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459cm"/>
    </style:style>
    <style:style style:name="co17" style:family="table-column">
      <style:table-column-properties fo:break-before="auto" style:column-width="2.76cm"/>
    </style:style>
    <style:style style:name="co18" style:family="table-column">
      <style:table-column-properties fo:break-before="auto" style:column-width="8.281cm"/>
    </style:style>
    <style:style style:name="co28" style:family="table-column">
      <style:table-column-properties fo:break-before="auto" style:column-width="20.611cm"/>
    </style:style>
    <style:style style:name="co29" style:family="table-column">
      <style:table-column-properties fo:break-before="auto" style:column-width="9.075cm"/>
    </style:style>
    <style:style style:name="co2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2.778cm"/>
    </style:style>
    <style:style style:name="co9" style:family="table-column">
      <style:table-column-properties fo:break-before="auto" style:column-width="5.849cm"/>
    </style:style>
    <style:style style:name="co10" style:family="table-column">
      <style:table-column-properties fo:break-before="auto" style:column-width="8.5cm"/>
    </style:style>
    <style:style style:name="co11" style:family="table-column">
      <style:table-column-properties fo:break-before="auto" style:column-width="8.255cm"/>
    </style:style>
    <style:style style:name="co12" style:family="table-column">
      <style:table-column-properties fo:break-before="auto" style:column-width="8.883cm"/>
    </style:style>
    <style:style style:name="co13" style:family="table-column">
      <style:table-column-properties fo:break-before="auto" style:column-width="1.748cm"/>
    </style:style>
    <style:style style:name="co14" style:family="table-column">
      <style:table-column-properties fo:break-before="auto" style:column-width="6.258cm"/>
    </style:style>
    <style:style style:name="co15" style:family="table-column">
      <style:table-column-properties fo:break-before="auto" style:column-width="3.963cm"/>
    </style:style>
    <style:style style:name="co19" style:family="table-column">
      <style:table-column-properties fo:break-before="auto" style:column-width="1.42cm"/>
    </style:style>
    <style:style style:name="co20" style:family="table-column">
      <style:table-column-properties fo:break-before="auto" style:column-width="2.514cm"/>
    </style:style>
    <style:style style:name="co21" style:family="table-column">
      <style:table-column-properties fo:break-before="auto" style:column-width="4.288cm"/>
    </style:style>
    <style:style style:name="co22" style:family="table-column">
      <style:table-column-properties fo:break-before="auto" style:column-width="2.302cm"/>
    </style:style>
    <style:style style:name="co23" style:family="table-column">
      <style:table-column-properties fo:break-before="auto" style:column-width="6.932cm"/>
    </style:style>
    <style:style style:name="co24" style:family="table-column">
      <style:table-column-properties fo:break-before="auto" style:column-width="1.776cm"/>
    </style:style>
    <style:style style:name="co25" style:family="table-column">
      <style:table-column-properties fo:break-before="auto" style:column-width="4.099cm"/>
    </style:style>
    <style:style style:name="co26" style:family="table-column">
      <style:table-column-properties fo:break-before="auto" style:column-width="1.256cm"/>
    </style:style>
    <style:style style:name="co27" style:family="table-column">
      <style:table-column-properties fo:break-before="auto" style:column-width="5.112cm"/>
    </style:style>
    <style:style style:name="co30" style:family="table-column">
      <style:table-column-properties fo:break-before="auto" style:column-width="7.872cm"/>
    </style:style>
    <style:style style:name="co31" style:family="table-column">
      <style:table-column-properties fo:break-before="auto" style:column-width="3.771cm"/>
    </style:style>
    <style:style style:name="co32" style:family="table-column">
      <style:table-column-properties fo:break-before="auto" style:column-width="3.607cm"/>
    </style:style>
    <style:style style:name="co33" style:family="table-column">
      <style:table-column-properties fo:break-before="auto" style:column-width="18.588cm"/>
    </style:style>
    <style:style style:name="co34" style:family="table-column">
      <style:table-column-properties fo:break-before="auto" style:column-width="14.542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93cm" fo:break-before="auto" style:use-optimal-row-height="true"/>
    </style:style>
    <style:style style:name="ro5" style:family="table-row">
      <style:table-row-properties style:row-height="0.882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446cm" fo:break-before="auto" style:use-optimal-row-height="false"/>
    </style:style>
    <style:style style:name="ro8" style:family="table-row">
      <style:table-row-properties style:row-height="0.868cm" fo:break-before="auto" style:use-optimal-row-height="false"/>
    </style:style>
    <style:style style:name="ro9" style:family="table-row">
      <style:table-row-properties style:row-height="1.028cm" fo:break-before="auto" style:use-optimal-row-height="true"/>
    </style:style>
    <style:style style:name="ro10" style:family="table-row">
      <style:table-row-properties style:row-height="1.676cm" fo:break-before="auto" style:use-optimal-row-height="true"/>
    </style:style>
    <style:style style:name="ro11" style:family="table-row">
      <style:table-row-properties style:row-height="1.351cm" fo:break-before="auto" style:use-optimal-row-height="true"/>
    </style:style>
    <style:style style:name="ro12" style:family="table-row">
      <style:table-row-properties style:row-height="1.3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004085"/>
      <style:text-properties fo:color="#ffffff" style:text-position="" fo:font-weight="bold" style:font-weight-asian="bold" style:font-weight-complex="bold" fo:hyphenate="false"/>
    </style:style>
    <style:style style:name="ce14" style:family="table-cell" style:parent-style-name="Default">
      <style:table-cell-properties fo:background-color="transparent"/>
      <style:text-properties fo:color="#ffffff" style:text-position="" fo:font-weight="bold" style:font-weight-asian="bold" style:font-weight-complex="bold"/>
    </style:style>
    <style:style style:name="ce15" style:family="table-cell" style:parent-style-name="Default">
      <style:text-properties style:text-position="" fo:hyphenate="false"/>
    </style:style>
    <style:style style:name="ce16" style:family="table-cell" style:parent-style-name="Default">
      <style:table-cell-properties fo:background-color="transparent"/>
      <style:text-properties fo:color="#ffffff" style:text-position="" fo:font-weight="bold" style:font-weight-asian="bold" style:font-weight-complex="bold" fo:hyphenate="false"/>
    </style:style>
    <style:style style:name="ce2" style:family="table-cell" style:parent-style-name="Default">
      <style:table-cell-properties fo:background-color="#00aace"/>
      <style:text-properties fo:color="#ffffff" style:text-position=""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value-type" style:repeat-content="false"/>
      <style:paragraph-properties fo:margin-left="0cm"/>
    </style:style>
    <style:style style:name="ce7" style:family="table-cell" style:parent-style-name="Default">
      <style:table-cell-properties fo:background-color="#00aace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dcdcdc"/>
    </style:style>
    <style:style style:name="ce9" style:family="table-cell" style:parent-style-name="Default">
      <style:map style:condition="cell-content()&gt;28" style:apply-style-name="Sem_20_nome4" style:base-cell-address="Tabelas.E2"/>
    </style:style>
    <style:style style:name="ce10" style:family="table-cell" style:parent-style-name="Default">
      <style:map style:condition="cell-content()&gt;28" style:apply-style-name="Sem_20_nome4" style:base-cell-address="Tabelas.E2"/>
    </style:style>
    <style:style style:name="ce11" style:family="table-cell" style:parent-style-name="Default">
      <style:table-cell-properties fo:background-color="#00aace"/>
      <style:text-properties fo:color="#ffffff" fo:font-weight="bold" style:font-weight-asian="bold" style:font-weight-complex="bold"/>
      <style:map style:condition="cell-content()=&quot;Campo&quot;" style:apply-style-name="Sem_20_nome2" style:base-cell-address="Tabelas.A1"/>
      <style:map style:condition="cell-content()=&quot;Chave&quot;" style:apply-style-name="Sem_20_nome3" style:base-cell-address="Tabelas.A1"/>
    </style:style>
    <style:style style:name="ce12" style:family="table-cell" style:parent-style-name="Default">
      <style:map style:condition="cell-content()=&quot;Campo&quot;" style:apply-style-name="Sem_20_nome2" style:base-cell-address="Tabelas.A1"/>
      <style:map style:condition="cell-content()=&quot;Chave&quot;" style:apply-style-name="Sem_20_nome3" style:base-cell-address="Tabelas.A1"/>
    </style:style>
    <style:style style:name="ce17" style:family="table-cell" style:parent-style-name="Default">
      <style:map style:condition="cell-content()=&quot;Campo&quot;" style:apply-style-name="Sem_20_nome2" style:base-cell-address="Tabelas.A1"/>
      <style:map style:condition="cell-content()=&quot;Chave&quot;" style:apply-style-name="Sem_20_nome3" style:base-cell-address="Tabelas.A1"/>
    </style:style>
    <style:style style:name="ce18" style:family="table-cell" style:parent-style-name="Default">
      <style:map style:condition="is-true-formula(AND([$Campos.B11]&lt;&gt;&quot;&quot;;[$Campos.B11]&lt;&gt;[$Campos.B10]))" style:apply-style-name="NovaTabela" style:base-cell-address="Tabelas.B11"/>
    </style:style>
    <style:style style:name="ce19" style:family="table-cell" style:parent-style-name="Default">
      <style:table-cell-properties fo:background-color="transparent"/>
      <style:map style:condition="is-true-formula(AND([$Campos.B11]&lt;&gt;&quot;&quot;;[$Campos.B11]&lt;&gt;[$Campos.B10]))" style:apply-style-name="NovaTabela" style:base-cell-address="Tabelas.B11"/>
    </style:style>
    <style:style style:name="ce20" style:family="table-cell" style:parent-style-name="Default">
      <style:map style:condition="is-true-formula(AND([$Campos.B11]&lt;&gt;&quot;&quot;;[$Campos.B11]&lt;&gt;[$Campos.B10]))" style:apply-style-name="NovaTabela" style:base-cell-address="Tabelas.B11"/>
    </style:style>
    <style:style style:name="ce21" style:family="table-cell" style:parent-style-name="Default">
      <style:map style:condition="is-true-formula([$Campos.A2]=&quot;Chave&quot;)" style:apply-style-name="Sem_20_nome1" style:base-cell-address="Tabelas.H2"/>
    </style:style>
    <style:style style:name="ce22" style:family="table-cell" style:parent-style-name="Default" style:data-style-name="N0">
      <style:table-cell-properties fo:background-color="#00aace"/>
      <style:text-properties fo:color="#ffffff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0">
      <style:text-properties fo:font-size="8pt" style:font-size-asian="8pt" style:font-size-complex="8pt"/>
    </style:style>
    <style:style style:name="ce24" style:family="table-cell" style:parent-style-name="Default" style:data-style-name="N0">
      <style:text-properties style:font-name="Liberation Sans" fo:font-size="8pt" style:font-name-asian="Droid Sans Fallback" style:font-size-asian="8pt" style:font-name-complex="Lohit Hindi" style:font-size-complex="8pt"/>
    </style:style>
    <style:style style:name="ce25" style:family="table-cell" style:parent-style-name="Default">
      <style:text-properties fo:font-size="8pt" style:font-size-asian="8pt" style:font-size-complex="8pt" fo:hyphenate="false"/>
    </style:style>
    <style:style style:name="ce26" style:family="table-cell" style:parent-style-name="Default">
      <style:text-properties style:font-name="Liberation Sans" fo:font-size="8pt" style:font-name-asian="Droid Sans Fallback" style:font-size-asian="8pt" style:font-name-complex="Lohit Hindi" style:font-size-complex="8pt" fo:hyphenate="false"/>
    </style:style>
    <style:style style:name="ce27" style:family="table-cell" style:parent-style-name="Default">
      <style:text-properties style:font-name="Liberation Sans" style:font-name-asian="Droid Sans Fallback" style:font-name-complex="Lohit Hindi"/>
    </style:style>
    <style:style style:name="ce28" style:family="table-cell" style:parent-style-name="Default" style:data-style-name="N0">
      <style:table-cell-properties fo:background-color="#00aace" style:text-align-source="fix" style:repeat-content="false"/>
      <style:paragraph-properties fo:text-align="center" fo:margin-left="0cm"/>
      <style:text-properties fo:color="#ffffff" fo:font-size="8pt" fo:font-weight="bold" style:font-size-asian="8pt" style:font-weight-asian="bold" style:font-size-complex="8pt" style:font-weight-complex="bold"/>
    </style:style>
  </office:automatic-styles>
  <office:body>
    <office:spreadsheet>
      <table:content-validations>
        <table:content-validation table:name="val1" table:condition="of:cell-content-is-in-list(&quot;Campo&quot;;&quot;Chave&quot;)" table:allow-empty-cell="true" table:display-list="unsorted" table:base-cell-address="Tabelas.A2"/>
        <table:content-validation table:name="val2" table:condition="of:cell-content-is-in-list([$Tabelas.$A$2:.$A$313])" table:allow-empty-cell="true" table:display-list="unsorted" table:base-cell-address="XMLDB.A2"/>
        <table:content-validation table:name="val3" table:condition="of:cell-content-is-in-list([$Tabelas.$A$2:.$A$310])" table:allow-empty-cell="true" table:display-list="unsorted" table:base-cell-address="XMLDB.A2"/>
      </table:content-validations>
      <table:table table:name="Config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MoodleDir</text:p>
          </table:table-cell>
          <table:table-cell office:value-type="string">
            <text:p>moodle22</text:p>
          </table:table-cell>
        </table:table-row>
        <table:table-row table:style-name="ro1">
          <table:table-cell office:value-type="string">
            <text:p>MoodleDB</text:p>
          </table:table-cell>
          <table:table-cell office:value-type="string">
            <text:p>moodle</text:p>
          </table:table-cell>
        </table:table-row>
      </table:table>
      <table:table table:name="XMLDB" table:style-name="ta1" table:print="false">
        <table:table-column table:style-name="co8" table:default-cell-style-name="ce6"/>
        <table:table-row table:style-name="ro4">
          <table:table-cell table:formula="of:=[Resumo.O1]" office:value-type="string" office:string-value="&lt;?xml version=&quot;1.0&quot; encoding=&quot;UTF-8&quot; ?&gt;&#10;&lt;XMLDB PATH=&quot;mod/neon/db&quot; VERSION=&quot;20100710&quot; COMMENT=&quot;XMLDB file for Moodle mod/neon&quot; xmlns:xsi=&quot;http://www.w3.org/2001/XMLSchema-instance&quot; xsi:noNamespaceSchemaLocation=&quot;../../../lib/xmldb/xmldb.xsd&quot;&gt;&lt;TABLES&gt;">
            <text:p>&lt;?xml version="1.0" encoding="UTF-8" ?&gt;</text:p>
            <text:p>&lt;XMLDB PATH="mod/neon/db" VERSION="20100710" COMMENT="XMLDB file for Moodle mod/neon" xmlns:xsi="http://www.w3.org/2001/XMLSchema-instance" xsi:noNamespaceSchemaLocation="../../../lib/xmldb/xmldb.xsd"&gt;&lt;TABLES&gt;</text:p>
          </table:table-cell>
        </table:table-row>
        <table:table-row table:style-name="ro5">
          <table:table-cell table:formula="of:=[Resumo.O2]" office:value-type="string" office:string-value="&lt;TABLE NAME=&quot;neon_fw_demo_test_type&quot; COMMENT=&quot;Table for testing purposes&quot;  NEXT=&quot;neon_fw_demo_test&quot;&gt;&lt;FIELDS&gt;&lt;FIELD NAME=&quot;id&quot; TYPE=&quot;int&quot; LENGTH=&quot;10&quot; UNSIGNED=&quot;true&quot; SEQUENCE=&quot;false&quot; NOTNULL=&quot;true&quot; NEXT=&quot;name&quot; COMMENT=&quot;Identifier&quot;/&gt;">
            <text:p>&lt;TABLE NAME="neon_fw_demo_test_type" COMMENT="Table for testing purposes" <text:s/>NEXT="neon_fw_demo_test"&gt;&lt;FIELDS&gt;&lt;FIELD NAME="id" TYPE="int" LENGTH="10" UNSIGNED="true" SEQUENCE="false" NOTNULL="true" NEXT="name" COMMENT="Identifier"/&gt;</text:p>
          </table:table-cell>
        </table:table-row>
        <table:table-row table:style-name="ro6">
          <table:table-cell table:formula="of:=[Resumo.O3]" office:value-type="string" office:string-value="&lt;FIELD NAME=&quot;name&quot; TYPE=&quot;char&quot; LENGTH=&quot;128&quot; NOTNULL=&quot;true&quot; PREVIOUS=&quot;id&quot;  SEQUENCE=&quot;false&quot;  COMMENT=&quot;Name&quot;/&gt;&lt;/FIELDS&gt;">
            <text:p>&lt;FIELD NAME="name" TYPE="char" LENGTH="128" NOTNULL="true" PREVIOUS="id" <text:s/>SEQUENCE="false" <text:s/>COMMENT="Name"/&gt;&lt;/FIELDS&gt;</text:p>
          </table:table-cell>
        </table:table-row>
        <table:table-row table:style-name="ro6">
          <table:table-cell table:formula="of:=[Resumo.O4]" office:value-type="string" office:string-value="&lt;KEYS&gt;&lt;KEY NAME=&quot;id4&quot; TYPE=&quot;primary&quot; FIELDS=&quot;id&quot;  COMMENT=&quot;&quot;/&gt;&lt;/KEYS&gt;&lt;/TABLE&gt;">
            <text:p>&lt;KEYS&gt;&lt;KEY NAME="id4" TYPE="primary" FIELDS="id" <text:s/>COMMENT=""/&gt;&lt;/KEYS&gt;&lt;/TABLE&gt;</text:p>
          </table:table-cell>
        </table:table-row>
        <table:table-row table:style-name="ro5">
          <table:table-cell table:formula="of:=[Resumo.O5]" office:value-type="string" office:string-value="&lt;TABLE NAME=&quot;neon_fw_demo_test&quot; COMMENT=&quot;Table for testing purposes&quot; PREVIOUS=&quot;neon_fw_demo_test_type&quot; NEXT=&quot;neon_fw_demo_composite&quot;&gt;&lt;FIELDS&gt;&lt;FIELD NAME=&quot;id&quot; TYPE=&quot;int&quot; LENGTH=&quot;10&quot; UNSIGNED=&quot;true&quot; SEQUENCE=&quot;false&quot; NOTNULL=&quot;true&quot; NEXT=&quot;name&quot; COMMENT=&quot;Identifier&quot;/&gt;">
            <text:p>&lt;TABLE NAME="neon_fw_demo_test" COMMENT="Table for testing purposes" PREVIOUS="neon_fw_demo_test_type" NEXT="neon_fw_demo_composite"&gt;&lt;FIELDS&gt;&lt;FIELD NAME="id" TYPE="int" LENGTH="10" UNSIGNED="true" SEQUENCE="false" NOTNULL="true" NEXT="name" COMMENT="Identifier"/&gt;</text:p>
          </table:table-cell>
        </table:table-row>
        <table:table-row table:style-name="ro6">
          <table:table-cell table:formula="of:=[Resumo.O6]" office:value-type="string" office:string-value="&lt;FIELD NAME=&quot;name&quot; TYPE=&quot;char&quot; LENGTH=&quot;128&quot; NOTNULL=&quot;true&quot; PREVIOUS=&quot;id&quot; NEXT=&quot;id_type&quot; SEQUENCE=&quot;false&quot;  COMMENT=&quot;Name&quot;/&gt;">
            <text:p>&lt;FIELD NAME="name" TYPE="char" LENGTH="128" NOTNULL="true" PREVIOUS="id" NEXT="id_type" SEQUENCE="false" <text:s/>COMMENT="Name"/&gt;</text:p>
          </table:table-cell>
        </table:table-row>
        <table:table-row table:style-name="ro6">
          <table:table-cell table:formula="of:=[Resumo.O7]" office:value-type="string" office:string-value="&lt;FIELD NAME=&quot;id_type&quot; TYPE=&quot;int&quot; LENGTH=&quot;10&quot; UNSIGNED=&quot;true&quot; NOTNULL=&quot;true&quot; PREVIOUS=&quot;name&quot;  SEQUENCE=&quot;false&quot;  COMMENT=&quot;Test Type&quot;/&gt;&lt;/FIELDS&gt;">
            <text:p>&lt;FIELD NAME="id_type" TYPE="int" LENGTH="10" UNSIGNED="true" NOTNULL="true" PREVIOUS="name" <text:s/>SEQUENCE="false" <text:s/>COMMENT="Test Type"/&gt;&lt;/FIELDS&gt;</text:p>
          </table:table-cell>
        </table:table-row>
        <table:table-row table:style-name="ro6">
          <table:table-cell table:formula="of:=[Resumo.O8]" office:value-type="string" office:string-value="&lt;KEYS&gt;&lt;KEY NAME=&quot;id8&quot; TYPE=&quot;primary&quot; FIELDS=&quot;id&quot; NEXT=&quot;id_type9&quot; COMMENT=&quot;&quot;/&gt;">
            <text:p>&lt;KEYS&gt;&lt;KEY NAME="id8" TYPE="primary" FIELDS="id" NEXT="id_type9" COMMENT=""/&gt;</text:p>
          </table:table-cell>
        </table:table-row>
        <table:table-row table:style-name="ro6">
          <table:table-cell table:formula="of:=[Resumo.O9]" office:value-type="string" office:string-value="&lt;KEY NAME=&quot;id_type9&quot; TYPE=&quot;foreign&quot; FIELDS=&quot;id_type&quot; REFTABLE=&quot;neon_fw_demo_test_type&quot; REFFIELDS=&quot;id&quot; PREVIOUS=&quot;id8&quot;  COMMENT=&quot;&quot;/&gt;&lt;/KEYS&gt;&lt;/TABLE&gt;">
            <text:p>&lt;KEY NAME="id_type9" TYPE="foreign" FIELDS="id_type" REFTABLE="neon_fw_demo_test_type" REFFIELDS="id" PREVIOUS="id8" <text:s/>COMMENT=""/&gt;&lt;/KEYS&gt;&lt;/TABLE&gt;</text:p>
          </table:table-cell>
        </table:table-row>
        <table:table-row table:style-name="ro5">
          <table:table-cell table:formula="of:=[Resumo.O10]" office:value-type="string" office:string-value="&lt;TABLE NAME=&quot;neon_fw_demo_composite&quot; COMMENT=&quot;Table for testing composite primary keys&quot; PREVIOUS=&quot;neon_fw_demo_test&quot;&gt;&lt;FIELDS&gt;&lt;FIELD NAME=&quot;id&quot; TYPE=&quot;int&quot; LENGTH=&quot;10&quot; UNSIGNED=&quot;true&quot; SEQUENCE=&quot;true&quot; NOTNULL=&quot;true&quot; NEXT=&quot;id_key1&quot; COMMENT=&quot;Identifier&quot;/&gt;">
            <text:p>&lt;TABLE NAME="neon_fw_demo_composite" COMMENT="Table for testing composite primary keys" PREVIOUS="neon_fw_demo_test"&gt;&lt;FIELDS&gt;&lt;FIELD NAME="id" TYPE="int" LENGTH="10" UNSIGNED="true" SEQUENCE="true" NOTNULL="true" NEXT="id_key1" COMMENT="Identifier"/&gt;</text:p>
          </table:table-cell>
        </table:table-row>
        <table:table-row table:style-name="ro6">
          <table:table-cell table:formula="of:=[Resumo.O11]" office:value-type="string" office:string-value="&lt;FIELD NAME=&quot;id_key1&quot; TYPE=&quot;int&quot; LENGTH=&quot;10&quot; UNSIGNED=&quot;true&quot; SEQUENCE=&quot;false&quot; NOTNULL=&quot;true&quot; PREVIOUS=&quot;id&quot; NEXT=&quot;id_key2&quot; COMMENT=&quot;Identifier1&quot;/&gt;">
            <text:p>&lt;FIELD NAME="id_key1" TYPE="int" LENGTH="10" UNSIGNED="true" SEQUENCE="false" NOTNULL="true" PREVIOUS="id" NEXT="id_key2" COMMENT="Identifier1"/&gt;</text:p>
          </table:table-cell>
        </table:table-row>
        <table:table-row table:style-name="ro6">
          <table:table-cell table:formula="of:=[Resumo.O12]" office:value-type="string" office:string-value="&lt;FIELD NAME=&quot;id_key2&quot; TYPE=&quot;int&quot; LENGTH=&quot;10&quot; UNSIGNED=&quot;true&quot; SEQUENCE=&quot;false&quot; NOTNULL=&quot;true&quot; PREVIOUS=&quot;id_key1&quot; NEXT=&quot;name&quot; COMMENT=&quot;Identifier2&quot;/&gt;">
            <text:p>&lt;FIELD NAME="id_key2" TYPE="int" LENGTH="10" UNSIGNED="true" SEQUENCE="false" NOTNULL="true" PREVIOUS="id_key1" NEXT="name" COMMENT="Identifier2"/&gt;</text:p>
          </table:table-cell>
        </table:table-row>
        <table:table-row table:style-name="ro6">
          <table:table-cell table:formula="of:=[Resumo.O13]" office:value-type="string" office:string-value="&lt;FIELD NAME=&quot;name&quot; TYPE=&quot;char&quot; LENGTH=&quot;128&quot; NOTNULL=&quot;false&quot; PREVIOUS=&quot;id_key2&quot;  SEQUENCE=&quot;false&quot;  COMMENT=&quot;Name&quot;/&gt;&lt;/FIELDS&gt;">
            <text:p>&lt;FIELD NAME="name" TYPE="char" LENGTH="128" NOTNULL="false" PREVIOUS="id_key2" <text:s/>SEQUENCE="false" <text:s/>COMMENT="Name"/&gt;&lt;/FIELDS&gt;</text:p>
          </table:table-cell>
        </table:table-row>
        <table:table-row table:style-name="ro6">
          <table:table-cell table:formula="of:=[Resumo.O14]" office:value-type="string" office:string-value="&lt;KEYS&gt;&lt;KEY NAME=&quot;id_id_key1_id_key214&quot; TYPE=&quot;primary&quot; FIELDS=&quot;id,id_key1,id_key2&quot;  COMMENT=&quot;&quot;/&gt;&lt;/KEYS&gt;&lt;/TABLE&gt;">
            <text:p>&lt;KEYS&gt;&lt;KEY NAME="id_id_key1_id_key214" TYPE="primary" FIELDS="id,id_key1,id_key2" <text:s/>COMMENT=""/&gt;&lt;/KEYS&gt;&lt;/TABLE&gt;</text:p>
          </table:table-cell>
        </table:table-row>
        <table:table-row table:style-name="ro6">
          <table:table-cell table:formula="of:=[Resumo.O15]" office:value-type="string" office:string-value="&lt;/TABLES&gt;&lt;/XMLDB&gt;">
            <text:p>&lt;/TABLES&gt;&lt;/XMLDB&gt;</text:p>
          </table:table-cell>
        </table:table-row>
        <table:table-row table:style-name="ro1">
          <table:table-cell table:formula="of:=[Resumo.O16]">
            <text:p/>
          </table:table-cell>
        </table:table-row>
        <table:table-row table:style-name="ro1">
          <table:table-cell table:formula="of:=[Resumo.O17]">
            <text:p/>
          </table:table-cell>
        </table:table-row>
        <table:table-row table:style-name="ro1">
          <table:table-cell table:formula="of:=[Resumo.O18]">
            <text:p/>
          </table:table-cell>
        </table:table-row>
        <table:table-row table:style-name="ro1">
          <table:table-cell table:formula="of:=[Resumo.O19]">
            <text:p/>
          </table:table-cell>
        </table:table-row>
        <table:table-row table:style-name="ro1">
          <table:table-cell table:formula="of:=[Resumo.O20]">
            <text:p/>
          </table:table-cell>
        </table:table-row>
        <table:table-row table:style-name="ro1">
          <table:table-cell table:formula="of:=[Resumo.O21]">
            <text:p/>
          </table:table-cell>
        </table:table-row>
        <table:table-row table:style-name="ro1">
          <table:table-cell table:formula="of:=[Resumo.O22]">
            <text:p/>
          </table:table-cell>
        </table:table-row>
        <table:table-row table:style-name="ro1">
          <table:table-cell table:formula="of:=[Resumo.O23]">
            <text:p/>
          </table:table-cell>
        </table:table-row>
        <table:table-row table:style-name="ro1">
          <table:table-cell table:formula="of:=[Resumo.O24]">
            <text:p/>
          </table:table-cell>
        </table:table-row>
        <table:table-row table:style-name="ro1">
          <table:table-cell table:formula="of:=[Resumo.O25]">
            <text:p/>
          </table:table-cell>
        </table:table-row>
        <table:table-row table:style-name="ro1">
          <table:table-cell table:formula="of:=[Resumo.O26]">
            <text:p/>
          </table:table-cell>
        </table:table-row>
        <table:table-row table:style-name="ro1">
          <table:table-cell table:formula="of:=[Resumo.O27]">
            <text:p/>
          </table:table-cell>
        </table:table-row>
        <table:table-row table:style-name="ro1">
          <table:table-cell table:formula="of:=[Resumo.O28]">
            <text:p/>
          </table:table-cell>
        </table:table-row>
        <table:table-row table:style-name="ro1">
          <table:table-cell table:formula="of:=[Resumo.O29]">
            <text:p/>
          </table:table-cell>
        </table:table-row>
        <table:table-row table:style-name="ro1">
          <table:table-cell table:formula="of:=[Resumo.O30]">
            <text:p/>
          </table:table-cell>
        </table:table-row>
        <table:table-row table:style-name="ro1">
          <table:table-cell table:formula="of:=[Resumo.O31]">
            <text:p/>
          </table:table-cell>
        </table:table-row>
        <table:table-row table:style-name="ro7">
          <table:table-cell table:formula="of:=[Resumo.O32]">
            <text:p/>
          </table:table-cell>
        </table:table-row>
        <table:table-row table:style-name="ro1">
          <table:table-cell table:formula="of:=[Resumo.O33]">
            <text:p/>
          </table:table-cell>
        </table:table-row>
        <table:table-row table:style-name="ro1">
          <table:table-cell table:formula="of:=[Resumo.O34]">
            <text:p/>
          </table:table-cell>
        </table:table-row>
        <table:table-row table:style-name="ro1">
          <table:table-cell table:formula="of:=[Resumo.O35]">
            <text:p/>
          </table:table-cell>
        </table:table-row>
        <table:table-row table:style-name="ro1">
          <table:table-cell table:formula="of:=[Resumo.O36]">
            <text:p/>
          </table:table-cell>
        </table:table-row>
        <table:table-row table:style-name="ro1">
          <table:table-cell table:formula="of:=[Resumo.O37]">
            <text:p/>
          </table:table-cell>
        </table:table-row>
        <table:table-row table:style-name="ro1">
          <table:table-cell table:formula="of:=[Resumo.O38]">
            <text:p/>
          </table:table-cell>
        </table:table-row>
        <table:table-row table:style-name="ro1">
          <table:table-cell table:formula="of:=[Resumo.O39]">
            <text:p/>
          </table:table-cell>
        </table:table-row>
        <table:table-row table:style-name="ro1">
          <table:table-cell table:formula="of:=[Resumo.O40]">
            <text:p/>
          </table:table-cell>
        </table:table-row>
        <table:table-row table:style-name="ro1">
          <table:table-cell table:formula="of:=[Resumo.O41]">
            <text:p/>
          </table:table-cell>
        </table:table-row>
        <table:table-row table:style-name="ro1">
          <table:table-cell table:formula="of:=[Resumo.O42]">
            <text:p/>
          </table:table-cell>
        </table:table-row>
        <table:table-row table:style-name="ro1">
          <table:table-cell table:formula="of:=[Resumo.O43]">
            <text:p/>
          </table:table-cell>
        </table:table-row>
        <table:table-row table:style-name="ro1">
          <table:table-cell table:formula="of:=[Resumo.O44]">
            <text:p/>
          </table:table-cell>
        </table:table-row>
        <table:table-row table:style-name="ro1">
          <table:table-cell table:formula="of:=[Resumo.O45]">
            <text:p/>
          </table:table-cell>
        </table:table-row>
        <table:table-row table:style-name="ro1">
          <table:table-cell table:formula="of:=[Resumo.O46]">
            <text:p/>
          </table:table-cell>
        </table:table-row>
        <table:table-row table:style-name="ro1">
          <table:table-cell table:formula="of:=[Resumo.O47]">
            <text:p/>
          </table:table-cell>
        </table:table-row>
        <table:table-row table:style-name="ro1">
          <table:table-cell table:formula="of:=[Resumo.O48]">
            <text:p/>
          </table:table-cell>
        </table:table-row>
        <table:table-row table:style-name="ro1">
          <table:table-cell table:formula="of:=[Resumo.O49]">
            <text:p/>
          </table:table-cell>
        </table:table-row>
        <table:table-row table:style-name="ro1">
          <table:table-cell table:formula="of:=[Resumo.O50]">
            <text:p/>
          </table:table-cell>
        </table:table-row>
        <table:table-row table:style-name="ro1">
          <table:table-cell table:formula="of:=[Resumo.O51]">
            <text:p/>
          </table:table-cell>
        </table:table-row>
        <table:table-row table:style-name="ro1">
          <table:table-cell table:formula="of:=[Resumo.O52]">
            <text:p/>
          </table:table-cell>
        </table:table-row>
        <table:table-row table:style-name="ro1">
          <table:table-cell table:formula="of:=[Resumo.O53]">
            <text:p/>
          </table:table-cell>
        </table:table-row>
        <table:table-row table:style-name="ro1">
          <table:table-cell table:formula="of:=[Resumo.O54]">
            <text:p/>
          </table:table-cell>
        </table:table-row>
        <table:table-row table:style-name="ro1">
          <table:table-cell table:formula="of:=[Resumo.O55]">
            <text:p/>
          </table:table-cell>
        </table:table-row>
        <table:table-row table:style-name="ro1">
          <table:table-cell table:formula="of:=[Resumo.O56]">
            <text:p/>
          </table:table-cell>
        </table:table-row>
        <table:table-row table:style-name="ro1">
          <table:table-cell table:formula="of:=[Resumo.O57]">
            <text:p/>
          </table:table-cell>
        </table:table-row>
        <table:table-row table:style-name="ro1">
          <table:table-cell table:formula="of:=[Resumo.O58]">
            <text:p/>
          </table:table-cell>
        </table:table-row>
        <table:table-row table:style-name="ro1">
          <table:table-cell table:formula="of:=[Resumo.O59]">
            <text:p/>
          </table:table-cell>
        </table:table-row>
        <table:table-row table:style-name="ro1">
          <table:table-cell table:formula="of:=[Resumo.O60]">
            <text:p/>
          </table:table-cell>
        </table:table-row>
        <table:table-row table:style-name="ro1">
          <table:table-cell table:formula="of:=[Resumo.O61]">
            <text:p/>
          </table:table-cell>
        </table:table-row>
        <table:table-row table:style-name="ro1">
          <table:table-cell table:formula="of:=[Resumo.O62]">
            <text:p/>
          </table:table-cell>
        </table:table-row>
        <table:table-row table:style-name="ro1">
          <table:table-cell table:formula="of:=[Resumo.O63]">
            <text:p/>
          </table:table-cell>
        </table:table-row>
        <table:table-row table:style-name="ro1">
          <table:table-cell table:formula="of:=[Resumo.O64]">
            <text:p/>
          </table:table-cell>
        </table:table-row>
        <table:table-row table:style-name="ro1">
          <table:table-cell table:formula="of:=[Resumo.O65]">
            <text:p/>
          </table:table-cell>
        </table:table-row>
        <table:table-row table:style-name="ro1">
          <table:table-cell table:formula="of:=[Resumo.O66]">
            <text:p/>
          </table:table-cell>
        </table:table-row>
        <table:table-row table:style-name="ro1">
          <table:table-cell table:formula="of:=[Resumo.O67]">
            <text:p/>
          </table:table-cell>
        </table:table-row>
        <table:table-row table:style-name="ro1">
          <table:table-cell table:formula="of:=[Resumo.O68]">
            <text:p/>
          </table:table-cell>
        </table:table-row>
        <table:table-row table:style-name="ro1">
          <table:table-cell table:formula="of:=[Resumo.O69]">
            <text:p/>
          </table:table-cell>
        </table:table-row>
        <table:table-row table:style-name="ro1">
          <table:table-cell table:formula="of:=[Resumo.O70]">
            <text:p/>
          </table:table-cell>
        </table:table-row>
        <table:table-row table:style-name="ro1">
          <table:table-cell table:formula="of:=[Resumo.O71]">
            <text:p/>
          </table:table-cell>
        </table:table-row>
        <table:table-row table:style-name="ro1">
          <table:table-cell table:formula="of:=[Resumo.O72]">
            <text:p/>
          </table:table-cell>
        </table:table-row>
        <table:table-row table:style-name="ro1">
          <table:table-cell table:formula="of:=[Resumo.O73]">
            <text:p/>
          </table:table-cell>
        </table:table-row>
        <table:table-row table:style-name="ro1">
          <table:table-cell table:formula="of:=[Resumo.O74]">
            <text:p/>
          </table:table-cell>
        </table:table-row>
        <table:table-row table:style-name="ro1">
          <table:table-cell table:formula="of:=[Resumo.O75]">
            <text:p/>
          </table:table-cell>
        </table:table-row>
        <table:table-row table:style-name="ro1">
          <table:table-cell table:formula="of:=[Resumo.O76]">
            <text:p/>
          </table:table-cell>
        </table:table-row>
        <table:table-row table:style-name="ro1">
          <table:table-cell table:formula="of:=[Resumo.O77]">
            <text:p/>
          </table:table-cell>
        </table:table-row>
        <table:table-row table:style-name="ro1">
          <table:table-cell table:formula="of:=[Resumo.O78]">
            <text:p/>
          </table:table-cell>
        </table:table-row>
        <table:table-row table:style-name="ro1">
          <table:table-cell table:formula="of:=[Resumo.O79]">
            <text:p/>
          </table:table-cell>
        </table:table-row>
        <table:table-row table:style-name="ro1">
          <table:table-cell table:formula="of:=[Resumo.O80]">
            <text:p/>
          </table:table-cell>
        </table:table-row>
        <table:table-row table:style-name="ro1">
          <table:table-cell table:formula="of:=[Resumo.O81]">
            <text:p/>
          </table:table-cell>
        </table:table-row>
        <table:table-row table:style-name="ro1">
          <table:table-cell table:formula="of:=[Resumo.O82]">
            <text:p/>
          </table:table-cell>
        </table:table-row>
        <table:table-row table:style-name="ro1">
          <table:table-cell table:formula="of:=[Resumo.O83]">
            <text:p/>
          </table:table-cell>
        </table:table-row>
        <table:table-row table:style-name="ro1">
          <table:table-cell table:formula="of:=[Resumo.O84]">
            <text:p/>
          </table:table-cell>
        </table:table-row>
        <table:table-row table:style-name="ro1">
          <table:table-cell table:formula="of:=[Resumo.O85]">
            <text:p/>
          </table:table-cell>
        </table:table-row>
        <table:table-row table:style-name="ro1">
          <table:table-cell table:formula="of:=[Resumo.O86]">
            <text:p/>
          </table:table-cell>
        </table:table-row>
        <table:table-row table:style-name="ro1">
          <table:table-cell table:formula="of:=[Resumo.O87]">
            <text:p/>
          </table:table-cell>
        </table:table-row>
        <table:table-row table:style-name="ro1">
          <table:table-cell table:formula="of:=[Resumo.O88]">
            <text:p/>
          </table:table-cell>
        </table:table-row>
        <table:table-row table:style-name="ro1">
          <table:table-cell table:formula="of:=[Resumo.O89]">
            <text:p/>
          </table:table-cell>
        </table:table-row>
        <table:table-row table:style-name="ro1">
          <table:table-cell table:formula="of:=[Resumo.O90]">
            <text:p/>
          </table:table-cell>
        </table:table-row>
        <table:table-row table:style-name="ro1">
          <table:table-cell table:formula="of:=[Resumo.O91]">
            <text:p/>
          </table:table-cell>
        </table:table-row>
        <table:table-row table:style-name="ro1">
          <table:table-cell table:formula="of:=[Resumo.O92]">
            <text:p/>
          </table:table-cell>
        </table:table-row>
        <table:table-row table:style-name="ro1">
          <table:table-cell table:formula="of:=[Resumo.O93]">
            <text:p/>
          </table:table-cell>
        </table:table-row>
        <table:table-row table:style-name="ro1">
          <table:table-cell table:formula="of:=[Resumo.O94]">
            <text:p/>
          </table:table-cell>
        </table:table-row>
        <table:table-row table:style-name="ro1">
          <table:table-cell table:formula="of:=[Resumo.O95]">
            <text:p/>
          </table:table-cell>
        </table:table-row>
        <table:table-row table:style-name="ro1">
          <table:table-cell table:formula="of:=[Resumo.O96]">
            <text:p/>
          </table:table-cell>
        </table:table-row>
        <table:table-row table:style-name="ro1">
          <table:table-cell table:formula="of:=[Resumo.O97]">
            <text:p/>
          </table:table-cell>
        </table:table-row>
        <table:table-row table:style-name="ro1">
          <table:table-cell table:formula="of:=[Resumo.O98]">
            <text:p/>
          </table:table-cell>
        </table:table-row>
        <table:table-row table:style-name="ro1">
          <table:table-cell table:formula="of:=[Resumo.O99]">
            <text:p/>
          </table:table-cell>
        </table:table-row>
        <table:table-row table:style-name="ro1">
          <table:table-cell table:formula="of:=[Resumo.O100]">
            <text:p/>
          </table:table-cell>
        </table:table-row>
        <table:table-row table:style-name="ro1">
          <table:table-cell table:formula="of:=[Resumo.O101]">
            <text:p/>
          </table:table-cell>
        </table:table-row>
        <table:table-row table:style-name="ro1">
          <table:table-cell table:formula="of:=[Resumo.O102]">
            <text:p/>
          </table:table-cell>
        </table:table-row>
        <table:table-row table:style-name="ro1">
          <table:table-cell table:formula="of:=[Resumo.O103]">
            <text:p/>
          </table:table-cell>
        </table:table-row>
        <table:table-row table:style-name="ro1">
          <table:table-cell table:formula="of:=[Resumo.O104]">
            <text:p/>
          </table:table-cell>
        </table:table-row>
        <table:table-row table:style-name="ro1">
          <table:table-cell table:formula="of:=[Resumo.O105]">
            <text:p/>
          </table:table-cell>
        </table:table-row>
        <table:table-row table:style-name="ro1">
          <table:table-cell table:formula="of:=[Resumo.O106]">
            <text:p/>
          </table:table-cell>
        </table:table-row>
        <table:table-row table:style-name="ro1">
          <table:table-cell table:formula="of:=[Resumo.O107]">
            <text:p/>
          </table:table-cell>
        </table:table-row>
        <table:table-row table:style-name="ro1">
          <table:table-cell table:formula="of:=[Resumo.O108]">
            <text:p/>
          </table:table-cell>
        </table:table-row>
        <table:table-row table:style-name="ro1">
          <table:table-cell table:formula="of:=[Resumo.O109]">
            <text:p/>
          </table:table-cell>
        </table:table-row>
        <table:table-row table:style-name="ro1">
          <table:table-cell table:formula="of:=[Resumo.O110]">
            <text:p/>
          </table:table-cell>
        </table:table-row>
        <table:table-row table:style-name="ro1">
          <table:table-cell table:formula="of:=[Resumo.O111]">
            <text:p/>
          </table:table-cell>
        </table:table-row>
        <table:table-row table:style-name="ro1">
          <table:table-cell table:formula="of:=[Resumo.O112]">
            <text:p/>
          </table:table-cell>
        </table:table-row>
        <table:table-row table:style-name="ro1">
          <table:table-cell table:formula="of:=[Resumo.O113]">
            <text:p/>
          </table:table-cell>
        </table:table-row>
        <table:table-row table:style-name="ro1">
          <table:table-cell table:formula="of:=[Resumo.O114]">
            <text:p/>
          </table:table-cell>
        </table:table-row>
        <table:table-row table:style-name="ro1">
          <table:table-cell table:formula="of:=[Resumo.O115]">
            <text:p/>
          </table:table-cell>
        </table:table-row>
        <table:table-row table:style-name="ro1">
          <table:table-cell table:formula="of:=[Resumo.O116]">
            <text:p/>
          </table:table-cell>
        </table:table-row>
        <table:table-row table:style-name="ro1">
          <table:table-cell table:formula="of:=[Resumo.O117]">
            <text:p/>
          </table:table-cell>
        </table:table-row>
        <table:table-row table:style-name="ro1">
          <table:table-cell table:formula="of:=[Resumo.O118]">
            <text:p/>
          </table:table-cell>
        </table:table-row>
        <table:table-row table:style-name="ro1">
          <table:table-cell table:formula="of:=[Resumo.O119]">
            <text:p/>
          </table:table-cell>
        </table:table-row>
        <table:table-row table:style-name="ro1">
          <table:table-cell table:formula="of:=[Resumo.O120]">
            <text:p/>
          </table:table-cell>
        </table:table-row>
        <table:table-row table:style-name="ro1">
          <table:table-cell table:formula="of:=[Resumo.O121]">
            <text:p/>
          </table:table-cell>
        </table:table-row>
        <table:table-row table:style-name="ro1">
          <table:table-cell table:formula="of:=[Resumo.O122]">
            <text:p/>
          </table:table-cell>
        </table:table-row>
        <table:table-row table:style-name="ro1">
          <table:table-cell table:formula="of:=[Resumo.O123]">
            <text:p/>
          </table:table-cell>
        </table:table-row>
        <table:table-row table:style-name="ro1">
          <table:table-cell table:formula="of:=[Resumo.O124]">
            <text:p/>
          </table:table-cell>
        </table:table-row>
        <table:table-row table:style-name="ro1">
          <table:table-cell table:formula="of:=[Resumo.O125]">
            <text:p/>
          </table:table-cell>
        </table:table-row>
        <table:table-row table:style-name="ro1">
          <table:table-cell table:formula="of:=[Resumo.O126]">
            <text:p/>
          </table:table-cell>
        </table:table-row>
        <table:table-row table:style-name="ro1">
          <table:table-cell table:formula="of:=[Resumo.O127]">
            <text:p/>
          </table:table-cell>
        </table:table-row>
        <table:table-row table:style-name="ro1">
          <table:table-cell table:formula="of:=[Resumo.O128]">
            <text:p/>
          </table:table-cell>
        </table:table-row>
        <table:table-row table:style-name="ro1">
          <table:table-cell table:formula="of:=[Resumo.O129]">
            <text:p/>
          </table:table-cell>
        </table:table-row>
        <table:table-row table:style-name="ro1">
          <table:table-cell table:formula="of:=[Resumo.O130]">
            <text:p/>
          </table:table-cell>
        </table:table-row>
        <table:table-row table:style-name="ro1">
          <table:table-cell table:formula="of:=[Resumo.O131]">
            <text:p/>
          </table:table-cell>
        </table:table-row>
        <table:table-row table:style-name="ro1">
          <table:table-cell table:formula="of:=[Resumo.O132]">
            <text:p/>
          </table:table-cell>
        </table:table-row>
        <table:table-row table:style-name="ro1">
          <table:table-cell table:formula="of:=[Resumo.O133]">
            <text:p/>
          </table:table-cell>
        </table:table-row>
        <table:table-row table:style-name="ro1">
          <table:table-cell table:formula="of:=[Resumo.O134]">
            <text:p/>
          </table:table-cell>
        </table:table-row>
        <table:table-row table:style-name="ro1">
          <table:table-cell table:formula="of:=[Resumo.O135]">
            <text:p/>
          </table:table-cell>
        </table:table-row>
        <table:table-row table:style-name="ro1">
          <table:table-cell table:formula="of:=[Resumo.O136]">
            <text:p/>
          </table:table-cell>
        </table:table-row>
        <table:table-row table:style-name="ro1">
          <table:table-cell table:formula="of:=[Resumo.O137]">
            <text:p/>
          </table:table-cell>
        </table:table-row>
        <table:table-row table:style-name="ro1">
          <table:table-cell table:formula="of:=[Resumo.O138]">
            <text:p/>
          </table:table-cell>
        </table:table-row>
        <table:table-row table:style-name="ro1">
          <table:table-cell table:formula="of:=[Resumo.O139]">
            <text:p/>
          </table:table-cell>
        </table:table-row>
        <table:table-row table:style-name="ro1">
          <table:table-cell table:formula="of:=[Resumo.O140]">
            <text:p/>
          </table:table-cell>
        </table:table-row>
        <table:table-row table:style-name="ro1">
          <table:table-cell table:formula="of:=[Resumo.O141]">
            <text:p/>
          </table:table-cell>
        </table:table-row>
        <table:table-row table:style-name="ro1">
          <table:table-cell table:formula="of:=[Resumo.O142]">
            <text:p/>
          </table:table-cell>
        </table:table-row>
        <table:table-row table:style-name="ro1">
          <table:table-cell table:formula="of:=[Resumo.O143]">
            <text:p/>
          </table:table-cell>
        </table:table-row>
        <table:table-row table:style-name="ro1">
          <table:table-cell table:formula="of:=[Resumo.O144]">
            <text:p/>
          </table:table-cell>
        </table:table-row>
        <table:table-row table:style-name="ro1">
          <table:table-cell table:formula="of:=[Resumo.O145]">
            <text:p/>
          </table:table-cell>
        </table:table-row>
        <table:table-row table:style-name="ro1">
          <table:table-cell table:formula="of:=[Resumo.O146]">
            <text:p/>
          </table:table-cell>
        </table:table-row>
        <table:table-row table:style-name="ro1">
          <table:table-cell table:formula="of:=[Resumo.O147]">
            <text:p/>
          </table:table-cell>
        </table:table-row>
        <table:table-row table:style-name="ro1">
          <table:table-cell table:formula="of:=[Resumo.O148]">
            <text:p/>
          </table:table-cell>
        </table:table-row>
        <table:table-row table:style-name="ro1">
          <table:table-cell table:formula="of:=[Resumo.O149]">
            <text:p/>
          </table:table-cell>
        </table:table-row>
        <table:table-row table:style-name="ro1">
          <table:table-cell table:formula="of:=[Resumo.O150]">
            <text:p/>
          </table:table-cell>
        </table:table-row>
        <table:table-row table:style-name="ro1">
          <table:table-cell table:formula="of:=[Resumo.O151]">
            <text:p/>
          </table:table-cell>
        </table:table-row>
        <table:table-row table:style-name="ro1">
          <table:table-cell table:formula="of:=[Resumo.O152]">
            <text:p/>
          </table:table-cell>
        </table:table-row>
        <table:table-row table:style-name="ro1">
          <table:table-cell table:formula="of:=[Resumo.O153]">
            <text:p/>
          </table:table-cell>
        </table:table-row>
        <table:table-row table:style-name="ro1">
          <table:table-cell table:formula="of:=[Resumo.O154]">
            <text:p/>
          </table:table-cell>
        </table:table-row>
        <table:table-row table:style-name="ro1">
          <table:table-cell table:formula="of:=[Resumo.O155]">
            <text:p/>
          </table:table-cell>
        </table:table-row>
        <table:table-row table:style-name="ro1">
          <table:table-cell table:formula="of:=[Resumo.O156]">
            <text:p/>
          </table:table-cell>
        </table:table-row>
        <table:table-row table:style-name="ro1">
          <table:table-cell table:formula="of:=[Resumo.O157]">
            <text:p/>
          </table:table-cell>
        </table:table-row>
        <table:table-row table:style-name="ro1">
          <table:table-cell table:formula="of:=[Resumo.O158]">
            <text:p/>
          </table:table-cell>
        </table:table-row>
        <table:table-row table:style-name="ro1">
          <table:table-cell table:formula="of:=[Resumo.O159]">
            <text:p/>
          </table:table-cell>
        </table:table-row>
        <table:table-row table:style-name="ro1">
          <table:table-cell table:formula="of:=[Resumo.O160]">
            <text:p/>
          </table:table-cell>
        </table:table-row>
        <table:table-row table:style-name="ro1">
          <table:table-cell table:formula="of:=[Resumo.O161]">
            <text:p/>
          </table:table-cell>
        </table:table-row>
        <table:table-row table:style-name="ro1">
          <table:table-cell table:formula="of:=[Resumo.O162]">
            <text:p/>
          </table:table-cell>
        </table:table-row>
        <table:table-row table:style-name="ro1">
          <table:table-cell table:formula="of:=[Resumo.O163]">
            <text:p/>
          </table:table-cell>
        </table:table-row>
        <table:table-row table:style-name="ro1">
          <table:table-cell table:formula="of:=[Resumo.O164]">
            <text:p/>
          </table:table-cell>
        </table:table-row>
        <table:table-row table:style-name="ro1">
          <table:table-cell table:formula="of:=[Resumo.O165]">
            <text:p/>
          </table:table-cell>
        </table:table-row>
        <table:table-row table:style-name="ro1">
          <table:table-cell table:formula="of:=[Resumo.O166]">
            <text:p/>
          </table:table-cell>
        </table:table-row>
        <table:table-row table:style-name="ro1">
          <table:table-cell table:formula="of:=[Resumo.O167]">
            <text:p/>
          </table:table-cell>
        </table:table-row>
        <table:table-row table:style-name="ro1">
          <table:table-cell table:formula="of:=[Resumo.O168]">
            <text:p/>
          </table:table-cell>
        </table:table-row>
        <table:table-row table:style-name="ro1">
          <table:table-cell table:formula="of:=[Resumo.O169]">
            <text:p/>
          </table:table-cell>
        </table:table-row>
        <table:table-row table:style-name="ro1">
          <table:table-cell table:formula="of:=[Resumo.O170]">
            <text:p/>
          </table:table-cell>
        </table:table-row>
        <table:table-row table:style-name="ro1">
          <table:table-cell table:formula="of:=[Resumo.O171]">
            <text:p/>
          </table:table-cell>
        </table:table-row>
        <table:table-row table:style-name="ro1">
          <table:table-cell table:formula="of:=[Resumo.O172]">
            <text:p/>
          </table:table-cell>
        </table:table-row>
        <table:table-row table:style-name="ro1">
          <table:table-cell table:formula="of:=[Resumo.O173]">
            <text:p/>
          </table:table-cell>
        </table:table-row>
        <table:table-row table:style-name="ro1">
          <table:table-cell table:formula="of:=[Resumo.O174]">
            <text:p/>
          </table:table-cell>
        </table:table-row>
        <table:table-row table:style-name="ro1">
          <table:table-cell table:formula="of:=[Resumo.O175]">
            <text:p/>
          </table:table-cell>
        </table:table-row>
        <table:table-row table:style-name="ro1">
          <table:table-cell table:formula="of:=[Resumo.O176]">
            <text:p/>
          </table:table-cell>
        </table:table-row>
        <table:table-row table:style-name="ro1">
          <table:table-cell table:formula="of:=[Resumo.O177]">
            <text:p/>
          </table:table-cell>
        </table:table-row>
        <table:table-row table:style-name="ro1">
          <table:table-cell table:formula="of:=[Resumo.O178]">
            <text:p/>
          </table:table-cell>
        </table:table-row>
        <table:table-row table:style-name="ro1">
          <table:table-cell table:formula="of:=[Resumo.O179]">
            <text:p/>
          </table:table-cell>
        </table:table-row>
        <table:table-row table:style-name="ro1">
          <table:table-cell table:formula="of:=[Resumo.O180]">
            <text:p/>
          </table:table-cell>
        </table:table-row>
        <table:table-row table:style-name="ro1">
          <table:table-cell table:formula="of:=[Resumo.O181]">
            <text:p/>
          </table:table-cell>
        </table:table-row>
        <table:table-row table:style-name="ro1">
          <table:table-cell table:formula="of:=[Resumo.O182]">
            <text:p/>
          </table:table-cell>
        </table:table-row>
        <table:table-row table:style-name="ro1">
          <table:table-cell table:formula="of:=[Resumo.O183]">
            <text:p/>
          </table:table-cell>
        </table:table-row>
        <table:table-row table:style-name="ro1">
          <table:table-cell table:formula="of:=[Resumo.O184]">
            <text:p/>
          </table:table-cell>
        </table:table-row>
        <table:table-row table:style-name="ro1">
          <table:table-cell table:formula="of:=[Resumo.O185]">
            <text:p/>
          </table:table-cell>
        </table:table-row>
        <table:table-row table:style-name="ro1">
          <table:table-cell table:formula="of:=[Resumo.O186]">
            <text:p/>
          </table:table-cell>
        </table:table-row>
        <table:table-row table:style-name="ro1">
          <table:table-cell table:formula="of:=[Resumo.O187]">
            <text:p/>
          </table:table-cell>
        </table:table-row>
        <table:table-row table:style-name="ro1">
          <table:table-cell table:formula="of:=[Resumo.O188]">
            <text:p/>
          </table:table-cell>
        </table:table-row>
        <table:table-row table:style-name="ro1">
          <table:table-cell table:formula="of:=[Resumo.O189]">
            <text:p/>
          </table:table-cell>
        </table:table-row>
        <table:table-row table:style-name="ro1">
          <table:table-cell table:formula="of:=[Resumo.O190]">
            <text:p/>
          </table:table-cell>
        </table:table-row>
        <table:table-row table:style-name="ro1">
          <table:table-cell table:formula="of:=[Resumo.O191]">
            <text:p/>
          </table:table-cell>
        </table:table-row>
        <table:table-row table:style-name="ro1">
          <table:table-cell table:formula="of:=[Resumo.O192]">
            <text:p/>
          </table:table-cell>
        </table:table-row>
        <table:table-row table:style-name="ro1">
          <table:table-cell table:formula="of:=[Resumo.O193]">
            <text:p/>
          </table:table-cell>
        </table:table-row>
        <table:table-row table:style-name="ro1">
          <table:table-cell table:formula="of:=[Resumo.O194]">
            <text:p/>
          </table:table-cell>
        </table:table-row>
        <table:table-row table:style-name="ro1">
          <table:table-cell table:formula="of:=[Resumo.O195]">
            <text:p/>
          </table:table-cell>
        </table:table-row>
        <table:table-row table:style-name="ro1">
          <table:table-cell table:formula="of:=[Resumo.O196]">
            <text:p/>
          </table:table-cell>
        </table:table-row>
        <table:table-row table:style-name="ro1">
          <table:table-cell table:formula="of:=[Resumo.O197]">
            <text:p/>
          </table:table-cell>
        </table:table-row>
        <table:table-row table:style-name="ro1">
          <table:table-cell table:formula="of:=[Resumo.O198]">
            <text:p/>
          </table:table-cell>
        </table:table-row>
        <table:table-row table:style-name="ro1">
          <table:table-cell table:formula="of:=[Resumo.O199]">
            <text:p/>
          </table:table-cell>
        </table:table-row>
        <table:table-row table:style-name="ro1">
          <table:table-cell table:formula="of:=[Resumo.O200]">
            <text:p/>
          </table:table-cell>
        </table:table-row>
        <table:table-row table:style-name="ro1">
          <table:table-cell table:formula="of:=[Resumo.O201]">
            <text:p/>
          </table:table-cell>
        </table:table-row>
        <table:table-row table:style-name="ro1">
          <table:table-cell table:formula="of:=[Resumo.O202]">
            <text:p/>
          </table:table-cell>
        </table:table-row>
        <table:table-row table:style-name="ro1">
          <table:table-cell table:formula="of:=[Resumo.O203]">
            <text:p/>
          </table:table-cell>
        </table:table-row>
        <table:table-row table:style-name="ro1">
          <table:table-cell table:formula="of:=[Resumo.O204]">
            <text:p/>
          </table:table-cell>
        </table:table-row>
        <table:table-row table:style-name="ro1">
          <table:table-cell table:formula="of:=[Resumo.O205]">
            <text:p/>
          </table:table-cell>
        </table:table-row>
        <table:table-row table:style-name="ro1">
          <table:table-cell table:formula="of:=[Resumo.O206]">
            <text:p/>
          </table:table-cell>
        </table:table-row>
        <table:table-row table:style-name="ro1">
          <table:table-cell table:formula="of:=[Resumo.O207]">
            <text:p/>
          </table:table-cell>
        </table:table-row>
        <table:table-row table:style-name="ro1">
          <table:table-cell table:formula="of:=[Resumo.O208]">
            <text:p/>
          </table:table-cell>
        </table:table-row>
        <table:table-row table:style-name="ro1">
          <table:table-cell table:formula="of:=[Resumo.O209]">
            <text:p/>
          </table:table-cell>
        </table:table-row>
        <table:table-row table:style-name="ro1">
          <table:table-cell table:formula="of:=[Resumo.O210]">
            <text:p/>
          </table:table-cell>
        </table:table-row>
        <table:table-row table:style-name="ro1">
          <table:table-cell table:formula="of:=[Resumo.O211]">
            <text:p/>
          </table:table-cell>
        </table:table-row>
        <table:table-row table:style-name="ro1">
          <table:table-cell table:formula="of:=[Resumo.O212]">
            <text:p/>
          </table:table-cell>
        </table:table-row>
        <table:table-row table:style-name="ro1">
          <table:table-cell table:formula="of:=[Resumo.O213]">
            <text:p/>
          </table:table-cell>
        </table:table-row>
        <table:table-row table:style-name="ro1">
          <table:table-cell table:formula="of:=[Resumo.O214]">
            <text:p/>
          </table:table-cell>
        </table:table-row>
        <table:table-row table:style-name="ro1">
          <table:table-cell table:formula="of:=[Resumo.O215]">
            <text:p/>
          </table:table-cell>
        </table:table-row>
        <table:table-row table:style-name="ro1">
          <table:table-cell table:formula="of:=[Resumo.O216]">
            <text:p/>
          </table:table-cell>
        </table:table-row>
        <table:table-row table:style-name="ro1">
          <table:table-cell table:formula="of:=[Resumo.O217]">
            <text:p/>
          </table:table-cell>
        </table:table-row>
        <table:table-row table:style-name="ro1">
          <table:table-cell table:formula="of:=[Resumo.O218]">
            <text:p/>
          </table:table-cell>
        </table:table-row>
        <table:table-row table:style-name="ro1">
          <table:table-cell table:formula="of:=[Resumo.O219]">
            <text:p/>
          </table:table-cell>
        </table:table-row>
        <table:table-row table:style-name="ro1">
          <table:table-cell table:formula="of:=[Resumo.O220]">
            <text:p/>
          </table:table-cell>
        </table:table-row>
        <table:table-row table:style-name="ro1">
          <table:table-cell table:formula="of:=[Resumo.O221]">
            <text:p/>
          </table:table-cell>
        </table:table-row>
        <table:table-row table:style-name="ro1">
          <table:table-cell table:formula="of:=[Resumo.O222]">
            <text:p/>
          </table:table-cell>
        </table:table-row>
        <table:table-row table:style-name="ro1">
          <table:table-cell table:formula="of:=[Resumo.O223]">
            <text:p/>
          </table:table-cell>
        </table:table-row>
        <table:table-row table:style-name="ro1">
          <table:table-cell table:formula="of:=[Resumo.O224]">
            <text:p/>
          </table:table-cell>
        </table:table-row>
        <table:table-row table:style-name="ro1">
          <table:table-cell table:formula="of:=[Resumo.O225]">
            <text:p/>
          </table:table-cell>
        </table:table-row>
        <table:table-row table:style-name="ro1">
          <table:table-cell table:formula="of:=[Resumo.O226]">
            <text:p/>
          </table:table-cell>
        </table:table-row>
        <table:table-row table:style-name="ro1">
          <table:table-cell table:formula="of:=[Resumo.O227]">
            <text:p/>
          </table:table-cell>
        </table:table-row>
        <table:table-row table:style-name="ro1">
          <table:table-cell table:formula="of:=[Resumo.O228]">
            <text:p/>
          </table:table-cell>
        </table:table-row>
        <table:table-row table:style-name="ro1">
          <table:table-cell table:formula="of:=[Resumo.O229]">
            <text:p/>
          </table:table-cell>
        </table:table-row>
        <table:table-row table:style-name="ro1">
          <table:table-cell table:formula="of:=[Resumo.O230]">
            <text:p/>
          </table:table-cell>
        </table:table-row>
        <table:table-row table:style-name="ro1">
          <table:table-cell table:formula="of:=[Resumo.O231]">
            <text:p/>
          </table:table-cell>
        </table:table-row>
        <table:table-row table:style-name="ro1">
          <table:table-cell table:formula="of:=[Resumo.O232]">
            <text:p/>
          </table:table-cell>
        </table:table-row>
        <table:table-row table:style-name="ro1">
          <table:table-cell table:formula="of:=[Resumo.O233]">
            <text:p/>
          </table:table-cell>
        </table:table-row>
        <table:table-row table:style-name="ro1">
          <table:table-cell table:formula="of:=[Resumo.O234]">
            <text:p/>
          </table:table-cell>
        </table:table-row>
        <table:table-row table:style-name="ro1">
          <table:table-cell table:formula="of:=[Resumo.O235]">
            <text:p/>
          </table:table-cell>
        </table:table-row>
        <table:table-row table:style-name="ro1">
          <table:table-cell table:formula="of:=[Resumo.O236]">
            <text:p/>
          </table:table-cell>
        </table:table-row>
        <table:table-row table:style-name="ro1">
          <table:table-cell table:formula="of:=[Resumo.O237]">
            <text:p/>
          </table:table-cell>
        </table:table-row>
        <table:table-row table:style-name="ro1">
          <table:table-cell table:formula="of:=[Resumo.O238]">
            <text:p/>
          </table:table-cell>
        </table:table-row>
        <table:table-row table:style-name="ro1">
          <table:table-cell table:formula="of:=[Resumo.O239]">
            <text:p/>
          </table:table-cell>
        </table:table-row>
        <table:table-row table:style-name="ro1">
          <table:table-cell table:formula="of:=[Resumo.O240]">
            <text:p/>
          </table:table-cell>
        </table:table-row>
        <table:table-row table:style-name="ro1">
          <table:table-cell table:formula="of:=[Resumo.O241]">
            <text:p/>
          </table:table-cell>
        </table:table-row>
        <table:table-row table:style-name="ro1">
          <table:table-cell table:formula="of:=[Resumo.O242]">
            <text:p/>
          </table:table-cell>
        </table:table-row>
        <table:table-row table:style-name="ro1">
          <table:table-cell table:formula="of:=[Resumo.O243]">
            <text:p/>
          </table:table-cell>
        </table:table-row>
        <table:table-row table:style-name="ro1">
          <table:table-cell table:formula="of:=[Resumo.O244]">
            <text:p/>
          </table:table-cell>
        </table:table-row>
        <table:table-row table:style-name="ro1">
          <table:table-cell table:formula="of:=[Resumo.O245]">
            <text:p/>
          </table:table-cell>
        </table:table-row>
        <table:table-row table:style-name="ro1">
          <table:table-cell table:formula="of:=[Resumo.O246]">
            <text:p/>
          </table:table-cell>
        </table:table-row>
        <table:table-row table:style-name="ro1">
          <table:table-cell table:formula="of:=[Resumo.O247]">
            <text:p/>
          </table:table-cell>
        </table:table-row>
        <table:table-row table:style-name="ro1">
          <table:table-cell table:formula="of:=[Resumo.O248]">
            <text:p/>
          </table:table-cell>
        </table:table-row>
        <table:table-row table:style-name="ro1">
          <table:table-cell table:formula="of:=[Resumo.O249]">
            <text:p/>
          </table:table-cell>
        </table:table-row>
        <table:table-row table:style-name="ro1">
          <table:table-cell table:formula="of:=[Resumo.O250]">
            <text:p/>
          </table:table-cell>
        </table:table-row>
        <table:table-row table:style-name="ro1">
          <table:table-cell table:formula="of:=[Resumo.O251]">
            <text:p/>
          </table:table-cell>
        </table:table-row>
        <table:table-row table:style-name="ro1">
          <table:table-cell table:formula="of:=[Resumo.O252]">
            <text:p/>
          </table:table-cell>
        </table:table-row>
        <table:table-row table:style-name="ro1">
          <table:table-cell table:formula="of:=[Resumo.O253]">
            <text:p/>
          </table:table-cell>
        </table:table-row>
        <table:table-row table:style-name="ro1">
          <table:table-cell table:formula="of:=[Resumo.O254]">
            <text:p/>
          </table:table-cell>
        </table:table-row>
        <table:table-row table:style-name="ro1">
          <table:table-cell table:formula="of:=[Resumo.O255]">
            <text:p/>
          </table:table-cell>
        </table:table-row>
        <table:table-row table:style-name="ro1">
          <table:table-cell table:formula="of:=[Resumo.O256]">
            <text:p/>
          </table:table-cell>
        </table:table-row>
        <table:table-row table:style-name="ro1">
          <table:table-cell table:formula="of:=[Resumo.O257]">
            <text:p/>
          </table:table-cell>
        </table:table-row>
        <table:table-row table:style-name="ro1">
          <table:table-cell table:formula="of:=[Resumo.O258]">
            <text:p/>
          </table:table-cell>
        </table:table-row>
        <table:table-row table:style-name="ro1">
          <table:table-cell table:formula="of:=[Resumo.O259]">
            <text:p/>
          </table:table-cell>
        </table:table-row>
        <table:table-row table:style-name="ro1">
          <table:table-cell table:formula="of:=[Resumo.O260]">
            <text:p/>
          </table:table-cell>
        </table:table-row>
        <table:table-row table:style-name="ro1">
          <table:table-cell table:formula="of:=[Resumo.O261]">
            <text:p/>
          </table:table-cell>
        </table:table-row>
        <table:table-row table:style-name="ro1">
          <table:table-cell table:formula="of:=[Resumo.O262]">
            <text:p/>
          </table:table-cell>
        </table:table-row>
        <table:table-row table:style-name="ro1">
          <table:table-cell table:formula="of:=[Resumo.O263]">
            <text:p/>
          </table:table-cell>
        </table:table-row>
        <table:table-row table:style-name="ro1">
          <table:table-cell table:formula="of:=[Resumo.O264]">
            <text:p/>
          </table:table-cell>
        </table:table-row>
        <table:table-row table:style-name="ro1">
          <table:table-cell table:formula="of:=[Resumo.O265]">
            <text:p/>
          </table:table-cell>
        </table:table-row>
        <table:table-row table:style-name="ro1">
          <table:table-cell table:formula="of:=[Resumo.O266]">
            <text:p/>
          </table:table-cell>
        </table:table-row>
        <table:table-row table:style-name="ro1">
          <table:table-cell table:formula="of:=[Resumo.O267]">
            <text:p/>
          </table:table-cell>
        </table:table-row>
        <table:table-row table:style-name="ro1">
          <table:table-cell table:formula="of:=[Resumo.O268]">
            <text:p/>
          </table:table-cell>
        </table:table-row>
        <table:table-row table:style-name="ro1">
          <table:table-cell table:formula="of:=[Resumo.O269]">
            <text:p/>
          </table:table-cell>
        </table:table-row>
        <table:table-row table:style-name="ro1">
          <table:table-cell table:formula="of:=[Resumo.O270]">
            <text:p/>
          </table:table-cell>
        </table:table-row>
        <table:table-row table:style-name="ro1">
          <table:table-cell table:formula="of:=[Resumo.O271]">
            <text:p/>
          </table:table-cell>
        </table:table-row>
        <table:table-row table:style-name="ro1">
          <table:table-cell table:formula="of:=[Resumo.O272]">
            <text:p/>
          </table:table-cell>
        </table:table-row>
        <table:table-row table:style-name="ro1">
          <table:table-cell table:formula="of:=[Resumo.O273]">
            <text:p/>
          </table:table-cell>
        </table:table-row>
        <table:table-row table:style-name="ro1">
          <table:table-cell table:formula="of:=[Resumo.O274]">
            <text:p/>
          </table:table-cell>
        </table:table-row>
        <table:table-row table:style-name="ro1">
          <table:table-cell table:formula="of:=[Resumo.O275]">
            <text:p/>
          </table:table-cell>
        </table:table-row>
        <table:table-row table:style-name="ro1">
          <table:table-cell table:formula="of:=[Resumo.O276]">
            <text:p/>
          </table:table-cell>
        </table:table-row>
        <table:table-row table:style-name="ro1">
          <table:table-cell table:formula="of:=[Resumo.O277]">
            <text:p/>
          </table:table-cell>
        </table:table-row>
        <table:table-row table:style-name="ro1">
          <table:table-cell table:formula="of:=[Resumo.O278]">
            <text:p/>
          </table:table-cell>
        </table:table-row>
        <table:table-row table:style-name="ro1">
          <table:table-cell table:formula="of:=[Resumo.O279]">
            <text:p/>
          </table:table-cell>
        </table:table-row>
        <table:table-row table:style-name="ro1">
          <table:table-cell table:formula="of:=[Resumo.O280]">
            <text:p/>
          </table:table-cell>
        </table:table-row>
        <table:table-row table:style-name="ro1">
          <table:table-cell table:formula="of:=[Resumo.O281]">
            <text:p/>
          </table:table-cell>
        </table:table-row>
        <table:table-row table:style-name="ro1">
          <table:table-cell table:formula="of:=[Resumo.O282]">
            <text:p/>
          </table:table-cell>
        </table:table-row>
        <table:table-row table:style-name="ro1">
          <table:table-cell table:formula="of:=[Resumo.O283]">
            <text:p/>
          </table:table-cell>
        </table:table-row>
        <table:table-row table:style-name="ro1">
          <table:table-cell table:formula="of:=[Resumo.O284]">
            <text:p/>
          </table:table-cell>
        </table:table-row>
        <table:table-row table:style-name="ro1">
          <table:table-cell table:formula="of:=[Resumo.O285]">
            <text:p/>
          </table:table-cell>
        </table:table-row>
        <table:table-row table:style-name="ro1">
          <table:table-cell table:formula="of:=[Resumo.O286]">
            <text:p/>
          </table:table-cell>
        </table:table-row>
        <table:table-row table:style-name="ro1">
          <table:table-cell table:formula="of:=[Resumo.O287]">
            <text:p/>
          </table:table-cell>
        </table:table-row>
        <table:table-row table:style-name="ro1">
          <table:table-cell table:formula="of:=[Resumo.O288]">
            <text:p/>
          </table:table-cell>
        </table:table-row>
        <table:table-row table:style-name="ro1">
          <table:table-cell table:formula="of:=[Resumo.O289]">
            <text:p/>
          </table:table-cell>
        </table:table-row>
        <table:table-row table:style-name="ro1">
          <table:table-cell table:formula="of:=[Resumo.O290]">
            <text:p/>
          </table:table-cell>
        </table:table-row>
        <table:table-row table:style-name="ro1">
          <table:table-cell table:formula="of:=[Resumo.O291]">
            <text:p/>
          </table:table-cell>
        </table:table-row>
        <table:table-row table:style-name="ro1">
          <table:table-cell table:formula="of:=[Resumo.O292]">
            <text:p/>
          </table:table-cell>
        </table:table-row>
        <table:table-row table:style-name="ro1">
          <table:table-cell table:formula="of:=[Resumo.O293]">
            <text:p/>
          </table:table-cell>
        </table:table-row>
        <table:table-row table:style-name="ro1">
          <table:table-cell table:formula="of:=[Resumo.O294]">
            <text:p/>
          </table:table-cell>
        </table:table-row>
        <table:table-row table:style-name="ro1">
          <table:table-cell table:formula="of:=[Resumo.O295]">
            <text:p/>
          </table:table-cell>
        </table:table-row>
        <table:table-row table:style-name="ro1">
          <table:table-cell table:formula="of:=[Resumo.O296]">
            <text:p/>
          </table:table-cell>
        </table:table-row>
        <table:table-row table:style-name="ro1">
          <table:table-cell table:formula="of:=[Resumo.O297]">
            <text:p/>
          </table:table-cell>
        </table:table-row>
        <table:table-row table:style-name="ro1">
          <table:table-cell table:formula="of:=[Resumo.O298]">
            <text:p/>
          </table:table-cell>
        </table:table-row>
        <table:table-row table:style-name="ro1">
          <table:table-cell table:formula="of:=[Resumo.O299]">
            <text:p/>
          </table:table-cell>
        </table:table-row>
        <table:table-row table:style-name="ro1">
          <table:table-cell table:formula="of:=[Resumo.O300]">
            <text:p/>
          </table:table-cell>
        </table:table-row>
        <table:table-row table:style-name="ro1">
          <table:table-cell table:formula="of:=[Resumo.O301]">
            <text:p/>
          </table:table-cell>
        </table:table-row>
        <table:table-row table:style-name="ro1">
          <table:table-cell table:formula="of:=[Resumo.O302]">
            <text:p/>
          </table:table-cell>
        </table:table-row>
        <table:table-row table:style-name="ro1">
          <table:table-cell table:formula="of:=[Resumo.O303]">
            <text:p/>
          </table:table-cell>
        </table:table-row>
        <table:table-row table:style-name="ro1">
          <table:table-cell table:formula="of:=[Resumo.O304]">
            <text:p/>
          </table:table-cell>
        </table:table-row>
        <table:table-row table:style-name="ro1">
          <table:table-cell table:formula="of:=[Resumo.O305]">
            <text:p/>
          </table:table-cell>
        </table:table-row>
        <table:table-row table:style-name="ro1">
          <table:table-cell table:formula="of:=[Resumo.O306]">
            <text:p/>
          </table:table-cell>
        </table:table-row>
        <table:table-row table:style-name="ro1">
          <table:table-cell table:formula="of:=[Resumo.O307]">
            <text:p/>
          </table:table-cell>
        </table:table-row>
        <table:table-row table:style-name="ro1">
          <table:table-cell table:formula="of:=[Resumo.O308]">
            <text:p/>
          </table:table-cell>
        </table:table-row>
        <table:table-row table:style-name="ro1">
          <table:table-cell table:formula="of:=[Resumo.O309]">
            <text:p/>
          </table:table-cell>
        </table:table-row>
        <table:table-row table:style-name="ro1">
          <table:table-cell table:formula="of:=[Resumo.O310]">
            <text:p/>
          </table:table-cell>
        </table:table-row>
        <table:table-row table:style-name="ro1">
          <table:table-cell table:formula="of:=[Resumo.O311]">
            <text:p/>
          </table:table-cell>
        </table:table-row>
        <table:table-row table:style-name="ro1">
          <table:table-cell table:formula="of:=[Resumo.O312]">
            <text:p/>
          </table:table-cell>
        </table:table-row>
        <table:table-row table:style-name="ro1">
          <table:table-cell table:formula="of:=[Resumo.O313]">
            <text:p/>
          </table:table-cell>
        </table:table-row>
        <table:table-row table:style-name="ro1">
          <table:table-cell table:formula="of:=[Resumo.O314]">
            <text:p/>
          </table:table-cell>
        </table:table-row>
        <table:table-row table:style-name="ro1">
          <table:table-cell table:formula="of:=[Resumo.O315]">
            <text:p/>
          </table:table-cell>
        </table:table-row>
        <table:table-row table:style-name="ro1">
          <table:table-cell table:formula="of:=[Resumo.O316]">
            <text:p/>
          </table:table-cell>
        </table:table-row>
        <table:table-row table:style-name="ro1">
          <table:table-cell table:formula="of:=[Resumo.O317]">
            <text:p/>
          </table:table-cell>
        </table:table-row>
        <table:table-row table:style-name="ro1">
          <table:table-cell table:formula="of:=[Resumo.O318]">
            <text:p/>
          </table:table-cell>
        </table:table-row>
        <table:table-row table:style-name="ro1">
          <table:table-cell table:formula="of:=[Resumo.O319]">
            <text:p/>
          </table:table-cell>
        </table:table-row>
        <table:table-row table:style-name="ro1">
          <table:table-cell table:formula="of:=[Resumo.O320]">
            <text:p/>
          </table:table-cell>
        </table:table-row>
        <table:table-row table:style-name="ro1">
          <table:table-cell table:formula="of:=[Resumo.O321]">
            <text:p/>
          </table:table-cell>
        </table:table-row>
        <table:table-row table:style-name="ro1">
          <table:table-cell table:formula="of:=[Resumo.O322]">
            <text:p/>
          </table:table-cell>
        </table:table-row>
        <table:table-row table:style-name="ro1">
          <table:table-cell table:formula="of:=[Resumo.O323]">
            <text:p/>
          </table:table-cell>
        </table:table-row>
        <table:table-row table:style-name="ro1">
          <table:table-cell table:formula="of:=[Resumo.O324]">
            <text:p/>
          </table:table-cell>
        </table:table-row>
        <table:table-row table:style-name="ro1">
          <table:table-cell table:formula="of:=[Resumo.O325]">
            <text:p/>
          </table:table-cell>
        </table:table-row>
        <table:table-row table:style-name="ro1">
          <table:table-cell table:formula="of:=[Resumo.O326]">
            <text:p/>
          </table:table-cell>
        </table:table-row>
        <table:table-row table:style-name="ro1">
          <table:table-cell table:formula="of:=[Resumo.O327]">
            <text:p/>
          </table:table-cell>
        </table:table-row>
        <table:table-row table:style-name="ro1">
          <table:table-cell table:formula="of:=[Resumo.O328]">
            <text:p/>
          </table:table-cell>
        </table:table-row>
        <table:table-row table:style-name="ro1">
          <table:table-cell table:formula="of:=[Resumo.O329]">
            <text:p/>
          </table:table-cell>
        </table:table-row>
        <table:table-row table:style-name="ro1">
          <table:table-cell table:formula="of:=[Resumo.O330]">
            <text:p/>
          </table:table-cell>
        </table:table-row>
        <table:table-row table:style-name="ro1">
          <table:table-cell table:formula="of:=[Resumo.O331]">
            <text:p/>
          </table:table-cell>
        </table:table-row>
        <table:table-row table:style-name="ro1">
          <table:table-cell table:formula="of:=[Resumo.O332]">
            <text:p/>
          </table:table-cell>
        </table:table-row>
        <table:table-row table:style-name="ro1">
          <table:table-cell table:formula="of:=[Resumo.O333]">
            <text:p/>
          </table:table-cell>
        </table:table-row>
        <table:table-row table:style-name="ro1">
          <table:table-cell table:formula="of:=[Resumo.O334]">
            <text:p/>
          </table:table-cell>
        </table:table-row>
        <table:table-row table:style-name="ro1">
          <table:table-cell table:formula="of:=[Resumo.O335]">
            <text:p/>
          </table:table-cell>
        </table:table-row>
        <table:table-row table:style-name="ro1">
          <table:table-cell table:formula="of:=[Resumo.O336]">
            <text:p/>
          </table:table-cell>
        </table:table-row>
        <table:table-row table:style-name="ro1">
          <table:table-cell table:formula="of:=[Resumo.O337]">
            <text:p/>
          </table:table-cell>
        </table:table-row>
        <table:table-row table:style-name="ro1">
          <table:table-cell table:formula="of:=[Resumo.O338]">
            <text:p/>
          </table:table-cell>
        </table:table-row>
        <table:table-row table:style-name="ro1">
          <table:table-cell table:formula="of:=[Resumo.O339]">
            <text:p/>
          </table:table-cell>
        </table:table-row>
        <table:table-row table:style-name="ro1">
          <table:table-cell table:formula="of:=[Resumo.O340]">
            <text:p/>
          </table:table-cell>
        </table:table-row>
        <table:table-row table:style-name="ro1">
          <table:table-cell table:formula="of:=[Resumo.O341]">
            <text:p/>
          </table:table-cell>
        </table:table-row>
        <table:table-row table:style-name="ro1">
          <table:table-cell table:formula="of:=[Resumo.O342]">
            <text:p/>
          </table:table-cell>
        </table:table-row>
        <table:table-row table:style-name="ro1">
          <table:table-cell table:formula="of:=[Resumo.O343]">
            <text:p/>
          </table:table-cell>
        </table:table-row>
        <table:table-row table:style-name="ro1">
          <table:table-cell table:formula="of:=[Resumo.O344]">
            <text:p/>
          </table:table-cell>
        </table:table-row>
        <table:table-row table:style-name="ro1">
          <table:table-cell table:formula="of:=[Resumo.O345]">
            <text:p/>
          </table:table-cell>
        </table:table-row>
        <table:table-row table:style-name="ro1">
          <table:table-cell table:formula="of:=[Resumo.O346]">
            <text:p/>
          </table:table-cell>
        </table:table-row>
        <table:table-row table:style-name="ro1">
          <table:table-cell table:formula="of:=[Resumo.O347]">
            <text:p/>
          </table:table-cell>
        </table:table-row>
        <table:table-row table:style-name="ro1">
          <table:table-cell table:formula="of:=[Resumo.O348]">
            <text:p/>
          </table:table-cell>
        </table:table-row>
        <table:table-row table:style-name="ro1">
          <table:table-cell table:formula="of:=[Resumo.O349]">
            <text:p/>
          </table:table-cell>
        </table:table-row>
        <table:table-row table:style-name="ro1">
          <table:table-cell table:formula="of:=[Resumo.O350]">
            <text:p/>
          </table:table-cell>
        </table:table-row>
        <table:table-row table:style-name="ro1">
          <table:table-cell table:formula="of:=[Resumo.O351]">
            <text:p/>
          </table:table-cell>
        </table:table-row>
        <table:table-row table:style-name="ro1">
          <table:table-cell table:formula="of:=[Resumo.O352]">
            <text:p/>
          </table:table-cell>
        </table:table-row>
        <table:table-row table:style-name="ro1">
          <table:table-cell table:formula="of:=[Resumo.O353]">
            <text:p/>
          </table:table-cell>
        </table:table-row>
        <table:table-row table:style-name="ro1">
          <table:table-cell table:formula="of:=[Resumo.O354]">
            <text:p/>
          </table:table-cell>
        </table:table-row>
        <table:table-row table:style-name="ro1">
          <table:table-cell table:formula="of:=[Resumo.O355]">
            <text:p/>
          </table:table-cell>
        </table:table-row>
      </table:table>
      <table:table table:name="Tabela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ce8"/>
        <table:table-column table:style-name="co12" table:default-cell-style-name="Default"/>
        <table:table-column table:style-name="co2" table:default-cell-style-name="ce10"/>
        <table:table-row table:style-name="ro6">
          <table:table-cell table:style-name="ce7" office:value-type="string">
            <text:p>Nome</text:p>
          </table:table-cell>
          <table:table-cell table:style-name="ce7" office:value-type="string">
            <text:p>Descrição</text:p>
          </table:table-cell>
          <table:table-cell table:style-name="ce7" office:value-type="string">
            <text:p>XMLDB</text:p>
          </table:table-cell>
          <table:table-cell table:style-name="ce7" office:value-type="string">
            <text:p>DROP</text:p>
          </table:table-cell>
          <table:table-cell table:style-name="Default"/>
        </table:table-row>
        <table:table-row table:style-name="ro8">
          <table:table-cell office:value-type="string">
            <text:p>neon_fw_demo_test_type</text:p>
          </table:table-cell>
          <table:table-cell office:value-type="string">
            <text:p>Table for testing purposes</text:p>
          </table:table-cell>
          <table:table-cell table:formula="of:=IF([.A2]=&quot;&quot;;&quot;&quot;;IF([.A1]=&quot;Nome&quot;;&quot;&quot;;&quot;PREVIOUS=&quot;&quot;&quot;&amp;[.A1]&amp;&quot;&quot;&quot;&quot;) &amp; IF([.A3]=&quot;&quot;;&quot;&quot;;&quot; NEXT=&quot;&quot;&quot;&amp;[.A3]&amp;&quot;&quot;&quot;&quot;))" office:value-type="string" office:string-value=" NEXT=&quot;neon_fw_demo_test&quot;">
            <text:p><text:s/>NEXT="neon_fw_demo_test"</text:p>
          </table:table-cell>
          <table:table-cell table:formula="of:=IF([.A2]=&quot;&quot;;&quot;&quot;;&quot;DROP TABLE `&quot;&amp;MoodleDB&amp;&quot;`.`mdl_&quot;&amp;[.A2]&amp;&quot;`;&quot;)" office:value-type="string" office:string-value="DROP TABLE `moodle`.`mdl_neon_fw_demo_test_type`;">
            <text:p>DROP TABLE `moodle`.`mdl_neon_fw_demo_test_type`;</text:p>
          </table:table-cell>
          <table:table-cell table:style-name="ce9" table:formula="of:=LEN([.A2])" office:value-type="float" office:value="22">
            <text:p>22</text:p>
          </table:table-cell>
        </table:table-row>
        <table:table-row table:style-name="ro5">
          <table:table-cell office:value-type="string">
            <text:p>neon_fw_demo_test</text:p>
          </table:table-cell>
          <table:table-cell office:value-type="string">
            <text:p>Table for testing purposes</text:p>
          </table:table-cell>
          <table:table-cell table:formula="of:=IF([.A3]=&quot;&quot;;&quot;&quot;;IF([.A2]=&quot;Nome&quot;;&quot;&quot;;&quot;PREVIOUS=&quot;&quot;&quot;&amp;[.A2]&amp;&quot;&quot;&quot;&quot;) &amp; IF([.A4]=&quot;&quot;;&quot;&quot;;&quot; NEXT=&quot;&quot;&quot;&amp;[.A4]&amp;&quot;&quot;&quot;&quot;))" office:value-type="string" office:string-value="PREVIOUS=&quot;neon_fw_demo_test_type&quot; NEXT=&quot;neon_fw_demo_composite&quot;">
            <text:p>PREVIOUS="neon_fw_demo_test_type" NEXT="neon_fw_demo_composite"</text:p>
          </table:table-cell>
          <table:table-cell table:formula="of:=IF([.A3]=&quot;&quot;;&quot;&quot;;&quot;DROP TABLE `&quot;&amp;MoodleDB&amp;&quot;`.`mdl_&quot;&amp;[.A3]&amp;&quot;`;&quot;)" office:value-type="string" office:string-value="DROP TABLE `moodle`.`mdl_neon_fw_demo_test`;">
            <text:p>DROP TABLE `moodle`.`mdl_neon_fw_demo_test`;</text:p>
          </table:table-cell>
          <table:table-cell table:style-name="ce9" table:formula="of:=LEN([.A3])" office:value-type="float" office:value="17">
            <text:p>17</text:p>
          </table:table-cell>
        </table:table-row>
        <table:table-row table:style-name="ro5">
          <table:table-cell office:value-type="string">
            <text:p>neon_fw_demo_composite</text:p>
          </table:table-cell>
          <table:table-cell office:value-type="string">
            <text:p>Table for testing composite primary keys</text:p>
          </table:table-cell>
          <table:table-cell table:formula="of:=IF([.A4]=&quot;&quot;;&quot;&quot;;IF([.A3]=&quot;Nome&quot;;&quot;&quot;;&quot;PREVIOUS=&quot;&quot;&quot;&amp;[.A3]&amp;&quot;&quot;&quot;&quot;) &amp; IF([.A5]=&quot;&quot;;&quot;&quot;;&quot; NEXT=&quot;&quot;&quot;&amp;[.A5]&amp;&quot;&quot;&quot;&quot;))" office:value-type="string" office:string-value="PREVIOUS=&quot;neon_fw_demo_test&quot;">
            <text:p>PREVIOUS="neon_fw_demo_test"</text:p>
          </table:table-cell>
          <table:table-cell table:formula="of:=IF([.A4]=&quot;&quot;;&quot;&quot;;&quot;DROP TABLE `&quot;&amp;MoodleDB&amp;&quot;`.`mdl_&quot;&amp;[.A4]&amp;&quot;`;&quot;)" office:value-type="string" office:string-value="DROP TABLE `moodle`.`mdl_neon_fw_demo_composite`;">
            <text:p>DROP TABLE `moodle`.`mdl_neon_fw_demo_composite`;</text:p>
          </table:table-cell>
          <table:table-cell table:style-name="ce9" table:formula="of:=LEN([.A4])" office:value-type="float" office:value="22">
            <text:p>22</text:p>
          </table:table-cell>
        </table:table-row>
        <table:table-row table:style-name="ro1">
          <table:table-cell/>
          <table:table-cell table:number-columns-repeated="4"/>
        </table:table-row>
        <table:table-row table:style-name="ro1" table:number-rows-repeated="27">
          <table:table-cell table:number-columns-repeated="5"/>
        </table:table-row>
        <table:table-row table:style-name="ro1" table:number-rows-repeated="3">
          <table:table-cell table:number-columns-repeated="4"/>
          <table:table-cell table:style-name="Default"/>
        </table:table-row>
        <table:table-row table:style-name="ro1">
          <table:table-cell/>
          <table:table-cell/>
          <table:table-cell table:style-name="Default"/>
          <table:table-cell table:formula="of:=IF([.A36]=&quot;&quot;;&quot;&quot;;&quot;DROP TABLE `moodle20`.`mdl_&quot;&amp;[.A36]&amp;&quot;`;&quot;)">
            <text:p/>
          </table:table-cell>
          <table:table-cell table:style-name="Default"/>
        </table:table-row>
        <table:table-row table:style-name="ro1">
          <table:table-cell/>
          <table:table-cell/>
          <table:table-cell table:style-name="Default"/>
          <table:table-cell table:formula="of:=IF([.A37]=&quot;&quot;;&quot;&quot;;&quot;DROP TABLE `moodle20`.`mdl_&quot;&amp;[.A37]&amp;&quot;`;&quot;)">
            <text:p/>
          </table:table-cell>
          <table:table-cell table:style-name="Default"/>
        </table:table-row>
        <table:table-row table:style-name="ro1">
          <table:table-cell/>
          <table:table-cell/>
          <table:table-cell table:style-name="Default"/>
          <table:table-cell table:formula="of:=IF([.A38]=&quot;&quot;;&quot;&quot;;&quot;DROP TABLE `moodle20`.`mdl_&quot;&amp;[.A38]&amp;&quot;`;&quot;)">
            <text:p/>
          </table:table-cell>
          <table:table-cell table:style-name="Default"/>
        </table:table-row>
        <table:table-row table:style-name="ro1">
          <table:table-cell/>
          <table:table-cell/>
          <table:table-cell table:style-name="Default"/>
          <table:table-cell table:formula="of:=IF([.A39]=&quot;&quot;;&quot;&quot;;&quot;DROP TABLE `moodle20`.`mdl_&quot;&amp;[.A39]&amp;&quot;`;&quot;)">
            <text:p/>
          </table:table-cell>
          <table:table-cell table:style-name="Default"/>
        </table:table-row>
        <table:table-row table:style-name="ro1">
          <table:table-cell/>
          <table:table-cell/>
          <table:table-cell table:style-name="Default"/>
          <table:table-cell table:formula="of:=IF([.A40]=&quot;&quot;;&quot;&quot;;&quot;DROP TABLE `moodle20`.`mdl_&quot;&amp;[.A40]&amp;&quot;`;&quot;)">
            <text:p/>
          </table:table-cell>
          <table:table-cell table:style-name="Default"/>
        </table:table-row>
        <table:table-row table:style-name="ro1">
          <table:table-cell/>
          <table:table-cell/>
          <table:table-cell table:style-name="Default"/>
          <table:table-cell table:formula="of:=IF([.A41]=&quot;&quot;;&quot;&quot;;&quot;DROP TABLE `moodle20`.`mdl_&quot;&amp;[.A41]&amp;&quot;`;&quot;)">
            <text:p/>
          </table:table-cell>
          <table:table-cell table:style-name="Default"/>
        </table:table-row>
        <table:table-row table:style-name="ro1">
          <table:table-cell/>
          <table:table-cell/>
          <table:table-cell table:style-name="Default"/>
          <table:table-cell table:formula="of:=IF([.A42]=&quot;&quot;;&quot;&quot;;&quot;DROP TABLE `moodle20`.`mdl_&quot;&amp;[.A42]&amp;&quot;`;&quot;)">
            <text:p/>
          </table:table-cell>
          <table:table-cell table:style-name="Default"/>
        </table:table-row>
        <table:table-row table:style-name="ro1">
          <table:table-cell/>
          <table:table-cell/>
          <table:table-cell table:style-name="Default"/>
          <table:table-cell table:formula="of:=IF([.A43]=&quot;&quot;;&quot;&quot;;&quot;DROP TABLE `moodle20`.`mdl_&quot;&amp;[.A43]&amp;&quot;`;&quot;)">
            <text:p/>
          </table:table-cell>
          <table:table-cell table:style-name="Default"/>
        </table:table-row>
      </table:table>
      <table:table table:name="Campos" table:style-name="ta1" table:print="false">
        <table:table-column table:style-name="co13" table:default-cell-style-name="ce17"/>
        <table:table-column table:style-name="co14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row table:style-name="ro6">
          <table:table-cell table:style-name="ce11" office:value-type="string">
            <text:p>Tipo</text:p>
          </table:table-cell>
          <table:table-cell table:style-name="ce7" office:value-type="string">
            <text:p>Tabela</text:p>
          </table:table-cell>
          <table:table-cell table:style-name="ce7" office:value-type="string">
            <text:p>Campo</text:p>
          </table:table-cell>
          <table:table-cell table:style-name="ce7" office:value-type="string">
            <text:p>Chave</text:p>
          </table:table-cell>
          <table:table-cell table:style-name="ce7" office:value-type="string">
            <text:p>Auto</text:p>
          </table:table-cell>
          <table:table-cell table:style-name="ce7" office:value-type="string">
            <text:p>Tipo/RefTable</text:p>
          </table:table-cell>
          <table:table-cell table:style-name="ce7" office:value-type="string">
            <text:p>RefField/size</text:p>
          </table:table-cell>
          <table:table-cell table:style-name="ce7" office:value-type="string">
            <text:p>Obrigatório</text:p>
          </table:table-cell>
          <table:table-cell table:style-name="ce7" office:value-type="string">
            <text:p>Comentário</text:p>
          </table:table-cell>
        </table:table-row>
        <table:table-row table:style-name="ro6">
          <table:table-cell table:style-name="ce12" table:content-validation-name="val1" office:value-type="string">
            <text:p>Campo</text:p>
          </table:table-cell>
          <table:table-cell table:style-name="ce18" table:content-validation-name="val2" office:value-type="string">
            <text:p>neon_fw_demo_test_type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/>
          <table:table-cell office:value-type="string">
            <text:p>Int</text:p>
          </table:table-cell>
          <table:table-cell/>
          <table:table-cell office:value-type="string">
            <text:p>Sim</text:p>
          </table:table-cell>
          <table:table-cell office:value-type="string">
            <text:p>Identifier</text:p>
          </table:table-cell>
        </table:table-row>
        <table:table-row table:style-name="ro6">
          <table:table-cell table:style-name="ce12" table:content-validation-name="val1" office:value-type="string">
            <text:p>Campo</text:p>
          </table:table-cell>
          <table:table-cell table:style-name="ce18" table:content-validation-name="val2" office:value-type="string">
            <text:p>neon_fw_demo_test_type</text:p>
          </table:table-cell>
          <table:table-cell office:value-type="string">
            <text:p>name</text:p>
          </table:table-cell>
          <table:table-cell table:number-columns-repeated="2"/>
          <table:table-cell office:value-type="string">
            <text:p>Name</text:p>
          </table:table-cell>
          <table:table-cell/>
          <table:table-cell office:value-type="string">
            <text:p>Sim</text:p>
          </table:table-cell>
          <table:table-cell office:value-type="string">
            <text:p>Name</text:p>
          </table:table-cell>
        </table:table-row>
        <table:table-row table:style-name="ro6">
          <table:table-cell table:style-name="ce12" table:content-validation-name="val1" office:value-type="string">
            <text:p>Chave</text:p>
          </table:table-cell>
          <table:table-cell table:style-name="ce19" table:content-validation-name="val2" office:value-type="string">
            <text:p>neon_fw_demo_test_type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table:number-columns-repeated="5"/>
        </table:table-row>
        <table:table-row table:style-name="ro6">
          <table:table-cell table:style-name="ce12" table:content-validation-name="val1" office:value-type="string">
            <text:p>Campo</text:p>
          </table:table-cell>
          <table:table-cell table:style-name="ce20" table:content-validation-name="val3" office:value-type="string">
            <text:p>neon_fw_demo_test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/>
          <table:table-cell office:value-type="string">
            <text:p>Int</text:p>
          </table:table-cell>
          <table:table-cell/>
          <table:table-cell office:value-type="string">
            <text:p>Sim</text:p>
          </table:table-cell>
          <table:table-cell office:value-type="string">
            <text:p>Identifier</text:p>
          </table:table-cell>
        </table:table-row>
        <table:table-row table:style-name="ro6">
          <table:table-cell table:style-name="ce12" table:content-validation-name="val1" office:value-type="string">
            <text:p>Campo</text:p>
          </table:table-cell>
          <table:table-cell table:style-name="ce20" table:content-validation-name="val3" office:value-type="string">
            <text:p>neon_fw_demo_test</text:p>
          </table:table-cell>
          <table:table-cell office:value-type="string">
            <text:p>name</text:p>
          </table:table-cell>
          <table:table-cell table:number-columns-repeated="2"/>
          <table:table-cell office:value-type="string">
            <text:p>Name</text:p>
          </table:table-cell>
          <table:table-cell/>
          <table:table-cell office:value-type="string">
            <text:p>Sim</text:p>
          </table:table-cell>
          <table:table-cell office:value-type="string">
            <text:p>Name</text:p>
          </table:table-cell>
        </table:table-row>
        <table:table-row table:style-name="ro6">
          <table:table-cell table:style-name="ce12" table:content-validation-name="val1" office:value-type="string">
            <text:p>Campo</text:p>
          </table:table-cell>
          <table:table-cell table:style-name="ce20" table:content-validation-name="val3" office:value-type="string">
            <text:p>neon_fw_demo_test</text:p>
          </table:table-cell>
          <table:table-cell office:value-type="string">
            <text:p>id_type</text:p>
          </table:table-cell>
          <table:table-cell office:value-type="string">
            <text:p>FK</text:p>
          </table:table-cell>
          <table:table-cell/>
          <table:table-cell office:value-type="string">
            <text:p>Int</text:p>
          </table:table-cell>
          <table:table-cell/>
          <table:table-cell office:value-type="string">
            <text:p>Sim</text:p>
          </table:table-cell>
          <table:table-cell office:value-type="string">
            <text:p>Test Type</text:p>
          </table:table-cell>
        </table:table-row>
        <table:table-row table:style-name="ro6">
          <table:table-cell table:style-name="ce12" table:content-validation-name="val1" office:value-type="string">
            <text:p>Chave</text:p>
          </table:table-cell>
          <table:table-cell table:style-name="ce20" table:content-validation-name="val3" office:value-type="string">
            <text:p>neon_fw_demo_test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table:number-columns-repeated="3"/>
          <table:table-cell table:style-name="ce21"/>
          <table:table-cell/>
        </table:table-row>
        <table:table-row table:style-name="ro6">
          <table:table-cell table:style-name="ce12" table:content-validation-name="val1" office:value-type="string">
            <text:p>Chave</text:p>
          </table:table-cell>
          <table:table-cell table:style-name="ce20" table:content-validation-name="val3" office:value-type="string">
            <text:p>neon_fw_demo_test</text:p>
          </table:table-cell>
          <table:table-cell office:value-type="string">
            <text:p>id_type</text:p>
          </table:table-cell>
          <table:table-cell office:value-type="string">
            <text:p>FK</text:p>
          </table:table-cell>
          <table:table-cell/>
          <table:table-cell office:value-type="string">
            <text:p>neon_fw_demo_test_type</text:p>
          </table:table-cell>
          <table:table-cell office:value-type="string">
            <text:p>id</text:p>
          </table:table-cell>
          <table:table-cell table:style-name="ce21"/>
          <table:table-cell/>
        </table:table-row>
        <table:table-row table:style-name="ro6">
          <table:table-cell table:style-name="ce12" table:content-validation-name="val1" office:value-type="string">
            <text:p>Campo</text:p>
          </table:table-cell>
          <table:table-cell table:style-name="ce20" table:content-validation-name="val3" office:value-type="string">
            <text:p>neon_fw_demo_composite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Sim</text:p>
          </table:table-cell>
          <table:table-cell office:value-type="string">
            <text:p>Int</text:p>
          </table:table-cell>
          <table:table-cell/>
          <table:table-cell office:value-type="string">
            <text:p>Sim</text:p>
          </table:table-cell>
          <table:table-cell office:value-type="string">
            <text:p>Identifier</text:p>
          </table:table-cell>
        </table:table-row>
        <table:table-row table:style-name="ro6">
          <table:table-cell table:style-name="ce12" table:content-validation-name="val1" office:value-type="string">
            <text:p>Campo</text:p>
          </table:table-cell>
          <table:table-cell table:style-name="ce20" table:content-validation-name="val3" office:value-type="string">
            <text:p>neon_fw_demo_composite</text:p>
          </table:table-cell>
          <table:table-cell office:value-type="string">
            <text:p>id_key1</text:p>
          </table:table-cell>
          <table:table-cell office:value-type="string">
            <text:p>PK</text:p>
          </table:table-cell>
          <table:table-cell/>
          <table:table-cell office:value-type="string">
            <text:p>Int</text:p>
          </table:table-cell>
          <table:table-cell/>
          <table:table-cell office:value-type="string">
            <text:p>Sim</text:p>
          </table:table-cell>
          <table:table-cell office:value-type="string">
            <text:p>Identifier1</text:p>
          </table:table-cell>
        </table:table-row>
        <table:table-row table:style-name="ro6">
          <table:table-cell table:style-name="ce12" table:content-validation-name="val1" office:value-type="string">
            <text:p>Campo</text:p>
          </table:table-cell>
          <table:table-cell table:style-name="ce20" table:content-validation-name="val3" office:value-type="string">
            <text:p>neon_fw_demo_composite</text:p>
          </table:table-cell>
          <table:table-cell office:value-type="string">
            <text:p>id_key2</text:p>
          </table:table-cell>
          <table:table-cell office:value-type="string">
            <text:p>PK</text:p>
          </table:table-cell>
          <table:table-cell/>
          <table:table-cell office:value-type="string">
            <text:p>Int</text:p>
          </table:table-cell>
          <table:table-cell/>
          <table:table-cell office:value-type="string">
            <text:p>Sim</text:p>
          </table:table-cell>
          <table:table-cell office:value-type="string">
            <text:p>Identifier2</text:p>
          </table:table-cell>
        </table:table-row>
        <table:table-row table:style-name="ro6">
          <table:table-cell table:style-name="ce12" table:content-validation-name="val1" office:value-type="string">
            <text:p>Campo</text:p>
          </table:table-cell>
          <table:table-cell table:style-name="ce20" table:content-validation-name="val3" office:value-type="string">
            <text:p>neon_fw_demo_composite</text:p>
          </table:table-cell>
          <table:table-cell office:value-type="string">
            <text:p>name</text:p>
          </table:table-cell>
          <table:table-cell table:number-columns-repeated="2"/>
          <table:table-cell office:value-type="string">
            <text:p>Name</text:p>
          </table:table-cell>
          <table:table-cell/>
          <table:table-cell office:value-type="string">
            <text:p>Não</text:p>
          </table:table-cell>
          <table:table-cell office:value-type="string">
            <text:p>Name</text:p>
          </table:table-cell>
        </table:table-row>
        <table:table-row table:style-name="ro6">
          <table:table-cell table:style-name="ce12" table:content-validation-name="val1" office:value-type="string">
            <text:p>Chave</text:p>
          </table:table-cell>
          <table:table-cell table:style-name="ce20" table:content-validation-name="val3" office:value-type="string">
            <text:p>neon_fw_demo_composite</text:p>
          </table:table-cell>
          <table:table-cell office:value-type="string">
            <text:p>id,id_key1,id_key2</text:p>
          </table:table-cell>
          <table:table-cell office:value-type="string">
            <text:p>PK</text:p>
          </table:table-cell>
          <table:table-cell table:number-columns-repeated="5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 table:number-rows-repeated="2435">
          <table:table-cell table:style-name="ce12" table:content-validation-name="val1"/>
          <table:table-cell table:style-name="ce20" table:content-validation-name="val3"/>
          <table:table-cell table:number-columns-repeated="7"/>
        </table:table-row>
        <table:table-row table:style-name="ro1" table:number-rows-repeated="120">
          <table:table-cell/>
          <table:table-cell table:style-name="ce20" table:content-validation-name="val3"/>
          <table:table-cell table:number-columns-repeated="7"/>
        </table:table-row>
        <table:table-row table:style-name="ro1" table:number-rows-repeated="104572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Auxiliar" table:style-name="ta1" table:print="false">
        <table:table-column table:style-name="co1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ce15"/>
        <table:table-column table:style-name="co1" table:number-columns-repeated="3" table:default-cell-style-name="Default"/>
        <table:table-row table:style-name="ro1">
          <table:table-cell table:style-name="ce2" office:value-type="string">
            <text:p>Tipos</text:p>
          </table:table-cell>
          <table:table-cell table:style-name="ce2" office:value-type="string">
            <text:p>TiposXMLDB</text:p>
          </table:table-cell>
          <table:table-cell table:style-name="ce2" office:value-type="string">
            <text:p>Size</text:p>
          </table:table-cell>
          <table:table-cell table:style-name="ce2" office:value-type="string">
            <text:p>Unsigned</text:p>
          </table:table-cell>
          <table:table-cell table:style-name="ce13" office:value-type="string">
            <text:p>XMLDB</text:p>
          </table:table-cell>
          <table:table-cell/>
          <table:table-cell table:style-name="ce2" office:value-type="string">
            <text:p>Prefix</text:p>
          </table:table-cell>
          <table:table-cell office:value-type="string">
            <text:p>neon_</text:p>
          </table:table-cell>
        </table:table-row>
        <table:table-row table:style-name="ro1"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small</text:p>
          </table:table-cell>
          <table:table-cell/>
          <table:table-cell table:formula="of:=&quot;TYPE=&quot;&quot;&quot;&amp;[.B2]&amp;&quot;&quot;&quot; LENGTH=&quot;&quot;&quot;&amp;[.C2]&amp;&quot;&quot;&quot;&quot; &amp; IF([.D2]&lt;&gt;&quot;&quot;;&quot; UNSIGNED=&quot;&quot;&quot;&amp;[.D2]&amp;&quot;&quot;&quot;&quot;;&quot;&quot;)" office:value-type="string" office:string-value="TYPE=&quot;text&quot; LENGTH=&quot;small&quot;">
            <text:p>TYPE="text" LENGTH="small"</text:p>
          </table:table-cell>
          <table:table-cell table:number-columns-repeated="3"/>
        </table:table-row>
        <table:table-row table:style-name="ro1">
          <table:table-cell office:value-type="string">
            <text:p>TextArea</text:p>
          </table:table-cell>
          <table:table-cell office:value-type="string">
            <text:p>text</text:p>
          </table:table-cell>
          <table:table-cell office:value-type="string">
            <text:p>medium</text:p>
          </table:table-cell>
          <table:table-cell/>
          <table:table-cell table:formula="of:=&quot;TYPE=&quot;&quot;&quot;&amp;[.B3]&amp;&quot;&quot;&quot; LENGTH=&quot;&quot;&quot;&amp;[.C3]&amp;&quot;&quot;&quot;&quot; &amp; IF([.D3]&lt;&gt;&quot;&quot;;&quot; UNSIGNED=&quot;&quot;&quot;&amp;[.D3]&amp;&quot;&quot;&quot;&quot;;&quot;&quot;)" office:value-type="string" office:string-value="TYPE=&quot;text&quot; LENGTH=&quot;medium&quot;">
            <text:p>TYPE="text" LENGTH="medium"</text:p>
          </table:table-cell>
          <table:table-cell table:number-columns-repeated="3"/>
        </table:table-row>
        <table:table-row table:style-name="ro1">
          <table:table-cell office:value-type="string">
            <text:p>Html</text:p>
          </table:table-cell>
          <table:table-cell office:value-type="string">
            <text:p>text</text:p>
          </table:table-cell>
          <table:table-cell office:value-type="string">
            <text:p>big</text:p>
          </table:table-cell>
          <table:table-cell/>
          <table:table-cell table:formula="of:=&quot;TYPE=&quot;&quot;&quot;&amp;[.B4]&amp;&quot;&quot;&quot; LENGTH=&quot;&quot;&quot;&amp;[.C4]&amp;&quot;&quot;&quot;&quot; &amp; IF([.D4]&lt;&gt;&quot;&quot;;&quot; UNSIGNED=&quot;&quot;&quot;&amp;[.D4]&amp;&quot;&quot;&quot;&quot;;&quot;&quot;)" office:value-type="string" office:string-value="TYPE=&quot;text&quot; LENGTH=&quot;big&quot;">
            <text:p>TYPE="text" LENGTH="big"</text:p>
          </table:table-cell>
          <table:table-cell table:number-columns-repeated="3"/>
        </table:table-row>
        <table:table-row table:style-name="ro1">
          <table:table-cell office:value-type="string">
            <text:p>Dat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table:formula="of:=&quot;TYPE=&quot;&quot;&quot;&amp;[.B5]&amp;&quot;&quot;&quot; LENGTH=&quot;&quot;&quot;&amp;[.C5]&amp;&quot;&quot;&quot;&quot; &amp; IF([.D5]&lt;&gt;&quot;&quot;;&quot; UNSIGNED=&quot;&quot;&quot;&amp;[.D5]&amp;&quot;&quot;&quot;&quot;;&quot;&quot;)" office:value-type="string" office:string-value="TYPE=&quot;int&quot; LENGTH=&quot;10&quot; UNSIGNED=&quot;true&quot;">
            <text:p>TYPE="int" LENGTH="10" UNSIGNED="true"</text:p>
          </table:table-cell>
          <table:table-cell table:number-columns-repeated="3"/>
        </table:table-row>
        <table:table-row table:style-name="ro1">
          <table:table-cell office:value-type="string">
            <text:p>DateTim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table:formula="of:=&quot;TYPE=&quot;&quot;&quot;&amp;[.B6]&amp;&quot;&quot;&quot; LENGTH=&quot;&quot;&quot;&amp;[.C6]&amp;&quot;&quot;&quot;&quot; &amp; IF([.D6]&lt;&gt;&quot;&quot;;&quot; UNSIGNED=&quot;&quot;&quot;&amp;[.D6]&amp;&quot;&quot;&quot;&quot;;&quot;&quot;)" office:value-type="string" office:string-value="TYPE=&quot;int&quot; LENGTH=&quot;10&quot; UNSIGNED=&quot;true&quot;">
            <text:p>TYPE="int" LENGTH="10" UNSIGNED="true"</text:p>
          </table:table-cell>
          <table:table-cell table:number-columns-repeated="3"/>
        </table:table-row>
        <table:table-row table:style-name="ro1">
          <table:table-cell office:value-type="string">
            <text:p>Int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table:formula="of:=&quot;TYPE=&quot;&quot;&quot;&amp;[.B7]&amp;&quot;&quot;&quot; LENGTH=&quot;&quot;&quot;&amp;[.C7]&amp;&quot;&quot;&quot;&quot; &amp; IF([.D7]&lt;&gt;&quot;&quot;;&quot; UNSIGNED=&quot;&quot;&quot;&amp;[.D7]&amp;&quot;&quot;&quot;&quot;;&quot;&quot;)" office:value-type="string" office:string-value="TYPE=&quot;int&quot; LENGTH=&quot;10&quot; UNSIGNED=&quot;true&quot;">
            <text:p>TYPE="int" LENGTH="10" UNSIGNED="true"</text:p>
          </table:table-cell>
          <table:table-cell table:number-columns-repeated="3"/>
        </table:table-row>
        <table:table-row table:style-name="ro1">
          <table:table-cell office:value-type="string">
            <text:p>Checkbox</text:p>
          </table:table-cell>
          <table:table-cell office:value-type="string">
            <text:p>int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table:formula="of:=&quot;TYPE=&quot;&quot;&quot;&amp;[.B8]&amp;&quot;&quot;&quot; LENGTH=&quot;&quot;&quot;&amp;[.C8]&amp;&quot;&quot;&quot;&quot; &amp; IF([.D8]&lt;&gt;&quot;&quot;;&quot; UNSIGNED=&quot;&quot;&quot;&amp;[.D8]&amp;&quot;&quot;&quot;&quot;;&quot;&quot;)" office:value-type="string" office:string-value="TYPE=&quot;int&quot; LENGTH=&quot;1&quot; UNSIGNED=&quot;true&quot;">
            <text:p>TYPE="int" LENGTH="1" UNSIGNED="true"</text:p>
          </table:table-cell>
          <table:table-cell table:number-columns-repeated="3"/>
        </table:table-row>
        <table:table-row table:style-name="ro1">
          <table:table-cell office:value-type="string">
            <text:p>Select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table:formula="of:=&quot;TYPE=&quot;&quot;&quot;&amp;[.B9]&amp;&quot;&quot;&quot; LENGTH=&quot;&quot;&quot;&amp;[.C9]&amp;&quot;&quot;&quot;&quot; &amp; IF([.D9]&lt;&gt;&quot;&quot;;&quot; UNSIGNED=&quot;&quot;&quot;&amp;[.D9]&amp;&quot;&quot;&quot;&quot;;&quot;&quot;)" office:value-type="string" office:string-value="TYPE=&quot;int&quot; LENGTH=&quot;10&quot; UNSIGNED=&quot;true&quot;">
            <text:p>TYPE="int" LENGTH="10" UNSIGNED="true"</text:p>
          </table:table-cell>
          <table:table-cell table:number-columns-repeated="3"/>
        </table:table-row>
        <table:table-row table:style-name="ro1">
          <table:table-cell office:value-type="string">
            <text:p>Xml</text:p>
          </table:table-cell>
          <table:table-cell office:value-type="string">
            <text:p>text</text:p>
          </table:table-cell>
          <table:table-cell office:value-type="string">
            <text:p>big</text:p>
          </table:table-cell>
          <table:table-cell/>
          <table:table-cell table:formula="of:=&quot;TYPE=&quot;&quot;&quot;&amp;[.B10]&amp;&quot;&quot;&quot; LENGTH=&quot;&quot;&quot;&amp;[.C10]&amp;&quot;&quot;&quot;&quot; &amp; IF([.D10]&lt;&gt;&quot;&quot;;&quot; UNSIGNED=&quot;&quot;&quot;&amp;[.D10]&amp;&quot;&quot;&quot;&quot;;&quot;&quot;)" office:value-type="string" office:string-value="TYPE=&quot;text&quot; LENGTH=&quot;big&quot;">
            <text:p>TYPE="text" LENGTH="big"</text:p>
          </table:table-cell>
          <table:table-cell table:number-columns-repeated="3"/>
        </table:table-row>
        <table:table-row table:style-name="ro1">
          <table:table-cell office:value-type="string">
            <text:p>Fil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table:formula="of:=&quot;TYPE=&quot;&quot;&quot;&amp;[.B11]&amp;&quot;&quot;&quot; LENGTH=&quot;&quot;&quot;&amp;[.C11]&amp;&quot;&quot;&quot;&quot; &amp; IF([.D11]&lt;&gt;&quot;&quot;;&quot; UNSIGNED=&quot;&quot;&quot;&amp;[.D11]&amp;&quot;&quot;&quot;&quot;;&quot;&quot;)" office:value-type="string" office:string-value="TYPE=&quot;int&quot; LENGTH=&quot;10&quot; UNSIGNED=&quot;true&quot;">
            <text:p>TYPE="int" LENGTH="10" UNSIGNED="true"</text:p>
          </table:table-cell>
          <table:table-cell table:number-columns-repeated="3"/>
        </table:table-row>
        <table:table-row table:style-name="ro1">
          <table:table-cell office:value-type="string">
            <text:p>Code</text:p>
          </table:table-cell>
          <table:table-cell office:value-type="string">
            <text:p>char</text:p>
          </table:table-cell>
          <table:table-cell office:value-type="float" office:value="10">
            <text:p>10</text:p>
          </table:table-cell>
          <table:table-cell/>
          <table:table-cell table:formula="of:=&quot;TYPE=&quot;&quot;&quot;&amp;[.B12]&amp;&quot;&quot;&quot; LENGTH=&quot;&quot;&quot;&amp;[.C12]&amp;&quot;&quot;&quot;&quot; &amp; IF([.D12]&lt;&gt;&quot;&quot;;&quot; UNSIGNED=&quot;&quot;&quot;&amp;[.D12]&amp;&quot;&quot;&quot;&quot;;&quot;&quot;)" office:value-type="string" office:string-value="TYPE=&quot;char&quot; LENGTH=&quot;10&quot;">
            <text:p>TYPE="char" LENGTH="10"</text:p>
          </table:table-cell>
          <table:table-cell table:number-columns-repeated="3"/>
        </table:table-row>
        <table:table-row table:style-name="ro1">
          <table:table-cell office:value-type="string">
            <text:p>Name</text:p>
          </table:table-cell>
          <table:table-cell office:value-type="string">
            <text:p>char</text:p>
          </table:table-cell>
          <table:table-cell office:value-type="float" office:value="128">
            <text:p>128</text:p>
          </table:table-cell>
          <table:table-cell/>
          <table:table-cell table:formula="of:=&quot;TYPE=&quot;&quot;&quot;&amp;[.B13]&amp;&quot;&quot;&quot; LENGTH=&quot;&quot;&quot;&amp;[.C13]&amp;&quot;&quot;&quot;&quot; &amp; IF([.D13]&lt;&gt;&quot;&quot;;&quot; UNSIGNED=&quot;&quot;&quot;&amp;[.D13]&amp;&quot;&quot;&quot;&quot;;&quot;&quot;)" office:value-type="string" office:string-value="TYPE=&quot;char&quot; LENGTH=&quot;128&quot;">
            <text:p>TYPE="char" LENGTH="128"</text:p>
          </table:table-cell>
          <table:table-cell table:number-columns-repeated="3"/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char</text:p>
          </table:table-cell>
          <table:table-cell office:value-type="float" office:value="256">
            <text:p>256</text:p>
          </table:table-cell>
          <table:table-cell/>
          <table:table-cell table:formula="of:=&quot;TYPE=&quot;&quot;&quot;&amp;[.B14]&amp;&quot;&quot;&quot; LENGTH=&quot;&quot;&quot;&amp;[.C14]&amp;&quot;&quot;&quot;&quot; &amp; IF([.D14]&lt;&gt;&quot;&quot;;&quot; UNSIGNED=&quot;&quot;&quot;&amp;[.D14]&amp;&quot;&quot;&quot;&quot;;&quot;&quot;)" office:value-type="string" office:string-value="TYPE=&quot;char&quot; LENGTH=&quot;256&quot;">
            <text:p>TYPE="char" LENGTH="256"</text:p>
          </table:table-cell>
          <table:table-cell table:number-columns-repeated="3"/>
        </table:table-row>
        <table:table-row table:style-name="ro1" table:number-rows-repeated="12">
          <table:table-cell table:number-columns-repeated="8"/>
        </table:table-row>
        <table:table-row table:style-name="ro1">
          <table:table-cell table:style-name="ce2" office:value-type="string">
            <text:p>Tipo</text:p>
          </table:table-cell>
          <table:table-cell table:style-name="ce13" office:value-type="string">
            <text:p>NEON</text:p>
          </table:table-cell>
          <table:table-cell/>
          <table:table-cell table:style-name="ce14"/>
          <table:table-cell table:style-name="ce16"/>
          <table:table-cell table:number-columns-repeated="3"/>
        </table:table-row>
        <table:table-row table:style-name="ro1">
          <table:table-cell office:value-type="string">
            <text:p>char</text:p>
          </table:table-cell>
          <table:table-cell office:value-type="string">
            <text:p>Text</text:p>
          </table:table-cell>
          <table:table-cell table:number-columns-repeated="6"/>
        </table:table-row>
        <table:table-row table:style-name="ro1">
          <table:table-cell office:value-type="string">
            <text:p>text</text:p>
          </table:table-cell>
          <table:table-cell office:value-type="string">
            <text:p>Text</text:p>
          </table:table-cell>
          <table:table-cell table:number-columns-repeated="6"/>
        </table:table-row>
        <table:table-row table:style-name="ro1">
          <table:table-cell office:value-type="string">
            <text:p>int</text:p>
          </table:table-cell>
          <table:table-cell office:value-type="string">
            <text:p>Int</text:p>
          </table:table-cell>
          <table:table-cell table:number-columns-repeated="6"/>
        </table:table-row>
        <table:table-row table:style-name="ro1">
          <table:table-cell office:value-type="string">
            <text:p>number</text:p>
          </table:table-cell>
          <table:table-cell office:value-type="string">
            <text:p>Decimal</text:p>
          </table:table-cell>
          <table:table-cell table:number-columns-repeated="6"/>
        </table:table-row>
        <table:table-row table:style-name="ro1">
          <table:table-cell office:value-type="string">
            <text:p>binary</text:p>
          </table:table-cell>
          <table:table-cell office:value-type="string">
            <text:p>File</text:p>
          </table:table-cell>
          <table:table-cell table:number-columns-repeated="6"/>
        </table:table-row>
        <table:table-row table:style-name="ro1">
          <table:table-cell office:value-type="string">
            <text:p>Text</text:p>
          </table:table-cell>
          <table:table-cell office:value-type="string">
            <text:p>Text</text:p>
          </table:table-cell>
          <table:table-cell table:number-columns-repeated="6"/>
        </table:table-row>
        <table:table-row table:style-name="ro1">
          <table:table-cell office:value-type="string">
            <text:p>TextArea</text:p>
          </table:table-cell>
          <table:table-cell office:value-type="string">
            <text:p>TextArea</text:p>
          </table:table-cell>
          <table:table-cell table:number-columns-repeated="6"/>
        </table:table-row>
        <table:table-row table:style-name="ro1">
          <table:table-cell office:value-type="string">
            <text:p>Html</text:p>
          </table:table-cell>
          <table:table-cell office:value-type="string">
            <text:p>Html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ate</text:p>
          </table:table-cell>
          <table:table-cell table:number-columns-repeated="6"/>
        </table:table-row>
        <table:table-row table:style-name="ro1">
          <table:table-cell office:value-type="string">
            <text:p>DateTime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office:value-type="string">
            <text:p>Int</text:p>
          </table:table-cell>
          <table:table-cell office:value-type="string">
            <text:p>Int</text:p>
          </table:table-cell>
          <table:table-cell table:number-columns-repeated="6"/>
        </table:table-row>
        <table:table-row table:style-name="ro1">
          <table:table-cell office:value-type="string">
            <text:p>Checkbox</text:p>
          </table:table-cell>
          <table:table-cell office:value-type="string">
            <text:p>Checkbox</text:p>
          </table:table-cell>
          <table:table-cell table:number-columns-repeated="6"/>
        </table:table-row>
        <table:table-row table:style-name="ro1">
          <table:table-cell office:value-type="string">
            <text:p>Select</text:p>
          </table:table-cell>
          <table:table-cell office:value-type="string">
            <text:p>Select</text:p>
          </table:table-cell>
          <table:table-cell table:number-columns-repeated="6"/>
        </table:table-row>
        <table:table-row table:style-name="ro1">
          <table:table-cell office:value-type="string">
            <text:p>Xml</text:p>
          </table:table-cell>
          <table:table-cell office:value-type="string">
            <text:p>Xml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File</text:p>
          </table:table-cell>
          <table:table-cell table:number-columns-repeated="6"/>
        </table:table-row>
        <table:table-row table:style-name="ro1">
          <table:table-cell office:value-type="string">
            <text:p>Code</text:p>
          </table:table-cell>
          <table:table-cell office:value-type="string">
            <text:p>Code</text:p>
          </table:table-cell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Name</text:p>
          </table:table-cell>
          <table:table-cell table:number-columns-repeated="6"/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Description</text:p>
          </table:table-cell>
          <table:table-cell table:number-columns-repeated="6"/>
        </table:table-row>
        <table:table-row table:style-name="ro1" table:number-rows-repeated="104853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esumo" table:style-name="ta1" table:print="false">
        <table:table-column table:style-name="co24" table:default-cell-style-name="ce23"/>
        <table:table-column table:style-name="co25" table:default-cell-style-name="ce23"/>
        <table:table-column table:style-name="co1" table:number-columns-repeated="6" table:default-cell-style-name="ce23"/>
        <table:table-column table:style-name="co26" table:default-cell-style-name="ce23"/>
        <table:table-column table:style-name="co27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number-columns-repeated="2" table:default-cell-style-name="ce23"/>
        <table:table-column table:style-name="co33" table:default-cell-style-name="ce25"/>
        <table:table-column table:style-name="co34" table:default-cell-style-name="Default"/>
        <table:table-column table:style-name="co2" table:number-columns-repeated="2" table:default-cell-style-name="Default"/>
        <table:table-row table:style-name="ro9">
          <table:table-cell table:style-name="ce22" office:value-type="string">
            <text:p>Tipo</text:p>
          </table:table-cell>
          <table:table-cell table:style-name="ce22" office:value-type="string">
            <text:p>Tabela</text:p>
          </table:table-cell>
          <table:table-cell table:style-name="ce22" office:value-type="string">
            <text:p>Campo</text:p>
          </table:table-cell>
          <table:table-cell table:style-name="ce22" office:value-type="string">
            <text:p>Chave</text:p>
          </table:table-cell>
          <table:table-cell table:style-name="ce22" office:value-type="string">
            <text:p>Chave.Nome</text:p>
          </table:table-cell>
          <table:table-cell table:style-name="ce22" office:value-type="string">
            <text:p>Tipo/</text:p>
            <text:p>Tabela</text:p>
          </table:table-cell>
          <table:table-cell table:style-name="ce22" office:value-type="string">
            <text:p>Tamanho/</text:p>
            <text:p>Campo</text:p>
          </table:table-cell>
          <table:table-cell table:style-name="ce22" office:value-type="string">
            <text:p>Obrigatório</text:p>
          </table:table-cell>
          <table:table-cell table:style-name="ce22" office:value-type="string">
            <text:p>Auto</text:p>
          </table:table-cell>
          <table:table-cell table:style-name="ce22" office:value-type="string">
            <text:p>Comentário</text:p>
          </table:table-cell>
          <table:table-cell table:style-name="ce22" office:value-type="string">
            <text:p>TabelaDesc</text:p>
          </table:table-cell>
          <table:table-cell table:style-name="ce22" office:value-type="string">
            <text:p>Order</text:p>
          </table:table-cell>
          <table:table-cell table:style-name="ce22" office:value-type="string">
            <text:p>TableOrder</text:p>
          </table:table-cell>
          <table:table-cell table:style-name="ce22" office:value-type="string">
            <text:p>Tipo</text:p>
          </table:table-cell>
          <table:table-cell office:value-type="string">
            <text:p>&lt;?xml version="1.0" encoding="UTF-8" ?&gt;</text:p>
            <text:p>&lt;XMLDB PATH="mod/neon/db" VERSION="20100710" COMMENT="XMLDB file for Moodle mod/neon" xmlns:xsi="http://www.w3.org/2001/XMLSchema-instance" xsi:noNamespaceSchemaLocation="../../../lib/xmldb/xmldb.xsd"&gt;&lt;TABLES&gt;</text:p>
          </table:table-cell>
          <table:table-cell/>
          <table:table-cell table:style-name="ce28" office:value-type="string">
            <text:p>Helper</text:p>
          </table:table-cell>
          <table:table-cell table:style-name="ce28" office:value-type="string">
            <text:p>Table</text:p>
          </table:table-cell>
        </table:table-row>
        <table:table-row table:style-name="ro10">
          <table:table-cell table:formula="of:=IF([Campos.A2]=&quot;&quot;;&quot;&quot;;[Campos.A2])" office:value-type="string" office:string-value="Campo">
            <text:p>Campo</text:p>
          </table:table-cell>
          <table:table-cell table:formula="of:=IF([Campos.B2]=&quot;&quot;;&quot;&quot;;[Campos.B2])" office:value-type="string" office:string-value="neon_fw_demo_test_type">
            <text:p>neon_fw_demo_test_type</text:p>
          </table:table-cell>
          <table:table-cell table:formula="of:=IF([Campos.C2]=&quot;&quot;;&quot;&quot;;[Campos.C2])" office:value-type="string" office:string-value="id">
            <text:p>id</text:p>
          </table:table-cell>
          <table:table-cell table:formula="of:=IF([Campos.D2]=&quot;&quot;;&quot;&quot;;[Campos.D2])" office:value-type="string" office:string-value="PK">
            <text:p>PK</text:p>
          </table:table-cell>
          <table:table-cell table:style-name="ce24" table:formula="of:=IF([.A2]=&quot;Chave&quot;;SUBSTITUTE([.C2];&quot;,&quot;;&quot;_&quot;)&amp;ROW([.C2]);[.C2])" office:value-type="string" office:string-value="id">
            <text:p>id</text:p>
          </table:table-cell>
          <table:table-cell table:formula="of:=IF([Campos.F2]=&quot;&quot;;&quot;&quot;;[Campos.F2])" office:value-type="string" office:string-value="Int">
            <text:p>Int</text:p>
          </table:table-cell>
          <table:table-cell table:formula="of:=IF([Campos.G2]=&quot;&quot;;&quot;&quot;;[Campos.G2])">
            <text:p/>
          </table:table-cell>
          <table:table-cell table:formula="of:=IF([Campos.H2]=&quot;&quot;;&quot;&quot;;[Campos.H2])" office:value-type="string" office:string-value="Sim">
            <text:p>Sim</text:p>
          </table:table-cell>
          <table:table-cell table:formula="of:=IF([Campos.E2]=&quot;&quot;;&quot;&quot;;[Campos.E2])">
            <text:p/>
          </table:table-cell>
          <table:table-cell table:formula="of:=IF([Campos.I2]=&quot;&quot;;&quot;&quot;;[Campos.I2])" office:value-type="string" office:string-value="Identifier">
            <text:p>Identifier</text:p>
          </table:table-cell>
          <table:table-cell table:formula="of:=IF([.B2]=&quot;&quot;;&quot;&quot;;VLOOKUP([.B2];[$Tabelas.$A$1:.$B$136];2;0))" office:value-type="string" office:string-value="Table for testing purposes">
            <text:p>Table for testing purposes</text:p>
          </table:table-cell>
          <table:table-cell table:formula="of:=IF([.A2]=&quot;Campo&quot;;IF([.A2]=&quot;&quot;;&quot;&quot;;IF([.A2]&lt;&gt;[.A1];&quot;&quot;;&quot;PREVIOUS=&quot;&quot;&quot;&amp;[.C1]&amp;&quot;&quot;&quot; &quot;) &amp; IF([.A2]&lt;&gt;[.A3];&quot;&quot;;&quot;NEXT=&quot;&quot;&quot;&amp;[.C3]&amp;&quot;&quot;&quot;&quot;));IF([.A2]=&quot;&quot;;&quot;&quot;;IF([.A2]&lt;&gt;[.A1];&quot;&quot;;&quot;PREVIOUS=&quot;&quot;&quot;&amp;[.E1]&amp;&quot;&quot;&quot; &quot;) &amp; IF([.A2]&lt;&gt;[.A3];&quot;&quot;;&quot;NEXT=&quot;&quot;&quot;&amp;[.E3]&amp;&quot;&quot;&quot;&quot;)))" office:value-type="string" office:string-value="NEXT=&quot;name&quot;">
            <text:p>NEXT="name"</text:p>
          </table:table-cell>
          <table:table-cell table:formula="of:=IF([.B2]=&quot;&quot;;&quot;&quot;;VLOOKUP([.B2];[$Tabelas.$A$1:.$C$136];3;0))" office:value-type="string" office:string-value=" NEXT=&quot;neon_fw_demo_test&quot;">
            <text:p><text:s/>NEXT="neon_fw_demo_test"</text:p>
          </table:table-cell>
          <table:table-cell table:formula="of:=IF([.A2]=&quot;Campo&quot;; IF(ISERROR(VLOOKUP([.F2];[$Auxiliar.$A$1:.$E$17];5;0));&quot;TYPE=&quot;&quot;&quot;&amp;[.F2]&amp;&quot;&quot;&quot; LENGTH=&quot;&quot;&quot;&amp;[.G2]&amp;&quot;&quot;&quot; &quot;;VLOOKUP([.F2];[$Auxiliar.$A$1:.$E$17];5;0)) &amp; IF(AND([.A2]=&quot;Campo&quot;;[.D2]=&quot;PK&quot;); IF([.I2]=&quot;Sim&quot;;&quot; SEQUENCE=&quot;&quot;true&quot;&quot;&quot;;&quot; SEQUENCE=&quot;&quot;false&quot;&quot;&quot;);&quot;&quot;)&amp;IF([.H2]&lt;&gt;&quot;&quot;;&quot; NOTNULL=&quot;&quot;&quot;&amp;IF([.H2]=&quot;Sim&quot;;&quot;true&quot;;&quot;false&quot;)&amp;&quot;&quot;&quot;&quot;;&quot;&quot;);&quot;&quot;)" office:value-type="string" office:string-value="TYPE=&quot;int&quot; LENGTH=&quot;10&quot; UNSIGNED=&quot;true&quot; SEQUENCE=&quot;false&quot; NOTNULL=&quot;true&quot;">
            <text:p>TYPE="int" LENGTH="10" UNSIGNED="true" SEQUENCE="false" NOTNULL="true"</text:p>
          </table:table-cell>
          <table:table-cell table:style-name="ce26" table:formula="of:=IF(AND([.B2]&lt;&gt;[.B1];[.B2]&lt;&gt;&quot;&quot;);&quot;&lt;TABLE NAME=&quot;&quot;&quot;&amp;[.B2]&amp;&quot;&quot;&quot; COMMENT=&quot;&quot;&quot;&amp;[.K2]&amp;&quot;&quot;&quot; &quot;&amp; [.M2] &amp;&quot;&gt;&lt;FIELDS&gt;&quot;;&quot;&quot;) &amp; IF(AND([.A2]=&quot;Chave&quot;;[.A1]=&quot;Campo&quot;);&quot;&lt;KEYS&gt;&quot;;&quot;&quot;) &amp; IF([.A2]=&quot;Chave&quot;;&quot;&lt;KEY NAME=&quot;&quot;&quot;&amp;[.E2]&amp;&quot;&quot;&quot; TYPE=&quot;&quot;&quot;&amp;IF([.D2]=&quot;PK&quot;;&quot;primary&quot;;&quot;foreign&quot;)&amp;&quot;&quot;&quot; FIELDS=&quot;&quot;&quot;&amp;[.C2]&amp;&quot;&quot;&quot;&quot;&amp;IF([.D2]=&quot;FK&quot;;&quot; REFTABLE=&quot;&quot;&quot;&amp;[.F2]&amp;&quot;&quot;&quot; REFFIELDS=&quot;&quot;&quot;&amp;[.G2]&amp;&quot;&quot;&quot;&quot;;&quot;&quot;)&amp;&quot; &quot;&amp;[.L2]&amp;&quot; COMMENT=&quot;&quot;&quot;&amp;[.J2]&amp;&quot;&quot;&quot;&quot;&amp;IF(AND([.A2]=&quot;Campo&quot;;[.D2]=&quot;PK&quot;);&quot; SEQUENCE=&quot;&quot;true&quot;&quot;&quot;;&quot;&quot;)&amp;&quot;/&gt;&quot;;&quot;&quot;) &amp; IF([.A2]=&quot;Campo&quot;;&quot;&lt;FIELD NAME=&quot;&quot;&quot;&amp;[.C2]&amp;&quot;&quot;&quot; &quot;&amp;[.N2]&amp;&quot; &quot;&amp;[.L2]&amp;IF(AND([.A2]=&quot;Campo&quot;;[.D2]&lt;&gt;&quot;PK&quot;);&quot; SEQUENCE=&quot;&quot;false&quot;&quot; &quot;;&quot;&quot;)&amp;&quot; COMMENT=&quot;&quot;&quot;&amp;[.J2]&amp;&quot;&quot;&quot;/&gt;&quot;;&quot;&quot;) &amp; IF(AND([.A2]=&quot;Campo&quot;;[.A3]=&quot;Chave&quot;);&quot;&lt;/FIELDS&gt;&quot;;&quot;&quot;) &amp; IF(AND([.A2]=&quot;Chave&quot;;[.A3]&lt;&gt;&quot;Chave&quot;);&quot;&lt;/KEYS&gt;&quot;;&quot;&quot;) &amp; IF([.B2]&lt;&gt;[.B3];&quot;&lt;/TABLE&gt;&quot;;&quot;&quot;) &amp; IF(AND([.A2]=&quot;&quot;;[.A1]&lt;&gt;&quot;&quot;);&quot;&lt;/TABLES&gt;&lt;/XMLDB&gt;&quot;;&quot;&quot;)" office:value-type="string" office:string-value="&lt;TABLE NAME=&quot;neon_fw_demo_test_type&quot; COMMENT=&quot;Table for testing purposes&quot;  NEXT=&quot;neon_fw_demo_test&quot;&gt;&lt;FIELDS&gt;&lt;FIELD NAME=&quot;id&quot; TYPE=&quot;int&quot; LENGTH=&quot;10&quot; UNSIGNED=&quot;true&quot; SEQUENCE=&quot;false&quot; NOTNULL=&quot;true&quot; NEXT=&quot;name&quot; COMMENT=&quot;Identifier&quot;/&gt;">
            <text:p>&lt;TABLE NAME="neon_fw_demo_test_type" COMMENT="Table for testing purposes" <text:s/>NEXT="neon_fw_demo_test"&gt;&lt;FIELDS&gt;&lt;FIELD NAME="id" TYPE="int" LENGTH="10" UNSIGNED="true" SEQUENCE="false" NOTNULL="true" NEXT="name" COMMENT="Identifier"/&gt;</text:p>
          </table:table-cell>
          <table:table-cell table:style-name="ce27" table:formula="of:=IF(AND([.A2]=&quot;Campo&quot;;[.A2]&lt;&gt;[.A1]);&quot;&lt;Form name=&quot;&quot;newRecord&quot;&quot;&gt;&quot;;&quot;&quot;)&amp;IF([.A2]=&quot;Campo&quot;;&quot;&lt;&quot;&amp;IF([.D2]=&quot;FK&quot;;&quot;Select &quot;;VLOOKUP([.F2];[$Auxiliar.$A$27:.$B$48];2;0))&amp;&quot; id=&quot;&quot;&quot;&amp;[.C2]&amp;&quot;&quot;&quot; label=&quot;&quot;&quot;&amp;[.C2]&amp;&quot;&quot;&quot;&quot;&amp; IF([.D2]=&quot;FK&quot;;&quot; datasource=&quot;&quot;table:&quot;&amp;VLOOKUP(&quot;Chave&quot;&amp;&quot;.&quot;&amp;[.C2];[.$Q$1:.$R$2300];2;0)&amp;&quot;&quot;&quot; bindid=&quot;&quot;id&quot;&quot; bindvalue=&quot;&quot;name&quot;&quot;&quot;;&quot;&quot;)&amp;&quot;required=&quot;&quot;&quot;&amp;IF([.H2]=&quot;Sim&quot;;&quot;true&quot;;&quot;false&quot;)&amp;&quot;&quot;&quot; /&gt;&quot;;&quot;&quot;)&amp;IF(AND([.A2]=&quot;Chave&quot;;[.A1]=&quot;Campo&quot;);&quot;&lt;/Form&gt;&quot;;&quot;&quot;)" office:value-type="string" office:string-value="&lt;Form name=&quot;newRecord&quot;&gt;&lt;Int id=&quot;id&quot; label=&quot;id&quot;required=&quot;true&quot; /&gt;">
            <text:p>&lt;Form name="newRecord"&gt;&lt;Int id="id" label="id"required="true" /&gt;</text:p>
          </table:table-cell>
          <table:table-cell table:style-name="ce27" table:formula="of:=IF([.A2]&lt;&gt;&quot;&quot;;[.A2]&amp;&quot;.&quot;&amp;[.C2];&quot;&quot;)" office:value-type="string" office:string-value="Campo.id">
            <text:p>Campo.id</text:p>
          </table:table-cell>
          <table:table-cell table:style-name="ce27" table:formula="of:=IF([.A2]&lt;&gt;&quot;&quot;;[.F2];&quot;&quot;)" office:value-type="string" office:string-value="Int">
            <text:p>Int</text:p>
          </table:table-cell>
        </table:table-row>
        <table:table-row table:style-name="ro9">
          <table:table-cell table:formula="of:=IF([Campos.A3]=&quot;&quot;;&quot;&quot;;[Campos.A3])" office:value-type="string" office:string-value="Campo">
            <text:p>Campo</text:p>
          </table:table-cell>
          <table:table-cell table:formula="of:=IF([Campos.B3]=&quot;&quot;;&quot;&quot;;[Campos.B3])" office:value-type="string" office:string-value="neon_fw_demo_test_type">
            <text:p>neon_fw_demo_test_type</text:p>
          </table:table-cell>
          <table:table-cell table:formula="of:=IF([Campos.C3]=&quot;&quot;;&quot;&quot;;[Campos.C3])" office:value-type="string" office:string-value="name">
            <text:p>name</text:p>
          </table:table-cell>
          <table:table-cell table:formula="of:=IF([Campos.D3]=&quot;&quot;;&quot;&quot;;[Campos.D3])">
            <text:p/>
          </table:table-cell>
          <table:table-cell table:style-name="ce24" table:formula="of:=IF([.A3]=&quot;Chave&quot;;SUBSTITUTE([.C3];&quot;,&quot;;&quot;_&quot;)&amp;ROW([.C3]);[.C3])" office:value-type="string" office:string-value="name">
            <text:p>name</text:p>
          </table:table-cell>
          <table:table-cell table:formula="of:=IF([Campos.F3]=&quot;&quot;;&quot;&quot;;[Campos.F3])" office:value-type="string" office:string-value="Name">
            <text:p>Name</text:p>
          </table:table-cell>
          <table:table-cell table:formula="of:=IF([Campos.G3]=&quot;&quot;;&quot;&quot;;[Campos.G3])">
            <text:p/>
          </table:table-cell>
          <table:table-cell table:formula="of:=IF([Campos.H3]=&quot;&quot;;&quot;&quot;;[Campos.H3])" office:value-type="string" office:string-value="Sim">
            <text:p>Sim</text:p>
          </table:table-cell>
          <table:table-cell table:formula="of:=IF([Campos.E3]=&quot;&quot;;&quot;&quot;;[Campos.E3])">
            <text:p/>
          </table:table-cell>
          <table:table-cell table:formula="of:=IF([Campos.I3]=&quot;&quot;;&quot;&quot;;[Campos.I3])" office:value-type="string" office:string-value="Name">
            <text:p>Name</text:p>
          </table:table-cell>
          <table:table-cell table:formula="of:=IF([.B3]=&quot;&quot;;&quot;&quot;;VLOOKUP([.B3];[$Tabelas.$A$1:.$B$136];2;0))" office:value-type="string" office:string-value="Table for testing purposes">
            <text:p>Table for testing purposes</text:p>
          </table:table-cell>
          <table:table-cell table:formula="of:=IF([.A3]=&quot;Campo&quot;;IF([.A3]=&quot;&quot;;&quot;&quot;;IF([.A3]&lt;&gt;[.A2];&quot;&quot;;&quot;PREVIOUS=&quot;&quot;&quot;&amp;[.C2]&amp;&quot;&quot;&quot; &quot;) &amp; IF([.A3]&lt;&gt;[.A4];&quot;&quot;;&quot;NEXT=&quot;&quot;&quot;&amp;[.C4]&amp;&quot;&quot;&quot;&quot;));IF([.A3]=&quot;&quot;;&quot;&quot;;IF([.A3]&lt;&gt;[.A2];&quot;&quot;;&quot;PREVIOUS=&quot;&quot;&quot;&amp;[.E2]&amp;&quot;&quot;&quot; &quot;) &amp; IF([.A3]&lt;&gt;[.A4];&quot;&quot;;&quot;NEXT=&quot;&quot;&quot;&amp;[.E4]&amp;&quot;&quot;&quot;&quot;)))" office:value-type="string" office:string-value="PREVIOUS=&quot;id&quot; ">
            <text:p>PREVIOUS="id" </text:p>
          </table:table-cell>
          <table:table-cell table:formula="of:=IF([.B3]=&quot;&quot;;&quot;&quot;;VLOOKUP([.B3];[$Tabelas.$A$1:.$C$136];3;0))" office:value-type="string" office:string-value=" NEXT=&quot;neon_fw_demo_test&quot;">
            <text:p><text:s/>NEXT="neon_fw_demo_test"</text:p>
          </table:table-cell>
          <table:table-cell table:formula="of:=IF([.A3]=&quot;Campo&quot;; IF(ISERROR(VLOOKUP([.F3];[$Auxiliar.$A$1:.$E$17];5;0));&quot;TYPE=&quot;&quot;&quot;&amp;[.F3]&amp;&quot;&quot;&quot; LENGTH=&quot;&quot;&quot;&amp;[.G3]&amp;&quot;&quot;&quot; &quot;;VLOOKUP([.F3];[$Auxiliar.$A$1:.$E$17];5;0)) &amp; IF(AND([.A3]=&quot;Campo&quot;;[.D3]=&quot;PK&quot;); IF([.I3]=&quot;Sim&quot;;&quot; SEQUENCE=&quot;&quot;true&quot;&quot;&quot;;&quot; SEQUENCE=&quot;&quot;false&quot;&quot;&quot;);&quot;&quot;)&amp;IF([.H3]&lt;&gt;&quot;&quot;;&quot; NOTNULL=&quot;&quot;&quot;&amp;IF([.H3]=&quot;Sim&quot;;&quot;true&quot;;&quot;false&quot;)&amp;&quot;&quot;&quot;&quot;;&quot;&quot;);&quot;&quot;)" office:value-type="string" office:string-value="TYPE=&quot;char&quot; LENGTH=&quot;128&quot; NOTNULL=&quot;true&quot;">
            <text:p>TYPE="char" LENGTH="128" NOTNULL="true"</text:p>
          </table:table-cell>
          <table:table-cell table:style-name="ce26" table:formula="of:=IF(AND([.B3]&lt;&gt;[.B2];[.B3]&lt;&gt;&quot;&quot;);&quot;&lt;TABLE NAME=&quot;&quot;&quot;&amp;[.B3]&amp;&quot;&quot;&quot; COMMENT=&quot;&quot;&quot;&amp;[.K3]&amp;&quot;&quot;&quot; &quot;&amp; [.M3] &amp;&quot;&gt;&lt;FIELDS&gt;&quot;;&quot;&quot;) &amp; IF(AND([.A3]=&quot;Chave&quot;;[.A2]=&quot;Campo&quot;);&quot;&lt;KEYS&gt;&quot;;&quot;&quot;) &amp; IF([.A3]=&quot;Chave&quot;;&quot;&lt;KEY NAME=&quot;&quot;&quot;&amp;[.E3]&amp;&quot;&quot;&quot; TYPE=&quot;&quot;&quot;&amp;IF([.D3]=&quot;PK&quot;;&quot;primary&quot;;&quot;foreign&quot;)&amp;&quot;&quot;&quot; FIELDS=&quot;&quot;&quot;&amp;[.C3]&amp;&quot;&quot;&quot;&quot;&amp;IF([.D3]=&quot;FK&quot;;&quot; REFTABLE=&quot;&quot;&quot;&amp;[.F3]&amp;&quot;&quot;&quot; REFFIELDS=&quot;&quot;&quot;&amp;[.G3]&amp;&quot;&quot;&quot;&quot;;&quot;&quot;)&amp;&quot; &quot;&amp;[.L3]&amp;&quot; COMMENT=&quot;&quot;&quot;&amp;[.J3]&amp;&quot;&quot;&quot;&quot;&amp;IF(AND([.A3]=&quot;Campo&quot;;[.D3]=&quot;PK&quot;);&quot; SEQUENCE=&quot;&quot;true&quot;&quot;&quot;;&quot;&quot;)&amp;&quot;/&gt;&quot;;&quot;&quot;) &amp; IF([.A3]=&quot;Campo&quot;;&quot;&lt;FIELD NAME=&quot;&quot;&quot;&amp;[.C3]&amp;&quot;&quot;&quot; &quot;&amp;[.N3]&amp;&quot; &quot;&amp;[.L3]&amp;IF(AND([.A3]=&quot;Campo&quot;;[.D3]&lt;&gt;&quot;PK&quot;);&quot; SEQUENCE=&quot;&quot;false&quot;&quot; &quot;;&quot;&quot;)&amp;&quot; COMMENT=&quot;&quot;&quot;&amp;[.J3]&amp;&quot;&quot;&quot;/&gt;&quot;;&quot;&quot;) &amp; IF(AND([.A3]=&quot;Campo&quot;;[.A4]=&quot;Chave&quot;);&quot;&lt;/FIELDS&gt;&quot;;&quot;&quot;) &amp; IF(AND([.A3]=&quot;Chave&quot;;[.A4]&lt;&gt;&quot;Chave&quot;);&quot;&lt;/KEYS&gt;&quot;;&quot;&quot;) &amp; IF([.B3]&lt;&gt;[.B4];&quot;&lt;/TABLE&gt;&quot;;&quot;&quot;) &amp; IF(AND([.A3]=&quot;&quot;;[.A2]&lt;&gt;&quot;&quot;);&quot;&lt;/TABLES&gt;&lt;/XMLDB&gt;&quot;;&quot;&quot;)" office:value-type="string" office:string-value="&lt;FIELD NAME=&quot;name&quot; TYPE=&quot;char&quot; LENGTH=&quot;128&quot; NOTNULL=&quot;true&quot; PREVIOUS=&quot;id&quot;  SEQUENCE=&quot;false&quot;  COMMENT=&quot;Name&quot;/&gt;&lt;/FIELDS&gt;">
            <text:p>&lt;FIELD NAME="name" TYPE="char" LENGTH="128" NOTNULL="true" PREVIOUS="id" <text:s/>SEQUENCE="false" <text:s/>COMMENT="Name"/&gt;&lt;/FIELDS&gt;</text:p>
          </table:table-cell>
          <table:table-cell table:style-name="ce27" table:formula="of:=IF(AND([.A3]=&quot;Campo&quot;;[.A3]&lt;&gt;[.A2]);&quot;&lt;Form name=&quot;&quot;newRecord&quot;&quot;&gt;&quot;;&quot;&quot;)&amp;IF([.A3]=&quot;Campo&quot;;&quot;&lt;&quot;&amp;IF([.D3]=&quot;FK&quot;;&quot;Select &quot;;VLOOKUP([.F3];[$Auxiliar.$A$27:.$B$48];2;0))&amp;&quot; id=&quot;&quot;&quot;&amp;[.C3]&amp;&quot;&quot;&quot; label=&quot;&quot;&quot;&amp;[.C3]&amp;&quot;&quot;&quot;&quot;&amp; IF([.D3]=&quot;FK&quot;;&quot; datasource=&quot;&quot;table:&quot;&amp;VLOOKUP(&quot;Chave&quot;&amp;&quot;.&quot;&amp;[.C3];[.$Q$1:.$R$2300];2;0)&amp;&quot;&quot;&quot; bindid=&quot;&quot;id&quot;&quot; bindvalue=&quot;&quot;name&quot;&quot;&quot;;&quot;&quot;)&amp;&quot;required=&quot;&quot;&quot;&amp;IF([.H3]=&quot;Sim&quot;;&quot;true&quot;;&quot;false&quot;)&amp;&quot;&quot;&quot; /&gt;&quot;;&quot;&quot;)&amp;IF(AND([.A3]=&quot;Chave&quot;;[.A2]=&quot;Campo&quot;);&quot;&lt;/Form&gt;&quot;;&quot;&quot;)" office:value-type="string" office:string-value="&lt;Name id=&quot;name&quot; label=&quot;name&quot;required=&quot;true&quot; /&gt;">
            <text:p>&lt;Name id="name" label="name"required="true" /&gt;</text:p>
          </table:table-cell>
          <table:table-cell table:style-name="ce27" table:formula="of:=IF([.A3]&lt;&gt;&quot;&quot;;[.A3]&amp;&quot;.&quot;&amp;[.C3];&quot;&quot;)" office:value-type="string" office:string-value="Campo.name">
            <text:p>Campo.name</text:p>
          </table:table-cell>
          <table:table-cell table:style-name="ce27" table:formula="of:=IF([.A3]&lt;&gt;&quot;&quot;;[.F3];&quot;&quot;)" office:value-type="string" office:string-value="Name">
            <text:p>Name</text:p>
          </table:table-cell>
        </table:table-row>
        <table:table-row table:style-name="ro9">
          <table:table-cell table:formula="of:=IF([Campos.A4]=&quot;&quot;;&quot;&quot;;[Campos.A4])" office:value-type="string" office:string-value="Chave">
            <text:p>Chave</text:p>
          </table:table-cell>
          <table:table-cell table:formula="of:=IF([Campos.B4]=&quot;&quot;;&quot;&quot;;[Campos.B4])" office:value-type="string" office:string-value="neon_fw_demo_test_type">
            <text:p>neon_fw_demo_test_type</text:p>
          </table:table-cell>
          <table:table-cell table:formula="of:=IF([Campos.C4]=&quot;&quot;;&quot;&quot;;[Campos.C4])" office:value-type="string" office:string-value="id">
            <text:p>id</text:p>
          </table:table-cell>
          <table:table-cell table:formula="of:=IF([Campos.D4]=&quot;&quot;;&quot;&quot;;[Campos.D4])" office:value-type="string" office:string-value="PK">
            <text:p>PK</text:p>
          </table:table-cell>
          <table:table-cell table:style-name="ce24" table:formula="of:=IF([.A4]=&quot;Chave&quot;;SUBSTITUTE([.C4];&quot;,&quot;;&quot;_&quot;)&amp;ROW([.C4]);[.C4])" office:value-type="string" office:string-value="id4">
            <text:p>id4</text:p>
          </table:table-cell>
          <table:table-cell table:formula="of:=IF([Campos.F4]=&quot;&quot;;&quot;&quot;;[Campos.F4])">
            <text:p/>
          </table:table-cell>
          <table:table-cell table:formula="of:=IF([Campos.G4]=&quot;&quot;;&quot;&quot;;[Campos.G4])">
            <text:p/>
          </table:table-cell>
          <table:table-cell table:formula="of:=IF([Campos.H4]=&quot;&quot;;&quot;&quot;;[Campos.H4])">
            <text:p/>
          </table:table-cell>
          <table:table-cell table:formula="of:=IF([Campos.E4]=&quot;&quot;;&quot;&quot;;[Campos.E4])">
            <text:p/>
          </table:table-cell>
          <table:table-cell table:formula="of:=IF([Campos.I4]=&quot;&quot;;&quot;&quot;;[Campos.I4])">
            <text:p/>
          </table:table-cell>
          <table:table-cell table:formula="of:=IF([.B4]=&quot;&quot;;&quot;&quot;;VLOOKUP([.B4];[$Tabelas.$A$1:.$B$136];2;0))" office:value-type="string" office:string-value="Table for testing purposes">
            <text:p>Table for testing purposes</text:p>
          </table:table-cell>
          <table:table-cell table:formula="of:=IF([.A4]=&quot;Campo&quot;;IF([.A4]=&quot;&quot;;&quot;&quot;;IF([.A4]&lt;&gt;[.A3];&quot;&quot;;&quot;PREVIOUS=&quot;&quot;&quot;&amp;[.C3]&amp;&quot;&quot;&quot; &quot;) &amp; IF([.A4]&lt;&gt;[.A5];&quot;&quot;;&quot;NEXT=&quot;&quot;&quot;&amp;[.C5]&amp;&quot;&quot;&quot;&quot;));IF([.A4]=&quot;&quot;;&quot;&quot;;IF([.A4]&lt;&gt;[.A3];&quot;&quot;;&quot;PREVIOUS=&quot;&quot;&quot;&amp;[.E3]&amp;&quot;&quot;&quot; &quot;) &amp; IF([.A4]&lt;&gt;[.A5];&quot;&quot;;&quot;NEXT=&quot;&quot;&quot;&amp;[.E5]&amp;&quot;&quot;&quot;&quot;)))">
            <text:p/>
          </table:table-cell>
          <table:table-cell table:formula="of:=IF([.B4]=&quot;&quot;;&quot;&quot;;VLOOKUP([.B4];[$Tabelas.$A$1:.$C$136];3;0))" office:value-type="string" office:string-value=" NEXT=&quot;neon_fw_demo_test&quot;">
            <text:p><text:s/>NEXT="neon_fw_demo_test"</text:p>
          </table:table-cell>
          <table:table-cell table:formula="of:=IF([.A4]=&quot;Campo&quot;; IF(ISERROR(VLOOKUP([.F4];[$Auxiliar.$A$1:.$E$17];5;0));&quot;TYPE=&quot;&quot;&quot;&amp;[.F4]&amp;&quot;&quot;&quot; LENGTH=&quot;&quot;&quot;&amp;[.G4]&amp;&quot;&quot;&quot; &quot;;VLOOKUP([.F4];[$Auxiliar.$A$1:.$E$17];5;0)) &amp; IF(AND([.A4]=&quot;Campo&quot;;[.D4]=&quot;PK&quot;); IF([.I4]=&quot;Sim&quot;;&quot; SEQUENCE=&quot;&quot;true&quot;&quot;&quot;;&quot; SEQUENCE=&quot;&quot;false&quot;&quot;&quot;);&quot;&quot;)&amp;IF([.H4]&lt;&gt;&quot;&quot;;&quot; NOTNULL=&quot;&quot;&quot;&amp;IF([.H4]=&quot;Sim&quot;;&quot;true&quot;;&quot;false&quot;)&amp;&quot;&quot;&quot;&quot;;&quot;&quot;);&quot;&quot;)">
            <text:p/>
          </table:table-cell>
          <table:table-cell table:style-name="ce26" table:formula="of:=IF(AND([.B4]&lt;&gt;[.B3];[.B4]&lt;&gt;&quot;&quot;);&quot;&lt;TABLE NAME=&quot;&quot;&quot;&amp;[.B4]&amp;&quot;&quot;&quot; COMMENT=&quot;&quot;&quot;&amp;[.K4]&amp;&quot;&quot;&quot; &quot;&amp; [.M4] &amp;&quot;&gt;&lt;FIELDS&gt;&quot;;&quot;&quot;) &amp; IF(AND([.A4]=&quot;Chave&quot;;[.A3]=&quot;Campo&quot;);&quot;&lt;KEYS&gt;&quot;;&quot;&quot;) &amp; IF([.A4]=&quot;Chave&quot;;&quot;&lt;KEY NAME=&quot;&quot;&quot;&amp;[.E4]&amp;&quot;&quot;&quot; TYPE=&quot;&quot;&quot;&amp;IF([.D4]=&quot;PK&quot;;&quot;primary&quot;;&quot;foreign&quot;)&amp;&quot;&quot;&quot; FIELDS=&quot;&quot;&quot;&amp;[.C4]&amp;&quot;&quot;&quot;&quot;&amp;IF([.D4]=&quot;FK&quot;;&quot; REFTABLE=&quot;&quot;&quot;&amp;[.F4]&amp;&quot;&quot;&quot; REFFIELDS=&quot;&quot;&quot;&amp;[.G4]&amp;&quot;&quot;&quot;&quot;;&quot;&quot;)&amp;&quot; &quot;&amp;[.L4]&amp;&quot; COMMENT=&quot;&quot;&quot;&amp;[.J4]&amp;&quot;&quot;&quot;&quot;&amp;IF(AND([.A4]=&quot;Campo&quot;;[.D4]=&quot;PK&quot;);&quot; SEQUENCE=&quot;&quot;true&quot;&quot;&quot;;&quot;&quot;)&amp;&quot;/&gt;&quot;;&quot;&quot;) &amp; IF([.A4]=&quot;Campo&quot;;&quot;&lt;FIELD NAME=&quot;&quot;&quot;&amp;[.C4]&amp;&quot;&quot;&quot; &quot;&amp;[.N4]&amp;&quot; &quot;&amp;[.L4]&amp;IF(AND([.A4]=&quot;Campo&quot;;[.D4]&lt;&gt;&quot;PK&quot;);&quot; SEQUENCE=&quot;&quot;false&quot;&quot; &quot;;&quot;&quot;)&amp;&quot; COMMENT=&quot;&quot;&quot;&amp;[.J4]&amp;&quot;&quot;&quot;/&gt;&quot;;&quot;&quot;) &amp; IF(AND([.A4]=&quot;Campo&quot;;[.A5]=&quot;Chave&quot;);&quot;&lt;/FIELDS&gt;&quot;;&quot;&quot;) &amp; IF(AND([.A4]=&quot;Chave&quot;;[.A5]&lt;&gt;&quot;Chave&quot;);&quot;&lt;/KEYS&gt;&quot;;&quot;&quot;) &amp; IF([.B4]&lt;&gt;[.B5];&quot;&lt;/TABLE&gt;&quot;;&quot;&quot;) &amp; IF(AND([.A4]=&quot;&quot;;[.A3]&lt;&gt;&quot;&quot;);&quot;&lt;/TABLES&gt;&lt;/XMLDB&gt;&quot;;&quot;&quot;)" office:value-type="string" office:string-value="&lt;KEYS&gt;&lt;KEY NAME=&quot;id4&quot; TYPE=&quot;primary&quot; FIELDS=&quot;id&quot;  COMMENT=&quot;&quot;/&gt;&lt;/KEYS&gt;&lt;/TABLE&gt;">
            <text:p>&lt;KEYS&gt;&lt;KEY NAME="id4" TYPE="primary" FIELDS="id" <text:s/>COMMENT=""/&gt;&lt;/KEYS&gt;&lt;/TABLE&gt;</text:p>
          </table:table-cell>
          <table:table-cell table:style-name="ce27" table:formula="of:=IF(AND([.A4]=&quot;Campo&quot;;[.A4]&lt;&gt;[.A3]);&quot;&lt;Form name=&quot;&quot;newRecord&quot;&quot;&gt;&quot;;&quot;&quot;)&amp;IF([.A4]=&quot;Campo&quot;;&quot;&lt;&quot;&amp;IF([.D4]=&quot;FK&quot;;&quot;Select &quot;;VLOOKUP([.F4];[$Auxiliar.$A$27:.$B$48];2;0))&amp;&quot; id=&quot;&quot;&quot;&amp;[.C4]&amp;&quot;&quot;&quot; label=&quot;&quot;&quot;&amp;[.C4]&amp;&quot;&quot;&quot;&quot;&amp; IF([.D4]=&quot;FK&quot;;&quot; datasource=&quot;&quot;table:&quot;&amp;VLOOKUP(&quot;Chave&quot;&amp;&quot;.&quot;&amp;[.C4];[.$Q$1:.$R$2300];2;0)&amp;&quot;&quot;&quot; bindid=&quot;&quot;id&quot;&quot; bindvalue=&quot;&quot;name&quot;&quot;&quot;;&quot;&quot;)&amp;&quot;required=&quot;&quot;&quot;&amp;IF([.H4]=&quot;Sim&quot;;&quot;true&quot;;&quot;false&quot;)&amp;&quot;&quot;&quot; /&gt;&quot;;&quot;&quot;)&amp;IF(AND([.A4]=&quot;Chave&quot;;[.A3]=&quot;Campo&quot;);&quot;&lt;/Form&gt;&quot;;&quot;&quot;)" office:value-type="string" office:string-value="&lt;/Form&gt;">
            <text:p>&lt;/Form&gt;</text:p>
          </table:table-cell>
          <table:table-cell table:style-name="ce27" table:formula="of:=IF([.A4]&lt;&gt;&quot;&quot;;[.A4]&amp;&quot;.&quot;&amp;[.C4];&quot;&quot;)" office:value-type="string" office:string-value="Chave.id">
            <text:p>Chave.id</text:p>
          </table:table-cell>
          <table:table-cell table:style-name="ce27" table:formula="of:=IF([.A4]&lt;&gt;&quot;&quot;;[.F4];&quot;&quot;)">
            <text:p/>
          </table:table-cell>
        </table:table-row>
        <table:table-row table:style-name="ro10">
          <table:table-cell table:formula="of:=IF([Campos.A5]=&quot;&quot;;&quot;&quot;;[Campos.A5])" office:value-type="string" office:string-value="Campo">
            <text:p>Campo</text:p>
          </table:table-cell>
          <table:table-cell table:formula="of:=IF([Campos.B5]=&quot;&quot;;&quot;&quot;;[Campos.B5])" office:value-type="string" office:string-value="neon_fw_demo_test">
            <text:p>neon_fw_demo_test</text:p>
          </table:table-cell>
          <table:table-cell table:formula="of:=IF([Campos.C5]=&quot;&quot;;&quot;&quot;;[Campos.C5])" office:value-type="string" office:string-value="id">
            <text:p>id</text:p>
          </table:table-cell>
          <table:table-cell table:formula="of:=IF([Campos.D5]=&quot;&quot;;&quot;&quot;;[Campos.D5])" office:value-type="string" office:string-value="PK">
            <text:p>PK</text:p>
          </table:table-cell>
          <table:table-cell table:style-name="ce24" table:formula="of:=IF([.A5]=&quot;Chave&quot;;SUBSTITUTE([.C5];&quot;,&quot;;&quot;_&quot;)&amp;ROW([.C5]);[.C5])" office:value-type="string" office:string-value="id">
            <text:p>id</text:p>
          </table:table-cell>
          <table:table-cell table:formula="of:=IF([Campos.F5]=&quot;&quot;;&quot;&quot;;[Campos.F5])" office:value-type="string" office:string-value="Int">
            <text:p>Int</text:p>
          </table:table-cell>
          <table:table-cell table:formula="of:=IF([Campos.G5]=&quot;&quot;;&quot;&quot;;[Campos.G5])">
            <text:p/>
          </table:table-cell>
          <table:table-cell table:formula="of:=IF([Campos.H5]=&quot;&quot;;&quot;&quot;;[Campos.H5])" office:value-type="string" office:string-value="Sim">
            <text:p>Sim</text:p>
          </table:table-cell>
          <table:table-cell table:formula="of:=IF([Campos.E5]=&quot;&quot;;&quot;&quot;;[Campos.E5])">
            <text:p/>
          </table:table-cell>
          <table:table-cell table:formula="of:=IF([Campos.I5]=&quot;&quot;;&quot;&quot;;[Campos.I5])" office:value-type="string" office:string-value="Identifier">
            <text:p>Identifier</text:p>
          </table:table-cell>
          <table:table-cell table:formula="of:=IF([.B5]=&quot;&quot;;&quot;&quot;;VLOOKUP([.B5];[$Tabelas.$A$1:.$B$136];2;0))" office:value-type="string" office:string-value="Table for testing purposes">
            <text:p>Table for testing purposes</text:p>
          </table:table-cell>
          <table:table-cell table:formula="of:=IF([.A5]=&quot;Campo&quot;;IF([.A5]=&quot;&quot;;&quot;&quot;;IF([.A5]&lt;&gt;[.A4];&quot;&quot;;&quot;PREVIOUS=&quot;&quot;&quot;&amp;[.C4]&amp;&quot;&quot;&quot; &quot;) &amp; IF([.A5]&lt;&gt;[.A6];&quot;&quot;;&quot;NEXT=&quot;&quot;&quot;&amp;[.C6]&amp;&quot;&quot;&quot;&quot;));IF([.A5]=&quot;&quot;;&quot;&quot;;IF([.A5]&lt;&gt;[.A4];&quot;&quot;;&quot;PREVIOUS=&quot;&quot;&quot;&amp;[.E4]&amp;&quot;&quot;&quot; &quot;) &amp; IF([.A5]&lt;&gt;[.A6];&quot;&quot;;&quot;NEXT=&quot;&quot;&quot;&amp;[.E6]&amp;&quot;&quot;&quot;&quot;)))" office:value-type="string" office:string-value="NEXT=&quot;name&quot;">
            <text:p>NEXT="name"</text:p>
          </table:table-cell>
          <table:table-cell table:formula="of:=IF([.B5]=&quot;&quot;;&quot;&quot;;VLOOKUP([.B5];[$Tabelas.$A$1:.$C$136];3;0))" office:value-type="string" office:string-value="PREVIOUS=&quot;neon_fw_demo_test_type&quot; NEXT=&quot;neon_fw_demo_composite&quot;">
            <text:p>PREVIOUS="neon_fw_demo_test_type" NEXT="neon_fw_demo_composite"</text:p>
          </table:table-cell>
          <table:table-cell table:formula="of:=IF([.A5]=&quot;Campo&quot;; IF(ISERROR(VLOOKUP([.F5];[$Auxiliar.$A$1:.$E$17];5;0));&quot;TYPE=&quot;&quot;&quot;&amp;[.F5]&amp;&quot;&quot;&quot; LENGTH=&quot;&quot;&quot;&amp;[.G5]&amp;&quot;&quot;&quot; &quot;;VLOOKUP([.F5];[$Auxiliar.$A$1:.$E$17];5;0)) &amp; IF(AND([.A5]=&quot;Campo&quot;;[.D5]=&quot;PK&quot;); IF([.I5]=&quot;Sim&quot;;&quot; SEQUENCE=&quot;&quot;true&quot;&quot;&quot;;&quot; SEQUENCE=&quot;&quot;false&quot;&quot;&quot;);&quot;&quot;)&amp;IF([.H5]&lt;&gt;&quot;&quot;;&quot; NOTNULL=&quot;&quot;&quot;&amp;IF([.H5]=&quot;Sim&quot;;&quot;true&quot;;&quot;false&quot;)&amp;&quot;&quot;&quot;&quot;;&quot;&quot;);&quot;&quot;)" office:value-type="string" office:string-value="TYPE=&quot;int&quot; LENGTH=&quot;10&quot; UNSIGNED=&quot;true&quot; SEQUENCE=&quot;false&quot; NOTNULL=&quot;true&quot;">
            <text:p>TYPE="int" LENGTH="10" UNSIGNED="true" SEQUENCE="false" NOTNULL="true"</text:p>
          </table:table-cell>
          <table:table-cell table:style-name="ce26" table:formula="of:=IF(AND([.B5]&lt;&gt;[.B4];[.B5]&lt;&gt;&quot;&quot;);&quot;&lt;TABLE NAME=&quot;&quot;&quot;&amp;[.B5]&amp;&quot;&quot;&quot; COMMENT=&quot;&quot;&quot;&amp;[.K5]&amp;&quot;&quot;&quot; &quot;&amp; [.M5] &amp;&quot;&gt;&lt;FIELDS&gt;&quot;;&quot;&quot;) &amp; IF(AND([.A5]=&quot;Chave&quot;;[.A4]=&quot;Campo&quot;);&quot;&lt;KEYS&gt;&quot;;&quot;&quot;) &amp; IF([.A5]=&quot;Chave&quot;;&quot;&lt;KEY NAME=&quot;&quot;&quot;&amp;[.E5]&amp;&quot;&quot;&quot; TYPE=&quot;&quot;&quot;&amp;IF([.D5]=&quot;PK&quot;;&quot;primary&quot;;&quot;foreign&quot;)&amp;&quot;&quot;&quot; FIELDS=&quot;&quot;&quot;&amp;[.C5]&amp;&quot;&quot;&quot;&quot;&amp;IF([.D5]=&quot;FK&quot;;&quot; REFTABLE=&quot;&quot;&quot;&amp;[.F5]&amp;&quot;&quot;&quot; REFFIELDS=&quot;&quot;&quot;&amp;[.G5]&amp;&quot;&quot;&quot;&quot;;&quot;&quot;)&amp;&quot; &quot;&amp;[.L5]&amp;&quot; COMMENT=&quot;&quot;&quot;&amp;[.J5]&amp;&quot;&quot;&quot;&quot;&amp;IF(AND([.A5]=&quot;Campo&quot;;[.D5]=&quot;PK&quot;);&quot; SEQUENCE=&quot;&quot;true&quot;&quot;&quot;;&quot;&quot;)&amp;&quot;/&gt;&quot;;&quot;&quot;) &amp; IF([.A5]=&quot;Campo&quot;;&quot;&lt;FIELD NAME=&quot;&quot;&quot;&amp;[.C5]&amp;&quot;&quot;&quot; &quot;&amp;[.N5]&amp;&quot; &quot;&amp;[.L5]&amp;IF(AND([.A5]=&quot;Campo&quot;;[.D5]&lt;&gt;&quot;PK&quot;);&quot; SEQUENCE=&quot;&quot;false&quot;&quot; &quot;;&quot;&quot;)&amp;&quot; COMMENT=&quot;&quot;&quot;&amp;[.J5]&amp;&quot;&quot;&quot;/&gt;&quot;;&quot;&quot;) &amp; IF(AND([.A5]=&quot;Campo&quot;;[.A6]=&quot;Chave&quot;);&quot;&lt;/FIELDS&gt;&quot;;&quot;&quot;) &amp; IF(AND([.A5]=&quot;Chave&quot;;[.A6]&lt;&gt;&quot;Chave&quot;);&quot;&lt;/KEYS&gt;&quot;;&quot;&quot;) &amp; IF([.B5]&lt;&gt;[.B6];&quot;&lt;/TABLE&gt;&quot;;&quot;&quot;) &amp; IF(AND([.A5]=&quot;&quot;;[.A4]&lt;&gt;&quot;&quot;);&quot;&lt;/TABLES&gt;&lt;/XMLDB&gt;&quot;;&quot;&quot;)" office:value-type="string" office:string-value="&lt;TABLE NAME=&quot;neon_fw_demo_test&quot; COMMENT=&quot;Table for testing purposes&quot; PREVIOUS=&quot;neon_fw_demo_test_type&quot; NEXT=&quot;neon_fw_demo_composite&quot;&gt;&lt;FIELDS&gt;&lt;FIELD NAME=&quot;id&quot; TYPE=&quot;int&quot; LENGTH=&quot;10&quot; UNSIGNED=&quot;true&quot; SEQUENCE=&quot;false&quot; NOTNULL=&quot;true&quot; NEXT=&quot;name&quot; COMMENT=&quot;Identifier&quot;/&gt;">
            <text:p>&lt;TABLE NAME="neon_fw_demo_test" COMMENT="Table for testing purposes" PREVIOUS="neon_fw_demo_test_type" NEXT="neon_fw_demo_composite"&gt;&lt;FIELDS&gt;&lt;FIELD NAME="id" TYPE="int" LENGTH="10" UNSIGNED="true" SEQUENCE="false" NOTNULL="true" NEXT="name" COMMENT="Identifier"/&gt;</text:p>
          </table:table-cell>
          <table:table-cell table:style-name="ce27" table:formula="of:=IF(AND([.A5]=&quot;Campo&quot;;[.A5]&lt;&gt;[.A4]);&quot;&lt;Form name=&quot;&quot;newRecord&quot;&quot;&gt;&quot;;&quot;&quot;)&amp;IF([.A5]=&quot;Campo&quot;;&quot;&lt;&quot;&amp;IF([.D5]=&quot;FK&quot;;&quot;Select &quot;;VLOOKUP([.F5];[$Auxiliar.$A$27:.$B$48];2;0))&amp;&quot; id=&quot;&quot;&quot;&amp;[.C5]&amp;&quot;&quot;&quot; label=&quot;&quot;&quot;&amp;[.C5]&amp;&quot;&quot;&quot;&quot;&amp; IF([.D5]=&quot;FK&quot;;&quot; datasource=&quot;&quot;table:&quot;&amp;VLOOKUP(&quot;Chave&quot;&amp;&quot;.&quot;&amp;[.C5];[.$Q$1:.$R$2300];2;0)&amp;&quot;&quot;&quot; bindid=&quot;&quot;id&quot;&quot; bindvalue=&quot;&quot;name&quot;&quot;&quot;;&quot;&quot;)&amp;&quot;required=&quot;&quot;&quot;&amp;IF([.H5]=&quot;Sim&quot;;&quot;true&quot;;&quot;false&quot;)&amp;&quot;&quot;&quot; /&gt;&quot;;&quot;&quot;)&amp;IF(AND([.A5]=&quot;Chave&quot;;[.A4]=&quot;Campo&quot;);&quot;&lt;/Form&gt;&quot;;&quot;&quot;)" office:value-type="string" office:string-value="&lt;Form name=&quot;newRecord&quot;&gt;&lt;Int id=&quot;id&quot; label=&quot;id&quot;required=&quot;true&quot; /&gt;">
            <text:p>&lt;Form name="newRecord"&gt;&lt;Int id="id" label="id"required="true" /&gt;</text:p>
          </table:table-cell>
          <table:table-cell table:style-name="ce27" table:formula="of:=IF([.A5]&lt;&gt;&quot;&quot;;[.A5]&amp;&quot;.&quot;&amp;[.C5];&quot;&quot;)" office:value-type="string" office:string-value="Campo.id">
            <text:p>Campo.id</text:p>
          </table:table-cell>
          <table:table-cell table:style-name="ce27" table:formula="of:=IF([.A5]&lt;&gt;&quot;&quot;;[.F5];&quot;&quot;)" office:value-type="string" office:string-value="Int">
            <text:p>Int</text:p>
          </table:table-cell>
        </table:table-row>
        <table:table-row table:style-name="ro11">
          <table:table-cell table:formula="of:=IF([Campos.A6]=&quot;&quot;;&quot;&quot;;[Campos.A6])" office:value-type="string" office:string-value="Campo">
            <text:p>Campo</text:p>
          </table:table-cell>
          <table:table-cell table:formula="of:=IF([Campos.B6]=&quot;&quot;;&quot;&quot;;[Campos.B6])" office:value-type="string" office:string-value="neon_fw_demo_test">
            <text:p>neon_fw_demo_test</text:p>
          </table:table-cell>
          <table:table-cell table:formula="of:=IF([Campos.C6]=&quot;&quot;;&quot;&quot;;[Campos.C6])" office:value-type="string" office:string-value="name">
            <text:p>name</text:p>
          </table:table-cell>
          <table:table-cell table:formula="of:=IF([Campos.D6]=&quot;&quot;;&quot;&quot;;[Campos.D6])">
            <text:p/>
          </table:table-cell>
          <table:table-cell table:style-name="ce24" table:formula="of:=IF([.A6]=&quot;Chave&quot;;SUBSTITUTE([.C6];&quot;,&quot;;&quot;_&quot;)&amp;ROW([.C6]);[.C6])" office:value-type="string" office:string-value="name">
            <text:p>name</text:p>
          </table:table-cell>
          <table:table-cell table:formula="of:=IF([Campos.F6]=&quot;&quot;;&quot;&quot;;[Campos.F6])" office:value-type="string" office:string-value="Name">
            <text:p>Name</text:p>
          </table:table-cell>
          <table:table-cell table:formula="of:=IF([Campos.G6]=&quot;&quot;;&quot;&quot;;[Campos.G6])">
            <text:p/>
          </table:table-cell>
          <table:table-cell table:formula="of:=IF([Campos.H6]=&quot;&quot;;&quot;&quot;;[Campos.H6])" office:value-type="string" office:string-value="Sim">
            <text:p>Sim</text:p>
          </table:table-cell>
          <table:table-cell table:formula="of:=IF([Campos.E6]=&quot;&quot;;&quot;&quot;;[Campos.E6])">
            <text:p/>
          </table:table-cell>
          <table:table-cell table:formula="of:=IF([Campos.I6]=&quot;&quot;;&quot;&quot;;[Campos.I6])" office:value-type="string" office:string-value="Name">
            <text:p>Name</text:p>
          </table:table-cell>
          <table:table-cell table:formula="of:=IF([.B6]=&quot;&quot;;&quot;&quot;;VLOOKUP([.B6];[$Tabelas.$A$1:.$B$136];2;0))" office:value-type="string" office:string-value="Table for testing purposes">
            <text:p>Table for testing purposes</text:p>
          </table:table-cell>
          <table:table-cell table:formula="of:=IF([.A6]=&quot;Campo&quot;;IF([.A6]=&quot;&quot;;&quot;&quot;;IF([.A6]&lt;&gt;[.A5];&quot;&quot;;&quot;PREVIOUS=&quot;&quot;&quot;&amp;[.C5]&amp;&quot;&quot;&quot; &quot;) &amp; IF([.A6]&lt;&gt;[.A7];&quot;&quot;;&quot;NEXT=&quot;&quot;&quot;&amp;[.C7]&amp;&quot;&quot;&quot;&quot;));IF([.A6]=&quot;&quot;;&quot;&quot;;IF([.A6]&lt;&gt;[.A5];&quot;&quot;;&quot;PREVIOUS=&quot;&quot;&quot;&amp;[.E5]&amp;&quot;&quot;&quot; &quot;) &amp; IF([.A6]&lt;&gt;[.A7];&quot;&quot;;&quot;NEXT=&quot;&quot;&quot;&amp;[.E7]&amp;&quot;&quot;&quot;&quot;)))" office:value-type="string" office:string-value="PREVIOUS=&quot;id&quot; NEXT=&quot;id_type&quot;">
            <text:p>PREVIOUS="id" NEXT="id_type"</text:p>
          </table:table-cell>
          <table:table-cell table:formula="of:=IF([.B6]=&quot;&quot;;&quot;&quot;;VLOOKUP([.B6];[$Tabelas.$A$1:.$C$136];3;0))" office:value-type="string" office:string-value="PREVIOUS=&quot;neon_fw_demo_test_type&quot; NEXT=&quot;neon_fw_demo_composite&quot;">
            <text:p>PREVIOUS="neon_fw_demo_test_type" NEXT="neon_fw_demo_composite"</text:p>
          </table:table-cell>
          <table:table-cell table:formula="of:=IF([.A6]=&quot;Campo&quot;; IF(ISERROR(VLOOKUP([.F6];[$Auxiliar.$A$1:.$E$17];5;0));&quot;TYPE=&quot;&quot;&quot;&amp;[.F6]&amp;&quot;&quot;&quot; LENGTH=&quot;&quot;&quot;&amp;[.G6]&amp;&quot;&quot;&quot; &quot;;VLOOKUP([.F6];[$Auxiliar.$A$1:.$E$17];5;0)) &amp; IF(AND([.A6]=&quot;Campo&quot;;[.D6]=&quot;PK&quot;); IF([.I6]=&quot;Sim&quot;;&quot; SEQUENCE=&quot;&quot;true&quot;&quot;&quot;;&quot; SEQUENCE=&quot;&quot;false&quot;&quot;&quot;);&quot;&quot;)&amp;IF([.H6]&lt;&gt;&quot;&quot;;&quot; NOTNULL=&quot;&quot;&quot;&amp;IF([.H6]=&quot;Sim&quot;;&quot;true&quot;;&quot;false&quot;)&amp;&quot;&quot;&quot;&quot;;&quot;&quot;);&quot;&quot;)" office:value-type="string" office:string-value="TYPE=&quot;char&quot; LENGTH=&quot;128&quot; NOTNULL=&quot;true&quot;">
            <text:p>TYPE="char" LENGTH="128" NOTNULL="true"</text:p>
          </table:table-cell>
          <table:table-cell table:style-name="ce26" table:formula="of:=IF(AND([.B6]&lt;&gt;[.B5];[.B6]&lt;&gt;&quot;&quot;);&quot;&lt;TABLE NAME=&quot;&quot;&quot;&amp;[.B6]&amp;&quot;&quot;&quot; COMMENT=&quot;&quot;&quot;&amp;[.K6]&amp;&quot;&quot;&quot; &quot;&amp; [.M6] &amp;&quot;&gt;&lt;FIELDS&gt;&quot;;&quot;&quot;) &amp; IF(AND([.A6]=&quot;Chave&quot;;[.A5]=&quot;Campo&quot;);&quot;&lt;KEYS&gt;&quot;;&quot;&quot;) &amp; IF([.A6]=&quot;Chave&quot;;&quot;&lt;KEY NAME=&quot;&quot;&quot;&amp;[.E6]&amp;&quot;&quot;&quot; TYPE=&quot;&quot;&quot;&amp;IF([.D6]=&quot;PK&quot;;&quot;primary&quot;;&quot;foreign&quot;)&amp;&quot;&quot;&quot; FIELDS=&quot;&quot;&quot;&amp;[.C6]&amp;&quot;&quot;&quot;&quot;&amp;IF([.D6]=&quot;FK&quot;;&quot; REFTABLE=&quot;&quot;&quot;&amp;[.F6]&amp;&quot;&quot;&quot; REFFIELDS=&quot;&quot;&quot;&amp;[.G6]&amp;&quot;&quot;&quot;&quot;;&quot;&quot;)&amp;&quot; &quot;&amp;[.L6]&amp;&quot; COMMENT=&quot;&quot;&quot;&amp;[.J6]&amp;&quot;&quot;&quot;&quot;&amp;IF(AND([.A6]=&quot;Campo&quot;;[.D6]=&quot;PK&quot;);&quot; SEQUENCE=&quot;&quot;true&quot;&quot;&quot;;&quot;&quot;)&amp;&quot;/&gt;&quot;;&quot;&quot;) &amp; IF([.A6]=&quot;Campo&quot;;&quot;&lt;FIELD NAME=&quot;&quot;&quot;&amp;[.C6]&amp;&quot;&quot;&quot; &quot;&amp;[.N6]&amp;&quot; &quot;&amp;[.L6]&amp;IF(AND([.A6]=&quot;Campo&quot;;[.D6]&lt;&gt;&quot;PK&quot;);&quot; SEQUENCE=&quot;&quot;false&quot;&quot; &quot;;&quot;&quot;)&amp;&quot; COMMENT=&quot;&quot;&quot;&amp;[.J6]&amp;&quot;&quot;&quot;/&gt;&quot;;&quot;&quot;) &amp; IF(AND([.A6]=&quot;Campo&quot;;[.A7]=&quot;Chave&quot;);&quot;&lt;/FIELDS&gt;&quot;;&quot;&quot;) &amp; IF(AND([.A6]=&quot;Chave&quot;;[.A7]&lt;&gt;&quot;Chave&quot;);&quot;&lt;/KEYS&gt;&quot;;&quot;&quot;) &amp; IF([.B6]&lt;&gt;[.B7];&quot;&lt;/TABLE&gt;&quot;;&quot;&quot;) &amp; IF(AND([.A6]=&quot;&quot;;[.A5]&lt;&gt;&quot;&quot;);&quot;&lt;/TABLES&gt;&lt;/XMLDB&gt;&quot;;&quot;&quot;)" office:value-type="string" office:string-value="&lt;FIELD NAME=&quot;name&quot; TYPE=&quot;char&quot; LENGTH=&quot;128&quot; NOTNULL=&quot;true&quot; PREVIOUS=&quot;id&quot; NEXT=&quot;id_type&quot; SEQUENCE=&quot;false&quot;  COMMENT=&quot;Name&quot;/&gt;">
            <text:p>&lt;FIELD NAME="name" TYPE="char" LENGTH="128" NOTNULL="true" PREVIOUS="id" NEXT="id_type" SEQUENCE="false" <text:s/>COMMENT="Name"/&gt;</text:p>
          </table:table-cell>
          <table:table-cell table:style-name="ce27" table:formula="of:=IF(AND([.A6]=&quot;Campo&quot;;[.A6]&lt;&gt;[.A5]);&quot;&lt;Form name=&quot;&quot;newRecord&quot;&quot;&gt;&quot;;&quot;&quot;)&amp;IF([.A6]=&quot;Campo&quot;;&quot;&lt;&quot;&amp;IF([.D6]=&quot;FK&quot;;&quot;Select &quot;;VLOOKUP([.F6];[$Auxiliar.$A$27:.$B$48];2;0))&amp;&quot; id=&quot;&quot;&quot;&amp;[.C6]&amp;&quot;&quot;&quot; label=&quot;&quot;&quot;&amp;[.C6]&amp;&quot;&quot;&quot;&quot;&amp; IF([.D6]=&quot;FK&quot;;&quot; datasource=&quot;&quot;table:&quot;&amp;VLOOKUP(&quot;Chave&quot;&amp;&quot;.&quot;&amp;[.C6];[.$Q$1:.$R$2300];2;0)&amp;&quot;&quot;&quot; bindid=&quot;&quot;id&quot;&quot; bindvalue=&quot;&quot;name&quot;&quot;&quot;;&quot;&quot;)&amp;&quot;required=&quot;&quot;&quot;&amp;IF([.H6]=&quot;Sim&quot;;&quot;true&quot;;&quot;false&quot;)&amp;&quot;&quot;&quot; /&gt;&quot;;&quot;&quot;)&amp;IF(AND([.A6]=&quot;Chave&quot;;[.A5]=&quot;Campo&quot;);&quot;&lt;/Form&gt;&quot;;&quot;&quot;)" office:value-type="string" office:string-value="&lt;Name id=&quot;name&quot; label=&quot;name&quot;required=&quot;true&quot; /&gt;">
            <text:p>&lt;Name id="name" label="name"required="true" /&gt;</text:p>
          </table:table-cell>
          <table:table-cell table:style-name="ce27" table:formula="of:=IF([.A6]&lt;&gt;&quot;&quot;;[.A6]&amp;&quot;.&quot;&amp;[.C6];&quot;&quot;)" office:value-type="string" office:string-value="Campo.name">
            <text:p>Campo.name</text:p>
          </table:table-cell>
          <table:table-cell table:style-name="ce27" table:formula="of:=IF([.A6]&lt;&gt;&quot;&quot;;[.F6];&quot;&quot;)" office:value-type="string" office:string-value="Name">
            <text:p>Name</text:p>
          </table:table-cell>
        </table:table-row>
        <table:table-row table:style-name="ro11">
          <table:table-cell table:formula="of:=IF([Campos.A7]=&quot;&quot;;&quot;&quot;;[Campos.A7])" office:value-type="string" office:string-value="Campo">
            <text:p>Campo</text:p>
          </table:table-cell>
          <table:table-cell table:formula="of:=IF([Campos.B7]=&quot;&quot;;&quot;&quot;;[Campos.B7])" office:value-type="string" office:string-value="neon_fw_demo_test">
            <text:p>neon_fw_demo_test</text:p>
          </table:table-cell>
          <table:table-cell table:formula="of:=IF([Campos.C7]=&quot;&quot;;&quot;&quot;;[Campos.C7])" office:value-type="string" office:string-value="id_type">
            <text:p>id_type</text:p>
          </table:table-cell>
          <table:table-cell table:formula="of:=IF([Campos.D7]=&quot;&quot;;&quot;&quot;;[Campos.D7])" office:value-type="string" office:string-value="FK">
            <text:p>FK</text:p>
          </table:table-cell>
          <table:table-cell table:style-name="ce24" table:formula="of:=IF([.A7]=&quot;Chave&quot;;SUBSTITUTE([.C7];&quot;,&quot;;&quot;_&quot;)&amp;ROW([.C7]);[.C7])" office:value-type="string" office:string-value="id_type">
            <text:p>id_type</text:p>
          </table:table-cell>
          <table:table-cell table:formula="of:=IF([Campos.F7]=&quot;&quot;;&quot;&quot;;[Campos.F7])" office:value-type="string" office:string-value="Int">
            <text:p>Int</text:p>
          </table:table-cell>
          <table:table-cell table:formula="of:=IF([Campos.G7]=&quot;&quot;;&quot;&quot;;[Campos.G7])">
            <text:p/>
          </table:table-cell>
          <table:table-cell table:formula="of:=IF([Campos.H7]=&quot;&quot;;&quot;&quot;;[Campos.H7])" office:value-type="string" office:string-value="Sim">
            <text:p>Sim</text:p>
          </table:table-cell>
          <table:table-cell table:formula="of:=IF([Campos.E7]=&quot;&quot;;&quot;&quot;;[Campos.E7])">
            <text:p/>
          </table:table-cell>
          <table:table-cell table:formula="of:=IF([Campos.I7]=&quot;&quot;;&quot;&quot;;[Campos.I7])" office:value-type="string" office:string-value="Test Type">
            <text:p>Test Type</text:p>
          </table:table-cell>
          <table:table-cell table:formula="of:=IF([.B7]=&quot;&quot;;&quot;&quot;;VLOOKUP([.B7];[$Tabelas.$A$1:.$B$136];2;0))" office:value-type="string" office:string-value="Table for testing purposes">
            <text:p>Table for testing purposes</text:p>
          </table:table-cell>
          <table:table-cell table:formula="of:=IF([.A7]=&quot;Campo&quot;;IF([.A7]=&quot;&quot;;&quot;&quot;;IF([.A7]&lt;&gt;[.A6];&quot;&quot;;&quot;PREVIOUS=&quot;&quot;&quot;&amp;[.C6]&amp;&quot;&quot;&quot; &quot;) &amp; IF([.A7]&lt;&gt;[.A8];&quot;&quot;;&quot;NEXT=&quot;&quot;&quot;&amp;[.C8]&amp;&quot;&quot;&quot;&quot;));IF([.A7]=&quot;&quot;;&quot;&quot;;IF([.A7]&lt;&gt;[.A6];&quot;&quot;;&quot;PREVIOUS=&quot;&quot;&quot;&amp;[.E6]&amp;&quot;&quot;&quot; &quot;) &amp; IF([.A7]&lt;&gt;[.A8];&quot;&quot;;&quot;NEXT=&quot;&quot;&quot;&amp;[.E8]&amp;&quot;&quot;&quot;&quot;)))" office:value-type="string" office:string-value="PREVIOUS=&quot;name&quot; ">
            <text:p>PREVIOUS="name" </text:p>
          </table:table-cell>
          <table:table-cell table:formula="of:=IF([.B7]=&quot;&quot;;&quot;&quot;;VLOOKUP([.B7];[$Tabelas.$A$1:.$C$136];3;0))" office:value-type="string" office:string-value="PREVIOUS=&quot;neon_fw_demo_test_type&quot; NEXT=&quot;neon_fw_demo_composite&quot;">
            <text:p>PREVIOUS="neon_fw_demo_test_type" NEXT="neon_fw_demo_composite"</text:p>
          </table:table-cell>
          <table:table-cell table:formula="of:=IF([.A7]=&quot;Campo&quot;; IF(ISERROR(VLOOKUP([.F7];[$Auxiliar.$A$1:.$E$17];5;0));&quot;TYPE=&quot;&quot;&quot;&amp;[.F7]&amp;&quot;&quot;&quot; LENGTH=&quot;&quot;&quot;&amp;[.G7]&amp;&quot;&quot;&quot; &quot;;VLOOKUP([.F7];[$Auxiliar.$A$1:.$E$17];5;0)) &amp; IF(AND([.A7]=&quot;Campo&quot;;[.D7]=&quot;PK&quot;); IF([.I7]=&quot;Sim&quot;;&quot; SEQUENCE=&quot;&quot;true&quot;&quot;&quot;;&quot; SEQUENCE=&quot;&quot;false&quot;&quot;&quot;);&quot;&quot;)&amp;IF([.H7]&lt;&gt;&quot;&quot;;&quot; NOTNULL=&quot;&quot;&quot;&amp;IF([.H7]=&quot;Sim&quot;;&quot;true&quot;;&quot;false&quot;)&amp;&quot;&quot;&quot;&quot;;&quot;&quot;);&quot;&quot;)" office:value-type="string" office:string-value="TYPE=&quot;int&quot; LENGTH=&quot;10&quot; UNSIGNED=&quot;true&quot; NOTNULL=&quot;true&quot;">
            <text:p>TYPE="int" LENGTH="10" UNSIGNED="true" NOTNULL="true"</text:p>
          </table:table-cell>
          <table:table-cell table:style-name="ce26" table:formula="of:=IF(AND([.B7]&lt;&gt;[.B6];[.B7]&lt;&gt;&quot;&quot;);&quot;&lt;TABLE NAME=&quot;&quot;&quot;&amp;[.B7]&amp;&quot;&quot;&quot; COMMENT=&quot;&quot;&quot;&amp;[.K7]&amp;&quot;&quot;&quot; &quot;&amp; [.M7] &amp;&quot;&gt;&lt;FIELDS&gt;&quot;;&quot;&quot;) &amp; IF(AND([.A7]=&quot;Chave&quot;;[.A6]=&quot;Campo&quot;);&quot;&lt;KEYS&gt;&quot;;&quot;&quot;) &amp; IF([.A7]=&quot;Chave&quot;;&quot;&lt;KEY NAME=&quot;&quot;&quot;&amp;[.E7]&amp;&quot;&quot;&quot; TYPE=&quot;&quot;&quot;&amp;IF([.D7]=&quot;PK&quot;;&quot;primary&quot;;&quot;foreign&quot;)&amp;&quot;&quot;&quot; FIELDS=&quot;&quot;&quot;&amp;[.C7]&amp;&quot;&quot;&quot;&quot;&amp;IF([.D7]=&quot;FK&quot;;&quot; REFTABLE=&quot;&quot;&quot;&amp;[.F7]&amp;&quot;&quot;&quot; REFFIELDS=&quot;&quot;&quot;&amp;[.G7]&amp;&quot;&quot;&quot;&quot;;&quot;&quot;)&amp;&quot; &quot;&amp;[.L7]&amp;&quot; COMMENT=&quot;&quot;&quot;&amp;[.J7]&amp;&quot;&quot;&quot;&quot;&amp;IF(AND([.A7]=&quot;Campo&quot;;[.D7]=&quot;PK&quot;);&quot; SEQUENCE=&quot;&quot;true&quot;&quot;&quot;;&quot;&quot;)&amp;&quot;/&gt;&quot;;&quot;&quot;) &amp; IF([.A7]=&quot;Campo&quot;;&quot;&lt;FIELD NAME=&quot;&quot;&quot;&amp;[.C7]&amp;&quot;&quot;&quot; &quot;&amp;[.N7]&amp;&quot; &quot;&amp;[.L7]&amp;IF(AND([.A7]=&quot;Campo&quot;;[.D7]&lt;&gt;&quot;PK&quot;);&quot; SEQUENCE=&quot;&quot;false&quot;&quot; &quot;;&quot;&quot;)&amp;&quot; COMMENT=&quot;&quot;&quot;&amp;[.J7]&amp;&quot;&quot;&quot;/&gt;&quot;;&quot;&quot;) &amp; IF(AND([.A7]=&quot;Campo&quot;;[.A8]=&quot;Chave&quot;);&quot;&lt;/FIELDS&gt;&quot;;&quot;&quot;) &amp; IF(AND([.A7]=&quot;Chave&quot;;[.A8]&lt;&gt;&quot;Chave&quot;);&quot;&lt;/KEYS&gt;&quot;;&quot;&quot;) &amp; IF([.B7]&lt;&gt;[.B8];&quot;&lt;/TABLE&gt;&quot;;&quot;&quot;) &amp; IF(AND([.A7]=&quot;&quot;;[.A6]&lt;&gt;&quot;&quot;);&quot;&lt;/TABLES&gt;&lt;/XMLDB&gt;&quot;;&quot;&quot;)" office:value-type="string" office:string-value="&lt;FIELD NAME=&quot;id_type&quot; TYPE=&quot;int&quot; LENGTH=&quot;10&quot; UNSIGNED=&quot;true&quot; NOTNULL=&quot;true&quot; PREVIOUS=&quot;name&quot;  SEQUENCE=&quot;false&quot;  COMMENT=&quot;Test Type&quot;/&gt;&lt;/FIELDS&gt;">
            <text:p>&lt;FIELD NAME="id_type" TYPE="int" LENGTH="10" UNSIGNED="true" NOTNULL="true" PREVIOUS="name" <text:s/>SEQUENCE="false" <text:s/>COMMENT="Test Type"/&gt;&lt;/FIELDS&gt;</text:p>
          </table:table-cell>
          <table:table-cell table:style-name="ce27" table:formula="of:=IF(AND([.A7]=&quot;Campo&quot;;[.A7]&lt;&gt;[.A6]);&quot;&lt;Form name=&quot;&quot;newRecord&quot;&quot;&gt;&quot;;&quot;&quot;)&amp;IF([.A7]=&quot;Campo&quot;;&quot;&lt;&quot;&amp;IF([.D7]=&quot;FK&quot;;&quot;Select &quot;;VLOOKUP([.F7];[$Auxiliar.$A$27:.$B$48];2;0))&amp;&quot; id=&quot;&quot;&quot;&amp;[.C7]&amp;&quot;&quot;&quot; label=&quot;&quot;&quot;&amp;[.C7]&amp;&quot;&quot;&quot;&quot;&amp; IF([.D7]=&quot;FK&quot;;&quot; datasource=&quot;&quot;table:&quot;&amp;VLOOKUP(&quot;Chave&quot;&amp;&quot;.&quot;&amp;[.C7];[.$Q$1:.$R$2300];2;0)&amp;&quot;&quot;&quot; bindid=&quot;&quot;id&quot;&quot; bindvalue=&quot;&quot;name&quot;&quot;&quot;;&quot;&quot;)&amp;&quot;required=&quot;&quot;&quot;&amp;IF([.H7]=&quot;Sim&quot;;&quot;true&quot;;&quot;false&quot;)&amp;&quot;&quot;&quot; /&gt;&quot;;&quot;&quot;)&amp;IF(AND([.A7]=&quot;Chave&quot;;[.A6]=&quot;Campo&quot;);&quot;&lt;/Form&gt;&quot;;&quot;&quot;)" office:value-type="string" office:string-value="&lt;Select  id=&quot;id_type&quot; label=&quot;id_type&quot; datasource=&quot;table:neon_fw_demo_test_type&quot; bindid=&quot;id&quot; bindvalue=&quot;name&quot;required=&quot;true&quot; /&gt;">
            <text:p>&lt;Select <text:s/>id="id_type" label="id_type" datasource="table:neon_fw_demo_test_type" bindid="id" bindvalue="name"required="true" /&gt;</text:p>
          </table:table-cell>
          <table:table-cell table:style-name="ce27" table:formula="of:=IF([.A7]&lt;&gt;&quot;&quot;;[.A7]&amp;&quot;.&quot;&amp;[.C7];&quot;&quot;)" office:value-type="string" office:string-value="Campo.id_type">
            <text:p>Campo.id_type</text:p>
          </table:table-cell>
          <table:table-cell table:style-name="ce27" table:formula="of:=IF([.A7]&lt;&gt;&quot;&quot;;[.F7];&quot;&quot;)" office:value-type="string" office:string-value="Int">
            <text:p>Int</text:p>
          </table:table-cell>
        </table:table-row>
        <table:table-row table:style-name="ro11">
          <table:table-cell table:formula="of:=IF([Campos.A8]=&quot;&quot;;&quot;&quot;;[Campos.A8])" office:value-type="string" office:string-value="Chave">
            <text:p>Chave</text:p>
          </table:table-cell>
          <table:table-cell table:formula="of:=IF([Campos.B8]=&quot;&quot;;&quot;&quot;;[Campos.B8])" office:value-type="string" office:string-value="neon_fw_demo_test">
            <text:p>neon_fw_demo_test</text:p>
          </table:table-cell>
          <table:table-cell table:formula="of:=IF([Campos.C8]=&quot;&quot;;&quot;&quot;;[Campos.C8])" office:value-type="string" office:string-value="id">
            <text:p>id</text:p>
          </table:table-cell>
          <table:table-cell table:formula="of:=IF([Campos.D8]=&quot;&quot;;&quot;&quot;;[Campos.D8])" office:value-type="string" office:string-value="PK">
            <text:p>PK</text:p>
          </table:table-cell>
          <table:table-cell table:style-name="ce24" table:formula="of:=IF([.A8]=&quot;Chave&quot;;SUBSTITUTE([.C8];&quot;,&quot;;&quot;_&quot;)&amp;ROW([.C8]);[.C8])" office:value-type="string" office:string-value="id8">
            <text:p>id8</text:p>
          </table:table-cell>
          <table:table-cell table:formula="of:=IF([Campos.F8]=&quot;&quot;;&quot;&quot;;[Campos.F8])">
            <text:p/>
          </table:table-cell>
          <table:table-cell table:formula="of:=IF([Campos.G8]=&quot;&quot;;&quot;&quot;;[Campos.G8])">
            <text:p/>
          </table:table-cell>
          <table:table-cell table:formula="of:=IF([Campos.H8]=&quot;&quot;;&quot;&quot;;[Campos.H8])">
            <text:p/>
          </table:table-cell>
          <table:table-cell table:formula="of:=IF([Campos.E8]=&quot;&quot;;&quot;&quot;;[Campos.E8])">
            <text:p/>
          </table:table-cell>
          <table:table-cell table:formula="of:=IF([Campos.I8]=&quot;&quot;;&quot;&quot;;[Campos.I8])">
            <text:p/>
          </table:table-cell>
          <table:table-cell table:formula="of:=IF([.B8]=&quot;&quot;;&quot;&quot;;VLOOKUP([.B8];[$Tabelas.$A$1:.$B$136];2;0))" office:value-type="string" office:string-value="Table for testing purposes">
            <text:p>Table for testing purposes</text:p>
          </table:table-cell>
          <table:table-cell table:formula="of:=IF([.A8]=&quot;Campo&quot;;IF([.A8]=&quot;&quot;;&quot;&quot;;IF([.A8]&lt;&gt;[.A7];&quot;&quot;;&quot;PREVIOUS=&quot;&quot;&quot;&amp;[.C7]&amp;&quot;&quot;&quot; &quot;) &amp; IF([.A8]&lt;&gt;[.A9];&quot;&quot;;&quot;NEXT=&quot;&quot;&quot;&amp;[.C9]&amp;&quot;&quot;&quot;&quot;));IF([.A8]=&quot;&quot;;&quot;&quot;;IF([.A8]&lt;&gt;[.A7];&quot;&quot;;&quot;PREVIOUS=&quot;&quot;&quot;&amp;[.E7]&amp;&quot;&quot;&quot; &quot;) &amp; IF([.A8]&lt;&gt;[.A9];&quot;&quot;;&quot;NEXT=&quot;&quot;&quot;&amp;[.E9]&amp;&quot;&quot;&quot;&quot;)))" office:value-type="string" office:string-value="NEXT=&quot;id_type9&quot;">
            <text:p>NEXT="id_type9"</text:p>
          </table:table-cell>
          <table:table-cell table:formula="of:=IF([.B8]=&quot;&quot;;&quot;&quot;;VLOOKUP([.B8];[$Tabelas.$A$1:.$C$136];3;0))" office:value-type="string" office:string-value="PREVIOUS=&quot;neon_fw_demo_test_type&quot; NEXT=&quot;neon_fw_demo_composite&quot;">
            <text:p>PREVIOUS="neon_fw_demo_test_type" NEXT="neon_fw_demo_composite"</text:p>
          </table:table-cell>
          <table:table-cell table:formula="of:=IF([.A8]=&quot;Campo&quot;; IF(ISERROR(VLOOKUP([.F8];[$Auxiliar.$A$1:.$E$17];5;0));&quot;TYPE=&quot;&quot;&quot;&amp;[.F8]&amp;&quot;&quot;&quot; LENGTH=&quot;&quot;&quot;&amp;[.G8]&amp;&quot;&quot;&quot; &quot;;VLOOKUP([.F8];[$Auxiliar.$A$1:.$E$17];5;0)) &amp; IF(AND([.A8]=&quot;Campo&quot;;[.D8]=&quot;PK&quot;); IF([.I8]=&quot;Sim&quot;;&quot; SEQUENCE=&quot;&quot;true&quot;&quot;&quot;;&quot; SEQUENCE=&quot;&quot;false&quot;&quot;&quot;);&quot;&quot;)&amp;IF([.H8]&lt;&gt;&quot;&quot;;&quot; NOTNULL=&quot;&quot;&quot;&amp;IF([.H8]=&quot;Sim&quot;;&quot;true&quot;;&quot;false&quot;)&amp;&quot;&quot;&quot;&quot;;&quot;&quot;);&quot;&quot;)">
            <text:p/>
          </table:table-cell>
          <table:table-cell table:style-name="ce26" table:formula="of:=IF(AND([.B8]&lt;&gt;[.B7];[.B8]&lt;&gt;&quot;&quot;);&quot;&lt;TABLE NAME=&quot;&quot;&quot;&amp;[.B8]&amp;&quot;&quot;&quot; COMMENT=&quot;&quot;&quot;&amp;[.K8]&amp;&quot;&quot;&quot; &quot;&amp; [.M8] &amp;&quot;&gt;&lt;FIELDS&gt;&quot;;&quot;&quot;) &amp; IF(AND([.A8]=&quot;Chave&quot;;[.A7]=&quot;Campo&quot;);&quot;&lt;KEYS&gt;&quot;;&quot;&quot;) &amp; IF([.A8]=&quot;Chave&quot;;&quot;&lt;KEY NAME=&quot;&quot;&quot;&amp;[.E8]&amp;&quot;&quot;&quot; TYPE=&quot;&quot;&quot;&amp;IF([.D8]=&quot;PK&quot;;&quot;primary&quot;;&quot;foreign&quot;)&amp;&quot;&quot;&quot; FIELDS=&quot;&quot;&quot;&amp;[.C8]&amp;&quot;&quot;&quot;&quot;&amp;IF([.D8]=&quot;FK&quot;;&quot; REFTABLE=&quot;&quot;&quot;&amp;[.F8]&amp;&quot;&quot;&quot; REFFIELDS=&quot;&quot;&quot;&amp;[.G8]&amp;&quot;&quot;&quot;&quot;;&quot;&quot;)&amp;&quot; &quot;&amp;[.L8]&amp;&quot; COMMENT=&quot;&quot;&quot;&amp;[.J8]&amp;&quot;&quot;&quot;&quot;&amp;IF(AND([.A8]=&quot;Campo&quot;;[.D8]=&quot;PK&quot;);&quot; SEQUENCE=&quot;&quot;true&quot;&quot;&quot;;&quot;&quot;)&amp;&quot;/&gt;&quot;;&quot;&quot;) &amp; IF([.A8]=&quot;Campo&quot;;&quot;&lt;FIELD NAME=&quot;&quot;&quot;&amp;[.C8]&amp;&quot;&quot;&quot; &quot;&amp;[.N8]&amp;&quot; &quot;&amp;[.L8]&amp;IF(AND([.A8]=&quot;Campo&quot;;[.D8]&lt;&gt;&quot;PK&quot;);&quot; SEQUENCE=&quot;&quot;false&quot;&quot; &quot;;&quot;&quot;)&amp;&quot; COMMENT=&quot;&quot;&quot;&amp;[.J8]&amp;&quot;&quot;&quot;/&gt;&quot;;&quot;&quot;) &amp; IF(AND([.A8]=&quot;Campo&quot;;[.A9]=&quot;Chave&quot;);&quot;&lt;/FIELDS&gt;&quot;;&quot;&quot;) &amp; IF(AND([.A8]=&quot;Chave&quot;;[.A9]&lt;&gt;&quot;Chave&quot;);&quot;&lt;/KEYS&gt;&quot;;&quot;&quot;) &amp; IF([.B8]&lt;&gt;[.B9];&quot;&lt;/TABLE&gt;&quot;;&quot;&quot;) &amp; IF(AND([.A8]=&quot;&quot;;[.A7]&lt;&gt;&quot;&quot;);&quot;&lt;/TABLES&gt;&lt;/XMLDB&gt;&quot;;&quot;&quot;)" office:value-type="string" office:string-value="&lt;KEYS&gt;&lt;KEY NAME=&quot;id8&quot; TYPE=&quot;primary&quot; FIELDS=&quot;id&quot; NEXT=&quot;id_type9&quot; COMMENT=&quot;&quot;/&gt;">
            <text:p>&lt;KEYS&gt;&lt;KEY NAME="id8" TYPE="primary" FIELDS="id" NEXT="id_type9" COMMENT=""/&gt;</text:p>
          </table:table-cell>
          <table:table-cell table:style-name="ce27" table:formula="of:=IF(AND([.A8]=&quot;Campo&quot;;[.A8]&lt;&gt;[.A7]);&quot;&lt;Form name=&quot;&quot;newRecord&quot;&quot;&gt;&quot;;&quot;&quot;)&amp;IF([.A8]=&quot;Campo&quot;;&quot;&lt;&quot;&amp;IF([.D8]=&quot;FK&quot;;&quot;Select &quot;;VLOOKUP([.F8];[$Auxiliar.$A$27:.$B$48];2;0))&amp;&quot; id=&quot;&quot;&quot;&amp;[.C8]&amp;&quot;&quot;&quot; label=&quot;&quot;&quot;&amp;[.C8]&amp;&quot;&quot;&quot;&quot;&amp; IF([.D8]=&quot;FK&quot;;&quot; datasource=&quot;&quot;table:&quot;&amp;VLOOKUP(&quot;Chave&quot;&amp;&quot;.&quot;&amp;[.C8];[.$Q$1:.$R$2300];2;0)&amp;&quot;&quot;&quot; bindid=&quot;&quot;id&quot;&quot; bindvalue=&quot;&quot;name&quot;&quot;&quot;;&quot;&quot;)&amp;&quot;required=&quot;&quot;&quot;&amp;IF([.H8]=&quot;Sim&quot;;&quot;true&quot;;&quot;false&quot;)&amp;&quot;&quot;&quot; /&gt;&quot;;&quot;&quot;)&amp;IF(AND([.A8]=&quot;Chave&quot;;[.A7]=&quot;Campo&quot;);&quot;&lt;/Form&gt;&quot;;&quot;&quot;)" office:value-type="string" office:string-value="&lt;/Form&gt;">
            <text:p>&lt;/Form&gt;</text:p>
          </table:table-cell>
          <table:table-cell table:style-name="ce27" table:formula="of:=IF([.A8]&lt;&gt;&quot;&quot;;[.A8]&amp;&quot;.&quot;&amp;[.C8];&quot;&quot;)" office:value-type="string" office:string-value="Chave.id">
            <text:p>Chave.id</text:p>
          </table:table-cell>
          <table:table-cell table:style-name="ce27" table:formula="of:=IF([.A8]&lt;&gt;&quot;&quot;;[.F8];&quot;&quot;)">
            <text:p/>
          </table:table-cell>
        </table:table-row>
        <table:table-row table:style-name="ro11">
          <table:table-cell table:formula="of:=IF([Campos.A9]=&quot;&quot;;&quot;&quot;;[Campos.A9])" office:value-type="string" office:string-value="Chave">
            <text:p>Chave</text:p>
          </table:table-cell>
          <table:table-cell table:formula="of:=IF([Campos.B9]=&quot;&quot;;&quot;&quot;;[Campos.B9])" office:value-type="string" office:string-value="neon_fw_demo_test">
            <text:p>neon_fw_demo_test</text:p>
          </table:table-cell>
          <table:table-cell table:formula="of:=IF([Campos.C9]=&quot;&quot;;&quot;&quot;;[Campos.C9])" office:value-type="string" office:string-value="id_type">
            <text:p>id_type</text:p>
          </table:table-cell>
          <table:table-cell table:formula="of:=IF([Campos.D9]=&quot;&quot;;&quot;&quot;;[Campos.D9])" office:value-type="string" office:string-value="FK">
            <text:p>FK</text:p>
          </table:table-cell>
          <table:table-cell table:style-name="ce24" table:formula="of:=IF([.A9]=&quot;Chave&quot;;SUBSTITUTE([.C9];&quot;,&quot;;&quot;_&quot;)&amp;ROW([.C9]);[.C9])" office:value-type="string" office:string-value="id_type9">
            <text:p>id_type9</text:p>
          </table:table-cell>
          <table:table-cell table:formula="of:=IF([Campos.F9]=&quot;&quot;;&quot;&quot;;[Campos.F9])" office:value-type="string" office:string-value="neon_fw_demo_test_type">
            <text:p>neon_fw_demo_test_type</text:p>
          </table:table-cell>
          <table:table-cell table:formula="of:=IF([Campos.G9]=&quot;&quot;;&quot;&quot;;[Campos.G9])" office:value-type="string" office:string-value="id">
            <text:p>id</text:p>
          </table:table-cell>
          <table:table-cell table:formula="of:=IF([Campos.H9]=&quot;&quot;;&quot;&quot;;[Campos.H9])">
            <text:p/>
          </table:table-cell>
          <table:table-cell table:formula="of:=IF([Campos.E9]=&quot;&quot;;&quot;&quot;;[Campos.E9])">
            <text:p/>
          </table:table-cell>
          <table:table-cell table:formula="of:=IF([Campos.I9]=&quot;&quot;;&quot;&quot;;[Campos.I9])">
            <text:p/>
          </table:table-cell>
          <table:table-cell table:formula="of:=IF([.B9]=&quot;&quot;;&quot;&quot;;VLOOKUP([.B9];[$Tabelas.$A$1:.$B$136];2;0))" office:value-type="string" office:string-value="Table for testing purposes">
            <text:p>Table for testing purposes</text:p>
          </table:table-cell>
          <table:table-cell table:formula="of:=IF([.A9]=&quot;Campo&quot;;IF([.A9]=&quot;&quot;;&quot;&quot;;IF([.A9]&lt;&gt;[.A8];&quot;&quot;;&quot;PREVIOUS=&quot;&quot;&quot;&amp;[.C8]&amp;&quot;&quot;&quot; &quot;) &amp; IF([.A9]&lt;&gt;[.A10];&quot;&quot;;&quot;NEXT=&quot;&quot;&quot;&amp;[.C10]&amp;&quot;&quot;&quot;&quot;));IF([.A9]=&quot;&quot;;&quot;&quot;;IF([.A9]&lt;&gt;[.A8];&quot;&quot;;&quot;PREVIOUS=&quot;&quot;&quot;&amp;[.E8]&amp;&quot;&quot;&quot; &quot;) &amp; IF([.A9]&lt;&gt;[.A10];&quot;&quot;;&quot;NEXT=&quot;&quot;&quot;&amp;[.E10]&amp;&quot;&quot;&quot;&quot;)))" office:value-type="string" office:string-value="PREVIOUS=&quot;id8&quot; ">
            <text:p>PREVIOUS="id8" </text:p>
          </table:table-cell>
          <table:table-cell table:formula="of:=IF([.B9]=&quot;&quot;;&quot;&quot;;VLOOKUP([.B9];[$Tabelas.$A$1:.$C$136];3;0))" office:value-type="string" office:string-value="PREVIOUS=&quot;neon_fw_demo_test_type&quot; NEXT=&quot;neon_fw_demo_composite&quot;">
            <text:p>PREVIOUS="neon_fw_demo_test_type" NEXT="neon_fw_demo_composite"</text:p>
          </table:table-cell>
          <table:table-cell table:formula="of:=IF([.A9]=&quot;Campo&quot;; IF(ISERROR(VLOOKUP([.F9];[$Auxiliar.$A$1:.$E$17];5;0));&quot;TYPE=&quot;&quot;&quot;&amp;[.F9]&amp;&quot;&quot;&quot; LENGTH=&quot;&quot;&quot;&amp;[.G9]&amp;&quot;&quot;&quot; &quot;;VLOOKUP([.F9];[$Auxiliar.$A$1:.$E$17];5;0)) &amp; IF(AND([.A9]=&quot;Campo&quot;;[.D9]=&quot;PK&quot;); IF([.I9]=&quot;Sim&quot;;&quot; SEQUENCE=&quot;&quot;true&quot;&quot;&quot;;&quot; SEQUENCE=&quot;&quot;false&quot;&quot;&quot;);&quot;&quot;)&amp;IF([.H9]&lt;&gt;&quot;&quot;;&quot; NOTNULL=&quot;&quot;&quot;&amp;IF([.H9]=&quot;Sim&quot;;&quot;true&quot;;&quot;false&quot;)&amp;&quot;&quot;&quot;&quot;;&quot;&quot;);&quot;&quot;)">
            <text:p/>
          </table:table-cell>
          <table:table-cell table:style-name="ce26" table:formula="of:=IF(AND([.B9]&lt;&gt;[.B8];[.B9]&lt;&gt;&quot;&quot;);&quot;&lt;TABLE NAME=&quot;&quot;&quot;&amp;[.B9]&amp;&quot;&quot;&quot; COMMENT=&quot;&quot;&quot;&amp;[.K9]&amp;&quot;&quot;&quot; &quot;&amp; [.M9] &amp;&quot;&gt;&lt;FIELDS&gt;&quot;;&quot;&quot;) &amp; IF(AND([.A9]=&quot;Chave&quot;;[.A8]=&quot;Campo&quot;);&quot;&lt;KEYS&gt;&quot;;&quot;&quot;) &amp; IF([.A9]=&quot;Chave&quot;;&quot;&lt;KEY NAME=&quot;&quot;&quot;&amp;[.E9]&amp;&quot;&quot;&quot; TYPE=&quot;&quot;&quot;&amp;IF([.D9]=&quot;PK&quot;;&quot;primary&quot;;&quot;foreign&quot;)&amp;&quot;&quot;&quot; FIELDS=&quot;&quot;&quot;&amp;[.C9]&amp;&quot;&quot;&quot;&quot;&amp;IF([.D9]=&quot;FK&quot;;&quot; REFTABLE=&quot;&quot;&quot;&amp;[.F9]&amp;&quot;&quot;&quot; REFFIELDS=&quot;&quot;&quot;&amp;[.G9]&amp;&quot;&quot;&quot;&quot;;&quot;&quot;)&amp;&quot; &quot;&amp;[.L9]&amp;&quot; COMMENT=&quot;&quot;&quot;&amp;[.J9]&amp;&quot;&quot;&quot;&quot;&amp;IF(AND([.A9]=&quot;Campo&quot;;[.D9]=&quot;PK&quot;);&quot; SEQUENCE=&quot;&quot;true&quot;&quot;&quot;;&quot;&quot;)&amp;&quot;/&gt;&quot;;&quot;&quot;) &amp; IF([.A9]=&quot;Campo&quot;;&quot;&lt;FIELD NAME=&quot;&quot;&quot;&amp;[.C9]&amp;&quot;&quot;&quot; &quot;&amp;[.N9]&amp;&quot; &quot;&amp;[.L9]&amp;IF(AND([.A9]=&quot;Campo&quot;;[.D9]&lt;&gt;&quot;PK&quot;);&quot; SEQUENCE=&quot;&quot;false&quot;&quot; &quot;;&quot;&quot;)&amp;&quot; COMMENT=&quot;&quot;&quot;&amp;[.J9]&amp;&quot;&quot;&quot;/&gt;&quot;;&quot;&quot;) &amp; IF(AND([.A9]=&quot;Campo&quot;;[.A10]=&quot;Chave&quot;);&quot;&lt;/FIELDS&gt;&quot;;&quot;&quot;) &amp; IF(AND([.A9]=&quot;Chave&quot;;[.A10]&lt;&gt;&quot;Chave&quot;);&quot;&lt;/KEYS&gt;&quot;;&quot;&quot;) &amp; IF([.B9]&lt;&gt;[.B10];&quot;&lt;/TABLE&gt;&quot;;&quot;&quot;) &amp; IF(AND([.A9]=&quot;&quot;;[.A8]&lt;&gt;&quot;&quot;);&quot;&lt;/TABLES&gt;&lt;/XMLDB&gt;&quot;;&quot;&quot;)" office:value-type="string" office:string-value="&lt;KEY NAME=&quot;id_type9&quot; TYPE=&quot;foreign&quot; FIELDS=&quot;id_type&quot; REFTABLE=&quot;neon_fw_demo_test_type&quot; REFFIELDS=&quot;id&quot; PREVIOUS=&quot;id8&quot;  COMMENT=&quot;&quot;/&gt;&lt;/KEYS&gt;&lt;/TABLE&gt;">
            <text:p>&lt;KEY NAME="id_type9" TYPE="foreign" FIELDS="id_type" REFTABLE="neon_fw_demo_test_type" REFFIELDS="id" PREVIOUS="id8" <text:s/>COMMENT=""/&gt;&lt;/KEYS&gt;&lt;/TABLE&gt;</text:p>
          </table:table-cell>
          <table:table-cell table:style-name="ce27" table:formula="of:=IF(AND([.A9]=&quot;Campo&quot;;[.A9]&lt;&gt;[.A8]);&quot;&lt;Form name=&quot;&quot;newRecord&quot;&quot;&gt;&quot;;&quot;&quot;)&amp;IF([.A9]=&quot;Campo&quot;;&quot;&lt;&quot;&amp;IF([.D9]=&quot;FK&quot;;&quot;Select &quot;;VLOOKUP([.F9];[$Auxiliar.$A$27:.$B$48];2;0))&amp;&quot; id=&quot;&quot;&quot;&amp;[.C9]&amp;&quot;&quot;&quot; label=&quot;&quot;&quot;&amp;[.C9]&amp;&quot;&quot;&quot;&quot;&amp; IF([.D9]=&quot;FK&quot;;&quot; datasource=&quot;&quot;table:&quot;&amp;VLOOKUP(&quot;Chave&quot;&amp;&quot;.&quot;&amp;[.C9];[.$Q$1:.$R$2300];2;0)&amp;&quot;&quot;&quot; bindid=&quot;&quot;id&quot;&quot; bindvalue=&quot;&quot;name&quot;&quot;&quot;;&quot;&quot;)&amp;&quot;required=&quot;&quot;&quot;&amp;IF([.H9]=&quot;Sim&quot;;&quot;true&quot;;&quot;false&quot;)&amp;&quot;&quot;&quot; /&gt;&quot;;&quot;&quot;)&amp;IF(AND([.A9]=&quot;Chave&quot;;[.A8]=&quot;Campo&quot;);&quot;&lt;/Form&gt;&quot;;&quot;&quot;)">
            <text:p/>
          </table:table-cell>
          <table:table-cell table:style-name="ce27" table:formula="of:=IF([.A9]&lt;&gt;&quot;&quot;;[.A9]&amp;&quot;.&quot;&amp;[.C9];&quot;&quot;)" office:value-type="string" office:string-value="Chave.id_type">
            <text:p>Chave.id_type</text:p>
          </table:table-cell>
          <table:table-cell table:style-name="ce27" table:formula="of:=IF([.A9]&lt;&gt;&quot;&quot;;[.F9];&quot;&quot;)" office:value-type="string" office:string-value="neon_fw_demo_test_type">
            <text:p>neon_fw_demo_test_type</text:p>
          </table:table-cell>
        </table:table-row>
        <table:table-row table:style-name="ro10">
          <table:table-cell table:formula="of:=IF([Campos.A10]=&quot;&quot;;&quot;&quot;;[Campos.A10])" office:value-type="string" office:string-value="Campo">
            <text:p>Campo</text:p>
          </table:table-cell>
          <table:table-cell table:formula="of:=IF([Campos.B10]=&quot;&quot;;&quot;&quot;;[Campos.B10])" office:value-type="string" office:string-value="neon_fw_demo_composite">
            <text:p>neon_fw_demo_composite</text:p>
          </table:table-cell>
          <table:table-cell table:formula="of:=IF([Campos.C10]=&quot;&quot;;&quot;&quot;;[Campos.C10])" office:value-type="string" office:string-value="id">
            <text:p>id</text:p>
          </table:table-cell>
          <table:table-cell table:formula="of:=IF([Campos.D10]=&quot;&quot;;&quot;&quot;;[Campos.D10])" office:value-type="string" office:string-value="PK">
            <text:p>PK</text:p>
          </table:table-cell>
          <table:table-cell table:style-name="ce24" table:formula="of:=IF([.A10]=&quot;Chave&quot;;SUBSTITUTE([.C10];&quot;,&quot;;&quot;_&quot;)&amp;ROW([.C10]);[.C10])" office:value-type="string" office:string-value="id">
            <text:p>id</text:p>
          </table:table-cell>
          <table:table-cell table:formula="of:=IF([Campos.F10]=&quot;&quot;;&quot;&quot;;[Campos.F10])" office:value-type="string" office:string-value="Int">
            <text:p>Int</text:p>
          </table:table-cell>
          <table:table-cell table:formula="of:=IF([Campos.G10]=&quot;&quot;;&quot;&quot;;[Campos.G10])">
            <text:p/>
          </table:table-cell>
          <table:table-cell table:formula="of:=IF([Campos.H10]=&quot;&quot;;&quot;&quot;;[Campos.H10])" office:value-type="string" office:string-value="Sim">
            <text:p>Sim</text:p>
          </table:table-cell>
          <table:table-cell table:formula="of:=IF([Campos.E10]=&quot;&quot;;&quot;&quot;;[Campos.E10])" office:value-type="string" office:string-value="Sim">
            <text:p>Sim</text:p>
          </table:table-cell>
          <table:table-cell table:formula="of:=IF([Campos.I10]=&quot;&quot;;&quot;&quot;;[Campos.I10])" office:value-type="string" office:string-value="Identifier">
            <text:p>Identifier</text:p>
          </table:table-cell>
          <table:table-cell table:formula="of:=IF([.B10]=&quot;&quot;;&quot;&quot;;VLOOKUP([.B10];[$Tabelas.$A$1:.$B$136];2;0))" office:value-type="string" office:string-value="Table for testing composite primary keys">
            <text:p>Table for testing composite primary keys</text:p>
          </table:table-cell>
          <table:table-cell table:formula="of:=IF([.A10]=&quot;Campo&quot;;IF([.A10]=&quot;&quot;;&quot;&quot;;IF([.A10]&lt;&gt;[.A9];&quot;&quot;;&quot;PREVIOUS=&quot;&quot;&quot;&amp;[.C9]&amp;&quot;&quot;&quot; &quot;) &amp; IF([.A10]&lt;&gt;[.A11];&quot;&quot;;&quot;NEXT=&quot;&quot;&quot;&amp;[.C11]&amp;&quot;&quot;&quot;&quot;));IF([.A10]=&quot;&quot;;&quot;&quot;;IF([.A10]&lt;&gt;[.A9];&quot;&quot;;&quot;PREVIOUS=&quot;&quot;&quot;&amp;[.E9]&amp;&quot;&quot;&quot; &quot;) &amp; IF([.A10]&lt;&gt;[.A11];&quot;&quot;;&quot;NEXT=&quot;&quot;&quot;&amp;[.E11]&amp;&quot;&quot;&quot;&quot;)))" office:value-type="string" office:string-value="NEXT=&quot;id_key1&quot;">
            <text:p>NEXT="id_key1"</text:p>
          </table:table-cell>
          <table:table-cell table:formula="of:=IF([.B10]=&quot;&quot;;&quot;&quot;;VLOOKUP([.B10];[$Tabelas.$A$1:.$C$136];3;0))" office:value-type="string" office:string-value="PREVIOUS=&quot;neon_fw_demo_test&quot;">
            <text:p>PREVIOUS="neon_fw_demo_test"</text:p>
          </table:table-cell>
          <table:table-cell table:formula="of:=IF([.A10]=&quot;Campo&quot;; IF(ISERROR(VLOOKUP([.F10];[$Auxiliar.$A$1:.$E$17];5;0));&quot;TYPE=&quot;&quot;&quot;&amp;[.F10]&amp;&quot;&quot;&quot; LENGTH=&quot;&quot;&quot;&amp;[.G10]&amp;&quot;&quot;&quot; &quot;;VLOOKUP([.F10];[$Auxiliar.$A$1:.$E$17];5;0)) &amp; IF(AND([.A10]=&quot;Campo&quot;;[.D10]=&quot;PK&quot;); IF([.I10]=&quot;Sim&quot;;&quot; SEQUENCE=&quot;&quot;true&quot;&quot;&quot;;&quot; SEQUENCE=&quot;&quot;false&quot;&quot;&quot;);&quot;&quot;)&amp;IF([.H10]&lt;&gt;&quot;&quot;;&quot; NOTNULL=&quot;&quot;&quot;&amp;IF([.H10]=&quot;Sim&quot;;&quot;true&quot;;&quot;false&quot;)&amp;&quot;&quot;&quot;&quot;;&quot;&quot;);&quot;&quot;)" office:value-type="string" office:string-value="TYPE=&quot;int&quot; LENGTH=&quot;10&quot; UNSIGNED=&quot;true&quot; SEQUENCE=&quot;true&quot; NOTNULL=&quot;true&quot;">
            <text:p>TYPE="int" LENGTH="10" UNSIGNED="true" SEQUENCE="true" NOTNULL="true"</text:p>
          </table:table-cell>
          <table:table-cell table:style-name="ce26" table:formula="of:=IF(AND([.B10]&lt;&gt;[.B9];[.B10]&lt;&gt;&quot;&quot;);&quot;&lt;TABLE NAME=&quot;&quot;&quot;&amp;[.B10]&amp;&quot;&quot;&quot; COMMENT=&quot;&quot;&quot;&amp;[.K10]&amp;&quot;&quot;&quot; &quot;&amp; [.M10] &amp;&quot;&gt;&lt;FIELDS&gt;&quot;;&quot;&quot;) &amp; IF(AND([.A10]=&quot;Chave&quot;;[.A9]=&quot;Campo&quot;);&quot;&lt;KEYS&gt;&quot;;&quot;&quot;) &amp; IF([.A10]=&quot;Chave&quot;;&quot;&lt;KEY NAME=&quot;&quot;&quot;&amp;[.E10]&amp;&quot;&quot;&quot; TYPE=&quot;&quot;&quot;&amp;IF([.D10]=&quot;PK&quot;;&quot;primary&quot;;&quot;foreign&quot;)&amp;&quot;&quot;&quot; FIELDS=&quot;&quot;&quot;&amp;[.C10]&amp;&quot;&quot;&quot;&quot;&amp;IF([.D10]=&quot;FK&quot;;&quot; REFTABLE=&quot;&quot;&quot;&amp;[.F10]&amp;&quot;&quot;&quot; REFFIELDS=&quot;&quot;&quot;&amp;[.G10]&amp;&quot;&quot;&quot;&quot;;&quot;&quot;)&amp;&quot; &quot;&amp;[.L10]&amp;&quot; COMMENT=&quot;&quot;&quot;&amp;[.J10]&amp;&quot;&quot;&quot;&quot;&amp;IF(AND([.A10]=&quot;Campo&quot;;[.D10]=&quot;PK&quot;);&quot; SEQUENCE=&quot;&quot;true&quot;&quot;&quot;;&quot;&quot;)&amp;&quot;/&gt;&quot;;&quot;&quot;) &amp; IF([.A10]=&quot;Campo&quot;;&quot;&lt;FIELD NAME=&quot;&quot;&quot;&amp;[.C10]&amp;&quot;&quot;&quot; &quot;&amp;[.N10]&amp;&quot; &quot;&amp;[.L10]&amp;IF(AND([.A10]=&quot;Campo&quot;;[.D10]&lt;&gt;&quot;PK&quot;);&quot; SEQUENCE=&quot;&quot;false&quot;&quot; &quot;;&quot;&quot;)&amp;&quot; COMMENT=&quot;&quot;&quot;&amp;[.J10]&amp;&quot;&quot;&quot;/&gt;&quot;;&quot;&quot;) &amp; IF(AND([.A10]=&quot;Campo&quot;;[.A11]=&quot;Chave&quot;);&quot;&lt;/FIELDS&gt;&quot;;&quot;&quot;) &amp; IF(AND([.A10]=&quot;Chave&quot;;[.A11]&lt;&gt;&quot;Chave&quot;);&quot;&lt;/KEYS&gt;&quot;;&quot;&quot;) &amp; IF([.B10]&lt;&gt;[.B11];&quot;&lt;/TABLE&gt;&quot;;&quot;&quot;) &amp; IF(AND([.A10]=&quot;&quot;;[.A9]&lt;&gt;&quot;&quot;);&quot;&lt;/TABLES&gt;&lt;/XMLDB&gt;&quot;;&quot;&quot;)" office:value-type="string" office:string-value="&lt;TABLE NAME=&quot;neon_fw_demo_composite&quot; COMMENT=&quot;Table for testing composite primary keys&quot; PREVIOUS=&quot;neon_fw_demo_test&quot;&gt;&lt;FIELDS&gt;&lt;FIELD NAME=&quot;id&quot; TYPE=&quot;int&quot; LENGTH=&quot;10&quot; UNSIGNED=&quot;true&quot; SEQUENCE=&quot;true&quot; NOTNULL=&quot;true&quot; NEXT=&quot;id_key1&quot; COMMENT=&quot;Identifier&quot;/&gt;">
            <text:p>&lt;TABLE NAME="neon_fw_demo_composite" COMMENT="Table for testing composite primary keys" PREVIOUS="neon_fw_demo_test"&gt;&lt;FIELDS&gt;&lt;FIELD NAME="id" TYPE="int" LENGTH="10" UNSIGNED="true" SEQUENCE="true" NOTNULL="true" NEXT="id_key1" COMMENT="Identifier"/&gt;</text:p>
          </table:table-cell>
          <table:table-cell table:style-name="ce27" table:formula="of:=IF(AND([.A10]=&quot;Campo&quot;;[.A10]&lt;&gt;[.A9]);&quot;&lt;Form name=&quot;&quot;newRecord&quot;&quot;&gt;&quot;;&quot;&quot;)&amp;IF([.A10]=&quot;Campo&quot;;&quot;&lt;&quot;&amp;IF([.D10]=&quot;FK&quot;;&quot;Select &quot;;VLOOKUP([.F10];[$Auxiliar.$A$27:.$B$48];2;0))&amp;&quot; id=&quot;&quot;&quot;&amp;[.C10]&amp;&quot;&quot;&quot; label=&quot;&quot;&quot;&amp;[.C10]&amp;&quot;&quot;&quot;&quot;&amp; IF([.D10]=&quot;FK&quot;;&quot; datasource=&quot;&quot;table:&quot;&amp;VLOOKUP(&quot;Chave&quot;&amp;&quot;.&quot;&amp;[.C10];[.$Q$1:.$R$2300];2;0)&amp;&quot;&quot;&quot; bindid=&quot;&quot;id&quot;&quot; bindvalue=&quot;&quot;name&quot;&quot;&quot;;&quot;&quot;)&amp;&quot;required=&quot;&quot;&quot;&amp;IF([.H10]=&quot;Sim&quot;;&quot;true&quot;;&quot;false&quot;)&amp;&quot;&quot;&quot; /&gt;&quot;;&quot;&quot;)&amp;IF(AND([.A10]=&quot;Chave&quot;;[.A9]=&quot;Campo&quot;);&quot;&lt;/Form&gt;&quot;;&quot;&quot;)" office:value-type="string" office:string-value="&lt;Form name=&quot;newRecord&quot;&gt;&lt;Int id=&quot;id&quot; label=&quot;id&quot;required=&quot;true&quot; /&gt;">
            <text:p>&lt;Form name="newRecord"&gt;&lt;Int id="id" label="id"required="true" /&gt;</text:p>
          </table:table-cell>
          <table:table-cell table:style-name="ce27" table:formula="of:=IF([.A10]&lt;&gt;&quot;&quot;;[.A10]&amp;&quot;.&quot;&amp;[.C10];&quot;&quot;)" office:value-type="string" office:string-value="Campo.id">
            <text:p>Campo.id</text:p>
          </table:table-cell>
          <table:table-cell table:style-name="ce27" table:formula="of:=IF([.A10]&lt;&gt;&quot;&quot;;[.F10];&quot;&quot;)" office:value-type="string" office:string-value="Int">
            <text:p>Int</text:p>
          </table:table-cell>
        </table:table-row>
        <table:table-row table:style-name="ro10">
          <table:table-cell table:formula="of:=IF([Campos.A11]=&quot;&quot;;&quot;&quot;;[Campos.A11])" office:value-type="string" office:string-value="Campo">
            <text:p>Campo</text:p>
          </table:table-cell>
          <table:table-cell table:formula="of:=IF([Campos.B11]=&quot;&quot;;&quot;&quot;;[Campos.B11])" office:value-type="string" office:string-value="neon_fw_demo_composite">
            <text:p>neon_fw_demo_composite</text:p>
          </table:table-cell>
          <table:table-cell table:formula="of:=IF([Campos.C11]=&quot;&quot;;&quot;&quot;;[Campos.C11])" office:value-type="string" office:string-value="id_key1">
            <text:p>id_key1</text:p>
          </table:table-cell>
          <table:table-cell table:formula="of:=IF([Campos.D11]=&quot;&quot;;&quot;&quot;;[Campos.D11])" office:value-type="string" office:string-value="PK">
            <text:p>PK</text:p>
          </table:table-cell>
          <table:table-cell table:style-name="ce24" table:formula="of:=IF([.A11]=&quot;Chave&quot;;SUBSTITUTE([.C11];&quot;,&quot;;&quot;_&quot;)&amp;ROW([.C11]);[.C11])" office:value-type="string" office:string-value="id_key1">
            <text:p>id_key1</text:p>
          </table:table-cell>
          <table:table-cell table:formula="of:=IF([Campos.F11]=&quot;&quot;;&quot;&quot;;[Campos.F11])" office:value-type="string" office:string-value="Int">
            <text:p>Int</text:p>
          </table:table-cell>
          <table:table-cell table:formula="of:=IF([Campos.G11]=&quot;&quot;;&quot;&quot;;[Campos.G11])">
            <text:p/>
          </table:table-cell>
          <table:table-cell table:formula="of:=IF([Campos.H11]=&quot;&quot;;&quot;&quot;;[Campos.H11])" office:value-type="string" office:string-value="Sim">
            <text:p>Sim</text:p>
          </table:table-cell>
          <table:table-cell table:formula="of:=IF([Campos.E11]=&quot;&quot;;&quot;&quot;;[Campos.E11])">
            <text:p/>
          </table:table-cell>
          <table:table-cell table:formula="of:=IF([Campos.I11]=&quot;&quot;;&quot;&quot;;[Campos.I11])" office:value-type="string" office:string-value="Identifier1">
            <text:p>Identifier1</text:p>
          </table:table-cell>
          <table:table-cell table:formula="of:=IF([.B11]=&quot;&quot;;&quot;&quot;;VLOOKUP([.B11];[$Tabelas.$A$1:.$B$136];2;0))" office:value-type="string" office:string-value="Table for testing composite primary keys">
            <text:p>Table for testing composite primary keys</text:p>
          </table:table-cell>
          <table:table-cell table:formula="of:=IF([.A11]=&quot;Campo&quot;;IF([.A11]=&quot;&quot;;&quot;&quot;;IF([.A11]&lt;&gt;[.A10];&quot;&quot;;&quot;PREVIOUS=&quot;&quot;&quot;&amp;[.C10]&amp;&quot;&quot;&quot; &quot;) &amp; IF([.A11]&lt;&gt;[.A12];&quot;&quot;;&quot;NEXT=&quot;&quot;&quot;&amp;[.C12]&amp;&quot;&quot;&quot;&quot;));IF([.A11]=&quot;&quot;;&quot;&quot;;IF([.A11]&lt;&gt;[.A10];&quot;&quot;;&quot;PREVIOUS=&quot;&quot;&quot;&amp;[.E10]&amp;&quot;&quot;&quot; &quot;) &amp; IF([.A11]&lt;&gt;[.A12];&quot;&quot;;&quot;NEXT=&quot;&quot;&quot;&amp;[.E12]&amp;&quot;&quot;&quot;&quot;)))" office:value-type="string" office:string-value="PREVIOUS=&quot;id&quot; NEXT=&quot;id_key2&quot;">
            <text:p>PREVIOUS="id" NEXT="id_key2"</text:p>
          </table:table-cell>
          <table:table-cell table:formula="of:=IF([.B11]=&quot;&quot;;&quot;&quot;;VLOOKUP([.B11];[$Tabelas.$A$1:.$C$136];3;0))" office:value-type="string" office:string-value="PREVIOUS=&quot;neon_fw_demo_test&quot;">
            <text:p>PREVIOUS="neon_fw_demo_test"</text:p>
          </table:table-cell>
          <table:table-cell table:formula="of:=IF([.A11]=&quot;Campo&quot;; IF(ISERROR(VLOOKUP([.F11];[$Auxiliar.$A$1:.$E$17];5;0));&quot;TYPE=&quot;&quot;&quot;&amp;[.F11]&amp;&quot;&quot;&quot; LENGTH=&quot;&quot;&quot;&amp;[.G11]&amp;&quot;&quot;&quot; &quot;;VLOOKUP([.F11];[$Auxiliar.$A$1:.$E$17];5;0)) &amp; IF(AND([.A11]=&quot;Campo&quot;;[.D11]=&quot;PK&quot;); IF([.I11]=&quot;Sim&quot;;&quot; SEQUENCE=&quot;&quot;true&quot;&quot;&quot;;&quot; SEQUENCE=&quot;&quot;false&quot;&quot;&quot;);&quot;&quot;)&amp;IF([.H11]&lt;&gt;&quot;&quot;;&quot; NOTNULL=&quot;&quot;&quot;&amp;IF([.H11]=&quot;Sim&quot;;&quot;true&quot;;&quot;false&quot;)&amp;&quot;&quot;&quot;&quot;;&quot;&quot;);&quot;&quot;)" office:value-type="string" office:string-value="TYPE=&quot;int&quot; LENGTH=&quot;10&quot; UNSIGNED=&quot;true&quot; SEQUENCE=&quot;false&quot; NOTNULL=&quot;true&quot;">
            <text:p>TYPE="int" LENGTH="10" UNSIGNED="true" SEQUENCE="false" NOTNULL="true"</text:p>
          </table:table-cell>
          <table:table-cell table:style-name="ce26" table:formula="of:=IF(AND([.B11]&lt;&gt;[.B10];[.B11]&lt;&gt;&quot;&quot;);&quot;&lt;TABLE NAME=&quot;&quot;&quot;&amp;[.B11]&amp;&quot;&quot;&quot; COMMENT=&quot;&quot;&quot;&amp;[.K11]&amp;&quot;&quot;&quot; &quot;&amp; [.M11] &amp;&quot;&gt;&lt;FIELDS&gt;&quot;;&quot;&quot;) &amp; IF(AND([.A11]=&quot;Chave&quot;;[.A10]=&quot;Campo&quot;);&quot;&lt;KEYS&gt;&quot;;&quot;&quot;) &amp; IF([.A11]=&quot;Chave&quot;;&quot;&lt;KEY NAME=&quot;&quot;&quot;&amp;[.E11]&amp;&quot;&quot;&quot; TYPE=&quot;&quot;&quot;&amp;IF([.D11]=&quot;PK&quot;;&quot;primary&quot;;&quot;foreign&quot;)&amp;&quot;&quot;&quot; FIELDS=&quot;&quot;&quot;&amp;[.C11]&amp;&quot;&quot;&quot;&quot;&amp;IF([.D11]=&quot;FK&quot;;&quot; REFTABLE=&quot;&quot;&quot;&amp;[.F11]&amp;&quot;&quot;&quot; REFFIELDS=&quot;&quot;&quot;&amp;[.G11]&amp;&quot;&quot;&quot;&quot;;&quot;&quot;)&amp;&quot; &quot;&amp;[.L11]&amp;&quot; COMMENT=&quot;&quot;&quot;&amp;[.J11]&amp;&quot;&quot;&quot;&quot;&amp;IF(AND([.A11]=&quot;Campo&quot;;[.D11]=&quot;PK&quot;);&quot; SEQUENCE=&quot;&quot;true&quot;&quot;&quot;;&quot;&quot;)&amp;&quot;/&gt;&quot;;&quot;&quot;) &amp; IF([.A11]=&quot;Campo&quot;;&quot;&lt;FIELD NAME=&quot;&quot;&quot;&amp;[.C11]&amp;&quot;&quot;&quot; &quot;&amp;[.N11]&amp;&quot; &quot;&amp;[.L11]&amp;IF(AND([.A11]=&quot;Campo&quot;;[.D11]&lt;&gt;&quot;PK&quot;);&quot; SEQUENCE=&quot;&quot;false&quot;&quot; &quot;;&quot;&quot;)&amp;&quot; COMMENT=&quot;&quot;&quot;&amp;[.J11]&amp;&quot;&quot;&quot;/&gt;&quot;;&quot;&quot;) &amp; IF(AND([.A11]=&quot;Campo&quot;;[.A12]=&quot;Chave&quot;);&quot;&lt;/FIELDS&gt;&quot;;&quot;&quot;) &amp; IF(AND([.A11]=&quot;Chave&quot;;[.A12]&lt;&gt;&quot;Chave&quot;);&quot;&lt;/KEYS&gt;&quot;;&quot;&quot;) &amp; IF([.B11]&lt;&gt;[.B12];&quot;&lt;/TABLE&gt;&quot;;&quot;&quot;) &amp; IF(AND([.A11]=&quot;&quot;;[.A10]&lt;&gt;&quot;&quot;);&quot;&lt;/TABLES&gt;&lt;/XMLDB&gt;&quot;;&quot;&quot;)" office:value-type="string" office:string-value="&lt;FIELD NAME=&quot;id_key1&quot; TYPE=&quot;int&quot; LENGTH=&quot;10&quot; UNSIGNED=&quot;true&quot; SEQUENCE=&quot;false&quot; NOTNULL=&quot;true&quot; PREVIOUS=&quot;id&quot; NEXT=&quot;id_key2&quot; COMMENT=&quot;Identifier1&quot;/&gt;">
            <text:p>&lt;FIELD NAME="id_key1" TYPE="int" LENGTH="10" UNSIGNED="true" SEQUENCE="false" NOTNULL="true" PREVIOUS="id" NEXT="id_key2" COMMENT="Identifier1"/&gt;</text:p>
          </table:table-cell>
          <table:table-cell table:style-name="ce27" table:formula="of:=IF(AND([.A11]=&quot;Campo&quot;;[.A11]&lt;&gt;[.A10]);&quot;&lt;Form name=&quot;&quot;newRecord&quot;&quot;&gt;&quot;;&quot;&quot;)&amp;IF([.A11]=&quot;Campo&quot;;&quot;&lt;&quot;&amp;IF([.D11]=&quot;FK&quot;;&quot;Select &quot;;VLOOKUP([.F11];[$Auxiliar.$A$27:.$B$48];2;0))&amp;&quot; id=&quot;&quot;&quot;&amp;[.C11]&amp;&quot;&quot;&quot; label=&quot;&quot;&quot;&amp;[.C11]&amp;&quot;&quot;&quot;&quot;&amp; IF([.D11]=&quot;FK&quot;;&quot; datasource=&quot;&quot;table:&quot;&amp;VLOOKUP(&quot;Chave&quot;&amp;&quot;.&quot;&amp;[.C11];[.$Q$1:.$R$2300];2;0)&amp;&quot;&quot;&quot; bindid=&quot;&quot;id&quot;&quot; bindvalue=&quot;&quot;name&quot;&quot;&quot;;&quot;&quot;)&amp;&quot;required=&quot;&quot;&quot;&amp;IF([.H11]=&quot;Sim&quot;;&quot;true&quot;;&quot;false&quot;)&amp;&quot;&quot;&quot; /&gt;&quot;;&quot;&quot;)&amp;IF(AND([.A11]=&quot;Chave&quot;;[.A10]=&quot;Campo&quot;);&quot;&lt;/Form&gt;&quot;;&quot;&quot;)" office:value-type="string" office:string-value="&lt;Int id=&quot;id_key1&quot; label=&quot;id_key1&quot;required=&quot;true&quot; /&gt;">
            <text:p>&lt;Int id="id_key1" label="id_key1"required="true" /&gt;</text:p>
          </table:table-cell>
          <table:table-cell table:style-name="ce27" table:formula="of:=IF([.A11]&lt;&gt;&quot;&quot;;[.A11]&amp;&quot;.&quot;&amp;[.C11];&quot;&quot;)" office:value-type="string" office:string-value="Campo.id_key1">
            <text:p>Campo.id_key1</text:p>
          </table:table-cell>
          <table:table-cell table:style-name="ce27" table:formula="of:=IF([.A11]&lt;&gt;&quot;&quot;;[.F11];&quot;&quot;)" office:value-type="string" office:string-value="Int">
            <text:p>Int</text:p>
          </table:table-cell>
        </table:table-row>
        <table:table-row table:style-name="ro10">
          <table:table-cell table:formula="of:=IF([Campos.A12]=&quot;&quot;;&quot;&quot;;[Campos.A12])" office:value-type="string" office:string-value="Campo">
            <text:p>Campo</text:p>
          </table:table-cell>
          <table:table-cell table:formula="of:=IF([Campos.B12]=&quot;&quot;;&quot;&quot;;[Campos.B12])" office:value-type="string" office:string-value="neon_fw_demo_composite">
            <text:p>neon_fw_demo_composite</text:p>
          </table:table-cell>
          <table:table-cell table:formula="of:=IF([Campos.C12]=&quot;&quot;;&quot;&quot;;[Campos.C12])" office:value-type="string" office:string-value="id_key2">
            <text:p>id_key2</text:p>
          </table:table-cell>
          <table:table-cell table:formula="of:=IF([Campos.D12]=&quot;&quot;;&quot;&quot;;[Campos.D12])" office:value-type="string" office:string-value="PK">
            <text:p>PK</text:p>
          </table:table-cell>
          <table:table-cell table:style-name="ce24" table:formula="of:=IF([.A12]=&quot;Chave&quot;;SUBSTITUTE([.C12];&quot;,&quot;;&quot;_&quot;)&amp;ROW([.C12]);[.C12])" office:value-type="string" office:string-value="id_key2">
            <text:p>id_key2</text:p>
          </table:table-cell>
          <table:table-cell table:formula="of:=IF([Campos.F12]=&quot;&quot;;&quot;&quot;;[Campos.F12])" office:value-type="string" office:string-value="Int">
            <text:p>Int</text:p>
          </table:table-cell>
          <table:table-cell table:formula="of:=IF([Campos.G12]=&quot;&quot;;&quot;&quot;;[Campos.G12])">
            <text:p/>
          </table:table-cell>
          <table:table-cell table:formula="of:=IF([Campos.H12]=&quot;&quot;;&quot;&quot;;[Campos.H12])" office:value-type="string" office:string-value="Sim">
            <text:p>Sim</text:p>
          </table:table-cell>
          <table:table-cell table:formula="of:=IF([Campos.E12]=&quot;&quot;;&quot;&quot;;[Campos.E12])">
            <text:p/>
          </table:table-cell>
          <table:table-cell table:formula="of:=IF([Campos.I12]=&quot;&quot;;&quot;&quot;;[Campos.I12])" office:value-type="string" office:string-value="Identifier2">
            <text:p>Identifier2</text:p>
          </table:table-cell>
          <table:table-cell table:formula="of:=IF([.B12]=&quot;&quot;;&quot;&quot;;VLOOKUP([.B12];[$Tabelas.$A$1:.$B$136];2;0))" office:value-type="string" office:string-value="Table for testing composite primary keys">
            <text:p>Table for testing composite primary keys</text:p>
          </table:table-cell>
          <table:table-cell table:formula="of:=IF([.A12]=&quot;Campo&quot;;IF([.A12]=&quot;&quot;;&quot;&quot;;IF([.A12]&lt;&gt;[.A11];&quot;&quot;;&quot;PREVIOUS=&quot;&quot;&quot;&amp;[.C11]&amp;&quot;&quot;&quot; &quot;) &amp; IF([.A12]&lt;&gt;[.A13];&quot;&quot;;&quot;NEXT=&quot;&quot;&quot;&amp;[.C13]&amp;&quot;&quot;&quot;&quot;));IF([.A12]=&quot;&quot;;&quot;&quot;;IF([.A12]&lt;&gt;[.A11];&quot;&quot;;&quot;PREVIOUS=&quot;&quot;&quot;&amp;[.E11]&amp;&quot;&quot;&quot; &quot;) &amp; IF([.A12]&lt;&gt;[.A13];&quot;&quot;;&quot;NEXT=&quot;&quot;&quot;&amp;[.E13]&amp;&quot;&quot;&quot;&quot;)))" office:value-type="string" office:string-value="PREVIOUS=&quot;id_key1&quot; NEXT=&quot;name&quot;">
            <text:p>PREVIOUS="id_key1" NEXT="name"</text:p>
          </table:table-cell>
          <table:table-cell table:formula="of:=IF([.B12]=&quot;&quot;;&quot;&quot;;VLOOKUP([.B12];[$Tabelas.$A$1:.$C$136];3;0))" office:value-type="string" office:string-value="PREVIOUS=&quot;neon_fw_demo_test&quot;">
            <text:p>PREVIOUS="neon_fw_demo_test"</text:p>
          </table:table-cell>
          <table:table-cell table:formula="of:=IF([.A12]=&quot;Campo&quot;; IF(ISERROR(VLOOKUP([.F12];[$Auxiliar.$A$1:.$E$17];5;0));&quot;TYPE=&quot;&quot;&quot;&amp;[.F12]&amp;&quot;&quot;&quot; LENGTH=&quot;&quot;&quot;&amp;[.G12]&amp;&quot;&quot;&quot; &quot;;VLOOKUP([.F12];[$Auxiliar.$A$1:.$E$17];5;0)) &amp; IF(AND([.A12]=&quot;Campo&quot;;[.D12]=&quot;PK&quot;); IF([.I12]=&quot;Sim&quot;;&quot; SEQUENCE=&quot;&quot;true&quot;&quot;&quot;;&quot; SEQUENCE=&quot;&quot;false&quot;&quot;&quot;);&quot;&quot;)&amp;IF([.H12]&lt;&gt;&quot;&quot;;&quot; NOTNULL=&quot;&quot;&quot;&amp;IF([.H12]=&quot;Sim&quot;;&quot;true&quot;;&quot;false&quot;)&amp;&quot;&quot;&quot;&quot;;&quot;&quot;);&quot;&quot;)" office:value-type="string" office:string-value="TYPE=&quot;int&quot; LENGTH=&quot;10&quot; UNSIGNED=&quot;true&quot; SEQUENCE=&quot;false&quot; NOTNULL=&quot;true&quot;">
            <text:p>TYPE="int" LENGTH="10" UNSIGNED="true" SEQUENCE="false" NOTNULL="true"</text:p>
          </table:table-cell>
          <table:table-cell table:style-name="ce26" table:formula="of:=IF(AND([.B12]&lt;&gt;[.B11];[.B12]&lt;&gt;&quot;&quot;);&quot;&lt;TABLE NAME=&quot;&quot;&quot;&amp;[.B12]&amp;&quot;&quot;&quot; COMMENT=&quot;&quot;&quot;&amp;[.K12]&amp;&quot;&quot;&quot; &quot;&amp; [.M12] &amp;&quot;&gt;&lt;FIELDS&gt;&quot;;&quot;&quot;) &amp; IF(AND([.A12]=&quot;Chave&quot;;[.A11]=&quot;Campo&quot;);&quot;&lt;KEYS&gt;&quot;;&quot;&quot;) &amp; IF([.A12]=&quot;Chave&quot;;&quot;&lt;KEY NAME=&quot;&quot;&quot;&amp;[.E12]&amp;&quot;&quot;&quot; TYPE=&quot;&quot;&quot;&amp;IF([.D12]=&quot;PK&quot;;&quot;primary&quot;;&quot;foreign&quot;)&amp;&quot;&quot;&quot; FIELDS=&quot;&quot;&quot;&amp;[.C12]&amp;&quot;&quot;&quot;&quot;&amp;IF([.D12]=&quot;FK&quot;;&quot; REFTABLE=&quot;&quot;&quot;&amp;[.F12]&amp;&quot;&quot;&quot; REFFIELDS=&quot;&quot;&quot;&amp;[.G12]&amp;&quot;&quot;&quot;&quot;;&quot;&quot;)&amp;&quot; &quot;&amp;[.L12]&amp;&quot; COMMENT=&quot;&quot;&quot;&amp;[.J12]&amp;&quot;&quot;&quot;&quot;&amp;IF(AND([.A12]=&quot;Campo&quot;;[.D12]=&quot;PK&quot;);&quot; SEQUENCE=&quot;&quot;true&quot;&quot;&quot;;&quot;&quot;)&amp;&quot;/&gt;&quot;;&quot;&quot;) &amp; IF([.A12]=&quot;Campo&quot;;&quot;&lt;FIELD NAME=&quot;&quot;&quot;&amp;[.C12]&amp;&quot;&quot;&quot; &quot;&amp;[.N12]&amp;&quot; &quot;&amp;[.L12]&amp;IF(AND([.A12]=&quot;Campo&quot;;[.D12]&lt;&gt;&quot;PK&quot;);&quot; SEQUENCE=&quot;&quot;false&quot;&quot; &quot;;&quot;&quot;)&amp;&quot; COMMENT=&quot;&quot;&quot;&amp;[.J12]&amp;&quot;&quot;&quot;/&gt;&quot;;&quot;&quot;) &amp; IF(AND([.A12]=&quot;Campo&quot;;[.A13]=&quot;Chave&quot;);&quot;&lt;/FIELDS&gt;&quot;;&quot;&quot;) &amp; IF(AND([.A12]=&quot;Chave&quot;;[.A13]&lt;&gt;&quot;Chave&quot;);&quot;&lt;/KEYS&gt;&quot;;&quot;&quot;) &amp; IF([.B12]&lt;&gt;[.B13];&quot;&lt;/TABLE&gt;&quot;;&quot;&quot;) &amp; IF(AND([.A12]=&quot;&quot;;[.A11]&lt;&gt;&quot;&quot;);&quot;&lt;/TABLES&gt;&lt;/XMLDB&gt;&quot;;&quot;&quot;)" office:value-type="string" office:string-value="&lt;FIELD NAME=&quot;id_key2&quot; TYPE=&quot;int&quot; LENGTH=&quot;10&quot; UNSIGNED=&quot;true&quot; SEQUENCE=&quot;false&quot; NOTNULL=&quot;true&quot; PREVIOUS=&quot;id_key1&quot; NEXT=&quot;name&quot; COMMENT=&quot;Identifier2&quot;/&gt;">
            <text:p>&lt;FIELD NAME="id_key2" TYPE="int" LENGTH="10" UNSIGNED="true" SEQUENCE="false" NOTNULL="true" PREVIOUS="id_key1" NEXT="name" COMMENT="Identifier2"/&gt;</text:p>
          </table:table-cell>
          <table:table-cell table:style-name="ce27" table:formula="of:=IF(AND([.A12]=&quot;Campo&quot;;[.A12]&lt;&gt;[.A11]);&quot;&lt;Form name=&quot;&quot;newRecord&quot;&quot;&gt;&quot;;&quot;&quot;)&amp;IF([.A12]=&quot;Campo&quot;;&quot;&lt;&quot;&amp;IF([.D12]=&quot;FK&quot;;&quot;Select &quot;;VLOOKUP([.F12];[$Auxiliar.$A$27:.$B$48];2;0))&amp;&quot; id=&quot;&quot;&quot;&amp;[.C12]&amp;&quot;&quot;&quot; label=&quot;&quot;&quot;&amp;[.C12]&amp;&quot;&quot;&quot;&quot;&amp; IF([.D12]=&quot;FK&quot;;&quot; datasource=&quot;&quot;table:&quot;&amp;VLOOKUP(&quot;Chave&quot;&amp;&quot;.&quot;&amp;[.C12];[.$Q$1:.$R$2300];2;0)&amp;&quot;&quot;&quot; bindid=&quot;&quot;id&quot;&quot; bindvalue=&quot;&quot;name&quot;&quot;&quot;;&quot;&quot;)&amp;&quot;required=&quot;&quot;&quot;&amp;IF([.H12]=&quot;Sim&quot;;&quot;true&quot;;&quot;false&quot;)&amp;&quot;&quot;&quot; /&gt;&quot;;&quot;&quot;)&amp;IF(AND([.A12]=&quot;Chave&quot;;[.A11]=&quot;Campo&quot;);&quot;&lt;/Form&gt;&quot;;&quot;&quot;)" office:value-type="string" office:string-value="&lt;Int id=&quot;id_key2&quot; label=&quot;id_key2&quot;required=&quot;true&quot; /&gt;">
            <text:p>&lt;Int id="id_key2" label="id_key2"required="true" /&gt;</text:p>
          </table:table-cell>
          <table:table-cell table:style-name="ce27" table:formula="of:=IF([.A12]&lt;&gt;&quot;&quot;;[.A12]&amp;&quot;.&quot;&amp;[.C12];&quot;&quot;)" office:value-type="string" office:string-value="Campo.id_key2">
            <text:p>Campo.id_key2</text:p>
          </table:table-cell>
          <table:table-cell table:style-name="ce27" table:formula="of:=IF([.A12]&lt;&gt;&quot;&quot;;[.F12];&quot;&quot;)" office:value-type="string" office:string-value="Int">
            <text:p>Int</text:p>
          </table:table-cell>
        </table:table-row>
        <table:table-row table:style-name="ro9">
          <table:table-cell table:formula="of:=IF([Campos.A13]=&quot;&quot;;&quot;&quot;;[Campos.A13])" office:value-type="string" office:string-value="Campo">
            <text:p>Campo</text:p>
          </table:table-cell>
          <table:table-cell table:formula="of:=IF([Campos.B13]=&quot;&quot;;&quot;&quot;;[Campos.B13])" office:value-type="string" office:string-value="neon_fw_demo_composite">
            <text:p>neon_fw_demo_composite</text:p>
          </table:table-cell>
          <table:table-cell table:formula="of:=IF([Campos.C13]=&quot;&quot;;&quot;&quot;;[Campos.C13])" office:value-type="string" office:string-value="name">
            <text:p>name</text:p>
          </table:table-cell>
          <table:table-cell table:formula="of:=IF([Campos.D13]=&quot;&quot;;&quot;&quot;;[Campos.D13])">
            <text:p/>
          </table:table-cell>
          <table:table-cell table:style-name="ce24" table:formula="of:=IF([.A13]=&quot;Chave&quot;;SUBSTITUTE([.C13];&quot;,&quot;;&quot;_&quot;)&amp;ROW([.C13]);[.C13])" office:value-type="string" office:string-value="name">
            <text:p>name</text:p>
          </table:table-cell>
          <table:table-cell table:formula="of:=IF([Campos.F13]=&quot;&quot;;&quot;&quot;;[Campos.F13])" office:value-type="string" office:string-value="Name">
            <text:p>Name</text:p>
          </table:table-cell>
          <table:table-cell table:formula="of:=IF([Campos.G13]=&quot;&quot;;&quot;&quot;;[Campos.G13])">
            <text:p/>
          </table:table-cell>
          <table:table-cell table:formula="of:=IF([Campos.H13]=&quot;&quot;;&quot;&quot;;[Campos.H13])" office:value-type="string" office:string-value="Não">
            <text:p>Não</text:p>
          </table:table-cell>
          <table:table-cell table:formula="of:=IF([Campos.E13]=&quot;&quot;;&quot;&quot;;[Campos.E13])">
            <text:p/>
          </table:table-cell>
          <table:table-cell table:formula="of:=IF([Campos.I13]=&quot;&quot;;&quot;&quot;;[Campos.I13])" office:value-type="string" office:string-value="Name">
            <text:p>Name</text:p>
          </table:table-cell>
          <table:table-cell table:formula="of:=IF([.B13]=&quot;&quot;;&quot;&quot;;VLOOKUP([.B13];[$Tabelas.$A$1:.$B$136];2;0))" office:value-type="string" office:string-value="Table for testing composite primary keys">
            <text:p>Table for testing composite primary keys</text:p>
          </table:table-cell>
          <table:table-cell table:formula="of:=IF([.A13]=&quot;Campo&quot;;IF([.A13]=&quot;&quot;;&quot;&quot;;IF([.A13]&lt;&gt;[.A12];&quot;&quot;;&quot;PREVIOUS=&quot;&quot;&quot;&amp;[.C12]&amp;&quot;&quot;&quot; &quot;) &amp; IF([.A13]&lt;&gt;[.A14];&quot;&quot;;&quot;NEXT=&quot;&quot;&quot;&amp;[.C14]&amp;&quot;&quot;&quot;&quot;));IF([.A13]=&quot;&quot;;&quot;&quot;;IF([.A13]&lt;&gt;[.A12];&quot;&quot;;&quot;PREVIOUS=&quot;&quot;&quot;&amp;[.E12]&amp;&quot;&quot;&quot; &quot;) &amp; IF([.A13]&lt;&gt;[.A14];&quot;&quot;;&quot;NEXT=&quot;&quot;&quot;&amp;[.E14]&amp;&quot;&quot;&quot;&quot;)))" office:value-type="string" office:string-value="PREVIOUS=&quot;id_key2&quot; ">
            <text:p>PREVIOUS="id_key2" </text:p>
          </table:table-cell>
          <table:table-cell table:formula="of:=IF([.B13]=&quot;&quot;;&quot;&quot;;VLOOKUP([.B13];[$Tabelas.$A$1:.$C$136];3;0))" office:value-type="string" office:string-value="PREVIOUS=&quot;neon_fw_demo_test&quot;">
            <text:p>PREVIOUS="neon_fw_demo_test"</text:p>
          </table:table-cell>
          <table:table-cell table:formula="of:=IF([.A13]=&quot;Campo&quot;; IF(ISERROR(VLOOKUP([.F13];[$Auxiliar.$A$1:.$E$17];5;0));&quot;TYPE=&quot;&quot;&quot;&amp;[.F13]&amp;&quot;&quot;&quot; LENGTH=&quot;&quot;&quot;&amp;[.G13]&amp;&quot;&quot;&quot; &quot;;VLOOKUP([.F13];[$Auxiliar.$A$1:.$E$17];5;0)) &amp; IF(AND([.A13]=&quot;Campo&quot;;[.D13]=&quot;PK&quot;); IF([.I13]=&quot;Sim&quot;;&quot; SEQUENCE=&quot;&quot;true&quot;&quot;&quot;;&quot; SEQUENCE=&quot;&quot;false&quot;&quot;&quot;);&quot;&quot;)&amp;IF([.H13]&lt;&gt;&quot;&quot;;&quot; NOTNULL=&quot;&quot;&quot;&amp;IF([.H13]=&quot;Sim&quot;;&quot;true&quot;;&quot;false&quot;)&amp;&quot;&quot;&quot;&quot;;&quot;&quot;);&quot;&quot;)" office:value-type="string" office:string-value="TYPE=&quot;char&quot; LENGTH=&quot;128&quot; NOTNULL=&quot;false&quot;">
            <text:p>TYPE="char" LENGTH="128" NOTNULL="false"</text:p>
          </table:table-cell>
          <table:table-cell table:style-name="ce26" table:formula="of:=IF(AND([.B13]&lt;&gt;[.B12];[.B13]&lt;&gt;&quot;&quot;);&quot;&lt;TABLE NAME=&quot;&quot;&quot;&amp;[.B13]&amp;&quot;&quot;&quot; COMMENT=&quot;&quot;&quot;&amp;[.K13]&amp;&quot;&quot;&quot; &quot;&amp; [.M13] &amp;&quot;&gt;&lt;FIELDS&gt;&quot;;&quot;&quot;) &amp; IF(AND([.A13]=&quot;Chave&quot;;[.A12]=&quot;Campo&quot;);&quot;&lt;KEYS&gt;&quot;;&quot;&quot;) &amp; IF([.A13]=&quot;Chave&quot;;&quot;&lt;KEY NAME=&quot;&quot;&quot;&amp;[.E13]&amp;&quot;&quot;&quot; TYPE=&quot;&quot;&quot;&amp;IF([.D13]=&quot;PK&quot;;&quot;primary&quot;;&quot;foreign&quot;)&amp;&quot;&quot;&quot; FIELDS=&quot;&quot;&quot;&amp;[.C13]&amp;&quot;&quot;&quot;&quot;&amp;IF([.D13]=&quot;FK&quot;;&quot; REFTABLE=&quot;&quot;&quot;&amp;[.F13]&amp;&quot;&quot;&quot; REFFIELDS=&quot;&quot;&quot;&amp;[.G13]&amp;&quot;&quot;&quot;&quot;;&quot;&quot;)&amp;&quot; &quot;&amp;[.L13]&amp;&quot; COMMENT=&quot;&quot;&quot;&amp;[.J13]&amp;&quot;&quot;&quot;&quot;&amp;IF(AND([.A13]=&quot;Campo&quot;;[.D13]=&quot;PK&quot;);&quot; SEQUENCE=&quot;&quot;true&quot;&quot;&quot;;&quot;&quot;)&amp;&quot;/&gt;&quot;;&quot;&quot;) &amp; IF([.A13]=&quot;Campo&quot;;&quot;&lt;FIELD NAME=&quot;&quot;&quot;&amp;[.C13]&amp;&quot;&quot;&quot; &quot;&amp;[.N13]&amp;&quot; &quot;&amp;[.L13]&amp;IF(AND([.A13]=&quot;Campo&quot;;[.D13]&lt;&gt;&quot;PK&quot;);&quot; SEQUENCE=&quot;&quot;false&quot;&quot; &quot;;&quot;&quot;)&amp;&quot; COMMENT=&quot;&quot;&quot;&amp;[.J13]&amp;&quot;&quot;&quot;/&gt;&quot;;&quot;&quot;) &amp; IF(AND([.A13]=&quot;Campo&quot;;[.A14]=&quot;Chave&quot;);&quot;&lt;/FIELDS&gt;&quot;;&quot;&quot;) &amp; IF(AND([.A13]=&quot;Chave&quot;;[.A14]&lt;&gt;&quot;Chave&quot;);&quot;&lt;/KEYS&gt;&quot;;&quot;&quot;) &amp; IF([.B13]&lt;&gt;[.B14];&quot;&lt;/TABLE&gt;&quot;;&quot;&quot;) &amp; IF(AND([.A13]=&quot;&quot;;[.A12]&lt;&gt;&quot;&quot;);&quot;&lt;/TABLES&gt;&lt;/XMLDB&gt;&quot;;&quot;&quot;)" office:value-type="string" office:string-value="&lt;FIELD NAME=&quot;name&quot; TYPE=&quot;char&quot; LENGTH=&quot;128&quot; NOTNULL=&quot;false&quot; PREVIOUS=&quot;id_key2&quot;  SEQUENCE=&quot;false&quot;  COMMENT=&quot;Name&quot;/&gt;&lt;/FIELDS&gt;">
            <text:p>&lt;FIELD NAME="name" TYPE="char" LENGTH="128" NOTNULL="false" PREVIOUS="id_key2" <text:s/>SEQUENCE="false" <text:s/>COMMENT="Name"/&gt;&lt;/FIELDS&gt;</text:p>
          </table:table-cell>
          <table:table-cell table:style-name="ce27" table:formula="of:=IF(AND([.A13]=&quot;Campo&quot;;[.A13]&lt;&gt;[.A12]);&quot;&lt;Form name=&quot;&quot;newRecord&quot;&quot;&gt;&quot;;&quot;&quot;)&amp;IF([.A13]=&quot;Campo&quot;;&quot;&lt;&quot;&amp;IF([.D13]=&quot;FK&quot;;&quot;Select &quot;;VLOOKUP([.F13];[$Auxiliar.$A$27:.$B$48];2;0))&amp;&quot; id=&quot;&quot;&quot;&amp;[.C13]&amp;&quot;&quot;&quot; label=&quot;&quot;&quot;&amp;[.C13]&amp;&quot;&quot;&quot;&quot;&amp; IF([.D13]=&quot;FK&quot;;&quot; datasource=&quot;&quot;table:&quot;&amp;VLOOKUP(&quot;Chave&quot;&amp;&quot;.&quot;&amp;[.C13];[.$Q$1:.$R$2300];2;0)&amp;&quot;&quot;&quot; bindid=&quot;&quot;id&quot;&quot; bindvalue=&quot;&quot;name&quot;&quot;&quot;;&quot;&quot;)&amp;&quot;required=&quot;&quot;&quot;&amp;IF([.H13]=&quot;Sim&quot;;&quot;true&quot;;&quot;false&quot;)&amp;&quot;&quot;&quot; /&gt;&quot;;&quot;&quot;)&amp;IF(AND([.A13]=&quot;Chave&quot;;[.A12]=&quot;Campo&quot;);&quot;&lt;/Form&gt;&quot;;&quot;&quot;)" office:value-type="string" office:string-value="&lt;Name id=&quot;name&quot; label=&quot;name&quot;required=&quot;false&quot; /&gt;">
            <text:p>&lt;Name id="name" label="name"required="false" /&gt;</text:p>
          </table:table-cell>
          <table:table-cell table:style-name="ce27" table:formula="of:=IF([.A13]&lt;&gt;&quot;&quot;;[.A13]&amp;&quot;.&quot;&amp;[.C13];&quot;&quot;)" office:value-type="string" office:string-value="Campo.name">
            <text:p>Campo.name</text:p>
          </table:table-cell>
          <table:table-cell table:style-name="ce27" table:formula="of:=IF([.A13]&lt;&gt;&quot;&quot;;[.F13];&quot;&quot;)" office:value-type="string" office:string-value="Name">
            <text:p>Name</text:p>
          </table:table-cell>
        </table:table-row>
        <table:table-row table:style-name="ro5">
          <table:table-cell table:formula="of:=IF([Campos.A14]=&quot;&quot;;&quot;&quot;;[Campos.A14])" office:value-type="string" office:string-value="Chave">
            <text:p>Chave</text:p>
          </table:table-cell>
          <table:table-cell table:formula="of:=IF([Campos.B14]=&quot;&quot;;&quot;&quot;;[Campos.B14])" office:value-type="string" office:string-value="neon_fw_demo_composite">
            <text:p>neon_fw_demo_composite</text:p>
          </table:table-cell>
          <table:table-cell table:formula="of:=IF([Campos.C14]=&quot;&quot;;&quot;&quot;;[Campos.C14])" office:value-type="string" office:string-value="id,id_key1,id_key2">
            <text:p>id,id_key1,id_key2</text:p>
          </table:table-cell>
          <table:table-cell table:formula="of:=IF([Campos.D14]=&quot;&quot;;&quot;&quot;;[Campos.D14])" office:value-type="string" office:string-value="PK">
            <text:p>PK</text:p>
          </table:table-cell>
          <table:table-cell table:style-name="ce24" table:formula="of:=IF([.A14]=&quot;Chave&quot;;SUBSTITUTE([.C14];&quot;,&quot;;&quot;_&quot;)&amp;ROW([.C14]);[.C14])" office:value-type="string" office:string-value="id_id_key1_id_key214">
            <text:p>id_id_key1_id_key214</text:p>
          </table:table-cell>
          <table:table-cell table:formula="of:=IF([Campos.F14]=&quot;&quot;;&quot;&quot;;[Campos.F14])">
            <text:p/>
          </table:table-cell>
          <table:table-cell table:formula="of:=IF([Campos.G14]=&quot;&quot;;&quot;&quot;;[Campos.G14])">
            <text:p/>
          </table:table-cell>
          <table:table-cell table:formula="of:=IF([Campos.H14]=&quot;&quot;;&quot;&quot;;[Campos.H14])">
            <text:p/>
          </table:table-cell>
          <table:table-cell table:formula="of:=IF([Campos.E14]=&quot;&quot;;&quot;&quot;;[Campos.E14])">
            <text:p/>
          </table:table-cell>
          <table:table-cell table:formula="of:=IF([Campos.I14]=&quot;&quot;;&quot;&quot;;[Campos.I14])">
            <text:p/>
          </table:table-cell>
          <table:table-cell table:formula="of:=IF([.B14]=&quot;&quot;;&quot;&quot;;VLOOKUP([.B14];[$Tabelas.$A$1:.$B$136];2;0))" office:value-type="string" office:string-value="Table for testing composite primary keys">
            <text:p>Table for testing composite primary keys</text:p>
          </table:table-cell>
          <table:table-cell table:formula="of:=IF([.A14]=&quot;Campo&quot;;IF([.A14]=&quot;&quot;;&quot;&quot;;IF([.A14]&lt;&gt;[.A13];&quot;&quot;;&quot;PREVIOUS=&quot;&quot;&quot;&amp;[.C13]&amp;&quot;&quot;&quot; &quot;) &amp; IF([.A14]&lt;&gt;[.A15];&quot;&quot;;&quot;NEXT=&quot;&quot;&quot;&amp;[.C15]&amp;&quot;&quot;&quot;&quot;));IF([.A14]=&quot;&quot;;&quot;&quot;;IF([.A14]&lt;&gt;[.A13];&quot;&quot;;&quot;PREVIOUS=&quot;&quot;&quot;&amp;[.E13]&amp;&quot;&quot;&quot; &quot;) &amp; IF([.A14]&lt;&gt;[.A15];&quot;&quot;;&quot;NEXT=&quot;&quot;&quot;&amp;[.E15]&amp;&quot;&quot;&quot;&quot;)))">
            <text:p/>
          </table:table-cell>
          <table:table-cell table:formula="of:=IF([.B14]=&quot;&quot;;&quot;&quot;;VLOOKUP([.B14];[$Tabelas.$A$1:.$C$136];3;0))" office:value-type="string" office:string-value="PREVIOUS=&quot;neon_fw_demo_test&quot;">
            <text:p>PREVIOUS="neon_fw_demo_test"</text:p>
          </table:table-cell>
          <table:table-cell table:formula="of:=IF([.A14]=&quot;Campo&quot;; IF(ISERROR(VLOOKUP([.F14];[$Auxiliar.$A$1:.$E$17];5;0));&quot;TYPE=&quot;&quot;&quot;&amp;[.F14]&amp;&quot;&quot;&quot; LENGTH=&quot;&quot;&quot;&amp;[.G14]&amp;&quot;&quot;&quot; &quot;;VLOOKUP([.F14];[$Auxiliar.$A$1:.$E$17];5;0)) &amp; IF(AND([.A14]=&quot;Campo&quot;;[.D14]=&quot;PK&quot;); IF([.I14]=&quot;Sim&quot;;&quot; SEQUENCE=&quot;&quot;true&quot;&quot;&quot;;&quot; SEQUENCE=&quot;&quot;false&quot;&quot;&quot;);&quot;&quot;)&amp;IF([.H14]&lt;&gt;&quot;&quot;;&quot; NOTNULL=&quot;&quot;&quot;&amp;IF([.H14]=&quot;Sim&quot;;&quot;true&quot;;&quot;false&quot;)&amp;&quot;&quot;&quot;&quot;;&quot;&quot;);&quot;&quot;)">
            <text:p/>
          </table:table-cell>
          <table:table-cell table:style-name="ce26" table:formula="of:=IF(AND([.B14]&lt;&gt;[.B13];[.B14]&lt;&gt;&quot;&quot;);&quot;&lt;TABLE NAME=&quot;&quot;&quot;&amp;[.B14]&amp;&quot;&quot;&quot; COMMENT=&quot;&quot;&quot;&amp;[.K14]&amp;&quot;&quot;&quot; &quot;&amp; [.M14] &amp;&quot;&gt;&lt;FIELDS&gt;&quot;;&quot;&quot;) &amp; IF(AND([.A14]=&quot;Chave&quot;;[.A13]=&quot;Campo&quot;);&quot;&lt;KEYS&gt;&quot;;&quot;&quot;) &amp; IF([.A14]=&quot;Chave&quot;;&quot;&lt;KEY NAME=&quot;&quot;&quot;&amp;[.E14]&amp;&quot;&quot;&quot; TYPE=&quot;&quot;&quot;&amp;IF([.D14]=&quot;PK&quot;;&quot;primary&quot;;&quot;foreign&quot;)&amp;&quot;&quot;&quot; FIELDS=&quot;&quot;&quot;&amp;[.C14]&amp;&quot;&quot;&quot;&quot;&amp;IF([.D14]=&quot;FK&quot;;&quot; REFTABLE=&quot;&quot;&quot;&amp;[.F14]&amp;&quot;&quot;&quot; REFFIELDS=&quot;&quot;&quot;&amp;[.G14]&amp;&quot;&quot;&quot;&quot;;&quot;&quot;)&amp;&quot; &quot;&amp;[.L14]&amp;&quot; COMMENT=&quot;&quot;&quot;&amp;[.J14]&amp;&quot;&quot;&quot;&quot;&amp;IF(AND([.A14]=&quot;Campo&quot;;[.D14]=&quot;PK&quot;);&quot; SEQUENCE=&quot;&quot;true&quot;&quot;&quot;;&quot;&quot;)&amp;&quot;/&gt;&quot;;&quot;&quot;) &amp; IF([.A14]=&quot;Campo&quot;;&quot;&lt;FIELD NAME=&quot;&quot;&quot;&amp;[.C14]&amp;&quot;&quot;&quot; &quot;&amp;[.N14]&amp;&quot; &quot;&amp;[.L14]&amp;IF(AND([.A14]=&quot;Campo&quot;;[.D14]&lt;&gt;&quot;PK&quot;);&quot; SEQUENCE=&quot;&quot;false&quot;&quot; &quot;;&quot;&quot;)&amp;&quot; COMMENT=&quot;&quot;&quot;&amp;[.J14]&amp;&quot;&quot;&quot;/&gt;&quot;;&quot;&quot;) &amp; IF(AND([.A14]=&quot;Campo&quot;;[.A15]=&quot;Chave&quot;);&quot;&lt;/FIELDS&gt;&quot;;&quot;&quot;) &amp; IF(AND([.A14]=&quot;Chave&quot;;[.A15]&lt;&gt;&quot;Chave&quot;);&quot;&lt;/KEYS&gt;&quot;;&quot;&quot;) &amp; IF([.B14]&lt;&gt;[.B15];&quot;&lt;/TABLE&gt;&quot;;&quot;&quot;) &amp; IF(AND([.A14]=&quot;&quot;;[.A13]&lt;&gt;&quot;&quot;);&quot;&lt;/TABLES&gt;&lt;/XMLDB&gt;&quot;;&quot;&quot;)" office:value-type="string" office:string-value="&lt;KEYS&gt;&lt;KEY NAME=&quot;id_id_key1_id_key214&quot; TYPE=&quot;primary&quot; FIELDS=&quot;id,id_key1,id_key2&quot;  COMMENT=&quot;&quot;/&gt;&lt;/KEYS&gt;&lt;/TABLE&gt;">
            <text:p>&lt;KEYS&gt;&lt;KEY NAME="id_id_key1_id_key214" TYPE="primary" FIELDS="id,id_key1,id_key2" <text:s/>COMMENT=""/&gt;&lt;/KEYS&gt;&lt;/TABLE&gt;</text:p>
          </table:table-cell>
          <table:table-cell table:style-name="ce27" table:formula="of:=IF(AND([.A14]=&quot;Campo&quot;;[.A14]&lt;&gt;[.A13]);&quot;&lt;Form name=&quot;&quot;newRecord&quot;&quot;&gt;&quot;;&quot;&quot;)&amp;IF([.A14]=&quot;Campo&quot;;&quot;&lt;&quot;&amp;IF([.D14]=&quot;FK&quot;;&quot;Select &quot;;VLOOKUP([.F14];[$Auxiliar.$A$27:.$B$48];2;0))&amp;&quot; id=&quot;&quot;&quot;&amp;[.C14]&amp;&quot;&quot;&quot; label=&quot;&quot;&quot;&amp;[.C14]&amp;&quot;&quot;&quot;&quot;&amp; IF([.D14]=&quot;FK&quot;;&quot; datasource=&quot;&quot;table:&quot;&amp;VLOOKUP(&quot;Chave&quot;&amp;&quot;.&quot;&amp;[.C14];[.$Q$1:.$R$2300];2;0)&amp;&quot;&quot;&quot; bindid=&quot;&quot;id&quot;&quot; bindvalue=&quot;&quot;name&quot;&quot;&quot;;&quot;&quot;)&amp;&quot;required=&quot;&quot;&quot;&amp;IF([.H14]=&quot;Sim&quot;;&quot;true&quot;;&quot;false&quot;)&amp;&quot;&quot;&quot; /&gt;&quot;;&quot;&quot;)&amp;IF(AND([.A14]=&quot;Chave&quot;;[.A13]=&quot;Campo&quot;);&quot;&lt;/Form&gt;&quot;;&quot;&quot;)" office:value-type="string" office:string-value="&lt;/Form&gt;">
            <text:p>&lt;/Form&gt;</text:p>
          </table:table-cell>
          <table:table-cell table:style-name="ce27" table:formula="of:=IF([.A14]&lt;&gt;&quot;&quot;;[.A14]&amp;&quot;.&quot;&amp;[.C14];&quot;&quot;)" office:value-type="string" office:string-value="Chave.id,id_key1,id_key2">
            <text:p>Chave.id,id_key1,id_key2</text:p>
          </table:table-cell>
          <table:table-cell table:style-name="ce27" table:formula="of:=IF([.A14]&lt;&gt;&quot;&quot;;[.F14];&quot;&quot;)">
            <text:p/>
          </table:table-cell>
        </table:table-row>
        <table:table-row table:style-name="ro1">
          <table:table-cell table:formula="of:=IF([Campos.A15]=&quot;&quot;;&quot;&quot;;[Campos.A15])">
            <text:p/>
          </table:table-cell>
          <table:table-cell table:formula="of:=IF([Campos.B15]=&quot;&quot;;&quot;&quot;;[Campos.B15])">
            <text:p/>
          </table:table-cell>
          <table:table-cell table:formula="of:=IF([Campos.C15]=&quot;&quot;;&quot;&quot;;[Campos.C15])">
            <text:p/>
          </table:table-cell>
          <table:table-cell table:formula="of:=IF([Campos.D15]=&quot;&quot;;&quot;&quot;;[Campos.D15])">
            <text:p/>
          </table:table-cell>
          <table:table-cell table:style-name="ce24" table:formula="of:=IF([.A15]=&quot;Chave&quot;;SUBSTITUTE([.C15];&quot;,&quot;;&quot;_&quot;)&amp;ROW([.C15]);[.C15])">
            <text:p/>
          </table:table-cell>
          <table:table-cell table:formula="of:=IF([Campos.F15]=&quot;&quot;;&quot;&quot;;[Campos.F15])">
            <text:p/>
          </table:table-cell>
          <table:table-cell table:formula="of:=IF([Campos.G15]=&quot;&quot;;&quot;&quot;;[Campos.G15])">
            <text:p/>
          </table:table-cell>
          <table:table-cell table:formula="of:=IF([Campos.H15]=&quot;&quot;;&quot;&quot;;[Campos.H15])">
            <text:p/>
          </table:table-cell>
          <table:table-cell table:formula="of:=IF([Campos.E15]=&quot;&quot;;&quot;&quot;;[Campos.E15])">
            <text:p/>
          </table:table-cell>
          <table:table-cell table:formula="of:=IF([Campos.I15]=&quot;&quot;;&quot;&quot;;[Campos.I15])">
            <text:p/>
          </table:table-cell>
          <table:table-cell table:formula="of:=IF([.B15]=&quot;&quot;;&quot;&quot;;VLOOKUP([.B15];[$Tabelas.$A$1:.$B$136];2;0))">
            <text:p/>
          </table:table-cell>
          <table:table-cell table:formula="of:=IF([.A15]=&quot;Campo&quot;;IF([.A15]=&quot;&quot;;&quot;&quot;;IF([.A15]&lt;&gt;[.A14];&quot;&quot;;&quot;PREVIOUS=&quot;&quot;&quot;&amp;[.C14]&amp;&quot;&quot;&quot; &quot;) &amp; IF([.A15]&lt;&gt;[.A16];&quot;&quot;;&quot;NEXT=&quot;&quot;&quot;&amp;[.C16]&amp;&quot;&quot;&quot;&quot;));IF([.A15]=&quot;&quot;;&quot;&quot;;IF([.A15]&lt;&gt;[.A14];&quot;&quot;;&quot;PREVIOUS=&quot;&quot;&quot;&amp;[.E14]&amp;&quot;&quot;&quot; &quot;) &amp; IF([.A15]&lt;&gt;[.A16];&quot;&quot;;&quot;NEXT=&quot;&quot;&quot;&amp;[.E16]&amp;&quot;&quot;&quot;&quot;)))">
            <text:p/>
          </table:table-cell>
          <table:table-cell table:formula="of:=IF([.B15]=&quot;&quot;;&quot;&quot;;VLOOKUP([.B15];[$Tabelas.$A$1:.$C$136];3;0))">
            <text:p/>
          </table:table-cell>
          <table:table-cell table:formula="of:=IF([.A15]=&quot;Campo&quot;; IF(ISERROR(VLOOKUP([.F15];[$Auxiliar.$A$1:.$E$17];5;0));&quot;TYPE=&quot;&quot;&quot;&amp;[.F15]&amp;&quot;&quot;&quot; LENGTH=&quot;&quot;&quot;&amp;[.G15]&amp;&quot;&quot;&quot; &quot;;VLOOKUP([.F15];[$Auxiliar.$A$1:.$E$17];5;0)) &amp; IF(AND([.A15]=&quot;Campo&quot;;[.D15]=&quot;PK&quot;); IF([.I15]=&quot;Sim&quot;;&quot; SEQUENCE=&quot;&quot;true&quot;&quot;&quot;;&quot; SEQUENCE=&quot;&quot;false&quot;&quot;&quot;);&quot;&quot;)&amp;IF([.H15]&lt;&gt;&quot;&quot;;&quot; NOTNULL=&quot;&quot;&quot;&amp;IF([.H15]=&quot;Sim&quot;;&quot;true&quot;;&quot;false&quot;)&amp;&quot;&quot;&quot;&quot;;&quot;&quot;);&quot;&quot;)">
            <text:p/>
          </table:table-cell>
          <table:table-cell table:style-name="ce26" table:formula="of:=IF(AND([.B15]&lt;&gt;[.B14];[.B15]&lt;&gt;&quot;&quot;);&quot;&lt;TABLE NAME=&quot;&quot;&quot;&amp;[.B15]&amp;&quot;&quot;&quot; COMMENT=&quot;&quot;&quot;&amp;[.K15]&amp;&quot;&quot;&quot; &quot;&amp; [.M15] &amp;&quot;&gt;&lt;FIELDS&gt;&quot;;&quot;&quot;) &amp; IF(AND([.A15]=&quot;Chave&quot;;[.A14]=&quot;Campo&quot;);&quot;&lt;KEYS&gt;&quot;;&quot;&quot;) &amp; IF([.A15]=&quot;Chave&quot;;&quot;&lt;KEY NAME=&quot;&quot;&quot;&amp;[.E15]&amp;&quot;&quot;&quot; TYPE=&quot;&quot;&quot;&amp;IF([.D15]=&quot;PK&quot;;&quot;primary&quot;;&quot;foreign&quot;)&amp;&quot;&quot;&quot; FIELDS=&quot;&quot;&quot;&amp;[.C15]&amp;&quot;&quot;&quot;&quot;&amp;IF([.D15]=&quot;FK&quot;;&quot; REFTABLE=&quot;&quot;&quot;&amp;[.F15]&amp;&quot;&quot;&quot; REFFIELDS=&quot;&quot;&quot;&amp;[.G15]&amp;&quot;&quot;&quot;&quot;;&quot;&quot;)&amp;&quot; &quot;&amp;[.L15]&amp;&quot; COMMENT=&quot;&quot;&quot;&amp;[.J15]&amp;&quot;&quot;&quot;&quot;&amp;IF(AND([.A15]=&quot;Campo&quot;;[.D15]=&quot;PK&quot;);&quot; SEQUENCE=&quot;&quot;true&quot;&quot;&quot;;&quot;&quot;)&amp;&quot;/&gt;&quot;;&quot;&quot;) &amp; IF([.A15]=&quot;Campo&quot;;&quot;&lt;FIELD NAME=&quot;&quot;&quot;&amp;[.C15]&amp;&quot;&quot;&quot; &quot;&amp;[.N15]&amp;&quot; &quot;&amp;[.L15]&amp;IF(AND([.A15]=&quot;Campo&quot;;[.D15]&lt;&gt;&quot;PK&quot;);&quot; SEQUENCE=&quot;&quot;false&quot;&quot; &quot;;&quot;&quot;)&amp;&quot; COMMENT=&quot;&quot;&quot;&amp;[.J15]&amp;&quot;&quot;&quot;/&gt;&quot;;&quot;&quot;) &amp; IF(AND([.A15]=&quot;Campo&quot;;[.A16]=&quot;Chave&quot;);&quot;&lt;/FIELDS&gt;&quot;;&quot;&quot;) &amp; IF(AND([.A15]=&quot;Chave&quot;;[.A16]&lt;&gt;&quot;Chave&quot;);&quot;&lt;/KEYS&gt;&quot;;&quot;&quot;) &amp; IF([.B15]&lt;&gt;[.B16];&quot;&lt;/TABLE&gt;&quot;;&quot;&quot;) &amp; IF(AND([.A15]=&quot;&quot;;[.A14]&lt;&gt;&quot;&quot;);&quot;&lt;/TABLES&gt;&lt;/XMLDB&gt;&quot;;&quot;&quot;)" office:value-type="string" office:string-value="&lt;/TABLES&gt;&lt;/XMLDB&gt;">
            <text:p>&lt;/TABLES&gt;&lt;/XMLDB&gt;</text:p>
          </table:table-cell>
          <table:table-cell table:style-name="ce27" table:formula="of:=IF(AND([.A15]=&quot;Campo&quot;;[.A15]&lt;&gt;[.A14]);&quot;&lt;Form name=&quot;&quot;newRecord&quot;&quot;&gt;&quot;;&quot;&quot;)&amp;IF([.A15]=&quot;Campo&quot;;&quot;&lt;&quot;&amp;IF([.D15]=&quot;FK&quot;;&quot;Select &quot;;VLOOKUP([.F15];[$Auxiliar.$A$27:.$B$48];2;0))&amp;&quot; id=&quot;&quot;&quot;&amp;[.C15]&amp;&quot;&quot;&quot; label=&quot;&quot;&quot;&amp;[.C15]&amp;&quot;&quot;&quot;&quot;&amp; IF([.D15]=&quot;FK&quot;;&quot; datasource=&quot;&quot;table:&quot;&amp;VLOOKUP(&quot;Chave&quot;&amp;&quot;.&quot;&amp;[.C15];[.$Q$1:.$R$2300];2;0)&amp;&quot;&quot;&quot; bindid=&quot;&quot;id&quot;&quot; bindvalue=&quot;&quot;name&quot;&quot;&quot;;&quot;&quot;)&amp;&quot;required=&quot;&quot;&quot;&amp;IF([.H15]=&quot;Sim&quot;;&quot;true&quot;;&quot;false&quot;)&amp;&quot;&quot;&quot; /&gt;&quot;;&quot;&quot;)&amp;IF(AND([.A15]=&quot;Chave&quot;;[.A14]=&quot;Campo&quot;);&quot;&lt;/Form&gt;&quot;;&quot;&quot;)">
            <text:p/>
          </table:table-cell>
          <table:table-cell table:style-name="ce27" table:formula="of:=IF([.A15]&lt;&gt;&quot;&quot;;[.A15]&amp;&quot;.&quot;&amp;[.C15];&quot;&quot;)">
            <text:p/>
          </table:table-cell>
          <table:table-cell table:style-name="ce27" table:formula="of:=IF([.A15]&lt;&gt;&quot;&quot;;[.F15];&quot;&quot;)">
            <text:p/>
          </table:table-cell>
        </table:table-row>
        <table:table-row table:style-name="ro1">
          <table:table-cell table:formula="of:=IF([Campos.A16]=&quot;&quot;;&quot;&quot;;[Campos.A16])">
            <text:p/>
          </table:table-cell>
          <table:table-cell table:formula="of:=IF([Campos.B16]=&quot;&quot;;&quot;&quot;;[Campos.B16])">
            <text:p/>
          </table:table-cell>
          <table:table-cell table:formula="of:=IF([Campos.C16]=&quot;&quot;;&quot;&quot;;[Campos.C16])">
            <text:p/>
          </table:table-cell>
          <table:table-cell table:formula="of:=IF([Campos.D16]=&quot;&quot;;&quot;&quot;;[Campos.D16])">
            <text:p/>
          </table:table-cell>
          <table:table-cell table:style-name="ce24" table:formula="of:=IF([.A16]=&quot;Chave&quot;;SUBSTITUTE([.C16];&quot;,&quot;;&quot;_&quot;)&amp;ROW([.C16]);[.C16])">
            <text:p/>
          </table:table-cell>
          <table:table-cell table:formula="of:=IF([Campos.F16]=&quot;&quot;;&quot;&quot;;[Campos.F16])">
            <text:p/>
          </table:table-cell>
          <table:table-cell table:formula="of:=IF([Campos.G16]=&quot;&quot;;&quot;&quot;;[Campos.G16])">
            <text:p/>
          </table:table-cell>
          <table:table-cell table:formula="of:=IF([Campos.H16]=&quot;&quot;;&quot;&quot;;[Campos.H16])">
            <text:p/>
          </table:table-cell>
          <table:table-cell table:formula="of:=IF([Campos.E16]=&quot;&quot;;&quot;&quot;;[Campos.E16])">
            <text:p/>
          </table:table-cell>
          <table:table-cell table:formula="of:=IF([Campos.I16]=&quot;&quot;;&quot;&quot;;[Campos.I16])">
            <text:p/>
          </table:table-cell>
          <table:table-cell table:formula="of:=IF([.B16]=&quot;&quot;;&quot;&quot;;VLOOKUP([.B16];[$Tabelas.$A$1:.$B$136];2;0))">
            <text:p/>
          </table:table-cell>
          <table:table-cell table:formula="of:=IF([.A16]=&quot;Campo&quot;;IF([.A16]=&quot;&quot;;&quot;&quot;;IF([.A16]&lt;&gt;[.A15];&quot;&quot;;&quot;PREVIOUS=&quot;&quot;&quot;&amp;[.C15]&amp;&quot;&quot;&quot; &quot;) &amp; IF([.A16]&lt;&gt;[.A17];&quot;&quot;;&quot;NEXT=&quot;&quot;&quot;&amp;[.C17]&amp;&quot;&quot;&quot;&quot;));IF([.A16]=&quot;&quot;;&quot;&quot;;IF([.A16]&lt;&gt;[.A15];&quot;&quot;;&quot;PREVIOUS=&quot;&quot;&quot;&amp;[.E15]&amp;&quot;&quot;&quot; &quot;) &amp; IF([.A16]&lt;&gt;[.A17];&quot;&quot;;&quot;NEXT=&quot;&quot;&quot;&amp;[.E17]&amp;&quot;&quot;&quot;&quot;)))">
            <text:p/>
          </table:table-cell>
          <table:table-cell table:formula="of:=IF([.B16]=&quot;&quot;;&quot;&quot;;VLOOKUP([.B16];[$Tabelas.$A$1:.$C$136];3;0))">
            <text:p/>
          </table:table-cell>
          <table:table-cell table:formula="of:=IF([.A16]=&quot;Campo&quot;; IF(ISERROR(VLOOKUP([.F16];[$Auxiliar.$A$1:.$E$17];5;0));&quot;TYPE=&quot;&quot;&quot;&amp;[.F16]&amp;&quot;&quot;&quot; LENGTH=&quot;&quot;&quot;&amp;[.G16]&amp;&quot;&quot;&quot; &quot;;VLOOKUP([.F16];[$Auxiliar.$A$1:.$E$17];5;0)) &amp; IF(AND([.A16]=&quot;Campo&quot;;[.D16]=&quot;PK&quot;); IF([.I16]=&quot;Sim&quot;;&quot; SEQUENCE=&quot;&quot;true&quot;&quot;&quot;;&quot; SEQUENCE=&quot;&quot;false&quot;&quot;&quot;);&quot;&quot;)&amp;IF([.H16]&lt;&gt;&quot;&quot;;&quot; NOTNULL=&quot;&quot;&quot;&amp;IF([.H16]=&quot;Sim&quot;;&quot;true&quot;;&quot;false&quot;)&amp;&quot;&quot;&quot;&quot;;&quot;&quot;);&quot;&quot;)">
            <text:p/>
          </table:table-cell>
          <table:table-cell table:style-name="ce26" table:formula="of:=IF(AND([.B16]&lt;&gt;[.B15];[.B16]&lt;&gt;&quot;&quot;);&quot;&lt;TABLE NAME=&quot;&quot;&quot;&amp;[.B16]&amp;&quot;&quot;&quot; COMMENT=&quot;&quot;&quot;&amp;[.K16]&amp;&quot;&quot;&quot; &quot;&amp; [.M16] &amp;&quot;&gt;&lt;FIELDS&gt;&quot;;&quot;&quot;) &amp; IF(AND([.A16]=&quot;Chave&quot;;[.A15]=&quot;Campo&quot;);&quot;&lt;KEYS&gt;&quot;;&quot;&quot;) &amp; IF([.A16]=&quot;Chave&quot;;&quot;&lt;KEY NAME=&quot;&quot;&quot;&amp;[.E16]&amp;&quot;&quot;&quot; TYPE=&quot;&quot;&quot;&amp;IF([.D16]=&quot;PK&quot;;&quot;primary&quot;;&quot;foreign&quot;)&amp;&quot;&quot;&quot; FIELDS=&quot;&quot;&quot;&amp;[.C16]&amp;&quot;&quot;&quot;&quot;&amp;IF([.D16]=&quot;FK&quot;;&quot; REFTABLE=&quot;&quot;&quot;&amp;[.F16]&amp;&quot;&quot;&quot; REFFIELDS=&quot;&quot;&quot;&amp;[.G16]&amp;&quot;&quot;&quot;&quot;;&quot;&quot;)&amp;&quot; &quot;&amp;[.L16]&amp;&quot; COMMENT=&quot;&quot;&quot;&amp;[.J16]&amp;&quot;&quot;&quot;&quot;&amp;IF(AND([.A16]=&quot;Campo&quot;;[.D16]=&quot;PK&quot;);&quot; SEQUENCE=&quot;&quot;true&quot;&quot;&quot;;&quot;&quot;)&amp;&quot;/&gt;&quot;;&quot;&quot;) &amp; IF([.A16]=&quot;Campo&quot;;&quot;&lt;FIELD NAME=&quot;&quot;&quot;&amp;[.C16]&amp;&quot;&quot;&quot; &quot;&amp;[.N16]&amp;&quot; &quot;&amp;[.L16]&amp;IF(AND([.A16]=&quot;Campo&quot;;[.D16]&lt;&gt;&quot;PK&quot;);&quot; SEQUENCE=&quot;&quot;false&quot;&quot; &quot;;&quot;&quot;)&amp;&quot; COMMENT=&quot;&quot;&quot;&amp;[.J16]&amp;&quot;&quot;&quot;/&gt;&quot;;&quot;&quot;) &amp; IF(AND([.A16]=&quot;Campo&quot;;[.A17]=&quot;Chave&quot;);&quot;&lt;/FIELDS&gt;&quot;;&quot;&quot;) &amp; IF(AND([.A16]=&quot;Chave&quot;;[.A17]&lt;&gt;&quot;Chave&quot;);&quot;&lt;/KEYS&gt;&quot;;&quot;&quot;) &amp; IF([.B16]&lt;&gt;[.B17];&quot;&lt;/TABLE&gt;&quot;;&quot;&quot;) &amp; IF(AND([.A16]=&quot;&quot;;[.A15]&lt;&gt;&quot;&quot;);&quot;&lt;/TABLES&gt;&lt;/XMLDB&gt;&quot;;&quot;&quot;)">
            <text:p/>
          </table:table-cell>
          <table:table-cell table:style-name="ce27" table:formula="of:=IF(AND([.A16]=&quot;Campo&quot;;[.A16]&lt;&gt;[.A15]);&quot;&lt;Form name=&quot;&quot;newRecord&quot;&quot;&gt;&quot;;&quot;&quot;)&amp;IF([.A16]=&quot;Campo&quot;;&quot;&lt;&quot;&amp;IF([.D16]=&quot;FK&quot;;&quot;Select &quot;;VLOOKUP([.F16];[$Auxiliar.$A$27:.$B$48];2;0))&amp;&quot; id=&quot;&quot;&quot;&amp;[.C16]&amp;&quot;&quot;&quot; label=&quot;&quot;&quot;&amp;[.C16]&amp;&quot;&quot;&quot;&quot;&amp; IF([.D16]=&quot;FK&quot;;&quot; datasource=&quot;&quot;table:&quot;&amp;VLOOKUP(&quot;Chave&quot;&amp;&quot;.&quot;&amp;[.C16];[.$Q$1:.$R$2300];2;0)&amp;&quot;&quot;&quot; bindid=&quot;&quot;id&quot;&quot; bindvalue=&quot;&quot;name&quot;&quot;&quot;;&quot;&quot;)&amp;&quot;required=&quot;&quot;&quot;&amp;IF([.H16]=&quot;Sim&quot;;&quot;true&quot;;&quot;false&quot;)&amp;&quot;&quot;&quot; /&gt;&quot;;&quot;&quot;)&amp;IF(AND([.A16]=&quot;Chave&quot;;[.A15]=&quot;Campo&quot;);&quot;&lt;/Form&gt;&quot;;&quot;&quot;)">
            <text:p/>
          </table:table-cell>
          <table:table-cell table:style-name="ce27" table:formula="of:=IF([.A16]&lt;&gt;&quot;&quot;;[.A16]&amp;&quot;.&quot;&amp;[.C16];&quot;&quot;)">
            <text:p/>
          </table:table-cell>
          <table:table-cell table:style-name="ce27" table:formula="of:=IF([.A16]&lt;&gt;&quot;&quot;;[.F16];&quot;&quot;)">
            <text:p/>
          </table:table-cell>
        </table:table-row>
        <table:table-row table:style-name="ro12">
          <table:table-cell table:formula="of:=IF([Campos.A17]=&quot;&quot;;&quot;&quot;;[Campos.A17])">
            <text:p/>
          </table:table-cell>
          <table:table-cell table:formula="of:=IF([Campos.B17]=&quot;&quot;;&quot;&quot;;[Campos.B17])">
            <text:p/>
          </table:table-cell>
          <table:table-cell table:formula="of:=IF([Campos.C17]=&quot;&quot;;&quot;&quot;;[Campos.C17])">
            <text:p/>
          </table:table-cell>
          <table:table-cell table:formula="of:=IF([Campos.D17]=&quot;&quot;;&quot;&quot;;[Campos.D17])">
            <text:p/>
          </table:table-cell>
          <table:table-cell table:style-name="ce24" table:formula="of:=IF([.A17]=&quot;Chave&quot;;SUBSTITUTE([.C17];&quot;,&quot;;&quot;_&quot;)&amp;ROW([.C17]);[.C17])">
            <text:p/>
          </table:table-cell>
          <table:table-cell table:formula="of:=IF([Campos.F17]=&quot;&quot;;&quot;&quot;;[Campos.F17])">
            <text:p/>
          </table:table-cell>
          <table:table-cell table:formula="of:=IF([Campos.G17]=&quot;&quot;;&quot;&quot;;[Campos.G17])">
            <text:p/>
          </table:table-cell>
          <table:table-cell table:formula="of:=IF([Campos.H17]=&quot;&quot;;&quot;&quot;;[Campos.H17])">
            <text:p/>
          </table:table-cell>
          <table:table-cell table:formula="of:=IF([Campos.E17]=&quot;&quot;;&quot;&quot;;[Campos.E17])">
            <text:p/>
          </table:table-cell>
          <table:table-cell table:formula="of:=IF([Campos.I17]=&quot;&quot;;&quot;&quot;;[Campos.I17])">
            <text:p/>
          </table:table-cell>
          <table:table-cell table:formula="of:=IF([.B17]=&quot;&quot;;&quot;&quot;;VLOOKUP([.B17];[$Tabelas.$A$1:.$B$136];2;0))">
            <text:p/>
          </table:table-cell>
          <table:table-cell table:formula="of:=IF([.A17]=&quot;Campo&quot;;IF([.A17]=&quot;&quot;;&quot;&quot;;IF([.A17]&lt;&gt;[.A16];&quot;&quot;;&quot;PREVIOUS=&quot;&quot;&quot;&amp;[.C16]&amp;&quot;&quot;&quot; &quot;) &amp; IF([.A17]&lt;&gt;[.A18];&quot;&quot;;&quot;NEXT=&quot;&quot;&quot;&amp;[.C18]&amp;&quot;&quot;&quot;&quot;));IF([.A17]=&quot;&quot;;&quot;&quot;;IF([.A17]&lt;&gt;[.A16];&quot;&quot;;&quot;PREVIOUS=&quot;&quot;&quot;&amp;[.E16]&amp;&quot;&quot;&quot; &quot;) &amp; IF([.A17]&lt;&gt;[.A18];&quot;&quot;;&quot;NEXT=&quot;&quot;&quot;&amp;[.E18]&amp;&quot;&quot;&quot;&quot;)))">
            <text:p/>
          </table:table-cell>
          <table:table-cell table:formula="of:=IF([.B17]=&quot;&quot;;&quot;&quot;;VLOOKUP([.B17];[$Tabelas.$A$1:.$C$136];3;0))">
            <text:p/>
          </table:table-cell>
          <table:table-cell table:formula="of:=IF([.A17]=&quot;Campo&quot;; IF(ISERROR(VLOOKUP([.F17];[$Auxiliar.$A$1:.$E$17];5;0));&quot;TYPE=&quot;&quot;&quot;&amp;[.F17]&amp;&quot;&quot;&quot; LENGTH=&quot;&quot;&quot;&amp;[.G17]&amp;&quot;&quot;&quot; &quot;;VLOOKUP([.F17];[$Auxiliar.$A$1:.$E$17];5;0)) &amp; IF(AND([.A17]=&quot;Campo&quot;;[.D17]=&quot;PK&quot;); IF([.I17]=&quot;Sim&quot;;&quot; SEQUENCE=&quot;&quot;true&quot;&quot;&quot;;&quot; SEQUENCE=&quot;&quot;false&quot;&quot;&quot;);&quot;&quot;)&amp;IF([.H17]&lt;&gt;&quot;&quot;;&quot; NOTNULL=&quot;&quot;&quot;&amp;IF([.H17]=&quot;Sim&quot;;&quot;true&quot;;&quot;false&quot;)&amp;&quot;&quot;&quot;&quot;;&quot;&quot;);&quot;&quot;)">
            <text:p/>
          </table:table-cell>
          <table:table-cell table:style-name="ce26" table:formula="of:=IF(AND([.B17]&lt;&gt;[.B16];[.B17]&lt;&gt;&quot;&quot;);&quot;&lt;TABLE NAME=&quot;&quot;&quot;&amp;[.B17]&amp;&quot;&quot;&quot; COMMENT=&quot;&quot;&quot;&amp;[.K17]&amp;&quot;&quot;&quot; &quot;&amp; [.M17] &amp;&quot;&gt;&lt;FIELDS&gt;&quot;;&quot;&quot;) &amp; IF(AND([.A17]=&quot;Chave&quot;;[.A16]=&quot;Campo&quot;);&quot;&lt;KEYS&gt;&quot;;&quot;&quot;) &amp; IF([.A17]=&quot;Chave&quot;;&quot;&lt;KEY NAME=&quot;&quot;&quot;&amp;[.E17]&amp;&quot;&quot;&quot; TYPE=&quot;&quot;&quot;&amp;IF([.D17]=&quot;PK&quot;;&quot;primary&quot;;&quot;foreign&quot;)&amp;&quot;&quot;&quot; FIELDS=&quot;&quot;&quot;&amp;[.C17]&amp;&quot;&quot;&quot;&quot;&amp;IF([.D17]=&quot;FK&quot;;&quot; REFTABLE=&quot;&quot;&quot;&amp;[.F17]&amp;&quot;&quot;&quot; REFFIELDS=&quot;&quot;&quot;&amp;[.G17]&amp;&quot;&quot;&quot;&quot;;&quot;&quot;)&amp;&quot; &quot;&amp;[.L17]&amp;&quot; COMMENT=&quot;&quot;&quot;&amp;[.J17]&amp;&quot;&quot;&quot;&quot;&amp;IF(AND([.A17]=&quot;Campo&quot;;[.D17]=&quot;PK&quot;);&quot; SEQUENCE=&quot;&quot;true&quot;&quot;&quot;;&quot;&quot;)&amp;&quot;/&gt;&quot;;&quot;&quot;) &amp; IF([.A17]=&quot;Campo&quot;;&quot;&lt;FIELD NAME=&quot;&quot;&quot;&amp;[.C17]&amp;&quot;&quot;&quot; &quot;&amp;[.N17]&amp;&quot; &quot;&amp;[.L17]&amp;IF(AND([.A17]=&quot;Campo&quot;;[.D17]&lt;&gt;&quot;PK&quot;);&quot; SEQUENCE=&quot;&quot;false&quot;&quot; &quot;;&quot;&quot;)&amp;&quot; COMMENT=&quot;&quot;&quot;&amp;[.J17]&amp;&quot;&quot;&quot;/&gt;&quot;;&quot;&quot;) &amp; IF(AND([.A17]=&quot;Campo&quot;;[.A18]=&quot;Chave&quot;);&quot;&lt;/FIELDS&gt;&quot;;&quot;&quot;) &amp; IF(AND([.A17]=&quot;Chave&quot;;[.A18]&lt;&gt;&quot;Chave&quot;);&quot;&lt;/KEYS&gt;&quot;;&quot;&quot;) &amp; IF([.B17]&lt;&gt;[.B18];&quot;&lt;/TABLE&gt;&quot;;&quot;&quot;) &amp; IF(AND([.A17]=&quot;&quot;;[.A16]&lt;&gt;&quot;&quot;);&quot;&lt;/TABLES&gt;&lt;/XMLDB&gt;&quot;;&quot;&quot;)">
            <text:p/>
          </table:table-cell>
          <table:table-cell table:style-name="ce27" table:formula="of:=IF(AND([.A17]=&quot;Campo&quot;;[.A17]&lt;&gt;[.A16]);&quot;&lt;Form name=&quot;&quot;newRecord&quot;&quot;&gt;&quot;;&quot;&quot;)&amp;IF([.A17]=&quot;Campo&quot;;&quot;&lt;&quot;&amp;IF([.D17]=&quot;FK&quot;;&quot;Select &quot;;VLOOKUP([.F17];[$Auxiliar.$A$27:.$B$48];2;0))&amp;&quot; id=&quot;&quot;&quot;&amp;[.C17]&amp;&quot;&quot;&quot; label=&quot;&quot;&quot;&amp;[.C17]&amp;&quot;&quot;&quot;&quot;&amp; IF([.D17]=&quot;FK&quot;;&quot; datasource=&quot;&quot;table:&quot;&amp;VLOOKUP(&quot;Chave&quot;&amp;&quot;.&quot;&amp;[.C17];[.$Q$1:.$R$2300];2;0)&amp;&quot;&quot;&quot; bindid=&quot;&quot;id&quot;&quot; bindvalue=&quot;&quot;name&quot;&quot;&quot;;&quot;&quot;)&amp;&quot;required=&quot;&quot;&quot;&amp;IF([.H17]=&quot;Sim&quot;;&quot;true&quot;;&quot;false&quot;)&amp;&quot;&quot;&quot; /&gt;&quot;;&quot;&quot;)&amp;IF(AND([.A17]=&quot;Chave&quot;;[.A16]=&quot;Campo&quot;);&quot;&lt;/Form&gt;&quot;;&quot;&quot;)">
            <text:p/>
          </table:table-cell>
          <table:table-cell table:style-name="ce27" table:formula="of:=IF([.A17]&lt;&gt;&quot;&quot;;[.A17]&amp;&quot;.&quot;&amp;[.C17];&quot;&quot;)">
            <text:p/>
          </table:table-cell>
          <table:table-cell table:style-name="ce27" table:formula="of:=IF([.A17]&lt;&gt;&quot;&quot;;[.F17];&quot;&quot;)">
            <text:p/>
          </table:table-cell>
        </table:table-row>
        <table:table-row table:style-name="ro1">
          <table:table-cell table:formula="of:=IF([Campos.A18]=&quot;&quot;;&quot;&quot;;[Campos.A18])">
            <text:p/>
          </table:table-cell>
          <table:table-cell table:formula="of:=IF([Campos.B18]=&quot;&quot;;&quot;&quot;;[Campos.B18])">
            <text:p/>
          </table:table-cell>
          <table:table-cell table:formula="of:=IF([Campos.C18]=&quot;&quot;;&quot;&quot;;[Campos.C18])">
            <text:p/>
          </table:table-cell>
          <table:table-cell table:formula="of:=IF([Campos.D18]=&quot;&quot;;&quot;&quot;;[Campos.D18])">
            <text:p/>
          </table:table-cell>
          <table:table-cell table:style-name="ce24" table:formula="of:=IF([.A18]=&quot;Chave&quot;;SUBSTITUTE([.C18];&quot;,&quot;;&quot;_&quot;)&amp;ROW([.C18]);[.C18])">
            <text:p/>
          </table:table-cell>
          <table:table-cell table:formula="of:=IF([Campos.F18]=&quot;&quot;;&quot;&quot;;[Campos.F18])">
            <text:p/>
          </table:table-cell>
          <table:table-cell table:formula="of:=IF([Campos.G18]=&quot;&quot;;&quot;&quot;;[Campos.G18])">
            <text:p/>
          </table:table-cell>
          <table:table-cell table:formula="of:=IF([Campos.H18]=&quot;&quot;;&quot;&quot;;[Campos.H18])">
            <text:p/>
          </table:table-cell>
          <table:table-cell table:formula="of:=IF([Campos.E18]=&quot;&quot;;&quot;&quot;;[Campos.E18])">
            <text:p/>
          </table:table-cell>
          <table:table-cell table:formula="of:=IF([Campos.I18]=&quot;&quot;;&quot;&quot;;[Campos.I18])">
            <text:p/>
          </table:table-cell>
          <table:table-cell table:formula="of:=IF([.B18]=&quot;&quot;;&quot;&quot;;VLOOKUP([.B18];[$Tabelas.$A$1:.$B$136];2;0))">
            <text:p/>
          </table:table-cell>
          <table:table-cell table:formula="of:=IF([.A18]=&quot;Campo&quot;;IF([.A18]=&quot;&quot;;&quot;&quot;;IF([.A18]&lt;&gt;[.A17];&quot;&quot;;&quot;PREVIOUS=&quot;&quot;&quot;&amp;[.C17]&amp;&quot;&quot;&quot; &quot;) &amp; IF([.A18]&lt;&gt;[.A19];&quot;&quot;;&quot;NEXT=&quot;&quot;&quot;&amp;[.C19]&amp;&quot;&quot;&quot;&quot;));IF([.A18]=&quot;&quot;;&quot;&quot;;IF([.A18]&lt;&gt;[.A17];&quot;&quot;;&quot;PREVIOUS=&quot;&quot;&quot;&amp;[.E17]&amp;&quot;&quot;&quot; &quot;) &amp; IF([.A18]&lt;&gt;[.A19];&quot;&quot;;&quot;NEXT=&quot;&quot;&quot;&amp;[.E19]&amp;&quot;&quot;&quot;&quot;)))">
            <text:p/>
          </table:table-cell>
          <table:table-cell table:formula="of:=IF([.B18]=&quot;&quot;;&quot;&quot;;VLOOKUP([.B18];[$Tabelas.$A$1:.$C$136];3;0))">
            <text:p/>
          </table:table-cell>
          <table:table-cell table:formula="of:=IF([.A18]=&quot;Campo&quot;; IF(ISERROR(VLOOKUP([.F18];[$Auxiliar.$A$1:.$E$17];5;0));&quot;TYPE=&quot;&quot;&quot;&amp;[.F18]&amp;&quot;&quot;&quot; LENGTH=&quot;&quot;&quot;&amp;[.G18]&amp;&quot;&quot;&quot; &quot;;VLOOKUP([.F18];[$Auxiliar.$A$1:.$E$17];5;0)) &amp; IF(AND([.A18]=&quot;Campo&quot;;[.D18]=&quot;PK&quot;); IF([.I18]=&quot;Sim&quot;;&quot; SEQUENCE=&quot;&quot;true&quot;&quot;&quot;;&quot; SEQUENCE=&quot;&quot;false&quot;&quot;&quot;);&quot;&quot;)&amp;IF([.H18]&lt;&gt;&quot;&quot;;&quot; NOTNULL=&quot;&quot;&quot;&amp;IF([.H18]=&quot;Sim&quot;;&quot;true&quot;;&quot;false&quot;)&amp;&quot;&quot;&quot;&quot;;&quot;&quot;);&quot;&quot;)">
            <text:p/>
          </table:table-cell>
          <table:table-cell table:style-name="ce26" table:formula="of:=IF(AND([.B18]&lt;&gt;[.B17];[.B18]&lt;&gt;&quot;&quot;);&quot;&lt;TABLE NAME=&quot;&quot;&quot;&amp;[.B18]&amp;&quot;&quot;&quot; COMMENT=&quot;&quot;&quot;&amp;[.K18]&amp;&quot;&quot;&quot; &quot;&amp; [.M18] &amp;&quot;&gt;&lt;FIELDS&gt;&quot;;&quot;&quot;) &amp; IF(AND([.A18]=&quot;Chave&quot;;[.A17]=&quot;Campo&quot;);&quot;&lt;KEYS&gt;&quot;;&quot;&quot;) &amp; IF([.A18]=&quot;Chave&quot;;&quot;&lt;KEY NAME=&quot;&quot;&quot;&amp;[.E18]&amp;&quot;&quot;&quot; TYPE=&quot;&quot;&quot;&amp;IF([.D18]=&quot;PK&quot;;&quot;primary&quot;;&quot;foreign&quot;)&amp;&quot;&quot;&quot; FIELDS=&quot;&quot;&quot;&amp;[.C18]&amp;&quot;&quot;&quot;&quot;&amp;IF([.D18]=&quot;FK&quot;;&quot; REFTABLE=&quot;&quot;&quot;&amp;[.F18]&amp;&quot;&quot;&quot; REFFIELDS=&quot;&quot;&quot;&amp;[.G18]&amp;&quot;&quot;&quot;&quot;;&quot;&quot;)&amp;&quot; &quot;&amp;[.L18]&amp;&quot; COMMENT=&quot;&quot;&quot;&amp;[.J18]&amp;&quot;&quot;&quot;&quot;&amp;IF(AND([.A18]=&quot;Campo&quot;;[.D18]=&quot;PK&quot;);&quot; SEQUENCE=&quot;&quot;true&quot;&quot;&quot;;&quot;&quot;)&amp;&quot;/&gt;&quot;;&quot;&quot;) &amp; IF([.A18]=&quot;Campo&quot;;&quot;&lt;FIELD NAME=&quot;&quot;&quot;&amp;[.C18]&amp;&quot;&quot;&quot; &quot;&amp;[.N18]&amp;&quot; &quot;&amp;[.L18]&amp;IF(AND([.A18]=&quot;Campo&quot;;[.D18]&lt;&gt;&quot;PK&quot;);&quot; SEQUENCE=&quot;&quot;false&quot;&quot; &quot;;&quot;&quot;)&amp;&quot; COMMENT=&quot;&quot;&quot;&amp;[.J18]&amp;&quot;&quot;&quot;/&gt;&quot;;&quot;&quot;) &amp; IF(AND([.A18]=&quot;Campo&quot;;[.A19]=&quot;Chave&quot;);&quot;&lt;/FIELDS&gt;&quot;;&quot;&quot;) &amp; IF(AND([.A18]=&quot;Chave&quot;;[.A19]&lt;&gt;&quot;Chave&quot;);&quot;&lt;/KEYS&gt;&quot;;&quot;&quot;) &amp; IF([.B18]&lt;&gt;[.B19];&quot;&lt;/TABLE&gt;&quot;;&quot;&quot;) &amp; IF(AND([.A18]=&quot;&quot;;[.A17]&lt;&gt;&quot;&quot;);&quot;&lt;/TABLES&gt;&lt;/XMLDB&gt;&quot;;&quot;&quot;)">
            <text:p/>
          </table:table-cell>
          <table:table-cell table:style-name="ce27" table:formula="of:=IF(AND([.A18]=&quot;Campo&quot;;[.A18]&lt;&gt;[.A17]);&quot;&lt;Form name=&quot;&quot;newRecord&quot;&quot;&gt;&quot;;&quot;&quot;)&amp;IF([.A18]=&quot;Campo&quot;;&quot;&lt;&quot;&amp;IF([.D18]=&quot;FK&quot;;&quot;Select &quot;;VLOOKUP([.F18];[$Auxiliar.$A$27:.$B$48];2;0))&amp;&quot; id=&quot;&quot;&quot;&amp;[.C18]&amp;&quot;&quot;&quot; label=&quot;&quot;&quot;&amp;[.C18]&amp;&quot;&quot;&quot;&quot;&amp; IF([.D18]=&quot;FK&quot;;&quot; datasource=&quot;&quot;table:&quot;&amp;VLOOKUP(&quot;Chave&quot;&amp;&quot;.&quot;&amp;[.C18];[.$Q$1:.$R$2300];2;0)&amp;&quot;&quot;&quot; bindid=&quot;&quot;id&quot;&quot; bindvalue=&quot;&quot;name&quot;&quot;&quot;;&quot;&quot;)&amp;&quot;required=&quot;&quot;&quot;&amp;IF([.H18]=&quot;Sim&quot;;&quot;true&quot;;&quot;false&quot;)&amp;&quot;&quot;&quot; /&gt;&quot;;&quot;&quot;)&amp;IF(AND([.A18]=&quot;Chave&quot;;[.A17]=&quot;Campo&quot;);&quot;&lt;/Form&gt;&quot;;&quot;&quot;)">
            <text:p/>
          </table:table-cell>
          <table:table-cell table:style-name="ce27" table:formula="of:=IF([.A18]&lt;&gt;&quot;&quot;;[.A18]&amp;&quot;.&quot;&amp;[.C18];&quot;&quot;)">
            <text:p/>
          </table:table-cell>
          <table:table-cell table:style-name="ce27" table:formula="of:=IF([.A18]&lt;&gt;&quot;&quot;;[.F18];&quot;&quot;)">
            <text:p/>
          </table:table-cell>
        </table:table-row>
        <table:table-row table:style-name="ro1">
          <table:table-cell table:formula="of:=IF([Campos.A19]=&quot;&quot;;&quot;&quot;;[Campos.A19])">
            <text:p/>
          </table:table-cell>
          <table:table-cell table:formula="of:=IF([Campos.B19]=&quot;&quot;;&quot;&quot;;[Campos.B19])">
            <text:p/>
          </table:table-cell>
          <table:table-cell table:formula="of:=IF([Campos.C19]=&quot;&quot;;&quot;&quot;;[Campos.C19])">
            <text:p/>
          </table:table-cell>
          <table:table-cell table:formula="of:=IF([Campos.D19]=&quot;&quot;;&quot;&quot;;[Campos.D19])">
            <text:p/>
          </table:table-cell>
          <table:table-cell table:style-name="ce24" table:formula="of:=IF([.A19]=&quot;Chave&quot;;SUBSTITUTE([.C19];&quot;,&quot;;&quot;_&quot;)&amp;ROW([.C19]);[.C19])">
            <text:p/>
          </table:table-cell>
          <table:table-cell table:formula="of:=IF([Campos.F19]=&quot;&quot;;&quot;&quot;;[Campos.F19])">
            <text:p/>
          </table:table-cell>
          <table:table-cell table:formula="of:=IF([Campos.G19]=&quot;&quot;;&quot;&quot;;[Campos.G19])">
            <text:p/>
          </table:table-cell>
          <table:table-cell table:formula="of:=IF([Campos.H19]=&quot;&quot;;&quot;&quot;;[Campos.H19])">
            <text:p/>
          </table:table-cell>
          <table:table-cell table:formula="of:=IF([Campos.E19]=&quot;&quot;;&quot;&quot;;[Campos.E19])">
            <text:p/>
          </table:table-cell>
          <table:table-cell table:formula="of:=IF([Campos.I19]=&quot;&quot;;&quot;&quot;;[Campos.I19])">
            <text:p/>
          </table:table-cell>
          <table:table-cell table:formula="of:=IF([.B19]=&quot;&quot;;&quot;&quot;;VLOOKUP([.B19];[$Tabelas.$A$1:.$B$136];2;0))">
            <text:p/>
          </table:table-cell>
          <table:table-cell table:formula="of:=IF([.A19]=&quot;Campo&quot;;IF([.A19]=&quot;&quot;;&quot;&quot;;IF([.A19]&lt;&gt;[.A18];&quot;&quot;;&quot;PREVIOUS=&quot;&quot;&quot;&amp;[.C18]&amp;&quot;&quot;&quot; &quot;) &amp; IF([.A19]&lt;&gt;[.A20];&quot;&quot;;&quot;NEXT=&quot;&quot;&quot;&amp;[.C20]&amp;&quot;&quot;&quot;&quot;));IF([.A19]=&quot;&quot;;&quot;&quot;;IF([.A19]&lt;&gt;[.A18];&quot;&quot;;&quot;PREVIOUS=&quot;&quot;&quot;&amp;[.E18]&amp;&quot;&quot;&quot; &quot;) &amp; IF([.A19]&lt;&gt;[.A20];&quot;&quot;;&quot;NEXT=&quot;&quot;&quot;&amp;[.E20]&amp;&quot;&quot;&quot;&quot;)))">
            <text:p/>
          </table:table-cell>
          <table:table-cell table:formula="of:=IF([.B19]=&quot;&quot;;&quot;&quot;;VLOOKUP([.B19];[$Tabelas.$A$1:.$C$136];3;0))">
            <text:p/>
          </table:table-cell>
          <table:table-cell table:formula="of:=IF([.A19]=&quot;Campo&quot;; IF(ISERROR(VLOOKUP([.F19];[$Auxiliar.$A$1:.$E$17];5;0));&quot;TYPE=&quot;&quot;&quot;&amp;[.F19]&amp;&quot;&quot;&quot; LENGTH=&quot;&quot;&quot;&amp;[.G19]&amp;&quot;&quot;&quot; &quot;;VLOOKUP([.F19];[$Auxiliar.$A$1:.$E$17];5;0)) &amp; IF(AND([.A19]=&quot;Campo&quot;;[.D19]=&quot;PK&quot;); IF([.I19]=&quot;Sim&quot;;&quot; SEQUENCE=&quot;&quot;true&quot;&quot;&quot;;&quot; SEQUENCE=&quot;&quot;false&quot;&quot;&quot;);&quot;&quot;)&amp;IF([.H19]&lt;&gt;&quot;&quot;;&quot; NOTNULL=&quot;&quot;&quot;&amp;IF([.H19]=&quot;Sim&quot;;&quot;true&quot;;&quot;false&quot;)&amp;&quot;&quot;&quot;&quot;;&quot;&quot;);&quot;&quot;)">
            <text:p/>
          </table:table-cell>
          <table:table-cell table:style-name="ce26" table:formula="of:=IF(AND([.B19]&lt;&gt;[.B18];[.B19]&lt;&gt;&quot;&quot;);&quot;&lt;TABLE NAME=&quot;&quot;&quot;&amp;[.B19]&amp;&quot;&quot;&quot; COMMENT=&quot;&quot;&quot;&amp;[.K19]&amp;&quot;&quot;&quot; &quot;&amp; [.M19] &amp;&quot;&gt;&lt;FIELDS&gt;&quot;;&quot;&quot;) &amp; IF(AND([.A19]=&quot;Chave&quot;;[.A18]=&quot;Campo&quot;);&quot;&lt;KEYS&gt;&quot;;&quot;&quot;) &amp; IF([.A19]=&quot;Chave&quot;;&quot;&lt;KEY NAME=&quot;&quot;&quot;&amp;[.E19]&amp;&quot;&quot;&quot; TYPE=&quot;&quot;&quot;&amp;IF([.D19]=&quot;PK&quot;;&quot;primary&quot;;&quot;foreign&quot;)&amp;&quot;&quot;&quot; FIELDS=&quot;&quot;&quot;&amp;[.C19]&amp;&quot;&quot;&quot;&quot;&amp;IF([.D19]=&quot;FK&quot;;&quot; REFTABLE=&quot;&quot;&quot;&amp;[.F19]&amp;&quot;&quot;&quot; REFFIELDS=&quot;&quot;&quot;&amp;[.G19]&amp;&quot;&quot;&quot;&quot;;&quot;&quot;)&amp;&quot; &quot;&amp;[.L19]&amp;&quot; COMMENT=&quot;&quot;&quot;&amp;[.J19]&amp;&quot;&quot;&quot;&quot;&amp;IF(AND([.A19]=&quot;Campo&quot;;[.D19]=&quot;PK&quot;);&quot; SEQUENCE=&quot;&quot;true&quot;&quot;&quot;;&quot;&quot;)&amp;&quot;/&gt;&quot;;&quot;&quot;) &amp; IF([.A19]=&quot;Campo&quot;;&quot;&lt;FIELD NAME=&quot;&quot;&quot;&amp;[.C19]&amp;&quot;&quot;&quot; &quot;&amp;[.N19]&amp;&quot; &quot;&amp;[.L19]&amp;IF(AND([.A19]=&quot;Campo&quot;;[.D19]&lt;&gt;&quot;PK&quot;);&quot; SEQUENCE=&quot;&quot;false&quot;&quot; &quot;;&quot;&quot;)&amp;&quot; COMMENT=&quot;&quot;&quot;&amp;[.J19]&amp;&quot;&quot;&quot;/&gt;&quot;;&quot;&quot;) &amp; IF(AND([.A19]=&quot;Campo&quot;;[.A20]=&quot;Chave&quot;);&quot;&lt;/FIELDS&gt;&quot;;&quot;&quot;) &amp; IF(AND([.A19]=&quot;Chave&quot;;[.A20]&lt;&gt;&quot;Chave&quot;);&quot;&lt;/KEYS&gt;&quot;;&quot;&quot;) &amp; IF([.B19]&lt;&gt;[.B20];&quot;&lt;/TABLE&gt;&quot;;&quot;&quot;) &amp; IF(AND([.A19]=&quot;&quot;;[.A18]&lt;&gt;&quot;&quot;);&quot;&lt;/TABLES&gt;&lt;/XMLDB&gt;&quot;;&quot;&quot;)">
            <text:p/>
          </table:table-cell>
          <table:table-cell table:style-name="ce27" table:formula="of:=IF(AND([.A19]=&quot;Campo&quot;;[.A19]&lt;&gt;[.A18]);&quot;&lt;Form name=&quot;&quot;newRecord&quot;&quot;&gt;&quot;;&quot;&quot;)&amp;IF([.A19]=&quot;Campo&quot;;&quot;&lt;&quot;&amp;IF([.D19]=&quot;FK&quot;;&quot;Select &quot;;VLOOKUP([.F19];[$Auxiliar.$A$27:.$B$48];2;0))&amp;&quot; id=&quot;&quot;&quot;&amp;[.C19]&amp;&quot;&quot;&quot; label=&quot;&quot;&quot;&amp;[.C19]&amp;&quot;&quot;&quot;&quot;&amp; IF([.D19]=&quot;FK&quot;;&quot; datasource=&quot;&quot;table:&quot;&amp;VLOOKUP(&quot;Chave&quot;&amp;&quot;.&quot;&amp;[.C19];[.$Q$1:.$R$2300];2;0)&amp;&quot;&quot;&quot; bindid=&quot;&quot;id&quot;&quot; bindvalue=&quot;&quot;name&quot;&quot;&quot;;&quot;&quot;)&amp;&quot;required=&quot;&quot;&quot;&amp;IF([.H19]=&quot;Sim&quot;;&quot;true&quot;;&quot;false&quot;)&amp;&quot;&quot;&quot; /&gt;&quot;;&quot;&quot;)&amp;IF(AND([.A19]=&quot;Chave&quot;;[.A18]=&quot;Campo&quot;);&quot;&lt;/Form&gt;&quot;;&quot;&quot;)">
            <text:p/>
          </table:table-cell>
          <table:table-cell table:style-name="ce27" table:formula="of:=IF([.A19]&lt;&gt;&quot;&quot;;[.A19]&amp;&quot;.&quot;&amp;[.C19];&quot;&quot;)">
            <text:p/>
          </table:table-cell>
          <table:table-cell table:style-name="ce27" table:formula="of:=IF([.A19]&lt;&gt;&quot;&quot;;[.F19];&quot;&quot;)">
            <text:p/>
          </table:table-cell>
        </table:table-row>
        <table:table-row table:style-name="ro1">
          <table:table-cell table:formula="of:=IF([Campos.A20]=&quot;&quot;;&quot;&quot;;[Campos.A20])">
            <text:p/>
          </table:table-cell>
          <table:table-cell table:formula="of:=IF([Campos.B20]=&quot;&quot;;&quot;&quot;;[Campos.B20])">
            <text:p/>
          </table:table-cell>
          <table:table-cell table:formula="of:=IF([Campos.C20]=&quot;&quot;;&quot;&quot;;[Campos.C20])">
            <text:p/>
          </table:table-cell>
          <table:table-cell table:formula="of:=IF([Campos.D20]=&quot;&quot;;&quot;&quot;;[Campos.D20])">
            <text:p/>
          </table:table-cell>
          <table:table-cell table:style-name="ce24" table:formula="of:=IF([.A20]=&quot;Chave&quot;;SUBSTITUTE([.C20];&quot;,&quot;;&quot;_&quot;)&amp;ROW([.C20]);[.C20])">
            <text:p/>
          </table:table-cell>
          <table:table-cell table:formula="of:=IF([Campos.F20]=&quot;&quot;;&quot;&quot;;[Campos.F20])">
            <text:p/>
          </table:table-cell>
          <table:table-cell table:formula="of:=IF([Campos.G20]=&quot;&quot;;&quot;&quot;;[Campos.G20])">
            <text:p/>
          </table:table-cell>
          <table:table-cell table:formula="of:=IF([Campos.H20]=&quot;&quot;;&quot;&quot;;[Campos.H20])">
            <text:p/>
          </table:table-cell>
          <table:table-cell table:formula="of:=IF([Campos.E20]=&quot;&quot;;&quot;&quot;;[Campos.E20])">
            <text:p/>
          </table:table-cell>
          <table:table-cell table:formula="of:=IF([Campos.I20]=&quot;&quot;;&quot;&quot;;[Campos.I20])">
            <text:p/>
          </table:table-cell>
          <table:table-cell table:formula="of:=IF([.B20]=&quot;&quot;;&quot;&quot;;VLOOKUP([.B20];[$Tabelas.$A$1:.$B$136];2;0))">
            <text:p/>
          </table:table-cell>
          <table:table-cell table:formula="of:=IF([.A20]=&quot;Campo&quot;;IF([.A20]=&quot;&quot;;&quot;&quot;;IF([.A20]&lt;&gt;[.A19];&quot;&quot;;&quot;PREVIOUS=&quot;&quot;&quot;&amp;[.C19]&amp;&quot;&quot;&quot; &quot;) &amp; IF([.A20]&lt;&gt;[.A21];&quot;&quot;;&quot;NEXT=&quot;&quot;&quot;&amp;[.C21]&amp;&quot;&quot;&quot;&quot;));IF([.A20]=&quot;&quot;;&quot;&quot;;IF([.A20]&lt;&gt;[.A19];&quot;&quot;;&quot;PREVIOUS=&quot;&quot;&quot;&amp;[.E19]&amp;&quot;&quot;&quot; &quot;) &amp; IF([.A20]&lt;&gt;[.A21];&quot;&quot;;&quot;NEXT=&quot;&quot;&quot;&amp;[.E21]&amp;&quot;&quot;&quot;&quot;)))">
            <text:p/>
          </table:table-cell>
          <table:table-cell table:formula="of:=IF([.B20]=&quot;&quot;;&quot;&quot;;VLOOKUP([.B20];[$Tabelas.$A$1:.$C$136];3;0))">
            <text:p/>
          </table:table-cell>
          <table:table-cell table:formula="of:=IF([.A20]=&quot;Campo&quot;; IF(ISERROR(VLOOKUP([.F20];[$Auxiliar.$A$1:.$E$17];5;0));&quot;TYPE=&quot;&quot;&quot;&amp;[.F20]&amp;&quot;&quot;&quot; LENGTH=&quot;&quot;&quot;&amp;[.G20]&amp;&quot;&quot;&quot; &quot;;VLOOKUP([.F20];[$Auxiliar.$A$1:.$E$17];5;0)) &amp; IF(AND([.A20]=&quot;Campo&quot;;[.D20]=&quot;PK&quot;); IF([.I20]=&quot;Sim&quot;;&quot; SEQUENCE=&quot;&quot;true&quot;&quot;&quot;;&quot; SEQUENCE=&quot;&quot;false&quot;&quot;&quot;);&quot;&quot;)&amp;IF([.H20]&lt;&gt;&quot;&quot;;&quot; NOTNULL=&quot;&quot;&quot;&amp;IF([.H20]=&quot;Sim&quot;;&quot;true&quot;;&quot;false&quot;)&amp;&quot;&quot;&quot;&quot;;&quot;&quot;);&quot;&quot;)">
            <text:p/>
          </table:table-cell>
          <table:table-cell table:style-name="ce26" table:formula="of:=IF(AND([.B20]&lt;&gt;[.B19];[.B20]&lt;&gt;&quot;&quot;);&quot;&lt;TABLE NAME=&quot;&quot;&quot;&amp;[.B20]&amp;&quot;&quot;&quot; COMMENT=&quot;&quot;&quot;&amp;[.K20]&amp;&quot;&quot;&quot; &quot;&amp; [.M20] &amp;&quot;&gt;&lt;FIELDS&gt;&quot;;&quot;&quot;) &amp; IF(AND([.A20]=&quot;Chave&quot;;[.A19]=&quot;Campo&quot;);&quot;&lt;KEYS&gt;&quot;;&quot;&quot;) &amp; IF([.A20]=&quot;Chave&quot;;&quot;&lt;KEY NAME=&quot;&quot;&quot;&amp;[.E20]&amp;&quot;&quot;&quot; TYPE=&quot;&quot;&quot;&amp;IF([.D20]=&quot;PK&quot;;&quot;primary&quot;;&quot;foreign&quot;)&amp;&quot;&quot;&quot; FIELDS=&quot;&quot;&quot;&amp;[.C20]&amp;&quot;&quot;&quot;&quot;&amp;IF([.D20]=&quot;FK&quot;;&quot; REFTABLE=&quot;&quot;&quot;&amp;[.F20]&amp;&quot;&quot;&quot; REFFIELDS=&quot;&quot;&quot;&amp;[.G20]&amp;&quot;&quot;&quot;&quot;;&quot;&quot;)&amp;&quot; &quot;&amp;[.L20]&amp;&quot; COMMENT=&quot;&quot;&quot;&amp;[.J20]&amp;&quot;&quot;&quot;&quot;&amp;IF(AND([.A20]=&quot;Campo&quot;;[.D20]=&quot;PK&quot;);&quot; SEQUENCE=&quot;&quot;true&quot;&quot;&quot;;&quot;&quot;)&amp;&quot;/&gt;&quot;;&quot;&quot;) &amp; IF([.A20]=&quot;Campo&quot;;&quot;&lt;FIELD NAME=&quot;&quot;&quot;&amp;[.C20]&amp;&quot;&quot;&quot; &quot;&amp;[.N20]&amp;&quot; &quot;&amp;[.L20]&amp;IF(AND([.A20]=&quot;Campo&quot;;[.D20]&lt;&gt;&quot;PK&quot;);&quot; SEQUENCE=&quot;&quot;false&quot;&quot; &quot;;&quot;&quot;)&amp;&quot; COMMENT=&quot;&quot;&quot;&amp;[.J20]&amp;&quot;&quot;&quot;/&gt;&quot;;&quot;&quot;) &amp; IF(AND([.A20]=&quot;Campo&quot;;[.A21]=&quot;Chave&quot;);&quot;&lt;/FIELDS&gt;&quot;;&quot;&quot;) &amp; IF(AND([.A20]=&quot;Chave&quot;;[.A21]&lt;&gt;&quot;Chave&quot;);&quot;&lt;/KEYS&gt;&quot;;&quot;&quot;) &amp; IF([.B20]&lt;&gt;[.B21];&quot;&lt;/TABLE&gt;&quot;;&quot;&quot;) &amp; IF(AND([.A20]=&quot;&quot;;[.A19]&lt;&gt;&quot;&quot;);&quot;&lt;/TABLES&gt;&lt;/XMLDB&gt;&quot;;&quot;&quot;)">
            <text:p/>
          </table:table-cell>
          <table:table-cell table:style-name="ce27" table:formula="of:=IF(AND([.A20]=&quot;Campo&quot;;[.A20]&lt;&gt;[.A19]);&quot;&lt;Form name=&quot;&quot;newRecord&quot;&quot;&gt;&quot;;&quot;&quot;)&amp;IF([.A20]=&quot;Campo&quot;;&quot;&lt;&quot;&amp;IF([.D20]=&quot;FK&quot;;&quot;Select &quot;;VLOOKUP([.F20];[$Auxiliar.$A$27:.$B$48];2;0))&amp;&quot; id=&quot;&quot;&quot;&amp;[.C20]&amp;&quot;&quot;&quot; label=&quot;&quot;&quot;&amp;[.C20]&amp;&quot;&quot;&quot;&quot;&amp; IF([.D20]=&quot;FK&quot;;&quot; datasource=&quot;&quot;table:&quot;&amp;VLOOKUP(&quot;Chave&quot;&amp;&quot;.&quot;&amp;[.C20];[.$Q$1:.$R$2300];2;0)&amp;&quot;&quot;&quot; bindid=&quot;&quot;id&quot;&quot; bindvalue=&quot;&quot;name&quot;&quot;&quot;;&quot;&quot;)&amp;&quot;required=&quot;&quot;&quot;&amp;IF([.H20]=&quot;Sim&quot;;&quot;true&quot;;&quot;false&quot;)&amp;&quot;&quot;&quot; /&gt;&quot;;&quot;&quot;)&amp;IF(AND([.A20]=&quot;Chave&quot;;[.A19]=&quot;Campo&quot;);&quot;&lt;/Form&gt;&quot;;&quot;&quot;)">
            <text:p/>
          </table:table-cell>
          <table:table-cell table:style-name="ce27" table:formula="of:=IF([.A20]&lt;&gt;&quot;&quot;;[.A20]&amp;&quot;.&quot;&amp;[.C20];&quot;&quot;)">
            <text:p/>
          </table:table-cell>
          <table:table-cell table:style-name="ce27" table:formula="of:=IF([.A20]&lt;&gt;&quot;&quot;;[.F20];&quot;&quot;)">
            <text:p/>
          </table:table-cell>
        </table:table-row>
        <table:table-row table:style-name="ro1">
          <table:table-cell table:formula="of:=IF([Campos.A21]=&quot;&quot;;&quot;&quot;;[Campos.A21])">
            <text:p/>
          </table:table-cell>
          <table:table-cell table:formula="of:=IF([Campos.B21]=&quot;&quot;;&quot;&quot;;[Campos.B21])">
            <text:p/>
          </table:table-cell>
          <table:table-cell table:formula="of:=IF([Campos.C21]=&quot;&quot;;&quot;&quot;;[Campos.C21])">
            <text:p/>
          </table:table-cell>
          <table:table-cell table:formula="of:=IF([Campos.D21]=&quot;&quot;;&quot;&quot;;[Campos.D21])">
            <text:p/>
          </table:table-cell>
          <table:table-cell table:style-name="ce24" table:formula="of:=IF([.A21]=&quot;Chave&quot;;SUBSTITUTE([.C21];&quot;,&quot;;&quot;_&quot;)&amp;ROW([.C21]);[.C21])">
            <text:p/>
          </table:table-cell>
          <table:table-cell table:formula="of:=IF([Campos.F21]=&quot;&quot;;&quot;&quot;;[Campos.F21])">
            <text:p/>
          </table:table-cell>
          <table:table-cell table:formula="of:=IF([Campos.G21]=&quot;&quot;;&quot;&quot;;[Campos.G21])">
            <text:p/>
          </table:table-cell>
          <table:table-cell table:formula="of:=IF([Campos.H21]=&quot;&quot;;&quot;&quot;;[Campos.H21])">
            <text:p/>
          </table:table-cell>
          <table:table-cell table:formula="of:=IF([Campos.E21]=&quot;&quot;;&quot;&quot;;[Campos.E21])">
            <text:p/>
          </table:table-cell>
          <table:table-cell table:formula="of:=IF([Campos.I21]=&quot;&quot;;&quot;&quot;;[Campos.I21])">
            <text:p/>
          </table:table-cell>
          <table:table-cell table:formula="of:=IF([.B21]=&quot;&quot;;&quot;&quot;;VLOOKUP([.B21];[$Tabelas.$A$1:.$B$136];2;0))">
            <text:p/>
          </table:table-cell>
          <table:table-cell table:formula="of:=IF([.A21]=&quot;Campo&quot;;IF([.A21]=&quot;&quot;;&quot;&quot;;IF([.A21]&lt;&gt;[.A20];&quot;&quot;;&quot;PREVIOUS=&quot;&quot;&quot;&amp;[.C20]&amp;&quot;&quot;&quot; &quot;) &amp; IF([.A21]&lt;&gt;[.A22];&quot;&quot;;&quot;NEXT=&quot;&quot;&quot;&amp;[.C22]&amp;&quot;&quot;&quot;&quot;));IF([.A21]=&quot;&quot;;&quot;&quot;;IF([.A21]&lt;&gt;[.A20];&quot;&quot;;&quot;PREVIOUS=&quot;&quot;&quot;&amp;[.E20]&amp;&quot;&quot;&quot; &quot;) &amp; IF([.A21]&lt;&gt;[.A22];&quot;&quot;;&quot;NEXT=&quot;&quot;&quot;&amp;[.E22]&amp;&quot;&quot;&quot;&quot;)))">
            <text:p/>
          </table:table-cell>
          <table:table-cell table:formula="of:=IF([.B21]=&quot;&quot;;&quot;&quot;;VLOOKUP([.B21];[$Tabelas.$A$1:.$C$136];3;0))">
            <text:p/>
          </table:table-cell>
          <table:table-cell table:formula="of:=IF([.A21]=&quot;Campo&quot;; IF(ISERROR(VLOOKUP([.F21];[$Auxiliar.$A$1:.$E$17];5;0));&quot;TYPE=&quot;&quot;&quot;&amp;[.F21]&amp;&quot;&quot;&quot; LENGTH=&quot;&quot;&quot;&amp;[.G21]&amp;&quot;&quot;&quot; &quot;;VLOOKUP([.F21];[$Auxiliar.$A$1:.$E$17];5;0)) &amp; IF(AND([.A21]=&quot;Campo&quot;;[.D21]=&quot;PK&quot;); IF([.I21]=&quot;Sim&quot;;&quot; SEQUENCE=&quot;&quot;true&quot;&quot;&quot;;&quot; SEQUENCE=&quot;&quot;false&quot;&quot;&quot;);&quot;&quot;)&amp;IF([.H21]&lt;&gt;&quot;&quot;;&quot; NOTNULL=&quot;&quot;&quot;&amp;IF([.H21]=&quot;Sim&quot;;&quot;true&quot;;&quot;false&quot;)&amp;&quot;&quot;&quot;&quot;;&quot;&quot;);&quot;&quot;)">
            <text:p/>
          </table:table-cell>
          <table:table-cell table:style-name="ce26" table:formula="of:=IF(AND([.B21]&lt;&gt;[.B20];[.B21]&lt;&gt;&quot;&quot;);&quot;&lt;TABLE NAME=&quot;&quot;&quot;&amp;[.B21]&amp;&quot;&quot;&quot; COMMENT=&quot;&quot;&quot;&amp;[.K21]&amp;&quot;&quot;&quot; &quot;&amp; [.M21] &amp;&quot;&gt;&lt;FIELDS&gt;&quot;;&quot;&quot;) &amp; IF(AND([.A21]=&quot;Chave&quot;;[.A20]=&quot;Campo&quot;);&quot;&lt;KEYS&gt;&quot;;&quot;&quot;) &amp; IF([.A21]=&quot;Chave&quot;;&quot;&lt;KEY NAME=&quot;&quot;&quot;&amp;[.E21]&amp;&quot;&quot;&quot; TYPE=&quot;&quot;&quot;&amp;IF([.D21]=&quot;PK&quot;;&quot;primary&quot;;&quot;foreign&quot;)&amp;&quot;&quot;&quot; FIELDS=&quot;&quot;&quot;&amp;[.C21]&amp;&quot;&quot;&quot;&quot;&amp;IF([.D21]=&quot;FK&quot;;&quot; REFTABLE=&quot;&quot;&quot;&amp;[.F21]&amp;&quot;&quot;&quot; REFFIELDS=&quot;&quot;&quot;&amp;[.G21]&amp;&quot;&quot;&quot;&quot;;&quot;&quot;)&amp;&quot; &quot;&amp;[.L21]&amp;&quot; COMMENT=&quot;&quot;&quot;&amp;[.J21]&amp;&quot;&quot;&quot;&quot;&amp;IF(AND([.A21]=&quot;Campo&quot;;[.D21]=&quot;PK&quot;);&quot; SEQUENCE=&quot;&quot;true&quot;&quot;&quot;;&quot;&quot;)&amp;&quot;/&gt;&quot;;&quot;&quot;) &amp; IF([.A21]=&quot;Campo&quot;;&quot;&lt;FIELD NAME=&quot;&quot;&quot;&amp;[.C21]&amp;&quot;&quot;&quot; &quot;&amp;[.N21]&amp;&quot; &quot;&amp;[.L21]&amp;IF(AND([.A21]=&quot;Campo&quot;;[.D21]&lt;&gt;&quot;PK&quot;);&quot; SEQUENCE=&quot;&quot;false&quot;&quot; &quot;;&quot;&quot;)&amp;&quot; COMMENT=&quot;&quot;&quot;&amp;[.J21]&amp;&quot;&quot;&quot;/&gt;&quot;;&quot;&quot;) &amp; IF(AND([.A21]=&quot;Campo&quot;;[.A22]=&quot;Chave&quot;);&quot;&lt;/FIELDS&gt;&quot;;&quot;&quot;) &amp; IF(AND([.A21]=&quot;Chave&quot;;[.A22]&lt;&gt;&quot;Chave&quot;);&quot;&lt;/KEYS&gt;&quot;;&quot;&quot;) &amp; IF([.B21]&lt;&gt;[.B22];&quot;&lt;/TABLE&gt;&quot;;&quot;&quot;) &amp; IF(AND([.A21]=&quot;&quot;;[.A20]&lt;&gt;&quot;&quot;);&quot;&lt;/TABLES&gt;&lt;/XMLDB&gt;&quot;;&quot;&quot;)">
            <text:p/>
          </table:table-cell>
          <table:table-cell table:style-name="ce27" table:formula="of:=IF(AND([.A21]=&quot;Campo&quot;;[.A21]&lt;&gt;[.A20]);&quot;&lt;Form name=&quot;&quot;newRecord&quot;&quot;&gt;&quot;;&quot;&quot;)&amp;IF([.A21]=&quot;Campo&quot;;&quot;&lt;&quot;&amp;IF([.D21]=&quot;FK&quot;;&quot;Select &quot;;VLOOKUP([.F21];[$Auxiliar.$A$27:.$B$48];2;0))&amp;&quot; id=&quot;&quot;&quot;&amp;[.C21]&amp;&quot;&quot;&quot; label=&quot;&quot;&quot;&amp;[.C21]&amp;&quot;&quot;&quot;&quot;&amp; IF([.D21]=&quot;FK&quot;;&quot; datasource=&quot;&quot;table:&quot;&amp;VLOOKUP(&quot;Chave&quot;&amp;&quot;.&quot;&amp;[.C21];[.$Q$1:.$R$2300];2;0)&amp;&quot;&quot;&quot; bindid=&quot;&quot;id&quot;&quot; bindvalue=&quot;&quot;name&quot;&quot;&quot;;&quot;&quot;)&amp;&quot;required=&quot;&quot;&quot;&amp;IF([.H21]=&quot;Sim&quot;;&quot;true&quot;;&quot;false&quot;)&amp;&quot;&quot;&quot; /&gt;&quot;;&quot;&quot;)&amp;IF(AND([.A21]=&quot;Chave&quot;;[.A20]=&quot;Campo&quot;);&quot;&lt;/Form&gt;&quot;;&quot;&quot;)">
            <text:p/>
          </table:table-cell>
          <table:table-cell table:style-name="ce27" table:formula="of:=IF([.A21]&lt;&gt;&quot;&quot;;[.A21]&amp;&quot;.&quot;&amp;[.C21];&quot;&quot;)">
            <text:p/>
          </table:table-cell>
          <table:table-cell table:style-name="ce27" table:formula="of:=IF([.A21]&lt;&gt;&quot;&quot;;[.F21];&quot;&quot;)">
            <text:p/>
          </table:table-cell>
        </table:table-row>
        <table:table-row table:style-name="ro1">
          <table:table-cell table:formula="of:=IF([Campos.A22]=&quot;&quot;;&quot;&quot;;[Campos.A22])">
            <text:p/>
          </table:table-cell>
          <table:table-cell table:formula="of:=IF([Campos.B22]=&quot;&quot;;&quot;&quot;;[Campos.B22])">
            <text:p/>
          </table:table-cell>
          <table:table-cell table:formula="of:=IF([Campos.C22]=&quot;&quot;;&quot;&quot;;[Campos.C22])">
            <text:p/>
          </table:table-cell>
          <table:table-cell table:formula="of:=IF([Campos.D22]=&quot;&quot;;&quot;&quot;;[Campos.D22])">
            <text:p/>
          </table:table-cell>
          <table:table-cell table:style-name="ce24" table:formula="of:=IF([.A22]=&quot;Chave&quot;;SUBSTITUTE([.C22];&quot;,&quot;;&quot;_&quot;)&amp;ROW([.C22]);[.C22])">
            <text:p/>
          </table:table-cell>
          <table:table-cell table:formula="of:=IF([Campos.F22]=&quot;&quot;;&quot;&quot;;[Campos.F22])">
            <text:p/>
          </table:table-cell>
          <table:table-cell table:formula="of:=IF([Campos.G22]=&quot;&quot;;&quot;&quot;;[Campos.G22])">
            <text:p/>
          </table:table-cell>
          <table:table-cell table:formula="of:=IF([Campos.H22]=&quot;&quot;;&quot;&quot;;[Campos.H22])">
            <text:p/>
          </table:table-cell>
          <table:table-cell table:formula="of:=IF([Campos.E22]=&quot;&quot;;&quot;&quot;;[Campos.E22])">
            <text:p/>
          </table:table-cell>
          <table:table-cell table:formula="of:=IF([Campos.I22]=&quot;&quot;;&quot;&quot;;[Campos.I22])">
            <text:p/>
          </table:table-cell>
          <table:table-cell table:formula="of:=IF([.B22]=&quot;&quot;;&quot;&quot;;VLOOKUP([.B22];[$Tabelas.$A$1:.$B$136];2;0))">
            <text:p/>
          </table:table-cell>
          <table:table-cell table:formula="of:=IF([.A22]=&quot;Campo&quot;;IF([.A22]=&quot;&quot;;&quot;&quot;;IF([.A22]&lt;&gt;[.A21];&quot;&quot;;&quot;PREVIOUS=&quot;&quot;&quot;&amp;[.C21]&amp;&quot;&quot;&quot; &quot;) &amp; IF([.A22]&lt;&gt;[.A23];&quot;&quot;;&quot;NEXT=&quot;&quot;&quot;&amp;[.C23]&amp;&quot;&quot;&quot;&quot;));IF([.A22]=&quot;&quot;;&quot;&quot;;IF([.A22]&lt;&gt;[.A21];&quot;&quot;;&quot;PREVIOUS=&quot;&quot;&quot;&amp;[.E21]&amp;&quot;&quot;&quot; &quot;) &amp; IF([.A22]&lt;&gt;[.A23];&quot;&quot;;&quot;NEXT=&quot;&quot;&quot;&amp;[.E23]&amp;&quot;&quot;&quot;&quot;)))">
            <text:p/>
          </table:table-cell>
          <table:table-cell table:formula="of:=IF([.B22]=&quot;&quot;;&quot;&quot;;VLOOKUP([.B22];[$Tabelas.$A$1:.$C$136];3;0))">
            <text:p/>
          </table:table-cell>
          <table:table-cell table:formula="of:=IF([.A22]=&quot;Campo&quot;; IF(ISERROR(VLOOKUP([.F22];[$Auxiliar.$A$1:.$E$17];5;0));&quot;TYPE=&quot;&quot;&quot;&amp;[.F22]&amp;&quot;&quot;&quot; LENGTH=&quot;&quot;&quot;&amp;[.G22]&amp;&quot;&quot;&quot; &quot;;VLOOKUP([.F22];[$Auxiliar.$A$1:.$E$17];5;0)) &amp; IF(AND([.A22]=&quot;Campo&quot;;[.D22]=&quot;PK&quot;); IF([.I22]=&quot;Sim&quot;;&quot; SEQUENCE=&quot;&quot;true&quot;&quot;&quot;;&quot; SEQUENCE=&quot;&quot;false&quot;&quot;&quot;);&quot;&quot;)&amp;IF([.H22]&lt;&gt;&quot;&quot;;&quot; NOTNULL=&quot;&quot;&quot;&amp;IF([.H22]=&quot;Sim&quot;;&quot;true&quot;;&quot;false&quot;)&amp;&quot;&quot;&quot;&quot;;&quot;&quot;);&quot;&quot;)">
            <text:p/>
          </table:table-cell>
          <table:table-cell table:style-name="ce26" table:formula="of:=IF(AND([.B22]&lt;&gt;[.B21];[.B22]&lt;&gt;&quot;&quot;);&quot;&lt;TABLE NAME=&quot;&quot;&quot;&amp;[.B22]&amp;&quot;&quot;&quot; COMMENT=&quot;&quot;&quot;&amp;[.K22]&amp;&quot;&quot;&quot; &quot;&amp; [.M22] &amp;&quot;&gt;&lt;FIELDS&gt;&quot;;&quot;&quot;) &amp; IF(AND([.A22]=&quot;Chave&quot;;[.A21]=&quot;Campo&quot;);&quot;&lt;KEYS&gt;&quot;;&quot;&quot;) &amp; IF([.A22]=&quot;Chave&quot;;&quot;&lt;KEY NAME=&quot;&quot;&quot;&amp;[.E22]&amp;&quot;&quot;&quot; TYPE=&quot;&quot;&quot;&amp;IF([.D22]=&quot;PK&quot;;&quot;primary&quot;;&quot;foreign&quot;)&amp;&quot;&quot;&quot; FIELDS=&quot;&quot;&quot;&amp;[.C22]&amp;&quot;&quot;&quot;&quot;&amp;IF([.D22]=&quot;FK&quot;;&quot; REFTABLE=&quot;&quot;&quot;&amp;[.F22]&amp;&quot;&quot;&quot; REFFIELDS=&quot;&quot;&quot;&amp;[.G22]&amp;&quot;&quot;&quot;&quot;;&quot;&quot;)&amp;&quot; &quot;&amp;[.L22]&amp;&quot; COMMENT=&quot;&quot;&quot;&amp;[.J22]&amp;&quot;&quot;&quot;&quot;&amp;IF(AND([.A22]=&quot;Campo&quot;;[.D22]=&quot;PK&quot;);&quot; SEQUENCE=&quot;&quot;true&quot;&quot;&quot;;&quot;&quot;)&amp;&quot;/&gt;&quot;;&quot;&quot;) &amp; IF([.A22]=&quot;Campo&quot;;&quot;&lt;FIELD NAME=&quot;&quot;&quot;&amp;[.C22]&amp;&quot;&quot;&quot; &quot;&amp;[.N22]&amp;&quot; &quot;&amp;[.L22]&amp;IF(AND([.A22]=&quot;Campo&quot;;[.D22]&lt;&gt;&quot;PK&quot;);&quot; SEQUENCE=&quot;&quot;false&quot;&quot; &quot;;&quot;&quot;)&amp;&quot; COMMENT=&quot;&quot;&quot;&amp;[.J22]&amp;&quot;&quot;&quot;/&gt;&quot;;&quot;&quot;) &amp; IF(AND([.A22]=&quot;Campo&quot;;[.A23]=&quot;Chave&quot;);&quot;&lt;/FIELDS&gt;&quot;;&quot;&quot;) &amp; IF(AND([.A22]=&quot;Chave&quot;;[.A23]&lt;&gt;&quot;Chave&quot;);&quot;&lt;/KEYS&gt;&quot;;&quot;&quot;) &amp; IF([.B22]&lt;&gt;[.B23];&quot;&lt;/TABLE&gt;&quot;;&quot;&quot;) &amp; IF(AND([.A22]=&quot;&quot;;[.A21]&lt;&gt;&quot;&quot;);&quot;&lt;/TABLES&gt;&lt;/XMLDB&gt;&quot;;&quot;&quot;)">
            <text:p/>
          </table:table-cell>
          <table:table-cell table:style-name="ce27" table:formula="of:=IF(AND([.A22]=&quot;Campo&quot;;[.A22]&lt;&gt;[.A21]);&quot;&lt;Form name=&quot;&quot;newRecord&quot;&quot;&gt;&quot;;&quot;&quot;)&amp;IF([.A22]=&quot;Campo&quot;;&quot;&lt;&quot;&amp;IF([.D22]=&quot;FK&quot;;&quot;Select &quot;;VLOOKUP([.F22];[$Auxiliar.$A$27:.$B$48];2;0))&amp;&quot; id=&quot;&quot;&quot;&amp;[.C22]&amp;&quot;&quot;&quot; label=&quot;&quot;&quot;&amp;[.C22]&amp;&quot;&quot;&quot;&quot;&amp; IF([.D22]=&quot;FK&quot;;&quot; datasource=&quot;&quot;table:&quot;&amp;VLOOKUP(&quot;Chave&quot;&amp;&quot;.&quot;&amp;[.C22];[.$Q$1:.$R$2300];2;0)&amp;&quot;&quot;&quot; bindid=&quot;&quot;id&quot;&quot; bindvalue=&quot;&quot;name&quot;&quot;&quot;;&quot;&quot;)&amp;&quot;required=&quot;&quot;&quot;&amp;IF([.H22]=&quot;Sim&quot;;&quot;true&quot;;&quot;false&quot;)&amp;&quot;&quot;&quot; /&gt;&quot;;&quot;&quot;)&amp;IF(AND([.A22]=&quot;Chave&quot;;[.A21]=&quot;Campo&quot;);&quot;&lt;/Form&gt;&quot;;&quot;&quot;)">
            <text:p/>
          </table:table-cell>
          <table:table-cell table:style-name="ce27" table:formula="of:=IF([.A22]&lt;&gt;&quot;&quot;;[.A22]&amp;&quot;.&quot;&amp;[.C22];&quot;&quot;)">
            <text:p/>
          </table:table-cell>
          <table:table-cell table:style-name="ce27" table:formula="of:=IF([.A22]&lt;&gt;&quot;&quot;;[.F22];&quot;&quot;)">
            <text:p/>
          </table:table-cell>
        </table:table-row>
        <table:table-row table:style-name="ro1">
          <table:table-cell table:formula="of:=IF([Campos.A23]=&quot;&quot;;&quot;&quot;;[Campos.A23])">
            <text:p/>
          </table:table-cell>
          <table:table-cell table:formula="of:=IF([Campos.B23]=&quot;&quot;;&quot;&quot;;[Campos.B23])">
            <text:p/>
          </table:table-cell>
          <table:table-cell table:formula="of:=IF([Campos.C23]=&quot;&quot;;&quot;&quot;;[Campos.C23])">
            <text:p/>
          </table:table-cell>
          <table:table-cell table:formula="of:=IF([Campos.D23]=&quot;&quot;;&quot;&quot;;[Campos.D23])">
            <text:p/>
          </table:table-cell>
          <table:table-cell table:style-name="ce24" table:formula="of:=IF([.A23]=&quot;Chave&quot;;SUBSTITUTE([.C23];&quot;,&quot;;&quot;_&quot;)&amp;ROW([.C23]);[.C23])">
            <text:p/>
          </table:table-cell>
          <table:table-cell table:formula="of:=IF([Campos.F23]=&quot;&quot;;&quot;&quot;;[Campos.F23])">
            <text:p/>
          </table:table-cell>
          <table:table-cell table:formula="of:=IF([Campos.G23]=&quot;&quot;;&quot;&quot;;[Campos.G23])">
            <text:p/>
          </table:table-cell>
          <table:table-cell table:formula="of:=IF([Campos.H23]=&quot;&quot;;&quot;&quot;;[Campos.H23])">
            <text:p/>
          </table:table-cell>
          <table:table-cell table:formula="of:=IF([Campos.E23]=&quot;&quot;;&quot;&quot;;[Campos.E23])">
            <text:p/>
          </table:table-cell>
          <table:table-cell table:formula="of:=IF([Campos.I23]=&quot;&quot;;&quot;&quot;;[Campos.I23])">
            <text:p/>
          </table:table-cell>
          <table:table-cell table:formula="of:=IF([.B23]=&quot;&quot;;&quot;&quot;;VLOOKUP([.B23];[$Tabelas.$A$1:.$B$136];2;0))">
            <text:p/>
          </table:table-cell>
          <table:table-cell table:formula="of:=IF([.A23]=&quot;Campo&quot;;IF([.A23]=&quot;&quot;;&quot;&quot;;IF([.A23]&lt;&gt;[.A22];&quot;&quot;;&quot;PREVIOUS=&quot;&quot;&quot;&amp;[.C22]&amp;&quot;&quot;&quot; &quot;) &amp; IF([.A23]&lt;&gt;[.A24];&quot;&quot;;&quot;NEXT=&quot;&quot;&quot;&amp;[.C24]&amp;&quot;&quot;&quot;&quot;));IF([.A23]=&quot;&quot;;&quot;&quot;;IF([.A23]&lt;&gt;[.A22];&quot;&quot;;&quot;PREVIOUS=&quot;&quot;&quot;&amp;[.E22]&amp;&quot;&quot;&quot; &quot;) &amp; IF([.A23]&lt;&gt;[.A24];&quot;&quot;;&quot;NEXT=&quot;&quot;&quot;&amp;[.E24]&amp;&quot;&quot;&quot;&quot;)))">
            <text:p/>
          </table:table-cell>
          <table:table-cell table:formula="of:=IF([.B23]=&quot;&quot;;&quot;&quot;;VLOOKUP([.B23];[$Tabelas.$A$1:.$C$136];3;0))">
            <text:p/>
          </table:table-cell>
          <table:table-cell table:formula="of:=IF([.A23]=&quot;Campo&quot;; IF(ISERROR(VLOOKUP([.F23];[$Auxiliar.$A$1:.$E$17];5;0));&quot;TYPE=&quot;&quot;&quot;&amp;[.F23]&amp;&quot;&quot;&quot; LENGTH=&quot;&quot;&quot;&amp;[.G23]&amp;&quot;&quot;&quot; &quot;;VLOOKUP([.F23];[$Auxiliar.$A$1:.$E$17];5;0)) &amp; IF(AND([.A23]=&quot;Campo&quot;;[.D23]=&quot;PK&quot;); IF([.I23]=&quot;Sim&quot;;&quot; SEQUENCE=&quot;&quot;true&quot;&quot;&quot;;&quot; SEQUENCE=&quot;&quot;false&quot;&quot;&quot;);&quot;&quot;)&amp;IF([.H23]&lt;&gt;&quot;&quot;;&quot; NOTNULL=&quot;&quot;&quot;&amp;IF([.H23]=&quot;Sim&quot;;&quot;true&quot;;&quot;false&quot;)&amp;&quot;&quot;&quot;&quot;;&quot;&quot;);&quot;&quot;)">
            <text:p/>
          </table:table-cell>
          <table:table-cell table:style-name="ce26" table:formula="of:=IF(AND([.B23]&lt;&gt;[.B22];[.B23]&lt;&gt;&quot;&quot;);&quot;&lt;TABLE NAME=&quot;&quot;&quot;&amp;[.B23]&amp;&quot;&quot;&quot; COMMENT=&quot;&quot;&quot;&amp;[.K23]&amp;&quot;&quot;&quot; &quot;&amp; [.M23] &amp;&quot;&gt;&lt;FIELDS&gt;&quot;;&quot;&quot;) &amp; IF(AND([.A23]=&quot;Chave&quot;;[.A22]=&quot;Campo&quot;);&quot;&lt;KEYS&gt;&quot;;&quot;&quot;) &amp; IF([.A23]=&quot;Chave&quot;;&quot;&lt;KEY NAME=&quot;&quot;&quot;&amp;[.E23]&amp;&quot;&quot;&quot; TYPE=&quot;&quot;&quot;&amp;IF([.D23]=&quot;PK&quot;;&quot;primary&quot;;&quot;foreign&quot;)&amp;&quot;&quot;&quot; FIELDS=&quot;&quot;&quot;&amp;[.C23]&amp;&quot;&quot;&quot;&quot;&amp;IF([.D23]=&quot;FK&quot;;&quot; REFTABLE=&quot;&quot;&quot;&amp;[.F23]&amp;&quot;&quot;&quot; REFFIELDS=&quot;&quot;&quot;&amp;[.G23]&amp;&quot;&quot;&quot;&quot;;&quot;&quot;)&amp;&quot; &quot;&amp;[.L23]&amp;&quot; COMMENT=&quot;&quot;&quot;&amp;[.J23]&amp;&quot;&quot;&quot;&quot;&amp;IF(AND([.A23]=&quot;Campo&quot;;[.D23]=&quot;PK&quot;);&quot; SEQUENCE=&quot;&quot;true&quot;&quot;&quot;;&quot;&quot;)&amp;&quot;/&gt;&quot;;&quot;&quot;) &amp; IF([.A23]=&quot;Campo&quot;;&quot;&lt;FIELD NAME=&quot;&quot;&quot;&amp;[.C23]&amp;&quot;&quot;&quot; &quot;&amp;[.N23]&amp;&quot; &quot;&amp;[.L23]&amp;IF(AND([.A23]=&quot;Campo&quot;;[.D23]&lt;&gt;&quot;PK&quot;);&quot; SEQUENCE=&quot;&quot;false&quot;&quot; &quot;;&quot;&quot;)&amp;&quot; COMMENT=&quot;&quot;&quot;&amp;[.J23]&amp;&quot;&quot;&quot;/&gt;&quot;;&quot;&quot;) &amp; IF(AND([.A23]=&quot;Campo&quot;;[.A24]=&quot;Chave&quot;);&quot;&lt;/FIELDS&gt;&quot;;&quot;&quot;) &amp; IF(AND([.A23]=&quot;Chave&quot;;[.A24]&lt;&gt;&quot;Chave&quot;);&quot;&lt;/KEYS&gt;&quot;;&quot;&quot;) &amp; IF([.B23]&lt;&gt;[.B24];&quot;&lt;/TABLE&gt;&quot;;&quot;&quot;) &amp; IF(AND([.A23]=&quot;&quot;;[.A22]&lt;&gt;&quot;&quot;);&quot;&lt;/TABLES&gt;&lt;/XMLDB&gt;&quot;;&quot;&quot;)">
            <text:p/>
          </table:table-cell>
          <table:table-cell table:style-name="ce27" table:formula="of:=IF(AND([.A23]=&quot;Campo&quot;;[.A23]&lt;&gt;[.A22]);&quot;&lt;Form name=&quot;&quot;newRecord&quot;&quot;&gt;&quot;;&quot;&quot;)&amp;IF([.A23]=&quot;Campo&quot;;&quot;&lt;&quot;&amp;IF([.D23]=&quot;FK&quot;;&quot;Select &quot;;VLOOKUP([.F23];[$Auxiliar.$A$27:.$B$48];2;0))&amp;&quot; id=&quot;&quot;&quot;&amp;[.C23]&amp;&quot;&quot;&quot; label=&quot;&quot;&quot;&amp;[.C23]&amp;&quot;&quot;&quot;&quot;&amp; IF([.D23]=&quot;FK&quot;;&quot; datasource=&quot;&quot;table:&quot;&amp;VLOOKUP(&quot;Chave&quot;&amp;&quot;.&quot;&amp;[.C23];[.$Q$1:.$R$2300];2;0)&amp;&quot;&quot;&quot; bindid=&quot;&quot;id&quot;&quot; bindvalue=&quot;&quot;name&quot;&quot;&quot;;&quot;&quot;)&amp;&quot;required=&quot;&quot;&quot;&amp;IF([.H23]=&quot;Sim&quot;;&quot;true&quot;;&quot;false&quot;)&amp;&quot;&quot;&quot; /&gt;&quot;;&quot;&quot;)&amp;IF(AND([.A23]=&quot;Chave&quot;;[.A22]=&quot;Campo&quot;);&quot;&lt;/Form&gt;&quot;;&quot;&quot;)">
            <text:p/>
          </table:table-cell>
          <table:table-cell table:style-name="ce27" table:formula="of:=IF([.A23]&lt;&gt;&quot;&quot;;[.A23]&amp;&quot;.&quot;&amp;[.C23];&quot;&quot;)">
            <text:p/>
          </table:table-cell>
          <table:table-cell table:style-name="ce27" table:formula="of:=IF([.A23]&lt;&gt;&quot;&quot;;[.F23];&quot;&quot;)">
            <text:p/>
          </table:table-cell>
        </table:table-row>
        <table:table-row table:style-name="ro1">
          <table:table-cell table:formula="of:=IF([Campos.A24]=&quot;&quot;;&quot;&quot;;[Campos.A24])">
            <text:p/>
          </table:table-cell>
          <table:table-cell table:formula="of:=IF([Campos.B24]=&quot;&quot;;&quot;&quot;;[Campos.B24])">
            <text:p/>
          </table:table-cell>
          <table:table-cell table:formula="of:=IF([Campos.C24]=&quot;&quot;;&quot;&quot;;[Campos.C24])">
            <text:p/>
          </table:table-cell>
          <table:table-cell table:formula="of:=IF([Campos.D24]=&quot;&quot;;&quot;&quot;;[Campos.D24])">
            <text:p/>
          </table:table-cell>
          <table:table-cell table:style-name="ce24" table:formula="of:=IF([.A24]=&quot;Chave&quot;;SUBSTITUTE([.C24];&quot;,&quot;;&quot;_&quot;)&amp;ROW([.C24]);[.C24])">
            <text:p/>
          </table:table-cell>
          <table:table-cell table:formula="of:=IF([Campos.F24]=&quot;&quot;;&quot;&quot;;[Campos.F24])">
            <text:p/>
          </table:table-cell>
          <table:table-cell table:formula="of:=IF([Campos.G24]=&quot;&quot;;&quot;&quot;;[Campos.G24])">
            <text:p/>
          </table:table-cell>
          <table:table-cell table:formula="of:=IF([Campos.H24]=&quot;&quot;;&quot;&quot;;[Campos.H24])">
            <text:p/>
          </table:table-cell>
          <table:table-cell table:formula="of:=IF([Campos.E24]=&quot;&quot;;&quot;&quot;;[Campos.E24])">
            <text:p/>
          </table:table-cell>
          <table:table-cell table:formula="of:=IF([Campos.I24]=&quot;&quot;;&quot;&quot;;[Campos.I24])">
            <text:p/>
          </table:table-cell>
          <table:table-cell table:formula="of:=IF([.B24]=&quot;&quot;;&quot;&quot;;VLOOKUP([.B24];[$Tabelas.$A$1:.$B$136];2;0))">
            <text:p/>
          </table:table-cell>
          <table:table-cell table:formula="of:=IF([.A24]=&quot;Campo&quot;;IF([.A24]=&quot;&quot;;&quot;&quot;;IF([.A24]&lt;&gt;[.A23];&quot;&quot;;&quot;PREVIOUS=&quot;&quot;&quot;&amp;[.C23]&amp;&quot;&quot;&quot; &quot;) &amp; IF([.A24]&lt;&gt;[.A25];&quot;&quot;;&quot;NEXT=&quot;&quot;&quot;&amp;[.C25]&amp;&quot;&quot;&quot;&quot;));IF([.A24]=&quot;&quot;;&quot;&quot;;IF([.A24]&lt;&gt;[.A23];&quot;&quot;;&quot;PREVIOUS=&quot;&quot;&quot;&amp;[.E23]&amp;&quot;&quot;&quot; &quot;) &amp; IF([.A24]&lt;&gt;[.A25];&quot;&quot;;&quot;NEXT=&quot;&quot;&quot;&amp;[.E25]&amp;&quot;&quot;&quot;&quot;)))">
            <text:p/>
          </table:table-cell>
          <table:table-cell table:formula="of:=IF([.B24]=&quot;&quot;;&quot;&quot;;VLOOKUP([.B24];[$Tabelas.$A$1:.$C$136];3;0))">
            <text:p/>
          </table:table-cell>
          <table:table-cell table:formula="of:=IF([.A24]=&quot;Campo&quot;; IF(ISERROR(VLOOKUP([.F24];[$Auxiliar.$A$1:.$E$17];5;0));&quot;TYPE=&quot;&quot;&quot;&amp;[.F24]&amp;&quot;&quot;&quot; LENGTH=&quot;&quot;&quot;&amp;[.G24]&amp;&quot;&quot;&quot; &quot;;VLOOKUP([.F24];[$Auxiliar.$A$1:.$E$17];5;0)) &amp; IF(AND([.A24]=&quot;Campo&quot;;[.D24]=&quot;PK&quot;); IF([.I24]=&quot;Sim&quot;;&quot; SEQUENCE=&quot;&quot;true&quot;&quot;&quot;;&quot; SEQUENCE=&quot;&quot;false&quot;&quot;&quot;);&quot;&quot;)&amp;IF([.H24]&lt;&gt;&quot;&quot;;&quot; NOTNULL=&quot;&quot;&quot;&amp;IF([.H24]=&quot;Sim&quot;;&quot;true&quot;;&quot;false&quot;)&amp;&quot;&quot;&quot;&quot;;&quot;&quot;);&quot;&quot;)">
            <text:p/>
          </table:table-cell>
          <table:table-cell table:style-name="ce26" table:formula="of:=IF(AND([.B24]&lt;&gt;[.B23];[.B24]&lt;&gt;&quot;&quot;);&quot;&lt;TABLE NAME=&quot;&quot;&quot;&amp;[.B24]&amp;&quot;&quot;&quot; COMMENT=&quot;&quot;&quot;&amp;[.K24]&amp;&quot;&quot;&quot; &quot;&amp; [.M24] &amp;&quot;&gt;&lt;FIELDS&gt;&quot;;&quot;&quot;) &amp; IF(AND([.A24]=&quot;Chave&quot;;[.A23]=&quot;Campo&quot;);&quot;&lt;KEYS&gt;&quot;;&quot;&quot;) &amp; IF([.A24]=&quot;Chave&quot;;&quot;&lt;KEY NAME=&quot;&quot;&quot;&amp;[.E24]&amp;&quot;&quot;&quot; TYPE=&quot;&quot;&quot;&amp;IF([.D24]=&quot;PK&quot;;&quot;primary&quot;;&quot;foreign&quot;)&amp;&quot;&quot;&quot; FIELDS=&quot;&quot;&quot;&amp;[.C24]&amp;&quot;&quot;&quot;&quot;&amp;IF([.D24]=&quot;FK&quot;;&quot; REFTABLE=&quot;&quot;&quot;&amp;[.F24]&amp;&quot;&quot;&quot; REFFIELDS=&quot;&quot;&quot;&amp;[.G24]&amp;&quot;&quot;&quot;&quot;;&quot;&quot;)&amp;&quot; &quot;&amp;[.L24]&amp;&quot; COMMENT=&quot;&quot;&quot;&amp;[.J24]&amp;&quot;&quot;&quot;&quot;&amp;IF(AND([.A24]=&quot;Campo&quot;;[.D24]=&quot;PK&quot;);&quot; SEQUENCE=&quot;&quot;true&quot;&quot;&quot;;&quot;&quot;)&amp;&quot;/&gt;&quot;;&quot;&quot;) &amp; IF([.A24]=&quot;Campo&quot;;&quot;&lt;FIELD NAME=&quot;&quot;&quot;&amp;[.C24]&amp;&quot;&quot;&quot; &quot;&amp;[.N24]&amp;&quot; &quot;&amp;[.L24]&amp;IF(AND([.A24]=&quot;Campo&quot;;[.D24]&lt;&gt;&quot;PK&quot;);&quot; SEQUENCE=&quot;&quot;false&quot;&quot; &quot;;&quot;&quot;)&amp;&quot; COMMENT=&quot;&quot;&quot;&amp;[.J24]&amp;&quot;&quot;&quot;/&gt;&quot;;&quot;&quot;) &amp; IF(AND([.A24]=&quot;Campo&quot;;[.A25]=&quot;Chave&quot;);&quot;&lt;/FIELDS&gt;&quot;;&quot;&quot;) &amp; IF(AND([.A24]=&quot;Chave&quot;;[.A25]&lt;&gt;&quot;Chave&quot;);&quot;&lt;/KEYS&gt;&quot;;&quot;&quot;) &amp; IF([.B24]&lt;&gt;[.B25];&quot;&lt;/TABLE&gt;&quot;;&quot;&quot;) &amp; IF(AND([.A24]=&quot;&quot;;[.A23]&lt;&gt;&quot;&quot;);&quot;&lt;/TABLES&gt;&lt;/XMLDB&gt;&quot;;&quot;&quot;)">
            <text:p/>
          </table:table-cell>
          <table:table-cell table:style-name="ce27" table:formula="of:=IF(AND([.A24]=&quot;Campo&quot;;[.A24]&lt;&gt;[.A23]);&quot;&lt;Form name=&quot;&quot;newRecord&quot;&quot;&gt;&quot;;&quot;&quot;)&amp;IF([.A24]=&quot;Campo&quot;;&quot;&lt;&quot;&amp;IF([.D24]=&quot;FK&quot;;&quot;Select &quot;;VLOOKUP([.F24];[$Auxiliar.$A$27:.$B$48];2;0))&amp;&quot; id=&quot;&quot;&quot;&amp;[.C24]&amp;&quot;&quot;&quot; label=&quot;&quot;&quot;&amp;[.C24]&amp;&quot;&quot;&quot;&quot;&amp; IF([.D24]=&quot;FK&quot;;&quot; datasource=&quot;&quot;table:&quot;&amp;VLOOKUP(&quot;Chave&quot;&amp;&quot;.&quot;&amp;[.C24];[.$Q$1:.$R$2300];2;0)&amp;&quot;&quot;&quot; bindid=&quot;&quot;id&quot;&quot; bindvalue=&quot;&quot;name&quot;&quot;&quot;;&quot;&quot;)&amp;&quot;required=&quot;&quot;&quot;&amp;IF([.H24]=&quot;Sim&quot;;&quot;true&quot;;&quot;false&quot;)&amp;&quot;&quot;&quot; /&gt;&quot;;&quot;&quot;)&amp;IF(AND([.A24]=&quot;Chave&quot;;[.A23]=&quot;Campo&quot;);&quot;&lt;/Form&gt;&quot;;&quot;&quot;)">
            <text:p/>
          </table:table-cell>
          <table:table-cell table:style-name="ce27" table:formula="of:=IF([.A24]&lt;&gt;&quot;&quot;;[.A24]&amp;&quot;.&quot;&amp;[.C24];&quot;&quot;)">
            <text:p/>
          </table:table-cell>
          <table:table-cell table:style-name="ce27" table:formula="of:=IF([.A24]&lt;&gt;&quot;&quot;;[.F24];&quot;&quot;)">
            <text:p/>
          </table:table-cell>
        </table:table-row>
        <table:table-row table:style-name="ro1">
          <table:table-cell table:formula="of:=IF([Campos.A25]=&quot;&quot;;&quot;&quot;;[Campos.A25])">
            <text:p/>
          </table:table-cell>
          <table:table-cell table:formula="of:=IF([Campos.B25]=&quot;&quot;;&quot;&quot;;[Campos.B25])">
            <text:p/>
          </table:table-cell>
          <table:table-cell table:formula="of:=IF([Campos.C25]=&quot;&quot;;&quot;&quot;;[Campos.C25])">
            <text:p/>
          </table:table-cell>
          <table:table-cell table:formula="of:=IF([Campos.D25]=&quot;&quot;;&quot;&quot;;[Campos.D25])">
            <text:p/>
          </table:table-cell>
          <table:table-cell table:style-name="ce24" table:formula="of:=IF([.A25]=&quot;Chave&quot;;SUBSTITUTE([.C25];&quot;,&quot;;&quot;_&quot;)&amp;ROW([.C25]);[.C25])">
            <text:p/>
          </table:table-cell>
          <table:table-cell table:formula="of:=IF([Campos.F25]=&quot;&quot;;&quot;&quot;;[Campos.F25])">
            <text:p/>
          </table:table-cell>
          <table:table-cell table:formula="of:=IF([Campos.G25]=&quot;&quot;;&quot;&quot;;[Campos.G25])">
            <text:p/>
          </table:table-cell>
          <table:table-cell table:formula="of:=IF([Campos.H25]=&quot;&quot;;&quot;&quot;;[Campos.H25])">
            <text:p/>
          </table:table-cell>
          <table:table-cell table:formula="of:=IF([Campos.E25]=&quot;&quot;;&quot;&quot;;[Campos.E25])">
            <text:p/>
          </table:table-cell>
          <table:table-cell table:formula="of:=IF([Campos.I25]=&quot;&quot;;&quot;&quot;;[Campos.I25])">
            <text:p/>
          </table:table-cell>
          <table:table-cell table:formula="of:=IF([.B25]=&quot;&quot;;&quot;&quot;;VLOOKUP([.B25];[$Tabelas.$A$1:.$B$136];2;0))">
            <text:p/>
          </table:table-cell>
          <table:table-cell table:formula="of:=IF([.A25]=&quot;Campo&quot;;IF([.A25]=&quot;&quot;;&quot;&quot;;IF([.A25]&lt;&gt;[.A24];&quot;&quot;;&quot;PREVIOUS=&quot;&quot;&quot;&amp;[.C24]&amp;&quot;&quot;&quot; &quot;) &amp; IF([.A25]&lt;&gt;[.A26];&quot;&quot;;&quot;NEXT=&quot;&quot;&quot;&amp;[.C26]&amp;&quot;&quot;&quot;&quot;));IF([.A25]=&quot;&quot;;&quot;&quot;;IF([.A25]&lt;&gt;[.A24];&quot;&quot;;&quot;PREVIOUS=&quot;&quot;&quot;&amp;[.E24]&amp;&quot;&quot;&quot; &quot;) &amp; IF([.A25]&lt;&gt;[.A26];&quot;&quot;;&quot;NEXT=&quot;&quot;&quot;&amp;[.E26]&amp;&quot;&quot;&quot;&quot;)))">
            <text:p/>
          </table:table-cell>
          <table:table-cell table:formula="of:=IF([.B25]=&quot;&quot;;&quot;&quot;;VLOOKUP([.B25];[$Tabelas.$A$1:.$C$136];3;0))">
            <text:p/>
          </table:table-cell>
          <table:table-cell table:formula="of:=IF([.A25]=&quot;Campo&quot;; IF(ISERROR(VLOOKUP([.F25];[$Auxiliar.$A$1:.$E$17];5;0));&quot;TYPE=&quot;&quot;&quot;&amp;[.F25]&amp;&quot;&quot;&quot; LENGTH=&quot;&quot;&quot;&amp;[.G25]&amp;&quot;&quot;&quot; &quot;;VLOOKUP([.F25];[$Auxiliar.$A$1:.$E$17];5;0)) &amp; IF(AND([.A25]=&quot;Campo&quot;;[.D25]=&quot;PK&quot;); IF([.I25]=&quot;Sim&quot;;&quot; SEQUENCE=&quot;&quot;true&quot;&quot;&quot;;&quot; SEQUENCE=&quot;&quot;false&quot;&quot;&quot;);&quot;&quot;)&amp;IF([.H25]&lt;&gt;&quot;&quot;;&quot; NOTNULL=&quot;&quot;&quot;&amp;IF([.H25]=&quot;Sim&quot;;&quot;true&quot;;&quot;false&quot;)&amp;&quot;&quot;&quot;&quot;;&quot;&quot;);&quot;&quot;)">
            <text:p/>
          </table:table-cell>
          <table:table-cell table:style-name="ce26" table:formula="of:=IF(AND([.B25]&lt;&gt;[.B24];[.B25]&lt;&gt;&quot;&quot;);&quot;&lt;TABLE NAME=&quot;&quot;&quot;&amp;[.B25]&amp;&quot;&quot;&quot; COMMENT=&quot;&quot;&quot;&amp;[.K25]&amp;&quot;&quot;&quot; &quot;&amp; [.M25] &amp;&quot;&gt;&lt;FIELDS&gt;&quot;;&quot;&quot;) &amp; IF(AND([.A25]=&quot;Chave&quot;;[.A24]=&quot;Campo&quot;);&quot;&lt;KEYS&gt;&quot;;&quot;&quot;) &amp; IF([.A25]=&quot;Chave&quot;;&quot;&lt;KEY NAME=&quot;&quot;&quot;&amp;[.E25]&amp;&quot;&quot;&quot; TYPE=&quot;&quot;&quot;&amp;IF([.D25]=&quot;PK&quot;;&quot;primary&quot;;&quot;foreign&quot;)&amp;&quot;&quot;&quot; FIELDS=&quot;&quot;&quot;&amp;[.C25]&amp;&quot;&quot;&quot;&quot;&amp;IF([.D25]=&quot;FK&quot;;&quot; REFTABLE=&quot;&quot;&quot;&amp;[.F25]&amp;&quot;&quot;&quot; REFFIELDS=&quot;&quot;&quot;&amp;[.G25]&amp;&quot;&quot;&quot;&quot;;&quot;&quot;)&amp;&quot; &quot;&amp;[.L25]&amp;&quot; COMMENT=&quot;&quot;&quot;&amp;[.J25]&amp;&quot;&quot;&quot;&quot;&amp;IF(AND([.A25]=&quot;Campo&quot;;[.D25]=&quot;PK&quot;);&quot; SEQUENCE=&quot;&quot;true&quot;&quot;&quot;;&quot;&quot;)&amp;&quot;/&gt;&quot;;&quot;&quot;) &amp; IF([.A25]=&quot;Campo&quot;;&quot;&lt;FIELD NAME=&quot;&quot;&quot;&amp;[.C25]&amp;&quot;&quot;&quot; &quot;&amp;[.N25]&amp;&quot; &quot;&amp;[.L25]&amp;IF(AND([.A25]=&quot;Campo&quot;;[.D25]&lt;&gt;&quot;PK&quot;);&quot; SEQUENCE=&quot;&quot;false&quot;&quot; &quot;;&quot;&quot;)&amp;&quot; COMMENT=&quot;&quot;&quot;&amp;[.J25]&amp;&quot;&quot;&quot;/&gt;&quot;;&quot;&quot;) &amp; IF(AND([.A25]=&quot;Campo&quot;;[.A26]=&quot;Chave&quot;);&quot;&lt;/FIELDS&gt;&quot;;&quot;&quot;) &amp; IF(AND([.A25]=&quot;Chave&quot;;[.A26]&lt;&gt;&quot;Chave&quot;);&quot;&lt;/KEYS&gt;&quot;;&quot;&quot;) &amp; IF([.B25]&lt;&gt;[.B26];&quot;&lt;/TABLE&gt;&quot;;&quot;&quot;) &amp; IF(AND([.A25]=&quot;&quot;;[.A24]&lt;&gt;&quot;&quot;);&quot;&lt;/TABLES&gt;&lt;/XMLDB&gt;&quot;;&quot;&quot;)">
            <text:p/>
          </table:table-cell>
          <table:table-cell table:style-name="ce27" table:formula="of:=IF(AND([.A25]=&quot;Campo&quot;;[.A25]&lt;&gt;[.A24]);&quot;&lt;Form name=&quot;&quot;newRecord&quot;&quot;&gt;&quot;;&quot;&quot;)&amp;IF([.A25]=&quot;Campo&quot;;&quot;&lt;&quot;&amp;IF([.D25]=&quot;FK&quot;;&quot;Select &quot;;VLOOKUP([.F25];[$Auxiliar.$A$27:.$B$48];2;0))&amp;&quot; id=&quot;&quot;&quot;&amp;[.C25]&amp;&quot;&quot;&quot; label=&quot;&quot;&quot;&amp;[.C25]&amp;&quot;&quot;&quot;&quot;&amp; IF([.D25]=&quot;FK&quot;;&quot; datasource=&quot;&quot;table:&quot;&amp;VLOOKUP(&quot;Chave&quot;&amp;&quot;.&quot;&amp;[.C25];[.$Q$1:.$R$2300];2;0)&amp;&quot;&quot;&quot; bindid=&quot;&quot;id&quot;&quot; bindvalue=&quot;&quot;name&quot;&quot;&quot;;&quot;&quot;)&amp;&quot;required=&quot;&quot;&quot;&amp;IF([.H25]=&quot;Sim&quot;;&quot;true&quot;;&quot;false&quot;)&amp;&quot;&quot;&quot; /&gt;&quot;;&quot;&quot;)&amp;IF(AND([.A25]=&quot;Chave&quot;;[.A24]=&quot;Campo&quot;);&quot;&lt;/Form&gt;&quot;;&quot;&quot;)">
            <text:p/>
          </table:table-cell>
          <table:table-cell table:style-name="ce27" table:formula="of:=IF([.A25]&lt;&gt;&quot;&quot;;[.A25]&amp;&quot;.&quot;&amp;[.C25];&quot;&quot;)">
            <text:p/>
          </table:table-cell>
          <table:table-cell table:style-name="ce27" table:formula="of:=IF([.A25]&lt;&gt;&quot;&quot;;[.F25];&quot;&quot;)">
            <text:p/>
          </table:table-cell>
        </table:table-row>
        <table:table-row table:style-name="ro1">
          <table:table-cell table:formula="of:=IF([Campos.A26]=&quot;&quot;;&quot;&quot;;[Campos.A26])">
            <text:p/>
          </table:table-cell>
          <table:table-cell table:formula="of:=IF([Campos.B26]=&quot;&quot;;&quot;&quot;;[Campos.B26])">
            <text:p/>
          </table:table-cell>
          <table:table-cell table:formula="of:=IF([Campos.C26]=&quot;&quot;;&quot;&quot;;[Campos.C26])">
            <text:p/>
          </table:table-cell>
          <table:table-cell table:formula="of:=IF([Campos.D26]=&quot;&quot;;&quot;&quot;;[Campos.D26])">
            <text:p/>
          </table:table-cell>
          <table:table-cell table:style-name="ce24" table:formula="of:=IF([.A26]=&quot;Chave&quot;;SUBSTITUTE([.C26];&quot;,&quot;;&quot;_&quot;)&amp;ROW([.C26]);[.C26])">
            <text:p/>
          </table:table-cell>
          <table:table-cell table:formula="of:=IF([Campos.F26]=&quot;&quot;;&quot;&quot;;[Campos.F26])">
            <text:p/>
          </table:table-cell>
          <table:table-cell table:formula="of:=IF([Campos.G26]=&quot;&quot;;&quot;&quot;;[Campos.G26])">
            <text:p/>
          </table:table-cell>
          <table:table-cell table:formula="of:=IF([Campos.H26]=&quot;&quot;;&quot;&quot;;[Campos.H26])">
            <text:p/>
          </table:table-cell>
          <table:table-cell table:formula="of:=IF([Campos.E26]=&quot;&quot;;&quot;&quot;;[Campos.E26])">
            <text:p/>
          </table:table-cell>
          <table:table-cell table:formula="of:=IF([Campos.I26]=&quot;&quot;;&quot;&quot;;[Campos.I26])">
            <text:p/>
          </table:table-cell>
          <table:table-cell table:formula="of:=IF([.B26]=&quot;&quot;;&quot;&quot;;VLOOKUP([.B26];[$Tabelas.$A$1:.$B$136];2;0))">
            <text:p/>
          </table:table-cell>
          <table:table-cell table:formula="of:=IF([.A26]=&quot;Campo&quot;;IF([.A26]=&quot;&quot;;&quot;&quot;;IF([.A26]&lt;&gt;[.A25];&quot;&quot;;&quot;PREVIOUS=&quot;&quot;&quot;&amp;[.C25]&amp;&quot;&quot;&quot; &quot;) &amp; IF([.A26]&lt;&gt;[.A27];&quot;&quot;;&quot;NEXT=&quot;&quot;&quot;&amp;[.C27]&amp;&quot;&quot;&quot;&quot;));IF([.A26]=&quot;&quot;;&quot;&quot;;IF([.A26]&lt;&gt;[.A25];&quot;&quot;;&quot;PREVIOUS=&quot;&quot;&quot;&amp;[.E25]&amp;&quot;&quot;&quot; &quot;) &amp; IF([.A26]&lt;&gt;[.A27];&quot;&quot;;&quot;NEXT=&quot;&quot;&quot;&amp;[.E27]&amp;&quot;&quot;&quot;&quot;)))">
            <text:p/>
          </table:table-cell>
          <table:table-cell table:formula="of:=IF([.B26]=&quot;&quot;;&quot;&quot;;VLOOKUP([.B26];[$Tabelas.$A$1:.$C$136];3;0))">
            <text:p/>
          </table:table-cell>
          <table:table-cell table:formula="of:=IF([.A26]=&quot;Campo&quot;; IF(ISERROR(VLOOKUP([.F26];[$Auxiliar.$A$1:.$E$17];5;0));&quot;TYPE=&quot;&quot;&quot;&amp;[.F26]&amp;&quot;&quot;&quot; LENGTH=&quot;&quot;&quot;&amp;[.G26]&amp;&quot;&quot;&quot; &quot;;VLOOKUP([.F26];[$Auxiliar.$A$1:.$E$17];5;0)) &amp; IF(AND([.A26]=&quot;Campo&quot;;[.D26]=&quot;PK&quot;); IF([.I26]=&quot;Sim&quot;;&quot; SEQUENCE=&quot;&quot;true&quot;&quot;&quot;;&quot; SEQUENCE=&quot;&quot;false&quot;&quot;&quot;);&quot;&quot;)&amp;IF([.H26]&lt;&gt;&quot;&quot;;&quot; NOTNULL=&quot;&quot;&quot;&amp;IF([.H26]=&quot;Sim&quot;;&quot;true&quot;;&quot;false&quot;)&amp;&quot;&quot;&quot;&quot;;&quot;&quot;);&quot;&quot;)">
            <text:p/>
          </table:table-cell>
          <table:table-cell table:style-name="ce26" table:formula="of:=IF(AND([.B26]&lt;&gt;[.B25];[.B26]&lt;&gt;&quot;&quot;);&quot;&lt;TABLE NAME=&quot;&quot;&quot;&amp;[.B26]&amp;&quot;&quot;&quot; COMMENT=&quot;&quot;&quot;&amp;[.K26]&amp;&quot;&quot;&quot; &quot;&amp; [.M26] &amp;&quot;&gt;&lt;FIELDS&gt;&quot;;&quot;&quot;) &amp; IF(AND([.A26]=&quot;Chave&quot;;[.A25]=&quot;Campo&quot;);&quot;&lt;KEYS&gt;&quot;;&quot;&quot;) &amp; IF([.A26]=&quot;Chave&quot;;&quot;&lt;KEY NAME=&quot;&quot;&quot;&amp;[.E26]&amp;&quot;&quot;&quot; TYPE=&quot;&quot;&quot;&amp;IF([.D26]=&quot;PK&quot;;&quot;primary&quot;;&quot;foreign&quot;)&amp;&quot;&quot;&quot; FIELDS=&quot;&quot;&quot;&amp;[.C26]&amp;&quot;&quot;&quot;&quot;&amp;IF([.D26]=&quot;FK&quot;;&quot; REFTABLE=&quot;&quot;&quot;&amp;[.F26]&amp;&quot;&quot;&quot; REFFIELDS=&quot;&quot;&quot;&amp;[.G26]&amp;&quot;&quot;&quot;&quot;;&quot;&quot;)&amp;&quot; &quot;&amp;[.L26]&amp;&quot; COMMENT=&quot;&quot;&quot;&amp;[.J26]&amp;&quot;&quot;&quot;&quot;&amp;IF(AND([.A26]=&quot;Campo&quot;;[.D26]=&quot;PK&quot;);&quot; SEQUENCE=&quot;&quot;true&quot;&quot;&quot;;&quot;&quot;)&amp;&quot;/&gt;&quot;;&quot;&quot;) &amp; IF([.A26]=&quot;Campo&quot;;&quot;&lt;FIELD NAME=&quot;&quot;&quot;&amp;[.C26]&amp;&quot;&quot;&quot; &quot;&amp;[.N26]&amp;&quot; &quot;&amp;[.L26]&amp;IF(AND([.A26]=&quot;Campo&quot;;[.D26]&lt;&gt;&quot;PK&quot;);&quot; SEQUENCE=&quot;&quot;false&quot;&quot; &quot;;&quot;&quot;)&amp;&quot; COMMENT=&quot;&quot;&quot;&amp;[.J26]&amp;&quot;&quot;&quot;/&gt;&quot;;&quot;&quot;) &amp; IF(AND([.A26]=&quot;Campo&quot;;[.A27]=&quot;Chave&quot;);&quot;&lt;/FIELDS&gt;&quot;;&quot;&quot;) &amp; IF(AND([.A26]=&quot;Chave&quot;;[.A27]&lt;&gt;&quot;Chave&quot;);&quot;&lt;/KEYS&gt;&quot;;&quot;&quot;) &amp; IF([.B26]&lt;&gt;[.B27];&quot;&lt;/TABLE&gt;&quot;;&quot;&quot;) &amp; IF(AND([.A26]=&quot;&quot;;[.A25]&lt;&gt;&quot;&quot;);&quot;&lt;/TABLES&gt;&lt;/XMLDB&gt;&quot;;&quot;&quot;)">
            <text:p/>
          </table:table-cell>
          <table:table-cell table:style-name="ce27" table:formula="of:=IF(AND([.A26]=&quot;Campo&quot;;[.A26]&lt;&gt;[.A25]);&quot;&lt;Form name=&quot;&quot;newRecord&quot;&quot;&gt;&quot;;&quot;&quot;)&amp;IF([.A26]=&quot;Campo&quot;;&quot;&lt;&quot;&amp;IF([.D26]=&quot;FK&quot;;&quot;Select &quot;;VLOOKUP([.F26];[$Auxiliar.$A$27:.$B$48];2;0))&amp;&quot; id=&quot;&quot;&quot;&amp;[.C26]&amp;&quot;&quot;&quot; label=&quot;&quot;&quot;&amp;[.C26]&amp;&quot;&quot;&quot;&quot;&amp; IF([.D26]=&quot;FK&quot;;&quot; datasource=&quot;&quot;table:&quot;&amp;VLOOKUP(&quot;Chave&quot;&amp;&quot;.&quot;&amp;[.C26];[.$Q$1:.$R$2300];2;0)&amp;&quot;&quot;&quot; bindid=&quot;&quot;id&quot;&quot; bindvalue=&quot;&quot;name&quot;&quot;&quot;;&quot;&quot;)&amp;&quot;required=&quot;&quot;&quot;&amp;IF([.H26]=&quot;Sim&quot;;&quot;true&quot;;&quot;false&quot;)&amp;&quot;&quot;&quot; /&gt;&quot;;&quot;&quot;)&amp;IF(AND([.A26]=&quot;Chave&quot;;[.A25]=&quot;Campo&quot;);&quot;&lt;/Form&gt;&quot;;&quot;&quot;)">
            <text:p/>
          </table:table-cell>
          <table:table-cell table:style-name="ce27" table:formula="of:=IF([.A26]&lt;&gt;&quot;&quot;;[.A26]&amp;&quot;.&quot;&amp;[.C26];&quot;&quot;)">
            <text:p/>
          </table:table-cell>
          <table:table-cell table:style-name="ce27" table:formula="of:=IF([.A26]&lt;&gt;&quot;&quot;;[.F26];&quot;&quot;)">
            <text:p/>
          </table:table-cell>
        </table:table-row>
        <table:table-row table:style-name="ro1">
          <table:table-cell table:formula="of:=IF([Campos.A27]=&quot;&quot;;&quot;&quot;;[Campos.A27])">
            <text:p/>
          </table:table-cell>
          <table:table-cell table:formula="of:=IF([Campos.B27]=&quot;&quot;;&quot;&quot;;[Campos.B27])">
            <text:p/>
          </table:table-cell>
          <table:table-cell table:formula="of:=IF([Campos.C27]=&quot;&quot;;&quot;&quot;;[Campos.C27])">
            <text:p/>
          </table:table-cell>
          <table:table-cell table:formula="of:=IF([Campos.D27]=&quot;&quot;;&quot;&quot;;[Campos.D27])">
            <text:p/>
          </table:table-cell>
          <table:table-cell table:style-name="ce24" table:formula="of:=IF([.A27]=&quot;Chave&quot;;SUBSTITUTE([.C27];&quot;,&quot;;&quot;_&quot;)&amp;ROW([.C27]);[.C27])">
            <text:p/>
          </table:table-cell>
          <table:table-cell table:formula="of:=IF([Campos.F27]=&quot;&quot;;&quot;&quot;;[Campos.F27])">
            <text:p/>
          </table:table-cell>
          <table:table-cell table:formula="of:=IF([Campos.G27]=&quot;&quot;;&quot;&quot;;[Campos.G27])">
            <text:p/>
          </table:table-cell>
          <table:table-cell table:formula="of:=IF([Campos.H27]=&quot;&quot;;&quot;&quot;;[Campos.H27])">
            <text:p/>
          </table:table-cell>
          <table:table-cell table:formula="of:=IF([Campos.E27]=&quot;&quot;;&quot;&quot;;[Campos.E27])">
            <text:p/>
          </table:table-cell>
          <table:table-cell table:formula="of:=IF([Campos.I27]=&quot;&quot;;&quot;&quot;;[Campos.I27])">
            <text:p/>
          </table:table-cell>
          <table:table-cell table:formula="of:=IF([.B27]=&quot;&quot;;&quot;&quot;;VLOOKUP([.B27];[$Tabelas.$A$1:.$B$136];2;0))">
            <text:p/>
          </table:table-cell>
          <table:table-cell table:formula="of:=IF([.A27]=&quot;Campo&quot;;IF([.A27]=&quot;&quot;;&quot;&quot;;IF([.A27]&lt;&gt;[.A26];&quot;&quot;;&quot;PREVIOUS=&quot;&quot;&quot;&amp;[.C26]&amp;&quot;&quot;&quot; &quot;) &amp; IF([.A27]&lt;&gt;[.A28];&quot;&quot;;&quot;NEXT=&quot;&quot;&quot;&amp;[.C28]&amp;&quot;&quot;&quot;&quot;));IF([.A27]=&quot;&quot;;&quot;&quot;;IF([.A27]&lt;&gt;[.A26];&quot;&quot;;&quot;PREVIOUS=&quot;&quot;&quot;&amp;[.E26]&amp;&quot;&quot;&quot; &quot;) &amp; IF([.A27]&lt;&gt;[.A28];&quot;&quot;;&quot;NEXT=&quot;&quot;&quot;&amp;[.E28]&amp;&quot;&quot;&quot;&quot;)))">
            <text:p/>
          </table:table-cell>
          <table:table-cell table:formula="of:=IF([.B27]=&quot;&quot;;&quot;&quot;;VLOOKUP([.B27];[$Tabelas.$A$1:.$C$136];3;0))">
            <text:p/>
          </table:table-cell>
          <table:table-cell table:formula="of:=IF([.A27]=&quot;Campo&quot;; IF(ISERROR(VLOOKUP([.F27];[$Auxiliar.$A$1:.$E$17];5;0));&quot;TYPE=&quot;&quot;&quot;&amp;[.F27]&amp;&quot;&quot;&quot; LENGTH=&quot;&quot;&quot;&amp;[.G27]&amp;&quot;&quot;&quot; &quot;;VLOOKUP([.F27];[$Auxiliar.$A$1:.$E$17];5;0)) &amp; IF(AND([.A27]=&quot;Campo&quot;;[.D27]=&quot;PK&quot;); IF([.I27]=&quot;Sim&quot;;&quot; SEQUENCE=&quot;&quot;true&quot;&quot;&quot;;&quot; SEQUENCE=&quot;&quot;false&quot;&quot;&quot;);&quot;&quot;)&amp;IF([.H27]&lt;&gt;&quot;&quot;;&quot; NOTNULL=&quot;&quot;&quot;&amp;IF([.H27]=&quot;Sim&quot;;&quot;true&quot;;&quot;false&quot;)&amp;&quot;&quot;&quot;&quot;;&quot;&quot;);&quot;&quot;)">
            <text:p/>
          </table:table-cell>
          <table:table-cell table:style-name="ce26" table:formula="of:=IF(AND([.B27]&lt;&gt;[.B26];[.B27]&lt;&gt;&quot;&quot;);&quot;&lt;TABLE NAME=&quot;&quot;&quot;&amp;[.B27]&amp;&quot;&quot;&quot; COMMENT=&quot;&quot;&quot;&amp;[.K27]&amp;&quot;&quot;&quot; &quot;&amp; [.M27] &amp;&quot;&gt;&lt;FIELDS&gt;&quot;;&quot;&quot;) &amp; IF(AND([.A27]=&quot;Chave&quot;;[.A26]=&quot;Campo&quot;);&quot;&lt;KEYS&gt;&quot;;&quot;&quot;) &amp; IF([.A27]=&quot;Chave&quot;;&quot;&lt;KEY NAME=&quot;&quot;&quot;&amp;[.E27]&amp;&quot;&quot;&quot; TYPE=&quot;&quot;&quot;&amp;IF([.D27]=&quot;PK&quot;;&quot;primary&quot;;&quot;foreign&quot;)&amp;&quot;&quot;&quot; FIELDS=&quot;&quot;&quot;&amp;[.C27]&amp;&quot;&quot;&quot;&quot;&amp;IF([.D27]=&quot;FK&quot;;&quot; REFTABLE=&quot;&quot;&quot;&amp;[.F27]&amp;&quot;&quot;&quot; REFFIELDS=&quot;&quot;&quot;&amp;[.G27]&amp;&quot;&quot;&quot;&quot;;&quot;&quot;)&amp;&quot; &quot;&amp;[.L27]&amp;&quot; COMMENT=&quot;&quot;&quot;&amp;[.J27]&amp;&quot;&quot;&quot;&quot;&amp;IF(AND([.A27]=&quot;Campo&quot;;[.D27]=&quot;PK&quot;);&quot; SEQUENCE=&quot;&quot;true&quot;&quot;&quot;;&quot;&quot;)&amp;&quot;/&gt;&quot;;&quot;&quot;) &amp; IF([.A27]=&quot;Campo&quot;;&quot;&lt;FIELD NAME=&quot;&quot;&quot;&amp;[.C27]&amp;&quot;&quot;&quot; &quot;&amp;[.N27]&amp;&quot; &quot;&amp;[.L27]&amp;IF(AND([.A27]=&quot;Campo&quot;;[.D27]&lt;&gt;&quot;PK&quot;);&quot; SEQUENCE=&quot;&quot;false&quot;&quot; &quot;;&quot;&quot;)&amp;&quot; COMMENT=&quot;&quot;&quot;&amp;[.J27]&amp;&quot;&quot;&quot;/&gt;&quot;;&quot;&quot;) &amp; IF(AND([.A27]=&quot;Campo&quot;;[.A28]=&quot;Chave&quot;);&quot;&lt;/FIELDS&gt;&quot;;&quot;&quot;) &amp; IF(AND([.A27]=&quot;Chave&quot;;[.A28]&lt;&gt;&quot;Chave&quot;);&quot;&lt;/KEYS&gt;&quot;;&quot;&quot;) &amp; IF([.B27]&lt;&gt;[.B28];&quot;&lt;/TABLE&gt;&quot;;&quot;&quot;) &amp; IF(AND([.A27]=&quot;&quot;;[.A26]&lt;&gt;&quot;&quot;);&quot;&lt;/TABLES&gt;&lt;/XMLDB&gt;&quot;;&quot;&quot;)">
            <text:p/>
          </table:table-cell>
          <table:table-cell table:style-name="ce27" table:formula="of:=IF(AND([.A27]=&quot;Campo&quot;;[.A27]&lt;&gt;[.A26]);&quot;&lt;Form name=&quot;&quot;newRecord&quot;&quot;&gt;&quot;;&quot;&quot;)&amp;IF([.A27]=&quot;Campo&quot;;&quot;&lt;&quot;&amp;IF([.D27]=&quot;FK&quot;;&quot;Select &quot;;VLOOKUP([.F27];[$Auxiliar.$A$27:.$B$48];2;0))&amp;&quot; id=&quot;&quot;&quot;&amp;[.C27]&amp;&quot;&quot;&quot; label=&quot;&quot;&quot;&amp;[.C27]&amp;&quot;&quot;&quot;&quot;&amp; IF([.D27]=&quot;FK&quot;;&quot; datasource=&quot;&quot;table:&quot;&amp;VLOOKUP(&quot;Chave&quot;&amp;&quot;.&quot;&amp;[.C27];[.$Q$1:.$R$2300];2;0)&amp;&quot;&quot;&quot; bindid=&quot;&quot;id&quot;&quot; bindvalue=&quot;&quot;name&quot;&quot;&quot;;&quot;&quot;)&amp;&quot;required=&quot;&quot;&quot;&amp;IF([.H27]=&quot;Sim&quot;;&quot;true&quot;;&quot;false&quot;)&amp;&quot;&quot;&quot; /&gt;&quot;;&quot;&quot;)&amp;IF(AND([.A27]=&quot;Chave&quot;;[.A26]=&quot;Campo&quot;);&quot;&lt;/Form&gt;&quot;;&quot;&quot;)">
            <text:p/>
          </table:table-cell>
          <table:table-cell table:style-name="ce27" table:formula="of:=IF([.A27]&lt;&gt;&quot;&quot;;[.A27]&amp;&quot;.&quot;&amp;[.C27];&quot;&quot;)">
            <text:p/>
          </table:table-cell>
          <table:table-cell table:style-name="ce27" table:formula="of:=IF([.A27]&lt;&gt;&quot;&quot;;[.F27];&quot;&quot;)">
            <text:p/>
          </table:table-cell>
        </table:table-row>
        <table:table-row table:style-name="ro1">
          <table:table-cell table:formula="of:=IF([Campos.A28]=&quot;&quot;;&quot;&quot;;[Campos.A28])">
            <text:p/>
          </table:table-cell>
          <table:table-cell table:formula="of:=IF([Campos.B28]=&quot;&quot;;&quot;&quot;;[Campos.B28])">
            <text:p/>
          </table:table-cell>
          <table:table-cell table:formula="of:=IF([Campos.C28]=&quot;&quot;;&quot;&quot;;[Campos.C28])">
            <text:p/>
          </table:table-cell>
          <table:table-cell table:formula="of:=IF([Campos.D28]=&quot;&quot;;&quot;&quot;;[Campos.D28])">
            <text:p/>
          </table:table-cell>
          <table:table-cell table:style-name="ce24" table:formula="of:=IF([.A28]=&quot;Chave&quot;;SUBSTITUTE([.C28];&quot;,&quot;;&quot;_&quot;)&amp;ROW([.C28]);[.C28])">
            <text:p/>
          </table:table-cell>
          <table:table-cell table:formula="of:=IF([Campos.F28]=&quot;&quot;;&quot;&quot;;[Campos.F28])">
            <text:p/>
          </table:table-cell>
          <table:table-cell table:formula="of:=IF([Campos.G28]=&quot;&quot;;&quot;&quot;;[Campos.G28])">
            <text:p/>
          </table:table-cell>
          <table:table-cell table:formula="of:=IF([Campos.H28]=&quot;&quot;;&quot;&quot;;[Campos.H28])">
            <text:p/>
          </table:table-cell>
          <table:table-cell table:formula="of:=IF([Campos.E28]=&quot;&quot;;&quot;&quot;;[Campos.E28])">
            <text:p/>
          </table:table-cell>
          <table:table-cell table:formula="of:=IF([Campos.I28]=&quot;&quot;;&quot;&quot;;[Campos.I28])">
            <text:p/>
          </table:table-cell>
          <table:table-cell table:formula="of:=IF([.B28]=&quot;&quot;;&quot;&quot;;VLOOKUP([.B28];[$Tabelas.$A$1:.$B$136];2;0))">
            <text:p/>
          </table:table-cell>
          <table:table-cell table:formula="of:=IF([.A28]=&quot;Campo&quot;;IF([.A28]=&quot;&quot;;&quot;&quot;;IF([.A28]&lt;&gt;[.A27];&quot;&quot;;&quot;PREVIOUS=&quot;&quot;&quot;&amp;[.C27]&amp;&quot;&quot;&quot; &quot;) &amp; IF([.A28]&lt;&gt;[.A29];&quot;&quot;;&quot;NEXT=&quot;&quot;&quot;&amp;[.C29]&amp;&quot;&quot;&quot;&quot;));IF([.A28]=&quot;&quot;;&quot;&quot;;IF([.A28]&lt;&gt;[.A27];&quot;&quot;;&quot;PREVIOUS=&quot;&quot;&quot;&amp;[.E27]&amp;&quot;&quot;&quot; &quot;) &amp; IF([.A28]&lt;&gt;[.A29];&quot;&quot;;&quot;NEXT=&quot;&quot;&quot;&amp;[.E29]&amp;&quot;&quot;&quot;&quot;)))">
            <text:p/>
          </table:table-cell>
          <table:table-cell table:formula="of:=IF([.B28]=&quot;&quot;;&quot;&quot;;VLOOKUP([.B28];[$Tabelas.$A$1:.$C$136];3;0))">
            <text:p/>
          </table:table-cell>
          <table:table-cell table:formula="of:=IF([.A28]=&quot;Campo&quot;; IF(ISERROR(VLOOKUP([.F28];[$Auxiliar.$A$1:.$E$17];5;0));&quot;TYPE=&quot;&quot;&quot;&amp;[.F28]&amp;&quot;&quot;&quot; LENGTH=&quot;&quot;&quot;&amp;[.G28]&amp;&quot;&quot;&quot; &quot;;VLOOKUP([.F28];[$Auxiliar.$A$1:.$E$17];5;0)) &amp; IF(AND([.A28]=&quot;Campo&quot;;[.D28]=&quot;PK&quot;); IF([.I28]=&quot;Sim&quot;;&quot; SEQUENCE=&quot;&quot;true&quot;&quot;&quot;;&quot; SEQUENCE=&quot;&quot;false&quot;&quot;&quot;);&quot;&quot;)&amp;IF([.H28]&lt;&gt;&quot;&quot;;&quot; NOTNULL=&quot;&quot;&quot;&amp;IF([.H28]=&quot;Sim&quot;;&quot;true&quot;;&quot;false&quot;)&amp;&quot;&quot;&quot;&quot;;&quot;&quot;);&quot;&quot;)">
            <text:p/>
          </table:table-cell>
          <table:table-cell table:style-name="ce26" table:formula="of:=IF(AND([.B28]&lt;&gt;[.B27];[.B28]&lt;&gt;&quot;&quot;);&quot;&lt;TABLE NAME=&quot;&quot;&quot;&amp;[.B28]&amp;&quot;&quot;&quot; COMMENT=&quot;&quot;&quot;&amp;[.K28]&amp;&quot;&quot;&quot; &quot;&amp; [.M28] &amp;&quot;&gt;&lt;FIELDS&gt;&quot;;&quot;&quot;) &amp; IF(AND([.A28]=&quot;Chave&quot;;[.A27]=&quot;Campo&quot;);&quot;&lt;KEYS&gt;&quot;;&quot;&quot;) &amp; IF([.A28]=&quot;Chave&quot;;&quot;&lt;KEY NAME=&quot;&quot;&quot;&amp;[.E28]&amp;&quot;&quot;&quot; TYPE=&quot;&quot;&quot;&amp;IF([.D28]=&quot;PK&quot;;&quot;primary&quot;;&quot;foreign&quot;)&amp;&quot;&quot;&quot; FIELDS=&quot;&quot;&quot;&amp;[.C28]&amp;&quot;&quot;&quot;&quot;&amp;IF([.D28]=&quot;FK&quot;;&quot; REFTABLE=&quot;&quot;&quot;&amp;[.F28]&amp;&quot;&quot;&quot; REFFIELDS=&quot;&quot;&quot;&amp;[.G28]&amp;&quot;&quot;&quot;&quot;;&quot;&quot;)&amp;&quot; &quot;&amp;[.L28]&amp;&quot; COMMENT=&quot;&quot;&quot;&amp;[.J28]&amp;&quot;&quot;&quot;&quot;&amp;IF(AND([.A28]=&quot;Campo&quot;;[.D28]=&quot;PK&quot;);&quot; SEQUENCE=&quot;&quot;true&quot;&quot;&quot;;&quot;&quot;)&amp;&quot;/&gt;&quot;;&quot;&quot;) &amp; IF([.A28]=&quot;Campo&quot;;&quot;&lt;FIELD NAME=&quot;&quot;&quot;&amp;[.C28]&amp;&quot;&quot;&quot; &quot;&amp;[.N28]&amp;&quot; &quot;&amp;[.L28]&amp;IF(AND([.A28]=&quot;Campo&quot;;[.D28]&lt;&gt;&quot;PK&quot;);&quot; SEQUENCE=&quot;&quot;false&quot;&quot; &quot;;&quot;&quot;)&amp;&quot; COMMENT=&quot;&quot;&quot;&amp;[.J28]&amp;&quot;&quot;&quot;/&gt;&quot;;&quot;&quot;) &amp; IF(AND([.A28]=&quot;Campo&quot;;[.A29]=&quot;Chave&quot;);&quot;&lt;/FIELDS&gt;&quot;;&quot;&quot;) &amp; IF(AND([.A28]=&quot;Chave&quot;;[.A29]&lt;&gt;&quot;Chave&quot;);&quot;&lt;/KEYS&gt;&quot;;&quot;&quot;) &amp; IF([.B28]&lt;&gt;[.B29];&quot;&lt;/TABLE&gt;&quot;;&quot;&quot;) &amp; IF(AND([.A28]=&quot;&quot;;[.A27]&lt;&gt;&quot;&quot;);&quot;&lt;/TABLES&gt;&lt;/XMLDB&gt;&quot;;&quot;&quot;)">
            <text:p/>
          </table:table-cell>
          <table:table-cell table:style-name="ce27" table:formula="of:=IF(AND([.A28]=&quot;Campo&quot;;[.A28]&lt;&gt;[.A27]);&quot;&lt;Form name=&quot;&quot;newRecord&quot;&quot;&gt;&quot;;&quot;&quot;)&amp;IF([.A28]=&quot;Campo&quot;;&quot;&lt;&quot;&amp;IF([.D28]=&quot;FK&quot;;&quot;Select &quot;;VLOOKUP([.F28];[$Auxiliar.$A$27:.$B$48];2;0))&amp;&quot; id=&quot;&quot;&quot;&amp;[.C28]&amp;&quot;&quot;&quot; label=&quot;&quot;&quot;&amp;[.C28]&amp;&quot;&quot;&quot;&quot;&amp; IF([.D28]=&quot;FK&quot;;&quot; datasource=&quot;&quot;table:&quot;&amp;VLOOKUP(&quot;Chave&quot;&amp;&quot;.&quot;&amp;[.C28];[.$Q$1:.$R$2300];2;0)&amp;&quot;&quot;&quot; bindid=&quot;&quot;id&quot;&quot; bindvalue=&quot;&quot;name&quot;&quot;&quot;;&quot;&quot;)&amp;&quot;required=&quot;&quot;&quot;&amp;IF([.H28]=&quot;Sim&quot;;&quot;true&quot;;&quot;false&quot;)&amp;&quot;&quot;&quot; /&gt;&quot;;&quot;&quot;)&amp;IF(AND([.A28]=&quot;Chave&quot;;[.A27]=&quot;Campo&quot;);&quot;&lt;/Form&gt;&quot;;&quot;&quot;)">
            <text:p/>
          </table:table-cell>
          <table:table-cell table:style-name="ce27" table:formula="of:=IF([.A28]&lt;&gt;&quot;&quot;;[.A28]&amp;&quot;.&quot;&amp;[.C28];&quot;&quot;)">
            <text:p/>
          </table:table-cell>
          <table:table-cell table:style-name="ce27" table:formula="of:=IF([.A28]&lt;&gt;&quot;&quot;;[.F28];&quot;&quot;)">
            <text:p/>
          </table:table-cell>
        </table:table-row>
        <table:table-row table:style-name="ro1">
          <table:table-cell table:formula="of:=IF([Campos.A29]=&quot;&quot;;&quot;&quot;;[Campos.A29])">
            <text:p/>
          </table:table-cell>
          <table:table-cell table:formula="of:=IF([Campos.B29]=&quot;&quot;;&quot;&quot;;[Campos.B29])">
            <text:p/>
          </table:table-cell>
          <table:table-cell table:formula="of:=IF([Campos.C29]=&quot;&quot;;&quot;&quot;;[Campos.C29])">
            <text:p/>
          </table:table-cell>
          <table:table-cell table:formula="of:=IF([Campos.D29]=&quot;&quot;;&quot;&quot;;[Campos.D29])">
            <text:p/>
          </table:table-cell>
          <table:table-cell table:style-name="ce24" table:formula="of:=IF([.A29]=&quot;Chave&quot;;SUBSTITUTE([.C29];&quot;,&quot;;&quot;_&quot;)&amp;ROW([.C29]);[.C29])">
            <text:p/>
          </table:table-cell>
          <table:table-cell table:formula="of:=IF([Campos.F29]=&quot;&quot;;&quot;&quot;;[Campos.F29])">
            <text:p/>
          </table:table-cell>
          <table:table-cell table:formula="of:=IF([Campos.G29]=&quot;&quot;;&quot;&quot;;[Campos.G29])">
            <text:p/>
          </table:table-cell>
          <table:table-cell table:formula="of:=IF([Campos.H29]=&quot;&quot;;&quot;&quot;;[Campos.H29])">
            <text:p/>
          </table:table-cell>
          <table:table-cell table:formula="of:=IF([Campos.E29]=&quot;&quot;;&quot;&quot;;[Campos.E29])">
            <text:p/>
          </table:table-cell>
          <table:table-cell table:formula="of:=IF([Campos.I29]=&quot;&quot;;&quot;&quot;;[Campos.I29])">
            <text:p/>
          </table:table-cell>
          <table:table-cell table:formula="of:=IF([.B29]=&quot;&quot;;&quot;&quot;;VLOOKUP([.B29];[$Tabelas.$A$1:.$B$136];2;0))">
            <text:p/>
          </table:table-cell>
          <table:table-cell table:formula="of:=IF([.A29]=&quot;Campo&quot;;IF([.A29]=&quot;&quot;;&quot;&quot;;IF([.A29]&lt;&gt;[.A28];&quot;&quot;;&quot;PREVIOUS=&quot;&quot;&quot;&amp;[.C28]&amp;&quot;&quot;&quot; &quot;) &amp; IF([.A29]&lt;&gt;[.A30];&quot;&quot;;&quot;NEXT=&quot;&quot;&quot;&amp;[.C30]&amp;&quot;&quot;&quot;&quot;));IF([.A29]=&quot;&quot;;&quot;&quot;;IF([.A29]&lt;&gt;[.A28];&quot;&quot;;&quot;PREVIOUS=&quot;&quot;&quot;&amp;[.E28]&amp;&quot;&quot;&quot; &quot;) &amp; IF([.A29]&lt;&gt;[.A30];&quot;&quot;;&quot;NEXT=&quot;&quot;&quot;&amp;[.E30]&amp;&quot;&quot;&quot;&quot;)))">
            <text:p/>
          </table:table-cell>
          <table:table-cell table:formula="of:=IF([.B29]=&quot;&quot;;&quot;&quot;;VLOOKUP([.B29];[$Tabelas.$A$1:.$C$136];3;0))">
            <text:p/>
          </table:table-cell>
          <table:table-cell table:formula="of:=IF([.A29]=&quot;Campo&quot;; IF(ISERROR(VLOOKUP([.F29];[$Auxiliar.$A$1:.$E$17];5;0));&quot;TYPE=&quot;&quot;&quot;&amp;[.F29]&amp;&quot;&quot;&quot; LENGTH=&quot;&quot;&quot;&amp;[.G29]&amp;&quot;&quot;&quot; &quot;;VLOOKUP([.F29];[$Auxiliar.$A$1:.$E$17];5;0)) &amp; IF(AND([.A29]=&quot;Campo&quot;;[.D29]=&quot;PK&quot;); IF([.I29]=&quot;Sim&quot;;&quot; SEQUENCE=&quot;&quot;true&quot;&quot;&quot;;&quot; SEQUENCE=&quot;&quot;false&quot;&quot;&quot;);&quot;&quot;)&amp;IF([.H29]&lt;&gt;&quot;&quot;;&quot; NOTNULL=&quot;&quot;&quot;&amp;IF([.H29]=&quot;Sim&quot;;&quot;true&quot;;&quot;false&quot;)&amp;&quot;&quot;&quot;&quot;;&quot;&quot;);&quot;&quot;)">
            <text:p/>
          </table:table-cell>
          <table:table-cell table:style-name="ce26" table:formula="of:=IF(AND([.B29]&lt;&gt;[.B28];[.B29]&lt;&gt;&quot;&quot;);&quot;&lt;TABLE NAME=&quot;&quot;&quot;&amp;[.B29]&amp;&quot;&quot;&quot; COMMENT=&quot;&quot;&quot;&amp;[.K29]&amp;&quot;&quot;&quot; &quot;&amp; [.M29] &amp;&quot;&gt;&lt;FIELDS&gt;&quot;;&quot;&quot;) &amp; IF(AND([.A29]=&quot;Chave&quot;;[.A28]=&quot;Campo&quot;);&quot;&lt;KEYS&gt;&quot;;&quot;&quot;) &amp; IF([.A29]=&quot;Chave&quot;;&quot;&lt;KEY NAME=&quot;&quot;&quot;&amp;[.E29]&amp;&quot;&quot;&quot; TYPE=&quot;&quot;&quot;&amp;IF([.D29]=&quot;PK&quot;;&quot;primary&quot;;&quot;foreign&quot;)&amp;&quot;&quot;&quot; FIELDS=&quot;&quot;&quot;&amp;[.C29]&amp;&quot;&quot;&quot;&quot;&amp;IF([.D29]=&quot;FK&quot;;&quot; REFTABLE=&quot;&quot;&quot;&amp;[.F29]&amp;&quot;&quot;&quot; REFFIELDS=&quot;&quot;&quot;&amp;[.G29]&amp;&quot;&quot;&quot;&quot;;&quot;&quot;)&amp;&quot; &quot;&amp;[.L29]&amp;&quot; COMMENT=&quot;&quot;&quot;&amp;[.J29]&amp;&quot;&quot;&quot;&quot;&amp;IF(AND([.A29]=&quot;Campo&quot;;[.D29]=&quot;PK&quot;);&quot; SEQUENCE=&quot;&quot;true&quot;&quot;&quot;;&quot;&quot;)&amp;&quot;/&gt;&quot;;&quot;&quot;) &amp; IF([.A29]=&quot;Campo&quot;;&quot;&lt;FIELD NAME=&quot;&quot;&quot;&amp;[.C29]&amp;&quot;&quot;&quot; &quot;&amp;[.N29]&amp;&quot; &quot;&amp;[.L29]&amp;IF(AND([.A29]=&quot;Campo&quot;;[.D29]&lt;&gt;&quot;PK&quot;);&quot; SEQUENCE=&quot;&quot;false&quot;&quot; &quot;;&quot;&quot;)&amp;&quot; COMMENT=&quot;&quot;&quot;&amp;[.J29]&amp;&quot;&quot;&quot;/&gt;&quot;;&quot;&quot;) &amp; IF(AND([.A29]=&quot;Campo&quot;;[.A30]=&quot;Chave&quot;);&quot;&lt;/FIELDS&gt;&quot;;&quot;&quot;) &amp; IF(AND([.A29]=&quot;Chave&quot;;[.A30]&lt;&gt;&quot;Chave&quot;);&quot;&lt;/KEYS&gt;&quot;;&quot;&quot;) &amp; IF([.B29]&lt;&gt;[.B30];&quot;&lt;/TABLE&gt;&quot;;&quot;&quot;) &amp; IF(AND([.A29]=&quot;&quot;;[.A28]&lt;&gt;&quot;&quot;);&quot;&lt;/TABLES&gt;&lt;/XMLDB&gt;&quot;;&quot;&quot;)">
            <text:p/>
          </table:table-cell>
          <table:table-cell table:style-name="ce27" table:formula="of:=IF(AND([.A29]=&quot;Campo&quot;;[.A29]&lt;&gt;[.A28]);&quot;&lt;Form name=&quot;&quot;newRecord&quot;&quot;&gt;&quot;;&quot;&quot;)&amp;IF([.A29]=&quot;Campo&quot;;&quot;&lt;&quot;&amp;IF([.D29]=&quot;FK&quot;;&quot;Select &quot;;VLOOKUP([.F29];[$Auxiliar.$A$27:.$B$48];2;0))&amp;&quot; id=&quot;&quot;&quot;&amp;[.C29]&amp;&quot;&quot;&quot; label=&quot;&quot;&quot;&amp;[.C29]&amp;&quot;&quot;&quot;&quot;&amp; IF([.D29]=&quot;FK&quot;;&quot; datasource=&quot;&quot;table:&quot;&amp;VLOOKUP(&quot;Chave&quot;&amp;&quot;.&quot;&amp;[.C29];[.$Q$1:.$R$2300];2;0)&amp;&quot;&quot;&quot; bindid=&quot;&quot;id&quot;&quot; bindvalue=&quot;&quot;name&quot;&quot;&quot;;&quot;&quot;)&amp;&quot;required=&quot;&quot;&quot;&amp;IF([.H29]=&quot;Sim&quot;;&quot;true&quot;;&quot;false&quot;)&amp;&quot;&quot;&quot; /&gt;&quot;;&quot;&quot;)&amp;IF(AND([.A29]=&quot;Chave&quot;;[.A28]=&quot;Campo&quot;);&quot;&lt;/Form&gt;&quot;;&quot;&quot;)">
            <text:p/>
          </table:table-cell>
          <table:table-cell table:style-name="ce27" table:formula="of:=IF([.A29]&lt;&gt;&quot;&quot;;[.A29]&amp;&quot;.&quot;&amp;[.C29];&quot;&quot;)">
            <text:p/>
          </table:table-cell>
          <table:table-cell table:style-name="ce27" table:formula="of:=IF([.A29]&lt;&gt;&quot;&quot;;[.F29];&quot;&quot;)">
            <text:p/>
          </table:table-cell>
        </table:table-row>
        <table:table-row table:style-name="ro1">
          <table:table-cell table:formula="of:=IF([Campos.A30]=&quot;&quot;;&quot;&quot;;[Campos.A30])">
            <text:p/>
          </table:table-cell>
          <table:table-cell table:formula="of:=IF([Campos.B30]=&quot;&quot;;&quot;&quot;;[Campos.B30])">
            <text:p/>
          </table:table-cell>
          <table:table-cell table:formula="of:=IF([Campos.C30]=&quot;&quot;;&quot;&quot;;[Campos.C30])">
            <text:p/>
          </table:table-cell>
          <table:table-cell table:formula="of:=IF([Campos.D30]=&quot;&quot;;&quot;&quot;;[Campos.D30])">
            <text:p/>
          </table:table-cell>
          <table:table-cell table:style-name="ce24" table:formula="of:=IF([.A30]=&quot;Chave&quot;;SUBSTITUTE([.C30];&quot;,&quot;;&quot;_&quot;)&amp;ROW([.C30]);[.C30])">
            <text:p/>
          </table:table-cell>
          <table:table-cell table:formula="of:=IF([Campos.F30]=&quot;&quot;;&quot;&quot;;[Campos.F30])">
            <text:p/>
          </table:table-cell>
          <table:table-cell table:formula="of:=IF([Campos.G30]=&quot;&quot;;&quot;&quot;;[Campos.G30])">
            <text:p/>
          </table:table-cell>
          <table:table-cell table:formula="of:=IF([Campos.H30]=&quot;&quot;;&quot;&quot;;[Campos.H30])">
            <text:p/>
          </table:table-cell>
          <table:table-cell table:formula="of:=IF([Campos.E30]=&quot;&quot;;&quot;&quot;;[Campos.E30])">
            <text:p/>
          </table:table-cell>
          <table:table-cell table:formula="of:=IF([Campos.I30]=&quot;&quot;;&quot;&quot;;[Campos.I30])">
            <text:p/>
          </table:table-cell>
          <table:table-cell table:formula="of:=IF([.B30]=&quot;&quot;;&quot;&quot;;VLOOKUP([.B30];[$Tabelas.$A$1:.$B$136];2;0))">
            <text:p/>
          </table:table-cell>
          <table:table-cell table:formula="of:=IF([.A30]=&quot;Campo&quot;;IF([.A30]=&quot;&quot;;&quot;&quot;;IF([.A30]&lt;&gt;[.A29];&quot;&quot;;&quot;PREVIOUS=&quot;&quot;&quot;&amp;[.C29]&amp;&quot;&quot;&quot; &quot;) &amp; IF([.A30]&lt;&gt;[.A31];&quot;&quot;;&quot;NEXT=&quot;&quot;&quot;&amp;[.C31]&amp;&quot;&quot;&quot;&quot;));IF([.A30]=&quot;&quot;;&quot;&quot;;IF([.A30]&lt;&gt;[.A29];&quot;&quot;;&quot;PREVIOUS=&quot;&quot;&quot;&amp;[.E29]&amp;&quot;&quot;&quot; &quot;) &amp; IF([.A30]&lt;&gt;[.A31];&quot;&quot;;&quot;NEXT=&quot;&quot;&quot;&amp;[.E31]&amp;&quot;&quot;&quot;&quot;)))">
            <text:p/>
          </table:table-cell>
          <table:table-cell table:formula="of:=IF([.B30]=&quot;&quot;;&quot;&quot;;VLOOKUP([.B30];[$Tabelas.$A$1:.$C$136];3;0))">
            <text:p/>
          </table:table-cell>
          <table:table-cell table:formula="of:=IF([.A30]=&quot;Campo&quot;; IF(ISERROR(VLOOKUP([.F30];[$Auxiliar.$A$1:.$E$17];5;0));&quot;TYPE=&quot;&quot;&quot;&amp;[.F30]&amp;&quot;&quot;&quot; LENGTH=&quot;&quot;&quot;&amp;[.G30]&amp;&quot;&quot;&quot; &quot;;VLOOKUP([.F30];[$Auxiliar.$A$1:.$E$17];5;0)) &amp; IF(AND([.A30]=&quot;Campo&quot;;[.D30]=&quot;PK&quot;); IF([.I30]=&quot;Sim&quot;;&quot; SEQUENCE=&quot;&quot;true&quot;&quot;&quot;;&quot; SEQUENCE=&quot;&quot;false&quot;&quot;&quot;);&quot;&quot;)&amp;IF([.H30]&lt;&gt;&quot;&quot;;&quot; NOTNULL=&quot;&quot;&quot;&amp;IF([.H30]=&quot;Sim&quot;;&quot;true&quot;;&quot;false&quot;)&amp;&quot;&quot;&quot;&quot;;&quot;&quot;);&quot;&quot;)">
            <text:p/>
          </table:table-cell>
          <table:table-cell table:style-name="ce26" table:formula="of:=IF(AND([.B30]&lt;&gt;[.B29];[.B30]&lt;&gt;&quot;&quot;);&quot;&lt;TABLE NAME=&quot;&quot;&quot;&amp;[.B30]&amp;&quot;&quot;&quot; COMMENT=&quot;&quot;&quot;&amp;[.K30]&amp;&quot;&quot;&quot; &quot;&amp; [.M30] &amp;&quot;&gt;&lt;FIELDS&gt;&quot;;&quot;&quot;) &amp; IF(AND([.A30]=&quot;Chave&quot;;[.A29]=&quot;Campo&quot;);&quot;&lt;KEYS&gt;&quot;;&quot;&quot;) &amp; IF([.A30]=&quot;Chave&quot;;&quot;&lt;KEY NAME=&quot;&quot;&quot;&amp;[.E30]&amp;&quot;&quot;&quot; TYPE=&quot;&quot;&quot;&amp;IF([.D30]=&quot;PK&quot;;&quot;primary&quot;;&quot;foreign&quot;)&amp;&quot;&quot;&quot; FIELDS=&quot;&quot;&quot;&amp;[.C30]&amp;&quot;&quot;&quot;&quot;&amp;IF([.D30]=&quot;FK&quot;;&quot; REFTABLE=&quot;&quot;&quot;&amp;[.F30]&amp;&quot;&quot;&quot; REFFIELDS=&quot;&quot;&quot;&amp;[.G30]&amp;&quot;&quot;&quot;&quot;;&quot;&quot;)&amp;&quot; &quot;&amp;[.L30]&amp;&quot; COMMENT=&quot;&quot;&quot;&amp;[.J30]&amp;&quot;&quot;&quot;&quot;&amp;IF(AND([.A30]=&quot;Campo&quot;;[.D30]=&quot;PK&quot;);&quot; SEQUENCE=&quot;&quot;true&quot;&quot;&quot;;&quot;&quot;)&amp;&quot;/&gt;&quot;;&quot;&quot;) &amp; IF([.A30]=&quot;Campo&quot;;&quot;&lt;FIELD NAME=&quot;&quot;&quot;&amp;[.C30]&amp;&quot;&quot;&quot; &quot;&amp;[.N30]&amp;&quot; &quot;&amp;[.L30]&amp;IF(AND([.A30]=&quot;Campo&quot;;[.D30]&lt;&gt;&quot;PK&quot;);&quot; SEQUENCE=&quot;&quot;false&quot;&quot; &quot;;&quot;&quot;)&amp;&quot; COMMENT=&quot;&quot;&quot;&amp;[.J30]&amp;&quot;&quot;&quot;/&gt;&quot;;&quot;&quot;) &amp; IF(AND([.A30]=&quot;Campo&quot;;[.A31]=&quot;Chave&quot;);&quot;&lt;/FIELDS&gt;&quot;;&quot;&quot;) &amp; IF(AND([.A30]=&quot;Chave&quot;;[.A31]&lt;&gt;&quot;Chave&quot;);&quot;&lt;/KEYS&gt;&quot;;&quot;&quot;) &amp; IF([.B30]&lt;&gt;[.B31];&quot;&lt;/TABLE&gt;&quot;;&quot;&quot;) &amp; IF(AND([.A30]=&quot;&quot;;[.A29]&lt;&gt;&quot;&quot;);&quot;&lt;/TABLES&gt;&lt;/XMLDB&gt;&quot;;&quot;&quot;)">
            <text:p/>
          </table:table-cell>
          <table:table-cell table:style-name="ce27" table:formula="of:=IF(AND([.A30]=&quot;Campo&quot;;[.A30]&lt;&gt;[.A29]);&quot;&lt;Form name=&quot;&quot;newRecord&quot;&quot;&gt;&quot;;&quot;&quot;)&amp;IF([.A30]=&quot;Campo&quot;;&quot;&lt;&quot;&amp;IF([.D30]=&quot;FK&quot;;&quot;Select &quot;;VLOOKUP([.F30];[$Auxiliar.$A$27:.$B$48];2;0))&amp;&quot; id=&quot;&quot;&quot;&amp;[.C30]&amp;&quot;&quot;&quot; label=&quot;&quot;&quot;&amp;[.C30]&amp;&quot;&quot;&quot;&quot;&amp; IF([.D30]=&quot;FK&quot;;&quot; datasource=&quot;&quot;table:&quot;&amp;VLOOKUP(&quot;Chave&quot;&amp;&quot;.&quot;&amp;[.C30];[.$Q$1:.$R$2300];2;0)&amp;&quot;&quot;&quot; bindid=&quot;&quot;id&quot;&quot; bindvalue=&quot;&quot;name&quot;&quot;&quot;;&quot;&quot;)&amp;&quot;required=&quot;&quot;&quot;&amp;IF([.H30]=&quot;Sim&quot;;&quot;true&quot;;&quot;false&quot;)&amp;&quot;&quot;&quot; /&gt;&quot;;&quot;&quot;)&amp;IF(AND([.A30]=&quot;Chave&quot;;[.A29]=&quot;Campo&quot;);&quot;&lt;/Form&gt;&quot;;&quot;&quot;)">
            <text:p/>
          </table:table-cell>
          <table:table-cell table:style-name="ce27" table:formula="of:=IF([.A30]&lt;&gt;&quot;&quot;;[.A30]&amp;&quot;.&quot;&amp;[.C30];&quot;&quot;)">
            <text:p/>
          </table:table-cell>
          <table:table-cell table:style-name="ce27" table:formula="of:=IF([.A30]&lt;&gt;&quot;&quot;;[.F30];&quot;&quot;)">
            <text:p/>
          </table:table-cell>
        </table:table-row>
        <table:table-row table:style-name="ro1">
          <table:table-cell table:formula="of:=IF([Campos.A31]=&quot;&quot;;&quot;&quot;;[Campos.A31])">
            <text:p/>
          </table:table-cell>
          <table:table-cell table:formula="of:=IF([Campos.B31]=&quot;&quot;;&quot;&quot;;[Campos.B31])">
            <text:p/>
          </table:table-cell>
          <table:table-cell table:formula="of:=IF([Campos.C31]=&quot;&quot;;&quot;&quot;;[Campos.C31])">
            <text:p/>
          </table:table-cell>
          <table:table-cell table:formula="of:=IF([Campos.D31]=&quot;&quot;;&quot;&quot;;[Campos.D31])">
            <text:p/>
          </table:table-cell>
          <table:table-cell table:style-name="ce24" table:formula="of:=IF([.A31]=&quot;Chave&quot;;SUBSTITUTE([.C31];&quot;,&quot;;&quot;_&quot;)&amp;ROW([.C31]);[.C31])">
            <text:p/>
          </table:table-cell>
          <table:table-cell table:formula="of:=IF([Campos.F31]=&quot;&quot;;&quot;&quot;;[Campos.F31])">
            <text:p/>
          </table:table-cell>
          <table:table-cell table:formula="of:=IF([Campos.G31]=&quot;&quot;;&quot;&quot;;[Campos.G31])">
            <text:p/>
          </table:table-cell>
          <table:table-cell table:formula="of:=IF([Campos.H31]=&quot;&quot;;&quot;&quot;;[Campos.H31])">
            <text:p/>
          </table:table-cell>
          <table:table-cell table:formula="of:=IF([Campos.E31]=&quot;&quot;;&quot;&quot;;[Campos.E31])">
            <text:p/>
          </table:table-cell>
          <table:table-cell table:formula="of:=IF([Campos.I31]=&quot;&quot;;&quot;&quot;;[Campos.I31])">
            <text:p/>
          </table:table-cell>
          <table:table-cell table:formula="of:=IF([.B31]=&quot;&quot;;&quot;&quot;;VLOOKUP([.B31];[$Tabelas.$A$1:.$B$136];2;0))">
            <text:p/>
          </table:table-cell>
          <table:table-cell table:formula="of:=IF([.A31]=&quot;Campo&quot;;IF([.A31]=&quot;&quot;;&quot;&quot;;IF([.A31]&lt;&gt;[.A30];&quot;&quot;;&quot;PREVIOUS=&quot;&quot;&quot;&amp;[.C30]&amp;&quot;&quot;&quot; &quot;) &amp; IF([.A31]&lt;&gt;[.A32];&quot;&quot;;&quot;NEXT=&quot;&quot;&quot;&amp;[.C32]&amp;&quot;&quot;&quot;&quot;));IF([.A31]=&quot;&quot;;&quot;&quot;;IF([.A31]&lt;&gt;[.A30];&quot;&quot;;&quot;PREVIOUS=&quot;&quot;&quot;&amp;[.E30]&amp;&quot;&quot;&quot; &quot;) &amp; IF([.A31]&lt;&gt;[.A32];&quot;&quot;;&quot;NEXT=&quot;&quot;&quot;&amp;[.E32]&amp;&quot;&quot;&quot;&quot;)))">
            <text:p/>
          </table:table-cell>
          <table:table-cell table:formula="of:=IF([.B31]=&quot;&quot;;&quot;&quot;;VLOOKUP([.B31];[$Tabelas.$A$1:.$C$136];3;0))">
            <text:p/>
          </table:table-cell>
          <table:table-cell table:formula="of:=IF([.A31]=&quot;Campo&quot;; IF(ISERROR(VLOOKUP([.F31];[$Auxiliar.$A$1:.$E$17];5;0));&quot;TYPE=&quot;&quot;&quot;&amp;[.F31]&amp;&quot;&quot;&quot; LENGTH=&quot;&quot;&quot;&amp;[.G31]&amp;&quot;&quot;&quot; &quot;;VLOOKUP([.F31];[$Auxiliar.$A$1:.$E$17];5;0)) &amp; IF(AND([.A31]=&quot;Campo&quot;;[.D31]=&quot;PK&quot;); IF([.I31]=&quot;Sim&quot;;&quot; SEQUENCE=&quot;&quot;true&quot;&quot;&quot;;&quot; SEQUENCE=&quot;&quot;false&quot;&quot;&quot;);&quot;&quot;)&amp;IF([.H31]&lt;&gt;&quot;&quot;;&quot; NOTNULL=&quot;&quot;&quot;&amp;IF([.H31]=&quot;Sim&quot;;&quot;true&quot;;&quot;false&quot;)&amp;&quot;&quot;&quot;&quot;;&quot;&quot;);&quot;&quot;)">
            <text:p/>
          </table:table-cell>
          <table:table-cell table:style-name="ce26" table:formula="of:=IF(AND([.B31]&lt;&gt;[.B30];[.B31]&lt;&gt;&quot;&quot;);&quot;&lt;TABLE NAME=&quot;&quot;&quot;&amp;[.B31]&amp;&quot;&quot;&quot; COMMENT=&quot;&quot;&quot;&amp;[.K31]&amp;&quot;&quot;&quot; &quot;&amp; [.M31] &amp;&quot;&gt;&lt;FIELDS&gt;&quot;;&quot;&quot;) &amp; IF(AND([.A31]=&quot;Chave&quot;;[.A30]=&quot;Campo&quot;);&quot;&lt;KEYS&gt;&quot;;&quot;&quot;) &amp; IF([.A31]=&quot;Chave&quot;;&quot;&lt;KEY NAME=&quot;&quot;&quot;&amp;[.E31]&amp;&quot;&quot;&quot; TYPE=&quot;&quot;&quot;&amp;IF([.D31]=&quot;PK&quot;;&quot;primary&quot;;&quot;foreign&quot;)&amp;&quot;&quot;&quot; FIELDS=&quot;&quot;&quot;&amp;[.C31]&amp;&quot;&quot;&quot;&quot;&amp;IF([.D31]=&quot;FK&quot;;&quot; REFTABLE=&quot;&quot;&quot;&amp;[.F31]&amp;&quot;&quot;&quot; REFFIELDS=&quot;&quot;&quot;&amp;[.G31]&amp;&quot;&quot;&quot;&quot;;&quot;&quot;)&amp;&quot; &quot;&amp;[.L31]&amp;&quot; COMMENT=&quot;&quot;&quot;&amp;[.J31]&amp;&quot;&quot;&quot;&quot;&amp;IF(AND([.A31]=&quot;Campo&quot;;[.D31]=&quot;PK&quot;);&quot; SEQUENCE=&quot;&quot;true&quot;&quot;&quot;;&quot;&quot;)&amp;&quot;/&gt;&quot;;&quot;&quot;) &amp; IF([.A31]=&quot;Campo&quot;;&quot;&lt;FIELD NAME=&quot;&quot;&quot;&amp;[.C31]&amp;&quot;&quot;&quot; &quot;&amp;[.N31]&amp;&quot; &quot;&amp;[.L31]&amp;IF(AND([.A31]=&quot;Campo&quot;;[.D31]&lt;&gt;&quot;PK&quot;);&quot; SEQUENCE=&quot;&quot;false&quot;&quot; &quot;;&quot;&quot;)&amp;&quot; COMMENT=&quot;&quot;&quot;&amp;[.J31]&amp;&quot;&quot;&quot;/&gt;&quot;;&quot;&quot;) &amp; IF(AND([.A31]=&quot;Campo&quot;;[.A32]=&quot;Chave&quot;);&quot;&lt;/FIELDS&gt;&quot;;&quot;&quot;) &amp; IF(AND([.A31]=&quot;Chave&quot;;[.A32]&lt;&gt;&quot;Chave&quot;);&quot;&lt;/KEYS&gt;&quot;;&quot;&quot;) &amp; IF([.B31]&lt;&gt;[.B32];&quot;&lt;/TABLE&gt;&quot;;&quot;&quot;) &amp; IF(AND([.A31]=&quot;&quot;;[.A30]&lt;&gt;&quot;&quot;);&quot;&lt;/TABLES&gt;&lt;/XMLDB&gt;&quot;;&quot;&quot;)">
            <text:p/>
          </table:table-cell>
          <table:table-cell table:style-name="ce27" table:formula="of:=IF(AND([.A31]=&quot;Campo&quot;;[.A31]&lt;&gt;[.A30]);&quot;&lt;Form name=&quot;&quot;newRecord&quot;&quot;&gt;&quot;;&quot;&quot;)&amp;IF([.A31]=&quot;Campo&quot;;&quot;&lt;&quot;&amp;IF([.D31]=&quot;FK&quot;;&quot;Select &quot;;VLOOKUP([.F31];[$Auxiliar.$A$27:.$B$48];2;0))&amp;&quot; id=&quot;&quot;&quot;&amp;[.C31]&amp;&quot;&quot;&quot; label=&quot;&quot;&quot;&amp;[.C31]&amp;&quot;&quot;&quot;&quot;&amp; IF([.D31]=&quot;FK&quot;;&quot; datasource=&quot;&quot;table:&quot;&amp;VLOOKUP(&quot;Chave&quot;&amp;&quot;.&quot;&amp;[.C31];[.$Q$1:.$R$2300];2;0)&amp;&quot;&quot;&quot; bindid=&quot;&quot;id&quot;&quot; bindvalue=&quot;&quot;name&quot;&quot;&quot;;&quot;&quot;)&amp;&quot;required=&quot;&quot;&quot;&amp;IF([.H31]=&quot;Sim&quot;;&quot;true&quot;;&quot;false&quot;)&amp;&quot;&quot;&quot; /&gt;&quot;;&quot;&quot;)&amp;IF(AND([.A31]=&quot;Chave&quot;;[.A30]=&quot;Campo&quot;);&quot;&lt;/Form&gt;&quot;;&quot;&quot;)">
            <text:p/>
          </table:table-cell>
          <table:table-cell table:style-name="ce27" table:formula="of:=IF([.A31]&lt;&gt;&quot;&quot;;[.A31]&amp;&quot;.&quot;&amp;[.C31];&quot;&quot;)">
            <text:p/>
          </table:table-cell>
          <table:table-cell table:style-name="ce27" table:formula="of:=IF([.A31]&lt;&gt;&quot;&quot;;[.F31];&quot;&quot;)">
            <text:p/>
          </table:table-cell>
        </table:table-row>
        <table:table-row table:style-name="ro1">
          <table:table-cell table:formula="of:=IF([Campos.A32]=&quot;&quot;;&quot;&quot;;[Campos.A32])">
            <text:p/>
          </table:table-cell>
          <table:table-cell table:formula="of:=IF([Campos.B32]=&quot;&quot;;&quot;&quot;;[Campos.B32])">
            <text:p/>
          </table:table-cell>
          <table:table-cell table:formula="of:=IF([Campos.C32]=&quot;&quot;;&quot;&quot;;[Campos.C32])">
            <text:p/>
          </table:table-cell>
          <table:table-cell table:formula="of:=IF([Campos.D32]=&quot;&quot;;&quot;&quot;;[Campos.D32])">
            <text:p/>
          </table:table-cell>
          <table:table-cell table:style-name="ce24" table:formula="of:=IF([.A32]=&quot;Chave&quot;;SUBSTITUTE([.C32];&quot;,&quot;;&quot;_&quot;)&amp;ROW([.C32]);[.C32])">
            <text:p/>
          </table:table-cell>
          <table:table-cell table:formula="of:=IF([Campos.F32]=&quot;&quot;;&quot;&quot;;[Campos.F32])">
            <text:p/>
          </table:table-cell>
          <table:table-cell table:formula="of:=IF([Campos.G32]=&quot;&quot;;&quot;&quot;;[Campos.G32])">
            <text:p/>
          </table:table-cell>
          <table:table-cell table:formula="of:=IF([Campos.H32]=&quot;&quot;;&quot;&quot;;[Campos.H32])">
            <text:p/>
          </table:table-cell>
          <table:table-cell table:formula="of:=IF([Campos.E32]=&quot;&quot;;&quot;&quot;;[Campos.E32])">
            <text:p/>
          </table:table-cell>
          <table:table-cell table:formula="of:=IF([Campos.I32]=&quot;&quot;;&quot;&quot;;[Campos.I32])">
            <text:p/>
          </table:table-cell>
          <table:table-cell table:formula="of:=IF([.B32]=&quot;&quot;;&quot;&quot;;VLOOKUP([.B32];[$Tabelas.$A$1:.$B$136];2;0))">
            <text:p/>
          </table:table-cell>
          <table:table-cell table:formula="of:=IF([.A32]=&quot;Campo&quot;;IF([.A32]=&quot;&quot;;&quot;&quot;;IF([.A32]&lt;&gt;[.A31];&quot;&quot;;&quot;PREVIOUS=&quot;&quot;&quot;&amp;[.C31]&amp;&quot;&quot;&quot; &quot;) &amp; IF([.A32]&lt;&gt;[.A33];&quot;&quot;;&quot;NEXT=&quot;&quot;&quot;&amp;[.C33]&amp;&quot;&quot;&quot;&quot;));IF([.A32]=&quot;&quot;;&quot;&quot;;IF([.A32]&lt;&gt;[.A31];&quot;&quot;;&quot;PREVIOUS=&quot;&quot;&quot;&amp;[.E31]&amp;&quot;&quot;&quot; &quot;) &amp; IF([.A32]&lt;&gt;[.A33];&quot;&quot;;&quot;NEXT=&quot;&quot;&quot;&amp;[.E33]&amp;&quot;&quot;&quot;&quot;)))">
            <text:p/>
          </table:table-cell>
          <table:table-cell table:formula="of:=IF([.B32]=&quot;&quot;;&quot;&quot;;VLOOKUP([.B32];[$Tabelas.$A$1:.$C$136];3;0))">
            <text:p/>
          </table:table-cell>
          <table:table-cell table:formula="of:=IF([.A32]=&quot;Campo&quot;; IF(ISERROR(VLOOKUP([.F32];[$Auxiliar.$A$1:.$E$17];5;0));&quot;TYPE=&quot;&quot;&quot;&amp;[.F32]&amp;&quot;&quot;&quot; LENGTH=&quot;&quot;&quot;&amp;[.G32]&amp;&quot;&quot;&quot; &quot;;VLOOKUP([.F32];[$Auxiliar.$A$1:.$E$17];5;0)) &amp; IF(AND([.A32]=&quot;Campo&quot;;[.D32]=&quot;PK&quot;); IF([.I32]=&quot;Sim&quot;;&quot; SEQUENCE=&quot;&quot;true&quot;&quot;&quot;;&quot; SEQUENCE=&quot;&quot;false&quot;&quot;&quot;);&quot;&quot;)&amp;IF([.H32]&lt;&gt;&quot;&quot;;&quot; NOTNULL=&quot;&quot;&quot;&amp;IF([.H32]=&quot;Sim&quot;;&quot;true&quot;;&quot;false&quot;)&amp;&quot;&quot;&quot;&quot;;&quot;&quot;);&quot;&quot;)">
            <text:p/>
          </table:table-cell>
          <table:table-cell table:style-name="ce26" table:formula="of:=IF(AND([.B32]&lt;&gt;[.B31];[.B32]&lt;&gt;&quot;&quot;);&quot;&lt;TABLE NAME=&quot;&quot;&quot;&amp;[.B32]&amp;&quot;&quot;&quot; COMMENT=&quot;&quot;&quot;&amp;[.K32]&amp;&quot;&quot;&quot; &quot;&amp; [.M32] &amp;&quot;&gt;&lt;FIELDS&gt;&quot;;&quot;&quot;) &amp; IF(AND([.A32]=&quot;Chave&quot;;[.A31]=&quot;Campo&quot;);&quot;&lt;KEYS&gt;&quot;;&quot;&quot;) &amp; IF([.A32]=&quot;Chave&quot;;&quot;&lt;KEY NAME=&quot;&quot;&quot;&amp;[.E32]&amp;&quot;&quot;&quot; TYPE=&quot;&quot;&quot;&amp;IF([.D32]=&quot;PK&quot;;&quot;primary&quot;;&quot;foreign&quot;)&amp;&quot;&quot;&quot; FIELDS=&quot;&quot;&quot;&amp;[.C32]&amp;&quot;&quot;&quot;&quot;&amp;IF([.D32]=&quot;FK&quot;;&quot; REFTABLE=&quot;&quot;&quot;&amp;[.F32]&amp;&quot;&quot;&quot; REFFIELDS=&quot;&quot;&quot;&amp;[.G32]&amp;&quot;&quot;&quot;&quot;;&quot;&quot;)&amp;&quot; &quot;&amp;[.L32]&amp;&quot; COMMENT=&quot;&quot;&quot;&amp;[.J32]&amp;&quot;&quot;&quot;&quot;&amp;IF(AND([.A32]=&quot;Campo&quot;;[.D32]=&quot;PK&quot;);&quot; SEQUENCE=&quot;&quot;true&quot;&quot;&quot;;&quot;&quot;)&amp;&quot;/&gt;&quot;;&quot;&quot;) &amp; IF([.A32]=&quot;Campo&quot;;&quot;&lt;FIELD NAME=&quot;&quot;&quot;&amp;[.C32]&amp;&quot;&quot;&quot; &quot;&amp;[.N32]&amp;&quot; &quot;&amp;[.L32]&amp;IF(AND([.A32]=&quot;Campo&quot;;[.D32]&lt;&gt;&quot;PK&quot;);&quot; SEQUENCE=&quot;&quot;false&quot;&quot; &quot;;&quot;&quot;)&amp;&quot; COMMENT=&quot;&quot;&quot;&amp;[.J32]&amp;&quot;&quot;&quot;/&gt;&quot;;&quot;&quot;) &amp; IF(AND([.A32]=&quot;Campo&quot;;[.A33]=&quot;Chave&quot;);&quot;&lt;/FIELDS&gt;&quot;;&quot;&quot;) &amp; IF(AND([.A32]=&quot;Chave&quot;;[.A33]&lt;&gt;&quot;Chave&quot;);&quot;&lt;/KEYS&gt;&quot;;&quot;&quot;) &amp; IF([.B32]&lt;&gt;[.B33];&quot;&lt;/TABLE&gt;&quot;;&quot;&quot;) &amp; IF(AND([.A32]=&quot;&quot;;[.A31]&lt;&gt;&quot;&quot;);&quot;&lt;/TABLES&gt;&lt;/XMLDB&gt;&quot;;&quot;&quot;)">
            <text:p/>
          </table:table-cell>
          <table:table-cell table:style-name="ce27" table:formula="of:=IF(AND([.A32]=&quot;Campo&quot;;[.A32]&lt;&gt;[.A31]);&quot;&lt;Form name=&quot;&quot;newRecord&quot;&quot;&gt;&quot;;&quot;&quot;)&amp;IF([.A32]=&quot;Campo&quot;;&quot;&lt;&quot;&amp;IF([.D32]=&quot;FK&quot;;&quot;Select &quot;;VLOOKUP([.F32];[$Auxiliar.$A$27:.$B$48];2;0))&amp;&quot; id=&quot;&quot;&quot;&amp;[.C32]&amp;&quot;&quot;&quot; label=&quot;&quot;&quot;&amp;[.C32]&amp;&quot;&quot;&quot;&quot;&amp; IF([.D32]=&quot;FK&quot;;&quot; datasource=&quot;&quot;table:&quot;&amp;VLOOKUP(&quot;Chave&quot;&amp;&quot;.&quot;&amp;[.C32];[.$Q$1:.$R$2300];2;0)&amp;&quot;&quot;&quot; bindid=&quot;&quot;id&quot;&quot; bindvalue=&quot;&quot;name&quot;&quot;&quot;;&quot;&quot;)&amp;&quot;required=&quot;&quot;&quot;&amp;IF([.H32]=&quot;Sim&quot;;&quot;true&quot;;&quot;false&quot;)&amp;&quot;&quot;&quot; /&gt;&quot;;&quot;&quot;)&amp;IF(AND([.A32]=&quot;Chave&quot;;[.A31]=&quot;Campo&quot;);&quot;&lt;/Form&gt;&quot;;&quot;&quot;)">
            <text:p/>
          </table:table-cell>
          <table:table-cell table:style-name="ce27" table:formula="of:=IF([.A32]&lt;&gt;&quot;&quot;;[.A32]&amp;&quot;.&quot;&amp;[.C32];&quot;&quot;)">
            <text:p/>
          </table:table-cell>
          <table:table-cell table:style-name="ce27" table:formula="of:=IF([.A32]&lt;&gt;&quot;&quot;;[.F32];&quot;&quot;)">
            <text:p/>
          </table:table-cell>
        </table:table-row>
        <table:table-row table:style-name="ro1">
          <table:table-cell table:formula="of:=IF([Campos.A34]=&quot;&quot;;&quot;&quot;;[Campos.A34])">
            <text:p/>
          </table:table-cell>
          <table:table-cell table:formula="of:=IF([Campos.B34]=&quot;&quot;;&quot;&quot;;[Campos.B34])">
            <text:p/>
          </table:table-cell>
          <table:table-cell table:formula="of:=IF([Campos.C34]=&quot;&quot;;&quot;&quot;;[Campos.C34])">
            <text:p/>
          </table:table-cell>
          <table:table-cell table:formula="of:=IF([Campos.D34]=&quot;&quot;;&quot;&quot;;[Campos.D34])">
            <text:p/>
          </table:table-cell>
          <table:table-cell table:style-name="ce24" table:formula="of:=IF([.A33]=&quot;Chave&quot;;SUBSTITUTE([.C33];&quot;,&quot;;&quot;_&quot;)&amp;ROW([.C33]);[.C33])">
            <text:p/>
          </table:table-cell>
          <table:table-cell table:formula="of:=IF([Campos.F34]=&quot;&quot;;&quot;&quot;;[Campos.F34])">
            <text:p/>
          </table:table-cell>
          <table:table-cell table:formula="of:=IF([Campos.G34]=&quot;&quot;;&quot;&quot;;[Campos.G34])">
            <text:p/>
          </table:table-cell>
          <table:table-cell table:formula="of:=IF([Campos.H34]=&quot;&quot;;&quot;&quot;;[Campos.H34])">
            <text:p/>
          </table:table-cell>
          <table:table-cell table:formula="of:=IF([Campos.E34]=&quot;&quot;;&quot;&quot;;[Campos.E34])">
            <text:p/>
          </table:table-cell>
          <table:table-cell table:formula="of:=IF([Campos.I34]=&quot;&quot;;&quot;&quot;;[Campos.I34])">
            <text:p/>
          </table:table-cell>
          <table:table-cell table:formula="of:=IF([.B33]=&quot;&quot;;&quot;&quot;;VLOOKUP([.B33];[$Tabelas.$A$1:.$B$136];2;0))">
            <text:p/>
          </table:table-cell>
          <table:table-cell table:formula="of:=IF([.A33]=&quot;Campo&quot;;IF([.A33]=&quot;&quot;;&quot;&quot;;IF([.A33]&lt;&gt;[.A32];&quot;&quot;;&quot;PREVIOUS=&quot;&quot;&quot;&amp;[.C32]&amp;&quot;&quot;&quot; &quot;) &amp; IF([.A33]&lt;&gt;[.A34];&quot;&quot;;&quot;NEXT=&quot;&quot;&quot;&amp;[.C34]&amp;&quot;&quot;&quot;&quot;));IF([.A33]=&quot;&quot;;&quot;&quot;;IF([.A33]&lt;&gt;[.A32];&quot;&quot;;&quot;PREVIOUS=&quot;&quot;&quot;&amp;[.E32]&amp;&quot;&quot;&quot; &quot;) &amp; IF([.A33]&lt;&gt;[.A34];&quot;&quot;;&quot;NEXT=&quot;&quot;&quot;&amp;[.E34]&amp;&quot;&quot;&quot;&quot;)))">
            <text:p/>
          </table:table-cell>
          <table:table-cell table:formula="of:=IF([.B33]=&quot;&quot;;&quot;&quot;;VLOOKUP([.B33];[$Tabelas.$A$1:.$C$136];3;0))">
            <text:p/>
          </table:table-cell>
          <table:table-cell table:formula="of:=IF([.A33]=&quot;Campo&quot;; IF(ISERROR(VLOOKUP([.F33];[$Auxiliar.$A$1:.$E$17];5;0));&quot;TYPE=&quot;&quot;&quot;&amp;[.F33]&amp;&quot;&quot;&quot; LENGTH=&quot;&quot;&quot;&amp;[.G33]&amp;&quot;&quot;&quot; &quot;;VLOOKUP([.F33];[$Auxiliar.$A$1:.$E$17];5;0)) &amp; IF(AND([.A33]=&quot;Campo&quot;;[.D33]=&quot;PK&quot;); IF([.I33]=&quot;Sim&quot;;&quot; SEQUENCE=&quot;&quot;true&quot;&quot;&quot;;&quot; SEQUENCE=&quot;&quot;false&quot;&quot;&quot;);&quot;&quot;)&amp;IF([.H33]&lt;&gt;&quot;&quot;;&quot; NOTNULL=&quot;&quot;&quot;&amp;IF([.H33]=&quot;Sim&quot;;&quot;true&quot;;&quot;false&quot;)&amp;&quot;&quot;&quot;&quot;;&quot;&quot;);&quot;&quot;)">
            <text:p/>
          </table:table-cell>
          <table:table-cell table:style-name="ce26" table:formula="of:=IF(AND([.B33]&lt;&gt;[.B32];[.B33]&lt;&gt;&quot;&quot;);&quot;&lt;TABLE NAME=&quot;&quot;&quot;&amp;[.B33]&amp;&quot;&quot;&quot; COMMENT=&quot;&quot;&quot;&amp;[.K33]&amp;&quot;&quot;&quot; &quot;&amp; [.M33] &amp;&quot;&gt;&lt;FIELDS&gt;&quot;;&quot;&quot;) &amp; IF(AND([.A33]=&quot;Chave&quot;;[.A32]=&quot;Campo&quot;);&quot;&lt;KEYS&gt;&quot;;&quot;&quot;) &amp; IF([.A33]=&quot;Chave&quot;;&quot;&lt;KEY NAME=&quot;&quot;&quot;&amp;[.E33]&amp;&quot;&quot;&quot; TYPE=&quot;&quot;&quot;&amp;IF([.D33]=&quot;PK&quot;;&quot;primary&quot;;&quot;foreign&quot;)&amp;&quot;&quot;&quot; FIELDS=&quot;&quot;&quot;&amp;[.C33]&amp;&quot;&quot;&quot;&quot;&amp;IF([.D33]=&quot;FK&quot;;&quot; REFTABLE=&quot;&quot;&quot;&amp;[.F33]&amp;&quot;&quot;&quot; REFFIELDS=&quot;&quot;&quot;&amp;[.G33]&amp;&quot;&quot;&quot;&quot;;&quot;&quot;)&amp;&quot; &quot;&amp;[.L33]&amp;&quot; COMMENT=&quot;&quot;&quot;&amp;[.J33]&amp;&quot;&quot;&quot;&quot;&amp;IF(AND([.A33]=&quot;Campo&quot;;[.D33]=&quot;PK&quot;);&quot; SEQUENCE=&quot;&quot;true&quot;&quot;&quot;;&quot;&quot;)&amp;&quot;/&gt;&quot;;&quot;&quot;) &amp; IF([.A33]=&quot;Campo&quot;;&quot;&lt;FIELD NAME=&quot;&quot;&quot;&amp;[.C33]&amp;&quot;&quot;&quot; &quot;&amp;[.N33]&amp;&quot; &quot;&amp;[.L33]&amp;IF(AND([.A33]=&quot;Campo&quot;;[.D33]&lt;&gt;&quot;PK&quot;);&quot; SEQUENCE=&quot;&quot;false&quot;&quot; &quot;;&quot;&quot;)&amp;&quot; COMMENT=&quot;&quot;&quot;&amp;[.J33]&amp;&quot;&quot;&quot;/&gt;&quot;;&quot;&quot;) &amp; IF(AND([.A33]=&quot;Campo&quot;;[.A34]=&quot;Chave&quot;);&quot;&lt;/FIELDS&gt;&quot;;&quot;&quot;) &amp; IF(AND([.A33]=&quot;Chave&quot;;[.A34]&lt;&gt;&quot;Chave&quot;);&quot;&lt;/KEYS&gt;&quot;;&quot;&quot;) &amp; IF([.B33]&lt;&gt;[.B34];&quot;&lt;/TABLE&gt;&quot;;&quot;&quot;) &amp; IF(AND([.A33]=&quot;&quot;;[.A32]&lt;&gt;&quot;&quot;);&quot;&lt;/TABLES&gt;&lt;/XMLDB&gt;&quot;;&quot;&quot;)">
            <text:p/>
          </table:table-cell>
          <table:table-cell table:style-name="ce27" table:formula="of:=IF(AND([.A33]=&quot;Campo&quot;;[.A33]&lt;&gt;[.A32]);&quot;&lt;Form name=&quot;&quot;newRecord&quot;&quot;&gt;&quot;;&quot;&quot;)&amp;IF([.A33]=&quot;Campo&quot;;&quot;&lt;&quot;&amp;IF([.D33]=&quot;FK&quot;;&quot;Select &quot;;VLOOKUP([.F33];[$Auxiliar.$A$27:.$B$48];2;0))&amp;&quot; id=&quot;&quot;&quot;&amp;[.C33]&amp;&quot;&quot;&quot; label=&quot;&quot;&quot;&amp;[.C33]&amp;&quot;&quot;&quot;&quot;&amp; IF([.D33]=&quot;FK&quot;;&quot; datasource=&quot;&quot;table:&quot;&amp;VLOOKUP(&quot;Chave&quot;&amp;&quot;.&quot;&amp;[.C33];[.$Q$1:.$R$2300];2;0)&amp;&quot;&quot;&quot; bindid=&quot;&quot;id&quot;&quot; bindvalue=&quot;&quot;name&quot;&quot;&quot;;&quot;&quot;)&amp;&quot;required=&quot;&quot;&quot;&amp;IF([.H33]=&quot;Sim&quot;;&quot;true&quot;;&quot;false&quot;)&amp;&quot;&quot;&quot; /&gt;&quot;;&quot;&quot;)&amp;IF(AND([.A33]=&quot;Chave&quot;;[.A32]=&quot;Campo&quot;);&quot;&lt;/Form&gt;&quot;;&quot;&quot;)">
            <text:p/>
          </table:table-cell>
          <table:table-cell table:style-name="ce27" table:formula="of:=IF([.A33]&lt;&gt;&quot;&quot;;[.A33]&amp;&quot;.&quot;&amp;[.C33];&quot;&quot;)">
            <text:p/>
          </table:table-cell>
          <table:table-cell table:style-name="ce27" table:formula="of:=IF([.A33]&lt;&gt;&quot;&quot;;[.F33];&quot;&quot;)">
            <text:p/>
          </table:table-cell>
        </table:table-row>
        <table:table-row table:style-name="ro1">
          <table:table-cell table:formula="of:=IF([Campos.A35]=&quot;&quot;;&quot;&quot;;[Campos.A35])">
            <text:p/>
          </table:table-cell>
          <table:table-cell table:formula="of:=IF([Campos.B35]=&quot;&quot;;&quot;&quot;;[Campos.B35])">
            <text:p/>
          </table:table-cell>
          <table:table-cell table:formula="of:=IF([Campos.C35]=&quot;&quot;;&quot;&quot;;[Campos.C35])">
            <text:p/>
          </table:table-cell>
          <table:table-cell table:formula="of:=IF([Campos.D35]=&quot;&quot;;&quot;&quot;;[Campos.D35])">
            <text:p/>
          </table:table-cell>
          <table:table-cell table:style-name="ce24" table:formula="of:=IF([.A34]=&quot;Chave&quot;;SUBSTITUTE([.C34];&quot;,&quot;;&quot;_&quot;)&amp;ROW([.C34]);[.C34])">
            <text:p/>
          </table:table-cell>
          <table:table-cell table:formula="of:=IF([Campos.F35]=&quot;&quot;;&quot;&quot;;[Campos.F35])">
            <text:p/>
          </table:table-cell>
          <table:table-cell table:formula="of:=IF([Campos.G35]=&quot;&quot;;&quot;&quot;;[Campos.G35])">
            <text:p/>
          </table:table-cell>
          <table:table-cell table:formula="of:=IF([Campos.H35]=&quot;&quot;;&quot;&quot;;[Campos.H35])">
            <text:p/>
          </table:table-cell>
          <table:table-cell table:formula="of:=IF([Campos.E35]=&quot;&quot;;&quot;&quot;;[Campos.E35])">
            <text:p/>
          </table:table-cell>
          <table:table-cell table:formula="of:=IF([Campos.I35]=&quot;&quot;;&quot;&quot;;[Campos.I35])">
            <text:p/>
          </table:table-cell>
          <table:table-cell table:formula="of:=IF([.B34]=&quot;&quot;;&quot;&quot;;VLOOKUP([.B34];[$Tabelas.$A$1:.$B$136];2;0))">
            <text:p/>
          </table:table-cell>
          <table:table-cell table:formula="of:=IF([.A34]=&quot;Campo&quot;;IF([.A34]=&quot;&quot;;&quot;&quot;;IF([.A34]&lt;&gt;[.A33];&quot;&quot;;&quot;PREVIOUS=&quot;&quot;&quot;&amp;[.C33]&amp;&quot;&quot;&quot; &quot;) &amp; IF([.A34]&lt;&gt;[.A35];&quot;&quot;;&quot;NEXT=&quot;&quot;&quot;&amp;[.C35]&amp;&quot;&quot;&quot;&quot;));IF([.A34]=&quot;&quot;;&quot;&quot;;IF([.A34]&lt;&gt;[.A33];&quot;&quot;;&quot;PREVIOUS=&quot;&quot;&quot;&amp;[.E33]&amp;&quot;&quot;&quot; &quot;) &amp; IF([.A34]&lt;&gt;[.A35];&quot;&quot;;&quot;NEXT=&quot;&quot;&quot;&amp;[.E35]&amp;&quot;&quot;&quot;&quot;)))">
            <text:p/>
          </table:table-cell>
          <table:table-cell table:formula="of:=IF([.B34]=&quot;&quot;;&quot;&quot;;VLOOKUP([.B34];[$Tabelas.$A$1:.$C$136];3;0))">
            <text:p/>
          </table:table-cell>
          <table:table-cell table:formula="of:=IF([.A34]=&quot;Campo&quot;; IF(ISERROR(VLOOKUP([.F34];[$Auxiliar.$A$1:.$E$17];5;0));&quot;TYPE=&quot;&quot;&quot;&amp;[.F34]&amp;&quot;&quot;&quot; LENGTH=&quot;&quot;&quot;&amp;[.G34]&amp;&quot;&quot;&quot; &quot;;VLOOKUP([.F34];[$Auxiliar.$A$1:.$E$17];5;0)) &amp; IF(AND([.A34]=&quot;Campo&quot;;[.D34]=&quot;PK&quot;); IF([.I34]=&quot;Sim&quot;;&quot; SEQUENCE=&quot;&quot;true&quot;&quot;&quot;;&quot; SEQUENCE=&quot;&quot;false&quot;&quot;&quot;);&quot;&quot;)&amp;IF([.H34]&lt;&gt;&quot;&quot;;&quot; NOTNULL=&quot;&quot;&quot;&amp;IF([.H34]=&quot;Sim&quot;;&quot;true&quot;;&quot;false&quot;)&amp;&quot;&quot;&quot;&quot;;&quot;&quot;);&quot;&quot;)">
            <text:p/>
          </table:table-cell>
          <table:table-cell table:style-name="ce26" table:formula="of:=IF(AND([.B34]&lt;&gt;[.B33];[.B34]&lt;&gt;&quot;&quot;);&quot;&lt;TABLE NAME=&quot;&quot;&quot;&amp;[.B34]&amp;&quot;&quot;&quot; COMMENT=&quot;&quot;&quot;&amp;[.K34]&amp;&quot;&quot;&quot; &quot;&amp; [.M34] &amp;&quot;&gt;&lt;FIELDS&gt;&quot;;&quot;&quot;) &amp; IF(AND([.A34]=&quot;Chave&quot;;[.A33]=&quot;Campo&quot;);&quot;&lt;KEYS&gt;&quot;;&quot;&quot;) &amp; IF([.A34]=&quot;Chave&quot;;&quot;&lt;KEY NAME=&quot;&quot;&quot;&amp;[.E34]&amp;&quot;&quot;&quot; TYPE=&quot;&quot;&quot;&amp;IF([.D34]=&quot;PK&quot;;&quot;primary&quot;;&quot;foreign&quot;)&amp;&quot;&quot;&quot; FIELDS=&quot;&quot;&quot;&amp;[.C34]&amp;&quot;&quot;&quot;&quot;&amp;IF([.D34]=&quot;FK&quot;;&quot; REFTABLE=&quot;&quot;&quot;&amp;[.F34]&amp;&quot;&quot;&quot; REFFIELDS=&quot;&quot;&quot;&amp;[.G34]&amp;&quot;&quot;&quot;&quot;;&quot;&quot;)&amp;&quot; &quot;&amp;[.L34]&amp;&quot; COMMENT=&quot;&quot;&quot;&amp;[.J34]&amp;&quot;&quot;&quot;&quot;&amp;IF(AND([.A34]=&quot;Campo&quot;;[.D34]=&quot;PK&quot;);&quot; SEQUENCE=&quot;&quot;true&quot;&quot;&quot;;&quot;&quot;)&amp;&quot;/&gt;&quot;;&quot;&quot;) &amp; IF([.A34]=&quot;Campo&quot;;&quot;&lt;FIELD NAME=&quot;&quot;&quot;&amp;[.C34]&amp;&quot;&quot;&quot; &quot;&amp;[.N34]&amp;&quot; &quot;&amp;[.L34]&amp;IF(AND([.A34]=&quot;Campo&quot;;[.D34]&lt;&gt;&quot;PK&quot;);&quot; SEQUENCE=&quot;&quot;false&quot;&quot; &quot;;&quot;&quot;)&amp;&quot; COMMENT=&quot;&quot;&quot;&amp;[.J34]&amp;&quot;&quot;&quot;/&gt;&quot;;&quot;&quot;) &amp; IF(AND([.A34]=&quot;Campo&quot;;[.A35]=&quot;Chave&quot;);&quot;&lt;/FIELDS&gt;&quot;;&quot;&quot;) &amp; IF(AND([.A34]=&quot;Chave&quot;;[.A35]&lt;&gt;&quot;Chave&quot;);&quot;&lt;/KEYS&gt;&quot;;&quot;&quot;) &amp; IF([.B34]&lt;&gt;[.B35];&quot;&lt;/TABLE&gt;&quot;;&quot;&quot;) &amp; IF(AND([.A34]=&quot;&quot;;[.A33]&lt;&gt;&quot;&quot;);&quot;&lt;/TABLES&gt;&lt;/XMLDB&gt;&quot;;&quot;&quot;)">
            <text:p/>
          </table:table-cell>
          <table:table-cell table:style-name="ce27" table:formula="of:=IF(AND([.A34]=&quot;Campo&quot;;[.A34]&lt;&gt;[.A33]);&quot;&lt;Form name=&quot;&quot;newRecord&quot;&quot;&gt;&quot;;&quot;&quot;)&amp;IF([.A34]=&quot;Campo&quot;;&quot;&lt;&quot;&amp;IF([.D34]=&quot;FK&quot;;&quot;Select &quot;;VLOOKUP([.F34];[$Auxiliar.$A$27:.$B$48];2;0))&amp;&quot; id=&quot;&quot;&quot;&amp;[.C34]&amp;&quot;&quot;&quot; label=&quot;&quot;&quot;&amp;[.C34]&amp;&quot;&quot;&quot;&quot;&amp; IF([.D34]=&quot;FK&quot;;&quot; datasource=&quot;&quot;table:&quot;&amp;VLOOKUP(&quot;Chave&quot;&amp;&quot;.&quot;&amp;[.C34];[.$Q$1:.$R$2300];2;0)&amp;&quot;&quot;&quot; bindid=&quot;&quot;id&quot;&quot; bindvalue=&quot;&quot;name&quot;&quot;&quot;;&quot;&quot;)&amp;&quot;required=&quot;&quot;&quot;&amp;IF([.H34]=&quot;Sim&quot;;&quot;true&quot;;&quot;false&quot;)&amp;&quot;&quot;&quot; /&gt;&quot;;&quot;&quot;)&amp;IF(AND([.A34]=&quot;Chave&quot;;[.A33]=&quot;Campo&quot;);&quot;&lt;/Form&gt;&quot;;&quot;&quot;)">
            <text:p/>
          </table:table-cell>
          <table:table-cell table:style-name="ce27" table:formula="of:=IF([.A34]&lt;&gt;&quot;&quot;;[.A34]&amp;&quot;.&quot;&amp;[.C34];&quot;&quot;)">
            <text:p/>
          </table:table-cell>
          <table:table-cell table:style-name="ce27" table:formula="of:=IF([.A34]&lt;&gt;&quot;&quot;;[.F34];&quot;&quot;)">
            <text:p/>
          </table:table-cell>
        </table:table-row>
        <table:table-row table:style-name="ro1">
          <table:table-cell table:formula="of:=IF([Campos.A36]=&quot;&quot;;&quot;&quot;;[Campos.A36])">
            <text:p/>
          </table:table-cell>
          <table:table-cell table:formula="of:=IF([Campos.B36]=&quot;&quot;;&quot;&quot;;[Campos.B36])">
            <text:p/>
          </table:table-cell>
          <table:table-cell table:formula="of:=IF([Campos.C36]=&quot;&quot;;&quot;&quot;;[Campos.C36])">
            <text:p/>
          </table:table-cell>
          <table:table-cell table:formula="of:=IF([Campos.D36]=&quot;&quot;;&quot;&quot;;[Campos.D36])">
            <text:p/>
          </table:table-cell>
          <table:table-cell table:style-name="ce24" table:formula="of:=IF([.A35]=&quot;Chave&quot;;SUBSTITUTE([.C35];&quot;,&quot;;&quot;_&quot;)&amp;ROW([.C35]);[.C35])">
            <text:p/>
          </table:table-cell>
          <table:table-cell table:formula="of:=IF([Campos.F36]=&quot;&quot;;&quot;&quot;;[Campos.F36])">
            <text:p/>
          </table:table-cell>
          <table:table-cell table:formula="of:=IF([Campos.G36]=&quot;&quot;;&quot;&quot;;[Campos.G36])">
            <text:p/>
          </table:table-cell>
          <table:table-cell table:formula="of:=IF([Campos.H36]=&quot;&quot;;&quot;&quot;;[Campos.H36])">
            <text:p/>
          </table:table-cell>
          <table:table-cell table:formula="of:=IF([Campos.E36]=&quot;&quot;;&quot;&quot;;[Campos.E36])">
            <text:p/>
          </table:table-cell>
          <table:table-cell table:formula="of:=IF([Campos.I36]=&quot;&quot;;&quot;&quot;;[Campos.I36])">
            <text:p/>
          </table:table-cell>
          <table:table-cell table:formula="of:=IF([.B35]=&quot;&quot;;&quot;&quot;;VLOOKUP([.B35];[$Tabelas.$A$1:.$B$136];2;0))">
            <text:p/>
          </table:table-cell>
          <table:table-cell table:formula="of:=IF([.A35]=&quot;Campo&quot;;IF([.A35]=&quot;&quot;;&quot;&quot;;IF([.A35]&lt;&gt;[.A34];&quot;&quot;;&quot;PREVIOUS=&quot;&quot;&quot;&amp;[.C34]&amp;&quot;&quot;&quot; &quot;) &amp; IF([.A35]&lt;&gt;[.A36];&quot;&quot;;&quot;NEXT=&quot;&quot;&quot;&amp;[.C36]&amp;&quot;&quot;&quot;&quot;));IF([.A35]=&quot;&quot;;&quot;&quot;;IF([.A35]&lt;&gt;[.A34];&quot;&quot;;&quot;PREVIOUS=&quot;&quot;&quot;&amp;[.E34]&amp;&quot;&quot;&quot; &quot;) &amp; IF([.A35]&lt;&gt;[.A36];&quot;&quot;;&quot;NEXT=&quot;&quot;&quot;&amp;[.E36]&amp;&quot;&quot;&quot;&quot;)))">
            <text:p/>
          </table:table-cell>
          <table:table-cell table:formula="of:=IF([.B35]=&quot;&quot;;&quot;&quot;;VLOOKUP([.B35];[$Tabelas.$A$1:.$C$136];3;0))">
            <text:p/>
          </table:table-cell>
          <table:table-cell table:formula="of:=IF([.A35]=&quot;Campo&quot;; IF(ISERROR(VLOOKUP([.F35];[$Auxiliar.$A$1:.$E$17];5;0));&quot;TYPE=&quot;&quot;&quot;&amp;[.F35]&amp;&quot;&quot;&quot; LENGTH=&quot;&quot;&quot;&amp;[.G35]&amp;&quot;&quot;&quot; &quot;;VLOOKUP([.F35];[$Auxiliar.$A$1:.$E$17];5;0)) &amp; IF(AND([.A35]=&quot;Campo&quot;;[.D35]=&quot;PK&quot;); IF([.I35]=&quot;Sim&quot;;&quot; SEQUENCE=&quot;&quot;true&quot;&quot;&quot;;&quot; SEQUENCE=&quot;&quot;false&quot;&quot;&quot;);&quot;&quot;)&amp;IF([.H35]&lt;&gt;&quot;&quot;;&quot; NOTNULL=&quot;&quot;&quot;&amp;IF([.H35]=&quot;Sim&quot;;&quot;true&quot;;&quot;false&quot;)&amp;&quot;&quot;&quot;&quot;;&quot;&quot;);&quot;&quot;)">
            <text:p/>
          </table:table-cell>
          <table:table-cell table:style-name="ce26" table:formula="of:=IF(AND([.B35]&lt;&gt;[.B34];[.B35]&lt;&gt;&quot;&quot;);&quot;&lt;TABLE NAME=&quot;&quot;&quot;&amp;[.B35]&amp;&quot;&quot;&quot; COMMENT=&quot;&quot;&quot;&amp;[.K35]&amp;&quot;&quot;&quot; &quot;&amp; [.M35] &amp;&quot;&gt;&lt;FIELDS&gt;&quot;;&quot;&quot;) &amp; IF(AND([.A35]=&quot;Chave&quot;;[.A34]=&quot;Campo&quot;);&quot;&lt;KEYS&gt;&quot;;&quot;&quot;) &amp; IF([.A35]=&quot;Chave&quot;;&quot;&lt;KEY NAME=&quot;&quot;&quot;&amp;[.E35]&amp;&quot;&quot;&quot; TYPE=&quot;&quot;&quot;&amp;IF([.D35]=&quot;PK&quot;;&quot;primary&quot;;&quot;foreign&quot;)&amp;&quot;&quot;&quot; FIELDS=&quot;&quot;&quot;&amp;[.C35]&amp;&quot;&quot;&quot;&quot;&amp;IF([.D35]=&quot;FK&quot;;&quot; REFTABLE=&quot;&quot;&quot;&amp;[.F35]&amp;&quot;&quot;&quot; REFFIELDS=&quot;&quot;&quot;&amp;[.G35]&amp;&quot;&quot;&quot;&quot;;&quot;&quot;)&amp;&quot; &quot;&amp;[.L35]&amp;&quot; COMMENT=&quot;&quot;&quot;&amp;[.J35]&amp;&quot;&quot;&quot;&quot;&amp;IF(AND([.A35]=&quot;Campo&quot;;[.D35]=&quot;PK&quot;);&quot; SEQUENCE=&quot;&quot;true&quot;&quot;&quot;;&quot;&quot;)&amp;&quot;/&gt;&quot;;&quot;&quot;) &amp; IF([.A35]=&quot;Campo&quot;;&quot;&lt;FIELD NAME=&quot;&quot;&quot;&amp;[.C35]&amp;&quot;&quot;&quot; &quot;&amp;[.N35]&amp;&quot; &quot;&amp;[.L35]&amp;IF(AND([.A35]=&quot;Campo&quot;;[.D35]&lt;&gt;&quot;PK&quot;);&quot; SEQUENCE=&quot;&quot;false&quot;&quot; &quot;;&quot;&quot;)&amp;&quot; COMMENT=&quot;&quot;&quot;&amp;[.J35]&amp;&quot;&quot;&quot;/&gt;&quot;;&quot;&quot;) &amp; IF(AND([.A35]=&quot;Campo&quot;;[.A36]=&quot;Chave&quot;);&quot;&lt;/FIELDS&gt;&quot;;&quot;&quot;) &amp; IF(AND([.A35]=&quot;Chave&quot;;[.A36]&lt;&gt;&quot;Chave&quot;);&quot;&lt;/KEYS&gt;&quot;;&quot;&quot;) &amp; IF([.B35]&lt;&gt;[.B36];&quot;&lt;/TABLE&gt;&quot;;&quot;&quot;) &amp; IF(AND([.A35]=&quot;&quot;;[.A34]&lt;&gt;&quot;&quot;);&quot;&lt;/TABLES&gt;&lt;/XMLDB&gt;&quot;;&quot;&quot;)">
            <text:p/>
          </table:table-cell>
          <table:table-cell table:style-name="ce27" table:formula="of:=IF(AND([.A35]=&quot;Campo&quot;;[.A35]&lt;&gt;[.A34]);&quot;&lt;Form name=&quot;&quot;newRecord&quot;&quot;&gt;&quot;;&quot;&quot;)&amp;IF([.A35]=&quot;Campo&quot;;&quot;&lt;&quot;&amp;IF([.D35]=&quot;FK&quot;;&quot;Select &quot;;VLOOKUP([.F35];[$Auxiliar.$A$27:.$B$48];2;0))&amp;&quot; id=&quot;&quot;&quot;&amp;[.C35]&amp;&quot;&quot;&quot; label=&quot;&quot;&quot;&amp;[.C35]&amp;&quot;&quot;&quot;&quot;&amp; IF([.D35]=&quot;FK&quot;;&quot; datasource=&quot;&quot;table:&quot;&amp;VLOOKUP(&quot;Chave&quot;&amp;&quot;.&quot;&amp;[.C35];[.$Q$1:.$R$2300];2;0)&amp;&quot;&quot;&quot; bindid=&quot;&quot;id&quot;&quot; bindvalue=&quot;&quot;name&quot;&quot;&quot;;&quot;&quot;)&amp;&quot;required=&quot;&quot;&quot;&amp;IF([.H35]=&quot;Sim&quot;;&quot;true&quot;;&quot;false&quot;)&amp;&quot;&quot;&quot; /&gt;&quot;;&quot;&quot;)&amp;IF(AND([.A35]=&quot;Chave&quot;;[.A34]=&quot;Campo&quot;);&quot;&lt;/Form&gt;&quot;;&quot;&quot;)">
            <text:p/>
          </table:table-cell>
          <table:table-cell table:style-name="ce27" table:formula="of:=IF([.A35]&lt;&gt;&quot;&quot;;[.A35]&amp;&quot;.&quot;&amp;[.C35];&quot;&quot;)">
            <text:p/>
          </table:table-cell>
          <table:table-cell table:style-name="ce27" table:formula="of:=IF([.A35]&lt;&gt;&quot;&quot;;[.F35];&quot;&quot;)">
            <text:p/>
          </table:table-cell>
        </table:table-row>
        <table:table-row table:style-name="ro1">
          <table:table-cell table:formula="of:=IF([Campos.A37]=&quot;&quot;;&quot;&quot;;[Campos.A37])">
            <text:p/>
          </table:table-cell>
          <table:table-cell table:formula="of:=IF([Campos.B37]=&quot;&quot;;&quot;&quot;;[Campos.B37])">
            <text:p/>
          </table:table-cell>
          <table:table-cell table:formula="of:=IF([Campos.C37]=&quot;&quot;;&quot;&quot;;[Campos.C37])">
            <text:p/>
          </table:table-cell>
          <table:table-cell table:formula="of:=IF([Campos.D37]=&quot;&quot;;&quot;&quot;;[Campos.D37])">
            <text:p/>
          </table:table-cell>
          <table:table-cell table:style-name="ce24" table:formula="of:=IF([.A36]=&quot;Chave&quot;;SUBSTITUTE([.C36];&quot;,&quot;;&quot;_&quot;)&amp;ROW([.C36]);[.C36])">
            <text:p/>
          </table:table-cell>
          <table:table-cell table:formula="of:=IF([Campos.F37]=&quot;&quot;;&quot;&quot;;[Campos.F37])">
            <text:p/>
          </table:table-cell>
          <table:table-cell table:formula="of:=IF([Campos.G37]=&quot;&quot;;&quot;&quot;;[Campos.G37])">
            <text:p/>
          </table:table-cell>
          <table:table-cell table:formula="of:=IF([Campos.H37]=&quot;&quot;;&quot;&quot;;[Campos.H37])">
            <text:p/>
          </table:table-cell>
          <table:table-cell table:formula="of:=IF([Campos.E37]=&quot;&quot;;&quot;&quot;;[Campos.E37])">
            <text:p/>
          </table:table-cell>
          <table:table-cell table:formula="of:=IF([Campos.I37]=&quot;&quot;;&quot;&quot;;[Campos.I37])">
            <text:p/>
          </table:table-cell>
          <table:table-cell table:formula="of:=IF([.B36]=&quot;&quot;;&quot;&quot;;VLOOKUP([.B36];[$Tabelas.$A$1:.$B$136];2;0))">
            <text:p/>
          </table:table-cell>
          <table:table-cell table:formula="of:=IF([.A36]=&quot;Campo&quot;;IF([.A36]=&quot;&quot;;&quot;&quot;;IF([.A36]&lt;&gt;[.A35];&quot;&quot;;&quot;PREVIOUS=&quot;&quot;&quot;&amp;[.C35]&amp;&quot;&quot;&quot; &quot;) &amp; IF([.A36]&lt;&gt;[.A37];&quot;&quot;;&quot;NEXT=&quot;&quot;&quot;&amp;[.C37]&amp;&quot;&quot;&quot;&quot;));IF([.A36]=&quot;&quot;;&quot;&quot;;IF([.A36]&lt;&gt;[.A35];&quot;&quot;;&quot;PREVIOUS=&quot;&quot;&quot;&amp;[.E35]&amp;&quot;&quot;&quot; &quot;) &amp; IF([.A36]&lt;&gt;[.A37];&quot;&quot;;&quot;NEXT=&quot;&quot;&quot;&amp;[.E37]&amp;&quot;&quot;&quot;&quot;)))">
            <text:p/>
          </table:table-cell>
          <table:table-cell table:formula="of:=IF([.B36]=&quot;&quot;;&quot;&quot;;VLOOKUP([.B36];[$Tabelas.$A$1:.$C$136];3;0))">
            <text:p/>
          </table:table-cell>
          <table:table-cell table:formula="of:=IF([.A36]=&quot;Campo&quot;; IF(ISERROR(VLOOKUP([.F36];[$Auxiliar.$A$1:.$E$17];5;0));&quot;TYPE=&quot;&quot;&quot;&amp;[.F36]&amp;&quot;&quot;&quot; LENGTH=&quot;&quot;&quot;&amp;[.G36]&amp;&quot;&quot;&quot; &quot;;VLOOKUP([.F36];[$Auxiliar.$A$1:.$E$17];5;0)) &amp; IF(AND([.A36]=&quot;Campo&quot;;[.D36]=&quot;PK&quot;); IF([.I36]=&quot;Sim&quot;;&quot; SEQUENCE=&quot;&quot;true&quot;&quot;&quot;;&quot; SEQUENCE=&quot;&quot;false&quot;&quot;&quot;);&quot;&quot;)&amp;IF([.H36]&lt;&gt;&quot;&quot;;&quot; NOTNULL=&quot;&quot;&quot;&amp;IF([.H36]=&quot;Sim&quot;;&quot;true&quot;;&quot;false&quot;)&amp;&quot;&quot;&quot;&quot;;&quot;&quot;);&quot;&quot;)">
            <text:p/>
          </table:table-cell>
          <table:table-cell table:style-name="ce26" table:formula="of:=IF(AND([.B36]&lt;&gt;[.B35];[.B36]&lt;&gt;&quot;&quot;);&quot;&lt;TABLE NAME=&quot;&quot;&quot;&amp;[.B36]&amp;&quot;&quot;&quot; COMMENT=&quot;&quot;&quot;&amp;[.K36]&amp;&quot;&quot;&quot; &quot;&amp; [.M36] &amp;&quot;&gt;&lt;FIELDS&gt;&quot;;&quot;&quot;) &amp; IF(AND([.A36]=&quot;Chave&quot;;[.A35]=&quot;Campo&quot;);&quot;&lt;KEYS&gt;&quot;;&quot;&quot;) &amp; IF([.A36]=&quot;Chave&quot;;&quot;&lt;KEY NAME=&quot;&quot;&quot;&amp;[.E36]&amp;&quot;&quot;&quot; TYPE=&quot;&quot;&quot;&amp;IF([.D36]=&quot;PK&quot;;&quot;primary&quot;;&quot;foreign&quot;)&amp;&quot;&quot;&quot; FIELDS=&quot;&quot;&quot;&amp;[.C36]&amp;&quot;&quot;&quot;&quot;&amp;IF([.D36]=&quot;FK&quot;;&quot; REFTABLE=&quot;&quot;&quot;&amp;[.F36]&amp;&quot;&quot;&quot; REFFIELDS=&quot;&quot;&quot;&amp;[.G36]&amp;&quot;&quot;&quot;&quot;;&quot;&quot;)&amp;&quot; &quot;&amp;[.L36]&amp;&quot; COMMENT=&quot;&quot;&quot;&amp;[.J36]&amp;&quot;&quot;&quot;&quot;&amp;IF(AND([.A36]=&quot;Campo&quot;;[.D36]=&quot;PK&quot;);&quot; SEQUENCE=&quot;&quot;true&quot;&quot;&quot;;&quot;&quot;)&amp;&quot;/&gt;&quot;;&quot;&quot;) &amp; IF([.A36]=&quot;Campo&quot;;&quot;&lt;FIELD NAME=&quot;&quot;&quot;&amp;[.C36]&amp;&quot;&quot;&quot; &quot;&amp;[.N36]&amp;&quot; &quot;&amp;[.L36]&amp;IF(AND([.A36]=&quot;Campo&quot;;[.D36]&lt;&gt;&quot;PK&quot;);&quot; SEQUENCE=&quot;&quot;false&quot;&quot; &quot;;&quot;&quot;)&amp;&quot; COMMENT=&quot;&quot;&quot;&amp;[.J36]&amp;&quot;&quot;&quot;/&gt;&quot;;&quot;&quot;) &amp; IF(AND([.A36]=&quot;Campo&quot;;[.A37]=&quot;Chave&quot;);&quot;&lt;/FIELDS&gt;&quot;;&quot;&quot;) &amp; IF(AND([.A36]=&quot;Chave&quot;;[.A37]&lt;&gt;&quot;Chave&quot;);&quot;&lt;/KEYS&gt;&quot;;&quot;&quot;) &amp; IF([.B36]&lt;&gt;[.B37];&quot;&lt;/TABLE&gt;&quot;;&quot;&quot;) &amp; IF(AND([.A36]=&quot;&quot;;[.A35]&lt;&gt;&quot;&quot;);&quot;&lt;/TABLES&gt;&lt;/XMLDB&gt;&quot;;&quot;&quot;)">
            <text:p/>
          </table:table-cell>
          <table:table-cell table:style-name="ce27" table:formula="of:=IF(AND([.A36]=&quot;Campo&quot;;[.A36]&lt;&gt;[.A35]);&quot;&lt;Form name=&quot;&quot;newRecord&quot;&quot;&gt;&quot;;&quot;&quot;)&amp;IF([.A36]=&quot;Campo&quot;;&quot;&lt;&quot;&amp;IF([.D36]=&quot;FK&quot;;&quot;Select &quot;;VLOOKUP([.F36];[$Auxiliar.$A$27:.$B$48];2;0))&amp;&quot; id=&quot;&quot;&quot;&amp;[.C36]&amp;&quot;&quot;&quot; label=&quot;&quot;&quot;&amp;[.C36]&amp;&quot;&quot;&quot;&quot;&amp; IF([.D36]=&quot;FK&quot;;&quot; datasource=&quot;&quot;table:&quot;&amp;VLOOKUP(&quot;Chave&quot;&amp;&quot;.&quot;&amp;[.C36];[.$Q$1:.$R$2300];2;0)&amp;&quot;&quot;&quot; bindid=&quot;&quot;id&quot;&quot; bindvalue=&quot;&quot;name&quot;&quot;&quot;;&quot;&quot;)&amp;&quot;required=&quot;&quot;&quot;&amp;IF([.H36]=&quot;Sim&quot;;&quot;true&quot;;&quot;false&quot;)&amp;&quot;&quot;&quot; /&gt;&quot;;&quot;&quot;)&amp;IF(AND([.A36]=&quot;Chave&quot;;[.A35]=&quot;Campo&quot;);&quot;&lt;/Form&gt;&quot;;&quot;&quot;)">
            <text:p/>
          </table:table-cell>
          <table:table-cell table:style-name="ce27" table:formula="of:=IF([.A36]&lt;&gt;&quot;&quot;;[.A36]&amp;&quot;.&quot;&amp;[.C36];&quot;&quot;)">
            <text:p/>
          </table:table-cell>
          <table:table-cell table:style-name="ce27" table:formula="of:=IF([.A36]&lt;&gt;&quot;&quot;;[.F36];&quot;&quot;)">
            <text:p/>
          </table:table-cell>
        </table:table-row>
        <table:table-row table:style-name="ro1">
          <table:table-cell table:formula="of:=IF([Campos.A38]=&quot;&quot;;&quot;&quot;;[Campos.A38])">
            <text:p/>
          </table:table-cell>
          <table:table-cell table:formula="of:=IF([Campos.B38]=&quot;&quot;;&quot;&quot;;[Campos.B38])">
            <text:p/>
          </table:table-cell>
          <table:table-cell table:formula="of:=IF([Campos.C38]=&quot;&quot;;&quot;&quot;;[Campos.C38])">
            <text:p/>
          </table:table-cell>
          <table:table-cell table:formula="of:=IF([Campos.D38]=&quot;&quot;;&quot;&quot;;[Campos.D38])">
            <text:p/>
          </table:table-cell>
          <table:table-cell table:style-name="ce24" table:formula="of:=IF([.A37]=&quot;Chave&quot;;SUBSTITUTE([.C37];&quot;,&quot;;&quot;_&quot;)&amp;ROW([.C37]);[.C37])">
            <text:p/>
          </table:table-cell>
          <table:table-cell table:formula="of:=IF([Campos.F38]=&quot;&quot;;&quot;&quot;;[Campos.F38])">
            <text:p/>
          </table:table-cell>
          <table:table-cell table:formula="of:=IF([Campos.G38]=&quot;&quot;;&quot;&quot;;[Campos.G38])">
            <text:p/>
          </table:table-cell>
          <table:table-cell table:formula="of:=IF([Campos.H38]=&quot;&quot;;&quot;&quot;;[Campos.H38])">
            <text:p/>
          </table:table-cell>
          <table:table-cell table:formula="of:=IF([Campos.E38]=&quot;&quot;;&quot;&quot;;[Campos.E38])">
            <text:p/>
          </table:table-cell>
          <table:table-cell table:formula="of:=IF([Campos.I38]=&quot;&quot;;&quot;&quot;;[Campos.I38])">
            <text:p/>
          </table:table-cell>
          <table:table-cell table:formula="of:=IF([.B37]=&quot;&quot;;&quot;&quot;;VLOOKUP([.B37];[$Tabelas.$A$1:.$B$136];2;0))">
            <text:p/>
          </table:table-cell>
          <table:table-cell table:formula="of:=IF([.A37]=&quot;Campo&quot;;IF([.A37]=&quot;&quot;;&quot;&quot;;IF([.A37]&lt;&gt;[.A36];&quot;&quot;;&quot;PREVIOUS=&quot;&quot;&quot;&amp;[.C36]&amp;&quot;&quot;&quot; &quot;) &amp; IF([.A37]&lt;&gt;[.A38];&quot;&quot;;&quot;NEXT=&quot;&quot;&quot;&amp;[.C38]&amp;&quot;&quot;&quot;&quot;));IF([.A37]=&quot;&quot;;&quot;&quot;;IF([.A37]&lt;&gt;[.A36];&quot;&quot;;&quot;PREVIOUS=&quot;&quot;&quot;&amp;[.E36]&amp;&quot;&quot;&quot; &quot;) &amp; IF([.A37]&lt;&gt;[.A38];&quot;&quot;;&quot;NEXT=&quot;&quot;&quot;&amp;[.E38]&amp;&quot;&quot;&quot;&quot;)))">
            <text:p/>
          </table:table-cell>
          <table:table-cell table:formula="of:=IF([.B37]=&quot;&quot;;&quot;&quot;;VLOOKUP([.B37];[$Tabelas.$A$1:.$C$136];3;0))">
            <text:p/>
          </table:table-cell>
          <table:table-cell table:formula="of:=IF([.A37]=&quot;Campo&quot;; IF(ISERROR(VLOOKUP([.F37];[$Auxiliar.$A$1:.$E$17];5;0));&quot;TYPE=&quot;&quot;&quot;&amp;[.F37]&amp;&quot;&quot;&quot; LENGTH=&quot;&quot;&quot;&amp;[.G37]&amp;&quot;&quot;&quot; &quot;;VLOOKUP([.F37];[$Auxiliar.$A$1:.$E$17];5;0)) &amp; IF(AND([.A37]=&quot;Campo&quot;;[.D37]=&quot;PK&quot;); IF([.I37]=&quot;Sim&quot;;&quot; SEQUENCE=&quot;&quot;true&quot;&quot;&quot;;&quot; SEQUENCE=&quot;&quot;false&quot;&quot;&quot;);&quot;&quot;)&amp;IF([.H37]&lt;&gt;&quot;&quot;;&quot; NOTNULL=&quot;&quot;&quot;&amp;IF([.H37]=&quot;Sim&quot;;&quot;true&quot;;&quot;false&quot;)&amp;&quot;&quot;&quot;&quot;;&quot;&quot;);&quot;&quot;)">
            <text:p/>
          </table:table-cell>
          <table:table-cell table:style-name="ce26" table:formula="of:=IF(AND([.B37]&lt;&gt;[.B36];[.B37]&lt;&gt;&quot;&quot;);&quot;&lt;TABLE NAME=&quot;&quot;&quot;&amp;[.B37]&amp;&quot;&quot;&quot; COMMENT=&quot;&quot;&quot;&amp;[.K37]&amp;&quot;&quot;&quot; &quot;&amp; [.M37] &amp;&quot;&gt;&lt;FIELDS&gt;&quot;;&quot;&quot;) &amp; IF(AND([.A37]=&quot;Chave&quot;;[.A36]=&quot;Campo&quot;);&quot;&lt;KEYS&gt;&quot;;&quot;&quot;) &amp; IF([.A37]=&quot;Chave&quot;;&quot;&lt;KEY NAME=&quot;&quot;&quot;&amp;[.E37]&amp;&quot;&quot;&quot; TYPE=&quot;&quot;&quot;&amp;IF([.D37]=&quot;PK&quot;;&quot;primary&quot;;&quot;foreign&quot;)&amp;&quot;&quot;&quot; FIELDS=&quot;&quot;&quot;&amp;[.C37]&amp;&quot;&quot;&quot;&quot;&amp;IF([.D37]=&quot;FK&quot;;&quot; REFTABLE=&quot;&quot;&quot;&amp;[.F37]&amp;&quot;&quot;&quot; REFFIELDS=&quot;&quot;&quot;&amp;[.G37]&amp;&quot;&quot;&quot;&quot;;&quot;&quot;)&amp;&quot; &quot;&amp;[.L37]&amp;&quot; COMMENT=&quot;&quot;&quot;&amp;[.J37]&amp;&quot;&quot;&quot;&quot;&amp;IF(AND([.A37]=&quot;Campo&quot;;[.D37]=&quot;PK&quot;);&quot; SEQUENCE=&quot;&quot;true&quot;&quot;&quot;;&quot;&quot;)&amp;&quot;/&gt;&quot;;&quot;&quot;) &amp; IF([.A37]=&quot;Campo&quot;;&quot;&lt;FIELD NAME=&quot;&quot;&quot;&amp;[.C37]&amp;&quot;&quot;&quot; &quot;&amp;[.N37]&amp;&quot; &quot;&amp;[.L37]&amp;IF(AND([.A37]=&quot;Campo&quot;;[.D37]&lt;&gt;&quot;PK&quot;);&quot; SEQUENCE=&quot;&quot;false&quot;&quot; &quot;;&quot;&quot;)&amp;&quot; COMMENT=&quot;&quot;&quot;&amp;[.J37]&amp;&quot;&quot;&quot;/&gt;&quot;;&quot;&quot;) &amp; IF(AND([.A37]=&quot;Campo&quot;;[.A38]=&quot;Chave&quot;);&quot;&lt;/FIELDS&gt;&quot;;&quot;&quot;) &amp; IF(AND([.A37]=&quot;Chave&quot;;[.A38]&lt;&gt;&quot;Chave&quot;);&quot;&lt;/KEYS&gt;&quot;;&quot;&quot;) &amp; IF([.B37]&lt;&gt;[.B38];&quot;&lt;/TABLE&gt;&quot;;&quot;&quot;) &amp; IF(AND([.A37]=&quot;&quot;;[.A36]&lt;&gt;&quot;&quot;);&quot;&lt;/TABLES&gt;&lt;/XMLDB&gt;&quot;;&quot;&quot;)">
            <text:p/>
          </table:table-cell>
          <table:table-cell table:style-name="ce27" table:formula="of:=IF(AND([.A37]=&quot;Campo&quot;;[.A37]&lt;&gt;[.A36]);&quot;&lt;Form name=&quot;&quot;newRecord&quot;&quot;&gt;&quot;;&quot;&quot;)&amp;IF([.A37]=&quot;Campo&quot;;&quot;&lt;&quot;&amp;IF([.D37]=&quot;FK&quot;;&quot;Select &quot;;VLOOKUP([.F37];[$Auxiliar.$A$27:.$B$48];2;0))&amp;&quot; id=&quot;&quot;&quot;&amp;[.C37]&amp;&quot;&quot;&quot; label=&quot;&quot;&quot;&amp;[.C37]&amp;&quot;&quot;&quot;&quot;&amp; IF([.D37]=&quot;FK&quot;;&quot; datasource=&quot;&quot;table:&quot;&amp;VLOOKUP(&quot;Chave&quot;&amp;&quot;.&quot;&amp;[.C37];[.$Q$1:.$R$2300];2;0)&amp;&quot;&quot;&quot; bindid=&quot;&quot;id&quot;&quot; bindvalue=&quot;&quot;name&quot;&quot;&quot;;&quot;&quot;)&amp;&quot;required=&quot;&quot;&quot;&amp;IF([.H37]=&quot;Sim&quot;;&quot;true&quot;;&quot;false&quot;)&amp;&quot;&quot;&quot; /&gt;&quot;;&quot;&quot;)&amp;IF(AND([.A37]=&quot;Chave&quot;;[.A36]=&quot;Campo&quot;);&quot;&lt;/Form&gt;&quot;;&quot;&quot;)">
            <text:p/>
          </table:table-cell>
          <table:table-cell table:style-name="ce27" table:formula="of:=IF([.A37]&lt;&gt;&quot;&quot;;[.A37]&amp;&quot;.&quot;&amp;[.C37];&quot;&quot;)">
            <text:p/>
          </table:table-cell>
          <table:table-cell table:style-name="ce27" table:formula="of:=IF([.A37]&lt;&gt;&quot;&quot;;[.F37];&quot;&quot;)">
            <text:p/>
          </table:table-cell>
        </table:table-row>
        <table:table-row table:style-name="ro1">
          <table:table-cell table:formula="of:=IF([Campos.A39]=&quot;&quot;;&quot;&quot;;[Campos.A39])">
            <text:p/>
          </table:table-cell>
          <table:table-cell table:formula="of:=IF([Campos.B39]=&quot;&quot;;&quot;&quot;;[Campos.B39])">
            <text:p/>
          </table:table-cell>
          <table:table-cell table:formula="of:=IF([Campos.C39]=&quot;&quot;;&quot;&quot;;[Campos.C39])">
            <text:p/>
          </table:table-cell>
          <table:table-cell table:formula="of:=IF([Campos.D39]=&quot;&quot;;&quot;&quot;;[Campos.D39])">
            <text:p/>
          </table:table-cell>
          <table:table-cell table:style-name="ce24" table:formula="of:=IF([.A38]=&quot;Chave&quot;;SUBSTITUTE([.C38];&quot;,&quot;;&quot;_&quot;)&amp;ROW([.C38]);[.C38])">
            <text:p/>
          </table:table-cell>
          <table:table-cell table:formula="of:=IF([Campos.F39]=&quot;&quot;;&quot;&quot;;[Campos.F39])">
            <text:p/>
          </table:table-cell>
          <table:table-cell table:formula="of:=IF([Campos.G39]=&quot;&quot;;&quot;&quot;;[Campos.G39])">
            <text:p/>
          </table:table-cell>
          <table:table-cell table:formula="of:=IF([Campos.H39]=&quot;&quot;;&quot;&quot;;[Campos.H39])">
            <text:p/>
          </table:table-cell>
          <table:table-cell table:formula="of:=IF([Campos.E39]=&quot;&quot;;&quot;&quot;;[Campos.E39])">
            <text:p/>
          </table:table-cell>
          <table:table-cell table:formula="of:=IF([Campos.I39]=&quot;&quot;;&quot;&quot;;[Campos.I39])">
            <text:p/>
          </table:table-cell>
          <table:table-cell table:formula="of:=IF([.B38]=&quot;&quot;;&quot;&quot;;VLOOKUP([.B38];[$Tabelas.$A$1:.$B$136];2;0))">
            <text:p/>
          </table:table-cell>
          <table:table-cell table:formula="of:=IF([.A38]=&quot;Campo&quot;;IF([.A38]=&quot;&quot;;&quot;&quot;;IF([.A38]&lt;&gt;[.A37];&quot;&quot;;&quot;PREVIOUS=&quot;&quot;&quot;&amp;[.C37]&amp;&quot;&quot;&quot; &quot;) &amp; IF([.A38]&lt;&gt;[.A39];&quot;&quot;;&quot;NEXT=&quot;&quot;&quot;&amp;[.C39]&amp;&quot;&quot;&quot;&quot;));IF([.A38]=&quot;&quot;;&quot;&quot;;IF([.A38]&lt;&gt;[.A37];&quot;&quot;;&quot;PREVIOUS=&quot;&quot;&quot;&amp;[.E37]&amp;&quot;&quot;&quot; &quot;) &amp; IF([.A38]&lt;&gt;[.A39];&quot;&quot;;&quot;NEXT=&quot;&quot;&quot;&amp;[.E39]&amp;&quot;&quot;&quot;&quot;)))">
            <text:p/>
          </table:table-cell>
          <table:table-cell table:formula="of:=IF([.B38]=&quot;&quot;;&quot;&quot;;VLOOKUP([.B38];[$Tabelas.$A$1:.$C$136];3;0))">
            <text:p/>
          </table:table-cell>
          <table:table-cell table:formula="of:=IF([.A38]=&quot;Campo&quot;; IF(ISERROR(VLOOKUP([.F38];[$Auxiliar.$A$1:.$E$17];5;0));&quot;TYPE=&quot;&quot;&quot;&amp;[.F38]&amp;&quot;&quot;&quot; LENGTH=&quot;&quot;&quot;&amp;[.G38]&amp;&quot;&quot;&quot; &quot;;VLOOKUP([.F38];[$Auxiliar.$A$1:.$E$17];5;0)) &amp; IF(AND([.A38]=&quot;Campo&quot;;[.D38]=&quot;PK&quot;); IF([.I38]=&quot;Sim&quot;;&quot; SEQUENCE=&quot;&quot;true&quot;&quot;&quot;;&quot; SEQUENCE=&quot;&quot;false&quot;&quot;&quot;);&quot;&quot;)&amp;IF([.H38]&lt;&gt;&quot;&quot;;&quot; NOTNULL=&quot;&quot;&quot;&amp;IF([.H38]=&quot;Sim&quot;;&quot;true&quot;;&quot;false&quot;)&amp;&quot;&quot;&quot;&quot;;&quot;&quot;);&quot;&quot;)">
            <text:p/>
          </table:table-cell>
          <table:table-cell table:style-name="ce26" table:formula="of:=IF(AND([.B38]&lt;&gt;[.B37];[.B38]&lt;&gt;&quot;&quot;);&quot;&lt;TABLE NAME=&quot;&quot;&quot;&amp;[.B38]&amp;&quot;&quot;&quot; COMMENT=&quot;&quot;&quot;&amp;[.K38]&amp;&quot;&quot;&quot; &quot;&amp; [.M38] &amp;&quot;&gt;&lt;FIELDS&gt;&quot;;&quot;&quot;) &amp; IF(AND([.A38]=&quot;Chave&quot;;[.A37]=&quot;Campo&quot;);&quot;&lt;KEYS&gt;&quot;;&quot;&quot;) &amp; IF([.A38]=&quot;Chave&quot;;&quot;&lt;KEY NAME=&quot;&quot;&quot;&amp;[.E38]&amp;&quot;&quot;&quot; TYPE=&quot;&quot;&quot;&amp;IF([.D38]=&quot;PK&quot;;&quot;primary&quot;;&quot;foreign&quot;)&amp;&quot;&quot;&quot; FIELDS=&quot;&quot;&quot;&amp;[.C38]&amp;&quot;&quot;&quot;&quot;&amp;IF([.D38]=&quot;FK&quot;;&quot; REFTABLE=&quot;&quot;&quot;&amp;[.F38]&amp;&quot;&quot;&quot; REFFIELDS=&quot;&quot;&quot;&amp;[.G38]&amp;&quot;&quot;&quot;&quot;;&quot;&quot;)&amp;&quot; &quot;&amp;[.L38]&amp;&quot; COMMENT=&quot;&quot;&quot;&amp;[.J38]&amp;&quot;&quot;&quot;&quot;&amp;IF(AND([.A38]=&quot;Campo&quot;;[.D38]=&quot;PK&quot;);&quot; SEQUENCE=&quot;&quot;true&quot;&quot;&quot;;&quot;&quot;)&amp;&quot;/&gt;&quot;;&quot;&quot;) &amp; IF([.A38]=&quot;Campo&quot;;&quot;&lt;FIELD NAME=&quot;&quot;&quot;&amp;[.C38]&amp;&quot;&quot;&quot; &quot;&amp;[.N38]&amp;&quot; &quot;&amp;[.L38]&amp;IF(AND([.A38]=&quot;Campo&quot;;[.D38]&lt;&gt;&quot;PK&quot;);&quot; SEQUENCE=&quot;&quot;false&quot;&quot; &quot;;&quot;&quot;)&amp;&quot; COMMENT=&quot;&quot;&quot;&amp;[.J38]&amp;&quot;&quot;&quot;/&gt;&quot;;&quot;&quot;) &amp; IF(AND([.A38]=&quot;Campo&quot;;[.A39]=&quot;Chave&quot;);&quot;&lt;/FIELDS&gt;&quot;;&quot;&quot;) &amp; IF(AND([.A38]=&quot;Chave&quot;;[.A39]&lt;&gt;&quot;Chave&quot;);&quot;&lt;/KEYS&gt;&quot;;&quot;&quot;) &amp; IF([.B38]&lt;&gt;[.B39];&quot;&lt;/TABLE&gt;&quot;;&quot;&quot;) &amp; IF(AND([.A38]=&quot;&quot;;[.A37]&lt;&gt;&quot;&quot;);&quot;&lt;/TABLES&gt;&lt;/XMLDB&gt;&quot;;&quot;&quot;)">
            <text:p/>
          </table:table-cell>
          <table:table-cell table:style-name="ce27" table:formula="of:=IF(AND([.A38]=&quot;Campo&quot;;[.A38]&lt;&gt;[.A37]);&quot;&lt;Form name=&quot;&quot;newRecord&quot;&quot;&gt;&quot;;&quot;&quot;)&amp;IF([.A38]=&quot;Campo&quot;;&quot;&lt;&quot;&amp;IF([.D38]=&quot;FK&quot;;&quot;Select &quot;;VLOOKUP([.F38];[$Auxiliar.$A$27:.$B$48];2;0))&amp;&quot; id=&quot;&quot;&quot;&amp;[.C38]&amp;&quot;&quot;&quot; label=&quot;&quot;&quot;&amp;[.C38]&amp;&quot;&quot;&quot;&quot;&amp; IF([.D38]=&quot;FK&quot;;&quot; datasource=&quot;&quot;table:&quot;&amp;VLOOKUP(&quot;Chave&quot;&amp;&quot;.&quot;&amp;[.C38];[.$Q$1:.$R$2300];2;0)&amp;&quot;&quot;&quot; bindid=&quot;&quot;id&quot;&quot; bindvalue=&quot;&quot;name&quot;&quot;&quot;;&quot;&quot;)&amp;&quot;required=&quot;&quot;&quot;&amp;IF([.H38]=&quot;Sim&quot;;&quot;true&quot;;&quot;false&quot;)&amp;&quot;&quot;&quot; /&gt;&quot;;&quot;&quot;)&amp;IF(AND([.A38]=&quot;Chave&quot;;[.A37]=&quot;Campo&quot;);&quot;&lt;/Form&gt;&quot;;&quot;&quot;)">
            <text:p/>
          </table:table-cell>
          <table:table-cell table:style-name="ce27" table:formula="of:=IF([.A38]&lt;&gt;&quot;&quot;;[.A38]&amp;&quot;.&quot;&amp;[.C38];&quot;&quot;)">
            <text:p/>
          </table:table-cell>
          <table:table-cell table:style-name="ce27" table:formula="of:=IF([.A38]&lt;&gt;&quot;&quot;;[.F38];&quot;&quot;)">
            <text:p/>
          </table:table-cell>
        </table:table-row>
        <table:table-row table:style-name="ro1">
          <table:table-cell table:formula="of:=IF([Campos.A40]=&quot;&quot;;&quot;&quot;;[Campos.A40])">
            <text:p/>
          </table:table-cell>
          <table:table-cell table:formula="of:=IF([Campos.B40]=&quot;&quot;;&quot;&quot;;[Campos.B40])">
            <text:p/>
          </table:table-cell>
          <table:table-cell table:formula="of:=IF([Campos.C40]=&quot;&quot;;&quot;&quot;;[Campos.C40])">
            <text:p/>
          </table:table-cell>
          <table:table-cell table:formula="of:=IF([Campos.D40]=&quot;&quot;;&quot;&quot;;[Campos.D40])">
            <text:p/>
          </table:table-cell>
          <table:table-cell table:style-name="ce24" table:formula="of:=IF([.A39]=&quot;Chave&quot;;SUBSTITUTE([.C39];&quot;,&quot;;&quot;_&quot;)&amp;ROW([.C39]);[.C39])">
            <text:p/>
          </table:table-cell>
          <table:table-cell table:formula="of:=IF([Campos.F40]=&quot;&quot;;&quot;&quot;;[Campos.F40])">
            <text:p/>
          </table:table-cell>
          <table:table-cell table:formula="of:=IF([Campos.G40]=&quot;&quot;;&quot;&quot;;[Campos.G40])">
            <text:p/>
          </table:table-cell>
          <table:table-cell table:formula="of:=IF([Campos.H40]=&quot;&quot;;&quot;&quot;;[Campos.H40])">
            <text:p/>
          </table:table-cell>
          <table:table-cell table:formula="of:=IF([Campos.E40]=&quot;&quot;;&quot;&quot;;[Campos.E40])">
            <text:p/>
          </table:table-cell>
          <table:table-cell table:formula="of:=IF([Campos.I40]=&quot;&quot;;&quot;&quot;;[Campos.I40])">
            <text:p/>
          </table:table-cell>
          <table:table-cell table:formula="of:=IF([.B39]=&quot;&quot;;&quot;&quot;;VLOOKUP([.B39];[$Tabelas.$A$1:.$B$136];2;0))">
            <text:p/>
          </table:table-cell>
          <table:table-cell table:formula="of:=IF([.A39]=&quot;Campo&quot;;IF([.A39]=&quot;&quot;;&quot;&quot;;IF([.A39]&lt;&gt;[.A38];&quot;&quot;;&quot;PREVIOUS=&quot;&quot;&quot;&amp;[.C38]&amp;&quot;&quot;&quot; &quot;) &amp; IF([.A39]&lt;&gt;[.A40];&quot;&quot;;&quot;NEXT=&quot;&quot;&quot;&amp;[.C40]&amp;&quot;&quot;&quot;&quot;));IF([.A39]=&quot;&quot;;&quot;&quot;;IF([.A39]&lt;&gt;[.A38];&quot;&quot;;&quot;PREVIOUS=&quot;&quot;&quot;&amp;[.E38]&amp;&quot;&quot;&quot; &quot;) &amp; IF([.A39]&lt;&gt;[.A40];&quot;&quot;;&quot;NEXT=&quot;&quot;&quot;&amp;[.E40]&amp;&quot;&quot;&quot;&quot;)))">
            <text:p/>
          </table:table-cell>
          <table:table-cell table:formula="of:=IF([.B39]=&quot;&quot;;&quot;&quot;;VLOOKUP([.B39];[$Tabelas.$A$1:.$C$136];3;0))">
            <text:p/>
          </table:table-cell>
          <table:table-cell table:formula="of:=IF([.A39]=&quot;Campo&quot;; IF(ISERROR(VLOOKUP([.F39];[$Auxiliar.$A$1:.$E$17];5;0));&quot;TYPE=&quot;&quot;&quot;&amp;[.F39]&amp;&quot;&quot;&quot; LENGTH=&quot;&quot;&quot;&amp;[.G39]&amp;&quot;&quot;&quot; &quot;;VLOOKUP([.F39];[$Auxiliar.$A$1:.$E$17];5;0)) &amp; IF(AND([.A39]=&quot;Campo&quot;;[.D39]=&quot;PK&quot;); IF([.I39]=&quot;Sim&quot;;&quot; SEQUENCE=&quot;&quot;true&quot;&quot;&quot;;&quot; SEQUENCE=&quot;&quot;false&quot;&quot;&quot;);&quot;&quot;)&amp;IF([.H39]&lt;&gt;&quot;&quot;;&quot; NOTNULL=&quot;&quot;&quot;&amp;IF([.H39]=&quot;Sim&quot;;&quot;true&quot;;&quot;false&quot;)&amp;&quot;&quot;&quot;&quot;;&quot;&quot;);&quot;&quot;)">
            <text:p/>
          </table:table-cell>
          <table:table-cell table:style-name="ce26" table:formula="of:=IF(AND([.B39]&lt;&gt;[.B38];[.B39]&lt;&gt;&quot;&quot;);&quot;&lt;TABLE NAME=&quot;&quot;&quot;&amp;[.B39]&amp;&quot;&quot;&quot; COMMENT=&quot;&quot;&quot;&amp;[.K39]&amp;&quot;&quot;&quot; &quot;&amp; [.M39] &amp;&quot;&gt;&lt;FIELDS&gt;&quot;;&quot;&quot;) &amp; IF(AND([.A39]=&quot;Chave&quot;;[.A38]=&quot;Campo&quot;);&quot;&lt;KEYS&gt;&quot;;&quot;&quot;) &amp; IF([.A39]=&quot;Chave&quot;;&quot;&lt;KEY NAME=&quot;&quot;&quot;&amp;[.E39]&amp;&quot;&quot;&quot; TYPE=&quot;&quot;&quot;&amp;IF([.D39]=&quot;PK&quot;;&quot;primary&quot;;&quot;foreign&quot;)&amp;&quot;&quot;&quot; FIELDS=&quot;&quot;&quot;&amp;[.C39]&amp;&quot;&quot;&quot;&quot;&amp;IF([.D39]=&quot;FK&quot;;&quot; REFTABLE=&quot;&quot;&quot;&amp;[.F39]&amp;&quot;&quot;&quot; REFFIELDS=&quot;&quot;&quot;&amp;[.G39]&amp;&quot;&quot;&quot;&quot;;&quot;&quot;)&amp;&quot; &quot;&amp;[.L39]&amp;&quot; COMMENT=&quot;&quot;&quot;&amp;[.J39]&amp;&quot;&quot;&quot;&quot;&amp;IF(AND([.A39]=&quot;Campo&quot;;[.D39]=&quot;PK&quot;);&quot; SEQUENCE=&quot;&quot;true&quot;&quot;&quot;;&quot;&quot;)&amp;&quot;/&gt;&quot;;&quot;&quot;) &amp; IF([.A39]=&quot;Campo&quot;;&quot;&lt;FIELD NAME=&quot;&quot;&quot;&amp;[.C39]&amp;&quot;&quot;&quot; &quot;&amp;[.N39]&amp;&quot; &quot;&amp;[.L39]&amp;IF(AND([.A39]=&quot;Campo&quot;;[.D39]&lt;&gt;&quot;PK&quot;);&quot; SEQUENCE=&quot;&quot;false&quot;&quot; &quot;;&quot;&quot;)&amp;&quot; COMMENT=&quot;&quot;&quot;&amp;[.J39]&amp;&quot;&quot;&quot;/&gt;&quot;;&quot;&quot;) &amp; IF(AND([.A39]=&quot;Campo&quot;;[.A40]=&quot;Chave&quot;);&quot;&lt;/FIELDS&gt;&quot;;&quot;&quot;) &amp; IF(AND([.A39]=&quot;Chave&quot;;[.A40]&lt;&gt;&quot;Chave&quot;);&quot;&lt;/KEYS&gt;&quot;;&quot;&quot;) &amp; IF([.B39]&lt;&gt;[.B40];&quot;&lt;/TABLE&gt;&quot;;&quot;&quot;) &amp; IF(AND([.A39]=&quot;&quot;;[.A38]&lt;&gt;&quot;&quot;);&quot;&lt;/TABLES&gt;&lt;/XMLDB&gt;&quot;;&quot;&quot;)">
            <text:p/>
          </table:table-cell>
          <table:table-cell table:style-name="ce27" table:formula="of:=IF(AND([.A39]=&quot;Campo&quot;;[.A39]&lt;&gt;[.A38]);&quot;&lt;Form name=&quot;&quot;newRecord&quot;&quot;&gt;&quot;;&quot;&quot;)&amp;IF([.A39]=&quot;Campo&quot;;&quot;&lt;&quot;&amp;IF([.D39]=&quot;FK&quot;;&quot;Select &quot;;VLOOKUP([.F39];[$Auxiliar.$A$27:.$B$48];2;0))&amp;&quot; id=&quot;&quot;&quot;&amp;[.C39]&amp;&quot;&quot;&quot; label=&quot;&quot;&quot;&amp;[.C39]&amp;&quot;&quot;&quot;&quot;&amp; IF([.D39]=&quot;FK&quot;;&quot; datasource=&quot;&quot;table:&quot;&amp;VLOOKUP(&quot;Chave&quot;&amp;&quot;.&quot;&amp;[.C39];[.$Q$1:.$R$2300];2;0)&amp;&quot;&quot;&quot; bindid=&quot;&quot;id&quot;&quot; bindvalue=&quot;&quot;name&quot;&quot;&quot;;&quot;&quot;)&amp;&quot;required=&quot;&quot;&quot;&amp;IF([.H39]=&quot;Sim&quot;;&quot;true&quot;;&quot;false&quot;)&amp;&quot;&quot;&quot; /&gt;&quot;;&quot;&quot;)&amp;IF(AND([.A39]=&quot;Chave&quot;;[.A38]=&quot;Campo&quot;);&quot;&lt;/Form&gt;&quot;;&quot;&quot;)">
            <text:p/>
          </table:table-cell>
          <table:table-cell table:style-name="ce27" table:formula="of:=IF([.A39]&lt;&gt;&quot;&quot;;[.A39]&amp;&quot;.&quot;&amp;[.C39];&quot;&quot;)">
            <text:p/>
          </table:table-cell>
          <table:table-cell table:style-name="ce27" table:formula="of:=IF([.A39]&lt;&gt;&quot;&quot;;[.F39];&quot;&quot;)">
            <text:p/>
          </table:table-cell>
        </table:table-row>
        <table:table-row table:style-name="ro1">
          <table:table-cell table:formula="of:=IF([Campos.A41]=&quot;&quot;;&quot;&quot;;[Campos.A41])">
            <text:p/>
          </table:table-cell>
          <table:table-cell table:formula="of:=IF([Campos.B41]=&quot;&quot;;&quot;&quot;;[Campos.B41])">
            <text:p/>
          </table:table-cell>
          <table:table-cell table:formula="of:=IF([Campos.C41]=&quot;&quot;;&quot;&quot;;[Campos.C41])">
            <text:p/>
          </table:table-cell>
          <table:table-cell table:formula="of:=IF([Campos.D41]=&quot;&quot;;&quot;&quot;;[Campos.D41])">
            <text:p/>
          </table:table-cell>
          <table:table-cell table:style-name="ce24" table:formula="of:=IF([.A40]=&quot;Chave&quot;;SUBSTITUTE([.C40];&quot;,&quot;;&quot;_&quot;)&amp;ROW([.C40]);[.C40])">
            <text:p/>
          </table:table-cell>
          <table:table-cell table:formula="of:=IF([Campos.F41]=&quot;&quot;;&quot;&quot;;[Campos.F41])">
            <text:p/>
          </table:table-cell>
          <table:table-cell table:formula="of:=IF([Campos.G41]=&quot;&quot;;&quot;&quot;;[Campos.G41])">
            <text:p/>
          </table:table-cell>
          <table:table-cell table:formula="of:=IF([Campos.H41]=&quot;&quot;;&quot;&quot;;[Campos.H41])">
            <text:p/>
          </table:table-cell>
          <table:table-cell table:formula="of:=IF([Campos.E41]=&quot;&quot;;&quot;&quot;;[Campos.E41])">
            <text:p/>
          </table:table-cell>
          <table:table-cell table:formula="of:=IF([Campos.I41]=&quot;&quot;;&quot;&quot;;[Campos.I41])">
            <text:p/>
          </table:table-cell>
          <table:table-cell table:formula="of:=IF([.B40]=&quot;&quot;;&quot;&quot;;VLOOKUP([.B40];[$Tabelas.$A$1:.$B$136];2;0))">
            <text:p/>
          </table:table-cell>
          <table:table-cell table:formula="of:=IF([.A40]=&quot;Campo&quot;;IF([.A40]=&quot;&quot;;&quot;&quot;;IF([.A40]&lt;&gt;[.A39];&quot;&quot;;&quot;PREVIOUS=&quot;&quot;&quot;&amp;[.C39]&amp;&quot;&quot;&quot; &quot;) &amp; IF([.A40]&lt;&gt;[.A41];&quot;&quot;;&quot;NEXT=&quot;&quot;&quot;&amp;[.C41]&amp;&quot;&quot;&quot;&quot;));IF([.A40]=&quot;&quot;;&quot;&quot;;IF([.A40]&lt;&gt;[.A39];&quot;&quot;;&quot;PREVIOUS=&quot;&quot;&quot;&amp;[.E39]&amp;&quot;&quot;&quot; &quot;) &amp; IF([.A40]&lt;&gt;[.A41];&quot;&quot;;&quot;NEXT=&quot;&quot;&quot;&amp;[.E41]&amp;&quot;&quot;&quot;&quot;)))">
            <text:p/>
          </table:table-cell>
          <table:table-cell table:formula="of:=IF([.B40]=&quot;&quot;;&quot;&quot;;VLOOKUP([.B40];[$Tabelas.$A$1:.$C$136];3;0))">
            <text:p/>
          </table:table-cell>
          <table:table-cell table:formula="of:=IF([.A40]=&quot;Campo&quot;; IF(ISERROR(VLOOKUP([.F40];[$Auxiliar.$A$1:.$E$17];5;0));&quot;TYPE=&quot;&quot;&quot;&amp;[.F40]&amp;&quot;&quot;&quot; LENGTH=&quot;&quot;&quot;&amp;[.G40]&amp;&quot;&quot;&quot; &quot;;VLOOKUP([.F40];[$Auxiliar.$A$1:.$E$17];5;0)) &amp; IF(AND([.A40]=&quot;Campo&quot;;[.D40]=&quot;PK&quot;); IF([.I40]=&quot;Sim&quot;;&quot; SEQUENCE=&quot;&quot;true&quot;&quot;&quot;;&quot; SEQUENCE=&quot;&quot;false&quot;&quot;&quot;);&quot;&quot;)&amp;IF([.H40]&lt;&gt;&quot;&quot;;&quot; NOTNULL=&quot;&quot;&quot;&amp;IF([.H40]=&quot;Sim&quot;;&quot;true&quot;;&quot;false&quot;)&amp;&quot;&quot;&quot;&quot;;&quot;&quot;);&quot;&quot;)">
            <text:p/>
          </table:table-cell>
          <table:table-cell table:style-name="ce26" table:formula="of:=IF(AND([.B40]&lt;&gt;[.B39];[.B40]&lt;&gt;&quot;&quot;);&quot;&lt;TABLE NAME=&quot;&quot;&quot;&amp;[.B40]&amp;&quot;&quot;&quot; COMMENT=&quot;&quot;&quot;&amp;[.K40]&amp;&quot;&quot;&quot; &quot;&amp; [.M40] &amp;&quot;&gt;&lt;FIELDS&gt;&quot;;&quot;&quot;) &amp; IF(AND([.A40]=&quot;Chave&quot;;[.A39]=&quot;Campo&quot;);&quot;&lt;KEYS&gt;&quot;;&quot;&quot;) &amp; IF([.A40]=&quot;Chave&quot;;&quot;&lt;KEY NAME=&quot;&quot;&quot;&amp;[.E40]&amp;&quot;&quot;&quot; TYPE=&quot;&quot;&quot;&amp;IF([.D40]=&quot;PK&quot;;&quot;primary&quot;;&quot;foreign&quot;)&amp;&quot;&quot;&quot; FIELDS=&quot;&quot;&quot;&amp;[.C40]&amp;&quot;&quot;&quot;&quot;&amp;IF([.D40]=&quot;FK&quot;;&quot; REFTABLE=&quot;&quot;&quot;&amp;[.F40]&amp;&quot;&quot;&quot; REFFIELDS=&quot;&quot;&quot;&amp;[.G40]&amp;&quot;&quot;&quot;&quot;;&quot;&quot;)&amp;&quot; &quot;&amp;[.L40]&amp;&quot; COMMENT=&quot;&quot;&quot;&amp;[.J40]&amp;&quot;&quot;&quot;&quot;&amp;IF(AND([.A40]=&quot;Campo&quot;;[.D40]=&quot;PK&quot;);&quot; SEQUENCE=&quot;&quot;true&quot;&quot;&quot;;&quot;&quot;)&amp;&quot;/&gt;&quot;;&quot;&quot;) &amp; IF([.A40]=&quot;Campo&quot;;&quot;&lt;FIELD NAME=&quot;&quot;&quot;&amp;[.C40]&amp;&quot;&quot;&quot; &quot;&amp;[.N40]&amp;&quot; &quot;&amp;[.L40]&amp;IF(AND([.A40]=&quot;Campo&quot;;[.D40]&lt;&gt;&quot;PK&quot;);&quot; SEQUENCE=&quot;&quot;false&quot;&quot; &quot;;&quot;&quot;)&amp;&quot; COMMENT=&quot;&quot;&quot;&amp;[.J40]&amp;&quot;&quot;&quot;/&gt;&quot;;&quot;&quot;) &amp; IF(AND([.A40]=&quot;Campo&quot;;[.A41]=&quot;Chave&quot;);&quot;&lt;/FIELDS&gt;&quot;;&quot;&quot;) &amp; IF(AND([.A40]=&quot;Chave&quot;;[.A41]&lt;&gt;&quot;Chave&quot;);&quot;&lt;/KEYS&gt;&quot;;&quot;&quot;) &amp; IF([.B40]&lt;&gt;[.B41];&quot;&lt;/TABLE&gt;&quot;;&quot;&quot;) &amp; IF(AND([.A40]=&quot;&quot;;[.A39]&lt;&gt;&quot;&quot;);&quot;&lt;/TABLES&gt;&lt;/XMLDB&gt;&quot;;&quot;&quot;)">
            <text:p/>
          </table:table-cell>
          <table:table-cell table:style-name="ce27" table:formula="of:=IF(AND([.A40]=&quot;Campo&quot;;[.A40]&lt;&gt;[.A39]);&quot;&lt;Form name=&quot;&quot;newRecord&quot;&quot;&gt;&quot;;&quot;&quot;)&amp;IF([.A40]=&quot;Campo&quot;;&quot;&lt;&quot;&amp;IF([.D40]=&quot;FK&quot;;&quot;Select &quot;;VLOOKUP([.F40];[$Auxiliar.$A$27:.$B$48];2;0))&amp;&quot; id=&quot;&quot;&quot;&amp;[.C40]&amp;&quot;&quot;&quot; label=&quot;&quot;&quot;&amp;[.C40]&amp;&quot;&quot;&quot;&quot;&amp; IF([.D40]=&quot;FK&quot;;&quot; datasource=&quot;&quot;table:&quot;&amp;VLOOKUP(&quot;Chave&quot;&amp;&quot;.&quot;&amp;[.C40];[.$Q$1:.$R$2300];2;0)&amp;&quot;&quot;&quot; bindid=&quot;&quot;id&quot;&quot; bindvalue=&quot;&quot;name&quot;&quot;&quot;;&quot;&quot;)&amp;&quot;required=&quot;&quot;&quot;&amp;IF([.H40]=&quot;Sim&quot;;&quot;true&quot;;&quot;false&quot;)&amp;&quot;&quot;&quot; /&gt;&quot;;&quot;&quot;)&amp;IF(AND([.A40]=&quot;Chave&quot;;[.A39]=&quot;Campo&quot;);&quot;&lt;/Form&gt;&quot;;&quot;&quot;)">
            <text:p/>
          </table:table-cell>
          <table:table-cell table:style-name="ce27" table:formula="of:=IF([.A40]&lt;&gt;&quot;&quot;;[.A40]&amp;&quot;.&quot;&amp;[.C40];&quot;&quot;)">
            <text:p/>
          </table:table-cell>
          <table:table-cell table:style-name="ce27" table:formula="of:=IF([.A40]&lt;&gt;&quot;&quot;;[.F40];&quot;&quot;)">
            <text:p/>
          </table:table-cell>
        </table:table-row>
        <table:table-row table:style-name="ro1">
          <table:table-cell table:formula="of:=IF([Campos.A42]=&quot;&quot;;&quot;&quot;;[Campos.A42])">
            <text:p/>
          </table:table-cell>
          <table:table-cell table:formula="of:=IF([Campos.B42]=&quot;&quot;;&quot;&quot;;[Campos.B42])">
            <text:p/>
          </table:table-cell>
          <table:table-cell table:formula="of:=IF([Campos.C42]=&quot;&quot;;&quot;&quot;;[Campos.C42])">
            <text:p/>
          </table:table-cell>
          <table:table-cell table:formula="of:=IF([Campos.D42]=&quot;&quot;;&quot;&quot;;[Campos.D42])">
            <text:p/>
          </table:table-cell>
          <table:table-cell table:style-name="ce24" table:formula="of:=IF([.A41]=&quot;Chave&quot;;SUBSTITUTE([.C41];&quot;,&quot;;&quot;_&quot;)&amp;ROW([.C41]);[.C41])">
            <text:p/>
          </table:table-cell>
          <table:table-cell table:formula="of:=IF([Campos.F42]=&quot;&quot;;&quot;&quot;;[Campos.F42])">
            <text:p/>
          </table:table-cell>
          <table:table-cell table:formula="of:=IF([Campos.G42]=&quot;&quot;;&quot;&quot;;[Campos.G42])">
            <text:p/>
          </table:table-cell>
          <table:table-cell table:formula="of:=IF([Campos.H42]=&quot;&quot;;&quot;&quot;;[Campos.H42])">
            <text:p/>
          </table:table-cell>
          <table:table-cell table:formula="of:=IF([Campos.E42]=&quot;&quot;;&quot;&quot;;[Campos.E42])">
            <text:p/>
          </table:table-cell>
          <table:table-cell table:formula="of:=IF([Campos.I42]=&quot;&quot;;&quot;&quot;;[Campos.I42])">
            <text:p/>
          </table:table-cell>
          <table:table-cell table:formula="of:=IF([.B41]=&quot;&quot;;&quot;&quot;;VLOOKUP([.B41];[$Tabelas.$A$1:.$B$136];2;0))">
            <text:p/>
          </table:table-cell>
          <table:table-cell table:formula="of:=IF([.A41]=&quot;Campo&quot;;IF([.A41]=&quot;&quot;;&quot;&quot;;IF([.A41]&lt;&gt;[.A40];&quot;&quot;;&quot;PREVIOUS=&quot;&quot;&quot;&amp;[.C40]&amp;&quot;&quot;&quot; &quot;) &amp; IF([.A41]&lt;&gt;[.A42];&quot;&quot;;&quot;NEXT=&quot;&quot;&quot;&amp;[.C42]&amp;&quot;&quot;&quot;&quot;));IF([.A41]=&quot;&quot;;&quot;&quot;;IF([.A41]&lt;&gt;[.A40];&quot;&quot;;&quot;PREVIOUS=&quot;&quot;&quot;&amp;[.E40]&amp;&quot;&quot;&quot; &quot;) &amp; IF([.A41]&lt;&gt;[.A42];&quot;&quot;;&quot;NEXT=&quot;&quot;&quot;&amp;[.E42]&amp;&quot;&quot;&quot;&quot;)))">
            <text:p/>
          </table:table-cell>
          <table:table-cell table:formula="of:=IF([.B41]=&quot;&quot;;&quot;&quot;;VLOOKUP([.B41];[$Tabelas.$A$1:.$C$136];3;0))">
            <text:p/>
          </table:table-cell>
          <table:table-cell table:formula="of:=IF([.A41]=&quot;Campo&quot;; IF(ISERROR(VLOOKUP([.F41];[$Auxiliar.$A$1:.$E$17];5;0));&quot;TYPE=&quot;&quot;&quot;&amp;[.F41]&amp;&quot;&quot;&quot; LENGTH=&quot;&quot;&quot;&amp;[.G41]&amp;&quot;&quot;&quot; &quot;;VLOOKUP([.F41];[$Auxiliar.$A$1:.$E$17];5;0)) &amp; IF(AND([.A41]=&quot;Campo&quot;;[.D41]=&quot;PK&quot;); IF([.I41]=&quot;Sim&quot;;&quot; SEQUENCE=&quot;&quot;true&quot;&quot;&quot;;&quot; SEQUENCE=&quot;&quot;false&quot;&quot;&quot;);&quot;&quot;)&amp;IF([.H41]&lt;&gt;&quot;&quot;;&quot; NOTNULL=&quot;&quot;&quot;&amp;IF([.H41]=&quot;Sim&quot;;&quot;true&quot;;&quot;false&quot;)&amp;&quot;&quot;&quot;&quot;;&quot;&quot;);&quot;&quot;)">
            <text:p/>
          </table:table-cell>
          <table:table-cell table:style-name="ce26" table:formula="of:=IF(AND([.B41]&lt;&gt;[.B40];[.B41]&lt;&gt;&quot;&quot;);&quot;&lt;TABLE NAME=&quot;&quot;&quot;&amp;[.B41]&amp;&quot;&quot;&quot; COMMENT=&quot;&quot;&quot;&amp;[.K41]&amp;&quot;&quot;&quot; &quot;&amp; [.M41] &amp;&quot;&gt;&lt;FIELDS&gt;&quot;;&quot;&quot;) &amp; IF(AND([.A41]=&quot;Chave&quot;;[.A40]=&quot;Campo&quot;);&quot;&lt;KEYS&gt;&quot;;&quot;&quot;) &amp; IF([.A41]=&quot;Chave&quot;;&quot;&lt;KEY NAME=&quot;&quot;&quot;&amp;[.E41]&amp;&quot;&quot;&quot; TYPE=&quot;&quot;&quot;&amp;IF([.D41]=&quot;PK&quot;;&quot;primary&quot;;&quot;foreign&quot;)&amp;&quot;&quot;&quot; FIELDS=&quot;&quot;&quot;&amp;[.C41]&amp;&quot;&quot;&quot;&quot;&amp;IF([.D41]=&quot;FK&quot;;&quot; REFTABLE=&quot;&quot;&quot;&amp;[.F41]&amp;&quot;&quot;&quot; REFFIELDS=&quot;&quot;&quot;&amp;[.G41]&amp;&quot;&quot;&quot;&quot;;&quot;&quot;)&amp;&quot; &quot;&amp;[.L41]&amp;&quot; COMMENT=&quot;&quot;&quot;&amp;[.J41]&amp;&quot;&quot;&quot;&quot;&amp;IF(AND([.A41]=&quot;Campo&quot;;[.D41]=&quot;PK&quot;);&quot; SEQUENCE=&quot;&quot;true&quot;&quot;&quot;;&quot;&quot;)&amp;&quot;/&gt;&quot;;&quot;&quot;) &amp; IF([.A41]=&quot;Campo&quot;;&quot;&lt;FIELD NAME=&quot;&quot;&quot;&amp;[.C41]&amp;&quot;&quot;&quot; &quot;&amp;[.N41]&amp;&quot; &quot;&amp;[.L41]&amp;IF(AND([.A41]=&quot;Campo&quot;;[.D41]&lt;&gt;&quot;PK&quot;);&quot; SEQUENCE=&quot;&quot;false&quot;&quot; &quot;;&quot;&quot;)&amp;&quot; COMMENT=&quot;&quot;&quot;&amp;[.J41]&amp;&quot;&quot;&quot;/&gt;&quot;;&quot;&quot;) &amp; IF(AND([.A41]=&quot;Campo&quot;;[.A42]=&quot;Chave&quot;);&quot;&lt;/FIELDS&gt;&quot;;&quot;&quot;) &amp; IF(AND([.A41]=&quot;Chave&quot;;[.A42]&lt;&gt;&quot;Chave&quot;);&quot;&lt;/KEYS&gt;&quot;;&quot;&quot;) &amp; IF([.B41]&lt;&gt;[.B42];&quot;&lt;/TABLE&gt;&quot;;&quot;&quot;) &amp; IF(AND([.A41]=&quot;&quot;;[.A40]&lt;&gt;&quot;&quot;);&quot;&lt;/TABLES&gt;&lt;/XMLDB&gt;&quot;;&quot;&quot;)">
            <text:p/>
          </table:table-cell>
          <table:table-cell table:style-name="ce27" table:formula="of:=IF(AND([.A41]=&quot;Campo&quot;;[.A41]&lt;&gt;[.A40]);&quot;&lt;Form name=&quot;&quot;newRecord&quot;&quot;&gt;&quot;;&quot;&quot;)&amp;IF([.A41]=&quot;Campo&quot;;&quot;&lt;&quot;&amp;IF([.D41]=&quot;FK&quot;;&quot;Select &quot;;VLOOKUP([.F41];[$Auxiliar.$A$27:.$B$48];2;0))&amp;&quot; id=&quot;&quot;&quot;&amp;[.C41]&amp;&quot;&quot;&quot; label=&quot;&quot;&quot;&amp;[.C41]&amp;&quot;&quot;&quot;&quot;&amp; IF([.D41]=&quot;FK&quot;;&quot; datasource=&quot;&quot;table:&quot;&amp;VLOOKUP(&quot;Chave&quot;&amp;&quot;.&quot;&amp;[.C41];[.$Q$1:.$R$2300];2;0)&amp;&quot;&quot;&quot; bindid=&quot;&quot;id&quot;&quot; bindvalue=&quot;&quot;name&quot;&quot;&quot;;&quot;&quot;)&amp;&quot;required=&quot;&quot;&quot;&amp;IF([.H41]=&quot;Sim&quot;;&quot;true&quot;;&quot;false&quot;)&amp;&quot;&quot;&quot; /&gt;&quot;;&quot;&quot;)&amp;IF(AND([.A41]=&quot;Chave&quot;;[.A40]=&quot;Campo&quot;);&quot;&lt;/Form&gt;&quot;;&quot;&quot;)">
            <text:p/>
          </table:table-cell>
          <table:table-cell table:style-name="ce27" table:formula="of:=IF([.A41]&lt;&gt;&quot;&quot;;[.A41]&amp;&quot;.&quot;&amp;[.C41];&quot;&quot;)">
            <text:p/>
          </table:table-cell>
          <table:table-cell table:style-name="ce27" table:formula="of:=IF([.A41]&lt;&gt;&quot;&quot;;[.F41];&quot;&quot;)">
            <text:p/>
          </table:table-cell>
        </table:table-row>
        <table:table-row table:style-name="ro1">
          <table:table-cell table:formula="of:=IF([Campos.A43]=&quot;&quot;;&quot;&quot;;[Campos.A43])">
            <text:p/>
          </table:table-cell>
          <table:table-cell table:formula="of:=IF([Campos.B43]=&quot;&quot;;&quot;&quot;;[Campos.B43])">
            <text:p/>
          </table:table-cell>
          <table:table-cell table:formula="of:=IF([Campos.C43]=&quot;&quot;;&quot;&quot;;[Campos.C43])">
            <text:p/>
          </table:table-cell>
          <table:table-cell table:formula="of:=IF([Campos.D43]=&quot;&quot;;&quot;&quot;;[Campos.D43])">
            <text:p/>
          </table:table-cell>
          <table:table-cell table:style-name="ce24" table:formula="of:=IF([.A42]=&quot;Chave&quot;;SUBSTITUTE([.C42];&quot;,&quot;;&quot;_&quot;)&amp;ROW([.C42]);[.C42])">
            <text:p/>
          </table:table-cell>
          <table:table-cell table:formula="of:=IF([Campos.F43]=&quot;&quot;;&quot;&quot;;[Campos.F43])">
            <text:p/>
          </table:table-cell>
          <table:table-cell table:formula="of:=IF([Campos.G43]=&quot;&quot;;&quot;&quot;;[Campos.G43])">
            <text:p/>
          </table:table-cell>
          <table:table-cell table:formula="of:=IF([Campos.H43]=&quot;&quot;;&quot;&quot;;[Campos.H43])">
            <text:p/>
          </table:table-cell>
          <table:table-cell table:formula="of:=IF([Campos.E43]=&quot;&quot;;&quot;&quot;;[Campos.E43])">
            <text:p/>
          </table:table-cell>
          <table:table-cell table:formula="of:=IF([Campos.I43]=&quot;&quot;;&quot;&quot;;[Campos.I43])">
            <text:p/>
          </table:table-cell>
          <table:table-cell table:formula="of:=IF([.B42]=&quot;&quot;;&quot;&quot;;VLOOKUP([.B42];[$Tabelas.$A$1:.$B$136];2;0))">
            <text:p/>
          </table:table-cell>
          <table:table-cell table:formula="of:=IF([.A42]=&quot;Campo&quot;;IF([.A42]=&quot;&quot;;&quot;&quot;;IF([.A42]&lt;&gt;[.A41];&quot;&quot;;&quot;PREVIOUS=&quot;&quot;&quot;&amp;[.C41]&amp;&quot;&quot;&quot; &quot;) &amp; IF([.A42]&lt;&gt;[.A43];&quot;&quot;;&quot;NEXT=&quot;&quot;&quot;&amp;[.C43]&amp;&quot;&quot;&quot;&quot;));IF([.A42]=&quot;&quot;;&quot;&quot;;IF([.A42]&lt;&gt;[.A41];&quot;&quot;;&quot;PREVIOUS=&quot;&quot;&quot;&amp;[.E41]&amp;&quot;&quot;&quot; &quot;) &amp; IF([.A42]&lt;&gt;[.A43];&quot;&quot;;&quot;NEXT=&quot;&quot;&quot;&amp;[.E43]&amp;&quot;&quot;&quot;&quot;)))">
            <text:p/>
          </table:table-cell>
          <table:table-cell table:formula="of:=IF([.B42]=&quot;&quot;;&quot;&quot;;VLOOKUP([.B42];[$Tabelas.$A$1:.$C$136];3;0))">
            <text:p/>
          </table:table-cell>
          <table:table-cell table:formula="of:=IF([.A42]=&quot;Campo&quot;; IF(ISERROR(VLOOKUP([.F42];[$Auxiliar.$A$1:.$E$17];5;0));&quot;TYPE=&quot;&quot;&quot;&amp;[.F42]&amp;&quot;&quot;&quot; LENGTH=&quot;&quot;&quot;&amp;[.G42]&amp;&quot;&quot;&quot; &quot;;VLOOKUP([.F42];[$Auxiliar.$A$1:.$E$17];5;0)) &amp; IF(AND([.A42]=&quot;Campo&quot;;[.D42]=&quot;PK&quot;); IF([.I42]=&quot;Sim&quot;;&quot; SEQUENCE=&quot;&quot;true&quot;&quot;&quot;;&quot; SEQUENCE=&quot;&quot;false&quot;&quot;&quot;);&quot;&quot;)&amp;IF([.H42]&lt;&gt;&quot;&quot;;&quot; NOTNULL=&quot;&quot;&quot;&amp;IF([.H42]=&quot;Sim&quot;;&quot;true&quot;;&quot;false&quot;)&amp;&quot;&quot;&quot;&quot;;&quot;&quot;);&quot;&quot;)">
            <text:p/>
          </table:table-cell>
          <table:table-cell table:style-name="ce26" table:formula="of:=IF(AND([.B42]&lt;&gt;[.B41];[.B42]&lt;&gt;&quot;&quot;);&quot;&lt;TABLE NAME=&quot;&quot;&quot;&amp;[.B42]&amp;&quot;&quot;&quot; COMMENT=&quot;&quot;&quot;&amp;[.K42]&amp;&quot;&quot;&quot; &quot;&amp; [.M42] &amp;&quot;&gt;&lt;FIELDS&gt;&quot;;&quot;&quot;) &amp; IF(AND([.A42]=&quot;Chave&quot;;[.A41]=&quot;Campo&quot;);&quot;&lt;KEYS&gt;&quot;;&quot;&quot;) &amp; IF([.A42]=&quot;Chave&quot;;&quot;&lt;KEY NAME=&quot;&quot;&quot;&amp;[.E42]&amp;&quot;&quot;&quot; TYPE=&quot;&quot;&quot;&amp;IF([.D42]=&quot;PK&quot;;&quot;primary&quot;;&quot;foreign&quot;)&amp;&quot;&quot;&quot; FIELDS=&quot;&quot;&quot;&amp;[.C42]&amp;&quot;&quot;&quot;&quot;&amp;IF([.D42]=&quot;FK&quot;;&quot; REFTABLE=&quot;&quot;&quot;&amp;[.F42]&amp;&quot;&quot;&quot; REFFIELDS=&quot;&quot;&quot;&amp;[.G42]&amp;&quot;&quot;&quot;&quot;;&quot;&quot;)&amp;&quot; &quot;&amp;[.L42]&amp;&quot; COMMENT=&quot;&quot;&quot;&amp;[.J42]&amp;&quot;&quot;&quot;&quot;&amp;IF(AND([.A42]=&quot;Campo&quot;;[.D42]=&quot;PK&quot;);&quot; SEQUENCE=&quot;&quot;true&quot;&quot;&quot;;&quot;&quot;)&amp;&quot;/&gt;&quot;;&quot;&quot;) &amp; IF([.A42]=&quot;Campo&quot;;&quot;&lt;FIELD NAME=&quot;&quot;&quot;&amp;[.C42]&amp;&quot;&quot;&quot; &quot;&amp;[.N42]&amp;&quot; &quot;&amp;[.L42]&amp;IF(AND([.A42]=&quot;Campo&quot;;[.D42]&lt;&gt;&quot;PK&quot;);&quot; SEQUENCE=&quot;&quot;false&quot;&quot; &quot;;&quot;&quot;)&amp;&quot; COMMENT=&quot;&quot;&quot;&amp;[.J42]&amp;&quot;&quot;&quot;/&gt;&quot;;&quot;&quot;) &amp; IF(AND([.A42]=&quot;Campo&quot;;[.A43]=&quot;Chave&quot;);&quot;&lt;/FIELDS&gt;&quot;;&quot;&quot;) &amp; IF(AND([.A42]=&quot;Chave&quot;;[.A43]&lt;&gt;&quot;Chave&quot;);&quot;&lt;/KEYS&gt;&quot;;&quot;&quot;) &amp; IF([.B42]&lt;&gt;[.B43];&quot;&lt;/TABLE&gt;&quot;;&quot;&quot;) &amp; IF(AND([.A42]=&quot;&quot;;[.A41]&lt;&gt;&quot;&quot;);&quot;&lt;/TABLES&gt;&lt;/XMLDB&gt;&quot;;&quot;&quot;)">
            <text:p/>
          </table:table-cell>
          <table:table-cell table:style-name="ce27" table:formula="of:=IF(AND([.A42]=&quot;Campo&quot;;[.A42]&lt;&gt;[.A41]);&quot;&lt;Form name=&quot;&quot;newRecord&quot;&quot;&gt;&quot;;&quot;&quot;)&amp;IF([.A42]=&quot;Campo&quot;;&quot;&lt;&quot;&amp;IF([.D42]=&quot;FK&quot;;&quot;Select &quot;;VLOOKUP([.F42];[$Auxiliar.$A$27:.$B$48];2;0))&amp;&quot; id=&quot;&quot;&quot;&amp;[.C42]&amp;&quot;&quot;&quot; label=&quot;&quot;&quot;&amp;[.C42]&amp;&quot;&quot;&quot;&quot;&amp; IF([.D42]=&quot;FK&quot;;&quot; datasource=&quot;&quot;table:&quot;&amp;VLOOKUP(&quot;Chave&quot;&amp;&quot;.&quot;&amp;[.C42];[.$Q$1:.$R$2300];2;0)&amp;&quot;&quot;&quot; bindid=&quot;&quot;id&quot;&quot; bindvalue=&quot;&quot;name&quot;&quot;&quot;;&quot;&quot;)&amp;&quot;required=&quot;&quot;&quot;&amp;IF([.H42]=&quot;Sim&quot;;&quot;true&quot;;&quot;false&quot;)&amp;&quot;&quot;&quot; /&gt;&quot;;&quot;&quot;)&amp;IF(AND([.A42]=&quot;Chave&quot;;[.A41]=&quot;Campo&quot;);&quot;&lt;/Form&gt;&quot;;&quot;&quot;)">
            <text:p/>
          </table:table-cell>
          <table:table-cell table:style-name="ce27" table:formula="of:=IF([.A42]&lt;&gt;&quot;&quot;;[.A42]&amp;&quot;.&quot;&amp;[.C42];&quot;&quot;)">
            <text:p/>
          </table:table-cell>
          <table:table-cell table:style-name="ce27" table:formula="of:=IF([.A42]&lt;&gt;&quot;&quot;;[.F42];&quot;&quot;)">
            <text:p/>
          </table:table-cell>
        </table:table-row>
        <table:table-row table:style-name="ro1">
          <table:table-cell table:formula="of:=IF([Campos.A44]=&quot;&quot;;&quot;&quot;;[Campos.A44])">
            <text:p/>
          </table:table-cell>
          <table:table-cell table:formula="of:=IF([Campos.B44]=&quot;&quot;;&quot;&quot;;[Campos.B44])">
            <text:p/>
          </table:table-cell>
          <table:table-cell table:formula="of:=IF([Campos.C44]=&quot;&quot;;&quot;&quot;;[Campos.C44])">
            <text:p/>
          </table:table-cell>
          <table:table-cell table:formula="of:=IF([Campos.D44]=&quot;&quot;;&quot;&quot;;[Campos.D44])">
            <text:p/>
          </table:table-cell>
          <table:table-cell table:style-name="ce24" table:formula="of:=IF([.A43]=&quot;Chave&quot;;SUBSTITUTE([.C43];&quot;,&quot;;&quot;_&quot;)&amp;ROW([.C43]);[.C43])">
            <text:p/>
          </table:table-cell>
          <table:table-cell table:formula="of:=IF([Campos.F44]=&quot;&quot;;&quot;&quot;;[Campos.F44])">
            <text:p/>
          </table:table-cell>
          <table:table-cell table:formula="of:=IF([Campos.G44]=&quot;&quot;;&quot;&quot;;[Campos.G44])">
            <text:p/>
          </table:table-cell>
          <table:table-cell table:formula="of:=IF([Campos.H44]=&quot;&quot;;&quot;&quot;;[Campos.H44])">
            <text:p/>
          </table:table-cell>
          <table:table-cell table:formula="of:=IF([Campos.E44]=&quot;&quot;;&quot;&quot;;[Campos.E44])">
            <text:p/>
          </table:table-cell>
          <table:table-cell table:formula="of:=IF([Campos.I44]=&quot;&quot;;&quot;&quot;;[Campos.I44])">
            <text:p/>
          </table:table-cell>
          <table:table-cell table:formula="of:=IF([.B43]=&quot;&quot;;&quot;&quot;;VLOOKUP([.B43];[$Tabelas.$A$1:.$B$136];2;0))">
            <text:p/>
          </table:table-cell>
          <table:table-cell table:formula="of:=IF([.A43]=&quot;Campo&quot;;IF([.A43]=&quot;&quot;;&quot;&quot;;IF([.A43]&lt;&gt;[.A42];&quot;&quot;;&quot;PREVIOUS=&quot;&quot;&quot;&amp;[.C42]&amp;&quot;&quot;&quot; &quot;) &amp; IF([.A43]&lt;&gt;[.A44];&quot;&quot;;&quot;NEXT=&quot;&quot;&quot;&amp;[.C44]&amp;&quot;&quot;&quot;&quot;));IF([.A43]=&quot;&quot;;&quot;&quot;;IF([.A43]&lt;&gt;[.A42];&quot;&quot;;&quot;PREVIOUS=&quot;&quot;&quot;&amp;[.E42]&amp;&quot;&quot;&quot; &quot;) &amp; IF([.A43]&lt;&gt;[.A44];&quot;&quot;;&quot;NEXT=&quot;&quot;&quot;&amp;[.E44]&amp;&quot;&quot;&quot;&quot;)))">
            <text:p/>
          </table:table-cell>
          <table:table-cell table:formula="of:=IF([.B43]=&quot;&quot;;&quot;&quot;;VLOOKUP([.B43];[$Tabelas.$A$1:.$C$136];3;0))">
            <text:p/>
          </table:table-cell>
          <table:table-cell table:formula="of:=IF([.A43]=&quot;Campo&quot;; IF(ISERROR(VLOOKUP([.F43];[$Auxiliar.$A$1:.$E$17];5;0));&quot;TYPE=&quot;&quot;&quot;&amp;[.F43]&amp;&quot;&quot;&quot; LENGTH=&quot;&quot;&quot;&amp;[.G43]&amp;&quot;&quot;&quot; &quot;;VLOOKUP([.F43];[$Auxiliar.$A$1:.$E$17];5;0)) &amp; IF(AND([.A43]=&quot;Campo&quot;;[.D43]=&quot;PK&quot;); IF([.I43]=&quot;Sim&quot;;&quot; SEQUENCE=&quot;&quot;true&quot;&quot;&quot;;&quot; SEQUENCE=&quot;&quot;false&quot;&quot;&quot;);&quot;&quot;)&amp;IF([.H43]&lt;&gt;&quot;&quot;;&quot; NOTNULL=&quot;&quot;&quot;&amp;IF([.H43]=&quot;Sim&quot;;&quot;true&quot;;&quot;false&quot;)&amp;&quot;&quot;&quot;&quot;;&quot;&quot;);&quot;&quot;)">
            <text:p/>
          </table:table-cell>
          <table:table-cell table:style-name="ce26" table:formula="of:=IF(AND([.B43]&lt;&gt;[.B42];[.B43]&lt;&gt;&quot;&quot;);&quot;&lt;TABLE NAME=&quot;&quot;&quot;&amp;[.B43]&amp;&quot;&quot;&quot; COMMENT=&quot;&quot;&quot;&amp;[.K43]&amp;&quot;&quot;&quot; &quot;&amp; [.M43] &amp;&quot;&gt;&lt;FIELDS&gt;&quot;;&quot;&quot;) &amp; IF(AND([.A43]=&quot;Chave&quot;;[.A42]=&quot;Campo&quot;);&quot;&lt;KEYS&gt;&quot;;&quot;&quot;) &amp; IF([.A43]=&quot;Chave&quot;;&quot;&lt;KEY NAME=&quot;&quot;&quot;&amp;[.E43]&amp;&quot;&quot;&quot; TYPE=&quot;&quot;&quot;&amp;IF([.D43]=&quot;PK&quot;;&quot;primary&quot;;&quot;foreign&quot;)&amp;&quot;&quot;&quot; FIELDS=&quot;&quot;&quot;&amp;[.C43]&amp;&quot;&quot;&quot;&quot;&amp;IF([.D43]=&quot;FK&quot;;&quot; REFTABLE=&quot;&quot;&quot;&amp;[.F43]&amp;&quot;&quot;&quot; REFFIELDS=&quot;&quot;&quot;&amp;[.G43]&amp;&quot;&quot;&quot;&quot;;&quot;&quot;)&amp;&quot; &quot;&amp;[.L43]&amp;&quot; COMMENT=&quot;&quot;&quot;&amp;[.J43]&amp;&quot;&quot;&quot;&quot;&amp;IF(AND([.A43]=&quot;Campo&quot;;[.D43]=&quot;PK&quot;);&quot; SEQUENCE=&quot;&quot;true&quot;&quot;&quot;;&quot;&quot;)&amp;&quot;/&gt;&quot;;&quot;&quot;) &amp; IF([.A43]=&quot;Campo&quot;;&quot;&lt;FIELD NAME=&quot;&quot;&quot;&amp;[.C43]&amp;&quot;&quot;&quot; &quot;&amp;[.N43]&amp;&quot; &quot;&amp;[.L43]&amp;IF(AND([.A43]=&quot;Campo&quot;;[.D43]&lt;&gt;&quot;PK&quot;);&quot; SEQUENCE=&quot;&quot;false&quot;&quot; &quot;;&quot;&quot;)&amp;&quot; COMMENT=&quot;&quot;&quot;&amp;[.J43]&amp;&quot;&quot;&quot;/&gt;&quot;;&quot;&quot;) &amp; IF(AND([.A43]=&quot;Campo&quot;;[.A44]=&quot;Chave&quot;);&quot;&lt;/FIELDS&gt;&quot;;&quot;&quot;) &amp; IF(AND([.A43]=&quot;Chave&quot;;[.A44]&lt;&gt;&quot;Chave&quot;);&quot;&lt;/KEYS&gt;&quot;;&quot;&quot;) &amp; IF([.B43]&lt;&gt;[.B44];&quot;&lt;/TABLE&gt;&quot;;&quot;&quot;) &amp; IF(AND([.A43]=&quot;&quot;;[.A42]&lt;&gt;&quot;&quot;);&quot;&lt;/TABLES&gt;&lt;/XMLDB&gt;&quot;;&quot;&quot;)">
            <text:p/>
          </table:table-cell>
          <table:table-cell table:style-name="ce27" table:formula="of:=IF(AND([.A43]=&quot;Campo&quot;;[.A43]&lt;&gt;[.A42]);&quot;&lt;Form name=&quot;&quot;newRecord&quot;&quot;&gt;&quot;;&quot;&quot;)&amp;IF([.A43]=&quot;Campo&quot;;&quot;&lt;&quot;&amp;IF([.D43]=&quot;FK&quot;;&quot;Select &quot;;VLOOKUP([.F43];[$Auxiliar.$A$27:.$B$48];2;0))&amp;&quot; id=&quot;&quot;&quot;&amp;[.C43]&amp;&quot;&quot;&quot; label=&quot;&quot;&quot;&amp;[.C43]&amp;&quot;&quot;&quot;&quot;&amp; IF([.D43]=&quot;FK&quot;;&quot; datasource=&quot;&quot;table:&quot;&amp;VLOOKUP(&quot;Chave&quot;&amp;&quot;.&quot;&amp;[.C43];[.$Q$1:.$R$2300];2;0)&amp;&quot;&quot;&quot; bindid=&quot;&quot;id&quot;&quot; bindvalue=&quot;&quot;name&quot;&quot;&quot;;&quot;&quot;)&amp;&quot;required=&quot;&quot;&quot;&amp;IF([.H43]=&quot;Sim&quot;;&quot;true&quot;;&quot;false&quot;)&amp;&quot;&quot;&quot; /&gt;&quot;;&quot;&quot;)&amp;IF(AND([.A43]=&quot;Chave&quot;;[.A42]=&quot;Campo&quot;);&quot;&lt;/Form&gt;&quot;;&quot;&quot;)">
            <text:p/>
          </table:table-cell>
          <table:table-cell table:style-name="ce27" table:formula="of:=IF([.A43]&lt;&gt;&quot;&quot;;[.A43]&amp;&quot;.&quot;&amp;[.C43];&quot;&quot;)">
            <text:p/>
          </table:table-cell>
          <table:table-cell table:style-name="ce27" table:formula="of:=IF([.A43]&lt;&gt;&quot;&quot;;[.F43];&quot;&quot;)">
            <text:p/>
          </table:table-cell>
        </table:table-row>
        <table:table-row table:style-name="ro1">
          <table:table-cell table:formula="of:=IF([Campos.A45]=&quot;&quot;;&quot;&quot;;[Campos.A45])">
            <text:p/>
          </table:table-cell>
          <table:table-cell table:formula="of:=IF([Campos.B45]=&quot;&quot;;&quot;&quot;;[Campos.B45])">
            <text:p/>
          </table:table-cell>
          <table:table-cell table:formula="of:=IF([Campos.C45]=&quot;&quot;;&quot;&quot;;[Campos.C45])">
            <text:p/>
          </table:table-cell>
          <table:table-cell table:formula="of:=IF([Campos.D45]=&quot;&quot;;&quot;&quot;;[Campos.D45])">
            <text:p/>
          </table:table-cell>
          <table:table-cell table:style-name="ce24" table:formula="of:=IF([.A44]=&quot;Chave&quot;;SUBSTITUTE([.C44];&quot;,&quot;;&quot;_&quot;)&amp;ROW([.C44]);[.C44])">
            <text:p/>
          </table:table-cell>
          <table:table-cell table:formula="of:=IF([Campos.F45]=&quot;&quot;;&quot;&quot;;[Campos.F45])">
            <text:p/>
          </table:table-cell>
          <table:table-cell table:formula="of:=IF([Campos.G45]=&quot;&quot;;&quot;&quot;;[Campos.G45])">
            <text:p/>
          </table:table-cell>
          <table:table-cell table:formula="of:=IF([Campos.H45]=&quot;&quot;;&quot;&quot;;[Campos.H45])">
            <text:p/>
          </table:table-cell>
          <table:table-cell table:formula="of:=IF([Campos.E45]=&quot;&quot;;&quot;&quot;;[Campos.E45])">
            <text:p/>
          </table:table-cell>
          <table:table-cell table:formula="of:=IF([Campos.I45]=&quot;&quot;;&quot;&quot;;[Campos.I45])">
            <text:p/>
          </table:table-cell>
          <table:table-cell table:formula="of:=IF([.B44]=&quot;&quot;;&quot;&quot;;VLOOKUP([.B44];[$Tabelas.$A$1:.$B$136];2;0))">
            <text:p/>
          </table:table-cell>
          <table:table-cell table:formula="of:=IF([.A44]=&quot;Campo&quot;;IF([.A44]=&quot;&quot;;&quot;&quot;;IF([.A44]&lt;&gt;[.A43];&quot;&quot;;&quot;PREVIOUS=&quot;&quot;&quot;&amp;[.C43]&amp;&quot;&quot;&quot; &quot;) &amp; IF([.A44]&lt;&gt;[.A45];&quot;&quot;;&quot;NEXT=&quot;&quot;&quot;&amp;[.C45]&amp;&quot;&quot;&quot;&quot;));IF([.A44]=&quot;&quot;;&quot;&quot;;IF([.A44]&lt;&gt;[.A43];&quot;&quot;;&quot;PREVIOUS=&quot;&quot;&quot;&amp;[.E43]&amp;&quot;&quot;&quot; &quot;) &amp; IF([.A44]&lt;&gt;[.A45];&quot;&quot;;&quot;NEXT=&quot;&quot;&quot;&amp;[.E45]&amp;&quot;&quot;&quot;&quot;)))">
            <text:p/>
          </table:table-cell>
          <table:table-cell table:formula="of:=IF([.B44]=&quot;&quot;;&quot;&quot;;VLOOKUP([.B44];[$Tabelas.$A$1:.$C$136];3;0))">
            <text:p/>
          </table:table-cell>
          <table:table-cell table:formula="of:=IF([.A44]=&quot;Campo&quot;; IF(ISERROR(VLOOKUP([.F44];[$Auxiliar.$A$1:.$E$17];5;0));&quot;TYPE=&quot;&quot;&quot;&amp;[.F44]&amp;&quot;&quot;&quot; LENGTH=&quot;&quot;&quot;&amp;[.G44]&amp;&quot;&quot;&quot; &quot;;VLOOKUP([.F44];[$Auxiliar.$A$1:.$E$17];5;0)) &amp; IF(AND([.A44]=&quot;Campo&quot;;[.D44]=&quot;PK&quot;); IF([.I44]=&quot;Sim&quot;;&quot; SEQUENCE=&quot;&quot;true&quot;&quot;&quot;;&quot; SEQUENCE=&quot;&quot;false&quot;&quot;&quot;);&quot;&quot;)&amp;IF([.H44]&lt;&gt;&quot;&quot;;&quot; NOTNULL=&quot;&quot;&quot;&amp;IF([.H44]=&quot;Sim&quot;;&quot;true&quot;;&quot;false&quot;)&amp;&quot;&quot;&quot;&quot;;&quot;&quot;);&quot;&quot;)">
            <text:p/>
          </table:table-cell>
          <table:table-cell table:style-name="ce26" table:formula="of:=IF(AND([.B44]&lt;&gt;[.B43];[.B44]&lt;&gt;&quot;&quot;);&quot;&lt;TABLE NAME=&quot;&quot;&quot;&amp;[.B44]&amp;&quot;&quot;&quot; COMMENT=&quot;&quot;&quot;&amp;[.K44]&amp;&quot;&quot;&quot; &quot;&amp; [.M44] &amp;&quot;&gt;&lt;FIELDS&gt;&quot;;&quot;&quot;) &amp; IF(AND([.A44]=&quot;Chave&quot;;[.A43]=&quot;Campo&quot;);&quot;&lt;KEYS&gt;&quot;;&quot;&quot;) &amp; IF([.A44]=&quot;Chave&quot;;&quot;&lt;KEY NAME=&quot;&quot;&quot;&amp;[.E44]&amp;&quot;&quot;&quot; TYPE=&quot;&quot;&quot;&amp;IF([.D44]=&quot;PK&quot;;&quot;primary&quot;;&quot;foreign&quot;)&amp;&quot;&quot;&quot; FIELDS=&quot;&quot;&quot;&amp;[.C44]&amp;&quot;&quot;&quot;&quot;&amp;IF([.D44]=&quot;FK&quot;;&quot; REFTABLE=&quot;&quot;&quot;&amp;[.F44]&amp;&quot;&quot;&quot; REFFIELDS=&quot;&quot;&quot;&amp;[.G44]&amp;&quot;&quot;&quot;&quot;;&quot;&quot;)&amp;&quot; &quot;&amp;[.L44]&amp;&quot; COMMENT=&quot;&quot;&quot;&amp;[.J44]&amp;&quot;&quot;&quot;&quot;&amp;IF(AND([.A44]=&quot;Campo&quot;;[.D44]=&quot;PK&quot;);&quot; SEQUENCE=&quot;&quot;true&quot;&quot;&quot;;&quot;&quot;)&amp;&quot;/&gt;&quot;;&quot;&quot;) &amp; IF([.A44]=&quot;Campo&quot;;&quot;&lt;FIELD NAME=&quot;&quot;&quot;&amp;[.C44]&amp;&quot;&quot;&quot; &quot;&amp;[.N44]&amp;&quot; &quot;&amp;[.L44]&amp;IF(AND([.A44]=&quot;Campo&quot;;[.D44]&lt;&gt;&quot;PK&quot;);&quot; SEQUENCE=&quot;&quot;false&quot;&quot; &quot;;&quot;&quot;)&amp;&quot; COMMENT=&quot;&quot;&quot;&amp;[.J44]&amp;&quot;&quot;&quot;/&gt;&quot;;&quot;&quot;) &amp; IF(AND([.A44]=&quot;Campo&quot;;[.A45]=&quot;Chave&quot;);&quot;&lt;/FIELDS&gt;&quot;;&quot;&quot;) &amp; IF(AND([.A44]=&quot;Chave&quot;;[.A45]&lt;&gt;&quot;Chave&quot;);&quot;&lt;/KEYS&gt;&quot;;&quot;&quot;) &amp; IF([.B44]&lt;&gt;[.B45];&quot;&lt;/TABLE&gt;&quot;;&quot;&quot;) &amp; IF(AND([.A44]=&quot;&quot;;[.A43]&lt;&gt;&quot;&quot;);&quot;&lt;/TABLES&gt;&lt;/XMLDB&gt;&quot;;&quot;&quot;)">
            <text:p/>
          </table:table-cell>
          <table:table-cell table:style-name="ce27" table:formula="of:=IF(AND([.A44]=&quot;Campo&quot;;[.A44]&lt;&gt;[.A43]);&quot;&lt;Form name=&quot;&quot;newRecord&quot;&quot;&gt;&quot;;&quot;&quot;)&amp;IF([.A44]=&quot;Campo&quot;;&quot;&lt;&quot;&amp;IF([.D44]=&quot;FK&quot;;&quot;Select &quot;;VLOOKUP([.F44];[$Auxiliar.$A$27:.$B$48];2;0))&amp;&quot; id=&quot;&quot;&quot;&amp;[.C44]&amp;&quot;&quot;&quot; label=&quot;&quot;&quot;&amp;[.C44]&amp;&quot;&quot;&quot;&quot;&amp; IF([.D44]=&quot;FK&quot;;&quot; datasource=&quot;&quot;table:&quot;&amp;VLOOKUP(&quot;Chave&quot;&amp;&quot;.&quot;&amp;[.C44];[.$Q$1:.$R$2300];2;0)&amp;&quot;&quot;&quot; bindid=&quot;&quot;id&quot;&quot; bindvalue=&quot;&quot;name&quot;&quot;&quot;;&quot;&quot;)&amp;&quot;required=&quot;&quot;&quot;&amp;IF([.H44]=&quot;Sim&quot;;&quot;true&quot;;&quot;false&quot;)&amp;&quot;&quot;&quot; /&gt;&quot;;&quot;&quot;)&amp;IF(AND([.A44]=&quot;Chave&quot;;[.A43]=&quot;Campo&quot;);&quot;&lt;/Form&gt;&quot;;&quot;&quot;)">
            <text:p/>
          </table:table-cell>
          <table:table-cell table:style-name="ce27" table:formula="of:=IF([.A44]&lt;&gt;&quot;&quot;;[.A44]&amp;&quot;.&quot;&amp;[.C44];&quot;&quot;)">
            <text:p/>
          </table:table-cell>
          <table:table-cell table:style-name="ce27" table:formula="of:=IF([.A44]&lt;&gt;&quot;&quot;;[.F44];&quot;&quot;)">
            <text:p/>
          </table:table-cell>
        </table:table-row>
        <table:table-row table:style-name="ro1">
          <table:table-cell table:formula="of:=IF([Campos.A46]=&quot;&quot;;&quot;&quot;;[Campos.A46])">
            <text:p/>
          </table:table-cell>
          <table:table-cell table:formula="of:=IF([Campos.B46]=&quot;&quot;;&quot;&quot;;[Campos.B46])">
            <text:p/>
          </table:table-cell>
          <table:table-cell table:formula="of:=IF([Campos.C46]=&quot;&quot;;&quot;&quot;;[Campos.C46])">
            <text:p/>
          </table:table-cell>
          <table:table-cell table:formula="of:=IF([Campos.D46]=&quot;&quot;;&quot;&quot;;[Campos.D46])">
            <text:p/>
          </table:table-cell>
          <table:table-cell table:style-name="ce24" table:formula="of:=IF([.A45]=&quot;Chave&quot;;SUBSTITUTE([.C45];&quot;,&quot;;&quot;_&quot;)&amp;ROW([.C45]);[.C45])">
            <text:p/>
          </table:table-cell>
          <table:table-cell table:formula="of:=IF([Campos.F46]=&quot;&quot;;&quot;&quot;;[Campos.F46])">
            <text:p/>
          </table:table-cell>
          <table:table-cell table:formula="of:=IF([Campos.G46]=&quot;&quot;;&quot;&quot;;[Campos.G46])">
            <text:p/>
          </table:table-cell>
          <table:table-cell table:formula="of:=IF([Campos.H46]=&quot;&quot;;&quot;&quot;;[Campos.H46])">
            <text:p/>
          </table:table-cell>
          <table:table-cell table:formula="of:=IF([Campos.E46]=&quot;&quot;;&quot;&quot;;[Campos.E46])">
            <text:p/>
          </table:table-cell>
          <table:table-cell table:formula="of:=IF([Campos.I46]=&quot;&quot;;&quot;&quot;;[Campos.I46])">
            <text:p/>
          </table:table-cell>
          <table:table-cell table:formula="of:=IF([.B45]=&quot;&quot;;&quot;&quot;;VLOOKUP([.B45];[$Tabelas.$A$1:.$B$136];2;0))">
            <text:p/>
          </table:table-cell>
          <table:table-cell table:formula="of:=IF([.A45]=&quot;Campo&quot;;IF([.A45]=&quot;&quot;;&quot;&quot;;IF([.A45]&lt;&gt;[.A44];&quot;&quot;;&quot;PREVIOUS=&quot;&quot;&quot;&amp;[.C44]&amp;&quot;&quot;&quot; &quot;) &amp; IF([.A45]&lt;&gt;[.A46];&quot;&quot;;&quot;NEXT=&quot;&quot;&quot;&amp;[.C46]&amp;&quot;&quot;&quot;&quot;));IF([.A45]=&quot;&quot;;&quot;&quot;;IF([.A45]&lt;&gt;[.A44];&quot;&quot;;&quot;PREVIOUS=&quot;&quot;&quot;&amp;[.E44]&amp;&quot;&quot;&quot; &quot;) &amp; IF([.A45]&lt;&gt;[.A46];&quot;&quot;;&quot;NEXT=&quot;&quot;&quot;&amp;[.E46]&amp;&quot;&quot;&quot;&quot;)))">
            <text:p/>
          </table:table-cell>
          <table:table-cell table:formula="of:=IF([.B45]=&quot;&quot;;&quot;&quot;;VLOOKUP([.B45];[$Tabelas.$A$1:.$C$136];3;0))">
            <text:p/>
          </table:table-cell>
          <table:table-cell table:formula="of:=IF([.A45]=&quot;Campo&quot;; IF(ISERROR(VLOOKUP([.F45];[$Auxiliar.$A$1:.$E$17];5;0));&quot;TYPE=&quot;&quot;&quot;&amp;[.F45]&amp;&quot;&quot;&quot; LENGTH=&quot;&quot;&quot;&amp;[.G45]&amp;&quot;&quot;&quot; &quot;;VLOOKUP([.F45];[$Auxiliar.$A$1:.$E$17];5;0)) &amp; IF(AND([.A45]=&quot;Campo&quot;;[.D45]=&quot;PK&quot;); IF([.I45]=&quot;Sim&quot;;&quot; SEQUENCE=&quot;&quot;true&quot;&quot;&quot;;&quot; SEQUENCE=&quot;&quot;false&quot;&quot;&quot;);&quot;&quot;)&amp;IF([.H45]&lt;&gt;&quot;&quot;;&quot; NOTNULL=&quot;&quot;&quot;&amp;IF([.H45]=&quot;Sim&quot;;&quot;true&quot;;&quot;false&quot;)&amp;&quot;&quot;&quot;&quot;;&quot;&quot;);&quot;&quot;)">
            <text:p/>
          </table:table-cell>
          <table:table-cell table:style-name="ce26" table:formula="of:=IF(AND([.B45]&lt;&gt;[.B44];[.B45]&lt;&gt;&quot;&quot;);&quot;&lt;TABLE NAME=&quot;&quot;&quot;&amp;[.B45]&amp;&quot;&quot;&quot; COMMENT=&quot;&quot;&quot;&amp;[.K45]&amp;&quot;&quot;&quot; &quot;&amp; [.M45] &amp;&quot;&gt;&lt;FIELDS&gt;&quot;;&quot;&quot;) &amp; IF(AND([.A45]=&quot;Chave&quot;;[.A44]=&quot;Campo&quot;);&quot;&lt;KEYS&gt;&quot;;&quot;&quot;) &amp; IF([.A45]=&quot;Chave&quot;;&quot;&lt;KEY NAME=&quot;&quot;&quot;&amp;[.E45]&amp;&quot;&quot;&quot; TYPE=&quot;&quot;&quot;&amp;IF([.D45]=&quot;PK&quot;;&quot;primary&quot;;&quot;foreign&quot;)&amp;&quot;&quot;&quot; FIELDS=&quot;&quot;&quot;&amp;[.C45]&amp;&quot;&quot;&quot;&quot;&amp;IF([.D45]=&quot;FK&quot;;&quot; REFTABLE=&quot;&quot;&quot;&amp;[.F45]&amp;&quot;&quot;&quot; REFFIELDS=&quot;&quot;&quot;&amp;[.G45]&amp;&quot;&quot;&quot;&quot;;&quot;&quot;)&amp;&quot; &quot;&amp;[.L45]&amp;&quot; COMMENT=&quot;&quot;&quot;&amp;[.J45]&amp;&quot;&quot;&quot;&quot;&amp;IF(AND([.A45]=&quot;Campo&quot;;[.D45]=&quot;PK&quot;);&quot; SEQUENCE=&quot;&quot;true&quot;&quot;&quot;;&quot;&quot;)&amp;&quot;/&gt;&quot;;&quot;&quot;) &amp; IF([.A45]=&quot;Campo&quot;;&quot;&lt;FIELD NAME=&quot;&quot;&quot;&amp;[.C45]&amp;&quot;&quot;&quot; &quot;&amp;[.N45]&amp;&quot; &quot;&amp;[.L45]&amp;IF(AND([.A45]=&quot;Campo&quot;;[.D45]&lt;&gt;&quot;PK&quot;);&quot; SEQUENCE=&quot;&quot;false&quot;&quot; &quot;;&quot;&quot;)&amp;&quot; COMMENT=&quot;&quot;&quot;&amp;[.J45]&amp;&quot;&quot;&quot;/&gt;&quot;;&quot;&quot;) &amp; IF(AND([.A45]=&quot;Campo&quot;;[.A46]=&quot;Chave&quot;);&quot;&lt;/FIELDS&gt;&quot;;&quot;&quot;) &amp; IF(AND([.A45]=&quot;Chave&quot;;[.A46]&lt;&gt;&quot;Chave&quot;);&quot;&lt;/KEYS&gt;&quot;;&quot;&quot;) &amp; IF([.B45]&lt;&gt;[.B46];&quot;&lt;/TABLE&gt;&quot;;&quot;&quot;) &amp; IF(AND([.A45]=&quot;&quot;;[.A44]&lt;&gt;&quot;&quot;);&quot;&lt;/TABLES&gt;&lt;/XMLDB&gt;&quot;;&quot;&quot;)">
            <text:p/>
          </table:table-cell>
          <table:table-cell table:style-name="ce27" table:formula="of:=IF(AND([.A45]=&quot;Campo&quot;;[.A45]&lt;&gt;[.A44]);&quot;&lt;Form name=&quot;&quot;newRecord&quot;&quot;&gt;&quot;;&quot;&quot;)&amp;IF([.A45]=&quot;Campo&quot;;&quot;&lt;&quot;&amp;IF([.D45]=&quot;FK&quot;;&quot;Select &quot;;VLOOKUP([.F45];[$Auxiliar.$A$27:.$B$48];2;0))&amp;&quot; id=&quot;&quot;&quot;&amp;[.C45]&amp;&quot;&quot;&quot; label=&quot;&quot;&quot;&amp;[.C45]&amp;&quot;&quot;&quot;&quot;&amp; IF([.D45]=&quot;FK&quot;;&quot; datasource=&quot;&quot;table:&quot;&amp;VLOOKUP(&quot;Chave&quot;&amp;&quot;.&quot;&amp;[.C45];[.$Q$1:.$R$2300];2;0)&amp;&quot;&quot;&quot; bindid=&quot;&quot;id&quot;&quot; bindvalue=&quot;&quot;name&quot;&quot;&quot;;&quot;&quot;)&amp;&quot;required=&quot;&quot;&quot;&amp;IF([.H45]=&quot;Sim&quot;;&quot;true&quot;;&quot;false&quot;)&amp;&quot;&quot;&quot; /&gt;&quot;;&quot;&quot;)&amp;IF(AND([.A45]=&quot;Chave&quot;;[.A44]=&quot;Campo&quot;);&quot;&lt;/Form&gt;&quot;;&quot;&quot;)">
            <text:p/>
          </table:table-cell>
          <table:table-cell table:style-name="ce27" table:formula="of:=IF([.A45]&lt;&gt;&quot;&quot;;[.A45]&amp;&quot;.&quot;&amp;[.C45];&quot;&quot;)">
            <text:p/>
          </table:table-cell>
          <table:table-cell table:style-name="ce27" table:formula="of:=IF([.A45]&lt;&gt;&quot;&quot;;[.F45];&quot;&quot;)">
            <text:p/>
          </table:table-cell>
        </table:table-row>
        <table:table-row table:style-name="ro1">
          <table:table-cell table:formula="of:=IF([Campos.A47]=&quot;&quot;;&quot;&quot;;[Campos.A47])">
            <text:p/>
          </table:table-cell>
          <table:table-cell table:formula="of:=IF([Campos.B47]=&quot;&quot;;&quot;&quot;;[Campos.B47])">
            <text:p/>
          </table:table-cell>
          <table:table-cell table:formula="of:=IF([Campos.C47]=&quot;&quot;;&quot;&quot;;[Campos.C47])">
            <text:p/>
          </table:table-cell>
          <table:table-cell table:formula="of:=IF([Campos.D47]=&quot;&quot;;&quot;&quot;;[Campos.D47])">
            <text:p/>
          </table:table-cell>
          <table:table-cell table:style-name="ce24" table:formula="of:=IF([.A46]=&quot;Chave&quot;;SUBSTITUTE([.C46];&quot;,&quot;;&quot;_&quot;)&amp;ROW([.C46]);[.C46])">
            <text:p/>
          </table:table-cell>
          <table:table-cell table:formula="of:=IF([Campos.F47]=&quot;&quot;;&quot;&quot;;[Campos.F47])">
            <text:p/>
          </table:table-cell>
          <table:table-cell table:formula="of:=IF([Campos.G47]=&quot;&quot;;&quot;&quot;;[Campos.G47])">
            <text:p/>
          </table:table-cell>
          <table:table-cell table:formula="of:=IF([Campos.H47]=&quot;&quot;;&quot;&quot;;[Campos.H47])">
            <text:p/>
          </table:table-cell>
          <table:table-cell table:formula="of:=IF([Campos.E47]=&quot;&quot;;&quot;&quot;;[Campos.E47])">
            <text:p/>
          </table:table-cell>
          <table:table-cell table:formula="of:=IF([Campos.I47]=&quot;&quot;;&quot;&quot;;[Campos.I47])">
            <text:p/>
          </table:table-cell>
          <table:table-cell table:formula="of:=IF([.B46]=&quot;&quot;;&quot;&quot;;VLOOKUP([.B46];[$Tabelas.$A$1:.$B$136];2;0))">
            <text:p/>
          </table:table-cell>
          <table:table-cell table:formula="of:=IF([.A46]=&quot;Campo&quot;;IF([.A46]=&quot;&quot;;&quot;&quot;;IF([.A46]&lt;&gt;[.A45];&quot;&quot;;&quot;PREVIOUS=&quot;&quot;&quot;&amp;[.C45]&amp;&quot;&quot;&quot; &quot;) &amp; IF([.A46]&lt;&gt;[.A47];&quot;&quot;;&quot;NEXT=&quot;&quot;&quot;&amp;[.C47]&amp;&quot;&quot;&quot;&quot;));IF([.A46]=&quot;&quot;;&quot;&quot;;IF([.A46]&lt;&gt;[.A45];&quot;&quot;;&quot;PREVIOUS=&quot;&quot;&quot;&amp;[.E45]&amp;&quot;&quot;&quot; &quot;) &amp; IF([.A46]&lt;&gt;[.A47];&quot;&quot;;&quot;NEXT=&quot;&quot;&quot;&amp;[.E47]&amp;&quot;&quot;&quot;&quot;)))">
            <text:p/>
          </table:table-cell>
          <table:table-cell table:formula="of:=IF([.B46]=&quot;&quot;;&quot;&quot;;VLOOKUP([.B46];[$Tabelas.$A$1:.$C$136];3;0))">
            <text:p/>
          </table:table-cell>
          <table:table-cell table:formula="of:=IF([.A46]=&quot;Campo&quot;; IF(ISERROR(VLOOKUP([.F46];[$Auxiliar.$A$1:.$E$17];5;0));&quot;TYPE=&quot;&quot;&quot;&amp;[.F46]&amp;&quot;&quot;&quot; LENGTH=&quot;&quot;&quot;&amp;[.G46]&amp;&quot;&quot;&quot; &quot;;VLOOKUP([.F46];[$Auxiliar.$A$1:.$E$17];5;0)) &amp; IF(AND([.A46]=&quot;Campo&quot;;[.D46]=&quot;PK&quot;); IF([.I46]=&quot;Sim&quot;;&quot; SEQUENCE=&quot;&quot;true&quot;&quot;&quot;;&quot; SEQUENCE=&quot;&quot;false&quot;&quot;&quot;);&quot;&quot;)&amp;IF([.H46]&lt;&gt;&quot;&quot;;&quot; NOTNULL=&quot;&quot;&quot;&amp;IF([.H46]=&quot;Sim&quot;;&quot;true&quot;;&quot;false&quot;)&amp;&quot;&quot;&quot;&quot;;&quot;&quot;);&quot;&quot;)">
            <text:p/>
          </table:table-cell>
          <table:table-cell table:style-name="ce26" table:formula="of:=IF(AND([.B46]&lt;&gt;[.B45];[.B46]&lt;&gt;&quot;&quot;);&quot;&lt;TABLE NAME=&quot;&quot;&quot;&amp;[.B46]&amp;&quot;&quot;&quot; COMMENT=&quot;&quot;&quot;&amp;[.K46]&amp;&quot;&quot;&quot; &quot;&amp; [.M46] &amp;&quot;&gt;&lt;FIELDS&gt;&quot;;&quot;&quot;) &amp; IF(AND([.A46]=&quot;Chave&quot;;[.A45]=&quot;Campo&quot;);&quot;&lt;KEYS&gt;&quot;;&quot;&quot;) &amp; IF([.A46]=&quot;Chave&quot;;&quot;&lt;KEY NAME=&quot;&quot;&quot;&amp;[.E46]&amp;&quot;&quot;&quot; TYPE=&quot;&quot;&quot;&amp;IF([.D46]=&quot;PK&quot;;&quot;primary&quot;;&quot;foreign&quot;)&amp;&quot;&quot;&quot; FIELDS=&quot;&quot;&quot;&amp;[.C46]&amp;&quot;&quot;&quot;&quot;&amp;IF([.D46]=&quot;FK&quot;;&quot; REFTABLE=&quot;&quot;&quot;&amp;[.F46]&amp;&quot;&quot;&quot; REFFIELDS=&quot;&quot;&quot;&amp;[.G46]&amp;&quot;&quot;&quot;&quot;;&quot;&quot;)&amp;&quot; &quot;&amp;[.L46]&amp;&quot; COMMENT=&quot;&quot;&quot;&amp;[.J46]&amp;&quot;&quot;&quot;&quot;&amp;IF(AND([.A46]=&quot;Campo&quot;;[.D46]=&quot;PK&quot;);&quot; SEQUENCE=&quot;&quot;true&quot;&quot;&quot;;&quot;&quot;)&amp;&quot;/&gt;&quot;;&quot;&quot;) &amp; IF([.A46]=&quot;Campo&quot;;&quot;&lt;FIELD NAME=&quot;&quot;&quot;&amp;[.C46]&amp;&quot;&quot;&quot; &quot;&amp;[.N46]&amp;&quot; &quot;&amp;[.L46]&amp;IF(AND([.A46]=&quot;Campo&quot;;[.D46]&lt;&gt;&quot;PK&quot;);&quot; SEQUENCE=&quot;&quot;false&quot;&quot; &quot;;&quot;&quot;)&amp;&quot; COMMENT=&quot;&quot;&quot;&amp;[.J46]&amp;&quot;&quot;&quot;/&gt;&quot;;&quot;&quot;) &amp; IF(AND([.A46]=&quot;Campo&quot;;[.A47]=&quot;Chave&quot;);&quot;&lt;/FIELDS&gt;&quot;;&quot;&quot;) &amp; IF(AND([.A46]=&quot;Chave&quot;;[.A47]&lt;&gt;&quot;Chave&quot;);&quot;&lt;/KEYS&gt;&quot;;&quot;&quot;) &amp; IF([.B46]&lt;&gt;[.B47];&quot;&lt;/TABLE&gt;&quot;;&quot;&quot;) &amp; IF(AND([.A46]=&quot;&quot;;[.A45]&lt;&gt;&quot;&quot;);&quot;&lt;/TABLES&gt;&lt;/XMLDB&gt;&quot;;&quot;&quot;)">
            <text:p/>
          </table:table-cell>
          <table:table-cell table:style-name="ce27" table:formula="of:=IF(AND([.A46]=&quot;Campo&quot;;[.A46]&lt;&gt;[.A45]);&quot;&lt;Form name=&quot;&quot;newRecord&quot;&quot;&gt;&quot;;&quot;&quot;)&amp;IF([.A46]=&quot;Campo&quot;;&quot;&lt;&quot;&amp;IF([.D46]=&quot;FK&quot;;&quot;Select &quot;;VLOOKUP([.F46];[$Auxiliar.$A$27:.$B$48];2;0))&amp;&quot; id=&quot;&quot;&quot;&amp;[.C46]&amp;&quot;&quot;&quot; label=&quot;&quot;&quot;&amp;[.C46]&amp;&quot;&quot;&quot;&quot;&amp; IF([.D46]=&quot;FK&quot;;&quot; datasource=&quot;&quot;table:&quot;&amp;VLOOKUP(&quot;Chave&quot;&amp;&quot;.&quot;&amp;[.C46];[.$Q$1:.$R$2300];2;0)&amp;&quot;&quot;&quot; bindid=&quot;&quot;id&quot;&quot; bindvalue=&quot;&quot;name&quot;&quot;&quot;;&quot;&quot;)&amp;&quot;required=&quot;&quot;&quot;&amp;IF([.H46]=&quot;Sim&quot;;&quot;true&quot;;&quot;false&quot;)&amp;&quot;&quot;&quot; /&gt;&quot;;&quot;&quot;)&amp;IF(AND([.A46]=&quot;Chave&quot;;[.A45]=&quot;Campo&quot;);&quot;&lt;/Form&gt;&quot;;&quot;&quot;)">
            <text:p/>
          </table:table-cell>
          <table:table-cell table:style-name="ce27" table:formula="of:=IF([.A46]&lt;&gt;&quot;&quot;;[.A46]&amp;&quot;.&quot;&amp;[.C46];&quot;&quot;)">
            <text:p/>
          </table:table-cell>
          <table:table-cell table:style-name="ce27" table:formula="of:=IF([.A46]&lt;&gt;&quot;&quot;;[.F46];&quot;&quot;)">
            <text:p/>
          </table:table-cell>
        </table:table-row>
        <table:table-row table:style-name="ro1">
          <table:table-cell table:formula="of:=IF([Campos.A48]=&quot;&quot;;&quot;&quot;;[Campos.A48])">
            <text:p/>
          </table:table-cell>
          <table:table-cell table:formula="of:=IF([Campos.B48]=&quot;&quot;;&quot;&quot;;[Campos.B48])">
            <text:p/>
          </table:table-cell>
          <table:table-cell table:formula="of:=IF([Campos.C48]=&quot;&quot;;&quot;&quot;;[Campos.C48])">
            <text:p/>
          </table:table-cell>
          <table:table-cell table:formula="of:=IF([Campos.D48]=&quot;&quot;;&quot;&quot;;[Campos.D48])">
            <text:p/>
          </table:table-cell>
          <table:table-cell table:style-name="ce24" table:formula="of:=IF([.A47]=&quot;Chave&quot;;SUBSTITUTE([.C47];&quot;,&quot;;&quot;_&quot;)&amp;ROW([.C47]);[.C47])">
            <text:p/>
          </table:table-cell>
          <table:table-cell table:formula="of:=IF([Campos.F48]=&quot;&quot;;&quot;&quot;;[Campos.F48])">
            <text:p/>
          </table:table-cell>
          <table:table-cell table:formula="of:=IF([Campos.G48]=&quot;&quot;;&quot;&quot;;[Campos.G48])">
            <text:p/>
          </table:table-cell>
          <table:table-cell table:formula="of:=IF([Campos.H48]=&quot;&quot;;&quot;&quot;;[Campos.H48])">
            <text:p/>
          </table:table-cell>
          <table:table-cell table:formula="of:=IF([Campos.E48]=&quot;&quot;;&quot;&quot;;[Campos.E48])">
            <text:p/>
          </table:table-cell>
          <table:table-cell table:formula="of:=IF([Campos.I48]=&quot;&quot;;&quot;&quot;;[Campos.I48])">
            <text:p/>
          </table:table-cell>
          <table:table-cell table:formula="of:=IF([.B47]=&quot;&quot;;&quot;&quot;;VLOOKUP([.B47];[$Tabelas.$A$1:.$B$136];2;0))">
            <text:p/>
          </table:table-cell>
          <table:table-cell table:formula="of:=IF([.A47]=&quot;Campo&quot;;IF([.A47]=&quot;&quot;;&quot;&quot;;IF([.A47]&lt;&gt;[.A46];&quot;&quot;;&quot;PREVIOUS=&quot;&quot;&quot;&amp;[.C46]&amp;&quot;&quot;&quot; &quot;) &amp; IF([.A47]&lt;&gt;[.A48];&quot;&quot;;&quot;NEXT=&quot;&quot;&quot;&amp;[.C48]&amp;&quot;&quot;&quot;&quot;));IF([.A47]=&quot;&quot;;&quot;&quot;;IF([.A47]&lt;&gt;[.A46];&quot;&quot;;&quot;PREVIOUS=&quot;&quot;&quot;&amp;[.E46]&amp;&quot;&quot;&quot; &quot;) &amp; IF([.A47]&lt;&gt;[.A48];&quot;&quot;;&quot;NEXT=&quot;&quot;&quot;&amp;[.E48]&amp;&quot;&quot;&quot;&quot;)))">
            <text:p/>
          </table:table-cell>
          <table:table-cell table:formula="of:=IF([.B47]=&quot;&quot;;&quot;&quot;;VLOOKUP([.B47];[$Tabelas.$A$1:.$C$136];3;0))">
            <text:p/>
          </table:table-cell>
          <table:table-cell table:formula="of:=IF([.A47]=&quot;Campo&quot;; IF(ISERROR(VLOOKUP([.F47];[$Auxiliar.$A$1:.$E$17];5;0));&quot;TYPE=&quot;&quot;&quot;&amp;[.F47]&amp;&quot;&quot;&quot; LENGTH=&quot;&quot;&quot;&amp;[.G47]&amp;&quot;&quot;&quot; &quot;;VLOOKUP([.F47];[$Auxiliar.$A$1:.$E$17];5;0)) &amp; IF(AND([.A47]=&quot;Campo&quot;;[.D47]=&quot;PK&quot;); IF([.I47]=&quot;Sim&quot;;&quot; SEQUENCE=&quot;&quot;true&quot;&quot;&quot;;&quot; SEQUENCE=&quot;&quot;false&quot;&quot;&quot;);&quot;&quot;)&amp;IF([.H47]&lt;&gt;&quot;&quot;;&quot; NOTNULL=&quot;&quot;&quot;&amp;IF([.H47]=&quot;Sim&quot;;&quot;true&quot;;&quot;false&quot;)&amp;&quot;&quot;&quot;&quot;;&quot;&quot;);&quot;&quot;)">
            <text:p/>
          </table:table-cell>
          <table:table-cell table:style-name="ce26" table:formula="of:=IF(AND([.B47]&lt;&gt;[.B46];[.B47]&lt;&gt;&quot;&quot;);&quot;&lt;TABLE NAME=&quot;&quot;&quot;&amp;[.B47]&amp;&quot;&quot;&quot; COMMENT=&quot;&quot;&quot;&amp;[.K47]&amp;&quot;&quot;&quot; &quot;&amp; [.M47] &amp;&quot;&gt;&lt;FIELDS&gt;&quot;;&quot;&quot;) &amp; IF(AND([.A47]=&quot;Chave&quot;;[.A46]=&quot;Campo&quot;);&quot;&lt;KEYS&gt;&quot;;&quot;&quot;) &amp; IF([.A47]=&quot;Chave&quot;;&quot;&lt;KEY NAME=&quot;&quot;&quot;&amp;[.E47]&amp;&quot;&quot;&quot; TYPE=&quot;&quot;&quot;&amp;IF([.D47]=&quot;PK&quot;;&quot;primary&quot;;&quot;foreign&quot;)&amp;&quot;&quot;&quot; FIELDS=&quot;&quot;&quot;&amp;[.C47]&amp;&quot;&quot;&quot;&quot;&amp;IF([.D47]=&quot;FK&quot;;&quot; REFTABLE=&quot;&quot;&quot;&amp;[.F47]&amp;&quot;&quot;&quot; REFFIELDS=&quot;&quot;&quot;&amp;[.G47]&amp;&quot;&quot;&quot;&quot;;&quot;&quot;)&amp;&quot; &quot;&amp;[.L47]&amp;&quot; COMMENT=&quot;&quot;&quot;&amp;[.J47]&amp;&quot;&quot;&quot;&quot;&amp;IF(AND([.A47]=&quot;Campo&quot;;[.D47]=&quot;PK&quot;);&quot; SEQUENCE=&quot;&quot;true&quot;&quot;&quot;;&quot;&quot;)&amp;&quot;/&gt;&quot;;&quot;&quot;) &amp; IF([.A47]=&quot;Campo&quot;;&quot;&lt;FIELD NAME=&quot;&quot;&quot;&amp;[.C47]&amp;&quot;&quot;&quot; &quot;&amp;[.N47]&amp;&quot; &quot;&amp;[.L47]&amp;IF(AND([.A47]=&quot;Campo&quot;;[.D47]&lt;&gt;&quot;PK&quot;);&quot; SEQUENCE=&quot;&quot;false&quot;&quot; &quot;;&quot;&quot;)&amp;&quot; COMMENT=&quot;&quot;&quot;&amp;[.J47]&amp;&quot;&quot;&quot;/&gt;&quot;;&quot;&quot;) &amp; IF(AND([.A47]=&quot;Campo&quot;;[.A48]=&quot;Chave&quot;);&quot;&lt;/FIELDS&gt;&quot;;&quot;&quot;) &amp; IF(AND([.A47]=&quot;Chave&quot;;[.A48]&lt;&gt;&quot;Chave&quot;);&quot;&lt;/KEYS&gt;&quot;;&quot;&quot;) &amp; IF([.B47]&lt;&gt;[.B48];&quot;&lt;/TABLE&gt;&quot;;&quot;&quot;) &amp; IF(AND([.A47]=&quot;&quot;;[.A46]&lt;&gt;&quot;&quot;);&quot;&lt;/TABLES&gt;&lt;/XMLDB&gt;&quot;;&quot;&quot;)">
            <text:p/>
          </table:table-cell>
          <table:table-cell table:style-name="ce27" table:formula="of:=IF(AND([.A47]=&quot;Campo&quot;;[.A47]&lt;&gt;[.A46]);&quot;&lt;Form name=&quot;&quot;newRecord&quot;&quot;&gt;&quot;;&quot;&quot;)&amp;IF([.A47]=&quot;Campo&quot;;&quot;&lt;&quot;&amp;IF([.D47]=&quot;FK&quot;;&quot;Select &quot;;VLOOKUP([.F47];[$Auxiliar.$A$27:.$B$48];2;0))&amp;&quot; id=&quot;&quot;&quot;&amp;[.C47]&amp;&quot;&quot;&quot; label=&quot;&quot;&quot;&amp;[.C47]&amp;&quot;&quot;&quot;&quot;&amp; IF([.D47]=&quot;FK&quot;;&quot; datasource=&quot;&quot;table:&quot;&amp;VLOOKUP(&quot;Chave&quot;&amp;&quot;.&quot;&amp;[.C47];[.$Q$1:.$R$2300];2;0)&amp;&quot;&quot;&quot; bindid=&quot;&quot;id&quot;&quot; bindvalue=&quot;&quot;name&quot;&quot;&quot;;&quot;&quot;)&amp;&quot;required=&quot;&quot;&quot;&amp;IF([.H47]=&quot;Sim&quot;;&quot;true&quot;;&quot;false&quot;)&amp;&quot;&quot;&quot; /&gt;&quot;;&quot;&quot;)&amp;IF(AND([.A47]=&quot;Chave&quot;;[.A46]=&quot;Campo&quot;);&quot;&lt;/Form&gt;&quot;;&quot;&quot;)">
            <text:p/>
          </table:table-cell>
          <table:table-cell table:style-name="ce27" table:formula="of:=IF([.A47]&lt;&gt;&quot;&quot;;[.A47]&amp;&quot;.&quot;&amp;[.C47];&quot;&quot;)">
            <text:p/>
          </table:table-cell>
          <table:table-cell table:style-name="ce27" table:formula="of:=IF([.A47]&lt;&gt;&quot;&quot;;[.F47];&quot;&quot;)">
            <text:p/>
          </table:table-cell>
        </table:table-row>
        <table:table-row table:style-name="ro1">
          <table:table-cell table:formula="of:=IF([Campos.A49]=&quot;&quot;;&quot;&quot;;[Campos.A49])">
            <text:p/>
          </table:table-cell>
          <table:table-cell table:formula="of:=IF([Campos.B49]=&quot;&quot;;&quot;&quot;;[Campos.B49])">
            <text:p/>
          </table:table-cell>
          <table:table-cell table:formula="of:=IF([Campos.C49]=&quot;&quot;;&quot;&quot;;[Campos.C49])">
            <text:p/>
          </table:table-cell>
          <table:table-cell table:formula="of:=IF([Campos.D49]=&quot;&quot;;&quot;&quot;;[Campos.D49])">
            <text:p/>
          </table:table-cell>
          <table:table-cell table:style-name="ce24" table:formula="of:=IF([.A48]=&quot;Chave&quot;;SUBSTITUTE([.C48];&quot;,&quot;;&quot;_&quot;)&amp;ROW([.C48]);[.C48])">
            <text:p/>
          </table:table-cell>
          <table:table-cell table:formula="of:=IF([Campos.F49]=&quot;&quot;;&quot;&quot;;[Campos.F49])">
            <text:p/>
          </table:table-cell>
          <table:table-cell table:formula="of:=IF([Campos.G49]=&quot;&quot;;&quot;&quot;;[Campos.G49])">
            <text:p/>
          </table:table-cell>
          <table:table-cell table:formula="of:=IF([Campos.H49]=&quot;&quot;;&quot;&quot;;[Campos.H49])">
            <text:p/>
          </table:table-cell>
          <table:table-cell table:formula="of:=IF([Campos.E49]=&quot;&quot;;&quot;&quot;;[Campos.E49])">
            <text:p/>
          </table:table-cell>
          <table:table-cell table:formula="of:=IF([Campos.I49]=&quot;&quot;;&quot;&quot;;[Campos.I49])">
            <text:p/>
          </table:table-cell>
          <table:table-cell table:formula="of:=IF([.B48]=&quot;&quot;;&quot;&quot;;VLOOKUP([.B48];[$Tabelas.$A$1:.$B$136];2;0))">
            <text:p/>
          </table:table-cell>
          <table:table-cell table:formula="of:=IF([.A48]=&quot;Campo&quot;;IF([.A48]=&quot;&quot;;&quot;&quot;;IF([.A48]&lt;&gt;[.A47];&quot;&quot;;&quot;PREVIOUS=&quot;&quot;&quot;&amp;[.C47]&amp;&quot;&quot;&quot; &quot;) &amp; IF([.A48]&lt;&gt;[.A49];&quot;&quot;;&quot;NEXT=&quot;&quot;&quot;&amp;[.C49]&amp;&quot;&quot;&quot;&quot;));IF([.A48]=&quot;&quot;;&quot;&quot;;IF([.A48]&lt;&gt;[.A47];&quot;&quot;;&quot;PREVIOUS=&quot;&quot;&quot;&amp;[.E47]&amp;&quot;&quot;&quot; &quot;) &amp; IF([.A48]&lt;&gt;[.A49];&quot;&quot;;&quot;NEXT=&quot;&quot;&quot;&amp;[.E49]&amp;&quot;&quot;&quot;&quot;)))">
            <text:p/>
          </table:table-cell>
          <table:table-cell table:formula="of:=IF([.B48]=&quot;&quot;;&quot;&quot;;VLOOKUP([.B48];[$Tabelas.$A$1:.$C$136];3;0))">
            <text:p/>
          </table:table-cell>
          <table:table-cell table:formula="of:=IF([.A48]=&quot;Campo&quot;; IF(ISERROR(VLOOKUP([.F48];[$Auxiliar.$A$1:.$E$17];5;0));&quot;TYPE=&quot;&quot;&quot;&amp;[.F48]&amp;&quot;&quot;&quot; LENGTH=&quot;&quot;&quot;&amp;[.G48]&amp;&quot;&quot;&quot; &quot;;VLOOKUP([.F48];[$Auxiliar.$A$1:.$E$17];5;0)) &amp; IF(AND([.A48]=&quot;Campo&quot;;[.D48]=&quot;PK&quot;); IF([.I48]=&quot;Sim&quot;;&quot; SEQUENCE=&quot;&quot;true&quot;&quot;&quot;;&quot; SEQUENCE=&quot;&quot;false&quot;&quot;&quot;);&quot;&quot;)&amp;IF([.H48]&lt;&gt;&quot;&quot;;&quot; NOTNULL=&quot;&quot;&quot;&amp;IF([.H48]=&quot;Sim&quot;;&quot;true&quot;;&quot;false&quot;)&amp;&quot;&quot;&quot;&quot;;&quot;&quot;);&quot;&quot;)">
            <text:p/>
          </table:table-cell>
          <table:table-cell table:style-name="ce26" table:formula="of:=IF(AND([.B48]&lt;&gt;[.B47];[.B48]&lt;&gt;&quot;&quot;);&quot;&lt;TABLE NAME=&quot;&quot;&quot;&amp;[.B48]&amp;&quot;&quot;&quot; COMMENT=&quot;&quot;&quot;&amp;[.K48]&amp;&quot;&quot;&quot; &quot;&amp; [.M48] &amp;&quot;&gt;&lt;FIELDS&gt;&quot;;&quot;&quot;) &amp; IF(AND([.A48]=&quot;Chave&quot;;[.A47]=&quot;Campo&quot;);&quot;&lt;KEYS&gt;&quot;;&quot;&quot;) &amp; IF([.A48]=&quot;Chave&quot;;&quot;&lt;KEY NAME=&quot;&quot;&quot;&amp;[.E48]&amp;&quot;&quot;&quot; TYPE=&quot;&quot;&quot;&amp;IF([.D48]=&quot;PK&quot;;&quot;primary&quot;;&quot;foreign&quot;)&amp;&quot;&quot;&quot; FIELDS=&quot;&quot;&quot;&amp;[.C48]&amp;&quot;&quot;&quot;&quot;&amp;IF([.D48]=&quot;FK&quot;;&quot; REFTABLE=&quot;&quot;&quot;&amp;[.F48]&amp;&quot;&quot;&quot; REFFIELDS=&quot;&quot;&quot;&amp;[.G48]&amp;&quot;&quot;&quot;&quot;;&quot;&quot;)&amp;&quot; &quot;&amp;[.L48]&amp;&quot; COMMENT=&quot;&quot;&quot;&amp;[.J48]&amp;&quot;&quot;&quot;&quot;&amp;IF(AND([.A48]=&quot;Campo&quot;;[.D48]=&quot;PK&quot;);&quot; SEQUENCE=&quot;&quot;true&quot;&quot;&quot;;&quot;&quot;)&amp;&quot;/&gt;&quot;;&quot;&quot;) &amp; IF([.A48]=&quot;Campo&quot;;&quot;&lt;FIELD NAME=&quot;&quot;&quot;&amp;[.C48]&amp;&quot;&quot;&quot; &quot;&amp;[.N48]&amp;&quot; &quot;&amp;[.L48]&amp;IF(AND([.A48]=&quot;Campo&quot;;[.D48]&lt;&gt;&quot;PK&quot;);&quot; SEQUENCE=&quot;&quot;false&quot;&quot; &quot;;&quot;&quot;)&amp;&quot; COMMENT=&quot;&quot;&quot;&amp;[.J48]&amp;&quot;&quot;&quot;/&gt;&quot;;&quot;&quot;) &amp; IF(AND([.A48]=&quot;Campo&quot;;[.A49]=&quot;Chave&quot;);&quot;&lt;/FIELDS&gt;&quot;;&quot;&quot;) &amp; IF(AND([.A48]=&quot;Chave&quot;;[.A49]&lt;&gt;&quot;Chave&quot;);&quot;&lt;/KEYS&gt;&quot;;&quot;&quot;) &amp; IF([.B48]&lt;&gt;[.B49];&quot;&lt;/TABLE&gt;&quot;;&quot;&quot;) &amp; IF(AND([.A48]=&quot;&quot;;[.A47]&lt;&gt;&quot;&quot;);&quot;&lt;/TABLES&gt;&lt;/XMLDB&gt;&quot;;&quot;&quot;)">
            <text:p/>
          </table:table-cell>
          <table:table-cell table:style-name="ce27" table:formula="of:=IF(AND([.A48]=&quot;Campo&quot;;[.A48]&lt;&gt;[.A47]);&quot;&lt;Form name=&quot;&quot;newRecord&quot;&quot;&gt;&quot;;&quot;&quot;)&amp;IF([.A48]=&quot;Campo&quot;;&quot;&lt;&quot;&amp;IF([.D48]=&quot;FK&quot;;&quot;Select &quot;;VLOOKUP([.F48];[$Auxiliar.$A$27:.$B$48];2;0))&amp;&quot; id=&quot;&quot;&quot;&amp;[.C48]&amp;&quot;&quot;&quot; label=&quot;&quot;&quot;&amp;[.C48]&amp;&quot;&quot;&quot;&quot;&amp; IF([.D48]=&quot;FK&quot;;&quot; datasource=&quot;&quot;table:&quot;&amp;VLOOKUP(&quot;Chave&quot;&amp;&quot;.&quot;&amp;[.C48];[.$Q$1:.$R$2300];2;0)&amp;&quot;&quot;&quot; bindid=&quot;&quot;id&quot;&quot; bindvalue=&quot;&quot;name&quot;&quot;&quot;;&quot;&quot;)&amp;&quot;required=&quot;&quot;&quot;&amp;IF([.H48]=&quot;Sim&quot;;&quot;true&quot;;&quot;false&quot;)&amp;&quot;&quot;&quot; /&gt;&quot;;&quot;&quot;)&amp;IF(AND([.A48]=&quot;Chave&quot;;[.A47]=&quot;Campo&quot;);&quot;&lt;/Form&gt;&quot;;&quot;&quot;)">
            <text:p/>
          </table:table-cell>
          <table:table-cell table:style-name="ce27" table:formula="of:=IF([.A48]&lt;&gt;&quot;&quot;;[.A48]&amp;&quot;.&quot;&amp;[.C48];&quot;&quot;)">
            <text:p/>
          </table:table-cell>
          <table:table-cell table:style-name="ce27" table:formula="of:=IF([.A48]&lt;&gt;&quot;&quot;;[.F48];&quot;&quot;)">
            <text:p/>
          </table:table-cell>
        </table:table-row>
        <table:table-row table:style-name="ro1">
          <table:table-cell table:formula="of:=IF([Campos.A50]=&quot;&quot;;&quot;&quot;;[Campos.A50])">
            <text:p/>
          </table:table-cell>
          <table:table-cell table:formula="of:=IF([Campos.B50]=&quot;&quot;;&quot;&quot;;[Campos.B50])">
            <text:p/>
          </table:table-cell>
          <table:table-cell table:formula="of:=IF([Campos.C50]=&quot;&quot;;&quot;&quot;;[Campos.C50])">
            <text:p/>
          </table:table-cell>
          <table:table-cell table:formula="of:=IF([Campos.D50]=&quot;&quot;;&quot;&quot;;[Campos.D50])">
            <text:p/>
          </table:table-cell>
          <table:table-cell table:style-name="ce24" table:formula="of:=IF([.A49]=&quot;Chave&quot;;SUBSTITUTE([.C49];&quot;,&quot;;&quot;_&quot;)&amp;ROW([.C49]);[.C49])">
            <text:p/>
          </table:table-cell>
          <table:table-cell table:formula="of:=IF([Campos.F50]=&quot;&quot;;&quot;&quot;;[Campos.F50])">
            <text:p/>
          </table:table-cell>
          <table:table-cell table:formula="of:=IF([Campos.G50]=&quot;&quot;;&quot;&quot;;[Campos.G50])">
            <text:p/>
          </table:table-cell>
          <table:table-cell table:formula="of:=IF([Campos.H50]=&quot;&quot;;&quot;&quot;;[Campos.H50])">
            <text:p/>
          </table:table-cell>
          <table:table-cell table:formula="of:=IF([Campos.E50]=&quot;&quot;;&quot;&quot;;[Campos.E50])">
            <text:p/>
          </table:table-cell>
          <table:table-cell table:formula="of:=IF([Campos.I50]=&quot;&quot;;&quot;&quot;;[Campos.I50])">
            <text:p/>
          </table:table-cell>
          <table:table-cell table:formula="of:=IF([.B49]=&quot;&quot;;&quot;&quot;;VLOOKUP([.B49];[$Tabelas.$A$1:.$B$136];2;0))">
            <text:p/>
          </table:table-cell>
          <table:table-cell table:formula="of:=IF([.A49]=&quot;Campo&quot;;IF([.A49]=&quot;&quot;;&quot;&quot;;IF([.A49]&lt;&gt;[.A48];&quot;&quot;;&quot;PREVIOUS=&quot;&quot;&quot;&amp;[.C48]&amp;&quot;&quot;&quot; &quot;) &amp; IF([.A49]&lt;&gt;[.A50];&quot;&quot;;&quot;NEXT=&quot;&quot;&quot;&amp;[.C50]&amp;&quot;&quot;&quot;&quot;));IF([.A49]=&quot;&quot;;&quot;&quot;;IF([.A49]&lt;&gt;[.A48];&quot;&quot;;&quot;PREVIOUS=&quot;&quot;&quot;&amp;[.E48]&amp;&quot;&quot;&quot; &quot;) &amp; IF([.A49]&lt;&gt;[.A50];&quot;&quot;;&quot;NEXT=&quot;&quot;&quot;&amp;[.E50]&amp;&quot;&quot;&quot;&quot;)))">
            <text:p/>
          </table:table-cell>
          <table:table-cell table:formula="of:=IF([.B49]=&quot;&quot;;&quot;&quot;;VLOOKUP([.B49];[$Tabelas.$A$1:.$C$136];3;0))">
            <text:p/>
          </table:table-cell>
          <table:table-cell table:formula="of:=IF([.A49]=&quot;Campo&quot;; IF(ISERROR(VLOOKUP([.F49];[$Auxiliar.$A$1:.$E$17];5;0));&quot;TYPE=&quot;&quot;&quot;&amp;[.F49]&amp;&quot;&quot;&quot; LENGTH=&quot;&quot;&quot;&amp;[.G49]&amp;&quot;&quot;&quot; &quot;;VLOOKUP([.F49];[$Auxiliar.$A$1:.$E$17];5;0)) &amp; IF(AND([.A49]=&quot;Campo&quot;;[.D49]=&quot;PK&quot;); IF([.I49]=&quot;Sim&quot;;&quot; SEQUENCE=&quot;&quot;true&quot;&quot;&quot;;&quot; SEQUENCE=&quot;&quot;false&quot;&quot;&quot;);&quot;&quot;)&amp;IF([.H49]&lt;&gt;&quot;&quot;;&quot; NOTNULL=&quot;&quot;&quot;&amp;IF([.H49]=&quot;Sim&quot;;&quot;true&quot;;&quot;false&quot;)&amp;&quot;&quot;&quot;&quot;;&quot;&quot;);&quot;&quot;)">
            <text:p/>
          </table:table-cell>
          <table:table-cell table:style-name="ce26" table:formula="of:=IF(AND([.B49]&lt;&gt;[.B48];[.B49]&lt;&gt;&quot;&quot;);&quot;&lt;TABLE NAME=&quot;&quot;&quot;&amp;[.B49]&amp;&quot;&quot;&quot; COMMENT=&quot;&quot;&quot;&amp;[.K49]&amp;&quot;&quot;&quot; &quot;&amp; [.M49] &amp;&quot;&gt;&lt;FIELDS&gt;&quot;;&quot;&quot;) &amp; IF(AND([.A49]=&quot;Chave&quot;;[.A48]=&quot;Campo&quot;);&quot;&lt;KEYS&gt;&quot;;&quot;&quot;) &amp; IF([.A49]=&quot;Chave&quot;;&quot;&lt;KEY NAME=&quot;&quot;&quot;&amp;[.E49]&amp;&quot;&quot;&quot; TYPE=&quot;&quot;&quot;&amp;IF([.D49]=&quot;PK&quot;;&quot;primary&quot;;&quot;foreign&quot;)&amp;&quot;&quot;&quot; FIELDS=&quot;&quot;&quot;&amp;[.C49]&amp;&quot;&quot;&quot;&quot;&amp;IF([.D49]=&quot;FK&quot;;&quot; REFTABLE=&quot;&quot;&quot;&amp;[.F49]&amp;&quot;&quot;&quot; REFFIELDS=&quot;&quot;&quot;&amp;[.G49]&amp;&quot;&quot;&quot;&quot;;&quot;&quot;)&amp;&quot; &quot;&amp;[.L49]&amp;&quot; COMMENT=&quot;&quot;&quot;&amp;[.J49]&amp;&quot;&quot;&quot;&quot;&amp;IF(AND([.A49]=&quot;Campo&quot;;[.D49]=&quot;PK&quot;);&quot; SEQUENCE=&quot;&quot;true&quot;&quot;&quot;;&quot;&quot;)&amp;&quot;/&gt;&quot;;&quot;&quot;) &amp; IF([.A49]=&quot;Campo&quot;;&quot;&lt;FIELD NAME=&quot;&quot;&quot;&amp;[.C49]&amp;&quot;&quot;&quot; &quot;&amp;[.N49]&amp;&quot; &quot;&amp;[.L49]&amp;IF(AND([.A49]=&quot;Campo&quot;;[.D49]&lt;&gt;&quot;PK&quot;);&quot; SEQUENCE=&quot;&quot;false&quot;&quot; &quot;;&quot;&quot;)&amp;&quot; COMMENT=&quot;&quot;&quot;&amp;[.J49]&amp;&quot;&quot;&quot;/&gt;&quot;;&quot;&quot;) &amp; IF(AND([.A49]=&quot;Campo&quot;;[.A50]=&quot;Chave&quot;);&quot;&lt;/FIELDS&gt;&quot;;&quot;&quot;) &amp; IF(AND([.A49]=&quot;Chave&quot;;[.A50]&lt;&gt;&quot;Chave&quot;);&quot;&lt;/KEYS&gt;&quot;;&quot;&quot;) &amp; IF([.B49]&lt;&gt;[.B50];&quot;&lt;/TABLE&gt;&quot;;&quot;&quot;) &amp; IF(AND([.A49]=&quot;&quot;;[.A48]&lt;&gt;&quot;&quot;);&quot;&lt;/TABLES&gt;&lt;/XMLDB&gt;&quot;;&quot;&quot;)">
            <text:p/>
          </table:table-cell>
          <table:table-cell table:style-name="ce27" table:formula="of:=IF(AND([.A49]=&quot;Campo&quot;;[.A49]&lt;&gt;[.A48]);&quot;&lt;Form name=&quot;&quot;newRecord&quot;&quot;&gt;&quot;;&quot;&quot;)&amp;IF([.A49]=&quot;Campo&quot;;&quot;&lt;&quot;&amp;IF([.D49]=&quot;FK&quot;;&quot;Select &quot;;VLOOKUP([.F49];[$Auxiliar.$A$27:.$B$48];2;0))&amp;&quot; id=&quot;&quot;&quot;&amp;[.C49]&amp;&quot;&quot;&quot; label=&quot;&quot;&quot;&amp;[.C49]&amp;&quot;&quot;&quot;&quot;&amp; IF([.D49]=&quot;FK&quot;;&quot; datasource=&quot;&quot;table:&quot;&amp;VLOOKUP(&quot;Chave&quot;&amp;&quot;.&quot;&amp;[.C49];[.$Q$1:.$R$2300];2;0)&amp;&quot;&quot;&quot; bindid=&quot;&quot;id&quot;&quot; bindvalue=&quot;&quot;name&quot;&quot;&quot;;&quot;&quot;)&amp;&quot;required=&quot;&quot;&quot;&amp;IF([.H49]=&quot;Sim&quot;;&quot;true&quot;;&quot;false&quot;)&amp;&quot;&quot;&quot; /&gt;&quot;;&quot;&quot;)&amp;IF(AND([.A49]=&quot;Chave&quot;;[.A48]=&quot;Campo&quot;);&quot;&lt;/Form&gt;&quot;;&quot;&quot;)">
            <text:p/>
          </table:table-cell>
          <table:table-cell table:style-name="ce27" table:formula="of:=IF([.A49]&lt;&gt;&quot;&quot;;[.A49]&amp;&quot;.&quot;&amp;[.C49];&quot;&quot;)">
            <text:p/>
          </table:table-cell>
          <table:table-cell table:style-name="ce27" table:formula="of:=IF([.A49]&lt;&gt;&quot;&quot;;[.F49];&quot;&quot;)">
            <text:p/>
          </table:table-cell>
        </table:table-row>
        <table:table-row table:style-name="ro1">
          <table:table-cell table:formula="of:=IF([Campos.A51]=&quot;&quot;;&quot;&quot;;[Campos.A51])">
            <text:p/>
          </table:table-cell>
          <table:table-cell table:formula="of:=IF([Campos.B51]=&quot;&quot;;&quot;&quot;;[Campos.B51])">
            <text:p/>
          </table:table-cell>
          <table:table-cell table:formula="of:=IF([Campos.C51]=&quot;&quot;;&quot;&quot;;[Campos.C51])">
            <text:p/>
          </table:table-cell>
          <table:table-cell table:formula="of:=IF([Campos.D51]=&quot;&quot;;&quot;&quot;;[Campos.D51])">
            <text:p/>
          </table:table-cell>
          <table:table-cell table:style-name="ce24" table:formula="of:=IF([.A50]=&quot;Chave&quot;;SUBSTITUTE([.C50];&quot;,&quot;;&quot;_&quot;)&amp;ROW([.C50]);[.C50])">
            <text:p/>
          </table:table-cell>
          <table:table-cell table:formula="of:=IF([Campos.F51]=&quot;&quot;;&quot;&quot;;[Campos.F51])">
            <text:p/>
          </table:table-cell>
          <table:table-cell table:formula="of:=IF([Campos.G51]=&quot;&quot;;&quot;&quot;;[Campos.G51])">
            <text:p/>
          </table:table-cell>
          <table:table-cell table:formula="of:=IF([Campos.H51]=&quot;&quot;;&quot;&quot;;[Campos.H51])">
            <text:p/>
          </table:table-cell>
          <table:table-cell table:formula="of:=IF([Campos.E51]=&quot;&quot;;&quot;&quot;;[Campos.E51])">
            <text:p/>
          </table:table-cell>
          <table:table-cell table:formula="of:=IF([Campos.I51]=&quot;&quot;;&quot;&quot;;[Campos.I51])">
            <text:p/>
          </table:table-cell>
          <table:table-cell table:formula="of:=IF([.B50]=&quot;&quot;;&quot;&quot;;VLOOKUP([.B50];[$Tabelas.$A$1:.$B$136];2;0))">
            <text:p/>
          </table:table-cell>
          <table:table-cell table:formula="of:=IF([.A50]=&quot;Campo&quot;;IF([.A50]=&quot;&quot;;&quot;&quot;;IF([.A50]&lt;&gt;[.A49];&quot;&quot;;&quot;PREVIOUS=&quot;&quot;&quot;&amp;[.C49]&amp;&quot;&quot;&quot; &quot;) &amp; IF([.A50]&lt;&gt;[.A51];&quot;&quot;;&quot;NEXT=&quot;&quot;&quot;&amp;[.C51]&amp;&quot;&quot;&quot;&quot;));IF([.A50]=&quot;&quot;;&quot;&quot;;IF([.A50]&lt;&gt;[.A49];&quot;&quot;;&quot;PREVIOUS=&quot;&quot;&quot;&amp;[.E49]&amp;&quot;&quot;&quot; &quot;) &amp; IF([.A50]&lt;&gt;[.A51];&quot;&quot;;&quot;NEXT=&quot;&quot;&quot;&amp;[.E51]&amp;&quot;&quot;&quot;&quot;)))">
            <text:p/>
          </table:table-cell>
          <table:table-cell table:formula="of:=IF([.B50]=&quot;&quot;;&quot;&quot;;VLOOKUP([.B50];[$Tabelas.$A$1:.$C$136];3;0))">
            <text:p/>
          </table:table-cell>
          <table:table-cell table:formula="of:=IF([.A50]=&quot;Campo&quot;; IF(ISERROR(VLOOKUP([.F50];[$Auxiliar.$A$1:.$E$17];5;0));&quot;TYPE=&quot;&quot;&quot;&amp;[.F50]&amp;&quot;&quot;&quot; LENGTH=&quot;&quot;&quot;&amp;[.G50]&amp;&quot;&quot;&quot; &quot;;VLOOKUP([.F50];[$Auxiliar.$A$1:.$E$17];5;0)) &amp; IF(AND([.A50]=&quot;Campo&quot;;[.D50]=&quot;PK&quot;); IF([.I50]=&quot;Sim&quot;;&quot; SEQUENCE=&quot;&quot;true&quot;&quot;&quot;;&quot; SEQUENCE=&quot;&quot;false&quot;&quot;&quot;);&quot;&quot;)&amp;IF([.H50]&lt;&gt;&quot;&quot;;&quot; NOTNULL=&quot;&quot;&quot;&amp;IF([.H50]=&quot;Sim&quot;;&quot;true&quot;;&quot;false&quot;)&amp;&quot;&quot;&quot;&quot;;&quot;&quot;);&quot;&quot;)">
            <text:p/>
          </table:table-cell>
          <table:table-cell table:style-name="ce26" table:formula="of:=IF(AND([.B50]&lt;&gt;[.B49];[.B50]&lt;&gt;&quot;&quot;);&quot;&lt;TABLE NAME=&quot;&quot;&quot;&amp;[.B50]&amp;&quot;&quot;&quot; COMMENT=&quot;&quot;&quot;&amp;[.K50]&amp;&quot;&quot;&quot; &quot;&amp; [.M50] &amp;&quot;&gt;&lt;FIELDS&gt;&quot;;&quot;&quot;) &amp; IF(AND([.A50]=&quot;Chave&quot;;[.A49]=&quot;Campo&quot;);&quot;&lt;KEYS&gt;&quot;;&quot;&quot;) &amp; IF([.A50]=&quot;Chave&quot;;&quot;&lt;KEY NAME=&quot;&quot;&quot;&amp;[.E50]&amp;&quot;&quot;&quot; TYPE=&quot;&quot;&quot;&amp;IF([.D50]=&quot;PK&quot;;&quot;primary&quot;;&quot;foreign&quot;)&amp;&quot;&quot;&quot; FIELDS=&quot;&quot;&quot;&amp;[.C50]&amp;&quot;&quot;&quot;&quot;&amp;IF([.D50]=&quot;FK&quot;;&quot; REFTABLE=&quot;&quot;&quot;&amp;[.F50]&amp;&quot;&quot;&quot; REFFIELDS=&quot;&quot;&quot;&amp;[.G50]&amp;&quot;&quot;&quot;&quot;;&quot;&quot;)&amp;&quot; &quot;&amp;[.L50]&amp;&quot; COMMENT=&quot;&quot;&quot;&amp;[.J50]&amp;&quot;&quot;&quot;&quot;&amp;IF(AND([.A50]=&quot;Campo&quot;;[.D50]=&quot;PK&quot;);&quot; SEQUENCE=&quot;&quot;true&quot;&quot;&quot;;&quot;&quot;)&amp;&quot;/&gt;&quot;;&quot;&quot;) &amp; IF([.A50]=&quot;Campo&quot;;&quot;&lt;FIELD NAME=&quot;&quot;&quot;&amp;[.C50]&amp;&quot;&quot;&quot; &quot;&amp;[.N50]&amp;&quot; &quot;&amp;[.L50]&amp;IF(AND([.A50]=&quot;Campo&quot;;[.D50]&lt;&gt;&quot;PK&quot;);&quot; SEQUENCE=&quot;&quot;false&quot;&quot; &quot;;&quot;&quot;)&amp;&quot; COMMENT=&quot;&quot;&quot;&amp;[.J50]&amp;&quot;&quot;&quot;/&gt;&quot;;&quot;&quot;) &amp; IF(AND([.A50]=&quot;Campo&quot;;[.A51]=&quot;Chave&quot;);&quot;&lt;/FIELDS&gt;&quot;;&quot;&quot;) &amp; IF(AND([.A50]=&quot;Chave&quot;;[.A51]&lt;&gt;&quot;Chave&quot;);&quot;&lt;/KEYS&gt;&quot;;&quot;&quot;) &amp; IF([.B50]&lt;&gt;[.B51];&quot;&lt;/TABLE&gt;&quot;;&quot;&quot;) &amp; IF(AND([.A50]=&quot;&quot;;[.A49]&lt;&gt;&quot;&quot;);&quot;&lt;/TABLES&gt;&lt;/XMLDB&gt;&quot;;&quot;&quot;)">
            <text:p/>
          </table:table-cell>
          <table:table-cell table:style-name="ce27" table:formula="of:=IF(AND([.A50]=&quot;Campo&quot;;[.A50]&lt;&gt;[.A49]);&quot;&lt;Form name=&quot;&quot;newRecord&quot;&quot;&gt;&quot;;&quot;&quot;)&amp;IF([.A50]=&quot;Campo&quot;;&quot;&lt;&quot;&amp;IF([.D50]=&quot;FK&quot;;&quot;Select &quot;;VLOOKUP([.F50];[$Auxiliar.$A$27:.$B$48];2;0))&amp;&quot; id=&quot;&quot;&quot;&amp;[.C50]&amp;&quot;&quot;&quot; label=&quot;&quot;&quot;&amp;[.C50]&amp;&quot;&quot;&quot;&quot;&amp; IF([.D50]=&quot;FK&quot;;&quot; datasource=&quot;&quot;table:&quot;&amp;VLOOKUP(&quot;Chave&quot;&amp;&quot;.&quot;&amp;[.C50];[.$Q$1:.$R$2300];2;0)&amp;&quot;&quot;&quot; bindid=&quot;&quot;id&quot;&quot; bindvalue=&quot;&quot;name&quot;&quot;&quot;;&quot;&quot;)&amp;&quot;required=&quot;&quot;&quot;&amp;IF([.H50]=&quot;Sim&quot;;&quot;true&quot;;&quot;false&quot;)&amp;&quot;&quot;&quot; /&gt;&quot;;&quot;&quot;)&amp;IF(AND([.A50]=&quot;Chave&quot;;[.A49]=&quot;Campo&quot;);&quot;&lt;/Form&gt;&quot;;&quot;&quot;)">
            <text:p/>
          </table:table-cell>
          <table:table-cell table:style-name="ce27" table:formula="of:=IF([.A50]&lt;&gt;&quot;&quot;;[.A50]&amp;&quot;.&quot;&amp;[.C50];&quot;&quot;)">
            <text:p/>
          </table:table-cell>
          <table:table-cell table:style-name="ce27" table:formula="of:=IF([.A50]&lt;&gt;&quot;&quot;;[.F50];&quot;&quot;)">
            <text:p/>
          </table:table-cell>
        </table:table-row>
        <table:table-row table:style-name="ro1">
          <table:table-cell table:formula="of:=IF([Campos.A52]=&quot;&quot;;&quot;&quot;;[Campos.A52])">
            <text:p/>
          </table:table-cell>
          <table:table-cell table:formula="of:=IF([Campos.B52]=&quot;&quot;;&quot;&quot;;[Campos.B52])">
            <text:p/>
          </table:table-cell>
          <table:table-cell table:formula="of:=IF([Campos.C52]=&quot;&quot;;&quot;&quot;;[Campos.C52])">
            <text:p/>
          </table:table-cell>
          <table:table-cell table:formula="of:=IF([Campos.D52]=&quot;&quot;;&quot;&quot;;[Campos.D52])">
            <text:p/>
          </table:table-cell>
          <table:table-cell table:style-name="ce24" table:formula="of:=IF([.A51]=&quot;Chave&quot;;SUBSTITUTE([.C51];&quot;,&quot;;&quot;_&quot;)&amp;ROW([.C51]);[.C51])">
            <text:p/>
          </table:table-cell>
          <table:table-cell table:formula="of:=IF([Campos.F52]=&quot;&quot;;&quot;&quot;;[Campos.F52])">
            <text:p/>
          </table:table-cell>
          <table:table-cell table:formula="of:=IF([Campos.G52]=&quot;&quot;;&quot;&quot;;[Campos.G52])">
            <text:p/>
          </table:table-cell>
          <table:table-cell table:formula="of:=IF([Campos.H52]=&quot;&quot;;&quot;&quot;;[Campos.H52])">
            <text:p/>
          </table:table-cell>
          <table:table-cell table:formula="of:=IF([Campos.E52]=&quot;&quot;;&quot;&quot;;[Campos.E52])">
            <text:p/>
          </table:table-cell>
          <table:table-cell table:formula="of:=IF([Campos.I52]=&quot;&quot;;&quot;&quot;;[Campos.I52])">
            <text:p/>
          </table:table-cell>
          <table:table-cell table:formula="of:=IF([.B51]=&quot;&quot;;&quot;&quot;;VLOOKUP([.B51];[$Tabelas.$A$1:.$B$136];2;0))">
            <text:p/>
          </table:table-cell>
          <table:table-cell table:formula="of:=IF([.A51]=&quot;Campo&quot;;IF([.A51]=&quot;&quot;;&quot;&quot;;IF([.A51]&lt;&gt;[.A50];&quot;&quot;;&quot;PREVIOUS=&quot;&quot;&quot;&amp;[.C50]&amp;&quot;&quot;&quot; &quot;) &amp; IF([.A51]&lt;&gt;[.A52];&quot;&quot;;&quot;NEXT=&quot;&quot;&quot;&amp;[.C52]&amp;&quot;&quot;&quot;&quot;));IF([.A51]=&quot;&quot;;&quot;&quot;;IF([.A51]&lt;&gt;[.A50];&quot;&quot;;&quot;PREVIOUS=&quot;&quot;&quot;&amp;[.E50]&amp;&quot;&quot;&quot; &quot;) &amp; IF([.A51]&lt;&gt;[.A52];&quot;&quot;;&quot;NEXT=&quot;&quot;&quot;&amp;[.E52]&amp;&quot;&quot;&quot;&quot;)))">
            <text:p/>
          </table:table-cell>
          <table:table-cell table:formula="of:=IF([.B51]=&quot;&quot;;&quot;&quot;;VLOOKUP([.B51];[$Tabelas.$A$1:.$C$136];3;0))">
            <text:p/>
          </table:table-cell>
          <table:table-cell table:formula="of:=IF([.A51]=&quot;Campo&quot;; IF(ISERROR(VLOOKUP([.F51];[$Auxiliar.$A$1:.$E$17];5;0));&quot;TYPE=&quot;&quot;&quot;&amp;[.F51]&amp;&quot;&quot;&quot; LENGTH=&quot;&quot;&quot;&amp;[.G51]&amp;&quot;&quot;&quot; &quot;;VLOOKUP([.F51];[$Auxiliar.$A$1:.$E$17];5;0)) &amp; IF(AND([.A51]=&quot;Campo&quot;;[.D51]=&quot;PK&quot;); IF([.I51]=&quot;Sim&quot;;&quot; SEQUENCE=&quot;&quot;true&quot;&quot;&quot;;&quot; SEQUENCE=&quot;&quot;false&quot;&quot;&quot;);&quot;&quot;)&amp;IF([.H51]&lt;&gt;&quot;&quot;;&quot; NOTNULL=&quot;&quot;&quot;&amp;IF([.H51]=&quot;Sim&quot;;&quot;true&quot;;&quot;false&quot;)&amp;&quot;&quot;&quot;&quot;;&quot;&quot;);&quot;&quot;)">
            <text:p/>
          </table:table-cell>
          <table:table-cell table:style-name="ce26" table:formula="of:=IF(AND([.B51]&lt;&gt;[.B50];[.B51]&lt;&gt;&quot;&quot;);&quot;&lt;TABLE NAME=&quot;&quot;&quot;&amp;[.B51]&amp;&quot;&quot;&quot; COMMENT=&quot;&quot;&quot;&amp;[.K51]&amp;&quot;&quot;&quot; &quot;&amp; [.M51] &amp;&quot;&gt;&lt;FIELDS&gt;&quot;;&quot;&quot;) &amp; IF(AND([.A51]=&quot;Chave&quot;;[.A50]=&quot;Campo&quot;);&quot;&lt;KEYS&gt;&quot;;&quot;&quot;) &amp; IF([.A51]=&quot;Chave&quot;;&quot;&lt;KEY NAME=&quot;&quot;&quot;&amp;[.E51]&amp;&quot;&quot;&quot; TYPE=&quot;&quot;&quot;&amp;IF([.D51]=&quot;PK&quot;;&quot;primary&quot;;&quot;foreign&quot;)&amp;&quot;&quot;&quot; FIELDS=&quot;&quot;&quot;&amp;[.C51]&amp;&quot;&quot;&quot;&quot;&amp;IF([.D51]=&quot;FK&quot;;&quot; REFTABLE=&quot;&quot;&quot;&amp;[.F51]&amp;&quot;&quot;&quot; REFFIELDS=&quot;&quot;&quot;&amp;[.G51]&amp;&quot;&quot;&quot;&quot;;&quot;&quot;)&amp;&quot; &quot;&amp;[.L51]&amp;&quot; COMMENT=&quot;&quot;&quot;&amp;[.J51]&amp;&quot;&quot;&quot;&quot;&amp;IF(AND([.A51]=&quot;Campo&quot;;[.D51]=&quot;PK&quot;);&quot; SEQUENCE=&quot;&quot;true&quot;&quot;&quot;;&quot;&quot;)&amp;&quot;/&gt;&quot;;&quot;&quot;) &amp; IF([.A51]=&quot;Campo&quot;;&quot;&lt;FIELD NAME=&quot;&quot;&quot;&amp;[.C51]&amp;&quot;&quot;&quot; &quot;&amp;[.N51]&amp;&quot; &quot;&amp;[.L51]&amp;IF(AND([.A51]=&quot;Campo&quot;;[.D51]&lt;&gt;&quot;PK&quot;);&quot; SEQUENCE=&quot;&quot;false&quot;&quot; &quot;;&quot;&quot;)&amp;&quot; COMMENT=&quot;&quot;&quot;&amp;[.J51]&amp;&quot;&quot;&quot;/&gt;&quot;;&quot;&quot;) &amp; IF(AND([.A51]=&quot;Campo&quot;;[.A52]=&quot;Chave&quot;);&quot;&lt;/FIELDS&gt;&quot;;&quot;&quot;) &amp; IF(AND([.A51]=&quot;Chave&quot;;[.A52]&lt;&gt;&quot;Chave&quot;);&quot;&lt;/KEYS&gt;&quot;;&quot;&quot;) &amp; IF([.B51]&lt;&gt;[.B52];&quot;&lt;/TABLE&gt;&quot;;&quot;&quot;) &amp; IF(AND([.A51]=&quot;&quot;;[.A50]&lt;&gt;&quot;&quot;);&quot;&lt;/TABLES&gt;&lt;/XMLDB&gt;&quot;;&quot;&quot;)">
            <text:p/>
          </table:table-cell>
          <table:table-cell table:style-name="ce27" table:formula="of:=IF(AND([.A51]=&quot;Campo&quot;;[.A51]&lt;&gt;[.A50]);&quot;&lt;Form name=&quot;&quot;newRecord&quot;&quot;&gt;&quot;;&quot;&quot;)&amp;IF([.A51]=&quot;Campo&quot;;&quot;&lt;&quot;&amp;IF([.D51]=&quot;FK&quot;;&quot;Select &quot;;VLOOKUP([.F51];[$Auxiliar.$A$27:.$B$48];2;0))&amp;&quot; id=&quot;&quot;&quot;&amp;[.C51]&amp;&quot;&quot;&quot; label=&quot;&quot;&quot;&amp;[.C51]&amp;&quot;&quot;&quot;&quot;&amp; IF([.D51]=&quot;FK&quot;;&quot; datasource=&quot;&quot;table:&quot;&amp;VLOOKUP(&quot;Chave&quot;&amp;&quot;.&quot;&amp;[.C51];[.$Q$1:.$R$2300];2;0)&amp;&quot;&quot;&quot; bindid=&quot;&quot;id&quot;&quot; bindvalue=&quot;&quot;name&quot;&quot;&quot;;&quot;&quot;)&amp;&quot;required=&quot;&quot;&quot;&amp;IF([.H51]=&quot;Sim&quot;;&quot;true&quot;;&quot;false&quot;)&amp;&quot;&quot;&quot; /&gt;&quot;;&quot;&quot;)&amp;IF(AND([.A51]=&quot;Chave&quot;;[.A50]=&quot;Campo&quot;);&quot;&lt;/Form&gt;&quot;;&quot;&quot;)">
            <text:p/>
          </table:table-cell>
          <table:table-cell table:style-name="ce27" table:formula="of:=IF([.A51]&lt;&gt;&quot;&quot;;[.A51]&amp;&quot;.&quot;&amp;[.C51];&quot;&quot;)">
            <text:p/>
          </table:table-cell>
          <table:table-cell table:style-name="ce27" table:formula="of:=IF([.A51]&lt;&gt;&quot;&quot;;[.F51];&quot;&quot;)">
            <text:p/>
          </table:table-cell>
        </table:table-row>
        <table:table-row table:style-name="ro1">
          <table:table-cell table:formula="of:=IF([Campos.A53]=&quot;&quot;;&quot;&quot;;[Campos.A53])">
            <text:p/>
          </table:table-cell>
          <table:table-cell table:formula="of:=IF([Campos.B53]=&quot;&quot;;&quot;&quot;;[Campos.B53])">
            <text:p/>
          </table:table-cell>
          <table:table-cell table:formula="of:=IF([Campos.C53]=&quot;&quot;;&quot;&quot;;[Campos.C53])">
            <text:p/>
          </table:table-cell>
          <table:table-cell table:formula="of:=IF([Campos.D53]=&quot;&quot;;&quot;&quot;;[Campos.D53])">
            <text:p/>
          </table:table-cell>
          <table:table-cell table:style-name="ce24" table:formula="of:=IF([.A52]=&quot;Chave&quot;;SUBSTITUTE([.C52];&quot;,&quot;;&quot;_&quot;)&amp;ROW([.C52]);[.C52])">
            <text:p/>
          </table:table-cell>
          <table:table-cell table:formula="of:=IF([Campos.F53]=&quot;&quot;;&quot;&quot;;[Campos.F53])">
            <text:p/>
          </table:table-cell>
          <table:table-cell table:formula="of:=IF([Campos.G53]=&quot;&quot;;&quot;&quot;;[Campos.G53])">
            <text:p/>
          </table:table-cell>
          <table:table-cell table:formula="of:=IF([Campos.H53]=&quot;&quot;;&quot;&quot;;[Campos.H53])">
            <text:p/>
          </table:table-cell>
          <table:table-cell table:formula="of:=IF([Campos.E53]=&quot;&quot;;&quot;&quot;;[Campos.E53])">
            <text:p/>
          </table:table-cell>
          <table:table-cell table:formula="of:=IF([Campos.I53]=&quot;&quot;;&quot;&quot;;[Campos.I53])">
            <text:p/>
          </table:table-cell>
          <table:table-cell table:formula="of:=IF([.B52]=&quot;&quot;;&quot;&quot;;VLOOKUP([.B52];[$Tabelas.$A$1:.$B$136];2;0))">
            <text:p/>
          </table:table-cell>
          <table:table-cell table:formula="of:=IF([.A52]=&quot;Campo&quot;;IF([.A52]=&quot;&quot;;&quot;&quot;;IF([.A52]&lt;&gt;[.A51];&quot;&quot;;&quot;PREVIOUS=&quot;&quot;&quot;&amp;[.C51]&amp;&quot;&quot;&quot; &quot;) &amp; IF([.A52]&lt;&gt;[.A53];&quot;&quot;;&quot;NEXT=&quot;&quot;&quot;&amp;[.C53]&amp;&quot;&quot;&quot;&quot;));IF([.A52]=&quot;&quot;;&quot;&quot;;IF([.A52]&lt;&gt;[.A51];&quot;&quot;;&quot;PREVIOUS=&quot;&quot;&quot;&amp;[.E51]&amp;&quot;&quot;&quot; &quot;) &amp; IF([.A52]&lt;&gt;[.A53];&quot;&quot;;&quot;NEXT=&quot;&quot;&quot;&amp;[.E53]&amp;&quot;&quot;&quot;&quot;)))">
            <text:p/>
          </table:table-cell>
          <table:table-cell table:formula="of:=IF([.B52]=&quot;&quot;;&quot;&quot;;VLOOKUP([.B52];[$Tabelas.$A$1:.$C$136];3;0))">
            <text:p/>
          </table:table-cell>
          <table:table-cell table:formula="of:=IF([.A52]=&quot;Campo&quot;; IF(ISERROR(VLOOKUP([.F52];[$Auxiliar.$A$1:.$E$17];5;0));&quot;TYPE=&quot;&quot;&quot;&amp;[.F52]&amp;&quot;&quot;&quot; LENGTH=&quot;&quot;&quot;&amp;[.G52]&amp;&quot;&quot;&quot; &quot;;VLOOKUP([.F52];[$Auxiliar.$A$1:.$E$17];5;0)) &amp; IF(AND([.A52]=&quot;Campo&quot;;[.D52]=&quot;PK&quot;); IF([.I52]=&quot;Sim&quot;;&quot; SEQUENCE=&quot;&quot;true&quot;&quot;&quot;;&quot; SEQUENCE=&quot;&quot;false&quot;&quot;&quot;);&quot;&quot;)&amp;IF([.H52]&lt;&gt;&quot;&quot;;&quot; NOTNULL=&quot;&quot;&quot;&amp;IF([.H52]=&quot;Sim&quot;;&quot;true&quot;;&quot;false&quot;)&amp;&quot;&quot;&quot;&quot;;&quot;&quot;);&quot;&quot;)">
            <text:p/>
          </table:table-cell>
          <table:table-cell table:style-name="ce26" table:formula="of:=IF(AND([.B52]&lt;&gt;[.B51];[.B52]&lt;&gt;&quot;&quot;);&quot;&lt;TABLE NAME=&quot;&quot;&quot;&amp;[.B52]&amp;&quot;&quot;&quot; COMMENT=&quot;&quot;&quot;&amp;[.K52]&amp;&quot;&quot;&quot; &quot;&amp; [.M52] &amp;&quot;&gt;&lt;FIELDS&gt;&quot;;&quot;&quot;) &amp; IF(AND([.A52]=&quot;Chave&quot;;[.A51]=&quot;Campo&quot;);&quot;&lt;KEYS&gt;&quot;;&quot;&quot;) &amp; IF([.A52]=&quot;Chave&quot;;&quot;&lt;KEY NAME=&quot;&quot;&quot;&amp;[.E52]&amp;&quot;&quot;&quot; TYPE=&quot;&quot;&quot;&amp;IF([.D52]=&quot;PK&quot;;&quot;primary&quot;;&quot;foreign&quot;)&amp;&quot;&quot;&quot; FIELDS=&quot;&quot;&quot;&amp;[.C52]&amp;&quot;&quot;&quot;&quot;&amp;IF([.D52]=&quot;FK&quot;;&quot; REFTABLE=&quot;&quot;&quot;&amp;[.F52]&amp;&quot;&quot;&quot; REFFIELDS=&quot;&quot;&quot;&amp;[.G52]&amp;&quot;&quot;&quot;&quot;;&quot;&quot;)&amp;&quot; &quot;&amp;[.L52]&amp;&quot; COMMENT=&quot;&quot;&quot;&amp;[.J52]&amp;&quot;&quot;&quot;&quot;&amp;IF(AND([.A52]=&quot;Campo&quot;;[.D52]=&quot;PK&quot;);&quot; SEQUENCE=&quot;&quot;true&quot;&quot;&quot;;&quot;&quot;)&amp;&quot;/&gt;&quot;;&quot;&quot;) &amp; IF([.A52]=&quot;Campo&quot;;&quot;&lt;FIELD NAME=&quot;&quot;&quot;&amp;[.C52]&amp;&quot;&quot;&quot; &quot;&amp;[.N52]&amp;&quot; &quot;&amp;[.L52]&amp;IF(AND([.A52]=&quot;Campo&quot;;[.D52]&lt;&gt;&quot;PK&quot;);&quot; SEQUENCE=&quot;&quot;false&quot;&quot; &quot;;&quot;&quot;)&amp;&quot; COMMENT=&quot;&quot;&quot;&amp;[.J52]&amp;&quot;&quot;&quot;/&gt;&quot;;&quot;&quot;) &amp; IF(AND([.A52]=&quot;Campo&quot;;[.A53]=&quot;Chave&quot;);&quot;&lt;/FIELDS&gt;&quot;;&quot;&quot;) &amp; IF(AND([.A52]=&quot;Chave&quot;;[.A53]&lt;&gt;&quot;Chave&quot;);&quot;&lt;/KEYS&gt;&quot;;&quot;&quot;) &amp; IF([.B52]&lt;&gt;[.B53];&quot;&lt;/TABLE&gt;&quot;;&quot;&quot;) &amp; IF(AND([.A52]=&quot;&quot;;[.A51]&lt;&gt;&quot;&quot;);&quot;&lt;/TABLES&gt;&lt;/XMLDB&gt;&quot;;&quot;&quot;)">
            <text:p/>
          </table:table-cell>
          <table:table-cell table:style-name="ce27" table:formula="of:=IF(AND([.A52]=&quot;Campo&quot;;[.A52]&lt;&gt;[.A51]);&quot;&lt;Form name=&quot;&quot;newRecord&quot;&quot;&gt;&quot;;&quot;&quot;)&amp;IF([.A52]=&quot;Campo&quot;;&quot;&lt;&quot;&amp;IF([.D52]=&quot;FK&quot;;&quot;Select &quot;;VLOOKUP([.F52];[$Auxiliar.$A$27:.$B$48];2;0))&amp;&quot; id=&quot;&quot;&quot;&amp;[.C52]&amp;&quot;&quot;&quot; label=&quot;&quot;&quot;&amp;[.C52]&amp;&quot;&quot;&quot;&quot;&amp; IF([.D52]=&quot;FK&quot;;&quot; datasource=&quot;&quot;table:&quot;&amp;VLOOKUP(&quot;Chave&quot;&amp;&quot;.&quot;&amp;[.C52];[.$Q$1:.$R$2300];2;0)&amp;&quot;&quot;&quot; bindid=&quot;&quot;id&quot;&quot; bindvalue=&quot;&quot;name&quot;&quot;&quot;;&quot;&quot;)&amp;&quot;required=&quot;&quot;&quot;&amp;IF([.H52]=&quot;Sim&quot;;&quot;true&quot;;&quot;false&quot;)&amp;&quot;&quot;&quot; /&gt;&quot;;&quot;&quot;)&amp;IF(AND([.A52]=&quot;Chave&quot;;[.A51]=&quot;Campo&quot;);&quot;&lt;/Form&gt;&quot;;&quot;&quot;)">
            <text:p/>
          </table:table-cell>
          <table:table-cell table:style-name="ce27" table:formula="of:=IF([.A52]&lt;&gt;&quot;&quot;;[.A52]&amp;&quot;.&quot;&amp;[.C52];&quot;&quot;)">
            <text:p/>
          </table:table-cell>
          <table:table-cell table:style-name="ce27" table:formula="of:=IF([.A52]&lt;&gt;&quot;&quot;;[.F52];&quot;&quot;)">
            <text:p/>
          </table:table-cell>
        </table:table-row>
        <table:table-row table:style-name="ro1">
          <table:table-cell table:formula="of:=IF([Campos.A54]=&quot;&quot;;&quot;&quot;;[Campos.A54])">
            <text:p/>
          </table:table-cell>
          <table:table-cell table:formula="of:=IF([Campos.B54]=&quot;&quot;;&quot;&quot;;[Campos.B54])">
            <text:p/>
          </table:table-cell>
          <table:table-cell table:formula="of:=IF([Campos.C54]=&quot;&quot;;&quot;&quot;;[Campos.C54])">
            <text:p/>
          </table:table-cell>
          <table:table-cell table:formula="of:=IF([Campos.D54]=&quot;&quot;;&quot;&quot;;[Campos.D54])">
            <text:p/>
          </table:table-cell>
          <table:table-cell table:style-name="ce24" table:formula="of:=IF([.A53]=&quot;Chave&quot;;SUBSTITUTE([.C53];&quot;,&quot;;&quot;_&quot;)&amp;ROW([.C53]);[.C53])">
            <text:p/>
          </table:table-cell>
          <table:table-cell table:formula="of:=IF([Campos.F54]=&quot;&quot;;&quot;&quot;;[Campos.F54])">
            <text:p/>
          </table:table-cell>
          <table:table-cell table:formula="of:=IF([Campos.G54]=&quot;&quot;;&quot;&quot;;[Campos.G54])">
            <text:p/>
          </table:table-cell>
          <table:table-cell table:formula="of:=IF([Campos.H54]=&quot;&quot;;&quot;&quot;;[Campos.H54])">
            <text:p/>
          </table:table-cell>
          <table:table-cell table:formula="of:=IF([Campos.E54]=&quot;&quot;;&quot;&quot;;[Campos.E54])">
            <text:p/>
          </table:table-cell>
          <table:table-cell table:formula="of:=IF([Campos.I54]=&quot;&quot;;&quot;&quot;;[Campos.I54])">
            <text:p/>
          </table:table-cell>
          <table:table-cell table:formula="of:=IF([.B53]=&quot;&quot;;&quot;&quot;;VLOOKUP([.B53];[$Tabelas.$A$1:.$B$136];2;0))">
            <text:p/>
          </table:table-cell>
          <table:table-cell table:formula="of:=IF([.A53]=&quot;Campo&quot;;IF([.A53]=&quot;&quot;;&quot;&quot;;IF([.A53]&lt;&gt;[.A52];&quot;&quot;;&quot;PREVIOUS=&quot;&quot;&quot;&amp;[.C52]&amp;&quot;&quot;&quot; &quot;) &amp; IF([.A53]&lt;&gt;[.A54];&quot;&quot;;&quot;NEXT=&quot;&quot;&quot;&amp;[.C54]&amp;&quot;&quot;&quot;&quot;));IF([.A53]=&quot;&quot;;&quot;&quot;;IF([.A53]&lt;&gt;[.A52];&quot;&quot;;&quot;PREVIOUS=&quot;&quot;&quot;&amp;[.E52]&amp;&quot;&quot;&quot; &quot;) &amp; IF([.A53]&lt;&gt;[.A54];&quot;&quot;;&quot;NEXT=&quot;&quot;&quot;&amp;[.E54]&amp;&quot;&quot;&quot;&quot;)))">
            <text:p/>
          </table:table-cell>
          <table:table-cell table:formula="of:=IF([.B53]=&quot;&quot;;&quot;&quot;;VLOOKUP([.B53];[$Tabelas.$A$1:.$C$136];3;0))">
            <text:p/>
          </table:table-cell>
          <table:table-cell table:formula="of:=IF([.A53]=&quot;Campo&quot;; IF(ISERROR(VLOOKUP([.F53];[$Auxiliar.$A$1:.$E$17];5;0));&quot;TYPE=&quot;&quot;&quot;&amp;[.F53]&amp;&quot;&quot;&quot; LENGTH=&quot;&quot;&quot;&amp;[.G53]&amp;&quot;&quot;&quot; &quot;;VLOOKUP([.F53];[$Auxiliar.$A$1:.$E$17];5;0)) &amp; IF(AND([.A53]=&quot;Campo&quot;;[.D53]=&quot;PK&quot;); IF([.I53]=&quot;Sim&quot;;&quot; SEQUENCE=&quot;&quot;true&quot;&quot;&quot;;&quot; SEQUENCE=&quot;&quot;false&quot;&quot;&quot;);&quot;&quot;)&amp;IF([.H53]&lt;&gt;&quot;&quot;;&quot; NOTNULL=&quot;&quot;&quot;&amp;IF([.H53]=&quot;Sim&quot;;&quot;true&quot;;&quot;false&quot;)&amp;&quot;&quot;&quot;&quot;;&quot;&quot;);&quot;&quot;)">
            <text:p/>
          </table:table-cell>
          <table:table-cell table:style-name="ce26" table:formula="of:=IF(AND([.B53]&lt;&gt;[.B52];[.B53]&lt;&gt;&quot;&quot;);&quot;&lt;TABLE NAME=&quot;&quot;&quot;&amp;[.B53]&amp;&quot;&quot;&quot; COMMENT=&quot;&quot;&quot;&amp;[.K53]&amp;&quot;&quot;&quot; &quot;&amp; [.M53] &amp;&quot;&gt;&lt;FIELDS&gt;&quot;;&quot;&quot;) &amp; IF(AND([.A53]=&quot;Chave&quot;;[.A52]=&quot;Campo&quot;);&quot;&lt;KEYS&gt;&quot;;&quot;&quot;) &amp; IF([.A53]=&quot;Chave&quot;;&quot;&lt;KEY NAME=&quot;&quot;&quot;&amp;[.E53]&amp;&quot;&quot;&quot; TYPE=&quot;&quot;&quot;&amp;IF([.D53]=&quot;PK&quot;;&quot;primary&quot;;&quot;foreign&quot;)&amp;&quot;&quot;&quot; FIELDS=&quot;&quot;&quot;&amp;[.C53]&amp;&quot;&quot;&quot;&quot;&amp;IF([.D53]=&quot;FK&quot;;&quot; REFTABLE=&quot;&quot;&quot;&amp;[.F53]&amp;&quot;&quot;&quot; REFFIELDS=&quot;&quot;&quot;&amp;[.G53]&amp;&quot;&quot;&quot;&quot;;&quot;&quot;)&amp;&quot; &quot;&amp;[.L53]&amp;&quot; COMMENT=&quot;&quot;&quot;&amp;[.J53]&amp;&quot;&quot;&quot;&quot;&amp;IF(AND([.A53]=&quot;Campo&quot;;[.D53]=&quot;PK&quot;);&quot; SEQUENCE=&quot;&quot;true&quot;&quot;&quot;;&quot;&quot;)&amp;&quot;/&gt;&quot;;&quot;&quot;) &amp; IF([.A53]=&quot;Campo&quot;;&quot;&lt;FIELD NAME=&quot;&quot;&quot;&amp;[.C53]&amp;&quot;&quot;&quot; &quot;&amp;[.N53]&amp;&quot; &quot;&amp;[.L53]&amp;IF(AND([.A53]=&quot;Campo&quot;;[.D53]&lt;&gt;&quot;PK&quot;);&quot; SEQUENCE=&quot;&quot;false&quot;&quot; &quot;;&quot;&quot;)&amp;&quot; COMMENT=&quot;&quot;&quot;&amp;[.J53]&amp;&quot;&quot;&quot;/&gt;&quot;;&quot;&quot;) &amp; IF(AND([.A53]=&quot;Campo&quot;;[.A54]=&quot;Chave&quot;);&quot;&lt;/FIELDS&gt;&quot;;&quot;&quot;) &amp; IF(AND([.A53]=&quot;Chave&quot;;[.A54]&lt;&gt;&quot;Chave&quot;);&quot;&lt;/KEYS&gt;&quot;;&quot;&quot;) &amp; IF([.B53]&lt;&gt;[.B54];&quot;&lt;/TABLE&gt;&quot;;&quot;&quot;) &amp; IF(AND([.A53]=&quot;&quot;;[.A52]&lt;&gt;&quot;&quot;);&quot;&lt;/TABLES&gt;&lt;/XMLDB&gt;&quot;;&quot;&quot;)">
            <text:p/>
          </table:table-cell>
          <table:table-cell table:style-name="ce27" table:formula="of:=IF(AND([.A53]=&quot;Campo&quot;;[.A53]&lt;&gt;[.A52]);&quot;&lt;Form name=&quot;&quot;newRecord&quot;&quot;&gt;&quot;;&quot;&quot;)&amp;IF([.A53]=&quot;Campo&quot;;&quot;&lt;&quot;&amp;IF([.D53]=&quot;FK&quot;;&quot;Select &quot;;VLOOKUP([.F53];[$Auxiliar.$A$27:.$B$48];2;0))&amp;&quot; id=&quot;&quot;&quot;&amp;[.C53]&amp;&quot;&quot;&quot; label=&quot;&quot;&quot;&amp;[.C53]&amp;&quot;&quot;&quot;&quot;&amp; IF([.D53]=&quot;FK&quot;;&quot; datasource=&quot;&quot;table:&quot;&amp;VLOOKUP(&quot;Chave&quot;&amp;&quot;.&quot;&amp;[.C53];[.$Q$1:.$R$2300];2;0)&amp;&quot;&quot;&quot; bindid=&quot;&quot;id&quot;&quot; bindvalue=&quot;&quot;name&quot;&quot;&quot;;&quot;&quot;)&amp;&quot;required=&quot;&quot;&quot;&amp;IF([.H53]=&quot;Sim&quot;;&quot;true&quot;;&quot;false&quot;)&amp;&quot;&quot;&quot; /&gt;&quot;;&quot;&quot;)&amp;IF(AND([.A53]=&quot;Chave&quot;;[.A52]=&quot;Campo&quot;);&quot;&lt;/Form&gt;&quot;;&quot;&quot;)">
            <text:p/>
          </table:table-cell>
          <table:table-cell table:style-name="ce27" table:formula="of:=IF([.A53]&lt;&gt;&quot;&quot;;[.A53]&amp;&quot;.&quot;&amp;[.C53];&quot;&quot;)">
            <text:p/>
          </table:table-cell>
          <table:table-cell table:style-name="ce27" table:formula="of:=IF([.A53]&lt;&gt;&quot;&quot;;[.F53];&quot;&quot;)">
            <text:p/>
          </table:table-cell>
        </table:table-row>
        <table:table-row table:style-name="ro1">
          <table:table-cell table:formula="of:=IF([Campos.A55]=&quot;&quot;;&quot;&quot;;[Campos.A55])">
            <text:p/>
          </table:table-cell>
          <table:table-cell table:formula="of:=IF([Campos.B55]=&quot;&quot;;&quot;&quot;;[Campos.B55])">
            <text:p/>
          </table:table-cell>
          <table:table-cell table:formula="of:=IF([Campos.C55]=&quot;&quot;;&quot;&quot;;[Campos.C55])">
            <text:p/>
          </table:table-cell>
          <table:table-cell table:formula="of:=IF([Campos.D55]=&quot;&quot;;&quot;&quot;;[Campos.D55])">
            <text:p/>
          </table:table-cell>
          <table:table-cell table:style-name="ce24" table:formula="of:=IF([.A54]=&quot;Chave&quot;;SUBSTITUTE([.C54];&quot;,&quot;;&quot;_&quot;)&amp;ROW([.C54]);[.C54])">
            <text:p/>
          </table:table-cell>
          <table:table-cell table:formula="of:=IF([Campos.F55]=&quot;&quot;;&quot;&quot;;[Campos.F55])">
            <text:p/>
          </table:table-cell>
          <table:table-cell table:formula="of:=IF([Campos.G55]=&quot;&quot;;&quot;&quot;;[Campos.G55])">
            <text:p/>
          </table:table-cell>
          <table:table-cell table:formula="of:=IF([Campos.H55]=&quot;&quot;;&quot;&quot;;[Campos.H55])">
            <text:p/>
          </table:table-cell>
          <table:table-cell table:formula="of:=IF([Campos.E55]=&quot;&quot;;&quot;&quot;;[Campos.E55])">
            <text:p/>
          </table:table-cell>
          <table:table-cell table:formula="of:=IF([Campos.I55]=&quot;&quot;;&quot;&quot;;[Campos.I55])">
            <text:p/>
          </table:table-cell>
          <table:table-cell table:formula="of:=IF([.B54]=&quot;&quot;;&quot;&quot;;VLOOKUP([.B54];[$Tabelas.$A$1:.$B$136];2;0))">
            <text:p/>
          </table:table-cell>
          <table:table-cell table:formula="of:=IF([.A54]=&quot;Campo&quot;;IF([.A54]=&quot;&quot;;&quot;&quot;;IF([.A54]&lt;&gt;[.A53];&quot;&quot;;&quot;PREVIOUS=&quot;&quot;&quot;&amp;[.C53]&amp;&quot;&quot;&quot; &quot;) &amp; IF([.A54]&lt;&gt;[.A55];&quot;&quot;;&quot;NEXT=&quot;&quot;&quot;&amp;[.C55]&amp;&quot;&quot;&quot;&quot;));IF([.A54]=&quot;&quot;;&quot;&quot;;IF([.A54]&lt;&gt;[.A53];&quot;&quot;;&quot;PREVIOUS=&quot;&quot;&quot;&amp;[.E53]&amp;&quot;&quot;&quot; &quot;) &amp; IF([.A54]&lt;&gt;[.A55];&quot;&quot;;&quot;NEXT=&quot;&quot;&quot;&amp;[.E55]&amp;&quot;&quot;&quot;&quot;)))">
            <text:p/>
          </table:table-cell>
          <table:table-cell table:formula="of:=IF([.B54]=&quot;&quot;;&quot;&quot;;VLOOKUP([.B54];[$Tabelas.$A$1:.$C$136];3;0))">
            <text:p/>
          </table:table-cell>
          <table:table-cell table:formula="of:=IF([.A54]=&quot;Campo&quot;; IF(ISERROR(VLOOKUP([.F54];[$Auxiliar.$A$1:.$E$17];5;0));&quot;TYPE=&quot;&quot;&quot;&amp;[.F54]&amp;&quot;&quot;&quot; LENGTH=&quot;&quot;&quot;&amp;[.G54]&amp;&quot;&quot;&quot; &quot;;VLOOKUP([.F54];[$Auxiliar.$A$1:.$E$17];5;0)) &amp; IF(AND([.A54]=&quot;Campo&quot;;[.D54]=&quot;PK&quot;); IF([.I54]=&quot;Sim&quot;;&quot; SEQUENCE=&quot;&quot;true&quot;&quot;&quot;;&quot; SEQUENCE=&quot;&quot;false&quot;&quot;&quot;);&quot;&quot;)&amp;IF([.H54]&lt;&gt;&quot;&quot;;&quot; NOTNULL=&quot;&quot;&quot;&amp;IF([.H54]=&quot;Sim&quot;;&quot;true&quot;;&quot;false&quot;)&amp;&quot;&quot;&quot;&quot;;&quot;&quot;);&quot;&quot;)">
            <text:p/>
          </table:table-cell>
          <table:table-cell table:style-name="ce26" table:formula="of:=IF(AND([.B54]&lt;&gt;[.B53];[.B54]&lt;&gt;&quot;&quot;);&quot;&lt;TABLE NAME=&quot;&quot;&quot;&amp;[.B54]&amp;&quot;&quot;&quot; COMMENT=&quot;&quot;&quot;&amp;[.K54]&amp;&quot;&quot;&quot; &quot;&amp; [.M54] &amp;&quot;&gt;&lt;FIELDS&gt;&quot;;&quot;&quot;) &amp; IF(AND([.A54]=&quot;Chave&quot;;[.A53]=&quot;Campo&quot;);&quot;&lt;KEYS&gt;&quot;;&quot;&quot;) &amp; IF([.A54]=&quot;Chave&quot;;&quot;&lt;KEY NAME=&quot;&quot;&quot;&amp;[.E54]&amp;&quot;&quot;&quot; TYPE=&quot;&quot;&quot;&amp;IF([.D54]=&quot;PK&quot;;&quot;primary&quot;;&quot;foreign&quot;)&amp;&quot;&quot;&quot; FIELDS=&quot;&quot;&quot;&amp;[.C54]&amp;&quot;&quot;&quot;&quot;&amp;IF([.D54]=&quot;FK&quot;;&quot; REFTABLE=&quot;&quot;&quot;&amp;[.F54]&amp;&quot;&quot;&quot; REFFIELDS=&quot;&quot;&quot;&amp;[.G54]&amp;&quot;&quot;&quot;&quot;;&quot;&quot;)&amp;&quot; &quot;&amp;[.L54]&amp;&quot; COMMENT=&quot;&quot;&quot;&amp;[.J54]&amp;&quot;&quot;&quot;&quot;&amp;IF(AND([.A54]=&quot;Campo&quot;;[.D54]=&quot;PK&quot;);&quot; SEQUENCE=&quot;&quot;true&quot;&quot;&quot;;&quot;&quot;)&amp;&quot;/&gt;&quot;;&quot;&quot;) &amp; IF([.A54]=&quot;Campo&quot;;&quot;&lt;FIELD NAME=&quot;&quot;&quot;&amp;[.C54]&amp;&quot;&quot;&quot; &quot;&amp;[.N54]&amp;&quot; &quot;&amp;[.L54]&amp;IF(AND([.A54]=&quot;Campo&quot;;[.D54]&lt;&gt;&quot;PK&quot;);&quot; SEQUENCE=&quot;&quot;false&quot;&quot; &quot;;&quot;&quot;)&amp;&quot; COMMENT=&quot;&quot;&quot;&amp;[.J54]&amp;&quot;&quot;&quot;/&gt;&quot;;&quot;&quot;) &amp; IF(AND([.A54]=&quot;Campo&quot;;[.A55]=&quot;Chave&quot;);&quot;&lt;/FIELDS&gt;&quot;;&quot;&quot;) &amp; IF(AND([.A54]=&quot;Chave&quot;;[.A55]&lt;&gt;&quot;Chave&quot;);&quot;&lt;/KEYS&gt;&quot;;&quot;&quot;) &amp; IF([.B54]&lt;&gt;[.B55];&quot;&lt;/TABLE&gt;&quot;;&quot;&quot;) &amp; IF(AND([.A54]=&quot;&quot;;[.A53]&lt;&gt;&quot;&quot;);&quot;&lt;/TABLES&gt;&lt;/XMLDB&gt;&quot;;&quot;&quot;)">
            <text:p/>
          </table:table-cell>
          <table:table-cell table:style-name="ce27" table:formula="of:=IF(AND([.A54]=&quot;Campo&quot;;[.A54]&lt;&gt;[.A53]);&quot;&lt;Form name=&quot;&quot;newRecord&quot;&quot;&gt;&quot;;&quot;&quot;)&amp;IF([.A54]=&quot;Campo&quot;;&quot;&lt;&quot;&amp;IF([.D54]=&quot;FK&quot;;&quot;Select &quot;;VLOOKUP([.F54];[$Auxiliar.$A$27:.$B$48];2;0))&amp;&quot; id=&quot;&quot;&quot;&amp;[.C54]&amp;&quot;&quot;&quot; label=&quot;&quot;&quot;&amp;[.C54]&amp;&quot;&quot;&quot;&quot;&amp; IF([.D54]=&quot;FK&quot;;&quot; datasource=&quot;&quot;table:&quot;&amp;VLOOKUP(&quot;Chave&quot;&amp;&quot;.&quot;&amp;[.C54];[.$Q$1:.$R$2300];2;0)&amp;&quot;&quot;&quot; bindid=&quot;&quot;id&quot;&quot; bindvalue=&quot;&quot;name&quot;&quot;&quot;;&quot;&quot;)&amp;&quot;required=&quot;&quot;&quot;&amp;IF([.H54]=&quot;Sim&quot;;&quot;true&quot;;&quot;false&quot;)&amp;&quot;&quot;&quot; /&gt;&quot;;&quot;&quot;)&amp;IF(AND([.A54]=&quot;Chave&quot;;[.A53]=&quot;Campo&quot;);&quot;&lt;/Form&gt;&quot;;&quot;&quot;)">
            <text:p/>
          </table:table-cell>
          <table:table-cell table:style-name="ce27" table:formula="of:=IF([.A54]&lt;&gt;&quot;&quot;;[.A54]&amp;&quot;.&quot;&amp;[.C54];&quot;&quot;)">
            <text:p/>
          </table:table-cell>
          <table:table-cell table:style-name="ce27" table:formula="of:=IF([.A54]&lt;&gt;&quot;&quot;;[.F54];&quot;&quot;)">
            <text:p/>
          </table:table-cell>
        </table:table-row>
        <table:table-row table:style-name="ro1">
          <table:table-cell table:formula="of:=IF([Campos.A56]=&quot;&quot;;&quot;&quot;;[Campos.A56])">
            <text:p/>
          </table:table-cell>
          <table:table-cell table:formula="of:=IF([Campos.B56]=&quot;&quot;;&quot;&quot;;[Campos.B56])">
            <text:p/>
          </table:table-cell>
          <table:table-cell table:formula="of:=IF([Campos.C56]=&quot;&quot;;&quot;&quot;;[Campos.C56])">
            <text:p/>
          </table:table-cell>
          <table:table-cell table:formula="of:=IF([Campos.D56]=&quot;&quot;;&quot;&quot;;[Campos.D56])">
            <text:p/>
          </table:table-cell>
          <table:table-cell table:style-name="ce24" table:formula="of:=IF([.A55]=&quot;Chave&quot;;SUBSTITUTE([.C55];&quot;,&quot;;&quot;_&quot;)&amp;ROW([.C55]);[.C55])">
            <text:p/>
          </table:table-cell>
          <table:table-cell table:formula="of:=IF([Campos.F56]=&quot;&quot;;&quot;&quot;;[Campos.F56])">
            <text:p/>
          </table:table-cell>
          <table:table-cell table:formula="of:=IF([Campos.G56]=&quot;&quot;;&quot;&quot;;[Campos.G56])">
            <text:p/>
          </table:table-cell>
          <table:table-cell table:formula="of:=IF([Campos.H56]=&quot;&quot;;&quot;&quot;;[Campos.H56])">
            <text:p/>
          </table:table-cell>
          <table:table-cell table:formula="of:=IF([Campos.E56]=&quot;&quot;;&quot;&quot;;[Campos.E56])">
            <text:p/>
          </table:table-cell>
          <table:table-cell table:formula="of:=IF([Campos.I56]=&quot;&quot;;&quot;&quot;;[Campos.I56])">
            <text:p/>
          </table:table-cell>
          <table:table-cell table:formula="of:=IF([.B55]=&quot;&quot;;&quot;&quot;;VLOOKUP([.B55];[$Tabelas.$A$1:.$B$136];2;0))">
            <text:p/>
          </table:table-cell>
          <table:table-cell table:formula="of:=IF([.A55]=&quot;Campo&quot;;IF([.A55]=&quot;&quot;;&quot;&quot;;IF([.A55]&lt;&gt;[.A54];&quot;&quot;;&quot;PREVIOUS=&quot;&quot;&quot;&amp;[.C54]&amp;&quot;&quot;&quot; &quot;) &amp; IF([.A55]&lt;&gt;[.A56];&quot;&quot;;&quot;NEXT=&quot;&quot;&quot;&amp;[.C56]&amp;&quot;&quot;&quot;&quot;));IF([.A55]=&quot;&quot;;&quot;&quot;;IF([.A55]&lt;&gt;[.A54];&quot;&quot;;&quot;PREVIOUS=&quot;&quot;&quot;&amp;[.E54]&amp;&quot;&quot;&quot; &quot;) &amp; IF([.A55]&lt;&gt;[.A56];&quot;&quot;;&quot;NEXT=&quot;&quot;&quot;&amp;[.E56]&amp;&quot;&quot;&quot;&quot;)))">
            <text:p/>
          </table:table-cell>
          <table:table-cell table:formula="of:=IF([.B55]=&quot;&quot;;&quot;&quot;;VLOOKUP([.B55];[$Tabelas.$A$1:.$C$136];3;0))">
            <text:p/>
          </table:table-cell>
          <table:table-cell table:formula="of:=IF([.A55]=&quot;Campo&quot;; IF(ISERROR(VLOOKUP([.F55];[$Auxiliar.$A$1:.$E$17];5;0));&quot;TYPE=&quot;&quot;&quot;&amp;[.F55]&amp;&quot;&quot;&quot; LENGTH=&quot;&quot;&quot;&amp;[.G55]&amp;&quot;&quot;&quot; &quot;;VLOOKUP([.F55];[$Auxiliar.$A$1:.$E$17];5;0)) &amp; IF(AND([.A55]=&quot;Campo&quot;;[.D55]=&quot;PK&quot;); IF([.I55]=&quot;Sim&quot;;&quot; SEQUENCE=&quot;&quot;true&quot;&quot;&quot;;&quot; SEQUENCE=&quot;&quot;false&quot;&quot;&quot;);&quot;&quot;)&amp;IF([.H55]&lt;&gt;&quot;&quot;;&quot; NOTNULL=&quot;&quot;&quot;&amp;IF([.H55]=&quot;Sim&quot;;&quot;true&quot;;&quot;false&quot;)&amp;&quot;&quot;&quot;&quot;;&quot;&quot;);&quot;&quot;)">
            <text:p/>
          </table:table-cell>
          <table:table-cell table:style-name="ce26" table:formula="of:=IF(AND([.B55]&lt;&gt;[.B54];[.B55]&lt;&gt;&quot;&quot;);&quot;&lt;TABLE NAME=&quot;&quot;&quot;&amp;[.B55]&amp;&quot;&quot;&quot; COMMENT=&quot;&quot;&quot;&amp;[.K55]&amp;&quot;&quot;&quot; &quot;&amp; [.M55] &amp;&quot;&gt;&lt;FIELDS&gt;&quot;;&quot;&quot;) &amp; IF(AND([.A55]=&quot;Chave&quot;;[.A54]=&quot;Campo&quot;);&quot;&lt;KEYS&gt;&quot;;&quot;&quot;) &amp; IF([.A55]=&quot;Chave&quot;;&quot;&lt;KEY NAME=&quot;&quot;&quot;&amp;[.E55]&amp;&quot;&quot;&quot; TYPE=&quot;&quot;&quot;&amp;IF([.D55]=&quot;PK&quot;;&quot;primary&quot;;&quot;foreign&quot;)&amp;&quot;&quot;&quot; FIELDS=&quot;&quot;&quot;&amp;[.C55]&amp;&quot;&quot;&quot;&quot;&amp;IF([.D55]=&quot;FK&quot;;&quot; REFTABLE=&quot;&quot;&quot;&amp;[.F55]&amp;&quot;&quot;&quot; REFFIELDS=&quot;&quot;&quot;&amp;[.G55]&amp;&quot;&quot;&quot;&quot;;&quot;&quot;)&amp;&quot; &quot;&amp;[.L55]&amp;&quot; COMMENT=&quot;&quot;&quot;&amp;[.J55]&amp;&quot;&quot;&quot;&quot;&amp;IF(AND([.A55]=&quot;Campo&quot;;[.D55]=&quot;PK&quot;);&quot; SEQUENCE=&quot;&quot;true&quot;&quot;&quot;;&quot;&quot;)&amp;&quot;/&gt;&quot;;&quot;&quot;) &amp; IF([.A55]=&quot;Campo&quot;;&quot;&lt;FIELD NAME=&quot;&quot;&quot;&amp;[.C55]&amp;&quot;&quot;&quot; &quot;&amp;[.N55]&amp;&quot; &quot;&amp;[.L55]&amp;IF(AND([.A55]=&quot;Campo&quot;;[.D55]&lt;&gt;&quot;PK&quot;);&quot; SEQUENCE=&quot;&quot;false&quot;&quot; &quot;;&quot;&quot;)&amp;&quot; COMMENT=&quot;&quot;&quot;&amp;[.J55]&amp;&quot;&quot;&quot;/&gt;&quot;;&quot;&quot;) &amp; IF(AND([.A55]=&quot;Campo&quot;;[.A56]=&quot;Chave&quot;);&quot;&lt;/FIELDS&gt;&quot;;&quot;&quot;) &amp; IF(AND([.A55]=&quot;Chave&quot;;[.A56]&lt;&gt;&quot;Chave&quot;);&quot;&lt;/KEYS&gt;&quot;;&quot;&quot;) &amp; IF([.B55]&lt;&gt;[.B56];&quot;&lt;/TABLE&gt;&quot;;&quot;&quot;) &amp; IF(AND([.A55]=&quot;&quot;;[.A54]&lt;&gt;&quot;&quot;);&quot;&lt;/TABLES&gt;&lt;/XMLDB&gt;&quot;;&quot;&quot;)">
            <text:p/>
          </table:table-cell>
          <table:table-cell table:style-name="ce27" table:formula="of:=IF(AND([.A55]=&quot;Campo&quot;;[.A55]&lt;&gt;[.A54]);&quot;&lt;Form name=&quot;&quot;newRecord&quot;&quot;&gt;&quot;;&quot;&quot;)&amp;IF([.A55]=&quot;Campo&quot;;&quot;&lt;&quot;&amp;IF([.D55]=&quot;FK&quot;;&quot;Select &quot;;VLOOKUP([.F55];[$Auxiliar.$A$27:.$B$48];2;0))&amp;&quot; id=&quot;&quot;&quot;&amp;[.C55]&amp;&quot;&quot;&quot; label=&quot;&quot;&quot;&amp;[.C55]&amp;&quot;&quot;&quot;&quot;&amp; IF([.D55]=&quot;FK&quot;;&quot; datasource=&quot;&quot;table:&quot;&amp;VLOOKUP(&quot;Chave&quot;&amp;&quot;.&quot;&amp;[.C55];[.$Q$1:.$R$2300];2;0)&amp;&quot;&quot;&quot; bindid=&quot;&quot;id&quot;&quot; bindvalue=&quot;&quot;name&quot;&quot;&quot;;&quot;&quot;)&amp;&quot;required=&quot;&quot;&quot;&amp;IF([.H55]=&quot;Sim&quot;;&quot;true&quot;;&quot;false&quot;)&amp;&quot;&quot;&quot; /&gt;&quot;;&quot;&quot;)&amp;IF(AND([.A55]=&quot;Chave&quot;;[.A54]=&quot;Campo&quot;);&quot;&lt;/Form&gt;&quot;;&quot;&quot;)">
            <text:p/>
          </table:table-cell>
          <table:table-cell table:style-name="ce27" table:formula="of:=IF([.A55]&lt;&gt;&quot;&quot;;[.A55]&amp;&quot;.&quot;&amp;[.C55];&quot;&quot;)">
            <text:p/>
          </table:table-cell>
          <table:table-cell table:style-name="ce27" table:formula="of:=IF([.A55]&lt;&gt;&quot;&quot;;[.F55];&quot;&quot;)">
            <text:p/>
          </table:table-cell>
        </table:table-row>
        <table:table-row table:style-name="ro1">
          <table:table-cell table:formula="of:=IF([Campos.A57]=&quot;&quot;;&quot;&quot;;[Campos.A57])">
            <text:p/>
          </table:table-cell>
          <table:table-cell table:formula="of:=IF([Campos.B57]=&quot;&quot;;&quot;&quot;;[Campos.B57])">
            <text:p/>
          </table:table-cell>
          <table:table-cell table:formula="of:=IF([Campos.C57]=&quot;&quot;;&quot;&quot;;[Campos.C57])">
            <text:p/>
          </table:table-cell>
          <table:table-cell table:formula="of:=IF([Campos.D57]=&quot;&quot;;&quot;&quot;;[Campos.D57])">
            <text:p/>
          </table:table-cell>
          <table:table-cell table:style-name="ce24" table:formula="of:=IF([.A56]=&quot;Chave&quot;;SUBSTITUTE([.C56];&quot;,&quot;;&quot;_&quot;)&amp;ROW([.C56]);[.C56])">
            <text:p/>
          </table:table-cell>
          <table:table-cell table:formula="of:=IF([Campos.F57]=&quot;&quot;;&quot;&quot;;[Campos.F57])">
            <text:p/>
          </table:table-cell>
          <table:table-cell table:formula="of:=IF([Campos.G57]=&quot;&quot;;&quot;&quot;;[Campos.G57])">
            <text:p/>
          </table:table-cell>
          <table:table-cell table:formula="of:=IF([Campos.H57]=&quot;&quot;;&quot;&quot;;[Campos.H57])">
            <text:p/>
          </table:table-cell>
          <table:table-cell table:formula="of:=IF([Campos.E57]=&quot;&quot;;&quot;&quot;;[Campos.E57])">
            <text:p/>
          </table:table-cell>
          <table:table-cell table:formula="of:=IF([Campos.I57]=&quot;&quot;;&quot;&quot;;[Campos.I57])">
            <text:p/>
          </table:table-cell>
          <table:table-cell table:formula="of:=IF([.B56]=&quot;&quot;;&quot;&quot;;VLOOKUP([.B56];[$Tabelas.$A$1:.$B$136];2;0))">
            <text:p/>
          </table:table-cell>
          <table:table-cell table:formula="of:=IF([.A56]=&quot;Campo&quot;;IF([.A56]=&quot;&quot;;&quot;&quot;;IF([.A56]&lt;&gt;[.A55];&quot;&quot;;&quot;PREVIOUS=&quot;&quot;&quot;&amp;[.C55]&amp;&quot;&quot;&quot; &quot;) &amp; IF([.A56]&lt;&gt;[.A57];&quot;&quot;;&quot;NEXT=&quot;&quot;&quot;&amp;[.C57]&amp;&quot;&quot;&quot;&quot;));IF([.A56]=&quot;&quot;;&quot;&quot;;IF([.A56]&lt;&gt;[.A55];&quot;&quot;;&quot;PREVIOUS=&quot;&quot;&quot;&amp;[.E55]&amp;&quot;&quot;&quot; &quot;) &amp; IF([.A56]&lt;&gt;[.A57];&quot;&quot;;&quot;NEXT=&quot;&quot;&quot;&amp;[.E57]&amp;&quot;&quot;&quot;&quot;)))">
            <text:p/>
          </table:table-cell>
          <table:table-cell table:formula="of:=IF([.B56]=&quot;&quot;;&quot;&quot;;VLOOKUP([.B56];[$Tabelas.$A$1:.$C$136];3;0))">
            <text:p/>
          </table:table-cell>
          <table:table-cell table:formula="of:=IF([.A56]=&quot;Campo&quot;; IF(ISERROR(VLOOKUP([.F56];[$Auxiliar.$A$1:.$E$17];5;0));&quot;TYPE=&quot;&quot;&quot;&amp;[.F56]&amp;&quot;&quot;&quot; LENGTH=&quot;&quot;&quot;&amp;[.G56]&amp;&quot;&quot;&quot; &quot;;VLOOKUP([.F56];[$Auxiliar.$A$1:.$E$17];5;0)) &amp; IF(AND([.A56]=&quot;Campo&quot;;[.D56]=&quot;PK&quot;); IF([.I56]=&quot;Sim&quot;;&quot; SEQUENCE=&quot;&quot;true&quot;&quot;&quot;;&quot; SEQUENCE=&quot;&quot;false&quot;&quot;&quot;);&quot;&quot;)&amp;IF([.H56]&lt;&gt;&quot;&quot;;&quot; NOTNULL=&quot;&quot;&quot;&amp;IF([.H56]=&quot;Sim&quot;;&quot;true&quot;;&quot;false&quot;)&amp;&quot;&quot;&quot;&quot;;&quot;&quot;);&quot;&quot;)">
            <text:p/>
          </table:table-cell>
          <table:table-cell table:style-name="ce26" table:formula="of:=IF(AND([.B56]&lt;&gt;[.B55];[.B56]&lt;&gt;&quot;&quot;);&quot;&lt;TABLE NAME=&quot;&quot;&quot;&amp;[.B56]&amp;&quot;&quot;&quot; COMMENT=&quot;&quot;&quot;&amp;[.K56]&amp;&quot;&quot;&quot; &quot;&amp; [.M56] &amp;&quot;&gt;&lt;FIELDS&gt;&quot;;&quot;&quot;) &amp; IF(AND([.A56]=&quot;Chave&quot;;[.A55]=&quot;Campo&quot;);&quot;&lt;KEYS&gt;&quot;;&quot;&quot;) &amp; IF([.A56]=&quot;Chave&quot;;&quot;&lt;KEY NAME=&quot;&quot;&quot;&amp;[.E56]&amp;&quot;&quot;&quot; TYPE=&quot;&quot;&quot;&amp;IF([.D56]=&quot;PK&quot;;&quot;primary&quot;;&quot;foreign&quot;)&amp;&quot;&quot;&quot; FIELDS=&quot;&quot;&quot;&amp;[.C56]&amp;&quot;&quot;&quot;&quot;&amp;IF([.D56]=&quot;FK&quot;;&quot; REFTABLE=&quot;&quot;&quot;&amp;[.F56]&amp;&quot;&quot;&quot; REFFIELDS=&quot;&quot;&quot;&amp;[.G56]&amp;&quot;&quot;&quot;&quot;;&quot;&quot;)&amp;&quot; &quot;&amp;[.L56]&amp;&quot; COMMENT=&quot;&quot;&quot;&amp;[.J56]&amp;&quot;&quot;&quot;&quot;&amp;IF(AND([.A56]=&quot;Campo&quot;;[.D56]=&quot;PK&quot;);&quot; SEQUENCE=&quot;&quot;true&quot;&quot;&quot;;&quot;&quot;)&amp;&quot;/&gt;&quot;;&quot;&quot;) &amp; IF([.A56]=&quot;Campo&quot;;&quot;&lt;FIELD NAME=&quot;&quot;&quot;&amp;[.C56]&amp;&quot;&quot;&quot; &quot;&amp;[.N56]&amp;&quot; &quot;&amp;[.L56]&amp;IF(AND([.A56]=&quot;Campo&quot;;[.D56]&lt;&gt;&quot;PK&quot;);&quot; SEQUENCE=&quot;&quot;false&quot;&quot; &quot;;&quot;&quot;)&amp;&quot; COMMENT=&quot;&quot;&quot;&amp;[.J56]&amp;&quot;&quot;&quot;/&gt;&quot;;&quot;&quot;) &amp; IF(AND([.A56]=&quot;Campo&quot;;[.A57]=&quot;Chave&quot;);&quot;&lt;/FIELDS&gt;&quot;;&quot;&quot;) &amp; IF(AND([.A56]=&quot;Chave&quot;;[.A57]&lt;&gt;&quot;Chave&quot;);&quot;&lt;/KEYS&gt;&quot;;&quot;&quot;) &amp; IF([.B56]&lt;&gt;[.B57];&quot;&lt;/TABLE&gt;&quot;;&quot;&quot;) &amp; IF(AND([.A56]=&quot;&quot;;[.A55]&lt;&gt;&quot;&quot;);&quot;&lt;/TABLES&gt;&lt;/XMLDB&gt;&quot;;&quot;&quot;)">
            <text:p/>
          </table:table-cell>
          <table:table-cell table:style-name="ce27" table:formula="of:=IF(AND([.A56]=&quot;Campo&quot;;[.A56]&lt;&gt;[.A55]);&quot;&lt;Form name=&quot;&quot;newRecord&quot;&quot;&gt;&quot;;&quot;&quot;)&amp;IF([.A56]=&quot;Campo&quot;;&quot;&lt;&quot;&amp;IF([.D56]=&quot;FK&quot;;&quot;Select &quot;;VLOOKUP([.F56];[$Auxiliar.$A$27:.$B$48];2;0))&amp;&quot; id=&quot;&quot;&quot;&amp;[.C56]&amp;&quot;&quot;&quot; label=&quot;&quot;&quot;&amp;[.C56]&amp;&quot;&quot;&quot;&quot;&amp; IF([.D56]=&quot;FK&quot;;&quot; datasource=&quot;&quot;table:&quot;&amp;VLOOKUP(&quot;Chave&quot;&amp;&quot;.&quot;&amp;[.C56];[.$Q$1:.$R$2300];2;0)&amp;&quot;&quot;&quot; bindid=&quot;&quot;id&quot;&quot; bindvalue=&quot;&quot;name&quot;&quot;&quot;;&quot;&quot;)&amp;&quot;required=&quot;&quot;&quot;&amp;IF([.H56]=&quot;Sim&quot;;&quot;true&quot;;&quot;false&quot;)&amp;&quot;&quot;&quot; /&gt;&quot;;&quot;&quot;)&amp;IF(AND([.A56]=&quot;Chave&quot;;[.A55]=&quot;Campo&quot;);&quot;&lt;/Form&gt;&quot;;&quot;&quot;)">
            <text:p/>
          </table:table-cell>
          <table:table-cell table:style-name="ce27" table:formula="of:=IF([.A56]&lt;&gt;&quot;&quot;;[.A56]&amp;&quot;.&quot;&amp;[.C56];&quot;&quot;)">
            <text:p/>
          </table:table-cell>
          <table:table-cell table:style-name="ce27" table:formula="of:=IF([.A56]&lt;&gt;&quot;&quot;;[.F56];&quot;&quot;)">
            <text:p/>
          </table:table-cell>
        </table:table-row>
        <table:table-row table:style-name="ro1">
          <table:table-cell table:formula="of:=IF([Campos.A58]=&quot;&quot;;&quot;&quot;;[Campos.A58])">
            <text:p/>
          </table:table-cell>
          <table:table-cell table:formula="of:=IF([Campos.B58]=&quot;&quot;;&quot;&quot;;[Campos.B58])">
            <text:p/>
          </table:table-cell>
          <table:table-cell table:formula="of:=IF([Campos.C58]=&quot;&quot;;&quot;&quot;;[Campos.C58])">
            <text:p/>
          </table:table-cell>
          <table:table-cell table:formula="of:=IF([Campos.D58]=&quot;&quot;;&quot;&quot;;[Campos.D58])">
            <text:p/>
          </table:table-cell>
          <table:table-cell table:style-name="ce24" table:formula="of:=IF([.A57]=&quot;Chave&quot;;SUBSTITUTE([.C57];&quot;,&quot;;&quot;_&quot;)&amp;ROW([.C57]);[.C57])">
            <text:p/>
          </table:table-cell>
          <table:table-cell table:formula="of:=IF([Campos.F58]=&quot;&quot;;&quot;&quot;;[Campos.F58])">
            <text:p/>
          </table:table-cell>
          <table:table-cell table:formula="of:=IF([Campos.G58]=&quot;&quot;;&quot;&quot;;[Campos.G58])">
            <text:p/>
          </table:table-cell>
          <table:table-cell table:formula="of:=IF([Campos.H58]=&quot;&quot;;&quot;&quot;;[Campos.H58])">
            <text:p/>
          </table:table-cell>
          <table:table-cell table:formula="of:=IF([Campos.E58]=&quot;&quot;;&quot;&quot;;[Campos.E58])">
            <text:p/>
          </table:table-cell>
          <table:table-cell table:formula="of:=IF([Campos.I58]=&quot;&quot;;&quot;&quot;;[Campos.I58])">
            <text:p/>
          </table:table-cell>
          <table:table-cell table:formula="of:=IF([.B57]=&quot;&quot;;&quot;&quot;;VLOOKUP([.B57];[$Tabelas.$A$1:.$B$136];2;0))">
            <text:p/>
          </table:table-cell>
          <table:table-cell table:formula="of:=IF([.A57]=&quot;Campo&quot;;IF([.A57]=&quot;&quot;;&quot;&quot;;IF([.A57]&lt;&gt;[.A56];&quot;&quot;;&quot;PREVIOUS=&quot;&quot;&quot;&amp;[.C56]&amp;&quot;&quot;&quot; &quot;) &amp; IF([.A57]&lt;&gt;[.A58];&quot;&quot;;&quot;NEXT=&quot;&quot;&quot;&amp;[.C58]&amp;&quot;&quot;&quot;&quot;));IF([.A57]=&quot;&quot;;&quot;&quot;;IF([.A57]&lt;&gt;[.A56];&quot;&quot;;&quot;PREVIOUS=&quot;&quot;&quot;&amp;[.E56]&amp;&quot;&quot;&quot; &quot;) &amp; IF([.A57]&lt;&gt;[.A58];&quot;&quot;;&quot;NEXT=&quot;&quot;&quot;&amp;[.E58]&amp;&quot;&quot;&quot;&quot;)))">
            <text:p/>
          </table:table-cell>
          <table:table-cell table:formula="of:=IF([.B57]=&quot;&quot;;&quot;&quot;;VLOOKUP([.B57];[$Tabelas.$A$1:.$C$136];3;0))">
            <text:p/>
          </table:table-cell>
          <table:table-cell table:formula="of:=IF([.A57]=&quot;Campo&quot;; IF(ISERROR(VLOOKUP([.F57];[$Auxiliar.$A$1:.$E$17];5;0));&quot;TYPE=&quot;&quot;&quot;&amp;[.F57]&amp;&quot;&quot;&quot; LENGTH=&quot;&quot;&quot;&amp;[.G57]&amp;&quot;&quot;&quot; &quot;;VLOOKUP([.F57];[$Auxiliar.$A$1:.$E$17];5;0)) &amp; IF(AND([.A57]=&quot;Campo&quot;;[.D57]=&quot;PK&quot;); IF([.I57]=&quot;Sim&quot;;&quot; SEQUENCE=&quot;&quot;true&quot;&quot;&quot;;&quot; SEQUENCE=&quot;&quot;false&quot;&quot;&quot;);&quot;&quot;)&amp;IF([.H57]&lt;&gt;&quot;&quot;;&quot; NOTNULL=&quot;&quot;&quot;&amp;IF([.H57]=&quot;Sim&quot;;&quot;true&quot;;&quot;false&quot;)&amp;&quot;&quot;&quot;&quot;;&quot;&quot;);&quot;&quot;)">
            <text:p/>
          </table:table-cell>
          <table:table-cell table:style-name="ce26" table:formula="of:=IF(AND([.B57]&lt;&gt;[.B56];[.B57]&lt;&gt;&quot;&quot;);&quot;&lt;TABLE NAME=&quot;&quot;&quot;&amp;[.B57]&amp;&quot;&quot;&quot; COMMENT=&quot;&quot;&quot;&amp;[.K57]&amp;&quot;&quot;&quot; &quot;&amp; [.M57] &amp;&quot;&gt;&lt;FIELDS&gt;&quot;;&quot;&quot;) &amp; IF(AND([.A57]=&quot;Chave&quot;;[.A56]=&quot;Campo&quot;);&quot;&lt;KEYS&gt;&quot;;&quot;&quot;) &amp; IF([.A57]=&quot;Chave&quot;;&quot;&lt;KEY NAME=&quot;&quot;&quot;&amp;[.E57]&amp;&quot;&quot;&quot; TYPE=&quot;&quot;&quot;&amp;IF([.D57]=&quot;PK&quot;;&quot;primary&quot;;&quot;foreign&quot;)&amp;&quot;&quot;&quot; FIELDS=&quot;&quot;&quot;&amp;[.C57]&amp;&quot;&quot;&quot;&quot;&amp;IF([.D57]=&quot;FK&quot;;&quot; REFTABLE=&quot;&quot;&quot;&amp;[.F57]&amp;&quot;&quot;&quot; REFFIELDS=&quot;&quot;&quot;&amp;[.G57]&amp;&quot;&quot;&quot;&quot;;&quot;&quot;)&amp;&quot; &quot;&amp;[.L57]&amp;&quot; COMMENT=&quot;&quot;&quot;&amp;[.J57]&amp;&quot;&quot;&quot;&quot;&amp;IF(AND([.A57]=&quot;Campo&quot;;[.D57]=&quot;PK&quot;);&quot; SEQUENCE=&quot;&quot;true&quot;&quot;&quot;;&quot;&quot;)&amp;&quot;/&gt;&quot;;&quot;&quot;) &amp; IF([.A57]=&quot;Campo&quot;;&quot;&lt;FIELD NAME=&quot;&quot;&quot;&amp;[.C57]&amp;&quot;&quot;&quot; &quot;&amp;[.N57]&amp;&quot; &quot;&amp;[.L57]&amp;IF(AND([.A57]=&quot;Campo&quot;;[.D57]&lt;&gt;&quot;PK&quot;);&quot; SEQUENCE=&quot;&quot;false&quot;&quot; &quot;;&quot;&quot;)&amp;&quot; COMMENT=&quot;&quot;&quot;&amp;[.J57]&amp;&quot;&quot;&quot;/&gt;&quot;;&quot;&quot;) &amp; IF(AND([.A57]=&quot;Campo&quot;;[.A58]=&quot;Chave&quot;);&quot;&lt;/FIELDS&gt;&quot;;&quot;&quot;) &amp; IF(AND([.A57]=&quot;Chave&quot;;[.A58]&lt;&gt;&quot;Chave&quot;);&quot;&lt;/KEYS&gt;&quot;;&quot;&quot;) &amp; IF([.B57]&lt;&gt;[.B58];&quot;&lt;/TABLE&gt;&quot;;&quot;&quot;) &amp; IF(AND([.A57]=&quot;&quot;;[.A56]&lt;&gt;&quot;&quot;);&quot;&lt;/TABLES&gt;&lt;/XMLDB&gt;&quot;;&quot;&quot;)">
            <text:p/>
          </table:table-cell>
          <table:table-cell table:style-name="ce27" table:formula="of:=IF(AND([.A57]=&quot;Campo&quot;;[.A57]&lt;&gt;[.A56]);&quot;&lt;Form name=&quot;&quot;newRecord&quot;&quot;&gt;&quot;;&quot;&quot;)&amp;IF([.A57]=&quot;Campo&quot;;&quot;&lt;&quot;&amp;IF([.D57]=&quot;FK&quot;;&quot;Select &quot;;VLOOKUP([.F57];[$Auxiliar.$A$27:.$B$48];2;0))&amp;&quot; id=&quot;&quot;&quot;&amp;[.C57]&amp;&quot;&quot;&quot; label=&quot;&quot;&quot;&amp;[.C57]&amp;&quot;&quot;&quot;&quot;&amp; IF([.D57]=&quot;FK&quot;;&quot; datasource=&quot;&quot;table:&quot;&amp;VLOOKUP(&quot;Chave&quot;&amp;&quot;.&quot;&amp;[.C57];[.$Q$1:.$R$2300];2;0)&amp;&quot;&quot;&quot; bindid=&quot;&quot;id&quot;&quot; bindvalue=&quot;&quot;name&quot;&quot;&quot;;&quot;&quot;)&amp;&quot;required=&quot;&quot;&quot;&amp;IF([.H57]=&quot;Sim&quot;;&quot;true&quot;;&quot;false&quot;)&amp;&quot;&quot;&quot; /&gt;&quot;;&quot;&quot;)&amp;IF(AND([.A57]=&quot;Chave&quot;;[.A56]=&quot;Campo&quot;);&quot;&lt;/Form&gt;&quot;;&quot;&quot;)">
            <text:p/>
          </table:table-cell>
          <table:table-cell table:style-name="ce27" table:formula="of:=IF([.A57]&lt;&gt;&quot;&quot;;[.A57]&amp;&quot;.&quot;&amp;[.C57];&quot;&quot;)">
            <text:p/>
          </table:table-cell>
          <table:table-cell table:style-name="ce27" table:formula="of:=IF([.A57]&lt;&gt;&quot;&quot;;[.F57];&quot;&quot;)">
            <text:p/>
          </table:table-cell>
        </table:table-row>
        <table:table-row table:style-name="ro1">
          <table:table-cell table:formula="of:=IF([Campos.A59]=&quot;&quot;;&quot;&quot;;[Campos.A59])">
            <text:p/>
          </table:table-cell>
          <table:table-cell table:formula="of:=IF([Campos.B59]=&quot;&quot;;&quot;&quot;;[Campos.B59])">
            <text:p/>
          </table:table-cell>
          <table:table-cell table:formula="of:=IF([Campos.C59]=&quot;&quot;;&quot;&quot;;[Campos.C59])">
            <text:p/>
          </table:table-cell>
          <table:table-cell table:formula="of:=IF([Campos.D59]=&quot;&quot;;&quot;&quot;;[Campos.D59])">
            <text:p/>
          </table:table-cell>
          <table:table-cell table:style-name="ce24" table:formula="of:=IF([.A58]=&quot;Chave&quot;;SUBSTITUTE([.C58];&quot;,&quot;;&quot;_&quot;)&amp;ROW([.C58]);[.C58])">
            <text:p/>
          </table:table-cell>
          <table:table-cell table:formula="of:=IF([Campos.F59]=&quot;&quot;;&quot;&quot;;[Campos.F59])">
            <text:p/>
          </table:table-cell>
          <table:table-cell table:formula="of:=IF([Campos.G59]=&quot;&quot;;&quot;&quot;;[Campos.G59])">
            <text:p/>
          </table:table-cell>
          <table:table-cell table:formula="of:=IF([Campos.H59]=&quot;&quot;;&quot;&quot;;[Campos.H59])">
            <text:p/>
          </table:table-cell>
          <table:table-cell table:formula="of:=IF([Campos.E59]=&quot;&quot;;&quot;&quot;;[Campos.E59])">
            <text:p/>
          </table:table-cell>
          <table:table-cell table:formula="of:=IF([Campos.I59]=&quot;&quot;;&quot;&quot;;[Campos.I59])">
            <text:p/>
          </table:table-cell>
          <table:table-cell table:formula="of:=IF([.B58]=&quot;&quot;;&quot;&quot;;VLOOKUP([.B58];[$Tabelas.$A$1:.$B$136];2;0))">
            <text:p/>
          </table:table-cell>
          <table:table-cell table:formula="of:=IF([.A58]=&quot;Campo&quot;;IF([.A58]=&quot;&quot;;&quot;&quot;;IF([.A58]&lt;&gt;[.A57];&quot;&quot;;&quot;PREVIOUS=&quot;&quot;&quot;&amp;[.C57]&amp;&quot;&quot;&quot; &quot;) &amp; IF([.A58]&lt;&gt;[.A59];&quot;&quot;;&quot;NEXT=&quot;&quot;&quot;&amp;[.C59]&amp;&quot;&quot;&quot;&quot;));IF([.A58]=&quot;&quot;;&quot;&quot;;IF([.A58]&lt;&gt;[.A57];&quot;&quot;;&quot;PREVIOUS=&quot;&quot;&quot;&amp;[.E57]&amp;&quot;&quot;&quot; &quot;) &amp; IF([.A58]&lt;&gt;[.A59];&quot;&quot;;&quot;NEXT=&quot;&quot;&quot;&amp;[.E59]&amp;&quot;&quot;&quot;&quot;)))">
            <text:p/>
          </table:table-cell>
          <table:table-cell table:formula="of:=IF([.B58]=&quot;&quot;;&quot;&quot;;VLOOKUP([.B58];[$Tabelas.$A$1:.$C$136];3;0))">
            <text:p/>
          </table:table-cell>
          <table:table-cell table:formula="of:=IF([.A58]=&quot;Campo&quot;; IF(ISERROR(VLOOKUP([.F58];[$Auxiliar.$A$1:.$E$17];5;0));&quot;TYPE=&quot;&quot;&quot;&amp;[.F58]&amp;&quot;&quot;&quot; LENGTH=&quot;&quot;&quot;&amp;[.G58]&amp;&quot;&quot;&quot; &quot;;VLOOKUP([.F58];[$Auxiliar.$A$1:.$E$17];5;0)) &amp; IF(AND([.A58]=&quot;Campo&quot;;[.D58]=&quot;PK&quot;); IF([.I58]=&quot;Sim&quot;;&quot; SEQUENCE=&quot;&quot;true&quot;&quot;&quot;;&quot; SEQUENCE=&quot;&quot;false&quot;&quot;&quot;);&quot;&quot;)&amp;IF([.H58]&lt;&gt;&quot;&quot;;&quot; NOTNULL=&quot;&quot;&quot;&amp;IF([.H58]=&quot;Sim&quot;;&quot;true&quot;;&quot;false&quot;)&amp;&quot;&quot;&quot;&quot;;&quot;&quot;);&quot;&quot;)">
            <text:p/>
          </table:table-cell>
          <table:table-cell table:style-name="ce26" table:formula="of:=IF(AND([.B58]&lt;&gt;[.B57];[.B58]&lt;&gt;&quot;&quot;);&quot;&lt;TABLE NAME=&quot;&quot;&quot;&amp;[.B58]&amp;&quot;&quot;&quot; COMMENT=&quot;&quot;&quot;&amp;[.K58]&amp;&quot;&quot;&quot; &quot;&amp; [.M58] &amp;&quot;&gt;&lt;FIELDS&gt;&quot;;&quot;&quot;) &amp; IF(AND([.A58]=&quot;Chave&quot;;[.A57]=&quot;Campo&quot;);&quot;&lt;KEYS&gt;&quot;;&quot;&quot;) &amp; IF([.A58]=&quot;Chave&quot;;&quot;&lt;KEY NAME=&quot;&quot;&quot;&amp;[.E58]&amp;&quot;&quot;&quot; TYPE=&quot;&quot;&quot;&amp;IF([.D58]=&quot;PK&quot;;&quot;primary&quot;;&quot;foreign&quot;)&amp;&quot;&quot;&quot; FIELDS=&quot;&quot;&quot;&amp;[.C58]&amp;&quot;&quot;&quot;&quot;&amp;IF([.D58]=&quot;FK&quot;;&quot; REFTABLE=&quot;&quot;&quot;&amp;[.F58]&amp;&quot;&quot;&quot; REFFIELDS=&quot;&quot;&quot;&amp;[.G58]&amp;&quot;&quot;&quot;&quot;;&quot;&quot;)&amp;&quot; &quot;&amp;[.L58]&amp;&quot; COMMENT=&quot;&quot;&quot;&amp;[.J58]&amp;&quot;&quot;&quot;&quot;&amp;IF(AND([.A58]=&quot;Campo&quot;;[.D58]=&quot;PK&quot;);&quot; SEQUENCE=&quot;&quot;true&quot;&quot;&quot;;&quot;&quot;)&amp;&quot;/&gt;&quot;;&quot;&quot;) &amp; IF([.A58]=&quot;Campo&quot;;&quot;&lt;FIELD NAME=&quot;&quot;&quot;&amp;[.C58]&amp;&quot;&quot;&quot; &quot;&amp;[.N58]&amp;&quot; &quot;&amp;[.L58]&amp;IF(AND([.A58]=&quot;Campo&quot;;[.D58]&lt;&gt;&quot;PK&quot;);&quot; SEQUENCE=&quot;&quot;false&quot;&quot; &quot;;&quot;&quot;)&amp;&quot; COMMENT=&quot;&quot;&quot;&amp;[.J58]&amp;&quot;&quot;&quot;/&gt;&quot;;&quot;&quot;) &amp; IF(AND([.A58]=&quot;Campo&quot;;[.A59]=&quot;Chave&quot;);&quot;&lt;/FIELDS&gt;&quot;;&quot;&quot;) &amp; IF(AND([.A58]=&quot;Chave&quot;;[.A59]&lt;&gt;&quot;Chave&quot;);&quot;&lt;/KEYS&gt;&quot;;&quot;&quot;) &amp; IF([.B58]&lt;&gt;[.B59];&quot;&lt;/TABLE&gt;&quot;;&quot;&quot;) &amp; IF(AND([.A58]=&quot;&quot;;[.A57]&lt;&gt;&quot;&quot;);&quot;&lt;/TABLES&gt;&lt;/XMLDB&gt;&quot;;&quot;&quot;)">
            <text:p/>
          </table:table-cell>
          <table:table-cell table:style-name="ce27" table:formula="of:=IF(AND([.A58]=&quot;Campo&quot;;[.A58]&lt;&gt;[.A57]);&quot;&lt;Form name=&quot;&quot;newRecord&quot;&quot;&gt;&quot;;&quot;&quot;)&amp;IF([.A58]=&quot;Campo&quot;;&quot;&lt;&quot;&amp;IF([.D58]=&quot;FK&quot;;&quot;Select &quot;;VLOOKUP([.F58];[$Auxiliar.$A$27:.$B$48];2;0))&amp;&quot; id=&quot;&quot;&quot;&amp;[.C58]&amp;&quot;&quot;&quot; label=&quot;&quot;&quot;&amp;[.C58]&amp;&quot;&quot;&quot;&quot;&amp; IF([.D58]=&quot;FK&quot;;&quot; datasource=&quot;&quot;table:&quot;&amp;VLOOKUP(&quot;Chave&quot;&amp;&quot;.&quot;&amp;[.C58];[.$Q$1:.$R$2300];2;0)&amp;&quot;&quot;&quot; bindid=&quot;&quot;id&quot;&quot; bindvalue=&quot;&quot;name&quot;&quot;&quot;;&quot;&quot;)&amp;&quot;required=&quot;&quot;&quot;&amp;IF([.H58]=&quot;Sim&quot;;&quot;true&quot;;&quot;false&quot;)&amp;&quot;&quot;&quot; /&gt;&quot;;&quot;&quot;)&amp;IF(AND([.A58]=&quot;Chave&quot;;[.A57]=&quot;Campo&quot;);&quot;&lt;/Form&gt;&quot;;&quot;&quot;)">
            <text:p/>
          </table:table-cell>
          <table:table-cell table:style-name="ce27" table:formula="of:=IF([.A58]&lt;&gt;&quot;&quot;;[.A58]&amp;&quot;.&quot;&amp;[.C58];&quot;&quot;)">
            <text:p/>
          </table:table-cell>
          <table:table-cell table:style-name="ce27" table:formula="of:=IF([.A58]&lt;&gt;&quot;&quot;;[.F58];&quot;&quot;)">
            <text:p/>
          </table:table-cell>
        </table:table-row>
        <table:table-row table:style-name="ro1">
          <table:table-cell table:formula="of:=IF([Campos.A60]=&quot;&quot;;&quot;&quot;;[Campos.A60])">
            <text:p/>
          </table:table-cell>
          <table:table-cell table:formula="of:=IF([Campos.B60]=&quot;&quot;;&quot;&quot;;[Campos.B60])">
            <text:p/>
          </table:table-cell>
          <table:table-cell table:formula="of:=IF([Campos.C60]=&quot;&quot;;&quot;&quot;;[Campos.C60])">
            <text:p/>
          </table:table-cell>
          <table:table-cell table:formula="of:=IF([Campos.D60]=&quot;&quot;;&quot;&quot;;[Campos.D60])">
            <text:p/>
          </table:table-cell>
          <table:table-cell table:style-name="ce24" table:formula="of:=IF([.A59]=&quot;Chave&quot;;SUBSTITUTE([.C59];&quot;,&quot;;&quot;_&quot;)&amp;ROW([.C59]);[.C59])">
            <text:p/>
          </table:table-cell>
          <table:table-cell table:formula="of:=IF([Campos.F60]=&quot;&quot;;&quot;&quot;;[Campos.F60])">
            <text:p/>
          </table:table-cell>
          <table:table-cell table:formula="of:=IF([Campos.G60]=&quot;&quot;;&quot;&quot;;[Campos.G60])">
            <text:p/>
          </table:table-cell>
          <table:table-cell table:formula="of:=IF([Campos.H60]=&quot;&quot;;&quot;&quot;;[Campos.H60])">
            <text:p/>
          </table:table-cell>
          <table:table-cell table:formula="of:=IF([Campos.E60]=&quot;&quot;;&quot;&quot;;[Campos.E60])">
            <text:p/>
          </table:table-cell>
          <table:table-cell table:formula="of:=IF([Campos.I60]=&quot;&quot;;&quot;&quot;;[Campos.I60])">
            <text:p/>
          </table:table-cell>
          <table:table-cell table:formula="of:=IF([.B59]=&quot;&quot;;&quot;&quot;;VLOOKUP([.B59];[$Tabelas.$A$1:.$B$136];2;0))">
            <text:p/>
          </table:table-cell>
          <table:table-cell table:formula="of:=IF([.A59]=&quot;Campo&quot;;IF([.A59]=&quot;&quot;;&quot;&quot;;IF([.A59]&lt;&gt;[.A58];&quot;&quot;;&quot;PREVIOUS=&quot;&quot;&quot;&amp;[.C58]&amp;&quot;&quot;&quot; &quot;) &amp; IF([.A59]&lt;&gt;[.A60];&quot;&quot;;&quot;NEXT=&quot;&quot;&quot;&amp;[.C60]&amp;&quot;&quot;&quot;&quot;));IF([.A59]=&quot;&quot;;&quot;&quot;;IF([.A59]&lt;&gt;[.A58];&quot;&quot;;&quot;PREVIOUS=&quot;&quot;&quot;&amp;[.E58]&amp;&quot;&quot;&quot; &quot;) &amp; IF([.A59]&lt;&gt;[.A60];&quot;&quot;;&quot;NEXT=&quot;&quot;&quot;&amp;[.E60]&amp;&quot;&quot;&quot;&quot;)))">
            <text:p/>
          </table:table-cell>
          <table:table-cell table:formula="of:=IF([.B59]=&quot;&quot;;&quot;&quot;;VLOOKUP([.B59];[$Tabelas.$A$1:.$C$136];3;0))">
            <text:p/>
          </table:table-cell>
          <table:table-cell table:formula="of:=IF([.A59]=&quot;Campo&quot;; IF(ISERROR(VLOOKUP([.F59];[$Auxiliar.$A$1:.$E$17];5;0));&quot;TYPE=&quot;&quot;&quot;&amp;[.F59]&amp;&quot;&quot;&quot; LENGTH=&quot;&quot;&quot;&amp;[.G59]&amp;&quot;&quot;&quot; &quot;;VLOOKUP([.F59];[$Auxiliar.$A$1:.$E$17];5;0)) &amp; IF(AND([.A59]=&quot;Campo&quot;;[.D59]=&quot;PK&quot;); IF([.I59]=&quot;Sim&quot;;&quot; SEQUENCE=&quot;&quot;true&quot;&quot;&quot;;&quot; SEQUENCE=&quot;&quot;false&quot;&quot;&quot;);&quot;&quot;)&amp;IF([.H59]&lt;&gt;&quot;&quot;;&quot; NOTNULL=&quot;&quot;&quot;&amp;IF([.H59]=&quot;Sim&quot;;&quot;true&quot;;&quot;false&quot;)&amp;&quot;&quot;&quot;&quot;;&quot;&quot;);&quot;&quot;)">
            <text:p/>
          </table:table-cell>
          <table:table-cell table:style-name="ce26" table:formula="of:=IF(AND([.B59]&lt;&gt;[.B58];[.B59]&lt;&gt;&quot;&quot;);&quot;&lt;TABLE NAME=&quot;&quot;&quot;&amp;[.B59]&amp;&quot;&quot;&quot; COMMENT=&quot;&quot;&quot;&amp;[.K59]&amp;&quot;&quot;&quot; &quot;&amp; [.M59] &amp;&quot;&gt;&lt;FIELDS&gt;&quot;;&quot;&quot;) &amp; IF(AND([.A59]=&quot;Chave&quot;;[.A58]=&quot;Campo&quot;);&quot;&lt;KEYS&gt;&quot;;&quot;&quot;) &amp; IF([.A59]=&quot;Chave&quot;;&quot;&lt;KEY NAME=&quot;&quot;&quot;&amp;[.E59]&amp;&quot;&quot;&quot; TYPE=&quot;&quot;&quot;&amp;IF([.D59]=&quot;PK&quot;;&quot;primary&quot;;&quot;foreign&quot;)&amp;&quot;&quot;&quot; FIELDS=&quot;&quot;&quot;&amp;[.C59]&amp;&quot;&quot;&quot;&quot;&amp;IF([.D59]=&quot;FK&quot;;&quot; REFTABLE=&quot;&quot;&quot;&amp;[.F59]&amp;&quot;&quot;&quot; REFFIELDS=&quot;&quot;&quot;&amp;[.G59]&amp;&quot;&quot;&quot;&quot;;&quot;&quot;)&amp;&quot; &quot;&amp;[.L59]&amp;&quot; COMMENT=&quot;&quot;&quot;&amp;[.J59]&amp;&quot;&quot;&quot;&quot;&amp;IF(AND([.A59]=&quot;Campo&quot;;[.D59]=&quot;PK&quot;);&quot; SEQUENCE=&quot;&quot;true&quot;&quot;&quot;;&quot;&quot;)&amp;&quot;/&gt;&quot;;&quot;&quot;) &amp; IF([.A59]=&quot;Campo&quot;;&quot;&lt;FIELD NAME=&quot;&quot;&quot;&amp;[.C59]&amp;&quot;&quot;&quot; &quot;&amp;[.N59]&amp;&quot; &quot;&amp;[.L59]&amp;IF(AND([.A59]=&quot;Campo&quot;;[.D59]&lt;&gt;&quot;PK&quot;);&quot; SEQUENCE=&quot;&quot;false&quot;&quot; &quot;;&quot;&quot;)&amp;&quot; COMMENT=&quot;&quot;&quot;&amp;[.J59]&amp;&quot;&quot;&quot;/&gt;&quot;;&quot;&quot;) &amp; IF(AND([.A59]=&quot;Campo&quot;;[.A60]=&quot;Chave&quot;);&quot;&lt;/FIELDS&gt;&quot;;&quot;&quot;) &amp; IF(AND([.A59]=&quot;Chave&quot;;[.A60]&lt;&gt;&quot;Chave&quot;);&quot;&lt;/KEYS&gt;&quot;;&quot;&quot;) &amp; IF([.B59]&lt;&gt;[.B60];&quot;&lt;/TABLE&gt;&quot;;&quot;&quot;) &amp; IF(AND([.A59]=&quot;&quot;;[.A58]&lt;&gt;&quot;&quot;);&quot;&lt;/TABLES&gt;&lt;/XMLDB&gt;&quot;;&quot;&quot;)">
            <text:p/>
          </table:table-cell>
          <table:table-cell table:style-name="ce27" table:formula="of:=IF(AND([.A59]=&quot;Campo&quot;;[.A59]&lt;&gt;[.A58]);&quot;&lt;Form name=&quot;&quot;newRecord&quot;&quot;&gt;&quot;;&quot;&quot;)&amp;IF([.A59]=&quot;Campo&quot;;&quot;&lt;&quot;&amp;IF([.D59]=&quot;FK&quot;;&quot;Select &quot;;VLOOKUP([.F59];[$Auxiliar.$A$27:.$B$48];2;0))&amp;&quot; id=&quot;&quot;&quot;&amp;[.C59]&amp;&quot;&quot;&quot; label=&quot;&quot;&quot;&amp;[.C59]&amp;&quot;&quot;&quot;&quot;&amp; IF([.D59]=&quot;FK&quot;;&quot; datasource=&quot;&quot;table:&quot;&amp;VLOOKUP(&quot;Chave&quot;&amp;&quot;.&quot;&amp;[.C59];[.$Q$1:.$R$2300];2;0)&amp;&quot;&quot;&quot; bindid=&quot;&quot;id&quot;&quot; bindvalue=&quot;&quot;name&quot;&quot;&quot;;&quot;&quot;)&amp;&quot;required=&quot;&quot;&quot;&amp;IF([.H59]=&quot;Sim&quot;;&quot;true&quot;;&quot;false&quot;)&amp;&quot;&quot;&quot; /&gt;&quot;;&quot;&quot;)&amp;IF(AND([.A59]=&quot;Chave&quot;;[.A58]=&quot;Campo&quot;);&quot;&lt;/Form&gt;&quot;;&quot;&quot;)">
            <text:p/>
          </table:table-cell>
          <table:table-cell table:style-name="ce27" table:formula="of:=IF([.A59]&lt;&gt;&quot;&quot;;[.A59]&amp;&quot;.&quot;&amp;[.C59];&quot;&quot;)">
            <text:p/>
          </table:table-cell>
          <table:table-cell table:style-name="ce27" table:formula="of:=IF([.A59]&lt;&gt;&quot;&quot;;[.F59];&quot;&quot;)">
            <text:p/>
          </table:table-cell>
        </table:table-row>
        <table:table-row table:style-name="ro1">
          <table:table-cell table:formula="of:=IF([Campos.A61]=&quot;&quot;;&quot;&quot;;[Campos.A61])">
            <text:p/>
          </table:table-cell>
          <table:table-cell table:formula="of:=IF([Campos.B61]=&quot;&quot;;&quot;&quot;;[Campos.B61])">
            <text:p/>
          </table:table-cell>
          <table:table-cell table:formula="of:=IF([Campos.C61]=&quot;&quot;;&quot;&quot;;[Campos.C61])">
            <text:p/>
          </table:table-cell>
          <table:table-cell table:formula="of:=IF([Campos.D61]=&quot;&quot;;&quot;&quot;;[Campos.D61])">
            <text:p/>
          </table:table-cell>
          <table:table-cell table:style-name="ce24" table:formula="of:=IF([.A60]=&quot;Chave&quot;;SUBSTITUTE([.C60];&quot;,&quot;;&quot;_&quot;)&amp;ROW([.C60]);[.C60])">
            <text:p/>
          </table:table-cell>
          <table:table-cell table:formula="of:=IF([Campos.F61]=&quot;&quot;;&quot;&quot;;[Campos.F61])">
            <text:p/>
          </table:table-cell>
          <table:table-cell table:formula="of:=IF([Campos.G61]=&quot;&quot;;&quot;&quot;;[Campos.G61])">
            <text:p/>
          </table:table-cell>
          <table:table-cell table:formula="of:=IF([Campos.H61]=&quot;&quot;;&quot;&quot;;[Campos.H61])">
            <text:p/>
          </table:table-cell>
          <table:table-cell table:formula="of:=IF([Campos.E61]=&quot;&quot;;&quot;&quot;;[Campos.E61])">
            <text:p/>
          </table:table-cell>
          <table:table-cell table:formula="of:=IF([Campos.I61]=&quot;&quot;;&quot;&quot;;[Campos.I61])">
            <text:p/>
          </table:table-cell>
          <table:table-cell table:formula="of:=IF([.B60]=&quot;&quot;;&quot;&quot;;VLOOKUP([.B60];[$Tabelas.$A$1:.$B$136];2;0))">
            <text:p/>
          </table:table-cell>
          <table:table-cell table:formula="of:=IF([.A60]=&quot;Campo&quot;;IF([.A60]=&quot;&quot;;&quot;&quot;;IF([.A60]&lt;&gt;[.A59];&quot;&quot;;&quot;PREVIOUS=&quot;&quot;&quot;&amp;[.C59]&amp;&quot;&quot;&quot; &quot;) &amp; IF([.A60]&lt;&gt;[.A61];&quot;&quot;;&quot;NEXT=&quot;&quot;&quot;&amp;[.C61]&amp;&quot;&quot;&quot;&quot;));IF([.A60]=&quot;&quot;;&quot;&quot;;IF([.A60]&lt;&gt;[.A59];&quot;&quot;;&quot;PREVIOUS=&quot;&quot;&quot;&amp;[.E59]&amp;&quot;&quot;&quot; &quot;) &amp; IF([.A60]&lt;&gt;[.A61];&quot;&quot;;&quot;NEXT=&quot;&quot;&quot;&amp;[.E61]&amp;&quot;&quot;&quot;&quot;)))">
            <text:p/>
          </table:table-cell>
          <table:table-cell table:formula="of:=IF([.B60]=&quot;&quot;;&quot;&quot;;VLOOKUP([.B60];[$Tabelas.$A$1:.$C$136];3;0))">
            <text:p/>
          </table:table-cell>
          <table:table-cell table:formula="of:=IF([.A60]=&quot;Campo&quot;; IF(ISERROR(VLOOKUP([.F60];[$Auxiliar.$A$1:.$E$17];5;0));&quot;TYPE=&quot;&quot;&quot;&amp;[.F60]&amp;&quot;&quot;&quot; LENGTH=&quot;&quot;&quot;&amp;[.G60]&amp;&quot;&quot;&quot; &quot;;VLOOKUP([.F60];[$Auxiliar.$A$1:.$E$17];5;0)) &amp; IF(AND([.A60]=&quot;Campo&quot;;[.D60]=&quot;PK&quot;); IF([.I60]=&quot;Sim&quot;;&quot; SEQUENCE=&quot;&quot;true&quot;&quot;&quot;;&quot; SEQUENCE=&quot;&quot;false&quot;&quot;&quot;);&quot;&quot;)&amp;IF([.H60]&lt;&gt;&quot;&quot;;&quot; NOTNULL=&quot;&quot;&quot;&amp;IF([.H60]=&quot;Sim&quot;;&quot;true&quot;;&quot;false&quot;)&amp;&quot;&quot;&quot;&quot;;&quot;&quot;);&quot;&quot;)">
            <text:p/>
          </table:table-cell>
          <table:table-cell table:style-name="ce26" table:formula="of:=IF(AND([.B60]&lt;&gt;[.B59];[.B60]&lt;&gt;&quot;&quot;);&quot;&lt;TABLE NAME=&quot;&quot;&quot;&amp;[.B60]&amp;&quot;&quot;&quot; COMMENT=&quot;&quot;&quot;&amp;[.K60]&amp;&quot;&quot;&quot; &quot;&amp; [.M60] &amp;&quot;&gt;&lt;FIELDS&gt;&quot;;&quot;&quot;) &amp; IF(AND([.A60]=&quot;Chave&quot;;[.A59]=&quot;Campo&quot;);&quot;&lt;KEYS&gt;&quot;;&quot;&quot;) &amp; IF([.A60]=&quot;Chave&quot;;&quot;&lt;KEY NAME=&quot;&quot;&quot;&amp;[.E60]&amp;&quot;&quot;&quot; TYPE=&quot;&quot;&quot;&amp;IF([.D60]=&quot;PK&quot;;&quot;primary&quot;;&quot;foreign&quot;)&amp;&quot;&quot;&quot; FIELDS=&quot;&quot;&quot;&amp;[.C60]&amp;&quot;&quot;&quot;&quot;&amp;IF([.D60]=&quot;FK&quot;;&quot; REFTABLE=&quot;&quot;&quot;&amp;[.F60]&amp;&quot;&quot;&quot; REFFIELDS=&quot;&quot;&quot;&amp;[.G60]&amp;&quot;&quot;&quot;&quot;;&quot;&quot;)&amp;&quot; &quot;&amp;[.L60]&amp;&quot; COMMENT=&quot;&quot;&quot;&amp;[.J60]&amp;&quot;&quot;&quot;&quot;&amp;IF(AND([.A60]=&quot;Campo&quot;;[.D60]=&quot;PK&quot;);&quot; SEQUENCE=&quot;&quot;true&quot;&quot;&quot;;&quot;&quot;)&amp;&quot;/&gt;&quot;;&quot;&quot;) &amp; IF([.A60]=&quot;Campo&quot;;&quot;&lt;FIELD NAME=&quot;&quot;&quot;&amp;[.C60]&amp;&quot;&quot;&quot; &quot;&amp;[.N60]&amp;&quot; &quot;&amp;[.L60]&amp;IF(AND([.A60]=&quot;Campo&quot;;[.D60]&lt;&gt;&quot;PK&quot;);&quot; SEQUENCE=&quot;&quot;false&quot;&quot; &quot;;&quot;&quot;)&amp;&quot; COMMENT=&quot;&quot;&quot;&amp;[.J60]&amp;&quot;&quot;&quot;/&gt;&quot;;&quot;&quot;) &amp; IF(AND([.A60]=&quot;Campo&quot;;[.A61]=&quot;Chave&quot;);&quot;&lt;/FIELDS&gt;&quot;;&quot;&quot;) &amp; IF(AND([.A60]=&quot;Chave&quot;;[.A61]&lt;&gt;&quot;Chave&quot;);&quot;&lt;/KEYS&gt;&quot;;&quot;&quot;) &amp; IF([.B60]&lt;&gt;[.B61];&quot;&lt;/TABLE&gt;&quot;;&quot;&quot;) &amp; IF(AND([.A60]=&quot;&quot;;[.A59]&lt;&gt;&quot;&quot;);&quot;&lt;/TABLES&gt;&lt;/XMLDB&gt;&quot;;&quot;&quot;)">
            <text:p/>
          </table:table-cell>
          <table:table-cell table:style-name="ce27" table:formula="of:=IF(AND([.A60]=&quot;Campo&quot;;[.A60]&lt;&gt;[.A59]);&quot;&lt;Form name=&quot;&quot;newRecord&quot;&quot;&gt;&quot;;&quot;&quot;)&amp;IF([.A60]=&quot;Campo&quot;;&quot;&lt;&quot;&amp;IF([.D60]=&quot;FK&quot;;&quot;Select &quot;;VLOOKUP([.F60];[$Auxiliar.$A$27:.$B$48];2;0))&amp;&quot; id=&quot;&quot;&quot;&amp;[.C60]&amp;&quot;&quot;&quot; label=&quot;&quot;&quot;&amp;[.C60]&amp;&quot;&quot;&quot;&quot;&amp; IF([.D60]=&quot;FK&quot;;&quot; datasource=&quot;&quot;table:&quot;&amp;VLOOKUP(&quot;Chave&quot;&amp;&quot;.&quot;&amp;[.C60];[.$Q$1:.$R$2300];2;0)&amp;&quot;&quot;&quot; bindid=&quot;&quot;id&quot;&quot; bindvalue=&quot;&quot;name&quot;&quot;&quot;;&quot;&quot;)&amp;&quot;required=&quot;&quot;&quot;&amp;IF([.H60]=&quot;Sim&quot;;&quot;true&quot;;&quot;false&quot;)&amp;&quot;&quot;&quot; /&gt;&quot;;&quot;&quot;)&amp;IF(AND([.A60]=&quot;Chave&quot;;[.A59]=&quot;Campo&quot;);&quot;&lt;/Form&gt;&quot;;&quot;&quot;)">
            <text:p/>
          </table:table-cell>
          <table:table-cell table:style-name="ce27" table:formula="of:=IF([.A60]&lt;&gt;&quot;&quot;;[.A60]&amp;&quot;.&quot;&amp;[.C60];&quot;&quot;)">
            <text:p/>
          </table:table-cell>
          <table:table-cell table:style-name="ce27" table:formula="of:=IF([.A60]&lt;&gt;&quot;&quot;;[.F60];&quot;&quot;)">
            <text:p/>
          </table:table-cell>
        </table:table-row>
        <table:table-row table:style-name="ro1">
          <table:table-cell table:formula="of:=IF([Campos.A62]=&quot;&quot;;&quot;&quot;;[Campos.A62])">
            <text:p/>
          </table:table-cell>
          <table:table-cell table:formula="of:=IF([Campos.B62]=&quot;&quot;;&quot;&quot;;[Campos.B62])">
            <text:p/>
          </table:table-cell>
          <table:table-cell table:formula="of:=IF([Campos.C62]=&quot;&quot;;&quot;&quot;;[Campos.C62])">
            <text:p/>
          </table:table-cell>
          <table:table-cell table:formula="of:=IF([Campos.D62]=&quot;&quot;;&quot;&quot;;[Campos.D62])">
            <text:p/>
          </table:table-cell>
          <table:table-cell table:style-name="ce24" table:formula="of:=IF([.A61]=&quot;Chave&quot;;SUBSTITUTE([.C61];&quot;,&quot;;&quot;_&quot;)&amp;ROW([.C61]);[.C61])">
            <text:p/>
          </table:table-cell>
          <table:table-cell table:formula="of:=IF([Campos.F62]=&quot;&quot;;&quot;&quot;;[Campos.F62])">
            <text:p/>
          </table:table-cell>
          <table:table-cell table:formula="of:=IF([Campos.G62]=&quot;&quot;;&quot;&quot;;[Campos.G62])">
            <text:p/>
          </table:table-cell>
          <table:table-cell table:formula="of:=IF([Campos.H62]=&quot;&quot;;&quot;&quot;;[Campos.H62])">
            <text:p/>
          </table:table-cell>
          <table:table-cell table:formula="of:=IF([Campos.E62]=&quot;&quot;;&quot;&quot;;[Campos.E62])">
            <text:p/>
          </table:table-cell>
          <table:table-cell table:formula="of:=IF([Campos.I62]=&quot;&quot;;&quot;&quot;;[Campos.I62])">
            <text:p/>
          </table:table-cell>
          <table:table-cell table:formula="of:=IF([.B61]=&quot;&quot;;&quot;&quot;;VLOOKUP([.B61];[$Tabelas.$A$1:.$B$136];2;0))">
            <text:p/>
          </table:table-cell>
          <table:table-cell table:formula="of:=IF([.A61]=&quot;Campo&quot;;IF([.A61]=&quot;&quot;;&quot;&quot;;IF([.A61]&lt;&gt;[.A60];&quot;&quot;;&quot;PREVIOUS=&quot;&quot;&quot;&amp;[.C60]&amp;&quot;&quot;&quot; &quot;) &amp; IF([.A61]&lt;&gt;[.A62];&quot;&quot;;&quot;NEXT=&quot;&quot;&quot;&amp;[.C62]&amp;&quot;&quot;&quot;&quot;));IF([.A61]=&quot;&quot;;&quot;&quot;;IF([.A61]&lt;&gt;[.A60];&quot;&quot;;&quot;PREVIOUS=&quot;&quot;&quot;&amp;[.E60]&amp;&quot;&quot;&quot; &quot;) &amp; IF([.A61]&lt;&gt;[.A62];&quot;&quot;;&quot;NEXT=&quot;&quot;&quot;&amp;[.E62]&amp;&quot;&quot;&quot;&quot;)))">
            <text:p/>
          </table:table-cell>
          <table:table-cell table:formula="of:=IF([.B61]=&quot;&quot;;&quot;&quot;;VLOOKUP([.B61];[$Tabelas.$A$1:.$C$136];3;0))">
            <text:p/>
          </table:table-cell>
          <table:table-cell table:formula="of:=IF([.A61]=&quot;Campo&quot;; IF(ISERROR(VLOOKUP([.F61];[$Auxiliar.$A$1:.$E$17];5;0));&quot;TYPE=&quot;&quot;&quot;&amp;[.F61]&amp;&quot;&quot;&quot; LENGTH=&quot;&quot;&quot;&amp;[.G61]&amp;&quot;&quot;&quot; &quot;;VLOOKUP([.F61];[$Auxiliar.$A$1:.$E$17];5;0)) &amp; IF(AND([.A61]=&quot;Campo&quot;;[.D61]=&quot;PK&quot;); IF([.I61]=&quot;Sim&quot;;&quot; SEQUENCE=&quot;&quot;true&quot;&quot;&quot;;&quot; SEQUENCE=&quot;&quot;false&quot;&quot;&quot;);&quot;&quot;)&amp;IF([.H61]&lt;&gt;&quot;&quot;;&quot; NOTNULL=&quot;&quot;&quot;&amp;IF([.H61]=&quot;Sim&quot;;&quot;true&quot;;&quot;false&quot;)&amp;&quot;&quot;&quot;&quot;;&quot;&quot;);&quot;&quot;)">
            <text:p/>
          </table:table-cell>
          <table:table-cell table:style-name="ce26" table:formula="of:=IF(AND([.B61]&lt;&gt;[.B60];[.B61]&lt;&gt;&quot;&quot;);&quot;&lt;TABLE NAME=&quot;&quot;&quot;&amp;[.B61]&amp;&quot;&quot;&quot; COMMENT=&quot;&quot;&quot;&amp;[.K61]&amp;&quot;&quot;&quot; &quot;&amp; [.M61] &amp;&quot;&gt;&lt;FIELDS&gt;&quot;;&quot;&quot;) &amp; IF(AND([.A61]=&quot;Chave&quot;;[.A60]=&quot;Campo&quot;);&quot;&lt;KEYS&gt;&quot;;&quot;&quot;) &amp; IF([.A61]=&quot;Chave&quot;;&quot;&lt;KEY NAME=&quot;&quot;&quot;&amp;[.E61]&amp;&quot;&quot;&quot; TYPE=&quot;&quot;&quot;&amp;IF([.D61]=&quot;PK&quot;;&quot;primary&quot;;&quot;foreign&quot;)&amp;&quot;&quot;&quot; FIELDS=&quot;&quot;&quot;&amp;[.C61]&amp;&quot;&quot;&quot;&quot;&amp;IF([.D61]=&quot;FK&quot;;&quot; REFTABLE=&quot;&quot;&quot;&amp;[.F61]&amp;&quot;&quot;&quot; REFFIELDS=&quot;&quot;&quot;&amp;[.G61]&amp;&quot;&quot;&quot;&quot;;&quot;&quot;)&amp;&quot; &quot;&amp;[.L61]&amp;&quot; COMMENT=&quot;&quot;&quot;&amp;[.J61]&amp;&quot;&quot;&quot;&quot;&amp;IF(AND([.A61]=&quot;Campo&quot;;[.D61]=&quot;PK&quot;);&quot; SEQUENCE=&quot;&quot;true&quot;&quot;&quot;;&quot;&quot;)&amp;&quot;/&gt;&quot;;&quot;&quot;) &amp; IF([.A61]=&quot;Campo&quot;;&quot;&lt;FIELD NAME=&quot;&quot;&quot;&amp;[.C61]&amp;&quot;&quot;&quot; &quot;&amp;[.N61]&amp;&quot; &quot;&amp;[.L61]&amp;IF(AND([.A61]=&quot;Campo&quot;;[.D61]&lt;&gt;&quot;PK&quot;);&quot; SEQUENCE=&quot;&quot;false&quot;&quot; &quot;;&quot;&quot;)&amp;&quot; COMMENT=&quot;&quot;&quot;&amp;[.J61]&amp;&quot;&quot;&quot;/&gt;&quot;;&quot;&quot;) &amp; IF(AND([.A61]=&quot;Campo&quot;;[.A62]=&quot;Chave&quot;);&quot;&lt;/FIELDS&gt;&quot;;&quot;&quot;) &amp; IF(AND([.A61]=&quot;Chave&quot;;[.A62]&lt;&gt;&quot;Chave&quot;);&quot;&lt;/KEYS&gt;&quot;;&quot;&quot;) &amp; IF([.B61]&lt;&gt;[.B62];&quot;&lt;/TABLE&gt;&quot;;&quot;&quot;) &amp; IF(AND([.A61]=&quot;&quot;;[.A60]&lt;&gt;&quot;&quot;);&quot;&lt;/TABLES&gt;&lt;/XMLDB&gt;&quot;;&quot;&quot;)">
            <text:p/>
          </table:table-cell>
          <table:table-cell table:style-name="ce27" table:formula="of:=IF(AND([.A61]=&quot;Campo&quot;;[.A61]&lt;&gt;[.A60]);&quot;&lt;Form name=&quot;&quot;newRecord&quot;&quot;&gt;&quot;;&quot;&quot;)&amp;IF([.A61]=&quot;Campo&quot;;&quot;&lt;&quot;&amp;IF([.D61]=&quot;FK&quot;;&quot;Select &quot;;VLOOKUP([.F61];[$Auxiliar.$A$27:.$B$48];2;0))&amp;&quot; id=&quot;&quot;&quot;&amp;[.C61]&amp;&quot;&quot;&quot; label=&quot;&quot;&quot;&amp;[.C61]&amp;&quot;&quot;&quot;&quot;&amp; IF([.D61]=&quot;FK&quot;;&quot; datasource=&quot;&quot;table:&quot;&amp;VLOOKUP(&quot;Chave&quot;&amp;&quot;.&quot;&amp;[.C61];[.$Q$1:.$R$2300];2;0)&amp;&quot;&quot;&quot; bindid=&quot;&quot;id&quot;&quot; bindvalue=&quot;&quot;name&quot;&quot;&quot;;&quot;&quot;)&amp;&quot;required=&quot;&quot;&quot;&amp;IF([.H61]=&quot;Sim&quot;;&quot;true&quot;;&quot;false&quot;)&amp;&quot;&quot;&quot; /&gt;&quot;;&quot;&quot;)&amp;IF(AND([.A61]=&quot;Chave&quot;;[.A60]=&quot;Campo&quot;);&quot;&lt;/Form&gt;&quot;;&quot;&quot;)">
            <text:p/>
          </table:table-cell>
          <table:table-cell table:style-name="ce27" table:formula="of:=IF([.A61]&lt;&gt;&quot;&quot;;[.A61]&amp;&quot;.&quot;&amp;[.C61];&quot;&quot;)">
            <text:p/>
          </table:table-cell>
          <table:table-cell table:style-name="ce27" table:formula="of:=IF([.A61]&lt;&gt;&quot;&quot;;[.F61];&quot;&quot;)">
            <text:p/>
          </table:table-cell>
        </table:table-row>
        <table:table-row table:style-name="ro1">
          <table:table-cell table:formula="of:=IF([Campos.A63]=&quot;&quot;;&quot;&quot;;[Campos.A63])">
            <text:p/>
          </table:table-cell>
          <table:table-cell table:formula="of:=IF([Campos.B63]=&quot;&quot;;&quot;&quot;;[Campos.B63])">
            <text:p/>
          </table:table-cell>
          <table:table-cell table:formula="of:=IF([Campos.C63]=&quot;&quot;;&quot;&quot;;[Campos.C63])">
            <text:p/>
          </table:table-cell>
          <table:table-cell table:formula="of:=IF([Campos.D63]=&quot;&quot;;&quot;&quot;;[Campos.D63])">
            <text:p/>
          </table:table-cell>
          <table:table-cell table:style-name="ce24" table:formula="of:=IF([.A62]=&quot;Chave&quot;;SUBSTITUTE([.C62];&quot;,&quot;;&quot;_&quot;)&amp;ROW([.C62]);[.C62])">
            <text:p/>
          </table:table-cell>
          <table:table-cell table:formula="of:=IF([Campos.F63]=&quot;&quot;;&quot;&quot;;[Campos.F63])">
            <text:p/>
          </table:table-cell>
          <table:table-cell table:formula="of:=IF([Campos.G63]=&quot;&quot;;&quot;&quot;;[Campos.G63])">
            <text:p/>
          </table:table-cell>
          <table:table-cell table:formula="of:=IF([Campos.H63]=&quot;&quot;;&quot;&quot;;[Campos.H63])">
            <text:p/>
          </table:table-cell>
          <table:table-cell table:formula="of:=IF([Campos.E63]=&quot;&quot;;&quot;&quot;;[Campos.E63])">
            <text:p/>
          </table:table-cell>
          <table:table-cell table:formula="of:=IF([Campos.I63]=&quot;&quot;;&quot;&quot;;[Campos.I63])">
            <text:p/>
          </table:table-cell>
          <table:table-cell table:formula="of:=IF([.B62]=&quot;&quot;;&quot;&quot;;VLOOKUP([.B62];[$Tabelas.$A$1:.$B$136];2;0))">
            <text:p/>
          </table:table-cell>
          <table:table-cell table:formula="of:=IF([.A62]=&quot;Campo&quot;;IF([.A62]=&quot;&quot;;&quot;&quot;;IF([.A62]&lt;&gt;[.A61];&quot;&quot;;&quot;PREVIOUS=&quot;&quot;&quot;&amp;[.C61]&amp;&quot;&quot;&quot; &quot;) &amp; IF([.A62]&lt;&gt;[.A63];&quot;&quot;;&quot;NEXT=&quot;&quot;&quot;&amp;[.C63]&amp;&quot;&quot;&quot;&quot;));IF([.A62]=&quot;&quot;;&quot;&quot;;IF([.A62]&lt;&gt;[.A61];&quot;&quot;;&quot;PREVIOUS=&quot;&quot;&quot;&amp;[.E61]&amp;&quot;&quot;&quot; &quot;) &amp; IF([.A62]&lt;&gt;[.A63];&quot;&quot;;&quot;NEXT=&quot;&quot;&quot;&amp;[.E63]&amp;&quot;&quot;&quot;&quot;)))">
            <text:p/>
          </table:table-cell>
          <table:table-cell table:formula="of:=IF([.B62]=&quot;&quot;;&quot;&quot;;VLOOKUP([.B62];[$Tabelas.$A$1:.$C$136];3;0))">
            <text:p/>
          </table:table-cell>
          <table:table-cell table:formula="of:=IF([.A62]=&quot;Campo&quot;; IF(ISERROR(VLOOKUP([.F62];[$Auxiliar.$A$1:.$E$17];5;0));&quot;TYPE=&quot;&quot;&quot;&amp;[.F62]&amp;&quot;&quot;&quot; LENGTH=&quot;&quot;&quot;&amp;[.G62]&amp;&quot;&quot;&quot; &quot;;VLOOKUP([.F62];[$Auxiliar.$A$1:.$E$17];5;0)) &amp; IF(AND([.A62]=&quot;Campo&quot;;[.D62]=&quot;PK&quot;); IF([.I62]=&quot;Sim&quot;;&quot; SEQUENCE=&quot;&quot;true&quot;&quot;&quot;;&quot; SEQUENCE=&quot;&quot;false&quot;&quot;&quot;);&quot;&quot;)&amp;IF([.H62]&lt;&gt;&quot;&quot;;&quot; NOTNULL=&quot;&quot;&quot;&amp;IF([.H62]=&quot;Sim&quot;;&quot;true&quot;;&quot;false&quot;)&amp;&quot;&quot;&quot;&quot;;&quot;&quot;);&quot;&quot;)">
            <text:p/>
          </table:table-cell>
          <table:table-cell table:style-name="ce26" table:formula="of:=IF(AND([.B62]&lt;&gt;[.B61];[.B62]&lt;&gt;&quot;&quot;);&quot;&lt;TABLE NAME=&quot;&quot;&quot;&amp;[.B62]&amp;&quot;&quot;&quot; COMMENT=&quot;&quot;&quot;&amp;[.K62]&amp;&quot;&quot;&quot; &quot;&amp; [.M62] &amp;&quot;&gt;&lt;FIELDS&gt;&quot;;&quot;&quot;) &amp; IF(AND([.A62]=&quot;Chave&quot;;[.A61]=&quot;Campo&quot;);&quot;&lt;KEYS&gt;&quot;;&quot;&quot;) &amp; IF([.A62]=&quot;Chave&quot;;&quot;&lt;KEY NAME=&quot;&quot;&quot;&amp;[.E62]&amp;&quot;&quot;&quot; TYPE=&quot;&quot;&quot;&amp;IF([.D62]=&quot;PK&quot;;&quot;primary&quot;;&quot;foreign&quot;)&amp;&quot;&quot;&quot; FIELDS=&quot;&quot;&quot;&amp;[.C62]&amp;&quot;&quot;&quot;&quot;&amp;IF([.D62]=&quot;FK&quot;;&quot; REFTABLE=&quot;&quot;&quot;&amp;[.F62]&amp;&quot;&quot;&quot; REFFIELDS=&quot;&quot;&quot;&amp;[.G62]&amp;&quot;&quot;&quot;&quot;;&quot;&quot;)&amp;&quot; &quot;&amp;[.L62]&amp;&quot; COMMENT=&quot;&quot;&quot;&amp;[.J62]&amp;&quot;&quot;&quot;&quot;&amp;IF(AND([.A62]=&quot;Campo&quot;;[.D62]=&quot;PK&quot;);&quot; SEQUENCE=&quot;&quot;true&quot;&quot;&quot;;&quot;&quot;)&amp;&quot;/&gt;&quot;;&quot;&quot;) &amp; IF([.A62]=&quot;Campo&quot;;&quot;&lt;FIELD NAME=&quot;&quot;&quot;&amp;[.C62]&amp;&quot;&quot;&quot; &quot;&amp;[.N62]&amp;&quot; &quot;&amp;[.L62]&amp;IF(AND([.A62]=&quot;Campo&quot;;[.D62]&lt;&gt;&quot;PK&quot;);&quot; SEQUENCE=&quot;&quot;false&quot;&quot; &quot;;&quot;&quot;)&amp;&quot; COMMENT=&quot;&quot;&quot;&amp;[.J62]&amp;&quot;&quot;&quot;/&gt;&quot;;&quot;&quot;) &amp; IF(AND([.A62]=&quot;Campo&quot;;[.A63]=&quot;Chave&quot;);&quot;&lt;/FIELDS&gt;&quot;;&quot;&quot;) &amp; IF(AND([.A62]=&quot;Chave&quot;;[.A63]&lt;&gt;&quot;Chave&quot;);&quot;&lt;/KEYS&gt;&quot;;&quot;&quot;) &amp; IF([.B62]&lt;&gt;[.B63];&quot;&lt;/TABLE&gt;&quot;;&quot;&quot;) &amp; IF(AND([.A62]=&quot;&quot;;[.A61]&lt;&gt;&quot;&quot;);&quot;&lt;/TABLES&gt;&lt;/XMLDB&gt;&quot;;&quot;&quot;)">
            <text:p/>
          </table:table-cell>
          <table:table-cell table:style-name="ce27" table:formula="of:=IF(AND([.A62]=&quot;Campo&quot;;[.A62]&lt;&gt;[.A61]);&quot;&lt;Form name=&quot;&quot;newRecord&quot;&quot;&gt;&quot;;&quot;&quot;)&amp;IF([.A62]=&quot;Campo&quot;;&quot;&lt;&quot;&amp;IF([.D62]=&quot;FK&quot;;&quot;Select &quot;;VLOOKUP([.F62];[$Auxiliar.$A$27:.$B$48];2;0))&amp;&quot; id=&quot;&quot;&quot;&amp;[.C62]&amp;&quot;&quot;&quot; label=&quot;&quot;&quot;&amp;[.C62]&amp;&quot;&quot;&quot;&quot;&amp; IF([.D62]=&quot;FK&quot;;&quot; datasource=&quot;&quot;table:&quot;&amp;VLOOKUP(&quot;Chave&quot;&amp;&quot;.&quot;&amp;[.C62];[.$Q$1:.$R$2300];2;0)&amp;&quot;&quot;&quot; bindid=&quot;&quot;id&quot;&quot; bindvalue=&quot;&quot;name&quot;&quot;&quot;;&quot;&quot;)&amp;&quot;required=&quot;&quot;&quot;&amp;IF([.H62]=&quot;Sim&quot;;&quot;true&quot;;&quot;false&quot;)&amp;&quot;&quot;&quot; /&gt;&quot;;&quot;&quot;)&amp;IF(AND([.A62]=&quot;Chave&quot;;[.A61]=&quot;Campo&quot;);&quot;&lt;/Form&gt;&quot;;&quot;&quot;)">
            <text:p/>
          </table:table-cell>
          <table:table-cell table:style-name="ce27" table:formula="of:=IF([.A62]&lt;&gt;&quot;&quot;;[.A62]&amp;&quot;.&quot;&amp;[.C62];&quot;&quot;)">
            <text:p/>
          </table:table-cell>
          <table:table-cell table:style-name="ce27" table:formula="of:=IF([.A62]&lt;&gt;&quot;&quot;;[.F62];&quot;&quot;)">
            <text:p/>
          </table:table-cell>
        </table:table-row>
        <table:table-row table:style-name="ro1">
          <table:table-cell table:formula="of:=IF([Campos.A64]=&quot;&quot;;&quot;&quot;;[Campos.A64])">
            <text:p/>
          </table:table-cell>
          <table:table-cell table:formula="of:=IF([Campos.B64]=&quot;&quot;;&quot;&quot;;[Campos.B64])">
            <text:p/>
          </table:table-cell>
          <table:table-cell table:formula="of:=IF([Campos.C64]=&quot;&quot;;&quot;&quot;;[Campos.C64])">
            <text:p/>
          </table:table-cell>
          <table:table-cell table:formula="of:=IF([Campos.D64]=&quot;&quot;;&quot;&quot;;[Campos.D64])">
            <text:p/>
          </table:table-cell>
          <table:table-cell table:style-name="ce24" table:formula="of:=IF([.A63]=&quot;Chave&quot;;SUBSTITUTE([.C63];&quot;,&quot;;&quot;_&quot;)&amp;ROW([.C63]);[.C63])">
            <text:p/>
          </table:table-cell>
          <table:table-cell table:formula="of:=IF([Campos.F64]=&quot;&quot;;&quot;&quot;;[Campos.F64])">
            <text:p/>
          </table:table-cell>
          <table:table-cell table:formula="of:=IF([Campos.G64]=&quot;&quot;;&quot;&quot;;[Campos.G64])">
            <text:p/>
          </table:table-cell>
          <table:table-cell table:formula="of:=IF([Campos.H64]=&quot;&quot;;&quot;&quot;;[Campos.H64])">
            <text:p/>
          </table:table-cell>
          <table:table-cell table:formula="of:=IF([Campos.E64]=&quot;&quot;;&quot;&quot;;[Campos.E64])">
            <text:p/>
          </table:table-cell>
          <table:table-cell table:formula="of:=IF([Campos.I64]=&quot;&quot;;&quot;&quot;;[Campos.I64])">
            <text:p/>
          </table:table-cell>
          <table:table-cell table:formula="of:=IF([.B63]=&quot;&quot;;&quot;&quot;;VLOOKUP([.B63];[$Tabelas.$A$1:.$B$136];2;0))">
            <text:p/>
          </table:table-cell>
          <table:table-cell table:formula="of:=IF([.A63]=&quot;Campo&quot;;IF([.A63]=&quot;&quot;;&quot;&quot;;IF([.A63]&lt;&gt;[.A62];&quot;&quot;;&quot;PREVIOUS=&quot;&quot;&quot;&amp;[.C62]&amp;&quot;&quot;&quot; &quot;) &amp; IF([.A63]&lt;&gt;[.A64];&quot;&quot;;&quot;NEXT=&quot;&quot;&quot;&amp;[.C64]&amp;&quot;&quot;&quot;&quot;));IF([.A63]=&quot;&quot;;&quot;&quot;;IF([.A63]&lt;&gt;[.A62];&quot;&quot;;&quot;PREVIOUS=&quot;&quot;&quot;&amp;[.E62]&amp;&quot;&quot;&quot; &quot;) &amp; IF([.A63]&lt;&gt;[.A64];&quot;&quot;;&quot;NEXT=&quot;&quot;&quot;&amp;[.E64]&amp;&quot;&quot;&quot;&quot;)))">
            <text:p/>
          </table:table-cell>
          <table:table-cell table:formula="of:=IF([.B63]=&quot;&quot;;&quot;&quot;;VLOOKUP([.B63];[$Tabelas.$A$1:.$C$136];3;0))">
            <text:p/>
          </table:table-cell>
          <table:table-cell table:formula="of:=IF([.A63]=&quot;Campo&quot;; IF(ISERROR(VLOOKUP([.F63];[$Auxiliar.$A$1:.$E$17];5;0));&quot;TYPE=&quot;&quot;&quot;&amp;[.F63]&amp;&quot;&quot;&quot; LENGTH=&quot;&quot;&quot;&amp;[.G63]&amp;&quot;&quot;&quot; &quot;;VLOOKUP([.F63];[$Auxiliar.$A$1:.$E$17];5;0)) &amp; IF(AND([.A63]=&quot;Campo&quot;;[.D63]=&quot;PK&quot;); IF([.I63]=&quot;Sim&quot;;&quot; SEQUENCE=&quot;&quot;true&quot;&quot;&quot;;&quot; SEQUENCE=&quot;&quot;false&quot;&quot;&quot;);&quot;&quot;)&amp;IF([.H63]&lt;&gt;&quot;&quot;;&quot; NOTNULL=&quot;&quot;&quot;&amp;IF([.H63]=&quot;Sim&quot;;&quot;true&quot;;&quot;false&quot;)&amp;&quot;&quot;&quot;&quot;;&quot;&quot;);&quot;&quot;)">
            <text:p/>
          </table:table-cell>
          <table:table-cell table:style-name="ce26" table:formula="of:=IF(AND([.B63]&lt;&gt;[.B62];[.B63]&lt;&gt;&quot;&quot;);&quot;&lt;TABLE NAME=&quot;&quot;&quot;&amp;[.B63]&amp;&quot;&quot;&quot; COMMENT=&quot;&quot;&quot;&amp;[.K63]&amp;&quot;&quot;&quot; &quot;&amp; [.M63] &amp;&quot;&gt;&lt;FIELDS&gt;&quot;;&quot;&quot;) &amp; IF(AND([.A63]=&quot;Chave&quot;;[.A62]=&quot;Campo&quot;);&quot;&lt;KEYS&gt;&quot;;&quot;&quot;) &amp; IF([.A63]=&quot;Chave&quot;;&quot;&lt;KEY NAME=&quot;&quot;&quot;&amp;[.E63]&amp;&quot;&quot;&quot; TYPE=&quot;&quot;&quot;&amp;IF([.D63]=&quot;PK&quot;;&quot;primary&quot;;&quot;foreign&quot;)&amp;&quot;&quot;&quot; FIELDS=&quot;&quot;&quot;&amp;[.C63]&amp;&quot;&quot;&quot;&quot;&amp;IF([.D63]=&quot;FK&quot;;&quot; REFTABLE=&quot;&quot;&quot;&amp;[.F63]&amp;&quot;&quot;&quot; REFFIELDS=&quot;&quot;&quot;&amp;[.G63]&amp;&quot;&quot;&quot;&quot;;&quot;&quot;)&amp;&quot; &quot;&amp;[.L63]&amp;&quot; COMMENT=&quot;&quot;&quot;&amp;[.J63]&amp;&quot;&quot;&quot;&quot;&amp;IF(AND([.A63]=&quot;Campo&quot;;[.D63]=&quot;PK&quot;);&quot; SEQUENCE=&quot;&quot;true&quot;&quot;&quot;;&quot;&quot;)&amp;&quot;/&gt;&quot;;&quot;&quot;) &amp; IF([.A63]=&quot;Campo&quot;;&quot;&lt;FIELD NAME=&quot;&quot;&quot;&amp;[.C63]&amp;&quot;&quot;&quot; &quot;&amp;[.N63]&amp;&quot; &quot;&amp;[.L63]&amp;IF(AND([.A63]=&quot;Campo&quot;;[.D63]&lt;&gt;&quot;PK&quot;);&quot; SEQUENCE=&quot;&quot;false&quot;&quot; &quot;;&quot;&quot;)&amp;&quot; COMMENT=&quot;&quot;&quot;&amp;[.J63]&amp;&quot;&quot;&quot;/&gt;&quot;;&quot;&quot;) &amp; IF(AND([.A63]=&quot;Campo&quot;;[.A64]=&quot;Chave&quot;);&quot;&lt;/FIELDS&gt;&quot;;&quot;&quot;) &amp; IF(AND([.A63]=&quot;Chave&quot;;[.A64]&lt;&gt;&quot;Chave&quot;);&quot;&lt;/KEYS&gt;&quot;;&quot;&quot;) &amp; IF([.B63]&lt;&gt;[.B64];&quot;&lt;/TABLE&gt;&quot;;&quot;&quot;) &amp; IF(AND([.A63]=&quot;&quot;;[.A62]&lt;&gt;&quot;&quot;);&quot;&lt;/TABLES&gt;&lt;/XMLDB&gt;&quot;;&quot;&quot;)">
            <text:p/>
          </table:table-cell>
          <table:table-cell table:style-name="ce27" table:formula="of:=IF(AND([.A63]=&quot;Campo&quot;;[.A63]&lt;&gt;[.A62]);&quot;&lt;Form name=&quot;&quot;newRecord&quot;&quot;&gt;&quot;;&quot;&quot;)&amp;IF([.A63]=&quot;Campo&quot;;&quot;&lt;&quot;&amp;IF([.D63]=&quot;FK&quot;;&quot;Select &quot;;VLOOKUP([.F63];[$Auxiliar.$A$27:.$B$48];2;0))&amp;&quot; id=&quot;&quot;&quot;&amp;[.C63]&amp;&quot;&quot;&quot; label=&quot;&quot;&quot;&amp;[.C63]&amp;&quot;&quot;&quot;&quot;&amp; IF([.D63]=&quot;FK&quot;;&quot; datasource=&quot;&quot;table:&quot;&amp;VLOOKUP(&quot;Chave&quot;&amp;&quot;.&quot;&amp;[.C63];[.$Q$1:.$R$2300];2;0)&amp;&quot;&quot;&quot; bindid=&quot;&quot;id&quot;&quot; bindvalue=&quot;&quot;name&quot;&quot;&quot;;&quot;&quot;)&amp;&quot;required=&quot;&quot;&quot;&amp;IF([.H63]=&quot;Sim&quot;;&quot;true&quot;;&quot;false&quot;)&amp;&quot;&quot;&quot; /&gt;&quot;;&quot;&quot;)&amp;IF(AND([.A63]=&quot;Chave&quot;;[.A62]=&quot;Campo&quot;);&quot;&lt;/Form&gt;&quot;;&quot;&quot;)">
            <text:p/>
          </table:table-cell>
          <table:table-cell table:style-name="ce27" table:formula="of:=IF([.A63]&lt;&gt;&quot;&quot;;[.A63]&amp;&quot;.&quot;&amp;[.C63];&quot;&quot;)">
            <text:p/>
          </table:table-cell>
          <table:table-cell table:style-name="ce27" table:formula="of:=IF([.A63]&lt;&gt;&quot;&quot;;[.F63];&quot;&quot;)">
            <text:p/>
          </table:table-cell>
        </table:table-row>
        <table:table-row table:style-name="ro1">
          <table:table-cell table:formula="of:=IF([Campos.A65]=&quot;&quot;;&quot;&quot;;[Campos.A65])">
            <text:p/>
          </table:table-cell>
          <table:table-cell table:formula="of:=IF([Campos.B65]=&quot;&quot;;&quot;&quot;;[Campos.B65])">
            <text:p/>
          </table:table-cell>
          <table:table-cell table:formula="of:=IF([Campos.C65]=&quot;&quot;;&quot;&quot;;[Campos.C65])">
            <text:p/>
          </table:table-cell>
          <table:table-cell table:formula="of:=IF([Campos.D65]=&quot;&quot;;&quot;&quot;;[Campos.D65])">
            <text:p/>
          </table:table-cell>
          <table:table-cell table:style-name="ce24" table:formula="of:=IF([.A64]=&quot;Chave&quot;;SUBSTITUTE([.C64];&quot;,&quot;;&quot;_&quot;)&amp;ROW([.C64]);[.C64])">
            <text:p/>
          </table:table-cell>
          <table:table-cell table:formula="of:=IF([Campos.F65]=&quot;&quot;;&quot;&quot;;[Campos.F65])">
            <text:p/>
          </table:table-cell>
          <table:table-cell table:formula="of:=IF([Campos.G65]=&quot;&quot;;&quot;&quot;;[Campos.G65])">
            <text:p/>
          </table:table-cell>
          <table:table-cell table:formula="of:=IF([Campos.H65]=&quot;&quot;;&quot;&quot;;[Campos.H65])">
            <text:p/>
          </table:table-cell>
          <table:table-cell table:formula="of:=IF([Campos.E65]=&quot;&quot;;&quot;&quot;;[Campos.E65])">
            <text:p/>
          </table:table-cell>
          <table:table-cell table:formula="of:=IF([Campos.I65]=&quot;&quot;;&quot;&quot;;[Campos.I65])">
            <text:p/>
          </table:table-cell>
          <table:table-cell table:formula="of:=IF([.B64]=&quot;&quot;;&quot;&quot;;VLOOKUP([.B64];[$Tabelas.$A$1:.$B$136];2;0))">
            <text:p/>
          </table:table-cell>
          <table:table-cell table:formula="of:=IF([.A64]=&quot;Campo&quot;;IF([.A64]=&quot;&quot;;&quot;&quot;;IF([.A64]&lt;&gt;[.A63];&quot;&quot;;&quot;PREVIOUS=&quot;&quot;&quot;&amp;[.C63]&amp;&quot;&quot;&quot; &quot;) &amp; IF([.A64]&lt;&gt;[.A65];&quot;&quot;;&quot;NEXT=&quot;&quot;&quot;&amp;[.C65]&amp;&quot;&quot;&quot;&quot;));IF([.A64]=&quot;&quot;;&quot;&quot;;IF([.A64]&lt;&gt;[.A63];&quot;&quot;;&quot;PREVIOUS=&quot;&quot;&quot;&amp;[.E63]&amp;&quot;&quot;&quot; &quot;) &amp; IF([.A64]&lt;&gt;[.A65];&quot;&quot;;&quot;NEXT=&quot;&quot;&quot;&amp;[.E65]&amp;&quot;&quot;&quot;&quot;)))">
            <text:p/>
          </table:table-cell>
          <table:table-cell table:formula="of:=IF([.B64]=&quot;&quot;;&quot;&quot;;VLOOKUP([.B64];[$Tabelas.$A$1:.$C$136];3;0))">
            <text:p/>
          </table:table-cell>
          <table:table-cell table:formula="of:=IF([.A64]=&quot;Campo&quot;; IF(ISERROR(VLOOKUP([.F64];[$Auxiliar.$A$1:.$E$17];5;0));&quot;TYPE=&quot;&quot;&quot;&amp;[.F64]&amp;&quot;&quot;&quot; LENGTH=&quot;&quot;&quot;&amp;[.G64]&amp;&quot;&quot;&quot; &quot;;VLOOKUP([.F64];[$Auxiliar.$A$1:.$E$17];5;0)) &amp; IF(AND([.A64]=&quot;Campo&quot;;[.D64]=&quot;PK&quot;); IF([.I64]=&quot;Sim&quot;;&quot; SEQUENCE=&quot;&quot;true&quot;&quot;&quot;;&quot; SEQUENCE=&quot;&quot;false&quot;&quot;&quot;);&quot;&quot;)&amp;IF([.H64]&lt;&gt;&quot;&quot;;&quot; NOTNULL=&quot;&quot;&quot;&amp;IF([.H64]=&quot;Sim&quot;;&quot;true&quot;;&quot;false&quot;)&amp;&quot;&quot;&quot;&quot;;&quot;&quot;);&quot;&quot;)">
            <text:p/>
          </table:table-cell>
          <table:table-cell table:style-name="ce26" table:formula="of:=IF(AND([.B64]&lt;&gt;[.B63];[.B64]&lt;&gt;&quot;&quot;);&quot;&lt;TABLE NAME=&quot;&quot;&quot;&amp;[.B64]&amp;&quot;&quot;&quot; COMMENT=&quot;&quot;&quot;&amp;[.K64]&amp;&quot;&quot;&quot; &quot;&amp; [.M64] &amp;&quot;&gt;&lt;FIELDS&gt;&quot;;&quot;&quot;) &amp; IF(AND([.A64]=&quot;Chave&quot;;[.A63]=&quot;Campo&quot;);&quot;&lt;KEYS&gt;&quot;;&quot;&quot;) &amp; IF([.A64]=&quot;Chave&quot;;&quot;&lt;KEY NAME=&quot;&quot;&quot;&amp;[.E64]&amp;&quot;&quot;&quot; TYPE=&quot;&quot;&quot;&amp;IF([.D64]=&quot;PK&quot;;&quot;primary&quot;;&quot;foreign&quot;)&amp;&quot;&quot;&quot; FIELDS=&quot;&quot;&quot;&amp;[.C64]&amp;&quot;&quot;&quot;&quot;&amp;IF([.D64]=&quot;FK&quot;;&quot; REFTABLE=&quot;&quot;&quot;&amp;[.F64]&amp;&quot;&quot;&quot; REFFIELDS=&quot;&quot;&quot;&amp;[.G64]&amp;&quot;&quot;&quot;&quot;;&quot;&quot;)&amp;&quot; &quot;&amp;[.L64]&amp;&quot; COMMENT=&quot;&quot;&quot;&amp;[.J64]&amp;&quot;&quot;&quot;&quot;&amp;IF(AND([.A64]=&quot;Campo&quot;;[.D64]=&quot;PK&quot;);&quot; SEQUENCE=&quot;&quot;true&quot;&quot;&quot;;&quot;&quot;)&amp;&quot;/&gt;&quot;;&quot;&quot;) &amp; IF([.A64]=&quot;Campo&quot;;&quot;&lt;FIELD NAME=&quot;&quot;&quot;&amp;[.C64]&amp;&quot;&quot;&quot; &quot;&amp;[.N64]&amp;&quot; &quot;&amp;[.L64]&amp;IF(AND([.A64]=&quot;Campo&quot;;[.D64]&lt;&gt;&quot;PK&quot;);&quot; SEQUENCE=&quot;&quot;false&quot;&quot; &quot;;&quot;&quot;)&amp;&quot; COMMENT=&quot;&quot;&quot;&amp;[.J64]&amp;&quot;&quot;&quot;/&gt;&quot;;&quot;&quot;) &amp; IF(AND([.A64]=&quot;Campo&quot;;[.A65]=&quot;Chave&quot;);&quot;&lt;/FIELDS&gt;&quot;;&quot;&quot;) &amp; IF(AND([.A64]=&quot;Chave&quot;;[.A65]&lt;&gt;&quot;Chave&quot;);&quot;&lt;/KEYS&gt;&quot;;&quot;&quot;) &amp; IF([.B64]&lt;&gt;[.B65];&quot;&lt;/TABLE&gt;&quot;;&quot;&quot;) &amp; IF(AND([.A64]=&quot;&quot;;[.A63]&lt;&gt;&quot;&quot;);&quot;&lt;/TABLES&gt;&lt;/XMLDB&gt;&quot;;&quot;&quot;)">
            <text:p/>
          </table:table-cell>
          <table:table-cell table:style-name="ce27" table:formula="of:=IF(AND([.A64]=&quot;Campo&quot;;[.A64]&lt;&gt;[.A63]);&quot;&lt;Form name=&quot;&quot;newRecord&quot;&quot;&gt;&quot;;&quot;&quot;)&amp;IF([.A64]=&quot;Campo&quot;;&quot;&lt;&quot;&amp;IF([.D64]=&quot;FK&quot;;&quot;Select &quot;;VLOOKUP([.F64];[$Auxiliar.$A$27:.$B$48];2;0))&amp;&quot; id=&quot;&quot;&quot;&amp;[.C64]&amp;&quot;&quot;&quot; label=&quot;&quot;&quot;&amp;[.C64]&amp;&quot;&quot;&quot;&quot;&amp; IF([.D64]=&quot;FK&quot;;&quot; datasource=&quot;&quot;table:&quot;&amp;VLOOKUP(&quot;Chave&quot;&amp;&quot;.&quot;&amp;[.C64];[.$Q$1:.$R$2300];2;0)&amp;&quot;&quot;&quot; bindid=&quot;&quot;id&quot;&quot; bindvalue=&quot;&quot;name&quot;&quot;&quot;;&quot;&quot;)&amp;&quot;required=&quot;&quot;&quot;&amp;IF([.H64]=&quot;Sim&quot;;&quot;true&quot;;&quot;false&quot;)&amp;&quot;&quot;&quot; /&gt;&quot;;&quot;&quot;)&amp;IF(AND([.A64]=&quot;Chave&quot;;[.A63]=&quot;Campo&quot;);&quot;&lt;/Form&gt;&quot;;&quot;&quot;)">
            <text:p/>
          </table:table-cell>
          <table:table-cell table:style-name="ce27" table:formula="of:=IF([.A64]&lt;&gt;&quot;&quot;;[.A64]&amp;&quot;.&quot;&amp;[.C64];&quot;&quot;)">
            <text:p/>
          </table:table-cell>
          <table:table-cell table:style-name="ce27" table:formula="of:=IF([.A64]&lt;&gt;&quot;&quot;;[.F64];&quot;&quot;)">
            <text:p/>
          </table:table-cell>
        </table:table-row>
        <table:table-row table:style-name="ro1">
          <table:table-cell table:formula="of:=IF([Campos.A66]=&quot;&quot;;&quot;&quot;;[Campos.A66])">
            <text:p/>
          </table:table-cell>
          <table:table-cell table:formula="of:=IF([Campos.B66]=&quot;&quot;;&quot;&quot;;[Campos.B66])">
            <text:p/>
          </table:table-cell>
          <table:table-cell table:formula="of:=IF([Campos.C66]=&quot;&quot;;&quot;&quot;;[Campos.C66])">
            <text:p/>
          </table:table-cell>
          <table:table-cell table:formula="of:=IF([Campos.D66]=&quot;&quot;;&quot;&quot;;[Campos.D66])">
            <text:p/>
          </table:table-cell>
          <table:table-cell table:style-name="ce24" table:formula="of:=IF([.A65]=&quot;Chave&quot;;SUBSTITUTE([.C65];&quot;,&quot;;&quot;_&quot;)&amp;ROW([.C65]);[.C65])">
            <text:p/>
          </table:table-cell>
          <table:table-cell table:formula="of:=IF([Campos.F66]=&quot;&quot;;&quot;&quot;;[Campos.F66])">
            <text:p/>
          </table:table-cell>
          <table:table-cell table:formula="of:=IF([Campos.G66]=&quot;&quot;;&quot;&quot;;[Campos.G66])">
            <text:p/>
          </table:table-cell>
          <table:table-cell table:formula="of:=IF([Campos.H66]=&quot;&quot;;&quot;&quot;;[Campos.H66])">
            <text:p/>
          </table:table-cell>
          <table:table-cell table:formula="of:=IF([Campos.E66]=&quot;&quot;;&quot;&quot;;[Campos.E66])">
            <text:p/>
          </table:table-cell>
          <table:table-cell table:formula="of:=IF([Campos.I66]=&quot;&quot;;&quot;&quot;;[Campos.I66])">
            <text:p/>
          </table:table-cell>
          <table:table-cell table:formula="of:=IF([.B65]=&quot;&quot;;&quot;&quot;;VLOOKUP([.B65];[$Tabelas.$A$1:.$B$136];2;0))">
            <text:p/>
          </table:table-cell>
          <table:table-cell table:formula="of:=IF([.A65]=&quot;Campo&quot;;IF([.A65]=&quot;&quot;;&quot;&quot;;IF([.A65]&lt;&gt;[.A64];&quot;&quot;;&quot;PREVIOUS=&quot;&quot;&quot;&amp;[.C64]&amp;&quot;&quot;&quot; &quot;) &amp; IF([.A65]&lt;&gt;[.A66];&quot;&quot;;&quot;NEXT=&quot;&quot;&quot;&amp;[.C66]&amp;&quot;&quot;&quot;&quot;));IF([.A65]=&quot;&quot;;&quot;&quot;;IF([.A65]&lt;&gt;[.A64];&quot;&quot;;&quot;PREVIOUS=&quot;&quot;&quot;&amp;[.E64]&amp;&quot;&quot;&quot; &quot;) &amp; IF([.A65]&lt;&gt;[.A66];&quot;&quot;;&quot;NEXT=&quot;&quot;&quot;&amp;[.E66]&amp;&quot;&quot;&quot;&quot;)))">
            <text:p/>
          </table:table-cell>
          <table:table-cell table:formula="of:=IF([.B65]=&quot;&quot;;&quot;&quot;;VLOOKUP([.B65];[$Tabelas.$A$1:.$C$136];3;0))">
            <text:p/>
          </table:table-cell>
          <table:table-cell table:formula="of:=IF([.A65]=&quot;Campo&quot;; IF(ISERROR(VLOOKUP([.F65];[$Auxiliar.$A$1:.$E$17];5;0));&quot;TYPE=&quot;&quot;&quot;&amp;[.F65]&amp;&quot;&quot;&quot; LENGTH=&quot;&quot;&quot;&amp;[.G65]&amp;&quot;&quot;&quot; &quot;;VLOOKUP([.F65];[$Auxiliar.$A$1:.$E$17];5;0)) &amp; IF(AND([.A65]=&quot;Campo&quot;;[.D65]=&quot;PK&quot;); IF([.I65]=&quot;Sim&quot;;&quot; SEQUENCE=&quot;&quot;true&quot;&quot;&quot;;&quot; SEQUENCE=&quot;&quot;false&quot;&quot;&quot;);&quot;&quot;)&amp;IF([.H65]&lt;&gt;&quot;&quot;;&quot; NOTNULL=&quot;&quot;&quot;&amp;IF([.H65]=&quot;Sim&quot;;&quot;true&quot;;&quot;false&quot;)&amp;&quot;&quot;&quot;&quot;;&quot;&quot;);&quot;&quot;)">
            <text:p/>
          </table:table-cell>
          <table:table-cell table:style-name="ce26" table:formula="of:=IF(AND([.B65]&lt;&gt;[.B64];[.B65]&lt;&gt;&quot;&quot;);&quot;&lt;TABLE NAME=&quot;&quot;&quot;&amp;[.B65]&amp;&quot;&quot;&quot; COMMENT=&quot;&quot;&quot;&amp;[.K65]&amp;&quot;&quot;&quot; &quot;&amp; [.M65] &amp;&quot;&gt;&lt;FIELDS&gt;&quot;;&quot;&quot;) &amp; IF(AND([.A65]=&quot;Chave&quot;;[.A64]=&quot;Campo&quot;);&quot;&lt;KEYS&gt;&quot;;&quot;&quot;) &amp; IF([.A65]=&quot;Chave&quot;;&quot;&lt;KEY NAME=&quot;&quot;&quot;&amp;[.E65]&amp;&quot;&quot;&quot; TYPE=&quot;&quot;&quot;&amp;IF([.D65]=&quot;PK&quot;;&quot;primary&quot;;&quot;foreign&quot;)&amp;&quot;&quot;&quot; FIELDS=&quot;&quot;&quot;&amp;[.C65]&amp;&quot;&quot;&quot;&quot;&amp;IF([.D65]=&quot;FK&quot;;&quot; REFTABLE=&quot;&quot;&quot;&amp;[.F65]&amp;&quot;&quot;&quot; REFFIELDS=&quot;&quot;&quot;&amp;[.G65]&amp;&quot;&quot;&quot;&quot;;&quot;&quot;)&amp;&quot; &quot;&amp;[.L65]&amp;&quot; COMMENT=&quot;&quot;&quot;&amp;[.J65]&amp;&quot;&quot;&quot;&quot;&amp;IF(AND([.A65]=&quot;Campo&quot;;[.D65]=&quot;PK&quot;);&quot; SEQUENCE=&quot;&quot;true&quot;&quot;&quot;;&quot;&quot;)&amp;&quot;/&gt;&quot;;&quot;&quot;) &amp; IF([.A65]=&quot;Campo&quot;;&quot;&lt;FIELD NAME=&quot;&quot;&quot;&amp;[.C65]&amp;&quot;&quot;&quot; &quot;&amp;[.N65]&amp;&quot; &quot;&amp;[.L65]&amp;IF(AND([.A65]=&quot;Campo&quot;;[.D65]&lt;&gt;&quot;PK&quot;);&quot; SEQUENCE=&quot;&quot;false&quot;&quot; &quot;;&quot;&quot;)&amp;&quot; COMMENT=&quot;&quot;&quot;&amp;[.J65]&amp;&quot;&quot;&quot;/&gt;&quot;;&quot;&quot;) &amp; IF(AND([.A65]=&quot;Campo&quot;;[.A66]=&quot;Chave&quot;);&quot;&lt;/FIELDS&gt;&quot;;&quot;&quot;) &amp; IF(AND([.A65]=&quot;Chave&quot;;[.A66]&lt;&gt;&quot;Chave&quot;);&quot;&lt;/KEYS&gt;&quot;;&quot;&quot;) &amp; IF([.B65]&lt;&gt;[.B66];&quot;&lt;/TABLE&gt;&quot;;&quot;&quot;) &amp; IF(AND([.A65]=&quot;&quot;;[.A64]&lt;&gt;&quot;&quot;);&quot;&lt;/TABLES&gt;&lt;/XMLDB&gt;&quot;;&quot;&quot;)">
            <text:p/>
          </table:table-cell>
          <table:table-cell table:style-name="ce27" table:formula="of:=IF(AND([.A65]=&quot;Campo&quot;;[.A65]&lt;&gt;[.A64]);&quot;&lt;Form name=&quot;&quot;newRecord&quot;&quot;&gt;&quot;;&quot;&quot;)&amp;IF([.A65]=&quot;Campo&quot;;&quot;&lt;&quot;&amp;IF([.D65]=&quot;FK&quot;;&quot;Select &quot;;VLOOKUP([.F65];[$Auxiliar.$A$27:.$B$48];2;0))&amp;&quot; id=&quot;&quot;&quot;&amp;[.C65]&amp;&quot;&quot;&quot; label=&quot;&quot;&quot;&amp;[.C65]&amp;&quot;&quot;&quot;&quot;&amp; IF([.D65]=&quot;FK&quot;;&quot; datasource=&quot;&quot;table:&quot;&amp;VLOOKUP(&quot;Chave&quot;&amp;&quot;.&quot;&amp;[.C65];[.$Q$1:.$R$2300];2;0)&amp;&quot;&quot;&quot; bindid=&quot;&quot;id&quot;&quot; bindvalue=&quot;&quot;name&quot;&quot;&quot;;&quot;&quot;)&amp;&quot;required=&quot;&quot;&quot;&amp;IF([.H65]=&quot;Sim&quot;;&quot;true&quot;;&quot;false&quot;)&amp;&quot;&quot;&quot; /&gt;&quot;;&quot;&quot;)&amp;IF(AND([.A65]=&quot;Chave&quot;;[.A64]=&quot;Campo&quot;);&quot;&lt;/Form&gt;&quot;;&quot;&quot;)">
            <text:p/>
          </table:table-cell>
          <table:table-cell table:style-name="ce27" table:formula="of:=IF([.A65]&lt;&gt;&quot;&quot;;[.A65]&amp;&quot;.&quot;&amp;[.C65];&quot;&quot;)">
            <text:p/>
          </table:table-cell>
          <table:table-cell table:style-name="ce27" table:formula="of:=IF([.A65]&lt;&gt;&quot;&quot;;[.F65];&quot;&quot;)">
            <text:p/>
          </table:table-cell>
        </table:table-row>
        <table:table-row table:style-name="ro1">
          <table:table-cell table:formula="of:=IF([Campos.A67]=&quot;&quot;;&quot;&quot;;[Campos.A67])">
            <text:p/>
          </table:table-cell>
          <table:table-cell table:formula="of:=IF([Campos.B67]=&quot;&quot;;&quot;&quot;;[Campos.B67])">
            <text:p/>
          </table:table-cell>
          <table:table-cell table:formula="of:=IF([Campos.C67]=&quot;&quot;;&quot;&quot;;[Campos.C67])">
            <text:p/>
          </table:table-cell>
          <table:table-cell table:formula="of:=IF([Campos.D67]=&quot;&quot;;&quot;&quot;;[Campos.D67])">
            <text:p/>
          </table:table-cell>
          <table:table-cell table:style-name="ce24" table:formula="of:=IF([.A66]=&quot;Chave&quot;;SUBSTITUTE([.C66];&quot;,&quot;;&quot;_&quot;)&amp;ROW([.C66]);[.C66])">
            <text:p/>
          </table:table-cell>
          <table:table-cell table:formula="of:=IF([Campos.F67]=&quot;&quot;;&quot;&quot;;[Campos.F67])">
            <text:p/>
          </table:table-cell>
          <table:table-cell table:formula="of:=IF([Campos.G67]=&quot;&quot;;&quot;&quot;;[Campos.G67])">
            <text:p/>
          </table:table-cell>
          <table:table-cell table:formula="of:=IF([Campos.H67]=&quot;&quot;;&quot;&quot;;[Campos.H67])">
            <text:p/>
          </table:table-cell>
          <table:table-cell table:formula="of:=IF([Campos.E67]=&quot;&quot;;&quot;&quot;;[Campos.E67])">
            <text:p/>
          </table:table-cell>
          <table:table-cell table:formula="of:=IF([Campos.I67]=&quot;&quot;;&quot;&quot;;[Campos.I67])">
            <text:p/>
          </table:table-cell>
          <table:table-cell table:formula="of:=IF([.B66]=&quot;&quot;;&quot;&quot;;VLOOKUP([.B66];[$Tabelas.$A$1:.$B$136];2;0))">
            <text:p/>
          </table:table-cell>
          <table:table-cell table:formula="of:=IF([.A66]=&quot;Campo&quot;;IF([.A66]=&quot;&quot;;&quot;&quot;;IF([.A66]&lt;&gt;[.A65];&quot;&quot;;&quot;PREVIOUS=&quot;&quot;&quot;&amp;[.C65]&amp;&quot;&quot;&quot; &quot;) &amp; IF([.A66]&lt;&gt;[.A67];&quot;&quot;;&quot;NEXT=&quot;&quot;&quot;&amp;[.C67]&amp;&quot;&quot;&quot;&quot;));IF([.A66]=&quot;&quot;;&quot;&quot;;IF([.A66]&lt;&gt;[.A65];&quot;&quot;;&quot;PREVIOUS=&quot;&quot;&quot;&amp;[.E65]&amp;&quot;&quot;&quot; &quot;) &amp; IF([.A66]&lt;&gt;[.A67];&quot;&quot;;&quot;NEXT=&quot;&quot;&quot;&amp;[.E67]&amp;&quot;&quot;&quot;&quot;)))">
            <text:p/>
          </table:table-cell>
          <table:table-cell table:formula="of:=IF([.B66]=&quot;&quot;;&quot;&quot;;VLOOKUP([.B66];[$Tabelas.$A$1:.$C$136];3;0))">
            <text:p/>
          </table:table-cell>
          <table:table-cell table:formula="of:=IF([.A66]=&quot;Campo&quot;; IF(ISERROR(VLOOKUP([.F66];[$Auxiliar.$A$1:.$E$17];5;0));&quot;TYPE=&quot;&quot;&quot;&amp;[.F66]&amp;&quot;&quot;&quot; LENGTH=&quot;&quot;&quot;&amp;[.G66]&amp;&quot;&quot;&quot; &quot;;VLOOKUP([.F66];[$Auxiliar.$A$1:.$E$17];5;0)) &amp; IF(AND([.A66]=&quot;Campo&quot;;[.D66]=&quot;PK&quot;); IF([.I66]=&quot;Sim&quot;;&quot; SEQUENCE=&quot;&quot;true&quot;&quot;&quot;;&quot; SEQUENCE=&quot;&quot;false&quot;&quot;&quot;);&quot;&quot;)&amp;IF([.H66]&lt;&gt;&quot;&quot;;&quot; NOTNULL=&quot;&quot;&quot;&amp;IF([.H66]=&quot;Sim&quot;;&quot;true&quot;;&quot;false&quot;)&amp;&quot;&quot;&quot;&quot;;&quot;&quot;);&quot;&quot;)">
            <text:p/>
          </table:table-cell>
          <table:table-cell table:style-name="ce26" table:formula="of:=IF(AND([.B66]&lt;&gt;[.B65];[.B66]&lt;&gt;&quot;&quot;);&quot;&lt;TABLE NAME=&quot;&quot;&quot;&amp;[.B66]&amp;&quot;&quot;&quot; COMMENT=&quot;&quot;&quot;&amp;[.K66]&amp;&quot;&quot;&quot; &quot;&amp; [.M66] &amp;&quot;&gt;&lt;FIELDS&gt;&quot;;&quot;&quot;) &amp; IF(AND([.A66]=&quot;Chave&quot;;[.A65]=&quot;Campo&quot;);&quot;&lt;KEYS&gt;&quot;;&quot;&quot;) &amp; IF([.A66]=&quot;Chave&quot;;&quot;&lt;KEY NAME=&quot;&quot;&quot;&amp;[.E66]&amp;&quot;&quot;&quot; TYPE=&quot;&quot;&quot;&amp;IF([.D66]=&quot;PK&quot;;&quot;primary&quot;;&quot;foreign&quot;)&amp;&quot;&quot;&quot; FIELDS=&quot;&quot;&quot;&amp;[.C66]&amp;&quot;&quot;&quot;&quot;&amp;IF([.D66]=&quot;FK&quot;;&quot; REFTABLE=&quot;&quot;&quot;&amp;[.F66]&amp;&quot;&quot;&quot; REFFIELDS=&quot;&quot;&quot;&amp;[.G66]&amp;&quot;&quot;&quot;&quot;;&quot;&quot;)&amp;&quot; &quot;&amp;[.L66]&amp;&quot; COMMENT=&quot;&quot;&quot;&amp;[.J66]&amp;&quot;&quot;&quot;&quot;&amp;IF(AND([.A66]=&quot;Campo&quot;;[.D66]=&quot;PK&quot;);&quot; SEQUENCE=&quot;&quot;true&quot;&quot;&quot;;&quot;&quot;)&amp;&quot;/&gt;&quot;;&quot;&quot;) &amp; IF([.A66]=&quot;Campo&quot;;&quot;&lt;FIELD NAME=&quot;&quot;&quot;&amp;[.C66]&amp;&quot;&quot;&quot; &quot;&amp;[.N66]&amp;&quot; &quot;&amp;[.L66]&amp;IF(AND([.A66]=&quot;Campo&quot;;[.D66]&lt;&gt;&quot;PK&quot;);&quot; SEQUENCE=&quot;&quot;false&quot;&quot; &quot;;&quot;&quot;)&amp;&quot; COMMENT=&quot;&quot;&quot;&amp;[.J66]&amp;&quot;&quot;&quot;/&gt;&quot;;&quot;&quot;) &amp; IF(AND([.A66]=&quot;Campo&quot;;[.A67]=&quot;Chave&quot;);&quot;&lt;/FIELDS&gt;&quot;;&quot;&quot;) &amp; IF(AND([.A66]=&quot;Chave&quot;;[.A67]&lt;&gt;&quot;Chave&quot;);&quot;&lt;/KEYS&gt;&quot;;&quot;&quot;) &amp; IF([.B66]&lt;&gt;[.B67];&quot;&lt;/TABLE&gt;&quot;;&quot;&quot;) &amp; IF(AND([.A66]=&quot;&quot;;[.A65]&lt;&gt;&quot;&quot;);&quot;&lt;/TABLES&gt;&lt;/XMLDB&gt;&quot;;&quot;&quot;)">
            <text:p/>
          </table:table-cell>
          <table:table-cell table:style-name="ce27" table:formula="of:=IF(AND([.A66]=&quot;Campo&quot;;[.A66]&lt;&gt;[.A65]);&quot;&lt;Form name=&quot;&quot;newRecord&quot;&quot;&gt;&quot;;&quot;&quot;)&amp;IF([.A66]=&quot;Campo&quot;;&quot;&lt;&quot;&amp;IF([.D66]=&quot;FK&quot;;&quot;Select &quot;;VLOOKUP([.F66];[$Auxiliar.$A$27:.$B$48];2;0))&amp;&quot; id=&quot;&quot;&quot;&amp;[.C66]&amp;&quot;&quot;&quot; label=&quot;&quot;&quot;&amp;[.C66]&amp;&quot;&quot;&quot;&quot;&amp; IF([.D66]=&quot;FK&quot;;&quot; datasource=&quot;&quot;table:&quot;&amp;VLOOKUP(&quot;Chave&quot;&amp;&quot;.&quot;&amp;[.C66];[.$Q$1:.$R$2300];2;0)&amp;&quot;&quot;&quot; bindid=&quot;&quot;id&quot;&quot; bindvalue=&quot;&quot;name&quot;&quot;&quot;;&quot;&quot;)&amp;&quot;required=&quot;&quot;&quot;&amp;IF([.H66]=&quot;Sim&quot;;&quot;true&quot;;&quot;false&quot;)&amp;&quot;&quot;&quot; /&gt;&quot;;&quot;&quot;)&amp;IF(AND([.A66]=&quot;Chave&quot;;[.A65]=&quot;Campo&quot;);&quot;&lt;/Form&gt;&quot;;&quot;&quot;)">
            <text:p/>
          </table:table-cell>
          <table:table-cell table:style-name="ce27" table:formula="of:=IF([.A66]&lt;&gt;&quot;&quot;;[.A66]&amp;&quot;.&quot;&amp;[.C66];&quot;&quot;)">
            <text:p/>
          </table:table-cell>
          <table:table-cell table:style-name="ce27" table:formula="of:=IF([.A66]&lt;&gt;&quot;&quot;;[.F66];&quot;&quot;)">
            <text:p/>
          </table:table-cell>
        </table:table-row>
        <table:table-row table:style-name="ro1">
          <table:table-cell table:formula="of:=IF([Campos.A68]=&quot;&quot;;&quot;&quot;;[Campos.A68])">
            <text:p/>
          </table:table-cell>
          <table:table-cell table:formula="of:=IF([Campos.B68]=&quot;&quot;;&quot;&quot;;[Campos.B68])">
            <text:p/>
          </table:table-cell>
          <table:table-cell table:formula="of:=IF([Campos.C68]=&quot;&quot;;&quot;&quot;;[Campos.C68])">
            <text:p/>
          </table:table-cell>
          <table:table-cell table:formula="of:=IF([Campos.D68]=&quot;&quot;;&quot;&quot;;[Campos.D68])">
            <text:p/>
          </table:table-cell>
          <table:table-cell table:style-name="ce24" table:formula="of:=IF([.A67]=&quot;Chave&quot;;SUBSTITUTE([.C67];&quot;,&quot;;&quot;_&quot;)&amp;ROW([.C67]);[.C67])">
            <text:p/>
          </table:table-cell>
          <table:table-cell table:formula="of:=IF([Campos.F68]=&quot;&quot;;&quot;&quot;;[Campos.F68])">
            <text:p/>
          </table:table-cell>
          <table:table-cell table:formula="of:=IF([Campos.G68]=&quot;&quot;;&quot;&quot;;[Campos.G68])">
            <text:p/>
          </table:table-cell>
          <table:table-cell table:formula="of:=IF([Campos.H68]=&quot;&quot;;&quot;&quot;;[Campos.H68])">
            <text:p/>
          </table:table-cell>
          <table:table-cell table:formula="of:=IF([Campos.E68]=&quot;&quot;;&quot;&quot;;[Campos.E68])">
            <text:p/>
          </table:table-cell>
          <table:table-cell table:formula="of:=IF([Campos.I68]=&quot;&quot;;&quot;&quot;;[Campos.I68])">
            <text:p/>
          </table:table-cell>
          <table:table-cell table:formula="of:=IF([.B67]=&quot;&quot;;&quot;&quot;;VLOOKUP([.B67];[$Tabelas.$A$1:.$B$136];2;0))">
            <text:p/>
          </table:table-cell>
          <table:table-cell table:formula="of:=IF([.A67]=&quot;Campo&quot;;IF([.A67]=&quot;&quot;;&quot;&quot;;IF([.A67]&lt;&gt;[.A66];&quot;&quot;;&quot;PREVIOUS=&quot;&quot;&quot;&amp;[.C66]&amp;&quot;&quot;&quot; &quot;) &amp; IF([.A67]&lt;&gt;[.A68];&quot;&quot;;&quot;NEXT=&quot;&quot;&quot;&amp;[.C68]&amp;&quot;&quot;&quot;&quot;));IF([.A67]=&quot;&quot;;&quot;&quot;;IF([.A67]&lt;&gt;[.A66];&quot;&quot;;&quot;PREVIOUS=&quot;&quot;&quot;&amp;[.E66]&amp;&quot;&quot;&quot; &quot;) &amp; IF([.A67]&lt;&gt;[.A68];&quot;&quot;;&quot;NEXT=&quot;&quot;&quot;&amp;[.E68]&amp;&quot;&quot;&quot;&quot;)))">
            <text:p/>
          </table:table-cell>
          <table:table-cell table:formula="of:=IF([.B67]=&quot;&quot;;&quot;&quot;;VLOOKUP([.B67];[$Tabelas.$A$1:.$C$136];3;0))">
            <text:p/>
          </table:table-cell>
          <table:table-cell table:formula="of:=IF([.A67]=&quot;Campo&quot;; IF(ISERROR(VLOOKUP([.F67];[$Auxiliar.$A$1:.$E$17];5;0));&quot;TYPE=&quot;&quot;&quot;&amp;[.F67]&amp;&quot;&quot;&quot; LENGTH=&quot;&quot;&quot;&amp;[.G67]&amp;&quot;&quot;&quot; &quot;;VLOOKUP([.F67];[$Auxiliar.$A$1:.$E$17];5;0)) &amp; IF(AND([.A67]=&quot;Campo&quot;;[.D67]=&quot;PK&quot;); IF([.I67]=&quot;Sim&quot;;&quot; SEQUENCE=&quot;&quot;true&quot;&quot;&quot;;&quot; SEQUENCE=&quot;&quot;false&quot;&quot;&quot;);&quot;&quot;)&amp;IF([.H67]&lt;&gt;&quot;&quot;;&quot; NOTNULL=&quot;&quot;&quot;&amp;IF([.H67]=&quot;Sim&quot;;&quot;true&quot;;&quot;false&quot;)&amp;&quot;&quot;&quot;&quot;;&quot;&quot;);&quot;&quot;)">
            <text:p/>
          </table:table-cell>
          <table:table-cell table:style-name="ce26" table:formula="of:=IF(AND([.B67]&lt;&gt;[.B66];[.B67]&lt;&gt;&quot;&quot;);&quot;&lt;TABLE NAME=&quot;&quot;&quot;&amp;[.B67]&amp;&quot;&quot;&quot; COMMENT=&quot;&quot;&quot;&amp;[.K67]&amp;&quot;&quot;&quot; &quot;&amp; [.M67] &amp;&quot;&gt;&lt;FIELDS&gt;&quot;;&quot;&quot;) &amp; IF(AND([.A67]=&quot;Chave&quot;;[.A66]=&quot;Campo&quot;);&quot;&lt;KEYS&gt;&quot;;&quot;&quot;) &amp; IF([.A67]=&quot;Chave&quot;;&quot;&lt;KEY NAME=&quot;&quot;&quot;&amp;[.E67]&amp;&quot;&quot;&quot; TYPE=&quot;&quot;&quot;&amp;IF([.D67]=&quot;PK&quot;;&quot;primary&quot;;&quot;foreign&quot;)&amp;&quot;&quot;&quot; FIELDS=&quot;&quot;&quot;&amp;[.C67]&amp;&quot;&quot;&quot;&quot;&amp;IF([.D67]=&quot;FK&quot;;&quot; REFTABLE=&quot;&quot;&quot;&amp;[.F67]&amp;&quot;&quot;&quot; REFFIELDS=&quot;&quot;&quot;&amp;[.G67]&amp;&quot;&quot;&quot;&quot;;&quot;&quot;)&amp;&quot; &quot;&amp;[.L67]&amp;&quot; COMMENT=&quot;&quot;&quot;&amp;[.J67]&amp;&quot;&quot;&quot;&quot;&amp;IF(AND([.A67]=&quot;Campo&quot;;[.D67]=&quot;PK&quot;);&quot; SEQUENCE=&quot;&quot;true&quot;&quot;&quot;;&quot;&quot;)&amp;&quot;/&gt;&quot;;&quot;&quot;) &amp; IF([.A67]=&quot;Campo&quot;;&quot;&lt;FIELD NAME=&quot;&quot;&quot;&amp;[.C67]&amp;&quot;&quot;&quot; &quot;&amp;[.N67]&amp;&quot; &quot;&amp;[.L67]&amp;IF(AND([.A67]=&quot;Campo&quot;;[.D67]&lt;&gt;&quot;PK&quot;);&quot; SEQUENCE=&quot;&quot;false&quot;&quot; &quot;;&quot;&quot;)&amp;&quot; COMMENT=&quot;&quot;&quot;&amp;[.J67]&amp;&quot;&quot;&quot;/&gt;&quot;;&quot;&quot;) &amp; IF(AND([.A67]=&quot;Campo&quot;;[.A68]=&quot;Chave&quot;);&quot;&lt;/FIELDS&gt;&quot;;&quot;&quot;) &amp; IF(AND([.A67]=&quot;Chave&quot;;[.A68]&lt;&gt;&quot;Chave&quot;);&quot;&lt;/KEYS&gt;&quot;;&quot;&quot;) &amp; IF([.B67]&lt;&gt;[.B68];&quot;&lt;/TABLE&gt;&quot;;&quot;&quot;) &amp; IF(AND([.A67]=&quot;&quot;;[.A66]&lt;&gt;&quot;&quot;);&quot;&lt;/TABLES&gt;&lt;/XMLDB&gt;&quot;;&quot;&quot;)">
            <text:p/>
          </table:table-cell>
          <table:table-cell table:style-name="ce27" table:formula="of:=IF(AND([.A67]=&quot;Campo&quot;;[.A67]&lt;&gt;[.A66]);&quot;&lt;Form name=&quot;&quot;newRecord&quot;&quot;&gt;&quot;;&quot;&quot;)&amp;IF([.A67]=&quot;Campo&quot;;&quot;&lt;&quot;&amp;IF([.D67]=&quot;FK&quot;;&quot;Select &quot;;VLOOKUP([.F67];[$Auxiliar.$A$27:.$B$48];2;0))&amp;&quot; id=&quot;&quot;&quot;&amp;[.C67]&amp;&quot;&quot;&quot; label=&quot;&quot;&quot;&amp;[.C67]&amp;&quot;&quot;&quot;&quot;&amp; IF([.D67]=&quot;FK&quot;;&quot; datasource=&quot;&quot;table:&quot;&amp;VLOOKUP(&quot;Chave&quot;&amp;&quot;.&quot;&amp;[.C67];[.$Q$1:.$R$2300];2;0)&amp;&quot;&quot;&quot; bindid=&quot;&quot;id&quot;&quot; bindvalue=&quot;&quot;name&quot;&quot;&quot;;&quot;&quot;)&amp;&quot;required=&quot;&quot;&quot;&amp;IF([.H67]=&quot;Sim&quot;;&quot;true&quot;;&quot;false&quot;)&amp;&quot;&quot;&quot; /&gt;&quot;;&quot;&quot;)&amp;IF(AND([.A67]=&quot;Chave&quot;;[.A66]=&quot;Campo&quot;);&quot;&lt;/Form&gt;&quot;;&quot;&quot;)">
            <text:p/>
          </table:table-cell>
          <table:table-cell table:style-name="ce27" table:formula="of:=IF([.A67]&lt;&gt;&quot;&quot;;[.A67]&amp;&quot;.&quot;&amp;[.C67];&quot;&quot;)">
            <text:p/>
          </table:table-cell>
          <table:table-cell table:style-name="ce27" table:formula="of:=IF([.A67]&lt;&gt;&quot;&quot;;[.F67];&quot;&quot;)">
            <text:p/>
          </table:table-cell>
        </table:table-row>
        <table:table-row table:style-name="ro1">
          <table:table-cell table:formula="of:=IF([Campos.A68]=&quot;&quot;;&quot;&quot;;[Campos.A68])">
            <text:p/>
          </table:table-cell>
          <table:table-cell table:formula="of:=IF([Campos.B68]=&quot;&quot;;&quot;&quot;;[Campos.B68])">
            <text:p/>
          </table:table-cell>
          <table:table-cell table:formula="of:=IF([Campos.C68]=&quot;&quot;;&quot;&quot;;[Campos.C68])">
            <text:p/>
          </table:table-cell>
          <table:table-cell table:formula="of:=IF([Campos.D68]=&quot;&quot;;&quot;&quot;;[Campos.D68])">
            <text:p/>
          </table:table-cell>
          <table:table-cell table:style-name="ce24" table:formula="of:=IF([.A68]=&quot;Chave&quot;;SUBSTITUTE([.C68];&quot;,&quot;;&quot;_&quot;)&amp;ROW([.C68]);[.C68])">
            <text:p/>
          </table:table-cell>
          <table:table-cell table:formula="of:=IF([Campos.F68]=&quot;&quot;;&quot;&quot;;[Campos.F68])">
            <text:p/>
          </table:table-cell>
          <table:table-cell table:formula="of:=IF([Campos.G68]=&quot;&quot;;&quot;&quot;;[Campos.G68])">
            <text:p/>
          </table:table-cell>
          <table:table-cell table:formula="of:=IF([Campos.H68]=&quot;&quot;;&quot;&quot;;[Campos.H68])">
            <text:p/>
          </table:table-cell>
          <table:table-cell table:formula="of:=IF([Campos.E68]=&quot;&quot;;&quot;&quot;;[Campos.E68])">
            <text:p/>
          </table:table-cell>
          <table:table-cell table:formula="of:=IF([Campos.I68]=&quot;&quot;;&quot;&quot;;[Campos.I68])">
            <text:p/>
          </table:table-cell>
          <table:table-cell table:formula="of:=IF([.B68]=&quot;&quot;;&quot;&quot;;VLOOKUP([.B68];[$Tabelas.$A$1:.$B$136];2;0))">
            <text:p/>
          </table:table-cell>
          <table:table-cell table:formula="of:=IF([.A68]=&quot;Campo&quot;;IF([.A68]=&quot;&quot;;&quot;&quot;;IF([.A68]&lt;&gt;[.A67];&quot;&quot;;&quot;PREVIOUS=&quot;&quot;&quot;&amp;[.C67]&amp;&quot;&quot;&quot; &quot;) &amp; IF([.A68]&lt;&gt;[.A69];&quot;&quot;;&quot;NEXT=&quot;&quot;&quot;&amp;[.C69]&amp;&quot;&quot;&quot;&quot;));IF([.A68]=&quot;&quot;;&quot;&quot;;IF([.A68]&lt;&gt;[.A67];&quot;&quot;;&quot;PREVIOUS=&quot;&quot;&quot;&amp;[.E67]&amp;&quot;&quot;&quot; &quot;) &amp; IF([.A68]&lt;&gt;[.A69];&quot;&quot;;&quot;NEXT=&quot;&quot;&quot;&amp;[.E69]&amp;&quot;&quot;&quot;&quot;)))">
            <text:p/>
          </table:table-cell>
          <table:table-cell table:formula="of:=IF([.B68]=&quot;&quot;;&quot;&quot;;VLOOKUP([.B68];[$Tabelas.$A$1:.$C$136];3;0))">
            <text:p/>
          </table:table-cell>
          <table:table-cell table:formula="of:=IF([.A68]=&quot;Campo&quot;; IF(ISERROR(VLOOKUP([.F68];[$Auxiliar.$A$1:.$E$17];5;0));&quot;TYPE=&quot;&quot;&quot;&amp;[.F68]&amp;&quot;&quot;&quot; LENGTH=&quot;&quot;&quot;&amp;[.G68]&amp;&quot;&quot;&quot; &quot;;VLOOKUP([.F68];[$Auxiliar.$A$1:.$E$17];5;0)) &amp; IF(AND([.A68]=&quot;Campo&quot;;[.D68]=&quot;PK&quot;); IF([.I68]=&quot;Sim&quot;;&quot; SEQUENCE=&quot;&quot;true&quot;&quot;&quot;;&quot; SEQUENCE=&quot;&quot;false&quot;&quot;&quot;);&quot;&quot;)&amp;IF([.H68]&lt;&gt;&quot;&quot;;&quot; NOTNULL=&quot;&quot;&quot;&amp;IF([.H68]=&quot;Sim&quot;;&quot;true&quot;;&quot;false&quot;)&amp;&quot;&quot;&quot;&quot;;&quot;&quot;);&quot;&quot;)">
            <text:p/>
          </table:table-cell>
          <table:table-cell table:style-name="ce26" table:formula="of:=IF(AND([.B68]&lt;&gt;[.B67];[.B68]&lt;&gt;&quot;&quot;);&quot;&lt;TABLE NAME=&quot;&quot;&quot;&amp;[.B68]&amp;&quot;&quot;&quot; COMMENT=&quot;&quot;&quot;&amp;[.K68]&amp;&quot;&quot;&quot; &quot;&amp; [.M68] &amp;&quot;&gt;&lt;FIELDS&gt;&quot;;&quot;&quot;) &amp; IF(AND([.A68]=&quot;Chave&quot;;[.A67]=&quot;Campo&quot;);&quot;&lt;KEYS&gt;&quot;;&quot;&quot;) &amp; IF([.A68]=&quot;Chave&quot;;&quot;&lt;KEY NAME=&quot;&quot;&quot;&amp;[.E68]&amp;&quot;&quot;&quot; TYPE=&quot;&quot;&quot;&amp;IF([.D68]=&quot;PK&quot;;&quot;primary&quot;;&quot;foreign&quot;)&amp;&quot;&quot;&quot; FIELDS=&quot;&quot;&quot;&amp;[.C68]&amp;&quot;&quot;&quot;&quot;&amp;IF([.D68]=&quot;FK&quot;;&quot; REFTABLE=&quot;&quot;&quot;&amp;[.F68]&amp;&quot;&quot;&quot; REFFIELDS=&quot;&quot;&quot;&amp;[.G68]&amp;&quot;&quot;&quot;&quot;;&quot;&quot;)&amp;&quot; &quot;&amp;[.L68]&amp;&quot; COMMENT=&quot;&quot;&quot;&amp;[.J68]&amp;&quot;&quot;&quot;&quot;&amp;IF(AND([.A68]=&quot;Campo&quot;;[.D68]=&quot;PK&quot;);&quot; SEQUENCE=&quot;&quot;true&quot;&quot;&quot;;&quot;&quot;)&amp;&quot;/&gt;&quot;;&quot;&quot;) &amp; IF([.A68]=&quot;Campo&quot;;&quot;&lt;FIELD NAME=&quot;&quot;&quot;&amp;[.C68]&amp;&quot;&quot;&quot; &quot;&amp;[.N68]&amp;&quot; &quot;&amp;[.L68]&amp;IF(AND([.A68]=&quot;Campo&quot;;[.D68]&lt;&gt;&quot;PK&quot;);&quot; SEQUENCE=&quot;&quot;false&quot;&quot; &quot;;&quot;&quot;)&amp;&quot; COMMENT=&quot;&quot;&quot;&amp;[.J68]&amp;&quot;&quot;&quot;/&gt;&quot;;&quot;&quot;) &amp; IF(AND([.A68]=&quot;Campo&quot;;[.A69]=&quot;Chave&quot;);&quot;&lt;/FIELDS&gt;&quot;;&quot;&quot;) &amp; IF(AND([.A68]=&quot;Chave&quot;;[.A69]&lt;&gt;&quot;Chave&quot;);&quot;&lt;/KEYS&gt;&quot;;&quot;&quot;) &amp; IF([.B68]&lt;&gt;[.B69];&quot;&lt;/TABLE&gt;&quot;;&quot;&quot;) &amp; IF(AND([.A68]=&quot;&quot;;[.A67]&lt;&gt;&quot;&quot;);&quot;&lt;/TABLES&gt;&lt;/XMLDB&gt;&quot;;&quot;&quot;)">
            <text:p/>
          </table:table-cell>
          <table:table-cell table:style-name="ce27" table:formula="of:=IF(AND([.A68]=&quot;Campo&quot;;[.A68]&lt;&gt;[.A67]);&quot;&lt;Form name=&quot;&quot;newRecord&quot;&quot;&gt;&quot;;&quot;&quot;)&amp;IF([.A68]=&quot;Campo&quot;;&quot;&lt;&quot;&amp;IF([.D68]=&quot;FK&quot;;&quot;Select &quot;;VLOOKUP([.F68];[$Auxiliar.$A$27:.$B$48];2;0))&amp;&quot; id=&quot;&quot;&quot;&amp;[.C68]&amp;&quot;&quot;&quot; label=&quot;&quot;&quot;&amp;[.C68]&amp;&quot;&quot;&quot;&quot;&amp; IF([.D68]=&quot;FK&quot;;&quot; datasource=&quot;&quot;table:&quot;&amp;VLOOKUP(&quot;Chave&quot;&amp;&quot;.&quot;&amp;[.C68];[.$Q$1:.$R$2300];2;0)&amp;&quot;&quot;&quot; bindid=&quot;&quot;id&quot;&quot; bindvalue=&quot;&quot;name&quot;&quot;&quot;;&quot;&quot;)&amp;&quot;required=&quot;&quot;&quot;&amp;IF([.H68]=&quot;Sim&quot;;&quot;true&quot;;&quot;false&quot;)&amp;&quot;&quot;&quot; /&gt;&quot;;&quot;&quot;)&amp;IF(AND([.A68]=&quot;Chave&quot;;[.A67]=&quot;Campo&quot;);&quot;&lt;/Form&gt;&quot;;&quot;&quot;)">
            <text:p/>
          </table:table-cell>
          <table:table-cell table:style-name="ce27" table:formula="of:=IF([.A68]&lt;&gt;&quot;&quot;;[.A68]&amp;&quot;.&quot;&amp;[.C68];&quot;&quot;)">
            <text:p/>
          </table:table-cell>
          <table:table-cell table:style-name="ce27" table:formula="of:=IF([.A68]&lt;&gt;&quot;&quot;;[.F68];&quot;&quot;)">
            <text:p/>
          </table:table-cell>
        </table:table-row>
        <table:table-row table:style-name="ro1">
          <table:table-cell table:formula="of:=IF([Campos.A69]=&quot;&quot;;&quot;&quot;;[Campos.A69])">
            <text:p/>
          </table:table-cell>
          <table:table-cell table:formula="of:=IF([Campos.B69]=&quot;&quot;;&quot;&quot;;[Campos.B69])">
            <text:p/>
          </table:table-cell>
          <table:table-cell table:formula="of:=IF([Campos.C69]=&quot;&quot;;&quot;&quot;;[Campos.C69])">
            <text:p/>
          </table:table-cell>
          <table:table-cell table:formula="of:=IF([Campos.D69]=&quot;&quot;;&quot;&quot;;[Campos.D69])">
            <text:p/>
          </table:table-cell>
          <table:table-cell table:style-name="ce24" table:formula="of:=IF([.A69]=&quot;Chave&quot;;SUBSTITUTE([.C69];&quot;,&quot;;&quot;_&quot;)&amp;ROW([.C69]);[.C69])">
            <text:p/>
          </table:table-cell>
          <table:table-cell table:formula="of:=IF([Campos.F69]=&quot;&quot;;&quot;&quot;;[Campos.F69])">
            <text:p/>
          </table:table-cell>
          <table:table-cell table:formula="of:=IF([Campos.G69]=&quot;&quot;;&quot;&quot;;[Campos.G69])">
            <text:p/>
          </table:table-cell>
          <table:table-cell table:formula="of:=IF([Campos.H69]=&quot;&quot;;&quot;&quot;;[Campos.H69])">
            <text:p/>
          </table:table-cell>
          <table:table-cell table:formula="of:=IF([Campos.E69]=&quot;&quot;;&quot;&quot;;[Campos.E69])">
            <text:p/>
          </table:table-cell>
          <table:table-cell table:formula="of:=IF([Campos.I69]=&quot;&quot;;&quot;&quot;;[Campos.I69])">
            <text:p/>
          </table:table-cell>
          <table:table-cell table:formula="of:=IF([.B69]=&quot;&quot;;&quot;&quot;;VLOOKUP([.B69];[$Tabelas.$A$1:.$B$136];2;0))">
            <text:p/>
          </table:table-cell>
          <table:table-cell table:formula="of:=IF([.A69]=&quot;Campo&quot;;IF([.A69]=&quot;&quot;;&quot;&quot;;IF([.A69]&lt;&gt;[.A68];&quot;&quot;;&quot;PREVIOUS=&quot;&quot;&quot;&amp;[.C68]&amp;&quot;&quot;&quot; &quot;) &amp; IF([.A69]&lt;&gt;[.A70];&quot;&quot;;&quot;NEXT=&quot;&quot;&quot;&amp;[.C70]&amp;&quot;&quot;&quot;&quot;));IF([.A69]=&quot;&quot;;&quot;&quot;;IF([.A69]&lt;&gt;[.A68];&quot;&quot;;&quot;PREVIOUS=&quot;&quot;&quot;&amp;[.E68]&amp;&quot;&quot;&quot; &quot;) &amp; IF([.A69]&lt;&gt;[.A70];&quot;&quot;;&quot;NEXT=&quot;&quot;&quot;&amp;[.E70]&amp;&quot;&quot;&quot;&quot;)))">
            <text:p/>
          </table:table-cell>
          <table:table-cell table:formula="of:=IF([.B69]=&quot;&quot;;&quot;&quot;;VLOOKUP([.B69];[$Tabelas.$A$1:.$C$136];3;0))">
            <text:p/>
          </table:table-cell>
          <table:table-cell table:formula="of:=IF([.A69]=&quot;Campo&quot;; IF(ISERROR(VLOOKUP([.F69];[$Auxiliar.$A$1:.$E$17];5;0));&quot;TYPE=&quot;&quot;&quot;&amp;[.F69]&amp;&quot;&quot;&quot; LENGTH=&quot;&quot;&quot;&amp;[.G69]&amp;&quot;&quot;&quot; &quot;;VLOOKUP([.F69];[$Auxiliar.$A$1:.$E$17];5;0)) &amp; IF(AND([.A69]=&quot;Campo&quot;;[.D69]=&quot;PK&quot;); IF([.I69]=&quot;Sim&quot;;&quot; SEQUENCE=&quot;&quot;true&quot;&quot;&quot;;&quot; SEQUENCE=&quot;&quot;false&quot;&quot;&quot;);&quot;&quot;)&amp;IF([.H69]&lt;&gt;&quot;&quot;;&quot; NOTNULL=&quot;&quot;&quot;&amp;IF([.H69]=&quot;Sim&quot;;&quot;true&quot;;&quot;false&quot;)&amp;&quot;&quot;&quot;&quot;;&quot;&quot;);&quot;&quot;)">
            <text:p/>
          </table:table-cell>
          <table:table-cell table:style-name="ce26" table:formula="of:=IF(AND([.B69]&lt;&gt;[.B68];[.B69]&lt;&gt;&quot;&quot;);&quot;&lt;TABLE NAME=&quot;&quot;&quot;&amp;[.B69]&amp;&quot;&quot;&quot; COMMENT=&quot;&quot;&quot;&amp;[.K69]&amp;&quot;&quot;&quot; &quot;&amp; [.M69] &amp;&quot;&gt;&lt;FIELDS&gt;&quot;;&quot;&quot;) &amp; IF(AND([.A69]=&quot;Chave&quot;;[.A68]=&quot;Campo&quot;);&quot;&lt;KEYS&gt;&quot;;&quot;&quot;) &amp; IF([.A69]=&quot;Chave&quot;;&quot;&lt;KEY NAME=&quot;&quot;&quot;&amp;[.E69]&amp;&quot;&quot;&quot; TYPE=&quot;&quot;&quot;&amp;IF([.D69]=&quot;PK&quot;;&quot;primary&quot;;&quot;foreign&quot;)&amp;&quot;&quot;&quot; FIELDS=&quot;&quot;&quot;&amp;[.C69]&amp;&quot;&quot;&quot;&quot;&amp;IF([.D69]=&quot;FK&quot;;&quot; REFTABLE=&quot;&quot;&quot;&amp;[.F69]&amp;&quot;&quot;&quot; REFFIELDS=&quot;&quot;&quot;&amp;[.G69]&amp;&quot;&quot;&quot;&quot;;&quot;&quot;)&amp;&quot; &quot;&amp;[.L69]&amp;&quot; COMMENT=&quot;&quot;&quot;&amp;[.J69]&amp;&quot;&quot;&quot;&quot;&amp;IF(AND([.A69]=&quot;Campo&quot;;[.D69]=&quot;PK&quot;);&quot; SEQUENCE=&quot;&quot;true&quot;&quot;&quot;;&quot;&quot;)&amp;&quot;/&gt;&quot;;&quot;&quot;) &amp; IF([.A69]=&quot;Campo&quot;;&quot;&lt;FIELD NAME=&quot;&quot;&quot;&amp;[.C69]&amp;&quot;&quot;&quot; &quot;&amp;[.N69]&amp;&quot; &quot;&amp;[.L69]&amp;IF(AND([.A69]=&quot;Campo&quot;;[.D69]&lt;&gt;&quot;PK&quot;);&quot; SEQUENCE=&quot;&quot;false&quot;&quot; &quot;;&quot;&quot;)&amp;&quot; COMMENT=&quot;&quot;&quot;&amp;[.J69]&amp;&quot;&quot;&quot;/&gt;&quot;;&quot;&quot;) &amp; IF(AND([.A69]=&quot;Campo&quot;;[.A70]=&quot;Chave&quot;);&quot;&lt;/FIELDS&gt;&quot;;&quot;&quot;) &amp; IF(AND([.A69]=&quot;Chave&quot;;[.A70]&lt;&gt;&quot;Chave&quot;);&quot;&lt;/KEYS&gt;&quot;;&quot;&quot;) &amp; IF([.B69]&lt;&gt;[.B70];&quot;&lt;/TABLE&gt;&quot;;&quot;&quot;) &amp; IF(AND([.A69]=&quot;&quot;;[.A68]&lt;&gt;&quot;&quot;);&quot;&lt;/TABLES&gt;&lt;/XMLDB&gt;&quot;;&quot;&quot;)">
            <text:p/>
          </table:table-cell>
          <table:table-cell table:style-name="ce27" table:formula="of:=IF(AND([.A69]=&quot;Campo&quot;;[.A69]&lt;&gt;[.A68]);&quot;&lt;Form name=&quot;&quot;newRecord&quot;&quot;&gt;&quot;;&quot;&quot;)&amp;IF([.A69]=&quot;Campo&quot;;&quot;&lt;&quot;&amp;IF([.D69]=&quot;FK&quot;;&quot;Select &quot;;VLOOKUP([.F69];[$Auxiliar.$A$27:.$B$48];2;0))&amp;&quot; id=&quot;&quot;&quot;&amp;[.C69]&amp;&quot;&quot;&quot; label=&quot;&quot;&quot;&amp;[.C69]&amp;&quot;&quot;&quot;&quot;&amp; IF([.D69]=&quot;FK&quot;;&quot; datasource=&quot;&quot;table:&quot;&amp;VLOOKUP(&quot;Chave&quot;&amp;&quot;.&quot;&amp;[.C69];[.$Q$1:.$R$2300];2;0)&amp;&quot;&quot;&quot; bindid=&quot;&quot;id&quot;&quot; bindvalue=&quot;&quot;name&quot;&quot;&quot;;&quot;&quot;)&amp;&quot;required=&quot;&quot;&quot;&amp;IF([.H69]=&quot;Sim&quot;;&quot;true&quot;;&quot;false&quot;)&amp;&quot;&quot;&quot; /&gt;&quot;;&quot;&quot;)&amp;IF(AND([.A69]=&quot;Chave&quot;;[.A68]=&quot;Campo&quot;);&quot;&lt;/Form&gt;&quot;;&quot;&quot;)">
            <text:p/>
          </table:table-cell>
          <table:table-cell table:style-name="ce27" table:formula="of:=IF([.A69]&lt;&gt;&quot;&quot;;[.A69]&amp;&quot;.&quot;&amp;[.C69];&quot;&quot;)">
            <text:p/>
          </table:table-cell>
          <table:table-cell table:style-name="ce27" table:formula="of:=IF([.A69]&lt;&gt;&quot;&quot;;[.F69];&quot;&quot;)">
            <text:p/>
          </table:table-cell>
        </table:table-row>
        <table:table-row table:style-name="ro1">
          <table:table-cell table:formula="of:=IF([Campos.A70]=&quot;&quot;;&quot;&quot;;[Campos.A70])">
            <text:p/>
          </table:table-cell>
          <table:table-cell table:formula="of:=IF([Campos.B70]=&quot;&quot;;&quot;&quot;;[Campos.B70])">
            <text:p/>
          </table:table-cell>
          <table:table-cell table:formula="of:=IF([Campos.C70]=&quot;&quot;;&quot;&quot;;[Campos.C70])">
            <text:p/>
          </table:table-cell>
          <table:table-cell table:formula="of:=IF([Campos.D70]=&quot;&quot;;&quot;&quot;;[Campos.D70])">
            <text:p/>
          </table:table-cell>
          <table:table-cell table:style-name="ce24" table:formula="of:=IF([.A70]=&quot;Chave&quot;;SUBSTITUTE([.C70];&quot;,&quot;;&quot;_&quot;)&amp;ROW([.C70]);[.C70])">
            <text:p/>
          </table:table-cell>
          <table:table-cell table:formula="of:=IF([Campos.F70]=&quot;&quot;;&quot;&quot;;[Campos.F70])">
            <text:p/>
          </table:table-cell>
          <table:table-cell table:formula="of:=IF([Campos.G70]=&quot;&quot;;&quot;&quot;;[Campos.G70])">
            <text:p/>
          </table:table-cell>
          <table:table-cell table:formula="of:=IF([Campos.H70]=&quot;&quot;;&quot;&quot;;[Campos.H70])">
            <text:p/>
          </table:table-cell>
          <table:table-cell table:formula="of:=IF([Campos.E70]=&quot;&quot;;&quot;&quot;;[Campos.E70])">
            <text:p/>
          </table:table-cell>
          <table:table-cell table:formula="of:=IF([Campos.I70]=&quot;&quot;;&quot;&quot;;[Campos.I70])">
            <text:p/>
          </table:table-cell>
          <table:table-cell table:formula="of:=IF([.B70]=&quot;&quot;;&quot;&quot;;VLOOKUP([.B70];[$Tabelas.$A$1:.$B$136];2;0))">
            <text:p/>
          </table:table-cell>
          <table:table-cell table:formula="of:=IF([.A70]=&quot;Campo&quot;;IF([.A70]=&quot;&quot;;&quot;&quot;;IF([.A70]&lt;&gt;[.A69];&quot;&quot;;&quot;PREVIOUS=&quot;&quot;&quot;&amp;[.C69]&amp;&quot;&quot;&quot; &quot;) &amp; IF([.A70]&lt;&gt;[.A71];&quot;&quot;;&quot;NEXT=&quot;&quot;&quot;&amp;[.C71]&amp;&quot;&quot;&quot;&quot;));IF([.A70]=&quot;&quot;;&quot;&quot;;IF([.A70]&lt;&gt;[.A69];&quot;&quot;;&quot;PREVIOUS=&quot;&quot;&quot;&amp;[.E69]&amp;&quot;&quot;&quot; &quot;) &amp; IF([.A70]&lt;&gt;[.A71];&quot;&quot;;&quot;NEXT=&quot;&quot;&quot;&amp;[.E71]&amp;&quot;&quot;&quot;&quot;)))">
            <text:p/>
          </table:table-cell>
          <table:table-cell table:formula="of:=IF([.B70]=&quot;&quot;;&quot;&quot;;VLOOKUP([.B70];[$Tabelas.$A$1:.$C$136];3;0))">
            <text:p/>
          </table:table-cell>
          <table:table-cell table:formula="of:=IF([.A70]=&quot;Campo&quot;; IF(ISERROR(VLOOKUP([.F70];[$Auxiliar.$A$1:.$E$17];5;0));&quot;TYPE=&quot;&quot;&quot;&amp;[.F70]&amp;&quot;&quot;&quot; LENGTH=&quot;&quot;&quot;&amp;[.G70]&amp;&quot;&quot;&quot; &quot;;VLOOKUP([.F70];[$Auxiliar.$A$1:.$E$17];5;0)) &amp; IF(AND([.A70]=&quot;Campo&quot;;[.D70]=&quot;PK&quot;); IF([.I70]=&quot;Sim&quot;;&quot; SEQUENCE=&quot;&quot;true&quot;&quot;&quot;;&quot; SEQUENCE=&quot;&quot;false&quot;&quot;&quot;);&quot;&quot;)&amp;IF([.H70]&lt;&gt;&quot;&quot;;&quot; NOTNULL=&quot;&quot;&quot;&amp;IF([.H70]=&quot;Sim&quot;;&quot;true&quot;;&quot;false&quot;)&amp;&quot;&quot;&quot;&quot;;&quot;&quot;);&quot;&quot;)">
            <text:p/>
          </table:table-cell>
          <table:table-cell table:style-name="ce26" table:formula="of:=IF(AND([.B70]&lt;&gt;[.B69];[.B70]&lt;&gt;&quot;&quot;);&quot;&lt;TABLE NAME=&quot;&quot;&quot;&amp;[.B70]&amp;&quot;&quot;&quot; COMMENT=&quot;&quot;&quot;&amp;[.K70]&amp;&quot;&quot;&quot; &quot;&amp; [.M70] &amp;&quot;&gt;&lt;FIELDS&gt;&quot;;&quot;&quot;) &amp; IF(AND([.A70]=&quot;Chave&quot;;[.A69]=&quot;Campo&quot;);&quot;&lt;KEYS&gt;&quot;;&quot;&quot;) &amp; IF([.A70]=&quot;Chave&quot;;&quot;&lt;KEY NAME=&quot;&quot;&quot;&amp;[.E70]&amp;&quot;&quot;&quot; TYPE=&quot;&quot;&quot;&amp;IF([.D70]=&quot;PK&quot;;&quot;primary&quot;;&quot;foreign&quot;)&amp;&quot;&quot;&quot; FIELDS=&quot;&quot;&quot;&amp;[.C70]&amp;&quot;&quot;&quot;&quot;&amp;IF([.D70]=&quot;FK&quot;;&quot; REFTABLE=&quot;&quot;&quot;&amp;[.F70]&amp;&quot;&quot;&quot; REFFIELDS=&quot;&quot;&quot;&amp;[.G70]&amp;&quot;&quot;&quot;&quot;;&quot;&quot;)&amp;&quot; &quot;&amp;[.L70]&amp;&quot; COMMENT=&quot;&quot;&quot;&amp;[.J70]&amp;&quot;&quot;&quot;&quot;&amp;IF(AND([.A70]=&quot;Campo&quot;;[.D70]=&quot;PK&quot;);&quot; SEQUENCE=&quot;&quot;true&quot;&quot;&quot;;&quot;&quot;)&amp;&quot;/&gt;&quot;;&quot;&quot;) &amp; IF([.A70]=&quot;Campo&quot;;&quot;&lt;FIELD NAME=&quot;&quot;&quot;&amp;[.C70]&amp;&quot;&quot;&quot; &quot;&amp;[.N70]&amp;&quot; &quot;&amp;[.L70]&amp;IF(AND([.A70]=&quot;Campo&quot;;[.D70]&lt;&gt;&quot;PK&quot;);&quot; SEQUENCE=&quot;&quot;false&quot;&quot; &quot;;&quot;&quot;)&amp;&quot; COMMENT=&quot;&quot;&quot;&amp;[.J70]&amp;&quot;&quot;&quot;/&gt;&quot;;&quot;&quot;) &amp; IF(AND([.A70]=&quot;Campo&quot;;[.A71]=&quot;Chave&quot;);&quot;&lt;/FIELDS&gt;&quot;;&quot;&quot;) &amp; IF(AND([.A70]=&quot;Chave&quot;;[.A71]&lt;&gt;&quot;Chave&quot;);&quot;&lt;/KEYS&gt;&quot;;&quot;&quot;) &amp; IF([.B70]&lt;&gt;[.B71];&quot;&lt;/TABLE&gt;&quot;;&quot;&quot;) &amp; IF(AND([.A70]=&quot;&quot;;[.A69]&lt;&gt;&quot;&quot;);&quot;&lt;/TABLES&gt;&lt;/XMLDB&gt;&quot;;&quot;&quot;)">
            <text:p/>
          </table:table-cell>
          <table:table-cell table:style-name="ce27" table:formula="of:=IF(AND([.A70]=&quot;Campo&quot;;[.A70]&lt;&gt;[.A69]);&quot;&lt;Form name=&quot;&quot;newRecord&quot;&quot;&gt;&quot;;&quot;&quot;)&amp;IF([.A70]=&quot;Campo&quot;;&quot;&lt;&quot;&amp;IF([.D70]=&quot;FK&quot;;&quot;Select &quot;;VLOOKUP([.F70];[$Auxiliar.$A$27:.$B$48];2;0))&amp;&quot; id=&quot;&quot;&quot;&amp;[.C70]&amp;&quot;&quot;&quot; label=&quot;&quot;&quot;&amp;[.C70]&amp;&quot;&quot;&quot;&quot;&amp; IF([.D70]=&quot;FK&quot;;&quot; datasource=&quot;&quot;table:&quot;&amp;VLOOKUP(&quot;Chave&quot;&amp;&quot;.&quot;&amp;[.C70];[.$Q$1:.$R$2300];2;0)&amp;&quot;&quot;&quot; bindid=&quot;&quot;id&quot;&quot; bindvalue=&quot;&quot;name&quot;&quot;&quot;;&quot;&quot;)&amp;&quot;required=&quot;&quot;&quot;&amp;IF([.H70]=&quot;Sim&quot;;&quot;true&quot;;&quot;false&quot;)&amp;&quot;&quot;&quot; /&gt;&quot;;&quot;&quot;)&amp;IF(AND([.A70]=&quot;Chave&quot;;[.A69]=&quot;Campo&quot;);&quot;&lt;/Form&gt;&quot;;&quot;&quot;)">
            <text:p/>
          </table:table-cell>
          <table:table-cell table:style-name="ce27" table:formula="of:=IF([.A70]&lt;&gt;&quot;&quot;;[.A70]&amp;&quot;.&quot;&amp;[.C70];&quot;&quot;)">
            <text:p/>
          </table:table-cell>
          <table:table-cell table:style-name="ce27" table:formula="of:=IF([.A70]&lt;&gt;&quot;&quot;;[.F70];&quot;&quot;)">
            <text:p/>
          </table:table-cell>
        </table:table-row>
        <table:table-row table:style-name="ro1">
          <table:table-cell table:formula="of:=IF([Campos.A71]=&quot;&quot;;&quot;&quot;;[Campos.A71])">
            <text:p/>
          </table:table-cell>
          <table:table-cell table:formula="of:=IF([Campos.B71]=&quot;&quot;;&quot;&quot;;[Campos.B71])">
            <text:p/>
          </table:table-cell>
          <table:table-cell table:formula="of:=IF([Campos.C71]=&quot;&quot;;&quot;&quot;;[Campos.C71])">
            <text:p/>
          </table:table-cell>
          <table:table-cell table:formula="of:=IF([Campos.D71]=&quot;&quot;;&quot;&quot;;[Campos.D71])">
            <text:p/>
          </table:table-cell>
          <table:table-cell table:style-name="ce24" table:formula="of:=IF([.A71]=&quot;Chave&quot;;SUBSTITUTE([.C71];&quot;,&quot;;&quot;_&quot;)&amp;ROW([.C71]);[.C71])">
            <text:p/>
          </table:table-cell>
          <table:table-cell table:formula="of:=IF([Campos.F71]=&quot;&quot;;&quot;&quot;;[Campos.F71])">
            <text:p/>
          </table:table-cell>
          <table:table-cell table:formula="of:=IF([Campos.G71]=&quot;&quot;;&quot;&quot;;[Campos.G71])">
            <text:p/>
          </table:table-cell>
          <table:table-cell table:formula="of:=IF([Campos.H71]=&quot;&quot;;&quot;&quot;;[Campos.H71])">
            <text:p/>
          </table:table-cell>
          <table:table-cell table:formula="of:=IF([Campos.E71]=&quot;&quot;;&quot;&quot;;[Campos.E71])">
            <text:p/>
          </table:table-cell>
          <table:table-cell table:formula="of:=IF([Campos.I71]=&quot;&quot;;&quot;&quot;;[Campos.I71])">
            <text:p/>
          </table:table-cell>
          <table:table-cell table:formula="of:=IF([.B71]=&quot;&quot;;&quot;&quot;;VLOOKUP([.B71];[$Tabelas.$A$1:.$B$136];2;0))">
            <text:p/>
          </table:table-cell>
          <table:table-cell table:formula="of:=IF([.A71]=&quot;Campo&quot;;IF([.A71]=&quot;&quot;;&quot;&quot;;IF([.A71]&lt;&gt;[.A70];&quot;&quot;;&quot;PREVIOUS=&quot;&quot;&quot;&amp;[.C70]&amp;&quot;&quot;&quot; &quot;) &amp; IF([.A71]&lt;&gt;[.A72];&quot;&quot;;&quot;NEXT=&quot;&quot;&quot;&amp;[.C72]&amp;&quot;&quot;&quot;&quot;));IF([.A71]=&quot;&quot;;&quot;&quot;;IF([.A71]&lt;&gt;[.A70];&quot;&quot;;&quot;PREVIOUS=&quot;&quot;&quot;&amp;[.E70]&amp;&quot;&quot;&quot; &quot;) &amp; IF([.A71]&lt;&gt;[.A72];&quot;&quot;;&quot;NEXT=&quot;&quot;&quot;&amp;[.E72]&amp;&quot;&quot;&quot;&quot;)))">
            <text:p/>
          </table:table-cell>
          <table:table-cell table:formula="of:=IF([.B71]=&quot;&quot;;&quot;&quot;;VLOOKUP([.B71];[$Tabelas.$A$1:.$C$136];3;0))">
            <text:p/>
          </table:table-cell>
          <table:table-cell table:formula="of:=IF([.A71]=&quot;Campo&quot;; IF(ISERROR(VLOOKUP([.F71];[$Auxiliar.$A$1:.$E$17];5;0));&quot;TYPE=&quot;&quot;&quot;&amp;[.F71]&amp;&quot;&quot;&quot; LENGTH=&quot;&quot;&quot;&amp;[.G71]&amp;&quot;&quot;&quot; &quot;;VLOOKUP([.F71];[$Auxiliar.$A$1:.$E$17];5;0)) &amp; IF(AND([.A71]=&quot;Campo&quot;;[.D71]=&quot;PK&quot;); IF([.I71]=&quot;Sim&quot;;&quot; SEQUENCE=&quot;&quot;true&quot;&quot;&quot;;&quot; SEQUENCE=&quot;&quot;false&quot;&quot;&quot;);&quot;&quot;)&amp;IF([.H71]&lt;&gt;&quot;&quot;;&quot; NOTNULL=&quot;&quot;&quot;&amp;IF([.H71]=&quot;Sim&quot;;&quot;true&quot;;&quot;false&quot;)&amp;&quot;&quot;&quot;&quot;;&quot;&quot;);&quot;&quot;)">
            <text:p/>
          </table:table-cell>
          <table:table-cell table:style-name="ce26" table:formula="of:=IF(AND([.B71]&lt;&gt;[.B70];[.B71]&lt;&gt;&quot;&quot;);&quot;&lt;TABLE NAME=&quot;&quot;&quot;&amp;[.B71]&amp;&quot;&quot;&quot; COMMENT=&quot;&quot;&quot;&amp;[.K71]&amp;&quot;&quot;&quot; &quot;&amp; [.M71] &amp;&quot;&gt;&lt;FIELDS&gt;&quot;;&quot;&quot;) &amp; IF(AND([.A71]=&quot;Chave&quot;;[.A70]=&quot;Campo&quot;);&quot;&lt;KEYS&gt;&quot;;&quot;&quot;) &amp; IF([.A71]=&quot;Chave&quot;;&quot;&lt;KEY NAME=&quot;&quot;&quot;&amp;[.E71]&amp;&quot;&quot;&quot; TYPE=&quot;&quot;&quot;&amp;IF([.D71]=&quot;PK&quot;;&quot;primary&quot;;&quot;foreign&quot;)&amp;&quot;&quot;&quot; FIELDS=&quot;&quot;&quot;&amp;[.C71]&amp;&quot;&quot;&quot;&quot;&amp;IF([.D71]=&quot;FK&quot;;&quot; REFTABLE=&quot;&quot;&quot;&amp;[.F71]&amp;&quot;&quot;&quot; REFFIELDS=&quot;&quot;&quot;&amp;[.G71]&amp;&quot;&quot;&quot;&quot;;&quot;&quot;)&amp;&quot; &quot;&amp;[.L71]&amp;&quot; COMMENT=&quot;&quot;&quot;&amp;[.J71]&amp;&quot;&quot;&quot;&quot;&amp;IF(AND([.A71]=&quot;Campo&quot;;[.D71]=&quot;PK&quot;);&quot; SEQUENCE=&quot;&quot;true&quot;&quot;&quot;;&quot;&quot;)&amp;&quot;/&gt;&quot;;&quot;&quot;) &amp; IF([.A71]=&quot;Campo&quot;;&quot;&lt;FIELD NAME=&quot;&quot;&quot;&amp;[.C71]&amp;&quot;&quot;&quot; &quot;&amp;[.N71]&amp;&quot; &quot;&amp;[.L71]&amp;IF(AND([.A71]=&quot;Campo&quot;;[.D71]&lt;&gt;&quot;PK&quot;);&quot; SEQUENCE=&quot;&quot;false&quot;&quot; &quot;;&quot;&quot;)&amp;&quot; COMMENT=&quot;&quot;&quot;&amp;[.J71]&amp;&quot;&quot;&quot;/&gt;&quot;;&quot;&quot;) &amp; IF(AND([.A71]=&quot;Campo&quot;;[.A72]=&quot;Chave&quot;);&quot;&lt;/FIELDS&gt;&quot;;&quot;&quot;) &amp; IF(AND([.A71]=&quot;Chave&quot;;[.A72]&lt;&gt;&quot;Chave&quot;);&quot;&lt;/KEYS&gt;&quot;;&quot;&quot;) &amp; IF([.B71]&lt;&gt;[.B72];&quot;&lt;/TABLE&gt;&quot;;&quot;&quot;) &amp; IF(AND([.A71]=&quot;&quot;;[.A70]&lt;&gt;&quot;&quot;);&quot;&lt;/TABLES&gt;&lt;/XMLDB&gt;&quot;;&quot;&quot;)">
            <text:p/>
          </table:table-cell>
          <table:table-cell table:style-name="ce27" table:formula="of:=IF(AND([.A71]=&quot;Campo&quot;;[.A71]&lt;&gt;[.A70]);&quot;&lt;Form name=&quot;&quot;newRecord&quot;&quot;&gt;&quot;;&quot;&quot;)&amp;IF([.A71]=&quot;Campo&quot;;&quot;&lt;&quot;&amp;IF([.D71]=&quot;FK&quot;;&quot;Select &quot;;VLOOKUP([.F71];[$Auxiliar.$A$27:.$B$48];2;0))&amp;&quot; id=&quot;&quot;&quot;&amp;[.C71]&amp;&quot;&quot;&quot; label=&quot;&quot;&quot;&amp;[.C71]&amp;&quot;&quot;&quot;&quot;&amp; IF([.D71]=&quot;FK&quot;;&quot; datasource=&quot;&quot;table:&quot;&amp;VLOOKUP(&quot;Chave&quot;&amp;&quot;.&quot;&amp;[.C71];[.$Q$1:.$R$2300];2;0)&amp;&quot;&quot;&quot; bindid=&quot;&quot;id&quot;&quot; bindvalue=&quot;&quot;name&quot;&quot;&quot;;&quot;&quot;)&amp;&quot;required=&quot;&quot;&quot;&amp;IF([.H71]=&quot;Sim&quot;;&quot;true&quot;;&quot;false&quot;)&amp;&quot;&quot;&quot; /&gt;&quot;;&quot;&quot;)&amp;IF(AND([.A71]=&quot;Chave&quot;;[.A70]=&quot;Campo&quot;);&quot;&lt;/Form&gt;&quot;;&quot;&quot;)">
            <text:p/>
          </table:table-cell>
          <table:table-cell table:style-name="ce27" table:formula="of:=IF([.A71]&lt;&gt;&quot;&quot;;[.A71]&amp;&quot;.&quot;&amp;[.C71];&quot;&quot;)">
            <text:p/>
          </table:table-cell>
          <table:table-cell table:style-name="ce27" table:formula="of:=IF([.A71]&lt;&gt;&quot;&quot;;[.F71];&quot;&quot;)">
            <text:p/>
          </table:table-cell>
        </table:table-row>
        <table:table-row table:style-name="ro1">
          <table:table-cell table:formula="of:=IF([Campos.A72]=&quot;&quot;;&quot;&quot;;[Campos.A72])">
            <text:p/>
          </table:table-cell>
          <table:table-cell table:formula="of:=IF([Campos.B72]=&quot;&quot;;&quot;&quot;;[Campos.B72])">
            <text:p/>
          </table:table-cell>
          <table:table-cell table:formula="of:=IF([Campos.C72]=&quot;&quot;;&quot;&quot;;[Campos.C72])">
            <text:p/>
          </table:table-cell>
          <table:table-cell table:formula="of:=IF([Campos.D72]=&quot;&quot;;&quot;&quot;;[Campos.D72])">
            <text:p/>
          </table:table-cell>
          <table:table-cell table:style-name="ce24" table:formula="of:=IF([.A72]=&quot;Chave&quot;;SUBSTITUTE([.C72];&quot;,&quot;;&quot;_&quot;)&amp;ROW([.C72]);[.C72])">
            <text:p/>
          </table:table-cell>
          <table:table-cell table:formula="of:=IF([Campos.F72]=&quot;&quot;;&quot;&quot;;[Campos.F72])">
            <text:p/>
          </table:table-cell>
          <table:table-cell table:formula="of:=IF([Campos.G72]=&quot;&quot;;&quot;&quot;;[Campos.G72])">
            <text:p/>
          </table:table-cell>
          <table:table-cell table:formula="of:=IF([Campos.H72]=&quot;&quot;;&quot;&quot;;[Campos.H72])">
            <text:p/>
          </table:table-cell>
          <table:table-cell table:formula="of:=IF([Campos.E72]=&quot;&quot;;&quot;&quot;;[Campos.E72])">
            <text:p/>
          </table:table-cell>
          <table:table-cell table:formula="of:=IF([Campos.I72]=&quot;&quot;;&quot;&quot;;[Campos.I72])">
            <text:p/>
          </table:table-cell>
          <table:table-cell table:formula="of:=IF([.B72]=&quot;&quot;;&quot;&quot;;VLOOKUP([.B72];[$Tabelas.$A$1:.$B$136];2;0))">
            <text:p/>
          </table:table-cell>
          <table:table-cell table:formula="of:=IF([.A72]=&quot;Campo&quot;;IF([.A72]=&quot;&quot;;&quot;&quot;;IF([.A72]&lt;&gt;[.A71];&quot;&quot;;&quot;PREVIOUS=&quot;&quot;&quot;&amp;[.C71]&amp;&quot;&quot;&quot; &quot;) &amp; IF([.A72]&lt;&gt;[.A73];&quot;&quot;;&quot;NEXT=&quot;&quot;&quot;&amp;[.C73]&amp;&quot;&quot;&quot;&quot;));IF([.A72]=&quot;&quot;;&quot;&quot;;IF([.A72]&lt;&gt;[.A71];&quot;&quot;;&quot;PREVIOUS=&quot;&quot;&quot;&amp;[.E71]&amp;&quot;&quot;&quot; &quot;) &amp; IF([.A72]&lt;&gt;[.A73];&quot;&quot;;&quot;NEXT=&quot;&quot;&quot;&amp;[.E73]&amp;&quot;&quot;&quot;&quot;)))">
            <text:p/>
          </table:table-cell>
          <table:table-cell table:formula="of:=IF([.B72]=&quot;&quot;;&quot;&quot;;VLOOKUP([.B72];[$Tabelas.$A$1:.$C$136];3;0))">
            <text:p/>
          </table:table-cell>
          <table:table-cell table:formula="of:=IF([.A72]=&quot;Campo&quot;; IF(ISERROR(VLOOKUP([.F72];[$Auxiliar.$A$1:.$E$17];5;0));&quot;TYPE=&quot;&quot;&quot;&amp;[.F72]&amp;&quot;&quot;&quot; LENGTH=&quot;&quot;&quot;&amp;[.G72]&amp;&quot;&quot;&quot; &quot;;VLOOKUP([.F72];[$Auxiliar.$A$1:.$E$17];5;0)) &amp; IF(AND([.A72]=&quot;Campo&quot;;[.D72]=&quot;PK&quot;); IF([.I72]=&quot;Sim&quot;;&quot; SEQUENCE=&quot;&quot;true&quot;&quot;&quot;;&quot; SEQUENCE=&quot;&quot;false&quot;&quot;&quot;);&quot;&quot;)&amp;IF([.H72]&lt;&gt;&quot;&quot;;&quot; NOTNULL=&quot;&quot;&quot;&amp;IF([.H72]=&quot;Sim&quot;;&quot;true&quot;;&quot;false&quot;)&amp;&quot;&quot;&quot;&quot;;&quot;&quot;);&quot;&quot;)">
            <text:p/>
          </table:table-cell>
          <table:table-cell table:style-name="ce26" table:formula="of:=IF(AND([.B72]&lt;&gt;[.B71];[.B72]&lt;&gt;&quot;&quot;);&quot;&lt;TABLE NAME=&quot;&quot;&quot;&amp;[.B72]&amp;&quot;&quot;&quot; COMMENT=&quot;&quot;&quot;&amp;[.K72]&amp;&quot;&quot;&quot; &quot;&amp; [.M72] &amp;&quot;&gt;&lt;FIELDS&gt;&quot;;&quot;&quot;) &amp; IF(AND([.A72]=&quot;Chave&quot;;[.A71]=&quot;Campo&quot;);&quot;&lt;KEYS&gt;&quot;;&quot;&quot;) &amp; IF([.A72]=&quot;Chave&quot;;&quot;&lt;KEY NAME=&quot;&quot;&quot;&amp;[.E72]&amp;&quot;&quot;&quot; TYPE=&quot;&quot;&quot;&amp;IF([.D72]=&quot;PK&quot;;&quot;primary&quot;;&quot;foreign&quot;)&amp;&quot;&quot;&quot; FIELDS=&quot;&quot;&quot;&amp;[.C72]&amp;&quot;&quot;&quot;&quot;&amp;IF([.D72]=&quot;FK&quot;;&quot; REFTABLE=&quot;&quot;&quot;&amp;[.F72]&amp;&quot;&quot;&quot; REFFIELDS=&quot;&quot;&quot;&amp;[.G72]&amp;&quot;&quot;&quot;&quot;;&quot;&quot;)&amp;&quot; &quot;&amp;[.L72]&amp;&quot; COMMENT=&quot;&quot;&quot;&amp;[.J72]&amp;&quot;&quot;&quot;&quot;&amp;IF(AND([.A72]=&quot;Campo&quot;;[.D72]=&quot;PK&quot;);&quot; SEQUENCE=&quot;&quot;true&quot;&quot;&quot;;&quot;&quot;)&amp;&quot;/&gt;&quot;;&quot;&quot;) &amp; IF([.A72]=&quot;Campo&quot;;&quot;&lt;FIELD NAME=&quot;&quot;&quot;&amp;[.C72]&amp;&quot;&quot;&quot; &quot;&amp;[.N72]&amp;&quot; &quot;&amp;[.L72]&amp;IF(AND([.A72]=&quot;Campo&quot;;[.D72]&lt;&gt;&quot;PK&quot;);&quot; SEQUENCE=&quot;&quot;false&quot;&quot; &quot;;&quot;&quot;)&amp;&quot; COMMENT=&quot;&quot;&quot;&amp;[.J72]&amp;&quot;&quot;&quot;/&gt;&quot;;&quot;&quot;) &amp; IF(AND([.A72]=&quot;Campo&quot;;[.A73]=&quot;Chave&quot;);&quot;&lt;/FIELDS&gt;&quot;;&quot;&quot;) &amp; IF(AND([.A72]=&quot;Chave&quot;;[.A73]&lt;&gt;&quot;Chave&quot;);&quot;&lt;/KEYS&gt;&quot;;&quot;&quot;) &amp; IF([.B72]&lt;&gt;[.B73];&quot;&lt;/TABLE&gt;&quot;;&quot;&quot;) &amp; IF(AND([.A72]=&quot;&quot;;[.A71]&lt;&gt;&quot;&quot;);&quot;&lt;/TABLES&gt;&lt;/XMLDB&gt;&quot;;&quot;&quot;)">
            <text:p/>
          </table:table-cell>
          <table:table-cell table:style-name="ce27" table:formula="of:=IF(AND([.A72]=&quot;Campo&quot;;[.A72]&lt;&gt;[.A71]);&quot;&lt;Form name=&quot;&quot;newRecord&quot;&quot;&gt;&quot;;&quot;&quot;)&amp;IF([.A72]=&quot;Campo&quot;;&quot;&lt;&quot;&amp;IF([.D72]=&quot;FK&quot;;&quot;Select &quot;;VLOOKUP([.F72];[$Auxiliar.$A$27:.$B$48];2;0))&amp;&quot; id=&quot;&quot;&quot;&amp;[.C72]&amp;&quot;&quot;&quot; label=&quot;&quot;&quot;&amp;[.C72]&amp;&quot;&quot;&quot;&quot;&amp; IF([.D72]=&quot;FK&quot;;&quot; datasource=&quot;&quot;table:&quot;&amp;VLOOKUP(&quot;Chave&quot;&amp;&quot;.&quot;&amp;[.C72];[.$Q$1:.$R$2300];2;0)&amp;&quot;&quot;&quot; bindid=&quot;&quot;id&quot;&quot; bindvalue=&quot;&quot;name&quot;&quot;&quot;;&quot;&quot;)&amp;&quot;required=&quot;&quot;&quot;&amp;IF([.H72]=&quot;Sim&quot;;&quot;true&quot;;&quot;false&quot;)&amp;&quot;&quot;&quot; /&gt;&quot;;&quot;&quot;)&amp;IF(AND([.A72]=&quot;Chave&quot;;[.A71]=&quot;Campo&quot;);&quot;&lt;/Form&gt;&quot;;&quot;&quot;)">
            <text:p/>
          </table:table-cell>
          <table:table-cell table:style-name="ce27" table:formula="of:=IF([.A72]&lt;&gt;&quot;&quot;;[.A72]&amp;&quot;.&quot;&amp;[.C72];&quot;&quot;)">
            <text:p/>
          </table:table-cell>
          <table:table-cell table:style-name="ce27" table:formula="of:=IF([.A72]&lt;&gt;&quot;&quot;;[.F72];&quot;&quot;)">
            <text:p/>
          </table:table-cell>
        </table:table-row>
        <table:table-row table:style-name="ro1">
          <table:table-cell table:formula="of:=IF([Campos.A73]=&quot;&quot;;&quot;&quot;;[Campos.A73])">
            <text:p/>
          </table:table-cell>
          <table:table-cell table:formula="of:=IF([Campos.B73]=&quot;&quot;;&quot;&quot;;[Campos.B73])">
            <text:p/>
          </table:table-cell>
          <table:table-cell table:formula="of:=IF([Campos.C73]=&quot;&quot;;&quot;&quot;;[Campos.C73])">
            <text:p/>
          </table:table-cell>
          <table:table-cell table:formula="of:=IF([Campos.D73]=&quot;&quot;;&quot;&quot;;[Campos.D73])">
            <text:p/>
          </table:table-cell>
          <table:table-cell table:style-name="ce24" table:formula="of:=IF([.A73]=&quot;Chave&quot;;SUBSTITUTE([.C73];&quot;,&quot;;&quot;_&quot;)&amp;ROW([.C73]);[.C73])">
            <text:p/>
          </table:table-cell>
          <table:table-cell table:formula="of:=IF([Campos.F73]=&quot;&quot;;&quot;&quot;;[Campos.F73])">
            <text:p/>
          </table:table-cell>
          <table:table-cell table:formula="of:=IF([Campos.G73]=&quot;&quot;;&quot;&quot;;[Campos.G73])">
            <text:p/>
          </table:table-cell>
          <table:table-cell table:formula="of:=IF([Campos.H73]=&quot;&quot;;&quot;&quot;;[Campos.H73])">
            <text:p/>
          </table:table-cell>
          <table:table-cell table:formula="of:=IF([Campos.E73]=&quot;&quot;;&quot;&quot;;[Campos.E73])">
            <text:p/>
          </table:table-cell>
          <table:table-cell table:formula="of:=IF([Campos.I73]=&quot;&quot;;&quot;&quot;;[Campos.I73])">
            <text:p/>
          </table:table-cell>
          <table:table-cell table:formula="of:=IF([.B73]=&quot;&quot;;&quot;&quot;;VLOOKUP([.B73];[$Tabelas.$A$1:.$B$136];2;0))">
            <text:p/>
          </table:table-cell>
          <table:table-cell table:formula="of:=IF([.A73]=&quot;Campo&quot;;IF([.A73]=&quot;&quot;;&quot;&quot;;IF([.A73]&lt;&gt;[.A72];&quot;&quot;;&quot;PREVIOUS=&quot;&quot;&quot;&amp;[.C72]&amp;&quot;&quot;&quot; &quot;) &amp; IF([.A73]&lt;&gt;[.A74];&quot;&quot;;&quot;NEXT=&quot;&quot;&quot;&amp;[.C74]&amp;&quot;&quot;&quot;&quot;));IF([.A73]=&quot;&quot;;&quot;&quot;;IF([.A73]&lt;&gt;[.A72];&quot;&quot;;&quot;PREVIOUS=&quot;&quot;&quot;&amp;[.E72]&amp;&quot;&quot;&quot; &quot;) &amp; IF([.A73]&lt;&gt;[.A74];&quot;&quot;;&quot;NEXT=&quot;&quot;&quot;&amp;[.E74]&amp;&quot;&quot;&quot;&quot;)))">
            <text:p/>
          </table:table-cell>
          <table:table-cell table:formula="of:=IF([.B73]=&quot;&quot;;&quot;&quot;;VLOOKUP([.B73];[$Tabelas.$A$1:.$C$136];3;0))">
            <text:p/>
          </table:table-cell>
          <table:table-cell table:formula="of:=IF([.A73]=&quot;Campo&quot;; IF(ISERROR(VLOOKUP([.F73];[$Auxiliar.$A$1:.$E$17];5;0));&quot;TYPE=&quot;&quot;&quot;&amp;[.F73]&amp;&quot;&quot;&quot; LENGTH=&quot;&quot;&quot;&amp;[.G73]&amp;&quot;&quot;&quot; &quot;;VLOOKUP([.F73];[$Auxiliar.$A$1:.$E$17];5;0)) &amp; IF(AND([.A73]=&quot;Campo&quot;;[.D73]=&quot;PK&quot;); IF([.I73]=&quot;Sim&quot;;&quot; SEQUENCE=&quot;&quot;true&quot;&quot;&quot;;&quot; SEQUENCE=&quot;&quot;false&quot;&quot;&quot;);&quot;&quot;)&amp;IF([.H73]&lt;&gt;&quot;&quot;;&quot; NOTNULL=&quot;&quot;&quot;&amp;IF([.H73]=&quot;Sim&quot;;&quot;true&quot;;&quot;false&quot;)&amp;&quot;&quot;&quot;&quot;;&quot;&quot;);&quot;&quot;)">
            <text:p/>
          </table:table-cell>
          <table:table-cell table:style-name="ce26" table:formula="of:=IF(AND([.B73]&lt;&gt;[.B72];[.B73]&lt;&gt;&quot;&quot;);&quot;&lt;TABLE NAME=&quot;&quot;&quot;&amp;[.B73]&amp;&quot;&quot;&quot; COMMENT=&quot;&quot;&quot;&amp;[.K73]&amp;&quot;&quot;&quot; &quot;&amp; [.M73] &amp;&quot;&gt;&lt;FIELDS&gt;&quot;;&quot;&quot;) &amp; IF(AND([.A73]=&quot;Chave&quot;;[.A72]=&quot;Campo&quot;);&quot;&lt;KEYS&gt;&quot;;&quot;&quot;) &amp; IF([.A73]=&quot;Chave&quot;;&quot;&lt;KEY NAME=&quot;&quot;&quot;&amp;[.E73]&amp;&quot;&quot;&quot; TYPE=&quot;&quot;&quot;&amp;IF([.D73]=&quot;PK&quot;;&quot;primary&quot;;&quot;foreign&quot;)&amp;&quot;&quot;&quot; FIELDS=&quot;&quot;&quot;&amp;[.C73]&amp;&quot;&quot;&quot;&quot;&amp;IF([.D73]=&quot;FK&quot;;&quot; REFTABLE=&quot;&quot;&quot;&amp;[.F73]&amp;&quot;&quot;&quot; REFFIELDS=&quot;&quot;&quot;&amp;[.G73]&amp;&quot;&quot;&quot;&quot;;&quot;&quot;)&amp;&quot; &quot;&amp;[.L73]&amp;&quot; COMMENT=&quot;&quot;&quot;&amp;[.J73]&amp;&quot;&quot;&quot;&quot;&amp;IF(AND([.A73]=&quot;Campo&quot;;[.D73]=&quot;PK&quot;);&quot; SEQUENCE=&quot;&quot;true&quot;&quot;&quot;;&quot;&quot;)&amp;&quot;/&gt;&quot;;&quot;&quot;) &amp; IF([.A73]=&quot;Campo&quot;;&quot;&lt;FIELD NAME=&quot;&quot;&quot;&amp;[.C73]&amp;&quot;&quot;&quot; &quot;&amp;[.N73]&amp;&quot; &quot;&amp;[.L73]&amp;IF(AND([.A73]=&quot;Campo&quot;;[.D73]&lt;&gt;&quot;PK&quot;);&quot; SEQUENCE=&quot;&quot;false&quot;&quot; &quot;;&quot;&quot;)&amp;&quot; COMMENT=&quot;&quot;&quot;&amp;[.J73]&amp;&quot;&quot;&quot;/&gt;&quot;;&quot;&quot;) &amp; IF(AND([.A73]=&quot;Campo&quot;;[.A74]=&quot;Chave&quot;);&quot;&lt;/FIELDS&gt;&quot;;&quot;&quot;) &amp; IF(AND([.A73]=&quot;Chave&quot;;[.A74]&lt;&gt;&quot;Chave&quot;);&quot;&lt;/KEYS&gt;&quot;;&quot;&quot;) &amp; IF([.B73]&lt;&gt;[.B74];&quot;&lt;/TABLE&gt;&quot;;&quot;&quot;) &amp; IF(AND([.A73]=&quot;&quot;;[.A72]&lt;&gt;&quot;&quot;);&quot;&lt;/TABLES&gt;&lt;/XMLDB&gt;&quot;;&quot;&quot;)">
            <text:p/>
          </table:table-cell>
          <table:table-cell table:style-name="ce27" table:formula="of:=IF(AND([.A73]=&quot;Campo&quot;;[.A73]&lt;&gt;[.A72]);&quot;&lt;Form name=&quot;&quot;newRecord&quot;&quot;&gt;&quot;;&quot;&quot;)&amp;IF([.A73]=&quot;Campo&quot;;&quot;&lt;&quot;&amp;IF([.D73]=&quot;FK&quot;;&quot;Select &quot;;VLOOKUP([.F73];[$Auxiliar.$A$27:.$B$48];2;0))&amp;&quot; id=&quot;&quot;&quot;&amp;[.C73]&amp;&quot;&quot;&quot; label=&quot;&quot;&quot;&amp;[.C73]&amp;&quot;&quot;&quot;&quot;&amp; IF([.D73]=&quot;FK&quot;;&quot; datasource=&quot;&quot;table:&quot;&amp;VLOOKUP(&quot;Chave&quot;&amp;&quot;.&quot;&amp;[.C73];[.$Q$1:.$R$2300];2;0)&amp;&quot;&quot;&quot; bindid=&quot;&quot;id&quot;&quot; bindvalue=&quot;&quot;name&quot;&quot;&quot;;&quot;&quot;)&amp;&quot;required=&quot;&quot;&quot;&amp;IF([.H73]=&quot;Sim&quot;;&quot;true&quot;;&quot;false&quot;)&amp;&quot;&quot;&quot; /&gt;&quot;;&quot;&quot;)&amp;IF(AND([.A73]=&quot;Chave&quot;;[.A72]=&quot;Campo&quot;);&quot;&lt;/Form&gt;&quot;;&quot;&quot;)">
            <text:p/>
          </table:table-cell>
          <table:table-cell table:style-name="ce27" table:formula="of:=IF([.A73]&lt;&gt;&quot;&quot;;[.A73]&amp;&quot;.&quot;&amp;[.C73];&quot;&quot;)">
            <text:p/>
          </table:table-cell>
          <table:table-cell table:style-name="ce27" table:formula="of:=IF([.A73]&lt;&gt;&quot;&quot;;[.F73];&quot;&quot;)">
            <text:p/>
          </table:table-cell>
        </table:table-row>
        <table:table-row table:style-name="ro1">
          <table:table-cell table:formula="of:=IF([Campos.A74]=&quot;&quot;;&quot;&quot;;[Campos.A74])">
            <text:p/>
          </table:table-cell>
          <table:table-cell table:formula="of:=IF([Campos.B74]=&quot;&quot;;&quot;&quot;;[Campos.B74])">
            <text:p/>
          </table:table-cell>
          <table:table-cell table:formula="of:=IF([Campos.C74]=&quot;&quot;;&quot;&quot;;[Campos.C74])">
            <text:p/>
          </table:table-cell>
          <table:table-cell table:formula="of:=IF([Campos.D74]=&quot;&quot;;&quot;&quot;;[Campos.D74])">
            <text:p/>
          </table:table-cell>
          <table:table-cell table:style-name="ce24" table:formula="of:=IF([.A74]=&quot;Chave&quot;;SUBSTITUTE([.C74];&quot;,&quot;;&quot;_&quot;)&amp;ROW([.C74]);[.C74])">
            <text:p/>
          </table:table-cell>
          <table:table-cell table:formula="of:=IF([Campos.F74]=&quot;&quot;;&quot;&quot;;[Campos.F74])">
            <text:p/>
          </table:table-cell>
          <table:table-cell table:formula="of:=IF([Campos.G74]=&quot;&quot;;&quot;&quot;;[Campos.G74])">
            <text:p/>
          </table:table-cell>
          <table:table-cell table:formula="of:=IF([Campos.H74]=&quot;&quot;;&quot;&quot;;[Campos.H74])">
            <text:p/>
          </table:table-cell>
          <table:table-cell table:formula="of:=IF([Campos.E74]=&quot;&quot;;&quot;&quot;;[Campos.E74])">
            <text:p/>
          </table:table-cell>
          <table:table-cell table:formula="of:=IF([Campos.I74]=&quot;&quot;;&quot;&quot;;[Campos.I74])">
            <text:p/>
          </table:table-cell>
          <table:table-cell table:formula="of:=IF([.B74]=&quot;&quot;;&quot;&quot;;VLOOKUP([.B74];[$Tabelas.$A$1:.$B$136];2;0))">
            <text:p/>
          </table:table-cell>
          <table:table-cell table:formula="of:=IF([.A74]=&quot;Campo&quot;;IF([.A74]=&quot;&quot;;&quot;&quot;;IF([.A74]&lt;&gt;[.A73];&quot;&quot;;&quot;PREVIOUS=&quot;&quot;&quot;&amp;[.C73]&amp;&quot;&quot;&quot; &quot;) &amp; IF([.A74]&lt;&gt;[.A75];&quot;&quot;;&quot;NEXT=&quot;&quot;&quot;&amp;[.C75]&amp;&quot;&quot;&quot;&quot;));IF([.A74]=&quot;&quot;;&quot;&quot;;IF([.A74]&lt;&gt;[.A73];&quot;&quot;;&quot;PREVIOUS=&quot;&quot;&quot;&amp;[.E73]&amp;&quot;&quot;&quot; &quot;) &amp; IF([.A74]&lt;&gt;[.A75];&quot;&quot;;&quot;NEXT=&quot;&quot;&quot;&amp;[.E75]&amp;&quot;&quot;&quot;&quot;)))">
            <text:p/>
          </table:table-cell>
          <table:table-cell table:formula="of:=IF([.B74]=&quot;&quot;;&quot;&quot;;VLOOKUP([.B74];[$Tabelas.$A$1:.$C$136];3;0))">
            <text:p/>
          </table:table-cell>
          <table:table-cell table:formula="of:=IF([.A74]=&quot;Campo&quot;; IF(ISERROR(VLOOKUP([.F74];[$Auxiliar.$A$1:.$E$17];5;0));&quot;TYPE=&quot;&quot;&quot;&amp;[.F74]&amp;&quot;&quot;&quot; LENGTH=&quot;&quot;&quot;&amp;[.G74]&amp;&quot;&quot;&quot; &quot;;VLOOKUP([.F74];[$Auxiliar.$A$1:.$E$17];5;0)) &amp; IF(AND([.A74]=&quot;Campo&quot;;[.D74]=&quot;PK&quot;); IF([.I74]=&quot;Sim&quot;;&quot; SEQUENCE=&quot;&quot;true&quot;&quot;&quot;;&quot; SEQUENCE=&quot;&quot;false&quot;&quot;&quot;);&quot;&quot;)&amp;IF([.H74]&lt;&gt;&quot;&quot;;&quot; NOTNULL=&quot;&quot;&quot;&amp;IF([.H74]=&quot;Sim&quot;;&quot;true&quot;;&quot;false&quot;)&amp;&quot;&quot;&quot;&quot;;&quot;&quot;);&quot;&quot;)">
            <text:p/>
          </table:table-cell>
          <table:table-cell table:style-name="ce26" table:formula="of:=IF(AND([.B74]&lt;&gt;[.B73];[.B74]&lt;&gt;&quot;&quot;);&quot;&lt;TABLE NAME=&quot;&quot;&quot;&amp;[.B74]&amp;&quot;&quot;&quot; COMMENT=&quot;&quot;&quot;&amp;[.K74]&amp;&quot;&quot;&quot; &quot;&amp; [.M74] &amp;&quot;&gt;&lt;FIELDS&gt;&quot;;&quot;&quot;) &amp; IF(AND([.A74]=&quot;Chave&quot;;[.A73]=&quot;Campo&quot;);&quot;&lt;KEYS&gt;&quot;;&quot;&quot;) &amp; IF([.A74]=&quot;Chave&quot;;&quot;&lt;KEY NAME=&quot;&quot;&quot;&amp;[.E74]&amp;&quot;&quot;&quot; TYPE=&quot;&quot;&quot;&amp;IF([.D74]=&quot;PK&quot;;&quot;primary&quot;;&quot;foreign&quot;)&amp;&quot;&quot;&quot; FIELDS=&quot;&quot;&quot;&amp;[.C74]&amp;&quot;&quot;&quot;&quot;&amp;IF([.D74]=&quot;FK&quot;;&quot; REFTABLE=&quot;&quot;&quot;&amp;[.F74]&amp;&quot;&quot;&quot; REFFIELDS=&quot;&quot;&quot;&amp;[.G74]&amp;&quot;&quot;&quot;&quot;;&quot;&quot;)&amp;&quot; &quot;&amp;[.L74]&amp;&quot; COMMENT=&quot;&quot;&quot;&amp;[.J74]&amp;&quot;&quot;&quot;&quot;&amp;IF(AND([.A74]=&quot;Campo&quot;;[.D74]=&quot;PK&quot;);&quot; SEQUENCE=&quot;&quot;true&quot;&quot;&quot;;&quot;&quot;)&amp;&quot;/&gt;&quot;;&quot;&quot;) &amp; IF([.A74]=&quot;Campo&quot;;&quot;&lt;FIELD NAME=&quot;&quot;&quot;&amp;[.C74]&amp;&quot;&quot;&quot; &quot;&amp;[.N74]&amp;&quot; &quot;&amp;[.L74]&amp;IF(AND([.A74]=&quot;Campo&quot;;[.D74]&lt;&gt;&quot;PK&quot;);&quot; SEQUENCE=&quot;&quot;false&quot;&quot; &quot;;&quot;&quot;)&amp;&quot; COMMENT=&quot;&quot;&quot;&amp;[.J74]&amp;&quot;&quot;&quot;/&gt;&quot;;&quot;&quot;) &amp; IF(AND([.A74]=&quot;Campo&quot;;[.A75]=&quot;Chave&quot;);&quot;&lt;/FIELDS&gt;&quot;;&quot;&quot;) &amp; IF(AND([.A74]=&quot;Chave&quot;;[.A75]&lt;&gt;&quot;Chave&quot;);&quot;&lt;/KEYS&gt;&quot;;&quot;&quot;) &amp; IF([.B74]&lt;&gt;[.B75];&quot;&lt;/TABLE&gt;&quot;;&quot;&quot;) &amp; IF(AND([.A74]=&quot;&quot;;[.A73]&lt;&gt;&quot;&quot;);&quot;&lt;/TABLES&gt;&lt;/XMLDB&gt;&quot;;&quot;&quot;)">
            <text:p/>
          </table:table-cell>
          <table:table-cell table:style-name="ce27" table:formula="of:=IF(AND([.A74]=&quot;Campo&quot;;[.A74]&lt;&gt;[.A73]);&quot;&lt;Form name=&quot;&quot;newRecord&quot;&quot;&gt;&quot;;&quot;&quot;)&amp;IF([.A74]=&quot;Campo&quot;;&quot;&lt;&quot;&amp;IF([.D74]=&quot;FK&quot;;&quot;Select &quot;;VLOOKUP([.F74];[$Auxiliar.$A$27:.$B$48];2;0))&amp;&quot; id=&quot;&quot;&quot;&amp;[.C74]&amp;&quot;&quot;&quot; label=&quot;&quot;&quot;&amp;[.C74]&amp;&quot;&quot;&quot;&quot;&amp; IF([.D74]=&quot;FK&quot;;&quot; datasource=&quot;&quot;table:&quot;&amp;VLOOKUP(&quot;Chave&quot;&amp;&quot;.&quot;&amp;[.C74];[.$Q$1:.$R$2300];2;0)&amp;&quot;&quot;&quot; bindid=&quot;&quot;id&quot;&quot; bindvalue=&quot;&quot;name&quot;&quot;&quot;;&quot;&quot;)&amp;&quot;required=&quot;&quot;&quot;&amp;IF([.H74]=&quot;Sim&quot;;&quot;true&quot;;&quot;false&quot;)&amp;&quot;&quot;&quot; /&gt;&quot;;&quot;&quot;)&amp;IF(AND([.A74]=&quot;Chave&quot;;[.A73]=&quot;Campo&quot;);&quot;&lt;/Form&gt;&quot;;&quot;&quot;)">
            <text:p/>
          </table:table-cell>
          <table:table-cell table:style-name="ce27" table:formula="of:=IF([.A74]&lt;&gt;&quot;&quot;;[.A74]&amp;&quot;.&quot;&amp;[.C74];&quot;&quot;)">
            <text:p/>
          </table:table-cell>
          <table:table-cell table:style-name="ce27" table:formula="of:=IF([.A74]&lt;&gt;&quot;&quot;;[.F74];&quot;&quot;)">
            <text:p/>
          </table:table-cell>
        </table:table-row>
        <table:table-row table:style-name="ro1">
          <table:table-cell table:formula="of:=IF([Campos.A75]=&quot;&quot;;&quot;&quot;;[Campos.A75])">
            <text:p/>
          </table:table-cell>
          <table:table-cell table:formula="of:=IF([Campos.B75]=&quot;&quot;;&quot;&quot;;[Campos.B75])">
            <text:p/>
          </table:table-cell>
          <table:table-cell table:formula="of:=IF([Campos.C75]=&quot;&quot;;&quot;&quot;;[Campos.C75])">
            <text:p/>
          </table:table-cell>
          <table:table-cell table:formula="of:=IF([Campos.D75]=&quot;&quot;;&quot;&quot;;[Campos.D75])">
            <text:p/>
          </table:table-cell>
          <table:table-cell table:style-name="ce24" table:formula="of:=IF([.A75]=&quot;Chave&quot;;SUBSTITUTE([.C75];&quot;,&quot;;&quot;_&quot;)&amp;ROW([.C75]);[.C75])">
            <text:p/>
          </table:table-cell>
          <table:table-cell table:formula="of:=IF([Campos.F75]=&quot;&quot;;&quot;&quot;;[Campos.F75])">
            <text:p/>
          </table:table-cell>
          <table:table-cell table:formula="of:=IF([Campos.G75]=&quot;&quot;;&quot;&quot;;[Campos.G75])">
            <text:p/>
          </table:table-cell>
          <table:table-cell table:formula="of:=IF([Campos.H75]=&quot;&quot;;&quot;&quot;;[Campos.H75])">
            <text:p/>
          </table:table-cell>
          <table:table-cell table:formula="of:=IF([Campos.E75]=&quot;&quot;;&quot;&quot;;[Campos.E75])">
            <text:p/>
          </table:table-cell>
          <table:table-cell table:formula="of:=IF([Campos.I75]=&quot;&quot;;&quot;&quot;;[Campos.I75])">
            <text:p/>
          </table:table-cell>
          <table:table-cell table:formula="of:=IF([.B75]=&quot;&quot;;&quot;&quot;;VLOOKUP([.B75];[$Tabelas.$A$1:.$B$136];2;0))">
            <text:p/>
          </table:table-cell>
          <table:table-cell table:formula="of:=IF([.A75]=&quot;Campo&quot;;IF([.A75]=&quot;&quot;;&quot;&quot;;IF([.A75]&lt;&gt;[.A74];&quot;&quot;;&quot;PREVIOUS=&quot;&quot;&quot;&amp;[.C74]&amp;&quot;&quot;&quot; &quot;) &amp; IF([.A75]&lt;&gt;[.A76];&quot;&quot;;&quot;NEXT=&quot;&quot;&quot;&amp;[.C76]&amp;&quot;&quot;&quot;&quot;));IF([.A75]=&quot;&quot;;&quot;&quot;;IF([.A75]&lt;&gt;[.A74];&quot;&quot;;&quot;PREVIOUS=&quot;&quot;&quot;&amp;[.E74]&amp;&quot;&quot;&quot; &quot;) &amp; IF([.A75]&lt;&gt;[.A76];&quot;&quot;;&quot;NEXT=&quot;&quot;&quot;&amp;[.E76]&amp;&quot;&quot;&quot;&quot;)))">
            <text:p/>
          </table:table-cell>
          <table:table-cell table:formula="of:=IF([.B75]=&quot;&quot;;&quot;&quot;;VLOOKUP([.B75];[$Tabelas.$A$1:.$C$136];3;0))">
            <text:p/>
          </table:table-cell>
          <table:table-cell table:formula="of:=IF([.A75]=&quot;Campo&quot;; IF(ISERROR(VLOOKUP([.F75];[$Auxiliar.$A$1:.$E$17];5;0));&quot;TYPE=&quot;&quot;&quot;&amp;[.F75]&amp;&quot;&quot;&quot; LENGTH=&quot;&quot;&quot;&amp;[.G75]&amp;&quot;&quot;&quot; &quot;;VLOOKUP([.F75];[$Auxiliar.$A$1:.$E$17];5;0)) &amp; IF(AND([.A75]=&quot;Campo&quot;;[.D75]=&quot;PK&quot;); IF([.I75]=&quot;Sim&quot;;&quot; SEQUENCE=&quot;&quot;true&quot;&quot;&quot;;&quot; SEQUENCE=&quot;&quot;false&quot;&quot;&quot;);&quot;&quot;)&amp;IF([.H75]&lt;&gt;&quot;&quot;;&quot; NOTNULL=&quot;&quot;&quot;&amp;IF([.H75]=&quot;Sim&quot;;&quot;true&quot;;&quot;false&quot;)&amp;&quot;&quot;&quot;&quot;;&quot;&quot;);&quot;&quot;)">
            <text:p/>
          </table:table-cell>
          <table:table-cell table:style-name="ce26" table:formula="of:=IF(AND([.B75]&lt;&gt;[.B74];[.B75]&lt;&gt;&quot;&quot;);&quot;&lt;TABLE NAME=&quot;&quot;&quot;&amp;[.B75]&amp;&quot;&quot;&quot; COMMENT=&quot;&quot;&quot;&amp;[.K75]&amp;&quot;&quot;&quot; &quot;&amp; [.M75] &amp;&quot;&gt;&lt;FIELDS&gt;&quot;;&quot;&quot;) &amp; IF(AND([.A75]=&quot;Chave&quot;;[.A74]=&quot;Campo&quot;);&quot;&lt;KEYS&gt;&quot;;&quot;&quot;) &amp; IF([.A75]=&quot;Chave&quot;;&quot;&lt;KEY NAME=&quot;&quot;&quot;&amp;[.E75]&amp;&quot;&quot;&quot; TYPE=&quot;&quot;&quot;&amp;IF([.D75]=&quot;PK&quot;;&quot;primary&quot;;&quot;foreign&quot;)&amp;&quot;&quot;&quot; FIELDS=&quot;&quot;&quot;&amp;[.C75]&amp;&quot;&quot;&quot;&quot;&amp;IF([.D75]=&quot;FK&quot;;&quot; REFTABLE=&quot;&quot;&quot;&amp;[.F75]&amp;&quot;&quot;&quot; REFFIELDS=&quot;&quot;&quot;&amp;[.G75]&amp;&quot;&quot;&quot;&quot;;&quot;&quot;)&amp;&quot; &quot;&amp;[.L75]&amp;&quot; COMMENT=&quot;&quot;&quot;&amp;[.J75]&amp;&quot;&quot;&quot;&quot;&amp;IF(AND([.A75]=&quot;Campo&quot;;[.D75]=&quot;PK&quot;);&quot; SEQUENCE=&quot;&quot;true&quot;&quot;&quot;;&quot;&quot;)&amp;&quot;/&gt;&quot;;&quot;&quot;) &amp; IF([.A75]=&quot;Campo&quot;;&quot;&lt;FIELD NAME=&quot;&quot;&quot;&amp;[.C75]&amp;&quot;&quot;&quot; &quot;&amp;[.N75]&amp;&quot; &quot;&amp;[.L75]&amp;IF(AND([.A75]=&quot;Campo&quot;;[.D75]&lt;&gt;&quot;PK&quot;);&quot; SEQUENCE=&quot;&quot;false&quot;&quot; &quot;;&quot;&quot;)&amp;&quot; COMMENT=&quot;&quot;&quot;&amp;[.J75]&amp;&quot;&quot;&quot;/&gt;&quot;;&quot;&quot;) &amp; IF(AND([.A75]=&quot;Campo&quot;;[.A76]=&quot;Chave&quot;);&quot;&lt;/FIELDS&gt;&quot;;&quot;&quot;) &amp; IF(AND([.A75]=&quot;Chave&quot;;[.A76]&lt;&gt;&quot;Chave&quot;);&quot;&lt;/KEYS&gt;&quot;;&quot;&quot;) &amp; IF([.B75]&lt;&gt;[.B76];&quot;&lt;/TABLE&gt;&quot;;&quot;&quot;) &amp; IF(AND([.A75]=&quot;&quot;;[.A74]&lt;&gt;&quot;&quot;);&quot;&lt;/TABLES&gt;&lt;/XMLDB&gt;&quot;;&quot;&quot;)">
            <text:p/>
          </table:table-cell>
          <table:table-cell table:style-name="ce27" table:formula="of:=IF(AND([.A75]=&quot;Campo&quot;;[.A75]&lt;&gt;[.A74]);&quot;&lt;Form name=&quot;&quot;newRecord&quot;&quot;&gt;&quot;;&quot;&quot;)&amp;IF([.A75]=&quot;Campo&quot;;&quot;&lt;&quot;&amp;IF([.D75]=&quot;FK&quot;;&quot;Select &quot;;VLOOKUP([.F75];[$Auxiliar.$A$27:.$B$48];2;0))&amp;&quot; id=&quot;&quot;&quot;&amp;[.C75]&amp;&quot;&quot;&quot; label=&quot;&quot;&quot;&amp;[.C75]&amp;&quot;&quot;&quot;&quot;&amp; IF([.D75]=&quot;FK&quot;;&quot; datasource=&quot;&quot;table:&quot;&amp;VLOOKUP(&quot;Chave&quot;&amp;&quot;.&quot;&amp;[.C75];[.$Q$1:.$R$2300];2;0)&amp;&quot;&quot;&quot; bindid=&quot;&quot;id&quot;&quot; bindvalue=&quot;&quot;name&quot;&quot;&quot;;&quot;&quot;)&amp;&quot;required=&quot;&quot;&quot;&amp;IF([.H75]=&quot;Sim&quot;;&quot;true&quot;;&quot;false&quot;)&amp;&quot;&quot;&quot; /&gt;&quot;;&quot;&quot;)&amp;IF(AND([.A75]=&quot;Chave&quot;;[.A74]=&quot;Campo&quot;);&quot;&lt;/Form&gt;&quot;;&quot;&quot;)">
            <text:p/>
          </table:table-cell>
          <table:table-cell table:style-name="ce27" table:formula="of:=IF([.A75]&lt;&gt;&quot;&quot;;[.A75]&amp;&quot;.&quot;&amp;[.C75];&quot;&quot;)">
            <text:p/>
          </table:table-cell>
          <table:table-cell table:style-name="ce27" table:formula="of:=IF([.A75]&lt;&gt;&quot;&quot;;[.F75];&quot;&quot;)">
            <text:p/>
          </table:table-cell>
        </table:table-row>
        <table:table-row table:style-name="ro1">
          <table:table-cell table:formula="of:=IF([Campos.A76]=&quot;&quot;;&quot;&quot;;[Campos.A76])">
            <text:p/>
          </table:table-cell>
          <table:table-cell table:formula="of:=IF([Campos.B76]=&quot;&quot;;&quot;&quot;;[Campos.B76])">
            <text:p/>
          </table:table-cell>
          <table:table-cell table:formula="of:=IF([Campos.C76]=&quot;&quot;;&quot;&quot;;[Campos.C76])">
            <text:p/>
          </table:table-cell>
          <table:table-cell table:formula="of:=IF([Campos.D76]=&quot;&quot;;&quot;&quot;;[Campos.D76])">
            <text:p/>
          </table:table-cell>
          <table:table-cell table:style-name="ce24" table:formula="of:=IF([.A76]=&quot;Chave&quot;;SUBSTITUTE([.C76];&quot;,&quot;;&quot;_&quot;)&amp;ROW([.C76]);[.C76])">
            <text:p/>
          </table:table-cell>
          <table:table-cell table:formula="of:=IF([Campos.F76]=&quot;&quot;;&quot;&quot;;[Campos.F76])">
            <text:p/>
          </table:table-cell>
          <table:table-cell table:formula="of:=IF([Campos.G76]=&quot;&quot;;&quot;&quot;;[Campos.G76])">
            <text:p/>
          </table:table-cell>
          <table:table-cell table:formula="of:=IF([Campos.H76]=&quot;&quot;;&quot;&quot;;[Campos.H76])">
            <text:p/>
          </table:table-cell>
          <table:table-cell table:formula="of:=IF([Campos.E76]=&quot;&quot;;&quot;&quot;;[Campos.E76])">
            <text:p/>
          </table:table-cell>
          <table:table-cell table:formula="of:=IF([Campos.I76]=&quot;&quot;;&quot;&quot;;[Campos.I76])">
            <text:p/>
          </table:table-cell>
          <table:table-cell table:formula="of:=IF([.B76]=&quot;&quot;;&quot;&quot;;VLOOKUP([.B76];[$Tabelas.$A$1:.$B$136];2;0))">
            <text:p/>
          </table:table-cell>
          <table:table-cell table:formula="of:=IF([.A76]=&quot;Campo&quot;;IF([.A76]=&quot;&quot;;&quot;&quot;;IF([.A76]&lt;&gt;[.A75];&quot;&quot;;&quot;PREVIOUS=&quot;&quot;&quot;&amp;[.C75]&amp;&quot;&quot;&quot; &quot;) &amp; IF([.A76]&lt;&gt;[.A77];&quot;&quot;;&quot;NEXT=&quot;&quot;&quot;&amp;[.C77]&amp;&quot;&quot;&quot;&quot;));IF([.A76]=&quot;&quot;;&quot;&quot;;IF([.A76]&lt;&gt;[.A75];&quot;&quot;;&quot;PREVIOUS=&quot;&quot;&quot;&amp;[.E75]&amp;&quot;&quot;&quot; &quot;) &amp; IF([.A76]&lt;&gt;[.A77];&quot;&quot;;&quot;NEXT=&quot;&quot;&quot;&amp;[.E77]&amp;&quot;&quot;&quot;&quot;)))">
            <text:p/>
          </table:table-cell>
          <table:table-cell table:formula="of:=IF([.B76]=&quot;&quot;;&quot;&quot;;VLOOKUP([.B76];[$Tabelas.$A$1:.$C$136];3;0))">
            <text:p/>
          </table:table-cell>
          <table:table-cell table:formula="of:=IF([.A76]=&quot;Campo&quot;; IF(ISERROR(VLOOKUP([.F76];[$Auxiliar.$A$1:.$E$17];5;0));&quot;TYPE=&quot;&quot;&quot;&amp;[.F76]&amp;&quot;&quot;&quot; LENGTH=&quot;&quot;&quot;&amp;[.G76]&amp;&quot;&quot;&quot; &quot;;VLOOKUP([.F76];[$Auxiliar.$A$1:.$E$17];5;0)) &amp; IF(AND([.A76]=&quot;Campo&quot;;[.D76]=&quot;PK&quot;); IF([.I76]=&quot;Sim&quot;;&quot; SEQUENCE=&quot;&quot;true&quot;&quot;&quot;;&quot; SEQUENCE=&quot;&quot;false&quot;&quot;&quot;);&quot;&quot;)&amp;IF([.H76]&lt;&gt;&quot;&quot;;&quot; NOTNULL=&quot;&quot;&quot;&amp;IF([.H76]=&quot;Sim&quot;;&quot;true&quot;;&quot;false&quot;)&amp;&quot;&quot;&quot;&quot;;&quot;&quot;);&quot;&quot;)">
            <text:p/>
          </table:table-cell>
          <table:table-cell table:style-name="ce26" table:formula="of:=IF(AND([.B76]&lt;&gt;[.B75];[.B76]&lt;&gt;&quot;&quot;);&quot;&lt;TABLE NAME=&quot;&quot;&quot;&amp;[.B76]&amp;&quot;&quot;&quot; COMMENT=&quot;&quot;&quot;&amp;[.K76]&amp;&quot;&quot;&quot; &quot;&amp; [.M76] &amp;&quot;&gt;&lt;FIELDS&gt;&quot;;&quot;&quot;) &amp; IF(AND([.A76]=&quot;Chave&quot;;[.A75]=&quot;Campo&quot;);&quot;&lt;KEYS&gt;&quot;;&quot;&quot;) &amp; IF([.A76]=&quot;Chave&quot;;&quot;&lt;KEY NAME=&quot;&quot;&quot;&amp;[.E76]&amp;&quot;&quot;&quot; TYPE=&quot;&quot;&quot;&amp;IF([.D76]=&quot;PK&quot;;&quot;primary&quot;;&quot;foreign&quot;)&amp;&quot;&quot;&quot; FIELDS=&quot;&quot;&quot;&amp;[.C76]&amp;&quot;&quot;&quot;&quot;&amp;IF([.D76]=&quot;FK&quot;;&quot; REFTABLE=&quot;&quot;&quot;&amp;[.F76]&amp;&quot;&quot;&quot; REFFIELDS=&quot;&quot;&quot;&amp;[.G76]&amp;&quot;&quot;&quot;&quot;;&quot;&quot;)&amp;&quot; &quot;&amp;[.L76]&amp;&quot; COMMENT=&quot;&quot;&quot;&amp;[.J76]&amp;&quot;&quot;&quot;&quot;&amp;IF(AND([.A76]=&quot;Campo&quot;;[.D76]=&quot;PK&quot;);&quot; SEQUENCE=&quot;&quot;true&quot;&quot;&quot;;&quot;&quot;)&amp;&quot;/&gt;&quot;;&quot;&quot;) &amp; IF([.A76]=&quot;Campo&quot;;&quot;&lt;FIELD NAME=&quot;&quot;&quot;&amp;[.C76]&amp;&quot;&quot;&quot; &quot;&amp;[.N76]&amp;&quot; &quot;&amp;[.L76]&amp;IF(AND([.A76]=&quot;Campo&quot;;[.D76]&lt;&gt;&quot;PK&quot;);&quot; SEQUENCE=&quot;&quot;false&quot;&quot; &quot;;&quot;&quot;)&amp;&quot; COMMENT=&quot;&quot;&quot;&amp;[.J76]&amp;&quot;&quot;&quot;/&gt;&quot;;&quot;&quot;) &amp; IF(AND([.A76]=&quot;Campo&quot;;[.A77]=&quot;Chave&quot;);&quot;&lt;/FIELDS&gt;&quot;;&quot;&quot;) &amp; IF(AND([.A76]=&quot;Chave&quot;;[.A77]&lt;&gt;&quot;Chave&quot;);&quot;&lt;/KEYS&gt;&quot;;&quot;&quot;) &amp; IF([.B76]&lt;&gt;[.B77];&quot;&lt;/TABLE&gt;&quot;;&quot;&quot;) &amp; IF(AND([.A76]=&quot;&quot;;[.A75]&lt;&gt;&quot;&quot;);&quot;&lt;/TABLES&gt;&lt;/XMLDB&gt;&quot;;&quot;&quot;)">
            <text:p/>
          </table:table-cell>
          <table:table-cell table:style-name="ce27" table:formula="of:=IF(AND([.A76]=&quot;Campo&quot;;[.A76]&lt;&gt;[.A75]);&quot;&lt;Form name=&quot;&quot;newRecord&quot;&quot;&gt;&quot;;&quot;&quot;)&amp;IF([.A76]=&quot;Campo&quot;;&quot;&lt;&quot;&amp;IF([.D76]=&quot;FK&quot;;&quot;Select &quot;;VLOOKUP([.F76];[$Auxiliar.$A$27:.$B$48];2;0))&amp;&quot; id=&quot;&quot;&quot;&amp;[.C76]&amp;&quot;&quot;&quot; label=&quot;&quot;&quot;&amp;[.C76]&amp;&quot;&quot;&quot;&quot;&amp; IF([.D76]=&quot;FK&quot;;&quot; datasource=&quot;&quot;table:&quot;&amp;VLOOKUP(&quot;Chave&quot;&amp;&quot;.&quot;&amp;[.C76];[.$Q$1:.$R$2300];2;0)&amp;&quot;&quot;&quot; bindid=&quot;&quot;id&quot;&quot; bindvalue=&quot;&quot;name&quot;&quot;&quot;;&quot;&quot;)&amp;&quot;required=&quot;&quot;&quot;&amp;IF([.H76]=&quot;Sim&quot;;&quot;true&quot;;&quot;false&quot;)&amp;&quot;&quot;&quot; /&gt;&quot;;&quot;&quot;)&amp;IF(AND([.A76]=&quot;Chave&quot;;[.A75]=&quot;Campo&quot;);&quot;&lt;/Form&gt;&quot;;&quot;&quot;)">
            <text:p/>
          </table:table-cell>
          <table:table-cell table:style-name="ce27" table:formula="of:=IF([.A76]&lt;&gt;&quot;&quot;;[.A76]&amp;&quot;.&quot;&amp;[.C76];&quot;&quot;)">
            <text:p/>
          </table:table-cell>
          <table:table-cell table:style-name="ce27" table:formula="of:=IF([.A76]&lt;&gt;&quot;&quot;;[.F76];&quot;&quot;)">
            <text:p/>
          </table:table-cell>
        </table:table-row>
        <table:table-row table:style-name="ro1">
          <table:table-cell table:formula="of:=IF([Campos.A77]=&quot;&quot;;&quot;&quot;;[Campos.A77])">
            <text:p/>
          </table:table-cell>
          <table:table-cell table:formula="of:=IF([Campos.B77]=&quot;&quot;;&quot;&quot;;[Campos.B77])">
            <text:p/>
          </table:table-cell>
          <table:table-cell table:formula="of:=IF([Campos.C77]=&quot;&quot;;&quot;&quot;;[Campos.C77])">
            <text:p/>
          </table:table-cell>
          <table:table-cell table:formula="of:=IF([Campos.D77]=&quot;&quot;;&quot;&quot;;[Campos.D77])">
            <text:p/>
          </table:table-cell>
          <table:table-cell table:style-name="ce24" table:formula="of:=IF([.A77]=&quot;Chave&quot;;SUBSTITUTE([.C77];&quot;,&quot;;&quot;_&quot;)&amp;ROW([.C77]);[.C77])">
            <text:p/>
          </table:table-cell>
          <table:table-cell table:formula="of:=IF([Campos.F77]=&quot;&quot;;&quot;&quot;;[Campos.F77])">
            <text:p/>
          </table:table-cell>
          <table:table-cell table:formula="of:=IF([Campos.G77]=&quot;&quot;;&quot;&quot;;[Campos.G77])">
            <text:p/>
          </table:table-cell>
          <table:table-cell table:formula="of:=IF([Campos.H77]=&quot;&quot;;&quot;&quot;;[Campos.H77])">
            <text:p/>
          </table:table-cell>
          <table:table-cell table:formula="of:=IF([Campos.E77]=&quot;&quot;;&quot;&quot;;[Campos.E77])">
            <text:p/>
          </table:table-cell>
          <table:table-cell table:formula="of:=IF([Campos.I77]=&quot;&quot;;&quot;&quot;;[Campos.I77])">
            <text:p/>
          </table:table-cell>
          <table:table-cell table:formula="of:=IF([.B77]=&quot;&quot;;&quot;&quot;;VLOOKUP([.B77];[$Tabelas.$A$1:.$B$136];2;0))">
            <text:p/>
          </table:table-cell>
          <table:table-cell table:formula="of:=IF([.A77]=&quot;Campo&quot;;IF([.A77]=&quot;&quot;;&quot;&quot;;IF([.A77]&lt;&gt;[.A76];&quot;&quot;;&quot;PREVIOUS=&quot;&quot;&quot;&amp;[.C76]&amp;&quot;&quot;&quot; &quot;) &amp; IF([.A77]&lt;&gt;[.A78];&quot;&quot;;&quot;NEXT=&quot;&quot;&quot;&amp;[.C78]&amp;&quot;&quot;&quot;&quot;));IF([.A77]=&quot;&quot;;&quot;&quot;;IF([.A77]&lt;&gt;[.A76];&quot;&quot;;&quot;PREVIOUS=&quot;&quot;&quot;&amp;[.E76]&amp;&quot;&quot;&quot; &quot;) &amp; IF([.A77]&lt;&gt;[.A78];&quot;&quot;;&quot;NEXT=&quot;&quot;&quot;&amp;[.E78]&amp;&quot;&quot;&quot;&quot;)))">
            <text:p/>
          </table:table-cell>
          <table:table-cell table:formula="of:=IF([.B77]=&quot;&quot;;&quot;&quot;;VLOOKUP([.B77];[$Tabelas.$A$1:.$C$136];3;0))">
            <text:p/>
          </table:table-cell>
          <table:table-cell table:formula="of:=IF([.A77]=&quot;Campo&quot;; IF(ISERROR(VLOOKUP([.F77];[$Auxiliar.$A$1:.$E$17];5;0));&quot;TYPE=&quot;&quot;&quot;&amp;[.F77]&amp;&quot;&quot;&quot; LENGTH=&quot;&quot;&quot;&amp;[.G77]&amp;&quot;&quot;&quot; &quot;;VLOOKUP([.F77];[$Auxiliar.$A$1:.$E$17];5;0)) &amp; IF(AND([.A77]=&quot;Campo&quot;;[.D77]=&quot;PK&quot;); IF([.I77]=&quot;Sim&quot;;&quot; SEQUENCE=&quot;&quot;true&quot;&quot;&quot;;&quot; SEQUENCE=&quot;&quot;false&quot;&quot;&quot;);&quot;&quot;)&amp;IF([.H77]&lt;&gt;&quot;&quot;;&quot; NOTNULL=&quot;&quot;&quot;&amp;IF([.H77]=&quot;Sim&quot;;&quot;true&quot;;&quot;false&quot;)&amp;&quot;&quot;&quot;&quot;;&quot;&quot;);&quot;&quot;)">
            <text:p/>
          </table:table-cell>
          <table:table-cell table:style-name="ce26" table:formula="of:=IF(AND([.B77]&lt;&gt;[.B76];[.B77]&lt;&gt;&quot;&quot;);&quot;&lt;TABLE NAME=&quot;&quot;&quot;&amp;[.B77]&amp;&quot;&quot;&quot; COMMENT=&quot;&quot;&quot;&amp;[.K77]&amp;&quot;&quot;&quot; &quot;&amp; [.M77] &amp;&quot;&gt;&lt;FIELDS&gt;&quot;;&quot;&quot;) &amp; IF(AND([.A77]=&quot;Chave&quot;;[.A76]=&quot;Campo&quot;);&quot;&lt;KEYS&gt;&quot;;&quot;&quot;) &amp; IF([.A77]=&quot;Chave&quot;;&quot;&lt;KEY NAME=&quot;&quot;&quot;&amp;[.E77]&amp;&quot;&quot;&quot; TYPE=&quot;&quot;&quot;&amp;IF([.D77]=&quot;PK&quot;;&quot;primary&quot;;&quot;foreign&quot;)&amp;&quot;&quot;&quot; FIELDS=&quot;&quot;&quot;&amp;[.C77]&amp;&quot;&quot;&quot;&quot;&amp;IF([.D77]=&quot;FK&quot;;&quot; REFTABLE=&quot;&quot;&quot;&amp;[.F77]&amp;&quot;&quot;&quot; REFFIELDS=&quot;&quot;&quot;&amp;[.G77]&amp;&quot;&quot;&quot;&quot;;&quot;&quot;)&amp;&quot; &quot;&amp;[.L77]&amp;&quot; COMMENT=&quot;&quot;&quot;&amp;[.J77]&amp;&quot;&quot;&quot;&quot;&amp;IF(AND([.A77]=&quot;Campo&quot;;[.D77]=&quot;PK&quot;);&quot; SEQUENCE=&quot;&quot;true&quot;&quot;&quot;;&quot;&quot;)&amp;&quot;/&gt;&quot;;&quot;&quot;) &amp; IF([.A77]=&quot;Campo&quot;;&quot;&lt;FIELD NAME=&quot;&quot;&quot;&amp;[.C77]&amp;&quot;&quot;&quot; &quot;&amp;[.N77]&amp;&quot; &quot;&amp;[.L77]&amp;IF(AND([.A77]=&quot;Campo&quot;;[.D77]&lt;&gt;&quot;PK&quot;);&quot; SEQUENCE=&quot;&quot;false&quot;&quot; &quot;;&quot;&quot;)&amp;&quot; COMMENT=&quot;&quot;&quot;&amp;[.J77]&amp;&quot;&quot;&quot;/&gt;&quot;;&quot;&quot;) &amp; IF(AND([.A77]=&quot;Campo&quot;;[.A78]=&quot;Chave&quot;);&quot;&lt;/FIELDS&gt;&quot;;&quot;&quot;) &amp; IF(AND([.A77]=&quot;Chave&quot;;[.A78]&lt;&gt;&quot;Chave&quot;);&quot;&lt;/KEYS&gt;&quot;;&quot;&quot;) &amp; IF([.B77]&lt;&gt;[.B78];&quot;&lt;/TABLE&gt;&quot;;&quot;&quot;) &amp; IF(AND([.A77]=&quot;&quot;;[.A76]&lt;&gt;&quot;&quot;);&quot;&lt;/TABLES&gt;&lt;/XMLDB&gt;&quot;;&quot;&quot;)">
            <text:p/>
          </table:table-cell>
          <table:table-cell table:style-name="ce27" table:formula="of:=IF(AND([.A77]=&quot;Campo&quot;;[.A77]&lt;&gt;[.A76]);&quot;&lt;Form name=&quot;&quot;newRecord&quot;&quot;&gt;&quot;;&quot;&quot;)&amp;IF([.A77]=&quot;Campo&quot;;&quot;&lt;&quot;&amp;IF([.D77]=&quot;FK&quot;;&quot;Select &quot;;VLOOKUP([.F77];[$Auxiliar.$A$27:.$B$48];2;0))&amp;&quot; id=&quot;&quot;&quot;&amp;[.C77]&amp;&quot;&quot;&quot; label=&quot;&quot;&quot;&amp;[.C77]&amp;&quot;&quot;&quot;&quot;&amp; IF([.D77]=&quot;FK&quot;;&quot; datasource=&quot;&quot;table:&quot;&amp;VLOOKUP(&quot;Chave&quot;&amp;&quot;.&quot;&amp;[.C77];[.$Q$1:.$R$2300];2;0)&amp;&quot;&quot;&quot; bindid=&quot;&quot;id&quot;&quot; bindvalue=&quot;&quot;name&quot;&quot;&quot;;&quot;&quot;)&amp;&quot;required=&quot;&quot;&quot;&amp;IF([.H77]=&quot;Sim&quot;;&quot;true&quot;;&quot;false&quot;)&amp;&quot;&quot;&quot; /&gt;&quot;;&quot;&quot;)&amp;IF(AND([.A77]=&quot;Chave&quot;;[.A76]=&quot;Campo&quot;);&quot;&lt;/Form&gt;&quot;;&quot;&quot;)">
            <text:p/>
          </table:table-cell>
          <table:table-cell table:style-name="ce27" table:formula="of:=IF([.A77]&lt;&gt;&quot;&quot;;[.A77]&amp;&quot;.&quot;&amp;[.C77];&quot;&quot;)">
            <text:p/>
          </table:table-cell>
          <table:table-cell table:style-name="ce27" table:formula="of:=IF([.A77]&lt;&gt;&quot;&quot;;[.F77];&quot;&quot;)">
            <text:p/>
          </table:table-cell>
        </table:table-row>
        <table:table-row table:style-name="ro1">
          <table:table-cell table:formula="of:=IF([Campos.A78]=&quot;&quot;;&quot;&quot;;[Campos.A78])">
            <text:p/>
          </table:table-cell>
          <table:table-cell table:formula="of:=IF([Campos.B78]=&quot;&quot;;&quot;&quot;;[Campos.B78])">
            <text:p/>
          </table:table-cell>
          <table:table-cell table:formula="of:=IF([Campos.C78]=&quot;&quot;;&quot;&quot;;[Campos.C78])">
            <text:p/>
          </table:table-cell>
          <table:table-cell table:formula="of:=IF([Campos.D78]=&quot;&quot;;&quot;&quot;;[Campos.D78])">
            <text:p/>
          </table:table-cell>
          <table:table-cell table:style-name="ce24" table:formula="of:=IF([.A78]=&quot;Chave&quot;;SUBSTITUTE([.C78];&quot;,&quot;;&quot;_&quot;)&amp;ROW([.C78]);[.C78])">
            <text:p/>
          </table:table-cell>
          <table:table-cell table:formula="of:=IF([Campos.F78]=&quot;&quot;;&quot;&quot;;[Campos.F78])">
            <text:p/>
          </table:table-cell>
          <table:table-cell table:formula="of:=IF([Campos.G78]=&quot;&quot;;&quot;&quot;;[Campos.G78])">
            <text:p/>
          </table:table-cell>
          <table:table-cell table:formula="of:=IF([Campos.H78]=&quot;&quot;;&quot;&quot;;[Campos.H78])">
            <text:p/>
          </table:table-cell>
          <table:table-cell table:formula="of:=IF([Campos.E78]=&quot;&quot;;&quot;&quot;;[Campos.E78])">
            <text:p/>
          </table:table-cell>
          <table:table-cell table:formula="of:=IF([Campos.I78]=&quot;&quot;;&quot;&quot;;[Campos.I78])">
            <text:p/>
          </table:table-cell>
          <table:table-cell table:formula="of:=IF([.B78]=&quot;&quot;;&quot;&quot;;VLOOKUP([.B78];[$Tabelas.$A$1:.$B$136];2;0))">
            <text:p/>
          </table:table-cell>
          <table:table-cell table:formula="of:=IF([.A78]=&quot;Campo&quot;;IF([.A78]=&quot;&quot;;&quot;&quot;;IF([.A78]&lt;&gt;[.A77];&quot;&quot;;&quot;PREVIOUS=&quot;&quot;&quot;&amp;[.C77]&amp;&quot;&quot;&quot; &quot;) &amp; IF([.A78]&lt;&gt;[.A79];&quot;&quot;;&quot;NEXT=&quot;&quot;&quot;&amp;[.C79]&amp;&quot;&quot;&quot;&quot;));IF([.A78]=&quot;&quot;;&quot;&quot;;IF([.A78]&lt;&gt;[.A77];&quot;&quot;;&quot;PREVIOUS=&quot;&quot;&quot;&amp;[.E77]&amp;&quot;&quot;&quot; &quot;) &amp; IF([.A78]&lt;&gt;[.A79];&quot;&quot;;&quot;NEXT=&quot;&quot;&quot;&amp;[.E79]&amp;&quot;&quot;&quot;&quot;)))">
            <text:p/>
          </table:table-cell>
          <table:table-cell table:formula="of:=IF([.B78]=&quot;&quot;;&quot;&quot;;VLOOKUP([.B78];[$Tabelas.$A$1:.$C$136];3;0))">
            <text:p/>
          </table:table-cell>
          <table:table-cell table:formula="of:=IF([.A78]=&quot;Campo&quot;; IF(ISERROR(VLOOKUP([.F78];[$Auxiliar.$A$1:.$E$17];5;0));&quot;TYPE=&quot;&quot;&quot;&amp;[.F78]&amp;&quot;&quot;&quot; LENGTH=&quot;&quot;&quot;&amp;[.G78]&amp;&quot;&quot;&quot; &quot;;VLOOKUP([.F78];[$Auxiliar.$A$1:.$E$17];5;0)) &amp; IF(AND([.A78]=&quot;Campo&quot;;[.D78]=&quot;PK&quot;); IF([.I78]=&quot;Sim&quot;;&quot; SEQUENCE=&quot;&quot;true&quot;&quot;&quot;;&quot; SEQUENCE=&quot;&quot;false&quot;&quot;&quot;);&quot;&quot;)&amp;IF([.H78]&lt;&gt;&quot;&quot;;&quot; NOTNULL=&quot;&quot;&quot;&amp;IF([.H78]=&quot;Sim&quot;;&quot;true&quot;;&quot;false&quot;)&amp;&quot;&quot;&quot;&quot;;&quot;&quot;);&quot;&quot;)">
            <text:p/>
          </table:table-cell>
          <table:table-cell table:style-name="ce26" table:formula="of:=IF(AND([.B78]&lt;&gt;[.B77];[.B78]&lt;&gt;&quot;&quot;);&quot;&lt;TABLE NAME=&quot;&quot;&quot;&amp;[.B78]&amp;&quot;&quot;&quot; COMMENT=&quot;&quot;&quot;&amp;[.K78]&amp;&quot;&quot;&quot; &quot;&amp; [.M78] &amp;&quot;&gt;&lt;FIELDS&gt;&quot;;&quot;&quot;) &amp; IF(AND([.A78]=&quot;Chave&quot;;[.A77]=&quot;Campo&quot;);&quot;&lt;KEYS&gt;&quot;;&quot;&quot;) &amp; IF([.A78]=&quot;Chave&quot;;&quot;&lt;KEY NAME=&quot;&quot;&quot;&amp;[.E78]&amp;&quot;&quot;&quot; TYPE=&quot;&quot;&quot;&amp;IF([.D78]=&quot;PK&quot;;&quot;primary&quot;;&quot;foreign&quot;)&amp;&quot;&quot;&quot; FIELDS=&quot;&quot;&quot;&amp;[.C78]&amp;&quot;&quot;&quot;&quot;&amp;IF([.D78]=&quot;FK&quot;;&quot; REFTABLE=&quot;&quot;&quot;&amp;[.F78]&amp;&quot;&quot;&quot; REFFIELDS=&quot;&quot;&quot;&amp;[.G78]&amp;&quot;&quot;&quot;&quot;;&quot;&quot;)&amp;&quot; &quot;&amp;[.L78]&amp;&quot; COMMENT=&quot;&quot;&quot;&amp;[.J78]&amp;&quot;&quot;&quot;&quot;&amp;IF(AND([.A78]=&quot;Campo&quot;;[.D78]=&quot;PK&quot;);&quot; SEQUENCE=&quot;&quot;true&quot;&quot;&quot;;&quot;&quot;)&amp;&quot;/&gt;&quot;;&quot;&quot;) &amp; IF([.A78]=&quot;Campo&quot;;&quot;&lt;FIELD NAME=&quot;&quot;&quot;&amp;[.C78]&amp;&quot;&quot;&quot; &quot;&amp;[.N78]&amp;&quot; &quot;&amp;[.L78]&amp;IF(AND([.A78]=&quot;Campo&quot;;[.D78]&lt;&gt;&quot;PK&quot;);&quot; SEQUENCE=&quot;&quot;false&quot;&quot; &quot;;&quot;&quot;)&amp;&quot; COMMENT=&quot;&quot;&quot;&amp;[.J78]&amp;&quot;&quot;&quot;/&gt;&quot;;&quot;&quot;) &amp; IF(AND([.A78]=&quot;Campo&quot;;[.A79]=&quot;Chave&quot;);&quot;&lt;/FIELDS&gt;&quot;;&quot;&quot;) &amp; IF(AND([.A78]=&quot;Chave&quot;;[.A79]&lt;&gt;&quot;Chave&quot;);&quot;&lt;/KEYS&gt;&quot;;&quot;&quot;) &amp; IF([.B78]&lt;&gt;[.B79];&quot;&lt;/TABLE&gt;&quot;;&quot;&quot;) &amp; IF(AND([.A78]=&quot;&quot;;[.A77]&lt;&gt;&quot;&quot;);&quot;&lt;/TABLES&gt;&lt;/XMLDB&gt;&quot;;&quot;&quot;)">
            <text:p/>
          </table:table-cell>
          <table:table-cell table:style-name="ce27" table:formula="of:=IF(AND([.A78]=&quot;Campo&quot;;[.A78]&lt;&gt;[.A77]);&quot;&lt;Form name=&quot;&quot;newRecord&quot;&quot;&gt;&quot;;&quot;&quot;)&amp;IF([.A78]=&quot;Campo&quot;;&quot;&lt;&quot;&amp;IF([.D78]=&quot;FK&quot;;&quot;Select &quot;;VLOOKUP([.F78];[$Auxiliar.$A$27:.$B$48];2;0))&amp;&quot; id=&quot;&quot;&quot;&amp;[.C78]&amp;&quot;&quot;&quot; label=&quot;&quot;&quot;&amp;[.C78]&amp;&quot;&quot;&quot;&quot;&amp; IF([.D78]=&quot;FK&quot;;&quot; datasource=&quot;&quot;table:&quot;&amp;VLOOKUP(&quot;Chave&quot;&amp;&quot;.&quot;&amp;[.C78];[.$Q$1:.$R$2300];2;0)&amp;&quot;&quot;&quot; bindid=&quot;&quot;id&quot;&quot; bindvalue=&quot;&quot;name&quot;&quot;&quot;;&quot;&quot;)&amp;&quot;required=&quot;&quot;&quot;&amp;IF([.H78]=&quot;Sim&quot;;&quot;true&quot;;&quot;false&quot;)&amp;&quot;&quot;&quot; /&gt;&quot;;&quot;&quot;)&amp;IF(AND([.A78]=&quot;Chave&quot;;[.A77]=&quot;Campo&quot;);&quot;&lt;/Form&gt;&quot;;&quot;&quot;)">
            <text:p/>
          </table:table-cell>
          <table:table-cell table:style-name="ce27" table:formula="of:=IF([.A78]&lt;&gt;&quot;&quot;;[.A78]&amp;&quot;.&quot;&amp;[.C78];&quot;&quot;)">
            <text:p/>
          </table:table-cell>
          <table:table-cell table:style-name="ce27" table:formula="of:=IF([.A78]&lt;&gt;&quot;&quot;;[.F78];&quot;&quot;)">
            <text:p/>
          </table:table-cell>
        </table:table-row>
        <table:table-row table:style-name="ro1">
          <table:table-cell table:formula="of:=IF([Campos.A79]=&quot;&quot;;&quot;&quot;;[Campos.A79])">
            <text:p/>
          </table:table-cell>
          <table:table-cell table:formula="of:=IF([Campos.B79]=&quot;&quot;;&quot;&quot;;[Campos.B79])">
            <text:p/>
          </table:table-cell>
          <table:table-cell table:formula="of:=IF([Campos.C79]=&quot;&quot;;&quot;&quot;;[Campos.C79])">
            <text:p/>
          </table:table-cell>
          <table:table-cell table:formula="of:=IF([Campos.D79]=&quot;&quot;;&quot;&quot;;[Campos.D79])">
            <text:p/>
          </table:table-cell>
          <table:table-cell table:style-name="ce24" table:formula="of:=IF([.A79]=&quot;Chave&quot;;SUBSTITUTE([.C79];&quot;,&quot;;&quot;_&quot;)&amp;ROW([.C79]);[.C79])">
            <text:p/>
          </table:table-cell>
          <table:table-cell table:formula="of:=IF([Campos.F79]=&quot;&quot;;&quot;&quot;;[Campos.F79])">
            <text:p/>
          </table:table-cell>
          <table:table-cell table:formula="of:=IF([Campos.G79]=&quot;&quot;;&quot;&quot;;[Campos.G79])">
            <text:p/>
          </table:table-cell>
          <table:table-cell table:formula="of:=IF([Campos.H79]=&quot;&quot;;&quot;&quot;;[Campos.H79])">
            <text:p/>
          </table:table-cell>
          <table:table-cell table:formula="of:=IF([Campos.E79]=&quot;&quot;;&quot;&quot;;[Campos.E79])">
            <text:p/>
          </table:table-cell>
          <table:table-cell table:formula="of:=IF([Campos.I79]=&quot;&quot;;&quot;&quot;;[Campos.I79])">
            <text:p/>
          </table:table-cell>
          <table:table-cell table:formula="of:=IF([.B79]=&quot;&quot;;&quot;&quot;;VLOOKUP([.B79];[$Tabelas.$A$1:.$B$136];2;0))">
            <text:p/>
          </table:table-cell>
          <table:table-cell table:formula="of:=IF([.A79]=&quot;Campo&quot;;IF([.A79]=&quot;&quot;;&quot;&quot;;IF([.A79]&lt;&gt;[.A78];&quot;&quot;;&quot;PREVIOUS=&quot;&quot;&quot;&amp;[.C78]&amp;&quot;&quot;&quot; &quot;) &amp; IF([.A79]&lt;&gt;[.A80];&quot;&quot;;&quot;NEXT=&quot;&quot;&quot;&amp;[.C80]&amp;&quot;&quot;&quot;&quot;));IF([.A79]=&quot;&quot;;&quot;&quot;;IF([.A79]&lt;&gt;[.A78];&quot;&quot;;&quot;PREVIOUS=&quot;&quot;&quot;&amp;[.E78]&amp;&quot;&quot;&quot; &quot;) &amp; IF([.A79]&lt;&gt;[.A80];&quot;&quot;;&quot;NEXT=&quot;&quot;&quot;&amp;[.E80]&amp;&quot;&quot;&quot;&quot;)))">
            <text:p/>
          </table:table-cell>
          <table:table-cell table:formula="of:=IF([.B79]=&quot;&quot;;&quot;&quot;;VLOOKUP([.B79];[$Tabelas.$A$1:.$C$136];3;0))">
            <text:p/>
          </table:table-cell>
          <table:table-cell table:formula="of:=IF([.A79]=&quot;Campo&quot;; IF(ISERROR(VLOOKUP([.F79];[$Auxiliar.$A$1:.$E$17];5;0));&quot;TYPE=&quot;&quot;&quot;&amp;[.F79]&amp;&quot;&quot;&quot; LENGTH=&quot;&quot;&quot;&amp;[.G79]&amp;&quot;&quot;&quot; &quot;;VLOOKUP([.F79];[$Auxiliar.$A$1:.$E$17];5;0)) &amp; IF(AND([.A79]=&quot;Campo&quot;;[.D79]=&quot;PK&quot;); IF([.I79]=&quot;Sim&quot;;&quot; SEQUENCE=&quot;&quot;true&quot;&quot;&quot;;&quot; SEQUENCE=&quot;&quot;false&quot;&quot;&quot;);&quot;&quot;)&amp;IF([.H79]&lt;&gt;&quot;&quot;;&quot; NOTNULL=&quot;&quot;&quot;&amp;IF([.H79]=&quot;Sim&quot;;&quot;true&quot;;&quot;false&quot;)&amp;&quot;&quot;&quot;&quot;;&quot;&quot;);&quot;&quot;)">
            <text:p/>
          </table:table-cell>
          <table:table-cell table:style-name="ce26" table:formula="of:=IF(AND([.B79]&lt;&gt;[.B78];[.B79]&lt;&gt;&quot;&quot;);&quot;&lt;TABLE NAME=&quot;&quot;&quot;&amp;[.B79]&amp;&quot;&quot;&quot; COMMENT=&quot;&quot;&quot;&amp;[.K79]&amp;&quot;&quot;&quot; &quot;&amp; [.M79] &amp;&quot;&gt;&lt;FIELDS&gt;&quot;;&quot;&quot;) &amp; IF(AND([.A79]=&quot;Chave&quot;;[.A78]=&quot;Campo&quot;);&quot;&lt;KEYS&gt;&quot;;&quot;&quot;) &amp; IF([.A79]=&quot;Chave&quot;;&quot;&lt;KEY NAME=&quot;&quot;&quot;&amp;[.E79]&amp;&quot;&quot;&quot; TYPE=&quot;&quot;&quot;&amp;IF([.D79]=&quot;PK&quot;;&quot;primary&quot;;&quot;foreign&quot;)&amp;&quot;&quot;&quot; FIELDS=&quot;&quot;&quot;&amp;[.C79]&amp;&quot;&quot;&quot;&quot;&amp;IF([.D79]=&quot;FK&quot;;&quot; REFTABLE=&quot;&quot;&quot;&amp;[.F79]&amp;&quot;&quot;&quot; REFFIELDS=&quot;&quot;&quot;&amp;[.G79]&amp;&quot;&quot;&quot;&quot;;&quot;&quot;)&amp;&quot; &quot;&amp;[.L79]&amp;&quot; COMMENT=&quot;&quot;&quot;&amp;[.J79]&amp;&quot;&quot;&quot;&quot;&amp;IF(AND([.A79]=&quot;Campo&quot;;[.D79]=&quot;PK&quot;);&quot; SEQUENCE=&quot;&quot;true&quot;&quot;&quot;;&quot;&quot;)&amp;&quot;/&gt;&quot;;&quot;&quot;) &amp; IF([.A79]=&quot;Campo&quot;;&quot;&lt;FIELD NAME=&quot;&quot;&quot;&amp;[.C79]&amp;&quot;&quot;&quot; &quot;&amp;[.N79]&amp;&quot; &quot;&amp;[.L79]&amp;IF(AND([.A79]=&quot;Campo&quot;;[.D79]&lt;&gt;&quot;PK&quot;);&quot; SEQUENCE=&quot;&quot;false&quot;&quot; &quot;;&quot;&quot;)&amp;&quot; COMMENT=&quot;&quot;&quot;&amp;[.J79]&amp;&quot;&quot;&quot;/&gt;&quot;;&quot;&quot;) &amp; IF(AND([.A79]=&quot;Campo&quot;;[.A80]=&quot;Chave&quot;);&quot;&lt;/FIELDS&gt;&quot;;&quot;&quot;) &amp; IF(AND([.A79]=&quot;Chave&quot;;[.A80]&lt;&gt;&quot;Chave&quot;);&quot;&lt;/KEYS&gt;&quot;;&quot;&quot;) &amp; IF([.B79]&lt;&gt;[.B80];&quot;&lt;/TABLE&gt;&quot;;&quot;&quot;) &amp; IF(AND([.A79]=&quot;&quot;;[.A78]&lt;&gt;&quot;&quot;);&quot;&lt;/TABLES&gt;&lt;/XMLDB&gt;&quot;;&quot;&quot;)">
            <text:p/>
          </table:table-cell>
          <table:table-cell table:style-name="ce27" table:formula="of:=IF(AND([.A79]=&quot;Campo&quot;;[.A79]&lt;&gt;[.A78]);&quot;&lt;Form name=&quot;&quot;newRecord&quot;&quot;&gt;&quot;;&quot;&quot;)&amp;IF([.A79]=&quot;Campo&quot;;&quot;&lt;&quot;&amp;IF([.D79]=&quot;FK&quot;;&quot;Select &quot;;VLOOKUP([.F79];[$Auxiliar.$A$27:.$B$48];2;0))&amp;&quot; id=&quot;&quot;&quot;&amp;[.C79]&amp;&quot;&quot;&quot; label=&quot;&quot;&quot;&amp;[.C79]&amp;&quot;&quot;&quot;&quot;&amp; IF([.D79]=&quot;FK&quot;;&quot; datasource=&quot;&quot;table:&quot;&amp;VLOOKUP(&quot;Chave&quot;&amp;&quot;.&quot;&amp;[.C79];[.$Q$1:.$R$2300];2;0)&amp;&quot;&quot;&quot; bindid=&quot;&quot;id&quot;&quot; bindvalue=&quot;&quot;name&quot;&quot;&quot;;&quot;&quot;)&amp;&quot;required=&quot;&quot;&quot;&amp;IF([.H79]=&quot;Sim&quot;;&quot;true&quot;;&quot;false&quot;)&amp;&quot;&quot;&quot; /&gt;&quot;;&quot;&quot;)&amp;IF(AND([.A79]=&quot;Chave&quot;;[.A78]=&quot;Campo&quot;);&quot;&lt;/Form&gt;&quot;;&quot;&quot;)">
            <text:p/>
          </table:table-cell>
          <table:table-cell table:style-name="ce27" table:formula="of:=IF([.A79]&lt;&gt;&quot;&quot;;[.A79]&amp;&quot;.&quot;&amp;[.C79];&quot;&quot;)">
            <text:p/>
          </table:table-cell>
          <table:table-cell table:style-name="ce27" table:formula="of:=IF([.A79]&lt;&gt;&quot;&quot;;[.F79];&quot;&quot;)">
            <text:p/>
          </table:table-cell>
        </table:table-row>
        <table:table-row table:style-name="ro1">
          <table:table-cell table:formula="of:=IF([Campos.A80]=&quot;&quot;;&quot;&quot;;[Campos.A80])">
            <text:p/>
          </table:table-cell>
          <table:table-cell table:formula="of:=IF([Campos.B80]=&quot;&quot;;&quot;&quot;;[Campos.B80])">
            <text:p/>
          </table:table-cell>
          <table:table-cell table:formula="of:=IF([Campos.C80]=&quot;&quot;;&quot;&quot;;[Campos.C80])">
            <text:p/>
          </table:table-cell>
          <table:table-cell table:formula="of:=IF([Campos.D80]=&quot;&quot;;&quot;&quot;;[Campos.D80])">
            <text:p/>
          </table:table-cell>
          <table:table-cell table:style-name="ce24" table:formula="of:=IF([.A80]=&quot;Chave&quot;;SUBSTITUTE([.C80];&quot;,&quot;;&quot;_&quot;)&amp;ROW([.C80]);[.C80])">
            <text:p/>
          </table:table-cell>
          <table:table-cell table:formula="of:=IF([Campos.F80]=&quot;&quot;;&quot;&quot;;[Campos.F80])">
            <text:p/>
          </table:table-cell>
          <table:table-cell table:formula="of:=IF([Campos.G80]=&quot;&quot;;&quot;&quot;;[Campos.G80])">
            <text:p/>
          </table:table-cell>
          <table:table-cell table:formula="of:=IF([Campos.H80]=&quot;&quot;;&quot;&quot;;[Campos.H80])">
            <text:p/>
          </table:table-cell>
          <table:table-cell table:formula="of:=IF([Campos.E80]=&quot;&quot;;&quot;&quot;;[Campos.E80])">
            <text:p/>
          </table:table-cell>
          <table:table-cell table:formula="of:=IF([Campos.I80]=&quot;&quot;;&quot;&quot;;[Campos.I80])">
            <text:p/>
          </table:table-cell>
          <table:table-cell table:formula="of:=IF([.B80]=&quot;&quot;;&quot;&quot;;VLOOKUP([.B80];[$Tabelas.$A$1:.$B$136];2;0))">
            <text:p/>
          </table:table-cell>
          <table:table-cell table:formula="of:=IF([.A80]=&quot;Campo&quot;;IF([.A80]=&quot;&quot;;&quot;&quot;;IF([.A80]&lt;&gt;[.A79];&quot;&quot;;&quot;PREVIOUS=&quot;&quot;&quot;&amp;[.C79]&amp;&quot;&quot;&quot; &quot;) &amp; IF([.A80]&lt;&gt;[.A81];&quot;&quot;;&quot;NEXT=&quot;&quot;&quot;&amp;[.C81]&amp;&quot;&quot;&quot;&quot;));IF([.A80]=&quot;&quot;;&quot;&quot;;IF([.A80]&lt;&gt;[.A79];&quot;&quot;;&quot;PREVIOUS=&quot;&quot;&quot;&amp;[.E79]&amp;&quot;&quot;&quot; &quot;) &amp; IF([.A80]&lt;&gt;[.A81];&quot;&quot;;&quot;NEXT=&quot;&quot;&quot;&amp;[.E81]&amp;&quot;&quot;&quot;&quot;)))">
            <text:p/>
          </table:table-cell>
          <table:table-cell table:formula="of:=IF([.B80]=&quot;&quot;;&quot;&quot;;VLOOKUP([.B80];[$Tabelas.$A$1:.$C$136];3;0))">
            <text:p/>
          </table:table-cell>
          <table:table-cell table:formula="of:=IF([.A80]=&quot;Campo&quot;; IF(ISERROR(VLOOKUP([.F80];[$Auxiliar.$A$1:.$E$17];5;0));&quot;TYPE=&quot;&quot;&quot;&amp;[.F80]&amp;&quot;&quot;&quot; LENGTH=&quot;&quot;&quot;&amp;[.G80]&amp;&quot;&quot;&quot; &quot;;VLOOKUP([.F80];[$Auxiliar.$A$1:.$E$17];5;0)) &amp; IF(AND([.A80]=&quot;Campo&quot;;[.D80]=&quot;PK&quot;); IF([.I80]=&quot;Sim&quot;;&quot; SEQUENCE=&quot;&quot;true&quot;&quot;&quot;;&quot; SEQUENCE=&quot;&quot;false&quot;&quot;&quot;);&quot;&quot;)&amp;IF([.H80]&lt;&gt;&quot;&quot;;&quot; NOTNULL=&quot;&quot;&quot;&amp;IF([.H80]=&quot;Sim&quot;;&quot;true&quot;;&quot;false&quot;)&amp;&quot;&quot;&quot;&quot;;&quot;&quot;);&quot;&quot;)">
            <text:p/>
          </table:table-cell>
          <table:table-cell table:style-name="ce26" table:formula="of:=IF(AND([.B80]&lt;&gt;[.B79];[.B80]&lt;&gt;&quot;&quot;);&quot;&lt;TABLE NAME=&quot;&quot;&quot;&amp;[.B80]&amp;&quot;&quot;&quot; COMMENT=&quot;&quot;&quot;&amp;[.K80]&amp;&quot;&quot;&quot; &quot;&amp; [.M80] &amp;&quot;&gt;&lt;FIELDS&gt;&quot;;&quot;&quot;) &amp; IF(AND([.A80]=&quot;Chave&quot;;[.A79]=&quot;Campo&quot;);&quot;&lt;KEYS&gt;&quot;;&quot;&quot;) &amp; IF([.A80]=&quot;Chave&quot;;&quot;&lt;KEY NAME=&quot;&quot;&quot;&amp;[.E80]&amp;&quot;&quot;&quot; TYPE=&quot;&quot;&quot;&amp;IF([.D80]=&quot;PK&quot;;&quot;primary&quot;;&quot;foreign&quot;)&amp;&quot;&quot;&quot; FIELDS=&quot;&quot;&quot;&amp;[.C80]&amp;&quot;&quot;&quot;&quot;&amp;IF([.D80]=&quot;FK&quot;;&quot; REFTABLE=&quot;&quot;&quot;&amp;[.F80]&amp;&quot;&quot;&quot; REFFIELDS=&quot;&quot;&quot;&amp;[.G80]&amp;&quot;&quot;&quot;&quot;;&quot;&quot;)&amp;&quot; &quot;&amp;[.L80]&amp;&quot; COMMENT=&quot;&quot;&quot;&amp;[.J80]&amp;&quot;&quot;&quot;&quot;&amp;IF(AND([.A80]=&quot;Campo&quot;;[.D80]=&quot;PK&quot;);&quot; SEQUENCE=&quot;&quot;true&quot;&quot;&quot;;&quot;&quot;)&amp;&quot;/&gt;&quot;;&quot;&quot;) &amp; IF([.A80]=&quot;Campo&quot;;&quot;&lt;FIELD NAME=&quot;&quot;&quot;&amp;[.C80]&amp;&quot;&quot;&quot; &quot;&amp;[.N80]&amp;&quot; &quot;&amp;[.L80]&amp;IF(AND([.A80]=&quot;Campo&quot;;[.D80]&lt;&gt;&quot;PK&quot;);&quot; SEQUENCE=&quot;&quot;false&quot;&quot; &quot;;&quot;&quot;)&amp;&quot; COMMENT=&quot;&quot;&quot;&amp;[.J80]&amp;&quot;&quot;&quot;/&gt;&quot;;&quot;&quot;) &amp; IF(AND([.A80]=&quot;Campo&quot;;[.A81]=&quot;Chave&quot;);&quot;&lt;/FIELDS&gt;&quot;;&quot;&quot;) &amp; IF(AND([.A80]=&quot;Chave&quot;;[.A81]&lt;&gt;&quot;Chave&quot;);&quot;&lt;/KEYS&gt;&quot;;&quot;&quot;) &amp; IF([.B80]&lt;&gt;[.B81];&quot;&lt;/TABLE&gt;&quot;;&quot;&quot;) &amp; IF(AND([.A80]=&quot;&quot;;[.A79]&lt;&gt;&quot;&quot;);&quot;&lt;/TABLES&gt;&lt;/XMLDB&gt;&quot;;&quot;&quot;)">
            <text:p/>
          </table:table-cell>
          <table:table-cell table:style-name="ce27" table:formula="of:=IF(AND([.A80]=&quot;Campo&quot;;[.A80]&lt;&gt;[.A79]);&quot;&lt;Form name=&quot;&quot;newRecord&quot;&quot;&gt;&quot;;&quot;&quot;)&amp;IF([.A80]=&quot;Campo&quot;;&quot;&lt;&quot;&amp;IF([.D80]=&quot;FK&quot;;&quot;Select &quot;;VLOOKUP([.F80];[$Auxiliar.$A$27:.$B$48];2;0))&amp;&quot; id=&quot;&quot;&quot;&amp;[.C80]&amp;&quot;&quot;&quot; label=&quot;&quot;&quot;&amp;[.C80]&amp;&quot;&quot;&quot;&quot;&amp; IF([.D80]=&quot;FK&quot;;&quot; datasource=&quot;&quot;table:&quot;&amp;VLOOKUP(&quot;Chave&quot;&amp;&quot;.&quot;&amp;[.C80];[.$Q$1:.$R$2300];2;0)&amp;&quot;&quot;&quot; bindid=&quot;&quot;id&quot;&quot; bindvalue=&quot;&quot;name&quot;&quot;&quot;;&quot;&quot;)&amp;&quot;required=&quot;&quot;&quot;&amp;IF([.H80]=&quot;Sim&quot;;&quot;true&quot;;&quot;false&quot;)&amp;&quot;&quot;&quot; /&gt;&quot;;&quot;&quot;)&amp;IF(AND([.A80]=&quot;Chave&quot;;[.A79]=&quot;Campo&quot;);&quot;&lt;/Form&gt;&quot;;&quot;&quot;)">
            <text:p/>
          </table:table-cell>
          <table:table-cell table:style-name="ce27" table:formula="of:=IF([.A80]&lt;&gt;&quot;&quot;;[.A80]&amp;&quot;.&quot;&amp;[.C80];&quot;&quot;)">
            <text:p/>
          </table:table-cell>
          <table:table-cell table:style-name="ce27" table:formula="of:=IF([.A80]&lt;&gt;&quot;&quot;;[.F80];&quot;&quot;)">
            <text:p/>
          </table:table-cell>
        </table:table-row>
        <table:table-row table:style-name="ro1">
          <table:table-cell table:formula="of:=IF([Campos.A81]=&quot;&quot;;&quot;&quot;;[Campos.A81])">
            <text:p/>
          </table:table-cell>
          <table:table-cell table:formula="of:=IF([Campos.B81]=&quot;&quot;;&quot;&quot;;[Campos.B81])">
            <text:p/>
          </table:table-cell>
          <table:table-cell table:formula="of:=IF([Campos.C81]=&quot;&quot;;&quot;&quot;;[Campos.C81])">
            <text:p/>
          </table:table-cell>
          <table:table-cell table:formula="of:=IF([Campos.D81]=&quot;&quot;;&quot;&quot;;[Campos.D81])">
            <text:p/>
          </table:table-cell>
          <table:table-cell table:style-name="ce24" table:formula="of:=IF([.A81]=&quot;Chave&quot;;SUBSTITUTE([.C81];&quot;,&quot;;&quot;_&quot;)&amp;ROW([.C81]);[.C81])">
            <text:p/>
          </table:table-cell>
          <table:table-cell table:formula="of:=IF([Campos.F81]=&quot;&quot;;&quot;&quot;;[Campos.F81])">
            <text:p/>
          </table:table-cell>
          <table:table-cell table:formula="of:=IF([Campos.G81]=&quot;&quot;;&quot;&quot;;[Campos.G81])">
            <text:p/>
          </table:table-cell>
          <table:table-cell table:formula="of:=IF([Campos.H81]=&quot;&quot;;&quot;&quot;;[Campos.H81])">
            <text:p/>
          </table:table-cell>
          <table:table-cell table:formula="of:=IF([Campos.E81]=&quot;&quot;;&quot;&quot;;[Campos.E81])">
            <text:p/>
          </table:table-cell>
          <table:table-cell table:formula="of:=IF([Campos.I81]=&quot;&quot;;&quot;&quot;;[Campos.I81])">
            <text:p/>
          </table:table-cell>
          <table:table-cell table:formula="of:=IF([.B81]=&quot;&quot;;&quot;&quot;;VLOOKUP([.B81];[$Tabelas.$A$1:.$B$136];2;0))">
            <text:p/>
          </table:table-cell>
          <table:table-cell table:formula="of:=IF([.A81]=&quot;Campo&quot;;IF([.A81]=&quot;&quot;;&quot;&quot;;IF([.A81]&lt;&gt;[.A80];&quot;&quot;;&quot;PREVIOUS=&quot;&quot;&quot;&amp;[.C80]&amp;&quot;&quot;&quot; &quot;) &amp; IF([.A81]&lt;&gt;[.A82];&quot;&quot;;&quot;NEXT=&quot;&quot;&quot;&amp;[.C82]&amp;&quot;&quot;&quot;&quot;));IF([.A81]=&quot;&quot;;&quot;&quot;;IF([.A81]&lt;&gt;[.A80];&quot;&quot;;&quot;PREVIOUS=&quot;&quot;&quot;&amp;[.E80]&amp;&quot;&quot;&quot; &quot;) &amp; IF([.A81]&lt;&gt;[.A82];&quot;&quot;;&quot;NEXT=&quot;&quot;&quot;&amp;[.E82]&amp;&quot;&quot;&quot;&quot;)))">
            <text:p/>
          </table:table-cell>
          <table:table-cell table:formula="of:=IF([.B81]=&quot;&quot;;&quot;&quot;;VLOOKUP([.B81];[$Tabelas.$A$1:.$C$136];3;0))">
            <text:p/>
          </table:table-cell>
          <table:table-cell table:formula="of:=IF([.A81]=&quot;Campo&quot;; IF(ISERROR(VLOOKUP([.F81];[$Auxiliar.$A$1:.$E$17];5;0));&quot;TYPE=&quot;&quot;&quot;&amp;[.F81]&amp;&quot;&quot;&quot; LENGTH=&quot;&quot;&quot;&amp;[.G81]&amp;&quot;&quot;&quot; &quot;;VLOOKUP([.F81];[$Auxiliar.$A$1:.$E$17];5;0)) &amp; IF(AND([.A81]=&quot;Campo&quot;;[.D81]=&quot;PK&quot;); IF([.I81]=&quot;Sim&quot;;&quot; SEQUENCE=&quot;&quot;true&quot;&quot;&quot;;&quot; SEQUENCE=&quot;&quot;false&quot;&quot;&quot;);&quot;&quot;)&amp;IF([.H81]&lt;&gt;&quot;&quot;;&quot; NOTNULL=&quot;&quot;&quot;&amp;IF([.H81]=&quot;Sim&quot;;&quot;true&quot;;&quot;false&quot;)&amp;&quot;&quot;&quot;&quot;;&quot;&quot;);&quot;&quot;)">
            <text:p/>
          </table:table-cell>
          <table:table-cell table:style-name="ce26" table:formula="of:=IF(AND([.B81]&lt;&gt;[.B80];[.B81]&lt;&gt;&quot;&quot;);&quot;&lt;TABLE NAME=&quot;&quot;&quot;&amp;[.B81]&amp;&quot;&quot;&quot; COMMENT=&quot;&quot;&quot;&amp;[.K81]&amp;&quot;&quot;&quot; &quot;&amp; [.M81] &amp;&quot;&gt;&lt;FIELDS&gt;&quot;;&quot;&quot;) &amp; IF(AND([.A81]=&quot;Chave&quot;;[.A80]=&quot;Campo&quot;);&quot;&lt;KEYS&gt;&quot;;&quot;&quot;) &amp; IF([.A81]=&quot;Chave&quot;;&quot;&lt;KEY NAME=&quot;&quot;&quot;&amp;[.E81]&amp;&quot;&quot;&quot; TYPE=&quot;&quot;&quot;&amp;IF([.D81]=&quot;PK&quot;;&quot;primary&quot;;&quot;foreign&quot;)&amp;&quot;&quot;&quot; FIELDS=&quot;&quot;&quot;&amp;[.C81]&amp;&quot;&quot;&quot;&quot;&amp;IF([.D81]=&quot;FK&quot;;&quot; REFTABLE=&quot;&quot;&quot;&amp;[.F81]&amp;&quot;&quot;&quot; REFFIELDS=&quot;&quot;&quot;&amp;[.G81]&amp;&quot;&quot;&quot;&quot;;&quot;&quot;)&amp;&quot; &quot;&amp;[.L81]&amp;&quot; COMMENT=&quot;&quot;&quot;&amp;[.J81]&amp;&quot;&quot;&quot;&quot;&amp;IF(AND([.A81]=&quot;Campo&quot;;[.D81]=&quot;PK&quot;);&quot; SEQUENCE=&quot;&quot;true&quot;&quot;&quot;;&quot;&quot;)&amp;&quot;/&gt;&quot;;&quot;&quot;) &amp; IF([.A81]=&quot;Campo&quot;;&quot;&lt;FIELD NAME=&quot;&quot;&quot;&amp;[.C81]&amp;&quot;&quot;&quot; &quot;&amp;[.N81]&amp;&quot; &quot;&amp;[.L81]&amp;IF(AND([.A81]=&quot;Campo&quot;;[.D81]&lt;&gt;&quot;PK&quot;);&quot; SEQUENCE=&quot;&quot;false&quot;&quot; &quot;;&quot;&quot;)&amp;&quot; COMMENT=&quot;&quot;&quot;&amp;[.J81]&amp;&quot;&quot;&quot;/&gt;&quot;;&quot;&quot;) &amp; IF(AND([.A81]=&quot;Campo&quot;;[.A82]=&quot;Chave&quot;);&quot;&lt;/FIELDS&gt;&quot;;&quot;&quot;) &amp; IF(AND([.A81]=&quot;Chave&quot;;[.A82]&lt;&gt;&quot;Chave&quot;);&quot;&lt;/KEYS&gt;&quot;;&quot;&quot;) &amp; IF([.B81]&lt;&gt;[.B82];&quot;&lt;/TABLE&gt;&quot;;&quot;&quot;) &amp; IF(AND([.A81]=&quot;&quot;;[.A80]&lt;&gt;&quot;&quot;);&quot;&lt;/TABLES&gt;&lt;/XMLDB&gt;&quot;;&quot;&quot;)">
            <text:p/>
          </table:table-cell>
          <table:table-cell table:style-name="ce27" table:formula="of:=IF(AND([.A81]=&quot;Campo&quot;;[.A81]&lt;&gt;[.A80]);&quot;&lt;Form name=&quot;&quot;newRecord&quot;&quot;&gt;&quot;;&quot;&quot;)&amp;IF([.A81]=&quot;Campo&quot;;&quot;&lt;&quot;&amp;IF([.D81]=&quot;FK&quot;;&quot;Select &quot;;VLOOKUP([.F81];[$Auxiliar.$A$27:.$B$48];2;0))&amp;&quot; id=&quot;&quot;&quot;&amp;[.C81]&amp;&quot;&quot;&quot; label=&quot;&quot;&quot;&amp;[.C81]&amp;&quot;&quot;&quot;&quot;&amp; IF([.D81]=&quot;FK&quot;;&quot; datasource=&quot;&quot;table:&quot;&amp;VLOOKUP(&quot;Chave&quot;&amp;&quot;.&quot;&amp;[.C81];[.$Q$1:.$R$2300];2;0)&amp;&quot;&quot;&quot; bindid=&quot;&quot;id&quot;&quot; bindvalue=&quot;&quot;name&quot;&quot;&quot;;&quot;&quot;)&amp;&quot;required=&quot;&quot;&quot;&amp;IF([.H81]=&quot;Sim&quot;;&quot;true&quot;;&quot;false&quot;)&amp;&quot;&quot;&quot; /&gt;&quot;;&quot;&quot;)&amp;IF(AND([.A81]=&quot;Chave&quot;;[.A80]=&quot;Campo&quot;);&quot;&lt;/Form&gt;&quot;;&quot;&quot;)">
            <text:p/>
          </table:table-cell>
          <table:table-cell table:style-name="ce27" table:formula="of:=IF([.A81]&lt;&gt;&quot;&quot;;[.A81]&amp;&quot;.&quot;&amp;[.C81];&quot;&quot;)">
            <text:p/>
          </table:table-cell>
          <table:table-cell table:style-name="ce27" table:formula="of:=IF([.A81]&lt;&gt;&quot;&quot;;[.F81];&quot;&quot;)">
            <text:p/>
          </table:table-cell>
        </table:table-row>
        <table:table-row table:style-name="ro1">
          <table:table-cell table:formula="of:=IF([Campos.A82]=&quot;&quot;;&quot;&quot;;[Campos.A82])">
            <text:p/>
          </table:table-cell>
          <table:table-cell table:formula="of:=IF([Campos.B82]=&quot;&quot;;&quot;&quot;;[Campos.B82])">
            <text:p/>
          </table:table-cell>
          <table:table-cell table:formula="of:=IF([Campos.C82]=&quot;&quot;;&quot;&quot;;[Campos.C82])">
            <text:p/>
          </table:table-cell>
          <table:table-cell table:formula="of:=IF([Campos.D82]=&quot;&quot;;&quot;&quot;;[Campos.D82])">
            <text:p/>
          </table:table-cell>
          <table:table-cell table:style-name="ce24" table:formula="of:=IF([.A82]=&quot;Chave&quot;;SUBSTITUTE([.C82];&quot;,&quot;;&quot;_&quot;)&amp;ROW([.C82]);[.C82])">
            <text:p/>
          </table:table-cell>
          <table:table-cell table:formula="of:=IF([Campos.F82]=&quot;&quot;;&quot;&quot;;[Campos.F82])">
            <text:p/>
          </table:table-cell>
          <table:table-cell table:formula="of:=IF([Campos.G82]=&quot;&quot;;&quot;&quot;;[Campos.G82])">
            <text:p/>
          </table:table-cell>
          <table:table-cell table:formula="of:=IF([Campos.H82]=&quot;&quot;;&quot;&quot;;[Campos.H82])">
            <text:p/>
          </table:table-cell>
          <table:table-cell table:formula="of:=IF([Campos.E82]=&quot;&quot;;&quot;&quot;;[Campos.E82])">
            <text:p/>
          </table:table-cell>
          <table:table-cell table:formula="of:=IF([Campos.I82]=&quot;&quot;;&quot;&quot;;[Campos.I82])">
            <text:p/>
          </table:table-cell>
          <table:table-cell table:formula="of:=IF([.B82]=&quot;&quot;;&quot;&quot;;VLOOKUP([.B82];[$Tabelas.$A$1:.$B$136];2;0))">
            <text:p/>
          </table:table-cell>
          <table:table-cell table:formula="of:=IF([.A82]=&quot;Campo&quot;;IF([.A82]=&quot;&quot;;&quot;&quot;;IF([.A82]&lt;&gt;[.A81];&quot;&quot;;&quot;PREVIOUS=&quot;&quot;&quot;&amp;[.C81]&amp;&quot;&quot;&quot; &quot;) &amp; IF([.A82]&lt;&gt;[.A83];&quot;&quot;;&quot;NEXT=&quot;&quot;&quot;&amp;[.C83]&amp;&quot;&quot;&quot;&quot;));IF([.A82]=&quot;&quot;;&quot;&quot;;IF([.A82]&lt;&gt;[.A81];&quot;&quot;;&quot;PREVIOUS=&quot;&quot;&quot;&amp;[.E81]&amp;&quot;&quot;&quot; &quot;) &amp; IF([.A82]&lt;&gt;[.A83];&quot;&quot;;&quot;NEXT=&quot;&quot;&quot;&amp;[.E83]&amp;&quot;&quot;&quot;&quot;)))">
            <text:p/>
          </table:table-cell>
          <table:table-cell table:formula="of:=IF([.B82]=&quot;&quot;;&quot;&quot;;VLOOKUP([.B82];[$Tabelas.$A$1:.$C$136];3;0))">
            <text:p/>
          </table:table-cell>
          <table:table-cell table:formula="of:=IF([.A82]=&quot;Campo&quot;; IF(ISERROR(VLOOKUP([.F82];[$Auxiliar.$A$1:.$E$17];5;0));&quot;TYPE=&quot;&quot;&quot;&amp;[.F82]&amp;&quot;&quot;&quot; LENGTH=&quot;&quot;&quot;&amp;[.G82]&amp;&quot;&quot;&quot; &quot;;VLOOKUP([.F82];[$Auxiliar.$A$1:.$E$17];5;0)) &amp; IF(AND([.A82]=&quot;Campo&quot;;[.D82]=&quot;PK&quot;); IF([.I82]=&quot;Sim&quot;;&quot; SEQUENCE=&quot;&quot;true&quot;&quot;&quot;;&quot; SEQUENCE=&quot;&quot;false&quot;&quot;&quot;);&quot;&quot;)&amp;IF([.H82]&lt;&gt;&quot;&quot;;&quot; NOTNULL=&quot;&quot;&quot;&amp;IF([.H82]=&quot;Sim&quot;;&quot;true&quot;;&quot;false&quot;)&amp;&quot;&quot;&quot;&quot;;&quot;&quot;);&quot;&quot;)">
            <text:p/>
          </table:table-cell>
          <table:table-cell table:style-name="ce26" table:formula="of:=IF(AND([.B82]&lt;&gt;[.B81];[.B82]&lt;&gt;&quot;&quot;);&quot;&lt;TABLE NAME=&quot;&quot;&quot;&amp;[.B82]&amp;&quot;&quot;&quot; COMMENT=&quot;&quot;&quot;&amp;[.K82]&amp;&quot;&quot;&quot; &quot;&amp; [.M82] &amp;&quot;&gt;&lt;FIELDS&gt;&quot;;&quot;&quot;) &amp; IF(AND([.A82]=&quot;Chave&quot;;[.A81]=&quot;Campo&quot;);&quot;&lt;KEYS&gt;&quot;;&quot;&quot;) &amp; IF([.A82]=&quot;Chave&quot;;&quot;&lt;KEY NAME=&quot;&quot;&quot;&amp;[.E82]&amp;&quot;&quot;&quot; TYPE=&quot;&quot;&quot;&amp;IF([.D82]=&quot;PK&quot;;&quot;primary&quot;;&quot;foreign&quot;)&amp;&quot;&quot;&quot; FIELDS=&quot;&quot;&quot;&amp;[.C82]&amp;&quot;&quot;&quot;&quot;&amp;IF([.D82]=&quot;FK&quot;;&quot; REFTABLE=&quot;&quot;&quot;&amp;[.F82]&amp;&quot;&quot;&quot; REFFIELDS=&quot;&quot;&quot;&amp;[.G82]&amp;&quot;&quot;&quot;&quot;;&quot;&quot;)&amp;&quot; &quot;&amp;[.L82]&amp;&quot; COMMENT=&quot;&quot;&quot;&amp;[.J82]&amp;&quot;&quot;&quot;&quot;&amp;IF(AND([.A82]=&quot;Campo&quot;;[.D82]=&quot;PK&quot;);&quot; SEQUENCE=&quot;&quot;true&quot;&quot;&quot;;&quot;&quot;)&amp;&quot;/&gt;&quot;;&quot;&quot;) &amp; IF([.A82]=&quot;Campo&quot;;&quot;&lt;FIELD NAME=&quot;&quot;&quot;&amp;[.C82]&amp;&quot;&quot;&quot; &quot;&amp;[.N82]&amp;&quot; &quot;&amp;[.L82]&amp;IF(AND([.A82]=&quot;Campo&quot;;[.D82]&lt;&gt;&quot;PK&quot;);&quot; SEQUENCE=&quot;&quot;false&quot;&quot; &quot;;&quot;&quot;)&amp;&quot; COMMENT=&quot;&quot;&quot;&amp;[.J82]&amp;&quot;&quot;&quot;/&gt;&quot;;&quot;&quot;) &amp; IF(AND([.A82]=&quot;Campo&quot;;[.A83]=&quot;Chave&quot;);&quot;&lt;/FIELDS&gt;&quot;;&quot;&quot;) &amp; IF(AND([.A82]=&quot;Chave&quot;;[.A83]&lt;&gt;&quot;Chave&quot;);&quot;&lt;/KEYS&gt;&quot;;&quot;&quot;) &amp; IF([.B82]&lt;&gt;[.B83];&quot;&lt;/TABLE&gt;&quot;;&quot;&quot;) &amp; IF(AND([.A82]=&quot;&quot;;[.A81]&lt;&gt;&quot;&quot;);&quot;&lt;/TABLES&gt;&lt;/XMLDB&gt;&quot;;&quot;&quot;)">
            <text:p/>
          </table:table-cell>
          <table:table-cell table:style-name="ce27" table:formula="of:=IF(AND([.A82]=&quot;Campo&quot;;[.A82]&lt;&gt;[.A81]);&quot;&lt;Form name=&quot;&quot;newRecord&quot;&quot;&gt;&quot;;&quot;&quot;)&amp;IF([.A82]=&quot;Campo&quot;;&quot;&lt;&quot;&amp;IF([.D82]=&quot;FK&quot;;&quot;Select &quot;;VLOOKUP([.F82];[$Auxiliar.$A$27:.$B$48];2;0))&amp;&quot; id=&quot;&quot;&quot;&amp;[.C82]&amp;&quot;&quot;&quot; label=&quot;&quot;&quot;&amp;[.C82]&amp;&quot;&quot;&quot;&quot;&amp; IF([.D82]=&quot;FK&quot;;&quot; datasource=&quot;&quot;table:&quot;&amp;VLOOKUP(&quot;Chave&quot;&amp;&quot;.&quot;&amp;[.C82];[.$Q$1:.$R$2300];2;0)&amp;&quot;&quot;&quot; bindid=&quot;&quot;id&quot;&quot; bindvalue=&quot;&quot;name&quot;&quot;&quot;;&quot;&quot;)&amp;&quot;required=&quot;&quot;&quot;&amp;IF([.H82]=&quot;Sim&quot;;&quot;true&quot;;&quot;false&quot;)&amp;&quot;&quot;&quot; /&gt;&quot;;&quot;&quot;)&amp;IF(AND([.A82]=&quot;Chave&quot;;[.A81]=&quot;Campo&quot;);&quot;&lt;/Form&gt;&quot;;&quot;&quot;)">
            <text:p/>
          </table:table-cell>
          <table:table-cell table:style-name="ce27" table:formula="of:=IF([.A82]&lt;&gt;&quot;&quot;;[.A82]&amp;&quot;.&quot;&amp;[.C82];&quot;&quot;)">
            <text:p/>
          </table:table-cell>
          <table:table-cell table:style-name="ce27" table:formula="of:=IF([.A82]&lt;&gt;&quot;&quot;;[.F82];&quot;&quot;)">
            <text:p/>
          </table:table-cell>
        </table:table-row>
        <table:table-row table:style-name="ro1">
          <table:table-cell table:formula="of:=IF([Campos.A83]=&quot;&quot;;&quot;&quot;;[Campos.A83])">
            <text:p/>
          </table:table-cell>
          <table:table-cell table:formula="of:=IF([Campos.B83]=&quot;&quot;;&quot;&quot;;[Campos.B83])">
            <text:p/>
          </table:table-cell>
          <table:table-cell table:formula="of:=IF([Campos.C83]=&quot;&quot;;&quot;&quot;;[Campos.C83])">
            <text:p/>
          </table:table-cell>
          <table:table-cell table:formula="of:=IF([Campos.D83]=&quot;&quot;;&quot;&quot;;[Campos.D83])">
            <text:p/>
          </table:table-cell>
          <table:table-cell table:style-name="ce24" table:formula="of:=IF([.A83]=&quot;Chave&quot;;SUBSTITUTE([.C83];&quot;,&quot;;&quot;_&quot;)&amp;ROW([.C83]);[.C83])">
            <text:p/>
          </table:table-cell>
          <table:table-cell table:formula="of:=IF([Campos.F83]=&quot;&quot;;&quot;&quot;;[Campos.F83])">
            <text:p/>
          </table:table-cell>
          <table:table-cell table:formula="of:=IF([Campos.G83]=&quot;&quot;;&quot;&quot;;[Campos.G83])">
            <text:p/>
          </table:table-cell>
          <table:table-cell table:formula="of:=IF([Campos.H83]=&quot;&quot;;&quot;&quot;;[Campos.H83])">
            <text:p/>
          </table:table-cell>
          <table:table-cell table:formula="of:=IF([Campos.E83]=&quot;&quot;;&quot;&quot;;[Campos.E83])">
            <text:p/>
          </table:table-cell>
          <table:table-cell table:formula="of:=IF([Campos.I83]=&quot;&quot;;&quot;&quot;;[Campos.I83])">
            <text:p/>
          </table:table-cell>
          <table:table-cell table:formula="of:=IF([.B83]=&quot;&quot;;&quot;&quot;;VLOOKUP([.B83];[$Tabelas.$A$1:.$B$136];2;0))">
            <text:p/>
          </table:table-cell>
          <table:table-cell table:formula="of:=IF([.A83]=&quot;Campo&quot;;IF([.A83]=&quot;&quot;;&quot;&quot;;IF([.A83]&lt;&gt;[.A82];&quot;&quot;;&quot;PREVIOUS=&quot;&quot;&quot;&amp;[.C82]&amp;&quot;&quot;&quot; &quot;) &amp; IF([.A83]&lt;&gt;[.A84];&quot;&quot;;&quot;NEXT=&quot;&quot;&quot;&amp;[.C84]&amp;&quot;&quot;&quot;&quot;));IF([.A83]=&quot;&quot;;&quot;&quot;;IF([.A83]&lt;&gt;[.A82];&quot;&quot;;&quot;PREVIOUS=&quot;&quot;&quot;&amp;[.E82]&amp;&quot;&quot;&quot; &quot;) &amp; IF([.A83]&lt;&gt;[.A84];&quot;&quot;;&quot;NEXT=&quot;&quot;&quot;&amp;[.E84]&amp;&quot;&quot;&quot;&quot;)))">
            <text:p/>
          </table:table-cell>
          <table:table-cell table:formula="of:=IF([.B83]=&quot;&quot;;&quot;&quot;;VLOOKUP([.B83];[$Tabelas.$A$1:.$C$136];3;0))">
            <text:p/>
          </table:table-cell>
          <table:table-cell table:formula="of:=IF([.A83]=&quot;Campo&quot;; IF(ISERROR(VLOOKUP([.F83];[$Auxiliar.$A$1:.$E$17];5;0));&quot;TYPE=&quot;&quot;&quot;&amp;[.F83]&amp;&quot;&quot;&quot; LENGTH=&quot;&quot;&quot;&amp;[.G83]&amp;&quot;&quot;&quot; &quot;;VLOOKUP([.F83];[$Auxiliar.$A$1:.$E$17];5;0)) &amp; IF(AND([.A83]=&quot;Campo&quot;;[.D83]=&quot;PK&quot;); IF([.I83]=&quot;Sim&quot;;&quot; SEQUENCE=&quot;&quot;true&quot;&quot;&quot;;&quot; SEQUENCE=&quot;&quot;false&quot;&quot;&quot;);&quot;&quot;)&amp;IF([.H83]&lt;&gt;&quot;&quot;;&quot; NOTNULL=&quot;&quot;&quot;&amp;IF([.H83]=&quot;Sim&quot;;&quot;true&quot;;&quot;false&quot;)&amp;&quot;&quot;&quot;&quot;;&quot;&quot;);&quot;&quot;)">
            <text:p/>
          </table:table-cell>
          <table:table-cell table:style-name="ce26" table:formula="of:=IF(AND([.B83]&lt;&gt;[.B82];[.B83]&lt;&gt;&quot;&quot;);&quot;&lt;TABLE NAME=&quot;&quot;&quot;&amp;[.B83]&amp;&quot;&quot;&quot; COMMENT=&quot;&quot;&quot;&amp;[.K83]&amp;&quot;&quot;&quot; &quot;&amp; [.M83] &amp;&quot;&gt;&lt;FIELDS&gt;&quot;;&quot;&quot;) &amp; IF(AND([.A83]=&quot;Chave&quot;;[.A82]=&quot;Campo&quot;);&quot;&lt;KEYS&gt;&quot;;&quot;&quot;) &amp; IF([.A83]=&quot;Chave&quot;;&quot;&lt;KEY NAME=&quot;&quot;&quot;&amp;[.E83]&amp;&quot;&quot;&quot; TYPE=&quot;&quot;&quot;&amp;IF([.D83]=&quot;PK&quot;;&quot;primary&quot;;&quot;foreign&quot;)&amp;&quot;&quot;&quot; FIELDS=&quot;&quot;&quot;&amp;[.C83]&amp;&quot;&quot;&quot;&quot;&amp;IF([.D83]=&quot;FK&quot;;&quot; REFTABLE=&quot;&quot;&quot;&amp;[.F83]&amp;&quot;&quot;&quot; REFFIELDS=&quot;&quot;&quot;&amp;[.G83]&amp;&quot;&quot;&quot;&quot;;&quot;&quot;)&amp;&quot; &quot;&amp;[.L83]&amp;&quot; COMMENT=&quot;&quot;&quot;&amp;[.J83]&amp;&quot;&quot;&quot;&quot;&amp;IF(AND([.A83]=&quot;Campo&quot;;[.D83]=&quot;PK&quot;);&quot; SEQUENCE=&quot;&quot;true&quot;&quot;&quot;;&quot;&quot;)&amp;&quot;/&gt;&quot;;&quot;&quot;) &amp; IF([.A83]=&quot;Campo&quot;;&quot;&lt;FIELD NAME=&quot;&quot;&quot;&amp;[.C83]&amp;&quot;&quot;&quot; &quot;&amp;[.N83]&amp;&quot; &quot;&amp;[.L83]&amp;IF(AND([.A83]=&quot;Campo&quot;;[.D83]&lt;&gt;&quot;PK&quot;);&quot; SEQUENCE=&quot;&quot;false&quot;&quot; &quot;;&quot;&quot;)&amp;&quot; COMMENT=&quot;&quot;&quot;&amp;[.J83]&amp;&quot;&quot;&quot;/&gt;&quot;;&quot;&quot;) &amp; IF(AND([.A83]=&quot;Campo&quot;;[.A84]=&quot;Chave&quot;);&quot;&lt;/FIELDS&gt;&quot;;&quot;&quot;) &amp; IF(AND([.A83]=&quot;Chave&quot;;[.A84]&lt;&gt;&quot;Chave&quot;);&quot;&lt;/KEYS&gt;&quot;;&quot;&quot;) &amp; IF([.B83]&lt;&gt;[.B84];&quot;&lt;/TABLE&gt;&quot;;&quot;&quot;) &amp; IF(AND([.A83]=&quot;&quot;;[.A82]&lt;&gt;&quot;&quot;);&quot;&lt;/TABLES&gt;&lt;/XMLDB&gt;&quot;;&quot;&quot;)">
            <text:p/>
          </table:table-cell>
          <table:table-cell table:style-name="ce27" table:formula="of:=IF(AND([.A83]=&quot;Campo&quot;;[.A83]&lt;&gt;[.A82]);&quot;&lt;Form name=&quot;&quot;newRecord&quot;&quot;&gt;&quot;;&quot;&quot;)&amp;IF([.A83]=&quot;Campo&quot;;&quot;&lt;&quot;&amp;IF([.D83]=&quot;FK&quot;;&quot;Select &quot;;VLOOKUP([.F83];[$Auxiliar.$A$27:.$B$48];2;0))&amp;&quot; id=&quot;&quot;&quot;&amp;[.C83]&amp;&quot;&quot;&quot; label=&quot;&quot;&quot;&amp;[.C83]&amp;&quot;&quot;&quot;&quot;&amp; IF([.D83]=&quot;FK&quot;;&quot; datasource=&quot;&quot;table:&quot;&amp;VLOOKUP(&quot;Chave&quot;&amp;&quot;.&quot;&amp;[.C83];[.$Q$1:.$R$2300];2;0)&amp;&quot;&quot;&quot; bindid=&quot;&quot;id&quot;&quot; bindvalue=&quot;&quot;name&quot;&quot;&quot;;&quot;&quot;)&amp;&quot;required=&quot;&quot;&quot;&amp;IF([.H83]=&quot;Sim&quot;;&quot;true&quot;;&quot;false&quot;)&amp;&quot;&quot;&quot; /&gt;&quot;;&quot;&quot;)&amp;IF(AND([.A83]=&quot;Chave&quot;;[.A82]=&quot;Campo&quot;);&quot;&lt;/Form&gt;&quot;;&quot;&quot;)">
            <text:p/>
          </table:table-cell>
          <table:table-cell table:style-name="ce27" table:formula="of:=IF([.A83]&lt;&gt;&quot;&quot;;[.A83]&amp;&quot;.&quot;&amp;[.C83];&quot;&quot;)">
            <text:p/>
          </table:table-cell>
          <table:table-cell table:style-name="ce27" table:formula="of:=IF([.A83]&lt;&gt;&quot;&quot;;[.F83];&quot;&quot;)">
            <text:p/>
          </table:table-cell>
        </table:table-row>
        <table:table-row table:style-name="ro1">
          <table:table-cell table:formula="of:=IF([Campos.A84]=&quot;&quot;;&quot;&quot;;[Campos.A84])">
            <text:p/>
          </table:table-cell>
          <table:table-cell table:formula="of:=IF([Campos.B84]=&quot;&quot;;&quot;&quot;;[Campos.B84])">
            <text:p/>
          </table:table-cell>
          <table:table-cell table:formula="of:=IF([Campos.C84]=&quot;&quot;;&quot;&quot;;[Campos.C84])">
            <text:p/>
          </table:table-cell>
          <table:table-cell table:formula="of:=IF([Campos.D84]=&quot;&quot;;&quot;&quot;;[Campos.D84])">
            <text:p/>
          </table:table-cell>
          <table:table-cell table:style-name="ce24" table:formula="of:=IF([.A84]=&quot;Chave&quot;;SUBSTITUTE([.C84];&quot;,&quot;;&quot;_&quot;)&amp;ROW([.C84]);[.C84])">
            <text:p/>
          </table:table-cell>
          <table:table-cell table:formula="of:=IF([Campos.F84]=&quot;&quot;;&quot;&quot;;[Campos.F84])">
            <text:p/>
          </table:table-cell>
          <table:table-cell table:formula="of:=IF([Campos.G84]=&quot;&quot;;&quot;&quot;;[Campos.G84])">
            <text:p/>
          </table:table-cell>
          <table:table-cell table:formula="of:=IF([Campos.H84]=&quot;&quot;;&quot;&quot;;[Campos.H84])">
            <text:p/>
          </table:table-cell>
          <table:table-cell table:formula="of:=IF([Campos.E84]=&quot;&quot;;&quot;&quot;;[Campos.E84])">
            <text:p/>
          </table:table-cell>
          <table:table-cell table:formula="of:=IF([Campos.I84]=&quot;&quot;;&quot;&quot;;[Campos.I84])">
            <text:p/>
          </table:table-cell>
          <table:table-cell table:formula="of:=IF([.B84]=&quot;&quot;;&quot;&quot;;VLOOKUP([.B84];[$Tabelas.$A$1:.$B$136];2;0))">
            <text:p/>
          </table:table-cell>
          <table:table-cell table:formula="of:=IF([.A84]=&quot;Campo&quot;;IF([.A84]=&quot;&quot;;&quot;&quot;;IF([.A84]&lt;&gt;[.A83];&quot;&quot;;&quot;PREVIOUS=&quot;&quot;&quot;&amp;[.C83]&amp;&quot;&quot;&quot; &quot;) &amp; IF([.A84]&lt;&gt;[.A85];&quot;&quot;;&quot;NEXT=&quot;&quot;&quot;&amp;[.C85]&amp;&quot;&quot;&quot;&quot;));IF([.A84]=&quot;&quot;;&quot;&quot;;IF([.A84]&lt;&gt;[.A83];&quot;&quot;;&quot;PREVIOUS=&quot;&quot;&quot;&amp;[.E83]&amp;&quot;&quot;&quot; &quot;) &amp; IF([.A84]&lt;&gt;[.A85];&quot;&quot;;&quot;NEXT=&quot;&quot;&quot;&amp;[.E85]&amp;&quot;&quot;&quot;&quot;)))">
            <text:p/>
          </table:table-cell>
          <table:table-cell table:formula="of:=IF([.B84]=&quot;&quot;;&quot;&quot;;VLOOKUP([.B84];[$Tabelas.$A$1:.$C$136];3;0))">
            <text:p/>
          </table:table-cell>
          <table:table-cell table:formula="of:=IF([.A84]=&quot;Campo&quot;; IF(ISERROR(VLOOKUP([.F84];[$Auxiliar.$A$1:.$E$17];5;0));&quot;TYPE=&quot;&quot;&quot;&amp;[.F84]&amp;&quot;&quot;&quot; LENGTH=&quot;&quot;&quot;&amp;[.G84]&amp;&quot;&quot;&quot; &quot;;VLOOKUP([.F84];[$Auxiliar.$A$1:.$E$17];5;0)) &amp; IF(AND([.A84]=&quot;Campo&quot;;[.D84]=&quot;PK&quot;); IF([.I84]=&quot;Sim&quot;;&quot; SEQUENCE=&quot;&quot;true&quot;&quot;&quot;;&quot; SEQUENCE=&quot;&quot;false&quot;&quot;&quot;);&quot;&quot;)&amp;IF([.H84]&lt;&gt;&quot;&quot;;&quot; NOTNULL=&quot;&quot;&quot;&amp;IF([.H84]=&quot;Sim&quot;;&quot;true&quot;;&quot;false&quot;)&amp;&quot;&quot;&quot;&quot;;&quot;&quot;);&quot;&quot;)">
            <text:p/>
          </table:table-cell>
          <table:table-cell table:style-name="ce26" table:formula="of:=IF(AND([.B84]&lt;&gt;[.B83];[.B84]&lt;&gt;&quot;&quot;);&quot;&lt;TABLE NAME=&quot;&quot;&quot;&amp;[.B84]&amp;&quot;&quot;&quot; COMMENT=&quot;&quot;&quot;&amp;[.K84]&amp;&quot;&quot;&quot; &quot;&amp; [.M84] &amp;&quot;&gt;&lt;FIELDS&gt;&quot;;&quot;&quot;) &amp; IF(AND([.A84]=&quot;Chave&quot;;[.A83]=&quot;Campo&quot;);&quot;&lt;KEYS&gt;&quot;;&quot;&quot;) &amp; IF([.A84]=&quot;Chave&quot;;&quot;&lt;KEY NAME=&quot;&quot;&quot;&amp;[.E84]&amp;&quot;&quot;&quot; TYPE=&quot;&quot;&quot;&amp;IF([.D84]=&quot;PK&quot;;&quot;primary&quot;;&quot;foreign&quot;)&amp;&quot;&quot;&quot; FIELDS=&quot;&quot;&quot;&amp;[.C84]&amp;&quot;&quot;&quot;&quot;&amp;IF([.D84]=&quot;FK&quot;;&quot; REFTABLE=&quot;&quot;&quot;&amp;[.F84]&amp;&quot;&quot;&quot; REFFIELDS=&quot;&quot;&quot;&amp;[.G84]&amp;&quot;&quot;&quot;&quot;;&quot;&quot;)&amp;&quot; &quot;&amp;[.L84]&amp;&quot; COMMENT=&quot;&quot;&quot;&amp;[.J84]&amp;&quot;&quot;&quot;&quot;&amp;IF(AND([.A84]=&quot;Campo&quot;;[.D84]=&quot;PK&quot;);&quot; SEQUENCE=&quot;&quot;true&quot;&quot;&quot;;&quot;&quot;)&amp;&quot;/&gt;&quot;;&quot;&quot;) &amp; IF([.A84]=&quot;Campo&quot;;&quot;&lt;FIELD NAME=&quot;&quot;&quot;&amp;[.C84]&amp;&quot;&quot;&quot; &quot;&amp;[.N84]&amp;&quot; &quot;&amp;[.L84]&amp;IF(AND([.A84]=&quot;Campo&quot;;[.D84]&lt;&gt;&quot;PK&quot;);&quot; SEQUENCE=&quot;&quot;false&quot;&quot; &quot;;&quot;&quot;)&amp;&quot; COMMENT=&quot;&quot;&quot;&amp;[.J84]&amp;&quot;&quot;&quot;/&gt;&quot;;&quot;&quot;) &amp; IF(AND([.A84]=&quot;Campo&quot;;[.A85]=&quot;Chave&quot;);&quot;&lt;/FIELDS&gt;&quot;;&quot;&quot;) &amp; IF(AND([.A84]=&quot;Chave&quot;;[.A85]&lt;&gt;&quot;Chave&quot;);&quot;&lt;/KEYS&gt;&quot;;&quot;&quot;) &amp; IF([.B84]&lt;&gt;[.B85];&quot;&lt;/TABLE&gt;&quot;;&quot;&quot;) &amp; IF(AND([.A84]=&quot;&quot;;[.A83]&lt;&gt;&quot;&quot;);&quot;&lt;/TABLES&gt;&lt;/XMLDB&gt;&quot;;&quot;&quot;)">
            <text:p/>
          </table:table-cell>
          <table:table-cell table:style-name="ce27" table:formula="of:=IF(AND([.A84]=&quot;Campo&quot;;[.A84]&lt;&gt;[.A83]);&quot;&lt;Form name=&quot;&quot;newRecord&quot;&quot;&gt;&quot;;&quot;&quot;)&amp;IF([.A84]=&quot;Campo&quot;;&quot;&lt;&quot;&amp;IF([.D84]=&quot;FK&quot;;&quot;Select &quot;;VLOOKUP([.F84];[$Auxiliar.$A$27:.$B$48];2;0))&amp;&quot; id=&quot;&quot;&quot;&amp;[.C84]&amp;&quot;&quot;&quot; label=&quot;&quot;&quot;&amp;[.C84]&amp;&quot;&quot;&quot;&quot;&amp; IF([.D84]=&quot;FK&quot;;&quot; datasource=&quot;&quot;table:&quot;&amp;VLOOKUP(&quot;Chave&quot;&amp;&quot;.&quot;&amp;[.C84];[.$Q$1:.$R$2300];2;0)&amp;&quot;&quot;&quot; bindid=&quot;&quot;id&quot;&quot; bindvalue=&quot;&quot;name&quot;&quot;&quot;;&quot;&quot;)&amp;&quot;required=&quot;&quot;&quot;&amp;IF([.H84]=&quot;Sim&quot;;&quot;true&quot;;&quot;false&quot;)&amp;&quot;&quot;&quot; /&gt;&quot;;&quot;&quot;)&amp;IF(AND([.A84]=&quot;Chave&quot;;[.A83]=&quot;Campo&quot;);&quot;&lt;/Form&gt;&quot;;&quot;&quot;)">
            <text:p/>
          </table:table-cell>
          <table:table-cell table:style-name="ce27" table:formula="of:=IF([.A84]&lt;&gt;&quot;&quot;;[.A84]&amp;&quot;.&quot;&amp;[.C84];&quot;&quot;)">
            <text:p/>
          </table:table-cell>
          <table:table-cell table:style-name="ce27" table:formula="of:=IF([.A84]&lt;&gt;&quot;&quot;;[.F84];&quot;&quot;)">
            <text:p/>
          </table:table-cell>
        </table:table-row>
        <table:table-row table:style-name="ro1">
          <table:table-cell table:formula="of:=IF([Campos.A85]=&quot;&quot;;&quot;&quot;;[Campos.A85])">
            <text:p/>
          </table:table-cell>
          <table:table-cell table:formula="of:=IF([Campos.B85]=&quot;&quot;;&quot;&quot;;[Campos.B85])">
            <text:p/>
          </table:table-cell>
          <table:table-cell table:formula="of:=IF([Campos.C85]=&quot;&quot;;&quot;&quot;;[Campos.C85])">
            <text:p/>
          </table:table-cell>
          <table:table-cell table:formula="of:=IF([Campos.D85]=&quot;&quot;;&quot;&quot;;[Campos.D85])">
            <text:p/>
          </table:table-cell>
          <table:table-cell table:style-name="ce24" table:formula="of:=IF([.A85]=&quot;Chave&quot;;SUBSTITUTE([.C85];&quot;,&quot;;&quot;_&quot;)&amp;ROW([.C85]);[.C85])">
            <text:p/>
          </table:table-cell>
          <table:table-cell table:formula="of:=IF([Campos.F85]=&quot;&quot;;&quot;&quot;;[Campos.F85])">
            <text:p/>
          </table:table-cell>
          <table:table-cell table:formula="of:=IF([Campos.G85]=&quot;&quot;;&quot;&quot;;[Campos.G85])">
            <text:p/>
          </table:table-cell>
          <table:table-cell table:formula="of:=IF([Campos.H85]=&quot;&quot;;&quot;&quot;;[Campos.H85])">
            <text:p/>
          </table:table-cell>
          <table:table-cell table:formula="of:=IF([Campos.E85]=&quot;&quot;;&quot;&quot;;[Campos.E85])">
            <text:p/>
          </table:table-cell>
          <table:table-cell table:formula="of:=IF([Campos.I85]=&quot;&quot;;&quot;&quot;;[Campos.I85])">
            <text:p/>
          </table:table-cell>
          <table:table-cell table:formula="of:=IF([.B85]=&quot;&quot;;&quot;&quot;;VLOOKUP([.B85];[$Tabelas.$A$1:.$B$136];2;0))">
            <text:p/>
          </table:table-cell>
          <table:table-cell table:formula="of:=IF([.A85]=&quot;Campo&quot;;IF([.A85]=&quot;&quot;;&quot;&quot;;IF([.A85]&lt;&gt;[.A84];&quot;&quot;;&quot;PREVIOUS=&quot;&quot;&quot;&amp;[.C84]&amp;&quot;&quot;&quot; &quot;) &amp; IF([.A85]&lt;&gt;[.A86];&quot;&quot;;&quot;NEXT=&quot;&quot;&quot;&amp;[.C86]&amp;&quot;&quot;&quot;&quot;));IF([.A85]=&quot;&quot;;&quot;&quot;;IF([.A85]&lt;&gt;[.A84];&quot;&quot;;&quot;PREVIOUS=&quot;&quot;&quot;&amp;[.E84]&amp;&quot;&quot;&quot; &quot;) &amp; IF([.A85]&lt;&gt;[.A86];&quot;&quot;;&quot;NEXT=&quot;&quot;&quot;&amp;[.E86]&amp;&quot;&quot;&quot;&quot;)))">
            <text:p/>
          </table:table-cell>
          <table:table-cell table:formula="of:=IF([.B85]=&quot;&quot;;&quot;&quot;;VLOOKUP([.B85];[$Tabelas.$A$1:.$C$136];3;0))">
            <text:p/>
          </table:table-cell>
          <table:table-cell table:formula="of:=IF([.A85]=&quot;Campo&quot;; IF(ISERROR(VLOOKUP([.F85];[$Auxiliar.$A$1:.$E$17];5;0));&quot;TYPE=&quot;&quot;&quot;&amp;[.F85]&amp;&quot;&quot;&quot; LENGTH=&quot;&quot;&quot;&amp;[.G85]&amp;&quot;&quot;&quot; &quot;;VLOOKUP([.F85];[$Auxiliar.$A$1:.$E$17];5;0)) &amp; IF(AND([.A85]=&quot;Campo&quot;;[.D85]=&quot;PK&quot;); IF([.I85]=&quot;Sim&quot;;&quot; SEQUENCE=&quot;&quot;true&quot;&quot;&quot;;&quot; SEQUENCE=&quot;&quot;false&quot;&quot;&quot;);&quot;&quot;)&amp;IF([.H85]&lt;&gt;&quot;&quot;;&quot; NOTNULL=&quot;&quot;&quot;&amp;IF([.H85]=&quot;Sim&quot;;&quot;true&quot;;&quot;false&quot;)&amp;&quot;&quot;&quot;&quot;;&quot;&quot;);&quot;&quot;)">
            <text:p/>
          </table:table-cell>
          <table:table-cell table:style-name="ce26" table:formula="of:=IF(AND([.B85]&lt;&gt;[.B84];[.B85]&lt;&gt;&quot;&quot;);&quot;&lt;TABLE NAME=&quot;&quot;&quot;&amp;[.B85]&amp;&quot;&quot;&quot; COMMENT=&quot;&quot;&quot;&amp;[.K85]&amp;&quot;&quot;&quot; &quot;&amp; [.M85] &amp;&quot;&gt;&lt;FIELDS&gt;&quot;;&quot;&quot;) &amp; IF(AND([.A85]=&quot;Chave&quot;;[.A84]=&quot;Campo&quot;);&quot;&lt;KEYS&gt;&quot;;&quot;&quot;) &amp; IF([.A85]=&quot;Chave&quot;;&quot;&lt;KEY NAME=&quot;&quot;&quot;&amp;[.E85]&amp;&quot;&quot;&quot; TYPE=&quot;&quot;&quot;&amp;IF([.D85]=&quot;PK&quot;;&quot;primary&quot;;&quot;foreign&quot;)&amp;&quot;&quot;&quot; FIELDS=&quot;&quot;&quot;&amp;[.C85]&amp;&quot;&quot;&quot;&quot;&amp;IF([.D85]=&quot;FK&quot;;&quot; REFTABLE=&quot;&quot;&quot;&amp;[.F85]&amp;&quot;&quot;&quot; REFFIELDS=&quot;&quot;&quot;&amp;[.G85]&amp;&quot;&quot;&quot;&quot;;&quot;&quot;)&amp;&quot; &quot;&amp;[.L85]&amp;&quot; COMMENT=&quot;&quot;&quot;&amp;[.J85]&amp;&quot;&quot;&quot;&quot;&amp;IF(AND([.A85]=&quot;Campo&quot;;[.D85]=&quot;PK&quot;);&quot; SEQUENCE=&quot;&quot;true&quot;&quot;&quot;;&quot;&quot;)&amp;&quot;/&gt;&quot;;&quot;&quot;) &amp; IF([.A85]=&quot;Campo&quot;;&quot;&lt;FIELD NAME=&quot;&quot;&quot;&amp;[.C85]&amp;&quot;&quot;&quot; &quot;&amp;[.N85]&amp;&quot; &quot;&amp;[.L85]&amp;IF(AND([.A85]=&quot;Campo&quot;;[.D85]&lt;&gt;&quot;PK&quot;);&quot; SEQUENCE=&quot;&quot;false&quot;&quot; &quot;;&quot;&quot;)&amp;&quot; COMMENT=&quot;&quot;&quot;&amp;[.J85]&amp;&quot;&quot;&quot;/&gt;&quot;;&quot;&quot;) &amp; IF(AND([.A85]=&quot;Campo&quot;;[.A86]=&quot;Chave&quot;);&quot;&lt;/FIELDS&gt;&quot;;&quot;&quot;) &amp; IF(AND([.A85]=&quot;Chave&quot;;[.A86]&lt;&gt;&quot;Chave&quot;);&quot;&lt;/KEYS&gt;&quot;;&quot;&quot;) &amp; IF([.B85]&lt;&gt;[.B86];&quot;&lt;/TABLE&gt;&quot;;&quot;&quot;) &amp; IF(AND([.A85]=&quot;&quot;;[.A84]&lt;&gt;&quot;&quot;);&quot;&lt;/TABLES&gt;&lt;/XMLDB&gt;&quot;;&quot;&quot;)">
            <text:p/>
          </table:table-cell>
          <table:table-cell table:style-name="ce27" table:formula="of:=IF(AND([.A85]=&quot;Campo&quot;;[.A85]&lt;&gt;[.A84]);&quot;&lt;Form name=&quot;&quot;newRecord&quot;&quot;&gt;&quot;;&quot;&quot;)&amp;IF([.A85]=&quot;Campo&quot;;&quot;&lt;&quot;&amp;IF([.D85]=&quot;FK&quot;;&quot;Select &quot;;VLOOKUP([.F85];[$Auxiliar.$A$27:.$B$48];2;0))&amp;&quot; id=&quot;&quot;&quot;&amp;[.C85]&amp;&quot;&quot;&quot; label=&quot;&quot;&quot;&amp;[.C85]&amp;&quot;&quot;&quot;&quot;&amp; IF([.D85]=&quot;FK&quot;;&quot; datasource=&quot;&quot;table:&quot;&amp;VLOOKUP(&quot;Chave&quot;&amp;&quot;.&quot;&amp;[.C85];[.$Q$1:.$R$2300];2;0)&amp;&quot;&quot;&quot; bindid=&quot;&quot;id&quot;&quot; bindvalue=&quot;&quot;name&quot;&quot;&quot;;&quot;&quot;)&amp;&quot;required=&quot;&quot;&quot;&amp;IF([.H85]=&quot;Sim&quot;;&quot;true&quot;;&quot;false&quot;)&amp;&quot;&quot;&quot; /&gt;&quot;;&quot;&quot;)&amp;IF(AND([.A85]=&quot;Chave&quot;;[.A84]=&quot;Campo&quot;);&quot;&lt;/Form&gt;&quot;;&quot;&quot;)">
            <text:p/>
          </table:table-cell>
          <table:table-cell table:style-name="ce27" table:formula="of:=IF([.A85]&lt;&gt;&quot;&quot;;[.A85]&amp;&quot;.&quot;&amp;[.C85];&quot;&quot;)">
            <text:p/>
          </table:table-cell>
          <table:table-cell table:style-name="ce27" table:formula="of:=IF([.A85]&lt;&gt;&quot;&quot;;[.F85];&quot;&quot;)">
            <text:p/>
          </table:table-cell>
        </table:table-row>
        <table:table-row table:style-name="ro1">
          <table:table-cell table:formula="of:=IF([Campos.A86]=&quot;&quot;;&quot;&quot;;[Campos.A86])">
            <text:p/>
          </table:table-cell>
          <table:table-cell table:formula="of:=IF([Campos.B86]=&quot;&quot;;&quot;&quot;;[Campos.B86])">
            <text:p/>
          </table:table-cell>
          <table:table-cell table:formula="of:=IF([Campos.C86]=&quot;&quot;;&quot;&quot;;[Campos.C86])">
            <text:p/>
          </table:table-cell>
          <table:table-cell table:formula="of:=IF([Campos.D86]=&quot;&quot;;&quot;&quot;;[Campos.D86])">
            <text:p/>
          </table:table-cell>
          <table:table-cell table:style-name="ce24" table:formula="of:=IF([.A86]=&quot;Chave&quot;;SUBSTITUTE([.C86];&quot;,&quot;;&quot;_&quot;)&amp;ROW([.C86]);[.C86])">
            <text:p/>
          </table:table-cell>
          <table:table-cell table:formula="of:=IF([Campos.F86]=&quot;&quot;;&quot;&quot;;[Campos.F86])">
            <text:p/>
          </table:table-cell>
          <table:table-cell table:formula="of:=IF([Campos.G86]=&quot;&quot;;&quot;&quot;;[Campos.G86])">
            <text:p/>
          </table:table-cell>
          <table:table-cell table:formula="of:=IF([Campos.H86]=&quot;&quot;;&quot;&quot;;[Campos.H86])">
            <text:p/>
          </table:table-cell>
          <table:table-cell table:formula="of:=IF([Campos.E86]=&quot;&quot;;&quot;&quot;;[Campos.E86])">
            <text:p/>
          </table:table-cell>
          <table:table-cell table:formula="of:=IF([Campos.I86]=&quot;&quot;;&quot;&quot;;[Campos.I86])">
            <text:p/>
          </table:table-cell>
          <table:table-cell table:formula="of:=IF([.B86]=&quot;&quot;;&quot;&quot;;VLOOKUP([.B86];[$Tabelas.$A$1:.$B$136];2;0))">
            <text:p/>
          </table:table-cell>
          <table:table-cell table:formula="of:=IF([.A86]=&quot;Campo&quot;;IF([.A86]=&quot;&quot;;&quot;&quot;;IF([.A86]&lt;&gt;[.A85];&quot;&quot;;&quot;PREVIOUS=&quot;&quot;&quot;&amp;[.C85]&amp;&quot;&quot;&quot; &quot;) &amp; IF([.A86]&lt;&gt;[.A87];&quot;&quot;;&quot;NEXT=&quot;&quot;&quot;&amp;[.C87]&amp;&quot;&quot;&quot;&quot;));IF([.A86]=&quot;&quot;;&quot;&quot;;IF([.A86]&lt;&gt;[.A85];&quot;&quot;;&quot;PREVIOUS=&quot;&quot;&quot;&amp;[.E85]&amp;&quot;&quot;&quot; &quot;) &amp; IF([.A86]&lt;&gt;[.A87];&quot;&quot;;&quot;NEXT=&quot;&quot;&quot;&amp;[.E87]&amp;&quot;&quot;&quot;&quot;)))">
            <text:p/>
          </table:table-cell>
          <table:table-cell table:formula="of:=IF([.B86]=&quot;&quot;;&quot;&quot;;VLOOKUP([.B86];[$Tabelas.$A$1:.$C$136];3;0))">
            <text:p/>
          </table:table-cell>
          <table:table-cell table:formula="of:=IF([.A86]=&quot;Campo&quot;; IF(ISERROR(VLOOKUP([.F86];[$Auxiliar.$A$1:.$E$17];5;0));&quot;TYPE=&quot;&quot;&quot;&amp;[.F86]&amp;&quot;&quot;&quot; LENGTH=&quot;&quot;&quot;&amp;[.G86]&amp;&quot;&quot;&quot; &quot;;VLOOKUP([.F86];[$Auxiliar.$A$1:.$E$17];5;0)) &amp; IF(AND([.A86]=&quot;Campo&quot;;[.D86]=&quot;PK&quot;); IF([.I86]=&quot;Sim&quot;;&quot; SEQUENCE=&quot;&quot;true&quot;&quot;&quot;;&quot; SEQUENCE=&quot;&quot;false&quot;&quot;&quot;);&quot;&quot;)&amp;IF([.H86]&lt;&gt;&quot;&quot;;&quot; NOTNULL=&quot;&quot;&quot;&amp;IF([.H86]=&quot;Sim&quot;;&quot;true&quot;;&quot;false&quot;)&amp;&quot;&quot;&quot;&quot;;&quot;&quot;);&quot;&quot;)">
            <text:p/>
          </table:table-cell>
          <table:table-cell table:style-name="ce26" table:formula="of:=IF(AND([.B86]&lt;&gt;[.B85];[.B86]&lt;&gt;&quot;&quot;);&quot;&lt;TABLE NAME=&quot;&quot;&quot;&amp;[.B86]&amp;&quot;&quot;&quot; COMMENT=&quot;&quot;&quot;&amp;[.K86]&amp;&quot;&quot;&quot; &quot;&amp; [.M86] &amp;&quot;&gt;&lt;FIELDS&gt;&quot;;&quot;&quot;) &amp; IF(AND([.A86]=&quot;Chave&quot;;[.A85]=&quot;Campo&quot;);&quot;&lt;KEYS&gt;&quot;;&quot;&quot;) &amp; IF([.A86]=&quot;Chave&quot;;&quot;&lt;KEY NAME=&quot;&quot;&quot;&amp;[.E86]&amp;&quot;&quot;&quot; TYPE=&quot;&quot;&quot;&amp;IF([.D86]=&quot;PK&quot;;&quot;primary&quot;;&quot;foreign&quot;)&amp;&quot;&quot;&quot; FIELDS=&quot;&quot;&quot;&amp;[.C86]&amp;&quot;&quot;&quot;&quot;&amp;IF([.D86]=&quot;FK&quot;;&quot; REFTABLE=&quot;&quot;&quot;&amp;[.F86]&amp;&quot;&quot;&quot; REFFIELDS=&quot;&quot;&quot;&amp;[.G86]&amp;&quot;&quot;&quot;&quot;;&quot;&quot;)&amp;&quot; &quot;&amp;[.L86]&amp;&quot; COMMENT=&quot;&quot;&quot;&amp;[.J86]&amp;&quot;&quot;&quot;&quot;&amp;IF(AND([.A86]=&quot;Campo&quot;;[.D86]=&quot;PK&quot;);&quot; SEQUENCE=&quot;&quot;true&quot;&quot;&quot;;&quot;&quot;)&amp;&quot;/&gt;&quot;;&quot;&quot;) &amp; IF([.A86]=&quot;Campo&quot;;&quot;&lt;FIELD NAME=&quot;&quot;&quot;&amp;[.C86]&amp;&quot;&quot;&quot; &quot;&amp;[.N86]&amp;&quot; &quot;&amp;[.L86]&amp;IF(AND([.A86]=&quot;Campo&quot;;[.D86]&lt;&gt;&quot;PK&quot;);&quot; SEQUENCE=&quot;&quot;false&quot;&quot; &quot;;&quot;&quot;)&amp;&quot; COMMENT=&quot;&quot;&quot;&amp;[.J86]&amp;&quot;&quot;&quot;/&gt;&quot;;&quot;&quot;) &amp; IF(AND([.A86]=&quot;Campo&quot;;[.A87]=&quot;Chave&quot;);&quot;&lt;/FIELDS&gt;&quot;;&quot;&quot;) &amp; IF(AND([.A86]=&quot;Chave&quot;;[.A87]&lt;&gt;&quot;Chave&quot;);&quot;&lt;/KEYS&gt;&quot;;&quot;&quot;) &amp; IF([.B86]&lt;&gt;[.B87];&quot;&lt;/TABLE&gt;&quot;;&quot;&quot;) &amp; IF(AND([.A86]=&quot;&quot;;[.A85]&lt;&gt;&quot;&quot;);&quot;&lt;/TABLES&gt;&lt;/XMLDB&gt;&quot;;&quot;&quot;)">
            <text:p/>
          </table:table-cell>
          <table:table-cell table:style-name="ce27" table:formula="of:=IF(AND([.A86]=&quot;Campo&quot;;[.A86]&lt;&gt;[.A85]);&quot;&lt;Form name=&quot;&quot;newRecord&quot;&quot;&gt;&quot;;&quot;&quot;)&amp;IF([.A86]=&quot;Campo&quot;;&quot;&lt;&quot;&amp;IF([.D86]=&quot;FK&quot;;&quot;Select &quot;;VLOOKUP([.F86];[$Auxiliar.$A$27:.$B$48];2;0))&amp;&quot; id=&quot;&quot;&quot;&amp;[.C86]&amp;&quot;&quot;&quot; label=&quot;&quot;&quot;&amp;[.C86]&amp;&quot;&quot;&quot;&quot;&amp; IF([.D86]=&quot;FK&quot;;&quot; datasource=&quot;&quot;table:&quot;&amp;VLOOKUP(&quot;Chave&quot;&amp;&quot;.&quot;&amp;[.C86];[.$Q$1:.$R$2300];2;0)&amp;&quot;&quot;&quot; bindid=&quot;&quot;id&quot;&quot; bindvalue=&quot;&quot;name&quot;&quot;&quot;;&quot;&quot;)&amp;&quot;required=&quot;&quot;&quot;&amp;IF([.H86]=&quot;Sim&quot;;&quot;true&quot;;&quot;false&quot;)&amp;&quot;&quot;&quot; /&gt;&quot;;&quot;&quot;)&amp;IF(AND([.A86]=&quot;Chave&quot;;[.A85]=&quot;Campo&quot;);&quot;&lt;/Form&gt;&quot;;&quot;&quot;)">
            <text:p/>
          </table:table-cell>
          <table:table-cell table:style-name="ce27" table:formula="of:=IF([.A86]&lt;&gt;&quot;&quot;;[.A86]&amp;&quot;.&quot;&amp;[.C86];&quot;&quot;)">
            <text:p/>
          </table:table-cell>
          <table:table-cell table:style-name="ce27" table:formula="of:=IF([.A86]&lt;&gt;&quot;&quot;;[.F86];&quot;&quot;)">
            <text:p/>
          </table:table-cell>
        </table:table-row>
        <table:table-row table:style-name="ro1">
          <table:table-cell table:formula="of:=IF([Campos.A87]=&quot;&quot;;&quot;&quot;;[Campos.A87])">
            <text:p/>
          </table:table-cell>
          <table:table-cell table:formula="of:=IF([Campos.B87]=&quot;&quot;;&quot;&quot;;[Campos.B87])">
            <text:p/>
          </table:table-cell>
          <table:table-cell table:formula="of:=IF([Campos.C87]=&quot;&quot;;&quot;&quot;;[Campos.C87])">
            <text:p/>
          </table:table-cell>
          <table:table-cell table:formula="of:=IF([Campos.D87]=&quot;&quot;;&quot;&quot;;[Campos.D87])">
            <text:p/>
          </table:table-cell>
          <table:table-cell table:style-name="ce24" table:formula="of:=IF([.A87]=&quot;Chave&quot;;SUBSTITUTE([.C87];&quot;,&quot;;&quot;_&quot;)&amp;ROW([.C87]);[.C87])">
            <text:p/>
          </table:table-cell>
          <table:table-cell table:formula="of:=IF([Campos.F87]=&quot;&quot;;&quot;&quot;;[Campos.F87])">
            <text:p/>
          </table:table-cell>
          <table:table-cell table:formula="of:=IF([Campos.G87]=&quot;&quot;;&quot;&quot;;[Campos.G87])">
            <text:p/>
          </table:table-cell>
          <table:table-cell table:formula="of:=IF([Campos.H87]=&quot;&quot;;&quot;&quot;;[Campos.H87])">
            <text:p/>
          </table:table-cell>
          <table:table-cell table:formula="of:=IF([Campos.E87]=&quot;&quot;;&quot;&quot;;[Campos.E87])">
            <text:p/>
          </table:table-cell>
          <table:table-cell table:formula="of:=IF([Campos.I87]=&quot;&quot;;&quot;&quot;;[Campos.I87])">
            <text:p/>
          </table:table-cell>
          <table:table-cell table:formula="of:=IF([.B87]=&quot;&quot;;&quot;&quot;;VLOOKUP([.B87];[$Tabelas.$A$1:.$B$136];2;0))">
            <text:p/>
          </table:table-cell>
          <table:table-cell table:formula="of:=IF([.A87]=&quot;Campo&quot;;IF([.A87]=&quot;&quot;;&quot;&quot;;IF([.A87]&lt;&gt;[.A86];&quot;&quot;;&quot;PREVIOUS=&quot;&quot;&quot;&amp;[.C86]&amp;&quot;&quot;&quot; &quot;) &amp; IF([.A87]&lt;&gt;[.A88];&quot;&quot;;&quot;NEXT=&quot;&quot;&quot;&amp;[.C88]&amp;&quot;&quot;&quot;&quot;));IF([.A87]=&quot;&quot;;&quot;&quot;;IF([.A87]&lt;&gt;[.A86];&quot;&quot;;&quot;PREVIOUS=&quot;&quot;&quot;&amp;[.E86]&amp;&quot;&quot;&quot; &quot;) &amp; IF([.A87]&lt;&gt;[.A88];&quot;&quot;;&quot;NEXT=&quot;&quot;&quot;&amp;[.E88]&amp;&quot;&quot;&quot;&quot;)))">
            <text:p/>
          </table:table-cell>
          <table:table-cell table:formula="of:=IF([.B87]=&quot;&quot;;&quot;&quot;;VLOOKUP([.B87];[$Tabelas.$A$1:.$C$136];3;0))">
            <text:p/>
          </table:table-cell>
          <table:table-cell table:formula="of:=IF([.A87]=&quot;Campo&quot;; IF(ISERROR(VLOOKUP([.F87];[$Auxiliar.$A$1:.$E$17];5;0));&quot;TYPE=&quot;&quot;&quot;&amp;[.F87]&amp;&quot;&quot;&quot; LENGTH=&quot;&quot;&quot;&amp;[.G87]&amp;&quot;&quot;&quot; &quot;;VLOOKUP([.F87];[$Auxiliar.$A$1:.$E$17];5;0)) &amp; IF(AND([.A87]=&quot;Campo&quot;;[.D87]=&quot;PK&quot;); IF([.I87]=&quot;Sim&quot;;&quot; SEQUENCE=&quot;&quot;true&quot;&quot;&quot;;&quot; SEQUENCE=&quot;&quot;false&quot;&quot;&quot;);&quot;&quot;)&amp;IF([.H87]&lt;&gt;&quot;&quot;;&quot; NOTNULL=&quot;&quot;&quot;&amp;IF([.H87]=&quot;Sim&quot;;&quot;true&quot;;&quot;false&quot;)&amp;&quot;&quot;&quot;&quot;;&quot;&quot;);&quot;&quot;)">
            <text:p/>
          </table:table-cell>
          <table:table-cell table:style-name="ce26" table:formula="of:=IF(AND([.B87]&lt;&gt;[.B86];[.B87]&lt;&gt;&quot;&quot;);&quot;&lt;TABLE NAME=&quot;&quot;&quot;&amp;[.B87]&amp;&quot;&quot;&quot; COMMENT=&quot;&quot;&quot;&amp;[.K87]&amp;&quot;&quot;&quot; &quot;&amp; [.M87] &amp;&quot;&gt;&lt;FIELDS&gt;&quot;;&quot;&quot;) &amp; IF(AND([.A87]=&quot;Chave&quot;;[.A86]=&quot;Campo&quot;);&quot;&lt;KEYS&gt;&quot;;&quot;&quot;) &amp; IF([.A87]=&quot;Chave&quot;;&quot;&lt;KEY NAME=&quot;&quot;&quot;&amp;[.E87]&amp;&quot;&quot;&quot; TYPE=&quot;&quot;&quot;&amp;IF([.D87]=&quot;PK&quot;;&quot;primary&quot;;&quot;foreign&quot;)&amp;&quot;&quot;&quot; FIELDS=&quot;&quot;&quot;&amp;[.C87]&amp;&quot;&quot;&quot;&quot;&amp;IF([.D87]=&quot;FK&quot;;&quot; REFTABLE=&quot;&quot;&quot;&amp;[.F87]&amp;&quot;&quot;&quot; REFFIELDS=&quot;&quot;&quot;&amp;[.G87]&amp;&quot;&quot;&quot;&quot;;&quot;&quot;)&amp;&quot; &quot;&amp;[.L87]&amp;&quot; COMMENT=&quot;&quot;&quot;&amp;[.J87]&amp;&quot;&quot;&quot;&quot;&amp;IF(AND([.A87]=&quot;Campo&quot;;[.D87]=&quot;PK&quot;);&quot; SEQUENCE=&quot;&quot;true&quot;&quot;&quot;;&quot;&quot;)&amp;&quot;/&gt;&quot;;&quot;&quot;) &amp; IF([.A87]=&quot;Campo&quot;;&quot;&lt;FIELD NAME=&quot;&quot;&quot;&amp;[.C87]&amp;&quot;&quot;&quot; &quot;&amp;[.N87]&amp;&quot; &quot;&amp;[.L87]&amp;IF(AND([.A87]=&quot;Campo&quot;;[.D87]&lt;&gt;&quot;PK&quot;);&quot; SEQUENCE=&quot;&quot;false&quot;&quot; &quot;;&quot;&quot;)&amp;&quot; COMMENT=&quot;&quot;&quot;&amp;[.J87]&amp;&quot;&quot;&quot;/&gt;&quot;;&quot;&quot;) &amp; IF(AND([.A87]=&quot;Campo&quot;;[.A88]=&quot;Chave&quot;);&quot;&lt;/FIELDS&gt;&quot;;&quot;&quot;) &amp; IF(AND([.A87]=&quot;Chave&quot;;[.A88]&lt;&gt;&quot;Chave&quot;);&quot;&lt;/KEYS&gt;&quot;;&quot;&quot;) &amp; IF([.B87]&lt;&gt;[.B88];&quot;&lt;/TABLE&gt;&quot;;&quot;&quot;) &amp; IF(AND([.A87]=&quot;&quot;;[.A86]&lt;&gt;&quot;&quot;);&quot;&lt;/TABLES&gt;&lt;/XMLDB&gt;&quot;;&quot;&quot;)">
            <text:p/>
          </table:table-cell>
          <table:table-cell table:style-name="ce27" table:formula="of:=IF(AND([.A87]=&quot;Campo&quot;;[.A87]&lt;&gt;[.A86]);&quot;&lt;Form name=&quot;&quot;newRecord&quot;&quot;&gt;&quot;;&quot;&quot;)&amp;IF([.A87]=&quot;Campo&quot;;&quot;&lt;&quot;&amp;IF([.D87]=&quot;FK&quot;;&quot;Select &quot;;VLOOKUP([.F87];[$Auxiliar.$A$27:.$B$48];2;0))&amp;&quot; id=&quot;&quot;&quot;&amp;[.C87]&amp;&quot;&quot;&quot; label=&quot;&quot;&quot;&amp;[.C87]&amp;&quot;&quot;&quot;&quot;&amp; IF([.D87]=&quot;FK&quot;;&quot; datasource=&quot;&quot;table:&quot;&amp;VLOOKUP(&quot;Chave&quot;&amp;&quot;.&quot;&amp;[.C87];[.$Q$1:.$R$2300];2;0)&amp;&quot;&quot;&quot; bindid=&quot;&quot;id&quot;&quot; bindvalue=&quot;&quot;name&quot;&quot;&quot;;&quot;&quot;)&amp;&quot;required=&quot;&quot;&quot;&amp;IF([.H87]=&quot;Sim&quot;;&quot;true&quot;;&quot;false&quot;)&amp;&quot;&quot;&quot; /&gt;&quot;;&quot;&quot;)&amp;IF(AND([.A87]=&quot;Chave&quot;;[.A86]=&quot;Campo&quot;);&quot;&lt;/Form&gt;&quot;;&quot;&quot;)">
            <text:p/>
          </table:table-cell>
          <table:table-cell table:style-name="ce27" table:formula="of:=IF([.A87]&lt;&gt;&quot;&quot;;[.A87]&amp;&quot;.&quot;&amp;[.C87];&quot;&quot;)">
            <text:p/>
          </table:table-cell>
          <table:table-cell table:style-name="ce27" table:formula="of:=IF([.A87]&lt;&gt;&quot;&quot;;[.F87];&quot;&quot;)">
            <text:p/>
          </table:table-cell>
        </table:table-row>
        <table:table-row table:style-name="ro1">
          <table:table-cell table:formula="of:=IF([Campos.A88]=&quot;&quot;;&quot;&quot;;[Campos.A88])">
            <text:p/>
          </table:table-cell>
          <table:table-cell table:formula="of:=IF([Campos.B88]=&quot;&quot;;&quot;&quot;;[Campos.B88])">
            <text:p/>
          </table:table-cell>
          <table:table-cell table:formula="of:=IF([Campos.C88]=&quot;&quot;;&quot;&quot;;[Campos.C88])">
            <text:p/>
          </table:table-cell>
          <table:table-cell table:formula="of:=IF([Campos.D88]=&quot;&quot;;&quot;&quot;;[Campos.D88])">
            <text:p/>
          </table:table-cell>
          <table:table-cell table:style-name="ce24" table:formula="of:=IF([.A88]=&quot;Chave&quot;;SUBSTITUTE([.C88];&quot;,&quot;;&quot;_&quot;)&amp;ROW([.C88]);[.C88])">
            <text:p/>
          </table:table-cell>
          <table:table-cell table:formula="of:=IF([Campos.F88]=&quot;&quot;;&quot;&quot;;[Campos.F88])">
            <text:p/>
          </table:table-cell>
          <table:table-cell table:formula="of:=IF([Campos.G88]=&quot;&quot;;&quot;&quot;;[Campos.G88])">
            <text:p/>
          </table:table-cell>
          <table:table-cell table:formula="of:=IF([Campos.H88]=&quot;&quot;;&quot;&quot;;[Campos.H88])">
            <text:p/>
          </table:table-cell>
          <table:table-cell table:formula="of:=IF([Campos.E88]=&quot;&quot;;&quot;&quot;;[Campos.E88])">
            <text:p/>
          </table:table-cell>
          <table:table-cell table:formula="of:=IF([Campos.I88]=&quot;&quot;;&quot;&quot;;[Campos.I88])">
            <text:p/>
          </table:table-cell>
          <table:table-cell table:formula="of:=IF([.B88]=&quot;&quot;;&quot;&quot;;VLOOKUP([.B88];[$Tabelas.$A$1:.$B$136];2;0))">
            <text:p/>
          </table:table-cell>
          <table:table-cell table:formula="of:=IF([.A88]=&quot;Campo&quot;;IF([.A88]=&quot;&quot;;&quot;&quot;;IF([.A88]&lt;&gt;[.A87];&quot;&quot;;&quot;PREVIOUS=&quot;&quot;&quot;&amp;[.C87]&amp;&quot;&quot;&quot; &quot;) &amp; IF([.A88]&lt;&gt;[.A89];&quot;&quot;;&quot;NEXT=&quot;&quot;&quot;&amp;[.C89]&amp;&quot;&quot;&quot;&quot;));IF([.A88]=&quot;&quot;;&quot;&quot;;IF([.A88]&lt;&gt;[.A87];&quot;&quot;;&quot;PREVIOUS=&quot;&quot;&quot;&amp;[.E87]&amp;&quot;&quot;&quot; &quot;) &amp; IF([.A88]&lt;&gt;[.A89];&quot;&quot;;&quot;NEXT=&quot;&quot;&quot;&amp;[.E89]&amp;&quot;&quot;&quot;&quot;)))">
            <text:p/>
          </table:table-cell>
          <table:table-cell table:formula="of:=IF([.B88]=&quot;&quot;;&quot;&quot;;VLOOKUP([.B88];[$Tabelas.$A$1:.$C$136];3;0))">
            <text:p/>
          </table:table-cell>
          <table:table-cell table:formula="of:=IF([.A88]=&quot;Campo&quot;; IF(ISERROR(VLOOKUP([.F88];[$Auxiliar.$A$1:.$E$17];5;0));&quot;TYPE=&quot;&quot;&quot;&amp;[.F88]&amp;&quot;&quot;&quot; LENGTH=&quot;&quot;&quot;&amp;[.G88]&amp;&quot;&quot;&quot; &quot;;VLOOKUP([.F88];[$Auxiliar.$A$1:.$E$17];5;0)) &amp; IF(AND([.A88]=&quot;Campo&quot;;[.D88]=&quot;PK&quot;); IF([.I88]=&quot;Sim&quot;;&quot; SEQUENCE=&quot;&quot;true&quot;&quot;&quot;;&quot; SEQUENCE=&quot;&quot;false&quot;&quot;&quot;);&quot;&quot;)&amp;IF([.H88]&lt;&gt;&quot;&quot;;&quot; NOTNULL=&quot;&quot;&quot;&amp;IF([.H88]=&quot;Sim&quot;;&quot;true&quot;;&quot;false&quot;)&amp;&quot;&quot;&quot;&quot;;&quot;&quot;);&quot;&quot;)">
            <text:p/>
          </table:table-cell>
          <table:table-cell table:style-name="ce26" table:formula="of:=IF(AND([.B88]&lt;&gt;[.B87];[.B88]&lt;&gt;&quot;&quot;);&quot;&lt;TABLE NAME=&quot;&quot;&quot;&amp;[.B88]&amp;&quot;&quot;&quot; COMMENT=&quot;&quot;&quot;&amp;[.K88]&amp;&quot;&quot;&quot; &quot;&amp; [.M88] &amp;&quot;&gt;&lt;FIELDS&gt;&quot;;&quot;&quot;) &amp; IF(AND([.A88]=&quot;Chave&quot;;[.A87]=&quot;Campo&quot;);&quot;&lt;KEYS&gt;&quot;;&quot;&quot;) &amp; IF([.A88]=&quot;Chave&quot;;&quot;&lt;KEY NAME=&quot;&quot;&quot;&amp;[.E88]&amp;&quot;&quot;&quot; TYPE=&quot;&quot;&quot;&amp;IF([.D88]=&quot;PK&quot;;&quot;primary&quot;;&quot;foreign&quot;)&amp;&quot;&quot;&quot; FIELDS=&quot;&quot;&quot;&amp;[.C88]&amp;&quot;&quot;&quot;&quot;&amp;IF([.D88]=&quot;FK&quot;;&quot; REFTABLE=&quot;&quot;&quot;&amp;[.F88]&amp;&quot;&quot;&quot; REFFIELDS=&quot;&quot;&quot;&amp;[.G88]&amp;&quot;&quot;&quot;&quot;;&quot;&quot;)&amp;&quot; &quot;&amp;[.L88]&amp;&quot; COMMENT=&quot;&quot;&quot;&amp;[.J88]&amp;&quot;&quot;&quot;&quot;&amp;IF(AND([.A88]=&quot;Campo&quot;;[.D88]=&quot;PK&quot;);&quot; SEQUENCE=&quot;&quot;true&quot;&quot;&quot;;&quot;&quot;)&amp;&quot;/&gt;&quot;;&quot;&quot;) &amp; IF([.A88]=&quot;Campo&quot;;&quot;&lt;FIELD NAME=&quot;&quot;&quot;&amp;[.C88]&amp;&quot;&quot;&quot; &quot;&amp;[.N88]&amp;&quot; &quot;&amp;[.L88]&amp;IF(AND([.A88]=&quot;Campo&quot;;[.D88]&lt;&gt;&quot;PK&quot;);&quot; SEQUENCE=&quot;&quot;false&quot;&quot; &quot;;&quot;&quot;)&amp;&quot; COMMENT=&quot;&quot;&quot;&amp;[.J88]&amp;&quot;&quot;&quot;/&gt;&quot;;&quot;&quot;) &amp; IF(AND([.A88]=&quot;Campo&quot;;[.A89]=&quot;Chave&quot;);&quot;&lt;/FIELDS&gt;&quot;;&quot;&quot;) &amp; IF(AND([.A88]=&quot;Chave&quot;;[.A89]&lt;&gt;&quot;Chave&quot;);&quot;&lt;/KEYS&gt;&quot;;&quot;&quot;) &amp; IF([.B88]&lt;&gt;[.B89];&quot;&lt;/TABLE&gt;&quot;;&quot;&quot;) &amp; IF(AND([.A88]=&quot;&quot;;[.A87]&lt;&gt;&quot;&quot;);&quot;&lt;/TABLES&gt;&lt;/XMLDB&gt;&quot;;&quot;&quot;)">
            <text:p/>
          </table:table-cell>
          <table:table-cell table:style-name="ce27" table:formula="of:=IF(AND([.A88]=&quot;Campo&quot;;[.A88]&lt;&gt;[.A87]);&quot;&lt;Form name=&quot;&quot;newRecord&quot;&quot;&gt;&quot;;&quot;&quot;)&amp;IF([.A88]=&quot;Campo&quot;;&quot;&lt;&quot;&amp;IF([.D88]=&quot;FK&quot;;&quot;Select &quot;;VLOOKUP([.F88];[$Auxiliar.$A$27:.$B$48];2;0))&amp;&quot; id=&quot;&quot;&quot;&amp;[.C88]&amp;&quot;&quot;&quot; label=&quot;&quot;&quot;&amp;[.C88]&amp;&quot;&quot;&quot;&quot;&amp; IF([.D88]=&quot;FK&quot;;&quot; datasource=&quot;&quot;table:&quot;&amp;VLOOKUP(&quot;Chave&quot;&amp;&quot;.&quot;&amp;[.C88];[.$Q$1:.$R$2300];2;0)&amp;&quot;&quot;&quot; bindid=&quot;&quot;id&quot;&quot; bindvalue=&quot;&quot;name&quot;&quot;&quot;;&quot;&quot;)&amp;&quot;required=&quot;&quot;&quot;&amp;IF([.H88]=&quot;Sim&quot;;&quot;true&quot;;&quot;false&quot;)&amp;&quot;&quot;&quot; /&gt;&quot;;&quot;&quot;)&amp;IF(AND([.A88]=&quot;Chave&quot;;[.A87]=&quot;Campo&quot;);&quot;&lt;/Form&gt;&quot;;&quot;&quot;)">
            <text:p/>
          </table:table-cell>
          <table:table-cell table:style-name="ce27" table:formula="of:=IF([.A88]&lt;&gt;&quot;&quot;;[.A88]&amp;&quot;.&quot;&amp;[.C88];&quot;&quot;)">
            <text:p/>
          </table:table-cell>
          <table:table-cell table:style-name="ce27" table:formula="of:=IF([.A88]&lt;&gt;&quot;&quot;;[.F88];&quot;&quot;)">
            <text:p/>
          </table:table-cell>
        </table:table-row>
        <table:table-row table:style-name="ro1">
          <table:table-cell table:formula="of:=IF([Campos.A89]=&quot;&quot;;&quot;&quot;;[Campos.A89])">
            <text:p/>
          </table:table-cell>
          <table:table-cell table:formula="of:=IF([Campos.B89]=&quot;&quot;;&quot;&quot;;[Campos.B89])">
            <text:p/>
          </table:table-cell>
          <table:table-cell table:formula="of:=IF([Campos.C89]=&quot;&quot;;&quot;&quot;;[Campos.C89])">
            <text:p/>
          </table:table-cell>
          <table:table-cell table:formula="of:=IF([Campos.D89]=&quot;&quot;;&quot;&quot;;[Campos.D89])">
            <text:p/>
          </table:table-cell>
          <table:table-cell table:style-name="ce24" table:formula="of:=IF([.A89]=&quot;Chave&quot;;SUBSTITUTE([.C89];&quot;,&quot;;&quot;_&quot;)&amp;ROW([.C89]);[.C89])">
            <text:p/>
          </table:table-cell>
          <table:table-cell table:formula="of:=IF([Campos.F89]=&quot;&quot;;&quot;&quot;;[Campos.F89])">
            <text:p/>
          </table:table-cell>
          <table:table-cell table:formula="of:=IF([Campos.G89]=&quot;&quot;;&quot;&quot;;[Campos.G89])">
            <text:p/>
          </table:table-cell>
          <table:table-cell table:formula="of:=IF([Campos.H89]=&quot;&quot;;&quot;&quot;;[Campos.H89])">
            <text:p/>
          </table:table-cell>
          <table:table-cell table:formula="of:=IF([Campos.E89]=&quot;&quot;;&quot;&quot;;[Campos.E89])">
            <text:p/>
          </table:table-cell>
          <table:table-cell table:formula="of:=IF([Campos.I89]=&quot;&quot;;&quot;&quot;;[Campos.I89])">
            <text:p/>
          </table:table-cell>
          <table:table-cell table:formula="of:=IF([.B89]=&quot;&quot;;&quot;&quot;;VLOOKUP([.B89];[$Tabelas.$A$1:.$B$136];2;0))">
            <text:p/>
          </table:table-cell>
          <table:table-cell table:formula="of:=IF([.A89]=&quot;Campo&quot;;IF([.A89]=&quot;&quot;;&quot;&quot;;IF([.A89]&lt;&gt;[.A88];&quot;&quot;;&quot;PREVIOUS=&quot;&quot;&quot;&amp;[.C88]&amp;&quot;&quot;&quot; &quot;) &amp; IF([.A89]&lt;&gt;[.A90];&quot;&quot;;&quot;NEXT=&quot;&quot;&quot;&amp;[.C90]&amp;&quot;&quot;&quot;&quot;));IF([.A89]=&quot;&quot;;&quot;&quot;;IF([.A89]&lt;&gt;[.A88];&quot;&quot;;&quot;PREVIOUS=&quot;&quot;&quot;&amp;[.E88]&amp;&quot;&quot;&quot; &quot;) &amp; IF([.A89]&lt;&gt;[.A90];&quot;&quot;;&quot;NEXT=&quot;&quot;&quot;&amp;[.E90]&amp;&quot;&quot;&quot;&quot;)))">
            <text:p/>
          </table:table-cell>
          <table:table-cell table:formula="of:=IF([.B89]=&quot;&quot;;&quot;&quot;;VLOOKUP([.B89];[$Tabelas.$A$1:.$C$136];3;0))">
            <text:p/>
          </table:table-cell>
          <table:table-cell table:formula="of:=IF([.A89]=&quot;Campo&quot;; IF(ISERROR(VLOOKUP([.F89];[$Auxiliar.$A$1:.$E$17];5;0));&quot;TYPE=&quot;&quot;&quot;&amp;[.F89]&amp;&quot;&quot;&quot; LENGTH=&quot;&quot;&quot;&amp;[.G89]&amp;&quot;&quot;&quot; &quot;;VLOOKUP([.F89];[$Auxiliar.$A$1:.$E$17];5;0)) &amp; IF(AND([.A89]=&quot;Campo&quot;;[.D89]=&quot;PK&quot;); IF([.I89]=&quot;Sim&quot;;&quot; SEQUENCE=&quot;&quot;true&quot;&quot;&quot;;&quot; SEQUENCE=&quot;&quot;false&quot;&quot;&quot;);&quot;&quot;)&amp;IF([.H89]&lt;&gt;&quot;&quot;;&quot; NOTNULL=&quot;&quot;&quot;&amp;IF([.H89]=&quot;Sim&quot;;&quot;true&quot;;&quot;false&quot;)&amp;&quot;&quot;&quot;&quot;;&quot;&quot;);&quot;&quot;)">
            <text:p/>
          </table:table-cell>
          <table:table-cell table:style-name="ce26" table:formula="of:=IF(AND([.B89]&lt;&gt;[.B88];[.B89]&lt;&gt;&quot;&quot;);&quot;&lt;TABLE NAME=&quot;&quot;&quot;&amp;[.B89]&amp;&quot;&quot;&quot; COMMENT=&quot;&quot;&quot;&amp;[.K89]&amp;&quot;&quot;&quot; &quot;&amp; [.M89] &amp;&quot;&gt;&lt;FIELDS&gt;&quot;;&quot;&quot;) &amp; IF(AND([.A89]=&quot;Chave&quot;;[.A88]=&quot;Campo&quot;);&quot;&lt;KEYS&gt;&quot;;&quot;&quot;) &amp; IF([.A89]=&quot;Chave&quot;;&quot;&lt;KEY NAME=&quot;&quot;&quot;&amp;[.E89]&amp;&quot;&quot;&quot; TYPE=&quot;&quot;&quot;&amp;IF([.D89]=&quot;PK&quot;;&quot;primary&quot;;&quot;foreign&quot;)&amp;&quot;&quot;&quot; FIELDS=&quot;&quot;&quot;&amp;[.C89]&amp;&quot;&quot;&quot;&quot;&amp;IF([.D89]=&quot;FK&quot;;&quot; REFTABLE=&quot;&quot;&quot;&amp;[.F89]&amp;&quot;&quot;&quot; REFFIELDS=&quot;&quot;&quot;&amp;[.G89]&amp;&quot;&quot;&quot;&quot;;&quot;&quot;)&amp;&quot; &quot;&amp;[.L89]&amp;&quot; COMMENT=&quot;&quot;&quot;&amp;[.J89]&amp;&quot;&quot;&quot;&quot;&amp;IF(AND([.A89]=&quot;Campo&quot;;[.D89]=&quot;PK&quot;);&quot; SEQUENCE=&quot;&quot;true&quot;&quot;&quot;;&quot;&quot;)&amp;&quot;/&gt;&quot;;&quot;&quot;) &amp; IF([.A89]=&quot;Campo&quot;;&quot;&lt;FIELD NAME=&quot;&quot;&quot;&amp;[.C89]&amp;&quot;&quot;&quot; &quot;&amp;[.N89]&amp;&quot; &quot;&amp;[.L89]&amp;IF(AND([.A89]=&quot;Campo&quot;;[.D89]&lt;&gt;&quot;PK&quot;);&quot; SEQUENCE=&quot;&quot;false&quot;&quot; &quot;;&quot;&quot;)&amp;&quot; COMMENT=&quot;&quot;&quot;&amp;[.J89]&amp;&quot;&quot;&quot;/&gt;&quot;;&quot;&quot;) &amp; IF(AND([.A89]=&quot;Campo&quot;;[.A90]=&quot;Chave&quot;);&quot;&lt;/FIELDS&gt;&quot;;&quot;&quot;) &amp; IF(AND([.A89]=&quot;Chave&quot;;[.A90]&lt;&gt;&quot;Chave&quot;);&quot;&lt;/KEYS&gt;&quot;;&quot;&quot;) &amp; IF([.B89]&lt;&gt;[.B90];&quot;&lt;/TABLE&gt;&quot;;&quot;&quot;) &amp; IF(AND([.A89]=&quot;&quot;;[.A88]&lt;&gt;&quot;&quot;);&quot;&lt;/TABLES&gt;&lt;/XMLDB&gt;&quot;;&quot;&quot;)">
            <text:p/>
          </table:table-cell>
          <table:table-cell table:style-name="ce27" table:formula="of:=IF(AND([.A89]=&quot;Campo&quot;;[.A89]&lt;&gt;[.A88]);&quot;&lt;Form name=&quot;&quot;newRecord&quot;&quot;&gt;&quot;;&quot;&quot;)&amp;IF([.A89]=&quot;Campo&quot;;&quot;&lt;&quot;&amp;IF([.D89]=&quot;FK&quot;;&quot;Select &quot;;VLOOKUP([.F89];[$Auxiliar.$A$27:.$B$48];2;0))&amp;&quot; id=&quot;&quot;&quot;&amp;[.C89]&amp;&quot;&quot;&quot; label=&quot;&quot;&quot;&amp;[.C89]&amp;&quot;&quot;&quot;&quot;&amp; IF([.D89]=&quot;FK&quot;;&quot; datasource=&quot;&quot;table:&quot;&amp;VLOOKUP(&quot;Chave&quot;&amp;&quot;.&quot;&amp;[.C89];[.$Q$1:.$R$2300];2;0)&amp;&quot;&quot;&quot; bindid=&quot;&quot;id&quot;&quot; bindvalue=&quot;&quot;name&quot;&quot;&quot;;&quot;&quot;)&amp;&quot;required=&quot;&quot;&quot;&amp;IF([.H89]=&quot;Sim&quot;;&quot;true&quot;;&quot;false&quot;)&amp;&quot;&quot;&quot; /&gt;&quot;;&quot;&quot;)&amp;IF(AND([.A89]=&quot;Chave&quot;;[.A88]=&quot;Campo&quot;);&quot;&lt;/Form&gt;&quot;;&quot;&quot;)">
            <text:p/>
          </table:table-cell>
          <table:table-cell table:style-name="ce27" table:formula="of:=IF([.A89]&lt;&gt;&quot;&quot;;[.A89]&amp;&quot;.&quot;&amp;[.C89];&quot;&quot;)">
            <text:p/>
          </table:table-cell>
          <table:table-cell table:style-name="ce27" table:formula="of:=IF([.A89]&lt;&gt;&quot;&quot;;[.F89];&quot;&quot;)">
            <text:p/>
          </table:table-cell>
        </table:table-row>
        <table:table-row table:style-name="ro1">
          <table:table-cell table:formula="of:=IF([Campos.A90]=&quot;&quot;;&quot;&quot;;[Campos.A90])">
            <text:p/>
          </table:table-cell>
          <table:table-cell table:formula="of:=IF([Campos.B90]=&quot;&quot;;&quot;&quot;;[Campos.B90])">
            <text:p/>
          </table:table-cell>
          <table:table-cell table:formula="of:=IF([Campos.C90]=&quot;&quot;;&quot;&quot;;[Campos.C90])">
            <text:p/>
          </table:table-cell>
          <table:table-cell table:formula="of:=IF([Campos.D90]=&quot;&quot;;&quot;&quot;;[Campos.D90])">
            <text:p/>
          </table:table-cell>
          <table:table-cell table:style-name="ce24" table:formula="of:=IF([.A90]=&quot;Chave&quot;;SUBSTITUTE([.C90];&quot;,&quot;;&quot;_&quot;)&amp;ROW([.C90]);[.C90])">
            <text:p/>
          </table:table-cell>
          <table:table-cell table:formula="of:=IF([Campos.F90]=&quot;&quot;;&quot;&quot;;[Campos.F90])">
            <text:p/>
          </table:table-cell>
          <table:table-cell table:formula="of:=IF([Campos.G90]=&quot;&quot;;&quot;&quot;;[Campos.G90])">
            <text:p/>
          </table:table-cell>
          <table:table-cell table:formula="of:=IF([Campos.H90]=&quot;&quot;;&quot;&quot;;[Campos.H90])">
            <text:p/>
          </table:table-cell>
          <table:table-cell table:formula="of:=IF([Campos.E90]=&quot;&quot;;&quot;&quot;;[Campos.E90])">
            <text:p/>
          </table:table-cell>
          <table:table-cell table:formula="of:=IF([Campos.I90]=&quot;&quot;;&quot;&quot;;[Campos.I90])">
            <text:p/>
          </table:table-cell>
          <table:table-cell table:formula="of:=IF([.B90]=&quot;&quot;;&quot;&quot;;VLOOKUP([.B90];[$Tabelas.$A$1:.$B$136];2;0))">
            <text:p/>
          </table:table-cell>
          <table:table-cell table:formula="of:=IF([.A90]=&quot;Campo&quot;;IF([.A90]=&quot;&quot;;&quot;&quot;;IF([.A90]&lt;&gt;[.A89];&quot;&quot;;&quot;PREVIOUS=&quot;&quot;&quot;&amp;[.C89]&amp;&quot;&quot;&quot; &quot;) &amp; IF([.A90]&lt;&gt;[.A91];&quot;&quot;;&quot;NEXT=&quot;&quot;&quot;&amp;[.C91]&amp;&quot;&quot;&quot;&quot;));IF([.A90]=&quot;&quot;;&quot;&quot;;IF([.A90]&lt;&gt;[.A89];&quot;&quot;;&quot;PREVIOUS=&quot;&quot;&quot;&amp;[.E89]&amp;&quot;&quot;&quot; &quot;) &amp; IF([.A90]&lt;&gt;[.A91];&quot;&quot;;&quot;NEXT=&quot;&quot;&quot;&amp;[.E91]&amp;&quot;&quot;&quot;&quot;)))">
            <text:p/>
          </table:table-cell>
          <table:table-cell table:formula="of:=IF([.B90]=&quot;&quot;;&quot;&quot;;VLOOKUP([.B90];[$Tabelas.$A$1:.$C$136];3;0))">
            <text:p/>
          </table:table-cell>
          <table:table-cell table:formula="of:=IF([.A90]=&quot;Campo&quot;; IF(ISERROR(VLOOKUP([.F90];[$Auxiliar.$A$1:.$E$17];5;0));&quot;TYPE=&quot;&quot;&quot;&amp;[.F90]&amp;&quot;&quot;&quot; LENGTH=&quot;&quot;&quot;&amp;[.G90]&amp;&quot;&quot;&quot; &quot;;VLOOKUP([.F90];[$Auxiliar.$A$1:.$E$17];5;0)) &amp; IF(AND([.A90]=&quot;Campo&quot;;[.D90]=&quot;PK&quot;); IF([.I90]=&quot;Sim&quot;;&quot; SEQUENCE=&quot;&quot;true&quot;&quot;&quot;;&quot; SEQUENCE=&quot;&quot;false&quot;&quot;&quot;);&quot;&quot;)&amp;IF([.H90]&lt;&gt;&quot;&quot;;&quot; NOTNULL=&quot;&quot;&quot;&amp;IF([.H90]=&quot;Sim&quot;;&quot;true&quot;;&quot;false&quot;)&amp;&quot;&quot;&quot;&quot;;&quot;&quot;);&quot;&quot;)">
            <text:p/>
          </table:table-cell>
          <table:table-cell table:style-name="ce26" table:formula="of:=IF(AND([.B90]&lt;&gt;[.B89];[.B90]&lt;&gt;&quot;&quot;);&quot;&lt;TABLE NAME=&quot;&quot;&quot;&amp;[.B90]&amp;&quot;&quot;&quot; COMMENT=&quot;&quot;&quot;&amp;[.K90]&amp;&quot;&quot;&quot; &quot;&amp; [.M90] &amp;&quot;&gt;&lt;FIELDS&gt;&quot;;&quot;&quot;) &amp; IF(AND([.A90]=&quot;Chave&quot;;[.A89]=&quot;Campo&quot;);&quot;&lt;KEYS&gt;&quot;;&quot;&quot;) &amp; IF([.A90]=&quot;Chave&quot;;&quot;&lt;KEY NAME=&quot;&quot;&quot;&amp;[.E90]&amp;&quot;&quot;&quot; TYPE=&quot;&quot;&quot;&amp;IF([.D90]=&quot;PK&quot;;&quot;primary&quot;;&quot;foreign&quot;)&amp;&quot;&quot;&quot; FIELDS=&quot;&quot;&quot;&amp;[.C90]&amp;&quot;&quot;&quot;&quot;&amp;IF([.D90]=&quot;FK&quot;;&quot; REFTABLE=&quot;&quot;&quot;&amp;[.F90]&amp;&quot;&quot;&quot; REFFIELDS=&quot;&quot;&quot;&amp;[.G90]&amp;&quot;&quot;&quot;&quot;;&quot;&quot;)&amp;&quot; &quot;&amp;[.L90]&amp;&quot; COMMENT=&quot;&quot;&quot;&amp;[.J90]&amp;&quot;&quot;&quot;&quot;&amp;IF(AND([.A90]=&quot;Campo&quot;;[.D90]=&quot;PK&quot;);&quot; SEQUENCE=&quot;&quot;true&quot;&quot;&quot;;&quot;&quot;)&amp;&quot;/&gt;&quot;;&quot;&quot;) &amp; IF([.A90]=&quot;Campo&quot;;&quot;&lt;FIELD NAME=&quot;&quot;&quot;&amp;[.C90]&amp;&quot;&quot;&quot; &quot;&amp;[.N90]&amp;&quot; &quot;&amp;[.L90]&amp;IF(AND([.A90]=&quot;Campo&quot;;[.D90]&lt;&gt;&quot;PK&quot;);&quot; SEQUENCE=&quot;&quot;false&quot;&quot; &quot;;&quot;&quot;)&amp;&quot; COMMENT=&quot;&quot;&quot;&amp;[.J90]&amp;&quot;&quot;&quot;/&gt;&quot;;&quot;&quot;) &amp; IF(AND([.A90]=&quot;Campo&quot;;[.A91]=&quot;Chave&quot;);&quot;&lt;/FIELDS&gt;&quot;;&quot;&quot;) &amp; IF(AND([.A90]=&quot;Chave&quot;;[.A91]&lt;&gt;&quot;Chave&quot;);&quot;&lt;/KEYS&gt;&quot;;&quot;&quot;) &amp; IF([.B90]&lt;&gt;[.B91];&quot;&lt;/TABLE&gt;&quot;;&quot;&quot;) &amp; IF(AND([.A90]=&quot;&quot;;[.A89]&lt;&gt;&quot;&quot;);&quot;&lt;/TABLES&gt;&lt;/XMLDB&gt;&quot;;&quot;&quot;)">
            <text:p/>
          </table:table-cell>
          <table:table-cell table:style-name="ce27" table:formula="of:=IF(AND([.A90]=&quot;Campo&quot;;[.A90]&lt;&gt;[.A89]);&quot;&lt;Form name=&quot;&quot;newRecord&quot;&quot;&gt;&quot;;&quot;&quot;)&amp;IF([.A90]=&quot;Campo&quot;;&quot;&lt;&quot;&amp;IF([.D90]=&quot;FK&quot;;&quot;Select &quot;;VLOOKUP([.F90];[$Auxiliar.$A$27:.$B$48];2;0))&amp;&quot; id=&quot;&quot;&quot;&amp;[.C90]&amp;&quot;&quot;&quot; label=&quot;&quot;&quot;&amp;[.C90]&amp;&quot;&quot;&quot;&quot;&amp; IF([.D90]=&quot;FK&quot;;&quot; datasource=&quot;&quot;table:&quot;&amp;VLOOKUP(&quot;Chave&quot;&amp;&quot;.&quot;&amp;[.C90];[.$Q$1:.$R$2300];2;0)&amp;&quot;&quot;&quot; bindid=&quot;&quot;id&quot;&quot; bindvalue=&quot;&quot;name&quot;&quot;&quot;;&quot;&quot;)&amp;&quot;required=&quot;&quot;&quot;&amp;IF([.H90]=&quot;Sim&quot;;&quot;true&quot;;&quot;false&quot;)&amp;&quot;&quot;&quot; /&gt;&quot;;&quot;&quot;)&amp;IF(AND([.A90]=&quot;Chave&quot;;[.A89]=&quot;Campo&quot;);&quot;&lt;/Form&gt;&quot;;&quot;&quot;)">
            <text:p/>
          </table:table-cell>
          <table:table-cell table:style-name="ce27" table:formula="of:=IF([.A90]&lt;&gt;&quot;&quot;;[.A90]&amp;&quot;.&quot;&amp;[.C90];&quot;&quot;)">
            <text:p/>
          </table:table-cell>
          <table:table-cell table:style-name="ce27" table:formula="of:=IF([.A90]&lt;&gt;&quot;&quot;;[.F90];&quot;&quot;)">
            <text:p/>
          </table:table-cell>
        </table:table-row>
        <table:table-row table:style-name="ro1">
          <table:table-cell table:formula="of:=IF([Campos.A91]=&quot;&quot;;&quot;&quot;;[Campos.A91])">
            <text:p/>
          </table:table-cell>
          <table:table-cell table:formula="of:=IF([Campos.B91]=&quot;&quot;;&quot;&quot;;[Campos.B91])">
            <text:p/>
          </table:table-cell>
          <table:table-cell table:formula="of:=IF([Campos.C91]=&quot;&quot;;&quot;&quot;;[Campos.C91])">
            <text:p/>
          </table:table-cell>
          <table:table-cell table:formula="of:=IF([Campos.D91]=&quot;&quot;;&quot;&quot;;[Campos.D91])">
            <text:p/>
          </table:table-cell>
          <table:table-cell table:style-name="ce24" table:formula="of:=IF([.A91]=&quot;Chave&quot;;SUBSTITUTE([.C91];&quot;,&quot;;&quot;_&quot;)&amp;ROW([.C91]);[.C91])">
            <text:p/>
          </table:table-cell>
          <table:table-cell table:formula="of:=IF([Campos.F91]=&quot;&quot;;&quot;&quot;;[Campos.F91])">
            <text:p/>
          </table:table-cell>
          <table:table-cell table:formula="of:=IF([Campos.G91]=&quot;&quot;;&quot;&quot;;[Campos.G91])">
            <text:p/>
          </table:table-cell>
          <table:table-cell table:formula="of:=IF([Campos.H91]=&quot;&quot;;&quot;&quot;;[Campos.H91])">
            <text:p/>
          </table:table-cell>
          <table:table-cell table:formula="of:=IF([Campos.E91]=&quot;&quot;;&quot;&quot;;[Campos.E91])">
            <text:p/>
          </table:table-cell>
          <table:table-cell table:formula="of:=IF([Campos.I91]=&quot;&quot;;&quot;&quot;;[Campos.I91])">
            <text:p/>
          </table:table-cell>
          <table:table-cell table:formula="of:=IF([.B91]=&quot;&quot;;&quot;&quot;;VLOOKUP([.B91];[$Tabelas.$A$1:.$B$136];2;0))">
            <text:p/>
          </table:table-cell>
          <table:table-cell table:formula="of:=IF([.A91]=&quot;Campo&quot;;IF([.A91]=&quot;&quot;;&quot;&quot;;IF([.A91]&lt;&gt;[.A90];&quot;&quot;;&quot;PREVIOUS=&quot;&quot;&quot;&amp;[.C90]&amp;&quot;&quot;&quot; &quot;) &amp; IF([.A91]&lt;&gt;[.A92];&quot;&quot;;&quot;NEXT=&quot;&quot;&quot;&amp;[.C92]&amp;&quot;&quot;&quot;&quot;));IF([.A91]=&quot;&quot;;&quot;&quot;;IF([.A91]&lt;&gt;[.A90];&quot;&quot;;&quot;PREVIOUS=&quot;&quot;&quot;&amp;[.E90]&amp;&quot;&quot;&quot; &quot;) &amp; IF([.A91]&lt;&gt;[.A92];&quot;&quot;;&quot;NEXT=&quot;&quot;&quot;&amp;[.E92]&amp;&quot;&quot;&quot;&quot;)))">
            <text:p/>
          </table:table-cell>
          <table:table-cell table:formula="of:=IF([.B91]=&quot;&quot;;&quot;&quot;;VLOOKUP([.B91];[$Tabelas.$A$1:.$C$136];3;0))">
            <text:p/>
          </table:table-cell>
          <table:table-cell table:formula="of:=IF([.A91]=&quot;Campo&quot;; IF(ISERROR(VLOOKUP([.F91];[$Auxiliar.$A$1:.$E$17];5;0));&quot;TYPE=&quot;&quot;&quot;&amp;[.F91]&amp;&quot;&quot;&quot; LENGTH=&quot;&quot;&quot;&amp;[.G91]&amp;&quot;&quot;&quot; &quot;;VLOOKUP([.F91];[$Auxiliar.$A$1:.$E$17];5;0)) &amp; IF(AND([.A91]=&quot;Campo&quot;;[.D91]=&quot;PK&quot;); IF([.I91]=&quot;Sim&quot;;&quot; SEQUENCE=&quot;&quot;true&quot;&quot;&quot;;&quot; SEQUENCE=&quot;&quot;false&quot;&quot;&quot;);&quot;&quot;)&amp;IF([.H91]&lt;&gt;&quot;&quot;;&quot; NOTNULL=&quot;&quot;&quot;&amp;IF([.H91]=&quot;Sim&quot;;&quot;true&quot;;&quot;false&quot;)&amp;&quot;&quot;&quot;&quot;;&quot;&quot;);&quot;&quot;)">
            <text:p/>
          </table:table-cell>
          <table:table-cell table:style-name="ce26" table:formula="of:=IF(AND([.B91]&lt;&gt;[.B90];[.B91]&lt;&gt;&quot;&quot;);&quot;&lt;TABLE NAME=&quot;&quot;&quot;&amp;[.B91]&amp;&quot;&quot;&quot; COMMENT=&quot;&quot;&quot;&amp;[.K91]&amp;&quot;&quot;&quot; &quot;&amp; [.M91] &amp;&quot;&gt;&lt;FIELDS&gt;&quot;;&quot;&quot;) &amp; IF(AND([.A91]=&quot;Chave&quot;;[.A90]=&quot;Campo&quot;);&quot;&lt;KEYS&gt;&quot;;&quot;&quot;) &amp; IF([.A91]=&quot;Chave&quot;;&quot;&lt;KEY NAME=&quot;&quot;&quot;&amp;[.E91]&amp;&quot;&quot;&quot; TYPE=&quot;&quot;&quot;&amp;IF([.D91]=&quot;PK&quot;;&quot;primary&quot;;&quot;foreign&quot;)&amp;&quot;&quot;&quot; FIELDS=&quot;&quot;&quot;&amp;[.C91]&amp;&quot;&quot;&quot;&quot;&amp;IF([.D91]=&quot;FK&quot;;&quot; REFTABLE=&quot;&quot;&quot;&amp;[.F91]&amp;&quot;&quot;&quot; REFFIELDS=&quot;&quot;&quot;&amp;[.G91]&amp;&quot;&quot;&quot;&quot;;&quot;&quot;)&amp;&quot; &quot;&amp;[.L91]&amp;&quot; COMMENT=&quot;&quot;&quot;&amp;[.J91]&amp;&quot;&quot;&quot;&quot;&amp;IF(AND([.A91]=&quot;Campo&quot;;[.D91]=&quot;PK&quot;);&quot; SEQUENCE=&quot;&quot;true&quot;&quot;&quot;;&quot;&quot;)&amp;&quot;/&gt;&quot;;&quot;&quot;) &amp; IF([.A91]=&quot;Campo&quot;;&quot;&lt;FIELD NAME=&quot;&quot;&quot;&amp;[.C91]&amp;&quot;&quot;&quot; &quot;&amp;[.N91]&amp;&quot; &quot;&amp;[.L91]&amp;IF(AND([.A91]=&quot;Campo&quot;;[.D91]&lt;&gt;&quot;PK&quot;);&quot; SEQUENCE=&quot;&quot;false&quot;&quot; &quot;;&quot;&quot;)&amp;&quot; COMMENT=&quot;&quot;&quot;&amp;[.J91]&amp;&quot;&quot;&quot;/&gt;&quot;;&quot;&quot;) &amp; IF(AND([.A91]=&quot;Campo&quot;;[.A92]=&quot;Chave&quot;);&quot;&lt;/FIELDS&gt;&quot;;&quot;&quot;) &amp; IF(AND([.A91]=&quot;Chave&quot;;[.A92]&lt;&gt;&quot;Chave&quot;);&quot;&lt;/KEYS&gt;&quot;;&quot;&quot;) &amp; IF([.B91]&lt;&gt;[.B92];&quot;&lt;/TABLE&gt;&quot;;&quot;&quot;) &amp; IF(AND([.A91]=&quot;&quot;;[.A90]&lt;&gt;&quot;&quot;);&quot;&lt;/TABLES&gt;&lt;/XMLDB&gt;&quot;;&quot;&quot;)">
            <text:p/>
          </table:table-cell>
          <table:table-cell table:style-name="ce27" table:formula="of:=IF(AND([.A91]=&quot;Campo&quot;;[.A91]&lt;&gt;[.A90]);&quot;&lt;Form name=&quot;&quot;newRecord&quot;&quot;&gt;&quot;;&quot;&quot;)&amp;IF([.A91]=&quot;Campo&quot;;&quot;&lt;&quot;&amp;IF([.D91]=&quot;FK&quot;;&quot;Select &quot;;VLOOKUP([.F91];[$Auxiliar.$A$27:.$B$48];2;0))&amp;&quot; id=&quot;&quot;&quot;&amp;[.C91]&amp;&quot;&quot;&quot; label=&quot;&quot;&quot;&amp;[.C91]&amp;&quot;&quot;&quot;&quot;&amp; IF([.D91]=&quot;FK&quot;;&quot; datasource=&quot;&quot;table:&quot;&amp;VLOOKUP(&quot;Chave&quot;&amp;&quot;.&quot;&amp;[.C91];[.$Q$1:.$R$2300];2;0)&amp;&quot;&quot;&quot; bindid=&quot;&quot;id&quot;&quot; bindvalue=&quot;&quot;name&quot;&quot;&quot;;&quot;&quot;)&amp;&quot;required=&quot;&quot;&quot;&amp;IF([.H91]=&quot;Sim&quot;;&quot;true&quot;;&quot;false&quot;)&amp;&quot;&quot;&quot; /&gt;&quot;;&quot;&quot;)&amp;IF(AND([.A91]=&quot;Chave&quot;;[.A90]=&quot;Campo&quot;);&quot;&lt;/Form&gt;&quot;;&quot;&quot;)">
            <text:p/>
          </table:table-cell>
          <table:table-cell table:style-name="ce27" table:formula="of:=IF([.A91]&lt;&gt;&quot;&quot;;[.A91]&amp;&quot;.&quot;&amp;[.C91];&quot;&quot;)">
            <text:p/>
          </table:table-cell>
          <table:table-cell table:style-name="ce27" table:formula="of:=IF([.A91]&lt;&gt;&quot;&quot;;[.F91];&quot;&quot;)">
            <text:p/>
          </table:table-cell>
        </table:table-row>
        <table:table-row table:style-name="ro1">
          <table:table-cell table:formula="of:=IF([Campos.A92]=&quot;&quot;;&quot;&quot;;[Campos.A92])">
            <text:p/>
          </table:table-cell>
          <table:table-cell table:formula="of:=IF([Campos.B92]=&quot;&quot;;&quot;&quot;;[Campos.B92])">
            <text:p/>
          </table:table-cell>
          <table:table-cell table:formula="of:=IF([Campos.C92]=&quot;&quot;;&quot;&quot;;[Campos.C92])">
            <text:p/>
          </table:table-cell>
          <table:table-cell table:formula="of:=IF([Campos.D92]=&quot;&quot;;&quot;&quot;;[Campos.D92])">
            <text:p/>
          </table:table-cell>
          <table:table-cell table:style-name="ce24" table:formula="of:=IF([.A92]=&quot;Chave&quot;;SUBSTITUTE([.C92];&quot;,&quot;;&quot;_&quot;)&amp;ROW([.C92]);[.C92])">
            <text:p/>
          </table:table-cell>
          <table:table-cell table:formula="of:=IF([Campos.F92]=&quot;&quot;;&quot;&quot;;[Campos.F92])">
            <text:p/>
          </table:table-cell>
          <table:table-cell table:formula="of:=IF([Campos.G92]=&quot;&quot;;&quot;&quot;;[Campos.G92])">
            <text:p/>
          </table:table-cell>
          <table:table-cell table:formula="of:=IF([Campos.H92]=&quot;&quot;;&quot;&quot;;[Campos.H92])">
            <text:p/>
          </table:table-cell>
          <table:table-cell table:formula="of:=IF([Campos.E92]=&quot;&quot;;&quot;&quot;;[Campos.E92])">
            <text:p/>
          </table:table-cell>
          <table:table-cell table:formula="of:=IF([Campos.I92]=&quot;&quot;;&quot;&quot;;[Campos.I92])">
            <text:p/>
          </table:table-cell>
          <table:table-cell table:formula="of:=IF([.B92]=&quot;&quot;;&quot;&quot;;VLOOKUP([.B92];[$Tabelas.$A$1:.$B$136];2;0))">
            <text:p/>
          </table:table-cell>
          <table:table-cell table:formula="of:=IF([.A92]=&quot;Campo&quot;;IF([.A92]=&quot;&quot;;&quot;&quot;;IF([.A92]&lt;&gt;[.A91];&quot;&quot;;&quot;PREVIOUS=&quot;&quot;&quot;&amp;[.C91]&amp;&quot;&quot;&quot; &quot;) &amp; IF([.A92]&lt;&gt;[.A93];&quot;&quot;;&quot;NEXT=&quot;&quot;&quot;&amp;[.C93]&amp;&quot;&quot;&quot;&quot;));IF([.A92]=&quot;&quot;;&quot;&quot;;IF([.A92]&lt;&gt;[.A91];&quot;&quot;;&quot;PREVIOUS=&quot;&quot;&quot;&amp;[.E91]&amp;&quot;&quot;&quot; &quot;) &amp; IF([.A92]&lt;&gt;[.A93];&quot;&quot;;&quot;NEXT=&quot;&quot;&quot;&amp;[.E93]&amp;&quot;&quot;&quot;&quot;)))">
            <text:p/>
          </table:table-cell>
          <table:table-cell table:formula="of:=IF([.B92]=&quot;&quot;;&quot;&quot;;VLOOKUP([.B92];[$Tabelas.$A$1:.$C$136];3;0))">
            <text:p/>
          </table:table-cell>
          <table:table-cell table:formula="of:=IF([.A92]=&quot;Campo&quot;; IF(ISERROR(VLOOKUP([.F92];[$Auxiliar.$A$1:.$E$17];5;0));&quot;TYPE=&quot;&quot;&quot;&amp;[.F92]&amp;&quot;&quot;&quot; LENGTH=&quot;&quot;&quot;&amp;[.G92]&amp;&quot;&quot;&quot; &quot;;VLOOKUP([.F92];[$Auxiliar.$A$1:.$E$17];5;0)) &amp; IF(AND([.A92]=&quot;Campo&quot;;[.D92]=&quot;PK&quot;); IF([.I92]=&quot;Sim&quot;;&quot; SEQUENCE=&quot;&quot;true&quot;&quot;&quot;;&quot; SEQUENCE=&quot;&quot;false&quot;&quot;&quot;);&quot;&quot;)&amp;IF([.H92]&lt;&gt;&quot;&quot;;&quot; NOTNULL=&quot;&quot;&quot;&amp;IF([.H92]=&quot;Sim&quot;;&quot;true&quot;;&quot;false&quot;)&amp;&quot;&quot;&quot;&quot;;&quot;&quot;);&quot;&quot;)">
            <text:p/>
          </table:table-cell>
          <table:table-cell table:style-name="ce26" table:formula="of:=IF(AND([.B92]&lt;&gt;[.B91];[.B92]&lt;&gt;&quot;&quot;);&quot;&lt;TABLE NAME=&quot;&quot;&quot;&amp;[.B92]&amp;&quot;&quot;&quot; COMMENT=&quot;&quot;&quot;&amp;[.K92]&amp;&quot;&quot;&quot; &quot;&amp; [.M92] &amp;&quot;&gt;&lt;FIELDS&gt;&quot;;&quot;&quot;) &amp; IF(AND([.A92]=&quot;Chave&quot;;[.A91]=&quot;Campo&quot;);&quot;&lt;KEYS&gt;&quot;;&quot;&quot;) &amp; IF([.A92]=&quot;Chave&quot;;&quot;&lt;KEY NAME=&quot;&quot;&quot;&amp;[.E92]&amp;&quot;&quot;&quot; TYPE=&quot;&quot;&quot;&amp;IF([.D92]=&quot;PK&quot;;&quot;primary&quot;;&quot;foreign&quot;)&amp;&quot;&quot;&quot; FIELDS=&quot;&quot;&quot;&amp;[.C92]&amp;&quot;&quot;&quot;&quot;&amp;IF([.D92]=&quot;FK&quot;;&quot; REFTABLE=&quot;&quot;&quot;&amp;[.F92]&amp;&quot;&quot;&quot; REFFIELDS=&quot;&quot;&quot;&amp;[.G92]&amp;&quot;&quot;&quot;&quot;;&quot;&quot;)&amp;&quot; &quot;&amp;[.L92]&amp;&quot; COMMENT=&quot;&quot;&quot;&amp;[.J92]&amp;&quot;&quot;&quot;&quot;&amp;IF(AND([.A92]=&quot;Campo&quot;;[.D92]=&quot;PK&quot;);&quot; SEQUENCE=&quot;&quot;true&quot;&quot;&quot;;&quot;&quot;)&amp;&quot;/&gt;&quot;;&quot;&quot;) &amp; IF([.A92]=&quot;Campo&quot;;&quot;&lt;FIELD NAME=&quot;&quot;&quot;&amp;[.C92]&amp;&quot;&quot;&quot; &quot;&amp;[.N92]&amp;&quot; &quot;&amp;[.L92]&amp;IF(AND([.A92]=&quot;Campo&quot;;[.D92]&lt;&gt;&quot;PK&quot;);&quot; SEQUENCE=&quot;&quot;false&quot;&quot; &quot;;&quot;&quot;)&amp;&quot; COMMENT=&quot;&quot;&quot;&amp;[.J92]&amp;&quot;&quot;&quot;/&gt;&quot;;&quot;&quot;) &amp; IF(AND([.A92]=&quot;Campo&quot;;[.A93]=&quot;Chave&quot;);&quot;&lt;/FIELDS&gt;&quot;;&quot;&quot;) &amp; IF(AND([.A92]=&quot;Chave&quot;;[.A93]&lt;&gt;&quot;Chave&quot;);&quot;&lt;/KEYS&gt;&quot;;&quot;&quot;) &amp; IF([.B92]&lt;&gt;[.B93];&quot;&lt;/TABLE&gt;&quot;;&quot;&quot;) &amp; IF(AND([.A92]=&quot;&quot;;[.A91]&lt;&gt;&quot;&quot;);&quot;&lt;/TABLES&gt;&lt;/XMLDB&gt;&quot;;&quot;&quot;)">
            <text:p/>
          </table:table-cell>
          <table:table-cell table:style-name="ce27" table:formula="of:=IF(AND([.A92]=&quot;Campo&quot;;[.A92]&lt;&gt;[.A91]);&quot;&lt;Form name=&quot;&quot;newRecord&quot;&quot;&gt;&quot;;&quot;&quot;)&amp;IF([.A92]=&quot;Campo&quot;;&quot;&lt;&quot;&amp;IF([.D92]=&quot;FK&quot;;&quot;Select &quot;;VLOOKUP([.F92];[$Auxiliar.$A$27:.$B$48];2;0))&amp;&quot; id=&quot;&quot;&quot;&amp;[.C92]&amp;&quot;&quot;&quot; label=&quot;&quot;&quot;&amp;[.C92]&amp;&quot;&quot;&quot;&quot;&amp; IF([.D92]=&quot;FK&quot;;&quot; datasource=&quot;&quot;table:&quot;&amp;VLOOKUP(&quot;Chave&quot;&amp;&quot;.&quot;&amp;[.C92];[.$Q$1:.$R$2300];2;0)&amp;&quot;&quot;&quot; bindid=&quot;&quot;id&quot;&quot; bindvalue=&quot;&quot;name&quot;&quot;&quot;;&quot;&quot;)&amp;&quot;required=&quot;&quot;&quot;&amp;IF([.H92]=&quot;Sim&quot;;&quot;true&quot;;&quot;false&quot;)&amp;&quot;&quot;&quot; /&gt;&quot;;&quot;&quot;)&amp;IF(AND([.A92]=&quot;Chave&quot;;[.A91]=&quot;Campo&quot;);&quot;&lt;/Form&gt;&quot;;&quot;&quot;)">
            <text:p/>
          </table:table-cell>
          <table:table-cell table:style-name="ce27" table:formula="of:=IF([.A92]&lt;&gt;&quot;&quot;;[.A92]&amp;&quot;.&quot;&amp;[.C92];&quot;&quot;)">
            <text:p/>
          </table:table-cell>
          <table:table-cell table:style-name="ce27" table:formula="of:=IF([.A92]&lt;&gt;&quot;&quot;;[.F92];&quot;&quot;)">
            <text:p/>
          </table:table-cell>
        </table:table-row>
        <table:table-row table:style-name="ro1">
          <table:table-cell table:formula="of:=IF([Campos.A93]=&quot;&quot;;&quot;&quot;;[Campos.A93])">
            <text:p/>
          </table:table-cell>
          <table:table-cell table:formula="of:=IF([Campos.B93]=&quot;&quot;;&quot;&quot;;[Campos.B93])">
            <text:p/>
          </table:table-cell>
          <table:table-cell table:formula="of:=IF([Campos.C93]=&quot;&quot;;&quot;&quot;;[Campos.C93])">
            <text:p/>
          </table:table-cell>
          <table:table-cell table:formula="of:=IF([Campos.D93]=&quot;&quot;;&quot;&quot;;[Campos.D93])">
            <text:p/>
          </table:table-cell>
          <table:table-cell table:style-name="ce24" table:formula="of:=IF([.A93]=&quot;Chave&quot;;SUBSTITUTE([.C93];&quot;,&quot;;&quot;_&quot;)&amp;ROW([.C93]);[.C93])">
            <text:p/>
          </table:table-cell>
          <table:table-cell table:formula="of:=IF([Campos.F93]=&quot;&quot;;&quot;&quot;;[Campos.F93])">
            <text:p/>
          </table:table-cell>
          <table:table-cell table:formula="of:=IF([Campos.G93]=&quot;&quot;;&quot;&quot;;[Campos.G93])">
            <text:p/>
          </table:table-cell>
          <table:table-cell table:formula="of:=IF([Campos.H93]=&quot;&quot;;&quot;&quot;;[Campos.H93])">
            <text:p/>
          </table:table-cell>
          <table:table-cell table:formula="of:=IF([Campos.E93]=&quot;&quot;;&quot;&quot;;[Campos.E93])">
            <text:p/>
          </table:table-cell>
          <table:table-cell table:formula="of:=IF([Campos.I93]=&quot;&quot;;&quot;&quot;;[Campos.I93])">
            <text:p/>
          </table:table-cell>
          <table:table-cell table:formula="of:=IF([.B93]=&quot;&quot;;&quot;&quot;;VLOOKUP([.B93];[$Tabelas.$A$1:.$B$136];2;0))">
            <text:p/>
          </table:table-cell>
          <table:table-cell table:formula="of:=IF([.A93]=&quot;Campo&quot;;IF([.A93]=&quot;&quot;;&quot;&quot;;IF([.A93]&lt;&gt;[.A92];&quot;&quot;;&quot;PREVIOUS=&quot;&quot;&quot;&amp;[.C92]&amp;&quot;&quot;&quot; &quot;) &amp; IF([.A93]&lt;&gt;[.A94];&quot;&quot;;&quot;NEXT=&quot;&quot;&quot;&amp;[.C94]&amp;&quot;&quot;&quot;&quot;));IF([.A93]=&quot;&quot;;&quot;&quot;;IF([.A93]&lt;&gt;[.A92];&quot;&quot;;&quot;PREVIOUS=&quot;&quot;&quot;&amp;[.E92]&amp;&quot;&quot;&quot; &quot;) &amp; IF([.A93]&lt;&gt;[.A94];&quot;&quot;;&quot;NEXT=&quot;&quot;&quot;&amp;[.E94]&amp;&quot;&quot;&quot;&quot;)))">
            <text:p/>
          </table:table-cell>
          <table:table-cell table:formula="of:=IF([.B93]=&quot;&quot;;&quot;&quot;;VLOOKUP([.B93];[$Tabelas.$A$1:.$C$136];3;0))">
            <text:p/>
          </table:table-cell>
          <table:table-cell table:formula="of:=IF([.A93]=&quot;Campo&quot;; IF(ISERROR(VLOOKUP([.F93];[$Auxiliar.$A$1:.$E$17];5;0));&quot;TYPE=&quot;&quot;&quot;&amp;[.F93]&amp;&quot;&quot;&quot; LENGTH=&quot;&quot;&quot;&amp;[.G93]&amp;&quot;&quot;&quot; &quot;;VLOOKUP([.F93];[$Auxiliar.$A$1:.$E$17];5;0)) &amp; IF(AND([.A93]=&quot;Campo&quot;;[.D93]=&quot;PK&quot;); IF([.I93]=&quot;Sim&quot;;&quot; SEQUENCE=&quot;&quot;true&quot;&quot;&quot;;&quot; SEQUENCE=&quot;&quot;false&quot;&quot;&quot;);&quot;&quot;)&amp;IF([.H93]&lt;&gt;&quot;&quot;;&quot; NOTNULL=&quot;&quot;&quot;&amp;IF([.H93]=&quot;Sim&quot;;&quot;true&quot;;&quot;false&quot;)&amp;&quot;&quot;&quot;&quot;;&quot;&quot;);&quot;&quot;)">
            <text:p/>
          </table:table-cell>
          <table:table-cell table:style-name="ce26" table:formula="of:=IF(AND([.B93]&lt;&gt;[.B92];[.B93]&lt;&gt;&quot;&quot;);&quot;&lt;TABLE NAME=&quot;&quot;&quot;&amp;[.B93]&amp;&quot;&quot;&quot; COMMENT=&quot;&quot;&quot;&amp;[.K93]&amp;&quot;&quot;&quot; &quot;&amp; [.M93] &amp;&quot;&gt;&lt;FIELDS&gt;&quot;;&quot;&quot;) &amp; IF(AND([.A93]=&quot;Chave&quot;;[.A92]=&quot;Campo&quot;);&quot;&lt;KEYS&gt;&quot;;&quot;&quot;) &amp; IF([.A93]=&quot;Chave&quot;;&quot;&lt;KEY NAME=&quot;&quot;&quot;&amp;[.E93]&amp;&quot;&quot;&quot; TYPE=&quot;&quot;&quot;&amp;IF([.D93]=&quot;PK&quot;;&quot;primary&quot;;&quot;foreign&quot;)&amp;&quot;&quot;&quot; FIELDS=&quot;&quot;&quot;&amp;[.C93]&amp;&quot;&quot;&quot;&quot;&amp;IF([.D93]=&quot;FK&quot;;&quot; REFTABLE=&quot;&quot;&quot;&amp;[.F93]&amp;&quot;&quot;&quot; REFFIELDS=&quot;&quot;&quot;&amp;[.G93]&amp;&quot;&quot;&quot;&quot;;&quot;&quot;)&amp;&quot; &quot;&amp;[.L93]&amp;&quot; COMMENT=&quot;&quot;&quot;&amp;[.J93]&amp;&quot;&quot;&quot;&quot;&amp;IF(AND([.A93]=&quot;Campo&quot;;[.D93]=&quot;PK&quot;);&quot; SEQUENCE=&quot;&quot;true&quot;&quot;&quot;;&quot;&quot;)&amp;&quot;/&gt;&quot;;&quot;&quot;) &amp; IF([.A93]=&quot;Campo&quot;;&quot;&lt;FIELD NAME=&quot;&quot;&quot;&amp;[.C93]&amp;&quot;&quot;&quot; &quot;&amp;[.N93]&amp;&quot; &quot;&amp;[.L93]&amp;IF(AND([.A93]=&quot;Campo&quot;;[.D93]&lt;&gt;&quot;PK&quot;);&quot; SEQUENCE=&quot;&quot;false&quot;&quot; &quot;;&quot;&quot;)&amp;&quot; COMMENT=&quot;&quot;&quot;&amp;[.J93]&amp;&quot;&quot;&quot;/&gt;&quot;;&quot;&quot;) &amp; IF(AND([.A93]=&quot;Campo&quot;;[.A94]=&quot;Chave&quot;);&quot;&lt;/FIELDS&gt;&quot;;&quot;&quot;) &amp; IF(AND([.A93]=&quot;Chave&quot;;[.A94]&lt;&gt;&quot;Chave&quot;);&quot;&lt;/KEYS&gt;&quot;;&quot;&quot;) &amp; IF([.B93]&lt;&gt;[.B94];&quot;&lt;/TABLE&gt;&quot;;&quot;&quot;) &amp; IF(AND([.A93]=&quot;&quot;;[.A92]&lt;&gt;&quot;&quot;);&quot;&lt;/TABLES&gt;&lt;/XMLDB&gt;&quot;;&quot;&quot;)">
            <text:p/>
          </table:table-cell>
          <table:table-cell table:style-name="ce27" table:formula="of:=IF(AND([.A93]=&quot;Campo&quot;;[.A93]&lt;&gt;[.A92]);&quot;&lt;Form name=&quot;&quot;newRecord&quot;&quot;&gt;&quot;;&quot;&quot;)&amp;IF([.A93]=&quot;Campo&quot;;&quot;&lt;&quot;&amp;IF([.D93]=&quot;FK&quot;;&quot;Select &quot;;VLOOKUP([.F93];[$Auxiliar.$A$27:.$B$48];2;0))&amp;&quot; id=&quot;&quot;&quot;&amp;[.C93]&amp;&quot;&quot;&quot; label=&quot;&quot;&quot;&amp;[.C93]&amp;&quot;&quot;&quot;&quot;&amp; IF([.D93]=&quot;FK&quot;;&quot; datasource=&quot;&quot;table:&quot;&amp;VLOOKUP(&quot;Chave&quot;&amp;&quot;.&quot;&amp;[.C93];[.$Q$1:.$R$2300];2;0)&amp;&quot;&quot;&quot; bindid=&quot;&quot;id&quot;&quot; bindvalue=&quot;&quot;name&quot;&quot;&quot;;&quot;&quot;)&amp;&quot;required=&quot;&quot;&quot;&amp;IF([.H93]=&quot;Sim&quot;;&quot;true&quot;;&quot;false&quot;)&amp;&quot;&quot;&quot; /&gt;&quot;;&quot;&quot;)&amp;IF(AND([.A93]=&quot;Chave&quot;;[.A92]=&quot;Campo&quot;);&quot;&lt;/Form&gt;&quot;;&quot;&quot;)">
            <text:p/>
          </table:table-cell>
          <table:table-cell table:style-name="ce27" table:formula="of:=IF([.A93]&lt;&gt;&quot;&quot;;[.A93]&amp;&quot;.&quot;&amp;[.C93];&quot;&quot;)">
            <text:p/>
          </table:table-cell>
          <table:table-cell table:style-name="ce27" table:formula="of:=IF([.A93]&lt;&gt;&quot;&quot;;[.F93];&quot;&quot;)">
            <text:p/>
          </table:table-cell>
        </table:table-row>
        <table:table-row table:style-name="ro1">
          <table:table-cell table:formula="of:=IF([Campos.A94]=&quot;&quot;;&quot;&quot;;[Campos.A94])">
            <text:p/>
          </table:table-cell>
          <table:table-cell table:formula="of:=IF([Campos.B94]=&quot;&quot;;&quot;&quot;;[Campos.B94])">
            <text:p/>
          </table:table-cell>
          <table:table-cell table:formula="of:=IF([Campos.C94]=&quot;&quot;;&quot;&quot;;[Campos.C94])">
            <text:p/>
          </table:table-cell>
          <table:table-cell table:formula="of:=IF([Campos.D94]=&quot;&quot;;&quot;&quot;;[Campos.D94])">
            <text:p/>
          </table:table-cell>
          <table:table-cell table:style-name="ce24" table:formula="of:=IF([.A94]=&quot;Chave&quot;;SUBSTITUTE([.C94];&quot;,&quot;;&quot;_&quot;)&amp;ROW([.C94]);[.C94])">
            <text:p/>
          </table:table-cell>
          <table:table-cell table:formula="of:=IF([Campos.F94]=&quot;&quot;;&quot;&quot;;[Campos.F94])">
            <text:p/>
          </table:table-cell>
          <table:table-cell table:formula="of:=IF([Campos.G94]=&quot;&quot;;&quot;&quot;;[Campos.G94])">
            <text:p/>
          </table:table-cell>
          <table:table-cell table:formula="of:=IF([Campos.H94]=&quot;&quot;;&quot;&quot;;[Campos.H94])">
            <text:p/>
          </table:table-cell>
          <table:table-cell table:formula="of:=IF([Campos.E94]=&quot;&quot;;&quot;&quot;;[Campos.E94])">
            <text:p/>
          </table:table-cell>
          <table:table-cell table:formula="of:=IF([Campos.I94]=&quot;&quot;;&quot;&quot;;[Campos.I94])">
            <text:p/>
          </table:table-cell>
          <table:table-cell table:formula="of:=IF([.B94]=&quot;&quot;;&quot;&quot;;VLOOKUP([.B94];[$Tabelas.$A$1:.$B$136];2;0))">
            <text:p/>
          </table:table-cell>
          <table:table-cell table:formula="of:=IF([.A94]=&quot;Campo&quot;;IF([.A94]=&quot;&quot;;&quot;&quot;;IF([.A94]&lt;&gt;[.A93];&quot;&quot;;&quot;PREVIOUS=&quot;&quot;&quot;&amp;[.C93]&amp;&quot;&quot;&quot; &quot;) &amp; IF([.A94]&lt;&gt;[.A95];&quot;&quot;;&quot;NEXT=&quot;&quot;&quot;&amp;[.C95]&amp;&quot;&quot;&quot;&quot;));IF([.A94]=&quot;&quot;;&quot;&quot;;IF([.A94]&lt;&gt;[.A93];&quot;&quot;;&quot;PREVIOUS=&quot;&quot;&quot;&amp;[.E93]&amp;&quot;&quot;&quot; &quot;) &amp; IF([.A94]&lt;&gt;[.A95];&quot;&quot;;&quot;NEXT=&quot;&quot;&quot;&amp;[.E95]&amp;&quot;&quot;&quot;&quot;)))">
            <text:p/>
          </table:table-cell>
          <table:table-cell table:formula="of:=IF([.B94]=&quot;&quot;;&quot;&quot;;VLOOKUP([.B94];[$Tabelas.$A$1:.$C$136];3;0))">
            <text:p/>
          </table:table-cell>
          <table:table-cell table:formula="of:=IF([.A94]=&quot;Campo&quot;; IF(ISERROR(VLOOKUP([.F94];[$Auxiliar.$A$1:.$E$17];5;0));&quot;TYPE=&quot;&quot;&quot;&amp;[.F94]&amp;&quot;&quot;&quot; LENGTH=&quot;&quot;&quot;&amp;[.G94]&amp;&quot;&quot;&quot; &quot;;VLOOKUP([.F94];[$Auxiliar.$A$1:.$E$17];5;0)) &amp; IF(AND([.A94]=&quot;Campo&quot;;[.D94]=&quot;PK&quot;); IF([.I94]=&quot;Sim&quot;;&quot; SEQUENCE=&quot;&quot;true&quot;&quot;&quot;;&quot; SEQUENCE=&quot;&quot;false&quot;&quot;&quot;);&quot;&quot;)&amp;IF([.H94]&lt;&gt;&quot;&quot;;&quot; NOTNULL=&quot;&quot;&quot;&amp;IF([.H94]=&quot;Sim&quot;;&quot;true&quot;;&quot;false&quot;)&amp;&quot;&quot;&quot;&quot;;&quot;&quot;);&quot;&quot;)">
            <text:p/>
          </table:table-cell>
          <table:table-cell table:style-name="ce26" table:formula="of:=IF(AND([.B94]&lt;&gt;[.B93];[.B94]&lt;&gt;&quot;&quot;);&quot;&lt;TABLE NAME=&quot;&quot;&quot;&amp;[.B94]&amp;&quot;&quot;&quot; COMMENT=&quot;&quot;&quot;&amp;[.K94]&amp;&quot;&quot;&quot; &quot;&amp; [.M94] &amp;&quot;&gt;&lt;FIELDS&gt;&quot;;&quot;&quot;) &amp; IF(AND([.A94]=&quot;Chave&quot;;[.A93]=&quot;Campo&quot;);&quot;&lt;KEYS&gt;&quot;;&quot;&quot;) &amp; IF([.A94]=&quot;Chave&quot;;&quot;&lt;KEY NAME=&quot;&quot;&quot;&amp;[.E94]&amp;&quot;&quot;&quot; TYPE=&quot;&quot;&quot;&amp;IF([.D94]=&quot;PK&quot;;&quot;primary&quot;;&quot;foreign&quot;)&amp;&quot;&quot;&quot; FIELDS=&quot;&quot;&quot;&amp;[.C94]&amp;&quot;&quot;&quot;&quot;&amp;IF([.D94]=&quot;FK&quot;;&quot; REFTABLE=&quot;&quot;&quot;&amp;[.F94]&amp;&quot;&quot;&quot; REFFIELDS=&quot;&quot;&quot;&amp;[.G94]&amp;&quot;&quot;&quot;&quot;;&quot;&quot;)&amp;&quot; &quot;&amp;[.L94]&amp;&quot; COMMENT=&quot;&quot;&quot;&amp;[.J94]&amp;&quot;&quot;&quot;&quot;&amp;IF(AND([.A94]=&quot;Campo&quot;;[.D94]=&quot;PK&quot;);&quot; SEQUENCE=&quot;&quot;true&quot;&quot;&quot;;&quot;&quot;)&amp;&quot;/&gt;&quot;;&quot;&quot;) &amp; IF([.A94]=&quot;Campo&quot;;&quot;&lt;FIELD NAME=&quot;&quot;&quot;&amp;[.C94]&amp;&quot;&quot;&quot; &quot;&amp;[.N94]&amp;&quot; &quot;&amp;[.L94]&amp;IF(AND([.A94]=&quot;Campo&quot;;[.D94]&lt;&gt;&quot;PK&quot;);&quot; SEQUENCE=&quot;&quot;false&quot;&quot; &quot;;&quot;&quot;)&amp;&quot; COMMENT=&quot;&quot;&quot;&amp;[.J94]&amp;&quot;&quot;&quot;/&gt;&quot;;&quot;&quot;) &amp; IF(AND([.A94]=&quot;Campo&quot;;[.A95]=&quot;Chave&quot;);&quot;&lt;/FIELDS&gt;&quot;;&quot;&quot;) &amp; IF(AND([.A94]=&quot;Chave&quot;;[.A95]&lt;&gt;&quot;Chave&quot;);&quot;&lt;/KEYS&gt;&quot;;&quot;&quot;) &amp; IF([.B94]&lt;&gt;[.B95];&quot;&lt;/TABLE&gt;&quot;;&quot;&quot;) &amp; IF(AND([.A94]=&quot;&quot;;[.A93]&lt;&gt;&quot;&quot;);&quot;&lt;/TABLES&gt;&lt;/XMLDB&gt;&quot;;&quot;&quot;)">
            <text:p/>
          </table:table-cell>
          <table:table-cell table:style-name="ce27" table:formula="of:=IF(AND([.A94]=&quot;Campo&quot;;[.A94]&lt;&gt;[.A93]);&quot;&lt;Form name=&quot;&quot;newRecord&quot;&quot;&gt;&quot;;&quot;&quot;)&amp;IF([.A94]=&quot;Campo&quot;;&quot;&lt;&quot;&amp;IF([.D94]=&quot;FK&quot;;&quot;Select &quot;;VLOOKUP([.F94];[$Auxiliar.$A$27:.$B$48];2;0))&amp;&quot; id=&quot;&quot;&quot;&amp;[.C94]&amp;&quot;&quot;&quot; label=&quot;&quot;&quot;&amp;[.C94]&amp;&quot;&quot;&quot;&quot;&amp; IF([.D94]=&quot;FK&quot;;&quot; datasource=&quot;&quot;table:&quot;&amp;VLOOKUP(&quot;Chave&quot;&amp;&quot;.&quot;&amp;[.C94];[.$Q$1:.$R$2300];2;0)&amp;&quot;&quot;&quot; bindid=&quot;&quot;id&quot;&quot; bindvalue=&quot;&quot;name&quot;&quot;&quot;;&quot;&quot;)&amp;&quot;required=&quot;&quot;&quot;&amp;IF([.H94]=&quot;Sim&quot;;&quot;true&quot;;&quot;false&quot;)&amp;&quot;&quot;&quot; /&gt;&quot;;&quot;&quot;)&amp;IF(AND([.A94]=&quot;Chave&quot;;[.A93]=&quot;Campo&quot;);&quot;&lt;/Form&gt;&quot;;&quot;&quot;)">
            <text:p/>
          </table:table-cell>
          <table:table-cell table:style-name="ce27" table:formula="of:=IF([.A94]&lt;&gt;&quot;&quot;;[.A94]&amp;&quot;.&quot;&amp;[.C94];&quot;&quot;)">
            <text:p/>
          </table:table-cell>
          <table:table-cell table:style-name="ce27" table:formula="of:=IF([.A94]&lt;&gt;&quot;&quot;;[.F94];&quot;&quot;)">
            <text:p/>
          </table:table-cell>
        </table:table-row>
        <table:table-row table:style-name="ro1">
          <table:table-cell table:formula="of:=IF([Campos.A95]=&quot;&quot;;&quot;&quot;;[Campos.A95])">
            <text:p/>
          </table:table-cell>
          <table:table-cell table:formula="of:=IF([Campos.B95]=&quot;&quot;;&quot;&quot;;[Campos.B95])">
            <text:p/>
          </table:table-cell>
          <table:table-cell table:formula="of:=IF([Campos.C95]=&quot;&quot;;&quot;&quot;;[Campos.C95])">
            <text:p/>
          </table:table-cell>
          <table:table-cell table:formula="of:=IF([Campos.D95]=&quot;&quot;;&quot;&quot;;[Campos.D95])">
            <text:p/>
          </table:table-cell>
          <table:table-cell table:style-name="ce24" table:formula="of:=IF([.A95]=&quot;Chave&quot;;SUBSTITUTE([.C95];&quot;,&quot;;&quot;_&quot;)&amp;ROW([.C95]);[.C95])">
            <text:p/>
          </table:table-cell>
          <table:table-cell table:formula="of:=IF([Campos.F95]=&quot;&quot;;&quot;&quot;;[Campos.F95])">
            <text:p/>
          </table:table-cell>
          <table:table-cell table:formula="of:=IF([Campos.G95]=&quot;&quot;;&quot;&quot;;[Campos.G95])">
            <text:p/>
          </table:table-cell>
          <table:table-cell table:formula="of:=IF([Campos.H95]=&quot;&quot;;&quot;&quot;;[Campos.H95])">
            <text:p/>
          </table:table-cell>
          <table:table-cell table:formula="of:=IF([Campos.E95]=&quot;&quot;;&quot;&quot;;[Campos.E95])">
            <text:p/>
          </table:table-cell>
          <table:table-cell table:formula="of:=IF([Campos.I95]=&quot;&quot;;&quot;&quot;;[Campos.I95])">
            <text:p/>
          </table:table-cell>
          <table:table-cell table:formula="of:=IF([.B95]=&quot;&quot;;&quot;&quot;;VLOOKUP([.B95];[$Tabelas.$A$1:.$B$136];2;0))">
            <text:p/>
          </table:table-cell>
          <table:table-cell table:formula="of:=IF([.A95]=&quot;Campo&quot;;IF([.A95]=&quot;&quot;;&quot;&quot;;IF([.A95]&lt;&gt;[.A94];&quot;&quot;;&quot;PREVIOUS=&quot;&quot;&quot;&amp;[.C94]&amp;&quot;&quot;&quot; &quot;) &amp; IF([.A95]&lt;&gt;[.A96];&quot;&quot;;&quot;NEXT=&quot;&quot;&quot;&amp;[.C96]&amp;&quot;&quot;&quot;&quot;));IF([.A95]=&quot;&quot;;&quot;&quot;;IF([.A95]&lt;&gt;[.A94];&quot;&quot;;&quot;PREVIOUS=&quot;&quot;&quot;&amp;[.E94]&amp;&quot;&quot;&quot; &quot;) &amp; IF([.A95]&lt;&gt;[.A96];&quot;&quot;;&quot;NEXT=&quot;&quot;&quot;&amp;[.E96]&amp;&quot;&quot;&quot;&quot;)))">
            <text:p/>
          </table:table-cell>
          <table:table-cell table:formula="of:=IF([.B95]=&quot;&quot;;&quot;&quot;;VLOOKUP([.B95];[$Tabelas.$A$1:.$C$136];3;0))">
            <text:p/>
          </table:table-cell>
          <table:table-cell table:formula="of:=IF([.A95]=&quot;Campo&quot;; IF(ISERROR(VLOOKUP([.F95];[$Auxiliar.$A$1:.$E$17];5;0));&quot;TYPE=&quot;&quot;&quot;&amp;[.F95]&amp;&quot;&quot;&quot; LENGTH=&quot;&quot;&quot;&amp;[.G95]&amp;&quot;&quot;&quot; &quot;;VLOOKUP([.F95];[$Auxiliar.$A$1:.$E$17];5;0)) &amp; IF(AND([.A95]=&quot;Campo&quot;;[.D95]=&quot;PK&quot;); IF([.I95]=&quot;Sim&quot;;&quot; SEQUENCE=&quot;&quot;true&quot;&quot;&quot;;&quot; SEQUENCE=&quot;&quot;false&quot;&quot;&quot;);&quot;&quot;)&amp;IF([.H95]&lt;&gt;&quot;&quot;;&quot; NOTNULL=&quot;&quot;&quot;&amp;IF([.H95]=&quot;Sim&quot;;&quot;true&quot;;&quot;false&quot;)&amp;&quot;&quot;&quot;&quot;;&quot;&quot;);&quot;&quot;)">
            <text:p/>
          </table:table-cell>
          <table:table-cell table:style-name="ce26" table:formula="of:=IF(AND([.B95]&lt;&gt;[.B94];[.B95]&lt;&gt;&quot;&quot;);&quot;&lt;TABLE NAME=&quot;&quot;&quot;&amp;[.B95]&amp;&quot;&quot;&quot; COMMENT=&quot;&quot;&quot;&amp;[.K95]&amp;&quot;&quot;&quot; &quot;&amp; [.M95] &amp;&quot;&gt;&lt;FIELDS&gt;&quot;;&quot;&quot;) &amp; IF(AND([.A95]=&quot;Chave&quot;;[.A94]=&quot;Campo&quot;);&quot;&lt;KEYS&gt;&quot;;&quot;&quot;) &amp; IF([.A95]=&quot;Chave&quot;;&quot;&lt;KEY NAME=&quot;&quot;&quot;&amp;[.E95]&amp;&quot;&quot;&quot; TYPE=&quot;&quot;&quot;&amp;IF([.D95]=&quot;PK&quot;;&quot;primary&quot;;&quot;foreign&quot;)&amp;&quot;&quot;&quot; FIELDS=&quot;&quot;&quot;&amp;[.C95]&amp;&quot;&quot;&quot;&quot;&amp;IF([.D95]=&quot;FK&quot;;&quot; REFTABLE=&quot;&quot;&quot;&amp;[.F95]&amp;&quot;&quot;&quot; REFFIELDS=&quot;&quot;&quot;&amp;[.G95]&amp;&quot;&quot;&quot;&quot;;&quot;&quot;)&amp;&quot; &quot;&amp;[.L95]&amp;&quot; COMMENT=&quot;&quot;&quot;&amp;[.J95]&amp;&quot;&quot;&quot;&quot;&amp;IF(AND([.A95]=&quot;Campo&quot;;[.D95]=&quot;PK&quot;);&quot; SEQUENCE=&quot;&quot;true&quot;&quot;&quot;;&quot;&quot;)&amp;&quot;/&gt;&quot;;&quot;&quot;) &amp; IF([.A95]=&quot;Campo&quot;;&quot;&lt;FIELD NAME=&quot;&quot;&quot;&amp;[.C95]&amp;&quot;&quot;&quot; &quot;&amp;[.N95]&amp;&quot; &quot;&amp;[.L95]&amp;IF(AND([.A95]=&quot;Campo&quot;;[.D95]&lt;&gt;&quot;PK&quot;);&quot; SEQUENCE=&quot;&quot;false&quot;&quot; &quot;;&quot;&quot;)&amp;&quot; COMMENT=&quot;&quot;&quot;&amp;[.J95]&amp;&quot;&quot;&quot;/&gt;&quot;;&quot;&quot;) &amp; IF(AND([.A95]=&quot;Campo&quot;;[.A96]=&quot;Chave&quot;);&quot;&lt;/FIELDS&gt;&quot;;&quot;&quot;) &amp; IF(AND([.A95]=&quot;Chave&quot;;[.A96]&lt;&gt;&quot;Chave&quot;);&quot;&lt;/KEYS&gt;&quot;;&quot;&quot;) &amp; IF([.B95]&lt;&gt;[.B96];&quot;&lt;/TABLE&gt;&quot;;&quot;&quot;) &amp; IF(AND([.A95]=&quot;&quot;;[.A94]&lt;&gt;&quot;&quot;);&quot;&lt;/TABLES&gt;&lt;/XMLDB&gt;&quot;;&quot;&quot;)">
            <text:p/>
          </table:table-cell>
          <table:table-cell table:style-name="ce27" table:formula="of:=IF(AND([.A95]=&quot;Campo&quot;;[.A95]&lt;&gt;[.A94]);&quot;&lt;Form name=&quot;&quot;newRecord&quot;&quot;&gt;&quot;;&quot;&quot;)&amp;IF([.A95]=&quot;Campo&quot;;&quot;&lt;&quot;&amp;IF([.D95]=&quot;FK&quot;;&quot;Select &quot;;VLOOKUP([.F95];[$Auxiliar.$A$27:.$B$48];2;0))&amp;&quot; id=&quot;&quot;&quot;&amp;[.C95]&amp;&quot;&quot;&quot; label=&quot;&quot;&quot;&amp;[.C95]&amp;&quot;&quot;&quot;&quot;&amp; IF([.D95]=&quot;FK&quot;;&quot; datasource=&quot;&quot;table:&quot;&amp;VLOOKUP(&quot;Chave&quot;&amp;&quot;.&quot;&amp;[.C95];[.$Q$1:.$R$2300];2;0)&amp;&quot;&quot;&quot; bindid=&quot;&quot;id&quot;&quot; bindvalue=&quot;&quot;name&quot;&quot;&quot;;&quot;&quot;)&amp;&quot;required=&quot;&quot;&quot;&amp;IF([.H95]=&quot;Sim&quot;;&quot;true&quot;;&quot;false&quot;)&amp;&quot;&quot;&quot; /&gt;&quot;;&quot;&quot;)&amp;IF(AND([.A95]=&quot;Chave&quot;;[.A94]=&quot;Campo&quot;);&quot;&lt;/Form&gt;&quot;;&quot;&quot;)">
            <text:p/>
          </table:table-cell>
          <table:table-cell table:style-name="ce27" table:formula="of:=IF([.A95]&lt;&gt;&quot;&quot;;[.A95]&amp;&quot;.&quot;&amp;[.C95];&quot;&quot;)">
            <text:p/>
          </table:table-cell>
          <table:table-cell table:style-name="ce27" table:formula="of:=IF([.A95]&lt;&gt;&quot;&quot;;[.F95];&quot;&quot;)">
            <text:p/>
          </table:table-cell>
        </table:table-row>
        <table:table-row table:style-name="ro1">
          <table:table-cell table:formula="of:=IF([Campos.A96]=&quot;&quot;;&quot;&quot;;[Campos.A96])">
            <text:p/>
          </table:table-cell>
          <table:table-cell table:formula="of:=IF([Campos.B96]=&quot;&quot;;&quot;&quot;;[Campos.B96])">
            <text:p/>
          </table:table-cell>
          <table:table-cell table:formula="of:=IF([Campos.C96]=&quot;&quot;;&quot;&quot;;[Campos.C96])">
            <text:p/>
          </table:table-cell>
          <table:table-cell table:formula="of:=IF([Campos.D96]=&quot;&quot;;&quot;&quot;;[Campos.D96])">
            <text:p/>
          </table:table-cell>
          <table:table-cell table:style-name="ce24" table:formula="of:=IF([.A96]=&quot;Chave&quot;;SUBSTITUTE([.C96];&quot;,&quot;;&quot;_&quot;)&amp;ROW([.C96]);[.C96])">
            <text:p/>
          </table:table-cell>
          <table:table-cell table:formula="of:=IF([Campos.F96]=&quot;&quot;;&quot;&quot;;[Campos.F96])">
            <text:p/>
          </table:table-cell>
          <table:table-cell table:formula="of:=IF([Campos.G96]=&quot;&quot;;&quot;&quot;;[Campos.G96])">
            <text:p/>
          </table:table-cell>
          <table:table-cell table:formula="of:=IF([Campos.H96]=&quot;&quot;;&quot;&quot;;[Campos.H96])">
            <text:p/>
          </table:table-cell>
          <table:table-cell table:formula="of:=IF([Campos.E96]=&quot;&quot;;&quot;&quot;;[Campos.E96])">
            <text:p/>
          </table:table-cell>
          <table:table-cell table:formula="of:=IF([Campos.I96]=&quot;&quot;;&quot;&quot;;[Campos.I96])">
            <text:p/>
          </table:table-cell>
          <table:table-cell table:formula="of:=IF([.B96]=&quot;&quot;;&quot;&quot;;VLOOKUP([.B96];[$Tabelas.$A$1:.$B$136];2;0))">
            <text:p/>
          </table:table-cell>
          <table:table-cell table:formula="of:=IF([.A96]=&quot;Campo&quot;;IF([.A96]=&quot;&quot;;&quot;&quot;;IF([.A96]&lt;&gt;[.A95];&quot;&quot;;&quot;PREVIOUS=&quot;&quot;&quot;&amp;[.C95]&amp;&quot;&quot;&quot; &quot;) &amp; IF([.A96]&lt;&gt;[.A97];&quot;&quot;;&quot;NEXT=&quot;&quot;&quot;&amp;[.C97]&amp;&quot;&quot;&quot;&quot;));IF([.A96]=&quot;&quot;;&quot;&quot;;IF([.A96]&lt;&gt;[.A95];&quot;&quot;;&quot;PREVIOUS=&quot;&quot;&quot;&amp;[.E95]&amp;&quot;&quot;&quot; &quot;) &amp; IF([.A96]&lt;&gt;[.A97];&quot;&quot;;&quot;NEXT=&quot;&quot;&quot;&amp;[.E97]&amp;&quot;&quot;&quot;&quot;)))">
            <text:p/>
          </table:table-cell>
          <table:table-cell table:formula="of:=IF([.B96]=&quot;&quot;;&quot;&quot;;VLOOKUP([.B96];[$Tabelas.$A$1:.$C$136];3;0))">
            <text:p/>
          </table:table-cell>
          <table:table-cell table:formula="of:=IF([.A96]=&quot;Campo&quot;; IF(ISERROR(VLOOKUP([.F96];[$Auxiliar.$A$1:.$E$17];5;0));&quot;TYPE=&quot;&quot;&quot;&amp;[.F96]&amp;&quot;&quot;&quot; LENGTH=&quot;&quot;&quot;&amp;[.G96]&amp;&quot;&quot;&quot; &quot;;VLOOKUP([.F96];[$Auxiliar.$A$1:.$E$17];5;0)) &amp; IF(AND([.A96]=&quot;Campo&quot;;[.D96]=&quot;PK&quot;); IF([.I96]=&quot;Sim&quot;;&quot; SEQUENCE=&quot;&quot;true&quot;&quot;&quot;;&quot; SEQUENCE=&quot;&quot;false&quot;&quot;&quot;);&quot;&quot;)&amp;IF([.H96]&lt;&gt;&quot;&quot;;&quot; NOTNULL=&quot;&quot;&quot;&amp;IF([.H96]=&quot;Sim&quot;;&quot;true&quot;;&quot;false&quot;)&amp;&quot;&quot;&quot;&quot;;&quot;&quot;);&quot;&quot;)">
            <text:p/>
          </table:table-cell>
          <table:table-cell table:style-name="ce26" table:formula="of:=IF(AND([.B96]&lt;&gt;[.B95];[.B96]&lt;&gt;&quot;&quot;);&quot;&lt;TABLE NAME=&quot;&quot;&quot;&amp;[.B96]&amp;&quot;&quot;&quot; COMMENT=&quot;&quot;&quot;&amp;[.K96]&amp;&quot;&quot;&quot; &quot;&amp; [.M96] &amp;&quot;&gt;&lt;FIELDS&gt;&quot;;&quot;&quot;) &amp; IF(AND([.A96]=&quot;Chave&quot;;[.A95]=&quot;Campo&quot;);&quot;&lt;KEYS&gt;&quot;;&quot;&quot;) &amp; IF([.A96]=&quot;Chave&quot;;&quot;&lt;KEY NAME=&quot;&quot;&quot;&amp;[.E96]&amp;&quot;&quot;&quot; TYPE=&quot;&quot;&quot;&amp;IF([.D96]=&quot;PK&quot;;&quot;primary&quot;;&quot;foreign&quot;)&amp;&quot;&quot;&quot; FIELDS=&quot;&quot;&quot;&amp;[.C96]&amp;&quot;&quot;&quot;&quot;&amp;IF([.D96]=&quot;FK&quot;;&quot; REFTABLE=&quot;&quot;&quot;&amp;[.F96]&amp;&quot;&quot;&quot; REFFIELDS=&quot;&quot;&quot;&amp;[.G96]&amp;&quot;&quot;&quot;&quot;;&quot;&quot;)&amp;&quot; &quot;&amp;[.L96]&amp;&quot; COMMENT=&quot;&quot;&quot;&amp;[.J96]&amp;&quot;&quot;&quot;&quot;&amp;IF(AND([.A96]=&quot;Campo&quot;;[.D96]=&quot;PK&quot;);&quot; SEQUENCE=&quot;&quot;true&quot;&quot;&quot;;&quot;&quot;)&amp;&quot;/&gt;&quot;;&quot;&quot;) &amp; IF([.A96]=&quot;Campo&quot;;&quot;&lt;FIELD NAME=&quot;&quot;&quot;&amp;[.C96]&amp;&quot;&quot;&quot; &quot;&amp;[.N96]&amp;&quot; &quot;&amp;[.L96]&amp;IF(AND([.A96]=&quot;Campo&quot;;[.D96]&lt;&gt;&quot;PK&quot;);&quot; SEQUENCE=&quot;&quot;false&quot;&quot; &quot;;&quot;&quot;)&amp;&quot; COMMENT=&quot;&quot;&quot;&amp;[.J96]&amp;&quot;&quot;&quot;/&gt;&quot;;&quot;&quot;) &amp; IF(AND([.A96]=&quot;Campo&quot;;[.A97]=&quot;Chave&quot;);&quot;&lt;/FIELDS&gt;&quot;;&quot;&quot;) &amp; IF(AND([.A96]=&quot;Chave&quot;;[.A97]&lt;&gt;&quot;Chave&quot;);&quot;&lt;/KEYS&gt;&quot;;&quot;&quot;) &amp; IF([.B96]&lt;&gt;[.B97];&quot;&lt;/TABLE&gt;&quot;;&quot;&quot;) &amp; IF(AND([.A96]=&quot;&quot;;[.A95]&lt;&gt;&quot;&quot;);&quot;&lt;/TABLES&gt;&lt;/XMLDB&gt;&quot;;&quot;&quot;)">
            <text:p/>
          </table:table-cell>
          <table:table-cell table:style-name="ce27" table:formula="of:=IF(AND([.A96]=&quot;Campo&quot;;[.A96]&lt;&gt;[.A95]);&quot;&lt;Form name=&quot;&quot;newRecord&quot;&quot;&gt;&quot;;&quot;&quot;)&amp;IF([.A96]=&quot;Campo&quot;;&quot;&lt;&quot;&amp;IF([.D96]=&quot;FK&quot;;&quot;Select &quot;;VLOOKUP([.F96];[$Auxiliar.$A$27:.$B$48];2;0))&amp;&quot; id=&quot;&quot;&quot;&amp;[.C96]&amp;&quot;&quot;&quot; label=&quot;&quot;&quot;&amp;[.C96]&amp;&quot;&quot;&quot;&quot;&amp; IF([.D96]=&quot;FK&quot;;&quot; datasource=&quot;&quot;table:&quot;&amp;VLOOKUP(&quot;Chave&quot;&amp;&quot;.&quot;&amp;[.C96];[.$Q$1:.$R$2300];2;0)&amp;&quot;&quot;&quot; bindid=&quot;&quot;id&quot;&quot; bindvalue=&quot;&quot;name&quot;&quot;&quot;;&quot;&quot;)&amp;&quot;required=&quot;&quot;&quot;&amp;IF([.H96]=&quot;Sim&quot;;&quot;true&quot;;&quot;false&quot;)&amp;&quot;&quot;&quot; /&gt;&quot;;&quot;&quot;)&amp;IF(AND([.A96]=&quot;Chave&quot;;[.A95]=&quot;Campo&quot;);&quot;&lt;/Form&gt;&quot;;&quot;&quot;)">
            <text:p/>
          </table:table-cell>
          <table:table-cell table:style-name="ce27" table:formula="of:=IF([.A96]&lt;&gt;&quot;&quot;;[.A96]&amp;&quot;.&quot;&amp;[.C96];&quot;&quot;)">
            <text:p/>
          </table:table-cell>
          <table:table-cell table:style-name="ce27" table:formula="of:=IF([.A96]&lt;&gt;&quot;&quot;;[.F96];&quot;&quot;)">
            <text:p/>
          </table:table-cell>
        </table:table-row>
        <table:table-row table:style-name="ro1">
          <table:table-cell table:formula="of:=IF([Campos.A97]=&quot;&quot;;&quot;&quot;;[Campos.A97])">
            <text:p/>
          </table:table-cell>
          <table:table-cell table:formula="of:=IF([Campos.B97]=&quot;&quot;;&quot;&quot;;[Campos.B97])">
            <text:p/>
          </table:table-cell>
          <table:table-cell table:formula="of:=IF([Campos.C97]=&quot;&quot;;&quot;&quot;;[Campos.C97])">
            <text:p/>
          </table:table-cell>
          <table:table-cell table:formula="of:=IF([Campos.D97]=&quot;&quot;;&quot;&quot;;[Campos.D97])">
            <text:p/>
          </table:table-cell>
          <table:table-cell table:style-name="ce24" table:formula="of:=IF([.A97]=&quot;Chave&quot;;SUBSTITUTE([.C97];&quot;,&quot;;&quot;_&quot;)&amp;ROW([.C97]);[.C97])">
            <text:p/>
          </table:table-cell>
          <table:table-cell table:formula="of:=IF([Campos.F97]=&quot;&quot;;&quot;&quot;;[Campos.F97])">
            <text:p/>
          </table:table-cell>
          <table:table-cell table:formula="of:=IF([Campos.G97]=&quot;&quot;;&quot;&quot;;[Campos.G97])">
            <text:p/>
          </table:table-cell>
          <table:table-cell table:formula="of:=IF([Campos.H97]=&quot;&quot;;&quot;&quot;;[Campos.H97])">
            <text:p/>
          </table:table-cell>
          <table:table-cell table:formula="of:=IF([Campos.E97]=&quot;&quot;;&quot;&quot;;[Campos.E97])">
            <text:p/>
          </table:table-cell>
          <table:table-cell table:formula="of:=IF([Campos.I97]=&quot;&quot;;&quot;&quot;;[Campos.I97])">
            <text:p/>
          </table:table-cell>
          <table:table-cell table:formula="of:=IF([.B97]=&quot;&quot;;&quot;&quot;;VLOOKUP([.B97];[$Tabelas.$A$1:.$B$136];2;0))">
            <text:p/>
          </table:table-cell>
          <table:table-cell table:formula="of:=IF([.A97]=&quot;Campo&quot;;IF([.A97]=&quot;&quot;;&quot;&quot;;IF([.A97]&lt;&gt;[.A96];&quot;&quot;;&quot;PREVIOUS=&quot;&quot;&quot;&amp;[.C96]&amp;&quot;&quot;&quot; &quot;) &amp; IF([.A97]&lt;&gt;[.A98];&quot;&quot;;&quot;NEXT=&quot;&quot;&quot;&amp;[.C98]&amp;&quot;&quot;&quot;&quot;));IF([.A97]=&quot;&quot;;&quot;&quot;;IF([.A97]&lt;&gt;[.A96];&quot;&quot;;&quot;PREVIOUS=&quot;&quot;&quot;&amp;[.E96]&amp;&quot;&quot;&quot; &quot;) &amp; IF([.A97]&lt;&gt;[.A98];&quot;&quot;;&quot;NEXT=&quot;&quot;&quot;&amp;[.E98]&amp;&quot;&quot;&quot;&quot;)))">
            <text:p/>
          </table:table-cell>
          <table:table-cell table:formula="of:=IF([.B97]=&quot;&quot;;&quot;&quot;;VLOOKUP([.B97];[$Tabelas.$A$1:.$C$136];3;0))">
            <text:p/>
          </table:table-cell>
          <table:table-cell table:formula="of:=IF([.A97]=&quot;Campo&quot;; IF(ISERROR(VLOOKUP([.F97];[$Auxiliar.$A$1:.$E$17];5;0));&quot;TYPE=&quot;&quot;&quot;&amp;[.F97]&amp;&quot;&quot;&quot; LENGTH=&quot;&quot;&quot;&amp;[.G97]&amp;&quot;&quot;&quot; &quot;;VLOOKUP([.F97];[$Auxiliar.$A$1:.$E$17];5;0)) &amp; IF(AND([.A97]=&quot;Campo&quot;;[.D97]=&quot;PK&quot;); IF([.I97]=&quot;Sim&quot;;&quot; SEQUENCE=&quot;&quot;true&quot;&quot;&quot;;&quot; SEQUENCE=&quot;&quot;false&quot;&quot;&quot;);&quot;&quot;)&amp;IF([.H97]&lt;&gt;&quot;&quot;;&quot; NOTNULL=&quot;&quot;&quot;&amp;IF([.H97]=&quot;Sim&quot;;&quot;true&quot;;&quot;false&quot;)&amp;&quot;&quot;&quot;&quot;;&quot;&quot;);&quot;&quot;)">
            <text:p/>
          </table:table-cell>
          <table:table-cell table:style-name="ce26" table:formula="of:=IF(AND([.B97]&lt;&gt;[.B96];[.B97]&lt;&gt;&quot;&quot;);&quot;&lt;TABLE NAME=&quot;&quot;&quot;&amp;[.B97]&amp;&quot;&quot;&quot; COMMENT=&quot;&quot;&quot;&amp;[.K97]&amp;&quot;&quot;&quot; &quot;&amp; [.M97] &amp;&quot;&gt;&lt;FIELDS&gt;&quot;;&quot;&quot;) &amp; IF(AND([.A97]=&quot;Chave&quot;;[.A96]=&quot;Campo&quot;);&quot;&lt;KEYS&gt;&quot;;&quot;&quot;) &amp; IF([.A97]=&quot;Chave&quot;;&quot;&lt;KEY NAME=&quot;&quot;&quot;&amp;[.E97]&amp;&quot;&quot;&quot; TYPE=&quot;&quot;&quot;&amp;IF([.D97]=&quot;PK&quot;;&quot;primary&quot;;&quot;foreign&quot;)&amp;&quot;&quot;&quot; FIELDS=&quot;&quot;&quot;&amp;[.C97]&amp;&quot;&quot;&quot;&quot;&amp;IF([.D97]=&quot;FK&quot;;&quot; REFTABLE=&quot;&quot;&quot;&amp;[.F97]&amp;&quot;&quot;&quot; REFFIELDS=&quot;&quot;&quot;&amp;[.G97]&amp;&quot;&quot;&quot;&quot;;&quot;&quot;)&amp;&quot; &quot;&amp;[.L97]&amp;&quot; COMMENT=&quot;&quot;&quot;&amp;[.J97]&amp;&quot;&quot;&quot;&quot;&amp;IF(AND([.A97]=&quot;Campo&quot;;[.D97]=&quot;PK&quot;);&quot; SEQUENCE=&quot;&quot;true&quot;&quot;&quot;;&quot;&quot;)&amp;&quot;/&gt;&quot;;&quot;&quot;) &amp; IF([.A97]=&quot;Campo&quot;;&quot;&lt;FIELD NAME=&quot;&quot;&quot;&amp;[.C97]&amp;&quot;&quot;&quot; &quot;&amp;[.N97]&amp;&quot; &quot;&amp;[.L97]&amp;IF(AND([.A97]=&quot;Campo&quot;;[.D97]&lt;&gt;&quot;PK&quot;);&quot; SEQUENCE=&quot;&quot;false&quot;&quot; &quot;;&quot;&quot;)&amp;&quot; COMMENT=&quot;&quot;&quot;&amp;[.J97]&amp;&quot;&quot;&quot;/&gt;&quot;;&quot;&quot;) &amp; IF(AND([.A97]=&quot;Campo&quot;;[.A98]=&quot;Chave&quot;);&quot;&lt;/FIELDS&gt;&quot;;&quot;&quot;) &amp; IF(AND([.A97]=&quot;Chave&quot;;[.A98]&lt;&gt;&quot;Chave&quot;);&quot;&lt;/KEYS&gt;&quot;;&quot;&quot;) &amp; IF([.B97]&lt;&gt;[.B98];&quot;&lt;/TABLE&gt;&quot;;&quot;&quot;) &amp; IF(AND([.A97]=&quot;&quot;;[.A96]&lt;&gt;&quot;&quot;);&quot;&lt;/TABLES&gt;&lt;/XMLDB&gt;&quot;;&quot;&quot;)">
            <text:p/>
          </table:table-cell>
          <table:table-cell table:style-name="ce27" table:formula="of:=IF(AND([.A97]=&quot;Campo&quot;;[.A97]&lt;&gt;[.A96]);&quot;&lt;Form name=&quot;&quot;newRecord&quot;&quot;&gt;&quot;;&quot;&quot;)&amp;IF([.A97]=&quot;Campo&quot;;&quot;&lt;&quot;&amp;IF([.D97]=&quot;FK&quot;;&quot;Select &quot;;VLOOKUP([.F97];[$Auxiliar.$A$27:.$B$48];2;0))&amp;&quot; id=&quot;&quot;&quot;&amp;[.C97]&amp;&quot;&quot;&quot; label=&quot;&quot;&quot;&amp;[.C97]&amp;&quot;&quot;&quot;&quot;&amp; IF([.D97]=&quot;FK&quot;;&quot; datasource=&quot;&quot;table:&quot;&amp;VLOOKUP(&quot;Chave&quot;&amp;&quot;.&quot;&amp;[.C97];[.$Q$1:.$R$2300];2;0)&amp;&quot;&quot;&quot; bindid=&quot;&quot;id&quot;&quot; bindvalue=&quot;&quot;name&quot;&quot;&quot;;&quot;&quot;)&amp;&quot;required=&quot;&quot;&quot;&amp;IF([.H97]=&quot;Sim&quot;;&quot;true&quot;;&quot;false&quot;)&amp;&quot;&quot;&quot; /&gt;&quot;;&quot;&quot;)&amp;IF(AND([.A97]=&quot;Chave&quot;;[.A96]=&quot;Campo&quot;);&quot;&lt;/Form&gt;&quot;;&quot;&quot;)">
            <text:p/>
          </table:table-cell>
          <table:table-cell table:style-name="ce27" table:formula="of:=IF([.A97]&lt;&gt;&quot;&quot;;[.A97]&amp;&quot;.&quot;&amp;[.C97];&quot;&quot;)">
            <text:p/>
          </table:table-cell>
          <table:table-cell table:style-name="ce27" table:formula="of:=IF([.A97]&lt;&gt;&quot;&quot;;[.F97];&quot;&quot;)">
            <text:p/>
          </table:table-cell>
        </table:table-row>
        <table:table-row table:style-name="ro1">
          <table:table-cell table:formula="of:=IF([Campos.A98]=&quot;&quot;;&quot;&quot;;[Campos.A98])">
            <text:p/>
          </table:table-cell>
          <table:table-cell table:formula="of:=IF([Campos.B98]=&quot;&quot;;&quot;&quot;;[Campos.B98])">
            <text:p/>
          </table:table-cell>
          <table:table-cell table:formula="of:=IF([Campos.C98]=&quot;&quot;;&quot;&quot;;[Campos.C98])">
            <text:p/>
          </table:table-cell>
          <table:table-cell table:formula="of:=IF([Campos.D98]=&quot;&quot;;&quot;&quot;;[Campos.D98])">
            <text:p/>
          </table:table-cell>
          <table:table-cell table:style-name="ce24" table:formula="of:=IF([.A98]=&quot;Chave&quot;;SUBSTITUTE([.C98];&quot;,&quot;;&quot;_&quot;)&amp;ROW([.C98]);[.C98])">
            <text:p/>
          </table:table-cell>
          <table:table-cell table:formula="of:=IF([Campos.F98]=&quot;&quot;;&quot;&quot;;[Campos.F98])">
            <text:p/>
          </table:table-cell>
          <table:table-cell table:formula="of:=IF([Campos.G98]=&quot;&quot;;&quot;&quot;;[Campos.G98])">
            <text:p/>
          </table:table-cell>
          <table:table-cell table:formula="of:=IF([Campos.H98]=&quot;&quot;;&quot;&quot;;[Campos.H98])">
            <text:p/>
          </table:table-cell>
          <table:table-cell table:formula="of:=IF([Campos.E98]=&quot;&quot;;&quot;&quot;;[Campos.E98])">
            <text:p/>
          </table:table-cell>
          <table:table-cell table:formula="of:=IF([Campos.I98]=&quot;&quot;;&quot;&quot;;[Campos.I98])">
            <text:p/>
          </table:table-cell>
          <table:table-cell table:formula="of:=IF([.B98]=&quot;&quot;;&quot;&quot;;VLOOKUP([.B98];[$Tabelas.$A$1:.$B$136];2;0))">
            <text:p/>
          </table:table-cell>
          <table:table-cell table:formula="of:=IF([.A98]=&quot;Campo&quot;;IF([.A98]=&quot;&quot;;&quot;&quot;;IF([.A98]&lt;&gt;[.A97];&quot;&quot;;&quot;PREVIOUS=&quot;&quot;&quot;&amp;[.C97]&amp;&quot;&quot;&quot; &quot;) &amp; IF([.A98]&lt;&gt;[.A99];&quot;&quot;;&quot;NEXT=&quot;&quot;&quot;&amp;[.C99]&amp;&quot;&quot;&quot;&quot;));IF([.A98]=&quot;&quot;;&quot;&quot;;IF([.A98]&lt;&gt;[.A97];&quot;&quot;;&quot;PREVIOUS=&quot;&quot;&quot;&amp;[.E97]&amp;&quot;&quot;&quot; &quot;) &amp; IF([.A98]&lt;&gt;[.A99];&quot;&quot;;&quot;NEXT=&quot;&quot;&quot;&amp;[.E99]&amp;&quot;&quot;&quot;&quot;)))">
            <text:p/>
          </table:table-cell>
          <table:table-cell table:formula="of:=IF([.B98]=&quot;&quot;;&quot;&quot;;VLOOKUP([.B98];[$Tabelas.$A$1:.$C$136];3;0))">
            <text:p/>
          </table:table-cell>
          <table:table-cell table:formula="of:=IF([.A98]=&quot;Campo&quot;; IF(ISERROR(VLOOKUP([.F98];[$Auxiliar.$A$1:.$E$17];5;0));&quot;TYPE=&quot;&quot;&quot;&amp;[.F98]&amp;&quot;&quot;&quot; LENGTH=&quot;&quot;&quot;&amp;[.G98]&amp;&quot;&quot;&quot; &quot;;VLOOKUP([.F98];[$Auxiliar.$A$1:.$E$17];5;0)) &amp; IF(AND([.A98]=&quot;Campo&quot;;[.D98]=&quot;PK&quot;); IF([.I98]=&quot;Sim&quot;;&quot; SEQUENCE=&quot;&quot;true&quot;&quot;&quot;;&quot; SEQUENCE=&quot;&quot;false&quot;&quot;&quot;);&quot;&quot;)&amp;IF([.H98]&lt;&gt;&quot;&quot;;&quot; NOTNULL=&quot;&quot;&quot;&amp;IF([.H98]=&quot;Sim&quot;;&quot;true&quot;;&quot;false&quot;)&amp;&quot;&quot;&quot;&quot;;&quot;&quot;);&quot;&quot;)">
            <text:p/>
          </table:table-cell>
          <table:table-cell table:style-name="ce26" table:formula="of:=IF(AND([.B98]&lt;&gt;[.B97];[.B98]&lt;&gt;&quot;&quot;);&quot;&lt;TABLE NAME=&quot;&quot;&quot;&amp;[.B98]&amp;&quot;&quot;&quot; COMMENT=&quot;&quot;&quot;&amp;[.K98]&amp;&quot;&quot;&quot; &quot;&amp; [.M98] &amp;&quot;&gt;&lt;FIELDS&gt;&quot;;&quot;&quot;) &amp; IF(AND([.A98]=&quot;Chave&quot;;[.A97]=&quot;Campo&quot;);&quot;&lt;KEYS&gt;&quot;;&quot;&quot;) &amp; IF([.A98]=&quot;Chave&quot;;&quot;&lt;KEY NAME=&quot;&quot;&quot;&amp;[.E98]&amp;&quot;&quot;&quot; TYPE=&quot;&quot;&quot;&amp;IF([.D98]=&quot;PK&quot;;&quot;primary&quot;;&quot;foreign&quot;)&amp;&quot;&quot;&quot; FIELDS=&quot;&quot;&quot;&amp;[.C98]&amp;&quot;&quot;&quot;&quot;&amp;IF([.D98]=&quot;FK&quot;;&quot; REFTABLE=&quot;&quot;&quot;&amp;[.F98]&amp;&quot;&quot;&quot; REFFIELDS=&quot;&quot;&quot;&amp;[.G98]&amp;&quot;&quot;&quot;&quot;;&quot;&quot;)&amp;&quot; &quot;&amp;[.L98]&amp;&quot; COMMENT=&quot;&quot;&quot;&amp;[.J98]&amp;&quot;&quot;&quot;&quot;&amp;IF(AND([.A98]=&quot;Campo&quot;;[.D98]=&quot;PK&quot;);&quot; SEQUENCE=&quot;&quot;true&quot;&quot;&quot;;&quot;&quot;)&amp;&quot;/&gt;&quot;;&quot;&quot;) &amp; IF([.A98]=&quot;Campo&quot;;&quot;&lt;FIELD NAME=&quot;&quot;&quot;&amp;[.C98]&amp;&quot;&quot;&quot; &quot;&amp;[.N98]&amp;&quot; &quot;&amp;[.L98]&amp;IF(AND([.A98]=&quot;Campo&quot;;[.D98]&lt;&gt;&quot;PK&quot;);&quot; SEQUENCE=&quot;&quot;false&quot;&quot; &quot;;&quot;&quot;)&amp;&quot; COMMENT=&quot;&quot;&quot;&amp;[.J98]&amp;&quot;&quot;&quot;/&gt;&quot;;&quot;&quot;) &amp; IF(AND([.A98]=&quot;Campo&quot;;[.A99]=&quot;Chave&quot;);&quot;&lt;/FIELDS&gt;&quot;;&quot;&quot;) &amp; IF(AND([.A98]=&quot;Chave&quot;;[.A99]&lt;&gt;&quot;Chave&quot;);&quot;&lt;/KEYS&gt;&quot;;&quot;&quot;) &amp; IF([.B98]&lt;&gt;[.B99];&quot;&lt;/TABLE&gt;&quot;;&quot;&quot;) &amp; IF(AND([.A98]=&quot;&quot;;[.A97]&lt;&gt;&quot;&quot;);&quot;&lt;/TABLES&gt;&lt;/XMLDB&gt;&quot;;&quot;&quot;)">
            <text:p/>
          </table:table-cell>
          <table:table-cell table:style-name="ce27" table:formula="of:=IF(AND([.A98]=&quot;Campo&quot;;[.A98]&lt;&gt;[.A97]);&quot;&lt;Form name=&quot;&quot;newRecord&quot;&quot;&gt;&quot;;&quot;&quot;)&amp;IF([.A98]=&quot;Campo&quot;;&quot;&lt;&quot;&amp;IF([.D98]=&quot;FK&quot;;&quot;Select &quot;;VLOOKUP([.F98];[$Auxiliar.$A$27:.$B$48];2;0))&amp;&quot; id=&quot;&quot;&quot;&amp;[.C98]&amp;&quot;&quot;&quot; label=&quot;&quot;&quot;&amp;[.C98]&amp;&quot;&quot;&quot;&quot;&amp; IF([.D98]=&quot;FK&quot;;&quot; datasource=&quot;&quot;table:&quot;&amp;VLOOKUP(&quot;Chave&quot;&amp;&quot;.&quot;&amp;[.C98];[.$Q$1:.$R$2300];2;0)&amp;&quot;&quot;&quot; bindid=&quot;&quot;id&quot;&quot; bindvalue=&quot;&quot;name&quot;&quot;&quot;;&quot;&quot;)&amp;&quot;required=&quot;&quot;&quot;&amp;IF([.H98]=&quot;Sim&quot;;&quot;true&quot;;&quot;false&quot;)&amp;&quot;&quot;&quot; /&gt;&quot;;&quot;&quot;)&amp;IF(AND([.A98]=&quot;Chave&quot;;[.A97]=&quot;Campo&quot;);&quot;&lt;/Form&gt;&quot;;&quot;&quot;)">
            <text:p/>
          </table:table-cell>
          <table:table-cell table:style-name="ce27" table:formula="of:=IF([.A98]&lt;&gt;&quot;&quot;;[.A98]&amp;&quot;.&quot;&amp;[.C98];&quot;&quot;)">
            <text:p/>
          </table:table-cell>
          <table:table-cell table:style-name="ce27" table:formula="of:=IF([.A98]&lt;&gt;&quot;&quot;;[.F98];&quot;&quot;)">
            <text:p/>
          </table:table-cell>
        </table:table-row>
        <table:table-row table:style-name="ro1">
          <table:table-cell table:formula="of:=IF([Campos.A99]=&quot;&quot;;&quot;&quot;;[Campos.A99])">
            <text:p/>
          </table:table-cell>
          <table:table-cell table:formula="of:=IF([Campos.B99]=&quot;&quot;;&quot;&quot;;[Campos.B99])">
            <text:p/>
          </table:table-cell>
          <table:table-cell table:formula="of:=IF([Campos.C99]=&quot;&quot;;&quot;&quot;;[Campos.C99])">
            <text:p/>
          </table:table-cell>
          <table:table-cell table:formula="of:=IF([Campos.D99]=&quot;&quot;;&quot;&quot;;[Campos.D99])">
            <text:p/>
          </table:table-cell>
          <table:table-cell table:style-name="ce24" table:formula="of:=IF([.A99]=&quot;Chave&quot;;SUBSTITUTE([.C99];&quot;,&quot;;&quot;_&quot;)&amp;ROW([.C99]);[.C99])">
            <text:p/>
          </table:table-cell>
          <table:table-cell table:formula="of:=IF([Campos.F99]=&quot;&quot;;&quot;&quot;;[Campos.F99])">
            <text:p/>
          </table:table-cell>
          <table:table-cell table:formula="of:=IF([Campos.G99]=&quot;&quot;;&quot;&quot;;[Campos.G99])">
            <text:p/>
          </table:table-cell>
          <table:table-cell table:formula="of:=IF([Campos.H99]=&quot;&quot;;&quot;&quot;;[Campos.H99])">
            <text:p/>
          </table:table-cell>
          <table:table-cell table:formula="of:=IF([Campos.E99]=&quot;&quot;;&quot;&quot;;[Campos.E99])">
            <text:p/>
          </table:table-cell>
          <table:table-cell table:formula="of:=IF([Campos.I99]=&quot;&quot;;&quot;&quot;;[Campos.I99])">
            <text:p/>
          </table:table-cell>
          <table:table-cell table:formula="of:=IF([.B99]=&quot;&quot;;&quot;&quot;;VLOOKUP([.B99];[$Tabelas.$A$1:.$B$136];2;0))">
            <text:p/>
          </table:table-cell>
          <table:table-cell table:formula="of:=IF([.A99]=&quot;Campo&quot;;IF([.A99]=&quot;&quot;;&quot;&quot;;IF([.A99]&lt;&gt;[.A98];&quot;&quot;;&quot;PREVIOUS=&quot;&quot;&quot;&amp;[.C98]&amp;&quot;&quot;&quot; &quot;) &amp; IF([.A99]&lt;&gt;[.A100];&quot;&quot;;&quot;NEXT=&quot;&quot;&quot;&amp;[.C100]&amp;&quot;&quot;&quot;&quot;));IF([.A99]=&quot;&quot;;&quot;&quot;;IF([.A99]&lt;&gt;[.A98];&quot;&quot;;&quot;PREVIOUS=&quot;&quot;&quot;&amp;[.E98]&amp;&quot;&quot;&quot; &quot;) &amp; IF([.A99]&lt;&gt;[.A100];&quot;&quot;;&quot;NEXT=&quot;&quot;&quot;&amp;[.E100]&amp;&quot;&quot;&quot;&quot;)))">
            <text:p/>
          </table:table-cell>
          <table:table-cell table:formula="of:=IF([.B99]=&quot;&quot;;&quot;&quot;;VLOOKUP([.B99];[$Tabelas.$A$1:.$C$136];3;0))">
            <text:p/>
          </table:table-cell>
          <table:table-cell table:formula="of:=IF([.A99]=&quot;Campo&quot;; IF(ISERROR(VLOOKUP([.F99];[$Auxiliar.$A$1:.$E$17];5;0));&quot;TYPE=&quot;&quot;&quot;&amp;[.F99]&amp;&quot;&quot;&quot; LENGTH=&quot;&quot;&quot;&amp;[.G99]&amp;&quot;&quot;&quot; &quot;;VLOOKUP([.F99];[$Auxiliar.$A$1:.$E$17];5;0)) &amp; IF(AND([.A99]=&quot;Campo&quot;;[.D99]=&quot;PK&quot;); IF([.I99]=&quot;Sim&quot;;&quot; SEQUENCE=&quot;&quot;true&quot;&quot;&quot;;&quot; SEQUENCE=&quot;&quot;false&quot;&quot;&quot;);&quot;&quot;)&amp;IF([.H99]&lt;&gt;&quot;&quot;;&quot; NOTNULL=&quot;&quot;&quot;&amp;IF([.H99]=&quot;Sim&quot;;&quot;true&quot;;&quot;false&quot;)&amp;&quot;&quot;&quot;&quot;;&quot;&quot;);&quot;&quot;)">
            <text:p/>
          </table:table-cell>
          <table:table-cell table:style-name="ce26" table:formula="of:=IF(AND([.B99]&lt;&gt;[.B98];[.B99]&lt;&gt;&quot;&quot;);&quot;&lt;TABLE NAME=&quot;&quot;&quot;&amp;[.B99]&amp;&quot;&quot;&quot; COMMENT=&quot;&quot;&quot;&amp;[.K99]&amp;&quot;&quot;&quot; &quot;&amp; [.M99] &amp;&quot;&gt;&lt;FIELDS&gt;&quot;;&quot;&quot;) &amp; IF(AND([.A99]=&quot;Chave&quot;;[.A98]=&quot;Campo&quot;);&quot;&lt;KEYS&gt;&quot;;&quot;&quot;) &amp; IF([.A99]=&quot;Chave&quot;;&quot;&lt;KEY NAME=&quot;&quot;&quot;&amp;[.E99]&amp;&quot;&quot;&quot; TYPE=&quot;&quot;&quot;&amp;IF([.D99]=&quot;PK&quot;;&quot;primary&quot;;&quot;foreign&quot;)&amp;&quot;&quot;&quot; FIELDS=&quot;&quot;&quot;&amp;[.C99]&amp;&quot;&quot;&quot;&quot;&amp;IF([.D99]=&quot;FK&quot;;&quot; REFTABLE=&quot;&quot;&quot;&amp;[.F99]&amp;&quot;&quot;&quot; REFFIELDS=&quot;&quot;&quot;&amp;[.G99]&amp;&quot;&quot;&quot;&quot;;&quot;&quot;)&amp;&quot; &quot;&amp;[.L99]&amp;&quot; COMMENT=&quot;&quot;&quot;&amp;[.J99]&amp;&quot;&quot;&quot;&quot;&amp;IF(AND([.A99]=&quot;Campo&quot;;[.D99]=&quot;PK&quot;);&quot; SEQUENCE=&quot;&quot;true&quot;&quot;&quot;;&quot;&quot;)&amp;&quot;/&gt;&quot;;&quot;&quot;) &amp; IF([.A99]=&quot;Campo&quot;;&quot;&lt;FIELD NAME=&quot;&quot;&quot;&amp;[.C99]&amp;&quot;&quot;&quot; &quot;&amp;[.N99]&amp;&quot; &quot;&amp;[.L99]&amp;IF(AND([.A99]=&quot;Campo&quot;;[.D99]&lt;&gt;&quot;PK&quot;);&quot; SEQUENCE=&quot;&quot;false&quot;&quot; &quot;;&quot;&quot;)&amp;&quot; COMMENT=&quot;&quot;&quot;&amp;[.J99]&amp;&quot;&quot;&quot;/&gt;&quot;;&quot;&quot;) &amp; IF(AND([.A99]=&quot;Campo&quot;;[.A100]=&quot;Chave&quot;);&quot;&lt;/FIELDS&gt;&quot;;&quot;&quot;) &amp; IF(AND([.A99]=&quot;Chave&quot;;[.A100]&lt;&gt;&quot;Chave&quot;);&quot;&lt;/KEYS&gt;&quot;;&quot;&quot;) &amp; IF([.B99]&lt;&gt;[.B100];&quot;&lt;/TABLE&gt;&quot;;&quot;&quot;) &amp; IF(AND([.A99]=&quot;&quot;;[.A98]&lt;&gt;&quot;&quot;);&quot;&lt;/TABLES&gt;&lt;/XMLDB&gt;&quot;;&quot;&quot;)">
            <text:p/>
          </table:table-cell>
          <table:table-cell table:style-name="ce27" table:formula="of:=IF(AND([.A99]=&quot;Campo&quot;;[.A99]&lt;&gt;[.A98]);&quot;&lt;Form name=&quot;&quot;newRecord&quot;&quot;&gt;&quot;;&quot;&quot;)&amp;IF([.A99]=&quot;Campo&quot;;&quot;&lt;&quot;&amp;IF([.D99]=&quot;FK&quot;;&quot;Select &quot;;VLOOKUP([.F99];[$Auxiliar.$A$27:.$B$48];2;0))&amp;&quot; id=&quot;&quot;&quot;&amp;[.C99]&amp;&quot;&quot;&quot; label=&quot;&quot;&quot;&amp;[.C99]&amp;&quot;&quot;&quot;&quot;&amp; IF([.D99]=&quot;FK&quot;;&quot; datasource=&quot;&quot;table:&quot;&amp;VLOOKUP(&quot;Chave&quot;&amp;&quot;.&quot;&amp;[.C99];[.$Q$1:.$R$2300];2;0)&amp;&quot;&quot;&quot; bindid=&quot;&quot;id&quot;&quot; bindvalue=&quot;&quot;name&quot;&quot;&quot;;&quot;&quot;)&amp;&quot;required=&quot;&quot;&quot;&amp;IF([.H99]=&quot;Sim&quot;;&quot;true&quot;;&quot;false&quot;)&amp;&quot;&quot;&quot; /&gt;&quot;;&quot;&quot;)&amp;IF(AND([.A99]=&quot;Chave&quot;;[.A98]=&quot;Campo&quot;);&quot;&lt;/Form&gt;&quot;;&quot;&quot;)">
            <text:p/>
          </table:table-cell>
          <table:table-cell table:style-name="ce27" table:formula="of:=IF([.A99]&lt;&gt;&quot;&quot;;[.A99]&amp;&quot;.&quot;&amp;[.C99];&quot;&quot;)">
            <text:p/>
          </table:table-cell>
          <table:table-cell table:style-name="ce27" table:formula="of:=IF([.A99]&lt;&gt;&quot;&quot;;[.F99];&quot;&quot;)">
            <text:p/>
          </table:table-cell>
        </table:table-row>
        <table:table-row table:style-name="ro1">
          <table:table-cell table:formula="of:=IF([Campos.A100]=&quot;&quot;;&quot;&quot;;[Campos.A100])">
            <text:p/>
          </table:table-cell>
          <table:table-cell table:formula="of:=IF([Campos.B100]=&quot;&quot;;&quot;&quot;;[Campos.B100])">
            <text:p/>
          </table:table-cell>
          <table:table-cell table:formula="of:=IF([Campos.C100]=&quot;&quot;;&quot;&quot;;[Campos.C100])">
            <text:p/>
          </table:table-cell>
          <table:table-cell table:formula="of:=IF([Campos.D100]=&quot;&quot;;&quot;&quot;;[Campos.D100])">
            <text:p/>
          </table:table-cell>
          <table:table-cell table:style-name="ce24" table:formula="of:=IF([.A100]=&quot;Chave&quot;;SUBSTITUTE([.C100];&quot;,&quot;;&quot;_&quot;)&amp;ROW([.C100]);[.C100])">
            <text:p/>
          </table:table-cell>
          <table:table-cell table:formula="of:=IF([Campos.F100]=&quot;&quot;;&quot;&quot;;[Campos.F100])">
            <text:p/>
          </table:table-cell>
          <table:table-cell table:formula="of:=IF([Campos.G100]=&quot;&quot;;&quot;&quot;;[Campos.G100])">
            <text:p/>
          </table:table-cell>
          <table:table-cell table:formula="of:=IF([Campos.H100]=&quot;&quot;;&quot;&quot;;[Campos.H100])">
            <text:p/>
          </table:table-cell>
          <table:table-cell table:formula="of:=IF([Campos.E100]=&quot;&quot;;&quot;&quot;;[Campos.E100])">
            <text:p/>
          </table:table-cell>
          <table:table-cell table:formula="of:=IF([Campos.I100]=&quot;&quot;;&quot;&quot;;[Campos.I100])">
            <text:p/>
          </table:table-cell>
          <table:table-cell table:formula="of:=IF([.B100]=&quot;&quot;;&quot;&quot;;VLOOKUP([.B100];[$Tabelas.$A$1:.$B$136];2;0))">
            <text:p/>
          </table:table-cell>
          <table:table-cell table:formula="of:=IF([.A100]=&quot;Campo&quot;;IF([.A100]=&quot;&quot;;&quot;&quot;;IF([.A100]&lt;&gt;[.A99];&quot;&quot;;&quot;PREVIOUS=&quot;&quot;&quot;&amp;[.C99]&amp;&quot;&quot;&quot; &quot;) &amp; IF([.A100]&lt;&gt;[.A101];&quot;&quot;;&quot;NEXT=&quot;&quot;&quot;&amp;[.C101]&amp;&quot;&quot;&quot;&quot;));IF([.A100]=&quot;&quot;;&quot;&quot;;IF([.A100]&lt;&gt;[.A99];&quot;&quot;;&quot;PREVIOUS=&quot;&quot;&quot;&amp;[.E99]&amp;&quot;&quot;&quot; &quot;) &amp; IF([.A100]&lt;&gt;[.A101];&quot;&quot;;&quot;NEXT=&quot;&quot;&quot;&amp;[.E101]&amp;&quot;&quot;&quot;&quot;)))">
            <text:p/>
          </table:table-cell>
          <table:table-cell table:formula="of:=IF([.B100]=&quot;&quot;;&quot;&quot;;VLOOKUP([.B100];[$Tabelas.$A$1:.$C$136];3;0))">
            <text:p/>
          </table:table-cell>
          <table:table-cell table:formula="of:=IF([.A100]=&quot;Campo&quot;; IF(ISERROR(VLOOKUP([.F100];[$Auxiliar.$A$1:.$E$17];5;0));&quot;TYPE=&quot;&quot;&quot;&amp;[.F100]&amp;&quot;&quot;&quot; LENGTH=&quot;&quot;&quot;&amp;[.G100]&amp;&quot;&quot;&quot; &quot;;VLOOKUP([.F100];[$Auxiliar.$A$1:.$E$17];5;0)) &amp; IF(AND([.A100]=&quot;Campo&quot;;[.D100]=&quot;PK&quot;); IF([.I100]=&quot;Sim&quot;;&quot; SEQUENCE=&quot;&quot;true&quot;&quot;&quot;;&quot; SEQUENCE=&quot;&quot;false&quot;&quot;&quot;);&quot;&quot;)&amp;IF([.H100]&lt;&gt;&quot;&quot;;&quot; NOTNULL=&quot;&quot;&quot;&amp;IF([.H100]=&quot;Sim&quot;;&quot;true&quot;;&quot;false&quot;)&amp;&quot;&quot;&quot;&quot;;&quot;&quot;);&quot;&quot;)">
            <text:p/>
          </table:table-cell>
          <table:table-cell table:style-name="ce26" table:formula="of:=IF(AND([.B100]&lt;&gt;[.B99];[.B100]&lt;&gt;&quot;&quot;);&quot;&lt;TABLE NAME=&quot;&quot;&quot;&amp;[.B100]&amp;&quot;&quot;&quot; COMMENT=&quot;&quot;&quot;&amp;[.K100]&amp;&quot;&quot;&quot; &quot;&amp; [.M100] &amp;&quot;&gt;&lt;FIELDS&gt;&quot;;&quot;&quot;) &amp; IF(AND([.A100]=&quot;Chave&quot;;[.A99]=&quot;Campo&quot;);&quot;&lt;KEYS&gt;&quot;;&quot;&quot;) &amp; IF([.A100]=&quot;Chave&quot;;&quot;&lt;KEY NAME=&quot;&quot;&quot;&amp;[.E100]&amp;&quot;&quot;&quot; TYPE=&quot;&quot;&quot;&amp;IF([.D100]=&quot;PK&quot;;&quot;primary&quot;;&quot;foreign&quot;)&amp;&quot;&quot;&quot; FIELDS=&quot;&quot;&quot;&amp;[.C100]&amp;&quot;&quot;&quot;&quot;&amp;IF([.D100]=&quot;FK&quot;;&quot; REFTABLE=&quot;&quot;&quot;&amp;[.F100]&amp;&quot;&quot;&quot; REFFIELDS=&quot;&quot;&quot;&amp;[.G100]&amp;&quot;&quot;&quot;&quot;;&quot;&quot;)&amp;&quot; &quot;&amp;[.L100]&amp;&quot; COMMENT=&quot;&quot;&quot;&amp;[.J100]&amp;&quot;&quot;&quot;&quot;&amp;IF(AND([.A100]=&quot;Campo&quot;;[.D100]=&quot;PK&quot;);&quot; SEQUENCE=&quot;&quot;true&quot;&quot;&quot;;&quot;&quot;)&amp;&quot;/&gt;&quot;;&quot;&quot;) &amp; IF([.A100]=&quot;Campo&quot;;&quot;&lt;FIELD NAME=&quot;&quot;&quot;&amp;[.C100]&amp;&quot;&quot;&quot; &quot;&amp;[.N100]&amp;&quot; &quot;&amp;[.L100]&amp;IF(AND([.A100]=&quot;Campo&quot;;[.D100]&lt;&gt;&quot;PK&quot;);&quot; SEQUENCE=&quot;&quot;false&quot;&quot; &quot;;&quot;&quot;)&amp;&quot; COMMENT=&quot;&quot;&quot;&amp;[.J100]&amp;&quot;&quot;&quot;/&gt;&quot;;&quot;&quot;) &amp; IF(AND([.A100]=&quot;Campo&quot;;[.A101]=&quot;Chave&quot;);&quot;&lt;/FIELDS&gt;&quot;;&quot;&quot;) &amp; IF(AND([.A100]=&quot;Chave&quot;;[.A101]&lt;&gt;&quot;Chave&quot;);&quot;&lt;/KEYS&gt;&quot;;&quot;&quot;) &amp; IF([.B100]&lt;&gt;[.B101];&quot;&lt;/TABLE&gt;&quot;;&quot;&quot;) &amp; IF(AND([.A100]=&quot;&quot;;[.A99]&lt;&gt;&quot;&quot;);&quot;&lt;/TABLES&gt;&lt;/XMLDB&gt;&quot;;&quot;&quot;)">
            <text:p/>
          </table:table-cell>
          <table:table-cell table:style-name="ce27" table:formula="of:=IF(AND([.A100]=&quot;Campo&quot;;[.A100]&lt;&gt;[.A99]);&quot;&lt;Form name=&quot;&quot;newRecord&quot;&quot;&gt;&quot;;&quot;&quot;)&amp;IF([.A100]=&quot;Campo&quot;;&quot;&lt;&quot;&amp;IF([.D100]=&quot;FK&quot;;&quot;Select &quot;;VLOOKUP([.F100];[$Auxiliar.$A$27:.$B$48];2;0))&amp;&quot; id=&quot;&quot;&quot;&amp;[.C100]&amp;&quot;&quot;&quot; label=&quot;&quot;&quot;&amp;[.C100]&amp;&quot;&quot;&quot;&quot;&amp; IF([.D100]=&quot;FK&quot;;&quot; datasource=&quot;&quot;table:&quot;&amp;VLOOKUP(&quot;Chave&quot;&amp;&quot;.&quot;&amp;[.C100];[.$Q$1:.$R$2300];2;0)&amp;&quot;&quot;&quot; bindid=&quot;&quot;id&quot;&quot; bindvalue=&quot;&quot;name&quot;&quot;&quot;;&quot;&quot;)&amp;&quot;required=&quot;&quot;&quot;&amp;IF([.H100]=&quot;Sim&quot;;&quot;true&quot;;&quot;false&quot;)&amp;&quot;&quot;&quot; /&gt;&quot;;&quot;&quot;)&amp;IF(AND([.A100]=&quot;Chave&quot;;[.A99]=&quot;Campo&quot;);&quot;&lt;/Form&gt;&quot;;&quot;&quot;)">
            <text:p/>
          </table:table-cell>
          <table:table-cell table:style-name="ce27" table:formula="of:=IF([.A100]&lt;&gt;&quot;&quot;;[.A100]&amp;&quot;.&quot;&amp;[.C100];&quot;&quot;)">
            <text:p/>
          </table:table-cell>
          <table:table-cell table:style-name="ce27" table:formula="of:=IF([.A100]&lt;&gt;&quot;&quot;;[.F100];&quot;&quot;)">
            <text:p/>
          </table:table-cell>
        </table:table-row>
        <table:table-row table:style-name="ro1">
          <table:table-cell table:formula="of:=IF([Campos.A101]=&quot;&quot;;&quot;&quot;;[Campos.A101])">
            <text:p/>
          </table:table-cell>
          <table:table-cell table:formula="of:=IF([Campos.B101]=&quot;&quot;;&quot;&quot;;[Campos.B101])">
            <text:p/>
          </table:table-cell>
          <table:table-cell table:formula="of:=IF([Campos.C101]=&quot;&quot;;&quot;&quot;;[Campos.C101])">
            <text:p/>
          </table:table-cell>
          <table:table-cell table:formula="of:=IF([Campos.D101]=&quot;&quot;;&quot;&quot;;[Campos.D101])">
            <text:p/>
          </table:table-cell>
          <table:table-cell table:style-name="ce24" table:formula="of:=IF([.A101]=&quot;Chave&quot;;SUBSTITUTE([.C101];&quot;,&quot;;&quot;_&quot;)&amp;ROW([.C101]);[.C101])">
            <text:p/>
          </table:table-cell>
          <table:table-cell table:formula="of:=IF([Campos.F101]=&quot;&quot;;&quot;&quot;;[Campos.F101])">
            <text:p/>
          </table:table-cell>
          <table:table-cell table:formula="of:=IF([Campos.G101]=&quot;&quot;;&quot;&quot;;[Campos.G101])">
            <text:p/>
          </table:table-cell>
          <table:table-cell table:formula="of:=IF([Campos.H101]=&quot;&quot;;&quot;&quot;;[Campos.H101])">
            <text:p/>
          </table:table-cell>
          <table:table-cell table:formula="of:=IF([Campos.E101]=&quot;&quot;;&quot;&quot;;[Campos.E101])">
            <text:p/>
          </table:table-cell>
          <table:table-cell table:formula="of:=IF([Campos.I101]=&quot;&quot;;&quot;&quot;;[Campos.I101])">
            <text:p/>
          </table:table-cell>
          <table:table-cell table:formula="of:=IF([.B101]=&quot;&quot;;&quot;&quot;;VLOOKUP([.B101];[$Tabelas.$A$1:.$B$136];2;0))">
            <text:p/>
          </table:table-cell>
          <table:table-cell table:formula="of:=IF([.A101]=&quot;Campo&quot;;IF([.A101]=&quot;&quot;;&quot;&quot;;IF([.A101]&lt;&gt;[.A100];&quot;&quot;;&quot;PREVIOUS=&quot;&quot;&quot;&amp;[.C100]&amp;&quot;&quot;&quot; &quot;) &amp; IF([.A101]&lt;&gt;[.A102];&quot;&quot;;&quot;NEXT=&quot;&quot;&quot;&amp;[.C102]&amp;&quot;&quot;&quot;&quot;));IF([.A101]=&quot;&quot;;&quot;&quot;;IF([.A101]&lt;&gt;[.A100];&quot;&quot;;&quot;PREVIOUS=&quot;&quot;&quot;&amp;[.E100]&amp;&quot;&quot;&quot; &quot;) &amp; IF([.A101]&lt;&gt;[.A102];&quot;&quot;;&quot;NEXT=&quot;&quot;&quot;&amp;[.E102]&amp;&quot;&quot;&quot;&quot;)))">
            <text:p/>
          </table:table-cell>
          <table:table-cell table:formula="of:=IF([.B101]=&quot;&quot;;&quot;&quot;;VLOOKUP([.B101];[$Tabelas.$A$1:.$C$136];3;0))">
            <text:p/>
          </table:table-cell>
          <table:table-cell table:formula="of:=IF([.A101]=&quot;Campo&quot;; IF(ISERROR(VLOOKUP([.F101];[$Auxiliar.$A$1:.$E$17];5;0));&quot;TYPE=&quot;&quot;&quot;&amp;[.F101]&amp;&quot;&quot;&quot; LENGTH=&quot;&quot;&quot;&amp;[.G101]&amp;&quot;&quot;&quot; &quot;;VLOOKUP([.F101];[$Auxiliar.$A$1:.$E$17];5;0)) &amp; IF(AND([.A101]=&quot;Campo&quot;;[.D101]=&quot;PK&quot;); IF([.I101]=&quot;Sim&quot;;&quot; SEQUENCE=&quot;&quot;true&quot;&quot;&quot;;&quot; SEQUENCE=&quot;&quot;false&quot;&quot;&quot;);&quot;&quot;)&amp;IF([.H101]&lt;&gt;&quot;&quot;;&quot; NOTNULL=&quot;&quot;&quot;&amp;IF([.H101]=&quot;Sim&quot;;&quot;true&quot;;&quot;false&quot;)&amp;&quot;&quot;&quot;&quot;;&quot;&quot;);&quot;&quot;)">
            <text:p/>
          </table:table-cell>
          <table:table-cell table:style-name="ce26" table:formula="of:=IF(AND([.B101]&lt;&gt;[.B100];[.B101]&lt;&gt;&quot;&quot;);&quot;&lt;TABLE NAME=&quot;&quot;&quot;&amp;[.B101]&amp;&quot;&quot;&quot; COMMENT=&quot;&quot;&quot;&amp;[.K101]&amp;&quot;&quot;&quot; &quot;&amp; [.M101] &amp;&quot;&gt;&lt;FIELDS&gt;&quot;;&quot;&quot;) &amp; IF(AND([.A101]=&quot;Chave&quot;;[.A100]=&quot;Campo&quot;);&quot;&lt;KEYS&gt;&quot;;&quot;&quot;) &amp; IF([.A101]=&quot;Chave&quot;;&quot;&lt;KEY NAME=&quot;&quot;&quot;&amp;[.E101]&amp;&quot;&quot;&quot; TYPE=&quot;&quot;&quot;&amp;IF([.D101]=&quot;PK&quot;;&quot;primary&quot;;&quot;foreign&quot;)&amp;&quot;&quot;&quot; FIELDS=&quot;&quot;&quot;&amp;[.C101]&amp;&quot;&quot;&quot;&quot;&amp;IF([.D101]=&quot;FK&quot;;&quot; REFTABLE=&quot;&quot;&quot;&amp;[.F101]&amp;&quot;&quot;&quot; REFFIELDS=&quot;&quot;&quot;&amp;[.G101]&amp;&quot;&quot;&quot;&quot;;&quot;&quot;)&amp;&quot; &quot;&amp;[.L101]&amp;&quot; COMMENT=&quot;&quot;&quot;&amp;[.J101]&amp;&quot;&quot;&quot;&quot;&amp;IF(AND([.A101]=&quot;Campo&quot;;[.D101]=&quot;PK&quot;);&quot; SEQUENCE=&quot;&quot;true&quot;&quot;&quot;;&quot;&quot;)&amp;&quot;/&gt;&quot;;&quot;&quot;) &amp; IF([.A101]=&quot;Campo&quot;;&quot;&lt;FIELD NAME=&quot;&quot;&quot;&amp;[.C101]&amp;&quot;&quot;&quot; &quot;&amp;[.N101]&amp;&quot; &quot;&amp;[.L101]&amp;IF(AND([.A101]=&quot;Campo&quot;;[.D101]&lt;&gt;&quot;PK&quot;);&quot; SEQUENCE=&quot;&quot;false&quot;&quot; &quot;;&quot;&quot;)&amp;&quot; COMMENT=&quot;&quot;&quot;&amp;[.J101]&amp;&quot;&quot;&quot;/&gt;&quot;;&quot;&quot;) &amp; IF(AND([.A101]=&quot;Campo&quot;;[.A102]=&quot;Chave&quot;);&quot;&lt;/FIELDS&gt;&quot;;&quot;&quot;) &amp; IF(AND([.A101]=&quot;Chave&quot;;[.A102]&lt;&gt;&quot;Chave&quot;);&quot;&lt;/KEYS&gt;&quot;;&quot;&quot;) &amp; IF([.B101]&lt;&gt;[.B102];&quot;&lt;/TABLE&gt;&quot;;&quot;&quot;) &amp; IF(AND([.A101]=&quot;&quot;;[.A100]&lt;&gt;&quot;&quot;);&quot;&lt;/TABLES&gt;&lt;/XMLDB&gt;&quot;;&quot;&quot;)">
            <text:p/>
          </table:table-cell>
          <table:table-cell table:style-name="ce27" table:formula="of:=IF(AND([.A101]=&quot;Campo&quot;;[.A101]&lt;&gt;[.A100]);&quot;&lt;Form name=&quot;&quot;newRecord&quot;&quot;&gt;&quot;;&quot;&quot;)&amp;IF([.A101]=&quot;Campo&quot;;&quot;&lt;&quot;&amp;IF([.D101]=&quot;FK&quot;;&quot;Select &quot;;VLOOKUP([.F101];[$Auxiliar.$A$27:.$B$48];2;0))&amp;&quot; id=&quot;&quot;&quot;&amp;[.C101]&amp;&quot;&quot;&quot; label=&quot;&quot;&quot;&amp;[.C101]&amp;&quot;&quot;&quot;&quot;&amp; IF([.D101]=&quot;FK&quot;;&quot; datasource=&quot;&quot;table:&quot;&amp;VLOOKUP(&quot;Chave&quot;&amp;&quot;.&quot;&amp;[.C101];[.$Q$1:.$R$2300];2;0)&amp;&quot;&quot;&quot; bindid=&quot;&quot;id&quot;&quot; bindvalue=&quot;&quot;name&quot;&quot;&quot;;&quot;&quot;)&amp;&quot;required=&quot;&quot;&quot;&amp;IF([.H101]=&quot;Sim&quot;;&quot;true&quot;;&quot;false&quot;)&amp;&quot;&quot;&quot; /&gt;&quot;;&quot;&quot;)&amp;IF(AND([.A101]=&quot;Chave&quot;;[.A100]=&quot;Campo&quot;);&quot;&lt;/Form&gt;&quot;;&quot;&quot;)">
            <text:p/>
          </table:table-cell>
          <table:table-cell table:style-name="ce27" table:formula="of:=IF([.A101]&lt;&gt;&quot;&quot;;[.A101]&amp;&quot;.&quot;&amp;[.C101];&quot;&quot;)">
            <text:p/>
          </table:table-cell>
          <table:table-cell table:style-name="ce27" table:formula="of:=IF([.A101]&lt;&gt;&quot;&quot;;[.F101];&quot;&quot;)">
            <text:p/>
          </table:table-cell>
        </table:table-row>
        <table:table-row table:style-name="ro1">
          <table:table-cell table:formula="of:=IF([Campos.A102]=&quot;&quot;;&quot;&quot;;[Campos.A102])">
            <text:p/>
          </table:table-cell>
          <table:table-cell table:formula="of:=IF([Campos.B102]=&quot;&quot;;&quot;&quot;;[Campos.B102])">
            <text:p/>
          </table:table-cell>
          <table:table-cell table:formula="of:=IF([Campos.C102]=&quot;&quot;;&quot;&quot;;[Campos.C102])">
            <text:p/>
          </table:table-cell>
          <table:table-cell table:formula="of:=IF([Campos.D102]=&quot;&quot;;&quot;&quot;;[Campos.D102])">
            <text:p/>
          </table:table-cell>
          <table:table-cell table:style-name="ce24" table:formula="of:=IF([.A102]=&quot;Chave&quot;;SUBSTITUTE([.C102];&quot;,&quot;;&quot;_&quot;)&amp;ROW([.C102]);[.C102])">
            <text:p/>
          </table:table-cell>
          <table:table-cell table:formula="of:=IF([Campos.F102]=&quot;&quot;;&quot;&quot;;[Campos.F102])">
            <text:p/>
          </table:table-cell>
          <table:table-cell table:formula="of:=IF([Campos.G102]=&quot;&quot;;&quot;&quot;;[Campos.G102])">
            <text:p/>
          </table:table-cell>
          <table:table-cell table:formula="of:=IF([Campos.H102]=&quot;&quot;;&quot;&quot;;[Campos.H102])">
            <text:p/>
          </table:table-cell>
          <table:table-cell table:formula="of:=IF([Campos.E102]=&quot;&quot;;&quot;&quot;;[Campos.E102])">
            <text:p/>
          </table:table-cell>
          <table:table-cell table:formula="of:=IF([Campos.I102]=&quot;&quot;;&quot;&quot;;[Campos.I102])">
            <text:p/>
          </table:table-cell>
          <table:table-cell table:formula="of:=IF([.B102]=&quot;&quot;;&quot;&quot;;VLOOKUP([.B102];[$Tabelas.$A$1:.$B$136];2;0))">
            <text:p/>
          </table:table-cell>
          <table:table-cell table:formula="of:=IF([.A102]=&quot;Campo&quot;;IF([.A102]=&quot;&quot;;&quot;&quot;;IF([.A102]&lt;&gt;[.A101];&quot;&quot;;&quot;PREVIOUS=&quot;&quot;&quot;&amp;[.C101]&amp;&quot;&quot;&quot; &quot;) &amp; IF([.A102]&lt;&gt;[.A103];&quot;&quot;;&quot;NEXT=&quot;&quot;&quot;&amp;[.C103]&amp;&quot;&quot;&quot;&quot;));IF([.A102]=&quot;&quot;;&quot;&quot;;IF([.A102]&lt;&gt;[.A101];&quot;&quot;;&quot;PREVIOUS=&quot;&quot;&quot;&amp;[.E101]&amp;&quot;&quot;&quot; &quot;) &amp; IF([.A102]&lt;&gt;[.A103];&quot;&quot;;&quot;NEXT=&quot;&quot;&quot;&amp;[.E103]&amp;&quot;&quot;&quot;&quot;)))">
            <text:p/>
          </table:table-cell>
          <table:table-cell table:formula="of:=IF([.B102]=&quot;&quot;;&quot;&quot;;VLOOKUP([.B102];[$Tabelas.$A$1:.$C$136];3;0))">
            <text:p/>
          </table:table-cell>
          <table:table-cell table:formula="of:=IF([.A102]=&quot;Campo&quot;; IF(ISERROR(VLOOKUP([.F102];[$Auxiliar.$A$1:.$E$17];5;0));&quot;TYPE=&quot;&quot;&quot;&amp;[.F102]&amp;&quot;&quot;&quot; LENGTH=&quot;&quot;&quot;&amp;[.G102]&amp;&quot;&quot;&quot; &quot;;VLOOKUP([.F102];[$Auxiliar.$A$1:.$E$17];5;0)) &amp; IF(AND([.A102]=&quot;Campo&quot;;[.D102]=&quot;PK&quot;); IF([.I102]=&quot;Sim&quot;;&quot; SEQUENCE=&quot;&quot;true&quot;&quot;&quot;;&quot; SEQUENCE=&quot;&quot;false&quot;&quot;&quot;);&quot;&quot;)&amp;IF([.H102]&lt;&gt;&quot;&quot;;&quot; NOTNULL=&quot;&quot;&quot;&amp;IF([.H102]=&quot;Sim&quot;;&quot;true&quot;;&quot;false&quot;)&amp;&quot;&quot;&quot;&quot;;&quot;&quot;);&quot;&quot;)">
            <text:p/>
          </table:table-cell>
          <table:table-cell table:style-name="ce26" table:formula="of:=IF(AND([.B102]&lt;&gt;[.B101];[.B102]&lt;&gt;&quot;&quot;);&quot;&lt;TABLE NAME=&quot;&quot;&quot;&amp;[.B102]&amp;&quot;&quot;&quot; COMMENT=&quot;&quot;&quot;&amp;[.K102]&amp;&quot;&quot;&quot; &quot;&amp; [.M102] &amp;&quot;&gt;&lt;FIELDS&gt;&quot;;&quot;&quot;) &amp; IF(AND([.A102]=&quot;Chave&quot;;[.A101]=&quot;Campo&quot;);&quot;&lt;KEYS&gt;&quot;;&quot;&quot;) &amp; IF([.A102]=&quot;Chave&quot;;&quot;&lt;KEY NAME=&quot;&quot;&quot;&amp;[.E102]&amp;&quot;&quot;&quot; TYPE=&quot;&quot;&quot;&amp;IF([.D102]=&quot;PK&quot;;&quot;primary&quot;;&quot;foreign&quot;)&amp;&quot;&quot;&quot; FIELDS=&quot;&quot;&quot;&amp;[.C102]&amp;&quot;&quot;&quot;&quot;&amp;IF([.D102]=&quot;FK&quot;;&quot; REFTABLE=&quot;&quot;&quot;&amp;[.F102]&amp;&quot;&quot;&quot; REFFIELDS=&quot;&quot;&quot;&amp;[.G102]&amp;&quot;&quot;&quot;&quot;;&quot;&quot;)&amp;&quot; &quot;&amp;[.L102]&amp;&quot; COMMENT=&quot;&quot;&quot;&amp;[.J102]&amp;&quot;&quot;&quot;&quot;&amp;IF(AND([.A102]=&quot;Campo&quot;;[.D102]=&quot;PK&quot;);&quot; SEQUENCE=&quot;&quot;true&quot;&quot;&quot;;&quot;&quot;)&amp;&quot;/&gt;&quot;;&quot;&quot;) &amp; IF([.A102]=&quot;Campo&quot;;&quot;&lt;FIELD NAME=&quot;&quot;&quot;&amp;[.C102]&amp;&quot;&quot;&quot; &quot;&amp;[.N102]&amp;&quot; &quot;&amp;[.L102]&amp;IF(AND([.A102]=&quot;Campo&quot;;[.D102]&lt;&gt;&quot;PK&quot;);&quot; SEQUENCE=&quot;&quot;false&quot;&quot; &quot;;&quot;&quot;)&amp;&quot; COMMENT=&quot;&quot;&quot;&amp;[.J102]&amp;&quot;&quot;&quot;/&gt;&quot;;&quot;&quot;) &amp; IF(AND([.A102]=&quot;Campo&quot;;[.A103]=&quot;Chave&quot;);&quot;&lt;/FIELDS&gt;&quot;;&quot;&quot;) &amp; IF(AND([.A102]=&quot;Chave&quot;;[.A103]&lt;&gt;&quot;Chave&quot;);&quot;&lt;/KEYS&gt;&quot;;&quot;&quot;) &amp; IF([.B102]&lt;&gt;[.B103];&quot;&lt;/TABLE&gt;&quot;;&quot;&quot;) &amp; IF(AND([.A102]=&quot;&quot;;[.A101]&lt;&gt;&quot;&quot;);&quot;&lt;/TABLES&gt;&lt;/XMLDB&gt;&quot;;&quot;&quot;)">
            <text:p/>
          </table:table-cell>
          <table:table-cell table:style-name="ce27" table:formula="of:=IF(AND([.A102]=&quot;Campo&quot;;[.A102]&lt;&gt;[.A101]);&quot;&lt;Form name=&quot;&quot;newRecord&quot;&quot;&gt;&quot;;&quot;&quot;)&amp;IF([.A102]=&quot;Campo&quot;;&quot;&lt;&quot;&amp;IF([.D102]=&quot;FK&quot;;&quot;Select &quot;;VLOOKUP([.F102];[$Auxiliar.$A$27:.$B$48];2;0))&amp;&quot; id=&quot;&quot;&quot;&amp;[.C102]&amp;&quot;&quot;&quot; label=&quot;&quot;&quot;&amp;[.C102]&amp;&quot;&quot;&quot;&quot;&amp; IF([.D102]=&quot;FK&quot;;&quot; datasource=&quot;&quot;table:&quot;&amp;VLOOKUP(&quot;Chave&quot;&amp;&quot;.&quot;&amp;[.C102];[.$Q$1:.$R$2300];2;0)&amp;&quot;&quot;&quot; bindid=&quot;&quot;id&quot;&quot; bindvalue=&quot;&quot;name&quot;&quot;&quot;;&quot;&quot;)&amp;&quot;required=&quot;&quot;&quot;&amp;IF([.H102]=&quot;Sim&quot;;&quot;true&quot;;&quot;false&quot;)&amp;&quot;&quot;&quot; /&gt;&quot;;&quot;&quot;)&amp;IF(AND([.A102]=&quot;Chave&quot;;[.A101]=&quot;Campo&quot;);&quot;&lt;/Form&gt;&quot;;&quot;&quot;)">
            <text:p/>
          </table:table-cell>
          <table:table-cell table:style-name="ce27" table:formula="of:=IF([.A102]&lt;&gt;&quot;&quot;;[.A102]&amp;&quot;.&quot;&amp;[.C102];&quot;&quot;)">
            <text:p/>
          </table:table-cell>
          <table:table-cell table:style-name="ce27" table:formula="of:=IF([.A102]&lt;&gt;&quot;&quot;;[.F102];&quot;&quot;)">
            <text:p/>
          </table:table-cell>
        </table:table-row>
        <table:table-row table:style-name="ro1">
          <table:table-cell table:formula="of:=IF([Campos.A103]=&quot;&quot;;&quot;&quot;;[Campos.A103])">
            <text:p/>
          </table:table-cell>
          <table:table-cell table:formula="of:=IF([Campos.B103]=&quot;&quot;;&quot;&quot;;[Campos.B103])">
            <text:p/>
          </table:table-cell>
          <table:table-cell table:formula="of:=IF([Campos.C103]=&quot;&quot;;&quot;&quot;;[Campos.C103])">
            <text:p/>
          </table:table-cell>
          <table:table-cell table:formula="of:=IF([Campos.D103]=&quot;&quot;;&quot;&quot;;[Campos.D103])">
            <text:p/>
          </table:table-cell>
          <table:table-cell table:style-name="ce24" table:formula="of:=IF([.A103]=&quot;Chave&quot;;SUBSTITUTE([.C103];&quot;,&quot;;&quot;_&quot;)&amp;ROW([.C103]);[.C103])">
            <text:p/>
          </table:table-cell>
          <table:table-cell table:formula="of:=IF([Campos.F103]=&quot;&quot;;&quot;&quot;;[Campos.F103])">
            <text:p/>
          </table:table-cell>
          <table:table-cell table:formula="of:=IF([Campos.G103]=&quot;&quot;;&quot;&quot;;[Campos.G103])">
            <text:p/>
          </table:table-cell>
          <table:table-cell table:formula="of:=IF([Campos.H103]=&quot;&quot;;&quot;&quot;;[Campos.H103])">
            <text:p/>
          </table:table-cell>
          <table:table-cell table:formula="of:=IF([Campos.E103]=&quot;&quot;;&quot;&quot;;[Campos.E103])">
            <text:p/>
          </table:table-cell>
          <table:table-cell table:formula="of:=IF([Campos.I103]=&quot;&quot;;&quot;&quot;;[Campos.I103])">
            <text:p/>
          </table:table-cell>
          <table:table-cell table:formula="of:=IF([.B103]=&quot;&quot;;&quot;&quot;;VLOOKUP([.B103];[$Tabelas.$A$1:.$B$136];2;0))">
            <text:p/>
          </table:table-cell>
          <table:table-cell table:formula="of:=IF([.A103]=&quot;Campo&quot;;IF([.A103]=&quot;&quot;;&quot;&quot;;IF([.A103]&lt;&gt;[.A102];&quot;&quot;;&quot;PREVIOUS=&quot;&quot;&quot;&amp;[.C102]&amp;&quot;&quot;&quot; &quot;) &amp; IF([.A103]&lt;&gt;[.A104];&quot;&quot;;&quot;NEXT=&quot;&quot;&quot;&amp;[.C104]&amp;&quot;&quot;&quot;&quot;));IF([.A103]=&quot;&quot;;&quot;&quot;;IF([.A103]&lt;&gt;[.A102];&quot;&quot;;&quot;PREVIOUS=&quot;&quot;&quot;&amp;[.E102]&amp;&quot;&quot;&quot; &quot;) &amp; IF([.A103]&lt;&gt;[.A104];&quot;&quot;;&quot;NEXT=&quot;&quot;&quot;&amp;[.E104]&amp;&quot;&quot;&quot;&quot;)))">
            <text:p/>
          </table:table-cell>
          <table:table-cell table:formula="of:=IF([.B103]=&quot;&quot;;&quot;&quot;;VLOOKUP([.B103];[$Tabelas.$A$1:.$C$136];3;0))">
            <text:p/>
          </table:table-cell>
          <table:table-cell table:formula="of:=IF([.A103]=&quot;Campo&quot;; IF(ISERROR(VLOOKUP([.F103];[$Auxiliar.$A$1:.$E$17];5;0));&quot;TYPE=&quot;&quot;&quot;&amp;[.F103]&amp;&quot;&quot;&quot; LENGTH=&quot;&quot;&quot;&amp;[.G103]&amp;&quot;&quot;&quot; &quot;;VLOOKUP([.F103];[$Auxiliar.$A$1:.$E$17];5;0)) &amp; IF(AND([.A103]=&quot;Campo&quot;;[.D103]=&quot;PK&quot;); IF([.I103]=&quot;Sim&quot;;&quot; SEQUENCE=&quot;&quot;true&quot;&quot;&quot;;&quot; SEQUENCE=&quot;&quot;false&quot;&quot;&quot;);&quot;&quot;)&amp;IF([.H103]&lt;&gt;&quot;&quot;;&quot; NOTNULL=&quot;&quot;&quot;&amp;IF([.H103]=&quot;Sim&quot;;&quot;true&quot;;&quot;false&quot;)&amp;&quot;&quot;&quot;&quot;;&quot;&quot;);&quot;&quot;)">
            <text:p/>
          </table:table-cell>
          <table:table-cell table:style-name="ce26" table:formula="of:=IF(AND([.B103]&lt;&gt;[.B102];[.B103]&lt;&gt;&quot;&quot;);&quot;&lt;TABLE NAME=&quot;&quot;&quot;&amp;[.B103]&amp;&quot;&quot;&quot; COMMENT=&quot;&quot;&quot;&amp;[.K103]&amp;&quot;&quot;&quot; &quot;&amp; [.M103] &amp;&quot;&gt;&lt;FIELDS&gt;&quot;;&quot;&quot;) &amp; IF(AND([.A103]=&quot;Chave&quot;;[.A102]=&quot;Campo&quot;);&quot;&lt;KEYS&gt;&quot;;&quot;&quot;) &amp; IF([.A103]=&quot;Chave&quot;;&quot;&lt;KEY NAME=&quot;&quot;&quot;&amp;[.E103]&amp;&quot;&quot;&quot; TYPE=&quot;&quot;&quot;&amp;IF([.D103]=&quot;PK&quot;;&quot;primary&quot;;&quot;foreign&quot;)&amp;&quot;&quot;&quot; FIELDS=&quot;&quot;&quot;&amp;[.C103]&amp;&quot;&quot;&quot;&quot;&amp;IF([.D103]=&quot;FK&quot;;&quot; REFTABLE=&quot;&quot;&quot;&amp;[.F103]&amp;&quot;&quot;&quot; REFFIELDS=&quot;&quot;&quot;&amp;[.G103]&amp;&quot;&quot;&quot;&quot;;&quot;&quot;)&amp;&quot; &quot;&amp;[.L103]&amp;&quot; COMMENT=&quot;&quot;&quot;&amp;[.J103]&amp;&quot;&quot;&quot;&quot;&amp;IF(AND([.A103]=&quot;Campo&quot;;[.D103]=&quot;PK&quot;);&quot; SEQUENCE=&quot;&quot;true&quot;&quot;&quot;;&quot;&quot;)&amp;&quot;/&gt;&quot;;&quot;&quot;) &amp; IF([.A103]=&quot;Campo&quot;;&quot;&lt;FIELD NAME=&quot;&quot;&quot;&amp;[.C103]&amp;&quot;&quot;&quot; &quot;&amp;[.N103]&amp;&quot; &quot;&amp;[.L103]&amp;IF(AND([.A103]=&quot;Campo&quot;;[.D103]&lt;&gt;&quot;PK&quot;);&quot; SEQUENCE=&quot;&quot;false&quot;&quot; &quot;;&quot;&quot;)&amp;&quot; COMMENT=&quot;&quot;&quot;&amp;[.J103]&amp;&quot;&quot;&quot;/&gt;&quot;;&quot;&quot;) &amp; IF(AND([.A103]=&quot;Campo&quot;;[.A104]=&quot;Chave&quot;);&quot;&lt;/FIELDS&gt;&quot;;&quot;&quot;) &amp; IF(AND([.A103]=&quot;Chave&quot;;[.A104]&lt;&gt;&quot;Chave&quot;);&quot;&lt;/KEYS&gt;&quot;;&quot;&quot;) &amp; IF([.B103]&lt;&gt;[.B104];&quot;&lt;/TABLE&gt;&quot;;&quot;&quot;) &amp; IF(AND([.A103]=&quot;&quot;;[.A102]&lt;&gt;&quot;&quot;);&quot;&lt;/TABLES&gt;&lt;/XMLDB&gt;&quot;;&quot;&quot;)">
            <text:p/>
          </table:table-cell>
          <table:table-cell table:style-name="ce27" table:formula="of:=IF(AND([.A103]=&quot;Campo&quot;;[.A103]&lt;&gt;[.A102]);&quot;&lt;Form name=&quot;&quot;newRecord&quot;&quot;&gt;&quot;;&quot;&quot;)&amp;IF([.A103]=&quot;Campo&quot;;&quot;&lt;&quot;&amp;IF([.D103]=&quot;FK&quot;;&quot;Select &quot;;VLOOKUP([.F103];[$Auxiliar.$A$27:.$B$48];2;0))&amp;&quot; id=&quot;&quot;&quot;&amp;[.C103]&amp;&quot;&quot;&quot; label=&quot;&quot;&quot;&amp;[.C103]&amp;&quot;&quot;&quot;&quot;&amp; IF([.D103]=&quot;FK&quot;;&quot; datasource=&quot;&quot;table:&quot;&amp;VLOOKUP(&quot;Chave&quot;&amp;&quot;.&quot;&amp;[.C103];[.$Q$1:.$R$2300];2;0)&amp;&quot;&quot;&quot; bindid=&quot;&quot;id&quot;&quot; bindvalue=&quot;&quot;name&quot;&quot;&quot;;&quot;&quot;)&amp;&quot;required=&quot;&quot;&quot;&amp;IF([.H103]=&quot;Sim&quot;;&quot;true&quot;;&quot;false&quot;)&amp;&quot;&quot;&quot; /&gt;&quot;;&quot;&quot;)&amp;IF(AND([.A103]=&quot;Chave&quot;;[.A102]=&quot;Campo&quot;);&quot;&lt;/Form&gt;&quot;;&quot;&quot;)">
            <text:p/>
          </table:table-cell>
          <table:table-cell table:style-name="ce27" table:formula="of:=IF([.A103]&lt;&gt;&quot;&quot;;[.A103]&amp;&quot;.&quot;&amp;[.C103];&quot;&quot;)">
            <text:p/>
          </table:table-cell>
          <table:table-cell table:style-name="ce27" table:formula="of:=IF([.A103]&lt;&gt;&quot;&quot;;[.F103];&quot;&quot;)">
            <text:p/>
          </table:table-cell>
        </table:table-row>
        <table:table-row table:style-name="ro1">
          <table:table-cell table:formula="of:=IF([Campos.A104]=&quot;&quot;;&quot;&quot;;[Campos.A104])">
            <text:p/>
          </table:table-cell>
          <table:table-cell table:formula="of:=IF([Campos.B104]=&quot;&quot;;&quot;&quot;;[Campos.B104])">
            <text:p/>
          </table:table-cell>
          <table:table-cell table:formula="of:=IF([Campos.C104]=&quot;&quot;;&quot;&quot;;[Campos.C104])">
            <text:p/>
          </table:table-cell>
          <table:table-cell table:formula="of:=IF([Campos.D104]=&quot;&quot;;&quot;&quot;;[Campos.D104])">
            <text:p/>
          </table:table-cell>
          <table:table-cell table:style-name="ce24" table:formula="of:=IF([.A104]=&quot;Chave&quot;;SUBSTITUTE([.C104];&quot;,&quot;;&quot;_&quot;)&amp;ROW([.C104]);[.C104])">
            <text:p/>
          </table:table-cell>
          <table:table-cell table:formula="of:=IF([Campos.F104]=&quot;&quot;;&quot;&quot;;[Campos.F104])">
            <text:p/>
          </table:table-cell>
          <table:table-cell table:formula="of:=IF([Campos.G104]=&quot;&quot;;&quot;&quot;;[Campos.G104])">
            <text:p/>
          </table:table-cell>
          <table:table-cell table:formula="of:=IF([Campos.H104]=&quot;&quot;;&quot;&quot;;[Campos.H104])">
            <text:p/>
          </table:table-cell>
          <table:table-cell table:formula="of:=IF([Campos.E104]=&quot;&quot;;&quot;&quot;;[Campos.E104])">
            <text:p/>
          </table:table-cell>
          <table:table-cell table:formula="of:=IF([Campos.I104]=&quot;&quot;;&quot;&quot;;[Campos.I104])">
            <text:p/>
          </table:table-cell>
          <table:table-cell table:formula="of:=IF([.B104]=&quot;&quot;;&quot;&quot;;VLOOKUP([.B104];[$Tabelas.$A$1:.$B$136];2;0))">
            <text:p/>
          </table:table-cell>
          <table:table-cell table:formula="of:=IF([.A104]=&quot;Campo&quot;;IF([.A104]=&quot;&quot;;&quot;&quot;;IF([.A104]&lt;&gt;[.A103];&quot;&quot;;&quot;PREVIOUS=&quot;&quot;&quot;&amp;[.C103]&amp;&quot;&quot;&quot; &quot;) &amp; IF([.A104]&lt;&gt;[.A105];&quot;&quot;;&quot;NEXT=&quot;&quot;&quot;&amp;[.C105]&amp;&quot;&quot;&quot;&quot;));IF([.A104]=&quot;&quot;;&quot;&quot;;IF([.A104]&lt;&gt;[.A103];&quot;&quot;;&quot;PREVIOUS=&quot;&quot;&quot;&amp;[.E103]&amp;&quot;&quot;&quot; &quot;) &amp; IF([.A104]&lt;&gt;[.A105];&quot;&quot;;&quot;NEXT=&quot;&quot;&quot;&amp;[.E105]&amp;&quot;&quot;&quot;&quot;)))">
            <text:p/>
          </table:table-cell>
          <table:table-cell table:formula="of:=IF([.B104]=&quot;&quot;;&quot;&quot;;VLOOKUP([.B104];[$Tabelas.$A$1:.$C$136];3;0))">
            <text:p/>
          </table:table-cell>
          <table:table-cell table:formula="of:=IF([.A104]=&quot;Campo&quot;; IF(ISERROR(VLOOKUP([.F104];[$Auxiliar.$A$1:.$E$17];5;0));&quot;TYPE=&quot;&quot;&quot;&amp;[.F104]&amp;&quot;&quot;&quot; LENGTH=&quot;&quot;&quot;&amp;[.G104]&amp;&quot;&quot;&quot; &quot;;VLOOKUP([.F104];[$Auxiliar.$A$1:.$E$17];5;0)) &amp; IF(AND([.A104]=&quot;Campo&quot;;[.D104]=&quot;PK&quot;); IF([.I104]=&quot;Sim&quot;;&quot; SEQUENCE=&quot;&quot;true&quot;&quot;&quot;;&quot; SEQUENCE=&quot;&quot;false&quot;&quot;&quot;);&quot;&quot;)&amp;IF([.H104]&lt;&gt;&quot;&quot;;&quot; NOTNULL=&quot;&quot;&quot;&amp;IF([.H104]=&quot;Sim&quot;;&quot;true&quot;;&quot;false&quot;)&amp;&quot;&quot;&quot;&quot;;&quot;&quot;);&quot;&quot;)">
            <text:p/>
          </table:table-cell>
          <table:table-cell table:style-name="ce26" table:formula="of:=IF(AND([.B104]&lt;&gt;[.B103];[.B104]&lt;&gt;&quot;&quot;);&quot;&lt;TABLE NAME=&quot;&quot;&quot;&amp;[.B104]&amp;&quot;&quot;&quot; COMMENT=&quot;&quot;&quot;&amp;[.K104]&amp;&quot;&quot;&quot; &quot;&amp; [.M104] &amp;&quot;&gt;&lt;FIELDS&gt;&quot;;&quot;&quot;) &amp; IF(AND([.A104]=&quot;Chave&quot;;[.A103]=&quot;Campo&quot;);&quot;&lt;KEYS&gt;&quot;;&quot;&quot;) &amp; IF([.A104]=&quot;Chave&quot;;&quot;&lt;KEY NAME=&quot;&quot;&quot;&amp;[.E104]&amp;&quot;&quot;&quot; TYPE=&quot;&quot;&quot;&amp;IF([.D104]=&quot;PK&quot;;&quot;primary&quot;;&quot;foreign&quot;)&amp;&quot;&quot;&quot; FIELDS=&quot;&quot;&quot;&amp;[.C104]&amp;&quot;&quot;&quot;&quot;&amp;IF([.D104]=&quot;FK&quot;;&quot; REFTABLE=&quot;&quot;&quot;&amp;[.F104]&amp;&quot;&quot;&quot; REFFIELDS=&quot;&quot;&quot;&amp;[.G104]&amp;&quot;&quot;&quot;&quot;;&quot;&quot;)&amp;&quot; &quot;&amp;[.L104]&amp;&quot; COMMENT=&quot;&quot;&quot;&amp;[.J104]&amp;&quot;&quot;&quot;&quot;&amp;IF(AND([.A104]=&quot;Campo&quot;;[.D104]=&quot;PK&quot;);&quot; SEQUENCE=&quot;&quot;true&quot;&quot;&quot;;&quot;&quot;)&amp;&quot;/&gt;&quot;;&quot;&quot;) &amp; IF([.A104]=&quot;Campo&quot;;&quot;&lt;FIELD NAME=&quot;&quot;&quot;&amp;[.C104]&amp;&quot;&quot;&quot; &quot;&amp;[.N104]&amp;&quot; &quot;&amp;[.L104]&amp;IF(AND([.A104]=&quot;Campo&quot;;[.D104]&lt;&gt;&quot;PK&quot;);&quot; SEQUENCE=&quot;&quot;false&quot;&quot; &quot;;&quot;&quot;)&amp;&quot; COMMENT=&quot;&quot;&quot;&amp;[.J104]&amp;&quot;&quot;&quot;/&gt;&quot;;&quot;&quot;) &amp; IF(AND([.A104]=&quot;Campo&quot;;[.A105]=&quot;Chave&quot;);&quot;&lt;/FIELDS&gt;&quot;;&quot;&quot;) &amp; IF(AND([.A104]=&quot;Chave&quot;;[.A105]&lt;&gt;&quot;Chave&quot;);&quot;&lt;/KEYS&gt;&quot;;&quot;&quot;) &amp; IF([.B104]&lt;&gt;[.B105];&quot;&lt;/TABLE&gt;&quot;;&quot;&quot;) &amp; IF(AND([.A104]=&quot;&quot;;[.A103]&lt;&gt;&quot;&quot;);&quot;&lt;/TABLES&gt;&lt;/XMLDB&gt;&quot;;&quot;&quot;)">
            <text:p/>
          </table:table-cell>
          <table:table-cell table:style-name="ce27" table:formula="of:=IF(AND([.A104]=&quot;Campo&quot;;[.A104]&lt;&gt;[.A103]);&quot;&lt;Form name=&quot;&quot;newRecord&quot;&quot;&gt;&quot;;&quot;&quot;)&amp;IF([.A104]=&quot;Campo&quot;;&quot;&lt;&quot;&amp;IF([.D104]=&quot;FK&quot;;&quot;Select &quot;;VLOOKUP([.F104];[$Auxiliar.$A$27:.$B$48];2;0))&amp;&quot; id=&quot;&quot;&quot;&amp;[.C104]&amp;&quot;&quot;&quot; label=&quot;&quot;&quot;&amp;[.C104]&amp;&quot;&quot;&quot;&quot;&amp; IF([.D104]=&quot;FK&quot;;&quot; datasource=&quot;&quot;table:&quot;&amp;VLOOKUP(&quot;Chave&quot;&amp;&quot;.&quot;&amp;[.C104];[.$Q$1:.$R$2300];2;0)&amp;&quot;&quot;&quot; bindid=&quot;&quot;id&quot;&quot; bindvalue=&quot;&quot;name&quot;&quot;&quot;;&quot;&quot;)&amp;&quot;required=&quot;&quot;&quot;&amp;IF([.H104]=&quot;Sim&quot;;&quot;true&quot;;&quot;false&quot;)&amp;&quot;&quot;&quot; /&gt;&quot;;&quot;&quot;)&amp;IF(AND([.A104]=&quot;Chave&quot;;[.A103]=&quot;Campo&quot;);&quot;&lt;/Form&gt;&quot;;&quot;&quot;)">
            <text:p/>
          </table:table-cell>
          <table:table-cell table:style-name="ce27" table:formula="of:=IF([.A104]&lt;&gt;&quot;&quot;;[.A104]&amp;&quot;.&quot;&amp;[.C104];&quot;&quot;)">
            <text:p/>
          </table:table-cell>
          <table:table-cell table:style-name="ce27" table:formula="of:=IF([.A104]&lt;&gt;&quot;&quot;;[.F104];&quot;&quot;)">
            <text:p/>
          </table:table-cell>
        </table:table-row>
        <table:table-row table:style-name="ro1">
          <table:table-cell table:formula="of:=IF([Campos.A105]=&quot;&quot;;&quot;&quot;;[Campos.A105])">
            <text:p/>
          </table:table-cell>
          <table:table-cell table:formula="of:=IF([Campos.B105]=&quot;&quot;;&quot;&quot;;[Campos.B105])">
            <text:p/>
          </table:table-cell>
          <table:table-cell table:formula="of:=IF([Campos.C105]=&quot;&quot;;&quot;&quot;;[Campos.C105])">
            <text:p/>
          </table:table-cell>
          <table:table-cell table:formula="of:=IF([Campos.D105]=&quot;&quot;;&quot;&quot;;[Campos.D105])">
            <text:p/>
          </table:table-cell>
          <table:table-cell table:style-name="ce24" table:formula="of:=IF([.A105]=&quot;Chave&quot;;SUBSTITUTE([.C105];&quot;,&quot;;&quot;_&quot;)&amp;ROW([.C105]);[.C105])">
            <text:p/>
          </table:table-cell>
          <table:table-cell table:formula="of:=IF([Campos.F105]=&quot;&quot;;&quot;&quot;;[Campos.F105])">
            <text:p/>
          </table:table-cell>
          <table:table-cell table:formula="of:=IF([Campos.G105]=&quot;&quot;;&quot;&quot;;[Campos.G105])">
            <text:p/>
          </table:table-cell>
          <table:table-cell table:formula="of:=IF([Campos.H105]=&quot;&quot;;&quot;&quot;;[Campos.H105])">
            <text:p/>
          </table:table-cell>
          <table:table-cell table:formula="of:=IF([Campos.E105]=&quot;&quot;;&quot;&quot;;[Campos.E105])">
            <text:p/>
          </table:table-cell>
          <table:table-cell table:formula="of:=IF([Campos.I105]=&quot;&quot;;&quot;&quot;;[Campos.I105])">
            <text:p/>
          </table:table-cell>
          <table:table-cell table:formula="of:=IF([.B105]=&quot;&quot;;&quot;&quot;;VLOOKUP([.B105];[$Tabelas.$A$1:.$B$136];2;0))">
            <text:p/>
          </table:table-cell>
          <table:table-cell table:formula="of:=IF([.A105]=&quot;Campo&quot;;IF([.A105]=&quot;&quot;;&quot;&quot;;IF([.A105]&lt;&gt;[.A104];&quot;&quot;;&quot;PREVIOUS=&quot;&quot;&quot;&amp;[.C104]&amp;&quot;&quot;&quot; &quot;) &amp; IF([.A105]&lt;&gt;[.A106];&quot;&quot;;&quot;NEXT=&quot;&quot;&quot;&amp;[.C106]&amp;&quot;&quot;&quot;&quot;));IF([.A105]=&quot;&quot;;&quot;&quot;;IF([.A105]&lt;&gt;[.A104];&quot;&quot;;&quot;PREVIOUS=&quot;&quot;&quot;&amp;[.E104]&amp;&quot;&quot;&quot; &quot;) &amp; IF([.A105]&lt;&gt;[.A106];&quot;&quot;;&quot;NEXT=&quot;&quot;&quot;&amp;[.E106]&amp;&quot;&quot;&quot;&quot;)))">
            <text:p/>
          </table:table-cell>
          <table:table-cell table:formula="of:=IF([.B105]=&quot;&quot;;&quot;&quot;;VLOOKUP([.B105];[$Tabelas.$A$1:.$C$136];3;0))">
            <text:p/>
          </table:table-cell>
          <table:table-cell table:formula="of:=IF([.A105]=&quot;Campo&quot;; IF(ISERROR(VLOOKUP([.F105];[$Auxiliar.$A$1:.$E$17];5;0));&quot;TYPE=&quot;&quot;&quot;&amp;[.F105]&amp;&quot;&quot;&quot; LENGTH=&quot;&quot;&quot;&amp;[.G105]&amp;&quot;&quot;&quot; &quot;;VLOOKUP([.F105];[$Auxiliar.$A$1:.$E$17];5;0)) &amp; IF(AND([.A105]=&quot;Campo&quot;;[.D105]=&quot;PK&quot;); IF([.I105]=&quot;Sim&quot;;&quot; SEQUENCE=&quot;&quot;true&quot;&quot;&quot;;&quot; SEQUENCE=&quot;&quot;false&quot;&quot;&quot;);&quot;&quot;)&amp;IF([.H105]&lt;&gt;&quot;&quot;;&quot; NOTNULL=&quot;&quot;&quot;&amp;IF([.H105]=&quot;Sim&quot;;&quot;true&quot;;&quot;false&quot;)&amp;&quot;&quot;&quot;&quot;;&quot;&quot;);&quot;&quot;)">
            <text:p/>
          </table:table-cell>
          <table:table-cell table:style-name="ce26" table:formula="of:=IF(AND([.B105]&lt;&gt;[.B104];[.B105]&lt;&gt;&quot;&quot;);&quot;&lt;TABLE NAME=&quot;&quot;&quot;&amp;[.B105]&amp;&quot;&quot;&quot; COMMENT=&quot;&quot;&quot;&amp;[.K105]&amp;&quot;&quot;&quot; &quot;&amp; [.M105] &amp;&quot;&gt;&lt;FIELDS&gt;&quot;;&quot;&quot;) &amp; IF(AND([.A105]=&quot;Chave&quot;;[.A104]=&quot;Campo&quot;);&quot;&lt;KEYS&gt;&quot;;&quot;&quot;) &amp; IF([.A105]=&quot;Chave&quot;;&quot;&lt;KEY NAME=&quot;&quot;&quot;&amp;[.E105]&amp;&quot;&quot;&quot; TYPE=&quot;&quot;&quot;&amp;IF([.D105]=&quot;PK&quot;;&quot;primary&quot;;&quot;foreign&quot;)&amp;&quot;&quot;&quot; FIELDS=&quot;&quot;&quot;&amp;[.C105]&amp;&quot;&quot;&quot;&quot;&amp;IF([.D105]=&quot;FK&quot;;&quot; REFTABLE=&quot;&quot;&quot;&amp;[.F105]&amp;&quot;&quot;&quot; REFFIELDS=&quot;&quot;&quot;&amp;[.G105]&amp;&quot;&quot;&quot;&quot;;&quot;&quot;)&amp;&quot; &quot;&amp;[.L105]&amp;&quot; COMMENT=&quot;&quot;&quot;&amp;[.J105]&amp;&quot;&quot;&quot;&quot;&amp;IF(AND([.A105]=&quot;Campo&quot;;[.D105]=&quot;PK&quot;);&quot; SEQUENCE=&quot;&quot;true&quot;&quot;&quot;;&quot;&quot;)&amp;&quot;/&gt;&quot;;&quot;&quot;) &amp; IF([.A105]=&quot;Campo&quot;;&quot;&lt;FIELD NAME=&quot;&quot;&quot;&amp;[.C105]&amp;&quot;&quot;&quot; &quot;&amp;[.N105]&amp;&quot; &quot;&amp;[.L105]&amp;IF(AND([.A105]=&quot;Campo&quot;;[.D105]&lt;&gt;&quot;PK&quot;);&quot; SEQUENCE=&quot;&quot;false&quot;&quot; &quot;;&quot;&quot;)&amp;&quot; COMMENT=&quot;&quot;&quot;&amp;[.J105]&amp;&quot;&quot;&quot;/&gt;&quot;;&quot;&quot;) &amp; IF(AND([.A105]=&quot;Campo&quot;;[.A106]=&quot;Chave&quot;);&quot;&lt;/FIELDS&gt;&quot;;&quot;&quot;) &amp; IF(AND([.A105]=&quot;Chave&quot;;[.A106]&lt;&gt;&quot;Chave&quot;);&quot;&lt;/KEYS&gt;&quot;;&quot;&quot;) &amp; IF([.B105]&lt;&gt;[.B106];&quot;&lt;/TABLE&gt;&quot;;&quot;&quot;) &amp; IF(AND([.A105]=&quot;&quot;;[.A104]&lt;&gt;&quot;&quot;);&quot;&lt;/TABLES&gt;&lt;/XMLDB&gt;&quot;;&quot;&quot;)">
            <text:p/>
          </table:table-cell>
          <table:table-cell table:style-name="ce27" table:formula="of:=IF(AND([.A105]=&quot;Campo&quot;;[.A105]&lt;&gt;[.A104]);&quot;&lt;Form name=&quot;&quot;newRecord&quot;&quot;&gt;&quot;;&quot;&quot;)&amp;IF([.A105]=&quot;Campo&quot;;&quot;&lt;&quot;&amp;IF([.D105]=&quot;FK&quot;;&quot;Select &quot;;VLOOKUP([.F105];[$Auxiliar.$A$27:.$B$48];2;0))&amp;&quot; id=&quot;&quot;&quot;&amp;[.C105]&amp;&quot;&quot;&quot; label=&quot;&quot;&quot;&amp;[.C105]&amp;&quot;&quot;&quot;&quot;&amp; IF([.D105]=&quot;FK&quot;;&quot; datasource=&quot;&quot;table:&quot;&amp;VLOOKUP(&quot;Chave&quot;&amp;&quot;.&quot;&amp;[.C105];[.$Q$1:.$R$2300];2;0)&amp;&quot;&quot;&quot; bindid=&quot;&quot;id&quot;&quot; bindvalue=&quot;&quot;name&quot;&quot;&quot;;&quot;&quot;)&amp;&quot;required=&quot;&quot;&quot;&amp;IF([.H105]=&quot;Sim&quot;;&quot;true&quot;;&quot;false&quot;)&amp;&quot;&quot;&quot; /&gt;&quot;;&quot;&quot;)&amp;IF(AND([.A105]=&quot;Chave&quot;;[.A104]=&quot;Campo&quot;);&quot;&lt;/Form&gt;&quot;;&quot;&quot;)">
            <text:p/>
          </table:table-cell>
          <table:table-cell table:style-name="ce27" table:formula="of:=IF([.A105]&lt;&gt;&quot;&quot;;[.A105]&amp;&quot;.&quot;&amp;[.C105];&quot;&quot;)">
            <text:p/>
          </table:table-cell>
          <table:table-cell table:style-name="ce27" table:formula="of:=IF([.A105]&lt;&gt;&quot;&quot;;[.F105];&quot;&quot;)">
            <text:p/>
          </table:table-cell>
        </table:table-row>
        <table:table-row table:style-name="ro1">
          <table:table-cell table:formula="of:=IF([Campos.A106]=&quot;&quot;;&quot;&quot;;[Campos.A106])">
            <text:p/>
          </table:table-cell>
          <table:table-cell table:formula="of:=IF([Campos.B106]=&quot;&quot;;&quot;&quot;;[Campos.B106])">
            <text:p/>
          </table:table-cell>
          <table:table-cell table:formula="of:=IF([Campos.C106]=&quot;&quot;;&quot;&quot;;[Campos.C106])">
            <text:p/>
          </table:table-cell>
          <table:table-cell table:formula="of:=IF([Campos.D106]=&quot;&quot;;&quot;&quot;;[Campos.D106])">
            <text:p/>
          </table:table-cell>
          <table:table-cell table:style-name="ce24" table:formula="of:=IF([.A106]=&quot;Chave&quot;;SUBSTITUTE([.C106];&quot;,&quot;;&quot;_&quot;)&amp;ROW([.C106]);[.C106])">
            <text:p/>
          </table:table-cell>
          <table:table-cell table:formula="of:=IF([Campos.F106]=&quot;&quot;;&quot;&quot;;[Campos.F106])">
            <text:p/>
          </table:table-cell>
          <table:table-cell table:formula="of:=IF([Campos.G106]=&quot;&quot;;&quot;&quot;;[Campos.G106])">
            <text:p/>
          </table:table-cell>
          <table:table-cell table:formula="of:=IF([Campos.H106]=&quot;&quot;;&quot;&quot;;[Campos.H106])">
            <text:p/>
          </table:table-cell>
          <table:table-cell table:formula="of:=IF([Campos.E106]=&quot;&quot;;&quot;&quot;;[Campos.E106])">
            <text:p/>
          </table:table-cell>
          <table:table-cell table:formula="of:=IF([Campos.I106]=&quot;&quot;;&quot;&quot;;[Campos.I106])">
            <text:p/>
          </table:table-cell>
          <table:table-cell table:formula="of:=IF([.B106]=&quot;&quot;;&quot;&quot;;VLOOKUP([.B106];[$Tabelas.$A$1:.$B$136];2;0))">
            <text:p/>
          </table:table-cell>
          <table:table-cell table:formula="of:=IF([.A106]=&quot;Campo&quot;;IF([.A106]=&quot;&quot;;&quot;&quot;;IF([.A106]&lt;&gt;[.A105];&quot;&quot;;&quot;PREVIOUS=&quot;&quot;&quot;&amp;[.C105]&amp;&quot;&quot;&quot; &quot;) &amp; IF([.A106]&lt;&gt;[.A107];&quot;&quot;;&quot;NEXT=&quot;&quot;&quot;&amp;[.C107]&amp;&quot;&quot;&quot;&quot;));IF([.A106]=&quot;&quot;;&quot;&quot;;IF([.A106]&lt;&gt;[.A105];&quot;&quot;;&quot;PREVIOUS=&quot;&quot;&quot;&amp;[.E105]&amp;&quot;&quot;&quot; &quot;) &amp; IF([.A106]&lt;&gt;[.A107];&quot;&quot;;&quot;NEXT=&quot;&quot;&quot;&amp;[.E107]&amp;&quot;&quot;&quot;&quot;)))">
            <text:p/>
          </table:table-cell>
          <table:table-cell table:formula="of:=IF([.B106]=&quot;&quot;;&quot;&quot;;VLOOKUP([.B106];[$Tabelas.$A$1:.$C$136];3;0))">
            <text:p/>
          </table:table-cell>
          <table:table-cell table:formula="of:=IF([.A106]=&quot;Campo&quot;; IF(ISERROR(VLOOKUP([.F106];[$Auxiliar.$A$1:.$E$17];5;0));&quot;TYPE=&quot;&quot;&quot;&amp;[.F106]&amp;&quot;&quot;&quot; LENGTH=&quot;&quot;&quot;&amp;[.G106]&amp;&quot;&quot;&quot; &quot;;VLOOKUP([.F106];[$Auxiliar.$A$1:.$E$17];5;0)) &amp; IF(AND([.A106]=&quot;Campo&quot;;[.D106]=&quot;PK&quot;); IF([.I106]=&quot;Sim&quot;;&quot; SEQUENCE=&quot;&quot;true&quot;&quot;&quot;;&quot; SEQUENCE=&quot;&quot;false&quot;&quot;&quot;);&quot;&quot;)&amp;IF([.H106]&lt;&gt;&quot;&quot;;&quot; NOTNULL=&quot;&quot;&quot;&amp;IF([.H106]=&quot;Sim&quot;;&quot;true&quot;;&quot;false&quot;)&amp;&quot;&quot;&quot;&quot;;&quot;&quot;);&quot;&quot;)">
            <text:p/>
          </table:table-cell>
          <table:table-cell table:style-name="ce26" table:formula="of:=IF(AND([.B106]&lt;&gt;[.B105];[.B106]&lt;&gt;&quot;&quot;);&quot;&lt;TABLE NAME=&quot;&quot;&quot;&amp;[.B106]&amp;&quot;&quot;&quot; COMMENT=&quot;&quot;&quot;&amp;[.K106]&amp;&quot;&quot;&quot; &quot;&amp; [.M106] &amp;&quot;&gt;&lt;FIELDS&gt;&quot;;&quot;&quot;) &amp; IF(AND([.A106]=&quot;Chave&quot;;[.A105]=&quot;Campo&quot;);&quot;&lt;KEYS&gt;&quot;;&quot;&quot;) &amp; IF([.A106]=&quot;Chave&quot;;&quot;&lt;KEY NAME=&quot;&quot;&quot;&amp;[.E106]&amp;&quot;&quot;&quot; TYPE=&quot;&quot;&quot;&amp;IF([.D106]=&quot;PK&quot;;&quot;primary&quot;;&quot;foreign&quot;)&amp;&quot;&quot;&quot; FIELDS=&quot;&quot;&quot;&amp;[.C106]&amp;&quot;&quot;&quot;&quot;&amp;IF([.D106]=&quot;FK&quot;;&quot; REFTABLE=&quot;&quot;&quot;&amp;[.F106]&amp;&quot;&quot;&quot; REFFIELDS=&quot;&quot;&quot;&amp;[.G106]&amp;&quot;&quot;&quot;&quot;;&quot;&quot;)&amp;&quot; &quot;&amp;[.L106]&amp;&quot; COMMENT=&quot;&quot;&quot;&amp;[.J106]&amp;&quot;&quot;&quot;&quot;&amp;IF(AND([.A106]=&quot;Campo&quot;;[.D106]=&quot;PK&quot;);&quot; SEQUENCE=&quot;&quot;true&quot;&quot;&quot;;&quot;&quot;)&amp;&quot;/&gt;&quot;;&quot;&quot;) &amp; IF([.A106]=&quot;Campo&quot;;&quot;&lt;FIELD NAME=&quot;&quot;&quot;&amp;[.C106]&amp;&quot;&quot;&quot; &quot;&amp;[.N106]&amp;&quot; &quot;&amp;[.L106]&amp;IF(AND([.A106]=&quot;Campo&quot;;[.D106]&lt;&gt;&quot;PK&quot;);&quot; SEQUENCE=&quot;&quot;false&quot;&quot; &quot;;&quot;&quot;)&amp;&quot; COMMENT=&quot;&quot;&quot;&amp;[.J106]&amp;&quot;&quot;&quot;/&gt;&quot;;&quot;&quot;) &amp; IF(AND([.A106]=&quot;Campo&quot;;[.A107]=&quot;Chave&quot;);&quot;&lt;/FIELDS&gt;&quot;;&quot;&quot;) &amp; IF(AND([.A106]=&quot;Chave&quot;;[.A107]&lt;&gt;&quot;Chave&quot;);&quot;&lt;/KEYS&gt;&quot;;&quot;&quot;) &amp; IF([.B106]&lt;&gt;[.B107];&quot;&lt;/TABLE&gt;&quot;;&quot;&quot;) &amp; IF(AND([.A106]=&quot;&quot;;[.A105]&lt;&gt;&quot;&quot;);&quot;&lt;/TABLES&gt;&lt;/XMLDB&gt;&quot;;&quot;&quot;)">
            <text:p/>
          </table:table-cell>
          <table:table-cell table:style-name="ce27" table:formula="of:=IF(AND([.A106]=&quot;Campo&quot;;[.A106]&lt;&gt;[.A105]);&quot;&lt;Form name=&quot;&quot;newRecord&quot;&quot;&gt;&quot;;&quot;&quot;)&amp;IF([.A106]=&quot;Campo&quot;;&quot;&lt;&quot;&amp;IF([.D106]=&quot;FK&quot;;&quot;Select &quot;;VLOOKUP([.F106];[$Auxiliar.$A$27:.$B$48];2;0))&amp;&quot; id=&quot;&quot;&quot;&amp;[.C106]&amp;&quot;&quot;&quot; label=&quot;&quot;&quot;&amp;[.C106]&amp;&quot;&quot;&quot;&quot;&amp; IF([.D106]=&quot;FK&quot;;&quot; datasource=&quot;&quot;table:&quot;&amp;VLOOKUP(&quot;Chave&quot;&amp;&quot;.&quot;&amp;[.C106];[.$Q$1:.$R$2300];2;0)&amp;&quot;&quot;&quot; bindid=&quot;&quot;id&quot;&quot; bindvalue=&quot;&quot;name&quot;&quot;&quot;;&quot;&quot;)&amp;&quot;required=&quot;&quot;&quot;&amp;IF([.H106]=&quot;Sim&quot;;&quot;true&quot;;&quot;false&quot;)&amp;&quot;&quot;&quot; /&gt;&quot;;&quot;&quot;)&amp;IF(AND([.A106]=&quot;Chave&quot;;[.A105]=&quot;Campo&quot;);&quot;&lt;/Form&gt;&quot;;&quot;&quot;)">
            <text:p/>
          </table:table-cell>
          <table:table-cell table:style-name="ce27" table:formula="of:=IF([.A106]&lt;&gt;&quot;&quot;;[.A106]&amp;&quot;.&quot;&amp;[.C106];&quot;&quot;)">
            <text:p/>
          </table:table-cell>
          <table:table-cell table:style-name="ce27" table:formula="of:=IF([.A106]&lt;&gt;&quot;&quot;;[.F106];&quot;&quot;)">
            <text:p/>
          </table:table-cell>
        </table:table-row>
        <table:table-row table:style-name="ro1">
          <table:table-cell table:formula="of:=IF([Campos.A107]=&quot;&quot;;&quot;&quot;;[Campos.A107])">
            <text:p/>
          </table:table-cell>
          <table:table-cell table:formula="of:=IF([Campos.B107]=&quot;&quot;;&quot;&quot;;[Campos.B107])">
            <text:p/>
          </table:table-cell>
          <table:table-cell table:formula="of:=IF([Campos.C107]=&quot;&quot;;&quot;&quot;;[Campos.C107])">
            <text:p/>
          </table:table-cell>
          <table:table-cell table:formula="of:=IF([Campos.D107]=&quot;&quot;;&quot;&quot;;[Campos.D107])">
            <text:p/>
          </table:table-cell>
          <table:table-cell table:style-name="ce24" table:formula="of:=IF([.A107]=&quot;Chave&quot;;SUBSTITUTE([.C107];&quot;,&quot;;&quot;_&quot;)&amp;ROW([.C107]);[.C107])">
            <text:p/>
          </table:table-cell>
          <table:table-cell table:formula="of:=IF([Campos.F107]=&quot;&quot;;&quot;&quot;;[Campos.F107])">
            <text:p/>
          </table:table-cell>
          <table:table-cell table:formula="of:=IF([Campos.G107]=&quot;&quot;;&quot;&quot;;[Campos.G107])">
            <text:p/>
          </table:table-cell>
          <table:table-cell table:formula="of:=IF([Campos.H107]=&quot;&quot;;&quot;&quot;;[Campos.H107])">
            <text:p/>
          </table:table-cell>
          <table:table-cell table:formula="of:=IF([Campos.E107]=&quot;&quot;;&quot;&quot;;[Campos.E107])">
            <text:p/>
          </table:table-cell>
          <table:table-cell table:formula="of:=IF([Campos.I107]=&quot;&quot;;&quot;&quot;;[Campos.I107])">
            <text:p/>
          </table:table-cell>
          <table:table-cell table:formula="of:=IF([.B107]=&quot;&quot;;&quot;&quot;;VLOOKUP([.B107];[$Tabelas.$A$1:.$B$136];2;0))">
            <text:p/>
          </table:table-cell>
          <table:table-cell table:formula="of:=IF([.A107]=&quot;Campo&quot;;IF([.A107]=&quot;&quot;;&quot;&quot;;IF([.A107]&lt;&gt;[.A106];&quot;&quot;;&quot;PREVIOUS=&quot;&quot;&quot;&amp;[.C106]&amp;&quot;&quot;&quot; &quot;) &amp; IF([.A107]&lt;&gt;[.A108];&quot;&quot;;&quot;NEXT=&quot;&quot;&quot;&amp;[.C108]&amp;&quot;&quot;&quot;&quot;));IF([.A107]=&quot;&quot;;&quot;&quot;;IF([.A107]&lt;&gt;[.A106];&quot;&quot;;&quot;PREVIOUS=&quot;&quot;&quot;&amp;[.E106]&amp;&quot;&quot;&quot; &quot;) &amp; IF([.A107]&lt;&gt;[.A108];&quot;&quot;;&quot;NEXT=&quot;&quot;&quot;&amp;[.E108]&amp;&quot;&quot;&quot;&quot;)))">
            <text:p/>
          </table:table-cell>
          <table:table-cell table:formula="of:=IF([.B107]=&quot;&quot;;&quot;&quot;;VLOOKUP([.B107];[$Tabelas.$A$1:.$C$136];3;0))">
            <text:p/>
          </table:table-cell>
          <table:table-cell table:formula="of:=IF([.A107]=&quot;Campo&quot;; IF(ISERROR(VLOOKUP([.F107];[$Auxiliar.$A$1:.$E$17];5;0));&quot;TYPE=&quot;&quot;&quot;&amp;[.F107]&amp;&quot;&quot;&quot; LENGTH=&quot;&quot;&quot;&amp;[.G107]&amp;&quot;&quot;&quot; &quot;;VLOOKUP([.F107];[$Auxiliar.$A$1:.$E$17];5;0)) &amp; IF(AND([.A107]=&quot;Campo&quot;;[.D107]=&quot;PK&quot;); IF([.I107]=&quot;Sim&quot;;&quot; SEQUENCE=&quot;&quot;true&quot;&quot;&quot;;&quot; SEQUENCE=&quot;&quot;false&quot;&quot;&quot;);&quot;&quot;)&amp;IF([.H107]&lt;&gt;&quot;&quot;;&quot; NOTNULL=&quot;&quot;&quot;&amp;IF([.H107]=&quot;Sim&quot;;&quot;true&quot;;&quot;false&quot;)&amp;&quot;&quot;&quot;&quot;;&quot;&quot;);&quot;&quot;)">
            <text:p/>
          </table:table-cell>
          <table:table-cell table:style-name="ce26" table:formula="of:=IF(AND([.B107]&lt;&gt;[.B106];[.B107]&lt;&gt;&quot;&quot;);&quot;&lt;TABLE NAME=&quot;&quot;&quot;&amp;[.B107]&amp;&quot;&quot;&quot; COMMENT=&quot;&quot;&quot;&amp;[.K107]&amp;&quot;&quot;&quot; &quot;&amp; [.M107] &amp;&quot;&gt;&lt;FIELDS&gt;&quot;;&quot;&quot;) &amp; IF(AND([.A107]=&quot;Chave&quot;;[.A106]=&quot;Campo&quot;);&quot;&lt;KEYS&gt;&quot;;&quot;&quot;) &amp; IF([.A107]=&quot;Chave&quot;;&quot;&lt;KEY NAME=&quot;&quot;&quot;&amp;[.E107]&amp;&quot;&quot;&quot; TYPE=&quot;&quot;&quot;&amp;IF([.D107]=&quot;PK&quot;;&quot;primary&quot;;&quot;foreign&quot;)&amp;&quot;&quot;&quot; FIELDS=&quot;&quot;&quot;&amp;[.C107]&amp;&quot;&quot;&quot;&quot;&amp;IF([.D107]=&quot;FK&quot;;&quot; REFTABLE=&quot;&quot;&quot;&amp;[.F107]&amp;&quot;&quot;&quot; REFFIELDS=&quot;&quot;&quot;&amp;[.G107]&amp;&quot;&quot;&quot;&quot;;&quot;&quot;)&amp;&quot; &quot;&amp;[.L107]&amp;&quot; COMMENT=&quot;&quot;&quot;&amp;[.J107]&amp;&quot;&quot;&quot;&quot;&amp;IF(AND([.A107]=&quot;Campo&quot;;[.D107]=&quot;PK&quot;);&quot; SEQUENCE=&quot;&quot;true&quot;&quot;&quot;;&quot;&quot;)&amp;&quot;/&gt;&quot;;&quot;&quot;) &amp; IF([.A107]=&quot;Campo&quot;;&quot;&lt;FIELD NAME=&quot;&quot;&quot;&amp;[.C107]&amp;&quot;&quot;&quot; &quot;&amp;[.N107]&amp;&quot; &quot;&amp;[.L107]&amp;IF(AND([.A107]=&quot;Campo&quot;;[.D107]&lt;&gt;&quot;PK&quot;);&quot; SEQUENCE=&quot;&quot;false&quot;&quot; &quot;;&quot;&quot;)&amp;&quot; COMMENT=&quot;&quot;&quot;&amp;[.J107]&amp;&quot;&quot;&quot;/&gt;&quot;;&quot;&quot;) &amp; IF(AND([.A107]=&quot;Campo&quot;;[.A108]=&quot;Chave&quot;);&quot;&lt;/FIELDS&gt;&quot;;&quot;&quot;) &amp; IF(AND([.A107]=&quot;Chave&quot;;[.A108]&lt;&gt;&quot;Chave&quot;);&quot;&lt;/KEYS&gt;&quot;;&quot;&quot;) &amp; IF([.B107]&lt;&gt;[.B108];&quot;&lt;/TABLE&gt;&quot;;&quot;&quot;) &amp; IF(AND([.A107]=&quot;&quot;;[.A106]&lt;&gt;&quot;&quot;);&quot;&lt;/TABLES&gt;&lt;/XMLDB&gt;&quot;;&quot;&quot;)">
            <text:p/>
          </table:table-cell>
          <table:table-cell table:style-name="ce27" table:formula="of:=IF(AND([.A107]=&quot;Campo&quot;;[.A107]&lt;&gt;[.A106]);&quot;&lt;Form name=&quot;&quot;newRecord&quot;&quot;&gt;&quot;;&quot;&quot;)&amp;IF([.A107]=&quot;Campo&quot;;&quot;&lt;&quot;&amp;IF([.D107]=&quot;FK&quot;;&quot;Select &quot;;VLOOKUP([.F107];[$Auxiliar.$A$27:.$B$48];2;0))&amp;&quot; id=&quot;&quot;&quot;&amp;[.C107]&amp;&quot;&quot;&quot; label=&quot;&quot;&quot;&amp;[.C107]&amp;&quot;&quot;&quot;&quot;&amp; IF([.D107]=&quot;FK&quot;;&quot; datasource=&quot;&quot;table:&quot;&amp;VLOOKUP(&quot;Chave&quot;&amp;&quot;.&quot;&amp;[.C107];[.$Q$1:.$R$2300];2;0)&amp;&quot;&quot;&quot; bindid=&quot;&quot;id&quot;&quot; bindvalue=&quot;&quot;name&quot;&quot;&quot;;&quot;&quot;)&amp;&quot;required=&quot;&quot;&quot;&amp;IF([.H107]=&quot;Sim&quot;;&quot;true&quot;;&quot;false&quot;)&amp;&quot;&quot;&quot; /&gt;&quot;;&quot;&quot;)&amp;IF(AND([.A107]=&quot;Chave&quot;;[.A106]=&quot;Campo&quot;);&quot;&lt;/Form&gt;&quot;;&quot;&quot;)">
            <text:p/>
          </table:table-cell>
          <table:table-cell table:style-name="ce27" table:formula="of:=IF([.A107]&lt;&gt;&quot;&quot;;[.A107]&amp;&quot;.&quot;&amp;[.C107];&quot;&quot;)">
            <text:p/>
          </table:table-cell>
          <table:table-cell table:style-name="ce27" table:formula="of:=IF([.A107]&lt;&gt;&quot;&quot;;[.F107];&quot;&quot;)">
            <text:p/>
          </table:table-cell>
        </table:table-row>
        <table:table-row table:style-name="ro1">
          <table:table-cell table:formula="of:=IF([Campos.A108]=&quot;&quot;;&quot;&quot;;[Campos.A108])">
            <text:p/>
          </table:table-cell>
          <table:table-cell table:formula="of:=IF([Campos.B108]=&quot;&quot;;&quot;&quot;;[Campos.B108])">
            <text:p/>
          </table:table-cell>
          <table:table-cell table:formula="of:=IF([Campos.C108]=&quot;&quot;;&quot;&quot;;[Campos.C108])">
            <text:p/>
          </table:table-cell>
          <table:table-cell table:formula="of:=IF([Campos.D108]=&quot;&quot;;&quot;&quot;;[Campos.D108])">
            <text:p/>
          </table:table-cell>
          <table:table-cell table:style-name="ce24" table:formula="of:=IF([.A108]=&quot;Chave&quot;;SUBSTITUTE([.C108];&quot;,&quot;;&quot;_&quot;)&amp;ROW([.C108]);[.C108])">
            <text:p/>
          </table:table-cell>
          <table:table-cell table:formula="of:=IF([Campos.F108]=&quot;&quot;;&quot;&quot;;[Campos.F108])">
            <text:p/>
          </table:table-cell>
          <table:table-cell table:formula="of:=IF([Campos.G108]=&quot;&quot;;&quot;&quot;;[Campos.G108])">
            <text:p/>
          </table:table-cell>
          <table:table-cell table:formula="of:=IF([Campos.H108]=&quot;&quot;;&quot;&quot;;[Campos.H108])">
            <text:p/>
          </table:table-cell>
          <table:table-cell table:formula="of:=IF([Campos.E108]=&quot;&quot;;&quot;&quot;;[Campos.E108])">
            <text:p/>
          </table:table-cell>
          <table:table-cell table:formula="of:=IF([Campos.I108]=&quot;&quot;;&quot;&quot;;[Campos.I108])">
            <text:p/>
          </table:table-cell>
          <table:table-cell table:formula="of:=IF([.B108]=&quot;&quot;;&quot;&quot;;VLOOKUP([.B108];[$Tabelas.$A$1:.$B$136];2;0))">
            <text:p/>
          </table:table-cell>
          <table:table-cell table:formula="of:=IF([.A108]=&quot;Campo&quot;;IF([.A108]=&quot;&quot;;&quot;&quot;;IF([.A108]&lt;&gt;[.A107];&quot;&quot;;&quot;PREVIOUS=&quot;&quot;&quot;&amp;[.C107]&amp;&quot;&quot;&quot; &quot;) &amp; IF([.A108]&lt;&gt;[.A109];&quot;&quot;;&quot;NEXT=&quot;&quot;&quot;&amp;[.C109]&amp;&quot;&quot;&quot;&quot;));IF([.A108]=&quot;&quot;;&quot;&quot;;IF([.A108]&lt;&gt;[.A107];&quot;&quot;;&quot;PREVIOUS=&quot;&quot;&quot;&amp;[.E107]&amp;&quot;&quot;&quot; &quot;) &amp; IF([.A108]&lt;&gt;[.A109];&quot;&quot;;&quot;NEXT=&quot;&quot;&quot;&amp;[.E109]&amp;&quot;&quot;&quot;&quot;)))">
            <text:p/>
          </table:table-cell>
          <table:table-cell table:formula="of:=IF([.B108]=&quot;&quot;;&quot;&quot;;VLOOKUP([.B108];[$Tabelas.$A$1:.$C$136];3;0))">
            <text:p/>
          </table:table-cell>
          <table:table-cell table:formula="of:=IF([.A108]=&quot;Campo&quot;; IF(ISERROR(VLOOKUP([.F108];[$Auxiliar.$A$1:.$E$17];5;0));&quot;TYPE=&quot;&quot;&quot;&amp;[.F108]&amp;&quot;&quot;&quot; LENGTH=&quot;&quot;&quot;&amp;[.G108]&amp;&quot;&quot;&quot; &quot;;VLOOKUP([.F108];[$Auxiliar.$A$1:.$E$17];5;0)) &amp; IF(AND([.A108]=&quot;Campo&quot;;[.D108]=&quot;PK&quot;); IF([.I108]=&quot;Sim&quot;;&quot; SEQUENCE=&quot;&quot;true&quot;&quot;&quot;;&quot; SEQUENCE=&quot;&quot;false&quot;&quot;&quot;);&quot;&quot;)&amp;IF([.H108]&lt;&gt;&quot;&quot;;&quot; NOTNULL=&quot;&quot;&quot;&amp;IF([.H108]=&quot;Sim&quot;;&quot;true&quot;;&quot;false&quot;)&amp;&quot;&quot;&quot;&quot;;&quot;&quot;);&quot;&quot;)">
            <text:p/>
          </table:table-cell>
          <table:table-cell table:style-name="ce26" table:formula="of:=IF(AND([.B108]&lt;&gt;[.B107];[.B108]&lt;&gt;&quot;&quot;);&quot;&lt;TABLE NAME=&quot;&quot;&quot;&amp;[.B108]&amp;&quot;&quot;&quot; COMMENT=&quot;&quot;&quot;&amp;[.K108]&amp;&quot;&quot;&quot; &quot;&amp; [.M108] &amp;&quot;&gt;&lt;FIELDS&gt;&quot;;&quot;&quot;) &amp; IF(AND([.A108]=&quot;Chave&quot;;[.A107]=&quot;Campo&quot;);&quot;&lt;KEYS&gt;&quot;;&quot;&quot;) &amp; IF([.A108]=&quot;Chave&quot;;&quot;&lt;KEY NAME=&quot;&quot;&quot;&amp;[.E108]&amp;&quot;&quot;&quot; TYPE=&quot;&quot;&quot;&amp;IF([.D108]=&quot;PK&quot;;&quot;primary&quot;;&quot;foreign&quot;)&amp;&quot;&quot;&quot; FIELDS=&quot;&quot;&quot;&amp;[.C108]&amp;&quot;&quot;&quot;&quot;&amp;IF([.D108]=&quot;FK&quot;;&quot; REFTABLE=&quot;&quot;&quot;&amp;[.F108]&amp;&quot;&quot;&quot; REFFIELDS=&quot;&quot;&quot;&amp;[.G108]&amp;&quot;&quot;&quot;&quot;;&quot;&quot;)&amp;&quot; &quot;&amp;[.L108]&amp;&quot; COMMENT=&quot;&quot;&quot;&amp;[.J108]&amp;&quot;&quot;&quot;&quot;&amp;IF(AND([.A108]=&quot;Campo&quot;;[.D108]=&quot;PK&quot;);&quot; SEQUENCE=&quot;&quot;true&quot;&quot;&quot;;&quot;&quot;)&amp;&quot;/&gt;&quot;;&quot;&quot;) &amp; IF([.A108]=&quot;Campo&quot;;&quot;&lt;FIELD NAME=&quot;&quot;&quot;&amp;[.C108]&amp;&quot;&quot;&quot; &quot;&amp;[.N108]&amp;&quot; &quot;&amp;[.L108]&amp;IF(AND([.A108]=&quot;Campo&quot;;[.D108]&lt;&gt;&quot;PK&quot;);&quot; SEQUENCE=&quot;&quot;false&quot;&quot; &quot;;&quot;&quot;)&amp;&quot; COMMENT=&quot;&quot;&quot;&amp;[.J108]&amp;&quot;&quot;&quot;/&gt;&quot;;&quot;&quot;) &amp; IF(AND([.A108]=&quot;Campo&quot;;[.A109]=&quot;Chave&quot;);&quot;&lt;/FIELDS&gt;&quot;;&quot;&quot;) &amp; IF(AND([.A108]=&quot;Chave&quot;;[.A109]&lt;&gt;&quot;Chave&quot;);&quot;&lt;/KEYS&gt;&quot;;&quot;&quot;) &amp; IF([.B108]&lt;&gt;[.B109];&quot;&lt;/TABLE&gt;&quot;;&quot;&quot;) &amp; IF(AND([.A108]=&quot;&quot;;[.A107]&lt;&gt;&quot;&quot;);&quot;&lt;/TABLES&gt;&lt;/XMLDB&gt;&quot;;&quot;&quot;)">
            <text:p/>
          </table:table-cell>
          <table:table-cell table:style-name="ce27" table:formula="of:=IF(AND([.A108]=&quot;Campo&quot;;[.A108]&lt;&gt;[.A107]);&quot;&lt;Form name=&quot;&quot;newRecord&quot;&quot;&gt;&quot;;&quot;&quot;)&amp;IF([.A108]=&quot;Campo&quot;;&quot;&lt;&quot;&amp;IF([.D108]=&quot;FK&quot;;&quot;Select &quot;;VLOOKUP([.F108];[$Auxiliar.$A$27:.$B$48];2;0))&amp;&quot; id=&quot;&quot;&quot;&amp;[.C108]&amp;&quot;&quot;&quot; label=&quot;&quot;&quot;&amp;[.C108]&amp;&quot;&quot;&quot;&quot;&amp; IF([.D108]=&quot;FK&quot;;&quot; datasource=&quot;&quot;table:&quot;&amp;VLOOKUP(&quot;Chave&quot;&amp;&quot;.&quot;&amp;[.C108];[.$Q$1:.$R$2300];2;0)&amp;&quot;&quot;&quot; bindid=&quot;&quot;id&quot;&quot; bindvalue=&quot;&quot;name&quot;&quot;&quot;;&quot;&quot;)&amp;&quot;required=&quot;&quot;&quot;&amp;IF([.H108]=&quot;Sim&quot;;&quot;true&quot;;&quot;false&quot;)&amp;&quot;&quot;&quot; /&gt;&quot;;&quot;&quot;)&amp;IF(AND([.A108]=&quot;Chave&quot;;[.A107]=&quot;Campo&quot;);&quot;&lt;/Form&gt;&quot;;&quot;&quot;)">
            <text:p/>
          </table:table-cell>
          <table:table-cell table:style-name="ce27" table:formula="of:=IF([.A108]&lt;&gt;&quot;&quot;;[.A108]&amp;&quot;.&quot;&amp;[.C108];&quot;&quot;)">
            <text:p/>
          </table:table-cell>
          <table:table-cell table:style-name="ce27" table:formula="of:=IF([.A108]&lt;&gt;&quot;&quot;;[.F108];&quot;&quot;)">
            <text:p/>
          </table:table-cell>
        </table:table-row>
        <table:table-row table:style-name="ro1">
          <table:table-cell table:formula="of:=IF([Campos.A109]=&quot;&quot;;&quot;&quot;;[Campos.A109])">
            <text:p/>
          </table:table-cell>
          <table:table-cell table:formula="of:=IF([Campos.B109]=&quot;&quot;;&quot;&quot;;[Campos.B109])">
            <text:p/>
          </table:table-cell>
          <table:table-cell table:formula="of:=IF([Campos.C109]=&quot;&quot;;&quot;&quot;;[Campos.C109])">
            <text:p/>
          </table:table-cell>
          <table:table-cell table:formula="of:=IF([Campos.D109]=&quot;&quot;;&quot;&quot;;[Campos.D109])">
            <text:p/>
          </table:table-cell>
          <table:table-cell table:style-name="ce24" table:formula="of:=IF([.A109]=&quot;Chave&quot;;SUBSTITUTE([.C109];&quot;,&quot;;&quot;_&quot;)&amp;ROW([.C109]);[.C109])">
            <text:p/>
          </table:table-cell>
          <table:table-cell table:formula="of:=IF([Campos.F109]=&quot;&quot;;&quot;&quot;;[Campos.F109])">
            <text:p/>
          </table:table-cell>
          <table:table-cell table:formula="of:=IF([Campos.G109]=&quot;&quot;;&quot;&quot;;[Campos.G109])">
            <text:p/>
          </table:table-cell>
          <table:table-cell table:formula="of:=IF([Campos.H109]=&quot;&quot;;&quot;&quot;;[Campos.H109])">
            <text:p/>
          </table:table-cell>
          <table:table-cell table:formula="of:=IF([Campos.E109]=&quot;&quot;;&quot;&quot;;[Campos.E109])">
            <text:p/>
          </table:table-cell>
          <table:table-cell table:formula="of:=IF([Campos.I109]=&quot;&quot;;&quot;&quot;;[Campos.I109])">
            <text:p/>
          </table:table-cell>
          <table:table-cell table:formula="of:=IF([.B109]=&quot;&quot;;&quot;&quot;;VLOOKUP([.B109];[$Tabelas.$A$1:.$B$136];2;0))">
            <text:p/>
          </table:table-cell>
          <table:table-cell table:formula="of:=IF([.A109]=&quot;Campo&quot;;IF([.A109]=&quot;&quot;;&quot;&quot;;IF([.A109]&lt;&gt;[.A108];&quot;&quot;;&quot;PREVIOUS=&quot;&quot;&quot;&amp;[.C108]&amp;&quot;&quot;&quot; &quot;) &amp; IF([.A109]&lt;&gt;[.A110];&quot;&quot;;&quot;NEXT=&quot;&quot;&quot;&amp;[.C110]&amp;&quot;&quot;&quot;&quot;));IF([.A109]=&quot;&quot;;&quot;&quot;;IF([.A109]&lt;&gt;[.A108];&quot;&quot;;&quot;PREVIOUS=&quot;&quot;&quot;&amp;[.E108]&amp;&quot;&quot;&quot; &quot;) &amp; IF([.A109]&lt;&gt;[.A110];&quot;&quot;;&quot;NEXT=&quot;&quot;&quot;&amp;[.E110]&amp;&quot;&quot;&quot;&quot;)))">
            <text:p/>
          </table:table-cell>
          <table:table-cell table:formula="of:=IF([.B109]=&quot;&quot;;&quot;&quot;;VLOOKUP([.B109];[$Tabelas.$A$1:.$C$136];3;0))">
            <text:p/>
          </table:table-cell>
          <table:table-cell table:formula="of:=IF([.A109]=&quot;Campo&quot;; IF(ISERROR(VLOOKUP([.F109];[$Auxiliar.$A$1:.$E$17];5;0));&quot;TYPE=&quot;&quot;&quot;&amp;[.F109]&amp;&quot;&quot;&quot; LENGTH=&quot;&quot;&quot;&amp;[.G109]&amp;&quot;&quot;&quot; &quot;;VLOOKUP([.F109];[$Auxiliar.$A$1:.$E$17];5;0)) &amp; IF(AND([.A109]=&quot;Campo&quot;;[.D109]=&quot;PK&quot;); IF([.I109]=&quot;Sim&quot;;&quot; SEQUENCE=&quot;&quot;true&quot;&quot;&quot;;&quot; SEQUENCE=&quot;&quot;false&quot;&quot;&quot;);&quot;&quot;)&amp;IF([.H109]&lt;&gt;&quot;&quot;;&quot; NOTNULL=&quot;&quot;&quot;&amp;IF([.H109]=&quot;Sim&quot;;&quot;true&quot;;&quot;false&quot;)&amp;&quot;&quot;&quot;&quot;;&quot;&quot;);&quot;&quot;)">
            <text:p/>
          </table:table-cell>
          <table:table-cell table:style-name="ce26" table:formula="of:=IF(AND([.B109]&lt;&gt;[.B108];[.B109]&lt;&gt;&quot;&quot;);&quot;&lt;TABLE NAME=&quot;&quot;&quot;&amp;[.B109]&amp;&quot;&quot;&quot; COMMENT=&quot;&quot;&quot;&amp;[.K109]&amp;&quot;&quot;&quot; &quot;&amp; [.M109] &amp;&quot;&gt;&lt;FIELDS&gt;&quot;;&quot;&quot;) &amp; IF(AND([.A109]=&quot;Chave&quot;;[.A108]=&quot;Campo&quot;);&quot;&lt;KEYS&gt;&quot;;&quot;&quot;) &amp; IF([.A109]=&quot;Chave&quot;;&quot;&lt;KEY NAME=&quot;&quot;&quot;&amp;[.E109]&amp;&quot;&quot;&quot; TYPE=&quot;&quot;&quot;&amp;IF([.D109]=&quot;PK&quot;;&quot;primary&quot;;&quot;foreign&quot;)&amp;&quot;&quot;&quot; FIELDS=&quot;&quot;&quot;&amp;[.C109]&amp;&quot;&quot;&quot;&quot;&amp;IF([.D109]=&quot;FK&quot;;&quot; REFTABLE=&quot;&quot;&quot;&amp;[.F109]&amp;&quot;&quot;&quot; REFFIELDS=&quot;&quot;&quot;&amp;[.G109]&amp;&quot;&quot;&quot;&quot;;&quot;&quot;)&amp;&quot; &quot;&amp;[.L109]&amp;&quot; COMMENT=&quot;&quot;&quot;&amp;[.J109]&amp;&quot;&quot;&quot;&quot;&amp;IF(AND([.A109]=&quot;Campo&quot;;[.D109]=&quot;PK&quot;);&quot; SEQUENCE=&quot;&quot;true&quot;&quot;&quot;;&quot;&quot;)&amp;&quot;/&gt;&quot;;&quot;&quot;) &amp; IF([.A109]=&quot;Campo&quot;;&quot;&lt;FIELD NAME=&quot;&quot;&quot;&amp;[.C109]&amp;&quot;&quot;&quot; &quot;&amp;[.N109]&amp;&quot; &quot;&amp;[.L109]&amp;IF(AND([.A109]=&quot;Campo&quot;;[.D109]&lt;&gt;&quot;PK&quot;);&quot; SEQUENCE=&quot;&quot;false&quot;&quot; &quot;;&quot;&quot;)&amp;&quot; COMMENT=&quot;&quot;&quot;&amp;[.J109]&amp;&quot;&quot;&quot;/&gt;&quot;;&quot;&quot;) &amp; IF(AND([.A109]=&quot;Campo&quot;;[.A110]=&quot;Chave&quot;);&quot;&lt;/FIELDS&gt;&quot;;&quot;&quot;) &amp; IF(AND([.A109]=&quot;Chave&quot;;[.A110]&lt;&gt;&quot;Chave&quot;);&quot;&lt;/KEYS&gt;&quot;;&quot;&quot;) &amp; IF([.B109]&lt;&gt;[.B110];&quot;&lt;/TABLE&gt;&quot;;&quot;&quot;) &amp; IF(AND([.A109]=&quot;&quot;;[.A108]&lt;&gt;&quot;&quot;);&quot;&lt;/TABLES&gt;&lt;/XMLDB&gt;&quot;;&quot;&quot;)">
            <text:p/>
          </table:table-cell>
          <table:table-cell table:style-name="ce27" table:formula="of:=IF(AND([.A109]=&quot;Campo&quot;;[.A109]&lt;&gt;[.A108]);&quot;&lt;Form name=&quot;&quot;newRecord&quot;&quot;&gt;&quot;;&quot;&quot;)&amp;IF([.A109]=&quot;Campo&quot;;&quot;&lt;&quot;&amp;IF([.D109]=&quot;FK&quot;;&quot;Select &quot;;VLOOKUP([.F109];[$Auxiliar.$A$27:.$B$48];2;0))&amp;&quot; id=&quot;&quot;&quot;&amp;[.C109]&amp;&quot;&quot;&quot; label=&quot;&quot;&quot;&amp;[.C109]&amp;&quot;&quot;&quot;&quot;&amp; IF([.D109]=&quot;FK&quot;;&quot; datasource=&quot;&quot;table:&quot;&amp;VLOOKUP(&quot;Chave&quot;&amp;&quot;.&quot;&amp;[.C109];[.$Q$1:.$R$2300];2;0)&amp;&quot;&quot;&quot; bindid=&quot;&quot;id&quot;&quot; bindvalue=&quot;&quot;name&quot;&quot;&quot;;&quot;&quot;)&amp;&quot;required=&quot;&quot;&quot;&amp;IF([.H109]=&quot;Sim&quot;;&quot;true&quot;;&quot;false&quot;)&amp;&quot;&quot;&quot; /&gt;&quot;;&quot;&quot;)&amp;IF(AND([.A109]=&quot;Chave&quot;;[.A108]=&quot;Campo&quot;);&quot;&lt;/Form&gt;&quot;;&quot;&quot;)">
            <text:p/>
          </table:table-cell>
          <table:table-cell table:style-name="ce27" table:formula="of:=IF([.A109]&lt;&gt;&quot;&quot;;[.A109]&amp;&quot;.&quot;&amp;[.C109];&quot;&quot;)">
            <text:p/>
          </table:table-cell>
          <table:table-cell table:style-name="ce27" table:formula="of:=IF([.A109]&lt;&gt;&quot;&quot;;[.F109];&quot;&quot;)">
            <text:p/>
          </table:table-cell>
        </table:table-row>
        <table:table-row table:style-name="ro1">
          <table:table-cell table:formula="of:=IF([Campos.A110]=&quot;&quot;;&quot;&quot;;[Campos.A110])">
            <text:p/>
          </table:table-cell>
          <table:table-cell table:formula="of:=IF([Campos.B110]=&quot;&quot;;&quot;&quot;;[Campos.B110])">
            <text:p/>
          </table:table-cell>
          <table:table-cell table:formula="of:=IF([Campos.C110]=&quot;&quot;;&quot;&quot;;[Campos.C110])">
            <text:p/>
          </table:table-cell>
          <table:table-cell table:formula="of:=IF([Campos.D110]=&quot;&quot;;&quot;&quot;;[Campos.D110])">
            <text:p/>
          </table:table-cell>
          <table:table-cell table:style-name="ce24" table:formula="of:=IF([.A110]=&quot;Chave&quot;;SUBSTITUTE([.C110];&quot;,&quot;;&quot;_&quot;)&amp;ROW([.C110]);[.C110])">
            <text:p/>
          </table:table-cell>
          <table:table-cell table:formula="of:=IF([Campos.F110]=&quot;&quot;;&quot;&quot;;[Campos.F110])">
            <text:p/>
          </table:table-cell>
          <table:table-cell table:formula="of:=IF([Campos.G110]=&quot;&quot;;&quot;&quot;;[Campos.G110])">
            <text:p/>
          </table:table-cell>
          <table:table-cell table:formula="of:=IF([Campos.H110]=&quot;&quot;;&quot;&quot;;[Campos.H110])">
            <text:p/>
          </table:table-cell>
          <table:table-cell table:formula="of:=IF([Campos.E110]=&quot;&quot;;&quot;&quot;;[Campos.E110])">
            <text:p/>
          </table:table-cell>
          <table:table-cell table:formula="of:=IF([Campos.I110]=&quot;&quot;;&quot;&quot;;[Campos.I110])">
            <text:p/>
          </table:table-cell>
          <table:table-cell table:formula="of:=IF([.B110]=&quot;&quot;;&quot;&quot;;VLOOKUP([.B110];[$Tabelas.$A$1:.$B$136];2;0))">
            <text:p/>
          </table:table-cell>
          <table:table-cell table:formula="of:=IF([.A110]=&quot;Campo&quot;;IF([.A110]=&quot;&quot;;&quot;&quot;;IF([.A110]&lt;&gt;[.A109];&quot;&quot;;&quot;PREVIOUS=&quot;&quot;&quot;&amp;[.C109]&amp;&quot;&quot;&quot; &quot;) &amp; IF([.A110]&lt;&gt;[.A111];&quot;&quot;;&quot;NEXT=&quot;&quot;&quot;&amp;[.C111]&amp;&quot;&quot;&quot;&quot;));IF([.A110]=&quot;&quot;;&quot;&quot;;IF([.A110]&lt;&gt;[.A109];&quot;&quot;;&quot;PREVIOUS=&quot;&quot;&quot;&amp;[.E109]&amp;&quot;&quot;&quot; &quot;) &amp; IF([.A110]&lt;&gt;[.A111];&quot;&quot;;&quot;NEXT=&quot;&quot;&quot;&amp;[.E111]&amp;&quot;&quot;&quot;&quot;)))">
            <text:p/>
          </table:table-cell>
          <table:table-cell table:formula="of:=IF([.B110]=&quot;&quot;;&quot;&quot;;VLOOKUP([.B110];[$Tabelas.$A$1:.$C$136];3;0))">
            <text:p/>
          </table:table-cell>
          <table:table-cell table:formula="of:=IF([.A110]=&quot;Campo&quot;; IF(ISERROR(VLOOKUP([.F110];[$Auxiliar.$A$1:.$E$17];5;0));&quot;TYPE=&quot;&quot;&quot;&amp;[.F110]&amp;&quot;&quot;&quot; LENGTH=&quot;&quot;&quot;&amp;[.G110]&amp;&quot;&quot;&quot; &quot;;VLOOKUP([.F110];[$Auxiliar.$A$1:.$E$17];5;0)) &amp; IF(AND([.A110]=&quot;Campo&quot;;[.D110]=&quot;PK&quot;); IF([.I110]=&quot;Sim&quot;;&quot; SEQUENCE=&quot;&quot;true&quot;&quot;&quot;;&quot; SEQUENCE=&quot;&quot;false&quot;&quot;&quot;);&quot;&quot;)&amp;IF([.H110]&lt;&gt;&quot;&quot;;&quot; NOTNULL=&quot;&quot;&quot;&amp;IF([.H110]=&quot;Sim&quot;;&quot;true&quot;;&quot;false&quot;)&amp;&quot;&quot;&quot;&quot;;&quot;&quot;);&quot;&quot;)">
            <text:p/>
          </table:table-cell>
          <table:table-cell table:style-name="ce26" table:formula="of:=IF(AND([.B110]&lt;&gt;[.B109];[.B110]&lt;&gt;&quot;&quot;);&quot;&lt;TABLE NAME=&quot;&quot;&quot;&amp;[.B110]&amp;&quot;&quot;&quot; COMMENT=&quot;&quot;&quot;&amp;[.K110]&amp;&quot;&quot;&quot; &quot;&amp; [.M110] &amp;&quot;&gt;&lt;FIELDS&gt;&quot;;&quot;&quot;) &amp; IF(AND([.A110]=&quot;Chave&quot;;[.A109]=&quot;Campo&quot;);&quot;&lt;KEYS&gt;&quot;;&quot;&quot;) &amp; IF([.A110]=&quot;Chave&quot;;&quot;&lt;KEY NAME=&quot;&quot;&quot;&amp;[.E110]&amp;&quot;&quot;&quot; TYPE=&quot;&quot;&quot;&amp;IF([.D110]=&quot;PK&quot;;&quot;primary&quot;;&quot;foreign&quot;)&amp;&quot;&quot;&quot; FIELDS=&quot;&quot;&quot;&amp;[.C110]&amp;&quot;&quot;&quot;&quot;&amp;IF([.D110]=&quot;FK&quot;;&quot; REFTABLE=&quot;&quot;&quot;&amp;[.F110]&amp;&quot;&quot;&quot; REFFIELDS=&quot;&quot;&quot;&amp;[.G110]&amp;&quot;&quot;&quot;&quot;;&quot;&quot;)&amp;&quot; &quot;&amp;[.L110]&amp;&quot; COMMENT=&quot;&quot;&quot;&amp;[.J110]&amp;&quot;&quot;&quot;&quot;&amp;IF(AND([.A110]=&quot;Campo&quot;;[.D110]=&quot;PK&quot;);&quot; SEQUENCE=&quot;&quot;true&quot;&quot;&quot;;&quot;&quot;)&amp;&quot;/&gt;&quot;;&quot;&quot;) &amp; IF([.A110]=&quot;Campo&quot;;&quot;&lt;FIELD NAME=&quot;&quot;&quot;&amp;[.C110]&amp;&quot;&quot;&quot; &quot;&amp;[.N110]&amp;&quot; &quot;&amp;[.L110]&amp;IF(AND([.A110]=&quot;Campo&quot;;[.D110]&lt;&gt;&quot;PK&quot;);&quot; SEQUENCE=&quot;&quot;false&quot;&quot; &quot;;&quot;&quot;)&amp;&quot; COMMENT=&quot;&quot;&quot;&amp;[.J110]&amp;&quot;&quot;&quot;/&gt;&quot;;&quot;&quot;) &amp; IF(AND([.A110]=&quot;Campo&quot;;[.A111]=&quot;Chave&quot;);&quot;&lt;/FIELDS&gt;&quot;;&quot;&quot;) &amp; IF(AND([.A110]=&quot;Chave&quot;;[.A111]&lt;&gt;&quot;Chave&quot;);&quot;&lt;/KEYS&gt;&quot;;&quot;&quot;) &amp; IF([.B110]&lt;&gt;[.B111];&quot;&lt;/TABLE&gt;&quot;;&quot;&quot;) &amp; IF(AND([.A110]=&quot;&quot;;[.A109]&lt;&gt;&quot;&quot;);&quot;&lt;/TABLES&gt;&lt;/XMLDB&gt;&quot;;&quot;&quot;)">
            <text:p/>
          </table:table-cell>
          <table:table-cell table:style-name="ce27" table:formula="of:=IF(AND([.A110]=&quot;Campo&quot;;[.A110]&lt;&gt;[.A109]);&quot;&lt;Form name=&quot;&quot;newRecord&quot;&quot;&gt;&quot;;&quot;&quot;)&amp;IF([.A110]=&quot;Campo&quot;;&quot;&lt;&quot;&amp;IF([.D110]=&quot;FK&quot;;&quot;Select &quot;;VLOOKUP([.F110];[$Auxiliar.$A$27:.$B$48];2;0))&amp;&quot; id=&quot;&quot;&quot;&amp;[.C110]&amp;&quot;&quot;&quot; label=&quot;&quot;&quot;&amp;[.C110]&amp;&quot;&quot;&quot;&quot;&amp; IF([.D110]=&quot;FK&quot;;&quot; datasource=&quot;&quot;table:&quot;&amp;VLOOKUP(&quot;Chave&quot;&amp;&quot;.&quot;&amp;[.C110];[.$Q$1:.$R$2300];2;0)&amp;&quot;&quot;&quot; bindid=&quot;&quot;id&quot;&quot; bindvalue=&quot;&quot;name&quot;&quot;&quot;;&quot;&quot;)&amp;&quot;required=&quot;&quot;&quot;&amp;IF([.H110]=&quot;Sim&quot;;&quot;true&quot;;&quot;false&quot;)&amp;&quot;&quot;&quot; /&gt;&quot;;&quot;&quot;)&amp;IF(AND([.A110]=&quot;Chave&quot;;[.A109]=&quot;Campo&quot;);&quot;&lt;/Form&gt;&quot;;&quot;&quot;)">
            <text:p/>
          </table:table-cell>
          <table:table-cell table:style-name="ce27" table:formula="of:=IF([.A110]&lt;&gt;&quot;&quot;;[.A110]&amp;&quot;.&quot;&amp;[.C110];&quot;&quot;)">
            <text:p/>
          </table:table-cell>
          <table:table-cell table:style-name="ce27" table:formula="of:=IF([.A110]&lt;&gt;&quot;&quot;;[.F110];&quot;&quot;)">
            <text:p/>
          </table:table-cell>
        </table:table-row>
        <table:table-row table:style-name="ro1">
          <table:table-cell table:formula="of:=IF([Campos.A111]=&quot;&quot;;&quot;&quot;;[Campos.A111])">
            <text:p/>
          </table:table-cell>
          <table:table-cell table:formula="of:=IF([Campos.B111]=&quot;&quot;;&quot;&quot;;[Campos.B111])">
            <text:p/>
          </table:table-cell>
          <table:table-cell table:formula="of:=IF([Campos.C111]=&quot;&quot;;&quot;&quot;;[Campos.C111])">
            <text:p/>
          </table:table-cell>
          <table:table-cell table:formula="of:=IF([Campos.D111]=&quot;&quot;;&quot;&quot;;[Campos.D111])">
            <text:p/>
          </table:table-cell>
          <table:table-cell table:style-name="ce24" table:formula="of:=IF([.A111]=&quot;Chave&quot;;SUBSTITUTE([.C111];&quot;,&quot;;&quot;_&quot;)&amp;ROW([.C111]);[.C111])">
            <text:p/>
          </table:table-cell>
          <table:table-cell table:formula="of:=IF([Campos.F111]=&quot;&quot;;&quot;&quot;;[Campos.F111])">
            <text:p/>
          </table:table-cell>
          <table:table-cell table:formula="of:=IF([Campos.G111]=&quot;&quot;;&quot;&quot;;[Campos.G111])">
            <text:p/>
          </table:table-cell>
          <table:table-cell table:formula="of:=IF([Campos.H111]=&quot;&quot;;&quot;&quot;;[Campos.H111])">
            <text:p/>
          </table:table-cell>
          <table:table-cell table:formula="of:=IF([Campos.E111]=&quot;&quot;;&quot;&quot;;[Campos.E111])">
            <text:p/>
          </table:table-cell>
          <table:table-cell table:formula="of:=IF([Campos.I111]=&quot;&quot;;&quot;&quot;;[Campos.I111])">
            <text:p/>
          </table:table-cell>
          <table:table-cell table:formula="of:=IF([.B111]=&quot;&quot;;&quot;&quot;;VLOOKUP([.B111];[$Tabelas.$A$1:.$B$136];2;0))">
            <text:p/>
          </table:table-cell>
          <table:table-cell table:formula="of:=IF([.A111]=&quot;Campo&quot;;IF([.A111]=&quot;&quot;;&quot;&quot;;IF([.A111]&lt;&gt;[.A110];&quot;&quot;;&quot;PREVIOUS=&quot;&quot;&quot;&amp;[.C110]&amp;&quot;&quot;&quot; &quot;) &amp; IF([.A111]&lt;&gt;[.A112];&quot;&quot;;&quot;NEXT=&quot;&quot;&quot;&amp;[.C112]&amp;&quot;&quot;&quot;&quot;));IF([.A111]=&quot;&quot;;&quot;&quot;;IF([.A111]&lt;&gt;[.A110];&quot;&quot;;&quot;PREVIOUS=&quot;&quot;&quot;&amp;[.E110]&amp;&quot;&quot;&quot; &quot;) &amp; IF([.A111]&lt;&gt;[.A112];&quot;&quot;;&quot;NEXT=&quot;&quot;&quot;&amp;[.E112]&amp;&quot;&quot;&quot;&quot;)))">
            <text:p/>
          </table:table-cell>
          <table:table-cell table:formula="of:=IF([.B111]=&quot;&quot;;&quot;&quot;;VLOOKUP([.B111];[$Tabelas.$A$1:.$C$136];3;0))">
            <text:p/>
          </table:table-cell>
          <table:table-cell table:formula="of:=IF([.A111]=&quot;Campo&quot;; IF(ISERROR(VLOOKUP([.F111];[$Auxiliar.$A$1:.$E$17];5;0));&quot;TYPE=&quot;&quot;&quot;&amp;[.F111]&amp;&quot;&quot;&quot; LENGTH=&quot;&quot;&quot;&amp;[.G111]&amp;&quot;&quot;&quot; &quot;;VLOOKUP([.F111];[$Auxiliar.$A$1:.$E$17];5;0)) &amp; IF(AND([.A111]=&quot;Campo&quot;;[.D111]=&quot;PK&quot;); IF([.I111]=&quot;Sim&quot;;&quot; SEQUENCE=&quot;&quot;true&quot;&quot;&quot;;&quot; SEQUENCE=&quot;&quot;false&quot;&quot;&quot;);&quot;&quot;)&amp;IF([.H111]&lt;&gt;&quot;&quot;;&quot; NOTNULL=&quot;&quot;&quot;&amp;IF([.H111]=&quot;Sim&quot;;&quot;true&quot;;&quot;false&quot;)&amp;&quot;&quot;&quot;&quot;;&quot;&quot;);&quot;&quot;)">
            <text:p/>
          </table:table-cell>
          <table:table-cell table:style-name="ce26" table:formula="of:=IF(AND([.B111]&lt;&gt;[.B110];[.B111]&lt;&gt;&quot;&quot;);&quot;&lt;TABLE NAME=&quot;&quot;&quot;&amp;[.B111]&amp;&quot;&quot;&quot; COMMENT=&quot;&quot;&quot;&amp;[.K111]&amp;&quot;&quot;&quot; &quot;&amp; [.M111] &amp;&quot;&gt;&lt;FIELDS&gt;&quot;;&quot;&quot;) &amp; IF(AND([.A111]=&quot;Chave&quot;;[.A110]=&quot;Campo&quot;);&quot;&lt;KEYS&gt;&quot;;&quot;&quot;) &amp; IF([.A111]=&quot;Chave&quot;;&quot;&lt;KEY NAME=&quot;&quot;&quot;&amp;[.E111]&amp;&quot;&quot;&quot; TYPE=&quot;&quot;&quot;&amp;IF([.D111]=&quot;PK&quot;;&quot;primary&quot;;&quot;foreign&quot;)&amp;&quot;&quot;&quot; FIELDS=&quot;&quot;&quot;&amp;[.C111]&amp;&quot;&quot;&quot;&quot;&amp;IF([.D111]=&quot;FK&quot;;&quot; REFTABLE=&quot;&quot;&quot;&amp;[.F111]&amp;&quot;&quot;&quot; REFFIELDS=&quot;&quot;&quot;&amp;[.G111]&amp;&quot;&quot;&quot;&quot;;&quot;&quot;)&amp;&quot; &quot;&amp;[.L111]&amp;&quot; COMMENT=&quot;&quot;&quot;&amp;[.J111]&amp;&quot;&quot;&quot;&quot;&amp;IF(AND([.A111]=&quot;Campo&quot;;[.D111]=&quot;PK&quot;);&quot; SEQUENCE=&quot;&quot;true&quot;&quot;&quot;;&quot;&quot;)&amp;&quot;/&gt;&quot;;&quot;&quot;) &amp; IF([.A111]=&quot;Campo&quot;;&quot;&lt;FIELD NAME=&quot;&quot;&quot;&amp;[.C111]&amp;&quot;&quot;&quot; &quot;&amp;[.N111]&amp;&quot; &quot;&amp;[.L111]&amp;IF(AND([.A111]=&quot;Campo&quot;;[.D111]&lt;&gt;&quot;PK&quot;);&quot; SEQUENCE=&quot;&quot;false&quot;&quot; &quot;;&quot;&quot;)&amp;&quot; COMMENT=&quot;&quot;&quot;&amp;[.J111]&amp;&quot;&quot;&quot;/&gt;&quot;;&quot;&quot;) &amp; IF(AND([.A111]=&quot;Campo&quot;;[.A112]=&quot;Chave&quot;);&quot;&lt;/FIELDS&gt;&quot;;&quot;&quot;) &amp; IF(AND([.A111]=&quot;Chave&quot;;[.A112]&lt;&gt;&quot;Chave&quot;);&quot;&lt;/KEYS&gt;&quot;;&quot;&quot;) &amp; IF([.B111]&lt;&gt;[.B112];&quot;&lt;/TABLE&gt;&quot;;&quot;&quot;) &amp; IF(AND([.A111]=&quot;&quot;;[.A110]&lt;&gt;&quot;&quot;);&quot;&lt;/TABLES&gt;&lt;/XMLDB&gt;&quot;;&quot;&quot;)">
            <text:p/>
          </table:table-cell>
          <table:table-cell table:style-name="ce27" table:formula="of:=IF(AND([.A111]=&quot;Campo&quot;;[.A111]&lt;&gt;[.A110]);&quot;&lt;Form name=&quot;&quot;newRecord&quot;&quot;&gt;&quot;;&quot;&quot;)&amp;IF([.A111]=&quot;Campo&quot;;&quot;&lt;&quot;&amp;IF([.D111]=&quot;FK&quot;;&quot;Select &quot;;VLOOKUP([.F111];[$Auxiliar.$A$27:.$B$48];2;0))&amp;&quot; id=&quot;&quot;&quot;&amp;[.C111]&amp;&quot;&quot;&quot; label=&quot;&quot;&quot;&amp;[.C111]&amp;&quot;&quot;&quot;&quot;&amp; IF([.D111]=&quot;FK&quot;;&quot; datasource=&quot;&quot;table:&quot;&amp;VLOOKUP(&quot;Chave&quot;&amp;&quot;.&quot;&amp;[.C111];[.$Q$1:.$R$2300];2;0)&amp;&quot;&quot;&quot; bindid=&quot;&quot;id&quot;&quot; bindvalue=&quot;&quot;name&quot;&quot;&quot;;&quot;&quot;)&amp;&quot;required=&quot;&quot;&quot;&amp;IF([.H111]=&quot;Sim&quot;;&quot;true&quot;;&quot;false&quot;)&amp;&quot;&quot;&quot; /&gt;&quot;;&quot;&quot;)&amp;IF(AND([.A111]=&quot;Chave&quot;;[.A110]=&quot;Campo&quot;);&quot;&lt;/Form&gt;&quot;;&quot;&quot;)">
            <text:p/>
          </table:table-cell>
          <table:table-cell table:style-name="ce27" table:formula="of:=IF([.A111]&lt;&gt;&quot;&quot;;[.A111]&amp;&quot;.&quot;&amp;[.C111];&quot;&quot;)">
            <text:p/>
          </table:table-cell>
          <table:table-cell table:style-name="ce27" table:formula="of:=IF([.A111]&lt;&gt;&quot;&quot;;[.F111];&quot;&quot;)">
            <text:p/>
          </table:table-cell>
        </table:table-row>
        <table:table-row table:style-name="ro1">
          <table:table-cell table:formula="of:=IF([Campos.A112]=&quot;&quot;;&quot;&quot;;[Campos.A112])">
            <text:p/>
          </table:table-cell>
          <table:table-cell table:formula="of:=IF([Campos.B112]=&quot;&quot;;&quot;&quot;;[Campos.B112])">
            <text:p/>
          </table:table-cell>
          <table:table-cell table:formula="of:=IF([Campos.C112]=&quot;&quot;;&quot;&quot;;[Campos.C112])">
            <text:p/>
          </table:table-cell>
          <table:table-cell table:formula="of:=IF([Campos.D112]=&quot;&quot;;&quot;&quot;;[Campos.D112])">
            <text:p/>
          </table:table-cell>
          <table:table-cell table:style-name="ce24" table:formula="of:=IF([.A112]=&quot;Chave&quot;;SUBSTITUTE([.C112];&quot;,&quot;;&quot;_&quot;)&amp;ROW([.C112]);[.C112])">
            <text:p/>
          </table:table-cell>
          <table:table-cell table:formula="of:=IF([Campos.F112]=&quot;&quot;;&quot;&quot;;[Campos.F112])">
            <text:p/>
          </table:table-cell>
          <table:table-cell table:formula="of:=IF([Campos.G112]=&quot;&quot;;&quot;&quot;;[Campos.G112])">
            <text:p/>
          </table:table-cell>
          <table:table-cell table:formula="of:=IF([Campos.H112]=&quot;&quot;;&quot;&quot;;[Campos.H112])">
            <text:p/>
          </table:table-cell>
          <table:table-cell table:formula="of:=IF([Campos.E112]=&quot;&quot;;&quot;&quot;;[Campos.E112])">
            <text:p/>
          </table:table-cell>
          <table:table-cell table:formula="of:=IF([Campos.I112]=&quot;&quot;;&quot;&quot;;[Campos.I112])">
            <text:p/>
          </table:table-cell>
          <table:table-cell table:formula="of:=IF([.B112]=&quot;&quot;;&quot;&quot;;VLOOKUP([.B112];[$Tabelas.$A$1:.$B$136];2;0))">
            <text:p/>
          </table:table-cell>
          <table:table-cell table:formula="of:=IF([.A112]=&quot;Campo&quot;;IF([.A112]=&quot;&quot;;&quot;&quot;;IF([.A112]&lt;&gt;[.A111];&quot;&quot;;&quot;PREVIOUS=&quot;&quot;&quot;&amp;[.C111]&amp;&quot;&quot;&quot; &quot;) &amp; IF([.A112]&lt;&gt;[.A113];&quot;&quot;;&quot;NEXT=&quot;&quot;&quot;&amp;[.C113]&amp;&quot;&quot;&quot;&quot;));IF([.A112]=&quot;&quot;;&quot;&quot;;IF([.A112]&lt;&gt;[.A111];&quot;&quot;;&quot;PREVIOUS=&quot;&quot;&quot;&amp;[.E111]&amp;&quot;&quot;&quot; &quot;) &amp; IF([.A112]&lt;&gt;[.A113];&quot;&quot;;&quot;NEXT=&quot;&quot;&quot;&amp;[.E113]&amp;&quot;&quot;&quot;&quot;)))">
            <text:p/>
          </table:table-cell>
          <table:table-cell table:formula="of:=IF([.B112]=&quot;&quot;;&quot;&quot;;VLOOKUP([.B112];[$Tabelas.$A$1:.$C$136];3;0))">
            <text:p/>
          </table:table-cell>
          <table:table-cell table:formula="of:=IF([.A112]=&quot;Campo&quot;; IF(ISERROR(VLOOKUP([.F112];[$Auxiliar.$A$1:.$E$17];5;0));&quot;TYPE=&quot;&quot;&quot;&amp;[.F112]&amp;&quot;&quot;&quot; LENGTH=&quot;&quot;&quot;&amp;[.G112]&amp;&quot;&quot;&quot; &quot;;VLOOKUP([.F112];[$Auxiliar.$A$1:.$E$17];5;0)) &amp; IF(AND([.A112]=&quot;Campo&quot;;[.D112]=&quot;PK&quot;); IF([.I112]=&quot;Sim&quot;;&quot; SEQUENCE=&quot;&quot;true&quot;&quot;&quot;;&quot; SEQUENCE=&quot;&quot;false&quot;&quot;&quot;);&quot;&quot;)&amp;IF([.H112]&lt;&gt;&quot;&quot;;&quot; NOTNULL=&quot;&quot;&quot;&amp;IF([.H112]=&quot;Sim&quot;;&quot;true&quot;;&quot;false&quot;)&amp;&quot;&quot;&quot;&quot;;&quot;&quot;);&quot;&quot;)">
            <text:p/>
          </table:table-cell>
          <table:table-cell table:style-name="ce26" table:formula="of:=IF(AND([.B112]&lt;&gt;[.B111];[.B112]&lt;&gt;&quot;&quot;);&quot;&lt;TABLE NAME=&quot;&quot;&quot;&amp;[.B112]&amp;&quot;&quot;&quot; COMMENT=&quot;&quot;&quot;&amp;[.K112]&amp;&quot;&quot;&quot; &quot;&amp; [.M112] &amp;&quot;&gt;&lt;FIELDS&gt;&quot;;&quot;&quot;) &amp; IF(AND([.A112]=&quot;Chave&quot;;[.A111]=&quot;Campo&quot;);&quot;&lt;KEYS&gt;&quot;;&quot;&quot;) &amp; IF([.A112]=&quot;Chave&quot;;&quot;&lt;KEY NAME=&quot;&quot;&quot;&amp;[.E112]&amp;&quot;&quot;&quot; TYPE=&quot;&quot;&quot;&amp;IF([.D112]=&quot;PK&quot;;&quot;primary&quot;;&quot;foreign&quot;)&amp;&quot;&quot;&quot; FIELDS=&quot;&quot;&quot;&amp;[.C112]&amp;&quot;&quot;&quot;&quot;&amp;IF([.D112]=&quot;FK&quot;;&quot; REFTABLE=&quot;&quot;&quot;&amp;[.F112]&amp;&quot;&quot;&quot; REFFIELDS=&quot;&quot;&quot;&amp;[.G112]&amp;&quot;&quot;&quot;&quot;;&quot;&quot;)&amp;&quot; &quot;&amp;[.L112]&amp;&quot; COMMENT=&quot;&quot;&quot;&amp;[.J112]&amp;&quot;&quot;&quot;&quot;&amp;IF(AND([.A112]=&quot;Campo&quot;;[.D112]=&quot;PK&quot;);&quot; SEQUENCE=&quot;&quot;true&quot;&quot;&quot;;&quot;&quot;)&amp;&quot;/&gt;&quot;;&quot;&quot;) &amp; IF([.A112]=&quot;Campo&quot;;&quot;&lt;FIELD NAME=&quot;&quot;&quot;&amp;[.C112]&amp;&quot;&quot;&quot; &quot;&amp;[.N112]&amp;&quot; &quot;&amp;[.L112]&amp;IF(AND([.A112]=&quot;Campo&quot;;[.D112]&lt;&gt;&quot;PK&quot;);&quot; SEQUENCE=&quot;&quot;false&quot;&quot; &quot;;&quot;&quot;)&amp;&quot; COMMENT=&quot;&quot;&quot;&amp;[.J112]&amp;&quot;&quot;&quot;/&gt;&quot;;&quot;&quot;) &amp; IF(AND([.A112]=&quot;Campo&quot;;[.A113]=&quot;Chave&quot;);&quot;&lt;/FIELDS&gt;&quot;;&quot;&quot;) &amp; IF(AND([.A112]=&quot;Chave&quot;;[.A113]&lt;&gt;&quot;Chave&quot;);&quot;&lt;/KEYS&gt;&quot;;&quot;&quot;) &amp; IF([.B112]&lt;&gt;[.B113];&quot;&lt;/TABLE&gt;&quot;;&quot;&quot;) &amp; IF(AND([.A112]=&quot;&quot;;[.A111]&lt;&gt;&quot;&quot;);&quot;&lt;/TABLES&gt;&lt;/XMLDB&gt;&quot;;&quot;&quot;)">
            <text:p/>
          </table:table-cell>
          <table:table-cell table:style-name="ce27" table:formula="of:=IF(AND([.A112]=&quot;Campo&quot;;[.A112]&lt;&gt;[.A111]);&quot;&lt;Form name=&quot;&quot;newRecord&quot;&quot;&gt;&quot;;&quot;&quot;)&amp;IF([.A112]=&quot;Campo&quot;;&quot;&lt;&quot;&amp;IF([.D112]=&quot;FK&quot;;&quot;Select &quot;;VLOOKUP([.F112];[$Auxiliar.$A$27:.$B$48];2;0))&amp;&quot; id=&quot;&quot;&quot;&amp;[.C112]&amp;&quot;&quot;&quot; label=&quot;&quot;&quot;&amp;[.C112]&amp;&quot;&quot;&quot;&quot;&amp; IF([.D112]=&quot;FK&quot;;&quot; datasource=&quot;&quot;table:&quot;&amp;VLOOKUP(&quot;Chave&quot;&amp;&quot;.&quot;&amp;[.C112];[.$Q$1:.$R$2300];2;0)&amp;&quot;&quot;&quot; bindid=&quot;&quot;id&quot;&quot; bindvalue=&quot;&quot;name&quot;&quot;&quot;;&quot;&quot;)&amp;&quot;required=&quot;&quot;&quot;&amp;IF([.H112]=&quot;Sim&quot;;&quot;true&quot;;&quot;false&quot;)&amp;&quot;&quot;&quot; /&gt;&quot;;&quot;&quot;)&amp;IF(AND([.A112]=&quot;Chave&quot;;[.A111]=&quot;Campo&quot;);&quot;&lt;/Form&gt;&quot;;&quot;&quot;)">
            <text:p/>
          </table:table-cell>
          <table:table-cell table:style-name="ce27" table:formula="of:=IF([.A112]&lt;&gt;&quot;&quot;;[.A112]&amp;&quot;.&quot;&amp;[.C112];&quot;&quot;)">
            <text:p/>
          </table:table-cell>
          <table:table-cell table:style-name="ce27" table:formula="of:=IF([.A112]&lt;&gt;&quot;&quot;;[.F112];&quot;&quot;)">
            <text:p/>
          </table:table-cell>
        </table:table-row>
        <table:table-row table:style-name="ro1">
          <table:table-cell table:formula="of:=IF([Campos.A113]=&quot;&quot;;&quot;&quot;;[Campos.A113])">
            <text:p/>
          </table:table-cell>
          <table:table-cell table:formula="of:=IF([Campos.B113]=&quot;&quot;;&quot;&quot;;[Campos.B113])">
            <text:p/>
          </table:table-cell>
          <table:table-cell table:formula="of:=IF([Campos.C113]=&quot;&quot;;&quot;&quot;;[Campos.C113])">
            <text:p/>
          </table:table-cell>
          <table:table-cell table:formula="of:=IF([Campos.D113]=&quot;&quot;;&quot;&quot;;[Campos.D113])">
            <text:p/>
          </table:table-cell>
          <table:table-cell table:style-name="ce24" table:formula="of:=IF([.A113]=&quot;Chave&quot;;SUBSTITUTE([.C113];&quot;,&quot;;&quot;_&quot;)&amp;ROW([.C113]);[.C113])">
            <text:p/>
          </table:table-cell>
          <table:table-cell table:formula="of:=IF([Campos.F113]=&quot;&quot;;&quot;&quot;;[Campos.F113])">
            <text:p/>
          </table:table-cell>
          <table:table-cell table:formula="of:=IF([Campos.G113]=&quot;&quot;;&quot;&quot;;[Campos.G113])">
            <text:p/>
          </table:table-cell>
          <table:table-cell table:formula="of:=IF([Campos.H113]=&quot;&quot;;&quot;&quot;;[Campos.H113])">
            <text:p/>
          </table:table-cell>
          <table:table-cell table:formula="of:=IF([Campos.E113]=&quot;&quot;;&quot;&quot;;[Campos.E113])">
            <text:p/>
          </table:table-cell>
          <table:table-cell table:formula="of:=IF([Campos.I113]=&quot;&quot;;&quot;&quot;;[Campos.I113])">
            <text:p/>
          </table:table-cell>
          <table:table-cell table:formula="of:=IF([.B113]=&quot;&quot;;&quot;&quot;;VLOOKUP([.B113];[$Tabelas.$A$1:.$B$136];2;0))">
            <text:p/>
          </table:table-cell>
          <table:table-cell table:formula="of:=IF([.A113]=&quot;Campo&quot;;IF([.A113]=&quot;&quot;;&quot;&quot;;IF([.A113]&lt;&gt;[.A112];&quot;&quot;;&quot;PREVIOUS=&quot;&quot;&quot;&amp;[.C112]&amp;&quot;&quot;&quot; &quot;) &amp; IF([.A113]&lt;&gt;[.A114];&quot;&quot;;&quot;NEXT=&quot;&quot;&quot;&amp;[.C114]&amp;&quot;&quot;&quot;&quot;));IF([.A113]=&quot;&quot;;&quot;&quot;;IF([.A113]&lt;&gt;[.A112];&quot;&quot;;&quot;PREVIOUS=&quot;&quot;&quot;&amp;[.E112]&amp;&quot;&quot;&quot; &quot;) &amp; IF([.A113]&lt;&gt;[.A114];&quot;&quot;;&quot;NEXT=&quot;&quot;&quot;&amp;[.E114]&amp;&quot;&quot;&quot;&quot;)))">
            <text:p/>
          </table:table-cell>
          <table:table-cell table:formula="of:=IF([.B113]=&quot;&quot;;&quot;&quot;;VLOOKUP([.B113];[$Tabelas.$A$1:.$C$136];3;0))">
            <text:p/>
          </table:table-cell>
          <table:table-cell table:formula="of:=IF([.A113]=&quot;Campo&quot;; IF(ISERROR(VLOOKUP([.F113];[$Auxiliar.$A$1:.$E$17];5;0));&quot;TYPE=&quot;&quot;&quot;&amp;[.F113]&amp;&quot;&quot;&quot; LENGTH=&quot;&quot;&quot;&amp;[.G113]&amp;&quot;&quot;&quot; &quot;;VLOOKUP([.F113];[$Auxiliar.$A$1:.$E$17];5;0)) &amp; IF(AND([.A113]=&quot;Campo&quot;;[.D113]=&quot;PK&quot;); IF([.I113]=&quot;Sim&quot;;&quot; SEQUENCE=&quot;&quot;true&quot;&quot;&quot;;&quot; SEQUENCE=&quot;&quot;false&quot;&quot;&quot;);&quot;&quot;)&amp;IF([.H113]&lt;&gt;&quot;&quot;;&quot; NOTNULL=&quot;&quot;&quot;&amp;IF([.H113]=&quot;Sim&quot;;&quot;true&quot;;&quot;false&quot;)&amp;&quot;&quot;&quot;&quot;;&quot;&quot;);&quot;&quot;)">
            <text:p/>
          </table:table-cell>
          <table:table-cell table:style-name="ce26" table:formula="of:=IF(AND([.B113]&lt;&gt;[.B112];[.B113]&lt;&gt;&quot;&quot;);&quot;&lt;TABLE NAME=&quot;&quot;&quot;&amp;[.B113]&amp;&quot;&quot;&quot; COMMENT=&quot;&quot;&quot;&amp;[.K113]&amp;&quot;&quot;&quot; &quot;&amp; [.M113] &amp;&quot;&gt;&lt;FIELDS&gt;&quot;;&quot;&quot;) &amp; IF(AND([.A113]=&quot;Chave&quot;;[.A112]=&quot;Campo&quot;);&quot;&lt;KEYS&gt;&quot;;&quot;&quot;) &amp; IF([.A113]=&quot;Chave&quot;;&quot;&lt;KEY NAME=&quot;&quot;&quot;&amp;[.E113]&amp;&quot;&quot;&quot; TYPE=&quot;&quot;&quot;&amp;IF([.D113]=&quot;PK&quot;;&quot;primary&quot;;&quot;foreign&quot;)&amp;&quot;&quot;&quot; FIELDS=&quot;&quot;&quot;&amp;[.C113]&amp;&quot;&quot;&quot;&quot;&amp;IF([.D113]=&quot;FK&quot;;&quot; REFTABLE=&quot;&quot;&quot;&amp;[.F113]&amp;&quot;&quot;&quot; REFFIELDS=&quot;&quot;&quot;&amp;[.G113]&amp;&quot;&quot;&quot;&quot;;&quot;&quot;)&amp;&quot; &quot;&amp;[.L113]&amp;&quot; COMMENT=&quot;&quot;&quot;&amp;[.J113]&amp;&quot;&quot;&quot;&quot;&amp;IF(AND([.A113]=&quot;Campo&quot;;[.D113]=&quot;PK&quot;);&quot; SEQUENCE=&quot;&quot;true&quot;&quot;&quot;;&quot;&quot;)&amp;&quot;/&gt;&quot;;&quot;&quot;) &amp; IF([.A113]=&quot;Campo&quot;;&quot;&lt;FIELD NAME=&quot;&quot;&quot;&amp;[.C113]&amp;&quot;&quot;&quot; &quot;&amp;[.N113]&amp;&quot; &quot;&amp;[.L113]&amp;IF(AND([.A113]=&quot;Campo&quot;;[.D113]&lt;&gt;&quot;PK&quot;);&quot; SEQUENCE=&quot;&quot;false&quot;&quot; &quot;;&quot;&quot;)&amp;&quot; COMMENT=&quot;&quot;&quot;&amp;[.J113]&amp;&quot;&quot;&quot;/&gt;&quot;;&quot;&quot;) &amp; IF(AND([.A113]=&quot;Campo&quot;;[.A114]=&quot;Chave&quot;);&quot;&lt;/FIELDS&gt;&quot;;&quot;&quot;) &amp; IF(AND([.A113]=&quot;Chave&quot;;[.A114]&lt;&gt;&quot;Chave&quot;);&quot;&lt;/KEYS&gt;&quot;;&quot;&quot;) &amp; IF([.B113]&lt;&gt;[.B114];&quot;&lt;/TABLE&gt;&quot;;&quot;&quot;) &amp; IF(AND([.A113]=&quot;&quot;;[.A112]&lt;&gt;&quot;&quot;);&quot;&lt;/TABLES&gt;&lt;/XMLDB&gt;&quot;;&quot;&quot;)">
            <text:p/>
          </table:table-cell>
          <table:table-cell table:style-name="ce27" table:formula="of:=IF(AND([.A113]=&quot;Campo&quot;;[.A113]&lt;&gt;[.A112]);&quot;&lt;Form name=&quot;&quot;newRecord&quot;&quot;&gt;&quot;;&quot;&quot;)&amp;IF([.A113]=&quot;Campo&quot;;&quot;&lt;&quot;&amp;IF([.D113]=&quot;FK&quot;;&quot;Select &quot;;VLOOKUP([.F113];[$Auxiliar.$A$27:.$B$48];2;0))&amp;&quot; id=&quot;&quot;&quot;&amp;[.C113]&amp;&quot;&quot;&quot; label=&quot;&quot;&quot;&amp;[.C113]&amp;&quot;&quot;&quot;&quot;&amp; IF([.D113]=&quot;FK&quot;;&quot; datasource=&quot;&quot;table:&quot;&amp;VLOOKUP(&quot;Chave&quot;&amp;&quot;.&quot;&amp;[.C113];[.$Q$1:.$R$2300];2;0)&amp;&quot;&quot;&quot; bindid=&quot;&quot;id&quot;&quot; bindvalue=&quot;&quot;name&quot;&quot;&quot;;&quot;&quot;)&amp;&quot;required=&quot;&quot;&quot;&amp;IF([.H113]=&quot;Sim&quot;;&quot;true&quot;;&quot;false&quot;)&amp;&quot;&quot;&quot; /&gt;&quot;;&quot;&quot;)&amp;IF(AND([.A113]=&quot;Chave&quot;;[.A112]=&quot;Campo&quot;);&quot;&lt;/Form&gt;&quot;;&quot;&quot;)">
            <text:p/>
          </table:table-cell>
          <table:table-cell table:style-name="ce27" table:formula="of:=IF([.A113]&lt;&gt;&quot;&quot;;[.A113]&amp;&quot;.&quot;&amp;[.C113];&quot;&quot;)">
            <text:p/>
          </table:table-cell>
          <table:table-cell table:style-name="ce27" table:formula="of:=IF([.A113]&lt;&gt;&quot;&quot;;[.F113];&quot;&quot;)">
            <text:p/>
          </table:table-cell>
        </table:table-row>
        <table:table-row table:style-name="ro1">
          <table:table-cell table:formula="of:=IF([Campos.A114]=&quot;&quot;;&quot;&quot;;[Campos.A114])">
            <text:p/>
          </table:table-cell>
          <table:table-cell table:formula="of:=IF([Campos.B114]=&quot;&quot;;&quot;&quot;;[Campos.B114])">
            <text:p/>
          </table:table-cell>
          <table:table-cell table:formula="of:=IF([Campos.C114]=&quot;&quot;;&quot;&quot;;[Campos.C114])">
            <text:p/>
          </table:table-cell>
          <table:table-cell table:formula="of:=IF([Campos.D114]=&quot;&quot;;&quot;&quot;;[Campos.D114])">
            <text:p/>
          </table:table-cell>
          <table:table-cell table:style-name="ce24" table:formula="of:=IF([.A114]=&quot;Chave&quot;;SUBSTITUTE([.C114];&quot;,&quot;;&quot;_&quot;)&amp;ROW([.C114]);[.C114])">
            <text:p/>
          </table:table-cell>
          <table:table-cell table:formula="of:=IF([Campos.F114]=&quot;&quot;;&quot;&quot;;[Campos.F114])">
            <text:p/>
          </table:table-cell>
          <table:table-cell table:formula="of:=IF([Campos.G114]=&quot;&quot;;&quot;&quot;;[Campos.G114])">
            <text:p/>
          </table:table-cell>
          <table:table-cell table:formula="of:=IF([Campos.H114]=&quot;&quot;;&quot;&quot;;[Campos.H114])">
            <text:p/>
          </table:table-cell>
          <table:table-cell table:formula="of:=IF([Campos.E114]=&quot;&quot;;&quot;&quot;;[Campos.E114])">
            <text:p/>
          </table:table-cell>
          <table:table-cell table:formula="of:=IF([Campos.I114]=&quot;&quot;;&quot;&quot;;[Campos.I114])">
            <text:p/>
          </table:table-cell>
          <table:table-cell table:formula="of:=IF([.B114]=&quot;&quot;;&quot;&quot;;VLOOKUP([.B114];[$Tabelas.$A$1:.$B$136];2;0))">
            <text:p/>
          </table:table-cell>
          <table:table-cell table:formula="of:=IF([.A114]=&quot;Campo&quot;;IF([.A114]=&quot;&quot;;&quot;&quot;;IF([.A114]&lt;&gt;[.A113];&quot;&quot;;&quot;PREVIOUS=&quot;&quot;&quot;&amp;[.C113]&amp;&quot;&quot;&quot; &quot;) &amp; IF([.A114]&lt;&gt;[.A115];&quot;&quot;;&quot;NEXT=&quot;&quot;&quot;&amp;[.C115]&amp;&quot;&quot;&quot;&quot;));IF([.A114]=&quot;&quot;;&quot;&quot;;IF([.A114]&lt;&gt;[.A113];&quot;&quot;;&quot;PREVIOUS=&quot;&quot;&quot;&amp;[.E113]&amp;&quot;&quot;&quot; &quot;) &amp; IF([.A114]&lt;&gt;[.A115];&quot;&quot;;&quot;NEXT=&quot;&quot;&quot;&amp;[.E115]&amp;&quot;&quot;&quot;&quot;)))">
            <text:p/>
          </table:table-cell>
          <table:table-cell table:formula="of:=IF([.B114]=&quot;&quot;;&quot;&quot;;VLOOKUP([.B114];[$Tabelas.$A$1:.$C$136];3;0))">
            <text:p/>
          </table:table-cell>
          <table:table-cell table:formula="of:=IF([.A114]=&quot;Campo&quot;; IF(ISERROR(VLOOKUP([.F114];[$Auxiliar.$A$1:.$E$17];5;0));&quot;TYPE=&quot;&quot;&quot;&amp;[.F114]&amp;&quot;&quot;&quot; LENGTH=&quot;&quot;&quot;&amp;[.G114]&amp;&quot;&quot;&quot; &quot;;VLOOKUP([.F114];[$Auxiliar.$A$1:.$E$17];5;0)) &amp; IF(AND([.A114]=&quot;Campo&quot;;[.D114]=&quot;PK&quot;); IF([.I114]=&quot;Sim&quot;;&quot; SEQUENCE=&quot;&quot;true&quot;&quot;&quot;;&quot; SEQUENCE=&quot;&quot;false&quot;&quot;&quot;);&quot;&quot;)&amp;IF([.H114]&lt;&gt;&quot;&quot;;&quot; NOTNULL=&quot;&quot;&quot;&amp;IF([.H114]=&quot;Sim&quot;;&quot;true&quot;;&quot;false&quot;)&amp;&quot;&quot;&quot;&quot;;&quot;&quot;);&quot;&quot;)">
            <text:p/>
          </table:table-cell>
          <table:table-cell table:style-name="ce26" table:formula="of:=IF(AND([.B114]&lt;&gt;[.B113];[.B114]&lt;&gt;&quot;&quot;);&quot;&lt;TABLE NAME=&quot;&quot;&quot;&amp;[.B114]&amp;&quot;&quot;&quot; COMMENT=&quot;&quot;&quot;&amp;[.K114]&amp;&quot;&quot;&quot; &quot;&amp; [.M114] &amp;&quot;&gt;&lt;FIELDS&gt;&quot;;&quot;&quot;) &amp; IF(AND([.A114]=&quot;Chave&quot;;[.A113]=&quot;Campo&quot;);&quot;&lt;KEYS&gt;&quot;;&quot;&quot;) &amp; IF([.A114]=&quot;Chave&quot;;&quot;&lt;KEY NAME=&quot;&quot;&quot;&amp;[.E114]&amp;&quot;&quot;&quot; TYPE=&quot;&quot;&quot;&amp;IF([.D114]=&quot;PK&quot;;&quot;primary&quot;;&quot;foreign&quot;)&amp;&quot;&quot;&quot; FIELDS=&quot;&quot;&quot;&amp;[.C114]&amp;&quot;&quot;&quot;&quot;&amp;IF([.D114]=&quot;FK&quot;;&quot; REFTABLE=&quot;&quot;&quot;&amp;[.F114]&amp;&quot;&quot;&quot; REFFIELDS=&quot;&quot;&quot;&amp;[.G114]&amp;&quot;&quot;&quot;&quot;;&quot;&quot;)&amp;&quot; &quot;&amp;[.L114]&amp;&quot; COMMENT=&quot;&quot;&quot;&amp;[.J114]&amp;&quot;&quot;&quot;&quot;&amp;IF(AND([.A114]=&quot;Campo&quot;;[.D114]=&quot;PK&quot;);&quot; SEQUENCE=&quot;&quot;true&quot;&quot;&quot;;&quot;&quot;)&amp;&quot;/&gt;&quot;;&quot;&quot;) &amp; IF([.A114]=&quot;Campo&quot;;&quot;&lt;FIELD NAME=&quot;&quot;&quot;&amp;[.C114]&amp;&quot;&quot;&quot; &quot;&amp;[.N114]&amp;&quot; &quot;&amp;[.L114]&amp;IF(AND([.A114]=&quot;Campo&quot;;[.D114]&lt;&gt;&quot;PK&quot;);&quot; SEQUENCE=&quot;&quot;false&quot;&quot; &quot;;&quot;&quot;)&amp;&quot; COMMENT=&quot;&quot;&quot;&amp;[.J114]&amp;&quot;&quot;&quot;/&gt;&quot;;&quot;&quot;) &amp; IF(AND([.A114]=&quot;Campo&quot;;[.A115]=&quot;Chave&quot;);&quot;&lt;/FIELDS&gt;&quot;;&quot;&quot;) &amp; IF(AND([.A114]=&quot;Chave&quot;;[.A115]&lt;&gt;&quot;Chave&quot;);&quot;&lt;/KEYS&gt;&quot;;&quot;&quot;) &amp; IF([.B114]&lt;&gt;[.B115];&quot;&lt;/TABLE&gt;&quot;;&quot;&quot;) &amp; IF(AND([.A114]=&quot;&quot;;[.A113]&lt;&gt;&quot;&quot;);&quot;&lt;/TABLES&gt;&lt;/XMLDB&gt;&quot;;&quot;&quot;)">
            <text:p/>
          </table:table-cell>
          <table:table-cell table:style-name="ce27" table:formula="of:=IF(AND([.A114]=&quot;Campo&quot;;[.A114]&lt;&gt;[.A113]);&quot;&lt;Form name=&quot;&quot;newRecord&quot;&quot;&gt;&quot;;&quot;&quot;)&amp;IF([.A114]=&quot;Campo&quot;;&quot;&lt;&quot;&amp;IF([.D114]=&quot;FK&quot;;&quot;Select &quot;;VLOOKUP([.F114];[$Auxiliar.$A$27:.$B$48];2;0))&amp;&quot; id=&quot;&quot;&quot;&amp;[.C114]&amp;&quot;&quot;&quot; label=&quot;&quot;&quot;&amp;[.C114]&amp;&quot;&quot;&quot;&quot;&amp; IF([.D114]=&quot;FK&quot;;&quot; datasource=&quot;&quot;table:&quot;&amp;VLOOKUP(&quot;Chave&quot;&amp;&quot;.&quot;&amp;[.C114];[.$Q$1:.$R$2300];2;0)&amp;&quot;&quot;&quot; bindid=&quot;&quot;id&quot;&quot; bindvalue=&quot;&quot;name&quot;&quot;&quot;;&quot;&quot;)&amp;&quot;required=&quot;&quot;&quot;&amp;IF([.H114]=&quot;Sim&quot;;&quot;true&quot;;&quot;false&quot;)&amp;&quot;&quot;&quot; /&gt;&quot;;&quot;&quot;)&amp;IF(AND([.A114]=&quot;Chave&quot;;[.A113]=&quot;Campo&quot;);&quot;&lt;/Form&gt;&quot;;&quot;&quot;)">
            <text:p/>
          </table:table-cell>
          <table:table-cell table:style-name="ce27" table:formula="of:=IF([.A114]&lt;&gt;&quot;&quot;;[.A114]&amp;&quot;.&quot;&amp;[.C114];&quot;&quot;)">
            <text:p/>
          </table:table-cell>
          <table:table-cell table:style-name="ce27" table:formula="of:=IF([.A114]&lt;&gt;&quot;&quot;;[.F114];&quot;&quot;)">
            <text:p/>
          </table:table-cell>
        </table:table-row>
        <table:table-row table:style-name="ro1">
          <table:table-cell table:formula="of:=IF([Campos.A115]=&quot;&quot;;&quot;&quot;;[Campos.A115])">
            <text:p/>
          </table:table-cell>
          <table:table-cell table:formula="of:=IF([Campos.B115]=&quot;&quot;;&quot;&quot;;[Campos.B115])">
            <text:p/>
          </table:table-cell>
          <table:table-cell table:formula="of:=IF([Campos.C115]=&quot;&quot;;&quot;&quot;;[Campos.C115])">
            <text:p/>
          </table:table-cell>
          <table:table-cell table:formula="of:=IF([Campos.D115]=&quot;&quot;;&quot;&quot;;[Campos.D115])">
            <text:p/>
          </table:table-cell>
          <table:table-cell table:style-name="ce24" table:formula="of:=IF([.A115]=&quot;Chave&quot;;SUBSTITUTE([.C115];&quot;,&quot;;&quot;_&quot;)&amp;ROW([.C115]);[.C115])">
            <text:p/>
          </table:table-cell>
          <table:table-cell table:formula="of:=IF([Campos.F115]=&quot;&quot;;&quot;&quot;;[Campos.F115])">
            <text:p/>
          </table:table-cell>
          <table:table-cell table:formula="of:=IF([Campos.G115]=&quot;&quot;;&quot;&quot;;[Campos.G115])">
            <text:p/>
          </table:table-cell>
          <table:table-cell table:formula="of:=IF([Campos.H115]=&quot;&quot;;&quot;&quot;;[Campos.H115])">
            <text:p/>
          </table:table-cell>
          <table:table-cell table:formula="of:=IF([Campos.E115]=&quot;&quot;;&quot;&quot;;[Campos.E115])">
            <text:p/>
          </table:table-cell>
          <table:table-cell table:formula="of:=IF([Campos.I115]=&quot;&quot;;&quot;&quot;;[Campos.I115])">
            <text:p/>
          </table:table-cell>
          <table:table-cell table:formula="of:=IF([.B115]=&quot;&quot;;&quot;&quot;;VLOOKUP([.B115];[$Tabelas.$A$1:.$B$136];2;0))">
            <text:p/>
          </table:table-cell>
          <table:table-cell table:formula="of:=IF([.A115]=&quot;Campo&quot;;IF([.A115]=&quot;&quot;;&quot;&quot;;IF([.A115]&lt;&gt;[.A114];&quot;&quot;;&quot;PREVIOUS=&quot;&quot;&quot;&amp;[.C114]&amp;&quot;&quot;&quot; &quot;) &amp; IF([.A115]&lt;&gt;[.A116];&quot;&quot;;&quot;NEXT=&quot;&quot;&quot;&amp;[.C116]&amp;&quot;&quot;&quot;&quot;));IF([.A115]=&quot;&quot;;&quot;&quot;;IF([.A115]&lt;&gt;[.A114];&quot;&quot;;&quot;PREVIOUS=&quot;&quot;&quot;&amp;[.E114]&amp;&quot;&quot;&quot; &quot;) &amp; IF([.A115]&lt;&gt;[.A116];&quot;&quot;;&quot;NEXT=&quot;&quot;&quot;&amp;[.E116]&amp;&quot;&quot;&quot;&quot;)))">
            <text:p/>
          </table:table-cell>
          <table:table-cell table:formula="of:=IF([.B115]=&quot;&quot;;&quot;&quot;;VLOOKUP([.B115];[$Tabelas.$A$1:.$C$136];3;0))">
            <text:p/>
          </table:table-cell>
          <table:table-cell table:formula="of:=IF([.A115]=&quot;Campo&quot;; IF(ISERROR(VLOOKUP([.F115];[$Auxiliar.$A$1:.$E$17];5;0));&quot;TYPE=&quot;&quot;&quot;&amp;[.F115]&amp;&quot;&quot;&quot; LENGTH=&quot;&quot;&quot;&amp;[.G115]&amp;&quot;&quot;&quot; &quot;;VLOOKUP([.F115];[$Auxiliar.$A$1:.$E$17];5;0)) &amp; IF(AND([.A115]=&quot;Campo&quot;;[.D115]=&quot;PK&quot;); IF([.I115]=&quot;Sim&quot;;&quot; SEQUENCE=&quot;&quot;true&quot;&quot;&quot;;&quot; SEQUENCE=&quot;&quot;false&quot;&quot;&quot;);&quot;&quot;)&amp;IF([.H115]&lt;&gt;&quot;&quot;;&quot; NOTNULL=&quot;&quot;&quot;&amp;IF([.H115]=&quot;Sim&quot;;&quot;true&quot;;&quot;false&quot;)&amp;&quot;&quot;&quot;&quot;;&quot;&quot;);&quot;&quot;)">
            <text:p/>
          </table:table-cell>
          <table:table-cell table:style-name="ce26" table:formula="of:=IF(AND([.B115]&lt;&gt;[.B114];[.B115]&lt;&gt;&quot;&quot;);&quot;&lt;TABLE NAME=&quot;&quot;&quot;&amp;[.B115]&amp;&quot;&quot;&quot; COMMENT=&quot;&quot;&quot;&amp;[.K115]&amp;&quot;&quot;&quot; &quot;&amp; [.M115] &amp;&quot;&gt;&lt;FIELDS&gt;&quot;;&quot;&quot;) &amp; IF(AND([.A115]=&quot;Chave&quot;;[.A114]=&quot;Campo&quot;);&quot;&lt;KEYS&gt;&quot;;&quot;&quot;) &amp; IF([.A115]=&quot;Chave&quot;;&quot;&lt;KEY NAME=&quot;&quot;&quot;&amp;[.E115]&amp;&quot;&quot;&quot; TYPE=&quot;&quot;&quot;&amp;IF([.D115]=&quot;PK&quot;;&quot;primary&quot;;&quot;foreign&quot;)&amp;&quot;&quot;&quot; FIELDS=&quot;&quot;&quot;&amp;[.C115]&amp;&quot;&quot;&quot;&quot;&amp;IF([.D115]=&quot;FK&quot;;&quot; REFTABLE=&quot;&quot;&quot;&amp;[.F115]&amp;&quot;&quot;&quot; REFFIELDS=&quot;&quot;&quot;&amp;[.G115]&amp;&quot;&quot;&quot;&quot;;&quot;&quot;)&amp;&quot; &quot;&amp;[.L115]&amp;&quot; COMMENT=&quot;&quot;&quot;&amp;[.J115]&amp;&quot;&quot;&quot;&quot;&amp;IF(AND([.A115]=&quot;Campo&quot;;[.D115]=&quot;PK&quot;);&quot; SEQUENCE=&quot;&quot;true&quot;&quot;&quot;;&quot;&quot;)&amp;&quot;/&gt;&quot;;&quot;&quot;) &amp; IF([.A115]=&quot;Campo&quot;;&quot;&lt;FIELD NAME=&quot;&quot;&quot;&amp;[.C115]&amp;&quot;&quot;&quot; &quot;&amp;[.N115]&amp;&quot; &quot;&amp;[.L115]&amp;IF(AND([.A115]=&quot;Campo&quot;;[.D115]&lt;&gt;&quot;PK&quot;);&quot; SEQUENCE=&quot;&quot;false&quot;&quot; &quot;;&quot;&quot;)&amp;&quot; COMMENT=&quot;&quot;&quot;&amp;[.J115]&amp;&quot;&quot;&quot;/&gt;&quot;;&quot;&quot;) &amp; IF(AND([.A115]=&quot;Campo&quot;;[.A116]=&quot;Chave&quot;);&quot;&lt;/FIELDS&gt;&quot;;&quot;&quot;) &amp; IF(AND([.A115]=&quot;Chave&quot;;[.A116]&lt;&gt;&quot;Chave&quot;);&quot;&lt;/KEYS&gt;&quot;;&quot;&quot;) &amp; IF([.B115]&lt;&gt;[.B116];&quot;&lt;/TABLE&gt;&quot;;&quot;&quot;) &amp; IF(AND([.A115]=&quot;&quot;;[.A114]&lt;&gt;&quot;&quot;);&quot;&lt;/TABLES&gt;&lt;/XMLDB&gt;&quot;;&quot;&quot;)">
            <text:p/>
          </table:table-cell>
          <table:table-cell table:style-name="ce27" table:formula="of:=IF(AND([.A115]=&quot;Campo&quot;;[.A115]&lt;&gt;[.A114]);&quot;&lt;Form name=&quot;&quot;newRecord&quot;&quot;&gt;&quot;;&quot;&quot;)&amp;IF([.A115]=&quot;Campo&quot;;&quot;&lt;&quot;&amp;IF([.D115]=&quot;FK&quot;;&quot;Select &quot;;VLOOKUP([.F115];[$Auxiliar.$A$27:.$B$48];2;0))&amp;&quot; id=&quot;&quot;&quot;&amp;[.C115]&amp;&quot;&quot;&quot; label=&quot;&quot;&quot;&amp;[.C115]&amp;&quot;&quot;&quot;&quot;&amp; IF([.D115]=&quot;FK&quot;;&quot; datasource=&quot;&quot;table:&quot;&amp;VLOOKUP(&quot;Chave&quot;&amp;&quot;.&quot;&amp;[.C115];[.$Q$1:.$R$2300];2;0)&amp;&quot;&quot;&quot; bindid=&quot;&quot;id&quot;&quot; bindvalue=&quot;&quot;name&quot;&quot;&quot;;&quot;&quot;)&amp;&quot;required=&quot;&quot;&quot;&amp;IF([.H115]=&quot;Sim&quot;;&quot;true&quot;;&quot;false&quot;)&amp;&quot;&quot;&quot; /&gt;&quot;;&quot;&quot;)&amp;IF(AND([.A115]=&quot;Chave&quot;;[.A114]=&quot;Campo&quot;);&quot;&lt;/Form&gt;&quot;;&quot;&quot;)">
            <text:p/>
          </table:table-cell>
          <table:table-cell table:style-name="ce27" table:formula="of:=IF([.A115]&lt;&gt;&quot;&quot;;[.A115]&amp;&quot;.&quot;&amp;[.C115];&quot;&quot;)">
            <text:p/>
          </table:table-cell>
          <table:table-cell table:style-name="ce27" table:formula="of:=IF([.A115]&lt;&gt;&quot;&quot;;[.F115];&quot;&quot;)">
            <text:p/>
          </table:table-cell>
        </table:table-row>
        <table:table-row table:style-name="ro1">
          <table:table-cell table:formula="of:=IF([Campos.A116]=&quot;&quot;;&quot;&quot;;[Campos.A116])">
            <text:p/>
          </table:table-cell>
          <table:table-cell table:formula="of:=IF([Campos.B116]=&quot;&quot;;&quot;&quot;;[Campos.B116])">
            <text:p/>
          </table:table-cell>
          <table:table-cell table:formula="of:=IF([Campos.C116]=&quot;&quot;;&quot;&quot;;[Campos.C116])">
            <text:p/>
          </table:table-cell>
          <table:table-cell table:formula="of:=IF([Campos.D116]=&quot;&quot;;&quot;&quot;;[Campos.D116])">
            <text:p/>
          </table:table-cell>
          <table:table-cell table:style-name="ce24" table:formula="of:=IF([.A116]=&quot;Chave&quot;;SUBSTITUTE([.C116];&quot;,&quot;;&quot;_&quot;)&amp;ROW([.C116]);[.C116])">
            <text:p/>
          </table:table-cell>
          <table:table-cell table:formula="of:=IF([Campos.F116]=&quot;&quot;;&quot;&quot;;[Campos.F116])">
            <text:p/>
          </table:table-cell>
          <table:table-cell table:formula="of:=IF([Campos.G116]=&quot;&quot;;&quot;&quot;;[Campos.G116])">
            <text:p/>
          </table:table-cell>
          <table:table-cell table:formula="of:=IF([Campos.H116]=&quot;&quot;;&quot;&quot;;[Campos.H116])">
            <text:p/>
          </table:table-cell>
          <table:table-cell table:formula="of:=IF([Campos.E116]=&quot;&quot;;&quot;&quot;;[Campos.E116])">
            <text:p/>
          </table:table-cell>
          <table:table-cell table:formula="of:=IF([Campos.I116]=&quot;&quot;;&quot;&quot;;[Campos.I116])">
            <text:p/>
          </table:table-cell>
          <table:table-cell table:formula="of:=IF([.B116]=&quot;&quot;;&quot;&quot;;VLOOKUP([.B116];[$Tabelas.$A$1:.$B$136];2;0))">
            <text:p/>
          </table:table-cell>
          <table:table-cell table:formula="of:=IF([.A116]=&quot;Campo&quot;;IF([.A116]=&quot;&quot;;&quot;&quot;;IF([.A116]&lt;&gt;[.A115];&quot;&quot;;&quot;PREVIOUS=&quot;&quot;&quot;&amp;[.C115]&amp;&quot;&quot;&quot; &quot;) &amp; IF([.A116]&lt;&gt;[.A117];&quot;&quot;;&quot;NEXT=&quot;&quot;&quot;&amp;[.C117]&amp;&quot;&quot;&quot;&quot;));IF([.A116]=&quot;&quot;;&quot;&quot;;IF([.A116]&lt;&gt;[.A115];&quot;&quot;;&quot;PREVIOUS=&quot;&quot;&quot;&amp;[.E115]&amp;&quot;&quot;&quot; &quot;) &amp; IF([.A116]&lt;&gt;[.A117];&quot;&quot;;&quot;NEXT=&quot;&quot;&quot;&amp;[.E117]&amp;&quot;&quot;&quot;&quot;)))">
            <text:p/>
          </table:table-cell>
          <table:table-cell table:formula="of:=IF([.B116]=&quot;&quot;;&quot;&quot;;VLOOKUP([.B116];[$Tabelas.$A$1:.$C$136];3;0))">
            <text:p/>
          </table:table-cell>
          <table:table-cell table:formula="of:=IF([.A116]=&quot;Campo&quot;; IF(ISERROR(VLOOKUP([.F116];[$Auxiliar.$A$1:.$E$17];5;0));&quot;TYPE=&quot;&quot;&quot;&amp;[.F116]&amp;&quot;&quot;&quot; LENGTH=&quot;&quot;&quot;&amp;[.G116]&amp;&quot;&quot;&quot; &quot;;VLOOKUP([.F116];[$Auxiliar.$A$1:.$E$17];5;0)) &amp; IF(AND([.A116]=&quot;Campo&quot;;[.D116]=&quot;PK&quot;); IF([.I116]=&quot;Sim&quot;;&quot; SEQUENCE=&quot;&quot;true&quot;&quot;&quot;;&quot; SEQUENCE=&quot;&quot;false&quot;&quot;&quot;);&quot;&quot;)&amp;IF([.H116]&lt;&gt;&quot;&quot;;&quot; NOTNULL=&quot;&quot;&quot;&amp;IF([.H116]=&quot;Sim&quot;;&quot;true&quot;;&quot;false&quot;)&amp;&quot;&quot;&quot;&quot;;&quot;&quot;);&quot;&quot;)">
            <text:p/>
          </table:table-cell>
          <table:table-cell table:style-name="ce26" table:formula="of:=IF(AND([.B116]&lt;&gt;[.B115];[.B116]&lt;&gt;&quot;&quot;);&quot;&lt;TABLE NAME=&quot;&quot;&quot;&amp;[.B116]&amp;&quot;&quot;&quot; COMMENT=&quot;&quot;&quot;&amp;[.K116]&amp;&quot;&quot;&quot; &quot;&amp; [.M116] &amp;&quot;&gt;&lt;FIELDS&gt;&quot;;&quot;&quot;) &amp; IF(AND([.A116]=&quot;Chave&quot;;[.A115]=&quot;Campo&quot;);&quot;&lt;KEYS&gt;&quot;;&quot;&quot;) &amp; IF([.A116]=&quot;Chave&quot;;&quot;&lt;KEY NAME=&quot;&quot;&quot;&amp;[.E116]&amp;&quot;&quot;&quot; TYPE=&quot;&quot;&quot;&amp;IF([.D116]=&quot;PK&quot;;&quot;primary&quot;;&quot;foreign&quot;)&amp;&quot;&quot;&quot; FIELDS=&quot;&quot;&quot;&amp;[.C116]&amp;&quot;&quot;&quot;&quot;&amp;IF([.D116]=&quot;FK&quot;;&quot; REFTABLE=&quot;&quot;&quot;&amp;[.F116]&amp;&quot;&quot;&quot; REFFIELDS=&quot;&quot;&quot;&amp;[.G116]&amp;&quot;&quot;&quot;&quot;;&quot;&quot;)&amp;&quot; &quot;&amp;[.L116]&amp;&quot; COMMENT=&quot;&quot;&quot;&amp;[.J116]&amp;&quot;&quot;&quot;&quot;&amp;IF(AND([.A116]=&quot;Campo&quot;;[.D116]=&quot;PK&quot;);&quot; SEQUENCE=&quot;&quot;true&quot;&quot;&quot;;&quot;&quot;)&amp;&quot;/&gt;&quot;;&quot;&quot;) &amp; IF([.A116]=&quot;Campo&quot;;&quot;&lt;FIELD NAME=&quot;&quot;&quot;&amp;[.C116]&amp;&quot;&quot;&quot; &quot;&amp;[.N116]&amp;&quot; &quot;&amp;[.L116]&amp;IF(AND([.A116]=&quot;Campo&quot;;[.D116]&lt;&gt;&quot;PK&quot;);&quot; SEQUENCE=&quot;&quot;false&quot;&quot; &quot;;&quot;&quot;)&amp;&quot; COMMENT=&quot;&quot;&quot;&amp;[.J116]&amp;&quot;&quot;&quot;/&gt;&quot;;&quot;&quot;) &amp; IF(AND([.A116]=&quot;Campo&quot;;[.A117]=&quot;Chave&quot;);&quot;&lt;/FIELDS&gt;&quot;;&quot;&quot;) &amp; IF(AND([.A116]=&quot;Chave&quot;;[.A117]&lt;&gt;&quot;Chave&quot;);&quot;&lt;/KEYS&gt;&quot;;&quot;&quot;) &amp; IF([.B116]&lt;&gt;[.B117];&quot;&lt;/TABLE&gt;&quot;;&quot;&quot;) &amp; IF(AND([.A116]=&quot;&quot;;[.A115]&lt;&gt;&quot;&quot;);&quot;&lt;/TABLES&gt;&lt;/XMLDB&gt;&quot;;&quot;&quot;)">
            <text:p/>
          </table:table-cell>
          <table:table-cell table:style-name="ce27" table:formula="of:=IF(AND([.A116]=&quot;Campo&quot;;[.A116]&lt;&gt;[.A115]);&quot;&lt;Form name=&quot;&quot;newRecord&quot;&quot;&gt;&quot;;&quot;&quot;)&amp;IF([.A116]=&quot;Campo&quot;;&quot;&lt;&quot;&amp;IF([.D116]=&quot;FK&quot;;&quot;Select &quot;;VLOOKUP([.F116];[$Auxiliar.$A$27:.$B$48];2;0))&amp;&quot; id=&quot;&quot;&quot;&amp;[.C116]&amp;&quot;&quot;&quot; label=&quot;&quot;&quot;&amp;[.C116]&amp;&quot;&quot;&quot;&quot;&amp; IF([.D116]=&quot;FK&quot;;&quot; datasource=&quot;&quot;table:&quot;&amp;VLOOKUP(&quot;Chave&quot;&amp;&quot;.&quot;&amp;[.C116];[.$Q$1:.$R$2300];2;0)&amp;&quot;&quot;&quot; bindid=&quot;&quot;id&quot;&quot; bindvalue=&quot;&quot;name&quot;&quot;&quot;;&quot;&quot;)&amp;&quot;required=&quot;&quot;&quot;&amp;IF([.H116]=&quot;Sim&quot;;&quot;true&quot;;&quot;false&quot;)&amp;&quot;&quot;&quot; /&gt;&quot;;&quot;&quot;)&amp;IF(AND([.A116]=&quot;Chave&quot;;[.A115]=&quot;Campo&quot;);&quot;&lt;/Form&gt;&quot;;&quot;&quot;)">
            <text:p/>
          </table:table-cell>
          <table:table-cell table:style-name="ce27" table:formula="of:=IF([.A116]&lt;&gt;&quot;&quot;;[.A116]&amp;&quot;.&quot;&amp;[.C116];&quot;&quot;)">
            <text:p/>
          </table:table-cell>
          <table:table-cell table:style-name="ce27" table:formula="of:=IF([.A116]&lt;&gt;&quot;&quot;;[.F116];&quot;&quot;)">
            <text:p/>
          </table:table-cell>
        </table:table-row>
        <table:table-row table:style-name="ro1">
          <table:table-cell table:formula="of:=IF([Campos.A117]=&quot;&quot;;&quot;&quot;;[Campos.A117])">
            <text:p/>
          </table:table-cell>
          <table:table-cell table:formula="of:=IF([Campos.B117]=&quot;&quot;;&quot;&quot;;[Campos.B117])">
            <text:p/>
          </table:table-cell>
          <table:table-cell table:formula="of:=IF([Campos.C117]=&quot;&quot;;&quot;&quot;;[Campos.C117])">
            <text:p/>
          </table:table-cell>
          <table:table-cell table:formula="of:=IF([Campos.D117]=&quot;&quot;;&quot;&quot;;[Campos.D117])">
            <text:p/>
          </table:table-cell>
          <table:table-cell table:style-name="ce24" table:formula="of:=IF([.A117]=&quot;Chave&quot;;SUBSTITUTE([.C117];&quot;,&quot;;&quot;_&quot;)&amp;ROW([.C117]);[.C117])">
            <text:p/>
          </table:table-cell>
          <table:table-cell table:formula="of:=IF([Campos.F117]=&quot;&quot;;&quot;&quot;;[Campos.F117])">
            <text:p/>
          </table:table-cell>
          <table:table-cell table:formula="of:=IF([Campos.G117]=&quot;&quot;;&quot;&quot;;[Campos.G117])">
            <text:p/>
          </table:table-cell>
          <table:table-cell table:formula="of:=IF([Campos.H117]=&quot;&quot;;&quot;&quot;;[Campos.H117])">
            <text:p/>
          </table:table-cell>
          <table:table-cell table:formula="of:=IF([Campos.E117]=&quot;&quot;;&quot;&quot;;[Campos.E117])">
            <text:p/>
          </table:table-cell>
          <table:table-cell table:formula="of:=IF([Campos.I117]=&quot;&quot;;&quot;&quot;;[Campos.I117])">
            <text:p/>
          </table:table-cell>
          <table:table-cell table:formula="of:=IF([.B117]=&quot;&quot;;&quot;&quot;;VLOOKUP([.B117];[$Tabelas.$A$1:.$B$136];2;0))">
            <text:p/>
          </table:table-cell>
          <table:table-cell table:formula="of:=IF([.A117]=&quot;Campo&quot;;IF([.A117]=&quot;&quot;;&quot;&quot;;IF([.A117]&lt;&gt;[.A116];&quot;&quot;;&quot;PREVIOUS=&quot;&quot;&quot;&amp;[.C116]&amp;&quot;&quot;&quot; &quot;) &amp; IF([.A117]&lt;&gt;[.A118];&quot;&quot;;&quot;NEXT=&quot;&quot;&quot;&amp;[.C118]&amp;&quot;&quot;&quot;&quot;));IF([.A117]=&quot;&quot;;&quot;&quot;;IF([.A117]&lt;&gt;[.A116];&quot;&quot;;&quot;PREVIOUS=&quot;&quot;&quot;&amp;[.E116]&amp;&quot;&quot;&quot; &quot;) &amp; IF([.A117]&lt;&gt;[.A118];&quot;&quot;;&quot;NEXT=&quot;&quot;&quot;&amp;[.E118]&amp;&quot;&quot;&quot;&quot;)))">
            <text:p/>
          </table:table-cell>
          <table:table-cell table:formula="of:=IF([.B117]=&quot;&quot;;&quot;&quot;;VLOOKUP([.B117];[$Tabelas.$A$1:.$C$136];3;0))">
            <text:p/>
          </table:table-cell>
          <table:table-cell table:formula="of:=IF([.A117]=&quot;Campo&quot;; IF(ISERROR(VLOOKUP([.F117];[$Auxiliar.$A$1:.$E$17];5;0));&quot;TYPE=&quot;&quot;&quot;&amp;[.F117]&amp;&quot;&quot;&quot; LENGTH=&quot;&quot;&quot;&amp;[.G117]&amp;&quot;&quot;&quot; &quot;;VLOOKUP([.F117];[$Auxiliar.$A$1:.$E$17];5;0)) &amp; IF(AND([.A117]=&quot;Campo&quot;;[.D117]=&quot;PK&quot;); IF([.I117]=&quot;Sim&quot;;&quot; SEQUENCE=&quot;&quot;true&quot;&quot;&quot;;&quot; SEQUENCE=&quot;&quot;false&quot;&quot;&quot;);&quot;&quot;)&amp;IF([.H117]&lt;&gt;&quot;&quot;;&quot; NOTNULL=&quot;&quot;&quot;&amp;IF([.H117]=&quot;Sim&quot;;&quot;true&quot;;&quot;false&quot;)&amp;&quot;&quot;&quot;&quot;;&quot;&quot;);&quot;&quot;)">
            <text:p/>
          </table:table-cell>
          <table:table-cell table:style-name="ce26" table:formula="of:=IF(AND([.B117]&lt;&gt;[.B116];[.B117]&lt;&gt;&quot;&quot;);&quot;&lt;TABLE NAME=&quot;&quot;&quot;&amp;[.B117]&amp;&quot;&quot;&quot; COMMENT=&quot;&quot;&quot;&amp;[.K117]&amp;&quot;&quot;&quot; &quot;&amp; [.M117] &amp;&quot;&gt;&lt;FIELDS&gt;&quot;;&quot;&quot;) &amp; IF(AND([.A117]=&quot;Chave&quot;;[.A116]=&quot;Campo&quot;);&quot;&lt;KEYS&gt;&quot;;&quot;&quot;) &amp; IF([.A117]=&quot;Chave&quot;;&quot;&lt;KEY NAME=&quot;&quot;&quot;&amp;[.E117]&amp;&quot;&quot;&quot; TYPE=&quot;&quot;&quot;&amp;IF([.D117]=&quot;PK&quot;;&quot;primary&quot;;&quot;foreign&quot;)&amp;&quot;&quot;&quot; FIELDS=&quot;&quot;&quot;&amp;[.C117]&amp;&quot;&quot;&quot;&quot;&amp;IF([.D117]=&quot;FK&quot;;&quot; REFTABLE=&quot;&quot;&quot;&amp;[.F117]&amp;&quot;&quot;&quot; REFFIELDS=&quot;&quot;&quot;&amp;[.G117]&amp;&quot;&quot;&quot;&quot;;&quot;&quot;)&amp;&quot; &quot;&amp;[.L117]&amp;&quot; COMMENT=&quot;&quot;&quot;&amp;[.J117]&amp;&quot;&quot;&quot;&quot;&amp;IF(AND([.A117]=&quot;Campo&quot;;[.D117]=&quot;PK&quot;);&quot; SEQUENCE=&quot;&quot;true&quot;&quot;&quot;;&quot;&quot;)&amp;&quot;/&gt;&quot;;&quot;&quot;) &amp; IF([.A117]=&quot;Campo&quot;;&quot;&lt;FIELD NAME=&quot;&quot;&quot;&amp;[.C117]&amp;&quot;&quot;&quot; &quot;&amp;[.N117]&amp;&quot; &quot;&amp;[.L117]&amp;IF(AND([.A117]=&quot;Campo&quot;;[.D117]&lt;&gt;&quot;PK&quot;);&quot; SEQUENCE=&quot;&quot;false&quot;&quot; &quot;;&quot;&quot;)&amp;&quot; COMMENT=&quot;&quot;&quot;&amp;[.J117]&amp;&quot;&quot;&quot;/&gt;&quot;;&quot;&quot;) &amp; IF(AND([.A117]=&quot;Campo&quot;;[.A118]=&quot;Chave&quot;);&quot;&lt;/FIELDS&gt;&quot;;&quot;&quot;) &amp; IF(AND([.A117]=&quot;Chave&quot;;[.A118]&lt;&gt;&quot;Chave&quot;);&quot;&lt;/KEYS&gt;&quot;;&quot;&quot;) &amp; IF([.B117]&lt;&gt;[.B118];&quot;&lt;/TABLE&gt;&quot;;&quot;&quot;) &amp; IF(AND([.A117]=&quot;&quot;;[.A116]&lt;&gt;&quot;&quot;);&quot;&lt;/TABLES&gt;&lt;/XMLDB&gt;&quot;;&quot;&quot;)">
            <text:p/>
          </table:table-cell>
          <table:table-cell table:style-name="ce27" table:formula="of:=IF(AND([.A117]=&quot;Campo&quot;;[.A117]&lt;&gt;[.A116]);&quot;&lt;Form name=&quot;&quot;newRecord&quot;&quot;&gt;&quot;;&quot;&quot;)&amp;IF([.A117]=&quot;Campo&quot;;&quot;&lt;&quot;&amp;IF([.D117]=&quot;FK&quot;;&quot;Select &quot;;VLOOKUP([.F117];[$Auxiliar.$A$27:.$B$48];2;0))&amp;&quot; id=&quot;&quot;&quot;&amp;[.C117]&amp;&quot;&quot;&quot; label=&quot;&quot;&quot;&amp;[.C117]&amp;&quot;&quot;&quot;&quot;&amp; IF([.D117]=&quot;FK&quot;;&quot; datasource=&quot;&quot;table:&quot;&amp;VLOOKUP(&quot;Chave&quot;&amp;&quot;.&quot;&amp;[.C117];[.$Q$1:.$R$2300];2;0)&amp;&quot;&quot;&quot; bindid=&quot;&quot;id&quot;&quot; bindvalue=&quot;&quot;name&quot;&quot;&quot;;&quot;&quot;)&amp;&quot;required=&quot;&quot;&quot;&amp;IF([.H117]=&quot;Sim&quot;;&quot;true&quot;;&quot;false&quot;)&amp;&quot;&quot;&quot; /&gt;&quot;;&quot;&quot;)&amp;IF(AND([.A117]=&quot;Chave&quot;;[.A116]=&quot;Campo&quot;);&quot;&lt;/Form&gt;&quot;;&quot;&quot;)">
            <text:p/>
          </table:table-cell>
          <table:table-cell table:style-name="ce27" table:formula="of:=IF([.A117]&lt;&gt;&quot;&quot;;[.A117]&amp;&quot;.&quot;&amp;[.C117];&quot;&quot;)">
            <text:p/>
          </table:table-cell>
          <table:table-cell table:style-name="ce27" table:formula="of:=IF([.A117]&lt;&gt;&quot;&quot;;[.F117];&quot;&quot;)">
            <text:p/>
          </table:table-cell>
        </table:table-row>
        <table:table-row table:style-name="ro1">
          <table:table-cell table:formula="of:=IF([Campos.A118]=&quot;&quot;;&quot;&quot;;[Campos.A118])">
            <text:p/>
          </table:table-cell>
          <table:table-cell table:formula="of:=IF([Campos.B118]=&quot;&quot;;&quot;&quot;;[Campos.B118])">
            <text:p/>
          </table:table-cell>
          <table:table-cell table:formula="of:=IF([Campos.C118]=&quot;&quot;;&quot;&quot;;[Campos.C118])">
            <text:p/>
          </table:table-cell>
          <table:table-cell table:formula="of:=IF([Campos.D118]=&quot;&quot;;&quot;&quot;;[Campos.D118])">
            <text:p/>
          </table:table-cell>
          <table:table-cell table:style-name="ce24" table:formula="of:=IF([.A118]=&quot;Chave&quot;;SUBSTITUTE([.C118];&quot;,&quot;;&quot;_&quot;)&amp;ROW([.C118]);[.C118])">
            <text:p/>
          </table:table-cell>
          <table:table-cell table:formula="of:=IF([Campos.F118]=&quot;&quot;;&quot;&quot;;[Campos.F118])">
            <text:p/>
          </table:table-cell>
          <table:table-cell table:formula="of:=IF([Campos.G118]=&quot;&quot;;&quot;&quot;;[Campos.G118])">
            <text:p/>
          </table:table-cell>
          <table:table-cell table:formula="of:=IF([Campos.H118]=&quot;&quot;;&quot;&quot;;[Campos.H118])">
            <text:p/>
          </table:table-cell>
          <table:table-cell table:formula="of:=IF([Campos.E118]=&quot;&quot;;&quot;&quot;;[Campos.E118])">
            <text:p/>
          </table:table-cell>
          <table:table-cell table:formula="of:=IF([Campos.I118]=&quot;&quot;;&quot;&quot;;[Campos.I118])">
            <text:p/>
          </table:table-cell>
          <table:table-cell table:formula="of:=IF([.B118]=&quot;&quot;;&quot;&quot;;VLOOKUP([.B118];[$Tabelas.$A$1:.$B$136];2;0))">
            <text:p/>
          </table:table-cell>
          <table:table-cell table:formula="of:=IF([.A118]=&quot;Campo&quot;;IF([.A118]=&quot;&quot;;&quot;&quot;;IF([.A118]&lt;&gt;[.A117];&quot;&quot;;&quot;PREVIOUS=&quot;&quot;&quot;&amp;[.C117]&amp;&quot;&quot;&quot; &quot;) &amp; IF([.A118]&lt;&gt;[.A119];&quot;&quot;;&quot;NEXT=&quot;&quot;&quot;&amp;[.C119]&amp;&quot;&quot;&quot;&quot;));IF([.A118]=&quot;&quot;;&quot;&quot;;IF([.A118]&lt;&gt;[.A117];&quot;&quot;;&quot;PREVIOUS=&quot;&quot;&quot;&amp;[.E117]&amp;&quot;&quot;&quot; &quot;) &amp; IF([.A118]&lt;&gt;[.A119];&quot;&quot;;&quot;NEXT=&quot;&quot;&quot;&amp;[.E119]&amp;&quot;&quot;&quot;&quot;)))">
            <text:p/>
          </table:table-cell>
          <table:table-cell table:formula="of:=IF([.B118]=&quot;&quot;;&quot;&quot;;VLOOKUP([.B118];[$Tabelas.$A$1:.$C$136];3;0))">
            <text:p/>
          </table:table-cell>
          <table:table-cell table:formula="of:=IF([.A118]=&quot;Campo&quot;; IF(ISERROR(VLOOKUP([.F118];[$Auxiliar.$A$1:.$E$17];5;0));&quot;TYPE=&quot;&quot;&quot;&amp;[.F118]&amp;&quot;&quot;&quot; LENGTH=&quot;&quot;&quot;&amp;[.G118]&amp;&quot;&quot;&quot; &quot;;VLOOKUP([.F118];[$Auxiliar.$A$1:.$E$17];5;0)) &amp; IF(AND([.A118]=&quot;Campo&quot;;[.D118]=&quot;PK&quot;); IF([.I118]=&quot;Sim&quot;;&quot; SEQUENCE=&quot;&quot;true&quot;&quot;&quot;;&quot; SEQUENCE=&quot;&quot;false&quot;&quot;&quot;);&quot;&quot;)&amp;IF([.H118]&lt;&gt;&quot;&quot;;&quot; NOTNULL=&quot;&quot;&quot;&amp;IF([.H118]=&quot;Sim&quot;;&quot;true&quot;;&quot;false&quot;)&amp;&quot;&quot;&quot;&quot;;&quot;&quot;);&quot;&quot;)">
            <text:p/>
          </table:table-cell>
          <table:table-cell table:style-name="ce26" table:formula="of:=IF(AND([.B118]&lt;&gt;[.B117];[.B118]&lt;&gt;&quot;&quot;);&quot;&lt;TABLE NAME=&quot;&quot;&quot;&amp;[.B118]&amp;&quot;&quot;&quot; COMMENT=&quot;&quot;&quot;&amp;[.K118]&amp;&quot;&quot;&quot; &quot;&amp; [.M118] &amp;&quot;&gt;&lt;FIELDS&gt;&quot;;&quot;&quot;) &amp; IF(AND([.A118]=&quot;Chave&quot;;[.A117]=&quot;Campo&quot;);&quot;&lt;KEYS&gt;&quot;;&quot;&quot;) &amp; IF([.A118]=&quot;Chave&quot;;&quot;&lt;KEY NAME=&quot;&quot;&quot;&amp;[.E118]&amp;&quot;&quot;&quot; TYPE=&quot;&quot;&quot;&amp;IF([.D118]=&quot;PK&quot;;&quot;primary&quot;;&quot;foreign&quot;)&amp;&quot;&quot;&quot; FIELDS=&quot;&quot;&quot;&amp;[.C118]&amp;&quot;&quot;&quot;&quot;&amp;IF([.D118]=&quot;FK&quot;;&quot; REFTABLE=&quot;&quot;&quot;&amp;[.F118]&amp;&quot;&quot;&quot; REFFIELDS=&quot;&quot;&quot;&amp;[.G118]&amp;&quot;&quot;&quot;&quot;;&quot;&quot;)&amp;&quot; &quot;&amp;[.L118]&amp;&quot; COMMENT=&quot;&quot;&quot;&amp;[.J118]&amp;&quot;&quot;&quot;&quot;&amp;IF(AND([.A118]=&quot;Campo&quot;;[.D118]=&quot;PK&quot;);&quot; SEQUENCE=&quot;&quot;true&quot;&quot;&quot;;&quot;&quot;)&amp;&quot;/&gt;&quot;;&quot;&quot;) &amp; IF([.A118]=&quot;Campo&quot;;&quot;&lt;FIELD NAME=&quot;&quot;&quot;&amp;[.C118]&amp;&quot;&quot;&quot; &quot;&amp;[.N118]&amp;&quot; &quot;&amp;[.L118]&amp;IF(AND([.A118]=&quot;Campo&quot;;[.D118]&lt;&gt;&quot;PK&quot;);&quot; SEQUENCE=&quot;&quot;false&quot;&quot; &quot;;&quot;&quot;)&amp;&quot; COMMENT=&quot;&quot;&quot;&amp;[.J118]&amp;&quot;&quot;&quot;/&gt;&quot;;&quot;&quot;) &amp; IF(AND([.A118]=&quot;Campo&quot;;[.A119]=&quot;Chave&quot;);&quot;&lt;/FIELDS&gt;&quot;;&quot;&quot;) &amp; IF(AND([.A118]=&quot;Chave&quot;;[.A119]&lt;&gt;&quot;Chave&quot;);&quot;&lt;/KEYS&gt;&quot;;&quot;&quot;) &amp; IF([.B118]&lt;&gt;[.B119];&quot;&lt;/TABLE&gt;&quot;;&quot;&quot;) &amp; IF(AND([.A118]=&quot;&quot;;[.A117]&lt;&gt;&quot;&quot;);&quot;&lt;/TABLES&gt;&lt;/XMLDB&gt;&quot;;&quot;&quot;)">
            <text:p/>
          </table:table-cell>
          <table:table-cell table:style-name="ce27" table:formula="of:=IF(AND([.A118]=&quot;Campo&quot;;[.A118]&lt;&gt;[.A117]);&quot;&lt;Form name=&quot;&quot;newRecord&quot;&quot;&gt;&quot;;&quot;&quot;)&amp;IF([.A118]=&quot;Campo&quot;;&quot;&lt;&quot;&amp;IF([.D118]=&quot;FK&quot;;&quot;Select &quot;;VLOOKUP([.F118];[$Auxiliar.$A$27:.$B$48];2;0))&amp;&quot; id=&quot;&quot;&quot;&amp;[.C118]&amp;&quot;&quot;&quot; label=&quot;&quot;&quot;&amp;[.C118]&amp;&quot;&quot;&quot;&quot;&amp; IF([.D118]=&quot;FK&quot;;&quot; datasource=&quot;&quot;table:&quot;&amp;VLOOKUP(&quot;Chave&quot;&amp;&quot;.&quot;&amp;[.C118];[.$Q$1:.$R$2300];2;0)&amp;&quot;&quot;&quot; bindid=&quot;&quot;id&quot;&quot; bindvalue=&quot;&quot;name&quot;&quot;&quot;;&quot;&quot;)&amp;&quot;required=&quot;&quot;&quot;&amp;IF([.H118]=&quot;Sim&quot;;&quot;true&quot;;&quot;false&quot;)&amp;&quot;&quot;&quot; /&gt;&quot;;&quot;&quot;)&amp;IF(AND([.A118]=&quot;Chave&quot;;[.A117]=&quot;Campo&quot;);&quot;&lt;/Form&gt;&quot;;&quot;&quot;)">
            <text:p/>
          </table:table-cell>
          <table:table-cell table:style-name="ce27" table:formula="of:=IF([.A118]&lt;&gt;&quot;&quot;;[.A118]&amp;&quot;.&quot;&amp;[.C118];&quot;&quot;)">
            <text:p/>
          </table:table-cell>
          <table:table-cell table:style-name="ce27" table:formula="of:=IF([.A118]&lt;&gt;&quot;&quot;;[.F118];&quot;&quot;)">
            <text:p/>
          </table:table-cell>
        </table:table-row>
        <table:table-row table:style-name="ro1">
          <table:table-cell table:formula="of:=IF([Campos.A119]=&quot;&quot;;&quot;&quot;;[Campos.A119])">
            <text:p/>
          </table:table-cell>
          <table:table-cell table:formula="of:=IF([Campos.B119]=&quot;&quot;;&quot;&quot;;[Campos.B119])">
            <text:p/>
          </table:table-cell>
          <table:table-cell table:formula="of:=IF([Campos.C119]=&quot;&quot;;&quot;&quot;;[Campos.C119])">
            <text:p/>
          </table:table-cell>
          <table:table-cell table:formula="of:=IF([Campos.D119]=&quot;&quot;;&quot;&quot;;[Campos.D119])">
            <text:p/>
          </table:table-cell>
          <table:table-cell table:style-name="ce24" table:formula="of:=IF([.A119]=&quot;Chave&quot;;SUBSTITUTE([.C119];&quot;,&quot;;&quot;_&quot;)&amp;ROW([.C119]);[.C119])">
            <text:p/>
          </table:table-cell>
          <table:table-cell table:formula="of:=IF([Campos.F119]=&quot;&quot;;&quot;&quot;;[Campos.F119])">
            <text:p/>
          </table:table-cell>
          <table:table-cell table:formula="of:=IF([Campos.G119]=&quot;&quot;;&quot;&quot;;[Campos.G119])">
            <text:p/>
          </table:table-cell>
          <table:table-cell table:formula="of:=IF([Campos.H119]=&quot;&quot;;&quot;&quot;;[Campos.H119])">
            <text:p/>
          </table:table-cell>
          <table:table-cell table:formula="of:=IF([Campos.E119]=&quot;&quot;;&quot;&quot;;[Campos.E119])">
            <text:p/>
          </table:table-cell>
          <table:table-cell table:formula="of:=IF([Campos.I119]=&quot;&quot;;&quot;&quot;;[Campos.I119])">
            <text:p/>
          </table:table-cell>
          <table:table-cell table:formula="of:=IF([.B119]=&quot;&quot;;&quot;&quot;;VLOOKUP([.B119];[$Tabelas.$A$1:.$B$136];2;0))">
            <text:p/>
          </table:table-cell>
          <table:table-cell table:formula="of:=IF([.A119]=&quot;Campo&quot;;IF([.A119]=&quot;&quot;;&quot;&quot;;IF([.A119]&lt;&gt;[.A118];&quot;&quot;;&quot;PREVIOUS=&quot;&quot;&quot;&amp;[.C118]&amp;&quot;&quot;&quot; &quot;) &amp; IF([.A119]&lt;&gt;[.A120];&quot;&quot;;&quot;NEXT=&quot;&quot;&quot;&amp;[.C120]&amp;&quot;&quot;&quot;&quot;));IF([.A119]=&quot;&quot;;&quot;&quot;;IF([.A119]&lt;&gt;[.A118];&quot;&quot;;&quot;PREVIOUS=&quot;&quot;&quot;&amp;[.E118]&amp;&quot;&quot;&quot; &quot;) &amp; IF([.A119]&lt;&gt;[.A120];&quot;&quot;;&quot;NEXT=&quot;&quot;&quot;&amp;[.E120]&amp;&quot;&quot;&quot;&quot;)))">
            <text:p/>
          </table:table-cell>
          <table:table-cell table:formula="of:=IF([.B119]=&quot;&quot;;&quot;&quot;;VLOOKUP([.B119];[$Tabelas.$A$1:.$C$136];3;0))">
            <text:p/>
          </table:table-cell>
          <table:table-cell table:formula="of:=IF([.A119]=&quot;Campo&quot;; IF(ISERROR(VLOOKUP([.F119];[$Auxiliar.$A$1:.$E$17];5;0));&quot;TYPE=&quot;&quot;&quot;&amp;[.F119]&amp;&quot;&quot;&quot; LENGTH=&quot;&quot;&quot;&amp;[.G119]&amp;&quot;&quot;&quot; &quot;;VLOOKUP([.F119];[$Auxiliar.$A$1:.$E$17];5;0)) &amp; IF(AND([.A119]=&quot;Campo&quot;;[.D119]=&quot;PK&quot;); IF([.I119]=&quot;Sim&quot;;&quot; SEQUENCE=&quot;&quot;true&quot;&quot;&quot;;&quot; SEQUENCE=&quot;&quot;false&quot;&quot;&quot;);&quot;&quot;)&amp;IF([.H119]&lt;&gt;&quot;&quot;;&quot; NOTNULL=&quot;&quot;&quot;&amp;IF([.H119]=&quot;Sim&quot;;&quot;true&quot;;&quot;false&quot;)&amp;&quot;&quot;&quot;&quot;;&quot;&quot;);&quot;&quot;)">
            <text:p/>
          </table:table-cell>
          <table:table-cell table:style-name="ce26" table:formula="of:=IF(AND([.B119]&lt;&gt;[.B118];[.B119]&lt;&gt;&quot;&quot;);&quot;&lt;TABLE NAME=&quot;&quot;&quot;&amp;[.B119]&amp;&quot;&quot;&quot; COMMENT=&quot;&quot;&quot;&amp;[.K119]&amp;&quot;&quot;&quot; &quot;&amp; [.M119] &amp;&quot;&gt;&lt;FIELDS&gt;&quot;;&quot;&quot;) &amp; IF(AND([.A119]=&quot;Chave&quot;;[.A118]=&quot;Campo&quot;);&quot;&lt;KEYS&gt;&quot;;&quot;&quot;) &amp; IF([.A119]=&quot;Chave&quot;;&quot;&lt;KEY NAME=&quot;&quot;&quot;&amp;[.E119]&amp;&quot;&quot;&quot; TYPE=&quot;&quot;&quot;&amp;IF([.D119]=&quot;PK&quot;;&quot;primary&quot;;&quot;foreign&quot;)&amp;&quot;&quot;&quot; FIELDS=&quot;&quot;&quot;&amp;[.C119]&amp;&quot;&quot;&quot;&quot;&amp;IF([.D119]=&quot;FK&quot;;&quot; REFTABLE=&quot;&quot;&quot;&amp;[.F119]&amp;&quot;&quot;&quot; REFFIELDS=&quot;&quot;&quot;&amp;[.G119]&amp;&quot;&quot;&quot;&quot;;&quot;&quot;)&amp;&quot; &quot;&amp;[.L119]&amp;&quot; COMMENT=&quot;&quot;&quot;&amp;[.J119]&amp;&quot;&quot;&quot;&quot;&amp;IF(AND([.A119]=&quot;Campo&quot;;[.D119]=&quot;PK&quot;);&quot; SEQUENCE=&quot;&quot;true&quot;&quot;&quot;;&quot;&quot;)&amp;&quot;/&gt;&quot;;&quot;&quot;) &amp; IF([.A119]=&quot;Campo&quot;;&quot;&lt;FIELD NAME=&quot;&quot;&quot;&amp;[.C119]&amp;&quot;&quot;&quot; &quot;&amp;[.N119]&amp;&quot; &quot;&amp;[.L119]&amp;IF(AND([.A119]=&quot;Campo&quot;;[.D119]&lt;&gt;&quot;PK&quot;);&quot; SEQUENCE=&quot;&quot;false&quot;&quot; &quot;;&quot;&quot;)&amp;&quot; COMMENT=&quot;&quot;&quot;&amp;[.J119]&amp;&quot;&quot;&quot;/&gt;&quot;;&quot;&quot;) &amp; IF(AND([.A119]=&quot;Campo&quot;;[.A120]=&quot;Chave&quot;);&quot;&lt;/FIELDS&gt;&quot;;&quot;&quot;) &amp; IF(AND([.A119]=&quot;Chave&quot;;[.A120]&lt;&gt;&quot;Chave&quot;);&quot;&lt;/KEYS&gt;&quot;;&quot;&quot;) &amp; IF([.B119]&lt;&gt;[.B120];&quot;&lt;/TABLE&gt;&quot;;&quot;&quot;) &amp; IF(AND([.A119]=&quot;&quot;;[.A118]&lt;&gt;&quot;&quot;);&quot;&lt;/TABLES&gt;&lt;/XMLDB&gt;&quot;;&quot;&quot;)">
            <text:p/>
          </table:table-cell>
          <table:table-cell table:style-name="ce27" table:formula="of:=IF(AND([.A119]=&quot;Campo&quot;;[.A119]&lt;&gt;[.A118]);&quot;&lt;Form name=&quot;&quot;newRecord&quot;&quot;&gt;&quot;;&quot;&quot;)&amp;IF([.A119]=&quot;Campo&quot;;&quot;&lt;&quot;&amp;IF([.D119]=&quot;FK&quot;;&quot;Select &quot;;VLOOKUP([.F119];[$Auxiliar.$A$27:.$B$48];2;0))&amp;&quot; id=&quot;&quot;&quot;&amp;[.C119]&amp;&quot;&quot;&quot; label=&quot;&quot;&quot;&amp;[.C119]&amp;&quot;&quot;&quot;&quot;&amp; IF([.D119]=&quot;FK&quot;;&quot; datasource=&quot;&quot;table:&quot;&amp;VLOOKUP(&quot;Chave&quot;&amp;&quot;.&quot;&amp;[.C119];[.$Q$1:.$R$2300];2;0)&amp;&quot;&quot;&quot; bindid=&quot;&quot;id&quot;&quot; bindvalue=&quot;&quot;name&quot;&quot;&quot;;&quot;&quot;)&amp;&quot;required=&quot;&quot;&quot;&amp;IF([.H119]=&quot;Sim&quot;;&quot;true&quot;;&quot;false&quot;)&amp;&quot;&quot;&quot; /&gt;&quot;;&quot;&quot;)&amp;IF(AND([.A119]=&quot;Chave&quot;;[.A118]=&quot;Campo&quot;);&quot;&lt;/Form&gt;&quot;;&quot;&quot;)">
            <text:p/>
          </table:table-cell>
          <table:table-cell table:style-name="ce27" table:formula="of:=IF([.A119]&lt;&gt;&quot;&quot;;[.A119]&amp;&quot;.&quot;&amp;[.C119];&quot;&quot;)">
            <text:p/>
          </table:table-cell>
          <table:table-cell table:style-name="ce27" table:formula="of:=IF([.A119]&lt;&gt;&quot;&quot;;[.F119];&quot;&quot;)">
            <text:p/>
          </table:table-cell>
        </table:table-row>
        <table:table-row table:style-name="ro1">
          <table:table-cell table:formula="of:=IF([Campos.A120]=&quot;&quot;;&quot;&quot;;[Campos.A120])">
            <text:p/>
          </table:table-cell>
          <table:table-cell table:formula="of:=IF([Campos.B120]=&quot;&quot;;&quot;&quot;;[Campos.B120])">
            <text:p/>
          </table:table-cell>
          <table:table-cell table:formula="of:=IF([Campos.C120]=&quot;&quot;;&quot;&quot;;[Campos.C120])">
            <text:p/>
          </table:table-cell>
          <table:table-cell table:formula="of:=IF([Campos.D120]=&quot;&quot;;&quot;&quot;;[Campos.D120])">
            <text:p/>
          </table:table-cell>
          <table:table-cell table:style-name="ce24" table:formula="of:=IF([.A120]=&quot;Chave&quot;;SUBSTITUTE([.C120];&quot;,&quot;;&quot;_&quot;)&amp;ROW([.C120]);[.C120])">
            <text:p/>
          </table:table-cell>
          <table:table-cell table:formula="of:=IF([Campos.F120]=&quot;&quot;;&quot;&quot;;[Campos.F120])">
            <text:p/>
          </table:table-cell>
          <table:table-cell table:formula="of:=IF([Campos.G120]=&quot;&quot;;&quot;&quot;;[Campos.G120])">
            <text:p/>
          </table:table-cell>
          <table:table-cell table:formula="of:=IF([Campos.H120]=&quot;&quot;;&quot;&quot;;[Campos.H120])">
            <text:p/>
          </table:table-cell>
          <table:table-cell table:formula="of:=IF([Campos.E120]=&quot;&quot;;&quot;&quot;;[Campos.E120])">
            <text:p/>
          </table:table-cell>
          <table:table-cell table:formula="of:=IF([Campos.I120]=&quot;&quot;;&quot;&quot;;[Campos.I120])">
            <text:p/>
          </table:table-cell>
          <table:table-cell table:formula="of:=IF([.B120]=&quot;&quot;;&quot;&quot;;VLOOKUP([.B120];[$Tabelas.$A$1:.$B$136];2;0))">
            <text:p/>
          </table:table-cell>
          <table:table-cell table:formula="of:=IF([.A120]=&quot;Campo&quot;;IF([.A120]=&quot;&quot;;&quot;&quot;;IF([.A120]&lt;&gt;[.A119];&quot;&quot;;&quot;PREVIOUS=&quot;&quot;&quot;&amp;[.C119]&amp;&quot;&quot;&quot; &quot;) &amp; IF([.A120]&lt;&gt;[.A121];&quot;&quot;;&quot;NEXT=&quot;&quot;&quot;&amp;[.C121]&amp;&quot;&quot;&quot;&quot;));IF([.A120]=&quot;&quot;;&quot;&quot;;IF([.A120]&lt;&gt;[.A119];&quot;&quot;;&quot;PREVIOUS=&quot;&quot;&quot;&amp;[.E119]&amp;&quot;&quot;&quot; &quot;) &amp; IF([.A120]&lt;&gt;[.A121];&quot;&quot;;&quot;NEXT=&quot;&quot;&quot;&amp;[.E121]&amp;&quot;&quot;&quot;&quot;)))">
            <text:p/>
          </table:table-cell>
          <table:table-cell table:formula="of:=IF([.B120]=&quot;&quot;;&quot;&quot;;VLOOKUP([.B120];[$Tabelas.$A$1:.$C$136];3;0))">
            <text:p/>
          </table:table-cell>
          <table:table-cell table:formula="of:=IF([.A120]=&quot;Campo&quot;; IF(ISERROR(VLOOKUP([.F120];[$Auxiliar.$A$1:.$E$17];5;0));&quot;TYPE=&quot;&quot;&quot;&amp;[.F120]&amp;&quot;&quot;&quot; LENGTH=&quot;&quot;&quot;&amp;[.G120]&amp;&quot;&quot;&quot; &quot;;VLOOKUP([.F120];[$Auxiliar.$A$1:.$E$17];5;0)) &amp; IF(AND([.A120]=&quot;Campo&quot;;[.D120]=&quot;PK&quot;); IF([.I120]=&quot;Sim&quot;;&quot; SEQUENCE=&quot;&quot;true&quot;&quot;&quot;;&quot; SEQUENCE=&quot;&quot;false&quot;&quot;&quot;);&quot;&quot;)&amp;IF([.H120]&lt;&gt;&quot;&quot;;&quot; NOTNULL=&quot;&quot;&quot;&amp;IF([.H120]=&quot;Sim&quot;;&quot;true&quot;;&quot;false&quot;)&amp;&quot;&quot;&quot;&quot;;&quot;&quot;);&quot;&quot;)">
            <text:p/>
          </table:table-cell>
          <table:table-cell table:style-name="ce26" table:formula="of:=IF(AND([.B120]&lt;&gt;[.B119];[.B120]&lt;&gt;&quot;&quot;);&quot;&lt;TABLE NAME=&quot;&quot;&quot;&amp;[.B120]&amp;&quot;&quot;&quot; COMMENT=&quot;&quot;&quot;&amp;[.K120]&amp;&quot;&quot;&quot; &quot;&amp; [.M120] &amp;&quot;&gt;&lt;FIELDS&gt;&quot;;&quot;&quot;) &amp; IF(AND([.A120]=&quot;Chave&quot;;[.A119]=&quot;Campo&quot;);&quot;&lt;KEYS&gt;&quot;;&quot;&quot;) &amp; IF([.A120]=&quot;Chave&quot;;&quot;&lt;KEY NAME=&quot;&quot;&quot;&amp;[.E120]&amp;&quot;&quot;&quot; TYPE=&quot;&quot;&quot;&amp;IF([.D120]=&quot;PK&quot;;&quot;primary&quot;;&quot;foreign&quot;)&amp;&quot;&quot;&quot; FIELDS=&quot;&quot;&quot;&amp;[.C120]&amp;&quot;&quot;&quot;&quot;&amp;IF([.D120]=&quot;FK&quot;;&quot; REFTABLE=&quot;&quot;&quot;&amp;[.F120]&amp;&quot;&quot;&quot; REFFIELDS=&quot;&quot;&quot;&amp;[.G120]&amp;&quot;&quot;&quot;&quot;;&quot;&quot;)&amp;&quot; &quot;&amp;[.L120]&amp;&quot; COMMENT=&quot;&quot;&quot;&amp;[.J120]&amp;&quot;&quot;&quot;&quot;&amp;IF(AND([.A120]=&quot;Campo&quot;;[.D120]=&quot;PK&quot;);&quot; SEQUENCE=&quot;&quot;true&quot;&quot;&quot;;&quot;&quot;)&amp;&quot;/&gt;&quot;;&quot;&quot;) &amp; IF([.A120]=&quot;Campo&quot;;&quot;&lt;FIELD NAME=&quot;&quot;&quot;&amp;[.C120]&amp;&quot;&quot;&quot; &quot;&amp;[.N120]&amp;&quot; &quot;&amp;[.L120]&amp;IF(AND([.A120]=&quot;Campo&quot;;[.D120]&lt;&gt;&quot;PK&quot;);&quot; SEQUENCE=&quot;&quot;false&quot;&quot; &quot;;&quot;&quot;)&amp;&quot; COMMENT=&quot;&quot;&quot;&amp;[.J120]&amp;&quot;&quot;&quot;/&gt;&quot;;&quot;&quot;) &amp; IF(AND([.A120]=&quot;Campo&quot;;[.A121]=&quot;Chave&quot;);&quot;&lt;/FIELDS&gt;&quot;;&quot;&quot;) &amp; IF(AND([.A120]=&quot;Chave&quot;;[.A121]&lt;&gt;&quot;Chave&quot;);&quot;&lt;/KEYS&gt;&quot;;&quot;&quot;) &amp; IF([.B120]&lt;&gt;[.B121];&quot;&lt;/TABLE&gt;&quot;;&quot;&quot;) &amp; IF(AND([.A120]=&quot;&quot;;[.A119]&lt;&gt;&quot;&quot;);&quot;&lt;/TABLES&gt;&lt;/XMLDB&gt;&quot;;&quot;&quot;)">
            <text:p/>
          </table:table-cell>
          <table:table-cell table:style-name="ce27" table:formula="of:=IF(AND([.A120]=&quot;Campo&quot;;[.A120]&lt;&gt;[.A119]);&quot;&lt;Form name=&quot;&quot;newRecord&quot;&quot;&gt;&quot;;&quot;&quot;)&amp;IF([.A120]=&quot;Campo&quot;;&quot;&lt;&quot;&amp;IF([.D120]=&quot;FK&quot;;&quot;Select &quot;;VLOOKUP([.F120];[$Auxiliar.$A$27:.$B$48];2;0))&amp;&quot; id=&quot;&quot;&quot;&amp;[.C120]&amp;&quot;&quot;&quot; label=&quot;&quot;&quot;&amp;[.C120]&amp;&quot;&quot;&quot;&quot;&amp; IF([.D120]=&quot;FK&quot;;&quot; datasource=&quot;&quot;table:&quot;&amp;VLOOKUP(&quot;Chave&quot;&amp;&quot;.&quot;&amp;[.C120];[.$Q$1:.$R$2300];2;0)&amp;&quot;&quot;&quot; bindid=&quot;&quot;id&quot;&quot; bindvalue=&quot;&quot;name&quot;&quot;&quot;;&quot;&quot;)&amp;&quot;required=&quot;&quot;&quot;&amp;IF([.H120]=&quot;Sim&quot;;&quot;true&quot;;&quot;false&quot;)&amp;&quot;&quot;&quot; /&gt;&quot;;&quot;&quot;)&amp;IF(AND([.A120]=&quot;Chave&quot;;[.A119]=&quot;Campo&quot;);&quot;&lt;/Form&gt;&quot;;&quot;&quot;)">
            <text:p/>
          </table:table-cell>
          <table:table-cell table:style-name="ce27" table:formula="of:=IF([.A120]&lt;&gt;&quot;&quot;;[.A120]&amp;&quot;.&quot;&amp;[.C120];&quot;&quot;)">
            <text:p/>
          </table:table-cell>
          <table:table-cell table:style-name="ce27" table:formula="of:=IF([.A120]&lt;&gt;&quot;&quot;;[.F120];&quot;&quot;)">
            <text:p/>
          </table:table-cell>
        </table:table-row>
        <table:table-row table:style-name="ro1">
          <table:table-cell table:formula="of:=IF([Campos.A121]=&quot;&quot;;&quot;&quot;;[Campos.A121])">
            <text:p/>
          </table:table-cell>
          <table:table-cell table:formula="of:=IF([Campos.B121]=&quot;&quot;;&quot;&quot;;[Campos.B121])">
            <text:p/>
          </table:table-cell>
          <table:table-cell table:formula="of:=IF([Campos.C121]=&quot;&quot;;&quot;&quot;;[Campos.C121])">
            <text:p/>
          </table:table-cell>
          <table:table-cell table:formula="of:=IF([Campos.D121]=&quot;&quot;;&quot;&quot;;[Campos.D121])">
            <text:p/>
          </table:table-cell>
          <table:table-cell table:style-name="ce24" table:formula="of:=IF([.A121]=&quot;Chave&quot;;SUBSTITUTE([.C121];&quot;,&quot;;&quot;_&quot;)&amp;ROW([.C121]);[.C121])">
            <text:p/>
          </table:table-cell>
          <table:table-cell table:formula="of:=IF([Campos.F121]=&quot;&quot;;&quot;&quot;;[Campos.F121])">
            <text:p/>
          </table:table-cell>
          <table:table-cell table:formula="of:=IF([Campos.G121]=&quot;&quot;;&quot;&quot;;[Campos.G121])">
            <text:p/>
          </table:table-cell>
          <table:table-cell table:formula="of:=IF([Campos.H121]=&quot;&quot;;&quot;&quot;;[Campos.H121])">
            <text:p/>
          </table:table-cell>
          <table:table-cell table:formula="of:=IF([Campos.E121]=&quot;&quot;;&quot;&quot;;[Campos.E121])">
            <text:p/>
          </table:table-cell>
          <table:table-cell table:formula="of:=IF([Campos.I121]=&quot;&quot;;&quot;&quot;;[Campos.I121])">
            <text:p/>
          </table:table-cell>
          <table:table-cell table:formula="of:=IF([.B121]=&quot;&quot;;&quot;&quot;;VLOOKUP([.B121];[$Tabelas.$A$1:.$B$136];2;0))">
            <text:p/>
          </table:table-cell>
          <table:table-cell table:formula="of:=IF([.A121]=&quot;Campo&quot;;IF([.A121]=&quot;&quot;;&quot;&quot;;IF([.A121]&lt;&gt;[.A120];&quot;&quot;;&quot;PREVIOUS=&quot;&quot;&quot;&amp;[.C120]&amp;&quot;&quot;&quot; &quot;) &amp; IF([.A121]&lt;&gt;[.A122];&quot;&quot;;&quot;NEXT=&quot;&quot;&quot;&amp;[.C122]&amp;&quot;&quot;&quot;&quot;));IF([.A121]=&quot;&quot;;&quot;&quot;;IF([.A121]&lt;&gt;[.A120];&quot;&quot;;&quot;PREVIOUS=&quot;&quot;&quot;&amp;[.E120]&amp;&quot;&quot;&quot; &quot;) &amp; IF([.A121]&lt;&gt;[.A122];&quot;&quot;;&quot;NEXT=&quot;&quot;&quot;&amp;[.E122]&amp;&quot;&quot;&quot;&quot;)))">
            <text:p/>
          </table:table-cell>
          <table:table-cell table:formula="of:=IF([.B121]=&quot;&quot;;&quot;&quot;;VLOOKUP([.B121];[$Tabelas.$A$1:.$C$136];3;0))">
            <text:p/>
          </table:table-cell>
          <table:table-cell table:formula="of:=IF([.A121]=&quot;Campo&quot;; IF(ISERROR(VLOOKUP([.F121];[$Auxiliar.$A$1:.$E$17];5;0));&quot;TYPE=&quot;&quot;&quot;&amp;[.F121]&amp;&quot;&quot;&quot; LENGTH=&quot;&quot;&quot;&amp;[.G121]&amp;&quot;&quot;&quot; &quot;;VLOOKUP([.F121];[$Auxiliar.$A$1:.$E$17];5;0)) &amp; IF(AND([.A121]=&quot;Campo&quot;;[.D121]=&quot;PK&quot;); IF([.I121]=&quot;Sim&quot;;&quot; SEQUENCE=&quot;&quot;true&quot;&quot;&quot;;&quot; SEQUENCE=&quot;&quot;false&quot;&quot;&quot;);&quot;&quot;)&amp;IF([.H121]&lt;&gt;&quot;&quot;;&quot; NOTNULL=&quot;&quot;&quot;&amp;IF([.H121]=&quot;Sim&quot;;&quot;true&quot;;&quot;false&quot;)&amp;&quot;&quot;&quot;&quot;;&quot;&quot;);&quot;&quot;)">
            <text:p/>
          </table:table-cell>
          <table:table-cell table:style-name="ce26" table:formula="of:=IF(AND([.B121]&lt;&gt;[.B120];[.B121]&lt;&gt;&quot;&quot;);&quot;&lt;TABLE NAME=&quot;&quot;&quot;&amp;[.B121]&amp;&quot;&quot;&quot; COMMENT=&quot;&quot;&quot;&amp;[.K121]&amp;&quot;&quot;&quot; &quot;&amp; [.M121] &amp;&quot;&gt;&lt;FIELDS&gt;&quot;;&quot;&quot;) &amp; IF(AND([.A121]=&quot;Chave&quot;;[.A120]=&quot;Campo&quot;);&quot;&lt;KEYS&gt;&quot;;&quot;&quot;) &amp; IF([.A121]=&quot;Chave&quot;;&quot;&lt;KEY NAME=&quot;&quot;&quot;&amp;[.E121]&amp;&quot;&quot;&quot; TYPE=&quot;&quot;&quot;&amp;IF([.D121]=&quot;PK&quot;;&quot;primary&quot;;&quot;foreign&quot;)&amp;&quot;&quot;&quot; FIELDS=&quot;&quot;&quot;&amp;[.C121]&amp;&quot;&quot;&quot;&quot;&amp;IF([.D121]=&quot;FK&quot;;&quot; REFTABLE=&quot;&quot;&quot;&amp;[.F121]&amp;&quot;&quot;&quot; REFFIELDS=&quot;&quot;&quot;&amp;[.G121]&amp;&quot;&quot;&quot;&quot;;&quot;&quot;)&amp;&quot; &quot;&amp;[.L121]&amp;&quot; COMMENT=&quot;&quot;&quot;&amp;[.J121]&amp;&quot;&quot;&quot;&quot;&amp;IF(AND([.A121]=&quot;Campo&quot;;[.D121]=&quot;PK&quot;);&quot; SEQUENCE=&quot;&quot;true&quot;&quot;&quot;;&quot;&quot;)&amp;&quot;/&gt;&quot;;&quot;&quot;) &amp; IF([.A121]=&quot;Campo&quot;;&quot;&lt;FIELD NAME=&quot;&quot;&quot;&amp;[.C121]&amp;&quot;&quot;&quot; &quot;&amp;[.N121]&amp;&quot; &quot;&amp;[.L121]&amp;IF(AND([.A121]=&quot;Campo&quot;;[.D121]&lt;&gt;&quot;PK&quot;);&quot; SEQUENCE=&quot;&quot;false&quot;&quot; &quot;;&quot;&quot;)&amp;&quot; COMMENT=&quot;&quot;&quot;&amp;[.J121]&amp;&quot;&quot;&quot;/&gt;&quot;;&quot;&quot;) &amp; IF(AND([.A121]=&quot;Campo&quot;;[.A122]=&quot;Chave&quot;);&quot;&lt;/FIELDS&gt;&quot;;&quot;&quot;) &amp; IF(AND([.A121]=&quot;Chave&quot;;[.A122]&lt;&gt;&quot;Chave&quot;);&quot;&lt;/KEYS&gt;&quot;;&quot;&quot;) &amp; IF([.B121]&lt;&gt;[.B122];&quot;&lt;/TABLE&gt;&quot;;&quot;&quot;) &amp; IF(AND([.A121]=&quot;&quot;;[.A120]&lt;&gt;&quot;&quot;);&quot;&lt;/TABLES&gt;&lt;/XMLDB&gt;&quot;;&quot;&quot;)">
            <text:p/>
          </table:table-cell>
          <table:table-cell table:style-name="ce27" table:formula="of:=IF(AND([.A121]=&quot;Campo&quot;;[.A121]&lt;&gt;[.A120]);&quot;&lt;Form name=&quot;&quot;newRecord&quot;&quot;&gt;&quot;;&quot;&quot;)&amp;IF([.A121]=&quot;Campo&quot;;&quot;&lt;&quot;&amp;IF([.D121]=&quot;FK&quot;;&quot;Select &quot;;VLOOKUP([.F121];[$Auxiliar.$A$27:.$B$48];2;0))&amp;&quot; id=&quot;&quot;&quot;&amp;[.C121]&amp;&quot;&quot;&quot; label=&quot;&quot;&quot;&amp;[.C121]&amp;&quot;&quot;&quot;&quot;&amp; IF([.D121]=&quot;FK&quot;;&quot; datasource=&quot;&quot;table:&quot;&amp;VLOOKUP(&quot;Chave&quot;&amp;&quot;.&quot;&amp;[.C121];[.$Q$1:.$R$2300];2;0)&amp;&quot;&quot;&quot; bindid=&quot;&quot;id&quot;&quot; bindvalue=&quot;&quot;name&quot;&quot;&quot;;&quot;&quot;)&amp;&quot;required=&quot;&quot;&quot;&amp;IF([.H121]=&quot;Sim&quot;;&quot;true&quot;;&quot;false&quot;)&amp;&quot;&quot;&quot; /&gt;&quot;;&quot;&quot;)&amp;IF(AND([.A121]=&quot;Chave&quot;;[.A120]=&quot;Campo&quot;);&quot;&lt;/Form&gt;&quot;;&quot;&quot;)">
            <text:p/>
          </table:table-cell>
          <table:table-cell table:style-name="ce27" table:formula="of:=IF([.A121]&lt;&gt;&quot;&quot;;[.A121]&amp;&quot;.&quot;&amp;[.C121];&quot;&quot;)">
            <text:p/>
          </table:table-cell>
          <table:table-cell table:style-name="ce27" table:formula="of:=IF([.A121]&lt;&gt;&quot;&quot;;[.F121];&quot;&quot;)">
            <text:p/>
          </table:table-cell>
        </table:table-row>
        <table:table-row table:style-name="ro1">
          <table:table-cell table:formula="of:=IF([Campos.A122]=&quot;&quot;;&quot;&quot;;[Campos.A122])">
            <text:p/>
          </table:table-cell>
          <table:table-cell table:formula="of:=IF([Campos.B122]=&quot;&quot;;&quot;&quot;;[Campos.B122])">
            <text:p/>
          </table:table-cell>
          <table:table-cell table:formula="of:=IF([Campos.C122]=&quot;&quot;;&quot;&quot;;[Campos.C122])">
            <text:p/>
          </table:table-cell>
          <table:table-cell table:formula="of:=IF([Campos.D122]=&quot;&quot;;&quot;&quot;;[Campos.D122])">
            <text:p/>
          </table:table-cell>
          <table:table-cell table:style-name="ce24" table:formula="of:=IF([.A122]=&quot;Chave&quot;;SUBSTITUTE([.C122];&quot;,&quot;;&quot;_&quot;)&amp;ROW([.C122]);[.C122])">
            <text:p/>
          </table:table-cell>
          <table:table-cell table:formula="of:=IF([Campos.F122]=&quot;&quot;;&quot;&quot;;[Campos.F122])">
            <text:p/>
          </table:table-cell>
          <table:table-cell table:formula="of:=IF([Campos.G122]=&quot;&quot;;&quot;&quot;;[Campos.G122])">
            <text:p/>
          </table:table-cell>
          <table:table-cell table:formula="of:=IF([Campos.H122]=&quot;&quot;;&quot;&quot;;[Campos.H122])">
            <text:p/>
          </table:table-cell>
          <table:table-cell table:formula="of:=IF([Campos.E122]=&quot;&quot;;&quot;&quot;;[Campos.E122])">
            <text:p/>
          </table:table-cell>
          <table:table-cell table:formula="of:=IF([Campos.I122]=&quot;&quot;;&quot;&quot;;[Campos.I122])">
            <text:p/>
          </table:table-cell>
          <table:table-cell table:formula="of:=IF([.B122]=&quot;&quot;;&quot;&quot;;VLOOKUP([.B122];[$Tabelas.$A$1:.$B$136];2;0))">
            <text:p/>
          </table:table-cell>
          <table:table-cell table:formula="of:=IF([.A122]=&quot;Campo&quot;;IF([.A122]=&quot;&quot;;&quot;&quot;;IF([.A122]&lt;&gt;[.A121];&quot;&quot;;&quot;PREVIOUS=&quot;&quot;&quot;&amp;[.C121]&amp;&quot;&quot;&quot; &quot;) &amp; IF([.A122]&lt;&gt;[.A123];&quot;&quot;;&quot;NEXT=&quot;&quot;&quot;&amp;[.C123]&amp;&quot;&quot;&quot;&quot;));IF([.A122]=&quot;&quot;;&quot;&quot;;IF([.A122]&lt;&gt;[.A121];&quot;&quot;;&quot;PREVIOUS=&quot;&quot;&quot;&amp;[.E121]&amp;&quot;&quot;&quot; &quot;) &amp; IF([.A122]&lt;&gt;[.A123];&quot;&quot;;&quot;NEXT=&quot;&quot;&quot;&amp;[.E123]&amp;&quot;&quot;&quot;&quot;)))">
            <text:p/>
          </table:table-cell>
          <table:table-cell table:formula="of:=IF([.B122]=&quot;&quot;;&quot;&quot;;VLOOKUP([.B122];[$Tabelas.$A$1:.$C$136];3;0))">
            <text:p/>
          </table:table-cell>
          <table:table-cell table:formula="of:=IF([.A122]=&quot;Campo&quot;; IF(ISERROR(VLOOKUP([.F122];[$Auxiliar.$A$1:.$E$17];5;0));&quot;TYPE=&quot;&quot;&quot;&amp;[.F122]&amp;&quot;&quot;&quot; LENGTH=&quot;&quot;&quot;&amp;[.G122]&amp;&quot;&quot;&quot; &quot;;VLOOKUP([.F122];[$Auxiliar.$A$1:.$E$17];5;0)) &amp; IF(AND([.A122]=&quot;Campo&quot;;[.D122]=&quot;PK&quot;); IF([.I122]=&quot;Sim&quot;;&quot; SEQUENCE=&quot;&quot;true&quot;&quot;&quot;;&quot; SEQUENCE=&quot;&quot;false&quot;&quot;&quot;);&quot;&quot;)&amp;IF([.H122]&lt;&gt;&quot;&quot;;&quot; NOTNULL=&quot;&quot;&quot;&amp;IF([.H122]=&quot;Sim&quot;;&quot;true&quot;;&quot;false&quot;)&amp;&quot;&quot;&quot;&quot;;&quot;&quot;);&quot;&quot;)">
            <text:p/>
          </table:table-cell>
          <table:table-cell table:style-name="ce26" table:formula="of:=IF(AND([.B122]&lt;&gt;[.B121];[.B122]&lt;&gt;&quot;&quot;);&quot;&lt;TABLE NAME=&quot;&quot;&quot;&amp;[.B122]&amp;&quot;&quot;&quot; COMMENT=&quot;&quot;&quot;&amp;[.K122]&amp;&quot;&quot;&quot; &quot;&amp; [.M122] &amp;&quot;&gt;&lt;FIELDS&gt;&quot;;&quot;&quot;) &amp; IF(AND([.A122]=&quot;Chave&quot;;[.A121]=&quot;Campo&quot;);&quot;&lt;KEYS&gt;&quot;;&quot;&quot;) &amp; IF([.A122]=&quot;Chave&quot;;&quot;&lt;KEY NAME=&quot;&quot;&quot;&amp;[.E122]&amp;&quot;&quot;&quot; TYPE=&quot;&quot;&quot;&amp;IF([.D122]=&quot;PK&quot;;&quot;primary&quot;;&quot;foreign&quot;)&amp;&quot;&quot;&quot; FIELDS=&quot;&quot;&quot;&amp;[.C122]&amp;&quot;&quot;&quot;&quot;&amp;IF([.D122]=&quot;FK&quot;;&quot; REFTABLE=&quot;&quot;&quot;&amp;[.F122]&amp;&quot;&quot;&quot; REFFIELDS=&quot;&quot;&quot;&amp;[.G122]&amp;&quot;&quot;&quot;&quot;;&quot;&quot;)&amp;&quot; &quot;&amp;[.L122]&amp;&quot; COMMENT=&quot;&quot;&quot;&amp;[.J122]&amp;&quot;&quot;&quot;&quot;&amp;IF(AND([.A122]=&quot;Campo&quot;;[.D122]=&quot;PK&quot;);&quot; SEQUENCE=&quot;&quot;true&quot;&quot;&quot;;&quot;&quot;)&amp;&quot;/&gt;&quot;;&quot;&quot;) &amp; IF([.A122]=&quot;Campo&quot;;&quot;&lt;FIELD NAME=&quot;&quot;&quot;&amp;[.C122]&amp;&quot;&quot;&quot; &quot;&amp;[.N122]&amp;&quot; &quot;&amp;[.L122]&amp;IF(AND([.A122]=&quot;Campo&quot;;[.D122]&lt;&gt;&quot;PK&quot;);&quot; SEQUENCE=&quot;&quot;false&quot;&quot; &quot;;&quot;&quot;)&amp;&quot; COMMENT=&quot;&quot;&quot;&amp;[.J122]&amp;&quot;&quot;&quot;/&gt;&quot;;&quot;&quot;) &amp; IF(AND([.A122]=&quot;Campo&quot;;[.A123]=&quot;Chave&quot;);&quot;&lt;/FIELDS&gt;&quot;;&quot;&quot;) &amp; IF(AND([.A122]=&quot;Chave&quot;;[.A123]&lt;&gt;&quot;Chave&quot;);&quot;&lt;/KEYS&gt;&quot;;&quot;&quot;) &amp; IF([.B122]&lt;&gt;[.B123];&quot;&lt;/TABLE&gt;&quot;;&quot;&quot;) &amp; IF(AND([.A122]=&quot;&quot;;[.A121]&lt;&gt;&quot;&quot;);&quot;&lt;/TABLES&gt;&lt;/XMLDB&gt;&quot;;&quot;&quot;)">
            <text:p/>
          </table:table-cell>
          <table:table-cell table:style-name="ce27" table:formula="of:=IF(AND([.A122]=&quot;Campo&quot;;[.A122]&lt;&gt;[.A121]);&quot;&lt;Form name=&quot;&quot;newRecord&quot;&quot;&gt;&quot;;&quot;&quot;)&amp;IF([.A122]=&quot;Campo&quot;;&quot;&lt;&quot;&amp;IF([.D122]=&quot;FK&quot;;&quot;Select &quot;;VLOOKUP([.F122];[$Auxiliar.$A$27:.$B$48];2;0))&amp;&quot; id=&quot;&quot;&quot;&amp;[.C122]&amp;&quot;&quot;&quot; label=&quot;&quot;&quot;&amp;[.C122]&amp;&quot;&quot;&quot;&quot;&amp; IF([.D122]=&quot;FK&quot;;&quot; datasource=&quot;&quot;table:&quot;&amp;VLOOKUP(&quot;Chave&quot;&amp;&quot;.&quot;&amp;[.C122];[.$Q$1:.$R$2300];2;0)&amp;&quot;&quot;&quot; bindid=&quot;&quot;id&quot;&quot; bindvalue=&quot;&quot;name&quot;&quot;&quot;;&quot;&quot;)&amp;&quot;required=&quot;&quot;&quot;&amp;IF([.H122]=&quot;Sim&quot;;&quot;true&quot;;&quot;false&quot;)&amp;&quot;&quot;&quot; /&gt;&quot;;&quot;&quot;)&amp;IF(AND([.A122]=&quot;Chave&quot;;[.A121]=&quot;Campo&quot;);&quot;&lt;/Form&gt;&quot;;&quot;&quot;)">
            <text:p/>
          </table:table-cell>
          <table:table-cell table:style-name="ce27" table:formula="of:=IF([.A122]&lt;&gt;&quot;&quot;;[.A122]&amp;&quot;.&quot;&amp;[.C122];&quot;&quot;)">
            <text:p/>
          </table:table-cell>
          <table:table-cell table:style-name="ce27" table:formula="of:=IF([.A122]&lt;&gt;&quot;&quot;;[.F122];&quot;&quot;)">
            <text:p/>
          </table:table-cell>
        </table:table-row>
        <table:table-row table:style-name="ro1">
          <table:table-cell table:formula="of:=IF([Campos.A123]=&quot;&quot;;&quot;&quot;;[Campos.A123])">
            <text:p/>
          </table:table-cell>
          <table:table-cell table:formula="of:=IF([Campos.B123]=&quot;&quot;;&quot;&quot;;[Campos.B123])">
            <text:p/>
          </table:table-cell>
          <table:table-cell table:formula="of:=IF([Campos.C123]=&quot;&quot;;&quot;&quot;;[Campos.C123])">
            <text:p/>
          </table:table-cell>
          <table:table-cell table:formula="of:=IF([Campos.D123]=&quot;&quot;;&quot;&quot;;[Campos.D123])">
            <text:p/>
          </table:table-cell>
          <table:table-cell table:style-name="ce24" table:formula="of:=IF([.A123]=&quot;Chave&quot;;SUBSTITUTE([.C123];&quot;,&quot;;&quot;_&quot;)&amp;ROW([.C123]);[.C123])">
            <text:p/>
          </table:table-cell>
          <table:table-cell table:formula="of:=IF([Campos.F123]=&quot;&quot;;&quot;&quot;;[Campos.F123])">
            <text:p/>
          </table:table-cell>
          <table:table-cell table:formula="of:=IF([Campos.G123]=&quot;&quot;;&quot;&quot;;[Campos.G123])">
            <text:p/>
          </table:table-cell>
          <table:table-cell table:formula="of:=IF([Campos.H123]=&quot;&quot;;&quot;&quot;;[Campos.H123])">
            <text:p/>
          </table:table-cell>
          <table:table-cell table:formula="of:=IF([Campos.E123]=&quot;&quot;;&quot;&quot;;[Campos.E123])">
            <text:p/>
          </table:table-cell>
          <table:table-cell table:formula="of:=IF([Campos.I123]=&quot;&quot;;&quot;&quot;;[Campos.I123])">
            <text:p/>
          </table:table-cell>
          <table:table-cell table:formula="of:=IF([.B123]=&quot;&quot;;&quot;&quot;;VLOOKUP([.B123];[$Tabelas.$A$1:.$B$136];2;0))">
            <text:p/>
          </table:table-cell>
          <table:table-cell table:formula="of:=IF([.A123]=&quot;Campo&quot;;IF([.A123]=&quot;&quot;;&quot;&quot;;IF([.A123]&lt;&gt;[.A122];&quot;&quot;;&quot;PREVIOUS=&quot;&quot;&quot;&amp;[.C122]&amp;&quot;&quot;&quot; &quot;) &amp; IF([.A123]&lt;&gt;[.A124];&quot;&quot;;&quot;NEXT=&quot;&quot;&quot;&amp;[.C124]&amp;&quot;&quot;&quot;&quot;));IF([.A123]=&quot;&quot;;&quot;&quot;;IF([.A123]&lt;&gt;[.A122];&quot;&quot;;&quot;PREVIOUS=&quot;&quot;&quot;&amp;[.E122]&amp;&quot;&quot;&quot; &quot;) &amp; IF([.A123]&lt;&gt;[.A124];&quot;&quot;;&quot;NEXT=&quot;&quot;&quot;&amp;[.E124]&amp;&quot;&quot;&quot;&quot;)))">
            <text:p/>
          </table:table-cell>
          <table:table-cell table:formula="of:=IF([.B123]=&quot;&quot;;&quot;&quot;;VLOOKUP([.B123];[$Tabelas.$A$1:.$C$136];3;0))">
            <text:p/>
          </table:table-cell>
          <table:table-cell table:formula="of:=IF([.A123]=&quot;Campo&quot;; IF(ISERROR(VLOOKUP([.F123];[$Auxiliar.$A$1:.$E$17];5;0));&quot;TYPE=&quot;&quot;&quot;&amp;[.F123]&amp;&quot;&quot;&quot; LENGTH=&quot;&quot;&quot;&amp;[.G123]&amp;&quot;&quot;&quot; &quot;;VLOOKUP([.F123];[$Auxiliar.$A$1:.$E$17];5;0)) &amp; IF(AND([.A123]=&quot;Campo&quot;;[.D123]=&quot;PK&quot;); IF([.I123]=&quot;Sim&quot;;&quot; SEQUENCE=&quot;&quot;true&quot;&quot;&quot;;&quot; SEQUENCE=&quot;&quot;false&quot;&quot;&quot;);&quot;&quot;)&amp;IF([.H123]&lt;&gt;&quot;&quot;;&quot; NOTNULL=&quot;&quot;&quot;&amp;IF([.H123]=&quot;Sim&quot;;&quot;true&quot;;&quot;false&quot;)&amp;&quot;&quot;&quot;&quot;;&quot;&quot;);&quot;&quot;)">
            <text:p/>
          </table:table-cell>
          <table:table-cell table:style-name="ce26" table:formula="of:=IF(AND([.B123]&lt;&gt;[.B122];[.B123]&lt;&gt;&quot;&quot;);&quot;&lt;TABLE NAME=&quot;&quot;&quot;&amp;[.B123]&amp;&quot;&quot;&quot; COMMENT=&quot;&quot;&quot;&amp;[.K123]&amp;&quot;&quot;&quot; &quot;&amp; [.M123] &amp;&quot;&gt;&lt;FIELDS&gt;&quot;;&quot;&quot;) &amp; IF(AND([.A123]=&quot;Chave&quot;;[.A122]=&quot;Campo&quot;);&quot;&lt;KEYS&gt;&quot;;&quot;&quot;) &amp; IF([.A123]=&quot;Chave&quot;;&quot;&lt;KEY NAME=&quot;&quot;&quot;&amp;[.E123]&amp;&quot;&quot;&quot; TYPE=&quot;&quot;&quot;&amp;IF([.D123]=&quot;PK&quot;;&quot;primary&quot;;&quot;foreign&quot;)&amp;&quot;&quot;&quot; FIELDS=&quot;&quot;&quot;&amp;[.C123]&amp;&quot;&quot;&quot;&quot;&amp;IF([.D123]=&quot;FK&quot;;&quot; REFTABLE=&quot;&quot;&quot;&amp;[.F123]&amp;&quot;&quot;&quot; REFFIELDS=&quot;&quot;&quot;&amp;[.G123]&amp;&quot;&quot;&quot;&quot;;&quot;&quot;)&amp;&quot; &quot;&amp;[.L123]&amp;&quot; COMMENT=&quot;&quot;&quot;&amp;[.J123]&amp;&quot;&quot;&quot;&quot;&amp;IF(AND([.A123]=&quot;Campo&quot;;[.D123]=&quot;PK&quot;);&quot; SEQUENCE=&quot;&quot;true&quot;&quot;&quot;;&quot;&quot;)&amp;&quot;/&gt;&quot;;&quot;&quot;) &amp; IF([.A123]=&quot;Campo&quot;;&quot;&lt;FIELD NAME=&quot;&quot;&quot;&amp;[.C123]&amp;&quot;&quot;&quot; &quot;&amp;[.N123]&amp;&quot; &quot;&amp;[.L123]&amp;IF(AND([.A123]=&quot;Campo&quot;;[.D123]&lt;&gt;&quot;PK&quot;);&quot; SEQUENCE=&quot;&quot;false&quot;&quot; &quot;;&quot;&quot;)&amp;&quot; COMMENT=&quot;&quot;&quot;&amp;[.J123]&amp;&quot;&quot;&quot;/&gt;&quot;;&quot;&quot;) &amp; IF(AND([.A123]=&quot;Campo&quot;;[.A124]=&quot;Chave&quot;);&quot;&lt;/FIELDS&gt;&quot;;&quot;&quot;) &amp; IF(AND([.A123]=&quot;Chave&quot;;[.A124]&lt;&gt;&quot;Chave&quot;);&quot;&lt;/KEYS&gt;&quot;;&quot;&quot;) &amp; IF([.B123]&lt;&gt;[.B124];&quot;&lt;/TABLE&gt;&quot;;&quot;&quot;) &amp; IF(AND([.A123]=&quot;&quot;;[.A122]&lt;&gt;&quot;&quot;);&quot;&lt;/TABLES&gt;&lt;/XMLDB&gt;&quot;;&quot;&quot;)">
            <text:p/>
          </table:table-cell>
          <table:table-cell table:style-name="ce27" table:formula="of:=IF(AND([.A123]=&quot;Campo&quot;;[.A123]&lt;&gt;[.A122]);&quot;&lt;Form name=&quot;&quot;newRecord&quot;&quot;&gt;&quot;;&quot;&quot;)&amp;IF([.A123]=&quot;Campo&quot;;&quot;&lt;&quot;&amp;IF([.D123]=&quot;FK&quot;;&quot;Select &quot;;VLOOKUP([.F123];[$Auxiliar.$A$27:.$B$48];2;0))&amp;&quot; id=&quot;&quot;&quot;&amp;[.C123]&amp;&quot;&quot;&quot; label=&quot;&quot;&quot;&amp;[.C123]&amp;&quot;&quot;&quot;&quot;&amp; IF([.D123]=&quot;FK&quot;;&quot; datasource=&quot;&quot;table:&quot;&amp;VLOOKUP(&quot;Chave&quot;&amp;&quot;.&quot;&amp;[.C123];[.$Q$1:.$R$2300];2;0)&amp;&quot;&quot;&quot; bindid=&quot;&quot;id&quot;&quot; bindvalue=&quot;&quot;name&quot;&quot;&quot;;&quot;&quot;)&amp;&quot;required=&quot;&quot;&quot;&amp;IF([.H123]=&quot;Sim&quot;;&quot;true&quot;;&quot;false&quot;)&amp;&quot;&quot;&quot; /&gt;&quot;;&quot;&quot;)&amp;IF(AND([.A123]=&quot;Chave&quot;;[.A122]=&quot;Campo&quot;);&quot;&lt;/Form&gt;&quot;;&quot;&quot;)">
            <text:p/>
          </table:table-cell>
          <table:table-cell table:style-name="ce27" table:formula="of:=IF([.A123]&lt;&gt;&quot;&quot;;[.A123]&amp;&quot;.&quot;&amp;[.C123];&quot;&quot;)">
            <text:p/>
          </table:table-cell>
          <table:table-cell table:style-name="ce27" table:formula="of:=IF([.A123]&lt;&gt;&quot;&quot;;[.F123];&quot;&quot;)">
            <text:p/>
          </table:table-cell>
        </table:table-row>
        <table:table-row table:style-name="ro1">
          <table:table-cell table:formula="of:=IF([Campos.A124]=&quot;&quot;;&quot;&quot;;[Campos.A124])">
            <text:p/>
          </table:table-cell>
          <table:table-cell table:formula="of:=IF([Campos.B124]=&quot;&quot;;&quot;&quot;;[Campos.B124])">
            <text:p/>
          </table:table-cell>
          <table:table-cell table:formula="of:=IF([Campos.C124]=&quot;&quot;;&quot;&quot;;[Campos.C124])">
            <text:p/>
          </table:table-cell>
          <table:table-cell table:formula="of:=IF([Campos.D124]=&quot;&quot;;&quot;&quot;;[Campos.D124])">
            <text:p/>
          </table:table-cell>
          <table:table-cell table:style-name="ce24" table:formula="of:=IF([.A124]=&quot;Chave&quot;;SUBSTITUTE([.C124];&quot;,&quot;;&quot;_&quot;)&amp;ROW([.C124]);[.C124])">
            <text:p/>
          </table:table-cell>
          <table:table-cell table:formula="of:=IF([Campos.F124]=&quot;&quot;;&quot;&quot;;[Campos.F124])">
            <text:p/>
          </table:table-cell>
          <table:table-cell table:formula="of:=IF([Campos.G124]=&quot;&quot;;&quot;&quot;;[Campos.G124])">
            <text:p/>
          </table:table-cell>
          <table:table-cell table:formula="of:=IF([Campos.H124]=&quot;&quot;;&quot;&quot;;[Campos.H124])">
            <text:p/>
          </table:table-cell>
          <table:table-cell table:formula="of:=IF([Campos.E124]=&quot;&quot;;&quot;&quot;;[Campos.E124])">
            <text:p/>
          </table:table-cell>
          <table:table-cell table:formula="of:=IF([Campos.I124]=&quot;&quot;;&quot;&quot;;[Campos.I124])">
            <text:p/>
          </table:table-cell>
          <table:table-cell table:formula="of:=IF([.B124]=&quot;&quot;;&quot;&quot;;VLOOKUP([.B124];[$Tabelas.$A$1:.$B$136];2;0))">
            <text:p/>
          </table:table-cell>
          <table:table-cell table:formula="of:=IF([.A124]=&quot;Campo&quot;;IF([.A124]=&quot;&quot;;&quot;&quot;;IF([.A124]&lt;&gt;[.A123];&quot;&quot;;&quot;PREVIOUS=&quot;&quot;&quot;&amp;[.C123]&amp;&quot;&quot;&quot; &quot;) &amp; IF([.A124]&lt;&gt;[.A125];&quot;&quot;;&quot;NEXT=&quot;&quot;&quot;&amp;[.C125]&amp;&quot;&quot;&quot;&quot;));IF([.A124]=&quot;&quot;;&quot;&quot;;IF([.A124]&lt;&gt;[.A123];&quot;&quot;;&quot;PREVIOUS=&quot;&quot;&quot;&amp;[.E123]&amp;&quot;&quot;&quot; &quot;) &amp; IF([.A124]&lt;&gt;[.A125];&quot;&quot;;&quot;NEXT=&quot;&quot;&quot;&amp;[.E125]&amp;&quot;&quot;&quot;&quot;)))">
            <text:p/>
          </table:table-cell>
          <table:table-cell table:formula="of:=IF([.B124]=&quot;&quot;;&quot;&quot;;VLOOKUP([.B124];[$Tabelas.$A$1:.$C$136];3;0))">
            <text:p/>
          </table:table-cell>
          <table:table-cell table:formula="of:=IF([.A124]=&quot;Campo&quot;; IF(ISERROR(VLOOKUP([.F124];[$Auxiliar.$A$1:.$E$17];5;0));&quot;TYPE=&quot;&quot;&quot;&amp;[.F124]&amp;&quot;&quot;&quot; LENGTH=&quot;&quot;&quot;&amp;[.G124]&amp;&quot;&quot;&quot; &quot;;VLOOKUP([.F124];[$Auxiliar.$A$1:.$E$17];5;0)) &amp; IF(AND([.A124]=&quot;Campo&quot;;[.D124]=&quot;PK&quot;); IF([.I124]=&quot;Sim&quot;;&quot; SEQUENCE=&quot;&quot;true&quot;&quot;&quot;;&quot; SEQUENCE=&quot;&quot;false&quot;&quot;&quot;);&quot;&quot;)&amp;IF([.H124]&lt;&gt;&quot;&quot;;&quot; NOTNULL=&quot;&quot;&quot;&amp;IF([.H124]=&quot;Sim&quot;;&quot;true&quot;;&quot;false&quot;)&amp;&quot;&quot;&quot;&quot;;&quot;&quot;);&quot;&quot;)">
            <text:p/>
          </table:table-cell>
          <table:table-cell table:style-name="ce26" table:formula="of:=IF(AND([.B124]&lt;&gt;[.B123];[.B124]&lt;&gt;&quot;&quot;);&quot;&lt;TABLE NAME=&quot;&quot;&quot;&amp;[.B124]&amp;&quot;&quot;&quot; COMMENT=&quot;&quot;&quot;&amp;[.K124]&amp;&quot;&quot;&quot; &quot;&amp; [.M124] &amp;&quot;&gt;&lt;FIELDS&gt;&quot;;&quot;&quot;) &amp; IF(AND([.A124]=&quot;Chave&quot;;[.A123]=&quot;Campo&quot;);&quot;&lt;KEYS&gt;&quot;;&quot;&quot;) &amp; IF([.A124]=&quot;Chave&quot;;&quot;&lt;KEY NAME=&quot;&quot;&quot;&amp;[.E124]&amp;&quot;&quot;&quot; TYPE=&quot;&quot;&quot;&amp;IF([.D124]=&quot;PK&quot;;&quot;primary&quot;;&quot;foreign&quot;)&amp;&quot;&quot;&quot; FIELDS=&quot;&quot;&quot;&amp;[.C124]&amp;&quot;&quot;&quot;&quot;&amp;IF([.D124]=&quot;FK&quot;;&quot; REFTABLE=&quot;&quot;&quot;&amp;[.F124]&amp;&quot;&quot;&quot; REFFIELDS=&quot;&quot;&quot;&amp;[.G124]&amp;&quot;&quot;&quot;&quot;;&quot;&quot;)&amp;&quot; &quot;&amp;[.L124]&amp;&quot; COMMENT=&quot;&quot;&quot;&amp;[.J124]&amp;&quot;&quot;&quot;&quot;&amp;IF(AND([.A124]=&quot;Campo&quot;;[.D124]=&quot;PK&quot;);&quot; SEQUENCE=&quot;&quot;true&quot;&quot;&quot;;&quot;&quot;)&amp;&quot;/&gt;&quot;;&quot;&quot;) &amp; IF([.A124]=&quot;Campo&quot;;&quot;&lt;FIELD NAME=&quot;&quot;&quot;&amp;[.C124]&amp;&quot;&quot;&quot; &quot;&amp;[.N124]&amp;&quot; &quot;&amp;[.L124]&amp;IF(AND([.A124]=&quot;Campo&quot;;[.D124]&lt;&gt;&quot;PK&quot;);&quot; SEQUENCE=&quot;&quot;false&quot;&quot; &quot;;&quot;&quot;)&amp;&quot; COMMENT=&quot;&quot;&quot;&amp;[.J124]&amp;&quot;&quot;&quot;/&gt;&quot;;&quot;&quot;) &amp; IF(AND([.A124]=&quot;Campo&quot;;[.A125]=&quot;Chave&quot;);&quot;&lt;/FIELDS&gt;&quot;;&quot;&quot;) &amp; IF(AND([.A124]=&quot;Chave&quot;;[.A125]&lt;&gt;&quot;Chave&quot;);&quot;&lt;/KEYS&gt;&quot;;&quot;&quot;) &amp; IF([.B124]&lt;&gt;[.B125];&quot;&lt;/TABLE&gt;&quot;;&quot;&quot;) &amp; IF(AND([.A124]=&quot;&quot;;[.A123]&lt;&gt;&quot;&quot;);&quot;&lt;/TABLES&gt;&lt;/XMLDB&gt;&quot;;&quot;&quot;)">
            <text:p/>
          </table:table-cell>
          <table:table-cell table:style-name="ce27" table:formula="of:=IF(AND([.A124]=&quot;Campo&quot;;[.A124]&lt;&gt;[.A123]);&quot;&lt;Form name=&quot;&quot;newRecord&quot;&quot;&gt;&quot;;&quot;&quot;)&amp;IF([.A124]=&quot;Campo&quot;;&quot;&lt;&quot;&amp;IF([.D124]=&quot;FK&quot;;&quot;Select &quot;;VLOOKUP([.F124];[$Auxiliar.$A$27:.$B$48];2;0))&amp;&quot; id=&quot;&quot;&quot;&amp;[.C124]&amp;&quot;&quot;&quot; label=&quot;&quot;&quot;&amp;[.C124]&amp;&quot;&quot;&quot;&quot;&amp; IF([.D124]=&quot;FK&quot;;&quot; datasource=&quot;&quot;table:&quot;&amp;VLOOKUP(&quot;Chave&quot;&amp;&quot;.&quot;&amp;[.C124];[.$Q$1:.$R$2300];2;0)&amp;&quot;&quot;&quot; bindid=&quot;&quot;id&quot;&quot; bindvalue=&quot;&quot;name&quot;&quot;&quot;;&quot;&quot;)&amp;&quot;required=&quot;&quot;&quot;&amp;IF([.H124]=&quot;Sim&quot;;&quot;true&quot;;&quot;false&quot;)&amp;&quot;&quot;&quot; /&gt;&quot;;&quot;&quot;)&amp;IF(AND([.A124]=&quot;Chave&quot;;[.A123]=&quot;Campo&quot;);&quot;&lt;/Form&gt;&quot;;&quot;&quot;)">
            <text:p/>
          </table:table-cell>
          <table:table-cell table:style-name="ce27" table:formula="of:=IF([.A124]&lt;&gt;&quot;&quot;;[.A124]&amp;&quot;.&quot;&amp;[.C124];&quot;&quot;)">
            <text:p/>
          </table:table-cell>
          <table:table-cell table:style-name="ce27" table:formula="of:=IF([.A124]&lt;&gt;&quot;&quot;;[.F124];&quot;&quot;)">
            <text:p/>
          </table:table-cell>
        </table:table-row>
        <table:table-row table:style-name="ro1">
          <table:table-cell table:formula="of:=IF([Campos.A125]=&quot;&quot;;&quot;&quot;;[Campos.A125])">
            <text:p/>
          </table:table-cell>
          <table:table-cell table:formula="of:=IF([Campos.B125]=&quot;&quot;;&quot;&quot;;[Campos.B125])">
            <text:p/>
          </table:table-cell>
          <table:table-cell table:formula="of:=IF([Campos.C125]=&quot;&quot;;&quot;&quot;;[Campos.C125])">
            <text:p/>
          </table:table-cell>
          <table:table-cell table:formula="of:=IF([Campos.D125]=&quot;&quot;;&quot;&quot;;[Campos.D125])">
            <text:p/>
          </table:table-cell>
          <table:table-cell table:style-name="ce24" table:formula="of:=IF([.A125]=&quot;Chave&quot;;SUBSTITUTE([.C125];&quot;,&quot;;&quot;_&quot;)&amp;ROW([.C125]);[.C125])">
            <text:p/>
          </table:table-cell>
          <table:table-cell table:formula="of:=IF([Campos.F125]=&quot;&quot;;&quot;&quot;;[Campos.F125])">
            <text:p/>
          </table:table-cell>
          <table:table-cell table:formula="of:=IF([Campos.G125]=&quot;&quot;;&quot;&quot;;[Campos.G125])">
            <text:p/>
          </table:table-cell>
          <table:table-cell table:formula="of:=IF([Campos.H125]=&quot;&quot;;&quot;&quot;;[Campos.H125])">
            <text:p/>
          </table:table-cell>
          <table:table-cell table:formula="of:=IF([Campos.E125]=&quot;&quot;;&quot;&quot;;[Campos.E125])">
            <text:p/>
          </table:table-cell>
          <table:table-cell table:formula="of:=IF([Campos.I125]=&quot;&quot;;&quot;&quot;;[Campos.I125])">
            <text:p/>
          </table:table-cell>
          <table:table-cell table:formula="of:=IF([.B125]=&quot;&quot;;&quot;&quot;;VLOOKUP([.B125];[$Tabelas.$A$1:.$B$136];2;0))">
            <text:p/>
          </table:table-cell>
          <table:table-cell table:formula="of:=IF([.A125]=&quot;Campo&quot;;IF([.A125]=&quot;&quot;;&quot;&quot;;IF([.A125]&lt;&gt;[.A124];&quot;&quot;;&quot;PREVIOUS=&quot;&quot;&quot;&amp;[.C124]&amp;&quot;&quot;&quot; &quot;) &amp; IF([.A125]&lt;&gt;[.A126];&quot;&quot;;&quot;NEXT=&quot;&quot;&quot;&amp;[.C126]&amp;&quot;&quot;&quot;&quot;));IF([.A125]=&quot;&quot;;&quot;&quot;;IF([.A125]&lt;&gt;[.A124];&quot;&quot;;&quot;PREVIOUS=&quot;&quot;&quot;&amp;[.E124]&amp;&quot;&quot;&quot; &quot;) &amp; IF([.A125]&lt;&gt;[.A126];&quot;&quot;;&quot;NEXT=&quot;&quot;&quot;&amp;[.E126]&amp;&quot;&quot;&quot;&quot;)))">
            <text:p/>
          </table:table-cell>
          <table:table-cell table:formula="of:=IF([.B125]=&quot;&quot;;&quot;&quot;;VLOOKUP([.B125];[$Tabelas.$A$1:.$C$136];3;0))">
            <text:p/>
          </table:table-cell>
          <table:table-cell table:formula="of:=IF([.A125]=&quot;Campo&quot;; IF(ISERROR(VLOOKUP([.F125];[$Auxiliar.$A$1:.$E$17];5;0));&quot;TYPE=&quot;&quot;&quot;&amp;[.F125]&amp;&quot;&quot;&quot; LENGTH=&quot;&quot;&quot;&amp;[.G125]&amp;&quot;&quot;&quot; &quot;;VLOOKUP([.F125];[$Auxiliar.$A$1:.$E$17];5;0)) &amp; IF(AND([.A125]=&quot;Campo&quot;;[.D125]=&quot;PK&quot;); IF([.I125]=&quot;Sim&quot;;&quot; SEQUENCE=&quot;&quot;true&quot;&quot;&quot;;&quot; SEQUENCE=&quot;&quot;false&quot;&quot;&quot;);&quot;&quot;)&amp;IF([.H125]&lt;&gt;&quot;&quot;;&quot; NOTNULL=&quot;&quot;&quot;&amp;IF([.H125]=&quot;Sim&quot;;&quot;true&quot;;&quot;false&quot;)&amp;&quot;&quot;&quot;&quot;;&quot;&quot;);&quot;&quot;)">
            <text:p/>
          </table:table-cell>
          <table:table-cell table:style-name="ce26" table:formula="of:=IF(AND([.B125]&lt;&gt;[.B124];[.B125]&lt;&gt;&quot;&quot;);&quot;&lt;TABLE NAME=&quot;&quot;&quot;&amp;[.B125]&amp;&quot;&quot;&quot; COMMENT=&quot;&quot;&quot;&amp;[.K125]&amp;&quot;&quot;&quot; &quot;&amp; [.M125] &amp;&quot;&gt;&lt;FIELDS&gt;&quot;;&quot;&quot;) &amp; IF(AND([.A125]=&quot;Chave&quot;;[.A124]=&quot;Campo&quot;);&quot;&lt;KEYS&gt;&quot;;&quot;&quot;) &amp; IF([.A125]=&quot;Chave&quot;;&quot;&lt;KEY NAME=&quot;&quot;&quot;&amp;[.E125]&amp;&quot;&quot;&quot; TYPE=&quot;&quot;&quot;&amp;IF([.D125]=&quot;PK&quot;;&quot;primary&quot;;&quot;foreign&quot;)&amp;&quot;&quot;&quot; FIELDS=&quot;&quot;&quot;&amp;[.C125]&amp;&quot;&quot;&quot;&quot;&amp;IF([.D125]=&quot;FK&quot;;&quot; REFTABLE=&quot;&quot;&quot;&amp;[.F125]&amp;&quot;&quot;&quot; REFFIELDS=&quot;&quot;&quot;&amp;[.G125]&amp;&quot;&quot;&quot;&quot;;&quot;&quot;)&amp;&quot; &quot;&amp;[.L125]&amp;&quot; COMMENT=&quot;&quot;&quot;&amp;[.J125]&amp;&quot;&quot;&quot;&quot;&amp;IF(AND([.A125]=&quot;Campo&quot;;[.D125]=&quot;PK&quot;);&quot; SEQUENCE=&quot;&quot;true&quot;&quot;&quot;;&quot;&quot;)&amp;&quot;/&gt;&quot;;&quot;&quot;) &amp; IF([.A125]=&quot;Campo&quot;;&quot;&lt;FIELD NAME=&quot;&quot;&quot;&amp;[.C125]&amp;&quot;&quot;&quot; &quot;&amp;[.N125]&amp;&quot; &quot;&amp;[.L125]&amp;IF(AND([.A125]=&quot;Campo&quot;;[.D125]&lt;&gt;&quot;PK&quot;);&quot; SEQUENCE=&quot;&quot;false&quot;&quot; &quot;;&quot;&quot;)&amp;&quot; COMMENT=&quot;&quot;&quot;&amp;[.J125]&amp;&quot;&quot;&quot;/&gt;&quot;;&quot;&quot;) &amp; IF(AND([.A125]=&quot;Campo&quot;;[.A126]=&quot;Chave&quot;);&quot;&lt;/FIELDS&gt;&quot;;&quot;&quot;) &amp; IF(AND([.A125]=&quot;Chave&quot;;[.A126]&lt;&gt;&quot;Chave&quot;);&quot;&lt;/KEYS&gt;&quot;;&quot;&quot;) &amp; IF([.B125]&lt;&gt;[.B126];&quot;&lt;/TABLE&gt;&quot;;&quot;&quot;) &amp; IF(AND([.A125]=&quot;&quot;;[.A124]&lt;&gt;&quot;&quot;);&quot;&lt;/TABLES&gt;&lt;/XMLDB&gt;&quot;;&quot;&quot;)">
            <text:p/>
          </table:table-cell>
          <table:table-cell table:style-name="ce27" table:formula="of:=IF(AND([.A125]=&quot;Campo&quot;;[.A125]&lt;&gt;[.A124]);&quot;&lt;Form name=&quot;&quot;newRecord&quot;&quot;&gt;&quot;;&quot;&quot;)&amp;IF([.A125]=&quot;Campo&quot;;&quot;&lt;&quot;&amp;IF([.D125]=&quot;FK&quot;;&quot;Select &quot;;VLOOKUP([.F125];[$Auxiliar.$A$27:.$B$48];2;0))&amp;&quot; id=&quot;&quot;&quot;&amp;[.C125]&amp;&quot;&quot;&quot; label=&quot;&quot;&quot;&amp;[.C125]&amp;&quot;&quot;&quot;&quot;&amp; IF([.D125]=&quot;FK&quot;;&quot; datasource=&quot;&quot;table:&quot;&amp;VLOOKUP(&quot;Chave&quot;&amp;&quot;.&quot;&amp;[.C125];[.$Q$1:.$R$2300];2;0)&amp;&quot;&quot;&quot; bindid=&quot;&quot;id&quot;&quot; bindvalue=&quot;&quot;name&quot;&quot;&quot;;&quot;&quot;)&amp;&quot;required=&quot;&quot;&quot;&amp;IF([.H125]=&quot;Sim&quot;;&quot;true&quot;;&quot;false&quot;)&amp;&quot;&quot;&quot; /&gt;&quot;;&quot;&quot;)&amp;IF(AND([.A125]=&quot;Chave&quot;;[.A124]=&quot;Campo&quot;);&quot;&lt;/Form&gt;&quot;;&quot;&quot;)">
            <text:p/>
          </table:table-cell>
          <table:table-cell table:style-name="ce27" table:formula="of:=IF([.A125]&lt;&gt;&quot;&quot;;[.A125]&amp;&quot;.&quot;&amp;[.C125];&quot;&quot;)">
            <text:p/>
          </table:table-cell>
          <table:table-cell table:style-name="ce27" table:formula="of:=IF([.A125]&lt;&gt;&quot;&quot;;[.F125];&quot;&quot;)">
            <text:p/>
          </table:table-cell>
        </table:table-row>
        <table:table-row table:style-name="ro1">
          <table:table-cell table:formula="of:=IF([Campos.A126]=&quot;&quot;;&quot;&quot;;[Campos.A126])">
            <text:p/>
          </table:table-cell>
          <table:table-cell table:formula="of:=IF([Campos.B126]=&quot;&quot;;&quot;&quot;;[Campos.B126])">
            <text:p/>
          </table:table-cell>
          <table:table-cell table:formula="of:=IF([Campos.C126]=&quot;&quot;;&quot;&quot;;[Campos.C126])">
            <text:p/>
          </table:table-cell>
          <table:table-cell table:formula="of:=IF([Campos.D126]=&quot;&quot;;&quot;&quot;;[Campos.D126])">
            <text:p/>
          </table:table-cell>
          <table:table-cell table:style-name="ce24" table:formula="of:=IF([.A126]=&quot;Chave&quot;;SUBSTITUTE([.C126];&quot;,&quot;;&quot;_&quot;)&amp;ROW([.C126]);[.C126])">
            <text:p/>
          </table:table-cell>
          <table:table-cell table:formula="of:=IF([Campos.F126]=&quot;&quot;;&quot;&quot;;[Campos.F126])">
            <text:p/>
          </table:table-cell>
          <table:table-cell table:formula="of:=IF([Campos.G126]=&quot;&quot;;&quot;&quot;;[Campos.G126])">
            <text:p/>
          </table:table-cell>
          <table:table-cell table:formula="of:=IF([Campos.H126]=&quot;&quot;;&quot;&quot;;[Campos.H126])">
            <text:p/>
          </table:table-cell>
          <table:table-cell table:formula="of:=IF([Campos.E126]=&quot;&quot;;&quot;&quot;;[Campos.E126])">
            <text:p/>
          </table:table-cell>
          <table:table-cell table:formula="of:=IF([Campos.I126]=&quot;&quot;;&quot;&quot;;[Campos.I126])">
            <text:p/>
          </table:table-cell>
          <table:table-cell table:formula="of:=IF([.B126]=&quot;&quot;;&quot;&quot;;VLOOKUP([.B126];[$Tabelas.$A$1:.$B$136];2;0))">
            <text:p/>
          </table:table-cell>
          <table:table-cell table:formula="of:=IF([.A126]=&quot;Campo&quot;;IF([.A126]=&quot;&quot;;&quot;&quot;;IF([.A126]&lt;&gt;[.A125];&quot;&quot;;&quot;PREVIOUS=&quot;&quot;&quot;&amp;[.C125]&amp;&quot;&quot;&quot; &quot;) &amp; IF([.A126]&lt;&gt;[.A127];&quot;&quot;;&quot;NEXT=&quot;&quot;&quot;&amp;[.C127]&amp;&quot;&quot;&quot;&quot;));IF([.A126]=&quot;&quot;;&quot;&quot;;IF([.A126]&lt;&gt;[.A125];&quot;&quot;;&quot;PREVIOUS=&quot;&quot;&quot;&amp;[.E125]&amp;&quot;&quot;&quot; &quot;) &amp; IF([.A126]&lt;&gt;[.A127];&quot;&quot;;&quot;NEXT=&quot;&quot;&quot;&amp;[.E127]&amp;&quot;&quot;&quot;&quot;)))">
            <text:p/>
          </table:table-cell>
          <table:table-cell table:formula="of:=IF([.B126]=&quot;&quot;;&quot;&quot;;VLOOKUP([.B126];[$Tabelas.$A$1:.$C$136];3;0))">
            <text:p/>
          </table:table-cell>
          <table:table-cell table:formula="of:=IF([.A126]=&quot;Campo&quot;; IF(ISERROR(VLOOKUP([.F126];[$Auxiliar.$A$1:.$E$17];5;0));&quot;TYPE=&quot;&quot;&quot;&amp;[.F126]&amp;&quot;&quot;&quot; LENGTH=&quot;&quot;&quot;&amp;[.G126]&amp;&quot;&quot;&quot; &quot;;VLOOKUP([.F126];[$Auxiliar.$A$1:.$E$17];5;0)) &amp; IF(AND([.A126]=&quot;Campo&quot;;[.D126]=&quot;PK&quot;); IF([.I126]=&quot;Sim&quot;;&quot; SEQUENCE=&quot;&quot;true&quot;&quot;&quot;;&quot; SEQUENCE=&quot;&quot;false&quot;&quot;&quot;);&quot;&quot;)&amp;IF([.H126]&lt;&gt;&quot;&quot;;&quot; NOTNULL=&quot;&quot;&quot;&amp;IF([.H126]=&quot;Sim&quot;;&quot;true&quot;;&quot;false&quot;)&amp;&quot;&quot;&quot;&quot;;&quot;&quot;);&quot;&quot;)">
            <text:p/>
          </table:table-cell>
          <table:table-cell table:style-name="ce26" table:formula="of:=IF(AND([.B126]&lt;&gt;[.B125];[.B126]&lt;&gt;&quot;&quot;);&quot;&lt;TABLE NAME=&quot;&quot;&quot;&amp;[.B126]&amp;&quot;&quot;&quot; COMMENT=&quot;&quot;&quot;&amp;[.K126]&amp;&quot;&quot;&quot; &quot;&amp; [.M126] &amp;&quot;&gt;&lt;FIELDS&gt;&quot;;&quot;&quot;) &amp; IF(AND([.A126]=&quot;Chave&quot;;[.A125]=&quot;Campo&quot;);&quot;&lt;KEYS&gt;&quot;;&quot;&quot;) &amp; IF([.A126]=&quot;Chave&quot;;&quot;&lt;KEY NAME=&quot;&quot;&quot;&amp;[.E126]&amp;&quot;&quot;&quot; TYPE=&quot;&quot;&quot;&amp;IF([.D126]=&quot;PK&quot;;&quot;primary&quot;;&quot;foreign&quot;)&amp;&quot;&quot;&quot; FIELDS=&quot;&quot;&quot;&amp;[.C126]&amp;&quot;&quot;&quot;&quot;&amp;IF([.D126]=&quot;FK&quot;;&quot; REFTABLE=&quot;&quot;&quot;&amp;[.F126]&amp;&quot;&quot;&quot; REFFIELDS=&quot;&quot;&quot;&amp;[.G126]&amp;&quot;&quot;&quot;&quot;;&quot;&quot;)&amp;&quot; &quot;&amp;[.L126]&amp;&quot; COMMENT=&quot;&quot;&quot;&amp;[.J126]&amp;&quot;&quot;&quot;&quot;&amp;IF(AND([.A126]=&quot;Campo&quot;;[.D126]=&quot;PK&quot;);&quot; SEQUENCE=&quot;&quot;true&quot;&quot;&quot;;&quot;&quot;)&amp;&quot;/&gt;&quot;;&quot;&quot;) &amp; IF([.A126]=&quot;Campo&quot;;&quot;&lt;FIELD NAME=&quot;&quot;&quot;&amp;[.C126]&amp;&quot;&quot;&quot; &quot;&amp;[.N126]&amp;&quot; &quot;&amp;[.L126]&amp;IF(AND([.A126]=&quot;Campo&quot;;[.D126]&lt;&gt;&quot;PK&quot;);&quot; SEQUENCE=&quot;&quot;false&quot;&quot; &quot;;&quot;&quot;)&amp;&quot; COMMENT=&quot;&quot;&quot;&amp;[.J126]&amp;&quot;&quot;&quot;/&gt;&quot;;&quot;&quot;) &amp; IF(AND([.A126]=&quot;Campo&quot;;[.A127]=&quot;Chave&quot;);&quot;&lt;/FIELDS&gt;&quot;;&quot;&quot;) &amp; IF(AND([.A126]=&quot;Chave&quot;;[.A127]&lt;&gt;&quot;Chave&quot;);&quot;&lt;/KEYS&gt;&quot;;&quot;&quot;) &amp; IF([.B126]&lt;&gt;[.B127];&quot;&lt;/TABLE&gt;&quot;;&quot;&quot;) &amp; IF(AND([.A126]=&quot;&quot;;[.A125]&lt;&gt;&quot;&quot;);&quot;&lt;/TABLES&gt;&lt;/XMLDB&gt;&quot;;&quot;&quot;)">
            <text:p/>
          </table:table-cell>
          <table:table-cell table:style-name="ce27" table:formula="of:=IF(AND([.A126]=&quot;Campo&quot;;[.A126]&lt;&gt;[.A125]);&quot;&lt;Form name=&quot;&quot;newRecord&quot;&quot;&gt;&quot;;&quot;&quot;)&amp;IF([.A126]=&quot;Campo&quot;;&quot;&lt;&quot;&amp;IF([.D126]=&quot;FK&quot;;&quot;Select &quot;;VLOOKUP([.F126];[$Auxiliar.$A$27:.$B$48];2;0))&amp;&quot; id=&quot;&quot;&quot;&amp;[.C126]&amp;&quot;&quot;&quot; label=&quot;&quot;&quot;&amp;[.C126]&amp;&quot;&quot;&quot;&quot;&amp; IF([.D126]=&quot;FK&quot;;&quot; datasource=&quot;&quot;table:&quot;&amp;VLOOKUP(&quot;Chave&quot;&amp;&quot;.&quot;&amp;[.C126];[.$Q$1:.$R$2300];2;0)&amp;&quot;&quot;&quot; bindid=&quot;&quot;id&quot;&quot; bindvalue=&quot;&quot;name&quot;&quot;&quot;;&quot;&quot;)&amp;&quot;required=&quot;&quot;&quot;&amp;IF([.H126]=&quot;Sim&quot;;&quot;true&quot;;&quot;false&quot;)&amp;&quot;&quot;&quot; /&gt;&quot;;&quot;&quot;)&amp;IF(AND([.A126]=&quot;Chave&quot;;[.A125]=&quot;Campo&quot;);&quot;&lt;/Form&gt;&quot;;&quot;&quot;)">
            <text:p/>
          </table:table-cell>
          <table:table-cell table:style-name="ce27" table:formula="of:=IF([.A126]&lt;&gt;&quot;&quot;;[.A126]&amp;&quot;.&quot;&amp;[.C126];&quot;&quot;)">
            <text:p/>
          </table:table-cell>
          <table:table-cell table:style-name="ce27" table:formula="of:=IF([.A126]&lt;&gt;&quot;&quot;;[.F126];&quot;&quot;)">
            <text:p/>
          </table:table-cell>
        </table:table-row>
        <table:table-row table:style-name="ro1">
          <table:table-cell table:formula="of:=IF([Campos.A127]=&quot;&quot;;&quot;&quot;;[Campos.A127])">
            <text:p/>
          </table:table-cell>
          <table:table-cell table:formula="of:=IF([Campos.B127]=&quot;&quot;;&quot;&quot;;[Campos.B127])">
            <text:p/>
          </table:table-cell>
          <table:table-cell table:formula="of:=IF([Campos.C127]=&quot;&quot;;&quot;&quot;;[Campos.C127])">
            <text:p/>
          </table:table-cell>
          <table:table-cell table:formula="of:=IF([Campos.D127]=&quot;&quot;;&quot;&quot;;[Campos.D127])">
            <text:p/>
          </table:table-cell>
          <table:table-cell table:style-name="ce24" table:formula="of:=IF([.A127]=&quot;Chave&quot;;SUBSTITUTE([.C127];&quot;,&quot;;&quot;_&quot;)&amp;ROW([.C127]);[.C127])">
            <text:p/>
          </table:table-cell>
          <table:table-cell table:formula="of:=IF([Campos.F127]=&quot;&quot;;&quot;&quot;;[Campos.F127])">
            <text:p/>
          </table:table-cell>
          <table:table-cell table:formula="of:=IF([Campos.G127]=&quot;&quot;;&quot;&quot;;[Campos.G127])">
            <text:p/>
          </table:table-cell>
          <table:table-cell table:formula="of:=IF([Campos.H127]=&quot;&quot;;&quot;&quot;;[Campos.H127])">
            <text:p/>
          </table:table-cell>
          <table:table-cell table:formula="of:=IF([Campos.E127]=&quot;&quot;;&quot;&quot;;[Campos.E127])">
            <text:p/>
          </table:table-cell>
          <table:table-cell table:formula="of:=IF([Campos.I127]=&quot;&quot;;&quot;&quot;;[Campos.I127])">
            <text:p/>
          </table:table-cell>
          <table:table-cell table:formula="of:=IF([.B127]=&quot;&quot;;&quot;&quot;;VLOOKUP([.B127];[$Tabelas.$A$1:.$B$136];2;0))">
            <text:p/>
          </table:table-cell>
          <table:table-cell table:formula="of:=IF([.A127]=&quot;Campo&quot;;IF([.A127]=&quot;&quot;;&quot;&quot;;IF([.A127]&lt;&gt;[.A126];&quot;&quot;;&quot;PREVIOUS=&quot;&quot;&quot;&amp;[.C126]&amp;&quot;&quot;&quot; &quot;) &amp; IF([.A127]&lt;&gt;[.A128];&quot;&quot;;&quot;NEXT=&quot;&quot;&quot;&amp;[.C128]&amp;&quot;&quot;&quot;&quot;));IF([.A127]=&quot;&quot;;&quot;&quot;;IF([.A127]&lt;&gt;[.A126];&quot;&quot;;&quot;PREVIOUS=&quot;&quot;&quot;&amp;[.E126]&amp;&quot;&quot;&quot; &quot;) &amp; IF([.A127]&lt;&gt;[.A128];&quot;&quot;;&quot;NEXT=&quot;&quot;&quot;&amp;[.E128]&amp;&quot;&quot;&quot;&quot;)))">
            <text:p/>
          </table:table-cell>
          <table:table-cell table:formula="of:=IF([.B127]=&quot;&quot;;&quot;&quot;;VLOOKUP([.B127];[$Tabelas.$A$1:.$C$136];3;0))">
            <text:p/>
          </table:table-cell>
          <table:table-cell table:formula="of:=IF([.A127]=&quot;Campo&quot;; IF(ISERROR(VLOOKUP([.F127];[$Auxiliar.$A$1:.$E$17];5;0));&quot;TYPE=&quot;&quot;&quot;&amp;[.F127]&amp;&quot;&quot;&quot; LENGTH=&quot;&quot;&quot;&amp;[.G127]&amp;&quot;&quot;&quot; &quot;;VLOOKUP([.F127];[$Auxiliar.$A$1:.$E$17];5;0)) &amp; IF(AND([.A127]=&quot;Campo&quot;;[.D127]=&quot;PK&quot;); IF([.I127]=&quot;Sim&quot;;&quot; SEQUENCE=&quot;&quot;true&quot;&quot;&quot;;&quot; SEQUENCE=&quot;&quot;false&quot;&quot;&quot;);&quot;&quot;)&amp;IF([.H127]&lt;&gt;&quot;&quot;;&quot; NOTNULL=&quot;&quot;&quot;&amp;IF([.H127]=&quot;Sim&quot;;&quot;true&quot;;&quot;false&quot;)&amp;&quot;&quot;&quot;&quot;;&quot;&quot;);&quot;&quot;)">
            <text:p/>
          </table:table-cell>
          <table:table-cell table:style-name="ce26" table:formula="of:=IF(AND([.B127]&lt;&gt;[.B126];[.B127]&lt;&gt;&quot;&quot;);&quot;&lt;TABLE NAME=&quot;&quot;&quot;&amp;[.B127]&amp;&quot;&quot;&quot; COMMENT=&quot;&quot;&quot;&amp;[.K127]&amp;&quot;&quot;&quot; &quot;&amp; [.M127] &amp;&quot;&gt;&lt;FIELDS&gt;&quot;;&quot;&quot;) &amp; IF(AND([.A127]=&quot;Chave&quot;;[.A126]=&quot;Campo&quot;);&quot;&lt;KEYS&gt;&quot;;&quot;&quot;) &amp; IF([.A127]=&quot;Chave&quot;;&quot;&lt;KEY NAME=&quot;&quot;&quot;&amp;[.E127]&amp;&quot;&quot;&quot; TYPE=&quot;&quot;&quot;&amp;IF([.D127]=&quot;PK&quot;;&quot;primary&quot;;&quot;foreign&quot;)&amp;&quot;&quot;&quot; FIELDS=&quot;&quot;&quot;&amp;[.C127]&amp;&quot;&quot;&quot;&quot;&amp;IF([.D127]=&quot;FK&quot;;&quot; REFTABLE=&quot;&quot;&quot;&amp;[.F127]&amp;&quot;&quot;&quot; REFFIELDS=&quot;&quot;&quot;&amp;[.G127]&amp;&quot;&quot;&quot;&quot;;&quot;&quot;)&amp;&quot; &quot;&amp;[.L127]&amp;&quot; COMMENT=&quot;&quot;&quot;&amp;[.J127]&amp;&quot;&quot;&quot;&quot;&amp;IF(AND([.A127]=&quot;Campo&quot;;[.D127]=&quot;PK&quot;);&quot; SEQUENCE=&quot;&quot;true&quot;&quot;&quot;;&quot;&quot;)&amp;&quot;/&gt;&quot;;&quot;&quot;) &amp; IF([.A127]=&quot;Campo&quot;;&quot;&lt;FIELD NAME=&quot;&quot;&quot;&amp;[.C127]&amp;&quot;&quot;&quot; &quot;&amp;[.N127]&amp;&quot; &quot;&amp;[.L127]&amp;IF(AND([.A127]=&quot;Campo&quot;;[.D127]&lt;&gt;&quot;PK&quot;);&quot; SEQUENCE=&quot;&quot;false&quot;&quot; &quot;;&quot;&quot;)&amp;&quot; COMMENT=&quot;&quot;&quot;&amp;[.J127]&amp;&quot;&quot;&quot;/&gt;&quot;;&quot;&quot;) &amp; IF(AND([.A127]=&quot;Campo&quot;;[.A128]=&quot;Chave&quot;);&quot;&lt;/FIELDS&gt;&quot;;&quot;&quot;) &amp; IF(AND([.A127]=&quot;Chave&quot;;[.A128]&lt;&gt;&quot;Chave&quot;);&quot;&lt;/KEYS&gt;&quot;;&quot;&quot;) &amp; IF([.B127]&lt;&gt;[.B128];&quot;&lt;/TABLE&gt;&quot;;&quot;&quot;) &amp; IF(AND([.A127]=&quot;&quot;;[.A126]&lt;&gt;&quot;&quot;);&quot;&lt;/TABLES&gt;&lt;/XMLDB&gt;&quot;;&quot;&quot;)">
            <text:p/>
          </table:table-cell>
          <table:table-cell table:style-name="ce27" table:formula="of:=IF(AND([.A127]=&quot;Campo&quot;;[.A127]&lt;&gt;[.A126]);&quot;&lt;Form name=&quot;&quot;newRecord&quot;&quot;&gt;&quot;;&quot;&quot;)&amp;IF([.A127]=&quot;Campo&quot;;&quot;&lt;&quot;&amp;IF([.D127]=&quot;FK&quot;;&quot;Select &quot;;VLOOKUP([.F127];[$Auxiliar.$A$27:.$B$48];2;0))&amp;&quot; id=&quot;&quot;&quot;&amp;[.C127]&amp;&quot;&quot;&quot; label=&quot;&quot;&quot;&amp;[.C127]&amp;&quot;&quot;&quot;&quot;&amp; IF([.D127]=&quot;FK&quot;;&quot; datasource=&quot;&quot;table:&quot;&amp;VLOOKUP(&quot;Chave&quot;&amp;&quot;.&quot;&amp;[.C127];[.$Q$1:.$R$2300];2;0)&amp;&quot;&quot;&quot; bindid=&quot;&quot;id&quot;&quot; bindvalue=&quot;&quot;name&quot;&quot;&quot;;&quot;&quot;)&amp;&quot;required=&quot;&quot;&quot;&amp;IF([.H127]=&quot;Sim&quot;;&quot;true&quot;;&quot;false&quot;)&amp;&quot;&quot;&quot; /&gt;&quot;;&quot;&quot;)&amp;IF(AND([.A127]=&quot;Chave&quot;;[.A126]=&quot;Campo&quot;);&quot;&lt;/Form&gt;&quot;;&quot;&quot;)">
            <text:p/>
          </table:table-cell>
          <table:table-cell table:style-name="ce27" table:formula="of:=IF([.A127]&lt;&gt;&quot;&quot;;[.A127]&amp;&quot;.&quot;&amp;[.C127];&quot;&quot;)">
            <text:p/>
          </table:table-cell>
          <table:table-cell table:style-name="ce27" table:formula="of:=IF([.A127]&lt;&gt;&quot;&quot;;[.F127];&quot;&quot;)">
            <text:p/>
          </table:table-cell>
        </table:table-row>
        <table:table-row table:style-name="ro1">
          <table:table-cell table:formula="of:=IF([Campos.A128]=&quot;&quot;;&quot;&quot;;[Campos.A128])">
            <text:p/>
          </table:table-cell>
          <table:table-cell table:formula="of:=IF([Campos.B128]=&quot;&quot;;&quot;&quot;;[Campos.B128])">
            <text:p/>
          </table:table-cell>
          <table:table-cell table:formula="of:=IF([Campos.C128]=&quot;&quot;;&quot;&quot;;[Campos.C128])">
            <text:p/>
          </table:table-cell>
          <table:table-cell table:formula="of:=IF([Campos.D128]=&quot;&quot;;&quot;&quot;;[Campos.D128])">
            <text:p/>
          </table:table-cell>
          <table:table-cell table:style-name="ce24" table:formula="of:=IF([.A128]=&quot;Chave&quot;;SUBSTITUTE([.C128];&quot;,&quot;;&quot;_&quot;)&amp;ROW([.C128]);[.C128])">
            <text:p/>
          </table:table-cell>
          <table:table-cell table:formula="of:=IF([Campos.F128]=&quot;&quot;;&quot;&quot;;[Campos.F128])">
            <text:p/>
          </table:table-cell>
          <table:table-cell table:formula="of:=IF([Campos.G128]=&quot;&quot;;&quot;&quot;;[Campos.G128])">
            <text:p/>
          </table:table-cell>
          <table:table-cell table:formula="of:=IF([Campos.H128]=&quot;&quot;;&quot;&quot;;[Campos.H128])">
            <text:p/>
          </table:table-cell>
          <table:table-cell table:formula="of:=IF([Campos.E128]=&quot;&quot;;&quot;&quot;;[Campos.E128])">
            <text:p/>
          </table:table-cell>
          <table:table-cell table:formula="of:=IF([Campos.I128]=&quot;&quot;;&quot;&quot;;[Campos.I128])">
            <text:p/>
          </table:table-cell>
          <table:table-cell table:formula="of:=IF([.B128]=&quot;&quot;;&quot;&quot;;VLOOKUP([.B128];[$Tabelas.$A$1:.$B$136];2;0))">
            <text:p/>
          </table:table-cell>
          <table:table-cell table:formula="of:=IF([.A128]=&quot;Campo&quot;;IF([.A128]=&quot;&quot;;&quot;&quot;;IF([.A128]&lt;&gt;[.A127];&quot;&quot;;&quot;PREVIOUS=&quot;&quot;&quot;&amp;[.C127]&amp;&quot;&quot;&quot; &quot;) &amp; IF([.A128]&lt;&gt;[.A129];&quot;&quot;;&quot;NEXT=&quot;&quot;&quot;&amp;[.C129]&amp;&quot;&quot;&quot;&quot;));IF([.A128]=&quot;&quot;;&quot;&quot;;IF([.A128]&lt;&gt;[.A127];&quot;&quot;;&quot;PREVIOUS=&quot;&quot;&quot;&amp;[.E127]&amp;&quot;&quot;&quot; &quot;) &amp; IF([.A128]&lt;&gt;[.A129];&quot;&quot;;&quot;NEXT=&quot;&quot;&quot;&amp;[.E129]&amp;&quot;&quot;&quot;&quot;)))">
            <text:p/>
          </table:table-cell>
          <table:table-cell table:formula="of:=IF([.B128]=&quot;&quot;;&quot;&quot;;VLOOKUP([.B128];[$Tabelas.$A$1:.$C$136];3;0))">
            <text:p/>
          </table:table-cell>
          <table:table-cell table:formula="of:=IF([.A128]=&quot;Campo&quot;; IF(ISERROR(VLOOKUP([.F128];[$Auxiliar.$A$1:.$E$17];5;0));&quot;TYPE=&quot;&quot;&quot;&amp;[.F128]&amp;&quot;&quot;&quot; LENGTH=&quot;&quot;&quot;&amp;[.G128]&amp;&quot;&quot;&quot; &quot;;VLOOKUP([.F128];[$Auxiliar.$A$1:.$E$17];5;0)) &amp; IF(AND([.A128]=&quot;Campo&quot;;[.D128]=&quot;PK&quot;); IF([.I128]=&quot;Sim&quot;;&quot; SEQUENCE=&quot;&quot;true&quot;&quot;&quot;;&quot; SEQUENCE=&quot;&quot;false&quot;&quot;&quot;);&quot;&quot;)&amp;IF([.H128]&lt;&gt;&quot;&quot;;&quot; NOTNULL=&quot;&quot;&quot;&amp;IF([.H128]=&quot;Sim&quot;;&quot;true&quot;;&quot;false&quot;)&amp;&quot;&quot;&quot;&quot;;&quot;&quot;);&quot;&quot;)">
            <text:p/>
          </table:table-cell>
          <table:table-cell table:style-name="ce26" table:formula="of:=IF(AND([.B128]&lt;&gt;[.B127];[.B128]&lt;&gt;&quot;&quot;);&quot;&lt;TABLE NAME=&quot;&quot;&quot;&amp;[.B128]&amp;&quot;&quot;&quot; COMMENT=&quot;&quot;&quot;&amp;[.K128]&amp;&quot;&quot;&quot; &quot;&amp; [.M128] &amp;&quot;&gt;&lt;FIELDS&gt;&quot;;&quot;&quot;) &amp; IF(AND([.A128]=&quot;Chave&quot;;[.A127]=&quot;Campo&quot;);&quot;&lt;KEYS&gt;&quot;;&quot;&quot;) &amp; IF([.A128]=&quot;Chave&quot;;&quot;&lt;KEY NAME=&quot;&quot;&quot;&amp;[.E128]&amp;&quot;&quot;&quot; TYPE=&quot;&quot;&quot;&amp;IF([.D128]=&quot;PK&quot;;&quot;primary&quot;;&quot;foreign&quot;)&amp;&quot;&quot;&quot; FIELDS=&quot;&quot;&quot;&amp;[.C128]&amp;&quot;&quot;&quot;&quot;&amp;IF([.D128]=&quot;FK&quot;;&quot; REFTABLE=&quot;&quot;&quot;&amp;[.F128]&amp;&quot;&quot;&quot; REFFIELDS=&quot;&quot;&quot;&amp;[.G128]&amp;&quot;&quot;&quot;&quot;;&quot;&quot;)&amp;&quot; &quot;&amp;[.L128]&amp;&quot; COMMENT=&quot;&quot;&quot;&amp;[.J128]&amp;&quot;&quot;&quot;&quot;&amp;IF(AND([.A128]=&quot;Campo&quot;;[.D128]=&quot;PK&quot;);&quot; SEQUENCE=&quot;&quot;true&quot;&quot;&quot;;&quot;&quot;)&amp;&quot;/&gt;&quot;;&quot;&quot;) &amp; IF([.A128]=&quot;Campo&quot;;&quot;&lt;FIELD NAME=&quot;&quot;&quot;&amp;[.C128]&amp;&quot;&quot;&quot; &quot;&amp;[.N128]&amp;&quot; &quot;&amp;[.L128]&amp;IF(AND([.A128]=&quot;Campo&quot;;[.D128]&lt;&gt;&quot;PK&quot;);&quot; SEQUENCE=&quot;&quot;false&quot;&quot; &quot;;&quot;&quot;)&amp;&quot; COMMENT=&quot;&quot;&quot;&amp;[.J128]&amp;&quot;&quot;&quot;/&gt;&quot;;&quot;&quot;) &amp; IF(AND([.A128]=&quot;Campo&quot;;[.A129]=&quot;Chave&quot;);&quot;&lt;/FIELDS&gt;&quot;;&quot;&quot;) &amp; IF(AND([.A128]=&quot;Chave&quot;;[.A129]&lt;&gt;&quot;Chave&quot;);&quot;&lt;/KEYS&gt;&quot;;&quot;&quot;) &amp; IF([.B128]&lt;&gt;[.B129];&quot;&lt;/TABLE&gt;&quot;;&quot;&quot;) &amp; IF(AND([.A128]=&quot;&quot;;[.A127]&lt;&gt;&quot;&quot;);&quot;&lt;/TABLES&gt;&lt;/XMLDB&gt;&quot;;&quot;&quot;)">
            <text:p/>
          </table:table-cell>
          <table:table-cell table:style-name="ce27" table:formula="of:=IF(AND([.A128]=&quot;Campo&quot;;[.A128]&lt;&gt;[.A127]);&quot;&lt;Form name=&quot;&quot;newRecord&quot;&quot;&gt;&quot;;&quot;&quot;)&amp;IF([.A128]=&quot;Campo&quot;;&quot;&lt;&quot;&amp;IF([.D128]=&quot;FK&quot;;&quot;Select &quot;;VLOOKUP([.F128];[$Auxiliar.$A$27:.$B$48];2;0))&amp;&quot; id=&quot;&quot;&quot;&amp;[.C128]&amp;&quot;&quot;&quot; label=&quot;&quot;&quot;&amp;[.C128]&amp;&quot;&quot;&quot;&quot;&amp; IF([.D128]=&quot;FK&quot;;&quot; datasource=&quot;&quot;table:&quot;&amp;VLOOKUP(&quot;Chave&quot;&amp;&quot;.&quot;&amp;[.C128];[.$Q$1:.$R$2300];2;0)&amp;&quot;&quot;&quot; bindid=&quot;&quot;id&quot;&quot; bindvalue=&quot;&quot;name&quot;&quot;&quot;;&quot;&quot;)&amp;&quot;required=&quot;&quot;&quot;&amp;IF([.H128]=&quot;Sim&quot;;&quot;true&quot;;&quot;false&quot;)&amp;&quot;&quot;&quot; /&gt;&quot;;&quot;&quot;)&amp;IF(AND([.A128]=&quot;Chave&quot;;[.A127]=&quot;Campo&quot;);&quot;&lt;/Form&gt;&quot;;&quot;&quot;)">
            <text:p/>
          </table:table-cell>
          <table:table-cell table:style-name="ce27" table:formula="of:=IF([.A128]&lt;&gt;&quot;&quot;;[.A128]&amp;&quot;.&quot;&amp;[.C128];&quot;&quot;)">
            <text:p/>
          </table:table-cell>
          <table:table-cell table:style-name="ce27" table:formula="of:=IF([.A128]&lt;&gt;&quot;&quot;;[.F128];&quot;&quot;)">
            <text:p/>
          </table:table-cell>
        </table:table-row>
        <table:table-row table:style-name="ro1">
          <table:table-cell table:formula="of:=IF([Campos.A129]=&quot;&quot;;&quot;&quot;;[Campos.A129])">
            <text:p/>
          </table:table-cell>
          <table:table-cell table:formula="of:=IF([Campos.B129]=&quot;&quot;;&quot;&quot;;[Campos.B129])">
            <text:p/>
          </table:table-cell>
          <table:table-cell table:formula="of:=IF([Campos.C129]=&quot;&quot;;&quot;&quot;;[Campos.C129])">
            <text:p/>
          </table:table-cell>
          <table:table-cell table:formula="of:=IF([Campos.D129]=&quot;&quot;;&quot;&quot;;[Campos.D129])">
            <text:p/>
          </table:table-cell>
          <table:table-cell table:style-name="ce24" table:formula="of:=IF([.A129]=&quot;Chave&quot;;SUBSTITUTE([.C129];&quot;,&quot;;&quot;_&quot;)&amp;ROW([.C129]);[.C129])">
            <text:p/>
          </table:table-cell>
          <table:table-cell table:formula="of:=IF([Campos.F129]=&quot;&quot;;&quot;&quot;;[Campos.F129])">
            <text:p/>
          </table:table-cell>
          <table:table-cell table:formula="of:=IF([Campos.G129]=&quot;&quot;;&quot;&quot;;[Campos.G129])">
            <text:p/>
          </table:table-cell>
          <table:table-cell table:formula="of:=IF([Campos.H129]=&quot;&quot;;&quot;&quot;;[Campos.H129])">
            <text:p/>
          </table:table-cell>
          <table:table-cell table:formula="of:=IF([Campos.E129]=&quot;&quot;;&quot;&quot;;[Campos.E129])">
            <text:p/>
          </table:table-cell>
          <table:table-cell table:formula="of:=IF([Campos.I129]=&quot;&quot;;&quot;&quot;;[Campos.I129])">
            <text:p/>
          </table:table-cell>
          <table:table-cell table:formula="of:=IF([.B129]=&quot;&quot;;&quot;&quot;;VLOOKUP([.B129];[$Tabelas.$A$1:.$B$136];2;0))">
            <text:p/>
          </table:table-cell>
          <table:table-cell table:formula="of:=IF([.A129]=&quot;Campo&quot;;IF([.A129]=&quot;&quot;;&quot;&quot;;IF([.A129]&lt;&gt;[.A128];&quot;&quot;;&quot;PREVIOUS=&quot;&quot;&quot;&amp;[.C128]&amp;&quot;&quot;&quot; &quot;) &amp; IF([.A129]&lt;&gt;[.A130];&quot;&quot;;&quot;NEXT=&quot;&quot;&quot;&amp;[.C130]&amp;&quot;&quot;&quot;&quot;));IF([.A129]=&quot;&quot;;&quot;&quot;;IF([.A129]&lt;&gt;[.A128];&quot;&quot;;&quot;PREVIOUS=&quot;&quot;&quot;&amp;[.E128]&amp;&quot;&quot;&quot; &quot;) &amp; IF([.A129]&lt;&gt;[.A130];&quot;&quot;;&quot;NEXT=&quot;&quot;&quot;&amp;[.E130]&amp;&quot;&quot;&quot;&quot;)))">
            <text:p/>
          </table:table-cell>
          <table:table-cell table:formula="of:=IF([.B129]=&quot;&quot;;&quot;&quot;;VLOOKUP([.B129];[$Tabelas.$A$1:.$C$136];3;0))">
            <text:p/>
          </table:table-cell>
          <table:table-cell table:formula="of:=IF([.A129]=&quot;Campo&quot;; IF(ISERROR(VLOOKUP([.F129];[$Auxiliar.$A$1:.$E$17];5;0));&quot;TYPE=&quot;&quot;&quot;&amp;[.F129]&amp;&quot;&quot;&quot; LENGTH=&quot;&quot;&quot;&amp;[.G129]&amp;&quot;&quot;&quot; &quot;;VLOOKUP([.F129];[$Auxiliar.$A$1:.$E$17];5;0)) &amp; IF(AND([.A129]=&quot;Campo&quot;;[.D129]=&quot;PK&quot;); IF([.I129]=&quot;Sim&quot;;&quot; SEQUENCE=&quot;&quot;true&quot;&quot;&quot;;&quot; SEQUENCE=&quot;&quot;false&quot;&quot;&quot;);&quot;&quot;)&amp;IF([.H129]&lt;&gt;&quot;&quot;;&quot; NOTNULL=&quot;&quot;&quot;&amp;IF([.H129]=&quot;Sim&quot;;&quot;true&quot;;&quot;false&quot;)&amp;&quot;&quot;&quot;&quot;;&quot;&quot;);&quot;&quot;)">
            <text:p/>
          </table:table-cell>
          <table:table-cell table:style-name="ce26" table:formula="of:=IF(AND([.B129]&lt;&gt;[.B128];[.B129]&lt;&gt;&quot;&quot;);&quot;&lt;TABLE NAME=&quot;&quot;&quot;&amp;[.B129]&amp;&quot;&quot;&quot; COMMENT=&quot;&quot;&quot;&amp;[.K129]&amp;&quot;&quot;&quot; &quot;&amp; [.M129] &amp;&quot;&gt;&lt;FIELDS&gt;&quot;;&quot;&quot;) &amp; IF(AND([.A129]=&quot;Chave&quot;;[.A128]=&quot;Campo&quot;);&quot;&lt;KEYS&gt;&quot;;&quot;&quot;) &amp; IF([.A129]=&quot;Chave&quot;;&quot;&lt;KEY NAME=&quot;&quot;&quot;&amp;[.E129]&amp;&quot;&quot;&quot; TYPE=&quot;&quot;&quot;&amp;IF([.D129]=&quot;PK&quot;;&quot;primary&quot;;&quot;foreign&quot;)&amp;&quot;&quot;&quot; FIELDS=&quot;&quot;&quot;&amp;[.C129]&amp;&quot;&quot;&quot;&quot;&amp;IF([.D129]=&quot;FK&quot;;&quot; REFTABLE=&quot;&quot;&quot;&amp;[.F129]&amp;&quot;&quot;&quot; REFFIELDS=&quot;&quot;&quot;&amp;[.G129]&amp;&quot;&quot;&quot;&quot;;&quot;&quot;)&amp;&quot; &quot;&amp;[.L129]&amp;&quot; COMMENT=&quot;&quot;&quot;&amp;[.J129]&amp;&quot;&quot;&quot;&quot;&amp;IF(AND([.A129]=&quot;Campo&quot;;[.D129]=&quot;PK&quot;);&quot; SEQUENCE=&quot;&quot;true&quot;&quot;&quot;;&quot;&quot;)&amp;&quot;/&gt;&quot;;&quot;&quot;) &amp; IF([.A129]=&quot;Campo&quot;;&quot;&lt;FIELD NAME=&quot;&quot;&quot;&amp;[.C129]&amp;&quot;&quot;&quot; &quot;&amp;[.N129]&amp;&quot; &quot;&amp;[.L129]&amp;IF(AND([.A129]=&quot;Campo&quot;;[.D129]&lt;&gt;&quot;PK&quot;);&quot; SEQUENCE=&quot;&quot;false&quot;&quot; &quot;;&quot;&quot;)&amp;&quot; COMMENT=&quot;&quot;&quot;&amp;[.J129]&amp;&quot;&quot;&quot;/&gt;&quot;;&quot;&quot;) &amp; IF(AND([.A129]=&quot;Campo&quot;;[.A130]=&quot;Chave&quot;);&quot;&lt;/FIELDS&gt;&quot;;&quot;&quot;) &amp; IF(AND([.A129]=&quot;Chave&quot;;[.A130]&lt;&gt;&quot;Chave&quot;);&quot;&lt;/KEYS&gt;&quot;;&quot;&quot;) &amp; IF([.B129]&lt;&gt;[.B130];&quot;&lt;/TABLE&gt;&quot;;&quot;&quot;) &amp; IF(AND([.A129]=&quot;&quot;;[.A128]&lt;&gt;&quot;&quot;);&quot;&lt;/TABLES&gt;&lt;/XMLDB&gt;&quot;;&quot;&quot;)">
            <text:p/>
          </table:table-cell>
          <table:table-cell table:style-name="ce27" table:formula="of:=IF(AND([.A129]=&quot;Campo&quot;;[.A129]&lt;&gt;[.A128]);&quot;&lt;Form name=&quot;&quot;newRecord&quot;&quot;&gt;&quot;;&quot;&quot;)&amp;IF([.A129]=&quot;Campo&quot;;&quot;&lt;&quot;&amp;IF([.D129]=&quot;FK&quot;;&quot;Select &quot;;VLOOKUP([.F129];[$Auxiliar.$A$27:.$B$48];2;0))&amp;&quot; id=&quot;&quot;&quot;&amp;[.C129]&amp;&quot;&quot;&quot; label=&quot;&quot;&quot;&amp;[.C129]&amp;&quot;&quot;&quot;&quot;&amp; IF([.D129]=&quot;FK&quot;;&quot; datasource=&quot;&quot;table:&quot;&amp;VLOOKUP(&quot;Chave&quot;&amp;&quot;.&quot;&amp;[.C129];[.$Q$1:.$R$2300];2;0)&amp;&quot;&quot;&quot; bindid=&quot;&quot;id&quot;&quot; bindvalue=&quot;&quot;name&quot;&quot;&quot;;&quot;&quot;)&amp;&quot;required=&quot;&quot;&quot;&amp;IF([.H129]=&quot;Sim&quot;;&quot;true&quot;;&quot;false&quot;)&amp;&quot;&quot;&quot; /&gt;&quot;;&quot;&quot;)&amp;IF(AND([.A129]=&quot;Chave&quot;;[.A128]=&quot;Campo&quot;);&quot;&lt;/Form&gt;&quot;;&quot;&quot;)">
            <text:p/>
          </table:table-cell>
          <table:table-cell table:style-name="ce27" table:formula="of:=IF([.A129]&lt;&gt;&quot;&quot;;[.A129]&amp;&quot;.&quot;&amp;[.C129];&quot;&quot;)">
            <text:p/>
          </table:table-cell>
          <table:table-cell table:style-name="ce27" table:formula="of:=IF([.A129]&lt;&gt;&quot;&quot;;[.F129];&quot;&quot;)">
            <text:p/>
          </table:table-cell>
        </table:table-row>
        <table:table-row table:style-name="ro1">
          <table:table-cell table:formula="of:=IF([Campos.A130]=&quot;&quot;;&quot;&quot;;[Campos.A130])">
            <text:p/>
          </table:table-cell>
          <table:table-cell table:formula="of:=IF([Campos.B130]=&quot;&quot;;&quot;&quot;;[Campos.B130])">
            <text:p/>
          </table:table-cell>
          <table:table-cell table:formula="of:=IF([Campos.C130]=&quot;&quot;;&quot;&quot;;[Campos.C130])">
            <text:p/>
          </table:table-cell>
          <table:table-cell table:formula="of:=IF([Campos.D130]=&quot;&quot;;&quot;&quot;;[Campos.D130])">
            <text:p/>
          </table:table-cell>
          <table:table-cell table:style-name="ce24" table:formula="of:=IF([.A130]=&quot;Chave&quot;;SUBSTITUTE([.C130];&quot;,&quot;;&quot;_&quot;)&amp;ROW([.C130]);[.C130])">
            <text:p/>
          </table:table-cell>
          <table:table-cell table:formula="of:=IF([Campos.F130]=&quot;&quot;;&quot;&quot;;[Campos.F130])">
            <text:p/>
          </table:table-cell>
          <table:table-cell table:formula="of:=IF([Campos.G130]=&quot;&quot;;&quot;&quot;;[Campos.G130])">
            <text:p/>
          </table:table-cell>
          <table:table-cell table:formula="of:=IF([Campos.H130]=&quot;&quot;;&quot;&quot;;[Campos.H130])">
            <text:p/>
          </table:table-cell>
          <table:table-cell table:formula="of:=IF([Campos.E130]=&quot;&quot;;&quot;&quot;;[Campos.E130])">
            <text:p/>
          </table:table-cell>
          <table:table-cell table:formula="of:=IF([Campos.I130]=&quot;&quot;;&quot;&quot;;[Campos.I130])">
            <text:p/>
          </table:table-cell>
          <table:table-cell table:formula="of:=IF([.B130]=&quot;&quot;;&quot;&quot;;VLOOKUP([.B130];[$Tabelas.$A$1:.$B$136];2;0))">
            <text:p/>
          </table:table-cell>
          <table:table-cell table:formula="of:=IF([.A130]=&quot;Campo&quot;;IF([.A130]=&quot;&quot;;&quot;&quot;;IF([.A130]&lt;&gt;[.A129];&quot;&quot;;&quot;PREVIOUS=&quot;&quot;&quot;&amp;[.C129]&amp;&quot;&quot;&quot; &quot;) &amp; IF([.A130]&lt;&gt;[.A131];&quot;&quot;;&quot;NEXT=&quot;&quot;&quot;&amp;[.C131]&amp;&quot;&quot;&quot;&quot;));IF([.A130]=&quot;&quot;;&quot;&quot;;IF([.A130]&lt;&gt;[.A129];&quot;&quot;;&quot;PREVIOUS=&quot;&quot;&quot;&amp;[.E129]&amp;&quot;&quot;&quot; &quot;) &amp; IF([.A130]&lt;&gt;[.A131];&quot;&quot;;&quot;NEXT=&quot;&quot;&quot;&amp;[.E131]&amp;&quot;&quot;&quot;&quot;)))">
            <text:p/>
          </table:table-cell>
          <table:table-cell table:formula="of:=IF([.B130]=&quot;&quot;;&quot;&quot;;VLOOKUP([.B130];[$Tabelas.$A$1:.$C$136];3;0))">
            <text:p/>
          </table:table-cell>
          <table:table-cell table:formula="of:=IF([.A130]=&quot;Campo&quot;; IF(ISERROR(VLOOKUP([.F130];[$Auxiliar.$A$1:.$E$17];5;0));&quot;TYPE=&quot;&quot;&quot;&amp;[.F130]&amp;&quot;&quot;&quot; LENGTH=&quot;&quot;&quot;&amp;[.G130]&amp;&quot;&quot;&quot; &quot;;VLOOKUP([.F130];[$Auxiliar.$A$1:.$E$17];5;0)) &amp; IF(AND([.A130]=&quot;Campo&quot;;[.D130]=&quot;PK&quot;); IF([.I130]=&quot;Sim&quot;;&quot; SEQUENCE=&quot;&quot;true&quot;&quot;&quot;;&quot; SEQUENCE=&quot;&quot;false&quot;&quot;&quot;);&quot;&quot;)&amp;IF([.H130]&lt;&gt;&quot;&quot;;&quot; NOTNULL=&quot;&quot;&quot;&amp;IF([.H130]=&quot;Sim&quot;;&quot;true&quot;;&quot;false&quot;)&amp;&quot;&quot;&quot;&quot;;&quot;&quot;);&quot;&quot;)">
            <text:p/>
          </table:table-cell>
          <table:table-cell table:style-name="ce26" table:formula="of:=IF(AND([.B130]&lt;&gt;[.B129];[.B130]&lt;&gt;&quot;&quot;);&quot;&lt;TABLE NAME=&quot;&quot;&quot;&amp;[.B130]&amp;&quot;&quot;&quot; COMMENT=&quot;&quot;&quot;&amp;[.K130]&amp;&quot;&quot;&quot; &quot;&amp; [.M130] &amp;&quot;&gt;&lt;FIELDS&gt;&quot;;&quot;&quot;) &amp; IF(AND([.A130]=&quot;Chave&quot;;[.A129]=&quot;Campo&quot;);&quot;&lt;KEYS&gt;&quot;;&quot;&quot;) &amp; IF([.A130]=&quot;Chave&quot;;&quot;&lt;KEY NAME=&quot;&quot;&quot;&amp;[.E130]&amp;&quot;&quot;&quot; TYPE=&quot;&quot;&quot;&amp;IF([.D130]=&quot;PK&quot;;&quot;primary&quot;;&quot;foreign&quot;)&amp;&quot;&quot;&quot; FIELDS=&quot;&quot;&quot;&amp;[.C130]&amp;&quot;&quot;&quot;&quot;&amp;IF([.D130]=&quot;FK&quot;;&quot; REFTABLE=&quot;&quot;&quot;&amp;[.F130]&amp;&quot;&quot;&quot; REFFIELDS=&quot;&quot;&quot;&amp;[.G130]&amp;&quot;&quot;&quot;&quot;;&quot;&quot;)&amp;&quot; &quot;&amp;[.L130]&amp;&quot; COMMENT=&quot;&quot;&quot;&amp;[.J130]&amp;&quot;&quot;&quot;&quot;&amp;IF(AND([.A130]=&quot;Campo&quot;;[.D130]=&quot;PK&quot;);&quot; SEQUENCE=&quot;&quot;true&quot;&quot;&quot;;&quot;&quot;)&amp;&quot;/&gt;&quot;;&quot;&quot;) &amp; IF([.A130]=&quot;Campo&quot;;&quot;&lt;FIELD NAME=&quot;&quot;&quot;&amp;[.C130]&amp;&quot;&quot;&quot; &quot;&amp;[.N130]&amp;&quot; &quot;&amp;[.L130]&amp;IF(AND([.A130]=&quot;Campo&quot;;[.D130]&lt;&gt;&quot;PK&quot;);&quot; SEQUENCE=&quot;&quot;false&quot;&quot; &quot;;&quot;&quot;)&amp;&quot; COMMENT=&quot;&quot;&quot;&amp;[.J130]&amp;&quot;&quot;&quot;/&gt;&quot;;&quot;&quot;) &amp; IF(AND([.A130]=&quot;Campo&quot;;[.A131]=&quot;Chave&quot;);&quot;&lt;/FIELDS&gt;&quot;;&quot;&quot;) &amp; IF(AND([.A130]=&quot;Chave&quot;;[.A131]&lt;&gt;&quot;Chave&quot;);&quot;&lt;/KEYS&gt;&quot;;&quot;&quot;) &amp; IF([.B130]&lt;&gt;[.B131];&quot;&lt;/TABLE&gt;&quot;;&quot;&quot;) &amp; IF(AND([.A130]=&quot;&quot;;[.A129]&lt;&gt;&quot;&quot;);&quot;&lt;/TABLES&gt;&lt;/XMLDB&gt;&quot;;&quot;&quot;)">
            <text:p/>
          </table:table-cell>
          <table:table-cell table:style-name="ce27" table:formula="of:=IF(AND([.A130]=&quot;Campo&quot;;[.A130]&lt;&gt;[.A129]);&quot;&lt;Form name=&quot;&quot;newRecord&quot;&quot;&gt;&quot;;&quot;&quot;)&amp;IF([.A130]=&quot;Campo&quot;;&quot;&lt;&quot;&amp;IF([.D130]=&quot;FK&quot;;&quot;Select &quot;;VLOOKUP([.F130];[$Auxiliar.$A$27:.$B$48];2;0))&amp;&quot; id=&quot;&quot;&quot;&amp;[.C130]&amp;&quot;&quot;&quot; label=&quot;&quot;&quot;&amp;[.C130]&amp;&quot;&quot;&quot;&quot;&amp; IF([.D130]=&quot;FK&quot;;&quot; datasource=&quot;&quot;table:&quot;&amp;VLOOKUP(&quot;Chave&quot;&amp;&quot;.&quot;&amp;[.C130];[.$Q$1:.$R$2300];2;0)&amp;&quot;&quot;&quot; bindid=&quot;&quot;id&quot;&quot; bindvalue=&quot;&quot;name&quot;&quot;&quot;;&quot;&quot;)&amp;&quot;required=&quot;&quot;&quot;&amp;IF([.H130]=&quot;Sim&quot;;&quot;true&quot;;&quot;false&quot;)&amp;&quot;&quot;&quot; /&gt;&quot;;&quot;&quot;)&amp;IF(AND([.A130]=&quot;Chave&quot;;[.A129]=&quot;Campo&quot;);&quot;&lt;/Form&gt;&quot;;&quot;&quot;)">
            <text:p/>
          </table:table-cell>
          <table:table-cell table:style-name="ce27" table:formula="of:=IF([.A130]&lt;&gt;&quot;&quot;;[.A130]&amp;&quot;.&quot;&amp;[.C130];&quot;&quot;)">
            <text:p/>
          </table:table-cell>
          <table:table-cell table:style-name="ce27" table:formula="of:=IF([.A130]&lt;&gt;&quot;&quot;;[.F130];&quot;&quot;)">
            <text:p/>
          </table:table-cell>
        </table:table-row>
        <table:table-row table:style-name="ro1">
          <table:table-cell table:formula="of:=IF([Campos.A131]=&quot;&quot;;&quot;&quot;;[Campos.A131])">
            <text:p/>
          </table:table-cell>
          <table:table-cell table:formula="of:=IF([Campos.B131]=&quot;&quot;;&quot;&quot;;[Campos.B131])">
            <text:p/>
          </table:table-cell>
          <table:table-cell table:formula="of:=IF([Campos.C131]=&quot;&quot;;&quot;&quot;;[Campos.C131])">
            <text:p/>
          </table:table-cell>
          <table:table-cell table:formula="of:=IF([Campos.D131]=&quot;&quot;;&quot;&quot;;[Campos.D131])">
            <text:p/>
          </table:table-cell>
          <table:table-cell table:style-name="ce24" table:formula="of:=IF([.A131]=&quot;Chave&quot;;SUBSTITUTE([.C131];&quot;,&quot;;&quot;_&quot;)&amp;ROW([.C131]);[.C131])">
            <text:p/>
          </table:table-cell>
          <table:table-cell table:formula="of:=IF([Campos.F131]=&quot;&quot;;&quot;&quot;;[Campos.F131])">
            <text:p/>
          </table:table-cell>
          <table:table-cell table:formula="of:=IF([Campos.G131]=&quot;&quot;;&quot;&quot;;[Campos.G131])">
            <text:p/>
          </table:table-cell>
          <table:table-cell table:formula="of:=IF([Campos.H131]=&quot;&quot;;&quot;&quot;;[Campos.H131])">
            <text:p/>
          </table:table-cell>
          <table:table-cell table:formula="of:=IF([Campos.E131]=&quot;&quot;;&quot;&quot;;[Campos.E131])">
            <text:p/>
          </table:table-cell>
          <table:table-cell table:formula="of:=IF([Campos.I131]=&quot;&quot;;&quot;&quot;;[Campos.I131])">
            <text:p/>
          </table:table-cell>
          <table:table-cell table:formula="of:=IF([.B131]=&quot;&quot;;&quot;&quot;;VLOOKUP([.B131];[$Tabelas.$A$1:.$B$136];2;0))">
            <text:p/>
          </table:table-cell>
          <table:table-cell table:formula="of:=IF([.A131]=&quot;Campo&quot;;IF([.A131]=&quot;&quot;;&quot;&quot;;IF([.A131]&lt;&gt;[.A130];&quot;&quot;;&quot;PREVIOUS=&quot;&quot;&quot;&amp;[.C130]&amp;&quot;&quot;&quot; &quot;) &amp; IF([.A131]&lt;&gt;[.A132];&quot;&quot;;&quot;NEXT=&quot;&quot;&quot;&amp;[.C132]&amp;&quot;&quot;&quot;&quot;));IF([.A131]=&quot;&quot;;&quot;&quot;;IF([.A131]&lt;&gt;[.A130];&quot;&quot;;&quot;PREVIOUS=&quot;&quot;&quot;&amp;[.E130]&amp;&quot;&quot;&quot; &quot;) &amp; IF([.A131]&lt;&gt;[.A132];&quot;&quot;;&quot;NEXT=&quot;&quot;&quot;&amp;[.E132]&amp;&quot;&quot;&quot;&quot;)))">
            <text:p/>
          </table:table-cell>
          <table:table-cell table:formula="of:=IF([.B131]=&quot;&quot;;&quot;&quot;;VLOOKUP([.B131];[$Tabelas.$A$1:.$C$136];3;0))">
            <text:p/>
          </table:table-cell>
          <table:table-cell table:formula="of:=IF([.A131]=&quot;Campo&quot;; IF(ISERROR(VLOOKUP([.F131];[$Auxiliar.$A$1:.$E$17];5;0));&quot;TYPE=&quot;&quot;&quot;&amp;[.F131]&amp;&quot;&quot;&quot; LENGTH=&quot;&quot;&quot;&amp;[.G131]&amp;&quot;&quot;&quot; &quot;;VLOOKUP([.F131];[$Auxiliar.$A$1:.$E$17];5;0)) &amp; IF(AND([.A131]=&quot;Campo&quot;;[.D131]=&quot;PK&quot;); IF([.I131]=&quot;Sim&quot;;&quot; SEQUENCE=&quot;&quot;true&quot;&quot;&quot;;&quot; SEQUENCE=&quot;&quot;false&quot;&quot;&quot;);&quot;&quot;)&amp;IF([.H131]&lt;&gt;&quot;&quot;;&quot; NOTNULL=&quot;&quot;&quot;&amp;IF([.H131]=&quot;Sim&quot;;&quot;true&quot;;&quot;false&quot;)&amp;&quot;&quot;&quot;&quot;;&quot;&quot;);&quot;&quot;)">
            <text:p/>
          </table:table-cell>
          <table:table-cell table:style-name="ce26" table:formula="of:=IF(AND([.B131]&lt;&gt;[.B130];[.B131]&lt;&gt;&quot;&quot;);&quot;&lt;TABLE NAME=&quot;&quot;&quot;&amp;[.B131]&amp;&quot;&quot;&quot; COMMENT=&quot;&quot;&quot;&amp;[.K131]&amp;&quot;&quot;&quot; &quot;&amp; [.M131] &amp;&quot;&gt;&lt;FIELDS&gt;&quot;;&quot;&quot;) &amp; IF(AND([.A131]=&quot;Chave&quot;;[.A130]=&quot;Campo&quot;);&quot;&lt;KEYS&gt;&quot;;&quot;&quot;) &amp; IF([.A131]=&quot;Chave&quot;;&quot;&lt;KEY NAME=&quot;&quot;&quot;&amp;[.E131]&amp;&quot;&quot;&quot; TYPE=&quot;&quot;&quot;&amp;IF([.D131]=&quot;PK&quot;;&quot;primary&quot;;&quot;foreign&quot;)&amp;&quot;&quot;&quot; FIELDS=&quot;&quot;&quot;&amp;[.C131]&amp;&quot;&quot;&quot;&quot;&amp;IF([.D131]=&quot;FK&quot;;&quot; REFTABLE=&quot;&quot;&quot;&amp;[.F131]&amp;&quot;&quot;&quot; REFFIELDS=&quot;&quot;&quot;&amp;[.G131]&amp;&quot;&quot;&quot;&quot;;&quot;&quot;)&amp;&quot; &quot;&amp;[.L131]&amp;&quot; COMMENT=&quot;&quot;&quot;&amp;[.J131]&amp;&quot;&quot;&quot;&quot;&amp;IF(AND([.A131]=&quot;Campo&quot;;[.D131]=&quot;PK&quot;);&quot; SEQUENCE=&quot;&quot;true&quot;&quot;&quot;;&quot;&quot;)&amp;&quot;/&gt;&quot;;&quot;&quot;) &amp; IF([.A131]=&quot;Campo&quot;;&quot;&lt;FIELD NAME=&quot;&quot;&quot;&amp;[.C131]&amp;&quot;&quot;&quot; &quot;&amp;[.N131]&amp;&quot; &quot;&amp;[.L131]&amp;IF(AND([.A131]=&quot;Campo&quot;;[.D131]&lt;&gt;&quot;PK&quot;);&quot; SEQUENCE=&quot;&quot;false&quot;&quot; &quot;;&quot;&quot;)&amp;&quot; COMMENT=&quot;&quot;&quot;&amp;[.J131]&amp;&quot;&quot;&quot;/&gt;&quot;;&quot;&quot;) &amp; IF(AND([.A131]=&quot;Campo&quot;;[.A132]=&quot;Chave&quot;);&quot;&lt;/FIELDS&gt;&quot;;&quot;&quot;) &amp; IF(AND([.A131]=&quot;Chave&quot;;[.A132]&lt;&gt;&quot;Chave&quot;);&quot;&lt;/KEYS&gt;&quot;;&quot;&quot;) &amp; IF([.B131]&lt;&gt;[.B132];&quot;&lt;/TABLE&gt;&quot;;&quot;&quot;) &amp; IF(AND([.A131]=&quot;&quot;;[.A130]&lt;&gt;&quot;&quot;);&quot;&lt;/TABLES&gt;&lt;/XMLDB&gt;&quot;;&quot;&quot;)">
            <text:p/>
          </table:table-cell>
          <table:table-cell table:style-name="ce27" table:formula="of:=IF(AND([.A131]=&quot;Campo&quot;;[.A131]&lt;&gt;[.A130]);&quot;&lt;Form name=&quot;&quot;newRecord&quot;&quot;&gt;&quot;;&quot;&quot;)&amp;IF([.A131]=&quot;Campo&quot;;&quot;&lt;&quot;&amp;IF([.D131]=&quot;FK&quot;;&quot;Select &quot;;VLOOKUP([.F131];[$Auxiliar.$A$27:.$B$48];2;0))&amp;&quot; id=&quot;&quot;&quot;&amp;[.C131]&amp;&quot;&quot;&quot; label=&quot;&quot;&quot;&amp;[.C131]&amp;&quot;&quot;&quot;&quot;&amp; IF([.D131]=&quot;FK&quot;;&quot; datasource=&quot;&quot;table:&quot;&amp;VLOOKUP(&quot;Chave&quot;&amp;&quot;.&quot;&amp;[.C131];[.$Q$1:.$R$2300];2;0)&amp;&quot;&quot;&quot; bindid=&quot;&quot;id&quot;&quot; bindvalue=&quot;&quot;name&quot;&quot;&quot;;&quot;&quot;)&amp;&quot;required=&quot;&quot;&quot;&amp;IF([.H131]=&quot;Sim&quot;;&quot;true&quot;;&quot;false&quot;)&amp;&quot;&quot;&quot; /&gt;&quot;;&quot;&quot;)&amp;IF(AND([.A131]=&quot;Chave&quot;;[.A130]=&quot;Campo&quot;);&quot;&lt;/Form&gt;&quot;;&quot;&quot;)">
            <text:p/>
          </table:table-cell>
          <table:table-cell table:style-name="ce27" table:formula="of:=IF([.A131]&lt;&gt;&quot;&quot;;[.A131]&amp;&quot;.&quot;&amp;[.C131];&quot;&quot;)">
            <text:p/>
          </table:table-cell>
          <table:table-cell table:style-name="ce27" table:formula="of:=IF([.A131]&lt;&gt;&quot;&quot;;[.F131];&quot;&quot;)">
            <text:p/>
          </table:table-cell>
        </table:table-row>
        <table:table-row table:style-name="ro1">
          <table:table-cell table:formula="of:=IF([Campos.A132]=&quot;&quot;;&quot;&quot;;[Campos.A132])">
            <text:p/>
          </table:table-cell>
          <table:table-cell table:formula="of:=IF([Campos.B132]=&quot;&quot;;&quot;&quot;;[Campos.B132])">
            <text:p/>
          </table:table-cell>
          <table:table-cell table:formula="of:=IF([Campos.C132]=&quot;&quot;;&quot;&quot;;[Campos.C132])">
            <text:p/>
          </table:table-cell>
          <table:table-cell table:formula="of:=IF([Campos.D132]=&quot;&quot;;&quot;&quot;;[Campos.D132])">
            <text:p/>
          </table:table-cell>
          <table:table-cell table:style-name="ce24" table:formula="of:=IF([.A132]=&quot;Chave&quot;;SUBSTITUTE([.C132];&quot;,&quot;;&quot;_&quot;)&amp;ROW([.C132]);[.C132])">
            <text:p/>
          </table:table-cell>
          <table:table-cell table:formula="of:=IF([Campos.F132]=&quot;&quot;;&quot;&quot;;[Campos.F132])">
            <text:p/>
          </table:table-cell>
          <table:table-cell table:formula="of:=IF([Campos.G132]=&quot;&quot;;&quot;&quot;;[Campos.G132])">
            <text:p/>
          </table:table-cell>
          <table:table-cell table:formula="of:=IF([Campos.H132]=&quot;&quot;;&quot;&quot;;[Campos.H132])">
            <text:p/>
          </table:table-cell>
          <table:table-cell table:formula="of:=IF([Campos.E132]=&quot;&quot;;&quot;&quot;;[Campos.E132])">
            <text:p/>
          </table:table-cell>
          <table:table-cell table:formula="of:=IF([Campos.I132]=&quot;&quot;;&quot;&quot;;[Campos.I132])">
            <text:p/>
          </table:table-cell>
          <table:table-cell table:formula="of:=IF([.B132]=&quot;&quot;;&quot;&quot;;VLOOKUP([.B132];[$Tabelas.$A$1:.$B$136];2;0))">
            <text:p/>
          </table:table-cell>
          <table:table-cell table:formula="of:=IF([.A132]=&quot;Campo&quot;;IF([.A132]=&quot;&quot;;&quot;&quot;;IF([.A132]&lt;&gt;[.A131];&quot;&quot;;&quot;PREVIOUS=&quot;&quot;&quot;&amp;[.C131]&amp;&quot;&quot;&quot; &quot;) &amp; IF([.A132]&lt;&gt;[.A133];&quot;&quot;;&quot;NEXT=&quot;&quot;&quot;&amp;[.C133]&amp;&quot;&quot;&quot;&quot;));IF([.A132]=&quot;&quot;;&quot;&quot;;IF([.A132]&lt;&gt;[.A131];&quot;&quot;;&quot;PREVIOUS=&quot;&quot;&quot;&amp;[.E131]&amp;&quot;&quot;&quot; &quot;) &amp; IF([.A132]&lt;&gt;[.A133];&quot;&quot;;&quot;NEXT=&quot;&quot;&quot;&amp;[.E133]&amp;&quot;&quot;&quot;&quot;)))">
            <text:p/>
          </table:table-cell>
          <table:table-cell table:formula="of:=IF([.B132]=&quot;&quot;;&quot;&quot;;VLOOKUP([.B132];[$Tabelas.$A$1:.$C$136];3;0))">
            <text:p/>
          </table:table-cell>
          <table:table-cell table:formula="of:=IF([.A132]=&quot;Campo&quot;; IF(ISERROR(VLOOKUP([.F132];[$Auxiliar.$A$1:.$E$17];5;0));&quot;TYPE=&quot;&quot;&quot;&amp;[.F132]&amp;&quot;&quot;&quot; LENGTH=&quot;&quot;&quot;&amp;[.G132]&amp;&quot;&quot;&quot; &quot;;VLOOKUP([.F132];[$Auxiliar.$A$1:.$E$17];5;0)) &amp; IF(AND([.A132]=&quot;Campo&quot;;[.D132]=&quot;PK&quot;); IF([.I132]=&quot;Sim&quot;;&quot; SEQUENCE=&quot;&quot;true&quot;&quot;&quot;;&quot; SEQUENCE=&quot;&quot;false&quot;&quot;&quot;);&quot;&quot;)&amp;IF([.H132]&lt;&gt;&quot;&quot;;&quot; NOTNULL=&quot;&quot;&quot;&amp;IF([.H132]=&quot;Sim&quot;;&quot;true&quot;;&quot;false&quot;)&amp;&quot;&quot;&quot;&quot;;&quot;&quot;);&quot;&quot;)">
            <text:p/>
          </table:table-cell>
          <table:table-cell table:style-name="ce26" table:formula="of:=IF(AND([.B132]&lt;&gt;[.B131];[.B132]&lt;&gt;&quot;&quot;);&quot;&lt;TABLE NAME=&quot;&quot;&quot;&amp;[.B132]&amp;&quot;&quot;&quot; COMMENT=&quot;&quot;&quot;&amp;[.K132]&amp;&quot;&quot;&quot; &quot;&amp; [.M132] &amp;&quot;&gt;&lt;FIELDS&gt;&quot;;&quot;&quot;) &amp; IF(AND([.A132]=&quot;Chave&quot;;[.A131]=&quot;Campo&quot;);&quot;&lt;KEYS&gt;&quot;;&quot;&quot;) &amp; IF([.A132]=&quot;Chave&quot;;&quot;&lt;KEY NAME=&quot;&quot;&quot;&amp;[.E132]&amp;&quot;&quot;&quot; TYPE=&quot;&quot;&quot;&amp;IF([.D132]=&quot;PK&quot;;&quot;primary&quot;;&quot;foreign&quot;)&amp;&quot;&quot;&quot; FIELDS=&quot;&quot;&quot;&amp;[.C132]&amp;&quot;&quot;&quot;&quot;&amp;IF([.D132]=&quot;FK&quot;;&quot; REFTABLE=&quot;&quot;&quot;&amp;[.F132]&amp;&quot;&quot;&quot; REFFIELDS=&quot;&quot;&quot;&amp;[.G132]&amp;&quot;&quot;&quot;&quot;;&quot;&quot;)&amp;&quot; &quot;&amp;[.L132]&amp;&quot; COMMENT=&quot;&quot;&quot;&amp;[.J132]&amp;&quot;&quot;&quot;&quot;&amp;IF(AND([.A132]=&quot;Campo&quot;;[.D132]=&quot;PK&quot;);&quot; SEQUENCE=&quot;&quot;true&quot;&quot;&quot;;&quot;&quot;)&amp;&quot;/&gt;&quot;;&quot;&quot;) &amp; IF([.A132]=&quot;Campo&quot;;&quot;&lt;FIELD NAME=&quot;&quot;&quot;&amp;[.C132]&amp;&quot;&quot;&quot; &quot;&amp;[.N132]&amp;&quot; &quot;&amp;[.L132]&amp;IF(AND([.A132]=&quot;Campo&quot;;[.D132]&lt;&gt;&quot;PK&quot;);&quot; SEQUENCE=&quot;&quot;false&quot;&quot; &quot;;&quot;&quot;)&amp;&quot; COMMENT=&quot;&quot;&quot;&amp;[.J132]&amp;&quot;&quot;&quot;/&gt;&quot;;&quot;&quot;) &amp; IF(AND([.A132]=&quot;Campo&quot;;[.A133]=&quot;Chave&quot;);&quot;&lt;/FIELDS&gt;&quot;;&quot;&quot;) &amp; IF(AND([.A132]=&quot;Chave&quot;;[.A133]&lt;&gt;&quot;Chave&quot;);&quot;&lt;/KEYS&gt;&quot;;&quot;&quot;) &amp; IF([.B132]&lt;&gt;[.B133];&quot;&lt;/TABLE&gt;&quot;;&quot;&quot;) &amp; IF(AND([.A132]=&quot;&quot;;[.A131]&lt;&gt;&quot;&quot;);&quot;&lt;/TABLES&gt;&lt;/XMLDB&gt;&quot;;&quot;&quot;)">
            <text:p/>
          </table:table-cell>
          <table:table-cell table:style-name="ce27" table:formula="of:=IF(AND([.A132]=&quot;Campo&quot;;[.A132]&lt;&gt;[.A131]);&quot;&lt;Form name=&quot;&quot;newRecord&quot;&quot;&gt;&quot;;&quot;&quot;)&amp;IF([.A132]=&quot;Campo&quot;;&quot;&lt;&quot;&amp;IF([.D132]=&quot;FK&quot;;&quot;Select &quot;;VLOOKUP([.F132];[$Auxiliar.$A$27:.$B$48];2;0))&amp;&quot; id=&quot;&quot;&quot;&amp;[.C132]&amp;&quot;&quot;&quot; label=&quot;&quot;&quot;&amp;[.C132]&amp;&quot;&quot;&quot;&quot;&amp; IF([.D132]=&quot;FK&quot;;&quot; datasource=&quot;&quot;table:&quot;&amp;VLOOKUP(&quot;Chave&quot;&amp;&quot;.&quot;&amp;[.C132];[.$Q$1:.$R$2300];2;0)&amp;&quot;&quot;&quot; bindid=&quot;&quot;id&quot;&quot; bindvalue=&quot;&quot;name&quot;&quot;&quot;;&quot;&quot;)&amp;&quot;required=&quot;&quot;&quot;&amp;IF([.H132]=&quot;Sim&quot;;&quot;true&quot;;&quot;false&quot;)&amp;&quot;&quot;&quot; /&gt;&quot;;&quot;&quot;)&amp;IF(AND([.A132]=&quot;Chave&quot;;[.A131]=&quot;Campo&quot;);&quot;&lt;/Form&gt;&quot;;&quot;&quot;)">
            <text:p/>
          </table:table-cell>
          <table:table-cell table:style-name="ce27" table:formula="of:=IF([.A132]&lt;&gt;&quot;&quot;;[.A132]&amp;&quot;.&quot;&amp;[.C132];&quot;&quot;)">
            <text:p/>
          </table:table-cell>
          <table:table-cell table:style-name="ce27" table:formula="of:=IF([.A132]&lt;&gt;&quot;&quot;;[.F132];&quot;&quot;)">
            <text:p/>
          </table:table-cell>
        </table:table-row>
        <table:table-row table:style-name="ro1">
          <table:table-cell table:formula="of:=IF([Campos.A133]=&quot;&quot;;&quot;&quot;;[Campos.A133])">
            <text:p/>
          </table:table-cell>
          <table:table-cell table:formula="of:=IF([Campos.B133]=&quot;&quot;;&quot;&quot;;[Campos.B133])">
            <text:p/>
          </table:table-cell>
          <table:table-cell table:formula="of:=IF([Campos.C133]=&quot;&quot;;&quot;&quot;;[Campos.C133])">
            <text:p/>
          </table:table-cell>
          <table:table-cell table:formula="of:=IF([Campos.D133]=&quot;&quot;;&quot;&quot;;[Campos.D133])">
            <text:p/>
          </table:table-cell>
          <table:table-cell table:style-name="ce24" table:formula="of:=IF([.A133]=&quot;Chave&quot;;SUBSTITUTE([.C133];&quot;,&quot;;&quot;_&quot;)&amp;ROW([.C133]);[.C133])">
            <text:p/>
          </table:table-cell>
          <table:table-cell table:formula="of:=IF([Campos.F133]=&quot;&quot;;&quot;&quot;;[Campos.F133])">
            <text:p/>
          </table:table-cell>
          <table:table-cell table:formula="of:=IF([Campos.G133]=&quot;&quot;;&quot;&quot;;[Campos.G133])">
            <text:p/>
          </table:table-cell>
          <table:table-cell table:formula="of:=IF([Campos.H133]=&quot;&quot;;&quot;&quot;;[Campos.H133])">
            <text:p/>
          </table:table-cell>
          <table:table-cell table:formula="of:=IF([Campos.E133]=&quot;&quot;;&quot;&quot;;[Campos.E133])">
            <text:p/>
          </table:table-cell>
          <table:table-cell table:formula="of:=IF([Campos.I133]=&quot;&quot;;&quot;&quot;;[Campos.I133])">
            <text:p/>
          </table:table-cell>
          <table:table-cell table:formula="of:=IF([.B133]=&quot;&quot;;&quot;&quot;;VLOOKUP([.B133];[$Tabelas.$A$1:.$B$136];2;0))">
            <text:p/>
          </table:table-cell>
          <table:table-cell table:formula="of:=IF([.A133]=&quot;Campo&quot;;IF([.A133]=&quot;&quot;;&quot;&quot;;IF([.A133]&lt;&gt;[.A132];&quot;&quot;;&quot;PREVIOUS=&quot;&quot;&quot;&amp;[.C132]&amp;&quot;&quot;&quot; &quot;) &amp; IF([.A133]&lt;&gt;[.A134];&quot;&quot;;&quot;NEXT=&quot;&quot;&quot;&amp;[.C134]&amp;&quot;&quot;&quot;&quot;));IF([.A133]=&quot;&quot;;&quot;&quot;;IF([.A133]&lt;&gt;[.A132];&quot;&quot;;&quot;PREVIOUS=&quot;&quot;&quot;&amp;[.E132]&amp;&quot;&quot;&quot; &quot;) &amp; IF([.A133]&lt;&gt;[.A134];&quot;&quot;;&quot;NEXT=&quot;&quot;&quot;&amp;[.E134]&amp;&quot;&quot;&quot;&quot;)))">
            <text:p/>
          </table:table-cell>
          <table:table-cell table:formula="of:=IF([.B133]=&quot;&quot;;&quot;&quot;;VLOOKUP([.B133];[$Tabelas.$A$1:.$C$136];3;0))">
            <text:p/>
          </table:table-cell>
          <table:table-cell table:formula="of:=IF([.A133]=&quot;Campo&quot;; IF(ISERROR(VLOOKUP([.F133];[$Auxiliar.$A$1:.$E$17];5;0));&quot;TYPE=&quot;&quot;&quot;&amp;[.F133]&amp;&quot;&quot;&quot; LENGTH=&quot;&quot;&quot;&amp;[.G133]&amp;&quot;&quot;&quot; &quot;;VLOOKUP([.F133];[$Auxiliar.$A$1:.$E$17];5;0)) &amp; IF(AND([.A133]=&quot;Campo&quot;;[.D133]=&quot;PK&quot;); IF([.I133]=&quot;Sim&quot;;&quot; SEQUENCE=&quot;&quot;true&quot;&quot;&quot;;&quot; SEQUENCE=&quot;&quot;false&quot;&quot;&quot;);&quot;&quot;)&amp;IF([.H133]&lt;&gt;&quot;&quot;;&quot; NOTNULL=&quot;&quot;&quot;&amp;IF([.H133]=&quot;Sim&quot;;&quot;true&quot;;&quot;false&quot;)&amp;&quot;&quot;&quot;&quot;;&quot;&quot;);&quot;&quot;)">
            <text:p/>
          </table:table-cell>
          <table:table-cell table:style-name="ce26" table:formula="of:=IF(AND([.B133]&lt;&gt;[.B132];[.B133]&lt;&gt;&quot;&quot;);&quot;&lt;TABLE NAME=&quot;&quot;&quot;&amp;[.B133]&amp;&quot;&quot;&quot; COMMENT=&quot;&quot;&quot;&amp;[.K133]&amp;&quot;&quot;&quot; &quot;&amp; [.M133] &amp;&quot;&gt;&lt;FIELDS&gt;&quot;;&quot;&quot;) &amp; IF(AND([.A133]=&quot;Chave&quot;;[.A132]=&quot;Campo&quot;);&quot;&lt;KEYS&gt;&quot;;&quot;&quot;) &amp; IF([.A133]=&quot;Chave&quot;;&quot;&lt;KEY NAME=&quot;&quot;&quot;&amp;[.E133]&amp;&quot;&quot;&quot; TYPE=&quot;&quot;&quot;&amp;IF([.D133]=&quot;PK&quot;;&quot;primary&quot;;&quot;foreign&quot;)&amp;&quot;&quot;&quot; FIELDS=&quot;&quot;&quot;&amp;[.C133]&amp;&quot;&quot;&quot;&quot;&amp;IF([.D133]=&quot;FK&quot;;&quot; REFTABLE=&quot;&quot;&quot;&amp;[.F133]&amp;&quot;&quot;&quot; REFFIELDS=&quot;&quot;&quot;&amp;[.G133]&amp;&quot;&quot;&quot;&quot;;&quot;&quot;)&amp;&quot; &quot;&amp;[.L133]&amp;&quot; COMMENT=&quot;&quot;&quot;&amp;[.J133]&amp;&quot;&quot;&quot;&quot;&amp;IF(AND([.A133]=&quot;Campo&quot;;[.D133]=&quot;PK&quot;);&quot; SEQUENCE=&quot;&quot;true&quot;&quot;&quot;;&quot;&quot;)&amp;&quot;/&gt;&quot;;&quot;&quot;) &amp; IF([.A133]=&quot;Campo&quot;;&quot;&lt;FIELD NAME=&quot;&quot;&quot;&amp;[.C133]&amp;&quot;&quot;&quot; &quot;&amp;[.N133]&amp;&quot; &quot;&amp;[.L133]&amp;IF(AND([.A133]=&quot;Campo&quot;;[.D133]&lt;&gt;&quot;PK&quot;);&quot; SEQUENCE=&quot;&quot;false&quot;&quot; &quot;;&quot;&quot;)&amp;&quot; COMMENT=&quot;&quot;&quot;&amp;[.J133]&amp;&quot;&quot;&quot;/&gt;&quot;;&quot;&quot;) &amp; IF(AND([.A133]=&quot;Campo&quot;;[.A134]=&quot;Chave&quot;);&quot;&lt;/FIELDS&gt;&quot;;&quot;&quot;) &amp; IF(AND([.A133]=&quot;Chave&quot;;[.A134]&lt;&gt;&quot;Chave&quot;);&quot;&lt;/KEYS&gt;&quot;;&quot;&quot;) &amp; IF([.B133]&lt;&gt;[.B134];&quot;&lt;/TABLE&gt;&quot;;&quot;&quot;) &amp; IF(AND([.A133]=&quot;&quot;;[.A132]&lt;&gt;&quot;&quot;);&quot;&lt;/TABLES&gt;&lt;/XMLDB&gt;&quot;;&quot;&quot;)">
            <text:p/>
          </table:table-cell>
          <table:table-cell table:style-name="ce27" table:formula="of:=IF(AND([.A133]=&quot;Campo&quot;;[.A133]&lt;&gt;[.A132]);&quot;&lt;Form name=&quot;&quot;newRecord&quot;&quot;&gt;&quot;;&quot;&quot;)&amp;IF([.A133]=&quot;Campo&quot;;&quot;&lt;&quot;&amp;IF([.D133]=&quot;FK&quot;;&quot;Select &quot;;VLOOKUP([.F133];[$Auxiliar.$A$27:.$B$48];2;0))&amp;&quot; id=&quot;&quot;&quot;&amp;[.C133]&amp;&quot;&quot;&quot; label=&quot;&quot;&quot;&amp;[.C133]&amp;&quot;&quot;&quot;&quot;&amp; IF([.D133]=&quot;FK&quot;;&quot; datasource=&quot;&quot;table:&quot;&amp;VLOOKUP(&quot;Chave&quot;&amp;&quot;.&quot;&amp;[.C133];[.$Q$1:.$R$2300];2;0)&amp;&quot;&quot;&quot; bindid=&quot;&quot;id&quot;&quot; bindvalue=&quot;&quot;name&quot;&quot;&quot;;&quot;&quot;)&amp;&quot;required=&quot;&quot;&quot;&amp;IF([.H133]=&quot;Sim&quot;;&quot;true&quot;;&quot;false&quot;)&amp;&quot;&quot;&quot; /&gt;&quot;;&quot;&quot;)&amp;IF(AND([.A133]=&quot;Chave&quot;;[.A132]=&quot;Campo&quot;);&quot;&lt;/Form&gt;&quot;;&quot;&quot;)">
            <text:p/>
          </table:table-cell>
          <table:table-cell table:style-name="ce27" table:formula="of:=IF([.A133]&lt;&gt;&quot;&quot;;[.A133]&amp;&quot;.&quot;&amp;[.C133];&quot;&quot;)">
            <text:p/>
          </table:table-cell>
          <table:table-cell table:style-name="ce27" table:formula="of:=IF([.A133]&lt;&gt;&quot;&quot;;[.F133];&quot;&quot;)">
            <text:p/>
          </table:table-cell>
        </table:table-row>
        <table:table-row table:style-name="ro1">
          <table:table-cell table:formula="of:=IF([Campos.A134]=&quot;&quot;;&quot;&quot;;[Campos.A134])">
            <text:p/>
          </table:table-cell>
          <table:table-cell table:formula="of:=IF([Campos.B134]=&quot;&quot;;&quot;&quot;;[Campos.B134])">
            <text:p/>
          </table:table-cell>
          <table:table-cell table:formula="of:=IF([Campos.C134]=&quot;&quot;;&quot;&quot;;[Campos.C134])">
            <text:p/>
          </table:table-cell>
          <table:table-cell table:formula="of:=IF([Campos.D134]=&quot;&quot;;&quot;&quot;;[Campos.D134])">
            <text:p/>
          </table:table-cell>
          <table:table-cell table:style-name="ce24" table:formula="of:=IF([.A134]=&quot;Chave&quot;;SUBSTITUTE([.C134];&quot;,&quot;;&quot;_&quot;)&amp;ROW([.C134]);[.C134])">
            <text:p/>
          </table:table-cell>
          <table:table-cell table:formula="of:=IF([Campos.F134]=&quot;&quot;;&quot;&quot;;[Campos.F134])">
            <text:p/>
          </table:table-cell>
          <table:table-cell table:formula="of:=IF([Campos.G134]=&quot;&quot;;&quot;&quot;;[Campos.G134])">
            <text:p/>
          </table:table-cell>
          <table:table-cell table:formula="of:=IF([Campos.H134]=&quot;&quot;;&quot;&quot;;[Campos.H134])">
            <text:p/>
          </table:table-cell>
          <table:table-cell table:formula="of:=IF([Campos.E134]=&quot;&quot;;&quot;&quot;;[Campos.E134])">
            <text:p/>
          </table:table-cell>
          <table:table-cell table:formula="of:=IF([Campos.I134]=&quot;&quot;;&quot;&quot;;[Campos.I134])">
            <text:p/>
          </table:table-cell>
          <table:table-cell table:formula="of:=IF([.B134]=&quot;&quot;;&quot;&quot;;VLOOKUP([.B134];[$Tabelas.$A$1:.$B$136];2;0))">
            <text:p/>
          </table:table-cell>
          <table:table-cell table:formula="of:=IF([.A134]=&quot;Campo&quot;;IF([.A134]=&quot;&quot;;&quot;&quot;;IF([.A134]&lt;&gt;[.A133];&quot;&quot;;&quot;PREVIOUS=&quot;&quot;&quot;&amp;[.C133]&amp;&quot;&quot;&quot; &quot;) &amp; IF([.A134]&lt;&gt;[.A135];&quot;&quot;;&quot;NEXT=&quot;&quot;&quot;&amp;[.C135]&amp;&quot;&quot;&quot;&quot;));IF([.A134]=&quot;&quot;;&quot;&quot;;IF([.A134]&lt;&gt;[.A133];&quot;&quot;;&quot;PREVIOUS=&quot;&quot;&quot;&amp;[.E133]&amp;&quot;&quot;&quot; &quot;) &amp; IF([.A134]&lt;&gt;[.A135];&quot;&quot;;&quot;NEXT=&quot;&quot;&quot;&amp;[.E135]&amp;&quot;&quot;&quot;&quot;)))">
            <text:p/>
          </table:table-cell>
          <table:table-cell table:formula="of:=IF([.B134]=&quot;&quot;;&quot;&quot;;VLOOKUP([.B134];[$Tabelas.$A$1:.$C$136];3;0))">
            <text:p/>
          </table:table-cell>
          <table:table-cell table:formula="of:=IF([.A134]=&quot;Campo&quot;; IF(ISERROR(VLOOKUP([.F134];[$Auxiliar.$A$1:.$E$17];5;0));&quot;TYPE=&quot;&quot;&quot;&amp;[.F134]&amp;&quot;&quot;&quot; LENGTH=&quot;&quot;&quot;&amp;[.G134]&amp;&quot;&quot;&quot; &quot;;VLOOKUP([.F134];[$Auxiliar.$A$1:.$E$17];5;0)) &amp; IF(AND([.A134]=&quot;Campo&quot;;[.D134]=&quot;PK&quot;); IF([.I134]=&quot;Sim&quot;;&quot; SEQUENCE=&quot;&quot;true&quot;&quot;&quot;;&quot; SEQUENCE=&quot;&quot;false&quot;&quot;&quot;);&quot;&quot;)&amp;IF([.H134]&lt;&gt;&quot;&quot;;&quot; NOTNULL=&quot;&quot;&quot;&amp;IF([.H134]=&quot;Sim&quot;;&quot;true&quot;;&quot;false&quot;)&amp;&quot;&quot;&quot;&quot;;&quot;&quot;);&quot;&quot;)">
            <text:p/>
          </table:table-cell>
          <table:table-cell table:style-name="ce26" table:formula="of:=IF(AND([.B134]&lt;&gt;[.B133];[.B134]&lt;&gt;&quot;&quot;);&quot;&lt;TABLE NAME=&quot;&quot;&quot;&amp;[.B134]&amp;&quot;&quot;&quot; COMMENT=&quot;&quot;&quot;&amp;[.K134]&amp;&quot;&quot;&quot; &quot;&amp; [.M134] &amp;&quot;&gt;&lt;FIELDS&gt;&quot;;&quot;&quot;) &amp; IF(AND([.A134]=&quot;Chave&quot;;[.A133]=&quot;Campo&quot;);&quot;&lt;KEYS&gt;&quot;;&quot;&quot;) &amp; IF([.A134]=&quot;Chave&quot;;&quot;&lt;KEY NAME=&quot;&quot;&quot;&amp;[.E134]&amp;&quot;&quot;&quot; TYPE=&quot;&quot;&quot;&amp;IF([.D134]=&quot;PK&quot;;&quot;primary&quot;;&quot;foreign&quot;)&amp;&quot;&quot;&quot; FIELDS=&quot;&quot;&quot;&amp;[.C134]&amp;&quot;&quot;&quot;&quot;&amp;IF([.D134]=&quot;FK&quot;;&quot; REFTABLE=&quot;&quot;&quot;&amp;[.F134]&amp;&quot;&quot;&quot; REFFIELDS=&quot;&quot;&quot;&amp;[.G134]&amp;&quot;&quot;&quot;&quot;;&quot;&quot;)&amp;&quot; &quot;&amp;[.L134]&amp;&quot; COMMENT=&quot;&quot;&quot;&amp;[.J134]&amp;&quot;&quot;&quot;&quot;&amp;IF(AND([.A134]=&quot;Campo&quot;;[.D134]=&quot;PK&quot;);&quot; SEQUENCE=&quot;&quot;true&quot;&quot;&quot;;&quot;&quot;)&amp;&quot;/&gt;&quot;;&quot;&quot;) &amp; IF([.A134]=&quot;Campo&quot;;&quot;&lt;FIELD NAME=&quot;&quot;&quot;&amp;[.C134]&amp;&quot;&quot;&quot; &quot;&amp;[.N134]&amp;&quot; &quot;&amp;[.L134]&amp;IF(AND([.A134]=&quot;Campo&quot;;[.D134]&lt;&gt;&quot;PK&quot;);&quot; SEQUENCE=&quot;&quot;false&quot;&quot; &quot;;&quot;&quot;)&amp;&quot; COMMENT=&quot;&quot;&quot;&amp;[.J134]&amp;&quot;&quot;&quot;/&gt;&quot;;&quot;&quot;) &amp; IF(AND([.A134]=&quot;Campo&quot;;[.A135]=&quot;Chave&quot;);&quot;&lt;/FIELDS&gt;&quot;;&quot;&quot;) &amp; IF(AND([.A134]=&quot;Chave&quot;;[.A135]&lt;&gt;&quot;Chave&quot;);&quot;&lt;/KEYS&gt;&quot;;&quot;&quot;) &amp; IF([.B134]&lt;&gt;[.B135];&quot;&lt;/TABLE&gt;&quot;;&quot;&quot;) &amp; IF(AND([.A134]=&quot;&quot;;[.A133]&lt;&gt;&quot;&quot;);&quot;&lt;/TABLES&gt;&lt;/XMLDB&gt;&quot;;&quot;&quot;)">
            <text:p/>
          </table:table-cell>
          <table:table-cell table:style-name="ce27" table:formula="of:=IF(AND([.A134]=&quot;Campo&quot;;[.A134]&lt;&gt;[.A133]);&quot;&lt;Form name=&quot;&quot;newRecord&quot;&quot;&gt;&quot;;&quot;&quot;)&amp;IF([.A134]=&quot;Campo&quot;;&quot;&lt;&quot;&amp;IF([.D134]=&quot;FK&quot;;&quot;Select &quot;;VLOOKUP([.F134];[$Auxiliar.$A$27:.$B$48];2;0))&amp;&quot; id=&quot;&quot;&quot;&amp;[.C134]&amp;&quot;&quot;&quot; label=&quot;&quot;&quot;&amp;[.C134]&amp;&quot;&quot;&quot;&quot;&amp; IF([.D134]=&quot;FK&quot;;&quot; datasource=&quot;&quot;table:&quot;&amp;VLOOKUP(&quot;Chave&quot;&amp;&quot;.&quot;&amp;[.C134];[.$Q$1:.$R$2300];2;0)&amp;&quot;&quot;&quot; bindid=&quot;&quot;id&quot;&quot; bindvalue=&quot;&quot;name&quot;&quot;&quot;;&quot;&quot;)&amp;&quot;required=&quot;&quot;&quot;&amp;IF([.H134]=&quot;Sim&quot;;&quot;true&quot;;&quot;false&quot;)&amp;&quot;&quot;&quot; /&gt;&quot;;&quot;&quot;)&amp;IF(AND([.A134]=&quot;Chave&quot;;[.A133]=&quot;Campo&quot;);&quot;&lt;/Form&gt;&quot;;&quot;&quot;)">
            <text:p/>
          </table:table-cell>
          <table:table-cell table:style-name="ce27" table:formula="of:=IF([.A134]&lt;&gt;&quot;&quot;;[.A134]&amp;&quot;.&quot;&amp;[.C134];&quot;&quot;)">
            <text:p/>
          </table:table-cell>
          <table:table-cell table:style-name="ce27" table:formula="of:=IF([.A134]&lt;&gt;&quot;&quot;;[.F134];&quot;&quot;)">
            <text:p/>
          </table:table-cell>
        </table:table-row>
        <table:table-row table:style-name="ro1">
          <table:table-cell table:formula="of:=IF([Campos.A135]=&quot;&quot;;&quot;&quot;;[Campos.A135])">
            <text:p/>
          </table:table-cell>
          <table:table-cell table:formula="of:=IF([Campos.B135]=&quot;&quot;;&quot;&quot;;[Campos.B135])">
            <text:p/>
          </table:table-cell>
          <table:table-cell table:formula="of:=IF([Campos.C135]=&quot;&quot;;&quot;&quot;;[Campos.C135])">
            <text:p/>
          </table:table-cell>
          <table:table-cell table:formula="of:=IF([Campos.D135]=&quot;&quot;;&quot;&quot;;[Campos.D135])">
            <text:p/>
          </table:table-cell>
          <table:table-cell table:style-name="ce24" table:formula="of:=IF([.A135]=&quot;Chave&quot;;SUBSTITUTE([.C135];&quot;,&quot;;&quot;_&quot;)&amp;ROW([.C135]);[.C135])">
            <text:p/>
          </table:table-cell>
          <table:table-cell table:formula="of:=IF([Campos.F135]=&quot;&quot;;&quot;&quot;;[Campos.F135])">
            <text:p/>
          </table:table-cell>
          <table:table-cell table:formula="of:=IF([Campos.G135]=&quot;&quot;;&quot;&quot;;[Campos.G135])">
            <text:p/>
          </table:table-cell>
          <table:table-cell table:formula="of:=IF([Campos.H135]=&quot;&quot;;&quot;&quot;;[Campos.H135])">
            <text:p/>
          </table:table-cell>
          <table:table-cell table:formula="of:=IF([Campos.E135]=&quot;&quot;;&quot;&quot;;[Campos.E135])">
            <text:p/>
          </table:table-cell>
          <table:table-cell table:formula="of:=IF([Campos.I135]=&quot;&quot;;&quot;&quot;;[Campos.I135])">
            <text:p/>
          </table:table-cell>
          <table:table-cell table:formula="of:=IF([.B135]=&quot;&quot;;&quot;&quot;;VLOOKUP([.B135];[$Tabelas.$A$1:.$B$136];2;0))">
            <text:p/>
          </table:table-cell>
          <table:table-cell table:formula="of:=IF([.A135]=&quot;Campo&quot;;IF([.A135]=&quot;&quot;;&quot;&quot;;IF([.A135]&lt;&gt;[.A134];&quot;&quot;;&quot;PREVIOUS=&quot;&quot;&quot;&amp;[.C134]&amp;&quot;&quot;&quot; &quot;) &amp; IF([.A135]&lt;&gt;[.A136];&quot;&quot;;&quot;NEXT=&quot;&quot;&quot;&amp;[.C136]&amp;&quot;&quot;&quot;&quot;));IF([.A135]=&quot;&quot;;&quot;&quot;;IF([.A135]&lt;&gt;[.A134];&quot;&quot;;&quot;PREVIOUS=&quot;&quot;&quot;&amp;[.E134]&amp;&quot;&quot;&quot; &quot;) &amp; IF([.A135]&lt;&gt;[.A136];&quot;&quot;;&quot;NEXT=&quot;&quot;&quot;&amp;[.E136]&amp;&quot;&quot;&quot;&quot;)))">
            <text:p/>
          </table:table-cell>
          <table:table-cell table:formula="of:=IF([.B135]=&quot;&quot;;&quot;&quot;;VLOOKUP([.B135];[$Tabelas.$A$1:.$C$136];3;0))">
            <text:p/>
          </table:table-cell>
          <table:table-cell table:formula="of:=IF([.A135]=&quot;Campo&quot;; IF(ISERROR(VLOOKUP([.F135];[$Auxiliar.$A$1:.$E$17];5;0));&quot;TYPE=&quot;&quot;&quot;&amp;[.F135]&amp;&quot;&quot;&quot; LENGTH=&quot;&quot;&quot;&amp;[.G135]&amp;&quot;&quot;&quot; &quot;;VLOOKUP([.F135];[$Auxiliar.$A$1:.$E$17];5;0)) &amp; IF(AND([.A135]=&quot;Campo&quot;;[.D135]=&quot;PK&quot;); IF([.I135]=&quot;Sim&quot;;&quot; SEQUENCE=&quot;&quot;true&quot;&quot;&quot;;&quot; SEQUENCE=&quot;&quot;false&quot;&quot;&quot;);&quot;&quot;)&amp;IF([.H135]&lt;&gt;&quot;&quot;;&quot; NOTNULL=&quot;&quot;&quot;&amp;IF([.H135]=&quot;Sim&quot;;&quot;true&quot;;&quot;false&quot;)&amp;&quot;&quot;&quot;&quot;;&quot;&quot;);&quot;&quot;)">
            <text:p/>
          </table:table-cell>
          <table:table-cell table:style-name="ce26" table:formula="of:=IF(AND([.B135]&lt;&gt;[.B134];[.B135]&lt;&gt;&quot;&quot;);&quot;&lt;TABLE NAME=&quot;&quot;&quot;&amp;[.B135]&amp;&quot;&quot;&quot; COMMENT=&quot;&quot;&quot;&amp;[.K135]&amp;&quot;&quot;&quot; &quot;&amp; [.M135] &amp;&quot;&gt;&lt;FIELDS&gt;&quot;;&quot;&quot;) &amp; IF(AND([.A135]=&quot;Chave&quot;;[.A134]=&quot;Campo&quot;);&quot;&lt;KEYS&gt;&quot;;&quot;&quot;) &amp; IF([.A135]=&quot;Chave&quot;;&quot;&lt;KEY NAME=&quot;&quot;&quot;&amp;[.E135]&amp;&quot;&quot;&quot; TYPE=&quot;&quot;&quot;&amp;IF([.D135]=&quot;PK&quot;;&quot;primary&quot;;&quot;foreign&quot;)&amp;&quot;&quot;&quot; FIELDS=&quot;&quot;&quot;&amp;[.C135]&amp;&quot;&quot;&quot;&quot;&amp;IF([.D135]=&quot;FK&quot;;&quot; REFTABLE=&quot;&quot;&quot;&amp;[.F135]&amp;&quot;&quot;&quot; REFFIELDS=&quot;&quot;&quot;&amp;[.G135]&amp;&quot;&quot;&quot;&quot;;&quot;&quot;)&amp;&quot; &quot;&amp;[.L135]&amp;&quot; COMMENT=&quot;&quot;&quot;&amp;[.J135]&amp;&quot;&quot;&quot;&quot;&amp;IF(AND([.A135]=&quot;Campo&quot;;[.D135]=&quot;PK&quot;);&quot; SEQUENCE=&quot;&quot;true&quot;&quot;&quot;;&quot;&quot;)&amp;&quot;/&gt;&quot;;&quot;&quot;) &amp; IF([.A135]=&quot;Campo&quot;;&quot;&lt;FIELD NAME=&quot;&quot;&quot;&amp;[.C135]&amp;&quot;&quot;&quot; &quot;&amp;[.N135]&amp;&quot; &quot;&amp;[.L135]&amp;IF(AND([.A135]=&quot;Campo&quot;;[.D135]&lt;&gt;&quot;PK&quot;);&quot; SEQUENCE=&quot;&quot;false&quot;&quot; &quot;;&quot;&quot;)&amp;&quot; COMMENT=&quot;&quot;&quot;&amp;[.J135]&amp;&quot;&quot;&quot;/&gt;&quot;;&quot;&quot;) &amp; IF(AND([.A135]=&quot;Campo&quot;;[.A136]=&quot;Chave&quot;);&quot;&lt;/FIELDS&gt;&quot;;&quot;&quot;) &amp; IF(AND([.A135]=&quot;Chave&quot;;[.A136]&lt;&gt;&quot;Chave&quot;);&quot;&lt;/KEYS&gt;&quot;;&quot;&quot;) &amp; IF([.B135]&lt;&gt;[.B136];&quot;&lt;/TABLE&gt;&quot;;&quot;&quot;) &amp; IF(AND([.A135]=&quot;&quot;;[.A134]&lt;&gt;&quot;&quot;);&quot;&lt;/TABLES&gt;&lt;/XMLDB&gt;&quot;;&quot;&quot;)">
            <text:p/>
          </table:table-cell>
          <table:table-cell table:style-name="ce27" table:formula="of:=IF(AND([.A135]=&quot;Campo&quot;;[.A135]&lt;&gt;[.A134]);&quot;&lt;Form name=&quot;&quot;newRecord&quot;&quot;&gt;&quot;;&quot;&quot;)&amp;IF([.A135]=&quot;Campo&quot;;&quot;&lt;&quot;&amp;IF([.D135]=&quot;FK&quot;;&quot;Select &quot;;VLOOKUP([.F135];[$Auxiliar.$A$27:.$B$48];2;0))&amp;&quot; id=&quot;&quot;&quot;&amp;[.C135]&amp;&quot;&quot;&quot; label=&quot;&quot;&quot;&amp;[.C135]&amp;&quot;&quot;&quot;&quot;&amp; IF([.D135]=&quot;FK&quot;;&quot; datasource=&quot;&quot;table:&quot;&amp;VLOOKUP(&quot;Chave&quot;&amp;&quot;.&quot;&amp;[.C135];[.$Q$1:.$R$2300];2;0)&amp;&quot;&quot;&quot; bindid=&quot;&quot;id&quot;&quot; bindvalue=&quot;&quot;name&quot;&quot;&quot;;&quot;&quot;)&amp;&quot;required=&quot;&quot;&quot;&amp;IF([.H135]=&quot;Sim&quot;;&quot;true&quot;;&quot;false&quot;)&amp;&quot;&quot;&quot; /&gt;&quot;;&quot;&quot;)&amp;IF(AND([.A135]=&quot;Chave&quot;;[.A134]=&quot;Campo&quot;);&quot;&lt;/Form&gt;&quot;;&quot;&quot;)">
            <text:p/>
          </table:table-cell>
          <table:table-cell table:style-name="ce27" table:formula="of:=IF([.A135]&lt;&gt;&quot;&quot;;[.A135]&amp;&quot;.&quot;&amp;[.C135];&quot;&quot;)">
            <text:p/>
          </table:table-cell>
          <table:table-cell table:style-name="ce27" table:formula="of:=IF([.A135]&lt;&gt;&quot;&quot;;[.F135];&quot;&quot;)">
            <text:p/>
          </table:table-cell>
        </table:table-row>
        <table:table-row table:style-name="ro1">
          <table:table-cell table:formula="of:=IF([Campos.A136]=&quot;&quot;;&quot;&quot;;[Campos.A136])">
            <text:p/>
          </table:table-cell>
          <table:table-cell table:formula="of:=IF([Campos.B136]=&quot;&quot;;&quot;&quot;;[Campos.B136])">
            <text:p/>
          </table:table-cell>
          <table:table-cell table:formula="of:=IF([Campos.C136]=&quot;&quot;;&quot;&quot;;[Campos.C136])">
            <text:p/>
          </table:table-cell>
          <table:table-cell table:formula="of:=IF([Campos.D136]=&quot;&quot;;&quot;&quot;;[Campos.D136])">
            <text:p/>
          </table:table-cell>
          <table:table-cell table:style-name="ce24" table:formula="of:=IF([.A136]=&quot;Chave&quot;;SUBSTITUTE([.C136];&quot;,&quot;;&quot;_&quot;)&amp;ROW([.C136]);[.C136])">
            <text:p/>
          </table:table-cell>
          <table:table-cell table:formula="of:=IF([Campos.F136]=&quot;&quot;;&quot;&quot;;[Campos.F136])">
            <text:p/>
          </table:table-cell>
          <table:table-cell table:formula="of:=IF([Campos.G136]=&quot;&quot;;&quot;&quot;;[Campos.G136])">
            <text:p/>
          </table:table-cell>
          <table:table-cell table:formula="of:=IF([Campos.H136]=&quot;&quot;;&quot;&quot;;[Campos.H136])">
            <text:p/>
          </table:table-cell>
          <table:table-cell table:formula="of:=IF([Campos.E136]=&quot;&quot;;&quot;&quot;;[Campos.E136])">
            <text:p/>
          </table:table-cell>
          <table:table-cell table:formula="of:=IF([Campos.I136]=&quot;&quot;;&quot;&quot;;[Campos.I136])">
            <text:p/>
          </table:table-cell>
          <table:table-cell table:formula="of:=IF([.B136]=&quot;&quot;;&quot;&quot;;VLOOKUP([.B136];[$Tabelas.$A$1:.$B$136];2;0))">
            <text:p/>
          </table:table-cell>
          <table:table-cell table:formula="of:=IF([.A136]=&quot;Campo&quot;;IF([.A136]=&quot;&quot;;&quot;&quot;;IF([.A136]&lt;&gt;[.A135];&quot;&quot;;&quot;PREVIOUS=&quot;&quot;&quot;&amp;[.C135]&amp;&quot;&quot;&quot; &quot;) &amp; IF([.A136]&lt;&gt;[.A137];&quot;&quot;;&quot;NEXT=&quot;&quot;&quot;&amp;[.C137]&amp;&quot;&quot;&quot;&quot;));IF([.A136]=&quot;&quot;;&quot;&quot;;IF([.A136]&lt;&gt;[.A135];&quot;&quot;;&quot;PREVIOUS=&quot;&quot;&quot;&amp;[.E135]&amp;&quot;&quot;&quot; &quot;) &amp; IF([.A136]&lt;&gt;[.A137];&quot;&quot;;&quot;NEXT=&quot;&quot;&quot;&amp;[.E137]&amp;&quot;&quot;&quot;&quot;)))">
            <text:p/>
          </table:table-cell>
          <table:table-cell table:formula="of:=IF([.B136]=&quot;&quot;;&quot;&quot;;VLOOKUP([.B136];[$Tabelas.$A$1:.$C$136];3;0))">
            <text:p/>
          </table:table-cell>
          <table:table-cell table:formula="of:=IF([.A136]=&quot;Campo&quot;; IF(ISERROR(VLOOKUP([.F136];[$Auxiliar.$A$1:.$E$17];5;0));&quot;TYPE=&quot;&quot;&quot;&amp;[.F136]&amp;&quot;&quot;&quot; LENGTH=&quot;&quot;&quot;&amp;[.G136]&amp;&quot;&quot;&quot; &quot;;VLOOKUP([.F136];[$Auxiliar.$A$1:.$E$17];5;0)) &amp; IF(AND([.A136]=&quot;Campo&quot;;[.D136]=&quot;PK&quot;); IF([.I136]=&quot;Sim&quot;;&quot; SEQUENCE=&quot;&quot;true&quot;&quot;&quot;;&quot; SEQUENCE=&quot;&quot;false&quot;&quot;&quot;);&quot;&quot;)&amp;IF([.H136]&lt;&gt;&quot;&quot;;&quot; NOTNULL=&quot;&quot;&quot;&amp;IF([.H136]=&quot;Sim&quot;;&quot;true&quot;;&quot;false&quot;)&amp;&quot;&quot;&quot;&quot;;&quot;&quot;);&quot;&quot;)">
            <text:p/>
          </table:table-cell>
          <table:table-cell table:style-name="ce26" table:formula="of:=IF(AND([.B136]&lt;&gt;[.B135];[.B136]&lt;&gt;&quot;&quot;);&quot;&lt;TABLE NAME=&quot;&quot;&quot;&amp;[.B136]&amp;&quot;&quot;&quot; COMMENT=&quot;&quot;&quot;&amp;[.K136]&amp;&quot;&quot;&quot; &quot;&amp; [.M136] &amp;&quot;&gt;&lt;FIELDS&gt;&quot;;&quot;&quot;) &amp; IF(AND([.A136]=&quot;Chave&quot;;[.A135]=&quot;Campo&quot;);&quot;&lt;KEYS&gt;&quot;;&quot;&quot;) &amp; IF([.A136]=&quot;Chave&quot;;&quot;&lt;KEY NAME=&quot;&quot;&quot;&amp;[.E136]&amp;&quot;&quot;&quot; TYPE=&quot;&quot;&quot;&amp;IF([.D136]=&quot;PK&quot;;&quot;primary&quot;;&quot;foreign&quot;)&amp;&quot;&quot;&quot; FIELDS=&quot;&quot;&quot;&amp;[.C136]&amp;&quot;&quot;&quot;&quot;&amp;IF([.D136]=&quot;FK&quot;;&quot; REFTABLE=&quot;&quot;&quot;&amp;[.F136]&amp;&quot;&quot;&quot; REFFIELDS=&quot;&quot;&quot;&amp;[.G136]&amp;&quot;&quot;&quot;&quot;;&quot;&quot;)&amp;&quot; &quot;&amp;[.L136]&amp;&quot; COMMENT=&quot;&quot;&quot;&amp;[.J136]&amp;&quot;&quot;&quot;&quot;&amp;IF(AND([.A136]=&quot;Campo&quot;;[.D136]=&quot;PK&quot;);&quot; SEQUENCE=&quot;&quot;true&quot;&quot;&quot;;&quot;&quot;)&amp;&quot;/&gt;&quot;;&quot;&quot;) &amp; IF([.A136]=&quot;Campo&quot;;&quot;&lt;FIELD NAME=&quot;&quot;&quot;&amp;[.C136]&amp;&quot;&quot;&quot; &quot;&amp;[.N136]&amp;&quot; &quot;&amp;[.L136]&amp;IF(AND([.A136]=&quot;Campo&quot;;[.D136]&lt;&gt;&quot;PK&quot;);&quot; SEQUENCE=&quot;&quot;false&quot;&quot; &quot;;&quot;&quot;)&amp;&quot; COMMENT=&quot;&quot;&quot;&amp;[.J136]&amp;&quot;&quot;&quot;/&gt;&quot;;&quot;&quot;) &amp; IF(AND([.A136]=&quot;Campo&quot;;[.A137]=&quot;Chave&quot;);&quot;&lt;/FIELDS&gt;&quot;;&quot;&quot;) &amp; IF(AND([.A136]=&quot;Chave&quot;;[.A137]&lt;&gt;&quot;Chave&quot;);&quot;&lt;/KEYS&gt;&quot;;&quot;&quot;) &amp; IF([.B136]&lt;&gt;[.B137];&quot;&lt;/TABLE&gt;&quot;;&quot;&quot;) &amp; IF(AND([.A136]=&quot;&quot;;[.A135]&lt;&gt;&quot;&quot;);&quot;&lt;/TABLES&gt;&lt;/XMLDB&gt;&quot;;&quot;&quot;)">
            <text:p/>
          </table:table-cell>
          <table:table-cell table:style-name="ce27" table:formula="of:=IF(AND([.A136]=&quot;Campo&quot;;[.A136]&lt;&gt;[.A135]);&quot;&lt;Form name=&quot;&quot;newRecord&quot;&quot;&gt;&quot;;&quot;&quot;)&amp;IF([.A136]=&quot;Campo&quot;;&quot;&lt;&quot;&amp;IF([.D136]=&quot;FK&quot;;&quot;Select &quot;;VLOOKUP([.F136];[$Auxiliar.$A$27:.$B$48];2;0))&amp;&quot; id=&quot;&quot;&quot;&amp;[.C136]&amp;&quot;&quot;&quot; label=&quot;&quot;&quot;&amp;[.C136]&amp;&quot;&quot;&quot;&quot;&amp; IF([.D136]=&quot;FK&quot;;&quot; datasource=&quot;&quot;table:&quot;&amp;VLOOKUP(&quot;Chave&quot;&amp;&quot;.&quot;&amp;[.C136];[.$Q$1:.$R$2300];2;0)&amp;&quot;&quot;&quot; bindid=&quot;&quot;id&quot;&quot; bindvalue=&quot;&quot;name&quot;&quot;&quot;;&quot;&quot;)&amp;&quot;required=&quot;&quot;&quot;&amp;IF([.H136]=&quot;Sim&quot;;&quot;true&quot;;&quot;false&quot;)&amp;&quot;&quot;&quot; /&gt;&quot;;&quot;&quot;)&amp;IF(AND([.A136]=&quot;Chave&quot;;[.A135]=&quot;Campo&quot;);&quot;&lt;/Form&gt;&quot;;&quot;&quot;)">
            <text:p/>
          </table:table-cell>
          <table:table-cell table:style-name="ce27" table:formula="of:=IF([.A136]&lt;&gt;&quot;&quot;;[.A136]&amp;&quot;.&quot;&amp;[.C136];&quot;&quot;)">
            <text:p/>
          </table:table-cell>
          <table:table-cell table:style-name="ce27" table:formula="of:=IF([.A136]&lt;&gt;&quot;&quot;;[.F136];&quot;&quot;)">
            <text:p/>
          </table:table-cell>
        </table:table-row>
        <table:table-row table:style-name="ro1">
          <table:table-cell table:formula="of:=IF([Campos.A137]=&quot;&quot;;&quot;&quot;;[Campos.A137])">
            <text:p/>
          </table:table-cell>
          <table:table-cell table:formula="of:=IF([Campos.B137]=&quot;&quot;;&quot;&quot;;[Campos.B137])">
            <text:p/>
          </table:table-cell>
          <table:table-cell table:formula="of:=IF([Campos.C137]=&quot;&quot;;&quot;&quot;;[Campos.C137])">
            <text:p/>
          </table:table-cell>
          <table:table-cell table:formula="of:=IF([Campos.D137]=&quot;&quot;;&quot;&quot;;[Campos.D137])">
            <text:p/>
          </table:table-cell>
          <table:table-cell table:style-name="ce24" table:formula="of:=IF([.A137]=&quot;Chave&quot;;SUBSTITUTE([.C137];&quot;,&quot;;&quot;_&quot;)&amp;ROW([.C137]);[.C137])">
            <text:p/>
          </table:table-cell>
          <table:table-cell table:formula="of:=IF([Campos.F137]=&quot;&quot;;&quot;&quot;;[Campos.F137])">
            <text:p/>
          </table:table-cell>
          <table:table-cell table:formula="of:=IF([Campos.G137]=&quot;&quot;;&quot;&quot;;[Campos.G137])">
            <text:p/>
          </table:table-cell>
          <table:table-cell table:formula="of:=IF([Campos.H137]=&quot;&quot;;&quot;&quot;;[Campos.H137])">
            <text:p/>
          </table:table-cell>
          <table:table-cell table:formula="of:=IF([Campos.E137]=&quot;&quot;;&quot;&quot;;[Campos.E137])">
            <text:p/>
          </table:table-cell>
          <table:table-cell table:formula="of:=IF([Campos.I137]=&quot;&quot;;&quot;&quot;;[Campos.I137])">
            <text:p/>
          </table:table-cell>
          <table:table-cell table:formula="of:=IF([.B137]=&quot;&quot;;&quot;&quot;;VLOOKUP([.B137];[$Tabelas.$A$1:.$B$136];2;0))">
            <text:p/>
          </table:table-cell>
          <table:table-cell table:formula="of:=IF([.A137]=&quot;Campo&quot;;IF([.A137]=&quot;&quot;;&quot;&quot;;IF([.A137]&lt;&gt;[.A136];&quot;&quot;;&quot;PREVIOUS=&quot;&quot;&quot;&amp;[.C136]&amp;&quot;&quot;&quot; &quot;) &amp; IF([.A137]&lt;&gt;[.A138];&quot;&quot;;&quot;NEXT=&quot;&quot;&quot;&amp;[.C138]&amp;&quot;&quot;&quot;&quot;));IF([.A137]=&quot;&quot;;&quot;&quot;;IF([.A137]&lt;&gt;[.A136];&quot;&quot;;&quot;PREVIOUS=&quot;&quot;&quot;&amp;[.E136]&amp;&quot;&quot;&quot; &quot;) &amp; IF([.A137]&lt;&gt;[.A138];&quot;&quot;;&quot;NEXT=&quot;&quot;&quot;&amp;[.E138]&amp;&quot;&quot;&quot;&quot;)))">
            <text:p/>
          </table:table-cell>
          <table:table-cell table:formula="of:=IF([.B137]=&quot;&quot;;&quot;&quot;;VLOOKUP([.B137];[$Tabelas.$A$1:.$C$136];3;0))">
            <text:p/>
          </table:table-cell>
          <table:table-cell table:formula="of:=IF([.A137]=&quot;Campo&quot;; IF(ISERROR(VLOOKUP([.F137];[$Auxiliar.$A$1:.$E$17];5;0));&quot;TYPE=&quot;&quot;&quot;&amp;[.F137]&amp;&quot;&quot;&quot; LENGTH=&quot;&quot;&quot;&amp;[.G137]&amp;&quot;&quot;&quot; &quot;;VLOOKUP([.F137];[$Auxiliar.$A$1:.$E$17];5;0)) &amp; IF(AND([.A137]=&quot;Campo&quot;;[.D137]=&quot;PK&quot;); IF([.I137]=&quot;Sim&quot;;&quot; SEQUENCE=&quot;&quot;true&quot;&quot;&quot;;&quot; SEQUENCE=&quot;&quot;false&quot;&quot;&quot;);&quot;&quot;)&amp;IF([.H137]&lt;&gt;&quot;&quot;;&quot; NOTNULL=&quot;&quot;&quot;&amp;IF([.H137]=&quot;Sim&quot;;&quot;true&quot;;&quot;false&quot;)&amp;&quot;&quot;&quot;&quot;;&quot;&quot;);&quot;&quot;)">
            <text:p/>
          </table:table-cell>
          <table:table-cell table:style-name="ce26" table:formula="of:=IF(AND([.B137]&lt;&gt;[.B136];[.B137]&lt;&gt;&quot;&quot;);&quot;&lt;TABLE NAME=&quot;&quot;&quot;&amp;[.B137]&amp;&quot;&quot;&quot; COMMENT=&quot;&quot;&quot;&amp;[.K137]&amp;&quot;&quot;&quot; &quot;&amp; [.M137] &amp;&quot;&gt;&lt;FIELDS&gt;&quot;;&quot;&quot;) &amp; IF(AND([.A137]=&quot;Chave&quot;;[.A136]=&quot;Campo&quot;);&quot;&lt;KEYS&gt;&quot;;&quot;&quot;) &amp; IF([.A137]=&quot;Chave&quot;;&quot;&lt;KEY NAME=&quot;&quot;&quot;&amp;[.E137]&amp;&quot;&quot;&quot; TYPE=&quot;&quot;&quot;&amp;IF([.D137]=&quot;PK&quot;;&quot;primary&quot;;&quot;foreign&quot;)&amp;&quot;&quot;&quot; FIELDS=&quot;&quot;&quot;&amp;[.C137]&amp;&quot;&quot;&quot;&quot;&amp;IF([.D137]=&quot;FK&quot;;&quot; REFTABLE=&quot;&quot;&quot;&amp;[.F137]&amp;&quot;&quot;&quot; REFFIELDS=&quot;&quot;&quot;&amp;[.G137]&amp;&quot;&quot;&quot;&quot;;&quot;&quot;)&amp;&quot; &quot;&amp;[.L137]&amp;&quot; COMMENT=&quot;&quot;&quot;&amp;[.J137]&amp;&quot;&quot;&quot;&quot;&amp;IF(AND([.A137]=&quot;Campo&quot;;[.D137]=&quot;PK&quot;);&quot; SEQUENCE=&quot;&quot;true&quot;&quot;&quot;;&quot;&quot;)&amp;&quot;/&gt;&quot;;&quot;&quot;) &amp; IF([.A137]=&quot;Campo&quot;;&quot;&lt;FIELD NAME=&quot;&quot;&quot;&amp;[.C137]&amp;&quot;&quot;&quot; &quot;&amp;[.N137]&amp;&quot; &quot;&amp;[.L137]&amp;IF(AND([.A137]=&quot;Campo&quot;;[.D137]&lt;&gt;&quot;PK&quot;);&quot; SEQUENCE=&quot;&quot;false&quot;&quot; &quot;;&quot;&quot;)&amp;&quot; COMMENT=&quot;&quot;&quot;&amp;[.J137]&amp;&quot;&quot;&quot;/&gt;&quot;;&quot;&quot;) &amp; IF(AND([.A137]=&quot;Campo&quot;;[.A138]=&quot;Chave&quot;);&quot;&lt;/FIELDS&gt;&quot;;&quot;&quot;) &amp; IF(AND([.A137]=&quot;Chave&quot;;[.A138]&lt;&gt;&quot;Chave&quot;);&quot;&lt;/KEYS&gt;&quot;;&quot;&quot;) &amp; IF([.B137]&lt;&gt;[.B138];&quot;&lt;/TABLE&gt;&quot;;&quot;&quot;) &amp; IF(AND([.A137]=&quot;&quot;;[.A136]&lt;&gt;&quot;&quot;);&quot;&lt;/TABLES&gt;&lt;/XMLDB&gt;&quot;;&quot;&quot;)">
            <text:p/>
          </table:table-cell>
          <table:table-cell table:style-name="ce27" table:formula="of:=IF(AND([.A137]=&quot;Campo&quot;;[.A137]&lt;&gt;[.A136]);&quot;&lt;Form name=&quot;&quot;newRecord&quot;&quot;&gt;&quot;;&quot;&quot;)&amp;IF([.A137]=&quot;Campo&quot;;&quot;&lt;&quot;&amp;IF([.D137]=&quot;FK&quot;;&quot;Select &quot;;VLOOKUP([.F137];[$Auxiliar.$A$27:.$B$48];2;0))&amp;&quot; id=&quot;&quot;&quot;&amp;[.C137]&amp;&quot;&quot;&quot; label=&quot;&quot;&quot;&amp;[.C137]&amp;&quot;&quot;&quot;&quot;&amp; IF([.D137]=&quot;FK&quot;;&quot; datasource=&quot;&quot;table:&quot;&amp;VLOOKUP(&quot;Chave&quot;&amp;&quot;.&quot;&amp;[.C137];[.$Q$1:.$R$2300];2;0)&amp;&quot;&quot;&quot; bindid=&quot;&quot;id&quot;&quot; bindvalue=&quot;&quot;name&quot;&quot;&quot;;&quot;&quot;)&amp;&quot;required=&quot;&quot;&quot;&amp;IF([.H137]=&quot;Sim&quot;;&quot;true&quot;;&quot;false&quot;)&amp;&quot;&quot;&quot; /&gt;&quot;;&quot;&quot;)&amp;IF(AND([.A137]=&quot;Chave&quot;;[.A136]=&quot;Campo&quot;);&quot;&lt;/Form&gt;&quot;;&quot;&quot;)">
            <text:p/>
          </table:table-cell>
          <table:table-cell table:style-name="ce27" table:formula="of:=IF([.A137]&lt;&gt;&quot;&quot;;[.A137]&amp;&quot;.&quot;&amp;[.C137];&quot;&quot;)">
            <text:p/>
          </table:table-cell>
          <table:table-cell table:style-name="ce27" table:formula="of:=IF([.A137]&lt;&gt;&quot;&quot;;[.F137];&quot;&quot;)">
            <text:p/>
          </table:table-cell>
        </table:table-row>
        <table:table-row table:style-name="ro1">
          <table:table-cell table:formula="of:=IF([Campos.A138]=&quot;&quot;;&quot;&quot;;[Campos.A138])">
            <text:p/>
          </table:table-cell>
          <table:table-cell table:formula="of:=IF([Campos.B138]=&quot;&quot;;&quot;&quot;;[Campos.B138])">
            <text:p/>
          </table:table-cell>
          <table:table-cell table:formula="of:=IF([Campos.C138]=&quot;&quot;;&quot;&quot;;[Campos.C138])">
            <text:p/>
          </table:table-cell>
          <table:table-cell table:formula="of:=IF([Campos.D138]=&quot;&quot;;&quot;&quot;;[Campos.D138])">
            <text:p/>
          </table:table-cell>
          <table:table-cell table:style-name="ce24" table:formula="of:=IF([.A138]=&quot;Chave&quot;;SUBSTITUTE([.C138];&quot;,&quot;;&quot;_&quot;)&amp;ROW([.C138]);[.C138])">
            <text:p/>
          </table:table-cell>
          <table:table-cell table:formula="of:=IF([Campos.F138]=&quot;&quot;;&quot;&quot;;[Campos.F138])">
            <text:p/>
          </table:table-cell>
          <table:table-cell table:formula="of:=IF([Campos.G138]=&quot;&quot;;&quot;&quot;;[Campos.G138])">
            <text:p/>
          </table:table-cell>
          <table:table-cell table:formula="of:=IF([Campos.H138]=&quot;&quot;;&quot;&quot;;[Campos.H138])">
            <text:p/>
          </table:table-cell>
          <table:table-cell table:formula="of:=IF([Campos.E138]=&quot;&quot;;&quot;&quot;;[Campos.E138])">
            <text:p/>
          </table:table-cell>
          <table:table-cell table:formula="of:=IF([Campos.I138]=&quot;&quot;;&quot;&quot;;[Campos.I138])">
            <text:p/>
          </table:table-cell>
          <table:table-cell table:formula="of:=IF([.B138]=&quot;&quot;;&quot;&quot;;VLOOKUP([.B138];[$Tabelas.$A$1:.$B$136];2;0))">
            <text:p/>
          </table:table-cell>
          <table:table-cell table:formula="of:=IF([.A138]=&quot;Campo&quot;;IF([.A138]=&quot;&quot;;&quot;&quot;;IF([.A138]&lt;&gt;[.A137];&quot;&quot;;&quot;PREVIOUS=&quot;&quot;&quot;&amp;[.C137]&amp;&quot;&quot;&quot; &quot;) &amp; IF([.A138]&lt;&gt;[.A139];&quot;&quot;;&quot;NEXT=&quot;&quot;&quot;&amp;[.C139]&amp;&quot;&quot;&quot;&quot;));IF([.A138]=&quot;&quot;;&quot;&quot;;IF([.A138]&lt;&gt;[.A137];&quot;&quot;;&quot;PREVIOUS=&quot;&quot;&quot;&amp;[.E137]&amp;&quot;&quot;&quot; &quot;) &amp; IF([.A138]&lt;&gt;[.A139];&quot;&quot;;&quot;NEXT=&quot;&quot;&quot;&amp;[.E139]&amp;&quot;&quot;&quot;&quot;)))">
            <text:p/>
          </table:table-cell>
          <table:table-cell table:formula="of:=IF([.B138]=&quot;&quot;;&quot;&quot;;VLOOKUP([.B138];[$Tabelas.$A$1:.$C$136];3;0))">
            <text:p/>
          </table:table-cell>
          <table:table-cell table:formula="of:=IF([.A138]=&quot;Campo&quot;; IF(ISERROR(VLOOKUP([.F138];[$Auxiliar.$A$1:.$E$17];5;0));&quot;TYPE=&quot;&quot;&quot;&amp;[.F138]&amp;&quot;&quot;&quot; LENGTH=&quot;&quot;&quot;&amp;[.G138]&amp;&quot;&quot;&quot; &quot;;VLOOKUP([.F138];[$Auxiliar.$A$1:.$E$17];5;0)) &amp; IF(AND([.A138]=&quot;Campo&quot;;[.D138]=&quot;PK&quot;); IF([.I138]=&quot;Sim&quot;;&quot; SEQUENCE=&quot;&quot;true&quot;&quot;&quot;;&quot; SEQUENCE=&quot;&quot;false&quot;&quot;&quot;);&quot;&quot;)&amp;IF([.H138]&lt;&gt;&quot;&quot;;&quot; NOTNULL=&quot;&quot;&quot;&amp;IF([.H138]=&quot;Sim&quot;;&quot;true&quot;;&quot;false&quot;)&amp;&quot;&quot;&quot;&quot;;&quot;&quot;);&quot;&quot;)">
            <text:p/>
          </table:table-cell>
          <table:table-cell table:style-name="ce26" table:formula="of:=IF(AND([.B138]&lt;&gt;[.B137];[.B138]&lt;&gt;&quot;&quot;);&quot;&lt;TABLE NAME=&quot;&quot;&quot;&amp;[.B138]&amp;&quot;&quot;&quot; COMMENT=&quot;&quot;&quot;&amp;[.K138]&amp;&quot;&quot;&quot; &quot;&amp; [.M138] &amp;&quot;&gt;&lt;FIELDS&gt;&quot;;&quot;&quot;) &amp; IF(AND([.A138]=&quot;Chave&quot;;[.A137]=&quot;Campo&quot;);&quot;&lt;KEYS&gt;&quot;;&quot;&quot;) &amp; IF([.A138]=&quot;Chave&quot;;&quot;&lt;KEY NAME=&quot;&quot;&quot;&amp;[.E138]&amp;&quot;&quot;&quot; TYPE=&quot;&quot;&quot;&amp;IF([.D138]=&quot;PK&quot;;&quot;primary&quot;;&quot;foreign&quot;)&amp;&quot;&quot;&quot; FIELDS=&quot;&quot;&quot;&amp;[.C138]&amp;&quot;&quot;&quot;&quot;&amp;IF([.D138]=&quot;FK&quot;;&quot; REFTABLE=&quot;&quot;&quot;&amp;[.F138]&amp;&quot;&quot;&quot; REFFIELDS=&quot;&quot;&quot;&amp;[.G138]&amp;&quot;&quot;&quot;&quot;;&quot;&quot;)&amp;&quot; &quot;&amp;[.L138]&amp;&quot; COMMENT=&quot;&quot;&quot;&amp;[.J138]&amp;&quot;&quot;&quot;&quot;&amp;IF(AND([.A138]=&quot;Campo&quot;;[.D138]=&quot;PK&quot;);&quot; SEQUENCE=&quot;&quot;true&quot;&quot;&quot;;&quot;&quot;)&amp;&quot;/&gt;&quot;;&quot;&quot;) &amp; IF([.A138]=&quot;Campo&quot;;&quot;&lt;FIELD NAME=&quot;&quot;&quot;&amp;[.C138]&amp;&quot;&quot;&quot; &quot;&amp;[.N138]&amp;&quot; &quot;&amp;[.L138]&amp;IF(AND([.A138]=&quot;Campo&quot;;[.D138]&lt;&gt;&quot;PK&quot;);&quot; SEQUENCE=&quot;&quot;false&quot;&quot; &quot;;&quot;&quot;)&amp;&quot; COMMENT=&quot;&quot;&quot;&amp;[.J138]&amp;&quot;&quot;&quot;/&gt;&quot;;&quot;&quot;) &amp; IF(AND([.A138]=&quot;Campo&quot;;[.A139]=&quot;Chave&quot;);&quot;&lt;/FIELDS&gt;&quot;;&quot;&quot;) &amp; IF(AND([.A138]=&quot;Chave&quot;;[.A139]&lt;&gt;&quot;Chave&quot;);&quot;&lt;/KEYS&gt;&quot;;&quot;&quot;) &amp; IF([.B138]&lt;&gt;[.B139];&quot;&lt;/TABLE&gt;&quot;;&quot;&quot;) &amp; IF(AND([.A138]=&quot;&quot;;[.A137]&lt;&gt;&quot;&quot;);&quot;&lt;/TABLES&gt;&lt;/XMLDB&gt;&quot;;&quot;&quot;)">
            <text:p/>
          </table:table-cell>
          <table:table-cell table:style-name="ce27" table:formula="of:=IF(AND([.A138]=&quot;Campo&quot;;[.A138]&lt;&gt;[.A137]);&quot;&lt;Form name=&quot;&quot;newRecord&quot;&quot;&gt;&quot;;&quot;&quot;)&amp;IF([.A138]=&quot;Campo&quot;;&quot;&lt;&quot;&amp;IF([.D138]=&quot;FK&quot;;&quot;Select &quot;;VLOOKUP([.F138];[$Auxiliar.$A$27:.$B$48];2;0))&amp;&quot; id=&quot;&quot;&quot;&amp;[.C138]&amp;&quot;&quot;&quot; label=&quot;&quot;&quot;&amp;[.C138]&amp;&quot;&quot;&quot;&quot;&amp; IF([.D138]=&quot;FK&quot;;&quot; datasource=&quot;&quot;table:&quot;&amp;VLOOKUP(&quot;Chave&quot;&amp;&quot;.&quot;&amp;[.C138];[.$Q$1:.$R$2300];2;0)&amp;&quot;&quot;&quot; bindid=&quot;&quot;id&quot;&quot; bindvalue=&quot;&quot;name&quot;&quot;&quot;;&quot;&quot;)&amp;&quot;required=&quot;&quot;&quot;&amp;IF([.H138]=&quot;Sim&quot;;&quot;true&quot;;&quot;false&quot;)&amp;&quot;&quot;&quot; /&gt;&quot;;&quot;&quot;)&amp;IF(AND([.A138]=&quot;Chave&quot;;[.A137]=&quot;Campo&quot;);&quot;&lt;/Form&gt;&quot;;&quot;&quot;)">
            <text:p/>
          </table:table-cell>
          <table:table-cell table:style-name="ce27" table:formula="of:=IF([.A138]&lt;&gt;&quot;&quot;;[.A138]&amp;&quot;.&quot;&amp;[.C138];&quot;&quot;)">
            <text:p/>
          </table:table-cell>
          <table:table-cell table:style-name="ce27" table:formula="of:=IF([.A138]&lt;&gt;&quot;&quot;;[.F138];&quot;&quot;)">
            <text:p/>
          </table:table-cell>
        </table:table-row>
        <table:table-row table:style-name="ro1">
          <table:table-cell table:formula="of:=IF([Campos.A139]=&quot;&quot;;&quot;&quot;;[Campos.A139])">
            <text:p/>
          </table:table-cell>
          <table:table-cell table:formula="of:=IF([Campos.B139]=&quot;&quot;;&quot;&quot;;[Campos.B139])">
            <text:p/>
          </table:table-cell>
          <table:table-cell table:formula="of:=IF([Campos.C139]=&quot;&quot;;&quot;&quot;;[Campos.C139])">
            <text:p/>
          </table:table-cell>
          <table:table-cell table:formula="of:=IF([Campos.D139]=&quot;&quot;;&quot;&quot;;[Campos.D139])">
            <text:p/>
          </table:table-cell>
          <table:table-cell table:style-name="ce24" table:formula="of:=IF([.A139]=&quot;Chave&quot;;SUBSTITUTE([.C139];&quot;,&quot;;&quot;_&quot;)&amp;ROW([.C139]);[.C139])">
            <text:p/>
          </table:table-cell>
          <table:table-cell table:formula="of:=IF([Campos.F139]=&quot;&quot;;&quot;&quot;;[Campos.F139])">
            <text:p/>
          </table:table-cell>
          <table:table-cell table:formula="of:=IF([Campos.G139]=&quot;&quot;;&quot;&quot;;[Campos.G139])">
            <text:p/>
          </table:table-cell>
          <table:table-cell table:formula="of:=IF([Campos.H139]=&quot;&quot;;&quot;&quot;;[Campos.H139])">
            <text:p/>
          </table:table-cell>
          <table:table-cell table:formula="of:=IF([Campos.E139]=&quot;&quot;;&quot;&quot;;[Campos.E139])">
            <text:p/>
          </table:table-cell>
          <table:table-cell table:formula="of:=IF([Campos.I139]=&quot;&quot;;&quot;&quot;;[Campos.I139])">
            <text:p/>
          </table:table-cell>
          <table:table-cell table:formula="of:=IF([.B139]=&quot;&quot;;&quot;&quot;;VLOOKUP([.B139];[$Tabelas.$A$1:.$B$136];2;0))">
            <text:p/>
          </table:table-cell>
          <table:table-cell table:formula="of:=IF([.A139]=&quot;Campo&quot;;IF([.A139]=&quot;&quot;;&quot;&quot;;IF([.A139]&lt;&gt;[.A138];&quot;&quot;;&quot;PREVIOUS=&quot;&quot;&quot;&amp;[.C138]&amp;&quot;&quot;&quot; &quot;) &amp; IF([.A139]&lt;&gt;[.A140];&quot;&quot;;&quot;NEXT=&quot;&quot;&quot;&amp;[.C140]&amp;&quot;&quot;&quot;&quot;));IF([.A139]=&quot;&quot;;&quot;&quot;;IF([.A139]&lt;&gt;[.A138];&quot;&quot;;&quot;PREVIOUS=&quot;&quot;&quot;&amp;[.E138]&amp;&quot;&quot;&quot; &quot;) &amp; IF([.A139]&lt;&gt;[.A140];&quot;&quot;;&quot;NEXT=&quot;&quot;&quot;&amp;[.E140]&amp;&quot;&quot;&quot;&quot;)))">
            <text:p/>
          </table:table-cell>
          <table:table-cell table:formula="of:=IF([.B139]=&quot;&quot;;&quot;&quot;;VLOOKUP([.B139];[$Tabelas.$A$1:.$C$136];3;0))">
            <text:p/>
          </table:table-cell>
          <table:table-cell table:formula="of:=IF([.A139]=&quot;Campo&quot;; IF(ISERROR(VLOOKUP([.F139];[$Auxiliar.$A$1:.$E$17];5;0));&quot;TYPE=&quot;&quot;&quot;&amp;[.F139]&amp;&quot;&quot;&quot; LENGTH=&quot;&quot;&quot;&amp;[.G139]&amp;&quot;&quot;&quot; &quot;;VLOOKUP([.F139];[$Auxiliar.$A$1:.$E$17];5;0)) &amp; IF(AND([.A139]=&quot;Campo&quot;;[.D139]=&quot;PK&quot;); IF([.I139]=&quot;Sim&quot;;&quot; SEQUENCE=&quot;&quot;true&quot;&quot;&quot;;&quot; SEQUENCE=&quot;&quot;false&quot;&quot;&quot;);&quot;&quot;)&amp;IF([.H139]&lt;&gt;&quot;&quot;;&quot; NOTNULL=&quot;&quot;&quot;&amp;IF([.H139]=&quot;Sim&quot;;&quot;true&quot;;&quot;false&quot;)&amp;&quot;&quot;&quot;&quot;;&quot;&quot;);&quot;&quot;)">
            <text:p/>
          </table:table-cell>
          <table:table-cell table:style-name="ce26" table:formula="of:=IF(AND([.B139]&lt;&gt;[.B138];[.B139]&lt;&gt;&quot;&quot;);&quot;&lt;TABLE NAME=&quot;&quot;&quot;&amp;[.B139]&amp;&quot;&quot;&quot; COMMENT=&quot;&quot;&quot;&amp;[.K139]&amp;&quot;&quot;&quot; &quot;&amp; [.M139] &amp;&quot;&gt;&lt;FIELDS&gt;&quot;;&quot;&quot;) &amp; IF(AND([.A139]=&quot;Chave&quot;;[.A138]=&quot;Campo&quot;);&quot;&lt;KEYS&gt;&quot;;&quot;&quot;) &amp; IF([.A139]=&quot;Chave&quot;;&quot;&lt;KEY NAME=&quot;&quot;&quot;&amp;[.E139]&amp;&quot;&quot;&quot; TYPE=&quot;&quot;&quot;&amp;IF([.D139]=&quot;PK&quot;;&quot;primary&quot;;&quot;foreign&quot;)&amp;&quot;&quot;&quot; FIELDS=&quot;&quot;&quot;&amp;[.C139]&amp;&quot;&quot;&quot;&quot;&amp;IF([.D139]=&quot;FK&quot;;&quot; REFTABLE=&quot;&quot;&quot;&amp;[.F139]&amp;&quot;&quot;&quot; REFFIELDS=&quot;&quot;&quot;&amp;[.G139]&amp;&quot;&quot;&quot;&quot;;&quot;&quot;)&amp;&quot; &quot;&amp;[.L139]&amp;&quot; COMMENT=&quot;&quot;&quot;&amp;[.J139]&amp;&quot;&quot;&quot;&quot;&amp;IF(AND([.A139]=&quot;Campo&quot;;[.D139]=&quot;PK&quot;);&quot; SEQUENCE=&quot;&quot;true&quot;&quot;&quot;;&quot;&quot;)&amp;&quot;/&gt;&quot;;&quot;&quot;) &amp; IF([.A139]=&quot;Campo&quot;;&quot;&lt;FIELD NAME=&quot;&quot;&quot;&amp;[.C139]&amp;&quot;&quot;&quot; &quot;&amp;[.N139]&amp;&quot; &quot;&amp;[.L139]&amp;IF(AND([.A139]=&quot;Campo&quot;;[.D139]&lt;&gt;&quot;PK&quot;);&quot; SEQUENCE=&quot;&quot;false&quot;&quot; &quot;;&quot;&quot;)&amp;&quot; COMMENT=&quot;&quot;&quot;&amp;[.J139]&amp;&quot;&quot;&quot;/&gt;&quot;;&quot;&quot;) &amp; IF(AND([.A139]=&quot;Campo&quot;;[.A140]=&quot;Chave&quot;);&quot;&lt;/FIELDS&gt;&quot;;&quot;&quot;) &amp; IF(AND([.A139]=&quot;Chave&quot;;[.A140]&lt;&gt;&quot;Chave&quot;);&quot;&lt;/KEYS&gt;&quot;;&quot;&quot;) &amp; IF([.B139]&lt;&gt;[.B140];&quot;&lt;/TABLE&gt;&quot;;&quot;&quot;) &amp; IF(AND([.A139]=&quot;&quot;;[.A138]&lt;&gt;&quot;&quot;);&quot;&lt;/TABLES&gt;&lt;/XMLDB&gt;&quot;;&quot;&quot;)">
            <text:p/>
          </table:table-cell>
          <table:table-cell table:style-name="ce27" table:formula="of:=IF(AND([.A139]=&quot;Campo&quot;;[.A139]&lt;&gt;[.A138]);&quot;&lt;Form name=&quot;&quot;newRecord&quot;&quot;&gt;&quot;;&quot;&quot;)&amp;IF([.A139]=&quot;Campo&quot;;&quot;&lt;&quot;&amp;IF([.D139]=&quot;FK&quot;;&quot;Select &quot;;VLOOKUP([.F139];[$Auxiliar.$A$27:.$B$48];2;0))&amp;&quot; id=&quot;&quot;&quot;&amp;[.C139]&amp;&quot;&quot;&quot; label=&quot;&quot;&quot;&amp;[.C139]&amp;&quot;&quot;&quot;&quot;&amp; IF([.D139]=&quot;FK&quot;;&quot; datasource=&quot;&quot;table:&quot;&amp;VLOOKUP(&quot;Chave&quot;&amp;&quot;.&quot;&amp;[.C139];[.$Q$1:.$R$2300];2;0)&amp;&quot;&quot;&quot; bindid=&quot;&quot;id&quot;&quot; bindvalue=&quot;&quot;name&quot;&quot;&quot;;&quot;&quot;)&amp;&quot;required=&quot;&quot;&quot;&amp;IF([.H139]=&quot;Sim&quot;;&quot;true&quot;;&quot;false&quot;)&amp;&quot;&quot;&quot; /&gt;&quot;;&quot;&quot;)&amp;IF(AND([.A139]=&quot;Chave&quot;;[.A138]=&quot;Campo&quot;);&quot;&lt;/Form&gt;&quot;;&quot;&quot;)">
            <text:p/>
          </table:table-cell>
          <table:table-cell table:style-name="ce27" table:formula="of:=IF([.A139]&lt;&gt;&quot;&quot;;[.A139]&amp;&quot;.&quot;&amp;[.C139];&quot;&quot;)">
            <text:p/>
          </table:table-cell>
          <table:table-cell table:style-name="ce27" table:formula="of:=IF([.A139]&lt;&gt;&quot;&quot;;[.F139];&quot;&quot;)">
            <text:p/>
          </table:table-cell>
        </table:table-row>
        <table:table-row table:style-name="ro1">
          <table:table-cell table:formula="of:=IF([Campos.A140]=&quot;&quot;;&quot;&quot;;[Campos.A140])">
            <text:p/>
          </table:table-cell>
          <table:table-cell table:formula="of:=IF([Campos.B140]=&quot;&quot;;&quot;&quot;;[Campos.B140])">
            <text:p/>
          </table:table-cell>
          <table:table-cell table:formula="of:=IF([Campos.C140]=&quot;&quot;;&quot;&quot;;[Campos.C140])">
            <text:p/>
          </table:table-cell>
          <table:table-cell table:formula="of:=IF([Campos.D140]=&quot;&quot;;&quot;&quot;;[Campos.D140])">
            <text:p/>
          </table:table-cell>
          <table:table-cell table:style-name="ce24" table:formula="of:=IF([.A140]=&quot;Chave&quot;;SUBSTITUTE([.C140];&quot;,&quot;;&quot;_&quot;)&amp;ROW([.C140]);[.C140])">
            <text:p/>
          </table:table-cell>
          <table:table-cell table:formula="of:=IF([Campos.F140]=&quot;&quot;;&quot;&quot;;[Campos.F140])">
            <text:p/>
          </table:table-cell>
          <table:table-cell table:formula="of:=IF([Campos.G140]=&quot;&quot;;&quot;&quot;;[Campos.G140])">
            <text:p/>
          </table:table-cell>
          <table:table-cell table:formula="of:=IF([Campos.H140]=&quot;&quot;;&quot;&quot;;[Campos.H140])">
            <text:p/>
          </table:table-cell>
          <table:table-cell table:formula="of:=IF([Campos.E140]=&quot;&quot;;&quot;&quot;;[Campos.E140])">
            <text:p/>
          </table:table-cell>
          <table:table-cell table:formula="of:=IF([Campos.I140]=&quot;&quot;;&quot;&quot;;[Campos.I140])">
            <text:p/>
          </table:table-cell>
          <table:table-cell table:formula="of:=IF([.B140]=&quot;&quot;;&quot;&quot;;VLOOKUP([.B140];[$Tabelas.$A$1:.$B$136];2;0))">
            <text:p/>
          </table:table-cell>
          <table:table-cell table:formula="of:=IF([.A140]=&quot;Campo&quot;;IF([.A140]=&quot;&quot;;&quot;&quot;;IF([.A140]&lt;&gt;[.A139];&quot;&quot;;&quot;PREVIOUS=&quot;&quot;&quot;&amp;[.C139]&amp;&quot;&quot;&quot; &quot;) &amp; IF([.A140]&lt;&gt;[.A141];&quot;&quot;;&quot;NEXT=&quot;&quot;&quot;&amp;[.C141]&amp;&quot;&quot;&quot;&quot;));IF([.A140]=&quot;&quot;;&quot;&quot;;IF([.A140]&lt;&gt;[.A139];&quot;&quot;;&quot;PREVIOUS=&quot;&quot;&quot;&amp;[.E139]&amp;&quot;&quot;&quot; &quot;) &amp; IF([.A140]&lt;&gt;[.A141];&quot;&quot;;&quot;NEXT=&quot;&quot;&quot;&amp;[.E141]&amp;&quot;&quot;&quot;&quot;)))">
            <text:p/>
          </table:table-cell>
          <table:table-cell table:formula="of:=IF([.B140]=&quot;&quot;;&quot;&quot;;VLOOKUP([.B140];[$Tabelas.$A$1:.$C$136];3;0))">
            <text:p/>
          </table:table-cell>
          <table:table-cell table:formula="of:=IF([.A140]=&quot;Campo&quot;; IF(ISERROR(VLOOKUP([.F140];[$Auxiliar.$A$1:.$E$17];5;0));&quot;TYPE=&quot;&quot;&quot;&amp;[.F140]&amp;&quot;&quot;&quot; LENGTH=&quot;&quot;&quot;&amp;[.G140]&amp;&quot;&quot;&quot; &quot;;VLOOKUP([.F140];[$Auxiliar.$A$1:.$E$17];5;0)) &amp; IF(AND([.A140]=&quot;Campo&quot;;[.D140]=&quot;PK&quot;); IF([.I140]=&quot;Sim&quot;;&quot; SEQUENCE=&quot;&quot;true&quot;&quot;&quot;;&quot; SEQUENCE=&quot;&quot;false&quot;&quot;&quot;);&quot;&quot;)&amp;IF([.H140]&lt;&gt;&quot;&quot;;&quot; NOTNULL=&quot;&quot;&quot;&amp;IF([.H140]=&quot;Sim&quot;;&quot;true&quot;;&quot;false&quot;)&amp;&quot;&quot;&quot;&quot;;&quot;&quot;);&quot;&quot;)">
            <text:p/>
          </table:table-cell>
          <table:table-cell table:style-name="ce26" table:formula="of:=IF(AND([.B140]&lt;&gt;[.B139];[.B140]&lt;&gt;&quot;&quot;);&quot;&lt;TABLE NAME=&quot;&quot;&quot;&amp;[.B140]&amp;&quot;&quot;&quot; COMMENT=&quot;&quot;&quot;&amp;[.K140]&amp;&quot;&quot;&quot; &quot;&amp; [.M140] &amp;&quot;&gt;&lt;FIELDS&gt;&quot;;&quot;&quot;) &amp; IF(AND([.A140]=&quot;Chave&quot;;[.A139]=&quot;Campo&quot;);&quot;&lt;KEYS&gt;&quot;;&quot;&quot;) &amp; IF([.A140]=&quot;Chave&quot;;&quot;&lt;KEY NAME=&quot;&quot;&quot;&amp;[.E140]&amp;&quot;&quot;&quot; TYPE=&quot;&quot;&quot;&amp;IF([.D140]=&quot;PK&quot;;&quot;primary&quot;;&quot;foreign&quot;)&amp;&quot;&quot;&quot; FIELDS=&quot;&quot;&quot;&amp;[.C140]&amp;&quot;&quot;&quot;&quot;&amp;IF([.D140]=&quot;FK&quot;;&quot; REFTABLE=&quot;&quot;&quot;&amp;[.F140]&amp;&quot;&quot;&quot; REFFIELDS=&quot;&quot;&quot;&amp;[.G140]&amp;&quot;&quot;&quot;&quot;;&quot;&quot;)&amp;&quot; &quot;&amp;[.L140]&amp;&quot; COMMENT=&quot;&quot;&quot;&amp;[.J140]&amp;&quot;&quot;&quot;&quot;&amp;IF(AND([.A140]=&quot;Campo&quot;;[.D140]=&quot;PK&quot;);&quot; SEQUENCE=&quot;&quot;true&quot;&quot;&quot;;&quot;&quot;)&amp;&quot;/&gt;&quot;;&quot;&quot;) &amp; IF([.A140]=&quot;Campo&quot;;&quot;&lt;FIELD NAME=&quot;&quot;&quot;&amp;[.C140]&amp;&quot;&quot;&quot; &quot;&amp;[.N140]&amp;&quot; &quot;&amp;[.L140]&amp;IF(AND([.A140]=&quot;Campo&quot;;[.D140]&lt;&gt;&quot;PK&quot;);&quot; SEQUENCE=&quot;&quot;false&quot;&quot; &quot;;&quot;&quot;)&amp;&quot; COMMENT=&quot;&quot;&quot;&amp;[.J140]&amp;&quot;&quot;&quot;/&gt;&quot;;&quot;&quot;) &amp; IF(AND([.A140]=&quot;Campo&quot;;[.A141]=&quot;Chave&quot;);&quot;&lt;/FIELDS&gt;&quot;;&quot;&quot;) &amp; IF(AND([.A140]=&quot;Chave&quot;;[.A141]&lt;&gt;&quot;Chave&quot;);&quot;&lt;/KEYS&gt;&quot;;&quot;&quot;) &amp; IF([.B140]&lt;&gt;[.B141];&quot;&lt;/TABLE&gt;&quot;;&quot;&quot;) &amp; IF(AND([.A140]=&quot;&quot;;[.A139]&lt;&gt;&quot;&quot;);&quot;&lt;/TABLES&gt;&lt;/XMLDB&gt;&quot;;&quot;&quot;)">
            <text:p/>
          </table:table-cell>
          <table:table-cell table:style-name="ce27" table:formula="of:=IF(AND([.A140]=&quot;Campo&quot;;[.A140]&lt;&gt;[.A139]);&quot;&lt;Form name=&quot;&quot;newRecord&quot;&quot;&gt;&quot;;&quot;&quot;)&amp;IF([.A140]=&quot;Campo&quot;;&quot;&lt;&quot;&amp;IF([.D140]=&quot;FK&quot;;&quot;Select &quot;;VLOOKUP([.F140];[$Auxiliar.$A$27:.$B$48];2;0))&amp;&quot; id=&quot;&quot;&quot;&amp;[.C140]&amp;&quot;&quot;&quot; label=&quot;&quot;&quot;&amp;[.C140]&amp;&quot;&quot;&quot;&quot;&amp; IF([.D140]=&quot;FK&quot;;&quot; datasource=&quot;&quot;table:&quot;&amp;VLOOKUP(&quot;Chave&quot;&amp;&quot;.&quot;&amp;[.C140];[.$Q$1:.$R$2300];2;0)&amp;&quot;&quot;&quot; bindid=&quot;&quot;id&quot;&quot; bindvalue=&quot;&quot;name&quot;&quot;&quot;;&quot;&quot;)&amp;&quot;required=&quot;&quot;&quot;&amp;IF([.H140]=&quot;Sim&quot;;&quot;true&quot;;&quot;false&quot;)&amp;&quot;&quot;&quot; /&gt;&quot;;&quot;&quot;)&amp;IF(AND([.A140]=&quot;Chave&quot;;[.A139]=&quot;Campo&quot;);&quot;&lt;/Form&gt;&quot;;&quot;&quot;)">
            <text:p/>
          </table:table-cell>
          <table:table-cell table:style-name="ce27" table:formula="of:=IF([.A140]&lt;&gt;&quot;&quot;;[.A140]&amp;&quot;.&quot;&amp;[.C140];&quot;&quot;)">
            <text:p/>
          </table:table-cell>
          <table:table-cell table:style-name="ce27" table:formula="of:=IF([.A140]&lt;&gt;&quot;&quot;;[.F140];&quot;&quot;)">
            <text:p/>
          </table:table-cell>
        </table:table-row>
        <table:table-row table:style-name="ro1">
          <table:table-cell table:formula="of:=IF([Campos.A141]=&quot;&quot;;&quot;&quot;;[Campos.A141])">
            <text:p/>
          </table:table-cell>
          <table:table-cell table:formula="of:=IF([Campos.B141]=&quot;&quot;;&quot;&quot;;[Campos.B141])">
            <text:p/>
          </table:table-cell>
          <table:table-cell table:formula="of:=IF([Campos.C141]=&quot;&quot;;&quot;&quot;;[Campos.C141])">
            <text:p/>
          </table:table-cell>
          <table:table-cell table:formula="of:=IF([Campos.D141]=&quot;&quot;;&quot;&quot;;[Campos.D141])">
            <text:p/>
          </table:table-cell>
          <table:table-cell table:style-name="ce24" table:formula="of:=IF([.A141]=&quot;Chave&quot;;SUBSTITUTE([.C141];&quot;,&quot;;&quot;_&quot;)&amp;ROW([.C141]);[.C141])">
            <text:p/>
          </table:table-cell>
          <table:table-cell table:formula="of:=IF([Campos.F141]=&quot;&quot;;&quot;&quot;;[Campos.F141])">
            <text:p/>
          </table:table-cell>
          <table:table-cell table:formula="of:=IF([Campos.G141]=&quot;&quot;;&quot;&quot;;[Campos.G141])">
            <text:p/>
          </table:table-cell>
          <table:table-cell table:formula="of:=IF([Campos.H141]=&quot;&quot;;&quot;&quot;;[Campos.H141])">
            <text:p/>
          </table:table-cell>
          <table:table-cell table:formula="of:=IF([Campos.E141]=&quot;&quot;;&quot;&quot;;[Campos.E141])">
            <text:p/>
          </table:table-cell>
          <table:table-cell table:formula="of:=IF([Campos.I141]=&quot;&quot;;&quot;&quot;;[Campos.I141])">
            <text:p/>
          </table:table-cell>
          <table:table-cell table:formula="of:=IF([.B141]=&quot;&quot;;&quot;&quot;;VLOOKUP([.B141];[$Tabelas.$A$1:.$B$136];2;0))">
            <text:p/>
          </table:table-cell>
          <table:table-cell table:formula="of:=IF([.A141]=&quot;Campo&quot;;IF([.A141]=&quot;&quot;;&quot;&quot;;IF([.A141]&lt;&gt;[.A140];&quot;&quot;;&quot;PREVIOUS=&quot;&quot;&quot;&amp;[.C140]&amp;&quot;&quot;&quot; &quot;) &amp; IF([.A141]&lt;&gt;[.A142];&quot;&quot;;&quot;NEXT=&quot;&quot;&quot;&amp;[.C142]&amp;&quot;&quot;&quot;&quot;));IF([.A141]=&quot;&quot;;&quot;&quot;;IF([.A141]&lt;&gt;[.A140];&quot;&quot;;&quot;PREVIOUS=&quot;&quot;&quot;&amp;[.E140]&amp;&quot;&quot;&quot; &quot;) &amp; IF([.A141]&lt;&gt;[.A142];&quot;&quot;;&quot;NEXT=&quot;&quot;&quot;&amp;[.E142]&amp;&quot;&quot;&quot;&quot;)))">
            <text:p/>
          </table:table-cell>
          <table:table-cell table:formula="of:=IF([.B141]=&quot;&quot;;&quot;&quot;;VLOOKUP([.B141];[$Tabelas.$A$1:.$C$136];3;0))">
            <text:p/>
          </table:table-cell>
          <table:table-cell table:formula="of:=IF([.A141]=&quot;Campo&quot;; IF(ISERROR(VLOOKUP([.F141];[$Auxiliar.$A$1:.$E$17];5;0));&quot;TYPE=&quot;&quot;&quot;&amp;[.F141]&amp;&quot;&quot;&quot; LENGTH=&quot;&quot;&quot;&amp;[.G141]&amp;&quot;&quot;&quot; &quot;;VLOOKUP([.F141];[$Auxiliar.$A$1:.$E$17];5;0)) &amp; IF(AND([.A141]=&quot;Campo&quot;;[.D141]=&quot;PK&quot;); IF([.I141]=&quot;Sim&quot;;&quot; SEQUENCE=&quot;&quot;true&quot;&quot;&quot;;&quot; SEQUENCE=&quot;&quot;false&quot;&quot;&quot;);&quot;&quot;)&amp;IF([.H141]&lt;&gt;&quot;&quot;;&quot; NOTNULL=&quot;&quot;&quot;&amp;IF([.H141]=&quot;Sim&quot;;&quot;true&quot;;&quot;false&quot;)&amp;&quot;&quot;&quot;&quot;;&quot;&quot;);&quot;&quot;)">
            <text:p/>
          </table:table-cell>
          <table:table-cell table:style-name="ce26" table:formula="of:=IF(AND([.B141]&lt;&gt;[.B140];[.B141]&lt;&gt;&quot;&quot;);&quot;&lt;TABLE NAME=&quot;&quot;&quot;&amp;[.B141]&amp;&quot;&quot;&quot; COMMENT=&quot;&quot;&quot;&amp;[.K141]&amp;&quot;&quot;&quot; &quot;&amp; [.M141] &amp;&quot;&gt;&lt;FIELDS&gt;&quot;;&quot;&quot;) &amp; IF(AND([.A141]=&quot;Chave&quot;;[.A140]=&quot;Campo&quot;);&quot;&lt;KEYS&gt;&quot;;&quot;&quot;) &amp; IF([.A141]=&quot;Chave&quot;;&quot;&lt;KEY NAME=&quot;&quot;&quot;&amp;[.E141]&amp;&quot;&quot;&quot; TYPE=&quot;&quot;&quot;&amp;IF([.D141]=&quot;PK&quot;;&quot;primary&quot;;&quot;foreign&quot;)&amp;&quot;&quot;&quot; FIELDS=&quot;&quot;&quot;&amp;[.C141]&amp;&quot;&quot;&quot;&quot;&amp;IF([.D141]=&quot;FK&quot;;&quot; REFTABLE=&quot;&quot;&quot;&amp;[.F141]&amp;&quot;&quot;&quot; REFFIELDS=&quot;&quot;&quot;&amp;[.G141]&amp;&quot;&quot;&quot;&quot;;&quot;&quot;)&amp;&quot; &quot;&amp;[.L141]&amp;&quot; COMMENT=&quot;&quot;&quot;&amp;[.J141]&amp;&quot;&quot;&quot;&quot;&amp;IF(AND([.A141]=&quot;Campo&quot;;[.D141]=&quot;PK&quot;);&quot; SEQUENCE=&quot;&quot;true&quot;&quot;&quot;;&quot;&quot;)&amp;&quot;/&gt;&quot;;&quot;&quot;) &amp; IF([.A141]=&quot;Campo&quot;;&quot;&lt;FIELD NAME=&quot;&quot;&quot;&amp;[.C141]&amp;&quot;&quot;&quot; &quot;&amp;[.N141]&amp;&quot; &quot;&amp;[.L141]&amp;IF(AND([.A141]=&quot;Campo&quot;;[.D141]&lt;&gt;&quot;PK&quot;);&quot; SEQUENCE=&quot;&quot;false&quot;&quot; &quot;;&quot;&quot;)&amp;&quot; COMMENT=&quot;&quot;&quot;&amp;[.J141]&amp;&quot;&quot;&quot;/&gt;&quot;;&quot;&quot;) &amp; IF(AND([.A141]=&quot;Campo&quot;;[.A142]=&quot;Chave&quot;);&quot;&lt;/FIELDS&gt;&quot;;&quot;&quot;) &amp; IF(AND([.A141]=&quot;Chave&quot;;[.A142]&lt;&gt;&quot;Chave&quot;);&quot;&lt;/KEYS&gt;&quot;;&quot;&quot;) &amp; IF([.B141]&lt;&gt;[.B142];&quot;&lt;/TABLE&gt;&quot;;&quot;&quot;) &amp; IF(AND([.A141]=&quot;&quot;;[.A140]&lt;&gt;&quot;&quot;);&quot;&lt;/TABLES&gt;&lt;/XMLDB&gt;&quot;;&quot;&quot;)">
            <text:p/>
          </table:table-cell>
          <table:table-cell table:style-name="ce27" table:formula="of:=IF(AND([.A141]=&quot;Campo&quot;;[.A141]&lt;&gt;[.A140]);&quot;&lt;Form name=&quot;&quot;newRecord&quot;&quot;&gt;&quot;;&quot;&quot;)&amp;IF([.A141]=&quot;Campo&quot;;&quot;&lt;&quot;&amp;IF([.D141]=&quot;FK&quot;;&quot;Select &quot;;VLOOKUP([.F141];[$Auxiliar.$A$27:.$B$48];2;0))&amp;&quot; id=&quot;&quot;&quot;&amp;[.C141]&amp;&quot;&quot;&quot; label=&quot;&quot;&quot;&amp;[.C141]&amp;&quot;&quot;&quot;&quot;&amp; IF([.D141]=&quot;FK&quot;;&quot; datasource=&quot;&quot;table:&quot;&amp;VLOOKUP(&quot;Chave&quot;&amp;&quot;.&quot;&amp;[.C141];[.$Q$1:.$R$2300];2;0)&amp;&quot;&quot;&quot; bindid=&quot;&quot;id&quot;&quot; bindvalue=&quot;&quot;name&quot;&quot;&quot;;&quot;&quot;)&amp;&quot;required=&quot;&quot;&quot;&amp;IF([.H141]=&quot;Sim&quot;;&quot;true&quot;;&quot;false&quot;)&amp;&quot;&quot;&quot; /&gt;&quot;;&quot;&quot;)&amp;IF(AND([.A141]=&quot;Chave&quot;;[.A140]=&quot;Campo&quot;);&quot;&lt;/Form&gt;&quot;;&quot;&quot;)">
            <text:p/>
          </table:table-cell>
          <table:table-cell table:style-name="ce27" table:formula="of:=IF([.A141]&lt;&gt;&quot;&quot;;[.A141]&amp;&quot;.&quot;&amp;[.C141];&quot;&quot;)">
            <text:p/>
          </table:table-cell>
          <table:table-cell table:style-name="ce27" table:formula="of:=IF([.A141]&lt;&gt;&quot;&quot;;[.F141];&quot;&quot;)">
            <text:p/>
          </table:table-cell>
        </table:table-row>
        <table:table-row table:style-name="ro1">
          <table:table-cell table:formula="of:=IF([Campos.A142]=&quot;&quot;;&quot;&quot;;[Campos.A142])">
            <text:p/>
          </table:table-cell>
          <table:table-cell table:formula="of:=IF([Campos.B142]=&quot;&quot;;&quot;&quot;;[Campos.B142])">
            <text:p/>
          </table:table-cell>
          <table:table-cell table:formula="of:=IF([Campos.C142]=&quot;&quot;;&quot;&quot;;[Campos.C142])">
            <text:p/>
          </table:table-cell>
          <table:table-cell table:formula="of:=IF([Campos.D142]=&quot;&quot;;&quot;&quot;;[Campos.D142])">
            <text:p/>
          </table:table-cell>
          <table:table-cell table:style-name="ce24" table:formula="of:=IF([.A142]=&quot;Chave&quot;;SUBSTITUTE([.C142];&quot;,&quot;;&quot;_&quot;)&amp;ROW([.C142]);[.C142])">
            <text:p/>
          </table:table-cell>
          <table:table-cell table:formula="of:=IF([Campos.F142]=&quot;&quot;;&quot;&quot;;[Campos.F142])">
            <text:p/>
          </table:table-cell>
          <table:table-cell table:formula="of:=IF([Campos.G142]=&quot;&quot;;&quot;&quot;;[Campos.G142])">
            <text:p/>
          </table:table-cell>
          <table:table-cell table:formula="of:=IF([Campos.H142]=&quot;&quot;;&quot;&quot;;[Campos.H142])">
            <text:p/>
          </table:table-cell>
          <table:table-cell table:formula="of:=IF([Campos.E142]=&quot;&quot;;&quot;&quot;;[Campos.E142])">
            <text:p/>
          </table:table-cell>
          <table:table-cell table:formula="of:=IF([Campos.I142]=&quot;&quot;;&quot;&quot;;[Campos.I142])">
            <text:p/>
          </table:table-cell>
          <table:table-cell table:formula="of:=IF([.B142]=&quot;&quot;;&quot;&quot;;VLOOKUP([.B142];[$Tabelas.$A$1:.$B$136];2;0))">
            <text:p/>
          </table:table-cell>
          <table:table-cell table:formula="of:=IF([.A142]=&quot;Campo&quot;;IF([.A142]=&quot;&quot;;&quot;&quot;;IF([.A142]&lt;&gt;[.A141];&quot;&quot;;&quot;PREVIOUS=&quot;&quot;&quot;&amp;[.C141]&amp;&quot;&quot;&quot; &quot;) &amp; IF([.A142]&lt;&gt;[.A143];&quot;&quot;;&quot;NEXT=&quot;&quot;&quot;&amp;[.C143]&amp;&quot;&quot;&quot;&quot;));IF([.A142]=&quot;&quot;;&quot;&quot;;IF([.A142]&lt;&gt;[.A141];&quot;&quot;;&quot;PREVIOUS=&quot;&quot;&quot;&amp;[.E141]&amp;&quot;&quot;&quot; &quot;) &amp; IF([.A142]&lt;&gt;[.A143];&quot;&quot;;&quot;NEXT=&quot;&quot;&quot;&amp;[.E143]&amp;&quot;&quot;&quot;&quot;)))">
            <text:p/>
          </table:table-cell>
          <table:table-cell table:formula="of:=IF([.B142]=&quot;&quot;;&quot;&quot;;VLOOKUP([.B142];[$Tabelas.$A$1:.$C$136];3;0))">
            <text:p/>
          </table:table-cell>
          <table:table-cell table:formula="of:=IF([.A142]=&quot;Campo&quot;; IF(ISERROR(VLOOKUP([.F142];[$Auxiliar.$A$1:.$E$17];5;0));&quot;TYPE=&quot;&quot;&quot;&amp;[.F142]&amp;&quot;&quot;&quot; LENGTH=&quot;&quot;&quot;&amp;[.G142]&amp;&quot;&quot;&quot; &quot;;VLOOKUP([.F142];[$Auxiliar.$A$1:.$E$17];5;0)) &amp; IF(AND([.A142]=&quot;Campo&quot;;[.D142]=&quot;PK&quot;); IF([.I142]=&quot;Sim&quot;;&quot; SEQUENCE=&quot;&quot;true&quot;&quot;&quot;;&quot; SEQUENCE=&quot;&quot;false&quot;&quot;&quot;);&quot;&quot;)&amp;IF([.H142]&lt;&gt;&quot;&quot;;&quot; NOTNULL=&quot;&quot;&quot;&amp;IF([.H142]=&quot;Sim&quot;;&quot;true&quot;;&quot;false&quot;)&amp;&quot;&quot;&quot;&quot;;&quot;&quot;);&quot;&quot;)">
            <text:p/>
          </table:table-cell>
          <table:table-cell table:style-name="ce26" table:formula="of:=IF(AND([.B142]&lt;&gt;[.B141];[.B142]&lt;&gt;&quot;&quot;);&quot;&lt;TABLE NAME=&quot;&quot;&quot;&amp;[.B142]&amp;&quot;&quot;&quot; COMMENT=&quot;&quot;&quot;&amp;[.K142]&amp;&quot;&quot;&quot; &quot;&amp; [.M142] &amp;&quot;&gt;&lt;FIELDS&gt;&quot;;&quot;&quot;) &amp; IF(AND([.A142]=&quot;Chave&quot;;[.A141]=&quot;Campo&quot;);&quot;&lt;KEYS&gt;&quot;;&quot;&quot;) &amp; IF([.A142]=&quot;Chave&quot;;&quot;&lt;KEY NAME=&quot;&quot;&quot;&amp;[.E142]&amp;&quot;&quot;&quot; TYPE=&quot;&quot;&quot;&amp;IF([.D142]=&quot;PK&quot;;&quot;primary&quot;;&quot;foreign&quot;)&amp;&quot;&quot;&quot; FIELDS=&quot;&quot;&quot;&amp;[.C142]&amp;&quot;&quot;&quot;&quot;&amp;IF([.D142]=&quot;FK&quot;;&quot; REFTABLE=&quot;&quot;&quot;&amp;[.F142]&amp;&quot;&quot;&quot; REFFIELDS=&quot;&quot;&quot;&amp;[.G142]&amp;&quot;&quot;&quot;&quot;;&quot;&quot;)&amp;&quot; &quot;&amp;[.L142]&amp;&quot; COMMENT=&quot;&quot;&quot;&amp;[.J142]&amp;&quot;&quot;&quot;&quot;&amp;IF(AND([.A142]=&quot;Campo&quot;;[.D142]=&quot;PK&quot;);&quot; SEQUENCE=&quot;&quot;true&quot;&quot;&quot;;&quot;&quot;)&amp;&quot;/&gt;&quot;;&quot;&quot;) &amp; IF([.A142]=&quot;Campo&quot;;&quot;&lt;FIELD NAME=&quot;&quot;&quot;&amp;[.C142]&amp;&quot;&quot;&quot; &quot;&amp;[.N142]&amp;&quot; &quot;&amp;[.L142]&amp;IF(AND([.A142]=&quot;Campo&quot;;[.D142]&lt;&gt;&quot;PK&quot;);&quot; SEQUENCE=&quot;&quot;false&quot;&quot; &quot;;&quot;&quot;)&amp;&quot; COMMENT=&quot;&quot;&quot;&amp;[.J142]&amp;&quot;&quot;&quot;/&gt;&quot;;&quot;&quot;) &amp; IF(AND([.A142]=&quot;Campo&quot;;[.A143]=&quot;Chave&quot;);&quot;&lt;/FIELDS&gt;&quot;;&quot;&quot;) &amp; IF(AND([.A142]=&quot;Chave&quot;;[.A143]&lt;&gt;&quot;Chave&quot;);&quot;&lt;/KEYS&gt;&quot;;&quot;&quot;) &amp; IF([.B142]&lt;&gt;[.B143];&quot;&lt;/TABLE&gt;&quot;;&quot;&quot;) &amp; IF(AND([.A142]=&quot;&quot;;[.A141]&lt;&gt;&quot;&quot;);&quot;&lt;/TABLES&gt;&lt;/XMLDB&gt;&quot;;&quot;&quot;)">
            <text:p/>
          </table:table-cell>
          <table:table-cell table:style-name="ce27" table:formula="of:=IF(AND([.A142]=&quot;Campo&quot;;[.A142]&lt;&gt;[.A141]);&quot;&lt;Form name=&quot;&quot;newRecord&quot;&quot;&gt;&quot;;&quot;&quot;)&amp;IF([.A142]=&quot;Campo&quot;;&quot;&lt;&quot;&amp;IF([.D142]=&quot;FK&quot;;&quot;Select &quot;;VLOOKUP([.F142];[$Auxiliar.$A$27:.$B$48];2;0))&amp;&quot; id=&quot;&quot;&quot;&amp;[.C142]&amp;&quot;&quot;&quot; label=&quot;&quot;&quot;&amp;[.C142]&amp;&quot;&quot;&quot;&quot;&amp; IF([.D142]=&quot;FK&quot;;&quot; datasource=&quot;&quot;table:&quot;&amp;VLOOKUP(&quot;Chave&quot;&amp;&quot;.&quot;&amp;[.C142];[.$Q$1:.$R$2300];2;0)&amp;&quot;&quot;&quot; bindid=&quot;&quot;id&quot;&quot; bindvalue=&quot;&quot;name&quot;&quot;&quot;;&quot;&quot;)&amp;&quot;required=&quot;&quot;&quot;&amp;IF([.H142]=&quot;Sim&quot;;&quot;true&quot;;&quot;false&quot;)&amp;&quot;&quot;&quot; /&gt;&quot;;&quot;&quot;)&amp;IF(AND([.A142]=&quot;Chave&quot;;[.A141]=&quot;Campo&quot;);&quot;&lt;/Form&gt;&quot;;&quot;&quot;)">
            <text:p/>
          </table:table-cell>
          <table:table-cell table:style-name="ce27" table:formula="of:=IF([.A142]&lt;&gt;&quot;&quot;;[.A142]&amp;&quot;.&quot;&amp;[.C142];&quot;&quot;)">
            <text:p/>
          </table:table-cell>
          <table:table-cell table:style-name="ce27" table:formula="of:=IF([.A142]&lt;&gt;&quot;&quot;;[.F142];&quot;&quot;)">
            <text:p/>
          </table:table-cell>
        </table:table-row>
        <table:table-row table:style-name="ro1">
          <table:table-cell table:formula="of:=IF([Campos.A143]=&quot;&quot;;&quot;&quot;;[Campos.A143])">
            <text:p/>
          </table:table-cell>
          <table:table-cell table:formula="of:=IF([Campos.B143]=&quot;&quot;;&quot;&quot;;[Campos.B143])">
            <text:p/>
          </table:table-cell>
          <table:table-cell table:formula="of:=IF([Campos.C143]=&quot;&quot;;&quot;&quot;;[Campos.C143])">
            <text:p/>
          </table:table-cell>
          <table:table-cell table:formula="of:=IF([Campos.D143]=&quot;&quot;;&quot;&quot;;[Campos.D143])">
            <text:p/>
          </table:table-cell>
          <table:table-cell table:style-name="ce24" table:formula="of:=IF([.A143]=&quot;Chave&quot;;SUBSTITUTE([.C143];&quot;,&quot;;&quot;_&quot;)&amp;ROW([.C143]);[.C143])">
            <text:p/>
          </table:table-cell>
          <table:table-cell table:formula="of:=IF([Campos.F143]=&quot;&quot;;&quot;&quot;;[Campos.F143])">
            <text:p/>
          </table:table-cell>
          <table:table-cell table:formula="of:=IF([Campos.G143]=&quot;&quot;;&quot;&quot;;[Campos.G143])">
            <text:p/>
          </table:table-cell>
          <table:table-cell table:formula="of:=IF([Campos.H143]=&quot;&quot;;&quot;&quot;;[Campos.H143])">
            <text:p/>
          </table:table-cell>
          <table:table-cell table:formula="of:=IF([Campos.E143]=&quot;&quot;;&quot;&quot;;[Campos.E143])">
            <text:p/>
          </table:table-cell>
          <table:table-cell table:formula="of:=IF([Campos.I143]=&quot;&quot;;&quot;&quot;;[Campos.I143])">
            <text:p/>
          </table:table-cell>
          <table:table-cell table:formula="of:=IF([.B143]=&quot;&quot;;&quot;&quot;;VLOOKUP([.B143];[$Tabelas.$A$1:.$B$136];2;0))">
            <text:p/>
          </table:table-cell>
          <table:table-cell table:formula="of:=IF([.A143]=&quot;Campo&quot;;IF([.A143]=&quot;&quot;;&quot;&quot;;IF([.A143]&lt;&gt;[.A142];&quot;&quot;;&quot;PREVIOUS=&quot;&quot;&quot;&amp;[.C142]&amp;&quot;&quot;&quot; &quot;) &amp; IF([.A143]&lt;&gt;[.A144];&quot;&quot;;&quot;NEXT=&quot;&quot;&quot;&amp;[.C144]&amp;&quot;&quot;&quot;&quot;));IF([.A143]=&quot;&quot;;&quot;&quot;;IF([.A143]&lt;&gt;[.A142];&quot;&quot;;&quot;PREVIOUS=&quot;&quot;&quot;&amp;[.E142]&amp;&quot;&quot;&quot; &quot;) &amp; IF([.A143]&lt;&gt;[.A144];&quot;&quot;;&quot;NEXT=&quot;&quot;&quot;&amp;[.E144]&amp;&quot;&quot;&quot;&quot;)))">
            <text:p/>
          </table:table-cell>
          <table:table-cell table:formula="of:=IF([.B143]=&quot;&quot;;&quot;&quot;;VLOOKUP([.B143];[$Tabelas.$A$1:.$C$136];3;0))">
            <text:p/>
          </table:table-cell>
          <table:table-cell table:formula="of:=IF([.A143]=&quot;Campo&quot;; IF(ISERROR(VLOOKUP([.F143];[$Auxiliar.$A$1:.$E$17];5;0));&quot;TYPE=&quot;&quot;&quot;&amp;[.F143]&amp;&quot;&quot;&quot; LENGTH=&quot;&quot;&quot;&amp;[.G143]&amp;&quot;&quot;&quot; &quot;;VLOOKUP([.F143];[$Auxiliar.$A$1:.$E$17];5;0)) &amp; IF(AND([.A143]=&quot;Campo&quot;;[.D143]=&quot;PK&quot;); IF([.I143]=&quot;Sim&quot;;&quot; SEQUENCE=&quot;&quot;true&quot;&quot;&quot;;&quot; SEQUENCE=&quot;&quot;false&quot;&quot;&quot;);&quot;&quot;)&amp;IF([.H143]&lt;&gt;&quot;&quot;;&quot; NOTNULL=&quot;&quot;&quot;&amp;IF([.H143]=&quot;Sim&quot;;&quot;true&quot;;&quot;false&quot;)&amp;&quot;&quot;&quot;&quot;;&quot;&quot;);&quot;&quot;)">
            <text:p/>
          </table:table-cell>
          <table:table-cell table:style-name="ce26" table:formula="of:=IF(AND([.B143]&lt;&gt;[.B142];[.B143]&lt;&gt;&quot;&quot;);&quot;&lt;TABLE NAME=&quot;&quot;&quot;&amp;[.B143]&amp;&quot;&quot;&quot; COMMENT=&quot;&quot;&quot;&amp;[.K143]&amp;&quot;&quot;&quot; &quot;&amp; [.M143] &amp;&quot;&gt;&lt;FIELDS&gt;&quot;;&quot;&quot;) &amp; IF(AND([.A143]=&quot;Chave&quot;;[.A142]=&quot;Campo&quot;);&quot;&lt;KEYS&gt;&quot;;&quot;&quot;) &amp; IF([.A143]=&quot;Chave&quot;;&quot;&lt;KEY NAME=&quot;&quot;&quot;&amp;[.E143]&amp;&quot;&quot;&quot; TYPE=&quot;&quot;&quot;&amp;IF([.D143]=&quot;PK&quot;;&quot;primary&quot;;&quot;foreign&quot;)&amp;&quot;&quot;&quot; FIELDS=&quot;&quot;&quot;&amp;[.C143]&amp;&quot;&quot;&quot;&quot;&amp;IF([.D143]=&quot;FK&quot;;&quot; REFTABLE=&quot;&quot;&quot;&amp;[.F143]&amp;&quot;&quot;&quot; REFFIELDS=&quot;&quot;&quot;&amp;[.G143]&amp;&quot;&quot;&quot;&quot;;&quot;&quot;)&amp;&quot; &quot;&amp;[.L143]&amp;&quot; COMMENT=&quot;&quot;&quot;&amp;[.J143]&amp;&quot;&quot;&quot;&quot;&amp;IF(AND([.A143]=&quot;Campo&quot;;[.D143]=&quot;PK&quot;);&quot; SEQUENCE=&quot;&quot;true&quot;&quot;&quot;;&quot;&quot;)&amp;&quot;/&gt;&quot;;&quot;&quot;) &amp; IF([.A143]=&quot;Campo&quot;;&quot;&lt;FIELD NAME=&quot;&quot;&quot;&amp;[.C143]&amp;&quot;&quot;&quot; &quot;&amp;[.N143]&amp;&quot; &quot;&amp;[.L143]&amp;IF(AND([.A143]=&quot;Campo&quot;;[.D143]&lt;&gt;&quot;PK&quot;);&quot; SEQUENCE=&quot;&quot;false&quot;&quot; &quot;;&quot;&quot;)&amp;&quot; COMMENT=&quot;&quot;&quot;&amp;[.J143]&amp;&quot;&quot;&quot;/&gt;&quot;;&quot;&quot;) &amp; IF(AND([.A143]=&quot;Campo&quot;;[.A144]=&quot;Chave&quot;);&quot;&lt;/FIELDS&gt;&quot;;&quot;&quot;) &amp; IF(AND([.A143]=&quot;Chave&quot;;[.A144]&lt;&gt;&quot;Chave&quot;);&quot;&lt;/KEYS&gt;&quot;;&quot;&quot;) &amp; IF([.B143]&lt;&gt;[.B144];&quot;&lt;/TABLE&gt;&quot;;&quot;&quot;) &amp; IF(AND([.A143]=&quot;&quot;;[.A142]&lt;&gt;&quot;&quot;);&quot;&lt;/TABLES&gt;&lt;/XMLDB&gt;&quot;;&quot;&quot;)">
            <text:p/>
          </table:table-cell>
          <table:table-cell table:style-name="ce27" table:formula="of:=IF(AND([.A143]=&quot;Campo&quot;;[.A143]&lt;&gt;[.A142]);&quot;&lt;Form name=&quot;&quot;newRecord&quot;&quot;&gt;&quot;;&quot;&quot;)&amp;IF([.A143]=&quot;Campo&quot;;&quot;&lt;&quot;&amp;IF([.D143]=&quot;FK&quot;;&quot;Select &quot;;VLOOKUP([.F143];[$Auxiliar.$A$27:.$B$48];2;0))&amp;&quot; id=&quot;&quot;&quot;&amp;[.C143]&amp;&quot;&quot;&quot; label=&quot;&quot;&quot;&amp;[.C143]&amp;&quot;&quot;&quot;&quot;&amp; IF([.D143]=&quot;FK&quot;;&quot; datasource=&quot;&quot;table:&quot;&amp;VLOOKUP(&quot;Chave&quot;&amp;&quot;.&quot;&amp;[.C143];[.$Q$1:.$R$2300];2;0)&amp;&quot;&quot;&quot; bindid=&quot;&quot;id&quot;&quot; bindvalue=&quot;&quot;name&quot;&quot;&quot;;&quot;&quot;)&amp;&quot;required=&quot;&quot;&quot;&amp;IF([.H143]=&quot;Sim&quot;;&quot;true&quot;;&quot;false&quot;)&amp;&quot;&quot;&quot; /&gt;&quot;;&quot;&quot;)&amp;IF(AND([.A143]=&quot;Chave&quot;;[.A142]=&quot;Campo&quot;);&quot;&lt;/Form&gt;&quot;;&quot;&quot;)">
            <text:p/>
          </table:table-cell>
          <table:table-cell table:style-name="ce27" table:formula="of:=IF([.A143]&lt;&gt;&quot;&quot;;[.A143]&amp;&quot;.&quot;&amp;[.C143];&quot;&quot;)">
            <text:p/>
          </table:table-cell>
          <table:table-cell table:style-name="ce27" table:formula="of:=IF([.A143]&lt;&gt;&quot;&quot;;[.F143];&quot;&quot;)">
            <text:p/>
          </table:table-cell>
        </table:table-row>
        <table:table-row table:style-name="ro1">
          <table:table-cell table:formula="of:=IF([Campos.A144]=&quot;&quot;;&quot;&quot;;[Campos.A144])">
            <text:p/>
          </table:table-cell>
          <table:table-cell table:formula="of:=IF([Campos.B144]=&quot;&quot;;&quot;&quot;;[Campos.B144])">
            <text:p/>
          </table:table-cell>
          <table:table-cell table:formula="of:=IF([Campos.C144]=&quot;&quot;;&quot;&quot;;[Campos.C144])">
            <text:p/>
          </table:table-cell>
          <table:table-cell table:formula="of:=IF([Campos.D144]=&quot;&quot;;&quot;&quot;;[Campos.D144])">
            <text:p/>
          </table:table-cell>
          <table:table-cell table:style-name="ce24" table:formula="of:=IF([.A144]=&quot;Chave&quot;;SUBSTITUTE([.C144];&quot;,&quot;;&quot;_&quot;)&amp;ROW([.C144]);[.C144])">
            <text:p/>
          </table:table-cell>
          <table:table-cell table:formula="of:=IF([Campos.F144]=&quot;&quot;;&quot;&quot;;[Campos.F144])">
            <text:p/>
          </table:table-cell>
          <table:table-cell table:formula="of:=IF([Campos.G144]=&quot;&quot;;&quot;&quot;;[Campos.G144])">
            <text:p/>
          </table:table-cell>
          <table:table-cell table:formula="of:=IF([Campos.H144]=&quot;&quot;;&quot;&quot;;[Campos.H144])">
            <text:p/>
          </table:table-cell>
          <table:table-cell table:formula="of:=IF([Campos.E144]=&quot;&quot;;&quot;&quot;;[Campos.E144])">
            <text:p/>
          </table:table-cell>
          <table:table-cell table:formula="of:=IF([Campos.I144]=&quot;&quot;;&quot;&quot;;[Campos.I144])">
            <text:p/>
          </table:table-cell>
          <table:table-cell table:formula="of:=IF([.B144]=&quot;&quot;;&quot;&quot;;VLOOKUP([.B144];[$Tabelas.$A$1:.$B$136];2;0))">
            <text:p/>
          </table:table-cell>
          <table:table-cell table:formula="of:=IF([.A144]=&quot;Campo&quot;;IF([.A144]=&quot;&quot;;&quot;&quot;;IF([.A144]&lt;&gt;[.A143];&quot;&quot;;&quot;PREVIOUS=&quot;&quot;&quot;&amp;[.C143]&amp;&quot;&quot;&quot; &quot;) &amp; IF([.A144]&lt;&gt;[.A145];&quot;&quot;;&quot;NEXT=&quot;&quot;&quot;&amp;[.C145]&amp;&quot;&quot;&quot;&quot;));IF([.A144]=&quot;&quot;;&quot;&quot;;IF([.A144]&lt;&gt;[.A143];&quot;&quot;;&quot;PREVIOUS=&quot;&quot;&quot;&amp;[.E143]&amp;&quot;&quot;&quot; &quot;) &amp; IF([.A144]&lt;&gt;[.A145];&quot;&quot;;&quot;NEXT=&quot;&quot;&quot;&amp;[.E145]&amp;&quot;&quot;&quot;&quot;)))">
            <text:p/>
          </table:table-cell>
          <table:table-cell table:formula="of:=IF([.B144]=&quot;&quot;;&quot;&quot;;VLOOKUP([.B144];[$Tabelas.$A$1:.$C$136];3;0))">
            <text:p/>
          </table:table-cell>
          <table:table-cell table:formula="of:=IF([.A144]=&quot;Campo&quot;; IF(ISERROR(VLOOKUP([.F144];[$Auxiliar.$A$1:.$E$17];5;0));&quot;TYPE=&quot;&quot;&quot;&amp;[.F144]&amp;&quot;&quot;&quot; LENGTH=&quot;&quot;&quot;&amp;[.G144]&amp;&quot;&quot;&quot; &quot;;VLOOKUP([.F144];[$Auxiliar.$A$1:.$E$17];5;0)) &amp; IF(AND([.A144]=&quot;Campo&quot;;[.D144]=&quot;PK&quot;); IF([.I144]=&quot;Sim&quot;;&quot; SEQUENCE=&quot;&quot;true&quot;&quot;&quot;;&quot; SEQUENCE=&quot;&quot;false&quot;&quot;&quot;);&quot;&quot;)&amp;IF([.H144]&lt;&gt;&quot;&quot;;&quot; NOTNULL=&quot;&quot;&quot;&amp;IF([.H144]=&quot;Sim&quot;;&quot;true&quot;;&quot;false&quot;)&amp;&quot;&quot;&quot;&quot;;&quot;&quot;);&quot;&quot;)">
            <text:p/>
          </table:table-cell>
          <table:table-cell table:style-name="ce26" table:formula="of:=IF(AND([.B144]&lt;&gt;[.B143];[.B144]&lt;&gt;&quot;&quot;);&quot;&lt;TABLE NAME=&quot;&quot;&quot;&amp;[.B144]&amp;&quot;&quot;&quot; COMMENT=&quot;&quot;&quot;&amp;[.K144]&amp;&quot;&quot;&quot; &quot;&amp; [.M144] &amp;&quot;&gt;&lt;FIELDS&gt;&quot;;&quot;&quot;) &amp; IF(AND([.A144]=&quot;Chave&quot;;[.A143]=&quot;Campo&quot;);&quot;&lt;KEYS&gt;&quot;;&quot;&quot;) &amp; IF([.A144]=&quot;Chave&quot;;&quot;&lt;KEY NAME=&quot;&quot;&quot;&amp;[.E144]&amp;&quot;&quot;&quot; TYPE=&quot;&quot;&quot;&amp;IF([.D144]=&quot;PK&quot;;&quot;primary&quot;;&quot;foreign&quot;)&amp;&quot;&quot;&quot; FIELDS=&quot;&quot;&quot;&amp;[.C144]&amp;&quot;&quot;&quot;&quot;&amp;IF([.D144]=&quot;FK&quot;;&quot; REFTABLE=&quot;&quot;&quot;&amp;[.F144]&amp;&quot;&quot;&quot; REFFIELDS=&quot;&quot;&quot;&amp;[.G144]&amp;&quot;&quot;&quot;&quot;;&quot;&quot;)&amp;&quot; &quot;&amp;[.L144]&amp;&quot; COMMENT=&quot;&quot;&quot;&amp;[.J144]&amp;&quot;&quot;&quot;&quot;&amp;IF(AND([.A144]=&quot;Campo&quot;;[.D144]=&quot;PK&quot;);&quot; SEQUENCE=&quot;&quot;true&quot;&quot;&quot;;&quot;&quot;)&amp;&quot;/&gt;&quot;;&quot;&quot;) &amp; IF([.A144]=&quot;Campo&quot;;&quot;&lt;FIELD NAME=&quot;&quot;&quot;&amp;[.C144]&amp;&quot;&quot;&quot; &quot;&amp;[.N144]&amp;&quot; &quot;&amp;[.L144]&amp;IF(AND([.A144]=&quot;Campo&quot;;[.D144]&lt;&gt;&quot;PK&quot;);&quot; SEQUENCE=&quot;&quot;false&quot;&quot; &quot;;&quot;&quot;)&amp;&quot; COMMENT=&quot;&quot;&quot;&amp;[.J144]&amp;&quot;&quot;&quot;/&gt;&quot;;&quot;&quot;) &amp; IF(AND([.A144]=&quot;Campo&quot;;[.A145]=&quot;Chave&quot;);&quot;&lt;/FIELDS&gt;&quot;;&quot;&quot;) &amp; IF(AND([.A144]=&quot;Chave&quot;;[.A145]&lt;&gt;&quot;Chave&quot;);&quot;&lt;/KEYS&gt;&quot;;&quot;&quot;) &amp; IF([.B144]&lt;&gt;[.B145];&quot;&lt;/TABLE&gt;&quot;;&quot;&quot;) &amp; IF(AND([.A144]=&quot;&quot;;[.A143]&lt;&gt;&quot;&quot;);&quot;&lt;/TABLES&gt;&lt;/XMLDB&gt;&quot;;&quot;&quot;)">
            <text:p/>
          </table:table-cell>
          <table:table-cell table:style-name="ce27" table:formula="of:=IF(AND([.A144]=&quot;Campo&quot;;[.A144]&lt;&gt;[.A143]);&quot;&lt;Form name=&quot;&quot;newRecord&quot;&quot;&gt;&quot;;&quot;&quot;)&amp;IF([.A144]=&quot;Campo&quot;;&quot;&lt;&quot;&amp;IF([.D144]=&quot;FK&quot;;&quot;Select &quot;;VLOOKUP([.F144];[$Auxiliar.$A$27:.$B$48];2;0))&amp;&quot; id=&quot;&quot;&quot;&amp;[.C144]&amp;&quot;&quot;&quot; label=&quot;&quot;&quot;&amp;[.C144]&amp;&quot;&quot;&quot;&quot;&amp; IF([.D144]=&quot;FK&quot;;&quot; datasource=&quot;&quot;table:&quot;&amp;VLOOKUP(&quot;Chave&quot;&amp;&quot;.&quot;&amp;[.C144];[.$Q$1:.$R$2300];2;0)&amp;&quot;&quot;&quot; bindid=&quot;&quot;id&quot;&quot; bindvalue=&quot;&quot;name&quot;&quot;&quot;;&quot;&quot;)&amp;&quot;required=&quot;&quot;&quot;&amp;IF([.H144]=&quot;Sim&quot;;&quot;true&quot;;&quot;false&quot;)&amp;&quot;&quot;&quot; /&gt;&quot;;&quot;&quot;)&amp;IF(AND([.A144]=&quot;Chave&quot;;[.A143]=&quot;Campo&quot;);&quot;&lt;/Form&gt;&quot;;&quot;&quot;)">
            <text:p/>
          </table:table-cell>
          <table:table-cell table:style-name="ce27" table:formula="of:=IF([.A144]&lt;&gt;&quot;&quot;;[.A144]&amp;&quot;.&quot;&amp;[.C144];&quot;&quot;)">
            <text:p/>
          </table:table-cell>
          <table:table-cell table:style-name="ce27" table:formula="of:=IF([.A144]&lt;&gt;&quot;&quot;;[.F144];&quot;&quot;)">
            <text:p/>
          </table:table-cell>
        </table:table-row>
        <table:table-row table:style-name="ro1">
          <table:table-cell table:formula="of:=IF([Campos.A145]=&quot;&quot;;&quot;&quot;;[Campos.A145])">
            <text:p/>
          </table:table-cell>
          <table:table-cell table:formula="of:=IF([Campos.B145]=&quot;&quot;;&quot;&quot;;[Campos.B145])">
            <text:p/>
          </table:table-cell>
          <table:table-cell table:formula="of:=IF([Campos.C145]=&quot;&quot;;&quot;&quot;;[Campos.C145])">
            <text:p/>
          </table:table-cell>
          <table:table-cell table:formula="of:=IF([Campos.D145]=&quot;&quot;;&quot;&quot;;[Campos.D145])">
            <text:p/>
          </table:table-cell>
          <table:table-cell table:style-name="ce24" table:formula="of:=IF([.A145]=&quot;Chave&quot;;SUBSTITUTE([.C145];&quot;,&quot;;&quot;_&quot;)&amp;ROW([.C145]);[.C145])">
            <text:p/>
          </table:table-cell>
          <table:table-cell table:formula="of:=IF([Campos.F145]=&quot;&quot;;&quot;&quot;;[Campos.F145])">
            <text:p/>
          </table:table-cell>
          <table:table-cell table:formula="of:=IF([Campos.G145]=&quot;&quot;;&quot;&quot;;[Campos.G145])">
            <text:p/>
          </table:table-cell>
          <table:table-cell table:formula="of:=IF([Campos.H145]=&quot;&quot;;&quot;&quot;;[Campos.H145])">
            <text:p/>
          </table:table-cell>
          <table:table-cell table:formula="of:=IF([Campos.E145]=&quot;&quot;;&quot;&quot;;[Campos.E145])">
            <text:p/>
          </table:table-cell>
          <table:table-cell table:formula="of:=IF([Campos.I145]=&quot;&quot;;&quot;&quot;;[Campos.I145])">
            <text:p/>
          </table:table-cell>
          <table:table-cell table:formula="of:=IF([.B145]=&quot;&quot;;&quot;&quot;;VLOOKUP([.B145];[$Tabelas.$A$1:.$B$136];2;0))">
            <text:p/>
          </table:table-cell>
          <table:table-cell table:formula="of:=IF([.A145]=&quot;Campo&quot;;IF([.A145]=&quot;&quot;;&quot;&quot;;IF([.A145]&lt;&gt;[.A144];&quot;&quot;;&quot;PREVIOUS=&quot;&quot;&quot;&amp;[.C144]&amp;&quot;&quot;&quot; &quot;) &amp; IF([.A145]&lt;&gt;[.A146];&quot;&quot;;&quot;NEXT=&quot;&quot;&quot;&amp;[.C146]&amp;&quot;&quot;&quot;&quot;));IF([.A145]=&quot;&quot;;&quot;&quot;;IF([.A145]&lt;&gt;[.A144];&quot;&quot;;&quot;PREVIOUS=&quot;&quot;&quot;&amp;[.E144]&amp;&quot;&quot;&quot; &quot;) &amp; IF([.A145]&lt;&gt;[.A146];&quot;&quot;;&quot;NEXT=&quot;&quot;&quot;&amp;[.E146]&amp;&quot;&quot;&quot;&quot;)))">
            <text:p/>
          </table:table-cell>
          <table:table-cell table:formula="of:=IF([.B145]=&quot;&quot;;&quot;&quot;;VLOOKUP([.B145];[$Tabelas.$A$1:.$C$136];3;0))">
            <text:p/>
          </table:table-cell>
          <table:table-cell table:formula="of:=IF([.A145]=&quot;Campo&quot;; IF(ISERROR(VLOOKUP([.F145];[$Auxiliar.$A$1:.$E$17];5;0));&quot;TYPE=&quot;&quot;&quot;&amp;[.F145]&amp;&quot;&quot;&quot; LENGTH=&quot;&quot;&quot;&amp;[.G145]&amp;&quot;&quot;&quot; &quot;;VLOOKUP([.F145];[$Auxiliar.$A$1:.$E$17];5;0)) &amp; IF(AND([.A145]=&quot;Campo&quot;;[.D145]=&quot;PK&quot;); IF([.I145]=&quot;Sim&quot;;&quot; SEQUENCE=&quot;&quot;true&quot;&quot;&quot;;&quot; SEQUENCE=&quot;&quot;false&quot;&quot;&quot;);&quot;&quot;)&amp;IF([.H145]&lt;&gt;&quot;&quot;;&quot; NOTNULL=&quot;&quot;&quot;&amp;IF([.H145]=&quot;Sim&quot;;&quot;true&quot;;&quot;false&quot;)&amp;&quot;&quot;&quot;&quot;;&quot;&quot;);&quot;&quot;)">
            <text:p/>
          </table:table-cell>
          <table:table-cell table:style-name="ce26" table:formula="of:=IF(AND([.B145]&lt;&gt;[.B144];[.B145]&lt;&gt;&quot;&quot;);&quot;&lt;TABLE NAME=&quot;&quot;&quot;&amp;[.B145]&amp;&quot;&quot;&quot; COMMENT=&quot;&quot;&quot;&amp;[.K145]&amp;&quot;&quot;&quot; &quot;&amp; [.M145] &amp;&quot;&gt;&lt;FIELDS&gt;&quot;;&quot;&quot;) &amp; IF(AND([.A145]=&quot;Chave&quot;;[.A144]=&quot;Campo&quot;);&quot;&lt;KEYS&gt;&quot;;&quot;&quot;) &amp; IF([.A145]=&quot;Chave&quot;;&quot;&lt;KEY NAME=&quot;&quot;&quot;&amp;[.E145]&amp;&quot;&quot;&quot; TYPE=&quot;&quot;&quot;&amp;IF([.D145]=&quot;PK&quot;;&quot;primary&quot;;&quot;foreign&quot;)&amp;&quot;&quot;&quot; FIELDS=&quot;&quot;&quot;&amp;[.C145]&amp;&quot;&quot;&quot;&quot;&amp;IF([.D145]=&quot;FK&quot;;&quot; REFTABLE=&quot;&quot;&quot;&amp;[.F145]&amp;&quot;&quot;&quot; REFFIELDS=&quot;&quot;&quot;&amp;[.G145]&amp;&quot;&quot;&quot;&quot;;&quot;&quot;)&amp;&quot; &quot;&amp;[.L145]&amp;&quot; COMMENT=&quot;&quot;&quot;&amp;[.J145]&amp;&quot;&quot;&quot;&quot;&amp;IF(AND([.A145]=&quot;Campo&quot;;[.D145]=&quot;PK&quot;);&quot; SEQUENCE=&quot;&quot;true&quot;&quot;&quot;;&quot;&quot;)&amp;&quot;/&gt;&quot;;&quot;&quot;) &amp; IF([.A145]=&quot;Campo&quot;;&quot;&lt;FIELD NAME=&quot;&quot;&quot;&amp;[.C145]&amp;&quot;&quot;&quot; &quot;&amp;[.N145]&amp;&quot; &quot;&amp;[.L145]&amp;IF(AND([.A145]=&quot;Campo&quot;;[.D145]&lt;&gt;&quot;PK&quot;);&quot; SEQUENCE=&quot;&quot;false&quot;&quot; &quot;;&quot;&quot;)&amp;&quot; COMMENT=&quot;&quot;&quot;&amp;[.J145]&amp;&quot;&quot;&quot;/&gt;&quot;;&quot;&quot;) &amp; IF(AND([.A145]=&quot;Campo&quot;;[.A146]=&quot;Chave&quot;);&quot;&lt;/FIELDS&gt;&quot;;&quot;&quot;) &amp; IF(AND([.A145]=&quot;Chave&quot;;[.A146]&lt;&gt;&quot;Chave&quot;);&quot;&lt;/KEYS&gt;&quot;;&quot;&quot;) &amp; IF([.B145]&lt;&gt;[.B146];&quot;&lt;/TABLE&gt;&quot;;&quot;&quot;) &amp; IF(AND([.A145]=&quot;&quot;;[.A144]&lt;&gt;&quot;&quot;);&quot;&lt;/TABLES&gt;&lt;/XMLDB&gt;&quot;;&quot;&quot;)">
            <text:p/>
          </table:table-cell>
          <table:table-cell table:style-name="ce27" table:formula="of:=IF(AND([.A145]=&quot;Campo&quot;;[.A145]&lt;&gt;[.A144]);&quot;&lt;Form name=&quot;&quot;newRecord&quot;&quot;&gt;&quot;;&quot;&quot;)&amp;IF([.A145]=&quot;Campo&quot;;&quot;&lt;&quot;&amp;IF([.D145]=&quot;FK&quot;;&quot;Select &quot;;VLOOKUP([.F145];[$Auxiliar.$A$27:.$B$48];2;0))&amp;&quot; id=&quot;&quot;&quot;&amp;[.C145]&amp;&quot;&quot;&quot; label=&quot;&quot;&quot;&amp;[.C145]&amp;&quot;&quot;&quot;&quot;&amp; IF([.D145]=&quot;FK&quot;;&quot; datasource=&quot;&quot;table:&quot;&amp;VLOOKUP(&quot;Chave&quot;&amp;&quot;.&quot;&amp;[.C145];[.$Q$1:.$R$2300];2;0)&amp;&quot;&quot;&quot; bindid=&quot;&quot;id&quot;&quot; bindvalue=&quot;&quot;name&quot;&quot;&quot;;&quot;&quot;)&amp;&quot;required=&quot;&quot;&quot;&amp;IF([.H145]=&quot;Sim&quot;;&quot;true&quot;;&quot;false&quot;)&amp;&quot;&quot;&quot; /&gt;&quot;;&quot;&quot;)&amp;IF(AND([.A145]=&quot;Chave&quot;;[.A144]=&quot;Campo&quot;);&quot;&lt;/Form&gt;&quot;;&quot;&quot;)">
            <text:p/>
          </table:table-cell>
          <table:table-cell table:style-name="ce27" table:formula="of:=IF([.A145]&lt;&gt;&quot;&quot;;[.A145]&amp;&quot;.&quot;&amp;[.C145];&quot;&quot;)">
            <text:p/>
          </table:table-cell>
          <table:table-cell table:style-name="ce27" table:formula="of:=IF([.A145]&lt;&gt;&quot;&quot;;[.F145];&quot;&quot;)">
            <text:p/>
          </table:table-cell>
        </table:table-row>
        <table:table-row table:style-name="ro1">
          <table:table-cell table:formula="of:=IF([Campos.A146]=&quot;&quot;;&quot;&quot;;[Campos.A146])">
            <text:p/>
          </table:table-cell>
          <table:table-cell table:formula="of:=IF([Campos.B146]=&quot;&quot;;&quot;&quot;;[Campos.B146])">
            <text:p/>
          </table:table-cell>
          <table:table-cell table:formula="of:=IF([Campos.C146]=&quot;&quot;;&quot;&quot;;[Campos.C146])">
            <text:p/>
          </table:table-cell>
          <table:table-cell table:formula="of:=IF([Campos.D146]=&quot;&quot;;&quot;&quot;;[Campos.D146])">
            <text:p/>
          </table:table-cell>
          <table:table-cell table:style-name="ce24" table:formula="of:=IF([.A146]=&quot;Chave&quot;;SUBSTITUTE([.C146];&quot;,&quot;;&quot;_&quot;)&amp;ROW([.C146]);[.C146])">
            <text:p/>
          </table:table-cell>
          <table:table-cell table:formula="of:=IF([Campos.F146]=&quot;&quot;;&quot;&quot;;[Campos.F146])">
            <text:p/>
          </table:table-cell>
          <table:table-cell table:formula="of:=IF([Campos.G146]=&quot;&quot;;&quot;&quot;;[Campos.G146])">
            <text:p/>
          </table:table-cell>
          <table:table-cell table:formula="of:=IF([Campos.H146]=&quot;&quot;;&quot;&quot;;[Campos.H146])">
            <text:p/>
          </table:table-cell>
          <table:table-cell table:formula="of:=IF([Campos.E146]=&quot;&quot;;&quot;&quot;;[Campos.E146])">
            <text:p/>
          </table:table-cell>
          <table:table-cell table:formula="of:=IF([Campos.I146]=&quot;&quot;;&quot;&quot;;[Campos.I146])">
            <text:p/>
          </table:table-cell>
          <table:table-cell table:formula="of:=IF([.B146]=&quot;&quot;;&quot;&quot;;VLOOKUP([.B146];[$Tabelas.$A$1:.$B$136];2;0))">
            <text:p/>
          </table:table-cell>
          <table:table-cell table:formula="of:=IF([.A146]=&quot;Campo&quot;;IF([.A146]=&quot;&quot;;&quot;&quot;;IF([.A146]&lt;&gt;[.A145];&quot;&quot;;&quot;PREVIOUS=&quot;&quot;&quot;&amp;[.C145]&amp;&quot;&quot;&quot; &quot;) &amp; IF([.A146]&lt;&gt;[.A147];&quot;&quot;;&quot;NEXT=&quot;&quot;&quot;&amp;[.C147]&amp;&quot;&quot;&quot;&quot;));IF([.A146]=&quot;&quot;;&quot;&quot;;IF([.A146]&lt;&gt;[.A145];&quot;&quot;;&quot;PREVIOUS=&quot;&quot;&quot;&amp;[.E145]&amp;&quot;&quot;&quot; &quot;) &amp; IF([.A146]&lt;&gt;[.A147];&quot;&quot;;&quot;NEXT=&quot;&quot;&quot;&amp;[.E147]&amp;&quot;&quot;&quot;&quot;)))">
            <text:p/>
          </table:table-cell>
          <table:table-cell table:formula="of:=IF([.B146]=&quot;&quot;;&quot;&quot;;VLOOKUP([.B146];[$Tabelas.$A$1:.$C$136];3;0))">
            <text:p/>
          </table:table-cell>
          <table:table-cell table:formula="of:=IF([.A146]=&quot;Campo&quot;; IF(ISERROR(VLOOKUP([.F146];[$Auxiliar.$A$1:.$E$17];5;0));&quot;TYPE=&quot;&quot;&quot;&amp;[.F146]&amp;&quot;&quot;&quot; LENGTH=&quot;&quot;&quot;&amp;[.G146]&amp;&quot;&quot;&quot; &quot;;VLOOKUP([.F146];[$Auxiliar.$A$1:.$E$17];5;0)) &amp; IF(AND([.A146]=&quot;Campo&quot;;[.D146]=&quot;PK&quot;); IF([.I146]=&quot;Sim&quot;;&quot; SEQUENCE=&quot;&quot;true&quot;&quot;&quot;;&quot; SEQUENCE=&quot;&quot;false&quot;&quot;&quot;);&quot;&quot;)&amp;IF([.H146]&lt;&gt;&quot;&quot;;&quot; NOTNULL=&quot;&quot;&quot;&amp;IF([.H146]=&quot;Sim&quot;;&quot;true&quot;;&quot;false&quot;)&amp;&quot;&quot;&quot;&quot;;&quot;&quot;);&quot;&quot;)">
            <text:p/>
          </table:table-cell>
          <table:table-cell table:style-name="ce26" table:formula="of:=IF(AND([.B146]&lt;&gt;[.B145];[.B146]&lt;&gt;&quot;&quot;);&quot;&lt;TABLE NAME=&quot;&quot;&quot;&amp;[.B146]&amp;&quot;&quot;&quot; COMMENT=&quot;&quot;&quot;&amp;[.K146]&amp;&quot;&quot;&quot; &quot;&amp; [.M146] &amp;&quot;&gt;&lt;FIELDS&gt;&quot;;&quot;&quot;) &amp; IF(AND([.A146]=&quot;Chave&quot;;[.A145]=&quot;Campo&quot;);&quot;&lt;KEYS&gt;&quot;;&quot;&quot;) &amp; IF([.A146]=&quot;Chave&quot;;&quot;&lt;KEY NAME=&quot;&quot;&quot;&amp;[.E146]&amp;&quot;&quot;&quot; TYPE=&quot;&quot;&quot;&amp;IF([.D146]=&quot;PK&quot;;&quot;primary&quot;;&quot;foreign&quot;)&amp;&quot;&quot;&quot; FIELDS=&quot;&quot;&quot;&amp;[.C146]&amp;&quot;&quot;&quot;&quot;&amp;IF([.D146]=&quot;FK&quot;;&quot; REFTABLE=&quot;&quot;&quot;&amp;[.F146]&amp;&quot;&quot;&quot; REFFIELDS=&quot;&quot;&quot;&amp;[.G146]&amp;&quot;&quot;&quot;&quot;;&quot;&quot;)&amp;&quot; &quot;&amp;[.L146]&amp;&quot; COMMENT=&quot;&quot;&quot;&amp;[.J146]&amp;&quot;&quot;&quot;&quot;&amp;IF(AND([.A146]=&quot;Campo&quot;;[.D146]=&quot;PK&quot;);&quot; SEQUENCE=&quot;&quot;true&quot;&quot;&quot;;&quot;&quot;)&amp;&quot;/&gt;&quot;;&quot;&quot;) &amp; IF([.A146]=&quot;Campo&quot;;&quot;&lt;FIELD NAME=&quot;&quot;&quot;&amp;[.C146]&amp;&quot;&quot;&quot; &quot;&amp;[.N146]&amp;&quot; &quot;&amp;[.L146]&amp;IF(AND([.A146]=&quot;Campo&quot;;[.D146]&lt;&gt;&quot;PK&quot;);&quot; SEQUENCE=&quot;&quot;false&quot;&quot; &quot;;&quot;&quot;)&amp;&quot; COMMENT=&quot;&quot;&quot;&amp;[.J146]&amp;&quot;&quot;&quot;/&gt;&quot;;&quot;&quot;) &amp; IF(AND([.A146]=&quot;Campo&quot;;[.A147]=&quot;Chave&quot;);&quot;&lt;/FIELDS&gt;&quot;;&quot;&quot;) &amp; IF(AND([.A146]=&quot;Chave&quot;;[.A147]&lt;&gt;&quot;Chave&quot;);&quot;&lt;/KEYS&gt;&quot;;&quot;&quot;) &amp; IF([.B146]&lt;&gt;[.B147];&quot;&lt;/TABLE&gt;&quot;;&quot;&quot;) &amp; IF(AND([.A146]=&quot;&quot;;[.A145]&lt;&gt;&quot;&quot;);&quot;&lt;/TABLES&gt;&lt;/XMLDB&gt;&quot;;&quot;&quot;)">
            <text:p/>
          </table:table-cell>
          <table:table-cell table:style-name="ce27" table:formula="of:=IF(AND([.A146]=&quot;Campo&quot;;[.A146]&lt;&gt;[.A145]);&quot;&lt;Form name=&quot;&quot;newRecord&quot;&quot;&gt;&quot;;&quot;&quot;)&amp;IF([.A146]=&quot;Campo&quot;;&quot;&lt;&quot;&amp;IF([.D146]=&quot;FK&quot;;&quot;Select &quot;;VLOOKUP([.F146];[$Auxiliar.$A$27:.$B$48];2;0))&amp;&quot; id=&quot;&quot;&quot;&amp;[.C146]&amp;&quot;&quot;&quot; label=&quot;&quot;&quot;&amp;[.C146]&amp;&quot;&quot;&quot;&quot;&amp; IF([.D146]=&quot;FK&quot;;&quot; datasource=&quot;&quot;table:&quot;&amp;VLOOKUP(&quot;Chave&quot;&amp;&quot;.&quot;&amp;[.C146];[.$Q$1:.$R$2300];2;0)&amp;&quot;&quot;&quot; bindid=&quot;&quot;id&quot;&quot; bindvalue=&quot;&quot;name&quot;&quot;&quot;;&quot;&quot;)&amp;&quot;required=&quot;&quot;&quot;&amp;IF([.H146]=&quot;Sim&quot;;&quot;true&quot;;&quot;false&quot;)&amp;&quot;&quot;&quot; /&gt;&quot;;&quot;&quot;)&amp;IF(AND([.A146]=&quot;Chave&quot;;[.A145]=&quot;Campo&quot;);&quot;&lt;/Form&gt;&quot;;&quot;&quot;)">
            <text:p/>
          </table:table-cell>
          <table:table-cell table:style-name="ce27" table:formula="of:=IF([.A146]&lt;&gt;&quot;&quot;;[.A146]&amp;&quot;.&quot;&amp;[.C146];&quot;&quot;)">
            <text:p/>
          </table:table-cell>
          <table:table-cell table:style-name="ce27" table:formula="of:=IF([.A146]&lt;&gt;&quot;&quot;;[.F146];&quot;&quot;)">
            <text:p/>
          </table:table-cell>
        </table:table-row>
        <table:table-row table:style-name="ro1">
          <table:table-cell table:formula="of:=IF([Campos.A147]=&quot;&quot;;&quot;&quot;;[Campos.A147])">
            <text:p/>
          </table:table-cell>
          <table:table-cell table:formula="of:=IF([Campos.B147]=&quot;&quot;;&quot;&quot;;[Campos.B147])">
            <text:p/>
          </table:table-cell>
          <table:table-cell table:formula="of:=IF([Campos.C147]=&quot;&quot;;&quot;&quot;;[Campos.C147])">
            <text:p/>
          </table:table-cell>
          <table:table-cell table:formula="of:=IF([Campos.D147]=&quot;&quot;;&quot;&quot;;[Campos.D147])">
            <text:p/>
          </table:table-cell>
          <table:table-cell table:style-name="ce24" table:formula="of:=IF([.A147]=&quot;Chave&quot;;SUBSTITUTE([.C147];&quot;,&quot;;&quot;_&quot;)&amp;ROW([.C147]);[.C147])">
            <text:p/>
          </table:table-cell>
          <table:table-cell table:formula="of:=IF([Campos.F147]=&quot;&quot;;&quot;&quot;;[Campos.F147])">
            <text:p/>
          </table:table-cell>
          <table:table-cell table:formula="of:=IF([Campos.G147]=&quot;&quot;;&quot;&quot;;[Campos.G147])">
            <text:p/>
          </table:table-cell>
          <table:table-cell table:formula="of:=IF([Campos.H147]=&quot;&quot;;&quot;&quot;;[Campos.H147])">
            <text:p/>
          </table:table-cell>
          <table:table-cell table:formula="of:=IF([Campos.E147]=&quot;&quot;;&quot;&quot;;[Campos.E147])">
            <text:p/>
          </table:table-cell>
          <table:table-cell table:formula="of:=IF([Campos.I147]=&quot;&quot;;&quot;&quot;;[Campos.I147])">
            <text:p/>
          </table:table-cell>
          <table:table-cell table:formula="of:=IF([.B147]=&quot;&quot;;&quot;&quot;;VLOOKUP([.B147];[$Tabelas.$A$1:.$B$136];2;0))">
            <text:p/>
          </table:table-cell>
          <table:table-cell table:formula="of:=IF([.A147]=&quot;Campo&quot;;IF([.A147]=&quot;&quot;;&quot;&quot;;IF([.A147]&lt;&gt;[.A146];&quot;&quot;;&quot;PREVIOUS=&quot;&quot;&quot;&amp;[.C146]&amp;&quot;&quot;&quot; &quot;) &amp; IF([.A147]&lt;&gt;[.A148];&quot;&quot;;&quot;NEXT=&quot;&quot;&quot;&amp;[.C148]&amp;&quot;&quot;&quot;&quot;));IF([.A147]=&quot;&quot;;&quot;&quot;;IF([.A147]&lt;&gt;[.A146];&quot;&quot;;&quot;PREVIOUS=&quot;&quot;&quot;&amp;[.E146]&amp;&quot;&quot;&quot; &quot;) &amp; IF([.A147]&lt;&gt;[.A148];&quot;&quot;;&quot;NEXT=&quot;&quot;&quot;&amp;[.E148]&amp;&quot;&quot;&quot;&quot;)))">
            <text:p/>
          </table:table-cell>
          <table:table-cell table:formula="of:=IF([.B147]=&quot;&quot;;&quot;&quot;;VLOOKUP([.B147];[$Tabelas.$A$1:.$C$136];3;0))">
            <text:p/>
          </table:table-cell>
          <table:table-cell table:formula="of:=IF([.A147]=&quot;Campo&quot;; IF(ISERROR(VLOOKUP([.F147];[$Auxiliar.$A$1:.$E$17];5;0));&quot;TYPE=&quot;&quot;&quot;&amp;[.F147]&amp;&quot;&quot;&quot; LENGTH=&quot;&quot;&quot;&amp;[.G147]&amp;&quot;&quot;&quot; &quot;;VLOOKUP([.F147];[$Auxiliar.$A$1:.$E$17];5;0)) &amp; IF(AND([.A147]=&quot;Campo&quot;;[.D147]=&quot;PK&quot;); IF([.I147]=&quot;Sim&quot;;&quot; SEQUENCE=&quot;&quot;true&quot;&quot;&quot;;&quot; SEQUENCE=&quot;&quot;false&quot;&quot;&quot;);&quot;&quot;)&amp;IF([.H147]&lt;&gt;&quot;&quot;;&quot; NOTNULL=&quot;&quot;&quot;&amp;IF([.H147]=&quot;Sim&quot;;&quot;true&quot;;&quot;false&quot;)&amp;&quot;&quot;&quot;&quot;;&quot;&quot;);&quot;&quot;)">
            <text:p/>
          </table:table-cell>
          <table:table-cell table:style-name="ce26" table:formula="of:=IF(AND([.B147]&lt;&gt;[.B146];[.B147]&lt;&gt;&quot;&quot;);&quot;&lt;TABLE NAME=&quot;&quot;&quot;&amp;[.B147]&amp;&quot;&quot;&quot; COMMENT=&quot;&quot;&quot;&amp;[.K147]&amp;&quot;&quot;&quot; &quot;&amp; [.M147] &amp;&quot;&gt;&lt;FIELDS&gt;&quot;;&quot;&quot;) &amp; IF(AND([.A147]=&quot;Chave&quot;;[.A146]=&quot;Campo&quot;);&quot;&lt;KEYS&gt;&quot;;&quot;&quot;) &amp; IF([.A147]=&quot;Chave&quot;;&quot;&lt;KEY NAME=&quot;&quot;&quot;&amp;[.E147]&amp;&quot;&quot;&quot; TYPE=&quot;&quot;&quot;&amp;IF([.D147]=&quot;PK&quot;;&quot;primary&quot;;&quot;foreign&quot;)&amp;&quot;&quot;&quot; FIELDS=&quot;&quot;&quot;&amp;[.C147]&amp;&quot;&quot;&quot;&quot;&amp;IF([.D147]=&quot;FK&quot;;&quot; REFTABLE=&quot;&quot;&quot;&amp;[.F147]&amp;&quot;&quot;&quot; REFFIELDS=&quot;&quot;&quot;&amp;[.G147]&amp;&quot;&quot;&quot;&quot;;&quot;&quot;)&amp;&quot; &quot;&amp;[.L147]&amp;&quot; COMMENT=&quot;&quot;&quot;&amp;[.J147]&amp;&quot;&quot;&quot;&quot;&amp;IF(AND([.A147]=&quot;Campo&quot;;[.D147]=&quot;PK&quot;);&quot; SEQUENCE=&quot;&quot;true&quot;&quot;&quot;;&quot;&quot;)&amp;&quot;/&gt;&quot;;&quot;&quot;) &amp; IF([.A147]=&quot;Campo&quot;;&quot;&lt;FIELD NAME=&quot;&quot;&quot;&amp;[.C147]&amp;&quot;&quot;&quot; &quot;&amp;[.N147]&amp;&quot; &quot;&amp;[.L147]&amp;IF(AND([.A147]=&quot;Campo&quot;;[.D147]&lt;&gt;&quot;PK&quot;);&quot; SEQUENCE=&quot;&quot;false&quot;&quot; &quot;;&quot;&quot;)&amp;&quot; COMMENT=&quot;&quot;&quot;&amp;[.J147]&amp;&quot;&quot;&quot;/&gt;&quot;;&quot;&quot;) &amp; IF(AND([.A147]=&quot;Campo&quot;;[.A148]=&quot;Chave&quot;);&quot;&lt;/FIELDS&gt;&quot;;&quot;&quot;) &amp; IF(AND([.A147]=&quot;Chave&quot;;[.A148]&lt;&gt;&quot;Chave&quot;);&quot;&lt;/KEYS&gt;&quot;;&quot;&quot;) &amp; IF([.B147]&lt;&gt;[.B148];&quot;&lt;/TABLE&gt;&quot;;&quot;&quot;) &amp; IF(AND([.A147]=&quot;&quot;;[.A146]&lt;&gt;&quot;&quot;);&quot;&lt;/TABLES&gt;&lt;/XMLDB&gt;&quot;;&quot;&quot;)">
            <text:p/>
          </table:table-cell>
          <table:table-cell table:style-name="ce27" table:formula="of:=IF(AND([.A147]=&quot;Campo&quot;;[.A147]&lt;&gt;[.A146]);&quot;&lt;Form name=&quot;&quot;newRecord&quot;&quot;&gt;&quot;;&quot;&quot;)&amp;IF([.A147]=&quot;Campo&quot;;&quot;&lt;&quot;&amp;IF([.D147]=&quot;FK&quot;;&quot;Select &quot;;VLOOKUP([.F147];[$Auxiliar.$A$27:.$B$48];2;0))&amp;&quot; id=&quot;&quot;&quot;&amp;[.C147]&amp;&quot;&quot;&quot; label=&quot;&quot;&quot;&amp;[.C147]&amp;&quot;&quot;&quot;&quot;&amp; IF([.D147]=&quot;FK&quot;;&quot; datasource=&quot;&quot;table:&quot;&amp;VLOOKUP(&quot;Chave&quot;&amp;&quot;.&quot;&amp;[.C147];[.$Q$1:.$R$2300];2;0)&amp;&quot;&quot;&quot; bindid=&quot;&quot;id&quot;&quot; bindvalue=&quot;&quot;name&quot;&quot;&quot;;&quot;&quot;)&amp;&quot;required=&quot;&quot;&quot;&amp;IF([.H147]=&quot;Sim&quot;;&quot;true&quot;;&quot;false&quot;)&amp;&quot;&quot;&quot; /&gt;&quot;;&quot;&quot;)&amp;IF(AND([.A147]=&quot;Chave&quot;;[.A146]=&quot;Campo&quot;);&quot;&lt;/Form&gt;&quot;;&quot;&quot;)">
            <text:p/>
          </table:table-cell>
          <table:table-cell table:style-name="ce27" table:formula="of:=IF([.A147]&lt;&gt;&quot;&quot;;[.A147]&amp;&quot;.&quot;&amp;[.C147];&quot;&quot;)">
            <text:p/>
          </table:table-cell>
          <table:table-cell table:style-name="ce27" table:formula="of:=IF([.A147]&lt;&gt;&quot;&quot;;[.F147];&quot;&quot;)">
            <text:p/>
          </table:table-cell>
        </table:table-row>
        <table:table-row table:style-name="ro1">
          <table:table-cell table:formula="of:=IF([Campos.A148]=&quot;&quot;;&quot;&quot;;[Campos.A148])">
            <text:p/>
          </table:table-cell>
          <table:table-cell table:formula="of:=IF([Campos.B148]=&quot;&quot;;&quot;&quot;;[Campos.B148])">
            <text:p/>
          </table:table-cell>
          <table:table-cell table:formula="of:=IF([Campos.C148]=&quot;&quot;;&quot;&quot;;[Campos.C148])">
            <text:p/>
          </table:table-cell>
          <table:table-cell table:formula="of:=IF([Campos.D148]=&quot;&quot;;&quot;&quot;;[Campos.D148])">
            <text:p/>
          </table:table-cell>
          <table:table-cell table:style-name="ce24" table:formula="of:=IF([.A148]=&quot;Chave&quot;;SUBSTITUTE([.C148];&quot;,&quot;;&quot;_&quot;)&amp;ROW([.C148]);[.C148])">
            <text:p/>
          </table:table-cell>
          <table:table-cell table:formula="of:=IF([Campos.F148]=&quot;&quot;;&quot;&quot;;[Campos.F148])">
            <text:p/>
          </table:table-cell>
          <table:table-cell table:formula="of:=IF([Campos.G148]=&quot;&quot;;&quot;&quot;;[Campos.G148])">
            <text:p/>
          </table:table-cell>
          <table:table-cell table:formula="of:=IF([Campos.H148]=&quot;&quot;;&quot;&quot;;[Campos.H148])">
            <text:p/>
          </table:table-cell>
          <table:table-cell table:formula="of:=IF([Campos.E148]=&quot;&quot;;&quot;&quot;;[Campos.E148])">
            <text:p/>
          </table:table-cell>
          <table:table-cell table:formula="of:=IF([Campos.I148]=&quot;&quot;;&quot;&quot;;[Campos.I148])">
            <text:p/>
          </table:table-cell>
          <table:table-cell table:formula="of:=IF([.B148]=&quot;&quot;;&quot;&quot;;VLOOKUP([.B148];[$Tabelas.$A$1:.$B$136];2;0))">
            <text:p/>
          </table:table-cell>
          <table:table-cell table:formula="of:=IF([.A148]=&quot;Campo&quot;;IF([.A148]=&quot;&quot;;&quot;&quot;;IF([.A148]&lt;&gt;[.A147];&quot;&quot;;&quot;PREVIOUS=&quot;&quot;&quot;&amp;[.C147]&amp;&quot;&quot;&quot; &quot;) &amp; IF([.A148]&lt;&gt;[.A149];&quot;&quot;;&quot;NEXT=&quot;&quot;&quot;&amp;[.C149]&amp;&quot;&quot;&quot;&quot;));IF([.A148]=&quot;&quot;;&quot;&quot;;IF([.A148]&lt;&gt;[.A147];&quot;&quot;;&quot;PREVIOUS=&quot;&quot;&quot;&amp;[.E147]&amp;&quot;&quot;&quot; &quot;) &amp; IF([.A148]&lt;&gt;[.A149];&quot;&quot;;&quot;NEXT=&quot;&quot;&quot;&amp;[.E149]&amp;&quot;&quot;&quot;&quot;)))">
            <text:p/>
          </table:table-cell>
          <table:table-cell table:formula="of:=IF([.B148]=&quot;&quot;;&quot;&quot;;VLOOKUP([.B148];[$Tabelas.$A$1:.$C$136];3;0))">
            <text:p/>
          </table:table-cell>
          <table:table-cell table:formula="of:=IF([.A148]=&quot;Campo&quot;; IF(ISERROR(VLOOKUP([.F148];[$Auxiliar.$A$1:.$E$17];5;0));&quot;TYPE=&quot;&quot;&quot;&amp;[.F148]&amp;&quot;&quot;&quot; LENGTH=&quot;&quot;&quot;&amp;[.G148]&amp;&quot;&quot;&quot; &quot;;VLOOKUP([.F148];[$Auxiliar.$A$1:.$E$17];5;0)) &amp; IF(AND([.A148]=&quot;Campo&quot;;[.D148]=&quot;PK&quot;); IF([.I148]=&quot;Sim&quot;;&quot; SEQUENCE=&quot;&quot;true&quot;&quot;&quot;;&quot; SEQUENCE=&quot;&quot;false&quot;&quot;&quot;);&quot;&quot;)&amp;IF([.H148]&lt;&gt;&quot;&quot;;&quot; NOTNULL=&quot;&quot;&quot;&amp;IF([.H148]=&quot;Sim&quot;;&quot;true&quot;;&quot;false&quot;)&amp;&quot;&quot;&quot;&quot;;&quot;&quot;);&quot;&quot;)">
            <text:p/>
          </table:table-cell>
          <table:table-cell table:style-name="ce26" table:formula="of:=IF(AND([.B148]&lt;&gt;[.B147];[.B148]&lt;&gt;&quot;&quot;);&quot;&lt;TABLE NAME=&quot;&quot;&quot;&amp;[.B148]&amp;&quot;&quot;&quot; COMMENT=&quot;&quot;&quot;&amp;[.K148]&amp;&quot;&quot;&quot; &quot;&amp; [.M148] &amp;&quot;&gt;&lt;FIELDS&gt;&quot;;&quot;&quot;) &amp; IF(AND([.A148]=&quot;Chave&quot;;[.A147]=&quot;Campo&quot;);&quot;&lt;KEYS&gt;&quot;;&quot;&quot;) &amp; IF([.A148]=&quot;Chave&quot;;&quot;&lt;KEY NAME=&quot;&quot;&quot;&amp;[.E148]&amp;&quot;&quot;&quot; TYPE=&quot;&quot;&quot;&amp;IF([.D148]=&quot;PK&quot;;&quot;primary&quot;;&quot;foreign&quot;)&amp;&quot;&quot;&quot; FIELDS=&quot;&quot;&quot;&amp;[.C148]&amp;&quot;&quot;&quot;&quot;&amp;IF([.D148]=&quot;FK&quot;;&quot; REFTABLE=&quot;&quot;&quot;&amp;[.F148]&amp;&quot;&quot;&quot; REFFIELDS=&quot;&quot;&quot;&amp;[.G148]&amp;&quot;&quot;&quot;&quot;;&quot;&quot;)&amp;&quot; &quot;&amp;[.L148]&amp;&quot; COMMENT=&quot;&quot;&quot;&amp;[.J148]&amp;&quot;&quot;&quot;&quot;&amp;IF(AND([.A148]=&quot;Campo&quot;;[.D148]=&quot;PK&quot;);&quot; SEQUENCE=&quot;&quot;true&quot;&quot;&quot;;&quot;&quot;)&amp;&quot;/&gt;&quot;;&quot;&quot;) &amp; IF([.A148]=&quot;Campo&quot;;&quot;&lt;FIELD NAME=&quot;&quot;&quot;&amp;[.C148]&amp;&quot;&quot;&quot; &quot;&amp;[.N148]&amp;&quot; &quot;&amp;[.L148]&amp;IF(AND([.A148]=&quot;Campo&quot;;[.D148]&lt;&gt;&quot;PK&quot;);&quot; SEQUENCE=&quot;&quot;false&quot;&quot; &quot;;&quot;&quot;)&amp;&quot; COMMENT=&quot;&quot;&quot;&amp;[.J148]&amp;&quot;&quot;&quot;/&gt;&quot;;&quot;&quot;) &amp; IF(AND([.A148]=&quot;Campo&quot;;[.A149]=&quot;Chave&quot;);&quot;&lt;/FIELDS&gt;&quot;;&quot;&quot;) &amp; IF(AND([.A148]=&quot;Chave&quot;;[.A149]&lt;&gt;&quot;Chave&quot;);&quot;&lt;/KEYS&gt;&quot;;&quot;&quot;) &amp; IF([.B148]&lt;&gt;[.B149];&quot;&lt;/TABLE&gt;&quot;;&quot;&quot;) &amp; IF(AND([.A148]=&quot;&quot;;[.A147]&lt;&gt;&quot;&quot;);&quot;&lt;/TABLES&gt;&lt;/XMLDB&gt;&quot;;&quot;&quot;)">
            <text:p/>
          </table:table-cell>
          <table:table-cell table:style-name="ce27" table:formula="of:=IF(AND([.A148]=&quot;Campo&quot;;[.A148]&lt;&gt;[.A147]);&quot;&lt;Form name=&quot;&quot;newRecord&quot;&quot;&gt;&quot;;&quot;&quot;)&amp;IF([.A148]=&quot;Campo&quot;;&quot;&lt;&quot;&amp;IF([.D148]=&quot;FK&quot;;&quot;Select &quot;;VLOOKUP([.F148];[$Auxiliar.$A$27:.$B$48];2;0))&amp;&quot; id=&quot;&quot;&quot;&amp;[.C148]&amp;&quot;&quot;&quot; label=&quot;&quot;&quot;&amp;[.C148]&amp;&quot;&quot;&quot;&quot;&amp; IF([.D148]=&quot;FK&quot;;&quot; datasource=&quot;&quot;table:&quot;&amp;VLOOKUP(&quot;Chave&quot;&amp;&quot;.&quot;&amp;[.C148];[.$Q$1:.$R$2300];2;0)&amp;&quot;&quot;&quot; bindid=&quot;&quot;id&quot;&quot; bindvalue=&quot;&quot;name&quot;&quot;&quot;;&quot;&quot;)&amp;&quot;required=&quot;&quot;&quot;&amp;IF([.H148]=&quot;Sim&quot;;&quot;true&quot;;&quot;false&quot;)&amp;&quot;&quot;&quot; /&gt;&quot;;&quot;&quot;)&amp;IF(AND([.A148]=&quot;Chave&quot;;[.A147]=&quot;Campo&quot;);&quot;&lt;/Form&gt;&quot;;&quot;&quot;)">
            <text:p/>
          </table:table-cell>
          <table:table-cell table:style-name="ce27" table:formula="of:=IF([.A148]&lt;&gt;&quot;&quot;;[.A148]&amp;&quot;.&quot;&amp;[.C148];&quot;&quot;)">
            <text:p/>
          </table:table-cell>
          <table:table-cell table:style-name="ce27" table:formula="of:=IF([.A148]&lt;&gt;&quot;&quot;;[.F148];&quot;&quot;)">
            <text:p/>
          </table:table-cell>
        </table:table-row>
        <table:table-row table:style-name="ro1">
          <table:table-cell table:formula="of:=IF([Campos.A149]=&quot;&quot;;&quot;&quot;;[Campos.A149])">
            <text:p/>
          </table:table-cell>
          <table:table-cell table:formula="of:=IF([Campos.B149]=&quot;&quot;;&quot;&quot;;[Campos.B149])">
            <text:p/>
          </table:table-cell>
          <table:table-cell table:formula="of:=IF([Campos.C149]=&quot;&quot;;&quot;&quot;;[Campos.C149])">
            <text:p/>
          </table:table-cell>
          <table:table-cell table:formula="of:=IF([Campos.D149]=&quot;&quot;;&quot;&quot;;[Campos.D149])">
            <text:p/>
          </table:table-cell>
          <table:table-cell table:style-name="ce24" table:formula="of:=IF([.A149]=&quot;Chave&quot;;SUBSTITUTE([.C149];&quot;,&quot;;&quot;_&quot;)&amp;ROW([.C149]);[.C149])">
            <text:p/>
          </table:table-cell>
          <table:table-cell table:formula="of:=IF([Campos.F149]=&quot;&quot;;&quot;&quot;;[Campos.F149])">
            <text:p/>
          </table:table-cell>
          <table:table-cell table:formula="of:=IF([Campos.G149]=&quot;&quot;;&quot;&quot;;[Campos.G149])">
            <text:p/>
          </table:table-cell>
          <table:table-cell table:formula="of:=IF([Campos.H149]=&quot;&quot;;&quot;&quot;;[Campos.H149])">
            <text:p/>
          </table:table-cell>
          <table:table-cell table:formula="of:=IF([Campos.E149]=&quot;&quot;;&quot;&quot;;[Campos.E149])">
            <text:p/>
          </table:table-cell>
          <table:table-cell table:formula="of:=IF([Campos.I149]=&quot;&quot;;&quot;&quot;;[Campos.I149])">
            <text:p/>
          </table:table-cell>
          <table:table-cell table:formula="of:=IF([.B149]=&quot;&quot;;&quot;&quot;;VLOOKUP([.B149];[$Tabelas.$A$1:.$B$136];2;0))">
            <text:p/>
          </table:table-cell>
          <table:table-cell table:formula="of:=IF([.A149]=&quot;Campo&quot;;IF([.A149]=&quot;&quot;;&quot;&quot;;IF([.A149]&lt;&gt;[.A148];&quot;&quot;;&quot;PREVIOUS=&quot;&quot;&quot;&amp;[.C148]&amp;&quot;&quot;&quot; &quot;) &amp; IF([.A149]&lt;&gt;[.A150];&quot;&quot;;&quot;NEXT=&quot;&quot;&quot;&amp;[.C150]&amp;&quot;&quot;&quot;&quot;));IF([.A149]=&quot;&quot;;&quot;&quot;;IF([.A149]&lt;&gt;[.A148];&quot;&quot;;&quot;PREVIOUS=&quot;&quot;&quot;&amp;[.E148]&amp;&quot;&quot;&quot; &quot;) &amp; IF([.A149]&lt;&gt;[.A150];&quot;&quot;;&quot;NEXT=&quot;&quot;&quot;&amp;[.E150]&amp;&quot;&quot;&quot;&quot;)))">
            <text:p/>
          </table:table-cell>
          <table:table-cell table:formula="of:=IF([.B149]=&quot;&quot;;&quot;&quot;;VLOOKUP([.B149];[$Tabelas.$A$1:.$C$136];3;0))">
            <text:p/>
          </table:table-cell>
          <table:table-cell table:formula="of:=IF([.A149]=&quot;Campo&quot;; IF(ISERROR(VLOOKUP([.F149];[$Auxiliar.$A$1:.$E$17];5;0));&quot;TYPE=&quot;&quot;&quot;&amp;[.F149]&amp;&quot;&quot;&quot; LENGTH=&quot;&quot;&quot;&amp;[.G149]&amp;&quot;&quot;&quot; &quot;;VLOOKUP([.F149];[$Auxiliar.$A$1:.$E$17];5;0)) &amp; IF(AND([.A149]=&quot;Campo&quot;;[.D149]=&quot;PK&quot;); IF([.I149]=&quot;Sim&quot;;&quot; SEQUENCE=&quot;&quot;true&quot;&quot;&quot;;&quot; SEQUENCE=&quot;&quot;false&quot;&quot;&quot;);&quot;&quot;)&amp;IF([.H149]&lt;&gt;&quot;&quot;;&quot; NOTNULL=&quot;&quot;&quot;&amp;IF([.H149]=&quot;Sim&quot;;&quot;true&quot;;&quot;false&quot;)&amp;&quot;&quot;&quot;&quot;;&quot;&quot;);&quot;&quot;)">
            <text:p/>
          </table:table-cell>
          <table:table-cell table:style-name="ce26" table:formula="of:=IF(AND([.B149]&lt;&gt;[.B148];[.B149]&lt;&gt;&quot;&quot;);&quot;&lt;TABLE NAME=&quot;&quot;&quot;&amp;[.B149]&amp;&quot;&quot;&quot; COMMENT=&quot;&quot;&quot;&amp;[.K149]&amp;&quot;&quot;&quot; &quot;&amp; [.M149] &amp;&quot;&gt;&lt;FIELDS&gt;&quot;;&quot;&quot;) &amp; IF(AND([.A149]=&quot;Chave&quot;;[.A148]=&quot;Campo&quot;);&quot;&lt;KEYS&gt;&quot;;&quot;&quot;) &amp; IF([.A149]=&quot;Chave&quot;;&quot;&lt;KEY NAME=&quot;&quot;&quot;&amp;[.E149]&amp;&quot;&quot;&quot; TYPE=&quot;&quot;&quot;&amp;IF([.D149]=&quot;PK&quot;;&quot;primary&quot;;&quot;foreign&quot;)&amp;&quot;&quot;&quot; FIELDS=&quot;&quot;&quot;&amp;[.C149]&amp;&quot;&quot;&quot;&quot;&amp;IF([.D149]=&quot;FK&quot;;&quot; REFTABLE=&quot;&quot;&quot;&amp;[.F149]&amp;&quot;&quot;&quot; REFFIELDS=&quot;&quot;&quot;&amp;[.G149]&amp;&quot;&quot;&quot;&quot;;&quot;&quot;)&amp;&quot; &quot;&amp;[.L149]&amp;&quot; COMMENT=&quot;&quot;&quot;&amp;[.J149]&amp;&quot;&quot;&quot;&quot;&amp;IF(AND([.A149]=&quot;Campo&quot;;[.D149]=&quot;PK&quot;);&quot; SEQUENCE=&quot;&quot;true&quot;&quot;&quot;;&quot;&quot;)&amp;&quot;/&gt;&quot;;&quot;&quot;) &amp; IF([.A149]=&quot;Campo&quot;;&quot;&lt;FIELD NAME=&quot;&quot;&quot;&amp;[.C149]&amp;&quot;&quot;&quot; &quot;&amp;[.N149]&amp;&quot; &quot;&amp;[.L149]&amp;IF(AND([.A149]=&quot;Campo&quot;;[.D149]&lt;&gt;&quot;PK&quot;);&quot; SEQUENCE=&quot;&quot;false&quot;&quot; &quot;;&quot;&quot;)&amp;&quot; COMMENT=&quot;&quot;&quot;&amp;[.J149]&amp;&quot;&quot;&quot;/&gt;&quot;;&quot;&quot;) &amp; IF(AND([.A149]=&quot;Campo&quot;;[.A150]=&quot;Chave&quot;);&quot;&lt;/FIELDS&gt;&quot;;&quot;&quot;) &amp; IF(AND([.A149]=&quot;Chave&quot;;[.A150]&lt;&gt;&quot;Chave&quot;);&quot;&lt;/KEYS&gt;&quot;;&quot;&quot;) &amp; IF([.B149]&lt;&gt;[.B150];&quot;&lt;/TABLE&gt;&quot;;&quot;&quot;) &amp; IF(AND([.A149]=&quot;&quot;;[.A148]&lt;&gt;&quot;&quot;);&quot;&lt;/TABLES&gt;&lt;/XMLDB&gt;&quot;;&quot;&quot;)">
            <text:p/>
          </table:table-cell>
          <table:table-cell table:style-name="ce27" table:formula="of:=IF(AND([.A149]=&quot;Campo&quot;;[.A149]&lt;&gt;[.A148]);&quot;&lt;Form name=&quot;&quot;newRecord&quot;&quot;&gt;&quot;;&quot;&quot;)&amp;IF([.A149]=&quot;Campo&quot;;&quot;&lt;&quot;&amp;IF([.D149]=&quot;FK&quot;;&quot;Select &quot;;VLOOKUP([.F149];[$Auxiliar.$A$27:.$B$48];2;0))&amp;&quot; id=&quot;&quot;&quot;&amp;[.C149]&amp;&quot;&quot;&quot; label=&quot;&quot;&quot;&amp;[.C149]&amp;&quot;&quot;&quot;&quot;&amp; IF([.D149]=&quot;FK&quot;;&quot; datasource=&quot;&quot;table:&quot;&amp;VLOOKUP(&quot;Chave&quot;&amp;&quot;.&quot;&amp;[.C149];[.$Q$1:.$R$2300];2;0)&amp;&quot;&quot;&quot; bindid=&quot;&quot;id&quot;&quot; bindvalue=&quot;&quot;name&quot;&quot;&quot;;&quot;&quot;)&amp;&quot;required=&quot;&quot;&quot;&amp;IF([.H149]=&quot;Sim&quot;;&quot;true&quot;;&quot;false&quot;)&amp;&quot;&quot;&quot; /&gt;&quot;;&quot;&quot;)&amp;IF(AND([.A149]=&quot;Chave&quot;;[.A148]=&quot;Campo&quot;);&quot;&lt;/Form&gt;&quot;;&quot;&quot;)">
            <text:p/>
          </table:table-cell>
          <table:table-cell table:style-name="ce27" table:formula="of:=IF([.A149]&lt;&gt;&quot;&quot;;[.A149]&amp;&quot;.&quot;&amp;[.C149];&quot;&quot;)">
            <text:p/>
          </table:table-cell>
          <table:table-cell table:style-name="ce27" table:formula="of:=IF([.A149]&lt;&gt;&quot;&quot;;[.F149];&quot;&quot;)">
            <text:p/>
          </table:table-cell>
        </table:table-row>
        <table:table-row table:style-name="ro1">
          <table:table-cell table:formula="of:=IF([Campos.A150]=&quot;&quot;;&quot;&quot;;[Campos.A150])">
            <text:p/>
          </table:table-cell>
          <table:table-cell table:formula="of:=IF([Campos.B150]=&quot;&quot;;&quot;&quot;;[Campos.B150])">
            <text:p/>
          </table:table-cell>
          <table:table-cell table:formula="of:=IF([Campos.C150]=&quot;&quot;;&quot;&quot;;[Campos.C150])">
            <text:p/>
          </table:table-cell>
          <table:table-cell table:formula="of:=IF([Campos.D150]=&quot;&quot;;&quot;&quot;;[Campos.D150])">
            <text:p/>
          </table:table-cell>
          <table:table-cell table:style-name="ce24" table:formula="of:=IF([.A150]=&quot;Chave&quot;;SUBSTITUTE([.C150];&quot;,&quot;;&quot;_&quot;)&amp;ROW([.C150]);[.C150])">
            <text:p/>
          </table:table-cell>
          <table:table-cell table:formula="of:=IF([Campos.F150]=&quot;&quot;;&quot;&quot;;[Campos.F150])">
            <text:p/>
          </table:table-cell>
          <table:table-cell table:formula="of:=IF([Campos.G150]=&quot;&quot;;&quot;&quot;;[Campos.G150])">
            <text:p/>
          </table:table-cell>
          <table:table-cell table:formula="of:=IF([Campos.H150]=&quot;&quot;;&quot;&quot;;[Campos.H150])">
            <text:p/>
          </table:table-cell>
          <table:table-cell table:formula="of:=IF([Campos.E150]=&quot;&quot;;&quot;&quot;;[Campos.E150])">
            <text:p/>
          </table:table-cell>
          <table:table-cell table:formula="of:=IF([Campos.I150]=&quot;&quot;;&quot;&quot;;[Campos.I150])">
            <text:p/>
          </table:table-cell>
          <table:table-cell table:formula="of:=IF([.B150]=&quot;&quot;;&quot;&quot;;VLOOKUP([.B150];[$Tabelas.$A$1:.$B$136];2;0))">
            <text:p/>
          </table:table-cell>
          <table:table-cell table:formula="of:=IF([.A150]=&quot;Campo&quot;;IF([.A150]=&quot;&quot;;&quot;&quot;;IF([.A150]&lt;&gt;[.A149];&quot;&quot;;&quot;PREVIOUS=&quot;&quot;&quot;&amp;[.C149]&amp;&quot;&quot;&quot; &quot;) &amp; IF([.A150]&lt;&gt;[.A151];&quot;&quot;;&quot;NEXT=&quot;&quot;&quot;&amp;[.C151]&amp;&quot;&quot;&quot;&quot;));IF([.A150]=&quot;&quot;;&quot;&quot;;IF([.A150]&lt;&gt;[.A149];&quot;&quot;;&quot;PREVIOUS=&quot;&quot;&quot;&amp;[.E149]&amp;&quot;&quot;&quot; &quot;) &amp; IF([.A150]&lt;&gt;[.A151];&quot;&quot;;&quot;NEXT=&quot;&quot;&quot;&amp;[.E151]&amp;&quot;&quot;&quot;&quot;)))">
            <text:p/>
          </table:table-cell>
          <table:table-cell table:formula="of:=IF([.B150]=&quot;&quot;;&quot;&quot;;VLOOKUP([.B150];[$Tabelas.$A$1:.$C$136];3;0))">
            <text:p/>
          </table:table-cell>
          <table:table-cell table:formula="of:=IF([.A150]=&quot;Campo&quot;; IF(ISERROR(VLOOKUP([.F150];[$Auxiliar.$A$1:.$E$17];5;0));&quot;TYPE=&quot;&quot;&quot;&amp;[.F150]&amp;&quot;&quot;&quot; LENGTH=&quot;&quot;&quot;&amp;[.G150]&amp;&quot;&quot;&quot; &quot;;VLOOKUP([.F150];[$Auxiliar.$A$1:.$E$17];5;0)) &amp; IF(AND([.A150]=&quot;Campo&quot;;[.D150]=&quot;PK&quot;); IF([.I150]=&quot;Sim&quot;;&quot; SEQUENCE=&quot;&quot;true&quot;&quot;&quot;;&quot; SEQUENCE=&quot;&quot;false&quot;&quot;&quot;);&quot;&quot;)&amp;IF([.H150]&lt;&gt;&quot;&quot;;&quot; NOTNULL=&quot;&quot;&quot;&amp;IF([.H150]=&quot;Sim&quot;;&quot;true&quot;;&quot;false&quot;)&amp;&quot;&quot;&quot;&quot;;&quot;&quot;);&quot;&quot;)">
            <text:p/>
          </table:table-cell>
          <table:table-cell table:style-name="ce26" table:formula="of:=IF(AND([.B150]&lt;&gt;[.B149];[.B150]&lt;&gt;&quot;&quot;);&quot;&lt;TABLE NAME=&quot;&quot;&quot;&amp;[.B150]&amp;&quot;&quot;&quot; COMMENT=&quot;&quot;&quot;&amp;[.K150]&amp;&quot;&quot;&quot; &quot;&amp; [.M150] &amp;&quot;&gt;&lt;FIELDS&gt;&quot;;&quot;&quot;) &amp; IF(AND([.A150]=&quot;Chave&quot;;[.A149]=&quot;Campo&quot;);&quot;&lt;KEYS&gt;&quot;;&quot;&quot;) &amp; IF([.A150]=&quot;Chave&quot;;&quot;&lt;KEY NAME=&quot;&quot;&quot;&amp;[.E150]&amp;&quot;&quot;&quot; TYPE=&quot;&quot;&quot;&amp;IF([.D150]=&quot;PK&quot;;&quot;primary&quot;;&quot;foreign&quot;)&amp;&quot;&quot;&quot; FIELDS=&quot;&quot;&quot;&amp;[.C150]&amp;&quot;&quot;&quot;&quot;&amp;IF([.D150]=&quot;FK&quot;;&quot; REFTABLE=&quot;&quot;&quot;&amp;[.F150]&amp;&quot;&quot;&quot; REFFIELDS=&quot;&quot;&quot;&amp;[.G150]&amp;&quot;&quot;&quot;&quot;;&quot;&quot;)&amp;&quot; &quot;&amp;[.L150]&amp;&quot; COMMENT=&quot;&quot;&quot;&amp;[.J150]&amp;&quot;&quot;&quot;&quot;&amp;IF(AND([.A150]=&quot;Campo&quot;;[.D150]=&quot;PK&quot;);&quot; SEQUENCE=&quot;&quot;true&quot;&quot;&quot;;&quot;&quot;)&amp;&quot;/&gt;&quot;;&quot;&quot;) &amp; IF([.A150]=&quot;Campo&quot;;&quot;&lt;FIELD NAME=&quot;&quot;&quot;&amp;[.C150]&amp;&quot;&quot;&quot; &quot;&amp;[.N150]&amp;&quot; &quot;&amp;[.L150]&amp;IF(AND([.A150]=&quot;Campo&quot;;[.D150]&lt;&gt;&quot;PK&quot;);&quot; SEQUENCE=&quot;&quot;false&quot;&quot; &quot;;&quot;&quot;)&amp;&quot; COMMENT=&quot;&quot;&quot;&amp;[.J150]&amp;&quot;&quot;&quot;/&gt;&quot;;&quot;&quot;) &amp; IF(AND([.A150]=&quot;Campo&quot;;[.A151]=&quot;Chave&quot;);&quot;&lt;/FIELDS&gt;&quot;;&quot;&quot;) &amp; IF(AND([.A150]=&quot;Chave&quot;;[.A151]&lt;&gt;&quot;Chave&quot;);&quot;&lt;/KEYS&gt;&quot;;&quot;&quot;) &amp; IF([.B150]&lt;&gt;[.B151];&quot;&lt;/TABLE&gt;&quot;;&quot;&quot;) &amp; IF(AND([.A150]=&quot;&quot;;[.A149]&lt;&gt;&quot;&quot;);&quot;&lt;/TABLES&gt;&lt;/XMLDB&gt;&quot;;&quot;&quot;)">
            <text:p/>
          </table:table-cell>
          <table:table-cell table:style-name="ce27" table:formula="of:=IF(AND([.A150]=&quot;Campo&quot;;[.A150]&lt;&gt;[.A149]);&quot;&lt;Form name=&quot;&quot;newRecord&quot;&quot;&gt;&quot;;&quot;&quot;)&amp;IF([.A150]=&quot;Campo&quot;;&quot;&lt;&quot;&amp;IF([.D150]=&quot;FK&quot;;&quot;Select &quot;;VLOOKUP([.F150];[$Auxiliar.$A$27:.$B$48];2;0))&amp;&quot; id=&quot;&quot;&quot;&amp;[.C150]&amp;&quot;&quot;&quot; label=&quot;&quot;&quot;&amp;[.C150]&amp;&quot;&quot;&quot;&quot;&amp; IF([.D150]=&quot;FK&quot;;&quot; datasource=&quot;&quot;table:&quot;&amp;VLOOKUP(&quot;Chave&quot;&amp;&quot;.&quot;&amp;[.C150];[.$Q$1:.$R$2300];2;0)&amp;&quot;&quot;&quot; bindid=&quot;&quot;id&quot;&quot; bindvalue=&quot;&quot;name&quot;&quot;&quot;;&quot;&quot;)&amp;&quot;required=&quot;&quot;&quot;&amp;IF([.H150]=&quot;Sim&quot;;&quot;true&quot;;&quot;false&quot;)&amp;&quot;&quot;&quot; /&gt;&quot;;&quot;&quot;)&amp;IF(AND([.A150]=&quot;Chave&quot;;[.A149]=&quot;Campo&quot;);&quot;&lt;/Form&gt;&quot;;&quot;&quot;)">
            <text:p/>
          </table:table-cell>
          <table:table-cell table:style-name="ce27" table:formula="of:=IF([.A150]&lt;&gt;&quot;&quot;;[.A150]&amp;&quot;.&quot;&amp;[.C150];&quot;&quot;)">
            <text:p/>
          </table:table-cell>
          <table:table-cell table:style-name="ce27" table:formula="of:=IF([.A150]&lt;&gt;&quot;&quot;;[.F150];&quot;&quot;)">
            <text:p/>
          </table:table-cell>
        </table:table-row>
        <table:table-row table:style-name="ro1">
          <table:table-cell table:formula="of:=IF([Campos.A151]=&quot;&quot;;&quot;&quot;;[Campos.A151])">
            <text:p/>
          </table:table-cell>
          <table:table-cell table:formula="of:=IF([Campos.B151]=&quot;&quot;;&quot;&quot;;[Campos.B151])">
            <text:p/>
          </table:table-cell>
          <table:table-cell table:formula="of:=IF([Campos.C151]=&quot;&quot;;&quot;&quot;;[Campos.C151])">
            <text:p/>
          </table:table-cell>
          <table:table-cell table:formula="of:=IF([Campos.D151]=&quot;&quot;;&quot;&quot;;[Campos.D151])">
            <text:p/>
          </table:table-cell>
          <table:table-cell table:style-name="ce24" table:formula="of:=IF([.A151]=&quot;Chave&quot;;SUBSTITUTE([.C151];&quot;,&quot;;&quot;_&quot;)&amp;ROW([.C151]);[.C151])">
            <text:p/>
          </table:table-cell>
          <table:table-cell table:formula="of:=IF([Campos.F151]=&quot;&quot;;&quot;&quot;;[Campos.F151])">
            <text:p/>
          </table:table-cell>
          <table:table-cell table:formula="of:=IF([Campos.G151]=&quot;&quot;;&quot;&quot;;[Campos.G151])">
            <text:p/>
          </table:table-cell>
          <table:table-cell table:formula="of:=IF([Campos.H151]=&quot;&quot;;&quot;&quot;;[Campos.H151])">
            <text:p/>
          </table:table-cell>
          <table:table-cell table:formula="of:=IF([Campos.E151]=&quot;&quot;;&quot;&quot;;[Campos.E151])">
            <text:p/>
          </table:table-cell>
          <table:table-cell table:formula="of:=IF([Campos.I151]=&quot;&quot;;&quot;&quot;;[Campos.I151])">
            <text:p/>
          </table:table-cell>
          <table:table-cell table:formula="of:=IF([.B151]=&quot;&quot;;&quot;&quot;;VLOOKUP([.B151];[$Tabelas.$A$1:.$B$136];2;0))">
            <text:p/>
          </table:table-cell>
          <table:table-cell table:formula="of:=IF([.A151]=&quot;Campo&quot;;IF([.A151]=&quot;&quot;;&quot;&quot;;IF([.A151]&lt;&gt;[.A150];&quot;&quot;;&quot;PREVIOUS=&quot;&quot;&quot;&amp;[.C150]&amp;&quot;&quot;&quot; &quot;) &amp; IF([.A151]&lt;&gt;[.A152];&quot;&quot;;&quot;NEXT=&quot;&quot;&quot;&amp;[.C152]&amp;&quot;&quot;&quot;&quot;));IF([.A151]=&quot;&quot;;&quot;&quot;;IF([.A151]&lt;&gt;[.A150];&quot;&quot;;&quot;PREVIOUS=&quot;&quot;&quot;&amp;[.E150]&amp;&quot;&quot;&quot; &quot;) &amp; IF([.A151]&lt;&gt;[.A152];&quot;&quot;;&quot;NEXT=&quot;&quot;&quot;&amp;[.E152]&amp;&quot;&quot;&quot;&quot;)))">
            <text:p/>
          </table:table-cell>
          <table:table-cell table:formula="of:=IF([.B151]=&quot;&quot;;&quot;&quot;;VLOOKUP([.B151];[$Tabelas.$A$1:.$C$136];3;0))">
            <text:p/>
          </table:table-cell>
          <table:table-cell table:formula="of:=IF([.A151]=&quot;Campo&quot;; IF(ISERROR(VLOOKUP([.F151];[$Auxiliar.$A$1:.$E$17];5;0));&quot;TYPE=&quot;&quot;&quot;&amp;[.F151]&amp;&quot;&quot;&quot; LENGTH=&quot;&quot;&quot;&amp;[.G151]&amp;&quot;&quot;&quot; &quot;;VLOOKUP([.F151];[$Auxiliar.$A$1:.$E$17];5;0)) &amp; IF(AND([.A151]=&quot;Campo&quot;;[.D151]=&quot;PK&quot;); IF([.I151]=&quot;Sim&quot;;&quot; SEQUENCE=&quot;&quot;true&quot;&quot;&quot;;&quot; SEQUENCE=&quot;&quot;false&quot;&quot;&quot;);&quot;&quot;)&amp;IF([.H151]&lt;&gt;&quot;&quot;;&quot; NOTNULL=&quot;&quot;&quot;&amp;IF([.H151]=&quot;Sim&quot;;&quot;true&quot;;&quot;false&quot;)&amp;&quot;&quot;&quot;&quot;;&quot;&quot;);&quot;&quot;)">
            <text:p/>
          </table:table-cell>
          <table:table-cell table:style-name="ce26" table:formula="of:=IF(AND([.B151]&lt;&gt;[.B150];[.B151]&lt;&gt;&quot;&quot;);&quot;&lt;TABLE NAME=&quot;&quot;&quot;&amp;[.B151]&amp;&quot;&quot;&quot; COMMENT=&quot;&quot;&quot;&amp;[.K151]&amp;&quot;&quot;&quot; &quot;&amp; [.M151] &amp;&quot;&gt;&lt;FIELDS&gt;&quot;;&quot;&quot;) &amp; IF(AND([.A151]=&quot;Chave&quot;;[.A150]=&quot;Campo&quot;);&quot;&lt;KEYS&gt;&quot;;&quot;&quot;) &amp; IF([.A151]=&quot;Chave&quot;;&quot;&lt;KEY NAME=&quot;&quot;&quot;&amp;[.E151]&amp;&quot;&quot;&quot; TYPE=&quot;&quot;&quot;&amp;IF([.D151]=&quot;PK&quot;;&quot;primary&quot;;&quot;foreign&quot;)&amp;&quot;&quot;&quot; FIELDS=&quot;&quot;&quot;&amp;[.C151]&amp;&quot;&quot;&quot;&quot;&amp;IF([.D151]=&quot;FK&quot;;&quot; REFTABLE=&quot;&quot;&quot;&amp;[.F151]&amp;&quot;&quot;&quot; REFFIELDS=&quot;&quot;&quot;&amp;[.G151]&amp;&quot;&quot;&quot;&quot;;&quot;&quot;)&amp;&quot; &quot;&amp;[.L151]&amp;&quot; COMMENT=&quot;&quot;&quot;&amp;[.J151]&amp;&quot;&quot;&quot;&quot;&amp;IF(AND([.A151]=&quot;Campo&quot;;[.D151]=&quot;PK&quot;);&quot; SEQUENCE=&quot;&quot;true&quot;&quot;&quot;;&quot;&quot;)&amp;&quot;/&gt;&quot;;&quot;&quot;) &amp; IF([.A151]=&quot;Campo&quot;;&quot;&lt;FIELD NAME=&quot;&quot;&quot;&amp;[.C151]&amp;&quot;&quot;&quot; &quot;&amp;[.N151]&amp;&quot; &quot;&amp;[.L151]&amp;IF(AND([.A151]=&quot;Campo&quot;;[.D151]&lt;&gt;&quot;PK&quot;);&quot; SEQUENCE=&quot;&quot;false&quot;&quot; &quot;;&quot;&quot;)&amp;&quot; COMMENT=&quot;&quot;&quot;&amp;[.J151]&amp;&quot;&quot;&quot;/&gt;&quot;;&quot;&quot;) &amp; IF(AND([.A151]=&quot;Campo&quot;;[.A152]=&quot;Chave&quot;);&quot;&lt;/FIELDS&gt;&quot;;&quot;&quot;) &amp; IF(AND([.A151]=&quot;Chave&quot;;[.A152]&lt;&gt;&quot;Chave&quot;);&quot;&lt;/KEYS&gt;&quot;;&quot;&quot;) &amp; IF([.B151]&lt;&gt;[.B152];&quot;&lt;/TABLE&gt;&quot;;&quot;&quot;) &amp; IF(AND([.A151]=&quot;&quot;;[.A150]&lt;&gt;&quot;&quot;);&quot;&lt;/TABLES&gt;&lt;/XMLDB&gt;&quot;;&quot;&quot;)">
            <text:p/>
          </table:table-cell>
          <table:table-cell table:style-name="ce27" table:formula="of:=IF(AND([.A151]=&quot;Campo&quot;;[.A151]&lt;&gt;[.A150]);&quot;&lt;Form name=&quot;&quot;newRecord&quot;&quot;&gt;&quot;;&quot;&quot;)&amp;IF([.A151]=&quot;Campo&quot;;&quot;&lt;&quot;&amp;IF([.D151]=&quot;FK&quot;;&quot;Select &quot;;VLOOKUP([.F151];[$Auxiliar.$A$27:.$B$48];2;0))&amp;&quot; id=&quot;&quot;&quot;&amp;[.C151]&amp;&quot;&quot;&quot; label=&quot;&quot;&quot;&amp;[.C151]&amp;&quot;&quot;&quot;&quot;&amp; IF([.D151]=&quot;FK&quot;;&quot; datasource=&quot;&quot;table:&quot;&amp;VLOOKUP(&quot;Chave&quot;&amp;&quot;.&quot;&amp;[.C151];[.$Q$1:.$R$2300];2;0)&amp;&quot;&quot;&quot; bindid=&quot;&quot;id&quot;&quot; bindvalue=&quot;&quot;name&quot;&quot;&quot;;&quot;&quot;)&amp;&quot;required=&quot;&quot;&quot;&amp;IF([.H151]=&quot;Sim&quot;;&quot;true&quot;;&quot;false&quot;)&amp;&quot;&quot;&quot; /&gt;&quot;;&quot;&quot;)&amp;IF(AND([.A151]=&quot;Chave&quot;;[.A150]=&quot;Campo&quot;);&quot;&lt;/Form&gt;&quot;;&quot;&quot;)">
            <text:p/>
          </table:table-cell>
          <table:table-cell table:style-name="ce27" table:formula="of:=IF([.A151]&lt;&gt;&quot;&quot;;[.A151]&amp;&quot;.&quot;&amp;[.C151];&quot;&quot;)">
            <text:p/>
          </table:table-cell>
          <table:table-cell table:style-name="ce27" table:formula="of:=IF([.A151]&lt;&gt;&quot;&quot;;[.F151];&quot;&quot;)">
            <text:p/>
          </table:table-cell>
        </table:table-row>
        <table:table-row table:style-name="ro1">
          <table:table-cell table:formula="of:=IF([Campos.A152]=&quot;&quot;;&quot;&quot;;[Campos.A152])">
            <text:p/>
          </table:table-cell>
          <table:table-cell table:formula="of:=IF([Campos.B152]=&quot;&quot;;&quot;&quot;;[Campos.B152])">
            <text:p/>
          </table:table-cell>
          <table:table-cell table:formula="of:=IF([Campos.C152]=&quot;&quot;;&quot;&quot;;[Campos.C152])">
            <text:p/>
          </table:table-cell>
          <table:table-cell table:formula="of:=IF([Campos.D152]=&quot;&quot;;&quot;&quot;;[Campos.D152])">
            <text:p/>
          </table:table-cell>
          <table:table-cell table:style-name="ce24" table:formula="of:=IF([.A152]=&quot;Chave&quot;;SUBSTITUTE([.C152];&quot;,&quot;;&quot;_&quot;)&amp;ROW([.C152]);[.C152])">
            <text:p/>
          </table:table-cell>
          <table:table-cell table:formula="of:=IF([Campos.F152]=&quot;&quot;;&quot;&quot;;[Campos.F152])">
            <text:p/>
          </table:table-cell>
          <table:table-cell table:formula="of:=IF([Campos.G152]=&quot;&quot;;&quot;&quot;;[Campos.G152])">
            <text:p/>
          </table:table-cell>
          <table:table-cell table:formula="of:=IF([Campos.H152]=&quot;&quot;;&quot;&quot;;[Campos.H152])">
            <text:p/>
          </table:table-cell>
          <table:table-cell table:formula="of:=IF([Campos.E152]=&quot;&quot;;&quot;&quot;;[Campos.E152])">
            <text:p/>
          </table:table-cell>
          <table:table-cell table:formula="of:=IF([Campos.I152]=&quot;&quot;;&quot;&quot;;[Campos.I152])">
            <text:p/>
          </table:table-cell>
          <table:table-cell table:formula="of:=IF([.B152]=&quot;&quot;;&quot;&quot;;VLOOKUP([.B152];[$Tabelas.$A$1:.$B$136];2;0))">
            <text:p/>
          </table:table-cell>
          <table:table-cell table:formula="of:=IF([.A152]=&quot;Campo&quot;;IF([.A152]=&quot;&quot;;&quot;&quot;;IF([.A152]&lt;&gt;[.A151];&quot;&quot;;&quot;PREVIOUS=&quot;&quot;&quot;&amp;[.C151]&amp;&quot;&quot;&quot; &quot;) &amp; IF([.A152]&lt;&gt;[.A153];&quot;&quot;;&quot;NEXT=&quot;&quot;&quot;&amp;[.C153]&amp;&quot;&quot;&quot;&quot;));IF([.A152]=&quot;&quot;;&quot;&quot;;IF([.A152]&lt;&gt;[.A151];&quot;&quot;;&quot;PREVIOUS=&quot;&quot;&quot;&amp;[.E151]&amp;&quot;&quot;&quot; &quot;) &amp; IF([.A152]&lt;&gt;[.A153];&quot;&quot;;&quot;NEXT=&quot;&quot;&quot;&amp;[.E153]&amp;&quot;&quot;&quot;&quot;)))">
            <text:p/>
          </table:table-cell>
          <table:table-cell table:formula="of:=IF([.B152]=&quot;&quot;;&quot;&quot;;VLOOKUP([.B152];[$Tabelas.$A$1:.$C$136];3;0))">
            <text:p/>
          </table:table-cell>
          <table:table-cell table:formula="of:=IF([.A152]=&quot;Campo&quot;; IF(ISERROR(VLOOKUP([.F152];[$Auxiliar.$A$1:.$E$17];5;0));&quot;TYPE=&quot;&quot;&quot;&amp;[.F152]&amp;&quot;&quot;&quot; LENGTH=&quot;&quot;&quot;&amp;[.G152]&amp;&quot;&quot;&quot; &quot;;VLOOKUP([.F152];[$Auxiliar.$A$1:.$E$17];5;0)) &amp; IF(AND([.A152]=&quot;Campo&quot;;[.D152]=&quot;PK&quot;); IF([.I152]=&quot;Sim&quot;;&quot; SEQUENCE=&quot;&quot;true&quot;&quot;&quot;;&quot; SEQUENCE=&quot;&quot;false&quot;&quot;&quot;);&quot;&quot;)&amp;IF([.H152]&lt;&gt;&quot;&quot;;&quot; NOTNULL=&quot;&quot;&quot;&amp;IF([.H152]=&quot;Sim&quot;;&quot;true&quot;;&quot;false&quot;)&amp;&quot;&quot;&quot;&quot;;&quot;&quot;);&quot;&quot;)">
            <text:p/>
          </table:table-cell>
          <table:table-cell table:style-name="ce26" table:formula="of:=IF(AND([.B152]&lt;&gt;[.B151];[.B152]&lt;&gt;&quot;&quot;);&quot;&lt;TABLE NAME=&quot;&quot;&quot;&amp;[.B152]&amp;&quot;&quot;&quot; COMMENT=&quot;&quot;&quot;&amp;[.K152]&amp;&quot;&quot;&quot; &quot;&amp; [.M152] &amp;&quot;&gt;&lt;FIELDS&gt;&quot;;&quot;&quot;) &amp; IF(AND([.A152]=&quot;Chave&quot;;[.A151]=&quot;Campo&quot;);&quot;&lt;KEYS&gt;&quot;;&quot;&quot;) &amp; IF([.A152]=&quot;Chave&quot;;&quot;&lt;KEY NAME=&quot;&quot;&quot;&amp;[.E152]&amp;&quot;&quot;&quot; TYPE=&quot;&quot;&quot;&amp;IF([.D152]=&quot;PK&quot;;&quot;primary&quot;;&quot;foreign&quot;)&amp;&quot;&quot;&quot; FIELDS=&quot;&quot;&quot;&amp;[.C152]&amp;&quot;&quot;&quot;&quot;&amp;IF([.D152]=&quot;FK&quot;;&quot; REFTABLE=&quot;&quot;&quot;&amp;[.F152]&amp;&quot;&quot;&quot; REFFIELDS=&quot;&quot;&quot;&amp;[.G152]&amp;&quot;&quot;&quot;&quot;;&quot;&quot;)&amp;&quot; &quot;&amp;[.L152]&amp;&quot; COMMENT=&quot;&quot;&quot;&amp;[.J152]&amp;&quot;&quot;&quot;&quot;&amp;IF(AND([.A152]=&quot;Campo&quot;;[.D152]=&quot;PK&quot;);&quot; SEQUENCE=&quot;&quot;true&quot;&quot;&quot;;&quot;&quot;)&amp;&quot;/&gt;&quot;;&quot;&quot;) &amp; IF([.A152]=&quot;Campo&quot;;&quot;&lt;FIELD NAME=&quot;&quot;&quot;&amp;[.C152]&amp;&quot;&quot;&quot; &quot;&amp;[.N152]&amp;&quot; &quot;&amp;[.L152]&amp;IF(AND([.A152]=&quot;Campo&quot;;[.D152]&lt;&gt;&quot;PK&quot;);&quot; SEQUENCE=&quot;&quot;false&quot;&quot; &quot;;&quot;&quot;)&amp;&quot; COMMENT=&quot;&quot;&quot;&amp;[.J152]&amp;&quot;&quot;&quot;/&gt;&quot;;&quot;&quot;) &amp; IF(AND([.A152]=&quot;Campo&quot;;[.A153]=&quot;Chave&quot;);&quot;&lt;/FIELDS&gt;&quot;;&quot;&quot;) &amp; IF(AND([.A152]=&quot;Chave&quot;;[.A153]&lt;&gt;&quot;Chave&quot;);&quot;&lt;/KEYS&gt;&quot;;&quot;&quot;) &amp; IF([.B152]&lt;&gt;[.B153];&quot;&lt;/TABLE&gt;&quot;;&quot;&quot;) &amp; IF(AND([.A152]=&quot;&quot;;[.A151]&lt;&gt;&quot;&quot;);&quot;&lt;/TABLES&gt;&lt;/XMLDB&gt;&quot;;&quot;&quot;)">
            <text:p/>
          </table:table-cell>
          <table:table-cell table:style-name="ce27" table:formula="of:=IF(AND([.A152]=&quot;Campo&quot;;[.A152]&lt;&gt;[.A151]);&quot;&lt;Form name=&quot;&quot;newRecord&quot;&quot;&gt;&quot;;&quot;&quot;)&amp;IF([.A152]=&quot;Campo&quot;;&quot;&lt;&quot;&amp;IF([.D152]=&quot;FK&quot;;&quot;Select &quot;;VLOOKUP([.F152];[$Auxiliar.$A$27:.$B$48];2;0))&amp;&quot; id=&quot;&quot;&quot;&amp;[.C152]&amp;&quot;&quot;&quot; label=&quot;&quot;&quot;&amp;[.C152]&amp;&quot;&quot;&quot;&quot;&amp; IF([.D152]=&quot;FK&quot;;&quot; datasource=&quot;&quot;table:&quot;&amp;VLOOKUP(&quot;Chave&quot;&amp;&quot;.&quot;&amp;[.C152];[.$Q$1:.$R$2300];2;0)&amp;&quot;&quot;&quot; bindid=&quot;&quot;id&quot;&quot; bindvalue=&quot;&quot;name&quot;&quot;&quot;;&quot;&quot;)&amp;&quot;required=&quot;&quot;&quot;&amp;IF([.H152]=&quot;Sim&quot;;&quot;true&quot;;&quot;false&quot;)&amp;&quot;&quot;&quot; /&gt;&quot;;&quot;&quot;)&amp;IF(AND([.A152]=&quot;Chave&quot;;[.A151]=&quot;Campo&quot;);&quot;&lt;/Form&gt;&quot;;&quot;&quot;)">
            <text:p/>
          </table:table-cell>
          <table:table-cell table:style-name="ce27" table:formula="of:=IF([.A152]&lt;&gt;&quot;&quot;;[.A152]&amp;&quot;.&quot;&amp;[.C152];&quot;&quot;)">
            <text:p/>
          </table:table-cell>
          <table:table-cell table:style-name="ce27" table:formula="of:=IF([.A152]&lt;&gt;&quot;&quot;;[.F152];&quot;&quot;)">
            <text:p/>
          </table:table-cell>
        </table:table-row>
        <table:table-row table:style-name="ro1">
          <table:table-cell table:formula="of:=IF([Campos.A153]=&quot;&quot;;&quot;&quot;;[Campos.A153])">
            <text:p/>
          </table:table-cell>
          <table:table-cell table:formula="of:=IF([Campos.B153]=&quot;&quot;;&quot;&quot;;[Campos.B153])">
            <text:p/>
          </table:table-cell>
          <table:table-cell table:formula="of:=IF([Campos.C153]=&quot;&quot;;&quot;&quot;;[Campos.C153])">
            <text:p/>
          </table:table-cell>
          <table:table-cell table:formula="of:=IF([Campos.D153]=&quot;&quot;;&quot;&quot;;[Campos.D153])">
            <text:p/>
          </table:table-cell>
          <table:table-cell table:style-name="ce24" table:formula="of:=IF([.A153]=&quot;Chave&quot;;SUBSTITUTE([.C153];&quot;,&quot;;&quot;_&quot;)&amp;ROW([.C153]);[.C153])">
            <text:p/>
          </table:table-cell>
          <table:table-cell table:formula="of:=IF([Campos.F153]=&quot;&quot;;&quot;&quot;;[Campos.F153])">
            <text:p/>
          </table:table-cell>
          <table:table-cell table:formula="of:=IF([Campos.G153]=&quot;&quot;;&quot;&quot;;[Campos.G153])">
            <text:p/>
          </table:table-cell>
          <table:table-cell table:formula="of:=IF([Campos.H153]=&quot;&quot;;&quot;&quot;;[Campos.H153])">
            <text:p/>
          </table:table-cell>
          <table:table-cell table:formula="of:=IF([Campos.E153]=&quot;&quot;;&quot;&quot;;[Campos.E153])">
            <text:p/>
          </table:table-cell>
          <table:table-cell table:formula="of:=IF([Campos.I153]=&quot;&quot;;&quot;&quot;;[Campos.I153])">
            <text:p/>
          </table:table-cell>
          <table:table-cell table:formula="of:=IF([.B153]=&quot;&quot;;&quot;&quot;;VLOOKUP([.B153];[$Tabelas.$A$1:.$B$136];2;0))">
            <text:p/>
          </table:table-cell>
          <table:table-cell table:formula="of:=IF([.A153]=&quot;Campo&quot;;IF([.A153]=&quot;&quot;;&quot;&quot;;IF([.A153]&lt;&gt;[.A152];&quot;&quot;;&quot;PREVIOUS=&quot;&quot;&quot;&amp;[.C152]&amp;&quot;&quot;&quot; &quot;) &amp; IF([.A153]&lt;&gt;[.A154];&quot;&quot;;&quot;NEXT=&quot;&quot;&quot;&amp;[.C154]&amp;&quot;&quot;&quot;&quot;));IF([.A153]=&quot;&quot;;&quot;&quot;;IF([.A153]&lt;&gt;[.A152];&quot;&quot;;&quot;PREVIOUS=&quot;&quot;&quot;&amp;[.E152]&amp;&quot;&quot;&quot; &quot;) &amp; IF([.A153]&lt;&gt;[.A154];&quot;&quot;;&quot;NEXT=&quot;&quot;&quot;&amp;[.E154]&amp;&quot;&quot;&quot;&quot;)))">
            <text:p/>
          </table:table-cell>
          <table:table-cell table:formula="of:=IF([.B153]=&quot;&quot;;&quot;&quot;;VLOOKUP([.B153];[$Tabelas.$A$1:.$C$136];3;0))">
            <text:p/>
          </table:table-cell>
          <table:table-cell table:formula="of:=IF([.A153]=&quot;Campo&quot;; IF(ISERROR(VLOOKUP([.F153];[$Auxiliar.$A$1:.$E$17];5;0));&quot;TYPE=&quot;&quot;&quot;&amp;[.F153]&amp;&quot;&quot;&quot; LENGTH=&quot;&quot;&quot;&amp;[.G153]&amp;&quot;&quot;&quot; &quot;;VLOOKUP([.F153];[$Auxiliar.$A$1:.$E$17];5;0)) &amp; IF(AND([.A153]=&quot;Campo&quot;;[.D153]=&quot;PK&quot;); IF([.I153]=&quot;Sim&quot;;&quot; SEQUENCE=&quot;&quot;true&quot;&quot;&quot;;&quot; SEQUENCE=&quot;&quot;false&quot;&quot;&quot;);&quot;&quot;)&amp;IF([.H153]&lt;&gt;&quot;&quot;;&quot; NOTNULL=&quot;&quot;&quot;&amp;IF([.H153]=&quot;Sim&quot;;&quot;true&quot;;&quot;false&quot;)&amp;&quot;&quot;&quot;&quot;;&quot;&quot;);&quot;&quot;)">
            <text:p/>
          </table:table-cell>
          <table:table-cell table:style-name="ce26" table:formula="of:=IF(AND([.B153]&lt;&gt;[.B152];[.B153]&lt;&gt;&quot;&quot;);&quot;&lt;TABLE NAME=&quot;&quot;&quot;&amp;[.B153]&amp;&quot;&quot;&quot; COMMENT=&quot;&quot;&quot;&amp;[.K153]&amp;&quot;&quot;&quot; &quot;&amp; [.M153] &amp;&quot;&gt;&lt;FIELDS&gt;&quot;;&quot;&quot;) &amp; IF(AND([.A153]=&quot;Chave&quot;;[.A152]=&quot;Campo&quot;);&quot;&lt;KEYS&gt;&quot;;&quot;&quot;) &amp; IF([.A153]=&quot;Chave&quot;;&quot;&lt;KEY NAME=&quot;&quot;&quot;&amp;[.E153]&amp;&quot;&quot;&quot; TYPE=&quot;&quot;&quot;&amp;IF([.D153]=&quot;PK&quot;;&quot;primary&quot;;&quot;foreign&quot;)&amp;&quot;&quot;&quot; FIELDS=&quot;&quot;&quot;&amp;[.C153]&amp;&quot;&quot;&quot;&quot;&amp;IF([.D153]=&quot;FK&quot;;&quot; REFTABLE=&quot;&quot;&quot;&amp;[.F153]&amp;&quot;&quot;&quot; REFFIELDS=&quot;&quot;&quot;&amp;[.G153]&amp;&quot;&quot;&quot;&quot;;&quot;&quot;)&amp;&quot; &quot;&amp;[.L153]&amp;&quot; COMMENT=&quot;&quot;&quot;&amp;[.J153]&amp;&quot;&quot;&quot;&quot;&amp;IF(AND([.A153]=&quot;Campo&quot;;[.D153]=&quot;PK&quot;);&quot; SEQUENCE=&quot;&quot;true&quot;&quot;&quot;;&quot;&quot;)&amp;&quot;/&gt;&quot;;&quot;&quot;) &amp; IF([.A153]=&quot;Campo&quot;;&quot;&lt;FIELD NAME=&quot;&quot;&quot;&amp;[.C153]&amp;&quot;&quot;&quot; &quot;&amp;[.N153]&amp;&quot; &quot;&amp;[.L153]&amp;IF(AND([.A153]=&quot;Campo&quot;;[.D153]&lt;&gt;&quot;PK&quot;);&quot; SEQUENCE=&quot;&quot;false&quot;&quot; &quot;;&quot;&quot;)&amp;&quot; COMMENT=&quot;&quot;&quot;&amp;[.J153]&amp;&quot;&quot;&quot;/&gt;&quot;;&quot;&quot;) &amp; IF(AND([.A153]=&quot;Campo&quot;;[.A154]=&quot;Chave&quot;);&quot;&lt;/FIELDS&gt;&quot;;&quot;&quot;) &amp; IF(AND([.A153]=&quot;Chave&quot;;[.A154]&lt;&gt;&quot;Chave&quot;);&quot;&lt;/KEYS&gt;&quot;;&quot;&quot;) &amp; IF([.B153]&lt;&gt;[.B154];&quot;&lt;/TABLE&gt;&quot;;&quot;&quot;) &amp; IF(AND([.A153]=&quot;&quot;;[.A152]&lt;&gt;&quot;&quot;);&quot;&lt;/TABLES&gt;&lt;/XMLDB&gt;&quot;;&quot;&quot;)">
            <text:p/>
          </table:table-cell>
          <table:table-cell table:style-name="ce27" table:formula="of:=IF(AND([.A153]=&quot;Campo&quot;;[.A153]&lt;&gt;[.A152]);&quot;&lt;Form name=&quot;&quot;newRecord&quot;&quot;&gt;&quot;;&quot;&quot;)&amp;IF([.A153]=&quot;Campo&quot;;&quot;&lt;&quot;&amp;IF([.D153]=&quot;FK&quot;;&quot;Select &quot;;VLOOKUP([.F153];[$Auxiliar.$A$27:.$B$48];2;0))&amp;&quot; id=&quot;&quot;&quot;&amp;[.C153]&amp;&quot;&quot;&quot; label=&quot;&quot;&quot;&amp;[.C153]&amp;&quot;&quot;&quot;&quot;&amp; IF([.D153]=&quot;FK&quot;;&quot; datasource=&quot;&quot;table:&quot;&amp;VLOOKUP(&quot;Chave&quot;&amp;&quot;.&quot;&amp;[.C153];[.$Q$1:.$R$2300];2;0)&amp;&quot;&quot;&quot; bindid=&quot;&quot;id&quot;&quot; bindvalue=&quot;&quot;name&quot;&quot;&quot;;&quot;&quot;)&amp;&quot;required=&quot;&quot;&quot;&amp;IF([.H153]=&quot;Sim&quot;;&quot;true&quot;;&quot;false&quot;)&amp;&quot;&quot;&quot; /&gt;&quot;;&quot;&quot;)&amp;IF(AND([.A153]=&quot;Chave&quot;;[.A152]=&quot;Campo&quot;);&quot;&lt;/Form&gt;&quot;;&quot;&quot;)">
            <text:p/>
          </table:table-cell>
          <table:table-cell table:style-name="ce27" table:formula="of:=IF([.A153]&lt;&gt;&quot;&quot;;[.A153]&amp;&quot;.&quot;&amp;[.C153];&quot;&quot;)">
            <text:p/>
          </table:table-cell>
          <table:table-cell table:style-name="ce27" table:formula="of:=IF([.A153]&lt;&gt;&quot;&quot;;[.F153];&quot;&quot;)">
            <text:p/>
          </table:table-cell>
        </table:table-row>
        <table:table-row table:style-name="ro1">
          <table:table-cell table:formula="of:=IF([Campos.A154]=&quot;&quot;;&quot;&quot;;[Campos.A154])">
            <text:p/>
          </table:table-cell>
          <table:table-cell table:formula="of:=IF([Campos.B154]=&quot;&quot;;&quot;&quot;;[Campos.B154])">
            <text:p/>
          </table:table-cell>
          <table:table-cell table:formula="of:=IF([Campos.C154]=&quot;&quot;;&quot;&quot;;[Campos.C154])">
            <text:p/>
          </table:table-cell>
          <table:table-cell table:formula="of:=IF([Campos.D154]=&quot;&quot;;&quot;&quot;;[Campos.D154])">
            <text:p/>
          </table:table-cell>
          <table:table-cell table:style-name="ce24" table:formula="of:=IF([.A154]=&quot;Chave&quot;;SUBSTITUTE([.C154];&quot;,&quot;;&quot;_&quot;)&amp;ROW([.C154]);[.C154])">
            <text:p/>
          </table:table-cell>
          <table:table-cell table:formula="of:=IF([Campos.F154]=&quot;&quot;;&quot;&quot;;[Campos.F154])">
            <text:p/>
          </table:table-cell>
          <table:table-cell table:formula="of:=IF([Campos.G154]=&quot;&quot;;&quot;&quot;;[Campos.G154])">
            <text:p/>
          </table:table-cell>
          <table:table-cell table:formula="of:=IF([Campos.H154]=&quot;&quot;;&quot;&quot;;[Campos.H154])">
            <text:p/>
          </table:table-cell>
          <table:table-cell table:formula="of:=IF([Campos.E154]=&quot;&quot;;&quot;&quot;;[Campos.E154])">
            <text:p/>
          </table:table-cell>
          <table:table-cell table:formula="of:=IF([Campos.I154]=&quot;&quot;;&quot;&quot;;[Campos.I154])">
            <text:p/>
          </table:table-cell>
          <table:table-cell table:formula="of:=IF([.B154]=&quot;&quot;;&quot;&quot;;VLOOKUP([.B154];[$Tabelas.$A$1:.$B$136];2;0))">
            <text:p/>
          </table:table-cell>
          <table:table-cell table:formula="of:=IF([.A154]=&quot;Campo&quot;;IF([.A154]=&quot;&quot;;&quot;&quot;;IF([.A154]&lt;&gt;[.A153];&quot;&quot;;&quot;PREVIOUS=&quot;&quot;&quot;&amp;[.C153]&amp;&quot;&quot;&quot; &quot;) &amp; IF([.A154]&lt;&gt;[.A155];&quot;&quot;;&quot;NEXT=&quot;&quot;&quot;&amp;[.C155]&amp;&quot;&quot;&quot;&quot;));IF([.A154]=&quot;&quot;;&quot;&quot;;IF([.A154]&lt;&gt;[.A153];&quot;&quot;;&quot;PREVIOUS=&quot;&quot;&quot;&amp;[.E153]&amp;&quot;&quot;&quot; &quot;) &amp; IF([.A154]&lt;&gt;[.A155];&quot;&quot;;&quot;NEXT=&quot;&quot;&quot;&amp;[.E155]&amp;&quot;&quot;&quot;&quot;)))">
            <text:p/>
          </table:table-cell>
          <table:table-cell table:formula="of:=IF([.B154]=&quot;&quot;;&quot;&quot;;VLOOKUP([.B154];[$Tabelas.$A$1:.$C$136];3;0))">
            <text:p/>
          </table:table-cell>
          <table:table-cell table:formula="of:=IF([.A154]=&quot;Campo&quot;; IF(ISERROR(VLOOKUP([.F154];[$Auxiliar.$A$1:.$E$17];5;0));&quot;TYPE=&quot;&quot;&quot;&amp;[.F154]&amp;&quot;&quot;&quot; LENGTH=&quot;&quot;&quot;&amp;[.G154]&amp;&quot;&quot;&quot; &quot;;VLOOKUP([.F154];[$Auxiliar.$A$1:.$E$17];5;0)) &amp; IF(AND([.A154]=&quot;Campo&quot;;[.D154]=&quot;PK&quot;); IF([.I154]=&quot;Sim&quot;;&quot; SEQUENCE=&quot;&quot;true&quot;&quot;&quot;;&quot; SEQUENCE=&quot;&quot;false&quot;&quot;&quot;);&quot;&quot;)&amp;IF([.H154]&lt;&gt;&quot;&quot;;&quot; NOTNULL=&quot;&quot;&quot;&amp;IF([.H154]=&quot;Sim&quot;;&quot;true&quot;;&quot;false&quot;)&amp;&quot;&quot;&quot;&quot;;&quot;&quot;);&quot;&quot;)">
            <text:p/>
          </table:table-cell>
          <table:table-cell table:style-name="ce26" table:formula="of:=IF(AND([.B154]&lt;&gt;[.B153];[.B154]&lt;&gt;&quot;&quot;);&quot;&lt;TABLE NAME=&quot;&quot;&quot;&amp;[.B154]&amp;&quot;&quot;&quot; COMMENT=&quot;&quot;&quot;&amp;[.K154]&amp;&quot;&quot;&quot; &quot;&amp; [.M154] &amp;&quot;&gt;&lt;FIELDS&gt;&quot;;&quot;&quot;) &amp; IF(AND([.A154]=&quot;Chave&quot;;[.A153]=&quot;Campo&quot;);&quot;&lt;KEYS&gt;&quot;;&quot;&quot;) &amp; IF([.A154]=&quot;Chave&quot;;&quot;&lt;KEY NAME=&quot;&quot;&quot;&amp;[.E154]&amp;&quot;&quot;&quot; TYPE=&quot;&quot;&quot;&amp;IF([.D154]=&quot;PK&quot;;&quot;primary&quot;;&quot;foreign&quot;)&amp;&quot;&quot;&quot; FIELDS=&quot;&quot;&quot;&amp;[.C154]&amp;&quot;&quot;&quot;&quot;&amp;IF([.D154]=&quot;FK&quot;;&quot; REFTABLE=&quot;&quot;&quot;&amp;[.F154]&amp;&quot;&quot;&quot; REFFIELDS=&quot;&quot;&quot;&amp;[.G154]&amp;&quot;&quot;&quot;&quot;;&quot;&quot;)&amp;&quot; &quot;&amp;[.L154]&amp;&quot; COMMENT=&quot;&quot;&quot;&amp;[.J154]&amp;&quot;&quot;&quot;&quot;&amp;IF(AND([.A154]=&quot;Campo&quot;;[.D154]=&quot;PK&quot;);&quot; SEQUENCE=&quot;&quot;true&quot;&quot;&quot;;&quot;&quot;)&amp;&quot;/&gt;&quot;;&quot;&quot;) &amp; IF([.A154]=&quot;Campo&quot;;&quot;&lt;FIELD NAME=&quot;&quot;&quot;&amp;[.C154]&amp;&quot;&quot;&quot; &quot;&amp;[.N154]&amp;&quot; &quot;&amp;[.L154]&amp;IF(AND([.A154]=&quot;Campo&quot;;[.D154]&lt;&gt;&quot;PK&quot;);&quot; SEQUENCE=&quot;&quot;false&quot;&quot; &quot;;&quot;&quot;)&amp;&quot; COMMENT=&quot;&quot;&quot;&amp;[.J154]&amp;&quot;&quot;&quot;/&gt;&quot;;&quot;&quot;) &amp; IF(AND([.A154]=&quot;Campo&quot;;[.A155]=&quot;Chave&quot;);&quot;&lt;/FIELDS&gt;&quot;;&quot;&quot;) &amp; IF(AND([.A154]=&quot;Chave&quot;;[.A155]&lt;&gt;&quot;Chave&quot;);&quot;&lt;/KEYS&gt;&quot;;&quot;&quot;) &amp; IF([.B154]&lt;&gt;[.B155];&quot;&lt;/TABLE&gt;&quot;;&quot;&quot;) &amp; IF(AND([.A154]=&quot;&quot;;[.A153]&lt;&gt;&quot;&quot;);&quot;&lt;/TABLES&gt;&lt;/XMLDB&gt;&quot;;&quot;&quot;)">
            <text:p/>
          </table:table-cell>
          <table:table-cell table:style-name="ce27" table:formula="of:=IF(AND([.A154]=&quot;Campo&quot;;[.A154]&lt;&gt;[.A153]);&quot;&lt;Form name=&quot;&quot;newRecord&quot;&quot;&gt;&quot;;&quot;&quot;)&amp;IF([.A154]=&quot;Campo&quot;;&quot;&lt;&quot;&amp;IF([.D154]=&quot;FK&quot;;&quot;Select &quot;;VLOOKUP([.F154];[$Auxiliar.$A$27:.$B$48];2;0))&amp;&quot; id=&quot;&quot;&quot;&amp;[.C154]&amp;&quot;&quot;&quot; label=&quot;&quot;&quot;&amp;[.C154]&amp;&quot;&quot;&quot;&quot;&amp; IF([.D154]=&quot;FK&quot;;&quot; datasource=&quot;&quot;table:&quot;&amp;VLOOKUP(&quot;Chave&quot;&amp;&quot;.&quot;&amp;[.C154];[.$Q$1:.$R$2300];2;0)&amp;&quot;&quot;&quot; bindid=&quot;&quot;id&quot;&quot; bindvalue=&quot;&quot;name&quot;&quot;&quot;;&quot;&quot;)&amp;&quot;required=&quot;&quot;&quot;&amp;IF([.H154]=&quot;Sim&quot;;&quot;true&quot;;&quot;false&quot;)&amp;&quot;&quot;&quot; /&gt;&quot;;&quot;&quot;)&amp;IF(AND([.A154]=&quot;Chave&quot;;[.A153]=&quot;Campo&quot;);&quot;&lt;/Form&gt;&quot;;&quot;&quot;)">
            <text:p/>
          </table:table-cell>
          <table:table-cell table:style-name="ce27" table:formula="of:=IF([.A154]&lt;&gt;&quot;&quot;;[.A154]&amp;&quot;.&quot;&amp;[.C154];&quot;&quot;)">
            <text:p/>
          </table:table-cell>
          <table:table-cell table:style-name="ce27" table:formula="of:=IF([.A154]&lt;&gt;&quot;&quot;;[.F154];&quot;&quot;)">
            <text:p/>
          </table:table-cell>
        </table:table-row>
        <table:table-row table:style-name="ro1">
          <table:table-cell table:formula="of:=IF([Campos.A155]=&quot;&quot;;&quot;&quot;;[Campos.A155])">
            <text:p/>
          </table:table-cell>
          <table:table-cell table:formula="of:=IF([Campos.B155]=&quot;&quot;;&quot;&quot;;[Campos.B155])">
            <text:p/>
          </table:table-cell>
          <table:table-cell table:formula="of:=IF([Campos.C155]=&quot;&quot;;&quot;&quot;;[Campos.C155])">
            <text:p/>
          </table:table-cell>
          <table:table-cell table:formula="of:=IF([Campos.D155]=&quot;&quot;;&quot;&quot;;[Campos.D155])">
            <text:p/>
          </table:table-cell>
          <table:table-cell table:style-name="ce24" table:formula="of:=IF([.A155]=&quot;Chave&quot;;SUBSTITUTE([.C155];&quot;,&quot;;&quot;_&quot;)&amp;ROW([.C155]);[.C155])">
            <text:p/>
          </table:table-cell>
          <table:table-cell table:formula="of:=IF([Campos.F155]=&quot;&quot;;&quot;&quot;;[Campos.F155])">
            <text:p/>
          </table:table-cell>
          <table:table-cell table:formula="of:=IF([Campos.G155]=&quot;&quot;;&quot;&quot;;[Campos.G155])">
            <text:p/>
          </table:table-cell>
          <table:table-cell table:formula="of:=IF([Campos.H155]=&quot;&quot;;&quot;&quot;;[Campos.H155])">
            <text:p/>
          </table:table-cell>
          <table:table-cell table:formula="of:=IF([Campos.E155]=&quot;&quot;;&quot;&quot;;[Campos.E155])">
            <text:p/>
          </table:table-cell>
          <table:table-cell table:formula="of:=IF([Campos.I155]=&quot;&quot;;&quot;&quot;;[Campos.I155])">
            <text:p/>
          </table:table-cell>
          <table:table-cell table:formula="of:=IF([.B155]=&quot;&quot;;&quot;&quot;;VLOOKUP([.B155];[$Tabelas.$A$1:.$B$136];2;0))">
            <text:p/>
          </table:table-cell>
          <table:table-cell table:formula="of:=IF([.A155]=&quot;Campo&quot;;IF([.A155]=&quot;&quot;;&quot;&quot;;IF([.A155]&lt;&gt;[.A154];&quot;&quot;;&quot;PREVIOUS=&quot;&quot;&quot;&amp;[.C154]&amp;&quot;&quot;&quot; &quot;) &amp; IF([.A155]&lt;&gt;[.A156];&quot;&quot;;&quot;NEXT=&quot;&quot;&quot;&amp;[.C156]&amp;&quot;&quot;&quot;&quot;));IF([.A155]=&quot;&quot;;&quot;&quot;;IF([.A155]&lt;&gt;[.A154];&quot;&quot;;&quot;PREVIOUS=&quot;&quot;&quot;&amp;[.E154]&amp;&quot;&quot;&quot; &quot;) &amp; IF([.A155]&lt;&gt;[.A156];&quot;&quot;;&quot;NEXT=&quot;&quot;&quot;&amp;[.E156]&amp;&quot;&quot;&quot;&quot;)))">
            <text:p/>
          </table:table-cell>
          <table:table-cell table:formula="of:=IF([.B155]=&quot;&quot;;&quot;&quot;;VLOOKUP([.B155];[$Tabelas.$A$1:.$C$136];3;0))">
            <text:p/>
          </table:table-cell>
          <table:table-cell table:formula="of:=IF([.A155]=&quot;Campo&quot;; IF(ISERROR(VLOOKUP([.F155];[$Auxiliar.$A$1:.$E$17];5;0));&quot;TYPE=&quot;&quot;&quot;&amp;[.F155]&amp;&quot;&quot;&quot; LENGTH=&quot;&quot;&quot;&amp;[.G155]&amp;&quot;&quot;&quot; &quot;;VLOOKUP([.F155];[$Auxiliar.$A$1:.$E$17];5;0)) &amp; IF(AND([.A155]=&quot;Campo&quot;;[.D155]=&quot;PK&quot;); IF([.I155]=&quot;Sim&quot;;&quot; SEQUENCE=&quot;&quot;true&quot;&quot;&quot;;&quot; SEQUENCE=&quot;&quot;false&quot;&quot;&quot;);&quot;&quot;)&amp;IF([.H155]&lt;&gt;&quot;&quot;;&quot; NOTNULL=&quot;&quot;&quot;&amp;IF([.H155]=&quot;Sim&quot;;&quot;true&quot;;&quot;false&quot;)&amp;&quot;&quot;&quot;&quot;;&quot;&quot;);&quot;&quot;)">
            <text:p/>
          </table:table-cell>
          <table:table-cell table:style-name="ce26" table:formula="of:=IF(AND([.B155]&lt;&gt;[.B154];[.B155]&lt;&gt;&quot;&quot;);&quot;&lt;TABLE NAME=&quot;&quot;&quot;&amp;[.B155]&amp;&quot;&quot;&quot; COMMENT=&quot;&quot;&quot;&amp;[.K155]&amp;&quot;&quot;&quot; &quot;&amp; [.M155] &amp;&quot;&gt;&lt;FIELDS&gt;&quot;;&quot;&quot;) &amp; IF(AND([.A155]=&quot;Chave&quot;;[.A154]=&quot;Campo&quot;);&quot;&lt;KEYS&gt;&quot;;&quot;&quot;) &amp; IF([.A155]=&quot;Chave&quot;;&quot;&lt;KEY NAME=&quot;&quot;&quot;&amp;[.E155]&amp;&quot;&quot;&quot; TYPE=&quot;&quot;&quot;&amp;IF([.D155]=&quot;PK&quot;;&quot;primary&quot;;&quot;foreign&quot;)&amp;&quot;&quot;&quot; FIELDS=&quot;&quot;&quot;&amp;[.C155]&amp;&quot;&quot;&quot;&quot;&amp;IF([.D155]=&quot;FK&quot;;&quot; REFTABLE=&quot;&quot;&quot;&amp;[.F155]&amp;&quot;&quot;&quot; REFFIELDS=&quot;&quot;&quot;&amp;[.G155]&amp;&quot;&quot;&quot;&quot;;&quot;&quot;)&amp;&quot; &quot;&amp;[.L155]&amp;&quot; COMMENT=&quot;&quot;&quot;&amp;[.J155]&amp;&quot;&quot;&quot;&quot;&amp;IF(AND([.A155]=&quot;Campo&quot;;[.D155]=&quot;PK&quot;);&quot; SEQUENCE=&quot;&quot;true&quot;&quot;&quot;;&quot;&quot;)&amp;&quot;/&gt;&quot;;&quot;&quot;) &amp; IF([.A155]=&quot;Campo&quot;;&quot;&lt;FIELD NAME=&quot;&quot;&quot;&amp;[.C155]&amp;&quot;&quot;&quot; &quot;&amp;[.N155]&amp;&quot; &quot;&amp;[.L155]&amp;IF(AND([.A155]=&quot;Campo&quot;;[.D155]&lt;&gt;&quot;PK&quot;);&quot; SEQUENCE=&quot;&quot;false&quot;&quot; &quot;;&quot;&quot;)&amp;&quot; COMMENT=&quot;&quot;&quot;&amp;[.J155]&amp;&quot;&quot;&quot;/&gt;&quot;;&quot;&quot;) &amp; IF(AND([.A155]=&quot;Campo&quot;;[.A156]=&quot;Chave&quot;);&quot;&lt;/FIELDS&gt;&quot;;&quot;&quot;) &amp; IF(AND([.A155]=&quot;Chave&quot;;[.A156]&lt;&gt;&quot;Chave&quot;);&quot;&lt;/KEYS&gt;&quot;;&quot;&quot;) &amp; IF([.B155]&lt;&gt;[.B156];&quot;&lt;/TABLE&gt;&quot;;&quot;&quot;) &amp; IF(AND([.A155]=&quot;&quot;;[.A154]&lt;&gt;&quot;&quot;);&quot;&lt;/TABLES&gt;&lt;/XMLDB&gt;&quot;;&quot;&quot;)">
            <text:p/>
          </table:table-cell>
          <table:table-cell table:style-name="ce27" table:formula="of:=IF(AND([.A155]=&quot;Campo&quot;;[.A155]&lt;&gt;[.A154]);&quot;&lt;Form name=&quot;&quot;newRecord&quot;&quot;&gt;&quot;;&quot;&quot;)&amp;IF([.A155]=&quot;Campo&quot;;&quot;&lt;&quot;&amp;IF([.D155]=&quot;FK&quot;;&quot;Select &quot;;VLOOKUP([.F155];[$Auxiliar.$A$27:.$B$48];2;0))&amp;&quot; id=&quot;&quot;&quot;&amp;[.C155]&amp;&quot;&quot;&quot; label=&quot;&quot;&quot;&amp;[.C155]&amp;&quot;&quot;&quot;&quot;&amp; IF([.D155]=&quot;FK&quot;;&quot; datasource=&quot;&quot;table:&quot;&amp;VLOOKUP(&quot;Chave&quot;&amp;&quot;.&quot;&amp;[.C155];[.$Q$1:.$R$2300];2;0)&amp;&quot;&quot;&quot; bindid=&quot;&quot;id&quot;&quot; bindvalue=&quot;&quot;name&quot;&quot;&quot;;&quot;&quot;)&amp;&quot;required=&quot;&quot;&quot;&amp;IF([.H155]=&quot;Sim&quot;;&quot;true&quot;;&quot;false&quot;)&amp;&quot;&quot;&quot; /&gt;&quot;;&quot;&quot;)&amp;IF(AND([.A155]=&quot;Chave&quot;;[.A154]=&quot;Campo&quot;);&quot;&lt;/Form&gt;&quot;;&quot;&quot;)">
            <text:p/>
          </table:table-cell>
          <table:table-cell table:style-name="ce27" table:formula="of:=IF([.A155]&lt;&gt;&quot;&quot;;[.A155]&amp;&quot;.&quot;&amp;[.C155];&quot;&quot;)">
            <text:p/>
          </table:table-cell>
          <table:table-cell table:style-name="ce27" table:formula="of:=IF([.A155]&lt;&gt;&quot;&quot;;[.F155];&quot;&quot;)">
            <text:p/>
          </table:table-cell>
        </table:table-row>
        <table:table-row table:style-name="ro1">
          <table:table-cell table:formula="of:=IF([Campos.A156]=&quot;&quot;;&quot;&quot;;[Campos.A156])">
            <text:p/>
          </table:table-cell>
          <table:table-cell table:formula="of:=IF([Campos.B156]=&quot;&quot;;&quot;&quot;;[Campos.B156])">
            <text:p/>
          </table:table-cell>
          <table:table-cell table:formula="of:=IF([Campos.C156]=&quot;&quot;;&quot;&quot;;[Campos.C156])">
            <text:p/>
          </table:table-cell>
          <table:table-cell table:formula="of:=IF([Campos.D156]=&quot;&quot;;&quot;&quot;;[Campos.D156])">
            <text:p/>
          </table:table-cell>
          <table:table-cell table:style-name="ce24" table:formula="of:=IF([.A156]=&quot;Chave&quot;;SUBSTITUTE([.C156];&quot;,&quot;;&quot;_&quot;)&amp;ROW([.C156]);[.C156])">
            <text:p/>
          </table:table-cell>
          <table:table-cell table:formula="of:=IF([Campos.F156]=&quot;&quot;;&quot;&quot;;[Campos.F156])">
            <text:p/>
          </table:table-cell>
          <table:table-cell table:formula="of:=IF([Campos.G156]=&quot;&quot;;&quot;&quot;;[Campos.G156])">
            <text:p/>
          </table:table-cell>
          <table:table-cell table:formula="of:=IF([Campos.H156]=&quot;&quot;;&quot;&quot;;[Campos.H156])">
            <text:p/>
          </table:table-cell>
          <table:table-cell table:formula="of:=IF([Campos.E156]=&quot;&quot;;&quot;&quot;;[Campos.E156])">
            <text:p/>
          </table:table-cell>
          <table:table-cell table:formula="of:=IF([Campos.I156]=&quot;&quot;;&quot;&quot;;[Campos.I156])">
            <text:p/>
          </table:table-cell>
          <table:table-cell table:formula="of:=IF([.B156]=&quot;&quot;;&quot;&quot;;VLOOKUP([.B156];[$Tabelas.$A$1:.$B$136];2;0))">
            <text:p/>
          </table:table-cell>
          <table:table-cell table:formula="of:=IF([.A156]=&quot;Campo&quot;;IF([.A156]=&quot;&quot;;&quot;&quot;;IF([.A156]&lt;&gt;[.A155];&quot;&quot;;&quot;PREVIOUS=&quot;&quot;&quot;&amp;[.C155]&amp;&quot;&quot;&quot; &quot;) &amp; IF([.A156]&lt;&gt;[.A157];&quot;&quot;;&quot;NEXT=&quot;&quot;&quot;&amp;[.C157]&amp;&quot;&quot;&quot;&quot;));IF([.A156]=&quot;&quot;;&quot;&quot;;IF([.A156]&lt;&gt;[.A155];&quot;&quot;;&quot;PREVIOUS=&quot;&quot;&quot;&amp;[.E155]&amp;&quot;&quot;&quot; &quot;) &amp; IF([.A156]&lt;&gt;[.A157];&quot;&quot;;&quot;NEXT=&quot;&quot;&quot;&amp;[.E157]&amp;&quot;&quot;&quot;&quot;)))">
            <text:p/>
          </table:table-cell>
          <table:table-cell table:formula="of:=IF([.B156]=&quot;&quot;;&quot;&quot;;VLOOKUP([.B156];[$Tabelas.$A$1:.$C$136];3;0))">
            <text:p/>
          </table:table-cell>
          <table:table-cell table:formula="of:=IF([.A156]=&quot;Campo&quot;; IF(ISERROR(VLOOKUP([.F156];[$Auxiliar.$A$1:.$E$17];5;0));&quot;TYPE=&quot;&quot;&quot;&amp;[.F156]&amp;&quot;&quot;&quot; LENGTH=&quot;&quot;&quot;&amp;[.G156]&amp;&quot;&quot;&quot; &quot;;VLOOKUP([.F156];[$Auxiliar.$A$1:.$E$17];5;0)) &amp; IF(AND([.A156]=&quot;Campo&quot;;[.D156]=&quot;PK&quot;); IF([.I156]=&quot;Sim&quot;;&quot; SEQUENCE=&quot;&quot;true&quot;&quot;&quot;;&quot; SEQUENCE=&quot;&quot;false&quot;&quot;&quot;);&quot;&quot;)&amp;IF([.H156]&lt;&gt;&quot;&quot;;&quot; NOTNULL=&quot;&quot;&quot;&amp;IF([.H156]=&quot;Sim&quot;;&quot;true&quot;;&quot;false&quot;)&amp;&quot;&quot;&quot;&quot;;&quot;&quot;);&quot;&quot;)">
            <text:p/>
          </table:table-cell>
          <table:table-cell table:style-name="ce26" table:formula="of:=IF(AND([.B156]&lt;&gt;[.B155];[.B156]&lt;&gt;&quot;&quot;);&quot;&lt;TABLE NAME=&quot;&quot;&quot;&amp;[.B156]&amp;&quot;&quot;&quot; COMMENT=&quot;&quot;&quot;&amp;[.K156]&amp;&quot;&quot;&quot; &quot;&amp; [.M156] &amp;&quot;&gt;&lt;FIELDS&gt;&quot;;&quot;&quot;) &amp; IF(AND([.A156]=&quot;Chave&quot;;[.A155]=&quot;Campo&quot;);&quot;&lt;KEYS&gt;&quot;;&quot;&quot;) &amp; IF([.A156]=&quot;Chave&quot;;&quot;&lt;KEY NAME=&quot;&quot;&quot;&amp;[.E156]&amp;&quot;&quot;&quot; TYPE=&quot;&quot;&quot;&amp;IF([.D156]=&quot;PK&quot;;&quot;primary&quot;;&quot;foreign&quot;)&amp;&quot;&quot;&quot; FIELDS=&quot;&quot;&quot;&amp;[.C156]&amp;&quot;&quot;&quot;&quot;&amp;IF([.D156]=&quot;FK&quot;;&quot; REFTABLE=&quot;&quot;&quot;&amp;[.F156]&amp;&quot;&quot;&quot; REFFIELDS=&quot;&quot;&quot;&amp;[.G156]&amp;&quot;&quot;&quot;&quot;;&quot;&quot;)&amp;&quot; &quot;&amp;[.L156]&amp;&quot; COMMENT=&quot;&quot;&quot;&amp;[.J156]&amp;&quot;&quot;&quot;&quot;&amp;IF(AND([.A156]=&quot;Campo&quot;;[.D156]=&quot;PK&quot;);&quot; SEQUENCE=&quot;&quot;true&quot;&quot;&quot;;&quot;&quot;)&amp;&quot;/&gt;&quot;;&quot;&quot;) &amp; IF([.A156]=&quot;Campo&quot;;&quot;&lt;FIELD NAME=&quot;&quot;&quot;&amp;[.C156]&amp;&quot;&quot;&quot; &quot;&amp;[.N156]&amp;&quot; &quot;&amp;[.L156]&amp;IF(AND([.A156]=&quot;Campo&quot;;[.D156]&lt;&gt;&quot;PK&quot;);&quot; SEQUENCE=&quot;&quot;false&quot;&quot; &quot;;&quot;&quot;)&amp;&quot; COMMENT=&quot;&quot;&quot;&amp;[.J156]&amp;&quot;&quot;&quot;/&gt;&quot;;&quot;&quot;) &amp; IF(AND([.A156]=&quot;Campo&quot;;[.A157]=&quot;Chave&quot;);&quot;&lt;/FIELDS&gt;&quot;;&quot;&quot;) &amp; IF(AND([.A156]=&quot;Chave&quot;;[.A157]&lt;&gt;&quot;Chave&quot;);&quot;&lt;/KEYS&gt;&quot;;&quot;&quot;) &amp; IF([.B156]&lt;&gt;[.B157];&quot;&lt;/TABLE&gt;&quot;;&quot;&quot;) &amp; IF(AND([.A156]=&quot;&quot;;[.A155]&lt;&gt;&quot;&quot;);&quot;&lt;/TABLES&gt;&lt;/XMLDB&gt;&quot;;&quot;&quot;)">
            <text:p/>
          </table:table-cell>
          <table:table-cell table:style-name="ce27" table:formula="of:=IF(AND([.A156]=&quot;Campo&quot;;[.A156]&lt;&gt;[.A155]);&quot;&lt;Form name=&quot;&quot;newRecord&quot;&quot;&gt;&quot;;&quot;&quot;)&amp;IF([.A156]=&quot;Campo&quot;;&quot;&lt;&quot;&amp;IF([.D156]=&quot;FK&quot;;&quot;Select &quot;;VLOOKUP([.F156];[$Auxiliar.$A$27:.$B$48];2;0))&amp;&quot; id=&quot;&quot;&quot;&amp;[.C156]&amp;&quot;&quot;&quot; label=&quot;&quot;&quot;&amp;[.C156]&amp;&quot;&quot;&quot;&quot;&amp; IF([.D156]=&quot;FK&quot;;&quot; datasource=&quot;&quot;table:&quot;&amp;VLOOKUP(&quot;Chave&quot;&amp;&quot;.&quot;&amp;[.C156];[.$Q$1:.$R$2300];2;0)&amp;&quot;&quot;&quot; bindid=&quot;&quot;id&quot;&quot; bindvalue=&quot;&quot;name&quot;&quot;&quot;;&quot;&quot;)&amp;&quot;required=&quot;&quot;&quot;&amp;IF([.H156]=&quot;Sim&quot;;&quot;true&quot;;&quot;false&quot;)&amp;&quot;&quot;&quot; /&gt;&quot;;&quot;&quot;)&amp;IF(AND([.A156]=&quot;Chave&quot;;[.A155]=&quot;Campo&quot;);&quot;&lt;/Form&gt;&quot;;&quot;&quot;)">
            <text:p/>
          </table:table-cell>
          <table:table-cell table:style-name="ce27" table:formula="of:=IF([.A156]&lt;&gt;&quot;&quot;;[.A156]&amp;&quot;.&quot;&amp;[.C156];&quot;&quot;)">
            <text:p/>
          </table:table-cell>
          <table:table-cell table:style-name="ce27" table:formula="of:=IF([.A156]&lt;&gt;&quot;&quot;;[.F156];&quot;&quot;)">
            <text:p/>
          </table:table-cell>
        </table:table-row>
        <table:table-row table:style-name="ro1">
          <table:table-cell table:formula="of:=IF([Campos.A157]=&quot;&quot;;&quot;&quot;;[Campos.A157])">
            <text:p/>
          </table:table-cell>
          <table:table-cell table:formula="of:=IF([Campos.B157]=&quot;&quot;;&quot;&quot;;[Campos.B157])">
            <text:p/>
          </table:table-cell>
          <table:table-cell table:formula="of:=IF([Campos.C157]=&quot;&quot;;&quot;&quot;;[Campos.C157])">
            <text:p/>
          </table:table-cell>
          <table:table-cell table:formula="of:=IF([Campos.D157]=&quot;&quot;;&quot;&quot;;[Campos.D157])">
            <text:p/>
          </table:table-cell>
          <table:table-cell table:style-name="ce24" table:formula="of:=IF([.A157]=&quot;Chave&quot;;SUBSTITUTE([.C157];&quot;,&quot;;&quot;_&quot;)&amp;ROW([.C157]);[.C157])">
            <text:p/>
          </table:table-cell>
          <table:table-cell table:formula="of:=IF([Campos.F157]=&quot;&quot;;&quot;&quot;;[Campos.F157])">
            <text:p/>
          </table:table-cell>
          <table:table-cell table:formula="of:=IF([Campos.G157]=&quot;&quot;;&quot;&quot;;[Campos.G157])">
            <text:p/>
          </table:table-cell>
          <table:table-cell table:formula="of:=IF([Campos.H157]=&quot;&quot;;&quot;&quot;;[Campos.H157])">
            <text:p/>
          </table:table-cell>
          <table:table-cell table:formula="of:=IF([Campos.E157]=&quot;&quot;;&quot;&quot;;[Campos.E157])">
            <text:p/>
          </table:table-cell>
          <table:table-cell table:formula="of:=IF([Campos.I157]=&quot;&quot;;&quot;&quot;;[Campos.I157])">
            <text:p/>
          </table:table-cell>
          <table:table-cell table:formula="of:=IF([.B157]=&quot;&quot;;&quot;&quot;;VLOOKUP([.B157];[$Tabelas.$A$1:.$B$136];2;0))">
            <text:p/>
          </table:table-cell>
          <table:table-cell table:formula="of:=IF([.A157]=&quot;Campo&quot;;IF([.A157]=&quot;&quot;;&quot;&quot;;IF([.A157]&lt;&gt;[.A156];&quot;&quot;;&quot;PREVIOUS=&quot;&quot;&quot;&amp;[.C156]&amp;&quot;&quot;&quot; &quot;) &amp; IF([.A157]&lt;&gt;[.A158];&quot;&quot;;&quot;NEXT=&quot;&quot;&quot;&amp;[.C158]&amp;&quot;&quot;&quot;&quot;));IF([.A157]=&quot;&quot;;&quot;&quot;;IF([.A157]&lt;&gt;[.A156];&quot;&quot;;&quot;PREVIOUS=&quot;&quot;&quot;&amp;[.E156]&amp;&quot;&quot;&quot; &quot;) &amp; IF([.A157]&lt;&gt;[.A158];&quot;&quot;;&quot;NEXT=&quot;&quot;&quot;&amp;[.E158]&amp;&quot;&quot;&quot;&quot;)))">
            <text:p/>
          </table:table-cell>
          <table:table-cell table:formula="of:=IF([.B157]=&quot;&quot;;&quot;&quot;;VLOOKUP([.B157];[$Tabelas.$A$1:.$C$136];3;0))">
            <text:p/>
          </table:table-cell>
          <table:table-cell table:formula="of:=IF([.A157]=&quot;Campo&quot;; IF(ISERROR(VLOOKUP([.F157];[$Auxiliar.$A$1:.$E$17];5;0));&quot;TYPE=&quot;&quot;&quot;&amp;[.F157]&amp;&quot;&quot;&quot; LENGTH=&quot;&quot;&quot;&amp;[.G157]&amp;&quot;&quot;&quot; &quot;;VLOOKUP([.F157];[$Auxiliar.$A$1:.$E$17];5;0)) &amp; IF(AND([.A157]=&quot;Campo&quot;;[.D157]=&quot;PK&quot;); IF([.I157]=&quot;Sim&quot;;&quot; SEQUENCE=&quot;&quot;true&quot;&quot;&quot;;&quot; SEQUENCE=&quot;&quot;false&quot;&quot;&quot;);&quot;&quot;)&amp;IF([.H157]&lt;&gt;&quot;&quot;;&quot; NOTNULL=&quot;&quot;&quot;&amp;IF([.H157]=&quot;Sim&quot;;&quot;true&quot;;&quot;false&quot;)&amp;&quot;&quot;&quot;&quot;;&quot;&quot;);&quot;&quot;)">
            <text:p/>
          </table:table-cell>
          <table:table-cell table:style-name="ce26" table:formula="of:=IF(AND([.B157]&lt;&gt;[.B156];[.B157]&lt;&gt;&quot;&quot;);&quot;&lt;TABLE NAME=&quot;&quot;&quot;&amp;[.B157]&amp;&quot;&quot;&quot; COMMENT=&quot;&quot;&quot;&amp;[.K157]&amp;&quot;&quot;&quot; &quot;&amp; [.M157] &amp;&quot;&gt;&lt;FIELDS&gt;&quot;;&quot;&quot;) &amp; IF(AND([.A157]=&quot;Chave&quot;;[.A156]=&quot;Campo&quot;);&quot;&lt;KEYS&gt;&quot;;&quot;&quot;) &amp; IF([.A157]=&quot;Chave&quot;;&quot;&lt;KEY NAME=&quot;&quot;&quot;&amp;[.E157]&amp;&quot;&quot;&quot; TYPE=&quot;&quot;&quot;&amp;IF([.D157]=&quot;PK&quot;;&quot;primary&quot;;&quot;foreign&quot;)&amp;&quot;&quot;&quot; FIELDS=&quot;&quot;&quot;&amp;[.C157]&amp;&quot;&quot;&quot;&quot;&amp;IF([.D157]=&quot;FK&quot;;&quot; REFTABLE=&quot;&quot;&quot;&amp;[.F157]&amp;&quot;&quot;&quot; REFFIELDS=&quot;&quot;&quot;&amp;[.G157]&amp;&quot;&quot;&quot;&quot;;&quot;&quot;)&amp;&quot; &quot;&amp;[.L157]&amp;&quot; COMMENT=&quot;&quot;&quot;&amp;[.J157]&amp;&quot;&quot;&quot;&quot;&amp;IF(AND([.A157]=&quot;Campo&quot;;[.D157]=&quot;PK&quot;);&quot; SEQUENCE=&quot;&quot;true&quot;&quot;&quot;;&quot;&quot;)&amp;&quot;/&gt;&quot;;&quot;&quot;) &amp; IF([.A157]=&quot;Campo&quot;;&quot;&lt;FIELD NAME=&quot;&quot;&quot;&amp;[.C157]&amp;&quot;&quot;&quot; &quot;&amp;[.N157]&amp;&quot; &quot;&amp;[.L157]&amp;IF(AND([.A157]=&quot;Campo&quot;;[.D157]&lt;&gt;&quot;PK&quot;);&quot; SEQUENCE=&quot;&quot;false&quot;&quot; &quot;;&quot;&quot;)&amp;&quot; COMMENT=&quot;&quot;&quot;&amp;[.J157]&amp;&quot;&quot;&quot;/&gt;&quot;;&quot;&quot;) &amp; IF(AND([.A157]=&quot;Campo&quot;;[.A158]=&quot;Chave&quot;);&quot;&lt;/FIELDS&gt;&quot;;&quot;&quot;) &amp; IF(AND([.A157]=&quot;Chave&quot;;[.A158]&lt;&gt;&quot;Chave&quot;);&quot;&lt;/KEYS&gt;&quot;;&quot;&quot;) &amp; IF([.B157]&lt;&gt;[.B158];&quot;&lt;/TABLE&gt;&quot;;&quot;&quot;) &amp; IF(AND([.A157]=&quot;&quot;;[.A156]&lt;&gt;&quot;&quot;);&quot;&lt;/TABLES&gt;&lt;/XMLDB&gt;&quot;;&quot;&quot;)">
            <text:p/>
          </table:table-cell>
          <table:table-cell table:style-name="ce27" table:formula="of:=IF(AND([.A157]=&quot;Campo&quot;;[.A157]&lt;&gt;[.A156]);&quot;&lt;Form name=&quot;&quot;newRecord&quot;&quot;&gt;&quot;;&quot;&quot;)&amp;IF([.A157]=&quot;Campo&quot;;&quot;&lt;&quot;&amp;IF([.D157]=&quot;FK&quot;;&quot;Select &quot;;VLOOKUP([.F157];[$Auxiliar.$A$27:.$B$48];2;0))&amp;&quot; id=&quot;&quot;&quot;&amp;[.C157]&amp;&quot;&quot;&quot; label=&quot;&quot;&quot;&amp;[.C157]&amp;&quot;&quot;&quot;&quot;&amp; IF([.D157]=&quot;FK&quot;;&quot; datasource=&quot;&quot;table:&quot;&amp;VLOOKUP(&quot;Chave&quot;&amp;&quot;.&quot;&amp;[.C157];[.$Q$1:.$R$2300];2;0)&amp;&quot;&quot;&quot; bindid=&quot;&quot;id&quot;&quot; bindvalue=&quot;&quot;name&quot;&quot;&quot;;&quot;&quot;)&amp;&quot;required=&quot;&quot;&quot;&amp;IF([.H157]=&quot;Sim&quot;;&quot;true&quot;;&quot;false&quot;)&amp;&quot;&quot;&quot; /&gt;&quot;;&quot;&quot;)&amp;IF(AND([.A157]=&quot;Chave&quot;;[.A156]=&quot;Campo&quot;);&quot;&lt;/Form&gt;&quot;;&quot;&quot;)">
            <text:p/>
          </table:table-cell>
          <table:table-cell table:style-name="ce27" table:formula="of:=IF([.A157]&lt;&gt;&quot;&quot;;[.A157]&amp;&quot;.&quot;&amp;[.C157];&quot;&quot;)">
            <text:p/>
          </table:table-cell>
          <table:table-cell table:style-name="ce27" table:formula="of:=IF([.A157]&lt;&gt;&quot;&quot;;[.F157];&quot;&quot;)">
            <text:p/>
          </table:table-cell>
        </table:table-row>
        <table:table-row table:style-name="ro1">
          <table:table-cell table:formula="of:=IF([Campos.A158]=&quot;&quot;;&quot;&quot;;[Campos.A158])">
            <text:p/>
          </table:table-cell>
          <table:table-cell table:formula="of:=IF([Campos.B158]=&quot;&quot;;&quot;&quot;;[Campos.B158])">
            <text:p/>
          </table:table-cell>
          <table:table-cell table:formula="of:=IF([Campos.C158]=&quot;&quot;;&quot;&quot;;[Campos.C158])">
            <text:p/>
          </table:table-cell>
          <table:table-cell table:formula="of:=IF([Campos.D158]=&quot;&quot;;&quot;&quot;;[Campos.D158])">
            <text:p/>
          </table:table-cell>
          <table:table-cell table:style-name="ce24" table:formula="of:=IF([.A158]=&quot;Chave&quot;;SUBSTITUTE([.C158];&quot;,&quot;;&quot;_&quot;)&amp;ROW([.C158]);[.C158])">
            <text:p/>
          </table:table-cell>
          <table:table-cell table:formula="of:=IF([Campos.F158]=&quot;&quot;;&quot;&quot;;[Campos.F158])">
            <text:p/>
          </table:table-cell>
          <table:table-cell table:formula="of:=IF([Campos.G158]=&quot;&quot;;&quot;&quot;;[Campos.G158])">
            <text:p/>
          </table:table-cell>
          <table:table-cell table:formula="of:=IF([Campos.H158]=&quot;&quot;;&quot;&quot;;[Campos.H158])">
            <text:p/>
          </table:table-cell>
          <table:table-cell table:formula="of:=IF([Campos.E158]=&quot;&quot;;&quot;&quot;;[Campos.E158])">
            <text:p/>
          </table:table-cell>
          <table:table-cell table:formula="of:=IF([Campos.I158]=&quot;&quot;;&quot;&quot;;[Campos.I158])">
            <text:p/>
          </table:table-cell>
          <table:table-cell table:formula="of:=IF([.B158]=&quot;&quot;;&quot;&quot;;VLOOKUP([.B158];[$Tabelas.$A$1:.$B$136];2;0))">
            <text:p/>
          </table:table-cell>
          <table:table-cell table:formula="of:=IF([.A158]=&quot;Campo&quot;;IF([.A158]=&quot;&quot;;&quot;&quot;;IF([.A158]&lt;&gt;[.A157];&quot;&quot;;&quot;PREVIOUS=&quot;&quot;&quot;&amp;[.C157]&amp;&quot;&quot;&quot; &quot;) &amp; IF([.A158]&lt;&gt;[.A159];&quot;&quot;;&quot;NEXT=&quot;&quot;&quot;&amp;[.C159]&amp;&quot;&quot;&quot;&quot;));IF([.A158]=&quot;&quot;;&quot;&quot;;IF([.A158]&lt;&gt;[.A157];&quot;&quot;;&quot;PREVIOUS=&quot;&quot;&quot;&amp;[.E157]&amp;&quot;&quot;&quot; &quot;) &amp; IF([.A158]&lt;&gt;[.A159];&quot;&quot;;&quot;NEXT=&quot;&quot;&quot;&amp;[.E159]&amp;&quot;&quot;&quot;&quot;)))">
            <text:p/>
          </table:table-cell>
          <table:table-cell table:formula="of:=IF([.B158]=&quot;&quot;;&quot;&quot;;VLOOKUP([.B158];[$Tabelas.$A$1:.$C$136];3;0))">
            <text:p/>
          </table:table-cell>
          <table:table-cell table:formula="of:=IF([.A158]=&quot;Campo&quot;; IF(ISERROR(VLOOKUP([.F158];[$Auxiliar.$A$1:.$E$17];5;0));&quot;TYPE=&quot;&quot;&quot;&amp;[.F158]&amp;&quot;&quot;&quot; LENGTH=&quot;&quot;&quot;&amp;[.G158]&amp;&quot;&quot;&quot; &quot;;VLOOKUP([.F158];[$Auxiliar.$A$1:.$E$17];5;0)) &amp; IF(AND([.A158]=&quot;Campo&quot;;[.D158]=&quot;PK&quot;); IF([.I158]=&quot;Sim&quot;;&quot; SEQUENCE=&quot;&quot;true&quot;&quot;&quot;;&quot; SEQUENCE=&quot;&quot;false&quot;&quot;&quot;);&quot;&quot;)&amp;IF([.H158]&lt;&gt;&quot;&quot;;&quot; NOTNULL=&quot;&quot;&quot;&amp;IF([.H158]=&quot;Sim&quot;;&quot;true&quot;;&quot;false&quot;)&amp;&quot;&quot;&quot;&quot;;&quot;&quot;);&quot;&quot;)">
            <text:p/>
          </table:table-cell>
          <table:table-cell table:style-name="ce26" table:formula="of:=IF(AND([.B158]&lt;&gt;[.B157];[.B158]&lt;&gt;&quot;&quot;);&quot;&lt;TABLE NAME=&quot;&quot;&quot;&amp;[.B158]&amp;&quot;&quot;&quot; COMMENT=&quot;&quot;&quot;&amp;[.K158]&amp;&quot;&quot;&quot; &quot;&amp; [.M158] &amp;&quot;&gt;&lt;FIELDS&gt;&quot;;&quot;&quot;) &amp; IF(AND([.A158]=&quot;Chave&quot;;[.A157]=&quot;Campo&quot;);&quot;&lt;KEYS&gt;&quot;;&quot;&quot;) &amp; IF([.A158]=&quot;Chave&quot;;&quot;&lt;KEY NAME=&quot;&quot;&quot;&amp;[.E158]&amp;&quot;&quot;&quot; TYPE=&quot;&quot;&quot;&amp;IF([.D158]=&quot;PK&quot;;&quot;primary&quot;;&quot;foreign&quot;)&amp;&quot;&quot;&quot; FIELDS=&quot;&quot;&quot;&amp;[.C158]&amp;&quot;&quot;&quot;&quot;&amp;IF([.D158]=&quot;FK&quot;;&quot; REFTABLE=&quot;&quot;&quot;&amp;[.F158]&amp;&quot;&quot;&quot; REFFIELDS=&quot;&quot;&quot;&amp;[.G158]&amp;&quot;&quot;&quot;&quot;;&quot;&quot;)&amp;&quot; &quot;&amp;[.L158]&amp;&quot; COMMENT=&quot;&quot;&quot;&amp;[.J158]&amp;&quot;&quot;&quot;&quot;&amp;IF(AND([.A158]=&quot;Campo&quot;;[.D158]=&quot;PK&quot;);&quot; SEQUENCE=&quot;&quot;true&quot;&quot;&quot;;&quot;&quot;)&amp;&quot;/&gt;&quot;;&quot;&quot;) &amp; IF([.A158]=&quot;Campo&quot;;&quot;&lt;FIELD NAME=&quot;&quot;&quot;&amp;[.C158]&amp;&quot;&quot;&quot; &quot;&amp;[.N158]&amp;&quot; &quot;&amp;[.L158]&amp;IF(AND([.A158]=&quot;Campo&quot;;[.D158]&lt;&gt;&quot;PK&quot;);&quot; SEQUENCE=&quot;&quot;false&quot;&quot; &quot;;&quot;&quot;)&amp;&quot; COMMENT=&quot;&quot;&quot;&amp;[.J158]&amp;&quot;&quot;&quot;/&gt;&quot;;&quot;&quot;) &amp; IF(AND([.A158]=&quot;Campo&quot;;[.A159]=&quot;Chave&quot;);&quot;&lt;/FIELDS&gt;&quot;;&quot;&quot;) &amp; IF(AND([.A158]=&quot;Chave&quot;;[.A159]&lt;&gt;&quot;Chave&quot;);&quot;&lt;/KEYS&gt;&quot;;&quot;&quot;) &amp; IF([.B158]&lt;&gt;[.B159];&quot;&lt;/TABLE&gt;&quot;;&quot;&quot;) &amp; IF(AND([.A158]=&quot;&quot;;[.A157]&lt;&gt;&quot;&quot;);&quot;&lt;/TABLES&gt;&lt;/XMLDB&gt;&quot;;&quot;&quot;)">
            <text:p/>
          </table:table-cell>
          <table:table-cell table:style-name="ce27" table:formula="of:=IF(AND([.A158]=&quot;Campo&quot;;[.A158]&lt;&gt;[.A157]);&quot;&lt;Form name=&quot;&quot;newRecord&quot;&quot;&gt;&quot;;&quot;&quot;)&amp;IF([.A158]=&quot;Campo&quot;;&quot;&lt;&quot;&amp;IF([.D158]=&quot;FK&quot;;&quot;Select &quot;;VLOOKUP([.F158];[$Auxiliar.$A$27:.$B$48];2;0))&amp;&quot; id=&quot;&quot;&quot;&amp;[.C158]&amp;&quot;&quot;&quot; label=&quot;&quot;&quot;&amp;[.C158]&amp;&quot;&quot;&quot;&quot;&amp; IF([.D158]=&quot;FK&quot;;&quot; datasource=&quot;&quot;table:&quot;&amp;VLOOKUP(&quot;Chave&quot;&amp;&quot;.&quot;&amp;[.C158];[.$Q$1:.$R$2300];2;0)&amp;&quot;&quot;&quot; bindid=&quot;&quot;id&quot;&quot; bindvalue=&quot;&quot;name&quot;&quot;&quot;;&quot;&quot;)&amp;&quot;required=&quot;&quot;&quot;&amp;IF([.H158]=&quot;Sim&quot;;&quot;true&quot;;&quot;false&quot;)&amp;&quot;&quot;&quot; /&gt;&quot;;&quot;&quot;)&amp;IF(AND([.A158]=&quot;Chave&quot;;[.A157]=&quot;Campo&quot;);&quot;&lt;/Form&gt;&quot;;&quot;&quot;)">
            <text:p/>
          </table:table-cell>
          <table:table-cell table:style-name="ce27" table:formula="of:=IF([.A158]&lt;&gt;&quot;&quot;;[.A158]&amp;&quot;.&quot;&amp;[.C158];&quot;&quot;)">
            <text:p/>
          </table:table-cell>
          <table:table-cell table:style-name="ce27" table:formula="of:=IF([.A158]&lt;&gt;&quot;&quot;;[.F158];&quot;&quot;)">
            <text:p/>
          </table:table-cell>
        </table:table-row>
        <table:table-row table:style-name="ro1">
          <table:table-cell table:formula="of:=IF([Campos.A159]=&quot;&quot;;&quot;&quot;;[Campos.A159])">
            <text:p/>
          </table:table-cell>
          <table:table-cell table:formula="of:=IF([Campos.B159]=&quot;&quot;;&quot;&quot;;[Campos.B159])">
            <text:p/>
          </table:table-cell>
          <table:table-cell table:formula="of:=IF([Campos.C159]=&quot;&quot;;&quot;&quot;;[Campos.C159])">
            <text:p/>
          </table:table-cell>
          <table:table-cell table:formula="of:=IF([Campos.D159]=&quot;&quot;;&quot;&quot;;[Campos.D159])">
            <text:p/>
          </table:table-cell>
          <table:table-cell table:style-name="ce24" table:formula="of:=IF([.A159]=&quot;Chave&quot;;SUBSTITUTE([.C159];&quot;,&quot;;&quot;_&quot;)&amp;ROW([.C159]);[.C159])">
            <text:p/>
          </table:table-cell>
          <table:table-cell table:formula="of:=IF([Campos.F159]=&quot;&quot;;&quot;&quot;;[Campos.F159])">
            <text:p/>
          </table:table-cell>
          <table:table-cell table:formula="of:=IF([Campos.G159]=&quot;&quot;;&quot;&quot;;[Campos.G159])">
            <text:p/>
          </table:table-cell>
          <table:table-cell table:formula="of:=IF([Campos.H159]=&quot;&quot;;&quot;&quot;;[Campos.H159])">
            <text:p/>
          </table:table-cell>
          <table:table-cell table:formula="of:=IF([Campos.E159]=&quot;&quot;;&quot;&quot;;[Campos.E159])">
            <text:p/>
          </table:table-cell>
          <table:table-cell table:formula="of:=IF([Campos.I159]=&quot;&quot;;&quot;&quot;;[Campos.I159])">
            <text:p/>
          </table:table-cell>
          <table:table-cell table:formula="of:=IF([.B159]=&quot;&quot;;&quot;&quot;;VLOOKUP([.B159];[$Tabelas.$A$1:.$B$136];2;0))">
            <text:p/>
          </table:table-cell>
          <table:table-cell table:formula="of:=IF([.A159]=&quot;Campo&quot;;IF([.A159]=&quot;&quot;;&quot;&quot;;IF([.A159]&lt;&gt;[.A158];&quot;&quot;;&quot;PREVIOUS=&quot;&quot;&quot;&amp;[.C158]&amp;&quot;&quot;&quot; &quot;) &amp; IF([.A159]&lt;&gt;[.A160];&quot;&quot;;&quot;NEXT=&quot;&quot;&quot;&amp;[.C160]&amp;&quot;&quot;&quot;&quot;));IF([.A159]=&quot;&quot;;&quot;&quot;;IF([.A159]&lt;&gt;[.A158];&quot;&quot;;&quot;PREVIOUS=&quot;&quot;&quot;&amp;[.E158]&amp;&quot;&quot;&quot; &quot;) &amp; IF([.A159]&lt;&gt;[.A160];&quot;&quot;;&quot;NEXT=&quot;&quot;&quot;&amp;[.E160]&amp;&quot;&quot;&quot;&quot;)))">
            <text:p/>
          </table:table-cell>
          <table:table-cell table:formula="of:=IF([.B159]=&quot;&quot;;&quot;&quot;;VLOOKUP([.B159];[$Tabelas.$A$1:.$C$136];3;0))">
            <text:p/>
          </table:table-cell>
          <table:table-cell table:formula="of:=IF([.A159]=&quot;Campo&quot;; IF(ISERROR(VLOOKUP([.F159];[$Auxiliar.$A$1:.$E$17];5;0));&quot;TYPE=&quot;&quot;&quot;&amp;[.F159]&amp;&quot;&quot;&quot; LENGTH=&quot;&quot;&quot;&amp;[.G159]&amp;&quot;&quot;&quot; &quot;;VLOOKUP([.F159];[$Auxiliar.$A$1:.$E$17];5;0)) &amp; IF(AND([.A159]=&quot;Campo&quot;;[.D159]=&quot;PK&quot;); IF([.I159]=&quot;Sim&quot;;&quot; SEQUENCE=&quot;&quot;true&quot;&quot;&quot;;&quot; SEQUENCE=&quot;&quot;false&quot;&quot;&quot;);&quot;&quot;)&amp;IF([.H159]&lt;&gt;&quot;&quot;;&quot; NOTNULL=&quot;&quot;&quot;&amp;IF([.H159]=&quot;Sim&quot;;&quot;true&quot;;&quot;false&quot;)&amp;&quot;&quot;&quot;&quot;;&quot;&quot;);&quot;&quot;)">
            <text:p/>
          </table:table-cell>
          <table:table-cell table:style-name="ce26" table:formula="of:=IF(AND([.B159]&lt;&gt;[.B158];[.B159]&lt;&gt;&quot;&quot;);&quot;&lt;TABLE NAME=&quot;&quot;&quot;&amp;[.B159]&amp;&quot;&quot;&quot; COMMENT=&quot;&quot;&quot;&amp;[.K159]&amp;&quot;&quot;&quot; &quot;&amp; [.M159] &amp;&quot;&gt;&lt;FIELDS&gt;&quot;;&quot;&quot;) &amp; IF(AND([.A159]=&quot;Chave&quot;;[.A158]=&quot;Campo&quot;);&quot;&lt;KEYS&gt;&quot;;&quot;&quot;) &amp; IF([.A159]=&quot;Chave&quot;;&quot;&lt;KEY NAME=&quot;&quot;&quot;&amp;[.E159]&amp;&quot;&quot;&quot; TYPE=&quot;&quot;&quot;&amp;IF([.D159]=&quot;PK&quot;;&quot;primary&quot;;&quot;foreign&quot;)&amp;&quot;&quot;&quot; FIELDS=&quot;&quot;&quot;&amp;[.C159]&amp;&quot;&quot;&quot;&quot;&amp;IF([.D159]=&quot;FK&quot;;&quot; REFTABLE=&quot;&quot;&quot;&amp;[.F159]&amp;&quot;&quot;&quot; REFFIELDS=&quot;&quot;&quot;&amp;[.G159]&amp;&quot;&quot;&quot;&quot;;&quot;&quot;)&amp;&quot; &quot;&amp;[.L159]&amp;&quot; COMMENT=&quot;&quot;&quot;&amp;[.J159]&amp;&quot;&quot;&quot;&quot;&amp;IF(AND([.A159]=&quot;Campo&quot;;[.D159]=&quot;PK&quot;);&quot; SEQUENCE=&quot;&quot;true&quot;&quot;&quot;;&quot;&quot;)&amp;&quot;/&gt;&quot;;&quot;&quot;) &amp; IF([.A159]=&quot;Campo&quot;;&quot;&lt;FIELD NAME=&quot;&quot;&quot;&amp;[.C159]&amp;&quot;&quot;&quot; &quot;&amp;[.N159]&amp;&quot; &quot;&amp;[.L159]&amp;IF(AND([.A159]=&quot;Campo&quot;;[.D159]&lt;&gt;&quot;PK&quot;);&quot; SEQUENCE=&quot;&quot;false&quot;&quot; &quot;;&quot;&quot;)&amp;&quot; COMMENT=&quot;&quot;&quot;&amp;[.J159]&amp;&quot;&quot;&quot;/&gt;&quot;;&quot;&quot;) &amp; IF(AND([.A159]=&quot;Campo&quot;;[.A160]=&quot;Chave&quot;);&quot;&lt;/FIELDS&gt;&quot;;&quot;&quot;) &amp; IF(AND([.A159]=&quot;Chave&quot;;[.A160]&lt;&gt;&quot;Chave&quot;);&quot;&lt;/KEYS&gt;&quot;;&quot;&quot;) &amp; IF([.B159]&lt;&gt;[.B160];&quot;&lt;/TABLE&gt;&quot;;&quot;&quot;) &amp; IF(AND([.A159]=&quot;&quot;;[.A158]&lt;&gt;&quot;&quot;);&quot;&lt;/TABLES&gt;&lt;/XMLDB&gt;&quot;;&quot;&quot;)">
            <text:p/>
          </table:table-cell>
          <table:table-cell table:style-name="ce27" table:formula="of:=IF(AND([.A159]=&quot;Campo&quot;;[.A159]&lt;&gt;[.A158]);&quot;&lt;Form name=&quot;&quot;newRecord&quot;&quot;&gt;&quot;;&quot;&quot;)&amp;IF([.A159]=&quot;Campo&quot;;&quot;&lt;&quot;&amp;IF([.D159]=&quot;FK&quot;;&quot;Select &quot;;VLOOKUP([.F159];[$Auxiliar.$A$27:.$B$48];2;0))&amp;&quot; id=&quot;&quot;&quot;&amp;[.C159]&amp;&quot;&quot;&quot; label=&quot;&quot;&quot;&amp;[.C159]&amp;&quot;&quot;&quot;&quot;&amp; IF([.D159]=&quot;FK&quot;;&quot; datasource=&quot;&quot;table:&quot;&amp;VLOOKUP(&quot;Chave&quot;&amp;&quot;.&quot;&amp;[.C159];[.$Q$1:.$R$2300];2;0)&amp;&quot;&quot;&quot; bindid=&quot;&quot;id&quot;&quot; bindvalue=&quot;&quot;name&quot;&quot;&quot;;&quot;&quot;)&amp;&quot;required=&quot;&quot;&quot;&amp;IF([.H159]=&quot;Sim&quot;;&quot;true&quot;;&quot;false&quot;)&amp;&quot;&quot;&quot; /&gt;&quot;;&quot;&quot;)&amp;IF(AND([.A159]=&quot;Chave&quot;;[.A158]=&quot;Campo&quot;);&quot;&lt;/Form&gt;&quot;;&quot;&quot;)">
            <text:p/>
          </table:table-cell>
          <table:table-cell table:style-name="ce27" table:formula="of:=IF([.A159]&lt;&gt;&quot;&quot;;[.A159]&amp;&quot;.&quot;&amp;[.C159];&quot;&quot;)">
            <text:p/>
          </table:table-cell>
          <table:table-cell table:style-name="ce27" table:formula="of:=IF([.A159]&lt;&gt;&quot;&quot;;[.F159];&quot;&quot;)">
            <text:p/>
          </table:table-cell>
        </table:table-row>
        <table:table-row table:style-name="ro1">
          <table:table-cell table:formula="of:=IF([Campos.A160]=&quot;&quot;;&quot;&quot;;[Campos.A160])">
            <text:p/>
          </table:table-cell>
          <table:table-cell table:formula="of:=IF([Campos.B160]=&quot;&quot;;&quot;&quot;;[Campos.B160])">
            <text:p/>
          </table:table-cell>
          <table:table-cell table:formula="of:=IF([Campos.C160]=&quot;&quot;;&quot;&quot;;[Campos.C160])">
            <text:p/>
          </table:table-cell>
          <table:table-cell table:formula="of:=IF([Campos.D160]=&quot;&quot;;&quot;&quot;;[Campos.D160])">
            <text:p/>
          </table:table-cell>
          <table:table-cell table:style-name="ce24" table:formula="of:=IF([.A160]=&quot;Chave&quot;;SUBSTITUTE([.C160];&quot;,&quot;;&quot;_&quot;)&amp;ROW([.C160]);[.C160])">
            <text:p/>
          </table:table-cell>
          <table:table-cell table:formula="of:=IF([Campos.F160]=&quot;&quot;;&quot;&quot;;[Campos.F160])">
            <text:p/>
          </table:table-cell>
          <table:table-cell table:formula="of:=IF([Campos.G160]=&quot;&quot;;&quot;&quot;;[Campos.G160])">
            <text:p/>
          </table:table-cell>
          <table:table-cell table:formula="of:=IF([Campos.H160]=&quot;&quot;;&quot;&quot;;[Campos.H160])">
            <text:p/>
          </table:table-cell>
          <table:table-cell table:formula="of:=IF([Campos.E160]=&quot;&quot;;&quot;&quot;;[Campos.E160])">
            <text:p/>
          </table:table-cell>
          <table:table-cell table:formula="of:=IF([Campos.I160]=&quot;&quot;;&quot;&quot;;[Campos.I160])">
            <text:p/>
          </table:table-cell>
          <table:table-cell table:formula="of:=IF([.B160]=&quot;&quot;;&quot;&quot;;VLOOKUP([.B160];[$Tabelas.$A$1:.$B$136];2;0))">
            <text:p/>
          </table:table-cell>
          <table:table-cell table:formula="of:=IF([.A160]=&quot;Campo&quot;;IF([.A160]=&quot;&quot;;&quot;&quot;;IF([.A160]&lt;&gt;[.A159];&quot;&quot;;&quot;PREVIOUS=&quot;&quot;&quot;&amp;[.C159]&amp;&quot;&quot;&quot; &quot;) &amp; IF([.A160]&lt;&gt;[.A161];&quot;&quot;;&quot;NEXT=&quot;&quot;&quot;&amp;[.C161]&amp;&quot;&quot;&quot;&quot;));IF([.A160]=&quot;&quot;;&quot;&quot;;IF([.A160]&lt;&gt;[.A159];&quot;&quot;;&quot;PREVIOUS=&quot;&quot;&quot;&amp;[.E159]&amp;&quot;&quot;&quot; &quot;) &amp; IF([.A160]&lt;&gt;[.A161];&quot;&quot;;&quot;NEXT=&quot;&quot;&quot;&amp;[.E161]&amp;&quot;&quot;&quot;&quot;)))">
            <text:p/>
          </table:table-cell>
          <table:table-cell table:formula="of:=IF([.B160]=&quot;&quot;;&quot;&quot;;VLOOKUP([.B160];[$Tabelas.$A$1:.$C$136];3;0))">
            <text:p/>
          </table:table-cell>
          <table:table-cell table:formula="of:=IF([.A160]=&quot;Campo&quot;; IF(ISERROR(VLOOKUP([.F160];[$Auxiliar.$A$1:.$E$17];5;0));&quot;TYPE=&quot;&quot;&quot;&amp;[.F160]&amp;&quot;&quot;&quot; LENGTH=&quot;&quot;&quot;&amp;[.G160]&amp;&quot;&quot;&quot; &quot;;VLOOKUP([.F160];[$Auxiliar.$A$1:.$E$17];5;0)) &amp; IF(AND([.A160]=&quot;Campo&quot;;[.D160]=&quot;PK&quot;); IF([.I160]=&quot;Sim&quot;;&quot; SEQUENCE=&quot;&quot;true&quot;&quot;&quot;;&quot; SEQUENCE=&quot;&quot;false&quot;&quot;&quot;);&quot;&quot;)&amp;IF([.H160]&lt;&gt;&quot;&quot;;&quot; NOTNULL=&quot;&quot;&quot;&amp;IF([.H160]=&quot;Sim&quot;;&quot;true&quot;;&quot;false&quot;)&amp;&quot;&quot;&quot;&quot;;&quot;&quot;);&quot;&quot;)">
            <text:p/>
          </table:table-cell>
          <table:table-cell table:style-name="ce26" table:formula="of:=IF(AND([.B160]&lt;&gt;[.B159];[.B160]&lt;&gt;&quot;&quot;);&quot;&lt;TABLE NAME=&quot;&quot;&quot;&amp;[.B160]&amp;&quot;&quot;&quot; COMMENT=&quot;&quot;&quot;&amp;[.K160]&amp;&quot;&quot;&quot; &quot;&amp; [.M160] &amp;&quot;&gt;&lt;FIELDS&gt;&quot;;&quot;&quot;) &amp; IF(AND([.A160]=&quot;Chave&quot;;[.A159]=&quot;Campo&quot;);&quot;&lt;KEYS&gt;&quot;;&quot;&quot;) &amp; IF([.A160]=&quot;Chave&quot;;&quot;&lt;KEY NAME=&quot;&quot;&quot;&amp;[.E160]&amp;&quot;&quot;&quot; TYPE=&quot;&quot;&quot;&amp;IF([.D160]=&quot;PK&quot;;&quot;primary&quot;;&quot;foreign&quot;)&amp;&quot;&quot;&quot; FIELDS=&quot;&quot;&quot;&amp;[.C160]&amp;&quot;&quot;&quot;&quot;&amp;IF([.D160]=&quot;FK&quot;;&quot; REFTABLE=&quot;&quot;&quot;&amp;[.F160]&amp;&quot;&quot;&quot; REFFIELDS=&quot;&quot;&quot;&amp;[.G160]&amp;&quot;&quot;&quot;&quot;;&quot;&quot;)&amp;&quot; &quot;&amp;[.L160]&amp;&quot; COMMENT=&quot;&quot;&quot;&amp;[.J160]&amp;&quot;&quot;&quot;&quot;&amp;IF(AND([.A160]=&quot;Campo&quot;;[.D160]=&quot;PK&quot;);&quot; SEQUENCE=&quot;&quot;true&quot;&quot;&quot;;&quot;&quot;)&amp;&quot;/&gt;&quot;;&quot;&quot;) &amp; IF([.A160]=&quot;Campo&quot;;&quot;&lt;FIELD NAME=&quot;&quot;&quot;&amp;[.C160]&amp;&quot;&quot;&quot; &quot;&amp;[.N160]&amp;&quot; &quot;&amp;[.L160]&amp;IF(AND([.A160]=&quot;Campo&quot;;[.D160]&lt;&gt;&quot;PK&quot;);&quot; SEQUENCE=&quot;&quot;false&quot;&quot; &quot;;&quot;&quot;)&amp;&quot; COMMENT=&quot;&quot;&quot;&amp;[.J160]&amp;&quot;&quot;&quot;/&gt;&quot;;&quot;&quot;) &amp; IF(AND([.A160]=&quot;Campo&quot;;[.A161]=&quot;Chave&quot;);&quot;&lt;/FIELDS&gt;&quot;;&quot;&quot;) &amp; IF(AND([.A160]=&quot;Chave&quot;;[.A161]&lt;&gt;&quot;Chave&quot;);&quot;&lt;/KEYS&gt;&quot;;&quot;&quot;) &amp; IF([.B160]&lt;&gt;[.B161];&quot;&lt;/TABLE&gt;&quot;;&quot;&quot;) &amp; IF(AND([.A160]=&quot;&quot;;[.A159]&lt;&gt;&quot;&quot;);&quot;&lt;/TABLES&gt;&lt;/XMLDB&gt;&quot;;&quot;&quot;)">
            <text:p/>
          </table:table-cell>
          <table:table-cell table:style-name="ce27" table:formula="of:=IF(AND([.A160]=&quot;Campo&quot;;[.A160]&lt;&gt;[.A159]);&quot;&lt;Form name=&quot;&quot;newRecord&quot;&quot;&gt;&quot;;&quot;&quot;)&amp;IF([.A160]=&quot;Campo&quot;;&quot;&lt;&quot;&amp;IF([.D160]=&quot;FK&quot;;&quot;Select &quot;;VLOOKUP([.F160];[$Auxiliar.$A$27:.$B$48];2;0))&amp;&quot; id=&quot;&quot;&quot;&amp;[.C160]&amp;&quot;&quot;&quot; label=&quot;&quot;&quot;&amp;[.C160]&amp;&quot;&quot;&quot;&quot;&amp; IF([.D160]=&quot;FK&quot;;&quot; datasource=&quot;&quot;table:&quot;&amp;VLOOKUP(&quot;Chave&quot;&amp;&quot;.&quot;&amp;[.C160];[.$Q$1:.$R$2300];2;0)&amp;&quot;&quot;&quot; bindid=&quot;&quot;id&quot;&quot; bindvalue=&quot;&quot;name&quot;&quot;&quot;;&quot;&quot;)&amp;&quot;required=&quot;&quot;&quot;&amp;IF([.H160]=&quot;Sim&quot;;&quot;true&quot;;&quot;false&quot;)&amp;&quot;&quot;&quot; /&gt;&quot;;&quot;&quot;)&amp;IF(AND([.A160]=&quot;Chave&quot;;[.A159]=&quot;Campo&quot;);&quot;&lt;/Form&gt;&quot;;&quot;&quot;)">
            <text:p/>
          </table:table-cell>
          <table:table-cell table:style-name="ce27" table:formula="of:=IF([.A160]&lt;&gt;&quot;&quot;;[.A160]&amp;&quot;.&quot;&amp;[.C160];&quot;&quot;)">
            <text:p/>
          </table:table-cell>
          <table:table-cell table:style-name="ce27" table:formula="of:=IF([.A160]&lt;&gt;&quot;&quot;;[.F160];&quot;&quot;)">
            <text:p/>
          </table:table-cell>
        </table:table-row>
        <table:table-row table:style-name="ro1">
          <table:table-cell table:formula="of:=IF([Campos.A161]=&quot;&quot;;&quot;&quot;;[Campos.A161])">
            <text:p/>
          </table:table-cell>
          <table:table-cell table:formula="of:=IF([Campos.B161]=&quot;&quot;;&quot;&quot;;[Campos.B161])">
            <text:p/>
          </table:table-cell>
          <table:table-cell table:formula="of:=IF([Campos.C161]=&quot;&quot;;&quot;&quot;;[Campos.C161])">
            <text:p/>
          </table:table-cell>
          <table:table-cell table:formula="of:=IF([Campos.D161]=&quot;&quot;;&quot;&quot;;[Campos.D161])">
            <text:p/>
          </table:table-cell>
          <table:table-cell table:style-name="ce24" table:formula="of:=IF([.A161]=&quot;Chave&quot;;SUBSTITUTE([.C161];&quot;,&quot;;&quot;_&quot;)&amp;ROW([.C161]);[.C161])">
            <text:p/>
          </table:table-cell>
          <table:table-cell table:formula="of:=IF([Campos.F161]=&quot;&quot;;&quot;&quot;;[Campos.F161])">
            <text:p/>
          </table:table-cell>
          <table:table-cell table:formula="of:=IF([Campos.G161]=&quot;&quot;;&quot;&quot;;[Campos.G161])">
            <text:p/>
          </table:table-cell>
          <table:table-cell table:formula="of:=IF([Campos.H161]=&quot;&quot;;&quot;&quot;;[Campos.H161])">
            <text:p/>
          </table:table-cell>
          <table:table-cell table:formula="of:=IF([Campos.E161]=&quot;&quot;;&quot;&quot;;[Campos.E161])">
            <text:p/>
          </table:table-cell>
          <table:table-cell table:formula="of:=IF([Campos.I161]=&quot;&quot;;&quot;&quot;;[Campos.I161])">
            <text:p/>
          </table:table-cell>
          <table:table-cell table:formula="of:=IF([.B161]=&quot;&quot;;&quot;&quot;;VLOOKUP([.B161];[$Tabelas.$A$1:.$B$136];2;0))">
            <text:p/>
          </table:table-cell>
          <table:table-cell table:formula="of:=IF([.A161]=&quot;Campo&quot;;IF([.A161]=&quot;&quot;;&quot;&quot;;IF([.A161]&lt;&gt;[.A160];&quot;&quot;;&quot;PREVIOUS=&quot;&quot;&quot;&amp;[.C160]&amp;&quot;&quot;&quot; &quot;) &amp; IF([.A161]&lt;&gt;[.A162];&quot;&quot;;&quot;NEXT=&quot;&quot;&quot;&amp;[.C162]&amp;&quot;&quot;&quot;&quot;));IF([.A161]=&quot;&quot;;&quot;&quot;;IF([.A161]&lt;&gt;[.A160];&quot;&quot;;&quot;PREVIOUS=&quot;&quot;&quot;&amp;[.E160]&amp;&quot;&quot;&quot; &quot;) &amp; IF([.A161]&lt;&gt;[.A162];&quot;&quot;;&quot;NEXT=&quot;&quot;&quot;&amp;[.E162]&amp;&quot;&quot;&quot;&quot;)))">
            <text:p/>
          </table:table-cell>
          <table:table-cell table:formula="of:=IF([.B161]=&quot;&quot;;&quot;&quot;;VLOOKUP([.B161];[$Tabelas.$A$1:.$C$136];3;0))">
            <text:p/>
          </table:table-cell>
          <table:table-cell table:formula="of:=IF([.A161]=&quot;Campo&quot;; IF(ISERROR(VLOOKUP([.F161];[$Auxiliar.$A$1:.$E$17];5;0));&quot;TYPE=&quot;&quot;&quot;&amp;[.F161]&amp;&quot;&quot;&quot; LENGTH=&quot;&quot;&quot;&amp;[.G161]&amp;&quot;&quot;&quot; &quot;;VLOOKUP([.F161];[$Auxiliar.$A$1:.$E$17];5;0)) &amp; IF(AND([.A161]=&quot;Campo&quot;;[.D161]=&quot;PK&quot;); IF([.I161]=&quot;Sim&quot;;&quot; SEQUENCE=&quot;&quot;true&quot;&quot;&quot;;&quot; SEQUENCE=&quot;&quot;false&quot;&quot;&quot;);&quot;&quot;)&amp;IF([.H161]&lt;&gt;&quot;&quot;;&quot; NOTNULL=&quot;&quot;&quot;&amp;IF([.H161]=&quot;Sim&quot;;&quot;true&quot;;&quot;false&quot;)&amp;&quot;&quot;&quot;&quot;;&quot;&quot;);&quot;&quot;)">
            <text:p/>
          </table:table-cell>
          <table:table-cell table:style-name="ce26" table:formula="of:=IF(AND([.B161]&lt;&gt;[.B160];[.B161]&lt;&gt;&quot;&quot;);&quot;&lt;TABLE NAME=&quot;&quot;&quot;&amp;[.B161]&amp;&quot;&quot;&quot; COMMENT=&quot;&quot;&quot;&amp;[.K161]&amp;&quot;&quot;&quot; &quot;&amp; [.M161] &amp;&quot;&gt;&lt;FIELDS&gt;&quot;;&quot;&quot;) &amp; IF(AND([.A161]=&quot;Chave&quot;;[.A160]=&quot;Campo&quot;);&quot;&lt;KEYS&gt;&quot;;&quot;&quot;) &amp; IF([.A161]=&quot;Chave&quot;;&quot;&lt;KEY NAME=&quot;&quot;&quot;&amp;[.E161]&amp;&quot;&quot;&quot; TYPE=&quot;&quot;&quot;&amp;IF([.D161]=&quot;PK&quot;;&quot;primary&quot;;&quot;foreign&quot;)&amp;&quot;&quot;&quot; FIELDS=&quot;&quot;&quot;&amp;[.C161]&amp;&quot;&quot;&quot;&quot;&amp;IF([.D161]=&quot;FK&quot;;&quot; REFTABLE=&quot;&quot;&quot;&amp;[.F161]&amp;&quot;&quot;&quot; REFFIELDS=&quot;&quot;&quot;&amp;[.G161]&amp;&quot;&quot;&quot;&quot;;&quot;&quot;)&amp;&quot; &quot;&amp;[.L161]&amp;&quot; COMMENT=&quot;&quot;&quot;&amp;[.J161]&amp;&quot;&quot;&quot;&quot;&amp;IF(AND([.A161]=&quot;Campo&quot;;[.D161]=&quot;PK&quot;);&quot; SEQUENCE=&quot;&quot;true&quot;&quot;&quot;;&quot;&quot;)&amp;&quot;/&gt;&quot;;&quot;&quot;) &amp; IF([.A161]=&quot;Campo&quot;;&quot;&lt;FIELD NAME=&quot;&quot;&quot;&amp;[.C161]&amp;&quot;&quot;&quot; &quot;&amp;[.N161]&amp;&quot; &quot;&amp;[.L161]&amp;IF(AND([.A161]=&quot;Campo&quot;;[.D161]&lt;&gt;&quot;PK&quot;);&quot; SEQUENCE=&quot;&quot;false&quot;&quot; &quot;;&quot;&quot;)&amp;&quot; COMMENT=&quot;&quot;&quot;&amp;[.J161]&amp;&quot;&quot;&quot;/&gt;&quot;;&quot;&quot;) &amp; IF(AND([.A161]=&quot;Campo&quot;;[.A162]=&quot;Chave&quot;);&quot;&lt;/FIELDS&gt;&quot;;&quot;&quot;) &amp; IF(AND([.A161]=&quot;Chave&quot;;[.A162]&lt;&gt;&quot;Chave&quot;);&quot;&lt;/KEYS&gt;&quot;;&quot;&quot;) &amp; IF([.B161]&lt;&gt;[.B162];&quot;&lt;/TABLE&gt;&quot;;&quot;&quot;) &amp; IF(AND([.A161]=&quot;&quot;;[.A160]&lt;&gt;&quot;&quot;);&quot;&lt;/TABLES&gt;&lt;/XMLDB&gt;&quot;;&quot;&quot;)">
            <text:p/>
          </table:table-cell>
          <table:table-cell table:style-name="ce27" table:formula="of:=IF(AND([.A161]=&quot;Campo&quot;;[.A161]&lt;&gt;[.A160]);&quot;&lt;Form name=&quot;&quot;newRecord&quot;&quot;&gt;&quot;;&quot;&quot;)&amp;IF([.A161]=&quot;Campo&quot;;&quot;&lt;&quot;&amp;IF([.D161]=&quot;FK&quot;;&quot;Select &quot;;VLOOKUP([.F161];[$Auxiliar.$A$27:.$B$48];2;0))&amp;&quot; id=&quot;&quot;&quot;&amp;[.C161]&amp;&quot;&quot;&quot; label=&quot;&quot;&quot;&amp;[.C161]&amp;&quot;&quot;&quot;&quot;&amp; IF([.D161]=&quot;FK&quot;;&quot; datasource=&quot;&quot;table:&quot;&amp;VLOOKUP(&quot;Chave&quot;&amp;&quot;.&quot;&amp;[.C161];[.$Q$1:.$R$2300];2;0)&amp;&quot;&quot;&quot; bindid=&quot;&quot;id&quot;&quot; bindvalue=&quot;&quot;name&quot;&quot;&quot;;&quot;&quot;)&amp;&quot;required=&quot;&quot;&quot;&amp;IF([.H161]=&quot;Sim&quot;;&quot;true&quot;;&quot;false&quot;)&amp;&quot;&quot;&quot; /&gt;&quot;;&quot;&quot;)&amp;IF(AND([.A161]=&quot;Chave&quot;;[.A160]=&quot;Campo&quot;);&quot;&lt;/Form&gt;&quot;;&quot;&quot;)">
            <text:p/>
          </table:table-cell>
          <table:table-cell table:style-name="ce27" table:formula="of:=IF([.A161]&lt;&gt;&quot;&quot;;[.A161]&amp;&quot;.&quot;&amp;[.C161];&quot;&quot;)">
            <text:p/>
          </table:table-cell>
          <table:table-cell table:style-name="ce27" table:formula="of:=IF([.A161]&lt;&gt;&quot;&quot;;[.F161];&quot;&quot;)">
            <text:p/>
          </table:table-cell>
        </table:table-row>
        <table:table-row table:style-name="ro1">
          <table:table-cell table:formula="of:=IF([Campos.A162]=&quot;&quot;;&quot;&quot;;[Campos.A162])">
            <text:p/>
          </table:table-cell>
          <table:table-cell table:formula="of:=IF([Campos.B162]=&quot;&quot;;&quot;&quot;;[Campos.B162])">
            <text:p/>
          </table:table-cell>
          <table:table-cell table:formula="of:=IF([Campos.C162]=&quot;&quot;;&quot;&quot;;[Campos.C162])">
            <text:p/>
          </table:table-cell>
          <table:table-cell table:formula="of:=IF([Campos.D162]=&quot;&quot;;&quot;&quot;;[Campos.D162])">
            <text:p/>
          </table:table-cell>
          <table:table-cell table:style-name="ce24" table:formula="of:=IF([.A162]=&quot;Chave&quot;;SUBSTITUTE([.C162];&quot;,&quot;;&quot;_&quot;)&amp;ROW([.C162]);[.C162])">
            <text:p/>
          </table:table-cell>
          <table:table-cell table:formula="of:=IF([Campos.F162]=&quot;&quot;;&quot;&quot;;[Campos.F162])">
            <text:p/>
          </table:table-cell>
          <table:table-cell table:formula="of:=IF([Campos.G162]=&quot;&quot;;&quot;&quot;;[Campos.G162])">
            <text:p/>
          </table:table-cell>
          <table:table-cell table:formula="of:=IF([Campos.H162]=&quot;&quot;;&quot;&quot;;[Campos.H162])">
            <text:p/>
          </table:table-cell>
          <table:table-cell table:formula="of:=IF([Campos.E162]=&quot;&quot;;&quot;&quot;;[Campos.E162])">
            <text:p/>
          </table:table-cell>
          <table:table-cell table:formula="of:=IF([Campos.I162]=&quot;&quot;;&quot;&quot;;[Campos.I162])">
            <text:p/>
          </table:table-cell>
          <table:table-cell table:formula="of:=IF([.B162]=&quot;&quot;;&quot;&quot;;VLOOKUP([.B162];[$Tabelas.$A$1:.$B$136];2;0))">
            <text:p/>
          </table:table-cell>
          <table:table-cell table:formula="of:=IF([.A162]=&quot;Campo&quot;;IF([.A162]=&quot;&quot;;&quot;&quot;;IF([.A162]&lt;&gt;[.A161];&quot;&quot;;&quot;PREVIOUS=&quot;&quot;&quot;&amp;[.C161]&amp;&quot;&quot;&quot; &quot;) &amp; IF([.A162]&lt;&gt;[.A163];&quot;&quot;;&quot;NEXT=&quot;&quot;&quot;&amp;[.C163]&amp;&quot;&quot;&quot;&quot;));IF([.A162]=&quot;&quot;;&quot;&quot;;IF([.A162]&lt;&gt;[.A161];&quot;&quot;;&quot;PREVIOUS=&quot;&quot;&quot;&amp;[.E161]&amp;&quot;&quot;&quot; &quot;) &amp; IF([.A162]&lt;&gt;[.A163];&quot;&quot;;&quot;NEXT=&quot;&quot;&quot;&amp;[.E163]&amp;&quot;&quot;&quot;&quot;)))">
            <text:p/>
          </table:table-cell>
          <table:table-cell table:formula="of:=IF([.B162]=&quot;&quot;;&quot;&quot;;VLOOKUP([.B162];[$Tabelas.$A$1:.$C$136];3;0))">
            <text:p/>
          </table:table-cell>
          <table:table-cell table:formula="of:=IF([.A162]=&quot;Campo&quot;; IF(ISERROR(VLOOKUP([.F162];[$Auxiliar.$A$1:.$E$17];5;0));&quot;TYPE=&quot;&quot;&quot;&amp;[.F162]&amp;&quot;&quot;&quot; LENGTH=&quot;&quot;&quot;&amp;[.G162]&amp;&quot;&quot;&quot; &quot;;VLOOKUP([.F162];[$Auxiliar.$A$1:.$E$17];5;0)) &amp; IF(AND([.A162]=&quot;Campo&quot;;[.D162]=&quot;PK&quot;); IF([.I162]=&quot;Sim&quot;;&quot; SEQUENCE=&quot;&quot;true&quot;&quot;&quot;;&quot; SEQUENCE=&quot;&quot;false&quot;&quot;&quot;);&quot;&quot;)&amp;IF([.H162]&lt;&gt;&quot;&quot;;&quot; NOTNULL=&quot;&quot;&quot;&amp;IF([.H162]=&quot;Sim&quot;;&quot;true&quot;;&quot;false&quot;)&amp;&quot;&quot;&quot;&quot;;&quot;&quot;);&quot;&quot;)">
            <text:p/>
          </table:table-cell>
          <table:table-cell table:style-name="ce26" table:formula="of:=IF(AND([.B162]&lt;&gt;[.B161];[.B162]&lt;&gt;&quot;&quot;);&quot;&lt;TABLE NAME=&quot;&quot;&quot;&amp;[.B162]&amp;&quot;&quot;&quot; COMMENT=&quot;&quot;&quot;&amp;[.K162]&amp;&quot;&quot;&quot; &quot;&amp; [.M162] &amp;&quot;&gt;&lt;FIELDS&gt;&quot;;&quot;&quot;) &amp; IF(AND([.A162]=&quot;Chave&quot;;[.A161]=&quot;Campo&quot;);&quot;&lt;KEYS&gt;&quot;;&quot;&quot;) &amp; IF([.A162]=&quot;Chave&quot;;&quot;&lt;KEY NAME=&quot;&quot;&quot;&amp;[.E162]&amp;&quot;&quot;&quot; TYPE=&quot;&quot;&quot;&amp;IF([.D162]=&quot;PK&quot;;&quot;primary&quot;;&quot;foreign&quot;)&amp;&quot;&quot;&quot; FIELDS=&quot;&quot;&quot;&amp;[.C162]&amp;&quot;&quot;&quot;&quot;&amp;IF([.D162]=&quot;FK&quot;;&quot; REFTABLE=&quot;&quot;&quot;&amp;[.F162]&amp;&quot;&quot;&quot; REFFIELDS=&quot;&quot;&quot;&amp;[.G162]&amp;&quot;&quot;&quot;&quot;;&quot;&quot;)&amp;&quot; &quot;&amp;[.L162]&amp;&quot; COMMENT=&quot;&quot;&quot;&amp;[.J162]&amp;&quot;&quot;&quot;&quot;&amp;IF(AND([.A162]=&quot;Campo&quot;;[.D162]=&quot;PK&quot;);&quot; SEQUENCE=&quot;&quot;true&quot;&quot;&quot;;&quot;&quot;)&amp;&quot;/&gt;&quot;;&quot;&quot;) &amp; IF([.A162]=&quot;Campo&quot;;&quot;&lt;FIELD NAME=&quot;&quot;&quot;&amp;[.C162]&amp;&quot;&quot;&quot; &quot;&amp;[.N162]&amp;&quot; &quot;&amp;[.L162]&amp;IF(AND([.A162]=&quot;Campo&quot;;[.D162]&lt;&gt;&quot;PK&quot;);&quot; SEQUENCE=&quot;&quot;false&quot;&quot; &quot;;&quot;&quot;)&amp;&quot; COMMENT=&quot;&quot;&quot;&amp;[.J162]&amp;&quot;&quot;&quot;/&gt;&quot;;&quot;&quot;) &amp; IF(AND([.A162]=&quot;Campo&quot;;[.A163]=&quot;Chave&quot;);&quot;&lt;/FIELDS&gt;&quot;;&quot;&quot;) &amp; IF(AND([.A162]=&quot;Chave&quot;;[.A163]&lt;&gt;&quot;Chave&quot;);&quot;&lt;/KEYS&gt;&quot;;&quot;&quot;) &amp; IF([.B162]&lt;&gt;[.B163];&quot;&lt;/TABLE&gt;&quot;;&quot;&quot;) &amp; IF(AND([.A162]=&quot;&quot;;[.A161]&lt;&gt;&quot;&quot;);&quot;&lt;/TABLES&gt;&lt;/XMLDB&gt;&quot;;&quot;&quot;)">
            <text:p/>
          </table:table-cell>
          <table:table-cell table:style-name="ce27" table:formula="of:=IF(AND([.A162]=&quot;Campo&quot;;[.A162]&lt;&gt;[.A161]);&quot;&lt;Form name=&quot;&quot;newRecord&quot;&quot;&gt;&quot;;&quot;&quot;)&amp;IF([.A162]=&quot;Campo&quot;;&quot;&lt;&quot;&amp;IF([.D162]=&quot;FK&quot;;&quot;Select &quot;;VLOOKUP([.F162];[$Auxiliar.$A$27:.$B$48];2;0))&amp;&quot; id=&quot;&quot;&quot;&amp;[.C162]&amp;&quot;&quot;&quot; label=&quot;&quot;&quot;&amp;[.C162]&amp;&quot;&quot;&quot;&quot;&amp; IF([.D162]=&quot;FK&quot;;&quot; datasource=&quot;&quot;table:&quot;&amp;VLOOKUP(&quot;Chave&quot;&amp;&quot;.&quot;&amp;[.C162];[.$Q$1:.$R$2300];2;0)&amp;&quot;&quot;&quot; bindid=&quot;&quot;id&quot;&quot; bindvalue=&quot;&quot;name&quot;&quot;&quot;;&quot;&quot;)&amp;&quot;required=&quot;&quot;&quot;&amp;IF([.H162]=&quot;Sim&quot;;&quot;true&quot;;&quot;false&quot;)&amp;&quot;&quot;&quot; /&gt;&quot;;&quot;&quot;)&amp;IF(AND([.A162]=&quot;Chave&quot;;[.A161]=&quot;Campo&quot;);&quot;&lt;/Form&gt;&quot;;&quot;&quot;)">
            <text:p/>
          </table:table-cell>
          <table:table-cell table:style-name="ce27" table:formula="of:=IF([.A162]&lt;&gt;&quot;&quot;;[.A162]&amp;&quot;.&quot;&amp;[.C162];&quot;&quot;)">
            <text:p/>
          </table:table-cell>
          <table:table-cell table:style-name="ce27" table:formula="of:=IF([.A162]&lt;&gt;&quot;&quot;;[.F162];&quot;&quot;)">
            <text:p/>
          </table:table-cell>
        </table:table-row>
        <table:table-row table:style-name="ro1">
          <table:table-cell table:formula="of:=IF([Campos.A163]=&quot;&quot;;&quot;&quot;;[Campos.A163])">
            <text:p/>
          </table:table-cell>
          <table:table-cell table:formula="of:=IF([Campos.B163]=&quot;&quot;;&quot;&quot;;[Campos.B163])">
            <text:p/>
          </table:table-cell>
          <table:table-cell table:formula="of:=IF([Campos.C163]=&quot;&quot;;&quot;&quot;;[Campos.C163])">
            <text:p/>
          </table:table-cell>
          <table:table-cell table:formula="of:=IF([Campos.D163]=&quot;&quot;;&quot;&quot;;[Campos.D163])">
            <text:p/>
          </table:table-cell>
          <table:table-cell table:style-name="ce24" table:formula="of:=IF([.A163]=&quot;Chave&quot;;SUBSTITUTE([.C163];&quot;,&quot;;&quot;_&quot;)&amp;ROW([.C163]);[.C163])">
            <text:p/>
          </table:table-cell>
          <table:table-cell table:formula="of:=IF([Campos.F163]=&quot;&quot;;&quot;&quot;;[Campos.F163])">
            <text:p/>
          </table:table-cell>
          <table:table-cell table:formula="of:=IF([Campos.G163]=&quot;&quot;;&quot;&quot;;[Campos.G163])">
            <text:p/>
          </table:table-cell>
          <table:table-cell table:formula="of:=IF([Campos.H163]=&quot;&quot;;&quot;&quot;;[Campos.H163])">
            <text:p/>
          </table:table-cell>
          <table:table-cell table:formula="of:=IF([Campos.E163]=&quot;&quot;;&quot;&quot;;[Campos.E163])">
            <text:p/>
          </table:table-cell>
          <table:table-cell table:formula="of:=IF([Campos.I163]=&quot;&quot;;&quot;&quot;;[Campos.I163])">
            <text:p/>
          </table:table-cell>
          <table:table-cell table:formula="of:=IF([.B163]=&quot;&quot;;&quot;&quot;;VLOOKUP([.B163];[$Tabelas.$A$1:.$B$136];2;0))">
            <text:p/>
          </table:table-cell>
          <table:table-cell table:formula="of:=IF([.A163]=&quot;Campo&quot;;IF([.A163]=&quot;&quot;;&quot;&quot;;IF([.A163]&lt;&gt;[.A162];&quot;&quot;;&quot;PREVIOUS=&quot;&quot;&quot;&amp;[.C162]&amp;&quot;&quot;&quot; &quot;) &amp; IF([.A163]&lt;&gt;[.A164];&quot;&quot;;&quot;NEXT=&quot;&quot;&quot;&amp;[.C164]&amp;&quot;&quot;&quot;&quot;));IF([.A163]=&quot;&quot;;&quot;&quot;;IF([.A163]&lt;&gt;[.A162];&quot;&quot;;&quot;PREVIOUS=&quot;&quot;&quot;&amp;[.E162]&amp;&quot;&quot;&quot; &quot;) &amp; IF([.A163]&lt;&gt;[.A164];&quot;&quot;;&quot;NEXT=&quot;&quot;&quot;&amp;[.E164]&amp;&quot;&quot;&quot;&quot;)))">
            <text:p/>
          </table:table-cell>
          <table:table-cell table:formula="of:=IF([.B163]=&quot;&quot;;&quot;&quot;;VLOOKUP([.B163];[$Tabelas.$A$1:.$C$136];3;0))">
            <text:p/>
          </table:table-cell>
          <table:table-cell table:formula="of:=IF([.A163]=&quot;Campo&quot;; IF(ISERROR(VLOOKUP([.F163];[$Auxiliar.$A$1:.$E$17];5;0));&quot;TYPE=&quot;&quot;&quot;&amp;[.F163]&amp;&quot;&quot;&quot; LENGTH=&quot;&quot;&quot;&amp;[.G163]&amp;&quot;&quot;&quot; &quot;;VLOOKUP([.F163];[$Auxiliar.$A$1:.$E$17];5;0)) &amp; IF(AND([.A163]=&quot;Campo&quot;;[.D163]=&quot;PK&quot;); IF([.I163]=&quot;Sim&quot;;&quot; SEQUENCE=&quot;&quot;true&quot;&quot;&quot;;&quot; SEQUENCE=&quot;&quot;false&quot;&quot;&quot;);&quot;&quot;)&amp;IF([.H163]&lt;&gt;&quot;&quot;;&quot; NOTNULL=&quot;&quot;&quot;&amp;IF([.H163]=&quot;Sim&quot;;&quot;true&quot;;&quot;false&quot;)&amp;&quot;&quot;&quot;&quot;;&quot;&quot;);&quot;&quot;)">
            <text:p/>
          </table:table-cell>
          <table:table-cell table:style-name="ce26" table:formula="of:=IF(AND([.B163]&lt;&gt;[.B162];[.B163]&lt;&gt;&quot;&quot;);&quot;&lt;TABLE NAME=&quot;&quot;&quot;&amp;[.B163]&amp;&quot;&quot;&quot; COMMENT=&quot;&quot;&quot;&amp;[.K163]&amp;&quot;&quot;&quot; &quot;&amp; [.M163] &amp;&quot;&gt;&lt;FIELDS&gt;&quot;;&quot;&quot;) &amp; IF(AND([.A163]=&quot;Chave&quot;;[.A162]=&quot;Campo&quot;);&quot;&lt;KEYS&gt;&quot;;&quot;&quot;) &amp; IF([.A163]=&quot;Chave&quot;;&quot;&lt;KEY NAME=&quot;&quot;&quot;&amp;[.E163]&amp;&quot;&quot;&quot; TYPE=&quot;&quot;&quot;&amp;IF([.D163]=&quot;PK&quot;;&quot;primary&quot;;&quot;foreign&quot;)&amp;&quot;&quot;&quot; FIELDS=&quot;&quot;&quot;&amp;[.C163]&amp;&quot;&quot;&quot;&quot;&amp;IF([.D163]=&quot;FK&quot;;&quot; REFTABLE=&quot;&quot;&quot;&amp;[.F163]&amp;&quot;&quot;&quot; REFFIELDS=&quot;&quot;&quot;&amp;[.G163]&amp;&quot;&quot;&quot;&quot;;&quot;&quot;)&amp;&quot; &quot;&amp;[.L163]&amp;&quot; COMMENT=&quot;&quot;&quot;&amp;[.J163]&amp;&quot;&quot;&quot;&quot;&amp;IF(AND([.A163]=&quot;Campo&quot;;[.D163]=&quot;PK&quot;);&quot; SEQUENCE=&quot;&quot;true&quot;&quot;&quot;;&quot;&quot;)&amp;&quot;/&gt;&quot;;&quot;&quot;) &amp; IF([.A163]=&quot;Campo&quot;;&quot;&lt;FIELD NAME=&quot;&quot;&quot;&amp;[.C163]&amp;&quot;&quot;&quot; &quot;&amp;[.N163]&amp;&quot; &quot;&amp;[.L163]&amp;IF(AND([.A163]=&quot;Campo&quot;;[.D163]&lt;&gt;&quot;PK&quot;);&quot; SEQUENCE=&quot;&quot;false&quot;&quot; &quot;;&quot;&quot;)&amp;&quot; COMMENT=&quot;&quot;&quot;&amp;[.J163]&amp;&quot;&quot;&quot;/&gt;&quot;;&quot;&quot;) &amp; IF(AND([.A163]=&quot;Campo&quot;;[.A164]=&quot;Chave&quot;);&quot;&lt;/FIELDS&gt;&quot;;&quot;&quot;) &amp; IF(AND([.A163]=&quot;Chave&quot;;[.A164]&lt;&gt;&quot;Chave&quot;);&quot;&lt;/KEYS&gt;&quot;;&quot;&quot;) &amp; IF([.B163]&lt;&gt;[.B164];&quot;&lt;/TABLE&gt;&quot;;&quot;&quot;) &amp; IF(AND([.A163]=&quot;&quot;;[.A162]&lt;&gt;&quot;&quot;);&quot;&lt;/TABLES&gt;&lt;/XMLDB&gt;&quot;;&quot;&quot;)">
            <text:p/>
          </table:table-cell>
          <table:table-cell table:style-name="ce27" table:formula="of:=IF(AND([.A163]=&quot;Campo&quot;;[.A163]&lt;&gt;[.A162]);&quot;&lt;Form name=&quot;&quot;newRecord&quot;&quot;&gt;&quot;;&quot;&quot;)&amp;IF([.A163]=&quot;Campo&quot;;&quot;&lt;&quot;&amp;IF([.D163]=&quot;FK&quot;;&quot;Select &quot;;VLOOKUP([.F163];[$Auxiliar.$A$27:.$B$48];2;0))&amp;&quot; id=&quot;&quot;&quot;&amp;[.C163]&amp;&quot;&quot;&quot; label=&quot;&quot;&quot;&amp;[.C163]&amp;&quot;&quot;&quot;&quot;&amp; IF([.D163]=&quot;FK&quot;;&quot; datasource=&quot;&quot;table:&quot;&amp;VLOOKUP(&quot;Chave&quot;&amp;&quot;.&quot;&amp;[.C163];[.$Q$1:.$R$2300];2;0)&amp;&quot;&quot;&quot; bindid=&quot;&quot;id&quot;&quot; bindvalue=&quot;&quot;name&quot;&quot;&quot;;&quot;&quot;)&amp;&quot;required=&quot;&quot;&quot;&amp;IF([.H163]=&quot;Sim&quot;;&quot;true&quot;;&quot;false&quot;)&amp;&quot;&quot;&quot; /&gt;&quot;;&quot;&quot;)&amp;IF(AND([.A163]=&quot;Chave&quot;;[.A162]=&quot;Campo&quot;);&quot;&lt;/Form&gt;&quot;;&quot;&quot;)">
            <text:p/>
          </table:table-cell>
          <table:table-cell table:style-name="ce27" table:formula="of:=IF([.A163]&lt;&gt;&quot;&quot;;[.A163]&amp;&quot;.&quot;&amp;[.C163];&quot;&quot;)">
            <text:p/>
          </table:table-cell>
          <table:table-cell table:style-name="ce27" table:formula="of:=IF([.A163]&lt;&gt;&quot;&quot;;[.F163];&quot;&quot;)">
            <text:p/>
          </table:table-cell>
        </table:table-row>
        <table:table-row table:style-name="ro1">
          <table:table-cell table:formula="of:=IF([Campos.A164]=&quot;&quot;;&quot;&quot;;[Campos.A164])">
            <text:p/>
          </table:table-cell>
          <table:table-cell table:formula="of:=IF([Campos.B164]=&quot;&quot;;&quot;&quot;;[Campos.B164])">
            <text:p/>
          </table:table-cell>
          <table:table-cell table:formula="of:=IF([Campos.C164]=&quot;&quot;;&quot;&quot;;[Campos.C164])">
            <text:p/>
          </table:table-cell>
          <table:table-cell table:formula="of:=IF([Campos.D164]=&quot;&quot;;&quot;&quot;;[Campos.D164])">
            <text:p/>
          </table:table-cell>
          <table:table-cell table:style-name="ce24" table:formula="of:=IF([.A164]=&quot;Chave&quot;;SUBSTITUTE([.C164];&quot;,&quot;;&quot;_&quot;)&amp;ROW([.C164]);[.C164])">
            <text:p/>
          </table:table-cell>
          <table:table-cell table:formula="of:=IF([Campos.F164]=&quot;&quot;;&quot;&quot;;[Campos.F164])">
            <text:p/>
          </table:table-cell>
          <table:table-cell table:formula="of:=IF([Campos.G164]=&quot;&quot;;&quot;&quot;;[Campos.G164])">
            <text:p/>
          </table:table-cell>
          <table:table-cell table:formula="of:=IF([Campos.H164]=&quot;&quot;;&quot;&quot;;[Campos.H164])">
            <text:p/>
          </table:table-cell>
          <table:table-cell table:formula="of:=IF([Campos.E164]=&quot;&quot;;&quot;&quot;;[Campos.E164])">
            <text:p/>
          </table:table-cell>
          <table:table-cell table:formula="of:=IF([Campos.I164]=&quot;&quot;;&quot;&quot;;[Campos.I164])">
            <text:p/>
          </table:table-cell>
          <table:table-cell table:formula="of:=IF([.B164]=&quot;&quot;;&quot;&quot;;VLOOKUP([.B164];[$Tabelas.$A$1:.$B$136];2;0))">
            <text:p/>
          </table:table-cell>
          <table:table-cell table:formula="of:=IF([.A164]=&quot;Campo&quot;;IF([.A164]=&quot;&quot;;&quot;&quot;;IF([.A164]&lt;&gt;[.A163];&quot;&quot;;&quot;PREVIOUS=&quot;&quot;&quot;&amp;[.C163]&amp;&quot;&quot;&quot; &quot;) &amp; IF([.A164]&lt;&gt;[.A165];&quot;&quot;;&quot;NEXT=&quot;&quot;&quot;&amp;[.C165]&amp;&quot;&quot;&quot;&quot;));IF([.A164]=&quot;&quot;;&quot;&quot;;IF([.A164]&lt;&gt;[.A163];&quot;&quot;;&quot;PREVIOUS=&quot;&quot;&quot;&amp;[.E163]&amp;&quot;&quot;&quot; &quot;) &amp; IF([.A164]&lt;&gt;[.A165];&quot;&quot;;&quot;NEXT=&quot;&quot;&quot;&amp;[.E165]&amp;&quot;&quot;&quot;&quot;)))">
            <text:p/>
          </table:table-cell>
          <table:table-cell table:formula="of:=IF([.B164]=&quot;&quot;;&quot;&quot;;VLOOKUP([.B164];[$Tabelas.$A$1:.$C$136];3;0))">
            <text:p/>
          </table:table-cell>
          <table:table-cell table:formula="of:=IF([.A164]=&quot;Campo&quot;; IF(ISERROR(VLOOKUP([.F164];[$Auxiliar.$A$1:.$E$17];5;0));&quot;TYPE=&quot;&quot;&quot;&amp;[.F164]&amp;&quot;&quot;&quot; LENGTH=&quot;&quot;&quot;&amp;[.G164]&amp;&quot;&quot;&quot; &quot;;VLOOKUP([.F164];[$Auxiliar.$A$1:.$E$17];5;0)) &amp; IF(AND([.A164]=&quot;Campo&quot;;[.D164]=&quot;PK&quot;); IF([.I164]=&quot;Sim&quot;;&quot; SEQUENCE=&quot;&quot;true&quot;&quot;&quot;;&quot; SEQUENCE=&quot;&quot;false&quot;&quot;&quot;);&quot;&quot;)&amp;IF([.H164]&lt;&gt;&quot;&quot;;&quot; NOTNULL=&quot;&quot;&quot;&amp;IF([.H164]=&quot;Sim&quot;;&quot;true&quot;;&quot;false&quot;)&amp;&quot;&quot;&quot;&quot;;&quot;&quot;);&quot;&quot;)">
            <text:p/>
          </table:table-cell>
          <table:table-cell table:style-name="ce26" table:formula="of:=IF(AND([.B164]&lt;&gt;[.B163];[.B164]&lt;&gt;&quot;&quot;);&quot;&lt;TABLE NAME=&quot;&quot;&quot;&amp;[.B164]&amp;&quot;&quot;&quot; COMMENT=&quot;&quot;&quot;&amp;[.K164]&amp;&quot;&quot;&quot; &quot;&amp; [.M164] &amp;&quot;&gt;&lt;FIELDS&gt;&quot;;&quot;&quot;) &amp; IF(AND([.A164]=&quot;Chave&quot;;[.A163]=&quot;Campo&quot;);&quot;&lt;KEYS&gt;&quot;;&quot;&quot;) &amp; IF([.A164]=&quot;Chave&quot;;&quot;&lt;KEY NAME=&quot;&quot;&quot;&amp;[.E164]&amp;&quot;&quot;&quot; TYPE=&quot;&quot;&quot;&amp;IF([.D164]=&quot;PK&quot;;&quot;primary&quot;;&quot;foreign&quot;)&amp;&quot;&quot;&quot; FIELDS=&quot;&quot;&quot;&amp;[.C164]&amp;&quot;&quot;&quot;&quot;&amp;IF([.D164]=&quot;FK&quot;;&quot; REFTABLE=&quot;&quot;&quot;&amp;[.F164]&amp;&quot;&quot;&quot; REFFIELDS=&quot;&quot;&quot;&amp;[.G164]&amp;&quot;&quot;&quot;&quot;;&quot;&quot;)&amp;&quot; &quot;&amp;[.L164]&amp;&quot; COMMENT=&quot;&quot;&quot;&amp;[.J164]&amp;&quot;&quot;&quot;&quot;&amp;IF(AND([.A164]=&quot;Campo&quot;;[.D164]=&quot;PK&quot;);&quot; SEQUENCE=&quot;&quot;true&quot;&quot;&quot;;&quot;&quot;)&amp;&quot;/&gt;&quot;;&quot;&quot;) &amp; IF([.A164]=&quot;Campo&quot;;&quot;&lt;FIELD NAME=&quot;&quot;&quot;&amp;[.C164]&amp;&quot;&quot;&quot; &quot;&amp;[.N164]&amp;&quot; &quot;&amp;[.L164]&amp;IF(AND([.A164]=&quot;Campo&quot;;[.D164]&lt;&gt;&quot;PK&quot;);&quot; SEQUENCE=&quot;&quot;false&quot;&quot; &quot;;&quot;&quot;)&amp;&quot; COMMENT=&quot;&quot;&quot;&amp;[.J164]&amp;&quot;&quot;&quot;/&gt;&quot;;&quot;&quot;) &amp; IF(AND([.A164]=&quot;Campo&quot;;[.A165]=&quot;Chave&quot;);&quot;&lt;/FIELDS&gt;&quot;;&quot;&quot;) &amp; IF(AND([.A164]=&quot;Chave&quot;;[.A165]&lt;&gt;&quot;Chave&quot;);&quot;&lt;/KEYS&gt;&quot;;&quot;&quot;) &amp; IF([.B164]&lt;&gt;[.B165];&quot;&lt;/TABLE&gt;&quot;;&quot;&quot;) &amp; IF(AND([.A164]=&quot;&quot;;[.A163]&lt;&gt;&quot;&quot;);&quot;&lt;/TABLES&gt;&lt;/XMLDB&gt;&quot;;&quot;&quot;)">
            <text:p/>
          </table:table-cell>
          <table:table-cell table:style-name="ce27" table:formula="of:=IF(AND([.A164]=&quot;Campo&quot;;[.A164]&lt;&gt;[.A163]);&quot;&lt;Form name=&quot;&quot;newRecord&quot;&quot;&gt;&quot;;&quot;&quot;)&amp;IF([.A164]=&quot;Campo&quot;;&quot;&lt;&quot;&amp;IF([.D164]=&quot;FK&quot;;&quot;Select &quot;;VLOOKUP([.F164];[$Auxiliar.$A$27:.$B$48];2;0))&amp;&quot; id=&quot;&quot;&quot;&amp;[.C164]&amp;&quot;&quot;&quot; label=&quot;&quot;&quot;&amp;[.C164]&amp;&quot;&quot;&quot;&quot;&amp; IF([.D164]=&quot;FK&quot;;&quot; datasource=&quot;&quot;table:&quot;&amp;VLOOKUP(&quot;Chave&quot;&amp;&quot;.&quot;&amp;[.C164];[.$Q$1:.$R$2300];2;0)&amp;&quot;&quot;&quot; bindid=&quot;&quot;id&quot;&quot; bindvalue=&quot;&quot;name&quot;&quot;&quot;;&quot;&quot;)&amp;&quot;required=&quot;&quot;&quot;&amp;IF([.H164]=&quot;Sim&quot;;&quot;true&quot;;&quot;false&quot;)&amp;&quot;&quot;&quot; /&gt;&quot;;&quot;&quot;)&amp;IF(AND([.A164]=&quot;Chave&quot;;[.A163]=&quot;Campo&quot;);&quot;&lt;/Form&gt;&quot;;&quot;&quot;)">
            <text:p/>
          </table:table-cell>
          <table:table-cell table:style-name="ce27" table:formula="of:=IF([.A164]&lt;&gt;&quot;&quot;;[.A164]&amp;&quot;.&quot;&amp;[.C164];&quot;&quot;)">
            <text:p/>
          </table:table-cell>
          <table:table-cell table:style-name="ce27" table:formula="of:=IF([.A164]&lt;&gt;&quot;&quot;;[.F164];&quot;&quot;)">
            <text:p/>
          </table:table-cell>
        </table:table-row>
        <table:table-row table:style-name="ro1">
          <table:table-cell table:formula="of:=IF([Campos.A165]=&quot;&quot;;&quot;&quot;;[Campos.A165])">
            <text:p/>
          </table:table-cell>
          <table:table-cell table:formula="of:=IF([Campos.B165]=&quot;&quot;;&quot;&quot;;[Campos.B165])">
            <text:p/>
          </table:table-cell>
          <table:table-cell table:formula="of:=IF([Campos.C165]=&quot;&quot;;&quot;&quot;;[Campos.C165])">
            <text:p/>
          </table:table-cell>
          <table:table-cell table:formula="of:=IF([Campos.D165]=&quot;&quot;;&quot;&quot;;[Campos.D165])">
            <text:p/>
          </table:table-cell>
          <table:table-cell table:style-name="ce24" table:formula="of:=IF([.A165]=&quot;Chave&quot;;SUBSTITUTE([.C165];&quot;,&quot;;&quot;_&quot;)&amp;ROW([.C165]);[.C165])">
            <text:p/>
          </table:table-cell>
          <table:table-cell table:formula="of:=IF([Campos.F165]=&quot;&quot;;&quot;&quot;;[Campos.F165])">
            <text:p/>
          </table:table-cell>
          <table:table-cell table:formula="of:=IF([Campos.G165]=&quot;&quot;;&quot;&quot;;[Campos.G165])">
            <text:p/>
          </table:table-cell>
          <table:table-cell table:formula="of:=IF([Campos.H165]=&quot;&quot;;&quot;&quot;;[Campos.H165])">
            <text:p/>
          </table:table-cell>
          <table:table-cell table:formula="of:=IF([Campos.E165]=&quot;&quot;;&quot;&quot;;[Campos.E165])">
            <text:p/>
          </table:table-cell>
          <table:table-cell table:formula="of:=IF([Campos.I165]=&quot;&quot;;&quot;&quot;;[Campos.I165])">
            <text:p/>
          </table:table-cell>
          <table:table-cell table:formula="of:=IF([.B165]=&quot;&quot;;&quot;&quot;;VLOOKUP([.B165];[$Tabelas.$A$1:.$B$136];2;0))">
            <text:p/>
          </table:table-cell>
          <table:table-cell table:formula="of:=IF([.A165]=&quot;Campo&quot;;IF([.A165]=&quot;&quot;;&quot;&quot;;IF([.A165]&lt;&gt;[.A164];&quot;&quot;;&quot;PREVIOUS=&quot;&quot;&quot;&amp;[.C164]&amp;&quot;&quot;&quot; &quot;) &amp; IF([.A165]&lt;&gt;[.A166];&quot;&quot;;&quot;NEXT=&quot;&quot;&quot;&amp;[.C166]&amp;&quot;&quot;&quot;&quot;));IF([.A165]=&quot;&quot;;&quot;&quot;;IF([.A165]&lt;&gt;[.A164];&quot;&quot;;&quot;PREVIOUS=&quot;&quot;&quot;&amp;[.E164]&amp;&quot;&quot;&quot; &quot;) &amp; IF([.A165]&lt;&gt;[.A166];&quot;&quot;;&quot;NEXT=&quot;&quot;&quot;&amp;[.E166]&amp;&quot;&quot;&quot;&quot;)))">
            <text:p/>
          </table:table-cell>
          <table:table-cell table:formula="of:=IF([.B165]=&quot;&quot;;&quot;&quot;;VLOOKUP([.B165];[$Tabelas.$A$1:.$C$136];3;0))">
            <text:p/>
          </table:table-cell>
          <table:table-cell table:formula="of:=IF([.A165]=&quot;Campo&quot;; IF(ISERROR(VLOOKUP([.F165];[$Auxiliar.$A$1:.$E$17];5;0));&quot;TYPE=&quot;&quot;&quot;&amp;[.F165]&amp;&quot;&quot;&quot; LENGTH=&quot;&quot;&quot;&amp;[.G165]&amp;&quot;&quot;&quot; &quot;;VLOOKUP([.F165];[$Auxiliar.$A$1:.$E$17];5;0)) &amp; IF(AND([.A165]=&quot;Campo&quot;;[.D165]=&quot;PK&quot;); IF([.I165]=&quot;Sim&quot;;&quot; SEQUENCE=&quot;&quot;true&quot;&quot;&quot;;&quot; SEQUENCE=&quot;&quot;false&quot;&quot;&quot;);&quot;&quot;)&amp;IF([.H165]&lt;&gt;&quot;&quot;;&quot; NOTNULL=&quot;&quot;&quot;&amp;IF([.H165]=&quot;Sim&quot;;&quot;true&quot;;&quot;false&quot;)&amp;&quot;&quot;&quot;&quot;;&quot;&quot;);&quot;&quot;)">
            <text:p/>
          </table:table-cell>
          <table:table-cell table:style-name="ce26" table:formula="of:=IF(AND([.B165]&lt;&gt;[.B164];[.B165]&lt;&gt;&quot;&quot;);&quot;&lt;TABLE NAME=&quot;&quot;&quot;&amp;[.B165]&amp;&quot;&quot;&quot; COMMENT=&quot;&quot;&quot;&amp;[.K165]&amp;&quot;&quot;&quot; &quot;&amp; [.M165] &amp;&quot;&gt;&lt;FIELDS&gt;&quot;;&quot;&quot;) &amp; IF(AND([.A165]=&quot;Chave&quot;;[.A164]=&quot;Campo&quot;);&quot;&lt;KEYS&gt;&quot;;&quot;&quot;) &amp; IF([.A165]=&quot;Chave&quot;;&quot;&lt;KEY NAME=&quot;&quot;&quot;&amp;[.E165]&amp;&quot;&quot;&quot; TYPE=&quot;&quot;&quot;&amp;IF([.D165]=&quot;PK&quot;;&quot;primary&quot;;&quot;foreign&quot;)&amp;&quot;&quot;&quot; FIELDS=&quot;&quot;&quot;&amp;[.C165]&amp;&quot;&quot;&quot;&quot;&amp;IF([.D165]=&quot;FK&quot;;&quot; REFTABLE=&quot;&quot;&quot;&amp;[.F165]&amp;&quot;&quot;&quot; REFFIELDS=&quot;&quot;&quot;&amp;[.G165]&amp;&quot;&quot;&quot;&quot;;&quot;&quot;)&amp;&quot; &quot;&amp;[.L165]&amp;&quot; COMMENT=&quot;&quot;&quot;&amp;[.J165]&amp;&quot;&quot;&quot;&quot;&amp;IF(AND([.A165]=&quot;Campo&quot;;[.D165]=&quot;PK&quot;);&quot; SEQUENCE=&quot;&quot;true&quot;&quot;&quot;;&quot;&quot;)&amp;&quot;/&gt;&quot;;&quot;&quot;) &amp; IF([.A165]=&quot;Campo&quot;;&quot;&lt;FIELD NAME=&quot;&quot;&quot;&amp;[.C165]&amp;&quot;&quot;&quot; &quot;&amp;[.N165]&amp;&quot; &quot;&amp;[.L165]&amp;IF(AND([.A165]=&quot;Campo&quot;;[.D165]&lt;&gt;&quot;PK&quot;);&quot; SEQUENCE=&quot;&quot;false&quot;&quot; &quot;;&quot;&quot;)&amp;&quot; COMMENT=&quot;&quot;&quot;&amp;[.J165]&amp;&quot;&quot;&quot;/&gt;&quot;;&quot;&quot;) &amp; IF(AND([.A165]=&quot;Campo&quot;;[.A166]=&quot;Chave&quot;);&quot;&lt;/FIELDS&gt;&quot;;&quot;&quot;) &amp; IF(AND([.A165]=&quot;Chave&quot;;[.A166]&lt;&gt;&quot;Chave&quot;);&quot;&lt;/KEYS&gt;&quot;;&quot;&quot;) &amp; IF([.B165]&lt;&gt;[.B166];&quot;&lt;/TABLE&gt;&quot;;&quot;&quot;) &amp; IF(AND([.A165]=&quot;&quot;;[.A164]&lt;&gt;&quot;&quot;);&quot;&lt;/TABLES&gt;&lt;/XMLDB&gt;&quot;;&quot;&quot;)">
            <text:p/>
          </table:table-cell>
          <table:table-cell table:style-name="ce27" table:formula="of:=IF(AND([.A165]=&quot;Campo&quot;;[.A165]&lt;&gt;[.A164]);&quot;&lt;Form name=&quot;&quot;newRecord&quot;&quot;&gt;&quot;;&quot;&quot;)&amp;IF([.A165]=&quot;Campo&quot;;&quot;&lt;&quot;&amp;IF([.D165]=&quot;FK&quot;;&quot;Select &quot;;VLOOKUP([.F165];[$Auxiliar.$A$27:.$B$48];2;0))&amp;&quot; id=&quot;&quot;&quot;&amp;[.C165]&amp;&quot;&quot;&quot; label=&quot;&quot;&quot;&amp;[.C165]&amp;&quot;&quot;&quot;&quot;&amp; IF([.D165]=&quot;FK&quot;;&quot; datasource=&quot;&quot;table:&quot;&amp;VLOOKUP(&quot;Chave&quot;&amp;&quot;.&quot;&amp;[.C165];[.$Q$1:.$R$2300];2;0)&amp;&quot;&quot;&quot; bindid=&quot;&quot;id&quot;&quot; bindvalue=&quot;&quot;name&quot;&quot;&quot;;&quot;&quot;)&amp;&quot;required=&quot;&quot;&quot;&amp;IF([.H165]=&quot;Sim&quot;;&quot;true&quot;;&quot;false&quot;)&amp;&quot;&quot;&quot; /&gt;&quot;;&quot;&quot;)&amp;IF(AND([.A165]=&quot;Chave&quot;;[.A164]=&quot;Campo&quot;);&quot;&lt;/Form&gt;&quot;;&quot;&quot;)">
            <text:p/>
          </table:table-cell>
          <table:table-cell table:style-name="ce27" table:formula="of:=IF([.A165]&lt;&gt;&quot;&quot;;[.A165]&amp;&quot;.&quot;&amp;[.C165];&quot;&quot;)">
            <text:p/>
          </table:table-cell>
          <table:table-cell table:style-name="ce27" table:formula="of:=IF([.A165]&lt;&gt;&quot;&quot;;[.F165];&quot;&quot;)">
            <text:p/>
          </table:table-cell>
        </table:table-row>
        <table:table-row table:style-name="ro1">
          <table:table-cell table:formula="of:=IF([Campos.A166]=&quot;&quot;;&quot;&quot;;[Campos.A166])">
            <text:p/>
          </table:table-cell>
          <table:table-cell table:formula="of:=IF([Campos.B166]=&quot;&quot;;&quot;&quot;;[Campos.B166])">
            <text:p/>
          </table:table-cell>
          <table:table-cell table:formula="of:=IF([Campos.C166]=&quot;&quot;;&quot;&quot;;[Campos.C166])">
            <text:p/>
          </table:table-cell>
          <table:table-cell table:formula="of:=IF([Campos.D166]=&quot;&quot;;&quot;&quot;;[Campos.D166])">
            <text:p/>
          </table:table-cell>
          <table:table-cell table:style-name="ce24" table:formula="of:=IF([.A166]=&quot;Chave&quot;;SUBSTITUTE([.C166];&quot;,&quot;;&quot;_&quot;)&amp;ROW([.C166]);[.C166])">
            <text:p/>
          </table:table-cell>
          <table:table-cell table:formula="of:=IF([Campos.F166]=&quot;&quot;;&quot;&quot;;[Campos.F166])">
            <text:p/>
          </table:table-cell>
          <table:table-cell table:formula="of:=IF([Campos.G166]=&quot;&quot;;&quot;&quot;;[Campos.G166])">
            <text:p/>
          </table:table-cell>
          <table:table-cell table:formula="of:=IF([Campos.H166]=&quot;&quot;;&quot;&quot;;[Campos.H166])">
            <text:p/>
          </table:table-cell>
          <table:table-cell table:formula="of:=IF([Campos.E166]=&quot;&quot;;&quot;&quot;;[Campos.E166])">
            <text:p/>
          </table:table-cell>
          <table:table-cell table:formula="of:=IF([Campos.I166]=&quot;&quot;;&quot;&quot;;[Campos.I166])">
            <text:p/>
          </table:table-cell>
          <table:table-cell table:formula="of:=IF([.B166]=&quot;&quot;;&quot;&quot;;VLOOKUP([.B166];[$Tabelas.$A$1:.$B$136];2;0))">
            <text:p/>
          </table:table-cell>
          <table:table-cell table:formula="of:=IF([.A166]=&quot;Campo&quot;;IF([.A166]=&quot;&quot;;&quot;&quot;;IF([.A166]&lt;&gt;[.A165];&quot;&quot;;&quot;PREVIOUS=&quot;&quot;&quot;&amp;[.C165]&amp;&quot;&quot;&quot; &quot;) &amp; IF([.A166]&lt;&gt;[.A167];&quot;&quot;;&quot;NEXT=&quot;&quot;&quot;&amp;[.C167]&amp;&quot;&quot;&quot;&quot;));IF([.A166]=&quot;&quot;;&quot;&quot;;IF([.A166]&lt;&gt;[.A165];&quot;&quot;;&quot;PREVIOUS=&quot;&quot;&quot;&amp;[.E165]&amp;&quot;&quot;&quot; &quot;) &amp; IF([.A166]&lt;&gt;[.A167];&quot;&quot;;&quot;NEXT=&quot;&quot;&quot;&amp;[.E167]&amp;&quot;&quot;&quot;&quot;)))">
            <text:p/>
          </table:table-cell>
          <table:table-cell table:formula="of:=IF([.B166]=&quot;&quot;;&quot;&quot;;VLOOKUP([.B166];[$Tabelas.$A$1:.$C$136];3;0))">
            <text:p/>
          </table:table-cell>
          <table:table-cell table:formula="of:=IF([.A166]=&quot;Campo&quot;; IF(ISERROR(VLOOKUP([.F166];[$Auxiliar.$A$1:.$E$17];5;0));&quot;TYPE=&quot;&quot;&quot;&amp;[.F166]&amp;&quot;&quot;&quot; LENGTH=&quot;&quot;&quot;&amp;[.G166]&amp;&quot;&quot;&quot; &quot;;VLOOKUP([.F166];[$Auxiliar.$A$1:.$E$17];5;0)) &amp; IF(AND([.A166]=&quot;Campo&quot;;[.D166]=&quot;PK&quot;); IF([.I166]=&quot;Sim&quot;;&quot; SEQUENCE=&quot;&quot;true&quot;&quot;&quot;;&quot; SEQUENCE=&quot;&quot;false&quot;&quot;&quot;);&quot;&quot;)&amp;IF([.H166]&lt;&gt;&quot;&quot;;&quot; NOTNULL=&quot;&quot;&quot;&amp;IF([.H166]=&quot;Sim&quot;;&quot;true&quot;;&quot;false&quot;)&amp;&quot;&quot;&quot;&quot;;&quot;&quot;);&quot;&quot;)">
            <text:p/>
          </table:table-cell>
          <table:table-cell table:style-name="ce26" table:formula="of:=IF(AND([.B166]&lt;&gt;[.B165];[.B166]&lt;&gt;&quot;&quot;);&quot;&lt;TABLE NAME=&quot;&quot;&quot;&amp;[.B166]&amp;&quot;&quot;&quot; COMMENT=&quot;&quot;&quot;&amp;[.K166]&amp;&quot;&quot;&quot; &quot;&amp; [.M166] &amp;&quot;&gt;&lt;FIELDS&gt;&quot;;&quot;&quot;) &amp; IF(AND([.A166]=&quot;Chave&quot;;[.A165]=&quot;Campo&quot;);&quot;&lt;KEYS&gt;&quot;;&quot;&quot;) &amp; IF([.A166]=&quot;Chave&quot;;&quot;&lt;KEY NAME=&quot;&quot;&quot;&amp;[.E166]&amp;&quot;&quot;&quot; TYPE=&quot;&quot;&quot;&amp;IF([.D166]=&quot;PK&quot;;&quot;primary&quot;;&quot;foreign&quot;)&amp;&quot;&quot;&quot; FIELDS=&quot;&quot;&quot;&amp;[.C166]&amp;&quot;&quot;&quot;&quot;&amp;IF([.D166]=&quot;FK&quot;;&quot; REFTABLE=&quot;&quot;&quot;&amp;[.F166]&amp;&quot;&quot;&quot; REFFIELDS=&quot;&quot;&quot;&amp;[.G166]&amp;&quot;&quot;&quot;&quot;;&quot;&quot;)&amp;&quot; &quot;&amp;[.L166]&amp;&quot; COMMENT=&quot;&quot;&quot;&amp;[.J166]&amp;&quot;&quot;&quot;&quot;&amp;IF(AND([.A166]=&quot;Campo&quot;;[.D166]=&quot;PK&quot;);&quot; SEQUENCE=&quot;&quot;true&quot;&quot;&quot;;&quot;&quot;)&amp;&quot;/&gt;&quot;;&quot;&quot;) &amp; IF([.A166]=&quot;Campo&quot;;&quot;&lt;FIELD NAME=&quot;&quot;&quot;&amp;[.C166]&amp;&quot;&quot;&quot; &quot;&amp;[.N166]&amp;&quot; &quot;&amp;[.L166]&amp;IF(AND([.A166]=&quot;Campo&quot;;[.D166]&lt;&gt;&quot;PK&quot;);&quot; SEQUENCE=&quot;&quot;false&quot;&quot; &quot;;&quot;&quot;)&amp;&quot; COMMENT=&quot;&quot;&quot;&amp;[.J166]&amp;&quot;&quot;&quot;/&gt;&quot;;&quot;&quot;) &amp; IF(AND([.A166]=&quot;Campo&quot;;[.A167]=&quot;Chave&quot;);&quot;&lt;/FIELDS&gt;&quot;;&quot;&quot;) &amp; IF(AND([.A166]=&quot;Chave&quot;;[.A167]&lt;&gt;&quot;Chave&quot;);&quot;&lt;/KEYS&gt;&quot;;&quot;&quot;) &amp; IF([.B166]&lt;&gt;[.B167];&quot;&lt;/TABLE&gt;&quot;;&quot;&quot;) &amp; IF(AND([.A166]=&quot;&quot;;[.A165]&lt;&gt;&quot;&quot;);&quot;&lt;/TABLES&gt;&lt;/XMLDB&gt;&quot;;&quot;&quot;)">
            <text:p/>
          </table:table-cell>
          <table:table-cell table:style-name="ce27" table:formula="of:=IF(AND([.A166]=&quot;Campo&quot;;[.A166]&lt;&gt;[.A165]);&quot;&lt;Form name=&quot;&quot;newRecord&quot;&quot;&gt;&quot;;&quot;&quot;)&amp;IF([.A166]=&quot;Campo&quot;;&quot;&lt;&quot;&amp;IF([.D166]=&quot;FK&quot;;&quot;Select &quot;;VLOOKUP([.F166];[$Auxiliar.$A$27:.$B$48];2;0))&amp;&quot; id=&quot;&quot;&quot;&amp;[.C166]&amp;&quot;&quot;&quot; label=&quot;&quot;&quot;&amp;[.C166]&amp;&quot;&quot;&quot;&quot;&amp; IF([.D166]=&quot;FK&quot;;&quot; datasource=&quot;&quot;table:&quot;&amp;VLOOKUP(&quot;Chave&quot;&amp;&quot;.&quot;&amp;[.C166];[.$Q$1:.$R$2300];2;0)&amp;&quot;&quot;&quot; bindid=&quot;&quot;id&quot;&quot; bindvalue=&quot;&quot;name&quot;&quot;&quot;;&quot;&quot;)&amp;&quot;required=&quot;&quot;&quot;&amp;IF([.H166]=&quot;Sim&quot;;&quot;true&quot;;&quot;false&quot;)&amp;&quot;&quot;&quot; /&gt;&quot;;&quot;&quot;)&amp;IF(AND([.A166]=&quot;Chave&quot;;[.A165]=&quot;Campo&quot;);&quot;&lt;/Form&gt;&quot;;&quot;&quot;)">
            <text:p/>
          </table:table-cell>
          <table:table-cell table:style-name="ce27" table:formula="of:=IF([.A166]&lt;&gt;&quot;&quot;;[.A166]&amp;&quot;.&quot;&amp;[.C166];&quot;&quot;)">
            <text:p/>
          </table:table-cell>
          <table:table-cell table:style-name="ce27" table:formula="of:=IF([.A166]&lt;&gt;&quot;&quot;;[.F166];&quot;&quot;)">
            <text:p/>
          </table:table-cell>
        </table:table-row>
        <table:table-row table:style-name="ro1">
          <table:table-cell table:formula="of:=IF([Campos.A167]=&quot;&quot;;&quot;&quot;;[Campos.A167])">
            <text:p/>
          </table:table-cell>
          <table:table-cell table:formula="of:=IF([Campos.B167]=&quot;&quot;;&quot;&quot;;[Campos.B167])">
            <text:p/>
          </table:table-cell>
          <table:table-cell table:formula="of:=IF([Campos.C167]=&quot;&quot;;&quot;&quot;;[Campos.C167])">
            <text:p/>
          </table:table-cell>
          <table:table-cell table:formula="of:=IF([Campos.D167]=&quot;&quot;;&quot;&quot;;[Campos.D167])">
            <text:p/>
          </table:table-cell>
          <table:table-cell table:style-name="ce24" table:formula="of:=IF([.A167]=&quot;Chave&quot;;SUBSTITUTE([.C167];&quot;,&quot;;&quot;_&quot;)&amp;ROW([.C167]);[.C167])">
            <text:p/>
          </table:table-cell>
          <table:table-cell table:formula="of:=IF([Campos.F167]=&quot;&quot;;&quot;&quot;;[Campos.F167])">
            <text:p/>
          </table:table-cell>
          <table:table-cell table:formula="of:=IF([Campos.G167]=&quot;&quot;;&quot;&quot;;[Campos.G167])">
            <text:p/>
          </table:table-cell>
          <table:table-cell table:formula="of:=IF([Campos.H167]=&quot;&quot;;&quot;&quot;;[Campos.H167])">
            <text:p/>
          </table:table-cell>
          <table:table-cell table:formula="of:=IF([Campos.E167]=&quot;&quot;;&quot;&quot;;[Campos.E167])">
            <text:p/>
          </table:table-cell>
          <table:table-cell table:formula="of:=IF([Campos.I167]=&quot;&quot;;&quot;&quot;;[Campos.I167])">
            <text:p/>
          </table:table-cell>
          <table:table-cell table:formula="of:=IF([.B167]=&quot;&quot;;&quot;&quot;;VLOOKUP([.B167];[$Tabelas.$A$1:.$B$136];2;0))">
            <text:p/>
          </table:table-cell>
          <table:table-cell table:formula="of:=IF([.A167]=&quot;Campo&quot;;IF([.A167]=&quot;&quot;;&quot;&quot;;IF([.A167]&lt;&gt;[.A166];&quot;&quot;;&quot;PREVIOUS=&quot;&quot;&quot;&amp;[.C166]&amp;&quot;&quot;&quot; &quot;) &amp; IF([.A167]&lt;&gt;[.A168];&quot;&quot;;&quot;NEXT=&quot;&quot;&quot;&amp;[.C168]&amp;&quot;&quot;&quot;&quot;));IF([.A167]=&quot;&quot;;&quot;&quot;;IF([.A167]&lt;&gt;[.A166];&quot;&quot;;&quot;PREVIOUS=&quot;&quot;&quot;&amp;[.E166]&amp;&quot;&quot;&quot; &quot;) &amp; IF([.A167]&lt;&gt;[.A168];&quot;&quot;;&quot;NEXT=&quot;&quot;&quot;&amp;[.E168]&amp;&quot;&quot;&quot;&quot;)))">
            <text:p/>
          </table:table-cell>
          <table:table-cell table:formula="of:=IF([.B167]=&quot;&quot;;&quot;&quot;;VLOOKUP([.B167];[$Tabelas.$A$1:.$C$136];3;0))">
            <text:p/>
          </table:table-cell>
          <table:table-cell table:formula="of:=IF([.A167]=&quot;Campo&quot;; IF(ISERROR(VLOOKUP([.F167];[$Auxiliar.$A$1:.$E$17];5;0));&quot;TYPE=&quot;&quot;&quot;&amp;[.F167]&amp;&quot;&quot;&quot; LENGTH=&quot;&quot;&quot;&amp;[.G167]&amp;&quot;&quot;&quot; &quot;;VLOOKUP([.F167];[$Auxiliar.$A$1:.$E$17];5;0)) &amp; IF(AND([.A167]=&quot;Campo&quot;;[.D167]=&quot;PK&quot;); IF([.I167]=&quot;Sim&quot;;&quot; SEQUENCE=&quot;&quot;true&quot;&quot;&quot;;&quot; SEQUENCE=&quot;&quot;false&quot;&quot;&quot;);&quot;&quot;)&amp;IF([.H167]&lt;&gt;&quot;&quot;;&quot; NOTNULL=&quot;&quot;&quot;&amp;IF([.H167]=&quot;Sim&quot;;&quot;true&quot;;&quot;false&quot;)&amp;&quot;&quot;&quot;&quot;;&quot;&quot;);&quot;&quot;)">
            <text:p/>
          </table:table-cell>
          <table:table-cell table:style-name="ce26" table:formula="of:=IF(AND([.B167]&lt;&gt;[.B166];[.B167]&lt;&gt;&quot;&quot;);&quot;&lt;TABLE NAME=&quot;&quot;&quot;&amp;[.B167]&amp;&quot;&quot;&quot; COMMENT=&quot;&quot;&quot;&amp;[.K167]&amp;&quot;&quot;&quot; &quot;&amp; [.M167] &amp;&quot;&gt;&lt;FIELDS&gt;&quot;;&quot;&quot;) &amp; IF(AND([.A167]=&quot;Chave&quot;;[.A166]=&quot;Campo&quot;);&quot;&lt;KEYS&gt;&quot;;&quot;&quot;) &amp; IF([.A167]=&quot;Chave&quot;;&quot;&lt;KEY NAME=&quot;&quot;&quot;&amp;[.E167]&amp;&quot;&quot;&quot; TYPE=&quot;&quot;&quot;&amp;IF([.D167]=&quot;PK&quot;;&quot;primary&quot;;&quot;foreign&quot;)&amp;&quot;&quot;&quot; FIELDS=&quot;&quot;&quot;&amp;[.C167]&amp;&quot;&quot;&quot;&quot;&amp;IF([.D167]=&quot;FK&quot;;&quot; REFTABLE=&quot;&quot;&quot;&amp;[.F167]&amp;&quot;&quot;&quot; REFFIELDS=&quot;&quot;&quot;&amp;[.G167]&amp;&quot;&quot;&quot;&quot;;&quot;&quot;)&amp;&quot; &quot;&amp;[.L167]&amp;&quot; COMMENT=&quot;&quot;&quot;&amp;[.J167]&amp;&quot;&quot;&quot;&quot;&amp;IF(AND([.A167]=&quot;Campo&quot;;[.D167]=&quot;PK&quot;);&quot; SEQUENCE=&quot;&quot;true&quot;&quot;&quot;;&quot;&quot;)&amp;&quot;/&gt;&quot;;&quot;&quot;) &amp; IF([.A167]=&quot;Campo&quot;;&quot;&lt;FIELD NAME=&quot;&quot;&quot;&amp;[.C167]&amp;&quot;&quot;&quot; &quot;&amp;[.N167]&amp;&quot; &quot;&amp;[.L167]&amp;IF(AND([.A167]=&quot;Campo&quot;;[.D167]&lt;&gt;&quot;PK&quot;);&quot; SEQUENCE=&quot;&quot;false&quot;&quot; &quot;;&quot;&quot;)&amp;&quot; COMMENT=&quot;&quot;&quot;&amp;[.J167]&amp;&quot;&quot;&quot;/&gt;&quot;;&quot;&quot;) &amp; IF(AND([.A167]=&quot;Campo&quot;;[.A168]=&quot;Chave&quot;);&quot;&lt;/FIELDS&gt;&quot;;&quot;&quot;) &amp; IF(AND([.A167]=&quot;Chave&quot;;[.A168]&lt;&gt;&quot;Chave&quot;);&quot;&lt;/KEYS&gt;&quot;;&quot;&quot;) &amp; IF([.B167]&lt;&gt;[.B168];&quot;&lt;/TABLE&gt;&quot;;&quot;&quot;) &amp; IF(AND([.A167]=&quot;&quot;;[.A166]&lt;&gt;&quot;&quot;);&quot;&lt;/TABLES&gt;&lt;/XMLDB&gt;&quot;;&quot;&quot;)">
            <text:p/>
          </table:table-cell>
          <table:table-cell table:style-name="ce27" table:formula="of:=IF(AND([.A167]=&quot;Campo&quot;;[.A167]&lt;&gt;[.A166]);&quot;&lt;Form name=&quot;&quot;newRecord&quot;&quot;&gt;&quot;;&quot;&quot;)&amp;IF([.A167]=&quot;Campo&quot;;&quot;&lt;&quot;&amp;IF([.D167]=&quot;FK&quot;;&quot;Select &quot;;VLOOKUP([.F167];[$Auxiliar.$A$27:.$B$48];2;0))&amp;&quot; id=&quot;&quot;&quot;&amp;[.C167]&amp;&quot;&quot;&quot; label=&quot;&quot;&quot;&amp;[.C167]&amp;&quot;&quot;&quot;&quot;&amp; IF([.D167]=&quot;FK&quot;;&quot; datasource=&quot;&quot;table:&quot;&amp;VLOOKUP(&quot;Chave&quot;&amp;&quot;.&quot;&amp;[.C167];[.$Q$1:.$R$2300];2;0)&amp;&quot;&quot;&quot; bindid=&quot;&quot;id&quot;&quot; bindvalue=&quot;&quot;name&quot;&quot;&quot;;&quot;&quot;)&amp;&quot;required=&quot;&quot;&quot;&amp;IF([.H167]=&quot;Sim&quot;;&quot;true&quot;;&quot;false&quot;)&amp;&quot;&quot;&quot; /&gt;&quot;;&quot;&quot;)&amp;IF(AND([.A167]=&quot;Chave&quot;;[.A166]=&quot;Campo&quot;);&quot;&lt;/Form&gt;&quot;;&quot;&quot;)">
            <text:p/>
          </table:table-cell>
          <table:table-cell table:style-name="ce27" table:formula="of:=IF([.A167]&lt;&gt;&quot;&quot;;[.A167]&amp;&quot;.&quot;&amp;[.C167];&quot;&quot;)">
            <text:p/>
          </table:table-cell>
          <table:table-cell table:style-name="ce27" table:formula="of:=IF([.A167]&lt;&gt;&quot;&quot;;[.F167];&quot;&quot;)">
            <text:p/>
          </table:table-cell>
        </table:table-row>
        <table:table-row table:style-name="ro1">
          <table:table-cell table:formula="of:=IF([Campos.A168]=&quot;&quot;;&quot;&quot;;[Campos.A168])">
            <text:p/>
          </table:table-cell>
          <table:table-cell table:formula="of:=IF([Campos.B168]=&quot;&quot;;&quot;&quot;;[Campos.B168])">
            <text:p/>
          </table:table-cell>
          <table:table-cell table:formula="of:=IF([Campos.C168]=&quot;&quot;;&quot;&quot;;[Campos.C168])">
            <text:p/>
          </table:table-cell>
          <table:table-cell table:formula="of:=IF([Campos.D168]=&quot;&quot;;&quot;&quot;;[Campos.D168])">
            <text:p/>
          </table:table-cell>
          <table:table-cell table:style-name="ce24" table:formula="of:=IF([.A168]=&quot;Chave&quot;;SUBSTITUTE([.C168];&quot;,&quot;;&quot;_&quot;)&amp;ROW([.C168]);[.C168])">
            <text:p/>
          </table:table-cell>
          <table:table-cell table:formula="of:=IF([Campos.F168]=&quot;&quot;;&quot;&quot;;[Campos.F168])">
            <text:p/>
          </table:table-cell>
          <table:table-cell table:formula="of:=IF([Campos.G168]=&quot;&quot;;&quot;&quot;;[Campos.G168])">
            <text:p/>
          </table:table-cell>
          <table:table-cell table:formula="of:=IF([Campos.H168]=&quot;&quot;;&quot;&quot;;[Campos.H168])">
            <text:p/>
          </table:table-cell>
          <table:table-cell table:formula="of:=IF([Campos.E168]=&quot;&quot;;&quot;&quot;;[Campos.E168])">
            <text:p/>
          </table:table-cell>
          <table:table-cell table:formula="of:=IF([Campos.I168]=&quot;&quot;;&quot;&quot;;[Campos.I168])">
            <text:p/>
          </table:table-cell>
          <table:table-cell table:formula="of:=IF([.B168]=&quot;&quot;;&quot;&quot;;VLOOKUP([.B168];[$Tabelas.$A$1:.$B$136];2;0))">
            <text:p/>
          </table:table-cell>
          <table:table-cell table:formula="of:=IF([.A168]=&quot;Campo&quot;;IF([.A168]=&quot;&quot;;&quot;&quot;;IF([.A168]&lt;&gt;[.A167];&quot;&quot;;&quot;PREVIOUS=&quot;&quot;&quot;&amp;[.C167]&amp;&quot;&quot;&quot; &quot;) &amp; IF([.A168]&lt;&gt;[.A169];&quot;&quot;;&quot;NEXT=&quot;&quot;&quot;&amp;[.C169]&amp;&quot;&quot;&quot;&quot;));IF([.A168]=&quot;&quot;;&quot;&quot;;IF([.A168]&lt;&gt;[.A167];&quot;&quot;;&quot;PREVIOUS=&quot;&quot;&quot;&amp;[.E167]&amp;&quot;&quot;&quot; &quot;) &amp; IF([.A168]&lt;&gt;[.A169];&quot;&quot;;&quot;NEXT=&quot;&quot;&quot;&amp;[.E169]&amp;&quot;&quot;&quot;&quot;)))">
            <text:p/>
          </table:table-cell>
          <table:table-cell table:formula="of:=IF([.B168]=&quot;&quot;;&quot;&quot;;VLOOKUP([.B168];[$Tabelas.$A$1:.$C$136];3;0))">
            <text:p/>
          </table:table-cell>
          <table:table-cell table:formula="of:=IF([.A168]=&quot;Campo&quot;; IF(ISERROR(VLOOKUP([.F168];[$Auxiliar.$A$1:.$E$17];5;0));&quot;TYPE=&quot;&quot;&quot;&amp;[.F168]&amp;&quot;&quot;&quot; LENGTH=&quot;&quot;&quot;&amp;[.G168]&amp;&quot;&quot;&quot; &quot;;VLOOKUP([.F168];[$Auxiliar.$A$1:.$E$17];5;0)) &amp; IF(AND([.A168]=&quot;Campo&quot;;[.D168]=&quot;PK&quot;); IF([.I168]=&quot;Sim&quot;;&quot; SEQUENCE=&quot;&quot;true&quot;&quot;&quot;;&quot; SEQUENCE=&quot;&quot;false&quot;&quot;&quot;);&quot;&quot;)&amp;IF([.H168]&lt;&gt;&quot;&quot;;&quot; NOTNULL=&quot;&quot;&quot;&amp;IF([.H168]=&quot;Sim&quot;;&quot;true&quot;;&quot;false&quot;)&amp;&quot;&quot;&quot;&quot;;&quot;&quot;);&quot;&quot;)">
            <text:p/>
          </table:table-cell>
          <table:table-cell table:style-name="ce26" table:formula="of:=IF(AND([.B168]&lt;&gt;[.B167];[.B168]&lt;&gt;&quot;&quot;);&quot;&lt;TABLE NAME=&quot;&quot;&quot;&amp;[.B168]&amp;&quot;&quot;&quot; COMMENT=&quot;&quot;&quot;&amp;[.K168]&amp;&quot;&quot;&quot; &quot;&amp; [.M168] &amp;&quot;&gt;&lt;FIELDS&gt;&quot;;&quot;&quot;) &amp; IF(AND([.A168]=&quot;Chave&quot;;[.A167]=&quot;Campo&quot;);&quot;&lt;KEYS&gt;&quot;;&quot;&quot;) &amp; IF([.A168]=&quot;Chave&quot;;&quot;&lt;KEY NAME=&quot;&quot;&quot;&amp;[.E168]&amp;&quot;&quot;&quot; TYPE=&quot;&quot;&quot;&amp;IF([.D168]=&quot;PK&quot;;&quot;primary&quot;;&quot;foreign&quot;)&amp;&quot;&quot;&quot; FIELDS=&quot;&quot;&quot;&amp;[.C168]&amp;&quot;&quot;&quot;&quot;&amp;IF([.D168]=&quot;FK&quot;;&quot; REFTABLE=&quot;&quot;&quot;&amp;[.F168]&amp;&quot;&quot;&quot; REFFIELDS=&quot;&quot;&quot;&amp;[.G168]&amp;&quot;&quot;&quot;&quot;;&quot;&quot;)&amp;&quot; &quot;&amp;[.L168]&amp;&quot; COMMENT=&quot;&quot;&quot;&amp;[.J168]&amp;&quot;&quot;&quot;&quot;&amp;IF(AND([.A168]=&quot;Campo&quot;;[.D168]=&quot;PK&quot;);&quot; SEQUENCE=&quot;&quot;true&quot;&quot;&quot;;&quot;&quot;)&amp;&quot;/&gt;&quot;;&quot;&quot;) &amp; IF([.A168]=&quot;Campo&quot;;&quot;&lt;FIELD NAME=&quot;&quot;&quot;&amp;[.C168]&amp;&quot;&quot;&quot; &quot;&amp;[.N168]&amp;&quot; &quot;&amp;[.L168]&amp;IF(AND([.A168]=&quot;Campo&quot;;[.D168]&lt;&gt;&quot;PK&quot;);&quot; SEQUENCE=&quot;&quot;false&quot;&quot; &quot;;&quot;&quot;)&amp;&quot; COMMENT=&quot;&quot;&quot;&amp;[.J168]&amp;&quot;&quot;&quot;/&gt;&quot;;&quot;&quot;) &amp; IF(AND([.A168]=&quot;Campo&quot;;[.A169]=&quot;Chave&quot;);&quot;&lt;/FIELDS&gt;&quot;;&quot;&quot;) &amp; IF(AND([.A168]=&quot;Chave&quot;;[.A169]&lt;&gt;&quot;Chave&quot;);&quot;&lt;/KEYS&gt;&quot;;&quot;&quot;) &amp; IF([.B168]&lt;&gt;[.B169];&quot;&lt;/TABLE&gt;&quot;;&quot;&quot;) &amp; IF(AND([.A168]=&quot;&quot;;[.A167]&lt;&gt;&quot;&quot;);&quot;&lt;/TABLES&gt;&lt;/XMLDB&gt;&quot;;&quot;&quot;)">
            <text:p/>
          </table:table-cell>
          <table:table-cell table:style-name="ce27" table:formula="of:=IF(AND([.A168]=&quot;Campo&quot;;[.A168]&lt;&gt;[.A167]);&quot;&lt;Form name=&quot;&quot;newRecord&quot;&quot;&gt;&quot;;&quot;&quot;)&amp;IF([.A168]=&quot;Campo&quot;;&quot;&lt;&quot;&amp;IF([.D168]=&quot;FK&quot;;&quot;Select &quot;;VLOOKUP([.F168];[$Auxiliar.$A$27:.$B$48];2;0))&amp;&quot; id=&quot;&quot;&quot;&amp;[.C168]&amp;&quot;&quot;&quot; label=&quot;&quot;&quot;&amp;[.C168]&amp;&quot;&quot;&quot;&quot;&amp; IF([.D168]=&quot;FK&quot;;&quot; datasource=&quot;&quot;table:&quot;&amp;VLOOKUP(&quot;Chave&quot;&amp;&quot;.&quot;&amp;[.C168];[.$Q$1:.$R$2300];2;0)&amp;&quot;&quot;&quot; bindid=&quot;&quot;id&quot;&quot; bindvalue=&quot;&quot;name&quot;&quot;&quot;;&quot;&quot;)&amp;&quot;required=&quot;&quot;&quot;&amp;IF([.H168]=&quot;Sim&quot;;&quot;true&quot;;&quot;false&quot;)&amp;&quot;&quot;&quot; /&gt;&quot;;&quot;&quot;)&amp;IF(AND([.A168]=&quot;Chave&quot;;[.A167]=&quot;Campo&quot;);&quot;&lt;/Form&gt;&quot;;&quot;&quot;)">
            <text:p/>
          </table:table-cell>
          <table:table-cell table:style-name="ce27" table:formula="of:=IF([.A168]&lt;&gt;&quot;&quot;;[.A168]&amp;&quot;.&quot;&amp;[.C168];&quot;&quot;)">
            <text:p/>
          </table:table-cell>
          <table:table-cell table:style-name="ce27" table:formula="of:=IF([.A168]&lt;&gt;&quot;&quot;;[.F168];&quot;&quot;)">
            <text:p/>
          </table:table-cell>
        </table:table-row>
        <table:table-row table:style-name="ro1">
          <table:table-cell table:formula="of:=IF([Campos.A169]=&quot;&quot;;&quot;&quot;;[Campos.A169])">
            <text:p/>
          </table:table-cell>
          <table:table-cell table:formula="of:=IF([Campos.B169]=&quot;&quot;;&quot;&quot;;[Campos.B169])">
            <text:p/>
          </table:table-cell>
          <table:table-cell table:formula="of:=IF([Campos.C169]=&quot;&quot;;&quot;&quot;;[Campos.C169])">
            <text:p/>
          </table:table-cell>
          <table:table-cell table:formula="of:=IF([Campos.D169]=&quot;&quot;;&quot;&quot;;[Campos.D169])">
            <text:p/>
          </table:table-cell>
          <table:table-cell table:style-name="ce24" table:formula="of:=IF([.A169]=&quot;Chave&quot;;SUBSTITUTE([.C169];&quot;,&quot;;&quot;_&quot;)&amp;ROW([.C169]);[.C169])">
            <text:p/>
          </table:table-cell>
          <table:table-cell table:formula="of:=IF([Campos.F169]=&quot;&quot;;&quot;&quot;;[Campos.F169])">
            <text:p/>
          </table:table-cell>
          <table:table-cell table:formula="of:=IF([Campos.G169]=&quot;&quot;;&quot;&quot;;[Campos.G169])">
            <text:p/>
          </table:table-cell>
          <table:table-cell table:formula="of:=IF([Campos.H169]=&quot;&quot;;&quot;&quot;;[Campos.H169])">
            <text:p/>
          </table:table-cell>
          <table:table-cell table:formula="of:=IF([Campos.E169]=&quot;&quot;;&quot;&quot;;[Campos.E169])">
            <text:p/>
          </table:table-cell>
          <table:table-cell table:formula="of:=IF([Campos.I169]=&quot;&quot;;&quot;&quot;;[Campos.I169])">
            <text:p/>
          </table:table-cell>
          <table:table-cell table:formula="of:=IF([.B169]=&quot;&quot;;&quot;&quot;;VLOOKUP([.B169];[$Tabelas.$A$1:.$B$136];2;0))">
            <text:p/>
          </table:table-cell>
          <table:table-cell table:formula="of:=IF([.A169]=&quot;Campo&quot;;IF([.A169]=&quot;&quot;;&quot;&quot;;IF([.A169]&lt;&gt;[.A168];&quot;&quot;;&quot;PREVIOUS=&quot;&quot;&quot;&amp;[.C168]&amp;&quot;&quot;&quot; &quot;) &amp; IF([.A169]&lt;&gt;[.A170];&quot;&quot;;&quot;NEXT=&quot;&quot;&quot;&amp;[.C170]&amp;&quot;&quot;&quot;&quot;));IF([.A169]=&quot;&quot;;&quot;&quot;;IF([.A169]&lt;&gt;[.A168];&quot;&quot;;&quot;PREVIOUS=&quot;&quot;&quot;&amp;[.E168]&amp;&quot;&quot;&quot; &quot;) &amp; IF([.A169]&lt;&gt;[.A170];&quot;&quot;;&quot;NEXT=&quot;&quot;&quot;&amp;[.E170]&amp;&quot;&quot;&quot;&quot;)))">
            <text:p/>
          </table:table-cell>
          <table:table-cell table:formula="of:=IF([.B169]=&quot;&quot;;&quot;&quot;;VLOOKUP([.B169];[$Tabelas.$A$1:.$C$136];3;0))">
            <text:p/>
          </table:table-cell>
          <table:table-cell table:formula="of:=IF([.A169]=&quot;Campo&quot;; IF(ISERROR(VLOOKUP([.F169];[$Auxiliar.$A$1:.$E$17];5;0));&quot;TYPE=&quot;&quot;&quot;&amp;[.F169]&amp;&quot;&quot;&quot; LENGTH=&quot;&quot;&quot;&amp;[.G169]&amp;&quot;&quot;&quot; &quot;;VLOOKUP([.F169];[$Auxiliar.$A$1:.$E$17];5;0)) &amp; IF(AND([.A169]=&quot;Campo&quot;;[.D169]=&quot;PK&quot;); IF([.I169]=&quot;Sim&quot;;&quot; SEQUENCE=&quot;&quot;true&quot;&quot;&quot;;&quot; SEQUENCE=&quot;&quot;false&quot;&quot;&quot;);&quot;&quot;)&amp;IF([.H169]&lt;&gt;&quot;&quot;;&quot; NOTNULL=&quot;&quot;&quot;&amp;IF([.H169]=&quot;Sim&quot;;&quot;true&quot;;&quot;false&quot;)&amp;&quot;&quot;&quot;&quot;;&quot;&quot;);&quot;&quot;)">
            <text:p/>
          </table:table-cell>
          <table:table-cell table:style-name="ce26" table:formula="of:=IF(AND([.B169]&lt;&gt;[.B168];[.B169]&lt;&gt;&quot;&quot;);&quot;&lt;TABLE NAME=&quot;&quot;&quot;&amp;[.B169]&amp;&quot;&quot;&quot; COMMENT=&quot;&quot;&quot;&amp;[.K169]&amp;&quot;&quot;&quot; &quot;&amp; [.M169] &amp;&quot;&gt;&lt;FIELDS&gt;&quot;;&quot;&quot;) &amp; IF(AND([.A169]=&quot;Chave&quot;;[.A168]=&quot;Campo&quot;);&quot;&lt;KEYS&gt;&quot;;&quot;&quot;) &amp; IF([.A169]=&quot;Chave&quot;;&quot;&lt;KEY NAME=&quot;&quot;&quot;&amp;[.E169]&amp;&quot;&quot;&quot; TYPE=&quot;&quot;&quot;&amp;IF([.D169]=&quot;PK&quot;;&quot;primary&quot;;&quot;foreign&quot;)&amp;&quot;&quot;&quot; FIELDS=&quot;&quot;&quot;&amp;[.C169]&amp;&quot;&quot;&quot;&quot;&amp;IF([.D169]=&quot;FK&quot;;&quot; REFTABLE=&quot;&quot;&quot;&amp;[.F169]&amp;&quot;&quot;&quot; REFFIELDS=&quot;&quot;&quot;&amp;[.G169]&amp;&quot;&quot;&quot;&quot;;&quot;&quot;)&amp;&quot; &quot;&amp;[.L169]&amp;&quot; COMMENT=&quot;&quot;&quot;&amp;[.J169]&amp;&quot;&quot;&quot;&quot;&amp;IF(AND([.A169]=&quot;Campo&quot;;[.D169]=&quot;PK&quot;);&quot; SEQUENCE=&quot;&quot;true&quot;&quot;&quot;;&quot;&quot;)&amp;&quot;/&gt;&quot;;&quot;&quot;) &amp; IF([.A169]=&quot;Campo&quot;;&quot;&lt;FIELD NAME=&quot;&quot;&quot;&amp;[.C169]&amp;&quot;&quot;&quot; &quot;&amp;[.N169]&amp;&quot; &quot;&amp;[.L169]&amp;IF(AND([.A169]=&quot;Campo&quot;;[.D169]&lt;&gt;&quot;PK&quot;);&quot; SEQUENCE=&quot;&quot;false&quot;&quot; &quot;;&quot;&quot;)&amp;&quot; COMMENT=&quot;&quot;&quot;&amp;[.J169]&amp;&quot;&quot;&quot;/&gt;&quot;;&quot;&quot;) &amp; IF(AND([.A169]=&quot;Campo&quot;;[.A170]=&quot;Chave&quot;);&quot;&lt;/FIELDS&gt;&quot;;&quot;&quot;) &amp; IF(AND([.A169]=&quot;Chave&quot;;[.A170]&lt;&gt;&quot;Chave&quot;);&quot;&lt;/KEYS&gt;&quot;;&quot;&quot;) &amp; IF([.B169]&lt;&gt;[.B170];&quot;&lt;/TABLE&gt;&quot;;&quot;&quot;) &amp; IF(AND([.A169]=&quot;&quot;;[.A168]&lt;&gt;&quot;&quot;);&quot;&lt;/TABLES&gt;&lt;/XMLDB&gt;&quot;;&quot;&quot;)">
            <text:p/>
          </table:table-cell>
          <table:table-cell table:style-name="ce27" table:formula="of:=IF(AND([.A169]=&quot;Campo&quot;;[.A169]&lt;&gt;[.A168]);&quot;&lt;Form name=&quot;&quot;newRecord&quot;&quot;&gt;&quot;;&quot;&quot;)&amp;IF([.A169]=&quot;Campo&quot;;&quot;&lt;&quot;&amp;IF([.D169]=&quot;FK&quot;;&quot;Select &quot;;VLOOKUP([.F169];[$Auxiliar.$A$27:.$B$48];2;0))&amp;&quot; id=&quot;&quot;&quot;&amp;[.C169]&amp;&quot;&quot;&quot; label=&quot;&quot;&quot;&amp;[.C169]&amp;&quot;&quot;&quot;&quot;&amp; IF([.D169]=&quot;FK&quot;;&quot; datasource=&quot;&quot;table:&quot;&amp;VLOOKUP(&quot;Chave&quot;&amp;&quot;.&quot;&amp;[.C169];[.$Q$1:.$R$2300];2;0)&amp;&quot;&quot;&quot; bindid=&quot;&quot;id&quot;&quot; bindvalue=&quot;&quot;name&quot;&quot;&quot;;&quot;&quot;)&amp;&quot;required=&quot;&quot;&quot;&amp;IF([.H169]=&quot;Sim&quot;;&quot;true&quot;;&quot;false&quot;)&amp;&quot;&quot;&quot; /&gt;&quot;;&quot;&quot;)&amp;IF(AND([.A169]=&quot;Chave&quot;;[.A168]=&quot;Campo&quot;);&quot;&lt;/Form&gt;&quot;;&quot;&quot;)">
            <text:p/>
          </table:table-cell>
          <table:table-cell table:style-name="ce27" table:formula="of:=IF([.A169]&lt;&gt;&quot;&quot;;[.A169]&amp;&quot;.&quot;&amp;[.C169];&quot;&quot;)">
            <text:p/>
          </table:table-cell>
          <table:table-cell table:style-name="ce27" table:formula="of:=IF([.A169]&lt;&gt;&quot;&quot;;[.F169];&quot;&quot;)">
            <text:p/>
          </table:table-cell>
        </table:table-row>
        <table:table-row table:style-name="ro1">
          <table:table-cell table:formula="of:=IF([Campos.A170]=&quot;&quot;;&quot;&quot;;[Campos.A170])">
            <text:p/>
          </table:table-cell>
          <table:table-cell table:formula="of:=IF([Campos.B170]=&quot;&quot;;&quot;&quot;;[Campos.B170])">
            <text:p/>
          </table:table-cell>
          <table:table-cell table:formula="of:=IF([Campos.C170]=&quot;&quot;;&quot;&quot;;[Campos.C170])">
            <text:p/>
          </table:table-cell>
          <table:table-cell table:formula="of:=IF([Campos.D170]=&quot;&quot;;&quot;&quot;;[Campos.D170])">
            <text:p/>
          </table:table-cell>
          <table:table-cell table:style-name="ce24" table:formula="of:=IF([.A170]=&quot;Chave&quot;;SUBSTITUTE([.C170];&quot;,&quot;;&quot;_&quot;)&amp;ROW([.C170]);[.C170])">
            <text:p/>
          </table:table-cell>
          <table:table-cell table:formula="of:=IF([Campos.F170]=&quot;&quot;;&quot;&quot;;[Campos.F170])">
            <text:p/>
          </table:table-cell>
          <table:table-cell table:formula="of:=IF([Campos.G170]=&quot;&quot;;&quot;&quot;;[Campos.G170])">
            <text:p/>
          </table:table-cell>
          <table:table-cell table:formula="of:=IF([Campos.H170]=&quot;&quot;;&quot;&quot;;[Campos.H170])">
            <text:p/>
          </table:table-cell>
          <table:table-cell table:formula="of:=IF([Campos.E170]=&quot;&quot;;&quot;&quot;;[Campos.E170])">
            <text:p/>
          </table:table-cell>
          <table:table-cell table:formula="of:=IF([Campos.I170]=&quot;&quot;;&quot;&quot;;[Campos.I170])">
            <text:p/>
          </table:table-cell>
          <table:table-cell table:formula="of:=IF([.B170]=&quot;&quot;;&quot;&quot;;VLOOKUP([.B170];[$Tabelas.$A$1:.$B$136];2;0))">
            <text:p/>
          </table:table-cell>
          <table:table-cell table:formula="of:=IF([.A170]=&quot;Campo&quot;;IF([.A170]=&quot;&quot;;&quot;&quot;;IF([.A170]&lt;&gt;[.A169];&quot;&quot;;&quot;PREVIOUS=&quot;&quot;&quot;&amp;[.C169]&amp;&quot;&quot;&quot; &quot;) &amp; IF([.A170]&lt;&gt;[.A171];&quot;&quot;;&quot;NEXT=&quot;&quot;&quot;&amp;[.C171]&amp;&quot;&quot;&quot;&quot;));IF([.A170]=&quot;&quot;;&quot;&quot;;IF([.A170]&lt;&gt;[.A169];&quot;&quot;;&quot;PREVIOUS=&quot;&quot;&quot;&amp;[.E169]&amp;&quot;&quot;&quot; &quot;) &amp; IF([.A170]&lt;&gt;[.A171];&quot;&quot;;&quot;NEXT=&quot;&quot;&quot;&amp;[.E171]&amp;&quot;&quot;&quot;&quot;)))">
            <text:p/>
          </table:table-cell>
          <table:table-cell table:formula="of:=IF([.B170]=&quot;&quot;;&quot;&quot;;VLOOKUP([.B170];[$Tabelas.$A$1:.$C$136];3;0))">
            <text:p/>
          </table:table-cell>
          <table:table-cell table:formula="of:=IF([.A170]=&quot;Campo&quot;; IF(ISERROR(VLOOKUP([.F170];[$Auxiliar.$A$1:.$E$17];5;0));&quot;TYPE=&quot;&quot;&quot;&amp;[.F170]&amp;&quot;&quot;&quot; LENGTH=&quot;&quot;&quot;&amp;[.G170]&amp;&quot;&quot;&quot; &quot;;VLOOKUP([.F170];[$Auxiliar.$A$1:.$E$17];5;0)) &amp; IF(AND([.A170]=&quot;Campo&quot;;[.D170]=&quot;PK&quot;); IF([.I170]=&quot;Sim&quot;;&quot; SEQUENCE=&quot;&quot;true&quot;&quot;&quot;;&quot; SEQUENCE=&quot;&quot;false&quot;&quot;&quot;);&quot;&quot;)&amp;IF([.H170]&lt;&gt;&quot;&quot;;&quot; NOTNULL=&quot;&quot;&quot;&amp;IF([.H170]=&quot;Sim&quot;;&quot;true&quot;;&quot;false&quot;)&amp;&quot;&quot;&quot;&quot;;&quot;&quot;);&quot;&quot;)">
            <text:p/>
          </table:table-cell>
          <table:table-cell table:style-name="ce26" table:formula="of:=IF(AND([.B170]&lt;&gt;[.B169];[.B170]&lt;&gt;&quot;&quot;);&quot;&lt;TABLE NAME=&quot;&quot;&quot;&amp;[.B170]&amp;&quot;&quot;&quot; COMMENT=&quot;&quot;&quot;&amp;[.K170]&amp;&quot;&quot;&quot; &quot;&amp; [.M170] &amp;&quot;&gt;&lt;FIELDS&gt;&quot;;&quot;&quot;) &amp; IF(AND([.A170]=&quot;Chave&quot;;[.A169]=&quot;Campo&quot;);&quot;&lt;KEYS&gt;&quot;;&quot;&quot;) &amp; IF([.A170]=&quot;Chave&quot;;&quot;&lt;KEY NAME=&quot;&quot;&quot;&amp;[.E170]&amp;&quot;&quot;&quot; TYPE=&quot;&quot;&quot;&amp;IF([.D170]=&quot;PK&quot;;&quot;primary&quot;;&quot;foreign&quot;)&amp;&quot;&quot;&quot; FIELDS=&quot;&quot;&quot;&amp;[.C170]&amp;&quot;&quot;&quot;&quot;&amp;IF([.D170]=&quot;FK&quot;;&quot; REFTABLE=&quot;&quot;&quot;&amp;[.F170]&amp;&quot;&quot;&quot; REFFIELDS=&quot;&quot;&quot;&amp;[.G170]&amp;&quot;&quot;&quot;&quot;;&quot;&quot;)&amp;&quot; &quot;&amp;[.L170]&amp;&quot; COMMENT=&quot;&quot;&quot;&amp;[.J170]&amp;&quot;&quot;&quot;&quot;&amp;IF(AND([.A170]=&quot;Campo&quot;;[.D170]=&quot;PK&quot;);&quot; SEQUENCE=&quot;&quot;true&quot;&quot;&quot;;&quot;&quot;)&amp;&quot;/&gt;&quot;;&quot;&quot;) &amp; IF([.A170]=&quot;Campo&quot;;&quot;&lt;FIELD NAME=&quot;&quot;&quot;&amp;[.C170]&amp;&quot;&quot;&quot; &quot;&amp;[.N170]&amp;&quot; &quot;&amp;[.L170]&amp;IF(AND([.A170]=&quot;Campo&quot;;[.D170]&lt;&gt;&quot;PK&quot;);&quot; SEQUENCE=&quot;&quot;false&quot;&quot; &quot;;&quot;&quot;)&amp;&quot; COMMENT=&quot;&quot;&quot;&amp;[.J170]&amp;&quot;&quot;&quot;/&gt;&quot;;&quot;&quot;) &amp; IF(AND([.A170]=&quot;Campo&quot;;[.A171]=&quot;Chave&quot;);&quot;&lt;/FIELDS&gt;&quot;;&quot;&quot;) &amp; IF(AND([.A170]=&quot;Chave&quot;;[.A171]&lt;&gt;&quot;Chave&quot;);&quot;&lt;/KEYS&gt;&quot;;&quot;&quot;) &amp; IF([.B170]&lt;&gt;[.B171];&quot;&lt;/TABLE&gt;&quot;;&quot;&quot;) &amp; IF(AND([.A170]=&quot;&quot;;[.A169]&lt;&gt;&quot;&quot;);&quot;&lt;/TABLES&gt;&lt;/XMLDB&gt;&quot;;&quot;&quot;)">
            <text:p/>
          </table:table-cell>
          <table:table-cell table:style-name="ce27" table:formula="of:=IF(AND([.A170]=&quot;Campo&quot;;[.A170]&lt;&gt;[.A169]);&quot;&lt;Form name=&quot;&quot;newRecord&quot;&quot;&gt;&quot;;&quot;&quot;)&amp;IF([.A170]=&quot;Campo&quot;;&quot;&lt;&quot;&amp;IF([.D170]=&quot;FK&quot;;&quot;Select &quot;;VLOOKUP([.F170];[$Auxiliar.$A$27:.$B$48];2;0))&amp;&quot; id=&quot;&quot;&quot;&amp;[.C170]&amp;&quot;&quot;&quot; label=&quot;&quot;&quot;&amp;[.C170]&amp;&quot;&quot;&quot;&quot;&amp; IF([.D170]=&quot;FK&quot;;&quot; datasource=&quot;&quot;table:&quot;&amp;VLOOKUP(&quot;Chave&quot;&amp;&quot;.&quot;&amp;[.C170];[.$Q$1:.$R$2300];2;0)&amp;&quot;&quot;&quot; bindid=&quot;&quot;id&quot;&quot; bindvalue=&quot;&quot;name&quot;&quot;&quot;;&quot;&quot;)&amp;&quot;required=&quot;&quot;&quot;&amp;IF([.H170]=&quot;Sim&quot;;&quot;true&quot;;&quot;false&quot;)&amp;&quot;&quot;&quot; /&gt;&quot;;&quot;&quot;)&amp;IF(AND([.A170]=&quot;Chave&quot;;[.A169]=&quot;Campo&quot;);&quot;&lt;/Form&gt;&quot;;&quot;&quot;)">
            <text:p/>
          </table:table-cell>
          <table:table-cell table:style-name="ce27" table:formula="of:=IF([.A170]&lt;&gt;&quot;&quot;;[.A170]&amp;&quot;.&quot;&amp;[.C170];&quot;&quot;)">
            <text:p/>
          </table:table-cell>
          <table:table-cell table:style-name="ce27" table:formula="of:=IF([.A170]&lt;&gt;&quot;&quot;;[.F170];&quot;&quot;)">
            <text:p/>
          </table:table-cell>
        </table:table-row>
        <table:table-row table:style-name="ro1">
          <table:table-cell table:formula="of:=IF([Campos.A171]=&quot;&quot;;&quot;&quot;;[Campos.A171])">
            <text:p/>
          </table:table-cell>
          <table:table-cell table:formula="of:=IF([Campos.B171]=&quot;&quot;;&quot;&quot;;[Campos.B171])">
            <text:p/>
          </table:table-cell>
          <table:table-cell table:formula="of:=IF([Campos.C171]=&quot;&quot;;&quot;&quot;;[Campos.C171])">
            <text:p/>
          </table:table-cell>
          <table:table-cell table:formula="of:=IF([Campos.D171]=&quot;&quot;;&quot;&quot;;[Campos.D171])">
            <text:p/>
          </table:table-cell>
          <table:table-cell table:style-name="ce24" table:formula="of:=IF([.A171]=&quot;Chave&quot;;SUBSTITUTE([.C171];&quot;,&quot;;&quot;_&quot;)&amp;ROW([.C171]);[.C171])">
            <text:p/>
          </table:table-cell>
          <table:table-cell table:formula="of:=IF([Campos.F171]=&quot;&quot;;&quot;&quot;;[Campos.F171])">
            <text:p/>
          </table:table-cell>
          <table:table-cell table:formula="of:=IF([Campos.G171]=&quot;&quot;;&quot;&quot;;[Campos.G171])">
            <text:p/>
          </table:table-cell>
          <table:table-cell table:formula="of:=IF([Campos.H171]=&quot;&quot;;&quot;&quot;;[Campos.H171])">
            <text:p/>
          </table:table-cell>
          <table:table-cell table:formula="of:=IF([Campos.E171]=&quot;&quot;;&quot;&quot;;[Campos.E171])">
            <text:p/>
          </table:table-cell>
          <table:table-cell table:formula="of:=IF([Campos.I171]=&quot;&quot;;&quot;&quot;;[Campos.I171])">
            <text:p/>
          </table:table-cell>
          <table:table-cell table:formula="of:=IF([.B171]=&quot;&quot;;&quot;&quot;;VLOOKUP([.B171];[$Tabelas.$A$1:.$B$136];2;0))">
            <text:p/>
          </table:table-cell>
          <table:table-cell table:formula="of:=IF([.A171]=&quot;Campo&quot;;IF([.A171]=&quot;&quot;;&quot;&quot;;IF([.A171]&lt;&gt;[.A170];&quot;&quot;;&quot;PREVIOUS=&quot;&quot;&quot;&amp;[.C170]&amp;&quot;&quot;&quot; &quot;) &amp; IF([.A171]&lt;&gt;[.A172];&quot;&quot;;&quot;NEXT=&quot;&quot;&quot;&amp;[.C172]&amp;&quot;&quot;&quot;&quot;));IF([.A171]=&quot;&quot;;&quot;&quot;;IF([.A171]&lt;&gt;[.A170];&quot;&quot;;&quot;PREVIOUS=&quot;&quot;&quot;&amp;[.E170]&amp;&quot;&quot;&quot; &quot;) &amp; IF([.A171]&lt;&gt;[.A172];&quot;&quot;;&quot;NEXT=&quot;&quot;&quot;&amp;[.E172]&amp;&quot;&quot;&quot;&quot;)))">
            <text:p/>
          </table:table-cell>
          <table:table-cell table:formula="of:=IF([.B171]=&quot;&quot;;&quot;&quot;;VLOOKUP([.B171];[$Tabelas.$A$1:.$C$136];3;0))">
            <text:p/>
          </table:table-cell>
          <table:table-cell table:formula="of:=IF([.A171]=&quot;Campo&quot;; IF(ISERROR(VLOOKUP([.F171];[$Auxiliar.$A$1:.$E$17];5;0));&quot;TYPE=&quot;&quot;&quot;&amp;[.F171]&amp;&quot;&quot;&quot; LENGTH=&quot;&quot;&quot;&amp;[.G171]&amp;&quot;&quot;&quot; &quot;;VLOOKUP([.F171];[$Auxiliar.$A$1:.$E$17];5;0)) &amp; IF(AND([.A171]=&quot;Campo&quot;;[.D171]=&quot;PK&quot;); IF([.I171]=&quot;Sim&quot;;&quot; SEQUENCE=&quot;&quot;true&quot;&quot;&quot;;&quot; SEQUENCE=&quot;&quot;false&quot;&quot;&quot;);&quot;&quot;)&amp;IF([.H171]&lt;&gt;&quot;&quot;;&quot; NOTNULL=&quot;&quot;&quot;&amp;IF([.H171]=&quot;Sim&quot;;&quot;true&quot;;&quot;false&quot;)&amp;&quot;&quot;&quot;&quot;;&quot;&quot;);&quot;&quot;)">
            <text:p/>
          </table:table-cell>
          <table:table-cell table:style-name="ce26" table:formula="of:=IF(AND([.B171]&lt;&gt;[.B170];[.B171]&lt;&gt;&quot;&quot;);&quot;&lt;TABLE NAME=&quot;&quot;&quot;&amp;[.B171]&amp;&quot;&quot;&quot; COMMENT=&quot;&quot;&quot;&amp;[.K171]&amp;&quot;&quot;&quot; &quot;&amp; [.M171] &amp;&quot;&gt;&lt;FIELDS&gt;&quot;;&quot;&quot;) &amp; IF(AND([.A171]=&quot;Chave&quot;;[.A170]=&quot;Campo&quot;);&quot;&lt;KEYS&gt;&quot;;&quot;&quot;) &amp; IF([.A171]=&quot;Chave&quot;;&quot;&lt;KEY NAME=&quot;&quot;&quot;&amp;[.E171]&amp;&quot;&quot;&quot; TYPE=&quot;&quot;&quot;&amp;IF([.D171]=&quot;PK&quot;;&quot;primary&quot;;&quot;foreign&quot;)&amp;&quot;&quot;&quot; FIELDS=&quot;&quot;&quot;&amp;[.C171]&amp;&quot;&quot;&quot;&quot;&amp;IF([.D171]=&quot;FK&quot;;&quot; REFTABLE=&quot;&quot;&quot;&amp;[.F171]&amp;&quot;&quot;&quot; REFFIELDS=&quot;&quot;&quot;&amp;[.G171]&amp;&quot;&quot;&quot;&quot;;&quot;&quot;)&amp;&quot; &quot;&amp;[.L171]&amp;&quot; COMMENT=&quot;&quot;&quot;&amp;[.J171]&amp;&quot;&quot;&quot;&quot;&amp;IF(AND([.A171]=&quot;Campo&quot;;[.D171]=&quot;PK&quot;);&quot; SEQUENCE=&quot;&quot;true&quot;&quot;&quot;;&quot;&quot;)&amp;&quot;/&gt;&quot;;&quot;&quot;) &amp; IF([.A171]=&quot;Campo&quot;;&quot;&lt;FIELD NAME=&quot;&quot;&quot;&amp;[.C171]&amp;&quot;&quot;&quot; &quot;&amp;[.N171]&amp;&quot; &quot;&amp;[.L171]&amp;IF(AND([.A171]=&quot;Campo&quot;;[.D171]&lt;&gt;&quot;PK&quot;);&quot; SEQUENCE=&quot;&quot;false&quot;&quot; &quot;;&quot;&quot;)&amp;&quot; COMMENT=&quot;&quot;&quot;&amp;[.J171]&amp;&quot;&quot;&quot;/&gt;&quot;;&quot;&quot;) &amp; IF(AND([.A171]=&quot;Campo&quot;;[.A172]=&quot;Chave&quot;);&quot;&lt;/FIELDS&gt;&quot;;&quot;&quot;) &amp; IF(AND([.A171]=&quot;Chave&quot;;[.A172]&lt;&gt;&quot;Chave&quot;);&quot;&lt;/KEYS&gt;&quot;;&quot;&quot;) &amp; IF([.B171]&lt;&gt;[.B172];&quot;&lt;/TABLE&gt;&quot;;&quot;&quot;) &amp; IF(AND([.A171]=&quot;&quot;;[.A170]&lt;&gt;&quot;&quot;);&quot;&lt;/TABLES&gt;&lt;/XMLDB&gt;&quot;;&quot;&quot;)">
            <text:p/>
          </table:table-cell>
          <table:table-cell table:style-name="ce27" table:formula="of:=IF(AND([.A171]=&quot;Campo&quot;;[.A171]&lt;&gt;[.A170]);&quot;&lt;Form name=&quot;&quot;newRecord&quot;&quot;&gt;&quot;;&quot;&quot;)&amp;IF([.A171]=&quot;Campo&quot;;&quot;&lt;&quot;&amp;IF([.D171]=&quot;FK&quot;;&quot;Select &quot;;VLOOKUP([.F171];[$Auxiliar.$A$27:.$B$48];2;0))&amp;&quot; id=&quot;&quot;&quot;&amp;[.C171]&amp;&quot;&quot;&quot; label=&quot;&quot;&quot;&amp;[.C171]&amp;&quot;&quot;&quot;&quot;&amp; IF([.D171]=&quot;FK&quot;;&quot; datasource=&quot;&quot;table:&quot;&amp;VLOOKUP(&quot;Chave&quot;&amp;&quot;.&quot;&amp;[.C171];[.$Q$1:.$R$2300];2;0)&amp;&quot;&quot;&quot; bindid=&quot;&quot;id&quot;&quot; bindvalue=&quot;&quot;name&quot;&quot;&quot;;&quot;&quot;)&amp;&quot;required=&quot;&quot;&quot;&amp;IF([.H171]=&quot;Sim&quot;;&quot;true&quot;;&quot;false&quot;)&amp;&quot;&quot;&quot; /&gt;&quot;;&quot;&quot;)&amp;IF(AND([.A171]=&quot;Chave&quot;;[.A170]=&quot;Campo&quot;);&quot;&lt;/Form&gt;&quot;;&quot;&quot;)">
            <text:p/>
          </table:table-cell>
          <table:table-cell table:style-name="ce27" table:formula="of:=IF([.A171]&lt;&gt;&quot;&quot;;[.A171]&amp;&quot;.&quot;&amp;[.C171];&quot;&quot;)">
            <text:p/>
          </table:table-cell>
          <table:table-cell table:style-name="ce27" table:formula="of:=IF([.A171]&lt;&gt;&quot;&quot;;[.F171];&quot;&quot;)">
            <text:p/>
          </table:table-cell>
        </table:table-row>
        <table:table-row table:style-name="ro1">
          <table:table-cell table:formula="of:=IF([Campos.A172]=&quot;&quot;;&quot;&quot;;[Campos.A172])">
            <text:p/>
          </table:table-cell>
          <table:table-cell table:formula="of:=IF([Campos.B172]=&quot;&quot;;&quot;&quot;;[Campos.B172])">
            <text:p/>
          </table:table-cell>
          <table:table-cell table:formula="of:=IF([Campos.C172]=&quot;&quot;;&quot;&quot;;[Campos.C172])">
            <text:p/>
          </table:table-cell>
          <table:table-cell table:formula="of:=IF([Campos.D172]=&quot;&quot;;&quot;&quot;;[Campos.D172])">
            <text:p/>
          </table:table-cell>
          <table:table-cell table:style-name="ce24" table:formula="of:=IF([.A172]=&quot;Chave&quot;;SUBSTITUTE([.C172];&quot;,&quot;;&quot;_&quot;)&amp;ROW([.C172]);[.C172])">
            <text:p/>
          </table:table-cell>
          <table:table-cell table:formula="of:=IF([Campos.F172]=&quot;&quot;;&quot;&quot;;[Campos.F172])">
            <text:p/>
          </table:table-cell>
          <table:table-cell table:formula="of:=IF([Campos.G172]=&quot;&quot;;&quot;&quot;;[Campos.G172])">
            <text:p/>
          </table:table-cell>
          <table:table-cell table:formula="of:=IF([Campos.H172]=&quot;&quot;;&quot;&quot;;[Campos.H172])">
            <text:p/>
          </table:table-cell>
          <table:table-cell table:formula="of:=IF([Campos.E172]=&quot;&quot;;&quot;&quot;;[Campos.E172])">
            <text:p/>
          </table:table-cell>
          <table:table-cell table:formula="of:=IF([Campos.I172]=&quot;&quot;;&quot;&quot;;[Campos.I172])">
            <text:p/>
          </table:table-cell>
          <table:table-cell table:formula="of:=IF([.B172]=&quot;&quot;;&quot;&quot;;VLOOKUP([.B172];[$Tabelas.$A$1:.$B$136];2;0))">
            <text:p/>
          </table:table-cell>
          <table:table-cell table:formula="of:=IF([.A172]=&quot;Campo&quot;;IF([.A172]=&quot;&quot;;&quot;&quot;;IF([.A172]&lt;&gt;[.A171];&quot;&quot;;&quot;PREVIOUS=&quot;&quot;&quot;&amp;[.C171]&amp;&quot;&quot;&quot; &quot;) &amp; IF([.A172]&lt;&gt;[.A173];&quot;&quot;;&quot;NEXT=&quot;&quot;&quot;&amp;[.C173]&amp;&quot;&quot;&quot;&quot;));IF([.A172]=&quot;&quot;;&quot;&quot;;IF([.A172]&lt;&gt;[.A171];&quot;&quot;;&quot;PREVIOUS=&quot;&quot;&quot;&amp;[.E171]&amp;&quot;&quot;&quot; &quot;) &amp; IF([.A172]&lt;&gt;[.A173];&quot;&quot;;&quot;NEXT=&quot;&quot;&quot;&amp;[.E173]&amp;&quot;&quot;&quot;&quot;)))">
            <text:p/>
          </table:table-cell>
          <table:table-cell table:formula="of:=IF([.B172]=&quot;&quot;;&quot;&quot;;VLOOKUP([.B172];[$Tabelas.$A$1:.$C$136];3;0))">
            <text:p/>
          </table:table-cell>
          <table:table-cell table:formula="of:=IF([.A172]=&quot;Campo&quot;; IF(ISERROR(VLOOKUP([.F172];[$Auxiliar.$A$1:.$E$17];5;0));&quot;TYPE=&quot;&quot;&quot;&amp;[.F172]&amp;&quot;&quot;&quot; LENGTH=&quot;&quot;&quot;&amp;[.G172]&amp;&quot;&quot;&quot; &quot;;VLOOKUP([.F172];[$Auxiliar.$A$1:.$E$17];5;0)) &amp; IF(AND([.A172]=&quot;Campo&quot;;[.D172]=&quot;PK&quot;); IF([.I172]=&quot;Sim&quot;;&quot; SEQUENCE=&quot;&quot;true&quot;&quot;&quot;;&quot; SEQUENCE=&quot;&quot;false&quot;&quot;&quot;);&quot;&quot;)&amp;IF([.H172]&lt;&gt;&quot;&quot;;&quot; NOTNULL=&quot;&quot;&quot;&amp;IF([.H172]=&quot;Sim&quot;;&quot;true&quot;;&quot;false&quot;)&amp;&quot;&quot;&quot;&quot;;&quot;&quot;);&quot;&quot;)">
            <text:p/>
          </table:table-cell>
          <table:table-cell table:style-name="ce26" table:formula="of:=IF(AND([.B172]&lt;&gt;[.B171];[.B172]&lt;&gt;&quot;&quot;);&quot;&lt;TABLE NAME=&quot;&quot;&quot;&amp;[.B172]&amp;&quot;&quot;&quot; COMMENT=&quot;&quot;&quot;&amp;[.K172]&amp;&quot;&quot;&quot; &quot;&amp; [.M172] &amp;&quot;&gt;&lt;FIELDS&gt;&quot;;&quot;&quot;) &amp; IF(AND([.A172]=&quot;Chave&quot;;[.A171]=&quot;Campo&quot;);&quot;&lt;KEYS&gt;&quot;;&quot;&quot;) &amp; IF([.A172]=&quot;Chave&quot;;&quot;&lt;KEY NAME=&quot;&quot;&quot;&amp;[.E172]&amp;&quot;&quot;&quot; TYPE=&quot;&quot;&quot;&amp;IF([.D172]=&quot;PK&quot;;&quot;primary&quot;;&quot;foreign&quot;)&amp;&quot;&quot;&quot; FIELDS=&quot;&quot;&quot;&amp;[.C172]&amp;&quot;&quot;&quot;&quot;&amp;IF([.D172]=&quot;FK&quot;;&quot; REFTABLE=&quot;&quot;&quot;&amp;[.F172]&amp;&quot;&quot;&quot; REFFIELDS=&quot;&quot;&quot;&amp;[.G172]&amp;&quot;&quot;&quot;&quot;;&quot;&quot;)&amp;&quot; &quot;&amp;[.L172]&amp;&quot; COMMENT=&quot;&quot;&quot;&amp;[.J172]&amp;&quot;&quot;&quot;&quot;&amp;IF(AND([.A172]=&quot;Campo&quot;;[.D172]=&quot;PK&quot;);&quot; SEQUENCE=&quot;&quot;true&quot;&quot;&quot;;&quot;&quot;)&amp;&quot;/&gt;&quot;;&quot;&quot;) &amp; IF([.A172]=&quot;Campo&quot;;&quot;&lt;FIELD NAME=&quot;&quot;&quot;&amp;[.C172]&amp;&quot;&quot;&quot; &quot;&amp;[.N172]&amp;&quot; &quot;&amp;[.L172]&amp;IF(AND([.A172]=&quot;Campo&quot;;[.D172]&lt;&gt;&quot;PK&quot;);&quot; SEQUENCE=&quot;&quot;false&quot;&quot; &quot;;&quot;&quot;)&amp;&quot; COMMENT=&quot;&quot;&quot;&amp;[.J172]&amp;&quot;&quot;&quot;/&gt;&quot;;&quot;&quot;) &amp; IF(AND([.A172]=&quot;Campo&quot;;[.A173]=&quot;Chave&quot;);&quot;&lt;/FIELDS&gt;&quot;;&quot;&quot;) &amp; IF(AND([.A172]=&quot;Chave&quot;;[.A173]&lt;&gt;&quot;Chave&quot;);&quot;&lt;/KEYS&gt;&quot;;&quot;&quot;) &amp; IF([.B172]&lt;&gt;[.B173];&quot;&lt;/TABLE&gt;&quot;;&quot;&quot;) &amp; IF(AND([.A172]=&quot;&quot;;[.A171]&lt;&gt;&quot;&quot;);&quot;&lt;/TABLES&gt;&lt;/XMLDB&gt;&quot;;&quot;&quot;)">
            <text:p/>
          </table:table-cell>
          <table:table-cell table:style-name="ce27" table:formula="of:=IF(AND([.A172]=&quot;Campo&quot;;[.A172]&lt;&gt;[.A171]);&quot;&lt;Form name=&quot;&quot;newRecord&quot;&quot;&gt;&quot;;&quot;&quot;)&amp;IF([.A172]=&quot;Campo&quot;;&quot;&lt;&quot;&amp;IF([.D172]=&quot;FK&quot;;&quot;Select &quot;;VLOOKUP([.F172];[$Auxiliar.$A$27:.$B$48];2;0))&amp;&quot; id=&quot;&quot;&quot;&amp;[.C172]&amp;&quot;&quot;&quot; label=&quot;&quot;&quot;&amp;[.C172]&amp;&quot;&quot;&quot;&quot;&amp; IF([.D172]=&quot;FK&quot;;&quot; datasource=&quot;&quot;table:&quot;&amp;VLOOKUP(&quot;Chave&quot;&amp;&quot;.&quot;&amp;[.C172];[.$Q$1:.$R$2300];2;0)&amp;&quot;&quot;&quot; bindid=&quot;&quot;id&quot;&quot; bindvalue=&quot;&quot;name&quot;&quot;&quot;;&quot;&quot;)&amp;&quot;required=&quot;&quot;&quot;&amp;IF([.H172]=&quot;Sim&quot;;&quot;true&quot;;&quot;false&quot;)&amp;&quot;&quot;&quot; /&gt;&quot;;&quot;&quot;)&amp;IF(AND([.A172]=&quot;Chave&quot;;[.A171]=&quot;Campo&quot;);&quot;&lt;/Form&gt;&quot;;&quot;&quot;)">
            <text:p/>
          </table:table-cell>
          <table:table-cell table:style-name="ce27" table:formula="of:=IF([.A172]&lt;&gt;&quot;&quot;;[.A172]&amp;&quot;.&quot;&amp;[.C172];&quot;&quot;)">
            <text:p/>
          </table:table-cell>
          <table:table-cell table:style-name="ce27" table:formula="of:=IF([.A172]&lt;&gt;&quot;&quot;;[.F172];&quot;&quot;)">
            <text:p/>
          </table:table-cell>
        </table:table-row>
        <table:table-row table:style-name="ro1">
          <table:table-cell table:formula="of:=IF([Campos.A173]=&quot;&quot;;&quot;&quot;;[Campos.A173])">
            <text:p/>
          </table:table-cell>
          <table:table-cell table:formula="of:=IF([Campos.B173]=&quot;&quot;;&quot;&quot;;[Campos.B173])">
            <text:p/>
          </table:table-cell>
          <table:table-cell table:formula="of:=IF([Campos.C173]=&quot;&quot;;&quot;&quot;;[Campos.C173])">
            <text:p/>
          </table:table-cell>
          <table:table-cell table:formula="of:=IF([Campos.D173]=&quot;&quot;;&quot;&quot;;[Campos.D173])">
            <text:p/>
          </table:table-cell>
          <table:table-cell table:style-name="ce24" table:formula="of:=IF([.A173]=&quot;Chave&quot;;SUBSTITUTE([.C173];&quot;,&quot;;&quot;_&quot;)&amp;ROW([.C173]);[.C173])">
            <text:p/>
          </table:table-cell>
          <table:table-cell table:formula="of:=IF([Campos.F173]=&quot;&quot;;&quot;&quot;;[Campos.F173])">
            <text:p/>
          </table:table-cell>
          <table:table-cell table:formula="of:=IF([Campos.G173]=&quot;&quot;;&quot;&quot;;[Campos.G173])">
            <text:p/>
          </table:table-cell>
          <table:table-cell table:formula="of:=IF([Campos.H173]=&quot;&quot;;&quot;&quot;;[Campos.H173])">
            <text:p/>
          </table:table-cell>
          <table:table-cell table:formula="of:=IF([Campos.E173]=&quot;&quot;;&quot;&quot;;[Campos.E173])">
            <text:p/>
          </table:table-cell>
          <table:table-cell table:formula="of:=IF([Campos.I173]=&quot;&quot;;&quot;&quot;;[Campos.I173])">
            <text:p/>
          </table:table-cell>
          <table:table-cell table:formula="of:=IF([.B173]=&quot;&quot;;&quot;&quot;;VLOOKUP([.B173];[$Tabelas.$A$1:.$B$136];2;0))">
            <text:p/>
          </table:table-cell>
          <table:table-cell table:formula="of:=IF([.A173]=&quot;Campo&quot;;IF([.A173]=&quot;&quot;;&quot;&quot;;IF([.A173]&lt;&gt;[.A172];&quot;&quot;;&quot;PREVIOUS=&quot;&quot;&quot;&amp;[.C172]&amp;&quot;&quot;&quot; &quot;) &amp; IF([.A173]&lt;&gt;[.A174];&quot;&quot;;&quot;NEXT=&quot;&quot;&quot;&amp;[.C174]&amp;&quot;&quot;&quot;&quot;));IF([.A173]=&quot;&quot;;&quot;&quot;;IF([.A173]&lt;&gt;[.A172];&quot;&quot;;&quot;PREVIOUS=&quot;&quot;&quot;&amp;[.E172]&amp;&quot;&quot;&quot; &quot;) &amp; IF([.A173]&lt;&gt;[.A174];&quot;&quot;;&quot;NEXT=&quot;&quot;&quot;&amp;[.E174]&amp;&quot;&quot;&quot;&quot;)))">
            <text:p/>
          </table:table-cell>
          <table:table-cell table:formula="of:=IF([.B173]=&quot;&quot;;&quot;&quot;;VLOOKUP([.B173];[$Tabelas.$A$1:.$C$136];3;0))">
            <text:p/>
          </table:table-cell>
          <table:table-cell table:formula="of:=IF([.A173]=&quot;Campo&quot;; IF(ISERROR(VLOOKUP([.F173];[$Auxiliar.$A$1:.$E$17];5;0));&quot;TYPE=&quot;&quot;&quot;&amp;[.F173]&amp;&quot;&quot;&quot; LENGTH=&quot;&quot;&quot;&amp;[.G173]&amp;&quot;&quot;&quot; &quot;;VLOOKUP([.F173];[$Auxiliar.$A$1:.$E$17];5;0)) &amp; IF(AND([.A173]=&quot;Campo&quot;;[.D173]=&quot;PK&quot;); IF([.I173]=&quot;Sim&quot;;&quot; SEQUENCE=&quot;&quot;true&quot;&quot;&quot;;&quot; SEQUENCE=&quot;&quot;false&quot;&quot;&quot;);&quot;&quot;)&amp;IF([.H173]&lt;&gt;&quot;&quot;;&quot; NOTNULL=&quot;&quot;&quot;&amp;IF([.H173]=&quot;Sim&quot;;&quot;true&quot;;&quot;false&quot;)&amp;&quot;&quot;&quot;&quot;;&quot;&quot;);&quot;&quot;)">
            <text:p/>
          </table:table-cell>
          <table:table-cell table:style-name="ce26" table:formula="of:=IF(AND([.B173]&lt;&gt;[.B172];[.B173]&lt;&gt;&quot;&quot;);&quot;&lt;TABLE NAME=&quot;&quot;&quot;&amp;[.B173]&amp;&quot;&quot;&quot; COMMENT=&quot;&quot;&quot;&amp;[.K173]&amp;&quot;&quot;&quot; &quot;&amp; [.M173] &amp;&quot;&gt;&lt;FIELDS&gt;&quot;;&quot;&quot;) &amp; IF(AND([.A173]=&quot;Chave&quot;;[.A172]=&quot;Campo&quot;);&quot;&lt;KEYS&gt;&quot;;&quot;&quot;) &amp; IF([.A173]=&quot;Chave&quot;;&quot;&lt;KEY NAME=&quot;&quot;&quot;&amp;[.E173]&amp;&quot;&quot;&quot; TYPE=&quot;&quot;&quot;&amp;IF([.D173]=&quot;PK&quot;;&quot;primary&quot;;&quot;foreign&quot;)&amp;&quot;&quot;&quot; FIELDS=&quot;&quot;&quot;&amp;[.C173]&amp;&quot;&quot;&quot;&quot;&amp;IF([.D173]=&quot;FK&quot;;&quot; REFTABLE=&quot;&quot;&quot;&amp;[.F173]&amp;&quot;&quot;&quot; REFFIELDS=&quot;&quot;&quot;&amp;[.G173]&amp;&quot;&quot;&quot;&quot;;&quot;&quot;)&amp;&quot; &quot;&amp;[.L173]&amp;&quot; COMMENT=&quot;&quot;&quot;&amp;[.J173]&amp;&quot;&quot;&quot;&quot;&amp;IF(AND([.A173]=&quot;Campo&quot;;[.D173]=&quot;PK&quot;);&quot; SEQUENCE=&quot;&quot;true&quot;&quot;&quot;;&quot;&quot;)&amp;&quot;/&gt;&quot;;&quot;&quot;) &amp; IF([.A173]=&quot;Campo&quot;;&quot;&lt;FIELD NAME=&quot;&quot;&quot;&amp;[.C173]&amp;&quot;&quot;&quot; &quot;&amp;[.N173]&amp;&quot; &quot;&amp;[.L173]&amp;IF(AND([.A173]=&quot;Campo&quot;;[.D173]&lt;&gt;&quot;PK&quot;);&quot; SEQUENCE=&quot;&quot;false&quot;&quot; &quot;;&quot;&quot;)&amp;&quot; COMMENT=&quot;&quot;&quot;&amp;[.J173]&amp;&quot;&quot;&quot;/&gt;&quot;;&quot;&quot;) &amp; IF(AND([.A173]=&quot;Campo&quot;;[.A174]=&quot;Chave&quot;);&quot;&lt;/FIELDS&gt;&quot;;&quot;&quot;) &amp; IF(AND([.A173]=&quot;Chave&quot;;[.A174]&lt;&gt;&quot;Chave&quot;);&quot;&lt;/KEYS&gt;&quot;;&quot;&quot;) &amp; IF([.B173]&lt;&gt;[.B174];&quot;&lt;/TABLE&gt;&quot;;&quot;&quot;) &amp; IF(AND([.A173]=&quot;&quot;;[.A172]&lt;&gt;&quot;&quot;);&quot;&lt;/TABLES&gt;&lt;/XMLDB&gt;&quot;;&quot;&quot;)">
            <text:p/>
          </table:table-cell>
          <table:table-cell table:style-name="ce27" table:formula="of:=IF(AND([.A173]=&quot;Campo&quot;;[.A173]&lt;&gt;[.A172]);&quot;&lt;Form name=&quot;&quot;newRecord&quot;&quot;&gt;&quot;;&quot;&quot;)&amp;IF([.A173]=&quot;Campo&quot;;&quot;&lt;&quot;&amp;IF([.D173]=&quot;FK&quot;;&quot;Select &quot;;VLOOKUP([.F173];[$Auxiliar.$A$27:.$B$48];2;0))&amp;&quot; id=&quot;&quot;&quot;&amp;[.C173]&amp;&quot;&quot;&quot; label=&quot;&quot;&quot;&amp;[.C173]&amp;&quot;&quot;&quot;&quot;&amp; IF([.D173]=&quot;FK&quot;;&quot; datasource=&quot;&quot;table:&quot;&amp;VLOOKUP(&quot;Chave&quot;&amp;&quot;.&quot;&amp;[.C173];[.$Q$1:.$R$2300];2;0)&amp;&quot;&quot;&quot; bindid=&quot;&quot;id&quot;&quot; bindvalue=&quot;&quot;name&quot;&quot;&quot;;&quot;&quot;)&amp;&quot;required=&quot;&quot;&quot;&amp;IF([.H173]=&quot;Sim&quot;;&quot;true&quot;;&quot;false&quot;)&amp;&quot;&quot;&quot; /&gt;&quot;;&quot;&quot;)&amp;IF(AND([.A173]=&quot;Chave&quot;;[.A172]=&quot;Campo&quot;);&quot;&lt;/Form&gt;&quot;;&quot;&quot;)">
            <text:p/>
          </table:table-cell>
          <table:table-cell table:style-name="ce27" table:formula="of:=IF([.A173]&lt;&gt;&quot;&quot;;[.A173]&amp;&quot;.&quot;&amp;[.C173];&quot;&quot;)">
            <text:p/>
          </table:table-cell>
          <table:table-cell table:style-name="ce27" table:formula="of:=IF([.A173]&lt;&gt;&quot;&quot;;[.F173];&quot;&quot;)">
            <text:p/>
          </table:table-cell>
        </table:table-row>
        <table:table-row table:style-name="ro1">
          <table:table-cell table:formula="of:=IF([Campos.A174]=&quot;&quot;;&quot;&quot;;[Campos.A174])">
            <text:p/>
          </table:table-cell>
          <table:table-cell table:formula="of:=IF([Campos.B174]=&quot;&quot;;&quot;&quot;;[Campos.B174])">
            <text:p/>
          </table:table-cell>
          <table:table-cell table:formula="of:=IF([Campos.C174]=&quot;&quot;;&quot;&quot;;[Campos.C174])">
            <text:p/>
          </table:table-cell>
          <table:table-cell table:formula="of:=IF([Campos.D174]=&quot;&quot;;&quot;&quot;;[Campos.D174])">
            <text:p/>
          </table:table-cell>
          <table:table-cell table:style-name="ce24" table:formula="of:=IF([.A174]=&quot;Chave&quot;;SUBSTITUTE([.C174];&quot;,&quot;;&quot;_&quot;)&amp;ROW([.C174]);[.C174])">
            <text:p/>
          </table:table-cell>
          <table:table-cell table:formula="of:=IF([Campos.F174]=&quot;&quot;;&quot;&quot;;[Campos.F174])">
            <text:p/>
          </table:table-cell>
          <table:table-cell table:formula="of:=IF([Campos.G174]=&quot;&quot;;&quot;&quot;;[Campos.G174])">
            <text:p/>
          </table:table-cell>
          <table:table-cell table:formula="of:=IF([Campos.H174]=&quot;&quot;;&quot;&quot;;[Campos.H174])">
            <text:p/>
          </table:table-cell>
          <table:table-cell table:formula="of:=IF([Campos.E174]=&quot;&quot;;&quot;&quot;;[Campos.E174])">
            <text:p/>
          </table:table-cell>
          <table:table-cell table:formula="of:=IF([Campos.I174]=&quot;&quot;;&quot;&quot;;[Campos.I174])">
            <text:p/>
          </table:table-cell>
          <table:table-cell table:formula="of:=IF([.B174]=&quot;&quot;;&quot;&quot;;VLOOKUP([.B174];[$Tabelas.$A$1:.$B$136];2;0))">
            <text:p/>
          </table:table-cell>
          <table:table-cell table:formula="of:=IF([.A174]=&quot;Campo&quot;;IF([.A174]=&quot;&quot;;&quot;&quot;;IF([.A174]&lt;&gt;[.A173];&quot;&quot;;&quot;PREVIOUS=&quot;&quot;&quot;&amp;[.C173]&amp;&quot;&quot;&quot; &quot;) &amp; IF([.A174]&lt;&gt;[.A175];&quot;&quot;;&quot;NEXT=&quot;&quot;&quot;&amp;[.C175]&amp;&quot;&quot;&quot;&quot;));IF([.A174]=&quot;&quot;;&quot;&quot;;IF([.A174]&lt;&gt;[.A173];&quot;&quot;;&quot;PREVIOUS=&quot;&quot;&quot;&amp;[.E173]&amp;&quot;&quot;&quot; &quot;) &amp; IF([.A174]&lt;&gt;[.A175];&quot;&quot;;&quot;NEXT=&quot;&quot;&quot;&amp;[.E175]&amp;&quot;&quot;&quot;&quot;)))">
            <text:p/>
          </table:table-cell>
          <table:table-cell table:formula="of:=IF([.B174]=&quot;&quot;;&quot;&quot;;VLOOKUP([.B174];[$Tabelas.$A$1:.$C$136];3;0))">
            <text:p/>
          </table:table-cell>
          <table:table-cell table:formula="of:=IF([.A174]=&quot;Campo&quot;; IF(ISERROR(VLOOKUP([.F174];[$Auxiliar.$A$1:.$E$17];5;0));&quot;TYPE=&quot;&quot;&quot;&amp;[.F174]&amp;&quot;&quot;&quot; LENGTH=&quot;&quot;&quot;&amp;[.G174]&amp;&quot;&quot;&quot; &quot;;VLOOKUP([.F174];[$Auxiliar.$A$1:.$E$17];5;0)) &amp; IF(AND([.A174]=&quot;Campo&quot;;[.D174]=&quot;PK&quot;); IF([.I174]=&quot;Sim&quot;;&quot; SEQUENCE=&quot;&quot;true&quot;&quot;&quot;;&quot; SEQUENCE=&quot;&quot;false&quot;&quot;&quot;);&quot;&quot;)&amp;IF([.H174]&lt;&gt;&quot;&quot;;&quot; NOTNULL=&quot;&quot;&quot;&amp;IF([.H174]=&quot;Sim&quot;;&quot;true&quot;;&quot;false&quot;)&amp;&quot;&quot;&quot;&quot;;&quot;&quot;);&quot;&quot;)">
            <text:p/>
          </table:table-cell>
          <table:table-cell table:style-name="ce26" table:formula="of:=IF(AND([.B174]&lt;&gt;[.B173];[.B174]&lt;&gt;&quot;&quot;);&quot;&lt;TABLE NAME=&quot;&quot;&quot;&amp;[.B174]&amp;&quot;&quot;&quot; COMMENT=&quot;&quot;&quot;&amp;[.K174]&amp;&quot;&quot;&quot; &quot;&amp; [.M174] &amp;&quot;&gt;&lt;FIELDS&gt;&quot;;&quot;&quot;) &amp; IF(AND([.A174]=&quot;Chave&quot;;[.A173]=&quot;Campo&quot;);&quot;&lt;KEYS&gt;&quot;;&quot;&quot;) &amp; IF([.A174]=&quot;Chave&quot;;&quot;&lt;KEY NAME=&quot;&quot;&quot;&amp;[.E174]&amp;&quot;&quot;&quot; TYPE=&quot;&quot;&quot;&amp;IF([.D174]=&quot;PK&quot;;&quot;primary&quot;;&quot;foreign&quot;)&amp;&quot;&quot;&quot; FIELDS=&quot;&quot;&quot;&amp;[.C174]&amp;&quot;&quot;&quot;&quot;&amp;IF([.D174]=&quot;FK&quot;;&quot; REFTABLE=&quot;&quot;&quot;&amp;[.F174]&amp;&quot;&quot;&quot; REFFIELDS=&quot;&quot;&quot;&amp;[.G174]&amp;&quot;&quot;&quot;&quot;;&quot;&quot;)&amp;&quot; &quot;&amp;[.L174]&amp;&quot; COMMENT=&quot;&quot;&quot;&amp;[.J174]&amp;&quot;&quot;&quot;&quot;&amp;IF(AND([.A174]=&quot;Campo&quot;;[.D174]=&quot;PK&quot;);&quot; SEQUENCE=&quot;&quot;true&quot;&quot;&quot;;&quot;&quot;)&amp;&quot;/&gt;&quot;;&quot;&quot;) &amp; IF([.A174]=&quot;Campo&quot;;&quot;&lt;FIELD NAME=&quot;&quot;&quot;&amp;[.C174]&amp;&quot;&quot;&quot; &quot;&amp;[.N174]&amp;&quot; &quot;&amp;[.L174]&amp;IF(AND([.A174]=&quot;Campo&quot;;[.D174]&lt;&gt;&quot;PK&quot;);&quot; SEQUENCE=&quot;&quot;false&quot;&quot; &quot;;&quot;&quot;)&amp;&quot; COMMENT=&quot;&quot;&quot;&amp;[.J174]&amp;&quot;&quot;&quot;/&gt;&quot;;&quot;&quot;) &amp; IF(AND([.A174]=&quot;Campo&quot;;[.A175]=&quot;Chave&quot;);&quot;&lt;/FIELDS&gt;&quot;;&quot;&quot;) &amp; IF(AND([.A174]=&quot;Chave&quot;;[.A175]&lt;&gt;&quot;Chave&quot;);&quot;&lt;/KEYS&gt;&quot;;&quot;&quot;) &amp; IF([.B174]&lt;&gt;[.B175];&quot;&lt;/TABLE&gt;&quot;;&quot;&quot;) &amp; IF(AND([.A174]=&quot;&quot;;[.A173]&lt;&gt;&quot;&quot;);&quot;&lt;/TABLES&gt;&lt;/XMLDB&gt;&quot;;&quot;&quot;)">
            <text:p/>
          </table:table-cell>
          <table:table-cell table:style-name="ce27" table:formula="of:=IF(AND([.A174]=&quot;Campo&quot;;[.A174]&lt;&gt;[.A173]);&quot;&lt;Form name=&quot;&quot;newRecord&quot;&quot;&gt;&quot;;&quot;&quot;)&amp;IF([.A174]=&quot;Campo&quot;;&quot;&lt;&quot;&amp;IF([.D174]=&quot;FK&quot;;&quot;Select &quot;;VLOOKUP([.F174];[$Auxiliar.$A$27:.$B$48];2;0))&amp;&quot; id=&quot;&quot;&quot;&amp;[.C174]&amp;&quot;&quot;&quot; label=&quot;&quot;&quot;&amp;[.C174]&amp;&quot;&quot;&quot;&quot;&amp; IF([.D174]=&quot;FK&quot;;&quot; datasource=&quot;&quot;table:&quot;&amp;VLOOKUP(&quot;Chave&quot;&amp;&quot;.&quot;&amp;[.C174];[.$Q$1:.$R$2300];2;0)&amp;&quot;&quot;&quot; bindid=&quot;&quot;id&quot;&quot; bindvalue=&quot;&quot;name&quot;&quot;&quot;;&quot;&quot;)&amp;&quot;required=&quot;&quot;&quot;&amp;IF([.H174]=&quot;Sim&quot;;&quot;true&quot;;&quot;false&quot;)&amp;&quot;&quot;&quot; /&gt;&quot;;&quot;&quot;)&amp;IF(AND([.A174]=&quot;Chave&quot;;[.A173]=&quot;Campo&quot;);&quot;&lt;/Form&gt;&quot;;&quot;&quot;)">
            <text:p/>
          </table:table-cell>
          <table:table-cell table:style-name="ce27" table:formula="of:=IF([.A174]&lt;&gt;&quot;&quot;;[.A174]&amp;&quot;.&quot;&amp;[.C174];&quot;&quot;)">
            <text:p/>
          </table:table-cell>
          <table:table-cell table:style-name="ce27" table:formula="of:=IF([.A174]&lt;&gt;&quot;&quot;;[.F174];&quot;&quot;)">
            <text:p/>
          </table:table-cell>
        </table:table-row>
        <table:table-row table:style-name="ro1">
          <table:table-cell table:formula="of:=IF([Campos.A175]=&quot;&quot;;&quot;&quot;;[Campos.A175])">
            <text:p/>
          </table:table-cell>
          <table:table-cell table:formula="of:=IF([Campos.B175]=&quot;&quot;;&quot;&quot;;[Campos.B175])">
            <text:p/>
          </table:table-cell>
          <table:table-cell table:formula="of:=IF([Campos.C175]=&quot;&quot;;&quot;&quot;;[Campos.C175])">
            <text:p/>
          </table:table-cell>
          <table:table-cell table:formula="of:=IF([Campos.D175]=&quot;&quot;;&quot;&quot;;[Campos.D175])">
            <text:p/>
          </table:table-cell>
          <table:table-cell table:style-name="ce24" table:formula="of:=IF([.A175]=&quot;Chave&quot;;SUBSTITUTE([.C175];&quot;,&quot;;&quot;_&quot;)&amp;ROW([.C175]);[.C175])">
            <text:p/>
          </table:table-cell>
          <table:table-cell table:formula="of:=IF([Campos.F175]=&quot;&quot;;&quot;&quot;;[Campos.F175])">
            <text:p/>
          </table:table-cell>
          <table:table-cell table:formula="of:=IF([Campos.G175]=&quot;&quot;;&quot;&quot;;[Campos.G175])">
            <text:p/>
          </table:table-cell>
          <table:table-cell table:formula="of:=IF([Campos.H175]=&quot;&quot;;&quot;&quot;;[Campos.H175])">
            <text:p/>
          </table:table-cell>
          <table:table-cell table:formula="of:=IF([Campos.E175]=&quot;&quot;;&quot;&quot;;[Campos.E175])">
            <text:p/>
          </table:table-cell>
          <table:table-cell table:formula="of:=IF([Campos.I175]=&quot;&quot;;&quot;&quot;;[Campos.I175])">
            <text:p/>
          </table:table-cell>
          <table:table-cell table:formula="of:=IF([.B175]=&quot;&quot;;&quot;&quot;;VLOOKUP([.B175];[$Tabelas.$A$1:.$B$136];2;0))">
            <text:p/>
          </table:table-cell>
          <table:table-cell table:formula="of:=IF([.A175]=&quot;Campo&quot;;IF([.A175]=&quot;&quot;;&quot;&quot;;IF([.A175]&lt;&gt;[.A174];&quot;&quot;;&quot;PREVIOUS=&quot;&quot;&quot;&amp;[.C174]&amp;&quot;&quot;&quot; &quot;) &amp; IF([.A175]&lt;&gt;[.A176];&quot;&quot;;&quot;NEXT=&quot;&quot;&quot;&amp;[.C176]&amp;&quot;&quot;&quot;&quot;));IF([.A175]=&quot;&quot;;&quot;&quot;;IF([.A175]&lt;&gt;[.A174];&quot;&quot;;&quot;PREVIOUS=&quot;&quot;&quot;&amp;[.E174]&amp;&quot;&quot;&quot; &quot;) &amp; IF([.A175]&lt;&gt;[.A176];&quot;&quot;;&quot;NEXT=&quot;&quot;&quot;&amp;[.E176]&amp;&quot;&quot;&quot;&quot;)))">
            <text:p/>
          </table:table-cell>
          <table:table-cell table:formula="of:=IF([.B175]=&quot;&quot;;&quot;&quot;;VLOOKUP([.B175];[$Tabelas.$A$1:.$C$136];3;0))">
            <text:p/>
          </table:table-cell>
          <table:table-cell table:formula="of:=IF([.A175]=&quot;Campo&quot;; IF(ISERROR(VLOOKUP([.F175];[$Auxiliar.$A$1:.$E$17];5;0));&quot;TYPE=&quot;&quot;&quot;&amp;[.F175]&amp;&quot;&quot;&quot; LENGTH=&quot;&quot;&quot;&amp;[.G175]&amp;&quot;&quot;&quot; &quot;;VLOOKUP([.F175];[$Auxiliar.$A$1:.$E$17];5;0)) &amp; IF(AND([.A175]=&quot;Campo&quot;;[.D175]=&quot;PK&quot;); IF([.I175]=&quot;Sim&quot;;&quot; SEQUENCE=&quot;&quot;true&quot;&quot;&quot;;&quot; SEQUENCE=&quot;&quot;false&quot;&quot;&quot;);&quot;&quot;)&amp;IF([.H175]&lt;&gt;&quot;&quot;;&quot; NOTNULL=&quot;&quot;&quot;&amp;IF([.H175]=&quot;Sim&quot;;&quot;true&quot;;&quot;false&quot;)&amp;&quot;&quot;&quot;&quot;;&quot;&quot;);&quot;&quot;)">
            <text:p/>
          </table:table-cell>
          <table:table-cell table:style-name="ce26" table:formula="of:=IF(AND([.B175]&lt;&gt;[.B174];[.B175]&lt;&gt;&quot;&quot;);&quot;&lt;TABLE NAME=&quot;&quot;&quot;&amp;[.B175]&amp;&quot;&quot;&quot; COMMENT=&quot;&quot;&quot;&amp;[.K175]&amp;&quot;&quot;&quot; &quot;&amp; [.M175] &amp;&quot;&gt;&lt;FIELDS&gt;&quot;;&quot;&quot;) &amp; IF(AND([.A175]=&quot;Chave&quot;;[.A174]=&quot;Campo&quot;);&quot;&lt;KEYS&gt;&quot;;&quot;&quot;) &amp; IF([.A175]=&quot;Chave&quot;;&quot;&lt;KEY NAME=&quot;&quot;&quot;&amp;[.E175]&amp;&quot;&quot;&quot; TYPE=&quot;&quot;&quot;&amp;IF([.D175]=&quot;PK&quot;;&quot;primary&quot;;&quot;foreign&quot;)&amp;&quot;&quot;&quot; FIELDS=&quot;&quot;&quot;&amp;[.C175]&amp;&quot;&quot;&quot;&quot;&amp;IF([.D175]=&quot;FK&quot;;&quot; REFTABLE=&quot;&quot;&quot;&amp;[.F175]&amp;&quot;&quot;&quot; REFFIELDS=&quot;&quot;&quot;&amp;[.G175]&amp;&quot;&quot;&quot;&quot;;&quot;&quot;)&amp;&quot; &quot;&amp;[.L175]&amp;&quot; COMMENT=&quot;&quot;&quot;&amp;[.J175]&amp;&quot;&quot;&quot;&quot;&amp;IF(AND([.A175]=&quot;Campo&quot;;[.D175]=&quot;PK&quot;);&quot; SEQUENCE=&quot;&quot;true&quot;&quot;&quot;;&quot;&quot;)&amp;&quot;/&gt;&quot;;&quot;&quot;) &amp; IF([.A175]=&quot;Campo&quot;;&quot;&lt;FIELD NAME=&quot;&quot;&quot;&amp;[.C175]&amp;&quot;&quot;&quot; &quot;&amp;[.N175]&amp;&quot; &quot;&amp;[.L175]&amp;IF(AND([.A175]=&quot;Campo&quot;;[.D175]&lt;&gt;&quot;PK&quot;);&quot; SEQUENCE=&quot;&quot;false&quot;&quot; &quot;;&quot;&quot;)&amp;&quot; COMMENT=&quot;&quot;&quot;&amp;[.J175]&amp;&quot;&quot;&quot;/&gt;&quot;;&quot;&quot;) &amp; IF(AND([.A175]=&quot;Campo&quot;;[.A176]=&quot;Chave&quot;);&quot;&lt;/FIELDS&gt;&quot;;&quot;&quot;) &amp; IF(AND([.A175]=&quot;Chave&quot;;[.A176]&lt;&gt;&quot;Chave&quot;);&quot;&lt;/KEYS&gt;&quot;;&quot;&quot;) &amp; IF([.B175]&lt;&gt;[.B176];&quot;&lt;/TABLE&gt;&quot;;&quot;&quot;) &amp; IF(AND([.A175]=&quot;&quot;;[.A174]&lt;&gt;&quot;&quot;);&quot;&lt;/TABLES&gt;&lt;/XMLDB&gt;&quot;;&quot;&quot;)">
            <text:p/>
          </table:table-cell>
          <table:table-cell table:style-name="ce27" table:formula="of:=IF(AND([.A175]=&quot;Campo&quot;;[.A175]&lt;&gt;[.A174]);&quot;&lt;Form name=&quot;&quot;newRecord&quot;&quot;&gt;&quot;;&quot;&quot;)&amp;IF([.A175]=&quot;Campo&quot;;&quot;&lt;&quot;&amp;IF([.D175]=&quot;FK&quot;;&quot;Select &quot;;VLOOKUP([.F175];[$Auxiliar.$A$27:.$B$48];2;0))&amp;&quot; id=&quot;&quot;&quot;&amp;[.C175]&amp;&quot;&quot;&quot; label=&quot;&quot;&quot;&amp;[.C175]&amp;&quot;&quot;&quot;&quot;&amp; IF([.D175]=&quot;FK&quot;;&quot; datasource=&quot;&quot;table:&quot;&amp;VLOOKUP(&quot;Chave&quot;&amp;&quot;.&quot;&amp;[.C175];[.$Q$1:.$R$2300];2;0)&amp;&quot;&quot;&quot; bindid=&quot;&quot;id&quot;&quot; bindvalue=&quot;&quot;name&quot;&quot;&quot;;&quot;&quot;)&amp;&quot;required=&quot;&quot;&quot;&amp;IF([.H175]=&quot;Sim&quot;;&quot;true&quot;;&quot;false&quot;)&amp;&quot;&quot;&quot; /&gt;&quot;;&quot;&quot;)&amp;IF(AND([.A175]=&quot;Chave&quot;;[.A174]=&quot;Campo&quot;);&quot;&lt;/Form&gt;&quot;;&quot;&quot;)">
            <text:p/>
          </table:table-cell>
          <table:table-cell table:style-name="ce27" table:formula="of:=IF([.A175]&lt;&gt;&quot;&quot;;[.A175]&amp;&quot;.&quot;&amp;[.C175];&quot;&quot;)">
            <text:p/>
          </table:table-cell>
          <table:table-cell table:style-name="ce27" table:formula="of:=IF([.A175]&lt;&gt;&quot;&quot;;[.F175];&quot;&quot;)">
            <text:p/>
          </table:table-cell>
        </table:table-row>
        <table:table-row table:style-name="ro1">
          <table:table-cell table:formula="of:=IF([Campos.A176]=&quot;&quot;;&quot;&quot;;[Campos.A176])">
            <text:p/>
          </table:table-cell>
          <table:table-cell table:formula="of:=IF([Campos.B176]=&quot;&quot;;&quot;&quot;;[Campos.B176])">
            <text:p/>
          </table:table-cell>
          <table:table-cell table:formula="of:=IF([Campos.C176]=&quot;&quot;;&quot;&quot;;[Campos.C176])">
            <text:p/>
          </table:table-cell>
          <table:table-cell table:formula="of:=IF([Campos.D176]=&quot;&quot;;&quot;&quot;;[Campos.D176])">
            <text:p/>
          </table:table-cell>
          <table:table-cell table:style-name="ce24" table:formula="of:=IF([.A176]=&quot;Chave&quot;;SUBSTITUTE([.C176];&quot;,&quot;;&quot;_&quot;)&amp;ROW([.C176]);[.C176])">
            <text:p/>
          </table:table-cell>
          <table:table-cell table:formula="of:=IF([Campos.F176]=&quot;&quot;;&quot;&quot;;[Campos.F176])">
            <text:p/>
          </table:table-cell>
          <table:table-cell table:formula="of:=IF([Campos.G176]=&quot;&quot;;&quot;&quot;;[Campos.G176])">
            <text:p/>
          </table:table-cell>
          <table:table-cell table:formula="of:=IF([Campos.H176]=&quot;&quot;;&quot;&quot;;[Campos.H176])">
            <text:p/>
          </table:table-cell>
          <table:table-cell table:formula="of:=IF([Campos.E176]=&quot;&quot;;&quot;&quot;;[Campos.E176])">
            <text:p/>
          </table:table-cell>
          <table:table-cell table:formula="of:=IF([Campos.I176]=&quot;&quot;;&quot;&quot;;[Campos.I176])">
            <text:p/>
          </table:table-cell>
          <table:table-cell table:formula="of:=IF([.B176]=&quot;&quot;;&quot;&quot;;VLOOKUP([.B176];[$Tabelas.$A$1:.$B$136];2;0))">
            <text:p/>
          </table:table-cell>
          <table:table-cell table:formula="of:=IF([.A176]=&quot;Campo&quot;;IF([.A176]=&quot;&quot;;&quot;&quot;;IF([.A176]&lt;&gt;[.A175];&quot;&quot;;&quot;PREVIOUS=&quot;&quot;&quot;&amp;[.C175]&amp;&quot;&quot;&quot; &quot;) &amp; IF([.A176]&lt;&gt;[.A177];&quot;&quot;;&quot;NEXT=&quot;&quot;&quot;&amp;[.C177]&amp;&quot;&quot;&quot;&quot;));IF([.A176]=&quot;&quot;;&quot;&quot;;IF([.A176]&lt;&gt;[.A175];&quot;&quot;;&quot;PREVIOUS=&quot;&quot;&quot;&amp;[.E175]&amp;&quot;&quot;&quot; &quot;) &amp; IF([.A176]&lt;&gt;[.A177];&quot;&quot;;&quot;NEXT=&quot;&quot;&quot;&amp;[.E177]&amp;&quot;&quot;&quot;&quot;)))">
            <text:p/>
          </table:table-cell>
          <table:table-cell table:formula="of:=IF([.B176]=&quot;&quot;;&quot;&quot;;VLOOKUP([.B176];[$Tabelas.$A$1:.$C$136];3;0))">
            <text:p/>
          </table:table-cell>
          <table:table-cell table:formula="of:=IF([.A176]=&quot;Campo&quot;; IF(ISERROR(VLOOKUP([.F176];[$Auxiliar.$A$1:.$E$17];5;0));&quot;TYPE=&quot;&quot;&quot;&amp;[.F176]&amp;&quot;&quot;&quot; LENGTH=&quot;&quot;&quot;&amp;[.G176]&amp;&quot;&quot;&quot; &quot;;VLOOKUP([.F176];[$Auxiliar.$A$1:.$E$17];5;0)) &amp; IF(AND([.A176]=&quot;Campo&quot;;[.D176]=&quot;PK&quot;); IF([.I176]=&quot;Sim&quot;;&quot; SEQUENCE=&quot;&quot;true&quot;&quot;&quot;;&quot; SEQUENCE=&quot;&quot;false&quot;&quot;&quot;);&quot;&quot;)&amp;IF([.H176]&lt;&gt;&quot;&quot;;&quot; NOTNULL=&quot;&quot;&quot;&amp;IF([.H176]=&quot;Sim&quot;;&quot;true&quot;;&quot;false&quot;)&amp;&quot;&quot;&quot;&quot;;&quot;&quot;);&quot;&quot;)">
            <text:p/>
          </table:table-cell>
          <table:table-cell table:style-name="ce26" table:formula="of:=IF(AND([.B176]&lt;&gt;[.B175];[.B176]&lt;&gt;&quot;&quot;);&quot;&lt;TABLE NAME=&quot;&quot;&quot;&amp;[.B176]&amp;&quot;&quot;&quot; COMMENT=&quot;&quot;&quot;&amp;[.K176]&amp;&quot;&quot;&quot; &quot;&amp; [.M176] &amp;&quot;&gt;&lt;FIELDS&gt;&quot;;&quot;&quot;) &amp; IF(AND([.A176]=&quot;Chave&quot;;[.A175]=&quot;Campo&quot;);&quot;&lt;KEYS&gt;&quot;;&quot;&quot;) &amp; IF([.A176]=&quot;Chave&quot;;&quot;&lt;KEY NAME=&quot;&quot;&quot;&amp;[.E176]&amp;&quot;&quot;&quot; TYPE=&quot;&quot;&quot;&amp;IF([.D176]=&quot;PK&quot;;&quot;primary&quot;;&quot;foreign&quot;)&amp;&quot;&quot;&quot; FIELDS=&quot;&quot;&quot;&amp;[.C176]&amp;&quot;&quot;&quot;&quot;&amp;IF([.D176]=&quot;FK&quot;;&quot; REFTABLE=&quot;&quot;&quot;&amp;[.F176]&amp;&quot;&quot;&quot; REFFIELDS=&quot;&quot;&quot;&amp;[.G176]&amp;&quot;&quot;&quot;&quot;;&quot;&quot;)&amp;&quot; &quot;&amp;[.L176]&amp;&quot; COMMENT=&quot;&quot;&quot;&amp;[.J176]&amp;&quot;&quot;&quot;&quot;&amp;IF(AND([.A176]=&quot;Campo&quot;;[.D176]=&quot;PK&quot;);&quot; SEQUENCE=&quot;&quot;true&quot;&quot;&quot;;&quot;&quot;)&amp;&quot;/&gt;&quot;;&quot;&quot;) &amp; IF([.A176]=&quot;Campo&quot;;&quot;&lt;FIELD NAME=&quot;&quot;&quot;&amp;[.C176]&amp;&quot;&quot;&quot; &quot;&amp;[.N176]&amp;&quot; &quot;&amp;[.L176]&amp;IF(AND([.A176]=&quot;Campo&quot;;[.D176]&lt;&gt;&quot;PK&quot;);&quot; SEQUENCE=&quot;&quot;false&quot;&quot; &quot;;&quot;&quot;)&amp;&quot; COMMENT=&quot;&quot;&quot;&amp;[.J176]&amp;&quot;&quot;&quot;/&gt;&quot;;&quot;&quot;) &amp; IF(AND([.A176]=&quot;Campo&quot;;[.A177]=&quot;Chave&quot;);&quot;&lt;/FIELDS&gt;&quot;;&quot;&quot;) &amp; IF(AND([.A176]=&quot;Chave&quot;;[.A177]&lt;&gt;&quot;Chave&quot;);&quot;&lt;/KEYS&gt;&quot;;&quot;&quot;) &amp; IF([.B176]&lt;&gt;[.B177];&quot;&lt;/TABLE&gt;&quot;;&quot;&quot;) &amp; IF(AND([.A176]=&quot;&quot;;[.A175]&lt;&gt;&quot;&quot;);&quot;&lt;/TABLES&gt;&lt;/XMLDB&gt;&quot;;&quot;&quot;)">
            <text:p/>
          </table:table-cell>
          <table:table-cell table:style-name="ce27" table:formula="of:=IF(AND([.A176]=&quot;Campo&quot;;[.A176]&lt;&gt;[.A175]);&quot;&lt;Form name=&quot;&quot;newRecord&quot;&quot;&gt;&quot;;&quot;&quot;)&amp;IF([.A176]=&quot;Campo&quot;;&quot;&lt;&quot;&amp;IF([.D176]=&quot;FK&quot;;&quot;Select &quot;;VLOOKUP([.F176];[$Auxiliar.$A$27:.$B$48];2;0))&amp;&quot; id=&quot;&quot;&quot;&amp;[.C176]&amp;&quot;&quot;&quot; label=&quot;&quot;&quot;&amp;[.C176]&amp;&quot;&quot;&quot;&quot;&amp; IF([.D176]=&quot;FK&quot;;&quot; datasource=&quot;&quot;table:&quot;&amp;VLOOKUP(&quot;Chave&quot;&amp;&quot;.&quot;&amp;[.C176];[.$Q$1:.$R$2300];2;0)&amp;&quot;&quot;&quot; bindid=&quot;&quot;id&quot;&quot; bindvalue=&quot;&quot;name&quot;&quot;&quot;;&quot;&quot;)&amp;&quot;required=&quot;&quot;&quot;&amp;IF([.H176]=&quot;Sim&quot;;&quot;true&quot;;&quot;false&quot;)&amp;&quot;&quot;&quot; /&gt;&quot;;&quot;&quot;)&amp;IF(AND([.A176]=&quot;Chave&quot;;[.A175]=&quot;Campo&quot;);&quot;&lt;/Form&gt;&quot;;&quot;&quot;)">
            <text:p/>
          </table:table-cell>
          <table:table-cell table:style-name="ce27" table:formula="of:=IF([.A176]&lt;&gt;&quot;&quot;;[.A176]&amp;&quot;.&quot;&amp;[.C176];&quot;&quot;)">
            <text:p/>
          </table:table-cell>
          <table:table-cell table:style-name="ce27" table:formula="of:=IF([.A176]&lt;&gt;&quot;&quot;;[.F176];&quot;&quot;)">
            <text:p/>
          </table:table-cell>
        </table:table-row>
        <table:table-row table:style-name="ro1">
          <table:table-cell table:formula="of:=IF([Campos.A177]=&quot;&quot;;&quot;&quot;;[Campos.A177])">
            <text:p/>
          </table:table-cell>
          <table:table-cell table:formula="of:=IF([Campos.B177]=&quot;&quot;;&quot;&quot;;[Campos.B177])">
            <text:p/>
          </table:table-cell>
          <table:table-cell table:formula="of:=IF([Campos.C177]=&quot;&quot;;&quot;&quot;;[Campos.C177])">
            <text:p/>
          </table:table-cell>
          <table:table-cell table:formula="of:=IF([Campos.D177]=&quot;&quot;;&quot;&quot;;[Campos.D177])">
            <text:p/>
          </table:table-cell>
          <table:table-cell table:style-name="ce24" table:formula="of:=IF([.A177]=&quot;Chave&quot;;SUBSTITUTE([.C177];&quot;,&quot;;&quot;_&quot;)&amp;ROW([.C177]);[.C177])">
            <text:p/>
          </table:table-cell>
          <table:table-cell table:formula="of:=IF([Campos.F177]=&quot;&quot;;&quot;&quot;;[Campos.F177])">
            <text:p/>
          </table:table-cell>
          <table:table-cell table:formula="of:=IF([Campos.G177]=&quot;&quot;;&quot;&quot;;[Campos.G177])">
            <text:p/>
          </table:table-cell>
          <table:table-cell table:formula="of:=IF([Campos.H177]=&quot;&quot;;&quot;&quot;;[Campos.H177])">
            <text:p/>
          </table:table-cell>
          <table:table-cell table:formula="of:=IF([Campos.E177]=&quot;&quot;;&quot;&quot;;[Campos.E177])">
            <text:p/>
          </table:table-cell>
          <table:table-cell table:formula="of:=IF([Campos.I177]=&quot;&quot;;&quot;&quot;;[Campos.I177])">
            <text:p/>
          </table:table-cell>
          <table:table-cell table:formula="of:=IF([.B177]=&quot;&quot;;&quot;&quot;;VLOOKUP([.B177];[$Tabelas.$A$1:.$B$136];2;0))">
            <text:p/>
          </table:table-cell>
          <table:table-cell table:formula="of:=IF([.A177]=&quot;Campo&quot;;IF([.A177]=&quot;&quot;;&quot;&quot;;IF([.A177]&lt;&gt;[.A176];&quot;&quot;;&quot;PREVIOUS=&quot;&quot;&quot;&amp;[.C176]&amp;&quot;&quot;&quot; &quot;) &amp; IF([.A177]&lt;&gt;[.A178];&quot;&quot;;&quot;NEXT=&quot;&quot;&quot;&amp;[.C178]&amp;&quot;&quot;&quot;&quot;));IF([.A177]=&quot;&quot;;&quot;&quot;;IF([.A177]&lt;&gt;[.A176];&quot;&quot;;&quot;PREVIOUS=&quot;&quot;&quot;&amp;[.E176]&amp;&quot;&quot;&quot; &quot;) &amp; IF([.A177]&lt;&gt;[.A178];&quot;&quot;;&quot;NEXT=&quot;&quot;&quot;&amp;[.E178]&amp;&quot;&quot;&quot;&quot;)))">
            <text:p/>
          </table:table-cell>
          <table:table-cell table:formula="of:=IF([.B177]=&quot;&quot;;&quot;&quot;;VLOOKUP([.B177];[$Tabelas.$A$1:.$C$136];3;0))">
            <text:p/>
          </table:table-cell>
          <table:table-cell table:formula="of:=IF([.A177]=&quot;Campo&quot;; IF(ISERROR(VLOOKUP([.F177];[$Auxiliar.$A$1:.$E$17];5;0));&quot;TYPE=&quot;&quot;&quot;&amp;[.F177]&amp;&quot;&quot;&quot; LENGTH=&quot;&quot;&quot;&amp;[.G177]&amp;&quot;&quot;&quot; &quot;;VLOOKUP([.F177];[$Auxiliar.$A$1:.$E$17];5;0)) &amp; IF(AND([.A177]=&quot;Campo&quot;;[.D177]=&quot;PK&quot;); IF([.I177]=&quot;Sim&quot;;&quot; SEQUENCE=&quot;&quot;true&quot;&quot;&quot;;&quot; SEQUENCE=&quot;&quot;false&quot;&quot;&quot;);&quot;&quot;)&amp;IF([.H177]&lt;&gt;&quot;&quot;;&quot; NOTNULL=&quot;&quot;&quot;&amp;IF([.H177]=&quot;Sim&quot;;&quot;true&quot;;&quot;false&quot;)&amp;&quot;&quot;&quot;&quot;;&quot;&quot;);&quot;&quot;)">
            <text:p/>
          </table:table-cell>
          <table:table-cell table:style-name="ce26" table:formula="of:=IF(AND([.B177]&lt;&gt;[.B176];[.B177]&lt;&gt;&quot;&quot;);&quot;&lt;TABLE NAME=&quot;&quot;&quot;&amp;[.B177]&amp;&quot;&quot;&quot; COMMENT=&quot;&quot;&quot;&amp;[.K177]&amp;&quot;&quot;&quot; &quot;&amp; [.M177] &amp;&quot;&gt;&lt;FIELDS&gt;&quot;;&quot;&quot;) &amp; IF(AND([.A177]=&quot;Chave&quot;;[.A176]=&quot;Campo&quot;);&quot;&lt;KEYS&gt;&quot;;&quot;&quot;) &amp; IF([.A177]=&quot;Chave&quot;;&quot;&lt;KEY NAME=&quot;&quot;&quot;&amp;[.E177]&amp;&quot;&quot;&quot; TYPE=&quot;&quot;&quot;&amp;IF([.D177]=&quot;PK&quot;;&quot;primary&quot;;&quot;foreign&quot;)&amp;&quot;&quot;&quot; FIELDS=&quot;&quot;&quot;&amp;[.C177]&amp;&quot;&quot;&quot;&quot;&amp;IF([.D177]=&quot;FK&quot;;&quot; REFTABLE=&quot;&quot;&quot;&amp;[.F177]&amp;&quot;&quot;&quot; REFFIELDS=&quot;&quot;&quot;&amp;[.G177]&amp;&quot;&quot;&quot;&quot;;&quot;&quot;)&amp;&quot; &quot;&amp;[.L177]&amp;&quot; COMMENT=&quot;&quot;&quot;&amp;[.J177]&amp;&quot;&quot;&quot;&quot;&amp;IF(AND([.A177]=&quot;Campo&quot;;[.D177]=&quot;PK&quot;);&quot; SEQUENCE=&quot;&quot;true&quot;&quot;&quot;;&quot;&quot;)&amp;&quot;/&gt;&quot;;&quot;&quot;) &amp; IF([.A177]=&quot;Campo&quot;;&quot;&lt;FIELD NAME=&quot;&quot;&quot;&amp;[.C177]&amp;&quot;&quot;&quot; &quot;&amp;[.N177]&amp;&quot; &quot;&amp;[.L177]&amp;IF(AND([.A177]=&quot;Campo&quot;;[.D177]&lt;&gt;&quot;PK&quot;);&quot; SEQUENCE=&quot;&quot;false&quot;&quot; &quot;;&quot;&quot;)&amp;&quot; COMMENT=&quot;&quot;&quot;&amp;[.J177]&amp;&quot;&quot;&quot;/&gt;&quot;;&quot;&quot;) &amp; IF(AND([.A177]=&quot;Campo&quot;;[.A178]=&quot;Chave&quot;);&quot;&lt;/FIELDS&gt;&quot;;&quot;&quot;) &amp; IF(AND([.A177]=&quot;Chave&quot;;[.A178]&lt;&gt;&quot;Chave&quot;);&quot;&lt;/KEYS&gt;&quot;;&quot;&quot;) &amp; IF([.B177]&lt;&gt;[.B178];&quot;&lt;/TABLE&gt;&quot;;&quot;&quot;) &amp; IF(AND([.A177]=&quot;&quot;;[.A176]&lt;&gt;&quot;&quot;);&quot;&lt;/TABLES&gt;&lt;/XMLDB&gt;&quot;;&quot;&quot;)">
            <text:p/>
          </table:table-cell>
          <table:table-cell table:style-name="ce27" table:formula="of:=IF(AND([.A177]=&quot;Campo&quot;;[.A177]&lt;&gt;[.A176]);&quot;&lt;Form name=&quot;&quot;newRecord&quot;&quot;&gt;&quot;;&quot;&quot;)&amp;IF([.A177]=&quot;Campo&quot;;&quot;&lt;&quot;&amp;IF([.D177]=&quot;FK&quot;;&quot;Select &quot;;VLOOKUP([.F177];[$Auxiliar.$A$27:.$B$48];2;0))&amp;&quot; id=&quot;&quot;&quot;&amp;[.C177]&amp;&quot;&quot;&quot; label=&quot;&quot;&quot;&amp;[.C177]&amp;&quot;&quot;&quot;&quot;&amp; IF([.D177]=&quot;FK&quot;;&quot; datasource=&quot;&quot;table:&quot;&amp;VLOOKUP(&quot;Chave&quot;&amp;&quot;.&quot;&amp;[.C177];[.$Q$1:.$R$2300];2;0)&amp;&quot;&quot;&quot; bindid=&quot;&quot;id&quot;&quot; bindvalue=&quot;&quot;name&quot;&quot;&quot;;&quot;&quot;)&amp;&quot;required=&quot;&quot;&quot;&amp;IF([.H177]=&quot;Sim&quot;;&quot;true&quot;;&quot;false&quot;)&amp;&quot;&quot;&quot; /&gt;&quot;;&quot;&quot;)&amp;IF(AND([.A177]=&quot;Chave&quot;;[.A176]=&quot;Campo&quot;);&quot;&lt;/Form&gt;&quot;;&quot;&quot;)">
            <text:p/>
          </table:table-cell>
          <table:table-cell table:style-name="ce27" table:formula="of:=IF([.A177]&lt;&gt;&quot;&quot;;[.A177]&amp;&quot;.&quot;&amp;[.C177];&quot;&quot;)">
            <text:p/>
          </table:table-cell>
          <table:table-cell table:style-name="ce27" table:formula="of:=IF([.A177]&lt;&gt;&quot;&quot;;[.F177];&quot;&quot;)">
            <text:p/>
          </table:table-cell>
        </table:table-row>
        <table:table-row table:style-name="ro1">
          <table:table-cell table:formula="of:=IF([Campos.A178]=&quot;&quot;;&quot;&quot;;[Campos.A178])">
            <text:p/>
          </table:table-cell>
          <table:table-cell table:formula="of:=IF([Campos.B178]=&quot;&quot;;&quot;&quot;;[Campos.B178])">
            <text:p/>
          </table:table-cell>
          <table:table-cell table:formula="of:=IF([Campos.C178]=&quot;&quot;;&quot;&quot;;[Campos.C178])">
            <text:p/>
          </table:table-cell>
          <table:table-cell table:formula="of:=IF([Campos.D178]=&quot;&quot;;&quot;&quot;;[Campos.D178])">
            <text:p/>
          </table:table-cell>
          <table:table-cell table:style-name="ce24" table:formula="of:=IF([.A178]=&quot;Chave&quot;;SUBSTITUTE([.C178];&quot;,&quot;;&quot;_&quot;)&amp;ROW([.C178]);[.C178])">
            <text:p/>
          </table:table-cell>
          <table:table-cell table:formula="of:=IF([Campos.F178]=&quot;&quot;;&quot;&quot;;[Campos.F178])">
            <text:p/>
          </table:table-cell>
          <table:table-cell table:formula="of:=IF([Campos.G178]=&quot;&quot;;&quot;&quot;;[Campos.G178])">
            <text:p/>
          </table:table-cell>
          <table:table-cell table:formula="of:=IF([Campos.H178]=&quot;&quot;;&quot;&quot;;[Campos.H178])">
            <text:p/>
          </table:table-cell>
          <table:table-cell table:formula="of:=IF([Campos.E178]=&quot;&quot;;&quot;&quot;;[Campos.E178])">
            <text:p/>
          </table:table-cell>
          <table:table-cell table:formula="of:=IF([Campos.I178]=&quot;&quot;;&quot;&quot;;[Campos.I178])">
            <text:p/>
          </table:table-cell>
          <table:table-cell table:formula="of:=IF([.B178]=&quot;&quot;;&quot;&quot;;VLOOKUP([.B178];[$Tabelas.$A$1:.$B$136];2;0))">
            <text:p/>
          </table:table-cell>
          <table:table-cell table:formula="of:=IF([.A178]=&quot;Campo&quot;;IF([.A178]=&quot;&quot;;&quot;&quot;;IF([.A178]&lt;&gt;[.A177];&quot;&quot;;&quot;PREVIOUS=&quot;&quot;&quot;&amp;[.C177]&amp;&quot;&quot;&quot; &quot;) &amp; IF([.A178]&lt;&gt;[.A179];&quot;&quot;;&quot;NEXT=&quot;&quot;&quot;&amp;[.C179]&amp;&quot;&quot;&quot;&quot;));IF([.A178]=&quot;&quot;;&quot;&quot;;IF([.A178]&lt;&gt;[.A177];&quot;&quot;;&quot;PREVIOUS=&quot;&quot;&quot;&amp;[.E177]&amp;&quot;&quot;&quot; &quot;) &amp; IF([.A178]&lt;&gt;[.A179];&quot;&quot;;&quot;NEXT=&quot;&quot;&quot;&amp;[.E179]&amp;&quot;&quot;&quot;&quot;)))">
            <text:p/>
          </table:table-cell>
          <table:table-cell table:formula="of:=IF([.B178]=&quot;&quot;;&quot;&quot;;VLOOKUP([.B178];[$Tabelas.$A$1:.$C$136];3;0))">
            <text:p/>
          </table:table-cell>
          <table:table-cell table:formula="of:=IF([.A178]=&quot;Campo&quot;; IF(ISERROR(VLOOKUP([.F178];[$Auxiliar.$A$1:.$E$17];5;0));&quot;TYPE=&quot;&quot;&quot;&amp;[.F178]&amp;&quot;&quot;&quot; LENGTH=&quot;&quot;&quot;&amp;[.G178]&amp;&quot;&quot;&quot; &quot;;VLOOKUP([.F178];[$Auxiliar.$A$1:.$E$17];5;0)) &amp; IF(AND([.A178]=&quot;Campo&quot;;[.D178]=&quot;PK&quot;); IF([.I178]=&quot;Sim&quot;;&quot; SEQUENCE=&quot;&quot;true&quot;&quot;&quot;;&quot; SEQUENCE=&quot;&quot;false&quot;&quot;&quot;);&quot;&quot;)&amp;IF([.H178]&lt;&gt;&quot;&quot;;&quot; NOTNULL=&quot;&quot;&quot;&amp;IF([.H178]=&quot;Sim&quot;;&quot;true&quot;;&quot;false&quot;)&amp;&quot;&quot;&quot;&quot;;&quot;&quot;);&quot;&quot;)">
            <text:p/>
          </table:table-cell>
          <table:table-cell table:style-name="ce26" table:formula="of:=IF(AND([.B178]&lt;&gt;[.B177];[.B178]&lt;&gt;&quot;&quot;);&quot;&lt;TABLE NAME=&quot;&quot;&quot;&amp;[.B178]&amp;&quot;&quot;&quot; COMMENT=&quot;&quot;&quot;&amp;[.K178]&amp;&quot;&quot;&quot; &quot;&amp; [.M178] &amp;&quot;&gt;&lt;FIELDS&gt;&quot;;&quot;&quot;) &amp; IF(AND([.A178]=&quot;Chave&quot;;[.A177]=&quot;Campo&quot;);&quot;&lt;KEYS&gt;&quot;;&quot;&quot;) &amp; IF([.A178]=&quot;Chave&quot;;&quot;&lt;KEY NAME=&quot;&quot;&quot;&amp;[.E178]&amp;&quot;&quot;&quot; TYPE=&quot;&quot;&quot;&amp;IF([.D178]=&quot;PK&quot;;&quot;primary&quot;;&quot;foreign&quot;)&amp;&quot;&quot;&quot; FIELDS=&quot;&quot;&quot;&amp;[.C178]&amp;&quot;&quot;&quot;&quot;&amp;IF([.D178]=&quot;FK&quot;;&quot; REFTABLE=&quot;&quot;&quot;&amp;[.F178]&amp;&quot;&quot;&quot; REFFIELDS=&quot;&quot;&quot;&amp;[.G178]&amp;&quot;&quot;&quot;&quot;;&quot;&quot;)&amp;&quot; &quot;&amp;[.L178]&amp;&quot; COMMENT=&quot;&quot;&quot;&amp;[.J178]&amp;&quot;&quot;&quot;&quot;&amp;IF(AND([.A178]=&quot;Campo&quot;;[.D178]=&quot;PK&quot;);&quot; SEQUENCE=&quot;&quot;true&quot;&quot;&quot;;&quot;&quot;)&amp;&quot;/&gt;&quot;;&quot;&quot;) &amp; IF([.A178]=&quot;Campo&quot;;&quot;&lt;FIELD NAME=&quot;&quot;&quot;&amp;[.C178]&amp;&quot;&quot;&quot; &quot;&amp;[.N178]&amp;&quot; &quot;&amp;[.L178]&amp;IF(AND([.A178]=&quot;Campo&quot;;[.D178]&lt;&gt;&quot;PK&quot;);&quot; SEQUENCE=&quot;&quot;false&quot;&quot; &quot;;&quot;&quot;)&amp;&quot; COMMENT=&quot;&quot;&quot;&amp;[.J178]&amp;&quot;&quot;&quot;/&gt;&quot;;&quot;&quot;) &amp; IF(AND([.A178]=&quot;Campo&quot;;[.A179]=&quot;Chave&quot;);&quot;&lt;/FIELDS&gt;&quot;;&quot;&quot;) &amp; IF(AND([.A178]=&quot;Chave&quot;;[.A179]&lt;&gt;&quot;Chave&quot;);&quot;&lt;/KEYS&gt;&quot;;&quot;&quot;) &amp; IF([.B178]&lt;&gt;[.B179];&quot;&lt;/TABLE&gt;&quot;;&quot;&quot;) &amp; IF(AND([.A178]=&quot;&quot;;[.A177]&lt;&gt;&quot;&quot;);&quot;&lt;/TABLES&gt;&lt;/XMLDB&gt;&quot;;&quot;&quot;)">
            <text:p/>
          </table:table-cell>
          <table:table-cell table:style-name="ce27" table:formula="of:=IF(AND([.A178]=&quot;Campo&quot;;[.A178]&lt;&gt;[.A177]);&quot;&lt;Form name=&quot;&quot;newRecord&quot;&quot;&gt;&quot;;&quot;&quot;)&amp;IF([.A178]=&quot;Campo&quot;;&quot;&lt;&quot;&amp;IF([.D178]=&quot;FK&quot;;&quot;Select &quot;;VLOOKUP([.F178];[$Auxiliar.$A$27:.$B$48];2;0))&amp;&quot; id=&quot;&quot;&quot;&amp;[.C178]&amp;&quot;&quot;&quot; label=&quot;&quot;&quot;&amp;[.C178]&amp;&quot;&quot;&quot;&quot;&amp; IF([.D178]=&quot;FK&quot;;&quot; datasource=&quot;&quot;table:&quot;&amp;VLOOKUP(&quot;Chave&quot;&amp;&quot;.&quot;&amp;[.C178];[.$Q$1:.$R$2300];2;0)&amp;&quot;&quot;&quot; bindid=&quot;&quot;id&quot;&quot; bindvalue=&quot;&quot;name&quot;&quot;&quot;;&quot;&quot;)&amp;&quot;required=&quot;&quot;&quot;&amp;IF([.H178]=&quot;Sim&quot;;&quot;true&quot;;&quot;false&quot;)&amp;&quot;&quot;&quot; /&gt;&quot;;&quot;&quot;)&amp;IF(AND([.A178]=&quot;Chave&quot;;[.A177]=&quot;Campo&quot;);&quot;&lt;/Form&gt;&quot;;&quot;&quot;)">
            <text:p/>
          </table:table-cell>
          <table:table-cell table:style-name="ce27" table:formula="of:=IF([.A178]&lt;&gt;&quot;&quot;;[.A178]&amp;&quot;.&quot;&amp;[.C178];&quot;&quot;)">
            <text:p/>
          </table:table-cell>
          <table:table-cell table:style-name="ce27" table:formula="of:=IF([.A178]&lt;&gt;&quot;&quot;;[.F178];&quot;&quot;)">
            <text:p/>
          </table:table-cell>
        </table:table-row>
        <table:table-row table:style-name="ro1">
          <table:table-cell table:formula="of:=IF([Campos.A179]=&quot;&quot;;&quot;&quot;;[Campos.A179])">
            <text:p/>
          </table:table-cell>
          <table:table-cell table:formula="of:=IF([Campos.B179]=&quot;&quot;;&quot;&quot;;[Campos.B179])">
            <text:p/>
          </table:table-cell>
          <table:table-cell table:formula="of:=IF([Campos.C179]=&quot;&quot;;&quot;&quot;;[Campos.C179])">
            <text:p/>
          </table:table-cell>
          <table:table-cell table:formula="of:=IF([Campos.D179]=&quot;&quot;;&quot;&quot;;[Campos.D179])">
            <text:p/>
          </table:table-cell>
          <table:table-cell table:style-name="ce24" table:formula="of:=IF([.A179]=&quot;Chave&quot;;SUBSTITUTE([.C179];&quot;,&quot;;&quot;_&quot;)&amp;ROW([.C179]);[.C179])">
            <text:p/>
          </table:table-cell>
          <table:table-cell table:formula="of:=IF([Campos.F179]=&quot;&quot;;&quot;&quot;;[Campos.F179])">
            <text:p/>
          </table:table-cell>
          <table:table-cell table:formula="of:=IF([Campos.G179]=&quot;&quot;;&quot;&quot;;[Campos.G179])">
            <text:p/>
          </table:table-cell>
          <table:table-cell table:formula="of:=IF([Campos.H179]=&quot;&quot;;&quot;&quot;;[Campos.H179])">
            <text:p/>
          </table:table-cell>
          <table:table-cell table:formula="of:=IF([Campos.E179]=&quot;&quot;;&quot;&quot;;[Campos.E179])">
            <text:p/>
          </table:table-cell>
          <table:table-cell table:formula="of:=IF([Campos.I179]=&quot;&quot;;&quot;&quot;;[Campos.I179])">
            <text:p/>
          </table:table-cell>
          <table:table-cell table:formula="of:=IF([.B179]=&quot;&quot;;&quot;&quot;;VLOOKUP([.B179];[$Tabelas.$A$1:.$B$136];2;0))">
            <text:p/>
          </table:table-cell>
          <table:table-cell table:formula="of:=IF([.A179]=&quot;Campo&quot;;IF([.A179]=&quot;&quot;;&quot;&quot;;IF([.A179]&lt;&gt;[.A178];&quot;&quot;;&quot;PREVIOUS=&quot;&quot;&quot;&amp;[.C178]&amp;&quot;&quot;&quot; &quot;) &amp; IF([.A179]&lt;&gt;[.A180];&quot;&quot;;&quot;NEXT=&quot;&quot;&quot;&amp;[.C180]&amp;&quot;&quot;&quot;&quot;));IF([.A179]=&quot;&quot;;&quot;&quot;;IF([.A179]&lt;&gt;[.A178];&quot;&quot;;&quot;PREVIOUS=&quot;&quot;&quot;&amp;[.E178]&amp;&quot;&quot;&quot; &quot;) &amp; IF([.A179]&lt;&gt;[.A180];&quot;&quot;;&quot;NEXT=&quot;&quot;&quot;&amp;[.E180]&amp;&quot;&quot;&quot;&quot;)))">
            <text:p/>
          </table:table-cell>
          <table:table-cell table:formula="of:=IF([.B179]=&quot;&quot;;&quot;&quot;;VLOOKUP([.B179];[$Tabelas.$A$1:.$C$136];3;0))">
            <text:p/>
          </table:table-cell>
          <table:table-cell table:formula="of:=IF([.A179]=&quot;Campo&quot;; IF(ISERROR(VLOOKUP([.F179];[$Auxiliar.$A$1:.$E$17];5;0));&quot;TYPE=&quot;&quot;&quot;&amp;[.F179]&amp;&quot;&quot;&quot; LENGTH=&quot;&quot;&quot;&amp;[.G179]&amp;&quot;&quot;&quot; &quot;;VLOOKUP([.F179];[$Auxiliar.$A$1:.$E$17];5;0)) &amp; IF(AND([.A179]=&quot;Campo&quot;;[.D179]=&quot;PK&quot;); IF([.I179]=&quot;Sim&quot;;&quot; SEQUENCE=&quot;&quot;true&quot;&quot;&quot;;&quot; SEQUENCE=&quot;&quot;false&quot;&quot;&quot;);&quot;&quot;)&amp;IF([.H179]&lt;&gt;&quot;&quot;;&quot; NOTNULL=&quot;&quot;&quot;&amp;IF([.H179]=&quot;Sim&quot;;&quot;true&quot;;&quot;false&quot;)&amp;&quot;&quot;&quot;&quot;;&quot;&quot;);&quot;&quot;)">
            <text:p/>
          </table:table-cell>
          <table:table-cell table:style-name="ce26" table:formula="of:=IF(AND([.B179]&lt;&gt;[.B178];[.B179]&lt;&gt;&quot;&quot;);&quot;&lt;TABLE NAME=&quot;&quot;&quot;&amp;[.B179]&amp;&quot;&quot;&quot; COMMENT=&quot;&quot;&quot;&amp;[.K179]&amp;&quot;&quot;&quot; &quot;&amp; [.M179] &amp;&quot;&gt;&lt;FIELDS&gt;&quot;;&quot;&quot;) &amp; IF(AND([.A179]=&quot;Chave&quot;;[.A178]=&quot;Campo&quot;);&quot;&lt;KEYS&gt;&quot;;&quot;&quot;) &amp; IF([.A179]=&quot;Chave&quot;;&quot;&lt;KEY NAME=&quot;&quot;&quot;&amp;[.E179]&amp;&quot;&quot;&quot; TYPE=&quot;&quot;&quot;&amp;IF([.D179]=&quot;PK&quot;;&quot;primary&quot;;&quot;foreign&quot;)&amp;&quot;&quot;&quot; FIELDS=&quot;&quot;&quot;&amp;[.C179]&amp;&quot;&quot;&quot;&quot;&amp;IF([.D179]=&quot;FK&quot;;&quot; REFTABLE=&quot;&quot;&quot;&amp;[.F179]&amp;&quot;&quot;&quot; REFFIELDS=&quot;&quot;&quot;&amp;[.G179]&amp;&quot;&quot;&quot;&quot;;&quot;&quot;)&amp;&quot; &quot;&amp;[.L179]&amp;&quot; COMMENT=&quot;&quot;&quot;&amp;[.J179]&amp;&quot;&quot;&quot;&quot;&amp;IF(AND([.A179]=&quot;Campo&quot;;[.D179]=&quot;PK&quot;);&quot; SEQUENCE=&quot;&quot;true&quot;&quot;&quot;;&quot;&quot;)&amp;&quot;/&gt;&quot;;&quot;&quot;) &amp; IF([.A179]=&quot;Campo&quot;;&quot;&lt;FIELD NAME=&quot;&quot;&quot;&amp;[.C179]&amp;&quot;&quot;&quot; &quot;&amp;[.N179]&amp;&quot; &quot;&amp;[.L179]&amp;IF(AND([.A179]=&quot;Campo&quot;;[.D179]&lt;&gt;&quot;PK&quot;);&quot; SEQUENCE=&quot;&quot;false&quot;&quot; &quot;;&quot;&quot;)&amp;&quot; COMMENT=&quot;&quot;&quot;&amp;[.J179]&amp;&quot;&quot;&quot;/&gt;&quot;;&quot;&quot;) &amp; IF(AND([.A179]=&quot;Campo&quot;;[.A180]=&quot;Chave&quot;);&quot;&lt;/FIELDS&gt;&quot;;&quot;&quot;) &amp; IF(AND([.A179]=&quot;Chave&quot;;[.A180]&lt;&gt;&quot;Chave&quot;);&quot;&lt;/KEYS&gt;&quot;;&quot;&quot;) &amp; IF([.B179]&lt;&gt;[.B180];&quot;&lt;/TABLE&gt;&quot;;&quot;&quot;) &amp; IF(AND([.A179]=&quot;&quot;;[.A178]&lt;&gt;&quot;&quot;);&quot;&lt;/TABLES&gt;&lt;/XMLDB&gt;&quot;;&quot;&quot;)">
            <text:p/>
          </table:table-cell>
          <table:table-cell table:style-name="ce27" table:formula="of:=IF(AND([.A179]=&quot;Campo&quot;;[.A179]&lt;&gt;[.A178]);&quot;&lt;Form name=&quot;&quot;newRecord&quot;&quot;&gt;&quot;;&quot;&quot;)&amp;IF([.A179]=&quot;Campo&quot;;&quot;&lt;&quot;&amp;IF([.D179]=&quot;FK&quot;;&quot;Select &quot;;VLOOKUP([.F179];[$Auxiliar.$A$27:.$B$48];2;0))&amp;&quot; id=&quot;&quot;&quot;&amp;[.C179]&amp;&quot;&quot;&quot; label=&quot;&quot;&quot;&amp;[.C179]&amp;&quot;&quot;&quot;&quot;&amp; IF([.D179]=&quot;FK&quot;;&quot; datasource=&quot;&quot;table:&quot;&amp;VLOOKUP(&quot;Chave&quot;&amp;&quot;.&quot;&amp;[.C179];[.$Q$1:.$R$2300];2;0)&amp;&quot;&quot;&quot; bindid=&quot;&quot;id&quot;&quot; bindvalue=&quot;&quot;name&quot;&quot;&quot;;&quot;&quot;)&amp;&quot;required=&quot;&quot;&quot;&amp;IF([.H179]=&quot;Sim&quot;;&quot;true&quot;;&quot;false&quot;)&amp;&quot;&quot;&quot; /&gt;&quot;;&quot;&quot;)&amp;IF(AND([.A179]=&quot;Chave&quot;;[.A178]=&quot;Campo&quot;);&quot;&lt;/Form&gt;&quot;;&quot;&quot;)">
            <text:p/>
          </table:table-cell>
          <table:table-cell table:style-name="ce27" table:formula="of:=IF([.A179]&lt;&gt;&quot;&quot;;[.A179]&amp;&quot;.&quot;&amp;[.C179];&quot;&quot;)">
            <text:p/>
          </table:table-cell>
          <table:table-cell table:style-name="ce27" table:formula="of:=IF([.A179]&lt;&gt;&quot;&quot;;[.F179];&quot;&quot;)">
            <text:p/>
          </table:table-cell>
        </table:table-row>
        <table:table-row table:style-name="ro1">
          <table:table-cell table:formula="of:=IF([Campos.A180]=&quot;&quot;;&quot;&quot;;[Campos.A180])">
            <text:p/>
          </table:table-cell>
          <table:table-cell table:formula="of:=IF([Campos.B180]=&quot;&quot;;&quot;&quot;;[Campos.B180])">
            <text:p/>
          </table:table-cell>
          <table:table-cell table:formula="of:=IF([Campos.C180]=&quot;&quot;;&quot;&quot;;[Campos.C180])">
            <text:p/>
          </table:table-cell>
          <table:table-cell table:formula="of:=IF([Campos.D180]=&quot;&quot;;&quot;&quot;;[Campos.D180])">
            <text:p/>
          </table:table-cell>
          <table:table-cell table:style-name="ce24" table:formula="of:=IF([.A180]=&quot;Chave&quot;;SUBSTITUTE([.C180];&quot;,&quot;;&quot;_&quot;)&amp;ROW([.C180]);[.C180])">
            <text:p/>
          </table:table-cell>
          <table:table-cell table:formula="of:=IF([Campos.F180]=&quot;&quot;;&quot;&quot;;[Campos.F180])">
            <text:p/>
          </table:table-cell>
          <table:table-cell table:formula="of:=IF([Campos.G180]=&quot;&quot;;&quot;&quot;;[Campos.G180])">
            <text:p/>
          </table:table-cell>
          <table:table-cell table:formula="of:=IF([Campos.H180]=&quot;&quot;;&quot;&quot;;[Campos.H180])">
            <text:p/>
          </table:table-cell>
          <table:table-cell table:formula="of:=IF([Campos.E180]=&quot;&quot;;&quot;&quot;;[Campos.E180])">
            <text:p/>
          </table:table-cell>
          <table:table-cell table:formula="of:=IF([Campos.I180]=&quot;&quot;;&quot;&quot;;[Campos.I180])">
            <text:p/>
          </table:table-cell>
          <table:table-cell table:formula="of:=IF([.B180]=&quot;&quot;;&quot;&quot;;VLOOKUP([.B180];[$Tabelas.$A$1:.$B$136];2;0))">
            <text:p/>
          </table:table-cell>
          <table:table-cell table:formula="of:=IF([.A180]=&quot;Campo&quot;;IF([.A180]=&quot;&quot;;&quot;&quot;;IF([.A180]&lt;&gt;[.A179];&quot;&quot;;&quot;PREVIOUS=&quot;&quot;&quot;&amp;[.C179]&amp;&quot;&quot;&quot; &quot;) &amp; IF([.A180]&lt;&gt;[.A181];&quot;&quot;;&quot;NEXT=&quot;&quot;&quot;&amp;[.C181]&amp;&quot;&quot;&quot;&quot;));IF([.A180]=&quot;&quot;;&quot;&quot;;IF([.A180]&lt;&gt;[.A179];&quot;&quot;;&quot;PREVIOUS=&quot;&quot;&quot;&amp;[.E179]&amp;&quot;&quot;&quot; &quot;) &amp; IF([.A180]&lt;&gt;[.A181];&quot;&quot;;&quot;NEXT=&quot;&quot;&quot;&amp;[.E181]&amp;&quot;&quot;&quot;&quot;)))">
            <text:p/>
          </table:table-cell>
          <table:table-cell table:formula="of:=IF([.B180]=&quot;&quot;;&quot;&quot;;VLOOKUP([.B180];[$Tabelas.$A$1:.$C$136];3;0))">
            <text:p/>
          </table:table-cell>
          <table:table-cell table:formula="of:=IF([.A180]=&quot;Campo&quot;; IF(ISERROR(VLOOKUP([.F180];[$Auxiliar.$A$1:.$E$17];5;0));&quot;TYPE=&quot;&quot;&quot;&amp;[.F180]&amp;&quot;&quot;&quot; LENGTH=&quot;&quot;&quot;&amp;[.G180]&amp;&quot;&quot;&quot; &quot;;VLOOKUP([.F180];[$Auxiliar.$A$1:.$E$17];5;0)) &amp; IF(AND([.A180]=&quot;Campo&quot;;[.D180]=&quot;PK&quot;); IF([.I180]=&quot;Sim&quot;;&quot; SEQUENCE=&quot;&quot;true&quot;&quot;&quot;;&quot; SEQUENCE=&quot;&quot;false&quot;&quot;&quot;);&quot;&quot;)&amp;IF([.H180]&lt;&gt;&quot;&quot;;&quot; NOTNULL=&quot;&quot;&quot;&amp;IF([.H180]=&quot;Sim&quot;;&quot;true&quot;;&quot;false&quot;)&amp;&quot;&quot;&quot;&quot;;&quot;&quot;);&quot;&quot;)">
            <text:p/>
          </table:table-cell>
          <table:table-cell table:style-name="ce26" table:formula="of:=IF(AND([.B180]&lt;&gt;[.B179];[.B180]&lt;&gt;&quot;&quot;);&quot;&lt;TABLE NAME=&quot;&quot;&quot;&amp;[.B180]&amp;&quot;&quot;&quot; COMMENT=&quot;&quot;&quot;&amp;[.K180]&amp;&quot;&quot;&quot; &quot;&amp; [.M180] &amp;&quot;&gt;&lt;FIELDS&gt;&quot;;&quot;&quot;) &amp; IF(AND([.A180]=&quot;Chave&quot;;[.A179]=&quot;Campo&quot;);&quot;&lt;KEYS&gt;&quot;;&quot;&quot;) &amp; IF([.A180]=&quot;Chave&quot;;&quot;&lt;KEY NAME=&quot;&quot;&quot;&amp;[.E180]&amp;&quot;&quot;&quot; TYPE=&quot;&quot;&quot;&amp;IF([.D180]=&quot;PK&quot;;&quot;primary&quot;;&quot;foreign&quot;)&amp;&quot;&quot;&quot; FIELDS=&quot;&quot;&quot;&amp;[.C180]&amp;&quot;&quot;&quot;&quot;&amp;IF([.D180]=&quot;FK&quot;;&quot; REFTABLE=&quot;&quot;&quot;&amp;[.F180]&amp;&quot;&quot;&quot; REFFIELDS=&quot;&quot;&quot;&amp;[.G180]&amp;&quot;&quot;&quot;&quot;;&quot;&quot;)&amp;&quot; &quot;&amp;[.L180]&amp;&quot; COMMENT=&quot;&quot;&quot;&amp;[.J180]&amp;&quot;&quot;&quot;&quot;&amp;IF(AND([.A180]=&quot;Campo&quot;;[.D180]=&quot;PK&quot;);&quot; SEQUENCE=&quot;&quot;true&quot;&quot;&quot;;&quot;&quot;)&amp;&quot;/&gt;&quot;;&quot;&quot;) &amp; IF([.A180]=&quot;Campo&quot;;&quot;&lt;FIELD NAME=&quot;&quot;&quot;&amp;[.C180]&amp;&quot;&quot;&quot; &quot;&amp;[.N180]&amp;&quot; &quot;&amp;[.L180]&amp;IF(AND([.A180]=&quot;Campo&quot;;[.D180]&lt;&gt;&quot;PK&quot;);&quot; SEQUENCE=&quot;&quot;false&quot;&quot; &quot;;&quot;&quot;)&amp;&quot; COMMENT=&quot;&quot;&quot;&amp;[.J180]&amp;&quot;&quot;&quot;/&gt;&quot;;&quot;&quot;) &amp; IF(AND([.A180]=&quot;Campo&quot;;[.A181]=&quot;Chave&quot;);&quot;&lt;/FIELDS&gt;&quot;;&quot;&quot;) &amp; IF(AND([.A180]=&quot;Chave&quot;;[.A181]&lt;&gt;&quot;Chave&quot;);&quot;&lt;/KEYS&gt;&quot;;&quot;&quot;) &amp; IF([.B180]&lt;&gt;[.B181];&quot;&lt;/TABLE&gt;&quot;;&quot;&quot;) &amp; IF(AND([.A180]=&quot;&quot;;[.A179]&lt;&gt;&quot;&quot;);&quot;&lt;/TABLES&gt;&lt;/XMLDB&gt;&quot;;&quot;&quot;)">
            <text:p/>
          </table:table-cell>
          <table:table-cell table:style-name="ce27" table:formula="of:=IF(AND([.A180]=&quot;Campo&quot;;[.A180]&lt;&gt;[.A179]);&quot;&lt;Form name=&quot;&quot;newRecord&quot;&quot;&gt;&quot;;&quot;&quot;)&amp;IF([.A180]=&quot;Campo&quot;;&quot;&lt;&quot;&amp;IF([.D180]=&quot;FK&quot;;&quot;Select &quot;;VLOOKUP([.F180];[$Auxiliar.$A$27:.$B$48];2;0))&amp;&quot; id=&quot;&quot;&quot;&amp;[.C180]&amp;&quot;&quot;&quot; label=&quot;&quot;&quot;&amp;[.C180]&amp;&quot;&quot;&quot;&quot;&amp; IF([.D180]=&quot;FK&quot;;&quot; datasource=&quot;&quot;table:&quot;&amp;VLOOKUP(&quot;Chave&quot;&amp;&quot;.&quot;&amp;[.C180];[.$Q$1:.$R$2300];2;0)&amp;&quot;&quot;&quot; bindid=&quot;&quot;id&quot;&quot; bindvalue=&quot;&quot;name&quot;&quot;&quot;;&quot;&quot;)&amp;&quot;required=&quot;&quot;&quot;&amp;IF([.H180]=&quot;Sim&quot;;&quot;true&quot;;&quot;false&quot;)&amp;&quot;&quot;&quot; /&gt;&quot;;&quot;&quot;)&amp;IF(AND([.A180]=&quot;Chave&quot;;[.A179]=&quot;Campo&quot;);&quot;&lt;/Form&gt;&quot;;&quot;&quot;)">
            <text:p/>
          </table:table-cell>
          <table:table-cell table:style-name="ce27" table:formula="of:=IF([.A180]&lt;&gt;&quot;&quot;;[.A180]&amp;&quot;.&quot;&amp;[.C180];&quot;&quot;)">
            <text:p/>
          </table:table-cell>
          <table:table-cell table:style-name="ce27" table:formula="of:=IF([.A180]&lt;&gt;&quot;&quot;;[.F180];&quot;&quot;)">
            <text:p/>
          </table:table-cell>
        </table:table-row>
        <table:table-row table:style-name="ro1">
          <table:table-cell table:formula="of:=IF([Campos.A181]=&quot;&quot;;&quot;&quot;;[Campos.A181])">
            <text:p/>
          </table:table-cell>
          <table:table-cell table:formula="of:=IF([Campos.B181]=&quot;&quot;;&quot;&quot;;[Campos.B181])">
            <text:p/>
          </table:table-cell>
          <table:table-cell table:formula="of:=IF([Campos.C181]=&quot;&quot;;&quot;&quot;;[Campos.C181])">
            <text:p/>
          </table:table-cell>
          <table:table-cell table:formula="of:=IF([Campos.D181]=&quot;&quot;;&quot;&quot;;[Campos.D181])">
            <text:p/>
          </table:table-cell>
          <table:table-cell table:style-name="ce24" table:formula="of:=IF([.A181]=&quot;Chave&quot;;SUBSTITUTE([.C181];&quot;,&quot;;&quot;_&quot;)&amp;ROW([.C181]);[.C181])">
            <text:p/>
          </table:table-cell>
          <table:table-cell table:formula="of:=IF([Campos.F181]=&quot;&quot;;&quot;&quot;;[Campos.F181])">
            <text:p/>
          </table:table-cell>
          <table:table-cell table:formula="of:=IF([Campos.G181]=&quot;&quot;;&quot;&quot;;[Campos.G181])">
            <text:p/>
          </table:table-cell>
          <table:table-cell table:formula="of:=IF([Campos.H181]=&quot;&quot;;&quot;&quot;;[Campos.H181])">
            <text:p/>
          </table:table-cell>
          <table:table-cell table:formula="of:=IF([Campos.E181]=&quot;&quot;;&quot;&quot;;[Campos.E181])">
            <text:p/>
          </table:table-cell>
          <table:table-cell table:formula="of:=IF([Campos.I181]=&quot;&quot;;&quot;&quot;;[Campos.I181])">
            <text:p/>
          </table:table-cell>
          <table:table-cell table:formula="of:=IF([.B181]=&quot;&quot;;&quot;&quot;;VLOOKUP([.B181];[$Tabelas.$A$1:.$B$136];2;0))">
            <text:p/>
          </table:table-cell>
          <table:table-cell table:formula="of:=IF([.A181]=&quot;Campo&quot;;IF([.A181]=&quot;&quot;;&quot;&quot;;IF([.A181]&lt;&gt;[.A180];&quot;&quot;;&quot;PREVIOUS=&quot;&quot;&quot;&amp;[.C180]&amp;&quot;&quot;&quot; &quot;) &amp; IF([.A181]&lt;&gt;[.A182];&quot;&quot;;&quot;NEXT=&quot;&quot;&quot;&amp;[.C182]&amp;&quot;&quot;&quot;&quot;));IF([.A181]=&quot;&quot;;&quot;&quot;;IF([.A181]&lt;&gt;[.A180];&quot;&quot;;&quot;PREVIOUS=&quot;&quot;&quot;&amp;[.E180]&amp;&quot;&quot;&quot; &quot;) &amp; IF([.A181]&lt;&gt;[.A182];&quot;&quot;;&quot;NEXT=&quot;&quot;&quot;&amp;[.E182]&amp;&quot;&quot;&quot;&quot;)))">
            <text:p/>
          </table:table-cell>
          <table:table-cell table:formula="of:=IF([.B181]=&quot;&quot;;&quot;&quot;;VLOOKUP([.B181];[$Tabelas.$A$1:.$C$136];3;0))">
            <text:p/>
          </table:table-cell>
          <table:table-cell table:formula="of:=IF([.A181]=&quot;Campo&quot;; IF(ISERROR(VLOOKUP([.F181];[$Auxiliar.$A$1:.$E$17];5;0));&quot;TYPE=&quot;&quot;&quot;&amp;[.F181]&amp;&quot;&quot;&quot; LENGTH=&quot;&quot;&quot;&amp;[.G181]&amp;&quot;&quot;&quot; &quot;;VLOOKUP([.F181];[$Auxiliar.$A$1:.$E$17];5;0)) &amp; IF(AND([.A181]=&quot;Campo&quot;;[.D181]=&quot;PK&quot;); IF([.I181]=&quot;Sim&quot;;&quot; SEQUENCE=&quot;&quot;true&quot;&quot;&quot;;&quot; SEQUENCE=&quot;&quot;false&quot;&quot;&quot;);&quot;&quot;)&amp;IF([.H181]&lt;&gt;&quot;&quot;;&quot; NOTNULL=&quot;&quot;&quot;&amp;IF([.H181]=&quot;Sim&quot;;&quot;true&quot;;&quot;false&quot;)&amp;&quot;&quot;&quot;&quot;;&quot;&quot;);&quot;&quot;)">
            <text:p/>
          </table:table-cell>
          <table:table-cell table:style-name="ce26" table:formula="of:=IF(AND([.B181]&lt;&gt;[.B180];[.B181]&lt;&gt;&quot;&quot;);&quot;&lt;TABLE NAME=&quot;&quot;&quot;&amp;[.B181]&amp;&quot;&quot;&quot; COMMENT=&quot;&quot;&quot;&amp;[.K181]&amp;&quot;&quot;&quot; &quot;&amp; [.M181] &amp;&quot;&gt;&lt;FIELDS&gt;&quot;;&quot;&quot;) &amp; IF(AND([.A181]=&quot;Chave&quot;;[.A180]=&quot;Campo&quot;);&quot;&lt;KEYS&gt;&quot;;&quot;&quot;) &amp; IF([.A181]=&quot;Chave&quot;;&quot;&lt;KEY NAME=&quot;&quot;&quot;&amp;[.E181]&amp;&quot;&quot;&quot; TYPE=&quot;&quot;&quot;&amp;IF([.D181]=&quot;PK&quot;;&quot;primary&quot;;&quot;foreign&quot;)&amp;&quot;&quot;&quot; FIELDS=&quot;&quot;&quot;&amp;[.C181]&amp;&quot;&quot;&quot;&quot;&amp;IF([.D181]=&quot;FK&quot;;&quot; REFTABLE=&quot;&quot;&quot;&amp;[.F181]&amp;&quot;&quot;&quot; REFFIELDS=&quot;&quot;&quot;&amp;[.G181]&amp;&quot;&quot;&quot;&quot;;&quot;&quot;)&amp;&quot; &quot;&amp;[.L181]&amp;&quot; COMMENT=&quot;&quot;&quot;&amp;[.J181]&amp;&quot;&quot;&quot;&quot;&amp;IF(AND([.A181]=&quot;Campo&quot;;[.D181]=&quot;PK&quot;);&quot; SEQUENCE=&quot;&quot;true&quot;&quot;&quot;;&quot;&quot;)&amp;&quot;/&gt;&quot;;&quot;&quot;) &amp; IF([.A181]=&quot;Campo&quot;;&quot;&lt;FIELD NAME=&quot;&quot;&quot;&amp;[.C181]&amp;&quot;&quot;&quot; &quot;&amp;[.N181]&amp;&quot; &quot;&amp;[.L181]&amp;IF(AND([.A181]=&quot;Campo&quot;;[.D181]&lt;&gt;&quot;PK&quot;);&quot; SEQUENCE=&quot;&quot;false&quot;&quot; &quot;;&quot;&quot;)&amp;&quot; COMMENT=&quot;&quot;&quot;&amp;[.J181]&amp;&quot;&quot;&quot;/&gt;&quot;;&quot;&quot;) &amp; IF(AND([.A181]=&quot;Campo&quot;;[.A182]=&quot;Chave&quot;);&quot;&lt;/FIELDS&gt;&quot;;&quot;&quot;) &amp; IF(AND([.A181]=&quot;Chave&quot;;[.A182]&lt;&gt;&quot;Chave&quot;);&quot;&lt;/KEYS&gt;&quot;;&quot;&quot;) &amp; IF([.B181]&lt;&gt;[.B182];&quot;&lt;/TABLE&gt;&quot;;&quot;&quot;) &amp; IF(AND([.A181]=&quot;&quot;;[.A180]&lt;&gt;&quot;&quot;);&quot;&lt;/TABLES&gt;&lt;/XMLDB&gt;&quot;;&quot;&quot;)">
            <text:p/>
          </table:table-cell>
          <table:table-cell table:style-name="ce27" table:formula="of:=IF(AND([.A181]=&quot;Campo&quot;;[.A181]&lt;&gt;[.A180]);&quot;&lt;Form name=&quot;&quot;newRecord&quot;&quot;&gt;&quot;;&quot;&quot;)&amp;IF([.A181]=&quot;Campo&quot;;&quot;&lt;&quot;&amp;IF([.D181]=&quot;FK&quot;;&quot;Select &quot;;VLOOKUP([.F181];[$Auxiliar.$A$27:.$B$48];2;0))&amp;&quot; id=&quot;&quot;&quot;&amp;[.C181]&amp;&quot;&quot;&quot; label=&quot;&quot;&quot;&amp;[.C181]&amp;&quot;&quot;&quot;&quot;&amp; IF([.D181]=&quot;FK&quot;;&quot; datasource=&quot;&quot;table:&quot;&amp;VLOOKUP(&quot;Chave&quot;&amp;&quot;.&quot;&amp;[.C181];[.$Q$1:.$R$2300];2;0)&amp;&quot;&quot;&quot; bindid=&quot;&quot;id&quot;&quot; bindvalue=&quot;&quot;name&quot;&quot;&quot;;&quot;&quot;)&amp;&quot;required=&quot;&quot;&quot;&amp;IF([.H181]=&quot;Sim&quot;;&quot;true&quot;;&quot;false&quot;)&amp;&quot;&quot;&quot; /&gt;&quot;;&quot;&quot;)&amp;IF(AND([.A181]=&quot;Chave&quot;;[.A180]=&quot;Campo&quot;);&quot;&lt;/Form&gt;&quot;;&quot;&quot;)">
            <text:p/>
          </table:table-cell>
          <table:table-cell table:style-name="ce27" table:formula="of:=IF([.A181]&lt;&gt;&quot;&quot;;[.A181]&amp;&quot;.&quot;&amp;[.C181];&quot;&quot;)">
            <text:p/>
          </table:table-cell>
          <table:table-cell table:style-name="ce27" table:formula="of:=IF([.A181]&lt;&gt;&quot;&quot;;[.F181];&quot;&quot;)">
            <text:p/>
          </table:table-cell>
        </table:table-row>
        <table:table-row table:style-name="ro1">
          <table:table-cell table:formula="of:=IF([Campos.A182]=&quot;&quot;;&quot;&quot;;[Campos.A182])">
            <text:p/>
          </table:table-cell>
          <table:table-cell table:formula="of:=IF([Campos.B182]=&quot;&quot;;&quot;&quot;;[Campos.B182])">
            <text:p/>
          </table:table-cell>
          <table:table-cell table:formula="of:=IF([Campos.C182]=&quot;&quot;;&quot;&quot;;[Campos.C182])">
            <text:p/>
          </table:table-cell>
          <table:table-cell table:formula="of:=IF([Campos.D182]=&quot;&quot;;&quot;&quot;;[Campos.D182])">
            <text:p/>
          </table:table-cell>
          <table:table-cell table:style-name="ce24" table:formula="of:=IF([.A182]=&quot;Chave&quot;;SUBSTITUTE([.C182];&quot;,&quot;;&quot;_&quot;)&amp;ROW([.C182]);[.C182])">
            <text:p/>
          </table:table-cell>
          <table:table-cell table:formula="of:=IF([Campos.F182]=&quot;&quot;;&quot;&quot;;[Campos.F182])">
            <text:p/>
          </table:table-cell>
          <table:table-cell table:formula="of:=IF([Campos.G182]=&quot;&quot;;&quot;&quot;;[Campos.G182])">
            <text:p/>
          </table:table-cell>
          <table:table-cell table:formula="of:=IF([Campos.H182]=&quot;&quot;;&quot;&quot;;[Campos.H182])">
            <text:p/>
          </table:table-cell>
          <table:table-cell table:formula="of:=IF([Campos.E182]=&quot;&quot;;&quot;&quot;;[Campos.E182])">
            <text:p/>
          </table:table-cell>
          <table:table-cell table:formula="of:=IF([Campos.I182]=&quot;&quot;;&quot;&quot;;[Campos.I182])">
            <text:p/>
          </table:table-cell>
          <table:table-cell table:formula="of:=IF([.B182]=&quot;&quot;;&quot;&quot;;VLOOKUP([.B182];[$Tabelas.$A$1:.$B$136];2;0))">
            <text:p/>
          </table:table-cell>
          <table:table-cell table:formula="of:=IF([.A182]=&quot;Campo&quot;;IF([.A182]=&quot;&quot;;&quot;&quot;;IF([.A182]&lt;&gt;[.A181];&quot;&quot;;&quot;PREVIOUS=&quot;&quot;&quot;&amp;[.C181]&amp;&quot;&quot;&quot; &quot;) &amp; IF([.A182]&lt;&gt;[.A183];&quot;&quot;;&quot;NEXT=&quot;&quot;&quot;&amp;[.C183]&amp;&quot;&quot;&quot;&quot;));IF([.A182]=&quot;&quot;;&quot;&quot;;IF([.A182]&lt;&gt;[.A181];&quot;&quot;;&quot;PREVIOUS=&quot;&quot;&quot;&amp;[.E181]&amp;&quot;&quot;&quot; &quot;) &amp; IF([.A182]&lt;&gt;[.A183];&quot;&quot;;&quot;NEXT=&quot;&quot;&quot;&amp;[.E183]&amp;&quot;&quot;&quot;&quot;)))">
            <text:p/>
          </table:table-cell>
          <table:table-cell table:formula="of:=IF([.B182]=&quot;&quot;;&quot;&quot;;VLOOKUP([.B182];[$Tabelas.$A$1:.$C$136];3;0))">
            <text:p/>
          </table:table-cell>
          <table:table-cell table:formula="of:=IF([.A182]=&quot;Campo&quot;; IF(ISERROR(VLOOKUP([.F182];[$Auxiliar.$A$1:.$E$17];5;0));&quot;TYPE=&quot;&quot;&quot;&amp;[.F182]&amp;&quot;&quot;&quot; LENGTH=&quot;&quot;&quot;&amp;[.G182]&amp;&quot;&quot;&quot; &quot;;VLOOKUP([.F182];[$Auxiliar.$A$1:.$E$17];5;0)) &amp; IF(AND([.A182]=&quot;Campo&quot;;[.D182]=&quot;PK&quot;); IF([.I182]=&quot;Sim&quot;;&quot; SEQUENCE=&quot;&quot;true&quot;&quot;&quot;;&quot; SEQUENCE=&quot;&quot;false&quot;&quot;&quot;);&quot;&quot;)&amp;IF([.H182]&lt;&gt;&quot;&quot;;&quot; NOTNULL=&quot;&quot;&quot;&amp;IF([.H182]=&quot;Sim&quot;;&quot;true&quot;;&quot;false&quot;)&amp;&quot;&quot;&quot;&quot;;&quot;&quot;);&quot;&quot;)">
            <text:p/>
          </table:table-cell>
          <table:table-cell table:style-name="ce26" table:formula="of:=IF(AND([.B182]&lt;&gt;[.B181];[.B182]&lt;&gt;&quot;&quot;);&quot;&lt;TABLE NAME=&quot;&quot;&quot;&amp;[.B182]&amp;&quot;&quot;&quot; COMMENT=&quot;&quot;&quot;&amp;[.K182]&amp;&quot;&quot;&quot; &quot;&amp; [.M182] &amp;&quot;&gt;&lt;FIELDS&gt;&quot;;&quot;&quot;) &amp; IF(AND([.A182]=&quot;Chave&quot;;[.A181]=&quot;Campo&quot;);&quot;&lt;KEYS&gt;&quot;;&quot;&quot;) &amp; IF([.A182]=&quot;Chave&quot;;&quot;&lt;KEY NAME=&quot;&quot;&quot;&amp;[.E182]&amp;&quot;&quot;&quot; TYPE=&quot;&quot;&quot;&amp;IF([.D182]=&quot;PK&quot;;&quot;primary&quot;;&quot;foreign&quot;)&amp;&quot;&quot;&quot; FIELDS=&quot;&quot;&quot;&amp;[.C182]&amp;&quot;&quot;&quot;&quot;&amp;IF([.D182]=&quot;FK&quot;;&quot; REFTABLE=&quot;&quot;&quot;&amp;[.F182]&amp;&quot;&quot;&quot; REFFIELDS=&quot;&quot;&quot;&amp;[.G182]&amp;&quot;&quot;&quot;&quot;;&quot;&quot;)&amp;&quot; &quot;&amp;[.L182]&amp;&quot; COMMENT=&quot;&quot;&quot;&amp;[.J182]&amp;&quot;&quot;&quot;&quot;&amp;IF(AND([.A182]=&quot;Campo&quot;;[.D182]=&quot;PK&quot;);&quot; SEQUENCE=&quot;&quot;true&quot;&quot;&quot;;&quot;&quot;)&amp;&quot;/&gt;&quot;;&quot;&quot;) &amp; IF([.A182]=&quot;Campo&quot;;&quot;&lt;FIELD NAME=&quot;&quot;&quot;&amp;[.C182]&amp;&quot;&quot;&quot; &quot;&amp;[.N182]&amp;&quot; &quot;&amp;[.L182]&amp;IF(AND([.A182]=&quot;Campo&quot;;[.D182]&lt;&gt;&quot;PK&quot;);&quot; SEQUENCE=&quot;&quot;false&quot;&quot; &quot;;&quot;&quot;)&amp;&quot; COMMENT=&quot;&quot;&quot;&amp;[.J182]&amp;&quot;&quot;&quot;/&gt;&quot;;&quot;&quot;) &amp; IF(AND([.A182]=&quot;Campo&quot;;[.A183]=&quot;Chave&quot;);&quot;&lt;/FIELDS&gt;&quot;;&quot;&quot;) &amp; IF(AND([.A182]=&quot;Chave&quot;;[.A183]&lt;&gt;&quot;Chave&quot;);&quot;&lt;/KEYS&gt;&quot;;&quot;&quot;) &amp; IF([.B182]&lt;&gt;[.B183];&quot;&lt;/TABLE&gt;&quot;;&quot;&quot;) &amp; IF(AND([.A182]=&quot;&quot;;[.A181]&lt;&gt;&quot;&quot;);&quot;&lt;/TABLES&gt;&lt;/XMLDB&gt;&quot;;&quot;&quot;)">
            <text:p/>
          </table:table-cell>
          <table:table-cell table:style-name="ce27" table:formula="of:=IF(AND([.A182]=&quot;Campo&quot;;[.A182]&lt;&gt;[.A181]);&quot;&lt;Form name=&quot;&quot;newRecord&quot;&quot;&gt;&quot;;&quot;&quot;)&amp;IF([.A182]=&quot;Campo&quot;;&quot;&lt;&quot;&amp;IF([.D182]=&quot;FK&quot;;&quot;Select &quot;;VLOOKUP([.F182];[$Auxiliar.$A$27:.$B$48];2;0))&amp;&quot; id=&quot;&quot;&quot;&amp;[.C182]&amp;&quot;&quot;&quot; label=&quot;&quot;&quot;&amp;[.C182]&amp;&quot;&quot;&quot;&quot;&amp; IF([.D182]=&quot;FK&quot;;&quot; datasource=&quot;&quot;table:&quot;&amp;VLOOKUP(&quot;Chave&quot;&amp;&quot;.&quot;&amp;[.C182];[.$Q$1:.$R$2300];2;0)&amp;&quot;&quot;&quot; bindid=&quot;&quot;id&quot;&quot; bindvalue=&quot;&quot;name&quot;&quot;&quot;;&quot;&quot;)&amp;&quot;required=&quot;&quot;&quot;&amp;IF([.H182]=&quot;Sim&quot;;&quot;true&quot;;&quot;false&quot;)&amp;&quot;&quot;&quot; /&gt;&quot;;&quot;&quot;)&amp;IF(AND([.A182]=&quot;Chave&quot;;[.A181]=&quot;Campo&quot;);&quot;&lt;/Form&gt;&quot;;&quot;&quot;)">
            <text:p/>
          </table:table-cell>
          <table:table-cell table:style-name="ce27" table:formula="of:=IF([.A182]&lt;&gt;&quot;&quot;;[.A182]&amp;&quot;.&quot;&amp;[.C182];&quot;&quot;)">
            <text:p/>
          </table:table-cell>
          <table:table-cell table:style-name="ce27" table:formula="of:=IF([.A182]&lt;&gt;&quot;&quot;;[.F182];&quot;&quot;)">
            <text:p/>
          </table:table-cell>
        </table:table-row>
        <table:table-row table:style-name="ro1">
          <table:table-cell table:formula="of:=IF([Campos.A183]=&quot;&quot;;&quot;&quot;;[Campos.A183])">
            <text:p/>
          </table:table-cell>
          <table:table-cell table:formula="of:=IF([Campos.B183]=&quot;&quot;;&quot;&quot;;[Campos.B183])">
            <text:p/>
          </table:table-cell>
          <table:table-cell table:formula="of:=IF([Campos.C183]=&quot;&quot;;&quot;&quot;;[Campos.C183])">
            <text:p/>
          </table:table-cell>
          <table:table-cell table:formula="of:=IF([Campos.D183]=&quot;&quot;;&quot;&quot;;[Campos.D183])">
            <text:p/>
          </table:table-cell>
          <table:table-cell table:style-name="ce24" table:formula="of:=IF([.A183]=&quot;Chave&quot;;SUBSTITUTE([.C183];&quot;,&quot;;&quot;_&quot;)&amp;ROW([.C183]);[.C183])">
            <text:p/>
          </table:table-cell>
          <table:table-cell table:formula="of:=IF([Campos.F183]=&quot;&quot;;&quot;&quot;;[Campos.F183])">
            <text:p/>
          </table:table-cell>
          <table:table-cell table:formula="of:=IF([Campos.G183]=&quot;&quot;;&quot;&quot;;[Campos.G183])">
            <text:p/>
          </table:table-cell>
          <table:table-cell table:formula="of:=IF([Campos.H183]=&quot;&quot;;&quot;&quot;;[Campos.H183])">
            <text:p/>
          </table:table-cell>
          <table:table-cell table:formula="of:=IF([Campos.E183]=&quot;&quot;;&quot;&quot;;[Campos.E183])">
            <text:p/>
          </table:table-cell>
          <table:table-cell table:formula="of:=IF([Campos.I183]=&quot;&quot;;&quot;&quot;;[Campos.I183])">
            <text:p/>
          </table:table-cell>
          <table:table-cell table:formula="of:=IF([.B183]=&quot;&quot;;&quot;&quot;;VLOOKUP([.B183];[$Tabelas.$A$1:.$B$136];2;0))">
            <text:p/>
          </table:table-cell>
          <table:table-cell table:formula="of:=IF([.A183]=&quot;Campo&quot;;IF([.A183]=&quot;&quot;;&quot;&quot;;IF([.A183]&lt;&gt;[.A182];&quot;&quot;;&quot;PREVIOUS=&quot;&quot;&quot;&amp;[.C182]&amp;&quot;&quot;&quot; &quot;) &amp; IF([.A183]&lt;&gt;[.A184];&quot;&quot;;&quot;NEXT=&quot;&quot;&quot;&amp;[.C184]&amp;&quot;&quot;&quot;&quot;));IF([.A183]=&quot;&quot;;&quot;&quot;;IF([.A183]&lt;&gt;[.A182];&quot;&quot;;&quot;PREVIOUS=&quot;&quot;&quot;&amp;[.E182]&amp;&quot;&quot;&quot; &quot;) &amp; IF([.A183]&lt;&gt;[.A184];&quot;&quot;;&quot;NEXT=&quot;&quot;&quot;&amp;[.E184]&amp;&quot;&quot;&quot;&quot;)))">
            <text:p/>
          </table:table-cell>
          <table:table-cell table:formula="of:=IF([.B183]=&quot;&quot;;&quot;&quot;;VLOOKUP([.B183];[$Tabelas.$A$1:.$C$136];3;0))">
            <text:p/>
          </table:table-cell>
          <table:table-cell table:formula="of:=IF([.A183]=&quot;Campo&quot;; IF(ISERROR(VLOOKUP([.F183];[$Auxiliar.$A$1:.$E$17];5;0));&quot;TYPE=&quot;&quot;&quot;&amp;[.F183]&amp;&quot;&quot;&quot; LENGTH=&quot;&quot;&quot;&amp;[.G183]&amp;&quot;&quot;&quot; &quot;;VLOOKUP([.F183];[$Auxiliar.$A$1:.$E$17];5;0)) &amp; IF(AND([.A183]=&quot;Campo&quot;;[.D183]=&quot;PK&quot;); IF([.I183]=&quot;Sim&quot;;&quot; SEQUENCE=&quot;&quot;true&quot;&quot;&quot;;&quot; SEQUENCE=&quot;&quot;false&quot;&quot;&quot;);&quot;&quot;)&amp;IF([.H183]&lt;&gt;&quot;&quot;;&quot; NOTNULL=&quot;&quot;&quot;&amp;IF([.H183]=&quot;Sim&quot;;&quot;true&quot;;&quot;false&quot;)&amp;&quot;&quot;&quot;&quot;;&quot;&quot;);&quot;&quot;)">
            <text:p/>
          </table:table-cell>
          <table:table-cell table:style-name="ce26" table:formula="of:=IF(AND([.B183]&lt;&gt;[.B182];[.B183]&lt;&gt;&quot;&quot;);&quot;&lt;TABLE NAME=&quot;&quot;&quot;&amp;[.B183]&amp;&quot;&quot;&quot; COMMENT=&quot;&quot;&quot;&amp;[.K183]&amp;&quot;&quot;&quot; &quot;&amp; [.M183] &amp;&quot;&gt;&lt;FIELDS&gt;&quot;;&quot;&quot;) &amp; IF(AND([.A183]=&quot;Chave&quot;;[.A182]=&quot;Campo&quot;);&quot;&lt;KEYS&gt;&quot;;&quot;&quot;) &amp; IF([.A183]=&quot;Chave&quot;;&quot;&lt;KEY NAME=&quot;&quot;&quot;&amp;[.E183]&amp;&quot;&quot;&quot; TYPE=&quot;&quot;&quot;&amp;IF([.D183]=&quot;PK&quot;;&quot;primary&quot;;&quot;foreign&quot;)&amp;&quot;&quot;&quot; FIELDS=&quot;&quot;&quot;&amp;[.C183]&amp;&quot;&quot;&quot;&quot;&amp;IF([.D183]=&quot;FK&quot;;&quot; REFTABLE=&quot;&quot;&quot;&amp;[.F183]&amp;&quot;&quot;&quot; REFFIELDS=&quot;&quot;&quot;&amp;[.G183]&amp;&quot;&quot;&quot;&quot;;&quot;&quot;)&amp;&quot; &quot;&amp;[.L183]&amp;&quot; COMMENT=&quot;&quot;&quot;&amp;[.J183]&amp;&quot;&quot;&quot;&quot;&amp;IF(AND([.A183]=&quot;Campo&quot;;[.D183]=&quot;PK&quot;);&quot; SEQUENCE=&quot;&quot;true&quot;&quot;&quot;;&quot;&quot;)&amp;&quot;/&gt;&quot;;&quot;&quot;) &amp; IF([.A183]=&quot;Campo&quot;;&quot;&lt;FIELD NAME=&quot;&quot;&quot;&amp;[.C183]&amp;&quot;&quot;&quot; &quot;&amp;[.N183]&amp;&quot; &quot;&amp;[.L183]&amp;IF(AND([.A183]=&quot;Campo&quot;;[.D183]&lt;&gt;&quot;PK&quot;);&quot; SEQUENCE=&quot;&quot;false&quot;&quot; &quot;;&quot;&quot;)&amp;&quot; COMMENT=&quot;&quot;&quot;&amp;[.J183]&amp;&quot;&quot;&quot;/&gt;&quot;;&quot;&quot;) &amp; IF(AND([.A183]=&quot;Campo&quot;;[.A184]=&quot;Chave&quot;);&quot;&lt;/FIELDS&gt;&quot;;&quot;&quot;) &amp; IF(AND([.A183]=&quot;Chave&quot;;[.A184]&lt;&gt;&quot;Chave&quot;);&quot;&lt;/KEYS&gt;&quot;;&quot;&quot;) &amp; IF([.B183]&lt;&gt;[.B184];&quot;&lt;/TABLE&gt;&quot;;&quot;&quot;) &amp; IF(AND([.A183]=&quot;&quot;;[.A182]&lt;&gt;&quot;&quot;);&quot;&lt;/TABLES&gt;&lt;/XMLDB&gt;&quot;;&quot;&quot;)">
            <text:p/>
          </table:table-cell>
          <table:table-cell table:style-name="ce27" table:formula="of:=IF(AND([.A183]=&quot;Campo&quot;;[.A183]&lt;&gt;[.A182]);&quot;&lt;Form name=&quot;&quot;newRecord&quot;&quot;&gt;&quot;;&quot;&quot;)&amp;IF([.A183]=&quot;Campo&quot;;&quot;&lt;&quot;&amp;IF([.D183]=&quot;FK&quot;;&quot;Select &quot;;VLOOKUP([.F183];[$Auxiliar.$A$27:.$B$48];2;0))&amp;&quot; id=&quot;&quot;&quot;&amp;[.C183]&amp;&quot;&quot;&quot; label=&quot;&quot;&quot;&amp;[.C183]&amp;&quot;&quot;&quot;&quot;&amp; IF([.D183]=&quot;FK&quot;;&quot; datasource=&quot;&quot;table:&quot;&amp;VLOOKUP(&quot;Chave&quot;&amp;&quot;.&quot;&amp;[.C183];[.$Q$1:.$R$2300];2;0)&amp;&quot;&quot;&quot; bindid=&quot;&quot;id&quot;&quot; bindvalue=&quot;&quot;name&quot;&quot;&quot;;&quot;&quot;)&amp;&quot;required=&quot;&quot;&quot;&amp;IF([.H183]=&quot;Sim&quot;;&quot;true&quot;;&quot;false&quot;)&amp;&quot;&quot;&quot; /&gt;&quot;;&quot;&quot;)&amp;IF(AND([.A183]=&quot;Chave&quot;;[.A182]=&quot;Campo&quot;);&quot;&lt;/Form&gt;&quot;;&quot;&quot;)">
            <text:p/>
          </table:table-cell>
          <table:table-cell table:style-name="ce27" table:formula="of:=IF([.A183]&lt;&gt;&quot;&quot;;[.A183]&amp;&quot;.&quot;&amp;[.C183];&quot;&quot;)">
            <text:p/>
          </table:table-cell>
          <table:table-cell table:style-name="ce27" table:formula="of:=IF([.A183]&lt;&gt;&quot;&quot;;[.F183];&quot;&quot;)">
            <text:p/>
          </table:table-cell>
        </table:table-row>
        <table:table-row table:style-name="ro1">
          <table:table-cell table:formula="of:=IF([Campos.A184]=&quot;&quot;;&quot;&quot;;[Campos.A184])">
            <text:p/>
          </table:table-cell>
          <table:table-cell table:formula="of:=IF([Campos.B184]=&quot;&quot;;&quot;&quot;;[Campos.B184])">
            <text:p/>
          </table:table-cell>
          <table:table-cell table:formula="of:=IF([Campos.C184]=&quot;&quot;;&quot;&quot;;[Campos.C184])">
            <text:p/>
          </table:table-cell>
          <table:table-cell table:formula="of:=IF([Campos.D184]=&quot;&quot;;&quot;&quot;;[Campos.D184])">
            <text:p/>
          </table:table-cell>
          <table:table-cell table:style-name="ce24" table:formula="of:=IF([.A184]=&quot;Chave&quot;;SUBSTITUTE([.C184];&quot;,&quot;;&quot;_&quot;)&amp;ROW([.C184]);[.C184])">
            <text:p/>
          </table:table-cell>
          <table:table-cell table:formula="of:=IF([Campos.F184]=&quot;&quot;;&quot;&quot;;[Campos.F184])">
            <text:p/>
          </table:table-cell>
          <table:table-cell table:formula="of:=IF([Campos.G184]=&quot;&quot;;&quot;&quot;;[Campos.G184])">
            <text:p/>
          </table:table-cell>
          <table:table-cell table:formula="of:=IF([Campos.H184]=&quot;&quot;;&quot;&quot;;[Campos.H184])">
            <text:p/>
          </table:table-cell>
          <table:table-cell table:formula="of:=IF([Campos.E184]=&quot;&quot;;&quot;&quot;;[Campos.E184])">
            <text:p/>
          </table:table-cell>
          <table:table-cell table:formula="of:=IF([Campos.I184]=&quot;&quot;;&quot;&quot;;[Campos.I184])">
            <text:p/>
          </table:table-cell>
          <table:table-cell table:formula="of:=IF([.B184]=&quot;&quot;;&quot;&quot;;VLOOKUP([.B184];[$Tabelas.$A$1:.$B$136];2;0))">
            <text:p/>
          </table:table-cell>
          <table:table-cell table:formula="of:=IF([.A184]=&quot;Campo&quot;;IF([.A184]=&quot;&quot;;&quot;&quot;;IF([.A184]&lt;&gt;[.A183];&quot;&quot;;&quot;PREVIOUS=&quot;&quot;&quot;&amp;[.C183]&amp;&quot;&quot;&quot; &quot;) &amp; IF([.A184]&lt;&gt;[.A185];&quot;&quot;;&quot;NEXT=&quot;&quot;&quot;&amp;[.C185]&amp;&quot;&quot;&quot;&quot;));IF([.A184]=&quot;&quot;;&quot;&quot;;IF([.A184]&lt;&gt;[.A183];&quot;&quot;;&quot;PREVIOUS=&quot;&quot;&quot;&amp;[.E183]&amp;&quot;&quot;&quot; &quot;) &amp; IF([.A184]&lt;&gt;[.A185];&quot;&quot;;&quot;NEXT=&quot;&quot;&quot;&amp;[.E185]&amp;&quot;&quot;&quot;&quot;)))">
            <text:p/>
          </table:table-cell>
          <table:table-cell table:formula="of:=IF([.B184]=&quot;&quot;;&quot;&quot;;VLOOKUP([.B184];[$Tabelas.$A$1:.$C$136];3;0))">
            <text:p/>
          </table:table-cell>
          <table:table-cell table:formula="of:=IF([.A184]=&quot;Campo&quot;; IF(ISERROR(VLOOKUP([.F184];[$Auxiliar.$A$1:.$E$17];5;0));&quot;TYPE=&quot;&quot;&quot;&amp;[.F184]&amp;&quot;&quot;&quot; LENGTH=&quot;&quot;&quot;&amp;[.G184]&amp;&quot;&quot;&quot; &quot;;VLOOKUP([.F184];[$Auxiliar.$A$1:.$E$17];5;0)) &amp; IF(AND([.A184]=&quot;Campo&quot;;[.D184]=&quot;PK&quot;); IF([.I184]=&quot;Sim&quot;;&quot; SEQUENCE=&quot;&quot;true&quot;&quot;&quot;;&quot; SEQUENCE=&quot;&quot;false&quot;&quot;&quot;);&quot;&quot;)&amp;IF([.H184]&lt;&gt;&quot;&quot;;&quot; NOTNULL=&quot;&quot;&quot;&amp;IF([.H184]=&quot;Sim&quot;;&quot;true&quot;;&quot;false&quot;)&amp;&quot;&quot;&quot;&quot;;&quot;&quot;);&quot;&quot;)">
            <text:p/>
          </table:table-cell>
          <table:table-cell table:style-name="ce26" table:formula="of:=IF(AND([.B184]&lt;&gt;[.B183];[.B184]&lt;&gt;&quot;&quot;);&quot;&lt;TABLE NAME=&quot;&quot;&quot;&amp;[.B184]&amp;&quot;&quot;&quot; COMMENT=&quot;&quot;&quot;&amp;[.K184]&amp;&quot;&quot;&quot; &quot;&amp; [.M184] &amp;&quot;&gt;&lt;FIELDS&gt;&quot;;&quot;&quot;) &amp; IF(AND([.A184]=&quot;Chave&quot;;[.A183]=&quot;Campo&quot;);&quot;&lt;KEYS&gt;&quot;;&quot;&quot;) &amp; IF([.A184]=&quot;Chave&quot;;&quot;&lt;KEY NAME=&quot;&quot;&quot;&amp;[.E184]&amp;&quot;&quot;&quot; TYPE=&quot;&quot;&quot;&amp;IF([.D184]=&quot;PK&quot;;&quot;primary&quot;;&quot;foreign&quot;)&amp;&quot;&quot;&quot; FIELDS=&quot;&quot;&quot;&amp;[.C184]&amp;&quot;&quot;&quot;&quot;&amp;IF([.D184]=&quot;FK&quot;;&quot; REFTABLE=&quot;&quot;&quot;&amp;[.F184]&amp;&quot;&quot;&quot; REFFIELDS=&quot;&quot;&quot;&amp;[.G184]&amp;&quot;&quot;&quot;&quot;;&quot;&quot;)&amp;&quot; &quot;&amp;[.L184]&amp;&quot; COMMENT=&quot;&quot;&quot;&amp;[.J184]&amp;&quot;&quot;&quot;&quot;&amp;IF(AND([.A184]=&quot;Campo&quot;;[.D184]=&quot;PK&quot;);&quot; SEQUENCE=&quot;&quot;true&quot;&quot;&quot;;&quot;&quot;)&amp;&quot;/&gt;&quot;;&quot;&quot;) &amp; IF([.A184]=&quot;Campo&quot;;&quot;&lt;FIELD NAME=&quot;&quot;&quot;&amp;[.C184]&amp;&quot;&quot;&quot; &quot;&amp;[.N184]&amp;&quot; &quot;&amp;[.L184]&amp;IF(AND([.A184]=&quot;Campo&quot;;[.D184]&lt;&gt;&quot;PK&quot;);&quot; SEQUENCE=&quot;&quot;false&quot;&quot; &quot;;&quot;&quot;)&amp;&quot; COMMENT=&quot;&quot;&quot;&amp;[.J184]&amp;&quot;&quot;&quot;/&gt;&quot;;&quot;&quot;) &amp; IF(AND([.A184]=&quot;Campo&quot;;[.A185]=&quot;Chave&quot;);&quot;&lt;/FIELDS&gt;&quot;;&quot;&quot;) &amp; IF(AND([.A184]=&quot;Chave&quot;;[.A185]&lt;&gt;&quot;Chave&quot;);&quot;&lt;/KEYS&gt;&quot;;&quot;&quot;) &amp; IF([.B184]&lt;&gt;[.B185];&quot;&lt;/TABLE&gt;&quot;;&quot;&quot;) &amp; IF(AND([.A184]=&quot;&quot;;[.A183]&lt;&gt;&quot;&quot;);&quot;&lt;/TABLES&gt;&lt;/XMLDB&gt;&quot;;&quot;&quot;)">
            <text:p/>
          </table:table-cell>
          <table:table-cell table:style-name="ce27" table:formula="of:=IF(AND([.A184]=&quot;Campo&quot;;[.A184]&lt;&gt;[.A183]);&quot;&lt;Form name=&quot;&quot;newRecord&quot;&quot;&gt;&quot;;&quot;&quot;)&amp;IF([.A184]=&quot;Campo&quot;;&quot;&lt;&quot;&amp;IF([.D184]=&quot;FK&quot;;&quot;Select &quot;;VLOOKUP([.F184];[$Auxiliar.$A$27:.$B$48];2;0))&amp;&quot; id=&quot;&quot;&quot;&amp;[.C184]&amp;&quot;&quot;&quot; label=&quot;&quot;&quot;&amp;[.C184]&amp;&quot;&quot;&quot;&quot;&amp; IF([.D184]=&quot;FK&quot;;&quot; datasource=&quot;&quot;table:&quot;&amp;VLOOKUP(&quot;Chave&quot;&amp;&quot;.&quot;&amp;[.C184];[.$Q$1:.$R$2300];2;0)&amp;&quot;&quot;&quot; bindid=&quot;&quot;id&quot;&quot; bindvalue=&quot;&quot;name&quot;&quot;&quot;;&quot;&quot;)&amp;&quot;required=&quot;&quot;&quot;&amp;IF([.H184]=&quot;Sim&quot;;&quot;true&quot;;&quot;false&quot;)&amp;&quot;&quot;&quot; /&gt;&quot;;&quot;&quot;)&amp;IF(AND([.A184]=&quot;Chave&quot;;[.A183]=&quot;Campo&quot;);&quot;&lt;/Form&gt;&quot;;&quot;&quot;)">
            <text:p/>
          </table:table-cell>
          <table:table-cell table:style-name="ce27" table:formula="of:=IF([.A184]&lt;&gt;&quot;&quot;;[.A184]&amp;&quot;.&quot;&amp;[.C184];&quot;&quot;)">
            <text:p/>
          </table:table-cell>
          <table:table-cell table:style-name="ce27" table:formula="of:=IF([.A184]&lt;&gt;&quot;&quot;;[.F184];&quot;&quot;)">
            <text:p/>
          </table:table-cell>
        </table:table-row>
        <table:table-row table:style-name="ro1">
          <table:table-cell table:formula="of:=IF([Campos.A185]=&quot;&quot;;&quot;&quot;;[Campos.A185])">
            <text:p/>
          </table:table-cell>
          <table:table-cell table:formula="of:=IF([Campos.B185]=&quot;&quot;;&quot;&quot;;[Campos.B185])">
            <text:p/>
          </table:table-cell>
          <table:table-cell table:formula="of:=IF([Campos.C185]=&quot;&quot;;&quot;&quot;;[Campos.C185])">
            <text:p/>
          </table:table-cell>
          <table:table-cell table:formula="of:=IF([Campos.D185]=&quot;&quot;;&quot;&quot;;[Campos.D185])">
            <text:p/>
          </table:table-cell>
          <table:table-cell table:style-name="ce24" table:formula="of:=IF([.A185]=&quot;Chave&quot;;SUBSTITUTE([.C185];&quot;,&quot;;&quot;_&quot;)&amp;ROW([.C185]);[.C185])">
            <text:p/>
          </table:table-cell>
          <table:table-cell table:formula="of:=IF([Campos.F185]=&quot;&quot;;&quot;&quot;;[Campos.F185])">
            <text:p/>
          </table:table-cell>
          <table:table-cell table:formula="of:=IF([Campos.G185]=&quot;&quot;;&quot;&quot;;[Campos.G185])">
            <text:p/>
          </table:table-cell>
          <table:table-cell table:formula="of:=IF([Campos.H185]=&quot;&quot;;&quot;&quot;;[Campos.H185])">
            <text:p/>
          </table:table-cell>
          <table:table-cell table:formula="of:=IF([Campos.E185]=&quot;&quot;;&quot;&quot;;[Campos.E185])">
            <text:p/>
          </table:table-cell>
          <table:table-cell table:formula="of:=IF([Campos.I185]=&quot;&quot;;&quot;&quot;;[Campos.I185])">
            <text:p/>
          </table:table-cell>
          <table:table-cell table:formula="of:=IF([.B185]=&quot;&quot;;&quot;&quot;;VLOOKUP([.B185];[$Tabelas.$A$1:.$B$136];2;0))">
            <text:p/>
          </table:table-cell>
          <table:table-cell table:formula="of:=IF([.A185]=&quot;Campo&quot;;IF([.A185]=&quot;&quot;;&quot;&quot;;IF([.A185]&lt;&gt;[.A184];&quot;&quot;;&quot;PREVIOUS=&quot;&quot;&quot;&amp;[.C184]&amp;&quot;&quot;&quot; &quot;) &amp; IF([.A185]&lt;&gt;[.A186];&quot;&quot;;&quot;NEXT=&quot;&quot;&quot;&amp;[.C186]&amp;&quot;&quot;&quot;&quot;));IF([.A185]=&quot;&quot;;&quot;&quot;;IF([.A185]&lt;&gt;[.A184];&quot;&quot;;&quot;PREVIOUS=&quot;&quot;&quot;&amp;[.E184]&amp;&quot;&quot;&quot; &quot;) &amp; IF([.A185]&lt;&gt;[.A186];&quot;&quot;;&quot;NEXT=&quot;&quot;&quot;&amp;[.E186]&amp;&quot;&quot;&quot;&quot;)))">
            <text:p/>
          </table:table-cell>
          <table:table-cell table:formula="of:=IF([.B185]=&quot;&quot;;&quot;&quot;;VLOOKUP([.B185];[$Tabelas.$A$1:.$C$136];3;0))">
            <text:p/>
          </table:table-cell>
          <table:table-cell table:formula="of:=IF([.A185]=&quot;Campo&quot;; IF(ISERROR(VLOOKUP([.F185];[$Auxiliar.$A$1:.$E$17];5;0));&quot;TYPE=&quot;&quot;&quot;&amp;[.F185]&amp;&quot;&quot;&quot; LENGTH=&quot;&quot;&quot;&amp;[.G185]&amp;&quot;&quot;&quot; &quot;;VLOOKUP([.F185];[$Auxiliar.$A$1:.$E$17];5;0)) &amp; IF(AND([.A185]=&quot;Campo&quot;;[.D185]=&quot;PK&quot;); IF([.I185]=&quot;Sim&quot;;&quot; SEQUENCE=&quot;&quot;true&quot;&quot;&quot;;&quot; SEQUENCE=&quot;&quot;false&quot;&quot;&quot;);&quot;&quot;)&amp;IF([.H185]&lt;&gt;&quot;&quot;;&quot; NOTNULL=&quot;&quot;&quot;&amp;IF([.H185]=&quot;Sim&quot;;&quot;true&quot;;&quot;false&quot;)&amp;&quot;&quot;&quot;&quot;;&quot;&quot;);&quot;&quot;)">
            <text:p/>
          </table:table-cell>
          <table:table-cell table:style-name="ce26" table:formula="of:=IF(AND([.B185]&lt;&gt;[.B184];[.B185]&lt;&gt;&quot;&quot;);&quot;&lt;TABLE NAME=&quot;&quot;&quot;&amp;[.B185]&amp;&quot;&quot;&quot; COMMENT=&quot;&quot;&quot;&amp;[.K185]&amp;&quot;&quot;&quot; &quot;&amp; [.M185] &amp;&quot;&gt;&lt;FIELDS&gt;&quot;;&quot;&quot;) &amp; IF(AND([.A185]=&quot;Chave&quot;;[.A184]=&quot;Campo&quot;);&quot;&lt;KEYS&gt;&quot;;&quot;&quot;) &amp; IF([.A185]=&quot;Chave&quot;;&quot;&lt;KEY NAME=&quot;&quot;&quot;&amp;[.E185]&amp;&quot;&quot;&quot; TYPE=&quot;&quot;&quot;&amp;IF([.D185]=&quot;PK&quot;;&quot;primary&quot;;&quot;foreign&quot;)&amp;&quot;&quot;&quot; FIELDS=&quot;&quot;&quot;&amp;[.C185]&amp;&quot;&quot;&quot;&quot;&amp;IF([.D185]=&quot;FK&quot;;&quot; REFTABLE=&quot;&quot;&quot;&amp;[.F185]&amp;&quot;&quot;&quot; REFFIELDS=&quot;&quot;&quot;&amp;[.G185]&amp;&quot;&quot;&quot;&quot;;&quot;&quot;)&amp;&quot; &quot;&amp;[.L185]&amp;&quot; COMMENT=&quot;&quot;&quot;&amp;[.J185]&amp;&quot;&quot;&quot;&quot;&amp;IF(AND([.A185]=&quot;Campo&quot;;[.D185]=&quot;PK&quot;);&quot; SEQUENCE=&quot;&quot;true&quot;&quot;&quot;;&quot;&quot;)&amp;&quot;/&gt;&quot;;&quot;&quot;) &amp; IF([.A185]=&quot;Campo&quot;;&quot;&lt;FIELD NAME=&quot;&quot;&quot;&amp;[.C185]&amp;&quot;&quot;&quot; &quot;&amp;[.N185]&amp;&quot; &quot;&amp;[.L185]&amp;IF(AND([.A185]=&quot;Campo&quot;;[.D185]&lt;&gt;&quot;PK&quot;);&quot; SEQUENCE=&quot;&quot;false&quot;&quot; &quot;;&quot;&quot;)&amp;&quot; COMMENT=&quot;&quot;&quot;&amp;[.J185]&amp;&quot;&quot;&quot;/&gt;&quot;;&quot;&quot;) &amp; IF(AND([.A185]=&quot;Campo&quot;;[.A186]=&quot;Chave&quot;);&quot;&lt;/FIELDS&gt;&quot;;&quot;&quot;) &amp; IF(AND([.A185]=&quot;Chave&quot;;[.A186]&lt;&gt;&quot;Chave&quot;);&quot;&lt;/KEYS&gt;&quot;;&quot;&quot;) &amp; IF([.B185]&lt;&gt;[.B186];&quot;&lt;/TABLE&gt;&quot;;&quot;&quot;) &amp; IF(AND([.A185]=&quot;&quot;;[.A184]&lt;&gt;&quot;&quot;);&quot;&lt;/TABLES&gt;&lt;/XMLDB&gt;&quot;;&quot;&quot;)">
            <text:p/>
          </table:table-cell>
          <table:table-cell table:style-name="ce27" table:formula="of:=IF(AND([.A185]=&quot;Campo&quot;;[.A185]&lt;&gt;[.A184]);&quot;&lt;Form name=&quot;&quot;newRecord&quot;&quot;&gt;&quot;;&quot;&quot;)&amp;IF([.A185]=&quot;Campo&quot;;&quot;&lt;&quot;&amp;IF([.D185]=&quot;FK&quot;;&quot;Select &quot;;VLOOKUP([.F185];[$Auxiliar.$A$27:.$B$48];2;0))&amp;&quot; id=&quot;&quot;&quot;&amp;[.C185]&amp;&quot;&quot;&quot; label=&quot;&quot;&quot;&amp;[.C185]&amp;&quot;&quot;&quot;&quot;&amp; IF([.D185]=&quot;FK&quot;;&quot; datasource=&quot;&quot;table:&quot;&amp;VLOOKUP(&quot;Chave&quot;&amp;&quot;.&quot;&amp;[.C185];[.$Q$1:.$R$2300];2;0)&amp;&quot;&quot;&quot; bindid=&quot;&quot;id&quot;&quot; bindvalue=&quot;&quot;name&quot;&quot;&quot;;&quot;&quot;)&amp;&quot;required=&quot;&quot;&quot;&amp;IF([.H185]=&quot;Sim&quot;;&quot;true&quot;;&quot;false&quot;)&amp;&quot;&quot;&quot; /&gt;&quot;;&quot;&quot;)&amp;IF(AND([.A185]=&quot;Chave&quot;;[.A184]=&quot;Campo&quot;);&quot;&lt;/Form&gt;&quot;;&quot;&quot;)">
            <text:p/>
          </table:table-cell>
          <table:table-cell table:style-name="ce27" table:formula="of:=IF([.A185]&lt;&gt;&quot;&quot;;[.A185]&amp;&quot;.&quot;&amp;[.C185];&quot;&quot;)">
            <text:p/>
          </table:table-cell>
          <table:table-cell table:style-name="ce27" table:formula="of:=IF([.A185]&lt;&gt;&quot;&quot;;[.F185];&quot;&quot;)">
            <text:p/>
          </table:table-cell>
        </table:table-row>
        <table:table-row table:style-name="ro1">
          <table:table-cell table:formula="of:=IF([Campos.A186]=&quot;&quot;;&quot;&quot;;[Campos.A186])">
            <text:p/>
          </table:table-cell>
          <table:table-cell table:formula="of:=IF([Campos.B186]=&quot;&quot;;&quot;&quot;;[Campos.B186])">
            <text:p/>
          </table:table-cell>
          <table:table-cell table:formula="of:=IF([Campos.C186]=&quot;&quot;;&quot;&quot;;[Campos.C186])">
            <text:p/>
          </table:table-cell>
          <table:table-cell table:formula="of:=IF([Campos.D186]=&quot;&quot;;&quot;&quot;;[Campos.D186])">
            <text:p/>
          </table:table-cell>
          <table:table-cell table:style-name="ce24" table:formula="of:=IF([.A186]=&quot;Chave&quot;;SUBSTITUTE([.C186];&quot;,&quot;;&quot;_&quot;)&amp;ROW([.C186]);[.C186])">
            <text:p/>
          </table:table-cell>
          <table:table-cell table:formula="of:=IF([Campos.F186]=&quot;&quot;;&quot;&quot;;[Campos.F186])">
            <text:p/>
          </table:table-cell>
          <table:table-cell table:formula="of:=IF([Campos.G186]=&quot;&quot;;&quot;&quot;;[Campos.G186])">
            <text:p/>
          </table:table-cell>
          <table:table-cell table:formula="of:=IF([Campos.H186]=&quot;&quot;;&quot;&quot;;[Campos.H186])">
            <text:p/>
          </table:table-cell>
          <table:table-cell table:formula="of:=IF([Campos.E186]=&quot;&quot;;&quot;&quot;;[Campos.E186])">
            <text:p/>
          </table:table-cell>
          <table:table-cell table:formula="of:=IF([Campos.I186]=&quot;&quot;;&quot;&quot;;[Campos.I186])">
            <text:p/>
          </table:table-cell>
          <table:table-cell table:formula="of:=IF([.B186]=&quot;&quot;;&quot;&quot;;VLOOKUP([.B186];[$Tabelas.$A$1:.$B$136];2;0))">
            <text:p/>
          </table:table-cell>
          <table:table-cell table:formula="of:=IF([.A186]=&quot;Campo&quot;;IF([.A186]=&quot;&quot;;&quot;&quot;;IF([.A186]&lt;&gt;[.A185];&quot;&quot;;&quot;PREVIOUS=&quot;&quot;&quot;&amp;[.C185]&amp;&quot;&quot;&quot; &quot;) &amp; IF([.A186]&lt;&gt;[.A187];&quot;&quot;;&quot;NEXT=&quot;&quot;&quot;&amp;[.C187]&amp;&quot;&quot;&quot;&quot;));IF([.A186]=&quot;&quot;;&quot;&quot;;IF([.A186]&lt;&gt;[.A185];&quot;&quot;;&quot;PREVIOUS=&quot;&quot;&quot;&amp;[.E185]&amp;&quot;&quot;&quot; &quot;) &amp; IF([.A186]&lt;&gt;[.A187];&quot;&quot;;&quot;NEXT=&quot;&quot;&quot;&amp;[.E187]&amp;&quot;&quot;&quot;&quot;)))">
            <text:p/>
          </table:table-cell>
          <table:table-cell table:formula="of:=IF([.B186]=&quot;&quot;;&quot;&quot;;VLOOKUP([.B186];[$Tabelas.$A$1:.$C$136];3;0))">
            <text:p/>
          </table:table-cell>
          <table:table-cell table:formula="of:=IF([.A186]=&quot;Campo&quot;; IF(ISERROR(VLOOKUP([.F186];[$Auxiliar.$A$1:.$E$17];5;0));&quot;TYPE=&quot;&quot;&quot;&amp;[.F186]&amp;&quot;&quot;&quot; LENGTH=&quot;&quot;&quot;&amp;[.G186]&amp;&quot;&quot;&quot; &quot;;VLOOKUP([.F186];[$Auxiliar.$A$1:.$E$17];5;0)) &amp; IF(AND([.A186]=&quot;Campo&quot;;[.D186]=&quot;PK&quot;); IF([.I186]=&quot;Sim&quot;;&quot; SEQUENCE=&quot;&quot;true&quot;&quot;&quot;;&quot; SEQUENCE=&quot;&quot;false&quot;&quot;&quot;);&quot;&quot;)&amp;IF([.H186]&lt;&gt;&quot;&quot;;&quot; NOTNULL=&quot;&quot;&quot;&amp;IF([.H186]=&quot;Sim&quot;;&quot;true&quot;;&quot;false&quot;)&amp;&quot;&quot;&quot;&quot;;&quot;&quot;);&quot;&quot;)">
            <text:p/>
          </table:table-cell>
          <table:table-cell table:style-name="ce26" table:formula="of:=IF(AND([.B186]&lt;&gt;[.B185];[.B186]&lt;&gt;&quot;&quot;);&quot;&lt;TABLE NAME=&quot;&quot;&quot;&amp;[.B186]&amp;&quot;&quot;&quot; COMMENT=&quot;&quot;&quot;&amp;[.K186]&amp;&quot;&quot;&quot; &quot;&amp; [.M186] &amp;&quot;&gt;&lt;FIELDS&gt;&quot;;&quot;&quot;) &amp; IF(AND([.A186]=&quot;Chave&quot;;[.A185]=&quot;Campo&quot;);&quot;&lt;KEYS&gt;&quot;;&quot;&quot;) &amp; IF([.A186]=&quot;Chave&quot;;&quot;&lt;KEY NAME=&quot;&quot;&quot;&amp;[.E186]&amp;&quot;&quot;&quot; TYPE=&quot;&quot;&quot;&amp;IF([.D186]=&quot;PK&quot;;&quot;primary&quot;;&quot;foreign&quot;)&amp;&quot;&quot;&quot; FIELDS=&quot;&quot;&quot;&amp;[.C186]&amp;&quot;&quot;&quot;&quot;&amp;IF([.D186]=&quot;FK&quot;;&quot; REFTABLE=&quot;&quot;&quot;&amp;[.F186]&amp;&quot;&quot;&quot; REFFIELDS=&quot;&quot;&quot;&amp;[.G186]&amp;&quot;&quot;&quot;&quot;;&quot;&quot;)&amp;&quot; &quot;&amp;[.L186]&amp;&quot; COMMENT=&quot;&quot;&quot;&amp;[.J186]&amp;&quot;&quot;&quot;&quot;&amp;IF(AND([.A186]=&quot;Campo&quot;;[.D186]=&quot;PK&quot;);&quot; SEQUENCE=&quot;&quot;true&quot;&quot;&quot;;&quot;&quot;)&amp;&quot;/&gt;&quot;;&quot;&quot;) &amp; IF([.A186]=&quot;Campo&quot;;&quot;&lt;FIELD NAME=&quot;&quot;&quot;&amp;[.C186]&amp;&quot;&quot;&quot; &quot;&amp;[.N186]&amp;&quot; &quot;&amp;[.L186]&amp;IF(AND([.A186]=&quot;Campo&quot;;[.D186]&lt;&gt;&quot;PK&quot;);&quot; SEQUENCE=&quot;&quot;false&quot;&quot; &quot;;&quot;&quot;)&amp;&quot; COMMENT=&quot;&quot;&quot;&amp;[.J186]&amp;&quot;&quot;&quot;/&gt;&quot;;&quot;&quot;) &amp; IF(AND([.A186]=&quot;Campo&quot;;[.A187]=&quot;Chave&quot;);&quot;&lt;/FIELDS&gt;&quot;;&quot;&quot;) &amp; IF(AND([.A186]=&quot;Chave&quot;;[.A187]&lt;&gt;&quot;Chave&quot;);&quot;&lt;/KEYS&gt;&quot;;&quot;&quot;) &amp; IF([.B186]&lt;&gt;[.B187];&quot;&lt;/TABLE&gt;&quot;;&quot;&quot;) &amp; IF(AND([.A186]=&quot;&quot;;[.A185]&lt;&gt;&quot;&quot;);&quot;&lt;/TABLES&gt;&lt;/XMLDB&gt;&quot;;&quot;&quot;)">
            <text:p/>
          </table:table-cell>
          <table:table-cell table:style-name="ce27" table:formula="of:=IF(AND([.A186]=&quot;Campo&quot;;[.A186]&lt;&gt;[.A185]);&quot;&lt;Form name=&quot;&quot;newRecord&quot;&quot;&gt;&quot;;&quot;&quot;)&amp;IF([.A186]=&quot;Campo&quot;;&quot;&lt;&quot;&amp;IF([.D186]=&quot;FK&quot;;&quot;Select &quot;;VLOOKUP([.F186];[$Auxiliar.$A$27:.$B$48];2;0))&amp;&quot; id=&quot;&quot;&quot;&amp;[.C186]&amp;&quot;&quot;&quot; label=&quot;&quot;&quot;&amp;[.C186]&amp;&quot;&quot;&quot;&quot;&amp; IF([.D186]=&quot;FK&quot;;&quot; datasource=&quot;&quot;table:&quot;&amp;VLOOKUP(&quot;Chave&quot;&amp;&quot;.&quot;&amp;[.C186];[.$Q$1:.$R$2300];2;0)&amp;&quot;&quot;&quot; bindid=&quot;&quot;id&quot;&quot; bindvalue=&quot;&quot;name&quot;&quot;&quot;;&quot;&quot;)&amp;&quot;required=&quot;&quot;&quot;&amp;IF([.H186]=&quot;Sim&quot;;&quot;true&quot;;&quot;false&quot;)&amp;&quot;&quot;&quot; /&gt;&quot;;&quot;&quot;)&amp;IF(AND([.A186]=&quot;Chave&quot;;[.A185]=&quot;Campo&quot;);&quot;&lt;/Form&gt;&quot;;&quot;&quot;)">
            <text:p/>
          </table:table-cell>
          <table:table-cell table:style-name="ce27" table:formula="of:=IF([.A186]&lt;&gt;&quot;&quot;;[.A186]&amp;&quot;.&quot;&amp;[.C186];&quot;&quot;)">
            <text:p/>
          </table:table-cell>
          <table:table-cell table:style-name="ce27" table:formula="of:=IF([.A186]&lt;&gt;&quot;&quot;;[.F186];&quot;&quot;)">
            <text:p/>
          </table:table-cell>
        </table:table-row>
        <table:table-row table:style-name="ro1">
          <table:table-cell table:formula="of:=IF([Campos.A187]=&quot;&quot;;&quot;&quot;;[Campos.A187])">
            <text:p/>
          </table:table-cell>
          <table:table-cell table:formula="of:=IF([Campos.B187]=&quot;&quot;;&quot;&quot;;[Campos.B187])">
            <text:p/>
          </table:table-cell>
          <table:table-cell table:formula="of:=IF([Campos.C187]=&quot;&quot;;&quot;&quot;;[Campos.C187])">
            <text:p/>
          </table:table-cell>
          <table:table-cell table:formula="of:=IF([Campos.D187]=&quot;&quot;;&quot;&quot;;[Campos.D187])">
            <text:p/>
          </table:table-cell>
          <table:table-cell table:style-name="ce24" table:formula="of:=IF([.A187]=&quot;Chave&quot;;SUBSTITUTE([.C187];&quot;,&quot;;&quot;_&quot;)&amp;ROW([.C187]);[.C187])">
            <text:p/>
          </table:table-cell>
          <table:table-cell table:formula="of:=IF([Campos.F187]=&quot;&quot;;&quot;&quot;;[Campos.F187])">
            <text:p/>
          </table:table-cell>
          <table:table-cell table:formula="of:=IF([Campos.G187]=&quot;&quot;;&quot;&quot;;[Campos.G187])">
            <text:p/>
          </table:table-cell>
          <table:table-cell table:formula="of:=IF([Campos.H187]=&quot;&quot;;&quot;&quot;;[Campos.H187])">
            <text:p/>
          </table:table-cell>
          <table:table-cell table:formula="of:=IF([Campos.E187]=&quot;&quot;;&quot;&quot;;[Campos.E187])">
            <text:p/>
          </table:table-cell>
          <table:table-cell table:formula="of:=IF([Campos.I187]=&quot;&quot;;&quot;&quot;;[Campos.I187])">
            <text:p/>
          </table:table-cell>
          <table:table-cell table:formula="of:=IF([.B187]=&quot;&quot;;&quot;&quot;;VLOOKUP([.B187];[$Tabelas.$A$1:.$B$136];2;0))">
            <text:p/>
          </table:table-cell>
          <table:table-cell table:formula="of:=IF([.A187]=&quot;Campo&quot;;IF([.A187]=&quot;&quot;;&quot;&quot;;IF([.A187]&lt;&gt;[.A186];&quot;&quot;;&quot;PREVIOUS=&quot;&quot;&quot;&amp;[.C186]&amp;&quot;&quot;&quot; &quot;) &amp; IF([.A187]&lt;&gt;[.A188];&quot;&quot;;&quot;NEXT=&quot;&quot;&quot;&amp;[.C188]&amp;&quot;&quot;&quot;&quot;));IF([.A187]=&quot;&quot;;&quot;&quot;;IF([.A187]&lt;&gt;[.A186];&quot;&quot;;&quot;PREVIOUS=&quot;&quot;&quot;&amp;[.E186]&amp;&quot;&quot;&quot; &quot;) &amp; IF([.A187]&lt;&gt;[.A188];&quot;&quot;;&quot;NEXT=&quot;&quot;&quot;&amp;[.E188]&amp;&quot;&quot;&quot;&quot;)))">
            <text:p/>
          </table:table-cell>
          <table:table-cell table:formula="of:=IF([.B187]=&quot;&quot;;&quot;&quot;;VLOOKUP([.B187];[$Tabelas.$A$1:.$C$136];3;0))">
            <text:p/>
          </table:table-cell>
          <table:table-cell table:formula="of:=IF([.A187]=&quot;Campo&quot;; IF(ISERROR(VLOOKUP([.F187];[$Auxiliar.$A$1:.$E$17];5;0));&quot;TYPE=&quot;&quot;&quot;&amp;[.F187]&amp;&quot;&quot;&quot; LENGTH=&quot;&quot;&quot;&amp;[.G187]&amp;&quot;&quot;&quot; &quot;;VLOOKUP([.F187];[$Auxiliar.$A$1:.$E$17];5;0)) &amp; IF(AND([.A187]=&quot;Campo&quot;;[.D187]=&quot;PK&quot;); IF([.I187]=&quot;Sim&quot;;&quot; SEQUENCE=&quot;&quot;true&quot;&quot;&quot;;&quot; SEQUENCE=&quot;&quot;false&quot;&quot;&quot;);&quot;&quot;)&amp;IF([.H187]&lt;&gt;&quot;&quot;;&quot; NOTNULL=&quot;&quot;&quot;&amp;IF([.H187]=&quot;Sim&quot;;&quot;true&quot;;&quot;false&quot;)&amp;&quot;&quot;&quot;&quot;;&quot;&quot;);&quot;&quot;)">
            <text:p/>
          </table:table-cell>
          <table:table-cell table:style-name="ce26" table:formula="of:=IF(AND([.B187]&lt;&gt;[.B186];[.B187]&lt;&gt;&quot;&quot;);&quot;&lt;TABLE NAME=&quot;&quot;&quot;&amp;[.B187]&amp;&quot;&quot;&quot; COMMENT=&quot;&quot;&quot;&amp;[.K187]&amp;&quot;&quot;&quot; &quot;&amp; [.M187] &amp;&quot;&gt;&lt;FIELDS&gt;&quot;;&quot;&quot;) &amp; IF(AND([.A187]=&quot;Chave&quot;;[.A186]=&quot;Campo&quot;);&quot;&lt;KEYS&gt;&quot;;&quot;&quot;) &amp; IF([.A187]=&quot;Chave&quot;;&quot;&lt;KEY NAME=&quot;&quot;&quot;&amp;[.E187]&amp;&quot;&quot;&quot; TYPE=&quot;&quot;&quot;&amp;IF([.D187]=&quot;PK&quot;;&quot;primary&quot;;&quot;foreign&quot;)&amp;&quot;&quot;&quot; FIELDS=&quot;&quot;&quot;&amp;[.C187]&amp;&quot;&quot;&quot;&quot;&amp;IF([.D187]=&quot;FK&quot;;&quot; REFTABLE=&quot;&quot;&quot;&amp;[.F187]&amp;&quot;&quot;&quot; REFFIELDS=&quot;&quot;&quot;&amp;[.G187]&amp;&quot;&quot;&quot;&quot;;&quot;&quot;)&amp;&quot; &quot;&amp;[.L187]&amp;&quot; COMMENT=&quot;&quot;&quot;&amp;[.J187]&amp;&quot;&quot;&quot;&quot;&amp;IF(AND([.A187]=&quot;Campo&quot;;[.D187]=&quot;PK&quot;);&quot; SEQUENCE=&quot;&quot;true&quot;&quot;&quot;;&quot;&quot;)&amp;&quot;/&gt;&quot;;&quot;&quot;) &amp; IF([.A187]=&quot;Campo&quot;;&quot;&lt;FIELD NAME=&quot;&quot;&quot;&amp;[.C187]&amp;&quot;&quot;&quot; &quot;&amp;[.N187]&amp;&quot; &quot;&amp;[.L187]&amp;IF(AND([.A187]=&quot;Campo&quot;;[.D187]&lt;&gt;&quot;PK&quot;);&quot; SEQUENCE=&quot;&quot;false&quot;&quot; &quot;;&quot;&quot;)&amp;&quot; COMMENT=&quot;&quot;&quot;&amp;[.J187]&amp;&quot;&quot;&quot;/&gt;&quot;;&quot;&quot;) &amp; IF(AND([.A187]=&quot;Campo&quot;;[.A188]=&quot;Chave&quot;);&quot;&lt;/FIELDS&gt;&quot;;&quot;&quot;) &amp; IF(AND([.A187]=&quot;Chave&quot;;[.A188]&lt;&gt;&quot;Chave&quot;);&quot;&lt;/KEYS&gt;&quot;;&quot;&quot;) &amp; IF([.B187]&lt;&gt;[.B188];&quot;&lt;/TABLE&gt;&quot;;&quot;&quot;) &amp; IF(AND([.A187]=&quot;&quot;;[.A186]&lt;&gt;&quot;&quot;);&quot;&lt;/TABLES&gt;&lt;/XMLDB&gt;&quot;;&quot;&quot;)">
            <text:p/>
          </table:table-cell>
          <table:table-cell table:style-name="ce27" table:formula="of:=IF(AND([.A187]=&quot;Campo&quot;;[.A187]&lt;&gt;[.A186]);&quot;&lt;Form name=&quot;&quot;newRecord&quot;&quot;&gt;&quot;;&quot;&quot;)&amp;IF([.A187]=&quot;Campo&quot;;&quot;&lt;&quot;&amp;IF([.D187]=&quot;FK&quot;;&quot;Select &quot;;VLOOKUP([.F187];[$Auxiliar.$A$27:.$B$48];2;0))&amp;&quot; id=&quot;&quot;&quot;&amp;[.C187]&amp;&quot;&quot;&quot; label=&quot;&quot;&quot;&amp;[.C187]&amp;&quot;&quot;&quot;&quot;&amp; IF([.D187]=&quot;FK&quot;;&quot; datasource=&quot;&quot;table:&quot;&amp;VLOOKUP(&quot;Chave&quot;&amp;&quot;.&quot;&amp;[.C187];[.$Q$1:.$R$2300];2;0)&amp;&quot;&quot;&quot; bindid=&quot;&quot;id&quot;&quot; bindvalue=&quot;&quot;name&quot;&quot;&quot;;&quot;&quot;)&amp;&quot;required=&quot;&quot;&quot;&amp;IF([.H187]=&quot;Sim&quot;;&quot;true&quot;;&quot;false&quot;)&amp;&quot;&quot;&quot; /&gt;&quot;;&quot;&quot;)&amp;IF(AND([.A187]=&quot;Chave&quot;;[.A186]=&quot;Campo&quot;);&quot;&lt;/Form&gt;&quot;;&quot;&quot;)">
            <text:p/>
          </table:table-cell>
          <table:table-cell table:style-name="ce27" table:formula="of:=IF([.A187]&lt;&gt;&quot;&quot;;[.A187]&amp;&quot;.&quot;&amp;[.C187];&quot;&quot;)">
            <text:p/>
          </table:table-cell>
          <table:table-cell table:style-name="ce27" table:formula="of:=IF([.A187]&lt;&gt;&quot;&quot;;[.F187];&quot;&quot;)">
            <text:p/>
          </table:table-cell>
        </table:table-row>
        <table:table-row table:style-name="ro1">
          <table:table-cell table:formula="of:=IF([Campos.A188]=&quot;&quot;;&quot;&quot;;[Campos.A188])">
            <text:p/>
          </table:table-cell>
          <table:table-cell table:formula="of:=IF([Campos.B188]=&quot;&quot;;&quot;&quot;;[Campos.B188])">
            <text:p/>
          </table:table-cell>
          <table:table-cell table:formula="of:=IF([Campos.C188]=&quot;&quot;;&quot;&quot;;[Campos.C188])">
            <text:p/>
          </table:table-cell>
          <table:table-cell table:formula="of:=IF([Campos.D188]=&quot;&quot;;&quot;&quot;;[Campos.D188])">
            <text:p/>
          </table:table-cell>
          <table:table-cell table:style-name="ce24" table:formula="of:=IF([.A188]=&quot;Chave&quot;;SUBSTITUTE([.C188];&quot;,&quot;;&quot;_&quot;)&amp;ROW([.C188]);[.C188])">
            <text:p/>
          </table:table-cell>
          <table:table-cell table:formula="of:=IF([Campos.F188]=&quot;&quot;;&quot;&quot;;[Campos.F188])">
            <text:p/>
          </table:table-cell>
          <table:table-cell table:formula="of:=IF([Campos.G188]=&quot;&quot;;&quot;&quot;;[Campos.G188])">
            <text:p/>
          </table:table-cell>
          <table:table-cell table:formula="of:=IF([Campos.H188]=&quot;&quot;;&quot;&quot;;[Campos.H188])">
            <text:p/>
          </table:table-cell>
          <table:table-cell table:formula="of:=IF([Campos.E188]=&quot;&quot;;&quot;&quot;;[Campos.E188])">
            <text:p/>
          </table:table-cell>
          <table:table-cell table:formula="of:=IF([Campos.I188]=&quot;&quot;;&quot;&quot;;[Campos.I188])">
            <text:p/>
          </table:table-cell>
          <table:table-cell table:formula="of:=IF([.B188]=&quot;&quot;;&quot;&quot;;VLOOKUP([.B188];[$Tabelas.$A$1:.$B$136];2;0))">
            <text:p/>
          </table:table-cell>
          <table:table-cell table:formula="of:=IF([.A188]=&quot;Campo&quot;;IF([.A188]=&quot;&quot;;&quot;&quot;;IF([.A188]&lt;&gt;[.A187];&quot;&quot;;&quot;PREVIOUS=&quot;&quot;&quot;&amp;[.C187]&amp;&quot;&quot;&quot; &quot;) &amp; IF([.A188]&lt;&gt;[.A189];&quot;&quot;;&quot;NEXT=&quot;&quot;&quot;&amp;[.C189]&amp;&quot;&quot;&quot;&quot;));IF([.A188]=&quot;&quot;;&quot;&quot;;IF([.A188]&lt;&gt;[.A187];&quot;&quot;;&quot;PREVIOUS=&quot;&quot;&quot;&amp;[.E187]&amp;&quot;&quot;&quot; &quot;) &amp; IF([.A188]&lt;&gt;[.A189];&quot;&quot;;&quot;NEXT=&quot;&quot;&quot;&amp;[.E189]&amp;&quot;&quot;&quot;&quot;)))">
            <text:p/>
          </table:table-cell>
          <table:table-cell table:formula="of:=IF([.B188]=&quot;&quot;;&quot;&quot;;VLOOKUP([.B188];[$Tabelas.$A$1:.$C$136];3;0))">
            <text:p/>
          </table:table-cell>
          <table:table-cell table:formula="of:=IF([.A188]=&quot;Campo&quot;; IF(ISERROR(VLOOKUP([.F188];[$Auxiliar.$A$1:.$E$17];5;0));&quot;TYPE=&quot;&quot;&quot;&amp;[.F188]&amp;&quot;&quot;&quot; LENGTH=&quot;&quot;&quot;&amp;[.G188]&amp;&quot;&quot;&quot; &quot;;VLOOKUP([.F188];[$Auxiliar.$A$1:.$E$17];5;0)) &amp; IF(AND([.A188]=&quot;Campo&quot;;[.D188]=&quot;PK&quot;); IF([.I188]=&quot;Sim&quot;;&quot; SEQUENCE=&quot;&quot;true&quot;&quot;&quot;;&quot; SEQUENCE=&quot;&quot;false&quot;&quot;&quot;);&quot;&quot;)&amp;IF([.H188]&lt;&gt;&quot;&quot;;&quot; NOTNULL=&quot;&quot;&quot;&amp;IF([.H188]=&quot;Sim&quot;;&quot;true&quot;;&quot;false&quot;)&amp;&quot;&quot;&quot;&quot;;&quot;&quot;);&quot;&quot;)">
            <text:p/>
          </table:table-cell>
          <table:table-cell table:style-name="ce26" table:formula="of:=IF(AND([.B188]&lt;&gt;[.B187];[.B188]&lt;&gt;&quot;&quot;);&quot;&lt;TABLE NAME=&quot;&quot;&quot;&amp;[.B188]&amp;&quot;&quot;&quot; COMMENT=&quot;&quot;&quot;&amp;[.K188]&amp;&quot;&quot;&quot; &quot;&amp; [.M188] &amp;&quot;&gt;&lt;FIELDS&gt;&quot;;&quot;&quot;) &amp; IF(AND([.A188]=&quot;Chave&quot;;[.A187]=&quot;Campo&quot;);&quot;&lt;KEYS&gt;&quot;;&quot;&quot;) &amp; IF([.A188]=&quot;Chave&quot;;&quot;&lt;KEY NAME=&quot;&quot;&quot;&amp;[.E188]&amp;&quot;&quot;&quot; TYPE=&quot;&quot;&quot;&amp;IF([.D188]=&quot;PK&quot;;&quot;primary&quot;;&quot;foreign&quot;)&amp;&quot;&quot;&quot; FIELDS=&quot;&quot;&quot;&amp;[.C188]&amp;&quot;&quot;&quot;&quot;&amp;IF([.D188]=&quot;FK&quot;;&quot; REFTABLE=&quot;&quot;&quot;&amp;[.F188]&amp;&quot;&quot;&quot; REFFIELDS=&quot;&quot;&quot;&amp;[.G188]&amp;&quot;&quot;&quot;&quot;;&quot;&quot;)&amp;&quot; &quot;&amp;[.L188]&amp;&quot; COMMENT=&quot;&quot;&quot;&amp;[.J188]&amp;&quot;&quot;&quot;&quot;&amp;IF(AND([.A188]=&quot;Campo&quot;;[.D188]=&quot;PK&quot;);&quot; SEQUENCE=&quot;&quot;true&quot;&quot;&quot;;&quot;&quot;)&amp;&quot;/&gt;&quot;;&quot;&quot;) &amp; IF([.A188]=&quot;Campo&quot;;&quot;&lt;FIELD NAME=&quot;&quot;&quot;&amp;[.C188]&amp;&quot;&quot;&quot; &quot;&amp;[.N188]&amp;&quot; &quot;&amp;[.L188]&amp;IF(AND([.A188]=&quot;Campo&quot;;[.D188]&lt;&gt;&quot;PK&quot;);&quot; SEQUENCE=&quot;&quot;false&quot;&quot; &quot;;&quot;&quot;)&amp;&quot; COMMENT=&quot;&quot;&quot;&amp;[.J188]&amp;&quot;&quot;&quot;/&gt;&quot;;&quot;&quot;) &amp; IF(AND([.A188]=&quot;Campo&quot;;[.A189]=&quot;Chave&quot;);&quot;&lt;/FIELDS&gt;&quot;;&quot;&quot;) &amp; IF(AND([.A188]=&quot;Chave&quot;;[.A189]&lt;&gt;&quot;Chave&quot;);&quot;&lt;/KEYS&gt;&quot;;&quot;&quot;) &amp; IF([.B188]&lt;&gt;[.B189];&quot;&lt;/TABLE&gt;&quot;;&quot;&quot;) &amp; IF(AND([.A188]=&quot;&quot;;[.A187]&lt;&gt;&quot;&quot;);&quot;&lt;/TABLES&gt;&lt;/XMLDB&gt;&quot;;&quot;&quot;)">
            <text:p/>
          </table:table-cell>
          <table:table-cell table:style-name="ce27" table:formula="of:=IF(AND([.A188]=&quot;Campo&quot;;[.A188]&lt;&gt;[.A187]);&quot;&lt;Form name=&quot;&quot;newRecord&quot;&quot;&gt;&quot;;&quot;&quot;)&amp;IF([.A188]=&quot;Campo&quot;;&quot;&lt;&quot;&amp;IF([.D188]=&quot;FK&quot;;&quot;Select &quot;;VLOOKUP([.F188];[$Auxiliar.$A$27:.$B$48];2;0))&amp;&quot; id=&quot;&quot;&quot;&amp;[.C188]&amp;&quot;&quot;&quot; label=&quot;&quot;&quot;&amp;[.C188]&amp;&quot;&quot;&quot;&quot;&amp; IF([.D188]=&quot;FK&quot;;&quot; datasource=&quot;&quot;table:&quot;&amp;VLOOKUP(&quot;Chave&quot;&amp;&quot;.&quot;&amp;[.C188];[.$Q$1:.$R$2300];2;0)&amp;&quot;&quot;&quot; bindid=&quot;&quot;id&quot;&quot; bindvalue=&quot;&quot;name&quot;&quot;&quot;;&quot;&quot;)&amp;&quot;required=&quot;&quot;&quot;&amp;IF([.H188]=&quot;Sim&quot;;&quot;true&quot;;&quot;false&quot;)&amp;&quot;&quot;&quot; /&gt;&quot;;&quot;&quot;)&amp;IF(AND([.A188]=&quot;Chave&quot;;[.A187]=&quot;Campo&quot;);&quot;&lt;/Form&gt;&quot;;&quot;&quot;)">
            <text:p/>
          </table:table-cell>
          <table:table-cell table:style-name="ce27" table:formula="of:=IF([.A188]&lt;&gt;&quot;&quot;;[.A188]&amp;&quot;.&quot;&amp;[.C188];&quot;&quot;)">
            <text:p/>
          </table:table-cell>
          <table:table-cell table:style-name="ce27" table:formula="of:=IF([.A188]&lt;&gt;&quot;&quot;;[.F188];&quot;&quot;)">
            <text:p/>
          </table:table-cell>
        </table:table-row>
        <table:table-row table:style-name="ro1">
          <table:table-cell table:formula="of:=IF([Campos.A189]=&quot;&quot;;&quot;&quot;;[Campos.A189])">
            <text:p/>
          </table:table-cell>
          <table:table-cell table:formula="of:=IF([Campos.B189]=&quot;&quot;;&quot;&quot;;[Campos.B189])">
            <text:p/>
          </table:table-cell>
          <table:table-cell table:formula="of:=IF([Campos.C189]=&quot;&quot;;&quot;&quot;;[Campos.C189])">
            <text:p/>
          </table:table-cell>
          <table:table-cell table:formula="of:=IF([Campos.D189]=&quot;&quot;;&quot;&quot;;[Campos.D189])">
            <text:p/>
          </table:table-cell>
          <table:table-cell table:style-name="ce24" table:formula="of:=IF([.A189]=&quot;Chave&quot;;SUBSTITUTE([.C189];&quot;,&quot;;&quot;_&quot;)&amp;ROW([.C189]);[.C189])">
            <text:p/>
          </table:table-cell>
          <table:table-cell table:formula="of:=IF([Campos.F189]=&quot;&quot;;&quot;&quot;;[Campos.F189])">
            <text:p/>
          </table:table-cell>
          <table:table-cell table:formula="of:=IF([Campos.G189]=&quot;&quot;;&quot;&quot;;[Campos.G189])">
            <text:p/>
          </table:table-cell>
          <table:table-cell table:formula="of:=IF([Campos.H189]=&quot;&quot;;&quot;&quot;;[Campos.H189])">
            <text:p/>
          </table:table-cell>
          <table:table-cell table:formula="of:=IF([Campos.E189]=&quot;&quot;;&quot;&quot;;[Campos.E189])">
            <text:p/>
          </table:table-cell>
          <table:table-cell table:formula="of:=IF([Campos.I189]=&quot;&quot;;&quot;&quot;;[Campos.I189])">
            <text:p/>
          </table:table-cell>
          <table:table-cell table:formula="of:=IF([.B189]=&quot;&quot;;&quot;&quot;;VLOOKUP([.B189];[$Tabelas.$A$1:.$B$136];2;0))">
            <text:p/>
          </table:table-cell>
          <table:table-cell table:formula="of:=IF([.A189]=&quot;Campo&quot;;IF([.A189]=&quot;&quot;;&quot;&quot;;IF([.A189]&lt;&gt;[.A188];&quot;&quot;;&quot;PREVIOUS=&quot;&quot;&quot;&amp;[.C188]&amp;&quot;&quot;&quot; &quot;) &amp; IF([.A189]&lt;&gt;[.A190];&quot;&quot;;&quot;NEXT=&quot;&quot;&quot;&amp;[.C190]&amp;&quot;&quot;&quot;&quot;));IF([.A189]=&quot;&quot;;&quot;&quot;;IF([.A189]&lt;&gt;[.A188];&quot;&quot;;&quot;PREVIOUS=&quot;&quot;&quot;&amp;[.E188]&amp;&quot;&quot;&quot; &quot;) &amp; IF([.A189]&lt;&gt;[.A190];&quot;&quot;;&quot;NEXT=&quot;&quot;&quot;&amp;[.E190]&amp;&quot;&quot;&quot;&quot;)))">
            <text:p/>
          </table:table-cell>
          <table:table-cell table:formula="of:=IF([.B189]=&quot;&quot;;&quot;&quot;;VLOOKUP([.B189];[$Tabelas.$A$1:.$C$136];3;0))">
            <text:p/>
          </table:table-cell>
          <table:table-cell table:formula="of:=IF([.A189]=&quot;Campo&quot;; IF(ISERROR(VLOOKUP([.F189];[$Auxiliar.$A$1:.$E$17];5;0));&quot;TYPE=&quot;&quot;&quot;&amp;[.F189]&amp;&quot;&quot;&quot; LENGTH=&quot;&quot;&quot;&amp;[.G189]&amp;&quot;&quot;&quot; &quot;;VLOOKUP([.F189];[$Auxiliar.$A$1:.$E$17];5;0)) &amp; IF(AND([.A189]=&quot;Campo&quot;;[.D189]=&quot;PK&quot;); IF([.I189]=&quot;Sim&quot;;&quot; SEQUENCE=&quot;&quot;true&quot;&quot;&quot;;&quot; SEQUENCE=&quot;&quot;false&quot;&quot;&quot;);&quot;&quot;)&amp;IF([.H189]&lt;&gt;&quot;&quot;;&quot; NOTNULL=&quot;&quot;&quot;&amp;IF([.H189]=&quot;Sim&quot;;&quot;true&quot;;&quot;false&quot;)&amp;&quot;&quot;&quot;&quot;;&quot;&quot;);&quot;&quot;)">
            <text:p/>
          </table:table-cell>
          <table:table-cell table:style-name="ce26" table:formula="of:=IF(AND([.B189]&lt;&gt;[.B188];[.B189]&lt;&gt;&quot;&quot;);&quot;&lt;TABLE NAME=&quot;&quot;&quot;&amp;[.B189]&amp;&quot;&quot;&quot; COMMENT=&quot;&quot;&quot;&amp;[.K189]&amp;&quot;&quot;&quot; &quot;&amp; [.M189] &amp;&quot;&gt;&lt;FIELDS&gt;&quot;;&quot;&quot;) &amp; IF(AND([.A189]=&quot;Chave&quot;;[.A188]=&quot;Campo&quot;);&quot;&lt;KEYS&gt;&quot;;&quot;&quot;) &amp; IF([.A189]=&quot;Chave&quot;;&quot;&lt;KEY NAME=&quot;&quot;&quot;&amp;[.E189]&amp;&quot;&quot;&quot; TYPE=&quot;&quot;&quot;&amp;IF([.D189]=&quot;PK&quot;;&quot;primary&quot;;&quot;foreign&quot;)&amp;&quot;&quot;&quot; FIELDS=&quot;&quot;&quot;&amp;[.C189]&amp;&quot;&quot;&quot;&quot;&amp;IF([.D189]=&quot;FK&quot;;&quot; REFTABLE=&quot;&quot;&quot;&amp;[.F189]&amp;&quot;&quot;&quot; REFFIELDS=&quot;&quot;&quot;&amp;[.G189]&amp;&quot;&quot;&quot;&quot;;&quot;&quot;)&amp;&quot; &quot;&amp;[.L189]&amp;&quot; COMMENT=&quot;&quot;&quot;&amp;[.J189]&amp;&quot;&quot;&quot;&quot;&amp;IF(AND([.A189]=&quot;Campo&quot;;[.D189]=&quot;PK&quot;);&quot; SEQUENCE=&quot;&quot;true&quot;&quot;&quot;;&quot;&quot;)&amp;&quot;/&gt;&quot;;&quot;&quot;) &amp; IF([.A189]=&quot;Campo&quot;;&quot;&lt;FIELD NAME=&quot;&quot;&quot;&amp;[.C189]&amp;&quot;&quot;&quot; &quot;&amp;[.N189]&amp;&quot; &quot;&amp;[.L189]&amp;IF(AND([.A189]=&quot;Campo&quot;;[.D189]&lt;&gt;&quot;PK&quot;);&quot; SEQUENCE=&quot;&quot;false&quot;&quot; &quot;;&quot;&quot;)&amp;&quot; COMMENT=&quot;&quot;&quot;&amp;[.J189]&amp;&quot;&quot;&quot;/&gt;&quot;;&quot;&quot;) &amp; IF(AND([.A189]=&quot;Campo&quot;;[.A190]=&quot;Chave&quot;);&quot;&lt;/FIELDS&gt;&quot;;&quot;&quot;) &amp; IF(AND([.A189]=&quot;Chave&quot;;[.A190]&lt;&gt;&quot;Chave&quot;);&quot;&lt;/KEYS&gt;&quot;;&quot;&quot;) &amp; IF([.B189]&lt;&gt;[.B190];&quot;&lt;/TABLE&gt;&quot;;&quot;&quot;) &amp; IF(AND([.A189]=&quot;&quot;;[.A188]&lt;&gt;&quot;&quot;);&quot;&lt;/TABLES&gt;&lt;/XMLDB&gt;&quot;;&quot;&quot;)">
            <text:p/>
          </table:table-cell>
          <table:table-cell table:style-name="ce27" table:formula="of:=IF(AND([.A189]=&quot;Campo&quot;;[.A189]&lt;&gt;[.A188]);&quot;&lt;Form name=&quot;&quot;newRecord&quot;&quot;&gt;&quot;;&quot;&quot;)&amp;IF([.A189]=&quot;Campo&quot;;&quot;&lt;&quot;&amp;IF([.D189]=&quot;FK&quot;;&quot;Select &quot;;VLOOKUP([.F189];[$Auxiliar.$A$27:.$B$48];2;0))&amp;&quot; id=&quot;&quot;&quot;&amp;[.C189]&amp;&quot;&quot;&quot; label=&quot;&quot;&quot;&amp;[.C189]&amp;&quot;&quot;&quot;&quot;&amp; IF([.D189]=&quot;FK&quot;;&quot; datasource=&quot;&quot;table:&quot;&amp;VLOOKUP(&quot;Chave&quot;&amp;&quot;.&quot;&amp;[.C189];[.$Q$1:.$R$2300];2;0)&amp;&quot;&quot;&quot; bindid=&quot;&quot;id&quot;&quot; bindvalue=&quot;&quot;name&quot;&quot;&quot;;&quot;&quot;)&amp;&quot;required=&quot;&quot;&quot;&amp;IF([.H189]=&quot;Sim&quot;;&quot;true&quot;;&quot;false&quot;)&amp;&quot;&quot;&quot; /&gt;&quot;;&quot;&quot;)&amp;IF(AND([.A189]=&quot;Chave&quot;;[.A188]=&quot;Campo&quot;);&quot;&lt;/Form&gt;&quot;;&quot;&quot;)">
            <text:p/>
          </table:table-cell>
          <table:table-cell table:style-name="ce27" table:formula="of:=IF([.A189]&lt;&gt;&quot;&quot;;[.A189]&amp;&quot;.&quot;&amp;[.C189];&quot;&quot;)">
            <text:p/>
          </table:table-cell>
          <table:table-cell table:style-name="ce27" table:formula="of:=IF([.A189]&lt;&gt;&quot;&quot;;[.F189];&quot;&quot;)">
            <text:p/>
          </table:table-cell>
        </table:table-row>
        <table:table-row table:style-name="ro1">
          <table:table-cell table:formula="of:=IF([Campos.A190]=&quot;&quot;;&quot;&quot;;[Campos.A190])">
            <text:p/>
          </table:table-cell>
          <table:table-cell table:formula="of:=IF([Campos.B190]=&quot;&quot;;&quot;&quot;;[Campos.B190])">
            <text:p/>
          </table:table-cell>
          <table:table-cell table:formula="of:=IF([Campos.C190]=&quot;&quot;;&quot;&quot;;[Campos.C190])">
            <text:p/>
          </table:table-cell>
          <table:table-cell table:formula="of:=IF([Campos.D190]=&quot;&quot;;&quot;&quot;;[Campos.D190])">
            <text:p/>
          </table:table-cell>
          <table:table-cell table:style-name="ce24" table:formula="of:=IF([.A190]=&quot;Chave&quot;;SUBSTITUTE([.C190];&quot;,&quot;;&quot;_&quot;)&amp;ROW([.C190]);[.C190])">
            <text:p/>
          </table:table-cell>
          <table:table-cell table:formula="of:=IF([Campos.F190]=&quot;&quot;;&quot;&quot;;[Campos.F190])">
            <text:p/>
          </table:table-cell>
          <table:table-cell table:formula="of:=IF([Campos.G190]=&quot;&quot;;&quot;&quot;;[Campos.G190])">
            <text:p/>
          </table:table-cell>
          <table:table-cell table:formula="of:=IF([Campos.H190]=&quot;&quot;;&quot;&quot;;[Campos.H190])">
            <text:p/>
          </table:table-cell>
          <table:table-cell table:formula="of:=IF([Campos.E190]=&quot;&quot;;&quot;&quot;;[Campos.E190])">
            <text:p/>
          </table:table-cell>
          <table:table-cell table:formula="of:=IF([Campos.I190]=&quot;&quot;;&quot;&quot;;[Campos.I190])">
            <text:p/>
          </table:table-cell>
          <table:table-cell table:formula="of:=IF([.B190]=&quot;&quot;;&quot;&quot;;VLOOKUP([.B190];[$Tabelas.$A$1:.$B$136];2;0))">
            <text:p/>
          </table:table-cell>
          <table:table-cell table:formula="of:=IF([.A190]=&quot;Campo&quot;;IF([.A190]=&quot;&quot;;&quot;&quot;;IF([.A190]&lt;&gt;[.A189];&quot;&quot;;&quot;PREVIOUS=&quot;&quot;&quot;&amp;[.C189]&amp;&quot;&quot;&quot; &quot;) &amp; IF([.A190]&lt;&gt;[.A191];&quot;&quot;;&quot;NEXT=&quot;&quot;&quot;&amp;[.C191]&amp;&quot;&quot;&quot;&quot;));IF([.A190]=&quot;&quot;;&quot;&quot;;IF([.A190]&lt;&gt;[.A189];&quot;&quot;;&quot;PREVIOUS=&quot;&quot;&quot;&amp;[.E189]&amp;&quot;&quot;&quot; &quot;) &amp; IF([.A190]&lt;&gt;[.A191];&quot;&quot;;&quot;NEXT=&quot;&quot;&quot;&amp;[.E191]&amp;&quot;&quot;&quot;&quot;)))">
            <text:p/>
          </table:table-cell>
          <table:table-cell table:formula="of:=IF([.B190]=&quot;&quot;;&quot;&quot;;VLOOKUP([.B190];[$Tabelas.$A$1:.$C$136];3;0))">
            <text:p/>
          </table:table-cell>
          <table:table-cell table:formula="of:=IF([.A190]=&quot;Campo&quot;; IF(ISERROR(VLOOKUP([.F190];[$Auxiliar.$A$1:.$E$17];5;0));&quot;TYPE=&quot;&quot;&quot;&amp;[.F190]&amp;&quot;&quot;&quot; LENGTH=&quot;&quot;&quot;&amp;[.G190]&amp;&quot;&quot;&quot; &quot;;VLOOKUP([.F190];[$Auxiliar.$A$1:.$E$17];5;0)) &amp; IF(AND([.A190]=&quot;Campo&quot;;[.D190]=&quot;PK&quot;); IF([.I190]=&quot;Sim&quot;;&quot; SEQUENCE=&quot;&quot;true&quot;&quot;&quot;;&quot; SEQUENCE=&quot;&quot;false&quot;&quot;&quot;);&quot;&quot;)&amp;IF([.H190]&lt;&gt;&quot;&quot;;&quot; NOTNULL=&quot;&quot;&quot;&amp;IF([.H190]=&quot;Sim&quot;;&quot;true&quot;;&quot;false&quot;)&amp;&quot;&quot;&quot;&quot;;&quot;&quot;);&quot;&quot;)">
            <text:p/>
          </table:table-cell>
          <table:table-cell table:style-name="ce26" table:formula="of:=IF(AND([.B190]&lt;&gt;[.B189];[.B190]&lt;&gt;&quot;&quot;);&quot;&lt;TABLE NAME=&quot;&quot;&quot;&amp;[.B190]&amp;&quot;&quot;&quot; COMMENT=&quot;&quot;&quot;&amp;[.K190]&amp;&quot;&quot;&quot; &quot;&amp; [.M190] &amp;&quot;&gt;&lt;FIELDS&gt;&quot;;&quot;&quot;) &amp; IF(AND([.A190]=&quot;Chave&quot;;[.A189]=&quot;Campo&quot;);&quot;&lt;KEYS&gt;&quot;;&quot;&quot;) &amp; IF([.A190]=&quot;Chave&quot;;&quot;&lt;KEY NAME=&quot;&quot;&quot;&amp;[.E190]&amp;&quot;&quot;&quot; TYPE=&quot;&quot;&quot;&amp;IF([.D190]=&quot;PK&quot;;&quot;primary&quot;;&quot;foreign&quot;)&amp;&quot;&quot;&quot; FIELDS=&quot;&quot;&quot;&amp;[.C190]&amp;&quot;&quot;&quot;&quot;&amp;IF([.D190]=&quot;FK&quot;;&quot; REFTABLE=&quot;&quot;&quot;&amp;[.F190]&amp;&quot;&quot;&quot; REFFIELDS=&quot;&quot;&quot;&amp;[.G190]&amp;&quot;&quot;&quot;&quot;;&quot;&quot;)&amp;&quot; &quot;&amp;[.L190]&amp;&quot; COMMENT=&quot;&quot;&quot;&amp;[.J190]&amp;&quot;&quot;&quot;&quot;&amp;IF(AND([.A190]=&quot;Campo&quot;;[.D190]=&quot;PK&quot;);&quot; SEQUENCE=&quot;&quot;true&quot;&quot;&quot;;&quot;&quot;)&amp;&quot;/&gt;&quot;;&quot;&quot;) &amp; IF([.A190]=&quot;Campo&quot;;&quot;&lt;FIELD NAME=&quot;&quot;&quot;&amp;[.C190]&amp;&quot;&quot;&quot; &quot;&amp;[.N190]&amp;&quot; &quot;&amp;[.L190]&amp;IF(AND([.A190]=&quot;Campo&quot;;[.D190]&lt;&gt;&quot;PK&quot;);&quot; SEQUENCE=&quot;&quot;false&quot;&quot; &quot;;&quot;&quot;)&amp;&quot; COMMENT=&quot;&quot;&quot;&amp;[.J190]&amp;&quot;&quot;&quot;/&gt;&quot;;&quot;&quot;) &amp; IF(AND([.A190]=&quot;Campo&quot;;[.A191]=&quot;Chave&quot;);&quot;&lt;/FIELDS&gt;&quot;;&quot;&quot;) &amp; IF(AND([.A190]=&quot;Chave&quot;;[.A191]&lt;&gt;&quot;Chave&quot;);&quot;&lt;/KEYS&gt;&quot;;&quot;&quot;) &amp; IF([.B190]&lt;&gt;[.B191];&quot;&lt;/TABLE&gt;&quot;;&quot;&quot;) &amp; IF(AND([.A190]=&quot;&quot;;[.A189]&lt;&gt;&quot;&quot;);&quot;&lt;/TABLES&gt;&lt;/XMLDB&gt;&quot;;&quot;&quot;)">
            <text:p/>
          </table:table-cell>
          <table:table-cell table:style-name="ce27" table:formula="of:=IF(AND([.A190]=&quot;Campo&quot;;[.A190]&lt;&gt;[.A189]);&quot;&lt;Form name=&quot;&quot;newRecord&quot;&quot;&gt;&quot;;&quot;&quot;)&amp;IF([.A190]=&quot;Campo&quot;;&quot;&lt;&quot;&amp;IF([.D190]=&quot;FK&quot;;&quot;Select &quot;;VLOOKUP([.F190];[$Auxiliar.$A$27:.$B$48];2;0))&amp;&quot; id=&quot;&quot;&quot;&amp;[.C190]&amp;&quot;&quot;&quot; label=&quot;&quot;&quot;&amp;[.C190]&amp;&quot;&quot;&quot;&quot;&amp; IF([.D190]=&quot;FK&quot;;&quot; datasource=&quot;&quot;table:&quot;&amp;VLOOKUP(&quot;Chave&quot;&amp;&quot;.&quot;&amp;[.C190];[.$Q$1:.$R$2300];2;0)&amp;&quot;&quot;&quot; bindid=&quot;&quot;id&quot;&quot; bindvalue=&quot;&quot;name&quot;&quot;&quot;;&quot;&quot;)&amp;&quot;required=&quot;&quot;&quot;&amp;IF([.H190]=&quot;Sim&quot;;&quot;true&quot;;&quot;false&quot;)&amp;&quot;&quot;&quot; /&gt;&quot;;&quot;&quot;)&amp;IF(AND([.A190]=&quot;Chave&quot;;[.A189]=&quot;Campo&quot;);&quot;&lt;/Form&gt;&quot;;&quot;&quot;)">
            <text:p/>
          </table:table-cell>
          <table:table-cell table:style-name="ce27" table:formula="of:=IF([.A190]&lt;&gt;&quot;&quot;;[.A190]&amp;&quot;.&quot;&amp;[.C190];&quot;&quot;)">
            <text:p/>
          </table:table-cell>
          <table:table-cell table:style-name="ce27" table:formula="of:=IF([.A190]&lt;&gt;&quot;&quot;;[.F190];&quot;&quot;)">
            <text:p/>
          </table:table-cell>
        </table:table-row>
        <table:table-row table:style-name="ro1">
          <table:table-cell table:formula="of:=IF([Campos.A191]=&quot;&quot;;&quot;&quot;;[Campos.A191])">
            <text:p/>
          </table:table-cell>
          <table:table-cell table:formula="of:=IF([Campos.B191]=&quot;&quot;;&quot;&quot;;[Campos.B191])">
            <text:p/>
          </table:table-cell>
          <table:table-cell table:formula="of:=IF([Campos.C191]=&quot;&quot;;&quot;&quot;;[Campos.C191])">
            <text:p/>
          </table:table-cell>
          <table:table-cell table:formula="of:=IF([Campos.D191]=&quot;&quot;;&quot;&quot;;[Campos.D191])">
            <text:p/>
          </table:table-cell>
          <table:table-cell table:style-name="ce24" table:formula="of:=IF([.A191]=&quot;Chave&quot;;SUBSTITUTE([.C191];&quot;,&quot;;&quot;_&quot;)&amp;ROW([.C191]);[.C191])">
            <text:p/>
          </table:table-cell>
          <table:table-cell table:formula="of:=IF([Campos.F191]=&quot;&quot;;&quot;&quot;;[Campos.F191])">
            <text:p/>
          </table:table-cell>
          <table:table-cell table:formula="of:=IF([Campos.G191]=&quot;&quot;;&quot;&quot;;[Campos.G191])">
            <text:p/>
          </table:table-cell>
          <table:table-cell table:formula="of:=IF([Campos.H191]=&quot;&quot;;&quot;&quot;;[Campos.H191])">
            <text:p/>
          </table:table-cell>
          <table:table-cell table:formula="of:=IF([Campos.E191]=&quot;&quot;;&quot;&quot;;[Campos.E191])">
            <text:p/>
          </table:table-cell>
          <table:table-cell table:formula="of:=IF([Campos.I191]=&quot;&quot;;&quot;&quot;;[Campos.I191])">
            <text:p/>
          </table:table-cell>
          <table:table-cell table:formula="of:=IF([.B191]=&quot;&quot;;&quot;&quot;;VLOOKUP([.B191];[$Tabelas.$A$1:.$B$136];2;0))">
            <text:p/>
          </table:table-cell>
          <table:table-cell table:formula="of:=IF([.A191]=&quot;Campo&quot;;IF([.A191]=&quot;&quot;;&quot;&quot;;IF([.A191]&lt;&gt;[.A190];&quot;&quot;;&quot;PREVIOUS=&quot;&quot;&quot;&amp;[.C190]&amp;&quot;&quot;&quot; &quot;) &amp; IF([.A191]&lt;&gt;[.A192];&quot;&quot;;&quot;NEXT=&quot;&quot;&quot;&amp;[.C192]&amp;&quot;&quot;&quot;&quot;));IF([.A191]=&quot;&quot;;&quot;&quot;;IF([.A191]&lt;&gt;[.A190];&quot;&quot;;&quot;PREVIOUS=&quot;&quot;&quot;&amp;[.E190]&amp;&quot;&quot;&quot; &quot;) &amp; IF([.A191]&lt;&gt;[.A192];&quot;&quot;;&quot;NEXT=&quot;&quot;&quot;&amp;[.E192]&amp;&quot;&quot;&quot;&quot;)))">
            <text:p/>
          </table:table-cell>
          <table:table-cell table:formula="of:=IF([.B191]=&quot;&quot;;&quot;&quot;;VLOOKUP([.B191];[$Tabelas.$A$1:.$C$136];3;0))">
            <text:p/>
          </table:table-cell>
          <table:table-cell table:formula="of:=IF([.A191]=&quot;Campo&quot;; IF(ISERROR(VLOOKUP([.F191];[$Auxiliar.$A$1:.$E$17];5;0));&quot;TYPE=&quot;&quot;&quot;&amp;[.F191]&amp;&quot;&quot;&quot; LENGTH=&quot;&quot;&quot;&amp;[.G191]&amp;&quot;&quot;&quot; &quot;;VLOOKUP([.F191];[$Auxiliar.$A$1:.$E$17];5;0)) &amp; IF(AND([.A191]=&quot;Campo&quot;;[.D191]=&quot;PK&quot;); IF([.I191]=&quot;Sim&quot;;&quot; SEQUENCE=&quot;&quot;true&quot;&quot;&quot;;&quot; SEQUENCE=&quot;&quot;false&quot;&quot;&quot;);&quot;&quot;)&amp;IF([.H191]&lt;&gt;&quot;&quot;;&quot; NOTNULL=&quot;&quot;&quot;&amp;IF([.H191]=&quot;Sim&quot;;&quot;true&quot;;&quot;false&quot;)&amp;&quot;&quot;&quot;&quot;;&quot;&quot;);&quot;&quot;)">
            <text:p/>
          </table:table-cell>
          <table:table-cell table:style-name="ce26" table:formula="of:=IF(AND([.B191]&lt;&gt;[.B190];[.B191]&lt;&gt;&quot;&quot;);&quot;&lt;TABLE NAME=&quot;&quot;&quot;&amp;[.B191]&amp;&quot;&quot;&quot; COMMENT=&quot;&quot;&quot;&amp;[.K191]&amp;&quot;&quot;&quot; &quot;&amp; [.M191] &amp;&quot;&gt;&lt;FIELDS&gt;&quot;;&quot;&quot;) &amp; IF(AND([.A191]=&quot;Chave&quot;;[.A190]=&quot;Campo&quot;);&quot;&lt;KEYS&gt;&quot;;&quot;&quot;) &amp; IF([.A191]=&quot;Chave&quot;;&quot;&lt;KEY NAME=&quot;&quot;&quot;&amp;[.E191]&amp;&quot;&quot;&quot; TYPE=&quot;&quot;&quot;&amp;IF([.D191]=&quot;PK&quot;;&quot;primary&quot;;&quot;foreign&quot;)&amp;&quot;&quot;&quot; FIELDS=&quot;&quot;&quot;&amp;[.C191]&amp;&quot;&quot;&quot;&quot;&amp;IF([.D191]=&quot;FK&quot;;&quot; REFTABLE=&quot;&quot;&quot;&amp;[.F191]&amp;&quot;&quot;&quot; REFFIELDS=&quot;&quot;&quot;&amp;[.G191]&amp;&quot;&quot;&quot;&quot;;&quot;&quot;)&amp;&quot; &quot;&amp;[.L191]&amp;&quot; COMMENT=&quot;&quot;&quot;&amp;[.J191]&amp;&quot;&quot;&quot;&quot;&amp;IF(AND([.A191]=&quot;Campo&quot;;[.D191]=&quot;PK&quot;);&quot; SEQUENCE=&quot;&quot;true&quot;&quot;&quot;;&quot;&quot;)&amp;&quot;/&gt;&quot;;&quot;&quot;) &amp; IF([.A191]=&quot;Campo&quot;;&quot;&lt;FIELD NAME=&quot;&quot;&quot;&amp;[.C191]&amp;&quot;&quot;&quot; &quot;&amp;[.N191]&amp;&quot; &quot;&amp;[.L191]&amp;IF(AND([.A191]=&quot;Campo&quot;;[.D191]&lt;&gt;&quot;PK&quot;);&quot; SEQUENCE=&quot;&quot;false&quot;&quot; &quot;;&quot;&quot;)&amp;&quot; COMMENT=&quot;&quot;&quot;&amp;[.J191]&amp;&quot;&quot;&quot;/&gt;&quot;;&quot;&quot;) &amp; IF(AND([.A191]=&quot;Campo&quot;;[.A192]=&quot;Chave&quot;);&quot;&lt;/FIELDS&gt;&quot;;&quot;&quot;) &amp; IF(AND([.A191]=&quot;Chave&quot;;[.A192]&lt;&gt;&quot;Chave&quot;);&quot;&lt;/KEYS&gt;&quot;;&quot;&quot;) &amp; IF([.B191]&lt;&gt;[.B192];&quot;&lt;/TABLE&gt;&quot;;&quot;&quot;) &amp; IF(AND([.A191]=&quot;&quot;;[.A190]&lt;&gt;&quot;&quot;);&quot;&lt;/TABLES&gt;&lt;/XMLDB&gt;&quot;;&quot;&quot;)">
            <text:p/>
          </table:table-cell>
          <table:table-cell table:style-name="ce27" table:formula="of:=IF(AND([.A191]=&quot;Campo&quot;;[.A191]&lt;&gt;[.A190]);&quot;&lt;Form name=&quot;&quot;newRecord&quot;&quot;&gt;&quot;;&quot;&quot;)&amp;IF([.A191]=&quot;Campo&quot;;&quot;&lt;&quot;&amp;IF([.D191]=&quot;FK&quot;;&quot;Select &quot;;VLOOKUP([.F191];[$Auxiliar.$A$27:.$B$48];2;0))&amp;&quot; id=&quot;&quot;&quot;&amp;[.C191]&amp;&quot;&quot;&quot; label=&quot;&quot;&quot;&amp;[.C191]&amp;&quot;&quot;&quot;&quot;&amp; IF([.D191]=&quot;FK&quot;;&quot; datasource=&quot;&quot;table:&quot;&amp;VLOOKUP(&quot;Chave&quot;&amp;&quot;.&quot;&amp;[.C191];[.$Q$1:.$R$2300];2;0)&amp;&quot;&quot;&quot; bindid=&quot;&quot;id&quot;&quot; bindvalue=&quot;&quot;name&quot;&quot;&quot;;&quot;&quot;)&amp;&quot;required=&quot;&quot;&quot;&amp;IF([.H191]=&quot;Sim&quot;;&quot;true&quot;;&quot;false&quot;)&amp;&quot;&quot;&quot; /&gt;&quot;;&quot;&quot;)&amp;IF(AND([.A191]=&quot;Chave&quot;;[.A190]=&quot;Campo&quot;);&quot;&lt;/Form&gt;&quot;;&quot;&quot;)">
            <text:p/>
          </table:table-cell>
          <table:table-cell table:style-name="ce27" table:formula="of:=IF([.A191]&lt;&gt;&quot;&quot;;[.A191]&amp;&quot;.&quot;&amp;[.C191];&quot;&quot;)">
            <text:p/>
          </table:table-cell>
          <table:table-cell table:style-name="ce27" table:formula="of:=IF([.A191]&lt;&gt;&quot;&quot;;[.F191];&quot;&quot;)">
            <text:p/>
          </table:table-cell>
        </table:table-row>
        <table:table-row table:style-name="ro1">
          <table:table-cell table:formula="of:=IF([Campos.A192]=&quot;&quot;;&quot;&quot;;[Campos.A192])">
            <text:p/>
          </table:table-cell>
          <table:table-cell table:formula="of:=IF([Campos.B192]=&quot;&quot;;&quot;&quot;;[Campos.B192])">
            <text:p/>
          </table:table-cell>
          <table:table-cell table:formula="of:=IF([Campos.C192]=&quot;&quot;;&quot;&quot;;[Campos.C192])">
            <text:p/>
          </table:table-cell>
          <table:table-cell table:formula="of:=IF([Campos.D192]=&quot;&quot;;&quot;&quot;;[Campos.D192])">
            <text:p/>
          </table:table-cell>
          <table:table-cell table:style-name="ce24" table:formula="of:=IF([.A192]=&quot;Chave&quot;;SUBSTITUTE([.C192];&quot;,&quot;;&quot;_&quot;)&amp;ROW([.C192]);[.C192])">
            <text:p/>
          </table:table-cell>
          <table:table-cell table:formula="of:=IF([Campos.F192]=&quot;&quot;;&quot;&quot;;[Campos.F192])">
            <text:p/>
          </table:table-cell>
          <table:table-cell table:formula="of:=IF([Campos.G192]=&quot;&quot;;&quot;&quot;;[Campos.G192])">
            <text:p/>
          </table:table-cell>
          <table:table-cell table:formula="of:=IF([Campos.H192]=&quot;&quot;;&quot;&quot;;[Campos.H192])">
            <text:p/>
          </table:table-cell>
          <table:table-cell table:formula="of:=IF([Campos.E192]=&quot;&quot;;&quot;&quot;;[Campos.E192])">
            <text:p/>
          </table:table-cell>
          <table:table-cell table:formula="of:=IF([Campos.I192]=&quot;&quot;;&quot;&quot;;[Campos.I192])">
            <text:p/>
          </table:table-cell>
          <table:table-cell table:formula="of:=IF([.B192]=&quot;&quot;;&quot;&quot;;VLOOKUP([.B192];[$Tabelas.$A$1:.$B$136];2;0))">
            <text:p/>
          </table:table-cell>
          <table:table-cell table:formula="of:=IF([.A192]=&quot;Campo&quot;;IF([.A192]=&quot;&quot;;&quot;&quot;;IF([.A192]&lt;&gt;[.A191];&quot;&quot;;&quot;PREVIOUS=&quot;&quot;&quot;&amp;[.C191]&amp;&quot;&quot;&quot; &quot;) &amp; IF([.A192]&lt;&gt;[.A193];&quot;&quot;;&quot;NEXT=&quot;&quot;&quot;&amp;[.C193]&amp;&quot;&quot;&quot;&quot;));IF([.A192]=&quot;&quot;;&quot;&quot;;IF([.A192]&lt;&gt;[.A191];&quot;&quot;;&quot;PREVIOUS=&quot;&quot;&quot;&amp;[.E191]&amp;&quot;&quot;&quot; &quot;) &amp; IF([.A192]&lt;&gt;[.A193];&quot;&quot;;&quot;NEXT=&quot;&quot;&quot;&amp;[.E193]&amp;&quot;&quot;&quot;&quot;)))">
            <text:p/>
          </table:table-cell>
          <table:table-cell table:formula="of:=IF([.B192]=&quot;&quot;;&quot;&quot;;VLOOKUP([.B192];[$Tabelas.$A$1:.$C$136];3;0))">
            <text:p/>
          </table:table-cell>
          <table:table-cell table:formula="of:=IF([.A192]=&quot;Campo&quot;; IF(ISERROR(VLOOKUP([.F192];[$Auxiliar.$A$1:.$E$17];5;0));&quot;TYPE=&quot;&quot;&quot;&amp;[.F192]&amp;&quot;&quot;&quot; LENGTH=&quot;&quot;&quot;&amp;[.G192]&amp;&quot;&quot;&quot; &quot;;VLOOKUP([.F192];[$Auxiliar.$A$1:.$E$17];5;0)) &amp; IF(AND([.A192]=&quot;Campo&quot;;[.D192]=&quot;PK&quot;); IF([.I192]=&quot;Sim&quot;;&quot; SEQUENCE=&quot;&quot;true&quot;&quot;&quot;;&quot; SEQUENCE=&quot;&quot;false&quot;&quot;&quot;);&quot;&quot;)&amp;IF([.H192]&lt;&gt;&quot;&quot;;&quot; NOTNULL=&quot;&quot;&quot;&amp;IF([.H192]=&quot;Sim&quot;;&quot;true&quot;;&quot;false&quot;)&amp;&quot;&quot;&quot;&quot;;&quot;&quot;);&quot;&quot;)">
            <text:p/>
          </table:table-cell>
          <table:table-cell table:style-name="ce26" table:formula="of:=IF(AND([.B192]&lt;&gt;[.B191];[.B192]&lt;&gt;&quot;&quot;);&quot;&lt;TABLE NAME=&quot;&quot;&quot;&amp;[.B192]&amp;&quot;&quot;&quot; COMMENT=&quot;&quot;&quot;&amp;[.K192]&amp;&quot;&quot;&quot; &quot;&amp; [.M192] &amp;&quot;&gt;&lt;FIELDS&gt;&quot;;&quot;&quot;) &amp; IF(AND([.A192]=&quot;Chave&quot;;[.A191]=&quot;Campo&quot;);&quot;&lt;KEYS&gt;&quot;;&quot;&quot;) &amp; IF([.A192]=&quot;Chave&quot;;&quot;&lt;KEY NAME=&quot;&quot;&quot;&amp;[.E192]&amp;&quot;&quot;&quot; TYPE=&quot;&quot;&quot;&amp;IF([.D192]=&quot;PK&quot;;&quot;primary&quot;;&quot;foreign&quot;)&amp;&quot;&quot;&quot; FIELDS=&quot;&quot;&quot;&amp;[.C192]&amp;&quot;&quot;&quot;&quot;&amp;IF([.D192]=&quot;FK&quot;;&quot; REFTABLE=&quot;&quot;&quot;&amp;[.F192]&amp;&quot;&quot;&quot; REFFIELDS=&quot;&quot;&quot;&amp;[.G192]&amp;&quot;&quot;&quot;&quot;;&quot;&quot;)&amp;&quot; &quot;&amp;[.L192]&amp;&quot; COMMENT=&quot;&quot;&quot;&amp;[.J192]&amp;&quot;&quot;&quot;&quot;&amp;IF(AND([.A192]=&quot;Campo&quot;;[.D192]=&quot;PK&quot;);&quot; SEQUENCE=&quot;&quot;true&quot;&quot;&quot;;&quot;&quot;)&amp;&quot;/&gt;&quot;;&quot;&quot;) &amp; IF([.A192]=&quot;Campo&quot;;&quot;&lt;FIELD NAME=&quot;&quot;&quot;&amp;[.C192]&amp;&quot;&quot;&quot; &quot;&amp;[.N192]&amp;&quot; &quot;&amp;[.L192]&amp;IF(AND([.A192]=&quot;Campo&quot;;[.D192]&lt;&gt;&quot;PK&quot;);&quot; SEQUENCE=&quot;&quot;false&quot;&quot; &quot;;&quot;&quot;)&amp;&quot; COMMENT=&quot;&quot;&quot;&amp;[.J192]&amp;&quot;&quot;&quot;/&gt;&quot;;&quot;&quot;) &amp; IF(AND([.A192]=&quot;Campo&quot;;[.A193]=&quot;Chave&quot;);&quot;&lt;/FIELDS&gt;&quot;;&quot;&quot;) &amp; IF(AND([.A192]=&quot;Chave&quot;;[.A193]&lt;&gt;&quot;Chave&quot;);&quot;&lt;/KEYS&gt;&quot;;&quot;&quot;) &amp; IF([.B192]&lt;&gt;[.B193];&quot;&lt;/TABLE&gt;&quot;;&quot;&quot;) &amp; IF(AND([.A192]=&quot;&quot;;[.A191]&lt;&gt;&quot;&quot;);&quot;&lt;/TABLES&gt;&lt;/XMLDB&gt;&quot;;&quot;&quot;)">
            <text:p/>
          </table:table-cell>
          <table:table-cell table:style-name="ce27" table:formula="of:=IF(AND([.A192]=&quot;Campo&quot;;[.A192]&lt;&gt;[.A191]);&quot;&lt;Form name=&quot;&quot;newRecord&quot;&quot;&gt;&quot;;&quot;&quot;)&amp;IF([.A192]=&quot;Campo&quot;;&quot;&lt;&quot;&amp;IF([.D192]=&quot;FK&quot;;&quot;Select &quot;;VLOOKUP([.F192];[$Auxiliar.$A$27:.$B$48];2;0))&amp;&quot; id=&quot;&quot;&quot;&amp;[.C192]&amp;&quot;&quot;&quot; label=&quot;&quot;&quot;&amp;[.C192]&amp;&quot;&quot;&quot;&quot;&amp; IF([.D192]=&quot;FK&quot;;&quot; datasource=&quot;&quot;table:&quot;&amp;VLOOKUP(&quot;Chave&quot;&amp;&quot;.&quot;&amp;[.C192];[.$Q$1:.$R$2300];2;0)&amp;&quot;&quot;&quot; bindid=&quot;&quot;id&quot;&quot; bindvalue=&quot;&quot;name&quot;&quot;&quot;;&quot;&quot;)&amp;&quot;required=&quot;&quot;&quot;&amp;IF([.H192]=&quot;Sim&quot;;&quot;true&quot;;&quot;false&quot;)&amp;&quot;&quot;&quot; /&gt;&quot;;&quot;&quot;)&amp;IF(AND([.A192]=&quot;Chave&quot;;[.A191]=&quot;Campo&quot;);&quot;&lt;/Form&gt;&quot;;&quot;&quot;)">
            <text:p/>
          </table:table-cell>
          <table:table-cell table:style-name="ce27" table:formula="of:=IF([.A192]&lt;&gt;&quot;&quot;;[.A192]&amp;&quot;.&quot;&amp;[.C192];&quot;&quot;)">
            <text:p/>
          </table:table-cell>
          <table:table-cell table:style-name="ce27" table:formula="of:=IF([.A192]&lt;&gt;&quot;&quot;;[.F192];&quot;&quot;)">
            <text:p/>
          </table:table-cell>
        </table:table-row>
        <table:table-row table:style-name="ro1">
          <table:table-cell table:formula="of:=IF([Campos.A193]=&quot;&quot;;&quot;&quot;;[Campos.A193])">
            <text:p/>
          </table:table-cell>
          <table:table-cell table:formula="of:=IF([Campos.B193]=&quot;&quot;;&quot;&quot;;[Campos.B193])">
            <text:p/>
          </table:table-cell>
          <table:table-cell table:formula="of:=IF([Campos.C193]=&quot;&quot;;&quot;&quot;;[Campos.C193])">
            <text:p/>
          </table:table-cell>
          <table:table-cell table:formula="of:=IF([Campos.D193]=&quot;&quot;;&quot;&quot;;[Campos.D193])">
            <text:p/>
          </table:table-cell>
          <table:table-cell table:style-name="ce24" table:formula="of:=IF([.A193]=&quot;Chave&quot;;SUBSTITUTE([.C193];&quot;,&quot;;&quot;_&quot;)&amp;ROW([.C193]);[.C193])">
            <text:p/>
          </table:table-cell>
          <table:table-cell table:formula="of:=IF([Campos.F193]=&quot;&quot;;&quot;&quot;;[Campos.F193])">
            <text:p/>
          </table:table-cell>
          <table:table-cell table:formula="of:=IF([Campos.G193]=&quot;&quot;;&quot;&quot;;[Campos.G193])">
            <text:p/>
          </table:table-cell>
          <table:table-cell table:formula="of:=IF([Campos.H193]=&quot;&quot;;&quot;&quot;;[Campos.H193])">
            <text:p/>
          </table:table-cell>
          <table:table-cell table:formula="of:=IF([Campos.E193]=&quot;&quot;;&quot;&quot;;[Campos.E193])">
            <text:p/>
          </table:table-cell>
          <table:table-cell table:formula="of:=IF([Campos.I193]=&quot;&quot;;&quot;&quot;;[Campos.I193])">
            <text:p/>
          </table:table-cell>
          <table:table-cell table:formula="of:=IF([.B193]=&quot;&quot;;&quot;&quot;;VLOOKUP([.B193];[$Tabelas.$A$1:.$B$136];2;0))">
            <text:p/>
          </table:table-cell>
          <table:table-cell table:formula="of:=IF([.A193]=&quot;Campo&quot;;IF([.A193]=&quot;&quot;;&quot;&quot;;IF([.A193]&lt;&gt;[.A192];&quot;&quot;;&quot;PREVIOUS=&quot;&quot;&quot;&amp;[.C192]&amp;&quot;&quot;&quot; &quot;) &amp; IF([.A193]&lt;&gt;[.A194];&quot;&quot;;&quot;NEXT=&quot;&quot;&quot;&amp;[.C194]&amp;&quot;&quot;&quot;&quot;));IF([.A193]=&quot;&quot;;&quot;&quot;;IF([.A193]&lt;&gt;[.A192];&quot;&quot;;&quot;PREVIOUS=&quot;&quot;&quot;&amp;[.E192]&amp;&quot;&quot;&quot; &quot;) &amp; IF([.A193]&lt;&gt;[.A194];&quot;&quot;;&quot;NEXT=&quot;&quot;&quot;&amp;[.E194]&amp;&quot;&quot;&quot;&quot;)))">
            <text:p/>
          </table:table-cell>
          <table:table-cell table:formula="of:=IF([.B193]=&quot;&quot;;&quot;&quot;;VLOOKUP([.B193];[$Tabelas.$A$1:.$C$136];3;0))">
            <text:p/>
          </table:table-cell>
          <table:table-cell table:formula="of:=IF([.A193]=&quot;Campo&quot;; IF(ISERROR(VLOOKUP([.F193];[$Auxiliar.$A$1:.$E$17];5;0));&quot;TYPE=&quot;&quot;&quot;&amp;[.F193]&amp;&quot;&quot;&quot; LENGTH=&quot;&quot;&quot;&amp;[.G193]&amp;&quot;&quot;&quot; &quot;;VLOOKUP([.F193];[$Auxiliar.$A$1:.$E$17];5;0)) &amp; IF(AND([.A193]=&quot;Campo&quot;;[.D193]=&quot;PK&quot;); IF([.I193]=&quot;Sim&quot;;&quot; SEQUENCE=&quot;&quot;true&quot;&quot;&quot;;&quot; SEQUENCE=&quot;&quot;false&quot;&quot;&quot;);&quot;&quot;)&amp;IF([.H193]&lt;&gt;&quot;&quot;;&quot; NOTNULL=&quot;&quot;&quot;&amp;IF([.H193]=&quot;Sim&quot;;&quot;true&quot;;&quot;false&quot;)&amp;&quot;&quot;&quot;&quot;;&quot;&quot;);&quot;&quot;)">
            <text:p/>
          </table:table-cell>
          <table:table-cell table:style-name="ce26" table:formula="of:=IF(AND([.B193]&lt;&gt;[.B192];[.B193]&lt;&gt;&quot;&quot;);&quot;&lt;TABLE NAME=&quot;&quot;&quot;&amp;[.B193]&amp;&quot;&quot;&quot; COMMENT=&quot;&quot;&quot;&amp;[.K193]&amp;&quot;&quot;&quot; &quot;&amp; [.M193] &amp;&quot;&gt;&lt;FIELDS&gt;&quot;;&quot;&quot;) &amp; IF(AND([.A193]=&quot;Chave&quot;;[.A192]=&quot;Campo&quot;);&quot;&lt;KEYS&gt;&quot;;&quot;&quot;) &amp; IF([.A193]=&quot;Chave&quot;;&quot;&lt;KEY NAME=&quot;&quot;&quot;&amp;[.E193]&amp;&quot;&quot;&quot; TYPE=&quot;&quot;&quot;&amp;IF([.D193]=&quot;PK&quot;;&quot;primary&quot;;&quot;foreign&quot;)&amp;&quot;&quot;&quot; FIELDS=&quot;&quot;&quot;&amp;[.C193]&amp;&quot;&quot;&quot;&quot;&amp;IF([.D193]=&quot;FK&quot;;&quot; REFTABLE=&quot;&quot;&quot;&amp;[.F193]&amp;&quot;&quot;&quot; REFFIELDS=&quot;&quot;&quot;&amp;[.G193]&amp;&quot;&quot;&quot;&quot;;&quot;&quot;)&amp;&quot; &quot;&amp;[.L193]&amp;&quot; COMMENT=&quot;&quot;&quot;&amp;[.J193]&amp;&quot;&quot;&quot;&quot;&amp;IF(AND([.A193]=&quot;Campo&quot;;[.D193]=&quot;PK&quot;);&quot; SEQUENCE=&quot;&quot;true&quot;&quot;&quot;;&quot;&quot;)&amp;&quot;/&gt;&quot;;&quot;&quot;) &amp; IF([.A193]=&quot;Campo&quot;;&quot;&lt;FIELD NAME=&quot;&quot;&quot;&amp;[.C193]&amp;&quot;&quot;&quot; &quot;&amp;[.N193]&amp;&quot; &quot;&amp;[.L193]&amp;IF(AND([.A193]=&quot;Campo&quot;;[.D193]&lt;&gt;&quot;PK&quot;);&quot; SEQUENCE=&quot;&quot;false&quot;&quot; &quot;;&quot;&quot;)&amp;&quot; COMMENT=&quot;&quot;&quot;&amp;[.J193]&amp;&quot;&quot;&quot;/&gt;&quot;;&quot;&quot;) &amp; IF(AND([.A193]=&quot;Campo&quot;;[.A194]=&quot;Chave&quot;);&quot;&lt;/FIELDS&gt;&quot;;&quot;&quot;) &amp; IF(AND([.A193]=&quot;Chave&quot;;[.A194]&lt;&gt;&quot;Chave&quot;);&quot;&lt;/KEYS&gt;&quot;;&quot;&quot;) &amp; IF([.B193]&lt;&gt;[.B194];&quot;&lt;/TABLE&gt;&quot;;&quot;&quot;) &amp; IF(AND([.A193]=&quot;&quot;;[.A192]&lt;&gt;&quot;&quot;);&quot;&lt;/TABLES&gt;&lt;/XMLDB&gt;&quot;;&quot;&quot;)">
            <text:p/>
          </table:table-cell>
          <table:table-cell table:style-name="ce27" table:formula="of:=IF(AND([.A193]=&quot;Campo&quot;;[.A193]&lt;&gt;[.A192]);&quot;&lt;Form name=&quot;&quot;newRecord&quot;&quot;&gt;&quot;;&quot;&quot;)&amp;IF([.A193]=&quot;Campo&quot;;&quot;&lt;&quot;&amp;IF([.D193]=&quot;FK&quot;;&quot;Select &quot;;VLOOKUP([.F193];[$Auxiliar.$A$27:.$B$48];2;0))&amp;&quot; id=&quot;&quot;&quot;&amp;[.C193]&amp;&quot;&quot;&quot; label=&quot;&quot;&quot;&amp;[.C193]&amp;&quot;&quot;&quot;&quot;&amp; IF([.D193]=&quot;FK&quot;;&quot; datasource=&quot;&quot;table:&quot;&amp;VLOOKUP(&quot;Chave&quot;&amp;&quot;.&quot;&amp;[.C193];[.$Q$1:.$R$2300];2;0)&amp;&quot;&quot;&quot; bindid=&quot;&quot;id&quot;&quot; bindvalue=&quot;&quot;name&quot;&quot;&quot;;&quot;&quot;)&amp;&quot;required=&quot;&quot;&quot;&amp;IF([.H193]=&quot;Sim&quot;;&quot;true&quot;;&quot;false&quot;)&amp;&quot;&quot;&quot; /&gt;&quot;;&quot;&quot;)&amp;IF(AND([.A193]=&quot;Chave&quot;;[.A192]=&quot;Campo&quot;);&quot;&lt;/Form&gt;&quot;;&quot;&quot;)">
            <text:p/>
          </table:table-cell>
          <table:table-cell table:style-name="ce27" table:formula="of:=IF([.A193]&lt;&gt;&quot;&quot;;[.A193]&amp;&quot;.&quot;&amp;[.C193];&quot;&quot;)">
            <text:p/>
          </table:table-cell>
          <table:table-cell table:style-name="ce27" table:formula="of:=IF([.A193]&lt;&gt;&quot;&quot;;[.F193];&quot;&quot;)">
            <text:p/>
          </table:table-cell>
        </table:table-row>
        <table:table-row table:style-name="ro1">
          <table:table-cell table:formula="of:=IF([Campos.A194]=&quot;&quot;;&quot;&quot;;[Campos.A194])">
            <text:p/>
          </table:table-cell>
          <table:table-cell table:formula="of:=IF([Campos.B194]=&quot;&quot;;&quot;&quot;;[Campos.B194])">
            <text:p/>
          </table:table-cell>
          <table:table-cell table:formula="of:=IF([Campos.C194]=&quot;&quot;;&quot;&quot;;[Campos.C194])">
            <text:p/>
          </table:table-cell>
          <table:table-cell table:formula="of:=IF([Campos.D194]=&quot;&quot;;&quot;&quot;;[Campos.D194])">
            <text:p/>
          </table:table-cell>
          <table:table-cell table:style-name="ce24" table:formula="of:=IF([.A194]=&quot;Chave&quot;;SUBSTITUTE([.C194];&quot;,&quot;;&quot;_&quot;)&amp;ROW([.C194]);[.C194])">
            <text:p/>
          </table:table-cell>
          <table:table-cell table:formula="of:=IF([Campos.F194]=&quot;&quot;;&quot;&quot;;[Campos.F194])">
            <text:p/>
          </table:table-cell>
          <table:table-cell table:formula="of:=IF([Campos.G194]=&quot;&quot;;&quot;&quot;;[Campos.G194])">
            <text:p/>
          </table:table-cell>
          <table:table-cell table:formula="of:=IF([Campos.H194]=&quot;&quot;;&quot;&quot;;[Campos.H194])">
            <text:p/>
          </table:table-cell>
          <table:table-cell table:formula="of:=IF([Campos.E194]=&quot;&quot;;&quot;&quot;;[Campos.E194])">
            <text:p/>
          </table:table-cell>
          <table:table-cell table:formula="of:=IF([Campos.I194]=&quot;&quot;;&quot;&quot;;[Campos.I194])">
            <text:p/>
          </table:table-cell>
          <table:table-cell table:formula="of:=IF([.B194]=&quot;&quot;;&quot;&quot;;VLOOKUP([.B194];[$Tabelas.$A$1:.$B$136];2;0))">
            <text:p/>
          </table:table-cell>
          <table:table-cell table:formula="of:=IF([.A194]=&quot;Campo&quot;;IF([.A194]=&quot;&quot;;&quot;&quot;;IF([.A194]&lt;&gt;[.A193];&quot;&quot;;&quot;PREVIOUS=&quot;&quot;&quot;&amp;[.C193]&amp;&quot;&quot;&quot; &quot;) &amp; IF([.A194]&lt;&gt;[.A195];&quot;&quot;;&quot;NEXT=&quot;&quot;&quot;&amp;[.C195]&amp;&quot;&quot;&quot;&quot;));IF([.A194]=&quot;&quot;;&quot;&quot;;IF([.A194]&lt;&gt;[.A193];&quot;&quot;;&quot;PREVIOUS=&quot;&quot;&quot;&amp;[.E193]&amp;&quot;&quot;&quot; &quot;) &amp; IF([.A194]&lt;&gt;[.A195];&quot;&quot;;&quot;NEXT=&quot;&quot;&quot;&amp;[.E195]&amp;&quot;&quot;&quot;&quot;)))">
            <text:p/>
          </table:table-cell>
          <table:table-cell table:formula="of:=IF([.B194]=&quot;&quot;;&quot;&quot;;VLOOKUP([.B194];[$Tabelas.$A$1:.$C$136];3;0))">
            <text:p/>
          </table:table-cell>
          <table:table-cell table:formula="of:=IF([.A194]=&quot;Campo&quot;; IF(ISERROR(VLOOKUP([.F194];[$Auxiliar.$A$1:.$E$17];5;0));&quot;TYPE=&quot;&quot;&quot;&amp;[.F194]&amp;&quot;&quot;&quot; LENGTH=&quot;&quot;&quot;&amp;[.G194]&amp;&quot;&quot;&quot; &quot;;VLOOKUP([.F194];[$Auxiliar.$A$1:.$E$17];5;0)) &amp; IF(AND([.A194]=&quot;Campo&quot;;[.D194]=&quot;PK&quot;); IF([.I194]=&quot;Sim&quot;;&quot; SEQUENCE=&quot;&quot;true&quot;&quot;&quot;;&quot; SEQUENCE=&quot;&quot;false&quot;&quot;&quot;);&quot;&quot;)&amp;IF([.H194]&lt;&gt;&quot;&quot;;&quot; NOTNULL=&quot;&quot;&quot;&amp;IF([.H194]=&quot;Sim&quot;;&quot;true&quot;;&quot;false&quot;)&amp;&quot;&quot;&quot;&quot;;&quot;&quot;);&quot;&quot;)">
            <text:p/>
          </table:table-cell>
          <table:table-cell table:style-name="ce26" table:formula="of:=IF(AND([.B194]&lt;&gt;[.B193];[.B194]&lt;&gt;&quot;&quot;);&quot;&lt;TABLE NAME=&quot;&quot;&quot;&amp;[.B194]&amp;&quot;&quot;&quot; COMMENT=&quot;&quot;&quot;&amp;[.K194]&amp;&quot;&quot;&quot; &quot;&amp; [.M194] &amp;&quot;&gt;&lt;FIELDS&gt;&quot;;&quot;&quot;) &amp; IF(AND([.A194]=&quot;Chave&quot;;[.A193]=&quot;Campo&quot;);&quot;&lt;KEYS&gt;&quot;;&quot;&quot;) &amp; IF([.A194]=&quot;Chave&quot;;&quot;&lt;KEY NAME=&quot;&quot;&quot;&amp;[.E194]&amp;&quot;&quot;&quot; TYPE=&quot;&quot;&quot;&amp;IF([.D194]=&quot;PK&quot;;&quot;primary&quot;;&quot;foreign&quot;)&amp;&quot;&quot;&quot; FIELDS=&quot;&quot;&quot;&amp;[.C194]&amp;&quot;&quot;&quot;&quot;&amp;IF([.D194]=&quot;FK&quot;;&quot; REFTABLE=&quot;&quot;&quot;&amp;[.F194]&amp;&quot;&quot;&quot; REFFIELDS=&quot;&quot;&quot;&amp;[.G194]&amp;&quot;&quot;&quot;&quot;;&quot;&quot;)&amp;&quot; &quot;&amp;[.L194]&amp;&quot; COMMENT=&quot;&quot;&quot;&amp;[.J194]&amp;&quot;&quot;&quot;&quot;&amp;IF(AND([.A194]=&quot;Campo&quot;;[.D194]=&quot;PK&quot;);&quot; SEQUENCE=&quot;&quot;true&quot;&quot;&quot;;&quot;&quot;)&amp;&quot;/&gt;&quot;;&quot;&quot;) &amp; IF([.A194]=&quot;Campo&quot;;&quot;&lt;FIELD NAME=&quot;&quot;&quot;&amp;[.C194]&amp;&quot;&quot;&quot; &quot;&amp;[.N194]&amp;&quot; &quot;&amp;[.L194]&amp;IF(AND([.A194]=&quot;Campo&quot;;[.D194]&lt;&gt;&quot;PK&quot;);&quot; SEQUENCE=&quot;&quot;false&quot;&quot; &quot;;&quot;&quot;)&amp;&quot; COMMENT=&quot;&quot;&quot;&amp;[.J194]&amp;&quot;&quot;&quot;/&gt;&quot;;&quot;&quot;) &amp; IF(AND([.A194]=&quot;Campo&quot;;[.A195]=&quot;Chave&quot;);&quot;&lt;/FIELDS&gt;&quot;;&quot;&quot;) &amp; IF(AND([.A194]=&quot;Chave&quot;;[.A195]&lt;&gt;&quot;Chave&quot;);&quot;&lt;/KEYS&gt;&quot;;&quot;&quot;) &amp; IF([.B194]&lt;&gt;[.B195];&quot;&lt;/TABLE&gt;&quot;;&quot;&quot;) &amp; IF(AND([.A194]=&quot;&quot;;[.A193]&lt;&gt;&quot;&quot;);&quot;&lt;/TABLES&gt;&lt;/XMLDB&gt;&quot;;&quot;&quot;)">
            <text:p/>
          </table:table-cell>
          <table:table-cell table:style-name="ce27" table:formula="of:=IF(AND([.A194]=&quot;Campo&quot;;[.A194]&lt;&gt;[.A193]);&quot;&lt;Form name=&quot;&quot;newRecord&quot;&quot;&gt;&quot;;&quot;&quot;)&amp;IF([.A194]=&quot;Campo&quot;;&quot;&lt;&quot;&amp;IF([.D194]=&quot;FK&quot;;&quot;Select &quot;;VLOOKUP([.F194];[$Auxiliar.$A$27:.$B$48];2;0))&amp;&quot; id=&quot;&quot;&quot;&amp;[.C194]&amp;&quot;&quot;&quot; label=&quot;&quot;&quot;&amp;[.C194]&amp;&quot;&quot;&quot;&quot;&amp; IF([.D194]=&quot;FK&quot;;&quot; datasource=&quot;&quot;table:&quot;&amp;VLOOKUP(&quot;Chave&quot;&amp;&quot;.&quot;&amp;[.C194];[.$Q$1:.$R$2300];2;0)&amp;&quot;&quot;&quot; bindid=&quot;&quot;id&quot;&quot; bindvalue=&quot;&quot;name&quot;&quot;&quot;;&quot;&quot;)&amp;&quot;required=&quot;&quot;&quot;&amp;IF([.H194]=&quot;Sim&quot;;&quot;true&quot;;&quot;false&quot;)&amp;&quot;&quot;&quot; /&gt;&quot;;&quot;&quot;)&amp;IF(AND([.A194]=&quot;Chave&quot;;[.A193]=&quot;Campo&quot;);&quot;&lt;/Form&gt;&quot;;&quot;&quot;)">
            <text:p/>
          </table:table-cell>
          <table:table-cell table:style-name="ce27" table:formula="of:=IF([.A194]&lt;&gt;&quot;&quot;;[.A194]&amp;&quot;.&quot;&amp;[.C194];&quot;&quot;)">
            <text:p/>
          </table:table-cell>
          <table:table-cell table:style-name="ce27" table:formula="of:=IF([.A194]&lt;&gt;&quot;&quot;;[.F194];&quot;&quot;)">
            <text:p/>
          </table:table-cell>
        </table:table-row>
        <table:table-row table:style-name="ro1">
          <table:table-cell table:formula="of:=IF([Campos.A195]=&quot;&quot;;&quot;&quot;;[Campos.A195])">
            <text:p/>
          </table:table-cell>
          <table:table-cell table:formula="of:=IF([Campos.B195]=&quot;&quot;;&quot;&quot;;[Campos.B195])">
            <text:p/>
          </table:table-cell>
          <table:table-cell table:formula="of:=IF([Campos.C195]=&quot;&quot;;&quot;&quot;;[Campos.C195])">
            <text:p/>
          </table:table-cell>
          <table:table-cell table:formula="of:=IF([Campos.D195]=&quot;&quot;;&quot;&quot;;[Campos.D195])">
            <text:p/>
          </table:table-cell>
          <table:table-cell table:style-name="ce24" table:formula="of:=IF([.A195]=&quot;Chave&quot;;SUBSTITUTE([.C195];&quot;,&quot;;&quot;_&quot;)&amp;ROW([.C195]);[.C195])">
            <text:p/>
          </table:table-cell>
          <table:table-cell table:formula="of:=IF([Campos.F195]=&quot;&quot;;&quot;&quot;;[Campos.F195])">
            <text:p/>
          </table:table-cell>
          <table:table-cell table:formula="of:=IF([Campos.G195]=&quot;&quot;;&quot;&quot;;[Campos.G195])">
            <text:p/>
          </table:table-cell>
          <table:table-cell table:formula="of:=IF([Campos.H195]=&quot;&quot;;&quot;&quot;;[Campos.H195])">
            <text:p/>
          </table:table-cell>
          <table:table-cell table:formula="of:=IF([Campos.E195]=&quot;&quot;;&quot;&quot;;[Campos.E195])">
            <text:p/>
          </table:table-cell>
          <table:table-cell table:formula="of:=IF([Campos.I195]=&quot;&quot;;&quot;&quot;;[Campos.I195])">
            <text:p/>
          </table:table-cell>
          <table:table-cell table:formula="of:=IF([.B195]=&quot;&quot;;&quot;&quot;;VLOOKUP([.B195];[$Tabelas.$A$1:.$B$136];2;0))">
            <text:p/>
          </table:table-cell>
          <table:table-cell table:formula="of:=IF([.A195]=&quot;Campo&quot;;IF([.A195]=&quot;&quot;;&quot;&quot;;IF([.A195]&lt;&gt;[.A194];&quot;&quot;;&quot;PREVIOUS=&quot;&quot;&quot;&amp;[.C194]&amp;&quot;&quot;&quot; &quot;) &amp; IF([.A195]&lt;&gt;[.A196];&quot;&quot;;&quot;NEXT=&quot;&quot;&quot;&amp;[.C196]&amp;&quot;&quot;&quot;&quot;));IF([.A195]=&quot;&quot;;&quot;&quot;;IF([.A195]&lt;&gt;[.A194];&quot;&quot;;&quot;PREVIOUS=&quot;&quot;&quot;&amp;[.E194]&amp;&quot;&quot;&quot; &quot;) &amp; IF([.A195]&lt;&gt;[.A196];&quot;&quot;;&quot;NEXT=&quot;&quot;&quot;&amp;[.E196]&amp;&quot;&quot;&quot;&quot;)))">
            <text:p/>
          </table:table-cell>
          <table:table-cell table:formula="of:=IF([.B195]=&quot;&quot;;&quot;&quot;;VLOOKUP([.B195];[$Tabelas.$A$1:.$C$136];3;0))">
            <text:p/>
          </table:table-cell>
          <table:table-cell table:formula="of:=IF([.A195]=&quot;Campo&quot;; IF(ISERROR(VLOOKUP([.F195];[$Auxiliar.$A$1:.$E$17];5;0));&quot;TYPE=&quot;&quot;&quot;&amp;[.F195]&amp;&quot;&quot;&quot; LENGTH=&quot;&quot;&quot;&amp;[.G195]&amp;&quot;&quot;&quot; &quot;;VLOOKUP([.F195];[$Auxiliar.$A$1:.$E$17];5;0)) &amp; IF(AND([.A195]=&quot;Campo&quot;;[.D195]=&quot;PK&quot;); IF([.I195]=&quot;Sim&quot;;&quot; SEQUENCE=&quot;&quot;true&quot;&quot;&quot;;&quot; SEQUENCE=&quot;&quot;false&quot;&quot;&quot;);&quot;&quot;)&amp;IF([.H195]&lt;&gt;&quot;&quot;;&quot; NOTNULL=&quot;&quot;&quot;&amp;IF([.H195]=&quot;Sim&quot;;&quot;true&quot;;&quot;false&quot;)&amp;&quot;&quot;&quot;&quot;;&quot;&quot;);&quot;&quot;)">
            <text:p/>
          </table:table-cell>
          <table:table-cell table:style-name="ce26" table:formula="of:=IF(AND([.B195]&lt;&gt;[.B194];[.B195]&lt;&gt;&quot;&quot;);&quot;&lt;TABLE NAME=&quot;&quot;&quot;&amp;[.B195]&amp;&quot;&quot;&quot; COMMENT=&quot;&quot;&quot;&amp;[.K195]&amp;&quot;&quot;&quot; &quot;&amp; [.M195] &amp;&quot;&gt;&lt;FIELDS&gt;&quot;;&quot;&quot;) &amp; IF(AND([.A195]=&quot;Chave&quot;;[.A194]=&quot;Campo&quot;);&quot;&lt;KEYS&gt;&quot;;&quot;&quot;) &amp; IF([.A195]=&quot;Chave&quot;;&quot;&lt;KEY NAME=&quot;&quot;&quot;&amp;[.E195]&amp;&quot;&quot;&quot; TYPE=&quot;&quot;&quot;&amp;IF([.D195]=&quot;PK&quot;;&quot;primary&quot;;&quot;foreign&quot;)&amp;&quot;&quot;&quot; FIELDS=&quot;&quot;&quot;&amp;[.C195]&amp;&quot;&quot;&quot;&quot;&amp;IF([.D195]=&quot;FK&quot;;&quot; REFTABLE=&quot;&quot;&quot;&amp;[.F195]&amp;&quot;&quot;&quot; REFFIELDS=&quot;&quot;&quot;&amp;[.G195]&amp;&quot;&quot;&quot;&quot;;&quot;&quot;)&amp;&quot; &quot;&amp;[.L195]&amp;&quot; COMMENT=&quot;&quot;&quot;&amp;[.J195]&amp;&quot;&quot;&quot;&quot;&amp;IF(AND([.A195]=&quot;Campo&quot;;[.D195]=&quot;PK&quot;);&quot; SEQUENCE=&quot;&quot;true&quot;&quot;&quot;;&quot;&quot;)&amp;&quot;/&gt;&quot;;&quot;&quot;) &amp; IF([.A195]=&quot;Campo&quot;;&quot;&lt;FIELD NAME=&quot;&quot;&quot;&amp;[.C195]&amp;&quot;&quot;&quot; &quot;&amp;[.N195]&amp;&quot; &quot;&amp;[.L195]&amp;IF(AND([.A195]=&quot;Campo&quot;;[.D195]&lt;&gt;&quot;PK&quot;);&quot; SEQUENCE=&quot;&quot;false&quot;&quot; &quot;;&quot;&quot;)&amp;&quot; COMMENT=&quot;&quot;&quot;&amp;[.J195]&amp;&quot;&quot;&quot;/&gt;&quot;;&quot;&quot;) &amp; IF(AND([.A195]=&quot;Campo&quot;;[.A196]=&quot;Chave&quot;);&quot;&lt;/FIELDS&gt;&quot;;&quot;&quot;) &amp; IF(AND([.A195]=&quot;Chave&quot;;[.A196]&lt;&gt;&quot;Chave&quot;);&quot;&lt;/KEYS&gt;&quot;;&quot;&quot;) &amp; IF([.B195]&lt;&gt;[.B196];&quot;&lt;/TABLE&gt;&quot;;&quot;&quot;) &amp; IF(AND([.A195]=&quot;&quot;;[.A194]&lt;&gt;&quot;&quot;);&quot;&lt;/TABLES&gt;&lt;/XMLDB&gt;&quot;;&quot;&quot;)">
            <text:p/>
          </table:table-cell>
          <table:table-cell table:style-name="ce27" table:formula="of:=IF(AND([.A195]=&quot;Campo&quot;;[.A195]&lt;&gt;[.A194]);&quot;&lt;Form name=&quot;&quot;newRecord&quot;&quot;&gt;&quot;;&quot;&quot;)&amp;IF([.A195]=&quot;Campo&quot;;&quot;&lt;&quot;&amp;IF([.D195]=&quot;FK&quot;;&quot;Select &quot;;VLOOKUP([.F195];[$Auxiliar.$A$27:.$B$48];2;0))&amp;&quot; id=&quot;&quot;&quot;&amp;[.C195]&amp;&quot;&quot;&quot; label=&quot;&quot;&quot;&amp;[.C195]&amp;&quot;&quot;&quot;&quot;&amp; IF([.D195]=&quot;FK&quot;;&quot; datasource=&quot;&quot;table:&quot;&amp;VLOOKUP(&quot;Chave&quot;&amp;&quot;.&quot;&amp;[.C195];[.$Q$1:.$R$2300];2;0)&amp;&quot;&quot;&quot; bindid=&quot;&quot;id&quot;&quot; bindvalue=&quot;&quot;name&quot;&quot;&quot;;&quot;&quot;)&amp;&quot;required=&quot;&quot;&quot;&amp;IF([.H195]=&quot;Sim&quot;;&quot;true&quot;;&quot;false&quot;)&amp;&quot;&quot;&quot; /&gt;&quot;;&quot;&quot;)&amp;IF(AND([.A195]=&quot;Chave&quot;;[.A194]=&quot;Campo&quot;);&quot;&lt;/Form&gt;&quot;;&quot;&quot;)">
            <text:p/>
          </table:table-cell>
          <table:table-cell table:style-name="ce27" table:formula="of:=IF([.A195]&lt;&gt;&quot;&quot;;[.A195]&amp;&quot;.&quot;&amp;[.C195];&quot;&quot;)">
            <text:p/>
          </table:table-cell>
          <table:table-cell table:style-name="ce27" table:formula="of:=IF([.A195]&lt;&gt;&quot;&quot;;[.F195];&quot;&quot;)">
            <text:p/>
          </table:table-cell>
        </table:table-row>
        <table:table-row table:style-name="ro1">
          <table:table-cell table:formula="of:=IF([Campos.A196]=&quot;&quot;;&quot;&quot;;[Campos.A196])">
            <text:p/>
          </table:table-cell>
          <table:table-cell table:formula="of:=IF([Campos.B196]=&quot;&quot;;&quot;&quot;;[Campos.B196])">
            <text:p/>
          </table:table-cell>
          <table:table-cell table:formula="of:=IF([Campos.C196]=&quot;&quot;;&quot;&quot;;[Campos.C196])">
            <text:p/>
          </table:table-cell>
          <table:table-cell table:formula="of:=IF([Campos.D196]=&quot;&quot;;&quot;&quot;;[Campos.D196])">
            <text:p/>
          </table:table-cell>
          <table:table-cell table:style-name="ce24" table:formula="of:=IF([.A196]=&quot;Chave&quot;;SUBSTITUTE([.C196];&quot;,&quot;;&quot;_&quot;)&amp;ROW([.C196]);[.C196])">
            <text:p/>
          </table:table-cell>
          <table:table-cell table:formula="of:=IF([Campos.F196]=&quot;&quot;;&quot;&quot;;[Campos.F196])">
            <text:p/>
          </table:table-cell>
          <table:table-cell table:formula="of:=IF([Campos.G196]=&quot;&quot;;&quot;&quot;;[Campos.G196])">
            <text:p/>
          </table:table-cell>
          <table:table-cell table:formula="of:=IF([Campos.H196]=&quot;&quot;;&quot;&quot;;[Campos.H196])">
            <text:p/>
          </table:table-cell>
          <table:table-cell table:formula="of:=IF([Campos.E196]=&quot;&quot;;&quot;&quot;;[Campos.E196])">
            <text:p/>
          </table:table-cell>
          <table:table-cell table:formula="of:=IF([Campos.I196]=&quot;&quot;;&quot;&quot;;[Campos.I196])">
            <text:p/>
          </table:table-cell>
          <table:table-cell table:formula="of:=IF([.B196]=&quot;&quot;;&quot;&quot;;VLOOKUP([.B196];[$Tabelas.$A$1:.$B$136];2;0))">
            <text:p/>
          </table:table-cell>
          <table:table-cell table:formula="of:=IF([.A196]=&quot;Campo&quot;;IF([.A196]=&quot;&quot;;&quot;&quot;;IF([.A196]&lt;&gt;[.A195];&quot;&quot;;&quot;PREVIOUS=&quot;&quot;&quot;&amp;[.C195]&amp;&quot;&quot;&quot; &quot;) &amp; IF([.A196]&lt;&gt;[.A197];&quot;&quot;;&quot;NEXT=&quot;&quot;&quot;&amp;[.C197]&amp;&quot;&quot;&quot;&quot;));IF([.A196]=&quot;&quot;;&quot;&quot;;IF([.A196]&lt;&gt;[.A195];&quot;&quot;;&quot;PREVIOUS=&quot;&quot;&quot;&amp;[.E195]&amp;&quot;&quot;&quot; &quot;) &amp; IF([.A196]&lt;&gt;[.A197];&quot;&quot;;&quot;NEXT=&quot;&quot;&quot;&amp;[.E197]&amp;&quot;&quot;&quot;&quot;)))">
            <text:p/>
          </table:table-cell>
          <table:table-cell table:formula="of:=IF([.B196]=&quot;&quot;;&quot;&quot;;VLOOKUP([.B196];[$Tabelas.$A$1:.$C$136];3;0))">
            <text:p/>
          </table:table-cell>
          <table:table-cell table:formula="of:=IF([.A196]=&quot;Campo&quot;; IF(ISERROR(VLOOKUP([.F196];[$Auxiliar.$A$1:.$E$17];5;0));&quot;TYPE=&quot;&quot;&quot;&amp;[.F196]&amp;&quot;&quot;&quot; LENGTH=&quot;&quot;&quot;&amp;[.G196]&amp;&quot;&quot;&quot; &quot;;VLOOKUP([.F196];[$Auxiliar.$A$1:.$E$17];5;0)) &amp; IF(AND([.A196]=&quot;Campo&quot;;[.D196]=&quot;PK&quot;); IF([.I196]=&quot;Sim&quot;;&quot; SEQUENCE=&quot;&quot;true&quot;&quot;&quot;;&quot; SEQUENCE=&quot;&quot;false&quot;&quot;&quot;);&quot;&quot;)&amp;IF([.H196]&lt;&gt;&quot;&quot;;&quot; NOTNULL=&quot;&quot;&quot;&amp;IF([.H196]=&quot;Sim&quot;;&quot;true&quot;;&quot;false&quot;)&amp;&quot;&quot;&quot;&quot;;&quot;&quot;);&quot;&quot;)">
            <text:p/>
          </table:table-cell>
          <table:table-cell table:style-name="ce26" table:formula="of:=IF(AND([.B196]&lt;&gt;[.B195];[.B196]&lt;&gt;&quot;&quot;);&quot;&lt;TABLE NAME=&quot;&quot;&quot;&amp;[.B196]&amp;&quot;&quot;&quot; COMMENT=&quot;&quot;&quot;&amp;[.K196]&amp;&quot;&quot;&quot; &quot;&amp; [.M196] &amp;&quot;&gt;&lt;FIELDS&gt;&quot;;&quot;&quot;) &amp; IF(AND([.A196]=&quot;Chave&quot;;[.A195]=&quot;Campo&quot;);&quot;&lt;KEYS&gt;&quot;;&quot;&quot;) &amp; IF([.A196]=&quot;Chave&quot;;&quot;&lt;KEY NAME=&quot;&quot;&quot;&amp;[.E196]&amp;&quot;&quot;&quot; TYPE=&quot;&quot;&quot;&amp;IF([.D196]=&quot;PK&quot;;&quot;primary&quot;;&quot;foreign&quot;)&amp;&quot;&quot;&quot; FIELDS=&quot;&quot;&quot;&amp;[.C196]&amp;&quot;&quot;&quot;&quot;&amp;IF([.D196]=&quot;FK&quot;;&quot; REFTABLE=&quot;&quot;&quot;&amp;[.F196]&amp;&quot;&quot;&quot; REFFIELDS=&quot;&quot;&quot;&amp;[.G196]&amp;&quot;&quot;&quot;&quot;;&quot;&quot;)&amp;&quot; &quot;&amp;[.L196]&amp;&quot; COMMENT=&quot;&quot;&quot;&amp;[.J196]&amp;&quot;&quot;&quot;&quot;&amp;IF(AND([.A196]=&quot;Campo&quot;;[.D196]=&quot;PK&quot;);&quot; SEQUENCE=&quot;&quot;true&quot;&quot;&quot;;&quot;&quot;)&amp;&quot;/&gt;&quot;;&quot;&quot;) &amp; IF([.A196]=&quot;Campo&quot;;&quot;&lt;FIELD NAME=&quot;&quot;&quot;&amp;[.C196]&amp;&quot;&quot;&quot; &quot;&amp;[.N196]&amp;&quot; &quot;&amp;[.L196]&amp;IF(AND([.A196]=&quot;Campo&quot;;[.D196]&lt;&gt;&quot;PK&quot;);&quot; SEQUENCE=&quot;&quot;false&quot;&quot; &quot;;&quot;&quot;)&amp;&quot; COMMENT=&quot;&quot;&quot;&amp;[.J196]&amp;&quot;&quot;&quot;/&gt;&quot;;&quot;&quot;) &amp; IF(AND([.A196]=&quot;Campo&quot;;[.A197]=&quot;Chave&quot;);&quot;&lt;/FIELDS&gt;&quot;;&quot;&quot;) &amp; IF(AND([.A196]=&quot;Chave&quot;;[.A197]&lt;&gt;&quot;Chave&quot;);&quot;&lt;/KEYS&gt;&quot;;&quot;&quot;) &amp; IF([.B196]&lt;&gt;[.B197];&quot;&lt;/TABLE&gt;&quot;;&quot;&quot;) &amp; IF(AND([.A196]=&quot;&quot;;[.A195]&lt;&gt;&quot;&quot;);&quot;&lt;/TABLES&gt;&lt;/XMLDB&gt;&quot;;&quot;&quot;)">
            <text:p/>
          </table:table-cell>
          <table:table-cell table:style-name="ce27" table:formula="of:=IF(AND([.A196]=&quot;Campo&quot;;[.A196]&lt;&gt;[.A195]);&quot;&lt;Form name=&quot;&quot;newRecord&quot;&quot;&gt;&quot;;&quot;&quot;)&amp;IF([.A196]=&quot;Campo&quot;;&quot;&lt;&quot;&amp;IF([.D196]=&quot;FK&quot;;&quot;Select &quot;;VLOOKUP([.F196];[$Auxiliar.$A$27:.$B$48];2;0))&amp;&quot; id=&quot;&quot;&quot;&amp;[.C196]&amp;&quot;&quot;&quot; label=&quot;&quot;&quot;&amp;[.C196]&amp;&quot;&quot;&quot;&quot;&amp; IF([.D196]=&quot;FK&quot;;&quot; datasource=&quot;&quot;table:&quot;&amp;VLOOKUP(&quot;Chave&quot;&amp;&quot;.&quot;&amp;[.C196];[.$Q$1:.$R$2300];2;0)&amp;&quot;&quot;&quot; bindid=&quot;&quot;id&quot;&quot; bindvalue=&quot;&quot;name&quot;&quot;&quot;;&quot;&quot;)&amp;&quot;required=&quot;&quot;&quot;&amp;IF([.H196]=&quot;Sim&quot;;&quot;true&quot;;&quot;false&quot;)&amp;&quot;&quot;&quot; /&gt;&quot;;&quot;&quot;)&amp;IF(AND([.A196]=&quot;Chave&quot;;[.A195]=&quot;Campo&quot;);&quot;&lt;/Form&gt;&quot;;&quot;&quot;)">
            <text:p/>
          </table:table-cell>
          <table:table-cell table:style-name="ce27" table:formula="of:=IF([.A196]&lt;&gt;&quot;&quot;;[.A196]&amp;&quot;.&quot;&amp;[.C196];&quot;&quot;)">
            <text:p/>
          </table:table-cell>
          <table:table-cell table:style-name="ce27" table:formula="of:=IF([.A196]&lt;&gt;&quot;&quot;;[.F196];&quot;&quot;)">
            <text:p/>
          </table:table-cell>
        </table:table-row>
        <table:table-row table:style-name="ro1">
          <table:table-cell table:formula="of:=IF([Campos.A197]=&quot;&quot;;&quot;&quot;;[Campos.A197])">
            <text:p/>
          </table:table-cell>
          <table:table-cell table:formula="of:=IF([Campos.B197]=&quot;&quot;;&quot;&quot;;[Campos.B197])">
            <text:p/>
          </table:table-cell>
          <table:table-cell table:formula="of:=IF([Campos.C197]=&quot;&quot;;&quot;&quot;;[Campos.C197])">
            <text:p/>
          </table:table-cell>
          <table:table-cell table:formula="of:=IF([Campos.D197]=&quot;&quot;;&quot;&quot;;[Campos.D197])">
            <text:p/>
          </table:table-cell>
          <table:table-cell table:style-name="ce24" table:formula="of:=IF([.A197]=&quot;Chave&quot;;SUBSTITUTE([.C197];&quot;,&quot;;&quot;_&quot;)&amp;ROW([.C197]);[.C197])">
            <text:p/>
          </table:table-cell>
          <table:table-cell table:formula="of:=IF([Campos.F197]=&quot;&quot;;&quot;&quot;;[Campos.F197])">
            <text:p/>
          </table:table-cell>
          <table:table-cell table:formula="of:=IF([Campos.G197]=&quot;&quot;;&quot;&quot;;[Campos.G197])">
            <text:p/>
          </table:table-cell>
          <table:table-cell table:formula="of:=IF([Campos.H197]=&quot;&quot;;&quot;&quot;;[Campos.H197])">
            <text:p/>
          </table:table-cell>
          <table:table-cell table:formula="of:=IF([Campos.E197]=&quot;&quot;;&quot;&quot;;[Campos.E197])">
            <text:p/>
          </table:table-cell>
          <table:table-cell table:formula="of:=IF([Campos.I197]=&quot;&quot;;&quot;&quot;;[Campos.I197])">
            <text:p/>
          </table:table-cell>
          <table:table-cell table:formula="of:=IF([.B197]=&quot;&quot;;&quot;&quot;;VLOOKUP([.B197];[$Tabelas.$A$1:.$B$136];2;0))">
            <text:p/>
          </table:table-cell>
          <table:table-cell table:formula="of:=IF([.A197]=&quot;Campo&quot;;IF([.A197]=&quot;&quot;;&quot;&quot;;IF([.A197]&lt;&gt;[.A196];&quot;&quot;;&quot;PREVIOUS=&quot;&quot;&quot;&amp;[.C196]&amp;&quot;&quot;&quot; &quot;) &amp; IF([.A197]&lt;&gt;[.A198];&quot;&quot;;&quot;NEXT=&quot;&quot;&quot;&amp;[.C198]&amp;&quot;&quot;&quot;&quot;));IF([.A197]=&quot;&quot;;&quot;&quot;;IF([.A197]&lt;&gt;[.A196];&quot;&quot;;&quot;PREVIOUS=&quot;&quot;&quot;&amp;[.E196]&amp;&quot;&quot;&quot; &quot;) &amp; IF([.A197]&lt;&gt;[.A198];&quot;&quot;;&quot;NEXT=&quot;&quot;&quot;&amp;[.E198]&amp;&quot;&quot;&quot;&quot;)))">
            <text:p/>
          </table:table-cell>
          <table:table-cell table:formula="of:=IF([.B197]=&quot;&quot;;&quot;&quot;;VLOOKUP([.B197];[$Tabelas.$A$1:.$C$136];3;0))">
            <text:p/>
          </table:table-cell>
          <table:table-cell table:formula="of:=IF([.A197]=&quot;Campo&quot;; IF(ISERROR(VLOOKUP([.F197];[$Auxiliar.$A$1:.$E$17];5;0));&quot;TYPE=&quot;&quot;&quot;&amp;[.F197]&amp;&quot;&quot;&quot; LENGTH=&quot;&quot;&quot;&amp;[.G197]&amp;&quot;&quot;&quot; &quot;;VLOOKUP([.F197];[$Auxiliar.$A$1:.$E$17];5;0)) &amp; IF(AND([.A197]=&quot;Campo&quot;;[.D197]=&quot;PK&quot;); IF([.I197]=&quot;Sim&quot;;&quot; SEQUENCE=&quot;&quot;true&quot;&quot;&quot;;&quot; SEQUENCE=&quot;&quot;false&quot;&quot;&quot;);&quot;&quot;)&amp;IF([.H197]&lt;&gt;&quot;&quot;;&quot; NOTNULL=&quot;&quot;&quot;&amp;IF([.H197]=&quot;Sim&quot;;&quot;true&quot;;&quot;false&quot;)&amp;&quot;&quot;&quot;&quot;;&quot;&quot;);&quot;&quot;)">
            <text:p/>
          </table:table-cell>
          <table:table-cell table:style-name="ce26" table:formula="of:=IF(AND([.B197]&lt;&gt;[.B196];[.B197]&lt;&gt;&quot;&quot;);&quot;&lt;TABLE NAME=&quot;&quot;&quot;&amp;[.B197]&amp;&quot;&quot;&quot; COMMENT=&quot;&quot;&quot;&amp;[.K197]&amp;&quot;&quot;&quot; &quot;&amp; [.M197] &amp;&quot;&gt;&lt;FIELDS&gt;&quot;;&quot;&quot;) &amp; IF(AND([.A197]=&quot;Chave&quot;;[.A196]=&quot;Campo&quot;);&quot;&lt;KEYS&gt;&quot;;&quot;&quot;) &amp; IF([.A197]=&quot;Chave&quot;;&quot;&lt;KEY NAME=&quot;&quot;&quot;&amp;[.E197]&amp;&quot;&quot;&quot; TYPE=&quot;&quot;&quot;&amp;IF([.D197]=&quot;PK&quot;;&quot;primary&quot;;&quot;foreign&quot;)&amp;&quot;&quot;&quot; FIELDS=&quot;&quot;&quot;&amp;[.C197]&amp;&quot;&quot;&quot;&quot;&amp;IF([.D197]=&quot;FK&quot;;&quot; REFTABLE=&quot;&quot;&quot;&amp;[.F197]&amp;&quot;&quot;&quot; REFFIELDS=&quot;&quot;&quot;&amp;[.G197]&amp;&quot;&quot;&quot;&quot;;&quot;&quot;)&amp;&quot; &quot;&amp;[.L197]&amp;&quot; COMMENT=&quot;&quot;&quot;&amp;[.J197]&amp;&quot;&quot;&quot;&quot;&amp;IF(AND([.A197]=&quot;Campo&quot;;[.D197]=&quot;PK&quot;);&quot; SEQUENCE=&quot;&quot;true&quot;&quot;&quot;;&quot;&quot;)&amp;&quot;/&gt;&quot;;&quot;&quot;) &amp; IF([.A197]=&quot;Campo&quot;;&quot;&lt;FIELD NAME=&quot;&quot;&quot;&amp;[.C197]&amp;&quot;&quot;&quot; &quot;&amp;[.N197]&amp;&quot; &quot;&amp;[.L197]&amp;IF(AND([.A197]=&quot;Campo&quot;;[.D197]&lt;&gt;&quot;PK&quot;);&quot; SEQUENCE=&quot;&quot;false&quot;&quot; &quot;;&quot;&quot;)&amp;&quot; COMMENT=&quot;&quot;&quot;&amp;[.J197]&amp;&quot;&quot;&quot;/&gt;&quot;;&quot;&quot;) &amp; IF(AND([.A197]=&quot;Campo&quot;;[.A198]=&quot;Chave&quot;);&quot;&lt;/FIELDS&gt;&quot;;&quot;&quot;) &amp; IF(AND([.A197]=&quot;Chave&quot;;[.A198]&lt;&gt;&quot;Chave&quot;);&quot;&lt;/KEYS&gt;&quot;;&quot;&quot;) &amp; IF([.B197]&lt;&gt;[.B198];&quot;&lt;/TABLE&gt;&quot;;&quot;&quot;) &amp; IF(AND([.A197]=&quot;&quot;;[.A196]&lt;&gt;&quot;&quot;);&quot;&lt;/TABLES&gt;&lt;/XMLDB&gt;&quot;;&quot;&quot;)">
            <text:p/>
          </table:table-cell>
          <table:table-cell table:style-name="ce27" table:formula="of:=IF(AND([.A197]=&quot;Campo&quot;;[.A197]&lt;&gt;[.A196]);&quot;&lt;Form name=&quot;&quot;newRecord&quot;&quot;&gt;&quot;;&quot;&quot;)&amp;IF([.A197]=&quot;Campo&quot;;&quot;&lt;&quot;&amp;IF([.D197]=&quot;FK&quot;;&quot;Select &quot;;VLOOKUP([.F197];[$Auxiliar.$A$27:.$B$48];2;0))&amp;&quot; id=&quot;&quot;&quot;&amp;[.C197]&amp;&quot;&quot;&quot; label=&quot;&quot;&quot;&amp;[.C197]&amp;&quot;&quot;&quot;&quot;&amp; IF([.D197]=&quot;FK&quot;;&quot; datasource=&quot;&quot;table:&quot;&amp;VLOOKUP(&quot;Chave&quot;&amp;&quot;.&quot;&amp;[.C197];[.$Q$1:.$R$2300];2;0)&amp;&quot;&quot;&quot; bindid=&quot;&quot;id&quot;&quot; bindvalue=&quot;&quot;name&quot;&quot;&quot;;&quot;&quot;)&amp;&quot;required=&quot;&quot;&quot;&amp;IF([.H197]=&quot;Sim&quot;;&quot;true&quot;;&quot;false&quot;)&amp;&quot;&quot;&quot; /&gt;&quot;;&quot;&quot;)&amp;IF(AND([.A197]=&quot;Chave&quot;;[.A196]=&quot;Campo&quot;);&quot;&lt;/Form&gt;&quot;;&quot;&quot;)">
            <text:p/>
          </table:table-cell>
          <table:table-cell table:style-name="ce27" table:formula="of:=IF([.A197]&lt;&gt;&quot;&quot;;[.A197]&amp;&quot;.&quot;&amp;[.C197];&quot;&quot;)">
            <text:p/>
          </table:table-cell>
          <table:table-cell table:style-name="ce27" table:formula="of:=IF([.A197]&lt;&gt;&quot;&quot;;[.F197];&quot;&quot;)">
            <text:p/>
          </table:table-cell>
        </table:table-row>
        <table:table-row table:style-name="ro1">
          <table:table-cell table:formula="of:=IF([Campos.A198]=&quot;&quot;;&quot;&quot;;[Campos.A198])">
            <text:p/>
          </table:table-cell>
          <table:table-cell table:formula="of:=IF([Campos.B198]=&quot;&quot;;&quot;&quot;;[Campos.B198])">
            <text:p/>
          </table:table-cell>
          <table:table-cell table:formula="of:=IF([Campos.C198]=&quot;&quot;;&quot;&quot;;[Campos.C198])">
            <text:p/>
          </table:table-cell>
          <table:table-cell table:formula="of:=IF([Campos.D198]=&quot;&quot;;&quot;&quot;;[Campos.D198])">
            <text:p/>
          </table:table-cell>
          <table:table-cell table:style-name="ce24" table:formula="of:=IF([.A198]=&quot;Chave&quot;;SUBSTITUTE([.C198];&quot;,&quot;;&quot;_&quot;)&amp;ROW([.C198]);[.C198])">
            <text:p/>
          </table:table-cell>
          <table:table-cell table:formula="of:=IF([Campos.F198]=&quot;&quot;;&quot;&quot;;[Campos.F198])">
            <text:p/>
          </table:table-cell>
          <table:table-cell table:formula="of:=IF([Campos.G198]=&quot;&quot;;&quot;&quot;;[Campos.G198])">
            <text:p/>
          </table:table-cell>
          <table:table-cell table:formula="of:=IF([Campos.H198]=&quot;&quot;;&quot;&quot;;[Campos.H198])">
            <text:p/>
          </table:table-cell>
          <table:table-cell table:formula="of:=IF([Campos.E198]=&quot;&quot;;&quot;&quot;;[Campos.E198])">
            <text:p/>
          </table:table-cell>
          <table:table-cell table:formula="of:=IF([Campos.I198]=&quot;&quot;;&quot;&quot;;[Campos.I198])">
            <text:p/>
          </table:table-cell>
          <table:table-cell table:formula="of:=IF([.B198]=&quot;&quot;;&quot;&quot;;VLOOKUP([.B198];[$Tabelas.$A$1:.$B$136];2;0))">
            <text:p/>
          </table:table-cell>
          <table:table-cell table:formula="of:=IF([.A198]=&quot;Campo&quot;;IF([.A198]=&quot;&quot;;&quot;&quot;;IF([.A198]&lt;&gt;[.A197];&quot;&quot;;&quot;PREVIOUS=&quot;&quot;&quot;&amp;[.C197]&amp;&quot;&quot;&quot; &quot;) &amp; IF([.A198]&lt;&gt;[.A199];&quot;&quot;;&quot;NEXT=&quot;&quot;&quot;&amp;[.C199]&amp;&quot;&quot;&quot;&quot;));IF([.A198]=&quot;&quot;;&quot;&quot;;IF([.A198]&lt;&gt;[.A197];&quot;&quot;;&quot;PREVIOUS=&quot;&quot;&quot;&amp;[.E197]&amp;&quot;&quot;&quot; &quot;) &amp; IF([.A198]&lt;&gt;[.A199];&quot;&quot;;&quot;NEXT=&quot;&quot;&quot;&amp;[.E199]&amp;&quot;&quot;&quot;&quot;)))">
            <text:p/>
          </table:table-cell>
          <table:table-cell table:formula="of:=IF([.B198]=&quot;&quot;;&quot;&quot;;VLOOKUP([.B198];[$Tabelas.$A$1:.$C$136];3;0))">
            <text:p/>
          </table:table-cell>
          <table:table-cell table:formula="of:=IF([.A198]=&quot;Campo&quot;; IF(ISERROR(VLOOKUP([.F198];[$Auxiliar.$A$1:.$E$17];5;0));&quot;TYPE=&quot;&quot;&quot;&amp;[.F198]&amp;&quot;&quot;&quot; LENGTH=&quot;&quot;&quot;&amp;[.G198]&amp;&quot;&quot;&quot; &quot;;VLOOKUP([.F198];[$Auxiliar.$A$1:.$E$17];5;0)) &amp; IF(AND([.A198]=&quot;Campo&quot;;[.D198]=&quot;PK&quot;); IF([.I198]=&quot;Sim&quot;;&quot; SEQUENCE=&quot;&quot;true&quot;&quot;&quot;;&quot; SEQUENCE=&quot;&quot;false&quot;&quot;&quot;);&quot;&quot;)&amp;IF([.H198]&lt;&gt;&quot;&quot;;&quot; NOTNULL=&quot;&quot;&quot;&amp;IF([.H198]=&quot;Sim&quot;;&quot;true&quot;;&quot;false&quot;)&amp;&quot;&quot;&quot;&quot;;&quot;&quot;);&quot;&quot;)">
            <text:p/>
          </table:table-cell>
          <table:table-cell table:style-name="ce26" table:formula="of:=IF(AND([.B198]&lt;&gt;[.B197];[.B198]&lt;&gt;&quot;&quot;);&quot;&lt;TABLE NAME=&quot;&quot;&quot;&amp;[.B198]&amp;&quot;&quot;&quot; COMMENT=&quot;&quot;&quot;&amp;[.K198]&amp;&quot;&quot;&quot; &quot;&amp; [.M198] &amp;&quot;&gt;&lt;FIELDS&gt;&quot;;&quot;&quot;) &amp; IF(AND([.A198]=&quot;Chave&quot;;[.A197]=&quot;Campo&quot;);&quot;&lt;KEYS&gt;&quot;;&quot;&quot;) &amp; IF([.A198]=&quot;Chave&quot;;&quot;&lt;KEY NAME=&quot;&quot;&quot;&amp;[.E198]&amp;&quot;&quot;&quot; TYPE=&quot;&quot;&quot;&amp;IF([.D198]=&quot;PK&quot;;&quot;primary&quot;;&quot;foreign&quot;)&amp;&quot;&quot;&quot; FIELDS=&quot;&quot;&quot;&amp;[.C198]&amp;&quot;&quot;&quot;&quot;&amp;IF([.D198]=&quot;FK&quot;;&quot; REFTABLE=&quot;&quot;&quot;&amp;[.F198]&amp;&quot;&quot;&quot; REFFIELDS=&quot;&quot;&quot;&amp;[.G198]&amp;&quot;&quot;&quot;&quot;;&quot;&quot;)&amp;&quot; &quot;&amp;[.L198]&amp;&quot; COMMENT=&quot;&quot;&quot;&amp;[.J198]&amp;&quot;&quot;&quot;&quot;&amp;IF(AND([.A198]=&quot;Campo&quot;;[.D198]=&quot;PK&quot;);&quot; SEQUENCE=&quot;&quot;true&quot;&quot;&quot;;&quot;&quot;)&amp;&quot;/&gt;&quot;;&quot;&quot;) &amp; IF([.A198]=&quot;Campo&quot;;&quot;&lt;FIELD NAME=&quot;&quot;&quot;&amp;[.C198]&amp;&quot;&quot;&quot; &quot;&amp;[.N198]&amp;&quot; &quot;&amp;[.L198]&amp;IF(AND([.A198]=&quot;Campo&quot;;[.D198]&lt;&gt;&quot;PK&quot;);&quot; SEQUENCE=&quot;&quot;false&quot;&quot; &quot;;&quot;&quot;)&amp;&quot; COMMENT=&quot;&quot;&quot;&amp;[.J198]&amp;&quot;&quot;&quot;/&gt;&quot;;&quot;&quot;) &amp; IF(AND([.A198]=&quot;Campo&quot;;[.A199]=&quot;Chave&quot;);&quot;&lt;/FIELDS&gt;&quot;;&quot;&quot;) &amp; IF(AND([.A198]=&quot;Chave&quot;;[.A199]&lt;&gt;&quot;Chave&quot;);&quot;&lt;/KEYS&gt;&quot;;&quot;&quot;) &amp; IF([.B198]&lt;&gt;[.B199];&quot;&lt;/TABLE&gt;&quot;;&quot;&quot;) &amp; IF(AND([.A198]=&quot;&quot;;[.A197]&lt;&gt;&quot;&quot;);&quot;&lt;/TABLES&gt;&lt;/XMLDB&gt;&quot;;&quot;&quot;)">
            <text:p/>
          </table:table-cell>
          <table:table-cell table:style-name="ce27" table:formula="of:=IF(AND([.A198]=&quot;Campo&quot;;[.A198]&lt;&gt;[.A197]);&quot;&lt;Form name=&quot;&quot;newRecord&quot;&quot;&gt;&quot;;&quot;&quot;)&amp;IF([.A198]=&quot;Campo&quot;;&quot;&lt;&quot;&amp;IF([.D198]=&quot;FK&quot;;&quot;Select &quot;;VLOOKUP([.F198];[$Auxiliar.$A$27:.$B$48];2;0))&amp;&quot; id=&quot;&quot;&quot;&amp;[.C198]&amp;&quot;&quot;&quot; label=&quot;&quot;&quot;&amp;[.C198]&amp;&quot;&quot;&quot;&quot;&amp; IF([.D198]=&quot;FK&quot;;&quot; datasource=&quot;&quot;table:&quot;&amp;VLOOKUP(&quot;Chave&quot;&amp;&quot;.&quot;&amp;[.C198];[.$Q$1:.$R$2300];2;0)&amp;&quot;&quot;&quot; bindid=&quot;&quot;id&quot;&quot; bindvalue=&quot;&quot;name&quot;&quot;&quot;;&quot;&quot;)&amp;&quot;required=&quot;&quot;&quot;&amp;IF([.H198]=&quot;Sim&quot;;&quot;true&quot;;&quot;false&quot;)&amp;&quot;&quot;&quot; /&gt;&quot;;&quot;&quot;)&amp;IF(AND([.A198]=&quot;Chave&quot;;[.A197]=&quot;Campo&quot;);&quot;&lt;/Form&gt;&quot;;&quot;&quot;)">
            <text:p/>
          </table:table-cell>
          <table:table-cell table:style-name="ce27" table:formula="of:=IF([.A198]&lt;&gt;&quot;&quot;;[.A198]&amp;&quot;.&quot;&amp;[.C198];&quot;&quot;)">
            <text:p/>
          </table:table-cell>
          <table:table-cell table:style-name="ce27" table:formula="of:=IF([.A198]&lt;&gt;&quot;&quot;;[.F198];&quot;&quot;)">
            <text:p/>
          </table:table-cell>
        </table:table-row>
        <table:table-row table:style-name="ro1">
          <table:table-cell table:formula="of:=IF([Campos.A199]=&quot;&quot;;&quot;&quot;;[Campos.A199])">
            <text:p/>
          </table:table-cell>
          <table:table-cell table:formula="of:=IF([Campos.B199]=&quot;&quot;;&quot;&quot;;[Campos.B199])">
            <text:p/>
          </table:table-cell>
          <table:table-cell table:formula="of:=IF([Campos.C199]=&quot;&quot;;&quot;&quot;;[Campos.C199])">
            <text:p/>
          </table:table-cell>
          <table:table-cell table:formula="of:=IF([Campos.D199]=&quot;&quot;;&quot;&quot;;[Campos.D199])">
            <text:p/>
          </table:table-cell>
          <table:table-cell table:style-name="ce24" table:formula="of:=IF([.A199]=&quot;Chave&quot;;SUBSTITUTE([.C199];&quot;,&quot;;&quot;_&quot;)&amp;ROW([.C199]);[.C199])">
            <text:p/>
          </table:table-cell>
          <table:table-cell table:formula="of:=IF([Campos.F199]=&quot;&quot;;&quot;&quot;;[Campos.F199])">
            <text:p/>
          </table:table-cell>
          <table:table-cell table:formula="of:=IF([Campos.G199]=&quot;&quot;;&quot;&quot;;[Campos.G199])">
            <text:p/>
          </table:table-cell>
          <table:table-cell table:formula="of:=IF([Campos.H199]=&quot;&quot;;&quot;&quot;;[Campos.H199])">
            <text:p/>
          </table:table-cell>
          <table:table-cell table:formula="of:=IF([Campos.E199]=&quot;&quot;;&quot;&quot;;[Campos.E199])">
            <text:p/>
          </table:table-cell>
          <table:table-cell table:formula="of:=IF([Campos.I199]=&quot;&quot;;&quot;&quot;;[Campos.I199])">
            <text:p/>
          </table:table-cell>
          <table:table-cell table:formula="of:=IF([.B199]=&quot;&quot;;&quot;&quot;;VLOOKUP([.B199];[$Tabelas.$A$1:.$B$136];2;0))">
            <text:p/>
          </table:table-cell>
          <table:table-cell table:formula="of:=IF([.A199]=&quot;Campo&quot;;IF([.A199]=&quot;&quot;;&quot;&quot;;IF([.A199]&lt;&gt;[.A198];&quot;&quot;;&quot;PREVIOUS=&quot;&quot;&quot;&amp;[.C198]&amp;&quot;&quot;&quot; &quot;) &amp; IF([.A199]&lt;&gt;[.A200];&quot;&quot;;&quot;NEXT=&quot;&quot;&quot;&amp;[.C200]&amp;&quot;&quot;&quot;&quot;));IF([.A199]=&quot;&quot;;&quot;&quot;;IF([.A199]&lt;&gt;[.A198];&quot;&quot;;&quot;PREVIOUS=&quot;&quot;&quot;&amp;[.E198]&amp;&quot;&quot;&quot; &quot;) &amp; IF([.A199]&lt;&gt;[.A200];&quot;&quot;;&quot;NEXT=&quot;&quot;&quot;&amp;[.E200]&amp;&quot;&quot;&quot;&quot;)))">
            <text:p/>
          </table:table-cell>
          <table:table-cell table:formula="of:=IF([.B199]=&quot;&quot;;&quot;&quot;;VLOOKUP([.B199];[$Tabelas.$A$1:.$C$136];3;0))">
            <text:p/>
          </table:table-cell>
          <table:table-cell table:formula="of:=IF([.A199]=&quot;Campo&quot;; IF(ISERROR(VLOOKUP([.F199];[$Auxiliar.$A$1:.$E$17];5;0));&quot;TYPE=&quot;&quot;&quot;&amp;[.F199]&amp;&quot;&quot;&quot; LENGTH=&quot;&quot;&quot;&amp;[.G199]&amp;&quot;&quot;&quot; &quot;;VLOOKUP([.F199];[$Auxiliar.$A$1:.$E$17];5;0)) &amp; IF(AND([.A199]=&quot;Campo&quot;;[.D199]=&quot;PK&quot;); IF([.I199]=&quot;Sim&quot;;&quot; SEQUENCE=&quot;&quot;true&quot;&quot;&quot;;&quot; SEQUENCE=&quot;&quot;false&quot;&quot;&quot;);&quot;&quot;)&amp;IF([.H199]&lt;&gt;&quot;&quot;;&quot; NOTNULL=&quot;&quot;&quot;&amp;IF([.H199]=&quot;Sim&quot;;&quot;true&quot;;&quot;false&quot;)&amp;&quot;&quot;&quot;&quot;;&quot;&quot;);&quot;&quot;)">
            <text:p/>
          </table:table-cell>
          <table:table-cell table:style-name="ce26" table:formula="of:=IF(AND([.B199]&lt;&gt;[.B198];[.B199]&lt;&gt;&quot;&quot;);&quot;&lt;TABLE NAME=&quot;&quot;&quot;&amp;[.B199]&amp;&quot;&quot;&quot; COMMENT=&quot;&quot;&quot;&amp;[.K199]&amp;&quot;&quot;&quot; &quot;&amp; [.M199] &amp;&quot;&gt;&lt;FIELDS&gt;&quot;;&quot;&quot;) &amp; IF(AND([.A199]=&quot;Chave&quot;;[.A198]=&quot;Campo&quot;);&quot;&lt;KEYS&gt;&quot;;&quot;&quot;) &amp; IF([.A199]=&quot;Chave&quot;;&quot;&lt;KEY NAME=&quot;&quot;&quot;&amp;[.E199]&amp;&quot;&quot;&quot; TYPE=&quot;&quot;&quot;&amp;IF([.D199]=&quot;PK&quot;;&quot;primary&quot;;&quot;foreign&quot;)&amp;&quot;&quot;&quot; FIELDS=&quot;&quot;&quot;&amp;[.C199]&amp;&quot;&quot;&quot;&quot;&amp;IF([.D199]=&quot;FK&quot;;&quot; REFTABLE=&quot;&quot;&quot;&amp;[.F199]&amp;&quot;&quot;&quot; REFFIELDS=&quot;&quot;&quot;&amp;[.G199]&amp;&quot;&quot;&quot;&quot;;&quot;&quot;)&amp;&quot; &quot;&amp;[.L199]&amp;&quot; COMMENT=&quot;&quot;&quot;&amp;[.J199]&amp;&quot;&quot;&quot;&quot;&amp;IF(AND([.A199]=&quot;Campo&quot;;[.D199]=&quot;PK&quot;);&quot; SEQUENCE=&quot;&quot;true&quot;&quot;&quot;;&quot;&quot;)&amp;&quot;/&gt;&quot;;&quot;&quot;) &amp; IF([.A199]=&quot;Campo&quot;;&quot;&lt;FIELD NAME=&quot;&quot;&quot;&amp;[.C199]&amp;&quot;&quot;&quot; &quot;&amp;[.N199]&amp;&quot; &quot;&amp;[.L199]&amp;IF(AND([.A199]=&quot;Campo&quot;;[.D199]&lt;&gt;&quot;PK&quot;);&quot; SEQUENCE=&quot;&quot;false&quot;&quot; &quot;;&quot;&quot;)&amp;&quot; COMMENT=&quot;&quot;&quot;&amp;[.J199]&amp;&quot;&quot;&quot;/&gt;&quot;;&quot;&quot;) &amp; IF(AND([.A199]=&quot;Campo&quot;;[.A200]=&quot;Chave&quot;);&quot;&lt;/FIELDS&gt;&quot;;&quot;&quot;) &amp; IF(AND([.A199]=&quot;Chave&quot;;[.A200]&lt;&gt;&quot;Chave&quot;);&quot;&lt;/KEYS&gt;&quot;;&quot;&quot;) &amp; IF([.B199]&lt;&gt;[.B200];&quot;&lt;/TABLE&gt;&quot;;&quot;&quot;) &amp; IF(AND([.A199]=&quot;&quot;;[.A198]&lt;&gt;&quot;&quot;);&quot;&lt;/TABLES&gt;&lt;/XMLDB&gt;&quot;;&quot;&quot;)">
            <text:p/>
          </table:table-cell>
          <table:table-cell table:style-name="ce27" table:formula="of:=IF(AND([.A199]=&quot;Campo&quot;;[.A199]&lt;&gt;[.A198]);&quot;&lt;Form name=&quot;&quot;newRecord&quot;&quot;&gt;&quot;;&quot;&quot;)&amp;IF([.A199]=&quot;Campo&quot;;&quot;&lt;&quot;&amp;IF([.D199]=&quot;FK&quot;;&quot;Select &quot;;VLOOKUP([.F199];[$Auxiliar.$A$27:.$B$48];2;0))&amp;&quot; id=&quot;&quot;&quot;&amp;[.C199]&amp;&quot;&quot;&quot; label=&quot;&quot;&quot;&amp;[.C199]&amp;&quot;&quot;&quot;&quot;&amp; IF([.D199]=&quot;FK&quot;;&quot; datasource=&quot;&quot;table:&quot;&amp;VLOOKUP(&quot;Chave&quot;&amp;&quot;.&quot;&amp;[.C199];[.$Q$1:.$R$2300];2;0)&amp;&quot;&quot;&quot; bindid=&quot;&quot;id&quot;&quot; bindvalue=&quot;&quot;name&quot;&quot;&quot;;&quot;&quot;)&amp;&quot;required=&quot;&quot;&quot;&amp;IF([.H199]=&quot;Sim&quot;;&quot;true&quot;;&quot;false&quot;)&amp;&quot;&quot;&quot; /&gt;&quot;;&quot;&quot;)&amp;IF(AND([.A199]=&quot;Chave&quot;;[.A198]=&quot;Campo&quot;);&quot;&lt;/Form&gt;&quot;;&quot;&quot;)">
            <text:p/>
          </table:table-cell>
          <table:table-cell table:style-name="ce27" table:formula="of:=IF([.A199]&lt;&gt;&quot;&quot;;[.A199]&amp;&quot;.&quot;&amp;[.C199];&quot;&quot;)">
            <text:p/>
          </table:table-cell>
          <table:table-cell table:style-name="ce27" table:formula="of:=IF([.A199]&lt;&gt;&quot;&quot;;[.F199];&quot;&quot;)">
            <text:p/>
          </table:table-cell>
        </table:table-row>
        <table:table-row table:style-name="ro1">
          <table:table-cell table:formula="of:=IF([Campos.A200]=&quot;&quot;;&quot;&quot;;[Campos.A200])">
            <text:p/>
          </table:table-cell>
          <table:table-cell table:formula="of:=IF([Campos.B200]=&quot;&quot;;&quot;&quot;;[Campos.B200])">
            <text:p/>
          </table:table-cell>
          <table:table-cell table:formula="of:=IF([Campos.C200]=&quot;&quot;;&quot;&quot;;[Campos.C200])">
            <text:p/>
          </table:table-cell>
          <table:table-cell table:formula="of:=IF([Campos.D200]=&quot;&quot;;&quot;&quot;;[Campos.D200])">
            <text:p/>
          </table:table-cell>
          <table:table-cell table:style-name="ce24" table:formula="of:=IF([.A200]=&quot;Chave&quot;;SUBSTITUTE([.C200];&quot;,&quot;;&quot;_&quot;)&amp;ROW([.C200]);[.C200])">
            <text:p/>
          </table:table-cell>
          <table:table-cell table:formula="of:=IF([Campos.F200]=&quot;&quot;;&quot;&quot;;[Campos.F200])">
            <text:p/>
          </table:table-cell>
          <table:table-cell table:formula="of:=IF([Campos.G200]=&quot;&quot;;&quot;&quot;;[Campos.G200])">
            <text:p/>
          </table:table-cell>
          <table:table-cell table:formula="of:=IF([Campos.H200]=&quot;&quot;;&quot;&quot;;[Campos.H200])">
            <text:p/>
          </table:table-cell>
          <table:table-cell table:formula="of:=IF([Campos.E200]=&quot;&quot;;&quot;&quot;;[Campos.E200])">
            <text:p/>
          </table:table-cell>
          <table:table-cell table:formula="of:=IF([Campos.I200]=&quot;&quot;;&quot;&quot;;[Campos.I200])">
            <text:p/>
          </table:table-cell>
          <table:table-cell table:formula="of:=IF([.B200]=&quot;&quot;;&quot;&quot;;VLOOKUP([.B200];[$Tabelas.$A$1:.$B$136];2;0))">
            <text:p/>
          </table:table-cell>
          <table:table-cell table:formula="of:=IF([.A200]=&quot;Campo&quot;;IF([.A200]=&quot;&quot;;&quot;&quot;;IF([.A200]&lt;&gt;[.A199];&quot;&quot;;&quot;PREVIOUS=&quot;&quot;&quot;&amp;[.C199]&amp;&quot;&quot;&quot; &quot;) &amp; IF([.A200]&lt;&gt;[.A201];&quot;&quot;;&quot;NEXT=&quot;&quot;&quot;&amp;[.C201]&amp;&quot;&quot;&quot;&quot;));IF([.A200]=&quot;&quot;;&quot;&quot;;IF([.A200]&lt;&gt;[.A199];&quot;&quot;;&quot;PREVIOUS=&quot;&quot;&quot;&amp;[.E199]&amp;&quot;&quot;&quot; &quot;) &amp; IF([.A200]&lt;&gt;[.A201];&quot;&quot;;&quot;NEXT=&quot;&quot;&quot;&amp;[.E201]&amp;&quot;&quot;&quot;&quot;)))">
            <text:p/>
          </table:table-cell>
          <table:table-cell table:formula="of:=IF([.B200]=&quot;&quot;;&quot;&quot;;VLOOKUP([.B200];[$Tabelas.$A$1:.$C$136];3;0))">
            <text:p/>
          </table:table-cell>
          <table:table-cell table:formula="of:=IF([.A200]=&quot;Campo&quot;; IF(ISERROR(VLOOKUP([.F200];[$Auxiliar.$A$1:.$E$17];5;0));&quot;TYPE=&quot;&quot;&quot;&amp;[.F200]&amp;&quot;&quot;&quot; LENGTH=&quot;&quot;&quot;&amp;[.G200]&amp;&quot;&quot;&quot; &quot;;VLOOKUP([.F200];[$Auxiliar.$A$1:.$E$17];5;0)) &amp; IF(AND([.A200]=&quot;Campo&quot;;[.D200]=&quot;PK&quot;); IF([.I200]=&quot;Sim&quot;;&quot; SEQUENCE=&quot;&quot;true&quot;&quot;&quot;;&quot; SEQUENCE=&quot;&quot;false&quot;&quot;&quot;);&quot;&quot;)&amp;IF([.H200]&lt;&gt;&quot;&quot;;&quot; NOTNULL=&quot;&quot;&quot;&amp;IF([.H200]=&quot;Sim&quot;;&quot;true&quot;;&quot;false&quot;)&amp;&quot;&quot;&quot;&quot;;&quot;&quot;);&quot;&quot;)">
            <text:p/>
          </table:table-cell>
          <table:table-cell table:style-name="ce26" table:formula="of:=IF(AND([.B200]&lt;&gt;[.B199];[.B200]&lt;&gt;&quot;&quot;);&quot;&lt;TABLE NAME=&quot;&quot;&quot;&amp;[.B200]&amp;&quot;&quot;&quot; COMMENT=&quot;&quot;&quot;&amp;[.K200]&amp;&quot;&quot;&quot; &quot;&amp; [.M200] &amp;&quot;&gt;&lt;FIELDS&gt;&quot;;&quot;&quot;) &amp; IF(AND([.A200]=&quot;Chave&quot;;[.A199]=&quot;Campo&quot;);&quot;&lt;KEYS&gt;&quot;;&quot;&quot;) &amp; IF([.A200]=&quot;Chave&quot;;&quot;&lt;KEY NAME=&quot;&quot;&quot;&amp;[.E200]&amp;&quot;&quot;&quot; TYPE=&quot;&quot;&quot;&amp;IF([.D200]=&quot;PK&quot;;&quot;primary&quot;;&quot;foreign&quot;)&amp;&quot;&quot;&quot; FIELDS=&quot;&quot;&quot;&amp;[.C200]&amp;&quot;&quot;&quot;&quot;&amp;IF([.D200]=&quot;FK&quot;;&quot; REFTABLE=&quot;&quot;&quot;&amp;[.F200]&amp;&quot;&quot;&quot; REFFIELDS=&quot;&quot;&quot;&amp;[.G200]&amp;&quot;&quot;&quot;&quot;;&quot;&quot;)&amp;&quot; &quot;&amp;[.L200]&amp;&quot; COMMENT=&quot;&quot;&quot;&amp;[.J200]&amp;&quot;&quot;&quot;&quot;&amp;IF(AND([.A200]=&quot;Campo&quot;;[.D200]=&quot;PK&quot;);&quot; SEQUENCE=&quot;&quot;true&quot;&quot;&quot;;&quot;&quot;)&amp;&quot;/&gt;&quot;;&quot;&quot;) &amp; IF([.A200]=&quot;Campo&quot;;&quot;&lt;FIELD NAME=&quot;&quot;&quot;&amp;[.C200]&amp;&quot;&quot;&quot; &quot;&amp;[.N200]&amp;&quot; &quot;&amp;[.L200]&amp;IF(AND([.A200]=&quot;Campo&quot;;[.D200]&lt;&gt;&quot;PK&quot;);&quot; SEQUENCE=&quot;&quot;false&quot;&quot; &quot;;&quot;&quot;)&amp;&quot; COMMENT=&quot;&quot;&quot;&amp;[.J200]&amp;&quot;&quot;&quot;/&gt;&quot;;&quot;&quot;) &amp; IF(AND([.A200]=&quot;Campo&quot;;[.A201]=&quot;Chave&quot;);&quot;&lt;/FIELDS&gt;&quot;;&quot;&quot;) &amp; IF(AND([.A200]=&quot;Chave&quot;;[.A201]&lt;&gt;&quot;Chave&quot;);&quot;&lt;/KEYS&gt;&quot;;&quot;&quot;) &amp; IF([.B200]&lt;&gt;[.B201];&quot;&lt;/TABLE&gt;&quot;;&quot;&quot;) &amp; IF(AND([.A200]=&quot;&quot;;[.A199]&lt;&gt;&quot;&quot;);&quot;&lt;/TABLES&gt;&lt;/XMLDB&gt;&quot;;&quot;&quot;)">
            <text:p/>
          </table:table-cell>
          <table:table-cell table:style-name="ce27" table:formula="of:=IF(AND([.A200]=&quot;Campo&quot;;[.A200]&lt;&gt;[.A199]);&quot;&lt;Form name=&quot;&quot;newRecord&quot;&quot;&gt;&quot;;&quot;&quot;)&amp;IF([.A200]=&quot;Campo&quot;;&quot;&lt;&quot;&amp;IF([.D200]=&quot;FK&quot;;&quot;Select &quot;;VLOOKUP([.F200];[$Auxiliar.$A$27:.$B$48];2;0))&amp;&quot; id=&quot;&quot;&quot;&amp;[.C200]&amp;&quot;&quot;&quot; label=&quot;&quot;&quot;&amp;[.C200]&amp;&quot;&quot;&quot;&quot;&amp; IF([.D200]=&quot;FK&quot;;&quot; datasource=&quot;&quot;table:&quot;&amp;VLOOKUP(&quot;Chave&quot;&amp;&quot;.&quot;&amp;[.C200];[.$Q$1:.$R$2300];2;0)&amp;&quot;&quot;&quot; bindid=&quot;&quot;id&quot;&quot; bindvalue=&quot;&quot;name&quot;&quot;&quot;;&quot;&quot;)&amp;&quot;required=&quot;&quot;&quot;&amp;IF([.H200]=&quot;Sim&quot;;&quot;true&quot;;&quot;false&quot;)&amp;&quot;&quot;&quot; /&gt;&quot;;&quot;&quot;)&amp;IF(AND([.A200]=&quot;Chave&quot;;[.A199]=&quot;Campo&quot;);&quot;&lt;/Form&gt;&quot;;&quot;&quot;)">
            <text:p/>
          </table:table-cell>
          <table:table-cell table:style-name="ce27" table:formula="of:=IF([.A200]&lt;&gt;&quot;&quot;;[.A200]&amp;&quot;.&quot;&amp;[.C200];&quot;&quot;)">
            <text:p/>
          </table:table-cell>
          <table:table-cell table:style-name="ce27" table:formula="of:=IF([.A200]&lt;&gt;&quot;&quot;;[.F200];&quot;&quot;)">
            <text:p/>
          </table:table-cell>
        </table:table-row>
        <table:table-row table:style-name="ro1">
          <table:table-cell table:formula="of:=IF([Campos.A201]=&quot;&quot;;&quot;&quot;;[Campos.A201])">
            <text:p/>
          </table:table-cell>
          <table:table-cell table:formula="of:=IF([Campos.B201]=&quot;&quot;;&quot;&quot;;[Campos.B201])">
            <text:p/>
          </table:table-cell>
          <table:table-cell table:formula="of:=IF([Campos.C201]=&quot;&quot;;&quot;&quot;;[Campos.C201])">
            <text:p/>
          </table:table-cell>
          <table:table-cell table:formula="of:=IF([Campos.D201]=&quot;&quot;;&quot;&quot;;[Campos.D201])">
            <text:p/>
          </table:table-cell>
          <table:table-cell table:style-name="ce24" table:formula="of:=IF([.A201]=&quot;Chave&quot;;SUBSTITUTE([.C201];&quot;,&quot;;&quot;_&quot;)&amp;ROW([.C201]);[.C201])">
            <text:p/>
          </table:table-cell>
          <table:table-cell table:formula="of:=IF([Campos.F201]=&quot;&quot;;&quot;&quot;;[Campos.F201])">
            <text:p/>
          </table:table-cell>
          <table:table-cell table:formula="of:=IF([Campos.G201]=&quot;&quot;;&quot;&quot;;[Campos.G201])">
            <text:p/>
          </table:table-cell>
          <table:table-cell table:formula="of:=IF([Campos.H201]=&quot;&quot;;&quot;&quot;;[Campos.H201])">
            <text:p/>
          </table:table-cell>
          <table:table-cell table:formula="of:=IF([Campos.E201]=&quot;&quot;;&quot;&quot;;[Campos.E201])">
            <text:p/>
          </table:table-cell>
          <table:table-cell table:formula="of:=IF([Campos.I201]=&quot;&quot;;&quot;&quot;;[Campos.I201])">
            <text:p/>
          </table:table-cell>
          <table:table-cell table:formula="of:=IF([.B201]=&quot;&quot;;&quot;&quot;;VLOOKUP([.B201];[$Tabelas.$A$1:.$B$136];2;0))">
            <text:p/>
          </table:table-cell>
          <table:table-cell table:formula="of:=IF([.A201]=&quot;Campo&quot;;IF([.A201]=&quot;&quot;;&quot;&quot;;IF([.A201]&lt;&gt;[.A200];&quot;&quot;;&quot;PREVIOUS=&quot;&quot;&quot;&amp;[.C200]&amp;&quot;&quot;&quot; &quot;) &amp; IF([.A201]&lt;&gt;[.A202];&quot;&quot;;&quot;NEXT=&quot;&quot;&quot;&amp;[.C202]&amp;&quot;&quot;&quot;&quot;));IF([.A201]=&quot;&quot;;&quot;&quot;;IF([.A201]&lt;&gt;[.A200];&quot;&quot;;&quot;PREVIOUS=&quot;&quot;&quot;&amp;[.E200]&amp;&quot;&quot;&quot; &quot;) &amp; IF([.A201]&lt;&gt;[.A202];&quot;&quot;;&quot;NEXT=&quot;&quot;&quot;&amp;[.E202]&amp;&quot;&quot;&quot;&quot;)))">
            <text:p/>
          </table:table-cell>
          <table:table-cell table:formula="of:=IF([.B201]=&quot;&quot;;&quot;&quot;;VLOOKUP([.B201];[$Tabelas.$A$1:.$C$136];3;0))">
            <text:p/>
          </table:table-cell>
          <table:table-cell table:formula="of:=IF([.A201]=&quot;Campo&quot;; IF(ISERROR(VLOOKUP([.F201];[$Auxiliar.$A$1:.$E$17];5;0));&quot;TYPE=&quot;&quot;&quot;&amp;[.F201]&amp;&quot;&quot;&quot; LENGTH=&quot;&quot;&quot;&amp;[.G201]&amp;&quot;&quot;&quot; &quot;;VLOOKUP([.F201];[$Auxiliar.$A$1:.$E$17];5;0)) &amp; IF(AND([.A201]=&quot;Campo&quot;;[.D201]=&quot;PK&quot;); IF([.I201]=&quot;Sim&quot;;&quot; SEQUENCE=&quot;&quot;true&quot;&quot;&quot;;&quot; SEQUENCE=&quot;&quot;false&quot;&quot;&quot;);&quot;&quot;)&amp;IF([.H201]&lt;&gt;&quot;&quot;;&quot; NOTNULL=&quot;&quot;&quot;&amp;IF([.H201]=&quot;Sim&quot;;&quot;true&quot;;&quot;false&quot;)&amp;&quot;&quot;&quot;&quot;;&quot;&quot;);&quot;&quot;)">
            <text:p/>
          </table:table-cell>
          <table:table-cell table:style-name="ce26" table:formula="of:=IF(AND([.B201]&lt;&gt;[.B200];[.B201]&lt;&gt;&quot;&quot;);&quot;&lt;TABLE NAME=&quot;&quot;&quot;&amp;[.B201]&amp;&quot;&quot;&quot; COMMENT=&quot;&quot;&quot;&amp;[.K201]&amp;&quot;&quot;&quot; &quot;&amp; [.M201] &amp;&quot;&gt;&lt;FIELDS&gt;&quot;;&quot;&quot;) &amp; IF(AND([.A201]=&quot;Chave&quot;;[.A200]=&quot;Campo&quot;);&quot;&lt;KEYS&gt;&quot;;&quot;&quot;) &amp; IF([.A201]=&quot;Chave&quot;;&quot;&lt;KEY NAME=&quot;&quot;&quot;&amp;[.E201]&amp;&quot;&quot;&quot; TYPE=&quot;&quot;&quot;&amp;IF([.D201]=&quot;PK&quot;;&quot;primary&quot;;&quot;foreign&quot;)&amp;&quot;&quot;&quot; FIELDS=&quot;&quot;&quot;&amp;[.C201]&amp;&quot;&quot;&quot;&quot;&amp;IF([.D201]=&quot;FK&quot;;&quot; REFTABLE=&quot;&quot;&quot;&amp;[.F201]&amp;&quot;&quot;&quot; REFFIELDS=&quot;&quot;&quot;&amp;[.G201]&amp;&quot;&quot;&quot;&quot;;&quot;&quot;)&amp;&quot; &quot;&amp;[.L201]&amp;&quot; COMMENT=&quot;&quot;&quot;&amp;[.J201]&amp;&quot;&quot;&quot;&quot;&amp;IF(AND([.A201]=&quot;Campo&quot;;[.D201]=&quot;PK&quot;);&quot; SEQUENCE=&quot;&quot;true&quot;&quot;&quot;;&quot;&quot;)&amp;&quot;/&gt;&quot;;&quot;&quot;) &amp; IF([.A201]=&quot;Campo&quot;;&quot;&lt;FIELD NAME=&quot;&quot;&quot;&amp;[.C201]&amp;&quot;&quot;&quot; &quot;&amp;[.N201]&amp;&quot; &quot;&amp;[.L201]&amp;IF(AND([.A201]=&quot;Campo&quot;;[.D201]&lt;&gt;&quot;PK&quot;);&quot; SEQUENCE=&quot;&quot;false&quot;&quot; &quot;;&quot;&quot;)&amp;&quot; COMMENT=&quot;&quot;&quot;&amp;[.J201]&amp;&quot;&quot;&quot;/&gt;&quot;;&quot;&quot;) &amp; IF(AND([.A201]=&quot;Campo&quot;;[.A202]=&quot;Chave&quot;);&quot;&lt;/FIELDS&gt;&quot;;&quot;&quot;) &amp; IF(AND([.A201]=&quot;Chave&quot;;[.A202]&lt;&gt;&quot;Chave&quot;);&quot;&lt;/KEYS&gt;&quot;;&quot;&quot;) &amp; IF([.B201]&lt;&gt;[.B202];&quot;&lt;/TABLE&gt;&quot;;&quot;&quot;) &amp; IF(AND([.A201]=&quot;&quot;;[.A200]&lt;&gt;&quot;&quot;);&quot;&lt;/TABLES&gt;&lt;/XMLDB&gt;&quot;;&quot;&quot;)">
            <text:p/>
          </table:table-cell>
          <table:table-cell table:style-name="ce27" table:formula="of:=IF(AND([.A201]=&quot;Campo&quot;;[.A201]&lt;&gt;[.A200]);&quot;&lt;Form name=&quot;&quot;newRecord&quot;&quot;&gt;&quot;;&quot;&quot;)&amp;IF([.A201]=&quot;Campo&quot;;&quot;&lt;&quot;&amp;IF([.D201]=&quot;FK&quot;;&quot;Select &quot;;VLOOKUP([.F201];[$Auxiliar.$A$27:.$B$48];2;0))&amp;&quot; id=&quot;&quot;&quot;&amp;[.C201]&amp;&quot;&quot;&quot; label=&quot;&quot;&quot;&amp;[.C201]&amp;&quot;&quot;&quot;&quot;&amp; IF([.D201]=&quot;FK&quot;;&quot; datasource=&quot;&quot;table:&quot;&amp;VLOOKUP(&quot;Chave&quot;&amp;&quot;.&quot;&amp;[.C201];[.$Q$1:.$R$2300];2;0)&amp;&quot;&quot;&quot; bindid=&quot;&quot;id&quot;&quot; bindvalue=&quot;&quot;name&quot;&quot;&quot;;&quot;&quot;)&amp;&quot;required=&quot;&quot;&quot;&amp;IF([.H201]=&quot;Sim&quot;;&quot;true&quot;;&quot;false&quot;)&amp;&quot;&quot;&quot; /&gt;&quot;;&quot;&quot;)&amp;IF(AND([.A201]=&quot;Chave&quot;;[.A200]=&quot;Campo&quot;);&quot;&lt;/Form&gt;&quot;;&quot;&quot;)">
            <text:p/>
          </table:table-cell>
          <table:table-cell table:style-name="ce27" table:formula="of:=IF([.A201]&lt;&gt;&quot;&quot;;[.A201]&amp;&quot;.&quot;&amp;[.C201];&quot;&quot;)">
            <text:p/>
          </table:table-cell>
          <table:table-cell table:style-name="ce27" table:formula="of:=IF([.A201]&lt;&gt;&quot;&quot;;[.F201];&quot;&quot;)">
            <text:p/>
          </table:table-cell>
        </table:table-row>
        <table:table-row table:style-name="ro1">
          <table:table-cell table:formula="of:=IF([Campos.A202]=&quot;&quot;;&quot;&quot;;[Campos.A202])">
            <text:p/>
          </table:table-cell>
          <table:table-cell table:formula="of:=IF([Campos.B202]=&quot;&quot;;&quot;&quot;;[Campos.B202])">
            <text:p/>
          </table:table-cell>
          <table:table-cell table:formula="of:=IF([Campos.C202]=&quot;&quot;;&quot;&quot;;[Campos.C202])">
            <text:p/>
          </table:table-cell>
          <table:table-cell table:formula="of:=IF([Campos.D202]=&quot;&quot;;&quot;&quot;;[Campos.D202])">
            <text:p/>
          </table:table-cell>
          <table:table-cell table:style-name="ce24" table:formula="of:=IF([.A202]=&quot;Chave&quot;;SUBSTITUTE([.C202];&quot;,&quot;;&quot;_&quot;)&amp;ROW([.C202]);[.C202])">
            <text:p/>
          </table:table-cell>
          <table:table-cell table:formula="of:=IF([Campos.F202]=&quot;&quot;;&quot;&quot;;[Campos.F202])">
            <text:p/>
          </table:table-cell>
          <table:table-cell table:formula="of:=IF([Campos.G202]=&quot;&quot;;&quot;&quot;;[Campos.G202])">
            <text:p/>
          </table:table-cell>
          <table:table-cell table:formula="of:=IF([Campos.H202]=&quot;&quot;;&quot;&quot;;[Campos.H202])">
            <text:p/>
          </table:table-cell>
          <table:table-cell table:formula="of:=IF([Campos.E202]=&quot;&quot;;&quot;&quot;;[Campos.E202])">
            <text:p/>
          </table:table-cell>
          <table:table-cell table:formula="of:=IF([Campos.I202]=&quot;&quot;;&quot;&quot;;[Campos.I202])">
            <text:p/>
          </table:table-cell>
          <table:table-cell table:formula="of:=IF([.B202]=&quot;&quot;;&quot;&quot;;VLOOKUP([.B202];[$Tabelas.$A$1:.$B$136];2;0))">
            <text:p/>
          </table:table-cell>
          <table:table-cell table:formula="of:=IF([.A202]=&quot;Campo&quot;;IF([.A202]=&quot;&quot;;&quot;&quot;;IF([.A202]&lt;&gt;[.A201];&quot;&quot;;&quot;PREVIOUS=&quot;&quot;&quot;&amp;[.C201]&amp;&quot;&quot;&quot; &quot;) &amp; IF([.A202]&lt;&gt;[.A203];&quot;&quot;;&quot;NEXT=&quot;&quot;&quot;&amp;[.C203]&amp;&quot;&quot;&quot;&quot;));IF([.A202]=&quot;&quot;;&quot;&quot;;IF([.A202]&lt;&gt;[.A201];&quot;&quot;;&quot;PREVIOUS=&quot;&quot;&quot;&amp;[.E201]&amp;&quot;&quot;&quot; &quot;) &amp; IF([.A202]&lt;&gt;[.A203];&quot;&quot;;&quot;NEXT=&quot;&quot;&quot;&amp;[.E203]&amp;&quot;&quot;&quot;&quot;)))">
            <text:p/>
          </table:table-cell>
          <table:table-cell table:formula="of:=IF([.B202]=&quot;&quot;;&quot;&quot;;VLOOKUP([.B202];[$Tabelas.$A$1:.$C$136];3;0))">
            <text:p/>
          </table:table-cell>
          <table:table-cell table:formula="of:=IF([.A202]=&quot;Campo&quot;; IF(ISERROR(VLOOKUP([.F202];[$Auxiliar.$A$1:.$E$17];5;0));&quot;TYPE=&quot;&quot;&quot;&amp;[.F202]&amp;&quot;&quot;&quot; LENGTH=&quot;&quot;&quot;&amp;[.G202]&amp;&quot;&quot;&quot; &quot;;VLOOKUP([.F202];[$Auxiliar.$A$1:.$E$17];5;0)) &amp; IF(AND([.A202]=&quot;Campo&quot;;[.D202]=&quot;PK&quot;); IF([.I202]=&quot;Sim&quot;;&quot; SEQUENCE=&quot;&quot;true&quot;&quot;&quot;;&quot; SEQUENCE=&quot;&quot;false&quot;&quot;&quot;);&quot;&quot;)&amp;IF([.H202]&lt;&gt;&quot;&quot;;&quot; NOTNULL=&quot;&quot;&quot;&amp;IF([.H202]=&quot;Sim&quot;;&quot;true&quot;;&quot;false&quot;)&amp;&quot;&quot;&quot;&quot;;&quot;&quot;);&quot;&quot;)">
            <text:p/>
          </table:table-cell>
          <table:table-cell table:style-name="ce26" table:formula="of:=IF(AND([.B202]&lt;&gt;[.B201];[.B202]&lt;&gt;&quot;&quot;);&quot;&lt;TABLE NAME=&quot;&quot;&quot;&amp;[.B202]&amp;&quot;&quot;&quot; COMMENT=&quot;&quot;&quot;&amp;[.K202]&amp;&quot;&quot;&quot; &quot;&amp; [.M202] &amp;&quot;&gt;&lt;FIELDS&gt;&quot;;&quot;&quot;) &amp; IF(AND([.A202]=&quot;Chave&quot;;[.A201]=&quot;Campo&quot;);&quot;&lt;KEYS&gt;&quot;;&quot;&quot;) &amp; IF([.A202]=&quot;Chave&quot;;&quot;&lt;KEY NAME=&quot;&quot;&quot;&amp;[.E202]&amp;&quot;&quot;&quot; TYPE=&quot;&quot;&quot;&amp;IF([.D202]=&quot;PK&quot;;&quot;primary&quot;;&quot;foreign&quot;)&amp;&quot;&quot;&quot; FIELDS=&quot;&quot;&quot;&amp;[.C202]&amp;&quot;&quot;&quot;&quot;&amp;IF([.D202]=&quot;FK&quot;;&quot; REFTABLE=&quot;&quot;&quot;&amp;[.F202]&amp;&quot;&quot;&quot; REFFIELDS=&quot;&quot;&quot;&amp;[.G202]&amp;&quot;&quot;&quot;&quot;;&quot;&quot;)&amp;&quot; &quot;&amp;[.L202]&amp;&quot; COMMENT=&quot;&quot;&quot;&amp;[.J202]&amp;&quot;&quot;&quot;&quot;&amp;IF(AND([.A202]=&quot;Campo&quot;;[.D202]=&quot;PK&quot;);&quot; SEQUENCE=&quot;&quot;true&quot;&quot;&quot;;&quot;&quot;)&amp;&quot;/&gt;&quot;;&quot;&quot;) &amp; IF([.A202]=&quot;Campo&quot;;&quot;&lt;FIELD NAME=&quot;&quot;&quot;&amp;[.C202]&amp;&quot;&quot;&quot; &quot;&amp;[.N202]&amp;&quot; &quot;&amp;[.L202]&amp;IF(AND([.A202]=&quot;Campo&quot;;[.D202]&lt;&gt;&quot;PK&quot;);&quot; SEQUENCE=&quot;&quot;false&quot;&quot; &quot;;&quot;&quot;)&amp;&quot; COMMENT=&quot;&quot;&quot;&amp;[.J202]&amp;&quot;&quot;&quot;/&gt;&quot;;&quot;&quot;) &amp; IF(AND([.A202]=&quot;Campo&quot;;[.A203]=&quot;Chave&quot;);&quot;&lt;/FIELDS&gt;&quot;;&quot;&quot;) &amp; IF(AND([.A202]=&quot;Chave&quot;;[.A203]&lt;&gt;&quot;Chave&quot;);&quot;&lt;/KEYS&gt;&quot;;&quot;&quot;) &amp; IF([.B202]&lt;&gt;[.B203];&quot;&lt;/TABLE&gt;&quot;;&quot;&quot;) &amp; IF(AND([.A202]=&quot;&quot;;[.A201]&lt;&gt;&quot;&quot;);&quot;&lt;/TABLES&gt;&lt;/XMLDB&gt;&quot;;&quot;&quot;)">
            <text:p/>
          </table:table-cell>
          <table:table-cell table:style-name="ce27" table:formula="of:=IF(AND([.A202]=&quot;Campo&quot;;[.A202]&lt;&gt;[.A201]);&quot;&lt;Form name=&quot;&quot;newRecord&quot;&quot;&gt;&quot;;&quot;&quot;)&amp;IF([.A202]=&quot;Campo&quot;;&quot;&lt;&quot;&amp;IF([.D202]=&quot;FK&quot;;&quot;Select &quot;;VLOOKUP([.F202];[$Auxiliar.$A$27:.$B$48];2;0))&amp;&quot; id=&quot;&quot;&quot;&amp;[.C202]&amp;&quot;&quot;&quot; label=&quot;&quot;&quot;&amp;[.C202]&amp;&quot;&quot;&quot;&quot;&amp; IF([.D202]=&quot;FK&quot;;&quot; datasource=&quot;&quot;table:&quot;&amp;VLOOKUP(&quot;Chave&quot;&amp;&quot;.&quot;&amp;[.C202];[.$Q$1:.$R$2300];2;0)&amp;&quot;&quot;&quot; bindid=&quot;&quot;id&quot;&quot; bindvalue=&quot;&quot;name&quot;&quot;&quot;;&quot;&quot;)&amp;&quot;required=&quot;&quot;&quot;&amp;IF([.H202]=&quot;Sim&quot;;&quot;true&quot;;&quot;false&quot;)&amp;&quot;&quot;&quot; /&gt;&quot;;&quot;&quot;)&amp;IF(AND([.A202]=&quot;Chave&quot;;[.A201]=&quot;Campo&quot;);&quot;&lt;/Form&gt;&quot;;&quot;&quot;)">
            <text:p/>
          </table:table-cell>
          <table:table-cell table:style-name="ce27" table:formula="of:=IF([.A202]&lt;&gt;&quot;&quot;;[.A202]&amp;&quot;.&quot;&amp;[.C202];&quot;&quot;)">
            <text:p/>
          </table:table-cell>
          <table:table-cell table:style-name="ce27" table:formula="of:=IF([.A202]&lt;&gt;&quot;&quot;;[.F202];&quot;&quot;)">
            <text:p/>
          </table:table-cell>
        </table:table-row>
        <table:table-row table:style-name="ro1">
          <table:table-cell table:formula="of:=IF([Campos.A203]=&quot;&quot;;&quot;&quot;;[Campos.A203])">
            <text:p/>
          </table:table-cell>
          <table:table-cell table:formula="of:=IF([Campos.B203]=&quot;&quot;;&quot;&quot;;[Campos.B203])">
            <text:p/>
          </table:table-cell>
          <table:table-cell table:formula="of:=IF([Campos.C203]=&quot;&quot;;&quot;&quot;;[Campos.C203])">
            <text:p/>
          </table:table-cell>
          <table:table-cell table:formula="of:=IF([Campos.D203]=&quot;&quot;;&quot;&quot;;[Campos.D203])">
            <text:p/>
          </table:table-cell>
          <table:table-cell table:style-name="ce24" table:formula="of:=IF([.A203]=&quot;Chave&quot;;SUBSTITUTE([.C203];&quot;,&quot;;&quot;_&quot;)&amp;ROW([.C203]);[.C203])">
            <text:p/>
          </table:table-cell>
          <table:table-cell table:formula="of:=IF([Campos.F203]=&quot;&quot;;&quot;&quot;;[Campos.F203])">
            <text:p/>
          </table:table-cell>
          <table:table-cell table:formula="of:=IF([Campos.G203]=&quot;&quot;;&quot;&quot;;[Campos.G203])">
            <text:p/>
          </table:table-cell>
          <table:table-cell table:formula="of:=IF([Campos.H203]=&quot;&quot;;&quot;&quot;;[Campos.H203])">
            <text:p/>
          </table:table-cell>
          <table:table-cell table:formula="of:=IF([Campos.E203]=&quot;&quot;;&quot;&quot;;[Campos.E203])">
            <text:p/>
          </table:table-cell>
          <table:table-cell table:formula="of:=IF([Campos.I203]=&quot;&quot;;&quot;&quot;;[Campos.I203])">
            <text:p/>
          </table:table-cell>
          <table:table-cell table:formula="of:=IF([.B203]=&quot;&quot;;&quot;&quot;;VLOOKUP([.B203];[$Tabelas.$A$1:.$B$136];2;0))">
            <text:p/>
          </table:table-cell>
          <table:table-cell table:formula="of:=IF([.A203]=&quot;Campo&quot;;IF([.A203]=&quot;&quot;;&quot;&quot;;IF([.A203]&lt;&gt;[.A202];&quot;&quot;;&quot;PREVIOUS=&quot;&quot;&quot;&amp;[.C202]&amp;&quot;&quot;&quot; &quot;) &amp; IF([.A203]&lt;&gt;[.A204];&quot;&quot;;&quot;NEXT=&quot;&quot;&quot;&amp;[.C204]&amp;&quot;&quot;&quot;&quot;));IF([.A203]=&quot;&quot;;&quot;&quot;;IF([.A203]&lt;&gt;[.A202];&quot;&quot;;&quot;PREVIOUS=&quot;&quot;&quot;&amp;[.E202]&amp;&quot;&quot;&quot; &quot;) &amp; IF([.A203]&lt;&gt;[.A204];&quot;&quot;;&quot;NEXT=&quot;&quot;&quot;&amp;[.E204]&amp;&quot;&quot;&quot;&quot;)))">
            <text:p/>
          </table:table-cell>
          <table:table-cell table:formula="of:=IF([.B203]=&quot;&quot;;&quot;&quot;;VLOOKUP([.B203];[$Tabelas.$A$1:.$C$136];3;0))">
            <text:p/>
          </table:table-cell>
          <table:table-cell table:formula="of:=IF([.A203]=&quot;Campo&quot;; IF(ISERROR(VLOOKUP([.F203];[$Auxiliar.$A$1:.$E$17];5;0));&quot;TYPE=&quot;&quot;&quot;&amp;[.F203]&amp;&quot;&quot;&quot; LENGTH=&quot;&quot;&quot;&amp;[.G203]&amp;&quot;&quot;&quot; &quot;;VLOOKUP([.F203];[$Auxiliar.$A$1:.$E$17];5;0)) &amp; IF(AND([.A203]=&quot;Campo&quot;;[.D203]=&quot;PK&quot;); IF([.I203]=&quot;Sim&quot;;&quot; SEQUENCE=&quot;&quot;true&quot;&quot;&quot;;&quot; SEQUENCE=&quot;&quot;false&quot;&quot;&quot;);&quot;&quot;)&amp;IF([.H203]&lt;&gt;&quot;&quot;;&quot; NOTNULL=&quot;&quot;&quot;&amp;IF([.H203]=&quot;Sim&quot;;&quot;true&quot;;&quot;false&quot;)&amp;&quot;&quot;&quot;&quot;;&quot;&quot;);&quot;&quot;)">
            <text:p/>
          </table:table-cell>
          <table:table-cell table:style-name="ce26" table:formula="of:=IF(AND([.B203]&lt;&gt;[.B202];[.B203]&lt;&gt;&quot;&quot;);&quot;&lt;TABLE NAME=&quot;&quot;&quot;&amp;[.B203]&amp;&quot;&quot;&quot; COMMENT=&quot;&quot;&quot;&amp;[.K203]&amp;&quot;&quot;&quot; &quot;&amp; [.M203] &amp;&quot;&gt;&lt;FIELDS&gt;&quot;;&quot;&quot;) &amp; IF(AND([.A203]=&quot;Chave&quot;;[.A202]=&quot;Campo&quot;);&quot;&lt;KEYS&gt;&quot;;&quot;&quot;) &amp; IF([.A203]=&quot;Chave&quot;;&quot;&lt;KEY NAME=&quot;&quot;&quot;&amp;[.E203]&amp;&quot;&quot;&quot; TYPE=&quot;&quot;&quot;&amp;IF([.D203]=&quot;PK&quot;;&quot;primary&quot;;&quot;foreign&quot;)&amp;&quot;&quot;&quot; FIELDS=&quot;&quot;&quot;&amp;[.C203]&amp;&quot;&quot;&quot;&quot;&amp;IF([.D203]=&quot;FK&quot;;&quot; REFTABLE=&quot;&quot;&quot;&amp;[.F203]&amp;&quot;&quot;&quot; REFFIELDS=&quot;&quot;&quot;&amp;[.G203]&amp;&quot;&quot;&quot;&quot;;&quot;&quot;)&amp;&quot; &quot;&amp;[.L203]&amp;&quot; COMMENT=&quot;&quot;&quot;&amp;[.J203]&amp;&quot;&quot;&quot;&quot;&amp;IF(AND([.A203]=&quot;Campo&quot;;[.D203]=&quot;PK&quot;);&quot; SEQUENCE=&quot;&quot;true&quot;&quot;&quot;;&quot;&quot;)&amp;&quot;/&gt;&quot;;&quot;&quot;) &amp; IF([.A203]=&quot;Campo&quot;;&quot;&lt;FIELD NAME=&quot;&quot;&quot;&amp;[.C203]&amp;&quot;&quot;&quot; &quot;&amp;[.N203]&amp;&quot; &quot;&amp;[.L203]&amp;IF(AND([.A203]=&quot;Campo&quot;;[.D203]&lt;&gt;&quot;PK&quot;);&quot; SEQUENCE=&quot;&quot;false&quot;&quot; &quot;;&quot;&quot;)&amp;&quot; COMMENT=&quot;&quot;&quot;&amp;[.J203]&amp;&quot;&quot;&quot;/&gt;&quot;;&quot;&quot;) &amp; IF(AND([.A203]=&quot;Campo&quot;;[.A204]=&quot;Chave&quot;);&quot;&lt;/FIELDS&gt;&quot;;&quot;&quot;) &amp; IF(AND([.A203]=&quot;Chave&quot;;[.A204]&lt;&gt;&quot;Chave&quot;);&quot;&lt;/KEYS&gt;&quot;;&quot;&quot;) &amp; IF([.B203]&lt;&gt;[.B204];&quot;&lt;/TABLE&gt;&quot;;&quot;&quot;) &amp; IF(AND([.A203]=&quot;&quot;;[.A202]&lt;&gt;&quot;&quot;);&quot;&lt;/TABLES&gt;&lt;/XMLDB&gt;&quot;;&quot;&quot;)">
            <text:p/>
          </table:table-cell>
          <table:table-cell table:style-name="ce27" table:formula="of:=IF(AND([.A203]=&quot;Campo&quot;;[.A203]&lt;&gt;[.A202]);&quot;&lt;Form name=&quot;&quot;newRecord&quot;&quot;&gt;&quot;;&quot;&quot;)&amp;IF([.A203]=&quot;Campo&quot;;&quot;&lt;&quot;&amp;IF([.D203]=&quot;FK&quot;;&quot;Select &quot;;VLOOKUP([.F203];[$Auxiliar.$A$27:.$B$48];2;0))&amp;&quot; id=&quot;&quot;&quot;&amp;[.C203]&amp;&quot;&quot;&quot; label=&quot;&quot;&quot;&amp;[.C203]&amp;&quot;&quot;&quot;&quot;&amp; IF([.D203]=&quot;FK&quot;;&quot; datasource=&quot;&quot;table:&quot;&amp;VLOOKUP(&quot;Chave&quot;&amp;&quot;.&quot;&amp;[.C203];[.$Q$1:.$R$2300];2;0)&amp;&quot;&quot;&quot; bindid=&quot;&quot;id&quot;&quot; bindvalue=&quot;&quot;name&quot;&quot;&quot;;&quot;&quot;)&amp;&quot;required=&quot;&quot;&quot;&amp;IF([.H203]=&quot;Sim&quot;;&quot;true&quot;;&quot;false&quot;)&amp;&quot;&quot;&quot; /&gt;&quot;;&quot;&quot;)&amp;IF(AND([.A203]=&quot;Chave&quot;;[.A202]=&quot;Campo&quot;);&quot;&lt;/Form&gt;&quot;;&quot;&quot;)">
            <text:p/>
          </table:table-cell>
          <table:table-cell table:style-name="ce27" table:formula="of:=IF([.A203]&lt;&gt;&quot;&quot;;[.A203]&amp;&quot;.&quot;&amp;[.C203];&quot;&quot;)">
            <text:p/>
          </table:table-cell>
          <table:table-cell table:style-name="ce27" table:formula="of:=IF([.A203]&lt;&gt;&quot;&quot;;[.F203];&quot;&quot;)">
            <text:p/>
          </table:table-cell>
        </table:table-row>
        <table:table-row table:style-name="ro1">
          <table:table-cell table:formula="of:=IF([Campos.A204]=&quot;&quot;;&quot;&quot;;[Campos.A204])">
            <text:p/>
          </table:table-cell>
          <table:table-cell table:formula="of:=IF([Campos.B204]=&quot;&quot;;&quot;&quot;;[Campos.B204])">
            <text:p/>
          </table:table-cell>
          <table:table-cell table:formula="of:=IF([Campos.C204]=&quot;&quot;;&quot;&quot;;[Campos.C204])">
            <text:p/>
          </table:table-cell>
          <table:table-cell table:formula="of:=IF([Campos.D204]=&quot;&quot;;&quot;&quot;;[Campos.D204])">
            <text:p/>
          </table:table-cell>
          <table:table-cell table:style-name="ce24" table:formula="of:=IF([.A204]=&quot;Chave&quot;;SUBSTITUTE([.C204];&quot;,&quot;;&quot;_&quot;)&amp;ROW([.C204]);[.C204])">
            <text:p/>
          </table:table-cell>
          <table:table-cell table:formula="of:=IF([Campos.F204]=&quot;&quot;;&quot;&quot;;[Campos.F204])">
            <text:p/>
          </table:table-cell>
          <table:table-cell table:formula="of:=IF([Campos.G204]=&quot;&quot;;&quot;&quot;;[Campos.G204])">
            <text:p/>
          </table:table-cell>
          <table:table-cell table:formula="of:=IF([Campos.H204]=&quot;&quot;;&quot;&quot;;[Campos.H204])">
            <text:p/>
          </table:table-cell>
          <table:table-cell table:formula="of:=IF([Campos.E204]=&quot;&quot;;&quot;&quot;;[Campos.E204])">
            <text:p/>
          </table:table-cell>
          <table:table-cell table:formula="of:=IF([Campos.I204]=&quot;&quot;;&quot;&quot;;[Campos.I204])">
            <text:p/>
          </table:table-cell>
          <table:table-cell table:formula="of:=IF([.B204]=&quot;&quot;;&quot;&quot;;VLOOKUP([.B204];[$Tabelas.$A$1:.$B$136];2;0))">
            <text:p/>
          </table:table-cell>
          <table:table-cell table:formula="of:=IF([.A204]=&quot;Campo&quot;;IF([.A204]=&quot;&quot;;&quot;&quot;;IF([.A204]&lt;&gt;[.A203];&quot;&quot;;&quot;PREVIOUS=&quot;&quot;&quot;&amp;[.C203]&amp;&quot;&quot;&quot; &quot;) &amp; IF([.A204]&lt;&gt;[.A205];&quot;&quot;;&quot;NEXT=&quot;&quot;&quot;&amp;[.C205]&amp;&quot;&quot;&quot;&quot;));IF([.A204]=&quot;&quot;;&quot;&quot;;IF([.A204]&lt;&gt;[.A203];&quot;&quot;;&quot;PREVIOUS=&quot;&quot;&quot;&amp;[.E203]&amp;&quot;&quot;&quot; &quot;) &amp; IF([.A204]&lt;&gt;[.A205];&quot;&quot;;&quot;NEXT=&quot;&quot;&quot;&amp;[.E205]&amp;&quot;&quot;&quot;&quot;)))">
            <text:p/>
          </table:table-cell>
          <table:table-cell table:formula="of:=IF([.B204]=&quot;&quot;;&quot;&quot;;VLOOKUP([.B204];[$Tabelas.$A$1:.$C$136];3;0))">
            <text:p/>
          </table:table-cell>
          <table:table-cell table:formula="of:=IF([.A204]=&quot;Campo&quot;; IF(ISERROR(VLOOKUP([.F204];[$Auxiliar.$A$1:.$E$17];5;0));&quot;TYPE=&quot;&quot;&quot;&amp;[.F204]&amp;&quot;&quot;&quot; LENGTH=&quot;&quot;&quot;&amp;[.G204]&amp;&quot;&quot;&quot; &quot;;VLOOKUP([.F204];[$Auxiliar.$A$1:.$E$17];5;0)) &amp; IF(AND([.A204]=&quot;Campo&quot;;[.D204]=&quot;PK&quot;); IF([.I204]=&quot;Sim&quot;;&quot; SEQUENCE=&quot;&quot;true&quot;&quot;&quot;;&quot; SEQUENCE=&quot;&quot;false&quot;&quot;&quot;);&quot;&quot;)&amp;IF([.H204]&lt;&gt;&quot;&quot;;&quot; NOTNULL=&quot;&quot;&quot;&amp;IF([.H204]=&quot;Sim&quot;;&quot;true&quot;;&quot;false&quot;)&amp;&quot;&quot;&quot;&quot;;&quot;&quot;);&quot;&quot;)">
            <text:p/>
          </table:table-cell>
          <table:table-cell table:style-name="ce26" table:formula="of:=IF(AND([.B204]&lt;&gt;[.B203];[.B204]&lt;&gt;&quot;&quot;);&quot;&lt;TABLE NAME=&quot;&quot;&quot;&amp;[.B204]&amp;&quot;&quot;&quot; COMMENT=&quot;&quot;&quot;&amp;[.K204]&amp;&quot;&quot;&quot; &quot;&amp; [.M204] &amp;&quot;&gt;&lt;FIELDS&gt;&quot;;&quot;&quot;) &amp; IF(AND([.A204]=&quot;Chave&quot;;[.A203]=&quot;Campo&quot;);&quot;&lt;KEYS&gt;&quot;;&quot;&quot;) &amp; IF([.A204]=&quot;Chave&quot;;&quot;&lt;KEY NAME=&quot;&quot;&quot;&amp;[.E204]&amp;&quot;&quot;&quot; TYPE=&quot;&quot;&quot;&amp;IF([.D204]=&quot;PK&quot;;&quot;primary&quot;;&quot;foreign&quot;)&amp;&quot;&quot;&quot; FIELDS=&quot;&quot;&quot;&amp;[.C204]&amp;&quot;&quot;&quot;&quot;&amp;IF([.D204]=&quot;FK&quot;;&quot; REFTABLE=&quot;&quot;&quot;&amp;[.F204]&amp;&quot;&quot;&quot; REFFIELDS=&quot;&quot;&quot;&amp;[.G204]&amp;&quot;&quot;&quot;&quot;;&quot;&quot;)&amp;&quot; &quot;&amp;[.L204]&amp;&quot; COMMENT=&quot;&quot;&quot;&amp;[.J204]&amp;&quot;&quot;&quot;&quot;&amp;IF(AND([.A204]=&quot;Campo&quot;;[.D204]=&quot;PK&quot;);&quot; SEQUENCE=&quot;&quot;true&quot;&quot;&quot;;&quot;&quot;)&amp;&quot;/&gt;&quot;;&quot;&quot;) &amp; IF([.A204]=&quot;Campo&quot;;&quot;&lt;FIELD NAME=&quot;&quot;&quot;&amp;[.C204]&amp;&quot;&quot;&quot; &quot;&amp;[.N204]&amp;&quot; &quot;&amp;[.L204]&amp;IF(AND([.A204]=&quot;Campo&quot;;[.D204]&lt;&gt;&quot;PK&quot;);&quot; SEQUENCE=&quot;&quot;false&quot;&quot; &quot;;&quot;&quot;)&amp;&quot; COMMENT=&quot;&quot;&quot;&amp;[.J204]&amp;&quot;&quot;&quot;/&gt;&quot;;&quot;&quot;) &amp; IF(AND([.A204]=&quot;Campo&quot;;[.A205]=&quot;Chave&quot;);&quot;&lt;/FIELDS&gt;&quot;;&quot;&quot;) &amp; IF(AND([.A204]=&quot;Chave&quot;;[.A205]&lt;&gt;&quot;Chave&quot;);&quot;&lt;/KEYS&gt;&quot;;&quot;&quot;) &amp; IF([.B204]&lt;&gt;[.B205];&quot;&lt;/TABLE&gt;&quot;;&quot;&quot;) &amp; IF(AND([.A204]=&quot;&quot;;[.A203]&lt;&gt;&quot;&quot;);&quot;&lt;/TABLES&gt;&lt;/XMLDB&gt;&quot;;&quot;&quot;)">
            <text:p/>
          </table:table-cell>
          <table:table-cell table:style-name="ce27" table:formula="of:=IF(AND([.A204]=&quot;Campo&quot;;[.A204]&lt;&gt;[.A203]);&quot;&lt;Form name=&quot;&quot;newRecord&quot;&quot;&gt;&quot;;&quot;&quot;)&amp;IF([.A204]=&quot;Campo&quot;;&quot;&lt;&quot;&amp;IF([.D204]=&quot;FK&quot;;&quot;Select &quot;;VLOOKUP([.F204];[$Auxiliar.$A$27:.$B$48];2;0))&amp;&quot; id=&quot;&quot;&quot;&amp;[.C204]&amp;&quot;&quot;&quot; label=&quot;&quot;&quot;&amp;[.C204]&amp;&quot;&quot;&quot;&quot;&amp; IF([.D204]=&quot;FK&quot;;&quot; datasource=&quot;&quot;table:&quot;&amp;VLOOKUP(&quot;Chave&quot;&amp;&quot;.&quot;&amp;[.C204];[.$Q$1:.$R$2300];2;0)&amp;&quot;&quot;&quot; bindid=&quot;&quot;id&quot;&quot; bindvalue=&quot;&quot;name&quot;&quot;&quot;;&quot;&quot;)&amp;&quot;required=&quot;&quot;&quot;&amp;IF([.H204]=&quot;Sim&quot;;&quot;true&quot;;&quot;false&quot;)&amp;&quot;&quot;&quot; /&gt;&quot;;&quot;&quot;)&amp;IF(AND([.A204]=&quot;Chave&quot;;[.A203]=&quot;Campo&quot;);&quot;&lt;/Form&gt;&quot;;&quot;&quot;)">
            <text:p/>
          </table:table-cell>
          <table:table-cell table:style-name="ce27" table:formula="of:=IF([.A204]&lt;&gt;&quot;&quot;;[.A204]&amp;&quot;.&quot;&amp;[.C204];&quot;&quot;)">
            <text:p/>
          </table:table-cell>
          <table:table-cell table:style-name="ce27" table:formula="of:=IF([.A204]&lt;&gt;&quot;&quot;;[.F204];&quot;&quot;)">
            <text:p/>
          </table:table-cell>
        </table:table-row>
        <table:table-row table:style-name="ro1">
          <table:table-cell table:formula="of:=IF([Campos.A205]=&quot;&quot;;&quot;&quot;;[Campos.A205])">
            <text:p/>
          </table:table-cell>
          <table:table-cell table:formula="of:=IF([Campos.B205]=&quot;&quot;;&quot;&quot;;[Campos.B205])">
            <text:p/>
          </table:table-cell>
          <table:table-cell table:formula="of:=IF([Campos.C205]=&quot;&quot;;&quot;&quot;;[Campos.C205])">
            <text:p/>
          </table:table-cell>
          <table:table-cell table:formula="of:=IF([Campos.D205]=&quot;&quot;;&quot;&quot;;[Campos.D205])">
            <text:p/>
          </table:table-cell>
          <table:table-cell table:style-name="ce24" table:formula="of:=IF([.A205]=&quot;Chave&quot;;SUBSTITUTE([.C205];&quot;,&quot;;&quot;_&quot;)&amp;ROW([.C205]);[.C205])">
            <text:p/>
          </table:table-cell>
          <table:table-cell table:formula="of:=IF([Campos.F205]=&quot;&quot;;&quot;&quot;;[Campos.F205])">
            <text:p/>
          </table:table-cell>
          <table:table-cell table:formula="of:=IF([Campos.G205]=&quot;&quot;;&quot;&quot;;[Campos.G205])">
            <text:p/>
          </table:table-cell>
          <table:table-cell table:formula="of:=IF([Campos.H205]=&quot;&quot;;&quot;&quot;;[Campos.H205])">
            <text:p/>
          </table:table-cell>
          <table:table-cell table:formula="of:=IF([Campos.E205]=&quot;&quot;;&quot;&quot;;[Campos.E205])">
            <text:p/>
          </table:table-cell>
          <table:table-cell table:formula="of:=IF([Campos.I205]=&quot;&quot;;&quot;&quot;;[Campos.I205])">
            <text:p/>
          </table:table-cell>
          <table:table-cell table:formula="of:=IF([.B205]=&quot;&quot;;&quot;&quot;;VLOOKUP([.B205];[$Tabelas.$A$1:.$B$136];2;0))">
            <text:p/>
          </table:table-cell>
          <table:table-cell table:formula="of:=IF([.A205]=&quot;Campo&quot;;IF([.A205]=&quot;&quot;;&quot;&quot;;IF([.A205]&lt;&gt;[.A204];&quot;&quot;;&quot;PREVIOUS=&quot;&quot;&quot;&amp;[.C204]&amp;&quot;&quot;&quot; &quot;) &amp; IF([.A205]&lt;&gt;[.A206];&quot;&quot;;&quot;NEXT=&quot;&quot;&quot;&amp;[.C206]&amp;&quot;&quot;&quot;&quot;));IF([.A205]=&quot;&quot;;&quot;&quot;;IF([.A205]&lt;&gt;[.A204];&quot;&quot;;&quot;PREVIOUS=&quot;&quot;&quot;&amp;[.E204]&amp;&quot;&quot;&quot; &quot;) &amp; IF([.A205]&lt;&gt;[.A206];&quot;&quot;;&quot;NEXT=&quot;&quot;&quot;&amp;[.E206]&amp;&quot;&quot;&quot;&quot;)))">
            <text:p/>
          </table:table-cell>
          <table:table-cell table:formula="of:=IF([.B205]=&quot;&quot;;&quot;&quot;;VLOOKUP([.B205];[$Tabelas.$A$1:.$C$136];3;0))">
            <text:p/>
          </table:table-cell>
          <table:table-cell table:formula="of:=IF([.A205]=&quot;Campo&quot;; IF(ISERROR(VLOOKUP([.F205];[$Auxiliar.$A$1:.$E$17];5;0));&quot;TYPE=&quot;&quot;&quot;&amp;[.F205]&amp;&quot;&quot;&quot; LENGTH=&quot;&quot;&quot;&amp;[.G205]&amp;&quot;&quot;&quot; &quot;;VLOOKUP([.F205];[$Auxiliar.$A$1:.$E$17];5;0)) &amp; IF(AND([.A205]=&quot;Campo&quot;;[.D205]=&quot;PK&quot;); IF([.I205]=&quot;Sim&quot;;&quot; SEQUENCE=&quot;&quot;true&quot;&quot;&quot;;&quot; SEQUENCE=&quot;&quot;false&quot;&quot;&quot;);&quot;&quot;)&amp;IF([.H205]&lt;&gt;&quot;&quot;;&quot; NOTNULL=&quot;&quot;&quot;&amp;IF([.H205]=&quot;Sim&quot;;&quot;true&quot;;&quot;false&quot;)&amp;&quot;&quot;&quot;&quot;;&quot;&quot;);&quot;&quot;)">
            <text:p/>
          </table:table-cell>
          <table:table-cell table:style-name="ce26" table:formula="of:=IF(AND([.B205]&lt;&gt;[.B204];[.B205]&lt;&gt;&quot;&quot;);&quot;&lt;TABLE NAME=&quot;&quot;&quot;&amp;[.B205]&amp;&quot;&quot;&quot; COMMENT=&quot;&quot;&quot;&amp;[.K205]&amp;&quot;&quot;&quot; &quot;&amp; [.M205] &amp;&quot;&gt;&lt;FIELDS&gt;&quot;;&quot;&quot;) &amp; IF(AND([.A205]=&quot;Chave&quot;;[.A204]=&quot;Campo&quot;);&quot;&lt;KEYS&gt;&quot;;&quot;&quot;) &amp; IF([.A205]=&quot;Chave&quot;;&quot;&lt;KEY NAME=&quot;&quot;&quot;&amp;[.E205]&amp;&quot;&quot;&quot; TYPE=&quot;&quot;&quot;&amp;IF([.D205]=&quot;PK&quot;;&quot;primary&quot;;&quot;foreign&quot;)&amp;&quot;&quot;&quot; FIELDS=&quot;&quot;&quot;&amp;[.C205]&amp;&quot;&quot;&quot;&quot;&amp;IF([.D205]=&quot;FK&quot;;&quot; REFTABLE=&quot;&quot;&quot;&amp;[.F205]&amp;&quot;&quot;&quot; REFFIELDS=&quot;&quot;&quot;&amp;[.G205]&amp;&quot;&quot;&quot;&quot;;&quot;&quot;)&amp;&quot; &quot;&amp;[.L205]&amp;&quot; COMMENT=&quot;&quot;&quot;&amp;[.J205]&amp;&quot;&quot;&quot;&quot;&amp;IF(AND([.A205]=&quot;Campo&quot;;[.D205]=&quot;PK&quot;);&quot; SEQUENCE=&quot;&quot;true&quot;&quot;&quot;;&quot;&quot;)&amp;&quot;/&gt;&quot;;&quot;&quot;) &amp; IF([.A205]=&quot;Campo&quot;;&quot;&lt;FIELD NAME=&quot;&quot;&quot;&amp;[.C205]&amp;&quot;&quot;&quot; &quot;&amp;[.N205]&amp;&quot; &quot;&amp;[.L205]&amp;IF(AND([.A205]=&quot;Campo&quot;;[.D205]&lt;&gt;&quot;PK&quot;);&quot; SEQUENCE=&quot;&quot;false&quot;&quot; &quot;;&quot;&quot;)&amp;&quot; COMMENT=&quot;&quot;&quot;&amp;[.J205]&amp;&quot;&quot;&quot;/&gt;&quot;;&quot;&quot;) &amp; IF(AND([.A205]=&quot;Campo&quot;;[.A206]=&quot;Chave&quot;);&quot;&lt;/FIELDS&gt;&quot;;&quot;&quot;) &amp; IF(AND([.A205]=&quot;Chave&quot;;[.A206]&lt;&gt;&quot;Chave&quot;);&quot;&lt;/KEYS&gt;&quot;;&quot;&quot;) &amp; IF([.B205]&lt;&gt;[.B206];&quot;&lt;/TABLE&gt;&quot;;&quot;&quot;) &amp; IF(AND([.A205]=&quot;&quot;;[.A204]&lt;&gt;&quot;&quot;);&quot;&lt;/TABLES&gt;&lt;/XMLDB&gt;&quot;;&quot;&quot;)">
            <text:p/>
          </table:table-cell>
          <table:table-cell table:style-name="ce27" table:formula="of:=IF(AND([.A205]=&quot;Campo&quot;;[.A205]&lt;&gt;[.A204]);&quot;&lt;Form name=&quot;&quot;newRecord&quot;&quot;&gt;&quot;;&quot;&quot;)&amp;IF([.A205]=&quot;Campo&quot;;&quot;&lt;&quot;&amp;IF([.D205]=&quot;FK&quot;;&quot;Select &quot;;VLOOKUP([.F205];[$Auxiliar.$A$27:.$B$48];2;0))&amp;&quot; id=&quot;&quot;&quot;&amp;[.C205]&amp;&quot;&quot;&quot; label=&quot;&quot;&quot;&amp;[.C205]&amp;&quot;&quot;&quot;&quot;&amp; IF([.D205]=&quot;FK&quot;;&quot; datasource=&quot;&quot;table:&quot;&amp;VLOOKUP(&quot;Chave&quot;&amp;&quot;.&quot;&amp;[.C205];[.$Q$1:.$R$2300];2;0)&amp;&quot;&quot;&quot; bindid=&quot;&quot;id&quot;&quot; bindvalue=&quot;&quot;name&quot;&quot;&quot;;&quot;&quot;)&amp;&quot;required=&quot;&quot;&quot;&amp;IF([.H205]=&quot;Sim&quot;;&quot;true&quot;;&quot;false&quot;)&amp;&quot;&quot;&quot; /&gt;&quot;;&quot;&quot;)&amp;IF(AND([.A205]=&quot;Chave&quot;;[.A204]=&quot;Campo&quot;);&quot;&lt;/Form&gt;&quot;;&quot;&quot;)">
            <text:p/>
          </table:table-cell>
          <table:table-cell table:style-name="ce27" table:formula="of:=IF([.A205]&lt;&gt;&quot;&quot;;[.A205]&amp;&quot;.&quot;&amp;[.C205];&quot;&quot;)">
            <text:p/>
          </table:table-cell>
          <table:table-cell table:style-name="ce27" table:formula="of:=IF([.A205]&lt;&gt;&quot;&quot;;[.F205];&quot;&quot;)">
            <text:p/>
          </table:table-cell>
        </table:table-row>
        <table:table-row table:style-name="ro1">
          <table:table-cell table:formula="of:=IF([Campos.A206]=&quot;&quot;;&quot;&quot;;[Campos.A206])">
            <text:p/>
          </table:table-cell>
          <table:table-cell table:formula="of:=IF([Campos.B206]=&quot;&quot;;&quot;&quot;;[Campos.B206])">
            <text:p/>
          </table:table-cell>
          <table:table-cell table:formula="of:=IF([Campos.C206]=&quot;&quot;;&quot;&quot;;[Campos.C206])">
            <text:p/>
          </table:table-cell>
          <table:table-cell table:formula="of:=IF([Campos.D206]=&quot;&quot;;&quot;&quot;;[Campos.D206])">
            <text:p/>
          </table:table-cell>
          <table:table-cell table:style-name="ce24" table:formula="of:=IF([.A206]=&quot;Chave&quot;;SUBSTITUTE([.C206];&quot;,&quot;;&quot;_&quot;)&amp;ROW([.C206]);[.C206])">
            <text:p/>
          </table:table-cell>
          <table:table-cell table:formula="of:=IF([Campos.F206]=&quot;&quot;;&quot;&quot;;[Campos.F206])">
            <text:p/>
          </table:table-cell>
          <table:table-cell table:formula="of:=IF([Campos.G206]=&quot;&quot;;&quot;&quot;;[Campos.G206])">
            <text:p/>
          </table:table-cell>
          <table:table-cell table:formula="of:=IF([Campos.H206]=&quot;&quot;;&quot;&quot;;[Campos.H206])">
            <text:p/>
          </table:table-cell>
          <table:table-cell table:formula="of:=IF([Campos.E206]=&quot;&quot;;&quot;&quot;;[Campos.E206])">
            <text:p/>
          </table:table-cell>
          <table:table-cell table:formula="of:=IF([Campos.I206]=&quot;&quot;;&quot;&quot;;[Campos.I206])">
            <text:p/>
          </table:table-cell>
          <table:table-cell table:formula="of:=IF([.B206]=&quot;&quot;;&quot;&quot;;VLOOKUP([.B206];[$Tabelas.$A$1:.$B$136];2;0))">
            <text:p/>
          </table:table-cell>
          <table:table-cell table:formula="of:=IF([.A206]=&quot;Campo&quot;;IF([.A206]=&quot;&quot;;&quot;&quot;;IF([.A206]&lt;&gt;[.A205];&quot;&quot;;&quot;PREVIOUS=&quot;&quot;&quot;&amp;[.C205]&amp;&quot;&quot;&quot; &quot;) &amp; IF([.A206]&lt;&gt;[.A207];&quot;&quot;;&quot;NEXT=&quot;&quot;&quot;&amp;[.C207]&amp;&quot;&quot;&quot;&quot;));IF([.A206]=&quot;&quot;;&quot;&quot;;IF([.A206]&lt;&gt;[.A205];&quot;&quot;;&quot;PREVIOUS=&quot;&quot;&quot;&amp;[.E205]&amp;&quot;&quot;&quot; &quot;) &amp; IF([.A206]&lt;&gt;[.A207];&quot;&quot;;&quot;NEXT=&quot;&quot;&quot;&amp;[.E207]&amp;&quot;&quot;&quot;&quot;)))">
            <text:p/>
          </table:table-cell>
          <table:table-cell table:formula="of:=IF([.B206]=&quot;&quot;;&quot;&quot;;VLOOKUP([.B206];[$Tabelas.$A$1:.$C$136];3;0))">
            <text:p/>
          </table:table-cell>
          <table:table-cell table:formula="of:=IF([.A206]=&quot;Campo&quot;; IF(ISERROR(VLOOKUP([.F206];[$Auxiliar.$A$1:.$E$17];5;0));&quot;TYPE=&quot;&quot;&quot;&amp;[.F206]&amp;&quot;&quot;&quot; LENGTH=&quot;&quot;&quot;&amp;[.G206]&amp;&quot;&quot;&quot; &quot;;VLOOKUP([.F206];[$Auxiliar.$A$1:.$E$17];5;0)) &amp; IF(AND([.A206]=&quot;Campo&quot;;[.D206]=&quot;PK&quot;); IF([.I206]=&quot;Sim&quot;;&quot; SEQUENCE=&quot;&quot;true&quot;&quot;&quot;;&quot; SEQUENCE=&quot;&quot;false&quot;&quot;&quot;);&quot;&quot;)&amp;IF([.H206]&lt;&gt;&quot;&quot;;&quot; NOTNULL=&quot;&quot;&quot;&amp;IF([.H206]=&quot;Sim&quot;;&quot;true&quot;;&quot;false&quot;)&amp;&quot;&quot;&quot;&quot;;&quot;&quot;);&quot;&quot;)">
            <text:p/>
          </table:table-cell>
          <table:table-cell table:style-name="ce26" table:formula="of:=IF(AND([.B206]&lt;&gt;[.B205];[.B206]&lt;&gt;&quot;&quot;);&quot;&lt;TABLE NAME=&quot;&quot;&quot;&amp;[.B206]&amp;&quot;&quot;&quot; COMMENT=&quot;&quot;&quot;&amp;[.K206]&amp;&quot;&quot;&quot; &quot;&amp; [.M206] &amp;&quot;&gt;&lt;FIELDS&gt;&quot;;&quot;&quot;) &amp; IF(AND([.A206]=&quot;Chave&quot;;[.A205]=&quot;Campo&quot;);&quot;&lt;KEYS&gt;&quot;;&quot;&quot;) &amp; IF([.A206]=&quot;Chave&quot;;&quot;&lt;KEY NAME=&quot;&quot;&quot;&amp;[.E206]&amp;&quot;&quot;&quot; TYPE=&quot;&quot;&quot;&amp;IF([.D206]=&quot;PK&quot;;&quot;primary&quot;;&quot;foreign&quot;)&amp;&quot;&quot;&quot; FIELDS=&quot;&quot;&quot;&amp;[.C206]&amp;&quot;&quot;&quot;&quot;&amp;IF([.D206]=&quot;FK&quot;;&quot; REFTABLE=&quot;&quot;&quot;&amp;[.F206]&amp;&quot;&quot;&quot; REFFIELDS=&quot;&quot;&quot;&amp;[.G206]&amp;&quot;&quot;&quot;&quot;;&quot;&quot;)&amp;&quot; &quot;&amp;[.L206]&amp;&quot; COMMENT=&quot;&quot;&quot;&amp;[.J206]&amp;&quot;&quot;&quot;&quot;&amp;IF(AND([.A206]=&quot;Campo&quot;;[.D206]=&quot;PK&quot;);&quot; SEQUENCE=&quot;&quot;true&quot;&quot;&quot;;&quot;&quot;)&amp;&quot;/&gt;&quot;;&quot;&quot;) &amp; IF([.A206]=&quot;Campo&quot;;&quot;&lt;FIELD NAME=&quot;&quot;&quot;&amp;[.C206]&amp;&quot;&quot;&quot; &quot;&amp;[.N206]&amp;&quot; &quot;&amp;[.L206]&amp;IF(AND([.A206]=&quot;Campo&quot;;[.D206]&lt;&gt;&quot;PK&quot;);&quot; SEQUENCE=&quot;&quot;false&quot;&quot; &quot;;&quot;&quot;)&amp;&quot; COMMENT=&quot;&quot;&quot;&amp;[.J206]&amp;&quot;&quot;&quot;/&gt;&quot;;&quot;&quot;) &amp; IF(AND([.A206]=&quot;Campo&quot;;[.A207]=&quot;Chave&quot;);&quot;&lt;/FIELDS&gt;&quot;;&quot;&quot;) &amp; IF(AND([.A206]=&quot;Chave&quot;;[.A207]&lt;&gt;&quot;Chave&quot;);&quot;&lt;/KEYS&gt;&quot;;&quot;&quot;) &amp; IF([.B206]&lt;&gt;[.B207];&quot;&lt;/TABLE&gt;&quot;;&quot;&quot;) &amp; IF(AND([.A206]=&quot;&quot;;[.A205]&lt;&gt;&quot;&quot;);&quot;&lt;/TABLES&gt;&lt;/XMLDB&gt;&quot;;&quot;&quot;)">
            <text:p/>
          </table:table-cell>
          <table:table-cell table:style-name="ce27" table:formula="of:=IF(AND([.A206]=&quot;Campo&quot;;[.A206]&lt;&gt;[.A205]);&quot;&lt;Form name=&quot;&quot;newRecord&quot;&quot;&gt;&quot;;&quot;&quot;)&amp;IF([.A206]=&quot;Campo&quot;;&quot;&lt;&quot;&amp;IF([.D206]=&quot;FK&quot;;&quot;Select &quot;;VLOOKUP([.F206];[$Auxiliar.$A$27:.$B$48];2;0))&amp;&quot; id=&quot;&quot;&quot;&amp;[.C206]&amp;&quot;&quot;&quot; label=&quot;&quot;&quot;&amp;[.C206]&amp;&quot;&quot;&quot;&quot;&amp; IF([.D206]=&quot;FK&quot;;&quot; datasource=&quot;&quot;table:&quot;&amp;VLOOKUP(&quot;Chave&quot;&amp;&quot;.&quot;&amp;[.C206];[.$Q$1:.$R$2300];2;0)&amp;&quot;&quot;&quot; bindid=&quot;&quot;id&quot;&quot; bindvalue=&quot;&quot;name&quot;&quot;&quot;;&quot;&quot;)&amp;&quot;required=&quot;&quot;&quot;&amp;IF([.H206]=&quot;Sim&quot;;&quot;true&quot;;&quot;false&quot;)&amp;&quot;&quot;&quot; /&gt;&quot;;&quot;&quot;)&amp;IF(AND([.A206]=&quot;Chave&quot;;[.A205]=&quot;Campo&quot;);&quot;&lt;/Form&gt;&quot;;&quot;&quot;)">
            <text:p/>
          </table:table-cell>
          <table:table-cell table:style-name="ce27" table:formula="of:=IF([.A206]&lt;&gt;&quot;&quot;;[.A206]&amp;&quot;.&quot;&amp;[.C206];&quot;&quot;)">
            <text:p/>
          </table:table-cell>
          <table:table-cell table:style-name="ce27" table:formula="of:=IF([.A206]&lt;&gt;&quot;&quot;;[.F206];&quot;&quot;)">
            <text:p/>
          </table:table-cell>
        </table:table-row>
        <table:table-row table:style-name="ro1">
          <table:table-cell table:formula="of:=IF([Campos.A207]=&quot;&quot;;&quot;&quot;;[Campos.A207])">
            <text:p/>
          </table:table-cell>
          <table:table-cell table:formula="of:=IF([Campos.B207]=&quot;&quot;;&quot;&quot;;[Campos.B207])">
            <text:p/>
          </table:table-cell>
          <table:table-cell table:formula="of:=IF([Campos.C207]=&quot;&quot;;&quot;&quot;;[Campos.C207])">
            <text:p/>
          </table:table-cell>
          <table:table-cell table:formula="of:=IF([Campos.D207]=&quot;&quot;;&quot;&quot;;[Campos.D207])">
            <text:p/>
          </table:table-cell>
          <table:table-cell table:style-name="ce24" table:formula="of:=IF([.A207]=&quot;Chave&quot;;SUBSTITUTE([.C207];&quot;,&quot;;&quot;_&quot;)&amp;ROW([.C207]);[.C207])">
            <text:p/>
          </table:table-cell>
          <table:table-cell table:formula="of:=IF([Campos.F207]=&quot;&quot;;&quot;&quot;;[Campos.F207])">
            <text:p/>
          </table:table-cell>
          <table:table-cell table:formula="of:=IF([Campos.G207]=&quot;&quot;;&quot;&quot;;[Campos.G207])">
            <text:p/>
          </table:table-cell>
          <table:table-cell table:formula="of:=IF([Campos.H207]=&quot;&quot;;&quot;&quot;;[Campos.H207])">
            <text:p/>
          </table:table-cell>
          <table:table-cell table:formula="of:=IF([Campos.E207]=&quot;&quot;;&quot;&quot;;[Campos.E207])">
            <text:p/>
          </table:table-cell>
          <table:table-cell table:formula="of:=IF([Campos.I207]=&quot;&quot;;&quot;&quot;;[Campos.I207])">
            <text:p/>
          </table:table-cell>
          <table:table-cell table:formula="of:=IF([.B207]=&quot;&quot;;&quot;&quot;;VLOOKUP([.B207];[$Tabelas.$A$1:.$B$136];2;0))">
            <text:p/>
          </table:table-cell>
          <table:table-cell table:formula="of:=IF([.A207]=&quot;Campo&quot;;IF([.A207]=&quot;&quot;;&quot;&quot;;IF([.A207]&lt;&gt;[.A206];&quot;&quot;;&quot;PREVIOUS=&quot;&quot;&quot;&amp;[.C206]&amp;&quot;&quot;&quot; &quot;) &amp; IF([.A207]&lt;&gt;[.A208];&quot;&quot;;&quot;NEXT=&quot;&quot;&quot;&amp;[.C208]&amp;&quot;&quot;&quot;&quot;));IF([.A207]=&quot;&quot;;&quot;&quot;;IF([.A207]&lt;&gt;[.A206];&quot;&quot;;&quot;PREVIOUS=&quot;&quot;&quot;&amp;[.E206]&amp;&quot;&quot;&quot; &quot;) &amp; IF([.A207]&lt;&gt;[.A208];&quot;&quot;;&quot;NEXT=&quot;&quot;&quot;&amp;[.E208]&amp;&quot;&quot;&quot;&quot;)))">
            <text:p/>
          </table:table-cell>
          <table:table-cell table:formula="of:=IF([.B207]=&quot;&quot;;&quot;&quot;;VLOOKUP([.B207];[$Tabelas.$A$1:.$C$136];3;0))">
            <text:p/>
          </table:table-cell>
          <table:table-cell table:formula="of:=IF([.A207]=&quot;Campo&quot;; IF(ISERROR(VLOOKUP([.F207];[$Auxiliar.$A$1:.$E$17];5;0));&quot;TYPE=&quot;&quot;&quot;&amp;[.F207]&amp;&quot;&quot;&quot; LENGTH=&quot;&quot;&quot;&amp;[.G207]&amp;&quot;&quot;&quot; &quot;;VLOOKUP([.F207];[$Auxiliar.$A$1:.$E$17];5;0)) &amp; IF(AND([.A207]=&quot;Campo&quot;;[.D207]=&quot;PK&quot;); IF([.I207]=&quot;Sim&quot;;&quot; SEQUENCE=&quot;&quot;true&quot;&quot;&quot;;&quot; SEQUENCE=&quot;&quot;false&quot;&quot;&quot;);&quot;&quot;)&amp;IF([.H207]&lt;&gt;&quot;&quot;;&quot; NOTNULL=&quot;&quot;&quot;&amp;IF([.H207]=&quot;Sim&quot;;&quot;true&quot;;&quot;false&quot;)&amp;&quot;&quot;&quot;&quot;;&quot;&quot;);&quot;&quot;)">
            <text:p/>
          </table:table-cell>
          <table:table-cell table:style-name="ce26" table:formula="of:=IF(AND([.B207]&lt;&gt;[.B206];[.B207]&lt;&gt;&quot;&quot;);&quot;&lt;TABLE NAME=&quot;&quot;&quot;&amp;[.B207]&amp;&quot;&quot;&quot; COMMENT=&quot;&quot;&quot;&amp;[.K207]&amp;&quot;&quot;&quot; &quot;&amp; [.M207] &amp;&quot;&gt;&lt;FIELDS&gt;&quot;;&quot;&quot;) &amp; IF(AND([.A207]=&quot;Chave&quot;;[.A206]=&quot;Campo&quot;);&quot;&lt;KEYS&gt;&quot;;&quot;&quot;) &amp; IF([.A207]=&quot;Chave&quot;;&quot;&lt;KEY NAME=&quot;&quot;&quot;&amp;[.E207]&amp;&quot;&quot;&quot; TYPE=&quot;&quot;&quot;&amp;IF([.D207]=&quot;PK&quot;;&quot;primary&quot;;&quot;foreign&quot;)&amp;&quot;&quot;&quot; FIELDS=&quot;&quot;&quot;&amp;[.C207]&amp;&quot;&quot;&quot;&quot;&amp;IF([.D207]=&quot;FK&quot;;&quot; REFTABLE=&quot;&quot;&quot;&amp;[.F207]&amp;&quot;&quot;&quot; REFFIELDS=&quot;&quot;&quot;&amp;[.G207]&amp;&quot;&quot;&quot;&quot;;&quot;&quot;)&amp;&quot; &quot;&amp;[.L207]&amp;&quot; COMMENT=&quot;&quot;&quot;&amp;[.J207]&amp;&quot;&quot;&quot;&quot;&amp;IF(AND([.A207]=&quot;Campo&quot;;[.D207]=&quot;PK&quot;);&quot; SEQUENCE=&quot;&quot;true&quot;&quot;&quot;;&quot;&quot;)&amp;&quot;/&gt;&quot;;&quot;&quot;) &amp; IF([.A207]=&quot;Campo&quot;;&quot;&lt;FIELD NAME=&quot;&quot;&quot;&amp;[.C207]&amp;&quot;&quot;&quot; &quot;&amp;[.N207]&amp;&quot; &quot;&amp;[.L207]&amp;IF(AND([.A207]=&quot;Campo&quot;;[.D207]&lt;&gt;&quot;PK&quot;);&quot; SEQUENCE=&quot;&quot;false&quot;&quot; &quot;;&quot;&quot;)&amp;&quot; COMMENT=&quot;&quot;&quot;&amp;[.J207]&amp;&quot;&quot;&quot;/&gt;&quot;;&quot;&quot;) &amp; IF(AND([.A207]=&quot;Campo&quot;;[.A208]=&quot;Chave&quot;);&quot;&lt;/FIELDS&gt;&quot;;&quot;&quot;) &amp; IF(AND([.A207]=&quot;Chave&quot;;[.A208]&lt;&gt;&quot;Chave&quot;);&quot;&lt;/KEYS&gt;&quot;;&quot;&quot;) &amp; IF([.B207]&lt;&gt;[.B208];&quot;&lt;/TABLE&gt;&quot;;&quot;&quot;) &amp; IF(AND([.A207]=&quot;&quot;;[.A206]&lt;&gt;&quot;&quot;);&quot;&lt;/TABLES&gt;&lt;/XMLDB&gt;&quot;;&quot;&quot;)">
            <text:p/>
          </table:table-cell>
          <table:table-cell table:style-name="ce27" table:formula="of:=IF(AND([.A207]=&quot;Campo&quot;;[.A207]&lt;&gt;[.A206]);&quot;&lt;Form name=&quot;&quot;newRecord&quot;&quot;&gt;&quot;;&quot;&quot;)&amp;IF([.A207]=&quot;Campo&quot;;&quot;&lt;&quot;&amp;IF([.D207]=&quot;FK&quot;;&quot;Select &quot;;VLOOKUP([.F207];[$Auxiliar.$A$27:.$B$48];2;0))&amp;&quot; id=&quot;&quot;&quot;&amp;[.C207]&amp;&quot;&quot;&quot; label=&quot;&quot;&quot;&amp;[.C207]&amp;&quot;&quot;&quot;&quot;&amp; IF([.D207]=&quot;FK&quot;;&quot; datasource=&quot;&quot;table:&quot;&amp;VLOOKUP(&quot;Chave&quot;&amp;&quot;.&quot;&amp;[.C207];[.$Q$1:.$R$2300];2;0)&amp;&quot;&quot;&quot; bindid=&quot;&quot;id&quot;&quot; bindvalue=&quot;&quot;name&quot;&quot;&quot;;&quot;&quot;)&amp;&quot;required=&quot;&quot;&quot;&amp;IF([.H207]=&quot;Sim&quot;;&quot;true&quot;;&quot;false&quot;)&amp;&quot;&quot;&quot; /&gt;&quot;;&quot;&quot;)&amp;IF(AND([.A207]=&quot;Chave&quot;;[.A206]=&quot;Campo&quot;);&quot;&lt;/Form&gt;&quot;;&quot;&quot;)">
            <text:p/>
          </table:table-cell>
          <table:table-cell table:style-name="ce27" table:formula="of:=IF([.A207]&lt;&gt;&quot;&quot;;[.A207]&amp;&quot;.&quot;&amp;[.C207];&quot;&quot;)">
            <text:p/>
          </table:table-cell>
          <table:table-cell table:style-name="ce27" table:formula="of:=IF([.A207]&lt;&gt;&quot;&quot;;[.F207];&quot;&quot;)">
            <text:p/>
          </table:table-cell>
        </table:table-row>
        <table:table-row table:style-name="ro1">
          <table:table-cell table:formula="of:=IF([Campos.A208]=&quot;&quot;;&quot;&quot;;[Campos.A208])">
            <text:p/>
          </table:table-cell>
          <table:table-cell table:formula="of:=IF([Campos.B208]=&quot;&quot;;&quot;&quot;;[Campos.B208])">
            <text:p/>
          </table:table-cell>
          <table:table-cell table:formula="of:=IF([Campos.C208]=&quot;&quot;;&quot;&quot;;[Campos.C208])">
            <text:p/>
          </table:table-cell>
          <table:table-cell table:formula="of:=IF([Campos.D208]=&quot;&quot;;&quot;&quot;;[Campos.D208])">
            <text:p/>
          </table:table-cell>
          <table:table-cell table:style-name="ce24" table:formula="of:=IF([.A208]=&quot;Chave&quot;;SUBSTITUTE([.C208];&quot;,&quot;;&quot;_&quot;)&amp;ROW([.C208]);[.C208])">
            <text:p/>
          </table:table-cell>
          <table:table-cell table:formula="of:=IF([Campos.F208]=&quot;&quot;;&quot;&quot;;[Campos.F208])">
            <text:p/>
          </table:table-cell>
          <table:table-cell table:formula="of:=IF([Campos.G208]=&quot;&quot;;&quot;&quot;;[Campos.G208])">
            <text:p/>
          </table:table-cell>
          <table:table-cell table:formula="of:=IF([Campos.H208]=&quot;&quot;;&quot;&quot;;[Campos.H208])">
            <text:p/>
          </table:table-cell>
          <table:table-cell table:formula="of:=IF([Campos.E208]=&quot;&quot;;&quot;&quot;;[Campos.E208])">
            <text:p/>
          </table:table-cell>
          <table:table-cell table:formula="of:=IF([Campos.I208]=&quot;&quot;;&quot;&quot;;[Campos.I208])">
            <text:p/>
          </table:table-cell>
          <table:table-cell table:formula="of:=IF([.B208]=&quot;&quot;;&quot;&quot;;VLOOKUP([.B208];[$Tabelas.$A$1:.$B$136];2;0))">
            <text:p/>
          </table:table-cell>
          <table:table-cell table:formula="of:=IF([.A208]=&quot;Campo&quot;;IF([.A208]=&quot;&quot;;&quot;&quot;;IF([.A208]&lt;&gt;[.A207];&quot;&quot;;&quot;PREVIOUS=&quot;&quot;&quot;&amp;[.C207]&amp;&quot;&quot;&quot; &quot;) &amp; IF([.A208]&lt;&gt;[.A209];&quot;&quot;;&quot;NEXT=&quot;&quot;&quot;&amp;[.C209]&amp;&quot;&quot;&quot;&quot;));IF([.A208]=&quot;&quot;;&quot;&quot;;IF([.A208]&lt;&gt;[.A207];&quot;&quot;;&quot;PREVIOUS=&quot;&quot;&quot;&amp;[.E207]&amp;&quot;&quot;&quot; &quot;) &amp; IF([.A208]&lt;&gt;[.A209];&quot;&quot;;&quot;NEXT=&quot;&quot;&quot;&amp;[.E209]&amp;&quot;&quot;&quot;&quot;)))">
            <text:p/>
          </table:table-cell>
          <table:table-cell table:formula="of:=IF([.B208]=&quot;&quot;;&quot;&quot;;VLOOKUP([.B208];[$Tabelas.$A$1:.$C$136];3;0))">
            <text:p/>
          </table:table-cell>
          <table:table-cell table:formula="of:=IF([.A208]=&quot;Campo&quot;; IF(ISERROR(VLOOKUP([.F208];[$Auxiliar.$A$1:.$E$17];5;0));&quot;TYPE=&quot;&quot;&quot;&amp;[.F208]&amp;&quot;&quot;&quot; LENGTH=&quot;&quot;&quot;&amp;[.G208]&amp;&quot;&quot;&quot; &quot;;VLOOKUP([.F208];[$Auxiliar.$A$1:.$E$17];5;0)) &amp; IF(AND([.A208]=&quot;Campo&quot;;[.D208]=&quot;PK&quot;); IF([.I208]=&quot;Sim&quot;;&quot; SEQUENCE=&quot;&quot;true&quot;&quot;&quot;;&quot; SEQUENCE=&quot;&quot;false&quot;&quot;&quot;);&quot;&quot;)&amp;IF([.H208]&lt;&gt;&quot;&quot;;&quot; NOTNULL=&quot;&quot;&quot;&amp;IF([.H208]=&quot;Sim&quot;;&quot;true&quot;;&quot;false&quot;)&amp;&quot;&quot;&quot;&quot;;&quot;&quot;);&quot;&quot;)">
            <text:p/>
          </table:table-cell>
          <table:table-cell table:style-name="ce26" table:formula="of:=IF(AND([.B208]&lt;&gt;[.B207];[.B208]&lt;&gt;&quot;&quot;);&quot;&lt;TABLE NAME=&quot;&quot;&quot;&amp;[.B208]&amp;&quot;&quot;&quot; COMMENT=&quot;&quot;&quot;&amp;[.K208]&amp;&quot;&quot;&quot; &quot;&amp; [.M208] &amp;&quot;&gt;&lt;FIELDS&gt;&quot;;&quot;&quot;) &amp; IF(AND([.A208]=&quot;Chave&quot;;[.A207]=&quot;Campo&quot;);&quot;&lt;KEYS&gt;&quot;;&quot;&quot;) &amp; IF([.A208]=&quot;Chave&quot;;&quot;&lt;KEY NAME=&quot;&quot;&quot;&amp;[.E208]&amp;&quot;&quot;&quot; TYPE=&quot;&quot;&quot;&amp;IF([.D208]=&quot;PK&quot;;&quot;primary&quot;;&quot;foreign&quot;)&amp;&quot;&quot;&quot; FIELDS=&quot;&quot;&quot;&amp;[.C208]&amp;&quot;&quot;&quot;&quot;&amp;IF([.D208]=&quot;FK&quot;;&quot; REFTABLE=&quot;&quot;&quot;&amp;[.F208]&amp;&quot;&quot;&quot; REFFIELDS=&quot;&quot;&quot;&amp;[.G208]&amp;&quot;&quot;&quot;&quot;;&quot;&quot;)&amp;&quot; &quot;&amp;[.L208]&amp;&quot; COMMENT=&quot;&quot;&quot;&amp;[.J208]&amp;&quot;&quot;&quot;&quot;&amp;IF(AND([.A208]=&quot;Campo&quot;;[.D208]=&quot;PK&quot;);&quot; SEQUENCE=&quot;&quot;true&quot;&quot;&quot;;&quot;&quot;)&amp;&quot;/&gt;&quot;;&quot;&quot;) &amp; IF([.A208]=&quot;Campo&quot;;&quot;&lt;FIELD NAME=&quot;&quot;&quot;&amp;[.C208]&amp;&quot;&quot;&quot; &quot;&amp;[.N208]&amp;&quot; &quot;&amp;[.L208]&amp;IF(AND([.A208]=&quot;Campo&quot;;[.D208]&lt;&gt;&quot;PK&quot;);&quot; SEQUENCE=&quot;&quot;false&quot;&quot; &quot;;&quot;&quot;)&amp;&quot; COMMENT=&quot;&quot;&quot;&amp;[.J208]&amp;&quot;&quot;&quot;/&gt;&quot;;&quot;&quot;) &amp; IF(AND([.A208]=&quot;Campo&quot;;[.A209]=&quot;Chave&quot;);&quot;&lt;/FIELDS&gt;&quot;;&quot;&quot;) &amp; IF(AND([.A208]=&quot;Chave&quot;;[.A209]&lt;&gt;&quot;Chave&quot;);&quot;&lt;/KEYS&gt;&quot;;&quot;&quot;) &amp; IF([.B208]&lt;&gt;[.B209];&quot;&lt;/TABLE&gt;&quot;;&quot;&quot;) &amp; IF(AND([.A208]=&quot;&quot;;[.A207]&lt;&gt;&quot;&quot;);&quot;&lt;/TABLES&gt;&lt;/XMLDB&gt;&quot;;&quot;&quot;)">
            <text:p/>
          </table:table-cell>
          <table:table-cell table:style-name="ce27" table:formula="of:=IF(AND([.A208]=&quot;Campo&quot;;[.A208]&lt;&gt;[.A207]);&quot;&lt;Form name=&quot;&quot;newRecord&quot;&quot;&gt;&quot;;&quot;&quot;)&amp;IF([.A208]=&quot;Campo&quot;;&quot;&lt;&quot;&amp;IF([.D208]=&quot;FK&quot;;&quot;Select &quot;;VLOOKUP([.F208];[$Auxiliar.$A$27:.$B$48];2;0))&amp;&quot; id=&quot;&quot;&quot;&amp;[.C208]&amp;&quot;&quot;&quot; label=&quot;&quot;&quot;&amp;[.C208]&amp;&quot;&quot;&quot;&quot;&amp; IF([.D208]=&quot;FK&quot;;&quot; datasource=&quot;&quot;table:&quot;&amp;VLOOKUP(&quot;Chave&quot;&amp;&quot;.&quot;&amp;[.C208];[.$Q$1:.$R$2300];2;0)&amp;&quot;&quot;&quot; bindid=&quot;&quot;id&quot;&quot; bindvalue=&quot;&quot;name&quot;&quot;&quot;;&quot;&quot;)&amp;&quot;required=&quot;&quot;&quot;&amp;IF([.H208]=&quot;Sim&quot;;&quot;true&quot;;&quot;false&quot;)&amp;&quot;&quot;&quot; /&gt;&quot;;&quot;&quot;)&amp;IF(AND([.A208]=&quot;Chave&quot;;[.A207]=&quot;Campo&quot;);&quot;&lt;/Form&gt;&quot;;&quot;&quot;)">
            <text:p/>
          </table:table-cell>
          <table:table-cell table:style-name="ce27" table:formula="of:=IF([.A208]&lt;&gt;&quot;&quot;;[.A208]&amp;&quot;.&quot;&amp;[.C208];&quot;&quot;)">
            <text:p/>
          </table:table-cell>
          <table:table-cell table:style-name="ce27" table:formula="of:=IF([.A208]&lt;&gt;&quot;&quot;;[.F208];&quot;&quot;)">
            <text:p/>
          </table:table-cell>
        </table:table-row>
        <table:table-row table:style-name="ro1">
          <table:table-cell table:formula="of:=IF([Campos.A209]=&quot;&quot;;&quot;&quot;;[Campos.A209])">
            <text:p/>
          </table:table-cell>
          <table:table-cell table:formula="of:=IF([Campos.B209]=&quot;&quot;;&quot;&quot;;[Campos.B209])">
            <text:p/>
          </table:table-cell>
          <table:table-cell table:formula="of:=IF([Campos.C209]=&quot;&quot;;&quot;&quot;;[Campos.C209])">
            <text:p/>
          </table:table-cell>
          <table:table-cell table:formula="of:=IF([Campos.D209]=&quot;&quot;;&quot;&quot;;[Campos.D209])">
            <text:p/>
          </table:table-cell>
          <table:table-cell table:style-name="ce24" table:formula="of:=IF([.A209]=&quot;Chave&quot;;SUBSTITUTE([.C209];&quot;,&quot;;&quot;_&quot;)&amp;ROW([.C209]);[.C209])">
            <text:p/>
          </table:table-cell>
          <table:table-cell table:formula="of:=IF([Campos.F209]=&quot;&quot;;&quot;&quot;;[Campos.F209])">
            <text:p/>
          </table:table-cell>
          <table:table-cell table:formula="of:=IF([Campos.G209]=&quot;&quot;;&quot;&quot;;[Campos.G209])">
            <text:p/>
          </table:table-cell>
          <table:table-cell table:formula="of:=IF([Campos.H209]=&quot;&quot;;&quot;&quot;;[Campos.H209])">
            <text:p/>
          </table:table-cell>
          <table:table-cell table:formula="of:=IF([Campos.E209]=&quot;&quot;;&quot;&quot;;[Campos.E209])">
            <text:p/>
          </table:table-cell>
          <table:table-cell table:formula="of:=IF([Campos.I209]=&quot;&quot;;&quot;&quot;;[Campos.I209])">
            <text:p/>
          </table:table-cell>
          <table:table-cell table:formula="of:=IF([.B209]=&quot;&quot;;&quot;&quot;;VLOOKUP([.B209];[$Tabelas.$A$1:.$B$136];2;0))">
            <text:p/>
          </table:table-cell>
          <table:table-cell table:formula="of:=IF([.A209]=&quot;Campo&quot;;IF([.A209]=&quot;&quot;;&quot;&quot;;IF([.A209]&lt;&gt;[.A208];&quot;&quot;;&quot;PREVIOUS=&quot;&quot;&quot;&amp;[.C208]&amp;&quot;&quot;&quot; &quot;) &amp; IF([.A209]&lt;&gt;[.A210];&quot;&quot;;&quot;NEXT=&quot;&quot;&quot;&amp;[.C210]&amp;&quot;&quot;&quot;&quot;));IF([.A209]=&quot;&quot;;&quot;&quot;;IF([.A209]&lt;&gt;[.A208];&quot;&quot;;&quot;PREVIOUS=&quot;&quot;&quot;&amp;[.E208]&amp;&quot;&quot;&quot; &quot;) &amp; IF([.A209]&lt;&gt;[.A210];&quot;&quot;;&quot;NEXT=&quot;&quot;&quot;&amp;[.E210]&amp;&quot;&quot;&quot;&quot;)))">
            <text:p/>
          </table:table-cell>
          <table:table-cell table:formula="of:=IF([.B209]=&quot;&quot;;&quot;&quot;;VLOOKUP([.B209];[$Tabelas.$A$1:.$C$136];3;0))">
            <text:p/>
          </table:table-cell>
          <table:table-cell table:formula="of:=IF([.A209]=&quot;Campo&quot;; IF(ISERROR(VLOOKUP([.F209];[$Auxiliar.$A$1:.$E$17];5;0));&quot;TYPE=&quot;&quot;&quot;&amp;[.F209]&amp;&quot;&quot;&quot; LENGTH=&quot;&quot;&quot;&amp;[.G209]&amp;&quot;&quot;&quot; &quot;;VLOOKUP([.F209];[$Auxiliar.$A$1:.$E$17];5;0)) &amp; IF(AND([.A209]=&quot;Campo&quot;;[.D209]=&quot;PK&quot;); IF([.I209]=&quot;Sim&quot;;&quot; SEQUENCE=&quot;&quot;true&quot;&quot;&quot;;&quot; SEQUENCE=&quot;&quot;false&quot;&quot;&quot;);&quot;&quot;)&amp;IF([.H209]&lt;&gt;&quot;&quot;;&quot; NOTNULL=&quot;&quot;&quot;&amp;IF([.H209]=&quot;Sim&quot;;&quot;true&quot;;&quot;false&quot;)&amp;&quot;&quot;&quot;&quot;;&quot;&quot;);&quot;&quot;)">
            <text:p/>
          </table:table-cell>
          <table:table-cell table:style-name="ce26" table:formula="of:=IF(AND([.B209]&lt;&gt;[.B208];[.B209]&lt;&gt;&quot;&quot;);&quot;&lt;TABLE NAME=&quot;&quot;&quot;&amp;[.B209]&amp;&quot;&quot;&quot; COMMENT=&quot;&quot;&quot;&amp;[.K209]&amp;&quot;&quot;&quot; &quot;&amp; [.M209] &amp;&quot;&gt;&lt;FIELDS&gt;&quot;;&quot;&quot;) &amp; IF(AND([.A209]=&quot;Chave&quot;;[.A208]=&quot;Campo&quot;);&quot;&lt;KEYS&gt;&quot;;&quot;&quot;) &amp; IF([.A209]=&quot;Chave&quot;;&quot;&lt;KEY NAME=&quot;&quot;&quot;&amp;[.E209]&amp;&quot;&quot;&quot; TYPE=&quot;&quot;&quot;&amp;IF([.D209]=&quot;PK&quot;;&quot;primary&quot;;&quot;foreign&quot;)&amp;&quot;&quot;&quot; FIELDS=&quot;&quot;&quot;&amp;[.C209]&amp;&quot;&quot;&quot;&quot;&amp;IF([.D209]=&quot;FK&quot;;&quot; REFTABLE=&quot;&quot;&quot;&amp;[.F209]&amp;&quot;&quot;&quot; REFFIELDS=&quot;&quot;&quot;&amp;[.G209]&amp;&quot;&quot;&quot;&quot;;&quot;&quot;)&amp;&quot; &quot;&amp;[.L209]&amp;&quot; COMMENT=&quot;&quot;&quot;&amp;[.J209]&amp;&quot;&quot;&quot;&quot;&amp;IF(AND([.A209]=&quot;Campo&quot;;[.D209]=&quot;PK&quot;);&quot; SEQUENCE=&quot;&quot;true&quot;&quot;&quot;;&quot;&quot;)&amp;&quot;/&gt;&quot;;&quot;&quot;) &amp; IF([.A209]=&quot;Campo&quot;;&quot;&lt;FIELD NAME=&quot;&quot;&quot;&amp;[.C209]&amp;&quot;&quot;&quot; &quot;&amp;[.N209]&amp;&quot; &quot;&amp;[.L209]&amp;IF(AND([.A209]=&quot;Campo&quot;;[.D209]&lt;&gt;&quot;PK&quot;);&quot; SEQUENCE=&quot;&quot;false&quot;&quot; &quot;;&quot;&quot;)&amp;&quot; COMMENT=&quot;&quot;&quot;&amp;[.J209]&amp;&quot;&quot;&quot;/&gt;&quot;;&quot;&quot;) &amp; IF(AND([.A209]=&quot;Campo&quot;;[.A210]=&quot;Chave&quot;);&quot;&lt;/FIELDS&gt;&quot;;&quot;&quot;) &amp; IF(AND([.A209]=&quot;Chave&quot;;[.A210]&lt;&gt;&quot;Chave&quot;);&quot;&lt;/KEYS&gt;&quot;;&quot;&quot;) &amp; IF([.B209]&lt;&gt;[.B210];&quot;&lt;/TABLE&gt;&quot;;&quot;&quot;) &amp; IF(AND([.A209]=&quot;&quot;;[.A208]&lt;&gt;&quot;&quot;);&quot;&lt;/TABLES&gt;&lt;/XMLDB&gt;&quot;;&quot;&quot;)">
            <text:p/>
          </table:table-cell>
          <table:table-cell table:style-name="ce27" table:formula="of:=IF(AND([.A209]=&quot;Campo&quot;;[.A209]&lt;&gt;[.A208]);&quot;&lt;Form name=&quot;&quot;newRecord&quot;&quot;&gt;&quot;;&quot;&quot;)&amp;IF([.A209]=&quot;Campo&quot;;&quot;&lt;&quot;&amp;IF([.D209]=&quot;FK&quot;;&quot;Select &quot;;VLOOKUP([.F209];[$Auxiliar.$A$27:.$B$48];2;0))&amp;&quot; id=&quot;&quot;&quot;&amp;[.C209]&amp;&quot;&quot;&quot; label=&quot;&quot;&quot;&amp;[.C209]&amp;&quot;&quot;&quot;&quot;&amp; IF([.D209]=&quot;FK&quot;;&quot; datasource=&quot;&quot;table:&quot;&amp;VLOOKUP(&quot;Chave&quot;&amp;&quot;.&quot;&amp;[.C209];[.$Q$1:.$R$2300];2;0)&amp;&quot;&quot;&quot; bindid=&quot;&quot;id&quot;&quot; bindvalue=&quot;&quot;name&quot;&quot;&quot;;&quot;&quot;)&amp;&quot;required=&quot;&quot;&quot;&amp;IF([.H209]=&quot;Sim&quot;;&quot;true&quot;;&quot;false&quot;)&amp;&quot;&quot;&quot; /&gt;&quot;;&quot;&quot;)&amp;IF(AND([.A209]=&quot;Chave&quot;;[.A208]=&quot;Campo&quot;);&quot;&lt;/Form&gt;&quot;;&quot;&quot;)">
            <text:p/>
          </table:table-cell>
          <table:table-cell table:style-name="ce27" table:formula="of:=IF([.A209]&lt;&gt;&quot;&quot;;[.A209]&amp;&quot;.&quot;&amp;[.C209];&quot;&quot;)">
            <text:p/>
          </table:table-cell>
          <table:table-cell table:style-name="ce27" table:formula="of:=IF([.A209]&lt;&gt;&quot;&quot;;[.F209];&quot;&quot;)">
            <text:p/>
          </table:table-cell>
        </table:table-row>
        <table:table-row table:style-name="ro1">
          <table:table-cell table:formula="of:=IF([Campos.A210]=&quot;&quot;;&quot;&quot;;[Campos.A210])">
            <text:p/>
          </table:table-cell>
          <table:table-cell table:formula="of:=IF([Campos.B210]=&quot;&quot;;&quot;&quot;;[Campos.B210])">
            <text:p/>
          </table:table-cell>
          <table:table-cell table:formula="of:=IF([Campos.C210]=&quot;&quot;;&quot;&quot;;[Campos.C210])">
            <text:p/>
          </table:table-cell>
          <table:table-cell table:formula="of:=IF([Campos.D210]=&quot;&quot;;&quot;&quot;;[Campos.D210])">
            <text:p/>
          </table:table-cell>
          <table:table-cell table:style-name="ce24" table:formula="of:=IF([.A210]=&quot;Chave&quot;;SUBSTITUTE([.C210];&quot;,&quot;;&quot;_&quot;)&amp;ROW([.C210]);[.C210])">
            <text:p/>
          </table:table-cell>
          <table:table-cell table:formula="of:=IF([Campos.F210]=&quot;&quot;;&quot;&quot;;[Campos.F210])">
            <text:p/>
          </table:table-cell>
          <table:table-cell table:formula="of:=IF([Campos.G210]=&quot;&quot;;&quot;&quot;;[Campos.G210])">
            <text:p/>
          </table:table-cell>
          <table:table-cell table:formula="of:=IF([Campos.H210]=&quot;&quot;;&quot;&quot;;[Campos.H210])">
            <text:p/>
          </table:table-cell>
          <table:table-cell table:formula="of:=IF([Campos.E210]=&quot;&quot;;&quot;&quot;;[Campos.E210])">
            <text:p/>
          </table:table-cell>
          <table:table-cell table:formula="of:=IF([Campos.I210]=&quot;&quot;;&quot;&quot;;[Campos.I210])">
            <text:p/>
          </table:table-cell>
          <table:table-cell table:formula="of:=IF([.B210]=&quot;&quot;;&quot;&quot;;VLOOKUP([.B210];[$Tabelas.$A$1:.$B$136];2;0))">
            <text:p/>
          </table:table-cell>
          <table:table-cell table:formula="of:=IF([.A210]=&quot;Campo&quot;;IF([.A210]=&quot;&quot;;&quot;&quot;;IF([.A210]&lt;&gt;[.A209];&quot;&quot;;&quot;PREVIOUS=&quot;&quot;&quot;&amp;[.C209]&amp;&quot;&quot;&quot; &quot;) &amp; IF([.A210]&lt;&gt;[.A211];&quot;&quot;;&quot;NEXT=&quot;&quot;&quot;&amp;[.C211]&amp;&quot;&quot;&quot;&quot;));IF([.A210]=&quot;&quot;;&quot;&quot;;IF([.A210]&lt;&gt;[.A209];&quot;&quot;;&quot;PREVIOUS=&quot;&quot;&quot;&amp;[.E209]&amp;&quot;&quot;&quot; &quot;) &amp; IF([.A210]&lt;&gt;[.A211];&quot;&quot;;&quot;NEXT=&quot;&quot;&quot;&amp;[.E211]&amp;&quot;&quot;&quot;&quot;)))">
            <text:p/>
          </table:table-cell>
          <table:table-cell table:formula="of:=IF([.B210]=&quot;&quot;;&quot;&quot;;VLOOKUP([.B210];[$Tabelas.$A$1:.$C$136];3;0))">
            <text:p/>
          </table:table-cell>
          <table:table-cell table:formula="of:=IF([.A210]=&quot;Campo&quot;; IF(ISERROR(VLOOKUP([.F210];[$Auxiliar.$A$1:.$E$17];5;0));&quot;TYPE=&quot;&quot;&quot;&amp;[.F210]&amp;&quot;&quot;&quot; LENGTH=&quot;&quot;&quot;&amp;[.G210]&amp;&quot;&quot;&quot; &quot;;VLOOKUP([.F210];[$Auxiliar.$A$1:.$E$17];5;0)) &amp; IF(AND([.A210]=&quot;Campo&quot;;[.D210]=&quot;PK&quot;); IF([.I210]=&quot;Sim&quot;;&quot; SEQUENCE=&quot;&quot;true&quot;&quot;&quot;;&quot; SEQUENCE=&quot;&quot;false&quot;&quot;&quot;);&quot;&quot;)&amp;IF([.H210]&lt;&gt;&quot;&quot;;&quot; NOTNULL=&quot;&quot;&quot;&amp;IF([.H210]=&quot;Sim&quot;;&quot;true&quot;;&quot;false&quot;)&amp;&quot;&quot;&quot;&quot;;&quot;&quot;);&quot;&quot;)">
            <text:p/>
          </table:table-cell>
          <table:table-cell table:style-name="ce26" table:formula="of:=IF(AND([.B210]&lt;&gt;[.B209];[.B210]&lt;&gt;&quot;&quot;);&quot;&lt;TABLE NAME=&quot;&quot;&quot;&amp;[.B210]&amp;&quot;&quot;&quot; COMMENT=&quot;&quot;&quot;&amp;[.K210]&amp;&quot;&quot;&quot; &quot;&amp; [.M210] &amp;&quot;&gt;&lt;FIELDS&gt;&quot;;&quot;&quot;) &amp; IF(AND([.A210]=&quot;Chave&quot;;[.A209]=&quot;Campo&quot;);&quot;&lt;KEYS&gt;&quot;;&quot;&quot;) &amp; IF([.A210]=&quot;Chave&quot;;&quot;&lt;KEY NAME=&quot;&quot;&quot;&amp;[.E210]&amp;&quot;&quot;&quot; TYPE=&quot;&quot;&quot;&amp;IF([.D210]=&quot;PK&quot;;&quot;primary&quot;;&quot;foreign&quot;)&amp;&quot;&quot;&quot; FIELDS=&quot;&quot;&quot;&amp;[.C210]&amp;&quot;&quot;&quot;&quot;&amp;IF([.D210]=&quot;FK&quot;;&quot; REFTABLE=&quot;&quot;&quot;&amp;[.F210]&amp;&quot;&quot;&quot; REFFIELDS=&quot;&quot;&quot;&amp;[.G210]&amp;&quot;&quot;&quot;&quot;;&quot;&quot;)&amp;&quot; &quot;&amp;[.L210]&amp;&quot; COMMENT=&quot;&quot;&quot;&amp;[.J210]&amp;&quot;&quot;&quot;&quot;&amp;IF(AND([.A210]=&quot;Campo&quot;;[.D210]=&quot;PK&quot;);&quot; SEQUENCE=&quot;&quot;true&quot;&quot;&quot;;&quot;&quot;)&amp;&quot;/&gt;&quot;;&quot;&quot;) &amp; IF([.A210]=&quot;Campo&quot;;&quot;&lt;FIELD NAME=&quot;&quot;&quot;&amp;[.C210]&amp;&quot;&quot;&quot; &quot;&amp;[.N210]&amp;&quot; &quot;&amp;[.L210]&amp;IF(AND([.A210]=&quot;Campo&quot;;[.D210]&lt;&gt;&quot;PK&quot;);&quot; SEQUENCE=&quot;&quot;false&quot;&quot; &quot;;&quot;&quot;)&amp;&quot; COMMENT=&quot;&quot;&quot;&amp;[.J210]&amp;&quot;&quot;&quot;/&gt;&quot;;&quot;&quot;) &amp; IF(AND([.A210]=&quot;Campo&quot;;[.A211]=&quot;Chave&quot;);&quot;&lt;/FIELDS&gt;&quot;;&quot;&quot;) &amp; IF(AND([.A210]=&quot;Chave&quot;;[.A211]&lt;&gt;&quot;Chave&quot;);&quot;&lt;/KEYS&gt;&quot;;&quot;&quot;) &amp; IF([.B210]&lt;&gt;[.B211];&quot;&lt;/TABLE&gt;&quot;;&quot;&quot;) &amp; IF(AND([.A210]=&quot;&quot;;[.A209]&lt;&gt;&quot;&quot;);&quot;&lt;/TABLES&gt;&lt;/XMLDB&gt;&quot;;&quot;&quot;)">
            <text:p/>
          </table:table-cell>
          <table:table-cell table:style-name="ce27" table:formula="of:=IF(AND([.A210]=&quot;Campo&quot;;[.A210]&lt;&gt;[.A209]);&quot;&lt;Form name=&quot;&quot;newRecord&quot;&quot;&gt;&quot;;&quot;&quot;)&amp;IF([.A210]=&quot;Campo&quot;;&quot;&lt;&quot;&amp;IF([.D210]=&quot;FK&quot;;&quot;Select &quot;;VLOOKUP([.F210];[$Auxiliar.$A$27:.$B$48];2;0))&amp;&quot; id=&quot;&quot;&quot;&amp;[.C210]&amp;&quot;&quot;&quot; label=&quot;&quot;&quot;&amp;[.C210]&amp;&quot;&quot;&quot;&quot;&amp; IF([.D210]=&quot;FK&quot;;&quot; datasource=&quot;&quot;table:&quot;&amp;VLOOKUP(&quot;Chave&quot;&amp;&quot;.&quot;&amp;[.C210];[.$Q$1:.$R$2300];2;0)&amp;&quot;&quot;&quot; bindid=&quot;&quot;id&quot;&quot; bindvalue=&quot;&quot;name&quot;&quot;&quot;;&quot;&quot;)&amp;&quot;required=&quot;&quot;&quot;&amp;IF([.H210]=&quot;Sim&quot;;&quot;true&quot;;&quot;false&quot;)&amp;&quot;&quot;&quot; /&gt;&quot;;&quot;&quot;)&amp;IF(AND([.A210]=&quot;Chave&quot;;[.A209]=&quot;Campo&quot;);&quot;&lt;/Form&gt;&quot;;&quot;&quot;)">
            <text:p/>
          </table:table-cell>
          <table:table-cell table:style-name="ce27" table:formula="of:=IF([.A210]&lt;&gt;&quot;&quot;;[.A210]&amp;&quot;.&quot;&amp;[.C210];&quot;&quot;)">
            <text:p/>
          </table:table-cell>
          <table:table-cell table:style-name="ce27" table:formula="of:=IF([.A210]&lt;&gt;&quot;&quot;;[.F210];&quot;&quot;)">
            <text:p/>
          </table:table-cell>
        </table:table-row>
        <table:table-row table:style-name="ro1">
          <table:table-cell table:formula="of:=IF([Campos.A211]=&quot;&quot;;&quot;&quot;;[Campos.A211])">
            <text:p/>
          </table:table-cell>
          <table:table-cell table:formula="of:=IF([Campos.B211]=&quot;&quot;;&quot;&quot;;[Campos.B211])">
            <text:p/>
          </table:table-cell>
          <table:table-cell table:formula="of:=IF([Campos.C211]=&quot;&quot;;&quot;&quot;;[Campos.C211])">
            <text:p/>
          </table:table-cell>
          <table:table-cell table:formula="of:=IF([Campos.D211]=&quot;&quot;;&quot;&quot;;[Campos.D211])">
            <text:p/>
          </table:table-cell>
          <table:table-cell table:style-name="ce24" table:formula="of:=IF([.A211]=&quot;Chave&quot;;SUBSTITUTE([.C211];&quot;,&quot;;&quot;_&quot;)&amp;ROW([.C211]);[.C211])">
            <text:p/>
          </table:table-cell>
          <table:table-cell table:formula="of:=IF([Campos.F211]=&quot;&quot;;&quot;&quot;;[Campos.F211])">
            <text:p/>
          </table:table-cell>
          <table:table-cell table:formula="of:=IF([Campos.G211]=&quot;&quot;;&quot;&quot;;[Campos.G211])">
            <text:p/>
          </table:table-cell>
          <table:table-cell table:formula="of:=IF([Campos.H211]=&quot;&quot;;&quot;&quot;;[Campos.H211])">
            <text:p/>
          </table:table-cell>
          <table:table-cell table:formula="of:=IF([Campos.E211]=&quot;&quot;;&quot;&quot;;[Campos.E211])">
            <text:p/>
          </table:table-cell>
          <table:table-cell table:formula="of:=IF([Campos.I211]=&quot;&quot;;&quot;&quot;;[Campos.I211])">
            <text:p/>
          </table:table-cell>
          <table:table-cell table:formula="of:=IF([.B211]=&quot;&quot;;&quot;&quot;;VLOOKUP([.B211];[$Tabelas.$A$1:.$B$136];2;0))">
            <text:p/>
          </table:table-cell>
          <table:table-cell table:formula="of:=IF([.A211]=&quot;Campo&quot;;IF([.A211]=&quot;&quot;;&quot;&quot;;IF([.A211]&lt;&gt;[.A210];&quot;&quot;;&quot;PREVIOUS=&quot;&quot;&quot;&amp;[.C210]&amp;&quot;&quot;&quot; &quot;) &amp; IF([.A211]&lt;&gt;[.A212];&quot;&quot;;&quot;NEXT=&quot;&quot;&quot;&amp;[.C212]&amp;&quot;&quot;&quot;&quot;));IF([.A211]=&quot;&quot;;&quot;&quot;;IF([.A211]&lt;&gt;[.A210];&quot;&quot;;&quot;PREVIOUS=&quot;&quot;&quot;&amp;[.E210]&amp;&quot;&quot;&quot; &quot;) &amp; IF([.A211]&lt;&gt;[.A212];&quot;&quot;;&quot;NEXT=&quot;&quot;&quot;&amp;[.E212]&amp;&quot;&quot;&quot;&quot;)))">
            <text:p/>
          </table:table-cell>
          <table:table-cell table:formula="of:=IF([.B211]=&quot;&quot;;&quot;&quot;;VLOOKUP([.B211];[$Tabelas.$A$1:.$C$136];3;0))">
            <text:p/>
          </table:table-cell>
          <table:table-cell table:formula="of:=IF([.A211]=&quot;Campo&quot;; IF(ISERROR(VLOOKUP([.F211];[$Auxiliar.$A$1:.$E$17];5;0));&quot;TYPE=&quot;&quot;&quot;&amp;[.F211]&amp;&quot;&quot;&quot; LENGTH=&quot;&quot;&quot;&amp;[.G211]&amp;&quot;&quot;&quot; &quot;;VLOOKUP([.F211];[$Auxiliar.$A$1:.$E$17];5;0)) &amp; IF(AND([.A211]=&quot;Campo&quot;;[.D211]=&quot;PK&quot;); IF([.I211]=&quot;Sim&quot;;&quot; SEQUENCE=&quot;&quot;true&quot;&quot;&quot;;&quot; SEQUENCE=&quot;&quot;false&quot;&quot;&quot;);&quot;&quot;)&amp;IF([.H211]&lt;&gt;&quot;&quot;;&quot; NOTNULL=&quot;&quot;&quot;&amp;IF([.H211]=&quot;Sim&quot;;&quot;true&quot;;&quot;false&quot;)&amp;&quot;&quot;&quot;&quot;;&quot;&quot;);&quot;&quot;)">
            <text:p/>
          </table:table-cell>
          <table:table-cell table:style-name="ce26" table:formula="of:=IF(AND([.B211]&lt;&gt;[.B210];[.B211]&lt;&gt;&quot;&quot;);&quot;&lt;TABLE NAME=&quot;&quot;&quot;&amp;[.B211]&amp;&quot;&quot;&quot; COMMENT=&quot;&quot;&quot;&amp;[.K211]&amp;&quot;&quot;&quot; &quot;&amp; [.M211] &amp;&quot;&gt;&lt;FIELDS&gt;&quot;;&quot;&quot;) &amp; IF(AND([.A211]=&quot;Chave&quot;;[.A210]=&quot;Campo&quot;);&quot;&lt;KEYS&gt;&quot;;&quot;&quot;) &amp; IF([.A211]=&quot;Chave&quot;;&quot;&lt;KEY NAME=&quot;&quot;&quot;&amp;[.E211]&amp;&quot;&quot;&quot; TYPE=&quot;&quot;&quot;&amp;IF([.D211]=&quot;PK&quot;;&quot;primary&quot;;&quot;foreign&quot;)&amp;&quot;&quot;&quot; FIELDS=&quot;&quot;&quot;&amp;[.C211]&amp;&quot;&quot;&quot;&quot;&amp;IF([.D211]=&quot;FK&quot;;&quot; REFTABLE=&quot;&quot;&quot;&amp;[.F211]&amp;&quot;&quot;&quot; REFFIELDS=&quot;&quot;&quot;&amp;[.G211]&amp;&quot;&quot;&quot;&quot;;&quot;&quot;)&amp;&quot; &quot;&amp;[.L211]&amp;&quot; COMMENT=&quot;&quot;&quot;&amp;[.J211]&amp;&quot;&quot;&quot;&quot;&amp;IF(AND([.A211]=&quot;Campo&quot;;[.D211]=&quot;PK&quot;);&quot; SEQUENCE=&quot;&quot;true&quot;&quot;&quot;;&quot;&quot;)&amp;&quot;/&gt;&quot;;&quot;&quot;) &amp; IF([.A211]=&quot;Campo&quot;;&quot;&lt;FIELD NAME=&quot;&quot;&quot;&amp;[.C211]&amp;&quot;&quot;&quot; &quot;&amp;[.N211]&amp;&quot; &quot;&amp;[.L211]&amp;IF(AND([.A211]=&quot;Campo&quot;;[.D211]&lt;&gt;&quot;PK&quot;);&quot; SEQUENCE=&quot;&quot;false&quot;&quot; &quot;;&quot;&quot;)&amp;&quot; COMMENT=&quot;&quot;&quot;&amp;[.J211]&amp;&quot;&quot;&quot;/&gt;&quot;;&quot;&quot;) &amp; IF(AND([.A211]=&quot;Campo&quot;;[.A212]=&quot;Chave&quot;);&quot;&lt;/FIELDS&gt;&quot;;&quot;&quot;) &amp; IF(AND([.A211]=&quot;Chave&quot;;[.A212]&lt;&gt;&quot;Chave&quot;);&quot;&lt;/KEYS&gt;&quot;;&quot;&quot;) &amp; IF([.B211]&lt;&gt;[.B212];&quot;&lt;/TABLE&gt;&quot;;&quot;&quot;) &amp; IF(AND([.A211]=&quot;&quot;;[.A210]&lt;&gt;&quot;&quot;);&quot;&lt;/TABLES&gt;&lt;/XMLDB&gt;&quot;;&quot;&quot;)">
            <text:p/>
          </table:table-cell>
          <table:table-cell table:style-name="ce27" table:formula="of:=IF(AND([.A211]=&quot;Campo&quot;;[.A211]&lt;&gt;[.A210]);&quot;&lt;Form name=&quot;&quot;newRecord&quot;&quot;&gt;&quot;;&quot;&quot;)&amp;IF([.A211]=&quot;Campo&quot;;&quot;&lt;&quot;&amp;IF([.D211]=&quot;FK&quot;;&quot;Select &quot;;VLOOKUP([.F211];[$Auxiliar.$A$27:.$B$48];2;0))&amp;&quot; id=&quot;&quot;&quot;&amp;[.C211]&amp;&quot;&quot;&quot; label=&quot;&quot;&quot;&amp;[.C211]&amp;&quot;&quot;&quot;&quot;&amp; IF([.D211]=&quot;FK&quot;;&quot; datasource=&quot;&quot;table:&quot;&amp;VLOOKUP(&quot;Chave&quot;&amp;&quot;.&quot;&amp;[.C211];[.$Q$1:.$R$2300];2;0)&amp;&quot;&quot;&quot; bindid=&quot;&quot;id&quot;&quot; bindvalue=&quot;&quot;name&quot;&quot;&quot;;&quot;&quot;)&amp;&quot;required=&quot;&quot;&quot;&amp;IF([.H211]=&quot;Sim&quot;;&quot;true&quot;;&quot;false&quot;)&amp;&quot;&quot;&quot; /&gt;&quot;;&quot;&quot;)&amp;IF(AND([.A211]=&quot;Chave&quot;;[.A210]=&quot;Campo&quot;);&quot;&lt;/Form&gt;&quot;;&quot;&quot;)">
            <text:p/>
          </table:table-cell>
          <table:table-cell table:style-name="ce27" table:formula="of:=IF([.A211]&lt;&gt;&quot;&quot;;[.A211]&amp;&quot;.&quot;&amp;[.C211];&quot;&quot;)">
            <text:p/>
          </table:table-cell>
          <table:table-cell table:style-name="ce27" table:formula="of:=IF([.A211]&lt;&gt;&quot;&quot;;[.F211];&quot;&quot;)">
            <text:p/>
          </table:table-cell>
        </table:table-row>
        <table:table-row table:style-name="ro1">
          <table:table-cell table:formula="of:=IF([Campos.A212]=&quot;&quot;;&quot;&quot;;[Campos.A212])">
            <text:p/>
          </table:table-cell>
          <table:table-cell table:formula="of:=IF([Campos.B212]=&quot;&quot;;&quot;&quot;;[Campos.B212])">
            <text:p/>
          </table:table-cell>
          <table:table-cell table:formula="of:=IF([Campos.C212]=&quot;&quot;;&quot;&quot;;[Campos.C212])">
            <text:p/>
          </table:table-cell>
          <table:table-cell table:formula="of:=IF([Campos.D212]=&quot;&quot;;&quot;&quot;;[Campos.D212])">
            <text:p/>
          </table:table-cell>
          <table:table-cell table:style-name="ce24" table:formula="of:=IF([.A212]=&quot;Chave&quot;;SUBSTITUTE([.C212];&quot;,&quot;;&quot;_&quot;)&amp;ROW([.C212]);[.C212])">
            <text:p/>
          </table:table-cell>
          <table:table-cell table:formula="of:=IF([Campos.F212]=&quot;&quot;;&quot;&quot;;[Campos.F212])">
            <text:p/>
          </table:table-cell>
          <table:table-cell table:formula="of:=IF([Campos.G212]=&quot;&quot;;&quot;&quot;;[Campos.G212])">
            <text:p/>
          </table:table-cell>
          <table:table-cell table:formula="of:=IF([Campos.H212]=&quot;&quot;;&quot;&quot;;[Campos.H212])">
            <text:p/>
          </table:table-cell>
          <table:table-cell table:formula="of:=IF([Campos.E212]=&quot;&quot;;&quot;&quot;;[Campos.E212])">
            <text:p/>
          </table:table-cell>
          <table:table-cell table:formula="of:=IF([Campos.I212]=&quot;&quot;;&quot;&quot;;[Campos.I212])">
            <text:p/>
          </table:table-cell>
          <table:table-cell table:formula="of:=IF([.B212]=&quot;&quot;;&quot;&quot;;VLOOKUP([.B212];[$Tabelas.$A$1:.$B$136];2;0))">
            <text:p/>
          </table:table-cell>
          <table:table-cell table:formula="of:=IF([.A212]=&quot;Campo&quot;;IF([.A212]=&quot;&quot;;&quot;&quot;;IF([.A212]&lt;&gt;[.A211];&quot;&quot;;&quot;PREVIOUS=&quot;&quot;&quot;&amp;[.C211]&amp;&quot;&quot;&quot; &quot;) &amp; IF([.A212]&lt;&gt;[.A213];&quot;&quot;;&quot;NEXT=&quot;&quot;&quot;&amp;[.C213]&amp;&quot;&quot;&quot;&quot;));IF([.A212]=&quot;&quot;;&quot;&quot;;IF([.A212]&lt;&gt;[.A211];&quot;&quot;;&quot;PREVIOUS=&quot;&quot;&quot;&amp;[.E211]&amp;&quot;&quot;&quot; &quot;) &amp; IF([.A212]&lt;&gt;[.A213];&quot;&quot;;&quot;NEXT=&quot;&quot;&quot;&amp;[.E213]&amp;&quot;&quot;&quot;&quot;)))">
            <text:p/>
          </table:table-cell>
          <table:table-cell table:formula="of:=IF([.B212]=&quot;&quot;;&quot;&quot;;VLOOKUP([.B212];[$Tabelas.$A$1:.$C$136];3;0))">
            <text:p/>
          </table:table-cell>
          <table:table-cell table:formula="of:=IF([.A212]=&quot;Campo&quot;; IF(ISERROR(VLOOKUP([.F212];[$Auxiliar.$A$1:.$E$17];5;0));&quot;TYPE=&quot;&quot;&quot;&amp;[.F212]&amp;&quot;&quot;&quot; LENGTH=&quot;&quot;&quot;&amp;[.G212]&amp;&quot;&quot;&quot; &quot;;VLOOKUP([.F212];[$Auxiliar.$A$1:.$E$17];5;0)) &amp; IF(AND([.A212]=&quot;Campo&quot;;[.D212]=&quot;PK&quot;); IF([.I212]=&quot;Sim&quot;;&quot; SEQUENCE=&quot;&quot;true&quot;&quot;&quot;;&quot; SEQUENCE=&quot;&quot;false&quot;&quot;&quot;);&quot;&quot;)&amp;IF([.H212]&lt;&gt;&quot;&quot;;&quot; NOTNULL=&quot;&quot;&quot;&amp;IF([.H212]=&quot;Sim&quot;;&quot;true&quot;;&quot;false&quot;)&amp;&quot;&quot;&quot;&quot;;&quot;&quot;);&quot;&quot;)">
            <text:p/>
          </table:table-cell>
          <table:table-cell table:style-name="ce26" table:formula="of:=IF(AND([.B212]&lt;&gt;[.B211];[.B212]&lt;&gt;&quot;&quot;);&quot;&lt;TABLE NAME=&quot;&quot;&quot;&amp;[.B212]&amp;&quot;&quot;&quot; COMMENT=&quot;&quot;&quot;&amp;[.K212]&amp;&quot;&quot;&quot; &quot;&amp; [.M212] &amp;&quot;&gt;&lt;FIELDS&gt;&quot;;&quot;&quot;) &amp; IF(AND([.A212]=&quot;Chave&quot;;[.A211]=&quot;Campo&quot;);&quot;&lt;KEYS&gt;&quot;;&quot;&quot;) &amp; IF([.A212]=&quot;Chave&quot;;&quot;&lt;KEY NAME=&quot;&quot;&quot;&amp;[.E212]&amp;&quot;&quot;&quot; TYPE=&quot;&quot;&quot;&amp;IF([.D212]=&quot;PK&quot;;&quot;primary&quot;;&quot;foreign&quot;)&amp;&quot;&quot;&quot; FIELDS=&quot;&quot;&quot;&amp;[.C212]&amp;&quot;&quot;&quot;&quot;&amp;IF([.D212]=&quot;FK&quot;;&quot; REFTABLE=&quot;&quot;&quot;&amp;[.F212]&amp;&quot;&quot;&quot; REFFIELDS=&quot;&quot;&quot;&amp;[.G212]&amp;&quot;&quot;&quot;&quot;;&quot;&quot;)&amp;&quot; &quot;&amp;[.L212]&amp;&quot; COMMENT=&quot;&quot;&quot;&amp;[.J212]&amp;&quot;&quot;&quot;&quot;&amp;IF(AND([.A212]=&quot;Campo&quot;;[.D212]=&quot;PK&quot;);&quot; SEQUENCE=&quot;&quot;true&quot;&quot;&quot;;&quot;&quot;)&amp;&quot;/&gt;&quot;;&quot;&quot;) &amp; IF([.A212]=&quot;Campo&quot;;&quot;&lt;FIELD NAME=&quot;&quot;&quot;&amp;[.C212]&amp;&quot;&quot;&quot; &quot;&amp;[.N212]&amp;&quot; &quot;&amp;[.L212]&amp;IF(AND([.A212]=&quot;Campo&quot;;[.D212]&lt;&gt;&quot;PK&quot;);&quot; SEQUENCE=&quot;&quot;false&quot;&quot; &quot;;&quot;&quot;)&amp;&quot; COMMENT=&quot;&quot;&quot;&amp;[.J212]&amp;&quot;&quot;&quot;/&gt;&quot;;&quot;&quot;) &amp; IF(AND([.A212]=&quot;Campo&quot;;[.A213]=&quot;Chave&quot;);&quot;&lt;/FIELDS&gt;&quot;;&quot;&quot;) &amp; IF(AND([.A212]=&quot;Chave&quot;;[.A213]&lt;&gt;&quot;Chave&quot;);&quot;&lt;/KEYS&gt;&quot;;&quot;&quot;) &amp; IF([.B212]&lt;&gt;[.B213];&quot;&lt;/TABLE&gt;&quot;;&quot;&quot;) &amp; IF(AND([.A212]=&quot;&quot;;[.A211]&lt;&gt;&quot;&quot;);&quot;&lt;/TABLES&gt;&lt;/XMLDB&gt;&quot;;&quot;&quot;)">
            <text:p/>
          </table:table-cell>
          <table:table-cell table:style-name="ce27" table:formula="of:=IF(AND([.A212]=&quot;Campo&quot;;[.A212]&lt;&gt;[.A211]);&quot;&lt;Form name=&quot;&quot;newRecord&quot;&quot;&gt;&quot;;&quot;&quot;)&amp;IF([.A212]=&quot;Campo&quot;;&quot;&lt;&quot;&amp;IF([.D212]=&quot;FK&quot;;&quot;Select &quot;;VLOOKUP([.F212];[$Auxiliar.$A$27:.$B$48];2;0))&amp;&quot; id=&quot;&quot;&quot;&amp;[.C212]&amp;&quot;&quot;&quot; label=&quot;&quot;&quot;&amp;[.C212]&amp;&quot;&quot;&quot;&quot;&amp; IF([.D212]=&quot;FK&quot;;&quot; datasource=&quot;&quot;table:&quot;&amp;VLOOKUP(&quot;Chave&quot;&amp;&quot;.&quot;&amp;[.C212];[.$Q$1:.$R$2300];2;0)&amp;&quot;&quot;&quot; bindid=&quot;&quot;id&quot;&quot; bindvalue=&quot;&quot;name&quot;&quot;&quot;;&quot;&quot;)&amp;&quot;required=&quot;&quot;&quot;&amp;IF([.H212]=&quot;Sim&quot;;&quot;true&quot;;&quot;false&quot;)&amp;&quot;&quot;&quot; /&gt;&quot;;&quot;&quot;)&amp;IF(AND([.A212]=&quot;Chave&quot;;[.A211]=&quot;Campo&quot;);&quot;&lt;/Form&gt;&quot;;&quot;&quot;)">
            <text:p/>
          </table:table-cell>
          <table:table-cell table:style-name="ce27" table:formula="of:=IF([.A212]&lt;&gt;&quot;&quot;;[.A212]&amp;&quot;.&quot;&amp;[.C212];&quot;&quot;)">
            <text:p/>
          </table:table-cell>
          <table:table-cell table:style-name="ce27" table:formula="of:=IF([.A212]&lt;&gt;&quot;&quot;;[.F212];&quot;&quot;)">
            <text:p/>
          </table:table-cell>
        </table:table-row>
        <table:table-row table:style-name="ro1">
          <table:table-cell table:formula="of:=IF([Campos.A213]=&quot;&quot;;&quot;&quot;;[Campos.A213])">
            <text:p/>
          </table:table-cell>
          <table:table-cell table:formula="of:=IF([Campos.B213]=&quot;&quot;;&quot;&quot;;[Campos.B213])">
            <text:p/>
          </table:table-cell>
          <table:table-cell table:formula="of:=IF([Campos.C213]=&quot;&quot;;&quot;&quot;;[Campos.C213])">
            <text:p/>
          </table:table-cell>
          <table:table-cell table:formula="of:=IF([Campos.D213]=&quot;&quot;;&quot;&quot;;[Campos.D213])">
            <text:p/>
          </table:table-cell>
          <table:table-cell table:style-name="ce24" table:formula="of:=IF([.A213]=&quot;Chave&quot;;SUBSTITUTE([.C213];&quot;,&quot;;&quot;_&quot;)&amp;ROW([.C213]);[.C213])">
            <text:p/>
          </table:table-cell>
          <table:table-cell table:formula="of:=IF([Campos.F213]=&quot;&quot;;&quot;&quot;;[Campos.F213])">
            <text:p/>
          </table:table-cell>
          <table:table-cell table:formula="of:=IF([Campos.G213]=&quot;&quot;;&quot;&quot;;[Campos.G213])">
            <text:p/>
          </table:table-cell>
          <table:table-cell table:formula="of:=IF([Campos.H213]=&quot;&quot;;&quot;&quot;;[Campos.H213])">
            <text:p/>
          </table:table-cell>
          <table:table-cell table:formula="of:=IF([Campos.E213]=&quot;&quot;;&quot;&quot;;[Campos.E213])">
            <text:p/>
          </table:table-cell>
          <table:table-cell table:formula="of:=IF([Campos.I213]=&quot;&quot;;&quot;&quot;;[Campos.I213])">
            <text:p/>
          </table:table-cell>
          <table:table-cell table:formula="of:=IF([.B213]=&quot;&quot;;&quot;&quot;;VLOOKUP([.B213];[$Tabelas.$A$1:.$B$136];2;0))">
            <text:p/>
          </table:table-cell>
          <table:table-cell table:formula="of:=IF([.A213]=&quot;Campo&quot;;IF([.A213]=&quot;&quot;;&quot;&quot;;IF([.A213]&lt;&gt;[.A212];&quot;&quot;;&quot;PREVIOUS=&quot;&quot;&quot;&amp;[.C212]&amp;&quot;&quot;&quot; &quot;) &amp; IF([.A213]&lt;&gt;[.A214];&quot;&quot;;&quot;NEXT=&quot;&quot;&quot;&amp;[.C214]&amp;&quot;&quot;&quot;&quot;));IF([.A213]=&quot;&quot;;&quot;&quot;;IF([.A213]&lt;&gt;[.A212];&quot;&quot;;&quot;PREVIOUS=&quot;&quot;&quot;&amp;[.E212]&amp;&quot;&quot;&quot; &quot;) &amp; IF([.A213]&lt;&gt;[.A214];&quot;&quot;;&quot;NEXT=&quot;&quot;&quot;&amp;[.E214]&amp;&quot;&quot;&quot;&quot;)))">
            <text:p/>
          </table:table-cell>
          <table:table-cell table:formula="of:=IF([.B213]=&quot;&quot;;&quot;&quot;;VLOOKUP([.B213];[$Tabelas.$A$1:.$C$136];3;0))">
            <text:p/>
          </table:table-cell>
          <table:table-cell table:formula="of:=IF([.A213]=&quot;Campo&quot;; IF(ISERROR(VLOOKUP([.F213];[$Auxiliar.$A$1:.$E$17];5;0));&quot;TYPE=&quot;&quot;&quot;&amp;[.F213]&amp;&quot;&quot;&quot; LENGTH=&quot;&quot;&quot;&amp;[.G213]&amp;&quot;&quot;&quot; &quot;;VLOOKUP([.F213];[$Auxiliar.$A$1:.$E$17];5;0)) &amp; IF(AND([.A213]=&quot;Campo&quot;;[.D213]=&quot;PK&quot;); IF([.I213]=&quot;Sim&quot;;&quot; SEQUENCE=&quot;&quot;true&quot;&quot;&quot;;&quot; SEQUENCE=&quot;&quot;false&quot;&quot;&quot;);&quot;&quot;)&amp;IF([.H213]&lt;&gt;&quot;&quot;;&quot; NOTNULL=&quot;&quot;&quot;&amp;IF([.H213]=&quot;Sim&quot;;&quot;true&quot;;&quot;false&quot;)&amp;&quot;&quot;&quot;&quot;;&quot;&quot;);&quot;&quot;)">
            <text:p/>
          </table:table-cell>
          <table:table-cell table:style-name="ce26" table:formula="of:=IF(AND([.B213]&lt;&gt;[.B212];[.B213]&lt;&gt;&quot;&quot;);&quot;&lt;TABLE NAME=&quot;&quot;&quot;&amp;[.B213]&amp;&quot;&quot;&quot; COMMENT=&quot;&quot;&quot;&amp;[.K213]&amp;&quot;&quot;&quot; &quot;&amp; [.M213] &amp;&quot;&gt;&lt;FIELDS&gt;&quot;;&quot;&quot;) &amp; IF(AND([.A213]=&quot;Chave&quot;;[.A212]=&quot;Campo&quot;);&quot;&lt;KEYS&gt;&quot;;&quot;&quot;) &amp; IF([.A213]=&quot;Chave&quot;;&quot;&lt;KEY NAME=&quot;&quot;&quot;&amp;[.E213]&amp;&quot;&quot;&quot; TYPE=&quot;&quot;&quot;&amp;IF([.D213]=&quot;PK&quot;;&quot;primary&quot;;&quot;foreign&quot;)&amp;&quot;&quot;&quot; FIELDS=&quot;&quot;&quot;&amp;[.C213]&amp;&quot;&quot;&quot;&quot;&amp;IF([.D213]=&quot;FK&quot;;&quot; REFTABLE=&quot;&quot;&quot;&amp;[.F213]&amp;&quot;&quot;&quot; REFFIELDS=&quot;&quot;&quot;&amp;[.G213]&amp;&quot;&quot;&quot;&quot;;&quot;&quot;)&amp;&quot; &quot;&amp;[.L213]&amp;&quot; COMMENT=&quot;&quot;&quot;&amp;[.J213]&amp;&quot;&quot;&quot;&quot;&amp;IF(AND([.A213]=&quot;Campo&quot;;[.D213]=&quot;PK&quot;);&quot; SEQUENCE=&quot;&quot;true&quot;&quot;&quot;;&quot;&quot;)&amp;&quot;/&gt;&quot;;&quot;&quot;) &amp; IF([.A213]=&quot;Campo&quot;;&quot;&lt;FIELD NAME=&quot;&quot;&quot;&amp;[.C213]&amp;&quot;&quot;&quot; &quot;&amp;[.N213]&amp;&quot; &quot;&amp;[.L213]&amp;IF(AND([.A213]=&quot;Campo&quot;;[.D213]&lt;&gt;&quot;PK&quot;);&quot; SEQUENCE=&quot;&quot;false&quot;&quot; &quot;;&quot;&quot;)&amp;&quot; COMMENT=&quot;&quot;&quot;&amp;[.J213]&amp;&quot;&quot;&quot;/&gt;&quot;;&quot;&quot;) &amp; IF(AND([.A213]=&quot;Campo&quot;;[.A214]=&quot;Chave&quot;);&quot;&lt;/FIELDS&gt;&quot;;&quot;&quot;) &amp; IF(AND([.A213]=&quot;Chave&quot;;[.A214]&lt;&gt;&quot;Chave&quot;);&quot;&lt;/KEYS&gt;&quot;;&quot;&quot;) &amp; IF([.B213]&lt;&gt;[.B214];&quot;&lt;/TABLE&gt;&quot;;&quot;&quot;) &amp; IF(AND([.A213]=&quot;&quot;;[.A212]&lt;&gt;&quot;&quot;);&quot;&lt;/TABLES&gt;&lt;/XMLDB&gt;&quot;;&quot;&quot;)">
            <text:p/>
          </table:table-cell>
          <table:table-cell table:style-name="ce27" table:formula="of:=IF(AND([.A213]=&quot;Campo&quot;;[.A213]&lt;&gt;[.A212]);&quot;&lt;Form name=&quot;&quot;newRecord&quot;&quot;&gt;&quot;;&quot;&quot;)&amp;IF([.A213]=&quot;Campo&quot;;&quot;&lt;&quot;&amp;IF([.D213]=&quot;FK&quot;;&quot;Select &quot;;VLOOKUP([.F213];[$Auxiliar.$A$27:.$B$48];2;0))&amp;&quot; id=&quot;&quot;&quot;&amp;[.C213]&amp;&quot;&quot;&quot; label=&quot;&quot;&quot;&amp;[.C213]&amp;&quot;&quot;&quot;&quot;&amp; IF([.D213]=&quot;FK&quot;;&quot; datasource=&quot;&quot;table:&quot;&amp;VLOOKUP(&quot;Chave&quot;&amp;&quot;.&quot;&amp;[.C213];[.$Q$1:.$R$2300];2;0)&amp;&quot;&quot;&quot; bindid=&quot;&quot;id&quot;&quot; bindvalue=&quot;&quot;name&quot;&quot;&quot;;&quot;&quot;)&amp;&quot;required=&quot;&quot;&quot;&amp;IF([.H213]=&quot;Sim&quot;;&quot;true&quot;;&quot;false&quot;)&amp;&quot;&quot;&quot; /&gt;&quot;;&quot;&quot;)&amp;IF(AND([.A213]=&quot;Chave&quot;;[.A212]=&quot;Campo&quot;);&quot;&lt;/Form&gt;&quot;;&quot;&quot;)">
            <text:p/>
          </table:table-cell>
          <table:table-cell table:style-name="ce27" table:formula="of:=IF([.A213]&lt;&gt;&quot;&quot;;[.A213]&amp;&quot;.&quot;&amp;[.C213];&quot;&quot;)">
            <text:p/>
          </table:table-cell>
          <table:table-cell table:style-name="ce27" table:formula="of:=IF([.A213]&lt;&gt;&quot;&quot;;[.F213];&quot;&quot;)">
            <text:p/>
          </table:table-cell>
        </table:table-row>
        <table:table-row table:style-name="ro1">
          <table:table-cell table:formula="of:=IF([Campos.A214]=&quot;&quot;;&quot;&quot;;[Campos.A214])">
            <text:p/>
          </table:table-cell>
          <table:table-cell table:formula="of:=IF([Campos.B214]=&quot;&quot;;&quot;&quot;;[Campos.B214])">
            <text:p/>
          </table:table-cell>
          <table:table-cell table:formula="of:=IF([Campos.C214]=&quot;&quot;;&quot;&quot;;[Campos.C214])">
            <text:p/>
          </table:table-cell>
          <table:table-cell table:formula="of:=IF([Campos.D214]=&quot;&quot;;&quot;&quot;;[Campos.D214])">
            <text:p/>
          </table:table-cell>
          <table:table-cell table:style-name="ce24" table:formula="of:=IF([.A214]=&quot;Chave&quot;;SUBSTITUTE([.C214];&quot;,&quot;;&quot;_&quot;)&amp;ROW([.C214]);[.C214])">
            <text:p/>
          </table:table-cell>
          <table:table-cell table:formula="of:=IF([Campos.F214]=&quot;&quot;;&quot;&quot;;[Campos.F214])">
            <text:p/>
          </table:table-cell>
          <table:table-cell table:formula="of:=IF([Campos.G214]=&quot;&quot;;&quot;&quot;;[Campos.G214])">
            <text:p/>
          </table:table-cell>
          <table:table-cell table:formula="of:=IF([Campos.H214]=&quot;&quot;;&quot;&quot;;[Campos.H214])">
            <text:p/>
          </table:table-cell>
          <table:table-cell table:formula="of:=IF([Campos.E214]=&quot;&quot;;&quot;&quot;;[Campos.E214])">
            <text:p/>
          </table:table-cell>
          <table:table-cell table:formula="of:=IF([Campos.I214]=&quot;&quot;;&quot;&quot;;[Campos.I214])">
            <text:p/>
          </table:table-cell>
          <table:table-cell table:formula="of:=IF([.B214]=&quot;&quot;;&quot;&quot;;VLOOKUP([.B214];[$Tabelas.$A$1:.$B$136];2;0))">
            <text:p/>
          </table:table-cell>
          <table:table-cell table:formula="of:=IF([.A214]=&quot;Campo&quot;;IF([.A214]=&quot;&quot;;&quot;&quot;;IF([.A214]&lt;&gt;[.A213];&quot;&quot;;&quot;PREVIOUS=&quot;&quot;&quot;&amp;[.C213]&amp;&quot;&quot;&quot; &quot;) &amp; IF([.A214]&lt;&gt;[.A215];&quot;&quot;;&quot;NEXT=&quot;&quot;&quot;&amp;[.C215]&amp;&quot;&quot;&quot;&quot;));IF([.A214]=&quot;&quot;;&quot;&quot;;IF([.A214]&lt;&gt;[.A213];&quot;&quot;;&quot;PREVIOUS=&quot;&quot;&quot;&amp;[.E213]&amp;&quot;&quot;&quot; &quot;) &amp; IF([.A214]&lt;&gt;[.A215];&quot;&quot;;&quot;NEXT=&quot;&quot;&quot;&amp;[.E215]&amp;&quot;&quot;&quot;&quot;)))">
            <text:p/>
          </table:table-cell>
          <table:table-cell table:formula="of:=IF([.B214]=&quot;&quot;;&quot;&quot;;VLOOKUP([.B214];[$Tabelas.$A$1:.$C$136];3;0))">
            <text:p/>
          </table:table-cell>
          <table:table-cell table:formula="of:=IF([.A214]=&quot;Campo&quot;; IF(ISERROR(VLOOKUP([.F214];[$Auxiliar.$A$1:.$E$17];5;0));&quot;TYPE=&quot;&quot;&quot;&amp;[.F214]&amp;&quot;&quot;&quot; LENGTH=&quot;&quot;&quot;&amp;[.G214]&amp;&quot;&quot;&quot; &quot;;VLOOKUP([.F214];[$Auxiliar.$A$1:.$E$17];5;0)) &amp; IF(AND([.A214]=&quot;Campo&quot;;[.D214]=&quot;PK&quot;); IF([.I214]=&quot;Sim&quot;;&quot; SEQUENCE=&quot;&quot;true&quot;&quot;&quot;;&quot; SEQUENCE=&quot;&quot;false&quot;&quot;&quot;);&quot;&quot;)&amp;IF([.H214]&lt;&gt;&quot;&quot;;&quot; NOTNULL=&quot;&quot;&quot;&amp;IF([.H214]=&quot;Sim&quot;;&quot;true&quot;;&quot;false&quot;)&amp;&quot;&quot;&quot;&quot;;&quot;&quot;);&quot;&quot;)">
            <text:p/>
          </table:table-cell>
          <table:table-cell table:style-name="ce26" table:formula="of:=IF(AND([.B214]&lt;&gt;[.B213];[.B214]&lt;&gt;&quot;&quot;);&quot;&lt;TABLE NAME=&quot;&quot;&quot;&amp;[.B214]&amp;&quot;&quot;&quot; COMMENT=&quot;&quot;&quot;&amp;[.K214]&amp;&quot;&quot;&quot; &quot;&amp; [.M214] &amp;&quot;&gt;&lt;FIELDS&gt;&quot;;&quot;&quot;) &amp; IF(AND([.A214]=&quot;Chave&quot;;[.A213]=&quot;Campo&quot;);&quot;&lt;KEYS&gt;&quot;;&quot;&quot;) &amp; IF([.A214]=&quot;Chave&quot;;&quot;&lt;KEY NAME=&quot;&quot;&quot;&amp;[.E214]&amp;&quot;&quot;&quot; TYPE=&quot;&quot;&quot;&amp;IF([.D214]=&quot;PK&quot;;&quot;primary&quot;;&quot;foreign&quot;)&amp;&quot;&quot;&quot; FIELDS=&quot;&quot;&quot;&amp;[.C214]&amp;&quot;&quot;&quot;&quot;&amp;IF([.D214]=&quot;FK&quot;;&quot; REFTABLE=&quot;&quot;&quot;&amp;[.F214]&amp;&quot;&quot;&quot; REFFIELDS=&quot;&quot;&quot;&amp;[.G214]&amp;&quot;&quot;&quot;&quot;;&quot;&quot;)&amp;&quot; &quot;&amp;[.L214]&amp;&quot; COMMENT=&quot;&quot;&quot;&amp;[.J214]&amp;&quot;&quot;&quot;&quot;&amp;IF(AND([.A214]=&quot;Campo&quot;;[.D214]=&quot;PK&quot;);&quot; SEQUENCE=&quot;&quot;true&quot;&quot;&quot;;&quot;&quot;)&amp;&quot;/&gt;&quot;;&quot;&quot;) &amp; IF([.A214]=&quot;Campo&quot;;&quot;&lt;FIELD NAME=&quot;&quot;&quot;&amp;[.C214]&amp;&quot;&quot;&quot; &quot;&amp;[.N214]&amp;&quot; &quot;&amp;[.L214]&amp;IF(AND([.A214]=&quot;Campo&quot;;[.D214]&lt;&gt;&quot;PK&quot;);&quot; SEQUENCE=&quot;&quot;false&quot;&quot; &quot;;&quot;&quot;)&amp;&quot; COMMENT=&quot;&quot;&quot;&amp;[.J214]&amp;&quot;&quot;&quot;/&gt;&quot;;&quot;&quot;) &amp; IF(AND([.A214]=&quot;Campo&quot;;[.A215]=&quot;Chave&quot;);&quot;&lt;/FIELDS&gt;&quot;;&quot;&quot;) &amp; IF(AND([.A214]=&quot;Chave&quot;;[.A215]&lt;&gt;&quot;Chave&quot;);&quot;&lt;/KEYS&gt;&quot;;&quot;&quot;) &amp; IF([.B214]&lt;&gt;[.B215];&quot;&lt;/TABLE&gt;&quot;;&quot;&quot;) &amp; IF(AND([.A214]=&quot;&quot;;[.A213]&lt;&gt;&quot;&quot;);&quot;&lt;/TABLES&gt;&lt;/XMLDB&gt;&quot;;&quot;&quot;)">
            <text:p/>
          </table:table-cell>
          <table:table-cell table:style-name="ce27" table:formula="of:=IF(AND([.A214]=&quot;Campo&quot;;[.A214]&lt;&gt;[.A213]);&quot;&lt;Form name=&quot;&quot;newRecord&quot;&quot;&gt;&quot;;&quot;&quot;)&amp;IF([.A214]=&quot;Campo&quot;;&quot;&lt;&quot;&amp;IF([.D214]=&quot;FK&quot;;&quot;Select &quot;;VLOOKUP([.F214];[$Auxiliar.$A$27:.$B$48];2;0))&amp;&quot; id=&quot;&quot;&quot;&amp;[.C214]&amp;&quot;&quot;&quot; label=&quot;&quot;&quot;&amp;[.C214]&amp;&quot;&quot;&quot;&quot;&amp; IF([.D214]=&quot;FK&quot;;&quot; datasource=&quot;&quot;table:&quot;&amp;VLOOKUP(&quot;Chave&quot;&amp;&quot;.&quot;&amp;[.C214];[.$Q$1:.$R$2300];2;0)&amp;&quot;&quot;&quot; bindid=&quot;&quot;id&quot;&quot; bindvalue=&quot;&quot;name&quot;&quot;&quot;;&quot;&quot;)&amp;&quot;required=&quot;&quot;&quot;&amp;IF([.H214]=&quot;Sim&quot;;&quot;true&quot;;&quot;false&quot;)&amp;&quot;&quot;&quot; /&gt;&quot;;&quot;&quot;)&amp;IF(AND([.A214]=&quot;Chave&quot;;[.A213]=&quot;Campo&quot;);&quot;&lt;/Form&gt;&quot;;&quot;&quot;)">
            <text:p/>
          </table:table-cell>
          <table:table-cell table:style-name="ce27" table:formula="of:=IF([.A214]&lt;&gt;&quot;&quot;;[.A214]&amp;&quot;.&quot;&amp;[.C214];&quot;&quot;)">
            <text:p/>
          </table:table-cell>
          <table:table-cell table:style-name="ce27" table:formula="of:=IF([.A214]&lt;&gt;&quot;&quot;;[.F214];&quot;&quot;)">
            <text:p/>
          </table:table-cell>
        </table:table-row>
        <table:table-row table:style-name="ro1">
          <table:table-cell table:formula="of:=IF([Campos.A215]=&quot;&quot;;&quot;&quot;;[Campos.A215])">
            <text:p/>
          </table:table-cell>
          <table:table-cell table:formula="of:=IF([Campos.B215]=&quot;&quot;;&quot;&quot;;[Campos.B215])">
            <text:p/>
          </table:table-cell>
          <table:table-cell table:formula="of:=IF([Campos.C215]=&quot;&quot;;&quot;&quot;;[Campos.C215])">
            <text:p/>
          </table:table-cell>
          <table:table-cell table:formula="of:=IF([Campos.D215]=&quot;&quot;;&quot;&quot;;[Campos.D215])">
            <text:p/>
          </table:table-cell>
          <table:table-cell table:style-name="ce24" table:formula="of:=IF([.A215]=&quot;Chave&quot;;SUBSTITUTE([.C215];&quot;,&quot;;&quot;_&quot;)&amp;ROW([.C215]);[.C215])">
            <text:p/>
          </table:table-cell>
          <table:table-cell table:formula="of:=IF([Campos.F215]=&quot;&quot;;&quot;&quot;;[Campos.F215])">
            <text:p/>
          </table:table-cell>
          <table:table-cell table:formula="of:=IF([Campos.G215]=&quot;&quot;;&quot;&quot;;[Campos.G215])">
            <text:p/>
          </table:table-cell>
          <table:table-cell table:formula="of:=IF([Campos.H215]=&quot;&quot;;&quot;&quot;;[Campos.H215])">
            <text:p/>
          </table:table-cell>
          <table:table-cell table:formula="of:=IF([Campos.E215]=&quot;&quot;;&quot;&quot;;[Campos.E215])">
            <text:p/>
          </table:table-cell>
          <table:table-cell table:formula="of:=IF([Campos.I215]=&quot;&quot;;&quot;&quot;;[Campos.I215])">
            <text:p/>
          </table:table-cell>
          <table:table-cell table:formula="of:=IF([.B215]=&quot;&quot;;&quot;&quot;;VLOOKUP([.B215];[$Tabelas.$A$1:.$B$136];2;0))">
            <text:p/>
          </table:table-cell>
          <table:table-cell table:formula="of:=IF([.A215]=&quot;Campo&quot;;IF([.A215]=&quot;&quot;;&quot;&quot;;IF([.A215]&lt;&gt;[.A214];&quot;&quot;;&quot;PREVIOUS=&quot;&quot;&quot;&amp;[.C214]&amp;&quot;&quot;&quot; &quot;) &amp; IF([.A215]&lt;&gt;[.A216];&quot;&quot;;&quot;NEXT=&quot;&quot;&quot;&amp;[.C216]&amp;&quot;&quot;&quot;&quot;));IF([.A215]=&quot;&quot;;&quot;&quot;;IF([.A215]&lt;&gt;[.A214];&quot;&quot;;&quot;PREVIOUS=&quot;&quot;&quot;&amp;[.E214]&amp;&quot;&quot;&quot; &quot;) &amp; IF([.A215]&lt;&gt;[.A216];&quot;&quot;;&quot;NEXT=&quot;&quot;&quot;&amp;[.E216]&amp;&quot;&quot;&quot;&quot;)))">
            <text:p/>
          </table:table-cell>
          <table:table-cell table:formula="of:=IF([.B215]=&quot;&quot;;&quot;&quot;;VLOOKUP([.B215];[$Tabelas.$A$1:.$C$136];3;0))">
            <text:p/>
          </table:table-cell>
          <table:table-cell table:formula="of:=IF([.A215]=&quot;Campo&quot;; IF(ISERROR(VLOOKUP([.F215];[$Auxiliar.$A$1:.$E$17];5;0));&quot;TYPE=&quot;&quot;&quot;&amp;[.F215]&amp;&quot;&quot;&quot; LENGTH=&quot;&quot;&quot;&amp;[.G215]&amp;&quot;&quot;&quot; &quot;;VLOOKUP([.F215];[$Auxiliar.$A$1:.$E$17];5;0)) &amp; IF(AND([.A215]=&quot;Campo&quot;;[.D215]=&quot;PK&quot;); IF([.I215]=&quot;Sim&quot;;&quot; SEQUENCE=&quot;&quot;true&quot;&quot;&quot;;&quot; SEQUENCE=&quot;&quot;false&quot;&quot;&quot;);&quot;&quot;)&amp;IF([.H215]&lt;&gt;&quot;&quot;;&quot; NOTNULL=&quot;&quot;&quot;&amp;IF([.H215]=&quot;Sim&quot;;&quot;true&quot;;&quot;false&quot;)&amp;&quot;&quot;&quot;&quot;;&quot;&quot;);&quot;&quot;)">
            <text:p/>
          </table:table-cell>
          <table:table-cell table:style-name="ce26" table:formula="of:=IF(AND([.B215]&lt;&gt;[.B214];[.B215]&lt;&gt;&quot;&quot;);&quot;&lt;TABLE NAME=&quot;&quot;&quot;&amp;[.B215]&amp;&quot;&quot;&quot; COMMENT=&quot;&quot;&quot;&amp;[.K215]&amp;&quot;&quot;&quot; &quot;&amp; [.M215] &amp;&quot;&gt;&lt;FIELDS&gt;&quot;;&quot;&quot;) &amp; IF(AND([.A215]=&quot;Chave&quot;;[.A214]=&quot;Campo&quot;);&quot;&lt;KEYS&gt;&quot;;&quot;&quot;) &amp; IF([.A215]=&quot;Chave&quot;;&quot;&lt;KEY NAME=&quot;&quot;&quot;&amp;[.E215]&amp;&quot;&quot;&quot; TYPE=&quot;&quot;&quot;&amp;IF([.D215]=&quot;PK&quot;;&quot;primary&quot;;&quot;foreign&quot;)&amp;&quot;&quot;&quot; FIELDS=&quot;&quot;&quot;&amp;[.C215]&amp;&quot;&quot;&quot;&quot;&amp;IF([.D215]=&quot;FK&quot;;&quot; REFTABLE=&quot;&quot;&quot;&amp;[.F215]&amp;&quot;&quot;&quot; REFFIELDS=&quot;&quot;&quot;&amp;[.G215]&amp;&quot;&quot;&quot;&quot;;&quot;&quot;)&amp;&quot; &quot;&amp;[.L215]&amp;&quot; COMMENT=&quot;&quot;&quot;&amp;[.J215]&amp;&quot;&quot;&quot;&quot;&amp;IF(AND([.A215]=&quot;Campo&quot;;[.D215]=&quot;PK&quot;);&quot; SEQUENCE=&quot;&quot;true&quot;&quot;&quot;;&quot;&quot;)&amp;&quot;/&gt;&quot;;&quot;&quot;) &amp; IF([.A215]=&quot;Campo&quot;;&quot;&lt;FIELD NAME=&quot;&quot;&quot;&amp;[.C215]&amp;&quot;&quot;&quot; &quot;&amp;[.N215]&amp;&quot; &quot;&amp;[.L215]&amp;IF(AND([.A215]=&quot;Campo&quot;;[.D215]&lt;&gt;&quot;PK&quot;);&quot; SEQUENCE=&quot;&quot;false&quot;&quot; &quot;;&quot;&quot;)&amp;&quot; COMMENT=&quot;&quot;&quot;&amp;[.J215]&amp;&quot;&quot;&quot;/&gt;&quot;;&quot;&quot;) &amp; IF(AND([.A215]=&quot;Campo&quot;;[.A216]=&quot;Chave&quot;);&quot;&lt;/FIELDS&gt;&quot;;&quot;&quot;) &amp; IF(AND([.A215]=&quot;Chave&quot;;[.A216]&lt;&gt;&quot;Chave&quot;);&quot;&lt;/KEYS&gt;&quot;;&quot;&quot;) &amp; IF([.B215]&lt;&gt;[.B216];&quot;&lt;/TABLE&gt;&quot;;&quot;&quot;) &amp; IF(AND([.A215]=&quot;&quot;;[.A214]&lt;&gt;&quot;&quot;);&quot;&lt;/TABLES&gt;&lt;/XMLDB&gt;&quot;;&quot;&quot;)">
            <text:p/>
          </table:table-cell>
          <table:table-cell table:style-name="ce27" table:formula="of:=IF(AND([.A215]=&quot;Campo&quot;;[.A215]&lt;&gt;[.A214]);&quot;&lt;Form name=&quot;&quot;newRecord&quot;&quot;&gt;&quot;;&quot;&quot;)&amp;IF([.A215]=&quot;Campo&quot;;&quot;&lt;&quot;&amp;IF([.D215]=&quot;FK&quot;;&quot;Select &quot;;VLOOKUP([.F215];[$Auxiliar.$A$27:.$B$48];2;0))&amp;&quot; id=&quot;&quot;&quot;&amp;[.C215]&amp;&quot;&quot;&quot; label=&quot;&quot;&quot;&amp;[.C215]&amp;&quot;&quot;&quot;&quot;&amp; IF([.D215]=&quot;FK&quot;;&quot; datasource=&quot;&quot;table:&quot;&amp;VLOOKUP(&quot;Chave&quot;&amp;&quot;.&quot;&amp;[.C215];[.$Q$1:.$R$2300];2;0)&amp;&quot;&quot;&quot; bindid=&quot;&quot;id&quot;&quot; bindvalue=&quot;&quot;name&quot;&quot;&quot;;&quot;&quot;)&amp;&quot;required=&quot;&quot;&quot;&amp;IF([.H215]=&quot;Sim&quot;;&quot;true&quot;;&quot;false&quot;)&amp;&quot;&quot;&quot; /&gt;&quot;;&quot;&quot;)&amp;IF(AND([.A215]=&quot;Chave&quot;;[.A214]=&quot;Campo&quot;);&quot;&lt;/Form&gt;&quot;;&quot;&quot;)">
            <text:p/>
          </table:table-cell>
          <table:table-cell table:style-name="ce27" table:formula="of:=IF([.A215]&lt;&gt;&quot;&quot;;[.A215]&amp;&quot;.&quot;&amp;[.C215];&quot;&quot;)">
            <text:p/>
          </table:table-cell>
          <table:table-cell table:style-name="ce27" table:formula="of:=IF([.A215]&lt;&gt;&quot;&quot;;[.F215];&quot;&quot;)">
            <text:p/>
          </table:table-cell>
        </table:table-row>
        <table:table-row table:style-name="ro1">
          <table:table-cell table:formula="of:=IF([Campos.A216]=&quot;&quot;;&quot;&quot;;[Campos.A216])">
            <text:p/>
          </table:table-cell>
          <table:table-cell table:formula="of:=IF([Campos.B216]=&quot;&quot;;&quot;&quot;;[Campos.B216])">
            <text:p/>
          </table:table-cell>
          <table:table-cell table:formula="of:=IF([Campos.C216]=&quot;&quot;;&quot;&quot;;[Campos.C216])">
            <text:p/>
          </table:table-cell>
          <table:table-cell table:formula="of:=IF([Campos.D216]=&quot;&quot;;&quot;&quot;;[Campos.D216])">
            <text:p/>
          </table:table-cell>
          <table:table-cell table:style-name="ce24" table:formula="of:=IF([.A216]=&quot;Chave&quot;;SUBSTITUTE([.C216];&quot;,&quot;;&quot;_&quot;)&amp;ROW([.C216]);[.C216])">
            <text:p/>
          </table:table-cell>
          <table:table-cell table:formula="of:=IF([Campos.F216]=&quot;&quot;;&quot;&quot;;[Campos.F216])">
            <text:p/>
          </table:table-cell>
          <table:table-cell table:formula="of:=IF([Campos.G216]=&quot;&quot;;&quot;&quot;;[Campos.G216])">
            <text:p/>
          </table:table-cell>
          <table:table-cell table:formula="of:=IF([Campos.H216]=&quot;&quot;;&quot;&quot;;[Campos.H216])">
            <text:p/>
          </table:table-cell>
          <table:table-cell table:formula="of:=IF([Campos.E216]=&quot;&quot;;&quot;&quot;;[Campos.E216])">
            <text:p/>
          </table:table-cell>
          <table:table-cell table:formula="of:=IF([Campos.I216]=&quot;&quot;;&quot;&quot;;[Campos.I216])">
            <text:p/>
          </table:table-cell>
          <table:table-cell table:formula="of:=IF([.B216]=&quot;&quot;;&quot;&quot;;VLOOKUP([.B216];[$Tabelas.$A$1:.$B$136];2;0))">
            <text:p/>
          </table:table-cell>
          <table:table-cell table:formula="of:=IF([.A216]=&quot;Campo&quot;;IF([.A216]=&quot;&quot;;&quot;&quot;;IF([.A216]&lt;&gt;[.A215];&quot;&quot;;&quot;PREVIOUS=&quot;&quot;&quot;&amp;[.C215]&amp;&quot;&quot;&quot; &quot;) &amp; IF([.A216]&lt;&gt;[.A217];&quot;&quot;;&quot;NEXT=&quot;&quot;&quot;&amp;[.C217]&amp;&quot;&quot;&quot;&quot;));IF([.A216]=&quot;&quot;;&quot;&quot;;IF([.A216]&lt;&gt;[.A215];&quot;&quot;;&quot;PREVIOUS=&quot;&quot;&quot;&amp;[.E215]&amp;&quot;&quot;&quot; &quot;) &amp; IF([.A216]&lt;&gt;[.A217];&quot;&quot;;&quot;NEXT=&quot;&quot;&quot;&amp;[.E217]&amp;&quot;&quot;&quot;&quot;)))">
            <text:p/>
          </table:table-cell>
          <table:table-cell table:formula="of:=IF([.B216]=&quot;&quot;;&quot;&quot;;VLOOKUP([.B216];[$Tabelas.$A$1:.$C$136];3;0))">
            <text:p/>
          </table:table-cell>
          <table:table-cell table:formula="of:=IF([.A216]=&quot;Campo&quot;; IF(ISERROR(VLOOKUP([.F216];[$Auxiliar.$A$1:.$E$17];5;0));&quot;TYPE=&quot;&quot;&quot;&amp;[.F216]&amp;&quot;&quot;&quot; LENGTH=&quot;&quot;&quot;&amp;[.G216]&amp;&quot;&quot;&quot; &quot;;VLOOKUP([.F216];[$Auxiliar.$A$1:.$E$17];5;0)) &amp; IF(AND([.A216]=&quot;Campo&quot;;[.D216]=&quot;PK&quot;); IF([.I216]=&quot;Sim&quot;;&quot; SEQUENCE=&quot;&quot;true&quot;&quot;&quot;;&quot; SEQUENCE=&quot;&quot;false&quot;&quot;&quot;);&quot;&quot;)&amp;IF([.H216]&lt;&gt;&quot;&quot;;&quot; NOTNULL=&quot;&quot;&quot;&amp;IF([.H216]=&quot;Sim&quot;;&quot;true&quot;;&quot;false&quot;)&amp;&quot;&quot;&quot;&quot;;&quot;&quot;);&quot;&quot;)">
            <text:p/>
          </table:table-cell>
          <table:table-cell table:style-name="ce26" table:formula="of:=IF(AND([.B216]&lt;&gt;[.B215];[.B216]&lt;&gt;&quot;&quot;);&quot;&lt;TABLE NAME=&quot;&quot;&quot;&amp;[.B216]&amp;&quot;&quot;&quot; COMMENT=&quot;&quot;&quot;&amp;[.K216]&amp;&quot;&quot;&quot; &quot;&amp; [.M216] &amp;&quot;&gt;&lt;FIELDS&gt;&quot;;&quot;&quot;) &amp; IF(AND([.A216]=&quot;Chave&quot;;[.A215]=&quot;Campo&quot;);&quot;&lt;KEYS&gt;&quot;;&quot;&quot;) &amp; IF([.A216]=&quot;Chave&quot;;&quot;&lt;KEY NAME=&quot;&quot;&quot;&amp;[.E216]&amp;&quot;&quot;&quot; TYPE=&quot;&quot;&quot;&amp;IF([.D216]=&quot;PK&quot;;&quot;primary&quot;;&quot;foreign&quot;)&amp;&quot;&quot;&quot; FIELDS=&quot;&quot;&quot;&amp;[.C216]&amp;&quot;&quot;&quot;&quot;&amp;IF([.D216]=&quot;FK&quot;;&quot; REFTABLE=&quot;&quot;&quot;&amp;[.F216]&amp;&quot;&quot;&quot; REFFIELDS=&quot;&quot;&quot;&amp;[.G216]&amp;&quot;&quot;&quot;&quot;;&quot;&quot;)&amp;&quot; &quot;&amp;[.L216]&amp;&quot; COMMENT=&quot;&quot;&quot;&amp;[.J216]&amp;&quot;&quot;&quot;&quot;&amp;IF(AND([.A216]=&quot;Campo&quot;;[.D216]=&quot;PK&quot;);&quot; SEQUENCE=&quot;&quot;true&quot;&quot;&quot;;&quot;&quot;)&amp;&quot;/&gt;&quot;;&quot;&quot;) &amp; IF([.A216]=&quot;Campo&quot;;&quot;&lt;FIELD NAME=&quot;&quot;&quot;&amp;[.C216]&amp;&quot;&quot;&quot; &quot;&amp;[.N216]&amp;&quot; &quot;&amp;[.L216]&amp;IF(AND([.A216]=&quot;Campo&quot;;[.D216]&lt;&gt;&quot;PK&quot;);&quot; SEQUENCE=&quot;&quot;false&quot;&quot; &quot;;&quot;&quot;)&amp;&quot; COMMENT=&quot;&quot;&quot;&amp;[.J216]&amp;&quot;&quot;&quot;/&gt;&quot;;&quot;&quot;) &amp; IF(AND([.A216]=&quot;Campo&quot;;[.A217]=&quot;Chave&quot;);&quot;&lt;/FIELDS&gt;&quot;;&quot;&quot;) &amp; IF(AND([.A216]=&quot;Chave&quot;;[.A217]&lt;&gt;&quot;Chave&quot;);&quot;&lt;/KEYS&gt;&quot;;&quot;&quot;) &amp; IF([.B216]&lt;&gt;[.B217];&quot;&lt;/TABLE&gt;&quot;;&quot;&quot;) &amp; IF(AND([.A216]=&quot;&quot;;[.A215]&lt;&gt;&quot;&quot;);&quot;&lt;/TABLES&gt;&lt;/XMLDB&gt;&quot;;&quot;&quot;)">
            <text:p/>
          </table:table-cell>
          <table:table-cell table:style-name="ce27" table:formula="of:=IF(AND([.A216]=&quot;Campo&quot;;[.A216]&lt;&gt;[.A215]);&quot;&lt;Form name=&quot;&quot;newRecord&quot;&quot;&gt;&quot;;&quot;&quot;)&amp;IF([.A216]=&quot;Campo&quot;;&quot;&lt;&quot;&amp;IF([.D216]=&quot;FK&quot;;&quot;Select &quot;;VLOOKUP([.F216];[$Auxiliar.$A$27:.$B$48];2;0))&amp;&quot; id=&quot;&quot;&quot;&amp;[.C216]&amp;&quot;&quot;&quot; label=&quot;&quot;&quot;&amp;[.C216]&amp;&quot;&quot;&quot;&quot;&amp; IF([.D216]=&quot;FK&quot;;&quot; datasource=&quot;&quot;table:&quot;&amp;VLOOKUP(&quot;Chave&quot;&amp;&quot;.&quot;&amp;[.C216];[.$Q$1:.$R$2300];2;0)&amp;&quot;&quot;&quot; bindid=&quot;&quot;id&quot;&quot; bindvalue=&quot;&quot;name&quot;&quot;&quot;;&quot;&quot;)&amp;&quot;required=&quot;&quot;&quot;&amp;IF([.H216]=&quot;Sim&quot;;&quot;true&quot;;&quot;false&quot;)&amp;&quot;&quot;&quot; /&gt;&quot;;&quot;&quot;)&amp;IF(AND([.A216]=&quot;Chave&quot;;[.A215]=&quot;Campo&quot;);&quot;&lt;/Form&gt;&quot;;&quot;&quot;)">
            <text:p/>
          </table:table-cell>
          <table:table-cell table:style-name="ce27" table:formula="of:=IF([.A216]&lt;&gt;&quot;&quot;;[.A216]&amp;&quot;.&quot;&amp;[.C216];&quot;&quot;)">
            <text:p/>
          </table:table-cell>
          <table:table-cell table:style-name="ce27" table:formula="of:=IF([.A216]&lt;&gt;&quot;&quot;;[.F216];&quot;&quot;)">
            <text:p/>
          </table:table-cell>
        </table:table-row>
        <table:table-row table:style-name="ro1">
          <table:table-cell table:formula="of:=IF([Campos.A217]=&quot;&quot;;&quot;&quot;;[Campos.A217])">
            <text:p/>
          </table:table-cell>
          <table:table-cell table:formula="of:=IF([Campos.B217]=&quot;&quot;;&quot;&quot;;[Campos.B217])">
            <text:p/>
          </table:table-cell>
          <table:table-cell table:formula="of:=IF([Campos.C217]=&quot;&quot;;&quot;&quot;;[Campos.C217])">
            <text:p/>
          </table:table-cell>
          <table:table-cell table:formula="of:=IF([Campos.D217]=&quot;&quot;;&quot;&quot;;[Campos.D217])">
            <text:p/>
          </table:table-cell>
          <table:table-cell table:style-name="ce24" table:formula="of:=IF([.A217]=&quot;Chave&quot;;SUBSTITUTE([.C217];&quot;,&quot;;&quot;_&quot;)&amp;ROW([.C217]);[.C217])">
            <text:p/>
          </table:table-cell>
          <table:table-cell table:formula="of:=IF([Campos.F217]=&quot;&quot;;&quot;&quot;;[Campos.F217])">
            <text:p/>
          </table:table-cell>
          <table:table-cell table:formula="of:=IF([Campos.G217]=&quot;&quot;;&quot;&quot;;[Campos.G217])">
            <text:p/>
          </table:table-cell>
          <table:table-cell table:formula="of:=IF([Campos.H217]=&quot;&quot;;&quot;&quot;;[Campos.H217])">
            <text:p/>
          </table:table-cell>
          <table:table-cell table:formula="of:=IF([Campos.E217]=&quot;&quot;;&quot;&quot;;[Campos.E217])">
            <text:p/>
          </table:table-cell>
          <table:table-cell table:formula="of:=IF([Campos.I217]=&quot;&quot;;&quot;&quot;;[Campos.I217])">
            <text:p/>
          </table:table-cell>
          <table:table-cell table:formula="of:=IF([.B217]=&quot;&quot;;&quot;&quot;;VLOOKUP([.B217];[$Tabelas.$A$1:.$B$136];2;0))">
            <text:p/>
          </table:table-cell>
          <table:table-cell table:formula="of:=IF([.A217]=&quot;Campo&quot;;IF([.A217]=&quot;&quot;;&quot;&quot;;IF([.A217]&lt;&gt;[.A216];&quot;&quot;;&quot;PREVIOUS=&quot;&quot;&quot;&amp;[.C216]&amp;&quot;&quot;&quot; &quot;) &amp; IF([.A217]&lt;&gt;[.A218];&quot;&quot;;&quot;NEXT=&quot;&quot;&quot;&amp;[.C218]&amp;&quot;&quot;&quot;&quot;));IF([.A217]=&quot;&quot;;&quot;&quot;;IF([.A217]&lt;&gt;[.A216];&quot;&quot;;&quot;PREVIOUS=&quot;&quot;&quot;&amp;[.E216]&amp;&quot;&quot;&quot; &quot;) &amp; IF([.A217]&lt;&gt;[.A218];&quot;&quot;;&quot;NEXT=&quot;&quot;&quot;&amp;[.E218]&amp;&quot;&quot;&quot;&quot;)))">
            <text:p/>
          </table:table-cell>
          <table:table-cell table:formula="of:=IF([.B217]=&quot;&quot;;&quot;&quot;;VLOOKUP([.B217];[$Tabelas.$A$1:.$C$136];3;0))">
            <text:p/>
          </table:table-cell>
          <table:table-cell table:formula="of:=IF([.A217]=&quot;Campo&quot;; IF(ISERROR(VLOOKUP([.F217];[$Auxiliar.$A$1:.$E$17];5;0));&quot;TYPE=&quot;&quot;&quot;&amp;[.F217]&amp;&quot;&quot;&quot; LENGTH=&quot;&quot;&quot;&amp;[.G217]&amp;&quot;&quot;&quot; &quot;;VLOOKUP([.F217];[$Auxiliar.$A$1:.$E$17];5;0)) &amp; IF(AND([.A217]=&quot;Campo&quot;;[.D217]=&quot;PK&quot;); IF([.I217]=&quot;Sim&quot;;&quot; SEQUENCE=&quot;&quot;true&quot;&quot;&quot;;&quot; SEQUENCE=&quot;&quot;false&quot;&quot;&quot;);&quot;&quot;)&amp;IF([.H217]&lt;&gt;&quot;&quot;;&quot; NOTNULL=&quot;&quot;&quot;&amp;IF([.H217]=&quot;Sim&quot;;&quot;true&quot;;&quot;false&quot;)&amp;&quot;&quot;&quot;&quot;;&quot;&quot;);&quot;&quot;)">
            <text:p/>
          </table:table-cell>
          <table:table-cell table:style-name="ce26" table:formula="of:=IF(AND([.B217]&lt;&gt;[.B216];[.B217]&lt;&gt;&quot;&quot;);&quot;&lt;TABLE NAME=&quot;&quot;&quot;&amp;[.B217]&amp;&quot;&quot;&quot; COMMENT=&quot;&quot;&quot;&amp;[.K217]&amp;&quot;&quot;&quot; &quot;&amp; [.M217] &amp;&quot;&gt;&lt;FIELDS&gt;&quot;;&quot;&quot;) &amp; IF(AND([.A217]=&quot;Chave&quot;;[.A216]=&quot;Campo&quot;);&quot;&lt;KEYS&gt;&quot;;&quot;&quot;) &amp; IF([.A217]=&quot;Chave&quot;;&quot;&lt;KEY NAME=&quot;&quot;&quot;&amp;[.E217]&amp;&quot;&quot;&quot; TYPE=&quot;&quot;&quot;&amp;IF([.D217]=&quot;PK&quot;;&quot;primary&quot;;&quot;foreign&quot;)&amp;&quot;&quot;&quot; FIELDS=&quot;&quot;&quot;&amp;[.C217]&amp;&quot;&quot;&quot;&quot;&amp;IF([.D217]=&quot;FK&quot;;&quot; REFTABLE=&quot;&quot;&quot;&amp;[.F217]&amp;&quot;&quot;&quot; REFFIELDS=&quot;&quot;&quot;&amp;[.G217]&amp;&quot;&quot;&quot;&quot;;&quot;&quot;)&amp;&quot; &quot;&amp;[.L217]&amp;&quot; COMMENT=&quot;&quot;&quot;&amp;[.J217]&amp;&quot;&quot;&quot;&quot;&amp;IF(AND([.A217]=&quot;Campo&quot;;[.D217]=&quot;PK&quot;);&quot; SEQUENCE=&quot;&quot;true&quot;&quot;&quot;;&quot;&quot;)&amp;&quot;/&gt;&quot;;&quot;&quot;) &amp; IF([.A217]=&quot;Campo&quot;;&quot;&lt;FIELD NAME=&quot;&quot;&quot;&amp;[.C217]&amp;&quot;&quot;&quot; &quot;&amp;[.N217]&amp;&quot; &quot;&amp;[.L217]&amp;IF(AND([.A217]=&quot;Campo&quot;;[.D217]&lt;&gt;&quot;PK&quot;);&quot; SEQUENCE=&quot;&quot;false&quot;&quot; &quot;;&quot;&quot;)&amp;&quot; COMMENT=&quot;&quot;&quot;&amp;[.J217]&amp;&quot;&quot;&quot;/&gt;&quot;;&quot;&quot;) &amp; IF(AND([.A217]=&quot;Campo&quot;;[.A218]=&quot;Chave&quot;);&quot;&lt;/FIELDS&gt;&quot;;&quot;&quot;) &amp; IF(AND([.A217]=&quot;Chave&quot;;[.A218]&lt;&gt;&quot;Chave&quot;);&quot;&lt;/KEYS&gt;&quot;;&quot;&quot;) &amp; IF([.B217]&lt;&gt;[.B218];&quot;&lt;/TABLE&gt;&quot;;&quot;&quot;) &amp; IF(AND([.A217]=&quot;&quot;;[.A216]&lt;&gt;&quot;&quot;);&quot;&lt;/TABLES&gt;&lt;/XMLDB&gt;&quot;;&quot;&quot;)">
            <text:p/>
          </table:table-cell>
          <table:table-cell table:style-name="ce27" table:formula="of:=IF(AND([.A217]=&quot;Campo&quot;;[.A217]&lt;&gt;[.A216]);&quot;&lt;Form name=&quot;&quot;newRecord&quot;&quot;&gt;&quot;;&quot;&quot;)&amp;IF([.A217]=&quot;Campo&quot;;&quot;&lt;&quot;&amp;IF([.D217]=&quot;FK&quot;;&quot;Select &quot;;VLOOKUP([.F217];[$Auxiliar.$A$27:.$B$48];2;0))&amp;&quot; id=&quot;&quot;&quot;&amp;[.C217]&amp;&quot;&quot;&quot; label=&quot;&quot;&quot;&amp;[.C217]&amp;&quot;&quot;&quot;&quot;&amp; IF([.D217]=&quot;FK&quot;;&quot; datasource=&quot;&quot;table:&quot;&amp;VLOOKUP(&quot;Chave&quot;&amp;&quot;.&quot;&amp;[.C217];[.$Q$1:.$R$2300];2;0)&amp;&quot;&quot;&quot; bindid=&quot;&quot;id&quot;&quot; bindvalue=&quot;&quot;name&quot;&quot;&quot;;&quot;&quot;)&amp;&quot;required=&quot;&quot;&quot;&amp;IF([.H217]=&quot;Sim&quot;;&quot;true&quot;;&quot;false&quot;)&amp;&quot;&quot;&quot; /&gt;&quot;;&quot;&quot;)&amp;IF(AND([.A217]=&quot;Chave&quot;;[.A216]=&quot;Campo&quot;);&quot;&lt;/Form&gt;&quot;;&quot;&quot;)">
            <text:p/>
          </table:table-cell>
          <table:table-cell table:style-name="ce27" table:formula="of:=IF([.A217]&lt;&gt;&quot;&quot;;[.A217]&amp;&quot;.&quot;&amp;[.C217];&quot;&quot;)">
            <text:p/>
          </table:table-cell>
          <table:table-cell table:style-name="ce27" table:formula="of:=IF([.A217]&lt;&gt;&quot;&quot;;[.F217];&quot;&quot;)">
            <text:p/>
          </table:table-cell>
        </table:table-row>
        <table:table-row table:style-name="ro1">
          <table:table-cell table:formula="of:=IF([Campos.A218]=&quot;&quot;;&quot;&quot;;[Campos.A218])">
            <text:p/>
          </table:table-cell>
          <table:table-cell table:formula="of:=IF([Campos.B218]=&quot;&quot;;&quot;&quot;;[Campos.B218])">
            <text:p/>
          </table:table-cell>
          <table:table-cell table:formula="of:=IF([Campos.C218]=&quot;&quot;;&quot;&quot;;[Campos.C218])">
            <text:p/>
          </table:table-cell>
          <table:table-cell table:formula="of:=IF([Campos.D218]=&quot;&quot;;&quot;&quot;;[Campos.D218])">
            <text:p/>
          </table:table-cell>
          <table:table-cell table:style-name="ce24" table:formula="of:=IF([.A218]=&quot;Chave&quot;;SUBSTITUTE([.C218];&quot;,&quot;;&quot;_&quot;)&amp;ROW([.C218]);[.C218])">
            <text:p/>
          </table:table-cell>
          <table:table-cell table:formula="of:=IF([Campos.F218]=&quot;&quot;;&quot;&quot;;[Campos.F218])">
            <text:p/>
          </table:table-cell>
          <table:table-cell table:formula="of:=IF([Campos.G218]=&quot;&quot;;&quot;&quot;;[Campos.G218])">
            <text:p/>
          </table:table-cell>
          <table:table-cell table:formula="of:=IF([Campos.H218]=&quot;&quot;;&quot;&quot;;[Campos.H218])">
            <text:p/>
          </table:table-cell>
          <table:table-cell table:formula="of:=IF([Campos.E218]=&quot;&quot;;&quot;&quot;;[Campos.E218])">
            <text:p/>
          </table:table-cell>
          <table:table-cell table:formula="of:=IF([Campos.I218]=&quot;&quot;;&quot;&quot;;[Campos.I218])">
            <text:p/>
          </table:table-cell>
          <table:table-cell table:formula="of:=IF([.B218]=&quot;&quot;;&quot;&quot;;VLOOKUP([.B218];[$Tabelas.$A$1:.$B$136];2;0))">
            <text:p/>
          </table:table-cell>
          <table:table-cell table:formula="of:=IF([.A218]=&quot;Campo&quot;;IF([.A218]=&quot;&quot;;&quot;&quot;;IF([.A218]&lt;&gt;[.A217];&quot;&quot;;&quot;PREVIOUS=&quot;&quot;&quot;&amp;[.C217]&amp;&quot;&quot;&quot; &quot;) &amp; IF([.A218]&lt;&gt;[.A219];&quot;&quot;;&quot;NEXT=&quot;&quot;&quot;&amp;[.C219]&amp;&quot;&quot;&quot;&quot;));IF([.A218]=&quot;&quot;;&quot;&quot;;IF([.A218]&lt;&gt;[.A217];&quot;&quot;;&quot;PREVIOUS=&quot;&quot;&quot;&amp;[.E217]&amp;&quot;&quot;&quot; &quot;) &amp; IF([.A218]&lt;&gt;[.A219];&quot;&quot;;&quot;NEXT=&quot;&quot;&quot;&amp;[.E219]&amp;&quot;&quot;&quot;&quot;)))">
            <text:p/>
          </table:table-cell>
          <table:table-cell table:formula="of:=IF([.B218]=&quot;&quot;;&quot;&quot;;VLOOKUP([.B218];[$Tabelas.$A$1:.$C$136];3;0))">
            <text:p/>
          </table:table-cell>
          <table:table-cell table:formula="of:=IF([.A218]=&quot;Campo&quot;; IF(ISERROR(VLOOKUP([.F218];[$Auxiliar.$A$1:.$E$17];5;0));&quot;TYPE=&quot;&quot;&quot;&amp;[.F218]&amp;&quot;&quot;&quot; LENGTH=&quot;&quot;&quot;&amp;[.G218]&amp;&quot;&quot;&quot; &quot;;VLOOKUP([.F218];[$Auxiliar.$A$1:.$E$17];5;0)) &amp; IF(AND([.A218]=&quot;Campo&quot;;[.D218]=&quot;PK&quot;); IF([.I218]=&quot;Sim&quot;;&quot; SEQUENCE=&quot;&quot;true&quot;&quot;&quot;;&quot; SEQUENCE=&quot;&quot;false&quot;&quot;&quot;);&quot;&quot;)&amp;IF([.H218]&lt;&gt;&quot;&quot;;&quot; NOTNULL=&quot;&quot;&quot;&amp;IF([.H218]=&quot;Sim&quot;;&quot;true&quot;;&quot;false&quot;)&amp;&quot;&quot;&quot;&quot;;&quot;&quot;);&quot;&quot;)">
            <text:p/>
          </table:table-cell>
          <table:table-cell table:style-name="ce26" table:formula="of:=IF(AND([.B218]&lt;&gt;[.B217];[.B218]&lt;&gt;&quot;&quot;);&quot;&lt;TABLE NAME=&quot;&quot;&quot;&amp;[.B218]&amp;&quot;&quot;&quot; COMMENT=&quot;&quot;&quot;&amp;[.K218]&amp;&quot;&quot;&quot; &quot;&amp; [.M218] &amp;&quot;&gt;&lt;FIELDS&gt;&quot;;&quot;&quot;) &amp; IF(AND([.A218]=&quot;Chave&quot;;[.A217]=&quot;Campo&quot;);&quot;&lt;KEYS&gt;&quot;;&quot;&quot;) &amp; IF([.A218]=&quot;Chave&quot;;&quot;&lt;KEY NAME=&quot;&quot;&quot;&amp;[.E218]&amp;&quot;&quot;&quot; TYPE=&quot;&quot;&quot;&amp;IF([.D218]=&quot;PK&quot;;&quot;primary&quot;;&quot;foreign&quot;)&amp;&quot;&quot;&quot; FIELDS=&quot;&quot;&quot;&amp;[.C218]&amp;&quot;&quot;&quot;&quot;&amp;IF([.D218]=&quot;FK&quot;;&quot; REFTABLE=&quot;&quot;&quot;&amp;[.F218]&amp;&quot;&quot;&quot; REFFIELDS=&quot;&quot;&quot;&amp;[.G218]&amp;&quot;&quot;&quot;&quot;;&quot;&quot;)&amp;&quot; &quot;&amp;[.L218]&amp;&quot; COMMENT=&quot;&quot;&quot;&amp;[.J218]&amp;&quot;&quot;&quot;&quot;&amp;IF(AND([.A218]=&quot;Campo&quot;;[.D218]=&quot;PK&quot;);&quot; SEQUENCE=&quot;&quot;true&quot;&quot;&quot;;&quot;&quot;)&amp;&quot;/&gt;&quot;;&quot;&quot;) &amp; IF([.A218]=&quot;Campo&quot;;&quot;&lt;FIELD NAME=&quot;&quot;&quot;&amp;[.C218]&amp;&quot;&quot;&quot; &quot;&amp;[.N218]&amp;&quot; &quot;&amp;[.L218]&amp;IF(AND([.A218]=&quot;Campo&quot;;[.D218]&lt;&gt;&quot;PK&quot;);&quot; SEQUENCE=&quot;&quot;false&quot;&quot; &quot;;&quot;&quot;)&amp;&quot; COMMENT=&quot;&quot;&quot;&amp;[.J218]&amp;&quot;&quot;&quot;/&gt;&quot;;&quot;&quot;) &amp; IF(AND([.A218]=&quot;Campo&quot;;[.A219]=&quot;Chave&quot;);&quot;&lt;/FIELDS&gt;&quot;;&quot;&quot;) &amp; IF(AND([.A218]=&quot;Chave&quot;;[.A219]&lt;&gt;&quot;Chave&quot;);&quot;&lt;/KEYS&gt;&quot;;&quot;&quot;) &amp; IF([.B218]&lt;&gt;[.B219];&quot;&lt;/TABLE&gt;&quot;;&quot;&quot;) &amp; IF(AND([.A218]=&quot;&quot;;[.A217]&lt;&gt;&quot;&quot;);&quot;&lt;/TABLES&gt;&lt;/XMLDB&gt;&quot;;&quot;&quot;)">
            <text:p/>
          </table:table-cell>
          <table:table-cell table:style-name="ce27" table:formula="of:=IF(AND([.A218]=&quot;Campo&quot;;[.A218]&lt;&gt;[.A217]);&quot;&lt;Form name=&quot;&quot;newRecord&quot;&quot;&gt;&quot;;&quot;&quot;)&amp;IF([.A218]=&quot;Campo&quot;;&quot;&lt;&quot;&amp;IF([.D218]=&quot;FK&quot;;&quot;Select &quot;;VLOOKUP([.F218];[$Auxiliar.$A$27:.$B$48];2;0))&amp;&quot; id=&quot;&quot;&quot;&amp;[.C218]&amp;&quot;&quot;&quot; label=&quot;&quot;&quot;&amp;[.C218]&amp;&quot;&quot;&quot;&quot;&amp; IF([.D218]=&quot;FK&quot;;&quot; datasource=&quot;&quot;table:&quot;&amp;VLOOKUP(&quot;Chave&quot;&amp;&quot;.&quot;&amp;[.C218];[.$Q$1:.$R$2300];2;0)&amp;&quot;&quot;&quot; bindid=&quot;&quot;id&quot;&quot; bindvalue=&quot;&quot;name&quot;&quot;&quot;;&quot;&quot;)&amp;&quot;required=&quot;&quot;&quot;&amp;IF([.H218]=&quot;Sim&quot;;&quot;true&quot;;&quot;false&quot;)&amp;&quot;&quot;&quot; /&gt;&quot;;&quot;&quot;)&amp;IF(AND([.A218]=&quot;Chave&quot;;[.A217]=&quot;Campo&quot;);&quot;&lt;/Form&gt;&quot;;&quot;&quot;)">
            <text:p/>
          </table:table-cell>
          <table:table-cell table:style-name="ce27" table:formula="of:=IF([.A218]&lt;&gt;&quot;&quot;;[.A218]&amp;&quot;.&quot;&amp;[.C218];&quot;&quot;)">
            <text:p/>
          </table:table-cell>
          <table:table-cell table:style-name="ce27" table:formula="of:=IF([.A218]&lt;&gt;&quot;&quot;;[.F218];&quot;&quot;)">
            <text:p/>
          </table:table-cell>
        </table:table-row>
        <table:table-row table:style-name="ro1">
          <table:table-cell table:formula="of:=IF([Campos.A219]=&quot;&quot;;&quot;&quot;;[Campos.A219])">
            <text:p/>
          </table:table-cell>
          <table:table-cell table:formula="of:=IF([Campos.B219]=&quot;&quot;;&quot;&quot;;[Campos.B219])">
            <text:p/>
          </table:table-cell>
          <table:table-cell table:formula="of:=IF([Campos.C219]=&quot;&quot;;&quot;&quot;;[Campos.C219])">
            <text:p/>
          </table:table-cell>
          <table:table-cell table:formula="of:=IF([Campos.D219]=&quot;&quot;;&quot;&quot;;[Campos.D219])">
            <text:p/>
          </table:table-cell>
          <table:table-cell table:style-name="ce24" table:formula="of:=IF([.A219]=&quot;Chave&quot;;SUBSTITUTE([.C219];&quot;,&quot;;&quot;_&quot;)&amp;ROW([.C219]);[.C219])">
            <text:p/>
          </table:table-cell>
          <table:table-cell table:formula="of:=IF([Campos.F219]=&quot;&quot;;&quot;&quot;;[Campos.F219])">
            <text:p/>
          </table:table-cell>
          <table:table-cell table:formula="of:=IF([Campos.G219]=&quot;&quot;;&quot;&quot;;[Campos.G219])">
            <text:p/>
          </table:table-cell>
          <table:table-cell table:formula="of:=IF([Campos.H219]=&quot;&quot;;&quot;&quot;;[Campos.H219])">
            <text:p/>
          </table:table-cell>
          <table:table-cell table:formula="of:=IF([Campos.E219]=&quot;&quot;;&quot;&quot;;[Campos.E219])">
            <text:p/>
          </table:table-cell>
          <table:table-cell table:formula="of:=IF([Campos.I219]=&quot;&quot;;&quot;&quot;;[Campos.I219])">
            <text:p/>
          </table:table-cell>
          <table:table-cell table:formula="of:=IF([.B219]=&quot;&quot;;&quot;&quot;;VLOOKUP([.B219];[$Tabelas.$A$1:.$B$136];2;0))">
            <text:p/>
          </table:table-cell>
          <table:table-cell table:formula="of:=IF([.A219]=&quot;Campo&quot;;IF([.A219]=&quot;&quot;;&quot;&quot;;IF([.A219]&lt;&gt;[.A218];&quot;&quot;;&quot;PREVIOUS=&quot;&quot;&quot;&amp;[.C218]&amp;&quot;&quot;&quot; &quot;) &amp; IF([.A219]&lt;&gt;[.A220];&quot;&quot;;&quot;NEXT=&quot;&quot;&quot;&amp;[.C220]&amp;&quot;&quot;&quot;&quot;));IF([.A219]=&quot;&quot;;&quot;&quot;;IF([.A219]&lt;&gt;[.A218];&quot;&quot;;&quot;PREVIOUS=&quot;&quot;&quot;&amp;[.E218]&amp;&quot;&quot;&quot; &quot;) &amp; IF([.A219]&lt;&gt;[.A220];&quot;&quot;;&quot;NEXT=&quot;&quot;&quot;&amp;[.E220]&amp;&quot;&quot;&quot;&quot;)))">
            <text:p/>
          </table:table-cell>
          <table:table-cell table:formula="of:=IF([.B219]=&quot;&quot;;&quot;&quot;;VLOOKUP([.B219];[$Tabelas.$A$1:.$C$136];3;0))">
            <text:p/>
          </table:table-cell>
          <table:table-cell table:formula="of:=IF([.A219]=&quot;Campo&quot;; IF(ISERROR(VLOOKUP([.F219];[$Auxiliar.$A$1:.$E$17];5;0));&quot;TYPE=&quot;&quot;&quot;&amp;[.F219]&amp;&quot;&quot;&quot; LENGTH=&quot;&quot;&quot;&amp;[.G219]&amp;&quot;&quot;&quot; &quot;;VLOOKUP([.F219];[$Auxiliar.$A$1:.$E$17];5;0)) &amp; IF(AND([.A219]=&quot;Campo&quot;;[.D219]=&quot;PK&quot;); IF([.I219]=&quot;Sim&quot;;&quot; SEQUENCE=&quot;&quot;true&quot;&quot;&quot;;&quot; SEQUENCE=&quot;&quot;false&quot;&quot;&quot;);&quot;&quot;)&amp;IF([.H219]&lt;&gt;&quot;&quot;;&quot; NOTNULL=&quot;&quot;&quot;&amp;IF([.H219]=&quot;Sim&quot;;&quot;true&quot;;&quot;false&quot;)&amp;&quot;&quot;&quot;&quot;;&quot;&quot;);&quot;&quot;)">
            <text:p/>
          </table:table-cell>
          <table:table-cell table:style-name="ce26" table:formula="of:=IF(AND([.B219]&lt;&gt;[.B218];[.B219]&lt;&gt;&quot;&quot;);&quot;&lt;TABLE NAME=&quot;&quot;&quot;&amp;[.B219]&amp;&quot;&quot;&quot; COMMENT=&quot;&quot;&quot;&amp;[.K219]&amp;&quot;&quot;&quot; &quot;&amp; [.M219] &amp;&quot;&gt;&lt;FIELDS&gt;&quot;;&quot;&quot;) &amp; IF(AND([.A219]=&quot;Chave&quot;;[.A218]=&quot;Campo&quot;);&quot;&lt;KEYS&gt;&quot;;&quot;&quot;) &amp; IF([.A219]=&quot;Chave&quot;;&quot;&lt;KEY NAME=&quot;&quot;&quot;&amp;[.E219]&amp;&quot;&quot;&quot; TYPE=&quot;&quot;&quot;&amp;IF([.D219]=&quot;PK&quot;;&quot;primary&quot;;&quot;foreign&quot;)&amp;&quot;&quot;&quot; FIELDS=&quot;&quot;&quot;&amp;[.C219]&amp;&quot;&quot;&quot;&quot;&amp;IF([.D219]=&quot;FK&quot;;&quot; REFTABLE=&quot;&quot;&quot;&amp;[.F219]&amp;&quot;&quot;&quot; REFFIELDS=&quot;&quot;&quot;&amp;[.G219]&amp;&quot;&quot;&quot;&quot;;&quot;&quot;)&amp;&quot; &quot;&amp;[.L219]&amp;&quot; COMMENT=&quot;&quot;&quot;&amp;[.J219]&amp;&quot;&quot;&quot;&quot;&amp;IF(AND([.A219]=&quot;Campo&quot;;[.D219]=&quot;PK&quot;);&quot; SEQUENCE=&quot;&quot;true&quot;&quot;&quot;;&quot;&quot;)&amp;&quot;/&gt;&quot;;&quot;&quot;) &amp; IF([.A219]=&quot;Campo&quot;;&quot;&lt;FIELD NAME=&quot;&quot;&quot;&amp;[.C219]&amp;&quot;&quot;&quot; &quot;&amp;[.N219]&amp;&quot; &quot;&amp;[.L219]&amp;IF(AND([.A219]=&quot;Campo&quot;;[.D219]&lt;&gt;&quot;PK&quot;);&quot; SEQUENCE=&quot;&quot;false&quot;&quot; &quot;;&quot;&quot;)&amp;&quot; COMMENT=&quot;&quot;&quot;&amp;[.J219]&amp;&quot;&quot;&quot;/&gt;&quot;;&quot;&quot;) &amp; IF(AND([.A219]=&quot;Campo&quot;;[.A220]=&quot;Chave&quot;);&quot;&lt;/FIELDS&gt;&quot;;&quot;&quot;) &amp; IF(AND([.A219]=&quot;Chave&quot;;[.A220]&lt;&gt;&quot;Chave&quot;);&quot;&lt;/KEYS&gt;&quot;;&quot;&quot;) &amp; IF([.B219]&lt;&gt;[.B220];&quot;&lt;/TABLE&gt;&quot;;&quot;&quot;) &amp; IF(AND([.A219]=&quot;&quot;;[.A218]&lt;&gt;&quot;&quot;);&quot;&lt;/TABLES&gt;&lt;/XMLDB&gt;&quot;;&quot;&quot;)">
            <text:p/>
          </table:table-cell>
          <table:table-cell table:style-name="ce27" table:formula="of:=IF(AND([.A219]=&quot;Campo&quot;;[.A219]&lt;&gt;[.A218]);&quot;&lt;Form name=&quot;&quot;newRecord&quot;&quot;&gt;&quot;;&quot;&quot;)&amp;IF([.A219]=&quot;Campo&quot;;&quot;&lt;&quot;&amp;IF([.D219]=&quot;FK&quot;;&quot;Select &quot;;VLOOKUP([.F219];[$Auxiliar.$A$27:.$B$48];2;0))&amp;&quot; id=&quot;&quot;&quot;&amp;[.C219]&amp;&quot;&quot;&quot; label=&quot;&quot;&quot;&amp;[.C219]&amp;&quot;&quot;&quot;&quot;&amp; IF([.D219]=&quot;FK&quot;;&quot; datasource=&quot;&quot;table:&quot;&amp;VLOOKUP(&quot;Chave&quot;&amp;&quot;.&quot;&amp;[.C219];[.$Q$1:.$R$2300];2;0)&amp;&quot;&quot;&quot; bindid=&quot;&quot;id&quot;&quot; bindvalue=&quot;&quot;name&quot;&quot;&quot;;&quot;&quot;)&amp;&quot;required=&quot;&quot;&quot;&amp;IF([.H219]=&quot;Sim&quot;;&quot;true&quot;;&quot;false&quot;)&amp;&quot;&quot;&quot; /&gt;&quot;;&quot;&quot;)&amp;IF(AND([.A219]=&quot;Chave&quot;;[.A218]=&quot;Campo&quot;);&quot;&lt;/Form&gt;&quot;;&quot;&quot;)">
            <text:p/>
          </table:table-cell>
          <table:table-cell table:style-name="ce27" table:formula="of:=IF([.A219]&lt;&gt;&quot;&quot;;[.A219]&amp;&quot;.&quot;&amp;[.C219];&quot;&quot;)">
            <text:p/>
          </table:table-cell>
          <table:table-cell table:style-name="ce27" table:formula="of:=IF([.A219]&lt;&gt;&quot;&quot;;[.F219];&quot;&quot;)">
            <text:p/>
          </table:table-cell>
        </table:table-row>
        <table:table-row table:style-name="ro1">
          <table:table-cell table:formula="of:=IF([Campos.A220]=&quot;&quot;;&quot;&quot;;[Campos.A220])">
            <text:p/>
          </table:table-cell>
          <table:table-cell table:formula="of:=IF([Campos.B220]=&quot;&quot;;&quot;&quot;;[Campos.B220])">
            <text:p/>
          </table:table-cell>
          <table:table-cell table:formula="of:=IF([Campos.C220]=&quot;&quot;;&quot;&quot;;[Campos.C220])">
            <text:p/>
          </table:table-cell>
          <table:table-cell table:formula="of:=IF([Campos.D220]=&quot;&quot;;&quot;&quot;;[Campos.D220])">
            <text:p/>
          </table:table-cell>
          <table:table-cell table:style-name="ce24" table:formula="of:=IF([.A220]=&quot;Chave&quot;;SUBSTITUTE([.C220];&quot;,&quot;;&quot;_&quot;)&amp;ROW([.C220]);[.C220])">
            <text:p/>
          </table:table-cell>
          <table:table-cell table:formula="of:=IF([Campos.F220]=&quot;&quot;;&quot;&quot;;[Campos.F220])">
            <text:p/>
          </table:table-cell>
          <table:table-cell table:formula="of:=IF([Campos.G220]=&quot;&quot;;&quot;&quot;;[Campos.G220])">
            <text:p/>
          </table:table-cell>
          <table:table-cell table:formula="of:=IF([Campos.H220]=&quot;&quot;;&quot;&quot;;[Campos.H220])">
            <text:p/>
          </table:table-cell>
          <table:table-cell table:formula="of:=IF([Campos.E220]=&quot;&quot;;&quot;&quot;;[Campos.E220])">
            <text:p/>
          </table:table-cell>
          <table:table-cell table:formula="of:=IF([Campos.I220]=&quot;&quot;;&quot;&quot;;[Campos.I220])">
            <text:p/>
          </table:table-cell>
          <table:table-cell table:formula="of:=IF([.B220]=&quot;&quot;;&quot;&quot;;VLOOKUP([.B220];[$Tabelas.$A$1:.$B$136];2;0))">
            <text:p/>
          </table:table-cell>
          <table:table-cell table:formula="of:=IF([.A220]=&quot;Campo&quot;;IF([.A220]=&quot;&quot;;&quot;&quot;;IF([.A220]&lt;&gt;[.A219];&quot;&quot;;&quot;PREVIOUS=&quot;&quot;&quot;&amp;[.C219]&amp;&quot;&quot;&quot; &quot;) &amp; IF([.A220]&lt;&gt;[.A221];&quot;&quot;;&quot;NEXT=&quot;&quot;&quot;&amp;[.C221]&amp;&quot;&quot;&quot;&quot;));IF([.A220]=&quot;&quot;;&quot;&quot;;IF([.A220]&lt;&gt;[.A219];&quot;&quot;;&quot;PREVIOUS=&quot;&quot;&quot;&amp;[.E219]&amp;&quot;&quot;&quot; &quot;) &amp; IF([.A220]&lt;&gt;[.A221];&quot;&quot;;&quot;NEXT=&quot;&quot;&quot;&amp;[.E221]&amp;&quot;&quot;&quot;&quot;)))">
            <text:p/>
          </table:table-cell>
          <table:table-cell table:formula="of:=IF([.B220]=&quot;&quot;;&quot;&quot;;VLOOKUP([.B220];[$Tabelas.$A$1:.$C$136];3;0))">
            <text:p/>
          </table:table-cell>
          <table:table-cell table:formula="of:=IF([.A220]=&quot;Campo&quot;; IF(ISERROR(VLOOKUP([.F220];[$Auxiliar.$A$1:.$E$17];5;0));&quot;TYPE=&quot;&quot;&quot;&amp;[.F220]&amp;&quot;&quot;&quot; LENGTH=&quot;&quot;&quot;&amp;[.G220]&amp;&quot;&quot;&quot; &quot;;VLOOKUP([.F220];[$Auxiliar.$A$1:.$E$17];5;0)) &amp; IF(AND([.A220]=&quot;Campo&quot;;[.D220]=&quot;PK&quot;); IF([.I220]=&quot;Sim&quot;;&quot; SEQUENCE=&quot;&quot;true&quot;&quot;&quot;;&quot; SEQUENCE=&quot;&quot;false&quot;&quot;&quot;);&quot;&quot;)&amp;IF([.H220]&lt;&gt;&quot;&quot;;&quot; NOTNULL=&quot;&quot;&quot;&amp;IF([.H220]=&quot;Sim&quot;;&quot;true&quot;;&quot;false&quot;)&amp;&quot;&quot;&quot;&quot;;&quot;&quot;);&quot;&quot;)">
            <text:p/>
          </table:table-cell>
          <table:table-cell table:style-name="ce26" table:formula="of:=IF(AND([.B220]&lt;&gt;[.B219];[.B220]&lt;&gt;&quot;&quot;);&quot;&lt;TABLE NAME=&quot;&quot;&quot;&amp;[.B220]&amp;&quot;&quot;&quot; COMMENT=&quot;&quot;&quot;&amp;[.K220]&amp;&quot;&quot;&quot; &quot;&amp; [.M220] &amp;&quot;&gt;&lt;FIELDS&gt;&quot;;&quot;&quot;) &amp; IF(AND([.A220]=&quot;Chave&quot;;[.A219]=&quot;Campo&quot;);&quot;&lt;KEYS&gt;&quot;;&quot;&quot;) &amp; IF([.A220]=&quot;Chave&quot;;&quot;&lt;KEY NAME=&quot;&quot;&quot;&amp;[.E220]&amp;&quot;&quot;&quot; TYPE=&quot;&quot;&quot;&amp;IF([.D220]=&quot;PK&quot;;&quot;primary&quot;;&quot;foreign&quot;)&amp;&quot;&quot;&quot; FIELDS=&quot;&quot;&quot;&amp;[.C220]&amp;&quot;&quot;&quot;&quot;&amp;IF([.D220]=&quot;FK&quot;;&quot; REFTABLE=&quot;&quot;&quot;&amp;[.F220]&amp;&quot;&quot;&quot; REFFIELDS=&quot;&quot;&quot;&amp;[.G220]&amp;&quot;&quot;&quot;&quot;;&quot;&quot;)&amp;&quot; &quot;&amp;[.L220]&amp;&quot; COMMENT=&quot;&quot;&quot;&amp;[.J220]&amp;&quot;&quot;&quot;&quot;&amp;IF(AND([.A220]=&quot;Campo&quot;;[.D220]=&quot;PK&quot;);&quot; SEQUENCE=&quot;&quot;true&quot;&quot;&quot;;&quot;&quot;)&amp;&quot;/&gt;&quot;;&quot;&quot;) &amp; IF([.A220]=&quot;Campo&quot;;&quot;&lt;FIELD NAME=&quot;&quot;&quot;&amp;[.C220]&amp;&quot;&quot;&quot; &quot;&amp;[.N220]&amp;&quot; &quot;&amp;[.L220]&amp;IF(AND([.A220]=&quot;Campo&quot;;[.D220]&lt;&gt;&quot;PK&quot;);&quot; SEQUENCE=&quot;&quot;false&quot;&quot; &quot;;&quot;&quot;)&amp;&quot; COMMENT=&quot;&quot;&quot;&amp;[.J220]&amp;&quot;&quot;&quot;/&gt;&quot;;&quot;&quot;) &amp; IF(AND([.A220]=&quot;Campo&quot;;[.A221]=&quot;Chave&quot;);&quot;&lt;/FIELDS&gt;&quot;;&quot;&quot;) &amp; IF(AND([.A220]=&quot;Chave&quot;;[.A221]&lt;&gt;&quot;Chave&quot;);&quot;&lt;/KEYS&gt;&quot;;&quot;&quot;) &amp; IF([.B220]&lt;&gt;[.B221];&quot;&lt;/TABLE&gt;&quot;;&quot;&quot;) &amp; IF(AND([.A220]=&quot;&quot;;[.A219]&lt;&gt;&quot;&quot;);&quot;&lt;/TABLES&gt;&lt;/XMLDB&gt;&quot;;&quot;&quot;)">
            <text:p/>
          </table:table-cell>
          <table:table-cell table:style-name="ce27" table:formula="of:=IF(AND([.A220]=&quot;Campo&quot;;[.A220]&lt;&gt;[.A219]);&quot;&lt;Form name=&quot;&quot;newRecord&quot;&quot;&gt;&quot;;&quot;&quot;)&amp;IF([.A220]=&quot;Campo&quot;;&quot;&lt;&quot;&amp;IF([.D220]=&quot;FK&quot;;&quot;Select &quot;;VLOOKUP([.F220];[$Auxiliar.$A$27:.$B$48];2;0))&amp;&quot; id=&quot;&quot;&quot;&amp;[.C220]&amp;&quot;&quot;&quot; label=&quot;&quot;&quot;&amp;[.C220]&amp;&quot;&quot;&quot;&quot;&amp; IF([.D220]=&quot;FK&quot;;&quot; datasource=&quot;&quot;table:&quot;&amp;VLOOKUP(&quot;Chave&quot;&amp;&quot;.&quot;&amp;[.C220];[.$Q$1:.$R$2300];2;0)&amp;&quot;&quot;&quot; bindid=&quot;&quot;id&quot;&quot; bindvalue=&quot;&quot;name&quot;&quot;&quot;;&quot;&quot;)&amp;&quot;required=&quot;&quot;&quot;&amp;IF([.H220]=&quot;Sim&quot;;&quot;true&quot;;&quot;false&quot;)&amp;&quot;&quot;&quot; /&gt;&quot;;&quot;&quot;)&amp;IF(AND([.A220]=&quot;Chave&quot;;[.A219]=&quot;Campo&quot;);&quot;&lt;/Form&gt;&quot;;&quot;&quot;)">
            <text:p/>
          </table:table-cell>
          <table:table-cell table:style-name="ce27" table:formula="of:=IF([.A220]&lt;&gt;&quot;&quot;;[.A220]&amp;&quot;.&quot;&amp;[.C220];&quot;&quot;)">
            <text:p/>
          </table:table-cell>
          <table:table-cell table:style-name="ce27" table:formula="of:=IF([.A220]&lt;&gt;&quot;&quot;;[.F220];&quot;&quot;)">
            <text:p/>
          </table:table-cell>
        </table:table-row>
        <table:table-row table:style-name="ro1">
          <table:table-cell table:formula="of:=IF([Campos.A221]=&quot;&quot;;&quot;&quot;;[Campos.A221])">
            <text:p/>
          </table:table-cell>
          <table:table-cell table:formula="of:=IF([Campos.B221]=&quot;&quot;;&quot;&quot;;[Campos.B221])">
            <text:p/>
          </table:table-cell>
          <table:table-cell table:formula="of:=IF([Campos.C221]=&quot;&quot;;&quot;&quot;;[Campos.C221])">
            <text:p/>
          </table:table-cell>
          <table:table-cell table:formula="of:=IF([Campos.D221]=&quot;&quot;;&quot;&quot;;[Campos.D221])">
            <text:p/>
          </table:table-cell>
          <table:table-cell table:style-name="ce24" table:formula="of:=IF([.A221]=&quot;Chave&quot;;SUBSTITUTE([.C221];&quot;,&quot;;&quot;_&quot;)&amp;ROW([.C221]);[.C221])">
            <text:p/>
          </table:table-cell>
          <table:table-cell table:formula="of:=IF([Campos.F221]=&quot;&quot;;&quot;&quot;;[Campos.F221])">
            <text:p/>
          </table:table-cell>
          <table:table-cell table:formula="of:=IF([Campos.G221]=&quot;&quot;;&quot;&quot;;[Campos.G221])">
            <text:p/>
          </table:table-cell>
          <table:table-cell table:formula="of:=IF([Campos.H221]=&quot;&quot;;&quot;&quot;;[Campos.H221])">
            <text:p/>
          </table:table-cell>
          <table:table-cell table:formula="of:=IF([Campos.E221]=&quot;&quot;;&quot;&quot;;[Campos.E221])">
            <text:p/>
          </table:table-cell>
          <table:table-cell table:formula="of:=IF([Campos.I221]=&quot;&quot;;&quot;&quot;;[Campos.I221])">
            <text:p/>
          </table:table-cell>
          <table:table-cell table:formula="of:=IF([.B221]=&quot;&quot;;&quot;&quot;;VLOOKUP([.B221];[$Tabelas.$A$1:.$B$136];2;0))">
            <text:p/>
          </table:table-cell>
          <table:table-cell table:formula="of:=IF([.A221]=&quot;Campo&quot;;IF([.A221]=&quot;&quot;;&quot;&quot;;IF([.A221]&lt;&gt;[.A220];&quot;&quot;;&quot;PREVIOUS=&quot;&quot;&quot;&amp;[.C220]&amp;&quot;&quot;&quot; &quot;) &amp; IF([.A221]&lt;&gt;[.A222];&quot;&quot;;&quot;NEXT=&quot;&quot;&quot;&amp;[.C222]&amp;&quot;&quot;&quot;&quot;));IF([.A221]=&quot;&quot;;&quot;&quot;;IF([.A221]&lt;&gt;[.A220];&quot;&quot;;&quot;PREVIOUS=&quot;&quot;&quot;&amp;[.E220]&amp;&quot;&quot;&quot; &quot;) &amp; IF([.A221]&lt;&gt;[.A222];&quot;&quot;;&quot;NEXT=&quot;&quot;&quot;&amp;[.E222]&amp;&quot;&quot;&quot;&quot;)))">
            <text:p/>
          </table:table-cell>
          <table:table-cell table:formula="of:=IF([.B221]=&quot;&quot;;&quot;&quot;;VLOOKUP([.B221];[$Tabelas.$A$1:.$C$136];3;0))">
            <text:p/>
          </table:table-cell>
          <table:table-cell table:formula="of:=IF([.A221]=&quot;Campo&quot;; IF(ISERROR(VLOOKUP([.F221];[$Auxiliar.$A$1:.$E$17];5;0));&quot;TYPE=&quot;&quot;&quot;&amp;[.F221]&amp;&quot;&quot;&quot; LENGTH=&quot;&quot;&quot;&amp;[.G221]&amp;&quot;&quot;&quot; &quot;;VLOOKUP([.F221];[$Auxiliar.$A$1:.$E$17];5;0)) &amp; IF(AND([.A221]=&quot;Campo&quot;;[.D221]=&quot;PK&quot;); IF([.I221]=&quot;Sim&quot;;&quot; SEQUENCE=&quot;&quot;true&quot;&quot;&quot;;&quot; SEQUENCE=&quot;&quot;false&quot;&quot;&quot;);&quot;&quot;)&amp;IF([.H221]&lt;&gt;&quot;&quot;;&quot; NOTNULL=&quot;&quot;&quot;&amp;IF([.H221]=&quot;Sim&quot;;&quot;true&quot;;&quot;false&quot;)&amp;&quot;&quot;&quot;&quot;;&quot;&quot;);&quot;&quot;)">
            <text:p/>
          </table:table-cell>
          <table:table-cell table:style-name="ce26" table:formula="of:=IF(AND([.B221]&lt;&gt;[.B220];[.B221]&lt;&gt;&quot;&quot;);&quot;&lt;TABLE NAME=&quot;&quot;&quot;&amp;[.B221]&amp;&quot;&quot;&quot; COMMENT=&quot;&quot;&quot;&amp;[.K221]&amp;&quot;&quot;&quot; &quot;&amp; [.M221] &amp;&quot;&gt;&lt;FIELDS&gt;&quot;;&quot;&quot;) &amp; IF(AND([.A221]=&quot;Chave&quot;;[.A220]=&quot;Campo&quot;);&quot;&lt;KEYS&gt;&quot;;&quot;&quot;) &amp; IF([.A221]=&quot;Chave&quot;;&quot;&lt;KEY NAME=&quot;&quot;&quot;&amp;[.E221]&amp;&quot;&quot;&quot; TYPE=&quot;&quot;&quot;&amp;IF([.D221]=&quot;PK&quot;;&quot;primary&quot;;&quot;foreign&quot;)&amp;&quot;&quot;&quot; FIELDS=&quot;&quot;&quot;&amp;[.C221]&amp;&quot;&quot;&quot;&quot;&amp;IF([.D221]=&quot;FK&quot;;&quot; REFTABLE=&quot;&quot;&quot;&amp;[.F221]&amp;&quot;&quot;&quot; REFFIELDS=&quot;&quot;&quot;&amp;[.G221]&amp;&quot;&quot;&quot;&quot;;&quot;&quot;)&amp;&quot; &quot;&amp;[.L221]&amp;&quot; COMMENT=&quot;&quot;&quot;&amp;[.J221]&amp;&quot;&quot;&quot;&quot;&amp;IF(AND([.A221]=&quot;Campo&quot;;[.D221]=&quot;PK&quot;);&quot; SEQUENCE=&quot;&quot;true&quot;&quot;&quot;;&quot;&quot;)&amp;&quot;/&gt;&quot;;&quot;&quot;) &amp; IF([.A221]=&quot;Campo&quot;;&quot;&lt;FIELD NAME=&quot;&quot;&quot;&amp;[.C221]&amp;&quot;&quot;&quot; &quot;&amp;[.N221]&amp;&quot; &quot;&amp;[.L221]&amp;IF(AND([.A221]=&quot;Campo&quot;;[.D221]&lt;&gt;&quot;PK&quot;);&quot; SEQUENCE=&quot;&quot;false&quot;&quot; &quot;;&quot;&quot;)&amp;&quot; COMMENT=&quot;&quot;&quot;&amp;[.J221]&amp;&quot;&quot;&quot;/&gt;&quot;;&quot;&quot;) &amp; IF(AND([.A221]=&quot;Campo&quot;;[.A222]=&quot;Chave&quot;);&quot;&lt;/FIELDS&gt;&quot;;&quot;&quot;) &amp; IF(AND([.A221]=&quot;Chave&quot;;[.A222]&lt;&gt;&quot;Chave&quot;);&quot;&lt;/KEYS&gt;&quot;;&quot;&quot;) &amp; IF([.B221]&lt;&gt;[.B222];&quot;&lt;/TABLE&gt;&quot;;&quot;&quot;) &amp; IF(AND([.A221]=&quot;&quot;;[.A220]&lt;&gt;&quot;&quot;);&quot;&lt;/TABLES&gt;&lt;/XMLDB&gt;&quot;;&quot;&quot;)">
            <text:p/>
          </table:table-cell>
          <table:table-cell table:style-name="ce27" table:formula="of:=IF(AND([.A221]=&quot;Campo&quot;;[.A221]&lt;&gt;[.A220]);&quot;&lt;Form name=&quot;&quot;newRecord&quot;&quot;&gt;&quot;;&quot;&quot;)&amp;IF([.A221]=&quot;Campo&quot;;&quot;&lt;&quot;&amp;IF([.D221]=&quot;FK&quot;;&quot;Select &quot;;VLOOKUP([.F221];[$Auxiliar.$A$27:.$B$48];2;0))&amp;&quot; id=&quot;&quot;&quot;&amp;[.C221]&amp;&quot;&quot;&quot; label=&quot;&quot;&quot;&amp;[.C221]&amp;&quot;&quot;&quot;&quot;&amp; IF([.D221]=&quot;FK&quot;;&quot; datasource=&quot;&quot;table:&quot;&amp;VLOOKUP(&quot;Chave&quot;&amp;&quot;.&quot;&amp;[.C221];[.$Q$1:.$R$2300];2;0)&amp;&quot;&quot;&quot; bindid=&quot;&quot;id&quot;&quot; bindvalue=&quot;&quot;name&quot;&quot;&quot;;&quot;&quot;)&amp;&quot;required=&quot;&quot;&quot;&amp;IF([.H221]=&quot;Sim&quot;;&quot;true&quot;;&quot;false&quot;)&amp;&quot;&quot;&quot; /&gt;&quot;;&quot;&quot;)&amp;IF(AND([.A221]=&quot;Chave&quot;;[.A220]=&quot;Campo&quot;);&quot;&lt;/Form&gt;&quot;;&quot;&quot;)">
            <text:p/>
          </table:table-cell>
          <table:table-cell table:style-name="ce27" table:formula="of:=IF([.A221]&lt;&gt;&quot;&quot;;[.A221]&amp;&quot;.&quot;&amp;[.C221];&quot;&quot;)">
            <text:p/>
          </table:table-cell>
          <table:table-cell table:style-name="ce27" table:formula="of:=IF([.A221]&lt;&gt;&quot;&quot;;[.F221];&quot;&quot;)">
            <text:p/>
          </table:table-cell>
        </table:table-row>
        <table:table-row table:style-name="ro1">
          <table:table-cell table:formula="of:=IF([Campos.A222]=&quot;&quot;;&quot;&quot;;[Campos.A222])">
            <text:p/>
          </table:table-cell>
          <table:table-cell table:formula="of:=IF([Campos.B222]=&quot;&quot;;&quot;&quot;;[Campos.B222])">
            <text:p/>
          </table:table-cell>
          <table:table-cell table:formula="of:=IF([Campos.C222]=&quot;&quot;;&quot;&quot;;[Campos.C222])">
            <text:p/>
          </table:table-cell>
          <table:table-cell table:formula="of:=IF([Campos.D222]=&quot;&quot;;&quot;&quot;;[Campos.D222])">
            <text:p/>
          </table:table-cell>
          <table:table-cell table:style-name="ce24" table:formula="of:=IF([.A222]=&quot;Chave&quot;;SUBSTITUTE([.C222];&quot;,&quot;;&quot;_&quot;)&amp;ROW([.C222]);[.C222])">
            <text:p/>
          </table:table-cell>
          <table:table-cell table:formula="of:=IF([Campos.F222]=&quot;&quot;;&quot;&quot;;[Campos.F222])">
            <text:p/>
          </table:table-cell>
          <table:table-cell table:formula="of:=IF([Campos.G222]=&quot;&quot;;&quot;&quot;;[Campos.G222])">
            <text:p/>
          </table:table-cell>
          <table:table-cell table:formula="of:=IF([Campos.H222]=&quot;&quot;;&quot;&quot;;[Campos.H222])">
            <text:p/>
          </table:table-cell>
          <table:table-cell table:formula="of:=IF([Campos.E222]=&quot;&quot;;&quot;&quot;;[Campos.E222])">
            <text:p/>
          </table:table-cell>
          <table:table-cell table:formula="of:=IF([Campos.I222]=&quot;&quot;;&quot;&quot;;[Campos.I222])">
            <text:p/>
          </table:table-cell>
          <table:table-cell table:formula="of:=IF([.B222]=&quot;&quot;;&quot;&quot;;VLOOKUP([.B222];[$Tabelas.$A$1:.$B$136];2;0))">
            <text:p/>
          </table:table-cell>
          <table:table-cell table:formula="of:=IF([.A222]=&quot;Campo&quot;;IF([.A222]=&quot;&quot;;&quot;&quot;;IF([.A222]&lt;&gt;[.A221];&quot;&quot;;&quot;PREVIOUS=&quot;&quot;&quot;&amp;[.C221]&amp;&quot;&quot;&quot; &quot;) &amp; IF([.A222]&lt;&gt;[.A223];&quot;&quot;;&quot;NEXT=&quot;&quot;&quot;&amp;[.C223]&amp;&quot;&quot;&quot;&quot;));IF([.A222]=&quot;&quot;;&quot;&quot;;IF([.A222]&lt;&gt;[.A221];&quot;&quot;;&quot;PREVIOUS=&quot;&quot;&quot;&amp;[.E221]&amp;&quot;&quot;&quot; &quot;) &amp; IF([.A222]&lt;&gt;[.A223];&quot;&quot;;&quot;NEXT=&quot;&quot;&quot;&amp;[.E223]&amp;&quot;&quot;&quot;&quot;)))">
            <text:p/>
          </table:table-cell>
          <table:table-cell table:formula="of:=IF([.B222]=&quot;&quot;;&quot;&quot;;VLOOKUP([.B222];[$Tabelas.$A$1:.$C$136];3;0))">
            <text:p/>
          </table:table-cell>
          <table:table-cell table:formula="of:=IF([.A222]=&quot;Campo&quot;; IF(ISERROR(VLOOKUP([.F222];[$Auxiliar.$A$1:.$E$17];5;0));&quot;TYPE=&quot;&quot;&quot;&amp;[.F222]&amp;&quot;&quot;&quot; LENGTH=&quot;&quot;&quot;&amp;[.G222]&amp;&quot;&quot;&quot; &quot;;VLOOKUP([.F222];[$Auxiliar.$A$1:.$E$17];5;0)) &amp; IF(AND([.A222]=&quot;Campo&quot;;[.D222]=&quot;PK&quot;); IF([.I222]=&quot;Sim&quot;;&quot; SEQUENCE=&quot;&quot;true&quot;&quot;&quot;;&quot; SEQUENCE=&quot;&quot;false&quot;&quot;&quot;);&quot;&quot;)&amp;IF([.H222]&lt;&gt;&quot;&quot;;&quot; NOTNULL=&quot;&quot;&quot;&amp;IF([.H222]=&quot;Sim&quot;;&quot;true&quot;;&quot;false&quot;)&amp;&quot;&quot;&quot;&quot;;&quot;&quot;);&quot;&quot;)">
            <text:p/>
          </table:table-cell>
          <table:table-cell table:style-name="ce26" table:formula="of:=IF(AND([.B222]&lt;&gt;[.B221];[.B222]&lt;&gt;&quot;&quot;);&quot;&lt;TABLE NAME=&quot;&quot;&quot;&amp;[.B222]&amp;&quot;&quot;&quot; COMMENT=&quot;&quot;&quot;&amp;[.K222]&amp;&quot;&quot;&quot; &quot;&amp; [.M222] &amp;&quot;&gt;&lt;FIELDS&gt;&quot;;&quot;&quot;) &amp; IF(AND([.A222]=&quot;Chave&quot;;[.A221]=&quot;Campo&quot;);&quot;&lt;KEYS&gt;&quot;;&quot;&quot;) &amp; IF([.A222]=&quot;Chave&quot;;&quot;&lt;KEY NAME=&quot;&quot;&quot;&amp;[.E222]&amp;&quot;&quot;&quot; TYPE=&quot;&quot;&quot;&amp;IF([.D222]=&quot;PK&quot;;&quot;primary&quot;;&quot;foreign&quot;)&amp;&quot;&quot;&quot; FIELDS=&quot;&quot;&quot;&amp;[.C222]&amp;&quot;&quot;&quot;&quot;&amp;IF([.D222]=&quot;FK&quot;;&quot; REFTABLE=&quot;&quot;&quot;&amp;[.F222]&amp;&quot;&quot;&quot; REFFIELDS=&quot;&quot;&quot;&amp;[.G222]&amp;&quot;&quot;&quot;&quot;;&quot;&quot;)&amp;&quot; &quot;&amp;[.L222]&amp;&quot; COMMENT=&quot;&quot;&quot;&amp;[.J222]&amp;&quot;&quot;&quot;&quot;&amp;IF(AND([.A222]=&quot;Campo&quot;;[.D222]=&quot;PK&quot;);&quot; SEQUENCE=&quot;&quot;true&quot;&quot;&quot;;&quot;&quot;)&amp;&quot;/&gt;&quot;;&quot;&quot;) &amp; IF([.A222]=&quot;Campo&quot;;&quot;&lt;FIELD NAME=&quot;&quot;&quot;&amp;[.C222]&amp;&quot;&quot;&quot; &quot;&amp;[.N222]&amp;&quot; &quot;&amp;[.L222]&amp;IF(AND([.A222]=&quot;Campo&quot;;[.D222]&lt;&gt;&quot;PK&quot;);&quot; SEQUENCE=&quot;&quot;false&quot;&quot; &quot;;&quot;&quot;)&amp;&quot; COMMENT=&quot;&quot;&quot;&amp;[.J222]&amp;&quot;&quot;&quot;/&gt;&quot;;&quot;&quot;) &amp; IF(AND([.A222]=&quot;Campo&quot;;[.A223]=&quot;Chave&quot;);&quot;&lt;/FIELDS&gt;&quot;;&quot;&quot;) &amp; IF(AND([.A222]=&quot;Chave&quot;;[.A223]&lt;&gt;&quot;Chave&quot;);&quot;&lt;/KEYS&gt;&quot;;&quot;&quot;) &amp; IF([.B222]&lt;&gt;[.B223];&quot;&lt;/TABLE&gt;&quot;;&quot;&quot;) &amp; IF(AND([.A222]=&quot;&quot;;[.A221]&lt;&gt;&quot;&quot;);&quot;&lt;/TABLES&gt;&lt;/XMLDB&gt;&quot;;&quot;&quot;)">
            <text:p/>
          </table:table-cell>
          <table:table-cell table:style-name="ce27" table:formula="of:=IF(AND([.A222]=&quot;Campo&quot;;[.A222]&lt;&gt;[.A221]);&quot;&lt;Form name=&quot;&quot;newRecord&quot;&quot;&gt;&quot;;&quot;&quot;)&amp;IF([.A222]=&quot;Campo&quot;;&quot;&lt;&quot;&amp;IF([.D222]=&quot;FK&quot;;&quot;Select &quot;;VLOOKUP([.F222];[$Auxiliar.$A$27:.$B$48];2;0))&amp;&quot; id=&quot;&quot;&quot;&amp;[.C222]&amp;&quot;&quot;&quot; label=&quot;&quot;&quot;&amp;[.C222]&amp;&quot;&quot;&quot;&quot;&amp; IF([.D222]=&quot;FK&quot;;&quot; datasource=&quot;&quot;table:&quot;&amp;VLOOKUP(&quot;Chave&quot;&amp;&quot;.&quot;&amp;[.C222];[.$Q$1:.$R$2300];2;0)&amp;&quot;&quot;&quot; bindid=&quot;&quot;id&quot;&quot; bindvalue=&quot;&quot;name&quot;&quot;&quot;;&quot;&quot;)&amp;&quot;required=&quot;&quot;&quot;&amp;IF([.H222]=&quot;Sim&quot;;&quot;true&quot;;&quot;false&quot;)&amp;&quot;&quot;&quot; /&gt;&quot;;&quot;&quot;)&amp;IF(AND([.A222]=&quot;Chave&quot;;[.A221]=&quot;Campo&quot;);&quot;&lt;/Form&gt;&quot;;&quot;&quot;)">
            <text:p/>
          </table:table-cell>
          <table:table-cell table:style-name="ce27" table:formula="of:=IF([.A222]&lt;&gt;&quot;&quot;;[.A222]&amp;&quot;.&quot;&amp;[.C222];&quot;&quot;)">
            <text:p/>
          </table:table-cell>
          <table:table-cell table:style-name="ce27" table:formula="of:=IF([.A222]&lt;&gt;&quot;&quot;;[.F222];&quot;&quot;)">
            <text:p/>
          </table:table-cell>
        </table:table-row>
        <table:table-row table:style-name="ro1">
          <table:table-cell table:formula="of:=IF([Campos.A223]=&quot;&quot;;&quot;&quot;;[Campos.A223])">
            <text:p/>
          </table:table-cell>
          <table:table-cell table:formula="of:=IF([Campos.B223]=&quot;&quot;;&quot;&quot;;[Campos.B223])">
            <text:p/>
          </table:table-cell>
          <table:table-cell table:formula="of:=IF([Campos.C223]=&quot;&quot;;&quot;&quot;;[Campos.C223])">
            <text:p/>
          </table:table-cell>
          <table:table-cell table:formula="of:=IF([Campos.D223]=&quot;&quot;;&quot;&quot;;[Campos.D223])">
            <text:p/>
          </table:table-cell>
          <table:table-cell table:style-name="ce24" table:formula="of:=IF([.A223]=&quot;Chave&quot;;SUBSTITUTE([.C223];&quot;,&quot;;&quot;_&quot;)&amp;ROW([.C223]);[.C223])">
            <text:p/>
          </table:table-cell>
          <table:table-cell table:formula="of:=IF([Campos.F223]=&quot;&quot;;&quot;&quot;;[Campos.F223])">
            <text:p/>
          </table:table-cell>
          <table:table-cell table:formula="of:=IF([Campos.G223]=&quot;&quot;;&quot;&quot;;[Campos.G223])">
            <text:p/>
          </table:table-cell>
          <table:table-cell table:formula="of:=IF([Campos.H223]=&quot;&quot;;&quot;&quot;;[Campos.H223])">
            <text:p/>
          </table:table-cell>
          <table:table-cell table:formula="of:=IF([Campos.E223]=&quot;&quot;;&quot;&quot;;[Campos.E223])">
            <text:p/>
          </table:table-cell>
          <table:table-cell table:formula="of:=IF([Campos.I223]=&quot;&quot;;&quot;&quot;;[Campos.I223])">
            <text:p/>
          </table:table-cell>
          <table:table-cell table:formula="of:=IF([.B223]=&quot;&quot;;&quot;&quot;;VLOOKUP([.B223];[$Tabelas.$A$1:.$B$136];2;0))">
            <text:p/>
          </table:table-cell>
          <table:table-cell table:formula="of:=IF([.A223]=&quot;Campo&quot;;IF([.A223]=&quot;&quot;;&quot;&quot;;IF([.A223]&lt;&gt;[.A222];&quot;&quot;;&quot;PREVIOUS=&quot;&quot;&quot;&amp;[.C222]&amp;&quot;&quot;&quot; &quot;) &amp; IF([.A223]&lt;&gt;[.A224];&quot;&quot;;&quot;NEXT=&quot;&quot;&quot;&amp;[.C224]&amp;&quot;&quot;&quot;&quot;));IF([.A223]=&quot;&quot;;&quot;&quot;;IF([.A223]&lt;&gt;[.A222];&quot;&quot;;&quot;PREVIOUS=&quot;&quot;&quot;&amp;[.E222]&amp;&quot;&quot;&quot; &quot;) &amp; IF([.A223]&lt;&gt;[.A224];&quot;&quot;;&quot;NEXT=&quot;&quot;&quot;&amp;[.E224]&amp;&quot;&quot;&quot;&quot;)))">
            <text:p/>
          </table:table-cell>
          <table:table-cell table:formula="of:=IF([.B223]=&quot;&quot;;&quot;&quot;;VLOOKUP([.B223];[$Tabelas.$A$1:.$C$136];3;0))">
            <text:p/>
          </table:table-cell>
          <table:table-cell table:formula="of:=IF([.A223]=&quot;Campo&quot;; IF(ISERROR(VLOOKUP([.F223];[$Auxiliar.$A$1:.$E$17];5;0));&quot;TYPE=&quot;&quot;&quot;&amp;[.F223]&amp;&quot;&quot;&quot; LENGTH=&quot;&quot;&quot;&amp;[.G223]&amp;&quot;&quot;&quot; &quot;;VLOOKUP([.F223];[$Auxiliar.$A$1:.$E$17];5;0)) &amp; IF(AND([.A223]=&quot;Campo&quot;;[.D223]=&quot;PK&quot;); IF([.I223]=&quot;Sim&quot;;&quot; SEQUENCE=&quot;&quot;true&quot;&quot;&quot;;&quot; SEQUENCE=&quot;&quot;false&quot;&quot;&quot;);&quot;&quot;)&amp;IF([.H223]&lt;&gt;&quot;&quot;;&quot; NOTNULL=&quot;&quot;&quot;&amp;IF([.H223]=&quot;Sim&quot;;&quot;true&quot;;&quot;false&quot;)&amp;&quot;&quot;&quot;&quot;;&quot;&quot;);&quot;&quot;)">
            <text:p/>
          </table:table-cell>
          <table:table-cell table:style-name="ce26" table:formula="of:=IF(AND([.B223]&lt;&gt;[.B222];[.B223]&lt;&gt;&quot;&quot;);&quot;&lt;TABLE NAME=&quot;&quot;&quot;&amp;[.B223]&amp;&quot;&quot;&quot; COMMENT=&quot;&quot;&quot;&amp;[.K223]&amp;&quot;&quot;&quot; &quot;&amp; [.M223] &amp;&quot;&gt;&lt;FIELDS&gt;&quot;;&quot;&quot;) &amp; IF(AND([.A223]=&quot;Chave&quot;;[.A222]=&quot;Campo&quot;);&quot;&lt;KEYS&gt;&quot;;&quot;&quot;) &amp; IF([.A223]=&quot;Chave&quot;;&quot;&lt;KEY NAME=&quot;&quot;&quot;&amp;[.E223]&amp;&quot;&quot;&quot; TYPE=&quot;&quot;&quot;&amp;IF([.D223]=&quot;PK&quot;;&quot;primary&quot;;&quot;foreign&quot;)&amp;&quot;&quot;&quot; FIELDS=&quot;&quot;&quot;&amp;[.C223]&amp;&quot;&quot;&quot;&quot;&amp;IF([.D223]=&quot;FK&quot;;&quot; REFTABLE=&quot;&quot;&quot;&amp;[.F223]&amp;&quot;&quot;&quot; REFFIELDS=&quot;&quot;&quot;&amp;[.G223]&amp;&quot;&quot;&quot;&quot;;&quot;&quot;)&amp;&quot; &quot;&amp;[.L223]&amp;&quot; COMMENT=&quot;&quot;&quot;&amp;[.J223]&amp;&quot;&quot;&quot;&quot;&amp;IF(AND([.A223]=&quot;Campo&quot;;[.D223]=&quot;PK&quot;);&quot; SEQUENCE=&quot;&quot;true&quot;&quot;&quot;;&quot;&quot;)&amp;&quot;/&gt;&quot;;&quot;&quot;) &amp; IF([.A223]=&quot;Campo&quot;;&quot;&lt;FIELD NAME=&quot;&quot;&quot;&amp;[.C223]&amp;&quot;&quot;&quot; &quot;&amp;[.N223]&amp;&quot; &quot;&amp;[.L223]&amp;IF(AND([.A223]=&quot;Campo&quot;;[.D223]&lt;&gt;&quot;PK&quot;);&quot; SEQUENCE=&quot;&quot;false&quot;&quot; &quot;;&quot;&quot;)&amp;&quot; COMMENT=&quot;&quot;&quot;&amp;[.J223]&amp;&quot;&quot;&quot;/&gt;&quot;;&quot;&quot;) &amp; IF(AND([.A223]=&quot;Campo&quot;;[.A224]=&quot;Chave&quot;);&quot;&lt;/FIELDS&gt;&quot;;&quot;&quot;) &amp; IF(AND([.A223]=&quot;Chave&quot;;[.A224]&lt;&gt;&quot;Chave&quot;);&quot;&lt;/KEYS&gt;&quot;;&quot;&quot;) &amp; IF([.B223]&lt;&gt;[.B224];&quot;&lt;/TABLE&gt;&quot;;&quot;&quot;) &amp; IF(AND([.A223]=&quot;&quot;;[.A222]&lt;&gt;&quot;&quot;);&quot;&lt;/TABLES&gt;&lt;/XMLDB&gt;&quot;;&quot;&quot;)">
            <text:p/>
          </table:table-cell>
          <table:table-cell table:style-name="ce27" table:formula="of:=IF(AND([.A223]=&quot;Campo&quot;;[.A223]&lt;&gt;[.A222]);&quot;&lt;Form name=&quot;&quot;newRecord&quot;&quot;&gt;&quot;;&quot;&quot;)&amp;IF([.A223]=&quot;Campo&quot;;&quot;&lt;&quot;&amp;IF([.D223]=&quot;FK&quot;;&quot;Select &quot;;VLOOKUP([.F223];[$Auxiliar.$A$27:.$B$48];2;0))&amp;&quot; id=&quot;&quot;&quot;&amp;[.C223]&amp;&quot;&quot;&quot; label=&quot;&quot;&quot;&amp;[.C223]&amp;&quot;&quot;&quot;&quot;&amp; IF([.D223]=&quot;FK&quot;;&quot; datasource=&quot;&quot;table:&quot;&amp;VLOOKUP(&quot;Chave&quot;&amp;&quot;.&quot;&amp;[.C223];[.$Q$1:.$R$2300];2;0)&amp;&quot;&quot;&quot; bindid=&quot;&quot;id&quot;&quot; bindvalue=&quot;&quot;name&quot;&quot;&quot;;&quot;&quot;)&amp;&quot;required=&quot;&quot;&quot;&amp;IF([.H223]=&quot;Sim&quot;;&quot;true&quot;;&quot;false&quot;)&amp;&quot;&quot;&quot; /&gt;&quot;;&quot;&quot;)&amp;IF(AND([.A223]=&quot;Chave&quot;;[.A222]=&quot;Campo&quot;);&quot;&lt;/Form&gt;&quot;;&quot;&quot;)">
            <text:p/>
          </table:table-cell>
          <table:table-cell table:style-name="ce27" table:formula="of:=IF([.A223]&lt;&gt;&quot;&quot;;[.A223]&amp;&quot;.&quot;&amp;[.C223];&quot;&quot;)">
            <text:p/>
          </table:table-cell>
          <table:table-cell table:style-name="ce27" table:formula="of:=IF([.A223]&lt;&gt;&quot;&quot;;[.F223];&quot;&quot;)">
            <text:p/>
          </table:table-cell>
        </table:table-row>
        <table:table-row table:style-name="ro1">
          <table:table-cell table:formula="of:=IF([Campos.A224]=&quot;&quot;;&quot;&quot;;[Campos.A224])">
            <text:p/>
          </table:table-cell>
          <table:table-cell table:formula="of:=IF([Campos.B224]=&quot;&quot;;&quot;&quot;;[Campos.B224])">
            <text:p/>
          </table:table-cell>
          <table:table-cell table:formula="of:=IF([Campos.C224]=&quot;&quot;;&quot;&quot;;[Campos.C224])">
            <text:p/>
          </table:table-cell>
          <table:table-cell table:formula="of:=IF([Campos.D224]=&quot;&quot;;&quot;&quot;;[Campos.D224])">
            <text:p/>
          </table:table-cell>
          <table:table-cell table:style-name="ce24" table:formula="of:=IF([.A224]=&quot;Chave&quot;;SUBSTITUTE([.C224];&quot;,&quot;;&quot;_&quot;)&amp;ROW([.C224]);[.C224])">
            <text:p/>
          </table:table-cell>
          <table:table-cell table:formula="of:=IF([Campos.F224]=&quot;&quot;;&quot;&quot;;[Campos.F224])">
            <text:p/>
          </table:table-cell>
          <table:table-cell table:formula="of:=IF([Campos.G224]=&quot;&quot;;&quot;&quot;;[Campos.G224])">
            <text:p/>
          </table:table-cell>
          <table:table-cell table:formula="of:=IF([Campos.H224]=&quot;&quot;;&quot;&quot;;[Campos.H224])">
            <text:p/>
          </table:table-cell>
          <table:table-cell table:formula="of:=IF([Campos.E224]=&quot;&quot;;&quot;&quot;;[Campos.E224])">
            <text:p/>
          </table:table-cell>
          <table:table-cell table:formula="of:=IF([Campos.I224]=&quot;&quot;;&quot;&quot;;[Campos.I224])">
            <text:p/>
          </table:table-cell>
          <table:table-cell table:formula="of:=IF([.B224]=&quot;&quot;;&quot;&quot;;VLOOKUP([.B224];[$Tabelas.$A$1:.$B$136];2;0))">
            <text:p/>
          </table:table-cell>
          <table:table-cell table:formula="of:=IF([.A224]=&quot;Campo&quot;;IF([.A224]=&quot;&quot;;&quot;&quot;;IF([.A224]&lt;&gt;[.A223];&quot;&quot;;&quot;PREVIOUS=&quot;&quot;&quot;&amp;[.C223]&amp;&quot;&quot;&quot; &quot;) &amp; IF([.A224]&lt;&gt;[.A225];&quot;&quot;;&quot;NEXT=&quot;&quot;&quot;&amp;[.C225]&amp;&quot;&quot;&quot;&quot;));IF([.A224]=&quot;&quot;;&quot;&quot;;IF([.A224]&lt;&gt;[.A223];&quot;&quot;;&quot;PREVIOUS=&quot;&quot;&quot;&amp;[.E223]&amp;&quot;&quot;&quot; &quot;) &amp; IF([.A224]&lt;&gt;[.A225];&quot;&quot;;&quot;NEXT=&quot;&quot;&quot;&amp;[.E225]&amp;&quot;&quot;&quot;&quot;)))">
            <text:p/>
          </table:table-cell>
          <table:table-cell table:formula="of:=IF([.B224]=&quot;&quot;;&quot;&quot;;VLOOKUP([.B224];[$Tabelas.$A$1:.$C$136];3;0))">
            <text:p/>
          </table:table-cell>
          <table:table-cell table:formula="of:=IF([.A224]=&quot;Campo&quot;; IF(ISERROR(VLOOKUP([.F224];[$Auxiliar.$A$1:.$E$17];5;0));&quot;TYPE=&quot;&quot;&quot;&amp;[.F224]&amp;&quot;&quot;&quot; LENGTH=&quot;&quot;&quot;&amp;[.G224]&amp;&quot;&quot;&quot; &quot;;VLOOKUP([.F224];[$Auxiliar.$A$1:.$E$17];5;0)) &amp; IF(AND([.A224]=&quot;Campo&quot;;[.D224]=&quot;PK&quot;); IF([.I224]=&quot;Sim&quot;;&quot; SEQUENCE=&quot;&quot;true&quot;&quot;&quot;;&quot; SEQUENCE=&quot;&quot;false&quot;&quot;&quot;);&quot;&quot;)&amp;IF([.H224]&lt;&gt;&quot;&quot;;&quot; NOTNULL=&quot;&quot;&quot;&amp;IF([.H224]=&quot;Sim&quot;;&quot;true&quot;;&quot;false&quot;)&amp;&quot;&quot;&quot;&quot;;&quot;&quot;);&quot;&quot;)">
            <text:p/>
          </table:table-cell>
          <table:table-cell table:style-name="ce26" table:formula="of:=IF(AND([.B224]&lt;&gt;[.B223];[.B224]&lt;&gt;&quot;&quot;);&quot;&lt;TABLE NAME=&quot;&quot;&quot;&amp;[.B224]&amp;&quot;&quot;&quot; COMMENT=&quot;&quot;&quot;&amp;[.K224]&amp;&quot;&quot;&quot; &quot;&amp; [.M224] &amp;&quot;&gt;&lt;FIELDS&gt;&quot;;&quot;&quot;) &amp; IF(AND([.A224]=&quot;Chave&quot;;[.A223]=&quot;Campo&quot;);&quot;&lt;KEYS&gt;&quot;;&quot;&quot;) &amp; IF([.A224]=&quot;Chave&quot;;&quot;&lt;KEY NAME=&quot;&quot;&quot;&amp;[.E224]&amp;&quot;&quot;&quot; TYPE=&quot;&quot;&quot;&amp;IF([.D224]=&quot;PK&quot;;&quot;primary&quot;;&quot;foreign&quot;)&amp;&quot;&quot;&quot; FIELDS=&quot;&quot;&quot;&amp;[.C224]&amp;&quot;&quot;&quot;&quot;&amp;IF([.D224]=&quot;FK&quot;;&quot; REFTABLE=&quot;&quot;&quot;&amp;[.F224]&amp;&quot;&quot;&quot; REFFIELDS=&quot;&quot;&quot;&amp;[.G224]&amp;&quot;&quot;&quot;&quot;;&quot;&quot;)&amp;&quot; &quot;&amp;[.L224]&amp;&quot; COMMENT=&quot;&quot;&quot;&amp;[.J224]&amp;&quot;&quot;&quot;&quot;&amp;IF(AND([.A224]=&quot;Campo&quot;;[.D224]=&quot;PK&quot;);&quot; SEQUENCE=&quot;&quot;true&quot;&quot;&quot;;&quot;&quot;)&amp;&quot;/&gt;&quot;;&quot;&quot;) &amp; IF([.A224]=&quot;Campo&quot;;&quot;&lt;FIELD NAME=&quot;&quot;&quot;&amp;[.C224]&amp;&quot;&quot;&quot; &quot;&amp;[.N224]&amp;&quot; &quot;&amp;[.L224]&amp;IF(AND([.A224]=&quot;Campo&quot;;[.D224]&lt;&gt;&quot;PK&quot;);&quot; SEQUENCE=&quot;&quot;false&quot;&quot; &quot;;&quot;&quot;)&amp;&quot; COMMENT=&quot;&quot;&quot;&amp;[.J224]&amp;&quot;&quot;&quot;/&gt;&quot;;&quot;&quot;) &amp; IF(AND([.A224]=&quot;Campo&quot;;[.A225]=&quot;Chave&quot;);&quot;&lt;/FIELDS&gt;&quot;;&quot;&quot;) &amp; IF(AND([.A224]=&quot;Chave&quot;;[.A225]&lt;&gt;&quot;Chave&quot;);&quot;&lt;/KEYS&gt;&quot;;&quot;&quot;) &amp; IF([.B224]&lt;&gt;[.B225];&quot;&lt;/TABLE&gt;&quot;;&quot;&quot;) &amp; IF(AND([.A224]=&quot;&quot;;[.A223]&lt;&gt;&quot;&quot;);&quot;&lt;/TABLES&gt;&lt;/XMLDB&gt;&quot;;&quot;&quot;)">
            <text:p/>
          </table:table-cell>
          <table:table-cell table:style-name="ce27" table:formula="of:=IF(AND([.A224]=&quot;Campo&quot;;[.A224]&lt;&gt;[.A223]);&quot;&lt;Form name=&quot;&quot;newRecord&quot;&quot;&gt;&quot;;&quot;&quot;)&amp;IF([.A224]=&quot;Campo&quot;;&quot;&lt;&quot;&amp;IF([.D224]=&quot;FK&quot;;&quot;Select &quot;;VLOOKUP([.F224];[$Auxiliar.$A$27:.$B$48];2;0))&amp;&quot; id=&quot;&quot;&quot;&amp;[.C224]&amp;&quot;&quot;&quot; label=&quot;&quot;&quot;&amp;[.C224]&amp;&quot;&quot;&quot;&quot;&amp; IF([.D224]=&quot;FK&quot;;&quot; datasource=&quot;&quot;table:&quot;&amp;VLOOKUP(&quot;Chave&quot;&amp;&quot;.&quot;&amp;[.C224];[.$Q$1:.$R$2300];2;0)&amp;&quot;&quot;&quot; bindid=&quot;&quot;id&quot;&quot; bindvalue=&quot;&quot;name&quot;&quot;&quot;;&quot;&quot;)&amp;&quot;required=&quot;&quot;&quot;&amp;IF([.H224]=&quot;Sim&quot;;&quot;true&quot;;&quot;false&quot;)&amp;&quot;&quot;&quot; /&gt;&quot;;&quot;&quot;)&amp;IF(AND([.A224]=&quot;Chave&quot;;[.A223]=&quot;Campo&quot;);&quot;&lt;/Form&gt;&quot;;&quot;&quot;)">
            <text:p/>
          </table:table-cell>
          <table:table-cell table:style-name="ce27" table:formula="of:=IF([.A224]&lt;&gt;&quot;&quot;;[.A224]&amp;&quot;.&quot;&amp;[.C224];&quot;&quot;)">
            <text:p/>
          </table:table-cell>
          <table:table-cell table:style-name="ce27" table:formula="of:=IF([.A224]&lt;&gt;&quot;&quot;;[.F224];&quot;&quot;)">
            <text:p/>
          </table:table-cell>
        </table:table-row>
        <table:table-row table:style-name="ro1">
          <table:table-cell table:formula="of:=IF([Campos.A225]=&quot;&quot;;&quot;&quot;;[Campos.A225])">
            <text:p/>
          </table:table-cell>
          <table:table-cell table:formula="of:=IF([Campos.B225]=&quot;&quot;;&quot;&quot;;[Campos.B225])">
            <text:p/>
          </table:table-cell>
          <table:table-cell table:formula="of:=IF([Campos.C225]=&quot;&quot;;&quot;&quot;;[Campos.C225])">
            <text:p/>
          </table:table-cell>
          <table:table-cell table:formula="of:=IF([Campos.D225]=&quot;&quot;;&quot;&quot;;[Campos.D225])">
            <text:p/>
          </table:table-cell>
          <table:table-cell table:style-name="ce24" table:formula="of:=IF([.A225]=&quot;Chave&quot;;SUBSTITUTE([.C225];&quot;,&quot;;&quot;_&quot;)&amp;ROW([.C225]);[.C225])">
            <text:p/>
          </table:table-cell>
          <table:table-cell table:formula="of:=IF([Campos.F225]=&quot;&quot;;&quot;&quot;;[Campos.F225])">
            <text:p/>
          </table:table-cell>
          <table:table-cell table:formula="of:=IF([Campos.G225]=&quot;&quot;;&quot;&quot;;[Campos.G225])">
            <text:p/>
          </table:table-cell>
          <table:table-cell table:formula="of:=IF([Campos.H225]=&quot;&quot;;&quot;&quot;;[Campos.H225])">
            <text:p/>
          </table:table-cell>
          <table:table-cell table:formula="of:=IF([Campos.E225]=&quot;&quot;;&quot;&quot;;[Campos.E225])">
            <text:p/>
          </table:table-cell>
          <table:table-cell table:formula="of:=IF([Campos.I225]=&quot;&quot;;&quot;&quot;;[Campos.I225])">
            <text:p/>
          </table:table-cell>
          <table:table-cell table:formula="of:=IF([.B225]=&quot;&quot;;&quot;&quot;;VLOOKUP([.B225];[$Tabelas.$A$1:.$B$136];2;0))">
            <text:p/>
          </table:table-cell>
          <table:table-cell table:formula="of:=IF([.A225]=&quot;Campo&quot;;IF([.A225]=&quot;&quot;;&quot;&quot;;IF([.A225]&lt;&gt;[.A224];&quot;&quot;;&quot;PREVIOUS=&quot;&quot;&quot;&amp;[.C224]&amp;&quot;&quot;&quot; &quot;) &amp; IF([.A225]&lt;&gt;[.A226];&quot;&quot;;&quot;NEXT=&quot;&quot;&quot;&amp;[.C226]&amp;&quot;&quot;&quot;&quot;));IF([.A225]=&quot;&quot;;&quot;&quot;;IF([.A225]&lt;&gt;[.A224];&quot;&quot;;&quot;PREVIOUS=&quot;&quot;&quot;&amp;[.E224]&amp;&quot;&quot;&quot; &quot;) &amp; IF([.A225]&lt;&gt;[.A226];&quot;&quot;;&quot;NEXT=&quot;&quot;&quot;&amp;[.E226]&amp;&quot;&quot;&quot;&quot;)))">
            <text:p/>
          </table:table-cell>
          <table:table-cell table:formula="of:=IF([.B225]=&quot;&quot;;&quot;&quot;;VLOOKUP([.B225];[$Tabelas.$A$1:.$C$136];3;0))">
            <text:p/>
          </table:table-cell>
          <table:table-cell table:formula="of:=IF([.A225]=&quot;Campo&quot;; IF(ISERROR(VLOOKUP([.F225];[$Auxiliar.$A$1:.$E$17];5;0));&quot;TYPE=&quot;&quot;&quot;&amp;[.F225]&amp;&quot;&quot;&quot; LENGTH=&quot;&quot;&quot;&amp;[.G225]&amp;&quot;&quot;&quot; &quot;;VLOOKUP([.F225];[$Auxiliar.$A$1:.$E$17];5;0)) &amp; IF(AND([.A225]=&quot;Campo&quot;;[.D225]=&quot;PK&quot;); IF([.I225]=&quot;Sim&quot;;&quot; SEQUENCE=&quot;&quot;true&quot;&quot;&quot;;&quot; SEQUENCE=&quot;&quot;false&quot;&quot;&quot;);&quot;&quot;)&amp;IF([.H225]&lt;&gt;&quot;&quot;;&quot; NOTNULL=&quot;&quot;&quot;&amp;IF([.H225]=&quot;Sim&quot;;&quot;true&quot;;&quot;false&quot;)&amp;&quot;&quot;&quot;&quot;;&quot;&quot;);&quot;&quot;)">
            <text:p/>
          </table:table-cell>
          <table:table-cell table:style-name="ce26" table:formula="of:=IF(AND([.B225]&lt;&gt;[.B224];[.B225]&lt;&gt;&quot;&quot;);&quot;&lt;TABLE NAME=&quot;&quot;&quot;&amp;[.B225]&amp;&quot;&quot;&quot; COMMENT=&quot;&quot;&quot;&amp;[.K225]&amp;&quot;&quot;&quot; &quot;&amp; [.M225] &amp;&quot;&gt;&lt;FIELDS&gt;&quot;;&quot;&quot;) &amp; IF(AND([.A225]=&quot;Chave&quot;;[.A224]=&quot;Campo&quot;);&quot;&lt;KEYS&gt;&quot;;&quot;&quot;) &amp; IF([.A225]=&quot;Chave&quot;;&quot;&lt;KEY NAME=&quot;&quot;&quot;&amp;[.E225]&amp;&quot;&quot;&quot; TYPE=&quot;&quot;&quot;&amp;IF([.D225]=&quot;PK&quot;;&quot;primary&quot;;&quot;foreign&quot;)&amp;&quot;&quot;&quot; FIELDS=&quot;&quot;&quot;&amp;[.C225]&amp;&quot;&quot;&quot;&quot;&amp;IF([.D225]=&quot;FK&quot;;&quot; REFTABLE=&quot;&quot;&quot;&amp;[.F225]&amp;&quot;&quot;&quot; REFFIELDS=&quot;&quot;&quot;&amp;[.G225]&amp;&quot;&quot;&quot;&quot;;&quot;&quot;)&amp;&quot; &quot;&amp;[.L225]&amp;&quot; COMMENT=&quot;&quot;&quot;&amp;[.J225]&amp;&quot;&quot;&quot;&quot;&amp;IF(AND([.A225]=&quot;Campo&quot;;[.D225]=&quot;PK&quot;);&quot; SEQUENCE=&quot;&quot;true&quot;&quot;&quot;;&quot;&quot;)&amp;&quot;/&gt;&quot;;&quot;&quot;) &amp; IF([.A225]=&quot;Campo&quot;;&quot;&lt;FIELD NAME=&quot;&quot;&quot;&amp;[.C225]&amp;&quot;&quot;&quot; &quot;&amp;[.N225]&amp;&quot; &quot;&amp;[.L225]&amp;IF(AND([.A225]=&quot;Campo&quot;;[.D225]&lt;&gt;&quot;PK&quot;);&quot; SEQUENCE=&quot;&quot;false&quot;&quot; &quot;;&quot;&quot;)&amp;&quot; COMMENT=&quot;&quot;&quot;&amp;[.J225]&amp;&quot;&quot;&quot;/&gt;&quot;;&quot;&quot;) &amp; IF(AND([.A225]=&quot;Campo&quot;;[.A226]=&quot;Chave&quot;);&quot;&lt;/FIELDS&gt;&quot;;&quot;&quot;) &amp; IF(AND([.A225]=&quot;Chave&quot;;[.A226]&lt;&gt;&quot;Chave&quot;);&quot;&lt;/KEYS&gt;&quot;;&quot;&quot;) &amp; IF([.B225]&lt;&gt;[.B226];&quot;&lt;/TABLE&gt;&quot;;&quot;&quot;) &amp; IF(AND([.A225]=&quot;&quot;;[.A224]&lt;&gt;&quot;&quot;);&quot;&lt;/TABLES&gt;&lt;/XMLDB&gt;&quot;;&quot;&quot;)">
            <text:p/>
          </table:table-cell>
          <table:table-cell table:style-name="ce27" table:formula="of:=IF(AND([.A225]=&quot;Campo&quot;;[.A225]&lt;&gt;[.A224]);&quot;&lt;Form name=&quot;&quot;newRecord&quot;&quot;&gt;&quot;;&quot;&quot;)&amp;IF([.A225]=&quot;Campo&quot;;&quot;&lt;&quot;&amp;IF([.D225]=&quot;FK&quot;;&quot;Select &quot;;VLOOKUP([.F225];[$Auxiliar.$A$27:.$B$48];2;0))&amp;&quot; id=&quot;&quot;&quot;&amp;[.C225]&amp;&quot;&quot;&quot; label=&quot;&quot;&quot;&amp;[.C225]&amp;&quot;&quot;&quot;&quot;&amp; IF([.D225]=&quot;FK&quot;;&quot; datasource=&quot;&quot;table:&quot;&amp;VLOOKUP(&quot;Chave&quot;&amp;&quot;.&quot;&amp;[.C225];[.$Q$1:.$R$2300];2;0)&amp;&quot;&quot;&quot; bindid=&quot;&quot;id&quot;&quot; bindvalue=&quot;&quot;name&quot;&quot;&quot;;&quot;&quot;)&amp;&quot;required=&quot;&quot;&quot;&amp;IF([.H225]=&quot;Sim&quot;;&quot;true&quot;;&quot;false&quot;)&amp;&quot;&quot;&quot; /&gt;&quot;;&quot;&quot;)&amp;IF(AND([.A225]=&quot;Chave&quot;;[.A224]=&quot;Campo&quot;);&quot;&lt;/Form&gt;&quot;;&quot;&quot;)">
            <text:p/>
          </table:table-cell>
          <table:table-cell table:style-name="ce27" table:formula="of:=IF([.A225]&lt;&gt;&quot;&quot;;[.A225]&amp;&quot;.&quot;&amp;[.C225];&quot;&quot;)">
            <text:p/>
          </table:table-cell>
          <table:table-cell table:style-name="ce27" table:formula="of:=IF([.A225]&lt;&gt;&quot;&quot;;[.F225];&quot;&quot;)">
            <text:p/>
          </table:table-cell>
        </table:table-row>
        <table:table-row table:style-name="ro1">
          <table:table-cell table:formula="of:=IF([Campos.A226]=&quot;&quot;;&quot;&quot;;[Campos.A226])">
            <text:p/>
          </table:table-cell>
          <table:table-cell table:formula="of:=IF([Campos.B226]=&quot;&quot;;&quot;&quot;;[Campos.B226])">
            <text:p/>
          </table:table-cell>
          <table:table-cell table:formula="of:=IF([Campos.C226]=&quot;&quot;;&quot;&quot;;[Campos.C226])">
            <text:p/>
          </table:table-cell>
          <table:table-cell table:formula="of:=IF([Campos.D226]=&quot;&quot;;&quot;&quot;;[Campos.D226])">
            <text:p/>
          </table:table-cell>
          <table:table-cell table:style-name="ce24" table:formula="of:=IF([.A226]=&quot;Chave&quot;;SUBSTITUTE([.C226];&quot;,&quot;;&quot;_&quot;)&amp;ROW([.C226]);[.C226])">
            <text:p/>
          </table:table-cell>
          <table:table-cell table:formula="of:=IF([Campos.F226]=&quot;&quot;;&quot;&quot;;[Campos.F226])">
            <text:p/>
          </table:table-cell>
          <table:table-cell table:formula="of:=IF([Campos.G226]=&quot;&quot;;&quot;&quot;;[Campos.G226])">
            <text:p/>
          </table:table-cell>
          <table:table-cell table:formula="of:=IF([Campos.H226]=&quot;&quot;;&quot;&quot;;[Campos.H226])">
            <text:p/>
          </table:table-cell>
          <table:table-cell table:formula="of:=IF([Campos.E226]=&quot;&quot;;&quot;&quot;;[Campos.E226])">
            <text:p/>
          </table:table-cell>
          <table:table-cell table:formula="of:=IF([Campos.I226]=&quot;&quot;;&quot;&quot;;[Campos.I226])">
            <text:p/>
          </table:table-cell>
          <table:table-cell table:formula="of:=IF([.B226]=&quot;&quot;;&quot;&quot;;VLOOKUP([.B226];[$Tabelas.$A$1:.$B$136];2;0))">
            <text:p/>
          </table:table-cell>
          <table:table-cell table:formula="of:=IF([.A226]=&quot;Campo&quot;;IF([.A226]=&quot;&quot;;&quot;&quot;;IF([.A226]&lt;&gt;[.A225];&quot;&quot;;&quot;PREVIOUS=&quot;&quot;&quot;&amp;[.C225]&amp;&quot;&quot;&quot; &quot;) &amp; IF([.A226]&lt;&gt;[.A227];&quot;&quot;;&quot;NEXT=&quot;&quot;&quot;&amp;[.C227]&amp;&quot;&quot;&quot;&quot;));IF([.A226]=&quot;&quot;;&quot;&quot;;IF([.A226]&lt;&gt;[.A225];&quot;&quot;;&quot;PREVIOUS=&quot;&quot;&quot;&amp;[.E225]&amp;&quot;&quot;&quot; &quot;) &amp; IF([.A226]&lt;&gt;[.A227];&quot;&quot;;&quot;NEXT=&quot;&quot;&quot;&amp;[.E227]&amp;&quot;&quot;&quot;&quot;)))">
            <text:p/>
          </table:table-cell>
          <table:table-cell table:formula="of:=IF([.B226]=&quot;&quot;;&quot;&quot;;VLOOKUP([.B226];[$Tabelas.$A$1:.$C$136];3;0))">
            <text:p/>
          </table:table-cell>
          <table:table-cell table:formula="of:=IF([.A226]=&quot;Campo&quot;; IF(ISERROR(VLOOKUP([.F226];[$Auxiliar.$A$1:.$E$17];5;0));&quot;TYPE=&quot;&quot;&quot;&amp;[.F226]&amp;&quot;&quot;&quot; LENGTH=&quot;&quot;&quot;&amp;[.G226]&amp;&quot;&quot;&quot; &quot;;VLOOKUP([.F226];[$Auxiliar.$A$1:.$E$17];5;0)) &amp; IF(AND([.A226]=&quot;Campo&quot;;[.D226]=&quot;PK&quot;); IF([.I226]=&quot;Sim&quot;;&quot; SEQUENCE=&quot;&quot;true&quot;&quot;&quot;;&quot; SEQUENCE=&quot;&quot;false&quot;&quot;&quot;);&quot;&quot;)&amp;IF([.H226]&lt;&gt;&quot;&quot;;&quot; NOTNULL=&quot;&quot;&quot;&amp;IF([.H226]=&quot;Sim&quot;;&quot;true&quot;;&quot;false&quot;)&amp;&quot;&quot;&quot;&quot;;&quot;&quot;);&quot;&quot;)">
            <text:p/>
          </table:table-cell>
          <table:table-cell table:style-name="ce26" table:formula="of:=IF(AND([.B226]&lt;&gt;[.B225];[.B226]&lt;&gt;&quot;&quot;);&quot;&lt;TABLE NAME=&quot;&quot;&quot;&amp;[.B226]&amp;&quot;&quot;&quot; COMMENT=&quot;&quot;&quot;&amp;[.K226]&amp;&quot;&quot;&quot; &quot;&amp; [.M226] &amp;&quot;&gt;&lt;FIELDS&gt;&quot;;&quot;&quot;) &amp; IF(AND([.A226]=&quot;Chave&quot;;[.A225]=&quot;Campo&quot;);&quot;&lt;KEYS&gt;&quot;;&quot;&quot;) &amp; IF([.A226]=&quot;Chave&quot;;&quot;&lt;KEY NAME=&quot;&quot;&quot;&amp;[.E226]&amp;&quot;&quot;&quot; TYPE=&quot;&quot;&quot;&amp;IF([.D226]=&quot;PK&quot;;&quot;primary&quot;;&quot;foreign&quot;)&amp;&quot;&quot;&quot; FIELDS=&quot;&quot;&quot;&amp;[.C226]&amp;&quot;&quot;&quot;&quot;&amp;IF([.D226]=&quot;FK&quot;;&quot; REFTABLE=&quot;&quot;&quot;&amp;[.F226]&amp;&quot;&quot;&quot; REFFIELDS=&quot;&quot;&quot;&amp;[.G226]&amp;&quot;&quot;&quot;&quot;;&quot;&quot;)&amp;&quot; &quot;&amp;[.L226]&amp;&quot; COMMENT=&quot;&quot;&quot;&amp;[.J226]&amp;&quot;&quot;&quot;&quot;&amp;IF(AND([.A226]=&quot;Campo&quot;;[.D226]=&quot;PK&quot;);&quot; SEQUENCE=&quot;&quot;true&quot;&quot;&quot;;&quot;&quot;)&amp;&quot;/&gt;&quot;;&quot;&quot;) &amp; IF([.A226]=&quot;Campo&quot;;&quot;&lt;FIELD NAME=&quot;&quot;&quot;&amp;[.C226]&amp;&quot;&quot;&quot; &quot;&amp;[.N226]&amp;&quot; &quot;&amp;[.L226]&amp;IF(AND([.A226]=&quot;Campo&quot;;[.D226]&lt;&gt;&quot;PK&quot;);&quot; SEQUENCE=&quot;&quot;false&quot;&quot; &quot;;&quot;&quot;)&amp;&quot; COMMENT=&quot;&quot;&quot;&amp;[.J226]&amp;&quot;&quot;&quot;/&gt;&quot;;&quot;&quot;) &amp; IF(AND([.A226]=&quot;Campo&quot;;[.A227]=&quot;Chave&quot;);&quot;&lt;/FIELDS&gt;&quot;;&quot;&quot;) &amp; IF(AND([.A226]=&quot;Chave&quot;;[.A227]&lt;&gt;&quot;Chave&quot;);&quot;&lt;/KEYS&gt;&quot;;&quot;&quot;) &amp; IF([.B226]&lt;&gt;[.B227];&quot;&lt;/TABLE&gt;&quot;;&quot;&quot;) &amp; IF(AND([.A226]=&quot;&quot;;[.A225]&lt;&gt;&quot;&quot;);&quot;&lt;/TABLES&gt;&lt;/XMLDB&gt;&quot;;&quot;&quot;)">
            <text:p/>
          </table:table-cell>
          <table:table-cell table:style-name="ce27" table:formula="of:=IF(AND([.A226]=&quot;Campo&quot;;[.A226]&lt;&gt;[.A225]);&quot;&lt;Form name=&quot;&quot;newRecord&quot;&quot;&gt;&quot;;&quot;&quot;)&amp;IF([.A226]=&quot;Campo&quot;;&quot;&lt;&quot;&amp;IF([.D226]=&quot;FK&quot;;&quot;Select &quot;;VLOOKUP([.F226];[$Auxiliar.$A$27:.$B$48];2;0))&amp;&quot; id=&quot;&quot;&quot;&amp;[.C226]&amp;&quot;&quot;&quot; label=&quot;&quot;&quot;&amp;[.C226]&amp;&quot;&quot;&quot;&quot;&amp; IF([.D226]=&quot;FK&quot;;&quot; datasource=&quot;&quot;table:&quot;&amp;VLOOKUP(&quot;Chave&quot;&amp;&quot;.&quot;&amp;[.C226];[.$Q$1:.$R$2300];2;0)&amp;&quot;&quot;&quot; bindid=&quot;&quot;id&quot;&quot; bindvalue=&quot;&quot;name&quot;&quot;&quot;;&quot;&quot;)&amp;&quot;required=&quot;&quot;&quot;&amp;IF([.H226]=&quot;Sim&quot;;&quot;true&quot;;&quot;false&quot;)&amp;&quot;&quot;&quot; /&gt;&quot;;&quot;&quot;)&amp;IF(AND([.A226]=&quot;Chave&quot;;[.A225]=&quot;Campo&quot;);&quot;&lt;/Form&gt;&quot;;&quot;&quot;)">
            <text:p/>
          </table:table-cell>
          <table:table-cell table:style-name="ce27" table:formula="of:=IF([.A226]&lt;&gt;&quot;&quot;;[.A226]&amp;&quot;.&quot;&amp;[.C226];&quot;&quot;)">
            <text:p/>
          </table:table-cell>
          <table:table-cell table:style-name="ce27" table:formula="of:=IF([.A226]&lt;&gt;&quot;&quot;;[.F226];&quot;&quot;)">
            <text:p/>
          </table:table-cell>
        </table:table-row>
        <table:table-row table:style-name="ro1">
          <table:table-cell table:formula="of:=IF([Campos.A227]=&quot;&quot;;&quot;&quot;;[Campos.A227])">
            <text:p/>
          </table:table-cell>
          <table:table-cell table:formula="of:=IF([Campos.B227]=&quot;&quot;;&quot;&quot;;[Campos.B227])">
            <text:p/>
          </table:table-cell>
          <table:table-cell table:formula="of:=IF([Campos.C227]=&quot;&quot;;&quot;&quot;;[Campos.C227])">
            <text:p/>
          </table:table-cell>
          <table:table-cell table:formula="of:=IF([Campos.D227]=&quot;&quot;;&quot;&quot;;[Campos.D227])">
            <text:p/>
          </table:table-cell>
          <table:table-cell table:style-name="ce24" table:formula="of:=IF([.A227]=&quot;Chave&quot;;SUBSTITUTE([.C227];&quot;,&quot;;&quot;_&quot;)&amp;ROW([.C227]);[.C227])">
            <text:p/>
          </table:table-cell>
          <table:table-cell table:formula="of:=IF([Campos.F227]=&quot;&quot;;&quot;&quot;;[Campos.F227])">
            <text:p/>
          </table:table-cell>
          <table:table-cell table:formula="of:=IF([Campos.G227]=&quot;&quot;;&quot;&quot;;[Campos.G227])">
            <text:p/>
          </table:table-cell>
          <table:table-cell table:formula="of:=IF([Campos.H227]=&quot;&quot;;&quot;&quot;;[Campos.H227])">
            <text:p/>
          </table:table-cell>
          <table:table-cell table:formula="of:=IF([Campos.E227]=&quot;&quot;;&quot;&quot;;[Campos.E227])">
            <text:p/>
          </table:table-cell>
          <table:table-cell table:formula="of:=IF([Campos.I227]=&quot;&quot;;&quot;&quot;;[Campos.I227])">
            <text:p/>
          </table:table-cell>
          <table:table-cell table:formula="of:=IF([.B227]=&quot;&quot;;&quot;&quot;;VLOOKUP([.B227];[$Tabelas.$A$1:.$B$136];2;0))">
            <text:p/>
          </table:table-cell>
          <table:table-cell table:formula="of:=IF([.A227]=&quot;Campo&quot;;IF([.A227]=&quot;&quot;;&quot;&quot;;IF([.A227]&lt;&gt;[.A226];&quot;&quot;;&quot;PREVIOUS=&quot;&quot;&quot;&amp;[.C226]&amp;&quot;&quot;&quot; &quot;) &amp; IF([.A227]&lt;&gt;[.A228];&quot;&quot;;&quot;NEXT=&quot;&quot;&quot;&amp;[.C228]&amp;&quot;&quot;&quot;&quot;));IF([.A227]=&quot;&quot;;&quot;&quot;;IF([.A227]&lt;&gt;[.A226];&quot;&quot;;&quot;PREVIOUS=&quot;&quot;&quot;&amp;[.E226]&amp;&quot;&quot;&quot; &quot;) &amp; IF([.A227]&lt;&gt;[.A228];&quot;&quot;;&quot;NEXT=&quot;&quot;&quot;&amp;[.E228]&amp;&quot;&quot;&quot;&quot;)))">
            <text:p/>
          </table:table-cell>
          <table:table-cell table:formula="of:=IF([.B227]=&quot;&quot;;&quot;&quot;;VLOOKUP([.B227];[$Tabelas.$A$1:.$C$136];3;0))">
            <text:p/>
          </table:table-cell>
          <table:table-cell table:formula="of:=IF([.A227]=&quot;Campo&quot;; IF(ISERROR(VLOOKUP([.F227];[$Auxiliar.$A$1:.$E$17];5;0));&quot;TYPE=&quot;&quot;&quot;&amp;[.F227]&amp;&quot;&quot;&quot; LENGTH=&quot;&quot;&quot;&amp;[.G227]&amp;&quot;&quot;&quot; &quot;;VLOOKUP([.F227];[$Auxiliar.$A$1:.$E$17];5;0)) &amp; IF(AND([.A227]=&quot;Campo&quot;;[.D227]=&quot;PK&quot;); IF([.I227]=&quot;Sim&quot;;&quot; SEQUENCE=&quot;&quot;true&quot;&quot;&quot;;&quot; SEQUENCE=&quot;&quot;false&quot;&quot;&quot;);&quot;&quot;)&amp;IF([.H227]&lt;&gt;&quot;&quot;;&quot; NOTNULL=&quot;&quot;&quot;&amp;IF([.H227]=&quot;Sim&quot;;&quot;true&quot;;&quot;false&quot;)&amp;&quot;&quot;&quot;&quot;;&quot;&quot;);&quot;&quot;)">
            <text:p/>
          </table:table-cell>
          <table:table-cell table:style-name="ce26" table:formula="of:=IF(AND([.B227]&lt;&gt;[.B226];[.B227]&lt;&gt;&quot;&quot;);&quot;&lt;TABLE NAME=&quot;&quot;&quot;&amp;[.B227]&amp;&quot;&quot;&quot; COMMENT=&quot;&quot;&quot;&amp;[.K227]&amp;&quot;&quot;&quot; &quot;&amp; [.M227] &amp;&quot;&gt;&lt;FIELDS&gt;&quot;;&quot;&quot;) &amp; IF(AND([.A227]=&quot;Chave&quot;;[.A226]=&quot;Campo&quot;);&quot;&lt;KEYS&gt;&quot;;&quot;&quot;) &amp; IF([.A227]=&quot;Chave&quot;;&quot;&lt;KEY NAME=&quot;&quot;&quot;&amp;[.E227]&amp;&quot;&quot;&quot; TYPE=&quot;&quot;&quot;&amp;IF([.D227]=&quot;PK&quot;;&quot;primary&quot;;&quot;foreign&quot;)&amp;&quot;&quot;&quot; FIELDS=&quot;&quot;&quot;&amp;[.C227]&amp;&quot;&quot;&quot;&quot;&amp;IF([.D227]=&quot;FK&quot;;&quot; REFTABLE=&quot;&quot;&quot;&amp;[.F227]&amp;&quot;&quot;&quot; REFFIELDS=&quot;&quot;&quot;&amp;[.G227]&amp;&quot;&quot;&quot;&quot;;&quot;&quot;)&amp;&quot; &quot;&amp;[.L227]&amp;&quot; COMMENT=&quot;&quot;&quot;&amp;[.J227]&amp;&quot;&quot;&quot;&quot;&amp;IF(AND([.A227]=&quot;Campo&quot;;[.D227]=&quot;PK&quot;);&quot; SEQUENCE=&quot;&quot;true&quot;&quot;&quot;;&quot;&quot;)&amp;&quot;/&gt;&quot;;&quot;&quot;) &amp; IF([.A227]=&quot;Campo&quot;;&quot;&lt;FIELD NAME=&quot;&quot;&quot;&amp;[.C227]&amp;&quot;&quot;&quot; &quot;&amp;[.N227]&amp;&quot; &quot;&amp;[.L227]&amp;IF(AND([.A227]=&quot;Campo&quot;;[.D227]&lt;&gt;&quot;PK&quot;);&quot; SEQUENCE=&quot;&quot;false&quot;&quot; &quot;;&quot;&quot;)&amp;&quot; COMMENT=&quot;&quot;&quot;&amp;[.J227]&amp;&quot;&quot;&quot;/&gt;&quot;;&quot;&quot;) &amp; IF(AND([.A227]=&quot;Campo&quot;;[.A228]=&quot;Chave&quot;);&quot;&lt;/FIELDS&gt;&quot;;&quot;&quot;) &amp; IF(AND([.A227]=&quot;Chave&quot;;[.A228]&lt;&gt;&quot;Chave&quot;);&quot;&lt;/KEYS&gt;&quot;;&quot;&quot;) &amp; IF([.B227]&lt;&gt;[.B228];&quot;&lt;/TABLE&gt;&quot;;&quot;&quot;) &amp; IF(AND([.A227]=&quot;&quot;;[.A226]&lt;&gt;&quot;&quot;);&quot;&lt;/TABLES&gt;&lt;/XMLDB&gt;&quot;;&quot;&quot;)">
            <text:p/>
          </table:table-cell>
          <table:table-cell table:style-name="ce27" table:formula="of:=IF(AND([.A227]=&quot;Campo&quot;;[.A227]&lt;&gt;[.A226]);&quot;&lt;Form name=&quot;&quot;newRecord&quot;&quot;&gt;&quot;;&quot;&quot;)&amp;IF([.A227]=&quot;Campo&quot;;&quot;&lt;&quot;&amp;IF([.D227]=&quot;FK&quot;;&quot;Select &quot;;VLOOKUP([.F227];[$Auxiliar.$A$27:.$B$48];2;0))&amp;&quot; id=&quot;&quot;&quot;&amp;[.C227]&amp;&quot;&quot;&quot; label=&quot;&quot;&quot;&amp;[.C227]&amp;&quot;&quot;&quot;&quot;&amp; IF([.D227]=&quot;FK&quot;;&quot; datasource=&quot;&quot;table:&quot;&amp;VLOOKUP(&quot;Chave&quot;&amp;&quot;.&quot;&amp;[.C227];[.$Q$1:.$R$2300];2;0)&amp;&quot;&quot;&quot; bindid=&quot;&quot;id&quot;&quot; bindvalue=&quot;&quot;name&quot;&quot;&quot;;&quot;&quot;)&amp;&quot;required=&quot;&quot;&quot;&amp;IF([.H227]=&quot;Sim&quot;;&quot;true&quot;;&quot;false&quot;)&amp;&quot;&quot;&quot; /&gt;&quot;;&quot;&quot;)&amp;IF(AND([.A227]=&quot;Chave&quot;;[.A226]=&quot;Campo&quot;);&quot;&lt;/Form&gt;&quot;;&quot;&quot;)">
            <text:p/>
          </table:table-cell>
          <table:table-cell table:style-name="ce27" table:formula="of:=IF([.A227]&lt;&gt;&quot;&quot;;[.A227]&amp;&quot;.&quot;&amp;[.C227];&quot;&quot;)">
            <text:p/>
          </table:table-cell>
          <table:table-cell table:style-name="ce27" table:formula="of:=IF([.A227]&lt;&gt;&quot;&quot;;[.F227];&quot;&quot;)">
            <text:p/>
          </table:table-cell>
        </table:table-row>
        <table:table-row table:style-name="ro1">
          <table:table-cell table:formula="of:=IF([Campos.A228]=&quot;&quot;;&quot;&quot;;[Campos.A228])">
            <text:p/>
          </table:table-cell>
          <table:table-cell table:formula="of:=IF([Campos.B228]=&quot;&quot;;&quot;&quot;;[Campos.B228])">
            <text:p/>
          </table:table-cell>
          <table:table-cell table:formula="of:=IF([Campos.C228]=&quot;&quot;;&quot;&quot;;[Campos.C228])">
            <text:p/>
          </table:table-cell>
          <table:table-cell table:formula="of:=IF([Campos.D228]=&quot;&quot;;&quot;&quot;;[Campos.D228])">
            <text:p/>
          </table:table-cell>
          <table:table-cell table:style-name="ce24" table:formula="of:=IF([.A228]=&quot;Chave&quot;;SUBSTITUTE([.C228];&quot;,&quot;;&quot;_&quot;)&amp;ROW([.C228]);[.C228])">
            <text:p/>
          </table:table-cell>
          <table:table-cell table:formula="of:=IF([Campos.F228]=&quot;&quot;;&quot;&quot;;[Campos.F228])">
            <text:p/>
          </table:table-cell>
          <table:table-cell table:formula="of:=IF([Campos.G228]=&quot;&quot;;&quot;&quot;;[Campos.G228])">
            <text:p/>
          </table:table-cell>
          <table:table-cell table:formula="of:=IF([Campos.H228]=&quot;&quot;;&quot;&quot;;[Campos.H228])">
            <text:p/>
          </table:table-cell>
          <table:table-cell table:formula="of:=IF([Campos.E228]=&quot;&quot;;&quot;&quot;;[Campos.E228])">
            <text:p/>
          </table:table-cell>
          <table:table-cell table:formula="of:=IF([Campos.I228]=&quot;&quot;;&quot;&quot;;[Campos.I228])">
            <text:p/>
          </table:table-cell>
          <table:table-cell table:formula="of:=IF([.B228]=&quot;&quot;;&quot;&quot;;VLOOKUP([.B228];[$Tabelas.$A$1:.$B$136];2;0))">
            <text:p/>
          </table:table-cell>
          <table:table-cell table:formula="of:=IF([.A228]=&quot;Campo&quot;;IF([.A228]=&quot;&quot;;&quot;&quot;;IF([.A228]&lt;&gt;[.A227];&quot;&quot;;&quot;PREVIOUS=&quot;&quot;&quot;&amp;[.C227]&amp;&quot;&quot;&quot; &quot;) &amp; IF([.A228]&lt;&gt;[.A229];&quot;&quot;;&quot;NEXT=&quot;&quot;&quot;&amp;[.C229]&amp;&quot;&quot;&quot;&quot;));IF([.A228]=&quot;&quot;;&quot;&quot;;IF([.A228]&lt;&gt;[.A227];&quot;&quot;;&quot;PREVIOUS=&quot;&quot;&quot;&amp;[.E227]&amp;&quot;&quot;&quot; &quot;) &amp; IF([.A228]&lt;&gt;[.A229];&quot;&quot;;&quot;NEXT=&quot;&quot;&quot;&amp;[.E229]&amp;&quot;&quot;&quot;&quot;)))">
            <text:p/>
          </table:table-cell>
          <table:table-cell table:formula="of:=IF([.B228]=&quot;&quot;;&quot;&quot;;VLOOKUP([.B228];[$Tabelas.$A$1:.$C$136];3;0))">
            <text:p/>
          </table:table-cell>
          <table:table-cell table:formula="of:=IF([.A228]=&quot;Campo&quot;; IF(ISERROR(VLOOKUP([.F228];[$Auxiliar.$A$1:.$E$17];5;0));&quot;TYPE=&quot;&quot;&quot;&amp;[.F228]&amp;&quot;&quot;&quot; LENGTH=&quot;&quot;&quot;&amp;[.G228]&amp;&quot;&quot;&quot; &quot;;VLOOKUP([.F228];[$Auxiliar.$A$1:.$E$17];5;0)) &amp; IF(AND([.A228]=&quot;Campo&quot;;[.D228]=&quot;PK&quot;); IF([.I228]=&quot;Sim&quot;;&quot; SEQUENCE=&quot;&quot;true&quot;&quot;&quot;;&quot; SEQUENCE=&quot;&quot;false&quot;&quot;&quot;);&quot;&quot;)&amp;IF([.H228]&lt;&gt;&quot;&quot;;&quot; NOTNULL=&quot;&quot;&quot;&amp;IF([.H228]=&quot;Sim&quot;;&quot;true&quot;;&quot;false&quot;)&amp;&quot;&quot;&quot;&quot;;&quot;&quot;);&quot;&quot;)">
            <text:p/>
          </table:table-cell>
          <table:table-cell table:style-name="ce26" table:formula="of:=IF(AND([.B228]&lt;&gt;[.B227];[.B228]&lt;&gt;&quot;&quot;);&quot;&lt;TABLE NAME=&quot;&quot;&quot;&amp;[.B228]&amp;&quot;&quot;&quot; COMMENT=&quot;&quot;&quot;&amp;[.K228]&amp;&quot;&quot;&quot; &quot;&amp; [.M228] &amp;&quot;&gt;&lt;FIELDS&gt;&quot;;&quot;&quot;) &amp; IF(AND([.A228]=&quot;Chave&quot;;[.A227]=&quot;Campo&quot;);&quot;&lt;KEYS&gt;&quot;;&quot;&quot;) &amp; IF([.A228]=&quot;Chave&quot;;&quot;&lt;KEY NAME=&quot;&quot;&quot;&amp;[.E228]&amp;&quot;&quot;&quot; TYPE=&quot;&quot;&quot;&amp;IF([.D228]=&quot;PK&quot;;&quot;primary&quot;;&quot;foreign&quot;)&amp;&quot;&quot;&quot; FIELDS=&quot;&quot;&quot;&amp;[.C228]&amp;&quot;&quot;&quot;&quot;&amp;IF([.D228]=&quot;FK&quot;;&quot; REFTABLE=&quot;&quot;&quot;&amp;[.F228]&amp;&quot;&quot;&quot; REFFIELDS=&quot;&quot;&quot;&amp;[.G228]&amp;&quot;&quot;&quot;&quot;;&quot;&quot;)&amp;&quot; &quot;&amp;[.L228]&amp;&quot; COMMENT=&quot;&quot;&quot;&amp;[.J228]&amp;&quot;&quot;&quot;&quot;&amp;IF(AND([.A228]=&quot;Campo&quot;;[.D228]=&quot;PK&quot;);&quot; SEQUENCE=&quot;&quot;true&quot;&quot;&quot;;&quot;&quot;)&amp;&quot;/&gt;&quot;;&quot;&quot;) &amp; IF([.A228]=&quot;Campo&quot;;&quot;&lt;FIELD NAME=&quot;&quot;&quot;&amp;[.C228]&amp;&quot;&quot;&quot; &quot;&amp;[.N228]&amp;&quot; &quot;&amp;[.L228]&amp;IF(AND([.A228]=&quot;Campo&quot;;[.D228]&lt;&gt;&quot;PK&quot;);&quot; SEQUENCE=&quot;&quot;false&quot;&quot; &quot;;&quot;&quot;)&amp;&quot; COMMENT=&quot;&quot;&quot;&amp;[.J228]&amp;&quot;&quot;&quot;/&gt;&quot;;&quot;&quot;) &amp; IF(AND([.A228]=&quot;Campo&quot;;[.A229]=&quot;Chave&quot;);&quot;&lt;/FIELDS&gt;&quot;;&quot;&quot;) &amp; IF(AND([.A228]=&quot;Chave&quot;;[.A229]&lt;&gt;&quot;Chave&quot;);&quot;&lt;/KEYS&gt;&quot;;&quot;&quot;) &amp; IF([.B228]&lt;&gt;[.B229];&quot;&lt;/TABLE&gt;&quot;;&quot;&quot;) &amp; IF(AND([.A228]=&quot;&quot;;[.A227]&lt;&gt;&quot;&quot;);&quot;&lt;/TABLES&gt;&lt;/XMLDB&gt;&quot;;&quot;&quot;)">
            <text:p/>
          </table:table-cell>
          <table:table-cell table:style-name="ce27" table:formula="of:=IF(AND([.A228]=&quot;Campo&quot;;[.A228]&lt;&gt;[.A227]);&quot;&lt;Form name=&quot;&quot;newRecord&quot;&quot;&gt;&quot;;&quot;&quot;)&amp;IF([.A228]=&quot;Campo&quot;;&quot;&lt;&quot;&amp;IF([.D228]=&quot;FK&quot;;&quot;Select &quot;;VLOOKUP([.F228];[$Auxiliar.$A$27:.$B$48];2;0))&amp;&quot; id=&quot;&quot;&quot;&amp;[.C228]&amp;&quot;&quot;&quot; label=&quot;&quot;&quot;&amp;[.C228]&amp;&quot;&quot;&quot;&quot;&amp; IF([.D228]=&quot;FK&quot;;&quot; datasource=&quot;&quot;table:&quot;&amp;VLOOKUP(&quot;Chave&quot;&amp;&quot;.&quot;&amp;[.C228];[.$Q$1:.$R$2300];2;0)&amp;&quot;&quot;&quot; bindid=&quot;&quot;id&quot;&quot; bindvalue=&quot;&quot;name&quot;&quot;&quot;;&quot;&quot;)&amp;&quot;required=&quot;&quot;&quot;&amp;IF([.H228]=&quot;Sim&quot;;&quot;true&quot;;&quot;false&quot;)&amp;&quot;&quot;&quot; /&gt;&quot;;&quot;&quot;)&amp;IF(AND([.A228]=&quot;Chave&quot;;[.A227]=&quot;Campo&quot;);&quot;&lt;/Form&gt;&quot;;&quot;&quot;)">
            <text:p/>
          </table:table-cell>
          <table:table-cell table:style-name="ce27" table:formula="of:=IF([.A228]&lt;&gt;&quot;&quot;;[.A228]&amp;&quot;.&quot;&amp;[.C228];&quot;&quot;)">
            <text:p/>
          </table:table-cell>
          <table:table-cell table:style-name="ce27" table:formula="of:=IF([.A228]&lt;&gt;&quot;&quot;;[.F228];&quot;&quot;)">
            <text:p/>
          </table:table-cell>
        </table:table-row>
        <table:table-row table:style-name="ro1">
          <table:table-cell table:formula="of:=IF([Campos.A229]=&quot;&quot;;&quot;&quot;;[Campos.A229])">
            <text:p/>
          </table:table-cell>
          <table:table-cell table:formula="of:=IF([Campos.B229]=&quot;&quot;;&quot;&quot;;[Campos.B229])">
            <text:p/>
          </table:table-cell>
          <table:table-cell table:formula="of:=IF([Campos.C229]=&quot;&quot;;&quot;&quot;;[Campos.C229])">
            <text:p/>
          </table:table-cell>
          <table:table-cell table:formula="of:=IF([Campos.D229]=&quot;&quot;;&quot;&quot;;[Campos.D229])">
            <text:p/>
          </table:table-cell>
          <table:table-cell table:style-name="ce24" table:formula="of:=IF([.A229]=&quot;Chave&quot;;SUBSTITUTE([.C229];&quot;,&quot;;&quot;_&quot;)&amp;ROW([.C229]);[.C229])">
            <text:p/>
          </table:table-cell>
          <table:table-cell table:formula="of:=IF([Campos.F229]=&quot;&quot;;&quot;&quot;;[Campos.F229])">
            <text:p/>
          </table:table-cell>
          <table:table-cell table:formula="of:=IF([Campos.G229]=&quot;&quot;;&quot;&quot;;[Campos.G229])">
            <text:p/>
          </table:table-cell>
          <table:table-cell table:formula="of:=IF([Campos.H229]=&quot;&quot;;&quot;&quot;;[Campos.H229])">
            <text:p/>
          </table:table-cell>
          <table:table-cell table:formula="of:=IF([Campos.E229]=&quot;&quot;;&quot;&quot;;[Campos.E229])">
            <text:p/>
          </table:table-cell>
          <table:table-cell table:formula="of:=IF([Campos.I229]=&quot;&quot;;&quot;&quot;;[Campos.I229])">
            <text:p/>
          </table:table-cell>
          <table:table-cell table:formula="of:=IF([.B229]=&quot;&quot;;&quot;&quot;;VLOOKUP([.B229];[$Tabelas.$A$1:.$B$136];2;0))">
            <text:p/>
          </table:table-cell>
          <table:table-cell table:formula="of:=IF([.A229]=&quot;Campo&quot;;IF([.A229]=&quot;&quot;;&quot;&quot;;IF([.A229]&lt;&gt;[.A228];&quot;&quot;;&quot;PREVIOUS=&quot;&quot;&quot;&amp;[.C228]&amp;&quot;&quot;&quot; &quot;) &amp; IF([.A229]&lt;&gt;[.A230];&quot;&quot;;&quot;NEXT=&quot;&quot;&quot;&amp;[.C230]&amp;&quot;&quot;&quot;&quot;));IF([.A229]=&quot;&quot;;&quot;&quot;;IF([.A229]&lt;&gt;[.A228];&quot;&quot;;&quot;PREVIOUS=&quot;&quot;&quot;&amp;[.E228]&amp;&quot;&quot;&quot; &quot;) &amp; IF([.A229]&lt;&gt;[.A230];&quot;&quot;;&quot;NEXT=&quot;&quot;&quot;&amp;[.E230]&amp;&quot;&quot;&quot;&quot;)))">
            <text:p/>
          </table:table-cell>
          <table:table-cell table:formula="of:=IF([.B229]=&quot;&quot;;&quot;&quot;;VLOOKUP([.B229];[$Tabelas.$A$1:.$C$136];3;0))">
            <text:p/>
          </table:table-cell>
          <table:table-cell table:formula="of:=IF([.A229]=&quot;Campo&quot;; IF(ISERROR(VLOOKUP([.F229];[$Auxiliar.$A$1:.$E$17];5;0));&quot;TYPE=&quot;&quot;&quot;&amp;[.F229]&amp;&quot;&quot;&quot; LENGTH=&quot;&quot;&quot;&amp;[.G229]&amp;&quot;&quot;&quot; &quot;;VLOOKUP([.F229];[$Auxiliar.$A$1:.$E$17];5;0)) &amp; IF(AND([.A229]=&quot;Campo&quot;;[.D229]=&quot;PK&quot;); IF([.I229]=&quot;Sim&quot;;&quot; SEQUENCE=&quot;&quot;true&quot;&quot;&quot;;&quot; SEQUENCE=&quot;&quot;false&quot;&quot;&quot;);&quot;&quot;)&amp;IF([.H229]&lt;&gt;&quot;&quot;;&quot; NOTNULL=&quot;&quot;&quot;&amp;IF([.H229]=&quot;Sim&quot;;&quot;true&quot;;&quot;false&quot;)&amp;&quot;&quot;&quot;&quot;;&quot;&quot;);&quot;&quot;)">
            <text:p/>
          </table:table-cell>
          <table:table-cell table:style-name="ce26" table:formula="of:=IF(AND([.B229]&lt;&gt;[.B228];[.B229]&lt;&gt;&quot;&quot;);&quot;&lt;TABLE NAME=&quot;&quot;&quot;&amp;[.B229]&amp;&quot;&quot;&quot; COMMENT=&quot;&quot;&quot;&amp;[.K229]&amp;&quot;&quot;&quot; &quot;&amp; [.M229] &amp;&quot;&gt;&lt;FIELDS&gt;&quot;;&quot;&quot;) &amp; IF(AND([.A229]=&quot;Chave&quot;;[.A228]=&quot;Campo&quot;);&quot;&lt;KEYS&gt;&quot;;&quot;&quot;) &amp; IF([.A229]=&quot;Chave&quot;;&quot;&lt;KEY NAME=&quot;&quot;&quot;&amp;[.E229]&amp;&quot;&quot;&quot; TYPE=&quot;&quot;&quot;&amp;IF([.D229]=&quot;PK&quot;;&quot;primary&quot;;&quot;foreign&quot;)&amp;&quot;&quot;&quot; FIELDS=&quot;&quot;&quot;&amp;[.C229]&amp;&quot;&quot;&quot;&quot;&amp;IF([.D229]=&quot;FK&quot;;&quot; REFTABLE=&quot;&quot;&quot;&amp;[.F229]&amp;&quot;&quot;&quot; REFFIELDS=&quot;&quot;&quot;&amp;[.G229]&amp;&quot;&quot;&quot;&quot;;&quot;&quot;)&amp;&quot; &quot;&amp;[.L229]&amp;&quot; COMMENT=&quot;&quot;&quot;&amp;[.J229]&amp;&quot;&quot;&quot;&quot;&amp;IF(AND([.A229]=&quot;Campo&quot;;[.D229]=&quot;PK&quot;);&quot; SEQUENCE=&quot;&quot;true&quot;&quot;&quot;;&quot;&quot;)&amp;&quot;/&gt;&quot;;&quot;&quot;) &amp; IF([.A229]=&quot;Campo&quot;;&quot;&lt;FIELD NAME=&quot;&quot;&quot;&amp;[.C229]&amp;&quot;&quot;&quot; &quot;&amp;[.N229]&amp;&quot; &quot;&amp;[.L229]&amp;IF(AND([.A229]=&quot;Campo&quot;;[.D229]&lt;&gt;&quot;PK&quot;);&quot; SEQUENCE=&quot;&quot;false&quot;&quot; &quot;;&quot;&quot;)&amp;&quot; COMMENT=&quot;&quot;&quot;&amp;[.J229]&amp;&quot;&quot;&quot;/&gt;&quot;;&quot;&quot;) &amp; IF(AND([.A229]=&quot;Campo&quot;;[.A230]=&quot;Chave&quot;);&quot;&lt;/FIELDS&gt;&quot;;&quot;&quot;) &amp; IF(AND([.A229]=&quot;Chave&quot;;[.A230]&lt;&gt;&quot;Chave&quot;);&quot;&lt;/KEYS&gt;&quot;;&quot;&quot;) &amp; IF([.B229]&lt;&gt;[.B230];&quot;&lt;/TABLE&gt;&quot;;&quot;&quot;) &amp; IF(AND([.A229]=&quot;&quot;;[.A228]&lt;&gt;&quot;&quot;);&quot;&lt;/TABLES&gt;&lt;/XMLDB&gt;&quot;;&quot;&quot;)">
            <text:p/>
          </table:table-cell>
          <table:table-cell table:style-name="ce27" table:formula="of:=IF(AND([.A229]=&quot;Campo&quot;;[.A229]&lt;&gt;[.A228]);&quot;&lt;Form name=&quot;&quot;newRecord&quot;&quot;&gt;&quot;;&quot;&quot;)&amp;IF([.A229]=&quot;Campo&quot;;&quot;&lt;&quot;&amp;IF([.D229]=&quot;FK&quot;;&quot;Select &quot;;VLOOKUP([.F229];[$Auxiliar.$A$27:.$B$48];2;0))&amp;&quot; id=&quot;&quot;&quot;&amp;[.C229]&amp;&quot;&quot;&quot; label=&quot;&quot;&quot;&amp;[.C229]&amp;&quot;&quot;&quot;&quot;&amp; IF([.D229]=&quot;FK&quot;;&quot; datasource=&quot;&quot;table:&quot;&amp;VLOOKUP(&quot;Chave&quot;&amp;&quot;.&quot;&amp;[.C229];[.$Q$1:.$R$2300];2;0)&amp;&quot;&quot;&quot; bindid=&quot;&quot;id&quot;&quot; bindvalue=&quot;&quot;name&quot;&quot;&quot;;&quot;&quot;)&amp;&quot;required=&quot;&quot;&quot;&amp;IF([.H229]=&quot;Sim&quot;;&quot;true&quot;;&quot;false&quot;)&amp;&quot;&quot;&quot; /&gt;&quot;;&quot;&quot;)&amp;IF(AND([.A229]=&quot;Chave&quot;;[.A228]=&quot;Campo&quot;);&quot;&lt;/Form&gt;&quot;;&quot;&quot;)">
            <text:p/>
          </table:table-cell>
          <table:table-cell table:style-name="ce27" table:formula="of:=IF([.A229]&lt;&gt;&quot;&quot;;[.A229]&amp;&quot;.&quot;&amp;[.C229];&quot;&quot;)">
            <text:p/>
          </table:table-cell>
          <table:table-cell table:style-name="ce27" table:formula="of:=IF([.A229]&lt;&gt;&quot;&quot;;[.F229];&quot;&quot;)">
            <text:p/>
          </table:table-cell>
        </table:table-row>
        <table:table-row table:style-name="ro1">
          <table:table-cell table:formula="of:=IF([Campos.A230]=&quot;&quot;;&quot;&quot;;[Campos.A230])">
            <text:p/>
          </table:table-cell>
          <table:table-cell table:formula="of:=IF([Campos.B230]=&quot;&quot;;&quot;&quot;;[Campos.B230])">
            <text:p/>
          </table:table-cell>
          <table:table-cell table:formula="of:=IF([Campos.C230]=&quot;&quot;;&quot;&quot;;[Campos.C230])">
            <text:p/>
          </table:table-cell>
          <table:table-cell table:formula="of:=IF([Campos.D230]=&quot;&quot;;&quot;&quot;;[Campos.D230])">
            <text:p/>
          </table:table-cell>
          <table:table-cell table:style-name="ce24" table:formula="of:=IF([.A230]=&quot;Chave&quot;;SUBSTITUTE([.C230];&quot;,&quot;;&quot;_&quot;)&amp;ROW([.C230]);[.C230])">
            <text:p/>
          </table:table-cell>
          <table:table-cell table:formula="of:=IF([Campos.F230]=&quot;&quot;;&quot;&quot;;[Campos.F230])">
            <text:p/>
          </table:table-cell>
          <table:table-cell table:formula="of:=IF([Campos.G230]=&quot;&quot;;&quot;&quot;;[Campos.G230])">
            <text:p/>
          </table:table-cell>
          <table:table-cell table:formula="of:=IF([Campos.H230]=&quot;&quot;;&quot;&quot;;[Campos.H230])">
            <text:p/>
          </table:table-cell>
          <table:table-cell table:formula="of:=IF([Campos.E230]=&quot;&quot;;&quot;&quot;;[Campos.E230])">
            <text:p/>
          </table:table-cell>
          <table:table-cell table:formula="of:=IF([Campos.I230]=&quot;&quot;;&quot;&quot;;[Campos.I230])">
            <text:p/>
          </table:table-cell>
          <table:table-cell table:formula="of:=IF([.B230]=&quot;&quot;;&quot;&quot;;VLOOKUP([.B230];[$Tabelas.$A$1:.$B$136];2;0))">
            <text:p/>
          </table:table-cell>
          <table:table-cell table:formula="of:=IF([.A230]=&quot;Campo&quot;;IF([.A230]=&quot;&quot;;&quot;&quot;;IF([.A230]&lt;&gt;[.A229];&quot;&quot;;&quot;PREVIOUS=&quot;&quot;&quot;&amp;[.C229]&amp;&quot;&quot;&quot; &quot;) &amp; IF([.A230]&lt;&gt;[.A231];&quot;&quot;;&quot;NEXT=&quot;&quot;&quot;&amp;[.C231]&amp;&quot;&quot;&quot;&quot;));IF([.A230]=&quot;&quot;;&quot;&quot;;IF([.A230]&lt;&gt;[.A229];&quot;&quot;;&quot;PREVIOUS=&quot;&quot;&quot;&amp;[.E229]&amp;&quot;&quot;&quot; &quot;) &amp; IF([.A230]&lt;&gt;[.A231];&quot;&quot;;&quot;NEXT=&quot;&quot;&quot;&amp;[.E231]&amp;&quot;&quot;&quot;&quot;)))">
            <text:p/>
          </table:table-cell>
          <table:table-cell table:formula="of:=IF([.B230]=&quot;&quot;;&quot;&quot;;VLOOKUP([.B230];[$Tabelas.$A$1:.$C$136];3;0))">
            <text:p/>
          </table:table-cell>
          <table:table-cell table:formula="of:=IF([.A230]=&quot;Campo&quot;; IF(ISERROR(VLOOKUP([.F230];[$Auxiliar.$A$1:.$E$17];5;0));&quot;TYPE=&quot;&quot;&quot;&amp;[.F230]&amp;&quot;&quot;&quot; LENGTH=&quot;&quot;&quot;&amp;[.G230]&amp;&quot;&quot;&quot; &quot;;VLOOKUP([.F230];[$Auxiliar.$A$1:.$E$17];5;0)) &amp; IF(AND([.A230]=&quot;Campo&quot;;[.D230]=&quot;PK&quot;); IF([.I230]=&quot;Sim&quot;;&quot; SEQUENCE=&quot;&quot;true&quot;&quot;&quot;;&quot; SEQUENCE=&quot;&quot;false&quot;&quot;&quot;);&quot;&quot;)&amp;IF([.H230]&lt;&gt;&quot;&quot;;&quot; NOTNULL=&quot;&quot;&quot;&amp;IF([.H230]=&quot;Sim&quot;;&quot;true&quot;;&quot;false&quot;)&amp;&quot;&quot;&quot;&quot;;&quot;&quot;);&quot;&quot;)">
            <text:p/>
          </table:table-cell>
          <table:table-cell table:style-name="ce26" table:formula="of:=IF(AND([.B230]&lt;&gt;[.B229];[.B230]&lt;&gt;&quot;&quot;);&quot;&lt;TABLE NAME=&quot;&quot;&quot;&amp;[.B230]&amp;&quot;&quot;&quot; COMMENT=&quot;&quot;&quot;&amp;[.K230]&amp;&quot;&quot;&quot; &quot;&amp; [.M230] &amp;&quot;&gt;&lt;FIELDS&gt;&quot;;&quot;&quot;) &amp; IF(AND([.A230]=&quot;Chave&quot;;[.A229]=&quot;Campo&quot;);&quot;&lt;KEYS&gt;&quot;;&quot;&quot;) &amp; IF([.A230]=&quot;Chave&quot;;&quot;&lt;KEY NAME=&quot;&quot;&quot;&amp;[.E230]&amp;&quot;&quot;&quot; TYPE=&quot;&quot;&quot;&amp;IF([.D230]=&quot;PK&quot;;&quot;primary&quot;;&quot;foreign&quot;)&amp;&quot;&quot;&quot; FIELDS=&quot;&quot;&quot;&amp;[.C230]&amp;&quot;&quot;&quot;&quot;&amp;IF([.D230]=&quot;FK&quot;;&quot; REFTABLE=&quot;&quot;&quot;&amp;[.F230]&amp;&quot;&quot;&quot; REFFIELDS=&quot;&quot;&quot;&amp;[.G230]&amp;&quot;&quot;&quot;&quot;;&quot;&quot;)&amp;&quot; &quot;&amp;[.L230]&amp;&quot; COMMENT=&quot;&quot;&quot;&amp;[.J230]&amp;&quot;&quot;&quot;&quot;&amp;IF(AND([.A230]=&quot;Campo&quot;;[.D230]=&quot;PK&quot;);&quot; SEQUENCE=&quot;&quot;true&quot;&quot;&quot;;&quot;&quot;)&amp;&quot;/&gt;&quot;;&quot;&quot;) &amp; IF([.A230]=&quot;Campo&quot;;&quot;&lt;FIELD NAME=&quot;&quot;&quot;&amp;[.C230]&amp;&quot;&quot;&quot; &quot;&amp;[.N230]&amp;&quot; &quot;&amp;[.L230]&amp;IF(AND([.A230]=&quot;Campo&quot;;[.D230]&lt;&gt;&quot;PK&quot;);&quot; SEQUENCE=&quot;&quot;false&quot;&quot; &quot;;&quot;&quot;)&amp;&quot; COMMENT=&quot;&quot;&quot;&amp;[.J230]&amp;&quot;&quot;&quot;/&gt;&quot;;&quot;&quot;) &amp; IF(AND([.A230]=&quot;Campo&quot;;[.A231]=&quot;Chave&quot;);&quot;&lt;/FIELDS&gt;&quot;;&quot;&quot;) &amp; IF(AND([.A230]=&quot;Chave&quot;;[.A231]&lt;&gt;&quot;Chave&quot;);&quot;&lt;/KEYS&gt;&quot;;&quot;&quot;) &amp; IF([.B230]&lt;&gt;[.B231];&quot;&lt;/TABLE&gt;&quot;;&quot;&quot;) &amp; IF(AND([.A230]=&quot;&quot;;[.A229]&lt;&gt;&quot;&quot;);&quot;&lt;/TABLES&gt;&lt;/XMLDB&gt;&quot;;&quot;&quot;)">
            <text:p/>
          </table:table-cell>
          <table:table-cell table:style-name="ce27" table:formula="of:=IF(AND([.A230]=&quot;Campo&quot;;[.A230]&lt;&gt;[.A229]);&quot;&lt;Form name=&quot;&quot;newRecord&quot;&quot;&gt;&quot;;&quot;&quot;)&amp;IF([.A230]=&quot;Campo&quot;;&quot;&lt;&quot;&amp;IF([.D230]=&quot;FK&quot;;&quot;Select &quot;;VLOOKUP([.F230];[$Auxiliar.$A$27:.$B$48];2;0))&amp;&quot; id=&quot;&quot;&quot;&amp;[.C230]&amp;&quot;&quot;&quot; label=&quot;&quot;&quot;&amp;[.C230]&amp;&quot;&quot;&quot;&quot;&amp; IF([.D230]=&quot;FK&quot;;&quot; datasource=&quot;&quot;table:&quot;&amp;VLOOKUP(&quot;Chave&quot;&amp;&quot;.&quot;&amp;[.C230];[.$Q$1:.$R$2300];2;0)&amp;&quot;&quot;&quot; bindid=&quot;&quot;id&quot;&quot; bindvalue=&quot;&quot;name&quot;&quot;&quot;;&quot;&quot;)&amp;&quot;required=&quot;&quot;&quot;&amp;IF([.H230]=&quot;Sim&quot;;&quot;true&quot;;&quot;false&quot;)&amp;&quot;&quot;&quot; /&gt;&quot;;&quot;&quot;)&amp;IF(AND([.A230]=&quot;Chave&quot;;[.A229]=&quot;Campo&quot;);&quot;&lt;/Form&gt;&quot;;&quot;&quot;)">
            <text:p/>
          </table:table-cell>
          <table:table-cell table:style-name="ce27" table:formula="of:=IF([.A230]&lt;&gt;&quot;&quot;;[.A230]&amp;&quot;.&quot;&amp;[.C230];&quot;&quot;)">
            <text:p/>
          </table:table-cell>
          <table:table-cell table:style-name="ce27" table:formula="of:=IF([.A230]&lt;&gt;&quot;&quot;;[.F230];&quot;&quot;)">
            <text:p/>
          </table:table-cell>
        </table:table-row>
        <table:table-row table:style-name="ro1">
          <table:table-cell table:formula="of:=IF([Campos.A231]=&quot;&quot;;&quot;&quot;;[Campos.A231])">
            <text:p/>
          </table:table-cell>
          <table:table-cell table:formula="of:=IF([Campos.B231]=&quot;&quot;;&quot;&quot;;[Campos.B231])">
            <text:p/>
          </table:table-cell>
          <table:table-cell table:formula="of:=IF([Campos.C231]=&quot;&quot;;&quot;&quot;;[Campos.C231])">
            <text:p/>
          </table:table-cell>
          <table:table-cell table:formula="of:=IF([Campos.D231]=&quot;&quot;;&quot;&quot;;[Campos.D231])">
            <text:p/>
          </table:table-cell>
          <table:table-cell table:style-name="ce24" table:formula="of:=IF([.A231]=&quot;Chave&quot;;SUBSTITUTE([.C231];&quot;,&quot;;&quot;_&quot;)&amp;ROW([.C231]);[.C231])">
            <text:p/>
          </table:table-cell>
          <table:table-cell table:formula="of:=IF([Campos.F231]=&quot;&quot;;&quot;&quot;;[Campos.F231])">
            <text:p/>
          </table:table-cell>
          <table:table-cell table:formula="of:=IF([Campos.G231]=&quot;&quot;;&quot;&quot;;[Campos.G231])">
            <text:p/>
          </table:table-cell>
          <table:table-cell table:formula="of:=IF([Campos.H231]=&quot;&quot;;&quot;&quot;;[Campos.H231])">
            <text:p/>
          </table:table-cell>
          <table:table-cell table:formula="of:=IF([Campos.E231]=&quot;&quot;;&quot;&quot;;[Campos.E231])">
            <text:p/>
          </table:table-cell>
          <table:table-cell table:formula="of:=IF([Campos.I231]=&quot;&quot;;&quot;&quot;;[Campos.I231])">
            <text:p/>
          </table:table-cell>
          <table:table-cell table:formula="of:=IF([.B231]=&quot;&quot;;&quot;&quot;;VLOOKUP([.B231];[$Tabelas.$A$1:.$B$136];2;0))">
            <text:p/>
          </table:table-cell>
          <table:table-cell table:formula="of:=IF([.A231]=&quot;Campo&quot;;IF([.A231]=&quot;&quot;;&quot;&quot;;IF([.A231]&lt;&gt;[.A230];&quot;&quot;;&quot;PREVIOUS=&quot;&quot;&quot;&amp;[.C230]&amp;&quot;&quot;&quot; &quot;) &amp; IF([.A231]&lt;&gt;[.A232];&quot;&quot;;&quot;NEXT=&quot;&quot;&quot;&amp;[.C232]&amp;&quot;&quot;&quot;&quot;));IF([.A231]=&quot;&quot;;&quot;&quot;;IF([.A231]&lt;&gt;[.A230];&quot;&quot;;&quot;PREVIOUS=&quot;&quot;&quot;&amp;[.E230]&amp;&quot;&quot;&quot; &quot;) &amp; IF([.A231]&lt;&gt;[.A232];&quot;&quot;;&quot;NEXT=&quot;&quot;&quot;&amp;[.E232]&amp;&quot;&quot;&quot;&quot;)))">
            <text:p/>
          </table:table-cell>
          <table:table-cell table:formula="of:=IF([.B231]=&quot;&quot;;&quot;&quot;;VLOOKUP([.B231];[$Tabelas.$A$1:.$C$136];3;0))">
            <text:p/>
          </table:table-cell>
          <table:table-cell table:formula="of:=IF([.A231]=&quot;Campo&quot;; IF(ISERROR(VLOOKUP([.F231];[$Auxiliar.$A$1:.$E$17];5;0));&quot;TYPE=&quot;&quot;&quot;&amp;[.F231]&amp;&quot;&quot;&quot; LENGTH=&quot;&quot;&quot;&amp;[.G231]&amp;&quot;&quot;&quot; &quot;;VLOOKUP([.F231];[$Auxiliar.$A$1:.$E$17];5;0)) &amp; IF(AND([.A231]=&quot;Campo&quot;;[.D231]=&quot;PK&quot;); IF([.I231]=&quot;Sim&quot;;&quot; SEQUENCE=&quot;&quot;true&quot;&quot;&quot;;&quot; SEQUENCE=&quot;&quot;false&quot;&quot;&quot;);&quot;&quot;)&amp;IF([.H231]&lt;&gt;&quot;&quot;;&quot; NOTNULL=&quot;&quot;&quot;&amp;IF([.H231]=&quot;Sim&quot;;&quot;true&quot;;&quot;false&quot;)&amp;&quot;&quot;&quot;&quot;;&quot;&quot;);&quot;&quot;)">
            <text:p/>
          </table:table-cell>
          <table:table-cell table:style-name="ce26" table:formula="of:=IF(AND([.B231]&lt;&gt;[.B230];[.B231]&lt;&gt;&quot;&quot;);&quot;&lt;TABLE NAME=&quot;&quot;&quot;&amp;[.B231]&amp;&quot;&quot;&quot; COMMENT=&quot;&quot;&quot;&amp;[.K231]&amp;&quot;&quot;&quot; &quot;&amp; [.M231] &amp;&quot;&gt;&lt;FIELDS&gt;&quot;;&quot;&quot;) &amp; IF(AND([.A231]=&quot;Chave&quot;;[.A230]=&quot;Campo&quot;);&quot;&lt;KEYS&gt;&quot;;&quot;&quot;) &amp; IF([.A231]=&quot;Chave&quot;;&quot;&lt;KEY NAME=&quot;&quot;&quot;&amp;[.E231]&amp;&quot;&quot;&quot; TYPE=&quot;&quot;&quot;&amp;IF([.D231]=&quot;PK&quot;;&quot;primary&quot;;&quot;foreign&quot;)&amp;&quot;&quot;&quot; FIELDS=&quot;&quot;&quot;&amp;[.C231]&amp;&quot;&quot;&quot;&quot;&amp;IF([.D231]=&quot;FK&quot;;&quot; REFTABLE=&quot;&quot;&quot;&amp;[.F231]&amp;&quot;&quot;&quot; REFFIELDS=&quot;&quot;&quot;&amp;[.G231]&amp;&quot;&quot;&quot;&quot;;&quot;&quot;)&amp;&quot; &quot;&amp;[.L231]&amp;&quot; COMMENT=&quot;&quot;&quot;&amp;[.J231]&amp;&quot;&quot;&quot;&quot;&amp;IF(AND([.A231]=&quot;Campo&quot;;[.D231]=&quot;PK&quot;);&quot; SEQUENCE=&quot;&quot;true&quot;&quot;&quot;;&quot;&quot;)&amp;&quot;/&gt;&quot;;&quot;&quot;) &amp; IF([.A231]=&quot;Campo&quot;;&quot;&lt;FIELD NAME=&quot;&quot;&quot;&amp;[.C231]&amp;&quot;&quot;&quot; &quot;&amp;[.N231]&amp;&quot; &quot;&amp;[.L231]&amp;IF(AND([.A231]=&quot;Campo&quot;;[.D231]&lt;&gt;&quot;PK&quot;);&quot; SEQUENCE=&quot;&quot;false&quot;&quot; &quot;;&quot;&quot;)&amp;&quot; COMMENT=&quot;&quot;&quot;&amp;[.J231]&amp;&quot;&quot;&quot;/&gt;&quot;;&quot;&quot;) &amp; IF(AND([.A231]=&quot;Campo&quot;;[.A232]=&quot;Chave&quot;);&quot;&lt;/FIELDS&gt;&quot;;&quot;&quot;) &amp; IF(AND([.A231]=&quot;Chave&quot;;[.A232]&lt;&gt;&quot;Chave&quot;);&quot;&lt;/KEYS&gt;&quot;;&quot;&quot;) &amp; IF([.B231]&lt;&gt;[.B232];&quot;&lt;/TABLE&gt;&quot;;&quot;&quot;) &amp; IF(AND([.A231]=&quot;&quot;;[.A230]&lt;&gt;&quot;&quot;);&quot;&lt;/TABLES&gt;&lt;/XMLDB&gt;&quot;;&quot;&quot;)">
            <text:p/>
          </table:table-cell>
          <table:table-cell table:style-name="ce27" table:formula="of:=IF(AND([.A231]=&quot;Campo&quot;;[.A231]&lt;&gt;[.A230]);&quot;&lt;Form name=&quot;&quot;newRecord&quot;&quot;&gt;&quot;;&quot;&quot;)&amp;IF([.A231]=&quot;Campo&quot;;&quot;&lt;&quot;&amp;IF([.D231]=&quot;FK&quot;;&quot;Select &quot;;VLOOKUP([.F231];[$Auxiliar.$A$27:.$B$48];2;0))&amp;&quot; id=&quot;&quot;&quot;&amp;[.C231]&amp;&quot;&quot;&quot; label=&quot;&quot;&quot;&amp;[.C231]&amp;&quot;&quot;&quot;&quot;&amp; IF([.D231]=&quot;FK&quot;;&quot; datasource=&quot;&quot;table:&quot;&amp;VLOOKUP(&quot;Chave&quot;&amp;&quot;.&quot;&amp;[.C231];[.$Q$1:.$R$2300];2;0)&amp;&quot;&quot;&quot; bindid=&quot;&quot;id&quot;&quot; bindvalue=&quot;&quot;name&quot;&quot;&quot;;&quot;&quot;)&amp;&quot;required=&quot;&quot;&quot;&amp;IF([.H231]=&quot;Sim&quot;;&quot;true&quot;;&quot;false&quot;)&amp;&quot;&quot;&quot; /&gt;&quot;;&quot;&quot;)&amp;IF(AND([.A231]=&quot;Chave&quot;;[.A230]=&quot;Campo&quot;);&quot;&lt;/Form&gt;&quot;;&quot;&quot;)">
            <text:p/>
          </table:table-cell>
          <table:table-cell table:style-name="ce27" table:formula="of:=IF([.A231]&lt;&gt;&quot;&quot;;[.A231]&amp;&quot;.&quot;&amp;[.C231];&quot;&quot;)">
            <text:p/>
          </table:table-cell>
          <table:table-cell table:style-name="ce27" table:formula="of:=IF([.A231]&lt;&gt;&quot;&quot;;[.F231];&quot;&quot;)">
            <text:p/>
          </table:table-cell>
        </table:table-row>
        <table:table-row table:style-name="ro1">
          <table:table-cell table:formula="of:=IF([Campos.A232]=&quot;&quot;;&quot;&quot;;[Campos.A232])">
            <text:p/>
          </table:table-cell>
          <table:table-cell table:formula="of:=IF([Campos.B232]=&quot;&quot;;&quot;&quot;;[Campos.B232])">
            <text:p/>
          </table:table-cell>
          <table:table-cell table:formula="of:=IF([Campos.C232]=&quot;&quot;;&quot;&quot;;[Campos.C232])">
            <text:p/>
          </table:table-cell>
          <table:table-cell table:formula="of:=IF([Campos.D232]=&quot;&quot;;&quot;&quot;;[Campos.D232])">
            <text:p/>
          </table:table-cell>
          <table:table-cell table:style-name="ce24" table:formula="of:=IF([.A232]=&quot;Chave&quot;;SUBSTITUTE([.C232];&quot;,&quot;;&quot;_&quot;)&amp;ROW([.C232]);[.C232])">
            <text:p/>
          </table:table-cell>
          <table:table-cell table:formula="of:=IF([Campos.F232]=&quot;&quot;;&quot;&quot;;[Campos.F232])">
            <text:p/>
          </table:table-cell>
          <table:table-cell table:formula="of:=IF([Campos.G232]=&quot;&quot;;&quot;&quot;;[Campos.G232])">
            <text:p/>
          </table:table-cell>
          <table:table-cell table:formula="of:=IF([Campos.H232]=&quot;&quot;;&quot;&quot;;[Campos.H232])">
            <text:p/>
          </table:table-cell>
          <table:table-cell table:formula="of:=IF([Campos.E232]=&quot;&quot;;&quot;&quot;;[Campos.E232])">
            <text:p/>
          </table:table-cell>
          <table:table-cell table:formula="of:=IF([Campos.I232]=&quot;&quot;;&quot;&quot;;[Campos.I232])">
            <text:p/>
          </table:table-cell>
          <table:table-cell table:formula="of:=IF([.B232]=&quot;&quot;;&quot;&quot;;VLOOKUP([.B232];[$Tabelas.$A$1:.$B$136];2;0))">
            <text:p/>
          </table:table-cell>
          <table:table-cell table:formula="of:=IF([.A232]=&quot;Campo&quot;;IF([.A232]=&quot;&quot;;&quot;&quot;;IF([.A232]&lt;&gt;[.A231];&quot;&quot;;&quot;PREVIOUS=&quot;&quot;&quot;&amp;[.C231]&amp;&quot;&quot;&quot; &quot;) &amp; IF([.A232]&lt;&gt;[.A233];&quot;&quot;;&quot;NEXT=&quot;&quot;&quot;&amp;[.C233]&amp;&quot;&quot;&quot;&quot;));IF([.A232]=&quot;&quot;;&quot;&quot;;IF([.A232]&lt;&gt;[.A231];&quot;&quot;;&quot;PREVIOUS=&quot;&quot;&quot;&amp;[.E231]&amp;&quot;&quot;&quot; &quot;) &amp; IF([.A232]&lt;&gt;[.A233];&quot;&quot;;&quot;NEXT=&quot;&quot;&quot;&amp;[.E233]&amp;&quot;&quot;&quot;&quot;)))">
            <text:p/>
          </table:table-cell>
          <table:table-cell table:formula="of:=IF([.B232]=&quot;&quot;;&quot;&quot;;VLOOKUP([.B232];[$Tabelas.$A$1:.$C$136];3;0))">
            <text:p/>
          </table:table-cell>
          <table:table-cell table:formula="of:=IF([.A232]=&quot;Campo&quot;; IF(ISERROR(VLOOKUP([.F232];[$Auxiliar.$A$1:.$E$17];5;0));&quot;TYPE=&quot;&quot;&quot;&amp;[.F232]&amp;&quot;&quot;&quot; LENGTH=&quot;&quot;&quot;&amp;[.G232]&amp;&quot;&quot;&quot; &quot;;VLOOKUP([.F232];[$Auxiliar.$A$1:.$E$17];5;0)) &amp; IF(AND([.A232]=&quot;Campo&quot;;[.D232]=&quot;PK&quot;); IF([.I232]=&quot;Sim&quot;;&quot; SEQUENCE=&quot;&quot;true&quot;&quot;&quot;;&quot; SEQUENCE=&quot;&quot;false&quot;&quot;&quot;);&quot;&quot;)&amp;IF([.H232]&lt;&gt;&quot;&quot;;&quot; NOTNULL=&quot;&quot;&quot;&amp;IF([.H232]=&quot;Sim&quot;;&quot;true&quot;;&quot;false&quot;)&amp;&quot;&quot;&quot;&quot;;&quot;&quot;);&quot;&quot;)">
            <text:p/>
          </table:table-cell>
          <table:table-cell table:style-name="ce26" table:formula="of:=IF(AND([.B232]&lt;&gt;[.B231];[.B232]&lt;&gt;&quot;&quot;);&quot;&lt;TABLE NAME=&quot;&quot;&quot;&amp;[.B232]&amp;&quot;&quot;&quot; COMMENT=&quot;&quot;&quot;&amp;[.K232]&amp;&quot;&quot;&quot; &quot;&amp; [.M232] &amp;&quot;&gt;&lt;FIELDS&gt;&quot;;&quot;&quot;) &amp; IF(AND([.A232]=&quot;Chave&quot;;[.A231]=&quot;Campo&quot;);&quot;&lt;KEYS&gt;&quot;;&quot;&quot;) &amp; IF([.A232]=&quot;Chave&quot;;&quot;&lt;KEY NAME=&quot;&quot;&quot;&amp;[.E232]&amp;&quot;&quot;&quot; TYPE=&quot;&quot;&quot;&amp;IF([.D232]=&quot;PK&quot;;&quot;primary&quot;;&quot;foreign&quot;)&amp;&quot;&quot;&quot; FIELDS=&quot;&quot;&quot;&amp;[.C232]&amp;&quot;&quot;&quot;&quot;&amp;IF([.D232]=&quot;FK&quot;;&quot; REFTABLE=&quot;&quot;&quot;&amp;[.F232]&amp;&quot;&quot;&quot; REFFIELDS=&quot;&quot;&quot;&amp;[.G232]&amp;&quot;&quot;&quot;&quot;;&quot;&quot;)&amp;&quot; &quot;&amp;[.L232]&amp;&quot; COMMENT=&quot;&quot;&quot;&amp;[.J232]&amp;&quot;&quot;&quot;&quot;&amp;IF(AND([.A232]=&quot;Campo&quot;;[.D232]=&quot;PK&quot;);&quot; SEQUENCE=&quot;&quot;true&quot;&quot;&quot;;&quot;&quot;)&amp;&quot;/&gt;&quot;;&quot;&quot;) &amp; IF([.A232]=&quot;Campo&quot;;&quot;&lt;FIELD NAME=&quot;&quot;&quot;&amp;[.C232]&amp;&quot;&quot;&quot; &quot;&amp;[.N232]&amp;&quot; &quot;&amp;[.L232]&amp;IF(AND([.A232]=&quot;Campo&quot;;[.D232]&lt;&gt;&quot;PK&quot;);&quot; SEQUENCE=&quot;&quot;false&quot;&quot; &quot;;&quot;&quot;)&amp;&quot; COMMENT=&quot;&quot;&quot;&amp;[.J232]&amp;&quot;&quot;&quot;/&gt;&quot;;&quot;&quot;) &amp; IF(AND([.A232]=&quot;Campo&quot;;[.A233]=&quot;Chave&quot;);&quot;&lt;/FIELDS&gt;&quot;;&quot;&quot;) &amp; IF(AND([.A232]=&quot;Chave&quot;;[.A233]&lt;&gt;&quot;Chave&quot;);&quot;&lt;/KEYS&gt;&quot;;&quot;&quot;) &amp; IF([.B232]&lt;&gt;[.B233];&quot;&lt;/TABLE&gt;&quot;;&quot;&quot;) &amp; IF(AND([.A232]=&quot;&quot;;[.A231]&lt;&gt;&quot;&quot;);&quot;&lt;/TABLES&gt;&lt;/XMLDB&gt;&quot;;&quot;&quot;)">
            <text:p/>
          </table:table-cell>
          <table:table-cell table:style-name="ce27" table:formula="of:=IF(AND([.A232]=&quot;Campo&quot;;[.A232]&lt;&gt;[.A231]);&quot;&lt;Form name=&quot;&quot;newRecord&quot;&quot;&gt;&quot;;&quot;&quot;)&amp;IF([.A232]=&quot;Campo&quot;;&quot;&lt;&quot;&amp;IF([.D232]=&quot;FK&quot;;&quot;Select &quot;;VLOOKUP([.F232];[$Auxiliar.$A$27:.$B$48];2;0))&amp;&quot; id=&quot;&quot;&quot;&amp;[.C232]&amp;&quot;&quot;&quot; label=&quot;&quot;&quot;&amp;[.C232]&amp;&quot;&quot;&quot;&quot;&amp; IF([.D232]=&quot;FK&quot;;&quot; datasource=&quot;&quot;table:&quot;&amp;VLOOKUP(&quot;Chave&quot;&amp;&quot;.&quot;&amp;[.C232];[.$Q$1:.$R$2300];2;0)&amp;&quot;&quot;&quot; bindid=&quot;&quot;id&quot;&quot; bindvalue=&quot;&quot;name&quot;&quot;&quot;;&quot;&quot;)&amp;&quot;required=&quot;&quot;&quot;&amp;IF([.H232]=&quot;Sim&quot;;&quot;true&quot;;&quot;false&quot;)&amp;&quot;&quot;&quot; /&gt;&quot;;&quot;&quot;)&amp;IF(AND([.A232]=&quot;Chave&quot;;[.A231]=&quot;Campo&quot;);&quot;&lt;/Form&gt;&quot;;&quot;&quot;)">
            <text:p/>
          </table:table-cell>
          <table:table-cell table:style-name="ce27" table:formula="of:=IF([.A232]&lt;&gt;&quot;&quot;;[.A232]&amp;&quot;.&quot;&amp;[.C232];&quot;&quot;)">
            <text:p/>
          </table:table-cell>
          <table:table-cell table:style-name="ce27" table:formula="of:=IF([.A232]&lt;&gt;&quot;&quot;;[.F232];&quot;&quot;)">
            <text:p/>
          </table:table-cell>
        </table:table-row>
        <table:table-row table:style-name="ro1">
          <table:table-cell table:formula="of:=IF([Campos.A233]=&quot;&quot;;&quot;&quot;;[Campos.A233])">
            <text:p/>
          </table:table-cell>
          <table:table-cell table:formula="of:=IF([Campos.B233]=&quot;&quot;;&quot;&quot;;[Campos.B233])">
            <text:p/>
          </table:table-cell>
          <table:table-cell table:formula="of:=IF([Campos.C233]=&quot;&quot;;&quot;&quot;;[Campos.C233])">
            <text:p/>
          </table:table-cell>
          <table:table-cell table:formula="of:=IF([Campos.D233]=&quot;&quot;;&quot;&quot;;[Campos.D233])">
            <text:p/>
          </table:table-cell>
          <table:table-cell table:style-name="ce24" table:formula="of:=IF([.A233]=&quot;Chave&quot;;SUBSTITUTE([.C233];&quot;,&quot;;&quot;_&quot;)&amp;ROW([.C233]);[.C233])">
            <text:p/>
          </table:table-cell>
          <table:table-cell table:formula="of:=IF([Campos.F233]=&quot;&quot;;&quot;&quot;;[Campos.F233])">
            <text:p/>
          </table:table-cell>
          <table:table-cell table:formula="of:=IF([Campos.G233]=&quot;&quot;;&quot;&quot;;[Campos.G233])">
            <text:p/>
          </table:table-cell>
          <table:table-cell table:formula="of:=IF([Campos.H233]=&quot;&quot;;&quot;&quot;;[Campos.H233])">
            <text:p/>
          </table:table-cell>
          <table:table-cell table:formula="of:=IF([Campos.E233]=&quot;&quot;;&quot;&quot;;[Campos.E233])">
            <text:p/>
          </table:table-cell>
          <table:table-cell table:formula="of:=IF([Campos.I233]=&quot;&quot;;&quot;&quot;;[Campos.I233])">
            <text:p/>
          </table:table-cell>
          <table:table-cell table:formula="of:=IF([.B233]=&quot;&quot;;&quot;&quot;;VLOOKUP([.B233];[$Tabelas.$A$1:.$B$136];2;0))">
            <text:p/>
          </table:table-cell>
          <table:table-cell table:formula="of:=IF([.A233]=&quot;Campo&quot;;IF([.A233]=&quot;&quot;;&quot;&quot;;IF([.A233]&lt;&gt;[.A232];&quot;&quot;;&quot;PREVIOUS=&quot;&quot;&quot;&amp;[.C232]&amp;&quot;&quot;&quot; &quot;) &amp; IF([.A233]&lt;&gt;[.A234];&quot;&quot;;&quot;NEXT=&quot;&quot;&quot;&amp;[.C234]&amp;&quot;&quot;&quot;&quot;));IF([.A233]=&quot;&quot;;&quot;&quot;;IF([.A233]&lt;&gt;[.A232];&quot;&quot;;&quot;PREVIOUS=&quot;&quot;&quot;&amp;[.E232]&amp;&quot;&quot;&quot; &quot;) &amp; IF([.A233]&lt;&gt;[.A234];&quot;&quot;;&quot;NEXT=&quot;&quot;&quot;&amp;[.E234]&amp;&quot;&quot;&quot;&quot;)))">
            <text:p/>
          </table:table-cell>
          <table:table-cell table:formula="of:=IF([.B233]=&quot;&quot;;&quot;&quot;;VLOOKUP([.B233];[$Tabelas.$A$1:.$C$136];3;0))">
            <text:p/>
          </table:table-cell>
          <table:table-cell table:formula="of:=IF([.A233]=&quot;Campo&quot;; IF(ISERROR(VLOOKUP([.F233];[$Auxiliar.$A$1:.$E$17];5;0));&quot;TYPE=&quot;&quot;&quot;&amp;[.F233]&amp;&quot;&quot;&quot; LENGTH=&quot;&quot;&quot;&amp;[.G233]&amp;&quot;&quot;&quot; &quot;;VLOOKUP([.F233];[$Auxiliar.$A$1:.$E$17];5;0)) &amp; IF(AND([.A233]=&quot;Campo&quot;;[.D233]=&quot;PK&quot;); IF([.I233]=&quot;Sim&quot;;&quot; SEQUENCE=&quot;&quot;true&quot;&quot;&quot;;&quot; SEQUENCE=&quot;&quot;false&quot;&quot;&quot;);&quot;&quot;)&amp;IF([.H233]&lt;&gt;&quot;&quot;;&quot; NOTNULL=&quot;&quot;&quot;&amp;IF([.H233]=&quot;Sim&quot;;&quot;true&quot;;&quot;false&quot;)&amp;&quot;&quot;&quot;&quot;;&quot;&quot;);&quot;&quot;)">
            <text:p/>
          </table:table-cell>
          <table:table-cell table:style-name="ce26" table:formula="of:=IF(AND([.B233]&lt;&gt;[.B232];[.B233]&lt;&gt;&quot;&quot;);&quot;&lt;TABLE NAME=&quot;&quot;&quot;&amp;[.B233]&amp;&quot;&quot;&quot; COMMENT=&quot;&quot;&quot;&amp;[.K233]&amp;&quot;&quot;&quot; &quot;&amp; [.M233] &amp;&quot;&gt;&lt;FIELDS&gt;&quot;;&quot;&quot;) &amp; IF(AND([.A233]=&quot;Chave&quot;;[.A232]=&quot;Campo&quot;);&quot;&lt;KEYS&gt;&quot;;&quot;&quot;) &amp; IF([.A233]=&quot;Chave&quot;;&quot;&lt;KEY NAME=&quot;&quot;&quot;&amp;[.E233]&amp;&quot;&quot;&quot; TYPE=&quot;&quot;&quot;&amp;IF([.D233]=&quot;PK&quot;;&quot;primary&quot;;&quot;foreign&quot;)&amp;&quot;&quot;&quot; FIELDS=&quot;&quot;&quot;&amp;[.C233]&amp;&quot;&quot;&quot;&quot;&amp;IF([.D233]=&quot;FK&quot;;&quot; REFTABLE=&quot;&quot;&quot;&amp;[.F233]&amp;&quot;&quot;&quot; REFFIELDS=&quot;&quot;&quot;&amp;[.G233]&amp;&quot;&quot;&quot;&quot;;&quot;&quot;)&amp;&quot; &quot;&amp;[.L233]&amp;&quot; COMMENT=&quot;&quot;&quot;&amp;[.J233]&amp;&quot;&quot;&quot;&quot;&amp;IF(AND([.A233]=&quot;Campo&quot;;[.D233]=&quot;PK&quot;);&quot; SEQUENCE=&quot;&quot;true&quot;&quot;&quot;;&quot;&quot;)&amp;&quot;/&gt;&quot;;&quot;&quot;) &amp; IF([.A233]=&quot;Campo&quot;;&quot;&lt;FIELD NAME=&quot;&quot;&quot;&amp;[.C233]&amp;&quot;&quot;&quot; &quot;&amp;[.N233]&amp;&quot; &quot;&amp;[.L233]&amp;IF(AND([.A233]=&quot;Campo&quot;;[.D233]&lt;&gt;&quot;PK&quot;);&quot; SEQUENCE=&quot;&quot;false&quot;&quot; &quot;;&quot;&quot;)&amp;&quot; COMMENT=&quot;&quot;&quot;&amp;[.J233]&amp;&quot;&quot;&quot;/&gt;&quot;;&quot;&quot;) &amp; IF(AND([.A233]=&quot;Campo&quot;;[.A234]=&quot;Chave&quot;);&quot;&lt;/FIELDS&gt;&quot;;&quot;&quot;) &amp; IF(AND([.A233]=&quot;Chave&quot;;[.A234]&lt;&gt;&quot;Chave&quot;);&quot;&lt;/KEYS&gt;&quot;;&quot;&quot;) &amp; IF([.B233]&lt;&gt;[.B234];&quot;&lt;/TABLE&gt;&quot;;&quot;&quot;) &amp; IF(AND([.A233]=&quot;&quot;;[.A232]&lt;&gt;&quot;&quot;);&quot;&lt;/TABLES&gt;&lt;/XMLDB&gt;&quot;;&quot;&quot;)">
            <text:p/>
          </table:table-cell>
          <table:table-cell table:style-name="ce27" table:formula="of:=IF(AND([.A233]=&quot;Campo&quot;;[.A233]&lt;&gt;[.A232]);&quot;&lt;Form name=&quot;&quot;newRecord&quot;&quot;&gt;&quot;;&quot;&quot;)&amp;IF([.A233]=&quot;Campo&quot;;&quot;&lt;&quot;&amp;IF([.D233]=&quot;FK&quot;;&quot;Select &quot;;VLOOKUP([.F233];[$Auxiliar.$A$27:.$B$48];2;0))&amp;&quot; id=&quot;&quot;&quot;&amp;[.C233]&amp;&quot;&quot;&quot; label=&quot;&quot;&quot;&amp;[.C233]&amp;&quot;&quot;&quot;&quot;&amp; IF([.D233]=&quot;FK&quot;;&quot; datasource=&quot;&quot;table:&quot;&amp;VLOOKUP(&quot;Chave&quot;&amp;&quot;.&quot;&amp;[.C233];[.$Q$1:.$R$2300];2;0)&amp;&quot;&quot;&quot; bindid=&quot;&quot;id&quot;&quot; bindvalue=&quot;&quot;name&quot;&quot;&quot;;&quot;&quot;)&amp;&quot;required=&quot;&quot;&quot;&amp;IF([.H233]=&quot;Sim&quot;;&quot;true&quot;;&quot;false&quot;)&amp;&quot;&quot;&quot; /&gt;&quot;;&quot;&quot;)&amp;IF(AND([.A233]=&quot;Chave&quot;;[.A232]=&quot;Campo&quot;);&quot;&lt;/Form&gt;&quot;;&quot;&quot;)">
            <text:p/>
          </table:table-cell>
          <table:table-cell table:style-name="ce27" table:formula="of:=IF([.A233]&lt;&gt;&quot;&quot;;[.A233]&amp;&quot;.&quot;&amp;[.C233];&quot;&quot;)">
            <text:p/>
          </table:table-cell>
          <table:table-cell table:style-name="ce27" table:formula="of:=IF([.A233]&lt;&gt;&quot;&quot;;[.F233];&quot;&quot;)">
            <text:p/>
          </table:table-cell>
        </table:table-row>
        <table:table-row table:style-name="ro1">
          <table:table-cell table:formula="of:=IF([Campos.A234]=&quot;&quot;;&quot;&quot;;[Campos.A234])">
            <text:p/>
          </table:table-cell>
          <table:table-cell table:formula="of:=IF([Campos.B234]=&quot;&quot;;&quot;&quot;;[Campos.B234])">
            <text:p/>
          </table:table-cell>
          <table:table-cell table:formula="of:=IF([Campos.C234]=&quot;&quot;;&quot;&quot;;[Campos.C234])">
            <text:p/>
          </table:table-cell>
          <table:table-cell table:formula="of:=IF([Campos.D234]=&quot;&quot;;&quot;&quot;;[Campos.D234])">
            <text:p/>
          </table:table-cell>
          <table:table-cell table:style-name="ce24" table:formula="of:=IF([.A234]=&quot;Chave&quot;;SUBSTITUTE([.C234];&quot;,&quot;;&quot;_&quot;)&amp;ROW([.C234]);[.C234])">
            <text:p/>
          </table:table-cell>
          <table:table-cell table:formula="of:=IF([Campos.F234]=&quot;&quot;;&quot;&quot;;[Campos.F234])">
            <text:p/>
          </table:table-cell>
          <table:table-cell table:formula="of:=IF([Campos.G234]=&quot;&quot;;&quot;&quot;;[Campos.G234])">
            <text:p/>
          </table:table-cell>
          <table:table-cell table:formula="of:=IF([Campos.H234]=&quot;&quot;;&quot;&quot;;[Campos.H234])">
            <text:p/>
          </table:table-cell>
          <table:table-cell table:formula="of:=IF([Campos.E234]=&quot;&quot;;&quot;&quot;;[Campos.E234])">
            <text:p/>
          </table:table-cell>
          <table:table-cell table:formula="of:=IF([Campos.I234]=&quot;&quot;;&quot;&quot;;[Campos.I234])">
            <text:p/>
          </table:table-cell>
          <table:table-cell table:formula="of:=IF([.B234]=&quot;&quot;;&quot;&quot;;VLOOKUP([.B234];[$Tabelas.$A$1:.$B$136];2;0))">
            <text:p/>
          </table:table-cell>
          <table:table-cell table:formula="of:=IF([.A234]=&quot;Campo&quot;;IF([.A234]=&quot;&quot;;&quot;&quot;;IF([.A234]&lt;&gt;[.A233];&quot;&quot;;&quot;PREVIOUS=&quot;&quot;&quot;&amp;[.C233]&amp;&quot;&quot;&quot; &quot;) &amp; IF([.A234]&lt;&gt;[.A235];&quot;&quot;;&quot;NEXT=&quot;&quot;&quot;&amp;[.C235]&amp;&quot;&quot;&quot;&quot;));IF([.A234]=&quot;&quot;;&quot;&quot;;IF([.A234]&lt;&gt;[.A233];&quot;&quot;;&quot;PREVIOUS=&quot;&quot;&quot;&amp;[.E233]&amp;&quot;&quot;&quot; &quot;) &amp; IF([.A234]&lt;&gt;[.A235];&quot;&quot;;&quot;NEXT=&quot;&quot;&quot;&amp;[.E235]&amp;&quot;&quot;&quot;&quot;)))">
            <text:p/>
          </table:table-cell>
          <table:table-cell table:formula="of:=IF([.B234]=&quot;&quot;;&quot;&quot;;VLOOKUP([.B234];[$Tabelas.$A$1:.$C$136];3;0))">
            <text:p/>
          </table:table-cell>
          <table:table-cell table:formula="of:=IF([.A234]=&quot;Campo&quot;; IF(ISERROR(VLOOKUP([.F234];[$Auxiliar.$A$1:.$E$17];5;0));&quot;TYPE=&quot;&quot;&quot;&amp;[.F234]&amp;&quot;&quot;&quot; LENGTH=&quot;&quot;&quot;&amp;[.G234]&amp;&quot;&quot;&quot; &quot;;VLOOKUP([.F234];[$Auxiliar.$A$1:.$E$17];5;0)) &amp; IF(AND([.A234]=&quot;Campo&quot;;[.D234]=&quot;PK&quot;); IF([.I234]=&quot;Sim&quot;;&quot; SEQUENCE=&quot;&quot;true&quot;&quot;&quot;;&quot; SEQUENCE=&quot;&quot;false&quot;&quot;&quot;);&quot;&quot;)&amp;IF([.H234]&lt;&gt;&quot;&quot;;&quot; NOTNULL=&quot;&quot;&quot;&amp;IF([.H234]=&quot;Sim&quot;;&quot;true&quot;;&quot;false&quot;)&amp;&quot;&quot;&quot;&quot;;&quot;&quot;);&quot;&quot;)">
            <text:p/>
          </table:table-cell>
          <table:table-cell table:style-name="ce26" table:formula="of:=IF(AND([.B234]&lt;&gt;[.B233];[.B234]&lt;&gt;&quot;&quot;);&quot;&lt;TABLE NAME=&quot;&quot;&quot;&amp;[.B234]&amp;&quot;&quot;&quot; COMMENT=&quot;&quot;&quot;&amp;[.K234]&amp;&quot;&quot;&quot; &quot;&amp; [.M234] &amp;&quot;&gt;&lt;FIELDS&gt;&quot;;&quot;&quot;) &amp; IF(AND([.A234]=&quot;Chave&quot;;[.A233]=&quot;Campo&quot;);&quot;&lt;KEYS&gt;&quot;;&quot;&quot;) &amp; IF([.A234]=&quot;Chave&quot;;&quot;&lt;KEY NAME=&quot;&quot;&quot;&amp;[.E234]&amp;&quot;&quot;&quot; TYPE=&quot;&quot;&quot;&amp;IF([.D234]=&quot;PK&quot;;&quot;primary&quot;;&quot;foreign&quot;)&amp;&quot;&quot;&quot; FIELDS=&quot;&quot;&quot;&amp;[.C234]&amp;&quot;&quot;&quot;&quot;&amp;IF([.D234]=&quot;FK&quot;;&quot; REFTABLE=&quot;&quot;&quot;&amp;[.F234]&amp;&quot;&quot;&quot; REFFIELDS=&quot;&quot;&quot;&amp;[.G234]&amp;&quot;&quot;&quot;&quot;;&quot;&quot;)&amp;&quot; &quot;&amp;[.L234]&amp;&quot; COMMENT=&quot;&quot;&quot;&amp;[.J234]&amp;&quot;&quot;&quot;&quot;&amp;IF(AND([.A234]=&quot;Campo&quot;;[.D234]=&quot;PK&quot;);&quot; SEQUENCE=&quot;&quot;true&quot;&quot;&quot;;&quot;&quot;)&amp;&quot;/&gt;&quot;;&quot;&quot;) &amp; IF([.A234]=&quot;Campo&quot;;&quot;&lt;FIELD NAME=&quot;&quot;&quot;&amp;[.C234]&amp;&quot;&quot;&quot; &quot;&amp;[.N234]&amp;&quot; &quot;&amp;[.L234]&amp;IF(AND([.A234]=&quot;Campo&quot;;[.D234]&lt;&gt;&quot;PK&quot;);&quot; SEQUENCE=&quot;&quot;false&quot;&quot; &quot;;&quot;&quot;)&amp;&quot; COMMENT=&quot;&quot;&quot;&amp;[.J234]&amp;&quot;&quot;&quot;/&gt;&quot;;&quot;&quot;) &amp; IF(AND([.A234]=&quot;Campo&quot;;[.A235]=&quot;Chave&quot;);&quot;&lt;/FIELDS&gt;&quot;;&quot;&quot;) &amp; IF(AND([.A234]=&quot;Chave&quot;;[.A235]&lt;&gt;&quot;Chave&quot;);&quot;&lt;/KEYS&gt;&quot;;&quot;&quot;) &amp; IF([.B234]&lt;&gt;[.B235];&quot;&lt;/TABLE&gt;&quot;;&quot;&quot;) &amp; IF(AND([.A234]=&quot;&quot;;[.A233]&lt;&gt;&quot;&quot;);&quot;&lt;/TABLES&gt;&lt;/XMLDB&gt;&quot;;&quot;&quot;)">
            <text:p/>
          </table:table-cell>
          <table:table-cell table:style-name="ce27" table:formula="of:=IF(AND([.A234]=&quot;Campo&quot;;[.A234]&lt;&gt;[.A233]);&quot;&lt;Form name=&quot;&quot;newRecord&quot;&quot;&gt;&quot;;&quot;&quot;)&amp;IF([.A234]=&quot;Campo&quot;;&quot;&lt;&quot;&amp;IF([.D234]=&quot;FK&quot;;&quot;Select &quot;;VLOOKUP([.F234];[$Auxiliar.$A$27:.$B$48];2;0))&amp;&quot; id=&quot;&quot;&quot;&amp;[.C234]&amp;&quot;&quot;&quot; label=&quot;&quot;&quot;&amp;[.C234]&amp;&quot;&quot;&quot;&quot;&amp; IF([.D234]=&quot;FK&quot;;&quot; datasource=&quot;&quot;table:&quot;&amp;VLOOKUP(&quot;Chave&quot;&amp;&quot;.&quot;&amp;[.C234];[.$Q$1:.$R$2300];2;0)&amp;&quot;&quot;&quot; bindid=&quot;&quot;id&quot;&quot; bindvalue=&quot;&quot;name&quot;&quot;&quot;;&quot;&quot;)&amp;&quot;required=&quot;&quot;&quot;&amp;IF([.H234]=&quot;Sim&quot;;&quot;true&quot;;&quot;false&quot;)&amp;&quot;&quot;&quot; /&gt;&quot;;&quot;&quot;)&amp;IF(AND([.A234]=&quot;Chave&quot;;[.A233]=&quot;Campo&quot;);&quot;&lt;/Form&gt;&quot;;&quot;&quot;)">
            <text:p/>
          </table:table-cell>
          <table:table-cell table:style-name="ce27" table:formula="of:=IF([.A234]&lt;&gt;&quot;&quot;;[.A234]&amp;&quot;.&quot;&amp;[.C234];&quot;&quot;)">
            <text:p/>
          </table:table-cell>
          <table:table-cell table:style-name="ce27" table:formula="of:=IF([.A234]&lt;&gt;&quot;&quot;;[.F234];&quot;&quot;)">
            <text:p/>
          </table:table-cell>
        </table:table-row>
        <table:table-row table:style-name="ro1">
          <table:table-cell table:formula="of:=IF([Campos.A235]=&quot;&quot;;&quot;&quot;;[Campos.A235])">
            <text:p/>
          </table:table-cell>
          <table:table-cell table:formula="of:=IF([Campos.B235]=&quot;&quot;;&quot;&quot;;[Campos.B235])">
            <text:p/>
          </table:table-cell>
          <table:table-cell table:formula="of:=IF([Campos.C235]=&quot;&quot;;&quot;&quot;;[Campos.C235])">
            <text:p/>
          </table:table-cell>
          <table:table-cell table:formula="of:=IF([Campos.D235]=&quot;&quot;;&quot;&quot;;[Campos.D235])">
            <text:p/>
          </table:table-cell>
          <table:table-cell table:style-name="ce24" table:formula="of:=IF([.A235]=&quot;Chave&quot;;SUBSTITUTE([.C235];&quot;,&quot;;&quot;_&quot;)&amp;ROW([.C235]);[.C235])">
            <text:p/>
          </table:table-cell>
          <table:table-cell table:formula="of:=IF([Campos.F235]=&quot;&quot;;&quot;&quot;;[Campos.F235])">
            <text:p/>
          </table:table-cell>
          <table:table-cell table:formula="of:=IF([Campos.G235]=&quot;&quot;;&quot;&quot;;[Campos.G235])">
            <text:p/>
          </table:table-cell>
          <table:table-cell table:formula="of:=IF([Campos.H235]=&quot;&quot;;&quot;&quot;;[Campos.H235])">
            <text:p/>
          </table:table-cell>
          <table:table-cell table:formula="of:=IF([Campos.E235]=&quot;&quot;;&quot;&quot;;[Campos.E235])">
            <text:p/>
          </table:table-cell>
          <table:table-cell table:formula="of:=IF([Campos.I235]=&quot;&quot;;&quot;&quot;;[Campos.I235])">
            <text:p/>
          </table:table-cell>
          <table:table-cell table:formula="of:=IF([.B235]=&quot;&quot;;&quot;&quot;;VLOOKUP([.B235];[$Tabelas.$A$1:.$B$136];2;0))">
            <text:p/>
          </table:table-cell>
          <table:table-cell table:formula="of:=IF([.A235]=&quot;Campo&quot;;IF([.A235]=&quot;&quot;;&quot;&quot;;IF([.A235]&lt;&gt;[.A234];&quot;&quot;;&quot;PREVIOUS=&quot;&quot;&quot;&amp;[.C234]&amp;&quot;&quot;&quot; &quot;) &amp; IF([.A235]&lt;&gt;[.A236];&quot;&quot;;&quot;NEXT=&quot;&quot;&quot;&amp;[.C236]&amp;&quot;&quot;&quot;&quot;));IF([.A235]=&quot;&quot;;&quot;&quot;;IF([.A235]&lt;&gt;[.A234];&quot;&quot;;&quot;PREVIOUS=&quot;&quot;&quot;&amp;[.E234]&amp;&quot;&quot;&quot; &quot;) &amp; IF([.A235]&lt;&gt;[.A236];&quot;&quot;;&quot;NEXT=&quot;&quot;&quot;&amp;[.E236]&amp;&quot;&quot;&quot;&quot;)))">
            <text:p/>
          </table:table-cell>
          <table:table-cell table:formula="of:=IF([.B235]=&quot;&quot;;&quot;&quot;;VLOOKUP([.B235];[$Tabelas.$A$1:.$C$136];3;0))">
            <text:p/>
          </table:table-cell>
          <table:table-cell table:formula="of:=IF([.A235]=&quot;Campo&quot;; IF(ISERROR(VLOOKUP([.F235];[$Auxiliar.$A$1:.$E$17];5;0));&quot;TYPE=&quot;&quot;&quot;&amp;[.F235]&amp;&quot;&quot;&quot; LENGTH=&quot;&quot;&quot;&amp;[.G235]&amp;&quot;&quot;&quot; &quot;;VLOOKUP([.F235];[$Auxiliar.$A$1:.$E$17];5;0)) &amp; IF(AND([.A235]=&quot;Campo&quot;;[.D235]=&quot;PK&quot;); IF([.I235]=&quot;Sim&quot;;&quot; SEQUENCE=&quot;&quot;true&quot;&quot;&quot;;&quot; SEQUENCE=&quot;&quot;false&quot;&quot;&quot;);&quot;&quot;)&amp;IF([.H235]&lt;&gt;&quot;&quot;;&quot; NOTNULL=&quot;&quot;&quot;&amp;IF([.H235]=&quot;Sim&quot;;&quot;true&quot;;&quot;false&quot;)&amp;&quot;&quot;&quot;&quot;;&quot;&quot;);&quot;&quot;)">
            <text:p/>
          </table:table-cell>
          <table:table-cell table:style-name="ce26" table:formula="of:=IF(AND([.B235]&lt;&gt;[.B234];[.B235]&lt;&gt;&quot;&quot;);&quot;&lt;TABLE NAME=&quot;&quot;&quot;&amp;[.B235]&amp;&quot;&quot;&quot; COMMENT=&quot;&quot;&quot;&amp;[.K235]&amp;&quot;&quot;&quot; &quot;&amp; [.M235] &amp;&quot;&gt;&lt;FIELDS&gt;&quot;;&quot;&quot;) &amp; IF(AND([.A235]=&quot;Chave&quot;;[.A234]=&quot;Campo&quot;);&quot;&lt;KEYS&gt;&quot;;&quot;&quot;) &amp; IF([.A235]=&quot;Chave&quot;;&quot;&lt;KEY NAME=&quot;&quot;&quot;&amp;[.E235]&amp;&quot;&quot;&quot; TYPE=&quot;&quot;&quot;&amp;IF([.D235]=&quot;PK&quot;;&quot;primary&quot;;&quot;foreign&quot;)&amp;&quot;&quot;&quot; FIELDS=&quot;&quot;&quot;&amp;[.C235]&amp;&quot;&quot;&quot;&quot;&amp;IF([.D235]=&quot;FK&quot;;&quot; REFTABLE=&quot;&quot;&quot;&amp;[.F235]&amp;&quot;&quot;&quot; REFFIELDS=&quot;&quot;&quot;&amp;[.G235]&amp;&quot;&quot;&quot;&quot;;&quot;&quot;)&amp;&quot; &quot;&amp;[.L235]&amp;&quot; COMMENT=&quot;&quot;&quot;&amp;[.J235]&amp;&quot;&quot;&quot;&quot;&amp;IF(AND([.A235]=&quot;Campo&quot;;[.D235]=&quot;PK&quot;);&quot; SEQUENCE=&quot;&quot;true&quot;&quot;&quot;;&quot;&quot;)&amp;&quot;/&gt;&quot;;&quot;&quot;) &amp; IF([.A235]=&quot;Campo&quot;;&quot;&lt;FIELD NAME=&quot;&quot;&quot;&amp;[.C235]&amp;&quot;&quot;&quot; &quot;&amp;[.N235]&amp;&quot; &quot;&amp;[.L235]&amp;IF(AND([.A235]=&quot;Campo&quot;;[.D235]&lt;&gt;&quot;PK&quot;);&quot; SEQUENCE=&quot;&quot;false&quot;&quot; &quot;;&quot;&quot;)&amp;&quot; COMMENT=&quot;&quot;&quot;&amp;[.J235]&amp;&quot;&quot;&quot;/&gt;&quot;;&quot;&quot;) &amp; IF(AND([.A235]=&quot;Campo&quot;;[.A236]=&quot;Chave&quot;);&quot;&lt;/FIELDS&gt;&quot;;&quot;&quot;) &amp; IF(AND([.A235]=&quot;Chave&quot;;[.A236]&lt;&gt;&quot;Chave&quot;);&quot;&lt;/KEYS&gt;&quot;;&quot;&quot;) &amp; IF([.B235]&lt;&gt;[.B236];&quot;&lt;/TABLE&gt;&quot;;&quot;&quot;) &amp; IF(AND([.A235]=&quot;&quot;;[.A234]&lt;&gt;&quot;&quot;);&quot;&lt;/TABLES&gt;&lt;/XMLDB&gt;&quot;;&quot;&quot;)">
            <text:p/>
          </table:table-cell>
          <table:table-cell table:style-name="ce27" table:formula="of:=IF(AND([.A235]=&quot;Campo&quot;;[.A235]&lt;&gt;[.A234]);&quot;&lt;Form name=&quot;&quot;newRecord&quot;&quot;&gt;&quot;;&quot;&quot;)&amp;IF([.A235]=&quot;Campo&quot;;&quot;&lt;&quot;&amp;IF([.D235]=&quot;FK&quot;;&quot;Select &quot;;VLOOKUP([.F235];[$Auxiliar.$A$27:.$B$48];2;0))&amp;&quot; id=&quot;&quot;&quot;&amp;[.C235]&amp;&quot;&quot;&quot; label=&quot;&quot;&quot;&amp;[.C235]&amp;&quot;&quot;&quot;&quot;&amp; IF([.D235]=&quot;FK&quot;;&quot; datasource=&quot;&quot;table:&quot;&amp;VLOOKUP(&quot;Chave&quot;&amp;&quot;.&quot;&amp;[.C235];[.$Q$1:.$R$2300];2;0)&amp;&quot;&quot;&quot; bindid=&quot;&quot;id&quot;&quot; bindvalue=&quot;&quot;name&quot;&quot;&quot;;&quot;&quot;)&amp;&quot;required=&quot;&quot;&quot;&amp;IF([.H235]=&quot;Sim&quot;;&quot;true&quot;;&quot;false&quot;)&amp;&quot;&quot;&quot; /&gt;&quot;;&quot;&quot;)&amp;IF(AND([.A235]=&quot;Chave&quot;;[.A234]=&quot;Campo&quot;);&quot;&lt;/Form&gt;&quot;;&quot;&quot;)">
            <text:p/>
          </table:table-cell>
          <table:table-cell table:style-name="ce27" table:formula="of:=IF([.A235]&lt;&gt;&quot;&quot;;[.A235]&amp;&quot;.&quot;&amp;[.C235];&quot;&quot;)">
            <text:p/>
          </table:table-cell>
          <table:table-cell table:style-name="ce27" table:formula="of:=IF([.A235]&lt;&gt;&quot;&quot;;[.F235];&quot;&quot;)">
            <text:p/>
          </table:table-cell>
        </table:table-row>
        <table:table-row table:style-name="ro1">
          <table:table-cell table:formula="of:=IF([Campos.A236]=&quot;&quot;;&quot;&quot;;[Campos.A236])">
            <text:p/>
          </table:table-cell>
          <table:table-cell table:formula="of:=IF([Campos.B236]=&quot;&quot;;&quot;&quot;;[Campos.B236])">
            <text:p/>
          </table:table-cell>
          <table:table-cell table:formula="of:=IF([Campos.C236]=&quot;&quot;;&quot;&quot;;[Campos.C236])">
            <text:p/>
          </table:table-cell>
          <table:table-cell table:formula="of:=IF([Campos.D236]=&quot;&quot;;&quot;&quot;;[Campos.D236])">
            <text:p/>
          </table:table-cell>
          <table:table-cell table:style-name="ce24" table:formula="of:=IF([.A236]=&quot;Chave&quot;;SUBSTITUTE([.C236];&quot;,&quot;;&quot;_&quot;)&amp;ROW([.C236]);[.C236])">
            <text:p/>
          </table:table-cell>
          <table:table-cell table:formula="of:=IF([Campos.F236]=&quot;&quot;;&quot;&quot;;[Campos.F236])">
            <text:p/>
          </table:table-cell>
          <table:table-cell table:formula="of:=IF([Campos.G236]=&quot;&quot;;&quot;&quot;;[Campos.G236])">
            <text:p/>
          </table:table-cell>
          <table:table-cell table:formula="of:=IF([Campos.H236]=&quot;&quot;;&quot;&quot;;[Campos.H236])">
            <text:p/>
          </table:table-cell>
          <table:table-cell table:formula="of:=IF([Campos.E236]=&quot;&quot;;&quot;&quot;;[Campos.E236])">
            <text:p/>
          </table:table-cell>
          <table:table-cell table:formula="of:=IF([Campos.I236]=&quot;&quot;;&quot;&quot;;[Campos.I236])">
            <text:p/>
          </table:table-cell>
          <table:table-cell table:formula="of:=IF([.B236]=&quot;&quot;;&quot;&quot;;VLOOKUP([.B236];[$Tabelas.$A$1:.$B$136];2;0))">
            <text:p/>
          </table:table-cell>
          <table:table-cell table:formula="of:=IF([.A236]=&quot;Campo&quot;;IF([.A236]=&quot;&quot;;&quot;&quot;;IF([.A236]&lt;&gt;[.A235];&quot;&quot;;&quot;PREVIOUS=&quot;&quot;&quot;&amp;[.C235]&amp;&quot;&quot;&quot; &quot;) &amp; IF([.A236]&lt;&gt;[.A237];&quot;&quot;;&quot;NEXT=&quot;&quot;&quot;&amp;[.C237]&amp;&quot;&quot;&quot;&quot;));IF([.A236]=&quot;&quot;;&quot;&quot;;IF([.A236]&lt;&gt;[.A235];&quot;&quot;;&quot;PREVIOUS=&quot;&quot;&quot;&amp;[.E235]&amp;&quot;&quot;&quot; &quot;) &amp; IF([.A236]&lt;&gt;[.A237];&quot;&quot;;&quot;NEXT=&quot;&quot;&quot;&amp;[.E237]&amp;&quot;&quot;&quot;&quot;)))">
            <text:p/>
          </table:table-cell>
          <table:table-cell table:formula="of:=IF([.B236]=&quot;&quot;;&quot;&quot;;VLOOKUP([.B236];[$Tabelas.$A$1:.$C$136];3;0))">
            <text:p/>
          </table:table-cell>
          <table:table-cell table:formula="of:=IF([.A236]=&quot;Campo&quot;; IF(ISERROR(VLOOKUP([.F236];[$Auxiliar.$A$1:.$E$17];5;0));&quot;TYPE=&quot;&quot;&quot;&amp;[.F236]&amp;&quot;&quot;&quot; LENGTH=&quot;&quot;&quot;&amp;[.G236]&amp;&quot;&quot;&quot; &quot;;VLOOKUP([.F236];[$Auxiliar.$A$1:.$E$17];5;0)) &amp; IF(AND([.A236]=&quot;Campo&quot;;[.D236]=&quot;PK&quot;); IF([.I236]=&quot;Sim&quot;;&quot; SEQUENCE=&quot;&quot;true&quot;&quot;&quot;;&quot; SEQUENCE=&quot;&quot;false&quot;&quot;&quot;);&quot;&quot;)&amp;IF([.H236]&lt;&gt;&quot;&quot;;&quot; NOTNULL=&quot;&quot;&quot;&amp;IF([.H236]=&quot;Sim&quot;;&quot;true&quot;;&quot;false&quot;)&amp;&quot;&quot;&quot;&quot;;&quot;&quot;);&quot;&quot;)">
            <text:p/>
          </table:table-cell>
          <table:table-cell table:style-name="ce26" table:formula="of:=IF(AND([.B236]&lt;&gt;[.B235];[.B236]&lt;&gt;&quot;&quot;);&quot;&lt;TABLE NAME=&quot;&quot;&quot;&amp;[.B236]&amp;&quot;&quot;&quot; COMMENT=&quot;&quot;&quot;&amp;[.K236]&amp;&quot;&quot;&quot; &quot;&amp; [.M236] &amp;&quot;&gt;&lt;FIELDS&gt;&quot;;&quot;&quot;) &amp; IF(AND([.A236]=&quot;Chave&quot;;[.A235]=&quot;Campo&quot;);&quot;&lt;KEYS&gt;&quot;;&quot;&quot;) &amp; IF([.A236]=&quot;Chave&quot;;&quot;&lt;KEY NAME=&quot;&quot;&quot;&amp;[.E236]&amp;&quot;&quot;&quot; TYPE=&quot;&quot;&quot;&amp;IF([.D236]=&quot;PK&quot;;&quot;primary&quot;;&quot;foreign&quot;)&amp;&quot;&quot;&quot; FIELDS=&quot;&quot;&quot;&amp;[.C236]&amp;&quot;&quot;&quot;&quot;&amp;IF([.D236]=&quot;FK&quot;;&quot; REFTABLE=&quot;&quot;&quot;&amp;[.F236]&amp;&quot;&quot;&quot; REFFIELDS=&quot;&quot;&quot;&amp;[.G236]&amp;&quot;&quot;&quot;&quot;;&quot;&quot;)&amp;&quot; &quot;&amp;[.L236]&amp;&quot; COMMENT=&quot;&quot;&quot;&amp;[.J236]&amp;&quot;&quot;&quot;&quot;&amp;IF(AND([.A236]=&quot;Campo&quot;;[.D236]=&quot;PK&quot;);&quot; SEQUENCE=&quot;&quot;true&quot;&quot;&quot;;&quot;&quot;)&amp;&quot;/&gt;&quot;;&quot;&quot;) &amp; IF([.A236]=&quot;Campo&quot;;&quot;&lt;FIELD NAME=&quot;&quot;&quot;&amp;[.C236]&amp;&quot;&quot;&quot; &quot;&amp;[.N236]&amp;&quot; &quot;&amp;[.L236]&amp;IF(AND([.A236]=&quot;Campo&quot;;[.D236]&lt;&gt;&quot;PK&quot;);&quot; SEQUENCE=&quot;&quot;false&quot;&quot; &quot;;&quot;&quot;)&amp;&quot; COMMENT=&quot;&quot;&quot;&amp;[.J236]&amp;&quot;&quot;&quot;/&gt;&quot;;&quot;&quot;) &amp; IF(AND([.A236]=&quot;Campo&quot;;[.A237]=&quot;Chave&quot;);&quot;&lt;/FIELDS&gt;&quot;;&quot;&quot;) &amp; IF(AND([.A236]=&quot;Chave&quot;;[.A237]&lt;&gt;&quot;Chave&quot;);&quot;&lt;/KEYS&gt;&quot;;&quot;&quot;) &amp; IF([.B236]&lt;&gt;[.B237];&quot;&lt;/TABLE&gt;&quot;;&quot;&quot;) &amp; IF(AND([.A236]=&quot;&quot;;[.A235]&lt;&gt;&quot;&quot;);&quot;&lt;/TABLES&gt;&lt;/XMLDB&gt;&quot;;&quot;&quot;)">
            <text:p/>
          </table:table-cell>
          <table:table-cell table:style-name="ce27" table:formula="of:=IF(AND([.A236]=&quot;Campo&quot;;[.A236]&lt;&gt;[.A235]);&quot;&lt;Form name=&quot;&quot;newRecord&quot;&quot;&gt;&quot;;&quot;&quot;)&amp;IF([.A236]=&quot;Campo&quot;;&quot;&lt;&quot;&amp;IF([.D236]=&quot;FK&quot;;&quot;Select &quot;;VLOOKUP([.F236];[$Auxiliar.$A$27:.$B$48];2;0))&amp;&quot; id=&quot;&quot;&quot;&amp;[.C236]&amp;&quot;&quot;&quot; label=&quot;&quot;&quot;&amp;[.C236]&amp;&quot;&quot;&quot;&quot;&amp; IF([.D236]=&quot;FK&quot;;&quot; datasource=&quot;&quot;table:&quot;&amp;VLOOKUP(&quot;Chave&quot;&amp;&quot;.&quot;&amp;[.C236];[.$Q$1:.$R$2300];2;0)&amp;&quot;&quot;&quot; bindid=&quot;&quot;id&quot;&quot; bindvalue=&quot;&quot;name&quot;&quot;&quot;;&quot;&quot;)&amp;&quot;required=&quot;&quot;&quot;&amp;IF([.H236]=&quot;Sim&quot;;&quot;true&quot;;&quot;false&quot;)&amp;&quot;&quot;&quot; /&gt;&quot;;&quot;&quot;)&amp;IF(AND([.A236]=&quot;Chave&quot;;[.A235]=&quot;Campo&quot;);&quot;&lt;/Form&gt;&quot;;&quot;&quot;)">
            <text:p/>
          </table:table-cell>
          <table:table-cell table:style-name="ce27" table:formula="of:=IF([.A236]&lt;&gt;&quot;&quot;;[.A236]&amp;&quot;.&quot;&amp;[.C236];&quot;&quot;)">
            <text:p/>
          </table:table-cell>
          <table:table-cell table:style-name="ce27" table:formula="of:=IF([.A236]&lt;&gt;&quot;&quot;;[.F236];&quot;&quot;)">
            <text:p/>
          </table:table-cell>
        </table:table-row>
        <table:table-row table:style-name="ro1">
          <table:table-cell table:formula="of:=IF([Campos.A237]=&quot;&quot;;&quot;&quot;;[Campos.A237])">
            <text:p/>
          </table:table-cell>
          <table:table-cell table:formula="of:=IF([Campos.B237]=&quot;&quot;;&quot;&quot;;[Campos.B237])">
            <text:p/>
          </table:table-cell>
          <table:table-cell table:formula="of:=IF([Campos.C237]=&quot;&quot;;&quot;&quot;;[Campos.C237])">
            <text:p/>
          </table:table-cell>
          <table:table-cell table:formula="of:=IF([Campos.D237]=&quot;&quot;;&quot;&quot;;[Campos.D237])">
            <text:p/>
          </table:table-cell>
          <table:table-cell table:style-name="ce24" table:formula="of:=IF([.A237]=&quot;Chave&quot;;SUBSTITUTE([.C237];&quot;,&quot;;&quot;_&quot;)&amp;ROW([.C237]);[.C237])">
            <text:p/>
          </table:table-cell>
          <table:table-cell table:formula="of:=IF([Campos.F237]=&quot;&quot;;&quot;&quot;;[Campos.F237])">
            <text:p/>
          </table:table-cell>
          <table:table-cell table:formula="of:=IF([Campos.G237]=&quot;&quot;;&quot;&quot;;[Campos.G237])">
            <text:p/>
          </table:table-cell>
          <table:table-cell table:formula="of:=IF([Campos.H237]=&quot;&quot;;&quot;&quot;;[Campos.H237])">
            <text:p/>
          </table:table-cell>
          <table:table-cell table:formula="of:=IF([Campos.E237]=&quot;&quot;;&quot;&quot;;[Campos.E237])">
            <text:p/>
          </table:table-cell>
          <table:table-cell table:formula="of:=IF([Campos.I237]=&quot;&quot;;&quot;&quot;;[Campos.I237])">
            <text:p/>
          </table:table-cell>
          <table:table-cell table:formula="of:=IF([.B237]=&quot;&quot;;&quot;&quot;;VLOOKUP([.B237];[$Tabelas.$A$1:.$B$136];2;0))">
            <text:p/>
          </table:table-cell>
          <table:table-cell table:formula="of:=IF([.A237]=&quot;Campo&quot;;IF([.A237]=&quot;&quot;;&quot;&quot;;IF([.A237]&lt;&gt;[.A236];&quot;&quot;;&quot;PREVIOUS=&quot;&quot;&quot;&amp;[.C236]&amp;&quot;&quot;&quot; &quot;) &amp; IF([.A237]&lt;&gt;[.A238];&quot;&quot;;&quot;NEXT=&quot;&quot;&quot;&amp;[.C238]&amp;&quot;&quot;&quot;&quot;));IF([.A237]=&quot;&quot;;&quot;&quot;;IF([.A237]&lt;&gt;[.A236];&quot;&quot;;&quot;PREVIOUS=&quot;&quot;&quot;&amp;[.E236]&amp;&quot;&quot;&quot; &quot;) &amp; IF([.A237]&lt;&gt;[.A238];&quot;&quot;;&quot;NEXT=&quot;&quot;&quot;&amp;[.E238]&amp;&quot;&quot;&quot;&quot;)))">
            <text:p/>
          </table:table-cell>
          <table:table-cell table:formula="of:=IF([.B237]=&quot;&quot;;&quot;&quot;;VLOOKUP([.B237];[$Tabelas.$A$1:.$C$136];3;0))">
            <text:p/>
          </table:table-cell>
          <table:table-cell table:formula="of:=IF([.A237]=&quot;Campo&quot;; IF(ISERROR(VLOOKUP([.F237];[$Auxiliar.$A$1:.$E$17];5;0));&quot;TYPE=&quot;&quot;&quot;&amp;[.F237]&amp;&quot;&quot;&quot; LENGTH=&quot;&quot;&quot;&amp;[.G237]&amp;&quot;&quot;&quot; &quot;;VLOOKUP([.F237];[$Auxiliar.$A$1:.$E$17];5;0)) &amp; IF(AND([.A237]=&quot;Campo&quot;;[.D237]=&quot;PK&quot;); IF([.I237]=&quot;Sim&quot;;&quot; SEQUENCE=&quot;&quot;true&quot;&quot;&quot;;&quot; SEQUENCE=&quot;&quot;false&quot;&quot;&quot;);&quot;&quot;)&amp;IF([.H237]&lt;&gt;&quot;&quot;;&quot; NOTNULL=&quot;&quot;&quot;&amp;IF([.H237]=&quot;Sim&quot;;&quot;true&quot;;&quot;false&quot;)&amp;&quot;&quot;&quot;&quot;;&quot;&quot;);&quot;&quot;)">
            <text:p/>
          </table:table-cell>
          <table:table-cell table:style-name="ce26" table:formula="of:=IF(AND([.B237]&lt;&gt;[.B236];[.B237]&lt;&gt;&quot;&quot;);&quot;&lt;TABLE NAME=&quot;&quot;&quot;&amp;[.B237]&amp;&quot;&quot;&quot; COMMENT=&quot;&quot;&quot;&amp;[.K237]&amp;&quot;&quot;&quot; &quot;&amp; [.M237] &amp;&quot;&gt;&lt;FIELDS&gt;&quot;;&quot;&quot;) &amp; IF(AND([.A237]=&quot;Chave&quot;;[.A236]=&quot;Campo&quot;);&quot;&lt;KEYS&gt;&quot;;&quot;&quot;) &amp; IF([.A237]=&quot;Chave&quot;;&quot;&lt;KEY NAME=&quot;&quot;&quot;&amp;[.E237]&amp;&quot;&quot;&quot; TYPE=&quot;&quot;&quot;&amp;IF([.D237]=&quot;PK&quot;;&quot;primary&quot;;&quot;foreign&quot;)&amp;&quot;&quot;&quot; FIELDS=&quot;&quot;&quot;&amp;[.C237]&amp;&quot;&quot;&quot;&quot;&amp;IF([.D237]=&quot;FK&quot;;&quot; REFTABLE=&quot;&quot;&quot;&amp;[.F237]&amp;&quot;&quot;&quot; REFFIELDS=&quot;&quot;&quot;&amp;[.G237]&amp;&quot;&quot;&quot;&quot;;&quot;&quot;)&amp;&quot; &quot;&amp;[.L237]&amp;&quot; COMMENT=&quot;&quot;&quot;&amp;[.J237]&amp;&quot;&quot;&quot;&quot;&amp;IF(AND([.A237]=&quot;Campo&quot;;[.D237]=&quot;PK&quot;);&quot; SEQUENCE=&quot;&quot;true&quot;&quot;&quot;;&quot;&quot;)&amp;&quot;/&gt;&quot;;&quot;&quot;) &amp; IF([.A237]=&quot;Campo&quot;;&quot;&lt;FIELD NAME=&quot;&quot;&quot;&amp;[.C237]&amp;&quot;&quot;&quot; &quot;&amp;[.N237]&amp;&quot; &quot;&amp;[.L237]&amp;IF(AND([.A237]=&quot;Campo&quot;;[.D237]&lt;&gt;&quot;PK&quot;);&quot; SEQUENCE=&quot;&quot;false&quot;&quot; &quot;;&quot;&quot;)&amp;&quot; COMMENT=&quot;&quot;&quot;&amp;[.J237]&amp;&quot;&quot;&quot;/&gt;&quot;;&quot;&quot;) &amp; IF(AND([.A237]=&quot;Campo&quot;;[.A238]=&quot;Chave&quot;);&quot;&lt;/FIELDS&gt;&quot;;&quot;&quot;) &amp; IF(AND([.A237]=&quot;Chave&quot;;[.A238]&lt;&gt;&quot;Chave&quot;);&quot;&lt;/KEYS&gt;&quot;;&quot;&quot;) &amp; IF([.B237]&lt;&gt;[.B238];&quot;&lt;/TABLE&gt;&quot;;&quot;&quot;) &amp; IF(AND([.A237]=&quot;&quot;;[.A236]&lt;&gt;&quot;&quot;);&quot;&lt;/TABLES&gt;&lt;/XMLDB&gt;&quot;;&quot;&quot;)">
            <text:p/>
          </table:table-cell>
          <table:table-cell table:style-name="ce27" table:formula="of:=IF(AND([.A237]=&quot;Campo&quot;;[.A237]&lt;&gt;[.A236]);&quot;&lt;Form name=&quot;&quot;newRecord&quot;&quot;&gt;&quot;;&quot;&quot;)&amp;IF([.A237]=&quot;Campo&quot;;&quot;&lt;&quot;&amp;IF([.D237]=&quot;FK&quot;;&quot;Select &quot;;VLOOKUP([.F237];[$Auxiliar.$A$27:.$B$48];2;0))&amp;&quot; id=&quot;&quot;&quot;&amp;[.C237]&amp;&quot;&quot;&quot; label=&quot;&quot;&quot;&amp;[.C237]&amp;&quot;&quot;&quot;&quot;&amp; IF([.D237]=&quot;FK&quot;;&quot; datasource=&quot;&quot;table:&quot;&amp;VLOOKUP(&quot;Chave&quot;&amp;&quot;.&quot;&amp;[.C237];[.$Q$1:.$R$2300];2;0)&amp;&quot;&quot;&quot; bindid=&quot;&quot;id&quot;&quot; bindvalue=&quot;&quot;name&quot;&quot;&quot;;&quot;&quot;)&amp;&quot;required=&quot;&quot;&quot;&amp;IF([.H237]=&quot;Sim&quot;;&quot;true&quot;;&quot;false&quot;)&amp;&quot;&quot;&quot; /&gt;&quot;;&quot;&quot;)&amp;IF(AND([.A237]=&quot;Chave&quot;;[.A236]=&quot;Campo&quot;);&quot;&lt;/Form&gt;&quot;;&quot;&quot;)">
            <text:p/>
          </table:table-cell>
          <table:table-cell table:style-name="ce27" table:formula="of:=IF([.A237]&lt;&gt;&quot;&quot;;[.A237]&amp;&quot;.&quot;&amp;[.C237];&quot;&quot;)">
            <text:p/>
          </table:table-cell>
          <table:table-cell table:style-name="ce27" table:formula="of:=IF([.A237]&lt;&gt;&quot;&quot;;[.F237];&quot;&quot;)">
            <text:p/>
          </table:table-cell>
        </table:table-row>
        <table:table-row table:style-name="ro1">
          <table:table-cell table:formula="of:=IF([Campos.A238]=&quot;&quot;;&quot;&quot;;[Campos.A238])">
            <text:p/>
          </table:table-cell>
          <table:table-cell table:formula="of:=IF([Campos.B238]=&quot;&quot;;&quot;&quot;;[Campos.B238])">
            <text:p/>
          </table:table-cell>
          <table:table-cell table:formula="of:=IF([Campos.C238]=&quot;&quot;;&quot;&quot;;[Campos.C238])">
            <text:p/>
          </table:table-cell>
          <table:table-cell table:formula="of:=IF([Campos.D238]=&quot;&quot;;&quot;&quot;;[Campos.D238])">
            <text:p/>
          </table:table-cell>
          <table:table-cell table:style-name="ce24" table:formula="of:=IF([.A238]=&quot;Chave&quot;;SUBSTITUTE([.C238];&quot;,&quot;;&quot;_&quot;)&amp;ROW([.C238]);[.C238])">
            <text:p/>
          </table:table-cell>
          <table:table-cell table:formula="of:=IF([Campos.F238]=&quot;&quot;;&quot;&quot;;[Campos.F238])">
            <text:p/>
          </table:table-cell>
          <table:table-cell table:formula="of:=IF([Campos.G238]=&quot;&quot;;&quot;&quot;;[Campos.G238])">
            <text:p/>
          </table:table-cell>
          <table:table-cell table:formula="of:=IF([Campos.H238]=&quot;&quot;;&quot;&quot;;[Campos.H238])">
            <text:p/>
          </table:table-cell>
          <table:table-cell table:formula="of:=IF([Campos.E238]=&quot;&quot;;&quot;&quot;;[Campos.E238])">
            <text:p/>
          </table:table-cell>
          <table:table-cell table:formula="of:=IF([Campos.I238]=&quot;&quot;;&quot;&quot;;[Campos.I238])">
            <text:p/>
          </table:table-cell>
          <table:table-cell table:formula="of:=IF([.B238]=&quot;&quot;;&quot;&quot;;VLOOKUP([.B238];[$Tabelas.$A$1:.$B$136];2;0))">
            <text:p/>
          </table:table-cell>
          <table:table-cell table:formula="of:=IF([.A238]=&quot;Campo&quot;;IF([.A238]=&quot;&quot;;&quot;&quot;;IF([.A238]&lt;&gt;[.A237];&quot;&quot;;&quot;PREVIOUS=&quot;&quot;&quot;&amp;[.C237]&amp;&quot;&quot;&quot; &quot;) &amp; IF([.A238]&lt;&gt;[.A239];&quot;&quot;;&quot;NEXT=&quot;&quot;&quot;&amp;[.C239]&amp;&quot;&quot;&quot;&quot;));IF([.A238]=&quot;&quot;;&quot;&quot;;IF([.A238]&lt;&gt;[.A237];&quot;&quot;;&quot;PREVIOUS=&quot;&quot;&quot;&amp;[.E237]&amp;&quot;&quot;&quot; &quot;) &amp; IF([.A238]&lt;&gt;[.A239];&quot;&quot;;&quot;NEXT=&quot;&quot;&quot;&amp;[.E239]&amp;&quot;&quot;&quot;&quot;)))">
            <text:p/>
          </table:table-cell>
          <table:table-cell table:formula="of:=IF([.B238]=&quot;&quot;;&quot;&quot;;VLOOKUP([.B238];[$Tabelas.$A$1:.$C$136];3;0))">
            <text:p/>
          </table:table-cell>
          <table:table-cell table:formula="of:=IF([.A238]=&quot;Campo&quot;; IF(ISERROR(VLOOKUP([.F238];[$Auxiliar.$A$1:.$E$17];5;0));&quot;TYPE=&quot;&quot;&quot;&amp;[.F238]&amp;&quot;&quot;&quot; LENGTH=&quot;&quot;&quot;&amp;[.G238]&amp;&quot;&quot;&quot; &quot;;VLOOKUP([.F238];[$Auxiliar.$A$1:.$E$17];5;0)) &amp; IF(AND([.A238]=&quot;Campo&quot;;[.D238]=&quot;PK&quot;); IF([.I238]=&quot;Sim&quot;;&quot; SEQUENCE=&quot;&quot;true&quot;&quot;&quot;;&quot; SEQUENCE=&quot;&quot;false&quot;&quot;&quot;);&quot;&quot;)&amp;IF([.H238]&lt;&gt;&quot;&quot;;&quot; NOTNULL=&quot;&quot;&quot;&amp;IF([.H238]=&quot;Sim&quot;;&quot;true&quot;;&quot;false&quot;)&amp;&quot;&quot;&quot;&quot;;&quot;&quot;);&quot;&quot;)">
            <text:p/>
          </table:table-cell>
          <table:table-cell table:style-name="ce26" table:formula="of:=IF(AND([.B238]&lt;&gt;[.B237];[.B238]&lt;&gt;&quot;&quot;);&quot;&lt;TABLE NAME=&quot;&quot;&quot;&amp;[.B238]&amp;&quot;&quot;&quot; COMMENT=&quot;&quot;&quot;&amp;[.K238]&amp;&quot;&quot;&quot; &quot;&amp; [.M238] &amp;&quot;&gt;&lt;FIELDS&gt;&quot;;&quot;&quot;) &amp; IF(AND([.A238]=&quot;Chave&quot;;[.A237]=&quot;Campo&quot;);&quot;&lt;KEYS&gt;&quot;;&quot;&quot;) &amp; IF([.A238]=&quot;Chave&quot;;&quot;&lt;KEY NAME=&quot;&quot;&quot;&amp;[.E238]&amp;&quot;&quot;&quot; TYPE=&quot;&quot;&quot;&amp;IF([.D238]=&quot;PK&quot;;&quot;primary&quot;;&quot;foreign&quot;)&amp;&quot;&quot;&quot; FIELDS=&quot;&quot;&quot;&amp;[.C238]&amp;&quot;&quot;&quot;&quot;&amp;IF([.D238]=&quot;FK&quot;;&quot; REFTABLE=&quot;&quot;&quot;&amp;[.F238]&amp;&quot;&quot;&quot; REFFIELDS=&quot;&quot;&quot;&amp;[.G238]&amp;&quot;&quot;&quot;&quot;;&quot;&quot;)&amp;&quot; &quot;&amp;[.L238]&amp;&quot; COMMENT=&quot;&quot;&quot;&amp;[.J238]&amp;&quot;&quot;&quot;&quot;&amp;IF(AND([.A238]=&quot;Campo&quot;;[.D238]=&quot;PK&quot;);&quot; SEQUENCE=&quot;&quot;true&quot;&quot;&quot;;&quot;&quot;)&amp;&quot;/&gt;&quot;;&quot;&quot;) &amp; IF([.A238]=&quot;Campo&quot;;&quot;&lt;FIELD NAME=&quot;&quot;&quot;&amp;[.C238]&amp;&quot;&quot;&quot; &quot;&amp;[.N238]&amp;&quot; &quot;&amp;[.L238]&amp;IF(AND([.A238]=&quot;Campo&quot;;[.D238]&lt;&gt;&quot;PK&quot;);&quot; SEQUENCE=&quot;&quot;false&quot;&quot; &quot;;&quot;&quot;)&amp;&quot; COMMENT=&quot;&quot;&quot;&amp;[.J238]&amp;&quot;&quot;&quot;/&gt;&quot;;&quot;&quot;) &amp; IF(AND([.A238]=&quot;Campo&quot;;[.A239]=&quot;Chave&quot;);&quot;&lt;/FIELDS&gt;&quot;;&quot;&quot;) &amp; IF(AND([.A238]=&quot;Chave&quot;;[.A239]&lt;&gt;&quot;Chave&quot;);&quot;&lt;/KEYS&gt;&quot;;&quot;&quot;) &amp; IF([.B238]&lt;&gt;[.B239];&quot;&lt;/TABLE&gt;&quot;;&quot;&quot;) &amp; IF(AND([.A238]=&quot;&quot;;[.A237]&lt;&gt;&quot;&quot;);&quot;&lt;/TABLES&gt;&lt;/XMLDB&gt;&quot;;&quot;&quot;)">
            <text:p/>
          </table:table-cell>
          <table:table-cell table:style-name="ce27" table:formula="of:=IF(AND([.A238]=&quot;Campo&quot;;[.A238]&lt;&gt;[.A237]);&quot;&lt;Form name=&quot;&quot;newRecord&quot;&quot;&gt;&quot;;&quot;&quot;)&amp;IF([.A238]=&quot;Campo&quot;;&quot;&lt;&quot;&amp;IF([.D238]=&quot;FK&quot;;&quot;Select &quot;;VLOOKUP([.F238];[$Auxiliar.$A$27:.$B$48];2;0))&amp;&quot; id=&quot;&quot;&quot;&amp;[.C238]&amp;&quot;&quot;&quot; label=&quot;&quot;&quot;&amp;[.C238]&amp;&quot;&quot;&quot;&quot;&amp; IF([.D238]=&quot;FK&quot;;&quot; datasource=&quot;&quot;table:&quot;&amp;VLOOKUP(&quot;Chave&quot;&amp;&quot;.&quot;&amp;[.C238];[.$Q$1:.$R$2300];2;0)&amp;&quot;&quot;&quot; bindid=&quot;&quot;id&quot;&quot; bindvalue=&quot;&quot;name&quot;&quot;&quot;;&quot;&quot;)&amp;&quot;required=&quot;&quot;&quot;&amp;IF([.H238]=&quot;Sim&quot;;&quot;true&quot;;&quot;false&quot;)&amp;&quot;&quot;&quot; /&gt;&quot;;&quot;&quot;)&amp;IF(AND([.A238]=&quot;Chave&quot;;[.A237]=&quot;Campo&quot;);&quot;&lt;/Form&gt;&quot;;&quot;&quot;)">
            <text:p/>
          </table:table-cell>
          <table:table-cell table:style-name="ce27" table:formula="of:=IF([.A238]&lt;&gt;&quot;&quot;;[.A238]&amp;&quot;.&quot;&amp;[.C238];&quot;&quot;)">
            <text:p/>
          </table:table-cell>
          <table:table-cell table:style-name="ce27" table:formula="of:=IF([.A238]&lt;&gt;&quot;&quot;;[.F238];&quot;&quot;)">
            <text:p/>
          </table:table-cell>
        </table:table-row>
        <table:table-row table:style-name="ro1">
          <table:table-cell table:formula="of:=IF([Campos.A239]=&quot;&quot;;&quot;&quot;;[Campos.A239])">
            <text:p/>
          </table:table-cell>
          <table:table-cell table:formula="of:=IF([Campos.B239]=&quot;&quot;;&quot;&quot;;[Campos.B239])">
            <text:p/>
          </table:table-cell>
          <table:table-cell table:formula="of:=IF([Campos.C239]=&quot;&quot;;&quot;&quot;;[Campos.C239])">
            <text:p/>
          </table:table-cell>
          <table:table-cell table:formula="of:=IF([Campos.D239]=&quot;&quot;;&quot;&quot;;[Campos.D239])">
            <text:p/>
          </table:table-cell>
          <table:table-cell table:style-name="ce24" table:formula="of:=IF([.A239]=&quot;Chave&quot;;SUBSTITUTE([.C239];&quot;,&quot;;&quot;_&quot;)&amp;ROW([.C239]);[.C239])">
            <text:p/>
          </table:table-cell>
          <table:table-cell table:formula="of:=IF([Campos.F239]=&quot;&quot;;&quot;&quot;;[Campos.F239])">
            <text:p/>
          </table:table-cell>
          <table:table-cell table:formula="of:=IF([Campos.G239]=&quot;&quot;;&quot;&quot;;[Campos.G239])">
            <text:p/>
          </table:table-cell>
          <table:table-cell table:formula="of:=IF([Campos.H239]=&quot;&quot;;&quot;&quot;;[Campos.H239])">
            <text:p/>
          </table:table-cell>
          <table:table-cell table:formula="of:=IF([Campos.E239]=&quot;&quot;;&quot;&quot;;[Campos.E239])">
            <text:p/>
          </table:table-cell>
          <table:table-cell table:formula="of:=IF([Campos.I239]=&quot;&quot;;&quot;&quot;;[Campos.I239])">
            <text:p/>
          </table:table-cell>
          <table:table-cell table:formula="of:=IF([.B239]=&quot;&quot;;&quot;&quot;;VLOOKUP([.B239];[$Tabelas.$A$1:.$B$136];2;0))">
            <text:p/>
          </table:table-cell>
          <table:table-cell table:formula="of:=IF([.A239]=&quot;Campo&quot;;IF([.A239]=&quot;&quot;;&quot;&quot;;IF([.A239]&lt;&gt;[.A238];&quot;&quot;;&quot;PREVIOUS=&quot;&quot;&quot;&amp;[.C238]&amp;&quot;&quot;&quot; &quot;) &amp; IF([.A239]&lt;&gt;[.A240];&quot;&quot;;&quot;NEXT=&quot;&quot;&quot;&amp;[.C240]&amp;&quot;&quot;&quot;&quot;));IF([.A239]=&quot;&quot;;&quot;&quot;;IF([.A239]&lt;&gt;[.A238];&quot;&quot;;&quot;PREVIOUS=&quot;&quot;&quot;&amp;[.E238]&amp;&quot;&quot;&quot; &quot;) &amp; IF([.A239]&lt;&gt;[.A240];&quot;&quot;;&quot;NEXT=&quot;&quot;&quot;&amp;[.E240]&amp;&quot;&quot;&quot;&quot;)))">
            <text:p/>
          </table:table-cell>
          <table:table-cell table:formula="of:=IF([.B239]=&quot;&quot;;&quot;&quot;;VLOOKUP([.B239];[$Tabelas.$A$1:.$C$136];3;0))">
            <text:p/>
          </table:table-cell>
          <table:table-cell table:formula="of:=IF([.A239]=&quot;Campo&quot;; IF(ISERROR(VLOOKUP([.F239];[$Auxiliar.$A$1:.$E$17];5;0));&quot;TYPE=&quot;&quot;&quot;&amp;[.F239]&amp;&quot;&quot;&quot; LENGTH=&quot;&quot;&quot;&amp;[.G239]&amp;&quot;&quot;&quot; &quot;;VLOOKUP([.F239];[$Auxiliar.$A$1:.$E$17];5;0)) &amp; IF(AND([.A239]=&quot;Campo&quot;;[.D239]=&quot;PK&quot;); IF([.I239]=&quot;Sim&quot;;&quot; SEQUENCE=&quot;&quot;true&quot;&quot;&quot;;&quot; SEQUENCE=&quot;&quot;false&quot;&quot;&quot;);&quot;&quot;)&amp;IF([.H239]&lt;&gt;&quot;&quot;;&quot; NOTNULL=&quot;&quot;&quot;&amp;IF([.H239]=&quot;Sim&quot;;&quot;true&quot;;&quot;false&quot;)&amp;&quot;&quot;&quot;&quot;;&quot;&quot;);&quot;&quot;)">
            <text:p/>
          </table:table-cell>
          <table:table-cell table:style-name="ce26" table:formula="of:=IF(AND([.B239]&lt;&gt;[.B238];[.B239]&lt;&gt;&quot;&quot;);&quot;&lt;TABLE NAME=&quot;&quot;&quot;&amp;[.B239]&amp;&quot;&quot;&quot; COMMENT=&quot;&quot;&quot;&amp;[.K239]&amp;&quot;&quot;&quot; &quot;&amp; [.M239] &amp;&quot;&gt;&lt;FIELDS&gt;&quot;;&quot;&quot;) &amp; IF(AND([.A239]=&quot;Chave&quot;;[.A238]=&quot;Campo&quot;);&quot;&lt;KEYS&gt;&quot;;&quot;&quot;) &amp; IF([.A239]=&quot;Chave&quot;;&quot;&lt;KEY NAME=&quot;&quot;&quot;&amp;[.E239]&amp;&quot;&quot;&quot; TYPE=&quot;&quot;&quot;&amp;IF([.D239]=&quot;PK&quot;;&quot;primary&quot;;&quot;foreign&quot;)&amp;&quot;&quot;&quot; FIELDS=&quot;&quot;&quot;&amp;[.C239]&amp;&quot;&quot;&quot;&quot;&amp;IF([.D239]=&quot;FK&quot;;&quot; REFTABLE=&quot;&quot;&quot;&amp;[.F239]&amp;&quot;&quot;&quot; REFFIELDS=&quot;&quot;&quot;&amp;[.G239]&amp;&quot;&quot;&quot;&quot;;&quot;&quot;)&amp;&quot; &quot;&amp;[.L239]&amp;&quot; COMMENT=&quot;&quot;&quot;&amp;[.J239]&amp;&quot;&quot;&quot;&quot;&amp;IF(AND([.A239]=&quot;Campo&quot;;[.D239]=&quot;PK&quot;);&quot; SEQUENCE=&quot;&quot;true&quot;&quot;&quot;;&quot;&quot;)&amp;&quot;/&gt;&quot;;&quot;&quot;) &amp; IF([.A239]=&quot;Campo&quot;;&quot;&lt;FIELD NAME=&quot;&quot;&quot;&amp;[.C239]&amp;&quot;&quot;&quot; &quot;&amp;[.N239]&amp;&quot; &quot;&amp;[.L239]&amp;IF(AND([.A239]=&quot;Campo&quot;;[.D239]&lt;&gt;&quot;PK&quot;);&quot; SEQUENCE=&quot;&quot;false&quot;&quot; &quot;;&quot;&quot;)&amp;&quot; COMMENT=&quot;&quot;&quot;&amp;[.J239]&amp;&quot;&quot;&quot;/&gt;&quot;;&quot;&quot;) &amp; IF(AND([.A239]=&quot;Campo&quot;;[.A240]=&quot;Chave&quot;);&quot;&lt;/FIELDS&gt;&quot;;&quot;&quot;) &amp; IF(AND([.A239]=&quot;Chave&quot;;[.A240]&lt;&gt;&quot;Chave&quot;);&quot;&lt;/KEYS&gt;&quot;;&quot;&quot;) &amp; IF([.B239]&lt;&gt;[.B240];&quot;&lt;/TABLE&gt;&quot;;&quot;&quot;) &amp; IF(AND([.A239]=&quot;&quot;;[.A238]&lt;&gt;&quot;&quot;);&quot;&lt;/TABLES&gt;&lt;/XMLDB&gt;&quot;;&quot;&quot;)">
            <text:p/>
          </table:table-cell>
          <table:table-cell table:style-name="ce27" table:formula="of:=IF(AND([.A239]=&quot;Campo&quot;;[.A239]&lt;&gt;[.A238]);&quot;&lt;Form name=&quot;&quot;newRecord&quot;&quot;&gt;&quot;;&quot;&quot;)&amp;IF([.A239]=&quot;Campo&quot;;&quot;&lt;&quot;&amp;IF([.D239]=&quot;FK&quot;;&quot;Select &quot;;VLOOKUP([.F239];[$Auxiliar.$A$27:.$B$48];2;0))&amp;&quot; id=&quot;&quot;&quot;&amp;[.C239]&amp;&quot;&quot;&quot; label=&quot;&quot;&quot;&amp;[.C239]&amp;&quot;&quot;&quot;&quot;&amp; IF([.D239]=&quot;FK&quot;;&quot; datasource=&quot;&quot;table:&quot;&amp;VLOOKUP(&quot;Chave&quot;&amp;&quot;.&quot;&amp;[.C239];[.$Q$1:.$R$2300];2;0)&amp;&quot;&quot;&quot; bindid=&quot;&quot;id&quot;&quot; bindvalue=&quot;&quot;name&quot;&quot;&quot;;&quot;&quot;)&amp;&quot;required=&quot;&quot;&quot;&amp;IF([.H239]=&quot;Sim&quot;;&quot;true&quot;;&quot;false&quot;)&amp;&quot;&quot;&quot; /&gt;&quot;;&quot;&quot;)&amp;IF(AND([.A239]=&quot;Chave&quot;;[.A238]=&quot;Campo&quot;);&quot;&lt;/Form&gt;&quot;;&quot;&quot;)">
            <text:p/>
          </table:table-cell>
          <table:table-cell table:style-name="ce27" table:formula="of:=IF([.A239]&lt;&gt;&quot;&quot;;[.A239]&amp;&quot;.&quot;&amp;[.C239];&quot;&quot;)">
            <text:p/>
          </table:table-cell>
          <table:table-cell table:style-name="ce27" table:formula="of:=IF([.A239]&lt;&gt;&quot;&quot;;[.F239];&quot;&quot;)">
            <text:p/>
          </table:table-cell>
        </table:table-row>
        <table:table-row table:style-name="ro1">
          <table:table-cell table:formula="of:=IF([Campos.A240]=&quot;&quot;;&quot;&quot;;[Campos.A240])">
            <text:p/>
          </table:table-cell>
          <table:table-cell table:formula="of:=IF([Campos.B240]=&quot;&quot;;&quot;&quot;;[Campos.B240])">
            <text:p/>
          </table:table-cell>
          <table:table-cell table:formula="of:=IF([Campos.C240]=&quot;&quot;;&quot;&quot;;[Campos.C240])">
            <text:p/>
          </table:table-cell>
          <table:table-cell table:formula="of:=IF([Campos.D240]=&quot;&quot;;&quot;&quot;;[Campos.D240])">
            <text:p/>
          </table:table-cell>
          <table:table-cell table:style-name="ce24" table:formula="of:=IF([.A240]=&quot;Chave&quot;;SUBSTITUTE([.C240];&quot;,&quot;;&quot;_&quot;)&amp;ROW([.C240]);[.C240])">
            <text:p/>
          </table:table-cell>
          <table:table-cell table:formula="of:=IF([Campos.F240]=&quot;&quot;;&quot;&quot;;[Campos.F240])">
            <text:p/>
          </table:table-cell>
          <table:table-cell table:formula="of:=IF([Campos.G240]=&quot;&quot;;&quot;&quot;;[Campos.G240])">
            <text:p/>
          </table:table-cell>
          <table:table-cell table:formula="of:=IF([Campos.H240]=&quot;&quot;;&quot;&quot;;[Campos.H240])">
            <text:p/>
          </table:table-cell>
          <table:table-cell table:formula="of:=IF([Campos.E240]=&quot;&quot;;&quot;&quot;;[Campos.E240])">
            <text:p/>
          </table:table-cell>
          <table:table-cell table:formula="of:=IF([Campos.I240]=&quot;&quot;;&quot;&quot;;[Campos.I240])">
            <text:p/>
          </table:table-cell>
          <table:table-cell table:formula="of:=IF([.B240]=&quot;&quot;;&quot;&quot;;VLOOKUP([.B240];[$Tabelas.$A$1:.$B$136];2;0))">
            <text:p/>
          </table:table-cell>
          <table:table-cell table:formula="of:=IF([.A240]=&quot;Campo&quot;;IF([.A240]=&quot;&quot;;&quot;&quot;;IF([.A240]&lt;&gt;[.A239];&quot;&quot;;&quot;PREVIOUS=&quot;&quot;&quot;&amp;[.C239]&amp;&quot;&quot;&quot; &quot;) &amp; IF([.A240]&lt;&gt;[.A241];&quot;&quot;;&quot;NEXT=&quot;&quot;&quot;&amp;[.C241]&amp;&quot;&quot;&quot;&quot;));IF([.A240]=&quot;&quot;;&quot;&quot;;IF([.A240]&lt;&gt;[.A239];&quot;&quot;;&quot;PREVIOUS=&quot;&quot;&quot;&amp;[.E239]&amp;&quot;&quot;&quot; &quot;) &amp; IF([.A240]&lt;&gt;[.A241];&quot;&quot;;&quot;NEXT=&quot;&quot;&quot;&amp;[.E241]&amp;&quot;&quot;&quot;&quot;)))">
            <text:p/>
          </table:table-cell>
          <table:table-cell table:formula="of:=IF([.B240]=&quot;&quot;;&quot;&quot;;VLOOKUP([.B240];[$Tabelas.$A$1:.$C$136];3;0))">
            <text:p/>
          </table:table-cell>
          <table:table-cell table:formula="of:=IF([.A240]=&quot;Campo&quot;; IF(ISERROR(VLOOKUP([.F240];[$Auxiliar.$A$1:.$E$17];5;0));&quot;TYPE=&quot;&quot;&quot;&amp;[.F240]&amp;&quot;&quot;&quot; LENGTH=&quot;&quot;&quot;&amp;[.G240]&amp;&quot;&quot;&quot; &quot;;VLOOKUP([.F240];[$Auxiliar.$A$1:.$E$17];5;0)) &amp; IF(AND([.A240]=&quot;Campo&quot;;[.D240]=&quot;PK&quot;); IF([.I240]=&quot;Sim&quot;;&quot; SEQUENCE=&quot;&quot;true&quot;&quot;&quot;;&quot; SEQUENCE=&quot;&quot;false&quot;&quot;&quot;);&quot;&quot;)&amp;IF([.H240]&lt;&gt;&quot;&quot;;&quot; NOTNULL=&quot;&quot;&quot;&amp;IF([.H240]=&quot;Sim&quot;;&quot;true&quot;;&quot;false&quot;)&amp;&quot;&quot;&quot;&quot;;&quot;&quot;);&quot;&quot;)">
            <text:p/>
          </table:table-cell>
          <table:table-cell table:style-name="ce26" table:formula="of:=IF(AND([.B240]&lt;&gt;[.B239];[.B240]&lt;&gt;&quot;&quot;);&quot;&lt;TABLE NAME=&quot;&quot;&quot;&amp;[.B240]&amp;&quot;&quot;&quot; COMMENT=&quot;&quot;&quot;&amp;[.K240]&amp;&quot;&quot;&quot; &quot;&amp; [.M240] &amp;&quot;&gt;&lt;FIELDS&gt;&quot;;&quot;&quot;) &amp; IF(AND([.A240]=&quot;Chave&quot;;[.A239]=&quot;Campo&quot;);&quot;&lt;KEYS&gt;&quot;;&quot;&quot;) &amp; IF([.A240]=&quot;Chave&quot;;&quot;&lt;KEY NAME=&quot;&quot;&quot;&amp;[.E240]&amp;&quot;&quot;&quot; TYPE=&quot;&quot;&quot;&amp;IF([.D240]=&quot;PK&quot;;&quot;primary&quot;;&quot;foreign&quot;)&amp;&quot;&quot;&quot; FIELDS=&quot;&quot;&quot;&amp;[.C240]&amp;&quot;&quot;&quot;&quot;&amp;IF([.D240]=&quot;FK&quot;;&quot; REFTABLE=&quot;&quot;&quot;&amp;[.F240]&amp;&quot;&quot;&quot; REFFIELDS=&quot;&quot;&quot;&amp;[.G240]&amp;&quot;&quot;&quot;&quot;;&quot;&quot;)&amp;&quot; &quot;&amp;[.L240]&amp;&quot; COMMENT=&quot;&quot;&quot;&amp;[.J240]&amp;&quot;&quot;&quot;&quot;&amp;IF(AND([.A240]=&quot;Campo&quot;;[.D240]=&quot;PK&quot;);&quot; SEQUENCE=&quot;&quot;true&quot;&quot;&quot;;&quot;&quot;)&amp;&quot;/&gt;&quot;;&quot;&quot;) &amp; IF([.A240]=&quot;Campo&quot;;&quot;&lt;FIELD NAME=&quot;&quot;&quot;&amp;[.C240]&amp;&quot;&quot;&quot; &quot;&amp;[.N240]&amp;&quot; &quot;&amp;[.L240]&amp;IF(AND([.A240]=&quot;Campo&quot;;[.D240]&lt;&gt;&quot;PK&quot;);&quot; SEQUENCE=&quot;&quot;false&quot;&quot; &quot;;&quot;&quot;)&amp;&quot; COMMENT=&quot;&quot;&quot;&amp;[.J240]&amp;&quot;&quot;&quot;/&gt;&quot;;&quot;&quot;) &amp; IF(AND([.A240]=&quot;Campo&quot;;[.A241]=&quot;Chave&quot;);&quot;&lt;/FIELDS&gt;&quot;;&quot;&quot;) &amp; IF(AND([.A240]=&quot;Chave&quot;;[.A241]&lt;&gt;&quot;Chave&quot;);&quot;&lt;/KEYS&gt;&quot;;&quot;&quot;) &amp; IF([.B240]&lt;&gt;[.B241];&quot;&lt;/TABLE&gt;&quot;;&quot;&quot;) &amp; IF(AND([.A240]=&quot;&quot;;[.A239]&lt;&gt;&quot;&quot;);&quot;&lt;/TABLES&gt;&lt;/XMLDB&gt;&quot;;&quot;&quot;)">
            <text:p/>
          </table:table-cell>
          <table:table-cell table:style-name="ce27" table:formula="of:=IF(AND([.A240]=&quot;Campo&quot;;[.A240]&lt;&gt;[.A239]);&quot;&lt;Form name=&quot;&quot;newRecord&quot;&quot;&gt;&quot;;&quot;&quot;)&amp;IF([.A240]=&quot;Campo&quot;;&quot;&lt;&quot;&amp;IF([.D240]=&quot;FK&quot;;&quot;Select &quot;;VLOOKUP([.F240];[$Auxiliar.$A$27:.$B$48];2;0))&amp;&quot; id=&quot;&quot;&quot;&amp;[.C240]&amp;&quot;&quot;&quot; label=&quot;&quot;&quot;&amp;[.C240]&amp;&quot;&quot;&quot;&quot;&amp; IF([.D240]=&quot;FK&quot;;&quot; datasource=&quot;&quot;table:&quot;&amp;VLOOKUP(&quot;Chave&quot;&amp;&quot;.&quot;&amp;[.C240];[.$Q$1:.$R$2300];2;0)&amp;&quot;&quot;&quot; bindid=&quot;&quot;id&quot;&quot; bindvalue=&quot;&quot;name&quot;&quot;&quot;;&quot;&quot;)&amp;&quot;required=&quot;&quot;&quot;&amp;IF([.H240]=&quot;Sim&quot;;&quot;true&quot;;&quot;false&quot;)&amp;&quot;&quot;&quot; /&gt;&quot;;&quot;&quot;)&amp;IF(AND([.A240]=&quot;Chave&quot;;[.A239]=&quot;Campo&quot;);&quot;&lt;/Form&gt;&quot;;&quot;&quot;)">
            <text:p/>
          </table:table-cell>
          <table:table-cell table:style-name="ce27" table:formula="of:=IF([.A240]&lt;&gt;&quot;&quot;;[.A240]&amp;&quot;.&quot;&amp;[.C240];&quot;&quot;)">
            <text:p/>
          </table:table-cell>
          <table:table-cell table:style-name="ce27" table:formula="of:=IF([.A240]&lt;&gt;&quot;&quot;;[.F240];&quot;&quot;)">
            <text:p/>
          </table:table-cell>
        </table:table-row>
        <table:table-row table:style-name="ro1">
          <table:table-cell table:formula="of:=IF([Campos.A241]=&quot;&quot;;&quot;&quot;;[Campos.A241])">
            <text:p/>
          </table:table-cell>
          <table:table-cell table:formula="of:=IF([Campos.B241]=&quot;&quot;;&quot;&quot;;[Campos.B241])">
            <text:p/>
          </table:table-cell>
          <table:table-cell table:formula="of:=IF([Campos.C241]=&quot;&quot;;&quot;&quot;;[Campos.C241])">
            <text:p/>
          </table:table-cell>
          <table:table-cell table:formula="of:=IF([Campos.D241]=&quot;&quot;;&quot;&quot;;[Campos.D241])">
            <text:p/>
          </table:table-cell>
          <table:table-cell table:style-name="ce24" table:formula="of:=IF([.A241]=&quot;Chave&quot;;SUBSTITUTE([.C241];&quot;,&quot;;&quot;_&quot;)&amp;ROW([.C241]);[.C241])">
            <text:p/>
          </table:table-cell>
          <table:table-cell table:formula="of:=IF([Campos.F241]=&quot;&quot;;&quot;&quot;;[Campos.F241])">
            <text:p/>
          </table:table-cell>
          <table:table-cell table:formula="of:=IF([Campos.G241]=&quot;&quot;;&quot;&quot;;[Campos.G241])">
            <text:p/>
          </table:table-cell>
          <table:table-cell table:formula="of:=IF([Campos.H241]=&quot;&quot;;&quot;&quot;;[Campos.H241])">
            <text:p/>
          </table:table-cell>
          <table:table-cell table:formula="of:=IF([Campos.E241]=&quot;&quot;;&quot;&quot;;[Campos.E241])">
            <text:p/>
          </table:table-cell>
          <table:table-cell table:formula="of:=IF([Campos.I241]=&quot;&quot;;&quot;&quot;;[Campos.I241])">
            <text:p/>
          </table:table-cell>
          <table:table-cell table:formula="of:=IF([.B241]=&quot;&quot;;&quot;&quot;;VLOOKUP([.B241];[$Tabelas.$A$1:.$B$136];2;0))">
            <text:p/>
          </table:table-cell>
          <table:table-cell table:formula="of:=IF([.A241]=&quot;Campo&quot;;IF([.A241]=&quot;&quot;;&quot;&quot;;IF([.A241]&lt;&gt;[.A240];&quot;&quot;;&quot;PREVIOUS=&quot;&quot;&quot;&amp;[.C240]&amp;&quot;&quot;&quot; &quot;) &amp; IF([.A241]&lt;&gt;[.A242];&quot;&quot;;&quot;NEXT=&quot;&quot;&quot;&amp;[.C242]&amp;&quot;&quot;&quot;&quot;));IF([.A241]=&quot;&quot;;&quot;&quot;;IF([.A241]&lt;&gt;[.A240];&quot;&quot;;&quot;PREVIOUS=&quot;&quot;&quot;&amp;[.E240]&amp;&quot;&quot;&quot; &quot;) &amp; IF([.A241]&lt;&gt;[.A242];&quot;&quot;;&quot;NEXT=&quot;&quot;&quot;&amp;[.E242]&amp;&quot;&quot;&quot;&quot;)))">
            <text:p/>
          </table:table-cell>
          <table:table-cell table:formula="of:=IF([.B241]=&quot;&quot;;&quot;&quot;;VLOOKUP([.B241];[$Tabelas.$A$1:.$C$136];3;0))">
            <text:p/>
          </table:table-cell>
          <table:table-cell table:formula="of:=IF([.A241]=&quot;Campo&quot;; IF(ISERROR(VLOOKUP([.F241];[$Auxiliar.$A$1:.$E$17];5;0));&quot;TYPE=&quot;&quot;&quot;&amp;[.F241]&amp;&quot;&quot;&quot; LENGTH=&quot;&quot;&quot;&amp;[.G241]&amp;&quot;&quot;&quot; &quot;;VLOOKUP([.F241];[$Auxiliar.$A$1:.$E$17];5;0)) &amp; IF(AND([.A241]=&quot;Campo&quot;;[.D241]=&quot;PK&quot;); IF([.I241]=&quot;Sim&quot;;&quot; SEQUENCE=&quot;&quot;true&quot;&quot;&quot;;&quot; SEQUENCE=&quot;&quot;false&quot;&quot;&quot;);&quot;&quot;)&amp;IF([.H241]&lt;&gt;&quot;&quot;;&quot; NOTNULL=&quot;&quot;&quot;&amp;IF([.H241]=&quot;Sim&quot;;&quot;true&quot;;&quot;false&quot;)&amp;&quot;&quot;&quot;&quot;;&quot;&quot;);&quot;&quot;)">
            <text:p/>
          </table:table-cell>
          <table:table-cell table:style-name="ce26" table:formula="of:=IF(AND([.B241]&lt;&gt;[.B240];[.B241]&lt;&gt;&quot;&quot;);&quot;&lt;TABLE NAME=&quot;&quot;&quot;&amp;[.B241]&amp;&quot;&quot;&quot; COMMENT=&quot;&quot;&quot;&amp;[.K241]&amp;&quot;&quot;&quot; &quot;&amp; [.M241] &amp;&quot;&gt;&lt;FIELDS&gt;&quot;;&quot;&quot;) &amp; IF(AND([.A241]=&quot;Chave&quot;;[.A240]=&quot;Campo&quot;);&quot;&lt;KEYS&gt;&quot;;&quot;&quot;) &amp; IF([.A241]=&quot;Chave&quot;;&quot;&lt;KEY NAME=&quot;&quot;&quot;&amp;[.E241]&amp;&quot;&quot;&quot; TYPE=&quot;&quot;&quot;&amp;IF([.D241]=&quot;PK&quot;;&quot;primary&quot;;&quot;foreign&quot;)&amp;&quot;&quot;&quot; FIELDS=&quot;&quot;&quot;&amp;[.C241]&amp;&quot;&quot;&quot;&quot;&amp;IF([.D241]=&quot;FK&quot;;&quot; REFTABLE=&quot;&quot;&quot;&amp;[.F241]&amp;&quot;&quot;&quot; REFFIELDS=&quot;&quot;&quot;&amp;[.G241]&amp;&quot;&quot;&quot;&quot;;&quot;&quot;)&amp;&quot; &quot;&amp;[.L241]&amp;&quot; COMMENT=&quot;&quot;&quot;&amp;[.J241]&amp;&quot;&quot;&quot;&quot;&amp;IF(AND([.A241]=&quot;Campo&quot;;[.D241]=&quot;PK&quot;);&quot; SEQUENCE=&quot;&quot;true&quot;&quot;&quot;;&quot;&quot;)&amp;&quot;/&gt;&quot;;&quot;&quot;) &amp; IF([.A241]=&quot;Campo&quot;;&quot;&lt;FIELD NAME=&quot;&quot;&quot;&amp;[.C241]&amp;&quot;&quot;&quot; &quot;&amp;[.N241]&amp;&quot; &quot;&amp;[.L241]&amp;IF(AND([.A241]=&quot;Campo&quot;;[.D241]&lt;&gt;&quot;PK&quot;);&quot; SEQUENCE=&quot;&quot;false&quot;&quot; &quot;;&quot;&quot;)&amp;&quot; COMMENT=&quot;&quot;&quot;&amp;[.J241]&amp;&quot;&quot;&quot;/&gt;&quot;;&quot;&quot;) &amp; IF(AND([.A241]=&quot;Campo&quot;;[.A242]=&quot;Chave&quot;);&quot;&lt;/FIELDS&gt;&quot;;&quot;&quot;) &amp; IF(AND([.A241]=&quot;Chave&quot;;[.A242]&lt;&gt;&quot;Chave&quot;);&quot;&lt;/KEYS&gt;&quot;;&quot;&quot;) &amp; IF([.B241]&lt;&gt;[.B242];&quot;&lt;/TABLE&gt;&quot;;&quot;&quot;) &amp; IF(AND([.A241]=&quot;&quot;;[.A240]&lt;&gt;&quot;&quot;);&quot;&lt;/TABLES&gt;&lt;/XMLDB&gt;&quot;;&quot;&quot;)">
            <text:p/>
          </table:table-cell>
          <table:table-cell table:style-name="ce27" table:formula="of:=IF(AND([.A241]=&quot;Campo&quot;;[.A241]&lt;&gt;[.A240]);&quot;&lt;Form name=&quot;&quot;newRecord&quot;&quot;&gt;&quot;;&quot;&quot;)&amp;IF([.A241]=&quot;Campo&quot;;&quot;&lt;&quot;&amp;IF([.D241]=&quot;FK&quot;;&quot;Select &quot;;VLOOKUP([.F241];[$Auxiliar.$A$27:.$B$48];2;0))&amp;&quot; id=&quot;&quot;&quot;&amp;[.C241]&amp;&quot;&quot;&quot; label=&quot;&quot;&quot;&amp;[.C241]&amp;&quot;&quot;&quot;&quot;&amp; IF([.D241]=&quot;FK&quot;;&quot; datasource=&quot;&quot;table:&quot;&amp;VLOOKUP(&quot;Chave&quot;&amp;&quot;.&quot;&amp;[.C241];[.$Q$1:.$R$2300];2;0)&amp;&quot;&quot;&quot; bindid=&quot;&quot;id&quot;&quot; bindvalue=&quot;&quot;name&quot;&quot;&quot;;&quot;&quot;)&amp;&quot;required=&quot;&quot;&quot;&amp;IF([.H241]=&quot;Sim&quot;;&quot;true&quot;;&quot;false&quot;)&amp;&quot;&quot;&quot; /&gt;&quot;;&quot;&quot;)&amp;IF(AND([.A241]=&quot;Chave&quot;;[.A240]=&quot;Campo&quot;);&quot;&lt;/Form&gt;&quot;;&quot;&quot;)">
            <text:p/>
          </table:table-cell>
          <table:table-cell table:style-name="ce27" table:formula="of:=IF([.A241]&lt;&gt;&quot;&quot;;[.A241]&amp;&quot;.&quot;&amp;[.C241];&quot;&quot;)">
            <text:p/>
          </table:table-cell>
          <table:table-cell table:style-name="ce27" table:formula="of:=IF([.A241]&lt;&gt;&quot;&quot;;[.F241];&quot;&quot;)">
            <text:p/>
          </table:table-cell>
        </table:table-row>
        <table:table-row table:style-name="ro1">
          <table:table-cell table:formula="of:=IF([Campos.A242]=&quot;&quot;;&quot;&quot;;[Campos.A242])">
            <text:p/>
          </table:table-cell>
          <table:table-cell table:formula="of:=IF([Campos.B242]=&quot;&quot;;&quot;&quot;;[Campos.B242])">
            <text:p/>
          </table:table-cell>
          <table:table-cell table:formula="of:=IF([Campos.C242]=&quot;&quot;;&quot;&quot;;[Campos.C242])">
            <text:p/>
          </table:table-cell>
          <table:table-cell table:formula="of:=IF([Campos.D242]=&quot;&quot;;&quot;&quot;;[Campos.D242])">
            <text:p/>
          </table:table-cell>
          <table:table-cell table:style-name="ce24" table:formula="of:=IF([.A242]=&quot;Chave&quot;;SUBSTITUTE([.C242];&quot;,&quot;;&quot;_&quot;)&amp;ROW([.C242]);[.C242])">
            <text:p/>
          </table:table-cell>
          <table:table-cell table:formula="of:=IF([Campos.F242]=&quot;&quot;;&quot;&quot;;[Campos.F242])">
            <text:p/>
          </table:table-cell>
          <table:table-cell table:formula="of:=IF([Campos.G242]=&quot;&quot;;&quot;&quot;;[Campos.G242])">
            <text:p/>
          </table:table-cell>
          <table:table-cell table:formula="of:=IF([Campos.H242]=&quot;&quot;;&quot;&quot;;[Campos.H242])">
            <text:p/>
          </table:table-cell>
          <table:table-cell table:formula="of:=IF([Campos.E242]=&quot;&quot;;&quot;&quot;;[Campos.E242])">
            <text:p/>
          </table:table-cell>
          <table:table-cell table:formula="of:=IF([Campos.I242]=&quot;&quot;;&quot;&quot;;[Campos.I242])">
            <text:p/>
          </table:table-cell>
          <table:table-cell table:formula="of:=IF([.B242]=&quot;&quot;;&quot;&quot;;VLOOKUP([.B242];[$Tabelas.$A$1:.$B$136];2;0))">
            <text:p/>
          </table:table-cell>
          <table:table-cell table:formula="of:=IF([.A242]=&quot;Campo&quot;;IF([.A242]=&quot;&quot;;&quot;&quot;;IF([.A242]&lt;&gt;[.A241];&quot;&quot;;&quot;PREVIOUS=&quot;&quot;&quot;&amp;[.C241]&amp;&quot;&quot;&quot; &quot;) &amp; IF([.A242]&lt;&gt;[.A243];&quot;&quot;;&quot;NEXT=&quot;&quot;&quot;&amp;[.C243]&amp;&quot;&quot;&quot;&quot;));IF([.A242]=&quot;&quot;;&quot;&quot;;IF([.A242]&lt;&gt;[.A241];&quot;&quot;;&quot;PREVIOUS=&quot;&quot;&quot;&amp;[.E241]&amp;&quot;&quot;&quot; &quot;) &amp; IF([.A242]&lt;&gt;[.A243];&quot;&quot;;&quot;NEXT=&quot;&quot;&quot;&amp;[.E243]&amp;&quot;&quot;&quot;&quot;)))">
            <text:p/>
          </table:table-cell>
          <table:table-cell table:formula="of:=IF([.B242]=&quot;&quot;;&quot;&quot;;VLOOKUP([.B242];[$Tabelas.$A$1:.$C$136];3;0))">
            <text:p/>
          </table:table-cell>
          <table:table-cell table:formula="of:=IF([.A242]=&quot;Campo&quot;; IF(ISERROR(VLOOKUP([.F242];[$Auxiliar.$A$1:.$E$17];5;0));&quot;TYPE=&quot;&quot;&quot;&amp;[.F242]&amp;&quot;&quot;&quot; LENGTH=&quot;&quot;&quot;&amp;[.G242]&amp;&quot;&quot;&quot; &quot;;VLOOKUP([.F242];[$Auxiliar.$A$1:.$E$17];5;0)) &amp; IF(AND([.A242]=&quot;Campo&quot;;[.D242]=&quot;PK&quot;); IF([.I242]=&quot;Sim&quot;;&quot; SEQUENCE=&quot;&quot;true&quot;&quot;&quot;;&quot; SEQUENCE=&quot;&quot;false&quot;&quot;&quot;);&quot;&quot;)&amp;IF([.H242]&lt;&gt;&quot;&quot;;&quot; NOTNULL=&quot;&quot;&quot;&amp;IF([.H242]=&quot;Sim&quot;;&quot;true&quot;;&quot;false&quot;)&amp;&quot;&quot;&quot;&quot;;&quot;&quot;);&quot;&quot;)">
            <text:p/>
          </table:table-cell>
          <table:table-cell table:style-name="ce26" table:formula="of:=IF(AND([.B242]&lt;&gt;[.B241];[.B242]&lt;&gt;&quot;&quot;);&quot;&lt;TABLE NAME=&quot;&quot;&quot;&amp;[.B242]&amp;&quot;&quot;&quot; COMMENT=&quot;&quot;&quot;&amp;[.K242]&amp;&quot;&quot;&quot; &quot;&amp; [.M242] &amp;&quot;&gt;&lt;FIELDS&gt;&quot;;&quot;&quot;) &amp; IF(AND([.A242]=&quot;Chave&quot;;[.A241]=&quot;Campo&quot;);&quot;&lt;KEYS&gt;&quot;;&quot;&quot;) &amp; IF([.A242]=&quot;Chave&quot;;&quot;&lt;KEY NAME=&quot;&quot;&quot;&amp;[.E242]&amp;&quot;&quot;&quot; TYPE=&quot;&quot;&quot;&amp;IF([.D242]=&quot;PK&quot;;&quot;primary&quot;;&quot;foreign&quot;)&amp;&quot;&quot;&quot; FIELDS=&quot;&quot;&quot;&amp;[.C242]&amp;&quot;&quot;&quot;&quot;&amp;IF([.D242]=&quot;FK&quot;;&quot; REFTABLE=&quot;&quot;&quot;&amp;[.F242]&amp;&quot;&quot;&quot; REFFIELDS=&quot;&quot;&quot;&amp;[.G242]&amp;&quot;&quot;&quot;&quot;;&quot;&quot;)&amp;&quot; &quot;&amp;[.L242]&amp;&quot; COMMENT=&quot;&quot;&quot;&amp;[.J242]&amp;&quot;&quot;&quot;&quot;&amp;IF(AND([.A242]=&quot;Campo&quot;;[.D242]=&quot;PK&quot;);&quot; SEQUENCE=&quot;&quot;true&quot;&quot;&quot;;&quot;&quot;)&amp;&quot;/&gt;&quot;;&quot;&quot;) &amp; IF([.A242]=&quot;Campo&quot;;&quot;&lt;FIELD NAME=&quot;&quot;&quot;&amp;[.C242]&amp;&quot;&quot;&quot; &quot;&amp;[.N242]&amp;&quot; &quot;&amp;[.L242]&amp;IF(AND([.A242]=&quot;Campo&quot;;[.D242]&lt;&gt;&quot;PK&quot;);&quot; SEQUENCE=&quot;&quot;false&quot;&quot; &quot;;&quot;&quot;)&amp;&quot; COMMENT=&quot;&quot;&quot;&amp;[.J242]&amp;&quot;&quot;&quot;/&gt;&quot;;&quot;&quot;) &amp; IF(AND([.A242]=&quot;Campo&quot;;[.A243]=&quot;Chave&quot;);&quot;&lt;/FIELDS&gt;&quot;;&quot;&quot;) &amp; IF(AND([.A242]=&quot;Chave&quot;;[.A243]&lt;&gt;&quot;Chave&quot;);&quot;&lt;/KEYS&gt;&quot;;&quot;&quot;) &amp; IF([.B242]&lt;&gt;[.B243];&quot;&lt;/TABLE&gt;&quot;;&quot;&quot;) &amp; IF(AND([.A242]=&quot;&quot;;[.A241]&lt;&gt;&quot;&quot;);&quot;&lt;/TABLES&gt;&lt;/XMLDB&gt;&quot;;&quot;&quot;)">
            <text:p/>
          </table:table-cell>
          <table:table-cell table:style-name="ce27" table:formula="of:=IF(AND([.A242]=&quot;Campo&quot;;[.A242]&lt;&gt;[.A241]);&quot;&lt;Form name=&quot;&quot;newRecord&quot;&quot;&gt;&quot;;&quot;&quot;)&amp;IF([.A242]=&quot;Campo&quot;;&quot;&lt;&quot;&amp;IF([.D242]=&quot;FK&quot;;&quot;Select &quot;;VLOOKUP([.F242];[$Auxiliar.$A$27:.$B$48];2;0))&amp;&quot; id=&quot;&quot;&quot;&amp;[.C242]&amp;&quot;&quot;&quot; label=&quot;&quot;&quot;&amp;[.C242]&amp;&quot;&quot;&quot;&quot;&amp; IF([.D242]=&quot;FK&quot;;&quot; datasource=&quot;&quot;table:&quot;&amp;VLOOKUP(&quot;Chave&quot;&amp;&quot;.&quot;&amp;[.C242];[.$Q$1:.$R$2300];2;0)&amp;&quot;&quot;&quot; bindid=&quot;&quot;id&quot;&quot; bindvalue=&quot;&quot;name&quot;&quot;&quot;;&quot;&quot;)&amp;&quot;required=&quot;&quot;&quot;&amp;IF([.H242]=&quot;Sim&quot;;&quot;true&quot;;&quot;false&quot;)&amp;&quot;&quot;&quot; /&gt;&quot;;&quot;&quot;)&amp;IF(AND([.A242]=&quot;Chave&quot;;[.A241]=&quot;Campo&quot;);&quot;&lt;/Form&gt;&quot;;&quot;&quot;)">
            <text:p/>
          </table:table-cell>
          <table:table-cell table:style-name="ce27" table:formula="of:=IF([.A242]&lt;&gt;&quot;&quot;;[.A242]&amp;&quot;.&quot;&amp;[.C242];&quot;&quot;)">
            <text:p/>
          </table:table-cell>
          <table:table-cell table:style-name="ce27" table:formula="of:=IF([.A242]&lt;&gt;&quot;&quot;;[.F242];&quot;&quot;)">
            <text:p/>
          </table:table-cell>
        </table:table-row>
        <table:table-row table:style-name="ro1">
          <table:table-cell table:formula="of:=IF([Campos.A243]=&quot;&quot;;&quot;&quot;;[Campos.A243])">
            <text:p/>
          </table:table-cell>
          <table:table-cell table:formula="of:=IF([Campos.B243]=&quot;&quot;;&quot;&quot;;[Campos.B243])">
            <text:p/>
          </table:table-cell>
          <table:table-cell table:formula="of:=IF([Campos.C243]=&quot;&quot;;&quot;&quot;;[Campos.C243])">
            <text:p/>
          </table:table-cell>
          <table:table-cell table:formula="of:=IF([Campos.D243]=&quot;&quot;;&quot;&quot;;[Campos.D243])">
            <text:p/>
          </table:table-cell>
          <table:table-cell table:style-name="ce24" table:formula="of:=IF([.A243]=&quot;Chave&quot;;SUBSTITUTE([.C243];&quot;,&quot;;&quot;_&quot;)&amp;ROW([.C243]);[.C243])">
            <text:p/>
          </table:table-cell>
          <table:table-cell table:formula="of:=IF([Campos.F243]=&quot;&quot;;&quot;&quot;;[Campos.F243])">
            <text:p/>
          </table:table-cell>
          <table:table-cell table:formula="of:=IF([Campos.G243]=&quot;&quot;;&quot;&quot;;[Campos.G243])">
            <text:p/>
          </table:table-cell>
          <table:table-cell table:formula="of:=IF([Campos.H243]=&quot;&quot;;&quot;&quot;;[Campos.H243])">
            <text:p/>
          </table:table-cell>
          <table:table-cell table:formula="of:=IF([Campos.E243]=&quot;&quot;;&quot;&quot;;[Campos.E243])">
            <text:p/>
          </table:table-cell>
          <table:table-cell table:formula="of:=IF([Campos.I243]=&quot;&quot;;&quot;&quot;;[Campos.I243])">
            <text:p/>
          </table:table-cell>
          <table:table-cell table:formula="of:=IF([.B243]=&quot;&quot;;&quot;&quot;;VLOOKUP([.B243];[$Tabelas.$A$1:.$B$136];2;0))">
            <text:p/>
          </table:table-cell>
          <table:table-cell table:formula="of:=IF([.A243]=&quot;Campo&quot;;IF([.A243]=&quot;&quot;;&quot;&quot;;IF([.A243]&lt;&gt;[.A242];&quot;&quot;;&quot;PREVIOUS=&quot;&quot;&quot;&amp;[.C242]&amp;&quot;&quot;&quot; &quot;) &amp; IF([.A243]&lt;&gt;[.A244];&quot;&quot;;&quot;NEXT=&quot;&quot;&quot;&amp;[.C244]&amp;&quot;&quot;&quot;&quot;));IF([.A243]=&quot;&quot;;&quot;&quot;;IF([.A243]&lt;&gt;[.A242];&quot;&quot;;&quot;PREVIOUS=&quot;&quot;&quot;&amp;[.E242]&amp;&quot;&quot;&quot; &quot;) &amp; IF([.A243]&lt;&gt;[.A244];&quot;&quot;;&quot;NEXT=&quot;&quot;&quot;&amp;[.E244]&amp;&quot;&quot;&quot;&quot;)))">
            <text:p/>
          </table:table-cell>
          <table:table-cell table:formula="of:=IF([.B243]=&quot;&quot;;&quot;&quot;;VLOOKUP([.B243];[$Tabelas.$A$1:.$C$136];3;0))">
            <text:p/>
          </table:table-cell>
          <table:table-cell table:formula="of:=IF([.A243]=&quot;Campo&quot;; IF(ISERROR(VLOOKUP([.F243];[$Auxiliar.$A$1:.$E$17];5;0));&quot;TYPE=&quot;&quot;&quot;&amp;[.F243]&amp;&quot;&quot;&quot; LENGTH=&quot;&quot;&quot;&amp;[.G243]&amp;&quot;&quot;&quot; &quot;;VLOOKUP([.F243];[$Auxiliar.$A$1:.$E$17];5;0)) &amp; IF(AND([.A243]=&quot;Campo&quot;;[.D243]=&quot;PK&quot;); IF([.I243]=&quot;Sim&quot;;&quot; SEQUENCE=&quot;&quot;true&quot;&quot;&quot;;&quot; SEQUENCE=&quot;&quot;false&quot;&quot;&quot;);&quot;&quot;)&amp;IF([.H243]&lt;&gt;&quot;&quot;;&quot; NOTNULL=&quot;&quot;&quot;&amp;IF([.H243]=&quot;Sim&quot;;&quot;true&quot;;&quot;false&quot;)&amp;&quot;&quot;&quot;&quot;;&quot;&quot;);&quot;&quot;)">
            <text:p/>
          </table:table-cell>
          <table:table-cell table:style-name="ce26" table:formula="of:=IF(AND([.B243]&lt;&gt;[.B242];[.B243]&lt;&gt;&quot;&quot;);&quot;&lt;TABLE NAME=&quot;&quot;&quot;&amp;[.B243]&amp;&quot;&quot;&quot; COMMENT=&quot;&quot;&quot;&amp;[.K243]&amp;&quot;&quot;&quot; &quot;&amp; [.M243] &amp;&quot;&gt;&lt;FIELDS&gt;&quot;;&quot;&quot;) &amp; IF(AND([.A243]=&quot;Chave&quot;;[.A242]=&quot;Campo&quot;);&quot;&lt;KEYS&gt;&quot;;&quot;&quot;) &amp; IF([.A243]=&quot;Chave&quot;;&quot;&lt;KEY NAME=&quot;&quot;&quot;&amp;[.E243]&amp;&quot;&quot;&quot; TYPE=&quot;&quot;&quot;&amp;IF([.D243]=&quot;PK&quot;;&quot;primary&quot;;&quot;foreign&quot;)&amp;&quot;&quot;&quot; FIELDS=&quot;&quot;&quot;&amp;[.C243]&amp;&quot;&quot;&quot;&quot;&amp;IF([.D243]=&quot;FK&quot;;&quot; REFTABLE=&quot;&quot;&quot;&amp;[.F243]&amp;&quot;&quot;&quot; REFFIELDS=&quot;&quot;&quot;&amp;[.G243]&amp;&quot;&quot;&quot;&quot;;&quot;&quot;)&amp;&quot; &quot;&amp;[.L243]&amp;&quot; COMMENT=&quot;&quot;&quot;&amp;[.J243]&amp;&quot;&quot;&quot;&quot;&amp;IF(AND([.A243]=&quot;Campo&quot;;[.D243]=&quot;PK&quot;);&quot; SEQUENCE=&quot;&quot;true&quot;&quot;&quot;;&quot;&quot;)&amp;&quot;/&gt;&quot;;&quot;&quot;) &amp; IF([.A243]=&quot;Campo&quot;;&quot;&lt;FIELD NAME=&quot;&quot;&quot;&amp;[.C243]&amp;&quot;&quot;&quot; &quot;&amp;[.N243]&amp;&quot; &quot;&amp;[.L243]&amp;IF(AND([.A243]=&quot;Campo&quot;;[.D243]&lt;&gt;&quot;PK&quot;);&quot; SEQUENCE=&quot;&quot;false&quot;&quot; &quot;;&quot;&quot;)&amp;&quot; COMMENT=&quot;&quot;&quot;&amp;[.J243]&amp;&quot;&quot;&quot;/&gt;&quot;;&quot;&quot;) &amp; IF(AND([.A243]=&quot;Campo&quot;;[.A244]=&quot;Chave&quot;);&quot;&lt;/FIELDS&gt;&quot;;&quot;&quot;) &amp; IF(AND([.A243]=&quot;Chave&quot;;[.A244]&lt;&gt;&quot;Chave&quot;);&quot;&lt;/KEYS&gt;&quot;;&quot;&quot;) &amp; IF([.B243]&lt;&gt;[.B244];&quot;&lt;/TABLE&gt;&quot;;&quot;&quot;) &amp; IF(AND([.A243]=&quot;&quot;;[.A242]&lt;&gt;&quot;&quot;);&quot;&lt;/TABLES&gt;&lt;/XMLDB&gt;&quot;;&quot;&quot;)">
            <text:p/>
          </table:table-cell>
          <table:table-cell table:style-name="ce27" table:formula="of:=IF(AND([.A243]=&quot;Campo&quot;;[.A243]&lt;&gt;[.A242]);&quot;&lt;Form name=&quot;&quot;newRecord&quot;&quot;&gt;&quot;;&quot;&quot;)&amp;IF([.A243]=&quot;Campo&quot;;&quot;&lt;&quot;&amp;IF([.D243]=&quot;FK&quot;;&quot;Select &quot;;VLOOKUP([.F243];[$Auxiliar.$A$27:.$B$48];2;0))&amp;&quot; id=&quot;&quot;&quot;&amp;[.C243]&amp;&quot;&quot;&quot; label=&quot;&quot;&quot;&amp;[.C243]&amp;&quot;&quot;&quot;&quot;&amp; IF([.D243]=&quot;FK&quot;;&quot; datasource=&quot;&quot;table:&quot;&amp;VLOOKUP(&quot;Chave&quot;&amp;&quot;.&quot;&amp;[.C243];[.$Q$1:.$R$2300];2;0)&amp;&quot;&quot;&quot; bindid=&quot;&quot;id&quot;&quot; bindvalue=&quot;&quot;name&quot;&quot;&quot;;&quot;&quot;)&amp;&quot;required=&quot;&quot;&quot;&amp;IF([.H243]=&quot;Sim&quot;;&quot;true&quot;;&quot;false&quot;)&amp;&quot;&quot;&quot; /&gt;&quot;;&quot;&quot;)&amp;IF(AND([.A243]=&quot;Chave&quot;;[.A242]=&quot;Campo&quot;);&quot;&lt;/Form&gt;&quot;;&quot;&quot;)">
            <text:p/>
          </table:table-cell>
          <table:table-cell table:style-name="ce27" table:formula="of:=IF([.A243]&lt;&gt;&quot;&quot;;[.A243]&amp;&quot;.&quot;&amp;[.C243];&quot;&quot;)">
            <text:p/>
          </table:table-cell>
          <table:table-cell table:style-name="ce27" table:formula="of:=IF([.A243]&lt;&gt;&quot;&quot;;[.F243];&quot;&quot;)">
            <text:p/>
          </table:table-cell>
        </table:table-row>
        <table:table-row table:style-name="ro1">
          <table:table-cell table:formula="of:=IF([Campos.A244]=&quot;&quot;;&quot;&quot;;[Campos.A244])">
            <text:p/>
          </table:table-cell>
          <table:table-cell table:formula="of:=IF([Campos.B244]=&quot;&quot;;&quot;&quot;;[Campos.B244])">
            <text:p/>
          </table:table-cell>
          <table:table-cell table:formula="of:=IF([Campos.C244]=&quot;&quot;;&quot;&quot;;[Campos.C244])">
            <text:p/>
          </table:table-cell>
          <table:table-cell table:formula="of:=IF([Campos.D244]=&quot;&quot;;&quot;&quot;;[Campos.D244])">
            <text:p/>
          </table:table-cell>
          <table:table-cell table:style-name="ce24" table:formula="of:=IF([.A244]=&quot;Chave&quot;;SUBSTITUTE([.C244];&quot;,&quot;;&quot;_&quot;)&amp;ROW([.C244]);[.C244])">
            <text:p/>
          </table:table-cell>
          <table:table-cell table:formula="of:=IF([Campos.F244]=&quot;&quot;;&quot;&quot;;[Campos.F244])">
            <text:p/>
          </table:table-cell>
          <table:table-cell table:formula="of:=IF([Campos.G244]=&quot;&quot;;&quot;&quot;;[Campos.G244])">
            <text:p/>
          </table:table-cell>
          <table:table-cell table:formula="of:=IF([Campos.H244]=&quot;&quot;;&quot;&quot;;[Campos.H244])">
            <text:p/>
          </table:table-cell>
          <table:table-cell table:formula="of:=IF([Campos.E244]=&quot;&quot;;&quot;&quot;;[Campos.E244])">
            <text:p/>
          </table:table-cell>
          <table:table-cell table:formula="of:=IF([Campos.I244]=&quot;&quot;;&quot;&quot;;[Campos.I244])">
            <text:p/>
          </table:table-cell>
          <table:table-cell table:formula="of:=IF([.B244]=&quot;&quot;;&quot;&quot;;VLOOKUP([.B244];[$Tabelas.$A$1:.$B$136];2;0))">
            <text:p/>
          </table:table-cell>
          <table:table-cell table:formula="of:=IF([.A244]=&quot;Campo&quot;;IF([.A244]=&quot;&quot;;&quot;&quot;;IF([.A244]&lt;&gt;[.A243];&quot;&quot;;&quot;PREVIOUS=&quot;&quot;&quot;&amp;[.C243]&amp;&quot;&quot;&quot; &quot;) &amp; IF([.A244]&lt;&gt;[.A245];&quot;&quot;;&quot;NEXT=&quot;&quot;&quot;&amp;[.C245]&amp;&quot;&quot;&quot;&quot;));IF([.A244]=&quot;&quot;;&quot;&quot;;IF([.A244]&lt;&gt;[.A243];&quot;&quot;;&quot;PREVIOUS=&quot;&quot;&quot;&amp;[.E243]&amp;&quot;&quot;&quot; &quot;) &amp; IF([.A244]&lt;&gt;[.A245];&quot;&quot;;&quot;NEXT=&quot;&quot;&quot;&amp;[.E245]&amp;&quot;&quot;&quot;&quot;)))">
            <text:p/>
          </table:table-cell>
          <table:table-cell table:formula="of:=IF([.B244]=&quot;&quot;;&quot;&quot;;VLOOKUP([.B244];[$Tabelas.$A$1:.$C$136];3;0))">
            <text:p/>
          </table:table-cell>
          <table:table-cell table:formula="of:=IF([.A244]=&quot;Campo&quot;; IF(ISERROR(VLOOKUP([.F244];[$Auxiliar.$A$1:.$E$17];5;0));&quot;TYPE=&quot;&quot;&quot;&amp;[.F244]&amp;&quot;&quot;&quot; LENGTH=&quot;&quot;&quot;&amp;[.G244]&amp;&quot;&quot;&quot; &quot;;VLOOKUP([.F244];[$Auxiliar.$A$1:.$E$17];5;0)) &amp; IF(AND([.A244]=&quot;Campo&quot;;[.D244]=&quot;PK&quot;); IF([.I244]=&quot;Sim&quot;;&quot; SEQUENCE=&quot;&quot;true&quot;&quot;&quot;;&quot; SEQUENCE=&quot;&quot;false&quot;&quot;&quot;);&quot;&quot;)&amp;IF([.H244]&lt;&gt;&quot;&quot;;&quot; NOTNULL=&quot;&quot;&quot;&amp;IF([.H244]=&quot;Sim&quot;;&quot;true&quot;;&quot;false&quot;)&amp;&quot;&quot;&quot;&quot;;&quot;&quot;);&quot;&quot;)">
            <text:p/>
          </table:table-cell>
          <table:table-cell table:style-name="ce26" table:formula="of:=IF(AND([.B244]&lt;&gt;[.B243];[.B244]&lt;&gt;&quot;&quot;);&quot;&lt;TABLE NAME=&quot;&quot;&quot;&amp;[.B244]&amp;&quot;&quot;&quot; COMMENT=&quot;&quot;&quot;&amp;[.K244]&amp;&quot;&quot;&quot; &quot;&amp; [.M244] &amp;&quot;&gt;&lt;FIELDS&gt;&quot;;&quot;&quot;) &amp; IF(AND([.A244]=&quot;Chave&quot;;[.A243]=&quot;Campo&quot;);&quot;&lt;KEYS&gt;&quot;;&quot;&quot;) &amp; IF([.A244]=&quot;Chave&quot;;&quot;&lt;KEY NAME=&quot;&quot;&quot;&amp;[.E244]&amp;&quot;&quot;&quot; TYPE=&quot;&quot;&quot;&amp;IF([.D244]=&quot;PK&quot;;&quot;primary&quot;;&quot;foreign&quot;)&amp;&quot;&quot;&quot; FIELDS=&quot;&quot;&quot;&amp;[.C244]&amp;&quot;&quot;&quot;&quot;&amp;IF([.D244]=&quot;FK&quot;;&quot; REFTABLE=&quot;&quot;&quot;&amp;[.F244]&amp;&quot;&quot;&quot; REFFIELDS=&quot;&quot;&quot;&amp;[.G244]&amp;&quot;&quot;&quot;&quot;;&quot;&quot;)&amp;&quot; &quot;&amp;[.L244]&amp;&quot; COMMENT=&quot;&quot;&quot;&amp;[.J244]&amp;&quot;&quot;&quot;&quot;&amp;IF(AND([.A244]=&quot;Campo&quot;;[.D244]=&quot;PK&quot;);&quot; SEQUENCE=&quot;&quot;true&quot;&quot;&quot;;&quot;&quot;)&amp;&quot;/&gt;&quot;;&quot;&quot;) &amp; IF([.A244]=&quot;Campo&quot;;&quot;&lt;FIELD NAME=&quot;&quot;&quot;&amp;[.C244]&amp;&quot;&quot;&quot; &quot;&amp;[.N244]&amp;&quot; &quot;&amp;[.L244]&amp;IF(AND([.A244]=&quot;Campo&quot;;[.D244]&lt;&gt;&quot;PK&quot;);&quot; SEQUENCE=&quot;&quot;false&quot;&quot; &quot;;&quot;&quot;)&amp;&quot; COMMENT=&quot;&quot;&quot;&amp;[.J244]&amp;&quot;&quot;&quot;/&gt;&quot;;&quot;&quot;) &amp; IF(AND([.A244]=&quot;Campo&quot;;[.A245]=&quot;Chave&quot;);&quot;&lt;/FIELDS&gt;&quot;;&quot;&quot;) &amp; IF(AND([.A244]=&quot;Chave&quot;;[.A245]&lt;&gt;&quot;Chave&quot;);&quot;&lt;/KEYS&gt;&quot;;&quot;&quot;) &amp; IF([.B244]&lt;&gt;[.B245];&quot;&lt;/TABLE&gt;&quot;;&quot;&quot;) &amp; IF(AND([.A244]=&quot;&quot;;[.A243]&lt;&gt;&quot;&quot;);&quot;&lt;/TABLES&gt;&lt;/XMLDB&gt;&quot;;&quot;&quot;)">
            <text:p/>
          </table:table-cell>
          <table:table-cell table:style-name="ce27" table:formula="of:=IF(AND([.A244]=&quot;Campo&quot;;[.A244]&lt;&gt;[.A243]);&quot;&lt;Form name=&quot;&quot;newRecord&quot;&quot;&gt;&quot;;&quot;&quot;)&amp;IF([.A244]=&quot;Campo&quot;;&quot;&lt;&quot;&amp;IF([.D244]=&quot;FK&quot;;&quot;Select &quot;;VLOOKUP([.F244];[$Auxiliar.$A$27:.$B$48];2;0))&amp;&quot; id=&quot;&quot;&quot;&amp;[.C244]&amp;&quot;&quot;&quot; label=&quot;&quot;&quot;&amp;[.C244]&amp;&quot;&quot;&quot;&quot;&amp; IF([.D244]=&quot;FK&quot;;&quot; datasource=&quot;&quot;table:&quot;&amp;VLOOKUP(&quot;Chave&quot;&amp;&quot;.&quot;&amp;[.C244];[.$Q$1:.$R$2300];2;0)&amp;&quot;&quot;&quot; bindid=&quot;&quot;id&quot;&quot; bindvalue=&quot;&quot;name&quot;&quot;&quot;;&quot;&quot;)&amp;&quot;required=&quot;&quot;&quot;&amp;IF([.H244]=&quot;Sim&quot;;&quot;true&quot;;&quot;false&quot;)&amp;&quot;&quot;&quot; /&gt;&quot;;&quot;&quot;)&amp;IF(AND([.A244]=&quot;Chave&quot;;[.A243]=&quot;Campo&quot;);&quot;&lt;/Form&gt;&quot;;&quot;&quot;)">
            <text:p/>
          </table:table-cell>
          <table:table-cell table:style-name="ce27" table:formula="of:=IF([.A244]&lt;&gt;&quot;&quot;;[.A244]&amp;&quot;.&quot;&amp;[.C244];&quot;&quot;)">
            <text:p/>
          </table:table-cell>
          <table:table-cell table:style-name="ce27" table:formula="of:=IF([.A244]&lt;&gt;&quot;&quot;;[.F244];&quot;&quot;)">
            <text:p/>
          </table:table-cell>
        </table:table-row>
        <table:table-row table:style-name="ro1">
          <table:table-cell table:formula="of:=IF([Campos.A245]=&quot;&quot;;&quot;&quot;;[Campos.A245])">
            <text:p/>
          </table:table-cell>
          <table:table-cell table:formula="of:=IF([Campos.B245]=&quot;&quot;;&quot;&quot;;[Campos.B245])">
            <text:p/>
          </table:table-cell>
          <table:table-cell table:formula="of:=IF([Campos.C245]=&quot;&quot;;&quot;&quot;;[Campos.C245])">
            <text:p/>
          </table:table-cell>
          <table:table-cell table:formula="of:=IF([Campos.D245]=&quot;&quot;;&quot;&quot;;[Campos.D245])">
            <text:p/>
          </table:table-cell>
          <table:table-cell table:style-name="ce24" table:formula="of:=IF([.A245]=&quot;Chave&quot;;SUBSTITUTE([.C245];&quot;,&quot;;&quot;_&quot;)&amp;ROW([.C245]);[.C245])">
            <text:p/>
          </table:table-cell>
          <table:table-cell table:formula="of:=IF([Campos.F245]=&quot;&quot;;&quot;&quot;;[Campos.F245])">
            <text:p/>
          </table:table-cell>
          <table:table-cell table:formula="of:=IF([Campos.G245]=&quot;&quot;;&quot;&quot;;[Campos.G245])">
            <text:p/>
          </table:table-cell>
          <table:table-cell table:formula="of:=IF([Campos.H245]=&quot;&quot;;&quot;&quot;;[Campos.H245])">
            <text:p/>
          </table:table-cell>
          <table:table-cell table:formula="of:=IF([Campos.E245]=&quot;&quot;;&quot;&quot;;[Campos.E245])">
            <text:p/>
          </table:table-cell>
          <table:table-cell table:formula="of:=IF([Campos.I245]=&quot;&quot;;&quot;&quot;;[Campos.I245])">
            <text:p/>
          </table:table-cell>
          <table:table-cell table:formula="of:=IF([.B245]=&quot;&quot;;&quot;&quot;;VLOOKUP([.B245];[$Tabelas.$A$1:.$B$136];2;0))">
            <text:p/>
          </table:table-cell>
          <table:table-cell table:formula="of:=IF([.A245]=&quot;Campo&quot;;IF([.A245]=&quot;&quot;;&quot;&quot;;IF([.A245]&lt;&gt;[.A244];&quot;&quot;;&quot;PREVIOUS=&quot;&quot;&quot;&amp;[.C244]&amp;&quot;&quot;&quot; &quot;) &amp; IF([.A245]&lt;&gt;[.A246];&quot;&quot;;&quot;NEXT=&quot;&quot;&quot;&amp;[.C246]&amp;&quot;&quot;&quot;&quot;));IF([.A245]=&quot;&quot;;&quot;&quot;;IF([.A245]&lt;&gt;[.A244];&quot;&quot;;&quot;PREVIOUS=&quot;&quot;&quot;&amp;[.E244]&amp;&quot;&quot;&quot; &quot;) &amp; IF([.A245]&lt;&gt;[.A246];&quot;&quot;;&quot;NEXT=&quot;&quot;&quot;&amp;[.E246]&amp;&quot;&quot;&quot;&quot;)))">
            <text:p/>
          </table:table-cell>
          <table:table-cell table:formula="of:=IF([.B245]=&quot;&quot;;&quot;&quot;;VLOOKUP([.B245];[$Tabelas.$A$1:.$C$136];3;0))">
            <text:p/>
          </table:table-cell>
          <table:table-cell table:formula="of:=IF([.A245]=&quot;Campo&quot;; IF(ISERROR(VLOOKUP([.F245];[$Auxiliar.$A$1:.$E$17];5;0));&quot;TYPE=&quot;&quot;&quot;&amp;[.F245]&amp;&quot;&quot;&quot; LENGTH=&quot;&quot;&quot;&amp;[.G245]&amp;&quot;&quot;&quot; &quot;;VLOOKUP([.F245];[$Auxiliar.$A$1:.$E$17];5;0)) &amp; IF(AND([.A245]=&quot;Campo&quot;;[.D245]=&quot;PK&quot;); IF([.I245]=&quot;Sim&quot;;&quot; SEQUENCE=&quot;&quot;true&quot;&quot;&quot;;&quot; SEQUENCE=&quot;&quot;false&quot;&quot;&quot;);&quot;&quot;)&amp;IF([.H245]&lt;&gt;&quot;&quot;;&quot; NOTNULL=&quot;&quot;&quot;&amp;IF([.H245]=&quot;Sim&quot;;&quot;true&quot;;&quot;false&quot;)&amp;&quot;&quot;&quot;&quot;;&quot;&quot;);&quot;&quot;)">
            <text:p/>
          </table:table-cell>
          <table:table-cell table:style-name="ce26" table:formula="of:=IF(AND([.B245]&lt;&gt;[.B244];[.B245]&lt;&gt;&quot;&quot;);&quot;&lt;TABLE NAME=&quot;&quot;&quot;&amp;[.B245]&amp;&quot;&quot;&quot; COMMENT=&quot;&quot;&quot;&amp;[.K245]&amp;&quot;&quot;&quot; &quot;&amp; [.M245] &amp;&quot;&gt;&lt;FIELDS&gt;&quot;;&quot;&quot;) &amp; IF(AND([.A245]=&quot;Chave&quot;;[.A244]=&quot;Campo&quot;);&quot;&lt;KEYS&gt;&quot;;&quot;&quot;) &amp; IF([.A245]=&quot;Chave&quot;;&quot;&lt;KEY NAME=&quot;&quot;&quot;&amp;[.E245]&amp;&quot;&quot;&quot; TYPE=&quot;&quot;&quot;&amp;IF([.D245]=&quot;PK&quot;;&quot;primary&quot;;&quot;foreign&quot;)&amp;&quot;&quot;&quot; FIELDS=&quot;&quot;&quot;&amp;[.C245]&amp;&quot;&quot;&quot;&quot;&amp;IF([.D245]=&quot;FK&quot;;&quot; REFTABLE=&quot;&quot;&quot;&amp;[.F245]&amp;&quot;&quot;&quot; REFFIELDS=&quot;&quot;&quot;&amp;[.G245]&amp;&quot;&quot;&quot;&quot;;&quot;&quot;)&amp;&quot; &quot;&amp;[.L245]&amp;&quot; COMMENT=&quot;&quot;&quot;&amp;[.J245]&amp;&quot;&quot;&quot;&quot;&amp;IF(AND([.A245]=&quot;Campo&quot;;[.D245]=&quot;PK&quot;);&quot; SEQUENCE=&quot;&quot;true&quot;&quot;&quot;;&quot;&quot;)&amp;&quot;/&gt;&quot;;&quot;&quot;) &amp; IF([.A245]=&quot;Campo&quot;;&quot;&lt;FIELD NAME=&quot;&quot;&quot;&amp;[.C245]&amp;&quot;&quot;&quot; &quot;&amp;[.N245]&amp;&quot; &quot;&amp;[.L245]&amp;IF(AND([.A245]=&quot;Campo&quot;;[.D245]&lt;&gt;&quot;PK&quot;);&quot; SEQUENCE=&quot;&quot;false&quot;&quot; &quot;;&quot;&quot;)&amp;&quot; COMMENT=&quot;&quot;&quot;&amp;[.J245]&amp;&quot;&quot;&quot;/&gt;&quot;;&quot;&quot;) &amp; IF(AND([.A245]=&quot;Campo&quot;;[.A246]=&quot;Chave&quot;);&quot;&lt;/FIELDS&gt;&quot;;&quot;&quot;) &amp; IF(AND([.A245]=&quot;Chave&quot;;[.A246]&lt;&gt;&quot;Chave&quot;);&quot;&lt;/KEYS&gt;&quot;;&quot;&quot;) &amp; IF([.B245]&lt;&gt;[.B246];&quot;&lt;/TABLE&gt;&quot;;&quot;&quot;) &amp; IF(AND([.A245]=&quot;&quot;;[.A244]&lt;&gt;&quot;&quot;);&quot;&lt;/TABLES&gt;&lt;/XMLDB&gt;&quot;;&quot;&quot;)">
            <text:p/>
          </table:table-cell>
          <table:table-cell table:style-name="ce27" table:formula="of:=IF(AND([.A245]=&quot;Campo&quot;;[.A245]&lt;&gt;[.A244]);&quot;&lt;Form name=&quot;&quot;newRecord&quot;&quot;&gt;&quot;;&quot;&quot;)&amp;IF([.A245]=&quot;Campo&quot;;&quot;&lt;&quot;&amp;IF([.D245]=&quot;FK&quot;;&quot;Select &quot;;VLOOKUP([.F245];[$Auxiliar.$A$27:.$B$48];2;0))&amp;&quot; id=&quot;&quot;&quot;&amp;[.C245]&amp;&quot;&quot;&quot; label=&quot;&quot;&quot;&amp;[.C245]&amp;&quot;&quot;&quot;&quot;&amp; IF([.D245]=&quot;FK&quot;;&quot; datasource=&quot;&quot;table:&quot;&amp;VLOOKUP(&quot;Chave&quot;&amp;&quot;.&quot;&amp;[.C245];[.$Q$1:.$R$2300];2;0)&amp;&quot;&quot;&quot; bindid=&quot;&quot;id&quot;&quot; bindvalue=&quot;&quot;name&quot;&quot;&quot;;&quot;&quot;)&amp;&quot;required=&quot;&quot;&quot;&amp;IF([.H245]=&quot;Sim&quot;;&quot;true&quot;;&quot;false&quot;)&amp;&quot;&quot;&quot; /&gt;&quot;;&quot;&quot;)&amp;IF(AND([.A245]=&quot;Chave&quot;;[.A244]=&quot;Campo&quot;);&quot;&lt;/Form&gt;&quot;;&quot;&quot;)">
            <text:p/>
          </table:table-cell>
          <table:table-cell table:style-name="ce27" table:formula="of:=IF([.A245]&lt;&gt;&quot;&quot;;[.A245]&amp;&quot;.&quot;&amp;[.C245];&quot;&quot;)">
            <text:p/>
          </table:table-cell>
          <table:table-cell table:style-name="ce27" table:formula="of:=IF([.A245]&lt;&gt;&quot;&quot;;[.F245];&quot;&quot;)">
            <text:p/>
          </table:table-cell>
        </table:table-row>
        <table:table-row table:style-name="ro1">
          <table:table-cell table:formula="of:=IF([Campos.A246]=&quot;&quot;;&quot;&quot;;[Campos.A246])">
            <text:p/>
          </table:table-cell>
          <table:table-cell table:formula="of:=IF([Campos.B246]=&quot;&quot;;&quot;&quot;;[Campos.B246])">
            <text:p/>
          </table:table-cell>
          <table:table-cell table:formula="of:=IF([Campos.C246]=&quot;&quot;;&quot;&quot;;[Campos.C246])">
            <text:p/>
          </table:table-cell>
          <table:table-cell table:formula="of:=IF([Campos.D246]=&quot;&quot;;&quot;&quot;;[Campos.D246])">
            <text:p/>
          </table:table-cell>
          <table:table-cell table:style-name="ce24" table:formula="of:=IF([.A246]=&quot;Chave&quot;;SUBSTITUTE([.C246];&quot;,&quot;;&quot;_&quot;)&amp;ROW([.C246]);[.C246])">
            <text:p/>
          </table:table-cell>
          <table:table-cell table:formula="of:=IF([Campos.F246]=&quot;&quot;;&quot;&quot;;[Campos.F246])">
            <text:p/>
          </table:table-cell>
          <table:table-cell table:formula="of:=IF([Campos.G246]=&quot;&quot;;&quot;&quot;;[Campos.G246])">
            <text:p/>
          </table:table-cell>
          <table:table-cell table:formula="of:=IF([Campos.H246]=&quot;&quot;;&quot;&quot;;[Campos.H246])">
            <text:p/>
          </table:table-cell>
          <table:table-cell table:formula="of:=IF([Campos.E246]=&quot;&quot;;&quot;&quot;;[Campos.E246])">
            <text:p/>
          </table:table-cell>
          <table:table-cell table:formula="of:=IF([Campos.I246]=&quot;&quot;;&quot;&quot;;[Campos.I246])">
            <text:p/>
          </table:table-cell>
          <table:table-cell table:formula="of:=IF([.B246]=&quot;&quot;;&quot;&quot;;VLOOKUP([.B246];[$Tabelas.$A$1:.$B$136];2;0))">
            <text:p/>
          </table:table-cell>
          <table:table-cell table:formula="of:=IF([.A246]=&quot;Campo&quot;;IF([.A246]=&quot;&quot;;&quot;&quot;;IF([.A246]&lt;&gt;[.A245];&quot;&quot;;&quot;PREVIOUS=&quot;&quot;&quot;&amp;[.C245]&amp;&quot;&quot;&quot; &quot;) &amp; IF([.A246]&lt;&gt;[.A247];&quot;&quot;;&quot;NEXT=&quot;&quot;&quot;&amp;[.C247]&amp;&quot;&quot;&quot;&quot;));IF([.A246]=&quot;&quot;;&quot;&quot;;IF([.A246]&lt;&gt;[.A245];&quot;&quot;;&quot;PREVIOUS=&quot;&quot;&quot;&amp;[.E245]&amp;&quot;&quot;&quot; &quot;) &amp; IF([.A246]&lt;&gt;[.A247];&quot;&quot;;&quot;NEXT=&quot;&quot;&quot;&amp;[.E247]&amp;&quot;&quot;&quot;&quot;)))">
            <text:p/>
          </table:table-cell>
          <table:table-cell table:formula="of:=IF([.B246]=&quot;&quot;;&quot;&quot;;VLOOKUP([.B246];[$Tabelas.$A$1:.$C$136];3;0))">
            <text:p/>
          </table:table-cell>
          <table:table-cell table:formula="of:=IF([.A246]=&quot;Campo&quot;; IF(ISERROR(VLOOKUP([.F246];[$Auxiliar.$A$1:.$E$17];5;0));&quot;TYPE=&quot;&quot;&quot;&amp;[.F246]&amp;&quot;&quot;&quot; LENGTH=&quot;&quot;&quot;&amp;[.G246]&amp;&quot;&quot;&quot; &quot;;VLOOKUP([.F246];[$Auxiliar.$A$1:.$E$17];5;0)) &amp; IF(AND([.A246]=&quot;Campo&quot;;[.D246]=&quot;PK&quot;); IF([.I246]=&quot;Sim&quot;;&quot; SEQUENCE=&quot;&quot;true&quot;&quot;&quot;;&quot; SEQUENCE=&quot;&quot;false&quot;&quot;&quot;);&quot;&quot;)&amp;IF([.H246]&lt;&gt;&quot;&quot;;&quot; NOTNULL=&quot;&quot;&quot;&amp;IF([.H246]=&quot;Sim&quot;;&quot;true&quot;;&quot;false&quot;)&amp;&quot;&quot;&quot;&quot;;&quot;&quot;);&quot;&quot;)">
            <text:p/>
          </table:table-cell>
          <table:table-cell table:style-name="ce26" table:formula="of:=IF(AND([.B246]&lt;&gt;[.B245];[.B246]&lt;&gt;&quot;&quot;);&quot;&lt;TABLE NAME=&quot;&quot;&quot;&amp;[.B246]&amp;&quot;&quot;&quot; COMMENT=&quot;&quot;&quot;&amp;[.K246]&amp;&quot;&quot;&quot; &quot;&amp; [.M246] &amp;&quot;&gt;&lt;FIELDS&gt;&quot;;&quot;&quot;) &amp; IF(AND([.A246]=&quot;Chave&quot;;[.A245]=&quot;Campo&quot;);&quot;&lt;KEYS&gt;&quot;;&quot;&quot;) &amp; IF([.A246]=&quot;Chave&quot;;&quot;&lt;KEY NAME=&quot;&quot;&quot;&amp;[.E246]&amp;&quot;&quot;&quot; TYPE=&quot;&quot;&quot;&amp;IF([.D246]=&quot;PK&quot;;&quot;primary&quot;;&quot;foreign&quot;)&amp;&quot;&quot;&quot; FIELDS=&quot;&quot;&quot;&amp;[.C246]&amp;&quot;&quot;&quot;&quot;&amp;IF([.D246]=&quot;FK&quot;;&quot; REFTABLE=&quot;&quot;&quot;&amp;[.F246]&amp;&quot;&quot;&quot; REFFIELDS=&quot;&quot;&quot;&amp;[.G246]&amp;&quot;&quot;&quot;&quot;;&quot;&quot;)&amp;&quot; &quot;&amp;[.L246]&amp;&quot; COMMENT=&quot;&quot;&quot;&amp;[.J246]&amp;&quot;&quot;&quot;&quot;&amp;IF(AND([.A246]=&quot;Campo&quot;;[.D246]=&quot;PK&quot;);&quot; SEQUENCE=&quot;&quot;true&quot;&quot;&quot;;&quot;&quot;)&amp;&quot;/&gt;&quot;;&quot;&quot;) &amp; IF([.A246]=&quot;Campo&quot;;&quot;&lt;FIELD NAME=&quot;&quot;&quot;&amp;[.C246]&amp;&quot;&quot;&quot; &quot;&amp;[.N246]&amp;&quot; &quot;&amp;[.L246]&amp;IF(AND([.A246]=&quot;Campo&quot;;[.D246]&lt;&gt;&quot;PK&quot;);&quot; SEQUENCE=&quot;&quot;false&quot;&quot; &quot;;&quot;&quot;)&amp;&quot; COMMENT=&quot;&quot;&quot;&amp;[.J246]&amp;&quot;&quot;&quot;/&gt;&quot;;&quot;&quot;) &amp; IF(AND([.A246]=&quot;Campo&quot;;[.A247]=&quot;Chave&quot;);&quot;&lt;/FIELDS&gt;&quot;;&quot;&quot;) &amp; IF(AND([.A246]=&quot;Chave&quot;;[.A247]&lt;&gt;&quot;Chave&quot;);&quot;&lt;/KEYS&gt;&quot;;&quot;&quot;) &amp; IF([.B246]&lt;&gt;[.B247];&quot;&lt;/TABLE&gt;&quot;;&quot;&quot;) &amp; IF(AND([.A246]=&quot;&quot;;[.A245]&lt;&gt;&quot;&quot;);&quot;&lt;/TABLES&gt;&lt;/XMLDB&gt;&quot;;&quot;&quot;)">
            <text:p/>
          </table:table-cell>
          <table:table-cell table:style-name="ce27" table:formula="of:=IF(AND([.A246]=&quot;Campo&quot;;[.A246]&lt;&gt;[.A245]);&quot;&lt;Form name=&quot;&quot;newRecord&quot;&quot;&gt;&quot;;&quot;&quot;)&amp;IF([.A246]=&quot;Campo&quot;;&quot;&lt;&quot;&amp;IF([.D246]=&quot;FK&quot;;&quot;Select &quot;;VLOOKUP([.F246];[$Auxiliar.$A$27:.$B$48];2;0))&amp;&quot; id=&quot;&quot;&quot;&amp;[.C246]&amp;&quot;&quot;&quot; label=&quot;&quot;&quot;&amp;[.C246]&amp;&quot;&quot;&quot;&quot;&amp; IF([.D246]=&quot;FK&quot;;&quot; datasource=&quot;&quot;table:&quot;&amp;VLOOKUP(&quot;Chave&quot;&amp;&quot;.&quot;&amp;[.C246];[.$Q$1:.$R$2300];2;0)&amp;&quot;&quot;&quot; bindid=&quot;&quot;id&quot;&quot; bindvalue=&quot;&quot;name&quot;&quot;&quot;;&quot;&quot;)&amp;&quot;required=&quot;&quot;&quot;&amp;IF([.H246]=&quot;Sim&quot;;&quot;true&quot;;&quot;false&quot;)&amp;&quot;&quot;&quot; /&gt;&quot;;&quot;&quot;)&amp;IF(AND([.A246]=&quot;Chave&quot;;[.A245]=&quot;Campo&quot;);&quot;&lt;/Form&gt;&quot;;&quot;&quot;)">
            <text:p/>
          </table:table-cell>
          <table:table-cell table:style-name="ce27" table:formula="of:=IF([.A246]&lt;&gt;&quot;&quot;;[.A246]&amp;&quot;.&quot;&amp;[.C246];&quot;&quot;)">
            <text:p/>
          </table:table-cell>
          <table:table-cell table:style-name="ce27" table:formula="of:=IF([.A246]&lt;&gt;&quot;&quot;;[.F246];&quot;&quot;)">
            <text:p/>
          </table:table-cell>
        </table:table-row>
        <table:table-row table:style-name="ro1">
          <table:table-cell table:formula="of:=IF([Campos.A247]=&quot;&quot;;&quot;&quot;;[Campos.A247])">
            <text:p/>
          </table:table-cell>
          <table:table-cell table:formula="of:=IF([Campos.B247]=&quot;&quot;;&quot;&quot;;[Campos.B247])">
            <text:p/>
          </table:table-cell>
          <table:table-cell table:formula="of:=IF([Campos.C247]=&quot;&quot;;&quot;&quot;;[Campos.C247])">
            <text:p/>
          </table:table-cell>
          <table:table-cell table:formula="of:=IF([Campos.D247]=&quot;&quot;;&quot;&quot;;[Campos.D247])">
            <text:p/>
          </table:table-cell>
          <table:table-cell table:style-name="ce24" table:formula="of:=IF([.A247]=&quot;Chave&quot;;SUBSTITUTE([.C247];&quot;,&quot;;&quot;_&quot;)&amp;ROW([.C247]);[.C247])">
            <text:p/>
          </table:table-cell>
          <table:table-cell table:formula="of:=IF([Campos.F247]=&quot;&quot;;&quot;&quot;;[Campos.F247])">
            <text:p/>
          </table:table-cell>
          <table:table-cell table:formula="of:=IF([Campos.G247]=&quot;&quot;;&quot;&quot;;[Campos.G247])">
            <text:p/>
          </table:table-cell>
          <table:table-cell table:formula="of:=IF([Campos.H247]=&quot;&quot;;&quot;&quot;;[Campos.H247])">
            <text:p/>
          </table:table-cell>
          <table:table-cell table:formula="of:=IF([Campos.E247]=&quot;&quot;;&quot;&quot;;[Campos.E247])">
            <text:p/>
          </table:table-cell>
          <table:table-cell table:formula="of:=IF([Campos.I247]=&quot;&quot;;&quot;&quot;;[Campos.I247])">
            <text:p/>
          </table:table-cell>
          <table:table-cell table:formula="of:=IF([.B247]=&quot;&quot;;&quot;&quot;;VLOOKUP([.B247];[$Tabelas.$A$1:.$B$136];2;0))">
            <text:p/>
          </table:table-cell>
          <table:table-cell table:formula="of:=IF([.A247]=&quot;Campo&quot;;IF([.A247]=&quot;&quot;;&quot;&quot;;IF([.A247]&lt;&gt;[.A246];&quot;&quot;;&quot;PREVIOUS=&quot;&quot;&quot;&amp;[.C246]&amp;&quot;&quot;&quot; &quot;) &amp; IF([.A247]&lt;&gt;[.A248];&quot;&quot;;&quot;NEXT=&quot;&quot;&quot;&amp;[.C248]&amp;&quot;&quot;&quot;&quot;));IF([.A247]=&quot;&quot;;&quot;&quot;;IF([.A247]&lt;&gt;[.A246];&quot;&quot;;&quot;PREVIOUS=&quot;&quot;&quot;&amp;[.E246]&amp;&quot;&quot;&quot; &quot;) &amp; IF([.A247]&lt;&gt;[.A248];&quot;&quot;;&quot;NEXT=&quot;&quot;&quot;&amp;[.E248]&amp;&quot;&quot;&quot;&quot;)))">
            <text:p/>
          </table:table-cell>
          <table:table-cell table:formula="of:=IF([.B247]=&quot;&quot;;&quot;&quot;;VLOOKUP([.B247];[$Tabelas.$A$1:.$C$136];3;0))">
            <text:p/>
          </table:table-cell>
          <table:table-cell table:formula="of:=IF([.A247]=&quot;Campo&quot;; IF(ISERROR(VLOOKUP([.F247];[$Auxiliar.$A$1:.$E$17];5;0));&quot;TYPE=&quot;&quot;&quot;&amp;[.F247]&amp;&quot;&quot;&quot; LENGTH=&quot;&quot;&quot;&amp;[.G247]&amp;&quot;&quot;&quot; &quot;;VLOOKUP([.F247];[$Auxiliar.$A$1:.$E$17];5;0)) &amp; IF(AND([.A247]=&quot;Campo&quot;;[.D247]=&quot;PK&quot;); IF([.I247]=&quot;Sim&quot;;&quot; SEQUENCE=&quot;&quot;true&quot;&quot;&quot;;&quot; SEQUENCE=&quot;&quot;false&quot;&quot;&quot;);&quot;&quot;)&amp;IF([.H247]&lt;&gt;&quot;&quot;;&quot; NOTNULL=&quot;&quot;&quot;&amp;IF([.H247]=&quot;Sim&quot;;&quot;true&quot;;&quot;false&quot;)&amp;&quot;&quot;&quot;&quot;;&quot;&quot;);&quot;&quot;)">
            <text:p/>
          </table:table-cell>
          <table:table-cell table:style-name="ce26" table:formula="of:=IF(AND([.B247]&lt;&gt;[.B246];[.B247]&lt;&gt;&quot;&quot;);&quot;&lt;TABLE NAME=&quot;&quot;&quot;&amp;[.B247]&amp;&quot;&quot;&quot; COMMENT=&quot;&quot;&quot;&amp;[.K247]&amp;&quot;&quot;&quot; &quot;&amp; [.M247] &amp;&quot;&gt;&lt;FIELDS&gt;&quot;;&quot;&quot;) &amp; IF(AND([.A247]=&quot;Chave&quot;;[.A246]=&quot;Campo&quot;);&quot;&lt;KEYS&gt;&quot;;&quot;&quot;) &amp; IF([.A247]=&quot;Chave&quot;;&quot;&lt;KEY NAME=&quot;&quot;&quot;&amp;[.E247]&amp;&quot;&quot;&quot; TYPE=&quot;&quot;&quot;&amp;IF([.D247]=&quot;PK&quot;;&quot;primary&quot;;&quot;foreign&quot;)&amp;&quot;&quot;&quot; FIELDS=&quot;&quot;&quot;&amp;[.C247]&amp;&quot;&quot;&quot;&quot;&amp;IF([.D247]=&quot;FK&quot;;&quot; REFTABLE=&quot;&quot;&quot;&amp;[.F247]&amp;&quot;&quot;&quot; REFFIELDS=&quot;&quot;&quot;&amp;[.G247]&amp;&quot;&quot;&quot;&quot;;&quot;&quot;)&amp;&quot; &quot;&amp;[.L247]&amp;&quot; COMMENT=&quot;&quot;&quot;&amp;[.J247]&amp;&quot;&quot;&quot;&quot;&amp;IF(AND([.A247]=&quot;Campo&quot;;[.D247]=&quot;PK&quot;);&quot; SEQUENCE=&quot;&quot;true&quot;&quot;&quot;;&quot;&quot;)&amp;&quot;/&gt;&quot;;&quot;&quot;) &amp; IF([.A247]=&quot;Campo&quot;;&quot;&lt;FIELD NAME=&quot;&quot;&quot;&amp;[.C247]&amp;&quot;&quot;&quot; &quot;&amp;[.N247]&amp;&quot; &quot;&amp;[.L247]&amp;IF(AND([.A247]=&quot;Campo&quot;;[.D247]&lt;&gt;&quot;PK&quot;);&quot; SEQUENCE=&quot;&quot;false&quot;&quot; &quot;;&quot;&quot;)&amp;&quot; COMMENT=&quot;&quot;&quot;&amp;[.J247]&amp;&quot;&quot;&quot;/&gt;&quot;;&quot;&quot;) &amp; IF(AND([.A247]=&quot;Campo&quot;;[.A248]=&quot;Chave&quot;);&quot;&lt;/FIELDS&gt;&quot;;&quot;&quot;) &amp; IF(AND([.A247]=&quot;Chave&quot;;[.A248]&lt;&gt;&quot;Chave&quot;);&quot;&lt;/KEYS&gt;&quot;;&quot;&quot;) &amp; IF([.B247]&lt;&gt;[.B248];&quot;&lt;/TABLE&gt;&quot;;&quot;&quot;) &amp; IF(AND([.A247]=&quot;&quot;;[.A246]&lt;&gt;&quot;&quot;);&quot;&lt;/TABLES&gt;&lt;/XMLDB&gt;&quot;;&quot;&quot;)">
            <text:p/>
          </table:table-cell>
          <table:table-cell table:style-name="ce27" table:formula="of:=IF(AND([.A247]=&quot;Campo&quot;;[.A247]&lt;&gt;[.A246]);&quot;&lt;Form name=&quot;&quot;newRecord&quot;&quot;&gt;&quot;;&quot;&quot;)&amp;IF([.A247]=&quot;Campo&quot;;&quot;&lt;&quot;&amp;IF([.D247]=&quot;FK&quot;;&quot;Select &quot;;VLOOKUP([.F247];[$Auxiliar.$A$27:.$B$48];2;0))&amp;&quot; id=&quot;&quot;&quot;&amp;[.C247]&amp;&quot;&quot;&quot; label=&quot;&quot;&quot;&amp;[.C247]&amp;&quot;&quot;&quot;&quot;&amp; IF([.D247]=&quot;FK&quot;;&quot; datasource=&quot;&quot;table:&quot;&amp;VLOOKUP(&quot;Chave&quot;&amp;&quot;.&quot;&amp;[.C247];[.$Q$1:.$R$2300];2;0)&amp;&quot;&quot;&quot; bindid=&quot;&quot;id&quot;&quot; bindvalue=&quot;&quot;name&quot;&quot;&quot;;&quot;&quot;)&amp;&quot;required=&quot;&quot;&quot;&amp;IF([.H247]=&quot;Sim&quot;;&quot;true&quot;;&quot;false&quot;)&amp;&quot;&quot;&quot; /&gt;&quot;;&quot;&quot;)&amp;IF(AND([.A247]=&quot;Chave&quot;;[.A246]=&quot;Campo&quot;);&quot;&lt;/Form&gt;&quot;;&quot;&quot;)">
            <text:p/>
          </table:table-cell>
          <table:table-cell table:style-name="ce27" table:formula="of:=IF([.A247]&lt;&gt;&quot;&quot;;[.A247]&amp;&quot;.&quot;&amp;[.C247];&quot;&quot;)">
            <text:p/>
          </table:table-cell>
          <table:table-cell table:style-name="ce27" table:formula="of:=IF([.A247]&lt;&gt;&quot;&quot;;[.F247];&quot;&quot;)">
            <text:p/>
          </table:table-cell>
        </table:table-row>
        <table:table-row table:style-name="ro1">
          <table:table-cell table:formula="of:=IF([Campos.A248]=&quot;&quot;;&quot;&quot;;[Campos.A248])">
            <text:p/>
          </table:table-cell>
          <table:table-cell table:formula="of:=IF([Campos.B248]=&quot;&quot;;&quot;&quot;;[Campos.B248])">
            <text:p/>
          </table:table-cell>
          <table:table-cell table:formula="of:=IF([Campos.C248]=&quot;&quot;;&quot;&quot;;[Campos.C248])">
            <text:p/>
          </table:table-cell>
          <table:table-cell table:formula="of:=IF([Campos.D248]=&quot;&quot;;&quot;&quot;;[Campos.D248])">
            <text:p/>
          </table:table-cell>
          <table:table-cell table:style-name="ce24" table:formula="of:=IF([.A248]=&quot;Chave&quot;;SUBSTITUTE([.C248];&quot;,&quot;;&quot;_&quot;)&amp;ROW([.C248]);[.C248])">
            <text:p/>
          </table:table-cell>
          <table:table-cell table:formula="of:=IF([Campos.F248]=&quot;&quot;;&quot;&quot;;[Campos.F248])">
            <text:p/>
          </table:table-cell>
          <table:table-cell table:formula="of:=IF([Campos.G248]=&quot;&quot;;&quot;&quot;;[Campos.G248])">
            <text:p/>
          </table:table-cell>
          <table:table-cell table:formula="of:=IF([Campos.H248]=&quot;&quot;;&quot;&quot;;[Campos.H248])">
            <text:p/>
          </table:table-cell>
          <table:table-cell table:formula="of:=IF([Campos.E248]=&quot;&quot;;&quot;&quot;;[Campos.E248])">
            <text:p/>
          </table:table-cell>
          <table:table-cell table:formula="of:=IF([Campos.I248]=&quot;&quot;;&quot;&quot;;[Campos.I248])">
            <text:p/>
          </table:table-cell>
          <table:table-cell table:formula="of:=IF([.B248]=&quot;&quot;;&quot;&quot;;VLOOKUP([.B248];[$Tabelas.$A$1:.$B$136];2;0))">
            <text:p/>
          </table:table-cell>
          <table:table-cell table:formula="of:=IF([.A248]=&quot;Campo&quot;;IF([.A248]=&quot;&quot;;&quot;&quot;;IF([.A248]&lt;&gt;[.A247];&quot;&quot;;&quot;PREVIOUS=&quot;&quot;&quot;&amp;[.C247]&amp;&quot;&quot;&quot; &quot;) &amp; IF([.A248]&lt;&gt;[.A249];&quot;&quot;;&quot;NEXT=&quot;&quot;&quot;&amp;[.C249]&amp;&quot;&quot;&quot;&quot;));IF([.A248]=&quot;&quot;;&quot;&quot;;IF([.A248]&lt;&gt;[.A247];&quot;&quot;;&quot;PREVIOUS=&quot;&quot;&quot;&amp;[.E247]&amp;&quot;&quot;&quot; &quot;) &amp; IF([.A248]&lt;&gt;[.A249];&quot;&quot;;&quot;NEXT=&quot;&quot;&quot;&amp;[.E249]&amp;&quot;&quot;&quot;&quot;)))">
            <text:p/>
          </table:table-cell>
          <table:table-cell table:formula="of:=IF([.B248]=&quot;&quot;;&quot;&quot;;VLOOKUP([.B248];[$Tabelas.$A$1:.$C$136];3;0))">
            <text:p/>
          </table:table-cell>
          <table:table-cell table:formula="of:=IF([.A248]=&quot;Campo&quot;; IF(ISERROR(VLOOKUP([.F248];[$Auxiliar.$A$1:.$E$17];5;0));&quot;TYPE=&quot;&quot;&quot;&amp;[.F248]&amp;&quot;&quot;&quot; LENGTH=&quot;&quot;&quot;&amp;[.G248]&amp;&quot;&quot;&quot; &quot;;VLOOKUP([.F248];[$Auxiliar.$A$1:.$E$17];5;0)) &amp; IF(AND([.A248]=&quot;Campo&quot;;[.D248]=&quot;PK&quot;); IF([.I248]=&quot;Sim&quot;;&quot; SEQUENCE=&quot;&quot;true&quot;&quot;&quot;;&quot; SEQUENCE=&quot;&quot;false&quot;&quot;&quot;);&quot;&quot;)&amp;IF([.H248]&lt;&gt;&quot;&quot;;&quot; NOTNULL=&quot;&quot;&quot;&amp;IF([.H248]=&quot;Sim&quot;;&quot;true&quot;;&quot;false&quot;)&amp;&quot;&quot;&quot;&quot;;&quot;&quot;);&quot;&quot;)">
            <text:p/>
          </table:table-cell>
          <table:table-cell table:style-name="ce26" table:formula="of:=IF(AND([.B248]&lt;&gt;[.B247];[.B248]&lt;&gt;&quot;&quot;);&quot;&lt;TABLE NAME=&quot;&quot;&quot;&amp;[.B248]&amp;&quot;&quot;&quot; COMMENT=&quot;&quot;&quot;&amp;[.K248]&amp;&quot;&quot;&quot; &quot;&amp; [.M248] &amp;&quot;&gt;&lt;FIELDS&gt;&quot;;&quot;&quot;) &amp; IF(AND([.A248]=&quot;Chave&quot;;[.A247]=&quot;Campo&quot;);&quot;&lt;KEYS&gt;&quot;;&quot;&quot;) &amp; IF([.A248]=&quot;Chave&quot;;&quot;&lt;KEY NAME=&quot;&quot;&quot;&amp;[.E248]&amp;&quot;&quot;&quot; TYPE=&quot;&quot;&quot;&amp;IF([.D248]=&quot;PK&quot;;&quot;primary&quot;;&quot;foreign&quot;)&amp;&quot;&quot;&quot; FIELDS=&quot;&quot;&quot;&amp;[.C248]&amp;&quot;&quot;&quot;&quot;&amp;IF([.D248]=&quot;FK&quot;;&quot; REFTABLE=&quot;&quot;&quot;&amp;[.F248]&amp;&quot;&quot;&quot; REFFIELDS=&quot;&quot;&quot;&amp;[.G248]&amp;&quot;&quot;&quot;&quot;;&quot;&quot;)&amp;&quot; &quot;&amp;[.L248]&amp;&quot; COMMENT=&quot;&quot;&quot;&amp;[.J248]&amp;&quot;&quot;&quot;&quot;&amp;IF(AND([.A248]=&quot;Campo&quot;;[.D248]=&quot;PK&quot;);&quot; SEQUENCE=&quot;&quot;true&quot;&quot;&quot;;&quot;&quot;)&amp;&quot;/&gt;&quot;;&quot;&quot;) &amp; IF([.A248]=&quot;Campo&quot;;&quot;&lt;FIELD NAME=&quot;&quot;&quot;&amp;[.C248]&amp;&quot;&quot;&quot; &quot;&amp;[.N248]&amp;&quot; &quot;&amp;[.L248]&amp;IF(AND([.A248]=&quot;Campo&quot;;[.D248]&lt;&gt;&quot;PK&quot;);&quot; SEQUENCE=&quot;&quot;false&quot;&quot; &quot;;&quot;&quot;)&amp;&quot; COMMENT=&quot;&quot;&quot;&amp;[.J248]&amp;&quot;&quot;&quot;/&gt;&quot;;&quot;&quot;) &amp; IF(AND([.A248]=&quot;Campo&quot;;[.A249]=&quot;Chave&quot;);&quot;&lt;/FIELDS&gt;&quot;;&quot;&quot;) &amp; IF(AND([.A248]=&quot;Chave&quot;;[.A249]&lt;&gt;&quot;Chave&quot;);&quot;&lt;/KEYS&gt;&quot;;&quot;&quot;) &amp; IF([.B248]&lt;&gt;[.B249];&quot;&lt;/TABLE&gt;&quot;;&quot;&quot;) &amp; IF(AND([.A248]=&quot;&quot;;[.A247]&lt;&gt;&quot;&quot;);&quot;&lt;/TABLES&gt;&lt;/XMLDB&gt;&quot;;&quot;&quot;)">
            <text:p/>
          </table:table-cell>
          <table:table-cell table:style-name="ce27" table:formula="of:=IF(AND([.A248]=&quot;Campo&quot;;[.A248]&lt;&gt;[.A247]);&quot;&lt;Form name=&quot;&quot;newRecord&quot;&quot;&gt;&quot;;&quot;&quot;)&amp;IF([.A248]=&quot;Campo&quot;;&quot;&lt;&quot;&amp;IF([.D248]=&quot;FK&quot;;&quot;Select &quot;;VLOOKUP([.F248];[$Auxiliar.$A$27:.$B$48];2;0))&amp;&quot; id=&quot;&quot;&quot;&amp;[.C248]&amp;&quot;&quot;&quot; label=&quot;&quot;&quot;&amp;[.C248]&amp;&quot;&quot;&quot;&quot;&amp; IF([.D248]=&quot;FK&quot;;&quot; datasource=&quot;&quot;table:&quot;&amp;VLOOKUP(&quot;Chave&quot;&amp;&quot;.&quot;&amp;[.C248];[.$Q$1:.$R$2300];2;0)&amp;&quot;&quot;&quot; bindid=&quot;&quot;id&quot;&quot; bindvalue=&quot;&quot;name&quot;&quot;&quot;;&quot;&quot;)&amp;&quot;required=&quot;&quot;&quot;&amp;IF([.H248]=&quot;Sim&quot;;&quot;true&quot;;&quot;false&quot;)&amp;&quot;&quot;&quot; /&gt;&quot;;&quot;&quot;)&amp;IF(AND([.A248]=&quot;Chave&quot;;[.A247]=&quot;Campo&quot;);&quot;&lt;/Form&gt;&quot;;&quot;&quot;)">
            <text:p/>
          </table:table-cell>
          <table:table-cell table:style-name="ce27" table:formula="of:=IF([.A248]&lt;&gt;&quot;&quot;;[.A248]&amp;&quot;.&quot;&amp;[.C248];&quot;&quot;)">
            <text:p/>
          </table:table-cell>
          <table:table-cell table:style-name="ce27" table:formula="of:=IF([.A248]&lt;&gt;&quot;&quot;;[.F248];&quot;&quot;)">
            <text:p/>
          </table:table-cell>
        </table:table-row>
        <table:table-row table:style-name="ro1">
          <table:table-cell table:formula="of:=IF([Campos.A249]=&quot;&quot;;&quot;&quot;;[Campos.A249])">
            <text:p/>
          </table:table-cell>
          <table:table-cell table:formula="of:=IF([Campos.B249]=&quot;&quot;;&quot;&quot;;[Campos.B249])">
            <text:p/>
          </table:table-cell>
          <table:table-cell table:formula="of:=IF([Campos.C249]=&quot;&quot;;&quot;&quot;;[Campos.C249])">
            <text:p/>
          </table:table-cell>
          <table:table-cell table:formula="of:=IF([Campos.D249]=&quot;&quot;;&quot;&quot;;[Campos.D249])">
            <text:p/>
          </table:table-cell>
          <table:table-cell table:style-name="ce24" table:formula="of:=IF([.A249]=&quot;Chave&quot;;SUBSTITUTE([.C249];&quot;,&quot;;&quot;_&quot;)&amp;ROW([.C249]);[.C249])">
            <text:p/>
          </table:table-cell>
          <table:table-cell table:formula="of:=IF([Campos.F249]=&quot;&quot;;&quot;&quot;;[Campos.F249])">
            <text:p/>
          </table:table-cell>
          <table:table-cell table:formula="of:=IF([Campos.G249]=&quot;&quot;;&quot;&quot;;[Campos.G249])">
            <text:p/>
          </table:table-cell>
          <table:table-cell table:formula="of:=IF([Campos.H249]=&quot;&quot;;&quot;&quot;;[Campos.H249])">
            <text:p/>
          </table:table-cell>
          <table:table-cell table:formula="of:=IF([Campos.E249]=&quot;&quot;;&quot;&quot;;[Campos.E249])">
            <text:p/>
          </table:table-cell>
          <table:table-cell table:formula="of:=IF([Campos.I249]=&quot;&quot;;&quot;&quot;;[Campos.I249])">
            <text:p/>
          </table:table-cell>
          <table:table-cell table:formula="of:=IF([.B249]=&quot;&quot;;&quot;&quot;;VLOOKUP([.B249];[$Tabelas.$A$1:.$B$136];2;0))">
            <text:p/>
          </table:table-cell>
          <table:table-cell table:formula="of:=IF([.A249]=&quot;Campo&quot;;IF([.A249]=&quot;&quot;;&quot;&quot;;IF([.A249]&lt;&gt;[.A248];&quot;&quot;;&quot;PREVIOUS=&quot;&quot;&quot;&amp;[.C248]&amp;&quot;&quot;&quot; &quot;) &amp; IF([.A249]&lt;&gt;[.A250];&quot;&quot;;&quot;NEXT=&quot;&quot;&quot;&amp;[.C250]&amp;&quot;&quot;&quot;&quot;));IF([.A249]=&quot;&quot;;&quot;&quot;;IF([.A249]&lt;&gt;[.A248];&quot;&quot;;&quot;PREVIOUS=&quot;&quot;&quot;&amp;[.E248]&amp;&quot;&quot;&quot; &quot;) &amp; IF([.A249]&lt;&gt;[.A250];&quot;&quot;;&quot;NEXT=&quot;&quot;&quot;&amp;[.E250]&amp;&quot;&quot;&quot;&quot;)))">
            <text:p/>
          </table:table-cell>
          <table:table-cell table:formula="of:=IF([.B249]=&quot;&quot;;&quot;&quot;;VLOOKUP([.B249];[$Tabelas.$A$1:.$C$136];3;0))">
            <text:p/>
          </table:table-cell>
          <table:table-cell table:formula="of:=IF([.A249]=&quot;Campo&quot;; IF(ISERROR(VLOOKUP([.F249];[$Auxiliar.$A$1:.$E$17];5;0));&quot;TYPE=&quot;&quot;&quot;&amp;[.F249]&amp;&quot;&quot;&quot; LENGTH=&quot;&quot;&quot;&amp;[.G249]&amp;&quot;&quot;&quot; &quot;;VLOOKUP([.F249];[$Auxiliar.$A$1:.$E$17];5;0)) &amp; IF(AND([.A249]=&quot;Campo&quot;;[.D249]=&quot;PK&quot;); IF([.I249]=&quot;Sim&quot;;&quot; SEQUENCE=&quot;&quot;true&quot;&quot;&quot;;&quot; SEQUENCE=&quot;&quot;false&quot;&quot;&quot;);&quot;&quot;)&amp;IF([.H249]&lt;&gt;&quot;&quot;;&quot; NOTNULL=&quot;&quot;&quot;&amp;IF([.H249]=&quot;Sim&quot;;&quot;true&quot;;&quot;false&quot;)&amp;&quot;&quot;&quot;&quot;;&quot;&quot;);&quot;&quot;)">
            <text:p/>
          </table:table-cell>
          <table:table-cell table:style-name="ce26" table:formula="of:=IF(AND([.B249]&lt;&gt;[.B248];[.B249]&lt;&gt;&quot;&quot;);&quot;&lt;TABLE NAME=&quot;&quot;&quot;&amp;[.B249]&amp;&quot;&quot;&quot; COMMENT=&quot;&quot;&quot;&amp;[.K249]&amp;&quot;&quot;&quot; &quot;&amp; [.M249] &amp;&quot;&gt;&lt;FIELDS&gt;&quot;;&quot;&quot;) &amp; IF(AND([.A249]=&quot;Chave&quot;;[.A248]=&quot;Campo&quot;);&quot;&lt;KEYS&gt;&quot;;&quot;&quot;) &amp; IF([.A249]=&quot;Chave&quot;;&quot;&lt;KEY NAME=&quot;&quot;&quot;&amp;[.E249]&amp;&quot;&quot;&quot; TYPE=&quot;&quot;&quot;&amp;IF([.D249]=&quot;PK&quot;;&quot;primary&quot;;&quot;foreign&quot;)&amp;&quot;&quot;&quot; FIELDS=&quot;&quot;&quot;&amp;[.C249]&amp;&quot;&quot;&quot;&quot;&amp;IF([.D249]=&quot;FK&quot;;&quot; REFTABLE=&quot;&quot;&quot;&amp;[.F249]&amp;&quot;&quot;&quot; REFFIELDS=&quot;&quot;&quot;&amp;[.G249]&amp;&quot;&quot;&quot;&quot;;&quot;&quot;)&amp;&quot; &quot;&amp;[.L249]&amp;&quot; COMMENT=&quot;&quot;&quot;&amp;[.J249]&amp;&quot;&quot;&quot;&quot;&amp;IF(AND([.A249]=&quot;Campo&quot;;[.D249]=&quot;PK&quot;);&quot; SEQUENCE=&quot;&quot;true&quot;&quot;&quot;;&quot;&quot;)&amp;&quot;/&gt;&quot;;&quot;&quot;) &amp; IF([.A249]=&quot;Campo&quot;;&quot;&lt;FIELD NAME=&quot;&quot;&quot;&amp;[.C249]&amp;&quot;&quot;&quot; &quot;&amp;[.N249]&amp;&quot; &quot;&amp;[.L249]&amp;IF(AND([.A249]=&quot;Campo&quot;;[.D249]&lt;&gt;&quot;PK&quot;);&quot; SEQUENCE=&quot;&quot;false&quot;&quot; &quot;;&quot;&quot;)&amp;&quot; COMMENT=&quot;&quot;&quot;&amp;[.J249]&amp;&quot;&quot;&quot;/&gt;&quot;;&quot;&quot;) &amp; IF(AND([.A249]=&quot;Campo&quot;;[.A250]=&quot;Chave&quot;);&quot;&lt;/FIELDS&gt;&quot;;&quot;&quot;) &amp; IF(AND([.A249]=&quot;Chave&quot;;[.A250]&lt;&gt;&quot;Chave&quot;);&quot;&lt;/KEYS&gt;&quot;;&quot;&quot;) &amp; IF([.B249]&lt;&gt;[.B250];&quot;&lt;/TABLE&gt;&quot;;&quot;&quot;) &amp; IF(AND([.A249]=&quot;&quot;;[.A248]&lt;&gt;&quot;&quot;);&quot;&lt;/TABLES&gt;&lt;/XMLDB&gt;&quot;;&quot;&quot;)">
            <text:p/>
          </table:table-cell>
          <table:table-cell table:style-name="ce27" table:formula="of:=IF(AND([.A249]=&quot;Campo&quot;;[.A249]&lt;&gt;[.A248]);&quot;&lt;Form name=&quot;&quot;newRecord&quot;&quot;&gt;&quot;;&quot;&quot;)&amp;IF([.A249]=&quot;Campo&quot;;&quot;&lt;&quot;&amp;IF([.D249]=&quot;FK&quot;;&quot;Select &quot;;VLOOKUP([.F249];[$Auxiliar.$A$27:.$B$48];2;0))&amp;&quot; id=&quot;&quot;&quot;&amp;[.C249]&amp;&quot;&quot;&quot; label=&quot;&quot;&quot;&amp;[.C249]&amp;&quot;&quot;&quot;&quot;&amp; IF([.D249]=&quot;FK&quot;;&quot; datasource=&quot;&quot;table:&quot;&amp;VLOOKUP(&quot;Chave&quot;&amp;&quot;.&quot;&amp;[.C249];[.$Q$1:.$R$2300];2;0)&amp;&quot;&quot;&quot; bindid=&quot;&quot;id&quot;&quot; bindvalue=&quot;&quot;name&quot;&quot;&quot;;&quot;&quot;)&amp;&quot;required=&quot;&quot;&quot;&amp;IF([.H249]=&quot;Sim&quot;;&quot;true&quot;;&quot;false&quot;)&amp;&quot;&quot;&quot; /&gt;&quot;;&quot;&quot;)&amp;IF(AND([.A249]=&quot;Chave&quot;;[.A248]=&quot;Campo&quot;);&quot;&lt;/Form&gt;&quot;;&quot;&quot;)">
            <text:p/>
          </table:table-cell>
          <table:table-cell table:style-name="ce27" table:formula="of:=IF([.A249]&lt;&gt;&quot;&quot;;[.A249]&amp;&quot;.&quot;&amp;[.C249];&quot;&quot;)">
            <text:p/>
          </table:table-cell>
          <table:table-cell table:style-name="ce27" table:formula="of:=IF([.A249]&lt;&gt;&quot;&quot;;[.F249];&quot;&quot;)">
            <text:p/>
          </table:table-cell>
        </table:table-row>
        <table:table-row table:style-name="ro1">
          <table:table-cell table:formula="of:=IF([Campos.A250]=&quot;&quot;;&quot;&quot;;[Campos.A250])">
            <text:p/>
          </table:table-cell>
          <table:table-cell table:formula="of:=IF([Campos.B250]=&quot;&quot;;&quot;&quot;;[Campos.B250])">
            <text:p/>
          </table:table-cell>
          <table:table-cell table:formula="of:=IF([Campos.C250]=&quot;&quot;;&quot;&quot;;[Campos.C250])">
            <text:p/>
          </table:table-cell>
          <table:table-cell table:formula="of:=IF([Campos.D250]=&quot;&quot;;&quot;&quot;;[Campos.D250])">
            <text:p/>
          </table:table-cell>
          <table:table-cell table:style-name="ce24" table:formula="of:=IF([.A250]=&quot;Chave&quot;;SUBSTITUTE([.C250];&quot;,&quot;;&quot;_&quot;)&amp;ROW([.C250]);[.C250])">
            <text:p/>
          </table:table-cell>
          <table:table-cell table:formula="of:=IF([Campos.F250]=&quot;&quot;;&quot;&quot;;[Campos.F250])">
            <text:p/>
          </table:table-cell>
          <table:table-cell table:formula="of:=IF([Campos.G250]=&quot;&quot;;&quot;&quot;;[Campos.G250])">
            <text:p/>
          </table:table-cell>
          <table:table-cell table:formula="of:=IF([Campos.H250]=&quot;&quot;;&quot;&quot;;[Campos.H250])">
            <text:p/>
          </table:table-cell>
          <table:table-cell table:formula="of:=IF([Campos.E250]=&quot;&quot;;&quot;&quot;;[Campos.E250])">
            <text:p/>
          </table:table-cell>
          <table:table-cell table:formula="of:=IF([Campos.I250]=&quot;&quot;;&quot;&quot;;[Campos.I250])">
            <text:p/>
          </table:table-cell>
          <table:table-cell table:formula="of:=IF([.B250]=&quot;&quot;;&quot;&quot;;VLOOKUP([.B250];[$Tabelas.$A$1:.$B$136];2;0))">
            <text:p/>
          </table:table-cell>
          <table:table-cell table:formula="of:=IF([.A250]=&quot;Campo&quot;;IF([.A250]=&quot;&quot;;&quot;&quot;;IF([.A250]&lt;&gt;[.A249];&quot;&quot;;&quot;PREVIOUS=&quot;&quot;&quot;&amp;[.C249]&amp;&quot;&quot;&quot; &quot;) &amp; IF([.A250]&lt;&gt;[.A251];&quot;&quot;;&quot;NEXT=&quot;&quot;&quot;&amp;[.C251]&amp;&quot;&quot;&quot;&quot;));IF([.A250]=&quot;&quot;;&quot;&quot;;IF([.A250]&lt;&gt;[.A249];&quot;&quot;;&quot;PREVIOUS=&quot;&quot;&quot;&amp;[.E249]&amp;&quot;&quot;&quot; &quot;) &amp; IF([.A250]&lt;&gt;[.A251];&quot;&quot;;&quot;NEXT=&quot;&quot;&quot;&amp;[.E251]&amp;&quot;&quot;&quot;&quot;)))">
            <text:p/>
          </table:table-cell>
          <table:table-cell table:formula="of:=IF([.B250]=&quot;&quot;;&quot;&quot;;VLOOKUP([.B250];[$Tabelas.$A$1:.$C$136];3;0))">
            <text:p/>
          </table:table-cell>
          <table:table-cell table:formula="of:=IF([.A250]=&quot;Campo&quot;; IF(ISERROR(VLOOKUP([.F250];[$Auxiliar.$A$1:.$E$17];5;0));&quot;TYPE=&quot;&quot;&quot;&amp;[.F250]&amp;&quot;&quot;&quot; LENGTH=&quot;&quot;&quot;&amp;[.G250]&amp;&quot;&quot;&quot; &quot;;VLOOKUP([.F250];[$Auxiliar.$A$1:.$E$17];5;0)) &amp; IF(AND([.A250]=&quot;Campo&quot;;[.D250]=&quot;PK&quot;); IF([.I250]=&quot;Sim&quot;;&quot; SEQUENCE=&quot;&quot;true&quot;&quot;&quot;;&quot; SEQUENCE=&quot;&quot;false&quot;&quot;&quot;);&quot;&quot;)&amp;IF([.H250]&lt;&gt;&quot;&quot;;&quot; NOTNULL=&quot;&quot;&quot;&amp;IF([.H250]=&quot;Sim&quot;;&quot;true&quot;;&quot;false&quot;)&amp;&quot;&quot;&quot;&quot;;&quot;&quot;);&quot;&quot;)">
            <text:p/>
          </table:table-cell>
          <table:table-cell table:style-name="ce26" table:formula="of:=IF(AND([.B250]&lt;&gt;[.B249];[.B250]&lt;&gt;&quot;&quot;);&quot;&lt;TABLE NAME=&quot;&quot;&quot;&amp;[.B250]&amp;&quot;&quot;&quot; COMMENT=&quot;&quot;&quot;&amp;[.K250]&amp;&quot;&quot;&quot; &quot;&amp; [.M250] &amp;&quot;&gt;&lt;FIELDS&gt;&quot;;&quot;&quot;) &amp; IF(AND([.A250]=&quot;Chave&quot;;[.A249]=&quot;Campo&quot;);&quot;&lt;KEYS&gt;&quot;;&quot;&quot;) &amp; IF([.A250]=&quot;Chave&quot;;&quot;&lt;KEY NAME=&quot;&quot;&quot;&amp;[.E250]&amp;&quot;&quot;&quot; TYPE=&quot;&quot;&quot;&amp;IF([.D250]=&quot;PK&quot;;&quot;primary&quot;;&quot;foreign&quot;)&amp;&quot;&quot;&quot; FIELDS=&quot;&quot;&quot;&amp;[.C250]&amp;&quot;&quot;&quot;&quot;&amp;IF([.D250]=&quot;FK&quot;;&quot; REFTABLE=&quot;&quot;&quot;&amp;[.F250]&amp;&quot;&quot;&quot; REFFIELDS=&quot;&quot;&quot;&amp;[.G250]&amp;&quot;&quot;&quot;&quot;;&quot;&quot;)&amp;&quot; &quot;&amp;[.L250]&amp;&quot; COMMENT=&quot;&quot;&quot;&amp;[.J250]&amp;&quot;&quot;&quot;&quot;&amp;IF(AND([.A250]=&quot;Campo&quot;;[.D250]=&quot;PK&quot;);&quot; SEQUENCE=&quot;&quot;true&quot;&quot;&quot;;&quot;&quot;)&amp;&quot;/&gt;&quot;;&quot;&quot;) &amp; IF([.A250]=&quot;Campo&quot;;&quot;&lt;FIELD NAME=&quot;&quot;&quot;&amp;[.C250]&amp;&quot;&quot;&quot; &quot;&amp;[.N250]&amp;&quot; &quot;&amp;[.L250]&amp;IF(AND([.A250]=&quot;Campo&quot;;[.D250]&lt;&gt;&quot;PK&quot;);&quot; SEQUENCE=&quot;&quot;false&quot;&quot; &quot;;&quot;&quot;)&amp;&quot; COMMENT=&quot;&quot;&quot;&amp;[.J250]&amp;&quot;&quot;&quot;/&gt;&quot;;&quot;&quot;) &amp; IF(AND([.A250]=&quot;Campo&quot;;[.A251]=&quot;Chave&quot;);&quot;&lt;/FIELDS&gt;&quot;;&quot;&quot;) &amp; IF(AND([.A250]=&quot;Chave&quot;;[.A251]&lt;&gt;&quot;Chave&quot;);&quot;&lt;/KEYS&gt;&quot;;&quot;&quot;) &amp; IF([.B250]&lt;&gt;[.B251];&quot;&lt;/TABLE&gt;&quot;;&quot;&quot;) &amp; IF(AND([.A250]=&quot;&quot;;[.A249]&lt;&gt;&quot;&quot;);&quot;&lt;/TABLES&gt;&lt;/XMLDB&gt;&quot;;&quot;&quot;)">
            <text:p/>
          </table:table-cell>
          <table:table-cell table:style-name="ce27" table:formula="of:=IF(AND([.A250]=&quot;Campo&quot;;[.A250]&lt;&gt;[.A249]);&quot;&lt;Form name=&quot;&quot;newRecord&quot;&quot;&gt;&quot;;&quot;&quot;)&amp;IF([.A250]=&quot;Campo&quot;;&quot;&lt;&quot;&amp;IF([.D250]=&quot;FK&quot;;&quot;Select &quot;;VLOOKUP([.F250];[$Auxiliar.$A$27:.$B$48];2;0))&amp;&quot; id=&quot;&quot;&quot;&amp;[.C250]&amp;&quot;&quot;&quot; label=&quot;&quot;&quot;&amp;[.C250]&amp;&quot;&quot;&quot;&quot;&amp; IF([.D250]=&quot;FK&quot;;&quot; datasource=&quot;&quot;table:&quot;&amp;VLOOKUP(&quot;Chave&quot;&amp;&quot;.&quot;&amp;[.C250];[.$Q$1:.$R$2300];2;0)&amp;&quot;&quot;&quot; bindid=&quot;&quot;id&quot;&quot; bindvalue=&quot;&quot;name&quot;&quot;&quot;;&quot;&quot;)&amp;&quot;required=&quot;&quot;&quot;&amp;IF([.H250]=&quot;Sim&quot;;&quot;true&quot;;&quot;false&quot;)&amp;&quot;&quot;&quot; /&gt;&quot;;&quot;&quot;)&amp;IF(AND([.A250]=&quot;Chave&quot;;[.A249]=&quot;Campo&quot;);&quot;&lt;/Form&gt;&quot;;&quot;&quot;)">
            <text:p/>
          </table:table-cell>
          <table:table-cell table:style-name="ce27" table:formula="of:=IF([.A250]&lt;&gt;&quot;&quot;;[.A250]&amp;&quot;.&quot;&amp;[.C250];&quot;&quot;)">
            <text:p/>
          </table:table-cell>
          <table:table-cell table:style-name="ce27" table:formula="of:=IF([.A250]&lt;&gt;&quot;&quot;;[.F250];&quot;&quot;)">
            <text:p/>
          </table:table-cell>
        </table:table-row>
        <table:table-row table:style-name="ro1">
          <table:table-cell table:formula="of:=IF([Campos.A251]=&quot;&quot;;&quot;&quot;;[Campos.A251])">
            <text:p/>
          </table:table-cell>
          <table:table-cell table:formula="of:=IF([Campos.B251]=&quot;&quot;;&quot;&quot;;[Campos.B251])">
            <text:p/>
          </table:table-cell>
          <table:table-cell table:formula="of:=IF([Campos.C251]=&quot;&quot;;&quot;&quot;;[Campos.C251])">
            <text:p/>
          </table:table-cell>
          <table:table-cell table:formula="of:=IF([Campos.D251]=&quot;&quot;;&quot;&quot;;[Campos.D251])">
            <text:p/>
          </table:table-cell>
          <table:table-cell table:style-name="ce24" table:formula="of:=IF([.A251]=&quot;Chave&quot;;SUBSTITUTE([.C251];&quot;,&quot;;&quot;_&quot;)&amp;ROW([.C251]);[.C251])">
            <text:p/>
          </table:table-cell>
          <table:table-cell table:formula="of:=IF([Campos.F251]=&quot;&quot;;&quot;&quot;;[Campos.F251])">
            <text:p/>
          </table:table-cell>
          <table:table-cell table:formula="of:=IF([Campos.G251]=&quot;&quot;;&quot;&quot;;[Campos.G251])">
            <text:p/>
          </table:table-cell>
          <table:table-cell table:formula="of:=IF([Campos.H251]=&quot;&quot;;&quot;&quot;;[Campos.H251])">
            <text:p/>
          </table:table-cell>
          <table:table-cell table:formula="of:=IF([Campos.E251]=&quot;&quot;;&quot;&quot;;[Campos.E251])">
            <text:p/>
          </table:table-cell>
          <table:table-cell table:formula="of:=IF([Campos.I251]=&quot;&quot;;&quot;&quot;;[Campos.I251])">
            <text:p/>
          </table:table-cell>
          <table:table-cell table:formula="of:=IF([.B251]=&quot;&quot;;&quot;&quot;;VLOOKUP([.B251];[$Tabelas.$A$1:.$B$136];2;0))">
            <text:p/>
          </table:table-cell>
          <table:table-cell table:formula="of:=IF([.A251]=&quot;Campo&quot;;IF([.A251]=&quot;&quot;;&quot;&quot;;IF([.A251]&lt;&gt;[.A250];&quot;&quot;;&quot;PREVIOUS=&quot;&quot;&quot;&amp;[.C250]&amp;&quot;&quot;&quot; &quot;) &amp; IF([.A251]&lt;&gt;[.A252];&quot;&quot;;&quot;NEXT=&quot;&quot;&quot;&amp;[.C252]&amp;&quot;&quot;&quot;&quot;));IF([.A251]=&quot;&quot;;&quot;&quot;;IF([.A251]&lt;&gt;[.A250];&quot;&quot;;&quot;PREVIOUS=&quot;&quot;&quot;&amp;[.E250]&amp;&quot;&quot;&quot; &quot;) &amp; IF([.A251]&lt;&gt;[.A252];&quot;&quot;;&quot;NEXT=&quot;&quot;&quot;&amp;[.E252]&amp;&quot;&quot;&quot;&quot;)))">
            <text:p/>
          </table:table-cell>
          <table:table-cell table:formula="of:=IF([.B251]=&quot;&quot;;&quot;&quot;;VLOOKUP([.B251];[$Tabelas.$A$1:.$C$136];3;0))">
            <text:p/>
          </table:table-cell>
          <table:table-cell table:formula="of:=IF([.A251]=&quot;Campo&quot;; IF(ISERROR(VLOOKUP([.F251];[$Auxiliar.$A$1:.$E$17];5;0));&quot;TYPE=&quot;&quot;&quot;&amp;[.F251]&amp;&quot;&quot;&quot; LENGTH=&quot;&quot;&quot;&amp;[.G251]&amp;&quot;&quot;&quot; &quot;;VLOOKUP([.F251];[$Auxiliar.$A$1:.$E$17];5;0)) &amp; IF(AND([.A251]=&quot;Campo&quot;;[.D251]=&quot;PK&quot;); IF([.I251]=&quot;Sim&quot;;&quot; SEQUENCE=&quot;&quot;true&quot;&quot;&quot;;&quot; SEQUENCE=&quot;&quot;false&quot;&quot;&quot;);&quot;&quot;)&amp;IF([.H251]&lt;&gt;&quot;&quot;;&quot; NOTNULL=&quot;&quot;&quot;&amp;IF([.H251]=&quot;Sim&quot;;&quot;true&quot;;&quot;false&quot;)&amp;&quot;&quot;&quot;&quot;;&quot;&quot;);&quot;&quot;)">
            <text:p/>
          </table:table-cell>
          <table:table-cell table:style-name="ce26" table:formula="of:=IF(AND([.B251]&lt;&gt;[.B250];[.B251]&lt;&gt;&quot;&quot;);&quot;&lt;TABLE NAME=&quot;&quot;&quot;&amp;[.B251]&amp;&quot;&quot;&quot; COMMENT=&quot;&quot;&quot;&amp;[.K251]&amp;&quot;&quot;&quot; &quot;&amp; [.M251] &amp;&quot;&gt;&lt;FIELDS&gt;&quot;;&quot;&quot;) &amp; IF(AND([.A251]=&quot;Chave&quot;;[.A250]=&quot;Campo&quot;);&quot;&lt;KEYS&gt;&quot;;&quot;&quot;) &amp; IF([.A251]=&quot;Chave&quot;;&quot;&lt;KEY NAME=&quot;&quot;&quot;&amp;[.E251]&amp;&quot;&quot;&quot; TYPE=&quot;&quot;&quot;&amp;IF([.D251]=&quot;PK&quot;;&quot;primary&quot;;&quot;foreign&quot;)&amp;&quot;&quot;&quot; FIELDS=&quot;&quot;&quot;&amp;[.C251]&amp;&quot;&quot;&quot;&quot;&amp;IF([.D251]=&quot;FK&quot;;&quot; REFTABLE=&quot;&quot;&quot;&amp;[.F251]&amp;&quot;&quot;&quot; REFFIELDS=&quot;&quot;&quot;&amp;[.G251]&amp;&quot;&quot;&quot;&quot;;&quot;&quot;)&amp;&quot; &quot;&amp;[.L251]&amp;&quot; COMMENT=&quot;&quot;&quot;&amp;[.J251]&amp;&quot;&quot;&quot;&quot;&amp;IF(AND([.A251]=&quot;Campo&quot;;[.D251]=&quot;PK&quot;);&quot; SEQUENCE=&quot;&quot;true&quot;&quot;&quot;;&quot;&quot;)&amp;&quot;/&gt;&quot;;&quot;&quot;) &amp; IF([.A251]=&quot;Campo&quot;;&quot;&lt;FIELD NAME=&quot;&quot;&quot;&amp;[.C251]&amp;&quot;&quot;&quot; &quot;&amp;[.N251]&amp;&quot; &quot;&amp;[.L251]&amp;IF(AND([.A251]=&quot;Campo&quot;;[.D251]&lt;&gt;&quot;PK&quot;);&quot; SEQUENCE=&quot;&quot;false&quot;&quot; &quot;;&quot;&quot;)&amp;&quot; COMMENT=&quot;&quot;&quot;&amp;[.J251]&amp;&quot;&quot;&quot;/&gt;&quot;;&quot;&quot;) &amp; IF(AND([.A251]=&quot;Campo&quot;;[.A252]=&quot;Chave&quot;);&quot;&lt;/FIELDS&gt;&quot;;&quot;&quot;) &amp; IF(AND([.A251]=&quot;Chave&quot;;[.A252]&lt;&gt;&quot;Chave&quot;);&quot;&lt;/KEYS&gt;&quot;;&quot;&quot;) &amp; IF([.B251]&lt;&gt;[.B252];&quot;&lt;/TABLE&gt;&quot;;&quot;&quot;) &amp; IF(AND([.A251]=&quot;&quot;;[.A250]&lt;&gt;&quot;&quot;);&quot;&lt;/TABLES&gt;&lt;/XMLDB&gt;&quot;;&quot;&quot;)">
            <text:p/>
          </table:table-cell>
          <table:table-cell table:style-name="ce27" table:formula="of:=IF(AND([.A251]=&quot;Campo&quot;;[.A251]&lt;&gt;[.A250]);&quot;&lt;Form name=&quot;&quot;newRecord&quot;&quot;&gt;&quot;;&quot;&quot;)&amp;IF([.A251]=&quot;Campo&quot;;&quot;&lt;&quot;&amp;IF([.D251]=&quot;FK&quot;;&quot;Select &quot;;VLOOKUP([.F251];[$Auxiliar.$A$27:.$B$48];2;0))&amp;&quot; id=&quot;&quot;&quot;&amp;[.C251]&amp;&quot;&quot;&quot; label=&quot;&quot;&quot;&amp;[.C251]&amp;&quot;&quot;&quot;&quot;&amp; IF([.D251]=&quot;FK&quot;;&quot; datasource=&quot;&quot;table:&quot;&amp;VLOOKUP(&quot;Chave&quot;&amp;&quot;.&quot;&amp;[.C251];[.$Q$1:.$R$2300];2;0)&amp;&quot;&quot;&quot; bindid=&quot;&quot;id&quot;&quot; bindvalue=&quot;&quot;name&quot;&quot;&quot;;&quot;&quot;)&amp;&quot;required=&quot;&quot;&quot;&amp;IF([.H251]=&quot;Sim&quot;;&quot;true&quot;;&quot;false&quot;)&amp;&quot;&quot;&quot; /&gt;&quot;;&quot;&quot;)&amp;IF(AND([.A251]=&quot;Chave&quot;;[.A250]=&quot;Campo&quot;);&quot;&lt;/Form&gt;&quot;;&quot;&quot;)">
            <text:p/>
          </table:table-cell>
          <table:table-cell table:style-name="ce27" table:formula="of:=IF([.A251]&lt;&gt;&quot;&quot;;[.A251]&amp;&quot;.&quot;&amp;[.C251];&quot;&quot;)">
            <text:p/>
          </table:table-cell>
          <table:table-cell table:style-name="ce27" table:formula="of:=IF([.A251]&lt;&gt;&quot;&quot;;[.F251];&quot;&quot;)">
            <text:p/>
          </table:table-cell>
        </table:table-row>
        <table:table-row table:style-name="ro1">
          <table:table-cell table:formula="of:=IF([Campos.A252]=&quot;&quot;;&quot;&quot;;[Campos.A252])">
            <text:p/>
          </table:table-cell>
          <table:table-cell table:formula="of:=IF([Campos.B252]=&quot;&quot;;&quot;&quot;;[Campos.B252])">
            <text:p/>
          </table:table-cell>
          <table:table-cell table:formula="of:=IF([Campos.C252]=&quot;&quot;;&quot;&quot;;[Campos.C252])">
            <text:p/>
          </table:table-cell>
          <table:table-cell table:formula="of:=IF([Campos.D252]=&quot;&quot;;&quot;&quot;;[Campos.D252])">
            <text:p/>
          </table:table-cell>
          <table:table-cell table:style-name="ce24" table:formula="of:=IF([.A252]=&quot;Chave&quot;;SUBSTITUTE([.C252];&quot;,&quot;;&quot;_&quot;)&amp;ROW([.C252]);[.C252])">
            <text:p/>
          </table:table-cell>
          <table:table-cell table:formula="of:=IF([Campos.F252]=&quot;&quot;;&quot;&quot;;[Campos.F252])">
            <text:p/>
          </table:table-cell>
          <table:table-cell table:formula="of:=IF([Campos.G252]=&quot;&quot;;&quot;&quot;;[Campos.G252])">
            <text:p/>
          </table:table-cell>
          <table:table-cell table:formula="of:=IF([Campos.H252]=&quot;&quot;;&quot;&quot;;[Campos.H252])">
            <text:p/>
          </table:table-cell>
          <table:table-cell table:formula="of:=IF([Campos.E252]=&quot;&quot;;&quot;&quot;;[Campos.E252])">
            <text:p/>
          </table:table-cell>
          <table:table-cell table:formula="of:=IF([Campos.I252]=&quot;&quot;;&quot;&quot;;[Campos.I252])">
            <text:p/>
          </table:table-cell>
          <table:table-cell table:formula="of:=IF([.B252]=&quot;&quot;;&quot;&quot;;VLOOKUP([.B252];[$Tabelas.$A$1:.$B$136];2;0))">
            <text:p/>
          </table:table-cell>
          <table:table-cell table:formula="of:=IF([.A252]=&quot;Campo&quot;;IF([.A252]=&quot;&quot;;&quot;&quot;;IF([.A252]&lt;&gt;[.A251];&quot;&quot;;&quot;PREVIOUS=&quot;&quot;&quot;&amp;[.C251]&amp;&quot;&quot;&quot; &quot;) &amp; IF([.A252]&lt;&gt;[.A253];&quot;&quot;;&quot;NEXT=&quot;&quot;&quot;&amp;[.C253]&amp;&quot;&quot;&quot;&quot;));IF([.A252]=&quot;&quot;;&quot;&quot;;IF([.A252]&lt;&gt;[.A251];&quot;&quot;;&quot;PREVIOUS=&quot;&quot;&quot;&amp;[.E251]&amp;&quot;&quot;&quot; &quot;) &amp; IF([.A252]&lt;&gt;[.A253];&quot;&quot;;&quot;NEXT=&quot;&quot;&quot;&amp;[.E253]&amp;&quot;&quot;&quot;&quot;)))">
            <text:p/>
          </table:table-cell>
          <table:table-cell table:formula="of:=IF([.B252]=&quot;&quot;;&quot;&quot;;VLOOKUP([.B252];[$Tabelas.$A$1:.$C$136];3;0))">
            <text:p/>
          </table:table-cell>
          <table:table-cell table:formula="of:=IF([.A252]=&quot;Campo&quot;; IF(ISERROR(VLOOKUP([.F252];[$Auxiliar.$A$1:.$E$17];5;0));&quot;TYPE=&quot;&quot;&quot;&amp;[.F252]&amp;&quot;&quot;&quot; LENGTH=&quot;&quot;&quot;&amp;[.G252]&amp;&quot;&quot;&quot; &quot;;VLOOKUP([.F252];[$Auxiliar.$A$1:.$E$17];5;0)) &amp; IF(AND([.A252]=&quot;Campo&quot;;[.D252]=&quot;PK&quot;); IF([.I252]=&quot;Sim&quot;;&quot; SEQUENCE=&quot;&quot;true&quot;&quot;&quot;;&quot; SEQUENCE=&quot;&quot;false&quot;&quot;&quot;);&quot;&quot;)&amp;IF([.H252]&lt;&gt;&quot;&quot;;&quot; NOTNULL=&quot;&quot;&quot;&amp;IF([.H252]=&quot;Sim&quot;;&quot;true&quot;;&quot;false&quot;)&amp;&quot;&quot;&quot;&quot;;&quot;&quot;);&quot;&quot;)">
            <text:p/>
          </table:table-cell>
          <table:table-cell table:style-name="ce26" table:formula="of:=IF(AND([.B252]&lt;&gt;[.B251];[.B252]&lt;&gt;&quot;&quot;);&quot;&lt;TABLE NAME=&quot;&quot;&quot;&amp;[.B252]&amp;&quot;&quot;&quot; COMMENT=&quot;&quot;&quot;&amp;[.K252]&amp;&quot;&quot;&quot; &quot;&amp; [.M252] &amp;&quot;&gt;&lt;FIELDS&gt;&quot;;&quot;&quot;) &amp; IF(AND([.A252]=&quot;Chave&quot;;[.A251]=&quot;Campo&quot;);&quot;&lt;KEYS&gt;&quot;;&quot;&quot;) &amp; IF([.A252]=&quot;Chave&quot;;&quot;&lt;KEY NAME=&quot;&quot;&quot;&amp;[.E252]&amp;&quot;&quot;&quot; TYPE=&quot;&quot;&quot;&amp;IF([.D252]=&quot;PK&quot;;&quot;primary&quot;;&quot;foreign&quot;)&amp;&quot;&quot;&quot; FIELDS=&quot;&quot;&quot;&amp;[.C252]&amp;&quot;&quot;&quot;&quot;&amp;IF([.D252]=&quot;FK&quot;;&quot; REFTABLE=&quot;&quot;&quot;&amp;[.F252]&amp;&quot;&quot;&quot; REFFIELDS=&quot;&quot;&quot;&amp;[.G252]&amp;&quot;&quot;&quot;&quot;;&quot;&quot;)&amp;&quot; &quot;&amp;[.L252]&amp;&quot; COMMENT=&quot;&quot;&quot;&amp;[.J252]&amp;&quot;&quot;&quot;&quot;&amp;IF(AND([.A252]=&quot;Campo&quot;;[.D252]=&quot;PK&quot;);&quot; SEQUENCE=&quot;&quot;true&quot;&quot;&quot;;&quot;&quot;)&amp;&quot;/&gt;&quot;;&quot;&quot;) &amp; IF([.A252]=&quot;Campo&quot;;&quot;&lt;FIELD NAME=&quot;&quot;&quot;&amp;[.C252]&amp;&quot;&quot;&quot; &quot;&amp;[.N252]&amp;&quot; &quot;&amp;[.L252]&amp;IF(AND([.A252]=&quot;Campo&quot;;[.D252]&lt;&gt;&quot;PK&quot;);&quot; SEQUENCE=&quot;&quot;false&quot;&quot; &quot;;&quot;&quot;)&amp;&quot; COMMENT=&quot;&quot;&quot;&amp;[.J252]&amp;&quot;&quot;&quot;/&gt;&quot;;&quot;&quot;) &amp; IF(AND([.A252]=&quot;Campo&quot;;[.A253]=&quot;Chave&quot;);&quot;&lt;/FIELDS&gt;&quot;;&quot;&quot;) &amp; IF(AND([.A252]=&quot;Chave&quot;;[.A253]&lt;&gt;&quot;Chave&quot;);&quot;&lt;/KEYS&gt;&quot;;&quot;&quot;) &amp; IF([.B252]&lt;&gt;[.B253];&quot;&lt;/TABLE&gt;&quot;;&quot;&quot;) &amp; IF(AND([.A252]=&quot;&quot;;[.A251]&lt;&gt;&quot;&quot;);&quot;&lt;/TABLES&gt;&lt;/XMLDB&gt;&quot;;&quot;&quot;)">
            <text:p/>
          </table:table-cell>
          <table:table-cell table:style-name="ce27" table:formula="of:=IF(AND([.A252]=&quot;Campo&quot;;[.A252]&lt;&gt;[.A251]);&quot;&lt;Form name=&quot;&quot;newRecord&quot;&quot;&gt;&quot;;&quot;&quot;)&amp;IF([.A252]=&quot;Campo&quot;;&quot;&lt;&quot;&amp;IF([.D252]=&quot;FK&quot;;&quot;Select &quot;;VLOOKUP([.F252];[$Auxiliar.$A$27:.$B$48];2;0))&amp;&quot; id=&quot;&quot;&quot;&amp;[.C252]&amp;&quot;&quot;&quot; label=&quot;&quot;&quot;&amp;[.C252]&amp;&quot;&quot;&quot;&quot;&amp; IF([.D252]=&quot;FK&quot;;&quot; datasource=&quot;&quot;table:&quot;&amp;VLOOKUP(&quot;Chave&quot;&amp;&quot;.&quot;&amp;[.C252];[.$Q$1:.$R$2300];2;0)&amp;&quot;&quot;&quot; bindid=&quot;&quot;id&quot;&quot; bindvalue=&quot;&quot;name&quot;&quot;&quot;;&quot;&quot;)&amp;&quot;required=&quot;&quot;&quot;&amp;IF([.H252]=&quot;Sim&quot;;&quot;true&quot;;&quot;false&quot;)&amp;&quot;&quot;&quot; /&gt;&quot;;&quot;&quot;)&amp;IF(AND([.A252]=&quot;Chave&quot;;[.A251]=&quot;Campo&quot;);&quot;&lt;/Form&gt;&quot;;&quot;&quot;)">
            <text:p/>
          </table:table-cell>
          <table:table-cell table:style-name="ce27" table:formula="of:=IF([.A252]&lt;&gt;&quot;&quot;;[.A252]&amp;&quot;.&quot;&amp;[.C252];&quot;&quot;)">
            <text:p/>
          </table:table-cell>
          <table:table-cell table:style-name="ce27" table:formula="of:=IF([.A252]&lt;&gt;&quot;&quot;;[.F252];&quot;&quot;)">
            <text:p/>
          </table:table-cell>
        </table:table-row>
        <table:table-row table:style-name="ro1">
          <table:table-cell table:formula="of:=IF([Campos.A253]=&quot;&quot;;&quot;&quot;;[Campos.A253])">
            <text:p/>
          </table:table-cell>
          <table:table-cell table:formula="of:=IF([Campos.B253]=&quot;&quot;;&quot;&quot;;[Campos.B253])">
            <text:p/>
          </table:table-cell>
          <table:table-cell table:formula="of:=IF([Campos.C253]=&quot;&quot;;&quot;&quot;;[Campos.C253])">
            <text:p/>
          </table:table-cell>
          <table:table-cell table:formula="of:=IF([Campos.D253]=&quot;&quot;;&quot;&quot;;[Campos.D253])">
            <text:p/>
          </table:table-cell>
          <table:table-cell table:style-name="ce24" table:formula="of:=IF([.A253]=&quot;Chave&quot;;SUBSTITUTE([.C253];&quot;,&quot;;&quot;_&quot;)&amp;ROW([.C253]);[.C253])">
            <text:p/>
          </table:table-cell>
          <table:table-cell table:formula="of:=IF([Campos.F253]=&quot;&quot;;&quot;&quot;;[Campos.F253])">
            <text:p/>
          </table:table-cell>
          <table:table-cell table:formula="of:=IF([Campos.G253]=&quot;&quot;;&quot;&quot;;[Campos.G253])">
            <text:p/>
          </table:table-cell>
          <table:table-cell table:formula="of:=IF([Campos.H253]=&quot;&quot;;&quot;&quot;;[Campos.H253])">
            <text:p/>
          </table:table-cell>
          <table:table-cell table:formula="of:=IF([Campos.E253]=&quot;&quot;;&quot;&quot;;[Campos.E253])">
            <text:p/>
          </table:table-cell>
          <table:table-cell table:formula="of:=IF([Campos.I253]=&quot;&quot;;&quot;&quot;;[Campos.I253])">
            <text:p/>
          </table:table-cell>
          <table:table-cell table:formula="of:=IF([.B253]=&quot;&quot;;&quot;&quot;;VLOOKUP([.B253];[$Tabelas.$A$1:.$B$136];2;0))">
            <text:p/>
          </table:table-cell>
          <table:table-cell table:formula="of:=IF([.A253]=&quot;Campo&quot;;IF([.A253]=&quot;&quot;;&quot;&quot;;IF([.A253]&lt;&gt;[.A252];&quot;&quot;;&quot;PREVIOUS=&quot;&quot;&quot;&amp;[.C252]&amp;&quot;&quot;&quot; &quot;) &amp; IF([.A253]&lt;&gt;[.A254];&quot;&quot;;&quot;NEXT=&quot;&quot;&quot;&amp;[.C254]&amp;&quot;&quot;&quot;&quot;));IF([.A253]=&quot;&quot;;&quot;&quot;;IF([.A253]&lt;&gt;[.A252];&quot;&quot;;&quot;PREVIOUS=&quot;&quot;&quot;&amp;[.E252]&amp;&quot;&quot;&quot; &quot;) &amp; IF([.A253]&lt;&gt;[.A254];&quot;&quot;;&quot;NEXT=&quot;&quot;&quot;&amp;[.E254]&amp;&quot;&quot;&quot;&quot;)))">
            <text:p/>
          </table:table-cell>
          <table:table-cell table:formula="of:=IF([.B253]=&quot;&quot;;&quot;&quot;;VLOOKUP([.B253];[$Tabelas.$A$1:.$C$136];3;0))">
            <text:p/>
          </table:table-cell>
          <table:table-cell table:formula="of:=IF([.A253]=&quot;Campo&quot;; IF(ISERROR(VLOOKUP([.F253];[$Auxiliar.$A$1:.$E$17];5;0));&quot;TYPE=&quot;&quot;&quot;&amp;[.F253]&amp;&quot;&quot;&quot; LENGTH=&quot;&quot;&quot;&amp;[.G253]&amp;&quot;&quot;&quot; &quot;;VLOOKUP([.F253];[$Auxiliar.$A$1:.$E$17];5;0)) &amp; IF(AND([.A253]=&quot;Campo&quot;;[.D253]=&quot;PK&quot;); IF([.I253]=&quot;Sim&quot;;&quot; SEQUENCE=&quot;&quot;true&quot;&quot;&quot;;&quot; SEQUENCE=&quot;&quot;false&quot;&quot;&quot;);&quot;&quot;)&amp;IF([.H253]&lt;&gt;&quot;&quot;;&quot; NOTNULL=&quot;&quot;&quot;&amp;IF([.H253]=&quot;Sim&quot;;&quot;true&quot;;&quot;false&quot;)&amp;&quot;&quot;&quot;&quot;;&quot;&quot;);&quot;&quot;)">
            <text:p/>
          </table:table-cell>
          <table:table-cell table:style-name="ce26" table:formula="of:=IF(AND([.B253]&lt;&gt;[.B252];[.B253]&lt;&gt;&quot;&quot;);&quot;&lt;TABLE NAME=&quot;&quot;&quot;&amp;[.B253]&amp;&quot;&quot;&quot; COMMENT=&quot;&quot;&quot;&amp;[.K253]&amp;&quot;&quot;&quot; &quot;&amp; [.M253] &amp;&quot;&gt;&lt;FIELDS&gt;&quot;;&quot;&quot;) &amp; IF(AND([.A253]=&quot;Chave&quot;;[.A252]=&quot;Campo&quot;);&quot;&lt;KEYS&gt;&quot;;&quot;&quot;) &amp; IF([.A253]=&quot;Chave&quot;;&quot;&lt;KEY NAME=&quot;&quot;&quot;&amp;[.E253]&amp;&quot;&quot;&quot; TYPE=&quot;&quot;&quot;&amp;IF([.D253]=&quot;PK&quot;;&quot;primary&quot;;&quot;foreign&quot;)&amp;&quot;&quot;&quot; FIELDS=&quot;&quot;&quot;&amp;[.C253]&amp;&quot;&quot;&quot;&quot;&amp;IF([.D253]=&quot;FK&quot;;&quot; REFTABLE=&quot;&quot;&quot;&amp;[.F253]&amp;&quot;&quot;&quot; REFFIELDS=&quot;&quot;&quot;&amp;[.G253]&amp;&quot;&quot;&quot;&quot;;&quot;&quot;)&amp;&quot; &quot;&amp;[.L253]&amp;&quot; COMMENT=&quot;&quot;&quot;&amp;[.J253]&amp;&quot;&quot;&quot;&quot;&amp;IF(AND([.A253]=&quot;Campo&quot;;[.D253]=&quot;PK&quot;);&quot; SEQUENCE=&quot;&quot;true&quot;&quot;&quot;;&quot;&quot;)&amp;&quot;/&gt;&quot;;&quot;&quot;) &amp; IF([.A253]=&quot;Campo&quot;;&quot;&lt;FIELD NAME=&quot;&quot;&quot;&amp;[.C253]&amp;&quot;&quot;&quot; &quot;&amp;[.N253]&amp;&quot; &quot;&amp;[.L253]&amp;IF(AND([.A253]=&quot;Campo&quot;;[.D253]&lt;&gt;&quot;PK&quot;);&quot; SEQUENCE=&quot;&quot;false&quot;&quot; &quot;;&quot;&quot;)&amp;&quot; COMMENT=&quot;&quot;&quot;&amp;[.J253]&amp;&quot;&quot;&quot;/&gt;&quot;;&quot;&quot;) &amp; IF(AND([.A253]=&quot;Campo&quot;;[.A254]=&quot;Chave&quot;);&quot;&lt;/FIELDS&gt;&quot;;&quot;&quot;) &amp; IF(AND([.A253]=&quot;Chave&quot;;[.A254]&lt;&gt;&quot;Chave&quot;);&quot;&lt;/KEYS&gt;&quot;;&quot;&quot;) &amp; IF([.B253]&lt;&gt;[.B254];&quot;&lt;/TABLE&gt;&quot;;&quot;&quot;) &amp; IF(AND([.A253]=&quot;&quot;;[.A252]&lt;&gt;&quot;&quot;);&quot;&lt;/TABLES&gt;&lt;/XMLDB&gt;&quot;;&quot;&quot;)">
            <text:p/>
          </table:table-cell>
          <table:table-cell table:style-name="ce27" table:formula="of:=IF(AND([.A253]=&quot;Campo&quot;;[.A253]&lt;&gt;[.A252]);&quot;&lt;Form name=&quot;&quot;newRecord&quot;&quot;&gt;&quot;;&quot;&quot;)&amp;IF([.A253]=&quot;Campo&quot;;&quot;&lt;&quot;&amp;IF([.D253]=&quot;FK&quot;;&quot;Select &quot;;VLOOKUP([.F253];[$Auxiliar.$A$27:.$B$48];2;0))&amp;&quot; id=&quot;&quot;&quot;&amp;[.C253]&amp;&quot;&quot;&quot; label=&quot;&quot;&quot;&amp;[.C253]&amp;&quot;&quot;&quot;&quot;&amp; IF([.D253]=&quot;FK&quot;;&quot; datasource=&quot;&quot;table:&quot;&amp;VLOOKUP(&quot;Chave&quot;&amp;&quot;.&quot;&amp;[.C253];[.$Q$1:.$R$2300];2;0)&amp;&quot;&quot;&quot; bindid=&quot;&quot;id&quot;&quot; bindvalue=&quot;&quot;name&quot;&quot;&quot;;&quot;&quot;)&amp;&quot;required=&quot;&quot;&quot;&amp;IF([.H253]=&quot;Sim&quot;;&quot;true&quot;;&quot;false&quot;)&amp;&quot;&quot;&quot; /&gt;&quot;;&quot;&quot;)&amp;IF(AND([.A253]=&quot;Chave&quot;;[.A252]=&quot;Campo&quot;);&quot;&lt;/Form&gt;&quot;;&quot;&quot;)">
            <text:p/>
          </table:table-cell>
          <table:table-cell table:style-name="ce27" table:formula="of:=IF([.A253]&lt;&gt;&quot;&quot;;[.A253]&amp;&quot;.&quot;&amp;[.C253];&quot;&quot;)">
            <text:p/>
          </table:table-cell>
          <table:table-cell table:style-name="ce27" table:formula="of:=IF([.A253]&lt;&gt;&quot;&quot;;[.F253];&quot;&quot;)">
            <text:p/>
          </table:table-cell>
        </table:table-row>
        <table:table-row table:style-name="ro1">
          <table:table-cell table:formula="of:=IF([Campos.A254]=&quot;&quot;;&quot;&quot;;[Campos.A254])">
            <text:p/>
          </table:table-cell>
          <table:table-cell table:formula="of:=IF([Campos.B254]=&quot;&quot;;&quot;&quot;;[Campos.B254])">
            <text:p/>
          </table:table-cell>
          <table:table-cell table:formula="of:=IF([Campos.C254]=&quot;&quot;;&quot;&quot;;[Campos.C254])">
            <text:p/>
          </table:table-cell>
          <table:table-cell table:formula="of:=IF([Campos.D254]=&quot;&quot;;&quot;&quot;;[Campos.D254])">
            <text:p/>
          </table:table-cell>
          <table:table-cell table:style-name="ce24" table:formula="of:=IF([.A254]=&quot;Chave&quot;;SUBSTITUTE([.C254];&quot;,&quot;;&quot;_&quot;)&amp;ROW([.C254]);[.C254])">
            <text:p/>
          </table:table-cell>
          <table:table-cell table:formula="of:=IF([Campos.F254]=&quot;&quot;;&quot;&quot;;[Campos.F254])">
            <text:p/>
          </table:table-cell>
          <table:table-cell table:formula="of:=IF([Campos.G254]=&quot;&quot;;&quot;&quot;;[Campos.G254])">
            <text:p/>
          </table:table-cell>
          <table:table-cell table:formula="of:=IF([Campos.H254]=&quot;&quot;;&quot;&quot;;[Campos.H254])">
            <text:p/>
          </table:table-cell>
          <table:table-cell table:formula="of:=IF([Campos.E254]=&quot;&quot;;&quot;&quot;;[Campos.E254])">
            <text:p/>
          </table:table-cell>
          <table:table-cell table:formula="of:=IF([Campos.I254]=&quot;&quot;;&quot;&quot;;[Campos.I254])">
            <text:p/>
          </table:table-cell>
          <table:table-cell table:formula="of:=IF([.B254]=&quot;&quot;;&quot;&quot;;VLOOKUP([.B254];[$Tabelas.$A$1:.$B$136];2;0))">
            <text:p/>
          </table:table-cell>
          <table:table-cell table:formula="of:=IF([.A254]=&quot;Campo&quot;;IF([.A254]=&quot;&quot;;&quot;&quot;;IF([.A254]&lt;&gt;[.A253];&quot;&quot;;&quot;PREVIOUS=&quot;&quot;&quot;&amp;[.C253]&amp;&quot;&quot;&quot; &quot;) &amp; IF([.A254]&lt;&gt;[.A255];&quot;&quot;;&quot;NEXT=&quot;&quot;&quot;&amp;[.C255]&amp;&quot;&quot;&quot;&quot;));IF([.A254]=&quot;&quot;;&quot;&quot;;IF([.A254]&lt;&gt;[.A253];&quot;&quot;;&quot;PREVIOUS=&quot;&quot;&quot;&amp;[.E253]&amp;&quot;&quot;&quot; &quot;) &amp; IF([.A254]&lt;&gt;[.A255];&quot;&quot;;&quot;NEXT=&quot;&quot;&quot;&amp;[.E255]&amp;&quot;&quot;&quot;&quot;)))">
            <text:p/>
          </table:table-cell>
          <table:table-cell table:formula="of:=IF([.B254]=&quot;&quot;;&quot;&quot;;VLOOKUP([.B254];[$Tabelas.$A$1:.$C$136];3;0))">
            <text:p/>
          </table:table-cell>
          <table:table-cell table:formula="of:=IF([.A254]=&quot;Campo&quot;; IF(ISERROR(VLOOKUP([.F254];[$Auxiliar.$A$1:.$E$17];5;0));&quot;TYPE=&quot;&quot;&quot;&amp;[.F254]&amp;&quot;&quot;&quot; LENGTH=&quot;&quot;&quot;&amp;[.G254]&amp;&quot;&quot;&quot; &quot;;VLOOKUP([.F254];[$Auxiliar.$A$1:.$E$17];5;0)) &amp; IF(AND([.A254]=&quot;Campo&quot;;[.D254]=&quot;PK&quot;); IF([.I254]=&quot;Sim&quot;;&quot; SEQUENCE=&quot;&quot;true&quot;&quot;&quot;;&quot; SEQUENCE=&quot;&quot;false&quot;&quot;&quot;);&quot;&quot;)&amp;IF([.H254]&lt;&gt;&quot;&quot;;&quot; NOTNULL=&quot;&quot;&quot;&amp;IF([.H254]=&quot;Sim&quot;;&quot;true&quot;;&quot;false&quot;)&amp;&quot;&quot;&quot;&quot;;&quot;&quot;);&quot;&quot;)">
            <text:p/>
          </table:table-cell>
          <table:table-cell table:style-name="ce26" table:formula="of:=IF(AND([.B254]&lt;&gt;[.B253];[.B254]&lt;&gt;&quot;&quot;);&quot;&lt;TABLE NAME=&quot;&quot;&quot;&amp;[.B254]&amp;&quot;&quot;&quot; COMMENT=&quot;&quot;&quot;&amp;[.K254]&amp;&quot;&quot;&quot; &quot;&amp; [.M254] &amp;&quot;&gt;&lt;FIELDS&gt;&quot;;&quot;&quot;) &amp; IF(AND([.A254]=&quot;Chave&quot;;[.A253]=&quot;Campo&quot;);&quot;&lt;KEYS&gt;&quot;;&quot;&quot;) &amp; IF([.A254]=&quot;Chave&quot;;&quot;&lt;KEY NAME=&quot;&quot;&quot;&amp;[.E254]&amp;&quot;&quot;&quot; TYPE=&quot;&quot;&quot;&amp;IF([.D254]=&quot;PK&quot;;&quot;primary&quot;;&quot;foreign&quot;)&amp;&quot;&quot;&quot; FIELDS=&quot;&quot;&quot;&amp;[.C254]&amp;&quot;&quot;&quot;&quot;&amp;IF([.D254]=&quot;FK&quot;;&quot; REFTABLE=&quot;&quot;&quot;&amp;[.F254]&amp;&quot;&quot;&quot; REFFIELDS=&quot;&quot;&quot;&amp;[.G254]&amp;&quot;&quot;&quot;&quot;;&quot;&quot;)&amp;&quot; &quot;&amp;[.L254]&amp;&quot; COMMENT=&quot;&quot;&quot;&amp;[.J254]&amp;&quot;&quot;&quot;&quot;&amp;IF(AND([.A254]=&quot;Campo&quot;;[.D254]=&quot;PK&quot;);&quot; SEQUENCE=&quot;&quot;true&quot;&quot;&quot;;&quot;&quot;)&amp;&quot;/&gt;&quot;;&quot;&quot;) &amp; IF([.A254]=&quot;Campo&quot;;&quot;&lt;FIELD NAME=&quot;&quot;&quot;&amp;[.C254]&amp;&quot;&quot;&quot; &quot;&amp;[.N254]&amp;&quot; &quot;&amp;[.L254]&amp;IF(AND([.A254]=&quot;Campo&quot;;[.D254]&lt;&gt;&quot;PK&quot;);&quot; SEQUENCE=&quot;&quot;false&quot;&quot; &quot;;&quot;&quot;)&amp;&quot; COMMENT=&quot;&quot;&quot;&amp;[.J254]&amp;&quot;&quot;&quot;/&gt;&quot;;&quot;&quot;) &amp; IF(AND([.A254]=&quot;Campo&quot;;[.A255]=&quot;Chave&quot;);&quot;&lt;/FIELDS&gt;&quot;;&quot;&quot;) &amp; IF(AND([.A254]=&quot;Chave&quot;;[.A255]&lt;&gt;&quot;Chave&quot;);&quot;&lt;/KEYS&gt;&quot;;&quot;&quot;) &amp; IF([.B254]&lt;&gt;[.B255];&quot;&lt;/TABLE&gt;&quot;;&quot;&quot;) &amp; IF(AND([.A254]=&quot;&quot;;[.A253]&lt;&gt;&quot;&quot;);&quot;&lt;/TABLES&gt;&lt;/XMLDB&gt;&quot;;&quot;&quot;)">
            <text:p/>
          </table:table-cell>
          <table:table-cell table:style-name="ce27" table:formula="of:=IF(AND([.A254]=&quot;Campo&quot;;[.A254]&lt;&gt;[.A253]);&quot;&lt;Form name=&quot;&quot;newRecord&quot;&quot;&gt;&quot;;&quot;&quot;)&amp;IF([.A254]=&quot;Campo&quot;;&quot;&lt;&quot;&amp;IF([.D254]=&quot;FK&quot;;&quot;Select &quot;;VLOOKUP([.F254];[$Auxiliar.$A$27:.$B$48];2;0))&amp;&quot; id=&quot;&quot;&quot;&amp;[.C254]&amp;&quot;&quot;&quot; label=&quot;&quot;&quot;&amp;[.C254]&amp;&quot;&quot;&quot;&quot;&amp; IF([.D254]=&quot;FK&quot;;&quot; datasource=&quot;&quot;table:&quot;&amp;VLOOKUP(&quot;Chave&quot;&amp;&quot;.&quot;&amp;[.C254];[.$Q$1:.$R$2300];2;0)&amp;&quot;&quot;&quot; bindid=&quot;&quot;id&quot;&quot; bindvalue=&quot;&quot;name&quot;&quot;&quot;;&quot;&quot;)&amp;&quot;required=&quot;&quot;&quot;&amp;IF([.H254]=&quot;Sim&quot;;&quot;true&quot;;&quot;false&quot;)&amp;&quot;&quot;&quot; /&gt;&quot;;&quot;&quot;)&amp;IF(AND([.A254]=&quot;Chave&quot;;[.A253]=&quot;Campo&quot;);&quot;&lt;/Form&gt;&quot;;&quot;&quot;)">
            <text:p/>
          </table:table-cell>
          <table:table-cell table:style-name="ce27" table:formula="of:=IF([.A254]&lt;&gt;&quot;&quot;;[.A254]&amp;&quot;.&quot;&amp;[.C254];&quot;&quot;)">
            <text:p/>
          </table:table-cell>
          <table:table-cell table:style-name="ce27" table:formula="of:=IF([.A254]&lt;&gt;&quot;&quot;;[.F254];&quot;&quot;)">
            <text:p/>
          </table:table-cell>
        </table:table-row>
        <table:table-row table:style-name="ro1">
          <table:table-cell table:formula="of:=IF([Campos.A255]=&quot;&quot;;&quot;&quot;;[Campos.A255])">
            <text:p/>
          </table:table-cell>
          <table:table-cell table:formula="of:=IF([Campos.B255]=&quot;&quot;;&quot;&quot;;[Campos.B255])">
            <text:p/>
          </table:table-cell>
          <table:table-cell table:formula="of:=IF([Campos.C255]=&quot;&quot;;&quot;&quot;;[Campos.C255])">
            <text:p/>
          </table:table-cell>
          <table:table-cell table:formula="of:=IF([Campos.D255]=&quot;&quot;;&quot;&quot;;[Campos.D255])">
            <text:p/>
          </table:table-cell>
          <table:table-cell table:style-name="ce24" table:formula="of:=IF([.A255]=&quot;Chave&quot;;SUBSTITUTE([.C255];&quot;,&quot;;&quot;_&quot;)&amp;ROW([.C255]);[.C255])">
            <text:p/>
          </table:table-cell>
          <table:table-cell table:formula="of:=IF([Campos.F255]=&quot;&quot;;&quot;&quot;;[Campos.F255])">
            <text:p/>
          </table:table-cell>
          <table:table-cell table:formula="of:=IF([Campos.G255]=&quot;&quot;;&quot;&quot;;[Campos.G255])">
            <text:p/>
          </table:table-cell>
          <table:table-cell table:formula="of:=IF([Campos.H255]=&quot;&quot;;&quot;&quot;;[Campos.H255])">
            <text:p/>
          </table:table-cell>
          <table:table-cell table:formula="of:=IF([Campos.E255]=&quot;&quot;;&quot;&quot;;[Campos.E255])">
            <text:p/>
          </table:table-cell>
          <table:table-cell table:formula="of:=IF([Campos.I255]=&quot;&quot;;&quot;&quot;;[Campos.I255])">
            <text:p/>
          </table:table-cell>
          <table:table-cell table:formula="of:=IF([.B255]=&quot;&quot;;&quot;&quot;;VLOOKUP([.B255];[$Tabelas.$A$1:.$B$136];2;0))">
            <text:p/>
          </table:table-cell>
          <table:table-cell table:formula="of:=IF([.A255]=&quot;Campo&quot;;IF([.A255]=&quot;&quot;;&quot;&quot;;IF([.A255]&lt;&gt;[.A254];&quot;&quot;;&quot;PREVIOUS=&quot;&quot;&quot;&amp;[.C254]&amp;&quot;&quot;&quot; &quot;) &amp; IF([.A255]&lt;&gt;[.A256];&quot;&quot;;&quot;NEXT=&quot;&quot;&quot;&amp;[.C256]&amp;&quot;&quot;&quot;&quot;));IF([.A255]=&quot;&quot;;&quot;&quot;;IF([.A255]&lt;&gt;[.A254];&quot;&quot;;&quot;PREVIOUS=&quot;&quot;&quot;&amp;[.E254]&amp;&quot;&quot;&quot; &quot;) &amp; IF([.A255]&lt;&gt;[.A256];&quot;&quot;;&quot;NEXT=&quot;&quot;&quot;&amp;[.E256]&amp;&quot;&quot;&quot;&quot;)))">
            <text:p/>
          </table:table-cell>
          <table:table-cell table:formula="of:=IF([.B255]=&quot;&quot;;&quot;&quot;;VLOOKUP([.B255];[$Tabelas.$A$1:.$C$136];3;0))">
            <text:p/>
          </table:table-cell>
          <table:table-cell table:formula="of:=IF([.A255]=&quot;Campo&quot;; IF(ISERROR(VLOOKUP([.F255];[$Auxiliar.$A$1:.$E$17];5;0));&quot;TYPE=&quot;&quot;&quot;&amp;[.F255]&amp;&quot;&quot;&quot; LENGTH=&quot;&quot;&quot;&amp;[.G255]&amp;&quot;&quot;&quot; &quot;;VLOOKUP([.F255];[$Auxiliar.$A$1:.$E$17];5;0)) &amp; IF(AND([.A255]=&quot;Campo&quot;;[.D255]=&quot;PK&quot;); IF([.I255]=&quot;Sim&quot;;&quot; SEQUENCE=&quot;&quot;true&quot;&quot;&quot;;&quot; SEQUENCE=&quot;&quot;false&quot;&quot;&quot;);&quot;&quot;)&amp;IF([.H255]&lt;&gt;&quot;&quot;;&quot; NOTNULL=&quot;&quot;&quot;&amp;IF([.H255]=&quot;Sim&quot;;&quot;true&quot;;&quot;false&quot;)&amp;&quot;&quot;&quot;&quot;;&quot;&quot;);&quot;&quot;)">
            <text:p/>
          </table:table-cell>
          <table:table-cell table:style-name="ce26" table:formula="of:=IF(AND([.B255]&lt;&gt;[.B254];[.B255]&lt;&gt;&quot;&quot;);&quot;&lt;TABLE NAME=&quot;&quot;&quot;&amp;[.B255]&amp;&quot;&quot;&quot; COMMENT=&quot;&quot;&quot;&amp;[.K255]&amp;&quot;&quot;&quot; &quot;&amp; [.M255] &amp;&quot;&gt;&lt;FIELDS&gt;&quot;;&quot;&quot;) &amp; IF(AND([.A255]=&quot;Chave&quot;;[.A254]=&quot;Campo&quot;);&quot;&lt;KEYS&gt;&quot;;&quot;&quot;) &amp; IF([.A255]=&quot;Chave&quot;;&quot;&lt;KEY NAME=&quot;&quot;&quot;&amp;[.E255]&amp;&quot;&quot;&quot; TYPE=&quot;&quot;&quot;&amp;IF([.D255]=&quot;PK&quot;;&quot;primary&quot;;&quot;foreign&quot;)&amp;&quot;&quot;&quot; FIELDS=&quot;&quot;&quot;&amp;[.C255]&amp;&quot;&quot;&quot;&quot;&amp;IF([.D255]=&quot;FK&quot;;&quot; REFTABLE=&quot;&quot;&quot;&amp;[.F255]&amp;&quot;&quot;&quot; REFFIELDS=&quot;&quot;&quot;&amp;[.G255]&amp;&quot;&quot;&quot;&quot;;&quot;&quot;)&amp;&quot; &quot;&amp;[.L255]&amp;&quot; COMMENT=&quot;&quot;&quot;&amp;[.J255]&amp;&quot;&quot;&quot;&quot;&amp;IF(AND([.A255]=&quot;Campo&quot;;[.D255]=&quot;PK&quot;);&quot; SEQUENCE=&quot;&quot;true&quot;&quot;&quot;;&quot;&quot;)&amp;&quot;/&gt;&quot;;&quot;&quot;) &amp; IF([.A255]=&quot;Campo&quot;;&quot;&lt;FIELD NAME=&quot;&quot;&quot;&amp;[.C255]&amp;&quot;&quot;&quot; &quot;&amp;[.N255]&amp;&quot; &quot;&amp;[.L255]&amp;IF(AND([.A255]=&quot;Campo&quot;;[.D255]&lt;&gt;&quot;PK&quot;);&quot; SEQUENCE=&quot;&quot;false&quot;&quot; &quot;;&quot;&quot;)&amp;&quot; COMMENT=&quot;&quot;&quot;&amp;[.J255]&amp;&quot;&quot;&quot;/&gt;&quot;;&quot;&quot;) &amp; IF(AND([.A255]=&quot;Campo&quot;;[.A256]=&quot;Chave&quot;);&quot;&lt;/FIELDS&gt;&quot;;&quot;&quot;) &amp; IF(AND([.A255]=&quot;Chave&quot;;[.A256]&lt;&gt;&quot;Chave&quot;);&quot;&lt;/KEYS&gt;&quot;;&quot;&quot;) &amp; IF([.B255]&lt;&gt;[.B256];&quot;&lt;/TABLE&gt;&quot;;&quot;&quot;) &amp; IF(AND([.A255]=&quot;&quot;;[.A254]&lt;&gt;&quot;&quot;);&quot;&lt;/TABLES&gt;&lt;/XMLDB&gt;&quot;;&quot;&quot;)">
            <text:p/>
          </table:table-cell>
          <table:table-cell table:style-name="ce27" table:formula="of:=IF(AND([.A255]=&quot;Campo&quot;;[.A255]&lt;&gt;[.A254]);&quot;&lt;Form name=&quot;&quot;newRecord&quot;&quot;&gt;&quot;;&quot;&quot;)&amp;IF([.A255]=&quot;Campo&quot;;&quot;&lt;&quot;&amp;IF([.D255]=&quot;FK&quot;;&quot;Select &quot;;VLOOKUP([.F255];[$Auxiliar.$A$27:.$B$48];2;0))&amp;&quot; id=&quot;&quot;&quot;&amp;[.C255]&amp;&quot;&quot;&quot; label=&quot;&quot;&quot;&amp;[.C255]&amp;&quot;&quot;&quot;&quot;&amp; IF([.D255]=&quot;FK&quot;;&quot; datasource=&quot;&quot;table:&quot;&amp;VLOOKUP(&quot;Chave&quot;&amp;&quot;.&quot;&amp;[.C255];[.$Q$1:.$R$2300];2;0)&amp;&quot;&quot;&quot; bindid=&quot;&quot;id&quot;&quot; bindvalue=&quot;&quot;name&quot;&quot;&quot;;&quot;&quot;)&amp;&quot;required=&quot;&quot;&quot;&amp;IF([.H255]=&quot;Sim&quot;;&quot;true&quot;;&quot;false&quot;)&amp;&quot;&quot;&quot; /&gt;&quot;;&quot;&quot;)&amp;IF(AND([.A255]=&quot;Chave&quot;;[.A254]=&quot;Campo&quot;);&quot;&lt;/Form&gt;&quot;;&quot;&quot;)">
            <text:p/>
          </table:table-cell>
          <table:table-cell table:style-name="ce27" table:formula="of:=IF([.A255]&lt;&gt;&quot;&quot;;[.A255]&amp;&quot;.&quot;&amp;[.C255];&quot;&quot;)">
            <text:p/>
          </table:table-cell>
          <table:table-cell table:style-name="ce27" table:formula="of:=IF([.A255]&lt;&gt;&quot;&quot;;[.F255];&quot;&quot;)">
            <text:p/>
          </table:table-cell>
        </table:table-row>
        <table:table-row table:style-name="ro1">
          <table:table-cell table:formula="of:=IF([Campos.A256]=&quot;&quot;;&quot;&quot;;[Campos.A256])">
            <text:p/>
          </table:table-cell>
          <table:table-cell table:formula="of:=IF([Campos.B256]=&quot;&quot;;&quot;&quot;;[Campos.B256])">
            <text:p/>
          </table:table-cell>
          <table:table-cell table:formula="of:=IF([Campos.C256]=&quot;&quot;;&quot;&quot;;[Campos.C256])">
            <text:p/>
          </table:table-cell>
          <table:table-cell table:formula="of:=IF([Campos.D256]=&quot;&quot;;&quot;&quot;;[Campos.D256])">
            <text:p/>
          </table:table-cell>
          <table:table-cell table:style-name="ce24" table:formula="of:=IF([.A256]=&quot;Chave&quot;;SUBSTITUTE([.C256];&quot;,&quot;;&quot;_&quot;)&amp;ROW([.C256]);[.C256])">
            <text:p/>
          </table:table-cell>
          <table:table-cell table:formula="of:=IF([Campos.F256]=&quot;&quot;;&quot;&quot;;[Campos.F256])">
            <text:p/>
          </table:table-cell>
          <table:table-cell table:formula="of:=IF([Campos.G256]=&quot;&quot;;&quot;&quot;;[Campos.G256])">
            <text:p/>
          </table:table-cell>
          <table:table-cell table:formula="of:=IF([Campos.H256]=&quot;&quot;;&quot;&quot;;[Campos.H256])">
            <text:p/>
          </table:table-cell>
          <table:table-cell table:formula="of:=IF([Campos.E256]=&quot;&quot;;&quot;&quot;;[Campos.E256])">
            <text:p/>
          </table:table-cell>
          <table:table-cell table:formula="of:=IF([Campos.I256]=&quot;&quot;;&quot;&quot;;[Campos.I256])">
            <text:p/>
          </table:table-cell>
          <table:table-cell table:formula="of:=IF([.B256]=&quot;&quot;;&quot;&quot;;VLOOKUP([.B256];[$Tabelas.$A$1:.$B$136];2;0))">
            <text:p/>
          </table:table-cell>
          <table:table-cell table:formula="of:=IF([.A256]=&quot;Campo&quot;;IF([.A256]=&quot;&quot;;&quot;&quot;;IF([.A256]&lt;&gt;[.A255];&quot;&quot;;&quot;PREVIOUS=&quot;&quot;&quot;&amp;[.C255]&amp;&quot;&quot;&quot; &quot;) &amp; IF([.A256]&lt;&gt;[.A257];&quot;&quot;;&quot;NEXT=&quot;&quot;&quot;&amp;[.C257]&amp;&quot;&quot;&quot;&quot;));IF([.A256]=&quot;&quot;;&quot;&quot;;IF([.A256]&lt;&gt;[.A255];&quot;&quot;;&quot;PREVIOUS=&quot;&quot;&quot;&amp;[.E255]&amp;&quot;&quot;&quot; &quot;) &amp; IF([.A256]&lt;&gt;[.A257];&quot;&quot;;&quot;NEXT=&quot;&quot;&quot;&amp;[.E257]&amp;&quot;&quot;&quot;&quot;)))">
            <text:p/>
          </table:table-cell>
          <table:table-cell table:formula="of:=IF([.B256]=&quot;&quot;;&quot;&quot;;VLOOKUP([.B256];[$Tabelas.$A$1:.$C$136];3;0))">
            <text:p/>
          </table:table-cell>
          <table:table-cell table:formula="of:=IF([.A256]=&quot;Campo&quot;; IF(ISERROR(VLOOKUP([.F256];[$Auxiliar.$A$1:.$E$17];5;0));&quot;TYPE=&quot;&quot;&quot;&amp;[.F256]&amp;&quot;&quot;&quot; LENGTH=&quot;&quot;&quot;&amp;[.G256]&amp;&quot;&quot;&quot; &quot;;VLOOKUP([.F256];[$Auxiliar.$A$1:.$E$17];5;0)) &amp; IF(AND([.A256]=&quot;Campo&quot;;[.D256]=&quot;PK&quot;); IF([.I256]=&quot;Sim&quot;;&quot; SEQUENCE=&quot;&quot;true&quot;&quot;&quot;;&quot; SEQUENCE=&quot;&quot;false&quot;&quot;&quot;);&quot;&quot;)&amp;IF([.H256]&lt;&gt;&quot;&quot;;&quot; NOTNULL=&quot;&quot;&quot;&amp;IF([.H256]=&quot;Sim&quot;;&quot;true&quot;;&quot;false&quot;)&amp;&quot;&quot;&quot;&quot;;&quot;&quot;);&quot;&quot;)">
            <text:p/>
          </table:table-cell>
          <table:table-cell table:style-name="ce26" table:formula="of:=IF(AND([.B256]&lt;&gt;[.B255];[.B256]&lt;&gt;&quot;&quot;);&quot;&lt;TABLE NAME=&quot;&quot;&quot;&amp;[.B256]&amp;&quot;&quot;&quot; COMMENT=&quot;&quot;&quot;&amp;[.K256]&amp;&quot;&quot;&quot; &quot;&amp; [.M256] &amp;&quot;&gt;&lt;FIELDS&gt;&quot;;&quot;&quot;) &amp; IF(AND([.A256]=&quot;Chave&quot;;[.A255]=&quot;Campo&quot;);&quot;&lt;KEYS&gt;&quot;;&quot;&quot;) &amp; IF([.A256]=&quot;Chave&quot;;&quot;&lt;KEY NAME=&quot;&quot;&quot;&amp;[.E256]&amp;&quot;&quot;&quot; TYPE=&quot;&quot;&quot;&amp;IF([.D256]=&quot;PK&quot;;&quot;primary&quot;;&quot;foreign&quot;)&amp;&quot;&quot;&quot; FIELDS=&quot;&quot;&quot;&amp;[.C256]&amp;&quot;&quot;&quot;&quot;&amp;IF([.D256]=&quot;FK&quot;;&quot; REFTABLE=&quot;&quot;&quot;&amp;[.F256]&amp;&quot;&quot;&quot; REFFIELDS=&quot;&quot;&quot;&amp;[.G256]&amp;&quot;&quot;&quot;&quot;;&quot;&quot;)&amp;&quot; &quot;&amp;[.L256]&amp;&quot; COMMENT=&quot;&quot;&quot;&amp;[.J256]&amp;&quot;&quot;&quot;&quot;&amp;IF(AND([.A256]=&quot;Campo&quot;;[.D256]=&quot;PK&quot;);&quot; SEQUENCE=&quot;&quot;true&quot;&quot;&quot;;&quot;&quot;)&amp;&quot;/&gt;&quot;;&quot;&quot;) &amp; IF([.A256]=&quot;Campo&quot;;&quot;&lt;FIELD NAME=&quot;&quot;&quot;&amp;[.C256]&amp;&quot;&quot;&quot; &quot;&amp;[.N256]&amp;&quot; &quot;&amp;[.L256]&amp;IF(AND([.A256]=&quot;Campo&quot;;[.D256]&lt;&gt;&quot;PK&quot;);&quot; SEQUENCE=&quot;&quot;false&quot;&quot; &quot;;&quot;&quot;)&amp;&quot; COMMENT=&quot;&quot;&quot;&amp;[.J256]&amp;&quot;&quot;&quot;/&gt;&quot;;&quot;&quot;) &amp; IF(AND([.A256]=&quot;Campo&quot;;[.A257]=&quot;Chave&quot;);&quot;&lt;/FIELDS&gt;&quot;;&quot;&quot;) &amp; IF(AND([.A256]=&quot;Chave&quot;;[.A257]&lt;&gt;&quot;Chave&quot;);&quot;&lt;/KEYS&gt;&quot;;&quot;&quot;) &amp; IF([.B256]&lt;&gt;[.B257];&quot;&lt;/TABLE&gt;&quot;;&quot;&quot;) &amp; IF(AND([.A256]=&quot;&quot;;[.A255]&lt;&gt;&quot;&quot;);&quot;&lt;/TABLES&gt;&lt;/XMLDB&gt;&quot;;&quot;&quot;)">
            <text:p/>
          </table:table-cell>
          <table:table-cell table:style-name="ce27" table:formula="of:=IF(AND([.A256]=&quot;Campo&quot;;[.A256]&lt;&gt;[.A255]);&quot;&lt;Form name=&quot;&quot;newRecord&quot;&quot;&gt;&quot;;&quot;&quot;)&amp;IF([.A256]=&quot;Campo&quot;;&quot;&lt;&quot;&amp;IF([.D256]=&quot;FK&quot;;&quot;Select &quot;;VLOOKUP([.F256];[$Auxiliar.$A$27:.$B$48];2;0))&amp;&quot; id=&quot;&quot;&quot;&amp;[.C256]&amp;&quot;&quot;&quot; label=&quot;&quot;&quot;&amp;[.C256]&amp;&quot;&quot;&quot;&quot;&amp; IF([.D256]=&quot;FK&quot;;&quot; datasource=&quot;&quot;table:&quot;&amp;VLOOKUP(&quot;Chave&quot;&amp;&quot;.&quot;&amp;[.C256];[.$Q$1:.$R$2300];2;0)&amp;&quot;&quot;&quot; bindid=&quot;&quot;id&quot;&quot; bindvalue=&quot;&quot;name&quot;&quot;&quot;;&quot;&quot;)&amp;&quot;required=&quot;&quot;&quot;&amp;IF([.H256]=&quot;Sim&quot;;&quot;true&quot;;&quot;false&quot;)&amp;&quot;&quot;&quot; /&gt;&quot;;&quot;&quot;)&amp;IF(AND([.A256]=&quot;Chave&quot;;[.A255]=&quot;Campo&quot;);&quot;&lt;/Form&gt;&quot;;&quot;&quot;)">
            <text:p/>
          </table:table-cell>
          <table:table-cell table:style-name="ce27" table:formula="of:=IF([.A256]&lt;&gt;&quot;&quot;;[.A256]&amp;&quot;.&quot;&amp;[.C256];&quot;&quot;)">
            <text:p/>
          </table:table-cell>
          <table:table-cell table:style-name="ce27" table:formula="of:=IF([.A256]&lt;&gt;&quot;&quot;;[.F256];&quot;&quot;)">
            <text:p/>
          </table:table-cell>
        </table:table-row>
        <table:table-row table:style-name="ro1">
          <table:table-cell table:formula="of:=IF([Campos.A257]=&quot;&quot;;&quot;&quot;;[Campos.A257])">
            <text:p/>
          </table:table-cell>
          <table:table-cell table:formula="of:=IF([Campos.B257]=&quot;&quot;;&quot;&quot;;[Campos.B257])">
            <text:p/>
          </table:table-cell>
          <table:table-cell table:formula="of:=IF([Campos.C257]=&quot;&quot;;&quot;&quot;;[Campos.C257])">
            <text:p/>
          </table:table-cell>
          <table:table-cell table:formula="of:=IF([Campos.D257]=&quot;&quot;;&quot;&quot;;[Campos.D257])">
            <text:p/>
          </table:table-cell>
          <table:table-cell table:style-name="ce24" table:formula="of:=IF([.A257]=&quot;Chave&quot;;SUBSTITUTE([.C257];&quot;,&quot;;&quot;_&quot;)&amp;ROW([.C257]);[.C257])">
            <text:p/>
          </table:table-cell>
          <table:table-cell table:formula="of:=IF([Campos.F257]=&quot;&quot;;&quot;&quot;;[Campos.F257])">
            <text:p/>
          </table:table-cell>
          <table:table-cell table:formula="of:=IF([Campos.G257]=&quot;&quot;;&quot;&quot;;[Campos.G257])">
            <text:p/>
          </table:table-cell>
          <table:table-cell table:formula="of:=IF([Campos.H257]=&quot;&quot;;&quot;&quot;;[Campos.H257])">
            <text:p/>
          </table:table-cell>
          <table:table-cell table:formula="of:=IF([Campos.E257]=&quot;&quot;;&quot;&quot;;[Campos.E257])">
            <text:p/>
          </table:table-cell>
          <table:table-cell table:formula="of:=IF([Campos.I257]=&quot;&quot;;&quot;&quot;;[Campos.I257])">
            <text:p/>
          </table:table-cell>
          <table:table-cell table:formula="of:=IF([.B257]=&quot;&quot;;&quot;&quot;;VLOOKUP([.B257];[$Tabelas.$A$1:.$B$136];2;0))">
            <text:p/>
          </table:table-cell>
          <table:table-cell table:formula="of:=IF([.A257]=&quot;Campo&quot;;IF([.A257]=&quot;&quot;;&quot;&quot;;IF([.A257]&lt;&gt;[.A256];&quot;&quot;;&quot;PREVIOUS=&quot;&quot;&quot;&amp;[.C256]&amp;&quot;&quot;&quot; &quot;) &amp; IF([.A257]&lt;&gt;[.A258];&quot;&quot;;&quot;NEXT=&quot;&quot;&quot;&amp;[.C258]&amp;&quot;&quot;&quot;&quot;));IF([.A257]=&quot;&quot;;&quot;&quot;;IF([.A257]&lt;&gt;[.A256];&quot;&quot;;&quot;PREVIOUS=&quot;&quot;&quot;&amp;[.E256]&amp;&quot;&quot;&quot; &quot;) &amp; IF([.A257]&lt;&gt;[.A258];&quot;&quot;;&quot;NEXT=&quot;&quot;&quot;&amp;[.E258]&amp;&quot;&quot;&quot;&quot;)))">
            <text:p/>
          </table:table-cell>
          <table:table-cell table:formula="of:=IF([.B257]=&quot;&quot;;&quot;&quot;;VLOOKUP([.B257];[$Tabelas.$A$1:.$C$136];3;0))">
            <text:p/>
          </table:table-cell>
          <table:table-cell table:formula="of:=IF([.A257]=&quot;Campo&quot;; IF(ISERROR(VLOOKUP([.F257];[$Auxiliar.$A$1:.$E$17];5;0));&quot;TYPE=&quot;&quot;&quot;&amp;[.F257]&amp;&quot;&quot;&quot; LENGTH=&quot;&quot;&quot;&amp;[.G257]&amp;&quot;&quot;&quot; &quot;;VLOOKUP([.F257];[$Auxiliar.$A$1:.$E$17];5;0)) &amp; IF(AND([.A257]=&quot;Campo&quot;;[.D257]=&quot;PK&quot;); IF([.I257]=&quot;Sim&quot;;&quot; SEQUENCE=&quot;&quot;true&quot;&quot;&quot;;&quot; SEQUENCE=&quot;&quot;false&quot;&quot;&quot;);&quot;&quot;)&amp;IF([.H257]&lt;&gt;&quot;&quot;;&quot; NOTNULL=&quot;&quot;&quot;&amp;IF([.H257]=&quot;Sim&quot;;&quot;true&quot;;&quot;false&quot;)&amp;&quot;&quot;&quot;&quot;;&quot;&quot;);&quot;&quot;)">
            <text:p/>
          </table:table-cell>
          <table:table-cell table:style-name="ce26" table:formula="of:=IF(AND([.B257]&lt;&gt;[.B256];[.B257]&lt;&gt;&quot;&quot;);&quot;&lt;TABLE NAME=&quot;&quot;&quot;&amp;[.B257]&amp;&quot;&quot;&quot; COMMENT=&quot;&quot;&quot;&amp;[.K257]&amp;&quot;&quot;&quot; &quot;&amp; [.M257] &amp;&quot;&gt;&lt;FIELDS&gt;&quot;;&quot;&quot;) &amp; IF(AND([.A257]=&quot;Chave&quot;;[.A256]=&quot;Campo&quot;);&quot;&lt;KEYS&gt;&quot;;&quot;&quot;) &amp; IF([.A257]=&quot;Chave&quot;;&quot;&lt;KEY NAME=&quot;&quot;&quot;&amp;[.E257]&amp;&quot;&quot;&quot; TYPE=&quot;&quot;&quot;&amp;IF([.D257]=&quot;PK&quot;;&quot;primary&quot;;&quot;foreign&quot;)&amp;&quot;&quot;&quot; FIELDS=&quot;&quot;&quot;&amp;[.C257]&amp;&quot;&quot;&quot;&quot;&amp;IF([.D257]=&quot;FK&quot;;&quot; REFTABLE=&quot;&quot;&quot;&amp;[.F257]&amp;&quot;&quot;&quot; REFFIELDS=&quot;&quot;&quot;&amp;[.G257]&amp;&quot;&quot;&quot;&quot;;&quot;&quot;)&amp;&quot; &quot;&amp;[.L257]&amp;&quot; COMMENT=&quot;&quot;&quot;&amp;[.J257]&amp;&quot;&quot;&quot;&quot;&amp;IF(AND([.A257]=&quot;Campo&quot;;[.D257]=&quot;PK&quot;);&quot; SEQUENCE=&quot;&quot;true&quot;&quot;&quot;;&quot;&quot;)&amp;&quot;/&gt;&quot;;&quot;&quot;) &amp; IF([.A257]=&quot;Campo&quot;;&quot;&lt;FIELD NAME=&quot;&quot;&quot;&amp;[.C257]&amp;&quot;&quot;&quot; &quot;&amp;[.N257]&amp;&quot; &quot;&amp;[.L257]&amp;IF(AND([.A257]=&quot;Campo&quot;;[.D257]&lt;&gt;&quot;PK&quot;);&quot; SEQUENCE=&quot;&quot;false&quot;&quot; &quot;;&quot;&quot;)&amp;&quot; COMMENT=&quot;&quot;&quot;&amp;[.J257]&amp;&quot;&quot;&quot;/&gt;&quot;;&quot;&quot;) &amp; IF(AND([.A257]=&quot;Campo&quot;;[.A258]=&quot;Chave&quot;);&quot;&lt;/FIELDS&gt;&quot;;&quot;&quot;) &amp; IF(AND([.A257]=&quot;Chave&quot;;[.A258]&lt;&gt;&quot;Chave&quot;);&quot;&lt;/KEYS&gt;&quot;;&quot;&quot;) &amp; IF([.B257]&lt;&gt;[.B258];&quot;&lt;/TABLE&gt;&quot;;&quot;&quot;) &amp; IF(AND([.A257]=&quot;&quot;;[.A256]&lt;&gt;&quot;&quot;);&quot;&lt;/TABLES&gt;&lt;/XMLDB&gt;&quot;;&quot;&quot;)">
            <text:p/>
          </table:table-cell>
          <table:table-cell table:style-name="ce27" table:formula="of:=IF(AND([.A257]=&quot;Campo&quot;;[.A257]&lt;&gt;[.A256]);&quot;&lt;Form name=&quot;&quot;newRecord&quot;&quot;&gt;&quot;;&quot;&quot;)&amp;IF([.A257]=&quot;Campo&quot;;&quot;&lt;&quot;&amp;IF([.D257]=&quot;FK&quot;;&quot;Select &quot;;VLOOKUP([.F257];[$Auxiliar.$A$27:.$B$48];2;0))&amp;&quot; id=&quot;&quot;&quot;&amp;[.C257]&amp;&quot;&quot;&quot; label=&quot;&quot;&quot;&amp;[.C257]&amp;&quot;&quot;&quot;&quot;&amp; IF([.D257]=&quot;FK&quot;;&quot; datasource=&quot;&quot;table:&quot;&amp;VLOOKUP(&quot;Chave&quot;&amp;&quot;.&quot;&amp;[.C257];[.$Q$1:.$R$2300];2;0)&amp;&quot;&quot;&quot; bindid=&quot;&quot;id&quot;&quot; bindvalue=&quot;&quot;name&quot;&quot;&quot;;&quot;&quot;)&amp;&quot;required=&quot;&quot;&quot;&amp;IF([.H257]=&quot;Sim&quot;;&quot;true&quot;;&quot;false&quot;)&amp;&quot;&quot;&quot; /&gt;&quot;;&quot;&quot;)&amp;IF(AND([.A257]=&quot;Chave&quot;;[.A256]=&quot;Campo&quot;);&quot;&lt;/Form&gt;&quot;;&quot;&quot;)">
            <text:p/>
          </table:table-cell>
          <table:table-cell table:style-name="ce27" table:formula="of:=IF([.A257]&lt;&gt;&quot;&quot;;[.A257]&amp;&quot;.&quot;&amp;[.C257];&quot;&quot;)">
            <text:p/>
          </table:table-cell>
          <table:table-cell table:style-name="ce27" table:formula="of:=IF([.A257]&lt;&gt;&quot;&quot;;[.F257];&quot;&quot;)">
            <text:p/>
          </table:table-cell>
        </table:table-row>
        <table:table-row table:style-name="ro1">
          <table:table-cell table:formula="of:=IF([Campos.A258]=&quot;&quot;;&quot;&quot;;[Campos.A258])">
            <text:p/>
          </table:table-cell>
          <table:table-cell table:formula="of:=IF([Campos.B258]=&quot;&quot;;&quot;&quot;;[Campos.B258])">
            <text:p/>
          </table:table-cell>
          <table:table-cell table:formula="of:=IF([Campos.C258]=&quot;&quot;;&quot;&quot;;[Campos.C258])">
            <text:p/>
          </table:table-cell>
          <table:table-cell table:formula="of:=IF([Campos.D258]=&quot;&quot;;&quot;&quot;;[Campos.D258])">
            <text:p/>
          </table:table-cell>
          <table:table-cell table:style-name="ce24" table:formula="of:=IF([.A258]=&quot;Chave&quot;;SUBSTITUTE([.C258];&quot;,&quot;;&quot;_&quot;)&amp;ROW([.C258]);[.C258])">
            <text:p/>
          </table:table-cell>
          <table:table-cell table:formula="of:=IF([Campos.F258]=&quot;&quot;;&quot;&quot;;[Campos.F258])">
            <text:p/>
          </table:table-cell>
          <table:table-cell table:formula="of:=IF([Campos.G258]=&quot;&quot;;&quot;&quot;;[Campos.G258])">
            <text:p/>
          </table:table-cell>
          <table:table-cell table:formula="of:=IF([Campos.H258]=&quot;&quot;;&quot;&quot;;[Campos.H258])">
            <text:p/>
          </table:table-cell>
          <table:table-cell table:formula="of:=IF([Campos.E258]=&quot;&quot;;&quot;&quot;;[Campos.E258])">
            <text:p/>
          </table:table-cell>
          <table:table-cell table:formula="of:=IF([Campos.I258]=&quot;&quot;;&quot;&quot;;[Campos.I258])">
            <text:p/>
          </table:table-cell>
          <table:table-cell table:formula="of:=IF([.B258]=&quot;&quot;;&quot;&quot;;VLOOKUP([.B258];[$Tabelas.$A$1:.$B$136];2;0))">
            <text:p/>
          </table:table-cell>
          <table:table-cell table:formula="of:=IF([.A258]=&quot;Campo&quot;;IF([.A258]=&quot;&quot;;&quot;&quot;;IF([.A258]&lt;&gt;[.A257];&quot;&quot;;&quot;PREVIOUS=&quot;&quot;&quot;&amp;[.C257]&amp;&quot;&quot;&quot; &quot;) &amp; IF([.A258]&lt;&gt;[.A259];&quot;&quot;;&quot;NEXT=&quot;&quot;&quot;&amp;[.C259]&amp;&quot;&quot;&quot;&quot;));IF([.A258]=&quot;&quot;;&quot;&quot;;IF([.A258]&lt;&gt;[.A257];&quot;&quot;;&quot;PREVIOUS=&quot;&quot;&quot;&amp;[.E257]&amp;&quot;&quot;&quot; &quot;) &amp; IF([.A258]&lt;&gt;[.A259];&quot;&quot;;&quot;NEXT=&quot;&quot;&quot;&amp;[.E259]&amp;&quot;&quot;&quot;&quot;)))">
            <text:p/>
          </table:table-cell>
          <table:table-cell table:formula="of:=IF([.B258]=&quot;&quot;;&quot;&quot;;VLOOKUP([.B258];[$Tabelas.$A$1:.$C$136];3;0))">
            <text:p/>
          </table:table-cell>
          <table:table-cell table:formula="of:=IF([.A258]=&quot;Campo&quot;; IF(ISERROR(VLOOKUP([.F258];[$Auxiliar.$A$1:.$E$17];5;0));&quot;TYPE=&quot;&quot;&quot;&amp;[.F258]&amp;&quot;&quot;&quot; LENGTH=&quot;&quot;&quot;&amp;[.G258]&amp;&quot;&quot;&quot; &quot;;VLOOKUP([.F258];[$Auxiliar.$A$1:.$E$17];5;0)) &amp; IF(AND([.A258]=&quot;Campo&quot;;[.D258]=&quot;PK&quot;); IF([.I258]=&quot;Sim&quot;;&quot; SEQUENCE=&quot;&quot;true&quot;&quot;&quot;;&quot; SEQUENCE=&quot;&quot;false&quot;&quot;&quot;);&quot;&quot;)&amp;IF([.H258]&lt;&gt;&quot;&quot;;&quot; NOTNULL=&quot;&quot;&quot;&amp;IF([.H258]=&quot;Sim&quot;;&quot;true&quot;;&quot;false&quot;)&amp;&quot;&quot;&quot;&quot;;&quot;&quot;);&quot;&quot;)">
            <text:p/>
          </table:table-cell>
          <table:table-cell table:style-name="ce26" table:formula="of:=IF(AND([.B258]&lt;&gt;[.B257];[.B258]&lt;&gt;&quot;&quot;);&quot;&lt;TABLE NAME=&quot;&quot;&quot;&amp;[.B258]&amp;&quot;&quot;&quot; COMMENT=&quot;&quot;&quot;&amp;[.K258]&amp;&quot;&quot;&quot; &quot;&amp; [.M258] &amp;&quot;&gt;&lt;FIELDS&gt;&quot;;&quot;&quot;) &amp; IF(AND([.A258]=&quot;Chave&quot;;[.A257]=&quot;Campo&quot;);&quot;&lt;KEYS&gt;&quot;;&quot;&quot;) &amp; IF([.A258]=&quot;Chave&quot;;&quot;&lt;KEY NAME=&quot;&quot;&quot;&amp;[.E258]&amp;&quot;&quot;&quot; TYPE=&quot;&quot;&quot;&amp;IF([.D258]=&quot;PK&quot;;&quot;primary&quot;;&quot;foreign&quot;)&amp;&quot;&quot;&quot; FIELDS=&quot;&quot;&quot;&amp;[.C258]&amp;&quot;&quot;&quot;&quot;&amp;IF([.D258]=&quot;FK&quot;;&quot; REFTABLE=&quot;&quot;&quot;&amp;[.F258]&amp;&quot;&quot;&quot; REFFIELDS=&quot;&quot;&quot;&amp;[.G258]&amp;&quot;&quot;&quot;&quot;;&quot;&quot;)&amp;&quot; &quot;&amp;[.L258]&amp;&quot; COMMENT=&quot;&quot;&quot;&amp;[.J258]&amp;&quot;&quot;&quot;&quot;&amp;IF(AND([.A258]=&quot;Campo&quot;;[.D258]=&quot;PK&quot;);&quot; SEQUENCE=&quot;&quot;true&quot;&quot;&quot;;&quot;&quot;)&amp;&quot;/&gt;&quot;;&quot;&quot;) &amp; IF([.A258]=&quot;Campo&quot;;&quot;&lt;FIELD NAME=&quot;&quot;&quot;&amp;[.C258]&amp;&quot;&quot;&quot; &quot;&amp;[.N258]&amp;&quot; &quot;&amp;[.L258]&amp;IF(AND([.A258]=&quot;Campo&quot;;[.D258]&lt;&gt;&quot;PK&quot;);&quot; SEQUENCE=&quot;&quot;false&quot;&quot; &quot;;&quot;&quot;)&amp;&quot; COMMENT=&quot;&quot;&quot;&amp;[.J258]&amp;&quot;&quot;&quot;/&gt;&quot;;&quot;&quot;) &amp; IF(AND([.A258]=&quot;Campo&quot;;[.A259]=&quot;Chave&quot;);&quot;&lt;/FIELDS&gt;&quot;;&quot;&quot;) &amp; IF(AND([.A258]=&quot;Chave&quot;;[.A259]&lt;&gt;&quot;Chave&quot;);&quot;&lt;/KEYS&gt;&quot;;&quot;&quot;) &amp; IF([.B258]&lt;&gt;[.B259];&quot;&lt;/TABLE&gt;&quot;;&quot;&quot;) &amp; IF(AND([.A258]=&quot;&quot;;[.A257]&lt;&gt;&quot;&quot;);&quot;&lt;/TABLES&gt;&lt;/XMLDB&gt;&quot;;&quot;&quot;)">
            <text:p/>
          </table:table-cell>
          <table:table-cell table:style-name="ce27" table:formula="of:=IF(AND([.A258]=&quot;Campo&quot;;[.A258]&lt;&gt;[.A257]);&quot;&lt;Form name=&quot;&quot;newRecord&quot;&quot;&gt;&quot;;&quot;&quot;)&amp;IF([.A258]=&quot;Campo&quot;;&quot;&lt;&quot;&amp;IF([.D258]=&quot;FK&quot;;&quot;Select &quot;;VLOOKUP([.F258];[$Auxiliar.$A$27:.$B$48];2;0))&amp;&quot; id=&quot;&quot;&quot;&amp;[.C258]&amp;&quot;&quot;&quot; label=&quot;&quot;&quot;&amp;[.C258]&amp;&quot;&quot;&quot;&quot;&amp; IF([.D258]=&quot;FK&quot;;&quot; datasource=&quot;&quot;table:&quot;&amp;VLOOKUP(&quot;Chave&quot;&amp;&quot;.&quot;&amp;[.C258];[.$Q$1:.$R$2300];2;0)&amp;&quot;&quot;&quot; bindid=&quot;&quot;id&quot;&quot; bindvalue=&quot;&quot;name&quot;&quot;&quot;;&quot;&quot;)&amp;&quot;required=&quot;&quot;&quot;&amp;IF([.H258]=&quot;Sim&quot;;&quot;true&quot;;&quot;false&quot;)&amp;&quot;&quot;&quot; /&gt;&quot;;&quot;&quot;)&amp;IF(AND([.A258]=&quot;Chave&quot;;[.A257]=&quot;Campo&quot;);&quot;&lt;/Form&gt;&quot;;&quot;&quot;)">
            <text:p/>
          </table:table-cell>
          <table:table-cell table:style-name="ce27" table:formula="of:=IF([.A258]&lt;&gt;&quot;&quot;;[.A258]&amp;&quot;.&quot;&amp;[.C258];&quot;&quot;)">
            <text:p/>
          </table:table-cell>
          <table:table-cell table:style-name="ce27" table:formula="of:=IF([.A258]&lt;&gt;&quot;&quot;;[.F258];&quot;&quot;)">
            <text:p/>
          </table:table-cell>
        </table:table-row>
        <table:table-row table:style-name="ro1">
          <table:table-cell table:formula="of:=IF([Campos.A259]=&quot;&quot;;&quot;&quot;;[Campos.A259])">
            <text:p/>
          </table:table-cell>
          <table:table-cell table:formula="of:=IF([Campos.B259]=&quot;&quot;;&quot;&quot;;[Campos.B259])">
            <text:p/>
          </table:table-cell>
          <table:table-cell table:formula="of:=IF([Campos.C259]=&quot;&quot;;&quot;&quot;;[Campos.C259])">
            <text:p/>
          </table:table-cell>
          <table:table-cell table:formula="of:=IF([Campos.D259]=&quot;&quot;;&quot;&quot;;[Campos.D259])">
            <text:p/>
          </table:table-cell>
          <table:table-cell table:style-name="ce24" table:formula="of:=IF([.A259]=&quot;Chave&quot;;SUBSTITUTE([.C259];&quot;,&quot;;&quot;_&quot;)&amp;ROW([.C259]);[.C259])">
            <text:p/>
          </table:table-cell>
          <table:table-cell table:formula="of:=IF([Campos.F259]=&quot;&quot;;&quot;&quot;;[Campos.F259])">
            <text:p/>
          </table:table-cell>
          <table:table-cell table:formula="of:=IF([Campos.G259]=&quot;&quot;;&quot;&quot;;[Campos.G259])">
            <text:p/>
          </table:table-cell>
          <table:table-cell table:formula="of:=IF([Campos.H259]=&quot;&quot;;&quot;&quot;;[Campos.H259])">
            <text:p/>
          </table:table-cell>
          <table:table-cell table:formula="of:=IF([Campos.E259]=&quot;&quot;;&quot;&quot;;[Campos.E259])">
            <text:p/>
          </table:table-cell>
          <table:table-cell table:formula="of:=IF([Campos.I259]=&quot;&quot;;&quot;&quot;;[Campos.I259])">
            <text:p/>
          </table:table-cell>
          <table:table-cell table:formula="of:=IF([.B259]=&quot;&quot;;&quot;&quot;;VLOOKUP([.B259];[$Tabelas.$A$1:.$B$136];2;0))">
            <text:p/>
          </table:table-cell>
          <table:table-cell table:formula="of:=IF([.A259]=&quot;Campo&quot;;IF([.A259]=&quot;&quot;;&quot;&quot;;IF([.A259]&lt;&gt;[.A258];&quot;&quot;;&quot;PREVIOUS=&quot;&quot;&quot;&amp;[.C258]&amp;&quot;&quot;&quot; &quot;) &amp; IF([.A259]&lt;&gt;[.A260];&quot;&quot;;&quot;NEXT=&quot;&quot;&quot;&amp;[.C260]&amp;&quot;&quot;&quot;&quot;));IF([.A259]=&quot;&quot;;&quot;&quot;;IF([.A259]&lt;&gt;[.A258];&quot;&quot;;&quot;PREVIOUS=&quot;&quot;&quot;&amp;[.E258]&amp;&quot;&quot;&quot; &quot;) &amp; IF([.A259]&lt;&gt;[.A260];&quot;&quot;;&quot;NEXT=&quot;&quot;&quot;&amp;[.E260]&amp;&quot;&quot;&quot;&quot;)))">
            <text:p/>
          </table:table-cell>
          <table:table-cell table:formula="of:=IF([.B259]=&quot;&quot;;&quot;&quot;;VLOOKUP([.B259];[$Tabelas.$A$1:.$C$136];3;0))">
            <text:p/>
          </table:table-cell>
          <table:table-cell table:formula="of:=IF([.A259]=&quot;Campo&quot;; IF(ISERROR(VLOOKUP([.F259];[$Auxiliar.$A$1:.$E$17];5;0));&quot;TYPE=&quot;&quot;&quot;&amp;[.F259]&amp;&quot;&quot;&quot; LENGTH=&quot;&quot;&quot;&amp;[.G259]&amp;&quot;&quot;&quot; &quot;;VLOOKUP([.F259];[$Auxiliar.$A$1:.$E$17];5;0)) &amp; IF(AND([.A259]=&quot;Campo&quot;;[.D259]=&quot;PK&quot;); IF([.I259]=&quot;Sim&quot;;&quot; SEQUENCE=&quot;&quot;true&quot;&quot;&quot;;&quot; SEQUENCE=&quot;&quot;false&quot;&quot;&quot;);&quot;&quot;)&amp;IF([.H259]&lt;&gt;&quot;&quot;;&quot; NOTNULL=&quot;&quot;&quot;&amp;IF([.H259]=&quot;Sim&quot;;&quot;true&quot;;&quot;false&quot;)&amp;&quot;&quot;&quot;&quot;;&quot;&quot;);&quot;&quot;)">
            <text:p/>
          </table:table-cell>
          <table:table-cell table:style-name="ce26" table:formula="of:=IF(AND([.B259]&lt;&gt;[.B258];[.B259]&lt;&gt;&quot;&quot;);&quot;&lt;TABLE NAME=&quot;&quot;&quot;&amp;[.B259]&amp;&quot;&quot;&quot; COMMENT=&quot;&quot;&quot;&amp;[.K259]&amp;&quot;&quot;&quot; &quot;&amp; [.M259] &amp;&quot;&gt;&lt;FIELDS&gt;&quot;;&quot;&quot;) &amp; IF(AND([.A259]=&quot;Chave&quot;;[.A258]=&quot;Campo&quot;);&quot;&lt;KEYS&gt;&quot;;&quot;&quot;) &amp; IF([.A259]=&quot;Chave&quot;;&quot;&lt;KEY NAME=&quot;&quot;&quot;&amp;[.E259]&amp;&quot;&quot;&quot; TYPE=&quot;&quot;&quot;&amp;IF([.D259]=&quot;PK&quot;;&quot;primary&quot;;&quot;foreign&quot;)&amp;&quot;&quot;&quot; FIELDS=&quot;&quot;&quot;&amp;[.C259]&amp;&quot;&quot;&quot;&quot;&amp;IF([.D259]=&quot;FK&quot;;&quot; REFTABLE=&quot;&quot;&quot;&amp;[.F259]&amp;&quot;&quot;&quot; REFFIELDS=&quot;&quot;&quot;&amp;[.G259]&amp;&quot;&quot;&quot;&quot;;&quot;&quot;)&amp;&quot; &quot;&amp;[.L259]&amp;&quot; COMMENT=&quot;&quot;&quot;&amp;[.J259]&amp;&quot;&quot;&quot;&quot;&amp;IF(AND([.A259]=&quot;Campo&quot;;[.D259]=&quot;PK&quot;);&quot; SEQUENCE=&quot;&quot;true&quot;&quot;&quot;;&quot;&quot;)&amp;&quot;/&gt;&quot;;&quot;&quot;) &amp; IF([.A259]=&quot;Campo&quot;;&quot;&lt;FIELD NAME=&quot;&quot;&quot;&amp;[.C259]&amp;&quot;&quot;&quot; &quot;&amp;[.N259]&amp;&quot; &quot;&amp;[.L259]&amp;IF(AND([.A259]=&quot;Campo&quot;;[.D259]&lt;&gt;&quot;PK&quot;);&quot; SEQUENCE=&quot;&quot;false&quot;&quot; &quot;;&quot;&quot;)&amp;&quot; COMMENT=&quot;&quot;&quot;&amp;[.J259]&amp;&quot;&quot;&quot;/&gt;&quot;;&quot;&quot;) &amp; IF(AND([.A259]=&quot;Campo&quot;;[.A260]=&quot;Chave&quot;);&quot;&lt;/FIELDS&gt;&quot;;&quot;&quot;) &amp; IF(AND([.A259]=&quot;Chave&quot;;[.A260]&lt;&gt;&quot;Chave&quot;);&quot;&lt;/KEYS&gt;&quot;;&quot;&quot;) &amp; IF([.B259]&lt;&gt;[.B260];&quot;&lt;/TABLE&gt;&quot;;&quot;&quot;) &amp; IF(AND([.A259]=&quot;&quot;;[.A258]&lt;&gt;&quot;&quot;);&quot;&lt;/TABLES&gt;&lt;/XMLDB&gt;&quot;;&quot;&quot;)">
            <text:p/>
          </table:table-cell>
          <table:table-cell table:style-name="ce27" table:formula="of:=IF(AND([.A259]=&quot;Campo&quot;;[.A259]&lt;&gt;[.A258]);&quot;&lt;Form name=&quot;&quot;newRecord&quot;&quot;&gt;&quot;;&quot;&quot;)&amp;IF([.A259]=&quot;Campo&quot;;&quot;&lt;&quot;&amp;IF([.D259]=&quot;FK&quot;;&quot;Select &quot;;VLOOKUP([.F259];[$Auxiliar.$A$27:.$B$48];2;0))&amp;&quot; id=&quot;&quot;&quot;&amp;[.C259]&amp;&quot;&quot;&quot; label=&quot;&quot;&quot;&amp;[.C259]&amp;&quot;&quot;&quot;&quot;&amp; IF([.D259]=&quot;FK&quot;;&quot; datasource=&quot;&quot;table:&quot;&amp;VLOOKUP(&quot;Chave&quot;&amp;&quot;.&quot;&amp;[.C259];[.$Q$1:.$R$2300];2;0)&amp;&quot;&quot;&quot; bindid=&quot;&quot;id&quot;&quot; bindvalue=&quot;&quot;name&quot;&quot;&quot;;&quot;&quot;)&amp;&quot;required=&quot;&quot;&quot;&amp;IF([.H259]=&quot;Sim&quot;;&quot;true&quot;;&quot;false&quot;)&amp;&quot;&quot;&quot; /&gt;&quot;;&quot;&quot;)&amp;IF(AND([.A259]=&quot;Chave&quot;;[.A258]=&quot;Campo&quot;);&quot;&lt;/Form&gt;&quot;;&quot;&quot;)">
            <text:p/>
          </table:table-cell>
          <table:table-cell table:style-name="ce27" table:formula="of:=IF([.A259]&lt;&gt;&quot;&quot;;[.A259]&amp;&quot;.&quot;&amp;[.C259];&quot;&quot;)">
            <text:p/>
          </table:table-cell>
          <table:table-cell table:style-name="ce27" table:formula="of:=IF([.A259]&lt;&gt;&quot;&quot;;[.F259];&quot;&quot;)">
            <text:p/>
          </table:table-cell>
        </table:table-row>
        <table:table-row table:style-name="ro1">
          <table:table-cell table:formula="of:=IF([Campos.A260]=&quot;&quot;;&quot;&quot;;[Campos.A260])">
            <text:p/>
          </table:table-cell>
          <table:table-cell table:formula="of:=IF([Campos.B260]=&quot;&quot;;&quot;&quot;;[Campos.B260])">
            <text:p/>
          </table:table-cell>
          <table:table-cell table:formula="of:=IF([Campos.C260]=&quot;&quot;;&quot;&quot;;[Campos.C260])">
            <text:p/>
          </table:table-cell>
          <table:table-cell table:formula="of:=IF([Campos.D260]=&quot;&quot;;&quot;&quot;;[Campos.D260])">
            <text:p/>
          </table:table-cell>
          <table:table-cell table:style-name="ce24" table:formula="of:=IF([.A260]=&quot;Chave&quot;;SUBSTITUTE([.C260];&quot;,&quot;;&quot;_&quot;)&amp;ROW([.C260]);[.C260])">
            <text:p/>
          </table:table-cell>
          <table:table-cell table:formula="of:=IF([Campos.F260]=&quot;&quot;;&quot;&quot;;[Campos.F260])">
            <text:p/>
          </table:table-cell>
          <table:table-cell table:formula="of:=IF([Campos.G260]=&quot;&quot;;&quot;&quot;;[Campos.G260])">
            <text:p/>
          </table:table-cell>
          <table:table-cell table:formula="of:=IF([Campos.H260]=&quot;&quot;;&quot;&quot;;[Campos.H260])">
            <text:p/>
          </table:table-cell>
          <table:table-cell table:formula="of:=IF([Campos.E260]=&quot;&quot;;&quot;&quot;;[Campos.E260])">
            <text:p/>
          </table:table-cell>
          <table:table-cell table:formula="of:=IF([Campos.I260]=&quot;&quot;;&quot;&quot;;[Campos.I260])">
            <text:p/>
          </table:table-cell>
          <table:table-cell table:formula="of:=IF([.B260]=&quot;&quot;;&quot;&quot;;VLOOKUP([.B260];[$Tabelas.$A$1:.$B$136];2;0))">
            <text:p/>
          </table:table-cell>
          <table:table-cell table:formula="of:=IF([.A260]=&quot;Campo&quot;;IF([.A260]=&quot;&quot;;&quot;&quot;;IF([.A260]&lt;&gt;[.A259];&quot;&quot;;&quot;PREVIOUS=&quot;&quot;&quot;&amp;[.C259]&amp;&quot;&quot;&quot; &quot;) &amp; IF([.A260]&lt;&gt;[.A261];&quot;&quot;;&quot;NEXT=&quot;&quot;&quot;&amp;[.C261]&amp;&quot;&quot;&quot;&quot;));IF([.A260]=&quot;&quot;;&quot;&quot;;IF([.A260]&lt;&gt;[.A259];&quot;&quot;;&quot;PREVIOUS=&quot;&quot;&quot;&amp;[.E259]&amp;&quot;&quot;&quot; &quot;) &amp; IF([.A260]&lt;&gt;[.A261];&quot;&quot;;&quot;NEXT=&quot;&quot;&quot;&amp;[.E261]&amp;&quot;&quot;&quot;&quot;)))">
            <text:p/>
          </table:table-cell>
          <table:table-cell table:formula="of:=IF([.B260]=&quot;&quot;;&quot;&quot;;VLOOKUP([.B260];[$Tabelas.$A$1:.$C$136];3;0))">
            <text:p/>
          </table:table-cell>
          <table:table-cell table:formula="of:=IF([.A260]=&quot;Campo&quot;; IF(ISERROR(VLOOKUP([.F260];[$Auxiliar.$A$1:.$E$17];5;0));&quot;TYPE=&quot;&quot;&quot;&amp;[.F260]&amp;&quot;&quot;&quot; LENGTH=&quot;&quot;&quot;&amp;[.G260]&amp;&quot;&quot;&quot; &quot;;VLOOKUP([.F260];[$Auxiliar.$A$1:.$E$17];5;0)) &amp; IF(AND([.A260]=&quot;Campo&quot;;[.D260]=&quot;PK&quot;); IF([.I260]=&quot;Sim&quot;;&quot; SEQUENCE=&quot;&quot;true&quot;&quot;&quot;;&quot; SEQUENCE=&quot;&quot;false&quot;&quot;&quot;);&quot;&quot;)&amp;IF([.H260]&lt;&gt;&quot;&quot;;&quot; NOTNULL=&quot;&quot;&quot;&amp;IF([.H260]=&quot;Sim&quot;;&quot;true&quot;;&quot;false&quot;)&amp;&quot;&quot;&quot;&quot;;&quot;&quot;);&quot;&quot;)">
            <text:p/>
          </table:table-cell>
          <table:table-cell table:style-name="ce26" table:formula="of:=IF(AND([.B260]&lt;&gt;[.B259];[.B260]&lt;&gt;&quot;&quot;);&quot;&lt;TABLE NAME=&quot;&quot;&quot;&amp;[.B260]&amp;&quot;&quot;&quot; COMMENT=&quot;&quot;&quot;&amp;[.K260]&amp;&quot;&quot;&quot; &quot;&amp; [.M260] &amp;&quot;&gt;&lt;FIELDS&gt;&quot;;&quot;&quot;) &amp; IF(AND([.A260]=&quot;Chave&quot;;[.A259]=&quot;Campo&quot;);&quot;&lt;KEYS&gt;&quot;;&quot;&quot;) &amp; IF([.A260]=&quot;Chave&quot;;&quot;&lt;KEY NAME=&quot;&quot;&quot;&amp;[.E260]&amp;&quot;&quot;&quot; TYPE=&quot;&quot;&quot;&amp;IF([.D260]=&quot;PK&quot;;&quot;primary&quot;;&quot;foreign&quot;)&amp;&quot;&quot;&quot; FIELDS=&quot;&quot;&quot;&amp;[.C260]&amp;&quot;&quot;&quot;&quot;&amp;IF([.D260]=&quot;FK&quot;;&quot; REFTABLE=&quot;&quot;&quot;&amp;[.F260]&amp;&quot;&quot;&quot; REFFIELDS=&quot;&quot;&quot;&amp;[.G260]&amp;&quot;&quot;&quot;&quot;;&quot;&quot;)&amp;&quot; &quot;&amp;[.L260]&amp;&quot; COMMENT=&quot;&quot;&quot;&amp;[.J260]&amp;&quot;&quot;&quot;&quot;&amp;IF(AND([.A260]=&quot;Campo&quot;;[.D260]=&quot;PK&quot;);&quot; SEQUENCE=&quot;&quot;true&quot;&quot;&quot;;&quot;&quot;)&amp;&quot;/&gt;&quot;;&quot;&quot;) &amp; IF([.A260]=&quot;Campo&quot;;&quot;&lt;FIELD NAME=&quot;&quot;&quot;&amp;[.C260]&amp;&quot;&quot;&quot; &quot;&amp;[.N260]&amp;&quot; &quot;&amp;[.L260]&amp;IF(AND([.A260]=&quot;Campo&quot;;[.D260]&lt;&gt;&quot;PK&quot;);&quot; SEQUENCE=&quot;&quot;false&quot;&quot; &quot;;&quot;&quot;)&amp;&quot; COMMENT=&quot;&quot;&quot;&amp;[.J260]&amp;&quot;&quot;&quot;/&gt;&quot;;&quot;&quot;) &amp; IF(AND([.A260]=&quot;Campo&quot;;[.A261]=&quot;Chave&quot;);&quot;&lt;/FIELDS&gt;&quot;;&quot;&quot;) &amp; IF(AND([.A260]=&quot;Chave&quot;;[.A261]&lt;&gt;&quot;Chave&quot;);&quot;&lt;/KEYS&gt;&quot;;&quot;&quot;) &amp; IF([.B260]&lt;&gt;[.B261];&quot;&lt;/TABLE&gt;&quot;;&quot;&quot;) &amp; IF(AND([.A260]=&quot;&quot;;[.A259]&lt;&gt;&quot;&quot;);&quot;&lt;/TABLES&gt;&lt;/XMLDB&gt;&quot;;&quot;&quot;)">
            <text:p/>
          </table:table-cell>
          <table:table-cell table:style-name="ce27" table:formula="of:=IF(AND([.A260]=&quot;Campo&quot;;[.A260]&lt;&gt;[.A259]);&quot;&lt;Form name=&quot;&quot;newRecord&quot;&quot;&gt;&quot;;&quot;&quot;)&amp;IF([.A260]=&quot;Campo&quot;;&quot;&lt;&quot;&amp;IF([.D260]=&quot;FK&quot;;&quot;Select &quot;;VLOOKUP([.F260];[$Auxiliar.$A$27:.$B$48];2;0))&amp;&quot; id=&quot;&quot;&quot;&amp;[.C260]&amp;&quot;&quot;&quot; label=&quot;&quot;&quot;&amp;[.C260]&amp;&quot;&quot;&quot;&quot;&amp; IF([.D260]=&quot;FK&quot;;&quot; datasource=&quot;&quot;table:&quot;&amp;VLOOKUP(&quot;Chave&quot;&amp;&quot;.&quot;&amp;[.C260];[.$Q$1:.$R$2300];2;0)&amp;&quot;&quot;&quot; bindid=&quot;&quot;id&quot;&quot; bindvalue=&quot;&quot;name&quot;&quot;&quot;;&quot;&quot;)&amp;&quot;required=&quot;&quot;&quot;&amp;IF([.H260]=&quot;Sim&quot;;&quot;true&quot;;&quot;false&quot;)&amp;&quot;&quot;&quot; /&gt;&quot;;&quot;&quot;)&amp;IF(AND([.A260]=&quot;Chave&quot;;[.A259]=&quot;Campo&quot;);&quot;&lt;/Form&gt;&quot;;&quot;&quot;)">
            <text:p/>
          </table:table-cell>
          <table:table-cell table:style-name="ce27" table:formula="of:=IF([.A260]&lt;&gt;&quot;&quot;;[.A260]&amp;&quot;.&quot;&amp;[.C260];&quot;&quot;)">
            <text:p/>
          </table:table-cell>
          <table:table-cell table:style-name="ce27" table:formula="of:=IF([.A260]&lt;&gt;&quot;&quot;;[.F260];&quot;&quot;)">
            <text:p/>
          </table:table-cell>
        </table:table-row>
        <table:table-row table:style-name="ro1">
          <table:table-cell table:formula="of:=IF([Campos.A261]=&quot;&quot;;&quot;&quot;;[Campos.A261])">
            <text:p/>
          </table:table-cell>
          <table:table-cell table:formula="of:=IF([Campos.B261]=&quot;&quot;;&quot;&quot;;[Campos.B261])">
            <text:p/>
          </table:table-cell>
          <table:table-cell table:formula="of:=IF([Campos.C261]=&quot;&quot;;&quot;&quot;;[Campos.C261])">
            <text:p/>
          </table:table-cell>
          <table:table-cell table:formula="of:=IF([Campos.D261]=&quot;&quot;;&quot;&quot;;[Campos.D261])">
            <text:p/>
          </table:table-cell>
          <table:table-cell table:style-name="ce24" table:formula="of:=IF([.A261]=&quot;Chave&quot;;SUBSTITUTE([.C261];&quot;,&quot;;&quot;_&quot;)&amp;ROW([.C261]);[.C261])">
            <text:p/>
          </table:table-cell>
          <table:table-cell table:formula="of:=IF([Campos.F261]=&quot;&quot;;&quot;&quot;;[Campos.F261])">
            <text:p/>
          </table:table-cell>
          <table:table-cell table:formula="of:=IF([Campos.G261]=&quot;&quot;;&quot;&quot;;[Campos.G261])">
            <text:p/>
          </table:table-cell>
          <table:table-cell table:formula="of:=IF([Campos.H261]=&quot;&quot;;&quot;&quot;;[Campos.H261])">
            <text:p/>
          </table:table-cell>
          <table:table-cell table:formula="of:=IF([Campos.E261]=&quot;&quot;;&quot;&quot;;[Campos.E261])">
            <text:p/>
          </table:table-cell>
          <table:table-cell table:formula="of:=IF([Campos.I261]=&quot;&quot;;&quot;&quot;;[Campos.I261])">
            <text:p/>
          </table:table-cell>
          <table:table-cell table:formula="of:=IF([.B261]=&quot;&quot;;&quot;&quot;;VLOOKUP([.B261];[$Tabelas.$A$1:.$B$136];2;0))">
            <text:p/>
          </table:table-cell>
          <table:table-cell table:formula="of:=IF([.A261]=&quot;Campo&quot;;IF([.A261]=&quot;&quot;;&quot;&quot;;IF([.A261]&lt;&gt;[.A260];&quot;&quot;;&quot;PREVIOUS=&quot;&quot;&quot;&amp;[.C260]&amp;&quot;&quot;&quot; &quot;) &amp; IF([.A261]&lt;&gt;[.A262];&quot;&quot;;&quot;NEXT=&quot;&quot;&quot;&amp;[.C262]&amp;&quot;&quot;&quot;&quot;));IF([.A261]=&quot;&quot;;&quot;&quot;;IF([.A261]&lt;&gt;[.A260];&quot;&quot;;&quot;PREVIOUS=&quot;&quot;&quot;&amp;[.E260]&amp;&quot;&quot;&quot; &quot;) &amp; IF([.A261]&lt;&gt;[.A262];&quot;&quot;;&quot;NEXT=&quot;&quot;&quot;&amp;[.E262]&amp;&quot;&quot;&quot;&quot;)))">
            <text:p/>
          </table:table-cell>
          <table:table-cell table:formula="of:=IF([.B261]=&quot;&quot;;&quot;&quot;;VLOOKUP([.B261];[$Tabelas.$A$1:.$C$136];3;0))">
            <text:p/>
          </table:table-cell>
          <table:table-cell table:formula="of:=IF([.A261]=&quot;Campo&quot;; IF(ISERROR(VLOOKUP([.F261];[$Auxiliar.$A$1:.$E$17];5;0));&quot;TYPE=&quot;&quot;&quot;&amp;[.F261]&amp;&quot;&quot;&quot; LENGTH=&quot;&quot;&quot;&amp;[.G261]&amp;&quot;&quot;&quot; &quot;;VLOOKUP([.F261];[$Auxiliar.$A$1:.$E$17];5;0)) &amp; IF(AND([.A261]=&quot;Campo&quot;;[.D261]=&quot;PK&quot;); IF([.I261]=&quot;Sim&quot;;&quot; SEQUENCE=&quot;&quot;true&quot;&quot;&quot;;&quot; SEQUENCE=&quot;&quot;false&quot;&quot;&quot;);&quot;&quot;)&amp;IF([.H261]&lt;&gt;&quot;&quot;;&quot; NOTNULL=&quot;&quot;&quot;&amp;IF([.H261]=&quot;Sim&quot;;&quot;true&quot;;&quot;false&quot;)&amp;&quot;&quot;&quot;&quot;;&quot;&quot;);&quot;&quot;)">
            <text:p/>
          </table:table-cell>
          <table:table-cell table:style-name="ce26" table:formula="of:=IF(AND([.B261]&lt;&gt;[.B260];[.B261]&lt;&gt;&quot;&quot;);&quot;&lt;TABLE NAME=&quot;&quot;&quot;&amp;[.B261]&amp;&quot;&quot;&quot; COMMENT=&quot;&quot;&quot;&amp;[.K261]&amp;&quot;&quot;&quot; &quot;&amp; [.M261] &amp;&quot;&gt;&lt;FIELDS&gt;&quot;;&quot;&quot;) &amp; IF(AND([.A261]=&quot;Chave&quot;;[.A260]=&quot;Campo&quot;);&quot;&lt;KEYS&gt;&quot;;&quot;&quot;) &amp; IF([.A261]=&quot;Chave&quot;;&quot;&lt;KEY NAME=&quot;&quot;&quot;&amp;[.E261]&amp;&quot;&quot;&quot; TYPE=&quot;&quot;&quot;&amp;IF([.D261]=&quot;PK&quot;;&quot;primary&quot;;&quot;foreign&quot;)&amp;&quot;&quot;&quot; FIELDS=&quot;&quot;&quot;&amp;[.C261]&amp;&quot;&quot;&quot;&quot;&amp;IF([.D261]=&quot;FK&quot;;&quot; REFTABLE=&quot;&quot;&quot;&amp;[.F261]&amp;&quot;&quot;&quot; REFFIELDS=&quot;&quot;&quot;&amp;[.G261]&amp;&quot;&quot;&quot;&quot;;&quot;&quot;)&amp;&quot; &quot;&amp;[.L261]&amp;&quot; COMMENT=&quot;&quot;&quot;&amp;[.J261]&amp;&quot;&quot;&quot;&quot;&amp;IF(AND([.A261]=&quot;Campo&quot;;[.D261]=&quot;PK&quot;);&quot; SEQUENCE=&quot;&quot;true&quot;&quot;&quot;;&quot;&quot;)&amp;&quot;/&gt;&quot;;&quot;&quot;) &amp; IF([.A261]=&quot;Campo&quot;;&quot;&lt;FIELD NAME=&quot;&quot;&quot;&amp;[.C261]&amp;&quot;&quot;&quot; &quot;&amp;[.N261]&amp;&quot; &quot;&amp;[.L261]&amp;IF(AND([.A261]=&quot;Campo&quot;;[.D261]&lt;&gt;&quot;PK&quot;);&quot; SEQUENCE=&quot;&quot;false&quot;&quot; &quot;;&quot;&quot;)&amp;&quot; COMMENT=&quot;&quot;&quot;&amp;[.J261]&amp;&quot;&quot;&quot;/&gt;&quot;;&quot;&quot;) &amp; IF(AND([.A261]=&quot;Campo&quot;;[.A262]=&quot;Chave&quot;);&quot;&lt;/FIELDS&gt;&quot;;&quot;&quot;) &amp; IF(AND([.A261]=&quot;Chave&quot;;[.A262]&lt;&gt;&quot;Chave&quot;);&quot;&lt;/KEYS&gt;&quot;;&quot;&quot;) &amp; IF([.B261]&lt;&gt;[.B262];&quot;&lt;/TABLE&gt;&quot;;&quot;&quot;) &amp; IF(AND([.A261]=&quot;&quot;;[.A260]&lt;&gt;&quot;&quot;);&quot;&lt;/TABLES&gt;&lt;/XMLDB&gt;&quot;;&quot;&quot;)">
            <text:p/>
          </table:table-cell>
          <table:table-cell table:style-name="ce27" table:formula="of:=IF(AND([.A261]=&quot;Campo&quot;;[.A261]&lt;&gt;[.A260]);&quot;&lt;Form name=&quot;&quot;newRecord&quot;&quot;&gt;&quot;;&quot;&quot;)&amp;IF([.A261]=&quot;Campo&quot;;&quot;&lt;&quot;&amp;IF([.D261]=&quot;FK&quot;;&quot;Select &quot;;VLOOKUP([.F261];[$Auxiliar.$A$27:.$B$48];2;0))&amp;&quot; id=&quot;&quot;&quot;&amp;[.C261]&amp;&quot;&quot;&quot; label=&quot;&quot;&quot;&amp;[.C261]&amp;&quot;&quot;&quot;&quot;&amp; IF([.D261]=&quot;FK&quot;;&quot; datasource=&quot;&quot;table:&quot;&amp;VLOOKUP(&quot;Chave&quot;&amp;&quot;.&quot;&amp;[.C261];[.$Q$1:.$R$2300];2;0)&amp;&quot;&quot;&quot; bindid=&quot;&quot;id&quot;&quot; bindvalue=&quot;&quot;name&quot;&quot;&quot;;&quot;&quot;)&amp;&quot;required=&quot;&quot;&quot;&amp;IF([.H261]=&quot;Sim&quot;;&quot;true&quot;;&quot;false&quot;)&amp;&quot;&quot;&quot; /&gt;&quot;;&quot;&quot;)&amp;IF(AND([.A261]=&quot;Chave&quot;;[.A260]=&quot;Campo&quot;);&quot;&lt;/Form&gt;&quot;;&quot;&quot;)">
            <text:p/>
          </table:table-cell>
          <table:table-cell table:style-name="ce27" table:formula="of:=IF([.A261]&lt;&gt;&quot;&quot;;[.A261]&amp;&quot;.&quot;&amp;[.C261];&quot;&quot;)">
            <text:p/>
          </table:table-cell>
          <table:table-cell table:style-name="ce27" table:formula="of:=IF([.A261]&lt;&gt;&quot;&quot;;[.F261];&quot;&quot;)">
            <text:p/>
          </table:table-cell>
        </table:table-row>
        <table:table-row table:style-name="ro1">
          <table:table-cell table:formula="of:=IF([Campos.A262]=&quot;&quot;;&quot;&quot;;[Campos.A262])">
            <text:p/>
          </table:table-cell>
          <table:table-cell table:formula="of:=IF([Campos.B262]=&quot;&quot;;&quot;&quot;;[Campos.B262])">
            <text:p/>
          </table:table-cell>
          <table:table-cell table:formula="of:=IF([Campos.C262]=&quot;&quot;;&quot;&quot;;[Campos.C262])">
            <text:p/>
          </table:table-cell>
          <table:table-cell table:formula="of:=IF([Campos.D262]=&quot;&quot;;&quot;&quot;;[Campos.D262])">
            <text:p/>
          </table:table-cell>
          <table:table-cell table:style-name="ce24" table:formula="of:=IF([.A262]=&quot;Chave&quot;;SUBSTITUTE([.C262];&quot;,&quot;;&quot;_&quot;)&amp;ROW([.C262]);[.C262])">
            <text:p/>
          </table:table-cell>
          <table:table-cell table:formula="of:=IF([Campos.F262]=&quot;&quot;;&quot;&quot;;[Campos.F262])">
            <text:p/>
          </table:table-cell>
          <table:table-cell table:formula="of:=IF([Campos.G262]=&quot;&quot;;&quot;&quot;;[Campos.G262])">
            <text:p/>
          </table:table-cell>
          <table:table-cell table:formula="of:=IF([Campos.H262]=&quot;&quot;;&quot;&quot;;[Campos.H262])">
            <text:p/>
          </table:table-cell>
          <table:table-cell table:formula="of:=IF([Campos.E262]=&quot;&quot;;&quot;&quot;;[Campos.E262])">
            <text:p/>
          </table:table-cell>
          <table:table-cell table:formula="of:=IF([Campos.I262]=&quot;&quot;;&quot;&quot;;[Campos.I262])">
            <text:p/>
          </table:table-cell>
          <table:table-cell table:formula="of:=IF([.B262]=&quot;&quot;;&quot;&quot;;VLOOKUP([.B262];[$Tabelas.$A$1:.$B$136];2;0))">
            <text:p/>
          </table:table-cell>
          <table:table-cell table:formula="of:=IF([.A262]=&quot;Campo&quot;;IF([.A262]=&quot;&quot;;&quot;&quot;;IF([.A262]&lt;&gt;[.A261];&quot;&quot;;&quot;PREVIOUS=&quot;&quot;&quot;&amp;[.C261]&amp;&quot;&quot;&quot; &quot;) &amp; IF([.A262]&lt;&gt;[.A263];&quot;&quot;;&quot;NEXT=&quot;&quot;&quot;&amp;[.C263]&amp;&quot;&quot;&quot;&quot;));IF([.A262]=&quot;&quot;;&quot;&quot;;IF([.A262]&lt;&gt;[.A261];&quot;&quot;;&quot;PREVIOUS=&quot;&quot;&quot;&amp;[.E261]&amp;&quot;&quot;&quot; &quot;) &amp; IF([.A262]&lt;&gt;[.A263];&quot;&quot;;&quot;NEXT=&quot;&quot;&quot;&amp;[.E263]&amp;&quot;&quot;&quot;&quot;)))">
            <text:p/>
          </table:table-cell>
          <table:table-cell table:formula="of:=IF([.B262]=&quot;&quot;;&quot;&quot;;VLOOKUP([.B262];[$Tabelas.$A$1:.$C$136];3;0))">
            <text:p/>
          </table:table-cell>
          <table:table-cell table:formula="of:=IF([.A262]=&quot;Campo&quot;; IF(ISERROR(VLOOKUP([.F262];[$Auxiliar.$A$1:.$E$17];5;0));&quot;TYPE=&quot;&quot;&quot;&amp;[.F262]&amp;&quot;&quot;&quot; LENGTH=&quot;&quot;&quot;&amp;[.G262]&amp;&quot;&quot;&quot; &quot;;VLOOKUP([.F262];[$Auxiliar.$A$1:.$E$17];5;0)) &amp; IF(AND([.A262]=&quot;Campo&quot;;[.D262]=&quot;PK&quot;); IF([.I262]=&quot;Sim&quot;;&quot; SEQUENCE=&quot;&quot;true&quot;&quot;&quot;;&quot; SEQUENCE=&quot;&quot;false&quot;&quot;&quot;);&quot;&quot;)&amp;IF([.H262]&lt;&gt;&quot;&quot;;&quot; NOTNULL=&quot;&quot;&quot;&amp;IF([.H262]=&quot;Sim&quot;;&quot;true&quot;;&quot;false&quot;)&amp;&quot;&quot;&quot;&quot;;&quot;&quot;);&quot;&quot;)">
            <text:p/>
          </table:table-cell>
          <table:table-cell table:style-name="ce26" table:formula="of:=IF(AND([.B262]&lt;&gt;[.B261];[.B262]&lt;&gt;&quot;&quot;);&quot;&lt;TABLE NAME=&quot;&quot;&quot;&amp;[.B262]&amp;&quot;&quot;&quot; COMMENT=&quot;&quot;&quot;&amp;[.K262]&amp;&quot;&quot;&quot; &quot;&amp; [.M262] &amp;&quot;&gt;&lt;FIELDS&gt;&quot;;&quot;&quot;) &amp; IF(AND([.A262]=&quot;Chave&quot;;[.A261]=&quot;Campo&quot;);&quot;&lt;KEYS&gt;&quot;;&quot;&quot;) &amp; IF([.A262]=&quot;Chave&quot;;&quot;&lt;KEY NAME=&quot;&quot;&quot;&amp;[.E262]&amp;&quot;&quot;&quot; TYPE=&quot;&quot;&quot;&amp;IF([.D262]=&quot;PK&quot;;&quot;primary&quot;;&quot;foreign&quot;)&amp;&quot;&quot;&quot; FIELDS=&quot;&quot;&quot;&amp;[.C262]&amp;&quot;&quot;&quot;&quot;&amp;IF([.D262]=&quot;FK&quot;;&quot; REFTABLE=&quot;&quot;&quot;&amp;[.F262]&amp;&quot;&quot;&quot; REFFIELDS=&quot;&quot;&quot;&amp;[.G262]&amp;&quot;&quot;&quot;&quot;;&quot;&quot;)&amp;&quot; &quot;&amp;[.L262]&amp;&quot; COMMENT=&quot;&quot;&quot;&amp;[.J262]&amp;&quot;&quot;&quot;&quot;&amp;IF(AND([.A262]=&quot;Campo&quot;;[.D262]=&quot;PK&quot;);&quot; SEQUENCE=&quot;&quot;true&quot;&quot;&quot;;&quot;&quot;)&amp;&quot;/&gt;&quot;;&quot;&quot;) &amp; IF([.A262]=&quot;Campo&quot;;&quot;&lt;FIELD NAME=&quot;&quot;&quot;&amp;[.C262]&amp;&quot;&quot;&quot; &quot;&amp;[.N262]&amp;&quot; &quot;&amp;[.L262]&amp;IF(AND([.A262]=&quot;Campo&quot;;[.D262]&lt;&gt;&quot;PK&quot;);&quot; SEQUENCE=&quot;&quot;false&quot;&quot; &quot;;&quot;&quot;)&amp;&quot; COMMENT=&quot;&quot;&quot;&amp;[.J262]&amp;&quot;&quot;&quot;/&gt;&quot;;&quot;&quot;) &amp; IF(AND([.A262]=&quot;Campo&quot;;[.A263]=&quot;Chave&quot;);&quot;&lt;/FIELDS&gt;&quot;;&quot;&quot;) &amp; IF(AND([.A262]=&quot;Chave&quot;;[.A263]&lt;&gt;&quot;Chave&quot;);&quot;&lt;/KEYS&gt;&quot;;&quot;&quot;) &amp; IF([.B262]&lt;&gt;[.B263];&quot;&lt;/TABLE&gt;&quot;;&quot;&quot;) &amp; IF(AND([.A262]=&quot;&quot;;[.A261]&lt;&gt;&quot;&quot;);&quot;&lt;/TABLES&gt;&lt;/XMLDB&gt;&quot;;&quot;&quot;)">
            <text:p/>
          </table:table-cell>
          <table:table-cell table:style-name="ce27" table:formula="of:=IF(AND([.A262]=&quot;Campo&quot;;[.A262]&lt;&gt;[.A261]);&quot;&lt;Form name=&quot;&quot;newRecord&quot;&quot;&gt;&quot;;&quot;&quot;)&amp;IF([.A262]=&quot;Campo&quot;;&quot;&lt;&quot;&amp;IF([.D262]=&quot;FK&quot;;&quot;Select &quot;;VLOOKUP([.F262];[$Auxiliar.$A$27:.$B$48];2;0))&amp;&quot; id=&quot;&quot;&quot;&amp;[.C262]&amp;&quot;&quot;&quot; label=&quot;&quot;&quot;&amp;[.C262]&amp;&quot;&quot;&quot;&quot;&amp; IF([.D262]=&quot;FK&quot;;&quot; datasource=&quot;&quot;table:&quot;&amp;VLOOKUP(&quot;Chave&quot;&amp;&quot;.&quot;&amp;[.C262];[.$Q$1:.$R$2300];2;0)&amp;&quot;&quot;&quot; bindid=&quot;&quot;id&quot;&quot; bindvalue=&quot;&quot;name&quot;&quot;&quot;;&quot;&quot;)&amp;&quot;required=&quot;&quot;&quot;&amp;IF([.H262]=&quot;Sim&quot;;&quot;true&quot;;&quot;false&quot;)&amp;&quot;&quot;&quot; /&gt;&quot;;&quot;&quot;)&amp;IF(AND([.A262]=&quot;Chave&quot;;[.A261]=&quot;Campo&quot;);&quot;&lt;/Form&gt;&quot;;&quot;&quot;)">
            <text:p/>
          </table:table-cell>
          <table:table-cell table:style-name="ce27" table:formula="of:=IF([.A262]&lt;&gt;&quot;&quot;;[.A262]&amp;&quot;.&quot;&amp;[.C262];&quot;&quot;)">
            <text:p/>
          </table:table-cell>
          <table:table-cell table:style-name="ce27" table:formula="of:=IF([.A262]&lt;&gt;&quot;&quot;;[.F262];&quot;&quot;)">
            <text:p/>
          </table:table-cell>
        </table:table-row>
        <table:table-row table:style-name="ro1">
          <table:table-cell table:formula="of:=IF([Campos.A263]=&quot;&quot;;&quot;&quot;;[Campos.A263])">
            <text:p/>
          </table:table-cell>
          <table:table-cell table:formula="of:=IF([Campos.B263]=&quot;&quot;;&quot;&quot;;[Campos.B263])">
            <text:p/>
          </table:table-cell>
          <table:table-cell table:formula="of:=IF([Campos.C263]=&quot;&quot;;&quot;&quot;;[Campos.C263])">
            <text:p/>
          </table:table-cell>
          <table:table-cell table:formula="of:=IF([Campos.D263]=&quot;&quot;;&quot;&quot;;[Campos.D263])">
            <text:p/>
          </table:table-cell>
          <table:table-cell table:style-name="ce24" table:formula="of:=IF([.A263]=&quot;Chave&quot;;SUBSTITUTE([.C263];&quot;,&quot;;&quot;_&quot;)&amp;ROW([.C263]);[.C263])">
            <text:p/>
          </table:table-cell>
          <table:table-cell table:formula="of:=IF([Campos.F263]=&quot;&quot;;&quot;&quot;;[Campos.F263])">
            <text:p/>
          </table:table-cell>
          <table:table-cell table:formula="of:=IF([Campos.G263]=&quot;&quot;;&quot;&quot;;[Campos.G263])">
            <text:p/>
          </table:table-cell>
          <table:table-cell table:formula="of:=IF([Campos.H263]=&quot;&quot;;&quot;&quot;;[Campos.H263])">
            <text:p/>
          </table:table-cell>
          <table:table-cell table:formula="of:=IF([Campos.E263]=&quot;&quot;;&quot;&quot;;[Campos.E263])">
            <text:p/>
          </table:table-cell>
          <table:table-cell table:formula="of:=IF([Campos.I263]=&quot;&quot;;&quot;&quot;;[Campos.I263])">
            <text:p/>
          </table:table-cell>
          <table:table-cell table:formula="of:=IF([.B263]=&quot;&quot;;&quot;&quot;;VLOOKUP([.B263];[$Tabelas.$A$1:.$B$136];2;0))">
            <text:p/>
          </table:table-cell>
          <table:table-cell table:formula="of:=IF([.A263]=&quot;Campo&quot;;IF([.A263]=&quot;&quot;;&quot;&quot;;IF([.A263]&lt;&gt;[.A262];&quot;&quot;;&quot;PREVIOUS=&quot;&quot;&quot;&amp;[.C262]&amp;&quot;&quot;&quot; &quot;) &amp; IF([.A263]&lt;&gt;[.A264];&quot;&quot;;&quot;NEXT=&quot;&quot;&quot;&amp;[.C264]&amp;&quot;&quot;&quot;&quot;));IF([.A263]=&quot;&quot;;&quot;&quot;;IF([.A263]&lt;&gt;[.A262];&quot;&quot;;&quot;PREVIOUS=&quot;&quot;&quot;&amp;[.E262]&amp;&quot;&quot;&quot; &quot;) &amp; IF([.A263]&lt;&gt;[.A264];&quot;&quot;;&quot;NEXT=&quot;&quot;&quot;&amp;[.E264]&amp;&quot;&quot;&quot;&quot;)))">
            <text:p/>
          </table:table-cell>
          <table:table-cell table:formula="of:=IF([.B263]=&quot;&quot;;&quot;&quot;;VLOOKUP([.B263];[$Tabelas.$A$1:.$C$136];3;0))">
            <text:p/>
          </table:table-cell>
          <table:table-cell table:formula="of:=IF([.A263]=&quot;Campo&quot;; IF(ISERROR(VLOOKUP([.F263];[$Auxiliar.$A$1:.$E$17];5;0));&quot;TYPE=&quot;&quot;&quot;&amp;[.F263]&amp;&quot;&quot;&quot; LENGTH=&quot;&quot;&quot;&amp;[.G263]&amp;&quot;&quot;&quot; &quot;;VLOOKUP([.F263];[$Auxiliar.$A$1:.$E$17];5;0)) &amp; IF(AND([.A263]=&quot;Campo&quot;;[.D263]=&quot;PK&quot;); IF([.I263]=&quot;Sim&quot;;&quot; SEQUENCE=&quot;&quot;true&quot;&quot;&quot;;&quot; SEQUENCE=&quot;&quot;false&quot;&quot;&quot;);&quot;&quot;)&amp;IF([.H263]&lt;&gt;&quot;&quot;;&quot; NOTNULL=&quot;&quot;&quot;&amp;IF([.H263]=&quot;Sim&quot;;&quot;true&quot;;&quot;false&quot;)&amp;&quot;&quot;&quot;&quot;;&quot;&quot;);&quot;&quot;)">
            <text:p/>
          </table:table-cell>
          <table:table-cell table:style-name="ce26" table:formula="of:=IF(AND([.B263]&lt;&gt;[.B262];[.B263]&lt;&gt;&quot;&quot;);&quot;&lt;TABLE NAME=&quot;&quot;&quot;&amp;[.B263]&amp;&quot;&quot;&quot; COMMENT=&quot;&quot;&quot;&amp;[.K263]&amp;&quot;&quot;&quot; &quot;&amp; [.M263] &amp;&quot;&gt;&lt;FIELDS&gt;&quot;;&quot;&quot;) &amp; IF(AND([.A263]=&quot;Chave&quot;;[.A262]=&quot;Campo&quot;);&quot;&lt;KEYS&gt;&quot;;&quot;&quot;) &amp; IF([.A263]=&quot;Chave&quot;;&quot;&lt;KEY NAME=&quot;&quot;&quot;&amp;[.E263]&amp;&quot;&quot;&quot; TYPE=&quot;&quot;&quot;&amp;IF([.D263]=&quot;PK&quot;;&quot;primary&quot;;&quot;foreign&quot;)&amp;&quot;&quot;&quot; FIELDS=&quot;&quot;&quot;&amp;[.C263]&amp;&quot;&quot;&quot;&quot;&amp;IF([.D263]=&quot;FK&quot;;&quot; REFTABLE=&quot;&quot;&quot;&amp;[.F263]&amp;&quot;&quot;&quot; REFFIELDS=&quot;&quot;&quot;&amp;[.G263]&amp;&quot;&quot;&quot;&quot;;&quot;&quot;)&amp;&quot; &quot;&amp;[.L263]&amp;&quot; COMMENT=&quot;&quot;&quot;&amp;[.J263]&amp;&quot;&quot;&quot;&quot;&amp;IF(AND([.A263]=&quot;Campo&quot;;[.D263]=&quot;PK&quot;);&quot; SEQUENCE=&quot;&quot;true&quot;&quot;&quot;;&quot;&quot;)&amp;&quot;/&gt;&quot;;&quot;&quot;) &amp; IF([.A263]=&quot;Campo&quot;;&quot;&lt;FIELD NAME=&quot;&quot;&quot;&amp;[.C263]&amp;&quot;&quot;&quot; &quot;&amp;[.N263]&amp;&quot; &quot;&amp;[.L263]&amp;IF(AND([.A263]=&quot;Campo&quot;;[.D263]&lt;&gt;&quot;PK&quot;);&quot; SEQUENCE=&quot;&quot;false&quot;&quot; &quot;;&quot;&quot;)&amp;&quot; COMMENT=&quot;&quot;&quot;&amp;[.J263]&amp;&quot;&quot;&quot;/&gt;&quot;;&quot;&quot;) &amp; IF(AND([.A263]=&quot;Campo&quot;;[.A264]=&quot;Chave&quot;);&quot;&lt;/FIELDS&gt;&quot;;&quot;&quot;) &amp; IF(AND([.A263]=&quot;Chave&quot;;[.A264]&lt;&gt;&quot;Chave&quot;);&quot;&lt;/KEYS&gt;&quot;;&quot;&quot;) &amp; IF([.B263]&lt;&gt;[.B264];&quot;&lt;/TABLE&gt;&quot;;&quot;&quot;) &amp; IF(AND([.A263]=&quot;&quot;;[.A262]&lt;&gt;&quot;&quot;);&quot;&lt;/TABLES&gt;&lt;/XMLDB&gt;&quot;;&quot;&quot;)">
            <text:p/>
          </table:table-cell>
          <table:table-cell table:style-name="ce27" table:formula="of:=IF(AND([.A263]=&quot;Campo&quot;;[.A263]&lt;&gt;[.A262]);&quot;&lt;Form name=&quot;&quot;newRecord&quot;&quot;&gt;&quot;;&quot;&quot;)&amp;IF([.A263]=&quot;Campo&quot;;&quot;&lt;&quot;&amp;IF([.D263]=&quot;FK&quot;;&quot;Select &quot;;VLOOKUP([.F263];[$Auxiliar.$A$27:.$B$48];2;0))&amp;&quot; id=&quot;&quot;&quot;&amp;[.C263]&amp;&quot;&quot;&quot; label=&quot;&quot;&quot;&amp;[.C263]&amp;&quot;&quot;&quot;&quot;&amp; IF([.D263]=&quot;FK&quot;;&quot; datasource=&quot;&quot;table:&quot;&amp;VLOOKUP(&quot;Chave&quot;&amp;&quot;.&quot;&amp;[.C263];[.$Q$1:.$R$2300];2;0)&amp;&quot;&quot;&quot; bindid=&quot;&quot;id&quot;&quot; bindvalue=&quot;&quot;name&quot;&quot;&quot;;&quot;&quot;)&amp;&quot;required=&quot;&quot;&quot;&amp;IF([.H263]=&quot;Sim&quot;;&quot;true&quot;;&quot;false&quot;)&amp;&quot;&quot;&quot; /&gt;&quot;;&quot;&quot;)&amp;IF(AND([.A263]=&quot;Chave&quot;;[.A262]=&quot;Campo&quot;);&quot;&lt;/Form&gt;&quot;;&quot;&quot;)">
            <text:p/>
          </table:table-cell>
          <table:table-cell table:style-name="ce27" table:formula="of:=IF([.A263]&lt;&gt;&quot;&quot;;[.A263]&amp;&quot;.&quot;&amp;[.C263];&quot;&quot;)">
            <text:p/>
          </table:table-cell>
          <table:table-cell table:style-name="ce27" table:formula="of:=IF([.A263]&lt;&gt;&quot;&quot;;[.F263];&quot;&quot;)">
            <text:p/>
          </table:table-cell>
        </table:table-row>
        <table:table-row table:style-name="ro1">
          <table:table-cell table:formula="of:=IF([Campos.A264]=&quot;&quot;;&quot;&quot;;[Campos.A264])">
            <text:p/>
          </table:table-cell>
          <table:table-cell table:formula="of:=IF([Campos.B264]=&quot;&quot;;&quot;&quot;;[Campos.B264])">
            <text:p/>
          </table:table-cell>
          <table:table-cell table:formula="of:=IF([Campos.C264]=&quot;&quot;;&quot;&quot;;[Campos.C264])">
            <text:p/>
          </table:table-cell>
          <table:table-cell table:formula="of:=IF([Campos.D264]=&quot;&quot;;&quot;&quot;;[Campos.D264])">
            <text:p/>
          </table:table-cell>
          <table:table-cell table:style-name="ce24" table:formula="of:=IF([.A264]=&quot;Chave&quot;;SUBSTITUTE([.C264];&quot;,&quot;;&quot;_&quot;)&amp;ROW([.C264]);[.C264])">
            <text:p/>
          </table:table-cell>
          <table:table-cell table:formula="of:=IF([Campos.F264]=&quot;&quot;;&quot;&quot;;[Campos.F264])">
            <text:p/>
          </table:table-cell>
          <table:table-cell table:formula="of:=IF([Campos.G264]=&quot;&quot;;&quot;&quot;;[Campos.G264])">
            <text:p/>
          </table:table-cell>
          <table:table-cell table:formula="of:=IF([Campos.H264]=&quot;&quot;;&quot;&quot;;[Campos.H264])">
            <text:p/>
          </table:table-cell>
          <table:table-cell table:formula="of:=IF([Campos.E264]=&quot;&quot;;&quot;&quot;;[Campos.E264])">
            <text:p/>
          </table:table-cell>
          <table:table-cell table:formula="of:=IF([Campos.I264]=&quot;&quot;;&quot;&quot;;[Campos.I264])">
            <text:p/>
          </table:table-cell>
          <table:table-cell table:formula="of:=IF([.B264]=&quot;&quot;;&quot;&quot;;VLOOKUP([.B264];[$Tabelas.$A$1:.$B$136];2;0))">
            <text:p/>
          </table:table-cell>
          <table:table-cell table:formula="of:=IF([.A264]=&quot;Campo&quot;;IF([.A264]=&quot;&quot;;&quot;&quot;;IF([.A264]&lt;&gt;[.A263];&quot;&quot;;&quot;PREVIOUS=&quot;&quot;&quot;&amp;[.C263]&amp;&quot;&quot;&quot; &quot;) &amp; IF([.A264]&lt;&gt;[.A265];&quot;&quot;;&quot;NEXT=&quot;&quot;&quot;&amp;[.C265]&amp;&quot;&quot;&quot;&quot;));IF([.A264]=&quot;&quot;;&quot;&quot;;IF([.A264]&lt;&gt;[.A263];&quot;&quot;;&quot;PREVIOUS=&quot;&quot;&quot;&amp;[.E263]&amp;&quot;&quot;&quot; &quot;) &amp; IF([.A264]&lt;&gt;[.A265];&quot;&quot;;&quot;NEXT=&quot;&quot;&quot;&amp;[.E265]&amp;&quot;&quot;&quot;&quot;)))">
            <text:p/>
          </table:table-cell>
          <table:table-cell table:formula="of:=IF([.B264]=&quot;&quot;;&quot;&quot;;VLOOKUP([.B264];[$Tabelas.$A$1:.$C$136];3;0))">
            <text:p/>
          </table:table-cell>
          <table:table-cell table:formula="of:=IF([.A264]=&quot;Campo&quot;; IF(ISERROR(VLOOKUP([.F264];[$Auxiliar.$A$1:.$E$17];5;0));&quot;TYPE=&quot;&quot;&quot;&amp;[.F264]&amp;&quot;&quot;&quot; LENGTH=&quot;&quot;&quot;&amp;[.G264]&amp;&quot;&quot;&quot; &quot;;VLOOKUP([.F264];[$Auxiliar.$A$1:.$E$17];5;0)) &amp; IF(AND([.A264]=&quot;Campo&quot;;[.D264]=&quot;PK&quot;); IF([.I264]=&quot;Sim&quot;;&quot; SEQUENCE=&quot;&quot;true&quot;&quot;&quot;;&quot; SEQUENCE=&quot;&quot;false&quot;&quot;&quot;);&quot;&quot;)&amp;IF([.H264]&lt;&gt;&quot;&quot;;&quot; NOTNULL=&quot;&quot;&quot;&amp;IF([.H264]=&quot;Sim&quot;;&quot;true&quot;;&quot;false&quot;)&amp;&quot;&quot;&quot;&quot;;&quot;&quot;);&quot;&quot;)">
            <text:p/>
          </table:table-cell>
          <table:table-cell table:style-name="ce26" table:formula="of:=IF(AND([.B264]&lt;&gt;[.B263];[.B264]&lt;&gt;&quot;&quot;);&quot;&lt;TABLE NAME=&quot;&quot;&quot;&amp;[.B264]&amp;&quot;&quot;&quot; COMMENT=&quot;&quot;&quot;&amp;[.K264]&amp;&quot;&quot;&quot; &quot;&amp; [.M264] &amp;&quot;&gt;&lt;FIELDS&gt;&quot;;&quot;&quot;) &amp; IF(AND([.A264]=&quot;Chave&quot;;[.A263]=&quot;Campo&quot;);&quot;&lt;KEYS&gt;&quot;;&quot;&quot;) &amp; IF([.A264]=&quot;Chave&quot;;&quot;&lt;KEY NAME=&quot;&quot;&quot;&amp;[.E264]&amp;&quot;&quot;&quot; TYPE=&quot;&quot;&quot;&amp;IF([.D264]=&quot;PK&quot;;&quot;primary&quot;;&quot;foreign&quot;)&amp;&quot;&quot;&quot; FIELDS=&quot;&quot;&quot;&amp;[.C264]&amp;&quot;&quot;&quot;&quot;&amp;IF([.D264]=&quot;FK&quot;;&quot; REFTABLE=&quot;&quot;&quot;&amp;[.F264]&amp;&quot;&quot;&quot; REFFIELDS=&quot;&quot;&quot;&amp;[.G264]&amp;&quot;&quot;&quot;&quot;;&quot;&quot;)&amp;&quot; &quot;&amp;[.L264]&amp;&quot; COMMENT=&quot;&quot;&quot;&amp;[.J264]&amp;&quot;&quot;&quot;&quot;&amp;IF(AND([.A264]=&quot;Campo&quot;;[.D264]=&quot;PK&quot;);&quot; SEQUENCE=&quot;&quot;true&quot;&quot;&quot;;&quot;&quot;)&amp;&quot;/&gt;&quot;;&quot;&quot;) &amp; IF([.A264]=&quot;Campo&quot;;&quot;&lt;FIELD NAME=&quot;&quot;&quot;&amp;[.C264]&amp;&quot;&quot;&quot; &quot;&amp;[.N264]&amp;&quot; &quot;&amp;[.L264]&amp;IF(AND([.A264]=&quot;Campo&quot;;[.D264]&lt;&gt;&quot;PK&quot;);&quot; SEQUENCE=&quot;&quot;false&quot;&quot; &quot;;&quot;&quot;)&amp;&quot; COMMENT=&quot;&quot;&quot;&amp;[.J264]&amp;&quot;&quot;&quot;/&gt;&quot;;&quot;&quot;) &amp; IF(AND([.A264]=&quot;Campo&quot;;[.A265]=&quot;Chave&quot;);&quot;&lt;/FIELDS&gt;&quot;;&quot;&quot;) &amp; IF(AND([.A264]=&quot;Chave&quot;;[.A265]&lt;&gt;&quot;Chave&quot;);&quot;&lt;/KEYS&gt;&quot;;&quot;&quot;) &amp; IF([.B264]&lt;&gt;[.B265];&quot;&lt;/TABLE&gt;&quot;;&quot;&quot;) &amp; IF(AND([.A264]=&quot;&quot;;[.A263]&lt;&gt;&quot;&quot;);&quot;&lt;/TABLES&gt;&lt;/XMLDB&gt;&quot;;&quot;&quot;)">
            <text:p/>
          </table:table-cell>
          <table:table-cell table:style-name="ce27" table:formula="of:=IF(AND([.A264]=&quot;Campo&quot;;[.A264]&lt;&gt;[.A263]);&quot;&lt;Form name=&quot;&quot;newRecord&quot;&quot;&gt;&quot;;&quot;&quot;)&amp;IF([.A264]=&quot;Campo&quot;;&quot;&lt;&quot;&amp;IF([.D264]=&quot;FK&quot;;&quot;Select &quot;;VLOOKUP([.F264];[$Auxiliar.$A$27:.$B$48];2;0))&amp;&quot; id=&quot;&quot;&quot;&amp;[.C264]&amp;&quot;&quot;&quot; label=&quot;&quot;&quot;&amp;[.C264]&amp;&quot;&quot;&quot;&quot;&amp; IF([.D264]=&quot;FK&quot;;&quot; datasource=&quot;&quot;table:&quot;&amp;VLOOKUP(&quot;Chave&quot;&amp;&quot;.&quot;&amp;[.C264];[.$Q$1:.$R$2300];2;0)&amp;&quot;&quot;&quot; bindid=&quot;&quot;id&quot;&quot; bindvalue=&quot;&quot;name&quot;&quot;&quot;;&quot;&quot;)&amp;&quot;required=&quot;&quot;&quot;&amp;IF([.H264]=&quot;Sim&quot;;&quot;true&quot;;&quot;false&quot;)&amp;&quot;&quot;&quot; /&gt;&quot;;&quot;&quot;)&amp;IF(AND([.A264]=&quot;Chave&quot;;[.A263]=&quot;Campo&quot;);&quot;&lt;/Form&gt;&quot;;&quot;&quot;)">
            <text:p/>
          </table:table-cell>
          <table:table-cell table:style-name="ce27" table:formula="of:=IF([.A264]&lt;&gt;&quot;&quot;;[.A264]&amp;&quot;.&quot;&amp;[.C264];&quot;&quot;)">
            <text:p/>
          </table:table-cell>
          <table:table-cell table:style-name="ce27" table:formula="of:=IF([.A264]&lt;&gt;&quot;&quot;;[.F264];&quot;&quot;)">
            <text:p/>
          </table:table-cell>
        </table:table-row>
        <table:table-row table:style-name="ro1">
          <table:table-cell table:formula="of:=IF([Campos.A265]=&quot;&quot;;&quot;&quot;;[Campos.A265])">
            <text:p/>
          </table:table-cell>
          <table:table-cell table:formula="of:=IF([Campos.B265]=&quot;&quot;;&quot;&quot;;[Campos.B265])">
            <text:p/>
          </table:table-cell>
          <table:table-cell table:formula="of:=IF([Campos.C265]=&quot;&quot;;&quot;&quot;;[Campos.C265])">
            <text:p/>
          </table:table-cell>
          <table:table-cell table:formula="of:=IF([Campos.D265]=&quot;&quot;;&quot;&quot;;[Campos.D265])">
            <text:p/>
          </table:table-cell>
          <table:table-cell table:style-name="ce24" table:formula="of:=IF([.A265]=&quot;Chave&quot;;SUBSTITUTE([.C265];&quot;,&quot;;&quot;_&quot;)&amp;ROW([.C265]);[.C265])">
            <text:p/>
          </table:table-cell>
          <table:table-cell table:formula="of:=IF([Campos.F265]=&quot;&quot;;&quot;&quot;;[Campos.F265])">
            <text:p/>
          </table:table-cell>
          <table:table-cell table:formula="of:=IF([Campos.G265]=&quot;&quot;;&quot;&quot;;[Campos.G265])">
            <text:p/>
          </table:table-cell>
          <table:table-cell table:formula="of:=IF([Campos.H265]=&quot;&quot;;&quot;&quot;;[Campos.H265])">
            <text:p/>
          </table:table-cell>
          <table:table-cell table:formula="of:=IF([Campos.E265]=&quot;&quot;;&quot;&quot;;[Campos.E265])">
            <text:p/>
          </table:table-cell>
          <table:table-cell table:formula="of:=IF([Campos.I265]=&quot;&quot;;&quot;&quot;;[Campos.I265])">
            <text:p/>
          </table:table-cell>
          <table:table-cell table:formula="of:=IF([.B265]=&quot;&quot;;&quot;&quot;;VLOOKUP([.B265];[$Tabelas.$A$1:.$B$136];2;0))">
            <text:p/>
          </table:table-cell>
          <table:table-cell table:formula="of:=IF([.A265]=&quot;Campo&quot;;IF([.A265]=&quot;&quot;;&quot;&quot;;IF([.A265]&lt;&gt;[.A264];&quot;&quot;;&quot;PREVIOUS=&quot;&quot;&quot;&amp;[.C264]&amp;&quot;&quot;&quot; &quot;) &amp; IF([.A265]&lt;&gt;[.A266];&quot;&quot;;&quot;NEXT=&quot;&quot;&quot;&amp;[.C266]&amp;&quot;&quot;&quot;&quot;));IF([.A265]=&quot;&quot;;&quot;&quot;;IF([.A265]&lt;&gt;[.A264];&quot;&quot;;&quot;PREVIOUS=&quot;&quot;&quot;&amp;[.E264]&amp;&quot;&quot;&quot; &quot;) &amp; IF([.A265]&lt;&gt;[.A266];&quot;&quot;;&quot;NEXT=&quot;&quot;&quot;&amp;[.E266]&amp;&quot;&quot;&quot;&quot;)))">
            <text:p/>
          </table:table-cell>
          <table:table-cell table:formula="of:=IF([.B265]=&quot;&quot;;&quot;&quot;;VLOOKUP([.B265];[$Tabelas.$A$1:.$C$136];3;0))">
            <text:p/>
          </table:table-cell>
          <table:table-cell table:formula="of:=IF([.A265]=&quot;Campo&quot;; IF(ISERROR(VLOOKUP([.F265];[$Auxiliar.$A$1:.$E$17];5;0));&quot;TYPE=&quot;&quot;&quot;&amp;[.F265]&amp;&quot;&quot;&quot; LENGTH=&quot;&quot;&quot;&amp;[.G265]&amp;&quot;&quot;&quot; &quot;;VLOOKUP([.F265];[$Auxiliar.$A$1:.$E$17];5;0)) &amp; IF(AND([.A265]=&quot;Campo&quot;;[.D265]=&quot;PK&quot;); IF([.I265]=&quot;Sim&quot;;&quot; SEQUENCE=&quot;&quot;true&quot;&quot;&quot;;&quot; SEQUENCE=&quot;&quot;false&quot;&quot;&quot;);&quot;&quot;)&amp;IF([.H265]&lt;&gt;&quot;&quot;;&quot; NOTNULL=&quot;&quot;&quot;&amp;IF([.H265]=&quot;Sim&quot;;&quot;true&quot;;&quot;false&quot;)&amp;&quot;&quot;&quot;&quot;;&quot;&quot;);&quot;&quot;)">
            <text:p/>
          </table:table-cell>
          <table:table-cell table:style-name="ce26" table:formula="of:=IF(AND([.B265]&lt;&gt;[.B264];[.B265]&lt;&gt;&quot;&quot;);&quot;&lt;TABLE NAME=&quot;&quot;&quot;&amp;[.B265]&amp;&quot;&quot;&quot; COMMENT=&quot;&quot;&quot;&amp;[.K265]&amp;&quot;&quot;&quot; &quot;&amp; [.M265] &amp;&quot;&gt;&lt;FIELDS&gt;&quot;;&quot;&quot;) &amp; IF(AND([.A265]=&quot;Chave&quot;;[.A264]=&quot;Campo&quot;);&quot;&lt;KEYS&gt;&quot;;&quot;&quot;) &amp; IF([.A265]=&quot;Chave&quot;;&quot;&lt;KEY NAME=&quot;&quot;&quot;&amp;[.E265]&amp;&quot;&quot;&quot; TYPE=&quot;&quot;&quot;&amp;IF([.D265]=&quot;PK&quot;;&quot;primary&quot;;&quot;foreign&quot;)&amp;&quot;&quot;&quot; FIELDS=&quot;&quot;&quot;&amp;[.C265]&amp;&quot;&quot;&quot;&quot;&amp;IF([.D265]=&quot;FK&quot;;&quot; REFTABLE=&quot;&quot;&quot;&amp;[.F265]&amp;&quot;&quot;&quot; REFFIELDS=&quot;&quot;&quot;&amp;[.G265]&amp;&quot;&quot;&quot;&quot;;&quot;&quot;)&amp;&quot; &quot;&amp;[.L265]&amp;&quot; COMMENT=&quot;&quot;&quot;&amp;[.J265]&amp;&quot;&quot;&quot;&quot;&amp;IF(AND([.A265]=&quot;Campo&quot;;[.D265]=&quot;PK&quot;);&quot; SEQUENCE=&quot;&quot;true&quot;&quot;&quot;;&quot;&quot;)&amp;&quot;/&gt;&quot;;&quot;&quot;) &amp; IF([.A265]=&quot;Campo&quot;;&quot;&lt;FIELD NAME=&quot;&quot;&quot;&amp;[.C265]&amp;&quot;&quot;&quot; &quot;&amp;[.N265]&amp;&quot; &quot;&amp;[.L265]&amp;IF(AND([.A265]=&quot;Campo&quot;;[.D265]&lt;&gt;&quot;PK&quot;);&quot; SEQUENCE=&quot;&quot;false&quot;&quot; &quot;;&quot;&quot;)&amp;&quot; COMMENT=&quot;&quot;&quot;&amp;[.J265]&amp;&quot;&quot;&quot;/&gt;&quot;;&quot;&quot;) &amp; IF(AND([.A265]=&quot;Campo&quot;;[.A266]=&quot;Chave&quot;);&quot;&lt;/FIELDS&gt;&quot;;&quot;&quot;) &amp; IF(AND([.A265]=&quot;Chave&quot;;[.A266]&lt;&gt;&quot;Chave&quot;);&quot;&lt;/KEYS&gt;&quot;;&quot;&quot;) &amp; IF([.B265]&lt;&gt;[.B266];&quot;&lt;/TABLE&gt;&quot;;&quot;&quot;) &amp; IF(AND([.A265]=&quot;&quot;;[.A264]&lt;&gt;&quot;&quot;);&quot;&lt;/TABLES&gt;&lt;/XMLDB&gt;&quot;;&quot;&quot;)">
            <text:p/>
          </table:table-cell>
          <table:table-cell table:style-name="ce27" table:formula="of:=IF(AND([.A265]=&quot;Campo&quot;;[.A265]&lt;&gt;[.A264]);&quot;&lt;Form name=&quot;&quot;newRecord&quot;&quot;&gt;&quot;;&quot;&quot;)&amp;IF([.A265]=&quot;Campo&quot;;&quot;&lt;&quot;&amp;IF([.D265]=&quot;FK&quot;;&quot;Select &quot;;VLOOKUP([.F265];[$Auxiliar.$A$27:.$B$48];2;0))&amp;&quot; id=&quot;&quot;&quot;&amp;[.C265]&amp;&quot;&quot;&quot; label=&quot;&quot;&quot;&amp;[.C265]&amp;&quot;&quot;&quot;&quot;&amp; IF([.D265]=&quot;FK&quot;;&quot; datasource=&quot;&quot;table:&quot;&amp;VLOOKUP(&quot;Chave&quot;&amp;&quot;.&quot;&amp;[.C265];[.$Q$1:.$R$2300];2;0)&amp;&quot;&quot;&quot; bindid=&quot;&quot;id&quot;&quot; bindvalue=&quot;&quot;name&quot;&quot;&quot;;&quot;&quot;)&amp;&quot;required=&quot;&quot;&quot;&amp;IF([.H265]=&quot;Sim&quot;;&quot;true&quot;;&quot;false&quot;)&amp;&quot;&quot;&quot; /&gt;&quot;;&quot;&quot;)&amp;IF(AND([.A265]=&quot;Chave&quot;;[.A264]=&quot;Campo&quot;);&quot;&lt;/Form&gt;&quot;;&quot;&quot;)">
            <text:p/>
          </table:table-cell>
          <table:table-cell table:style-name="ce27" table:formula="of:=IF([.A265]&lt;&gt;&quot;&quot;;[.A265]&amp;&quot;.&quot;&amp;[.C265];&quot;&quot;)">
            <text:p/>
          </table:table-cell>
          <table:table-cell table:style-name="ce27" table:formula="of:=IF([.A265]&lt;&gt;&quot;&quot;;[.F265];&quot;&quot;)">
            <text:p/>
          </table:table-cell>
        </table:table-row>
        <table:table-row table:style-name="ro1">
          <table:table-cell table:formula="of:=IF([Campos.A266]=&quot;&quot;;&quot;&quot;;[Campos.A266])">
            <text:p/>
          </table:table-cell>
          <table:table-cell table:formula="of:=IF([Campos.B266]=&quot;&quot;;&quot;&quot;;[Campos.B266])">
            <text:p/>
          </table:table-cell>
          <table:table-cell table:formula="of:=IF([Campos.C266]=&quot;&quot;;&quot;&quot;;[Campos.C266])">
            <text:p/>
          </table:table-cell>
          <table:table-cell table:formula="of:=IF([Campos.D266]=&quot;&quot;;&quot;&quot;;[Campos.D266])">
            <text:p/>
          </table:table-cell>
          <table:table-cell table:style-name="ce24" table:formula="of:=IF([.A266]=&quot;Chave&quot;;SUBSTITUTE([.C266];&quot;,&quot;;&quot;_&quot;)&amp;ROW([.C266]);[.C266])">
            <text:p/>
          </table:table-cell>
          <table:table-cell table:formula="of:=IF([Campos.F266]=&quot;&quot;;&quot;&quot;;[Campos.F266])">
            <text:p/>
          </table:table-cell>
          <table:table-cell table:formula="of:=IF([Campos.G266]=&quot;&quot;;&quot;&quot;;[Campos.G266])">
            <text:p/>
          </table:table-cell>
          <table:table-cell table:formula="of:=IF([Campos.H266]=&quot;&quot;;&quot;&quot;;[Campos.H266])">
            <text:p/>
          </table:table-cell>
          <table:table-cell table:formula="of:=IF([Campos.E266]=&quot;&quot;;&quot;&quot;;[Campos.E266])">
            <text:p/>
          </table:table-cell>
          <table:table-cell table:formula="of:=IF([Campos.I266]=&quot;&quot;;&quot;&quot;;[Campos.I266])">
            <text:p/>
          </table:table-cell>
          <table:table-cell table:formula="of:=IF([.B266]=&quot;&quot;;&quot;&quot;;VLOOKUP([.B266];[$Tabelas.$A$1:.$B$136];2;0))">
            <text:p/>
          </table:table-cell>
          <table:table-cell table:formula="of:=IF([.A266]=&quot;Campo&quot;;IF([.A266]=&quot;&quot;;&quot;&quot;;IF([.A266]&lt;&gt;[.A265];&quot;&quot;;&quot;PREVIOUS=&quot;&quot;&quot;&amp;[.C265]&amp;&quot;&quot;&quot; &quot;) &amp; IF([.A266]&lt;&gt;[.A267];&quot;&quot;;&quot;NEXT=&quot;&quot;&quot;&amp;[.C267]&amp;&quot;&quot;&quot;&quot;));IF([.A266]=&quot;&quot;;&quot;&quot;;IF([.A266]&lt;&gt;[.A265];&quot;&quot;;&quot;PREVIOUS=&quot;&quot;&quot;&amp;[.E265]&amp;&quot;&quot;&quot; &quot;) &amp; IF([.A266]&lt;&gt;[.A267];&quot;&quot;;&quot;NEXT=&quot;&quot;&quot;&amp;[.E267]&amp;&quot;&quot;&quot;&quot;)))">
            <text:p/>
          </table:table-cell>
          <table:table-cell table:formula="of:=IF([.B266]=&quot;&quot;;&quot;&quot;;VLOOKUP([.B266];[$Tabelas.$A$1:.$C$136];3;0))">
            <text:p/>
          </table:table-cell>
          <table:table-cell table:formula="of:=IF([.A266]=&quot;Campo&quot;; IF(ISERROR(VLOOKUP([.F266];[$Auxiliar.$A$1:.$E$17];5;0));&quot;TYPE=&quot;&quot;&quot;&amp;[.F266]&amp;&quot;&quot;&quot; LENGTH=&quot;&quot;&quot;&amp;[.G266]&amp;&quot;&quot;&quot; &quot;;VLOOKUP([.F266];[$Auxiliar.$A$1:.$E$17];5;0)) &amp; IF(AND([.A266]=&quot;Campo&quot;;[.D266]=&quot;PK&quot;); IF([.I266]=&quot;Sim&quot;;&quot; SEQUENCE=&quot;&quot;true&quot;&quot;&quot;;&quot; SEQUENCE=&quot;&quot;false&quot;&quot;&quot;);&quot;&quot;)&amp;IF([.H266]&lt;&gt;&quot;&quot;;&quot; NOTNULL=&quot;&quot;&quot;&amp;IF([.H266]=&quot;Sim&quot;;&quot;true&quot;;&quot;false&quot;)&amp;&quot;&quot;&quot;&quot;;&quot;&quot;);&quot;&quot;)">
            <text:p/>
          </table:table-cell>
          <table:table-cell table:style-name="ce26" table:formula="of:=IF(AND([.B266]&lt;&gt;[.B265];[.B266]&lt;&gt;&quot;&quot;);&quot;&lt;TABLE NAME=&quot;&quot;&quot;&amp;[.B266]&amp;&quot;&quot;&quot; COMMENT=&quot;&quot;&quot;&amp;[.K266]&amp;&quot;&quot;&quot; &quot;&amp; [.M266] &amp;&quot;&gt;&lt;FIELDS&gt;&quot;;&quot;&quot;) &amp; IF(AND([.A266]=&quot;Chave&quot;;[.A265]=&quot;Campo&quot;);&quot;&lt;KEYS&gt;&quot;;&quot;&quot;) &amp; IF([.A266]=&quot;Chave&quot;;&quot;&lt;KEY NAME=&quot;&quot;&quot;&amp;[.E266]&amp;&quot;&quot;&quot; TYPE=&quot;&quot;&quot;&amp;IF([.D266]=&quot;PK&quot;;&quot;primary&quot;;&quot;foreign&quot;)&amp;&quot;&quot;&quot; FIELDS=&quot;&quot;&quot;&amp;[.C266]&amp;&quot;&quot;&quot;&quot;&amp;IF([.D266]=&quot;FK&quot;;&quot; REFTABLE=&quot;&quot;&quot;&amp;[.F266]&amp;&quot;&quot;&quot; REFFIELDS=&quot;&quot;&quot;&amp;[.G266]&amp;&quot;&quot;&quot;&quot;;&quot;&quot;)&amp;&quot; &quot;&amp;[.L266]&amp;&quot; COMMENT=&quot;&quot;&quot;&amp;[.J266]&amp;&quot;&quot;&quot;&quot;&amp;IF(AND([.A266]=&quot;Campo&quot;;[.D266]=&quot;PK&quot;);&quot; SEQUENCE=&quot;&quot;true&quot;&quot;&quot;;&quot;&quot;)&amp;&quot;/&gt;&quot;;&quot;&quot;) &amp; IF([.A266]=&quot;Campo&quot;;&quot;&lt;FIELD NAME=&quot;&quot;&quot;&amp;[.C266]&amp;&quot;&quot;&quot; &quot;&amp;[.N266]&amp;&quot; &quot;&amp;[.L266]&amp;IF(AND([.A266]=&quot;Campo&quot;;[.D266]&lt;&gt;&quot;PK&quot;);&quot; SEQUENCE=&quot;&quot;false&quot;&quot; &quot;;&quot;&quot;)&amp;&quot; COMMENT=&quot;&quot;&quot;&amp;[.J266]&amp;&quot;&quot;&quot;/&gt;&quot;;&quot;&quot;) &amp; IF(AND([.A266]=&quot;Campo&quot;;[.A267]=&quot;Chave&quot;);&quot;&lt;/FIELDS&gt;&quot;;&quot;&quot;) &amp; IF(AND([.A266]=&quot;Chave&quot;;[.A267]&lt;&gt;&quot;Chave&quot;);&quot;&lt;/KEYS&gt;&quot;;&quot;&quot;) &amp; IF([.B266]&lt;&gt;[.B267];&quot;&lt;/TABLE&gt;&quot;;&quot;&quot;) &amp; IF(AND([.A266]=&quot;&quot;;[.A265]&lt;&gt;&quot;&quot;);&quot;&lt;/TABLES&gt;&lt;/XMLDB&gt;&quot;;&quot;&quot;)">
            <text:p/>
          </table:table-cell>
          <table:table-cell table:style-name="ce27" table:formula="of:=IF(AND([.A266]=&quot;Campo&quot;;[.A266]&lt;&gt;[.A265]);&quot;&lt;Form name=&quot;&quot;newRecord&quot;&quot;&gt;&quot;;&quot;&quot;)&amp;IF([.A266]=&quot;Campo&quot;;&quot;&lt;&quot;&amp;IF([.D266]=&quot;FK&quot;;&quot;Select &quot;;VLOOKUP([.F266];[$Auxiliar.$A$27:.$B$48];2;0))&amp;&quot; id=&quot;&quot;&quot;&amp;[.C266]&amp;&quot;&quot;&quot; label=&quot;&quot;&quot;&amp;[.C266]&amp;&quot;&quot;&quot;&quot;&amp; IF([.D266]=&quot;FK&quot;;&quot; datasource=&quot;&quot;table:&quot;&amp;VLOOKUP(&quot;Chave&quot;&amp;&quot;.&quot;&amp;[.C266];[.$Q$1:.$R$2300];2;0)&amp;&quot;&quot;&quot; bindid=&quot;&quot;id&quot;&quot; bindvalue=&quot;&quot;name&quot;&quot;&quot;;&quot;&quot;)&amp;&quot;required=&quot;&quot;&quot;&amp;IF([.H266]=&quot;Sim&quot;;&quot;true&quot;;&quot;false&quot;)&amp;&quot;&quot;&quot; /&gt;&quot;;&quot;&quot;)&amp;IF(AND([.A266]=&quot;Chave&quot;;[.A265]=&quot;Campo&quot;);&quot;&lt;/Form&gt;&quot;;&quot;&quot;)">
            <text:p/>
          </table:table-cell>
          <table:table-cell table:style-name="ce27" table:formula="of:=IF([.A266]&lt;&gt;&quot;&quot;;[.A266]&amp;&quot;.&quot;&amp;[.C266];&quot;&quot;)">
            <text:p/>
          </table:table-cell>
          <table:table-cell table:style-name="ce27" table:formula="of:=IF([.A266]&lt;&gt;&quot;&quot;;[.F266];&quot;&quot;)">
            <text:p/>
          </table:table-cell>
        </table:table-row>
        <table:table-row table:style-name="ro1">
          <table:table-cell table:formula="of:=IF([Campos.A267]=&quot;&quot;;&quot;&quot;;[Campos.A267])">
            <text:p/>
          </table:table-cell>
          <table:table-cell table:formula="of:=IF([Campos.B267]=&quot;&quot;;&quot;&quot;;[Campos.B267])">
            <text:p/>
          </table:table-cell>
          <table:table-cell table:formula="of:=IF([Campos.C267]=&quot;&quot;;&quot;&quot;;[Campos.C267])">
            <text:p/>
          </table:table-cell>
          <table:table-cell table:formula="of:=IF([Campos.D267]=&quot;&quot;;&quot;&quot;;[Campos.D267])">
            <text:p/>
          </table:table-cell>
          <table:table-cell table:style-name="ce24" table:formula="of:=IF([.A267]=&quot;Chave&quot;;SUBSTITUTE([.C267];&quot;,&quot;;&quot;_&quot;)&amp;ROW([.C267]);[.C267])">
            <text:p/>
          </table:table-cell>
          <table:table-cell table:formula="of:=IF([Campos.F267]=&quot;&quot;;&quot;&quot;;[Campos.F267])">
            <text:p/>
          </table:table-cell>
          <table:table-cell table:formula="of:=IF([Campos.G267]=&quot;&quot;;&quot;&quot;;[Campos.G267])">
            <text:p/>
          </table:table-cell>
          <table:table-cell table:formula="of:=IF([Campos.H267]=&quot;&quot;;&quot;&quot;;[Campos.H267])">
            <text:p/>
          </table:table-cell>
          <table:table-cell table:formula="of:=IF([Campos.E267]=&quot;&quot;;&quot;&quot;;[Campos.E267])">
            <text:p/>
          </table:table-cell>
          <table:table-cell table:formula="of:=IF([Campos.I267]=&quot;&quot;;&quot;&quot;;[Campos.I267])">
            <text:p/>
          </table:table-cell>
          <table:table-cell table:formula="of:=IF([.B267]=&quot;&quot;;&quot;&quot;;VLOOKUP([.B267];[$Tabelas.$A$1:.$B$136];2;0))">
            <text:p/>
          </table:table-cell>
          <table:table-cell table:formula="of:=IF([.A267]=&quot;Campo&quot;;IF([.A267]=&quot;&quot;;&quot;&quot;;IF([.A267]&lt;&gt;[.A266];&quot;&quot;;&quot;PREVIOUS=&quot;&quot;&quot;&amp;[.C266]&amp;&quot;&quot;&quot; &quot;) &amp; IF([.A267]&lt;&gt;[.A268];&quot;&quot;;&quot;NEXT=&quot;&quot;&quot;&amp;[.C268]&amp;&quot;&quot;&quot;&quot;));IF([.A267]=&quot;&quot;;&quot;&quot;;IF([.A267]&lt;&gt;[.A266];&quot;&quot;;&quot;PREVIOUS=&quot;&quot;&quot;&amp;[.E266]&amp;&quot;&quot;&quot; &quot;) &amp; IF([.A267]&lt;&gt;[.A268];&quot;&quot;;&quot;NEXT=&quot;&quot;&quot;&amp;[.E268]&amp;&quot;&quot;&quot;&quot;)))">
            <text:p/>
          </table:table-cell>
          <table:table-cell table:formula="of:=IF([.B267]=&quot;&quot;;&quot;&quot;;VLOOKUP([.B267];[$Tabelas.$A$1:.$C$136];3;0))">
            <text:p/>
          </table:table-cell>
          <table:table-cell table:formula="of:=IF([.A267]=&quot;Campo&quot;; IF(ISERROR(VLOOKUP([.F267];[$Auxiliar.$A$1:.$E$17];5;0));&quot;TYPE=&quot;&quot;&quot;&amp;[.F267]&amp;&quot;&quot;&quot; LENGTH=&quot;&quot;&quot;&amp;[.G267]&amp;&quot;&quot;&quot; &quot;;VLOOKUP([.F267];[$Auxiliar.$A$1:.$E$17];5;0)) &amp; IF(AND([.A267]=&quot;Campo&quot;;[.D267]=&quot;PK&quot;); IF([.I267]=&quot;Sim&quot;;&quot; SEQUENCE=&quot;&quot;true&quot;&quot;&quot;;&quot; SEQUENCE=&quot;&quot;false&quot;&quot;&quot;);&quot;&quot;)&amp;IF([.H267]&lt;&gt;&quot;&quot;;&quot; NOTNULL=&quot;&quot;&quot;&amp;IF([.H267]=&quot;Sim&quot;;&quot;true&quot;;&quot;false&quot;)&amp;&quot;&quot;&quot;&quot;;&quot;&quot;);&quot;&quot;)">
            <text:p/>
          </table:table-cell>
          <table:table-cell table:style-name="ce26" table:formula="of:=IF(AND([.B267]&lt;&gt;[.B266];[.B267]&lt;&gt;&quot;&quot;);&quot;&lt;TABLE NAME=&quot;&quot;&quot;&amp;[.B267]&amp;&quot;&quot;&quot; COMMENT=&quot;&quot;&quot;&amp;[.K267]&amp;&quot;&quot;&quot; &quot;&amp; [.M267] &amp;&quot;&gt;&lt;FIELDS&gt;&quot;;&quot;&quot;) &amp; IF(AND([.A267]=&quot;Chave&quot;;[.A266]=&quot;Campo&quot;);&quot;&lt;KEYS&gt;&quot;;&quot;&quot;) &amp; IF([.A267]=&quot;Chave&quot;;&quot;&lt;KEY NAME=&quot;&quot;&quot;&amp;[.E267]&amp;&quot;&quot;&quot; TYPE=&quot;&quot;&quot;&amp;IF([.D267]=&quot;PK&quot;;&quot;primary&quot;;&quot;foreign&quot;)&amp;&quot;&quot;&quot; FIELDS=&quot;&quot;&quot;&amp;[.C267]&amp;&quot;&quot;&quot;&quot;&amp;IF([.D267]=&quot;FK&quot;;&quot; REFTABLE=&quot;&quot;&quot;&amp;[.F267]&amp;&quot;&quot;&quot; REFFIELDS=&quot;&quot;&quot;&amp;[.G267]&amp;&quot;&quot;&quot;&quot;;&quot;&quot;)&amp;&quot; &quot;&amp;[.L267]&amp;&quot; COMMENT=&quot;&quot;&quot;&amp;[.J267]&amp;&quot;&quot;&quot;&quot;&amp;IF(AND([.A267]=&quot;Campo&quot;;[.D267]=&quot;PK&quot;);&quot; SEQUENCE=&quot;&quot;true&quot;&quot;&quot;;&quot;&quot;)&amp;&quot;/&gt;&quot;;&quot;&quot;) &amp; IF([.A267]=&quot;Campo&quot;;&quot;&lt;FIELD NAME=&quot;&quot;&quot;&amp;[.C267]&amp;&quot;&quot;&quot; &quot;&amp;[.N267]&amp;&quot; &quot;&amp;[.L267]&amp;IF(AND([.A267]=&quot;Campo&quot;;[.D267]&lt;&gt;&quot;PK&quot;);&quot; SEQUENCE=&quot;&quot;false&quot;&quot; &quot;;&quot;&quot;)&amp;&quot; COMMENT=&quot;&quot;&quot;&amp;[.J267]&amp;&quot;&quot;&quot;/&gt;&quot;;&quot;&quot;) &amp; IF(AND([.A267]=&quot;Campo&quot;;[.A268]=&quot;Chave&quot;);&quot;&lt;/FIELDS&gt;&quot;;&quot;&quot;) &amp; IF(AND([.A267]=&quot;Chave&quot;;[.A268]&lt;&gt;&quot;Chave&quot;);&quot;&lt;/KEYS&gt;&quot;;&quot;&quot;) &amp; IF([.B267]&lt;&gt;[.B268];&quot;&lt;/TABLE&gt;&quot;;&quot;&quot;) &amp; IF(AND([.A267]=&quot;&quot;;[.A266]&lt;&gt;&quot;&quot;);&quot;&lt;/TABLES&gt;&lt;/XMLDB&gt;&quot;;&quot;&quot;)">
            <text:p/>
          </table:table-cell>
          <table:table-cell table:style-name="ce27" table:formula="of:=IF(AND([.A267]=&quot;Campo&quot;;[.A267]&lt;&gt;[.A266]);&quot;&lt;Form name=&quot;&quot;newRecord&quot;&quot;&gt;&quot;;&quot;&quot;)&amp;IF([.A267]=&quot;Campo&quot;;&quot;&lt;&quot;&amp;IF([.D267]=&quot;FK&quot;;&quot;Select &quot;;VLOOKUP([.F267];[$Auxiliar.$A$27:.$B$48];2;0))&amp;&quot; id=&quot;&quot;&quot;&amp;[.C267]&amp;&quot;&quot;&quot; label=&quot;&quot;&quot;&amp;[.C267]&amp;&quot;&quot;&quot;&quot;&amp; IF([.D267]=&quot;FK&quot;;&quot; datasource=&quot;&quot;table:&quot;&amp;VLOOKUP(&quot;Chave&quot;&amp;&quot;.&quot;&amp;[.C267];[.$Q$1:.$R$2300];2;0)&amp;&quot;&quot;&quot; bindid=&quot;&quot;id&quot;&quot; bindvalue=&quot;&quot;name&quot;&quot;&quot;;&quot;&quot;)&amp;&quot;required=&quot;&quot;&quot;&amp;IF([.H267]=&quot;Sim&quot;;&quot;true&quot;;&quot;false&quot;)&amp;&quot;&quot;&quot; /&gt;&quot;;&quot;&quot;)&amp;IF(AND([.A267]=&quot;Chave&quot;;[.A266]=&quot;Campo&quot;);&quot;&lt;/Form&gt;&quot;;&quot;&quot;)">
            <text:p/>
          </table:table-cell>
          <table:table-cell table:style-name="ce27" table:formula="of:=IF([.A267]&lt;&gt;&quot;&quot;;[.A267]&amp;&quot;.&quot;&amp;[.C267];&quot;&quot;)">
            <text:p/>
          </table:table-cell>
          <table:table-cell table:style-name="ce27" table:formula="of:=IF([.A267]&lt;&gt;&quot;&quot;;[.F267];&quot;&quot;)">
            <text:p/>
          </table:table-cell>
        </table:table-row>
        <table:table-row table:style-name="ro1">
          <table:table-cell table:formula="of:=IF([Campos.A268]=&quot;&quot;;&quot;&quot;;[Campos.A268])">
            <text:p/>
          </table:table-cell>
          <table:table-cell table:formula="of:=IF([Campos.B268]=&quot;&quot;;&quot;&quot;;[Campos.B268])">
            <text:p/>
          </table:table-cell>
          <table:table-cell table:formula="of:=IF([Campos.C268]=&quot;&quot;;&quot;&quot;;[Campos.C268])">
            <text:p/>
          </table:table-cell>
          <table:table-cell table:formula="of:=IF([Campos.D268]=&quot;&quot;;&quot;&quot;;[Campos.D268])">
            <text:p/>
          </table:table-cell>
          <table:table-cell table:style-name="ce24" table:formula="of:=IF([.A268]=&quot;Chave&quot;;SUBSTITUTE([.C268];&quot;,&quot;;&quot;_&quot;)&amp;ROW([.C268]);[.C268])">
            <text:p/>
          </table:table-cell>
          <table:table-cell table:formula="of:=IF([Campos.F268]=&quot;&quot;;&quot;&quot;;[Campos.F268])">
            <text:p/>
          </table:table-cell>
          <table:table-cell table:formula="of:=IF([Campos.G268]=&quot;&quot;;&quot;&quot;;[Campos.G268])">
            <text:p/>
          </table:table-cell>
          <table:table-cell table:formula="of:=IF([Campos.H268]=&quot;&quot;;&quot;&quot;;[Campos.H268])">
            <text:p/>
          </table:table-cell>
          <table:table-cell table:formula="of:=IF([Campos.E268]=&quot;&quot;;&quot;&quot;;[Campos.E268])">
            <text:p/>
          </table:table-cell>
          <table:table-cell table:formula="of:=IF([Campos.I268]=&quot;&quot;;&quot;&quot;;[Campos.I268])">
            <text:p/>
          </table:table-cell>
          <table:table-cell table:formula="of:=IF([.B268]=&quot;&quot;;&quot;&quot;;VLOOKUP([.B268];[$Tabelas.$A$1:.$B$136];2;0))">
            <text:p/>
          </table:table-cell>
          <table:table-cell table:formula="of:=IF([.A268]=&quot;Campo&quot;;IF([.A268]=&quot;&quot;;&quot;&quot;;IF([.A268]&lt;&gt;[.A267];&quot;&quot;;&quot;PREVIOUS=&quot;&quot;&quot;&amp;[.C267]&amp;&quot;&quot;&quot; &quot;) &amp; IF([.A268]&lt;&gt;[.A269];&quot;&quot;;&quot;NEXT=&quot;&quot;&quot;&amp;[.C269]&amp;&quot;&quot;&quot;&quot;));IF([.A268]=&quot;&quot;;&quot;&quot;;IF([.A268]&lt;&gt;[.A267];&quot;&quot;;&quot;PREVIOUS=&quot;&quot;&quot;&amp;[.E267]&amp;&quot;&quot;&quot; &quot;) &amp; IF([.A268]&lt;&gt;[.A269];&quot;&quot;;&quot;NEXT=&quot;&quot;&quot;&amp;[.E269]&amp;&quot;&quot;&quot;&quot;)))">
            <text:p/>
          </table:table-cell>
          <table:table-cell table:formula="of:=IF([.B268]=&quot;&quot;;&quot;&quot;;VLOOKUP([.B268];[$Tabelas.$A$1:.$C$136];3;0))">
            <text:p/>
          </table:table-cell>
          <table:table-cell table:formula="of:=IF([.A268]=&quot;Campo&quot;; IF(ISERROR(VLOOKUP([.F268];[$Auxiliar.$A$1:.$E$17];5;0));&quot;TYPE=&quot;&quot;&quot;&amp;[.F268]&amp;&quot;&quot;&quot; LENGTH=&quot;&quot;&quot;&amp;[.G268]&amp;&quot;&quot;&quot; &quot;;VLOOKUP([.F268];[$Auxiliar.$A$1:.$E$17];5;0)) &amp; IF(AND([.A268]=&quot;Campo&quot;;[.D268]=&quot;PK&quot;); IF([.I268]=&quot;Sim&quot;;&quot; SEQUENCE=&quot;&quot;true&quot;&quot;&quot;;&quot; SEQUENCE=&quot;&quot;false&quot;&quot;&quot;);&quot;&quot;)&amp;IF([.H268]&lt;&gt;&quot;&quot;;&quot; NOTNULL=&quot;&quot;&quot;&amp;IF([.H268]=&quot;Sim&quot;;&quot;true&quot;;&quot;false&quot;)&amp;&quot;&quot;&quot;&quot;;&quot;&quot;);&quot;&quot;)">
            <text:p/>
          </table:table-cell>
          <table:table-cell table:style-name="ce26" table:formula="of:=IF(AND([.B268]&lt;&gt;[.B267];[.B268]&lt;&gt;&quot;&quot;);&quot;&lt;TABLE NAME=&quot;&quot;&quot;&amp;[.B268]&amp;&quot;&quot;&quot; COMMENT=&quot;&quot;&quot;&amp;[.K268]&amp;&quot;&quot;&quot; &quot;&amp; [.M268] &amp;&quot;&gt;&lt;FIELDS&gt;&quot;;&quot;&quot;) &amp; IF(AND([.A268]=&quot;Chave&quot;;[.A267]=&quot;Campo&quot;);&quot;&lt;KEYS&gt;&quot;;&quot;&quot;) &amp; IF([.A268]=&quot;Chave&quot;;&quot;&lt;KEY NAME=&quot;&quot;&quot;&amp;[.E268]&amp;&quot;&quot;&quot; TYPE=&quot;&quot;&quot;&amp;IF([.D268]=&quot;PK&quot;;&quot;primary&quot;;&quot;foreign&quot;)&amp;&quot;&quot;&quot; FIELDS=&quot;&quot;&quot;&amp;[.C268]&amp;&quot;&quot;&quot;&quot;&amp;IF([.D268]=&quot;FK&quot;;&quot; REFTABLE=&quot;&quot;&quot;&amp;[.F268]&amp;&quot;&quot;&quot; REFFIELDS=&quot;&quot;&quot;&amp;[.G268]&amp;&quot;&quot;&quot;&quot;;&quot;&quot;)&amp;&quot; &quot;&amp;[.L268]&amp;&quot; COMMENT=&quot;&quot;&quot;&amp;[.J268]&amp;&quot;&quot;&quot;&quot;&amp;IF(AND([.A268]=&quot;Campo&quot;;[.D268]=&quot;PK&quot;);&quot; SEQUENCE=&quot;&quot;true&quot;&quot;&quot;;&quot;&quot;)&amp;&quot;/&gt;&quot;;&quot;&quot;) &amp; IF([.A268]=&quot;Campo&quot;;&quot;&lt;FIELD NAME=&quot;&quot;&quot;&amp;[.C268]&amp;&quot;&quot;&quot; &quot;&amp;[.N268]&amp;&quot; &quot;&amp;[.L268]&amp;IF(AND([.A268]=&quot;Campo&quot;;[.D268]&lt;&gt;&quot;PK&quot;);&quot; SEQUENCE=&quot;&quot;false&quot;&quot; &quot;;&quot;&quot;)&amp;&quot; COMMENT=&quot;&quot;&quot;&amp;[.J268]&amp;&quot;&quot;&quot;/&gt;&quot;;&quot;&quot;) &amp; IF(AND([.A268]=&quot;Campo&quot;;[.A269]=&quot;Chave&quot;);&quot;&lt;/FIELDS&gt;&quot;;&quot;&quot;) &amp; IF(AND([.A268]=&quot;Chave&quot;;[.A269]&lt;&gt;&quot;Chave&quot;);&quot;&lt;/KEYS&gt;&quot;;&quot;&quot;) &amp; IF([.B268]&lt;&gt;[.B269];&quot;&lt;/TABLE&gt;&quot;;&quot;&quot;) &amp; IF(AND([.A268]=&quot;&quot;;[.A267]&lt;&gt;&quot;&quot;);&quot;&lt;/TABLES&gt;&lt;/XMLDB&gt;&quot;;&quot;&quot;)">
            <text:p/>
          </table:table-cell>
          <table:table-cell table:style-name="ce27" table:formula="of:=IF(AND([.A268]=&quot;Campo&quot;;[.A268]&lt;&gt;[.A267]);&quot;&lt;Form name=&quot;&quot;newRecord&quot;&quot;&gt;&quot;;&quot;&quot;)&amp;IF([.A268]=&quot;Campo&quot;;&quot;&lt;&quot;&amp;IF([.D268]=&quot;FK&quot;;&quot;Select &quot;;VLOOKUP([.F268];[$Auxiliar.$A$27:.$B$48];2;0))&amp;&quot; id=&quot;&quot;&quot;&amp;[.C268]&amp;&quot;&quot;&quot; label=&quot;&quot;&quot;&amp;[.C268]&amp;&quot;&quot;&quot;&quot;&amp; IF([.D268]=&quot;FK&quot;;&quot; datasource=&quot;&quot;table:&quot;&amp;VLOOKUP(&quot;Chave&quot;&amp;&quot;.&quot;&amp;[.C268];[.$Q$1:.$R$2300];2;0)&amp;&quot;&quot;&quot; bindid=&quot;&quot;id&quot;&quot; bindvalue=&quot;&quot;name&quot;&quot;&quot;;&quot;&quot;)&amp;&quot;required=&quot;&quot;&quot;&amp;IF([.H268]=&quot;Sim&quot;;&quot;true&quot;;&quot;false&quot;)&amp;&quot;&quot;&quot; /&gt;&quot;;&quot;&quot;)&amp;IF(AND([.A268]=&quot;Chave&quot;;[.A267]=&quot;Campo&quot;);&quot;&lt;/Form&gt;&quot;;&quot;&quot;)">
            <text:p/>
          </table:table-cell>
          <table:table-cell table:style-name="ce27" table:formula="of:=IF([.A268]&lt;&gt;&quot;&quot;;[.A268]&amp;&quot;.&quot;&amp;[.C268];&quot;&quot;)">
            <text:p/>
          </table:table-cell>
          <table:table-cell table:style-name="ce27" table:formula="of:=IF([.A268]&lt;&gt;&quot;&quot;;[.F268];&quot;&quot;)">
            <text:p/>
          </table:table-cell>
        </table:table-row>
        <table:table-row table:style-name="ro1">
          <table:table-cell table:formula="of:=IF([Campos.A269]=&quot;&quot;;&quot;&quot;;[Campos.A269])">
            <text:p/>
          </table:table-cell>
          <table:table-cell table:formula="of:=IF([Campos.B269]=&quot;&quot;;&quot;&quot;;[Campos.B269])">
            <text:p/>
          </table:table-cell>
          <table:table-cell table:formula="of:=IF([Campos.C269]=&quot;&quot;;&quot;&quot;;[Campos.C269])">
            <text:p/>
          </table:table-cell>
          <table:table-cell table:formula="of:=IF([Campos.D269]=&quot;&quot;;&quot;&quot;;[Campos.D269])">
            <text:p/>
          </table:table-cell>
          <table:table-cell table:style-name="ce24" table:formula="of:=IF([.A269]=&quot;Chave&quot;;SUBSTITUTE([.C269];&quot;,&quot;;&quot;_&quot;)&amp;ROW([.C269]);[.C269])">
            <text:p/>
          </table:table-cell>
          <table:table-cell table:formula="of:=IF([Campos.F269]=&quot;&quot;;&quot;&quot;;[Campos.F269])">
            <text:p/>
          </table:table-cell>
          <table:table-cell table:formula="of:=IF([Campos.G269]=&quot;&quot;;&quot;&quot;;[Campos.G269])">
            <text:p/>
          </table:table-cell>
          <table:table-cell table:formula="of:=IF([Campos.H269]=&quot;&quot;;&quot;&quot;;[Campos.H269])">
            <text:p/>
          </table:table-cell>
          <table:table-cell table:formula="of:=IF([Campos.E269]=&quot;&quot;;&quot;&quot;;[Campos.E269])">
            <text:p/>
          </table:table-cell>
          <table:table-cell table:formula="of:=IF([Campos.I269]=&quot;&quot;;&quot;&quot;;[Campos.I269])">
            <text:p/>
          </table:table-cell>
          <table:table-cell table:formula="of:=IF([.B269]=&quot;&quot;;&quot;&quot;;VLOOKUP([.B269];[$Tabelas.$A$1:.$B$136];2;0))">
            <text:p/>
          </table:table-cell>
          <table:table-cell table:formula="of:=IF([.A269]=&quot;Campo&quot;;IF([.A269]=&quot;&quot;;&quot;&quot;;IF([.A269]&lt;&gt;[.A268];&quot;&quot;;&quot;PREVIOUS=&quot;&quot;&quot;&amp;[.C268]&amp;&quot;&quot;&quot; &quot;) &amp; IF([.A269]&lt;&gt;[.A270];&quot;&quot;;&quot;NEXT=&quot;&quot;&quot;&amp;[.C270]&amp;&quot;&quot;&quot;&quot;));IF([.A269]=&quot;&quot;;&quot;&quot;;IF([.A269]&lt;&gt;[.A268];&quot;&quot;;&quot;PREVIOUS=&quot;&quot;&quot;&amp;[.E268]&amp;&quot;&quot;&quot; &quot;) &amp; IF([.A269]&lt;&gt;[.A270];&quot;&quot;;&quot;NEXT=&quot;&quot;&quot;&amp;[.E270]&amp;&quot;&quot;&quot;&quot;)))">
            <text:p/>
          </table:table-cell>
          <table:table-cell table:formula="of:=IF([.B269]=&quot;&quot;;&quot;&quot;;VLOOKUP([.B269];[$Tabelas.$A$1:.$C$136];3;0))">
            <text:p/>
          </table:table-cell>
          <table:table-cell table:formula="of:=IF([.A269]=&quot;Campo&quot;; IF(ISERROR(VLOOKUP([.F269];[$Auxiliar.$A$1:.$E$17];5;0));&quot;TYPE=&quot;&quot;&quot;&amp;[.F269]&amp;&quot;&quot;&quot; LENGTH=&quot;&quot;&quot;&amp;[.G269]&amp;&quot;&quot;&quot; &quot;;VLOOKUP([.F269];[$Auxiliar.$A$1:.$E$17];5;0)) &amp; IF(AND([.A269]=&quot;Campo&quot;;[.D269]=&quot;PK&quot;); IF([.I269]=&quot;Sim&quot;;&quot; SEQUENCE=&quot;&quot;true&quot;&quot;&quot;;&quot; SEQUENCE=&quot;&quot;false&quot;&quot;&quot;);&quot;&quot;)&amp;IF([.H269]&lt;&gt;&quot;&quot;;&quot; NOTNULL=&quot;&quot;&quot;&amp;IF([.H269]=&quot;Sim&quot;;&quot;true&quot;;&quot;false&quot;)&amp;&quot;&quot;&quot;&quot;;&quot;&quot;);&quot;&quot;)">
            <text:p/>
          </table:table-cell>
          <table:table-cell table:style-name="ce26" table:formula="of:=IF(AND([.B269]&lt;&gt;[.B268];[.B269]&lt;&gt;&quot;&quot;);&quot;&lt;TABLE NAME=&quot;&quot;&quot;&amp;[.B269]&amp;&quot;&quot;&quot; COMMENT=&quot;&quot;&quot;&amp;[.K269]&amp;&quot;&quot;&quot; &quot;&amp; [.M269] &amp;&quot;&gt;&lt;FIELDS&gt;&quot;;&quot;&quot;) &amp; IF(AND([.A269]=&quot;Chave&quot;;[.A268]=&quot;Campo&quot;);&quot;&lt;KEYS&gt;&quot;;&quot;&quot;) &amp; IF([.A269]=&quot;Chave&quot;;&quot;&lt;KEY NAME=&quot;&quot;&quot;&amp;[.E269]&amp;&quot;&quot;&quot; TYPE=&quot;&quot;&quot;&amp;IF([.D269]=&quot;PK&quot;;&quot;primary&quot;;&quot;foreign&quot;)&amp;&quot;&quot;&quot; FIELDS=&quot;&quot;&quot;&amp;[.C269]&amp;&quot;&quot;&quot;&quot;&amp;IF([.D269]=&quot;FK&quot;;&quot; REFTABLE=&quot;&quot;&quot;&amp;[.F269]&amp;&quot;&quot;&quot; REFFIELDS=&quot;&quot;&quot;&amp;[.G269]&amp;&quot;&quot;&quot;&quot;;&quot;&quot;)&amp;&quot; &quot;&amp;[.L269]&amp;&quot; COMMENT=&quot;&quot;&quot;&amp;[.J269]&amp;&quot;&quot;&quot;&quot;&amp;IF(AND([.A269]=&quot;Campo&quot;;[.D269]=&quot;PK&quot;);&quot; SEQUENCE=&quot;&quot;true&quot;&quot;&quot;;&quot;&quot;)&amp;&quot;/&gt;&quot;;&quot;&quot;) &amp; IF([.A269]=&quot;Campo&quot;;&quot;&lt;FIELD NAME=&quot;&quot;&quot;&amp;[.C269]&amp;&quot;&quot;&quot; &quot;&amp;[.N269]&amp;&quot; &quot;&amp;[.L269]&amp;IF(AND([.A269]=&quot;Campo&quot;;[.D269]&lt;&gt;&quot;PK&quot;);&quot; SEQUENCE=&quot;&quot;false&quot;&quot; &quot;;&quot;&quot;)&amp;&quot; COMMENT=&quot;&quot;&quot;&amp;[.J269]&amp;&quot;&quot;&quot;/&gt;&quot;;&quot;&quot;) &amp; IF(AND([.A269]=&quot;Campo&quot;;[.A270]=&quot;Chave&quot;);&quot;&lt;/FIELDS&gt;&quot;;&quot;&quot;) &amp; IF(AND([.A269]=&quot;Chave&quot;;[.A270]&lt;&gt;&quot;Chave&quot;);&quot;&lt;/KEYS&gt;&quot;;&quot;&quot;) &amp; IF([.B269]&lt;&gt;[.B270];&quot;&lt;/TABLE&gt;&quot;;&quot;&quot;) &amp; IF(AND([.A269]=&quot;&quot;;[.A268]&lt;&gt;&quot;&quot;);&quot;&lt;/TABLES&gt;&lt;/XMLDB&gt;&quot;;&quot;&quot;)">
            <text:p/>
          </table:table-cell>
          <table:table-cell table:style-name="ce27" table:formula="of:=IF(AND([.A269]=&quot;Campo&quot;;[.A269]&lt;&gt;[.A268]);&quot;&lt;Form name=&quot;&quot;newRecord&quot;&quot;&gt;&quot;;&quot;&quot;)&amp;IF([.A269]=&quot;Campo&quot;;&quot;&lt;&quot;&amp;IF([.D269]=&quot;FK&quot;;&quot;Select &quot;;VLOOKUP([.F269];[$Auxiliar.$A$27:.$B$48];2;0))&amp;&quot; id=&quot;&quot;&quot;&amp;[.C269]&amp;&quot;&quot;&quot; label=&quot;&quot;&quot;&amp;[.C269]&amp;&quot;&quot;&quot;&quot;&amp; IF([.D269]=&quot;FK&quot;;&quot; datasource=&quot;&quot;table:&quot;&amp;VLOOKUP(&quot;Chave&quot;&amp;&quot;.&quot;&amp;[.C269];[.$Q$1:.$R$2300];2;0)&amp;&quot;&quot;&quot; bindid=&quot;&quot;id&quot;&quot; bindvalue=&quot;&quot;name&quot;&quot;&quot;;&quot;&quot;)&amp;&quot;required=&quot;&quot;&quot;&amp;IF([.H269]=&quot;Sim&quot;;&quot;true&quot;;&quot;false&quot;)&amp;&quot;&quot;&quot; /&gt;&quot;;&quot;&quot;)&amp;IF(AND([.A269]=&quot;Chave&quot;;[.A268]=&quot;Campo&quot;);&quot;&lt;/Form&gt;&quot;;&quot;&quot;)">
            <text:p/>
          </table:table-cell>
          <table:table-cell table:style-name="ce27" table:formula="of:=IF([.A269]&lt;&gt;&quot;&quot;;[.A269]&amp;&quot;.&quot;&amp;[.C269];&quot;&quot;)">
            <text:p/>
          </table:table-cell>
          <table:table-cell table:style-name="ce27" table:formula="of:=IF([.A269]&lt;&gt;&quot;&quot;;[.F269];&quot;&quot;)">
            <text:p/>
          </table:table-cell>
        </table:table-row>
        <table:table-row table:style-name="ro1">
          <table:table-cell table:formula="of:=IF([Campos.A270]=&quot;&quot;;&quot;&quot;;[Campos.A270])">
            <text:p/>
          </table:table-cell>
          <table:table-cell table:formula="of:=IF([Campos.B270]=&quot;&quot;;&quot;&quot;;[Campos.B270])">
            <text:p/>
          </table:table-cell>
          <table:table-cell table:formula="of:=IF([Campos.C270]=&quot;&quot;;&quot;&quot;;[Campos.C270])">
            <text:p/>
          </table:table-cell>
          <table:table-cell table:formula="of:=IF([Campos.D270]=&quot;&quot;;&quot;&quot;;[Campos.D270])">
            <text:p/>
          </table:table-cell>
          <table:table-cell table:style-name="ce24" table:formula="of:=IF([.A270]=&quot;Chave&quot;;SUBSTITUTE([.C270];&quot;,&quot;;&quot;_&quot;)&amp;ROW([.C270]);[.C270])">
            <text:p/>
          </table:table-cell>
          <table:table-cell table:formula="of:=IF([Campos.F270]=&quot;&quot;;&quot;&quot;;[Campos.F270])">
            <text:p/>
          </table:table-cell>
          <table:table-cell table:formula="of:=IF([Campos.G270]=&quot;&quot;;&quot;&quot;;[Campos.G270])">
            <text:p/>
          </table:table-cell>
          <table:table-cell table:formula="of:=IF([Campos.H270]=&quot;&quot;;&quot;&quot;;[Campos.H270])">
            <text:p/>
          </table:table-cell>
          <table:table-cell table:formula="of:=IF([Campos.E270]=&quot;&quot;;&quot;&quot;;[Campos.E270])">
            <text:p/>
          </table:table-cell>
          <table:table-cell table:formula="of:=IF([Campos.I270]=&quot;&quot;;&quot;&quot;;[Campos.I270])">
            <text:p/>
          </table:table-cell>
          <table:table-cell table:formula="of:=IF([.B270]=&quot;&quot;;&quot;&quot;;VLOOKUP([.B270];[$Tabelas.$A$1:.$B$136];2;0))">
            <text:p/>
          </table:table-cell>
          <table:table-cell table:formula="of:=IF([.A270]=&quot;Campo&quot;;IF([.A270]=&quot;&quot;;&quot;&quot;;IF([.A270]&lt;&gt;[.A269];&quot;&quot;;&quot;PREVIOUS=&quot;&quot;&quot;&amp;[.C269]&amp;&quot;&quot;&quot; &quot;) &amp; IF([.A270]&lt;&gt;[.A271];&quot;&quot;;&quot;NEXT=&quot;&quot;&quot;&amp;[.C271]&amp;&quot;&quot;&quot;&quot;));IF([.A270]=&quot;&quot;;&quot;&quot;;IF([.A270]&lt;&gt;[.A269];&quot;&quot;;&quot;PREVIOUS=&quot;&quot;&quot;&amp;[.E269]&amp;&quot;&quot;&quot; &quot;) &amp; IF([.A270]&lt;&gt;[.A271];&quot;&quot;;&quot;NEXT=&quot;&quot;&quot;&amp;[.E271]&amp;&quot;&quot;&quot;&quot;)))">
            <text:p/>
          </table:table-cell>
          <table:table-cell table:formula="of:=IF([.B270]=&quot;&quot;;&quot;&quot;;VLOOKUP([.B270];[$Tabelas.$A$1:.$C$136];3;0))">
            <text:p/>
          </table:table-cell>
          <table:table-cell table:formula="of:=IF([.A270]=&quot;Campo&quot;; IF(ISERROR(VLOOKUP([.F270];[$Auxiliar.$A$1:.$E$17];5;0));&quot;TYPE=&quot;&quot;&quot;&amp;[.F270]&amp;&quot;&quot;&quot; LENGTH=&quot;&quot;&quot;&amp;[.G270]&amp;&quot;&quot;&quot; &quot;;VLOOKUP([.F270];[$Auxiliar.$A$1:.$E$17];5;0)) &amp; IF(AND([.A270]=&quot;Campo&quot;;[.D270]=&quot;PK&quot;); IF([.I270]=&quot;Sim&quot;;&quot; SEQUENCE=&quot;&quot;true&quot;&quot;&quot;;&quot; SEQUENCE=&quot;&quot;false&quot;&quot;&quot;);&quot;&quot;)&amp;IF([.H270]&lt;&gt;&quot;&quot;;&quot; NOTNULL=&quot;&quot;&quot;&amp;IF([.H270]=&quot;Sim&quot;;&quot;true&quot;;&quot;false&quot;)&amp;&quot;&quot;&quot;&quot;;&quot;&quot;);&quot;&quot;)">
            <text:p/>
          </table:table-cell>
          <table:table-cell table:style-name="ce26" table:formula="of:=IF(AND([.B270]&lt;&gt;[.B269];[.B270]&lt;&gt;&quot;&quot;);&quot;&lt;TABLE NAME=&quot;&quot;&quot;&amp;[.B270]&amp;&quot;&quot;&quot; COMMENT=&quot;&quot;&quot;&amp;[.K270]&amp;&quot;&quot;&quot; &quot;&amp; [.M270] &amp;&quot;&gt;&lt;FIELDS&gt;&quot;;&quot;&quot;) &amp; IF(AND([.A270]=&quot;Chave&quot;;[.A269]=&quot;Campo&quot;);&quot;&lt;KEYS&gt;&quot;;&quot;&quot;) &amp; IF([.A270]=&quot;Chave&quot;;&quot;&lt;KEY NAME=&quot;&quot;&quot;&amp;[.E270]&amp;&quot;&quot;&quot; TYPE=&quot;&quot;&quot;&amp;IF([.D270]=&quot;PK&quot;;&quot;primary&quot;;&quot;foreign&quot;)&amp;&quot;&quot;&quot; FIELDS=&quot;&quot;&quot;&amp;[.C270]&amp;&quot;&quot;&quot;&quot;&amp;IF([.D270]=&quot;FK&quot;;&quot; REFTABLE=&quot;&quot;&quot;&amp;[.F270]&amp;&quot;&quot;&quot; REFFIELDS=&quot;&quot;&quot;&amp;[.G270]&amp;&quot;&quot;&quot;&quot;;&quot;&quot;)&amp;&quot; &quot;&amp;[.L270]&amp;&quot; COMMENT=&quot;&quot;&quot;&amp;[.J270]&amp;&quot;&quot;&quot;&quot;&amp;IF(AND([.A270]=&quot;Campo&quot;;[.D270]=&quot;PK&quot;);&quot; SEQUENCE=&quot;&quot;true&quot;&quot;&quot;;&quot;&quot;)&amp;&quot;/&gt;&quot;;&quot;&quot;) &amp; IF([.A270]=&quot;Campo&quot;;&quot;&lt;FIELD NAME=&quot;&quot;&quot;&amp;[.C270]&amp;&quot;&quot;&quot; &quot;&amp;[.N270]&amp;&quot; &quot;&amp;[.L270]&amp;IF(AND([.A270]=&quot;Campo&quot;;[.D270]&lt;&gt;&quot;PK&quot;);&quot; SEQUENCE=&quot;&quot;false&quot;&quot; &quot;;&quot;&quot;)&amp;&quot; COMMENT=&quot;&quot;&quot;&amp;[.J270]&amp;&quot;&quot;&quot;/&gt;&quot;;&quot;&quot;) &amp; IF(AND([.A270]=&quot;Campo&quot;;[.A271]=&quot;Chave&quot;);&quot;&lt;/FIELDS&gt;&quot;;&quot;&quot;) &amp; IF(AND([.A270]=&quot;Chave&quot;;[.A271]&lt;&gt;&quot;Chave&quot;);&quot;&lt;/KEYS&gt;&quot;;&quot;&quot;) &amp; IF([.B270]&lt;&gt;[.B271];&quot;&lt;/TABLE&gt;&quot;;&quot;&quot;) &amp; IF(AND([.A270]=&quot;&quot;;[.A269]&lt;&gt;&quot;&quot;);&quot;&lt;/TABLES&gt;&lt;/XMLDB&gt;&quot;;&quot;&quot;)">
            <text:p/>
          </table:table-cell>
          <table:table-cell table:style-name="ce27" table:formula="of:=IF(AND([.A270]=&quot;Campo&quot;;[.A270]&lt;&gt;[.A269]);&quot;&lt;Form name=&quot;&quot;newRecord&quot;&quot;&gt;&quot;;&quot;&quot;)&amp;IF([.A270]=&quot;Campo&quot;;&quot;&lt;&quot;&amp;IF([.D270]=&quot;FK&quot;;&quot;Select &quot;;VLOOKUP([.F270];[$Auxiliar.$A$27:.$B$48];2;0))&amp;&quot; id=&quot;&quot;&quot;&amp;[.C270]&amp;&quot;&quot;&quot; label=&quot;&quot;&quot;&amp;[.C270]&amp;&quot;&quot;&quot;&quot;&amp; IF([.D270]=&quot;FK&quot;;&quot; datasource=&quot;&quot;table:&quot;&amp;VLOOKUP(&quot;Chave&quot;&amp;&quot;.&quot;&amp;[.C270];[.$Q$1:.$R$2300];2;0)&amp;&quot;&quot;&quot; bindid=&quot;&quot;id&quot;&quot; bindvalue=&quot;&quot;name&quot;&quot;&quot;;&quot;&quot;)&amp;&quot;required=&quot;&quot;&quot;&amp;IF([.H270]=&quot;Sim&quot;;&quot;true&quot;;&quot;false&quot;)&amp;&quot;&quot;&quot; /&gt;&quot;;&quot;&quot;)&amp;IF(AND([.A270]=&quot;Chave&quot;;[.A269]=&quot;Campo&quot;);&quot;&lt;/Form&gt;&quot;;&quot;&quot;)">
            <text:p/>
          </table:table-cell>
          <table:table-cell table:style-name="ce27" table:formula="of:=IF([.A270]&lt;&gt;&quot;&quot;;[.A270]&amp;&quot;.&quot;&amp;[.C270];&quot;&quot;)">
            <text:p/>
          </table:table-cell>
          <table:table-cell table:style-name="ce27" table:formula="of:=IF([.A270]&lt;&gt;&quot;&quot;;[.F270];&quot;&quot;)">
            <text:p/>
          </table:table-cell>
        </table:table-row>
        <table:table-row table:style-name="ro1">
          <table:table-cell table:formula="of:=IF([Campos.A271]=&quot;&quot;;&quot;&quot;;[Campos.A271])">
            <text:p/>
          </table:table-cell>
          <table:table-cell table:formula="of:=IF([Campos.B271]=&quot;&quot;;&quot;&quot;;[Campos.B271])">
            <text:p/>
          </table:table-cell>
          <table:table-cell table:formula="of:=IF([Campos.C271]=&quot;&quot;;&quot;&quot;;[Campos.C271])">
            <text:p/>
          </table:table-cell>
          <table:table-cell table:formula="of:=IF([Campos.D271]=&quot;&quot;;&quot;&quot;;[Campos.D271])">
            <text:p/>
          </table:table-cell>
          <table:table-cell table:style-name="ce24" table:formula="of:=IF([.A271]=&quot;Chave&quot;;SUBSTITUTE([.C271];&quot;,&quot;;&quot;_&quot;)&amp;ROW([.C271]);[.C271])">
            <text:p/>
          </table:table-cell>
          <table:table-cell table:formula="of:=IF([Campos.F271]=&quot;&quot;;&quot;&quot;;[Campos.F271])">
            <text:p/>
          </table:table-cell>
          <table:table-cell table:formula="of:=IF([Campos.G271]=&quot;&quot;;&quot;&quot;;[Campos.G271])">
            <text:p/>
          </table:table-cell>
          <table:table-cell table:formula="of:=IF([Campos.H271]=&quot;&quot;;&quot;&quot;;[Campos.H271])">
            <text:p/>
          </table:table-cell>
          <table:table-cell table:formula="of:=IF([Campos.E271]=&quot;&quot;;&quot;&quot;;[Campos.E271])">
            <text:p/>
          </table:table-cell>
          <table:table-cell table:formula="of:=IF([Campos.I271]=&quot;&quot;;&quot;&quot;;[Campos.I271])">
            <text:p/>
          </table:table-cell>
          <table:table-cell table:formula="of:=IF([.B271]=&quot;&quot;;&quot;&quot;;VLOOKUP([.B271];[$Tabelas.$A$1:.$B$136];2;0))">
            <text:p/>
          </table:table-cell>
          <table:table-cell table:formula="of:=IF([.A271]=&quot;Campo&quot;;IF([.A271]=&quot;&quot;;&quot;&quot;;IF([.A271]&lt;&gt;[.A270];&quot;&quot;;&quot;PREVIOUS=&quot;&quot;&quot;&amp;[.C270]&amp;&quot;&quot;&quot; &quot;) &amp; IF([.A271]&lt;&gt;[.A272];&quot;&quot;;&quot;NEXT=&quot;&quot;&quot;&amp;[.C272]&amp;&quot;&quot;&quot;&quot;));IF([.A271]=&quot;&quot;;&quot;&quot;;IF([.A271]&lt;&gt;[.A270];&quot;&quot;;&quot;PREVIOUS=&quot;&quot;&quot;&amp;[.E270]&amp;&quot;&quot;&quot; &quot;) &amp; IF([.A271]&lt;&gt;[.A272];&quot;&quot;;&quot;NEXT=&quot;&quot;&quot;&amp;[.E272]&amp;&quot;&quot;&quot;&quot;)))">
            <text:p/>
          </table:table-cell>
          <table:table-cell table:formula="of:=IF([.B271]=&quot;&quot;;&quot;&quot;;VLOOKUP([.B271];[$Tabelas.$A$1:.$C$136];3;0))">
            <text:p/>
          </table:table-cell>
          <table:table-cell table:formula="of:=IF([.A271]=&quot;Campo&quot;; IF(ISERROR(VLOOKUP([.F271];[$Auxiliar.$A$1:.$E$17];5;0));&quot;TYPE=&quot;&quot;&quot;&amp;[.F271]&amp;&quot;&quot;&quot; LENGTH=&quot;&quot;&quot;&amp;[.G271]&amp;&quot;&quot;&quot; &quot;;VLOOKUP([.F271];[$Auxiliar.$A$1:.$E$17];5;0)) &amp; IF(AND([.A271]=&quot;Campo&quot;;[.D271]=&quot;PK&quot;); IF([.I271]=&quot;Sim&quot;;&quot; SEQUENCE=&quot;&quot;true&quot;&quot;&quot;;&quot; SEQUENCE=&quot;&quot;false&quot;&quot;&quot;);&quot;&quot;)&amp;IF([.H271]&lt;&gt;&quot;&quot;;&quot; NOTNULL=&quot;&quot;&quot;&amp;IF([.H271]=&quot;Sim&quot;;&quot;true&quot;;&quot;false&quot;)&amp;&quot;&quot;&quot;&quot;;&quot;&quot;);&quot;&quot;)">
            <text:p/>
          </table:table-cell>
          <table:table-cell table:style-name="ce26" table:formula="of:=IF(AND([.B271]&lt;&gt;[.B270];[.B271]&lt;&gt;&quot;&quot;);&quot;&lt;TABLE NAME=&quot;&quot;&quot;&amp;[.B271]&amp;&quot;&quot;&quot; COMMENT=&quot;&quot;&quot;&amp;[.K271]&amp;&quot;&quot;&quot; &quot;&amp; [.M271] &amp;&quot;&gt;&lt;FIELDS&gt;&quot;;&quot;&quot;) &amp; IF(AND([.A271]=&quot;Chave&quot;;[.A270]=&quot;Campo&quot;);&quot;&lt;KEYS&gt;&quot;;&quot;&quot;) &amp; IF([.A271]=&quot;Chave&quot;;&quot;&lt;KEY NAME=&quot;&quot;&quot;&amp;[.E271]&amp;&quot;&quot;&quot; TYPE=&quot;&quot;&quot;&amp;IF([.D271]=&quot;PK&quot;;&quot;primary&quot;;&quot;foreign&quot;)&amp;&quot;&quot;&quot; FIELDS=&quot;&quot;&quot;&amp;[.C271]&amp;&quot;&quot;&quot;&quot;&amp;IF([.D271]=&quot;FK&quot;;&quot; REFTABLE=&quot;&quot;&quot;&amp;[.F271]&amp;&quot;&quot;&quot; REFFIELDS=&quot;&quot;&quot;&amp;[.G271]&amp;&quot;&quot;&quot;&quot;;&quot;&quot;)&amp;&quot; &quot;&amp;[.L271]&amp;&quot; COMMENT=&quot;&quot;&quot;&amp;[.J271]&amp;&quot;&quot;&quot;&quot;&amp;IF(AND([.A271]=&quot;Campo&quot;;[.D271]=&quot;PK&quot;);&quot; SEQUENCE=&quot;&quot;true&quot;&quot;&quot;;&quot;&quot;)&amp;&quot;/&gt;&quot;;&quot;&quot;) &amp; IF([.A271]=&quot;Campo&quot;;&quot;&lt;FIELD NAME=&quot;&quot;&quot;&amp;[.C271]&amp;&quot;&quot;&quot; &quot;&amp;[.N271]&amp;&quot; &quot;&amp;[.L271]&amp;IF(AND([.A271]=&quot;Campo&quot;;[.D271]&lt;&gt;&quot;PK&quot;);&quot; SEQUENCE=&quot;&quot;false&quot;&quot; &quot;;&quot;&quot;)&amp;&quot; COMMENT=&quot;&quot;&quot;&amp;[.J271]&amp;&quot;&quot;&quot;/&gt;&quot;;&quot;&quot;) &amp; IF(AND([.A271]=&quot;Campo&quot;;[.A272]=&quot;Chave&quot;);&quot;&lt;/FIELDS&gt;&quot;;&quot;&quot;) &amp; IF(AND([.A271]=&quot;Chave&quot;;[.A272]&lt;&gt;&quot;Chave&quot;);&quot;&lt;/KEYS&gt;&quot;;&quot;&quot;) &amp; IF([.B271]&lt;&gt;[.B272];&quot;&lt;/TABLE&gt;&quot;;&quot;&quot;) &amp; IF(AND([.A271]=&quot;&quot;;[.A270]&lt;&gt;&quot;&quot;);&quot;&lt;/TABLES&gt;&lt;/XMLDB&gt;&quot;;&quot;&quot;)">
            <text:p/>
          </table:table-cell>
          <table:table-cell table:style-name="ce27" table:formula="of:=IF(AND([.A271]=&quot;Campo&quot;;[.A271]&lt;&gt;[.A270]);&quot;&lt;Form name=&quot;&quot;newRecord&quot;&quot;&gt;&quot;;&quot;&quot;)&amp;IF([.A271]=&quot;Campo&quot;;&quot;&lt;&quot;&amp;IF([.D271]=&quot;FK&quot;;&quot;Select &quot;;VLOOKUP([.F271];[$Auxiliar.$A$27:.$B$48];2;0))&amp;&quot; id=&quot;&quot;&quot;&amp;[.C271]&amp;&quot;&quot;&quot; label=&quot;&quot;&quot;&amp;[.C271]&amp;&quot;&quot;&quot;&quot;&amp; IF([.D271]=&quot;FK&quot;;&quot; datasource=&quot;&quot;table:&quot;&amp;VLOOKUP(&quot;Chave&quot;&amp;&quot;.&quot;&amp;[.C271];[.$Q$1:.$R$2300];2;0)&amp;&quot;&quot;&quot; bindid=&quot;&quot;id&quot;&quot; bindvalue=&quot;&quot;name&quot;&quot;&quot;;&quot;&quot;)&amp;&quot;required=&quot;&quot;&quot;&amp;IF([.H271]=&quot;Sim&quot;;&quot;true&quot;;&quot;false&quot;)&amp;&quot;&quot;&quot; /&gt;&quot;;&quot;&quot;)&amp;IF(AND([.A271]=&quot;Chave&quot;;[.A270]=&quot;Campo&quot;);&quot;&lt;/Form&gt;&quot;;&quot;&quot;)">
            <text:p/>
          </table:table-cell>
          <table:table-cell table:style-name="ce27" table:formula="of:=IF([.A271]&lt;&gt;&quot;&quot;;[.A271]&amp;&quot;.&quot;&amp;[.C271];&quot;&quot;)">
            <text:p/>
          </table:table-cell>
          <table:table-cell table:style-name="ce27" table:formula="of:=IF([.A271]&lt;&gt;&quot;&quot;;[.F271];&quot;&quot;)">
            <text:p/>
          </table:table-cell>
        </table:table-row>
        <table:table-row table:style-name="ro1">
          <table:table-cell table:formula="of:=IF([Campos.A272]=&quot;&quot;;&quot;&quot;;[Campos.A272])">
            <text:p/>
          </table:table-cell>
          <table:table-cell table:formula="of:=IF([Campos.B272]=&quot;&quot;;&quot;&quot;;[Campos.B272])">
            <text:p/>
          </table:table-cell>
          <table:table-cell table:formula="of:=IF([Campos.C272]=&quot;&quot;;&quot;&quot;;[Campos.C272])">
            <text:p/>
          </table:table-cell>
          <table:table-cell table:formula="of:=IF([Campos.D272]=&quot;&quot;;&quot;&quot;;[Campos.D272])">
            <text:p/>
          </table:table-cell>
          <table:table-cell table:style-name="ce24" table:formula="of:=IF([.A272]=&quot;Chave&quot;;SUBSTITUTE([.C272];&quot;,&quot;;&quot;_&quot;)&amp;ROW([.C272]);[.C272])">
            <text:p/>
          </table:table-cell>
          <table:table-cell table:formula="of:=IF([Campos.F272]=&quot;&quot;;&quot;&quot;;[Campos.F272])">
            <text:p/>
          </table:table-cell>
          <table:table-cell table:formula="of:=IF([Campos.G272]=&quot;&quot;;&quot;&quot;;[Campos.G272])">
            <text:p/>
          </table:table-cell>
          <table:table-cell table:formula="of:=IF([Campos.H272]=&quot;&quot;;&quot;&quot;;[Campos.H272])">
            <text:p/>
          </table:table-cell>
          <table:table-cell table:formula="of:=IF([Campos.E272]=&quot;&quot;;&quot;&quot;;[Campos.E272])">
            <text:p/>
          </table:table-cell>
          <table:table-cell table:formula="of:=IF([Campos.I272]=&quot;&quot;;&quot;&quot;;[Campos.I272])">
            <text:p/>
          </table:table-cell>
          <table:table-cell table:formula="of:=IF([.B272]=&quot;&quot;;&quot;&quot;;VLOOKUP([.B272];[$Tabelas.$A$1:.$B$136];2;0))">
            <text:p/>
          </table:table-cell>
          <table:table-cell table:formula="of:=IF([.A272]=&quot;Campo&quot;;IF([.A272]=&quot;&quot;;&quot;&quot;;IF([.A272]&lt;&gt;[.A271];&quot;&quot;;&quot;PREVIOUS=&quot;&quot;&quot;&amp;[.C271]&amp;&quot;&quot;&quot; &quot;) &amp; IF([.A272]&lt;&gt;[.A273];&quot;&quot;;&quot;NEXT=&quot;&quot;&quot;&amp;[.C273]&amp;&quot;&quot;&quot;&quot;));IF([.A272]=&quot;&quot;;&quot;&quot;;IF([.A272]&lt;&gt;[.A271];&quot;&quot;;&quot;PREVIOUS=&quot;&quot;&quot;&amp;[.E271]&amp;&quot;&quot;&quot; &quot;) &amp; IF([.A272]&lt;&gt;[.A273];&quot;&quot;;&quot;NEXT=&quot;&quot;&quot;&amp;[.E273]&amp;&quot;&quot;&quot;&quot;)))">
            <text:p/>
          </table:table-cell>
          <table:table-cell table:formula="of:=IF([.B272]=&quot;&quot;;&quot;&quot;;VLOOKUP([.B272];[$Tabelas.$A$1:.$C$136];3;0))">
            <text:p/>
          </table:table-cell>
          <table:table-cell table:formula="of:=IF([.A272]=&quot;Campo&quot;; IF(ISERROR(VLOOKUP([.F272];[$Auxiliar.$A$1:.$E$17];5;0));&quot;TYPE=&quot;&quot;&quot;&amp;[.F272]&amp;&quot;&quot;&quot; LENGTH=&quot;&quot;&quot;&amp;[.G272]&amp;&quot;&quot;&quot; &quot;;VLOOKUP([.F272];[$Auxiliar.$A$1:.$E$17];5;0)) &amp; IF(AND([.A272]=&quot;Campo&quot;;[.D272]=&quot;PK&quot;); IF([.I272]=&quot;Sim&quot;;&quot; SEQUENCE=&quot;&quot;true&quot;&quot;&quot;;&quot; SEQUENCE=&quot;&quot;false&quot;&quot;&quot;);&quot;&quot;)&amp;IF([.H272]&lt;&gt;&quot;&quot;;&quot; NOTNULL=&quot;&quot;&quot;&amp;IF([.H272]=&quot;Sim&quot;;&quot;true&quot;;&quot;false&quot;)&amp;&quot;&quot;&quot;&quot;;&quot;&quot;);&quot;&quot;)">
            <text:p/>
          </table:table-cell>
          <table:table-cell table:style-name="ce26" table:formula="of:=IF(AND([.B272]&lt;&gt;[.B271];[.B272]&lt;&gt;&quot;&quot;);&quot;&lt;TABLE NAME=&quot;&quot;&quot;&amp;[.B272]&amp;&quot;&quot;&quot; COMMENT=&quot;&quot;&quot;&amp;[.K272]&amp;&quot;&quot;&quot; &quot;&amp; [.M272] &amp;&quot;&gt;&lt;FIELDS&gt;&quot;;&quot;&quot;) &amp; IF(AND([.A272]=&quot;Chave&quot;;[.A271]=&quot;Campo&quot;);&quot;&lt;KEYS&gt;&quot;;&quot;&quot;) &amp; IF([.A272]=&quot;Chave&quot;;&quot;&lt;KEY NAME=&quot;&quot;&quot;&amp;[.E272]&amp;&quot;&quot;&quot; TYPE=&quot;&quot;&quot;&amp;IF([.D272]=&quot;PK&quot;;&quot;primary&quot;;&quot;foreign&quot;)&amp;&quot;&quot;&quot; FIELDS=&quot;&quot;&quot;&amp;[.C272]&amp;&quot;&quot;&quot;&quot;&amp;IF([.D272]=&quot;FK&quot;;&quot; REFTABLE=&quot;&quot;&quot;&amp;[.F272]&amp;&quot;&quot;&quot; REFFIELDS=&quot;&quot;&quot;&amp;[.G272]&amp;&quot;&quot;&quot;&quot;;&quot;&quot;)&amp;&quot; &quot;&amp;[.L272]&amp;&quot; COMMENT=&quot;&quot;&quot;&amp;[.J272]&amp;&quot;&quot;&quot;&quot;&amp;IF(AND([.A272]=&quot;Campo&quot;;[.D272]=&quot;PK&quot;);&quot; SEQUENCE=&quot;&quot;true&quot;&quot;&quot;;&quot;&quot;)&amp;&quot;/&gt;&quot;;&quot;&quot;) &amp; IF([.A272]=&quot;Campo&quot;;&quot;&lt;FIELD NAME=&quot;&quot;&quot;&amp;[.C272]&amp;&quot;&quot;&quot; &quot;&amp;[.N272]&amp;&quot; &quot;&amp;[.L272]&amp;IF(AND([.A272]=&quot;Campo&quot;;[.D272]&lt;&gt;&quot;PK&quot;);&quot; SEQUENCE=&quot;&quot;false&quot;&quot; &quot;;&quot;&quot;)&amp;&quot; COMMENT=&quot;&quot;&quot;&amp;[.J272]&amp;&quot;&quot;&quot;/&gt;&quot;;&quot;&quot;) &amp; IF(AND([.A272]=&quot;Campo&quot;;[.A273]=&quot;Chave&quot;);&quot;&lt;/FIELDS&gt;&quot;;&quot;&quot;) &amp; IF(AND([.A272]=&quot;Chave&quot;;[.A273]&lt;&gt;&quot;Chave&quot;);&quot;&lt;/KEYS&gt;&quot;;&quot;&quot;) &amp; IF([.B272]&lt;&gt;[.B273];&quot;&lt;/TABLE&gt;&quot;;&quot;&quot;) &amp; IF(AND([.A272]=&quot;&quot;;[.A271]&lt;&gt;&quot;&quot;);&quot;&lt;/TABLES&gt;&lt;/XMLDB&gt;&quot;;&quot;&quot;)">
            <text:p/>
          </table:table-cell>
          <table:table-cell table:style-name="ce27" table:formula="of:=IF(AND([.A272]=&quot;Campo&quot;;[.A272]&lt;&gt;[.A271]);&quot;&lt;Form name=&quot;&quot;newRecord&quot;&quot;&gt;&quot;;&quot;&quot;)&amp;IF([.A272]=&quot;Campo&quot;;&quot;&lt;&quot;&amp;IF([.D272]=&quot;FK&quot;;&quot;Select &quot;;VLOOKUP([.F272];[$Auxiliar.$A$27:.$B$48];2;0))&amp;&quot; id=&quot;&quot;&quot;&amp;[.C272]&amp;&quot;&quot;&quot; label=&quot;&quot;&quot;&amp;[.C272]&amp;&quot;&quot;&quot;&quot;&amp; IF([.D272]=&quot;FK&quot;;&quot; datasource=&quot;&quot;table:&quot;&amp;VLOOKUP(&quot;Chave&quot;&amp;&quot;.&quot;&amp;[.C272];[.$Q$1:.$R$2300];2;0)&amp;&quot;&quot;&quot; bindid=&quot;&quot;id&quot;&quot; bindvalue=&quot;&quot;name&quot;&quot;&quot;;&quot;&quot;)&amp;&quot;required=&quot;&quot;&quot;&amp;IF([.H272]=&quot;Sim&quot;;&quot;true&quot;;&quot;false&quot;)&amp;&quot;&quot;&quot; /&gt;&quot;;&quot;&quot;)&amp;IF(AND([.A272]=&quot;Chave&quot;;[.A271]=&quot;Campo&quot;);&quot;&lt;/Form&gt;&quot;;&quot;&quot;)">
            <text:p/>
          </table:table-cell>
          <table:table-cell table:style-name="ce27" table:formula="of:=IF([.A272]&lt;&gt;&quot;&quot;;[.A272]&amp;&quot;.&quot;&amp;[.C272];&quot;&quot;)">
            <text:p/>
          </table:table-cell>
          <table:table-cell table:style-name="ce27" table:formula="of:=IF([.A272]&lt;&gt;&quot;&quot;;[.F272];&quot;&quot;)">
            <text:p/>
          </table:table-cell>
        </table:table-row>
        <table:table-row table:style-name="ro1">
          <table:table-cell table:formula="of:=IF([Campos.A273]=&quot;&quot;;&quot;&quot;;[Campos.A273])">
            <text:p/>
          </table:table-cell>
          <table:table-cell table:formula="of:=IF([Campos.B273]=&quot;&quot;;&quot;&quot;;[Campos.B273])">
            <text:p/>
          </table:table-cell>
          <table:table-cell table:formula="of:=IF([Campos.C273]=&quot;&quot;;&quot;&quot;;[Campos.C273])">
            <text:p/>
          </table:table-cell>
          <table:table-cell table:formula="of:=IF([Campos.D273]=&quot;&quot;;&quot;&quot;;[Campos.D273])">
            <text:p/>
          </table:table-cell>
          <table:table-cell table:style-name="ce24" table:formula="of:=IF([.A273]=&quot;Chave&quot;;SUBSTITUTE([.C273];&quot;,&quot;;&quot;_&quot;)&amp;ROW([.C273]);[.C273])">
            <text:p/>
          </table:table-cell>
          <table:table-cell table:formula="of:=IF([Campos.F273]=&quot;&quot;;&quot;&quot;;[Campos.F273])">
            <text:p/>
          </table:table-cell>
          <table:table-cell table:formula="of:=IF([Campos.G273]=&quot;&quot;;&quot;&quot;;[Campos.G273])">
            <text:p/>
          </table:table-cell>
          <table:table-cell table:formula="of:=IF([Campos.H273]=&quot;&quot;;&quot;&quot;;[Campos.H273])">
            <text:p/>
          </table:table-cell>
          <table:table-cell table:formula="of:=IF([Campos.E273]=&quot;&quot;;&quot;&quot;;[Campos.E273])">
            <text:p/>
          </table:table-cell>
          <table:table-cell table:formula="of:=IF([Campos.I273]=&quot;&quot;;&quot;&quot;;[Campos.I273])">
            <text:p/>
          </table:table-cell>
          <table:table-cell table:formula="of:=IF([.B273]=&quot;&quot;;&quot;&quot;;VLOOKUP([.B273];[$Tabelas.$A$1:.$B$136];2;0))">
            <text:p/>
          </table:table-cell>
          <table:table-cell table:formula="of:=IF([.A273]=&quot;Campo&quot;;IF([.A273]=&quot;&quot;;&quot;&quot;;IF([.A273]&lt;&gt;[.A272];&quot;&quot;;&quot;PREVIOUS=&quot;&quot;&quot;&amp;[.C272]&amp;&quot;&quot;&quot; &quot;) &amp; IF([.A273]&lt;&gt;[.A274];&quot;&quot;;&quot;NEXT=&quot;&quot;&quot;&amp;[.C274]&amp;&quot;&quot;&quot;&quot;));IF([.A273]=&quot;&quot;;&quot;&quot;;IF([.A273]&lt;&gt;[.A272];&quot;&quot;;&quot;PREVIOUS=&quot;&quot;&quot;&amp;[.E272]&amp;&quot;&quot;&quot; &quot;) &amp; IF([.A273]&lt;&gt;[.A274];&quot;&quot;;&quot;NEXT=&quot;&quot;&quot;&amp;[.E274]&amp;&quot;&quot;&quot;&quot;)))">
            <text:p/>
          </table:table-cell>
          <table:table-cell table:formula="of:=IF([.B273]=&quot;&quot;;&quot;&quot;;VLOOKUP([.B273];[$Tabelas.$A$1:.$C$136];3;0))">
            <text:p/>
          </table:table-cell>
          <table:table-cell table:formula="of:=IF([.A273]=&quot;Campo&quot;; IF(ISERROR(VLOOKUP([.F273];[$Auxiliar.$A$1:.$E$17];5;0));&quot;TYPE=&quot;&quot;&quot;&amp;[.F273]&amp;&quot;&quot;&quot; LENGTH=&quot;&quot;&quot;&amp;[.G273]&amp;&quot;&quot;&quot; &quot;;VLOOKUP([.F273];[$Auxiliar.$A$1:.$E$17];5;0)) &amp; IF(AND([.A273]=&quot;Campo&quot;;[.D273]=&quot;PK&quot;); IF([.I273]=&quot;Sim&quot;;&quot; SEQUENCE=&quot;&quot;true&quot;&quot;&quot;;&quot; SEQUENCE=&quot;&quot;false&quot;&quot;&quot;);&quot;&quot;)&amp;IF([.H273]&lt;&gt;&quot;&quot;;&quot; NOTNULL=&quot;&quot;&quot;&amp;IF([.H273]=&quot;Sim&quot;;&quot;true&quot;;&quot;false&quot;)&amp;&quot;&quot;&quot;&quot;;&quot;&quot;);&quot;&quot;)">
            <text:p/>
          </table:table-cell>
          <table:table-cell table:style-name="ce26" table:formula="of:=IF(AND([.B273]&lt;&gt;[.B272];[.B273]&lt;&gt;&quot;&quot;);&quot;&lt;TABLE NAME=&quot;&quot;&quot;&amp;[.B273]&amp;&quot;&quot;&quot; COMMENT=&quot;&quot;&quot;&amp;[.K273]&amp;&quot;&quot;&quot; &quot;&amp; [.M273] &amp;&quot;&gt;&lt;FIELDS&gt;&quot;;&quot;&quot;) &amp; IF(AND([.A273]=&quot;Chave&quot;;[.A272]=&quot;Campo&quot;);&quot;&lt;KEYS&gt;&quot;;&quot;&quot;) &amp; IF([.A273]=&quot;Chave&quot;;&quot;&lt;KEY NAME=&quot;&quot;&quot;&amp;[.E273]&amp;&quot;&quot;&quot; TYPE=&quot;&quot;&quot;&amp;IF([.D273]=&quot;PK&quot;;&quot;primary&quot;;&quot;foreign&quot;)&amp;&quot;&quot;&quot; FIELDS=&quot;&quot;&quot;&amp;[.C273]&amp;&quot;&quot;&quot;&quot;&amp;IF([.D273]=&quot;FK&quot;;&quot; REFTABLE=&quot;&quot;&quot;&amp;[.F273]&amp;&quot;&quot;&quot; REFFIELDS=&quot;&quot;&quot;&amp;[.G273]&amp;&quot;&quot;&quot;&quot;;&quot;&quot;)&amp;&quot; &quot;&amp;[.L273]&amp;&quot; COMMENT=&quot;&quot;&quot;&amp;[.J273]&amp;&quot;&quot;&quot;&quot;&amp;IF(AND([.A273]=&quot;Campo&quot;;[.D273]=&quot;PK&quot;);&quot; SEQUENCE=&quot;&quot;true&quot;&quot;&quot;;&quot;&quot;)&amp;&quot;/&gt;&quot;;&quot;&quot;) &amp; IF([.A273]=&quot;Campo&quot;;&quot;&lt;FIELD NAME=&quot;&quot;&quot;&amp;[.C273]&amp;&quot;&quot;&quot; &quot;&amp;[.N273]&amp;&quot; &quot;&amp;[.L273]&amp;IF(AND([.A273]=&quot;Campo&quot;;[.D273]&lt;&gt;&quot;PK&quot;);&quot; SEQUENCE=&quot;&quot;false&quot;&quot; &quot;;&quot;&quot;)&amp;&quot; COMMENT=&quot;&quot;&quot;&amp;[.J273]&amp;&quot;&quot;&quot;/&gt;&quot;;&quot;&quot;) &amp; IF(AND([.A273]=&quot;Campo&quot;;[.A274]=&quot;Chave&quot;);&quot;&lt;/FIELDS&gt;&quot;;&quot;&quot;) &amp; IF(AND([.A273]=&quot;Chave&quot;;[.A274]&lt;&gt;&quot;Chave&quot;);&quot;&lt;/KEYS&gt;&quot;;&quot;&quot;) &amp; IF([.B273]&lt;&gt;[.B274];&quot;&lt;/TABLE&gt;&quot;;&quot;&quot;) &amp; IF(AND([.A273]=&quot;&quot;;[.A272]&lt;&gt;&quot;&quot;);&quot;&lt;/TABLES&gt;&lt;/XMLDB&gt;&quot;;&quot;&quot;)">
            <text:p/>
          </table:table-cell>
          <table:table-cell table:style-name="ce27" table:formula="of:=IF(AND([.A273]=&quot;Campo&quot;;[.A273]&lt;&gt;[.A272]);&quot;&lt;Form name=&quot;&quot;newRecord&quot;&quot;&gt;&quot;;&quot;&quot;)&amp;IF([.A273]=&quot;Campo&quot;;&quot;&lt;&quot;&amp;IF([.D273]=&quot;FK&quot;;&quot;Select &quot;;VLOOKUP([.F273];[$Auxiliar.$A$27:.$B$48];2;0))&amp;&quot; id=&quot;&quot;&quot;&amp;[.C273]&amp;&quot;&quot;&quot; label=&quot;&quot;&quot;&amp;[.C273]&amp;&quot;&quot;&quot;&quot;&amp; IF([.D273]=&quot;FK&quot;;&quot; datasource=&quot;&quot;table:&quot;&amp;VLOOKUP(&quot;Chave&quot;&amp;&quot;.&quot;&amp;[.C273];[.$Q$1:.$R$2300];2;0)&amp;&quot;&quot;&quot; bindid=&quot;&quot;id&quot;&quot; bindvalue=&quot;&quot;name&quot;&quot;&quot;;&quot;&quot;)&amp;&quot;required=&quot;&quot;&quot;&amp;IF([.H273]=&quot;Sim&quot;;&quot;true&quot;;&quot;false&quot;)&amp;&quot;&quot;&quot; /&gt;&quot;;&quot;&quot;)&amp;IF(AND([.A273]=&quot;Chave&quot;;[.A272]=&quot;Campo&quot;);&quot;&lt;/Form&gt;&quot;;&quot;&quot;)">
            <text:p/>
          </table:table-cell>
          <table:table-cell table:style-name="ce27" table:formula="of:=IF([.A273]&lt;&gt;&quot;&quot;;[.A273]&amp;&quot;.&quot;&amp;[.C273];&quot;&quot;)">
            <text:p/>
          </table:table-cell>
          <table:table-cell table:style-name="ce27" table:formula="of:=IF([.A273]&lt;&gt;&quot;&quot;;[.F273];&quot;&quot;)">
            <text:p/>
          </table:table-cell>
        </table:table-row>
        <table:table-row table:style-name="ro1">
          <table:table-cell table:formula="of:=IF([Campos.A274]=&quot;&quot;;&quot;&quot;;[Campos.A274])">
            <text:p/>
          </table:table-cell>
          <table:table-cell table:formula="of:=IF([Campos.B274]=&quot;&quot;;&quot;&quot;;[Campos.B274])">
            <text:p/>
          </table:table-cell>
          <table:table-cell table:formula="of:=IF([Campos.C274]=&quot;&quot;;&quot;&quot;;[Campos.C274])">
            <text:p/>
          </table:table-cell>
          <table:table-cell table:formula="of:=IF([Campos.D274]=&quot;&quot;;&quot;&quot;;[Campos.D274])">
            <text:p/>
          </table:table-cell>
          <table:table-cell table:style-name="ce24" table:formula="of:=IF([.A274]=&quot;Chave&quot;;SUBSTITUTE([.C274];&quot;,&quot;;&quot;_&quot;)&amp;ROW([.C274]);[.C274])">
            <text:p/>
          </table:table-cell>
          <table:table-cell table:formula="of:=IF([Campos.F274]=&quot;&quot;;&quot;&quot;;[Campos.F274])">
            <text:p/>
          </table:table-cell>
          <table:table-cell table:formula="of:=IF([Campos.G274]=&quot;&quot;;&quot;&quot;;[Campos.G274])">
            <text:p/>
          </table:table-cell>
          <table:table-cell table:formula="of:=IF([Campos.H274]=&quot;&quot;;&quot;&quot;;[Campos.H274])">
            <text:p/>
          </table:table-cell>
          <table:table-cell table:formula="of:=IF([Campos.E274]=&quot;&quot;;&quot;&quot;;[Campos.E274])">
            <text:p/>
          </table:table-cell>
          <table:table-cell table:formula="of:=IF([Campos.I274]=&quot;&quot;;&quot;&quot;;[Campos.I274])">
            <text:p/>
          </table:table-cell>
          <table:table-cell table:formula="of:=IF([.B274]=&quot;&quot;;&quot;&quot;;VLOOKUP([.B274];[$Tabelas.$A$1:.$B$136];2;0))">
            <text:p/>
          </table:table-cell>
          <table:table-cell table:formula="of:=IF([.A274]=&quot;Campo&quot;;IF([.A274]=&quot;&quot;;&quot;&quot;;IF([.A274]&lt;&gt;[.A273];&quot;&quot;;&quot;PREVIOUS=&quot;&quot;&quot;&amp;[.C273]&amp;&quot;&quot;&quot; &quot;) &amp; IF([.A274]&lt;&gt;[.A275];&quot;&quot;;&quot;NEXT=&quot;&quot;&quot;&amp;[.C275]&amp;&quot;&quot;&quot;&quot;));IF([.A274]=&quot;&quot;;&quot;&quot;;IF([.A274]&lt;&gt;[.A273];&quot;&quot;;&quot;PREVIOUS=&quot;&quot;&quot;&amp;[.E273]&amp;&quot;&quot;&quot; &quot;) &amp; IF([.A274]&lt;&gt;[.A275];&quot;&quot;;&quot;NEXT=&quot;&quot;&quot;&amp;[.E275]&amp;&quot;&quot;&quot;&quot;)))">
            <text:p/>
          </table:table-cell>
          <table:table-cell table:formula="of:=IF([.B274]=&quot;&quot;;&quot;&quot;;VLOOKUP([.B274];[$Tabelas.$A$1:.$C$136];3;0))">
            <text:p/>
          </table:table-cell>
          <table:table-cell table:formula="of:=IF([.A274]=&quot;Campo&quot;; IF(ISERROR(VLOOKUP([.F274];[$Auxiliar.$A$1:.$E$17];5;0));&quot;TYPE=&quot;&quot;&quot;&amp;[.F274]&amp;&quot;&quot;&quot; LENGTH=&quot;&quot;&quot;&amp;[.G274]&amp;&quot;&quot;&quot; &quot;;VLOOKUP([.F274];[$Auxiliar.$A$1:.$E$17];5;0)) &amp; IF(AND([.A274]=&quot;Campo&quot;;[.D274]=&quot;PK&quot;); IF([.I274]=&quot;Sim&quot;;&quot; SEQUENCE=&quot;&quot;true&quot;&quot;&quot;;&quot; SEQUENCE=&quot;&quot;false&quot;&quot;&quot;);&quot;&quot;)&amp;IF([.H274]&lt;&gt;&quot;&quot;;&quot; NOTNULL=&quot;&quot;&quot;&amp;IF([.H274]=&quot;Sim&quot;;&quot;true&quot;;&quot;false&quot;)&amp;&quot;&quot;&quot;&quot;;&quot;&quot;);&quot;&quot;)">
            <text:p/>
          </table:table-cell>
          <table:table-cell table:style-name="ce26" table:formula="of:=IF(AND([.B274]&lt;&gt;[.B273];[.B274]&lt;&gt;&quot;&quot;);&quot;&lt;TABLE NAME=&quot;&quot;&quot;&amp;[.B274]&amp;&quot;&quot;&quot; COMMENT=&quot;&quot;&quot;&amp;[.K274]&amp;&quot;&quot;&quot; &quot;&amp; [.M274] &amp;&quot;&gt;&lt;FIELDS&gt;&quot;;&quot;&quot;) &amp; IF(AND([.A274]=&quot;Chave&quot;;[.A273]=&quot;Campo&quot;);&quot;&lt;KEYS&gt;&quot;;&quot;&quot;) &amp; IF([.A274]=&quot;Chave&quot;;&quot;&lt;KEY NAME=&quot;&quot;&quot;&amp;[.E274]&amp;&quot;&quot;&quot; TYPE=&quot;&quot;&quot;&amp;IF([.D274]=&quot;PK&quot;;&quot;primary&quot;;&quot;foreign&quot;)&amp;&quot;&quot;&quot; FIELDS=&quot;&quot;&quot;&amp;[.C274]&amp;&quot;&quot;&quot;&quot;&amp;IF([.D274]=&quot;FK&quot;;&quot; REFTABLE=&quot;&quot;&quot;&amp;[.F274]&amp;&quot;&quot;&quot; REFFIELDS=&quot;&quot;&quot;&amp;[.G274]&amp;&quot;&quot;&quot;&quot;;&quot;&quot;)&amp;&quot; &quot;&amp;[.L274]&amp;&quot; COMMENT=&quot;&quot;&quot;&amp;[.J274]&amp;&quot;&quot;&quot;&quot;&amp;IF(AND([.A274]=&quot;Campo&quot;;[.D274]=&quot;PK&quot;);&quot; SEQUENCE=&quot;&quot;true&quot;&quot;&quot;;&quot;&quot;)&amp;&quot;/&gt;&quot;;&quot;&quot;) &amp; IF([.A274]=&quot;Campo&quot;;&quot;&lt;FIELD NAME=&quot;&quot;&quot;&amp;[.C274]&amp;&quot;&quot;&quot; &quot;&amp;[.N274]&amp;&quot; &quot;&amp;[.L274]&amp;IF(AND([.A274]=&quot;Campo&quot;;[.D274]&lt;&gt;&quot;PK&quot;);&quot; SEQUENCE=&quot;&quot;false&quot;&quot; &quot;;&quot;&quot;)&amp;&quot; COMMENT=&quot;&quot;&quot;&amp;[.J274]&amp;&quot;&quot;&quot;/&gt;&quot;;&quot;&quot;) &amp; IF(AND([.A274]=&quot;Campo&quot;;[.A275]=&quot;Chave&quot;);&quot;&lt;/FIELDS&gt;&quot;;&quot;&quot;) &amp; IF(AND([.A274]=&quot;Chave&quot;;[.A275]&lt;&gt;&quot;Chave&quot;);&quot;&lt;/KEYS&gt;&quot;;&quot;&quot;) &amp; IF([.B274]&lt;&gt;[.B275];&quot;&lt;/TABLE&gt;&quot;;&quot;&quot;) &amp; IF(AND([.A274]=&quot;&quot;;[.A273]&lt;&gt;&quot;&quot;);&quot;&lt;/TABLES&gt;&lt;/XMLDB&gt;&quot;;&quot;&quot;)">
            <text:p/>
          </table:table-cell>
          <table:table-cell table:style-name="ce27" table:formula="of:=IF(AND([.A274]=&quot;Campo&quot;;[.A274]&lt;&gt;[.A273]);&quot;&lt;Form name=&quot;&quot;newRecord&quot;&quot;&gt;&quot;;&quot;&quot;)&amp;IF([.A274]=&quot;Campo&quot;;&quot;&lt;&quot;&amp;IF([.D274]=&quot;FK&quot;;&quot;Select &quot;;VLOOKUP([.F274];[$Auxiliar.$A$27:.$B$48];2;0))&amp;&quot; id=&quot;&quot;&quot;&amp;[.C274]&amp;&quot;&quot;&quot; label=&quot;&quot;&quot;&amp;[.C274]&amp;&quot;&quot;&quot;&quot;&amp; IF([.D274]=&quot;FK&quot;;&quot; datasource=&quot;&quot;table:&quot;&amp;VLOOKUP(&quot;Chave&quot;&amp;&quot;.&quot;&amp;[.C274];[.$Q$1:.$R$2300];2;0)&amp;&quot;&quot;&quot; bindid=&quot;&quot;id&quot;&quot; bindvalue=&quot;&quot;name&quot;&quot;&quot;;&quot;&quot;)&amp;&quot;required=&quot;&quot;&quot;&amp;IF([.H274]=&quot;Sim&quot;;&quot;true&quot;;&quot;false&quot;)&amp;&quot;&quot;&quot; /&gt;&quot;;&quot;&quot;)&amp;IF(AND([.A274]=&quot;Chave&quot;;[.A273]=&quot;Campo&quot;);&quot;&lt;/Form&gt;&quot;;&quot;&quot;)">
            <text:p/>
          </table:table-cell>
          <table:table-cell table:style-name="ce27" table:formula="of:=IF([.A274]&lt;&gt;&quot;&quot;;[.A274]&amp;&quot;.&quot;&amp;[.C274];&quot;&quot;)">
            <text:p/>
          </table:table-cell>
          <table:table-cell table:style-name="ce27" table:formula="of:=IF([.A274]&lt;&gt;&quot;&quot;;[.F274];&quot;&quot;)">
            <text:p/>
          </table:table-cell>
        </table:table-row>
        <table:table-row table:style-name="ro1">
          <table:table-cell table:formula="of:=IF([Campos.A275]=&quot;&quot;;&quot;&quot;;[Campos.A275])">
            <text:p/>
          </table:table-cell>
          <table:table-cell table:formula="of:=IF([Campos.B275]=&quot;&quot;;&quot;&quot;;[Campos.B275])">
            <text:p/>
          </table:table-cell>
          <table:table-cell table:formula="of:=IF([Campos.C275]=&quot;&quot;;&quot;&quot;;[Campos.C275])">
            <text:p/>
          </table:table-cell>
          <table:table-cell table:formula="of:=IF([Campos.D275]=&quot;&quot;;&quot;&quot;;[Campos.D275])">
            <text:p/>
          </table:table-cell>
          <table:table-cell table:style-name="ce24" table:formula="of:=IF([.A275]=&quot;Chave&quot;;SUBSTITUTE([.C275];&quot;,&quot;;&quot;_&quot;)&amp;ROW([.C275]);[.C275])">
            <text:p/>
          </table:table-cell>
          <table:table-cell table:formula="of:=IF([Campos.F275]=&quot;&quot;;&quot;&quot;;[Campos.F275])">
            <text:p/>
          </table:table-cell>
          <table:table-cell table:formula="of:=IF([Campos.G275]=&quot;&quot;;&quot;&quot;;[Campos.G275])">
            <text:p/>
          </table:table-cell>
          <table:table-cell table:formula="of:=IF([Campos.H275]=&quot;&quot;;&quot;&quot;;[Campos.H275])">
            <text:p/>
          </table:table-cell>
          <table:table-cell table:formula="of:=IF([Campos.E275]=&quot;&quot;;&quot;&quot;;[Campos.E275])">
            <text:p/>
          </table:table-cell>
          <table:table-cell table:formula="of:=IF([Campos.I275]=&quot;&quot;;&quot;&quot;;[Campos.I275])">
            <text:p/>
          </table:table-cell>
          <table:table-cell table:formula="of:=IF([.B275]=&quot;&quot;;&quot;&quot;;VLOOKUP([.B275];[$Tabelas.$A$1:.$B$136];2;0))">
            <text:p/>
          </table:table-cell>
          <table:table-cell table:formula="of:=IF([.A275]=&quot;Campo&quot;;IF([.A275]=&quot;&quot;;&quot;&quot;;IF([.A275]&lt;&gt;[.A274];&quot;&quot;;&quot;PREVIOUS=&quot;&quot;&quot;&amp;[.C274]&amp;&quot;&quot;&quot; &quot;) &amp; IF([.A275]&lt;&gt;[.A276];&quot;&quot;;&quot;NEXT=&quot;&quot;&quot;&amp;[.C276]&amp;&quot;&quot;&quot;&quot;));IF([.A275]=&quot;&quot;;&quot;&quot;;IF([.A275]&lt;&gt;[.A274];&quot;&quot;;&quot;PREVIOUS=&quot;&quot;&quot;&amp;[.E274]&amp;&quot;&quot;&quot; &quot;) &amp; IF([.A275]&lt;&gt;[.A276];&quot;&quot;;&quot;NEXT=&quot;&quot;&quot;&amp;[.E276]&amp;&quot;&quot;&quot;&quot;)))">
            <text:p/>
          </table:table-cell>
          <table:table-cell table:formula="of:=IF([.B275]=&quot;&quot;;&quot;&quot;;VLOOKUP([.B275];[$Tabelas.$A$1:.$C$136];3;0))">
            <text:p/>
          </table:table-cell>
          <table:table-cell table:formula="of:=IF([.A275]=&quot;Campo&quot;; IF(ISERROR(VLOOKUP([.F275];[$Auxiliar.$A$1:.$E$17];5;0));&quot;TYPE=&quot;&quot;&quot;&amp;[.F275]&amp;&quot;&quot;&quot; LENGTH=&quot;&quot;&quot;&amp;[.G275]&amp;&quot;&quot;&quot; &quot;;VLOOKUP([.F275];[$Auxiliar.$A$1:.$E$17];5;0)) &amp; IF(AND([.A275]=&quot;Campo&quot;;[.D275]=&quot;PK&quot;); IF([.I275]=&quot;Sim&quot;;&quot; SEQUENCE=&quot;&quot;true&quot;&quot;&quot;;&quot; SEQUENCE=&quot;&quot;false&quot;&quot;&quot;);&quot;&quot;)&amp;IF([.H275]&lt;&gt;&quot;&quot;;&quot; NOTNULL=&quot;&quot;&quot;&amp;IF([.H275]=&quot;Sim&quot;;&quot;true&quot;;&quot;false&quot;)&amp;&quot;&quot;&quot;&quot;;&quot;&quot;);&quot;&quot;)">
            <text:p/>
          </table:table-cell>
          <table:table-cell table:style-name="ce26" table:formula="of:=IF(AND([.B275]&lt;&gt;[.B274];[.B275]&lt;&gt;&quot;&quot;);&quot;&lt;TABLE NAME=&quot;&quot;&quot;&amp;[.B275]&amp;&quot;&quot;&quot; COMMENT=&quot;&quot;&quot;&amp;[.K275]&amp;&quot;&quot;&quot; &quot;&amp; [.M275] &amp;&quot;&gt;&lt;FIELDS&gt;&quot;;&quot;&quot;) &amp; IF(AND([.A275]=&quot;Chave&quot;;[.A274]=&quot;Campo&quot;);&quot;&lt;KEYS&gt;&quot;;&quot;&quot;) &amp; IF([.A275]=&quot;Chave&quot;;&quot;&lt;KEY NAME=&quot;&quot;&quot;&amp;[.E275]&amp;&quot;&quot;&quot; TYPE=&quot;&quot;&quot;&amp;IF([.D275]=&quot;PK&quot;;&quot;primary&quot;;&quot;foreign&quot;)&amp;&quot;&quot;&quot; FIELDS=&quot;&quot;&quot;&amp;[.C275]&amp;&quot;&quot;&quot;&quot;&amp;IF([.D275]=&quot;FK&quot;;&quot; REFTABLE=&quot;&quot;&quot;&amp;[.F275]&amp;&quot;&quot;&quot; REFFIELDS=&quot;&quot;&quot;&amp;[.G275]&amp;&quot;&quot;&quot;&quot;;&quot;&quot;)&amp;&quot; &quot;&amp;[.L275]&amp;&quot; COMMENT=&quot;&quot;&quot;&amp;[.J275]&amp;&quot;&quot;&quot;&quot;&amp;IF(AND([.A275]=&quot;Campo&quot;;[.D275]=&quot;PK&quot;);&quot; SEQUENCE=&quot;&quot;true&quot;&quot;&quot;;&quot;&quot;)&amp;&quot;/&gt;&quot;;&quot;&quot;) &amp; IF([.A275]=&quot;Campo&quot;;&quot;&lt;FIELD NAME=&quot;&quot;&quot;&amp;[.C275]&amp;&quot;&quot;&quot; &quot;&amp;[.N275]&amp;&quot; &quot;&amp;[.L275]&amp;IF(AND([.A275]=&quot;Campo&quot;;[.D275]&lt;&gt;&quot;PK&quot;);&quot; SEQUENCE=&quot;&quot;false&quot;&quot; &quot;;&quot;&quot;)&amp;&quot; COMMENT=&quot;&quot;&quot;&amp;[.J275]&amp;&quot;&quot;&quot;/&gt;&quot;;&quot;&quot;) &amp; IF(AND([.A275]=&quot;Campo&quot;;[.A276]=&quot;Chave&quot;);&quot;&lt;/FIELDS&gt;&quot;;&quot;&quot;) &amp; IF(AND([.A275]=&quot;Chave&quot;;[.A276]&lt;&gt;&quot;Chave&quot;);&quot;&lt;/KEYS&gt;&quot;;&quot;&quot;) &amp; IF([.B275]&lt;&gt;[.B276];&quot;&lt;/TABLE&gt;&quot;;&quot;&quot;) &amp; IF(AND([.A275]=&quot;&quot;;[.A274]&lt;&gt;&quot;&quot;);&quot;&lt;/TABLES&gt;&lt;/XMLDB&gt;&quot;;&quot;&quot;)">
            <text:p/>
          </table:table-cell>
          <table:table-cell table:style-name="ce27" table:formula="of:=IF(AND([.A275]=&quot;Campo&quot;;[.A275]&lt;&gt;[.A274]);&quot;&lt;Form name=&quot;&quot;newRecord&quot;&quot;&gt;&quot;;&quot;&quot;)&amp;IF([.A275]=&quot;Campo&quot;;&quot;&lt;&quot;&amp;IF([.D275]=&quot;FK&quot;;&quot;Select &quot;;VLOOKUP([.F275];[$Auxiliar.$A$27:.$B$48];2;0))&amp;&quot; id=&quot;&quot;&quot;&amp;[.C275]&amp;&quot;&quot;&quot; label=&quot;&quot;&quot;&amp;[.C275]&amp;&quot;&quot;&quot;&quot;&amp; IF([.D275]=&quot;FK&quot;;&quot; datasource=&quot;&quot;table:&quot;&amp;VLOOKUP(&quot;Chave&quot;&amp;&quot;.&quot;&amp;[.C275];[.$Q$1:.$R$2300];2;0)&amp;&quot;&quot;&quot; bindid=&quot;&quot;id&quot;&quot; bindvalue=&quot;&quot;name&quot;&quot;&quot;;&quot;&quot;)&amp;&quot;required=&quot;&quot;&quot;&amp;IF([.H275]=&quot;Sim&quot;;&quot;true&quot;;&quot;false&quot;)&amp;&quot;&quot;&quot; /&gt;&quot;;&quot;&quot;)&amp;IF(AND([.A275]=&quot;Chave&quot;;[.A274]=&quot;Campo&quot;);&quot;&lt;/Form&gt;&quot;;&quot;&quot;)">
            <text:p/>
          </table:table-cell>
          <table:table-cell table:style-name="ce27" table:formula="of:=IF([.A275]&lt;&gt;&quot;&quot;;[.A275]&amp;&quot;.&quot;&amp;[.C275];&quot;&quot;)">
            <text:p/>
          </table:table-cell>
          <table:table-cell table:style-name="ce27" table:formula="of:=IF([.A275]&lt;&gt;&quot;&quot;;[.F275];&quot;&quot;)">
            <text:p/>
          </table:table-cell>
        </table:table-row>
        <table:table-row table:style-name="ro1">
          <table:table-cell table:formula="of:=IF([Campos.A276]=&quot;&quot;;&quot;&quot;;[Campos.A276])">
            <text:p/>
          </table:table-cell>
          <table:table-cell table:formula="of:=IF([Campos.B276]=&quot;&quot;;&quot;&quot;;[Campos.B276])">
            <text:p/>
          </table:table-cell>
          <table:table-cell table:formula="of:=IF([Campos.C276]=&quot;&quot;;&quot;&quot;;[Campos.C276])">
            <text:p/>
          </table:table-cell>
          <table:table-cell table:formula="of:=IF([Campos.D276]=&quot;&quot;;&quot;&quot;;[Campos.D276])">
            <text:p/>
          </table:table-cell>
          <table:table-cell table:style-name="ce24" table:formula="of:=IF([.A276]=&quot;Chave&quot;;SUBSTITUTE([.C276];&quot;,&quot;;&quot;_&quot;)&amp;ROW([.C276]);[.C276])">
            <text:p/>
          </table:table-cell>
          <table:table-cell table:formula="of:=IF([Campos.F276]=&quot;&quot;;&quot;&quot;;[Campos.F276])">
            <text:p/>
          </table:table-cell>
          <table:table-cell table:formula="of:=IF([Campos.G276]=&quot;&quot;;&quot;&quot;;[Campos.G276])">
            <text:p/>
          </table:table-cell>
          <table:table-cell table:formula="of:=IF([Campos.H276]=&quot;&quot;;&quot;&quot;;[Campos.H276])">
            <text:p/>
          </table:table-cell>
          <table:table-cell table:formula="of:=IF([Campos.E276]=&quot;&quot;;&quot;&quot;;[Campos.E276])">
            <text:p/>
          </table:table-cell>
          <table:table-cell table:formula="of:=IF([Campos.I276]=&quot;&quot;;&quot;&quot;;[Campos.I276])">
            <text:p/>
          </table:table-cell>
          <table:table-cell table:formula="of:=IF([.B276]=&quot;&quot;;&quot;&quot;;VLOOKUP([.B276];[$Tabelas.$A$1:.$B$136];2;0))">
            <text:p/>
          </table:table-cell>
          <table:table-cell table:formula="of:=IF([.A276]=&quot;Campo&quot;;IF([.A276]=&quot;&quot;;&quot;&quot;;IF([.A276]&lt;&gt;[.A275];&quot;&quot;;&quot;PREVIOUS=&quot;&quot;&quot;&amp;[.C275]&amp;&quot;&quot;&quot; &quot;) &amp; IF([.A276]&lt;&gt;[.A277];&quot;&quot;;&quot;NEXT=&quot;&quot;&quot;&amp;[.C277]&amp;&quot;&quot;&quot;&quot;));IF([.A276]=&quot;&quot;;&quot;&quot;;IF([.A276]&lt;&gt;[.A275];&quot;&quot;;&quot;PREVIOUS=&quot;&quot;&quot;&amp;[.E275]&amp;&quot;&quot;&quot; &quot;) &amp; IF([.A276]&lt;&gt;[.A277];&quot;&quot;;&quot;NEXT=&quot;&quot;&quot;&amp;[.E277]&amp;&quot;&quot;&quot;&quot;)))">
            <text:p/>
          </table:table-cell>
          <table:table-cell table:formula="of:=IF([.B276]=&quot;&quot;;&quot;&quot;;VLOOKUP([.B276];[$Tabelas.$A$1:.$C$136];3;0))">
            <text:p/>
          </table:table-cell>
          <table:table-cell table:formula="of:=IF([.A276]=&quot;Campo&quot;; IF(ISERROR(VLOOKUP([.F276];[$Auxiliar.$A$1:.$E$17];5;0));&quot;TYPE=&quot;&quot;&quot;&amp;[.F276]&amp;&quot;&quot;&quot; LENGTH=&quot;&quot;&quot;&amp;[.G276]&amp;&quot;&quot;&quot; &quot;;VLOOKUP([.F276];[$Auxiliar.$A$1:.$E$17];5;0)) &amp; IF(AND([.A276]=&quot;Campo&quot;;[.D276]=&quot;PK&quot;); IF([.I276]=&quot;Sim&quot;;&quot; SEQUENCE=&quot;&quot;true&quot;&quot;&quot;;&quot; SEQUENCE=&quot;&quot;false&quot;&quot;&quot;);&quot;&quot;)&amp;IF([.H276]&lt;&gt;&quot;&quot;;&quot; NOTNULL=&quot;&quot;&quot;&amp;IF([.H276]=&quot;Sim&quot;;&quot;true&quot;;&quot;false&quot;)&amp;&quot;&quot;&quot;&quot;;&quot;&quot;);&quot;&quot;)">
            <text:p/>
          </table:table-cell>
          <table:table-cell table:style-name="ce26" table:formula="of:=IF(AND([.B276]&lt;&gt;[.B275];[.B276]&lt;&gt;&quot;&quot;);&quot;&lt;TABLE NAME=&quot;&quot;&quot;&amp;[.B276]&amp;&quot;&quot;&quot; COMMENT=&quot;&quot;&quot;&amp;[.K276]&amp;&quot;&quot;&quot; &quot;&amp; [.M276] &amp;&quot;&gt;&lt;FIELDS&gt;&quot;;&quot;&quot;) &amp; IF(AND([.A276]=&quot;Chave&quot;;[.A275]=&quot;Campo&quot;);&quot;&lt;KEYS&gt;&quot;;&quot;&quot;) &amp; IF([.A276]=&quot;Chave&quot;;&quot;&lt;KEY NAME=&quot;&quot;&quot;&amp;[.E276]&amp;&quot;&quot;&quot; TYPE=&quot;&quot;&quot;&amp;IF([.D276]=&quot;PK&quot;;&quot;primary&quot;;&quot;foreign&quot;)&amp;&quot;&quot;&quot; FIELDS=&quot;&quot;&quot;&amp;[.C276]&amp;&quot;&quot;&quot;&quot;&amp;IF([.D276]=&quot;FK&quot;;&quot; REFTABLE=&quot;&quot;&quot;&amp;[.F276]&amp;&quot;&quot;&quot; REFFIELDS=&quot;&quot;&quot;&amp;[.G276]&amp;&quot;&quot;&quot;&quot;;&quot;&quot;)&amp;&quot; &quot;&amp;[.L276]&amp;&quot; COMMENT=&quot;&quot;&quot;&amp;[.J276]&amp;&quot;&quot;&quot;&quot;&amp;IF(AND([.A276]=&quot;Campo&quot;;[.D276]=&quot;PK&quot;);&quot; SEQUENCE=&quot;&quot;true&quot;&quot;&quot;;&quot;&quot;)&amp;&quot;/&gt;&quot;;&quot;&quot;) &amp; IF([.A276]=&quot;Campo&quot;;&quot;&lt;FIELD NAME=&quot;&quot;&quot;&amp;[.C276]&amp;&quot;&quot;&quot; &quot;&amp;[.N276]&amp;&quot; &quot;&amp;[.L276]&amp;IF(AND([.A276]=&quot;Campo&quot;;[.D276]&lt;&gt;&quot;PK&quot;);&quot; SEQUENCE=&quot;&quot;false&quot;&quot; &quot;;&quot;&quot;)&amp;&quot; COMMENT=&quot;&quot;&quot;&amp;[.J276]&amp;&quot;&quot;&quot;/&gt;&quot;;&quot;&quot;) &amp; IF(AND([.A276]=&quot;Campo&quot;;[.A277]=&quot;Chave&quot;);&quot;&lt;/FIELDS&gt;&quot;;&quot;&quot;) &amp; IF(AND([.A276]=&quot;Chave&quot;;[.A277]&lt;&gt;&quot;Chave&quot;);&quot;&lt;/KEYS&gt;&quot;;&quot;&quot;) &amp; IF([.B276]&lt;&gt;[.B277];&quot;&lt;/TABLE&gt;&quot;;&quot;&quot;) &amp; IF(AND([.A276]=&quot;&quot;;[.A275]&lt;&gt;&quot;&quot;);&quot;&lt;/TABLES&gt;&lt;/XMLDB&gt;&quot;;&quot;&quot;)">
            <text:p/>
          </table:table-cell>
          <table:table-cell table:style-name="ce27" table:formula="of:=IF(AND([.A276]=&quot;Campo&quot;;[.A276]&lt;&gt;[.A275]);&quot;&lt;Form name=&quot;&quot;newRecord&quot;&quot;&gt;&quot;;&quot;&quot;)&amp;IF([.A276]=&quot;Campo&quot;;&quot;&lt;&quot;&amp;IF([.D276]=&quot;FK&quot;;&quot;Select &quot;;VLOOKUP([.F276];[$Auxiliar.$A$27:.$B$48];2;0))&amp;&quot; id=&quot;&quot;&quot;&amp;[.C276]&amp;&quot;&quot;&quot; label=&quot;&quot;&quot;&amp;[.C276]&amp;&quot;&quot;&quot;&quot;&amp; IF([.D276]=&quot;FK&quot;;&quot; datasource=&quot;&quot;table:&quot;&amp;VLOOKUP(&quot;Chave&quot;&amp;&quot;.&quot;&amp;[.C276];[.$Q$1:.$R$2300];2;0)&amp;&quot;&quot;&quot; bindid=&quot;&quot;id&quot;&quot; bindvalue=&quot;&quot;name&quot;&quot;&quot;;&quot;&quot;)&amp;&quot;required=&quot;&quot;&quot;&amp;IF([.H276]=&quot;Sim&quot;;&quot;true&quot;;&quot;false&quot;)&amp;&quot;&quot;&quot; /&gt;&quot;;&quot;&quot;)&amp;IF(AND([.A276]=&quot;Chave&quot;;[.A275]=&quot;Campo&quot;);&quot;&lt;/Form&gt;&quot;;&quot;&quot;)">
            <text:p/>
          </table:table-cell>
          <table:table-cell table:style-name="ce27" table:formula="of:=IF([.A276]&lt;&gt;&quot;&quot;;[.A276]&amp;&quot;.&quot;&amp;[.C276];&quot;&quot;)">
            <text:p/>
          </table:table-cell>
          <table:table-cell table:style-name="ce27" table:formula="of:=IF([.A276]&lt;&gt;&quot;&quot;;[.F276];&quot;&quot;)">
            <text:p/>
          </table:table-cell>
        </table:table-row>
        <table:table-row table:style-name="ro1">
          <table:table-cell table:formula="of:=IF([Campos.A277]=&quot;&quot;;&quot;&quot;;[Campos.A277])">
            <text:p/>
          </table:table-cell>
          <table:table-cell table:formula="of:=IF([Campos.B277]=&quot;&quot;;&quot;&quot;;[Campos.B277])">
            <text:p/>
          </table:table-cell>
          <table:table-cell table:formula="of:=IF([Campos.C277]=&quot;&quot;;&quot;&quot;;[Campos.C277])">
            <text:p/>
          </table:table-cell>
          <table:table-cell table:formula="of:=IF([Campos.D277]=&quot;&quot;;&quot;&quot;;[Campos.D277])">
            <text:p/>
          </table:table-cell>
          <table:table-cell table:style-name="ce24" table:formula="of:=IF([.A277]=&quot;Chave&quot;;SUBSTITUTE([.C277];&quot;,&quot;;&quot;_&quot;)&amp;ROW([.C277]);[.C277])">
            <text:p/>
          </table:table-cell>
          <table:table-cell table:formula="of:=IF([Campos.F277]=&quot;&quot;;&quot;&quot;;[Campos.F277])">
            <text:p/>
          </table:table-cell>
          <table:table-cell table:formula="of:=IF([Campos.G277]=&quot;&quot;;&quot;&quot;;[Campos.G277])">
            <text:p/>
          </table:table-cell>
          <table:table-cell table:formula="of:=IF([Campos.H277]=&quot;&quot;;&quot;&quot;;[Campos.H277])">
            <text:p/>
          </table:table-cell>
          <table:table-cell table:formula="of:=IF([Campos.E277]=&quot;&quot;;&quot;&quot;;[Campos.E277])">
            <text:p/>
          </table:table-cell>
          <table:table-cell table:formula="of:=IF([Campos.I277]=&quot;&quot;;&quot;&quot;;[Campos.I277])">
            <text:p/>
          </table:table-cell>
          <table:table-cell table:formula="of:=IF([.B277]=&quot;&quot;;&quot;&quot;;VLOOKUP([.B277];[$Tabelas.$A$1:.$B$136];2;0))">
            <text:p/>
          </table:table-cell>
          <table:table-cell table:formula="of:=IF([.A277]=&quot;Campo&quot;;IF([.A277]=&quot;&quot;;&quot;&quot;;IF([.A277]&lt;&gt;[.A276];&quot;&quot;;&quot;PREVIOUS=&quot;&quot;&quot;&amp;[.C276]&amp;&quot;&quot;&quot; &quot;) &amp; IF([.A277]&lt;&gt;[.A278];&quot;&quot;;&quot;NEXT=&quot;&quot;&quot;&amp;[.C278]&amp;&quot;&quot;&quot;&quot;));IF([.A277]=&quot;&quot;;&quot;&quot;;IF([.A277]&lt;&gt;[.A276];&quot;&quot;;&quot;PREVIOUS=&quot;&quot;&quot;&amp;[.E276]&amp;&quot;&quot;&quot; &quot;) &amp; IF([.A277]&lt;&gt;[.A278];&quot;&quot;;&quot;NEXT=&quot;&quot;&quot;&amp;[.E278]&amp;&quot;&quot;&quot;&quot;)))">
            <text:p/>
          </table:table-cell>
          <table:table-cell table:formula="of:=IF([.B277]=&quot;&quot;;&quot;&quot;;VLOOKUP([.B277];[$Tabelas.$A$1:.$C$136];3;0))">
            <text:p/>
          </table:table-cell>
          <table:table-cell table:formula="of:=IF([.A277]=&quot;Campo&quot;; IF(ISERROR(VLOOKUP([.F277];[$Auxiliar.$A$1:.$E$17];5;0));&quot;TYPE=&quot;&quot;&quot;&amp;[.F277]&amp;&quot;&quot;&quot; LENGTH=&quot;&quot;&quot;&amp;[.G277]&amp;&quot;&quot;&quot; &quot;;VLOOKUP([.F277];[$Auxiliar.$A$1:.$E$17];5;0)) &amp; IF(AND([.A277]=&quot;Campo&quot;;[.D277]=&quot;PK&quot;); IF([.I277]=&quot;Sim&quot;;&quot; SEQUENCE=&quot;&quot;true&quot;&quot;&quot;;&quot; SEQUENCE=&quot;&quot;false&quot;&quot;&quot;);&quot;&quot;)&amp;IF([.H277]&lt;&gt;&quot;&quot;;&quot; NOTNULL=&quot;&quot;&quot;&amp;IF([.H277]=&quot;Sim&quot;;&quot;true&quot;;&quot;false&quot;)&amp;&quot;&quot;&quot;&quot;;&quot;&quot;);&quot;&quot;)">
            <text:p/>
          </table:table-cell>
          <table:table-cell table:style-name="ce26" table:formula="of:=IF(AND([.B277]&lt;&gt;[.B276];[.B277]&lt;&gt;&quot;&quot;);&quot;&lt;TABLE NAME=&quot;&quot;&quot;&amp;[.B277]&amp;&quot;&quot;&quot; COMMENT=&quot;&quot;&quot;&amp;[.K277]&amp;&quot;&quot;&quot; &quot;&amp; [.M277] &amp;&quot;&gt;&lt;FIELDS&gt;&quot;;&quot;&quot;) &amp; IF(AND([.A277]=&quot;Chave&quot;;[.A276]=&quot;Campo&quot;);&quot;&lt;KEYS&gt;&quot;;&quot;&quot;) &amp; IF([.A277]=&quot;Chave&quot;;&quot;&lt;KEY NAME=&quot;&quot;&quot;&amp;[.E277]&amp;&quot;&quot;&quot; TYPE=&quot;&quot;&quot;&amp;IF([.D277]=&quot;PK&quot;;&quot;primary&quot;;&quot;foreign&quot;)&amp;&quot;&quot;&quot; FIELDS=&quot;&quot;&quot;&amp;[.C277]&amp;&quot;&quot;&quot;&quot;&amp;IF([.D277]=&quot;FK&quot;;&quot; REFTABLE=&quot;&quot;&quot;&amp;[.F277]&amp;&quot;&quot;&quot; REFFIELDS=&quot;&quot;&quot;&amp;[.G277]&amp;&quot;&quot;&quot;&quot;;&quot;&quot;)&amp;&quot; &quot;&amp;[.L277]&amp;&quot; COMMENT=&quot;&quot;&quot;&amp;[.J277]&amp;&quot;&quot;&quot;&quot;&amp;IF(AND([.A277]=&quot;Campo&quot;;[.D277]=&quot;PK&quot;);&quot; SEQUENCE=&quot;&quot;true&quot;&quot;&quot;;&quot;&quot;)&amp;&quot;/&gt;&quot;;&quot;&quot;) &amp; IF([.A277]=&quot;Campo&quot;;&quot;&lt;FIELD NAME=&quot;&quot;&quot;&amp;[.C277]&amp;&quot;&quot;&quot; &quot;&amp;[.N277]&amp;&quot; &quot;&amp;[.L277]&amp;IF(AND([.A277]=&quot;Campo&quot;;[.D277]&lt;&gt;&quot;PK&quot;);&quot; SEQUENCE=&quot;&quot;false&quot;&quot; &quot;;&quot;&quot;)&amp;&quot; COMMENT=&quot;&quot;&quot;&amp;[.J277]&amp;&quot;&quot;&quot;/&gt;&quot;;&quot;&quot;) &amp; IF(AND([.A277]=&quot;Campo&quot;;[.A278]=&quot;Chave&quot;);&quot;&lt;/FIELDS&gt;&quot;;&quot;&quot;) &amp; IF(AND([.A277]=&quot;Chave&quot;;[.A278]&lt;&gt;&quot;Chave&quot;);&quot;&lt;/KEYS&gt;&quot;;&quot;&quot;) &amp; IF([.B277]&lt;&gt;[.B278];&quot;&lt;/TABLE&gt;&quot;;&quot;&quot;) &amp; IF(AND([.A277]=&quot;&quot;;[.A276]&lt;&gt;&quot;&quot;);&quot;&lt;/TABLES&gt;&lt;/XMLDB&gt;&quot;;&quot;&quot;)">
            <text:p/>
          </table:table-cell>
          <table:table-cell table:style-name="ce27" table:formula="of:=IF(AND([.A277]=&quot;Campo&quot;;[.A277]&lt;&gt;[.A276]);&quot;&lt;Form name=&quot;&quot;newRecord&quot;&quot;&gt;&quot;;&quot;&quot;)&amp;IF([.A277]=&quot;Campo&quot;;&quot;&lt;&quot;&amp;IF([.D277]=&quot;FK&quot;;&quot;Select &quot;;VLOOKUP([.F277];[$Auxiliar.$A$27:.$B$48];2;0))&amp;&quot; id=&quot;&quot;&quot;&amp;[.C277]&amp;&quot;&quot;&quot; label=&quot;&quot;&quot;&amp;[.C277]&amp;&quot;&quot;&quot;&quot;&amp; IF([.D277]=&quot;FK&quot;;&quot; datasource=&quot;&quot;table:&quot;&amp;VLOOKUP(&quot;Chave&quot;&amp;&quot;.&quot;&amp;[.C277];[.$Q$1:.$R$2300];2;0)&amp;&quot;&quot;&quot; bindid=&quot;&quot;id&quot;&quot; bindvalue=&quot;&quot;name&quot;&quot;&quot;;&quot;&quot;)&amp;&quot;required=&quot;&quot;&quot;&amp;IF([.H277]=&quot;Sim&quot;;&quot;true&quot;;&quot;false&quot;)&amp;&quot;&quot;&quot; /&gt;&quot;;&quot;&quot;)&amp;IF(AND([.A277]=&quot;Chave&quot;;[.A276]=&quot;Campo&quot;);&quot;&lt;/Form&gt;&quot;;&quot;&quot;)">
            <text:p/>
          </table:table-cell>
          <table:table-cell table:style-name="ce27" table:formula="of:=IF([.A277]&lt;&gt;&quot;&quot;;[.A277]&amp;&quot;.&quot;&amp;[.C277];&quot;&quot;)">
            <text:p/>
          </table:table-cell>
          <table:table-cell table:style-name="ce27" table:formula="of:=IF([.A277]&lt;&gt;&quot;&quot;;[.F277];&quot;&quot;)">
            <text:p/>
          </table:table-cell>
        </table:table-row>
        <table:table-row table:style-name="ro1">
          <table:table-cell table:formula="of:=IF([Campos.A278]=&quot;&quot;;&quot;&quot;;[Campos.A278])">
            <text:p/>
          </table:table-cell>
          <table:table-cell table:formula="of:=IF([Campos.B278]=&quot;&quot;;&quot;&quot;;[Campos.B278])">
            <text:p/>
          </table:table-cell>
          <table:table-cell table:formula="of:=IF([Campos.C278]=&quot;&quot;;&quot;&quot;;[Campos.C278])">
            <text:p/>
          </table:table-cell>
          <table:table-cell table:formula="of:=IF([Campos.D278]=&quot;&quot;;&quot;&quot;;[Campos.D278])">
            <text:p/>
          </table:table-cell>
          <table:table-cell table:style-name="ce24" table:formula="of:=IF([.A278]=&quot;Chave&quot;;SUBSTITUTE([.C278];&quot;,&quot;;&quot;_&quot;)&amp;ROW([.C278]);[.C278])">
            <text:p/>
          </table:table-cell>
          <table:table-cell table:formula="of:=IF([Campos.F278]=&quot;&quot;;&quot;&quot;;[Campos.F278])">
            <text:p/>
          </table:table-cell>
          <table:table-cell table:formula="of:=IF([Campos.G278]=&quot;&quot;;&quot;&quot;;[Campos.G278])">
            <text:p/>
          </table:table-cell>
          <table:table-cell table:formula="of:=IF([Campos.H278]=&quot;&quot;;&quot;&quot;;[Campos.H278])">
            <text:p/>
          </table:table-cell>
          <table:table-cell table:formula="of:=IF([Campos.E278]=&quot;&quot;;&quot;&quot;;[Campos.E278])">
            <text:p/>
          </table:table-cell>
          <table:table-cell table:formula="of:=IF([Campos.I278]=&quot;&quot;;&quot;&quot;;[Campos.I278])">
            <text:p/>
          </table:table-cell>
          <table:table-cell table:formula="of:=IF([.B278]=&quot;&quot;;&quot;&quot;;VLOOKUP([.B278];[$Tabelas.$A$1:.$B$136];2;0))">
            <text:p/>
          </table:table-cell>
          <table:table-cell table:formula="of:=IF([.A278]=&quot;Campo&quot;;IF([.A278]=&quot;&quot;;&quot;&quot;;IF([.A278]&lt;&gt;[.A277];&quot;&quot;;&quot;PREVIOUS=&quot;&quot;&quot;&amp;[.C277]&amp;&quot;&quot;&quot; &quot;) &amp; IF([.A278]&lt;&gt;[.A279];&quot;&quot;;&quot;NEXT=&quot;&quot;&quot;&amp;[.C279]&amp;&quot;&quot;&quot;&quot;));IF([.A278]=&quot;&quot;;&quot;&quot;;IF([.A278]&lt;&gt;[.A277];&quot;&quot;;&quot;PREVIOUS=&quot;&quot;&quot;&amp;[.E277]&amp;&quot;&quot;&quot; &quot;) &amp; IF([.A278]&lt;&gt;[.A279];&quot;&quot;;&quot;NEXT=&quot;&quot;&quot;&amp;[.E279]&amp;&quot;&quot;&quot;&quot;)))">
            <text:p/>
          </table:table-cell>
          <table:table-cell table:formula="of:=IF([.B278]=&quot;&quot;;&quot;&quot;;VLOOKUP([.B278];[$Tabelas.$A$1:.$C$136];3;0))">
            <text:p/>
          </table:table-cell>
          <table:table-cell table:formula="of:=IF([.A278]=&quot;Campo&quot;; IF(ISERROR(VLOOKUP([.F278];[$Auxiliar.$A$1:.$E$17];5;0));&quot;TYPE=&quot;&quot;&quot;&amp;[.F278]&amp;&quot;&quot;&quot; LENGTH=&quot;&quot;&quot;&amp;[.G278]&amp;&quot;&quot;&quot; &quot;;VLOOKUP([.F278];[$Auxiliar.$A$1:.$E$17];5;0)) &amp; IF(AND([.A278]=&quot;Campo&quot;;[.D278]=&quot;PK&quot;); IF([.I278]=&quot;Sim&quot;;&quot; SEQUENCE=&quot;&quot;true&quot;&quot;&quot;;&quot; SEQUENCE=&quot;&quot;false&quot;&quot;&quot;);&quot;&quot;)&amp;IF([.H278]&lt;&gt;&quot;&quot;;&quot; NOTNULL=&quot;&quot;&quot;&amp;IF([.H278]=&quot;Sim&quot;;&quot;true&quot;;&quot;false&quot;)&amp;&quot;&quot;&quot;&quot;;&quot;&quot;);&quot;&quot;)">
            <text:p/>
          </table:table-cell>
          <table:table-cell table:style-name="ce26" table:formula="of:=IF(AND([.B278]&lt;&gt;[.B277];[.B278]&lt;&gt;&quot;&quot;);&quot;&lt;TABLE NAME=&quot;&quot;&quot;&amp;[.B278]&amp;&quot;&quot;&quot; COMMENT=&quot;&quot;&quot;&amp;[.K278]&amp;&quot;&quot;&quot; &quot;&amp; [.M278] &amp;&quot;&gt;&lt;FIELDS&gt;&quot;;&quot;&quot;) &amp; IF(AND([.A278]=&quot;Chave&quot;;[.A277]=&quot;Campo&quot;);&quot;&lt;KEYS&gt;&quot;;&quot;&quot;) &amp; IF([.A278]=&quot;Chave&quot;;&quot;&lt;KEY NAME=&quot;&quot;&quot;&amp;[.E278]&amp;&quot;&quot;&quot; TYPE=&quot;&quot;&quot;&amp;IF([.D278]=&quot;PK&quot;;&quot;primary&quot;;&quot;foreign&quot;)&amp;&quot;&quot;&quot; FIELDS=&quot;&quot;&quot;&amp;[.C278]&amp;&quot;&quot;&quot;&quot;&amp;IF([.D278]=&quot;FK&quot;;&quot; REFTABLE=&quot;&quot;&quot;&amp;[.F278]&amp;&quot;&quot;&quot; REFFIELDS=&quot;&quot;&quot;&amp;[.G278]&amp;&quot;&quot;&quot;&quot;;&quot;&quot;)&amp;&quot; &quot;&amp;[.L278]&amp;&quot; COMMENT=&quot;&quot;&quot;&amp;[.J278]&amp;&quot;&quot;&quot;&quot;&amp;IF(AND([.A278]=&quot;Campo&quot;;[.D278]=&quot;PK&quot;);&quot; SEQUENCE=&quot;&quot;true&quot;&quot;&quot;;&quot;&quot;)&amp;&quot;/&gt;&quot;;&quot;&quot;) &amp; IF([.A278]=&quot;Campo&quot;;&quot;&lt;FIELD NAME=&quot;&quot;&quot;&amp;[.C278]&amp;&quot;&quot;&quot; &quot;&amp;[.N278]&amp;&quot; &quot;&amp;[.L278]&amp;IF(AND([.A278]=&quot;Campo&quot;;[.D278]&lt;&gt;&quot;PK&quot;);&quot; SEQUENCE=&quot;&quot;false&quot;&quot; &quot;;&quot;&quot;)&amp;&quot; COMMENT=&quot;&quot;&quot;&amp;[.J278]&amp;&quot;&quot;&quot;/&gt;&quot;;&quot;&quot;) &amp; IF(AND([.A278]=&quot;Campo&quot;;[.A279]=&quot;Chave&quot;);&quot;&lt;/FIELDS&gt;&quot;;&quot;&quot;) &amp; IF(AND([.A278]=&quot;Chave&quot;;[.A279]&lt;&gt;&quot;Chave&quot;);&quot;&lt;/KEYS&gt;&quot;;&quot;&quot;) &amp; IF([.B278]&lt;&gt;[.B279];&quot;&lt;/TABLE&gt;&quot;;&quot;&quot;) &amp; IF(AND([.A278]=&quot;&quot;;[.A277]&lt;&gt;&quot;&quot;);&quot;&lt;/TABLES&gt;&lt;/XMLDB&gt;&quot;;&quot;&quot;)">
            <text:p/>
          </table:table-cell>
          <table:table-cell table:style-name="ce27" table:formula="of:=IF(AND([.A278]=&quot;Campo&quot;;[.A278]&lt;&gt;[.A277]);&quot;&lt;Form name=&quot;&quot;newRecord&quot;&quot;&gt;&quot;;&quot;&quot;)&amp;IF([.A278]=&quot;Campo&quot;;&quot;&lt;&quot;&amp;IF([.D278]=&quot;FK&quot;;&quot;Select &quot;;VLOOKUP([.F278];[$Auxiliar.$A$27:.$B$48];2;0))&amp;&quot; id=&quot;&quot;&quot;&amp;[.C278]&amp;&quot;&quot;&quot; label=&quot;&quot;&quot;&amp;[.C278]&amp;&quot;&quot;&quot;&quot;&amp; IF([.D278]=&quot;FK&quot;;&quot; datasource=&quot;&quot;table:&quot;&amp;VLOOKUP(&quot;Chave&quot;&amp;&quot;.&quot;&amp;[.C278];[.$Q$1:.$R$2300];2;0)&amp;&quot;&quot;&quot; bindid=&quot;&quot;id&quot;&quot; bindvalue=&quot;&quot;name&quot;&quot;&quot;;&quot;&quot;)&amp;&quot;required=&quot;&quot;&quot;&amp;IF([.H278]=&quot;Sim&quot;;&quot;true&quot;;&quot;false&quot;)&amp;&quot;&quot;&quot; /&gt;&quot;;&quot;&quot;)&amp;IF(AND([.A278]=&quot;Chave&quot;;[.A277]=&quot;Campo&quot;);&quot;&lt;/Form&gt;&quot;;&quot;&quot;)">
            <text:p/>
          </table:table-cell>
          <table:table-cell table:style-name="ce27" table:formula="of:=IF([.A278]&lt;&gt;&quot;&quot;;[.A278]&amp;&quot;.&quot;&amp;[.C278];&quot;&quot;)">
            <text:p/>
          </table:table-cell>
          <table:table-cell table:style-name="ce27" table:formula="of:=IF([.A278]&lt;&gt;&quot;&quot;;[.F278];&quot;&quot;)">
            <text:p/>
          </table:table-cell>
        </table:table-row>
        <table:table-row table:style-name="ro1">
          <table:table-cell table:formula="of:=IF([Campos.A279]=&quot;&quot;;&quot;&quot;;[Campos.A279])">
            <text:p/>
          </table:table-cell>
          <table:table-cell table:formula="of:=IF([Campos.B279]=&quot;&quot;;&quot;&quot;;[Campos.B279])">
            <text:p/>
          </table:table-cell>
          <table:table-cell table:formula="of:=IF([Campos.C279]=&quot;&quot;;&quot;&quot;;[Campos.C279])">
            <text:p/>
          </table:table-cell>
          <table:table-cell table:formula="of:=IF([Campos.D279]=&quot;&quot;;&quot;&quot;;[Campos.D279])">
            <text:p/>
          </table:table-cell>
          <table:table-cell table:style-name="ce24" table:formula="of:=IF([.A279]=&quot;Chave&quot;;SUBSTITUTE([.C279];&quot;,&quot;;&quot;_&quot;)&amp;ROW([.C279]);[.C279])">
            <text:p/>
          </table:table-cell>
          <table:table-cell table:formula="of:=IF([Campos.F279]=&quot;&quot;;&quot;&quot;;[Campos.F279])">
            <text:p/>
          </table:table-cell>
          <table:table-cell table:formula="of:=IF([Campos.G279]=&quot;&quot;;&quot;&quot;;[Campos.G279])">
            <text:p/>
          </table:table-cell>
          <table:table-cell table:formula="of:=IF([Campos.H279]=&quot;&quot;;&quot;&quot;;[Campos.H279])">
            <text:p/>
          </table:table-cell>
          <table:table-cell table:formula="of:=IF([Campos.E279]=&quot;&quot;;&quot;&quot;;[Campos.E279])">
            <text:p/>
          </table:table-cell>
          <table:table-cell table:formula="of:=IF([Campos.I279]=&quot;&quot;;&quot;&quot;;[Campos.I279])">
            <text:p/>
          </table:table-cell>
          <table:table-cell table:formula="of:=IF([.B279]=&quot;&quot;;&quot;&quot;;VLOOKUP([.B279];[$Tabelas.$A$1:.$B$136];2;0))">
            <text:p/>
          </table:table-cell>
          <table:table-cell table:formula="of:=IF([.A279]=&quot;Campo&quot;;IF([.A279]=&quot;&quot;;&quot;&quot;;IF([.A279]&lt;&gt;[.A278];&quot;&quot;;&quot;PREVIOUS=&quot;&quot;&quot;&amp;[.C278]&amp;&quot;&quot;&quot; &quot;) &amp; IF([.A279]&lt;&gt;[.A280];&quot;&quot;;&quot;NEXT=&quot;&quot;&quot;&amp;[.C280]&amp;&quot;&quot;&quot;&quot;));IF([.A279]=&quot;&quot;;&quot;&quot;;IF([.A279]&lt;&gt;[.A278];&quot;&quot;;&quot;PREVIOUS=&quot;&quot;&quot;&amp;[.E278]&amp;&quot;&quot;&quot; &quot;) &amp; IF([.A279]&lt;&gt;[.A280];&quot;&quot;;&quot;NEXT=&quot;&quot;&quot;&amp;[.E280]&amp;&quot;&quot;&quot;&quot;)))">
            <text:p/>
          </table:table-cell>
          <table:table-cell table:formula="of:=IF([.B279]=&quot;&quot;;&quot;&quot;;VLOOKUP([.B279];[$Tabelas.$A$1:.$C$136];3;0))">
            <text:p/>
          </table:table-cell>
          <table:table-cell table:formula="of:=IF([.A279]=&quot;Campo&quot;; IF(ISERROR(VLOOKUP([.F279];[$Auxiliar.$A$1:.$E$17];5;0));&quot;TYPE=&quot;&quot;&quot;&amp;[.F279]&amp;&quot;&quot;&quot; LENGTH=&quot;&quot;&quot;&amp;[.G279]&amp;&quot;&quot;&quot; &quot;;VLOOKUP([.F279];[$Auxiliar.$A$1:.$E$17];5;0)) &amp; IF(AND([.A279]=&quot;Campo&quot;;[.D279]=&quot;PK&quot;); IF([.I279]=&quot;Sim&quot;;&quot; SEQUENCE=&quot;&quot;true&quot;&quot;&quot;;&quot; SEQUENCE=&quot;&quot;false&quot;&quot;&quot;);&quot;&quot;)&amp;IF([.H279]&lt;&gt;&quot;&quot;;&quot; NOTNULL=&quot;&quot;&quot;&amp;IF([.H279]=&quot;Sim&quot;;&quot;true&quot;;&quot;false&quot;)&amp;&quot;&quot;&quot;&quot;;&quot;&quot;);&quot;&quot;)">
            <text:p/>
          </table:table-cell>
          <table:table-cell table:style-name="ce26" table:formula="of:=IF(AND([.B279]&lt;&gt;[.B278];[.B279]&lt;&gt;&quot;&quot;);&quot;&lt;TABLE NAME=&quot;&quot;&quot;&amp;[.B279]&amp;&quot;&quot;&quot; COMMENT=&quot;&quot;&quot;&amp;[.K279]&amp;&quot;&quot;&quot; &quot;&amp; [.M279] &amp;&quot;&gt;&lt;FIELDS&gt;&quot;;&quot;&quot;) &amp; IF(AND([.A279]=&quot;Chave&quot;;[.A278]=&quot;Campo&quot;);&quot;&lt;KEYS&gt;&quot;;&quot;&quot;) &amp; IF([.A279]=&quot;Chave&quot;;&quot;&lt;KEY NAME=&quot;&quot;&quot;&amp;[.E279]&amp;&quot;&quot;&quot; TYPE=&quot;&quot;&quot;&amp;IF([.D279]=&quot;PK&quot;;&quot;primary&quot;;&quot;foreign&quot;)&amp;&quot;&quot;&quot; FIELDS=&quot;&quot;&quot;&amp;[.C279]&amp;&quot;&quot;&quot;&quot;&amp;IF([.D279]=&quot;FK&quot;;&quot; REFTABLE=&quot;&quot;&quot;&amp;[.F279]&amp;&quot;&quot;&quot; REFFIELDS=&quot;&quot;&quot;&amp;[.G279]&amp;&quot;&quot;&quot;&quot;;&quot;&quot;)&amp;&quot; &quot;&amp;[.L279]&amp;&quot; COMMENT=&quot;&quot;&quot;&amp;[.J279]&amp;&quot;&quot;&quot;&quot;&amp;IF(AND([.A279]=&quot;Campo&quot;;[.D279]=&quot;PK&quot;);&quot; SEQUENCE=&quot;&quot;true&quot;&quot;&quot;;&quot;&quot;)&amp;&quot;/&gt;&quot;;&quot;&quot;) &amp; IF([.A279]=&quot;Campo&quot;;&quot;&lt;FIELD NAME=&quot;&quot;&quot;&amp;[.C279]&amp;&quot;&quot;&quot; &quot;&amp;[.N279]&amp;&quot; &quot;&amp;[.L279]&amp;IF(AND([.A279]=&quot;Campo&quot;;[.D279]&lt;&gt;&quot;PK&quot;);&quot; SEQUENCE=&quot;&quot;false&quot;&quot; &quot;;&quot;&quot;)&amp;&quot; COMMENT=&quot;&quot;&quot;&amp;[.J279]&amp;&quot;&quot;&quot;/&gt;&quot;;&quot;&quot;) &amp; IF(AND([.A279]=&quot;Campo&quot;;[.A280]=&quot;Chave&quot;);&quot;&lt;/FIELDS&gt;&quot;;&quot;&quot;) &amp; IF(AND([.A279]=&quot;Chave&quot;;[.A280]&lt;&gt;&quot;Chave&quot;);&quot;&lt;/KEYS&gt;&quot;;&quot;&quot;) &amp; IF([.B279]&lt;&gt;[.B280];&quot;&lt;/TABLE&gt;&quot;;&quot;&quot;) &amp; IF(AND([.A279]=&quot;&quot;;[.A278]&lt;&gt;&quot;&quot;);&quot;&lt;/TABLES&gt;&lt;/XMLDB&gt;&quot;;&quot;&quot;)">
            <text:p/>
          </table:table-cell>
          <table:table-cell table:style-name="ce27" table:formula="of:=IF(AND([.A279]=&quot;Campo&quot;;[.A279]&lt;&gt;[.A278]);&quot;&lt;Form name=&quot;&quot;newRecord&quot;&quot;&gt;&quot;;&quot;&quot;)&amp;IF([.A279]=&quot;Campo&quot;;&quot;&lt;&quot;&amp;IF([.D279]=&quot;FK&quot;;&quot;Select &quot;;VLOOKUP([.F279];[$Auxiliar.$A$27:.$B$48];2;0))&amp;&quot; id=&quot;&quot;&quot;&amp;[.C279]&amp;&quot;&quot;&quot; label=&quot;&quot;&quot;&amp;[.C279]&amp;&quot;&quot;&quot;&quot;&amp; IF([.D279]=&quot;FK&quot;;&quot; datasource=&quot;&quot;table:&quot;&amp;VLOOKUP(&quot;Chave&quot;&amp;&quot;.&quot;&amp;[.C279];[.$Q$1:.$R$2300];2;0)&amp;&quot;&quot;&quot; bindid=&quot;&quot;id&quot;&quot; bindvalue=&quot;&quot;name&quot;&quot;&quot;;&quot;&quot;)&amp;&quot;required=&quot;&quot;&quot;&amp;IF([.H279]=&quot;Sim&quot;;&quot;true&quot;;&quot;false&quot;)&amp;&quot;&quot;&quot; /&gt;&quot;;&quot;&quot;)&amp;IF(AND([.A279]=&quot;Chave&quot;;[.A278]=&quot;Campo&quot;);&quot;&lt;/Form&gt;&quot;;&quot;&quot;)">
            <text:p/>
          </table:table-cell>
          <table:table-cell table:style-name="ce27" table:formula="of:=IF([.A279]&lt;&gt;&quot;&quot;;[.A279]&amp;&quot;.&quot;&amp;[.C279];&quot;&quot;)">
            <text:p/>
          </table:table-cell>
          <table:table-cell table:style-name="ce27" table:formula="of:=IF([.A279]&lt;&gt;&quot;&quot;;[.F279];&quot;&quot;)">
            <text:p/>
          </table:table-cell>
        </table:table-row>
        <table:table-row table:style-name="ro1">
          <table:table-cell table:formula="of:=IF([Campos.A280]=&quot;&quot;;&quot;&quot;;[Campos.A280])">
            <text:p/>
          </table:table-cell>
          <table:table-cell table:formula="of:=IF([Campos.B280]=&quot;&quot;;&quot;&quot;;[Campos.B280])">
            <text:p/>
          </table:table-cell>
          <table:table-cell table:formula="of:=IF([Campos.C280]=&quot;&quot;;&quot;&quot;;[Campos.C280])">
            <text:p/>
          </table:table-cell>
          <table:table-cell table:formula="of:=IF([Campos.D280]=&quot;&quot;;&quot;&quot;;[Campos.D280])">
            <text:p/>
          </table:table-cell>
          <table:table-cell table:style-name="ce24" table:formula="of:=IF([.A280]=&quot;Chave&quot;;SUBSTITUTE([.C280];&quot;,&quot;;&quot;_&quot;)&amp;ROW([.C280]);[.C280])">
            <text:p/>
          </table:table-cell>
          <table:table-cell table:formula="of:=IF([Campos.F280]=&quot;&quot;;&quot;&quot;;[Campos.F280])">
            <text:p/>
          </table:table-cell>
          <table:table-cell table:formula="of:=IF([Campos.G280]=&quot;&quot;;&quot;&quot;;[Campos.G280])">
            <text:p/>
          </table:table-cell>
          <table:table-cell table:formula="of:=IF([Campos.H280]=&quot;&quot;;&quot;&quot;;[Campos.H280])">
            <text:p/>
          </table:table-cell>
          <table:table-cell table:formula="of:=IF([Campos.E280]=&quot;&quot;;&quot;&quot;;[Campos.E280])">
            <text:p/>
          </table:table-cell>
          <table:table-cell table:formula="of:=IF([Campos.I280]=&quot;&quot;;&quot;&quot;;[Campos.I280])">
            <text:p/>
          </table:table-cell>
          <table:table-cell table:formula="of:=IF([.B280]=&quot;&quot;;&quot;&quot;;VLOOKUP([.B280];[$Tabelas.$A$1:.$B$136];2;0))">
            <text:p/>
          </table:table-cell>
          <table:table-cell table:formula="of:=IF([.A280]=&quot;Campo&quot;;IF([.A280]=&quot;&quot;;&quot;&quot;;IF([.A280]&lt;&gt;[.A279];&quot;&quot;;&quot;PREVIOUS=&quot;&quot;&quot;&amp;[.C279]&amp;&quot;&quot;&quot; &quot;) &amp; IF([.A280]&lt;&gt;[.A281];&quot;&quot;;&quot;NEXT=&quot;&quot;&quot;&amp;[.C281]&amp;&quot;&quot;&quot;&quot;));IF([.A280]=&quot;&quot;;&quot;&quot;;IF([.A280]&lt;&gt;[.A279];&quot;&quot;;&quot;PREVIOUS=&quot;&quot;&quot;&amp;[.E279]&amp;&quot;&quot;&quot; &quot;) &amp; IF([.A280]&lt;&gt;[.A281];&quot;&quot;;&quot;NEXT=&quot;&quot;&quot;&amp;[.E281]&amp;&quot;&quot;&quot;&quot;)))">
            <text:p/>
          </table:table-cell>
          <table:table-cell table:formula="of:=IF([.B280]=&quot;&quot;;&quot;&quot;;VLOOKUP([.B280];[$Tabelas.$A$1:.$C$136];3;0))">
            <text:p/>
          </table:table-cell>
          <table:table-cell table:formula="of:=IF([.A280]=&quot;Campo&quot;; IF(ISERROR(VLOOKUP([.F280];[$Auxiliar.$A$1:.$E$17];5;0));&quot;TYPE=&quot;&quot;&quot;&amp;[.F280]&amp;&quot;&quot;&quot; LENGTH=&quot;&quot;&quot;&amp;[.G280]&amp;&quot;&quot;&quot; &quot;;VLOOKUP([.F280];[$Auxiliar.$A$1:.$E$17];5;0)) &amp; IF(AND([.A280]=&quot;Campo&quot;;[.D280]=&quot;PK&quot;); IF([.I280]=&quot;Sim&quot;;&quot; SEQUENCE=&quot;&quot;true&quot;&quot;&quot;;&quot; SEQUENCE=&quot;&quot;false&quot;&quot;&quot;);&quot;&quot;)&amp;IF([.H280]&lt;&gt;&quot;&quot;;&quot; NOTNULL=&quot;&quot;&quot;&amp;IF([.H280]=&quot;Sim&quot;;&quot;true&quot;;&quot;false&quot;)&amp;&quot;&quot;&quot;&quot;;&quot;&quot;);&quot;&quot;)">
            <text:p/>
          </table:table-cell>
          <table:table-cell table:style-name="ce26" table:formula="of:=IF(AND([.B280]&lt;&gt;[.B279];[.B280]&lt;&gt;&quot;&quot;);&quot;&lt;TABLE NAME=&quot;&quot;&quot;&amp;[.B280]&amp;&quot;&quot;&quot; COMMENT=&quot;&quot;&quot;&amp;[.K280]&amp;&quot;&quot;&quot; &quot;&amp; [.M280] &amp;&quot;&gt;&lt;FIELDS&gt;&quot;;&quot;&quot;) &amp; IF(AND([.A280]=&quot;Chave&quot;;[.A279]=&quot;Campo&quot;);&quot;&lt;KEYS&gt;&quot;;&quot;&quot;) &amp; IF([.A280]=&quot;Chave&quot;;&quot;&lt;KEY NAME=&quot;&quot;&quot;&amp;[.E280]&amp;&quot;&quot;&quot; TYPE=&quot;&quot;&quot;&amp;IF([.D280]=&quot;PK&quot;;&quot;primary&quot;;&quot;foreign&quot;)&amp;&quot;&quot;&quot; FIELDS=&quot;&quot;&quot;&amp;[.C280]&amp;&quot;&quot;&quot;&quot;&amp;IF([.D280]=&quot;FK&quot;;&quot; REFTABLE=&quot;&quot;&quot;&amp;[.F280]&amp;&quot;&quot;&quot; REFFIELDS=&quot;&quot;&quot;&amp;[.G280]&amp;&quot;&quot;&quot;&quot;;&quot;&quot;)&amp;&quot; &quot;&amp;[.L280]&amp;&quot; COMMENT=&quot;&quot;&quot;&amp;[.J280]&amp;&quot;&quot;&quot;&quot;&amp;IF(AND([.A280]=&quot;Campo&quot;;[.D280]=&quot;PK&quot;);&quot; SEQUENCE=&quot;&quot;true&quot;&quot;&quot;;&quot;&quot;)&amp;&quot;/&gt;&quot;;&quot;&quot;) &amp; IF([.A280]=&quot;Campo&quot;;&quot;&lt;FIELD NAME=&quot;&quot;&quot;&amp;[.C280]&amp;&quot;&quot;&quot; &quot;&amp;[.N280]&amp;&quot; &quot;&amp;[.L280]&amp;IF(AND([.A280]=&quot;Campo&quot;;[.D280]&lt;&gt;&quot;PK&quot;);&quot; SEQUENCE=&quot;&quot;false&quot;&quot; &quot;;&quot;&quot;)&amp;&quot; COMMENT=&quot;&quot;&quot;&amp;[.J280]&amp;&quot;&quot;&quot;/&gt;&quot;;&quot;&quot;) &amp; IF(AND([.A280]=&quot;Campo&quot;;[.A281]=&quot;Chave&quot;);&quot;&lt;/FIELDS&gt;&quot;;&quot;&quot;) &amp; IF(AND([.A280]=&quot;Chave&quot;;[.A281]&lt;&gt;&quot;Chave&quot;);&quot;&lt;/KEYS&gt;&quot;;&quot;&quot;) &amp; IF([.B280]&lt;&gt;[.B281];&quot;&lt;/TABLE&gt;&quot;;&quot;&quot;) &amp; IF(AND([.A280]=&quot;&quot;;[.A279]&lt;&gt;&quot;&quot;);&quot;&lt;/TABLES&gt;&lt;/XMLDB&gt;&quot;;&quot;&quot;)">
            <text:p/>
          </table:table-cell>
          <table:table-cell table:style-name="ce27" table:formula="of:=IF(AND([.A280]=&quot;Campo&quot;;[.A280]&lt;&gt;[.A279]);&quot;&lt;Form name=&quot;&quot;newRecord&quot;&quot;&gt;&quot;;&quot;&quot;)&amp;IF([.A280]=&quot;Campo&quot;;&quot;&lt;&quot;&amp;IF([.D280]=&quot;FK&quot;;&quot;Select &quot;;VLOOKUP([.F280];[$Auxiliar.$A$27:.$B$48];2;0))&amp;&quot; id=&quot;&quot;&quot;&amp;[.C280]&amp;&quot;&quot;&quot; label=&quot;&quot;&quot;&amp;[.C280]&amp;&quot;&quot;&quot;&quot;&amp; IF([.D280]=&quot;FK&quot;;&quot; datasource=&quot;&quot;table:&quot;&amp;VLOOKUP(&quot;Chave&quot;&amp;&quot;.&quot;&amp;[.C280];[.$Q$1:.$R$2300];2;0)&amp;&quot;&quot;&quot; bindid=&quot;&quot;id&quot;&quot; bindvalue=&quot;&quot;name&quot;&quot;&quot;;&quot;&quot;)&amp;&quot;required=&quot;&quot;&quot;&amp;IF([.H280]=&quot;Sim&quot;;&quot;true&quot;;&quot;false&quot;)&amp;&quot;&quot;&quot; /&gt;&quot;;&quot;&quot;)&amp;IF(AND([.A280]=&quot;Chave&quot;;[.A279]=&quot;Campo&quot;);&quot;&lt;/Form&gt;&quot;;&quot;&quot;)">
            <text:p/>
          </table:table-cell>
          <table:table-cell table:style-name="ce27" table:formula="of:=IF([.A280]&lt;&gt;&quot;&quot;;[.A280]&amp;&quot;.&quot;&amp;[.C280];&quot;&quot;)">
            <text:p/>
          </table:table-cell>
          <table:table-cell table:style-name="ce27" table:formula="of:=IF([.A280]&lt;&gt;&quot;&quot;;[.F280];&quot;&quot;)">
            <text:p/>
          </table:table-cell>
        </table:table-row>
        <table:table-row table:style-name="ro1">
          <table:table-cell table:formula="of:=IF([Campos.A281]=&quot;&quot;;&quot;&quot;;[Campos.A281])">
            <text:p/>
          </table:table-cell>
          <table:table-cell table:formula="of:=IF([Campos.B281]=&quot;&quot;;&quot;&quot;;[Campos.B281])">
            <text:p/>
          </table:table-cell>
          <table:table-cell table:formula="of:=IF([Campos.C281]=&quot;&quot;;&quot;&quot;;[Campos.C281])">
            <text:p/>
          </table:table-cell>
          <table:table-cell table:formula="of:=IF([Campos.D281]=&quot;&quot;;&quot;&quot;;[Campos.D281])">
            <text:p/>
          </table:table-cell>
          <table:table-cell table:style-name="ce24" table:formula="of:=IF([.A281]=&quot;Chave&quot;;SUBSTITUTE([.C281];&quot;,&quot;;&quot;_&quot;)&amp;ROW([.C281]);[.C281])">
            <text:p/>
          </table:table-cell>
          <table:table-cell table:formula="of:=IF([Campos.F281]=&quot;&quot;;&quot;&quot;;[Campos.F281])">
            <text:p/>
          </table:table-cell>
          <table:table-cell table:formula="of:=IF([Campos.G281]=&quot;&quot;;&quot;&quot;;[Campos.G281])">
            <text:p/>
          </table:table-cell>
          <table:table-cell table:formula="of:=IF([Campos.H281]=&quot;&quot;;&quot;&quot;;[Campos.H281])">
            <text:p/>
          </table:table-cell>
          <table:table-cell table:formula="of:=IF([Campos.E281]=&quot;&quot;;&quot;&quot;;[Campos.E281])">
            <text:p/>
          </table:table-cell>
          <table:table-cell table:formula="of:=IF([Campos.I281]=&quot;&quot;;&quot;&quot;;[Campos.I281])">
            <text:p/>
          </table:table-cell>
          <table:table-cell table:formula="of:=IF([.B281]=&quot;&quot;;&quot;&quot;;VLOOKUP([.B281];[$Tabelas.$A$1:.$B$136];2;0))">
            <text:p/>
          </table:table-cell>
          <table:table-cell table:formula="of:=IF([.A281]=&quot;Campo&quot;;IF([.A281]=&quot;&quot;;&quot;&quot;;IF([.A281]&lt;&gt;[.A280];&quot;&quot;;&quot;PREVIOUS=&quot;&quot;&quot;&amp;[.C280]&amp;&quot;&quot;&quot; &quot;) &amp; IF([.A281]&lt;&gt;[.A282];&quot;&quot;;&quot;NEXT=&quot;&quot;&quot;&amp;[.C282]&amp;&quot;&quot;&quot;&quot;));IF([.A281]=&quot;&quot;;&quot;&quot;;IF([.A281]&lt;&gt;[.A280];&quot;&quot;;&quot;PREVIOUS=&quot;&quot;&quot;&amp;[.E280]&amp;&quot;&quot;&quot; &quot;) &amp; IF([.A281]&lt;&gt;[.A282];&quot;&quot;;&quot;NEXT=&quot;&quot;&quot;&amp;[.E282]&amp;&quot;&quot;&quot;&quot;)))">
            <text:p/>
          </table:table-cell>
          <table:table-cell table:formula="of:=IF([.B281]=&quot;&quot;;&quot;&quot;;VLOOKUP([.B281];[$Tabelas.$A$1:.$C$136];3;0))">
            <text:p/>
          </table:table-cell>
          <table:table-cell table:formula="of:=IF([.A281]=&quot;Campo&quot;; IF(ISERROR(VLOOKUP([.F281];[$Auxiliar.$A$1:.$E$17];5;0));&quot;TYPE=&quot;&quot;&quot;&amp;[.F281]&amp;&quot;&quot;&quot; LENGTH=&quot;&quot;&quot;&amp;[.G281]&amp;&quot;&quot;&quot; &quot;;VLOOKUP([.F281];[$Auxiliar.$A$1:.$E$17];5;0)) &amp; IF(AND([.A281]=&quot;Campo&quot;;[.D281]=&quot;PK&quot;); IF([.I281]=&quot;Sim&quot;;&quot; SEQUENCE=&quot;&quot;true&quot;&quot;&quot;;&quot; SEQUENCE=&quot;&quot;false&quot;&quot;&quot;);&quot;&quot;)&amp;IF([.H281]&lt;&gt;&quot;&quot;;&quot; NOTNULL=&quot;&quot;&quot;&amp;IF([.H281]=&quot;Sim&quot;;&quot;true&quot;;&quot;false&quot;)&amp;&quot;&quot;&quot;&quot;;&quot;&quot;);&quot;&quot;)">
            <text:p/>
          </table:table-cell>
          <table:table-cell table:style-name="ce26" table:formula="of:=IF(AND([.B281]&lt;&gt;[.B280];[.B281]&lt;&gt;&quot;&quot;);&quot;&lt;TABLE NAME=&quot;&quot;&quot;&amp;[.B281]&amp;&quot;&quot;&quot; COMMENT=&quot;&quot;&quot;&amp;[.K281]&amp;&quot;&quot;&quot; &quot;&amp; [.M281] &amp;&quot;&gt;&lt;FIELDS&gt;&quot;;&quot;&quot;) &amp; IF(AND([.A281]=&quot;Chave&quot;;[.A280]=&quot;Campo&quot;);&quot;&lt;KEYS&gt;&quot;;&quot;&quot;) &amp; IF([.A281]=&quot;Chave&quot;;&quot;&lt;KEY NAME=&quot;&quot;&quot;&amp;[.E281]&amp;&quot;&quot;&quot; TYPE=&quot;&quot;&quot;&amp;IF([.D281]=&quot;PK&quot;;&quot;primary&quot;;&quot;foreign&quot;)&amp;&quot;&quot;&quot; FIELDS=&quot;&quot;&quot;&amp;[.C281]&amp;&quot;&quot;&quot;&quot;&amp;IF([.D281]=&quot;FK&quot;;&quot; REFTABLE=&quot;&quot;&quot;&amp;[.F281]&amp;&quot;&quot;&quot; REFFIELDS=&quot;&quot;&quot;&amp;[.G281]&amp;&quot;&quot;&quot;&quot;;&quot;&quot;)&amp;&quot; &quot;&amp;[.L281]&amp;&quot; COMMENT=&quot;&quot;&quot;&amp;[.J281]&amp;&quot;&quot;&quot;&quot;&amp;IF(AND([.A281]=&quot;Campo&quot;;[.D281]=&quot;PK&quot;);&quot; SEQUENCE=&quot;&quot;true&quot;&quot;&quot;;&quot;&quot;)&amp;&quot;/&gt;&quot;;&quot;&quot;) &amp; IF([.A281]=&quot;Campo&quot;;&quot;&lt;FIELD NAME=&quot;&quot;&quot;&amp;[.C281]&amp;&quot;&quot;&quot; &quot;&amp;[.N281]&amp;&quot; &quot;&amp;[.L281]&amp;IF(AND([.A281]=&quot;Campo&quot;;[.D281]&lt;&gt;&quot;PK&quot;);&quot; SEQUENCE=&quot;&quot;false&quot;&quot; &quot;;&quot;&quot;)&amp;&quot; COMMENT=&quot;&quot;&quot;&amp;[.J281]&amp;&quot;&quot;&quot;/&gt;&quot;;&quot;&quot;) &amp; IF(AND([.A281]=&quot;Campo&quot;;[.A282]=&quot;Chave&quot;);&quot;&lt;/FIELDS&gt;&quot;;&quot;&quot;) &amp; IF(AND([.A281]=&quot;Chave&quot;;[.A282]&lt;&gt;&quot;Chave&quot;);&quot;&lt;/KEYS&gt;&quot;;&quot;&quot;) &amp; IF([.B281]&lt;&gt;[.B282];&quot;&lt;/TABLE&gt;&quot;;&quot;&quot;) &amp; IF(AND([.A281]=&quot;&quot;;[.A280]&lt;&gt;&quot;&quot;);&quot;&lt;/TABLES&gt;&lt;/XMLDB&gt;&quot;;&quot;&quot;)">
            <text:p/>
          </table:table-cell>
          <table:table-cell table:style-name="ce27" table:formula="of:=IF(AND([.A281]=&quot;Campo&quot;;[.A281]&lt;&gt;[.A280]);&quot;&lt;Form name=&quot;&quot;newRecord&quot;&quot;&gt;&quot;;&quot;&quot;)&amp;IF([.A281]=&quot;Campo&quot;;&quot;&lt;&quot;&amp;IF([.D281]=&quot;FK&quot;;&quot;Select &quot;;VLOOKUP([.F281];[$Auxiliar.$A$27:.$B$48];2;0))&amp;&quot; id=&quot;&quot;&quot;&amp;[.C281]&amp;&quot;&quot;&quot; label=&quot;&quot;&quot;&amp;[.C281]&amp;&quot;&quot;&quot;&quot;&amp; IF([.D281]=&quot;FK&quot;;&quot; datasource=&quot;&quot;table:&quot;&amp;VLOOKUP(&quot;Chave&quot;&amp;&quot;.&quot;&amp;[.C281];[.$Q$1:.$R$2300];2;0)&amp;&quot;&quot;&quot; bindid=&quot;&quot;id&quot;&quot; bindvalue=&quot;&quot;name&quot;&quot;&quot;;&quot;&quot;)&amp;&quot;required=&quot;&quot;&quot;&amp;IF([.H281]=&quot;Sim&quot;;&quot;true&quot;;&quot;false&quot;)&amp;&quot;&quot;&quot; /&gt;&quot;;&quot;&quot;)&amp;IF(AND([.A281]=&quot;Chave&quot;;[.A280]=&quot;Campo&quot;);&quot;&lt;/Form&gt;&quot;;&quot;&quot;)">
            <text:p/>
          </table:table-cell>
          <table:table-cell table:style-name="ce27" table:formula="of:=IF([.A281]&lt;&gt;&quot;&quot;;[.A281]&amp;&quot;.&quot;&amp;[.C281];&quot;&quot;)">
            <text:p/>
          </table:table-cell>
          <table:table-cell table:style-name="ce27" table:formula="of:=IF([.A281]&lt;&gt;&quot;&quot;;[.F281];&quot;&quot;)">
            <text:p/>
          </table:table-cell>
        </table:table-row>
        <table:table-row table:style-name="ro1">
          <table:table-cell table:formula="of:=IF([Campos.A282]=&quot;&quot;;&quot;&quot;;[Campos.A282])">
            <text:p/>
          </table:table-cell>
          <table:table-cell table:formula="of:=IF([Campos.B282]=&quot;&quot;;&quot;&quot;;[Campos.B282])">
            <text:p/>
          </table:table-cell>
          <table:table-cell table:formula="of:=IF([Campos.C282]=&quot;&quot;;&quot;&quot;;[Campos.C282])">
            <text:p/>
          </table:table-cell>
          <table:table-cell table:formula="of:=IF([Campos.D282]=&quot;&quot;;&quot;&quot;;[Campos.D282])">
            <text:p/>
          </table:table-cell>
          <table:table-cell table:style-name="ce24" table:formula="of:=IF([.A282]=&quot;Chave&quot;;SUBSTITUTE([.C282];&quot;,&quot;;&quot;_&quot;)&amp;ROW([.C282]);[.C282])">
            <text:p/>
          </table:table-cell>
          <table:table-cell table:formula="of:=IF([Campos.F282]=&quot;&quot;;&quot;&quot;;[Campos.F282])">
            <text:p/>
          </table:table-cell>
          <table:table-cell table:formula="of:=IF([Campos.G282]=&quot;&quot;;&quot;&quot;;[Campos.G282])">
            <text:p/>
          </table:table-cell>
          <table:table-cell table:formula="of:=IF([Campos.H282]=&quot;&quot;;&quot;&quot;;[Campos.H282])">
            <text:p/>
          </table:table-cell>
          <table:table-cell table:formula="of:=IF([Campos.E282]=&quot;&quot;;&quot;&quot;;[Campos.E282])">
            <text:p/>
          </table:table-cell>
          <table:table-cell table:formula="of:=IF([Campos.I282]=&quot;&quot;;&quot;&quot;;[Campos.I282])">
            <text:p/>
          </table:table-cell>
          <table:table-cell table:formula="of:=IF([.B282]=&quot;&quot;;&quot;&quot;;VLOOKUP([.B282];[$Tabelas.$A$1:.$B$136];2;0))">
            <text:p/>
          </table:table-cell>
          <table:table-cell table:formula="of:=IF([.A282]=&quot;Campo&quot;;IF([.A282]=&quot;&quot;;&quot;&quot;;IF([.A282]&lt;&gt;[.A281];&quot;&quot;;&quot;PREVIOUS=&quot;&quot;&quot;&amp;[.C281]&amp;&quot;&quot;&quot; &quot;) &amp; IF([.A282]&lt;&gt;[.A283];&quot;&quot;;&quot;NEXT=&quot;&quot;&quot;&amp;[.C283]&amp;&quot;&quot;&quot;&quot;));IF([.A282]=&quot;&quot;;&quot;&quot;;IF([.A282]&lt;&gt;[.A281];&quot;&quot;;&quot;PREVIOUS=&quot;&quot;&quot;&amp;[.E281]&amp;&quot;&quot;&quot; &quot;) &amp; IF([.A282]&lt;&gt;[.A283];&quot;&quot;;&quot;NEXT=&quot;&quot;&quot;&amp;[.E283]&amp;&quot;&quot;&quot;&quot;)))">
            <text:p/>
          </table:table-cell>
          <table:table-cell table:formula="of:=IF([.B282]=&quot;&quot;;&quot;&quot;;VLOOKUP([.B282];[$Tabelas.$A$1:.$C$136];3;0))">
            <text:p/>
          </table:table-cell>
          <table:table-cell table:formula="of:=IF([.A282]=&quot;Campo&quot;; IF(ISERROR(VLOOKUP([.F282];[$Auxiliar.$A$1:.$E$17];5;0));&quot;TYPE=&quot;&quot;&quot;&amp;[.F282]&amp;&quot;&quot;&quot; LENGTH=&quot;&quot;&quot;&amp;[.G282]&amp;&quot;&quot;&quot; &quot;;VLOOKUP([.F282];[$Auxiliar.$A$1:.$E$17];5;0)) &amp; IF(AND([.A282]=&quot;Campo&quot;;[.D282]=&quot;PK&quot;); IF([.I282]=&quot;Sim&quot;;&quot; SEQUENCE=&quot;&quot;true&quot;&quot;&quot;;&quot; SEQUENCE=&quot;&quot;false&quot;&quot;&quot;);&quot;&quot;)&amp;IF([.H282]&lt;&gt;&quot;&quot;;&quot; NOTNULL=&quot;&quot;&quot;&amp;IF([.H282]=&quot;Sim&quot;;&quot;true&quot;;&quot;false&quot;)&amp;&quot;&quot;&quot;&quot;;&quot;&quot;);&quot;&quot;)">
            <text:p/>
          </table:table-cell>
          <table:table-cell table:style-name="ce26" table:formula="of:=IF(AND([.B282]&lt;&gt;[.B281];[.B282]&lt;&gt;&quot;&quot;);&quot;&lt;TABLE NAME=&quot;&quot;&quot;&amp;[.B282]&amp;&quot;&quot;&quot; COMMENT=&quot;&quot;&quot;&amp;[.K282]&amp;&quot;&quot;&quot; &quot;&amp; [.M282] &amp;&quot;&gt;&lt;FIELDS&gt;&quot;;&quot;&quot;) &amp; IF(AND([.A282]=&quot;Chave&quot;;[.A281]=&quot;Campo&quot;);&quot;&lt;KEYS&gt;&quot;;&quot;&quot;) &amp; IF([.A282]=&quot;Chave&quot;;&quot;&lt;KEY NAME=&quot;&quot;&quot;&amp;[.E282]&amp;&quot;&quot;&quot; TYPE=&quot;&quot;&quot;&amp;IF([.D282]=&quot;PK&quot;;&quot;primary&quot;;&quot;foreign&quot;)&amp;&quot;&quot;&quot; FIELDS=&quot;&quot;&quot;&amp;[.C282]&amp;&quot;&quot;&quot;&quot;&amp;IF([.D282]=&quot;FK&quot;;&quot; REFTABLE=&quot;&quot;&quot;&amp;[.F282]&amp;&quot;&quot;&quot; REFFIELDS=&quot;&quot;&quot;&amp;[.G282]&amp;&quot;&quot;&quot;&quot;;&quot;&quot;)&amp;&quot; &quot;&amp;[.L282]&amp;&quot; COMMENT=&quot;&quot;&quot;&amp;[.J282]&amp;&quot;&quot;&quot;&quot;&amp;IF(AND([.A282]=&quot;Campo&quot;;[.D282]=&quot;PK&quot;);&quot; SEQUENCE=&quot;&quot;true&quot;&quot;&quot;;&quot;&quot;)&amp;&quot;/&gt;&quot;;&quot;&quot;) &amp; IF([.A282]=&quot;Campo&quot;;&quot;&lt;FIELD NAME=&quot;&quot;&quot;&amp;[.C282]&amp;&quot;&quot;&quot; &quot;&amp;[.N282]&amp;&quot; &quot;&amp;[.L282]&amp;IF(AND([.A282]=&quot;Campo&quot;;[.D282]&lt;&gt;&quot;PK&quot;);&quot; SEQUENCE=&quot;&quot;false&quot;&quot; &quot;;&quot;&quot;)&amp;&quot; COMMENT=&quot;&quot;&quot;&amp;[.J282]&amp;&quot;&quot;&quot;/&gt;&quot;;&quot;&quot;) &amp; IF(AND([.A282]=&quot;Campo&quot;;[.A283]=&quot;Chave&quot;);&quot;&lt;/FIELDS&gt;&quot;;&quot;&quot;) &amp; IF(AND([.A282]=&quot;Chave&quot;;[.A283]&lt;&gt;&quot;Chave&quot;);&quot;&lt;/KEYS&gt;&quot;;&quot;&quot;) &amp; IF([.B282]&lt;&gt;[.B283];&quot;&lt;/TABLE&gt;&quot;;&quot;&quot;) &amp; IF(AND([.A282]=&quot;&quot;;[.A281]&lt;&gt;&quot;&quot;);&quot;&lt;/TABLES&gt;&lt;/XMLDB&gt;&quot;;&quot;&quot;)">
            <text:p/>
          </table:table-cell>
          <table:table-cell table:style-name="ce27" table:formula="of:=IF(AND([.A282]=&quot;Campo&quot;;[.A282]&lt;&gt;[.A281]);&quot;&lt;Form name=&quot;&quot;newRecord&quot;&quot;&gt;&quot;;&quot;&quot;)&amp;IF([.A282]=&quot;Campo&quot;;&quot;&lt;&quot;&amp;IF([.D282]=&quot;FK&quot;;&quot;Select &quot;;VLOOKUP([.F282];[$Auxiliar.$A$27:.$B$48];2;0))&amp;&quot; id=&quot;&quot;&quot;&amp;[.C282]&amp;&quot;&quot;&quot; label=&quot;&quot;&quot;&amp;[.C282]&amp;&quot;&quot;&quot;&quot;&amp; IF([.D282]=&quot;FK&quot;;&quot; datasource=&quot;&quot;table:&quot;&amp;VLOOKUP(&quot;Chave&quot;&amp;&quot;.&quot;&amp;[.C282];[.$Q$1:.$R$2300];2;0)&amp;&quot;&quot;&quot; bindid=&quot;&quot;id&quot;&quot; bindvalue=&quot;&quot;name&quot;&quot;&quot;;&quot;&quot;)&amp;&quot;required=&quot;&quot;&quot;&amp;IF([.H282]=&quot;Sim&quot;;&quot;true&quot;;&quot;false&quot;)&amp;&quot;&quot;&quot; /&gt;&quot;;&quot;&quot;)&amp;IF(AND([.A282]=&quot;Chave&quot;;[.A281]=&quot;Campo&quot;);&quot;&lt;/Form&gt;&quot;;&quot;&quot;)">
            <text:p/>
          </table:table-cell>
          <table:table-cell table:style-name="ce27" table:formula="of:=IF([.A282]&lt;&gt;&quot;&quot;;[.A282]&amp;&quot;.&quot;&amp;[.C282];&quot;&quot;)">
            <text:p/>
          </table:table-cell>
          <table:table-cell table:style-name="ce27" table:formula="of:=IF([.A282]&lt;&gt;&quot;&quot;;[.F282];&quot;&quot;)">
            <text:p/>
          </table:table-cell>
        </table:table-row>
        <table:table-row table:style-name="ro1">
          <table:table-cell table:formula="of:=IF([Campos.A283]=&quot;&quot;;&quot;&quot;;[Campos.A283])">
            <text:p/>
          </table:table-cell>
          <table:table-cell table:formula="of:=IF([Campos.B283]=&quot;&quot;;&quot;&quot;;[Campos.B283])">
            <text:p/>
          </table:table-cell>
          <table:table-cell table:formula="of:=IF([Campos.C283]=&quot;&quot;;&quot;&quot;;[Campos.C283])">
            <text:p/>
          </table:table-cell>
          <table:table-cell table:formula="of:=IF([Campos.D283]=&quot;&quot;;&quot;&quot;;[Campos.D283])">
            <text:p/>
          </table:table-cell>
          <table:table-cell table:style-name="ce24" table:formula="of:=IF([.A283]=&quot;Chave&quot;;SUBSTITUTE([.C283];&quot;,&quot;;&quot;_&quot;)&amp;ROW([.C283]);[.C283])">
            <text:p/>
          </table:table-cell>
          <table:table-cell table:formula="of:=IF([Campos.F283]=&quot;&quot;;&quot;&quot;;[Campos.F283])">
            <text:p/>
          </table:table-cell>
          <table:table-cell table:formula="of:=IF([Campos.G283]=&quot;&quot;;&quot;&quot;;[Campos.G283])">
            <text:p/>
          </table:table-cell>
          <table:table-cell table:formula="of:=IF([Campos.H283]=&quot;&quot;;&quot;&quot;;[Campos.H283])">
            <text:p/>
          </table:table-cell>
          <table:table-cell table:formula="of:=IF([Campos.E283]=&quot;&quot;;&quot;&quot;;[Campos.E283])">
            <text:p/>
          </table:table-cell>
          <table:table-cell table:formula="of:=IF([Campos.I283]=&quot;&quot;;&quot;&quot;;[Campos.I283])">
            <text:p/>
          </table:table-cell>
          <table:table-cell table:formula="of:=IF([.B283]=&quot;&quot;;&quot;&quot;;VLOOKUP([.B283];[$Tabelas.$A$1:.$B$136];2;0))">
            <text:p/>
          </table:table-cell>
          <table:table-cell table:formula="of:=IF([.A283]=&quot;Campo&quot;;IF([.A283]=&quot;&quot;;&quot;&quot;;IF([.A283]&lt;&gt;[.A282];&quot;&quot;;&quot;PREVIOUS=&quot;&quot;&quot;&amp;[.C282]&amp;&quot;&quot;&quot; &quot;) &amp; IF([.A283]&lt;&gt;[.A284];&quot;&quot;;&quot;NEXT=&quot;&quot;&quot;&amp;[.C284]&amp;&quot;&quot;&quot;&quot;));IF([.A283]=&quot;&quot;;&quot;&quot;;IF([.A283]&lt;&gt;[.A282];&quot;&quot;;&quot;PREVIOUS=&quot;&quot;&quot;&amp;[.E282]&amp;&quot;&quot;&quot; &quot;) &amp; IF([.A283]&lt;&gt;[.A284];&quot;&quot;;&quot;NEXT=&quot;&quot;&quot;&amp;[.E284]&amp;&quot;&quot;&quot;&quot;)))">
            <text:p/>
          </table:table-cell>
          <table:table-cell table:formula="of:=IF([.B283]=&quot;&quot;;&quot;&quot;;VLOOKUP([.B283];[$Tabelas.$A$1:.$C$136];3;0))">
            <text:p/>
          </table:table-cell>
          <table:table-cell table:formula="of:=IF([.A283]=&quot;Campo&quot;; IF(ISERROR(VLOOKUP([.F283];[$Auxiliar.$A$1:.$E$17];5;0));&quot;TYPE=&quot;&quot;&quot;&amp;[.F283]&amp;&quot;&quot;&quot; LENGTH=&quot;&quot;&quot;&amp;[.G283]&amp;&quot;&quot;&quot; &quot;;VLOOKUP([.F283];[$Auxiliar.$A$1:.$E$17];5;0)) &amp; IF(AND([.A283]=&quot;Campo&quot;;[.D283]=&quot;PK&quot;); IF([.I283]=&quot;Sim&quot;;&quot; SEQUENCE=&quot;&quot;true&quot;&quot;&quot;;&quot; SEQUENCE=&quot;&quot;false&quot;&quot;&quot;);&quot;&quot;)&amp;IF([.H283]&lt;&gt;&quot;&quot;;&quot; NOTNULL=&quot;&quot;&quot;&amp;IF([.H283]=&quot;Sim&quot;;&quot;true&quot;;&quot;false&quot;)&amp;&quot;&quot;&quot;&quot;;&quot;&quot;);&quot;&quot;)">
            <text:p/>
          </table:table-cell>
          <table:table-cell table:style-name="ce26" table:formula="of:=IF(AND([.B283]&lt;&gt;[.B282];[.B283]&lt;&gt;&quot;&quot;);&quot;&lt;TABLE NAME=&quot;&quot;&quot;&amp;[.B283]&amp;&quot;&quot;&quot; COMMENT=&quot;&quot;&quot;&amp;[.K283]&amp;&quot;&quot;&quot; &quot;&amp; [.M283] &amp;&quot;&gt;&lt;FIELDS&gt;&quot;;&quot;&quot;) &amp; IF(AND([.A283]=&quot;Chave&quot;;[.A282]=&quot;Campo&quot;);&quot;&lt;KEYS&gt;&quot;;&quot;&quot;) &amp; IF([.A283]=&quot;Chave&quot;;&quot;&lt;KEY NAME=&quot;&quot;&quot;&amp;[.E283]&amp;&quot;&quot;&quot; TYPE=&quot;&quot;&quot;&amp;IF([.D283]=&quot;PK&quot;;&quot;primary&quot;;&quot;foreign&quot;)&amp;&quot;&quot;&quot; FIELDS=&quot;&quot;&quot;&amp;[.C283]&amp;&quot;&quot;&quot;&quot;&amp;IF([.D283]=&quot;FK&quot;;&quot; REFTABLE=&quot;&quot;&quot;&amp;[.F283]&amp;&quot;&quot;&quot; REFFIELDS=&quot;&quot;&quot;&amp;[.G283]&amp;&quot;&quot;&quot;&quot;;&quot;&quot;)&amp;&quot; &quot;&amp;[.L283]&amp;&quot; COMMENT=&quot;&quot;&quot;&amp;[.J283]&amp;&quot;&quot;&quot;&quot;&amp;IF(AND([.A283]=&quot;Campo&quot;;[.D283]=&quot;PK&quot;);&quot; SEQUENCE=&quot;&quot;true&quot;&quot;&quot;;&quot;&quot;)&amp;&quot;/&gt;&quot;;&quot;&quot;) &amp; IF([.A283]=&quot;Campo&quot;;&quot;&lt;FIELD NAME=&quot;&quot;&quot;&amp;[.C283]&amp;&quot;&quot;&quot; &quot;&amp;[.N283]&amp;&quot; &quot;&amp;[.L283]&amp;IF(AND([.A283]=&quot;Campo&quot;;[.D283]&lt;&gt;&quot;PK&quot;);&quot; SEQUENCE=&quot;&quot;false&quot;&quot; &quot;;&quot;&quot;)&amp;&quot; COMMENT=&quot;&quot;&quot;&amp;[.J283]&amp;&quot;&quot;&quot;/&gt;&quot;;&quot;&quot;) &amp; IF(AND([.A283]=&quot;Campo&quot;;[.A284]=&quot;Chave&quot;);&quot;&lt;/FIELDS&gt;&quot;;&quot;&quot;) &amp; IF(AND([.A283]=&quot;Chave&quot;;[.A284]&lt;&gt;&quot;Chave&quot;);&quot;&lt;/KEYS&gt;&quot;;&quot;&quot;) &amp; IF([.B283]&lt;&gt;[.B284];&quot;&lt;/TABLE&gt;&quot;;&quot;&quot;) &amp; IF(AND([.A283]=&quot;&quot;;[.A282]&lt;&gt;&quot;&quot;);&quot;&lt;/TABLES&gt;&lt;/XMLDB&gt;&quot;;&quot;&quot;)">
            <text:p/>
          </table:table-cell>
          <table:table-cell table:style-name="ce27" table:formula="of:=IF(AND([.A283]=&quot;Campo&quot;;[.A283]&lt;&gt;[.A282]);&quot;&lt;Form name=&quot;&quot;newRecord&quot;&quot;&gt;&quot;;&quot;&quot;)&amp;IF([.A283]=&quot;Campo&quot;;&quot;&lt;&quot;&amp;IF([.D283]=&quot;FK&quot;;&quot;Select &quot;;VLOOKUP([.F283];[$Auxiliar.$A$27:.$B$48];2;0))&amp;&quot; id=&quot;&quot;&quot;&amp;[.C283]&amp;&quot;&quot;&quot; label=&quot;&quot;&quot;&amp;[.C283]&amp;&quot;&quot;&quot;&quot;&amp; IF([.D283]=&quot;FK&quot;;&quot; datasource=&quot;&quot;table:&quot;&amp;VLOOKUP(&quot;Chave&quot;&amp;&quot;.&quot;&amp;[.C283];[.$Q$1:.$R$2300];2;0)&amp;&quot;&quot;&quot; bindid=&quot;&quot;id&quot;&quot; bindvalue=&quot;&quot;name&quot;&quot;&quot;;&quot;&quot;)&amp;&quot;required=&quot;&quot;&quot;&amp;IF([.H283]=&quot;Sim&quot;;&quot;true&quot;;&quot;false&quot;)&amp;&quot;&quot;&quot; /&gt;&quot;;&quot;&quot;)&amp;IF(AND([.A283]=&quot;Chave&quot;;[.A282]=&quot;Campo&quot;);&quot;&lt;/Form&gt;&quot;;&quot;&quot;)">
            <text:p/>
          </table:table-cell>
          <table:table-cell table:style-name="ce27" table:formula="of:=IF([.A283]&lt;&gt;&quot;&quot;;[.A283]&amp;&quot;.&quot;&amp;[.C283];&quot;&quot;)">
            <text:p/>
          </table:table-cell>
          <table:table-cell table:style-name="ce27" table:formula="of:=IF([.A283]&lt;&gt;&quot;&quot;;[.F283];&quot;&quot;)">
            <text:p/>
          </table:table-cell>
        </table:table-row>
        <table:table-row table:style-name="ro1">
          <table:table-cell table:formula="of:=IF([Campos.A284]=&quot;&quot;;&quot;&quot;;[Campos.A284])">
            <text:p/>
          </table:table-cell>
          <table:table-cell table:formula="of:=IF([Campos.B284]=&quot;&quot;;&quot;&quot;;[Campos.B284])">
            <text:p/>
          </table:table-cell>
          <table:table-cell table:formula="of:=IF([Campos.C284]=&quot;&quot;;&quot;&quot;;[Campos.C284])">
            <text:p/>
          </table:table-cell>
          <table:table-cell table:formula="of:=IF([Campos.D284]=&quot;&quot;;&quot;&quot;;[Campos.D284])">
            <text:p/>
          </table:table-cell>
          <table:table-cell table:style-name="ce24" table:formula="of:=IF([.A284]=&quot;Chave&quot;;SUBSTITUTE([.C284];&quot;,&quot;;&quot;_&quot;)&amp;ROW([.C284]);[.C284])">
            <text:p/>
          </table:table-cell>
          <table:table-cell table:formula="of:=IF([Campos.F284]=&quot;&quot;;&quot;&quot;;[Campos.F284])">
            <text:p/>
          </table:table-cell>
          <table:table-cell table:formula="of:=IF([Campos.G284]=&quot;&quot;;&quot;&quot;;[Campos.G284])">
            <text:p/>
          </table:table-cell>
          <table:table-cell table:formula="of:=IF([Campos.H284]=&quot;&quot;;&quot;&quot;;[Campos.H284])">
            <text:p/>
          </table:table-cell>
          <table:table-cell table:formula="of:=IF([Campos.E284]=&quot;&quot;;&quot;&quot;;[Campos.E284])">
            <text:p/>
          </table:table-cell>
          <table:table-cell table:formula="of:=IF([Campos.I284]=&quot;&quot;;&quot;&quot;;[Campos.I284])">
            <text:p/>
          </table:table-cell>
          <table:table-cell table:formula="of:=IF([.B284]=&quot;&quot;;&quot;&quot;;VLOOKUP([.B284];[$Tabelas.$A$1:.$B$136];2;0))">
            <text:p/>
          </table:table-cell>
          <table:table-cell table:formula="of:=IF([.A284]=&quot;Campo&quot;;IF([.A284]=&quot;&quot;;&quot;&quot;;IF([.A284]&lt;&gt;[.A283];&quot;&quot;;&quot;PREVIOUS=&quot;&quot;&quot;&amp;[.C283]&amp;&quot;&quot;&quot; &quot;) &amp; IF([.A284]&lt;&gt;[.A285];&quot;&quot;;&quot;NEXT=&quot;&quot;&quot;&amp;[.C285]&amp;&quot;&quot;&quot;&quot;));IF([.A284]=&quot;&quot;;&quot;&quot;;IF([.A284]&lt;&gt;[.A283];&quot;&quot;;&quot;PREVIOUS=&quot;&quot;&quot;&amp;[.E283]&amp;&quot;&quot;&quot; &quot;) &amp; IF([.A284]&lt;&gt;[.A285];&quot;&quot;;&quot;NEXT=&quot;&quot;&quot;&amp;[.E285]&amp;&quot;&quot;&quot;&quot;)))">
            <text:p/>
          </table:table-cell>
          <table:table-cell table:formula="of:=IF([.B284]=&quot;&quot;;&quot;&quot;;VLOOKUP([.B284];[$Tabelas.$A$1:.$C$136];3;0))">
            <text:p/>
          </table:table-cell>
          <table:table-cell table:formula="of:=IF([.A284]=&quot;Campo&quot;; IF(ISERROR(VLOOKUP([.F284];[$Auxiliar.$A$1:.$E$17];5;0));&quot;TYPE=&quot;&quot;&quot;&amp;[.F284]&amp;&quot;&quot;&quot; LENGTH=&quot;&quot;&quot;&amp;[.G284]&amp;&quot;&quot;&quot; &quot;;VLOOKUP([.F284];[$Auxiliar.$A$1:.$E$17];5;0)) &amp; IF(AND([.A284]=&quot;Campo&quot;;[.D284]=&quot;PK&quot;); IF([.I284]=&quot;Sim&quot;;&quot; SEQUENCE=&quot;&quot;true&quot;&quot;&quot;;&quot; SEQUENCE=&quot;&quot;false&quot;&quot;&quot;);&quot;&quot;)&amp;IF([.H284]&lt;&gt;&quot;&quot;;&quot; NOTNULL=&quot;&quot;&quot;&amp;IF([.H284]=&quot;Sim&quot;;&quot;true&quot;;&quot;false&quot;)&amp;&quot;&quot;&quot;&quot;;&quot;&quot;);&quot;&quot;)">
            <text:p/>
          </table:table-cell>
          <table:table-cell table:style-name="ce26" table:formula="of:=IF(AND([.B284]&lt;&gt;[.B283];[.B284]&lt;&gt;&quot;&quot;);&quot;&lt;TABLE NAME=&quot;&quot;&quot;&amp;[.B284]&amp;&quot;&quot;&quot; COMMENT=&quot;&quot;&quot;&amp;[.K284]&amp;&quot;&quot;&quot; &quot;&amp; [.M284] &amp;&quot;&gt;&lt;FIELDS&gt;&quot;;&quot;&quot;) &amp; IF(AND([.A284]=&quot;Chave&quot;;[.A283]=&quot;Campo&quot;);&quot;&lt;KEYS&gt;&quot;;&quot;&quot;) &amp; IF([.A284]=&quot;Chave&quot;;&quot;&lt;KEY NAME=&quot;&quot;&quot;&amp;[.E284]&amp;&quot;&quot;&quot; TYPE=&quot;&quot;&quot;&amp;IF([.D284]=&quot;PK&quot;;&quot;primary&quot;;&quot;foreign&quot;)&amp;&quot;&quot;&quot; FIELDS=&quot;&quot;&quot;&amp;[.C284]&amp;&quot;&quot;&quot;&quot;&amp;IF([.D284]=&quot;FK&quot;;&quot; REFTABLE=&quot;&quot;&quot;&amp;[.F284]&amp;&quot;&quot;&quot; REFFIELDS=&quot;&quot;&quot;&amp;[.G284]&amp;&quot;&quot;&quot;&quot;;&quot;&quot;)&amp;&quot; &quot;&amp;[.L284]&amp;&quot; COMMENT=&quot;&quot;&quot;&amp;[.J284]&amp;&quot;&quot;&quot;&quot;&amp;IF(AND([.A284]=&quot;Campo&quot;;[.D284]=&quot;PK&quot;);&quot; SEQUENCE=&quot;&quot;true&quot;&quot;&quot;;&quot;&quot;)&amp;&quot;/&gt;&quot;;&quot;&quot;) &amp; IF([.A284]=&quot;Campo&quot;;&quot;&lt;FIELD NAME=&quot;&quot;&quot;&amp;[.C284]&amp;&quot;&quot;&quot; &quot;&amp;[.N284]&amp;&quot; &quot;&amp;[.L284]&amp;IF(AND([.A284]=&quot;Campo&quot;;[.D284]&lt;&gt;&quot;PK&quot;);&quot; SEQUENCE=&quot;&quot;false&quot;&quot; &quot;;&quot;&quot;)&amp;&quot; COMMENT=&quot;&quot;&quot;&amp;[.J284]&amp;&quot;&quot;&quot;/&gt;&quot;;&quot;&quot;) &amp; IF(AND([.A284]=&quot;Campo&quot;;[.A285]=&quot;Chave&quot;);&quot;&lt;/FIELDS&gt;&quot;;&quot;&quot;) &amp; IF(AND([.A284]=&quot;Chave&quot;;[.A285]&lt;&gt;&quot;Chave&quot;);&quot;&lt;/KEYS&gt;&quot;;&quot;&quot;) &amp; IF([.B284]&lt;&gt;[.B285];&quot;&lt;/TABLE&gt;&quot;;&quot;&quot;) &amp; IF(AND([.A284]=&quot;&quot;;[.A283]&lt;&gt;&quot;&quot;);&quot;&lt;/TABLES&gt;&lt;/XMLDB&gt;&quot;;&quot;&quot;)">
            <text:p/>
          </table:table-cell>
          <table:table-cell table:style-name="ce27" table:formula="of:=IF(AND([.A284]=&quot;Campo&quot;;[.A284]&lt;&gt;[.A283]);&quot;&lt;Form name=&quot;&quot;newRecord&quot;&quot;&gt;&quot;;&quot;&quot;)&amp;IF([.A284]=&quot;Campo&quot;;&quot;&lt;&quot;&amp;IF([.D284]=&quot;FK&quot;;&quot;Select &quot;;VLOOKUP([.F284];[$Auxiliar.$A$27:.$B$48];2;0))&amp;&quot; id=&quot;&quot;&quot;&amp;[.C284]&amp;&quot;&quot;&quot; label=&quot;&quot;&quot;&amp;[.C284]&amp;&quot;&quot;&quot;&quot;&amp; IF([.D284]=&quot;FK&quot;;&quot; datasource=&quot;&quot;table:&quot;&amp;VLOOKUP(&quot;Chave&quot;&amp;&quot;.&quot;&amp;[.C284];[.$Q$1:.$R$2300];2;0)&amp;&quot;&quot;&quot; bindid=&quot;&quot;id&quot;&quot; bindvalue=&quot;&quot;name&quot;&quot;&quot;;&quot;&quot;)&amp;&quot;required=&quot;&quot;&quot;&amp;IF([.H284]=&quot;Sim&quot;;&quot;true&quot;;&quot;false&quot;)&amp;&quot;&quot;&quot; /&gt;&quot;;&quot;&quot;)&amp;IF(AND([.A284]=&quot;Chave&quot;;[.A283]=&quot;Campo&quot;);&quot;&lt;/Form&gt;&quot;;&quot;&quot;)">
            <text:p/>
          </table:table-cell>
          <table:table-cell table:style-name="ce27" table:formula="of:=IF([.A284]&lt;&gt;&quot;&quot;;[.A284]&amp;&quot;.&quot;&amp;[.C284];&quot;&quot;)">
            <text:p/>
          </table:table-cell>
          <table:table-cell table:style-name="ce27" table:formula="of:=IF([.A284]&lt;&gt;&quot;&quot;;[.F284];&quot;&quot;)">
            <text:p/>
          </table:table-cell>
        </table:table-row>
        <table:table-row table:style-name="ro1">
          <table:table-cell table:formula="of:=IF([Campos.A285]=&quot;&quot;;&quot;&quot;;[Campos.A285])">
            <text:p/>
          </table:table-cell>
          <table:table-cell table:formula="of:=IF([Campos.B285]=&quot;&quot;;&quot;&quot;;[Campos.B285])">
            <text:p/>
          </table:table-cell>
          <table:table-cell table:formula="of:=IF([Campos.C285]=&quot;&quot;;&quot;&quot;;[Campos.C285])">
            <text:p/>
          </table:table-cell>
          <table:table-cell table:formula="of:=IF([Campos.D285]=&quot;&quot;;&quot;&quot;;[Campos.D285])">
            <text:p/>
          </table:table-cell>
          <table:table-cell table:style-name="ce24" table:formula="of:=IF([.A285]=&quot;Chave&quot;;SUBSTITUTE([.C285];&quot;,&quot;;&quot;_&quot;)&amp;ROW([.C285]);[.C285])">
            <text:p/>
          </table:table-cell>
          <table:table-cell table:formula="of:=IF([Campos.F285]=&quot;&quot;;&quot;&quot;;[Campos.F285])">
            <text:p/>
          </table:table-cell>
          <table:table-cell table:formula="of:=IF([Campos.G285]=&quot;&quot;;&quot;&quot;;[Campos.G285])">
            <text:p/>
          </table:table-cell>
          <table:table-cell table:formula="of:=IF([Campos.H285]=&quot;&quot;;&quot;&quot;;[Campos.H285])">
            <text:p/>
          </table:table-cell>
          <table:table-cell table:formula="of:=IF([Campos.E285]=&quot;&quot;;&quot;&quot;;[Campos.E285])">
            <text:p/>
          </table:table-cell>
          <table:table-cell table:formula="of:=IF([Campos.I285]=&quot;&quot;;&quot;&quot;;[Campos.I285])">
            <text:p/>
          </table:table-cell>
          <table:table-cell table:formula="of:=IF([.B285]=&quot;&quot;;&quot;&quot;;VLOOKUP([.B285];[$Tabelas.$A$1:.$B$136];2;0))">
            <text:p/>
          </table:table-cell>
          <table:table-cell table:formula="of:=IF([.A285]=&quot;Campo&quot;;IF([.A285]=&quot;&quot;;&quot;&quot;;IF([.A285]&lt;&gt;[.A284];&quot;&quot;;&quot;PREVIOUS=&quot;&quot;&quot;&amp;[.C284]&amp;&quot;&quot;&quot; &quot;) &amp; IF([.A285]&lt;&gt;[.A286];&quot;&quot;;&quot;NEXT=&quot;&quot;&quot;&amp;[.C286]&amp;&quot;&quot;&quot;&quot;));IF([.A285]=&quot;&quot;;&quot;&quot;;IF([.A285]&lt;&gt;[.A284];&quot;&quot;;&quot;PREVIOUS=&quot;&quot;&quot;&amp;[.E284]&amp;&quot;&quot;&quot; &quot;) &amp; IF([.A285]&lt;&gt;[.A286];&quot;&quot;;&quot;NEXT=&quot;&quot;&quot;&amp;[.E286]&amp;&quot;&quot;&quot;&quot;)))">
            <text:p/>
          </table:table-cell>
          <table:table-cell table:formula="of:=IF([.B285]=&quot;&quot;;&quot;&quot;;VLOOKUP([.B285];[$Tabelas.$A$1:.$C$136];3;0))">
            <text:p/>
          </table:table-cell>
          <table:table-cell table:formula="of:=IF([.A285]=&quot;Campo&quot;; IF(ISERROR(VLOOKUP([.F285];[$Auxiliar.$A$1:.$E$17];5;0));&quot;TYPE=&quot;&quot;&quot;&amp;[.F285]&amp;&quot;&quot;&quot; LENGTH=&quot;&quot;&quot;&amp;[.G285]&amp;&quot;&quot;&quot; &quot;;VLOOKUP([.F285];[$Auxiliar.$A$1:.$E$17];5;0)) &amp; IF(AND([.A285]=&quot;Campo&quot;;[.D285]=&quot;PK&quot;); IF([.I285]=&quot;Sim&quot;;&quot; SEQUENCE=&quot;&quot;true&quot;&quot;&quot;;&quot; SEQUENCE=&quot;&quot;false&quot;&quot;&quot;);&quot;&quot;)&amp;IF([.H285]&lt;&gt;&quot;&quot;;&quot; NOTNULL=&quot;&quot;&quot;&amp;IF([.H285]=&quot;Sim&quot;;&quot;true&quot;;&quot;false&quot;)&amp;&quot;&quot;&quot;&quot;;&quot;&quot;);&quot;&quot;)">
            <text:p/>
          </table:table-cell>
          <table:table-cell table:style-name="ce26" table:formula="of:=IF(AND([.B285]&lt;&gt;[.B284];[.B285]&lt;&gt;&quot;&quot;);&quot;&lt;TABLE NAME=&quot;&quot;&quot;&amp;[.B285]&amp;&quot;&quot;&quot; COMMENT=&quot;&quot;&quot;&amp;[.K285]&amp;&quot;&quot;&quot; &quot;&amp; [.M285] &amp;&quot;&gt;&lt;FIELDS&gt;&quot;;&quot;&quot;) &amp; IF(AND([.A285]=&quot;Chave&quot;;[.A284]=&quot;Campo&quot;);&quot;&lt;KEYS&gt;&quot;;&quot;&quot;) &amp; IF([.A285]=&quot;Chave&quot;;&quot;&lt;KEY NAME=&quot;&quot;&quot;&amp;[.E285]&amp;&quot;&quot;&quot; TYPE=&quot;&quot;&quot;&amp;IF([.D285]=&quot;PK&quot;;&quot;primary&quot;;&quot;foreign&quot;)&amp;&quot;&quot;&quot; FIELDS=&quot;&quot;&quot;&amp;[.C285]&amp;&quot;&quot;&quot;&quot;&amp;IF([.D285]=&quot;FK&quot;;&quot; REFTABLE=&quot;&quot;&quot;&amp;[.F285]&amp;&quot;&quot;&quot; REFFIELDS=&quot;&quot;&quot;&amp;[.G285]&amp;&quot;&quot;&quot;&quot;;&quot;&quot;)&amp;&quot; &quot;&amp;[.L285]&amp;&quot; COMMENT=&quot;&quot;&quot;&amp;[.J285]&amp;&quot;&quot;&quot;&quot;&amp;IF(AND([.A285]=&quot;Campo&quot;;[.D285]=&quot;PK&quot;);&quot; SEQUENCE=&quot;&quot;true&quot;&quot;&quot;;&quot;&quot;)&amp;&quot;/&gt;&quot;;&quot;&quot;) &amp; IF([.A285]=&quot;Campo&quot;;&quot;&lt;FIELD NAME=&quot;&quot;&quot;&amp;[.C285]&amp;&quot;&quot;&quot; &quot;&amp;[.N285]&amp;&quot; &quot;&amp;[.L285]&amp;IF(AND([.A285]=&quot;Campo&quot;;[.D285]&lt;&gt;&quot;PK&quot;);&quot; SEQUENCE=&quot;&quot;false&quot;&quot; &quot;;&quot;&quot;)&amp;&quot; COMMENT=&quot;&quot;&quot;&amp;[.J285]&amp;&quot;&quot;&quot;/&gt;&quot;;&quot;&quot;) &amp; IF(AND([.A285]=&quot;Campo&quot;;[.A286]=&quot;Chave&quot;);&quot;&lt;/FIELDS&gt;&quot;;&quot;&quot;) &amp; IF(AND([.A285]=&quot;Chave&quot;;[.A286]&lt;&gt;&quot;Chave&quot;);&quot;&lt;/KEYS&gt;&quot;;&quot;&quot;) &amp; IF([.B285]&lt;&gt;[.B286];&quot;&lt;/TABLE&gt;&quot;;&quot;&quot;) &amp; IF(AND([.A285]=&quot;&quot;;[.A284]&lt;&gt;&quot;&quot;);&quot;&lt;/TABLES&gt;&lt;/XMLDB&gt;&quot;;&quot;&quot;)">
            <text:p/>
          </table:table-cell>
          <table:table-cell table:style-name="ce27" table:formula="of:=IF(AND([.A285]=&quot;Campo&quot;;[.A285]&lt;&gt;[.A284]);&quot;&lt;Form name=&quot;&quot;newRecord&quot;&quot;&gt;&quot;;&quot;&quot;)&amp;IF([.A285]=&quot;Campo&quot;;&quot;&lt;&quot;&amp;IF([.D285]=&quot;FK&quot;;&quot;Select &quot;;VLOOKUP([.F285];[$Auxiliar.$A$27:.$B$48];2;0))&amp;&quot; id=&quot;&quot;&quot;&amp;[.C285]&amp;&quot;&quot;&quot; label=&quot;&quot;&quot;&amp;[.C285]&amp;&quot;&quot;&quot;&quot;&amp; IF([.D285]=&quot;FK&quot;;&quot; datasource=&quot;&quot;table:&quot;&amp;VLOOKUP(&quot;Chave&quot;&amp;&quot;.&quot;&amp;[.C285];[.$Q$1:.$R$2300];2;0)&amp;&quot;&quot;&quot; bindid=&quot;&quot;id&quot;&quot; bindvalue=&quot;&quot;name&quot;&quot;&quot;;&quot;&quot;)&amp;&quot;required=&quot;&quot;&quot;&amp;IF([.H285]=&quot;Sim&quot;;&quot;true&quot;;&quot;false&quot;)&amp;&quot;&quot;&quot; /&gt;&quot;;&quot;&quot;)&amp;IF(AND([.A285]=&quot;Chave&quot;;[.A284]=&quot;Campo&quot;);&quot;&lt;/Form&gt;&quot;;&quot;&quot;)">
            <text:p/>
          </table:table-cell>
          <table:table-cell table:style-name="ce27" table:formula="of:=IF([.A285]&lt;&gt;&quot;&quot;;[.A285]&amp;&quot;.&quot;&amp;[.C285];&quot;&quot;)">
            <text:p/>
          </table:table-cell>
          <table:table-cell table:style-name="ce27" table:formula="of:=IF([.A285]&lt;&gt;&quot;&quot;;[.F285];&quot;&quot;)">
            <text:p/>
          </table:table-cell>
        </table:table-row>
        <table:table-row table:style-name="ro1">
          <table:table-cell table:formula="of:=IF([Campos.A286]=&quot;&quot;;&quot;&quot;;[Campos.A286])">
            <text:p/>
          </table:table-cell>
          <table:table-cell table:formula="of:=IF([Campos.B286]=&quot;&quot;;&quot;&quot;;[Campos.B286])">
            <text:p/>
          </table:table-cell>
          <table:table-cell table:formula="of:=IF([Campos.C286]=&quot;&quot;;&quot;&quot;;[Campos.C286])">
            <text:p/>
          </table:table-cell>
          <table:table-cell table:formula="of:=IF([Campos.D286]=&quot;&quot;;&quot;&quot;;[Campos.D286])">
            <text:p/>
          </table:table-cell>
          <table:table-cell table:style-name="ce24" table:formula="of:=IF([.A286]=&quot;Chave&quot;;SUBSTITUTE([.C286];&quot;,&quot;;&quot;_&quot;)&amp;ROW([.C286]);[.C286])">
            <text:p/>
          </table:table-cell>
          <table:table-cell table:formula="of:=IF([Campos.F286]=&quot;&quot;;&quot;&quot;;[Campos.F286])">
            <text:p/>
          </table:table-cell>
          <table:table-cell table:formula="of:=IF([Campos.G286]=&quot;&quot;;&quot;&quot;;[Campos.G286])">
            <text:p/>
          </table:table-cell>
          <table:table-cell table:formula="of:=IF([Campos.H286]=&quot;&quot;;&quot;&quot;;[Campos.H286])">
            <text:p/>
          </table:table-cell>
          <table:table-cell table:formula="of:=IF([Campos.E286]=&quot;&quot;;&quot;&quot;;[Campos.E286])">
            <text:p/>
          </table:table-cell>
          <table:table-cell table:formula="of:=IF([Campos.I286]=&quot;&quot;;&quot;&quot;;[Campos.I286])">
            <text:p/>
          </table:table-cell>
          <table:table-cell table:formula="of:=IF([.B286]=&quot;&quot;;&quot;&quot;;VLOOKUP([.B286];[$Tabelas.$A$1:.$B$136];2;0))">
            <text:p/>
          </table:table-cell>
          <table:table-cell table:formula="of:=IF([.A286]=&quot;Campo&quot;;IF([.A286]=&quot;&quot;;&quot;&quot;;IF([.A286]&lt;&gt;[.A285];&quot;&quot;;&quot;PREVIOUS=&quot;&quot;&quot;&amp;[.C285]&amp;&quot;&quot;&quot; &quot;) &amp; IF([.A286]&lt;&gt;[.A287];&quot;&quot;;&quot;NEXT=&quot;&quot;&quot;&amp;[.C287]&amp;&quot;&quot;&quot;&quot;));IF([.A286]=&quot;&quot;;&quot;&quot;;IF([.A286]&lt;&gt;[.A285];&quot;&quot;;&quot;PREVIOUS=&quot;&quot;&quot;&amp;[.E285]&amp;&quot;&quot;&quot; &quot;) &amp; IF([.A286]&lt;&gt;[.A287];&quot;&quot;;&quot;NEXT=&quot;&quot;&quot;&amp;[.E287]&amp;&quot;&quot;&quot;&quot;)))">
            <text:p/>
          </table:table-cell>
          <table:table-cell table:formula="of:=IF([.B286]=&quot;&quot;;&quot;&quot;;VLOOKUP([.B286];[$Tabelas.$A$1:.$C$136];3;0))">
            <text:p/>
          </table:table-cell>
          <table:table-cell table:formula="of:=IF([.A286]=&quot;Campo&quot;; IF(ISERROR(VLOOKUP([.F286];[$Auxiliar.$A$1:.$E$17];5;0));&quot;TYPE=&quot;&quot;&quot;&amp;[.F286]&amp;&quot;&quot;&quot; LENGTH=&quot;&quot;&quot;&amp;[.G286]&amp;&quot;&quot;&quot; &quot;;VLOOKUP([.F286];[$Auxiliar.$A$1:.$E$17];5;0)) &amp; IF(AND([.A286]=&quot;Campo&quot;;[.D286]=&quot;PK&quot;); IF([.I286]=&quot;Sim&quot;;&quot; SEQUENCE=&quot;&quot;true&quot;&quot;&quot;;&quot; SEQUENCE=&quot;&quot;false&quot;&quot;&quot;);&quot;&quot;)&amp;IF([.H286]&lt;&gt;&quot;&quot;;&quot; NOTNULL=&quot;&quot;&quot;&amp;IF([.H286]=&quot;Sim&quot;;&quot;true&quot;;&quot;false&quot;)&amp;&quot;&quot;&quot;&quot;;&quot;&quot;);&quot;&quot;)">
            <text:p/>
          </table:table-cell>
          <table:table-cell table:style-name="ce26" table:formula="of:=IF(AND([.B286]&lt;&gt;[.B285];[.B286]&lt;&gt;&quot;&quot;);&quot;&lt;TABLE NAME=&quot;&quot;&quot;&amp;[.B286]&amp;&quot;&quot;&quot; COMMENT=&quot;&quot;&quot;&amp;[.K286]&amp;&quot;&quot;&quot; &quot;&amp; [.M286] &amp;&quot;&gt;&lt;FIELDS&gt;&quot;;&quot;&quot;) &amp; IF(AND([.A286]=&quot;Chave&quot;;[.A285]=&quot;Campo&quot;);&quot;&lt;KEYS&gt;&quot;;&quot;&quot;) &amp; IF([.A286]=&quot;Chave&quot;;&quot;&lt;KEY NAME=&quot;&quot;&quot;&amp;[.E286]&amp;&quot;&quot;&quot; TYPE=&quot;&quot;&quot;&amp;IF([.D286]=&quot;PK&quot;;&quot;primary&quot;;&quot;foreign&quot;)&amp;&quot;&quot;&quot; FIELDS=&quot;&quot;&quot;&amp;[.C286]&amp;&quot;&quot;&quot;&quot;&amp;IF([.D286]=&quot;FK&quot;;&quot; REFTABLE=&quot;&quot;&quot;&amp;[.F286]&amp;&quot;&quot;&quot; REFFIELDS=&quot;&quot;&quot;&amp;[.G286]&amp;&quot;&quot;&quot;&quot;;&quot;&quot;)&amp;&quot; &quot;&amp;[.L286]&amp;&quot; COMMENT=&quot;&quot;&quot;&amp;[.J286]&amp;&quot;&quot;&quot;&quot;&amp;IF(AND([.A286]=&quot;Campo&quot;;[.D286]=&quot;PK&quot;);&quot; SEQUENCE=&quot;&quot;true&quot;&quot;&quot;;&quot;&quot;)&amp;&quot;/&gt;&quot;;&quot;&quot;) &amp; IF([.A286]=&quot;Campo&quot;;&quot;&lt;FIELD NAME=&quot;&quot;&quot;&amp;[.C286]&amp;&quot;&quot;&quot; &quot;&amp;[.N286]&amp;&quot; &quot;&amp;[.L286]&amp;IF(AND([.A286]=&quot;Campo&quot;;[.D286]&lt;&gt;&quot;PK&quot;);&quot; SEQUENCE=&quot;&quot;false&quot;&quot; &quot;;&quot;&quot;)&amp;&quot; COMMENT=&quot;&quot;&quot;&amp;[.J286]&amp;&quot;&quot;&quot;/&gt;&quot;;&quot;&quot;) &amp; IF(AND([.A286]=&quot;Campo&quot;;[.A287]=&quot;Chave&quot;);&quot;&lt;/FIELDS&gt;&quot;;&quot;&quot;) &amp; IF(AND([.A286]=&quot;Chave&quot;;[.A287]&lt;&gt;&quot;Chave&quot;);&quot;&lt;/KEYS&gt;&quot;;&quot;&quot;) &amp; IF([.B286]&lt;&gt;[.B287];&quot;&lt;/TABLE&gt;&quot;;&quot;&quot;) &amp; IF(AND([.A286]=&quot;&quot;;[.A285]&lt;&gt;&quot;&quot;);&quot;&lt;/TABLES&gt;&lt;/XMLDB&gt;&quot;;&quot;&quot;)">
            <text:p/>
          </table:table-cell>
          <table:table-cell table:style-name="ce27" table:formula="of:=IF(AND([.A286]=&quot;Campo&quot;;[.A286]&lt;&gt;[.A285]);&quot;&lt;Form name=&quot;&quot;newRecord&quot;&quot;&gt;&quot;;&quot;&quot;)&amp;IF([.A286]=&quot;Campo&quot;;&quot;&lt;&quot;&amp;IF([.D286]=&quot;FK&quot;;&quot;Select &quot;;VLOOKUP([.F286];[$Auxiliar.$A$27:.$B$48];2;0))&amp;&quot; id=&quot;&quot;&quot;&amp;[.C286]&amp;&quot;&quot;&quot; label=&quot;&quot;&quot;&amp;[.C286]&amp;&quot;&quot;&quot;&quot;&amp; IF([.D286]=&quot;FK&quot;;&quot; datasource=&quot;&quot;table:&quot;&amp;VLOOKUP(&quot;Chave&quot;&amp;&quot;.&quot;&amp;[.C286];[.$Q$1:.$R$2300];2;0)&amp;&quot;&quot;&quot; bindid=&quot;&quot;id&quot;&quot; bindvalue=&quot;&quot;name&quot;&quot;&quot;;&quot;&quot;)&amp;&quot;required=&quot;&quot;&quot;&amp;IF([.H286]=&quot;Sim&quot;;&quot;true&quot;;&quot;false&quot;)&amp;&quot;&quot;&quot; /&gt;&quot;;&quot;&quot;)&amp;IF(AND([.A286]=&quot;Chave&quot;;[.A285]=&quot;Campo&quot;);&quot;&lt;/Form&gt;&quot;;&quot;&quot;)">
            <text:p/>
          </table:table-cell>
          <table:table-cell table:style-name="ce27" table:formula="of:=IF([.A286]&lt;&gt;&quot;&quot;;[.A286]&amp;&quot;.&quot;&amp;[.C286];&quot;&quot;)">
            <text:p/>
          </table:table-cell>
          <table:table-cell table:style-name="ce27" table:formula="of:=IF([.A286]&lt;&gt;&quot;&quot;;[.F286];&quot;&quot;)">
            <text:p/>
          </table:table-cell>
        </table:table-row>
        <table:table-row table:style-name="ro1">
          <table:table-cell table:formula="of:=IF([Campos.A287]=&quot;&quot;;&quot;&quot;;[Campos.A287])">
            <text:p/>
          </table:table-cell>
          <table:table-cell table:formula="of:=IF([Campos.B287]=&quot;&quot;;&quot;&quot;;[Campos.B287])">
            <text:p/>
          </table:table-cell>
          <table:table-cell table:formula="of:=IF([Campos.C287]=&quot;&quot;;&quot;&quot;;[Campos.C287])">
            <text:p/>
          </table:table-cell>
          <table:table-cell table:formula="of:=IF([Campos.D287]=&quot;&quot;;&quot;&quot;;[Campos.D287])">
            <text:p/>
          </table:table-cell>
          <table:table-cell table:style-name="ce24" table:formula="of:=IF([.A287]=&quot;Chave&quot;;SUBSTITUTE([.C287];&quot;,&quot;;&quot;_&quot;)&amp;ROW([.C287]);[.C287])">
            <text:p/>
          </table:table-cell>
          <table:table-cell table:formula="of:=IF([Campos.F287]=&quot;&quot;;&quot;&quot;;[Campos.F287])">
            <text:p/>
          </table:table-cell>
          <table:table-cell table:formula="of:=IF([Campos.G287]=&quot;&quot;;&quot;&quot;;[Campos.G287])">
            <text:p/>
          </table:table-cell>
          <table:table-cell table:formula="of:=IF([Campos.H287]=&quot;&quot;;&quot;&quot;;[Campos.H287])">
            <text:p/>
          </table:table-cell>
          <table:table-cell table:formula="of:=IF([Campos.E287]=&quot;&quot;;&quot;&quot;;[Campos.E287])">
            <text:p/>
          </table:table-cell>
          <table:table-cell table:formula="of:=IF([Campos.I287]=&quot;&quot;;&quot;&quot;;[Campos.I287])">
            <text:p/>
          </table:table-cell>
          <table:table-cell table:formula="of:=IF([.B287]=&quot;&quot;;&quot;&quot;;VLOOKUP([.B287];[$Tabelas.$A$1:.$B$136];2;0))">
            <text:p/>
          </table:table-cell>
          <table:table-cell table:formula="of:=IF([.A287]=&quot;Campo&quot;;IF([.A287]=&quot;&quot;;&quot;&quot;;IF([.A287]&lt;&gt;[.A286];&quot;&quot;;&quot;PREVIOUS=&quot;&quot;&quot;&amp;[.C286]&amp;&quot;&quot;&quot; &quot;) &amp; IF([.A287]&lt;&gt;[.A288];&quot;&quot;;&quot;NEXT=&quot;&quot;&quot;&amp;[.C288]&amp;&quot;&quot;&quot;&quot;));IF([.A287]=&quot;&quot;;&quot;&quot;;IF([.A287]&lt;&gt;[.A286];&quot;&quot;;&quot;PREVIOUS=&quot;&quot;&quot;&amp;[.E286]&amp;&quot;&quot;&quot; &quot;) &amp; IF([.A287]&lt;&gt;[.A288];&quot;&quot;;&quot;NEXT=&quot;&quot;&quot;&amp;[.E288]&amp;&quot;&quot;&quot;&quot;)))">
            <text:p/>
          </table:table-cell>
          <table:table-cell table:formula="of:=IF([.B287]=&quot;&quot;;&quot;&quot;;VLOOKUP([.B287];[$Tabelas.$A$1:.$C$136];3;0))">
            <text:p/>
          </table:table-cell>
          <table:table-cell table:formula="of:=IF([.A287]=&quot;Campo&quot;; IF(ISERROR(VLOOKUP([.F287];[$Auxiliar.$A$1:.$E$17];5;0));&quot;TYPE=&quot;&quot;&quot;&amp;[.F287]&amp;&quot;&quot;&quot; LENGTH=&quot;&quot;&quot;&amp;[.G287]&amp;&quot;&quot;&quot; &quot;;VLOOKUP([.F287];[$Auxiliar.$A$1:.$E$17];5;0)) &amp; IF(AND([.A287]=&quot;Campo&quot;;[.D287]=&quot;PK&quot;); IF([.I287]=&quot;Sim&quot;;&quot; SEQUENCE=&quot;&quot;true&quot;&quot;&quot;;&quot; SEQUENCE=&quot;&quot;false&quot;&quot;&quot;);&quot;&quot;)&amp;IF([.H287]&lt;&gt;&quot;&quot;;&quot; NOTNULL=&quot;&quot;&quot;&amp;IF([.H287]=&quot;Sim&quot;;&quot;true&quot;;&quot;false&quot;)&amp;&quot;&quot;&quot;&quot;;&quot;&quot;);&quot;&quot;)">
            <text:p/>
          </table:table-cell>
          <table:table-cell table:style-name="ce26" table:formula="of:=IF(AND([.B287]&lt;&gt;[.B286];[.B287]&lt;&gt;&quot;&quot;);&quot;&lt;TABLE NAME=&quot;&quot;&quot;&amp;[.B287]&amp;&quot;&quot;&quot; COMMENT=&quot;&quot;&quot;&amp;[.K287]&amp;&quot;&quot;&quot; &quot;&amp; [.M287] &amp;&quot;&gt;&lt;FIELDS&gt;&quot;;&quot;&quot;) &amp; IF(AND([.A287]=&quot;Chave&quot;;[.A286]=&quot;Campo&quot;);&quot;&lt;KEYS&gt;&quot;;&quot;&quot;) &amp; IF([.A287]=&quot;Chave&quot;;&quot;&lt;KEY NAME=&quot;&quot;&quot;&amp;[.E287]&amp;&quot;&quot;&quot; TYPE=&quot;&quot;&quot;&amp;IF([.D287]=&quot;PK&quot;;&quot;primary&quot;;&quot;foreign&quot;)&amp;&quot;&quot;&quot; FIELDS=&quot;&quot;&quot;&amp;[.C287]&amp;&quot;&quot;&quot;&quot;&amp;IF([.D287]=&quot;FK&quot;;&quot; REFTABLE=&quot;&quot;&quot;&amp;[.F287]&amp;&quot;&quot;&quot; REFFIELDS=&quot;&quot;&quot;&amp;[.G287]&amp;&quot;&quot;&quot;&quot;;&quot;&quot;)&amp;&quot; &quot;&amp;[.L287]&amp;&quot; COMMENT=&quot;&quot;&quot;&amp;[.J287]&amp;&quot;&quot;&quot;&quot;&amp;IF(AND([.A287]=&quot;Campo&quot;;[.D287]=&quot;PK&quot;);&quot; SEQUENCE=&quot;&quot;true&quot;&quot;&quot;;&quot;&quot;)&amp;&quot;/&gt;&quot;;&quot;&quot;) &amp; IF([.A287]=&quot;Campo&quot;;&quot;&lt;FIELD NAME=&quot;&quot;&quot;&amp;[.C287]&amp;&quot;&quot;&quot; &quot;&amp;[.N287]&amp;&quot; &quot;&amp;[.L287]&amp;IF(AND([.A287]=&quot;Campo&quot;;[.D287]&lt;&gt;&quot;PK&quot;);&quot; SEQUENCE=&quot;&quot;false&quot;&quot; &quot;;&quot;&quot;)&amp;&quot; COMMENT=&quot;&quot;&quot;&amp;[.J287]&amp;&quot;&quot;&quot;/&gt;&quot;;&quot;&quot;) &amp; IF(AND([.A287]=&quot;Campo&quot;;[.A288]=&quot;Chave&quot;);&quot;&lt;/FIELDS&gt;&quot;;&quot;&quot;) &amp; IF(AND([.A287]=&quot;Chave&quot;;[.A288]&lt;&gt;&quot;Chave&quot;);&quot;&lt;/KEYS&gt;&quot;;&quot;&quot;) &amp; IF([.B287]&lt;&gt;[.B288];&quot;&lt;/TABLE&gt;&quot;;&quot;&quot;) &amp; IF(AND([.A287]=&quot;&quot;;[.A286]&lt;&gt;&quot;&quot;);&quot;&lt;/TABLES&gt;&lt;/XMLDB&gt;&quot;;&quot;&quot;)">
            <text:p/>
          </table:table-cell>
          <table:table-cell table:style-name="ce27" table:formula="of:=IF(AND([.A287]=&quot;Campo&quot;;[.A287]&lt;&gt;[.A286]);&quot;&lt;Form name=&quot;&quot;newRecord&quot;&quot;&gt;&quot;;&quot;&quot;)&amp;IF([.A287]=&quot;Campo&quot;;&quot;&lt;&quot;&amp;IF([.D287]=&quot;FK&quot;;&quot;Select &quot;;VLOOKUP([.F287];[$Auxiliar.$A$27:.$B$48];2;0))&amp;&quot; id=&quot;&quot;&quot;&amp;[.C287]&amp;&quot;&quot;&quot; label=&quot;&quot;&quot;&amp;[.C287]&amp;&quot;&quot;&quot;&quot;&amp; IF([.D287]=&quot;FK&quot;;&quot; datasource=&quot;&quot;table:&quot;&amp;VLOOKUP(&quot;Chave&quot;&amp;&quot;.&quot;&amp;[.C287];[.$Q$1:.$R$2300];2;0)&amp;&quot;&quot;&quot; bindid=&quot;&quot;id&quot;&quot; bindvalue=&quot;&quot;name&quot;&quot;&quot;;&quot;&quot;)&amp;&quot;required=&quot;&quot;&quot;&amp;IF([.H287]=&quot;Sim&quot;;&quot;true&quot;;&quot;false&quot;)&amp;&quot;&quot;&quot; /&gt;&quot;;&quot;&quot;)&amp;IF(AND([.A287]=&quot;Chave&quot;;[.A286]=&quot;Campo&quot;);&quot;&lt;/Form&gt;&quot;;&quot;&quot;)">
            <text:p/>
          </table:table-cell>
          <table:table-cell table:style-name="ce27" table:formula="of:=IF([.A287]&lt;&gt;&quot;&quot;;[.A287]&amp;&quot;.&quot;&amp;[.C287];&quot;&quot;)">
            <text:p/>
          </table:table-cell>
          <table:table-cell table:style-name="ce27" table:formula="of:=IF([.A287]&lt;&gt;&quot;&quot;;[.F287];&quot;&quot;)">
            <text:p/>
          </table:table-cell>
        </table:table-row>
        <table:table-row table:style-name="ro1">
          <table:table-cell table:formula="of:=IF([Campos.A288]=&quot;&quot;;&quot;&quot;;[Campos.A288])">
            <text:p/>
          </table:table-cell>
          <table:table-cell table:formula="of:=IF([Campos.B288]=&quot;&quot;;&quot;&quot;;[Campos.B288])">
            <text:p/>
          </table:table-cell>
          <table:table-cell table:formula="of:=IF([Campos.C288]=&quot;&quot;;&quot;&quot;;[Campos.C288])">
            <text:p/>
          </table:table-cell>
          <table:table-cell table:formula="of:=IF([Campos.D288]=&quot;&quot;;&quot;&quot;;[Campos.D288])">
            <text:p/>
          </table:table-cell>
          <table:table-cell table:style-name="ce24" table:formula="of:=IF([.A288]=&quot;Chave&quot;;SUBSTITUTE([.C288];&quot;,&quot;;&quot;_&quot;)&amp;ROW([.C288]);[.C288])">
            <text:p/>
          </table:table-cell>
          <table:table-cell table:formula="of:=IF([Campos.F288]=&quot;&quot;;&quot;&quot;;[Campos.F288])">
            <text:p/>
          </table:table-cell>
          <table:table-cell table:formula="of:=IF([Campos.G288]=&quot;&quot;;&quot;&quot;;[Campos.G288])">
            <text:p/>
          </table:table-cell>
          <table:table-cell table:formula="of:=IF([Campos.H288]=&quot;&quot;;&quot;&quot;;[Campos.H288])">
            <text:p/>
          </table:table-cell>
          <table:table-cell table:formula="of:=IF([Campos.E288]=&quot;&quot;;&quot;&quot;;[Campos.E288])">
            <text:p/>
          </table:table-cell>
          <table:table-cell table:formula="of:=IF([Campos.I288]=&quot;&quot;;&quot;&quot;;[Campos.I288])">
            <text:p/>
          </table:table-cell>
          <table:table-cell table:formula="of:=IF([.B288]=&quot;&quot;;&quot;&quot;;VLOOKUP([.B288];[$Tabelas.$A$1:.$B$136];2;0))">
            <text:p/>
          </table:table-cell>
          <table:table-cell table:formula="of:=IF([.A288]=&quot;Campo&quot;;IF([.A288]=&quot;&quot;;&quot;&quot;;IF([.A288]&lt;&gt;[.A287];&quot;&quot;;&quot;PREVIOUS=&quot;&quot;&quot;&amp;[.C287]&amp;&quot;&quot;&quot; &quot;) &amp; IF([.A288]&lt;&gt;[.A289];&quot;&quot;;&quot;NEXT=&quot;&quot;&quot;&amp;[.C289]&amp;&quot;&quot;&quot;&quot;));IF([.A288]=&quot;&quot;;&quot;&quot;;IF([.A288]&lt;&gt;[.A287];&quot;&quot;;&quot;PREVIOUS=&quot;&quot;&quot;&amp;[.E287]&amp;&quot;&quot;&quot; &quot;) &amp; IF([.A288]&lt;&gt;[.A289];&quot;&quot;;&quot;NEXT=&quot;&quot;&quot;&amp;[.E289]&amp;&quot;&quot;&quot;&quot;)))">
            <text:p/>
          </table:table-cell>
          <table:table-cell table:formula="of:=IF([.B288]=&quot;&quot;;&quot;&quot;;VLOOKUP([.B288];[$Tabelas.$A$1:.$C$136];3;0))">
            <text:p/>
          </table:table-cell>
          <table:table-cell table:formula="of:=IF([.A288]=&quot;Campo&quot;; IF(ISERROR(VLOOKUP([.F288];[$Auxiliar.$A$1:.$E$17];5;0));&quot;TYPE=&quot;&quot;&quot;&amp;[.F288]&amp;&quot;&quot;&quot; LENGTH=&quot;&quot;&quot;&amp;[.G288]&amp;&quot;&quot;&quot; &quot;;VLOOKUP([.F288];[$Auxiliar.$A$1:.$E$17];5;0)) &amp; IF(AND([.A288]=&quot;Campo&quot;;[.D288]=&quot;PK&quot;); IF([.I288]=&quot;Sim&quot;;&quot; SEQUENCE=&quot;&quot;true&quot;&quot;&quot;;&quot; SEQUENCE=&quot;&quot;false&quot;&quot;&quot;);&quot;&quot;)&amp;IF([.H288]&lt;&gt;&quot;&quot;;&quot; NOTNULL=&quot;&quot;&quot;&amp;IF([.H288]=&quot;Sim&quot;;&quot;true&quot;;&quot;false&quot;)&amp;&quot;&quot;&quot;&quot;;&quot;&quot;);&quot;&quot;)">
            <text:p/>
          </table:table-cell>
          <table:table-cell table:style-name="ce26" table:formula="of:=IF(AND([.B288]&lt;&gt;[.B287];[.B288]&lt;&gt;&quot;&quot;);&quot;&lt;TABLE NAME=&quot;&quot;&quot;&amp;[.B288]&amp;&quot;&quot;&quot; COMMENT=&quot;&quot;&quot;&amp;[.K288]&amp;&quot;&quot;&quot; &quot;&amp; [.M288] &amp;&quot;&gt;&lt;FIELDS&gt;&quot;;&quot;&quot;) &amp; IF(AND([.A288]=&quot;Chave&quot;;[.A287]=&quot;Campo&quot;);&quot;&lt;KEYS&gt;&quot;;&quot;&quot;) &amp; IF([.A288]=&quot;Chave&quot;;&quot;&lt;KEY NAME=&quot;&quot;&quot;&amp;[.E288]&amp;&quot;&quot;&quot; TYPE=&quot;&quot;&quot;&amp;IF([.D288]=&quot;PK&quot;;&quot;primary&quot;;&quot;foreign&quot;)&amp;&quot;&quot;&quot; FIELDS=&quot;&quot;&quot;&amp;[.C288]&amp;&quot;&quot;&quot;&quot;&amp;IF([.D288]=&quot;FK&quot;;&quot; REFTABLE=&quot;&quot;&quot;&amp;[.F288]&amp;&quot;&quot;&quot; REFFIELDS=&quot;&quot;&quot;&amp;[.G288]&amp;&quot;&quot;&quot;&quot;;&quot;&quot;)&amp;&quot; &quot;&amp;[.L288]&amp;&quot; COMMENT=&quot;&quot;&quot;&amp;[.J288]&amp;&quot;&quot;&quot;&quot;&amp;IF(AND([.A288]=&quot;Campo&quot;;[.D288]=&quot;PK&quot;);&quot; SEQUENCE=&quot;&quot;true&quot;&quot;&quot;;&quot;&quot;)&amp;&quot;/&gt;&quot;;&quot;&quot;) &amp; IF([.A288]=&quot;Campo&quot;;&quot;&lt;FIELD NAME=&quot;&quot;&quot;&amp;[.C288]&amp;&quot;&quot;&quot; &quot;&amp;[.N288]&amp;&quot; &quot;&amp;[.L288]&amp;IF(AND([.A288]=&quot;Campo&quot;;[.D288]&lt;&gt;&quot;PK&quot;);&quot; SEQUENCE=&quot;&quot;false&quot;&quot; &quot;;&quot;&quot;)&amp;&quot; COMMENT=&quot;&quot;&quot;&amp;[.J288]&amp;&quot;&quot;&quot;/&gt;&quot;;&quot;&quot;) &amp; IF(AND([.A288]=&quot;Campo&quot;;[.A289]=&quot;Chave&quot;);&quot;&lt;/FIELDS&gt;&quot;;&quot;&quot;) &amp; IF(AND([.A288]=&quot;Chave&quot;;[.A289]&lt;&gt;&quot;Chave&quot;);&quot;&lt;/KEYS&gt;&quot;;&quot;&quot;) &amp; IF([.B288]&lt;&gt;[.B289];&quot;&lt;/TABLE&gt;&quot;;&quot;&quot;) &amp; IF(AND([.A288]=&quot;&quot;;[.A287]&lt;&gt;&quot;&quot;);&quot;&lt;/TABLES&gt;&lt;/XMLDB&gt;&quot;;&quot;&quot;)">
            <text:p/>
          </table:table-cell>
          <table:table-cell table:style-name="ce27" table:formula="of:=IF(AND([.A288]=&quot;Campo&quot;;[.A288]&lt;&gt;[.A287]);&quot;&lt;Form name=&quot;&quot;newRecord&quot;&quot;&gt;&quot;;&quot;&quot;)&amp;IF([.A288]=&quot;Campo&quot;;&quot;&lt;&quot;&amp;IF([.D288]=&quot;FK&quot;;&quot;Select &quot;;VLOOKUP([.F288];[$Auxiliar.$A$27:.$B$48];2;0))&amp;&quot; id=&quot;&quot;&quot;&amp;[.C288]&amp;&quot;&quot;&quot; label=&quot;&quot;&quot;&amp;[.C288]&amp;&quot;&quot;&quot;&quot;&amp; IF([.D288]=&quot;FK&quot;;&quot; datasource=&quot;&quot;table:&quot;&amp;VLOOKUP(&quot;Chave&quot;&amp;&quot;.&quot;&amp;[.C288];[.$Q$1:.$R$2300];2;0)&amp;&quot;&quot;&quot; bindid=&quot;&quot;id&quot;&quot; bindvalue=&quot;&quot;name&quot;&quot;&quot;;&quot;&quot;)&amp;&quot;required=&quot;&quot;&quot;&amp;IF([.H288]=&quot;Sim&quot;;&quot;true&quot;;&quot;false&quot;)&amp;&quot;&quot;&quot; /&gt;&quot;;&quot;&quot;)&amp;IF(AND([.A288]=&quot;Chave&quot;;[.A287]=&quot;Campo&quot;);&quot;&lt;/Form&gt;&quot;;&quot;&quot;)">
            <text:p/>
          </table:table-cell>
          <table:table-cell table:style-name="ce27" table:formula="of:=IF([.A288]&lt;&gt;&quot;&quot;;[.A288]&amp;&quot;.&quot;&amp;[.C288];&quot;&quot;)">
            <text:p/>
          </table:table-cell>
          <table:table-cell table:style-name="ce27" table:formula="of:=IF([.A288]&lt;&gt;&quot;&quot;;[.F288];&quot;&quot;)">
            <text:p/>
          </table:table-cell>
        </table:table-row>
        <table:table-row table:style-name="ro1">
          <table:table-cell table:formula="of:=IF([Campos.A289]=&quot;&quot;;&quot;&quot;;[Campos.A289])">
            <text:p/>
          </table:table-cell>
          <table:table-cell table:formula="of:=IF([Campos.B289]=&quot;&quot;;&quot;&quot;;[Campos.B289])">
            <text:p/>
          </table:table-cell>
          <table:table-cell table:formula="of:=IF([Campos.C289]=&quot;&quot;;&quot;&quot;;[Campos.C289])">
            <text:p/>
          </table:table-cell>
          <table:table-cell table:formula="of:=IF([Campos.D289]=&quot;&quot;;&quot;&quot;;[Campos.D289])">
            <text:p/>
          </table:table-cell>
          <table:table-cell table:style-name="ce24" table:formula="of:=IF([.A289]=&quot;Chave&quot;;SUBSTITUTE([.C289];&quot;,&quot;;&quot;_&quot;)&amp;ROW([.C289]);[.C289])">
            <text:p/>
          </table:table-cell>
          <table:table-cell table:formula="of:=IF([Campos.F289]=&quot;&quot;;&quot;&quot;;[Campos.F289])">
            <text:p/>
          </table:table-cell>
          <table:table-cell table:formula="of:=IF([Campos.G289]=&quot;&quot;;&quot;&quot;;[Campos.G289])">
            <text:p/>
          </table:table-cell>
          <table:table-cell table:formula="of:=IF([Campos.H289]=&quot;&quot;;&quot;&quot;;[Campos.H289])">
            <text:p/>
          </table:table-cell>
          <table:table-cell table:formula="of:=IF([Campos.E289]=&quot;&quot;;&quot;&quot;;[Campos.E289])">
            <text:p/>
          </table:table-cell>
          <table:table-cell table:formula="of:=IF([Campos.I289]=&quot;&quot;;&quot;&quot;;[Campos.I289])">
            <text:p/>
          </table:table-cell>
          <table:table-cell table:formula="of:=IF([.B289]=&quot;&quot;;&quot;&quot;;VLOOKUP([.B289];[$Tabelas.$A$1:.$B$136];2;0))">
            <text:p/>
          </table:table-cell>
          <table:table-cell table:formula="of:=IF([.A289]=&quot;Campo&quot;;IF([.A289]=&quot;&quot;;&quot;&quot;;IF([.A289]&lt;&gt;[.A288];&quot;&quot;;&quot;PREVIOUS=&quot;&quot;&quot;&amp;[.C288]&amp;&quot;&quot;&quot; &quot;) &amp; IF([.A289]&lt;&gt;[.A290];&quot;&quot;;&quot;NEXT=&quot;&quot;&quot;&amp;[.C290]&amp;&quot;&quot;&quot;&quot;));IF([.A289]=&quot;&quot;;&quot;&quot;;IF([.A289]&lt;&gt;[.A288];&quot;&quot;;&quot;PREVIOUS=&quot;&quot;&quot;&amp;[.E288]&amp;&quot;&quot;&quot; &quot;) &amp; IF([.A289]&lt;&gt;[.A290];&quot;&quot;;&quot;NEXT=&quot;&quot;&quot;&amp;[.E290]&amp;&quot;&quot;&quot;&quot;)))">
            <text:p/>
          </table:table-cell>
          <table:table-cell table:formula="of:=IF([.B289]=&quot;&quot;;&quot;&quot;;VLOOKUP([.B289];[$Tabelas.$A$1:.$C$136];3;0))">
            <text:p/>
          </table:table-cell>
          <table:table-cell table:formula="of:=IF([.A289]=&quot;Campo&quot;; IF(ISERROR(VLOOKUP([.F289];[$Auxiliar.$A$1:.$E$17];5;0));&quot;TYPE=&quot;&quot;&quot;&amp;[.F289]&amp;&quot;&quot;&quot; LENGTH=&quot;&quot;&quot;&amp;[.G289]&amp;&quot;&quot;&quot; &quot;;VLOOKUP([.F289];[$Auxiliar.$A$1:.$E$17];5;0)) &amp; IF(AND([.A289]=&quot;Campo&quot;;[.D289]=&quot;PK&quot;); IF([.I289]=&quot;Sim&quot;;&quot; SEQUENCE=&quot;&quot;true&quot;&quot;&quot;;&quot; SEQUENCE=&quot;&quot;false&quot;&quot;&quot;);&quot;&quot;)&amp;IF([.H289]&lt;&gt;&quot;&quot;;&quot; NOTNULL=&quot;&quot;&quot;&amp;IF([.H289]=&quot;Sim&quot;;&quot;true&quot;;&quot;false&quot;)&amp;&quot;&quot;&quot;&quot;;&quot;&quot;);&quot;&quot;)">
            <text:p/>
          </table:table-cell>
          <table:table-cell table:style-name="ce26" table:formula="of:=IF(AND([.B289]&lt;&gt;[.B288];[.B289]&lt;&gt;&quot;&quot;);&quot;&lt;TABLE NAME=&quot;&quot;&quot;&amp;[.B289]&amp;&quot;&quot;&quot; COMMENT=&quot;&quot;&quot;&amp;[.K289]&amp;&quot;&quot;&quot; &quot;&amp; [.M289] &amp;&quot;&gt;&lt;FIELDS&gt;&quot;;&quot;&quot;) &amp; IF(AND([.A289]=&quot;Chave&quot;;[.A288]=&quot;Campo&quot;);&quot;&lt;KEYS&gt;&quot;;&quot;&quot;) &amp; IF([.A289]=&quot;Chave&quot;;&quot;&lt;KEY NAME=&quot;&quot;&quot;&amp;[.E289]&amp;&quot;&quot;&quot; TYPE=&quot;&quot;&quot;&amp;IF([.D289]=&quot;PK&quot;;&quot;primary&quot;;&quot;foreign&quot;)&amp;&quot;&quot;&quot; FIELDS=&quot;&quot;&quot;&amp;[.C289]&amp;&quot;&quot;&quot;&quot;&amp;IF([.D289]=&quot;FK&quot;;&quot; REFTABLE=&quot;&quot;&quot;&amp;[.F289]&amp;&quot;&quot;&quot; REFFIELDS=&quot;&quot;&quot;&amp;[.G289]&amp;&quot;&quot;&quot;&quot;;&quot;&quot;)&amp;&quot; &quot;&amp;[.L289]&amp;&quot; COMMENT=&quot;&quot;&quot;&amp;[.J289]&amp;&quot;&quot;&quot;&quot;&amp;IF(AND([.A289]=&quot;Campo&quot;;[.D289]=&quot;PK&quot;);&quot; SEQUENCE=&quot;&quot;true&quot;&quot;&quot;;&quot;&quot;)&amp;&quot;/&gt;&quot;;&quot;&quot;) &amp; IF([.A289]=&quot;Campo&quot;;&quot;&lt;FIELD NAME=&quot;&quot;&quot;&amp;[.C289]&amp;&quot;&quot;&quot; &quot;&amp;[.N289]&amp;&quot; &quot;&amp;[.L289]&amp;IF(AND([.A289]=&quot;Campo&quot;;[.D289]&lt;&gt;&quot;PK&quot;);&quot; SEQUENCE=&quot;&quot;false&quot;&quot; &quot;;&quot;&quot;)&amp;&quot; COMMENT=&quot;&quot;&quot;&amp;[.J289]&amp;&quot;&quot;&quot;/&gt;&quot;;&quot;&quot;) &amp; IF(AND([.A289]=&quot;Campo&quot;;[.A290]=&quot;Chave&quot;);&quot;&lt;/FIELDS&gt;&quot;;&quot;&quot;) &amp; IF(AND([.A289]=&quot;Chave&quot;;[.A290]&lt;&gt;&quot;Chave&quot;);&quot;&lt;/KEYS&gt;&quot;;&quot;&quot;) &amp; IF([.B289]&lt;&gt;[.B290];&quot;&lt;/TABLE&gt;&quot;;&quot;&quot;) &amp; IF(AND([.A289]=&quot;&quot;;[.A288]&lt;&gt;&quot;&quot;);&quot;&lt;/TABLES&gt;&lt;/XMLDB&gt;&quot;;&quot;&quot;)">
            <text:p/>
          </table:table-cell>
          <table:table-cell table:style-name="ce27" table:formula="of:=IF(AND([.A289]=&quot;Campo&quot;;[.A289]&lt;&gt;[.A288]);&quot;&lt;Form name=&quot;&quot;newRecord&quot;&quot;&gt;&quot;;&quot;&quot;)&amp;IF([.A289]=&quot;Campo&quot;;&quot;&lt;&quot;&amp;IF([.D289]=&quot;FK&quot;;&quot;Select &quot;;VLOOKUP([.F289];[$Auxiliar.$A$27:.$B$48];2;0))&amp;&quot; id=&quot;&quot;&quot;&amp;[.C289]&amp;&quot;&quot;&quot; label=&quot;&quot;&quot;&amp;[.C289]&amp;&quot;&quot;&quot;&quot;&amp; IF([.D289]=&quot;FK&quot;;&quot; datasource=&quot;&quot;table:&quot;&amp;VLOOKUP(&quot;Chave&quot;&amp;&quot;.&quot;&amp;[.C289];[.$Q$1:.$R$2300];2;0)&amp;&quot;&quot;&quot; bindid=&quot;&quot;id&quot;&quot; bindvalue=&quot;&quot;name&quot;&quot;&quot;;&quot;&quot;)&amp;&quot;required=&quot;&quot;&quot;&amp;IF([.H289]=&quot;Sim&quot;;&quot;true&quot;;&quot;false&quot;)&amp;&quot;&quot;&quot; /&gt;&quot;;&quot;&quot;)&amp;IF(AND([.A289]=&quot;Chave&quot;;[.A288]=&quot;Campo&quot;);&quot;&lt;/Form&gt;&quot;;&quot;&quot;)">
            <text:p/>
          </table:table-cell>
          <table:table-cell table:style-name="ce27" table:formula="of:=IF([.A289]&lt;&gt;&quot;&quot;;[.A289]&amp;&quot;.&quot;&amp;[.C289];&quot;&quot;)">
            <text:p/>
          </table:table-cell>
          <table:table-cell table:style-name="ce27" table:formula="of:=IF([.A289]&lt;&gt;&quot;&quot;;[.F289];&quot;&quot;)">
            <text:p/>
          </table:table-cell>
        </table:table-row>
        <table:table-row table:style-name="ro1">
          <table:table-cell table:formula="of:=IF([Campos.A290]=&quot;&quot;;&quot;&quot;;[Campos.A290])">
            <text:p/>
          </table:table-cell>
          <table:table-cell table:formula="of:=IF([Campos.B290]=&quot;&quot;;&quot;&quot;;[Campos.B290])">
            <text:p/>
          </table:table-cell>
          <table:table-cell table:formula="of:=IF([Campos.C290]=&quot;&quot;;&quot;&quot;;[Campos.C290])">
            <text:p/>
          </table:table-cell>
          <table:table-cell table:formula="of:=IF([Campos.D290]=&quot;&quot;;&quot;&quot;;[Campos.D290])">
            <text:p/>
          </table:table-cell>
          <table:table-cell table:style-name="ce24" table:formula="of:=IF([.A290]=&quot;Chave&quot;;SUBSTITUTE([.C290];&quot;,&quot;;&quot;_&quot;)&amp;ROW([.C290]);[.C290])">
            <text:p/>
          </table:table-cell>
          <table:table-cell table:formula="of:=IF([Campos.F290]=&quot;&quot;;&quot;&quot;;[Campos.F290])">
            <text:p/>
          </table:table-cell>
          <table:table-cell table:formula="of:=IF([Campos.G290]=&quot;&quot;;&quot;&quot;;[Campos.G290])">
            <text:p/>
          </table:table-cell>
          <table:table-cell table:formula="of:=IF([Campos.H290]=&quot;&quot;;&quot;&quot;;[Campos.H290])">
            <text:p/>
          </table:table-cell>
          <table:table-cell table:formula="of:=IF([Campos.E290]=&quot;&quot;;&quot;&quot;;[Campos.E290])">
            <text:p/>
          </table:table-cell>
          <table:table-cell table:formula="of:=IF([Campos.I290]=&quot;&quot;;&quot;&quot;;[Campos.I290])">
            <text:p/>
          </table:table-cell>
          <table:table-cell table:formula="of:=IF([.B290]=&quot;&quot;;&quot;&quot;;VLOOKUP([.B290];[$Tabelas.$A$1:.$B$136];2;0))">
            <text:p/>
          </table:table-cell>
          <table:table-cell table:formula="of:=IF([.A290]=&quot;Campo&quot;;IF([.A290]=&quot;&quot;;&quot;&quot;;IF([.A290]&lt;&gt;[.A289];&quot;&quot;;&quot;PREVIOUS=&quot;&quot;&quot;&amp;[.C289]&amp;&quot;&quot;&quot; &quot;) &amp; IF([.A290]&lt;&gt;[.A291];&quot;&quot;;&quot;NEXT=&quot;&quot;&quot;&amp;[.C291]&amp;&quot;&quot;&quot;&quot;));IF([.A290]=&quot;&quot;;&quot;&quot;;IF([.A290]&lt;&gt;[.A289];&quot;&quot;;&quot;PREVIOUS=&quot;&quot;&quot;&amp;[.E289]&amp;&quot;&quot;&quot; &quot;) &amp; IF([.A290]&lt;&gt;[.A291];&quot;&quot;;&quot;NEXT=&quot;&quot;&quot;&amp;[.E291]&amp;&quot;&quot;&quot;&quot;)))">
            <text:p/>
          </table:table-cell>
          <table:table-cell table:formula="of:=IF([.B290]=&quot;&quot;;&quot;&quot;;VLOOKUP([.B290];[$Tabelas.$A$1:.$C$136];3;0))">
            <text:p/>
          </table:table-cell>
          <table:table-cell table:formula="of:=IF([.A290]=&quot;Campo&quot;; IF(ISERROR(VLOOKUP([.F290];[$Auxiliar.$A$1:.$E$17];5;0));&quot;TYPE=&quot;&quot;&quot;&amp;[.F290]&amp;&quot;&quot;&quot; LENGTH=&quot;&quot;&quot;&amp;[.G290]&amp;&quot;&quot;&quot; &quot;;VLOOKUP([.F290];[$Auxiliar.$A$1:.$E$17];5;0)) &amp; IF(AND([.A290]=&quot;Campo&quot;;[.D290]=&quot;PK&quot;); IF([.I290]=&quot;Sim&quot;;&quot; SEQUENCE=&quot;&quot;true&quot;&quot;&quot;;&quot; SEQUENCE=&quot;&quot;false&quot;&quot;&quot;);&quot;&quot;)&amp;IF([.H290]&lt;&gt;&quot;&quot;;&quot; NOTNULL=&quot;&quot;&quot;&amp;IF([.H290]=&quot;Sim&quot;;&quot;true&quot;;&quot;false&quot;)&amp;&quot;&quot;&quot;&quot;;&quot;&quot;);&quot;&quot;)">
            <text:p/>
          </table:table-cell>
          <table:table-cell table:style-name="ce26" table:formula="of:=IF(AND([.B290]&lt;&gt;[.B289];[.B290]&lt;&gt;&quot;&quot;);&quot;&lt;TABLE NAME=&quot;&quot;&quot;&amp;[.B290]&amp;&quot;&quot;&quot; COMMENT=&quot;&quot;&quot;&amp;[.K290]&amp;&quot;&quot;&quot; &quot;&amp; [.M290] &amp;&quot;&gt;&lt;FIELDS&gt;&quot;;&quot;&quot;) &amp; IF(AND([.A290]=&quot;Chave&quot;;[.A289]=&quot;Campo&quot;);&quot;&lt;KEYS&gt;&quot;;&quot;&quot;) &amp; IF([.A290]=&quot;Chave&quot;;&quot;&lt;KEY NAME=&quot;&quot;&quot;&amp;[.E290]&amp;&quot;&quot;&quot; TYPE=&quot;&quot;&quot;&amp;IF([.D290]=&quot;PK&quot;;&quot;primary&quot;;&quot;foreign&quot;)&amp;&quot;&quot;&quot; FIELDS=&quot;&quot;&quot;&amp;[.C290]&amp;&quot;&quot;&quot;&quot;&amp;IF([.D290]=&quot;FK&quot;;&quot; REFTABLE=&quot;&quot;&quot;&amp;[.F290]&amp;&quot;&quot;&quot; REFFIELDS=&quot;&quot;&quot;&amp;[.G290]&amp;&quot;&quot;&quot;&quot;;&quot;&quot;)&amp;&quot; &quot;&amp;[.L290]&amp;&quot; COMMENT=&quot;&quot;&quot;&amp;[.J290]&amp;&quot;&quot;&quot;&quot;&amp;IF(AND([.A290]=&quot;Campo&quot;;[.D290]=&quot;PK&quot;);&quot; SEQUENCE=&quot;&quot;true&quot;&quot;&quot;;&quot;&quot;)&amp;&quot;/&gt;&quot;;&quot;&quot;) &amp; IF([.A290]=&quot;Campo&quot;;&quot;&lt;FIELD NAME=&quot;&quot;&quot;&amp;[.C290]&amp;&quot;&quot;&quot; &quot;&amp;[.N290]&amp;&quot; &quot;&amp;[.L290]&amp;IF(AND([.A290]=&quot;Campo&quot;;[.D290]&lt;&gt;&quot;PK&quot;);&quot; SEQUENCE=&quot;&quot;false&quot;&quot; &quot;;&quot;&quot;)&amp;&quot; COMMENT=&quot;&quot;&quot;&amp;[.J290]&amp;&quot;&quot;&quot;/&gt;&quot;;&quot;&quot;) &amp; IF(AND([.A290]=&quot;Campo&quot;;[.A291]=&quot;Chave&quot;);&quot;&lt;/FIELDS&gt;&quot;;&quot;&quot;) &amp; IF(AND([.A290]=&quot;Chave&quot;;[.A291]&lt;&gt;&quot;Chave&quot;);&quot;&lt;/KEYS&gt;&quot;;&quot;&quot;) &amp; IF([.B290]&lt;&gt;[.B291];&quot;&lt;/TABLE&gt;&quot;;&quot;&quot;) &amp; IF(AND([.A290]=&quot;&quot;;[.A289]&lt;&gt;&quot;&quot;);&quot;&lt;/TABLES&gt;&lt;/XMLDB&gt;&quot;;&quot;&quot;)">
            <text:p/>
          </table:table-cell>
          <table:table-cell table:style-name="ce27" table:formula="of:=IF(AND([.A290]=&quot;Campo&quot;;[.A290]&lt;&gt;[.A289]);&quot;&lt;Form name=&quot;&quot;newRecord&quot;&quot;&gt;&quot;;&quot;&quot;)&amp;IF([.A290]=&quot;Campo&quot;;&quot;&lt;&quot;&amp;IF([.D290]=&quot;FK&quot;;&quot;Select &quot;;VLOOKUP([.F290];[$Auxiliar.$A$27:.$B$48];2;0))&amp;&quot; id=&quot;&quot;&quot;&amp;[.C290]&amp;&quot;&quot;&quot; label=&quot;&quot;&quot;&amp;[.C290]&amp;&quot;&quot;&quot;&quot;&amp; IF([.D290]=&quot;FK&quot;;&quot; datasource=&quot;&quot;table:&quot;&amp;VLOOKUP(&quot;Chave&quot;&amp;&quot;.&quot;&amp;[.C290];[.$Q$1:.$R$2300];2;0)&amp;&quot;&quot;&quot; bindid=&quot;&quot;id&quot;&quot; bindvalue=&quot;&quot;name&quot;&quot;&quot;;&quot;&quot;)&amp;&quot;required=&quot;&quot;&quot;&amp;IF([.H290]=&quot;Sim&quot;;&quot;true&quot;;&quot;false&quot;)&amp;&quot;&quot;&quot; /&gt;&quot;;&quot;&quot;)&amp;IF(AND([.A290]=&quot;Chave&quot;;[.A289]=&quot;Campo&quot;);&quot;&lt;/Form&gt;&quot;;&quot;&quot;)">
            <text:p/>
          </table:table-cell>
          <table:table-cell table:style-name="ce27" table:formula="of:=IF([.A290]&lt;&gt;&quot;&quot;;[.A290]&amp;&quot;.&quot;&amp;[.C290];&quot;&quot;)">
            <text:p/>
          </table:table-cell>
          <table:table-cell table:style-name="ce27" table:formula="of:=IF([.A290]&lt;&gt;&quot;&quot;;[.F290];&quot;&quot;)">
            <text:p/>
          </table:table-cell>
        </table:table-row>
        <table:table-row table:style-name="ro1">
          <table:table-cell table:formula="of:=IF([Campos.A291]=&quot;&quot;;&quot;&quot;;[Campos.A291])">
            <text:p/>
          </table:table-cell>
          <table:table-cell table:formula="of:=IF([Campos.B291]=&quot;&quot;;&quot;&quot;;[Campos.B291])">
            <text:p/>
          </table:table-cell>
          <table:table-cell table:formula="of:=IF([Campos.C291]=&quot;&quot;;&quot;&quot;;[Campos.C291])">
            <text:p/>
          </table:table-cell>
          <table:table-cell table:formula="of:=IF([Campos.D291]=&quot;&quot;;&quot;&quot;;[Campos.D291])">
            <text:p/>
          </table:table-cell>
          <table:table-cell table:style-name="ce24" table:formula="of:=IF([.A291]=&quot;Chave&quot;;SUBSTITUTE([.C291];&quot;,&quot;;&quot;_&quot;)&amp;ROW([.C291]);[.C291])">
            <text:p/>
          </table:table-cell>
          <table:table-cell table:formula="of:=IF([Campos.F291]=&quot;&quot;;&quot;&quot;;[Campos.F291])">
            <text:p/>
          </table:table-cell>
          <table:table-cell table:formula="of:=IF([Campos.G291]=&quot;&quot;;&quot;&quot;;[Campos.G291])">
            <text:p/>
          </table:table-cell>
          <table:table-cell table:formula="of:=IF([Campos.H291]=&quot;&quot;;&quot;&quot;;[Campos.H291])">
            <text:p/>
          </table:table-cell>
          <table:table-cell table:formula="of:=IF([Campos.E291]=&quot;&quot;;&quot;&quot;;[Campos.E291])">
            <text:p/>
          </table:table-cell>
          <table:table-cell table:formula="of:=IF([Campos.I291]=&quot;&quot;;&quot;&quot;;[Campos.I291])">
            <text:p/>
          </table:table-cell>
          <table:table-cell table:formula="of:=IF([.B291]=&quot;&quot;;&quot;&quot;;VLOOKUP([.B291];[$Tabelas.$A$1:.$B$136];2;0))">
            <text:p/>
          </table:table-cell>
          <table:table-cell table:formula="of:=IF([.A291]=&quot;Campo&quot;;IF([.A291]=&quot;&quot;;&quot;&quot;;IF([.A291]&lt;&gt;[.A290];&quot;&quot;;&quot;PREVIOUS=&quot;&quot;&quot;&amp;[.C290]&amp;&quot;&quot;&quot; &quot;) &amp; IF([.A291]&lt;&gt;[.A292];&quot;&quot;;&quot;NEXT=&quot;&quot;&quot;&amp;[.C292]&amp;&quot;&quot;&quot;&quot;));IF([.A291]=&quot;&quot;;&quot;&quot;;IF([.A291]&lt;&gt;[.A290];&quot;&quot;;&quot;PREVIOUS=&quot;&quot;&quot;&amp;[.E290]&amp;&quot;&quot;&quot; &quot;) &amp; IF([.A291]&lt;&gt;[.A292];&quot;&quot;;&quot;NEXT=&quot;&quot;&quot;&amp;[.E292]&amp;&quot;&quot;&quot;&quot;)))">
            <text:p/>
          </table:table-cell>
          <table:table-cell table:formula="of:=IF([.B291]=&quot;&quot;;&quot;&quot;;VLOOKUP([.B291];[$Tabelas.$A$1:.$C$136];3;0))">
            <text:p/>
          </table:table-cell>
          <table:table-cell table:formula="of:=IF([.A291]=&quot;Campo&quot;; IF(ISERROR(VLOOKUP([.F291];[$Auxiliar.$A$1:.$E$17];5;0));&quot;TYPE=&quot;&quot;&quot;&amp;[.F291]&amp;&quot;&quot;&quot; LENGTH=&quot;&quot;&quot;&amp;[.G291]&amp;&quot;&quot;&quot; &quot;;VLOOKUP([.F291];[$Auxiliar.$A$1:.$E$17];5;0)) &amp; IF(AND([.A291]=&quot;Campo&quot;;[.D291]=&quot;PK&quot;); IF([.I291]=&quot;Sim&quot;;&quot; SEQUENCE=&quot;&quot;true&quot;&quot;&quot;;&quot; SEQUENCE=&quot;&quot;false&quot;&quot;&quot;);&quot;&quot;)&amp;IF([.H291]&lt;&gt;&quot;&quot;;&quot; NOTNULL=&quot;&quot;&quot;&amp;IF([.H291]=&quot;Sim&quot;;&quot;true&quot;;&quot;false&quot;)&amp;&quot;&quot;&quot;&quot;;&quot;&quot;);&quot;&quot;)">
            <text:p/>
          </table:table-cell>
          <table:table-cell table:style-name="ce26" table:formula="of:=IF(AND([.B291]&lt;&gt;[.B290];[.B291]&lt;&gt;&quot;&quot;);&quot;&lt;TABLE NAME=&quot;&quot;&quot;&amp;[.B291]&amp;&quot;&quot;&quot; COMMENT=&quot;&quot;&quot;&amp;[.K291]&amp;&quot;&quot;&quot; &quot;&amp; [.M291] &amp;&quot;&gt;&lt;FIELDS&gt;&quot;;&quot;&quot;) &amp; IF(AND([.A291]=&quot;Chave&quot;;[.A290]=&quot;Campo&quot;);&quot;&lt;KEYS&gt;&quot;;&quot;&quot;) &amp; IF([.A291]=&quot;Chave&quot;;&quot;&lt;KEY NAME=&quot;&quot;&quot;&amp;[.E291]&amp;&quot;&quot;&quot; TYPE=&quot;&quot;&quot;&amp;IF([.D291]=&quot;PK&quot;;&quot;primary&quot;;&quot;foreign&quot;)&amp;&quot;&quot;&quot; FIELDS=&quot;&quot;&quot;&amp;[.C291]&amp;&quot;&quot;&quot;&quot;&amp;IF([.D291]=&quot;FK&quot;;&quot; REFTABLE=&quot;&quot;&quot;&amp;[.F291]&amp;&quot;&quot;&quot; REFFIELDS=&quot;&quot;&quot;&amp;[.G291]&amp;&quot;&quot;&quot;&quot;;&quot;&quot;)&amp;&quot; &quot;&amp;[.L291]&amp;&quot; COMMENT=&quot;&quot;&quot;&amp;[.J291]&amp;&quot;&quot;&quot;&quot;&amp;IF(AND([.A291]=&quot;Campo&quot;;[.D291]=&quot;PK&quot;);&quot; SEQUENCE=&quot;&quot;true&quot;&quot;&quot;;&quot;&quot;)&amp;&quot;/&gt;&quot;;&quot;&quot;) &amp; IF([.A291]=&quot;Campo&quot;;&quot;&lt;FIELD NAME=&quot;&quot;&quot;&amp;[.C291]&amp;&quot;&quot;&quot; &quot;&amp;[.N291]&amp;&quot; &quot;&amp;[.L291]&amp;IF(AND([.A291]=&quot;Campo&quot;;[.D291]&lt;&gt;&quot;PK&quot;);&quot; SEQUENCE=&quot;&quot;false&quot;&quot; &quot;;&quot;&quot;)&amp;&quot; COMMENT=&quot;&quot;&quot;&amp;[.J291]&amp;&quot;&quot;&quot;/&gt;&quot;;&quot;&quot;) &amp; IF(AND([.A291]=&quot;Campo&quot;;[.A292]=&quot;Chave&quot;);&quot;&lt;/FIELDS&gt;&quot;;&quot;&quot;) &amp; IF(AND([.A291]=&quot;Chave&quot;;[.A292]&lt;&gt;&quot;Chave&quot;);&quot;&lt;/KEYS&gt;&quot;;&quot;&quot;) &amp; IF([.B291]&lt;&gt;[.B292];&quot;&lt;/TABLE&gt;&quot;;&quot;&quot;) &amp; IF(AND([.A291]=&quot;&quot;;[.A290]&lt;&gt;&quot;&quot;);&quot;&lt;/TABLES&gt;&lt;/XMLDB&gt;&quot;;&quot;&quot;)">
            <text:p/>
          </table:table-cell>
          <table:table-cell table:style-name="ce27" table:formula="of:=IF(AND([.A291]=&quot;Campo&quot;;[.A291]&lt;&gt;[.A290]);&quot;&lt;Form name=&quot;&quot;newRecord&quot;&quot;&gt;&quot;;&quot;&quot;)&amp;IF([.A291]=&quot;Campo&quot;;&quot;&lt;&quot;&amp;IF([.D291]=&quot;FK&quot;;&quot;Select &quot;;VLOOKUP([.F291];[$Auxiliar.$A$27:.$B$48];2;0))&amp;&quot; id=&quot;&quot;&quot;&amp;[.C291]&amp;&quot;&quot;&quot; label=&quot;&quot;&quot;&amp;[.C291]&amp;&quot;&quot;&quot;&quot;&amp; IF([.D291]=&quot;FK&quot;;&quot; datasource=&quot;&quot;table:&quot;&amp;VLOOKUP(&quot;Chave&quot;&amp;&quot;.&quot;&amp;[.C291];[.$Q$1:.$R$2300];2;0)&amp;&quot;&quot;&quot; bindid=&quot;&quot;id&quot;&quot; bindvalue=&quot;&quot;name&quot;&quot;&quot;;&quot;&quot;)&amp;&quot;required=&quot;&quot;&quot;&amp;IF([.H291]=&quot;Sim&quot;;&quot;true&quot;;&quot;false&quot;)&amp;&quot;&quot;&quot; /&gt;&quot;;&quot;&quot;)&amp;IF(AND([.A291]=&quot;Chave&quot;;[.A290]=&quot;Campo&quot;);&quot;&lt;/Form&gt;&quot;;&quot;&quot;)">
            <text:p/>
          </table:table-cell>
          <table:table-cell table:style-name="ce27" table:formula="of:=IF([.A291]&lt;&gt;&quot;&quot;;[.A291]&amp;&quot;.&quot;&amp;[.C291];&quot;&quot;)">
            <text:p/>
          </table:table-cell>
          <table:table-cell table:style-name="ce27" table:formula="of:=IF([.A291]&lt;&gt;&quot;&quot;;[.F291];&quot;&quot;)">
            <text:p/>
          </table:table-cell>
        </table:table-row>
        <table:table-row table:style-name="ro1">
          <table:table-cell table:formula="of:=IF([Campos.A85]=&quot;&quot;;&quot;&quot;;[Campos.A85])">
            <text:p/>
          </table:table-cell>
          <table:table-cell table:formula="of:=IF([Campos.B85]=&quot;&quot;;&quot;&quot;;[Campos.B85])">
            <text:p/>
          </table:table-cell>
          <table:table-cell table:formula="of:=IF([Campos.C85]=&quot;&quot;;&quot;&quot;;[Campos.C85])">
            <text:p/>
          </table:table-cell>
          <table:table-cell table:formula="of:=IF([Campos.D85]=&quot;&quot;;&quot;&quot;;[Campos.D85])">
            <text:p/>
          </table:table-cell>
          <table:table-cell table:formula="of:=IF([.A292]=&quot;Chave&quot;;[.C292]&amp;ROW([.C292]);[.C292])">
            <text:p/>
          </table:table-cell>
          <table:table-cell table:formula="of:=IF([Campos.F85]=&quot;&quot;;&quot;&quot;;[Campos.F85])">
            <text:p/>
          </table:table-cell>
          <table:table-cell table:formula="of:=IF([Campos.G85]=&quot;&quot;;&quot;&quot;;[Campos.G85])">
            <text:p/>
          </table:table-cell>
          <table:table-cell table:formula="of:=IF([Campos.H85]=&quot;&quot;;&quot;&quot;;[Campos.H85])">
            <text:p/>
          </table:table-cell>
          <table:table-cell table:formula="of:=IF([Campos.E85]=&quot;&quot;;&quot;&quot;;[Campos.E85])">
            <text:p/>
          </table:table-cell>
          <table:table-cell table:formula="of:=IF([Campos.I85]=&quot;&quot;;&quot;&quot;;[Campos.I85])">
            <text:p/>
          </table:table-cell>
          <table:table-cell table:formula="of:=IF([.B292]=&quot;&quot;;&quot;&quot;;VLOOKUP([.B292];[$Tabelas.$A$1:.$B$136];2;0))">
            <text:p/>
          </table:table-cell>
          <table:table-cell table:formula="of:=IF([.A292]=&quot;Campo&quot;;IF([.A292]=&quot;&quot;;&quot;&quot;;IF([.A292]&lt;&gt;[.A291];&quot;&quot;;&quot;PREVIOUS=&quot;&quot;&quot;&amp;[.C291]&amp;&quot;&quot;&quot; &quot;) &amp; IF([.A292]&lt;&gt;[.A293];&quot;&quot;;&quot;NEXT=&quot;&quot;&quot;&amp;[.C293]&amp;&quot;&quot;&quot;&quot;));IF([.A292]=&quot;&quot;;&quot;&quot;;IF([.A292]&lt;&gt;[.A291];&quot;&quot;;&quot;PREVIOUS=&quot;&quot;&quot;&amp;[.E291]&amp;&quot;&quot;&quot; &quot;) &amp; IF([.A292]&lt;&gt;[.A293];&quot;&quot;;&quot;NEXT=&quot;&quot;&quot;&amp;[.E293]&amp;&quot;&quot;&quot;&quot;)))">
            <text:p/>
          </table:table-cell>
          <table:table-cell table:formula="of:=IF([.B292]=&quot;&quot;;&quot;&quot;;VLOOKUP([.B292];[$Tabelas.$A$1:.$C$136];3;0))">
            <text:p/>
          </table:table-cell>
          <table:table-cell table:formula="of:=IF([.A292]=&quot;Campo&quot;; IF(ISERROR(VLOOKUP([.F292];[$Auxiliar.$A$1:.$E$17];5;0));&quot;TYPE=&quot;&quot;&quot;&amp;[.F292]&amp;&quot;&quot;&quot; LENGTH=&quot;&quot;&quot;&amp;[.G292]&amp;&quot;&quot;&quot; &quot;;VLOOKUP([.F292];[$Auxiliar.$A$1:.$E$17];5;0)) &amp; IF(AND([.A292]=&quot;Campo&quot;;[.D292]=&quot;PK&quot;); IF([.I292]=&quot;Sim&quot;;&quot; SEQUENCE=&quot;&quot;true&quot;&quot;&quot;;&quot; SEQUENCE=&quot;&quot;false&quot;&quot;&quot;);&quot;&quot;)&amp;IF([.H292]&lt;&gt;&quot;&quot;;&quot; NOTNULL=&quot;&quot;&quot;&amp;IF([.H292]=&quot;Sim&quot;;&quot;true&quot;;&quot;false&quot;)&amp;&quot;&quot;&quot;&quot;;&quot;&quot;);&quot;&quot;)">
            <text:p/>
          </table:table-cell>
          <table:table-cell table:style-name="ce26" table:formula="of:=IF(AND([.B292]&lt;&gt;[.B291];[.B292]&lt;&gt;&quot;&quot;);&quot;&lt;TABLE NAME=&quot;&quot;&quot;&amp;[.B292]&amp;&quot;&quot;&quot; COMMENT=&quot;&quot;&quot;&amp;[.K292]&amp;&quot;&quot;&quot; &quot;&amp; [.M292] &amp;&quot;&gt;&lt;FIELDS&gt;&quot;;&quot;&quot;) &amp; IF(AND([.A292]=&quot;Chave&quot;;[.A291]=&quot;Campo&quot;);&quot;&lt;KEYS&gt;&quot;;&quot;&quot;) &amp; IF([.A292]=&quot;Chave&quot;;&quot;&lt;KEY NAME=&quot;&quot;&quot;&amp;[.E292]&amp;&quot;&quot;&quot; TYPE=&quot;&quot;&quot;&amp;IF([.D292]=&quot;PK&quot;;&quot;primary&quot;;&quot;foreign&quot;)&amp;&quot;&quot;&quot; FIELDS=&quot;&quot;&quot;&amp;[.C292]&amp;&quot;&quot;&quot;&quot;&amp;IF([.D292]=&quot;FK&quot;;&quot; REFTABLE=&quot;&quot;&quot;&amp;[.F292]&amp;&quot;&quot;&quot; REFFIELDS=&quot;&quot;&quot;&amp;[.G292]&amp;&quot;&quot;&quot;&quot;;&quot;&quot;)&amp;&quot; &quot;&amp;[.L292]&amp;&quot; COMMENT=&quot;&quot;&quot;&amp;[.J292]&amp;&quot;&quot;&quot;&quot;&amp;IF(AND([.A292]=&quot;Campo&quot;;[.D292]=&quot;PK&quot;);&quot; SEQUENCE=&quot;&quot;true&quot;&quot;&quot;;&quot;&quot;)&amp;&quot;/&gt;&quot;;&quot;&quot;) &amp; IF([.A292]=&quot;Campo&quot;;&quot;&lt;FIELD NAME=&quot;&quot;&quot;&amp;[.C292]&amp;&quot;&quot;&quot; &quot;&amp;[.N292]&amp;&quot; &quot;&amp;[.L292]&amp;IF(AND([.A292]=&quot;Campo&quot;;[.D292]&lt;&gt;&quot;PK&quot;);&quot; SEQUENCE=&quot;&quot;false&quot;&quot; &quot;;&quot;&quot;)&amp;&quot; COMMENT=&quot;&quot;&quot;&amp;[.J292]&amp;&quot;&quot;&quot;/&gt;&quot;;&quot;&quot;) &amp; IF(AND([.A292]=&quot;Campo&quot;;[.A293]=&quot;Chave&quot;);&quot;&lt;/FIELDS&gt;&quot;;&quot;&quot;) &amp; IF(AND([.A292]=&quot;Chave&quot;;[.A293]&lt;&gt;&quot;Chave&quot;);&quot;&lt;/KEYS&gt;&quot;;&quot;&quot;) &amp; IF([.B292]&lt;&gt;[.B293];&quot;&lt;/TABLE&gt;&quot;;&quot;&quot;) &amp; IF(AND([.A292]=&quot;&quot;;[.A291]&lt;&gt;&quot;&quot;);&quot;&lt;/TABLES&gt;&lt;/XMLDB&gt;&quot;;&quot;&quot;)">
            <text:p/>
          </table:table-cell>
          <table:table-cell table:formula="of:=IF(AND([.A292]=&quot;Campo&quot;;[.A292]&lt;&gt;[.A291]);&quot;&lt;Form name=&quot;&quot;newRecord&quot;&quot;&gt;&quot;;&quot;&quot;)&amp;IF([.A292]=&quot;Campo&quot;;&quot;&lt;&quot;&amp;IF([.D292]=&quot;FK&quot;;&quot;Select&quot;;VLOOKUP([.F292];[$Auxiliar.$A$27:.$B$48];2;0))&amp;&quot; id=&quot;&quot;&quot;&amp;[.C292]&amp;&quot;&quot;&quot; label=&quot;&quot;&quot;&amp;[.C292]&amp;&quot;&quot;&quot; required=&quot;&quot;&quot;&amp;IF([.H292]=&quot;Sim&quot;;&quot;true&quot;;&quot;false&quot;)&amp;&quot;&quot;&quot; /&gt;&quot;;&quot;&quot;)&amp;IF(AND([.A292]=&quot;Chave&quot;;[.A291]=&quot;Campo&quot;);&quot;&lt;/Form&gt;&quot;;&quot;&quot;)">
            <text:p/>
          </table:table-cell>
          <table:table-cell table:number-columns-repeated="2"/>
        </table:table-row>
        <table:table-row table:style-name="ro1">
          <table:table-cell table:formula="of:=IF([Campos.A86]=&quot;&quot;;&quot;&quot;;[Campos.A86])">
            <text:p/>
          </table:table-cell>
          <table:table-cell table:formula="of:=IF([Campos.B86]=&quot;&quot;;&quot;&quot;;[Campos.B86])">
            <text:p/>
          </table:table-cell>
          <table:table-cell table:formula="of:=IF([Campos.C86]=&quot;&quot;;&quot;&quot;;[Campos.C86])">
            <text:p/>
          </table:table-cell>
          <table:table-cell table:formula="of:=IF([Campos.D86]=&quot;&quot;;&quot;&quot;;[Campos.D86])">
            <text:p/>
          </table:table-cell>
          <table:table-cell table:formula="of:=IF([.A293]=&quot;Chave&quot;;[.C293]&amp;ROW([.C293]);[.C293])">
            <text:p/>
          </table:table-cell>
          <table:table-cell table:formula="of:=IF([Campos.F86]=&quot;&quot;;&quot;&quot;;[Campos.F86])">
            <text:p/>
          </table:table-cell>
          <table:table-cell table:formula="of:=IF([Campos.G86]=&quot;&quot;;&quot;&quot;;[Campos.G86])">
            <text:p/>
          </table:table-cell>
          <table:table-cell table:formula="of:=IF([Campos.H86]=&quot;&quot;;&quot;&quot;;[Campos.H86])">
            <text:p/>
          </table:table-cell>
          <table:table-cell table:formula="of:=IF([Campos.E86]=&quot;&quot;;&quot;&quot;;[Campos.E86])">
            <text:p/>
          </table:table-cell>
          <table:table-cell table:formula="of:=IF([Campos.I86]=&quot;&quot;;&quot;&quot;;[Campos.I86])">
            <text:p/>
          </table:table-cell>
          <table:table-cell table:formula="of:=IF([.B293]=&quot;&quot;;&quot;&quot;;VLOOKUP([.B293];[$Tabelas.$A$1:.$B$136];2;0))">
            <text:p/>
          </table:table-cell>
          <table:table-cell table:formula="of:=IF([.A293]=&quot;Campo&quot;;IF([.A293]=&quot;&quot;;&quot;&quot;;IF([.A293]&lt;&gt;[.A292];&quot;&quot;;&quot;PREVIOUS=&quot;&quot;&quot;&amp;[.C292]&amp;&quot;&quot;&quot; &quot;) &amp; IF([.A293]&lt;&gt;[.A294];&quot;&quot;;&quot;NEXT=&quot;&quot;&quot;&amp;[.C294]&amp;&quot;&quot;&quot;&quot;));IF([.A293]=&quot;&quot;;&quot;&quot;;IF([.A293]&lt;&gt;[.A292];&quot;&quot;;&quot;PREVIOUS=&quot;&quot;&quot;&amp;[.E292]&amp;&quot;&quot;&quot; &quot;) &amp; IF([.A293]&lt;&gt;[.A294];&quot;&quot;;&quot;NEXT=&quot;&quot;&quot;&amp;[.E294]&amp;&quot;&quot;&quot;&quot;)))">
            <text:p/>
          </table:table-cell>
          <table:table-cell table:formula="of:=IF([.B293]=&quot;&quot;;&quot;&quot;;VLOOKUP([.B293];[$Tabelas.$A$1:.$C$136];3;0))">
            <text:p/>
          </table:table-cell>
          <table:table-cell table:formula="of:=IF([.A293]=&quot;Campo&quot;; IF(ISERROR(VLOOKUP([.F293];[$Auxiliar.$A$1:.$E$17];5;0));&quot;TYPE=&quot;&quot;&quot;&amp;[.F293]&amp;&quot;&quot;&quot; LENGTH=&quot;&quot;&quot;&amp;[.G293]&amp;&quot;&quot;&quot; &quot;;VLOOKUP([.F293];[$Auxiliar.$A$1:.$E$17];5;0)) &amp; IF(AND([.A293]=&quot;Campo&quot;;[.D293]=&quot;PK&quot;); IF([.I293]=&quot;Sim&quot;;&quot; SEQUENCE=&quot;&quot;true&quot;&quot;&quot;;&quot; SEQUENCE=&quot;&quot;false&quot;&quot;&quot;);&quot;&quot;)&amp;IF([.H293]&lt;&gt;&quot;&quot;;&quot; NOTNULL=&quot;&quot;&quot;&amp;IF([.H293]=&quot;Sim&quot;;&quot;true&quot;;&quot;false&quot;)&amp;&quot;&quot;&quot;&quot;;&quot;&quot;);&quot;&quot;)">
            <text:p/>
          </table:table-cell>
          <table:table-cell table:style-name="ce26" table:formula="of:=IF(AND([.B293]&lt;&gt;[.B292];[.B293]&lt;&gt;&quot;&quot;);&quot;&lt;TABLE NAME=&quot;&quot;&quot;&amp;[.B293]&amp;&quot;&quot;&quot; COMMENT=&quot;&quot;&quot;&amp;[.K293]&amp;&quot;&quot;&quot; &quot;&amp; [.M293] &amp;&quot;&gt;&lt;FIELDS&gt;&quot;;&quot;&quot;) &amp; IF(AND([.A293]=&quot;Chave&quot;;[.A292]=&quot;Campo&quot;);&quot;&lt;KEYS&gt;&quot;;&quot;&quot;) &amp; IF([.A293]=&quot;Chave&quot;;&quot;&lt;KEY NAME=&quot;&quot;&quot;&amp;[.E293]&amp;&quot;&quot;&quot; TYPE=&quot;&quot;&quot;&amp;IF([.D293]=&quot;PK&quot;;&quot;primary&quot;;&quot;foreign&quot;)&amp;&quot;&quot;&quot; FIELDS=&quot;&quot;&quot;&amp;[.C293]&amp;&quot;&quot;&quot;&quot;&amp;IF([.D293]=&quot;FK&quot;;&quot; REFTABLE=&quot;&quot;&quot;&amp;[.F293]&amp;&quot;&quot;&quot; REFFIELDS=&quot;&quot;&quot;&amp;[.G293]&amp;&quot;&quot;&quot;&quot;;&quot;&quot;)&amp;&quot; &quot;&amp;[.L293]&amp;&quot; COMMENT=&quot;&quot;&quot;&amp;[.J293]&amp;&quot;&quot;&quot;&quot;&amp;IF(AND([.A293]=&quot;Campo&quot;;[.D293]=&quot;PK&quot;);&quot; SEQUENCE=&quot;&quot;true&quot;&quot;&quot;;&quot;&quot;)&amp;&quot;/&gt;&quot;;&quot;&quot;) &amp; IF([.A293]=&quot;Campo&quot;;&quot;&lt;FIELD NAME=&quot;&quot;&quot;&amp;[.C293]&amp;&quot;&quot;&quot; &quot;&amp;[.N293]&amp;&quot; &quot;&amp;[.L293]&amp;IF(AND([.A293]=&quot;Campo&quot;;[.D293]&lt;&gt;&quot;PK&quot;);&quot; SEQUENCE=&quot;&quot;false&quot;&quot; &quot;;&quot;&quot;)&amp;&quot; COMMENT=&quot;&quot;&quot;&amp;[.J293]&amp;&quot;&quot;&quot;/&gt;&quot;;&quot;&quot;) &amp; IF(AND([.A293]=&quot;Campo&quot;;[.A294]=&quot;Chave&quot;);&quot;&lt;/FIELDS&gt;&quot;;&quot;&quot;) &amp; IF(AND([.A293]=&quot;Chave&quot;;[.A294]&lt;&gt;&quot;Chave&quot;);&quot;&lt;/KEYS&gt;&quot;;&quot;&quot;) &amp; IF([.B293]&lt;&gt;[.B294];&quot;&lt;/TABLE&gt;&quot;;&quot;&quot;) &amp; IF(AND([.A293]=&quot;&quot;;[.A292]&lt;&gt;&quot;&quot;);&quot;&lt;/TABLES&gt;&lt;/XMLDB&gt;&quot;;&quot;&quot;)">
            <text:p/>
          </table:table-cell>
          <table:table-cell table:formula="of:=IF(AND([.A293]=&quot;Campo&quot;;[.A293]&lt;&gt;[.A292]);&quot;&lt;Form name=&quot;&quot;newRecord&quot;&quot;&gt;&quot;;&quot;&quot;)&amp;IF([.A293]=&quot;Campo&quot;;&quot;&lt;&quot;&amp;IF([.D293]=&quot;FK&quot;;&quot;Select&quot;;VLOOKUP([.F293];[$Auxiliar.$A$27:.$B$48];2;0))&amp;&quot; id=&quot;&quot;&quot;&amp;[.C293]&amp;&quot;&quot;&quot; label=&quot;&quot;&quot;&amp;[.C293]&amp;&quot;&quot;&quot; required=&quot;&quot;&quot;&amp;IF([.H293]=&quot;Sim&quot;;&quot;true&quot;;&quot;false&quot;)&amp;&quot;&quot;&quot; /&gt;&quot;;&quot;&quot;)&amp;IF(AND([.A293]=&quot;Chave&quot;;[.A292]=&quot;Campo&quot;);&quot;&lt;/Form&gt;&quot;;&quot;&quot;)">
            <text:p/>
          </table:table-cell>
          <table:table-cell table:number-columns-repeated="2"/>
        </table:table-row>
        <table:table-row table:style-name="ro1">
          <table:table-cell table:formula="of:=IF([Campos.A87]=&quot;&quot;;&quot;&quot;;[Campos.A87])">
            <text:p/>
          </table:table-cell>
          <table:table-cell table:formula="of:=IF([Campos.B87]=&quot;&quot;;&quot;&quot;;[Campos.B87])">
            <text:p/>
          </table:table-cell>
          <table:table-cell table:formula="of:=IF([Campos.C87]=&quot;&quot;;&quot;&quot;;[Campos.C87])">
            <text:p/>
          </table:table-cell>
          <table:table-cell table:formula="of:=IF([Campos.D87]=&quot;&quot;;&quot;&quot;;[Campos.D87])">
            <text:p/>
          </table:table-cell>
          <table:table-cell table:formula="of:=IF([.A294]=&quot;Chave&quot;;[.C294]&amp;ROW([.C294]);[.C294])">
            <text:p/>
          </table:table-cell>
          <table:table-cell table:formula="of:=IF([Campos.F87]=&quot;&quot;;&quot;&quot;;[Campos.F87])">
            <text:p/>
          </table:table-cell>
          <table:table-cell table:formula="of:=IF([Campos.G87]=&quot;&quot;;&quot;&quot;;[Campos.G87])">
            <text:p/>
          </table:table-cell>
          <table:table-cell table:formula="of:=IF([Campos.H87]=&quot;&quot;;&quot;&quot;;[Campos.H87])">
            <text:p/>
          </table:table-cell>
          <table:table-cell table:formula="of:=IF([Campos.E87]=&quot;&quot;;&quot;&quot;;[Campos.E87])">
            <text:p/>
          </table:table-cell>
          <table:table-cell table:formula="of:=IF([Campos.I87]=&quot;&quot;;&quot;&quot;;[Campos.I87])">
            <text:p/>
          </table:table-cell>
          <table:table-cell table:formula="of:=IF([.B294]=&quot;&quot;;&quot;&quot;;VLOOKUP([.B294];[$Tabelas.$A$1:.$B$136];2;0))">
            <text:p/>
          </table:table-cell>
          <table:table-cell table:formula="of:=IF([.A294]=&quot;Campo&quot;;IF([.A294]=&quot;&quot;;&quot;&quot;;IF([.A294]&lt;&gt;[.A293];&quot;&quot;;&quot;PREVIOUS=&quot;&quot;&quot;&amp;[.C293]&amp;&quot;&quot;&quot; &quot;) &amp; IF([.A294]&lt;&gt;[.A295];&quot;&quot;;&quot;NEXT=&quot;&quot;&quot;&amp;[.C295]&amp;&quot;&quot;&quot;&quot;));IF([.A294]=&quot;&quot;;&quot;&quot;;IF([.A294]&lt;&gt;[.A293];&quot;&quot;;&quot;PREVIOUS=&quot;&quot;&quot;&amp;[.E293]&amp;&quot;&quot;&quot; &quot;) &amp; IF([.A294]&lt;&gt;[.A295];&quot;&quot;;&quot;NEXT=&quot;&quot;&quot;&amp;[.E295]&amp;&quot;&quot;&quot;&quot;)))">
            <text:p/>
          </table:table-cell>
          <table:table-cell table:formula="of:=IF([.B294]=&quot;&quot;;&quot;&quot;;VLOOKUP([.B294];[$Tabelas.$A$1:.$C$136];3;0))">
            <text:p/>
          </table:table-cell>
          <table:table-cell table:formula="of:=IF([.A294]=&quot;Campo&quot;; IF(ISERROR(VLOOKUP([.F294];[$Auxiliar.$A$1:.$E$17];5;0));&quot;TYPE=&quot;&quot;&quot;&amp;[.F294]&amp;&quot;&quot;&quot; LENGTH=&quot;&quot;&quot;&amp;[.G294]&amp;&quot;&quot;&quot; &quot;;VLOOKUP([.F294];[$Auxiliar.$A$1:.$E$17];5;0)) &amp; IF(AND([.A294]=&quot;Campo&quot;;[.D294]=&quot;PK&quot;); IF([.I294]=&quot;Sim&quot;;&quot; SEQUENCE=&quot;&quot;true&quot;&quot;&quot;;&quot; SEQUENCE=&quot;&quot;false&quot;&quot;&quot;);&quot;&quot;)&amp;IF([.H294]&lt;&gt;&quot;&quot;;&quot; NOTNULL=&quot;&quot;&quot;&amp;IF([.H294]=&quot;Sim&quot;;&quot;true&quot;;&quot;false&quot;)&amp;&quot;&quot;&quot;&quot;;&quot;&quot;);&quot;&quot;)">
            <text:p/>
          </table:table-cell>
          <table:table-cell table:style-name="ce26" table:formula="of:=IF(AND([.B294]&lt;&gt;[.B293];[.B294]&lt;&gt;&quot;&quot;);&quot;&lt;TABLE NAME=&quot;&quot;&quot;&amp;[.B294]&amp;&quot;&quot;&quot; COMMENT=&quot;&quot;&quot;&amp;[.K294]&amp;&quot;&quot;&quot; &quot;&amp; [.M294] &amp;&quot;&gt;&lt;FIELDS&gt;&quot;;&quot;&quot;) &amp; IF(AND([.A294]=&quot;Chave&quot;;[.A293]=&quot;Campo&quot;);&quot;&lt;KEYS&gt;&quot;;&quot;&quot;) &amp; IF([.A294]=&quot;Chave&quot;;&quot;&lt;KEY NAME=&quot;&quot;&quot;&amp;[.E294]&amp;&quot;&quot;&quot; TYPE=&quot;&quot;&quot;&amp;IF([.D294]=&quot;PK&quot;;&quot;primary&quot;;&quot;foreign&quot;)&amp;&quot;&quot;&quot; FIELDS=&quot;&quot;&quot;&amp;[.C294]&amp;&quot;&quot;&quot;&quot;&amp;IF([.D294]=&quot;FK&quot;;&quot; REFTABLE=&quot;&quot;&quot;&amp;[.F294]&amp;&quot;&quot;&quot; REFFIELDS=&quot;&quot;&quot;&amp;[.G294]&amp;&quot;&quot;&quot;&quot;;&quot;&quot;)&amp;&quot; &quot;&amp;[.L294]&amp;&quot; COMMENT=&quot;&quot;&quot;&amp;[.J294]&amp;&quot;&quot;&quot;&quot;&amp;IF(AND([.A294]=&quot;Campo&quot;;[.D294]=&quot;PK&quot;);&quot; SEQUENCE=&quot;&quot;true&quot;&quot;&quot;;&quot;&quot;)&amp;&quot;/&gt;&quot;;&quot;&quot;) &amp; IF([.A294]=&quot;Campo&quot;;&quot;&lt;FIELD NAME=&quot;&quot;&quot;&amp;[.C294]&amp;&quot;&quot;&quot; &quot;&amp;[.N294]&amp;&quot; &quot;&amp;[.L294]&amp;IF(AND([.A294]=&quot;Campo&quot;;[.D294]&lt;&gt;&quot;PK&quot;);&quot; SEQUENCE=&quot;&quot;false&quot;&quot; &quot;;&quot;&quot;)&amp;&quot; COMMENT=&quot;&quot;&quot;&amp;[.J294]&amp;&quot;&quot;&quot;/&gt;&quot;;&quot;&quot;) &amp; IF(AND([.A294]=&quot;Campo&quot;;[.A295]=&quot;Chave&quot;);&quot;&lt;/FIELDS&gt;&quot;;&quot;&quot;) &amp; IF(AND([.A294]=&quot;Chave&quot;;[.A295]&lt;&gt;&quot;Chave&quot;);&quot;&lt;/KEYS&gt;&quot;;&quot;&quot;) &amp; IF([.B294]&lt;&gt;[.B295];&quot;&lt;/TABLE&gt;&quot;;&quot;&quot;) &amp; IF(AND([.A294]=&quot;&quot;;[.A293]&lt;&gt;&quot;&quot;);&quot;&lt;/TABLES&gt;&lt;/XMLDB&gt;&quot;;&quot;&quot;)">
            <text:p/>
          </table:table-cell>
          <table:table-cell table:formula="of:=IF(AND([.A294]=&quot;Campo&quot;;[.A294]&lt;&gt;[.A293]);&quot;&lt;Form name=&quot;&quot;newRecord&quot;&quot;&gt;&quot;;&quot;&quot;)&amp;IF([.A294]=&quot;Campo&quot;;&quot;&lt;&quot;&amp;IF([.D294]=&quot;FK&quot;;&quot;Select&quot;;VLOOKUP([.F294];[$Auxiliar.$A$27:.$B$48];2;0))&amp;&quot; id=&quot;&quot;&quot;&amp;[.C294]&amp;&quot;&quot;&quot; label=&quot;&quot;&quot;&amp;[.C294]&amp;&quot;&quot;&quot; required=&quot;&quot;&quot;&amp;IF([.H294]=&quot;Sim&quot;;&quot;true&quot;;&quot;false&quot;)&amp;&quot;&quot;&quot; /&gt;&quot;;&quot;&quot;)&amp;IF(AND([.A294]=&quot;Chave&quot;;[.A293]=&quot;Campo&quot;);&quot;&lt;/Form&gt;&quot;;&quot;&quot;)">
            <text:p/>
          </table:table-cell>
          <table:table-cell table:number-columns-repeated="2"/>
        </table:table-row>
        <table:table-row table:style-name="ro1">
          <table:table-cell table:formula="of:=IF([Campos.A88]=&quot;&quot;;&quot;&quot;;[Campos.A88])">
            <text:p/>
          </table:table-cell>
          <table:table-cell table:formula="of:=IF([Campos.B88]=&quot;&quot;;&quot;&quot;;[Campos.B88])">
            <text:p/>
          </table:table-cell>
          <table:table-cell table:formula="of:=IF([Campos.C88]=&quot;&quot;;&quot;&quot;;[Campos.C88])">
            <text:p/>
          </table:table-cell>
          <table:table-cell table:formula="of:=IF([Campos.D88]=&quot;&quot;;&quot;&quot;;[Campos.D88])">
            <text:p/>
          </table:table-cell>
          <table:table-cell table:formula="of:=IF([.A295]=&quot;Chave&quot;;[.C295]&amp;ROW([.C295]);[.C295])">
            <text:p/>
          </table:table-cell>
          <table:table-cell table:formula="of:=IF([Campos.F88]=&quot;&quot;;&quot;&quot;;[Campos.F88])">
            <text:p/>
          </table:table-cell>
          <table:table-cell table:formula="of:=IF([Campos.G88]=&quot;&quot;;&quot;&quot;;[Campos.G88])">
            <text:p/>
          </table:table-cell>
          <table:table-cell table:formula="of:=IF([Campos.H88]=&quot;&quot;;&quot;&quot;;[Campos.H88])">
            <text:p/>
          </table:table-cell>
          <table:table-cell table:formula="of:=IF([Campos.E88]=&quot;&quot;;&quot;&quot;;[Campos.E88])">
            <text:p/>
          </table:table-cell>
          <table:table-cell table:formula="of:=IF([Campos.I88]=&quot;&quot;;&quot;&quot;;[Campos.I88])">
            <text:p/>
          </table:table-cell>
          <table:table-cell table:formula="of:=IF([.B295]=&quot;&quot;;&quot;&quot;;VLOOKUP([.B295];[$Tabelas.$A$1:.$B$136];2;0))">
            <text:p/>
          </table:table-cell>
          <table:table-cell table:formula="of:=IF([.A295]=&quot;Campo&quot;;IF([.A295]=&quot;&quot;;&quot;&quot;;IF([.A295]&lt;&gt;[.A294];&quot;&quot;;&quot;PREVIOUS=&quot;&quot;&quot;&amp;[.C294]&amp;&quot;&quot;&quot; &quot;) &amp; IF([.A295]&lt;&gt;[.A296];&quot;&quot;;&quot;NEXT=&quot;&quot;&quot;&amp;[.C296]&amp;&quot;&quot;&quot;&quot;));IF([.A295]=&quot;&quot;;&quot;&quot;;IF([.A295]&lt;&gt;[.A294];&quot;&quot;;&quot;PREVIOUS=&quot;&quot;&quot;&amp;[.E294]&amp;&quot;&quot;&quot; &quot;) &amp; IF([.A295]&lt;&gt;[.A296];&quot;&quot;;&quot;NEXT=&quot;&quot;&quot;&amp;[.E296]&amp;&quot;&quot;&quot;&quot;)))">
            <text:p/>
          </table:table-cell>
          <table:table-cell table:formula="of:=IF([.B295]=&quot;&quot;;&quot;&quot;;VLOOKUP([.B295];[$Tabelas.$A$1:.$C$136];3;0))">
            <text:p/>
          </table:table-cell>
          <table:table-cell table:formula="of:=IF([.A295]=&quot;Campo&quot;; IF(ISERROR(VLOOKUP([.F295];[$Auxiliar.$A$1:.$E$17];5;0));&quot;TYPE=&quot;&quot;&quot;&amp;[.F295]&amp;&quot;&quot;&quot; LENGTH=&quot;&quot;&quot;&amp;[.G295]&amp;&quot;&quot;&quot; &quot;;VLOOKUP([.F295];[$Auxiliar.$A$1:.$E$17];5;0)) &amp; IF(AND([.A295]=&quot;Campo&quot;;[.D295]=&quot;PK&quot;); IF([.I295]=&quot;Sim&quot;;&quot; SEQUENCE=&quot;&quot;true&quot;&quot;&quot;;&quot; SEQUENCE=&quot;&quot;false&quot;&quot;&quot;);&quot;&quot;)&amp;IF([.H295]&lt;&gt;&quot;&quot;;&quot; NOTNULL=&quot;&quot;&quot;&amp;IF([.H295]=&quot;Sim&quot;;&quot;true&quot;;&quot;false&quot;)&amp;&quot;&quot;&quot;&quot;;&quot;&quot;);&quot;&quot;)">
            <text:p/>
          </table:table-cell>
          <table:table-cell table:style-name="ce26" table:formula="of:=IF(AND([.B295]&lt;&gt;[.B294];[.B295]&lt;&gt;&quot;&quot;);&quot;&lt;TABLE NAME=&quot;&quot;&quot;&amp;[.B295]&amp;&quot;&quot;&quot; COMMENT=&quot;&quot;&quot;&amp;[.K295]&amp;&quot;&quot;&quot; &quot;&amp; [.M295] &amp;&quot;&gt;&lt;FIELDS&gt;&quot;;&quot;&quot;) &amp; IF(AND([.A295]=&quot;Chave&quot;;[.A294]=&quot;Campo&quot;);&quot;&lt;KEYS&gt;&quot;;&quot;&quot;) &amp; IF([.A295]=&quot;Chave&quot;;&quot;&lt;KEY NAME=&quot;&quot;&quot;&amp;[.E295]&amp;&quot;&quot;&quot; TYPE=&quot;&quot;&quot;&amp;IF([.D295]=&quot;PK&quot;;&quot;primary&quot;;&quot;foreign&quot;)&amp;&quot;&quot;&quot; FIELDS=&quot;&quot;&quot;&amp;[.C295]&amp;&quot;&quot;&quot;&quot;&amp;IF([.D295]=&quot;FK&quot;;&quot; REFTABLE=&quot;&quot;&quot;&amp;[.F295]&amp;&quot;&quot;&quot; REFFIELDS=&quot;&quot;&quot;&amp;[.G295]&amp;&quot;&quot;&quot;&quot;;&quot;&quot;)&amp;&quot; &quot;&amp;[.L295]&amp;&quot; COMMENT=&quot;&quot;&quot;&amp;[.J295]&amp;&quot;&quot;&quot;&quot;&amp;IF(AND([.A295]=&quot;Campo&quot;;[.D295]=&quot;PK&quot;);&quot; SEQUENCE=&quot;&quot;true&quot;&quot;&quot;;&quot;&quot;)&amp;&quot;/&gt;&quot;;&quot;&quot;) &amp; IF([.A295]=&quot;Campo&quot;;&quot;&lt;FIELD NAME=&quot;&quot;&quot;&amp;[.C295]&amp;&quot;&quot;&quot; &quot;&amp;[.N295]&amp;&quot; &quot;&amp;[.L295]&amp;IF(AND([.A295]=&quot;Campo&quot;;[.D295]&lt;&gt;&quot;PK&quot;);&quot; SEQUENCE=&quot;&quot;false&quot;&quot; &quot;;&quot;&quot;)&amp;&quot; COMMENT=&quot;&quot;&quot;&amp;[.J295]&amp;&quot;&quot;&quot;/&gt;&quot;;&quot;&quot;) &amp; IF(AND([.A295]=&quot;Campo&quot;;[.A296]=&quot;Chave&quot;);&quot;&lt;/FIELDS&gt;&quot;;&quot;&quot;) &amp; IF(AND([.A295]=&quot;Chave&quot;;[.A296]&lt;&gt;&quot;Chave&quot;);&quot;&lt;/KEYS&gt;&quot;;&quot;&quot;) &amp; IF([.B295]&lt;&gt;[.B296];&quot;&lt;/TABLE&gt;&quot;;&quot;&quot;) &amp; IF(AND([.A295]=&quot;&quot;;[.A294]&lt;&gt;&quot;&quot;);&quot;&lt;/TABLES&gt;&lt;/XMLDB&gt;&quot;;&quot;&quot;)">
            <text:p/>
          </table:table-cell>
          <table:table-cell table:formula="of:=IF(AND([.A295]=&quot;Campo&quot;;[.A295]&lt;&gt;[.A294]);&quot;&lt;Form name=&quot;&quot;newRecord&quot;&quot;&gt;&quot;;&quot;&quot;)&amp;IF([.A295]=&quot;Campo&quot;;&quot;&lt;&quot;&amp;IF([.D295]=&quot;FK&quot;;&quot;Select&quot;;VLOOKUP([.F295];[$Auxiliar.$A$27:.$B$48];2;0))&amp;&quot; id=&quot;&quot;&quot;&amp;[.C295]&amp;&quot;&quot;&quot; label=&quot;&quot;&quot;&amp;[.C295]&amp;&quot;&quot;&quot; required=&quot;&quot;&quot;&amp;IF([.H295]=&quot;Sim&quot;;&quot;true&quot;;&quot;false&quot;)&amp;&quot;&quot;&quot; /&gt;&quot;;&quot;&quot;)&amp;IF(AND([.A295]=&quot;Chave&quot;;[.A294]=&quot;Campo&quot;);&quot;&lt;/Form&gt;&quot;;&quot;&quot;)">
            <text:p/>
          </table:table-cell>
          <table:table-cell table:number-columns-repeated="2"/>
        </table:table-row>
        <table:table-row table:style-name="ro1">
          <table:table-cell table:formula="of:=IF([Campos.A89]=&quot;&quot;;&quot;&quot;;[Campos.A89])">
            <text:p/>
          </table:table-cell>
          <table:table-cell table:formula="of:=IF([Campos.B89]=&quot;&quot;;&quot;&quot;;[Campos.B89])">
            <text:p/>
          </table:table-cell>
          <table:table-cell table:formula="of:=IF([Campos.C89]=&quot;&quot;;&quot;&quot;;[Campos.C89])">
            <text:p/>
          </table:table-cell>
          <table:table-cell table:formula="of:=IF([Campos.D89]=&quot;&quot;;&quot;&quot;;[Campos.D89])">
            <text:p/>
          </table:table-cell>
          <table:table-cell table:formula="of:=IF([.A296]=&quot;Chave&quot;;[.C296]&amp;ROW([.C296]);[.C296])">
            <text:p/>
          </table:table-cell>
          <table:table-cell table:formula="of:=IF([Campos.F89]=&quot;&quot;;&quot;&quot;;[Campos.F89])">
            <text:p/>
          </table:table-cell>
          <table:table-cell table:formula="of:=IF([Campos.G89]=&quot;&quot;;&quot;&quot;;[Campos.G89])">
            <text:p/>
          </table:table-cell>
          <table:table-cell table:formula="of:=IF([Campos.H89]=&quot;&quot;;&quot;&quot;;[Campos.H89])">
            <text:p/>
          </table:table-cell>
          <table:table-cell table:formula="of:=IF([Campos.E89]=&quot;&quot;;&quot;&quot;;[Campos.E89])">
            <text:p/>
          </table:table-cell>
          <table:table-cell table:formula="of:=IF([Campos.I89]=&quot;&quot;;&quot;&quot;;[Campos.I89])">
            <text:p/>
          </table:table-cell>
          <table:table-cell table:formula="of:=IF([.B296]=&quot;&quot;;&quot;&quot;;VLOOKUP([.B296];[$Tabelas.$A$1:.$B$136];2;0))">
            <text:p/>
          </table:table-cell>
          <table:table-cell table:formula="of:=IF([.A296]=&quot;Campo&quot;;IF([.A296]=&quot;&quot;;&quot;&quot;;IF([.A296]&lt;&gt;[.A295];&quot;&quot;;&quot;PREVIOUS=&quot;&quot;&quot;&amp;[.C295]&amp;&quot;&quot;&quot; &quot;) &amp; IF([.A296]&lt;&gt;[.A297];&quot;&quot;;&quot;NEXT=&quot;&quot;&quot;&amp;[.C297]&amp;&quot;&quot;&quot;&quot;));IF([.A296]=&quot;&quot;;&quot;&quot;;IF([.A296]&lt;&gt;[.A295];&quot;&quot;;&quot;PREVIOUS=&quot;&quot;&quot;&amp;[.E295]&amp;&quot;&quot;&quot; &quot;) &amp; IF([.A296]&lt;&gt;[.A297];&quot;&quot;;&quot;NEXT=&quot;&quot;&quot;&amp;[.E297]&amp;&quot;&quot;&quot;&quot;)))">
            <text:p/>
          </table:table-cell>
          <table:table-cell table:formula="of:=IF([.B296]=&quot;&quot;;&quot;&quot;;VLOOKUP([.B296];[$Tabelas.$A$1:.$C$136];3;0))">
            <text:p/>
          </table:table-cell>
          <table:table-cell table:formula="of:=IF([.A296]=&quot;Campo&quot;; IF(ISERROR(VLOOKUP([.F296];[$Auxiliar.$A$1:.$E$17];5;0));&quot;TYPE=&quot;&quot;&quot;&amp;[.F296]&amp;&quot;&quot;&quot; LENGTH=&quot;&quot;&quot;&amp;[.G296]&amp;&quot;&quot;&quot; &quot;;VLOOKUP([.F296];[$Auxiliar.$A$1:.$E$17];5;0)) &amp; IF(AND([.A296]=&quot;Campo&quot;;[.D296]=&quot;PK&quot;); IF([.I296]=&quot;Sim&quot;;&quot; SEQUENCE=&quot;&quot;true&quot;&quot;&quot;;&quot; SEQUENCE=&quot;&quot;false&quot;&quot;&quot;);&quot;&quot;)&amp;IF([.H296]&lt;&gt;&quot;&quot;;&quot; NOTNULL=&quot;&quot;&quot;&amp;IF([.H296]=&quot;Sim&quot;;&quot;true&quot;;&quot;false&quot;)&amp;&quot;&quot;&quot;&quot;;&quot;&quot;);&quot;&quot;)">
            <text:p/>
          </table:table-cell>
          <table:table-cell table:style-name="ce26" table:formula="of:=IF(AND([.B296]&lt;&gt;[.B295];[.B296]&lt;&gt;&quot;&quot;);&quot;&lt;TABLE NAME=&quot;&quot;&quot;&amp;[.B296]&amp;&quot;&quot;&quot; COMMENT=&quot;&quot;&quot;&amp;[.K296]&amp;&quot;&quot;&quot; &quot;&amp; [.M296] &amp;&quot;&gt;&lt;FIELDS&gt;&quot;;&quot;&quot;) &amp; IF(AND([.A296]=&quot;Chave&quot;;[.A295]=&quot;Campo&quot;);&quot;&lt;KEYS&gt;&quot;;&quot;&quot;) &amp; IF([.A296]=&quot;Chave&quot;;&quot;&lt;KEY NAME=&quot;&quot;&quot;&amp;[.E296]&amp;&quot;&quot;&quot; TYPE=&quot;&quot;&quot;&amp;IF([.D296]=&quot;PK&quot;;&quot;primary&quot;;&quot;foreign&quot;)&amp;&quot;&quot;&quot; FIELDS=&quot;&quot;&quot;&amp;[.C296]&amp;&quot;&quot;&quot;&quot;&amp;IF([.D296]=&quot;FK&quot;;&quot; REFTABLE=&quot;&quot;&quot;&amp;[.F296]&amp;&quot;&quot;&quot; REFFIELDS=&quot;&quot;&quot;&amp;[.G296]&amp;&quot;&quot;&quot;&quot;;&quot;&quot;)&amp;&quot; &quot;&amp;[.L296]&amp;&quot; COMMENT=&quot;&quot;&quot;&amp;[.J296]&amp;&quot;&quot;&quot;&quot;&amp;IF(AND([.A296]=&quot;Campo&quot;;[.D296]=&quot;PK&quot;);&quot; SEQUENCE=&quot;&quot;true&quot;&quot;&quot;;&quot;&quot;)&amp;&quot;/&gt;&quot;;&quot;&quot;) &amp; IF([.A296]=&quot;Campo&quot;;&quot;&lt;FIELD NAME=&quot;&quot;&quot;&amp;[.C296]&amp;&quot;&quot;&quot; &quot;&amp;[.N296]&amp;&quot; &quot;&amp;[.L296]&amp;IF(AND([.A296]=&quot;Campo&quot;;[.D296]&lt;&gt;&quot;PK&quot;);&quot; SEQUENCE=&quot;&quot;false&quot;&quot; &quot;;&quot;&quot;)&amp;&quot; COMMENT=&quot;&quot;&quot;&amp;[.J296]&amp;&quot;&quot;&quot;/&gt;&quot;;&quot;&quot;) &amp; IF(AND([.A296]=&quot;Campo&quot;;[.A297]=&quot;Chave&quot;);&quot;&lt;/FIELDS&gt;&quot;;&quot;&quot;) &amp; IF(AND([.A296]=&quot;Chave&quot;;[.A297]&lt;&gt;&quot;Chave&quot;);&quot;&lt;/KEYS&gt;&quot;;&quot;&quot;) &amp; IF([.B296]&lt;&gt;[.B297];&quot;&lt;/TABLE&gt;&quot;;&quot;&quot;) &amp; IF(AND([.A296]=&quot;&quot;;[.A295]&lt;&gt;&quot;&quot;);&quot;&lt;/TABLES&gt;&lt;/XMLDB&gt;&quot;;&quot;&quot;)">
            <text:p/>
          </table:table-cell>
          <table:table-cell table:formula="of:=IF(AND([.A296]=&quot;Campo&quot;;[.A296]&lt;&gt;[.A295]);&quot;&lt;Form name=&quot;&quot;newRecord&quot;&quot;&gt;&quot;;&quot;&quot;)&amp;IF([.A296]=&quot;Campo&quot;;&quot;&lt;&quot;&amp;IF([.D296]=&quot;FK&quot;;&quot;Select&quot;;VLOOKUP([.F296];[$Auxiliar.$A$27:.$B$48];2;0))&amp;&quot; id=&quot;&quot;&quot;&amp;[.C296]&amp;&quot;&quot;&quot; label=&quot;&quot;&quot;&amp;[.C296]&amp;&quot;&quot;&quot; required=&quot;&quot;&quot;&amp;IF([.H296]=&quot;Sim&quot;;&quot;true&quot;;&quot;false&quot;)&amp;&quot;&quot;&quot; /&gt;&quot;;&quot;&quot;)&amp;IF(AND([.A296]=&quot;Chave&quot;;[.A295]=&quot;Campo&quot;);&quot;&lt;/Form&gt;&quot;;&quot;&quot;)">
            <text:p/>
          </table:table-cell>
          <table:table-cell table:number-columns-repeated="2"/>
        </table:table-row>
        <table:table-row table:style-name="ro1">
          <table:table-cell table:formula="of:=IF([Campos.A90]=&quot;&quot;;&quot;&quot;;[Campos.A90])">
            <text:p/>
          </table:table-cell>
          <table:table-cell table:formula="of:=IF([Campos.B90]=&quot;&quot;;&quot;&quot;;[Campos.B90])">
            <text:p/>
          </table:table-cell>
          <table:table-cell table:formula="of:=IF([Campos.C90]=&quot;&quot;;&quot;&quot;;[Campos.C90])">
            <text:p/>
          </table:table-cell>
          <table:table-cell table:formula="of:=IF([Campos.D90]=&quot;&quot;;&quot;&quot;;[Campos.D90])">
            <text:p/>
          </table:table-cell>
          <table:table-cell table:formula="of:=IF([.A297]=&quot;Chave&quot;;[.C297]&amp;ROW([.C297]);[.C297])">
            <text:p/>
          </table:table-cell>
          <table:table-cell table:formula="of:=IF([Campos.F90]=&quot;&quot;;&quot;&quot;;[Campos.F90])">
            <text:p/>
          </table:table-cell>
          <table:table-cell table:formula="of:=IF([Campos.G90]=&quot;&quot;;&quot;&quot;;[Campos.G90])">
            <text:p/>
          </table:table-cell>
          <table:table-cell table:formula="of:=IF([Campos.H90]=&quot;&quot;;&quot;&quot;;[Campos.H90])">
            <text:p/>
          </table:table-cell>
          <table:table-cell table:formula="of:=IF([Campos.E90]=&quot;&quot;;&quot;&quot;;[Campos.E90])">
            <text:p/>
          </table:table-cell>
          <table:table-cell table:formula="of:=IF([Campos.I90]=&quot;&quot;;&quot;&quot;;[Campos.I90])">
            <text:p/>
          </table:table-cell>
          <table:table-cell table:formula="of:=IF([.B297]=&quot;&quot;;&quot;&quot;;VLOOKUP([.B297];[$Tabelas.$A$1:.$B$136];2;0))">
            <text:p/>
          </table:table-cell>
          <table:table-cell table:formula="of:=IF([.A297]=&quot;Campo&quot;;IF([.A297]=&quot;&quot;;&quot;&quot;;IF([.A297]&lt;&gt;[.A296];&quot;&quot;;&quot;PREVIOUS=&quot;&quot;&quot;&amp;[.C296]&amp;&quot;&quot;&quot; &quot;) &amp; IF([.A297]&lt;&gt;[.A298];&quot;&quot;;&quot;NEXT=&quot;&quot;&quot;&amp;[.C298]&amp;&quot;&quot;&quot;&quot;));IF([.A297]=&quot;&quot;;&quot;&quot;;IF([.A297]&lt;&gt;[.A296];&quot;&quot;;&quot;PREVIOUS=&quot;&quot;&quot;&amp;[.E296]&amp;&quot;&quot;&quot; &quot;) &amp; IF([.A297]&lt;&gt;[.A298];&quot;&quot;;&quot;NEXT=&quot;&quot;&quot;&amp;[.E298]&amp;&quot;&quot;&quot;&quot;)))">
            <text:p/>
          </table:table-cell>
          <table:table-cell table:formula="of:=IF([.B297]=&quot;&quot;;&quot;&quot;;VLOOKUP([.B297];[$Tabelas.$A$1:.$C$136];3;0))">
            <text:p/>
          </table:table-cell>
          <table:table-cell table:formula="of:=IF([.A297]=&quot;Campo&quot;; IF(ISERROR(VLOOKUP([.F297];[$Auxiliar.$A$1:.$E$17];5;0));&quot;TYPE=&quot;&quot;&quot;&amp;[.F297]&amp;&quot;&quot;&quot; LENGTH=&quot;&quot;&quot;&amp;[.G297]&amp;&quot;&quot;&quot; &quot;;VLOOKUP([.F297];[$Auxiliar.$A$1:.$E$17];5;0)) &amp; IF(AND([.A297]=&quot;Campo&quot;;[.D297]=&quot;PK&quot;); IF([.I297]=&quot;Sim&quot;;&quot; SEQUENCE=&quot;&quot;true&quot;&quot;&quot;;&quot; SEQUENCE=&quot;&quot;false&quot;&quot;&quot;);&quot;&quot;)&amp;IF([.H297]&lt;&gt;&quot;&quot;;&quot; NOTNULL=&quot;&quot;&quot;&amp;IF([.H297]=&quot;Sim&quot;;&quot;true&quot;;&quot;false&quot;)&amp;&quot;&quot;&quot;&quot;;&quot;&quot;);&quot;&quot;)">
            <text:p/>
          </table:table-cell>
          <table:table-cell table:style-name="ce26" table:formula="of:=IF(AND([.B297]&lt;&gt;[.B296];[.B297]&lt;&gt;&quot;&quot;);&quot;&lt;TABLE NAME=&quot;&quot;&quot;&amp;[.B297]&amp;&quot;&quot;&quot; COMMENT=&quot;&quot;&quot;&amp;[.K297]&amp;&quot;&quot;&quot; &quot;&amp; [.M297] &amp;&quot;&gt;&lt;FIELDS&gt;&quot;;&quot;&quot;) &amp; IF(AND([.A297]=&quot;Chave&quot;;[.A296]=&quot;Campo&quot;);&quot;&lt;KEYS&gt;&quot;;&quot;&quot;) &amp; IF([.A297]=&quot;Chave&quot;;&quot;&lt;KEY NAME=&quot;&quot;&quot;&amp;[.E297]&amp;&quot;&quot;&quot; TYPE=&quot;&quot;&quot;&amp;IF([.D297]=&quot;PK&quot;;&quot;primary&quot;;&quot;foreign&quot;)&amp;&quot;&quot;&quot; FIELDS=&quot;&quot;&quot;&amp;[.C297]&amp;&quot;&quot;&quot;&quot;&amp;IF([.D297]=&quot;FK&quot;;&quot; REFTABLE=&quot;&quot;&quot;&amp;[.F297]&amp;&quot;&quot;&quot; REFFIELDS=&quot;&quot;&quot;&amp;[.G297]&amp;&quot;&quot;&quot;&quot;;&quot;&quot;)&amp;&quot; &quot;&amp;[.L297]&amp;&quot; COMMENT=&quot;&quot;&quot;&amp;[.J297]&amp;&quot;&quot;&quot;&quot;&amp;IF(AND([.A297]=&quot;Campo&quot;;[.D297]=&quot;PK&quot;);&quot; SEQUENCE=&quot;&quot;true&quot;&quot;&quot;;&quot;&quot;)&amp;&quot;/&gt;&quot;;&quot;&quot;) &amp; IF([.A297]=&quot;Campo&quot;;&quot;&lt;FIELD NAME=&quot;&quot;&quot;&amp;[.C297]&amp;&quot;&quot;&quot; &quot;&amp;[.N297]&amp;&quot; &quot;&amp;[.L297]&amp;IF(AND([.A297]=&quot;Campo&quot;;[.D297]&lt;&gt;&quot;PK&quot;);&quot; SEQUENCE=&quot;&quot;false&quot;&quot; &quot;;&quot;&quot;)&amp;&quot; COMMENT=&quot;&quot;&quot;&amp;[.J297]&amp;&quot;&quot;&quot;/&gt;&quot;;&quot;&quot;) &amp; IF(AND([.A297]=&quot;Campo&quot;;[.A298]=&quot;Chave&quot;);&quot;&lt;/FIELDS&gt;&quot;;&quot;&quot;) &amp; IF(AND([.A297]=&quot;Chave&quot;;[.A298]&lt;&gt;&quot;Chave&quot;);&quot;&lt;/KEYS&gt;&quot;;&quot;&quot;) &amp; IF([.B297]&lt;&gt;[.B298];&quot;&lt;/TABLE&gt;&quot;;&quot;&quot;) &amp; IF(AND([.A297]=&quot;&quot;;[.A296]&lt;&gt;&quot;&quot;);&quot;&lt;/TABLES&gt;&lt;/XMLDB&gt;&quot;;&quot;&quot;)">
            <text:p/>
          </table:table-cell>
          <table:table-cell table:formula="of:=IF(AND([.A297]=&quot;Campo&quot;;[.A297]&lt;&gt;[.A296]);&quot;&lt;Form name=&quot;&quot;newRecord&quot;&quot;&gt;&quot;;&quot;&quot;)&amp;IF([.A297]=&quot;Campo&quot;;&quot;&lt;&quot;&amp;IF([.D297]=&quot;FK&quot;;&quot;Select&quot;;VLOOKUP([.F297];[$Auxiliar.$A$27:.$B$48];2;0))&amp;&quot; id=&quot;&quot;&quot;&amp;[.C297]&amp;&quot;&quot;&quot; label=&quot;&quot;&quot;&amp;[.C297]&amp;&quot;&quot;&quot; required=&quot;&quot;&quot;&amp;IF([.H297]=&quot;Sim&quot;;&quot;true&quot;;&quot;false&quot;)&amp;&quot;&quot;&quot; /&gt;&quot;;&quot;&quot;)&amp;IF(AND([.A297]=&quot;Chave&quot;;[.A296]=&quot;Campo&quot;);&quot;&lt;/Form&gt;&quot;;&quot;&quot;)">
            <text:p/>
          </table:table-cell>
          <table:table-cell table:number-columns-repeated="2"/>
        </table:table-row>
        <table:table-row table:style-name="ro1">
          <table:table-cell table:formula="of:=IF([Campos.A91]=&quot;&quot;;&quot;&quot;;[Campos.A91])">
            <text:p/>
          </table:table-cell>
          <table:table-cell table:formula="of:=IF([Campos.B91]=&quot;&quot;;&quot;&quot;;[Campos.B91])">
            <text:p/>
          </table:table-cell>
          <table:table-cell table:formula="of:=IF([Campos.C91]=&quot;&quot;;&quot;&quot;;[Campos.C91])">
            <text:p/>
          </table:table-cell>
          <table:table-cell table:formula="of:=IF([Campos.D91]=&quot;&quot;;&quot;&quot;;[Campos.D91])">
            <text:p/>
          </table:table-cell>
          <table:table-cell table:formula="of:=IF([.A298]=&quot;Chave&quot;;[.C298]&amp;ROW([.C298]);[.C298])">
            <text:p/>
          </table:table-cell>
          <table:table-cell table:formula="of:=IF([Campos.F91]=&quot;&quot;;&quot;&quot;;[Campos.F91])">
            <text:p/>
          </table:table-cell>
          <table:table-cell table:formula="of:=IF([Campos.G91]=&quot;&quot;;&quot;&quot;;[Campos.G91])">
            <text:p/>
          </table:table-cell>
          <table:table-cell table:formula="of:=IF([Campos.H91]=&quot;&quot;;&quot;&quot;;[Campos.H91])">
            <text:p/>
          </table:table-cell>
          <table:table-cell table:formula="of:=IF([Campos.E91]=&quot;&quot;;&quot;&quot;;[Campos.E91])">
            <text:p/>
          </table:table-cell>
          <table:table-cell table:formula="of:=IF([Campos.I91]=&quot;&quot;;&quot;&quot;;[Campos.I91])">
            <text:p/>
          </table:table-cell>
          <table:table-cell table:formula="of:=IF([.B298]=&quot;&quot;;&quot;&quot;;VLOOKUP([.B298];[$Tabelas.$A$1:.$B$136];2;0))">
            <text:p/>
          </table:table-cell>
          <table:table-cell table:formula="of:=IF([.A298]=&quot;Campo&quot;;IF([.A298]=&quot;&quot;;&quot;&quot;;IF([.A298]&lt;&gt;[.A297];&quot;&quot;;&quot;PREVIOUS=&quot;&quot;&quot;&amp;[.C297]&amp;&quot;&quot;&quot; &quot;) &amp; IF([.A298]&lt;&gt;[.A299];&quot;&quot;;&quot;NEXT=&quot;&quot;&quot;&amp;[.C299]&amp;&quot;&quot;&quot;&quot;));IF([.A298]=&quot;&quot;;&quot;&quot;;IF([.A298]&lt;&gt;[.A297];&quot;&quot;;&quot;PREVIOUS=&quot;&quot;&quot;&amp;[.E297]&amp;&quot;&quot;&quot; &quot;) &amp; IF([.A298]&lt;&gt;[.A299];&quot;&quot;;&quot;NEXT=&quot;&quot;&quot;&amp;[.E299]&amp;&quot;&quot;&quot;&quot;)))">
            <text:p/>
          </table:table-cell>
          <table:table-cell table:formula="of:=IF([.B298]=&quot;&quot;;&quot;&quot;;VLOOKUP([.B298];[$Tabelas.$A$1:.$C$136];3;0))">
            <text:p/>
          </table:table-cell>
          <table:table-cell table:formula="of:=IF([.A298]=&quot;Campo&quot;; IF(ISERROR(VLOOKUP([.F298];[$Auxiliar.$A$1:.$E$17];5;0));&quot;TYPE=&quot;&quot;&quot;&amp;[.F298]&amp;&quot;&quot;&quot; LENGTH=&quot;&quot;&quot;&amp;[.G298]&amp;&quot;&quot;&quot; &quot;;VLOOKUP([.F298];[$Auxiliar.$A$1:.$E$17];5;0)) &amp; IF(AND([.A298]=&quot;Campo&quot;;[.D298]=&quot;PK&quot;); IF([.I298]=&quot;Sim&quot;;&quot; SEQUENCE=&quot;&quot;true&quot;&quot;&quot;;&quot; SEQUENCE=&quot;&quot;false&quot;&quot;&quot;);&quot;&quot;)&amp;IF([.H298]&lt;&gt;&quot;&quot;;&quot; NOTNULL=&quot;&quot;&quot;&amp;IF([.H298]=&quot;Sim&quot;;&quot;true&quot;;&quot;false&quot;)&amp;&quot;&quot;&quot;&quot;;&quot;&quot;);&quot;&quot;)">
            <text:p/>
          </table:table-cell>
          <table:table-cell table:style-name="ce26" table:formula="of:=IF(AND([.B298]&lt;&gt;[.B297];[.B298]&lt;&gt;&quot;&quot;);&quot;&lt;TABLE NAME=&quot;&quot;&quot;&amp;[.B298]&amp;&quot;&quot;&quot; COMMENT=&quot;&quot;&quot;&amp;[.K298]&amp;&quot;&quot;&quot; &quot;&amp; [.M298] &amp;&quot;&gt;&lt;FIELDS&gt;&quot;;&quot;&quot;) &amp; IF(AND([.A298]=&quot;Chave&quot;;[.A297]=&quot;Campo&quot;);&quot;&lt;KEYS&gt;&quot;;&quot;&quot;) &amp; IF([.A298]=&quot;Chave&quot;;&quot;&lt;KEY NAME=&quot;&quot;&quot;&amp;[.E298]&amp;&quot;&quot;&quot; TYPE=&quot;&quot;&quot;&amp;IF([.D298]=&quot;PK&quot;;&quot;primary&quot;;&quot;foreign&quot;)&amp;&quot;&quot;&quot; FIELDS=&quot;&quot;&quot;&amp;[.C298]&amp;&quot;&quot;&quot;&quot;&amp;IF([.D298]=&quot;FK&quot;;&quot; REFTABLE=&quot;&quot;&quot;&amp;[.F298]&amp;&quot;&quot;&quot; REFFIELDS=&quot;&quot;&quot;&amp;[.G298]&amp;&quot;&quot;&quot;&quot;;&quot;&quot;)&amp;&quot; &quot;&amp;[.L298]&amp;&quot; COMMENT=&quot;&quot;&quot;&amp;[.J298]&amp;&quot;&quot;&quot;&quot;&amp;IF(AND([.A298]=&quot;Campo&quot;;[.D298]=&quot;PK&quot;);&quot; SEQUENCE=&quot;&quot;true&quot;&quot;&quot;;&quot;&quot;)&amp;&quot;/&gt;&quot;;&quot;&quot;) &amp; IF([.A298]=&quot;Campo&quot;;&quot;&lt;FIELD NAME=&quot;&quot;&quot;&amp;[.C298]&amp;&quot;&quot;&quot; &quot;&amp;[.N298]&amp;&quot; &quot;&amp;[.L298]&amp;IF(AND([.A298]=&quot;Campo&quot;;[.D298]&lt;&gt;&quot;PK&quot;);&quot; SEQUENCE=&quot;&quot;false&quot;&quot; &quot;;&quot;&quot;)&amp;&quot; COMMENT=&quot;&quot;&quot;&amp;[.J298]&amp;&quot;&quot;&quot;/&gt;&quot;;&quot;&quot;) &amp; IF(AND([.A298]=&quot;Campo&quot;;[.A299]=&quot;Chave&quot;);&quot;&lt;/FIELDS&gt;&quot;;&quot;&quot;) &amp; IF(AND([.A298]=&quot;Chave&quot;;[.A299]&lt;&gt;&quot;Chave&quot;);&quot;&lt;/KEYS&gt;&quot;;&quot;&quot;) &amp; IF([.B298]&lt;&gt;[.B299];&quot;&lt;/TABLE&gt;&quot;;&quot;&quot;) &amp; IF(AND([.A298]=&quot;&quot;;[.A297]&lt;&gt;&quot;&quot;);&quot;&lt;/TABLES&gt;&lt;/XMLDB&gt;&quot;;&quot;&quot;)">
            <text:p/>
          </table:table-cell>
          <table:table-cell table:formula="of:=IF(AND([.A298]=&quot;Campo&quot;;[.A298]&lt;&gt;[.A297]);&quot;&lt;Form name=&quot;&quot;newRecord&quot;&quot;&gt;&quot;;&quot;&quot;)&amp;IF([.A298]=&quot;Campo&quot;;&quot;&lt;&quot;&amp;IF([.D298]=&quot;FK&quot;;&quot;Select&quot;;VLOOKUP([.F298];[$Auxiliar.$A$27:.$B$48];2;0))&amp;&quot; id=&quot;&quot;&quot;&amp;[.C298]&amp;&quot;&quot;&quot; label=&quot;&quot;&quot;&amp;[.C298]&amp;&quot;&quot;&quot; required=&quot;&quot;&quot;&amp;IF([.H298]=&quot;Sim&quot;;&quot;true&quot;;&quot;false&quot;)&amp;&quot;&quot;&quot; /&gt;&quot;;&quot;&quot;)&amp;IF(AND([.A298]=&quot;Chave&quot;;[.A297]=&quot;Campo&quot;);&quot;&lt;/Form&gt;&quot;;&quot;&quot;)">
            <text:p/>
          </table:table-cell>
          <table:table-cell table:number-columns-repeated="2"/>
        </table:table-row>
        <table:table-row table:style-name="ro1">
          <table:table-cell table:formula="of:=IF([Campos.A92]=&quot;&quot;;&quot;&quot;;[Campos.A92])">
            <text:p/>
          </table:table-cell>
          <table:table-cell table:formula="of:=IF([Campos.B92]=&quot;&quot;;&quot;&quot;;[Campos.B92])">
            <text:p/>
          </table:table-cell>
          <table:table-cell table:formula="of:=IF([Campos.C92]=&quot;&quot;;&quot;&quot;;[Campos.C92])">
            <text:p/>
          </table:table-cell>
          <table:table-cell table:formula="of:=IF([Campos.D92]=&quot;&quot;;&quot;&quot;;[Campos.D92])">
            <text:p/>
          </table:table-cell>
          <table:table-cell table:formula="of:=IF([.A299]=&quot;Chave&quot;;[.C299]&amp;ROW([.C299]);[.C299])">
            <text:p/>
          </table:table-cell>
          <table:table-cell table:formula="of:=IF([Campos.F92]=&quot;&quot;;&quot;&quot;;[Campos.F92])">
            <text:p/>
          </table:table-cell>
          <table:table-cell table:formula="of:=IF([Campos.G92]=&quot;&quot;;&quot;&quot;;[Campos.G92])">
            <text:p/>
          </table:table-cell>
          <table:table-cell table:formula="of:=IF([Campos.H92]=&quot;&quot;;&quot;&quot;;[Campos.H92])">
            <text:p/>
          </table:table-cell>
          <table:table-cell table:formula="of:=IF([Campos.E92]=&quot;&quot;;&quot;&quot;;[Campos.E92])">
            <text:p/>
          </table:table-cell>
          <table:table-cell table:formula="of:=IF([Campos.I92]=&quot;&quot;;&quot;&quot;;[Campos.I92])">
            <text:p/>
          </table:table-cell>
          <table:table-cell table:formula="of:=IF([.B299]=&quot;&quot;;&quot;&quot;;VLOOKUP([.B299];[$Tabelas.$A$1:.$B$136];2;0))">
            <text:p/>
          </table:table-cell>
          <table:table-cell table:formula="of:=IF([.A299]=&quot;Campo&quot;;IF([.A299]=&quot;&quot;;&quot;&quot;;IF([.A299]&lt;&gt;[.A298];&quot;&quot;;&quot;PREVIOUS=&quot;&quot;&quot;&amp;[.C298]&amp;&quot;&quot;&quot; &quot;) &amp; IF([.A299]&lt;&gt;[.A300];&quot;&quot;;&quot;NEXT=&quot;&quot;&quot;&amp;[.C300]&amp;&quot;&quot;&quot;&quot;));IF([.A299]=&quot;&quot;;&quot;&quot;;IF([.A299]&lt;&gt;[.A298];&quot;&quot;;&quot;PREVIOUS=&quot;&quot;&quot;&amp;[.E298]&amp;&quot;&quot;&quot; &quot;) &amp; IF([.A299]&lt;&gt;[.A300];&quot;&quot;;&quot;NEXT=&quot;&quot;&quot;&amp;[.E300]&amp;&quot;&quot;&quot;&quot;)))">
            <text:p/>
          </table:table-cell>
          <table:table-cell table:formula="of:=IF([.B299]=&quot;&quot;;&quot;&quot;;VLOOKUP([.B299];[$Tabelas.$A$1:.$C$136];3;0))">
            <text:p/>
          </table:table-cell>
          <table:table-cell table:formula="of:=IF([.A299]=&quot;Campo&quot;; IF(ISERROR(VLOOKUP([.F299];[$Auxiliar.$A$1:.$E$17];5;0));&quot;TYPE=&quot;&quot;&quot;&amp;[.F299]&amp;&quot;&quot;&quot; LENGTH=&quot;&quot;&quot;&amp;[.G299]&amp;&quot;&quot;&quot; &quot;;VLOOKUP([.F299];[$Auxiliar.$A$1:.$E$17];5;0)) &amp; IF(AND([.A299]=&quot;Campo&quot;;[.D299]=&quot;PK&quot;); IF([.I299]=&quot;Sim&quot;;&quot; SEQUENCE=&quot;&quot;true&quot;&quot;&quot;;&quot; SEQUENCE=&quot;&quot;false&quot;&quot;&quot;);&quot;&quot;)&amp;IF([.H299]&lt;&gt;&quot;&quot;;&quot; NOTNULL=&quot;&quot;&quot;&amp;IF([.H299]=&quot;Sim&quot;;&quot;true&quot;;&quot;false&quot;)&amp;&quot;&quot;&quot;&quot;;&quot;&quot;);&quot;&quot;)">
            <text:p/>
          </table:table-cell>
          <table:table-cell table:style-name="ce26" table:formula="of:=IF(AND([.B299]&lt;&gt;[.B298];[.B299]&lt;&gt;&quot;&quot;);&quot;&lt;TABLE NAME=&quot;&quot;&quot;&amp;[.B299]&amp;&quot;&quot;&quot; COMMENT=&quot;&quot;&quot;&amp;[.K299]&amp;&quot;&quot;&quot; &quot;&amp; [.M299] &amp;&quot;&gt;&lt;FIELDS&gt;&quot;;&quot;&quot;) &amp; IF(AND([.A299]=&quot;Chave&quot;;[.A298]=&quot;Campo&quot;);&quot;&lt;KEYS&gt;&quot;;&quot;&quot;) &amp; IF([.A299]=&quot;Chave&quot;;&quot;&lt;KEY NAME=&quot;&quot;&quot;&amp;[.E299]&amp;&quot;&quot;&quot; TYPE=&quot;&quot;&quot;&amp;IF([.D299]=&quot;PK&quot;;&quot;primary&quot;;&quot;foreign&quot;)&amp;&quot;&quot;&quot; FIELDS=&quot;&quot;&quot;&amp;[.C299]&amp;&quot;&quot;&quot;&quot;&amp;IF([.D299]=&quot;FK&quot;;&quot; REFTABLE=&quot;&quot;&quot;&amp;[.F299]&amp;&quot;&quot;&quot; REFFIELDS=&quot;&quot;&quot;&amp;[.G299]&amp;&quot;&quot;&quot;&quot;;&quot;&quot;)&amp;&quot; &quot;&amp;[.L299]&amp;&quot; COMMENT=&quot;&quot;&quot;&amp;[.J299]&amp;&quot;&quot;&quot;&quot;&amp;IF(AND([.A299]=&quot;Campo&quot;;[.D299]=&quot;PK&quot;);&quot; SEQUENCE=&quot;&quot;true&quot;&quot;&quot;;&quot;&quot;)&amp;&quot;/&gt;&quot;;&quot;&quot;) &amp; IF([.A299]=&quot;Campo&quot;;&quot;&lt;FIELD NAME=&quot;&quot;&quot;&amp;[.C299]&amp;&quot;&quot;&quot; &quot;&amp;[.N299]&amp;&quot; &quot;&amp;[.L299]&amp;IF(AND([.A299]=&quot;Campo&quot;;[.D299]&lt;&gt;&quot;PK&quot;);&quot; SEQUENCE=&quot;&quot;false&quot;&quot; &quot;;&quot;&quot;)&amp;&quot; COMMENT=&quot;&quot;&quot;&amp;[.J299]&amp;&quot;&quot;&quot;/&gt;&quot;;&quot;&quot;) &amp; IF(AND([.A299]=&quot;Campo&quot;;[.A300]=&quot;Chave&quot;);&quot;&lt;/FIELDS&gt;&quot;;&quot;&quot;) &amp; IF(AND([.A299]=&quot;Chave&quot;;[.A300]&lt;&gt;&quot;Chave&quot;);&quot;&lt;/KEYS&gt;&quot;;&quot;&quot;) &amp; IF([.B299]&lt;&gt;[.B300];&quot;&lt;/TABLE&gt;&quot;;&quot;&quot;) &amp; IF(AND([.A299]=&quot;&quot;;[.A298]&lt;&gt;&quot;&quot;);&quot;&lt;/TABLES&gt;&lt;/XMLDB&gt;&quot;;&quot;&quot;)">
            <text:p/>
          </table:table-cell>
          <table:table-cell table:formula="of:=IF(AND([.A299]=&quot;Campo&quot;;[.A299]&lt;&gt;[.A298]);&quot;&lt;Form name=&quot;&quot;newRecord&quot;&quot;&gt;&quot;;&quot;&quot;)&amp;IF([.A299]=&quot;Campo&quot;;&quot;&lt;&quot;&amp;IF([.D299]=&quot;FK&quot;;&quot;Select&quot;;VLOOKUP([.F299];[$Auxiliar.$A$27:.$B$48];2;0))&amp;&quot; id=&quot;&quot;&quot;&amp;[.C299]&amp;&quot;&quot;&quot; label=&quot;&quot;&quot;&amp;[.C299]&amp;&quot;&quot;&quot; required=&quot;&quot;&quot;&amp;IF([.H299]=&quot;Sim&quot;;&quot;true&quot;;&quot;false&quot;)&amp;&quot;&quot;&quot; /&gt;&quot;;&quot;&quot;)&amp;IF(AND([.A299]=&quot;Chave&quot;;[.A298]=&quot;Campo&quot;);&quot;&lt;/Form&gt;&quot;;&quot;&quot;)">
            <text:p/>
          </table:table-cell>
          <table:table-cell table:number-columns-repeated="2"/>
        </table:table-row>
        <table:table-row table:style-name="ro1">
          <table:table-cell table:formula="of:=IF([Campos.A93]=&quot;&quot;;&quot;&quot;;[Campos.A93])">
            <text:p/>
          </table:table-cell>
          <table:table-cell table:formula="of:=IF([Campos.B93]=&quot;&quot;;&quot;&quot;;[Campos.B93])">
            <text:p/>
          </table:table-cell>
          <table:table-cell table:formula="of:=IF([Campos.C93]=&quot;&quot;;&quot;&quot;;[Campos.C93])">
            <text:p/>
          </table:table-cell>
          <table:table-cell table:formula="of:=IF([Campos.D93]=&quot;&quot;;&quot;&quot;;[Campos.D93])">
            <text:p/>
          </table:table-cell>
          <table:table-cell table:formula="of:=IF([.A300]=&quot;Chave&quot;;[.C300]&amp;ROW([.C300]);[.C300])">
            <text:p/>
          </table:table-cell>
          <table:table-cell table:formula="of:=IF([Campos.F93]=&quot;&quot;;&quot;&quot;;[Campos.F93])">
            <text:p/>
          </table:table-cell>
          <table:table-cell table:formula="of:=IF([Campos.G93]=&quot;&quot;;&quot;&quot;;[Campos.G93])">
            <text:p/>
          </table:table-cell>
          <table:table-cell table:formula="of:=IF([Campos.H93]=&quot;&quot;;&quot;&quot;;[Campos.H93])">
            <text:p/>
          </table:table-cell>
          <table:table-cell table:formula="of:=IF([Campos.E93]=&quot;&quot;;&quot;&quot;;[Campos.E93])">
            <text:p/>
          </table:table-cell>
          <table:table-cell table:formula="of:=IF([Campos.I93]=&quot;&quot;;&quot;&quot;;[Campos.I93])">
            <text:p/>
          </table:table-cell>
          <table:table-cell table:formula="of:=IF([.B300]=&quot;&quot;;&quot;&quot;;VLOOKUP([.B300];[$Tabelas.$A$1:.$B$136];2;0))">
            <text:p/>
          </table:table-cell>
          <table:table-cell table:formula="of:=IF([.A300]=&quot;Campo&quot;;IF([.A300]=&quot;&quot;;&quot;&quot;;IF([.A300]&lt;&gt;[.A299];&quot;&quot;;&quot;PREVIOUS=&quot;&quot;&quot;&amp;[.C299]&amp;&quot;&quot;&quot; &quot;) &amp; IF([.A300]&lt;&gt;[.A301];&quot;&quot;;&quot;NEXT=&quot;&quot;&quot;&amp;[.C301]&amp;&quot;&quot;&quot;&quot;));IF([.A300]=&quot;&quot;;&quot;&quot;;IF([.A300]&lt;&gt;[.A299];&quot;&quot;;&quot;PREVIOUS=&quot;&quot;&quot;&amp;[.E299]&amp;&quot;&quot;&quot; &quot;) &amp; IF([.A300]&lt;&gt;[.A301];&quot;&quot;;&quot;NEXT=&quot;&quot;&quot;&amp;[.E301]&amp;&quot;&quot;&quot;&quot;)))">
            <text:p/>
          </table:table-cell>
          <table:table-cell table:formula="of:=IF([.B300]=&quot;&quot;;&quot;&quot;;VLOOKUP([.B300];[$Tabelas.$A$1:.$C$136];3;0))">
            <text:p/>
          </table:table-cell>
          <table:table-cell table:formula="of:=IF([.A300]=&quot;Campo&quot;; IF(ISERROR(VLOOKUP([.F300];[$Auxiliar.$A$1:.$E$17];5;0));&quot;TYPE=&quot;&quot;&quot;&amp;[.F300]&amp;&quot;&quot;&quot; LENGTH=&quot;&quot;&quot;&amp;[.G300]&amp;&quot;&quot;&quot; &quot;;VLOOKUP([.F300];[$Auxiliar.$A$1:.$E$17];5;0)) &amp; IF(AND([.A300]=&quot;Campo&quot;;[.D300]=&quot;PK&quot;); IF([.I300]=&quot;Sim&quot;;&quot; SEQUENCE=&quot;&quot;true&quot;&quot;&quot;;&quot; SEQUENCE=&quot;&quot;false&quot;&quot;&quot;);&quot;&quot;)&amp;IF([.H300]&lt;&gt;&quot;&quot;;&quot; NOTNULL=&quot;&quot;&quot;&amp;IF([.H300]=&quot;Sim&quot;;&quot;true&quot;;&quot;false&quot;)&amp;&quot;&quot;&quot;&quot;;&quot;&quot;);&quot;&quot;)">
            <text:p/>
          </table:table-cell>
          <table:table-cell table:style-name="ce26" table:formula="of:=IF(AND([.B300]&lt;&gt;[.B299];[.B300]&lt;&gt;&quot;&quot;);&quot;&lt;TABLE NAME=&quot;&quot;&quot;&amp;[.B300]&amp;&quot;&quot;&quot; COMMENT=&quot;&quot;&quot;&amp;[.K300]&amp;&quot;&quot;&quot; &quot;&amp; [.M300] &amp;&quot;&gt;&lt;FIELDS&gt;&quot;;&quot;&quot;) &amp; IF(AND([.A300]=&quot;Chave&quot;;[.A299]=&quot;Campo&quot;);&quot;&lt;KEYS&gt;&quot;;&quot;&quot;) &amp; IF([.A300]=&quot;Chave&quot;;&quot;&lt;KEY NAME=&quot;&quot;&quot;&amp;[.E300]&amp;&quot;&quot;&quot; TYPE=&quot;&quot;&quot;&amp;IF([.D300]=&quot;PK&quot;;&quot;primary&quot;;&quot;foreign&quot;)&amp;&quot;&quot;&quot; FIELDS=&quot;&quot;&quot;&amp;[.C300]&amp;&quot;&quot;&quot;&quot;&amp;IF([.D300]=&quot;FK&quot;;&quot; REFTABLE=&quot;&quot;&quot;&amp;[.F300]&amp;&quot;&quot;&quot; REFFIELDS=&quot;&quot;&quot;&amp;[.G300]&amp;&quot;&quot;&quot;&quot;;&quot;&quot;)&amp;&quot; &quot;&amp;[.L300]&amp;&quot; COMMENT=&quot;&quot;&quot;&amp;[.J300]&amp;&quot;&quot;&quot;&quot;&amp;IF(AND([.A300]=&quot;Campo&quot;;[.D300]=&quot;PK&quot;);&quot; SEQUENCE=&quot;&quot;true&quot;&quot;&quot;;&quot;&quot;)&amp;&quot;/&gt;&quot;;&quot;&quot;) &amp; IF([.A300]=&quot;Campo&quot;;&quot;&lt;FIELD NAME=&quot;&quot;&quot;&amp;[.C300]&amp;&quot;&quot;&quot; &quot;&amp;[.N300]&amp;&quot; &quot;&amp;[.L300]&amp;IF(AND([.A300]=&quot;Campo&quot;;[.D300]&lt;&gt;&quot;PK&quot;);&quot; SEQUENCE=&quot;&quot;false&quot;&quot; &quot;;&quot;&quot;)&amp;&quot; COMMENT=&quot;&quot;&quot;&amp;[.J300]&amp;&quot;&quot;&quot;/&gt;&quot;;&quot;&quot;) &amp; IF(AND([.A300]=&quot;Campo&quot;;[.A301]=&quot;Chave&quot;);&quot;&lt;/FIELDS&gt;&quot;;&quot;&quot;) &amp; IF(AND([.A300]=&quot;Chave&quot;;[.A301]&lt;&gt;&quot;Chave&quot;);&quot;&lt;/KEYS&gt;&quot;;&quot;&quot;) &amp; IF([.B300]&lt;&gt;[.B301];&quot;&lt;/TABLE&gt;&quot;;&quot;&quot;) &amp; IF(AND([.A300]=&quot;&quot;;[.A299]&lt;&gt;&quot;&quot;);&quot;&lt;/TABLES&gt;&lt;/XMLDB&gt;&quot;;&quot;&quot;)">
            <text:p/>
          </table:table-cell>
          <table:table-cell table:formula="of:=IF(AND([.A300]=&quot;Campo&quot;;[.A300]&lt;&gt;[.A299]);&quot;&lt;Form name=&quot;&quot;newRecord&quot;&quot;&gt;&quot;;&quot;&quot;)&amp;IF([.A300]=&quot;Campo&quot;;&quot;&lt;&quot;&amp;IF([.D300]=&quot;FK&quot;;&quot;Select&quot;;VLOOKUP([.F300];[$Auxiliar.$A$27:.$B$48];2;0))&amp;&quot; id=&quot;&quot;&quot;&amp;[.C300]&amp;&quot;&quot;&quot; label=&quot;&quot;&quot;&amp;[.C300]&amp;&quot;&quot;&quot; required=&quot;&quot;&quot;&amp;IF([.H300]=&quot;Sim&quot;;&quot;true&quot;;&quot;false&quot;)&amp;&quot;&quot;&quot; /&gt;&quot;;&quot;&quot;)&amp;IF(AND([.A300]=&quot;Chave&quot;;[.A299]=&quot;Campo&quot;);&quot;&lt;/Form&gt;&quot;;&quot;&quot;)">
            <text:p/>
          </table:table-cell>
          <table:table-cell table:number-columns-repeated="2"/>
        </table:table-row>
        <table:table-row table:style-name="ro1">
          <table:table-cell table:formula="of:=IF([Campos.A94]=&quot;&quot;;&quot;&quot;;[Campos.A94])">
            <text:p/>
          </table:table-cell>
          <table:table-cell table:formula="of:=IF([Campos.B94]=&quot;&quot;;&quot;&quot;;[Campos.B94])">
            <text:p/>
          </table:table-cell>
          <table:table-cell table:formula="of:=IF([Campos.C94]=&quot;&quot;;&quot;&quot;;[Campos.C94])">
            <text:p/>
          </table:table-cell>
          <table:table-cell table:formula="of:=IF([Campos.D94]=&quot;&quot;;&quot;&quot;;[Campos.D94])">
            <text:p/>
          </table:table-cell>
          <table:table-cell table:formula="of:=IF([.A301]=&quot;Chave&quot;;[.C301]&amp;ROW([.C301]);[.C301])">
            <text:p/>
          </table:table-cell>
          <table:table-cell table:formula="of:=IF([Campos.F94]=&quot;&quot;;&quot;&quot;;[Campos.F94])">
            <text:p/>
          </table:table-cell>
          <table:table-cell table:formula="of:=IF([Campos.G94]=&quot;&quot;;&quot;&quot;;[Campos.G94])">
            <text:p/>
          </table:table-cell>
          <table:table-cell table:formula="of:=IF([Campos.H94]=&quot;&quot;;&quot;&quot;;[Campos.H94])">
            <text:p/>
          </table:table-cell>
          <table:table-cell table:formula="of:=IF([Campos.E94]=&quot;&quot;;&quot;&quot;;[Campos.E94])">
            <text:p/>
          </table:table-cell>
          <table:table-cell table:formula="of:=IF([Campos.I94]=&quot;&quot;;&quot;&quot;;[Campos.I94])">
            <text:p/>
          </table:table-cell>
          <table:table-cell table:formula="of:=IF([.B301]=&quot;&quot;;&quot;&quot;;VLOOKUP([.B301];[$Tabelas.$A$1:.$B$136];2;0))">
            <text:p/>
          </table:table-cell>
          <table:table-cell table:formula="of:=IF([.A301]=&quot;Campo&quot;;IF([.A301]=&quot;&quot;;&quot;&quot;;IF([.A301]&lt;&gt;[.A300];&quot;&quot;;&quot;PREVIOUS=&quot;&quot;&quot;&amp;[.C300]&amp;&quot;&quot;&quot; &quot;) &amp; IF([.A301]&lt;&gt;[.A302];&quot;&quot;;&quot;NEXT=&quot;&quot;&quot;&amp;[.C302]&amp;&quot;&quot;&quot;&quot;));IF([.A301]=&quot;&quot;;&quot;&quot;;IF([.A301]&lt;&gt;[.A300];&quot;&quot;;&quot;PREVIOUS=&quot;&quot;&quot;&amp;[.E300]&amp;&quot;&quot;&quot; &quot;) &amp; IF([.A301]&lt;&gt;[.A302];&quot;&quot;;&quot;NEXT=&quot;&quot;&quot;&amp;[.E302]&amp;&quot;&quot;&quot;&quot;)))">
            <text:p/>
          </table:table-cell>
          <table:table-cell table:formula="of:=IF([.B301]=&quot;&quot;;&quot;&quot;;VLOOKUP([.B301];[$Tabelas.$A$1:.$C$136];3;0))">
            <text:p/>
          </table:table-cell>
          <table:table-cell table:formula="of:=IF([.A301]=&quot;Campo&quot;; IF(ISERROR(VLOOKUP([.F301];[$Auxiliar.$A$1:.$E$17];5;0));&quot;TYPE=&quot;&quot;&quot;&amp;[.F301]&amp;&quot;&quot;&quot; LENGTH=&quot;&quot;&quot;&amp;[.G301]&amp;&quot;&quot;&quot; &quot;;VLOOKUP([.F301];[$Auxiliar.$A$1:.$E$17];5;0)) &amp; IF(AND([.A301]=&quot;Campo&quot;;[.D301]=&quot;PK&quot;); IF([.I301]=&quot;Sim&quot;;&quot; SEQUENCE=&quot;&quot;true&quot;&quot;&quot;;&quot; SEQUENCE=&quot;&quot;false&quot;&quot;&quot;);&quot;&quot;)&amp;IF([.H301]&lt;&gt;&quot;&quot;;&quot; NOTNULL=&quot;&quot;&quot;&amp;IF([.H301]=&quot;Sim&quot;;&quot;true&quot;;&quot;false&quot;)&amp;&quot;&quot;&quot;&quot;;&quot;&quot;);&quot;&quot;)">
            <text:p/>
          </table:table-cell>
          <table:table-cell table:style-name="ce26" table:formula="of:=IF(AND([.B301]&lt;&gt;[.B300];[.B301]&lt;&gt;&quot;&quot;);&quot;&lt;TABLE NAME=&quot;&quot;&quot;&amp;[.B301]&amp;&quot;&quot;&quot; COMMENT=&quot;&quot;&quot;&amp;[.K301]&amp;&quot;&quot;&quot; &quot;&amp; [.M301] &amp;&quot;&gt;&lt;FIELDS&gt;&quot;;&quot;&quot;) &amp; IF(AND([.A301]=&quot;Chave&quot;;[.A300]=&quot;Campo&quot;);&quot;&lt;KEYS&gt;&quot;;&quot;&quot;) &amp; IF([.A301]=&quot;Chave&quot;;&quot;&lt;KEY NAME=&quot;&quot;&quot;&amp;[.E301]&amp;&quot;&quot;&quot; TYPE=&quot;&quot;&quot;&amp;IF([.D301]=&quot;PK&quot;;&quot;primary&quot;;&quot;foreign&quot;)&amp;&quot;&quot;&quot; FIELDS=&quot;&quot;&quot;&amp;[.C301]&amp;&quot;&quot;&quot;&quot;&amp;IF([.D301]=&quot;FK&quot;;&quot; REFTABLE=&quot;&quot;&quot;&amp;[.F301]&amp;&quot;&quot;&quot; REFFIELDS=&quot;&quot;&quot;&amp;[.G301]&amp;&quot;&quot;&quot;&quot;;&quot;&quot;)&amp;&quot; &quot;&amp;[.L301]&amp;&quot; COMMENT=&quot;&quot;&quot;&amp;[.J301]&amp;&quot;&quot;&quot;&quot;&amp;IF(AND([.A301]=&quot;Campo&quot;;[.D301]=&quot;PK&quot;);&quot; SEQUENCE=&quot;&quot;true&quot;&quot;&quot;;&quot;&quot;)&amp;&quot;/&gt;&quot;;&quot;&quot;) &amp; IF([.A301]=&quot;Campo&quot;;&quot;&lt;FIELD NAME=&quot;&quot;&quot;&amp;[.C301]&amp;&quot;&quot;&quot; &quot;&amp;[.N301]&amp;&quot; &quot;&amp;[.L301]&amp;IF(AND([.A301]=&quot;Campo&quot;;[.D301]&lt;&gt;&quot;PK&quot;);&quot; SEQUENCE=&quot;&quot;false&quot;&quot; &quot;;&quot;&quot;)&amp;&quot; COMMENT=&quot;&quot;&quot;&amp;[.J301]&amp;&quot;&quot;&quot;/&gt;&quot;;&quot;&quot;) &amp; IF(AND([.A301]=&quot;Campo&quot;;[.A302]=&quot;Chave&quot;);&quot;&lt;/FIELDS&gt;&quot;;&quot;&quot;) &amp; IF(AND([.A301]=&quot;Chave&quot;;[.A302]&lt;&gt;&quot;Chave&quot;);&quot;&lt;/KEYS&gt;&quot;;&quot;&quot;) &amp; IF([.B301]&lt;&gt;[.B302];&quot;&lt;/TABLE&gt;&quot;;&quot;&quot;) &amp; IF(AND([.A301]=&quot;&quot;;[.A300]&lt;&gt;&quot;&quot;);&quot;&lt;/TABLES&gt;&lt;/XMLDB&gt;&quot;;&quot;&quot;)">
            <text:p/>
          </table:table-cell>
          <table:table-cell table:formula="of:=IF(AND([.A301]=&quot;Campo&quot;;[.A301]&lt;&gt;[.A300]);&quot;&lt;Form name=&quot;&quot;newRecord&quot;&quot;&gt;&quot;;&quot;&quot;)&amp;IF([.A301]=&quot;Campo&quot;;&quot;&lt;&quot;&amp;IF([.D301]=&quot;FK&quot;;&quot;Select&quot;;VLOOKUP([.F301];[$Auxiliar.$A$27:.$B$48];2;0))&amp;&quot; id=&quot;&quot;&quot;&amp;[.C301]&amp;&quot;&quot;&quot; label=&quot;&quot;&quot;&amp;[.C301]&amp;&quot;&quot;&quot; required=&quot;&quot;&quot;&amp;IF([.H301]=&quot;Sim&quot;;&quot;true&quot;;&quot;false&quot;)&amp;&quot;&quot;&quot; /&gt;&quot;;&quot;&quot;)&amp;IF(AND([.A301]=&quot;Chave&quot;;[.A300]=&quot;Campo&quot;);&quot;&lt;/Form&gt;&quot;;&quot;&quot;)">
            <text:p/>
          </table:table-cell>
          <table:table-cell table:number-columns-repeated="2"/>
        </table:table-row>
        <table:table-row table:style-name="ro1">
          <table:table-cell table:formula="of:=IF([Campos.A95]=&quot;&quot;;&quot;&quot;;[Campos.A95])">
            <text:p/>
          </table:table-cell>
          <table:table-cell table:formula="of:=IF([Campos.B95]=&quot;&quot;;&quot;&quot;;[Campos.B95])">
            <text:p/>
          </table:table-cell>
          <table:table-cell table:formula="of:=IF([Campos.C95]=&quot;&quot;;&quot;&quot;;[Campos.C95])">
            <text:p/>
          </table:table-cell>
          <table:table-cell table:formula="of:=IF([Campos.D95]=&quot;&quot;;&quot;&quot;;[Campos.D95])">
            <text:p/>
          </table:table-cell>
          <table:table-cell table:formula="of:=IF([.A302]=&quot;Chave&quot;;[.C302]&amp;ROW([.C302]);[.C302])">
            <text:p/>
          </table:table-cell>
          <table:table-cell table:formula="of:=IF([Campos.F95]=&quot;&quot;;&quot;&quot;;[Campos.F95])">
            <text:p/>
          </table:table-cell>
          <table:table-cell table:formula="of:=IF([Campos.G95]=&quot;&quot;;&quot;&quot;;[Campos.G95])">
            <text:p/>
          </table:table-cell>
          <table:table-cell table:formula="of:=IF([Campos.H95]=&quot;&quot;;&quot;&quot;;[Campos.H95])">
            <text:p/>
          </table:table-cell>
          <table:table-cell table:formula="of:=IF([Campos.E95]=&quot;&quot;;&quot;&quot;;[Campos.E95])">
            <text:p/>
          </table:table-cell>
          <table:table-cell table:formula="of:=IF([Campos.I95]=&quot;&quot;;&quot;&quot;;[Campos.I95])">
            <text:p/>
          </table:table-cell>
          <table:table-cell table:formula="of:=IF([.B302]=&quot;&quot;;&quot;&quot;;VLOOKUP([.B302];[$Tabelas.$A$1:.$B$136];2;0))">
            <text:p/>
          </table:table-cell>
          <table:table-cell table:formula="of:=IF([.A302]=&quot;Campo&quot;;IF([.A302]=&quot;&quot;;&quot;&quot;;IF([.A302]&lt;&gt;[.A301];&quot;&quot;;&quot;PREVIOUS=&quot;&quot;&quot;&amp;[.C301]&amp;&quot;&quot;&quot; &quot;) &amp; IF([.A302]&lt;&gt;[.A303];&quot;&quot;;&quot;NEXT=&quot;&quot;&quot;&amp;[.C303]&amp;&quot;&quot;&quot;&quot;));IF([.A302]=&quot;&quot;;&quot;&quot;;IF([.A302]&lt;&gt;[.A301];&quot;&quot;;&quot;PREVIOUS=&quot;&quot;&quot;&amp;[.E301]&amp;&quot;&quot;&quot; &quot;) &amp; IF([.A302]&lt;&gt;[.A303];&quot;&quot;;&quot;NEXT=&quot;&quot;&quot;&amp;[.E303]&amp;&quot;&quot;&quot;&quot;)))">
            <text:p/>
          </table:table-cell>
          <table:table-cell table:formula="of:=IF([.B302]=&quot;&quot;;&quot;&quot;;VLOOKUP([.B302];[$Tabelas.$A$1:.$C$136];3;0))">
            <text:p/>
          </table:table-cell>
          <table:table-cell table:formula="of:=IF([.A302]=&quot;Campo&quot;; IF(ISERROR(VLOOKUP([.F302];[$Auxiliar.$A$1:.$E$17];5;0));&quot;TYPE=&quot;&quot;&quot;&amp;[.F302]&amp;&quot;&quot;&quot; LENGTH=&quot;&quot;&quot;&amp;[.G302]&amp;&quot;&quot;&quot; &quot;;VLOOKUP([.F302];[$Auxiliar.$A$1:.$E$17];5;0)) &amp; IF(AND([.A302]=&quot;Campo&quot;;[.D302]=&quot;PK&quot;); IF([.I302]=&quot;Sim&quot;;&quot; SEQUENCE=&quot;&quot;true&quot;&quot;&quot;;&quot; SEQUENCE=&quot;&quot;false&quot;&quot;&quot;);&quot;&quot;)&amp;IF([.H302]&lt;&gt;&quot;&quot;;&quot; NOTNULL=&quot;&quot;&quot;&amp;IF([.H302]=&quot;Sim&quot;;&quot;true&quot;;&quot;false&quot;)&amp;&quot;&quot;&quot;&quot;;&quot;&quot;);&quot;&quot;)">
            <text:p/>
          </table:table-cell>
          <table:table-cell table:style-name="ce26" table:formula="of:=IF(AND([.B302]&lt;&gt;[.B301];[.B302]&lt;&gt;&quot;&quot;);&quot;&lt;TABLE NAME=&quot;&quot;&quot;&amp;[.B302]&amp;&quot;&quot;&quot; COMMENT=&quot;&quot;&quot;&amp;[.K302]&amp;&quot;&quot;&quot; &quot;&amp; [.M302] &amp;&quot;&gt;&lt;FIELDS&gt;&quot;;&quot;&quot;) &amp; IF(AND([.A302]=&quot;Chave&quot;;[.A301]=&quot;Campo&quot;);&quot;&lt;KEYS&gt;&quot;;&quot;&quot;) &amp; IF([.A302]=&quot;Chave&quot;;&quot;&lt;KEY NAME=&quot;&quot;&quot;&amp;[.E302]&amp;&quot;&quot;&quot; TYPE=&quot;&quot;&quot;&amp;IF([.D302]=&quot;PK&quot;;&quot;primary&quot;;&quot;foreign&quot;)&amp;&quot;&quot;&quot; FIELDS=&quot;&quot;&quot;&amp;[.C302]&amp;&quot;&quot;&quot;&quot;&amp;IF([.D302]=&quot;FK&quot;;&quot; REFTABLE=&quot;&quot;&quot;&amp;[.F302]&amp;&quot;&quot;&quot; REFFIELDS=&quot;&quot;&quot;&amp;[.G302]&amp;&quot;&quot;&quot;&quot;;&quot;&quot;)&amp;&quot; &quot;&amp;[.L302]&amp;&quot; COMMENT=&quot;&quot;&quot;&amp;[.J302]&amp;&quot;&quot;&quot;&quot;&amp;IF(AND([.A302]=&quot;Campo&quot;;[.D302]=&quot;PK&quot;);&quot; SEQUENCE=&quot;&quot;true&quot;&quot;&quot;;&quot;&quot;)&amp;&quot;/&gt;&quot;;&quot;&quot;) &amp; IF([.A302]=&quot;Campo&quot;;&quot;&lt;FIELD NAME=&quot;&quot;&quot;&amp;[.C302]&amp;&quot;&quot;&quot; &quot;&amp;[.N302]&amp;&quot; &quot;&amp;[.L302]&amp;IF(AND([.A302]=&quot;Campo&quot;;[.D302]&lt;&gt;&quot;PK&quot;);&quot; SEQUENCE=&quot;&quot;false&quot;&quot; &quot;;&quot;&quot;)&amp;&quot; COMMENT=&quot;&quot;&quot;&amp;[.J302]&amp;&quot;&quot;&quot;/&gt;&quot;;&quot;&quot;) &amp; IF(AND([.A302]=&quot;Campo&quot;;[.A303]=&quot;Chave&quot;);&quot;&lt;/FIELDS&gt;&quot;;&quot;&quot;) &amp; IF(AND([.A302]=&quot;Chave&quot;;[.A303]&lt;&gt;&quot;Chave&quot;);&quot;&lt;/KEYS&gt;&quot;;&quot;&quot;) &amp; IF([.B302]&lt;&gt;[.B303];&quot;&lt;/TABLE&gt;&quot;;&quot;&quot;) &amp; IF(AND([.A302]=&quot;&quot;;[.A301]&lt;&gt;&quot;&quot;);&quot;&lt;/TABLES&gt;&lt;/XMLDB&gt;&quot;;&quot;&quot;)">
            <text:p/>
          </table:table-cell>
          <table:table-cell table:formula="of:=IF(AND([.A302]=&quot;Campo&quot;;[.A302]&lt;&gt;[.A301]);&quot;&lt;Form name=&quot;&quot;newRecord&quot;&quot;&gt;&quot;;&quot;&quot;)&amp;IF([.A302]=&quot;Campo&quot;;&quot;&lt;&quot;&amp;IF([.D302]=&quot;FK&quot;;&quot;Select&quot;;VLOOKUP([.F302];[$Auxiliar.$A$27:.$B$48];2;0))&amp;&quot; id=&quot;&quot;&quot;&amp;[.C302]&amp;&quot;&quot;&quot; label=&quot;&quot;&quot;&amp;[.C302]&amp;&quot;&quot;&quot; required=&quot;&quot;&quot;&amp;IF([.H302]=&quot;Sim&quot;;&quot;true&quot;;&quot;false&quot;)&amp;&quot;&quot;&quot; /&gt;&quot;;&quot;&quot;)&amp;IF(AND([.A302]=&quot;Chave&quot;;[.A301]=&quot;Campo&quot;);&quot;&lt;/Form&gt;&quot;;&quot;&quot;)">
            <text:p/>
          </table:table-cell>
          <table:table-cell table:number-columns-repeated="2"/>
        </table:table-row>
        <table:table-row table:style-name="ro1">
          <table:table-cell table:formula="of:=IF([Campos.A96]=&quot;&quot;;&quot;&quot;;[Campos.A96])">
            <text:p/>
          </table:table-cell>
          <table:table-cell table:formula="of:=IF([Campos.B96]=&quot;&quot;;&quot;&quot;;[Campos.B96])">
            <text:p/>
          </table:table-cell>
          <table:table-cell table:formula="of:=IF([Campos.C96]=&quot;&quot;;&quot;&quot;;[Campos.C96])">
            <text:p/>
          </table:table-cell>
          <table:table-cell table:formula="of:=IF([Campos.D96]=&quot;&quot;;&quot;&quot;;[Campos.D96])">
            <text:p/>
          </table:table-cell>
          <table:table-cell table:formula="of:=IF([.A303]=&quot;Chave&quot;;[.C303]&amp;ROW([.C303]);[.C303])">
            <text:p/>
          </table:table-cell>
          <table:table-cell table:formula="of:=IF([Campos.F96]=&quot;&quot;;&quot;&quot;;[Campos.F96])">
            <text:p/>
          </table:table-cell>
          <table:table-cell table:formula="of:=IF([Campos.G96]=&quot;&quot;;&quot;&quot;;[Campos.G96])">
            <text:p/>
          </table:table-cell>
          <table:table-cell table:formula="of:=IF([Campos.H96]=&quot;&quot;;&quot;&quot;;[Campos.H96])">
            <text:p/>
          </table:table-cell>
          <table:table-cell table:formula="of:=IF([Campos.E96]=&quot;&quot;;&quot;&quot;;[Campos.E96])">
            <text:p/>
          </table:table-cell>
          <table:table-cell table:formula="of:=IF([Campos.I96]=&quot;&quot;;&quot;&quot;;[Campos.I96])">
            <text:p/>
          </table:table-cell>
          <table:table-cell table:formula="of:=IF([.B303]=&quot;&quot;;&quot;&quot;;VLOOKUP([.B303];[$Tabelas.$A$1:.$B$136];2;0))">
            <text:p/>
          </table:table-cell>
          <table:table-cell table:formula="of:=IF([.A303]=&quot;Campo&quot;;IF([.A303]=&quot;&quot;;&quot;&quot;;IF([.A303]&lt;&gt;[.A302];&quot;&quot;;&quot;PREVIOUS=&quot;&quot;&quot;&amp;[.C302]&amp;&quot;&quot;&quot; &quot;) &amp; IF([.A303]&lt;&gt;[.A304];&quot;&quot;;&quot;NEXT=&quot;&quot;&quot;&amp;[.C304]&amp;&quot;&quot;&quot;&quot;));IF([.A303]=&quot;&quot;;&quot;&quot;;IF([.A303]&lt;&gt;[.A302];&quot;&quot;;&quot;PREVIOUS=&quot;&quot;&quot;&amp;[.E302]&amp;&quot;&quot;&quot; &quot;) &amp; IF([.A303]&lt;&gt;[.A304];&quot;&quot;;&quot;NEXT=&quot;&quot;&quot;&amp;[.E304]&amp;&quot;&quot;&quot;&quot;)))">
            <text:p/>
          </table:table-cell>
          <table:table-cell table:formula="of:=IF([.B303]=&quot;&quot;;&quot;&quot;;VLOOKUP([.B303];[$Tabelas.$A$1:.$C$136];3;0))">
            <text:p/>
          </table:table-cell>
          <table:table-cell table:formula="of:=IF([.A303]=&quot;Campo&quot;; IF(ISERROR(VLOOKUP([.F303];[$Auxiliar.$A$1:.$E$17];5;0));&quot;TYPE=&quot;&quot;&quot;&amp;[.F303]&amp;&quot;&quot;&quot; LENGTH=&quot;&quot;&quot;&amp;[.G303]&amp;&quot;&quot;&quot; &quot;;VLOOKUP([.F303];[$Auxiliar.$A$1:.$E$17];5;0)) &amp; IF(AND([.A303]=&quot;Campo&quot;;[.D303]=&quot;PK&quot;); IF([.I303]=&quot;Sim&quot;;&quot; SEQUENCE=&quot;&quot;true&quot;&quot;&quot;;&quot; SEQUENCE=&quot;&quot;false&quot;&quot;&quot;);&quot;&quot;)&amp;IF([.H303]&lt;&gt;&quot;&quot;;&quot; NOTNULL=&quot;&quot;&quot;&amp;IF([.H303]=&quot;Sim&quot;;&quot;true&quot;;&quot;false&quot;)&amp;&quot;&quot;&quot;&quot;;&quot;&quot;);&quot;&quot;)">
            <text:p/>
          </table:table-cell>
          <table:table-cell table:style-name="ce26" table:formula="of:=IF(AND([.B303]&lt;&gt;[.B302];[.B303]&lt;&gt;&quot;&quot;);&quot;&lt;TABLE NAME=&quot;&quot;&quot;&amp;[.B303]&amp;&quot;&quot;&quot; COMMENT=&quot;&quot;&quot;&amp;[.K303]&amp;&quot;&quot;&quot; &quot;&amp; [.M303] &amp;&quot;&gt;&lt;FIELDS&gt;&quot;;&quot;&quot;) &amp; IF(AND([.A303]=&quot;Chave&quot;;[.A302]=&quot;Campo&quot;);&quot;&lt;KEYS&gt;&quot;;&quot;&quot;) &amp; IF([.A303]=&quot;Chave&quot;;&quot;&lt;KEY NAME=&quot;&quot;&quot;&amp;[.E303]&amp;&quot;&quot;&quot; TYPE=&quot;&quot;&quot;&amp;IF([.D303]=&quot;PK&quot;;&quot;primary&quot;;&quot;foreign&quot;)&amp;&quot;&quot;&quot; FIELDS=&quot;&quot;&quot;&amp;[.C303]&amp;&quot;&quot;&quot;&quot;&amp;IF([.D303]=&quot;FK&quot;;&quot; REFTABLE=&quot;&quot;&quot;&amp;[.F303]&amp;&quot;&quot;&quot; REFFIELDS=&quot;&quot;&quot;&amp;[.G303]&amp;&quot;&quot;&quot;&quot;;&quot;&quot;)&amp;&quot; &quot;&amp;[.L303]&amp;&quot; COMMENT=&quot;&quot;&quot;&amp;[.J303]&amp;&quot;&quot;&quot;&quot;&amp;IF(AND([.A303]=&quot;Campo&quot;;[.D303]=&quot;PK&quot;);&quot; SEQUENCE=&quot;&quot;true&quot;&quot;&quot;;&quot;&quot;)&amp;&quot;/&gt;&quot;;&quot;&quot;) &amp; IF([.A303]=&quot;Campo&quot;;&quot;&lt;FIELD NAME=&quot;&quot;&quot;&amp;[.C303]&amp;&quot;&quot;&quot; &quot;&amp;[.N303]&amp;&quot; &quot;&amp;[.L303]&amp;IF(AND([.A303]=&quot;Campo&quot;;[.D303]&lt;&gt;&quot;PK&quot;);&quot; SEQUENCE=&quot;&quot;false&quot;&quot; &quot;;&quot;&quot;)&amp;&quot; COMMENT=&quot;&quot;&quot;&amp;[.J303]&amp;&quot;&quot;&quot;/&gt;&quot;;&quot;&quot;) &amp; IF(AND([.A303]=&quot;Campo&quot;;[.A304]=&quot;Chave&quot;);&quot;&lt;/FIELDS&gt;&quot;;&quot;&quot;) &amp; IF(AND([.A303]=&quot;Chave&quot;;[.A304]&lt;&gt;&quot;Chave&quot;);&quot;&lt;/KEYS&gt;&quot;;&quot;&quot;) &amp; IF([.B303]&lt;&gt;[.B304];&quot;&lt;/TABLE&gt;&quot;;&quot;&quot;) &amp; IF(AND([.A303]=&quot;&quot;;[.A302]&lt;&gt;&quot;&quot;);&quot;&lt;/TABLES&gt;&lt;/XMLDB&gt;&quot;;&quot;&quot;)">
            <text:p/>
          </table:table-cell>
          <table:table-cell table:formula="of:=IF(AND([.A303]=&quot;Campo&quot;;[.A303]&lt;&gt;[.A302]);&quot;&lt;Form name=&quot;&quot;newRecord&quot;&quot;&gt;&quot;;&quot;&quot;)&amp;IF([.A303]=&quot;Campo&quot;;&quot;&lt;&quot;&amp;IF([.D303]=&quot;FK&quot;;&quot;Select&quot;;VLOOKUP([.F303];[$Auxiliar.$A$27:.$B$48];2;0))&amp;&quot; id=&quot;&quot;&quot;&amp;[.C303]&amp;&quot;&quot;&quot; label=&quot;&quot;&quot;&amp;[.C303]&amp;&quot;&quot;&quot; required=&quot;&quot;&quot;&amp;IF([.H303]=&quot;Sim&quot;;&quot;true&quot;;&quot;false&quot;)&amp;&quot;&quot;&quot; /&gt;&quot;;&quot;&quot;)&amp;IF(AND([.A303]=&quot;Chave&quot;;[.A302]=&quot;Campo&quot;);&quot;&lt;/Form&gt;&quot;;&quot;&quot;)">
            <text:p/>
          </table:table-cell>
          <table:table-cell table:number-columns-repeated="2"/>
        </table:table-row>
        <table:table-row table:style-name="ro1">
          <table:table-cell table:formula="of:=IF([Campos.A97]=&quot;&quot;;&quot;&quot;;[Campos.A97])">
            <text:p/>
          </table:table-cell>
          <table:table-cell table:formula="of:=IF([Campos.B97]=&quot;&quot;;&quot;&quot;;[Campos.B97])">
            <text:p/>
          </table:table-cell>
          <table:table-cell table:formula="of:=IF([Campos.C97]=&quot;&quot;;&quot;&quot;;[Campos.C97])">
            <text:p/>
          </table:table-cell>
          <table:table-cell table:formula="of:=IF([Campos.D97]=&quot;&quot;;&quot;&quot;;[Campos.D97])">
            <text:p/>
          </table:table-cell>
          <table:table-cell table:formula="of:=IF([.A304]=&quot;Chave&quot;;[.C304]&amp;ROW([.C304]);[.C304])">
            <text:p/>
          </table:table-cell>
          <table:table-cell table:formula="of:=IF([Campos.F97]=&quot;&quot;;&quot;&quot;;[Campos.F97])">
            <text:p/>
          </table:table-cell>
          <table:table-cell table:formula="of:=IF([Campos.G97]=&quot;&quot;;&quot;&quot;;[Campos.G97])">
            <text:p/>
          </table:table-cell>
          <table:table-cell table:formula="of:=IF([Campos.H97]=&quot;&quot;;&quot;&quot;;[Campos.H97])">
            <text:p/>
          </table:table-cell>
          <table:table-cell table:formula="of:=IF([Campos.E97]=&quot;&quot;;&quot;&quot;;[Campos.E97])">
            <text:p/>
          </table:table-cell>
          <table:table-cell table:formula="of:=IF([Campos.I97]=&quot;&quot;;&quot;&quot;;[Campos.I97])">
            <text:p/>
          </table:table-cell>
          <table:table-cell table:formula="of:=IF([.B304]=&quot;&quot;;&quot;&quot;;VLOOKUP([.B304];[$Tabelas.$A$1:.$B$136];2;0))">
            <text:p/>
          </table:table-cell>
          <table:table-cell table:formula="of:=IF([.A304]=&quot;Campo&quot;;IF([.A304]=&quot;&quot;;&quot;&quot;;IF([.A304]&lt;&gt;[.A303];&quot;&quot;;&quot;PREVIOUS=&quot;&quot;&quot;&amp;[.C303]&amp;&quot;&quot;&quot; &quot;) &amp; IF([.A304]&lt;&gt;[.A305];&quot;&quot;;&quot;NEXT=&quot;&quot;&quot;&amp;[.C305]&amp;&quot;&quot;&quot;&quot;));IF([.A304]=&quot;&quot;;&quot;&quot;;IF([.A304]&lt;&gt;[.A303];&quot;&quot;;&quot;PREVIOUS=&quot;&quot;&quot;&amp;[.E303]&amp;&quot;&quot;&quot; &quot;) &amp; IF([.A304]&lt;&gt;[.A305];&quot;&quot;;&quot;NEXT=&quot;&quot;&quot;&amp;[.E305]&amp;&quot;&quot;&quot;&quot;)))">
            <text:p/>
          </table:table-cell>
          <table:table-cell table:formula="of:=IF([.B304]=&quot;&quot;;&quot;&quot;;VLOOKUP([.B304];[$Tabelas.$A$1:.$C$136];3;0))">
            <text:p/>
          </table:table-cell>
          <table:table-cell table:formula="of:=IF([.A304]=&quot;Campo&quot;; IF(ISERROR(VLOOKUP([.F304];[$Auxiliar.$A$1:.$E$17];5;0));&quot;TYPE=&quot;&quot;&quot;&amp;[.F304]&amp;&quot;&quot;&quot; LENGTH=&quot;&quot;&quot;&amp;[.G304]&amp;&quot;&quot;&quot; &quot;;VLOOKUP([.F304];[$Auxiliar.$A$1:.$E$17];5;0)) &amp; IF(AND([.A304]=&quot;Campo&quot;;[.D304]=&quot;PK&quot;); IF([.I304]=&quot;Sim&quot;;&quot; SEQUENCE=&quot;&quot;true&quot;&quot;&quot;;&quot; SEQUENCE=&quot;&quot;false&quot;&quot;&quot;);&quot;&quot;)&amp;IF([.H304]&lt;&gt;&quot;&quot;;&quot; NOTNULL=&quot;&quot;&quot;&amp;IF([.H304]=&quot;Sim&quot;;&quot;true&quot;;&quot;false&quot;)&amp;&quot;&quot;&quot;&quot;;&quot;&quot;);&quot;&quot;)">
            <text:p/>
          </table:table-cell>
          <table:table-cell table:style-name="ce26" table:formula="of:=IF(AND([.B304]&lt;&gt;[.B303];[.B304]&lt;&gt;&quot;&quot;);&quot;&lt;TABLE NAME=&quot;&quot;&quot;&amp;[.B304]&amp;&quot;&quot;&quot; COMMENT=&quot;&quot;&quot;&amp;[.K304]&amp;&quot;&quot;&quot; &quot;&amp; [.M304] &amp;&quot;&gt;&lt;FIELDS&gt;&quot;;&quot;&quot;) &amp; IF(AND([.A304]=&quot;Chave&quot;;[.A303]=&quot;Campo&quot;);&quot;&lt;KEYS&gt;&quot;;&quot;&quot;) &amp; IF([.A304]=&quot;Chave&quot;;&quot;&lt;KEY NAME=&quot;&quot;&quot;&amp;[.E304]&amp;&quot;&quot;&quot; TYPE=&quot;&quot;&quot;&amp;IF([.D304]=&quot;PK&quot;;&quot;primary&quot;;&quot;foreign&quot;)&amp;&quot;&quot;&quot; FIELDS=&quot;&quot;&quot;&amp;[.C304]&amp;&quot;&quot;&quot;&quot;&amp;IF([.D304]=&quot;FK&quot;;&quot; REFTABLE=&quot;&quot;&quot;&amp;[.F304]&amp;&quot;&quot;&quot; REFFIELDS=&quot;&quot;&quot;&amp;[.G304]&amp;&quot;&quot;&quot;&quot;;&quot;&quot;)&amp;&quot; &quot;&amp;[.L304]&amp;&quot; COMMENT=&quot;&quot;&quot;&amp;[.J304]&amp;&quot;&quot;&quot;&quot;&amp;IF(AND([.A304]=&quot;Campo&quot;;[.D304]=&quot;PK&quot;);&quot; SEQUENCE=&quot;&quot;true&quot;&quot;&quot;;&quot;&quot;)&amp;&quot;/&gt;&quot;;&quot;&quot;) &amp; IF([.A304]=&quot;Campo&quot;;&quot;&lt;FIELD NAME=&quot;&quot;&quot;&amp;[.C304]&amp;&quot;&quot;&quot; &quot;&amp;[.N304]&amp;&quot; &quot;&amp;[.L304]&amp;IF(AND([.A304]=&quot;Campo&quot;;[.D304]&lt;&gt;&quot;PK&quot;);&quot; SEQUENCE=&quot;&quot;false&quot;&quot; &quot;;&quot;&quot;)&amp;&quot; COMMENT=&quot;&quot;&quot;&amp;[.J304]&amp;&quot;&quot;&quot;/&gt;&quot;;&quot;&quot;) &amp; IF(AND([.A304]=&quot;Campo&quot;;[.A305]=&quot;Chave&quot;);&quot;&lt;/FIELDS&gt;&quot;;&quot;&quot;) &amp; IF(AND([.A304]=&quot;Chave&quot;;[.A305]&lt;&gt;&quot;Chave&quot;);&quot;&lt;/KEYS&gt;&quot;;&quot;&quot;) &amp; IF([.B304]&lt;&gt;[.B305];&quot;&lt;/TABLE&gt;&quot;;&quot;&quot;) &amp; IF(AND([.A304]=&quot;&quot;;[.A303]&lt;&gt;&quot;&quot;);&quot;&lt;/TABLES&gt;&lt;/XMLDB&gt;&quot;;&quot;&quot;)">
            <text:p/>
          </table:table-cell>
          <table:table-cell table:formula="of:=IF(AND([.A304]=&quot;Campo&quot;;[.A304]&lt;&gt;[.A303]);&quot;&lt;Form name=&quot;&quot;newRecord&quot;&quot;&gt;&quot;;&quot;&quot;)&amp;IF([.A304]=&quot;Campo&quot;;&quot;&lt;&quot;&amp;IF([.D304]=&quot;FK&quot;;&quot;Select&quot;;VLOOKUP([.F304];[$Auxiliar.$A$27:.$B$48];2;0))&amp;&quot; id=&quot;&quot;&quot;&amp;[.C304]&amp;&quot;&quot;&quot; label=&quot;&quot;&quot;&amp;[.C304]&amp;&quot;&quot;&quot; required=&quot;&quot;&quot;&amp;IF([.H304]=&quot;Sim&quot;;&quot;true&quot;;&quot;false&quot;)&amp;&quot;&quot;&quot; /&gt;&quot;;&quot;&quot;)&amp;IF(AND([.A304]=&quot;Chave&quot;;[.A303]=&quot;Campo&quot;);&quot;&lt;/Form&gt;&quot;;&quot;&quot;)">
            <text:p/>
          </table:table-cell>
          <table:table-cell table:number-columns-repeated="2"/>
        </table:table-row>
        <table:table-row table:style-name="ro1">
          <table:table-cell table:formula="of:=IF([Campos.A98]=&quot;&quot;;&quot;&quot;;[Campos.A98])">
            <text:p/>
          </table:table-cell>
          <table:table-cell table:formula="of:=IF([Campos.B98]=&quot;&quot;;&quot;&quot;;[Campos.B98])">
            <text:p/>
          </table:table-cell>
          <table:table-cell table:formula="of:=IF([Campos.C98]=&quot;&quot;;&quot;&quot;;[Campos.C98])">
            <text:p/>
          </table:table-cell>
          <table:table-cell table:formula="of:=IF([Campos.D98]=&quot;&quot;;&quot;&quot;;[Campos.D98])">
            <text:p/>
          </table:table-cell>
          <table:table-cell table:formula="of:=IF([.A305]=&quot;Chave&quot;;[.C305]&amp;ROW([.C305]);[.C305])">
            <text:p/>
          </table:table-cell>
          <table:table-cell table:formula="of:=IF([Campos.F98]=&quot;&quot;;&quot;&quot;;[Campos.F98])">
            <text:p/>
          </table:table-cell>
          <table:table-cell table:formula="of:=IF([Campos.G98]=&quot;&quot;;&quot;&quot;;[Campos.G98])">
            <text:p/>
          </table:table-cell>
          <table:table-cell table:formula="of:=IF([Campos.H98]=&quot;&quot;;&quot;&quot;;[Campos.H98])">
            <text:p/>
          </table:table-cell>
          <table:table-cell table:formula="of:=IF([Campos.E98]=&quot;&quot;;&quot;&quot;;[Campos.E98])">
            <text:p/>
          </table:table-cell>
          <table:table-cell table:formula="of:=IF([Campos.I98]=&quot;&quot;;&quot;&quot;;[Campos.I98])">
            <text:p/>
          </table:table-cell>
          <table:table-cell table:formula="of:=IF([.B305]=&quot;&quot;;&quot;&quot;;VLOOKUP([.B305];[$Tabelas.$A$1:.$B$136];2;0))">
            <text:p/>
          </table:table-cell>
          <table:table-cell table:formula="of:=IF([.A305]=&quot;Campo&quot;;IF([.A305]=&quot;&quot;;&quot;&quot;;IF([.A305]&lt;&gt;[.A304];&quot;&quot;;&quot;PREVIOUS=&quot;&quot;&quot;&amp;[.C304]&amp;&quot;&quot;&quot; &quot;) &amp; IF([.A305]&lt;&gt;[.A306];&quot;&quot;;&quot;NEXT=&quot;&quot;&quot;&amp;[.C306]&amp;&quot;&quot;&quot;&quot;));IF([.A305]=&quot;&quot;;&quot;&quot;;IF([.A305]&lt;&gt;[.A304];&quot;&quot;;&quot;PREVIOUS=&quot;&quot;&quot;&amp;[.E304]&amp;&quot;&quot;&quot; &quot;) &amp; IF([.A305]&lt;&gt;[.A306];&quot;&quot;;&quot;NEXT=&quot;&quot;&quot;&amp;[.E306]&amp;&quot;&quot;&quot;&quot;)))">
            <text:p/>
          </table:table-cell>
          <table:table-cell table:formula="of:=IF([.B305]=&quot;&quot;;&quot;&quot;;VLOOKUP([.B305];[$Tabelas.$A$1:.$C$136];3;0))">
            <text:p/>
          </table:table-cell>
          <table:table-cell table:formula="of:=IF([.A305]=&quot;Campo&quot;; IF(ISERROR(VLOOKUP([.F305];[$Auxiliar.$A$1:.$E$17];5;0));&quot;TYPE=&quot;&quot;&quot;&amp;[.F305]&amp;&quot;&quot;&quot; LENGTH=&quot;&quot;&quot;&amp;[.G305]&amp;&quot;&quot;&quot; &quot;;VLOOKUP([.F305];[$Auxiliar.$A$1:.$E$17];5;0)) &amp; IF(AND([.A305]=&quot;Campo&quot;;[.D305]=&quot;PK&quot;); IF([.I305]=&quot;Sim&quot;;&quot; SEQUENCE=&quot;&quot;true&quot;&quot;&quot;;&quot; SEQUENCE=&quot;&quot;false&quot;&quot;&quot;);&quot;&quot;)&amp;IF([.H305]&lt;&gt;&quot;&quot;;&quot; NOTNULL=&quot;&quot;&quot;&amp;IF([.H305]=&quot;Sim&quot;;&quot;true&quot;;&quot;false&quot;)&amp;&quot;&quot;&quot;&quot;;&quot;&quot;);&quot;&quot;)">
            <text:p/>
          </table:table-cell>
          <table:table-cell table:style-name="ce26" table:formula="of:=IF(AND([.B305]&lt;&gt;[.B304];[.B305]&lt;&gt;&quot;&quot;);&quot;&lt;TABLE NAME=&quot;&quot;&quot;&amp;[.B305]&amp;&quot;&quot;&quot; COMMENT=&quot;&quot;&quot;&amp;[.K305]&amp;&quot;&quot;&quot; &quot;&amp; [.M305] &amp;&quot;&gt;&lt;FIELDS&gt;&quot;;&quot;&quot;) &amp; IF(AND([.A305]=&quot;Chave&quot;;[.A304]=&quot;Campo&quot;);&quot;&lt;KEYS&gt;&quot;;&quot;&quot;) &amp; IF([.A305]=&quot;Chave&quot;;&quot;&lt;KEY NAME=&quot;&quot;&quot;&amp;[.E305]&amp;&quot;&quot;&quot; TYPE=&quot;&quot;&quot;&amp;IF([.D305]=&quot;PK&quot;;&quot;primary&quot;;&quot;foreign&quot;)&amp;&quot;&quot;&quot; FIELDS=&quot;&quot;&quot;&amp;[.C305]&amp;&quot;&quot;&quot;&quot;&amp;IF([.D305]=&quot;FK&quot;;&quot; REFTABLE=&quot;&quot;&quot;&amp;[.F305]&amp;&quot;&quot;&quot; REFFIELDS=&quot;&quot;&quot;&amp;[.G305]&amp;&quot;&quot;&quot;&quot;;&quot;&quot;)&amp;&quot; &quot;&amp;[.L305]&amp;&quot; COMMENT=&quot;&quot;&quot;&amp;[.J305]&amp;&quot;&quot;&quot;&quot;&amp;IF(AND([.A305]=&quot;Campo&quot;;[.D305]=&quot;PK&quot;);&quot; SEQUENCE=&quot;&quot;true&quot;&quot;&quot;;&quot;&quot;)&amp;&quot;/&gt;&quot;;&quot;&quot;) &amp; IF([.A305]=&quot;Campo&quot;;&quot;&lt;FIELD NAME=&quot;&quot;&quot;&amp;[.C305]&amp;&quot;&quot;&quot; &quot;&amp;[.N305]&amp;&quot; &quot;&amp;[.L305]&amp;IF(AND([.A305]=&quot;Campo&quot;;[.D305]&lt;&gt;&quot;PK&quot;);&quot; SEQUENCE=&quot;&quot;false&quot;&quot; &quot;;&quot;&quot;)&amp;&quot; COMMENT=&quot;&quot;&quot;&amp;[.J305]&amp;&quot;&quot;&quot;/&gt;&quot;;&quot;&quot;) &amp; IF(AND([.A305]=&quot;Campo&quot;;[.A306]=&quot;Chave&quot;);&quot;&lt;/FIELDS&gt;&quot;;&quot;&quot;) &amp; IF(AND([.A305]=&quot;Chave&quot;;[.A306]&lt;&gt;&quot;Chave&quot;);&quot;&lt;/KEYS&gt;&quot;;&quot;&quot;) &amp; IF([.B305]&lt;&gt;[.B306];&quot;&lt;/TABLE&gt;&quot;;&quot;&quot;) &amp; IF(AND([.A305]=&quot;&quot;;[.A304]&lt;&gt;&quot;&quot;);&quot;&lt;/TABLES&gt;&lt;/XMLDB&gt;&quot;;&quot;&quot;)">
            <text:p/>
          </table:table-cell>
          <table:table-cell table:formula="of:=IF(AND([.A305]=&quot;Campo&quot;;[.A305]&lt;&gt;[.A304]);&quot;&lt;Form name=&quot;&quot;newRecord&quot;&quot;&gt;&quot;;&quot;&quot;)&amp;IF([.A305]=&quot;Campo&quot;;&quot;&lt;&quot;&amp;IF([.D305]=&quot;FK&quot;;&quot;Select&quot;;VLOOKUP([.F305];[$Auxiliar.$A$27:.$B$48];2;0))&amp;&quot; id=&quot;&quot;&quot;&amp;[.C305]&amp;&quot;&quot;&quot; label=&quot;&quot;&quot;&amp;[.C305]&amp;&quot;&quot;&quot; required=&quot;&quot;&quot;&amp;IF([.H305]=&quot;Sim&quot;;&quot;true&quot;;&quot;false&quot;)&amp;&quot;&quot;&quot; /&gt;&quot;;&quot;&quot;)&amp;IF(AND([.A305]=&quot;Chave&quot;;[.A304]=&quot;Campo&quot;);&quot;&lt;/Form&gt;&quot;;&quot;&quot;)">
            <text:p/>
          </table:table-cell>
          <table:table-cell table:number-columns-repeated="2"/>
        </table:table-row>
        <table:table-row table:style-name="ro1">
          <table:table-cell table:formula="of:=IF([Campos.A99]=&quot;&quot;;&quot;&quot;;[Campos.A99])">
            <text:p/>
          </table:table-cell>
          <table:table-cell table:formula="of:=IF([Campos.B99]=&quot;&quot;;&quot;&quot;;[Campos.B99])">
            <text:p/>
          </table:table-cell>
          <table:table-cell table:formula="of:=IF([Campos.C99]=&quot;&quot;;&quot;&quot;;[Campos.C99])">
            <text:p/>
          </table:table-cell>
          <table:table-cell table:formula="of:=IF([Campos.D99]=&quot;&quot;;&quot;&quot;;[Campos.D99])">
            <text:p/>
          </table:table-cell>
          <table:table-cell table:formula="of:=IF([.A306]=&quot;Chave&quot;;[.C306]&amp;ROW([.C306]);[.C306])">
            <text:p/>
          </table:table-cell>
          <table:table-cell table:formula="of:=IF([Campos.F99]=&quot;&quot;;&quot;&quot;;[Campos.F99])">
            <text:p/>
          </table:table-cell>
          <table:table-cell table:formula="of:=IF([Campos.G99]=&quot;&quot;;&quot;&quot;;[Campos.G99])">
            <text:p/>
          </table:table-cell>
          <table:table-cell table:formula="of:=IF([Campos.H99]=&quot;&quot;;&quot;&quot;;[Campos.H99])">
            <text:p/>
          </table:table-cell>
          <table:table-cell table:formula="of:=IF([Campos.E99]=&quot;&quot;;&quot;&quot;;[Campos.E99])">
            <text:p/>
          </table:table-cell>
          <table:table-cell table:formula="of:=IF([Campos.I99]=&quot;&quot;;&quot;&quot;;[Campos.I99])">
            <text:p/>
          </table:table-cell>
          <table:table-cell table:formula="of:=IF([.B306]=&quot;&quot;;&quot;&quot;;VLOOKUP([.B306];[$Tabelas.$A$1:.$B$136];2;0))">
            <text:p/>
          </table:table-cell>
          <table:table-cell table:formula="of:=IF([.A306]=&quot;Campo&quot;;IF([.A306]=&quot;&quot;;&quot;&quot;;IF([.A306]&lt;&gt;[.A305];&quot;&quot;;&quot;PREVIOUS=&quot;&quot;&quot;&amp;[.C305]&amp;&quot;&quot;&quot; &quot;) &amp; IF([.A306]&lt;&gt;[.A307];&quot;&quot;;&quot;NEXT=&quot;&quot;&quot;&amp;[.C307]&amp;&quot;&quot;&quot;&quot;));IF([.A306]=&quot;&quot;;&quot;&quot;;IF([.A306]&lt;&gt;[.A305];&quot;&quot;;&quot;PREVIOUS=&quot;&quot;&quot;&amp;[.E305]&amp;&quot;&quot;&quot; &quot;) &amp; IF([.A306]&lt;&gt;[.A307];&quot;&quot;;&quot;NEXT=&quot;&quot;&quot;&amp;[.E307]&amp;&quot;&quot;&quot;&quot;)))">
            <text:p/>
          </table:table-cell>
          <table:table-cell table:formula="of:=IF([.B306]=&quot;&quot;;&quot;&quot;;VLOOKUP([.B306];[$Tabelas.$A$1:.$C$136];3;0))">
            <text:p/>
          </table:table-cell>
          <table:table-cell table:formula="of:=IF([.A306]=&quot;Campo&quot;; IF(ISERROR(VLOOKUP([.F306];[$Auxiliar.$A$1:.$E$17];5;0));&quot;TYPE=&quot;&quot;&quot;&amp;[.F306]&amp;&quot;&quot;&quot; LENGTH=&quot;&quot;&quot;&amp;[.G306]&amp;&quot;&quot;&quot; &quot;;VLOOKUP([.F306];[$Auxiliar.$A$1:.$E$17];5;0)) &amp; IF(AND([.A306]=&quot;Campo&quot;;[.D306]=&quot;PK&quot;); IF([.I306]=&quot;Sim&quot;;&quot; SEQUENCE=&quot;&quot;true&quot;&quot;&quot;;&quot; SEQUENCE=&quot;&quot;false&quot;&quot;&quot;);&quot;&quot;)&amp;IF([.H306]&lt;&gt;&quot;&quot;;&quot; NOTNULL=&quot;&quot;&quot;&amp;IF([.H306]=&quot;Sim&quot;;&quot;true&quot;;&quot;false&quot;)&amp;&quot;&quot;&quot;&quot;;&quot;&quot;);&quot;&quot;)">
            <text:p/>
          </table:table-cell>
          <table:table-cell table:style-name="ce26" table:formula="of:=IF(AND([.B306]&lt;&gt;[.B305];[.B306]&lt;&gt;&quot;&quot;);&quot;&lt;TABLE NAME=&quot;&quot;&quot;&amp;[.B306]&amp;&quot;&quot;&quot; COMMENT=&quot;&quot;&quot;&amp;[.K306]&amp;&quot;&quot;&quot; &quot;&amp; [.M306] &amp;&quot;&gt;&lt;FIELDS&gt;&quot;;&quot;&quot;) &amp; IF(AND([.A306]=&quot;Chave&quot;;[.A305]=&quot;Campo&quot;);&quot;&lt;KEYS&gt;&quot;;&quot;&quot;) &amp; IF([.A306]=&quot;Chave&quot;;&quot;&lt;KEY NAME=&quot;&quot;&quot;&amp;[.E306]&amp;&quot;&quot;&quot; TYPE=&quot;&quot;&quot;&amp;IF([.D306]=&quot;PK&quot;;&quot;primary&quot;;&quot;foreign&quot;)&amp;&quot;&quot;&quot; FIELDS=&quot;&quot;&quot;&amp;[.C306]&amp;&quot;&quot;&quot;&quot;&amp;IF([.D306]=&quot;FK&quot;;&quot; REFTABLE=&quot;&quot;&quot;&amp;[.F306]&amp;&quot;&quot;&quot; REFFIELDS=&quot;&quot;&quot;&amp;[.G306]&amp;&quot;&quot;&quot;&quot;;&quot;&quot;)&amp;&quot; &quot;&amp;[.L306]&amp;&quot; COMMENT=&quot;&quot;&quot;&amp;[.J306]&amp;&quot;&quot;&quot;&quot;&amp;IF(AND([.A306]=&quot;Campo&quot;;[.D306]=&quot;PK&quot;);&quot; SEQUENCE=&quot;&quot;true&quot;&quot;&quot;;&quot;&quot;)&amp;&quot;/&gt;&quot;;&quot;&quot;) &amp; IF([.A306]=&quot;Campo&quot;;&quot;&lt;FIELD NAME=&quot;&quot;&quot;&amp;[.C306]&amp;&quot;&quot;&quot; &quot;&amp;[.N306]&amp;&quot; &quot;&amp;[.L306]&amp;IF(AND([.A306]=&quot;Campo&quot;;[.D306]&lt;&gt;&quot;PK&quot;);&quot; SEQUENCE=&quot;&quot;false&quot;&quot; &quot;;&quot;&quot;)&amp;&quot; COMMENT=&quot;&quot;&quot;&amp;[.J306]&amp;&quot;&quot;&quot;/&gt;&quot;;&quot;&quot;) &amp; IF(AND([.A306]=&quot;Campo&quot;;[.A307]=&quot;Chave&quot;);&quot;&lt;/FIELDS&gt;&quot;;&quot;&quot;) &amp; IF(AND([.A306]=&quot;Chave&quot;;[.A307]&lt;&gt;&quot;Chave&quot;);&quot;&lt;/KEYS&gt;&quot;;&quot;&quot;) &amp; IF([.B306]&lt;&gt;[.B307];&quot;&lt;/TABLE&gt;&quot;;&quot;&quot;) &amp; IF(AND([.A306]=&quot;&quot;;[.A305]&lt;&gt;&quot;&quot;);&quot;&lt;/TABLES&gt;&lt;/XMLDB&gt;&quot;;&quot;&quot;)">
            <text:p/>
          </table:table-cell>
          <table:table-cell table:formula="of:=IF(AND([.A306]=&quot;Campo&quot;;[.A306]&lt;&gt;[.A305]);&quot;&lt;Form name=&quot;&quot;newRecord&quot;&quot;&gt;&quot;;&quot;&quot;)&amp;IF([.A306]=&quot;Campo&quot;;&quot;&lt;&quot;&amp;IF([.D306]=&quot;FK&quot;;&quot;Select&quot;;VLOOKUP([.F306];[$Auxiliar.$A$27:.$B$48];2;0))&amp;&quot; id=&quot;&quot;&quot;&amp;[.C306]&amp;&quot;&quot;&quot; label=&quot;&quot;&quot;&amp;[.C306]&amp;&quot;&quot;&quot; required=&quot;&quot;&quot;&amp;IF([.H306]=&quot;Sim&quot;;&quot;true&quot;;&quot;false&quot;)&amp;&quot;&quot;&quot; /&gt;&quot;;&quot;&quot;)&amp;IF(AND([.A306]=&quot;Chave&quot;;[.A305]=&quot;Campo&quot;);&quot;&lt;/Form&gt;&quot;;&quot;&quot;)">
            <text:p/>
          </table:table-cell>
          <table:table-cell table:number-columns-repeated="2"/>
        </table:table-row>
        <table:table-row table:style-name="ro1">
          <table:table-cell table:formula="of:=IF([Campos.A100]=&quot;&quot;;&quot;&quot;;[Campos.A100])">
            <text:p/>
          </table:table-cell>
          <table:table-cell table:formula="of:=IF([Campos.B100]=&quot;&quot;;&quot;&quot;;[Campos.B100])">
            <text:p/>
          </table:table-cell>
          <table:table-cell table:formula="of:=IF([Campos.C100]=&quot;&quot;;&quot;&quot;;[Campos.C100])">
            <text:p/>
          </table:table-cell>
          <table:table-cell table:formula="of:=IF([Campos.D100]=&quot;&quot;;&quot;&quot;;[Campos.D100])">
            <text:p/>
          </table:table-cell>
          <table:table-cell table:formula="of:=IF([.A307]=&quot;Chave&quot;;[.C307]&amp;ROW([.C307]);[.C307])">
            <text:p/>
          </table:table-cell>
          <table:table-cell table:formula="of:=IF([Campos.F100]=&quot;&quot;;&quot;&quot;;[Campos.F100])">
            <text:p/>
          </table:table-cell>
          <table:table-cell table:formula="of:=IF([Campos.G100]=&quot;&quot;;&quot;&quot;;[Campos.G100])">
            <text:p/>
          </table:table-cell>
          <table:table-cell table:formula="of:=IF([Campos.H100]=&quot;&quot;;&quot;&quot;;[Campos.H100])">
            <text:p/>
          </table:table-cell>
          <table:table-cell table:formula="of:=IF([Campos.E100]=&quot;&quot;;&quot;&quot;;[Campos.E100])">
            <text:p/>
          </table:table-cell>
          <table:table-cell table:formula="of:=IF([Campos.I100]=&quot;&quot;;&quot;&quot;;[Campos.I100])">
            <text:p/>
          </table:table-cell>
          <table:table-cell table:formula="of:=IF([.B307]=&quot;&quot;;&quot;&quot;;VLOOKUP([.B307];[$Tabelas.$A$1:.$B$136];2;0))">
            <text:p/>
          </table:table-cell>
          <table:table-cell table:formula="of:=IF([.A307]=&quot;Campo&quot;;IF([.A307]=&quot;&quot;;&quot;&quot;;IF([.A307]&lt;&gt;[.A306];&quot;&quot;;&quot;PREVIOUS=&quot;&quot;&quot;&amp;[.C306]&amp;&quot;&quot;&quot; &quot;) &amp; IF([.A307]&lt;&gt;[.A308];&quot;&quot;;&quot;NEXT=&quot;&quot;&quot;&amp;[.C308]&amp;&quot;&quot;&quot;&quot;));IF([.A307]=&quot;&quot;;&quot;&quot;;IF([.A307]&lt;&gt;[.A306];&quot;&quot;;&quot;PREVIOUS=&quot;&quot;&quot;&amp;[.E306]&amp;&quot;&quot;&quot; &quot;) &amp; IF([.A307]&lt;&gt;[.A308];&quot;&quot;;&quot;NEXT=&quot;&quot;&quot;&amp;[.E308]&amp;&quot;&quot;&quot;&quot;)))">
            <text:p/>
          </table:table-cell>
          <table:table-cell table:formula="of:=IF([.B307]=&quot;&quot;;&quot;&quot;;VLOOKUP([.B307];[$Tabelas.$A$1:.$C$136];3;0))">
            <text:p/>
          </table:table-cell>
          <table:table-cell table:formula="of:=IF([.A307]=&quot;Campo&quot;; IF(ISERROR(VLOOKUP([.F307];[$Auxiliar.$A$1:.$E$17];5;0));&quot;TYPE=&quot;&quot;&quot;&amp;[.F307]&amp;&quot;&quot;&quot; LENGTH=&quot;&quot;&quot;&amp;[.G307]&amp;&quot;&quot;&quot; &quot;;VLOOKUP([.F307];[$Auxiliar.$A$1:.$E$17];5;0)) &amp; IF(AND([.A307]=&quot;Campo&quot;;[.D307]=&quot;PK&quot;); IF([.I307]=&quot;Sim&quot;;&quot; SEQUENCE=&quot;&quot;true&quot;&quot;&quot;;&quot; SEQUENCE=&quot;&quot;false&quot;&quot;&quot;);&quot;&quot;)&amp;IF([.H307]&lt;&gt;&quot;&quot;;&quot; NOTNULL=&quot;&quot;&quot;&amp;IF([.H307]=&quot;Sim&quot;;&quot;true&quot;;&quot;false&quot;)&amp;&quot;&quot;&quot;&quot;;&quot;&quot;);&quot;&quot;)">
            <text:p/>
          </table:table-cell>
          <table:table-cell table:style-name="ce26" table:formula="of:=IF(AND([.B307]&lt;&gt;[.B306];[.B307]&lt;&gt;&quot;&quot;);&quot;&lt;TABLE NAME=&quot;&quot;&quot;&amp;[.B307]&amp;&quot;&quot;&quot; COMMENT=&quot;&quot;&quot;&amp;[.K307]&amp;&quot;&quot;&quot; &quot;&amp; [.M307] &amp;&quot;&gt;&lt;FIELDS&gt;&quot;;&quot;&quot;) &amp; IF(AND([.A307]=&quot;Chave&quot;;[.A306]=&quot;Campo&quot;);&quot;&lt;KEYS&gt;&quot;;&quot;&quot;) &amp; IF([.A307]=&quot;Chave&quot;;&quot;&lt;KEY NAME=&quot;&quot;&quot;&amp;[.E307]&amp;&quot;&quot;&quot; TYPE=&quot;&quot;&quot;&amp;IF([.D307]=&quot;PK&quot;;&quot;primary&quot;;&quot;foreign&quot;)&amp;&quot;&quot;&quot; FIELDS=&quot;&quot;&quot;&amp;[.C307]&amp;&quot;&quot;&quot;&quot;&amp;IF([.D307]=&quot;FK&quot;;&quot; REFTABLE=&quot;&quot;&quot;&amp;[.F307]&amp;&quot;&quot;&quot; REFFIELDS=&quot;&quot;&quot;&amp;[.G307]&amp;&quot;&quot;&quot;&quot;;&quot;&quot;)&amp;&quot; &quot;&amp;[.L307]&amp;&quot; COMMENT=&quot;&quot;&quot;&amp;[.J307]&amp;&quot;&quot;&quot;&quot;&amp;IF(AND([.A307]=&quot;Campo&quot;;[.D307]=&quot;PK&quot;);&quot; SEQUENCE=&quot;&quot;true&quot;&quot;&quot;;&quot;&quot;)&amp;&quot;/&gt;&quot;;&quot;&quot;) &amp; IF([.A307]=&quot;Campo&quot;;&quot;&lt;FIELD NAME=&quot;&quot;&quot;&amp;[.C307]&amp;&quot;&quot;&quot; &quot;&amp;[.N307]&amp;&quot; &quot;&amp;[.L307]&amp;IF(AND([.A307]=&quot;Campo&quot;;[.D307]&lt;&gt;&quot;PK&quot;);&quot; SEQUENCE=&quot;&quot;false&quot;&quot; &quot;;&quot;&quot;)&amp;&quot; COMMENT=&quot;&quot;&quot;&amp;[.J307]&amp;&quot;&quot;&quot;/&gt;&quot;;&quot;&quot;) &amp; IF(AND([.A307]=&quot;Campo&quot;;[.A308]=&quot;Chave&quot;);&quot;&lt;/FIELDS&gt;&quot;;&quot;&quot;) &amp; IF(AND([.A307]=&quot;Chave&quot;;[.A308]&lt;&gt;&quot;Chave&quot;);&quot;&lt;/KEYS&gt;&quot;;&quot;&quot;) &amp; IF([.B307]&lt;&gt;[.B308];&quot;&lt;/TABLE&gt;&quot;;&quot;&quot;) &amp; IF(AND([.A307]=&quot;&quot;;[.A306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formula="of:=IF([Campos.A101]=&quot;&quot;;&quot;&quot;;[Campos.A101])">
            <text:p/>
          </table:table-cell>
          <table:table-cell table:formula="of:=IF([Campos.B101]=&quot;&quot;;&quot;&quot;;[Campos.B101])">
            <text:p/>
          </table:table-cell>
          <table:table-cell table:formula="of:=IF([Campos.C101]=&quot;&quot;;&quot;&quot;;[Campos.C101])">
            <text:p/>
          </table:table-cell>
          <table:table-cell table:formula="of:=IF([Campos.D101]=&quot;&quot;;&quot;&quot;;[Campos.D101])">
            <text:p/>
          </table:table-cell>
          <table:table-cell table:formula="of:=IF([.A308]=&quot;Chave&quot;;[.C308]&amp;ROW([.C308]);[.C308])">
            <text:p/>
          </table:table-cell>
          <table:table-cell table:formula="of:=IF([Campos.F101]=&quot;&quot;;&quot;&quot;;[Campos.F101])">
            <text:p/>
          </table:table-cell>
          <table:table-cell table:formula="of:=IF([Campos.G101]=&quot;&quot;;&quot;&quot;;[Campos.G101])">
            <text:p/>
          </table:table-cell>
          <table:table-cell table:formula="of:=IF([Campos.H101]=&quot;&quot;;&quot;&quot;;[Campos.H101])">
            <text:p/>
          </table:table-cell>
          <table:table-cell table:formula="of:=IF([Campos.E101]=&quot;&quot;;&quot;&quot;;[Campos.E101])">
            <text:p/>
          </table:table-cell>
          <table:table-cell table:formula="of:=IF([Campos.I101]=&quot;&quot;;&quot;&quot;;[Campos.I101])">
            <text:p/>
          </table:table-cell>
          <table:table-cell table:formula="of:=IF([.B308]=&quot;&quot;;&quot;&quot;;VLOOKUP([.B308];[$Tabelas.$A$1:.$B$136];2;0))">
            <text:p/>
          </table:table-cell>
          <table:table-cell table:formula="of:=IF([.A308]=&quot;Campo&quot;;IF([.A308]=&quot;&quot;;&quot;&quot;;IF([.A308]&lt;&gt;[.A307];&quot;&quot;;&quot;PREVIOUS=&quot;&quot;&quot;&amp;[.C307]&amp;&quot;&quot;&quot; &quot;) &amp; IF([.A308]&lt;&gt;[.A309];&quot;&quot;;&quot;NEXT=&quot;&quot;&quot;&amp;[.C309]&amp;&quot;&quot;&quot;&quot;));IF([.A308]=&quot;&quot;;&quot;&quot;;IF([.A308]&lt;&gt;[.A307];&quot;&quot;;&quot;PREVIOUS=&quot;&quot;&quot;&amp;[.E307]&amp;&quot;&quot;&quot; &quot;) &amp; IF([.A308]&lt;&gt;[.A309];&quot;&quot;;&quot;NEXT=&quot;&quot;&quot;&amp;[.E309]&amp;&quot;&quot;&quot;&quot;)))">
            <text:p/>
          </table:table-cell>
          <table:table-cell table:formula="of:=IF([.B308]=&quot;&quot;;&quot;&quot;;VLOOKUP([.B308];[$Tabelas.$A$1:.$C$136];3;0))">
            <text:p/>
          </table:table-cell>
          <table:table-cell table:formula="of:=IF([.A308]=&quot;Campo&quot;; IF(ISERROR(VLOOKUP([.F308];[$Auxiliar.$A$1:.$E$17];5;0));&quot;TYPE=&quot;&quot;&quot;&amp;[.F308]&amp;&quot;&quot;&quot; LENGTH=&quot;&quot;&quot;&amp;[.G308]&amp;&quot;&quot;&quot; &quot;;VLOOKUP([.F308];[$Auxiliar.$A$1:.$E$17];5;0)) &amp; IF(AND([.A308]=&quot;Campo&quot;;[.D308]=&quot;PK&quot;); IF([.I308]=&quot;Sim&quot;;&quot; SEQUENCE=&quot;&quot;true&quot;&quot;&quot;;&quot; SEQUENCE=&quot;&quot;false&quot;&quot;&quot;);&quot;&quot;)&amp;IF([.H308]&lt;&gt;&quot;&quot;;&quot; NOTNULL=&quot;&quot;&quot;&amp;IF([.H308]=&quot;Sim&quot;;&quot;true&quot;;&quot;false&quot;)&amp;&quot;&quot;&quot;&quot;;&quot;&quot;);&quot;&quot;)">
            <text:p/>
          </table:table-cell>
          <table:table-cell table:style-name="ce26" table:formula="of:=IF(AND([.B308]&lt;&gt;[.B307];[.B308]&lt;&gt;&quot;&quot;);&quot;&lt;TABLE NAME=&quot;&quot;&quot;&amp;[.B308]&amp;&quot;&quot;&quot; COMMENT=&quot;&quot;&quot;&amp;[.K308]&amp;&quot;&quot;&quot; &quot;&amp; [.M308] &amp;&quot;&gt;&lt;FIELDS&gt;&quot;;&quot;&quot;) &amp; IF(AND([.A308]=&quot;Chave&quot;;[.A307]=&quot;Campo&quot;);&quot;&lt;KEYS&gt;&quot;;&quot;&quot;) &amp; IF([.A308]=&quot;Chave&quot;;&quot;&lt;KEY NAME=&quot;&quot;&quot;&amp;[.E308]&amp;&quot;&quot;&quot; TYPE=&quot;&quot;&quot;&amp;IF([.D308]=&quot;PK&quot;;&quot;primary&quot;;&quot;foreign&quot;)&amp;&quot;&quot;&quot; FIELDS=&quot;&quot;&quot;&amp;[.C308]&amp;&quot;&quot;&quot;&quot;&amp;IF([.D308]=&quot;FK&quot;;&quot; REFTABLE=&quot;&quot;&quot;&amp;[.F308]&amp;&quot;&quot;&quot; REFFIELDS=&quot;&quot;&quot;&amp;[.G308]&amp;&quot;&quot;&quot;&quot;;&quot;&quot;)&amp;&quot; &quot;&amp;[.L308]&amp;&quot; COMMENT=&quot;&quot;&quot;&amp;[.J308]&amp;&quot;&quot;&quot;&quot;&amp;IF(AND([.A308]=&quot;Campo&quot;;[.D308]=&quot;PK&quot;);&quot; SEQUENCE=&quot;&quot;true&quot;&quot;&quot;;&quot;&quot;)&amp;&quot;/&gt;&quot;;&quot;&quot;) &amp; IF([.A308]=&quot;Campo&quot;;&quot;&lt;FIELD NAME=&quot;&quot;&quot;&amp;[.C308]&amp;&quot;&quot;&quot; &quot;&amp;[.N308]&amp;&quot; &quot;&amp;[.L308]&amp;IF(AND([.A308]=&quot;Campo&quot;;[.D308]&lt;&gt;&quot;PK&quot;);&quot; SEQUENCE=&quot;&quot;false&quot;&quot; &quot;;&quot;&quot;)&amp;&quot; COMMENT=&quot;&quot;&quot;&amp;[.J308]&amp;&quot;&quot;&quot;/&gt;&quot;;&quot;&quot;) &amp; IF(AND([.A308]=&quot;Campo&quot;;[.A309]=&quot;Chave&quot;);&quot;&lt;/FIELDS&gt;&quot;;&quot;&quot;) &amp; IF(AND([.A308]=&quot;Chave&quot;;[.A309]&lt;&gt;&quot;Chave&quot;);&quot;&lt;/KEYS&gt;&quot;;&quot;&quot;) &amp; IF([.B308]&lt;&gt;[.B309];&quot;&lt;/TABLE&gt;&quot;;&quot;&quot;) &amp; IF(AND([.A308]=&quot;&quot;;[.A307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formula="of:=IF([Campos.A102]=&quot;&quot;;&quot;&quot;;[Campos.A102])">
            <text:p/>
          </table:table-cell>
          <table:table-cell table:formula="of:=IF([Campos.B102]=&quot;&quot;;&quot;&quot;;[Campos.B102])">
            <text:p/>
          </table:table-cell>
          <table:table-cell table:formula="of:=IF([Campos.C102]=&quot;&quot;;&quot;&quot;;[Campos.C102])">
            <text:p/>
          </table:table-cell>
          <table:table-cell table:formula="of:=IF([Campos.D102]=&quot;&quot;;&quot;&quot;;[Campos.D102])">
            <text:p/>
          </table:table-cell>
          <table:table-cell table:formula="of:=IF([.A309]=&quot;Chave&quot;;[.C309]&amp;ROW([.C309]);[.C309])">
            <text:p/>
          </table:table-cell>
          <table:table-cell table:formula="of:=IF([Campos.F102]=&quot;&quot;;&quot;&quot;;[Campos.F102])">
            <text:p/>
          </table:table-cell>
          <table:table-cell table:formula="of:=IF([Campos.G102]=&quot;&quot;;&quot;&quot;;[Campos.G102])">
            <text:p/>
          </table:table-cell>
          <table:table-cell table:formula="of:=IF([Campos.H102]=&quot;&quot;;&quot;&quot;;[Campos.H102])">
            <text:p/>
          </table:table-cell>
          <table:table-cell table:formula="of:=IF([Campos.E102]=&quot;&quot;;&quot;&quot;;[Campos.E102])">
            <text:p/>
          </table:table-cell>
          <table:table-cell table:formula="of:=IF([Campos.I102]=&quot;&quot;;&quot;&quot;;[Campos.I102])">
            <text:p/>
          </table:table-cell>
          <table:table-cell table:formula="of:=IF([.B309]=&quot;&quot;;&quot;&quot;;VLOOKUP([.B309];[$Tabelas.$A$1:.$B$136];2;0))">
            <text:p/>
          </table:table-cell>
          <table:table-cell table:formula="of:=IF([.A309]=&quot;Campo&quot;;IF([.A309]=&quot;&quot;;&quot;&quot;;IF([.A309]&lt;&gt;[.A308];&quot;&quot;;&quot;PREVIOUS=&quot;&quot;&quot;&amp;[.C308]&amp;&quot;&quot;&quot; &quot;) &amp; IF([.A309]&lt;&gt;[.A310];&quot;&quot;;&quot;NEXT=&quot;&quot;&quot;&amp;[.C310]&amp;&quot;&quot;&quot;&quot;));IF([.A309]=&quot;&quot;;&quot;&quot;;IF([.A309]&lt;&gt;[.A308];&quot;&quot;;&quot;PREVIOUS=&quot;&quot;&quot;&amp;[.E308]&amp;&quot;&quot;&quot; &quot;) &amp; IF([.A309]&lt;&gt;[.A310];&quot;&quot;;&quot;NEXT=&quot;&quot;&quot;&amp;[.E310]&amp;&quot;&quot;&quot;&quot;)))">
            <text:p/>
          </table:table-cell>
          <table:table-cell table:formula="of:=IF([.B309]=&quot;&quot;;&quot;&quot;;VLOOKUP([.B309];[$Tabelas.$A$1:.$C$136];3;0))">
            <text:p/>
          </table:table-cell>
          <table:table-cell table:formula="of:=IF([.A309]=&quot;Campo&quot;; IF(ISERROR(VLOOKUP([.F309];[$Auxiliar.$A$1:.$E$17];5;0));&quot;TYPE=&quot;&quot;&quot;&amp;[.F309]&amp;&quot;&quot;&quot; LENGTH=&quot;&quot;&quot;&amp;[.G309]&amp;&quot;&quot;&quot; &quot;;VLOOKUP([.F309];[$Auxiliar.$A$1:.$E$17];5;0)) &amp; IF(AND([.A309]=&quot;Campo&quot;;[.D309]=&quot;PK&quot;); IF([.I309]=&quot;Sim&quot;;&quot; SEQUENCE=&quot;&quot;true&quot;&quot;&quot;;&quot; SEQUENCE=&quot;&quot;false&quot;&quot;&quot;);&quot;&quot;)&amp;IF([.H309]&lt;&gt;&quot;&quot;;&quot; NOTNULL=&quot;&quot;&quot;&amp;IF([.H309]=&quot;Sim&quot;;&quot;true&quot;;&quot;false&quot;)&amp;&quot;&quot;&quot;&quot;;&quot;&quot;);&quot;&quot;)">
            <text:p/>
          </table:table-cell>
          <table:table-cell table:style-name="ce26" table:formula="of:=IF(AND([.B309]&lt;&gt;[.B308];[.B309]&lt;&gt;&quot;&quot;);&quot;&lt;TABLE NAME=&quot;&quot;&quot;&amp;[.B309]&amp;&quot;&quot;&quot; COMMENT=&quot;&quot;&quot;&amp;[.K309]&amp;&quot;&quot;&quot; &quot;&amp; [.M309] &amp;&quot;&gt;&lt;FIELDS&gt;&quot;;&quot;&quot;) &amp; IF(AND([.A309]=&quot;Chave&quot;;[.A308]=&quot;Campo&quot;);&quot;&lt;KEYS&gt;&quot;;&quot;&quot;) &amp; IF([.A309]=&quot;Chave&quot;;&quot;&lt;KEY NAME=&quot;&quot;&quot;&amp;[.E309]&amp;&quot;&quot;&quot; TYPE=&quot;&quot;&quot;&amp;IF([.D309]=&quot;PK&quot;;&quot;primary&quot;;&quot;foreign&quot;)&amp;&quot;&quot;&quot; FIELDS=&quot;&quot;&quot;&amp;[.C309]&amp;&quot;&quot;&quot;&quot;&amp;IF([.D309]=&quot;FK&quot;;&quot; REFTABLE=&quot;&quot;&quot;&amp;[.F309]&amp;&quot;&quot;&quot; REFFIELDS=&quot;&quot;&quot;&amp;[.G309]&amp;&quot;&quot;&quot;&quot;;&quot;&quot;)&amp;&quot; &quot;&amp;[.L309]&amp;&quot; COMMENT=&quot;&quot;&quot;&amp;[.J309]&amp;&quot;&quot;&quot;&quot;&amp;IF(AND([.A309]=&quot;Campo&quot;;[.D309]=&quot;PK&quot;);&quot; SEQUENCE=&quot;&quot;true&quot;&quot;&quot;;&quot;&quot;)&amp;&quot;/&gt;&quot;;&quot;&quot;) &amp; IF([.A309]=&quot;Campo&quot;;&quot;&lt;FIELD NAME=&quot;&quot;&quot;&amp;[.C309]&amp;&quot;&quot;&quot; &quot;&amp;[.N309]&amp;&quot; &quot;&amp;[.L309]&amp;IF(AND([.A309]=&quot;Campo&quot;;[.D309]&lt;&gt;&quot;PK&quot;);&quot; SEQUENCE=&quot;&quot;false&quot;&quot; &quot;;&quot;&quot;)&amp;&quot; COMMENT=&quot;&quot;&quot;&amp;[.J309]&amp;&quot;&quot;&quot;/&gt;&quot;;&quot;&quot;) &amp; IF(AND([.A309]=&quot;Campo&quot;;[.A310]=&quot;Chave&quot;);&quot;&lt;/FIELDS&gt;&quot;;&quot;&quot;) &amp; IF(AND([.A309]=&quot;Chave&quot;;[.A310]&lt;&gt;&quot;Chave&quot;);&quot;&lt;/KEYS&gt;&quot;;&quot;&quot;) &amp; IF([.B309]&lt;&gt;[.B310];&quot;&lt;/TABLE&gt;&quot;;&quot;&quot;) &amp; IF(AND([.A309]=&quot;&quot;;[.A308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formula="of:=IF([Campos.A103]=&quot;&quot;;&quot;&quot;;[Campos.A103])">
            <text:p/>
          </table:table-cell>
          <table:table-cell table:formula="of:=IF([Campos.B103]=&quot;&quot;;&quot;&quot;;[Campos.B103])">
            <text:p/>
          </table:table-cell>
          <table:table-cell table:formula="of:=IF([Campos.C103]=&quot;&quot;;&quot;&quot;;[Campos.C103])">
            <text:p/>
          </table:table-cell>
          <table:table-cell table:formula="of:=IF([Campos.D103]=&quot;&quot;;&quot;&quot;;[Campos.D103])">
            <text:p/>
          </table:table-cell>
          <table:table-cell table:formula="of:=IF([.A310]=&quot;Chave&quot;;[.C310]&amp;ROW([.C310]);[.C310])">
            <text:p/>
          </table:table-cell>
          <table:table-cell table:formula="of:=IF([Campos.F103]=&quot;&quot;;&quot;&quot;;[Campos.F103])">
            <text:p/>
          </table:table-cell>
          <table:table-cell table:formula="of:=IF([Campos.G103]=&quot;&quot;;&quot;&quot;;[Campos.G103])">
            <text:p/>
          </table:table-cell>
          <table:table-cell table:formula="of:=IF([Campos.H103]=&quot;&quot;;&quot;&quot;;[Campos.H103])">
            <text:p/>
          </table:table-cell>
          <table:table-cell table:formula="of:=IF([Campos.E103]=&quot;&quot;;&quot;&quot;;[Campos.E103])">
            <text:p/>
          </table:table-cell>
          <table:table-cell table:formula="of:=IF([Campos.I103]=&quot;&quot;;&quot;&quot;;[Campos.I103])">
            <text:p/>
          </table:table-cell>
          <table:table-cell table:formula="of:=IF([.B310]=&quot;&quot;;&quot;&quot;;VLOOKUP([.B310];[$Tabelas.$A$1:.$B$136];2;0))">
            <text:p/>
          </table:table-cell>
          <table:table-cell table:formula="of:=IF([.A310]=&quot;Campo&quot;;IF([.A310]=&quot;&quot;;&quot;&quot;;IF([.A310]&lt;&gt;[.A309];&quot;&quot;;&quot;PREVIOUS=&quot;&quot;&quot;&amp;[.C309]&amp;&quot;&quot;&quot; &quot;) &amp; IF([.A310]&lt;&gt;[.A311];&quot;&quot;;&quot;NEXT=&quot;&quot;&quot;&amp;[.C311]&amp;&quot;&quot;&quot;&quot;));IF([.A310]=&quot;&quot;;&quot;&quot;;IF([.A310]&lt;&gt;[.A309];&quot;&quot;;&quot;PREVIOUS=&quot;&quot;&quot;&amp;[.E309]&amp;&quot;&quot;&quot; &quot;) &amp; IF([.A310]&lt;&gt;[.A311];&quot;&quot;;&quot;NEXT=&quot;&quot;&quot;&amp;[.E311]&amp;&quot;&quot;&quot;&quot;)))">
            <text:p/>
          </table:table-cell>
          <table:table-cell table:formula="of:=IF([.B310]=&quot;&quot;;&quot;&quot;;VLOOKUP([.B310];[$Tabelas.$A$1:.$C$136];3;0))">
            <text:p/>
          </table:table-cell>
          <table:table-cell table:formula="of:=IF([.A310]=&quot;Campo&quot;; IF(ISERROR(VLOOKUP([.F310];[$Auxiliar.$A$1:.$E$17];5;0));&quot;TYPE=&quot;&quot;&quot;&amp;[.F310]&amp;&quot;&quot;&quot; LENGTH=&quot;&quot;&quot;&amp;[.G310]&amp;&quot;&quot;&quot; &quot;;VLOOKUP([.F310];[$Auxiliar.$A$1:.$E$17];5;0)) &amp; IF(AND([.A310]=&quot;Campo&quot;;[.D310]=&quot;PK&quot;); IF([.I310]=&quot;Sim&quot;;&quot; SEQUENCE=&quot;&quot;true&quot;&quot;&quot;;&quot; SEQUENCE=&quot;&quot;false&quot;&quot;&quot;);&quot;&quot;)&amp;IF([.H310]&lt;&gt;&quot;&quot;;&quot; NOTNULL=&quot;&quot;&quot;&amp;IF([.H310]=&quot;Sim&quot;;&quot;true&quot;;&quot;false&quot;)&amp;&quot;&quot;&quot;&quot;;&quot;&quot;);&quot;&quot;)">
            <text:p/>
          </table:table-cell>
          <table:table-cell table:style-name="ce26" table:formula="of:=IF(AND([.B310]&lt;&gt;[.B309];[.B310]&lt;&gt;&quot;&quot;);&quot;&lt;TABLE NAME=&quot;&quot;&quot;&amp;[.B310]&amp;&quot;&quot;&quot; COMMENT=&quot;&quot;&quot;&amp;[.K310]&amp;&quot;&quot;&quot; &quot;&amp; [.M310] &amp;&quot;&gt;&lt;FIELDS&gt;&quot;;&quot;&quot;) &amp; IF(AND([.A310]=&quot;Chave&quot;;[.A309]=&quot;Campo&quot;);&quot;&lt;KEYS&gt;&quot;;&quot;&quot;) &amp; IF([.A310]=&quot;Chave&quot;;&quot;&lt;KEY NAME=&quot;&quot;&quot;&amp;[.E310]&amp;&quot;&quot;&quot; TYPE=&quot;&quot;&quot;&amp;IF([.D310]=&quot;PK&quot;;&quot;primary&quot;;&quot;foreign&quot;)&amp;&quot;&quot;&quot; FIELDS=&quot;&quot;&quot;&amp;[.C310]&amp;&quot;&quot;&quot;&quot;&amp;IF([.D310]=&quot;FK&quot;;&quot; REFTABLE=&quot;&quot;&quot;&amp;[.F310]&amp;&quot;&quot;&quot; REFFIELDS=&quot;&quot;&quot;&amp;[.G310]&amp;&quot;&quot;&quot;&quot;;&quot;&quot;)&amp;&quot; &quot;&amp;[.L310]&amp;&quot; COMMENT=&quot;&quot;&quot;&amp;[.J310]&amp;&quot;&quot;&quot;&quot;&amp;IF(AND([.A310]=&quot;Campo&quot;;[.D310]=&quot;PK&quot;);&quot; SEQUENCE=&quot;&quot;true&quot;&quot;&quot;;&quot;&quot;)&amp;&quot;/&gt;&quot;;&quot;&quot;) &amp; IF([.A310]=&quot;Campo&quot;;&quot;&lt;FIELD NAME=&quot;&quot;&quot;&amp;[.C310]&amp;&quot;&quot;&quot; &quot;&amp;[.N310]&amp;&quot; &quot;&amp;[.L310]&amp;IF(AND([.A310]=&quot;Campo&quot;;[.D310]&lt;&gt;&quot;PK&quot;);&quot; SEQUENCE=&quot;&quot;false&quot;&quot; &quot;;&quot;&quot;)&amp;&quot; COMMENT=&quot;&quot;&quot;&amp;[.J310]&amp;&quot;&quot;&quot;/&gt;&quot;;&quot;&quot;) &amp; IF(AND([.A310]=&quot;Campo&quot;;[.A311]=&quot;Chave&quot;);&quot;&lt;/FIELDS&gt;&quot;;&quot;&quot;) &amp; IF(AND([.A310]=&quot;Chave&quot;;[.A311]&lt;&gt;&quot;Chave&quot;);&quot;&lt;/KEYS&gt;&quot;;&quot;&quot;) &amp; IF([.B310]&lt;&gt;[.B311];&quot;&lt;/TABLE&gt;&quot;;&quot;&quot;) &amp; IF(AND([.A310]=&quot;&quot;;[.A309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formula="of:=IF([Campos.A104]=&quot;&quot;;&quot;&quot;;[Campos.A104])">
            <text:p/>
          </table:table-cell>
          <table:table-cell table:formula="of:=IF([Campos.B104]=&quot;&quot;;&quot;&quot;;[Campos.B104])">
            <text:p/>
          </table:table-cell>
          <table:table-cell table:formula="of:=IF([Campos.C104]=&quot;&quot;;&quot;&quot;;[Campos.C104])">
            <text:p/>
          </table:table-cell>
          <table:table-cell table:formula="of:=IF([Campos.D104]=&quot;&quot;;&quot;&quot;;[Campos.D104])">
            <text:p/>
          </table:table-cell>
          <table:table-cell table:formula="of:=IF([.A311]=&quot;Chave&quot;;[.C311]&amp;ROW([.C311]);[.C311])">
            <text:p/>
          </table:table-cell>
          <table:table-cell table:formula="of:=IF([Campos.F104]=&quot;&quot;;&quot;&quot;;[Campos.F104])">
            <text:p/>
          </table:table-cell>
          <table:table-cell table:formula="of:=IF([Campos.G104]=&quot;&quot;;&quot;&quot;;[Campos.G104])">
            <text:p/>
          </table:table-cell>
          <table:table-cell table:formula="of:=IF([Campos.H104]=&quot;&quot;;&quot;&quot;;[Campos.H104])">
            <text:p/>
          </table:table-cell>
          <table:table-cell table:formula="of:=IF([Campos.E104]=&quot;&quot;;&quot;&quot;;[Campos.E104])">
            <text:p/>
          </table:table-cell>
          <table:table-cell table:formula="of:=IF([Campos.I104]=&quot;&quot;;&quot;&quot;;[Campos.I104])">
            <text:p/>
          </table:table-cell>
          <table:table-cell table:formula="of:=IF([.B311]=&quot;&quot;;&quot;&quot;;VLOOKUP([.B311];[$Tabelas.$A$1:.$B$136];2;0))">
            <text:p/>
          </table:table-cell>
          <table:table-cell table:formula="of:=IF([.A311]=&quot;Campo&quot;;IF([.A311]=&quot;&quot;;&quot;&quot;;IF([.A311]&lt;&gt;[.A310];&quot;&quot;;&quot;PREVIOUS=&quot;&quot;&quot;&amp;[.C310]&amp;&quot;&quot;&quot; &quot;) &amp; IF([.A311]&lt;&gt;[.A312];&quot;&quot;;&quot;NEXT=&quot;&quot;&quot;&amp;[.C312]&amp;&quot;&quot;&quot;&quot;));IF([.A311]=&quot;&quot;;&quot;&quot;;IF([.A311]&lt;&gt;[.A310];&quot;&quot;;&quot;PREVIOUS=&quot;&quot;&quot;&amp;[.E310]&amp;&quot;&quot;&quot; &quot;) &amp; IF([.A311]&lt;&gt;[.A312];&quot;&quot;;&quot;NEXT=&quot;&quot;&quot;&amp;[.E312]&amp;&quot;&quot;&quot;&quot;)))">
            <text:p/>
          </table:table-cell>
          <table:table-cell table:formula="of:=IF([.B311]=&quot;&quot;;&quot;&quot;;VLOOKUP([.B311];[$Tabelas.$A$1:.$C$136];3;0))">
            <text:p/>
          </table:table-cell>
          <table:table-cell table:formula="of:=IF([.A311]=&quot;Campo&quot;; IF(ISERROR(VLOOKUP([.F311];[$Auxiliar.$A$1:.$E$17];5;0));&quot;TYPE=&quot;&quot;&quot;&amp;[.F311]&amp;&quot;&quot;&quot; LENGTH=&quot;&quot;&quot;&amp;[.G311]&amp;&quot;&quot;&quot; &quot;;VLOOKUP([.F311];[$Auxiliar.$A$1:.$E$17];5;0)) &amp; IF(AND([.A311]=&quot;Campo&quot;;[.D311]=&quot;PK&quot;); IF([.I311]=&quot;Sim&quot;;&quot; SEQUENCE=&quot;&quot;true&quot;&quot;&quot;;&quot; SEQUENCE=&quot;&quot;false&quot;&quot;&quot;);&quot;&quot;)&amp;IF([.H311]&lt;&gt;&quot;&quot;;&quot; NOTNULL=&quot;&quot;&quot;&amp;IF([.H311]=&quot;Sim&quot;;&quot;true&quot;;&quot;false&quot;)&amp;&quot;&quot;&quot;&quot;;&quot;&quot;);&quot;&quot;)">
            <text:p/>
          </table:table-cell>
          <table:table-cell table:style-name="ce26" table:formula="of:=IF(AND([.B311]&lt;&gt;[.B310];[.B311]&lt;&gt;&quot;&quot;);&quot;&lt;TABLE NAME=&quot;&quot;&quot;&amp;[.B311]&amp;&quot;&quot;&quot; COMMENT=&quot;&quot;&quot;&amp;[.K311]&amp;&quot;&quot;&quot; &quot;&amp; [.M311] &amp;&quot;&gt;&lt;FIELDS&gt;&quot;;&quot;&quot;) &amp; IF(AND([.A311]=&quot;Chave&quot;;[.A310]=&quot;Campo&quot;);&quot;&lt;KEYS&gt;&quot;;&quot;&quot;) &amp; IF([.A311]=&quot;Chave&quot;;&quot;&lt;KEY NAME=&quot;&quot;&quot;&amp;[.E311]&amp;&quot;&quot;&quot; TYPE=&quot;&quot;&quot;&amp;IF([.D311]=&quot;PK&quot;;&quot;primary&quot;;&quot;foreign&quot;)&amp;&quot;&quot;&quot; FIELDS=&quot;&quot;&quot;&amp;[.C311]&amp;&quot;&quot;&quot;&quot;&amp;IF([.D311]=&quot;FK&quot;;&quot; REFTABLE=&quot;&quot;&quot;&amp;[.F311]&amp;&quot;&quot;&quot; REFFIELDS=&quot;&quot;&quot;&amp;[.G311]&amp;&quot;&quot;&quot;&quot;;&quot;&quot;)&amp;&quot; &quot;&amp;[.L311]&amp;&quot; COMMENT=&quot;&quot;&quot;&amp;[.J311]&amp;&quot;&quot;&quot;&quot;&amp;IF(AND([.A311]=&quot;Campo&quot;;[.D311]=&quot;PK&quot;);&quot; SEQUENCE=&quot;&quot;true&quot;&quot;&quot;;&quot;&quot;)&amp;&quot;/&gt;&quot;;&quot;&quot;) &amp; IF([.A311]=&quot;Campo&quot;;&quot;&lt;FIELD NAME=&quot;&quot;&quot;&amp;[.C311]&amp;&quot;&quot;&quot; &quot;&amp;[.N311]&amp;&quot; &quot;&amp;[.L311]&amp;IF(AND([.A311]=&quot;Campo&quot;;[.D311]&lt;&gt;&quot;PK&quot;);&quot; SEQUENCE=&quot;&quot;false&quot;&quot; &quot;;&quot;&quot;)&amp;&quot; COMMENT=&quot;&quot;&quot;&amp;[.J311]&amp;&quot;&quot;&quot;/&gt;&quot;;&quot;&quot;) &amp; IF(AND([.A311]=&quot;Campo&quot;;[.A312]=&quot;Chave&quot;);&quot;&lt;/FIELDS&gt;&quot;;&quot;&quot;) &amp; IF(AND([.A311]=&quot;Chave&quot;;[.A312]&lt;&gt;&quot;Chave&quot;);&quot;&lt;/KEYS&gt;&quot;;&quot;&quot;) &amp; IF([.B311]&lt;&gt;[.B312];&quot;&lt;/TABLE&gt;&quot;;&quot;&quot;) &amp; IF(AND([.A311]=&quot;&quot;;[.A310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formula="of:=IF([Campos.A105]=&quot;&quot;;&quot;&quot;;[Campos.A105])">
            <text:p/>
          </table:table-cell>
          <table:table-cell table:formula="of:=IF([Campos.B105]=&quot;&quot;;&quot;&quot;;[Campos.B105])">
            <text:p/>
          </table:table-cell>
          <table:table-cell table:formula="of:=IF([Campos.C105]=&quot;&quot;;&quot;&quot;;[Campos.C105])">
            <text:p/>
          </table:table-cell>
          <table:table-cell table:formula="of:=IF([Campos.D105]=&quot;&quot;;&quot;&quot;;[Campos.D105])">
            <text:p/>
          </table:table-cell>
          <table:table-cell table:formula="of:=IF([.A312]=&quot;Chave&quot;;[.C312]&amp;ROW([.C312]);[.C312])">
            <text:p/>
          </table:table-cell>
          <table:table-cell table:formula="of:=IF([Campos.F105]=&quot;&quot;;&quot;&quot;;[Campos.F105])">
            <text:p/>
          </table:table-cell>
          <table:table-cell table:formula="of:=IF([Campos.G105]=&quot;&quot;;&quot;&quot;;[Campos.G105])">
            <text:p/>
          </table:table-cell>
          <table:table-cell table:formula="of:=IF([Campos.H105]=&quot;&quot;;&quot;&quot;;[Campos.H105])">
            <text:p/>
          </table:table-cell>
          <table:table-cell table:formula="of:=IF([Campos.E105]=&quot;&quot;;&quot;&quot;;[Campos.E105])">
            <text:p/>
          </table:table-cell>
          <table:table-cell table:formula="of:=IF([Campos.I105]=&quot;&quot;;&quot;&quot;;[Campos.I105])">
            <text:p/>
          </table:table-cell>
          <table:table-cell table:formula="of:=IF([.B312]=&quot;&quot;;&quot;&quot;;VLOOKUP([.B312];[$Tabelas.$A$1:.$B$136];2;0))">
            <text:p/>
          </table:table-cell>
          <table:table-cell table:formula="of:=IF([.A312]=&quot;Campo&quot;;IF([.A312]=&quot;&quot;;&quot;&quot;;IF([.A312]&lt;&gt;[.A311];&quot;&quot;;&quot;PREVIOUS=&quot;&quot;&quot;&amp;[.C311]&amp;&quot;&quot;&quot; &quot;) &amp; IF([.A312]&lt;&gt;[.A313];&quot;&quot;;&quot;NEXT=&quot;&quot;&quot;&amp;[.C313]&amp;&quot;&quot;&quot;&quot;));IF([.A312]=&quot;&quot;;&quot;&quot;;IF([.A312]&lt;&gt;[.A311];&quot;&quot;;&quot;PREVIOUS=&quot;&quot;&quot;&amp;[.E311]&amp;&quot;&quot;&quot; &quot;) &amp; IF([.A312]&lt;&gt;[.A313];&quot;&quot;;&quot;NEXT=&quot;&quot;&quot;&amp;[.E313]&amp;&quot;&quot;&quot;&quot;)))">
            <text:p/>
          </table:table-cell>
          <table:table-cell table:formula="of:=IF([.B312]=&quot;&quot;;&quot;&quot;;VLOOKUP([.B312];[$Tabelas.$A$1:.$C$136];3;0))">
            <text:p/>
          </table:table-cell>
          <table:table-cell table:formula="of:=IF([.A312]=&quot;Campo&quot;; IF(ISERROR(VLOOKUP([.F312];[$Auxiliar.$A$1:.$E$17];5;0));&quot;TYPE=&quot;&quot;&quot;&amp;[.F312]&amp;&quot;&quot;&quot; LENGTH=&quot;&quot;&quot;&amp;[.G312]&amp;&quot;&quot;&quot; &quot;;VLOOKUP([.F312];[$Auxiliar.$A$1:.$E$17];5;0)) &amp; IF(AND([.A312]=&quot;Campo&quot;;[.D312]=&quot;PK&quot;); IF([.I312]=&quot;Sim&quot;;&quot; SEQUENCE=&quot;&quot;true&quot;&quot;&quot;;&quot; SEQUENCE=&quot;&quot;false&quot;&quot;&quot;);&quot;&quot;)&amp;IF([.H312]&lt;&gt;&quot;&quot;;&quot; NOTNULL=&quot;&quot;&quot;&amp;IF([.H312]=&quot;Sim&quot;;&quot;true&quot;;&quot;false&quot;)&amp;&quot;&quot;&quot;&quot;;&quot;&quot;);&quot;&quot;)">
            <text:p/>
          </table:table-cell>
          <table:table-cell table:style-name="ce26" table:formula="of:=IF(AND([.B312]&lt;&gt;[.B311];[.B312]&lt;&gt;&quot;&quot;);&quot;&lt;TABLE NAME=&quot;&quot;&quot;&amp;[.B312]&amp;&quot;&quot;&quot; COMMENT=&quot;&quot;&quot;&amp;[.K312]&amp;&quot;&quot;&quot; &quot;&amp; [.M312] &amp;&quot;&gt;&lt;FIELDS&gt;&quot;;&quot;&quot;) &amp; IF(AND([.A312]=&quot;Chave&quot;;[.A311]=&quot;Campo&quot;);&quot;&lt;KEYS&gt;&quot;;&quot;&quot;) &amp; IF([.A312]=&quot;Chave&quot;;&quot;&lt;KEY NAME=&quot;&quot;&quot;&amp;[.E312]&amp;&quot;&quot;&quot; TYPE=&quot;&quot;&quot;&amp;IF([.D312]=&quot;PK&quot;;&quot;primary&quot;;&quot;foreign&quot;)&amp;&quot;&quot;&quot; FIELDS=&quot;&quot;&quot;&amp;[.C312]&amp;&quot;&quot;&quot;&quot;&amp;IF([.D312]=&quot;FK&quot;;&quot; REFTABLE=&quot;&quot;&quot;&amp;[.F312]&amp;&quot;&quot;&quot; REFFIELDS=&quot;&quot;&quot;&amp;[.G312]&amp;&quot;&quot;&quot;&quot;;&quot;&quot;)&amp;&quot; &quot;&amp;[.L312]&amp;&quot; COMMENT=&quot;&quot;&quot;&amp;[.J312]&amp;&quot;&quot;&quot;&quot;&amp;IF(AND([.A312]=&quot;Campo&quot;;[.D312]=&quot;PK&quot;);&quot; SEQUENCE=&quot;&quot;true&quot;&quot;&quot;;&quot;&quot;)&amp;&quot;/&gt;&quot;;&quot;&quot;) &amp; IF([.A312]=&quot;Campo&quot;;&quot;&lt;FIELD NAME=&quot;&quot;&quot;&amp;[.C312]&amp;&quot;&quot;&quot; &quot;&amp;[.N312]&amp;&quot; &quot;&amp;[.L312]&amp;IF(AND([.A312]=&quot;Campo&quot;;[.D312]&lt;&gt;&quot;PK&quot;);&quot; SEQUENCE=&quot;&quot;false&quot;&quot; &quot;;&quot;&quot;)&amp;&quot; COMMENT=&quot;&quot;&quot;&amp;[.J312]&amp;&quot;&quot;&quot;/&gt;&quot;;&quot;&quot;) &amp; IF(AND([.A312]=&quot;Campo&quot;;[.A313]=&quot;Chave&quot;);&quot;&lt;/FIELDS&gt;&quot;;&quot;&quot;) &amp; IF(AND([.A312]=&quot;Chave&quot;;[.A313]&lt;&gt;&quot;Chave&quot;);&quot;&lt;/KEYS&gt;&quot;;&quot;&quot;) &amp; IF([.B312]&lt;&gt;[.B313];&quot;&lt;/TABLE&gt;&quot;;&quot;&quot;) &amp; IF(AND([.A312]=&quot;&quot;;[.A311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formula="of:=IF([Campos.A106]=&quot;&quot;;&quot;&quot;;[Campos.A106])">
            <text:p/>
          </table:table-cell>
          <table:table-cell table:formula="of:=IF([Campos.B106]=&quot;&quot;;&quot;&quot;;[Campos.B106])">
            <text:p/>
          </table:table-cell>
          <table:table-cell table:formula="of:=IF([Campos.C106]=&quot;&quot;;&quot;&quot;;[Campos.C106])">
            <text:p/>
          </table:table-cell>
          <table:table-cell table:formula="of:=IF([Campos.D106]=&quot;&quot;;&quot;&quot;;[Campos.D106])">
            <text:p/>
          </table:table-cell>
          <table:table-cell table:formula="of:=IF([.A313]=&quot;Chave&quot;;[.C313]&amp;ROW([.C313]);[.C313])">
            <text:p/>
          </table:table-cell>
          <table:table-cell table:formula="of:=IF([Campos.F106]=&quot;&quot;;&quot;&quot;;[Campos.F106])">
            <text:p/>
          </table:table-cell>
          <table:table-cell table:formula="of:=IF([Campos.G106]=&quot;&quot;;&quot;&quot;;[Campos.G106])">
            <text:p/>
          </table:table-cell>
          <table:table-cell table:formula="of:=IF([Campos.H106]=&quot;&quot;;&quot;&quot;;[Campos.H106])">
            <text:p/>
          </table:table-cell>
          <table:table-cell table:formula="of:=IF([Campos.E106]=&quot;&quot;;&quot;&quot;;[Campos.E106])">
            <text:p/>
          </table:table-cell>
          <table:table-cell table:formula="of:=IF([Campos.I106]=&quot;&quot;;&quot;&quot;;[Campos.I106])">
            <text:p/>
          </table:table-cell>
          <table:table-cell table:formula="of:=IF([.B313]=&quot;&quot;;&quot;&quot;;VLOOKUP([.B313];[$Tabelas.$A$1:.$B$136];2;0))">
            <text:p/>
          </table:table-cell>
          <table:table-cell table:formula="of:=IF([.A313]=&quot;Campo&quot;;IF([.A313]=&quot;&quot;;&quot;&quot;;IF([.A313]&lt;&gt;[.A312];&quot;&quot;;&quot;PREVIOUS=&quot;&quot;&quot;&amp;[.C312]&amp;&quot;&quot;&quot; &quot;) &amp; IF([.A313]&lt;&gt;[.A314];&quot;&quot;;&quot;NEXT=&quot;&quot;&quot;&amp;[.C314]&amp;&quot;&quot;&quot;&quot;));IF([.A313]=&quot;&quot;;&quot;&quot;;IF([.A313]&lt;&gt;[.A312];&quot;&quot;;&quot;PREVIOUS=&quot;&quot;&quot;&amp;[.E312]&amp;&quot;&quot;&quot; &quot;) &amp; IF([.A313]&lt;&gt;[.A314];&quot;&quot;;&quot;NEXT=&quot;&quot;&quot;&amp;[.E314]&amp;&quot;&quot;&quot;&quot;)))">
            <text:p/>
          </table:table-cell>
          <table:table-cell table:formula="of:=IF([.B313]=&quot;&quot;;&quot;&quot;;VLOOKUP([.B313];[$Tabelas.$A$1:.$C$136];3;0))">
            <text:p/>
          </table:table-cell>
          <table:table-cell table:formula="of:=IF([.A313]=&quot;Campo&quot;; IF(ISERROR(VLOOKUP([.F313];[$Auxiliar.$A$1:.$E$17];5;0));&quot;TYPE=&quot;&quot;&quot;&amp;[.F313]&amp;&quot;&quot;&quot; LENGTH=&quot;&quot;&quot;&amp;[.G313]&amp;&quot;&quot;&quot; &quot;;VLOOKUP([.F313];[$Auxiliar.$A$1:.$E$17];5;0)) &amp; IF(AND([.A313]=&quot;Campo&quot;;[.D313]=&quot;PK&quot;); IF([.I313]=&quot;Sim&quot;;&quot; SEQUENCE=&quot;&quot;true&quot;&quot;&quot;;&quot; SEQUENCE=&quot;&quot;false&quot;&quot;&quot;);&quot;&quot;)&amp;IF([.H313]&lt;&gt;&quot;&quot;;&quot; NOTNULL=&quot;&quot;&quot;&amp;IF([.H313]=&quot;Sim&quot;;&quot;true&quot;;&quot;false&quot;)&amp;&quot;&quot;&quot;&quot;;&quot;&quot;);&quot;&quot;)">
            <text:p/>
          </table:table-cell>
          <table:table-cell table:style-name="ce26" table:formula="of:=IF(AND([.B313]&lt;&gt;[.B312];[.B313]&lt;&gt;&quot;&quot;);&quot;&lt;TABLE NAME=&quot;&quot;&quot;&amp;[.B313]&amp;&quot;&quot;&quot; COMMENT=&quot;&quot;&quot;&amp;[.K313]&amp;&quot;&quot;&quot; &quot;&amp; [.M313] &amp;&quot;&gt;&lt;FIELDS&gt;&quot;;&quot;&quot;) &amp; IF(AND([.A313]=&quot;Chave&quot;;[.A312]=&quot;Campo&quot;);&quot;&lt;KEYS&gt;&quot;;&quot;&quot;) &amp; IF([.A313]=&quot;Chave&quot;;&quot;&lt;KEY NAME=&quot;&quot;&quot;&amp;[.E313]&amp;&quot;&quot;&quot; TYPE=&quot;&quot;&quot;&amp;IF([.D313]=&quot;PK&quot;;&quot;primary&quot;;&quot;foreign&quot;)&amp;&quot;&quot;&quot; FIELDS=&quot;&quot;&quot;&amp;[.C313]&amp;&quot;&quot;&quot;&quot;&amp;IF([.D313]=&quot;FK&quot;;&quot; REFTABLE=&quot;&quot;&quot;&amp;[.F313]&amp;&quot;&quot;&quot; REFFIELDS=&quot;&quot;&quot;&amp;[.G313]&amp;&quot;&quot;&quot;&quot;;&quot;&quot;)&amp;&quot; &quot;&amp;[.L313]&amp;&quot; COMMENT=&quot;&quot;&quot;&amp;[.J313]&amp;&quot;&quot;&quot;&quot;&amp;IF(AND([.A313]=&quot;Campo&quot;;[.D313]=&quot;PK&quot;);&quot; SEQUENCE=&quot;&quot;true&quot;&quot;&quot;;&quot;&quot;)&amp;&quot;/&gt;&quot;;&quot;&quot;) &amp; IF([.A313]=&quot;Campo&quot;;&quot;&lt;FIELD NAME=&quot;&quot;&quot;&amp;[.C313]&amp;&quot;&quot;&quot; &quot;&amp;[.N313]&amp;&quot; &quot;&amp;[.L313]&amp;IF(AND([.A313]=&quot;Campo&quot;;[.D313]&lt;&gt;&quot;PK&quot;);&quot; SEQUENCE=&quot;&quot;false&quot;&quot; &quot;;&quot;&quot;)&amp;&quot; COMMENT=&quot;&quot;&quot;&amp;[.J313]&amp;&quot;&quot;&quot;/&gt;&quot;;&quot;&quot;) &amp; IF(AND([.A313]=&quot;Campo&quot;;[.A314]=&quot;Chave&quot;);&quot;&lt;/FIELDS&gt;&quot;;&quot;&quot;) &amp; IF(AND([.A313]=&quot;Chave&quot;;[.A314]&lt;&gt;&quot;Chave&quot;);&quot;&lt;/KEYS&gt;&quot;;&quot;&quot;) &amp; IF([.B313]&lt;&gt;[.B314];&quot;&lt;/TABLE&gt;&quot;;&quot;&quot;) &amp; IF(AND([.A313]=&quot;&quot;;[.A312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formula="of:=IF([Campos.A107]=&quot;&quot;;&quot;&quot;;[Campos.A107])">
            <text:p/>
          </table:table-cell>
          <table:table-cell table:formula="of:=IF([Campos.B107]=&quot;&quot;;&quot;&quot;;[Campos.B107])">
            <text:p/>
          </table:table-cell>
          <table:table-cell table:formula="of:=IF([Campos.C107]=&quot;&quot;;&quot;&quot;;[Campos.C107])">
            <text:p/>
          </table:table-cell>
          <table:table-cell table:formula="of:=IF([Campos.D107]=&quot;&quot;;&quot;&quot;;[Campos.D107])">
            <text:p/>
          </table:table-cell>
          <table:table-cell table:formula="of:=IF([.A314]=&quot;Chave&quot;;[.C314]&amp;ROW([.C314]);[.C314])">
            <text:p/>
          </table:table-cell>
          <table:table-cell table:formula="of:=IF([Campos.F107]=&quot;&quot;;&quot;&quot;;[Campos.F107])">
            <text:p/>
          </table:table-cell>
          <table:table-cell table:formula="of:=IF([Campos.G107]=&quot;&quot;;&quot;&quot;;[Campos.G107])">
            <text:p/>
          </table:table-cell>
          <table:table-cell table:formula="of:=IF([Campos.H107]=&quot;&quot;;&quot;&quot;;[Campos.H107])">
            <text:p/>
          </table:table-cell>
          <table:table-cell table:formula="of:=IF([Campos.E107]=&quot;&quot;;&quot;&quot;;[Campos.E107])">
            <text:p/>
          </table:table-cell>
          <table:table-cell table:formula="of:=IF([Campos.I107]=&quot;&quot;;&quot;&quot;;[Campos.I107])">
            <text:p/>
          </table:table-cell>
          <table:table-cell table:formula="of:=IF([.B314]=&quot;&quot;;&quot;&quot;;VLOOKUP([.B314];[$Tabelas.$A$1:.$B$136];2;0))">
            <text:p/>
          </table:table-cell>
          <table:table-cell table:formula="of:=IF([.A314]=&quot;Campo&quot;;IF([.A314]=&quot;&quot;;&quot;&quot;;IF([.A314]&lt;&gt;[.A313];&quot;&quot;;&quot;PREVIOUS=&quot;&quot;&quot;&amp;[.C313]&amp;&quot;&quot;&quot; &quot;) &amp; IF([.A314]&lt;&gt;[.A315];&quot;&quot;;&quot;NEXT=&quot;&quot;&quot;&amp;[.C315]&amp;&quot;&quot;&quot;&quot;));IF([.A314]=&quot;&quot;;&quot;&quot;;IF([.A314]&lt;&gt;[.A313];&quot;&quot;;&quot;PREVIOUS=&quot;&quot;&quot;&amp;[.E313]&amp;&quot;&quot;&quot; &quot;) &amp; IF([.A314]&lt;&gt;[.A315];&quot;&quot;;&quot;NEXT=&quot;&quot;&quot;&amp;[.E315]&amp;&quot;&quot;&quot;&quot;)))">
            <text:p/>
          </table:table-cell>
          <table:table-cell table:formula="of:=IF([.B314]=&quot;&quot;;&quot;&quot;;VLOOKUP([.B314];[$Tabelas.$A$1:.$C$136];3;0))">
            <text:p/>
          </table:table-cell>
          <table:table-cell table:formula="of:=IF([.A314]=&quot;Campo&quot;; IF(ISERROR(VLOOKUP([.F314];[$Auxiliar.$A$1:.$E$17];5;0));&quot;TYPE=&quot;&quot;&quot;&amp;[.F314]&amp;&quot;&quot;&quot; LENGTH=&quot;&quot;&quot;&amp;[.G314]&amp;&quot;&quot;&quot; &quot;;VLOOKUP([.F314];[$Auxiliar.$A$1:.$E$17];5;0)) &amp; IF(AND([.A314]=&quot;Campo&quot;;[.D314]=&quot;PK&quot;); IF([.I314]=&quot;Sim&quot;;&quot; SEQUENCE=&quot;&quot;true&quot;&quot;&quot;;&quot; SEQUENCE=&quot;&quot;false&quot;&quot;&quot;);&quot;&quot;)&amp;IF([.H314]&lt;&gt;&quot;&quot;;&quot; NOTNULL=&quot;&quot;&quot;&amp;IF([.H314]=&quot;Sim&quot;;&quot;true&quot;;&quot;false&quot;)&amp;&quot;&quot;&quot;&quot;;&quot;&quot;);&quot;&quot;)">
            <text:p/>
          </table:table-cell>
          <table:table-cell table:style-name="ce26" table:formula="of:=IF(AND([.B314]&lt;&gt;[.B313];[.B314]&lt;&gt;&quot;&quot;);&quot;&lt;TABLE NAME=&quot;&quot;&quot;&amp;[.B314]&amp;&quot;&quot;&quot; COMMENT=&quot;&quot;&quot;&amp;[.K314]&amp;&quot;&quot;&quot; &quot;&amp; [.M314] &amp;&quot;&gt;&lt;FIELDS&gt;&quot;;&quot;&quot;) &amp; IF(AND([.A314]=&quot;Chave&quot;;[.A313]=&quot;Campo&quot;);&quot;&lt;KEYS&gt;&quot;;&quot;&quot;) &amp; IF([.A314]=&quot;Chave&quot;;&quot;&lt;KEY NAME=&quot;&quot;&quot;&amp;[.E314]&amp;&quot;&quot;&quot; TYPE=&quot;&quot;&quot;&amp;IF([.D314]=&quot;PK&quot;;&quot;primary&quot;;&quot;foreign&quot;)&amp;&quot;&quot;&quot; FIELDS=&quot;&quot;&quot;&amp;[.C314]&amp;&quot;&quot;&quot;&quot;&amp;IF([.D314]=&quot;FK&quot;;&quot; REFTABLE=&quot;&quot;&quot;&amp;[.F314]&amp;&quot;&quot;&quot; REFFIELDS=&quot;&quot;&quot;&amp;[.G314]&amp;&quot;&quot;&quot;&quot;;&quot;&quot;)&amp;&quot; &quot;&amp;[.L314]&amp;&quot; COMMENT=&quot;&quot;&quot;&amp;[.J314]&amp;&quot;&quot;&quot;&quot;&amp;IF(AND([.A314]=&quot;Campo&quot;;[.D314]=&quot;PK&quot;);&quot; SEQUENCE=&quot;&quot;true&quot;&quot;&quot;;&quot;&quot;)&amp;&quot;/&gt;&quot;;&quot;&quot;) &amp; IF([.A314]=&quot;Campo&quot;;&quot;&lt;FIELD NAME=&quot;&quot;&quot;&amp;[.C314]&amp;&quot;&quot;&quot; &quot;&amp;[.N314]&amp;&quot; &quot;&amp;[.L314]&amp;IF(AND([.A314]=&quot;Campo&quot;;[.D314]&lt;&gt;&quot;PK&quot;);&quot; SEQUENCE=&quot;&quot;false&quot;&quot; &quot;;&quot;&quot;)&amp;&quot; COMMENT=&quot;&quot;&quot;&amp;[.J314]&amp;&quot;&quot;&quot;/&gt;&quot;;&quot;&quot;) &amp; IF(AND([.A314]=&quot;Campo&quot;;[.A315]=&quot;Chave&quot;);&quot;&lt;/FIELDS&gt;&quot;;&quot;&quot;) &amp; IF(AND([.A314]=&quot;Chave&quot;;[.A315]&lt;&gt;&quot;Chave&quot;);&quot;&lt;/KEYS&gt;&quot;;&quot;&quot;) &amp; IF([.B314]&lt;&gt;[.B315];&quot;&lt;/TABLE&gt;&quot;;&quot;&quot;) &amp; IF(AND([.A314]=&quot;&quot;;[.A313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formula="of:=IF([Campos.A108]=&quot;&quot;;&quot;&quot;;[Campos.A108])">
            <text:p/>
          </table:table-cell>
          <table:table-cell table:formula="of:=IF([Campos.B108]=&quot;&quot;;&quot;&quot;;[Campos.B108])">
            <text:p/>
          </table:table-cell>
          <table:table-cell table:formula="of:=IF([Campos.C108]=&quot;&quot;;&quot;&quot;;[Campos.C108])">
            <text:p/>
          </table:table-cell>
          <table:table-cell table:formula="of:=IF([Campos.D108]=&quot;&quot;;&quot;&quot;;[Campos.D108])">
            <text:p/>
          </table:table-cell>
          <table:table-cell table:formula="of:=IF([.A315]=&quot;Chave&quot;;[.C315]&amp;ROW([.C315]);[.C315])">
            <text:p/>
          </table:table-cell>
          <table:table-cell table:formula="of:=IF([Campos.F108]=&quot;&quot;;&quot;&quot;;[Campos.F108])">
            <text:p/>
          </table:table-cell>
          <table:table-cell table:formula="of:=IF([Campos.G108]=&quot;&quot;;&quot;&quot;;[Campos.G108])">
            <text:p/>
          </table:table-cell>
          <table:table-cell table:formula="of:=IF([Campos.H108]=&quot;&quot;;&quot;&quot;;[Campos.H108])">
            <text:p/>
          </table:table-cell>
          <table:table-cell table:formula="of:=IF([Campos.E108]=&quot;&quot;;&quot;&quot;;[Campos.E108])">
            <text:p/>
          </table:table-cell>
          <table:table-cell table:formula="of:=IF([Campos.I108]=&quot;&quot;;&quot;&quot;;[Campos.I108])">
            <text:p/>
          </table:table-cell>
          <table:table-cell table:formula="of:=IF([.B315]=&quot;&quot;;&quot;&quot;;VLOOKUP([.B315];[$Tabelas.$A$1:.$B$136];2;0))">
            <text:p/>
          </table:table-cell>
          <table:table-cell table:formula="of:=IF([.A315]=&quot;Campo&quot;;IF([.A315]=&quot;&quot;;&quot;&quot;;IF([.A315]&lt;&gt;[.A314];&quot;&quot;;&quot;PREVIOUS=&quot;&quot;&quot;&amp;[.C314]&amp;&quot;&quot;&quot; &quot;) &amp; IF([.A315]&lt;&gt;[.A316];&quot;&quot;;&quot;NEXT=&quot;&quot;&quot;&amp;[.C316]&amp;&quot;&quot;&quot;&quot;));IF([.A315]=&quot;&quot;;&quot;&quot;;IF([.A315]&lt;&gt;[.A314];&quot;&quot;;&quot;PREVIOUS=&quot;&quot;&quot;&amp;[.E314]&amp;&quot;&quot;&quot; &quot;) &amp; IF([.A315]&lt;&gt;[.A316];&quot;&quot;;&quot;NEXT=&quot;&quot;&quot;&amp;[.E316]&amp;&quot;&quot;&quot;&quot;)))">
            <text:p/>
          </table:table-cell>
          <table:table-cell table:formula="of:=IF([.B315]=&quot;&quot;;&quot;&quot;;VLOOKUP([.B315];[$Tabelas.$A$1:.$C$136];3;0))">
            <text:p/>
          </table:table-cell>
          <table:table-cell table:formula="of:=IF([.A315]=&quot;Campo&quot;; IF(ISERROR(VLOOKUP([.F315];[$Auxiliar.$A$1:.$E$17];5;0));&quot;TYPE=&quot;&quot;&quot;&amp;[.F315]&amp;&quot;&quot;&quot; LENGTH=&quot;&quot;&quot;&amp;[.G315]&amp;&quot;&quot;&quot; &quot;;VLOOKUP([.F315];[$Auxiliar.$A$1:.$E$17];5;0)) &amp; IF(AND([.A315]=&quot;Campo&quot;;[.D315]=&quot;PK&quot;); IF([.I315]=&quot;Sim&quot;;&quot; SEQUENCE=&quot;&quot;true&quot;&quot;&quot;;&quot; SEQUENCE=&quot;&quot;false&quot;&quot;&quot;);&quot;&quot;)&amp;IF([.H315]&lt;&gt;&quot;&quot;;&quot; NOTNULL=&quot;&quot;&quot;&amp;IF([.H315]=&quot;Sim&quot;;&quot;true&quot;;&quot;false&quot;)&amp;&quot;&quot;&quot;&quot;;&quot;&quot;);&quot;&quot;)">
            <text:p/>
          </table:table-cell>
          <table:table-cell table:style-name="ce26" table:formula="of:=IF(AND([.B315]&lt;&gt;[.B314];[.B315]&lt;&gt;&quot;&quot;);&quot;&lt;TABLE NAME=&quot;&quot;&quot;&amp;[.B315]&amp;&quot;&quot;&quot; COMMENT=&quot;&quot;&quot;&amp;[.K315]&amp;&quot;&quot;&quot; &quot;&amp; [.M315] &amp;&quot;&gt;&lt;FIELDS&gt;&quot;;&quot;&quot;) &amp; IF(AND([.A315]=&quot;Chave&quot;;[.A314]=&quot;Campo&quot;);&quot;&lt;KEYS&gt;&quot;;&quot;&quot;) &amp; IF([.A315]=&quot;Chave&quot;;&quot;&lt;KEY NAME=&quot;&quot;&quot;&amp;[.E315]&amp;&quot;&quot;&quot; TYPE=&quot;&quot;&quot;&amp;IF([.D315]=&quot;PK&quot;;&quot;primary&quot;;&quot;foreign&quot;)&amp;&quot;&quot;&quot; FIELDS=&quot;&quot;&quot;&amp;[.C315]&amp;&quot;&quot;&quot;&quot;&amp;IF([.D315]=&quot;FK&quot;;&quot; REFTABLE=&quot;&quot;&quot;&amp;[.F315]&amp;&quot;&quot;&quot; REFFIELDS=&quot;&quot;&quot;&amp;[.G315]&amp;&quot;&quot;&quot;&quot;;&quot;&quot;)&amp;&quot; &quot;&amp;[.L315]&amp;&quot; COMMENT=&quot;&quot;&quot;&amp;[.J315]&amp;&quot;&quot;&quot;&quot;&amp;IF(AND([.A315]=&quot;Campo&quot;;[.D315]=&quot;PK&quot;);&quot; SEQUENCE=&quot;&quot;true&quot;&quot;&quot;;&quot;&quot;)&amp;&quot;/&gt;&quot;;&quot;&quot;) &amp; IF([.A315]=&quot;Campo&quot;;&quot;&lt;FIELD NAME=&quot;&quot;&quot;&amp;[.C315]&amp;&quot;&quot;&quot; &quot;&amp;[.N315]&amp;&quot; &quot;&amp;[.L315]&amp;IF(AND([.A315]=&quot;Campo&quot;;[.D315]&lt;&gt;&quot;PK&quot;);&quot; SEQUENCE=&quot;&quot;false&quot;&quot; &quot;;&quot;&quot;)&amp;&quot; COMMENT=&quot;&quot;&quot;&amp;[.J315]&amp;&quot;&quot;&quot;/&gt;&quot;;&quot;&quot;) &amp; IF(AND([.A315]=&quot;Campo&quot;;[.A316]=&quot;Chave&quot;);&quot;&lt;/FIELDS&gt;&quot;;&quot;&quot;) &amp; IF(AND([.A315]=&quot;Chave&quot;;[.A316]&lt;&gt;&quot;Chave&quot;);&quot;&lt;/KEYS&gt;&quot;;&quot;&quot;) &amp; IF([.B315]&lt;&gt;[.B316];&quot;&lt;/TABLE&gt;&quot;;&quot;&quot;) &amp; IF(AND([.A315]=&quot;&quot;;[.A314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formula="of:=IF([Campos.A109]=&quot;&quot;;&quot;&quot;;[Campos.A109])">
            <text:p/>
          </table:table-cell>
          <table:table-cell table:formula="of:=IF([Campos.B109]=&quot;&quot;;&quot;&quot;;[Campos.B109])">
            <text:p/>
          </table:table-cell>
          <table:table-cell table:formula="of:=IF([Campos.C109]=&quot;&quot;;&quot;&quot;;[Campos.C109])">
            <text:p/>
          </table:table-cell>
          <table:table-cell table:formula="of:=IF([Campos.D109]=&quot;&quot;;&quot;&quot;;[Campos.D109])">
            <text:p/>
          </table:table-cell>
          <table:table-cell table:formula="of:=IF([.A316]=&quot;Chave&quot;;[.C316]&amp;ROW([.C316]);[.C316])">
            <text:p/>
          </table:table-cell>
          <table:table-cell table:formula="of:=IF([Campos.F109]=&quot;&quot;;&quot;&quot;;[Campos.F109])">
            <text:p/>
          </table:table-cell>
          <table:table-cell table:formula="of:=IF([Campos.G109]=&quot;&quot;;&quot;&quot;;[Campos.G109])">
            <text:p/>
          </table:table-cell>
          <table:table-cell table:formula="of:=IF([Campos.H109]=&quot;&quot;;&quot;&quot;;[Campos.H109])">
            <text:p/>
          </table:table-cell>
          <table:table-cell table:formula="of:=IF([Campos.E109]=&quot;&quot;;&quot;&quot;;[Campos.E109])">
            <text:p/>
          </table:table-cell>
          <table:table-cell table:formula="of:=IF([Campos.I109]=&quot;&quot;;&quot;&quot;;[Campos.I109])">
            <text:p/>
          </table:table-cell>
          <table:table-cell table:formula="of:=IF([.B316]=&quot;&quot;;&quot;&quot;;VLOOKUP([.B316];[$Tabelas.$A$1:.$B$136];2;0))">
            <text:p/>
          </table:table-cell>
          <table:table-cell table:formula="of:=IF([.A316]=&quot;Campo&quot;;IF([.A316]=&quot;&quot;;&quot;&quot;;IF([.A316]&lt;&gt;[.A315];&quot;&quot;;&quot;PREVIOUS=&quot;&quot;&quot;&amp;[.C315]&amp;&quot;&quot;&quot; &quot;) &amp; IF([.A316]&lt;&gt;[.A317];&quot;&quot;;&quot;NEXT=&quot;&quot;&quot;&amp;[.C317]&amp;&quot;&quot;&quot;&quot;));IF([.A316]=&quot;&quot;;&quot;&quot;;IF([.A316]&lt;&gt;[.A315];&quot;&quot;;&quot;PREVIOUS=&quot;&quot;&quot;&amp;[.E315]&amp;&quot;&quot;&quot; &quot;) &amp; IF([.A316]&lt;&gt;[.A317];&quot;&quot;;&quot;NEXT=&quot;&quot;&quot;&amp;[.E317]&amp;&quot;&quot;&quot;&quot;)))">
            <text:p/>
          </table:table-cell>
          <table:table-cell table:formula="of:=IF([.B316]=&quot;&quot;;&quot;&quot;;VLOOKUP([.B316];[$Tabelas.$A$1:.$C$136];3;0))">
            <text:p/>
          </table:table-cell>
          <table:table-cell table:formula="of:=IF([.A316]=&quot;Campo&quot;; IF(ISERROR(VLOOKUP([.F316];[$Auxiliar.$A$1:.$E$17];5;0));&quot;TYPE=&quot;&quot;&quot;&amp;[.F316]&amp;&quot;&quot;&quot; LENGTH=&quot;&quot;&quot;&amp;[.G316]&amp;&quot;&quot;&quot; &quot;;VLOOKUP([.F316];[$Auxiliar.$A$1:.$E$17];5;0)) &amp; IF(AND([.A316]=&quot;Campo&quot;;[.D316]=&quot;PK&quot;); IF([.I316]=&quot;Sim&quot;;&quot; SEQUENCE=&quot;&quot;true&quot;&quot;&quot;;&quot; SEQUENCE=&quot;&quot;false&quot;&quot;&quot;);&quot;&quot;)&amp;IF([.H316]&lt;&gt;&quot;&quot;;&quot; NOTNULL=&quot;&quot;&quot;&amp;IF([.H316]=&quot;Sim&quot;;&quot;true&quot;;&quot;false&quot;)&amp;&quot;&quot;&quot;&quot;;&quot;&quot;);&quot;&quot;)">
            <text:p/>
          </table:table-cell>
          <table:table-cell table:style-name="ce26" table:formula="of:=IF(AND([.B316]&lt;&gt;[.B315];[.B316]&lt;&gt;&quot;&quot;);&quot;&lt;TABLE NAME=&quot;&quot;&quot;&amp;[.B316]&amp;&quot;&quot;&quot; COMMENT=&quot;&quot;&quot;&amp;[.K316]&amp;&quot;&quot;&quot; &quot;&amp; [.M316] &amp;&quot;&gt;&lt;FIELDS&gt;&quot;;&quot;&quot;) &amp; IF(AND([.A316]=&quot;Chave&quot;;[.A315]=&quot;Campo&quot;);&quot;&lt;KEYS&gt;&quot;;&quot;&quot;) &amp; IF([.A316]=&quot;Chave&quot;;&quot;&lt;KEY NAME=&quot;&quot;&quot;&amp;[.E316]&amp;&quot;&quot;&quot; TYPE=&quot;&quot;&quot;&amp;IF([.D316]=&quot;PK&quot;;&quot;primary&quot;;&quot;foreign&quot;)&amp;&quot;&quot;&quot; FIELDS=&quot;&quot;&quot;&amp;[.C316]&amp;&quot;&quot;&quot;&quot;&amp;IF([.D316]=&quot;FK&quot;;&quot; REFTABLE=&quot;&quot;&quot;&amp;[.F316]&amp;&quot;&quot;&quot; REFFIELDS=&quot;&quot;&quot;&amp;[.G316]&amp;&quot;&quot;&quot;&quot;;&quot;&quot;)&amp;&quot; &quot;&amp;[.L316]&amp;&quot; COMMENT=&quot;&quot;&quot;&amp;[.J316]&amp;&quot;&quot;&quot;&quot;&amp;IF(AND([.A316]=&quot;Campo&quot;;[.D316]=&quot;PK&quot;);&quot; SEQUENCE=&quot;&quot;true&quot;&quot;&quot;;&quot;&quot;)&amp;&quot;/&gt;&quot;;&quot;&quot;) &amp; IF([.A316]=&quot;Campo&quot;;&quot;&lt;FIELD NAME=&quot;&quot;&quot;&amp;[.C316]&amp;&quot;&quot;&quot; &quot;&amp;[.N316]&amp;&quot; &quot;&amp;[.L316]&amp;IF(AND([.A316]=&quot;Campo&quot;;[.D316]&lt;&gt;&quot;PK&quot;);&quot; SEQUENCE=&quot;&quot;false&quot;&quot; &quot;;&quot;&quot;)&amp;&quot; COMMENT=&quot;&quot;&quot;&amp;[.J316]&amp;&quot;&quot;&quot;/&gt;&quot;;&quot;&quot;) &amp; IF(AND([.A316]=&quot;Campo&quot;;[.A317]=&quot;Chave&quot;);&quot;&lt;/FIELDS&gt;&quot;;&quot;&quot;) &amp; IF(AND([.A316]=&quot;Chave&quot;;[.A317]&lt;&gt;&quot;Chave&quot;);&quot;&lt;/KEYS&gt;&quot;;&quot;&quot;) &amp; IF([.B316]&lt;&gt;[.B317];&quot;&lt;/TABLE&gt;&quot;;&quot;&quot;) &amp; IF(AND([.A316]=&quot;&quot;;[.A315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formula="of:=IF([Campos.A110]=&quot;&quot;;&quot;&quot;;[Campos.A110])">
            <text:p/>
          </table:table-cell>
          <table:table-cell table:formula="of:=IF([Campos.B110]=&quot;&quot;;&quot;&quot;;[Campos.B110])">
            <text:p/>
          </table:table-cell>
          <table:table-cell table:formula="of:=IF([Campos.C110]=&quot;&quot;;&quot;&quot;;[Campos.C110])">
            <text:p/>
          </table:table-cell>
          <table:table-cell table:formula="of:=IF([Campos.D110]=&quot;&quot;;&quot;&quot;;[Campos.D110])">
            <text:p/>
          </table:table-cell>
          <table:table-cell table:formula="of:=IF([.A317]=&quot;Chave&quot;;[.C317]&amp;ROW([.C317]);[.C317])">
            <text:p/>
          </table:table-cell>
          <table:table-cell table:formula="of:=IF([Campos.F110]=&quot;&quot;;&quot;&quot;;[Campos.F110])">
            <text:p/>
          </table:table-cell>
          <table:table-cell table:formula="of:=IF([Campos.G110]=&quot;&quot;;&quot;&quot;;[Campos.G110])">
            <text:p/>
          </table:table-cell>
          <table:table-cell table:formula="of:=IF([Campos.H110]=&quot;&quot;;&quot;&quot;;[Campos.H110])">
            <text:p/>
          </table:table-cell>
          <table:table-cell table:formula="of:=IF([Campos.E110]=&quot;&quot;;&quot;&quot;;[Campos.E110])">
            <text:p/>
          </table:table-cell>
          <table:table-cell table:formula="of:=IF([Campos.I110]=&quot;&quot;;&quot;&quot;;[Campos.I110])">
            <text:p/>
          </table:table-cell>
          <table:table-cell table:formula="of:=IF([.B317]=&quot;&quot;;&quot;&quot;;VLOOKUP([.B317];[$Tabelas.$A$1:.$B$136];2;0))">
            <text:p/>
          </table:table-cell>
          <table:table-cell table:formula="of:=IF([.A317]=&quot;Campo&quot;;IF([.A317]=&quot;&quot;;&quot;&quot;;IF([.A317]&lt;&gt;[.A316];&quot;&quot;;&quot;PREVIOUS=&quot;&quot;&quot;&amp;[.C316]&amp;&quot;&quot;&quot; &quot;) &amp; IF([.A317]&lt;&gt;[.A318];&quot;&quot;;&quot;NEXT=&quot;&quot;&quot;&amp;[.C318]&amp;&quot;&quot;&quot;&quot;));IF([.A317]=&quot;&quot;;&quot;&quot;;IF([.A317]&lt;&gt;[.A316];&quot;&quot;;&quot;PREVIOUS=&quot;&quot;&quot;&amp;[.E316]&amp;&quot;&quot;&quot; &quot;) &amp; IF([.A317]&lt;&gt;[.A318];&quot;&quot;;&quot;NEXT=&quot;&quot;&quot;&amp;[.E318]&amp;&quot;&quot;&quot;&quot;)))">
            <text:p/>
          </table:table-cell>
          <table:table-cell table:formula="of:=IF([.B317]=&quot;&quot;;&quot;&quot;;VLOOKUP([.B317];[$Tabelas.$A$1:.$C$136];3;0))">
            <text:p/>
          </table:table-cell>
          <table:table-cell table:formula="of:=IF([.A317]=&quot;Campo&quot;; IF(ISERROR(VLOOKUP([.F317];[$Auxiliar.$A$1:.$E$17];5;0));&quot;TYPE=&quot;&quot;&quot;&amp;[.F317]&amp;&quot;&quot;&quot; LENGTH=&quot;&quot;&quot;&amp;[.G317]&amp;&quot;&quot;&quot; &quot;;VLOOKUP([.F317];[$Auxiliar.$A$1:.$E$17];5;0)) &amp; IF(AND([.A317]=&quot;Campo&quot;;[.D317]=&quot;PK&quot;); IF([.I317]=&quot;Sim&quot;;&quot; SEQUENCE=&quot;&quot;true&quot;&quot;&quot;;&quot; SEQUENCE=&quot;&quot;false&quot;&quot;&quot;);&quot;&quot;)&amp;IF([.H317]&lt;&gt;&quot;&quot;;&quot; NOTNULL=&quot;&quot;&quot;&amp;IF([.H317]=&quot;Sim&quot;;&quot;true&quot;;&quot;false&quot;)&amp;&quot;&quot;&quot;&quot;;&quot;&quot;);&quot;&quot;)">
            <text:p/>
          </table:table-cell>
          <table:table-cell table:style-name="ce26" table:formula="of:=IF(AND([.B317]&lt;&gt;[.B316];[.B317]&lt;&gt;&quot;&quot;);&quot;&lt;TABLE NAME=&quot;&quot;&quot;&amp;[.B317]&amp;&quot;&quot;&quot; COMMENT=&quot;&quot;&quot;&amp;[.K317]&amp;&quot;&quot;&quot; &quot;&amp; [.M317] &amp;&quot;&gt;&lt;FIELDS&gt;&quot;;&quot;&quot;) &amp; IF(AND([.A317]=&quot;Chave&quot;;[.A316]=&quot;Campo&quot;);&quot;&lt;KEYS&gt;&quot;;&quot;&quot;) &amp; IF([.A317]=&quot;Chave&quot;;&quot;&lt;KEY NAME=&quot;&quot;&quot;&amp;[.E317]&amp;&quot;&quot;&quot; TYPE=&quot;&quot;&quot;&amp;IF([.D317]=&quot;PK&quot;;&quot;primary&quot;;&quot;foreign&quot;)&amp;&quot;&quot;&quot; FIELDS=&quot;&quot;&quot;&amp;[.C317]&amp;&quot;&quot;&quot;&quot;&amp;IF([.D317]=&quot;FK&quot;;&quot; REFTABLE=&quot;&quot;&quot;&amp;[.F317]&amp;&quot;&quot;&quot; REFFIELDS=&quot;&quot;&quot;&amp;[.G317]&amp;&quot;&quot;&quot;&quot;;&quot;&quot;)&amp;&quot; &quot;&amp;[.L317]&amp;&quot; COMMENT=&quot;&quot;&quot;&amp;[.J317]&amp;&quot;&quot;&quot;&quot;&amp;IF(AND([.A317]=&quot;Campo&quot;;[.D317]=&quot;PK&quot;);&quot; SEQUENCE=&quot;&quot;true&quot;&quot;&quot;;&quot;&quot;)&amp;&quot;/&gt;&quot;;&quot;&quot;) &amp; IF([.A317]=&quot;Campo&quot;;&quot;&lt;FIELD NAME=&quot;&quot;&quot;&amp;[.C317]&amp;&quot;&quot;&quot; &quot;&amp;[.N317]&amp;&quot; &quot;&amp;[.L317]&amp;IF(AND([.A317]=&quot;Campo&quot;;[.D317]&lt;&gt;&quot;PK&quot;);&quot; SEQUENCE=&quot;&quot;false&quot;&quot; &quot;;&quot;&quot;)&amp;&quot; COMMENT=&quot;&quot;&quot;&amp;[.J317]&amp;&quot;&quot;&quot;/&gt;&quot;;&quot;&quot;) &amp; IF(AND([.A317]=&quot;Campo&quot;;[.A318]=&quot;Chave&quot;);&quot;&lt;/FIELDS&gt;&quot;;&quot;&quot;) &amp; IF(AND([.A317]=&quot;Chave&quot;;[.A318]&lt;&gt;&quot;Chave&quot;);&quot;&lt;/KEYS&gt;&quot;;&quot;&quot;) &amp; IF([.B317]&lt;&gt;[.B318];&quot;&lt;/TABLE&gt;&quot;;&quot;&quot;) &amp; IF(AND([.A317]=&quot;&quot;;[.A316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formula="of:=IF([Campos.A111]=&quot;&quot;;&quot;&quot;;[Campos.A111])">
            <text:p/>
          </table:table-cell>
          <table:table-cell table:formula="of:=IF([Campos.B111]=&quot;&quot;;&quot;&quot;;[Campos.B111])">
            <text:p/>
          </table:table-cell>
          <table:table-cell table:formula="of:=IF([Campos.C111]=&quot;&quot;;&quot;&quot;;[Campos.C111])">
            <text:p/>
          </table:table-cell>
          <table:table-cell table:formula="of:=IF([Campos.D111]=&quot;&quot;;&quot;&quot;;[Campos.D111])">
            <text:p/>
          </table:table-cell>
          <table:table-cell table:formula="of:=IF([.A318]=&quot;Chave&quot;;[.C318]&amp;ROW([.C318]);[.C318])">
            <text:p/>
          </table:table-cell>
          <table:table-cell table:formula="of:=IF([Campos.F111]=&quot;&quot;;&quot;&quot;;[Campos.F111])">
            <text:p/>
          </table:table-cell>
          <table:table-cell table:formula="of:=IF([Campos.G111]=&quot;&quot;;&quot;&quot;;[Campos.G111])">
            <text:p/>
          </table:table-cell>
          <table:table-cell table:formula="of:=IF([Campos.H111]=&quot;&quot;;&quot;&quot;;[Campos.H111])">
            <text:p/>
          </table:table-cell>
          <table:table-cell table:formula="of:=IF([Campos.E111]=&quot;&quot;;&quot;&quot;;[Campos.E111])">
            <text:p/>
          </table:table-cell>
          <table:table-cell table:formula="of:=IF([Campos.I111]=&quot;&quot;;&quot;&quot;;[Campos.I111])">
            <text:p/>
          </table:table-cell>
          <table:table-cell table:formula="of:=IF([.B318]=&quot;&quot;;&quot;&quot;;VLOOKUP([.B318];[$Tabelas.$A$1:.$B$136];2;0))">
            <text:p/>
          </table:table-cell>
          <table:table-cell table:formula="of:=IF([.A318]=&quot;Campo&quot;;IF([.A318]=&quot;&quot;;&quot;&quot;;IF([.A318]&lt;&gt;[.A317];&quot;&quot;;&quot;PREVIOUS=&quot;&quot;&quot;&amp;[.C317]&amp;&quot;&quot;&quot; &quot;) &amp; IF([.A318]&lt;&gt;[.A319];&quot;&quot;;&quot;NEXT=&quot;&quot;&quot;&amp;[.C319]&amp;&quot;&quot;&quot;&quot;));IF([.A318]=&quot;&quot;;&quot;&quot;;IF([.A318]&lt;&gt;[.A317];&quot;&quot;;&quot;PREVIOUS=&quot;&quot;&quot;&amp;[.E317]&amp;&quot;&quot;&quot; &quot;) &amp; IF([.A318]&lt;&gt;[.A319];&quot;&quot;;&quot;NEXT=&quot;&quot;&quot;&amp;[.E319]&amp;&quot;&quot;&quot;&quot;)))">
            <text:p/>
          </table:table-cell>
          <table:table-cell table:formula="of:=IF([.B318]=&quot;&quot;;&quot;&quot;;VLOOKUP([.B318];[$Tabelas.$A$1:.$C$136];3;0))">
            <text:p/>
          </table:table-cell>
          <table:table-cell table:formula="of:=IF([.A318]=&quot;Campo&quot;; IF(ISERROR(VLOOKUP([.F318];[$Auxiliar.$A$1:.$E$17];5;0));&quot;TYPE=&quot;&quot;&quot;&amp;[.F318]&amp;&quot;&quot;&quot; LENGTH=&quot;&quot;&quot;&amp;[.G318]&amp;&quot;&quot;&quot; &quot;;VLOOKUP([.F318];[$Auxiliar.$A$1:.$E$17];5;0)) &amp; IF(AND([.A318]=&quot;Campo&quot;;[.D318]=&quot;PK&quot;); IF([.I318]=&quot;Sim&quot;;&quot; SEQUENCE=&quot;&quot;true&quot;&quot;&quot;;&quot; SEQUENCE=&quot;&quot;false&quot;&quot;&quot;);&quot;&quot;)&amp;IF([.H318]&lt;&gt;&quot;&quot;;&quot; NOTNULL=&quot;&quot;&quot;&amp;IF([.H318]=&quot;Sim&quot;;&quot;true&quot;;&quot;false&quot;)&amp;&quot;&quot;&quot;&quot;;&quot;&quot;);&quot;&quot;)">
            <text:p/>
          </table:table-cell>
          <table:table-cell table:style-name="ce26" table:formula="of:=IF(AND([.B318]&lt;&gt;[.B317];[.B318]&lt;&gt;&quot;&quot;);&quot;&lt;TABLE NAME=&quot;&quot;&quot;&amp;[.B318]&amp;&quot;&quot;&quot; COMMENT=&quot;&quot;&quot;&amp;[.K318]&amp;&quot;&quot;&quot; &quot;&amp; [.M318] &amp;&quot;&gt;&lt;FIELDS&gt;&quot;;&quot;&quot;) &amp; IF(AND([.A318]=&quot;Chave&quot;;[.A317]=&quot;Campo&quot;);&quot;&lt;KEYS&gt;&quot;;&quot;&quot;) &amp; IF([.A318]=&quot;Chave&quot;;&quot;&lt;KEY NAME=&quot;&quot;&quot;&amp;[.E318]&amp;&quot;&quot;&quot; TYPE=&quot;&quot;&quot;&amp;IF([.D318]=&quot;PK&quot;;&quot;primary&quot;;&quot;foreign&quot;)&amp;&quot;&quot;&quot; FIELDS=&quot;&quot;&quot;&amp;[.C318]&amp;&quot;&quot;&quot;&quot;&amp;IF([.D318]=&quot;FK&quot;;&quot; REFTABLE=&quot;&quot;&quot;&amp;[.F318]&amp;&quot;&quot;&quot; REFFIELDS=&quot;&quot;&quot;&amp;[.G318]&amp;&quot;&quot;&quot;&quot;;&quot;&quot;)&amp;&quot; &quot;&amp;[.L318]&amp;&quot; COMMENT=&quot;&quot;&quot;&amp;[.J318]&amp;&quot;&quot;&quot;&quot;&amp;IF(AND([.A318]=&quot;Campo&quot;;[.D318]=&quot;PK&quot;);&quot; SEQUENCE=&quot;&quot;true&quot;&quot;&quot;;&quot;&quot;)&amp;&quot;/&gt;&quot;;&quot;&quot;) &amp; IF([.A318]=&quot;Campo&quot;;&quot;&lt;FIELD NAME=&quot;&quot;&quot;&amp;[.C318]&amp;&quot;&quot;&quot; &quot;&amp;[.N318]&amp;&quot; &quot;&amp;[.L318]&amp;IF(AND([.A318]=&quot;Campo&quot;;[.D318]&lt;&gt;&quot;PK&quot;);&quot; SEQUENCE=&quot;&quot;false&quot;&quot; &quot;;&quot;&quot;)&amp;&quot; COMMENT=&quot;&quot;&quot;&amp;[.J318]&amp;&quot;&quot;&quot;/&gt;&quot;;&quot;&quot;) &amp; IF(AND([.A318]=&quot;Campo&quot;;[.A319]=&quot;Chave&quot;);&quot;&lt;/FIELDS&gt;&quot;;&quot;&quot;) &amp; IF(AND([.A318]=&quot;Chave&quot;;[.A319]&lt;&gt;&quot;Chave&quot;);&quot;&lt;/KEYS&gt;&quot;;&quot;&quot;) &amp; IF([.B318]&lt;&gt;[.B319];&quot;&lt;/TABLE&gt;&quot;;&quot;&quot;) &amp; IF(AND([.A318]=&quot;&quot;;[.A317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formula="of:=IF([Campos.A112]=&quot;&quot;;&quot;&quot;;[Campos.A112])">
            <text:p/>
          </table:table-cell>
          <table:table-cell table:formula="of:=IF([Campos.B112]=&quot;&quot;;&quot;&quot;;[Campos.B112])">
            <text:p/>
          </table:table-cell>
          <table:table-cell table:formula="of:=IF([Campos.C112]=&quot;&quot;;&quot;&quot;;[Campos.C112])">
            <text:p/>
          </table:table-cell>
          <table:table-cell table:formula="of:=IF([Campos.D112]=&quot;&quot;;&quot;&quot;;[Campos.D112])">
            <text:p/>
          </table:table-cell>
          <table:table-cell table:formula="of:=IF([.A319]=&quot;Chave&quot;;[.C319]&amp;ROW([.C319]);[.C319])">
            <text:p/>
          </table:table-cell>
          <table:table-cell table:formula="of:=IF([Campos.F112]=&quot;&quot;;&quot;&quot;;[Campos.F112])">
            <text:p/>
          </table:table-cell>
          <table:table-cell table:formula="of:=IF([Campos.G112]=&quot;&quot;;&quot;&quot;;[Campos.G112])">
            <text:p/>
          </table:table-cell>
          <table:table-cell table:formula="of:=IF([Campos.H112]=&quot;&quot;;&quot;&quot;;[Campos.H112])">
            <text:p/>
          </table:table-cell>
          <table:table-cell table:formula="of:=IF([Campos.E112]=&quot;&quot;;&quot;&quot;;[Campos.E112])">
            <text:p/>
          </table:table-cell>
          <table:table-cell table:formula="of:=IF([Campos.I112]=&quot;&quot;;&quot;&quot;;[Campos.I112])">
            <text:p/>
          </table:table-cell>
          <table:table-cell table:formula="of:=IF([.B319]=&quot;&quot;;&quot;&quot;;VLOOKUP([.B319];[$Tabelas.$A$1:.$B$136];2;0))">
            <text:p/>
          </table:table-cell>
          <table:table-cell table:formula="of:=IF([.A319]=&quot;Campo&quot;;IF([.A319]=&quot;&quot;;&quot;&quot;;IF([.A319]&lt;&gt;[.A318];&quot;&quot;;&quot;PREVIOUS=&quot;&quot;&quot;&amp;[.C318]&amp;&quot;&quot;&quot; &quot;) &amp; IF([.A319]&lt;&gt;[.A320];&quot;&quot;;&quot;NEXT=&quot;&quot;&quot;&amp;[.C320]&amp;&quot;&quot;&quot;&quot;));IF([.A319]=&quot;&quot;;&quot;&quot;;IF([.A319]&lt;&gt;[.A318];&quot;&quot;;&quot;PREVIOUS=&quot;&quot;&quot;&amp;[.E318]&amp;&quot;&quot;&quot; &quot;) &amp; IF([.A319]&lt;&gt;[.A320];&quot;&quot;;&quot;NEXT=&quot;&quot;&quot;&amp;[.E320]&amp;&quot;&quot;&quot;&quot;)))">
            <text:p/>
          </table:table-cell>
          <table:table-cell table:formula="of:=IF([.B319]=&quot;&quot;;&quot;&quot;;VLOOKUP([.B319];[$Tabelas.$A$1:.$C$136];3;0))">
            <text:p/>
          </table:table-cell>
          <table:table-cell table:formula="of:=IF([.A319]=&quot;Campo&quot;; IF(ISERROR(VLOOKUP([.F319];[$Auxiliar.$A$1:.$E$17];5;0));&quot;TYPE=&quot;&quot;&quot;&amp;[.F319]&amp;&quot;&quot;&quot; LENGTH=&quot;&quot;&quot;&amp;[.G319]&amp;&quot;&quot;&quot; &quot;;VLOOKUP([.F319];[$Auxiliar.$A$1:.$E$17];5;0)) &amp; IF(AND([.A319]=&quot;Campo&quot;;[.D319]=&quot;PK&quot;); IF([.I319]=&quot;Sim&quot;;&quot; SEQUENCE=&quot;&quot;true&quot;&quot;&quot;;&quot; SEQUENCE=&quot;&quot;false&quot;&quot;&quot;);&quot;&quot;)&amp;IF([.H319]&lt;&gt;&quot;&quot;;&quot; NOTNULL=&quot;&quot;&quot;&amp;IF([.H319]=&quot;Sim&quot;;&quot;true&quot;;&quot;false&quot;)&amp;&quot;&quot;&quot;&quot;;&quot;&quot;);&quot;&quot;)">
            <text:p/>
          </table:table-cell>
          <table:table-cell table:style-name="ce26" table:formula="of:=IF(AND([.B319]&lt;&gt;[.B318];[.B319]&lt;&gt;&quot;&quot;);&quot;&lt;TABLE NAME=&quot;&quot;&quot;&amp;[.B319]&amp;&quot;&quot;&quot; COMMENT=&quot;&quot;&quot;&amp;[.K319]&amp;&quot;&quot;&quot; &quot;&amp; [.M319] &amp;&quot;&gt;&lt;FIELDS&gt;&quot;;&quot;&quot;) &amp; IF(AND([.A319]=&quot;Chave&quot;;[.A318]=&quot;Campo&quot;);&quot;&lt;KEYS&gt;&quot;;&quot;&quot;) &amp; IF([.A319]=&quot;Chave&quot;;&quot;&lt;KEY NAME=&quot;&quot;&quot;&amp;[.E319]&amp;&quot;&quot;&quot; TYPE=&quot;&quot;&quot;&amp;IF([.D319]=&quot;PK&quot;;&quot;primary&quot;;&quot;foreign&quot;)&amp;&quot;&quot;&quot; FIELDS=&quot;&quot;&quot;&amp;[.C319]&amp;&quot;&quot;&quot;&quot;&amp;IF([.D319]=&quot;FK&quot;;&quot; REFTABLE=&quot;&quot;&quot;&amp;[.F319]&amp;&quot;&quot;&quot; REFFIELDS=&quot;&quot;&quot;&amp;[.G319]&amp;&quot;&quot;&quot;&quot;;&quot;&quot;)&amp;&quot; &quot;&amp;[.L319]&amp;&quot; COMMENT=&quot;&quot;&quot;&amp;[.J319]&amp;&quot;&quot;&quot;&quot;&amp;IF(AND([.A319]=&quot;Campo&quot;;[.D319]=&quot;PK&quot;);&quot; SEQUENCE=&quot;&quot;true&quot;&quot;&quot;;&quot;&quot;)&amp;&quot;/&gt;&quot;;&quot;&quot;) &amp; IF([.A319]=&quot;Campo&quot;;&quot;&lt;FIELD NAME=&quot;&quot;&quot;&amp;[.C319]&amp;&quot;&quot;&quot; &quot;&amp;[.N319]&amp;&quot; &quot;&amp;[.L319]&amp;IF(AND([.A319]=&quot;Campo&quot;;[.D319]&lt;&gt;&quot;PK&quot;);&quot; SEQUENCE=&quot;&quot;false&quot;&quot; &quot;;&quot;&quot;)&amp;&quot; COMMENT=&quot;&quot;&quot;&amp;[.J319]&amp;&quot;&quot;&quot;/&gt;&quot;;&quot;&quot;) &amp; IF(AND([.A319]=&quot;Campo&quot;;[.A320]=&quot;Chave&quot;);&quot;&lt;/FIELDS&gt;&quot;;&quot;&quot;) &amp; IF(AND([.A319]=&quot;Chave&quot;;[.A320]&lt;&gt;&quot;Chave&quot;);&quot;&lt;/KEYS&gt;&quot;;&quot;&quot;) &amp; IF([.B319]&lt;&gt;[.B320];&quot;&lt;/TABLE&gt;&quot;;&quot;&quot;) &amp; IF(AND([.A319]=&quot;&quot;;[.A318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formula="of:=IF([Campos.A113]=&quot;&quot;;&quot;&quot;;[Campos.A113])">
            <text:p/>
          </table:table-cell>
          <table:table-cell table:formula="of:=IF([Campos.B113]=&quot;&quot;;&quot;&quot;;[Campos.B113])">
            <text:p/>
          </table:table-cell>
          <table:table-cell table:formula="of:=IF([Campos.C113]=&quot;&quot;;&quot;&quot;;[Campos.C113])">
            <text:p/>
          </table:table-cell>
          <table:table-cell table:formula="of:=IF([Campos.D113]=&quot;&quot;;&quot;&quot;;[Campos.D113])">
            <text:p/>
          </table:table-cell>
          <table:table-cell table:formula="of:=IF([.A320]=&quot;Chave&quot;;[.C320]&amp;ROW([.C320]);[.C320])">
            <text:p/>
          </table:table-cell>
          <table:table-cell table:formula="of:=IF([Campos.F113]=&quot;&quot;;&quot;&quot;;[Campos.F113])">
            <text:p/>
          </table:table-cell>
          <table:table-cell table:formula="of:=IF([Campos.G113]=&quot;&quot;;&quot;&quot;;[Campos.G113])">
            <text:p/>
          </table:table-cell>
          <table:table-cell table:formula="of:=IF([Campos.H113]=&quot;&quot;;&quot;&quot;;[Campos.H113])">
            <text:p/>
          </table:table-cell>
          <table:table-cell table:formula="of:=IF([Campos.E113]=&quot;&quot;;&quot;&quot;;[Campos.E113])">
            <text:p/>
          </table:table-cell>
          <table:table-cell table:formula="of:=IF([Campos.I113]=&quot;&quot;;&quot;&quot;;[Campos.I113])">
            <text:p/>
          </table:table-cell>
          <table:table-cell table:formula="of:=IF([.B320]=&quot;&quot;;&quot;&quot;;VLOOKUP([.B320];[$Tabelas.$A$1:.$B$136];2;0))">
            <text:p/>
          </table:table-cell>
          <table:table-cell table:formula="of:=IF([.A320]=&quot;Campo&quot;;IF([.A320]=&quot;&quot;;&quot;&quot;;IF([.A320]&lt;&gt;[.A319];&quot;&quot;;&quot;PREVIOUS=&quot;&quot;&quot;&amp;[.C319]&amp;&quot;&quot;&quot; &quot;) &amp; IF([.A320]&lt;&gt;[.A321];&quot;&quot;;&quot;NEXT=&quot;&quot;&quot;&amp;[.C321]&amp;&quot;&quot;&quot;&quot;));IF([.A320]=&quot;&quot;;&quot;&quot;;IF([.A320]&lt;&gt;[.A319];&quot;&quot;;&quot;PREVIOUS=&quot;&quot;&quot;&amp;[.E319]&amp;&quot;&quot;&quot; &quot;) &amp; IF([.A320]&lt;&gt;[.A321];&quot;&quot;;&quot;NEXT=&quot;&quot;&quot;&amp;[.E321]&amp;&quot;&quot;&quot;&quot;)))">
            <text:p/>
          </table:table-cell>
          <table:table-cell table:formula="of:=IF([.B320]=&quot;&quot;;&quot;&quot;;VLOOKUP([.B320];[$Tabelas.$A$1:.$C$136];3;0))">
            <text:p/>
          </table:table-cell>
          <table:table-cell table:formula="of:=IF([.A320]=&quot;Campo&quot;; IF(ISERROR(VLOOKUP([.F320];[$Auxiliar.$A$1:.$E$17];5;0));&quot;TYPE=&quot;&quot;&quot;&amp;[.F320]&amp;&quot;&quot;&quot; LENGTH=&quot;&quot;&quot;&amp;[.G320]&amp;&quot;&quot;&quot; &quot;;VLOOKUP([.F320];[$Auxiliar.$A$1:.$E$17];5;0)) &amp; IF(AND([.A320]=&quot;Campo&quot;;[.D320]=&quot;PK&quot;); IF([.I320]=&quot;Sim&quot;;&quot; SEQUENCE=&quot;&quot;true&quot;&quot;&quot;;&quot; SEQUENCE=&quot;&quot;false&quot;&quot;&quot;);&quot;&quot;)&amp;IF([.H320]&lt;&gt;&quot;&quot;;&quot; NOTNULL=&quot;&quot;&quot;&amp;IF([.H320]=&quot;Sim&quot;;&quot;true&quot;;&quot;false&quot;)&amp;&quot;&quot;&quot;&quot;;&quot;&quot;);&quot;&quot;)">
            <text:p/>
          </table:table-cell>
          <table:table-cell table:style-name="ce26" table:formula="of:=IF(AND([.B320]&lt;&gt;[.B319];[.B320]&lt;&gt;&quot;&quot;);&quot;&lt;TABLE NAME=&quot;&quot;&quot;&amp;[.B320]&amp;&quot;&quot;&quot; COMMENT=&quot;&quot;&quot;&amp;[.K320]&amp;&quot;&quot;&quot; &quot;&amp; [.M320] &amp;&quot;&gt;&lt;FIELDS&gt;&quot;;&quot;&quot;) &amp; IF(AND([.A320]=&quot;Chave&quot;;[.A319]=&quot;Campo&quot;);&quot;&lt;KEYS&gt;&quot;;&quot;&quot;) &amp; IF([.A320]=&quot;Chave&quot;;&quot;&lt;KEY NAME=&quot;&quot;&quot;&amp;[.E320]&amp;&quot;&quot;&quot; TYPE=&quot;&quot;&quot;&amp;IF([.D320]=&quot;PK&quot;;&quot;primary&quot;;&quot;foreign&quot;)&amp;&quot;&quot;&quot; FIELDS=&quot;&quot;&quot;&amp;[.C320]&amp;&quot;&quot;&quot;&quot;&amp;IF([.D320]=&quot;FK&quot;;&quot; REFTABLE=&quot;&quot;&quot;&amp;[.F320]&amp;&quot;&quot;&quot; REFFIELDS=&quot;&quot;&quot;&amp;[.G320]&amp;&quot;&quot;&quot;&quot;;&quot;&quot;)&amp;&quot; &quot;&amp;[.L320]&amp;&quot; COMMENT=&quot;&quot;&quot;&amp;[.J320]&amp;&quot;&quot;&quot;&quot;&amp;IF(AND([.A320]=&quot;Campo&quot;;[.D320]=&quot;PK&quot;);&quot; SEQUENCE=&quot;&quot;true&quot;&quot;&quot;;&quot;&quot;)&amp;&quot;/&gt;&quot;;&quot;&quot;) &amp; IF([.A320]=&quot;Campo&quot;;&quot;&lt;FIELD NAME=&quot;&quot;&quot;&amp;[.C320]&amp;&quot;&quot;&quot; &quot;&amp;[.N320]&amp;&quot; &quot;&amp;[.L320]&amp;IF(AND([.A320]=&quot;Campo&quot;;[.D320]&lt;&gt;&quot;PK&quot;);&quot; SEQUENCE=&quot;&quot;false&quot;&quot; &quot;;&quot;&quot;)&amp;&quot; COMMENT=&quot;&quot;&quot;&amp;[.J320]&amp;&quot;&quot;&quot;/&gt;&quot;;&quot;&quot;) &amp; IF(AND([.A320]=&quot;Campo&quot;;[.A321]=&quot;Chave&quot;);&quot;&lt;/FIELDS&gt;&quot;;&quot;&quot;) &amp; IF(AND([.A320]=&quot;Chave&quot;;[.A321]&lt;&gt;&quot;Chave&quot;);&quot;&lt;/KEYS&gt;&quot;;&quot;&quot;) &amp; IF([.B320]&lt;&gt;[.B321];&quot;&lt;/TABLE&gt;&quot;;&quot;&quot;) &amp; IF(AND([.A320]=&quot;&quot;;[.A319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21]=&quot;Chave&quot;;[.C321]&amp;ROW([.C321]);[.C321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4"/>
          <table:table-cell/>
          <table:table-cell table:formula="of:=IF(AND([.B321]&lt;&gt;[.B320];[.B321]&lt;&gt;&quot;&quot;);&quot;&lt;TABLE NAME=&quot;&quot;&quot;&amp;[.B321]&amp;&quot;&quot;&quot; COMMENT=&quot;&quot;&quot;&amp;[.K321]&amp;&quot;&quot;&quot; &quot;&amp; [.M321] &amp;&quot;&gt;&lt;FIELDS&gt;&quot;;&quot;&quot;) &amp; IF(AND([.A321]=&quot;Chave&quot;;[.A320]=&quot;Campo&quot;);&quot;&lt;KEYS&gt;&quot;;&quot;&quot;) &amp; IF([.A321]=&quot;Chave&quot;;&quot;&lt;KEY NAME=&quot;&quot;&quot;&amp;[.C321]&amp;&quot;&quot;&quot; TYPE=&quot;&quot;&quot;&amp;IF([.D321]=&quot;PK&quot;;&quot;primary&quot;;&quot;foreign&quot;)&amp;&quot;&quot;&quot; FIELDS=&quot;&quot;&quot;&amp;[.C321]&amp;&quot;&quot;&quot;&quot;&amp;IF([.D321]=&quot;FK&quot;;&quot; REFTABLE=&quot;&quot;&quot;&amp;[.F321]&amp;&quot;&quot;&quot; REFFIELDS=&quot;&quot;&quot;&amp;[.G321]&amp;&quot;&quot;&quot;&quot;;&quot;&quot;)&amp;&quot; COMMENT=&quot;&quot;&quot;&amp;[.J321]&amp;&quot;&quot;&quot;/&gt;&quot;;&quot;&quot;) &amp; IF([.A321]=&quot;Campo&quot;;&quot;&lt;FIELD NAME=&quot;&quot;&quot;&amp;[.C321]&amp;&quot;&quot;&quot; &quot;&amp;[.N322]&amp;&quot; &quot;&amp;[.L321]&amp;&quot; COMMENT=&quot;&quot;&quot;&amp;[.J321]&amp;&quot;&quot;&quot;/&gt;&quot;;&quot;&quot;) &amp; IF(AND([.A321]=&quot;Campo&quot;;[.A322]=&quot;Chave&quot;);&quot;&lt;FILEDS/&gt;&quot;;&quot;&quot;) &amp; IF(AND([.A321]=&quot;Chave&quot;;[.A322]&lt;&gt;&quot;Chave&quot;);&quot;&lt;/KEYS&gt;&quot;;&quot;&quot;) &amp; IF([.B321]&lt;&gt;[.B322];&quot;&lt;/TABLE&gt;&quot;;&quot;&quot;) &amp; IF(AND([.A321]=&quot;&quot;;[.A320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22]=&quot;Chave&quot;;[.C322]&amp;ROW([.C322]);[.C322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22]&lt;&gt;[.B321];[.B322]&lt;&gt;&quot;&quot;);&quot;&lt;TABLE NAME=&quot;&quot;&quot;&amp;[.B322]&amp;&quot;&quot;&quot; COMMENT=&quot;&quot;&quot;&amp;[.K322]&amp;&quot;&quot;&quot; &quot;&amp; [.M322] &amp;&quot;&gt;&lt;FIELDS&gt;&quot;;&quot;&quot;) &amp; IF(AND([.A322]=&quot;Chave&quot;;[.A321]=&quot;Campo&quot;);&quot;&lt;KEYS&gt;&quot;;&quot;&quot;) &amp; IF([.A322]=&quot;Chave&quot;;&quot;&lt;KEY NAME=&quot;&quot;&quot;&amp;[.C322]&amp;&quot;&quot;&quot; TYPE=&quot;&quot;&quot;&amp;IF([.D322]=&quot;PK&quot;;&quot;primary&quot;;&quot;foreign&quot;)&amp;&quot;&quot;&quot; FIELDS=&quot;&quot;&quot;&amp;[.C322]&amp;&quot;&quot;&quot;&quot;&amp;IF([.D322]=&quot;FK&quot;;&quot; REFTABLE=&quot;&quot;&quot;&amp;[.F322]&amp;&quot;&quot;&quot; REFFIELDS=&quot;&quot;&quot;&amp;[.G322]&amp;&quot;&quot;&quot;&quot;;&quot;&quot;)&amp;&quot; COMMENT=&quot;&quot;&quot;&amp;[.J322]&amp;&quot;&quot;&quot;/&gt;&quot;;&quot;&quot;) &amp; IF([.A322]=&quot;Campo&quot;;&quot;&lt;FIELD NAME=&quot;&quot;&quot;&amp;[.C322]&amp;&quot;&quot;&quot; &quot;&amp;[.N323]&amp;&quot; &quot;&amp;[.L322]&amp;&quot; COMMENT=&quot;&quot;&quot;&amp;[.J322]&amp;&quot;&quot;&quot;/&gt;&quot;;&quot;&quot;) &amp; IF(AND([.A322]=&quot;Campo&quot;;[.A323]=&quot;Chave&quot;);&quot;&lt;FILEDS/&gt;&quot;;&quot;&quot;) &amp; IF(AND([.A322]=&quot;Chave&quot;;[.A323]&lt;&gt;&quot;Chave&quot;);&quot;&lt;/KEYS&gt;&quot;;&quot;&quot;) &amp; IF([.B322]&lt;&gt;[.B323];&quot;&lt;/TABLE&gt;&quot;;&quot;&quot;) &amp; IF(AND([.A322]=&quot;&quot;;[.A321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23]=&quot;Chave&quot;;[.C323]&amp;ROW([.C323]);[.C323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23]&lt;&gt;[.B322];[.B323]&lt;&gt;&quot;&quot;);&quot;&lt;TABLE NAME=&quot;&quot;&quot;&amp;[.B323]&amp;&quot;&quot;&quot; COMMENT=&quot;&quot;&quot;&amp;[.K323]&amp;&quot;&quot;&quot; &quot;&amp; [.M323] &amp;&quot;&gt;&lt;FIELDS&gt;&quot;;&quot;&quot;) &amp; IF(AND([.A323]=&quot;Chave&quot;;[.A322]=&quot;Campo&quot;);&quot;&lt;KEYS&gt;&quot;;&quot;&quot;) &amp; IF([.A323]=&quot;Chave&quot;;&quot;&lt;KEY NAME=&quot;&quot;&quot;&amp;[.C323]&amp;&quot;&quot;&quot; TYPE=&quot;&quot;&quot;&amp;IF([.D323]=&quot;PK&quot;;&quot;primary&quot;;&quot;foreign&quot;)&amp;&quot;&quot;&quot; FIELDS=&quot;&quot;&quot;&amp;[.C323]&amp;&quot;&quot;&quot;&quot;&amp;IF([.D323]=&quot;FK&quot;;&quot; REFTABLE=&quot;&quot;&quot;&amp;[.F323]&amp;&quot;&quot;&quot; REFFIELDS=&quot;&quot;&quot;&amp;[.G323]&amp;&quot;&quot;&quot;&quot;;&quot;&quot;)&amp;&quot; COMMENT=&quot;&quot;&quot;&amp;[.J323]&amp;&quot;&quot;&quot;/&gt;&quot;;&quot;&quot;) &amp; IF([.A323]=&quot;Campo&quot;;&quot;&lt;FIELD NAME=&quot;&quot;&quot;&amp;[.C323]&amp;&quot;&quot;&quot; &quot;&amp;[.N324]&amp;&quot; &quot;&amp;[.L323]&amp;&quot; COMMENT=&quot;&quot;&quot;&amp;[.J323]&amp;&quot;&quot;&quot;/&gt;&quot;;&quot;&quot;) &amp; IF(AND([.A323]=&quot;Campo&quot;;[.A324]=&quot;Chave&quot;);&quot;&lt;FILEDS/&gt;&quot;;&quot;&quot;) &amp; IF(AND([.A323]=&quot;Chave&quot;;[.A324]&lt;&gt;&quot;Chave&quot;);&quot;&lt;/KEYS&gt;&quot;;&quot;&quot;) &amp; IF([.B323]&lt;&gt;[.B324];&quot;&lt;/TABLE&gt;&quot;;&quot;&quot;) &amp; IF(AND([.A323]=&quot;&quot;;[.A322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24]=&quot;Chave&quot;;[.C324]&amp;ROW([.C324]);[.C324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24]&lt;&gt;[.B323];[.B324]&lt;&gt;&quot;&quot;);&quot;&lt;TABLE NAME=&quot;&quot;&quot;&amp;[.B324]&amp;&quot;&quot;&quot; COMMENT=&quot;&quot;&quot;&amp;[.K324]&amp;&quot;&quot;&quot; &quot;&amp; [.M324] &amp;&quot;&gt;&lt;FIELDS&gt;&quot;;&quot;&quot;) &amp; IF(AND([.A324]=&quot;Chave&quot;;[.A323]=&quot;Campo&quot;);&quot;&lt;KEYS&gt;&quot;;&quot;&quot;) &amp; IF([.A324]=&quot;Chave&quot;;&quot;&lt;KEY NAME=&quot;&quot;&quot;&amp;[.C324]&amp;&quot;&quot;&quot; TYPE=&quot;&quot;&quot;&amp;IF([.D324]=&quot;PK&quot;;&quot;primary&quot;;&quot;foreign&quot;)&amp;&quot;&quot;&quot; FIELDS=&quot;&quot;&quot;&amp;[.C324]&amp;&quot;&quot;&quot;&quot;&amp;IF([.D324]=&quot;FK&quot;;&quot; REFTABLE=&quot;&quot;&quot;&amp;[.F324]&amp;&quot;&quot;&quot; REFFIELDS=&quot;&quot;&quot;&amp;[.G324]&amp;&quot;&quot;&quot;&quot;;&quot;&quot;)&amp;&quot; COMMENT=&quot;&quot;&quot;&amp;[.J324]&amp;&quot;&quot;&quot;/&gt;&quot;;&quot;&quot;) &amp; IF([.A324]=&quot;Campo&quot;;&quot;&lt;FIELD NAME=&quot;&quot;&quot;&amp;[.C324]&amp;&quot;&quot;&quot; &quot;&amp;[.N325]&amp;&quot; &quot;&amp;[.L324]&amp;&quot; COMMENT=&quot;&quot;&quot;&amp;[.J324]&amp;&quot;&quot;&quot;/&gt;&quot;;&quot;&quot;) &amp; IF(AND([.A324]=&quot;Campo&quot;;[.A325]=&quot;Chave&quot;);&quot;&lt;FILEDS/&gt;&quot;;&quot;&quot;) &amp; IF(AND([.A324]=&quot;Chave&quot;;[.A325]&lt;&gt;&quot;Chave&quot;);&quot;&lt;/KEYS&gt;&quot;;&quot;&quot;) &amp; IF([.B324]&lt;&gt;[.B325];&quot;&lt;/TABLE&gt;&quot;;&quot;&quot;) &amp; IF(AND([.A324]=&quot;&quot;;[.A323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25]=&quot;Chave&quot;;[.C325]&amp;ROW([.C325]);[.C325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25]&lt;&gt;[.B324];[.B325]&lt;&gt;&quot;&quot;);&quot;&lt;TABLE NAME=&quot;&quot;&quot;&amp;[.B325]&amp;&quot;&quot;&quot; COMMENT=&quot;&quot;&quot;&amp;[.K325]&amp;&quot;&quot;&quot; &quot;&amp; [.M325] &amp;&quot;&gt;&lt;FIELDS&gt;&quot;;&quot;&quot;) &amp; IF(AND([.A325]=&quot;Chave&quot;;[.A324]=&quot;Campo&quot;);&quot;&lt;KEYS&gt;&quot;;&quot;&quot;) &amp; IF([.A325]=&quot;Chave&quot;;&quot;&lt;KEY NAME=&quot;&quot;&quot;&amp;[.C325]&amp;&quot;&quot;&quot; TYPE=&quot;&quot;&quot;&amp;IF([.D325]=&quot;PK&quot;;&quot;primary&quot;;&quot;foreign&quot;)&amp;&quot;&quot;&quot; FIELDS=&quot;&quot;&quot;&amp;[.C325]&amp;&quot;&quot;&quot;&quot;&amp;IF([.D325]=&quot;FK&quot;;&quot; REFTABLE=&quot;&quot;&quot;&amp;[.F325]&amp;&quot;&quot;&quot; REFFIELDS=&quot;&quot;&quot;&amp;[.G325]&amp;&quot;&quot;&quot;&quot;;&quot;&quot;)&amp;&quot; COMMENT=&quot;&quot;&quot;&amp;[.J325]&amp;&quot;&quot;&quot;/&gt;&quot;;&quot;&quot;) &amp; IF([.A325]=&quot;Campo&quot;;&quot;&lt;FIELD NAME=&quot;&quot;&quot;&amp;[.C325]&amp;&quot;&quot;&quot; &quot;&amp;[.N326]&amp;&quot; &quot;&amp;[.L325]&amp;&quot; COMMENT=&quot;&quot;&quot;&amp;[.J325]&amp;&quot;&quot;&quot;/&gt;&quot;;&quot;&quot;) &amp; IF(AND([.A325]=&quot;Campo&quot;;[.A326]=&quot;Chave&quot;);&quot;&lt;FILEDS/&gt;&quot;;&quot;&quot;) &amp; IF(AND([.A325]=&quot;Chave&quot;;[.A326]&lt;&gt;&quot;Chave&quot;);&quot;&lt;/KEYS&gt;&quot;;&quot;&quot;) &amp; IF([.B325]&lt;&gt;[.B326];&quot;&lt;/TABLE&gt;&quot;;&quot;&quot;) &amp; IF(AND([.A325]=&quot;&quot;;[.A324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26]=&quot;Chave&quot;;[.C326]&amp;ROW([.C326]);[.C326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26]&lt;&gt;[.B325];[.B326]&lt;&gt;&quot;&quot;);&quot;&lt;TABLE NAME=&quot;&quot;&quot;&amp;[.B326]&amp;&quot;&quot;&quot; COMMENT=&quot;&quot;&quot;&amp;[.K326]&amp;&quot;&quot;&quot; &quot;&amp; [.M326] &amp;&quot;&gt;&lt;FIELDS&gt;&quot;;&quot;&quot;) &amp; IF(AND([.A326]=&quot;Chave&quot;;[.A325]=&quot;Campo&quot;);&quot;&lt;KEYS&gt;&quot;;&quot;&quot;) &amp; IF([.A326]=&quot;Chave&quot;;&quot;&lt;KEY NAME=&quot;&quot;&quot;&amp;[.C326]&amp;&quot;&quot;&quot; TYPE=&quot;&quot;&quot;&amp;IF([.D326]=&quot;PK&quot;;&quot;primary&quot;;&quot;foreign&quot;)&amp;&quot;&quot;&quot; FIELDS=&quot;&quot;&quot;&amp;[.C326]&amp;&quot;&quot;&quot;&quot;&amp;IF([.D326]=&quot;FK&quot;;&quot; REFTABLE=&quot;&quot;&quot;&amp;[.F326]&amp;&quot;&quot;&quot; REFFIELDS=&quot;&quot;&quot;&amp;[.G326]&amp;&quot;&quot;&quot;&quot;;&quot;&quot;)&amp;&quot; COMMENT=&quot;&quot;&quot;&amp;[.J326]&amp;&quot;&quot;&quot;/&gt;&quot;;&quot;&quot;) &amp; IF([.A326]=&quot;Campo&quot;;&quot;&lt;FIELD NAME=&quot;&quot;&quot;&amp;[.C326]&amp;&quot;&quot;&quot; &quot;&amp;[.N327]&amp;&quot; &quot;&amp;[.L326]&amp;&quot; COMMENT=&quot;&quot;&quot;&amp;[.J326]&amp;&quot;&quot;&quot;/&gt;&quot;;&quot;&quot;) &amp; IF(AND([.A326]=&quot;Campo&quot;;[.A327]=&quot;Chave&quot;);&quot;&lt;FILEDS/&gt;&quot;;&quot;&quot;) &amp; IF(AND([.A326]=&quot;Chave&quot;;[.A327]&lt;&gt;&quot;Chave&quot;);&quot;&lt;/KEYS&gt;&quot;;&quot;&quot;) &amp; IF([.B326]&lt;&gt;[.B327];&quot;&lt;/TABLE&gt;&quot;;&quot;&quot;) &amp; IF(AND([.A326]=&quot;&quot;;[.A325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27]=&quot;Chave&quot;;[.C327]&amp;ROW([.C327]);[.C327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27]&lt;&gt;[.B326];[.B327]&lt;&gt;&quot;&quot;);&quot;&lt;TABLE NAME=&quot;&quot;&quot;&amp;[.B327]&amp;&quot;&quot;&quot; COMMENT=&quot;&quot;&quot;&amp;[.K327]&amp;&quot;&quot;&quot; &quot;&amp; [.M327] &amp;&quot;&gt;&lt;FIELDS&gt;&quot;;&quot;&quot;) &amp; IF(AND([.A327]=&quot;Chave&quot;;[.A326]=&quot;Campo&quot;);&quot;&lt;KEYS&gt;&quot;;&quot;&quot;) &amp; IF([.A327]=&quot;Chave&quot;;&quot;&lt;KEY NAME=&quot;&quot;&quot;&amp;[.C327]&amp;&quot;&quot;&quot; TYPE=&quot;&quot;&quot;&amp;IF([.D327]=&quot;PK&quot;;&quot;primary&quot;;&quot;foreign&quot;)&amp;&quot;&quot;&quot; FIELDS=&quot;&quot;&quot;&amp;[.C327]&amp;&quot;&quot;&quot;&quot;&amp;IF([.D327]=&quot;FK&quot;;&quot; REFTABLE=&quot;&quot;&quot;&amp;[.F327]&amp;&quot;&quot;&quot; REFFIELDS=&quot;&quot;&quot;&amp;[.G327]&amp;&quot;&quot;&quot;&quot;;&quot;&quot;)&amp;&quot; COMMENT=&quot;&quot;&quot;&amp;[.J327]&amp;&quot;&quot;&quot;/&gt;&quot;;&quot;&quot;) &amp; IF([.A327]=&quot;Campo&quot;;&quot;&lt;FIELD NAME=&quot;&quot;&quot;&amp;[.C327]&amp;&quot;&quot;&quot; &quot;&amp;[.N328]&amp;&quot; &quot;&amp;[.L327]&amp;&quot; COMMENT=&quot;&quot;&quot;&amp;[.J327]&amp;&quot;&quot;&quot;/&gt;&quot;;&quot;&quot;) &amp; IF(AND([.A327]=&quot;Campo&quot;;[.A328]=&quot;Chave&quot;);&quot;&lt;FILEDS/&gt;&quot;;&quot;&quot;) &amp; IF(AND([.A327]=&quot;Chave&quot;;[.A328]&lt;&gt;&quot;Chave&quot;);&quot;&lt;/KEYS&gt;&quot;;&quot;&quot;) &amp; IF([.B327]&lt;&gt;[.B328];&quot;&lt;/TABLE&gt;&quot;;&quot;&quot;) &amp; IF(AND([.A327]=&quot;&quot;;[.A326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28]=&quot;Chave&quot;;[.C328]&amp;ROW([.C328]);[.C328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28]&lt;&gt;[.B327];[.B328]&lt;&gt;&quot;&quot;);&quot;&lt;TABLE NAME=&quot;&quot;&quot;&amp;[.B328]&amp;&quot;&quot;&quot; COMMENT=&quot;&quot;&quot;&amp;[.K328]&amp;&quot;&quot;&quot; &quot;&amp; [.M328] &amp;&quot;&gt;&lt;FIELDS&gt;&quot;;&quot;&quot;) &amp; IF(AND([.A328]=&quot;Chave&quot;;[.A327]=&quot;Campo&quot;);&quot;&lt;KEYS&gt;&quot;;&quot;&quot;) &amp; IF([.A328]=&quot;Chave&quot;;&quot;&lt;KEY NAME=&quot;&quot;&quot;&amp;[.C328]&amp;&quot;&quot;&quot; TYPE=&quot;&quot;&quot;&amp;IF([.D328]=&quot;PK&quot;;&quot;primary&quot;;&quot;foreign&quot;)&amp;&quot;&quot;&quot; FIELDS=&quot;&quot;&quot;&amp;[.C328]&amp;&quot;&quot;&quot;&quot;&amp;IF([.D328]=&quot;FK&quot;;&quot; REFTABLE=&quot;&quot;&quot;&amp;[.F328]&amp;&quot;&quot;&quot; REFFIELDS=&quot;&quot;&quot;&amp;[.G328]&amp;&quot;&quot;&quot;&quot;;&quot;&quot;)&amp;&quot; COMMENT=&quot;&quot;&quot;&amp;[.J328]&amp;&quot;&quot;&quot;/&gt;&quot;;&quot;&quot;) &amp; IF([.A328]=&quot;Campo&quot;;&quot;&lt;FIELD NAME=&quot;&quot;&quot;&amp;[.C328]&amp;&quot;&quot;&quot; &quot;&amp;[.N329]&amp;&quot; &quot;&amp;[.L328]&amp;&quot; COMMENT=&quot;&quot;&quot;&amp;[.J328]&amp;&quot;&quot;&quot;/&gt;&quot;;&quot;&quot;) &amp; IF(AND([.A328]=&quot;Campo&quot;;[.A329]=&quot;Chave&quot;);&quot;&lt;FILEDS/&gt;&quot;;&quot;&quot;) &amp; IF(AND([.A328]=&quot;Chave&quot;;[.A329]&lt;&gt;&quot;Chave&quot;);&quot;&lt;/KEYS&gt;&quot;;&quot;&quot;) &amp; IF([.B328]&lt;&gt;[.B329];&quot;&lt;/TABLE&gt;&quot;;&quot;&quot;) &amp; IF(AND([.A328]=&quot;&quot;;[.A327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29]=&quot;Chave&quot;;[.C329]&amp;ROW([.C329]);[.C329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29]&lt;&gt;[.B328];[.B329]&lt;&gt;&quot;&quot;);&quot;&lt;TABLE NAME=&quot;&quot;&quot;&amp;[.B329]&amp;&quot;&quot;&quot; COMMENT=&quot;&quot;&quot;&amp;[.K329]&amp;&quot;&quot;&quot; &quot;&amp; [.M329] &amp;&quot;&gt;&lt;FIELDS&gt;&quot;;&quot;&quot;) &amp; IF(AND([.A329]=&quot;Chave&quot;;[.A328]=&quot;Campo&quot;);&quot;&lt;KEYS&gt;&quot;;&quot;&quot;) &amp; IF([.A329]=&quot;Chave&quot;;&quot;&lt;KEY NAME=&quot;&quot;&quot;&amp;[.C329]&amp;&quot;&quot;&quot; TYPE=&quot;&quot;&quot;&amp;IF([.D329]=&quot;PK&quot;;&quot;primary&quot;;&quot;foreign&quot;)&amp;&quot;&quot;&quot; FIELDS=&quot;&quot;&quot;&amp;[.C329]&amp;&quot;&quot;&quot;&quot;&amp;IF([.D329]=&quot;FK&quot;;&quot; REFTABLE=&quot;&quot;&quot;&amp;[.F329]&amp;&quot;&quot;&quot; REFFIELDS=&quot;&quot;&quot;&amp;[.G329]&amp;&quot;&quot;&quot;&quot;;&quot;&quot;)&amp;&quot; COMMENT=&quot;&quot;&quot;&amp;[.J329]&amp;&quot;&quot;&quot;/&gt;&quot;;&quot;&quot;) &amp; IF([.A329]=&quot;Campo&quot;;&quot;&lt;FIELD NAME=&quot;&quot;&quot;&amp;[.C329]&amp;&quot;&quot;&quot; &quot;&amp;[.N330]&amp;&quot; &quot;&amp;[.L329]&amp;&quot; COMMENT=&quot;&quot;&quot;&amp;[.J329]&amp;&quot;&quot;&quot;/&gt;&quot;;&quot;&quot;) &amp; IF(AND([.A329]=&quot;Campo&quot;;[.A330]=&quot;Chave&quot;);&quot;&lt;FILEDS/&gt;&quot;;&quot;&quot;) &amp; IF(AND([.A329]=&quot;Chave&quot;;[.A330]&lt;&gt;&quot;Chave&quot;);&quot;&lt;/KEYS&gt;&quot;;&quot;&quot;) &amp; IF([.B329]&lt;&gt;[.B330];&quot;&lt;/TABLE&gt;&quot;;&quot;&quot;) &amp; IF(AND([.A329]=&quot;&quot;;[.A328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30]=&quot;Chave&quot;;[.C330]&amp;ROW([.C330]);[.C330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30]&lt;&gt;[.B329];[.B330]&lt;&gt;&quot;&quot;);&quot;&lt;TABLE NAME=&quot;&quot;&quot;&amp;[.B330]&amp;&quot;&quot;&quot; COMMENT=&quot;&quot;&quot;&amp;[.K330]&amp;&quot;&quot;&quot; &quot;&amp; [.M330] &amp;&quot;&gt;&lt;FIELDS&gt;&quot;;&quot;&quot;) &amp; IF(AND([.A330]=&quot;Chave&quot;;[.A329]=&quot;Campo&quot;);&quot;&lt;KEYS&gt;&quot;;&quot;&quot;) &amp; IF([.A330]=&quot;Chave&quot;;&quot;&lt;KEY NAME=&quot;&quot;&quot;&amp;[.C330]&amp;&quot;&quot;&quot; TYPE=&quot;&quot;&quot;&amp;IF([.D330]=&quot;PK&quot;;&quot;primary&quot;;&quot;foreign&quot;)&amp;&quot;&quot;&quot; FIELDS=&quot;&quot;&quot;&amp;[.C330]&amp;&quot;&quot;&quot;&quot;&amp;IF([.D330]=&quot;FK&quot;;&quot; REFTABLE=&quot;&quot;&quot;&amp;[.F330]&amp;&quot;&quot;&quot; REFFIELDS=&quot;&quot;&quot;&amp;[.G330]&amp;&quot;&quot;&quot;&quot;;&quot;&quot;)&amp;&quot; COMMENT=&quot;&quot;&quot;&amp;[.J330]&amp;&quot;&quot;&quot;/&gt;&quot;;&quot;&quot;) &amp; IF([.A330]=&quot;Campo&quot;;&quot;&lt;FIELD NAME=&quot;&quot;&quot;&amp;[.C330]&amp;&quot;&quot;&quot; &quot;&amp;[.N331]&amp;&quot; &quot;&amp;[.L330]&amp;&quot; COMMENT=&quot;&quot;&quot;&amp;[.J330]&amp;&quot;&quot;&quot;/&gt;&quot;;&quot;&quot;) &amp; IF(AND([.A330]=&quot;Campo&quot;;[.A331]=&quot;Chave&quot;);&quot;&lt;FILEDS/&gt;&quot;;&quot;&quot;) &amp; IF(AND([.A330]=&quot;Chave&quot;;[.A331]&lt;&gt;&quot;Chave&quot;);&quot;&lt;/KEYS&gt;&quot;;&quot;&quot;) &amp; IF([.B330]&lt;&gt;[.B331];&quot;&lt;/TABLE&gt;&quot;;&quot;&quot;) &amp; IF(AND([.A330]=&quot;&quot;;[.A329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31]=&quot;Chave&quot;;[.C331]&amp;ROW([.C331]);[.C331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31]&lt;&gt;[.B330];[.B331]&lt;&gt;&quot;&quot;);&quot;&lt;TABLE NAME=&quot;&quot;&quot;&amp;[.B331]&amp;&quot;&quot;&quot; COMMENT=&quot;&quot;&quot;&amp;[.K331]&amp;&quot;&quot;&quot; &quot;&amp; [.M331] &amp;&quot;&gt;&lt;FIELDS&gt;&quot;;&quot;&quot;) &amp; IF(AND([.A331]=&quot;Chave&quot;;[.A330]=&quot;Campo&quot;);&quot;&lt;KEYS&gt;&quot;;&quot;&quot;) &amp; IF([.A331]=&quot;Chave&quot;;&quot;&lt;KEY NAME=&quot;&quot;&quot;&amp;[.C331]&amp;&quot;&quot;&quot; TYPE=&quot;&quot;&quot;&amp;IF([.D331]=&quot;PK&quot;;&quot;primary&quot;;&quot;foreign&quot;)&amp;&quot;&quot;&quot; FIELDS=&quot;&quot;&quot;&amp;[.C331]&amp;&quot;&quot;&quot;&quot;&amp;IF([.D331]=&quot;FK&quot;;&quot; REFTABLE=&quot;&quot;&quot;&amp;[.F331]&amp;&quot;&quot;&quot; REFFIELDS=&quot;&quot;&quot;&amp;[.G331]&amp;&quot;&quot;&quot;&quot;;&quot;&quot;)&amp;&quot; COMMENT=&quot;&quot;&quot;&amp;[.J331]&amp;&quot;&quot;&quot;/&gt;&quot;;&quot;&quot;) &amp; IF([.A331]=&quot;Campo&quot;;&quot;&lt;FIELD NAME=&quot;&quot;&quot;&amp;[.C331]&amp;&quot;&quot;&quot; &quot;&amp;[.N332]&amp;&quot; &quot;&amp;[.L331]&amp;&quot; COMMENT=&quot;&quot;&quot;&amp;[.J331]&amp;&quot;&quot;&quot;/&gt;&quot;;&quot;&quot;) &amp; IF(AND([.A331]=&quot;Campo&quot;;[.A332]=&quot;Chave&quot;);&quot;&lt;FILEDS/&gt;&quot;;&quot;&quot;) &amp; IF(AND([.A331]=&quot;Chave&quot;;[.A332]&lt;&gt;&quot;Chave&quot;);&quot;&lt;/KEYS&gt;&quot;;&quot;&quot;) &amp; IF([.B331]&lt;&gt;[.B332];&quot;&lt;/TABLE&gt;&quot;;&quot;&quot;) &amp; IF(AND([.A331]=&quot;&quot;;[.A330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32]=&quot;Chave&quot;;[.C332]&amp;ROW([.C332]);[.C332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32]&lt;&gt;[.B331];[.B332]&lt;&gt;&quot;&quot;);&quot;&lt;TABLE NAME=&quot;&quot;&quot;&amp;[.B332]&amp;&quot;&quot;&quot; COMMENT=&quot;&quot;&quot;&amp;[.K332]&amp;&quot;&quot;&quot; &quot;&amp; [.M332] &amp;&quot;&gt;&lt;FIELDS&gt;&quot;;&quot;&quot;) &amp; IF(AND([.A332]=&quot;Chave&quot;;[.A331]=&quot;Campo&quot;);&quot;&lt;KEYS&gt;&quot;;&quot;&quot;) &amp; IF([.A332]=&quot;Chave&quot;;&quot;&lt;KEY NAME=&quot;&quot;&quot;&amp;[.C332]&amp;&quot;&quot;&quot; TYPE=&quot;&quot;&quot;&amp;IF([.D332]=&quot;PK&quot;;&quot;primary&quot;;&quot;foreign&quot;)&amp;&quot;&quot;&quot; FIELDS=&quot;&quot;&quot;&amp;[.C332]&amp;&quot;&quot;&quot;&quot;&amp;IF([.D332]=&quot;FK&quot;;&quot; REFTABLE=&quot;&quot;&quot;&amp;[.F332]&amp;&quot;&quot;&quot; REFFIELDS=&quot;&quot;&quot;&amp;[.G332]&amp;&quot;&quot;&quot;&quot;;&quot;&quot;)&amp;&quot; COMMENT=&quot;&quot;&quot;&amp;[.J332]&amp;&quot;&quot;&quot;/&gt;&quot;;&quot;&quot;) &amp; IF([.A332]=&quot;Campo&quot;;&quot;&lt;FIELD NAME=&quot;&quot;&quot;&amp;[.C332]&amp;&quot;&quot;&quot; &quot;&amp;[.N333]&amp;&quot; &quot;&amp;[.L332]&amp;&quot; COMMENT=&quot;&quot;&quot;&amp;[.J332]&amp;&quot;&quot;&quot;/&gt;&quot;;&quot;&quot;) &amp; IF(AND([.A332]=&quot;Campo&quot;;[.A333]=&quot;Chave&quot;);&quot;&lt;FILEDS/&gt;&quot;;&quot;&quot;) &amp; IF(AND([.A332]=&quot;Chave&quot;;[.A333]&lt;&gt;&quot;Chave&quot;);&quot;&lt;/KEYS&gt;&quot;;&quot;&quot;) &amp; IF([.B332]&lt;&gt;[.B333];&quot;&lt;/TABLE&gt;&quot;;&quot;&quot;) &amp; IF(AND([.A332]=&quot;&quot;;[.A331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33]=&quot;Chave&quot;;[.C333]&amp;ROW([.C333]);[.C333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33]&lt;&gt;[.B332];[.B333]&lt;&gt;&quot;&quot;);&quot;&lt;TABLE NAME=&quot;&quot;&quot;&amp;[.B333]&amp;&quot;&quot;&quot; COMMENT=&quot;&quot;&quot;&amp;[.K333]&amp;&quot;&quot;&quot; &quot;&amp; [.M333] &amp;&quot;&gt;&lt;FIELDS&gt;&quot;;&quot;&quot;) &amp; IF(AND([.A333]=&quot;Chave&quot;;[.A332]=&quot;Campo&quot;);&quot;&lt;KEYS&gt;&quot;;&quot;&quot;) &amp; IF([.A333]=&quot;Chave&quot;;&quot;&lt;KEY NAME=&quot;&quot;&quot;&amp;[.C333]&amp;&quot;&quot;&quot; TYPE=&quot;&quot;&quot;&amp;IF([.D333]=&quot;PK&quot;;&quot;primary&quot;;&quot;foreign&quot;)&amp;&quot;&quot;&quot; FIELDS=&quot;&quot;&quot;&amp;[.C333]&amp;&quot;&quot;&quot;&quot;&amp;IF([.D333]=&quot;FK&quot;;&quot; REFTABLE=&quot;&quot;&quot;&amp;[.F333]&amp;&quot;&quot;&quot; REFFIELDS=&quot;&quot;&quot;&amp;[.G333]&amp;&quot;&quot;&quot;&quot;;&quot;&quot;)&amp;&quot; COMMENT=&quot;&quot;&quot;&amp;[.J333]&amp;&quot;&quot;&quot;/&gt;&quot;;&quot;&quot;) &amp; IF([.A333]=&quot;Campo&quot;;&quot;&lt;FIELD NAME=&quot;&quot;&quot;&amp;[.C333]&amp;&quot;&quot;&quot; &quot;&amp;[.N334]&amp;&quot; &quot;&amp;[.L333]&amp;&quot; COMMENT=&quot;&quot;&quot;&amp;[.J333]&amp;&quot;&quot;&quot;/&gt;&quot;;&quot;&quot;) &amp; IF(AND([.A333]=&quot;Campo&quot;;[.A334]=&quot;Chave&quot;);&quot;&lt;FILEDS/&gt;&quot;;&quot;&quot;) &amp; IF(AND([.A333]=&quot;Chave&quot;;[.A334]&lt;&gt;&quot;Chave&quot;);&quot;&lt;/KEYS&gt;&quot;;&quot;&quot;) &amp; IF([.B333]&lt;&gt;[.B334];&quot;&lt;/TABLE&gt;&quot;;&quot;&quot;) &amp; IF(AND([.A333]=&quot;&quot;;[.A332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34]=&quot;Chave&quot;;[.C334]&amp;ROW([.C334]);[.C334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34]&lt;&gt;[.B333];[.B334]&lt;&gt;&quot;&quot;);&quot;&lt;TABLE NAME=&quot;&quot;&quot;&amp;[.B334]&amp;&quot;&quot;&quot; COMMENT=&quot;&quot;&quot;&amp;[.K334]&amp;&quot;&quot;&quot; &quot;&amp; [.M334] &amp;&quot;&gt;&lt;FIELDS&gt;&quot;;&quot;&quot;) &amp; IF(AND([.A334]=&quot;Chave&quot;;[.A333]=&quot;Campo&quot;);&quot;&lt;KEYS&gt;&quot;;&quot;&quot;) &amp; IF([.A334]=&quot;Chave&quot;;&quot;&lt;KEY NAME=&quot;&quot;&quot;&amp;[.C334]&amp;&quot;&quot;&quot; TYPE=&quot;&quot;&quot;&amp;IF([.D334]=&quot;PK&quot;;&quot;primary&quot;;&quot;foreign&quot;)&amp;&quot;&quot;&quot; FIELDS=&quot;&quot;&quot;&amp;[.C334]&amp;&quot;&quot;&quot;&quot;&amp;IF([.D334]=&quot;FK&quot;;&quot; REFTABLE=&quot;&quot;&quot;&amp;[.F334]&amp;&quot;&quot;&quot; REFFIELDS=&quot;&quot;&quot;&amp;[.G334]&amp;&quot;&quot;&quot;&quot;;&quot;&quot;)&amp;&quot; COMMENT=&quot;&quot;&quot;&amp;[.J334]&amp;&quot;&quot;&quot;/&gt;&quot;;&quot;&quot;) &amp; IF([.A334]=&quot;Campo&quot;;&quot;&lt;FIELD NAME=&quot;&quot;&quot;&amp;[.C334]&amp;&quot;&quot;&quot; &quot;&amp;[.N335]&amp;&quot; &quot;&amp;[.L334]&amp;&quot; COMMENT=&quot;&quot;&quot;&amp;[.J334]&amp;&quot;&quot;&quot;/&gt;&quot;;&quot;&quot;) &amp; IF(AND([.A334]=&quot;Campo&quot;;[.A335]=&quot;Chave&quot;);&quot;&lt;FILEDS/&gt;&quot;;&quot;&quot;) &amp; IF(AND([.A334]=&quot;Chave&quot;;[.A335]&lt;&gt;&quot;Chave&quot;);&quot;&lt;/KEYS&gt;&quot;;&quot;&quot;) &amp; IF([.B334]&lt;&gt;[.B335];&quot;&lt;/TABLE&gt;&quot;;&quot;&quot;) &amp; IF(AND([.A334]=&quot;&quot;;[.A333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35]=&quot;Chave&quot;;[.C335]&amp;ROW([.C335]);[.C335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35]&lt;&gt;[.B334];[.B335]&lt;&gt;&quot;&quot;);&quot;&lt;TABLE NAME=&quot;&quot;&quot;&amp;[.B335]&amp;&quot;&quot;&quot; COMMENT=&quot;&quot;&quot;&amp;[.K335]&amp;&quot;&quot;&quot; &quot;&amp; [.M335] &amp;&quot;&gt;&lt;FIELDS&gt;&quot;;&quot;&quot;) &amp; IF(AND([.A335]=&quot;Chave&quot;;[.A334]=&quot;Campo&quot;);&quot;&lt;KEYS&gt;&quot;;&quot;&quot;) &amp; IF([.A335]=&quot;Chave&quot;;&quot;&lt;KEY NAME=&quot;&quot;&quot;&amp;[.C335]&amp;&quot;&quot;&quot; TYPE=&quot;&quot;&quot;&amp;IF([.D335]=&quot;PK&quot;;&quot;primary&quot;;&quot;foreign&quot;)&amp;&quot;&quot;&quot; FIELDS=&quot;&quot;&quot;&amp;[.C335]&amp;&quot;&quot;&quot;&quot;&amp;IF([.D335]=&quot;FK&quot;;&quot; REFTABLE=&quot;&quot;&quot;&amp;[.F335]&amp;&quot;&quot;&quot; REFFIELDS=&quot;&quot;&quot;&amp;[.G335]&amp;&quot;&quot;&quot;&quot;;&quot;&quot;)&amp;&quot; COMMENT=&quot;&quot;&quot;&amp;[.J335]&amp;&quot;&quot;&quot;/&gt;&quot;;&quot;&quot;) &amp; IF([.A335]=&quot;Campo&quot;;&quot;&lt;FIELD NAME=&quot;&quot;&quot;&amp;[.C335]&amp;&quot;&quot;&quot; &quot;&amp;[.N336]&amp;&quot; &quot;&amp;[.L335]&amp;&quot; COMMENT=&quot;&quot;&quot;&amp;[.J335]&amp;&quot;&quot;&quot;/&gt;&quot;;&quot;&quot;) &amp; IF(AND([.A335]=&quot;Campo&quot;;[.A336]=&quot;Chave&quot;);&quot;&lt;FILEDS/&gt;&quot;;&quot;&quot;) &amp; IF(AND([.A335]=&quot;Chave&quot;;[.A336]&lt;&gt;&quot;Chave&quot;);&quot;&lt;/KEYS&gt;&quot;;&quot;&quot;) &amp; IF([.B335]&lt;&gt;[.B336];&quot;&lt;/TABLE&gt;&quot;;&quot;&quot;) &amp; IF(AND([.A335]=&quot;&quot;;[.A334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36]=&quot;Chave&quot;;[.C336]&amp;ROW([.C336]);[.C336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36]&lt;&gt;[.B335];[.B336]&lt;&gt;&quot;&quot;);&quot;&lt;TABLE NAME=&quot;&quot;&quot;&amp;[.B336]&amp;&quot;&quot;&quot; COMMENT=&quot;&quot;&quot;&amp;[.K336]&amp;&quot;&quot;&quot; &quot;&amp; [.M336] &amp;&quot;&gt;&lt;FIELDS&gt;&quot;;&quot;&quot;) &amp; IF(AND([.A336]=&quot;Chave&quot;;[.A335]=&quot;Campo&quot;);&quot;&lt;KEYS&gt;&quot;;&quot;&quot;) &amp; IF([.A336]=&quot;Chave&quot;;&quot;&lt;KEY NAME=&quot;&quot;&quot;&amp;[.C336]&amp;&quot;&quot;&quot; TYPE=&quot;&quot;&quot;&amp;IF([.D336]=&quot;PK&quot;;&quot;primary&quot;;&quot;foreign&quot;)&amp;&quot;&quot;&quot; FIELDS=&quot;&quot;&quot;&amp;[.C336]&amp;&quot;&quot;&quot;&quot;&amp;IF([.D336]=&quot;FK&quot;;&quot; REFTABLE=&quot;&quot;&quot;&amp;[.F336]&amp;&quot;&quot;&quot; REFFIELDS=&quot;&quot;&quot;&amp;[.G336]&amp;&quot;&quot;&quot;&quot;;&quot;&quot;)&amp;&quot; COMMENT=&quot;&quot;&quot;&amp;[.J336]&amp;&quot;&quot;&quot;/&gt;&quot;;&quot;&quot;) &amp; IF([.A336]=&quot;Campo&quot;;&quot;&lt;FIELD NAME=&quot;&quot;&quot;&amp;[.C336]&amp;&quot;&quot;&quot; &quot;&amp;[.N337]&amp;&quot; &quot;&amp;[.L336]&amp;&quot; COMMENT=&quot;&quot;&quot;&amp;[.J336]&amp;&quot;&quot;&quot;/&gt;&quot;;&quot;&quot;) &amp; IF(AND([.A336]=&quot;Campo&quot;;[.A337]=&quot;Chave&quot;);&quot;&lt;FILEDS/&gt;&quot;;&quot;&quot;) &amp; IF(AND([.A336]=&quot;Chave&quot;;[.A337]&lt;&gt;&quot;Chave&quot;);&quot;&lt;/KEYS&gt;&quot;;&quot;&quot;) &amp; IF([.B336]&lt;&gt;[.B337];&quot;&lt;/TABLE&gt;&quot;;&quot;&quot;) &amp; IF(AND([.A336]=&quot;&quot;;[.A335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37]=&quot;Chave&quot;;[.C337]&amp;ROW([.C337]);[.C337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37]&lt;&gt;[.B336];[.B337]&lt;&gt;&quot;&quot;);&quot;&lt;TABLE NAME=&quot;&quot;&quot;&amp;[.B337]&amp;&quot;&quot;&quot; COMMENT=&quot;&quot;&quot;&amp;[.K337]&amp;&quot;&quot;&quot; &quot;&amp; [.M337] &amp;&quot;&gt;&lt;FIELDS&gt;&quot;;&quot;&quot;) &amp; IF(AND([.A337]=&quot;Chave&quot;;[.A336]=&quot;Campo&quot;);&quot;&lt;KEYS&gt;&quot;;&quot;&quot;) &amp; IF([.A337]=&quot;Chave&quot;;&quot;&lt;KEY NAME=&quot;&quot;&quot;&amp;[.C337]&amp;&quot;&quot;&quot; TYPE=&quot;&quot;&quot;&amp;IF([.D337]=&quot;PK&quot;;&quot;primary&quot;;&quot;foreign&quot;)&amp;&quot;&quot;&quot; FIELDS=&quot;&quot;&quot;&amp;[.C337]&amp;&quot;&quot;&quot;&quot;&amp;IF([.D337]=&quot;FK&quot;;&quot; REFTABLE=&quot;&quot;&quot;&amp;[.F337]&amp;&quot;&quot;&quot; REFFIELDS=&quot;&quot;&quot;&amp;[.G337]&amp;&quot;&quot;&quot;&quot;;&quot;&quot;)&amp;&quot; COMMENT=&quot;&quot;&quot;&amp;[.J337]&amp;&quot;&quot;&quot;/&gt;&quot;;&quot;&quot;) &amp; IF([.A337]=&quot;Campo&quot;;&quot;&lt;FIELD NAME=&quot;&quot;&quot;&amp;[.C337]&amp;&quot;&quot;&quot; &quot;&amp;[.N338]&amp;&quot; &quot;&amp;[.L337]&amp;&quot; COMMENT=&quot;&quot;&quot;&amp;[.J337]&amp;&quot;&quot;&quot;/&gt;&quot;;&quot;&quot;) &amp; IF(AND([.A337]=&quot;Campo&quot;;[.A338]=&quot;Chave&quot;);&quot;&lt;FILEDS/&gt;&quot;;&quot;&quot;) &amp; IF(AND([.A337]=&quot;Chave&quot;;[.A338]&lt;&gt;&quot;Chave&quot;);&quot;&lt;/KEYS&gt;&quot;;&quot;&quot;) &amp; IF([.B337]&lt;&gt;[.B338];&quot;&lt;/TABLE&gt;&quot;;&quot;&quot;) &amp; IF(AND([.A337]=&quot;&quot;;[.A336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38]=&quot;Chave&quot;;[.C338]&amp;ROW([.C338]);[.C338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38]&lt;&gt;[.B337];[.B338]&lt;&gt;&quot;&quot;);&quot;&lt;TABLE NAME=&quot;&quot;&quot;&amp;[.B338]&amp;&quot;&quot;&quot; COMMENT=&quot;&quot;&quot;&amp;[.K338]&amp;&quot;&quot;&quot; &quot;&amp; [.M338] &amp;&quot;&gt;&lt;FIELDS&gt;&quot;;&quot;&quot;) &amp; IF(AND([.A338]=&quot;Chave&quot;;[.A337]=&quot;Campo&quot;);&quot;&lt;KEYS&gt;&quot;;&quot;&quot;) &amp; IF([.A338]=&quot;Chave&quot;;&quot;&lt;KEY NAME=&quot;&quot;&quot;&amp;[.C338]&amp;&quot;&quot;&quot; TYPE=&quot;&quot;&quot;&amp;IF([.D338]=&quot;PK&quot;;&quot;primary&quot;;&quot;foreign&quot;)&amp;&quot;&quot;&quot; FIELDS=&quot;&quot;&quot;&amp;[.C338]&amp;&quot;&quot;&quot;&quot;&amp;IF([.D338]=&quot;FK&quot;;&quot; REFTABLE=&quot;&quot;&quot;&amp;[.F338]&amp;&quot;&quot;&quot; REFFIELDS=&quot;&quot;&quot;&amp;[.G338]&amp;&quot;&quot;&quot;&quot;;&quot;&quot;)&amp;&quot; COMMENT=&quot;&quot;&quot;&amp;[.J338]&amp;&quot;&quot;&quot;/&gt;&quot;;&quot;&quot;) &amp; IF([.A338]=&quot;Campo&quot;;&quot;&lt;FIELD NAME=&quot;&quot;&quot;&amp;[.C338]&amp;&quot;&quot;&quot; &quot;&amp;[.N339]&amp;&quot; &quot;&amp;[.L338]&amp;&quot; COMMENT=&quot;&quot;&quot;&amp;[.J338]&amp;&quot;&quot;&quot;/&gt;&quot;;&quot;&quot;) &amp; IF(AND([.A338]=&quot;Campo&quot;;[.A339]=&quot;Chave&quot;);&quot;&lt;FILEDS/&gt;&quot;;&quot;&quot;) &amp; IF(AND([.A338]=&quot;Chave&quot;;[.A339]&lt;&gt;&quot;Chave&quot;);&quot;&lt;/KEYS&gt;&quot;;&quot;&quot;) &amp; IF([.B338]&lt;&gt;[.B339];&quot;&lt;/TABLE&gt;&quot;;&quot;&quot;) &amp; IF(AND([.A338]=&quot;&quot;;[.A337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39]=&quot;Chave&quot;;[.C339]&amp;ROW([.C339]);[.C339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39]&lt;&gt;[.B338];[.B339]&lt;&gt;&quot;&quot;);&quot;&lt;TABLE NAME=&quot;&quot;&quot;&amp;[.B339]&amp;&quot;&quot;&quot; COMMENT=&quot;&quot;&quot;&amp;[.K339]&amp;&quot;&quot;&quot; &quot;&amp; [.M339] &amp;&quot;&gt;&lt;FIELDS&gt;&quot;;&quot;&quot;) &amp; IF(AND([.A339]=&quot;Chave&quot;;[.A338]=&quot;Campo&quot;);&quot;&lt;KEYS&gt;&quot;;&quot;&quot;) &amp; IF([.A339]=&quot;Chave&quot;;&quot;&lt;KEY NAME=&quot;&quot;&quot;&amp;[.C339]&amp;&quot;&quot;&quot; TYPE=&quot;&quot;&quot;&amp;IF([.D339]=&quot;PK&quot;;&quot;primary&quot;;&quot;foreign&quot;)&amp;&quot;&quot;&quot; FIELDS=&quot;&quot;&quot;&amp;[.C339]&amp;&quot;&quot;&quot;&quot;&amp;IF([.D339]=&quot;FK&quot;;&quot; REFTABLE=&quot;&quot;&quot;&amp;[.F339]&amp;&quot;&quot;&quot; REFFIELDS=&quot;&quot;&quot;&amp;[.G339]&amp;&quot;&quot;&quot;&quot;;&quot;&quot;)&amp;&quot; COMMENT=&quot;&quot;&quot;&amp;[.J339]&amp;&quot;&quot;&quot;/&gt;&quot;;&quot;&quot;) &amp; IF([.A339]=&quot;Campo&quot;;&quot;&lt;FIELD NAME=&quot;&quot;&quot;&amp;[.C339]&amp;&quot;&quot;&quot; &quot;&amp;[.N340]&amp;&quot; &quot;&amp;[.L339]&amp;&quot; COMMENT=&quot;&quot;&quot;&amp;[.J339]&amp;&quot;&quot;&quot;/&gt;&quot;;&quot;&quot;) &amp; IF(AND([.A339]=&quot;Campo&quot;;[.A340]=&quot;Chave&quot;);&quot;&lt;FILEDS/&gt;&quot;;&quot;&quot;) &amp; IF(AND([.A339]=&quot;Chave&quot;;[.A340]&lt;&gt;&quot;Chave&quot;);&quot;&lt;/KEYS&gt;&quot;;&quot;&quot;) &amp; IF([.B339]&lt;&gt;[.B340];&quot;&lt;/TABLE&gt;&quot;;&quot;&quot;) &amp; IF(AND([.A339]=&quot;&quot;;[.A338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40]=&quot;Chave&quot;;[.C340]&amp;ROW([.C340]);[.C340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40]&lt;&gt;[.B339];[.B340]&lt;&gt;&quot;&quot;);&quot;&lt;TABLE NAME=&quot;&quot;&quot;&amp;[.B340]&amp;&quot;&quot;&quot; COMMENT=&quot;&quot;&quot;&amp;[.K340]&amp;&quot;&quot;&quot; &quot;&amp; [.M340] &amp;&quot;&gt;&lt;FIELDS&gt;&quot;;&quot;&quot;) &amp; IF(AND([.A340]=&quot;Chave&quot;;[.A339]=&quot;Campo&quot;);&quot;&lt;KEYS&gt;&quot;;&quot;&quot;) &amp; IF([.A340]=&quot;Chave&quot;;&quot;&lt;KEY NAME=&quot;&quot;&quot;&amp;[.C340]&amp;&quot;&quot;&quot; TYPE=&quot;&quot;&quot;&amp;IF([.D340]=&quot;PK&quot;;&quot;primary&quot;;&quot;foreign&quot;)&amp;&quot;&quot;&quot; FIELDS=&quot;&quot;&quot;&amp;[.C340]&amp;&quot;&quot;&quot;&quot;&amp;IF([.D340]=&quot;FK&quot;;&quot; REFTABLE=&quot;&quot;&quot;&amp;[.F340]&amp;&quot;&quot;&quot; REFFIELDS=&quot;&quot;&quot;&amp;[.G340]&amp;&quot;&quot;&quot;&quot;;&quot;&quot;)&amp;&quot; COMMENT=&quot;&quot;&quot;&amp;[.J340]&amp;&quot;&quot;&quot;/&gt;&quot;;&quot;&quot;) &amp; IF([.A340]=&quot;Campo&quot;;&quot;&lt;FIELD NAME=&quot;&quot;&quot;&amp;[.C340]&amp;&quot;&quot;&quot; &quot;&amp;[.N341]&amp;&quot; &quot;&amp;[.L340]&amp;&quot; COMMENT=&quot;&quot;&quot;&amp;[.J340]&amp;&quot;&quot;&quot;/&gt;&quot;;&quot;&quot;) &amp; IF(AND([.A340]=&quot;Campo&quot;;[.A341]=&quot;Chave&quot;);&quot;&lt;FILEDS/&gt;&quot;;&quot;&quot;) &amp; IF(AND([.A340]=&quot;Chave&quot;;[.A341]&lt;&gt;&quot;Chave&quot;);&quot;&lt;/KEYS&gt;&quot;;&quot;&quot;) &amp; IF([.B340]&lt;&gt;[.B341];&quot;&lt;/TABLE&gt;&quot;;&quot;&quot;) &amp; IF(AND([.A340]=&quot;&quot;;[.A339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41]=&quot;Chave&quot;;[.C341]&amp;ROW([.C341]);[.C341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41]&lt;&gt;[.B340];[.B341]&lt;&gt;&quot;&quot;);&quot;&lt;TABLE NAME=&quot;&quot;&quot;&amp;[.B341]&amp;&quot;&quot;&quot; COMMENT=&quot;&quot;&quot;&amp;[.K341]&amp;&quot;&quot;&quot; &quot;&amp; [.M341] &amp;&quot;&gt;&lt;FIELDS&gt;&quot;;&quot;&quot;) &amp; IF(AND([.A341]=&quot;Chave&quot;;[.A340]=&quot;Campo&quot;);&quot;&lt;KEYS&gt;&quot;;&quot;&quot;) &amp; IF([.A341]=&quot;Chave&quot;;&quot;&lt;KEY NAME=&quot;&quot;&quot;&amp;[.C341]&amp;&quot;&quot;&quot; TYPE=&quot;&quot;&quot;&amp;IF([.D341]=&quot;PK&quot;;&quot;primary&quot;;&quot;foreign&quot;)&amp;&quot;&quot;&quot; FIELDS=&quot;&quot;&quot;&amp;[.C341]&amp;&quot;&quot;&quot;&quot;&amp;IF([.D341]=&quot;FK&quot;;&quot; REFTABLE=&quot;&quot;&quot;&amp;[.F341]&amp;&quot;&quot;&quot; REFFIELDS=&quot;&quot;&quot;&amp;[.G341]&amp;&quot;&quot;&quot;&quot;;&quot;&quot;)&amp;&quot; COMMENT=&quot;&quot;&quot;&amp;[.J341]&amp;&quot;&quot;&quot;/&gt;&quot;;&quot;&quot;) &amp; IF([.A341]=&quot;Campo&quot;;&quot;&lt;FIELD NAME=&quot;&quot;&quot;&amp;[.C341]&amp;&quot;&quot;&quot; &quot;&amp;[.N342]&amp;&quot; &quot;&amp;[.L341]&amp;&quot; COMMENT=&quot;&quot;&quot;&amp;[.J341]&amp;&quot;&quot;&quot;/&gt;&quot;;&quot;&quot;) &amp; IF(AND([.A341]=&quot;Campo&quot;;[.A342]=&quot;Chave&quot;);&quot;&lt;FILEDS/&gt;&quot;;&quot;&quot;) &amp; IF(AND([.A341]=&quot;Chave&quot;;[.A342]&lt;&gt;&quot;Chave&quot;);&quot;&lt;/KEYS&gt;&quot;;&quot;&quot;) &amp; IF([.B341]&lt;&gt;[.B342];&quot;&lt;/TABLE&gt;&quot;;&quot;&quot;) &amp; IF(AND([.A341]=&quot;&quot;;[.A340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42]=&quot;Chave&quot;;[.C342]&amp;ROW([.C342]);[.C342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42]&lt;&gt;[.B341];[.B342]&lt;&gt;&quot;&quot;);&quot;&lt;TABLE NAME=&quot;&quot;&quot;&amp;[.B342]&amp;&quot;&quot;&quot; COMMENT=&quot;&quot;&quot;&amp;[.K342]&amp;&quot;&quot;&quot; &quot;&amp; [.M342] &amp;&quot;&gt;&lt;FIELDS&gt;&quot;;&quot;&quot;) &amp; IF(AND([.A342]=&quot;Chave&quot;;[.A341]=&quot;Campo&quot;);&quot;&lt;KEYS&gt;&quot;;&quot;&quot;) &amp; IF([.A342]=&quot;Chave&quot;;&quot;&lt;KEY NAME=&quot;&quot;&quot;&amp;[.C342]&amp;&quot;&quot;&quot; TYPE=&quot;&quot;&quot;&amp;IF([.D342]=&quot;PK&quot;;&quot;primary&quot;;&quot;foreign&quot;)&amp;&quot;&quot;&quot; FIELDS=&quot;&quot;&quot;&amp;[.C342]&amp;&quot;&quot;&quot;&quot;&amp;IF([.D342]=&quot;FK&quot;;&quot; REFTABLE=&quot;&quot;&quot;&amp;[.F342]&amp;&quot;&quot;&quot; REFFIELDS=&quot;&quot;&quot;&amp;[.G342]&amp;&quot;&quot;&quot;&quot;;&quot;&quot;)&amp;&quot; COMMENT=&quot;&quot;&quot;&amp;[.J342]&amp;&quot;&quot;&quot;/&gt;&quot;;&quot;&quot;) &amp; IF([.A342]=&quot;Campo&quot;;&quot;&lt;FIELD NAME=&quot;&quot;&quot;&amp;[.C342]&amp;&quot;&quot;&quot; &quot;&amp;[.N343]&amp;&quot; &quot;&amp;[.L342]&amp;&quot; COMMENT=&quot;&quot;&quot;&amp;[.J342]&amp;&quot;&quot;&quot;/&gt;&quot;;&quot;&quot;) &amp; IF(AND([.A342]=&quot;Campo&quot;;[.A343]=&quot;Chave&quot;);&quot;&lt;FILEDS/&gt;&quot;;&quot;&quot;) &amp; IF(AND([.A342]=&quot;Chave&quot;;[.A343]&lt;&gt;&quot;Chave&quot;);&quot;&lt;/KEYS&gt;&quot;;&quot;&quot;) &amp; IF([.B342]&lt;&gt;[.B343];&quot;&lt;/TABLE&gt;&quot;;&quot;&quot;) &amp; IF(AND([.A342]=&quot;&quot;;[.A341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43]=&quot;Chave&quot;;[.C343]&amp;ROW([.C343]);[.C343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43]&lt;&gt;[.B342];[.B343]&lt;&gt;&quot;&quot;);&quot;&lt;TABLE NAME=&quot;&quot;&quot;&amp;[.B343]&amp;&quot;&quot;&quot; COMMENT=&quot;&quot;&quot;&amp;[.K343]&amp;&quot;&quot;&quot; &quot;&amp; [.M343] &amp;&quot;&gt;&lt;FIELDS&gt;&quot;;&quot;&quot;) &amp; IF(AND([.A343]=&quot;Chave&quot;;[.A342]=&quot;Campo&quot;);&quot;&lt;KEYS&gt;&quot;;&quot;&quot;) &amp; IF([.A343]=&quot;Chave&quot;;&quot;&lt;KEY NAME=&quot;&quot;&quot;&amp;[.C343]&amp;&quot;&quot;&quot; TYPE=&quot;&quot;&quot;&amp;IF([.D343]=&quot;PK&quot;;&quot;primary&quot;;&quot;foreign&quot;)&amp;&quot;&quot;&quot; FIELDS=&quot;&quot;&quot;&amp;[.C343]&amp;&quot;&quot;&quot;&quot;&amp;IF([.D343]=&quot;FK&quot;;&quot; REFTABLE=&quot;&quot;&quot;&amp;[.F343]&amp;&quot;&quot;&quot; REFFIELDS=&quot;&quot;&quot;&amp;[.G343]&amp;&quot;&quot;&quot;&quot;;&quot;&quot;)&amp;&quot; COMMENT=&quot;&quot;&quot;&amp;[.J343]&amp;&quot;&quot;&quot;/&gt;&quot;;&quot;&quot;) &amp; IF([.A343]=&quot;Campo&quot;;&quot;&lt;FIELD NAME=&quot;&quot;&quot;&amp;[.C343]&amp;&quot;&quot;&quot; &quot;&amp;[.N344]&amp;&quot; &quot;&amp;[.L343]&amp;&quot; COMMENT=&quot;&quot;&quot;&amp;[.J343]&amp;&quot;&quot;&quot;/&gt;&quot;;&quot;&quot;) &amp; IF(AND([.A343]=&quot;Campo&quot;;[.A344]=&quot;Chave&quot;);&quot;&lt;FILEDS/&gt;&quot;;&quot;&quot;) &amp; IF(AND([.A343]=&quot;Chave&quot;;[.A344]&lt;&gt;&quot;Chave&quot;);&quot;&lt;/KEYS&gt;&quot;;&quot;&quot;) &amp; IF([.B343]&lt;&gt;[.B344];&quot;&lt;/TABLE&gt;&quot;;&quot;&quot;) &amp; IF(AND([.A343]=&quot;&quot;;[.A342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44]=&quot;Chave&quot;;[.C344]&amp;ROW([.C344]);[.C344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44]&lt;&gt;[.B343];[.B344]&lt;&gt;&quot;&quot;);&quot;&lt;TABLE NAME=&quot;&quot;&quot;&amp;[.B344]&amp;&quot;&quot;&quot; COMMENT=&quot;&quot;&quot;&amp;[.K344]&amp;&quot;&quot;&quot; &quot;&amp; [.M344] &amp;&quot;&gt;&lt;FIELDS&gt;&quot;;&quot;&quot;) &amp; IF(AND([.A344]=&quot;Chave&quot;;[.A343]=&quot;Campo&quot;);&quot;&lt;KEYS&gt;&quot;;&quot;&quot;) &amp; IF([.A344]=&quot;Chave&quot;;&quot;&lt;KEY NAME=&quot;&quot;&quot;&amp;[.C344]&amp;&quot;&quot;&quot; TYPE=&quot;&quot;&quot;&amp;IF([.D344]=&quot;PK&quot;;&quot;primary&quot;;&quot;foreign&quot;)&amp;&quot;&quot;&quot; FIELDS=&quot;&quot;&quot;&amp;[.C344]&amp;&quot;&quot;&quot;&quot;&amp;IF([.D344]=&quot;FK&quot;;&quot; REFTABLE=&quot;&quot;&quot;&amp;[.F344]&amp;&quot;&quot;&quot; REFFIELDS=&quot;&quot;&quot;&amp;[.G344]&amp;&quot;&quot;&quot;&quot;;&quot;&quot;)&amp;&quot; COMMENT=&quot;&quot;&quot;&amp;[.J344]&amp;&quot;&quot;&quot;/&gt;&quot;;&quot;&quot;) &amp; IF([.A344]=&quot;Campo&quot;;&quot;&lt;FIELD NAME=&quot;&quot;&quot;&amp;[.C344]&amp;&quot;&quot;&quot; &quot;&amp;[.N345]&amp;&quot; &quot;&amp;[.L344]&amp;&quot; COMMENT=&quot;&quot;&quot;&amp;[.J344]&amp;&quot;&quot;&quot;/&gt;&quot;;&quot;&quot;) &amp; IF(AND([.A344]=&quot;Campo&quot;;[.A345]=&quot;Chave&quot;);&quot;&lt;FILEDS/&gt;&quot;;&quot;&quot;) &amp; IF(AND([.A344]=&quot;Chave&quot;;[.A345]&lt;&gt;&quot;Chave&quot;);&quot;&lt;/KEYS&gt;&quot;;&quot;&quot;) &amp; IF([.B344]&lt;&gt;[.B345];&quot;&lt;/TABLE&gt;&quot;;&quot;&quot;) &amp; IF(AND([.A344]=&quot;&quot;;[.A343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45]=&quot;Chave&quot;;[.C345]&amp;ROW([.C345]);[.C345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45]&lt;&gt;[.B344];[.B345]&lt;&gt;&quot;&quot;);&quot;&lt;TABLE NAME=&quot;&quot;&quot;&amp;[.B345]&amp;&quot;&quot;&quot; COMMENT=&quot;&quot;&quot;&amp;[.K345]&amp;&quot;&quot;&quot; &quot;&amp; [.M345] &amp;&quot;&gt;&lt;FIELDS&gt;&quot;;&quot;&quot;) &amp; IF(AND([.A345]=&quot;Chave&quot;;[.A344]=&quot;Campo&quot;);&quot;&lt;KEYS&gt;&quot;;&quot;&quot;) &amp; IF([.A345]=&quot;Chave&quot;;&quot;&lt;KEY NAME=&quot;&quot;&quot;&amp;[.C345]&amp;&quot;&quot;&quot; TYPE=&quot;&quot;&quot;&amp;IF([.D345]=&quot;PK&quot;;&quot;primary&quot;;&quot;foreign&quot;)&amp;&quot;&quot;&quot; FIELDS=&quot;&quot;&quot;&amp;[.C345]&amp;&quot;&quot;&quot;&quot;&amp;IF([.D345]=&quot;FK&quot;;&quot; REFTABLE=&quot;&quot;&quot;&amp;[.F345]&amp;&quot;&quot;&quot; REFFIELDS=&quot;&quot;&quot;&amp;[.G345]&amp;&quot;&quot;&quot;&quot;;&quot;&quot;)&amp;&quot; COMMENT=&quot;&quot;&quot;&amp;[.J345]&amp;&quot;&quot;&quot;/&gt;&quot;;&quot;&quot;) &amp; IF([.A345]=&quot;Campo&quot;;&quot;&lt;FIELD NAME=&quot;&quot;&quot;&amp;[.C345]&amp;&quot;&quot;&quot; &quot;&amp;[.N346]&amp;&quot; &quot;&amp;[.L345]&amp;&quot; COMMENT=&quot;&quot;&quot;&amp;[.J345]&amp;&quot;&quot;&quot;/&gt;&quot;;&quot;&quot;) &amp; IF(AND([.A345]=&quot;Campo&quot;;[.A346]=&quot;Chave&quot;);&quot;&lt;FILEDS/&gt;&quot;;&quot;&quot;) &amp; IF(AND([.A345]=&quot;Chave&quot;;[.A346]&lt;&gt;&quot;Chave&quot;);&quot;&lt;/KEYS&gt;&quot;;&quot;&quot;) &amp; IF([.B345]&lt;&gt;[.B346];&quot;&lt;/TABLE&gt;&quot;;&quot;&quot;) &amp; IF(AND([.A345]=&quot;&quot;;[.A344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46]=&quot;Chave&quot;;[.C346]&amp;ROW([.C346]);[.C346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46]&lt;&gt;[.B345];[.B346]&lt;&gt;&quot;&quot;);&quot;&lt;TABLE NAME=&quot;&quot;&quot;&amp;[.B346]&amp;&quot;&quot;&quot; COMMENT=&quot;&quot;&quot;&amp;[.K346]&amp;&quot;&quot;&quot; &quot;&amp; [.M346] &amp;&quot;&gt;&lt;FIELDS&gt;&quot;;&quot;&quot;) &amp; IF(AND([.A346]=&quot;Chave&quot;;[.A345]=&quot;Campo&quot;);&quot;&lt;KEYS&gt;&quot;;&quot;&quot;) &amp; IF([.A346]=&quot;Chave&quot;;&quot;&lt;KEY NAME=&quot;&quot;&quot;&amp;[.C346]&amp;&quot;&quot;&quot; TYPE=&quot;&quot;&quot;&amp;IF([.D346]=&quot;PK&quot;;&quot;primary&quot;;&quot;foreign&quot;)&amp;&quot;&quot;&quot; FIELDS=&quot;&quot;&quot;&amp;[.C346]&amp;&quot;&quot;&quot;&quot;&amp;IF([.D346]=&quot;FK&quot;;&quot; REFTABLE=&quot;&quot;&quot;&amp;[.F346]&amp;&quot;&quot;&quot; REFFIELDS=&quot;&quot;&quot;&amp;[.G346]&amp;&quot;&quot;&quot;&quot;;&quot;&quot;)&amp;&quot; COMMENT=&quot;&quot;&quot;&amp;[.J346]&amp;&quot;&quot;&quot;/&gt;&quot;;&quot;&quot;) &amp; IF([.A346]=&quot;Campo&quot;;&quot;&lt;FIELD NAME=&quot;&quot;&quot;&amp;[.C346]&amp;&quot;&quot;&quot; &quot;&amp;[.N347]&amp;&quot; &quot;&amp;[.L346]&amp;&quot; COMMENT=&quot;&quot;&quot;&amp;[.J346]&amp;&quot;&quot;&quot;/&gt;&quot;;&quot;&quot;) &amp; IF(AND([.A346]=&quot;Campo&quot;;[.A347]=&quot;Chave&quot;);&quot;&lt;FILEDS/&gt;&quot;;&quot;&quot;) &amp; IF(AND([.A346]=&quot;Chave&quot;;[.A347]&lt;&gt;&quot;Chave&quot;);&quot;&lt;/KEYS&gt;&quot;;&quot;&quot;) &amp; IF([.B346]&lt;&gt;[.B347];&quot;&lt;/TABLE&gt;&quot;;&quot;&quot;) &amp; IF(AND([.A346]=&quot;&quot;;[.A345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47]=&quot;Chave&quot;;[.C347]&amp;ROW([.C347]);[.C347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47]&lt;&gt;[.B346];[.B347]&lt;&gt;&quot;&quot;);&quot;&lt;TABLE NAME=&quot;&quot;&quot;&amp;[.B347]&amp;&quot;&quot;&quot; COMMENT=&quot;&quot;&quot;&amp;[.K347]&amp;&quot;&quot;&quot; &quot;&amp; [.M347] &amp;&quot;&gt;&lt;FIELDS&gt;&quot;;&quot;&quot;) &amp; IF(AND([.A347]=&quot;Chave&quot;;[.A346]=&quot;Campo&quot;);&quot;&lt;KEYS&gt;&quot;;&quot;&quot;) &amp; IF([.A347]=&quot;Chave&quot;;&quot;&lt;KEY NAME=&quot;&quot;&quot;&amp;[.C347]&amp;&quot;&quot;&quot; TYPE=&quot;&quot;&quot;&amp;IF([.D347]=&quot;PK&quot;;&quot;primary&quot;;&quot;foreign&quot;)&amp;&quot;&quot;&quot; FIELDS=&quot;&quot;&quot;&amp;[.C347]&amp;&quot;&quot;&quot;&quot;&amp;IF([.D347]=&quot;FK&quot;;&quot; REFTABLE=&quot;&quot;&quot;&amp;[.F347]&amp;&quot;&quot;&quot; REFFIELDS=&quot;&quot;&quot;&amp;[.G347]&amp;&quot;&quot;&quot;&quot;;&quot;&quot;)&amp;&quot; COMMENT=&quot;&quot;&quot;&amp;[.J347]&amp;&quot;&quot;&quot;/&gt;&quot;;&quot;&quot;) &amp; IF([.A347]=&quot;Campo&quot;;&quot;&lt;FIELD NAME=&quot;&quot;&quot;&amp;[.C347]&amp;&quot;&quot;&quot; &quot;&amp;[.N348]&amp;&quot; &quot;&amp;[.L347]&amp;&quot; COMMENT=&quot;&quot;&quot;&amp;[.J347]&amp;&quot;&quot;&quot;/&gt;&quot;;&quot;&quot;) &amp; IF(AND([.A347]=&quot;Campo&quot;;[.A348]=&quot;Chave&quot;);&quot;&lt;FILEDS/&gt;&quot;;&quot;&quot;) &amp; IF(AND([.A347]=&quot;Chave&quot;;[.A348]&lt;&gt;&quot;Chave&quot;);&quot;&lt;/KEYS&gt;&quot;;&quot;&quot;) &amp; IF([.B347]&lt;&gt;[.B348];&quot;&lt;/TABLE&gt;&quot;;&quot;&quot;) &amp; IF(AND([.A347]=&quot;&quot;;[.A346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48]=&quot;Chave&quot;;[.C348]&amp;ROW([.C348]);[.C348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48]&lt;&gt;[.B347];[.B348]&lt;&gt;&quot;&quot;);&quot;&lt;TABLE NAME=&quot;&quot;&quot;&amp;[.B348]&amp;&quot;&quot;&quot; COMMENT=&quot;&quot;&quot;&amp;[.K348]&amp;&quot;&quot;&quot; &quot;&amp; [.M348] &amp;&quot;&gt;&lt;FIELDS&gt;&quot;;&quot;&quot;) &amp; IF(AND([.A348]=&quot;Chave&quot;;[.A347]=&quot;Campo&quot;);&quot;&lt;KEYS&gt;&quot;;&quot;&quot;) &amp; IF([.A348]=&quot;Chave&quot;;&quot;&lt;KEY NAME=&quot;&quot;&quot;&amp;[.C348]&amp;&quot;&quot;&quot; TYPE=&quot;&quot;&quot;&amp;IF([.D348]=&quot;PK&quot;;&quot;primary&quot;;&quot;foreign&quot;)&amp;&quot;&quot;&quot; FIELDS=&quot;&quot;&quot;&amp;[.C348]&amp;&quot;&quot;&quot;&quot;&amp;IF([.D348]=&quot;FK&quot;;&quot; REFTABLE=&quot;&quot;&quot;&amp;[.F348]&amp;&quot;&quot;&quot; REFFIELDS=&quot;&quot;&quot;&amp;[.G348]&amp;&quot;&quot;&quot;&quot;;&quot;&quot;)&amp;&quot; COMMENT=&quot;&quot;&quot;&amp;[.J348]&amp;&quot;&quot;&quot;/&gt;&quot;;&quot;&quot;) &amp; IF([.A348]=&quot;Campo&quot;;&quot;&lt;FIELD NAME=&quot;&quot;&quot;&amp;[.C348]&amp;&quot;&quot;&quot; &quot;&amp;[.N349]&amp;&quot; &quot;&amp;[.L348]&amp;&quot; COMMENT=&quot;&quot;&quot;&amp;[.J348]&amp;&quot;&quot;&quot;/&gt;&quot;;&quot;&quot;) &amp; IF(AND([.A348]=&quot;Campo&quot;;[.A349]=&quot;Chave&quot;);&quot;&lt;FILEDS/&gt;&quot;;&quot;&quot;) &amp; IF(AND([.A348]=&quot;Chave&quot;;[.A349]&lt;&gt;&quot;Chave&quot;);&quot;&lt;/KEYS&gt;&quot;;&quot;&quot;) &amp; IF([.B348]&lt;&gt;[.B349];&quot;&lt;/TABLE&gt;&quot;;&quot;&quot;) &amp; IF(AND([.A348]=&quot;&quot;;[.A347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49]=&quot;Chave&quot;;[.C349]&amp;ROW([.C349]);[.C349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49]&lt;&gt;[.B348];[.B349]&lt;&gt;&quot;&quot;);&quot;&lt;TABLE NAME=&quot;&quot;&quot;&amp;[.B349]&amp;&quot;&quot;&quot; COMMENT=&quot;&quot;&quot;&amp;[.K349]&amp;&quot;&quot;&quot; &quot;&amp; [.M349] &amp;&quot;&gt;&lt;FIELDS&gt;&quot;;&quot;&quot;) &amp; IF(AND([.A349]=&quot;Chave&quot;;[.A348]=&quot;Campo&quot;);&quot;&lt;KEYS&gt;&quot;;&quot;&quot;) &amp; IF([.A349]=&quot;Chave&quot;;&quot;&lt;KEY NAME=&quot;&quot;&quot;&amp;[.C349]&amp;&quot;&quot;&quot; TYPE=&quot;&quot;&quot;&amp;IF([.D349]=&quot;PK&quot;;&quot;primary&quot;;&quot;foreign&quot;)&amp;&quot;&quot;&quot; FIELDS=&quot;&quot;&quot;&amp;[.C349]&amp;&quot;&quot;&quot;&quot;&amp;IF([.D349]=&quot;FK&quot;;&quot; REFTABLE=&quot;&quot;&quot;&amp;[.F349]&amp;&quot;&quot;&quot; REFFIELDS=&quot;&quot;&quot;&amp;[.G349]&amp;&quot;&quot;&quot;&quot;;&quot;&quot;)&amp;&quot; COMMENT=&quot;&quot;&quot;&amp;[.J349]&amp;&quot;&quot;&quot;/&gt;&quot;;&quot;&quot;) &amp; IF([.A349]=&quot;Campo&quot;;&quot;&lt;FIELD NAME=&quot;&quot;&quot;&amp;[.C349]&amp;&quot;&quot;&quot; &quot;&amp;[.N350]&amp;&quot; &quot;&amp;[.L349]&amp;&quot; COMMENT=&quot;&quot;&quot;&amp;[.J349]&amp;&quot;&quot;&quot;/&gt;&quot;;&quot;&quot;) &amp; IF(AND([.A349]=&quot;Campo&quot;;[.A350]=&quot;Chave&quot;);&quot;&lt;FILEDS/&gt;&quot;;&quot;&quot;) &amp; IF(AND([.A349]=&quot;Chave&quot;;[.A350]&lt;&gt;&quot;Chave&quot;);&quot;&lt;/KEYS&gt;&quot;;&quot;&quot;) &amp; IF([.B349]&lt;&gt;[.B350];&quot;&lt;/TABLE&gt;&quot;;&quot;&quot;) &amp; IF(AND([.A349]=&quot;&quot;;[.A348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50]=&quot;Chave&quot;;[.C350]&amp;ROW([.C350]);[.C350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50]&lt;&gt;[.B349];[.B350]&lt;&gt;&quot;&quot;);&quot;&lt;TABLE NAME=&quot;&quot;&quot;&amp;[.B350]&amp;&quot;&quot;&quot; COMMENT=&quot;&quot;&quot;&amp;[.K350]&amp;&quot;&quot;&quot; &quot;&amp; [.M350] &amp;&quot;&gt;&lt;FIELDS&gt;&quot;;&quot;&quot;) &amp; IF(AND([.A350]=&quot;Chave&quot;;[.A349]=&quot;Campo&quot;);&quot;&lt;KEYS&gt;&quot;;&quot;&quot;) &amp; IF([.A350]=&quot;Chave&quot;;&quot;&lt;KEY NAME=&quot;&quot;&quot;&amp;[.C350]&amp;&quot;&quot;&quot; TYPE=&quot;&quot;&quot;&amp;IF([.D350]=&quot;PK&quot;;&quot;primary&quot;;&quot;foreign&quot;)&amp;&quot;&quot;&quot; FIELDS=&quot;&quot;&quot;&amp;[.C350]&amp;&quot;&quot;&quot;&quot;&amp;IF([.D350]=&quot;FK&quot;;&quot; REFTABLE=&quot;&quot;&quot;&amp;[.F350]&amp;&quot;&quot;&quot; REFFIELDS=&quot;&quot;&quot;&amp;[.G350]&amp;&quot;&quot;&quot;&quot;;&quot;&quot;)&amp;&quot; COMMENT=&quot;&quot;&quot;&amp;[.J350]&amp;&quot;&quot;&quot;/&gt;&quot;;&quot;&quot;) &amp; IF([.A350]=&quot;Campo&quot;;&quot;&lt;FIELD NAME=&quot;&quot;&quot;&amp;[.C350]&amp;&quot;&quot;&quot; &quot;&amp;[.N351]&amp;&quot; &quot;&amp;[.L350]&amp;&quot; COMMENT=&quot;&quot;&quot;&amp;[.J350]&amp;&quot;&quot;&quot;/&gt;&quot;;&quot;&quot;) &amp; IF(AND([.A350]=&quot;Campo&quot;;[.A351]=&quot;Chave&quot;);&quot;&lt;FILEDS/&gt;&quot;;&quot;&quot;) &amp; IF(AND([.A350]=&quot;Chave&quot;;[.A351]&lt;&gt;&quot;Chave&quot;);&quot;&lt;/KEYS&gt;&quot;;&quot;&quot;) &amp; IF([.B350]&lt;&gt;[.B351];&quot;&lt;/TABLE&gt;&quot;;&quot;&quot;) &amp; IF(AND([.A350]=&quot;&quot;;[.A349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51]=&quot;Chave&quot;;[.C351]&amp;ROW([.C351]);[.C351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51]&lt;&gt;[.B350];[.B351]&lt;&gt;&quot;&quot;);&quot;&lt;TABLE NAME=&quot;&quot;&quot;&amp;[.B351]&amp;&quot;&quot;&quot; COMMENT=&quot;&quot;&quot;&amp;[.K351]&amp;&quot;&quot;&quot; &quot;&amp; [.M351] &amp;&quot;&gt;&lt;FIELDS&gt;&quot;;&quot;&quot;) &amp; IF(AND([.A351]=&quot;Chave&quot;;[.A350]=&quot;Campo&quot;);&quot;&lt;KEYS&gt;&quot;;&quot;&quot;) &amp; IF([.A351]=&quot;Chave&quot;;&quot;&lt;KEY NAME=&quot;&quot;&quot;&amp;[.C351]&amp;&quot;&quot;&quot; TYPE=&quot;&quot;&quot;&amp;IF([.D351]=&quot;PK&quot;;&quot;primary&quot;;&quot;foreign&quot;)&amp;&quot;&quot;&quot; FIELDS=&quot;&quot;&quot;&amp;[.C351]&amp;&quot;&quot;&quot;&quot;&amp;IF([.D351]=&quot;FK&quot;;&quot; REFTABLE=&quot;&quot;&quot;&amp;[.F351]&amp;&quot;&quot;&quot; REFFIELDS=&quot;&quot;&quot;&amp;[.G351]&amp;&quot;&quot;&quot;&quot;;&quot;&quot;)&amp;&quot; COMMENT=&quot;&quot;&quot;&amp;[.J351]&amp;&quot;&quot;&quot;/&gt;&quot;;&quot;&quot;) &amp; IF([.A351]=&quot;Campo&quot;;&quot;&lt;FIELD NAME=&quot;&quot;&quot;&amp;[.C351]&amp;&quot;&quot;&quot; &quot;&amp;[.N352]&amp;&quot; &quot;&amp;[.L351]&amp;&quot; COMMENT=&quot;&quot;&quot;&amp;[.J351]&amp;&quot;&quot;&quot;/&gt;&quot;;&quot;&quot;) &amp; IF(AND([.A351]=&quot;Campo&quot;;[.A352]=&quot;Chave&quot;);&quot;&lt;FILEDS/&gt;&quot;;&quot;&quot;) &amp; IF(AND([.A351]=&quot;Chave&quot;;[.A352]&lt;&gt;&quot;Chave&quot;);&quot;&lt;/KEYS&gt;&quot;;&quot;&quot;) &amp; IF([.B351]&lt;&gt;[.B352];&quot;&lt;/TABLE&gt;&quot;;&quot;&quot;) &amp; IF(AND([.A351]=&quot;&quot;;[.A350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52]=&quot;Chave&quot;;[.C352]&amp;ROW([.C352]);[.C352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52]&lt;&gt;[.B351];[.B352]&lt;&gt;&quot;&quot;);&quot;&lt;TABLE NAME=&quot;&quot;&quot;&amp;[.B352]&amp;&quot;&quot;&quot; COMMENT=&quot;&quot;&quot;&amp;[.K352]&amp;&quot;&quot;&quot; &quot;&amp; [.M352] &amp;&quot;&gt;&lt;FIELDS&gt;&quot;;&quot;&quot;) &amp; IF(AND([.A352]=&quot;Chave&quot;;[.A351]=&quot;Campo&quot;);&quot;&lt;KEYS&gt;&quot;;&quot;&quot;) &amp; IF([.A352]=&quot;Chave&quot;;&quot;&lt;KEY NAME=&quot;&quot;&quot;&amp;[.C352]&amp;&quot;&quot;&quot; TYPE=&quot;&quot;&quot;&amp;IF([.D352]=&quot;PK&quot;;&quot;primary&quot;;&quot;foreign&quot;)&amp;&quot;&quot;&quot; FIELDS=&quot;&quot;&quot;&amp;[.C352]&amp;&quot;&quot;&quot;&quot;&amp;IF([.D352]=&quot;FK&quot;;&quot; REFTABLE=&quot;&quot;&quot;&amp;[.F352]&amp;&quot;&quot;&quot; REFFIELDS=&quot;&quot;&quot;&amp;[.G352]&amp;&quot;&quot;&quot;&quot;;&quot;&quot;)&amp;&quot; COMMENT=&quot;&quot;&quot;&amp;[.J352]&amp;&quot;&quot;&quot;/&gt;&quot;;&quot;&quot;) &amp; IF([.A352]=&quot;Campo&quot;;&quot;&lt;FIELD NAME=&quot;&quot;&quot;&amp;[.C352]&amp;&quot;&quot;&quot; &quot;&amp;[.N353]&amp;&quot; &quot;&amp;[.L352]&amp;&quot; COMMENT=&quot;&quot;&quot;&amp;[.J352]&amp;&quot;&quot;&quot;/&gt;&quot;;&quot;&quot;) &amp; IF(AND([.A352]=&quot;Campo&quot;;[.A353]=&quot;Chave&quot;);&quot;&lt;FILEDS/&gt;&quot;;&quot;&quot;) &amp; IF(AND([.A352]=&quot;Chave&quot;;[.A353]&lt;&gt;&quot;Chave&quot;);&quot;&lt;/KEYS&gt;&quot;;&quot;&quot;) &amp; IF([.B352]&lt;&gt;[.B353];&quot;&lt;/TABLE&gt;&quot;;&quot;&quot;) &amp; IF(AND([.A352]=&quot;&quot;;[.A351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53]=&quot;Chave&quot;;[.C353]&amp;ROW([.C353]);[.C353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53]&lt;&gt;[.B352];[.B353]&lt;&gt;&quot;&quot;);&quot;&lt;TABLE NAME=&quot;&quot;&quot;&amp;[.B353]&amp;&quot;&quot;&quot; COMMENT=&quot;&quot;&quot;&amp;[.K353]&amp;&quot;&quot;&quot; &quot;&amp; [.M353] &amp;&quot;&gt;&lt;FIELDS&gt;&quot;;&quot;&quot;) &amp; IF(AND([.A353]=&quot;Chave&quot;;[.A352]=&quot;Campo&quot;);&quot;&lt;KEYS&gt;&quot;;&quot;&quot;) &amp; IF([.A353]=&quot;Chave&quot;;&quot;&lt;KEY NAME=&quot;&quot;&quot;&amp;[.C353]&amp;&quot;&quot;&quot; TYPE=&quot;&quot;&quot;&amp;IF([.D353]=&quot;PK&quot;;&quot;primary&quot;;&quot;foreign&quot;)&amp;&quot;&quot;&quot; FIELDS=&quot;&quot;&quot;&amp;[.C353]&amp;&quot;&quot;&quot;&quot;&amp;IF([.D353]=&quot;FK&quot;;&quot; REFTABLE=&quot;&quot;&quot;&amp;[.F353]&amp;&quot;&quot;&quot; REFFIELDS=&quot;&quot;&quot;&amp;[.G353]&amp;&quot;&quot;&quot;&quot;;&quot;&quot;)&amp;&quot; COMMENT=&quot;&quot;&quot;&amp;[.J353]&amp;&quot;&quot;&quot;/&gt;&quot;;&quot;&quot;) &amp; IF([.A353]=&quot;Campo&quot;;&quot;&lt;FIELD NAME=&quot;&quot;&quot;&amp;[.C353]&amp;&quot;&quot;&quot; &quot;&amp;[.N354]&amp;&quot; &quot;&amp;[.L353]&amp;&quot; COMMENT=&quot;&quot;&quot;&amp;[.J353]&amp;&quot;&quot;&quot;/&gt;&quot;;&quot;&quot;) &amp; IF(AND([.A353]=&quot;Campo&quot;;[.A354]=&quot;Chave&quot;);&quot;&lt;FILEDS/&gt;&quot;;&quot;&quot;) &amp; IF(AND([.A353]=&quot;Chave&quot;;[.A354]&lt;&gt;&quot;Chave&quot;);&quot;&lt;/KEYS&gt;&quot;;&quot;&quot;) &amp; IF([.B353]&lt;&gt;[.B354];&quot;&lt;/TABLE&gt;&quot;;&quot;&quot;) &amp; IF(AND([.A353]=&quot;&quot;;[.A352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54]=&quot;Chave&quot;;[.C354]&amp;ROW([.C354]);[.C354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54]&lt;&gt;[.B353];[.B354]&lt;&gt;&quot;&quot;);&quot;&lt;TABLE NAME=&quot;&quot;&quot;&amp;[.B354]&amp;&quot;&quot;&quot; COMMENT=&quot;&quot;&quot;&amp;[.K354]&amp;&quot;&quot;&quot; &quot;&amp; [.M354] &amp;&quot;&gt;&lt;FIELDS&gt;&quot;;&quot;&quot;) &amp; IF(AND([.A354]=&quot;Chave&quot;;[.A353]=&quot;Campo&quot;);&quot;&lt;KEYS&gt;&quot;;&quot;&quot;) &amp; IF([.A354]=&quot;Chave&quot;;&quot;&lt;KEY NAME=&quot;&quot;&quot;&amp;[.C354]&amp;&quot;&quot;&quot; TYPE=&quot;&quot;&quot;&amp;IF([.D354]=&quot;PK&quot;;&quot;primary&quot;;&quot;foreign&quot;)&amp;&quot;&quot;&quot; FIELDS=&quot;&quot;&quot;&amp;[.C354]&amp;&quot;&quot;&quot;&quot;&amp;IF([.D354]=&quot;FK&quot;;&quot; REFTABLE=&quot;&quot;&quot;&amp;[.F354]&amp;&quot;&quot;&quot; REFFIELDS=&quot;&quot;&quot;&amp;[.G354]&amp;&quot;&quot;&quot;&quot;;&quot;&quot;)&amp;&quot; COMMENT=&quot;&quot;&quot;&amp;[.J354]&amp;&quot;&quot;&quot;/&gt;&quot;;&quot;&quot;) &amp; IF([.A354]=&quot;Campo&quot;;&quot;&lt;FIELD NAME=&quot;&quot;&quot;&amp;[.C354]&amp;&quot;&quot;&quot; &quot;&amp;[.N355]&amp;&quot; &quot;&amp;[.L354]&amp;&quot; COMMENT=&quot;&quot;&quot;&amp;[.J354]&amp;&quot;&quot;&quot;/&gt;&quot;;&quot;&quot;) &amp; IF(AND([.A354]=&quot;Campo&quot;;[.A355]=&quot;Chave&quot;);&quot;&lt;FILEDS/&gt;&quot;;&quot;&quot;) &amp; IF(AND([.A354]=&quot;Chave&quot;;[.A355]&lt;&gt;&quot;Chave&quot;);&quot;&lt;/KEYS&gt;&quot;;&quot;&quot;) &amp; IF([.B354]&lt;&gt;[.B355];&quot;&lt;/TABLE&gt;&quot;;&quot;&quot;) &amp; IF(AND([.A354]=&quot;&quot;;[.A353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55]=&quot;Chave&quot;;[.C355]&amp;ROW([.C355]);[.C355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55]&lt;&gt;[.B354];[.B355]&lt;&gt;&quot;&quot;);&quot;&lt;TABLE NAME=&quot;&quot;&quot;&amp;[.B355]&amp;&quot;&quot;&quot; COMMENT=&quot;&quot;&quot;&amp;[.K355]&amp;&quot;&quot;&quot; &quot;&amp; [.M355] &amp;&quot;&gt;&lt;FIELDS&gt;&quot;;&quot;&quot;) &amp; IF(AND([.A355]=&quot;Chave&quot;;[.A354]=&quot;Campo&quot;);&quot;&lt;KEYS&gt;&quot;;&quot;&quot;) &amp; IF([.A355]=&quot;Chave&quot;;&quot;&lt;KEY NAME=&quot;&quot;&quot;&amp;[.C355]&amp;&quot;&quot;&quot; TYPE=&quot;&quot;&quot;&amp;IF([.D355]=&quot;PK&quot;;&quot;primary&quot;;&quot;foreign&quot;)&amp;&quot;&quot;&quot; FIELDS=&quot;&quot;&quot;&amp;[.C355]&amp;&quot;&quot;&quot;&quot;&amp;IF([.D355]=&quot;FK&quot;;&quot; REFTABLE=&quot;&quot;&quot;&amp;[.F355]&amp;&quot;&quot;&quot; REFFIELDS=&quot;&quot;&quot;&amp;[.G355]&amp;&quot;&quot;&quot;&quot;;&quot;&quot;)&amp;&quot; COMMENT=&quot;&quot;&quot;&amp;[.J355]&amp;&quot;&quot;&quot;/&gt;&quot;;&quot;&quot;) &amp; IF([.A355]=&quot;Campo&quot;;&quot;&lt;FIELD NAME=&quot;&quot;&quot;&amp;[.C355]&amp;&quot;&quot;&quot; &quot;&amp;[.N356]&amp;&quot; &quot;&amp;[.L355]&amp;&quot; COMMENT=&quot;&quot;&quot;&amp;[.J355]&amp;&quot;&quot;&quot;/&gt;&quot;;&quot;&quot;) &amp; IF(AND([.A355]=&quot;Campo&quot;;[.A356]=&quot;Chave&quot;);&quot;&lt;FILEDS/&gt;&quot;;&quot;&quot;) &amp; IF(AND([.A355]=&quot;Chave&quot;;[.A356]&lt;&gt;&quot;Chave&quot;);&quot;&lt;/KEYS&gt;&quot;;&quot;&quot;) &amp; IF([.B355]&lt;&gt;[.B356];&quot;&lt;/TABLE&gt;&quot;;&quot;&quot;) &amp; IF(AND([.A355]=&quot;&quot;;[.A354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56]=&quot;Chave&quot;;[.C356]&amp;ROW([.C356]);[.C356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56]&lt;&gt;[.B355];[.B356]&lt;&gt;&quot;&quot;);&quot;&lt;TABLE NAME=&quot;&quot;&quot;&amp;[.B356]&amp;&quot;&quot;&quot; COMMENT=&quot;&quot;&quot;&amp;[.K356]&amp;&quot;&quot;&quot; &quot;&amp; [.M356] &amp;&quot;&gt;&lt;FIELDS&gt;&quot;;&quot;&quot;) &amp; IF(AND([.A356]=&quot;Chave&quot;;[.A355]=&quot;Campo&quot;);&quot;&lt;KEYS&gt;&quot;;&quot;&quot;) &amp; IF([.A356]=&quot;Chave&quot;;&quot;&lt;KEY NAME=&quot;&quot;&quot;&amp;[.C356]&amp;&quot;&quot;&quot; TYPE=&quot;&quot;&quot;&amp;IF([.D356]=&quot;PK&quot;;&quot;primary&quot;;&quot;foreign&quot;)&amp;&quot;&quot;&quot; FIELDS=&quot;&quot;&quot;&amp;[.C356]&amp;&quot;&quot;&quot;&quot;&amp;IF([.D356]=&quot;FK&quot;;&quot; REFTABLE=&quot;&quot;&quot;&amp;[.F356]&amp;&quot;&quot;&quot; REFFIELDS=&quot;&quot;&quot;&amp;[.G356]&amp;&quot;&quot;&quot;&quot;;&quot;&quot;)&amp;&quot; COMMENT=&quot;&quot;&quot;&amp;[.J356]&amp;&quot;&quot;&quot;/&gt;&quot;;&quot;&quot;) &amp; IF([.A356]=&quot;Campo&quot;;&quot;&lt;FIELD NAME=&quot;&quot;&quot;&amp;[.C356]&amp;&quot;&quot;&quot; &quot;&amp;[.N357]&amp;&quot; &quot;&amp;[.L356]&amp;&quot; COMMENT=&quot;&quot;&quot;&amp;[.J356]&amp;&quot;&quot;&quot;/&gt;&quot;;&quot;&quot;) &amp; IF(AND([.A356]=&quot;Campo&quot;;[.A357]=&quot;Chave&quot;);&quot;&lt;FILEDS/&gt;&quot;;&quot;&quot;) &amp; IF(AND([.A356]=&quot;Chave&quot;;[.A357]&lt;&gt;&quot;Chave&quot;);&quot;&lt;/KEYS&gt;&quot;;&quot;&quot;) &amp; IF([.B356]&lt;&gt;[.B357];&quot;&lt;/TABLE&gt;&quot;;&quot;&quot;) &amp; IF(AND([.A356]=&quot;&quot;;[.A355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57]=&quot;Chave&quot;;[.C357]&amp;ROW([.C357]);[.C357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57]&lt;&gt;[.B356];[.B357]&lt;&gt;&quot;&quot;);&quot;&lt;TABLE NAME=&quot;&quot;&quot;&amp;[.B357]&amp;&quot;&quot;&quot; COMMENT=&quot;&quot;&quot;&amp;[.K357]&amp;&quot;&quot;&quot; &quot;&amp; [.M357] &amp;&quot;&gt;&lt;FIELDS&gt;&quot;;&quot;&quot;) &amp; IF(AND([.A357]=&quot;Chave&quot;;[.A356]=&quot;Campo&quot;);&quot;&lt;KEYS&gt;&quot;;&quot;&quot;) &amp; IF([.A357]=&quot;Chave&quot;;&quot;&lt;KEY NAME=&quot;&quot;&quot;&amp;[.C357]&amp;&quot;&quot;&quot; TYPE=&quot;&quot;&quot;&amp;IF([.D357]=&quot;PK&quot;;&quot;primary&quot;;&quot;foreign&quot;)&amp;&quot;&quot;&quot; FIELDS=&quot;&quot;&quot;&amp;[.C357]&amp;&quot;&quot;&quot;&quot;&amp;IF([.D357]=&quot;FK&quot;;&quot; REFTABLE=&quot;&quot;&quot;&amp;[.F357]&amp;&quot;&quot;&quot; REFFIELDS=&quot;&quot;&quot;&amp;[.G357]&amp;&quot;&quot;&quot;&quot;;&quot;&quot;)&amp;&quot; COMMENT=&quot;&quot;&quot;&amp;[.J357]&amp;&quot;&quot;&quot;/&gt;&quot;;&quot;&quot;) &amp; IF([.A357]=&quot;Campo&quot;;&quot;&lt;FIELD NAME=&quot;&quot;&quot;&amp;[.C357]&amp;&quot;&quot;&quot; &quot;&amp;[.N358]&amp;&quot; &quot;&amp;[.L357]&amp;&quot; COMMENT=&quot;&quot;&quot;&amp;[.J357]&amp;&quot;&quot;&quot;/&gt;&quot;;&quot;&quot;) &amp; IF(AND([.A357]=&quot;Campo&quot;;[.A358]=&quot;Chave&quot;);&quot;&lt;FILEDS/&gt;&quot;;&quot;&quot;) &amp; IF(AND([.A357]=&quot;Chave&quot;;[.A358]&lt;&gt;&quot;Chave&quot;);&quot;&lt;/KEYS&gt;&quot;;&quot;&quot;) &amp; IF([.B357]&lt;&gt;[.B358];&quot;&lt;/TABLE&gt;&quot;;&quot;&quot;) &amp; IF(AND([.A357]=&quot;&quot;;[.A356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58]=&quot;Chave&quot;;[.C358]&amp;ROW([.C358]);[.C358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58]&lt;&gt;[.B357];[.B358]&lt;&gt;&quot;&quot;);&quot;&lt;TABLE NAME=&quot;&quot;&quot;&amp;[.B358]&amp;&quot;&quot;&quot; COMMENT=&quot;&quot;&quot;&amp;[.K358]&amp;&quot;&quot;&quot; &quot;&amp; [.M358] &amp;&quot;&gt;&lt;FIELDS&gt;&quot;;&quot;&quot;) &amp; IF(AND([.A358]=&quot;Chave&quot;;[.A357]=&quot;Campo&quot;);&quot;&lt;KEYS&gt;&quot;;&quot;&quot;) &amp; IF([.A358]=&quot;Chave&quot;;&quot;&lt;KEY NAME=&quot;&quot;&quot;&amp;[.C358]&amp;&quot;&quot;&quot; TYPE=&quot;&quot;&quot;&amp;IF([.D358]=&quot;PK&quot;;&quot;primary&quot;;&quot;foreign&quot;)&amp;&quot;&quot;&quot; FIELDS=&quot;&quot;&quot;&amp;[.C358]&amp;&quot;&quot;&quot;&quot;&amp;IF([.D358]=&quot;FK&quot;;&quot; REFTABLE=&quot;&quot;&quot;&amp;[.F358]&amp;&quot;&quot;&quot; REFFIELDS=&quot;&quot;&quot;&amp;[.G358]&amp;&quot;&quot;&quot;&quot;;&quot;&quot;)&amp;&quot; COMMENT=&quot;&quot;&quot;&amp;[.J358]&amp;&quot;&quot;&quot;/&gt;&quot;;&quot;&quot;) &amp; IF([.A358]=&quot;Campo&quot;;&quot;&lt;FIELD NAME=&quot;&quot;&quot;&amp;[.C358]&amp;&quot;&quot;&quot; &quot;&amp;[.N359]&amp;&quot; &quot;&amp;[.L358]&amp;&quot; COMMENT=&quot;&quot;&quot;&amp;[.J358]&amp;&quot;&quot;&quot;/&gt;&quot;;&quot;&quot;) &amp; IF(AND([.A358]=&quot;Campo&quot;;[.A359]=&quot;Chave&quot;);&quot;&lt;FILEDS/&gt;&quot;;&quot;&quot;) &amp; IF(AND([.A358]=&quot;Chave&quot;;[.A359]&lt;&gt;&quot;Chave&quot;);&quot;&lt;/KEYS&gt;&quot;;&quot;&quot;) &amp; IF([.B358]&lt;&gt;[.B359];&quot;&lt;/TABLE&gt;&quot;;&quot;&quot;) &amp; IF(AND([.A358]=&quot;&quot;;[.A357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59]=&quot;Chave&quot;;[.C359]&amp;ROW([.C359]);[.C359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59]&lt;&gt;[.B358];[.B359]&lt;&gt;&quot;&quot;);&quot;&lt;TABLE NAME=&quot;&quot;&quot;&amp;[.B359]&amp;&quot;&quot;&quot; COMMENT=&quot;&quot;&quot;&amp;[.K359]&amp;&quot;&quot;&quot; &quot;&amp; [.M359] &amp;&quot;&gt;&lt;FIELDS&gt;&quot;;&quot;&quot;) &amp; IF(AND([.A359]=&quot;Chave&quot;;[.A358]=&quot;Campo&quot;);&quot;&lt;KEYS&gt;&quot;;&quot;&quot;) &amp; IF([.A359]=&quot;Chave&quot;;&quot;&lt;KEY NAME=&quot;&quot;&quot;&amp;[.C359]&amp;&quot;&quot;&quot; TYPE=&quot;&quot;&quot;&amp;IF([.D359]=&quot;PK&quot;;&quot;primary&quot;;&quot;foreign&quot;)&amp;&quot;&quot;&quot; FIELDS=&quot;&quot;&quot;&amp;[.C359]&amp;&quot;&quot;&quot;&quot;&amp;IF([.D359]=&quot;FK&quot;;&quot; REFTABLE=&quot;&quot;&quot;&amp;[.F359]&amp;&quot;&quot;&quot; REFFIELDS=&quot;&quot;&quot;&amp;[.G359]&amp;&quot;&quot;&quot;&quot;;&quot;&quot;)&amp;&quot; COMMENT=&quot;&quot;&quot;&amp;[.J359]&amp;&quot;&quot;&quot;/&gt;&quot;;&quot;&quot;) &amp; IF([.A359]=&quot;Campo&quot;;&quot;&lt;FIELD NAME=&quot;&quot;&quot;&amp;[.C359]&amp;&quot;&quot;&quot; &quot;&amp;[.N360]&amp;&quot; &quot;&amp;[.L359]&amp;&quot; COMMENT=&quot;&quot;&quot;&amp;[.J359]&amp;&quot;&quot;&quot;/&gt;&quot;;&quot;&quot;) &amp; IF(AND([.A359]=&quot;Campo&quot;;[.A360]=&quot;Chave&quot;);&quot;&lt;FILEDS/&gt;&quot;;&quot;&quot;) &amp; IF(AND([.A359]=&quot;Chave&quot;;[.A360]&lt;&gt;&quot;Chave&quot;);&quot;&lt;/KEYS&gt;&quot;;&quot;&quot;) &amp; IF([.B359]&lt;&gt;[.B360];&quot;&lt;/TABLE&gt;&quot;;&quot;&quot;) &amp; IF(AND([.A359]=&quot;&quot;;[.A358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60]=&quot;Chave&quot;;[.C360]&amp;ROW([.C360]);[.C360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60]&lt;&gt;[.B359];[.B360]&lt;&gt;&quot;&quot;);&quot;&lt;TABLE NAME=&quot;&quot;&quot;&amp;[.B360]&amp;&quot;&quot;&quot; COMMENT=&quot;&quot;&quot;&amp;[.K360]&amp;&quot;&quot;&quot; &quot;&amp; [.M360] &amp;&quot;&gt;&lt;FIELDS&gt;&quot;;&quot;&quot;) &amp; IF(AND([.A360]=&quot;Chave&quot;;[.A359]=&quot;Campo&quot;);&quot;&lt;KEYS&gt;&quot;;&quot;&quot;) &amp; IF([.A360]=&quot;Chave&quot;;&quot;&lt;KEY NAME=&quot;&quot;&quot;&amp;[.C360]&amp;&quot;&quot;&quot; TYPE=&quot;&quot;&quot;&amp;IF([.D360]=&quot;PK&quot;;&quot;primary&quot;;&quot;foreign&quot;)&amp;&quot;&quot;&quot; FIELDS=&quot;&quot;&quot;&amp;[.C360]&amp;&quot;&quot;&quot;&quot;&amp;IF([.D360]=&quot;FK&quot;;&quot; REFTABLE=&quot;&quot;&quot;&amp;[.F360]&amp;&quot;&quot;&quot; REFFIELDS=&quot;&quot;&quot;&amp;[.G360]&amp;&quot;&quot;&quot;&quot;;&quot;&quot;)&amp;&quot; COMMENT=&quot;&quot;&quot;&amp;[.J360]&amp;&quot;&quot;&quot;/&gt;&quot;;&quot;&quot;) &amp; IF([.A360]=&quot;Campo&quot;;&quot;&lt;FIELD NAME=&quot;&quot;&quot;&amp;[.C360]&amp;&quot;&quot;&quot; &quot;&amp;[.N361]&amp;&quot; &quot;&amp;[.L360]&amp;&quot; COMMENT=&quot;&quot;&quot;&amp;[.J360]&amp;&quot;&quot;&quot;/&gt;&quot;;&quot;&quot;) &amp; IF(AND([.A360]=&quot;Campo&quot;;[.A361]=&quot;Chave&quot;);&quot;&lt;FILEDS/&gt;&quot;;&quot;&quot;) &amp; IF(AND([.A360]=&quot;Chave&quot;;[.A361]&lt;&gt;&quot;Chave&quot;);&quot;&lt;/KEYS&gt;&quot;;&quot;&quot;) &amp; IF([.B360]&lt;&gt;[.B361];&quot;&lt;/TABLE&gt;&quot;;&quot;&quot;) &amp; IF(AND([.A360]=&quot;&quot;;[.A359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61]=&quot;Chave&quot;;[.C361]&amp;ROW([.C361]);[.C361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61]&lt;&gt;[.B360];[.B361]&lt;&gt;&quot;&quot;);&quot;&lt;TABLE NAME=&quot;&quot;&quot;&amp;[.B361]&amp;&quot;&quot;&quot; COMMENT=&quot;&quot;&quot;&amp;[.K361]&amp;&quot;&quot;&quot; &quot;&amp; [.M361] &amp;&quot;&gt;&lt;FIELDS&gt;&quot;;&quot;&quot;) &amp; IF(AND([.A361]=&quot;Chave&quot;;[.A360]=&quot;Campo&quot;);&quot;&lt;KEYS&gt;&quot;;&quot;&quot;) &amp; IF([.A361]=&quot;Chave&quot;;&quot;&lt;KEY NAME=&quot;&quot;&quot;&amp;[.C361]&amp;&quot;&quot;&quot; TYPE=&quot;&quot;&quot;&amp;IF([.D361]=&quot;PK&quot;;&quot;primary&quot;;&quot;foreign&quot;)&amp;&quot;&quot;&quot; FIELDS=&quot;&quot;&quot;&amp;[.C361]&amp;&quot;&quot;&quot;&quot;&amp;IF([.D361]=&quot;FK&quot;;&quot; REFTABLE=&quot;&quot;&quot;&amp;[.F361]&amp;&quot;&quot;&quot; REFFIELDS=&quot;&quot;&quot;&amp;[.G361]&amp;&quot;&quot;&quot;&quot;;&quot;&quot;)&amp;&quot; COMMENT=&quot;&quot;&quot;&amp;[.J361]&amp;&quot;&quot;&quot;/&gt;&quot;;&quot;&quot;) &amp; IF([.A361]=&quot;Campo&quot;;&quot;&lt;FIELD NAME=&quot;&quot;&quot;&amp;[.C361]&amp;&quot;&quot;&quot; &quot;&amp;[.N362]&amp;&quot; &quot;&amp;[.L361]&amp;&quot; COMMENT=&quot;&quot;&quot;&amp;[.J361]&amp;&quot;&quot;&quot;/&gt;&quot;;&quot;&quot;) &amp; IF(AND([.A361]=&quot;Campo&quot;;[.A362]=&quot;Chave&quot;);&quot;&lt;FILEDS/&gt;&quot;;&quot;&quot;) &amp; IF(AND([.A361]=&quot;Chave&quot;;[.A362]&lt;&gt;&quot;Chave&quot;);&quot;&lt;/KEYS&gt;&quot;;&quot;&quot;) &amp; IF([.B361]&lt;&gt;[.B362];&quot;&lt;/TABLE&gt;&quot;;&quot;&quot;) &amp; IF(AND([.A361]=&quot;&quot;;[.A360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62]=&quot;Chave&quot;;[.C362]&amp;ROW([.C362]);[.C362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62]&lt;&gt;[.B361];[.B362]&lt;&gt;&quot;&quot;);&quot;&lt;TABLE NAME=&quot;&quot;&quot;&amp;[.B362]&amp;&quot;&quot;&quot; COMMENT=&quot;&quot;&quot;&amp;[.K362]&amp;&quot;&quot;&quot; &quot;&amp; [.M362] &amp;&quot;&gt;&lt;FIELDS&gt;&quot;;&quot;&quot;) &amp; IF(AND([.A362]=&quot;Chave&quot;;[.A361]=&quot;Campo&quot;);&quot;&lt;KEYS&gt;&quot;;&quot;&quot;) &amp; IF([.A362]=&quot;Chave&quot;;&quot;&lt;KEY NAME=&quot;&quot;&quot;&amp;[.C362]&amp;&quot;&quot;&quot; TYPE=&quot;&quot;&quot;&amp;IF([.D362]=&quot;PK&quot;;&quot;primary&quot;;&quot;foreign&quot;)&amp;&quot;&quot;&quot; FIELDS=&quot;&quot;&quot;&amp;[.C362]&amp;&quot;&quot;&quot;&quot;&amp;IF([.D362]=&quot;FK&quot;;&quot; REFTABLE=&quot;&quot;&quot;&amp;[.F362]&amp;&quot;&quot;&quot; REFFIELDS=&quot;&quot;&quot;&amp;[.G362]&amp;&quot;&quot;&quot;&quot;;&quot;&quot;)&amp;&quot; COMMENT=&quot;&quot;&quot;&amp;[.J362]&amp;&quot;&quot;&quot;/&gt;&quot;;&quot;&quot;) &amp; IF([.A362]=&quot;Campo&quot;;&quot;&lt;FIELD NAME=&quot;&quot;&quot;&amp;[.C362]&amp;&quot;&quot;&quot; &quot;&amp;[.N363]&amp;&quot; &quot;&amp;[.L362]&amp;&quot; COMMENT=&quot;&quot;&quot;&amp;[.J362]&amp;&quot;&quot;&quot;/&gt;&quot;;&quot;&quot;) &amp; IF(AND([.A362]=&quot;Campo&quot;;[.A363]=&quot;Chave&quot;);&quot;&lt;FILEDS/&gt;&quot;;&quot;&quot;) &amp; IF(AND([.A362]=&quot;Chave&quot;;[.A363]&lt;&gt;&quot;Chave&quot;);&quot;&lt;/KEYS&gt;&quot;;&quot;&quot;) &amp; IF([.B362]&lt;&gt;[.B363];&quot;&lt;/TABLE&gt;&quot;;&quot;&quot;) &amp; IF(AND([.A362]=&quot;&quot;;[.A361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63]=&quot;Chave&quot;;[.C363]&amp;ROW([.C363]);[.C363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63]&lt;&gt;[.B362];[.B363]&lt;&gt;&quot;&quot;);&quot;&lt;TABLE NAME=&quot;&quot;&quot;&amp;[.B363]&amp;&quot;&quot;&quot; COMMENT=&quot;&quot;&quot;&amp;[.K363]&amp;&quot;&quot;&quot; &quot;&amp; [.M363] &amp;&quot;&gt;&lt;FIELDS&gt;&quot;;&quot;&quot;) &amp; IF(AND([.A363]=&quot;Chave&quot;;[.A362]=&quot;Campo&quot;);&quot;&lt;KEYS&gt;&quot;;&quot;&quot;) &amp; IF([.A363]=&quot;Chave&quot;;&quot;&lt;KEY NAME=&quot;&quot;&quot;&amp;[.C363]&amp;&quot;&quot;&quot; TYPE=&quot;&quot;&quot;&amp;IF([.D363]=&quot;PK&quot;;&quot;primary&quot;;&quot;foreign&quot;)&amp;&quot;&quot;&quot; FIELDS=&quot;&quot;&quot;&amp;[.C363]&amp;&quot;&quot;&quot;&quot;&amp;IF([.D363]=&quot;FK&quot;;&quot; REFTABLE=&quot;&quot;&quot;&amp;[.F363]&amp;&quot;&quot;&quot; REFFIELDS=&quot;&quot;&quot;&amp;[.G363]&amp;&quot;&quot;&quot;&quot;;&quot;&quot;)&amp;&quot; COMMENT=&quot;&quot;&quot;&amp;[.J363]&amp;&quot;&quot;&quot;/&gt;&quot;;&quot;&quot;) &amp; IF([.A363]=&quot;Campo&quot;;&quot;&lt;FIELD NAME=&quot;&quot;&quot;&amp;[.C363]&amp;&quot;&quot;&quot; &quot;&amp;[.N364]&amp;&quot; &quot;&amp;[.L363]&amp;&quot; COMMENT=&quot;&quot;&quot;&amp;[.J363]&amp;&quot;&quot;&quot;/&gt;&quot;;&quot;&quot;) &amp; IF(AND([.A363]=&quot;Campo&quot;;[.A364]=&quot;Chave&quot;);&quot;&lt;FILEDS/&gt;&quot;;&quot;&quot;) &amp; IF(AND([.A363]=&quot;Chave&quot;;[.A364]&lt;&gt;&quot;Chave&quot;);&quot;&lt;/KEYS&gt;&quot;;&quot;&quot;) &amp; IF([.B363]&lt;&gt;[.B364];&quot;&lt;/TABLE&gt;&quot;;&quot;&quot;) &amp; IF(AND([.A363]=&quot;&quot;;[.A362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64]=&quot;Chave&quot;;[.C364]&amp;ROW([.C364]);[.C364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64]&lt;&gt;[.B363];[.B364]&lt;&gt;&quot;&quot;);&quot;&lt;TABLE NAME=&quot;&quot;&quot;&amp;[.B364]&amp;&quot;&quot;&quot; COMMENT=&quot;&quot;&quot;&amp;[.K364]&amp;&quot;&quot;&quot; &quot;&amp; [.M364] &amp;&quot;&gt;&lt;FIELDS&gt;&quot;;&quot;&quot;) &amp; IF(AND([.A364]=&quot;Chave&quot;;[.A363]=&quot;Campo&quot;);&quot;&lt;KEYS&gt;&quot;;&quot;&quot;) &amp; IF([.A364]=&quot;Chave&quot;;&quot;&lt;KEY NAME=&quot;&quot;&quot;&amp;[.C364]&amp;&quot;&quot;&quot; TYPE=&quot;&quot;&quot;&amp;IF([.D364]=&quot;PK&quot;;&quot;primary&quot;;&quot;foreign&quot;)&amp;&quot;&quot;&quot; FIELDS=&quot;&quot;&quot;&amp;[.C364]&amp;&quot;&quot;&quot;&quot;&amp;IF([.D364]=&quot;FK&quot;;&quot; REFTABLE=&quot;&quot;&quot;&amp;[.F364]&amp;&quot;&quot;&quot; REFFIELDS=&quot;&quot;&quot;&amp;[.G364]&amp;&quot;&quot;&quot;&quot;;&quot;&quot;)&amp;&quot; COMMENT=&quot;&quot;&quot;&amp;[.J364]&amp;&quot;&quot;&quot;/&gt;&quot;;&quot;&quot;) &amp; IF([.A364]=&quot;Campo&quot;;&quot;&lt;FIELD NAME=&quot;&quot;&quot;&amp;[.C364]&amp;&quot;&quot;&quot; &quot;&amp;[.N365]&amp;&quot; &quot;&amp;[.L364]&amp;&quot; COMMENT=&quot;&quot;&quot;&amp;[.J364]&amp;&quot;&quot;&quot;/&gt;&quot;;&quot;&quot;) &amp; IF(AND([.A364]=&quot;Campo&quot;;[.A365]=&quot;Chave&quot;);&quot;&lt;FILEDS/&gt;&quot;;&quot;&quot;) &amp; IF(AND([.A364]=&quot;Chave&quot;;[.A365]&lt;&gt;&quot;Chave&quot;);&quot;&lt;/KEYS&gt;&quot;;&quot;&quot;) &amp; IF([.B364]&lt;&gt;[.B365];&quot;&lt;/TABLE&gt;&quot;;&quot;&quot;) &amp; IF(AND([.A364]=&quot;&quot;;[.A363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65]=&quot;Chave&quot;;[.C365]&amp;ROW([.C365]);[.C365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65]&lt;&gt;[.B364];[.B365]&lt;&gt;&quot;&quot;);&quot;&lt;TABLE NAME=&quot;&quot;&quot;&amp;[.B365]&amp;&quot;&quot;&quot; COMMENT=&quot;&quot;&quot;&amp;[.K365]&amp;&quot;&quot;&quot; &quot;&amp; [.M365] &amp;&quot;&gt;&lt;FIELDS&gt;&quot;;&quot;&quot;) &amp; IF(AND([.A365]=&quot;Chave&quot;;[.A364]=&quot;Campo&quot;);&quot;&lt;KEYS&gt;&quot;;&quot;&quot;) &amp; IF([.A365]=&quot;Chave&quot;;&quot;&lt;KEY NAME=&quot;&quot;&quot;&amp;[.C365]&amp;&quot;&quot;&quot; TYPE=&quot;&quot;&quot;&amp;IF([.D365]=&quot;PK&quot;;&quot;primary&quot;;&quot;foreign&quot;)&amp;&quot;&quot;&quot; FIELDS=&quot;&quot;&quot;&amp;[.C365]&amp;&quot;&quot;&quot;&quot;&amp;IF([.D365]=&quot;FK&quot;;&quot; REFTABLE=&quot;&quot;&quot;&amp;[.F365]&amp;&quot;&quot;&quot; REFFIELDS=&quot;&quot;&quot;&amp;[.G365]&amp;&quot;&quot;&quot;&quot;;&quot;&quot;)&amp;&quot; COMMENT=&quot;&quot;&quot;&amp;[.J365]&amp;&quot;&quot;&quot;/&gt;&quot;;&quot;&quot;) &amp; IF([.A365]=&quot;Campo&quot;;&quot;&lt;FIELD NAME=&quot;&quot;&quot;&amp;[.C365]&amp;&quot;&quot;&quot; &quot;&amp;[.N366]&amp;&quot; &quot;&amp;[.L365]&amp;&quot; COMMENT=&quot;&quot;&quot;&amp;[.J365]&amp;&quot;&quot;&quot;/&gt;&quot;;&quot;&quot;) &amp; IF(AND([.A365]=&quot;Campo&quot;;[.A366]=&quot;Chave&quot;);&quot;&lt;FILEDS/&gt;&quot;;&quot;&quot;) &amp; IF(AND([.A365]=&quot;Chave&quot;;[.A366]&lt;&gt;&quot;Chave&quot;);&quot;&lt;/KEYS&gt;&quot;;&quot;&quot;) &amp; IF([.B365]&lt;&gt;[.B366];&quot;&lt;/TABLE&gt;&quot;;&quot;&quot;) &amp; IF(AND([.A365]=&quot;&quot;;[.A364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66]=&quot;Chave&quot;;[.C366]&amp;ROW([.C366]);[.C366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66]&lt;&gt;[.B365];[.B366]&lt;&gt;&quot;&quot;);&quot;&lt;TABLE NAME=&quot;&quot;&quot;&amp;[.B366]&amp;&quot;&quot;&quot; COMMENT=&quot;&quot;&quot;&amp;[.K366]&amp;&quot;&quot;&quot; &quot;&amp; [.M366] &amp;&quot;&gt;&lt;FIELDS&gt;&quot;;&quot;&quot;) &amp; IF(AND([.A366]=&quot;Chave&quot;;[.A365]=&quot;Campo&quot;);&quot;&lt;KEYS&gt;&quot;;&quot;&quot;) &amp; IF([.A366]=&quot;Chave&quot;;&quot;&lt;KEY NAME=&quot;&quot;&quot;&amp;[.C366]&amp;&quot;&quot;&quot; TYPE=&quot;&quot;&quot;&amp;IF([.D366]=&quot;PK&quot;;&quot;primary&quot;;&quot;foreign&quot;)&amp;&quot;&quot;&quot; FIELDS=&quot;&quot;&quot;&amp;[.C366]&amp;&quot;&quot;&quot;&quot;&amp;IF([.D366]=&quot;FK&quot;;&quot; REFTABLE=&quot;&quot;&quot;&amp;[.F366]&amp;&quot;&quot;&quot; REFFIELDS=&quot;&quot;&quot;&amp;[.G366]&amp;&quot;&quot;&quot;&quot;;&quot;&quot;)&amp;&quot; COMMENT=&quot;&quot;&quot;&amp;[.J366]&amp;&quot;&quot;&quot;/&gt;&quot;;&quot;&quot;) &amp; IF([.A366]=&quot;Campo&quot;;&quot;&lt;FIELD NAME=&quot;&quot;&quot;&amp;[.C366]&amp;&quot;&quot;&quot; &quot;&amp;[.N367]&amp;&quot; &quot;&amp;[.L366]&amp;&quot; COMMENT=&quot;&quot;&quot;&amp;[.J366]&amp;&quot;&quot;&quot;/&gt;&quot;;&quot;&quot;) &amp; IF(AND([.A366]=&quot;Campo&quot;;[.A367]=&quot;Chave&quot;);&quot;&lt;FILEDS/&gt;&quot;;&quot;&quot;) &amp; IF(AND([.A366]=&quot;Chave&quot;;[.A367]&lt;&gt;&quot;Chave&quot;);&quot;&lt;/KEYS&gt;&quot;;&quot;&quot;) &amp; IF([.B366]&lt;&gt;[.B367];&quot;&lt;/TABLE&gt;&quot;;&quot;&quot;) &amp; IF(AND([.A366]=&quot;&quot;;[.A365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67]=&quot;Chave&quot;;[.C367]&amp;ROW([.C367]);[.C367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67]&lt;&gt;[.B366];[.B367]&lt;&gt;&quot;&quot;);&quot;&lt;TABLE NAME=&quot;&quot;&quot;&amp;[.B367]&amp;&quot;&quot;&quot; COMMENT=&quot;&quot;&quot;&amp;[.K367]&amp;&quot;&quot;&quot; &quot;&amp; [.M367] &amp;&quot;&gt;&lt;FIELDS&gt;&quot;;&quot;&quot;) &amp; IF(AND([.A367]=&quot;Chave&quot;;[.A366]=&quot;Campo&quot;);&quot;&lt;KEYS&gt;&quot;;&quot;&quot;) &amp; IF([.A367]=&quot;Chave&quot;;&quot;&lt;KEY NAME=&quot;&quot;&quot;&amp;[.C367]&amp;&quot;&quot;&quot; TYPE=&quot;&quot;&quot;&amp;IF([.D367]=&quot;PK&quot;;&quot;primary&quot;;&quot;foreign&quot;)&amp;&quot;&quot;&quot; FIELDS=&quot;&quot;&quot;&amp;[.C367]&amp;&quot;&quot;&quot;&quot;&amp;IF([.D367]=&quot;FK&quot;;&quot; REFTABLE=&quot;&quot;&quot;&amp;[.F367]&amp;&quot;&quot;&quot; REFFIELDS=&quot;&quot;&quot;&amp;[.G367]&amp;&quot;&quot;&quot;&quot;;&quot;&quot;)&amp;&quot; COMMENT=&quot;&quot;&quot;&amp;[.J367]&amp;&quot;&quot;&quot;/&gt;&quot;;&quot;&quot;) &amp; IF([.A367]=&quot;Campo&quot;;&quot;&lt;FIELD NAME=&quot;&quot;&quot;&amp;[.C367]&amp;&quot;&quot;&quot; &quot;&amp;[.N368]&amp;&quot; &quot;&amp;[.L367]&amp;&quot; COMMENT=&quot;&quot;&quot;&amp;[.J367]&amp;&quot;&quot;&quot;/&gt;&quot;;&quot;&quot;) &amp; IF(AND([.A367]=&quot;Campo&quot;;[.A368]=&quot;Chave&quot;);&quot;&lt;FILEDS/&gt;&quot;;&quot;&quot;) &amp; IF(AND([.A367]=&quot;Chave&quot;;[.A368]&lt;&gt;&quot;Chave&quot;);&quot;&lt;/KEYS&gt;&quot;;&quot;&quot;) &amp; IF([.B367]&lt;&gt;[.B368];&quot;&lt;/TABLE&gt;&quot;;&quot;&quot;) &amp; IF(AND([.A367]=&quot;&quot;;[.A366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68]=&quot;Chave&quot;;[.C368]&amp;ROW([.C368]);[.C368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68]&lt;&gt;[.B367];[.B368]&lt;&gt;&quot;&quot;);&quot;&lt;TABLE NAME=&quot;&quot;&quot;&amp;[.B368]&amp;&quot;&quot;&quot; COMMENT=&quot;&quot;&quot;&amp;[.K368]&amp;&quot;&quot;&quot; &quot;&amp; [.M368] &amp;&quot;&gt;&lt;FIELDS&gt;&quot;;&quot;&quot;) &amp; IF(AND([.A368]=&quot;Chave&quot;;[.A367]=&quot;Campo&quot;);&quot;&lt;KEYS&gt;&quot;;&quot;&quot;) &amp; IF([.A368]=&quot;Chave&quot;;&quot;&lt;KEY NAME=&quot;&quot;&quot;&amp;[.C368]&amp;&quot;&quot;&quot; TYPE=&quot;&quot;&quot;&amp;IF([.D368]=&quot;PK&quot;;&quot;primary&quot;;&quot;foreign&quot;)&amp;&quot;&quot;&quot; FIELDS=&quot;&quot;&quot;&amp;[.C368]&amp;&quot;&quot;&quot;&quot;&amp;IF([.D368]=&quot;FK&quot;;&quot; REFTABLE=&quot;&quot;&quot;&amp;[.F368]&amp;&quot;&quot;&quot; REFFIELDS=&quot;&quot;&quot;&amp;[.G368]&amp;&quot;&quot;&quot;&quot;;&quot;&quot;)&amp;&quot; COMMENT=&quot;&quot;&quot;&amp;[.J368]&amp;&quot;&quot;&quot;/&gt;&quot;;&quot;&quot;) &amp; IF([.A368]=&quot;Campo&quot;;&quot;&lt;FIELD NAME=&quot;&quot;&quot;&amp;[.C368]&amp;&quot;&quot;&quot; &quot;&amp;[.N369]&amp;&quot; &quot;&amp;[.L368]&amp;&quot; COMMENT=&quot;&quot;&quot;&amp;[.J368]&amp;&quot;&quot;&quot;/&gt;&quot;;&quot;&quot;) &amp; IF(AND([.A368]=&quot;Campo&quot;;[.A369]=&quot;Chave&quot;);&quot;&lt;FILEDS/&gt;&quot;;&quot;&quot;) &amp; IF(AND([.A368]=&quot;Chave&quot;;[.A369]&lt;&gt;&quot;Chave&quot;);&quot;&lt;/KEYS&gt;&quot;;&quot;&quot;) &amp; IF([.B368]&lt;&gt;[.B369];&quot;&lt;/TABLE&gt;&quot;;&quot;&quot;) &amp; IF(AND([.A368]=&quot;&quot;;[.A367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69]=&quot;Chave&quot;;[.C369]&amp;ROW([.C369]);[.C369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69]&lt;&gt;[.B368];[.B369]&lt;&gt;&quot;&quot;);&quot;&lt;TABLE NAME=&quot;&quot;&quot;&amp;[.B369]&amp;&quot;&quot;&quot; COMMENT=&quot;&quot;&quot;&amp;[.K369]&amp;&quot;&quot;&quot; &quot;&amp; [.M369] &amp;&quot;&gt;&lt;FIELDS&gt;&quot;;&quot;&quot;) &amp; IF(AND([.A369]=&quot;Chave&quot;;[.A368]=&quot;Campo&quot;);&quot;&lt;KEYS&gt;&quot;;&quot;&quot;) &amp; IF([.A369]=&quot;Chave&quot;;&quot;&lt;KEY NAME=&quot;&quot;&quot;&amp;[.C369]&amp;&quot;&quot;&quot; TYPE=&quot;&quot;&quot;&amp;IF([.D369]=&quot;PK&quot;;&quot;primary&quot;;&quot;foreign&quot;)&amp;&quot;&quot;&quot; FIELDS=&quot;&quot;&quot;&amp;[.C369]&amp;&quot;&quot;&quot;&quot;&amp;IF([.D369]=&quot;FK&quot;;&quot; REFTABLE=&quot;&quot;&quot;&amp;[.F369]&amp;&quot;&quot;&quot; REFFIELDS=&quot;&quot;&quot;&amp;[.G369]&amp;&quot;&quot;&quot;&quot;;&quot;&quot;)&amp;&quot; COMMENT=&quot;&quot;&quot;&amp;[.J369]&amp;&quot;&quot;&quot;/&gt;&quot;;&quot;&quot;) &amp; IF([.A369]=&quot;Campo&quot;;&quot;&lt;FIELD NAME=&quot;&quot;&quot;&amp;[.C369]&amp;&quot;&quot;&quot; &quot;&amp;[.N370]&amp;&quot; &quot;&amp;[.L369]&amp;&quot; COMMENT=&quot;&quot;&quot;&amp;[.J369]&amp;&quot;&quot;&quot;/&gt;&quot;;&quot;&quot;) &amp; IF(AND([.A369]=&quot;Campo&quot;;[.A370]=&quot;Chave&quot;);&quot;&lt;FILEDS/&gt;&quot;;&quot;&quot;) &amp; IF(AND([.A369]=&quot;Chave&quot;;[.A370]&lt;&gt;&quot;Chave&quot;);&quot;&lt;/KEYS&gt;&quot;;&quot;&quot;) &amp; IF([.B369]&lt;&gt;[.B370];&quot;&lt;/TABLE&gt;&quot;;&quot;&quot;) &amp; IF(AND([.A369]=&quot;&quot;;[.A368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70]=&quot;Chave&quot;;[.C370]&amp;ROW([.C370]);[.C370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70]&lt;&gt;[.B369];[.B370]&lt;&gt;&quot;&quot;);&quot;&lt;TABLE NAME=&quot;&quot;&quot;&amp;[.B370]&amp;&quot;&quot;&quot; COMMENT=&quot;&quot;&quot;&amp;[.K370]&amp;&quot;&quot;&quot; &quot;&amp; [.M370] &amp;&quot;&gt;&lt;FIELDS&gt;&quot;;&quot;&quot;) &amp; IF(AND([.A370]=&quot;Chave&quot;;[.A369]=&quot;Campo&quot;);&quot;&lt;KEYS&gt;&quot;;&quot;&quot;) &amp; IF([.A370]=&quot;Chave&quot;;&quot;&lt;KEY NAME=&quot;&quot;&quot;&amp;[.C370]&amp;&quot;&quot;&quot; TYPE=&quot;&quot;&quot;&amp;IF([.D370]=&quot;PK&quot;;&quot;primary&quot;;&quot;foreign&quot;)&amp;&quot;&quot;&quot; FIELDS=&quot;&quot;&quot;&amp;[.C370]&amp;&quot;&quot;&quot;&quot;&amp;IF([.D370]=&quot;FK&quot;;&quot; REFTABLE=&quot;&quot;&quot;&amp;[.F370]&amp;&quot;&quot;&quot; REFFIELDS=&quot;&quot;&quot;&amp;[.G370]&amp;&quot;&quot;&quot;&quot;;&quot;&quot;)&amp;&quot; COMMENT=&quot;&quot;&quot;&amp;[.J370]&amp;&quot;&quot;&quot;/&gt;&quot;;&quot;&quot;) &amp; IF([.A370]=&quot;Campo&quot;;&quot;&lt;FIELD NAME=&quot;&quot;&quot;&amp;[.C370]&amp;&quot;&quot;&quot; &quot;&amp;[.N371]&amp;&quot; &quot;&amp;[.L370]&amp;&quot; COMMENT=&quot;&quot;&quot;&amp;[.J370]&amp;&quot;&quot;&quot;/&gt;&quot;;&quot;&quot;) &amp; IF(AND([.A370]=&quot;Campo&quot;;[.A371]=&quot;Chave&quot;);&quot;&lt;FILEDS/&gt;&quot;;&quot;&quot;) &amp; IF(AND([.A370]=&quot;Chave&quot;;[.A371]&lt;&gt;&quot;Chave&quot;);&quot;&lt;/KEYS&gt;&quot;;&quot;&quot;) &amp; IF([.B370]&lt;&gt;[.B371];&quot;&lt;/TABLE&gt;&quot;;&quot;&quot;) &amp; IF(AND([.A370]=&quot;&quot;;[.A369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71]=&quot;Chave&quot;;[.C371]&amp;ROW([.C371]);[.C371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71]&lt;&gt;[.B370];[.B371]&lt;&gt;&quot;&quot;);&quot;&lt;TABLE NAME=&quot;&quot;&quot;&amp;[.B371]&amp;&quot;&quot;&quot; COMMENT=&quot;&quot;&quot;&amp;[.K371]&amp;&quot;&quot;&quot; &quot;&amp; [.M371] &amp;&quot;&gt;&lt;FIELDS&gt;&quot;;&quot;&quot;) &amp; IF(AND([.A371]=&quot;Chave&quot;;[.A370]=&quot;Campo&quot;);&quot;&lt;KEYS&gt;&quot;;&quot;&quot;) &amp; IF([.A371]=&quot;Chave&quot;;&quot;&lt;KEY NAME=&quot;&quot;&quot;&amp;[.C371]&amp;&quot;&quot;&quot; TYPE=&quot;&quot;&quot;&amp;IF([.D371]=&quot;PK&quot;;&quot;primary&quot;;&quot;foreign&quot;)&amp;&quot;&quot;&quot; FIELDS=&quot;&quot;&quot;&amp;[.C371]&amp;&quot;&quot;&quot;&quot;&amp;IF([.D371]=&quot;FK&quot;;&quot; REFTABLE=&quot;&quot;&quot;&amp;[.F371]&amp;&quot;&quot;&quot; REFFIELDS=&quot;&quot;&quot;&amp;[.G371]&amp;&quot;&quot;&quot;&quot;;&quot;&quot;)&amp;&quot; COMMENT=&quot;&quot;&quot;&amp;[.J371]&amp;&quot;&quot;&quot;/&gt;&quot;;&quot;&quot;) &amp; IF([.A371]=&quot;Campo&quot;;&quot;&lt;FIELD NAME=&quot;&quot;&quot;&amp;[.C371]&amp;&quot;&quot;&quot; &quot;&amp;[.N372]&amp;&quot; &quot;&amp;[.L371]&amp;&quot; COMMENT=&quot;&quot;&quot;&amp;[.J371]&amp;&quot;&quot;&quot;/&gt;&quot;;&quot;&quot;) &amp; IF(AND([.A371]=&quot;Campo&quot;;[.A372]=&quot;Chave&quot;);&quot;&lt;FILEDS/&gt;&quot;;&quot;&quot;) &amp; IF(AND([.A371]=&quot;Chave&quot;;[.A372]&lt;&gt;&quot;Chave&quot;);&quot;&lt;/KEYS&gt;&quot;;&quot;&quot;) &amp; IF([.B371]&lt;&gt;[.B372];&quot;&lt;/TABLE&gt;&quot;;&quot;&quot;) &amp; IF(AND([.A371]=&quot;&quot;;[.A370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72]=&quot;Chave&quot;;[.C372]&amp;ROW([.C372]);[.C372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72]&lt;&gt;[.B371];[.B372]&lt;&gt;&quot;&quot;);&quot;&lt;TABLE NAME=&quot;&quot;&quot;&amp;[.B372]&amp;&quot;&quot;&quot; COMMENT=&quot;&quot;&quot;&amp;[.K372]&amp;&quot;&quot;&quot; &quot;&amp; [.M372] &amp;&quot;&gt;&lt;FIELDS&gt;&quot;;&quot;&quot;) &amp; IF(AND([.A372]=&quot;Chave&quot;;[.A371]=&quot;Campo&quot;);&quot;&lt;KEYS&gt;&quot;;&quot;&quot;) &amp; IF([.A372]=&quot;Chave&quot;;&quot;&lt;KEY NAME=&quot;&quot;&quot;&amp;[.C372]&amp;&quot;&quot;&quot; TYPE=&quot;&quot;&quot;&amp;IF([.D372]=&quot;PK&quot;;&quot;primary&quot;;&quot;foreign&quot;)&amp;&quot;&quot;&quot; FIELDS=&quot;&quot;&quot;&amp;[.C372]&amp;&quot;&quot;&quot;&quot;&amp;IF([.D372]=&quot;FK&quot;;&quot; REFTABLE=&quot;&quot;&quot;&amp;[.F372]&amp;&quot;&quot;&quot; REFFIELDS=&quot;&quot;&quot;&amp;[.G372]&amp;&quot;&quot;&quot;&quot;;&quot;&quot;)&amp;&quot; COMMENT=&quot;&quot;&quot;&amp;[.J372]&amp;&quot;&quot;&quot;/&gt;&quot;;&quot;&quot;) &amp; IF([.A372]=&quot;Campo&quot;;&quot;&lt;FIELD NAME=&quot;&quot;&quot;&amp;[.C372]&amp;&quot;&quot;&quot; &quot;&amp;[.N373]&amp;&quot; &quot;&amp;[.L372]&amp;&quot; COMMENT=&quot;&quot;&quot;&amp;[.J372]&amp;&quot;&quot;&quot;/&gt;&quot;;&quot;&quot;) &amp; IF(AND([.A372]=&quot;Campo&quot;;[.A373]=&quot;Chave&quot;);&quot;&lt;FILEDS/&gt;&quot;;&quot;&quot;) &amp; IF(AND([.A372]=&quot;Chave&quot;;[.A373]&lt;&gt;&quot;Chave&quot;);&quot;&lt;/KEYS&gt;&quot;;&quot;&quot;) &amp; IF([.B372]&lt;&gt;[.B373];&quot;&lt;/TABLE&gt;&quot;;&quot;&quot;) &amp; IF(AND([.A372]=&quot;&quot;;[.A371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73]=&quot;Chave&quot;;[.C373]&amp;ROW([.C373]);[.C373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73]&lt;&gt;[.B372];[.B373]&lt;&gt;&quot;&quot;);&quot;&lt;TABLE NAME=&quot;&quot;&quot;&amp;[.B373]&amp;&quot;&quot;&quot; COMMENT=&quot;&quot;&quot;&amp;[.K373]&amp;&quot;&quot;&quot; &quot;&amp; [.M373] &amp;&quot;&gt;&lt;FIELDS&gt;&quot;;&quot;&quot;) &amp; IF(AND([.A373]=&quot;Chave&quot;;[.A372]=&quot;Campo&quot;);&quot;&lt;KEYS&gt;&quot;;&quot;&quot;) &amp; IF([.A373]=&quot;Chave&quot;;&quot;&lt;KEY NAME=&quot;&quot;&quot;&amp;[.C373]&amp;&quot;&quot;&quot; TYPE=&quot;&quot;&quot;&amp;IF([.D373]=&quot;PK&quot;;&quot;primary&quot;;&quot;foreign&quot;)&amp;&quot;&quot;&quot; FIELDS=&quot;&quot;&quot;&amp;[.C373]&amp;&quot;&quot;&quot;&quot;&amp;IF([.D373]=&quot;FK&quot;;&quot; REFTABLE=&quot;&quot;&quot;&amp;[.F373]&amp;&quot;&quot;&quot; REFFIELDS=&quot;&quot;&quot;&amp;[.G373]&amp;&quot;&quot;&quot;&quot;;&quot;&quot;)&amp;&quot; COMMENT=&quot;&quot;&quot;&amp;[.J373]&amp;&quot;&quot;&quot;/&gt;&quot;;&quot;&quot;) &amp; IF([.A373]=&quot;Campo&quot;;&quot;&lt;FIELD NAME=&quot;&quot;&quot;&amp;[.C373]&amp;&quot;&quot;&quot; &quot;&amp;[.N374]&amp;&quot; &quot;&amp;[.L373]&amp;&quot; COMMENT=&quot;&quot;&quot;&amp;[.J373]&amp;&quot;&quot;&quot;/&gt;&quot;;&quot;&quot;) &amp; IF(AND([.A373]=&quot;Campo&quot;;[.A374]=&quot;Chave&quot;);&quot;&lt;FILEDS/&gt;&quot;;&quot;&quot;) &amp; IF(AND([.A373]=&quot;Chave&quot;;[.A374]&lt;&gt;&quot;Chave&quot;);&quot;&lt;/KEYS&gt;&quot;;&quot;&quot;) &amp; IF([.B373]&lt;&gt;[.B374];&quot;&lt;/TABLE&gt;&quot;;&quot;&quot;) &amp; IF(AND([.A373]=&quot;&quot;;[.A372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74]=&quot;Chave&quot;;[.C374]&amp;ROW([.C374]);[.C374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74]&lt;&gt;[.B373];[.B374]&lt;&gt;&quot;&quot;);&quot;&lt;TABLE NAME=&quot;&quot;&quot;&amp;[.B374]&amp;&quot;&quot;&quot; COMMENT=&quot;&quot;&quot;&amp;[.K374]&amp;&quot;&quot;&quot; &quot;&amp; [.M374] &amp;&quot;&gt;&lt;FIELDS&gt;&quot;;&quot;&quot;) &amp; IF(AND([.A374]=&quot;Chave&quot;;[.A373]=&quot;Campo&quot;);&quot;&lt;KEYS&gt;&quot;;&quot;&quot;) &amp; IF([.A374]=&quot;Chave&quot;;&quot;&lt;KEY NAME=&quot;&quot;&quot;&amp;[.C374]&amp;&quot;&quot;&quot; TYPE=&quot;&quot;&quot;&amp;IF([.D374]=&quot;PK&quot;;&quot;primary&quot;;&quot;foreign&quot;)&amp;&quot;&quot;&quot; FIELDS=&quot;&quot;&quot;&amp;[.C374]&amp;&quot;&quot;&quot;&quot;&amp;IF([.D374]=&quot;FK&quot;;&quot; REFTABLE=&quot;&quot;&quot;&amp;[.F374]&amp;&quot;&quot;&quot; REFFIELDS=&quot;&quot;&quot;&amp;[.G374]&amp;&quot;&quot;&quot;&quot;;&quot;&quot;)&amp;&quot; COMMENT=&quot;&quot;&quot;&amp;[.J374]&amp;&quot;&quot;&quot;/&gt;&quot;;&quot;&quot;) &amp; IF([.A374]=&quot;Campo&quot;;&quot;&lt;FIELD NAME=&quot;&quot;&quot;&amp;[.C374]&amp;&quot;&quot;&quot; &quot;&amp;[.N375]&amp;&quot; &quot;&amp;[.L374]&amp;&quot; COMMENT=&quot;&quot;&quot;&amp;[.J374]&amp;&quot;&quot;&quot;/&gt;&quot;;&quot;&quot;) &amp; IF(AND([.A374]=&quot;Campo&quot;;[.A375]=&quot;Chave&quot;);&quot;&lt;FILEDS/&gt;&quot;;&quot;&quot;) &amp; IF(AND([.A374]=&quot;Chave&quot;;[.A375]&lt;&gt;&quot;Chave&quot;);&quot;&lt;/KEYS&gt;&quot;;&quot;&quot;) &amp; IF([.B374]&lt;&gt;[.B375];&quot;&lt;/TABLE&gt;&quot;;&quot;&quot;) &amp; IF(AND([.A374]=&quot;&quot;;[.A373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75]=&quot;Chave&quot;;[.C375]&amp;ROW([.C375]);[.C375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75]&lt;&gt;[.B374];[.B375]&lt;&gt;&quot;&quot;);&quot;&lt;TABLE NAME=&quot;&quot;&quot;&amp;[.B375]&amp;&quot;&quot;&quot; COMMENT=&quot;&quot;&quot;&amp;[.K375]&amp;&quot;&quot;&quot; &quot;&amp; [.M375] &amp;&quot;&gt;&lt;FIELDS&gt;&quot;;&quot;&quot;) &amp; IF(AND([.A375]=&quot;Chave&quot;;[.A374]=&quot;Campo&quot;);&quot;&lt;KEYS&gt;&quot;;&quot;&quot;) &amp; IF([.A375]=&quot;Chave&quot;;&quot;&lt;KEY NAME=&quot;&quot;&quot;&amp;[.C375]&amp;&quot;&quot;&quot; TYPE=&quot;&quot;&quot;&amp;IF([.D375]=&quot;PK&quot;;&quot;primary&quot;;&quot;foreign&quot;)&amp;&quot;&quot;&quot; FIELDS=&quot;&quot;&quot;&amp;[.C375]&amp;&quot;&quot;&quot;&quot;&amp;IF([.D375]=&quot;FK&quot;;&quot; REFTABLE=&quot;&quot;&quot;&amp;[.F375]&amp;&quot;&quot;&quot; REFFIELDS=&quot;&quot;&quot;&amp;[.G375]&amp;&quot;&quot;&quot;&quot;;&quot;&quot;)&amp;&quot; COMMENT=&quot;&quot;&quot;&amp;[.J375]&amp;&quot;&quot;&quot;/&gt;&quot;;&quot;&quot;) &amp; IF([.A375]=&quot;Campo&quot;;&quot;&lt;FIELD NAME=&quot;&quot;&quot;&amp;[.C375]&amp;&quot;&quot;&quot; &quot;&amp;[.N376]&amp;&quot; &quot;&amp;[.L375]&amp;&quot; COMMENT=&quot;&quot;&quot;&amp;[.J375]&amp;&quot;&quot;&quot;/&gt;&quot;;&quot;&quot;) &amp; IF(AND([.A375]=&quot;Campo&quot;;[.A376]=&quot;Chave&quot;);&quot;&lt;FILEDS/&gt;&quot;;&quot;&quot;) &amp; IF(AND([.A375]=&quot;Chave&quot;;[.A376]&lt;&gt;&quot;Chave&quot;);&quot;&lt;/KEYS&gt;&quot;;&quot;&quot;) &amp; IF([.B375]&lt;&gt;[.B376];&quot;&lt;/TABLE&gt;&quot;;&quot;&quot;) &amp; IF(AND([.A375]=&quot;&quot;;[.A374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76]=&quot;Chave&quot;;[.C376]&amp;ROW([.C376]);[.C376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76]&lt;&gt;[.B375];[.B376]&lt;&gt;&quot;&quot;);&quot;&lt;TABLE NAME=&quot;&quot;&quot;&amp;[.B376]&amp;&quot;&quot;&quot; COMMENT=&quot;&quot;&quot;&amp;[.K376]&amp;&quot;&quot;&quot; &quot;&amp; [.M376] &amp;&quot;&gt;&lt;FIELDS&gt;&quot;;&quot;&quot;) &amp; IF(AND([.A376]=&quot;Chave&quot;;[.A375]=&quot;Campo&quot;);&quot;&lt;KEYS&gt;&quot;;&quot;&quot;) &amp; IF([.A376]=&quot;Chave&quot;;&quot;&lt;KEY NAME=&quot;&quot;&quot;&amp;[.C376]&amp;&quot;&quot;&quot; TYPE=&quot;&quot;&quot;&amp;IF([.D376]=&quot;PK&quot;;&quot;primary&quot;;&quot;foreign&quot;)&amp;&quot;&quot;&quot; FIELDS=&quot;&quot;&quot;&amp;[.C376]&amp;&quot;&quot;&quot;&quot;&amp;IF([.D376]=&quot;FK&quot;;&quot; REFTABLE=&quot;&quot;&quot;&amp;[.F376]&amp;&quot;&quot;&quot; REFFIELDS=&quot;&quot;&quot;&amp;[.G376]&amp;&quot;&quot;&quot;&quot;;&quot;&quot;)&amp;&quot; COMMENT=&quot;&quot;&quot;&amp;[.J376]&amp;&quot;&quot;&quot;/&gt;&quot;;&quot;&quot;) &amp; IF([.A376]=&quot;Campo&quot;;&quot;&lt;FIELD NAME=&quot;&quot;&quot;&amp;[.C376]&amp;&quot;&quot;&quot; &quot;&amp;[.N377]&amp;&quot; &quot;&amp;[.L376]&amp;&quot; COMMENT=&quot;&quot;&quot;&amp;[.J376]&amp;&quot;&quot;&quot;/&gt;&quot;;&quot;&quot;) &amp; IF(AND([.A376]=&quot;Campo&quot;;[.A377]=&quot;Chave&quot;);&quot;&lt;FILEDS/&gt;&quot;;&quot;&quot;) &amp; IF(AND([.A376]=&quot;Chave&quot;;[.A377]&lt;&gt;&quot;Chave&quot;);&quot;&lt;/KEYS&gt;&quot;;&quot;&quot;) &amp; IF([.B376]&lt;&gt;[.B377];&quot;&lt;/TABLE&gt;&quot;;&quot;&quot;) &amp; IF(AND([.A376]=&quot;&quot;;[.A375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77]=&quot;Chave&quot;;[.C377]&amp;ROW([.C377]);[.C377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77]&lt;&gt;[.B376];[.B377]&lt;&gt;&quot;&quot;);&quot;&lt;TABLE NAME=&quot;&quot;&quot;&amp;[.B377]&amp;&quot;&quot;&quot; COMMENT=&quot;&quot;&quot;&amp;[.K377]&amp;&quot;&quot;&quot; &quot;&amp; [.M377] &amp;&quot;&gt;&lt;FIELDS&gt;&quot;;&quot;&quot;) &amp; IF(AND([.A377]=&quot;Chave&quot;;[.A376]=&quot;Campo&quot;);&quot;&lt;KEYS&gt;&quot;;&quot;&quot;) &amp; IF([.A377]=&quot;Chave&quot;;&quot;&lt;KEY NAME=&quot;&quot;&quot;&amp;[.C377]&amp;&quot;&quot;&quot; TYPE=&quot;&quot;&quot;&amp;IF([.D377]=&quot;PK&quot;;&quot;primary&quot;;&quot;foreign&quot;)&amp;&quot;&quot;&quot; FIELDS=&quot;&quot;&quot;&amp;[.C377]&amp;&quot;&quot;&quot;&quot;&amp;IF([.D377]=&quot;FK&quot;;&quot; REFTABLE=&quot;&quot;&quot;&amp;[.F377]&amp;&quot;&quot;&quot; REFFIELDS=&quot;&quot;&quot;&amp;[.G377]&amp;&quot;&quot;&quot;&quot;;&quot;&quot;)&amp;&quot; COMMENT=&quot;&quot;&quot;&amp;[.J377]&amp;&quot;&quot;&quot;/&gt;&quot;;&quot;&quot;) &amp; IF([.A377]=&quot;Campo&quot;;&quot;&lt;FIELD NAME=&quot;&quot;&quot;&amp;[.C377]&amp;&quot;&quot;&quot; &quot;&amp;[.N378]&amp;&quot; &quot;&amp;[.L377]&amp;&quot; COMMENT=&quot;&quot;&quot;&amp;[.J377]&amp;&quot;&quot;&quot;/&gt;&quot;;&quot;&quot;) &amp; IF(AND([.A377]=&quot;Campo&quot;;[.A378]=&quot;Chave&quot;);&quot;&lt;FILEDS/&gt;&quot;;&quot;&quot;) &amp; IF(AND([.A377]=&quot;Chave&quot;;[.A378]&lt;&gt;&quot;Chave&quot;);&quot;&lt;/KEYS&gt;&quot;;&quot;&quot;) &amp; IF([.B377]&lt;&gt;[.B378];&quot;&lt;/TABLE&gt;&quot;;&quot;&quot;) &amp; IF(AND([.A377]=&quot;&quot;;[.A376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78]=&quot;Chave&quot;;[.C378]&amp;ROW([.C378]);[.C378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78]&lt;&gt;[.B377];[.B378]&lt;&gt;&quot;&quot;);&quot;&lt;TABLE NAME=&quot;&quot;&quot;&amp;[.B378]&amp;&quot;&quot;&quot; COMMENT=&quot;&quot;&quot;&amp;[.K378]&amp;&quot;&quot;&quot; &quot;&amp; [.M378] &amp;&quot;&gt;&lt;FIELDS&gt;&quot;;&quot;&quot;) &amp; IF(AND([.A378]=&quot;Chave&quot;;[.A377]=&quot;Campo&quot;);&quot;&lt;KEYS&gt;&quot;;&quot;&quot;) &amp; IF([.A378]=&quot;Chave&quot;;&quot;&lt;KEY NAME=&quot;&quot;&quot;&amp;[.C378]&amp;&quot;&quot;&quot; TYPE=&quot;&quot;&quot;&amp;IF([.D378]=&quot;PK&quot;;&quot;primary&quot;;&quot;foreign&quot;)&amp;&quot;&quot;&quot; FIELDS=&quot;&quot;&quot;&amp;[.C378]&amp;&quot;&quot;&quot;&quot;&amp;IF([.D378]=&quot;FK&quot;;&quot; REFTABLE=&quot;&quot;&quot;&amp;[.F378]&amp;&quot;&quot;&quot; REFFIELDS=&quot;&quot;&quot;&amp;[.G378]&amp;&quot;&quot;&quot;&quot;;&quot;&quot;)&amp;&quot; COMMENT=&quot;&quot;&quot;&amp;[.J378]&amp;&quot;&quot;&quot;/&gt;&quot;;&quot;&quot;) &amp; IF([.A378]=&quot;Campo&quot;;&quot;&lt;FIELD NAME=&quot;&quot;&quot;&amp;[.C378]&amp;&quot;&quot;&quot; &quot;&amp;[.N379]&amp;&quot; &quot;&amp;[.L378]&amp;&quot; COMMENT=&quot;&quot;&quot;&amp;[.J378]&amp;&quot;&quot;&quot;/&gt;&quot;;&quot;&quot;) &amp; IF(AND([.A378]=&quot;Campo&quot;;[.A379]=&quot;Chave&quot;);&quot;&lt;FILEDS/&gt;&quot;;&quot;&quot;) &amp; IF(AND([.A378]=&quot;Chave&quot;;[.A379]&lt;&gt;&quot;Chave&quot;);&quot;&lt;/KEYS&gt;&quot;;&quot;&quot;) &amp; IF([.B378]&lt;&gt;[.B379];&quot;&lt;/TABLE&gt;&quot;;&quot;&quot;) &amp; IF(AND([.A378]=&quot;&quot;;[.A377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79]=&quot;Chave&quot;;[.C379]&amp;ROW([.C379]);[.C379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79]&lt;&gt;[.B378];[.B379]&lt;&gt;&quot;&quot;);&quot;&lt;TABLE NAME=&quot;&quot;&quot;&amp;[.B379]&amp;&quot;&quot;&quot; COMMENT=&quot;&quot;&quot;&amp;[.K379]&amp;&quot;&quot;&quot; &quot;&amp; [.M379] &amp;&quot;&gt;&lt;FIELDS&gt;&quot;;&quot;&quot;) &amp; IF(AND([.A379]=&quot;Chave&quot;;[.A378]=&quot;Campo&quot;);&quot;&lt;KEYS&gt;&quot;;&quot;&quot;) &amp; IF([.A379]=&quot;Chave&quot;;&quot;&lt;KEY NAME=&quot;&quot;&quot;&amp;[.C379]&amp;&quot;&quot;&quot; TYPE=&quot;&quot;&quot;&amp;IF([.D379]=&quot;PK&quot;;&quot;primary&quot;;&quot;foreign&quot;)&amp;&quot;&quot;&quot; FIELDS=&quot;&quot;&quot;&amp;[.C379]&amp;&quot;&quot;&quot;&quot;&amp;IF([.D379]=&quot;FK&quot;;&quot; REFTABLE=&quot;&quot;&quot;&amp;[.F379]&amp;&quot;&quot;&quot; REFFIELDS=&quot;&quot;&quot;&amp;[.G379]&amp;&quot;&quot;&quot;&quot;;&quot;&quot;)&amp;&quot; COMMENT=&quot;&quot;&quot;&amp;[.J379]&amp;&quot;&quot;&quot;/&gt;&quot;;&quot;&quot;) &amp; IF([.A379]=&quot;Campo&quot;;&quot;&lt;FIELD NAME=&quot;&quot;&quot;&amp;[.C379]&amp;&quot;&quot;&quot; &quot;&amp;[.N380]&amp;&quot; &quot;&amp;[.L379]&amp;&quot; COMMENT=&quot;&quot;&quot;&amp;[.J379]&amp;&quot;&quot;&quot;/&gt;&quot;;&quot;&quot;) &amp; IF(AND([.A379]=&quot;Campo&quot;;[.A380]=&quot;Chave&quot;);&quot;&lt;FILEDS/&gt;&quot;;&quot;&quot;) &amp; IF(AND([.A379]=&quot;Chave&quot;;[.A380]&lt;&gt;&quot;Chave&quot;);&quot;&lt;/KEYS&gt;&quot;;&quot;&quot;) &amp; IF([.B379]&lt;&gt;[.B380];&quot;&lt;/TABLE&gt;&quot;;&quot;&quot;) &amp; IF(AND([.A379]=&quot;&quot;;[.A378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80]=&quot;Chave&quot;;[.C380]&amp;ROW([.C380]);[.C380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80]&lt;&gt;[.B379];[.B380]&lt;&gt;&quot;&quot;);&quot;&lt;TABLE NAME=&quot;&quot;&quot;&amp;[.B380]&amp;&quot;&quot;&quot; COMMENT=&quot;&quot;&quot;&amp;[.K380]&amp;&quot;&quot;&quot; &quot;&amp; [.M380] &amp;&quot;&gt;&lt;FIELDS&gt;&quot;;&quot;&quot;) &amp; IF(AND([.A380]=&quot;Chave&quot;;[.A379]=&quot;Campo&quot;);&quot;&lt;KEYS&gt;&quot;;&quot;&quot;) &amp; IF([.A380]=&quot;Chave&quot;;&quot;&lt;KEY NAME=&quot;&quot;&quot;&amp;[.C380]&amp;&quot;&quot;&quot; TYPE=&quot;&quot;&quot;&amp;IF([.D380]=&quot;PK&quot;;&quot;primary&quot;;&quot;foreign&quot;)&amp;&quot;&quot;&quot; FIELDS=&quot;&quot;&quot;&amp;[.C380]&amp;&quot;&quot;&quot;&quot;&amp;IF([.D380]=&quot;FK&quot;;&quot; REFTABLE=&quot;&quot;&quot;&amp;[.F380]&amp;&quot;&quot;&quot; REFFIELDS=&quot;&quot;&quot;&amp;[.G380]&amp;&quot;&quot;&quot;&quot;;&quot;&quot;)&amp;&quot; COMMENT=&quot;&quot;&quot;&amp;[.J380]&amp;&quot;&quot;&quot;/&gt;&quot;;&quot;&quot;) &amp; IF([.A380]=&quot;Campo&quot;;&quot;&lt;FIELD NAME=&quot;&quot;&quot;&amp;[.C380]&amp;&quot;&quot;&quot; &quot;&amp;[.N381]&amp;&quot; &quot;&amp;[.L380]&amp;&quot; COMMENT=&quot;&quot;&quot;&amp;[.J380]&amp;&quot;&quot;&quot;/&gt;&quot;;&quot;&quot;) &amp; IF(AND([.A380]=&quot;Campo&quot;;[.A381]=&quot;Chave&quot;);&quot;&lt;FILEDS/&gt;&quot;;&quot;&quot;) &amp; IF(AND([.A380]=&quot;Chave&quot;;[.A381]&lt;&gt;&quot;Chave&quot;);&quot;&lt;/KEYS&gt;&quot;;&quot;&quot;) &amp; IF([.B380]&lt;&gt;[.B381];&quot;&lt;/TABLE&gt;&quot;;&quot;&quot;) &amp; IF(AND([.A380]=&quot;&quot;;[.A379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81]=&quot;Chave&quot;;[.C381]&amp;ROW([.C381]);[.C381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81]&lt;&gt;[.B380];[.B381]&lt;&gt;&quot;&quot;);&quot;&lt;TABLE NAME=&quot;&quot;&quot;&amp;[.B381]&amp;&quot;&quot;&quot; COMMENT=&quot;&quot;&quot;&amp;[.K381]&amp;&quot;&quot;&quot; &quot;&amp; [.M381] &amp;&quot;&gt;&lt;FIELDS&gt;&quot;;&quot;&quot;) &amp; IF(AND([.A381]=&quot;Chave&quot;;[.A380]=&quot;Campo&quot;);&quot;&lt;KEYS&gt;&quot;;&quot;&quot;) &amp; IF([.A381]=&quot;Chave&quot;;&quot;&lt;KEY NAME=&quot;&quot;&quot;&amp;[.C381]&amp;&quot;&quot;&quot; TYPE=&quot;&quot;&quot;&amp;IF([.D381]=&quot;PK&quot;;&quot;primary&quot;;&quot;foreign&quot;)&amp;&quot;&quot;&quot; FIELDS=&quot;&quot;&quot;&amp;[.C381]&amp;&quot;&quot;&quot;&quot;&amp;IF([.D381]=&quot;FK&quot;;&quot; REFTABLE=&quot;&quot;&quot;&amp;[.F381]&amp;&quot;&quot;&quot; REFFIELDS=&quot;&quot;&quot;&amp;[.G381]&amp;&quot;&quot;&quot;&quot;;&quot;&quot;)&amp;&quot; COMMENT=&quot;&quot;&quot;&amp;[.J381]&amp;&quot;&quot;&quot;/&gt;&quot;;&quot;&quot;) &amp; IF([.A381]=&quot;Campo&quot;;&quot;&lt;FIELD NAME=&quot;&quot;&quot;&amp;[.C381]&amp;&quot;&quot;&quot; &quot;&amp;[.N382]&amp;&quot; &quot;&amp;[.L381]&amp;&quot; COMMENT=&quot;&quot;&quot;&amp;[.J381]&amp;&quot;&quot;&quot;/&gt;&quot;;&quot;&quot;) &amp; IF(AND([.A381]=&quot;Campo&quot;;[.A382]=&quot;Chave&quot;);&quot;&lt;FILEDS/&gt;&quot;;&quot;&quot;) &amp; IF(AND([.A381]=&quot;Chave&quot;;[.A382]&lt;&gt;&quot;Chave&quot;);&quot;&lt;/KEYS&gt;&quot;;&quot;&quot;) &amp; IF([.B381]&lt;&gt;[.B382];&quot;&lt;/TABLE&gt;&quot;;&quot;&quot;) &amp; IF(AND([.A381]=&quot;&quot;;[.A380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82]=&quot;Chave&quot;;[.C382]&amp;ROW([.C382]);[.C382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82]&lt;&gt;[.B381];[.B382]&lt;&gt;&quot;&quot;);&quot;&lt;TABLE NAME=&quot;&quot;&quot;&amp;[.B382]&amp;&quot;&quot;&quot; COMMENT=&quot;&quot;&quot;&amp;[.K382]&amp;&quot;&quot;&quot; &quot;&amp; [.M382] &amp;&quot;&gt;&lt;FIELDS&gt;&quot;;&quot;&quot;) &amp; IF(AND([.A382]=&quot;Chave&quot;;[.A381]=&quot;Campo&quot;);&quot;&lt;KEYS&gt;&quot;;&quot;&quot;) &amp; IF([.A382]=&quot;Chave&quot;;&quot;&lt;KEY NAME=&quot;&quot;&quot;&amp;[.C382]&amp;&quot;&quot;&quot; TYPE=&quot;&quot;&quot;&amp;IF([.D382]=&quot;PK&quot;;&quot;primary&quot;;&quot;foreign&quot;)&amp;&quot;&quot;&quot; FIELDS=&quot;&quot;&quot;&amp;[.C382]&amp;&quot;&quot;&quot;&quot;&amp;IF([.D382]=&quot;FK&quot;;&quot; REFTABLE=&quot;&quot;&quot;&amp;[.F382]&amp;&quot;&quot;&quot; REFFIELDS=&quot;&quot;&quot;&amp;[.G382]&amp;&quot;&quot;&quot;&quot;;&quot;&quot;)&amp;&quot; COMMENT=&quot;&quot;&quot;&amp;[.J382]&amp;&quot;&quot;&quot;/&gt;&quot;;&quot;&quot;) &amp; IF([.A382]=&quot;Campo&quot;;&quot;&lt;FIELD NAME=&quot;&quot;&quot;&amp;[.C382]&amp;&quot;&quot;&quot; &quot;&amp;[.N383]&amp;&quot; &quot;&amp;[.L382]&amp;&quot; COMMENT=&quot;&quot;&quot;&amp;[.J382]&amp;&quot;&quot;&quot;/&gt;&quot;;&quot;&quot;) &amp; IF(AND([.A382]=&quot;Campo&quot;;[.A383]=&quot;Chave&quot;);&quot;&lt;FILEDS/&gt;&quot;;&quot;&quot;) &amp; IF(AND([.A382]=&quot;Chave&quot;;[.A383]&lt;&gt;&quot;Chave&quot;);&quot;&lt;/KEYS&gt;&quot;;&quot;&quot;) &amp; IF([.B382]&lt;&gt;[.B383];&quot;&lt;/TABLE&gt;&quot;;&quot;&quot;) &amp; IF(AND([.A382]=&quot;&quot;;[.A381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83]=&quot;Chave&quot;;[.C383]&amp;ROW([.C383]);[.C383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83]&lt;&gt;[.B382];[.B383]&lt;&gt;&quot;&quot;);&quot;&lt;TABLE NAME=&quot;&quot;&quot;&amp;[.B383]&amp;&quot;&quot;&quot; COMMENT=&quot;&quot;&quot;&amp;[.K383]&amp;&quot;&quot;&quot; &quot;&amp; [.M383] &amp;&quot;&gt;&lt;FIELDS&gt;&quot;;&quot;&quot;) &amp; IF(AND([.A383]=&quot;Chave&quot;;[.A382]=&quot;Campo&quot;);&quot;&lt;KEYS&gt;&quot;;&quot;&quot;) &amp; IF([.A383]=&quot;Chave&quot;;&quot;&lt;KEY NAME=&quot;&quot;&quot;&amp;[.C383]&amp;&quot;&quot;&quot; TYPE=&quot;&quot;&quot;&amp;IF([.D383]=&quot;PK&quot;;&quot;primary&quot;;&quot;foreign&quot;)&amp;&quot;&quot;&quot; FIELDS=&quot;&quot;&quot;&amp;[.C383]&amp;&quot;&quot;&quot;&quot;&amp;IF([.D383]=&quot;FK&quot;;&quot; REFTABLE=&quot;&quot;&quot;&amp;[.F383]&amp;&quot;&quot;&quot; REFFIELDS=&quot;&quot;&quot;&amp;[.G383]&amp;&quot;&quot;&quot;&quot;;&quot;&quot;)&amp;&quot; COMMENT=&quot;&quot;&quot;&amp;[.J383]&amp;&quot;&quot;&quot;/&gt;&quot;;&quot;&quot;) &amp; IF([.A383]=&quot;Campo&quot;;&quot;&lt;FIELD NAME=&quot;&quot;&quot;&amp;[.C383]&amp;&quot;&quot;&quot; &quot;&amp;[.N384]&amp;&quot; &quot;&amp;[.L383]&amp;&quot; COMMENT=&quot;&quot;&quot;&amp;[.J383]&amp;&quot;&quot;&quot;/&gt;&quot;;&quot;&quot;) &amp; IF(AND([.A383]=&quot;Campo&quot;;[.A384]=&quot;Chave&quot;);&quot;&lt;FILEDS/&gt;&quot;;&quot;&quot;) &amp; IF(AND([.A383]=&quot;Chave&quot;;[.A384]&lt;&gt;&quot;Chave&quot;);&quot;&lt;/KEYS&gt;&quot;;&quot;&quot;) &amp; IF([.B383]&lt;&gt;[.B384];&quot;&lt;/TABLE&gt;&quot;;&quot;&quot;) &amp; IF(AND([.A383]=&quot;&quot;;[.A382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84]=&quot;Chave&quot;;[.C384]&amp;ROW([.C384]);[.C384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84]&lt;&gt;[.B383];[.B384]&lt;&gt;&quot;&quot;);&quot;&lt;TABLE NAME=&quot;&quot;&quot;&amp;[.B384]&amp;&quot;&quot;&quot; COMMENT=&quot;&quot;&quot;&amp;[.K384]&amp;&quot;&quot;&quot; &quot;&amp; [.M384] &amp;&quot;&gt;&lt;FIELDS&gt;&quot;;&quot;&quot;) &amp; IF(AND([.A384]=&quot;Chave&quot;;[.A383]=&quot;Campo&quot;);&quot;&lt;KEYS&gt;&quot;;&quot;&quot;) &amp; IF([.A384]=&quot;Chave&quot;;&quot;&lt;KEY NAME=&quot;&quot;&quot;&amp;[.C384]&amp;&quot;&quot;&quot; TYPE=&quot;&quot;&quot;&amp;IF([.D384]=&quot;PK&quot;;&quot;primary&quot;;&quot;foreign&quot;)&amp;&quot;&quot;&quot; FIELDS=&quot;&quot;&quot;&amp;[.C384]&amp;&quot;&quot;&quot;&quot;&amp;IF([.D384]=&quot;FK&quot;;&quot; REFTABLE=&quot;&quot;&quot;&amp;[.F384]&amp;&quot;&quot;&quot; REFFIELDS=&quot;&quot;&quot;&amp;[.G384]&amp;&quot;&quot;&quot;&quot;;&quot;&quot;)&amp;&quot; COMMENT=&quot;&quot;&quot;&amp;[.J384]&amp;&quot;&quot;&quot;/&gt;&quot;;&quot;&quot;) &amp; IF([.A384]=&quot;Campo&quot;;&quot;&lt;FIELD NAME=&quot;&quot;&quot;&amp;[.C384]&amp;&quot;&quot;&quot; &quot;&amp;[.N385]&amp;&quot; &quot;&amp;[.L384]&amp;&quot; COMMENT=&quot;&quot;&quot;&amp;[.J384]&amp;&quot;&quot;&quot;/&gt;&quot;;&quot;&quot;) &amp; IF(AND([.A384]=&quot;Campo&quot;;[.A385]=&quot;Chave&quot;);&quot;&lt;FILEDS/&gt;&quot;;&quot;&quot;) &amp; IF(AND([.A384]=&quot;Chave&quot;;[.A385]&lt;&gt;&quot;Chave&quot;);&quot;&lt;/KEYS&gt;&quot;;&quot;&quot;) &amp; IF([.B384]&lt;&gt;[.B385];&quot;&lt;/TABLE&gt;&quot;;&quot;&quot;) &amp; IF(AND([.A384]=&quot;&quot;;[.A383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85]=&quot;Chave&quot;;[.C385]&amp;ROW([.C385]);[.C385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85]&lt;&gt;[.B384];[.B385]&lt;&gt;&quot;&quot;);&quot;&lt;TABLE NAME=&quot;&quot;&quot;&amp;[.B385]&amp;&quot;&quot;&quot; COMMENT=&quot;&quot;&quot;&amp;[.K385]&amp;&quot;&quot;&quot; &quot;&amp; [.M385] &amp;&quot;&gt;&lt;FIELDS&gt;&quot;;&quot;&quot;) &amp; IF(AND([.A385]=&quot;Chave&quot;;[.A384]=&quot;Campo&quot;);&quot;&lt;KEYS&gt;&quot;;&quot;&quot;) &amp; IF([.A385]=&quot;Chave&quot;;&quot;&lt;KEY NAME=&quot;&quot;&quot;&amp;[.C385]&amp;&quot;&quot;&quot; TYPE=&quot;&quot;&quot;&amp;IF([.D385]=&quot;PK&quot;;&quot;primary&quot;;&quot;foreign&quot;)&amp;&quot;&quot;&quot; FIELDS=&quot;&quot;&quot;&amp;[.C385]&amp;&quot;&quot;&quot;&quot;&amp;IF([.D385]=&quot;FK&quot;;&quot; REFTABLE=&quot;&quot;&quot;&amp;[.F385]&amp;&quot;&quot;&quot; REFFIELDS=&quot;&quot;&quot;&amp;[.G385]&amp;&quot;&quot;&quot;&quot;;&quot;&quot;)&amp;&quot; COMMENT=&quot;&quot;&quot;&amp;[.J385]&amp;&quot;&quot;&quot;/&gt;&quot;;&quot;&quot;) &amp; IF([.A385]=&quot;Campo&quot;;&quot;&lt;FIELD NAME=&quot;&quot;&quot;&amp;[.C385]&amp;&quot;&quot;&quot; &quot;&amp;[.N386]&amp;&quot; &quot;&amp;[.L385]&amp;&quot; COMMENT=&quot;&quot;&quot;&amp;[.J385]&amp;&quot;&quot;&quot;/&gt;&quot;;&quot;&quot;) &amp; IF(AND([.A385]=&quot;Campo&quot;;[.A386]=&quot;Chave&quot;);&quot;&lt;FILEDS/&gt;&quot;;&quot;&quot;) &amp; IF(AND([.A385]=&quot;Chave&quot;;[.A386]&lt;&gt;&quot;Chave&quot;);&quot;&lt;/KEYS&gt;&quot;;&quot;&quot;) &amp; IF([.B385]&lt;&gt;[.B386];&quot;&lt;/TABLE&gt;&quot;;&quot;&quot;) &amp; IF(AND([.A385]=&quot;&quot;;[.A384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86]=&quot;Chave&quot;;[.C386]&amp;ROW([.C386]);[.C386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86]&lt;&gt;[.B385];[.B386]&lt;&gt;&quot;&quot;);&quot;&lt;TABLE NAME=&quot;&quot;&quot;&amp;[.B386]&amp;&quot;&quot;&quot; COMMENT=&quot;&quot;&quot;&amp;[.K386]&amp;&quot;&quot;&quot; &quot;&amp; [.M386] &amp;&quot;&gt;&lt;FIELDS&gt;&quot;;&quot;&quot;) &amp; IF(AND([.A386]=&quot;Chave&quot;;[.A385]=&quot;Campo&quot;);&quot;&lt;KEYS&gt;&quot;;&quot;&quot;) &amp; IF([.A386]=&quot;Chave&quot;;&quot;&lt;KEY NAME=&quot;&quot;&quot;&amp;[.C386]&amp;&quot;&quot;&quot; TYPE=&quot;&quot;&quot;&amp;IF([.D386]=&quot;PK&quot;;&quot;primary&quot;;&quot;foreign&quot;)&amp;&quot;&quot;&quot; FIELDS=&quot;&quot;&quot;&amp;[.C386]&amp;&quot;&quot;&quot;&quot;&amp;IF([.D386]=&quot;FK&quot;;&quot; REFTABLE=&quot;&quot;&quot;&amp;[.F386]&amp;&quot;&quot;&quot; REFFIELDS=&quot;&quot;&quot;&amp;[.G386]&amp;&quot;&quot;&quot;&quot;;&quot;&quot;)&amp;&quot; COMMENT=&quot;&quot;&quot;&amp;[.J386]&amp;&quot;&quot;&quot;/&gt;&quot;;&quot;&quot;) &amp; IF([.A386]=&quot;Campo&quot;;&quot;&lt;FIELD NAME=&quot;&quot;&quot;&amp;[.C386]&amp;&quot;&quot;&quot; &quot;&amp;[.N387]&amp;&quot; &quot;&amp;[.L386]&amp;&quot; COMMENT=&quot;&quot;&quot;&amp;[.J386]&amp;&quot;&quot;&quot;/&gt;&quot;;&quot;&quot;) &amp; IF(AND([.A386]=&quot;Campo&quot;;[.A387]=&quot;Chave&quot;);&quot;&lt;FILEDS/&gt;&quot;;&quot;&quot;) &amp; IF(AND([.A386]=&quot;Chave&quot;;[.A387]&lt;&gt;&quot;Chave&quot;);&quot;&lt;/KEYS&gt;&quot;;&quot;&quot;) &amp; IF([.B386]&lt;&gt;[.B387];&quot;&lt;/TABLE&gt;&quot;;&quot;&quot;) &amp; IF(AND([.A386]=&quot;&quot;;[.A385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87]=&quot;Chave&quot;;[.C387]&amp;ROW([.C387]);[.C387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87]&lt;&gt;[.B386];[.B387]&lt;&gt;&quot;&quot;);&quot;&lt;TABLE NAME=&quot;&quot;&quot;&amp;[.B387]&amp;&quot;&quot;&quot; COMMENT=&quot;&quot;&quot;&amp;[.K387]&amp;&quot;&quot;&quot; &quot;&amp; [.M387] &amp;&quot;&gt;&lt;FIELDS&gt;&quot;;&quot;&quot;) &amp; IF(AND([.A387]=&quot;Chave&quot;;[.A386]=&quot;Campo&quot;);&quot;&lt;KEYS&gt;&quot;;&quot;&quot;) &amp; IF([.A387]=&quot;Chave&quot;;&quot;&lt;KEY NAME=&quot;&quot;&quot;&amp;[.C387]&amp;&quot;&quot;&quot; TYPE=&quot;&quot;&quot;&amp;IF([.D387]=&quot;PK&quot;;&quot;primary&quot;;&quot;foreign&quot;)&amp;&quot;&quot;&quot; FIELDS=&quot;&quot;&quot;&amp;[.C387]&amp;&quot;&quot;&quot;&quot;&amp;IF([.D387]=&quot;FK&quot;;&quot; REFTABLE=&quot;&quot;&quot;&amp;[.F387]&amp;&quot;&quot;&quot; REFFIELDS=&quot;&quot;&quot;&amp;[.G387]&amp;&quot;&quot;&quot;&quot;;&quot;&quot;)&amp;&quot; COMMENT=&quot;&quot;&quot;&amp;[.J387]&amp;&quot;&quot;&quot;/&gt;&quot;;&quot;&quot;) &amp; IF([.A387]=&quot;Campo&quot;;&quot;&lt;FIELD NAME=&quot;&quot;&quot;&amp;[.C387]&amp;&quot;&quot;&quot; &quot;&amp;[.N388]&amp;&quot; &quot;&amp;[.L387]&amp;&quot; COMMENT=&quot;&quot;&quot;&amp;[.J387]&amp;&quot;&quot;&quot;/&gt;&quot;;&quot;&quot;) &amp; IF(AND([.A387]=&quot;Campo&quot;;[.A388]=&quot;Chave&quot;);&quot;&lt;FILEDS/&gt;&quot;;&quot;&quot;) &amp; IF(AND([.A387]=&quot;Chave&quot;;[.A388]&lt;&gt;&quot;Chave&quot;);&quot;&lt;/KEYS&gt;&quot;;&quot;&quot;) &amp; IF([.B387]&lt;&gt;[.B388];&quot;&lt;/TABLE&gt;&quot;;&quot;&quot;) &amp; IF(AND([.A387]=&quot;&quot;;[.A386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88]=&quot;Chave&quot;;[.C388]&amp;ROW([.C388]);[.C388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88]&lt;&gt;[.B387];[.B388]&lt;&gt;&quot;&quot;);&quot;&lt;TABLE NAME=&quot;&quot;&quot;&amp;[.B388]&amp;&quot;&quot;&quot; COMMENT=&quot;&quot;&quot;&amp;[.K388]&amp;&quot;&quot;&quot; &quot;&amp; [.M388] &amp;&quot;&gt;&lt;FIELDS&gt;&quot;;&quot;&quot;) &amp; IF(AND([.A388]=&quot;Chave&quot;;[.A387]=&quot;Campo&quot;);&quot;&lt;KEYS&gt;&quot;;&quot;&quot;) &amp; IF([.A388]=&quot;Chave&quot;;&quot;&lt;KEY NAME=&quot;&quot;&quot;&amp;[.C388]&amp;&quot;&quot;&quot; TYPE=&quot;&quot;&quot;&amp;IF([.D388]=&quot;PK&quot;;&quot;primary&quot;;&quot;foreign&quot;)&amp;&quot;&quot;&quot; FIELDS=&quot;&quot;&quot;&amp;[.C388]&amp;&quot;&quot;&quot;&quot;&amp;IF([.D388]=&quot;FK&quot;;&quot; REFTABLE=&quot;&quot;&quot;&amp;[.F388]&amp;&quot;&quot;&quot; REFFIELDS=&quot;&quot;&quot;&amp;[.G388]&amp;&quot;&quot;&quot;&quot;;&quot;&quot;)&amp;&quot; COMMENT=&quot;&quot;&quot;&amp;[.J388]&amp;&quot;&quot;&quot;/&gt;&quot;;&quot;&quot;) &amp; IF([.A388]=&quot;Campo&quot;;&quot;&lt;FIELD NAME=&quot;&quot;&quot;&amp;[.C388]&amp;&quot;&quot;&quot; &quot;&amp;[.N389]&amp;&quot; &quot;&amp;[.L388]&amp;&quot; COMMENT=&quot;&quot;&quot;&amp;[.J388]&amp;&quot;&quot;&quot;/&gt;&quot;;&quot;&quot;) &amp; IF(AND([.A388]=&quot;Campo&quot;;[.A389]=&quot;Chave&quot;);&quot;&lt;FILEDS/&gt;&quot;;&quot;&quot;) &amp; IF(AND([.A388]=&quot;Chave&quot;;[.A389]&lt;&gt;&quot;Chave&quot;);&quot;&lt;/KEYS&gt;&quot;;&quot;&quot;) &amp; IF([.B388]&lt;&gt;[.B389];&quot;&lt;/TABLE&gt;&quot;;&quot;&quot;) &amp; IF(AND([.A388]=&quot;&quot;;[.A387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89]=&quot;Chave&quot;;[.C389]&amp;ROW([.C389]);[.C389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89]&lt;&gt;[.B388];[.B389]&lt;&gt;&quot;&quot;);&quot;&lt;TABLE NAME=&quot;&quot;&quot;&amp;[.B389]&amp;&quot;&quot;&quot; COMMENT=&quot;&quot;&quot;&amp;[.K389]&amp;&quot;&quot;&quot; &quot;&amp; [.M389] &amp;&quot;&gt;&lt;FIELDS&gt;&quot;;&quot;&quot;) &amp; IF(AND([.A389]=&quot;Chave&quot;;[.A388]=&quot;Campo&quot;);&quot;&lt;KEYS&gt;&quot;;&quot;&quot;) &amp; IF([.A389]=&quot;Chave&quot;;&quot;&lt;KEY NAME=&quot;&quot;&quot;&amp;[.C389]&amp;&quot;&quot;&quot; TYPE=&quot;&quot;&quot;&amp;IF([.D389]=&quot;PK&quot;;&quot;primary&quot;;&quot;foreign&quot;)&amp;&quot;&quot;&quot; FIELDS=&quot;&quot;&quot;&amp;[.C389]&amp;&quot;&quot;&quot;&quot;&amp;IF([.D389]=&quot;FK&quot;;&quot; REFTABLE=&quot;&quot;&quot;&amp;[.F389]&amp;&quot;&quot;&quot; REFFIELDS=&quot;&quot;&quot;&amp;[.G389]&amp;&quot;&quot;&quot;&quot;;&quot;&quot;)&amp;&quot; COMMENT=&quot;&quot;&quot;&amp;[.J389]&amp;&quot;&quot;&quot;/&gt;&quot;;&quot;&quot;) &amp; IF([.A389]=&quot;Campo&quot;;&quot;&lt;FIELD NAME=&quot;&quot;&quot;&amp;[.C389]&amp;&quot;&quot;&quot; &quot;&amp;[.N390]&amp;&quot; &quot;&amp;[.L389]&amp;&quot; COMMENT=&quot;&quot;&quot;&amp;[.J389]&amp;&quot;&quot;&quot;/&gt;&quot;;&quot;&quot;) &amp; IF(AND([.A389]=&quot;Campo&quot;;[.A390]=&quot;Chave&quot;);&quot;&lt;FILEDS/&gt;&quot;;&quot;&quot;) &amp; IF(AND([.A389]=&quot;Chave&quot;;[.A390]&lt;&gt;&quot;Chave&quot;);&quot;&lt;/KEYS&gt;&quot;;&quot;&quot;) &amp; IF([.B389]&lt;&gt;[.B390];&quot;&lt;/TABLE&gt;&quot;;&quot;&quot;) &amp; IF(AND([.A389]=&quot;&quot;;[.A388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90]=&quot;Chave&quot;;[.C390]&amp;ROW([.C390]);[.C390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90]&lt;&gt;[.B389];[.B390]&lt;&gt;&quot;&quot;);&quot;&lt;TABLE NAME=&quot;&quot;&quot;&amp;[.B390]&amp;&quot;&quot;&quot; COMMENT=&quot;&quot;&quot;&amp;[.K390]&amp;&quot;&quot;&quot; &quot;&amp; [.M390] &amp;&quot;&gt;&lt;FIELDS&gt;&quot;;&quot;&quot;) &amp; IF(AND([.A390]=&quot;Chave&quot;;[.A389]=&quot;Campo&quot;);&quot;&lt;KEYS&gt;&quot;;&quot;&quot;) &amp; IF([.A390]=&quot;Chave&quot;;&quot;&lt;KEY NAME=&quot;&quot;&quot;&amp;[.C390]&amp;&quot;&quot;&quot; TYPE=&quot;&quot;&quot;&amp;IF([.D390]=&quot;PK&quot;;&quot;primary&quot;;&quot;foreign&quot;)&amp;&quot;&quot;&quot; FIELDS=&quot;&quot;&quot;&amp;[.C390]&amp;&quot;&quot;&quot;&quot;&amp;IF([.D390]=&quot;FK&quot;;&quot; REFTABLE=&quot;&quot;&quot;&amp;[.F390]&amp;&quot;&quot;&quot; REFFIELDS=&quot;&quot;&quot;&amp;[.G390]&amp;&quot;&quot;&quot;&quot;;&quot;&quot;)&amp;&quot; COMMENT=&quot;&quot;&quot;&amp;[.J390]&amp;&quot;&quot;&quot;/&gt;&quot;;&quot;&quot;) &amp; IF([.A390]=&quot;Campo&quot;;&quot;&lt;FIELD NAME=&quot;&quot;&quot;&amp;[.C390]&amp;&quot;&quot;&quot; &quot;&amp;[.N391]&amp;&quot; &quot;&amp;[.L390]&amp;&quot; COMMENT=&quot;&quot;&quot;&amp;[.J390]&amp;&quot;&quot;&quot;/&gt;&quot;;&quot;&quot;) &amp; IF(AND([.A390]=&quot;Campo&quot;;[.A391]=&quot;Chave&quot;);&quot;&lt;FILEDS/&gt;&quot;;&quot;&quot;) &amp; IF(AND([.A390]=&quot;Chave&quot;;[.A391]&lt;&gt;&quot;Chave&quot;);&quot;&lt;/KEYS&gt;&quot;;&quot;&quot;) &amp; IF([.B390]&lt;&gt;[.B391];&quot;&lt;/TABLE&gt;&quot;;&quot;&quot;) &amp; IF(AND([.A390]=&quot;&quot;;[.A389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91]=&quot;Chave&quot;;[.C391]&amp;ROW([.C391]);[.C391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91]&lt;&gt;[.B390];[.B391]&lt;&gt;&quot;&quot;);&quot;&lt;TABLE NAME=&quot;&quot;&quot;&amp;[.B391]&amp;&quot;&quot;&quot; COMMENT=&quot;&quot;&quot;&amp;[.K391]&amp;&quot;&quot;&quot; &quot;&amp; [.M391] &amp;&quot;&gt;&lt;FIELDS&gt;&quot;;&quot;&quot;) &amp; IF(AND([.A391]=&quot;Chave&quot;;[.A390]=&quot;Campo&quot;);&quot;&lt;KEYS&gt;&quot;;&quot;&quot;) &amp; IF([.A391]=&quot;Chave&quot;;&quot;&lt;KEY NAME=&quot;&quot;&quot;&amp;[.C391]&amp;&quot;&quot;&quot; TYPE=&quot;&quot;&quot;&amp;IF([.D391]=&quot;PK&quot;;&quot;primary&quot;;&quot;foreign&quot;)&amp;&quot;&quot;&quot; FIELDS=&quot;&quot;&quot;&amp;[.C391]&amp;&quot;&quot;&quot;&quot;&amp;IF([.D391]=&quot;FK&quot;;&quot; REFTABLE=&quot;&quot;&quot;&amp;[.F391]&amp;&quot;&quot;&quot; REFFIELDS=&quot;&quot;&quot;&amp;[.G391]&amp;&quot;&quot;&quot;&quot;;&quot;&quot;)&amp;&quot; COMMENT=&quot;&quot;&quot;&amp;[.J391]&amp;&quot;&quot;&quot;/&gt;&quot;;&quot;&quot;) &amp; IF([.A391]=&quot;Campo&quot;;&quot;&lt;FIELD NAME=&quot;&quot;&quot;&amp;[.C391]&amp;&quot;&quot;&quot; &quot;&amp;[.N392]&amp;&quot; &quot;&amp;[.L391]&amp;&quot; COMMENT=&quot;&quot;&quot;&amp;[.J391]&amp;&quot;&quot;&quot;/&gt;&quot;;&quot;&quot;) &amp; IF(AND([.A391]=&quot;Campo&quot;;[.A392]=&quot;Chave&quot;);&quot;&lt;FILEDS/&gt;&quot;;&quot;&quot;) &amp; IF(AND([.A391]=&quot;Chave&quot;;[.A392]&lt;&gt;&quot;Chave&quot;);&quot;&lt;/KEYS&gt;&quot;;&quot;&quot;) &amp; IF([.B391]&lt;&gt;[.B392];&quot;&lt;/TABLE&gt;&quot;;&quot;&quot;) &amp; IF(AND([.A391]=&quot;&quot;;[.A390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92]=&quot;Chave&quot;;[.C392]&amp;ROW([.C392]);[.C392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92]&lt;&gt;[.B391];[.B392]&lt;&gt;&quot;&quot;);&quot;&lt;TABLE NAME=&quot;&quot;&quot;&amp;[.B392]&amp;&quot;&quot;&quot; COMMENT=&quot;&quot;&quot;&amp;[.K392]&amp;&quot;&quot;&quot; &quot;&amp; [.M392] &amp;&quot;&gt;&lt;FIELDS&gt;&quot;;&quot;&quot;) &amp; IF(AND([.A392]=&quot;Chave&quot;;[.A391]=&quot;Campo&quot;);&quot;&lt;KEYS&gt;&quot;;&quot;&quot;) &amp; IF([.A392]=&quot;Chave&quot;;&quot;&lt;KEY NAME=&quot;&quot;&quot;&amp;[.C392]&amp;&quot;&quot;&quot; TYPE=&quot;&quot;&quot;&amp;IF([.D392]=&quot;PK&quot;;&quot;primary&quot;;&quot;foreign&quot;)&amp;&quot;&quot;&quot; FIELDS=&quot;&quot;&quot;&amp;[.C392]&amp;&quot;&quot;&quot;&quot;&amp;IF([.D392]=&quot;FK&quot;;&quot; REFTABLE=&quot;&quot;&quot;&amp;[.F392]&amp;&quot;&quot;&quot; REFFIELDS=&quot;&quot;&quot;&amp;[.G392]&amp;&quot;&quot;&quot;&quot;;&quot;&quot;)&amp;&quot; COMMENT=&quot;&quot;&quot;&amp;[.J392]&amp;&quot;&quot;&quot;/&gt;&quot;;&quot;&quot;) &amp; IF([.A392]=&quot;Campo&quot;;&quot;&lt;FIELD NAME=&quot;&quot;&quot;&amp;[.C392]&amp;&quot;&quot;&quot; &quot;&amp;[.N393]&amp;&quot; &quot;&amp;[.L392]&amp;&quot; COMMENT=&quot;&quot;&quot;&amp;[.J392]&amp;&quot;&quot;&quot;/&gt;&quot;;&quot;&quot;) &amp; IF(AND([.A392]=&quot;Campo&quot;;[.A393]=&quot;Chave&quot;);&quot;&lt;FILEDS/&gt;&quot;;&quot;&quot;) &amp; IF(AND([.A392]=&quot;Chave&quot;;[.A393]&lt;&gt;&quot;Chave&quot;);&quot;&lt;/KEYS&gt;&quot;;&quot;&quot;) &amp; IF([.B392]&lt;&gt;[.B393];&quot;&lt;/TABLE&gt;&quot;;&quot;&quot;) &amp; IF(AND([.A392]=&quot;&quot;;[.A391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93]=&quot;Chave&quot;;[.C393]&amp;ROW([.C393]);[.C393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93]&lt;&gt;[.B392];[.B393]&lt;&gt;&quot;&quot;);&quot;&lt;TABLE NAME=&quot;&quot;&quot;&amp;[.B393]&amp;&quot;&quot;&quot; COMMENT=&quot;&quot;&quot;&amp;[.K393]&amp;&quot;&quot;&quot; &quot;&amp; [.M393] &amp;&quot;&gt;&lt;FIELDS&gt;&quot;;&quot;&quot;) &amp; IF(AND([.A393]=&quot;Chave&quot;;[.A392]=&quot;Campo&quot;);&quot;&lt;KEYS&gt;&quot;;&quot;&quot;) &amp; IF([.A393]=&quot;Chave&quot;;&quot;&lt;KEY NAME=&quot;&quot;&quot;&amp;[.C393]&amp;&quot;&quot;&quot; TYPE=&quot;&quot;&quot;&amp;IF([.D393]=&quot;PK&quot;;&quot;primary&quot;;&quot;foreign&quot;)&amp;&quot;&quot;&quot; FIELDS=&quot;&quot;&quot;&amp;[.C393]&amp;&quot;&quot;&quot;&quot;&amp;IF([.D393]=&quot;FK&quot;;&quot; REFTABLE=&quot;&quot;&quot;&amp;[.F393]&amp;&quot;&quot;&quot; REFFIELDS=&quot;&quot;&quot;&amp;[.G393]&amp;&quot;&quot;&quot;&quot;;&quot;&quot;)&amp;&quot; COMMENT=&quot;&quot;&quot;&amp;[.J393]&amp;&quot;&quot;&quot;/&gt;&quot;;&quot;&quot;) &amp; IF([.A393]=&quot;Campo&quot;;&quot;&lt;FIELD NAME=&quot;&quot;&quot;&amp;[.C393]&amp;&quot;&quot;&quot; &quot;&amp;[.N394]&amp;&quot; &quot;&amp;[.L393]&amp;&quot; COMMENT=&quot;&quot;&quot;&amp;[.J393]&amp;&quot;&quot;&quot;/&gt;&quot;;&quot;&quot;) &amp; IF(AND([.A393]=&quot;Campo&quot;;[.A394]=&quot;Chave&quot;);&quot;&lt;FILEDS/&gt;&quot;;&quot;&quot;) &amp; IF(AND([.A393]=&quot;Chave&quot;;[.A394]&lt;&gt;&quot;Chave&quot;);&quot;&lt;/KEYS&gt;&quot;;&quot;&quot;) &amp; IF([.B393]&lt;&gt;[.B394];&quot;&lt;/TABLE&gt;&quot;;&quot;&quot;) &amp; IF(AND([.A393]=&quot;&quot;;[.A392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94]=&quot;Chave&quot;;[.C394]&amp;ROW([.C394]);[.C394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94]&lt;&gt;[.B393];[.B394]&lt;&gt;&quot;&quot;);&quot;&lt;TABLE NAME=&quot;&quot;&quot;&amp;[.B394]&amp;&quot;&quot;&quot; COMMENT=&quot;&quot;&quot;&amp;[.K394]&amp;&quot;&quot;&quot; &quot;&amp; [.M394] &amp;&quot;&gt;&lt;FIELDS&gt;&quot;;&quot;&quot;) &amp; IF(AND([.A394]=&quot;Chave&quot;;[.A393]=&quot;Campo&quot;);&quot;&lt;KEYS&gt;&quot;;&quot;&quot;) &amp; IF([.A394]=&quot;Chave&quot;;&quot;&lt;KEY NAME=&quot;&quot;&quot;&amp;[.C394]&amp;&quot;&quot;&quot; TYPE=&quot;&quot;&quot;&amp;IF([.D394]=&quot;PK&quot;;&quot;primary&quot;;&quot;foreign&quot;)&amp;&quot;&quot;&quot; FIELDS=&quot;&quot;&quot;&amp;[.C394]&amp;&quot;&quot;&quot;&quot;&amp;IF([.D394]=&quot;FK&quot;;&quot; REFTABLE=&quot;&quot;&quot;&amp;[.F394]&amp;&quot;&quot;&quot; REFFIELDS=&quot;&quot;&quot;&amp;[.G394]&amp;&quot;&quot;&quot;&quot;;&quot;&quot;)&amp;&quot; COMMENT=&quot;&quot;&quot;&amp;[.J394]&amp;&quot;&quot;&quot;/&gt;&quot;;&quot;&quot;) &amp; IF([.A394]=&quot;Campo&quot;;&quot;&lt;FIELD NAME=&quot;&quot;&quot;&amp;[.C394]&amp;&quot;&quot;&quot; &quot;&amp;[.N395]&amp;&quot; &quot;&amp;[.L394]&amp;&quot; COMMENT=&quot;&quot;&quot;&amp;[.J394]&amp;&quot;&quot;&quot;/&gt;&quot;;&quot;&quot;) &amp; IF(AND([.A394]=&quot;Campo&quot;;[.A395]=&quot;Chave&quot;);&quot;&lt;FILEDS/&gt;&quot;;&quot;&quot;) &amp; IF(AND([.A394]=&quot;Chave&quot;;[.A395]&lt;&gt;&quot;Chave&quot;);&quot;&lt;/KEYS&gt;&quot;;&quot;&quot;) &amp; IF([.B394]&lt;&gt;[.B395];&quot;&lt;/TABLE&gt;&quot;;&quot;&quot;) &amp; IF(AND([.A394]=&quot;&quot;;[.A393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95]=&quot;Chave&quot;;[.C395]&amp;ROW([.C395]);[.C395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95]&lt;&gt;[.B394];[.B395]&lt;&gt;&quot;&quot;);&quot;&lt;TABLE NAME=&quot;&quot;&quot;&amp;[.B395]&amp;&quot;&quot;&quot; COMMENT=&quot;&quot;&quot;&amp;[.K395]&amp;&quot;&quot;&quot; &quot;&amp; [.M395] &amp;&quot;&gt;&lt;FIELDS&gt;&quot;;&quot;&quot;) &amp; IF(AND([.A395]=&quot;Chave&quot;;[.A394]=&quot;Campo&quot;);&quot;&lt;KEYS&gt;&quot;;&quot;&quot;) &amp; IF([.A395]=&quot;Chave&quot;;&quot;&lt;KEY NAME=&quot;&quot;&quot;&amp;[.C395]&amp;&quot;&quot;&quot; TYPE=&quot;&quot;&quot;&amp;IF([.D395]=&quot;PK&quot;;&quot;primary&quot;;&quot;foreign&quot;)&amp;&quot;&quot;&quot; FIELDS=&quot;&quot;&quot;&amp;[.C395]&amp;&quot;&quot;&quot;&quot;&amp;IF([.D395]=&quot;FK&quot;;&quot; REFTABLE=&quot;&quot;&quot;&amp;[.F395]&amp;&quot;&quot;&quot; REFFIELDS=&quot;&quot;&quot;&amp;[.G395]&amp;&quot;&quot;&quot;&quot;;&quot;&quot;)&amp;&quot; COMMENT=&quot;&quot;&quot;&amp;[.J395]&amp;&quot;&quot;&quot;/&gt;&quot;;&quot;&quot;) &amp; IF([.A395]=&quot;Campo&quot;;&quot;&lt;FIELD NAME=&quot;&quot;&quot;&amp;[.C395]&amp;&quot;&quot;&quot; &quot;&amp;[.N396]&amp;&quot; &quot;&amp;[.L395]&amp;&quot; COMMENT=&quot;&quot;&quot;&amp;[.J395]&amp;&quot;&quot;&quot;/&gt;&quot;;&quot;&quot;) &amp; IF(AND([.A395]=&quot;Campo&quot;;[.A396]=&quot;Chave&quot;);&quot;&lt;FILEDS/&gt;&quot;;&quot;&quot;) &amp; IF(AND([.A395]=&quot;Chave&quot;;[.A396]&lt;&gt;&quot;Chave&quot;);&quot;&lt;/KEYS&gt;&quot;;&quot;&quot;) &amp; IF([.B395]&lt;&gt;[.B396];&quot;&lt;/TABLE&gt;&quot;;&quot;&quot;) &amp; IF(AND([.A395]=&quot;&quot;;[.A394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96]=&quot;Chave&quot;;[.C396]&amp;ROW([.C396]);[.C396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96]&lt;&gt;[.B395];[.B396]&lt;&gt;&quot;&quot;);&quot;&lt;TABLE NAME=&quot;&quot;&quot;&amp;[.B396]&amp;&quot;&quot;&quot; COMMENT=&quot;&quot;&quot;&amp;[.K396]&amp;&quot;&quot;&quot; &quot;&amp; [.M396] &amp;&quot;&gt;&lt;FIELDS&gt;&quot;;&quot;&quot;) &amp; IF(AND([.A396]=&quot;Chave&quot;;[.A395]=&quot;Campo&quot;);&quot;&lt;KEYS&gt;&quot;;&quot;&quot;) &amp; IF([.A396]=&quot;Chave&quot;;&quot;&lt;KEY NAME=&quot;&quot;&quot;&amp;[.C396]&amp;&quot;&quot;&quot; TYPE=&quot;&quot;&quot;&amp;IF([.D396]=&quot;PK&quot;;&quot;primary&quot;;&quot;foreign&quot;)&amp;&quot;&quot;&quot; FIELDS=&quot;&quot;&quot;&amp;[.C396]&amp;&quot;&quot;&quot;&quot;&amp;IF([.D396]=&quot;FK&quot;;&quot; REFTABLE=&quot;&quot;&quot;&amp;[.F396]&amp;&quot;&quot;&quot; REFFIELDS=&quot;&quot;&quot;&amp;[.G396]&amp;&quot;&quot;&quot;&quot;;&quot;&quot;)&amp;&quot; COMMENT=&quot;&quot;&quot;&amp;[.J396]&amp;&quot;&quot;&quot;/&gt;&quot;;&quot;&quot;) &amp; IF([.A396]=&quot;Campo&quot;;&quot;&lt;FIELD NAME=&quot;&quot;&quot;&amp;[.C396]&amp;&quot;&quot;&quot; &quot;&amp;[.N397]&amp;&quot; &quot;&amp;[.L396]&amp;&quot; COMMENT=&quot;&quot;&quot;&amp;[.J396]&amp;&quot;&quot;&quot;/&gt;&quot;;&quot;&quot;) &amp; IF(AND([.A396]=&quot;Campo&quot;;[.A397]=&quot;Chave&quot;);&quot;&lt;FILEDS/&gt;&quot;;&quot;&quot;) &amp; IF(AND([.A396]=&quot;Chave&quot;;[.A397]&lt;&gt;&quot;Chave&quot;);&quot;&lt;/KEYS&gt;&quot;;&quot;&quot;) &amp; IF([.B396]&lt;&gt;[.B397];&quot;&lt;/TABLE&gt;&quot;;&quot;&quot;) &amp; IF(AND([.A396]=&quot;&quot;;[.A395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97]=&quot;Chave&quot;;[.C397]&amp;ROW([.C397]);[.C397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97]&lt;&gt;[.B396];[.B397]&lt;&gt;&quot;&quot;);&quot;&lt;TABLE NAME=&quot;&quot;&quot;&amp;[.B397]&amp;&quot;&quot;&quot; COMMENT=&quot;&quot;&quot;&amp;[.K397]&amp;&quot;&quot;&quot; &quot;&amp; [.M397] &amp;&quot;&gt;&lt;FIELDS&gt;&quot;;&quot;&quot;) &amp; IF(AND([.A397]=&quot;Chave&quot;;[.A396]=&quot;Campo&quot;);&quot;&lt;KEYS&gt;&quot;;&quot;&quot;) &amp; IF([.A397]=&quot;Chave&quot;;&quot;&lt;KEY NAME=&quot;&quot;&quot;&amp;[.C397]&amp;&quot;&quot;&quot; TYPE=&quot;&quot;&quot;&amp;IF([.D397]=&quot;PK&quot;;&quot;primary&quot;;&quot;foreign&quot;)&amp;&quot;&quot;&quot; FIELDS=&quot;&quot;&quot;&amp;[.C397]&amp;&quot;&quot;&quot;&quot;&amp;IF([.D397]=&quot;FK&quot;;&quot; REFTABLE=&quot;&quot;&quot;&amp;[.F397]&amp;&quot;&quot;&quot; REFFIELDS=&quot;&quot;&quot;&amp;[.G397]&amp;&quot;&quot;&quot;&quot;;&quot;&quot;)&amp;&quot; COMMENT=&quot;&quot;&quot;&amp;[.J397]&amp;&quot;&quot;&quot;/&gt;&quot;;&quot;&quot;) &amp; IF([.A397]=&quot;Campo&quot;;&quot;&lt;FIELD NAME=&quot;&quot;&quot;&amp;[.C397]&amp;&quot;&quot;&quot; &quot;&amp;[.N398]&amp;&quot; &quot;&amp;[.L397]&amp;&quot; COMMENT=&quot;&quot;&quot;&amp;[.J397]&amp;&quot;&quot;&quot;/&gt;&quot;;&quot;&quot;) &amp; IF(AND([.A397]=&quot;Campo&quot;;[.A398]=&quot;Chave&quot;);&quot;&lt;FILEDS/&gt;&quot;;&quot;&quot;) &amp; IF(AND([.A397]=&quot;Chave&quot;;[.A398]&lt;&gt;&quot;Chave&quot;);&quot;&lt;/KEYS&gt;&quot;;&quot;&quot;) &amp; IF([.B397]&lt;&gt;[.B398];&quot;&lt;/TABLE&gt;&quot;;&quot;&quot;) &amp; IF(AND([.A397]=&quot;&quot;;[.A396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98]=&quot;Chave&quot;;[.C398]&amp;ROW([.C398]);[.C398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98]&lt;&gt;[.B397];[.B398]&lt;&gt;&quot;&quot;);&quot;&lt;TABLE NAME=&quot;&quot;&quot;&amp;[.B398]&amp;&quot;&quot;&quot; COMMENT=&quot;&quot;&quot;&amp;[.K398]&amp;&quot;&quot;&quot; &quot;&amp; [.M398] &amp;&quot;&gt;&lt;FIELDS&gt;&quot;;&quot;&quot;) &amp; IF(AND([.A398]=&quot;Chave&quot;;[.A397]=&quot;Campo&quot;);&quot;&lt;KEYS&gt;&quot;;&quot;&quot;) &amp; IF([.A398]=&quot;Chave&quot;;&quot;&lt;KEY NAME=&quot;&quot;&quot;&amp;[.C398]&amp;&quot;&quot;&quot; TYPE=&quot;&quot;&quot;&amp;IF([.D398]=&quot;PK&quot;;&quot;primary&quot;;&quot;foreign&quot;)&amp;&quot;&quot;&quot; FIELDS=&quot;&quot;&quot;&amp;[.C398]&amp;&quot;&quot;&quot;&quot;&amp;IF([.D398]=&quot;FK&quot;;&quot; REFTABLE=&quot;&quot;&quot;&amp;[.F398]&amp;&quot;&quot;&quot; REFFIELDS=&quot;&quot;&quot;&amp;[.G398]&amp;&quot;&quot;&quot;&quot;;&quot;&quot;)&amp;&quot; COMMENT=&quot;&quot;&quot;&amp;[.J398]&amp;&quot;&quot;&quot;/&gt;&quot;;&quot;&quot;) &amp; IF([.A398]=&quot;Campo&quot;;&quot;&lt;FIELD NAME=&quot;&quot;&quot;&amp;[.C398]&amp;&quot;&quot;&quot; &quot;&amp;[.N399]&amp;&quot; &quot;&amp;[.L398]&amp;&quot; COMMENT=&quot;&quot;&quot;&amp;[.J398]&amp;&quot;&quot;&quot;/&gt;&quot;;&quot;&quot;) &amp; IF(AND([.A398]=&quot;Campo&quot;;[.A399]=&quot;Chave&quot;);&quot;&lt;FILEDS/&gt;&quot;;&quot;&quot;) &amp; IF(AND([.A398]=&quot;Chave&quot;;[.A399]&lt;&gt;&quot;Chave&quot;);&quot;&lt;/KEYS&gt;&quot;;&quot;&quot;) &amp; IF([.B398]&lt;&gt;[.B399];&quot;&lt;/TABLE&gt;&quot;;&quot;&quot;) &amp; IF(AND([.A398]=&quot;&quot;;[.A397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399]=&quot;Chave&quot;;[.C399]&amp;ROW([.C399]);[.C399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399]&lt;&gt;[.B398];[.B399]&lt;&gt;&quot;&quot;);&quot;&lt;TABLE NAME=&quot;&quot;&quot;&amp;[.B399]&amp;&quot;&quot;&quot; COMMENT=&quot;&quot;&quot;&amp;[.K399]&amp;&quot;&quot;&quot; &quot;&amp; [.M399] &amp;&quot;&gt;&lt;FIELDS&gt;&quot;;&quot;&quot;) &amp; IF(AND([.A399]=&quot;Chave&quot;;[.A398]=&quot;Campo&quot;);&quot;&lt;KEYS&gt;&quot;;&quot;&quot;) &amp; IF([.A399]=&quot;Chave&quot;;&quot;&lt;KEY NAME=&quot;&quot;&quot;&amp;[.C399]&amp;&quot;&quot;&quot; TYPE=&quot;&quot;&quot;&amp;IF([.D399]=&quot;PK&quot;;&quot;primary&quot;;&quot;foreign&quot;)&amp;&quot;&quot;&quot; FIELDS=&quot;&quot;&quot;&amp;[.C399]&amp;&quot;&quot;&quot;&quot;&amp;IF([.D399]=&quot;FK&quot;;&quot; REFTABLE=&quot;&quot;&quot;&amp;[.F399]&amp;&quot;&quot;&quot; REFFIELDS=&quot;&quot;&quot;&amp;[.G399]&amp;&quot;&quot;&quot;&quot;;&quot;&quot;)&amp;&quot; COMMENT=&quot;&quot;&quot;&amp;[.J399]&amp;&quot;&quot;&quot;/&gt;&quot;;&quot;&quot;) &amp; IF([.A399]=&quot;Campo&quot;;&quot;&lt;FIELD NAME=&quot;&quot;&quot;&amp;[.C399]&amp;&quot;&quot;&quot; &quot;&amp;[.N400]&amp;&quot; &quot;&amp;[.L399]&amp;&quot; COMMENT=&quot;&quot;&quot;&amp;[.J399]&amp;&quot;&quot;&quot;/&gt;&quot;;&quot;&quot;) &amp; IF(AND([.A399]=&quot;Campo&quot;;[.A400]=&quot;Chave&quot;);&quot;&lt;FILEDS/&gt;&quot;;&quot;&quot;) &amp; IF(AND([.A399]=&quot;Chave&quot;;[.A400]&lt;&gt;&quot;Chave&quot;);&quot;&lt;/KEYS&gt;&quot;;&quot;&quot;) &amp; IF([.B399]&lt;&gt;[.B400];&quot;&lt;/TABLE&gt;&quot;;&quot;&quot;) &amp; IF(AND([.A399]=&quot;&quot;;[.A398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00]=&quot;Chave&quot;;[.C400]&amp;ROW([.C400]);[.C400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00]&lt;&gt;[.B399];[.B400]&lt;&gt;&quot;&quot;);&quot;&lt;TABLE NAME=&quot;&quot;&quot;&amp;[.B400]&amp;&quot;&quot;&quot; COMMENT=&quot;&quot;&quot;&amp;[.K400]&amp;&quot;&quot;&quot; &quot;&amp; [.M400] &amp;&quot;&gt;&lt;FIELDS&gt;&quot;;&quot;&quot;) &amp; IF(AND([.A400]=&quot;Chave&quot;;[.A399]=&quot;Campo&quot;);&quot;&lt;KEYS&gt;&quot;;&quot;&quot;) &amp; IF([.A400]=&quot;Chave&quot;;&quot;&lt;KEY NAME=&quot;&quot;&quot;&amp;[.C400]&amp;&quot;&quot;&quot; TYPE=&quot;&quot;&quot;&amp;IF([.D400]=&quot;PK&quot;;&quot;primary&quot;;&quot;foreign&quot;)&amp;&quot;&quot;&quot; FIELDS=&quot;&quot;&quot;&amp;[.C400]&amp;&quot;&quot;&quot;&quot;&amp;IF([.D400]=&quot;FK&quot;;&quot; REFTABLE=&quot;&quot;&quot;&amp;[.F400]&amp;&quot;&quot;&quot; REFFIELDS=&quot;&quot;&quot;&amp;[.G400]&amp;&quot;&quot;&quot;&quot;;&quot;&quot;)&amp;&quot; COMMENT=&quot;&quot;&quot;&amp;[.J400]&amp;&quot;&quot;&quot;/&gt;&quot;;&quot;&quot;) &amp; IF([.A400]=&quot;Campo&quot;;&quot;&lt;FIELD NAME=&quot;&quot;&quot;&amp;[.C400]&amp;&quot;&quot;&quot; &quot;&amp;[.N401]&amp;&quot; &quot;&amp;[.L400]&amp;&quot; COMMENT=&quot;&quot;&quot;&amp;[.J400]&amp;&quot;&quot;&quot;/&gt;&quot;;&quot;&quot;) &amp; IF(AND([.A400]=&quot;Campo&quot;;[.A401]=&quot;Chave&quot;);&quot;&lt;FILEDS/&gt;&quot;;&quot;&quot;) &amp; IF(AND([.A400]=&quot;Chave&quot;;[.A401]&lt;&gt;&quot;Chave&quot;);&quot;&lt;/KEYS&gt;&quot;;&quot;&quot;) &amp; IF([.B400]&lt;&gt;[.B401];&quot;&lt;/TABLE&gt;&quot;;&quot;&quot;) &amp; IF(AND([.A400]=&quot;&quot;;[.A399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01]=&quot;Chave&quot;;[.C401]&amp;ROW([.C401]);[.C401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01]&lt;&gt;[.B400];[.B401]&lt;&gt;&quot;&quot;);&quot;&lt;TABLE NAME=&quot;&quot;&quot;&amp;[.B401]&amp;&quot;&quot;&quot; COMMENT=&quot;&quot;&quot;&amp;[.K401]&amp;&quot;&quot;&quot; &quot;&amp; [.M401] &amp;&quot;&gt;&lt;FIELDS&gt;&quot;;&quot;&quot;) &amp; IF(AND([.A401]=&quot;Chave&quot;;[.A400]=&quot;Campo&quot;);&quot;&lt;KEYS&gt;&quot;;&quot;&quot;) &amp; IF([.A401]=&quot;Chave&quot;;&quot;&lt;KEY NAME=&quot;&quot;&quot;&amp;[.C401]&amp;&quot;&quot;&quot; TYPE=&quot;&quot;&quot;&amp;IF([.D401]=&quot;PK&quot;;&quot;primary&quot;;&quot;foreign&quot;)&amp;&quot;&quot;&quot; FIELDS=&quot;&quot;&quot;&amp;[.C401]&amp;&quot;&quot;&quot;&quot;&amp;IF([.D401]=&quot;FK&quot;;&quot; REFTABLE=&quot;&quot;&quot;&amp;[.F401]&amp;&quot;&quot;&quot; REFFIELDS=&quot;&quot;&quot;&amp;[.G401]&amp;&quot;&quot;&quot;&quot;;&quot;&quot;)&amp;&quot; COMMENT=&quot;&quot;&quot;&amp;[.J401]&amp;&quot;&quot;&quot;/&gt;&quot;;&quot;&quot;) &amp; IF([.A401]=&quot;Campo&quot;;&quot;&lt;FIELD NAME=&quot;&quot;&quot;&amp;[.C401]&amp;&quot;&quot;&quot; &quot;&amp;[.N402]&amp;&quot; &quot;&amp;[.L401]&amp;&quot; COMMENT=&quot;&quot;&quot;&amp;[.J401]&amp;&quot;&quot;&quot;/&gt;&quot;;&quot;&quot;) &amp; IF(AND([.A401]=&quot;Campo&quot;;[.A402]=&quot;Chave&quot;);&quot;&lt;FILEDS/&gt;&quot;;&quot;&quot;) &amp; IF(AND([.A401]=&quot;Chave&quot;;[.A402]&lt;&gt;&quot;Chave&quot;);&quot;&lt;/KEYS&gt;&quot;;&quot;&quot;) &amp; IF([.B401]&lt;&gt;[.B402];&quot;&lt;/TABLE&gt;&quot;;&quot;&quot;) &amp; IF(AND([.A401]=&quot;&quot;;[.A400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02]=&quot;Chave&quot;;[.C402]&amp;ROW([.C402]);[.C402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02]&lt;&gt;[.B401];[.B402]&lt;&gt;&quot;&quot;);&quot;&lt;TABLE NAME=&quot;&quot;&quot;&amp;[.B402]&amp;&quot;&quot;&quot; COMMENT=&quot;&quot;&quot;&amp;[.K402]&amp;&quot;&quot;&quot; &quot;&amp; [.M402] &amp;&quot;&gt;&lt;FIELDS&gt;&quot;;&quot;&quot;) &amp; IF(AND([.A402]=&quot;Chave&quot;;[.A401]=&quot;Campo&quot;);&quot;&lt;KEYS&gt;&quot;;&quot;&quot;) &amp; IF([.A402]=&quot;Chave&quot;;&quot;&lt;KEY NAME=&quot;&quot;&quot;&amp;[.C402]&amp;&quot;&quot;&quot; TYPE=&quot;&quot;&quot;&amp;IF([.D402]=&quot;PK&quot;;&quot;primary&quot;;&quot;foreign&quot;)&amp;&quot;&quot;&quot; FIELDS=&quot;&quot;&quot;&amp;[.C402]&amp;&quot;&quot;&quot;&quot;&amp;IF([.D402]=&quot;FK&quot;;&quot; REFTABLE=&quot;&quot;&quot;&amp;[.F402]&amp;&quot;&quot;&quot; REFFIELDS=&quot;&quot;&quot;&amp;[.G402]&amp;&quot;&quot;&quot;&quot;;&quot;&quot;)&amp;&quot; COMMENT=&quot;&quot;&quot;&amp;[.J402]&amp;&quot;&quot;&quot;/&gt;&quot;;&quot;&quot;) &amp; IF([.A402]=&quot;Campo&quot;;&quot;&lt;FIELD NAME=&quot;&quot;&quot;&amp;[.C402]&amp;&quot;&quot;&quot; &quot;&amp;[.N403]&amp;&quot; &quot;&amp;[.L402]&amp;&quot; COMMENT=&quot;&quot;&quot;&amp;[.J402]&amp;&quot;&quot;&quot;/&gt;&quot;;&quot;&quot;) &amp; IF(AND([.A402]=&quot;Campo&quot;;[.A403]=&quot;Chave&quot;);&quot;&lt;FILEDS/&gt;&quot;;&quot;&quot;) &amp; IF(AND([.A402]=&quot;Chave&quot;;[.A403]&lt;&gt;&quot;Chave&quot;);&quot;&lt;/KEYS&gt;&quot;;&quot;&quot;) &amp; IF([.B402]&lt;&gt;[.B403];&quot;&lt;/TABLE&gt;&quot;;&quot;&quot;) &amp; IF(AND([.A402]=&quot;&quot;;[.A401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03]=&quot;Chave&quot;;[.C403]&amp;ROW([.C403]);[.C403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03]&lt;&gt;[.B402];[.B403]&lt;&gt;&quot;&quot;);&quot;&lt;TABLE NAME=&quot;&quot;&quot;&amp;[.B403]&amp;&quot;&quot;&quot; COMMENT=&quot;&quot;&quot;&amp;[.K403]&amp;&quot;&quot;&quot; &quot;&amp; [.M403] &amp;&quot;&gt;&lt;FIELDS&gt;&quot;;&quot;&quot;) &amp; IF(AND([.A403]=&quot;Chave&quot;;[.A402]=&quot;Campo&quot;);&quot;&lt;KEYS&gt;&quot;;&quot;&quot;) &amp; IF([.A403]=&quot;Chave&quot;;&quot;&lt;KEY NAME=&quot;&quot;&quot;&amp;[.C403]&amp;&quot;&quot;&quot; TYPE=&quot;&quot;&quot;&amp;IF([.D403]=&quot;PK&quot;;&quot;primary&quot;;&quot;foreign&quot;)&amp;&quot;&quot;&quot; FIELDS=&quot;&quot;&quot;&amp;[.C403]&amp;&quot;&quot;&quot;&quot;&amp;IF([.D403]=&quot;FK&quot;;&quot; REFTABLE=&quot;&quot;&quot;&amp;[.F403]&amp;&quot;&quot;&quot; REFFIELDS=&quot;&quot;&quot;&amp;[.G403]&amp;&quot;&quot;&quot;&quot;;&quot;&quot;)&amp;&quot; COMMENT=&quot;&quot;&quot;&amp;[.J403]&amp;&quot;&quot;&quot;/&gt;&quot;;&quot;&quot;) &amp; IF([.A403]=&quot;Campo&quot;;&quot;&lt;FIELD NAME=&quot;&quot;&quot;&amp;[.C403]&amp;&quot;&quot;&quot; &quot;&amp;[.N404]&amp;&quot; &quot;&amp;[.L403]&amp;&quot; COMMENT=&quot;&quot;&quot;&amp;[.J403]&amp;&quot;&quot;&quot;/&gt;&quot;;&quot;&quot;) &amp; IF(AND([.A403]=&quot;Campo&quot;;[.A404]=&quot;Chave&quot;);&quot;&lt;FILEDS/&gt;&quot;;&quot;&quot;) &amp; IF(AND([.A403]=&quot;Chave&quot;;[.A404]&lt;&gt;&quot;Chave&quot;);&quot;&lt;/KEYS&gt;&quot;;&quot;&quot;) &amp; IF([.B403]&lt;&gt;[.B404];&quot;&lt;/TABLE&gt;&quot;;&quot;&quot;) &amp; IF(AND([.A403]=&quot;&quot;;[.A402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04]=&quot;Chave&quot;;[.C404]&amp;ROW([.C404]);[.C404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04]&lt;&gt;[.B403];[.B404]&lt;&gt;&quot;&quot;);&quot;&lt;TABLE NAME=&quot;&quot;&quot;&amp;[.B404]&amp;&quot;&quot;&quot; COMMENT=&quot;&quot;&quot;&amp;[.K404]&amp;&quot;&quot;&quot; &quot;&amp; [.M404] &amp;&quot;&gt;&lt;FIELDS&gt;&quot;;&quot;&quot;) &amp; IF(AND([.A404]=&quot;Chave&quot;;[.A403]=&quot;Campo&quot;);&quot;&lt;KEYS&gt;&quot;;&quot;&quot;) &amp; IF([.A404]=&quot;Chave&quot;;&quot;&lt;KEY NAME=&quot;&quot;&quot;&amp;[.C404]&amp;&quot;&quot;&quot; TYPE=&quot;&quot;&quot;&amp;IF([.D404]=&quot;PK&quot;;&quot;primary&quot;;&quot;foreign&quot;)&amp;&quot;&quot;&quot; FIELDS=&quot;&quot;&quot;&amp;[.C404]&amp;&quot;&quot;&quot;&quot;&amp;IF([.D404]=&quot;FK&quot;;&quot; REFTABLE=&quot;&quot;&quot;&amp;[.F404]&amp;&quot;&quot;&quot; REFFIELDS=&quot;&quot;&quot;&amp;[.G404]&amp;&quot;&quot;&quot;&quot;;&quot;&quot;)&amp;&quot; COMMENT=&quot;&quot;&quot;&amp;[.J404]&amp;&quot;&quot;&quot;/&gt;&quot;;&quot;&quot;) &amp; IF([.A404]=&quot;Campo&quot;;&quot;&lt;FIELD NAME=&quot;&quot;&quot;&amp;[.C404]&amp;&quot;&quot;&quot; &quot;&amp;[.N405]&amp;&quot; &quot;&amp;[.L404]&amp;&quot; COMMENT=&quot;&quot;&quot;&amp;[.J404]&amp;&quot;&quot;&quot;/&gt;&quot;;&quot;&quot;) &amp; IF(AND([.A404]=&quot;Campo&quot;;[.A405]=&quot;Chave&quot;);&quot;&lt;FILEDS/&gt;&quot;;&quot;&quot;) &amp; IF(AND([.A404]=&quot;Chave&quot;;[.A405]&lt;&gt;&quot;Chave&quot;);&quot;&lt;/KEYS&gt;&quot;;&quot;&quot;) &amp; IF([.B404]&lt;&gt;[.B405];&quot;&lt;/TABLE&gt;&quot;;&quot;&quot;) &amp; IF(AND([.A404]=&quot;&quot;;[.A403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05]=&quot;Chave&quot;;[.C405]&amp;ROW([.C405]);[.C405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05]&lt;&gt;[.B404];[.B405]&lt;&gt;&quot;&quot;);&quot;&lt;TABLE NAME=&quot;&quot;&quot;&amp;[.B405]&amp;&quot;&quot;&quot; COMMENT=&quot;&quot;&quot;&amp;[.K405]&amp;&quot;&quot;&quot; &quot;&amp; [.M405] &amp;&quot;&gt;&lt;FIELDS&gt;&quot;;&quot;&quot;) &amp; IF(AND([.A405]=&quot;Chave&quot;;[.A404]=&quot;Campo&quot;);&quot;&lt;KEYS&gt;&quot;;&quot;&quot;) &amp; IF([.A405]=&quot;Chave&quot;;&quot;&lt;KEY NAME=&quot;&quot;&quot;&amp;[.C405]&amp;&quot;&quot;&quot; TYPE=&quot;&quot;&quot;&amp;IF([.D405]=&quot;PK&quot;;&quot;primary&quot;;&quot;foreign&quot;)&amp;&quot;&quot;&quot; FIELDS=&quot;&quot;&quot;&amp;[.C405]&amp;&quot;&quot;&quot;&quot;&amp;IF([.D405]=&quot;FK&quot;;&quot; REFTABLE=&quot;&quot;&quot;&amp;[.F405]&amp;&quot;&quot;&quot; REFFIELDS=&quot;&quot;&quot;&amp;[.G405]&amp;&quot;&quot;&quot;&quot;;&quot;&quot;)&amp;&quot; COMMENT=&quot;&quot;&quot;&amp;[.J405]&amp;&quot;&quot;&quot;/&gt;&quot;;&quot;&quot;) &amp; IF([.A405]=&quot;Campo&quot;;&quot;&lt;FIELD NAME=&quot;&quot;&quot;&amp;[.C405]&amp;&quot;&quot;&quot; &quot;&amp;[.N406]&amp;&quot; &quot;&amp;[.L405]&amp;&quot; COMMENT=&quot;&quot;&quot;&amp;[.J405]&amp;&quot;&quot;&quot;/&gt;&quot;;&quot;&quot;) &amp; IF(AND([.A405]=&quot;Campo&quot;;[.A406]=&quot;Chave&quot;);&quot;&lt;FILEDS/&gt;&quot;;&quot;&quot;) &amp; IF(AND([.A405]=&quot;Chave&quot;;[.A406]&lt;&gt;&quot;Chave&quot;);&quot;&lt;/KEYS&gt;&quot;;&quot;&quot;) &amp; IF([.B405]&lt;&gt;[.B406];&quot;&lt;/TABLE&gt;&quot;;&quot;&quot;) &amp; IF(AND([.A405]=&quot;&quot;;[.A404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06]=&quot;Chave&quot;;[.C406]&amp;ROW([.C406]);[.C406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06]&lt;&gt;[.B405];[.B406]&lt;&gt;&quot;&quot;);&quot;&lt;TABLE NAME=&quot;&quot;&quot;&amp;[.B406]&amp;&quot;&quot;&quot; COMMENT=&quot;&quot;&quot;&amp;[.K406]&amp;&quot;&quot;&quot; &quot;&amp; [.M406] &amp;&quot;&gt;&lt;FIELDS&gt;&quot;;&quot;&quot;) &amp; IF(AND([.A406]=&quot;Chave&quot;;[.A405]=&quot;Campo&quot;);&quot;&lt;KEYS&gt;&quot;;&quot;&quot;) &amp; IF([.A406]=&quot;Chave&quot;;&quot;&lt;KEY NAME=&quot;&quot;&quot;&amp;[.C406]&amp;&quot;&quot;&quot; TYPE=&quot;&quot;&quot;&amp;IF([.D406]=&quot;PK&quot;;&quot;primary&quot;;&quot;foreign&quot;)&amp;&quot;&quot;&quot; FIELDS=&quot;&quot;&quot;&amp;[.C406]&amp;&quot;&quot;&quot;&quot;&amp;IF([.D406]=&quot;FK&quot;;&quot; REFTABLE=&quot;&quot;&quot;&amp;[.F406]&amp;&quot;&quot;&quot; REFFIELDS=&quot;&quot;&quot;&amp;[.G406]&amp;&quot;&quot;&quot;&quot;;&quot;&quot;)&amp;&quot; COMMENT=&quot;&quot;&quot;&amp;[.J406]&amp;&quot;&quot;&quot;/&gt;&quot;;&quot;&quot;) &amp; IF([.A406]=&quot;Campo&quot;;&quot;&lt;FIELD NAME=&quot;&quot;&quot;&amp;[.C406]&amp;&quot;&quot;&quot; &quot;&amp;[.N407]&amp;&quot; &quot;&amp;[.L406]&amp;&quot; COMMENT=&quot;&quot;&quot;&amp;[.J406]&amp;&quot;&quot;&quot;/&gt;&quot;;&quot;&quot;) &amp; IF(AND([.A406]=&quot;Campo&quot;;[.A407]=&quot;Chave&quot;);&quot;&lt;FILEDS/&gt;&quot;;&quot;&quot;) &amp; IF(AND([.A406]=&quot;Chave&quot;;[.A407]&lt;&gt;&quot;Chave&quot;);&quot;&lt;/KEYS&gt;&quot;;&quot;&quot;) &amp; IF([.B406]&lt;&gt;[.B407];&quot;&lt;/TABLE&gt;&quot;;&quot;&quot;) &amp; IF(AND([.A406]=&quot;&quot;;[.A405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07]=&quot;Chave&quot;;[.C407]&amp;ROW([.C407]);[.C407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07]&lt;&gt;[.B406];[.B407]&lt;&gt;&quot;&quot;);&quot;&lt;TABLE NAME=&quot;&quot;&quot;&amp;[.B407]&amp;&quot;&quot;&quot; COMMENT=&quot;&quot;&quot;&amp;[.K407]&amp;&quot;&quot;&quot; &quot;&amp; [.M407] &amp;&quot;&gt;&lt;FIELDS&gt;&quot;;&quot;&quot;) &amp; IF(AND([.A407]=&quot;Chave&quot;;[.A406]=&quot;Campo&quot;);&quot;&lt;KEYS&gt;&quot;;&quot;&quot;) &amp; IF([.A407]=&quot;Chave&quot;;&quot;&lt;KEY NAME=&quot;&quot;&quot;&amp;[.C407]&amp;&quot;&quot;&quot; TYPE=&quot;&quot;&quot;&amp;IF([.D407]=&quot;PK&quot;;&quot;primary&quot;;&quot;foreign&quot;)&amp;&quot;&quot;&quot; FIELDS=&quot;&quot;&quot;&amp;[.C407]&amp;&quot;&quot;&quot;&quot;&amp;IF([.D407]=&quot;FK&quot;;&quot; REFTABLE=&quot;&quot;&quot;&amp;[.F407]&amp;&quot;&quot;&quot; REFFIELDS=&quot;&quot;&quot;&amp;[.G407]&amp;&quot;&quot;&quot;&quot;;&quot;&quot;)&amp;&quot; COMMENT=&quot;&quot;&quot;&amp;[.J407]&amp;&quot;&quot;&quot;/&gt;&quot;;&quot;&quot;) &amp; IF([.A407]=&quot;Campo&quot;;&quot;&lt;FIELD NAME=&quot;&quot;&quot;&amp;[.C407]&amp;&quot;&quot;&quot; &quot;&amp;[.N408]&amp;&quot; &quot;&amp;[.L407]&amp;&quot; COMMENT=&quot;&quot;&quot;&amp;[.J407]&amp;&quot;&quot;&quot;/&gt;&quot;;&quot;&quot;) &amp; IF(AND([.A407]=&quot;Campo&quot;;[.A408]=&quot;Chave&quot;);&quot;&lt;FILEDS/&gt;&quot;;&quot;&quot;) &amp; IF(AND([.A407]=&quot;Chave&quot;;[.A408]&lt;&gt;&quot;Chave&quot;);&quot;&lt;/KEYS&gt;&quot;;&quot;&quot;) &amp; IF([.B407]&lt;&gt;[.B408];&quot;&lt;/TABLE&gt;&quot;;&quot;&quot;) &amp; IF(AND([.A407]=&quot;&quot;;[.A406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08]=&quot;Chave&quot;;[.C408]&amp;ROW([.C408]);[.C408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08]&lt;&gt;[.B407];[.B408]&lt;&gt;&quot;&quot;);&quot;&lt;TABLE NAME=&quot;&quot;&quot;&amp;[.B408]&amp;&quot;&quot;&quot; COMMENT=&quot;&quot;&quot;&amp;[.K408]&amp;&quot;&quot;&quot; &quot;&amp; [.M408] &amp;&quot;&gt;&lt;FIELDS&gt;&quot;;&quot;&quot;) &amp; IF(AND([.A408]=&quot;Chave&quot;;[.A407]=&quot;Campo&quot;);&quot;&lt;KEYS&gt;&quot;;&quot;&quot;) &amp; IF([.A408]=&quot;Chave&quot;;&quot;&lt;KEY NAME=&quot;&quot;&quot;&amp;[.C408]&amp;&quot;&quot;&quot; TYPE=&quot;&quot;&quot;&amp;IF([.D408]=&quot;PK&quot;;&quot;primary&quot;;&quot;foreign&quot;)&amp;&quot;&quot;&quot; FIELDS=&quot;&quot;&quot;&amp;[.C408]&amp;&quot;&quot;&quot;&quot;&amp;IF([.D408]=&quot;FK&quot;;&quot; REFTABLE=&quot;&quot;&quot;&amp;[.F408]&amp;&quot;&quot;&quot; REFFIELDS=&quot;&quot;&quot;&amp;[.G408]&amp;&quot;&quot;&quot;&quot;;&quot;&quot;)&amp;&quot; COMMENT=&quot;&quot;&quot;&amp;[.J408]&amp;&quot;&quot;&quot;/&gt;&quot;;&quot;&quot;) &amp; IF([.A408]=&quot;Campo&quot;;&quot;&lt;FIELD NAME=&quot;&quot;&quot;&amp;[.C408]&amp;&quot;&quot;&quot; &quot;&amp;[.N409]&amp;&quot; &quot;&amp;[.L408]&amp;&quot; COMMENT=&quot;&quot;&quot;&amp;[.J408]&amp;&quot;&quot;&quot;/&gt;&quot;;&quot;&quot;) &amp; IF(AND([.A408]=&quot;Campo&quot;;[.A409]=&quot;Chave&quot;);&quot;&lt;FILEDS/&gt;&quot;;&quot;&quot;) &amp; IF(AND([.A408]=&quot;Chave&quot;;[.A409]&lt;&gt;&quot;Chave&quot;);&quot;&lt;/KEYS&gt;&quot;;&quot;&quot;) &amp; IF([.B408]&lt;&gt;[.B409];&quot;&lt;/TABLE&gt;&quot;;&quot;&quot;) &amp; IF(AND([.A408]=&quot;&quot;;[.A407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09]=&quot;Chave&quot;;[.C409]&amp;ROW([.C409]);[.C409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09]&lt;&gt;[.B408];[.B409]&lt;&gt;&quot;&quot;);&quot;&lt;TABLE NAME=&quot;&quot;&quot;&amp;[.B409]&amp;&quot;&quot;&quot; COMMENT=&quot;&quot;&quot;&amp;[.K409]&amp;&quot;&quot;&quot; &quot;&amp; [.M409] &amp;&quot;&gt;&lt;FIELDS&gt;&quot;;&quot;&quot;) &amp; IF(AND([.A409]=&quot;Chave&quot;;[.A408]=&quot;Campo&quot;);&quot;&lt;KEYS&gt;&quot;;&quot;&quot;) &amp; IF([.A409]=&quot;Chave&quot;;&quot;&lt;KEY NAME=&quot;&quot;&quot;&amp;[.C409]&amp;&quot;&quot;&quot; TYPE=&quot;&quot;&quot;&amp;IF([.D409]=&quot;PK&quot;;&quot;primary&quot;;&quot;foreign&quot;)&amp;&quot;&quot;&quot; FIELDS=&quot;&quot;&quot;&amp;[.C409]&amp;&quot;&quot;&quot;&quot;&amp;IF([.D409]=&quot;FK&quot;;&quot; REFTABLE=&quot;&quot;&quot;&amp;[.F409]&amp;&quot;&quot;&quot; REFFIELDS=&quot;&quot;&quot;&amp;[.G409]&amp;&quot;&quot;&quot;&quot;;&quot;&quot;)&amp;&quot; COMMENT=&quot;&quot;&quot;&amp;[.J409]&amp;&quot;&quot;&quot;/&gt;&quot;;&quot;&quot;) &amp; IF([.A409]=&quot;Campo&quot;;&quot;&lt;FIELD NAME=&quot;&quot;&quot;&amp;[.C409]&amp;&quot;&quot;&quot; &quot;&amp;[.N410]&amp;&quot; &quot;&amp;[.L409]&amp;&quot; COMMENT=&quot;&quot;&quot;&amp;[.J409]&amp;&quot;&quot;&quot;/&gt;&quot;;&quot;&quot;) &amp; IF(AND([.A409]=&quot;Campo&quot;;[.A410]=&quot;Chave&quot;);&quot;&lt;FILEDS/&gt;&quot;;&quot;&quot;) &amp; IF(AND([.A409]=&quot;Chave&quot;;[.A410]&lt;&gt;&quot;Chave&quot;);&quot;&lt;/KEYS&gt;&quot;;&quot;&quot;) &amp; IF([.B409]&lt;&gt;[.B410];&quot;&lt;/TABLE&gt;&quot;;&quot;&quot;) &amp; IF(AND([.A409]=&quot;&quot;;[.A408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10]=&quot;Chave&quot;;[.C410]&amp;ROW([.C410]);[.C410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10]&lt;&gt;[.B409];[.B410]&lt;&gt;&quot;&quot;);&quot;&lt;TABLE NAME=&quot;&quot;&quot;&amp;[.B410]&amp;&quot;&quot;&quot; COMMENT=&quot;&quot;&quot;&amp;[.K410]&amp;&quot;&quot;&quot; &quot;&amp; [.M410] &amp;&quot;&gt;&lt;FIELDS&gt;&quot;;&quot;&quot;) &amp; IF(AND([.A410]=&quot;Chave&quot;;[.A409]=&quot;Campo&quot;);&quot;&lt;KEYS&gt;&quot;;&quot;&quot;) &amp; IF([.A410]=&quot;Chave&quot;;&quot;&lt;KEY NAME=&quot;&quot;&quot;&amp;[.C410]&amp;&quot;&quot;&quot; TYPE=&quot;&quot;&quot;&amp;IF([.D410]=&quot;PK&quot;;&quot;primary&quot;;&quot;foreign&quot;)&amp;&quot;&quot;&quot; FIELDS=&quot;&quot;&quot;&amp;[.C410]&amp;&quot;&quot;&quot;&quot;&amp;IF([.D410]=&quot;FK&quot;;&quot; REFTABLE=&quot;&quot;&quot;&amp;[.F410]&amp;&quot;&quot;&quot; REFFIELDS=&quot;&quot;&quot;&amp;[.G410]&amp;&quot;&quot;&quot;&quot;;&quot;&quot;)&amp;&quot; COMMENT=&quot;&quot;&quot;&amp;[.J410]&amp;&quot;&quot;&quot;/&gt;&quot;;&quot;&quot;) &amp; IF([.A410]=&quot;Campo&quot;;&quot;&lt;FIELD NAME=&quot;&quot;&quot;&amp;[.C410]&amp;&quot;&quot;&quot; &quot;&amp;[.N411]&amp;&quot; &quot;&amp;[.L410]&amp;&quot; COMMENT=&quot;&quot;&quot;&amp;[.J410]&amp;&quot;&quot;&quot;/&gt;&quot;;&quot;&quot;) &amp; IF(AND([.A410]=&quot;Campo&quot;;[.A411]=&quot;Chave&quot;);&quot;&lt;FILEDS/&gt;&quot;;&quot;&quot;) &amp; IF(AND([.A410]=&quot;Chave&quot;;[.A411]&lt;&gt;&quot;Chave&quot;);&quot;&lt;/KEYS&gt;&quot;;&quot;&quot;) &amp; IF([.B410]&lt;&gt;[.B411];&quot;&lt;/TABLE&gt;&quot;;&quot;&quot;) &amp; IF(AND([.A410]=&quot;&quot;;[.A409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11]=&quot;Chave&quot;;[.C411]&amp;ROW([.C411]);[.C411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11]&lt;&gt;[.B410];[.B411]&lt;&gt;&quot;&quot;);&quot;&lt;TABLE NAME=&quot;&quot;&quot;&amp;[.B411]&amp;&quot;&quot;&quot; COMMENT=&quot;&quot;&quot;&amp;[.K411]&amp;&quot;&quot;&quot; &quot;&amp; [.M411] &amp;&quot;&gt;&lt;FIELDS&gt;&quot;;&quot;&quot;) &amp; IF(AND([.A411]=&quot;Chave&quot;;[.A410]=&quot;Campo&quot;);&quot;&lt;KEYS&gt;&quot;;&quot;&quot;) &amp; IF([.A411]=&quot;Chave&quot;;&quot;&lt;KEY NAME=&quot;&quot;&quot;&amp;[.C411]&amp;&quot;&quot;&quot; TYPE=&quot;&quot;&quot;&amp;IF([.D411]=&quot;PK&quot;;&quot;primary&quot;;&quot;foreign&quot;)&amp;&quot;&quot;&quot; FIELDS=&quot;&quot;&quot;&amp;[.C411]&amp;&quot;&quot;&quot;&quot;&amp;IF([.D411]=&quot;FK&quot;;&quot; REFTABLE=&quot;&quot;&quot;&amp;[.F411]&amp;&quot;&quot;&quot; REFFIELDS=&quot;&quot;&quot;&amp;[.G411]&amp;&quot;&quot;&quot;&quot;;&quot;&quot;)&amp;&quot; COMMENT=&quot;&quot;&quot;&amp;[.J411]&amp;&quot;&quot;&quot;/&gt;&quot;;&quot;&quot;) &amp; IF([.A411]=&quot;Campo&quot;;&quot;&lt;FIELD NAME=&quot;&quot;&quot;&amp;[.C411]&amp;&quot;&quot;&quot; &quot;&amp;[.N412]&amp;&quot; &quot;&amp;[.L411]&amp;&quot; COMMENT=&quot;&quot;&quot;&amp;[.J411]&amp;&quot;&quot;&quot;/&gt;&quot;;&quot;&quot;) &amp; IF(AND([.A411]=&quot;Campo&quot;;[.A412]=&quot;Chave&quot;);&quot;&lt;FILEDS/&gt;&quot;;&quot;&quot;) &amp; IF(AND([.A411]=&quot;Chave&quot;;[.A412]&lt;&gt;&quot;Chave&quot;);&quot;&lt;/KEYS&gt;&quot;;&quot;&quot;) &amp; IF([.B411]&lt;&gt;[.B412];&quot;&lt;/TABLE&gt;&quot;;&quot;&quot;) &amp; IF(AND([.A411]=&quot;&quot;;[.A410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12]=&quot;Chave&quot;;[.C412]&amp;ROW([.C412]);[.C412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12]&lt;&gt;[.B411];[.B412]&lt;&gt;&quot;&quot;);&quot;&lt;TABLE NAME=&quot;&quot;&quot;&amp;[.B412]&amp;&quot;&quot;&quot; COMMENT=&quot;&quot;&quot;&amp;[.K412]&amp;&quot;&quot;&quot; &quot;&amp; [.M412] &amp;&quot;&gt;&lt;FIELDS&gt;&quot;;&quot;&quot;) &amp; IF(AND([.A412]=&quot;Chave&quot;;[.A411]=&quot;Campo&quot;);&quot;&lt;KEYS&gt;&quot;;&quot;&quot;) &amp; IF([.A412]=&quot;Chave&quot;;&quot;&lt;KEY NAME=&quot;&quot;&quot;&amp;[.C412]&amp;&quot;&quot;&quot; TYPE=&quot;&quot;&quot;&amp;IF([.D412]=&quot;PK&quot;;&quot;primary&quot;;&quot;foreign&quot;)&amp;&quot;&quot;&quot; FIELDS=&quot;&quot;&quot;&amp;[.C412]&amp;&quot;&quot;&quot;&quot;&amp;IF([.D412]=&quot;FK&quot;;&quot; REFTABLE=&quot;&quot;&quot;&amp;[.F412]&amp;&quot;&quot;&quot; REFFIELDS=&quot;&quot;&quot;&amp;[.G412]&amp;&quot;&quot;&quot;&quot;;&quot;&quot;)&amp;&quot; COMMENT=&quot;&quot;&quot;&amp;[.J412]&amp;&quot;&quot;&quot;/&gt;&quot;;&quot;&quot;) &amp; IF([.A412]=&quot;Campo&quot;;&quot;&lt;FIELD NAME=&quot;&quot;&quot;&amp;[.C412]&amp;&quot;&quot;&quot; &quot;&amp;[.N413]&amp;&quot; &quot;&amp;[.L412]&amp;&quot; COMMENT=&quot;&quot;&quot;&amp;[.J412]&amp;&quot;&quot;&quot;/&gt;&quot;;&quot;&quot;) &amp; IF(AND([.A412]=&quot;Campo&quot;;[.A413]=&quot;Chave&quot;);&quot;&lt;FILEDS/&gt;&quot;;&quot;&quot;) &amp; IF(AND([.A412]=&quot;Chave&quot;;[.A413]&lt;&gt;&quot;Chave&quot;);&quot;&lt;/KEYS&gt;&quot;;&quot;&quot;) &amp; IF([.B412]&lt;&gt;[.B413];&quot;&lt;/TABLE&gt;&quot;;&quot;&quot;) &amp; IF(AND([.A412]=&quot;&quot;;[.A411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13]=&quot;Chave&quot;;[.C413]&amp;ROW([.C413]);[.C413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13]&lt;&gt;[.B412];[.B413]&lt;&gt;&quot;&quot;);&quot;&lt;TABLE NAME=&quot;&quot;&quot;&amp;[.B413]&amp;&quot;&quot;&quot; COMMENT=&quot;&quot;&quot;&amp;[.K413]&amp;&quot;&quot;&quot; &quot;&amp; [.M413] &amp;&quot;&gt;&lt;FIELDS&gt;&quot;;&quot;&quot;) &amp; IF(AND([.A413]=&quot;Chave&quot;;[.A412]=&quot;Campo&quot;);&quot;&lt;KEYS&gt;&quot;;&quot;&quot;) &amp; IF([.A413]=&quot;Chave&quot;;&quot;&lt;KEY NAME=&quot;&quot;&quot;&amp;[.C413]&amp;&quot;&quot;&quot; TYPE=&quot;&quot;&quot;&amp;IF([.D413]=&quot;PK&quot;;&quot;primary&quot;;&quot;foreign&quot;)&amp;&quot;&quot;&quot; FIELDS=&quot;&quot;&quot;&amp;[.C413]&amp;&quot;&quot;&quot;&quot;&amp;IF([.D413]=&quot;FK&quot;;&quot; REFTABLE=&quot;&quot;&quot;&amp;[.F413]&amp;&quot;&quot;&quot; REFFIELDS=&quot;&quot;&quot;&amp;[.G413]&amp;&quot;&quot;&quot;&quot;;&quot;&quot;)&amp;&quot; COMMENT=&quot;&quot;&quot;&amp;[.J413]&amp;&quot;&quot;&quot;/&gt;&quot;;&quot;&quot;) &amp; IF([.A413]=&quot;Campo&quot;;&quot;&lt;FIELD NAME=&quot;&quot;&quot;&amp;[.C413]&amp;&quot;&quot;&quot; &quot;&amp;[.N414]&amp;&quot; &quot;&amp;[.L413]&amp;&quot; COMMENT=&quot;&quot;&quot;&amp;[.J413]&amp;&quot;&quot;&quot;/&gt;&quot;;&quot;&quot;) &amp; IF(AND([.A413]=&quot;Campo&quot;;[.A414]=&quot;Chave&quot;);&quot;&lt;FILEDS/&gt;&quot;;&quot;&quot;) &amp; IF(AND([.A413]=&quot;Chave&quot;;[.A414]&lt;&gt;&quot;Chave&quot;);&quot;&lt;/KEYS&gt;&quot;;&quot;&quot;) &amp; IF([.B413]&lt;&gt;[.B414];&quot;&lt;/TABLE&gt;&quot;;&quot;&quot;) &amp; IF(AND([.A413]=&quot;&quot;;[.A412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14]=&quot;Chave&quot;;[.C414]&amp;ROW([.C414]);[.C414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14]&lt;&gt;[.B413];[.B414]&lt;&gt;&quot;&quot;);&quot;&lt;TABLE NAME=&quot;&quot;&quot;&amp;[.B414]&amp;&quot;&quot;&quot; COMMENT=&quot;&quot;&quot;&amp;[.K414]&amp;&quot;&quot;&quot; &quot;&amp; [.M414] &amp;&quot;&gt;&lt;FIELDS&gt;&quot;;&quot;&quot;) &amp; IF(AND([.A414]=&quot;Chave&quot;;[.A413]=&quot;Campo&quot;);&quot;&lt;KEYS&gt;&quot;;&quot;&quot;) &amp; IF([.A414]=&quot;Chave&quot;;&quot;&lt;KEY NAME=&quot;&quot;&quot;&amp;[.C414]&amp;&quot;&quot;&quot; TYPE=&quot;&quot;&quot;&amp;IF([.D414]=&quot;PK&quot;;&quot;primary&quot;;&quot;foreign&quot;)&amp;&quot;&quot;&quot; FIELDS=&quot;&quot;&quot;&amp;[.C414]&amp;&quot;&quot;&quot;&quot;&amp;IF([.D414]=&quot;FK&quot;;&quot; REFTABLE=&quot;&quot;&quot;&amp;[.F414]&amp;&quot;&quot;&quot; REFFIELDS=&quot;&quot;&quot;&amp;[.G414]&amp;&quot;&quot;&quot;&quot;;&quot;&quot;)&amp;&quot; COMMENT=&quot;&quot;&quot;&amp;[.J414]&amp;&quot;&quot;&quot;/&gt;&quot;;&quot;&quot;) &amp; IF([.A414]=&quot;Campo&quot;;&quot;&lt;FIELD NAME=&quot;&quot;&quot;&amp;[.C414]&amp;&quot;&quot;&quot; &quot;&amp;[.N415]&amp;&quot; &quot;&amp;[.L414]&amp;&quot; COMMENT=&quot;&quot;&quot;&amp;[.J414]&amp;&quot;&quot;&quot;/&gt;&quot;;&quot;&quot;) &amp; IF(AND([.A414]=&quot;Campo&quot;;[.A415]=&quot;Chave&quot;);&quot;&lt;FILEDS/&gt;&quot;;&quot;&quot;) &amp; IF(AND([.A414]=&quot;Chave&quot;;[.A415]&lt;&gt;&quot;Chave&quot;);&quot;&lt;/KEYS&gt;&quot;;&quot;&quot;) &amp; IF([.B414]&lt;&gt;[.B415];&quot;&lt;/TABLE&gt;&quot;;&quot;&quot;) &amp; IF(AND([.A414]=&quot;&quot;;[.A413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15]=&quot;Chave&quot;;[.C415]&amp;ROW([.C415]);[.C415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15]&lt;&gt;[.B414];[.B415]&lt;&gt;&quot;&quot;);&quot;&lt;TABLE NAME=&quot;&quot;&quot;&amp;[.B415]&amp;&quot;&quot;&quot; COMMENT=&quot;&quot;&quot;&amp;[.K415]&amp;&quot;&quot;&quot; &quot;&amp; [.M415] &amp;&quot;&gt;&lt;FIELDS&gt;&quot;;&quot;&quot;) &amp; IF(AND([.A415]=&quot;Chave&quot;;[.A414]=&quot;Campo&quot;);&quot;&lt;KEYS&gt;&quot;;&quot;&quot;) &amp; IF([.A415]=&quot;Chave&quot;;&quot;&lt;KEY NAME=&quot;&quot;&quot;&amp;[.C415]&amp;&quot;&quot;&quot; TYPE=&quot;&quot;&quot;&amp;IF([.D415]=&quot;PK&quot;;&quot;primary&quot;;&quot;foreign&quot;)&amp;&quot;&quot;&quot; FIELDS=&quot;&quot;&quot;&amp;[.C415]&amp;&quot;&quot;&quot;&quot;&amp;IF([.D415]=&quot;FK&quot;;&quot; REFTABLE=&quot;&quot;&quot;&amp;[.F415]&amp;&quot;&quot;&quot; REFFIELDS=&quot;&quot;&quot;&amp;[.G415]&amp;&quot;&quot;&quot;&quot;;&quot;&quot;)&amp;&quot; COMMENT=&quot;&quot;&quot;&amp;[.J415]&amp;&quot;&quot;&quot;/&gt;&quot;;&quot;&quot;) &amp; IF([.A415]=&quot;Campo&quot;;&quot;&lt;FIELD NAME=&quot;&quot;&quot;&amp;[.C415]&amp;&quot;&quot;&quot; &quot;&amp;[.N416]&amp;&quot; &quot;&amp;[.L415]&amp;&quot; COMMENT=&quot;&quot;&quot;&amp;[.J415]&amp;&quot;&quot;&quot;/&gt;&quot;;&quot;&quot;) &amp; IF(AND([.A415]=&quot;Campo&quot;;[.A416]=&quot;Chave&quot;);&quot;&lt;FILEDS/&gt;&quot;;&quot;&quot;) &amp; IF(AND([.A415]=&quot;Chave&quot;;[.A416]&lt;&gt;&quot;Chave&quot;);&quot;&lt;/KEYS&gt;&quot;;&quot;&quot;) &amp; IF([.B415]&lt;&gt;[.B416];&quot;&lt;/TABLE&gt;&quot;;&quot;&quot;) &amp; IF(AND([.A415]=&quot;&quot;;[.A414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16]=&quot;Chave&quot;;[.C416]&amp;ROW([.C416]);[.C416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16]&lt;&gt;[.B415];[.B416]&lt;&gt;&quot;&quot;);&quot;&lt;TABLE NAME=&quot;&quot;&quot;&amp;[.B416]&amp;&quot;&quot;&quot; COMMENT=&quot;&quot;&quot;&amp;[.K416]&amp;&quot;&quot;&quot; &quot;&amp; [.M416] &amp;&quot;&gt;&lt;FIELDS&gt;&quot;;&quot;&quot;) &amp; IF(AND([.A416]=&quot;Chave&quot;;[.A415]=&quot;Campo&quot;);&quot;&lt;KEYS&gt;&quot;;&quot;&quot;) &amp; IF([.A416]=&quot;Chave&quot;;&quot;&lt;KEY NAME=&quot;&quot;&quot;&amp;[.C416]&amp;&quot;&quot;&quot; TYPE=&quot;&quot;&quot;&amp;IF([.D416]=&quot;PK&quot;;&quot;primary&quot;;&quot;foreign&quot;)&amp;&quot;&quot;&quot; FIELDS=&quot;&quot;&quot;&amp;[.C416]&amp;&quot;&quot;&quot;&quot;&amp;IF([.D416]=&quot;FK&quot;;&quot; REFTABLE=&quot;&quot;&quot;&amp;[.F416]&amp;&quot;&quot;&quot; REFFIELDS=&quot;&quot;&quot;&amp;[.G416]&amp;&quot;&quot;&quot;&quot;;&quot;&quot;)&amp;&quot; COMMENT=&quot;&quot;&quot;&amp;[.J416]&amp;&quot;&quot;&quot;/&gt;&quot;;&quot;&quot;) &amp; IF([.A416]=&quot;Campo&quot;;&quot;&lt;FIELD NAME=&quot;&quot;&quot;&amp;[.C416]&amp;&quot;&quot;&quot; &quot;&amp;[.N417]&amp;&quot; &quot;&amp;[.L416]&amp;&quot; COMMENT=&quot;&quot;&quot;&amp;[.J416]&amp;&quot;&quot;&quot;/&gt;&quot;;&quot;&quot;) &amp; IF(AND([.A416]=&quot;Campo&quot;;[.A417]=&quot;Chave&quot;);&quot;&lt;FILEDS/&gt;&quot;;&quot;&quot;) &amp; IF(AND([.A416]=&quot;Chave&quot;;[.A417]&lt;&gt;&quot;Chave&quot;);&quot;&lt;/KEYS&gt;&quot;;&quot;&quot;) &amp; IF([.B416]&lt;&gt;[.B417];&quot;&lt;/TABLE&gt;&quot;;&quot;&quot;) &amp; IF(AND([.A416]=&quot;&quot;;[.A415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17]=&quot;Chave&quot;;[.C417]&amp;ROW([.C417]);[.C417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17]&lt;&gt;[.B416];[.B417]&lt;&gt;&quot;&quot;);&quot;&lt;TABLE NAME=&quot;&quot;&quot;&amp;[.B417]&amp;&quot;&quot;&quot; COMMENT=&quot;&quot;&quot;&amp;[.K417]&amp;&quot;&quot;&quot; &quot;&amp; [.M417] &amp;&quot;&gt;&lt;FIELDS&gt;&quot;;&quot;&quot;) &amp; IF(AND([.A417]=&quot;Chave&quot;;[.A416]=&quot;Campo&quot;);&quot;&lt;KEYS&gt;&quot;;&quot;&quot;) &amp; IF([.A417]=&quot;Chave&quot;;&quot;&lt;KEY NAME=&quot;&quot;&quot;&amp;[.C417]&amp;&quot;&quot;&quot; TYPE=&quot;&quot;&quot;&amp;IF([.D417]=&quot;PK&quot;;&quot;primary&quot;;&quot;foreign&quot;)&amp;&quot;&quot;&quot; FIELDS=&quot;&quot;&quot;&amp;[.C417]&amp;&quot;&quot;&quot;&quot;&amp;IF([.D417]=&quot;FK&quot;;&quot; REFTABLE=&quot;&quot;&quot;&amp;[.F417]&amp;&quot;&quot;&quot; REFFIELDS=&quot;&quot;&quot;&amp;[.G417]&amp;&quot;&quot;&quot;&quot;;&quot;&quot;)&amp;&quot; COMMENT=&quot;&quot;&quot;&amp;[.J417]&amp;&quot;&quot;&quot;/&gt;&quot;;&quot;&quot;) &amp; IF([.A417]=&quot;Campo&quot;;&quot;&lt;FIELD NAME=&quot;&quot;&quot;&amp;[.C417]&amp;&quot;&quot;&quot; &quot;&amp;[.N418]&amp;&quot; &quot;&amp;[.L417]&amp;&quot; COMMENT=&quot;&quot;&quot;&amp;[.J417]&amp;&quot;&quot;&quot;/&gt;&quot;;&quot;&quot;) &amp; IF(AND([.A417]=&quot;Campo&quot;;[.A418]=&quot;Chave&quot;);&quot;&lt;FILEDS/&gt;&quot;;&quot;&quot;) &amp; IF(AND([.A417]=&quot;Chave&quot;;[.A418]&lt;&gt;&quot;Chave&quot;);&quot;&lt;/KEYS&gt;&quot;;&quot;&quot;) &amp; IF([.B417]&lt;&gt;[.B418];&quot;&lt;/TABLE&gt;&quot;;&quot;&quot;) &amp; IF(AND([.A417]=&quot;&quot;;[.A416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18]=&quot;Chave&quot;;[.C418]&amp;ROW([.C418]);[.C418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18]&lt;&gt;[.B417];[.B418]&lt;&gt;&quot;&quot;);&quot;&lt;TABLE NAME=&quot;&quot;&quot;&amp;[.B418]&amp;&quot;&quot;&quot; COMMENT=&quot;&quot;&quot;&amp;[.K418]&amp;&quot;&quot;&quot; &quot;&amp; [.M418] &amp;&quot;&gt;&lt;FIELDS&gt;&quot;;&quot;&quot;) &amp; IF(AND([.A418]=&quot;Chave&quot;;[.A417]=&quot;Campo&quot;);&quot;&lt;KEYS&gt;&quot;;&quot;&quot;) &amp; IF([.A418]=&quot;Chave&quot;;&quot;&lt;KEY NAME=&quot;&quot;&quot;&amp;[.C418]&amp;&quot;&quot;&quot; TYPE=&quot;&quot;&quot;&amp;IF([.D418]=&quot;PK&quot;;&quot;primary&quot;;&quot;foreign&quot;)&amp;&quot;&quot;&quot; FIELDS=&quot;&quot;&quot;&amp;[.C418]&amp;&quot;&quot;&quot;&quot;&amp;IF([.D418]=&quot;FK&quot;;&quot; REFTABLE=&quot;&quot;&quot;&amp;[.F418]&amp;&quot;&quot;&quot; REFFIELDS=&quot;&quot;&quot;&amp;[.G418]&amp;&quot;&quot;&quot;&quot;;&quot;&quot;)&amp;&quot; COMMENT=&quot;&quot;&quot;&amp;[.J418]&amp;&quot;&quot;&quot;/&gt;&quot;;&quot;&quot;) &amp; IF([.A418]=&quot;Campo&quot;;&quot;&lt;FIELD NAME=&quot;&quot;&quot;&amp;[.C418]&amp;&quot;&quot;&quot; &quot;&amp;[.N419]&amp;&quot; &quot;&amp;[.L418]&amp;&quot; COMMENT=&quot;&quot;&quot;&amp;[.J418]&amp;&quot;&quot;&quot;/&gt;&quot;;&quot;&quot;) &amp; IF(AND([.A418]=&quot;Campo&quot;;[.A419]=&quot;Chave&quot;);&quot;&lt;FILEDS/&gt;&quot;;&quot;&quot;) &amp; IF(AND([.A418]=&quot;Chave&quot;;[.A419]&lt;&gt;&quot;Chave&quot;);&quot;&lt;/KEYS&gt;&quot;;&quot;&quot;) &amp; IF([.B418]&lt;&gt;[.B419];&quot;&lt;/TABLE&gt;&quot;;&quot;&quot;) &amp; IF(AND([.A418]=&quot;&quot;;[.A417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19]=&quot;Chave&quot;;[.C419]&amp;ROW([.C419]);[.C419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19]&lt;&gt;[.B418];[.B419]&lt;&gt;&quot;&quot;);&quot;&lt;TABLE NAME=&quot;&quot;&quot;&amp;[.B419]&amp;&quot;&quot;&quot; COMMENT=&quot;&quot;&quot;&amp;[.K419]&amp;&quot;&quot;&quot; &quot;&amp; [.M419] &amp;&quot;&gt;&lt;FIELDS&gt;&quot;;&quot;&quot;) &amp; IF(AND([.A419]=&quot;Chave&quot;;[.A418]=&quot;Campo&quot;);&quot;&lt;KEYS&gt;&quot;;&quot;&quot;) &amp; IF([.A419]=&quot;Chave&quot;;&quot;&lt;KEY NAME=&quot;&quot;&quot;&amp;[.C419]&amp;&quot;&quot;&quot; TYPE=&quot;&quot;&quot;&amp;IF([.D419]=&quot;PK&quot;;&quot;primary&quot;;&quot;foreign&quot;)&amp;&quot;&quot;&quot; FIELDS=&quot;&quot;&quot;&amp;[.C419]&amp;&quot;&quot;&quot;&quot;&amp;IF([.D419]=&quot;FK&quot;;&quot; REFTABLE=&quot;&quot;&quot;&amp;[.F419]&amp;&quot;&quot;&quot; REFFIELDS=&quot;&quot;&quot;&amp;[.G419]&amp;&quot;&quot;&quot;&quot;;&quot;&quot;)&amp;&quot; COMMENT=&quot;&quot;&quot;&amp;[.J419]&amp;&quot;&quot;&quot;/&gt;&quot;;&quot;&quot;) &amp; IF([.A419]=&quot;Campo&quot;;&quot;&lt;FIELD NAME=&quot;&quot;&quot;&amp;[.C419]&amp;&quot;&quot;&quot; &quot;&amp;[.N420]&amp;&quot; &quot;&amp;[.L419]&amp;&quot; COMMENT=&quot;&quot;&quot;&amp;[.J419]&amp;&quot;&quot;&quot;/&gt;&quot;;&quot;&quot;) &amp; IF(AND([.A419]=&quot;Campo&quot;;[.A420]=&quot;Chave&quot;);&quot;&lt;FILEDS/&gt;&quot;;&quot;&quot;) &amp; IF(AND([.A419]=&quot;Chave&quot;;[.A420]&lt;&gt;&quot;Chave&quot;);&quot;&lt;/KEYS&gt;&quot;;&quot;&quot;) &amp; IF([.B419]&lt;&gt;[.B420];&quot;&lt;/TABLE&gt;&quot;;&quot;&quot;) &amp; IF(AND([.A419]=&quot;&quot;;[.A418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20]=&quot;Chave&quot;;[.C420]&amp;ROW([.C420]);[.C420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20]&lt;&gt;[.B419];[.B420]&lt;&gt;&quot;&quot;);&quot;&lt;TABLE NAME=&quot;&quot;&quot;&amp;[.B420]&amp;&quot;&quot;&quot; COMMENT=&quot;&quot;&quot;&amp;[.K420]&amp;&quot;&quot;&quot; &quot;&amp; [.M420] &amp;&quot;&gt;&lt;FIELDS&gt;&quot;;&quot;&quot;) &amp; IF(AND([.A420]=&quot;Chave&quot;;[.A419]=&quot;Campo&quot;);&quot;&lt;KEYS&gt;&quot;;&quot;&quot;) &amp; IF([.A420]=&quot;Chave&quot;;&quot;&lt;KEY NAME=&quot;&quot;&quot;&amp;[.C420]&amp;&quot;&quot;&quot; TYPE=&quot;&quot;&quot;&amp;IF([.D420]=&quot;PK&quot;;&quot;primary&quot;;&quot;foreign&quot;)&amp;&quot;&quot;&quot; FIELDS=&quot;&quot;&quot;&amp;[.C420]&amp;&quot;&quot;&quot;&quot;&amp;IF([.D420]=&quot;FK&quot;;&quot; REFTABLE=&quot;&quot;&quot;&amp;[.F420]&amp;&quot;&quot;&quot; REFFIELDS=&quot;&quot;&quot;&amp;[.G420]&amp;&quot;&quot;&quot;&quot;;&quot;&quot;)&amp;&quot; COMMENT=&quot;&quot;&quot;&amp;[.J420]&amp;&quot;&quot;&quot;/&gt;&quot;;&quot;&quot;) &amp; IF([.A420]=&quot;Campo&quot;;&quot;&lt;FIELD NAME=&quot;&quot;&quot;&amp;[.C420]&amp;&quot;&quot;&quot; &quot;&amp;[.N421]&amp;&quot; &quot;&amp;[.L420]&amp;&quot; COMMENT=&quot;&quot;&quot;&amp;[.J420]&amp;&quot;&quot;&quot;/&gt;&quot;;&quot;&quot;) &amp; IF(AND([.A420]=&quot;Campo&quot;;[.A421]=&quot;Chave&quot;);&quot;&lt;FILEDS/&gt;&quot;;&quot;&quot;) &amp; IF(AND([.A420]=&quot;Chave&quot;;[.A421]&lt;&gt;&quot;Chave&quot;);&quot;&lt;/KEYS&gt;&quot;;&quot;&quot;) &amp; IF([.B420]&lt;&gt;[.B421];&quot;&lt;/TABLE&gt;&quot;;&quot;&quot;) &amp; IF(AND([.A420]=&quot;&quot;;[.A419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21]=&quot;Chave&quot;;[.C421]&amp;ROW([.C421]);[.C421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21]&lt;&gt;[.B420];[.B421]&lt;&gt;&quot;&quot;);&quot;&lt;TABLE NAME=&quot;&quot;&quot;&amp;[.B421]&amp;&quot;&quot;&quot; COMMENT=&quot;&quot;&quot;&amp;[.K421]&amp;&quot;&quot;&quot; &quot;&amp; [.M421] &amp;&quot;&gt;&lt;FIELDS&gt;&quot;;&quot;&quot;) &amp; IF(AND([.A421]=&quot;Chave&quot;;[.A420]=&quot;Campo&quot;);&quot;&lt;KEYS&gt;&quot;;&quot;&quot;) &amp; IF([.A421]=&quot;Chave&quot;;&quot;&lt;KEY NAME=&quot;&quot;&quot;&amp;[.C421]&amp;&quot;&quot;&quot; TYPE=&quot;&quot;&quot;&amp;IF([.D421]=&quot;PK&quot;;&quot;primary&quot;;&quot;foreign&quot;)&amp;&quot;&quot;&quot; FIELDS=&quot;&quot;&quot;&amp;[.C421]&amp;&quot;&quot;&quot;&quot;&amp;IF([.D421]=&quot;FK&quot;;&quot; REFTABLE=&quot;&quot;&quot;&amp;[.F421]&amp;&quot;&quot;&quot; REFFIELDS=&quot;&quot;&quot;&amp;[.G421]&amp;&quot;&quot;&quot;&quot;;&quot;&quot;)&amp;&quot; COMMENT=&quot;&quot;&quot;&amp;[.J421]&amp;&quot;&quot;&quot;/&gt;&quot;;&quot;&quot;) &amp; IF([.A421]=&quot;Campo&quot;;&quot;&lt;FIELD NAME=&quot;&quot;&quot;&amp;[.C421]&amp;&quot;&quot;&quot; &quot;&amp;[.N422]&amp;&quot; &quot;&amp;[.L421]&amp;&quot; COMMENT=&quot;&quot;&quot;&amp;[.J421]&amp;&quot;&quot;&quot;/&gt;&quot;;&quot;&quot;) &amp; IF(AND([.A421]=&quot;Campo&quot;;[.A422]=&quot;Chave&quot;);&quot;&lt;FILEDS/&gt;&quot;;&quot;&quot;) &amp; IF(AND([.A421]=&quot;Chave&quot;;[.A422]&lt;&gt;&quot;Chave&quot;);&quot;&lt;/KEYS&gt;&quot;;&quot;&quot;) &amp; IF([.B421]&lt;&gt;[.B422];&quot;&lt;/TABLE&gt;&quot;;&quot;&quot;) &amp; IF(AND([.A421]=&quot;&quot;;[.A420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22]=&quot;Chave&quot;;[.C422]&amp;ROW([.C422]);[.C422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22]&lt;&gt;[.B421];[.B422]&lt;&gt;&quot;&quot;);&quot;&lt;TABLE NAME=&quot;&quot;&quot;&amp;[.B422]&amp;&quot;&quot;&quot; COMMENT=&quot;&quot;&quot;&amp;[.K422]&amp;&quot;&quot;&quot; &quot;&amp; [.M422] &amp;&quot;&gt;&lt;FIELDS&gt;&quot;;&quot;&quot;) &amp; IF(AND([.A422]=&quot;Chave&quot;;[.A421]=&quot;Campo&quot;);&quot;&lt;KEYS&gt;&quot;;&quot;&quot;) &amp; IF([.A422]=&quot;Chave&quot;;&quot;&lt;KEY NAME=&quot;&quot;&quot;&amp;[.C422]&amp;&quot;&quot;&quot; TYPE=&quot;&quot;&quot;&amp;IF([.D422]=&quot;PK&quot;;&quot;primary&quot;;&quot;foreign&quot;)&amp;&quot;&quot;&quot; FIELDS=&quot;&quot;&quot;&amp;[.C422]&amp;&quot;&quot;&quot;&quot;&amp;IF([.D422]=&quot;FK&quot;;&quot; REFTABLE=&quot;&quot;&quot;&amp;[.F422]&amp;&quot;&quot;&quot; REFFIELDS=&quot;&quot;&quot;&amp;[.G422]&amp;&quot;&quot;&quot;&quot;;&quot;&quot;)&amp;&quot; COMMENT=&quot;&quot;&quot;&amp;[.J422]&amp;&quot;&quot;&quot;/&gt;&quot;;&quot;&quot;) &amp; IF([.A422]=&quot;Campo&quot;;&quot;&lt;FIELD NAME=&quot;&quot;&quot;&amp;[.C422]&amp;&quot;&quot;&quot; &quot;&amp;[.N423]&amp;&quot; &quot;&amp;[.L422]&amp;&quot; COMMENT=&quot;&quot;&quot;&amp;[.J422]&amp;&quot;&quot;&quot;/&gt;&quot;;&quot;&quot;) &amp; IF(AND([.A422]=&quot;Campo&quot;;[.A423]=&quot;Chave&quot;);&quot;&lt;FILEDS/&gt;&quot;;&quot;&quot;) &amp; IF(AND([.A422]=&quot;Chave&quot;;[.A423]&lt;&gt;&quot;Chave&quot;);&quot;&lt;/KEYS&gt;&quot;;&quot;&quot;) &amp; IF([.B422]&lt;&gt;[.B423];&quot;&lt;/TABLE&gt;&quot;;&quot;&quot;) &amp; IF(AND([.A422]=&quot;&quot;;[.A421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23]=&quot;Chave&quot;;[.C423]&amp;ROW([.C423]);[.C423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23]&lt;&gt;[.B422];[.B423]&lt;&gt;&quot;&quot;);&quot;&lt;TABLE NAME=&quot;&quot;&quot;&amp;[.B423]&amp;&quot;&quot;&quot; COMMENT=&quot;&quot;&quot;&amp;[.K423]&amp;&quot;&quot;&quot; &quot;&amp; [.M423] &amp;&quot;&gt;&lt;FIELDS&gt;&quot;;&quot;&quot;) &amp; IF(AND([.A423]=&quot;Chave&quot;;[.A422]=&quot;Campo&quot;);&quot;&lt;KEYS&gt;&quot;;&quot;&quot;) &amp; IF([.A423]=&quot;Chave&quot;;&quot;&lt;KEY NAME=&quot;&quot;&quot;&amp;[.C423]&amp;&quot;&quot;&quot; TYPE=&quot;&quot;&quot;&amp;IF([.D423]=&quot;PK&quot;;&quot;primary&quot;;&quot;foreign&quot;)&amp;&quot;&quot;&quot; FIELDS=&quot;&quot;&quot;&amp;[.C423]&amp;&quot;&quot;&quot;&quot;&amp;IF([.D423]=&quot;FK&quot;;&quot; REFTABLE=&quot;&quot;&quot;&amp;[.F423]&amp;&quot;&quot;&quot; REFFIELDS=&quot;&quot;&quot;&amp;[.G423]&amp;&quot;&quot;&quot;&quot;;&quot;&quot;)&amp;&quot; COMMENT=&quot;&quot;&quot;&amp;[.J423]&amp;&quot;&quot;&quot;/&gt;&quot;;&quot;&quot;) &amp; IF([.A423]=&quot;Campo&quot;;&quot;&lt;FIELD NAME=&quot;&quot;&quot;&amp;[.C423]&amp;&quot;&quot;&quot; &quot;&amp;[.N424]&amp;&quot; &quot;&amp;[.L423]&amp;&quot; COMMENT=&quot;&quot;&quot;&amp;[.J423]&amp;&quot;&quot;&quot;/&gt;&quot;;&quot;&quot;) &amp; IF(AND([.A423]=&quot;Campo&quot;;[.A424]=&quot;Chave&quot;);&quot;&lt;FILEDS/&gt;&quot;;&quot;&quot;) &amp; IF(AND([.A423]=&quot;Chave&quot;;[.A424]&lt;&gt;&quot;Chave&quot;);&quot;&lt;/KEYS&gt;&quot;;&quot;&quot;) &amp; IF([.B423]&lt;&gt;[.B424];&quot;&lt;/TABLE&gt;&quot;;&quot;&quot;) &amp; IF(AND([.A423]=&quot;&quot;;[.A422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24]=&quot;Chave&quot;;[.C424]&amp;ROW([.C424]);[.C424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24]&lt;&gt;[.B423];[.B424]&lt;&gt;&quot;&quot;);&quot;&lt;TABLE NAME=&quot;&quot;&quot;&amp;[.B424]&amp;&quot;&quot;&quot; COMMENT=&quot;&quot;&quot;&amp;[.K424]&amp;&quot;&quot;&quot; &quot;&amp; [.M424] &amp;&quot;&gt;&lt;FIELDS&gt;&quot;;&quot;&quot;) &amp; IF(AND([.A424]=&quot;Chave&quot;;[.A423]=&quot;Campo&quot;);&quot;&lt;KEYS&gt;&quot;;&quot;&quot;) &amp; IF([.A424]=&quot;Chave&quot;;&quot;&lt;KEY NAME=&quot;&quot;&quot;&amp;[.C424]&amp;&quot;&quot;&quot; TYPE=&quot;&quot;&quot;&amp;IF([.D424]=&quot;PK&quot;;&quot;primary&quot;;&quot;foreign&quot;)&amp;&quot;&quot;&quot; FIELDS=&quot;&quot;&quot;&amp;[.C424]&amp;&quot;&quot;&quot;&quot;&amp;IF([.D424]=&quot;FK&quot;;&quot; REFTABLE=&quot;&quot;&quot;&amp;[.F424]&amp;&quot;&quot;&quot; REFFIELDS=&quot;&quot;&quot;&amp;[.G424]&amp;&quot;&quot;&quot;&quot;;&quot;&quot;)&amp;&quot; COMMENT=&quot;&quot;&quot;&amp;[.J424]&amp;&quot;&quot;&quot;/&gt;&quot;;&quot;&quot;) &amp; IF([.A424]=&quot;Campo&quot;;&quot;&lt;FIELD NAME=&quot;&quot;&quot;&amp;[.C424]&amp;&quot;&quot;&quot; &quot;&amp;[.N425]&amp;&quot; &quot;&amp;[.L424]&amp;&quot; COMMENT=&quot;&quot;&quot;&amp;[.J424]&amp;&quot;&quot;&quot;/&gt;&quot;;&quot;&quot;) &amp; IF(AND([.A424]=&quot;Campo&quot;;[.A425]=&quot;Chave&quot;);&quot;&lt;FILEDS/&gt;&quot;;&quot;&quot;) &amp; IF(AND([.A424]=&quot;Chave&quot;;[.A425]&lt;&gt;&quot;Chave&quot;);&quot;&lt;/KEYS&gt;&quot;;&quot;&quot;) &amp; IF([.B424]&lt;&gt;[.B425];&quot;&lt;/TABLE&gt;&quot;;&quot;&quot;) &amp; IF(AND([.A424]=&quot;&quot;;[.A423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25]=&quot;Chave&quot;;[.C425]&amp;ROW([.C425]);[.C425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25]&lt;&gt;[.B424];[.B425]&lt;&gt;&quot;&quot;);&quot;&lt;TABLE NAME=&quot;&quot;&quot;&amp;[.B425]&amp;&quot;&quot;&quot; COMMENT=&quot;&quot;&quot;&amp;[.K425]&amp;&quot;&quot;&quot; &quot;&amp; [.M425] &amp;&quot;&gt;&lt;FIELDS&gt;&quot;;&quot;&quot;) &amp; IF(AND([.A425]=&quot;Chave&quot;;[.A424]=&quot;Campo&quot;);&quot;&lt;KEYS&gt;&quot;;&quot;&quot;) &amp; IF([.A425]=&quot;Chave&quot;;&quot;&lt;KEY NAME=&quot;&quot;&quot;&amp;[.C425]&amp;&quot;&quot;&quot; TYPE=&quot;&quot;&quot;&amp;IF([.D425]=&quot;PK&quot;;&quot;primary&quot;;&quot;foreign&quot;)&amp;&quot;&quot;&quot; FIELDS=&quot;&quot;&quot;&amp;[.C425]&amp;&quot;&quot;&quot;&quot;&amp;IF([.D425]=&quot;FK&quot;;&quot; REFTABLE=&quot;&quot;&quot;&amp;[.F425]&amp;&quot;&quot;&quot; REFFIELDS=&quot;&quot;&quot;&amp;[.G425]&amp;&quot;&quot;&quot;&quot;;&quot;&quot;)&amp;&quot; COMMENT=&quot;&quot;&quot;&amp;[.J425]&amp;&quot;&quot;&quot;/&gt;&quot;;&quot;&quot;) &amp; IF([.A425]=&quot;Campo&quot;;&quot;&lt;FIELD NAME=&quot;&quot;&quot;&amp;[.C425]&amp;&quot;&quot;&quot; &quot;&amp;[.N426]&amp;&quot; &quot;&amp;[.L425]&amp;&quot; COMMENT=&quot;&quot;&quot;&amp;[.J425]&amp;&quot;&quot;&quot;/&gt;&quot;;&quot;&quot;) &amp; IF(AND([.A425]=&quot;Campo&quot;;[.A426]=&quot;Chave&quot;);&quot;&lt;FILEDS/&gt;&quot;;&quot;&quot;) &amp; IF(AND([.A425]=&quot;Chave&quot;;[.A426]&lt;&gt;&quot;Chave&quot;);&quot;&lt;/KEYS&gt;&quot;;&quot;&quot;) &amp; IF([.B425]&lt;&gt;[.B426];&quot;&lt;/TABLE&gt;&quot;;&quot;&quot;) &amp; IF(AND([.A425]=&quot;&quot;;[.A424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26]=&quot;Chave&quot;;[.C426]&amp;ROW([.C426]);[.C426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26]&lt;&gt;[.B425];[.B426]&lt;&gt;&quot;&quot;);&quot;&lt;TABLE NAME=&quot;&quot;&quot;&amp;[.B426]&amp;&quot;&quot;&quot; COMMENT=&quot;&quot;&quot;&amp;[.K426]&amp;&quot;&quot;&quot; &quot;&amp; [.M426] &amp;&quot;&gt;&lt;FIELDS&gt;&quot;;&quot;&quot;) &amp; IF(AND([.A426]=&quot;Chave&quot;;[.A425]=&quot;Campo&quot;);&quot;&lt;KEYS&gt;&quot;;&quot;&quot;) &amp; IF([.A426]=&quot;Chave&quot;;&quot;&lt;KEY NAME=&quot;&quot;&quot;&amp;[.C426]&amp;&quot;&quot;&quot; TYPE=&quot;&quot;&quot;&amp;IF([.D426]=&quot;PK&quot;;&quot;primary&quot;;&quot;foreign&quot;)&amp;&quot;&quot;&quot; FIELDS=&quot;&quot;&quot;&amp;[.C426]&amp;&quot;&quot;&quot;&quot;&amp;IF([.D426]=&quot;FK&quot;;&quot; REFTABLE=&quot;&quot;&quot;&amp;[.F426]&amp;&quot;&quot;&quot; REFFIELDS=&quot;&quot;&quot;&amp;[.G426]&amp;&quot;&quot;&quot;&quot;;&quot;&quot;)&amp;&quot; COMMENT=&quot;&quot;&quot;&amp;[.J426]&amp;&quot;&quot;&quot;/&gt;&quot;;&quot;&quot;) &amp; IF([.A426]=&quot;Campo&quot;;&quot;&lt;FIELD NAME=&quot;&quot;&quot;&amp;[.C426]&amp;&quot;&quot;&quot; &quot;&amp;[.N427]&amp;&quot; &quot;&amp;[.L426]&amp;&quot; COMMENT=&quot;&quot;&quot;&amp;[.J426]&amp;&quot;&quot;&quot;/&gt;&quot;;&quot;&quot;) &amp; IF(AND([.A426]=&quot;Campo&quot;;[.A427]=&quot;Chave&quot;);&quot;&lt;FILEDS/&gt;&quot;;&quot;&quot;) &amp; IF(AND([.A426]=&quot;Chave&quot;;[.A427]&lt;&gt;&quot;Chave&quot;);&quot;&lt;/KEYS&gt;&quot;;&quot;&quot;) &amp; IF([.B426]&lt;&gt;[.B427];&quot;&lt;/TABLE&gt;&quot;;&quot;&quot;) &amp; IF(AND([.A426]=&quot;&quot;;[.A425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27]=&quot;Chave&quot;;[.C427]&amp;ROW([.C427]);[.C427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27]&lt;&gt;[.B426];[.B427]&lt;&gt;&quot;&quot;);&quot;&lt;TABLE NAME=&quot;&quot;&quot;&amp;[.B427]&amp;&quot;&quot;&quot; COMMENT=&quot;&quot;&quot;&amp;[.K427]&amp;&quot;&quot;&quot; &quot;&amp; [.M427] &amp;&quot;&gt;&lt;FIELDS&gt;&quot;;&quot;&quot;) &amp; IF(AND([.A427]=&quot;Chave&quot;;[.A426]=&quot;Campo&quot;);&quot;&lt;KEYS&gt;&quot;;&quot;&quot;) &amp; IF([.A427]=&quot;Chave&quot;;&quot;&lt;KEY NAME=&quot;&quot;&quot;&amp;[.C427]&amp;&quot;&quot;&quot; TYPE=&quot;&quot;&quot;&amp;IF([.D427]=&quot;PK&quot;;&quot;primary&quot;;&quot;foreign&quot;)&amp;&quot;&quot;&quot; FIELDS=&quot;&quot;&quot;&amp;[.C427]&amp;&quot;&quot;&quot;&quot;&amp;IF([.D427]=&quot;FK&quot;;&quot; REFTABLE=&quot;&quot;&quot;&amp;[.F427]&amp;&quot;&quot;&quot; REFFIELDS=&quot;&quot;&quot;&amp;[.G427]&amp;&quot;&quot;&quot;&quot;;&quot;&quot;)&amp;&quot; COMMENT=&quot;&quot;&quot;&amp;[.J427]&amp;&quot;&quot;&quot;/&gt;&quot;;&quot;&quot;) &amp; IF([.A427]=&quot;Campo&quot;;&quot;&lt;FIELD NAME=&quot;&quot;&quot;&amp;[.C427]&amp;&quot;&quot;&quot; &quot;&amp;[.N428]&amp;&quot; &quot;&amp;[.L427]&amp;&quot; COMMENT=&quot;&quot;&quot;&amp;[.J427]&amp;&quot;&quot;&quot;/&gt;&quot;;&quot;&quot;) &amp; IF(AND([.A427]=&quot;Campo&quot;;[.A428]=&quot;Chave&quot;);&quot;&lt;FILEDS/&gt;&quot;;&quot;&quot;) &amp; IF(AND([.A427]=&quot;Chave&quot;;[.A428]&lt;&gt;&quot;Chave&quot;);&quot;&lt;/KEYS&gt;&quot;;&quot;&quot;) &amp; IF([.B427]&lt;&gt;[.B428];&quot;&lt;/TABLE&gt;&quot;;&quot;&quot;) &amp; IF(AND([.A427]=&quot;&quot;;[.A426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28]=&quot;Chave&quot;;[.C428]&amp;ROW([.C428]);[.C428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28]&lt;&gt;[.B427];[.B428]&lt;&gt;&quot;&quot;);&quot;&lt;TABLE NAME=&quot;&quot;&quot;&amp;[.B428]&amp;&quot;&quot;&quot; COMMENT=&quot;&quot;&quot;&amp;[.K428]&amp;&quot;&quot;&quot; &quot;&amp; [.M428] &amp;&quot;&gt;&lt;FIELDS&gt;&quot;;&quot;&quot;) &amp; IF(AND([.A428]=&quot;Chave&quot;;[.A427]=&quot;Campo&quot;);&quot;&lt;KEYS&gt;&quot;;&quot;&quot;) &amp; IF([.A428]=&quot;Chave&quot;;&quot;&lt;KEY NAME=&quot;&quot;&quot;&amp;[.C428]&amp;&quot;&quot;&quot; TYPE=&quot;&quot;&quot;&amp;IF([.D428]=&quot;PK&quot;;&quot;primary&quot;;&quot;foreign&quot;)&amp;&quot;&quot;&quot; FIELDS=&quot;&quot;&quot;&amp;[.C428]&amp;&quot;&quot;&quot;&quot;&amp;IF([.D428]=&quot;FK&quot;;&quot; REFTABLE=&quot;&quot;&quot;&amp;[.F428]&amp;&quot;&quot;&quot; REFFIELDS=&quot;&quot;&quot;&amp;[.G428]&amp;&quot;&quot;&quot;&quot;;&quot;&quot;)&amp;&quot; COMMENT=&quot;&quot;&quot;&amp;[.J428]&amp;&quot;&quot;&quot;/&gt;&quot;;&quot;&quot;) &amp; IF([.A428]=&quot;Campo&quot;;&quot;&lt;FIELD NAME=&quot;&quot;&quot;&amp;[.C428]&amp;&quot;&quot;&quot; &quot;&amp;[.N429]&amp;&quot; &quot;&amp;[.L428]&amp;&quot; COMMENT=&quot;&quot;&quot;&amp;[.J428]&amp;&quot;&quot;&quot;/&gt;&quot;;&quot;&quot;) &amp; IF(AND([.A428]=&quot;Campo&quot;;[.A429]=&quot;Chave&quot;);&quot;&lt;FILEDS/&gt;&quot;;&quot;&quot;) &amp; IF(AND([.A428]=&quot;Chave&quot;;[.A429]&lt;&gt;&quot;Chave&quot;);&quot;&lt;/KEYS&gt;&quot;;&quot;&quot;) &amp; IF([.B428]&lt;&gt;[.B429];&quot;&lt;/TABLE&gt;&quot;;&quot;&quot;) &amp; IF(AND([.A428]=&quot;&quot;;[.A427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29]=&quot;Chave&quot;;[.C429]&amp;ROW([.C429]);[.C429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29]&lt;&gt;[.B428];[.B429]&lt;&gt;&quot;&quot;);&quot;&lt;TABLE NAME=&quot;&quot;&quot;&amp;[.B429]&amp;&quot;&quot;&quot; COMMENT=&quot;&quot;&quot;&amp;[.K429]&amp;&quot;&quot;&quot; &quot;&amp; [.M429] &amp;&quot;&gt;&lt;FIELDS&gt;&quot;;&quot;&quot;) &amp; IF(AND([.A429]=&quot;Chave&quot;;[.A428]=&quot;Campo&quot;);&quot;&lt;KEYS&gt;&quot;;&quot;&quot;) &amp; IF([.A429]=&quot;Chave&quot;;&quot;&lt;KEY NAME=&quot;&quot;&quot;&amp;[.C429]&amp;&quot;&quot;&quot; TYPE=&quot;&quot;&quot;&amp;IF([.D429]=&quot;PK&quot;;&quot;primary&quot;;&quot;foreign&quot;)&amp;&quot;&quot;&quot; FIELDS=&quot;&quot;&quot;&amp;[.C429]&amp;&quot;&quot;&quot;&quot;&amp;IF([.D429]=&quot;FK&quot;;&quot; REFTABLE=&quot;&quot;&quot;&amp;[.F429]&amp;&quot;&quot;&quot; REFFIELDS=&quot;&quot;&quot;&amp;[.G429]&amp;&quot;&quot;&quot;&quot;;&quot;&quot;)&amp;&quot; COMMENT=&quot;&quot;&quot;&amp;[.J429]&amp;&quot;&quot;&quot;/&gt;&quot;;&quot;&quot;) &amp; IF([.A429]=&quot;Campo&quot;;&quot;&lt;FIELD NAME=&quot;&quot;&quot;&amp;[.C429]&amp;&quot;&quot;&quot; &quot;&amp;[.N430]&amp;&quot; &quot;&amp;[.L429]&amp;&quot; COMMENT=&quot;&quot;&quot;&amp;[.J429]&amp;&quot;&quot;&quot;/&gt;&quot;;&quot;&quot;) &amp; IF(AND([.A429]=&quot;Campo&quot;;[.A430]=&quot;Chave&quot;);&quot;&lt;FILEDS/&gt;&quot;;&quot;&quot;) &amp; IF(AND([.A429]=&quot;Chave&quot;;[.A430]&lt;&gt;&quot;Chave&quot;);&quot;&lt;/KEYS&gt;&quot;;&quot;&quot;) &amp; IF([.B429]&lt;&gt;[.B430];&quot;&lt;/TABLE&gt;&quot;;&quot;&quot;) &amp; IF(AND([.A429]=&quot;&quot;;[.A428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30]=&quot;Chave&quot;;[.C430]&amp;ROW([.C430]);[.C430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30]&lt;&gt;[.B429];[.B430]&lt;&gt;&quot;&quot;);&quot;&lt;TABLE NAME=&quot;&quot;&quot;&amp;[.B430]&amp;&quot;&quot;&quot; COMMENT=&quot;&quot;&quot;&amp;[.K430]&amp;&quot;&quot;&quot; &quot;&amp; [.M430] &amp;&quot;&gt;&lt;FIELDS&gt;&quot;;&quot;&quot;) &amp; IF(AND([.A430]=&quot;Chave&quot;;[.A429]=&quot;Campo&quot;);&quot;&lt;KEYS&gt;&quot;;&quot;&quot;) &amp; IF([.A430]=&quot;Chave&quot;;&quot;&lt;KEY NAME=&quot;&quot;&quot;&amp;[.C430]&amp;&quot;&quot;&quot; TYPE=&quot;&quot;&quot;&amp;IF([.D430]=&quot;PK&quot;;&quot;primary&quot;;&quot;foreign&quot;)&amp;&quot;&quot;&quot; FIELDS=&quot;&quot;&quot;&amp;[.C430]&amp;&quot;&quot;&quot;&quot;&amp;IF([.D430]=&quot;FK&quot;;&quot; REFTABLE=&quot;&quot;&quot;&amp;[.F430]&amp;&quot;&quot;&quot; REFFIELDS=&quot;&quot;&quot;&amp;[.G430]&amp;&quot;&quot;&quot;&quot;;&quot;&quot;)&amp;&quot; COMMENT=&quot;&quot;&quot;&amp;[.J430]&amp;&quot;&quot;&quot;/&gt;&quot;;&quot;&quot;) &amp; IF([.A430]=&quot;Campo&quot;;&quot;&lt;FIELD NAME=&quot;&quot;&quot;&amp;[.C430]&amp;&quot;&quot;&quot; &quot;&amp;[.N431]&amp;&quot; &quot;&amp;[.L430]&amp;&quot; COMMENT=&quot;&quot;&quot;&amp;[.J430]&amp;&quot;&quot;&quot;/&gt;&quot;;&quot;&quot;) &amp; IF(AND([.A430]=&quot;Campo&quot;;[.A431]=&quot;Chave&quot;);&quot;&lt;FILEDS/&gt;&quot;;&quot;&quot;) &amp; IF(AND([.A430]=&quot;Chave&quot;;[.A431]&lt;&gt;&quot;Chave&quot;);&quot;&lt;/KEYS&gt;&quot;;&quot;&quot;) &amp; IF([.B430]&lt;&gt;[.B431];&quot;&lt;/TABLE&gt;&quot;;&quot;&quot;) &amp; IF(AND([.A430]=&quot;&quot;;[.A429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31]=&quot;Chave&quot;;[.C431]&amp;ROW([.C431]);[.C431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31]&lt;&gt;[.B430];[.B431]&lt;&gt;&quot;&quot;);&quot;&lt;TABLE NAME=&quot;&quot;&quot;&amp;[.B431]&amp;&quot;&quot;&quot; COMMENT=&quot;&quot;&quot;&amp;[.K431]&amp;&quot;&quot;&quot; &quot;&amp; [.M431] &amp;&quot;&gt;&lt;FIELDS&gt;&quot;;&quot;&quot;) &amp; IF(AND([.A431]=&quot;Chave&quot;;[.A430]=&quot;Campo&quot;);&quot;&lt;KEYS&gt;&quot;;&quot;&quot;) &amp; IF([.A431]=&quot;Chave&quot;;&quot;&lt;KEY NAME=&quot;&quot;&quot;&amp;[.C431]&amp;&quot;&quot;&quot; TYPE=&quot;&quot;&quot;&amp;IF([.D431]=&quot;PK&quot;;&quot;primary&quot;;&quot;foreign&quot;)&amp;&quot;&quot;&quot; FIELDS=&quot;&quot;&quot;&amp;[.C431]&amp;&quot;&quot;&quot;&quot;&amp;IF([.D431]=&quot;FK&quot;;&quot; REFTABLE=&quot;&quot;&quot;&amp;[.F431]&amp;&quot;&quot;&quot; REFFIELDS=&quot;&quot;&quot;&amp;[.G431]&amp;&quot;&quot;&quot;&quot;;&quot;&quot;)&amp;&quot; COMMENT=&quot;&quot;&quot;&amp;[.J431]&amp;&quot;&quot;&quot;/&gt;&quot;;&quot;&quot;) &amp; IF([.A431]=&quot;Campo&quot;;&quot;&lt;FIELD NAME=&quot;&quot;&quot;&amp;[.C431]&amp;&quot;&quot;&quot; &quot;&amp;[.N432]&amp;&quot; &quot;&amp;[.L431]&amp;&quot; COMMENT=&quot;&quot;&quot;&amp;[.J431]&amp;&quot;&quot;&quot;/&gt;&quot;;&quot;&quot;) &amp; IF(AND([.A431]=&quot;Campo&quot;;[.A432]=&quot;Chave&quot;);&quot;&lt;FILEDS/&gt;&quot;;&quot;&quot;) &amp; IF(AND([.A431]=&quot;Chave&quot;;[.A432]&lt;&gt;&quot;Chave&quot;);&quot;&lt;/KEYS&gt;&quot;;&quot;&quot;) &amp; IF([.B431]&lt;&gt;[.B432];&quot;&lt;/TABLE&gt;&quot;;&quot;&quot;) &amp; IF(AND([.A431]=&quot;&quot;;[.A430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32]=&quot;Chave&quot;;[.C432]&amp;ROW([.C432]);[.C432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32]&lt;&gt;[.B431];[.B432]&lt;&gt;&quot;&quot;);&quot;&lt;TABLE NAME=&quot;&quot;&quot;&amp;[.B432]&amp;&quot;&quot;&quot; COMMENT=&quot;&quot;&quot;&amp;[.K432]&amp;&quot;&quot;&quot; &quot;&amp; [.M432] &amp;&quot;&gt;&lt;FIELDS&gt;&quot;;&quot;&quot;) &amp; IF(AND([.A432]=&quot;Chave&quot;;[.A431]=&quot;Campo&quot;);&quot;&lt;KEYS&gt;&quot;;&quot;&quot;) &amp; IF([.A432]=&quot;Chave&quot;;&quot;&lt;KEY NAME=&quot;&quot;&quot;&amp;[.C432]&amp;&quot;&quot;&quot; TYPE=&quot;&quot;&quot;&amp;IF([.D432]=&quot;PK&quot;;&quot;primary&quot;;&quot;foreign&quot;)&amp;&quot;&quot;&quot; FIELDS=&quot;&quot;&quot;&amp;[.C432]&amp;&quot;&quot;&quot;&quot;&amp;IF([.D432]=&quot;FK&quot;;&quot; REFTABLE=&quot;&quot;&quot;&amp;[.F432]&amp;&quot;&quot;&quot; REFFIELDS=&quot;&quot;&quot;&amp;[.G432]&amp;&quot;&quot;&quot;&quot;;&quot;&quot;)&amp;&quot; COMMENT=&quot;&quot;&quot;&amp;[.J432]&amp;&quot;&quot;&quot;/&gt;&quot;;&quot;&quot;) &amp; IF([.A432]=&quot;Campo&quot;;&quot;&lt;FIELD NAME=&quot;&quot;&quot;&amp;[.C432]&amp;&quot;&quot;&quot; &quot;&amp;[.N433]&amp;&quot; &quot;&amp;[.L432]&amp;&quot; COMMENT=&quot;&quot;&quot;&amp;[.J432]&amp;&quot;&quot;&quot;/&gt;&quot;;&quot;&quot;) &amp; IF(AND([.A432]=&quot;Campo&quot;;[.A433]=&quot;Chave&quot;);&quot;&lt;FILEDS/&gt;&quot;;&quot;&quot;) &amp; IF(AND([.A432]=&quot;Chave&quot;;[.A433]&lt;&gt;&quot;Chave&quot;);&quot;&lt;/KEYS&gt;&quot;;&quot;&quot;) &amp; IF([.B432]&lt;&gt;[.B433];&quot;&lt;/TABLE&gt;&quot;;&quot;&quot;) &amp; IF(AND([.A432]=&quot;&quot;;[.A431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33]=&quot;Chave&quot;;[.C433]&amp;ROW([.C433]);[.C433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33]&lt;&gt;[.B432];[.B433]&lt;&gt;&quot;&quot;);&quot;&lt;TABLE NAME=&quot;&quot;&quot;&amp;[.B433]&amp;&quot;&quot;&quot; COMMENT=&quot;&quot;&quot;&amp;[.K433]&amp;&quot;&quot;&quot; &quot;&amp; [.M433] &amp;&quot;&gt;&lt;FIELDS&gt;&quot;;&quot;&quot;) &amp; IF(AND([.A433]=&quot;Chave&quot;;[.A432]=&quot;Campo&quot;);&quot;&lt;KEYS&gt;&quot;;&quot;&quot;) &amp; IF([.A433]=&quot;Chave&quot;;&quot;&lt;KEY NAME=&quot;&quot;&quot;&amp;[.C433]&amp;&quot;&quot;&quot; TYPE=&quot;&quot;&quot;&amp;IF([.D433]=&quot;PK&quot;;&quot;primary&quot;;&quot;foreign&quot;)&amp;&quot;&quot;&quot; FIELDS=&quot;&quot;&quot;&amp;[.C433]&amp;&quot;&quot;&quot;&quot;&amp;IF([.D433]=&quot;FK&quot;;&quot; REFTABLE=&quot;&quot;&quot;&amp;[.F433]&amp;&quot;&quot;&quot; REFFIELDS=&quot;&quot;&quot;&amp;[.G433]&amp;&quot;&quot;&quot;&quot;;&quot;&quot;)&amp;&quot; COMMENT=&quot;&quot;&quot;&amp;[.J433]&amp;&quot;&quot;&quot;/&gt;&quot;;&quot;&quot;) &amp; IF([.A433]=&quot;Campo&quot;;&quot;&lt;FIELD NAME=&quot;&quot;&quot;&amp;[.C433]&amp;&quot;&quot;&quot; &quot;&amp;[.N434]&amp;&quot; &quot;&amp;[.L433]&amp;&quot; COMMENT=&quot;&quot;&quot;&amp;[.J433]&amp;&quot;&quot;&quot;/&gt;&quot;;&quot;&quot;) &amp; IF(AND([.A433]=&quot;Campo&quot;;[.A434]=&quot;Chave&quot;);&quot;&lt;FILEDS/&gt;&quot;;&quot;&quot;) &amp; IF(AND([.A433]=&quot;Chave&quot;;[.A434]&lt;&gt;&quot;Chave&quot;);&quot;&lt;/KEYS&gt;&quot;;&quot;&quot;) &amp; IF([.B433]&lt;&gt;[.B434];&quot;&lt;/TABLE&gt;&quot;;&quot;&quot;) &amp; IF(AND([.A433]=&quot;&quot;;[.A432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34]=&quot;Chave&quot;;[.C434]&amp;ROW([.C434]);[.C434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34]&lt;&gt;[.B433];[.B434]&lt;&gt;&quot;&quot;);&quot;&lt;TABLE NAME=&quot;&quot;&quot;&amp;[.B434]&amp;&quot;&quot;&quot; COMMENT=&quot;&quot;&quot;&amp;[.K434]&amp;&quot;&quot;&quot; &quot;&amp; [.M434] &amp;&quot;&gt;&lt;FIELDS&gt;&quot;;&quot;&quot;) &amp; IF(AND([.A434]=&quot;Chave&quot;;[.A433]=&quot;Campo&quot;);&quot;&lt;KEYS&gt;&quot;;&quot;&quot;) &amp; IF([.A434]=&quot;Chave&quot;;&quot;&lt;KEY NAME=&quot;&quot;&quot;&amp;[.C434]&amp;&quot;&quot;&quot; TYPE=&quot;&quot;&quot;&amp;IF([.D434]=&quot;PK&quot;;&quot;primary&quot;;&quot;foreign&quot;)&amp;&quot;&quot;&quot; FIELDS=&quot;&quot;&quot;&amp;[.C434]&amp;&quot;&quot;&quot;&quot;&amp;IF([.D434]=&quot;FK&quot;;&quot; REFTABLE=&quot;&quot;&quot;&amp;[.F434]&amp;&quot;&quot;&quot; REFFIELDS=&quot;&quot;&quot;&amp;[.G434]&amp;&quot;&quot;&quot;&quot;;&quot;&quot;)&amp;&quot; COMMENT=&quot;&quot;&quot;&amp;[.J434]&amp;&quot;&quot;&quot;/&gt;&quot;;&quot;&quot;) &amp; IF([.A434]=&quot;Campo&quot;;&quot;&lt;FIELD NAME=&quot;&quot;&quot;&amp;[.C434]&amp;&quot;&quot;&quot; &quot;&amp;[.N435]&amp;&quot; &quot;&amp;[.L434]&amp;&quot; COMMENT=&quot;&quot;&quot;&amp;[.J434]&amp;&quot;&quot;&quot;/&gt;&quot;;&quot;&quot;) &amp; IF(AND([.A434]=&quot;Campo&quot;;[.A435]=&quot;Chave&quot;);&quot;&lt;FILEDS/&gt;&quot;;&quot;&quot;) &amp; IF(AND([.A434]=&quot;Chave&quot;;[.A435]&lt;&gt;&quot;Chave&quot;);&quot;&lt;/KEYS&gt;&quot;;&quot;&quot;) &amp; IF([.B434]&lt;&gt;[.B435];&quot;&lt;/TABLE&gt;&quot;;&quot;&quot;) &amp; IF(AND([.A434]=&quot;&quot;;[.A433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35]=&quot;Chave&quot;;[.C435]&amp;ROW([.C435]);[.C435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35]&lt;&gt;[.B434];[.B435]&lt;&gt;&quot;&quot;);&quot;&lt;TABLE NAME=&quot;&quot;&quot;&amp;[.B435]&amp;&quot;&quot;&quot; COMMENT=&quot;&quot;&quot;&amp;[.K435]&amp;&quot;&quot;&quot; &quot;&amp; [.M435] &amp;&quot;&gt;&lt;FIELDS&gt;&quot;;&quot;&quot;) &amp; IF(AND([.A435]=&quot;Chave&quot;;[.A434]=&quot;Campo&quot;);&quot;&lt;KEYS&gt;&quot;;&quot;&quot;) &amp; IF([.A435]=&quot;Chave&quot;;&quot;&lt;KEY NAME=&quot;&quot;&quot;&amp;[.C435]&amp;&quot;&quot;&quot; TYPE=&quot;&quot;&quot;&amp;IF([.D435]=&quot;PK&quot;;&quot;primary&quot;;&quot;foreign&quot;)&amp;&quot;&quot;&quot; FIELDS=&quot;&quot;&quot;&amp;[.C435]&amp;&quot;&quot;&quot;&quot;&amp;IF([.D435]=&quot;FK&quot;;&quot; REFTABLE=&quot;&quot;&quot;&amp;[.F435]&amp;&quot;&quot;&quot; REFFIELDS=&quot;&quot;&quot;&amp;[.G435]&amp;&quot;&quot;&quot;&quot;;&quot;&quot;)&amp;&quot; COMMENT=&quot;&quot;&quot;&amp;[.J435]&amp;&quot;&quot;&quot;/&gt;&quot;;&quot;&quot;) &amp; IF([.A435]=&quot;Campo&quot;;&quot;&lt;FIELD NAME=&quot;&quot;&quot;&amp;[.C435]&amp;&quot;&quot;&quot; &quot;&amp;[.N436]&amp;&quot; &quot;&amp;[.L435]&amp;&quot; COMMENT=&quot;&quot;&quot;&amp;[.J435]&amp;&quot;&quot;&quot;/&gt;&quot;;&quot;&quot;) &amp; IF(AND([.A435]=&quot;Campo&quot;;[.A436]=&quot;Chave&quot;);&quot;&lt;FILEDS/&gt;&quot;;&quot;&quot;) &amp; IF(AND([.A435]=&quot;Chave&quot;;[.A436]&lt;&gt;&quot;Chave&quot;);&quot;&lt;/KEYS&gt;&quot;;&quot;&quot;) &amp; IF([.B435]&lt;&gt;[.B436];&quot;&lt;/TABLE&gt;&quot;;&quot;&quot;) &amp; IF(AND([.A435]=&quot;&quot;;[.A434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36]=&quot;Chave&quot;;[.C436]&amp;ROW([.C436]);[.C436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36]&lt;&gt;[.B435];[.B436]&lt;&gt;&quot;&quot;);&quot;&lt;TABLE NAME=&quot;&quot;&quot;&amp;[.B436]&amp;&quot;&quot;&quot; COMMENT=&quot;&quot;&quot;&amp;[.K436]&amp;&quot;&quot;&quot; &quot;&amp; [.M436] &amp;&quot;&gt;&lt;FIELDS&gt;&quot;;&quot;&quot;) &amp; IF(AND([.A436]=&quot;Chave&quot;;[.A435]=&quot;Campo&quot;);&quot;&lt;KEYS&gt;&quot;;&quot;&quot;) &amp; IF([.A436]=&quot;Chave&quot;;&quot;&lt;KEY NAME=&quot;&quot;&quot;&amp;[.C436]&amp;&quot;&quot;&quot; TYPE=&quot;&quot;&quot;&amp;IF([.D436]=&quot;PK&quot;;&quot;primary&quot;;&quot;foreign&quot;)&amp;&quot;&quot;&quot; FIELDS=&quot;&quot;&quot;&amp;[.C436]&amp;&quot;&quot;&quot;&quot;&amp;IF([.D436]=&quot;FK&quot;;&quot; REFTABLE=&quot;&quot;&quot;&amp;[.F436]&amp;&quot;&quot;&quot; REFFIELDS=&quot;&quot;&quot;&amp;[.G436]&amp;&quot;&quot;&quot;&quot;;&quot;&quot;)&amp;&quot; COMMENT=&quot;&quot;&quot;&amp;[.J436]&amp;&quot;&quot;&quot;/&gt;&quot;;&quot;&quot;) &amp; IF([.A436]=&quot;Campo&quot;;&quot;&lt;FIELD NAME=&quot;&quot;&quot;&amp;[.C436]&amp;&quot;&quot;&quot; &quot;&amp;[.N437]&amp;&quot; &quot;&amp;[.L436]&amp;&quot; COMMENT=&quot;&quot;&quot;&amp;[.J436]&amp;&quot;&quot;&quot;/&gt;&quot;;&quot;&quot;) &amp; IF(AND([.A436]=&quot;Campo&quot;;[.A437]=&quot;Chave&quot;);&quot;&lt;FILEDS/&gt;&quot;;&quot;&quot;) &amp; IF(AND([.A436]=&quot;Chave&quot;;[.A437]&lt;&gt;&quot;Chave&quot;);&quot;&lt;/KEYS&gt;&quot;;&quot;&quot;) &amp; IF([.B436]&lt;&gt;[.B437];&quot;&lt;/TABLE&gt;&quot;;&quot;&quot;) &amp; IF(AND([.A436]=&quot;&quot;;[.A435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37]=&quot;Chave&quot;;[.C437]&amp;ROW([.C437]);[.C437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37]&lt;&gt;[.B436];[.B437]&lt;&gt;&quot;&quot;);&quot;&lt;TABLE NAME=&quot;&quot;&quot;&amp;[.B437]&amp;&quot;&quot;&quot; COMMENT=&quot;&quot;&quot;&amp;[.K437]&amp;&quot;&quot;&quot; &quot;&amp; [.M437] &amp;&quot;&gt;&lt;FIELDS&gt;&quot;;&quot;&quot;) &amp; IF(AND([.A437]=&quot;Chave&quot;;[.A436]=&quot;Campo&quot;);&quot;&lt;KEYS&gt;&quot;;&quot;&quot;) &amp; IF([.A437]=&quot;Chave&quot;;&quot;&lt;KEY NAME=&quot;&quot;&quot;&amp;[.C437]&amp;&quot;&quot;&quot; TYPE=&quot;&quot;&quot;&amp;IF([.D437]=&quot;PK&quot;;&quot;primary&quot;;&quot;foreign&quot;)&amp;&quot;&quot;&quot; FIELDS=&quot;&quot;&quot;&amp;[.C437]&amp;&quot;&quot;&quot;&quot;&amp;IF([.D437]=&quot;FK&quot;;&quot; REFTABLE=&quot;&quot;&quot;&amp;[.F437]&amp;&quot;&quot;&quot; REFFIELDS=&quot;&quot;&quot;&amp;[.G437]&amp;&quot;&quot;&quot;&quot;;&quot;&quot;)&amp;&quot; COMMENT=&quot;&quot;&quot;&amp;[.J437]&amp;&quot;&quot;&quot;/&gt;&quot;;&quot;&quot;) &amp; IF([.A437]=&quot;Campo&quot;;&quot;&lt;FIELD NAME=&quot;&quot;&quot;&amp;[.C437]&amp;&quot;&quot;&quot; &quot;&amp;[.N438]&amp;&quot; &quot;&amp;[.L437]&amp;&quot; COMMENT=&quot;&quot;&quot;&amp;[.J437]&amp;&quot;&quot;&quot;/&gt;&quot;;&quot;&quot;) &amp; IF(AND([.A437]=&quot;Campo&quot;;[.A438]=&quot;Chave&quot;);&quot;&lt;FILEDS/&gt;&quot;;&quot;&quot;) &amp; IF(AND([.A437]=&quot;Chave&quot;;[.A438]&lt;&gt;&quot;Chave&quot;);&quot;&lt;/KEYS&gt;&quot;;&quot;&quot;) &amp; IF([.B437]&lt;&gt;[.B438];&quot;&lt;/TABLE&gt;&quot;;&quot;&quot;) &amp; IF(AND([.A437]=&quot;&quot;;[.A436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38]=&quot;Chave&quot;;[.C438]&amp;ROW([.C438]);[.C438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38]&lt;&gt;[.B437];[.B438]&lt;&gt;&quot;&quot;);&quot;&lt;TABLE NAME=&quot;&quot;&quot;&amp;[.B438]&amp;&quot;&quot;&quot; COMMENT=&quot;&quot;&quot;&amp;[.K438]&amp;&quot;&quot;&quot; &quot;&amp; [.M438] &amp;&quot;&gt;&lt;FIELDS&gt;&quot;;&quot;&quot;) &amp; IF(AND([.A438]=&quot;Chave&quot;;[.A437]=&quot;Campo&quot;);&quot;&lt;KEYS&gt;&quot;;&quot;&quot;) &amp; IF([.A438]=&quot;Chave&quot;;&quot;&lt;KEY NAME=&quot;&quot;&quot;&amp;[.C438]&amp;&quot;&quot;&quot; TYPE=&quot;&quot;&quot;&amp;IF([.D438]=&quot;PK&quot;;&quot;primary&quot;;&quot;foreign&quot;)&amp;&quot;&quot;&quot; FIELDS=&quot;&quot;&quot;&amp;[.C438]&amp;&quot;&quot;&quot;&quot;&amp;IF([.D438]=&quot;FK&quot;;&quot; REFTABLE=&quot;&quot;&quot;&amp;[.F438]&amp;&quot;&quot;&quot; REFFIELDS=&quot;&quot;&quot;&amp;[.G438]&amp;&quot;&quot;&quot;&quot;;&quot;&quot;)&amp;&quot; COMMENT=&quot;&quot;&quot;&amp;[.J438]&amp;&quot;&quot;&quot;/&gt;&quot;;&quot;&quot;) &amp; IF([.A438]=&quot;Campo&quot;;&quot;&lt;FIELD NAME=&quot;&quot;&quot;&amp;[.C438]&amp;&quot;&quot;&quot; &quot;&amp;[.N439]&amp;&quot; &quot;&amp;[.L438]&amp;&quot; COMMENT=&quot;&quot;&quot;&amp;[.J438]&amp;&quot;&quot;&quot;/&gt;&quot;;&quot;&quot;) &amp; IF(AND([.A438]=&quot;Campo&quot;;[.A439]=&quot;Chave&quot;);&quot;&lt;FILEDS/&gt;&quot;;&quot;&quot;) &amp; IF(AND([.A438]=&quot;Chave&quot;;[.A439]&lt;&gt;&quot;Chave&quot;);&quot;&lt;/KEYS&gt;&quot;;&quot;&quot;) &amp; IF([.B438]&lt;&gt;[.B439];&quot;&lt;/TABLE&gt;&quot;;&quot;&quot;) &amp; IF(AND([.A438]=&quot;&quot;;[.A437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39]=&quot;Chave&quot;;[.C439]&amp;ROW([.C439]);[.C439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39]&lt;&gt;[.B438];[.B439]&lt;&gt;&quot;&quot;);&quot;&lt;TABLE NAME=&quot;&quot;&quot;&amp;[.B439]&amp;&quot;&quot;&quot; COMMENT=&quot;&quot;&quot;&amp;[.K439]&amp;&quot;&quot;&quot; &quot;&amp; [.M439] &amp;&quot;&gt;&lt;FIELDS&gt;&quot;;&quot;&quot;) &amp; IF(AND([.A439]=&quot;Chave&quot;;[.A438]=&quot;Campo&quot;);&quot;&lt;KEYS&gt;&quot;;&quot;&quot;) &amp; IF([.A439]=&quot;Chave&quot;;&quot;&lt;KEY NAME=&quot;&quot;&quot;&amp;[.C439]&amp;&quot;&quot;&quot; TYPE=&quot;&quot;&quot;&amp;IF([.D439]=&quot;PK&quot;;&quot;primary&quot;;&quot;foreign&quot;)&amp;&quot;&quot;&quot; FIELDS=&quot;&quot;&quot;&amp;[.C439]&amp;&quot;&quot;&quot;&quot;&amp;IF([.D439]=&quot;FK&quot;;&quot; REFTABLE=&quot;&quot;&quot;&amp;[.F439]&amp;&quot;&quot;&quot; REFFIELDS=&quot;&quot;&quot;&amp;[.G439]&amp;&quot;&quot;&quot;&quot;;&quot;&quot;)&amp;&quot; COMMENT=&quot;&quot;&quot;&amp;[.J439]&amp;&quot;&quot;&quot;/&gt;&quot;;&quot;&quot;) &amp; IF([.A439]=&quot;Campo&quot;;&quot;&lt;FIELD NAME=&quot;&quot;&quot;&amp;[.C439]&amp;&quot;&quot;&quot; &quot;&amp;[.N440]&amp;&quot; &quot;&amp;[.L439]&amp;&quot; COMMENT=&quot;&quot;&quot;&amp;[.J439]&amp;&quot;&quot;&quot;/&gt;&quot;;&quot;&quot;) &amp; IF(AND([.A439]=&quot;Campo&quot;;[.A440]=&quot;Chave&quot;);&quot;&lt;FILEDS/&gt;&quot;;&quot;&quot;) &amp; IF(AND([.A439]=&quot;Chave&quot;;[.A440]&lt;&gt;&quot;Chave&quot;);&quot;&lt;/KEYS&gt;&quot;;&quot;&quot;) &amp; IF([.B439]&lt;&gt;[.B440];&quot;&lt;/TABLE&gt;&quot;;&quot;&quot;) &amp; IF(AND([.A439]=&quot;&quot;;[.A438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40]=&quot;Chave&quot;;[.C440]&amp;ROW([.C440]);[.C440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40]&lt;&gt;[.B439];[.B440]&lt;&gt;&quot;&quot;);&quot;&lt;TABLE NAME=&quot;&quot;&quot;&amp;[.B440]&amp;&quot;&quot;&quot; COMMENT=&quot;&quot;&quot;&amp;[.K440]&amp;&quot;&quot;&quot; &quot;&amp; [.M440] &amp;&quot;&gt;&lt;FIELDS&gt;&quot;;&quot;&quot;) &amp; IF(AND([.A440]=&quot;Chave&quot;;[.A439]=&quot;Campo&quot;);&quot;&lt;KEYS&gt;&quot;;&quot;&quot;) &amp; IF([.A440]=&quot;Chave&quot;;&quot;&lt;KEY NAME=&quot;&quot;&quot;&amp;[.C440]&amp;&quot;&quot;&quot; TYPE=&quot;&quot;&quot;&amp;IF([.D440]=&quot;PK&quot;;&quot;primary&quot;;&quot;foreign&quot;)&amp;&quot;&quot;&quot; FIELDS=&quot;&quot;&quot;&amp;[.C440]&amp;&quot;&quot;&quot;&quot;&amp;IF([.D440]=&quot;FK&quot;;&quot; REFTABLE=&quot;&quot;&quot;&amp;[.F440]&amp;&quot;&quot;&quot; REFFIELDS=&quot;&quot;&quot;&amp;[.G440]&amp;&quot;&quot;&quot;&quot;;&quot;&quot;)&amp;&quot; COMMENT=&quot;&quot;&quot;&amp;[.J440]&amp;&quot;&quot;&quot;/&gt;&quot;;&quot;&quot;) &amp; IF([.A440]=&quot;Campo&quot;;&quot;&lt;FIELD NAME=&quot;&quot;&quot;&amp;[.C440]&amp;&quot;&quot;&quot; &quot;&amp;[.N441]&amp;&quot; &quot;&amp;[.L440]&amp;&quot; COMMENT=&quot;&quot;&quot;&amp;[.J440]&amp;&quot;&quot;&quot;/&gt;&quot;;&quot;&quot;) &amp; IF(AND([.A440]=&quot;Campo&quot;;[.A441]=&quot;Chave&quot;);&quot;&lt;FILEDS/&gt;&quot;;&quot;&quot;) &amp; IF(AND([.A440]=&quot;Chave&quot;;[.A441]&lt;&gt;&quot;Chave&quot;);&quot;&lt;/KEYS&gt;&quot;;&quot;&quot;) &amp; IF([.B440]&lt;&gt;[.B441];&quot;&lt;/TABLE&gt;&quot;;&quot;&quot;) &amp; IF(AND([.A440]=&quot;&quot;;[.A439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41]=&quot;Chave&quot;;[.C441]&amp;ROW([.C441]);[.C441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41]&lt;&gt;[.B440];[.B441]&lt;&gt;&quot;&quot;);&quot;&lt;TABLE NAME=&quot;&quot;&quot;&amp;[.B441]&amp;&quot;&quot;&quot; COMMENT=&quot;&quot;&quot;&amp;[.K441]&amp;&quot;&quot;&quot; &quot;&amp; [.M441] &amp;&quot;&gt;&lt;FIELDS&gt;&quot;;&quot;&quot;) &amp; IF(AND([.A441]=&quot;Chave&quot;;[.A440]=&quot;Campo&quot;);&quot;&lt;KEYS&gt;&quot;;&quot;&quot;) &amp; IF([.A441]=&quot;Chave&quot;;&quot;&lt;KEY NAME=&quot;&quot;&quot;&amp;[.C441]&amp;&quot;&quot;&quot; TYPE=&quot;&quot;&quot;&amp;IF([.D441]=&quot;PK&quot;;&quot;primary&quot;;&quot;foreign&quot;)&amp;&quot;&quot;&quot; FIELDS=&quot;&quot;&quot;&amp;[.C441]&amp;&quot;&quot;&quot;&quot;&amp;IF([.D441]=&quot;FK&quot;;&quot; REFTABLE=&quot;&quot;&quot;&amp;[.F441]&amp;&quot;&quot;&quot; REFFIELDS=&quot;&quot;&quot;&amp;[.G441]&amp;&quot;&quot;&quot;&quot;;&quot;&quot;)&amp;&quot; COMMENT=&quot;&quot;&quot;&amp;[.J441]&amp;&quot;&quot;&quot;/&gt;&quot;;&quot;&quot;) &amp; IF([.A441]=&quot;Campo&quot;;&quot;&lt;FIELD NAME=&quot;&quot;&quot;&amp;[.C441]&amp;&quot;&quot;&quot; &quot;&amp;[.N442]&amp;&quot; &quot;&amp;[.L441]&amp;&quot; COMMENT=&quot;&quot;&quot;&amp;[.J441]&amp;&quot;&quot;&quot;/&gt;&quot;;&quot;&quot;) &amp; IF(AND([.A441]=&quot;Campo&quot;;[.A442]=&quot;Chave&quot;);&quot;&lt;FILEDS/&gt;&quot;;&quot;&quot;) &amp; IF(AND([.A441]=&quot;Chave&quot;;[.A442]&lt;&gt;&quot;Chave&quot;);&quot;&lt;/KEYS&gt;&quot;;&quot;&quot;) &amp; IF([.B441]&lt;&gt;[.B442];&quot;&lt;/TABLE&gt;&quot;;&quot;&quot;) &amp; IF(AND([.A441]=&quot;&quot;;[.A440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42]=&quot;Chave&quot;;[.C442]&amp;ROW([.C442]);[.C442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42]&lt;&gt;[.B441];[.B442]&lt;&gt;&quot;&quot;);&quot;&lt;TABLE NAME=&quot;&quot;&quot;&amp;[.B442]&amp;&quot;&quot;&quot; COMMENT=&quot;&quot;&quot;&amp;[.K442]&amp;&quot;&quot;&quot; &quot;&amp; [.M442] &amp;&quot;&gt;&lt;FIELDS&gt;&quot;;&quot;&quot;) &amp; IF(AND([.A442]=&quot;Chave&quot;;[.A441]=&quot;Campo&quot;);&quot;&lt;KEYS&gt;&quot;;&quot;&quot;) &amp; IF([.A442]=&quot;Chave&quot;;&quot;&lt;KEY NAME=&quot;&quot;&quot;&amp;[.C442]&amp;&quot;&quot;&quot; TYPE=&quot;&quot;&quot;&amp;IF([.D442]=&quot;PK&quot;;&quot;primary&quot;;&quot;foreign&quot;)&amp;&quot;&quot;&quot; FIELDS=&quot;&quot;&quot;&amp;[.C442]&amp;&quot;&quot;&quot;&quot;&amp;IF([.D442]=&quot;FK&quot;;&quot; REFTABLE=&quot;&quot;&quot;&amp;[.F442]&amp;&quot;&quot;&quot; REFFIELDS=&quot;&quot;&quot;&amp;[.G442]&amp;&quot;&quot;&quot;&quot;;&quot;&quot;)&amp;&quot; COMMENT=&quot;&quot;&quot;&amp;[.J442]&amp;&quot;&quot;&quot;/&gt;&quot;;&quot;&quot;) &amp; IF([.A442]=&quot;Campo&quot;;&quot;&lt;FIELD NAME=&quot;&quot;&quot;&amp;[.C442]&amp;&quot;&quot;&quot; &quot;&amp;[.N443]&amp;&quot; &quot;&amp;[.L442]&amp;&quot; COMMENT=&quot;&quot;&quot;&amp;[.J442]&amp;&quot;&quot;&quot;/&gt;&quot;;&quot;&quot;) &amp; IF(AND([.A442]=&quot;Campo&quot;;[.A443]=&quot;Chave&quot;);&quot;&lt;FILEDS/&gt;&quot;;&quot;&quot;) &amp; IF(AND([.A442]=&quot;Chave&quot;;[.A443]&lt;&gt;&quot;Chave&quot;);&quot;&lt;/KEYS&gt;&quot;;&quot;&quot;) &amp; IF([.B442]&lt;&gt;[.B443];&quot;&lt;/TABLE&gt;&quot;;&quot;&quot;) &amp; IF(AND([.A442]=&quot;&quot;;[.A441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43]=&quot;Chave&quot;;[.C443]&amp;ROW([.C443]);[.C443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43]&lt;&gt;[.B442];[.B443]&lt;&gt;&quot;&quot;);&quot;&lt;TABLE NAME=&quot;&quot;&quot;&amp;[.B443]&amp;&quot;&quot;&quot; COMMENT=&quot;&quot;&quot;&amp;[.K443]&amp;&quot;&quot;&quot; &quot;&amp; [.M443] &amp;&quot;&gt;&lt;FIELDS&gt;&quot;;&quot;&quot;) &amp; IF(AND([.A443]=&quot;Chave&quot;;[.A442]=&quot;Campo&quot;);&quot;&lt;KEYS&gt;&quot;;&quot;&quot;) &amp; IF([.A443]=&quot;Chave&quot;;&quot;&lt;KEY NAME=&quot;&quot;&quot;&amp;[.C443]&amp;&quot;&quot;&quot; TYPE=&quot;&quot;&quot;&amp;IF([.D443]=&quot;PK&quot;;&quot;primary&quot;;&quot;foreign&quot;)&amp;&quot;&quot;&quot; FIELDS=&quot;&quot;&quot;&amp;[.C443]&amp;&quot;&quot;&quot;&quot;&amp;IF([.D443]=&quot;FK&quot;;&quot; REFTABLE=&quot;&quot;&quot;&amp;[.F443]&amp;&quot;&quot;&quot; REFFIELDS=&quot;&quot;&quot;&amp;[.G443]&amp;&quot;&quot;&quot;&quot;;&quot;&quot;)&amp;&quot; COMMENT=&quot;&quot;&quot;&amp;[.J443]&amp;&quot;&quot;&quot;/&gt;&quot;;&quot;&quot;) &amp; IF([.A443]=&quot;Campo&quot;;&quot;&lt;FIELD NAME=&quot;&quot;&quot;&amp;[.C443]&amp;&quot;&quot;&quot; &quot;&amp;[.N444]&amp;&quot; &quot;&amp;[.L443]&amp;&quot; COMMENT=&quot;&quot;&quot;&amp;[.J443]&amp;&quot;&quot;&quot;/&gt;&quot;;&quot;&quot;) &amp; IF(AND([.A443]=&quot;Campo&quot;;[.A444]=&quot;Chave&quot;);&quot;&lt;FILEDS/&gt;&quot;;&quot;&quot;) &amp; IF(AND([.A443]=&quot;Chave&quot;;[.A444]&lt;&gt;&quot;Chave&quot;);&quot;&lt;/KEYS&gt;&quot;;&quot;&quot;) &amp; IF([.B443]&lt;&gt;[.B444];&quot;&lt;/TABLE&gt;&quot;;&quot;&quot;) &amp; IF(AND([.A443]=&quot;&quot;;[.A442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44]=&quot;Chave&quot;;[.C444]&amp;ROW([.C444]);[.C444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44]&lt;&gt;[.B443];[.B444]&lt;&gt;&quot;&quot;);&quot;&lt;TABLE NAME=&quot;&quot;&quot;&amp;[.B444]&amp;&quot;&quot;&quot; COMMENT=&quot;&quot;&quot;&amp;[.K444]&amp;&quot;&quot;&quot; &quot;&amp; [.M444] &amp;&quot;&gt;&lt;FIELDS&gt;&quot;;&quot;&quot;) &amp; IF(AND([.A444]=&quot;Chave&quot;;[.A443]=&quot;Campo&quot;);&quot;&lt;KEYS&gt;&quot;;&quot;&quot;) &amp; IF([.A444]=&quot;Chave&quot;;&quot;&lt;KEY NAME=&quot;&quot;&quot;&amp;[.C444]&amp;&quot;&quot;&quot; TYPE=&quot;&quot;&quot;&amp;IF([.D444]=&quot;PK&quot;;&quot;primary&quot;;&quot;foreign&quot;)&amp;&quot;&quot;&quot; FIELDS=&quot;&quot;&quot;&amp;[.C444]&amp;&quot;&quot;&quot;&quot;&amp;IF([.D444]=&quot;FK&quot;;&quot; REFTABLE=&quot;&quot;&quot;&amp;[.F444]&amp;&quot;&quot;&quot; REFFIELDS=&quot;&quot;&quot;&amp;[.G444]&amp;&quot;&quot;&quot;&quot;;&quot;&quot;)&amp;&quot; COMMENT=&quot;&quot;&quot;&amp;[.J444]&amp;&quot;&quot;&quot;/&gt;&quot;;&quot;&quot;) &amp; IF([.A444]=&quot;Campo&quot;;&quot;&lt;FIELD NAME=&quot;&quot;&quot;&amp;[.C444]&amp;&quot;&quot;&quot; &quot;&amp;[.N445]&amp;&quot; &quot;&amp;[.L444]&amp;&quot; COMMENT=&quot;&quot;&quot;&amp;[.J444]&amp;&quot;&quot;&quot;/&gt;&quot;;&quot;&quot;) &amp; IF(AND([.A444]=&quot;Campo&quot;;[.A445]=&quot;Chave&quot;);&quot;&lt;FILEDS/&gt;&quot;;&quot;&quot;) &amp; IF(AND([.A444]=&quot;Chave&quot;;[.A445]&lt;&gt;&quot;Chave&quot;);&quot;&lt;/KEYS&gt;&quot;;&quot;&quot;) &amp; IF([.B444]&lt;&gt;[.B445];&quot;&lt;/TABLE&gt;&quot;;&quot;&quot;) &amp; IF(AND([.A444]=&quot;&quot;;[.A443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45]=&quot;Chave&quot;;[.C445]&amp;ROW([.C445]);[.C445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45]&lt;&gt;[.B444];[.B445]&lt;&gt;&quot;&quot;);&quot;&lt;TABLE NAME=&quot;&quot;&quot;&amp;[.B445]&amp;&quot;&quot;&quot; COMMENT=&quot;&quot;&quot;&amp;[.K445]&amp;&quot;&quot;&quot; &quot;&amp; [.M445] &amp;&quot;&gt;&lt;FIELDS&gt;&quot;;&quot;&quot;) &amp; IF(AND([.A445]=&quot;Chave&quot;;[.A444]=&quot;Campo&quot;);&quot;&lt;KEYS&gt;&quot;;&quot;&quot;) &amp; IF([.A445]=&quot;Chave&quot;;&quot;&lt;KEY NAME=&quot;&quot;&quot;&amp;[.C445]&amp;&quot;&quot;&quot; TYPE=&quot;&quot;&quot;&amp;IF([.D445]=&quot;PK&quot;;&quot;primary&quot;;&quot;foreign&quot;)&amp;&quot;&quot;&quot; FIELDS=&quot;&quot;&quot;&amp;[.C445]&amp;&quot;&quot;&quot;&quot;&amp;IF([.D445]=&quot;FK&quot;;&quot; REFTABLE=&quot;&quot;&quot;&amp;[.F445]&amp;&quot;&quot;&quot; REFFIELDS=&quot;&quot;&quot;&amp;[.G445]&amp;&quot;&quot;&quot;&quot;;&quot;&quot;)&amp;&quot; COMMENT=&quot;&quot;&quot;&amp;[.J445]&amp;&quot;&quot;&quot;/&gt;&quot;;&quot;&quot;) &amp; IF([.A445]=&quot;Campo&quot;;&quot;&lt;FIELD NAME=&quot;&quot;&quot;&amp;[.C445]&amp;&quot;&quot;&quot; &quot;&amp;[.N446]&amp;&quot; &quot;&amp;[.L445]&amp;&quot; COMMENT=&quot;&quot;&quot;&amp;[.J445]&amp;&quot;&quot;&quot;/&gt;&quot;;&quot;&quot;) &amp; IF(AND([.A445]=&quot;Campo&quot;;[.A446]=&quot;Chave&quot;);&quot;&lt;FILEDS/&gt;&quot;;&quot;&quot;) &amp; IF(AND([.A445]=&quot;Chave&quot;;[.A446]&lt;&gt;&quot;Chave&quot;);&quot;&lt;/KEYS&gt;&quot;;&quot;&quot;) &amp; IF([.B445]&lt;&gt;[.B446];&quot;&lt;/TABLE&gt;&quot;;&quot;&quot;) &amp; IF(AND([.A445]=&quot;&quot;;[.A444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46]=&quot;Chave&quot;;[.C446]&amp;ROW([.C446]);[.C446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46]&lt;&gt;[.B445];[.B446]&lt;&gt;&quot;&quot;);&quot;&lt;TABLE NAME=&quot;&quot;&quot;&amp;[.B446]&amp;&quot;&quot;&quot; COMMENT=&quot;&quot;&quot;&amp;[.K446]&amp;&quot;&quot;&quot; &quot;&amp; [.M446] &amp;&quot;&gt;&lt;FIELDS&gt;&quot;;&quot;&quot;) &amp; IF(AND([.A446]=&quot;Chave&quot;;[.A445]=&quot;Campo&quot;);&quot;&lt;KEYS&gt;&quot;;&quot;&quot;) &amp; IF([.A446]=&quot;Chave&quot;;&quot;&lt;KEY NAME=&quot;&quot;&quot;&amp;[.C446]&amp;&quot;&quot;&quot; TYPE=&quot;&quot;&quot;&amp;IF([.D446]=&quot;PK&quot;;&quot;primary&quot;;&quot;foreign&quot;)&amp;&quot;&quot;&quot; FIELDS=&quot;&quot;&quot;&amp;[.C446]&amp;&quot;&quot;&quot;&quot;&amp;IF([.D446]=&quot;FK&quot;;&quot; REFTABLE=&quot;&quot;&quot;&amp;[.F446]&amp;&quot;&quot;&quot; REFFIELDS=&quot;&quot;&quot;&amp;[.G446]&amp;&quot;&quot;&quot;&quot;;&quot;&quot;)&amp;&quot; COMMENT=&quot;&quot;&quot;&amp;[.J446]&amp;&quot;&quot;&quot;/&gt;&quot;;&quot;&quot;) &amp; IF([.A446]=&quot;Campo&quot;;&quot;&lt;FIELD NAME=&quot;&quot;&quot;&amp;[.C446]&amp;&quot;&quot;&quot; &quot;&amp;[.N447]&amp;&quot; &quot;&amp;[.L446]&amp;&quot; COMMENT=&quot;&quot;&quot;&amp;[.J446]&amp;&quot;&quot;&quot;/&gt;&quot;;&quot;&quot;) &amp; IF(AND([.A446]=&quot;Campo&quot;;[.A447]=&quot;Chave&quot;);&quot;&lt;FILEDS/&gt;&quot;;&quot;&quot;) &amp; IF(AND([.A446]=&quot;Chave&quot;;[.A447]&lt;&gt;&quot;Chave&quot;);&quot;&lt;/KEYS&gt;&quot;;&quot;&quot;) &amp; IF([.B446]&lt;&gt;[.B447];&quot;&lt;/TABLE&gt;&quot;;&quot;&quot;) &amp; IF(AND([.A446]=&quot;&quot;;[.A445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47]=&quot;Chave&quot;;[.C447]&amp;ROW([.C447]);[.C447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47]&lt;&gt;[.B446];[.B447]&lt;&gt;&quot;&quot;);&quot;&lt;TABLE NAME=&quot;&quot;&quot;&amp;[.B447]&amp;&quot;&quot;&quot; COMMENT=&quot;&quot;&quot;&amp;[.K447]&amp;&quot;&quot;&quot; &quot;&amp; [.M447] &amp;&quot;&gt;&lt;FIELDS&gt;&quot;;&quot;&quot;) &amp; IF(AND([.A447]=&quot;Chave&quot;;[.A446]=&quot;Campo&quot;);&quot;&lt;KEYS&gt;&quot;;&quot;&quot;) &amp; IF([.A447]=&quot;Chave&quot;;&quot;&lt;KEY NAME=&quot;&quot;&quot;&amp;[.C447]&amp;&quot;&quot;&quot; TYPE=&quot;&quot;&quot;&amp;IF([.D447]=&quot;PK&quot;;&quot;primary&quot;;&quot;foreign&quot;)&amp;&quot;&quot;&quot; FIELDS=&quot;&quot;&quot;&amp;[.C447]&amp;&quot;&quot;&quot;&quot;&amp;IF([.D447]=&quot;FK&quot;;&quot; REFTABLE=&quot;&quot;&quot;&amp;[.F447]&amp;&quot;&quot;&quot; REFFIELDS=&quot;&quot;&quot;&amp;[.G447]&amp;&quot;&quot;&quot;&quot;;&quot;&quot;)&amp;&quot; COMMENT=&quot;&quot;&quot;&amp;[.J447]&amp;&quot;&quot;&quot;/&gt;&quot;;&quot;&quot;) &amp; IF([.A447]=&quot;Campo&quot;;&quot;&lt;FIELD NAME=&quot;&quot;&quot;&amp;[.C447]&amp;&quot;&quot;&quot; &quot;&amp;[.N448]&amp;&quot; &quot;&amp;[.L447]&amp;&quot; COMMENT=&quot;&quot;&quot;&amp;[.J447]&amp;&quot;&quot;&quot;/&gt;&quot;;&quot;&quot;) &amp; IF(AND([.A447]=&quot;Campo&quot;;[.A448]=&quot;Chave&quot;);&quot;&lt;FILEDS/&gt;&quot;;&quot;&quot;) &amp; IF(AND([.A447]=&quot;Chave&quot;;[.A448]&lt;&gt;&quot;Chave&quot;);&quot;&lt;/KEYS&gt;&quot;;&quot;&quot;) &amp; IF([.B447]&lt;&gt;[.B448];&quot;&lt;/TABLE&gt;&quot;;&quot;&quot;) &amp; IF(AND([.A447]=&quot;&quot;;[.A446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48]=&quot;Chave&quot;;[.C448]&amp;ROW([.C448]);[.C448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48]&lt;&gt;[.B447];[.B448]&lt;&gt;&quot;&quot;);&quot;&lt;TABLE NAME=&quot;&quot;&quot;&amp;[.B448]&amp;&quot;&quot;&quot; COMMENT=&quot;&quot;&quot;&amp;[.K448]&amp;&quot;&quot;&quot; &quot;&amp; [.M448] &amp;&quot;&gt;&lt;FIELDS&gt;&quot;;&quot;&quot;) &amp; IF(AND([.A448]=&quot;Chave&quot;;[.A447]=&quot;Campo&quot;);&quot;&lt;KEYS&gt;&quot;;&quot;&quot;) &amp; IF([.A448]=&quot;Chave&quot;;&quot;&lt;KEY NAME=&quot;&quot;&quot;&amp;[.C448]&amp;&quot;&quot;&quot; TYPE=&quot;&quot;&quot;&amp;IF([.D448]=&quot;PK&quot;;&quot;primary&quot;;&quot;foreign&quot;)&amp;&quot;&quot;&quot; FIELDS=&quot;&quot;&quot;&amp;[.C448]&amp;&quot;&quot;&quot;&quot;&amp;IF([.D448]=&quot;FK&quot;;&quot; REFTABLE=&quot;&quot;&quot;&amp;[.F448]&amp;&quot;&quot;&quot; REFFIELDS=&quot;&quot;&quot;&amp;[.G448]&amp;&quot;&quot;&quot;&quot;;&quot;&quot;)&amp;&quot; COMMENT=&quot;&quot;&quot;&amp;[.J448]&amp;&quot;&quot;&quot;/&gt;&quot;;&quot;&quot;) &amp; IF([.A448]=&quot;Campo&quot;;&quot;&lt;FIELD NAME=&quot;&quot;&quot;&amp;[.C448]&amp;&quot;&quot;&quot; &quot;&amp;[.N449]&amp;&quot; &quot;&amp;[.L448]&amp;&quot; COMMENT=&quot;&quot;&quot;&amp;[.J448]&amp;&quot;&quot;&quot;/&gt;&quot;;&quot;&quot;) &amp; IF(AND([.A448]=&quot;Campo&quot;;[.A449]=&quot;Chave&quot;);&quot;&lt;FILEDS/&gt;&quot;;&quot;&quot;) &amp; IF(AND([.A448]=&quot;Chave&quot;;[.A449]&lt;&gt;&quot;Chave&quot;);&quot;&lt;/KEYS&gt;&quot;;&quot;&quot;) &amp; IF([.B448]&lt;&gt;[.B449];&quot;&lt;/TABLE&gt;&quot;;&quot;&quot;) &amp; IF(AND([.A448]=&quot;&quot;;[.A447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49]=&quot;Chave&quot;;[.C449]&amp;ROW([.C449]);[.C449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49]&lt;&gt;[.B448];[.B449]&lt;&gt;&quot;&quot;);&quot;&lt;TABLE NAME=&quot;&quot;&quot;&amp;[.B449]&amp;&quot;&quot;&quot; COMMENT=&quot;&quot;&quot;&amp;[.K449]&amp;&quot;&quot;&quot; &quot;&amp; [.M449] &amp;&quot;&gt;&lt;FIELDS&gt;&quot;;&quot;&quot;) &amp; IF(AND([.A449]=&quot;Chave&quot;;[.A448]=&quot;Campo&quot;);&quot;&lt;KEYS&gt;&quot;;&quot;&quot;) &amp; IF([.A449]=&quot;Chave&quot;;&quot;&lt;KEY NAME=&quot;&quot;&quot;&amp;[.C449]&amp;&quot;&quot;&quot; TYPE=&quot;&quot;&quot;&amp;IF([.D449]=&quot;PK&quot;;&quot;primary&quot;;&quot;foreign&quot;)&amp;&quot;&quot;&quot; FIELDS=&quot;&quot;&quot;&amp;[.C449]&amp;&quot;&quot;&quot;&quot;&amp;IF([.D449]=&quot;FK&quot;;&quot; REFTABLE=&quot;&quot;&quot;&amp;[.F449]&amp;&quot;&quot;&quot; REFFIELDS=&quot;&quot;&quot;&amp;[.G449]&amp;&quot;&quot;&quot;&quot;;&quot;&quot;)&amp;&quot; COMMENT=&quot;&quot;&quot;&amp;[.J449]&amp;&quot;&quot;&quot;/&gt;&quot;;&quot;&quot;) &amp; IF([.A449]=&quot;Campo&quot;;&quot;&lt;FIELD NAME=&quot;&quot;&quot;&amp;[.C449]&amp;&quot;&quot;&quot; &quot;&amp;[.N450]&amp;&quot; &quot;&amp;[.L449]&amp;&quot; COMMENT=&quot;&quot;&quot;&amp;[.J449]&amp;&quot;&quot;&quot;/&gt;&quot;;&quot;&quot;) &amp; IF(AND([.A449]=&quot;Campo&quot;;[.A450]=&quot;Chave&quot;);&quot;&lt;FILEDS/&gt;&quot;;&quot;&quot;) &amp; IF(AND([.A449]=&quot;Chave&quot;;[.A450]&lt;&gt;&quot;Chave&quot;);&quot;&lt;/KEYS&gt;&quot;;&quot;&quot;) &amp; IF([.B449]&lt;&gt;[.B450];&quot;&lt;/TABLE&gt;&quot;;&quot;&quot;) &amp; IF(AND([.A449]=&quot;&quot;;[.A448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50]=&quot;Chave&quot;;[.C450]&amp;ROW([.C450]);[.C450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50]&lt;&gt;[.B449];[.B450]&lt;&gt;&quot;&quot;);&quot;&lt;TABLE NAME=&quot;&quot;&quot;&amp;[.B450]&amp;&quot;&quot;&quot; COMMENT=&quot;&quot;&quot;&amp;[.K450]&amp;&quot;&quot;&quot; &quot;&amp; [.M450] &amp;&quot;&gt;&lt;FIELDS&gt;&quot;;&quot;&quot;) &amp; IF(AND([.A450]=&quot;Chave&quot;;[.A449]=&quot;Campo&quot;);&quot;&lt;KEYS&gt;&quot;;&quot;&quot;) &amp; IF([.A450]=&quot;Chave&quot;;&quot;&lt;KEY NAME=&quot;&quot;&quot;&amp;[.C450]&amp;&quot;&quot;&quot; TYPE=&quot;&quot;&quot;&amp;IF([.D450]=&quot;PK&quot;;&quot;primary&quot;;&quot;foreign&quot;)&amp;&quot;&quot;&quot; FIELDS=&quot;&quot;&quot;&amp;[.C450]&amp;&quot;&quot;&quot;&quot;&amp;IF([.D450]=&quot;FK&quot;;&quot; REFTABLE=&quot;&quot;&quot;&amp;[.F450]&amp;&quot;&quot;&quot; REFFIELDS=&quot;&quot;&quot;&amp;[.G450]&amp;&quot;&quot;&quot;&quot;;&quot;&quot;)&amp;&quot; COMMENT=&quot;&quot;&quot;&amp;[.J450]&amp;&quot;&quot;&quot;/&gt;&quot;;&quot;&quot;) &amp; IF([.A450]=&quot;Campo&quot;;&quot;&lt;FIELD NAME=&quot;&quot;&quot;&amp;[.C450]&amp;&quot;&quot;&quot; &quot;&amp;[.N451]&amp;&quot; &quot;&amp;[.L450]&amp;&quot; COMMENT=&quot;&quot;&quot;&amp;[.J450]&amp;&quot;&quot;&quot;/&gt;&quot;;&quot;&quot;) &amp; IF(AND([.A450]=&quot;Campo&quot;;[.A451]=&quot;Chave&quot;);&quot;&lt;FILEDS/&gt;&quot;;&quot;&quot;) &amp; IF(AND([.A450]=&quot;Chave&quot;;[.A451]&lt;&gt;&quot;Chave&quot;);&quot;&lt;/KEYS&gt;&quot;;&quot;&quot;) &amp; IF([.B450]&lt;&gt;[.B451];&quot;&lt;/TABLE&gt;&quot;;&quot;&quot;) &amp; IF(AND([.A450]=&quot;&quot;;[.A449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51]=&quot;Chave&quot;;[.C451]&amp;ROW([.C451]);[.C451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51]&lt;&gt;[.B450];[.B451]&lt;&gt;&quot;&quot;);&quot;&lt;TABLE NAME=&quot;&quot;&quot;&amp;[.B451]&amp;&quot;&quot;&quot; COMMENT=&quot;&quot;&quot;&amp;[.K451]&amp;&quot;&quot;&quot; &quot;&amp; [.M451] &amp;&quot;&gt;&lt;FIELDS&gt;&quot;;&quot;&quot;) &amp; IF(AND([.A451]=&quot;Chave&quot;;[.A450]=&quot;Campo&quot;);&quot;&lt;KEYS&gt;&quot;;&quot;&quot;) &amp; IF([.A451]=&quot;Chave&quot;;&quot;&lt;KEY NAME=&quot;&quot;&quot;&amp;[.C451]&amp;&quot;&quot;&quot; TYPE=&quot;&quot;&quot;&amp;IF([.D451]=&quot;PK&quot;;&quot;primary&quot;;&quot;foreign&quot;)&amp;&quot;&quot;&quot; FIELDS=&quot;&quot;&quot;&amp;[.C451]&amp;&quot;&quot;&quot;&quot;&amp;IF([.D451]=&quot;FK&quot;;&quot; REFTABLE=&quot;&quot;&quot;&amp;[.F451]&amp;&quot;&quot;&quot; REFFIELDS=&quot;&quot;&quot;&amp;[.G451]&amp;&quot;&quot;&quot;&quot;;&quot;&quot;)&amp;&quot; COMMENT=&quot;&quot;&quot;&amp;[.J451]&amp;&quot;&quot;&quot;/&gt;&quot;;&quot;&quot;) &amp; IF([.A451]=&quot;Campo&quot;;&quot;&lt;FIELD NAME=&quot;&quot;&quot;&amp;[.C451]&amp;&quot;&quot;&quot; &quot;&amp;[.N452]&amp;&quot; &quot;&amp;[.L451]&amp;&quot; COMMENT=&quot;&quot;&quot;&amp;[.J451]&amp;&quot;&quot;&quot;/&gt;&quot;;&quot;&quot;) &amp; IF(AND([.A451]=&quot;Campo&quot;;[.A452]=&quot;Chave&quot;);&quot;&lt;FILEDS/&gt;&quot;;&quot;&quot;) &amp; IF(AND([.A451]=&quot;Chave&quot;;[.A452]&lt;&gt;&quot;Chave&quot;);&quot;&lt;/KEYS&gt;&quot;;&quot;&quot;) &amp; IF([.B451]&lt;&gt;[.B452];&quot;&lt;/TABLE&gt;&quot;;&quot;&quot;) &amp; IF(AND([.A451]=&quot;&quot;;[.A450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52]=&quot;Chave&quot;;[.C452]&amp;ROW([.C452]);[.C452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52]&lt;&gt;[.B451];[.B452]&lt;&gt;&quot;&quot;);&quot;&lt;TABLE NAME=&quot;&quot;&quot;&amp;[.B452]&amp;&quot;&quot;&quot; COMMENT=&quot;&quot;&quot;&amp;[.K452]&amp;&quot;&quot;&quot; &quot;&amp; [.M452] &amp;&quot;&gt;&lt;FIELDS&gt;&quot;;&quot;&quot;) &amp; IF(AND([.A452]=&quot;Chave&quot;;[.A451]=&quot;Campo&quot;);&quot;&lt;KEYS&gt;&quot;;&quot;&quot;) &amp; IF([.A452]=&quot;Chave&quot;;&quot;&lt;KEY NAME=&quot;&quot;&quot;&amp;[.C452]&amp;&quot;&quot;&quot; TYPE=&quot;&quot;&quot;&amp;IF([.D452]=&quot;PK&quot;;&quot;primary&quot;;&quot;foreign&quot;)&amp;&quot;&quot;&quot; FIELDS=&quot;&quot;&quot;&amp;[.C452]&amp;&quot;&quot;&quot;&quot;&amp;IF([.D452]=&quot;FK&quot;;&quot; REFTABLE=&quot;&quot;&quot;&amp;[.F452]&amp;&quot;&quot;&quot; REFFIELDS=&quot;&quot;&quot;&amp;[.G452]&amp;&quot;&quot;&quot;&quot;;&quot;&quot;)&amp;&quot; COMMENT=&quot;&quot;&quot;&amp;[.J452]&amp;&quot;&quot;&quot;/&gt;&quot;;&quot;&quot;) &amp; IF([.A452]=&quot;Campo&quot;;&quot;&lt;FIELD NAME=&quot;&quot;&quot;&amp;[.C452]&amp;&quot;&quot;&quot; &quot;&amp;[.N453]&amp;&quot; &quot;&amp;[.L452]&amp;&quot; COMMENT=&quot;&quot;&quot;&amp;[.J452]&amp;&quot;&quot;&quot;/&gt;&quot;;&quot;&quot;) &amp; IF(AND([.A452]=&quot;Campo&quot;;[.A453]=&quot;Chave&quot;);&quot;&lt;FILEDS/&gt;&quot;;&quot;&quot;) &amp; IF(AND([.A452]=&quot;Chave&quot;;[.A453]&lt;&gt;&quot;Chave&quot;);&quot;&lt;/KEYS&gt;&quot;;&quot;&quot;) &amp; IF([.B452]&lt;&gt;[.B453];&quot;&lt;/TABLE&gt;&quot;;&quot;&quot;) &amp; IF(AND([.A452]=&quot;&quot;;[.A451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53]=&quot;Chave&quot;;[.C453]&amp;ROW([.C453]);[.C453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53]&lt;&gt;[.B452];[.B453]&lt;&gt;&quot;&quot;);&quot;&lt;TABLE NAME=&quot;&quot;&quot;&amp;[.B453]&amp;&quot;&quot;&quot; COMMENT=&quot;&quot;&quot;&amp;[.K453]&amp;&quot;&quot;&quot; &quot;&amp; [.M453] &amp;&quot;&gt;&lt;FIELDS&gt;&quot;;&quot;&quot;) &amp; IF(AND([.A453]=&quot;Chave&quot;;[.A452]=&quot;Campo&quot;);&quot;&lt;KEYS&gt;&quot;;&quot;&quot;) &amp; IF([.A453]=&quot;Chave&quot;;&quot;&lt;KEY NAME=&quot;&quot;&quot;&amp;[.C453]&amp;&quot;&quot;&quot; TYPE=&quot;&quot;&quot;&amp;IF([.D453]=&quot;PK&quot;;&quot;primary&quot;;&quot;foreign&quot;)&amp;&quot;&quot;&quot; FIELDS=&quot;&quot;&quot;&amp;[.C453]&amp;&quot;&quot;&quot;&quot;&amp;IF([.D453]=&quot;FK&quot;;&quot; REFTABLE=&quot;&quot;&quot;&amp;[.F453]&amp;&quot;&quot;&quot; REFFIELDS=&quot;&quot;&quot;&amp;[.G453]&amp;&quot;&quot;&quot;&quot;;&quot;&quot;)&amp;&quot; COMMENT=&quot;&quot;&quot;&amp;[.J453]&amp;&quot;&quot;&quot;/&gt;&quot;;&quot;&quot;) &amp; IF([.A453]=&quot;Campo&quot;;&quot;&lt;FIELD NAME=&quot;&quot;&quot;&amp;[.C453]&amp;&quot;&quot;&quot; &quot;&amp;[.N454]&amp;&quot; &quot;&amp;[.L453]&amp;&quot; COMMENT=&quot;&quot;&quot;&amp;[.J453]&amp;&quot;&quot;&quot;/&gt;&quot;;&quot;&quot;) &amp; IF(AND([.A453]=&quot;Campo&quot;;[.A454]=&quot;Chave&quot;);&quot;&lt;FILEDS/&gt;&quot;;&quot;&quot;) &amp; IF(AND([.A453]=&quot;Chave&quot;;[.A454]&lt;&gt;&quot;Chave&quot;);&quot;&lt;/KEYS&gt;&quot;;&quot;&quot;) &amp; IF([.B453]&lt;&gt;[.B454];&quot;&lt;/TABLE&gt;&quot;;&quot;&quot;) &amp; IF(AND([.A453]=&quot;&quot;;[.A452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54]=&quot;Chave&quot;;[.C454]&amp;ROW([.C454]);[.C454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54]&lt;&gt;[.B453];[.B454]&lt;&gt;&quot;&quot;);&quot;&lt;TABLE NAME=&quot;&quot;&quot;&amp;[.B454]&amp;&quot;&quot;&quot; COMMENT=&quot;&quot;&quot;&amp;[.K454]&amp;&quot;&quot;&quot; &quot;&amp; [.M454] &amp;&quot;&gt;&lt;FIELDS&gt;&quot;;&quot;&quot;) &amp; IF(AND([.A454]=&quot;Chave&quot;;[.A453]=&quot;Campo&quot;);&quot;&lt;KEYS&gt;&quot;;&quot;&quot;) &amp; IF([.A454]=&quot;Chave&quot;;&quot;&lt;KEY NAME=&quot;&quot;&quot;&amp;[.C454]&amp;&quot;&quot;&quot; TYPE=&quot;&quot;&quot;&amp;IF([.D454]=&quot;PK&quot;;&quot;primary&quot;;&quot;foreign&quot;)&amp;&quot;&quot;&quot; FIELDS=&quot;&quot;&quot;&amp;[.C454]&amp;&quot;&quot;&quot;&quot;&amp;IF([.D454]=&quot;FK&quot;;&quot; REFTABLE=&quot;&quot;&quot;&amp;[.F454]&amp;&quot;&quot;&quot; REFFIELDS=&quot;&quot;&quot;&amp;[.G454]&amp;&quot;&quot;&quot;&quot;;&quot;&quot;)&amp;&quot; COMMENT=&quot;&quot;&quot;&amp;[.J454]&amp;&quot;&quot;&quot;/&gt;&quot;;&quot;&quot;) &amp; IF([.A454]=&quot;Campo&quot;;&quot;&lt;FIELD NAME=&quot;&quot;&quot;&amp;[.C454]&amp;&quot;&quot;&quot; &quot;&amp;[.N455]&amp;&quot; &quot;&amp;[.L454]&amp;&quot; COMMENT=&quot;&quot;&quot;&amp;[.J454]&amp;&quot;&quot;&quot;/&gt;&quot;;&quot;&quot;) &amp; IF(AND([.A454]=&quot;Campo&quot;;[.A455]=&quot;Chave&quot;);&quot;&lt;FILEDS/&gt;&quot;;&quot;&quot;) &amp; IF(AND([.A454]=&quot;Chave&quot;;[.A455]&lt;&gt;&quot;Chave&quot;);&quot;&lt;/KEYS&gt;&quot;;&quot;&quot;) &amp; IF([.B454]&lt;&gt;[.B455];&quot;&lt;/TABLE&gt;&quot;;&quot;&quot;) &amp; IF(AND([.A454]=&quot;&quot;;[.A453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55]=&quot;Chave&quot;;[.C455]&amp;ROW([.C455]);[.C455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55]&lt;&gt;[.B454];[.B455]&lt;&gt;&quot;&quot;);&quot;&lt;TABLE NAME=&quot;&quot;&quot;&amp;[.B455]&amp;&quot;&quot;&quot; COMMENT=&quot;&quot;&quot;&amp;[.K455]&amp;&quot;&quot;&quot; &quot;&amp; [.M455] &amp;&quot;&gt;&lt;FIELDS&gt;&quot;;&quot;&quot;) &amp; IF(AND([.A455]=&quot;Chave&quot;;[.A454]=&quot;Campo&quot;);&quot;&lt;KEYS&gt;&quot;;&quot;&quot;) &amp; IF([.A455]=&quot;Chave&quot;;&quot;&lt;KEY NAME=&quot;&quot;&quot;&amp;[.C455]&amp;&quot;&quot;&quot; TYPE=&quot;&quot;&quot;&amp;IF([.D455]=&quot;PK&quot;;&quot;primary&quot;;&quot;foreign&quot;)&amp;&quot;&quot;&quot; FIELDS=&quot;&quot;&quot;&amp;[.C455]&amp;&quot;&quot;&quot;&quot;&amp;IF([.D455]=&quot;FK&quot;;&quot; REFTABLE=&quot;&quot;&quot;&amp;[.F455]&amp;&quot;&quot;&quot; REFFIELDS=&quot;&quot;&quot;&amp;[.G455]&amp;&quot;&quot;&quot;&quot;;&quot;&quot;)&amp;&quot; COMMENT=&quot;&quot;&quot;&amp;[.J455]&amp;&quot;&quot;&quot;/&gt;&quot;;&quot;&quot;) &amp; IF([.A455]=&quot;Campo&quot;;&quot;&lt;FIELD NAME=&quot;&quot;&quot;&amp;[.C455]&amp;&quot;&quot;&quot; &quot;&amp;[.N456]&amp;&quot; &quot;&amp;[.L455]&amp;&quot; COMMENT=&quot;&quot;&quot;&amp;[.J455]&amp;&quot;&quot;&quot;/&gt;&quot;;&quot;&quot;) &amp; IF(AND([.A455]=&quot;Campo&quot;;[.A456]=&quot;Chave&quot;);&quot;&lt;FILEDS/&gt;&quot;;&quot;&quot;) &amp; IF(AND([.A455]=&quot;Chave&quot;;[.A456]&lt;&gt;&quot;Chave&quot;);&quot;&lt;/KEYS&gt;&quot;;&quot;&quot;) &amp; IF([.B455]&lt;&gt;[.B456];&quot;&lt;/TABLE&gt;&quot;;&quot;&quot;) &amp; IF(AND([.A455]=&quot;&quot;;[.A454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56]=&quot;Chave&quot;;[.C456]&amp;ROW([.C456]);[.C456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56]&lt;&gt;[.B455];[.B456]&lt;&gt;&quot;&quot;);&quot;&lt;TABLE NAME=&quot;&quot;&quot;&amp;[.B456]&amp;&quot;&quot;&quot; COMMENT=&quot;&quot;&quot;&amp;[.K456]&amp;&quot;&quot;&quot; &quot;&amp; [.M456] &amp;&quot;&gt;&lt;FIELDS&gt;&quot;;&quot;&quot;) &amp; IF(AND([.A456]=&quot;Chave&quot;;[.A455]=&quot;Campo&quot;);&quot;&lt;KEYS&gt;&quot;;&quot;&quot;) &amp; IF([.A456]=&quot;Chave&quot;;&quot;&lt;KEY NAME=&quot;&quot;&quot;&amp;[.C456]&amp;&quot;&quot;&quot; TYPE=&quot;&quot;&quot;&amp;IF([.D456]=&quot;PK&quot;;&quot;primary&quot;;&quot;foreign&quot;)&amp;&quot;&quot;&quot; FIELDS=&quot;&quot;&quot;&amp;[.C456]&amp;&quot;&quot;&quot;&quot;&amp;IF([.D456]=&quot;FK&quot;;&quot; REFTABLE=&quot;&quot;&quot;&amp;[.F456]&amp;&quot;&quot;&quot; REFFIELDS=&quot;&quot;&quot;&amp;[.G456]&amp;&quot;&quot;&quot;&quot;;&quot;&quot;)&amp;&quot; COMMENT=&quot;&quot;&quot;&amp;[.J456]&amp;&quot;&quot;&quot;/&gt;&quot;;&quot;&quot;) &amp; IF([.A456]=&quot;Campo&quot;;&quot;&lt;FIELD NAME=&quot;&quot;&quot;&amp;[.C456]&amp;&quot;&quot;&quot; &quot;&amp;[.N457]&amp;&quot; &quot;&amp;[.L456]&amp;&quot; COMMENT=&quot;&quot;&quot;&amp;[.J456]&amp;&quot;&quot;&quot;/&gt;&quot;;&quot;&quot;) &amp; IF(AND([.A456]=&quot;Campo&quot;;[.A457]=&quot;Chave&quot;);&quot;&lt;FILEDS/&gt;&quot;;&quot;&quot;) &amp; IF(AND([.A456]=&quot;Chave&quot;;[.A457]&lt;&gt;&quot;Chave&quot;);&quot;&lt;/KEYS&gt;&quot;;&quot;&quot;) &amp; IF([.B456]&lt;&gt;[.B457];&quot;&lt;/TABLE&gt;&quot;;&quot;&quot;) &amp; IF(AND([.A456]=&quot;&quot;;[.A455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57]=&quot;Chave&quot;;[.C457]&amp;ROW([.C457]);[.C457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57]&lt;&gt;[.B456];[.B457]&lt;&gt;&quot;&quot;);&quot;&lt;TABLE NAME=&quot;&quot;&quot;&amp;[.B457]&amp;&quot;&quot;&quot; COMMENT=&quot;&quot;&quot;&amp;[.K457]&amp;&quot;&quot;&quot; &quot;&amp; [.M457] &amp;&quot;&gt;&lt;FIELDS&gt;&quot;;&quot;&quot;) &amp; IF(AND([.A457]=&quot;Chave&quot;;[.A456]=&quot;Campo&quot;);&quot;&lt;KEYS&gt;&quot;;&quot;&quot;) &amp; IF([.A457]=&quot;Chave&quot;;&quot;&lt;KEY NAME=&quot;&quot;&quot;&amp;[.C457]&amp;&quot;&quot;&quot; TYPE=&quot;&quot;&quot;&amp;IF([.D457]=&quot;PK&quot;;&quot;primary&quot;;&quot;foreign&quot;)&amp;&quot;&quot;&quot; FIELDS=&quot;&quot;&quot;&amp;[.C457]&amp;&quot;&quot;&quot;&quot;&amp;IF([.D457]=&quot;FK&quot;;&quot; REFTABLE=&quot;&quot;&quot;&amp;[.F457]&amp;&quot;&quot;&quot; REFFIELDS=&quot;&quot;&quot;&amp;[.G457]&amp;&quot;&quot;&quot;&quot;;&quot;&quot;)&amp;&quot; COMMENT=&quot;&quot;&quot;&amp;[.J457]&amp;&quot;&quot;&quot;/&gt;&quot;;&quot;&quot;) &amp; IF([.A457]=&quot;Campo&quot;;&quot;&lt;FIELD NAME=&quot;&quot;&quot;&amp;[.C457]&amp;&quot;&quot;&quot; &quot;&amp;[.N458]&amp;&quot; &quot;&amp;[.L457]&amp;&quot; COMMENT=&quot;&quot;&quot;&amp;[.J457]&amp;&quot;&quot;&quot;/&gt;&quot;;&quot;&quot;) &amp; IF(AND([.A457]=&quot;Campo&quot;;[.A458]=&quot;Chave&quot;);&quot;&lt;FILEDS/&gt;&quot;;&quot;&quot;) &amp; IF(AND([.A457]=&quot;Chave&quot;;[.A458]&lt;&gt;&quot;Chave&quot;);&quot;&lt;/KEYS&gt;&quot;;&quot;&quot;) &amp; IF([.B457]&lt;&gt;[.B458];&quot;&lt;/TABLE&gt;&quot;;&quot;&quot;) &amp; IF(AND([.A457]=&quot;&quot;;[.A456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58]=&quot;Chave&quot;;[.C458]&amp;ROW([.C458]);[.C458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58]&lt;&gt;[.B457];[.B458]&lt;&gt;&quot;&quot;);&quot;&lt;TABLE NAME=&quot;&quot;&quot;&amp;[.B458]&amp;&quot;&quot;&quot; COMMENT=&quot;&quot;&quot;&amp;[.K458]&amp;&quot;&quot;&quot; &quot;&amp; [.M458] &amp;&quot;&gt;&lt;FIELDS&gt;&quot;;&quot;&quot;) &amp; IF(AND([.A458]=&quot;Chave&quot;;[.A457]=&quot;Campo&quot;);&quot;&lt;KEYS&gt;&quot;;&quot;&quot;) &amp; IF([.A458]=&quot;Chave&quot;;&quot;&lt;KEY NAME=&quot;&quot;&quot;&amp;[.C458]&amp;&quot;&quot;&quot; TYPE=&quot;&quot;&quot;&amp;IF([.D458]=&quot;PK&quot;;&quot;primary&quot;;&quot;foreign&quot;)&amp;&quot;&quot;&quot; FIELDS=&quot;&quot;&quot;&amp;[.C458]&amp;&quot;&quot;&quot;&quot;&amp;IF([.D458]=&quot;FK&quot;;&quot; REFTABLE=&quot;&quot;&quot;&amp;[.F458]&amp;&quot;&quot;&quot; REFFIELDS=&quot;&quot;&quot;&amp;[.G458]&amp;&quot;&quot;&quot;&quot;;&quot;&quot;)&amp;&quot; COMMENT=&quot;&quot;&quot;&amp;[.J458]&amp;&quot;&quot;&quot;/&gt;&quot;;&quot;&quot;) &amp; IF([.A458]=&quot;Campo&quot;;&quot;&lt;FIELD NAME=&quot;&quot;&quot;&amp;[.C458]&amp;&quot;&quot;&quot; &quot;&amp;[.N459]&amp;&quot; &quot;&amp;[.L458]&amp;&quot; COMMENT=&quot;&quot;&quot;&amp;[.J458]&amp;&quot;&quot;&quot;/&gt;&quot;;&quot;&quot;) &amp; IF(AND([.A458]=&quot;Campo&quot;;[.A459]=&quot;Chave&quot;);&quot;&lt;FILEDS/&gt;&quot;;&quot;&quot;) &amp; IF(AND([.A458]=&quot;Chave&quot;;[.A459]&lt;&gt;&quot;Chave&quot;);&quot;&lt;/KEYS&gt;&quot;;&quot;&quot;) &amp; IF([.B458]&lt;&gt;[.B459];&quot;&lt;/TABLE&gt;&quot;;&quot;&quot;) &amp; IF(AND([.A458]=&quot;&quot;;[.A457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59]=&quot;Chave&quot;;[.C459]&amp;ROW([.C459]);[.C459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59]&lt;&gt;[.B458];[.B459]&lt;&gt;&quot;&quot;);&quot;&lt;TABLE NAME=&quot;&quot;&quot;&amp;[.B459]&amp;&quot;&quot;&quot; COMMENT=&quot;&quot;&quot;&amp;[.K459]&amp;&quot;&quot;&quot; &quot;&amp; [.M459] &amp;&quot;&gt;&lt;FIELDS&gt;&quot;;&quot;&quot;) &amp; IF(AND([.A459]=&quot;Chave&quot;;[.A458]=&quot;Campo&quot;);&quot;&lt;KEYS&gt;&quot;;&quot;&quot;) &amp; IF([.A459]=&quot;Chave&quot;;&quot;&lt;KEY NAME=&quot;&quot;&quot;&amp;[.C459]&amp;&quot;&quot;&quot; TYPE=&quot;&quot;&quot;&amp;IF([.D459]=&quot;PK&quot;;&quot;primary&quot;;&quot;foreign&quot;)&amp;&quot;&quot;&quot; FIELDS=&quot;&quot;&quot;&amp;[.C459]&amp;&quot;&quot;&quot;&quot;&amp;IF([.D459]=&quot;FK&quot;;&quot; REFTABLE=&quot;&quot;&quot;&amp;[.F459]&amp;&quot;&quot;&quot; REFFIELDS=&quot;&quot;&quot;&amp;[.G459]&amp;&quot;&quot;&quot;&quot;;&quot;&quot;)&amp;&quot; COMMENT=&quot;&quot;&quot;&amp;[.J459]&amp;&quot;&quot;&quot;/&gt;&quot;;&quot;&quot;) &amp; IF([.A459]=&quot;Campo&quot;;&quot;&lt;FIELD NAME=&quot;&quot;&quot;&amp;[.C459]&amp;&quot;&quot;&quot; &quot;&amp;[.N460]&amp;&quot; &quot;&amp;[.L459]&amp;&quot; COMMENT=&quot;&quot;&quot;&amp;[.J459]&amp;&quot;&quot;&quot;/&gt;&quot;;&quot;&quot;) &amp; IF(AND([.A459]=&quot;Campo&quot;;[.A460]=&quot;Chave&quot;);&quot;&lt;FILEDS/&gt;&quot;;&quot;&quot;) &amp; IF(AND([.A459]=&quot;Chave&quot;;[.A460]&lt;&gt;&quot;Chave&quot;);&quot;&lt;/KEYS&gt;&quot;;&quot;&quot;) &amp; IF([.B459]&lt;&gt;[.B460];&quot;&lt;/TABLE&gt;&quot;;&quot;&quot;) &amp; IF(AND([.A459]=&quot;&quot;;[.A458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60]=&quot;Chave&quot;;[.C460]&amp;ROW([.C460]);[.C460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60]&lt;&gt;[.B459];[.B460]&lt;&gt;&quot;&quot;);&quot;&lt;TABLE NAME=&quot;&quot;&quot;&amp;[.B460]&amp;&quot;&quot;&quot; COMMENT=&quot;&quot;&quot;&amp;[.K460]&amp;&quot;&quot;&quot; &quot;&amp; [.M460] &amp;&quot;&gt;&lt;FIELDS&gt;&quot;;&quot;&quot;) &amp; IF(AND([.A460]=&quot;Chave&quot;;[.A459]=&quot;Campo&quot;);&quot;&lt;KEYS&gt;&quot;;&quot;&quot;) &amp; IF([.A460]=&quot;Chave&quot;;&quot;&lt;KEY NAME=&quot;&quot;&quot;&amp;[.C460]&amp;&quot;&quot;&quot; TYPE=&quot;&quot;&quot;&amp;IF([.D460]=&quot;PK&quot;;&quot;primary&quot;;&quot;foreign&quot;)&amp;&quot;&quot;&quot; FIELDS=&quot;&quot;&quot;&amp;[.C460]&amp;&quot;&quot;&quot;&quot;&amp;IF([.D460]=&quot;FK&quot;;&quot; REFTABLE=&quot;&quot;&quot;&amp;[.F460]&amp;&quot;&quot;&quot; REFFIELDS=&quot;&quot;&quot;&amp;[.G460]&amp;&quot;&quot;&quot;&quot;;&quot;&quot;)&amp;&quot; COMMENT=&quot;&quot;&quot;&amp;[.J460]&amp;&quot;&quot;&quot;/&gt;&quot;;&quot;&quot;) &amp; IF([.A460]=&quot;Campo&quot;;&quot;&lt;FIELD NAME=&quot;&quot;&quot;&amp;[.C460]&amp;&quot;&quot;&quot; &quot;&amp;[.N461]&amp;&quot; &quot;&amp;[.L460]&amp;&quot; COMMENT=&quot;&quot;&quot;&amp;[.J460]&amp;&quot;&quot;&quot;/&gt;&quot;;&quot;&quot;) &amp; IF(AND([.A460]=&quot;Campo&quot;;[.A461]=&quot;Chave&quot;);&quot;&lt;FILEDS/&gt;&quot;;&quot;&quot;) &amp; IF(AND([.A460]=&quot;Chave&quot;;[.A461]&lt;&gt;&quot;Chave&quot;);&quot;&lt;/KEYS&gt;&quot;;&quot;&quot;) &amp; IF([.B460]&lt;&gt;[.B461];&quot;&lt;/TABLE&gt;&quot;;&quot;&quot;) &amp; IF(AND([.A460]=&quot;&quot;;[.A459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61]=&quot;Chave&quot;;[.C461]&amp;ROW([.C461]);[.C461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61]&lt;&gt;[.B460];[.B461]&lt;&gt;&quot;&quot;);&quot;&lt;TABLE NAME=&quot;&quot;&quot;&amp;[.B461]&amp;&quot;&quot;&quot; COMMENT=&quot;&quot;&quot;&amp;[.K461]&amp;&quot;&quot;&quot; &quot;&amp; [.M461] &amp;&quot;&gt;&lt;FIELDS&gt;&quot;;&quot;&quot;) &amp; IF(AND([.A461]=&quot;Chave&quot;;[.A460]=&quot;Campo&quot;);&quot;&lt;KEYS&gt;&quot;;&quot;&quot;) &amp; IF([.A461]=&quot;Chave&quot;;&quot;&lt;KEY NAME=&quot;&quot;&quot;&amp;[.C461]&amp;&quot;&quot;&quot; TYPE=&quot;&quot;&quot;&amp;IF([.D461]=&quot;PK&quot;;&quot;primary&quot;;&quot;foreign&quot;)&amp;&quot;&quot;&quot; FIELDS=&quot;&quot;&quot;&amp;[.C461]&amp;&quot;&quot;&quot;&quot;&amp;IF([.D461]=&quot;FK&quot;;&quot; REFTABLE=&quot;&quot;&quot;&amp;[.F461]&amp;&quot;&quot;&quot; REFFIELDS=&quot;&quot;&quot;&amp;[.G461]&amp;&quot;&quot;&quot;&quot;;&quot;&quot;)&amp;&quot; COMMENT=&quot;&quot;&quot;&amp;[.J461]&amp;&quot;&quot;&quot;/&gt;&quot;;&quot;&quot;) &amp; IF([.A461]=&quot;Campo&quot;;&quot;&lt;FIELD NAME=&quot;&quot;&quot;&amp;[.C461]&amp;&quot;&quot;&quot; &quot;&amp;[.N462]&amp;&quot; &quot;&amp;[.L461]&amp;&quot; COMMENT=&quot;&quot;&quot;&amp;[.J461]&amp;&quot;&quot;&quot;/&gt;&quot;;&quot;&quot;) &amp; IF(AND([.A461]=&quot;Campo&quot;;[.A462]=&quot;Chave&quot;);&quot;&lt;FILEDS/&gt;&quot;;&quot;&quot;) &amp; IF(AND([.A461]=&quot;Chave&quot;;[.A462]&lt;&gt;&quot;Chave&quot;);&quot;&lt;/KEYS&gt;&quot;;&quot;&quot;) &amp; IF([.B461]&lt;&gt;[.B462];&quot;&lt;/TABLE&gt;&quot;;&quot;&quot;) &amp; IF(AND([.A461]=&quot;&quot;;[.A460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62]=&quot;Chave&quot;;[.C462]&amp;ROW([.C462]);[.C462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62]&lt;&gt;[.B461];[.B462]&lt;&gt;&quot;&quot;);&quot;&lt;TABLE NAME=&quot;&quot;&quot;&amp;[.B462]&amp;&quot;&quot;&quot; COMMENT=&quot;&quot;&quot;&amp;[.K462]&amp;&quot;&quot;&quot; &quot;&amp; [.M462] &amp;&quot;&gt;&lt;FIELDS&gt;&quot;;&quot;&quot;) &amp; IF(AND([.A462]=&quot;Chave&quot;;[.A461]=&quot;Campo&quot;);&quot;&lt;KEYS&gt;&quot;;&quot;&quot;) &amp; IF([.A462]=&quot;Chave&quot;;&quot;&lt;KEY NAME=&quot;&quot;&quot;&amp;[.C462]&amp;&quot;&quot;&quot; TYPE=&quot;&quot;&quot;&amp;IF([.D462]=&quot;PK&quot;;&quot;primary&quot;;&quot;foreign&quot;)&amp;&quot;&quot;&quot; FIELDS=&quot;&quot;&quot;&amp;[.C462]&amp;&quot;&quot;&quot;&quot;&amp;IF([.D462]=&quot;FK&quot;;&quot; REFTABLE=&quot;&quot;&quot;&amp;[.F462]&amp;&quot;&quot;&quot; REFFIELDS=&quot;&quot;&quot;&amp;[.G462]&amp;&quot;&quot;&quot;&quot;;&quot;&quot;)&amp;&quot; COMMENT=&quot;&quot;&quot;&amp;[.J462]&amp;&quot;&quot;&quot;/&gt;&quot;;&quot;&quot;) &amp; IF([.A462]=&quot;Campo&quot;;&quot;&lt;FIELD NAME=&quot;&quot;&quot;&amp;[.C462]&amp;&quot;&quot;&quot; &quot;&amp;[.N463]&amp;&quot; &quot;&amp;[.L462]&amp;&quot; COMMENT=&quot;&quot;&quot;&amp;[.J462]&amp;&quot;&quot;&quot;/&gt;&quot;;&quot;&quot;) &amp; IF(AND([.A462]=&quot;Campo&quot;;[.A463]=&quot;Chave&quot;);&quot;&lt;FILEDS/&gt;&quot;;&quot;&quot;) &amp; IF(AND([.A462]=&quot;Chave&quot;;[.A463]&lt;&gt;&quot;Chave&quot;);&quot;&lt;/KEYS&gt;&quot;;&quot;&quot;) &amp; IF([.B462]&lt;&gt;[.B463];&quot;&lt;/TABLE&gt;&quot;;&quot;&quot;) &amp; IF(AND([.A462]=&quot;&quot;;[.A461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63]=&quot;Chave&quot;;[.C463]&amp;ROW([.C463]);[.C463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63]&lt;&gt;[.B462];[.B463]&lt;&gt;&quot;&quot;);&quot;&lt;TABLE NAME=&quot;&quot;&quot;&amp;[.B463]&amp;&quot;&quot;&quot; COMMENT=&quot;&quot;&quot;&amp;[.K463]&amp;&quot;&quot;&quot; &quot;&amp; [.M463] &amp;&quot;&gt;&lt;FIELDS&gt;&quot;;&quot;&quot;) &amp; IF(AND([.A463]=&quot;Chave&quot;;[.A462]=&quot;Campo&quot;);&quot;&lt;KEYS&gt;&quot;;&quot;&quot;) &amp; IF([.A463]=&quot;Chave&quot;;&quot;&lt;KEY NAME=&quot;&quot;&quot;&amp;[.C463]&amp;&quot;&quot;&quot; TYPE=&quot;&quot;&quot;&amp;IF([.D463]=&quot;PK&quot;;&quot;primary&quot;;&quot;foreign&quot;)&amp;&quot;&quot;&quot; FIELDS=&quot;&quot;&quot;&amp;[.C463]&amp;&quot;&quot;&quot;&quot;&amp;IF([.D463]=&quot;FK&quot;;&quot; REFTABLE=&quot;&quot;&quot;&amp;[.F463]&amp;&quot;&quot;&quot; REFFIELDS=&quot;&quot;&quot;&amp;[.G463]&amp;&quot;&quot;&quot;&quot;;&quot;&quot;)&amp;&quot; COMMENT=&quot;&quot;&quot;&amp;[.J463]&amp;&quot;&quot;&quot;/&gt;&quot;;&quot;&quot;) &amp; IF([.A463]=&quot;Campo&quot;;&quot;&lt;FIELD NAME=&quot;&quot;&quot;&amp;[.C463]&amp;&quot;&quot;&quot; &quot;&amp;[.N464]&amp;&quot; &quot;&amp;[.L463]&amp;&quot; COMMENT=&quot;&quot;&quot;&amp;[.J463]&amp;&quot;&quot;&quot;/&gt;&quot;;&quot;&quot;) &amp; IF(AND([.A463]=&quot;Campo&quot;;[.A464]=&quot;Chave&quot;);&quot;&lt;FILEDS/&gt;&quot;;&quot;&quot;) &amp; IF(AND([.A463]=&quot;Chave&quot;;[.A464]&lt;&gt;&quot;Chave&quot;);&quot;&lt;/KEYS&gt;&quot;;&quot;&quot;) &amp; IF([.B463]&lt;&gt;[.B464];&quot;&lt;/TABLE&gt;&quot;;&quot;&quot;) &amp; IF(AND([.A463]=&quot;&quot;;[.A462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64]=&quot;Chave&quot;;[.C464]&amp;ROW([.C464]);[.C464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64]&lt;&gt;[.B463];[.B464]&lt;&gt;&quot;&quot;);&quot;&lt;TABLE NAME=&quot;&quot;&quot;&amp;[.B464]&amp;&quot;&quot;&quot; COMMENT=&quot;&quot;&quot;&amp;[.K464]&amp;&quot;&quot;&quot; &quot;&amp; [.M464] &amp;&quot;&gt;&lt;FIELDS&gt;&quot;;&quot;&quot;) &amp; IF(AND([.A464]=&quot;Chave&quot;;[.A463]=&quot;Campo&quot;);&quot;&lt;KEYS&gt;&quot;;&quot;&quot;) &amp; IF([.A464]=&quot;Chave&quot;;&quot;&lt;KEY NAME=&quot;&quot;&quot;&amp;[.C464]&amp;&quot;&quot;&quot; TYPE=&quot;&quot;&quot;&amp;IF([.D464]=&quot;PK&quot;;&quot;primary&quot;;&quot;foreign&quot;)&amp;&quot;&quot;&quot; FIELDS=&quot;&quot;&quot;&amp;[.C464]&amp;&quot;&quot;&quot;&quot;&amp;IF([.D464]=&quot;FK&quot;;&quot; REFTABLE=&quot;&quot;&quot;&amp;[.F464]&amp;&quot;&quot;&quot; REFFIELDS=&quot;&quot;&quot;&amp;[.G464]&amp;&quot;&quot;&quot;&quot;;&quot;&quot;)&amp;&quot; COMMENT=&quot;&quot;&quot;&amp;[.J464]&amp;&quot;&quot;&quot;/&gt;&quot;;&quot;&quot;) &amp; IF([.A464]=&quot;Campo&quot;;&quot;&lt;FIELD NAME=&quot;&quot;&quot;&amp;[.C464]&amp;&quot;&quot;&quot; &quot;&amp;[.N465]&amp;&quot; &quot;&amp;[.L464]&amp;&quot; COMMENT=&quot;&quot;&quot;&amp;[.J464]&amp;&quot;&quot;&quot;/&gt;&quot;;&quot;&quot;) &amp; IF(AND([.A464]=&quot;Campo&quot;;[.A465]=&quot;Chave&quot;);&quot;&lt;FILEDS/&gt;&quot;;&quot;&quot;) &amp; IF(AND([.A464]=&quot;Chave&quot;;[.A465]&lt;&gt;&quot;Chave&quot;);&quot;&lt;/KEYS&gt;&quot;;&quot;&quot;) &amp; IF([.B464]&lt;&gt;[.B465];&quot;&lt;/TABLE&gt;&quot;;&quot;&quot;) &amp; IF(AND([.A464]=&quot;&quot;;[.A463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65]=&quot;Chave&quot;;[.C465]&amp;ROW([.C465]);[.C465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65]&lt;&gt;[.B464];[.B465]&lt;&gt;&quot;&quot;);&quot;&lt;TABLE NAME=&quot;&quot;&quot;&amp;[.B465]&amp;&quot;&quot;&quot; COMMENT=&quot;&quot;&quot;&amp;[.K465]&amp;&quot;&quot;&quot; &quot;&amp; [.M465] &amp;&quot;&gt;&lt;FIELDS&gt;&quot;;&quot;&quot;) &amp; IF(AND([.A465]=&quot;Chave&quot;;[.A464]=&quot;Campo&quot;);&quot;&lt;KEYS&gt;&quot;;&quot;&quot;) &amp; IF([.A465]=&quot;Chave&quot;;&quot;&lt;KEY NAME=&quot;&quot;&quot;&amp;[.C465]&amp;&quot;&quot;&quot; TYPE=&quot;&quot;&quot;&amp;IF([.D465]=&quot;PK&quot;;&quot;primary&quot;;&quot;foreign&quot;)&amp;&quot;&quot;&quot; FIELDS=&quot;&quot;&quot;&amp;[.C465]&amp;&quot;&quot;&quot;&quot;&amp;IF([.D465]=&quot;FK&quot;;&quot; REFTABLE=&quot;&quot;&quot;&amp;[.F465]&amp;&quot;&quot;&quot; REFFIELDS=&quot;&quot;&quot;&amp;[.G465]&amp;&quot;&quot;&quot;&quot;;&quot;&quot;)&amp;&quot; COMMENT=&quot;&quot;&quot;&amp;[.J465]&amp;&quot;&quot;&quot;/&gt;&quot;;&quot;&quot;) &amp; IF([.A465]=&quot;Campo&quot;;&quot;&lt;FIELD NAME=&quot;&quot;&quot;&amp;[.C465]&amp;&quot;&quot;&quot; &quot;&amp;[.N466]&amp;&quot; &quot;&amp;[.L465]&amp;&quot; COMMENT=&quot;&quot;&quot;&amp;[.J465]&amp;&quot;&quot;&quot;/&gt;&quot;;&quot;&quot;) &amp; IF(AND([.A465]=&quot;Campo&quot;;[.A466]=&quot;Chave&quot;);&quot;&lt;FILEDS/&gt;&quot;;&quot;&quot;) &amp; IF(AND([.A465]=&quot;Chave&quot;;[.A466]&lt;&gt;&quot;Chave&quot;);&quot;&lt;/KEYS&gt;&quot;;&quot;&quot;) &amp; IF([.B465]&lt;&gt;[.B466];&quot;&lt;/TABLE&gt;&quot;;&quot;&quot;) &amp; IF(AND([.A465]=&quot;&quot;;[.A464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66]=&quot;Chave&quot;;[.C466]&amp;ROW([.C466]);[.C466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66]&lt;&gt;[.B465];[.B466]&lt;&gt;&quot;&quot;);&quot;&lt;TABLE NAME=&quot;&quot;&quot;&amp;[.B466]&amp;&quot;&quot;&quot; COMMENT=&quot;&quot;&quot;&amp;[.K466]&amp;&quot;&quot;&quot; &quot;&amp; [.M466] &amp;&quot;&gt;&lt;FIELDS&gt;&quot;;&quot;&quot;) &amp; IF(AND([.A466]=&quot;Chave&quot;;[.A465]=&quot;Campo&quot;);&quot;&lt;KEYS&gt;&quot;;&quot;&quot;) &amp; IF([.A466]=&quot;Chave&quot;;&quot;&lt;KEY NAME=&quot;&quot;&quot;&amp;[.C466]&amp;&quot;&quot;&quot; TYPE=&quot;&quot;&quot;&amp;IF([.D466]=&quot;PK&quot;;&quot;primary&quot;;&quot;foreign&quot;)&amp;&quot;&quot;&quot; FIELDS=&quot;&quot;&quot;&amp;[.C466]&amp;&quot;&quot;&quot;&quot;&amp;IF([.D466]=&quot;FK&quot;;&quot; REFTABLE=&quot;&quot;&quot;&amp;[.F466]&amp;&quot;&quot;&quot; REFFIELDS=&quot;&quot;&quot;&amp;[.G466]&amp;&quot;&quot;&quot;&quot;;&quot;&quot;)&amp;&quot; COMMENT=&quot;&quot;&quot;&amp;[.J466]&amp;&quot;&quot;&quot;/&gt;&quot;;&quot;&quot;) &amp; IF([.A466]=&quot;Campo&quot;;&quot;&lt;FIELD NAME=&quot;&quot;&quot;&amp;[.C466]&amp;&quot;&quot;&quot; &quot;&amp;[.N467]&amp;&quot; &quot;&amp;[.L466]&amp;&quot; COMMENT=&quot;&quot;&quot;&amp;[.J466]&amp;&quot;&quot;&quot;/&gt;&quot;;&quot;&quot;) &amp; IF(AND([.A466]=&quot;Campo&quot;;[.A467]=&quot;Chave&quot;);&quot;&lt;FILEDS/&gt;&quot;;&quot;&quot;) &amp; IF(AND([.A466]=&quot;Chave&quot;;[.A467]&lt;&gt;&quot;Chave&quot;);&quot;&lt;/KEYS&gt;&quot;;&quot;&quot;) &amp; IF([.B466]&lt;&gt;[.B467];&quot;&lt;/TABLE&gt;&quot;;&quot;&quot;) &amp; IF(AND([.A466]=&quot;&quot;;[.A465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67]=&quot;Chave&quot;;[.C467]&amp;ROW([.C467]);[.C467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67]&lt;&gt;[.B466];[.B467]&lt;&gt;&quot;&quot;);&quot;&lt;TABLE NAME=&quot;&quot;&quot;&amp;[.B467]&amp;&quot;&quot;&quot; COMMENT=&quot;&quot;&quot;&amp;[.K467]&amp;&quot;&quot;&quot; &quot;&amp; [.M467] &amp;&quot;&gt;&lt;FIELDS&gt;&quot;;&quot;&quot;) &amp; IF(AND([.A467]=&quot;Chave&quot;;[.A466]=&quot;Campo&quot;);&quot;&lt;KEYS&gt;&quot;;&quot;&quot;) &amp; IF([.A467]=&quot;Chave&quot;;&quot;&lt;KEY NAME=&quot;&quot;&quot;&amp;[.C467]&amp;&quot;&quot;&quot; TYPE=&quot;&quot;&quot;&amp;IF([.D467]=&quot;PK&quot;;&quot;primary&quot;;&quot;foreign&quot;)&amp;&quot;&quot;&quot; FIELDS=&quot;&quot;&quot;&amp;[.C467]&amp;&quot;&quot;&quot;&quot;&amp;IF([.D467]=&quot;FK&quot;;&quot; REFTABLE=&quot;&quot;&quot;&amp;[.F467]&amp;&quot;&quot;&quot; REFFIELDS=&quot;&quot;&quot;&amp;[.G467]&amp;&quot;&quot;&quot;&quot;;&quot;&quot;)&amp;&quot; COMMENT=&quot;&quot;&quot;&amp;[.J467]&amp;&quot;&quot;&quot;/&gt;&quot;;&quot;&quot;) &amp; IF([.A467]=&quot;Campo&quot;;&quot;&lt;FIELD NAME=&quot;&quot;&quot;&amp;[.C467]&amp;&quot;&quot;&quot; &quot;&amp;[.N468]&amp;&quot; &quot;&amp;[.L467]&amp;&quot; COMMENT=&quot;&quot;&quot;&amp;[.J467]&amp;&quot;&quot;&quot;/&gt;&quot;;&quot;&quot;) &amp; IF(AND([.A467]=&quot;Campo&quot;;[.A468]=&quot;Chave&quot;);&quot;&lt;FILEDS/&gt;&quot;;&quot;&quot;) &amp; IF(AND([.A467]=&quot;Chave&quot;;[.A468]&lt;&gt;&quot;Chave&quot;);&quot;&lt;/KEYS&gt;&quot;;&quot;&quot;) &amp; IF([.B467]&lt;&gt;[.B468];&quot;&lt;/TABLE&gt;&quot;;&quot;&quot;) &amp; IF(AND([.A467]=&quot;&quot;;[.A466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68]=&quot;Chave&quot;;[.C468]&amp;ROW([.C468]);[.C468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68]&lt;&gt;[.B467];[.B468]&lt;&gt;&quot;&quot;);&quot;&lt;TABLE NAME=&quot;&quot;&quot;&amp;[.B468]&amp;&quot;&quot;&quot; COMMENT=&quot;&quot;&quot;&amp;[.K468]&amp;&quot;&quot;&quot; &quot;&amp; [.M468] &amp;&quot;&gt;&lt;FIELDS&gt;&quot;;&quot;&quot;) &amp; IF(AND([.A468]=&quot;Chave&quot;;[.A467]=&quot;Campo&quot;);&quot;&lt;KEYS&gt;&quot;;&quot;&quot;) &amp; IF([.A468]=&quot;Chave&quot;;&quot;&lt;KEY NAME=&quot;&quot;&quot;&amp;[.C468]&amp;&quot;&quot;&quot; TYPE=&quot;&quot;&quot;&amp;IF([.D468]=&quot;PK&quot;;&quot;primary&quot;;&quot;foreign&quot;)&amp;&quot;&quot;&quot; FIELDS=&quot;&quot;&quot;&amp;[.C468]&amp;&quot;&quot;&quot;&quot;&amp;IF([.D468]=&quot;FK&quot;;&quot; REFTABLE=&quot;&quot;&quot;&amp;[.F468]&amp;&quot;&quot;&quot; REFFIELDS=&quot;&quot;&quot;&amp;[.G468]&amp;&quot;&quot;&quot;&quot;;&quot;&quot;)&amp;&quot; COMMENT=&quot;&quot;&quot;&amp;[.J468]&amp;&quot;&quot;&quot;/&gt;&quot;;&quot;&quot;) &amp; IF([.A468]=&quot;Campo&quot;;&quot;&lt;FIELD NAME=&quot;&quot;&quot;&amp;[.C468]&amp;&quot;&quot;&quot; &quot;&amp;[.N469]&amp;&quot; &quot;&amp;[.L468]&amp;&quot; COMMENT=&quot;&quot;&quot;&amp;[.J468]&amp;&quot;&quot;&quot;/&gt;&quot;;&quot;&quot;) &amp; IF(AND([.A468]=&quot;Campo&quot;;[.A469]=&quot;Chave&quot;);&quot;&lt;FILEDS/&gt;&quot;;&quot;&quot;) &amp; IF(AND([.A468]=&quot;Chave&quot;;[.A469]&lt;&gt;&quot;Chave&quot;);&quot;&lt;/KEYS&gt;&quot;;&quot;&quot;) &amp; IF([.B468]&lt;&gt;[.B469];&quot;&lt;/TABLE&gt;&quot;;&quot;&quot;) &amp; IF(AND([.A468]=&quot;&quot;;[.A467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69]=&quot;Chave&quot;;[.C469]&amp;ROW([.C469]);[.C469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69]&lt;&gt;[.B468];[.B469]&lt;&gt;&quot;&quot;);&quot;&lt;TABLE NAME=&quot;&quot;&quot;&amp;[.B469]&amp;&quot;&quot;&quot; COMMENT=&quot;&quot;&quot;&amp;[.K469]&amp;&quot;&quot;&quot; &quot;&amp; [.M469] &amp;&quot;&gt;&lt;FIELDS&gt;&quot;;&quot;&quot;) &amp; IF(AND([.A469]=&quot;Chave&quot;;[.A468]=&quot;Campo&quot;);&quot;&lt;KEYS&gt;&quot;;&quot;&quot;) &amp; IF([.A469]=&quot;Chave&quot;;&quot;&lt;KEY NAME=&quot;&quot;&quot;&amp;[.C469]&amp;&quot;&quot;&quot; TYPE=&quot;&quot;&quot;&amp;IF([.D469]=&quot;PK&quot;;&quot;primary&quot;;&quot;foreign&quot;)&amp;&quot;&quot;&quot; FIELDS=&quot;&quot;&quot;&amp;[.C469]&amp;&quot;&quot;&quot;&quot;&amp;IF([.D469]=&quot;FK&quot;;&quot; REFTABLE=&quot;&quot;&quot;&amp;[.F469]&amp;&quot;&quot;&quot; REFFIELDS=&quot;&quot;&quot;&amp;[.G469]&amp;&quot;&quot;&quot;&quot;;&quot;&quot;)&amp;&quot; COMMENT=&quot;&quot;&quot;&amp;[.J469]&amp;&quot;&quot;&quot;/&gt;&quot;;&quot;&quot;) &amp; IF([.A469]=&quot;Campo&quot;;&quot;&lt;FIELD NAME=&quot;&quot;&quot;&amp;[.C469]&amp;&quot;&quot;&quot; &quot;&amp;[.N470]&amp;&quot; &quot;&amp;[.L469]&amp;&quot; COMMENT=&quot;&quot;&quot;&amp;[.J469]&amp;&quot;&quot;&quot;/&gt;&quot;;&quot;&quot;) &amp; IF(AND([.A469]=&quot;Campo&quot;;[.A470]=&quot;Chave&quot;);&quot;&lt;FILEDS/&gt;&quot;;&quot;&quot;) &amp; IF(AND([.A469]=&quot;Chave&quot;;[.A470]&lt;&gt;&quot;Chave&quot;);&quot;&lt;/KEYS&gt;&quot;;&quot;&quot;) &amp; IF([.B469]&lt;&gt;[.B470];&quot;&lt;/TABLE&gt;&quot;;&quot;&quot;) &amp; IF(AND([.A469]=&quot;&quot;;[.A468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70]=&quot;Chave&quot;;[.C470]&amp;ROW([.C470]);[.C470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70]&lt;&gt;[.B469];[.B470]&lt;&gt;&quot;&quot;);&quot;&lt;TABLE NAME=&quot;&quot;&quot;&amp;[.B470]&amp;&quot;&quot;&quot; COMMENT=&quot;&quot;&quot;&amp;[.K470]&amp;&quot;&quot;&quot; &quot;&amp; [.M470] &amp;&quot;&gt;&lt;FIELDS&gt;&quot;;&quot;&quot;) &amp; IF(AND([.A470]=&quot;Chave&quot;;[.A469]=&quot;Campo&quot;);&quot;&lt;KEYS&gt;&quot;;&quot;&quot;) &amp; IF([.A470]=&quot;Chave&quot;;&quot;&lt;KEY NAME=&quot;&quot;&quot;&amp;[.C470]&amp;&quot;&quot;&quot; TYPE=&quot;&quot;&quot;&amp;IF([.D470]=&quot;PK&quot;;&quot;primary&quot;;&quot;foreign&quot;)&amp;&quot;&quot;&quot; FIELDS=&quot;&quot;&quot;&amp;[.C470]&amp;&quot;&quot;&quot;&quot;&amp;IF([.D470]=&quot;FK&quot;;&quot; REFTABLE=&quot;&quot;&quot;&amp;[.F470]&amp;&quot;&quot;&quot; REFFIELDS=&quot;&quot;&quot;&amp;[.G470]&amp;&quot;&quot;&quot;&quot;;&quot;&quot;)&amp;&quot; COMMENT=&quot;&quot;&quot;&amp;[.J470]&amp;&quot;&quot;&quot;/&gt;&quot;;&quot;&quot;) &amp; IF([.A470]=&quot;Campo&quot;;&quot;&lt;FIELD NAME=&quot;&quot;&quot;&amp;[.C470]&amp;&quot;&quot;&quot; &quot;&amp;[.N471]&amp;&quot; &quot;&amp;[.L470]&amp;&quot; COMMENT=&quot;&quot;&quot;&amp;[.J470]&amp;&quot;&quot;&quot;/&gt;&quot;;&quot;&quot;) &amp; IF(AND([.A470]=&quot;Campo&quot;;[.A471]=&quot;Chave&quot;);&quot;&lt;FILEDS/&gt;&quot;;&quot;&quot;) &amp; IF(AND([.A470]=&quot;Chave&quot;;[.A471]&lt;&gt;&quot;Chave&quot;);&quot;&lt;/KEYS&gt;&quot;;&quot;&quot;) &amp; IF([.B470]&lt;&gt;[.B471];&quot;&lt;/TABLE&gt;&quot;;&quot;&quot;) &amp; IF(AND([.A470]=&quot;&quot;;[.A469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71]=&quot;Chave&quot;;[.C471]&amp;ROW([.C471]);[.C471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71]&lt;&gt;[.B470];[.B471]&lt;&gt;&quot;&quot;);&quot;&lt;TABLE NAME=&quot;&quot;&quot;&amp;[.B471]&amp;&quot;&quot;&quot; COMMENT=&quot;&quot;&quot;&amp;[.K471]&amp;&quot;&quot;&quot; &quot;&amp; [.M471] &amp;&quot;&gt;&lt;FIELDS&gt;&quot;;&quot;&quot;) &amp; IF(AND([.A471]=&quot;Chave&quot;;[.A470]=&quot;Campo&quot;);&quot;&lt;KEYS&gt;&quot;;&quot;&quot;) &amp; IF([.A471]=&quot;Chave&quot;;&quot;&lt;KEY NAME=&quot;&quot;&quot;&amp;[.C471]&amp;&quot;&quot;&quot; TYPE=&quot;&quot;&quot;&amp;IF([.D471]=&quot;PK&quot;;&quot;primary&quot;;&quot;foreign&quot;)&amp;&quot;&quot;&quot; FIELDS=&quot;&quot;&quot;&amp;[.C471]&amp;&quot;&quot;&quot;&quot;&amp;IF([.D471]=&quot;FK&quot;;&quot; REFTABLE=&quot;&quot;&quot;&amp;[.F471]&amp;&quot;&quot;&quot; REFFIELDS=&quot;&quot;&quot;&amp;[.G471]&amp;&quot;&quot;&quot;&quot;;&quot;&quot;)&amp;&quot; COMMENT=&quot;&quot;&quot;&amp;[.J471]&amp;&quot;&quot;&quot;/&gt;&quot;;&quot;&quot;) &amp; IF([.A471]=&quot;Campo&quot;;&quot;&lt;FIELD NAME=&quot;&quot;&quot;&amp;[.C471]&amp;&quot;&quot;&quot; &quot;&amp;[.N472]&amp;&quot; &quot;&amp;[.L471]&amp;&quot; COMMENT=&quot;&quot;&quot;&amp;[.J471]&amp;&quot;&quot;&quot;/&gt;&quot;;&quot;&quot;) &amp; IF(AND([.A471]=&quot;Campo&quot;;[.A472]=&quot;Chave&quot;);&quot;&lt;FILEDS/&gt;&quot;;&quot;&quot;) &amp; IF(AND([.A471]=&quot;Chave&quot;;[.A472]&lt;&gt;&quot;Chave&quot;);&quot;&lt;/KEYS&gt;&quot;;&quot;&quot;) &amp; IF([.B471]&lt;&gt;[.B472];&quot;&lt;/TABLE&gt;&quot;;&quot;&quot;) &amp; IF(AND([.A471]=&quot;&quot;;[.A470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72]=&quot;Chave&quot;;[.C472]&amp;ROW([.C472]);[.C472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72]&lt;&gt;[.B471];[.B472]&lt;&gt;&quot;&quot;);&quot;&lt;TABLE NAME=&quot;&quot;&quot;&amp;[.B472]&amp;&quot;&quot;&quot; COMMENT=&quot;&quot;&quot;&amp;[.K472]&amp;&quot;&quot;&quot; &quot;&amp; [.M472] &amp;&quot;&gt;&lt;FIELDS&gt;&quot;;&quot;&quot;) &amp; IF(AND([.A472]=&quot;Chave&quot;;[.A471]=&quot;Campo&quot;);&quot;&lt;KEYS&gt;&quot;;&quot;&quot;) &amp; IF([.A472]=&quot;Chave&quot;;&quot;&lt;KEY NAME=&quot;&quot;&quot;&amp;[.C472]&amp;&quot;&quot;&quot; TYPE=&quot;&quot;&quot;&amp;IF([.D472]=&quot;PK&quot;;&quot;primary&quot;;&quot;foreign&quot;)&amp;&quot;&quot;&quot; FIELDS=&quot;&quot;&quot;&amp;[.C472]&amp;&quot;&quot;&quot;&quot;&amp;IF([.D472]=&quot;FK&quot;;&quot; REFTABLE=&quot;&quot;&quot;&amp;[.F472]&amp;&quot;&quot;&quot; REFFIELDS=&quot;&quot;&quot;&amp;[.G472]&amp;&quot;&quot;&quot;&quot;;&quot;&quot;)&amp;&quot; COMMENT=&quot;&quot;&quot;&amp;[.J472]&amp;&quot;&quot;&quot;/&gt;&quot;;&quot;&quot;) &amp; IF([.A472]=&quot;Campo&quot;;&quot;&lt;FIELD NAME=&quot;&quot;&quot;&amp;[.C472]&amp;&quot;&quot;&quot; &quot;&amp;[.N473]&amp;&quot; &quot;&amp;[.L472]&amp;&quot; COMMENT=&quot;&quot;&quot;&amp;[.J472]&amp;&quot;&quot;&quot;/&gt;&quot;;&quot;&quot;) &amp; IF(AND([.A472]=&quot;Campo&quot;;[.A473]=&quot;Chave&quot;);&quot;&lt;FILEDS/&gt;&quot;;&quot;&quot;) &amp; IF(AND([.A472]=&quot;Chave&quot;;[.A473]&lt;&gt;&quot;Chave&quot;);&quot;&lt;/KEYS&gt;&quot;;&quot;&quot;) &amp; IF([.B472]&lt;&gt;[.B473];&quot;&lt;/TABLE&gt;&quot;;&quot;&quot;) &amp; IF(AND([.A472]=&quot;&quot;;[.A471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73]=&quot;Chave&quot;;[.C473]&amp;ROW([.C473]);[.C473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73]&lt;&gt;[.B472];[.B473]&lt;&gt;&quot;&quot;);&quot;&lt;TABLE NAME=&quot;&quot;&quot;&amp;[.B473]&amp;&quot;&quot;&quot; COMMENT=&quot;&quot;&quot;&amp;[.K473]&amp;&quot;&quot;&quot; &quot;&amp; [.M473] &amp;&quot;&gt;&lt;FIELDS&gt;&quot;;&quot;&quot;) &amp; IF(AND([.A473]=&quot;Chave&quot;;[.A472]=&quot;Campo&quot;);&quot;&lt;KEYS&gt;&quot;;&quot;&quot;) &amp; IF([.A473]=&quot;Chave&quot;;&quot;&lt;KEY NAME=&quot;&quot;&quot;&amp;[.C473]&amp;&quot;&quot;&quot; TYPE=&quot;&quot;&quot;&amp;IF([.D473]=&quot;PK&quot;;&quot;primary&quot;;&quot;foreign&quot;)&amp;&quot;&quot;&quot; FIELDS=&quot;&quot;&quot;&amp;[.C473]&amp;&quot;&quot;&quot;&quot;&amp;IF([.D473]=&quot;FK&quot;;&quot; REFTABLE=&quot;&quot;&quot;&amp;[.F473]&amp;&quot;&quot;&quot; REFFIELDS=&quot;&quot;&quot;&amp;[.G473]&amp;&quot;&quot;&quot;&quot;;&quot;&quot;)&amp;&quot; COMMENT=&quot;&quot;&quot;&amp;[.J473]&amp;&quot;&quot;&quot;/&gt;&quot;;&quot;&quot;) &amp; IF([.A473]=&quot;Campo&quot;;&quot;&lt;FIELD NAME=&quot;&quot;&quot;&amp;[.C473]&amp;&quot;&quot;&quot; &quot;&amp;[.N474]&amp;&quot; &quot;&amp;[.L473]&amp;&quot; COMMENT=&quot;&quot;&quot;&amp;[.J473]&amp;&quot;&quot;&quot;/&gt;&quot;;&quot;&quot;) &amp; IF(AND([.A473]=&quot;Campo&quot;;[.A474]=&quot;Chave&quot;);&quot;&lt;FILEDS/&gt;&quot;;&quot;&quot;) &amp; IF(AND([.A473]=&quot;Chave&quot;;[.A474]&lt;&gt;&quot;Chave&quot;);&quot;&lt;/KEYS&gt;&quot;;&quot;&quot;) &amp; IF([.B473]&lt;&gt;[.B474];&quot;&lt;/TABLE&gt;&quot;;&quot;&quot;) &amp; IF(AND([.A473]=&quot;&quot;;[.A472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74]=&quot;Chave&quot;;[.C474]&amp;ROW([.C474]);[.C474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74]&lt;&gt;[.B473];[.B474]&lt;&gt;&quot;&quot;);&quot;&lt;TABLE NAME=&quot;&quot;&quot;&amp;[.B474]&amp;&quot;&quot;&quot; COMMENT=&quot;&quot;&quot;&amp;[.K474]&amp;&quot;&quot;&quot; &quot;&amp; [.M474] &amp;&quot;&gt;&lt;FIELDS&gt;&quot;;&quot;&quot;) &amp; IF(AND([.A474]=&quot;Chave&quot;;[.A473]=&quot;Campo&quot;);&quot;&lt;KEYS&gt;&quot;;&quot;&quot;) &amp; IF([.A474]=&quot;Chave&quot;;&quot;&lt;KEY NAME=&quot;&quot;&quot;&amp;[.C474]&amp;&quot;&quot;&quot; TYPE=&quot;&quot;&quot;&amp;IF([.D474]=&quot;PK&quot;;&quot;primary&quot;;&quot;foreign&quot;)&amp;&quot;&quot;&quot; FIELDS=&quot;&quot;&quot;&amp;[.C474]&amp;&quot;&quot;&quot;&quot;&amp;IF([.D474]=&quot;FK&quot;;&quot; REFTABLE=&quot;&quot;&quot;&amp;[.F474]&amp;&quot;&quot;&quot; REFFIELDS=&quot;&quot;&quot;&amp;[.G474]&amp;&quot;&quot;&quot;&quot;;&quot;&quot;)&amp;&quot; COMMENT=&quot;&quot;&quot;&amp;[.J474]&amp;&quot;&quot;&quot;/&gt;&quot;;&quot;&quot;) &amp; IF([.A474]=&quot;Campo&quot;;&quot;&lt;FIELD NAME=&quot;&quot;&quot;&amp;[.C474]&amp;&quot;&quot;&quot; &quot;&amp;[.N475]&amp;&quot; &quot;&amp;[.L474]&amp;&quot; COMMENT=&quot;&quot;&quot;&amp;[.J474]&amp;&quot;&quot;&quot;/&gt;&quot;;&quot;&quot;) &amp; IF(AND([.A474]=&quot;Campo&quot;;[.A475]=&quot;Chave&quot;);&quot;&lt;FILEDS/&gt;&quot;;&quot;&quot;) &amp; IF(AND([.A474]=&quot;Chave&quot;;[.A475]&lt;&gt;&quot;Chave&quot;);&quot;&lt;/KEYS&gt;&quot;;&quot;&quot;) &amp; IF([.B474]&lt;&gt;[.B475];&quot;&lt;/TABLE&gt;&quot;;&quot;&quot;) &amp; IF(AND([.A474]=&quot;&quot;;[.A473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75]=&quot;Chave&quot;;[.C475]&amp;ROW([.C475]);[.C475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75]&lt;&gt;[.B474];[.B475]&lt;&gt;&quot;&quot;);&quot;&lt;TABLE NAME=&quot;&quot;&quot;&amp;[.B475]&amp;&quot;&quot;&quot; COMMENT=&quot;&quot;&quot;&amp;[.K475]&amp;&quot;&quot;&quot; &quot;&amp; [.M475] &amp;&quot;&gt;&lt;FIELDS&gt;&quot;;&quot;&quot;) &amp; IF(AND([.A475]=&quot;Chave&quot;;[.A474]=&quot;Campo&quot;);&quot;&lt;KEYS&gt;&quot;;&quot;&quot;) &amp; IF([.A475]=&quot;Chave&quot;;&quot;&lt;KEY NAME=&quot;&quot;&quot;&amp;[.C475]&amp;&quot;&quot;&quot; TYPE=&quot;&quot;&quot;&amp;IF([.D475]=&quot;PK&quot;;&quot;primary&quot;;&quot;foreign&quot;)&amp;&quot;&quot;&quot; FIELDS=&quot;&quot;&quot;&amp;[.C475]&amp;&quot;&quot;&quot;&quot;&amp;IF([.D475]=&quot;FK&quot;;&quot; REFTABLE=&quot;&quot;&quot;&amp;[.F475]&amp;&quot;&quot;&quot; REFFIELDS=&quot;&quot;&quot;&amp;[.G475]&amp;&quot;&quot;&quot;&quot;;&quot;&quot;)&amp;&quot; COMMENT=&quot;&quot;&quot;&amp;[.J475]&amp;&quot;&quot;&quot;/&gt;&quot;;&quot;&quot;) &amp; IF([.A475]=&quot;Campo&quot;;&quot;&lt;FIELD NAME=&quot;&quot;&quot;&amp;[.C475]&amp;&quot;&quot;&quot; &quot;&amp;[.N476]&amp;&quot; &quot;&amp;[.L475]&amp;&quot; COMMENT=&quot;&quot;&quot;&amp;[.J475]&amp;&quot;&quot;&quot;/&gt;&quot;;&quot;&quot;) &amp; IF(AND([.A475]=&quot;Campo&quot;;[.A476]=&quot;Chave&quot;);&quot;&lt;FILEDS/&gt;&quot;;&quot;&quot;) &amp; IF(AND([.A475]=&quot;Chave&quot;;[.A476]&lt;&gt;&quot;Chave&quot;);&quot;&lt;/KEYS&gt;&quot;;&quot;&quot;) &amp; IF([.B475]&lt;&gt;[.B476];&quot;&lt;/TABLE&gt;&quot;;&quot;&quot;) &amp; IF(AND([.A475]=&quot;&quot;;[.A474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76]=&quot;Chave&quot;;[.C476]&amp;ROW([.C476]);[.C476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76]&lt;&gt;[.B475];[.B476]&lt;&gt;&quot;&quot;);&quot;&lt;TABLE NAME=&quot;&quot;&quot;&amp;[.B476]&amp;&quot;&quot;&quot; COMMENT=&quot;&quot;&quot;&amp;[.K476]&amp;&quot;&quot;&quot; &quot;&amp; [.M476] &amp;&quot;&gt;&lt;FIELDS&gt;&quot;;&quot;&quot;) &amp; IF(AND([.A476]=&quot;Chave&quot;;[.A475]=&quot;Campo&quot;);&quot;&lt;KEYS&gt;&quot;;&quot;&quot;) &amp; IF([.A476]=&quot;Chave&quot;;&quot;&lt;KEY NAME=&quot;&quot;&quot;&amp;[.C476]&amp;&quot;&quot;&quot; TYPE=&quot;&quot;&quot;&amp;IF([.D476]=&quot;PK&quot;;&quot;primary&quot;;&quot;foreign&quot;)&amp;&quot;&quot;&quot; FIELDS=&quot;&quot;&quot;&amp;[.C476]&amp;&quot;&quot;&quot;&quot;&amp;IF([.D476]=&quot;FK&quot;;&quot; REFTABLE=&quot;&quot;&quot;&amp;[.F476]&amp;&quot;&quot;&quot; REFFIELDS=&quot;&quot;&quot;&amp;[.G476]&amp;&quot;&quot;&quot;&quot;;&quot;&quot;)&amp;&quot; COMMENT=&quot;&quot;&quot;&amp;[.J476]&amp;&quot;&quot;&quot;/&gt;&quot;;&quot;&quot;) &amp; IF([.A476]=&quot;Campo&quot;;&quot;&lt;FIELD NAME=&quot;&quot;&quot;&amp;[.C476]&amp;&quot;&quot;&quot; &quot;&amp;[.N477]&amp;&quot; &quot;&amp;[.L476]&amp;&quot; COMMENT=&quot;&quot;&quot;&amp;[.J476]&amp;&quot;&quot;&quot;/&gt;&quot;;&quot;&quot;) &amp; IF(AND([.A476]=&quot;Campo&quot;;[.A477]=&quot;Chave&quot;);&quot;&lt;FILEDS/&gt;&quot;;&quot;&quot;) &amp; IF(AND([.A476]=&quot;Chave&quot;;[.A477]&lt;&gt;&quot;Chave&quot;);&quot;&lt;/KEYS&gt;&quot;;&quot;&quot;) &amp; IF([.B476]&lt;&gt;[.B477];&quot;&lt;/TABLE&gt;&quot;;&quot;&quot;) &amp; IF(AND([.A476]=&quot;&quot;;[.A475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77]=&quot;Chave&quot;;[.C477]&amp;ROW([.C477]);[.C477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77]&lt;&gt;[.B476];[.B477]&lt;&gt;&quot;&quot;);&quot;&lt;TABLE NAME=&quot;&quot;&quot;&amp;[.B477]&amp;&quot;&quot;&quot; COMMENT=&quot;&quot;&quot;&amp;[.K477]&amp;&quot;&quot;&quot; &quot;&amp; [.M477] &amp;&quot;&gt;&lt;FIELDS&gt;&quot;;&quot;&quot;) &amp; IF(AND([.A477]=&quot;Chave&quot;;[.A476]=&quot;Campo&quot;);&quot;&lt;KEYS&gt;&quot;;&quot;&quot;) &amp; IF([.A477]=&quot;Chave&quot;;&quot;&lt;KEY NAME=&quot;&quot;&quot;&amp;[.C477]&amp;&quot;&quot;&quot; TYPE=&quot;&quot;&quot;&amp;IF([.D477]=&quot;PK&quot;;&quot;primary&quot;;&quot;foreign&quot;)&amp;&quot;&quot;&quot; FIELDS=&quot;&quot;&quot;&amp;[.C477]&amp;&quot;&quot;&quot;&quot;&amp;IF([.D477]=&quot;FK&quot;;&quot; REFTABLE=&quot;&quot;&quot;&amp;[.F477]&amp;&quot;&quot;&quot; REFFIELDS=&quot;&quot;&quot;&amp;[.G477]&amp;&quot;&quot;&quot;&quot;;&quot;&quot;)&amp;&quot; COMMENT=&quot;&quot;&quot;&amp;[.J477]&amp;&quot;&quot;&quot;/&gt;&quot;;&quot;&quot;) &amp; IF([.A477]=&quot;Campo&quot;;&quot;&lt;FIELD NAME=&quot;&quot;&quot;&amp;[.C477]&amp;&quot;&quot;&quot; &quot;&amp;[.N478]&amp;&quot; &quot;&amp;[.L477]&amp;&quot; COMMENT=&quot;&quot;&quot;&amp;[.J477]&amp;&quot;&quot;&quot;/&gt;&quot;;&quot;&quot;) &amp; IF(AND([.A477]=&quot;Campo&quot;;[.A478]=&quot;Chave&quot;);&quot;&lt;FILEDS/&gt;&quot;;&quot;&quot;) &amp; IF(AND([.A477]=&quot;Chave&quot;;[.A478]&lt;&gt;&quot;Chave&quot;);&quot;&lt;/KEYS&gt;&quot;;&quot;&quot;) &amp; IF([.B477]&lt;&gt;[.B478];&quot;&lt;/TABLE&gt;&quot;;&quot;&quot;) &amp; IF(AND([.A477]=&quot;&quot;;[.A476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78]=&quot;Chave&quot;;[.C478]&amp;ROW([.C478]);[.C478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78]&lt;&gt;[.B477];[.B478]&lt;&gt;&quot;&quot;);&quot;&lt;TABLE NAME=&quot;&quot;&quot;&amp;[.B478]&amp;&quot;&quot;&quot; COMMENT=&quot;&quot;&quot;&amp;[.K478]&amp;&quot;&quot;&quot; &quot;&amp; [.M478] &amp;&quot;&gt;&lt;FIELDS&gt;&quot;;&quot;&quot;) &amp; IF(AND([.A478]=&quot;Chave&quot;;[.A477]=&quot;Campo&quot;);&quot;&lt;KEYS&gt;&quot;;&quot;&quot;) &amp; IF([.A478]=&quot;Chave&quot;;&quot;&lt;KEY NAME=&quot;&quot;&quot;&amp;[.C478]&amp;&quot;&quot;&quot; TYPE=&quot;&quot;&quot;&amp;IF([.D478]=&quot;PK&quot;;&quot;primary&quot;;&quot;foreign&quot;)&amp;&quot;&quot;&quot; FIELDS=&quot;&quot;&quot;&amp;[.C478]&amp;&quot;&quot;&quot;&quot;&amp;IF([.D478]=&quot;FK&quot;;&quot; REFTABLE=&quot;&quot;&quot;&amp;[.F478]&amp;&quot;&quot;&quot; REFFIELDS=&quot;&quot;&quot;&amp;[.G478]&amp;&quot;&quot;&quot;&quot;;&quot;&quot;)&amp;&quot; COMMENT=&quot;&quot;&quot;&amp;[.J478]&amp;&quot;&quot;&quot;/&gt;&quot;;&quot;&quot;) &amp; IF([.A478]=&quot;Campo&quot;;&quot;&lt;FIELD NAME=&quot;&quot;&quot;&amp;[.C478]&amp;&quot;&quot;&quot; &quot;&amp;[.N479]&amp;&quot; &quot;&amp;[.L478]&amp;&quot; COMMENT=&quot;&quot;&quot;&amp;[.J478]&amp;&quot;&quot;&quot;/&gt;&quot;;&quot;&quot;) &amp; IF(AND([.A478]=&quot;Campo&quot;;[.A479]=&quot;Chave&quot;);&quot;&lt;FILEDS/&gt;&quot;;&quot;&quot;) &amp; IF(AND([.A478]=&quot;Chave&quot;;[.A479]&lt;&gt;&quot;Chave&quot;);&quot;&lt;/KEYS&gt;&quot;;&quot;&quot;) &amp; IF([.B478]&lt;&gt;[.B479];&quot;&lt;/TABLE&gt;&quot;;&quot;&quot;) &amp; IF(AND([.A478]=&quot;&quot;;[.A477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79]=&quot;Chave&quot;;[.C479]&amp;ROW([.C479]);[.C479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79]&lt;&gt;[.B478];[.B479]&lt;&gt;&quot;&quot;);&quot;&lt;TABLE NAME=&quot;&quot;&quot;&amp;[.B479]&amp;&quot;&quot;&quot; COMMENT=&quot;&quot;&quot;&amp;[.K479]&amp;&quot;&quot;&quot; &quot;&amp; [.M479] &amp;&quot;&gt;&lt;FIELDS&gt;&quot;;&quot;&quot;) &amp; IF(AND([.A479]=&quot;Chave&quot;;[.A478]=&quot;Campo&quot;);&quot;&lt;KEYS&gt;&quot;;&quot;&quot;) &amp; IF([.A479]=&quot;Chave&quot;;&quot;&lt;KEY NAME=&quot;&quot;&quot;&amp;[.C479]&amp;&quot;&quot;&quot; TYPE=&quot;&quot;&quot;&amp;IF([.D479]=&quot;PK&quot;;&quot;primary&quot;;&quot;foreign&quot;)&amp;&quot;&quot;&quot; FIELDS=&quot;&quot;&quot;&amp;[.C479]&amp;&quot;&quot;&quot;&quot;&amp;IF([.D479]=&quot;FK&quot;;&quot; REFTABLE=&quot;&quot;&quot;&amp;[.F479]&amp;&quot;&quot;&quot; REFFIELDS=&quot;&quot;&quot;&amp;[.G479]&amp;&quot;&quot;&quot;&quot;;&quot;&quot;)&amp;&quot; COMMENT=&quot;&quot;&quot;&amp;[.J479]&amp;&quot;&quot;&quot;/&gt;&quot;;&quot;&quot;) &amp; IF([.A479]=&quot;Campo&quot;;&quot;&lt;FIELD NAME=&quot;&quot;&quot;&amp;[.C479]&amp;&quot;&quot;&quot; &quot;&amp;[.N480]&amp;&quot; &quot;&amp;[.L479]&amp;&quot; COMMENT=&quot;&quot;&quot;&amp;[.J479]&amp;&quot;&quot;&quot;/&gt;&quot;;&quot;&quot;) &amp; IF(AND([.A479]=&quot;Campo&quot;;[.A480]=&quot;Chave&quot;);&quot;&lt;FILEDS/&gt;&quot;;&quot;&quot;) &amp; IF(AND([.A479]=&quot;Chave&quot;;[.A480]&lt;&gt;&quot;Chave&quot;);&quot;&lt;/KEYS&gt;&quot;;&quot;&quot;) &amp; IF([.B479]&lt;&gt;[.B480];&quot;&lt;/TABLE&gt;&quot;;&quot;&quot;) &amp; IF(AND([.A479]=&quot;&quot;;[.A478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80]=&quot;Chave&quot;;[.C480]&amp;ROW([.C480]);[.C480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80]&lt;&gt;[.B479];[.B480]&lt;&gt;&quot;&quot;);&quot;&lt;TABLE NAME=&quot;&quot;&quot;&amp;[.B480]&amp;&quot;&quot;&quot; COMMENT=&quot;&quot;&quot;&amp;[.K480]&amp;&quot;&quot;&quot; &quot;&amp; [.M480] &amp;&quot;&gt;&lt;FIELDS&gt;&quot;;&quot;&quot;) &amp; IF(AND([.A480]=&quot;Chave&quot;;[.A479]=&quot;Campo&quot;);&quot;&lt;KEYS&gt;&quot;;&quot;&quot;) &amp; IF([.A480]=&quot;Chave&quot;;&quot;&lt;KEY NAME=&quot;&quot;&quot;&amp;[.C480]&amp;&quot;&quot;&quot; TYPE=&quot;&quot;&quot;&amp;IF([.D480]=&quot;PK&quot;;&quot;primary&quot;;&quot;foreign&quot;)&amp;&quot;&quot;&quot; FIELDS=&quot;&quot;&quot;&amp;[.C480]&amp;&quot;&quot;&quot;&quot;&amp;IF([.D480]=&quot;FK&quot;;&quot; REFTABLE=&quot;&quot;&quot;&amp;[.F480]&amp;&quot;&quot;&quot; REFFIELDS=&quot;&quot;&quot;&amp;[.G480]&amp;&quot;&quot;&quot;&quot;;&quot;&quot;)&amp;&quot; COMMENT=&quot;&quot;&quot;&amp;[.J480]&amp;&quot;&quot;&quot;/&gt;&quot;;&quot;&quot;) &amp; IF([.A480]=&quot;Campo&quot;;&quot;&lt;FIELD NAME=&quot;&quot;&quot;&amp;[.C480]&amp;&quot;&quot;&quot; &quot;&amp;[.N481]&amp;&quot; &quot;&amp;[.L480]&amp;&quot; COMMENT=&quot;&quot;&quot;&amp;[.J480]&amp;&quot;&quot;&quot;/&gt;&quot;;&quot;&quot;) &amp; IF(AND([.A480]=&quot;Campo&quot;;[.A481]=&quot;Chave&quot;);&quot;&lt;FILEDS/&gt;&quot;;&quot;&quot;) &amp; IF(AND([.A480]=&quot;Chave&quot;;[.A481]&lt;&gt;&quot;Chave&quot;);&quot;&lt;/KEYS&gt;&quot;;&quot;&quot;) &amp; IF([.B480]&lt;&gt;[.B481];&quot;&lt;/TABLE&gt;&quot;;&quot;&quot;) &amp; IF(AND([.A480]=&quot;&quot;;[.A479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81]=&quot;Chave&quot;;[.C481]&amp;ROW([.C481]);[.C481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81]&lt;&gt;[.B480];[.B481]&lt;&gt;&quot;&quot;);&quot;&lt;TABLE NAME=&quot;&quot;&quot;&amp;[.B481]&amp;&quot;&quot;&quot; COMMENT=&quot;&quot;&quot;&amp;[.K481]&amp;&quot;&quot;&quot; &quot;&amp; [.M481] &amp;&quot;&gt;&lt;FIELDS&gt;&quot;;&quot;&quot;) &amp; IF(AND([.A481]=&quot;Chave&quot;;[.A480]=&quot;Campo&quot;);&quot;&lt;KEYS&gt;&quot;;&quot;&quot;) &amp; IF([.A481]=&quot;Chave&quot;;&quot;&lt;KEY NAME=&quot;&quot;&quot;&amp;[.C481]&amp;&quot;&quot;&quot; TYPE=&quot;&quot;&quot;&amp;IF([.D481]=&quot;PK&quot;;&quot;primary&quot;;&quot;foreign&quot;)&amp;&quot;&quot;&quot; FIELDS=&quot;&quot;&quot;&amp;[.C481]&amp;&quot;&quot;&quot;&quot;&amp;IF([.D481]=&quot;FK&quot;;&quot; REFTABLE=&quot;&quot;&quot;&amp;[.F481]&amp;&quot;&quot;&quot; REFFIELDS=&quot;&quot;&quot;&amp;[.G481]&amp;&quot;&quot;&quot;&quot;;&quot;&quot;)&amp;&quot; COMMENT=&quot;&quot;&quot;&amp;[.J481]&amp;&quot;&quot;&quot;/&gt;&quot;;&quot;&quot;) &amp; IF([.A481]=&quot;Campo&quot;;&quot;&lt;FIELD NAME=&quot;&quot;&quot;&amp;[.C481]&amp;&quot;&quot;&quot; &quot;&amp;[.N482]&amp;&quot; &quot;&amp;[.L481]&amp;&quot; COMMENT=&quot;&quot;&quot;&amp;[.J481]&amp;&quot;&quot;&quot;/&gt;&quot;;&quot;&quot;) &amp; IF(AND([.A481]=&quot;Campo&quot;;[.A482]=&quot;Chave&quot;);&quot;&lt;FILEDS/&gt;&quot;;&quot;&quot;) &amp; IF(AND([.A481]=&quot;Chave&quot;;[.A482]&lt;&gt;&quot;Chave&quot;);&quot;&lt;/KEYS&gt;&quot;;&quot;&quot;) &amp; IF([.B481]&lt;&gt;[.B482];&quot;&lt;/TABLE&gt;&quot;;&quot;&quot;) &amp; IF(AND([.A481]=&quot;&quot;;[.A480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82]=&quot;Chave&quot;;[.C482]&amp;ROW([.C482]);[.C482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82]&lt;&gt;[.B481];[.B482]&lt;&gt;&quot;&quot;);&quot;&lt;TABLE NAME=&quot;&quot;&quot;&amp;[.B482]&amp;&quot;&quot;&quot; COMMENT=&quot;&quot;&quot;&amp;[.K482]&amp;&quot;&quot;&quot; &quot;&amp; [.M482] &amp;&quot;&gt;&lt;FIELDS&gt;&quot;;&quot;&quot;) &amp; IF(AND([.A482]=&quot;Chave&quot;;[.A481]=&quot;Campo&quot;);&quot;&lt;KEYS&gt;&quot;;&quot;&quot;) &amp; IF([.A482]=&quot;Chave&quot;;&quot;&lt;KEY NAME=&quot;&quot;&quot;&amp;[.C482]&amp;&quot;&quot;&quot; TYPE=&quot;&quot;&quot;&amp;IF([.D482]=&quot;PK&quot;;&quot;primary&quot;;&quot;foreign&quot;)&amp;&quot;&quot;&quot; FIELDS=&quot;&quot;&quot;&amp;[.C482]&amp;&quot;&quot;&quot;&quot;&amp;IF([.D482]=&quot;FK&quot;;&quot; REFTABLE=&quot;&quot;&quot;&amp;[.F482]&amp;&quot;&quot;&quot; REFFIELDS=&quot;&quot;&quot;&amp;[.G482]&amp;&quot;&quot;&quot;&quot;;&quot;&quot;)&amp;&quot; COMMENT=&quot;&quot;&quot;&amp;[.J482]&amp;&quot;&quot;&quot;/&gt;&quot;;&quot;&quot;) &amp; IF([.A482]=&quot;Campo&quot;;&quot;&lt;FIELD NAME=&quot;&quot;&quot;&amp;[.C482]&amp;&quot;&quot;&quot; &quot;&amp;[.N483]&amp;&quot; &quot;&amp;[.L482]&amp;&quot; COMMENT=&quot;&quot;&quot;&amp;[.J482]&amp;&quot;&quot;&quot;/&gt;&quot;;&quot;&quot;) &amp; IF(AND([.A482]=&quot;Campo&quot;;[.A483]=&quot;Chave&quot;);&quot;&lt;FILEDS/&gt;&quot;;&quot;&quot;) &amp; IF(AND([.A482]=&quot;Chave&quot;;[.A483]&lt;&gt;&quot;Chave&quot;);&quot;&lt;/KEYS&gt;&quot;;&quot;&quot;) &amp; IF([.B482]&lt;&gt;[.B483];&quot;&lt;/TABLE&gt;&quot;;&quot;&quot;) &amp; IF(AND([.A482]=&quot;&quot;;[.A481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83]=&quot;Chave&quot;;[.C483]&amp;ROW([.C483]);[.C483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83]&lt;&gt;[.B482];[.B483]&lt;&gt;&quot;&quot;);&quot;&lt;TABLE NAME=&quot;&quot;&quot;&amp;[.B483]&amp;&quot;&quot;&quot; COMMENT=&quot;&quot;&quot;&amp;[.K483]&amp;&quot;&quot;&quot; &quot;&amp; [.M483] &amp;&quot;&gt;&lt;FIELDS&gt;&quot;;&quot;&quot;) &amp; IF(AND([.A483]=&quot;Chave&quot;;[.A482]=&quot;Campo&quot;);&quot;&lt;KEYS&gt;&quot;;&quot;&quot;) &amp; IF([.A483]=&quot;Chave&quot;;&quot;&lt;KEY NAME=&quot;&quot;&quot;&amp;[.C483]&amp;&quot;&quot;&quot; TYPE=&quot;&quot;&quot;&amp;IF([.D483]=&quot;PK&quot;;&quot;primary&quot;;&quot;foreign&quot;)&amp;&quot;&quot;&quot; FIELDS=&quot;&quot;&quot;&amp;[.C483]&amp;&quot;&quot;&quot;&quot;&amp;IF([.D483]=&quot;FK&quot;;&quot; REFTABLE=&quot;&quot;&quot;&amp;[.F483]&amp;&quot;&quot;&quot; REFFIELDS=&quot;&quot;&quot;&amp;[.G483]&amp;&quot;&quot;&quot;&quot;;&quot;&quot;)&amp;&quot; COMMENT=&quot;&quot;&quot;&amp;[.J483]&amp;&quot;&quot;&quot;/&gt;&quot;;&quot;&quot;) &amp; IF([.A483]=&quot;Campo&quot;;&quot;&lt;FIELD NAME=&quot;&quot;&quot;&amp;[.C483]&amp;&quot;&quot;&quot; &quot;&amp;[.N484]&amp;&quot; &quot;&amp;[.L483]&amp;&quot; COMMENT=&quot;&quot;&quot;&amp;[.J483]&amp;&quot;&quot;&quot;/&gt;&quot;;&quot;&quot;) &amp; IF(AND([.A483]=&quot;Campo&quot;;[.A484]=&quot;Chave&quot;);&quot;&lt;FILEDS/&gt;&quot;;&quot;&quot;) &amp; IF(AND([.A483]=&quot;Chave&quot;;[.A484]&lt;&gt;&quot;Chave&quot;);&quot;&lt;/KEYS&gt;&quot;;&quot;&quot;) &amp; IF([.B483]&lt;&gt;[.B484];&quot;&lt;/TABLE&gt;&quot;;&quot;&quot;) &amp; IF(AND([.A483]=&quot;&quot;;[.A482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84]=&quot;Chave&quot;;[.C484]&amp;ROW([.C484]);[.C484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84]&lt;&gt;[.B483];[.B484]&lt;&gt;&quot;&quot;);&quot;&lt;TABLE NAME=&quot;&quot;&quot;&amp;[.B484]&amp;&quot;&quot;&quot; COMMENT=&quot;&quot;&quot;&amp;[.K484]&amp;&quot;&quot;&quot; &quot;&amp; [.M484] &amp;&quot;&gt;&lt;FIELDS&gt;&quot;;&quot;&quot;) &amp; IF(AND([.A484]=&quot;Chave&quot;;[.A483]=&quot;Campo&quot;);&quot;&lt;KEYS&gt;&quot;;&quot;&quot;) &amp; IF([.A484]=&quot;Chave&quot;;&quot;&lt;KEY NAME=&quot;&quot;&quot;&amp;[.C484]&amp;&quot;&quot;&quot; TYPE=&quot;&quot;&quot;&amp;IF([.D484]=&quot;PK&quot;;&quot;primary&quot;;&quot;foreign&quot;)&amp;&quot;&quot;&quot; FIELDS=&quot;&quot;&quot;&amp;[.C484]&amp;&quot;&quot;&quot;&quot;&amp;IF([.D484]=&quot;FK&quot;;&quot; REFTABLE=&quot;&quot;&quot;&amp;[.F484]&amp;&quot;&quot;&quot; REFFIELDS=&quot;&quot;&quot;&amp;[.G484]&amp;&quot;&quot;&quot;&quot;;&quot;&quot;)&amp;&quot; COMMENT=&quot;&quot;&quot;&amp;[.J484]&amp;&quot;&quot;&quot;/&gt;&quot;;&quot;&quot;) &amp; IF([.A484]=&quot;Campo&quot;;&quot;&lt;FIELD NAME=&quot;&quot;&quot;&amp;[.C484]&amp;&quot;&quot;&quot; &quot;&amp;[.N485]&amp;&quot; &quot;&amp;[.L484]&amp;&quot; COMMENT=&quot;&quot;&quot;&amp;[.J484]&amp;&quot;&quot;&quot;/&gt;&quot;;&quot;&quot;) &amp; IF(AND([.A484]=&quot;Campo&quot;;[.A485]=&quot;Chave&quot;);&quot;&lt;FILEDS/&gt;&quot;;&quot;&quot;) &amp; IF(AND([.A484]=&quot;Chave&quot;;[.A485]&lt;&gt;&quot;Chave&quot;);&quot;&lt;/KEYS&gt;&quot;;&quot;&quot;) &amp; IF([.B484]&lt;&gt;[.B485];&quot;&lt;/TABLE&gt;&quot;;&quot;&quot;) &amp; IF(AND([.A484]=&quot;&quot;;[.A483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85]=&quot;Chave&quot;;[.C485]&amp;ROW([.C485]);[.C485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85]&lt;&gt;[.B484];[.B485]&lt;&gt;&quot;&quot;);&quot;&lt;TABLE NAME=&quot;&quot;&quot;&amp;[.B485]&amp;&quot;&quot;&quot; COMMENT=&quot;&quot;&quot;&amp;[.K485]&amp;&quot;&quot;&quot; &quot;&amp; [.M485] &amp;&quot;&gt;&lt;FIELDS&gt;&quot;;&quot;&quot;) &amp; IF(AND([.A485]=&quot;Chave&quot;;[.A484]=&quot;Campo&quot;);&quot;&lt;KEYS&gt;&quot;;&quot;&quot;) &amp; IF([.A485]=&quot;Chave&quot;;&quot;&lt;KEY NAME=&quot;&quot;&quot;&amp;[.C485]&amp;&quot;&quot;&quot; TYPE=&quot;&quot;&quot;&amp;IF([.D485]=&quot;PK&quot;;&quot;primary&quot;;&quot;foreign&quot;)&amp;&quot;&quot;&quot; FIELDS=&quot;&quot;&quot;&amp;[.C485]&amp;&quot;&quot;&quot;&quot;&amp;IF([.D485]=&quot;FK&quot;;&quot; REFTABLE=&quot;&quot;&quot;&amp;[.F485]&amp;&quot;&quot;&quot; REFFIELDS=&quot;&quot;&quot;&amp;[.G485]&amp;&quot;&quot;&quot;&quot;;&quot;&quot;)&amp;&quot; COMMENT=&quot;&quot;&quot;&amp;[.J485]&amp;&quot;&quot;&quot;/&gt;&quot;;&quot;&quot;) &amp; IF([.A485]=&quot;Campo&quot;;&quot;&lt;FIELD NAME=&quot;&quot;&quot;&amp;[.C485]&amp;&quot;&quot;&quot; &quot;&amp;[.N486]&amp;&quot; &quot;&amp;[.L485]&amp;&quot; COMMENT=&quot;&quot;&quot;&amp;[.J485]&amp;&quot;&quot;&quot;/&gt;&quot;;&quot;&quot;) &amp; IF(AND([.A485]=&quot;Campo&quot;;[.A486]=&quot;Chave&quot;);&quot;&lt;FILEDS/&gt;&quot;;&quot;&quot;) &amp; IF(AND([.A485]=&quot;Chave&quot;;[.A486]&lt;&gt;&quot;Chave&quot;);&quot;&lt;/KEYS&gt;&quot;;&quot;&quot;) &amp; IF([.B485]&lt;&gt;[.B486];&quot;&lt;/TABLE&gt;&quot;;&quot;&quot;) &amp; IF(AND([.A485]=&quot;&quot;;[.A484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86]=&quot;Chave&quot;;[.C486]&amp;ROW([.C486]);[.C486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86]&lt;&gt;[.B485];[.B486]&lt;&gt;&quot;&quot;);&quot;&lt;TABLE NAME=&quot;&quot;&quot;&amp;[.B486]&amp;&quot;&quot;&quot; COMMENT=&quot;&quot;&quot;&amp;[.K486]&amp;&quot;&quot;&quot; &quot;&amp; [.M486] &amp;&quot;&gt;&lt;FIELDS&gt;&quot;;&quot;&quot;) &amp; IF(AND([.A486]=&quot;Chave&quot;;[.A485]=&quot;Campo&quot;);&quot;&lt;KEYS&gt;&quot;;&quot;&quot;) &amp; IF([.A486]=&quot;Chave&quot;;&quot;&lt;KEY NAME=&quot;&quot;&quot;&amp;[.C486]&amp;&quot;&quot;&quot; TYPE=&quot;&quot;&quot;&amp;IF([.D486]=&quot;PK&quot;;&quot;primary&quot;;&quot;foreign&quot;)&amp;&quot;&quot;&quot; FIELDS=&quot;&quot;&quot;&amp;[.C486]&amp;&quot;&quot;&quot;&quot;&amp;IF([.D486]=&quot;FK&quot;;&quot; REFTABLE=&quot;&quot;&quot;&amp;[.F486]&amp;&quot;&quot;&quot; REFFIELDS=&quot;&quot;&quot;&amp;[.G486]&amp;&quot;&quot;&quot;&quot;;&quot;&quot;)&amp;&quot; COMMENT=&quot;&quot;&quot;&amp;[.J486]&amp;&quot;&quot;&quot;/&gt;&quot;;&quot;&quot;) &amp; IF([.A486]=&quot;Campo&quot;;&quot;&lt;FIELD NAME=&quot;&quot;&quot;&amp;[.C486]&amp;&quot;&quot;&quot; &quot;&amp;[.N487]&amp;&quot; &quot;&amp;[.L486]&amp;&quot; COMMENT=&quot;&quot;&quot;&amp;[.J486]&amp;&quot;&quot;&quot;/&gt;&quot;;&quot;&quot;) &amp; IF(AND([.A486]=&quot;Campo&quot;;[.A487]=&quot;Chave&quot;);&quot;&lt;FILEDS/&gt;&quot;;&quot;&quot;) &amp; IF(AND([.A486]=&quot;Chave&quot;;[.A487]&lt;&gt;&quot;Chave&quot;);&quot;&lt;/KEYS&gt;&quot;;&quot;&quot;) &amp; IF([.B486]&lt;&gt;[.B487];&quot;&lt;/TABLE&gt;&quot;;&quot;&quot;) &amp; IF(AND([.A486]=&quot;&quot;;[.A485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87]=&quot;Chave&quot;;[.C487]&amp;ROW([.C487]);[.C487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87]&lt;&gt;[.B486];[.B487]&lt;&gt;&quot;&quot;);&quot;&lt;TABLE NAME=&quot;&quot;&quot;&amp;[.B487]&amp;&quot;&quot;&quot; COMMENT=&quot;&quot;&quot;&amp;[.K487]&amp;&quot;&quot;&quot; &quot;&amp; [.M487] &amp;&quot;&gt;&lt;FIELDS&gt;&quot;;&quot;&quot;) &amp; IF(AND([.A487]=&quot;Chave&quot;;[.A486]=&quot;Campo&quot;);&quot;&lt;KEYS&gt;&quot;;&quot;&quot;) &amp; IF([.A487]=&quot;Chave&quot;;&quot;&lt;KEY NAME=&quot;&quot;&quot;&amp;[.C487]&amp;&quot;&quot;&quot; TYPE=&quot;&quot;&quot;&amp;IF([.D487]=&quot;PK&quot;;&quot;primary&quot;;&quot;foreign&quot;)&amp;&quot;&quot;&quot; FIELDS=&quot;&quot;&quot;&amp;[.C487]&amp;&quot;&quot;&quot;&quot;&amp;IF([.D487]=&quot;FK&quot;;&quot; REFTABLE=&quot;&quot;&quot;&amp;[.F487]&amp;&quot;&quot;&quot; REFFIELDS=&quot;&quot;&quot;&amp;[.G487]&amp;&quot;&quot;&quot;&quot;;&quot;&quot;)&amp;&quot; COMMENT=&quot;&quot;&quot;&amp;[.J487]&amp;&quot;&quot;&quot;/&gt;&quot;;&quot;&quot;) &amp; IF([.A487]=&quot;Campo&quot;;&quot;&lt;FIELD NAME=&quot;&quot;&quot;&amp;[.C487]&amp;&quot;&quot;&quot; &quot;&amp;[.N488]&amp;&quot; &quot;&amp;[.L487]&amp;&quot; COMMENT=&quot;&quot;&quot;&amp;[.J487]&amp;&quot;&quot;&quot;/&gt;&quot;;&quot;&quot;) &amp; IF(AND([.A487]=&quot;Campo&quot;;[.A488]=&quot;Chave&quot;);&quot;&lt;FILEDS/&gt;&quot;;&quot;&quot;) &amp; IF(AND([.A487]=&quot;Chave&quot;;[.A488]&lt;&gt;&quot;Chave&quot;);&quot;&lt;/KEYS&gt;&quot;;&quot;&quot;) &amp; IF([.B487]&lt;&gt;[.B488];&quot;&lt;/TABLE&gt;&quot;;&quot;&quot;) &amp; IF(AND([.A487]=&quot;&quot;;[.A486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88]=&quot;Chave&quot;;[.C488]&amp;ROW([.C488]);[.C488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88]&lt;&gt;[.B487];[.B488]&lt;&gt;&quot;&quot;);&quot;&lt;TABLE NAME=&quot;&quot;&quot;&amp;[.B488]&amp;&quot;&quot;&quot; COMMENT=&quot;&quot;&quot;&amp;[.K488]&amp;&quot;&quot;&quot; &quot;&amp; [.M488] &amp;&quot;&gt;&lt;FIELDS&gt;&quot;;&quot;&quot;) &amp; IF(AND([.A488]=&quot;Chave&quot;;[.A487]=&quot;Campo&quot;);&quot;&lt;KEYS&gt;&quot;;&quot;&quot;) &amp; IF([.A488]=&quot;Chave&quot;;&quot;&lt;KEY NAME=&quot;&quot;&quot;&amp;[.C488]&amp;&quot;&quot;&quot; TYPE=&quot;&quot;&quot;&amp;IF([.D488]=&quot;PK&quot;;&quot;primary&quot;;&quot;foreign&quot;)&amp;&quot;&quot;&quot; FIELDS=&quot;&quot;&quot;&amp;[.C488]&amp;&quot;&quot;&quot;&quot;&amp;IF([.D488]=&quot;FK&quot;;&quot; REFTABLE=&quot;&quot;&quot;&amp;[.F488]&amp;&quot;&quot;&quot; REFFIELDS=&quot;&quot;&quot;&amp;[.G488]&amp;&quot;&quot;&quot;&quot;;&quot;&quot;)&amp;&quot; COMMENT=&quot;&quot;&quot;&amp;[.J488]&amp;&quot;&quot;&quot;/&gt;&quot;;&quot;&quot;) &amp; IF([.A488]=&quot;Campo&quot;;&quot;&lt;FIELD NAME=&quot;&quot;&quot;&amp;[.C488]&amp;&quot;&quot;&quot; &quot;&amp;[.N489]&amp;&quot; &quot;&amp;[.L488]&amp;&quot; COMMENT=&quot;&quot;&quot;&amp;[.J488]&amp;&quot;&quot;&quot;/&gt;&quot;;&quot;&quot;) &amp; IF(AND([.A488]=&quot;Campo&quot;;[.A489]=&quot;Chave&quot;);&quot;&lt;FILEDS/&gt;&quot;;&quot;&quot;) &amp; IF(AND([.A488]=&quot;Chave&quot;;[.A489]&lt;&gt;&quot;Chave&quot;);&quot;&lt;/KEYS&gt;&quot;;&quot;&quot;) &amp; IF([.B488]&lt;&gt;[.B489];&quot;&lt;/TABLE&gt;&quot;;&quot;&quot;) &amp; IF(AND([.A488]=&quot;&quot;;[.A487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89]=&quot;Chave&quot;;[.C489]&amp;ROW([.C489]);[.C489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89]&lt;&gt;[.B488];[.B489]&lt;&gt;&quot;&quot;);&quot;&lt;TABLE NAME=&quot;&quot;&quot;&amp;[.B489]&amp;&quot;&quot;&quot; COMMENT=&quot;&quot;&quot;&amp;[.K489]&amp;&quot;&quot;&quot; &quot;&amp; [.M489] &amp;&quot;&gt;&lt;FIELDS&gt;&quot;;&quot;&quot;) &amp; IF(AND([.A489]=&quot;Chave&quot;;[.A488]=&quot;Campo&quot;);&quot;&lt;KEYS&gt;&quot;;&quot;&quot;) &amp; IF([.A489]=&quot;Chave&quot;;&quot;&lt;KEY NAME=&quot;&quot;&quot;&amp;[.C489]&amp;&quot;&quot;&quot; TYPE=&quot;&quot;&quot;&amp;IF([.D489]=&quot;PK&quot;;&quot;primary&quot;;&quot;foreign&quot;)&amp;&quot;&quot;&quot; FIELDS=&quot;&quot;&quot;&amp;[.C489]&amp;&quot;&quot;&quot;&quot;&amp;IF([.D489]=&quot;FK&quot;;&quot; REFTABLE=&quot;&quot;&quot;&amp;[.F489]&amp;&quot;&quot;&quot; REFFIELDS=&quot;&quot;&quot;&amp;[.G489]&amp;&quot;&quot;&quot;&quot;;&quot;&quot;)&amp;&quot; COMMENT=&quot;&quot;&quot;&amp;[.J489]&amp;&quot;&quot;&quot;/&gt;&quot;;&quot;&quot;) &amp; IF([.A489]=&quot;Campo&quot;;&quot;&lt;FIELD NAME=&quot;&quot;&quot;&amp;[.C489]&amp;&quot;&quot;&quot; &quot;&amp;[.N490]&amp;&quot; &quot;&amp;[.L489]&amp;&quot; COMMENT=&quot;&quot;&quot;&amp;[.J489]&amp;&quot;&quot;&quot;/&gt;&quot;;&quot;&quot;) &amp; IF(AND([.A489]=&quot;Campo&quot;;[.A490]=&quot;Chave&quot;);&quot;&lt;FILEDS/&gt;&quot;;&quot;&quot;) &amp; IF(AND([.A489]=&quot;Chave&quot;;[.A490]&lt;&gt;&quot;Chave&quot;);&quot;&lt;/KEYS&gt;&quot;;&quot;&quot;) &amp; IF([.B489]&lt;&gt;[.B490];&quot;&lt;/TABLE&gt;&quot;;&quot;&quot;) &amp; IF(AND([.A489]=&quot;&quot;;[.A488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90]=&quot;Chave&quot;;[.C490]&amp;ROW([.C490]);[.C490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90]&lt;&gt;[.B489];[.B490]&lt;&gt;&quot;&quot;);&quot;&lt;TABLE NAME=&quot;&quot;&quot;&amp;[.B490]&amp;&quot;&quot;&quot; COMMENT=&quot;&quot;&quot;&amp;[.K490]&amp;&quot;&quot;&quot; &quot;&amp; [.M490] &amp;&quot;&gt;&lt;FIELDS&gt;&quot;;&quot;&quot;) &amp; IF(AND([.A490]=&quot;Chave&quot;;[.A489]=&quot;Campo&quot;);&quot;&lt;KEYS&gt;&quot;;&quot;&quot;) &amp; IF([.A490]=&quot;Chave&quot;;&quot;&lt;KEY NAME=&quot;&quot;&quot;&amp;[.C490]&amp;&quot;&quot;&quot; TYPE=&quot;&quot;&quot;&amp;IF([.D490]=&quot;PK&quot;;&quot;primary&quot;;&quot;foreign&quot;)&amp;&quot;&quot;&quot; FIELDS=&quot;&quot;&quot;&amp;[.C490]&amp;&quot;&quot;&quot;&quot;&amp;IF([.D490]=&quot;FK&quot;;&quot; REFTABLE=&quot;&quot;&quot;&amp;[.F490]&amp;&quot;&quot;&quot; REFFIELDS=&quot;&quot;&quot;&amp;[.G490]&amp;&quot;&quot;&quot;&quot;;&quot;&quot;)&amp;&quot; COMMENT=&quot;&quot;&quot;&amp;[.J490]&amp;&quot;&quot;&quot;/&gt;&quot;;&quot;&quot;) &amp; IF([.A490]=&quot;Campo&quot;;&quot;&lt;FIELD NAME=&quot;&quot;&quot;&amp;[.C490]&amp;&quot;&quot;&quot; &quot;&amp;[.N491]&amp;&quot; &quot;&amp;[.L490]&amp;&quot; COMMENT=&quot;&quot;&quot;&amp;[.J490]&amp;&quot;&quot;&quot;/&gt;&quot;;&quot;&quot;) &amp; IF(AND([.A490]=&quot;Campo&quot;;[.A491]=&quot;Chave&quot;);&quot;&lt;FILEDS/&gt;&quot;;&quot;&quot;) &amp; IF(AND([.A490]=&quot;Chave&quot;;[.A491]&lt;&gt;&quot;Chave&quot;);&quot;&lt;/KEYS&gt;&quot;;&quot;&quot;) &amp; IF([.B490]&lt;&gt;[.B491];&quot;&lt;/TABLE&gt;&quot;;&quot;&quot;) &amp; IF(AND([.A490]=&quot;&quot;;[.A489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91]=&quot;Chave&quot;;[.C491]&amp;ROW([.C491]);[.C491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91]&lt;&gt;[.B490];[.B491]&lt;&gt;&quot;&quot;);&quot;&lt;TABLE NAME=&quot;&quot;&quot;&amp;[.B491]&amp;&quot;&quot;&quot; COMMENT=&quot;&quot;&quot;&amp;[.K491]&amp;&quot;&quot;&quot; &quot;&amp; [.M491] &amp;&quot;&gt;&lt;FIELDS&gt;&quot;;&quot;&quot;) &amp; IF(AND([.A491]=&quot;Chave&quot;;[.A490]=&quot;Campo&quot;);&quot;&lt;KEYS&gt;&quot;;&quot;&quot;) &amp; IF([.A491]=&quot;Chave&quot;;&quot;&lt;KEY NAME=&quot;&quot;&quot;&amp;[.C491]&amp;&quot;&quot;&quot; TYPE=&quot;&quot;&quot;&amp;IF([.D491]=&quot;PK&quot;;&quot;primary&quot;;&quot;foreign&quot;)&amp;&quot;&quot;&quot; FIELDS=&quot;&quot;&quot;&amp;[.C491]&amp;&quot;&quot;&quot;&quot;&amp;IF([.D491]=&quot;FK&quot;;&quot; REFTABLE=&quot;&quot;&quot;&amp;[.F491]&amp;&quot;&quot;&quot; REFFIELDS=&quot;&quot;&quot;&amp;[.G491]&amp;&quot;&quot;&quot;&quot;;&quot;&quot;)&amp;&quot; COMMENT=&quot;&quot;&quot;&amp;[.J491]&amp;&quot;&quot;&quot;/&gt;&quot;;&quot;&quot;) &amp; IF([.A491]=&quot;Campo&quot;;&quot;&lt;FIELD NAME=&quot;&quot;&quot;&amp;[.C491]&amp;&quot;&quot;&quot; &quot;&amp;[.N492]&amp;&quot; &quot;&amp;[.L491]&amp;&quot; COMMENT=&quot;&quot;&quot;&amp;[.J491]&amp;&quot;&quot;&quot;/&gt;&quot;;&quot;&quot;) &amp; IF(AND([.A491]=&quot;Campo&quot;;[.A492]=&quot;Chave&quot;);&quot;&lt;FILEDS/&gt;&quot;;&quot;&quot;) &amp; IF(AND([.A491]=&quot;Chave&quot;;[.A492]&lt;&gt;&quot;Chave&quot;);&quot;&lt;/KEYS&gt;&quot;;&quot;&quot;) &amp; IF([.B491]&lt;&gt;[.B492];&quot;&lt;/TABLE&gt;&quot;;&quot;&quot;) &amp; IF(AND([.A491]=&quot;&quot;;[.A490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92]=&quot;Chave&quot;;[.C492]&amp;ROW([.C492]);[.C492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92]&lt;&gt;[.B491];[.B492]&lt;&gt;&quot;&quot;);&quot;&lt;TABLE NAME=&quot;&quot;&quot;&amp;[.B492]&amp;&quot;&quot;&quot; COMMENT=&quot;&quot;&quot;&amp;[.K492]&amp;&quot;&quot;&quot; &quot;&amp; [.M492] &amp;&quot;&gt;&lt;FIELDS&gt;&quot;;&quot;&quot;) &amp; IF(AND([.A492]=&quot;Chave&quot;;[.A491]=&quot;Campo&quot;);&quot;&lt;KEYS&gt;&quot;;&quot;&quot;) &amp; IF([.A492]=&quot;Chave&quot;;&quot;&lt;KEY NAME=&quot;&quot;&quot;&amp;[.C492]&amp;&quot;&quot;&quot; TYPE=&quot;&quot;&quot;&amp;IF([.D492]=&quot;PK&quot;;&quot;primary&quot;;&quot;foreign&quot;)&amp;&quot;&quot;&quot; FIELDS=&quot;&quot;&quot;&amp;[.C492]&amp;&quot;&quot;&quot;&quot;&amp;IF([.D492]=&quot;FK&quot;;&quot; REFTABLE=&quot;&quot;&quot;&amp;[.F492]&amp;&quot;&quot;&quot; REFFIELDS=&quot;&quot;&quot;&amp;[.G492]&amp;&quot;&quot;&quot;&quot;;&quot;&quot;)&amp;&quot; COMMENT=&quot;&quot;&quot;&amp;[.J492]&amp;&quot;&quot;&quot;/&gt;&quot;;&quot;&quot;) &amp; IF([.A492]=&quot;Campo&quot;;&quot;&lt;FIELD NAME=&quot;&quot;&quot;&amp;[.C492]&amp;&quot;&quot;&quot; &quot;&amp;[.N493]&amp;&quot; &quot;&amp;[.L492]&amp;&quot; COMMENT=&quot;&quot;&quot;&amp;[.J492]&amp;&quot;&quot;&quot;/&gt;&quot;;&quot;&quot;) &amp; IF(AND([.A492]=&quot;Campo&quot;;[.A493]=&quot;Chave&quot;);&quot;&lt;FILEDS/&gt;&quot;;&quot;&quot;) &amp; IF(AND([.A492]=&quot;Chave&quot;;[.A493]&lt;&gt;&quot;Chave&quot;);&quot;&lt;/KEYS&gt;&quot;;&quot;&quot;) &amp; IF([.B492]&lt;&gt;[.B493];&quot;&lt;/TABLE&gt;&quot;;&quot;&quot;) &amp; IF(AND([.A492]=&quot;&quot;;[.A491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93]=&quot;Chave&quot;;[.C493]&amp;ROW([.C493]);[.C493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93]&lt;&gt;[.B492];[.B493]&lt;&gt;&quot;&quot;);&quot;&lt;TABLE NAME=&quot;&quot;&quot;&amp;[.B493]&amp;&quot;&quot;&quot; COMMENT=&quot;&quot;&quot;&amp;[.K493]&amp;&quot;&quot;&quot; &quot;&amp; [.M493] &amp;&quot;&gt;&lt;FIELDS&gt;&quot;;&quot;&quot;) &amp; IF(AND([.A493]=&quot;Chave&quot;;[.A492]=&quot;Campo&quot;);&quot;&lt;KEYS&gt;&quot;;&quot;&quot;) &amp; IF([.A493]=&quot;Chave&quot;;&quot;&lt;KEY NAME=&quot;&quot;&quot;&amp;[.C493]&amp;&quot;&quot;&quot; TYPE=&quot;&quot;&quot;&amp;IF([.D493]=&quot;PK&quot;;&quot;primary&quot;;&quot;foreign&quot;)&amp;&quot;&quot;&quot; FIELDS=&quot;&quot;&quot;&amp;[.C493]&amp;&quot;&quot;&quot;&quot;&amp;IF([.D493]=&quot;FK&quot;;&quot; REFTABLE=&quot;&quot;&quot;&amp;[.F493]&amp;&quot;&quot;&quot; REFFIELDS=&quot;&quot;&quot;&amp;[.G493]&amp;&quot;&quot;&quot;&quot;;&quot;&quot;)&amp;&quot; COMMENT=&quot;&quot;&quot;&amp;[.J493]&amp;&quot;&quot;&quot;/&gt;&quot;;&quot;&quot;) &amp; IF([.A493]=&quot;Campo&quot;;&quot;&lt;FIELD NAME=&quot;&quot;&quot;&amp;[.C493]&amp;&quot;&quot;&quot; &quot;&amp;[.N494]&amp;&quot; &quot;&amp;[.L493]&amp;&quot; COMMENT=&quot;&quot;&quot;&amp;[.J493]&amp;&quot;&quot;&quot;/&gt;&quot;;&quot;&quot;) &amp; IF(AND([.A493]=&quot;Campo&quot;;[.A494]=&quot;Chave&quot;);&quot;&lt;FILEDS/&gt;&quot;;&quot;&quot;) &amp; IF(AND([.A493]=&quot;Chave&quot;;[.A494]&lt;&gt;&quot;Chave&quot;);&quot;&lt;/KEYS&gt;&quot;;&quot;&quot;) &amp; IF([.B493]&lt;&gt;[.B494];&quot;&lt;/TABLE&gt;&quot;;&quot;&quot;) &amp; IF(AND([.A493]=&quot;&quot;;[.A492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94]=&quot;Chave&quot;;[.C494]&amp;ROW([.C494]);[.C494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94]&lt;&gt;[.B493];[.B494]&lt;&gt;&quot;&quot;);&quot;&lt;TABLE NAME=&quot;&quot;&quot;&amp;[.B494]&amp;&quot;&quot;&quot; COMMENT=&quot;&quot;&quot;&amp;[.K494]&amp;&quot;&quot;&quot; &quot;&amp; [.M494] &amp;&quot;&gt;&lt;FIELDS&gt;&quot;;&quot;&quot;) &amp; IF(AND([.A494]=&quot;Chave&quot;;[.A493]=&quot;Campo&quot;);&quot;&lt;KEYS&gt;&quot;;&quot;&quot;) &amp; IF([.A494]=&quot;Chave&quot;;&quot;&lt;KEY NAME=&quot;&quot;&quot;&amp;[.C494]&amp;&quot;&quot;&quot; TYPE=&quot;&quot;&quot;&amp;IF([.D494]=&quot;PK&quot;;&quot;primary&quot;;&quot;foreign&quot;)&amp;&quot;&quot;&quot; FIELDS=&quot;&quot;&quot;&amp;[.C494]&amp;&quot;&quot;&quot;&quot;&amp;IF([.D494]=&quot;FK&quot;;&quot; REFTABLE=&quot;&quot;&quot;&amp;[.F494]&amp;&quot;&quot;&quot; REFFIELDS=&quot;&quot;&quot;&amp;[.G494]&amp;&quot;&quot;&quot;&quot;;&quot;&quot;)&amp;&quot; COMMENT=&quot;&quot;&quot;&amp;[.J494]&amp;&quot;&quot;&quot;/&gt;&quot;;&quot;&quot;) &amp; IF([.A494]=&quot;Campo&quot;;&quot;&lt;FIELD NAME=&quot;&quot;&quot;&amp;[.C494]&amp;&quot;&quot;&quot; &quot;&amp;[.N495]&amp;&quot; &quot;&amp;[.L494]&amp;&quot; COMMENT=&quot;&quot;&quot;&amp;[.J494]&amp;&quot;&quot;&quot;/&gt;&quot;;&quot;&quot;) &amp; IF(AND([.A494]=&quot;Campo&quot;;[.A495]=&quot;Chave&quot;);&quot;&lt;FILEDS/&gt;&quot;;&quot;&quot;) &amp; IF(AND([.A494]=&quot;Chave&quot;;[.A495]&lt;&gt;&quot;Chave&quot;);&quot;&lt;/KEYS&gt;&quot;;&quot;&quot;) &amp; IF([.B494]&lt;&gt;[.B495];&quot;&lt;/TABLE&gt;&quot;;&quot;&quot;) &amp; IF(AND([.A494]=&quot;&quot;;[.A493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95]=&quot;Chave&quot;;[.C495]&amp;ROW([.C495]);[.C495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95]&lt;&gt;[.B494];[.B495]&lt;&gt;&quot;&quot;);&quot;&lt;TABLE NAME=&quot;&quot;&quot;&amp;[.B495]&amp;&quot;&quot;&quot; COMMENT=&quot;&quot;&quot;&amp;[.K495]&amp;&quot;&quot;&quot; &quot;&amp; [.M495] &amp;&quot;&gt;&lt;FIELDS&gt;&quot;;&quot;&quot;) &amp; IF(AND([.A495]=&quot;Chave&quot;;[.A494]=&quot;Campo&quot;);&quot;&lt;KEYS&gt;&quot;;&quot;&quot;) &amp; IF([.A495]=&quot;Chave&quot;;&quot;&lt;KEY NAME=&quot;&quot;&quot;&amp;[.C495]&amp;&quot;&quot;&quot; TYPE=&quot;&quot;&quot;&amp;IF([.D495]=&quot;PK&quot;;&quot;primary&quot;;&quot;foreign&quot;)&amp;&quot;&quot;&quot; FIELDS=&quot;&quot;&quot;&amp;[.C495]&amp;&quot;&quot;&quot;&quot;&amp;IF([.D495]=&quot;FK&quot;;&quot; REFTABLE=&quot;&quot;&quot;&amp;[.F495]&amp;&quot;&quot;&quot; REFFIELDS=&quot;&quot;&quot;&amp;[.G495]&amp;&quot;&quot;&quot;&quot;;&quot;&quot;)&amp;&quot; COMMENT=&quot;&quot;&quot;&amp;[.J495]&amp;&quot;&quot;&quot;/&gt;&quot;;&quot;&quot;) &amp; IF([.A495]=&quot;Campo&quot;;&quot;&lt;FIELD NAME=&quot;&quot;&quot;&amp;[.C495]&amp;&quot;&quot;&quot; &quot;&amp;[.N496]&amp;&quot; &quot;&amp;[.L495]&amp;&quot; COMMENT=&quot;&quot;&quot;&amp;[.J495]&amp;&quot;&quot;&quot;/&gt;&quot;;&quot;&quot;) &amp; IF(AND([.A495]=&quot;Campo&quot;;[.A496]=&quot;Chave&quot;);&quot;&lt;FILEDS/&gt;&quot;;&quot;&quot;) &amp; IF(AND([.A495]=&quot;Chave&quot;;[.A496]&lt;&gt;&quot;Chave&quot;);&quot;&lt;/KEYS&gt;&quot;;&quot;&quot;) &amp; IF([.B495]&lt;&gt;[.B496];&quot;&lt;/TABLE&gt;&quot;;&quot;&quot;) &amp; IF(AND([.A495]=&quot;&quot;;[.A494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96]=&quot;Chave&quot;;[.C496]&amp;ROW([.C496]);[.C496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96]&lt;&gt;[.B495];[.B496]&lt;&gt;&quot;&quot;);&quot;&lt;TABLE NAME=&quot;&quot;&quot;&amp;[.B496]&amp;&quot;&quot;&quot; COMMENT=&quot;&quot;&quot;&amp;[.K496]&amp;&quot;&quot;&quot; &quot;&amp; [.M496] &amp;&quot;&gt;&lt;FIELDS&gt;&quot;;&quot;&quot;) &amp; IF(AND([.A496]=&quot;Chave&quot;;[.A495]=&quot;Campo&quot;);&quot;&lt;KEYS&gt;&quot;;&quot;&quot;) &amp; IF([.A496]=&quot;Chave&quot;;&quot;&lt;KEY NAME=&quot;&quot;&quot;&amp;[.C496]&amp;&quot;&quot;&quot; TYPE=&quot;&quot;&quot;&amp;IF([.D496]=&quot;PK&quot;;&quot;primary&quot;;&quot;foreign&quot;)&amp;&quot;&quot;&quot; FIELDS=&quot;&quot;&quot;&amp;[.C496]&amp;&quot;&quot;&quot;&quot;&amp;IF([.D496]=&quot;FK&quot;;&quot; REFTABLE=&quot;&quot;&quot;&amp;[.F496]&amp;&quot;&quot;&quot; REFFIELDS=&quot;&quot;&quot;&amp;[.G496]&amp;&quot;&quot;&quot;&quot;;&quot;&quot;)&amp;&quot; COMMENT=&quot;&quot;&quot;&amp;[.J496]&amp;&quot;&quot;&quot;/&gt;&quot;;&quot;&quot;) &amp; IF([.A496]=&quot;Campo&quot;;&quot;&lt;FIELD NAME=&quot;&quot;&quot;&amp;[.C496]&amp;&quot;&quot;&quot; &quot;&amp;[.N497]&amp;&quot; &quot;&amp;[.L496]&amp;&quot; COMMENT=&quot;&quot;&quot;&amp;[.J496]&amp;&quot;&quot;&quot;/&gt;&quot;;&quot;&quot;) &amp; IF(AND([.A496]=&quot;Campo&quot;;[.A497]=&quot;Chave&quot;);&quot;&lt;FILEDS/&gt;&quot;;&quot;&quot;) &amp; IF(AND([.A496]=&quot;Chave&quot;;[.A497]&lt;&gt;&quot;Chave&quot;);&quot;&lt;/KEYS&gt;&quot;;&quot;&quot;) &amp; IF([.B496]&lt;&gt;[.B497];&quot;&lt;/TABLE&gt;&quot;;&quot;&quot;) &amp; IF(AND([.A496]=&quot;&quot;;[.A495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97]=&quot;Chave&quot;;[.C497]&amp;ROW([.C497]);[.C497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97]&lt;&gt;[.B496];[.B497]&lt;&gt;&quot;&quot;);&quot;&lt;TABLE NAME=&quot;&quot;&quot;&amp;[.B497]&amp;&quot;&quot;&quot; COMMENT=&quot;&quot;&quot;&amp;[.K497]&amp;&quot;&quot;&quot; &quot;&amp; [.M497] &amp;&quot;&gt;&lt;FIELDS&gt;&quot;;&quot;&quot;) &amp; IF(AND([.A497]=&quot;Chave&quot;;[.A496]=&quot;Campo&quot;);&quot;&lt;KEYS&gt;&quot;;&quot;&quot;) &amp; IF([.A497]=&quot;Chave&quot;;&quot;&lt;KEY NAME=&quot;&quot;&quot;&amp;[.C497]&amp;&quot;&quot;&quot; TYPE=&quot;&quot;&quot;&amp;IF([.D497]=&quot;PK&quot;;&quot;primary&quot;;&quot;foreign&quot;)&amp;&quot;&quot;&quot; FIELDS=&quot;&quot;&quot;&amp;[.C497]&amp;&quot;&quot;&quot;&quot;&amp;IF([.D497]=&quot;FK&quot;;&quot; REFTABLE=&quot;&quot;&quot;&amp;[.F497]&amp;&quot;&quot;&quot; REFFIELDS=&quot;&quot;&quot;&amp;[.G497]&amp;&quot;&quot;&quot;&quot;;&quot;&quot;)&amp;&quot; COMMENT=&quot;&quot;&quot;&amp;[.J497]&amp;&quot;&quot;&quot;/&gt;&quot;;&quot;&quot;) &amp; IF([.A497]=&quot;Campo&quot;;&quot;&lt;FIELD NAME=&quot;&quot;&quot;&amp;[.C497]&amp;&quot;&quot;&quot; &quot;&amp;[.N498]&amp;&quot; &quot;&amp;[.L497]&amp;&quot; COMMENT=&quot;&quot;&quot;&amp;[.J497]&amp;&quot;&quot;&quot;/&gt;&quot;;&quot;&quot;) &amp; IF(AND([.A497]=&quot;Campo&quot;;[.A498]=&quot;Chave&quot;);&quot;&lt;FILEDS/&gt;&quot;;&quot;&quot;) &amp; IF(AND([.A497]=&quot;Chave&quot;;[.A498]&lt;&gt;&quot;Chave&quot;);&quot;&lt;/KEYS&gt;&quot;;&quot;&quot;) &amp; IF([.B497]&lt;&gt;[.B498];&quot;&lt;/TABLE&gt;&quot;;&quot;&quot;) &amp; IF(AND([.A497]=&quot;&quot;;[.A496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98]=&quot;Chave&quot;;[.C498]&amp;ROW([.C498]);[.C498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98]&lt;&gt;[.B497];[.B498]&lt;&gt;&quot;&quot;);&quot;&lt;TABLE NAME=&quot;&quot;&quot;&amp;[.B498]&amp;&quot;&quot;&quot; COMMENT=&quot;&quot;&quot;&amp;[.K498]&amp;&quot;&quot;&quot; &quot;&amp; [.M498] &amp;&quot;&gt;&lt;FIELDS&gt;&quot;;&quot;&quot;) &amp; IF(AND([.A498]=&quot;Chave&quot;;[.A497]=&quot;Campo&quot;);&quot;&lt;KEYS&gt;&quot;;&quot;&quot;) &amp; IF([.A498]=&quot;Chave&quot;;&quot;&lt;KEY NAME=&quot;&quot;&quot;&amp;[.C498]&amp;&quot;&quot;&quot; TYPE=&quot;&quot;&quot;&amp;IF([.D498]=&quot;PK&quot;;&quot;primary&quot;;&quot;foreign&quot;)&amp;&quot;&quot;&quot; FIELDS=&quot;&quot;&quot;&amp;[.C498]&amp;&quot;&quot;&quot;&quot;&amp;IF([.D498]=&quot;FK&quot;;&quot; REFTABLE=&quot;&quot;&quot;&amp;[.F498]&amp;&quot;&quot;&quot; REFFIELDS=&quot;&quot;&quot;&amp;[.G498]&amp;&quot;&quot;&quot;&quot;;&quot;&quot;)&amp;&quot; COMMENT=&quot;&quot;&quot;&amp;[.J498]&amp;&quot;&quot;&quot;/&gt;&quot;;&quot;&quot;) &amp; IF([.A498]=&quot;Campo&quot;;&quot;&lt;FIELD NAME=&quot;&quot;&quot;&amp;[.C498]&amp;&quot;&quot;&quot; &quot;&amp;[.N499]&amp;&quot; &quot;&amp;[.L498]&amp;&quot; COMMENT=&quot;&quot;&quot;&amp;[.J498]&amp;&quot;&quot;&quot;/&gt;&quot;;&quot;&quot;) &amp; IF(AND([.A498]=&quot;Campo&quot;;[.A499]=&quot;Chave&quot;);&quot;&lt;FILEDS/&gt;&quot;;&quot;&quot;) &amp; IF(AND([.A498]=&quot;Chave&quot;;[.A499]&lt;&gt;&quot;Chave&quot;);&quot;&lt;/KEYS&gt;&quot;;&quot;&quot;) &amp; IF([.B498]&lt;&gt;[.B499];&quot;&lt;/TABLE&gt;&quot;;&quot;&quot;) &amp; IF(AND([.A498]=&quot;&quot;;[.A497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499]=&quot;Chave&quot;;[.C499]&amp;ROW([.C499]);[.C499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499]&lt;&gt;[.B498];[.B499]&lt;&gt;&quot;&quot;);&quot;&lt;TABLE NAME=&quot;&quot;&quot;&amp;[.B499]&amp;&quot;&quot;&quot; COMMENT=&quot;&quot;&quot;&amp;[.K499]&amp;&quot;&quot;&quot; &quot;&amp; [.M499] &amp;&quot;&gt;&lt;FIELDS&gt;&quot;;&quot;&quot;) &amp; IF(AND([.A499]=&quot;Chave&quot;;[.A498]=&quot;Campo&quot;);&quot;&lt;KEYS&gt;&quot;;&quot;&quot;) &amp; IF([.A499]=&quot;Chave&quot;;&quot;&lt;KEY NAME=&quot;&quot;&quot;&amp;[.C499]&amp;&quot;&quot;&quot; TYPE=&quot;&quot;&quot;&amp;IF([.D499]=&quot;PK&quot;;&quot;primary&quot;;&quot;foreign&quot;)&amp;&quot;&quot;&quot; FIELDS=&quot;&quot;&quot;&amp;[.C499]&amp;&quot;&quot;&quot;&quot;&amp;IF([.D499]=&quot;FK&quot;;&quot; REFTABLE=&quot;&quot;&quot;&amp;[.F499]&amp;&quot;&quot;&quot; REFFIELDS=&quot;&quot;&quot;&amp;[.G499]&amp;&quot;&quot;&quot;&quot;;&quot;&quot;)&amp;&quot; COMMENT=&quot;&quot;&quot;&amp;[.J499]&amp;&quot;&quot;&quot;/&gt;&quot;;&quot;&quot;) &amp; IF([.A499]=&quot;Campo&quot;;&quot;&lt;FIELD NAME=&quot;&quot;&quot;&amp;[.C499]&amp;&quot;&quot;&quot; &quot;&amp;[.N500]&amp;&quot; &quot;&amp;[.L499]&amp;&quot; COMMENT=&quot;&quot;&quot;&amp;[.J499]&amp;&quot;&quot;&quot;/&gt;&quot;;&quot;&quot;) &amp; IF(AND([.A499]=&quot;Campo&quot;;[.A500]=&quot;Chave&quot;);&quot;&lt;FILEDS/&gt;&quot;;&quot;&quot;) &amp; IF(AND([.A499]=&quot;Chave&quot;;[.A500]&lt;&gt;&quot;Chave&quot;);&quot;&lt;/KEYS&gt;&quot;;&quot;&quot;) &amp; IF([.B499]&lt;&gt;[.B500];&quot;&lt;/TABLE&gt;&quot;;&quot;&quot;) &amp; IF(AND([.A499]=&quot;&quot;;[.A498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00]=&quot;Chave&quot;;[.C500]&amp;ROW([.C500]);[.C500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00]&lt;&gt;[.B499];[.B500]&lt;&gt;&quot;&quot;);&quot;&lt;TABLE NAME=&quot;&quot;&quot;&amp;[.B500]&amp;&quot;&quot;&quot; COMMENT=&quot;&quot;&quot;&amp;[.K500]&amp;&quot;&quot;&quot; &quot;&amp; [.M500] &amp;&quot;&gt;&lt;FIELDS&gt;&quot;;&quot;&quot;) &amp; IF(AND([.A500]=&quot;Chave&quot;;[.A499]=&quot;Campo&quot;);&quot;&lt;KEYS&gt;&quot;;&quot;&quot;) &amp; IF([.A500]=&quot;Chave&quot;;&quot;&lt;KEY NAME=&quot;&quot;&quot;&amp;[.C500]&amp;&quot;&quot;&quot; TYPE=&quot;&quot;&quot;&amp;IF([.D500]=&quot;PK&quot;;&quot;primary&quot;;&quot;foreign&quot;)&amp;&quot;&quot;&quot; FIELDS=&quot;&quot;&quot;&amp;[.C500]&amp;&quot;&quot;&quot;&quot;&amp;IF([.D500]=&quot;FK&quot;;&quot; REFTABLE=&quot;&quot;&quot;&amp;[.F500]&amp;&quot;&quot;&quot; REFFIELDS=&quot;&quot;&quot;&amp;[.G500]&amp;&quot;&quot;&quot;&quot;;&quot;&quot;)&amp;&quot; COMMENT=&quot;&quot;&quot;&amp;[.J500]&amp;&quot;&quot;&quot;/&gt;&quot;;&quot;&quot;) &amp; IF([.A500]=&quot;Campo&quot;;&quot;&lt;FIELD NAME=&quot;&quot;&quot;&amp;[.C500]&amp;&quot;&quot;&quot; &quot;&amp;[.N501]&amp;&quot; &quot;&amp;[.L500]&amp;&quot; COMMENT=&quot;&quot;&quot;&amp;[.J500]&amp;&quot;&quot;&quot;/&gt;&quot;;&quot;&quot;) &amp; IF(AND([.A500]=&quot;Campo&quot;;[.A501]=&quot;Chave&quot;);&quot;&lt;FILEDS/&gt;&quot;;&quot;&quot;) &amp; IF(AND([.A500]=&quot;Chave&quot;;[.A501]&lt;&gt;&quot;Chave&quot;);&quot;&lt;/KEYS&gt;&quot;;&quot;&quot;) &amp; IF([.B500]&lt;&gt;[.B501];&quot;&lt;/TABLE&gt;&quot;;&quot;&quot;) &amp; IF(AND([.A500]=&quot;&quot;;[.A499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01]=&quot;Chave&quot;;[.C501]&amp;ROW([.C501]);[.C501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01]&lt;&gt;[.B500];[.B501]&lt;&gt;&quot;&quot;);&quot;&lt;TABLE NAME=&quot;&quot;&quot;&amp;[.B501]&amp;&quot;&quot;&quot; COMMENT=&quot;&quot;&quot;&amp;[.K501]&amp;&quot;&quot;&quot; &quot;&amp; [.M501] &amp;&quot;&gt;&lt;FIELDS&gt;&quot;;&quot;&quot;) &amp; IF(AND([.A501]=&quot;Chave&quot;;[.A500]=&quot;Campo&quot;);&quot;&lt;KEYS&gt;&quot;;&quot;&quot;) &amp; IF([.A501]=&quot;Chave&quot;;&quot;&lt;KEY NAME=&quot;&quot;&quot;&amp;[.C501]&amp;&quot;&quot;&quot; TYPE=&quot;&quot;&quot;&amp;IF([.D501]=&quot;PK&quot;;&quot;primary&quot;;&quot;foreign&quot;)&amp;&quot;&quot;&quot; FIELDS=&quot;&quot;&quot;&amp;[.C501]&amp;&quot;&quot;&quot;&quot;&amp;IF([.D501]=&quot;FK&quot;;&quot; REFTABLE=&quot;&quot;&quot;&amp;[.F501]&amp;&quot;&quot;&quot; REFFIELDS=&quot;&quot;&quot;&amp;[.G501]&amp;&quot;&quot;&quot;&quot;;&quot;&quot;)&amp;&quot; COMMENT=&quot;&quot;&quot;&amp;[.J501]&amp;&quot;&quot;&quot;/&gt;&quot;;&quot;&quot;) &amp; IF([.A501]=&quot;Campo&quot;;&quot;&lt;FIELD NAME=&quot;&quot;&quot;&amp;[.C501]&amp;&quot;&quot;&quot; &quot;&amp;[.N502]&amp;&quot; &quot;&amp;[.L501]&amp;&quot; COMMENT=&quot;&quot;&quot;&amp;[.J501]&amp;&quot;&quot;&quot;/&gt;&quot;;&quot;&quot;) &amp; IF(AND([.A501]=&quot;Campo&quot;;[.A502]=&quot;Chave&quot;);&quot;&lt;FILEDS/&gt;&quot;;&quot;&quot;) &amp; IF(AND([.A501]=&quot;Chave&quot;;[.A502]&lt;&gt;&quot;Chave&quot;);&quot;&lt;/KEYS&gt;&quot;;&quot;&quot;) &amp; IF([.B501]&lt;&gt;[.B502];&quot;&lt;/TABLE&gt;&quot;;&quot;&quot;) &amp; IF(AND([.A501]=&quot;&quot;;[.A500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02]=&quot;Chave&quot;;[.C502]&amp;ROW([.C502]);[.C502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02]&lt;&gt;[.B501];[.B502]&lt;&gt;&quot;&quot;);&quot;&lt;TABLE NAME=&quot;&quot;&quot;&amp;[.B502]&amp;&quot;&quot;&quot; COMMENT=&quot;&quot;&quot;&amp;[.K502]&amp;&quot;&quot;&quot; &quot;&amp; [.M502] &amp;&quot;&gt;&lt;FIELDS&gt;&quot;;&quot;&quot;) &amp; IF(AND([.A502]=&quot;Chave&quot;;[.A501]=&quot;Campo&quot;);&quot;&lt;KEYS&gt;&quot;;&quot;&quot;) &amp; IF([.A502]=&quot;Chave&quot;;&quot;&lt;KEY NAME=&quot;&quot;&quot;&amp;[.C502]&amp;&quot;&quot;&quot; TYPE=&quot;&quot;&quot;&amp;IF([.D502]=&quot;PK&quot;;&quot;primary&quot;;&quot;foreign&quot;)&amp;&quot;&quot;&quot; FIELDS=&quot;&quot;&quot;&amp;[.C502]&amp;&quot;&quot;&quot;&quot;&amp;IF([.D502]=&quot;FK&quot;;&quot; REFTABLE=&quot;&quot;&quot;&amp;[.F502]&amp;&quot;&quot;&quot; REFFIELDS=&quot;&quot;&quot;&amp;[.G502]&amp;&quot;&quot;&quot;&quot;;&quot;&quot;)&amp;&quot; COMMENT=&quot;&quot;&quot;&amp;[.J502]&amp;&quot;&quot;&quot;/&gt;&quot;;&quot;&quot;) &amp; IF([.A502]=&quot;Campo&quot;;&quot;&lt;FIELD NAME=&quot;&quot;&quot;&amp;[.C502]&amp;&quot;&quot;&quot; &quot;&amp;[.N503]&amp;&quot; &quot;&amp;[.L502]&amp;&quot; COMMENT=&quot;&quot;&quot;&amp;[.J502]&amp;&quot;&quot;&quot;/&gt;&quot;;&quot;&quot;) &amp; IF(AND([.A502]=&quot;Campo&quot;;[.A503]=&quot;Chave&quot;);&quot;&lt;FILEDS/&gt;&quot;;&quot;&quot;) &amp; IF(AND([.A502]=&quot;Chave&quot;;[.A503]&lt;&gt;&quot;Chave&quot;);&quot;&lt;/KEYS&gt;&quot;;&quot;&quot;) &amp; IF([.B502]&lt;&gt;[.B503];&quot;&lt;/TABLE&gt;&quot;;&quot;&quot;) &amp; IF(AND([.A502]=&quot;&quot;;[.A501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03]=&quot;Chave&quot;;[.C503]&amp;ROW([.C503]);[.C503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03]&lt;&gt;[.B502];[.B503]&lt;&gt;&quot;&quot;);&quot;&lt;TABLE NAME=&quot;&quot;&quot;&amp;[.B503]&amp;&quot;&quot;&quot; COMMENT=&quot;&quot;&quot;&amp;[.K503]&amp;&quot;&quot;&quot; &quot;&amp; [.M503] &amp;&quot;&gt;&lt;FIELDS&gt;&quot;;&quot;&quot;) &amp; IF(AND([.A503]=&quot;Chave&quot;;[.A502]=&quot;Campo&quot;);&quot;&lt;KEYS&gt;&quot;;&quot;&quot;) &amp; IF([.A503]=&quot;Chave&quot;;&quot;&lt;KEY NAME=&quot;&quot;&quot;&amp;[.C503]&amp;&quot;&quot;&quot; TYPE=&quot;&quot;&quot;&amp;IF([.D503]=&quot;PK&quot;;&quot;primary&quot;;&quot;foreign&quot;)&amp;&quot;&quot;&quot; FIELDS=&quot;&quot;&quot;&amp;[.C503]&amp;&quot;&quot;&quot;&quot;&amp;IF([.D503]=&quot;FK&quot;;&quot; REFTABLE=&quot;&quot;&quot;&amp;[.F503]&amp;&quot;&quot;&quot; REFFIELDS=&quot;&quot;&quot;&amp;[.G503]&amp;&quot;&quot;&quot;&quot;;&quot;&quot;)&amp;&quot; COMMENT=&quot;&quot;&quot;&amp;[.J503]&amp;&quot;&quot;&quot;/&gt;&quot;;&quot;&quot;) &amp; IF([.A503]=&quot;Campo&quot;;&quot;&lt;FIELD NAME=&quot;&quot;&quot;&amp;[.C503]&amp;&quot;&quot;&quot; &quot;&amp;[.N504]&amp;&quot; &quot;&amp;[.L503]&amp;&quot; COMMENT=&quot;&quot;&quot;&amp;[.J503]&amp;&quot;&quot;&quot;/&gt;&quot;;&quot;&quot;) &amp; IF(AND([.A503]=&quot;Campo&quot;;[.A504]=&quot;Chave&quot;);&quot;&lt;FILEDS/&gt;&quot;;&quot;&quot;) &amp; IF(AND([.A503]=&quot;Chave&quot;;[.A504]&lt;&gt;&quot;Chave&quot;);&quot;&lt;/KEYS&gt;&quot;;&quot;&quot;) &amp; IF([.B503]&lt;&gt;[.B504];&quot;&lt;/TABLE&gt;&quot;;&quot;&quot;) &amp; IF(AND([.A503]=&quot;&quot;;[.A502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04]=&quot;Chave&quot;;[.C504]&amp;ROW([.C504]);[.C504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04]&lt;&gt;[.B503];[.B504]&lt;&gt;&quot;&quot;);&quot;&lt;TABLE NAME=&quot;&quot;&quot;&amp;[.B504]&amp;&quot;&quot;&quot; COMMENT=&quot;&quot;&quot;&amp;[.K504]&amp;&quot;&quot;&quot; &quot;&amp; [.M504] &amp;&quot;&gt;&lt;FIELDS&gt;&quot;;&quot;&quot;) &amp; IF(AND([.A504]=&quot;Chave&quot;;[.A503]=&quot;Campo&quot;);&quot;&lt;KEYS&gt;&quot;;&quot;&quot;) &amp; IF([.A504]=&quot;Chave&quot;;&quot;&lt;KEY NAME=&quot;&quot;&quot;&amp;[.C504]&amp;&quot;&quot;&quot; TYPE=&quot;&quot;&quot;&amp;IF([.D504]=&quot;PK&quot;;&quot;primary&quot;;&quot;foreign&quot;)&amp;&quot;&quot;&quot; FIELDS=&quot;&quot;&quot;&amp;[.C504]&amp;&quot;&quot;&quot;&quot;&amp;IF([.D504]=&quot;FK&quot;;&quot; REFTABLE=&quot;&quot;&quot;&amp;[.F504]&amp;&quot;&quot;&quot; REFFIELDS=&quot;&quot;&quot;&amp;[.G504]&amp;&quot;&quot;&quot;&quot;;&quot;&quot;)&amp;&quot; COMMENT=&quot;&quot;&quot;&amp;[.J504]&amp;&quot;&quot;&quot;/&gt;&quot;;&quot;&quot;) &amp; IF([.A504]=&quot;Campo&quot;;&quot;&lt;FIELD NAME=&quot;&quot;&quot;&amp;[.C504]&amp;&quot;&quot;&quot; &quot;&amp;[.N505]&amp;&quot; &quot;&amp;[.L504]&amp;&quot; COMMENT=&quot;&quot;&quot;&amp;[.J504]&amp;&quot;&quot;&quot;/&gt;&quot;;&quot;&quot;) &amp; IF(AND([.A504]=&quot;Campo&quot;;[.A505]=&quot;Chave&quot;);&quot;&lt;FILEDS/&gt;&quot;;&quot;&quot;) &amp; IF(AND([.A504]=&quot;Chave&quot;;[.A505]&lt;&gt;&quot;Chave&quot;);&quot;&lt;/KEYS&gt;&quot;;&quot;&quot;) &amp; IF([.B504]&lt;&gt;[.B505];&quot;&lt;/TABLE&gt;&quot;;&quot;&quot;) &amp; IF(AND([.A504]=&quot;&quot;;[.A503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05]=&quot;Chave&quot;;[.C505]&amp;ROW([.C505]);[.C505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05]&lt;&gt;[.B504];[.B505]&lt;&gt;&quot;&quot;);&quot;&lt;TABLE NAME=&quot;&quot;&quot;&amp;[.B505]&amp;&quot;&quot;&quot; COMMENT=&quot;&quot;&quot;&amp;[.K505]&amp;&quot;&quot;&quot; &quot;&amp; [.M505] &amp;&quot;&gt;&lt;FIELDS&gt;&quot;;&quot;&quot;) &amp; IF(AND([.A505]=&quot;Chave&quot;;[.A504]=&quot;Campo&quot;);&quot;&lt;KEYS&gt;&quot;;&quot;&quot;) &amp; IF([.A505]=&quot;Chave&quot;;&quot;&lt;KEY NAME=&quot;&quot;&quot;&amp;[.C505]&amp;&quot;&quot;&quot; TYPE=&quot;&quot;&quot;&amp;IF([.D505]=&quot;PK&quot;;&quot;primary&quot;;&quot;foreign&quot;)&amp;&quot;&quot;&quot; FIELDS=&quot;&quot;&quot;&amp;[.C505]&amp;&quot;&quot;&quot;&quot;&amp;IF([.D505]=&quot;FK&quot;;&quot; REFTABLE=&quot;&quot;&quot;&amp;[.F505]&amp;&quot;&quot;&quot; REFFIELDS=&quot;&quot;&quot;&amp;[.G505]&amp;&quot;&quot;&quot;&quot;;&quot;&quot;)&amp;&quot; COMMENT=&quot;&quot;&quot;&amp;[.J505]&amp;&quot;&quot;&quot;/&gt;&quot;;&quot;&quot;) &amp; IF([.A505]=&quot;Campo&quot;;&quot;&lt;FIELD NAME=&quot;&quot;&quot;&amp;[.C505]&amp;&quot;&quot;&quot; &quot;&amp;[.N506]&amp;&quot; &quot;&amp;[.L505]&amp;&quot; COMMENT=&quot;&quot;&quot;&amp;[.J505]&amp;&quot;&quot;&quot;/&gt;&quot;;&quot;&quot;) &amp; IF(AND([.A505]=&quot;Campo&quot;;[.A506]=&quot;Chave&quot;);&quot;&lt;FILEDS/&gt;&quot;;&quot;&quot;) &amp; IF(AND([.A505]=&quot;Chave&quot;;[.A506]&lt;&gt;&quot;Chave&quot;);&quot;&lt;/KEYS&gt;&quot;;&quot;&quot;) &amp; IF([.B505]&lt;&gt;[.B506];&quot;&lt;/TABLE&gt;&quot;;&quot;&quot;) &amp; IF(AND([.A505]=&quot;&quot;;[.A504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06]=&quot;Chave&quot;;[.C506]&amp;ROW([.C506]);[.C506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06]&lt;&gt;[.B505];[.B506]&lt;&gt;&quot;&quot;);&quot;&lt;TABLE NAME=&quot;&quot;&quot;&amp;[.B506]&amp;&quot;&quot;&quot; COMMENT=&quot;&quot;&quot;&amp;[.K506]&amp;&quot;&quot;&quot; &quot;&amp; [.M506] &amp;&quot;&gt;&lt;FIELDS&gt;&quot;;&quot;&quot;) &amp; IF(AND([.A506]=&quot;Chave&quot;;[.A505]=&quot;Campo&quot;);&quot;&lt;KEYS&gt;&quot;;&quot;&quot;) &amp; IF([.A506]=&quot;Chave&quot;;&quot;&lt;KEY NAME=&quot;&quot;&quot;&amp;[.C506]&amp;&quot;&quot;&quot; TYPE=&quot;&quot;&quot;&amp;IF([.D506]=&quot;PK&quot;;&quot;primary&quot;;&quot;foreign&quot;)&amp;&quot;&quot;&quot; FIELDS=&quot;&quot;&quot;&amp;[.C506]&amp;&quot;&quot;&quot;&quot;&amp;IF([.D506]=&quot;FK&quot;;&quot; REFTABLE=&quot;&quot;&quot;&amp;[.F506]&amp;&quot;&quot;&quot; REFFIELDS=&quot;&quot;&quot;&amp;[.G506]&amp;&quot;&quot;&quot;&quot;;&quot;&quot;)&amp;&quot; COMMENT=&quot;&quot;&quot;&amp;[.J506]&amp;&quot;&quot;&quot;/&gt;&quot;;&quot;&quot;) &amp; IF([.A506]=&quot;Campo&quot;;&quot;&lt;FIELD NAME=&quot;&quot;&quot;&amp;[.C506]&amp;&quot;&quot;&quot; &quot;&amp;[.N507]&amp;&quot; &quot;&amp;[.L506]&amp;&quot; COMMENT=&quot;&quot;&quot;&amp;[.J506]&amp;&quot;&quot;&quot;/&gt;&quot;;&quot;&quot;) &amp; IF(AND([.A506]=&quot;Campo&quot;;[.A507]=&quot;Chave&quot;);&quot;&lt;FILEDS/&gt;&quot;;&quot;&quot;) &amp; IF(AND([.A506]=&quot;Chave&quot;;[.A507]&lt;&gt;&quot;Chave&quot;);&quot;&lt;/KEYS&gt;&quot;;&quot;&quot;) &amp; IF([.B506]&lt;&gt;[.B507];&quot;&lt;/TABLE&gt;&quot;;&quot;&quot;) &amp; IF(AND([.A506]=&quot;&quot;;[.A505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07]=&quot;Chave&quot;;[.C507]&amp;ROW([.C507]);[.C507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07]&lt;&gt;[.B506];[.B507]&lt;&gt;&quot;&quot;);&quot;&lt;TABLE NAME=&quot;&quot;&quot;&amp;[.B507]&amp;&quot;&quot;&quot; COMMENT=&quot;&quot;&quot;&amp;[.K507]&amp;&quot;&quot;&quot; &quot;&amp; [.M507] &amp;&quot;&gt;&lt;FIELDS&gt;&quot;;&quot;&quot;) &amp; IF(AND([.A507]=&quot;Chave&quot;;[.A506]=&quot;Campo&quot;);&quot;&lt;KEYS&gt;&quot;;&quot;&quot;) &amp; IF([.A507]=&quot;Chave&quot;;&quot;&lt;KEY NAME=&quot;&quot;&quot;&amp;[.C507]&amp;&quot;&quot;&quot; TYPE=&quot;&quot;&quot;&amp;IF([.D507]=&quot;PK&quot;;&quot;primary&quot;;&quot;foreign&quot;)&amp;&quot;&quot;&quot; FIELDS=&quot;&quot;&quot;&amp;[.C507]&amp;&quot;&quot;&quot;&quot;&amp;IF([.D507]=&quot;FK&quot;;&quot; REFTABLE=&quot;&quot;&quot;&amp;[.F507]&amp;&quot;&quot;&quot; REFFIELDS=&quot;&quot;&quot;&amp;[.G507]&amp;&quot;&quot;&quot;&quot;;&quot;&quot;)&amp;&quot; COMMENT=&quot;&quot;&quot;&amp;[.J507]&amp;&quot;&quot;&quot;/&gt;&quot;;&quot;&quot;) &amp; IF([.A507]=&quot;Campo&quot;;&quot;&lt;FIELD NAME=&quot;&quot;&quot;&amp;[.C507]&amp;&quot;&quot;&quot; &quot;&amp;[.N508]&amp;&quot; &quot;&amp;[.L507]&amp;&quot; COMMENT=&quot;&quot;&quot;&amp;[.J507]&amp;&quot;&quot;&quot;/&gt;&quot;;&quot;&quot;) &amp; IF(AND([.A507]=&quot;Campo&quot;;[.A508]=&quot;Chave&quot;);&quot;&lt;FILEDS/&gt;&quot;;&quot;&quot;) &amp; IF(AND([.A507]=&quot;Chave&quot;;[.A508]&lt;&gt;&quot;Chave&quot;);&quot;&lt;/KEYS&gt;&quot;;&quot;&quot;) &amp; IF([.B507]&lt;&gt;[.B508];&quot;&lt;/TABLE&gt;&quot;;&quot;&quot;) &amp; IF(AND([.A507]=&quot;&quot;;[.A506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08]=&quot;Chave&quot;;[.C508]&amp;ROW([.C508]);[.C508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08]&lt;&gt;[.B507];[.B508]&lt;&gt;&quot;&quot;);&quot;&lt;TABLE NAME=&quot;&quot;&quot;&amp;[.B508]&amp;&quot;&quot;&quot; COMMENT=&quot;&quot;&quot;&amp;[.K508]&amp;&quot;&quot;&quot; &quot;&amp; [.M508] &amp;&quot;&gt;&lt;FIELDS&gt;&quot;;&quot;&quot;) &amp; IF(AND([.A508]=&quot;Chave&quot;;[.A507]=&quot;Campo&quot;);&quot;&lt;KEYS&gt;&quot;;&quot;&quot;) &amp; IF([.A508]=&quot;Chave&quot;;&quot;&lt;KEY NAME=&quot;&quot;&quot;&amp;[.C508]&amp;&quot;&quot;&quot; TYPE=&quot;&quot;&quot;&amp;IF([.D508]=&quot;PK&quot;;&quot;primary&quot;;&quot;foreign&quot;)&amp;&quot;&quot;&quot; FIELDS=&quot;&quot;&quot;&amp;[.C508]&amp;&quot;&quot;&quot;&quot;&amp;IF([.D508]=&quot;FK&quot;;&quot; REFTABLE=&quot;&quot;&quot;&amp;[.F508]&amp;&quot;&quot;&quot; REFFIELDS=&quot;&quot;&quot;&amp;[.G508]&amp;&quot;&quot;&quot;&quot;;&quot;&quot;)&amp;&quot; COMMENT=&quot;&quot;&quot;&amp;[.J508]&amp;&quot;&quot;&quot;/&gt;&quot;;&quot;&quot;) &amp; IF([.A508]=&quot;Campo&quot;;&quot;&lt;FIELD NAME=&quot;&quot;&quot;&amp;[.C508]&amp;&quot;&quot;&quot; &quot;&amp;[.N509]&amp;&quot; &quot;&amp;[.L508]&amp;&quot; COMMENT=&quot;&quot;&quot;&amp;[.J508]&amp;&quot;&quot;&quot;/&gt;&quot;;&quot;&quot;) &amp; IF(AND([.A508]=&quot;Campo&quot;;[.A509]=&quot;Chave&quot;);&quot;&lt;FILEDS/&gt;&quot;;&quot;&quot;) &amp; IF(AND([.A508]=&quot;Chave&quot;;[.A509]&lt;&gt;&quot;Chave&quot;);&quot;&lt;/KEYS&gt;&quot;;&quot;&quot;) &amp; IF([.B508]&lt;&gt;[.B509];&quot;&lt;/TABLE&gt;&quot;;&quot;&quot;) &amp; IF(AND([.A508]=&quot;&quot;;[.A507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09]=&quot;Chave&quot;;[.C509]&amp;ROW([.C509]);[.C509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09]&lt;&gt;[.B508];[.B509]&lt;&gt;&quot;&quot;);&quot;&lt;TABLE NAME=&quot;&quot;&quot;&amp;[.B509]&amp;&quot;&quot;&quot; COMMENT=&quot;&quot;&quot;&amp;[.K509]&amp;&quot;&quot;&quot; &quot;&amp; [.M509] &amp;&quot;&gt;&lt;FIELDS&gt;&quot;;&quot;&quot;) &amp; IF(AND([.A509]=&quot;Chave&quot;;[.A508]=&quot;Campo&quot;);&quot;&lt;KEYS&gt;&quot;;&quot;&quot;) &amp; IF([.A509]=&quot;Chave&quot;;&quot;&lt;KEY NAME=&quot;&quot;&quot;&amp;[.C509]&amp;&quot;&quot;&quot; TYPE=&quot;&quot;&quot;&amp;IF([.D509]=&quot;PK&quot;;&quot;primary&quot;;&quot;foreign&quot;)&amp;&quot;&quot;&quot; FIELDS=&quot;&quot;&quot;&amp;[.C509]&amp;&quot;&quot;&quot;&quot;&amp;IF([.D509]=&quot;FK&quot;;&quot; REFTABLE=&quot;&quot;&quot;&amp;[.F509]&amp;&quot;&quot;&quot; REFFIELDS=&quot;&quot;&quot;&amp;[.G509]&amp;&quot;&quot;&quot;&quot;;&quot;&quot;)&amp;&quot; COMMENT=&quot;&quot;&quot;&amp;[.J509]&amp;&quot;&quot;&quot;/&gt;&quot;;&quot;&quot;) &amp; IF([.A509]=&quot;Campo&quot;;&quot;&lt;FIELD NAME=&quot;&quot;&quot;&amp;[.C509]&amp;&quot;&quot;&quot; &quot;&amp;[.N510]&amp;&quot; &quot;&amp;[.L509]&amp;&quot; COMMENT=&quot;&quot;&quot;&amp;[.J509]&amp;&quot;&quot;&quot;/&gt;&quot;;&quot;&quot;) &amp; IF(AND([.A509]=&quot;Campo&quot;;[.A510]=&quot;Chave&quot;);&quot;&lt;FILEDS/&gt;&quot;;&quot;&quot;) &amp; IF(AND([.A509]=&quot;Chave&quot;;[.A510]&lt;&gt;&quot;Chave&quot;);&quot;&lt;/KEYS&gt;&quot;;&quot;&quot;) &amp; IF([.B509]&lt;&gt;[.B510];&quot;&lt;/TABLE&gt;&quot;;&quot;&quot;) &amp; IF(AND([.A509]=&quot;&quot;;[.A508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10]=&quot;Chave&quot;;[.C510]&amp;ROW([.C510]);[.C510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10]&lt;&gt;[.B509];[.B510]&lt;&gt;&quot;&quot;);&quot;&lt;TABLE NAME=&quot;&quot;&quot;&amp;[.B510]&amp;&quot;&quot;&quot; COMMENT=&quot;&quot;&quot;&amp;[.K510]&amp;&quot;&quot;&quot; &quot;&amp; [.M510] &amp;&quot;&gt;&lt;FIELDS&gt;&quot;;&quot;&quot;) &amp; IF(AND([.A510]=&quot;Chave&quot;;[.A509]=&quot;Campo&quot;);&quot;&lt;KEYS&gt;&quot;;&quot;&quot;) &amp; IF([.A510]=&quot;Chave&quot;;&quot;&lt;KEY NAME=&quot;&quot;&quot;&amp;[.C510]&amp;&quot;&quot;&quot; TYPE=&quot;&quot;&quot;&amp;IF([.D510]=&quot;PK&quot;;&quot;primary&quot;;&quot;foreign&quot;)&amp;&quot;&quot;&quot; FIELDS=&quot;&quot;&quot;&amp;[.C510]&amp;&quot;&quot;&quot;&quot;&amp;IF([.D510]=&quot;FK&quot;;&quot; REFTABLE=&quot;&quot;&quot;&amp;[.F510]&amp;&quot;&quot;&quot; REFFIELDS=&quot;&quot;&quot;&amp;[.G510]&amp;&quot;&quot;&quot;&quot;;&quot;&quot;)&amp;&quot; COMMENT=&quot;&quot;&quot;&amp;[.J510]&amp;&quot;&quot;&quot;/&gt;&quot;;&quot;&quot;) &amp; IF([.A510]=&quot;Campo&quot;;&quot;&lt;FIELD NAME=&quot;&quot;&quot;&amp;[.C510]&amp;&quot;&quot;&quot; &quot;&amp;[.N511]&amp;&quot; &quot;&amp;[.L510]&amp;&quot; COMMENT=&quot;&quot;&quot;&amp;[.J510]&amp;&quot;&quot;&quot;/&gt;&quot;;&quot;&quot;) &amp; IF(AND([.A510]=&quot;Campo&quot;;[.A511]=&quot;Chave&quot;);&quot;&lt;FILEDS/&gt;&quot;;&quot;&quot;) &amp; IF(AND([.A510]=&quot;Chave&quot;;[.A511]&lt;&gt;&quot;Chave&quot;);&quot;&lt;/KEYS&gt;&quot;;&quot;&quot;) &amp; IF([.B510]&lt;&gt;[.B511];&quot;&lt;/TABLE&gt;&quot;;&quot;&quot;) &amp; IF(AND([.A510]=&quot;&quot;;[.A509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11]=&quot;Chave&quot;;[.C511]&amp;ROW([.C511]);[.C511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11]&lt;&gt;[.B510];[.B511]&lt;&gt;&quot;&quot;);&quot;&lt;TABLE NAME=&quot;&quot;&quot;&amp;[.B511]&amp;&quot;&quot;&quot; COMMENT=&quot;&quot;&quot;&amp;[.K511]&amp;&quot;&quot;&quot; &quot;&amp; [.M511] &amp;&quot;&gt;&lt;FIELDS&gt;&quot;;&quot;&quot;) &amp; IF(AND([.A511]=&quot;Chave&quot;;[.A510]=&quot;Campo&quot;);&quot;&lt;KEYS&gt;&quot;;&quot;&quot;) &amp; IF([.A511]=&quot;Chave&quot;;&quot;&lt;KEY NAME=&quot;&quot;&quot;&amp;[.C511]&amp;&quot;&quot;&quot; TYPE=&quot;&quot;&quot;&amp;IF([.D511]=&quot;PK&quot;;&quot;primary&quot;;&quot;foreign&quot;)&amp;&quot;&quot;&quot; FIELDS=&quot;&quot;&quot;&amp;[.C511]&amp;&quot;&quot;&quot;&quot;&amp;IF([.D511]=&quot;FK&quot;;&quot; REFTABLE=&quot;&quot;&quot;&amp;[.F511]&amp;&quot;&quot;&quot; REFFIELDS=&quot;&quot;&quot;&amp;[.G511]&amp;&quot;&quot;&quot;&quot;;&quot;&quot;)&amp;&quot; COMMENT=&quot;&quot;&quot;&amp;[.J511]&amp;&quot;&quot;&quot;/&gt;&quot;;&quot;&quot;) &amp; IF([.A511]=&quot;Campo&quot;;&quot;&lt;FIELD NAME=&quot;&quot;&quot;&amp;[.C511]&amp;&quot;&quot;&quot; &quot;&amp;[.N512]&amp;&quot; &quot;&amp;[.L511]&amp;&quot; COMMENT=&quot;&quot;&quot;&amp;[.J511]&amp;&quot;&quot;&quot;/&gt;&quot;;&quot;&quot;) &amp; IF(AND([.A511]=&quot;Campo&quot;;[.A512]=&quot;Chave&quot;);&quot;&lt;FILEDS/&gt;&quot;;&quot;&quot;) &amp; IF(AND([.A511]=&quot;Chave&quot;;[.A512]&lt;&gt;&quot;Chave&quot;);&quot;&lt;/KEYS&gt;&quot;;&quot;&quot;) &amp; IF([.B511]&lt;&gt;[.B512];&quot;&lt;/TABLE&gt;&quot;;&quot;&quot;) &amp; IF(AND([.A511]=&quot;&quot;;[.A510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12]=&quot;Chave&quot;;[.C512]&amp;ROW([.C512]);[.C512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12]&lt;&gt;[.B511];[.B512]&lt;&gt;&quot;&quot;);&quot;&lt;TABLE NAME=&quot;&quot;&quot;&amp;[.B512]&amp;&quot;&quot;&quot; COMMENT=&quot;&quot;&quot;&amp;[.K512]&amp;&quot;&quot;&quot; &quot;&amp; [.M512] &amp;&quot;&gt;&lt;FIELDS&gt;&quot;;&quot;&quot;) &amp; IF(AND([.A512]=&quot;Chave&quot;;[.A511]=&quot;Campo&quot;);&quot;&lt;KEYS&gt;&quot;;&quot;&quot;) &amp; IF([.A512]=&quot;Chave&quot;;&quot;&lt;KEY NAME=&quot;&quot;&quot;&amp;[.C512]&amp;&quot;&quot;&quot; TYPE=&quot;&quot;&quot;&amp;IF([.D512]=&quot;PK&quot;;&quot;primary&quot;;&quot;foreign&quot;)&amp;&quot;&quot;&quot; FIELDS=&quot;&quot;&quot;&amp;[.C512]&amp;&quot;&quot;&quot;&quot;&amp;IF([.D512]=&quot;FK&quot;;&quot; REFTABLE=&quot;&quot;&quot;&amp;[.F512]&amp;&quot;&quot;&quot; REFFIELDS=&quot;&quot;&quot;&amp;[.G512]&amp;&quot;&quot;&quot;&quot;;&quot;&quot;)&amp;&quot; COMMENT=&quot;&quot;&quot;&amp;[.J512]&amp;&quot;&quot;&quot;/&gt;&quot;;&quot;&quot;) &amp; IF([.A512]=&quot;Campo&quot;;&quot;&lt;FIELD NAME=&quot;&quot;&quot;&amp;[.C512]&amp;&quot;&quot;&quot; &quot;&amp;[.N513]&amp;&quot; &quot;&amp;[.L512]&amp;&quot; COMMENT=&quot;&quot;&quot;&amp;[.J512]&amp;&quot;&quot;&quot;/&gt;&quot;;&quot;&quot;) &amp; IF(AND([.A512]=&quot;Campo&quot;;[.A513]=&quot;Chave&quot;);&quot;&lt;FILEDS/&gt;&quot;;&quot;&quot;) &amp; IF(AND([.A512]=&quot;Chave&quot;;[.A513]&lt;&gt;&quot;Chave&quot;);&quot;&lt;/KEYS&gt;&quot;;&quot;&quot;) &amp; IF([.B512]&lt;&gt;[.B513];&quot;&lt;/TABLE&gt;&quot;;&quot;&quot;) &amp; IF(AND([.A512]=&quot;&quot;;[.A511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13]=&quot;Chave&quot;;[.C513]&amp;ROW([.C513]);[.C513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13]&lt;&gt;[.B512];[.B513]&lt;&gt;&quot;&quot;);&quot;&lt;TABLE NAME=&quot;&quot;&quot;&amp;[.B513]&amp;&quot;&quot;&quot; COMMENT=&quot;&quot;&quot;&amp;[.K513]&amp;&quot;&quot;&quot; &quot;&amp; [.M513] &amp;&quot;&gt;&lt;FIELDS&gt;&quot;;&quot;&quot;) &amp; IF(AND([.A513]=&quot;Chave&quot;;[.A512]=&quot;Campo&quot;);&quot;&lt;KEYS&gt;&quot;;&quot;&quot;) &amp; IF([.A513]=&quot;Chave&quot;;&quot;&lt;KEY NAME=&quot;&quot;&quot;&amp;[.C513]&amp;&quot;&quot;&quot; TYPE=&quot;&quot;&quot;&amp;IF([.D513]=&quot;PK&quot;;&quot;primary&quot;;&quot;foreign&quot;)&amp;&quot;&quot;&quot; FIELDS=&quot;&quot;&quot;&amp;[.C513]&amp;&quot;&quot;&quot;&quot;&amp;IF([.D513]=&quot;FK&quot;;&quot; REFTABLE=&quot;&quot;&quot;&amp;[.F513]&amp;&quot;&quot;&quot; REFFIELDS=&quot;&quot;&quot;&amp;[.G513]&amp;&quot;&quot;&quot;&quot;;&quot;&quot;)&amp;&quot; COMMENT=&quot;&quot;&quot;&amp;[.J513]&amp;&quot;&quot;&quot;/&gt;&quot;;&quot;&quot;) &amp; IF([.A513]=&quot;Campo&quot;;&quot;&lt;FIELD NAME=&quot;&quot;&quot;&amp;[.C513]&amp;&quot;&quot;&quot; &quot;&amp;[.N514]&amp;&quot; &quot;&amp;[.L513]&amp;&quot; COMMENT=&quot;&quot;&quot;&amp;[.J513]&amp;&quot;&quot;&quot;/&gt;&quot;;&quot;&quot;) &amp; IF(AND([.A513]=&quot;Campo&quot;;[.A514]=&quot;Chave&quot;);&quot;&lt;FILEDS/&gt;&quot;;&quot;&quot;) &amp; IF(AND([.A513]=&quot;Chave&quot;;[.A514]&lt;&gt;&quot;Chave&quot;);&quot;&lt;/KEYS&gt;&quot;;&quot;&quot;) &amp; IF([.B513]&lt;&gt;[.B514];&quot;&lt;/TABLE&gt;&quot;;&quot;&quot;) &amp; IF(AND([.A513]=&quot;&quot;;[.A512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14]=&quot;Chave&quot;;[.C514]&amp;ROW([.C514]);[.C514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14]&lt;&gt;[.B513];[.B514]&lt;&gt;&quot;&quot;);&quot;&lt;TABLE NAME=&quot;&quot;&quot;&amp;[.B514]&amp;&quot;&quot;&quot; COMMENT=&quot;&quot;&quot;&amp;[.K514]&amp;&quot;&quot;&quot; &quot;&amp; [.M514] &amp;&quot;&gt;&lt;FIELDS&gt;&quot;;&quot;&quot;) &amp; IF(AND([.A514]=&quot;Chave&quot;;[.A513]=&quot;Campo&quot;);&quot;&lt;KEYS&gt;&quot;;&quot;&quot;) &amp; IF([.A514]=&quot;Chave&quot;;&quot;&lt;KEY NAME=&quot;&quot;&quot;&amp;[.C514]&amp;&quot;&quot;&quot; TYPE=&quot;&quot;&quot;&amp;IF([.D514]=&quot;PK&quot;;&quot;primary&quot;;&quot;foreign&quot;)&amp;&quot;&quot;&quot; FIELDS=&quot;&quot;&quot;&amp;[.C514]&amp;&quot;&quot;&quot;&quot;&amp;IF([.D514]=&quot;FK&quot;;&quot; REFTABLE=&quot;&quot;&quot;&amp;[.F514]&amp;&quot;&quot;&quot; REFFIELDS=&quot;&quot;&quot;&amp;[.G514]&amp;&quot;&quot;&quot;&quot;;&quot;&quot;)&amp;&quot; COMMENT=&quot;&quot;&quot;&amp;[.J514]&amp;&quot;&quot;&quot;/&gt;&quot;;&quot;&quot;) &amp; IF([.A514]=&quot;Campo&quot;;&quot;&lt;FIELD NAME=&quot;&quot;&quot;&amp;[.C514]&amp;&quot;&quot;&quot; &quot;&amp;[.N515]&amp;&quot; &quot;&amp;[.L514]&amp;&quot; COMMENT=&quot;&quot;&quot;&amp;[.J514]&amp;&quot;&quot;&quot;/&gt;&quot;;&quot;&quot;) &amp; IF(AND([.A514]=&quot;Campo&quot;;[.A515]=&quot;Chave&quot;);&quot;&lt;FILEDS/&gt;&quot;;&quot;&quot;) &amp; IF(AND([.A514]=&quot;Chave&quot;;[.A515]&lt;&gt;&quot;Chave&quot;);&quot;&lt;/KEYS&gt;&quot;;&quot;&quot;) &amp; IF([.B514]&lt;&gt;[.B515];&quot;&lt;/TABLE&gt;&quot;;&quot;&quot;) &amp; IF(AND([.A514]=&quot;&quot;;[.A513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15]=&quot;Chave&quot;;[.C515]&amp;ROW([.C515]);[.C515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15]&lt;&gt;[.B514];[.B515]&lt;&gt;&quot;&quot;);&quot;&lt;TABLE NAME=&quot;&quot;&quot;&amp;[.B515]&amp;&quot;&quot;&quot; COMMENT=&quot;&quot;&quot;&amp;[.K515]&amp;&quot;&quot;&quot; &quot;&amp; [.M515] &amp;&quot;&gt;&lt;FIELDS&gt;&quot;;&quot;&quot;) &amp; IF(AND([.A515]=&quot;Chave&quot;;[.A514]=&quot;Campo&quot;);&quot;&lt;KEYS&gt;&quot;;&quot;&quot;) &amp; IF([.A515]=&quot;Chave&quot;;&quot;&lt;KEY NAME=&quot;&quot;&quot;&amp;[.C515]&amp;&quot;&quot;&quot; TYPE=&quot;&quot;&quot;&amp;IF([.D515]=&quot;PK&quot;;&quot;primary&quot;;&quot;foreign&quot;)&amp;&quot;&quot;&quot; FIELDS=&quot;&quot;&quot;&amp;[.C515]&amp;&quot;&quot;&quot;&quot;&amp;IF([.D515]=&quot;FK&quot;;&quot; REFTABLE=&quot;&quot;&quot;&amp;[.F515]&amp;&quot;&quot;&quot; REFFIELDS=&quot;&quot;&quot;&amp;[.G515]&amp;&quot;&quot;&quot;&quot;;&quot;&quot;)&amp;&quot; COMMENT=&quot;&quot;&quot;&amp;[.J515]&amp;&quot;&quot;&quot;/&gt;&quot;;&quot;&quot;) &amp; IF([.A515]=&quot;Campo&quot;;&quot;&lt;FIELD NAME=&quot;&quot;&quot;&amp;[.C515]&amp;&quot;&quot;&quot; &quot;&amp;[.N516]&amp;&quot; &quot;&amp;[.L515]&amp;&quot; COMMENT=&quot;&quot;&quot;&amp;[.J515]&amp;&quot;&quot;&quot;/&gt;&quot;;&quot;&quot;) &amp; IF(AND([.A515]=&quot;Campo&quot;;[.A516]=&quot;Chave&quot;);&quot;&lt;FILEDS/&gt;&quot;;&quot;&quot;) &amp; IF(AND([.A515]=&quot;Chave&quot;;[.A516]&lt;&gt;&quot;Chave&quot;);&quot;&lt;/KEYS&gt;&quot;;&quot;&quot;) &amp; IF([.B515]&lt;&gt;[.B516];&quot;&lt;/TABLE&gt;&quot;;&quot;&quot;) &amp; IF(AND([.A515]=&quot;&quot;;[.A514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16]=&quot;Chave&quot;;[.C516]&amp;ROW([.C516]);[.C516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16]&lt;&gt;[.B515];[.B516]&lt;&gt;&quot;&quot;);&quot;&lt;TABLE NAME=&quot;&quot;&quot;&amp;[.B516]&amp;&quot;&quot;&quot; COMMENT=&quot;&quot;&quot;&amp;[.K516]&amp;&quot;&quot;&quot; &quot;&amp; [.M516] &amp;&quot;&gt;&lt;FIELDS&gt;&quot;;&quot;&quot;) &amp; IF(AND([.A516]=&quot;Chave&quot;;[.A515]=&quot;Campo&quot;);&quot;&lt;KEYS&gt;&quot;;&quot;&quot;) &amp; IF([.A516]=&quot;Chave&quot;;&quot;&lt;KEY NAME=&quot;&quot;&quot;&amp;[.C516]&amp;&quot;&quot;&quot; TYPE=&quot;&quot;&quot;&amp;IF([.D516]=&quot;PK&quot;;&quot;primary&quot;;&quot;foreign&quot;)&amp;&quot;&quot;&quot; FIELDS=&quot;&quot;&quot;&amp;[.C516]&amp;&quot;&quot;&quot;&quot;&amp;IF([.D516]=&quot;FK&quot;;&quot; REFTABLE=&quot;&quot;&quot;&amp;[.F516]&amp;&quot;&quot;&quot; REFFIELDS=&quot;&quot;&quot;&amp;[.G516]&amp;&quot;&quot;&quot;&quot;;&quot;&quot;)&amp;&quot; COMMENT=&quot;&quot;&quot;&amp;[.J516]&amp;&quot;&quot;&quot;/&gt;&quot;;&quot;&quot;) &amp; IF([.A516]=&quot;Campo&quot;;&quot;&lt;FIELD NAME=&quot;&quot;&quot;&amp;[.C516]&amp;&quot;&quot;&quot; &quot;&amp;[.N517]&amp;&quot; &quot;&amp;[.L516]&amp;&quot; COMMENT=&quot;&quot;&quot;&amp;[.J516]&amp;&quot;&quot;&quot;/&gt;&quot;;&quot;&quot;) &amp; IF(AND([.A516]=&quot;Campo&quot;;[.A517]=&quot;Chave&quot;);&quot;&lt;FILEDS/&gt;&quot;;&quot;&quot;) &amp; IF(AND([.A516]=&quot;Chave&quot;;[.A517]&lt;&gt;&quot;Chave&quot;);&quot;&lt;/KEYS&gt;&quot;;&quot;&quot;) &amp; IF([.B516]&lt;&gt;[.B517];&quot;&lt;/TABLE&gt;&quot;;&quot;&quot;) &amp; IF(AND([.A516]=&quot;&quot;;[.A515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17]=&quot;Chave&quot;;[.C517]&amp;ROW([.C517]);[.C517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17]&lt;&gt;[.B516];[.B517]&lt;&gt;&quot;&quot;);&quot;&lt;TABLE NAME=&quot;&quot;&quot;&amp;[.B517]&amp;&quot;&quot;&quot; COMMENT=&quot;&quot;&quot;&amp;[.K517]&amp;&quot;&quot;&quot; &quot;&amp; [.M517] &amp;&quot;&gt;&lt;FIELDS&gt;&quot;;&quot;&quot;) &amp; IF(AND([.A517]=&quot;Chave&quot;;[.A516]=&quot;Campo&quot;);&quot;&lt;KEYS&gt;&quot;;&quot;&quot;) &amp; IF([.A517]=&quot;Chave&quot;;&quot;&lt;KEY NAME=&quot;&quot;&quot;&amp;[.C517]&amp;&quot;&quot;&quot; TYPE=&quot;&quot;&quot;&amp;IF([.D517]=&quot;PK&quot;;&quot;primary&quot;;&quot;foreign&quot;)&amp;&quot;&quot;&quot; FIELDS=&quot;&quot;&quot;&amp;[.C517]&amp;&quot;&quot;&quot;&quot;&amp;IF([.D517]=&quot;FK&quot;;&quot; REFTABLE=&quot;&quot;&quot;&amp;[.F517]&amp;&quot;&quot;&quot; REFFIELDS=&quot;&quot;&quot;&amp;[.G517]&amp;&quot;&quot;&quot;&quot;;&quot;&quot;)&amp;&quot; COMMENT=&quot;&quot;&quot;&amp;[.J517]&amp;&quot;&quot;&quot;/&gt;&quot;;&quot;&quot;) &amp; IF([.A517]=&quot;Campo&quot;;&quot;&lt;FIELD NAME=&quot;&quot;&quot;&amp;[.C517]&amp;&quot;&quot;&quot; &quot;&amp;[.N518]&amp;&quot; &quot;&amp;[.L517]&amp;&quot; COMMENT=&quot;&quot;&quot;&amp;[.J517]&amp;&quot;&quot;&quot;/&gt;&quot;;&quot;&quot;) &amp; IF(AND([.A517]=&quot;Campo&quot;;[.A518]=&quot;Chave&quot;);&quot;&lt;FILEDS/&gt;&quot;;&quot;&quot;) &amp; IF(AND([.A517]=&quot;Chave&quot;;[.A518]&lt;&gt;&quot;Chave&quot;);&quot;&lt;/KEYS&gt;&quot;;&quot;&quot;) &amp; IF([.B517]&lt;&gt;[.B518];&quot;&lt;/TABLE&gt;&quot;;&quot;&quot;) &amp; IF(AND([.A517]=&quot;&quot;;[.A516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18]=&quot;Chave&quot;;[.C518]&amp;ROW([.C518]);[.C518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18]&lt;&gt;[.B517];[.B518]&lt;&gt;&quot;&quot;);&quot;&lt;TABLE NAME=&quot;&quot;&quot;&amp;[.B518]&amp;&quot;&quot;&quot; COMMENT=&quot;&quot;&quot;&amp;[.K518]&amp;&quot;&quot;&quot; &quot;&amp; [.M518] &amp;&quot;&gt;&lt;FIELDS&gt;&quot;;&quot;&quot;) &amp; IF(AND([.A518]=&quot;Chave&quot;;[.A517]=&quot;Campo&quot;);&quot;&lt;KEYS&gt;&quot;;&quot;&quot;) &amp; IF([.A518]=&quot;Chave&quot;;&quot;&lt;KEY NAME=&quot;&quot;&quot;&amp;[.C518]&amp;&quot;&quot;&quot; TYPE=&quot;&quot;&quot;&amp;IF([.D518]=&quot;PK&quot;;&quot;primary&quot;;&quot;foreign&quot;)&amp;&quot;&quot;&quot; FIELDS=&quot;&quot;&quot;&amp;[.C518]&amp;&quot;&quot;&quot;&quot;&amp;IF([.D518]=&quot;FK&quot;;&quot; REFTABLE=&quot;&quot;&quot;&amp;[.F518]&amp;&quot;&quot;&quot; REFFIELDS=&quot;&quot;&quot;&amp;[.G518]&amp;&quot;&quot;&quot;&quot;;&quot;&quot;)&amp;&quot; COMMENT=&quot;&quot;&quot;&amp;[.J518]&amp;&quot;&quot;&quot;/&gt;&quot;;&quot;&quot;) &amp; IF([.A518]=&quot;Campo&quot;;&quot;&lt;FIELD NAME=&quot;&quot;&quot;&amp;[.C518]&amp;&quot;&quot;&quot; &quot;&amp;[.N519]&amp;&quot; &quot;&amp;[.L518]&amp;&quot; COMMENT=&quot;&quot;&quot;&amp;[.J518]&amp;&quot;&quot;&quot;/&gt;&quot;;&quot;&quot;) &amp; IF(AND([.A518]=&quot;Campo&quot;;[.A519]=&quot;Chave&quot;);&quot;&lt;FILEDS/&gt;&quot;;&quot;&quot;) &amp; IF(AND([.A518]=&quot;Chave&quot;;[.A519]&lt;&gt;&quot;Chave&quot;);&quot;&lt;/KEYS&gt;&quot;;&quot;&quot;) &amp; IF([.B518]&lt;&gt;[.B519];&quot;&lt;/TABLE&gt;&quot;;&quot;&quot;) &amp; IF(AND([.A518]=&quot;&quot;;[.A517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19]=&quot;Chave&quot;;[.C519]&amp;ROW([.C519]);[.C519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19]&lt;&gt;[.B518];[.B519]&lt;&gt;&quot;&quot;);&quot;&lt;TABLE NAME=&quot;&quot;&quot;&amp;[.B519]&amp;&quot;&quot;&quot; COMMENT=&quot;&quot;&quot;&amp;[.K519]&amp;&quot;&quot;&quot; &quot;&amp; [.M519] &amp;&quot;&gt;&lt;FIELDS&gt;&quot;;&quot;&quot;) &amp; IF(AND([.A519]=&quot;Chave&quot;;[.A518]=&quot;Campo&quot;);&quot;&lt;KEYS&gt;&quot;;&quot;&quot;) &amp; IF([.A519]=&quot;Chave&quot;;&quot;&lt;KEY NAME=&quot;&quot;&quot;&amp;[.C519]&amp;&quot;&quot;&quot; TYPE=&quot;&quot;&quot;&amp;IF([.D519]=&quot;PK&quot;;&quot;primary&quot;;&quot;foreign&quot;)&amp;&quot;&quot;&quot; FIELDS=&quot;&quot;&quot;&amp;[.C519]&amp;&quot;&quot;&quot;&quot;&amp;IF([.D519]=&quot;FK&quot;;&quot; REFTABLE=&quot;&quot;&quot;&amp;[.F519]&amp;&quot;&quot;&quot; REFFIELDS=&quot;&quot;&quot;&amp;[.G519]&amp;&quot;&quot;&quot;&quot;;&quot;&quot;)&amp;&quot; COMMENT=&quot;&quot;&quot;&amp;[.J519]&amp;&quot;&quot;&quot;/&gt;&quot;;&quot;&quot;) &amp; IF([.A519]=&quot;Campo&quot;;&quot;&lt;FIELD NAME=&quot;&quot;&quot;&amp;[.C519]&amp;&quot;&quot;&quot; &quot;&amp;[.N520]&amp;&quot; &quot;&amp;[.L519]&amp;&quot; COMMENT=&quot;&quot;&quot;&amp;[.J519]&amp;&quot;&quot;&quot;/&gt;&quot;;&quot;&quot;) &amp; IF(AND([.A519]=&quot;Campo&quot;;[.A520]=&quot;Chave&quot;);&quot;&lt;FILEDS/&gt;&quot;;&quot;&quot;) &amp; IF(AND([.A519]=&quot;Chave&quot;;[.A520]&lt;&gt;&quot;Chave&quot;);&quot;&lt;/KEYS&gt;&quot;;&quot;&quot;) &amp; IF([.B519]&lt;&gt;[.B520];&quot;&lt;/TABLE&gt;&quot;;&quot;&quot;) &amp; IF(AND([.A519]=&quot;&quot;;[.A518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20]=&quot;Chave&quot;;[.C520]&amp;ROW([.C520]);[.C520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20]&lt;&gt;[.B519];[.B520]&lt;&gt;&quot;&quot;);&quot;&lt;TABLE NAME=&quot;&quot;&quot;&amp;[.B520]&amp;&quot;&quot;&quot; COMMENT=&quot;&quot;&quot;&amp;[.K520]&amp;&quot;&quot;&quot; &quot;&amp; [.M520] &amp;&quot;&gt;&lt;FIELDS&gt;&quot;;&quot;&quot;) &amp; IF(AND([.A520]=&quot;Chave&quot;;[.A519]=&quot;Campo&quot;);&quot;&lt;KEYS&gt;&quot;;&quot;&quot;) &amp; IF([.A520]=&quot;Chave&quot;;&quot;&lt;KEY NAME=&quot;&quot;&quot;&amp;[.C520]&amp;&quot;&quot;&quot; TYPE=&quot;&quot;&quot;&amp;IF([.D520]=&quot;PK&quot;;&quot;primary&quot;;&quot;foreign&quot;)&amp;&quot;&quot;&quot; FIELDS=&quot;&quot;&quot;&amp;[.C520]&amp;&quot;&quot;&quot;&quot;&amp;IF([.D520]=&quot;FK&quot;;&quot; REFTABLE=&quot;&quot;&quot;&amp;[.F520]&amp;&quot;&quot;&quot; REFFIELDS=&quot;&quot;&quot;&amp;[.G520]&amp;&quot;&quot;&quot;&quot;;&quot;&quot;)&amp;&quot; COMMENT=&quot;&quot;&quot;&amp;[.J520]&amp;&quot;&quot;&quot;/&gt;&quot;;&quot;&quot;) &amp; IF([.A520]=&quot;Campo&quot;;&quot;&lt;FIELD NAME=&quot;&quot;&quot;&amp;[.C520]&amp;&quot;&quot;&quot; &quot;&amp;[.N521]&amp;&quot; &quot;&amp;[.L520]&amp;&quot; COMMENT=&quot;&quot;&quot;&amp;[.J520]&amp;&quot;&quot;&quot;/&gt;&quot;;&quot;&quot;) &amp; IF(AND([.A520]=&quot;Campo&quot;;[.A521]=&quot;Chave&quot;);&quot;&lt;FILEDS/&gt;&quot;;&quot;&quot;) &amp; IF(AND([.A520]=&quot;Chave&quot;;[.A521]&lt;&gt;&quot;Chave&quot;);&quot;&lt;/KEYS&gt;&quot;;&quot;&quot;) &amp; IF([.B520]&lt;&gt;[.B521];&quot;&lt;/TABLE&gt;&quot;;&quot;&quot;) &amp; IF(AND([.A520]=&quot;&quot;;[.A519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21]=&quot;Chave&quot;;[.C521]&amp;ROW([.C521]);[.C521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21]&lt;&gt;[.B520];[.B521]&lt;&gt;&quot;&quot;);&quot;&lt;TABLE NAME=&quot;&quot;&quot;&amp;[.B521]&amp;&quot;&quot;&quot; COMMENT=&quot;&quot;&quot;&amp;[.K521]&amp;&quot;&quot;&quot; &quot;&amp; [.M521] &amp;&quot;&gt;&lt;FIELDS&gt;&quot;;&quot;&quot;) &amp; IF(AND([.A521]=&quot;Chave&quot;;[.A520]=&quot;Campo&quot;);&quot;&lt;KEYS&gt;&quot;;&quot;&quot;) &amp; IF([.A521]=&quot;Chave&quot;;&quot;&lt;KEY NAME=&quot;&quot;&quot;&amp;[.C521]&amp;&quot;&quot;&quot; TYPE=&quot;&quot;&quot;&amp;IF([.D521]=&quot;PK&quot;;&quot;primary&quot;;&quot;foreign&quot;)&amp;&quot;&quot;&quot; FIELDS=&quot;&quot;&quot;&amp;[.C521]&amp;&quot;&quot;&quot;&quot;&amp;IF([.D521]=&quot;FK&quot;;&quot; REFTABLE=&quot;&quot;&quot;&amp;[.F521]&amp;&quot;&quot;&quot; REFFIELDS=&quot;&quot;&quot;&amp;[.G521]&amp;&quot;&quot;&quot;&quot;;&quot;&quot;)&amp;&quot; COMMENT=&quot;&quot;&quot;&amp;[.J521]&amp;&quot;&quot;&quot;/&gt;&quot;;&quot;&quot;) &amp; IF([.A521]=&quot;Campo&quot;;&quot;&lt;FIELD NAME=&quot;&quot;&quot;&amp;[.C521]&amp;&quot;&quot;&quot; &quot;&amp;[.N522]&amp;&quot; &quot;&amp;[.L521]&amp;&quot; COMMENT=&quot;&quot;&quot;&amp;[.J521]&amp;&quot;&quot;&quot;/&gt;&quot;;&quot;&quot;) &amp; IF(AND([.A521]=&quot;Campo&quot;;[.A522]=&quot;Chave&quot;);&quot;&lt;FILEDS/&gt;&quot;;&quot;&quot;) &amp; IF(AND([.A521]=&quot;Chave&quot;;[.A522]&lt;&gt;&quot;Chave&quot;);&quot;&lt;/KEYS&gt;&quot;;&quot;&quot;) &amp; IF([.B521]&lt;&gt;[.B522];&quot;&lt;/TABLE&gt;&quot;;&quot;&quot;) &amp; IF(AND([.A521]=&quot;&quot;;[.A520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22]=&quot;Chave&quot;;[.C522]&amp;ROW([.C522]);[.C522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22]&lt;&gt;[.B521];[.B522]&lt;&gt;&quot;&quot;);&quot;&lt;TABLE NAME=&quot;&quot;&quot;&amp;[.B522]&amp;&quot;&quot;&quot; COMMENT=&quot;&quot;&quot;&amp;[.K522]&amp;&quot;&quot;&quot; &quot;&amp; [.M522] &amp;&quot;&gt;&lt;FIELDS&gt;&quot;;&quot;&quot;) &amp; IF(AND([.A522]=&quot;Chave&quot;;[.A521]=&quot;Campo&quot;);&quot;&lt;KEYS&gt;&quot;;&quot;&quot;) &amp; IF([.A522]=&quot;Chave&quot;;&quot;&lt;KEY NAME=&quot;&quot;&quot;&amp;[.C522]&amp;&quot;&quot;&quot; TYPE=&quot;&quot;&quot;&amp;IF([.D522]=&quot;PK&quot;;&quot;primary&quot;;&quot;foreign&quot;)&amp;&quot;&quot;&quot; FIELDS=&quot;&quot;&quot;&amp;[.C522]&amp;&quot;&quot;&quot;&quot;&amp;IF([.D522]=&quot;FK&quot;;&quot; REFTABLE=&quot;&quot;&quot;&amp;[.F522]&amp;&quot;&quot;&quot; REFFIELDS=&quot;&quot;&quot;&amp;[.G522]&amp;&quot;&quot;&quot;&quot;;&quot;&quot;)&amp;&quot; COMMENT=&quot;&quot;&quot;&amp;[.J522]&amp;&quot;&quot;&quot;/&gt;&quot;;&quot;&quot;) &amp; IF([.A522]=&quot;Campo&quot;;&quot;&lt;FIELD NAME=&quot;&quot;&quot;&amp;[.C522]&amp;&quot;&quot;&quot; &quot;&amp;[.N523]&amp;&quot; &quot;&amp;[.L522]&amp;&quot; COMMENT=&quot;&quot;&quot;&amp;[.J522]&amp;&quot;&quot;&quot;/&gt;&quot;;&quot;&quot;) &amp; IF(AND([.A522]=&quot;Campo&quot;;[.A523]=&quot;Chave&quot;);&quot;&lt;FILEDS/&gt;&quot;;&quot;&quot;) &amp; IF(AND([.A522]=&quot;Chave&quot;;[.A523]&lt;&gt;&quot;Chave&quot;);&quot;&lt;/KEYS&gt;&quot;;&quot;&quot;) &amp; IF([.B522]&lt;&gt;[.B523];&quot;&lt;/TABLE&gt;&quot;;&quot;&quot;) &amp; IF(AND([.A522]=&quot;&quot;;[.A521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23]=&quot;Chave&quot;;[.C523]&amp;ROW([.C523]);[.C523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23]&lt;&gt;[.B522];[.B523]&lt;&gt;&quot;&quot;);&quot;&lt;TABLE NAME=&quot;&quot;&quot;&amp;[.B523]&amp;&quot;&quot;&quot; COMMENT=&quot;&quot;&quot;&amp;[.K523]&amp;&quot;&quot;&quot; &quot;&amp; [.M523] &amp;&quot;&gt;&lt;FIELDS&gt;&quot;;&quot;&quot;) &amp; IF(AND([.A523]=&quot;Chave&quot;;[.A522]=&quot;Campo&quot;);&quot;&lt;KEYS&gt;&quot;;&quot;&quot;) &amp; IF([.A523]=&quot;Chave&quot;;&quot;&lt;KEY NAME=&quot;&quot;&quot;&amp;[.C523]&amp;&quot;&quot;&quot; TYPE=&quot;&quot;&quot;&amp;IF([.D523]=&quot;PK&quot;;&quot;primary&quot;;&quot;foreign&quot;)&amp;&quot;&quot;&quot; FIELDS=&quot;&quot;&quot;&amp;[.C523]&amp;&quot;&quot;&quot;&quot;&amp;IF([.D523]=&quot;FK&quot;;&quot; REFTABLE=&quot;&quot;&quot;&amp;[.F523]&amp;&quot;&quot;&quot; REFFIELDS=&quot;&quot;&quot;&amp;[.G523]&amp;&quot;&quot;&quot;&quot;;&quot;&quot;)&amp;&quot; COMMENT=&quot;&quot;&quot;&amp;[.J523]&amp;&quot;&quot;&quot;/&gt;&quot;;&quot;&quot;) &amp; IF([.A523]=&quot;Campo&quot;;&quot;&lt;FIELD NAME=&quot;&quot;&quot;&amp;[.C523]&amp;&quot;&quot;&quot; &quot;&amp;[.N524]&amp;&quot; &quot;&amp;[.L523]&amp;&quot; COMMENT=&quot;&quot;&quot;&amp;[.J523]&amp;&quot;&quot;&quot;/&gt;&quot;;&quot;&quot;) &amp; IF(AND([.A523]=&quot;Campo&quot;;[.A524]=&quot;Chave&quot;);&quot;&lt;FILEDS/&gt;&quot;;&quot;&quot;) &amp; IF(AND([.A523]=&quot;Chave&quot;;[.A524]&lt;&gt;&quot;Chave&quot;);&quot;&lt;/KEYS&gt;&quot;;&quot;&quot;) &amp; IF([.B523]&lt;&gt;[.B524];&quot;&lt;/TABLE&gt;&quot;;&quot;&quot;) &amp; IF(AND([.A523]=&quot;&quot;;[.A522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24]=&quot;Chave&quot;;[.C524]&amp;ROW([.C524]);[.C524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24]&lt;&gt;[.B523];[.B524]&lt;&gt;&quot;&quot;);&quot;&lt;TABLE NAME=&quot;&quot;&quot;&amp;[.B524]&amp;&quot;&quot;&quot; COMMENT=&quot;&quot;&quot;&amp;[.K524]&amp;&quot;&quot;&quot; &quot;&amp; [.M524] &amp;&quot;&gt;&lt;FIELDS&gt;&quot;;&quot;&quot;) &amp; IF(AND([.A524]=&quot;Chave&quot;;[.A523]=&quot;Campo&quot;);&quot;&lt;KEYS&gt;&quot;;&quot;&quot;) &amp; IF([.A524]=&quot;Chave&quot;;&quot;&lt;KEY NAME=&quot;&quot;&quot;&amp;[.C524]&amp;&quot;&quot;&quot; TYPE=&quot;&quot;&quot;&amp;IF([.D524]=&quot;PK&quot;;&quot;primary&quot;;&quot;foreign&quot;)&amp;&quot;&quot;&quot; FIELDS=&quot;&quot;&quot;&amp;[.C524]&amp;&quot;&quot;&quot;&quot;&amp;IF([.D524]=&quot;FK&quot;;&quot; REFTABLE=&quot;&quot;&quot;&amp;[.F524]&amp;&quot;&quot;&quot; REFFIELDS=&quot;&quot;&quot;&amp;[.G524]&amp;&quot;&quot;&quot;&quot;;&quot;&quot;)&amp;&quot; COMMENT=&quot;&quot;&quot;&amp;[.J524]&amp;&quot;&quot;&quot;/&gt;&quot;;&quot;&quot;) &amp; IF([.A524]=&quot;Campo&quot;;&quot;&lt;FIELD NAME=&quot;&quot;&quot;&amp;[.C524]&amp;&quot;&quot;&quot; &quot;&amp;[.N525]&amp;&quot; &quot;&amp;[.L524]&amp;&quot; COMMENT=&quot;&quot;&quot;&amp;[.J524]&amp;&quot;&quot;&quot;/&gt;&quot;;&quot;&quot;) &amp; IF(AND([.A524]=&quot;Campo&quot;;[.A525]=&quot;Chave&quot;);&quot;&lt;FILEDS/&gt;&quot;;&quot;&quot;) &amp; IF(AND([.A524]=&quot;Chave&quot;;[.A525]&lt;&gt;&quot;Chave&quot;);&quot;&lt;/KEYS&gt;&quot;;&quot;&quot;) &amp; IF([.B524]&lt;&gt;[.B525];&quot;&lt;/TABLE&gt;&quot;;&quot;&quot;) &amp; IF(AND([.A524]=&quot;&quot;;[.A523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25]=&quot;Chave&quot;;[.C525]&amp;ROW([.C525]);[.C525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25]&lt;&gt;[.B524];[.B525]&lt;&gt;&quot;&quot;);&quot;&lt;TABLE NAME=&quot;&quot;&quot;&amp;[.B525]&amp;&quot;&quot;&quot; COMMENT=&quot;&quot;&quot;&amp;[.K525]&amp;&quot;&quot;&quot; &quot;&amp; [.M525] &amp;&quot;&gt;&lt;FIELDS&gt;&quot;;&quot;&quot;) &amp; IF(AND([.A525]=&quot;Chave&quot;;[.A524]=&quot;Campo&quot;);&quot;&lt;KEYS&gt;&quot;;&quot;&quot;) &amp; IF([.A525]=&quot;Chave&quot;;&quot;&lt;KEY NAME=&quot;&quot;&quot;&amp;[.C525]&amp;&quot;&quot;&quot; TYPE=&quot;&quot;&quot;&amp;IF([.D525]=&quot;PK&quot;;&quot;primary&quot;;&quot;foreign&quot;)&amp;&quot;&quot;&quot; FIELDS=&quot;&quot;&quot;&amp;[.C525]&amp;&quot;&quot;&quot;&quot;&amp;IF([.D525]=&quot;FK&quot;;&quot; REFTABLE=&quot;&quot;&quot;&amp;[.F525]&amp;&quot;&quot;&quot; REFFIELDS=&quot;&quot;&quot;&amp;[.G525]&amp;&quot;&quot;&quot;&quot;;&quot;&quot;)&amp;&quot; COMMENT=&quot;&quot;&quot;&amp;[.J525]&amp;&quot;&quot;&quot;/&gt;&quot;;&quot;&quot;) &amp; IF([.A525]=&quot;Campo&quot;;&quot;&lt;FIELD NAME=&quot;&quot;&quot;&amp;[.C525]&amp;&quot;&quot;&quot; &quot;&amp;[.N526]&amp;&quot; &quot;&amp;[.L525]&amp;&quot; COMMENT=&quot;&quot;&quot;&amp;[.J525]&amp;&quot;&quot;&quot;/&gt;&quot;;&quot;&quot;) &amp; IF(AND([.A525]=&quot;Campo&quot;;[.A526]=&quot;Chave&quot;);&quot;&lt;FILEDS/&gt;&quot;;&quot;&quot;) &amp; IF(AND([.A525]=&quot;Chave&quot;;[.A526]&lt;&gt;&quot;Chave&quot;);&quot;&lt;/KEYS&gt;&quot;;&quot;&quot;) &amp; IF([.B525]&lt;&gt;[.B526];&quot;&lt;/TABLE&gt;&quot;;&quot;&quot;) &amp; IF(AND([.A525]=&quot;&quot;;[.A524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26]=&quot;Chave&quot;;[.C526]&amp;ROW([.C526]);[.C526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26]&lt;&gt;[.B525];[.B526]&lt;&gt;&quot;&quot;);&quot;&lt;TABLE NAME=&quot;&quot;&quot;&amp;[.B526]&amp;&quot;&quot;&quot; COMMENT=&quot;&quot;&quot;&amp;[.K526]&amp;&quot;&quot;&quot; &quot;&amp; [.M526] &amp;&quot;&gt;&lt;FIELDS&gt;&quot;;&quot;&quot;) &amp; IF(AND([.A526]=&quot;Chave&quot;;[.A525]=&quot;Campo&quot;);&quot;&lt;KEYS&gt;&quot;;&quot;&quot;) &amp; IF([.A526]=&quot;Chave&quot;;&quot;&lt;KEY NAME=&quot;&quot;&quot;&amp;[.C526]&amp;&quot;&quot;&quot; TYPE=&quot;&quot;&quot;&amp;IF([.D526]=&quot;PK&quot;;&quot;primary&quot;;&quot;foreign&quot;)&amp;&quot;&quot;&quot; FIELDS=&quot;&quot;&quot;&amp;[.C526]&amp;&quot;&quot;&quot;&quot;&amp;IF([.D526]=&quot;FK&quot;;&quot; REFTABLE=&quot;&quot;&quot;&amp;[.F526]&amp;&quot;&quot;&quot; REFFIELDS=&quot;&quot;&quot;&amp;[.G526]&amp;&quot;&quot;&quot;&quot;;&quot;&quot;)&amp;&quot; COMMENT=&quot;&quot;&quot;&amp;[.J526]&amp;&quot;&quot;&quot;/&gt;&quot;;&quot;&quot;) &amp; IF([.A526]=&quot;Campo&quot;;&quot;&lt;FIELD NAME=&quot;&quot;&quot;&amp;[.C526]&amp;&quot;&quot;&quot; &quot;&amp;[.N527]&amp;&quot; &quot;&amp;[.L526]&amp;&quot; COMMENT=&quot;&quot;&quot;&amp;[.J526]&amp;&quot;&quot;&quot;/&gt;&quot;;&quot;&quot;) &amp; IF(AND([.A526]=&quot;Campo&quot;;[.A527]=&quot;Chave&quot;);&quot;&lt;FILEDS/&gt;&quot;;&quot;&quot;) &amp; IF(AND([.A526]=&quot;Chave&quot;;[.A527]&lt;&gt;&quot;Chave&quot;);&quot;&lt;/KEYS&gt;&quot;;&quot;&quot;) &amp; IF([.B526]&lt;&gt;[.B527];&quot;&lt;/TABLE&gt;&quot;;&quot;&quot;) &amp; IF(AND([.A526]=&quot;&quot;;[.A525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27]=&quot;Chave&quot;;[.C527]&amp;ROW([.C527]);[.C527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27]&lt;&gt;[.B526];[.B527]&lt;&gt;&quot;&quot;);&quot;&lt;TABLE NAME=&quot;&quot;&quot;&amp;[.B527]&amp;&quot;&quot;&quot; COMMENT=&quot;&quot;&quot;&amp;[.K527]&amp;&quot;&quot;&quot; &quot;&amp; [.M527] &amp;&quot;&gt;&lt;FIELDS&gt;&quot;;&quot;&quot;) &amp; IF(AND([.A527]=&quot;Chave&quot;;[.A526]=&quot;Campo&quot;);&quot;&lt;KEYS&gt;&quot;;&quot;&quot;) &amp; IF([.A527]=&quot;Chave&quot;;&quot;&lt;KEY NAME=&quot;&quot;&quot;&amp;[.C527]&amp;&quot;&quot;&quot; TYPE=&quot;&quot;&quot;&amp;IF([.D527]=&quot;PK&quot;;&quot;primary&quot;;&quot;foreign&quot;)&amp;&quot;&quot;&quot; FIELDS=&quot;&quot;&quot;&amp;[.C527]&amp;&quot;&quot;&quot;&quot;&amp;IF([.D527]=&quot;FK&quot;;&quot; REFTABLE=&quot;&quot;&quot;&amp;[.F527]&amp;&quot;&quot;&quot; REFFIELDS=&quot;&quot;&quot;&amp;[.G527]&amp;&quot;&quot;&quot;&quot;;&quot;&quot;)&amp;&quot; COMMENT=&quot;&quot;&quot;&amp;[.J527]&amp;&quot;&quot;&quot;/&gt;&quot;;&quot;&quot;) &amp; IF([.A527]=&quot;Campo&quot;;&quot;&lt;FIELD NAME=&quot;&quot;&quot;&amp;[.C527]&amp;&quot;&quot;&quot; &quot;&amp;[.N528]&amp;&quot; &quot;&amp;[.L527]&amp;&quot; COMMENT=&quot;&quot;&quot;&amp;[.J527]&amp;&quot;&quot;&quot;/&gt;&quot;;&quot;&quot;) &amp; IF(AND([.A527]=&quot;Campo&quot;;[.A528]=&quot;Chave&quot;);&quot;&lt;FILEDS/&gt;&quot;;&quot;&quot;) &amp; IF(AND([.A527]=&quot;Chave&quot;;[.A528]&lt;&gt;&quot;Chave&quot;);&quot;&lt;/KEYS&gt;&quot;;&quot;&quot;) &amp; IF([.B527]&lt;&gt;[.B528];&quot;&lt;/TABLE&gt;&quot;;&quot;&quot;) &amp; IF(AND([.A527]=&quot;&quot;;[.A526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28]=&quot;Chave&quot;;[.C528]&amp;ROW([.C528]);[.C528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28]&lt;&gt;[.B527];[.B528]&lt;&gt;&quot;&quot;);&quot;&lt;TABLE NAME=&quot;&quot;&quot;&amp;[.B528]&amp;&quot;&quot;&quot; COMMENT=&quot;&quot;&quot;&amp;[.K528]&amp;&quot;&quot;&quot; &quot;&amp; [.M528] &amp;&quot;&gt;&lt;FIELDS&gt;&quot;;&quot;&quot;) &amp; IF(AND([.A528]=&quot;Chave&quot;;[.A527]=&quot;Campo&quot;);&quot;&lt;KEYS&gt;&quot;;&quot;&quot;) &amp; IF([.A528]=&quot;Chave&quot;;&quot;&lt;KEY NAME=&quot;&quot;&quot;&amp;[.C528]&amp;&quot;&quot;&quot; TYPE=&quot;&quot;&quot;&amp;IF([.D528]=&quot;PK&quot;;&quot;primary&quot;;&quot;foreign&quot;)&amp;&quot;&quot;&quot; FIELDS=&quot;&quot;&quot;&amp;[.C528]&amp;&quot;&quot;&quot;&quot;&amp;IF([.D528]=&quot;FK&quot;;&quot; REFTABLE=&quot;&quot;&quot;&amp;[.F528]&amp;&quot;&quot;&quot; REFFIELDS=&quot;&quot;&quot;&amp;[.G528]&amp;&quot;&quot;&quot;&quot;;&quot;&quot;)&amp;&quot; COMMENT=&quot;&quot;&quot;&amp;[.J528]&amp;&quot;&quot;&quot;/&gt;&quot;;&quot;&quot;) &amp; IF([.A528]=&quot;Campo&quot;;&quot;&lt;FIELD NAME=&quot;&quot;&quot;&amp;[.C528]&amp;&quot;&quot;&quot; &quot;&amp;[.N529]&amp;&quot; &quot;&amp;[.L528]&amp;&quot; COMMENT=&quot;&quot;&quot;&amp;[.J528]&amp;&quot;&quot;&quot;/&gt;&quot;;&quot;&quot;) &amp; IF(AND([.A528]=&quot;Campo&quot;;[.A529]=&quot;Chave&quot;);&quot;&lt;FILEDS/&gt;&quot;;&quot;&quot;) &amp; IF(AND([.A528]=&quot;Chave&quot;;[.A529]&lt;&gt;&quot;Chave&quot;);&quot;&lt;/KEYS&gt;&quot;;&quot;&quot;) &amp; IF([.B528]&lt;&gt;[.B529];&quot;&lt;/TABLE&gt;&quot;;&quot;&quot;) &amp; IF(AND([.A528]=&quot;&quot;;[.A527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29]=&quot;Chave&quot;;[.C529]&amp;ROW([.C529]);[.C529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29]&lt;&gt;[.B528];[.B529]&lt;&gt;&quot;&quot;);&quot;&lt;TABLE NAME=&quot;&quot;&quot;&amp;[.B529]&amp;&quot;&quot;&quot; COMMENT=&quot;&quot;&quot;&amp;[.K529]&amp;&quot;&quot;&quot; &quot;&amp; [.M529] &amp;&quot;&gt;&lt;FIELDS&gt;&quot;;&quot;&quot;) &amp; IF(AND([.A529]=&quot;Chave&quot;;[.A528]=&quot;Campo&quot;);&quot;&lt;KEYS&gt;&quot;;&quot;&quot;) &amp; IF([.A529]=&quot;Chave&quot;;&quot;&lt;KEY NAME=&quot;&quot;&quot;&amp;[.C529]&amp;&quot;&quot;&quot; TYPE=&quot;&quot;&quot;&amp;IF([.D529]=&quot;PK&quot;;&quot;primary&quot;;&quot;foreign&quot;)&amp;&quot;&quot;&quot; FIELDS=&quot;&quot;&quot;&amp;[.C529]&amp;&quot;&quot;&quot;&quot;&amp;IF([.D529]=&quot;FK&quot;;&quot; REFTABLE=&quot;&quot;&quot;&amp;[.F529]&amp;&quot;&quot;&quot; REFFIELDS=&quot;&quot;&quot;&amp;[.G529]&amp;&quot;&quot;&quot;&quot;;&quot;&quot;)&amp;&quot; COMMENT=&quot;&quot;&quot;&amp;[.J529]&amp;&quot;&quot;&quot;/&gt;&quot;;&quot;&quot;) &amp; IF([.A529]=&quot;Campo&quot;;&quot;&lt;FIELD NAME=&quot;&quot;&quot;&amp;[.C529]&amp;&quot;&quot;&quot; &quot;&amp;[.N530]&amp;&quot; &quot;&amp;[.L529]&amp;&quot; COMMENT=&quot;&quot;&quot;&amp;[.J529]&amp;&quot;&quot;&quot;/&gt;&quot;;&quot;&quot;) &amp; IF(AND([.A529]=&quot;Campo&quot;;[.A530]=&quot;Chave&quot;);&quot;&lt;FILEDS/&gt;&quot;;&quot;&quot;) &amp; IF(AND([.A529]=&quot;Chave&quot;;[.A530]&lt;&gt;&quot;Chave&quot;);&quot;&lt;/KEYS&gt;&quot;;&quot;&quot;) &amp; IF([.B529]&lt;&gt;[.B530];&quot;&lt;/TABLE&gt;&quot;;&quot;&quot;) &amp; IF(AND([.A529]=&quot;&quot;;[.A528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30]=&quot;Chave&quot;;[.C530]&amp;ROW([.C530]);[.C530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30]&lt;&gt;[.B529];[.B530]&lt;&gt;&quot;&quot;);&quot;&lt;TABLE NAME=&quot;&quot;&quot;&amp;[.B530]&amp;&quot;&quot;&quot; COMMENT=&quot;&quot;&quot;&amp;[.K530]&amp;&quot;&quot;&quot; &quot;&amp; [.M530] &amp;&quot;&gt;&lt;FIELDS&gt;&quot;;&quot;&quot;) &amp; IF(AND([.A530]=&quot;Chave&quot;;[.A529]=&quot;Campo&quot;);&quot;&lt;KEYS&gt;&quot;;&quot;&quot;) &amp; IF([.A530]=&quot;Chave&quot;;&quot;&lt;KEY NAME=&quot;&quot;&quot;&amp;[.C530]&amp;&quot;&quot;&quot; TYPE=&quot;&quot;&quot;&amp;IF([.D530]=&quot;PK&quot;;&quot;primary&quot;;&quot;foreign&quot;)&amp;&quot;&quot;&quot; FIELDS=&quot;&quot;&quot;&amp;[.C530]&amp;&quot;&quot;&quot;&quot;&amp;IF([.D530]=&quot;FK&quot;;&quot; REFTABLE=&quot;&quot;&quot;&amp;[.F530]&amp;&quot;&quot;&quot; REFFIELDS=&quot;&quot;&quot;&amp;[.G530]&amp;&quot;&quot;&quot;&quot;;&quot;&quot;)&amp;&quot; COMMENT=&quot;&quot;&quot;&amp;[.J530]&amp;&quot;&quot;&quot;/&gt;&quot;;&quot;&quot;) &amp; IF([.A530]=&quot;Campo&quot;;&quot;&lt;FIELD NAME=&quot;&quot;&quot;&amp;[.C530]&amp;&quot;&quot;&quot; &quot;&amp;[.N531]&amp;&quot; &quot;&amp;[.L530]&amp;&quot; COMMENT=&quot;&quot;&quot;&amp;[.J530]&amp;&quot;&quot;&quot;/&gt;&quot;;&quot;&quot;) &amp; IF(AND([.A530]=&quot;Campo&quot;;[.A531]=&quot;Chave&quot;);&quot;&lt;FILEDS/&gt;&quot;;&quot;&quot;) &amp; IF(AND([.A530]=&quot;Chave&quot;;[.A531]&lt;&gt;&quot;Chave&quot;);&quot;&lt;/KEYS&gt;&quot;;&quot;&quot;) &amp; IF([.B530]&lt;&gt;[.B531];&quot;&lt;/TABLE&gt;&quot;;&quot;&quot;) &amp; IF(AND([.A530]=&quot;&quot;;[.A529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31]=&quot;Chave&quot;;[.C531]&amp;ROW([.C531]);[.C531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31]&lt;&gt;[.B530];[.B531]&lt;&gt;&quot;&quot;);&quot;&lt;TABLE NAME=&quot;&quot;&quot;&amp;[.B531]&amp;&quot;&quot;&quot; COMMENT=&quot;&quot;&quot;&amp;[.K531]&amp;&quot;&quot;&quot; &quot;&amp; [.M531] &amp;&quot;&gt;&lt;FIELDS&gt;&quot;;&quot;&quot;) &amp; IF(AND([.A531]=&quot;Chave&quot;;[.A530]=&quot;Campo&quot;);&quot;&lt;KEYS&gt;&quot;;&quot;&quot;) &amp; IF([.A531]=&quot;Chave&quot;;&quot;&lt;KEY NAME=&quot;&quot;&quot;&amp;[.C531]&amp;&quot;&quot;&quot; TYPE=&quot;&quot;&quot;&amp;IF([.D531]=&quot;PK&quot;;&quot;primary&quot;;&quot;foreign&quot;)&amp;&quot;&quot;&quot; FIELDS=&quot;&quot;&quot;&amp;[.C531]&amp;&quot;&quot;&quot;&quot;&amp;IF([.D531]=&quot;FK&quot;;&quot; REFTABLE=&quot;&quot;&quot;&amp;[.F531]&amp;&quot;&quot;&quot; REFFIELDS=&quot;&quot;&quot;&amp;[.G531]&amp;&quot;&quot;&quot;&quot;;&quot;&quot;)&amp;&quot; COMMENT=&quot;&quot;&quot;&amp;[.J531]&amp;&quot;&quot;&quot;/&gt;&quot;;&quot;&quot;) &amp; IF([.A531]=&quot;Campo&quot;;&quot;&lt;FIELD NAME=&quot;&quot;&quot;&amp;[.C531]&amp;&quot;&quot;&quot; &quot;&amp;[.N532]&amp;&quot; &quot;&amp;[.L531]&amp;&quot; COMMENT=&quot;&quot;&quot;&amp;[.J531]&amp;&quot;&quot;&quot;/&gt;&quot;;&quot;&quot;) &amp; IF(AND([.A531]=&quot;Campo&quot;;[.A532]=&quot;Chave&quot;);&quot;&lt;FILEDS/&gt;&quot;;&quot;&quot;) &amp; IF(AND([.A531]=&quot;Chave&quot;;[.A532]&lt;&gt;&quot;Chave&quot;);&quot;&lt;/KEYS&gt;&quot;;&quot;&quot;) &amp; IF([.B531]&lt;&gt;[.B532];&quot;&lt;/TABLE&gt;&quot;;&quot;&quot;) &amp; IF(AND([.A531]=&quot;&quot;;[.A530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32]=&quot;Chave&quot;;[.C532]&amp;ROW([.C532]);[.C532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32]&lt;&gt;[.B531];[.B532]&lt;&gt;&quot;&quot;);&quot;&lt;TABLE NAME=&quot;&quot;&quot;&amp;[.B532]&amp;&quot;&quot;&quot; COMMENT=&quot;&quot;&quot;&amp;[.K532]&amp;&quot;&quot;&quot; &quot;&amp; [.M532] &amp;&quot;&gt;&lt;FIELDS&gt;&quot;;&quot;&quot;) &amp; IF(AND([.A532]=&quot;Chave&quot;;[.A531]=&quot;Campo&quot;);&quot;&lt;KEYS&gt;&quot;;&quot;&quot;) &amp; IF([.A532]=&quot;Chave&quot;;&quot;&lt;KEY NAME=&quot;&quot;&quot;&amp;[.C532]&amp;&quot;&quot;&quot; TYPE=&quot;&quot;&quot;&amp;IF([.D532]=&quot;PK&quot;;&quot;primary&quot;;&quot;foreign&quot;)&amp;&quot;&quot;&quot; FIELDS=&quot;&quot;&quot;&amp;[.C532]&amp;&quot;&quot;&quot;&quot;&amp;IF([.D532]=&quot;FK&quot;;&quot; REFTABLE=&quot;&quot;&quot;&amp;[.F532]&amp;&quot;&quot;&quot; REFFIELDS=&quot;&quot;&quot;&amp;[.G532]&amp;&quot;&quot;&quot;&quot;;&quot;&quot;)&amp;&quot; COMMENT=&quot;&quot;&quot;&amp;[.J532]&amp;&quot;&quot;&quot;/&gt;&quot;;&quot;&quot;) &amp; IF([.A532]=&quot;Campo&quot;;&quot;&lt;FIELD NAME=&quot;&quot;&quot;&amp;[.C532]&amp;&quot;&quot;&quot; &quot;&amp;[.N533]&amp;&quot; &quot;&amp;[.L532]&amp;&quot; COMMENT=&quot;&quot;&quot;&amp;[.J532]&amp;&quot;&quot;&quot;/&gt;&quot;;&quot;&quot;) &amp; IF(AND([.A532]=&quot;Campo&quot;;[.A533]=&quot;Chave&quot;);&quot;&lt;FILEDS/&gt;&quot;;&quot;&quot;) &amp; IF(AND([.A532]=&quot;Chave&quot;;[.A533]&lt;&gt;&quot;Chave&quot;);&quot;&lt;/KEYS&gt;&quot;;&quot;&quot;) &amp; IF([.B532]&lt;&gt;[.B533];&quot;&lt;/TABLE&gt;&quot;;&quot;&quot;) &amp; IF(AND([.A532]=&quot;&quot;;[.A531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33]=&quot;Chave&quot;;[.C533]&amp;ROW([.C533]);[.C533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33]&lt;&gt;[.B532];[.B533]&lt;&gt;&quot;&quot;);&quot;&lt;TABLE NAME=&quot;&quot;&quot;&amp;[.B533]&amp;&quot;&quot;&quot; COMMENT=&quot;&quot;&quot;&amp;[.K533]&amp;&quot;&quot;&quot; &quot;&amp; [.M533] &amp;&quot;&gt;&lt;FIELDS&gt;&quot;;&quot;&quot;) &amp; IF(AND([.A533]=&quot;Chave&quot;;[.A532]=&quot;Campo&quot;);&quot;&lt;KEYS&gt;&quot;;&quot;&quot;) &amp; IF([.A533]=&quot;Chave&quot;;&quot;&lt;KEY NAME=&quot;&quot;&quot;&amp;[.C533]&amp;&quot;&quot;&quot; TYPE=&quot;&quot;&quot;&amp;IF([.D533]=&quot;PK&quot;;&quot;primary&quot;;&quot;foreign&quot;)&amp;&quot;&quot;&quot; FIELDS=&quot;&quot;&quot;&amp;[.C533]&amp;&quot;&quot;&quot;&quot;&amp;IF([.D533]=&quot;FK&quot;;&quot; REFTABLE=&quot;&quot;&quot;&amp;[.F533]&amp;&quot;&quot;&quot; REFFIELDS=&quot;&quot;&quot;&amp;[.G533]&amp;&quot;&quot;&quot;&quot;;&quot;&quot;)&amp;&quot; COMMENT=&quot;&quot;&quot;&amp;[.J533]&amp;&quot;&quot;&quot;/&gt;&quot;;&quot;&quot;) &amp; IF([.A533]=&quot;Campo&quot;;&quot;&lt;FIELD NAME=&quot;&quot;&quot;&amp;[.C533]&amp;&quot;&quot;&quot; &quot;&amp;[.N534]&amp;&quot; &quot;&amp;[.L533]&amp;&quot; COMMENT=&quot;&quot;&quot;&amp;[.J533]&amp;&quot;&quot;&quot;/&gt;&quot;;&quot;&quot;) &amp; IF(AND([.A533]=&quot;Campo&quot;;[.A534]=&quot;Chave&quot;);&quot;&lt;FILEDS/&gt;&quot;;&quot;&quot;) &amp; IF(AND([.A533]=&quot;Chave&quot;;[.A534]&lt;&gt;&quot;Chave&quot;);&quot;&lt;/KEYS&gt;&quot;;&quot;&quot;) &amp; IF([.B533]&lt;&gt;[.B534];&quot;&lt;/TABLE&gt;&quot;;&quot;&quot;) &amp; IF(AND([.A533]=&quot;&quot;;[.A532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34]=&quot;Chave&quot;;[.C534]&amp;ROW([.C534]);[.C534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34]&lt;&gt;[.B533];[.B534]&lt;&gt;&quot;&quot;);&quot;&lt;TABLE NAME=&quot;&quot;&quot;&amp;[.B534]&amp;&quot;&quot;&quot; COMMENT=&quot;&quot;&quot;&amp;[.K534]&amp;&quot;&quot;&quot; &quot;&amp; [.M534] &amp;&quot;&gt;&lt;FIELDS&gt;&quot;;&quot;&quot;) &amp; IF(AND([.A534]=&quot;Chave&quot;;[.A533]=&quot;Campo&quot;);&quot;&lt;KEYS&gt;&quot;;&quot;&quot;) &amp; IF([.A534]=&quot;Chave&quot;;&quot;&lt;KEY NAME=&quot;&quot;&quot;&amp;[.C534]&amp;&quot;&quot;&quot; TYPE=&quot;&quot;&quot;&amp;IF([.D534]=&quot;PK&quot;;&quot;primary&quot;;&quot;foreign&quot;)&amp;&quot;&quot;&quot; FIELDS=&quot;&quot;&quot;&amp;[.C534]&amp;&quot;&quot;&quot;&quot;&amp;IF([.D534]=&quot;FK&quot;;&quot; REFTABLE=&quot;&quot;&quot;&amp;[.F534]&amp;&quot;&quot;&quot; REFFIELDS=&quot;&quot;&quot;&amp;[.G534]&amp;&quot;&quot;&quot;&quot;;&quot;&quot;)&amp;&quot; COMMENT=&quot;&quot;&quot;&amp;[.J534]&amp;&quot;&quot;&quot;/&gt;&quot;;&quot;&quot;) &amp; IF([.A534]=&quot;Campo&quot;;&quot;&lt;FIELD NAME=&quot;&quot;&quot;&amp;[.C534]&amp;&quot;&quot;&quot; &quot;&amp;[.N535]&amp;&quot; &quot;&amp;[.L534]&amp;&quot; COMMENT=&quot;&quot;&quot;&amp;[.J534]&amp;&quot;&quot;&quot;/&gt;&quot;;&quot;&quot;) &amp; IF(AND([.A534]=&quot;Campo&quot;;[.A535]=&quot;Chave&quot;);&quot;&lt;FILEDS/&gt;&quot;;&quot;&quot;) &amp; IF(AND([.A534]=&quot;Chave&quot;;[.A535]&lt;&gt;&quot;Chave&quot;);&quot;&lt;/KEYS&gt;&quot;;&quot;&quot;) &amp; IF([.B534]&lt;&gt;[.B535];&quot;&lt;/TABLE&gt;&quot;;&quot;&quot;) &amp; IF(AND([.A534]=&quot;&quot;;[.A533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35]=&quot;Chave&quot;;[.C535]&amp;ROW([.C535]);[.C535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35]&lt;&gt;[.B534];[.B535]&lt;&gt;&quot;&quot;);&quot;&lt;TABLE NAME=&quot;&quot;&quot;&amp;[.B535]&amp;&quot;&quot;&quot; COMMENT=&quot;&quot;&quot;&amp;[.K535]&amp;&quot;&quot;&quot; &quot;&amp; [.M535] &amp;&quot;&gt;&lt;FIELDS&gt;&quot;;&quot;&quot;) &amp; IF(AND([.A535]=&quot;Chave&quot;;[.A534]=&quot;Campo&quot;);&quot;&lt;KEYS&gt;&quot;;&quot;&quot;) &amp; IF([.A535]=&quot;Chave&quot;;&quot;&lt;KEY NAME=&quot;&quot;&quot;&amp;[.C535]&amp;&quot;&quot;&quot; TYPE=&quot;&quot;&quot;&amp;IF([.D535]=&quot;PK&quot;;&quot;primary&quot;;&quot;foreign&quot;)&amp;&quot;&quot;&quot; FIELDS=&quot;&quot;&quot;&amp;[.C535]&amp;&quot;&quot;&quot;&quot;&amp;IF([.D535]=&quot;FK&quot;;&quot; REFTABLE=&quot;&quot;&quot;&amp;[.F535]&amp;&quot;&quot;&quot; REFFIELDS=&quot;&quot;&quot;&amp;[.G535]&amp;&quot;&quot;&quot;&quot;;&quot;&quot;)&amp;&quot; COMMENT=&quot;&quot;&quot;&amp;[.J535]&amp;&quot;&quot;&quot;/&gt;&quot;;&quot;&quot;) &amp; IF([.A535]=&quot;Campo&quot;;&quot;&lt;FIELD NAME=&quot;&quot;&quot;&amp;[.C535]&amp;&quot;&quot;&quot; &quot;&amp;[.N536]&amp;&quot; &quot;&amp;[.L535]&amp;&quot; COMMENT=&quot;&quot;&quot;&amp;[.J535]&amp;&quot;&quot;&quot;/&gt;&quot;;&quot;&quot;) &amp; IF(AND([.A535]=&quot;Campo&quot;;[.A536]=&quot;Chave&quot;);&quot;&lt;FILEDS/&gt;&quot;;&quot;&quot;) &amp; IF(AND([.A535]=&quot;Chave&quot;;[.A536]&lt;&gt;&quot;Chave&quot;);&quot;&lt;/KEYS&gt;&quot;;&quot;&quot;) &amp; IF([.B535]&lt;&gt;[.B536];&quot;&lt;/TABLE&gt;&quot;;&quot;&quot;) &amp; IF(AND([.A535]=&quot;&quot;;[.A534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36]=&quot;Chave&quot;;[.C536]&amp;ROW([.C536]);[.C536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36]&lt;&gt;[.B535];[.B536]&lt;&gt;&quot;&quot;);&quot;&lt;TABLE NAME=&quot;&quot;&quot;&amp;[.B536]&amp;&quot;&quot;&quot; COMMENT=&quot;&quot;&quot;&amp;[.K536]&amp;&quot;&quot;&quot; &quot;&amp; [.M536] &amp;&quot;&gt;&lt;FIELDS&gt;&quot;;&quot;&quot;) &amp; IF(AND([.A536]=&quot;Chave&quot;;[.A535]=&quot;Campo&quot;);&quot;&lt;KEYS&gt;&quot;;&quot;&quot;) &amp; IF([.A536]=&quot;Chave&quot;;&quot;&lt;KEY NAME=&quot;&quot;&quot;&amp;[.C536]&amp;&quot;&quot;&quot; TYPE=&quot;&quot;&quot;&amp;IF([.D536]=&quot;PK&quot;;&quot;primary&quot;;&quot;foreign&quot;)&amp;&quot;&quot;&quot; FIELDS=&quot;&quot;&quot;&amp;[.C536]&amp;&quot;&quot;&quot;&quot;&amp;IF([.D536]=&quot;FK&quot;;&quot; REFTABLE=&quot;&quot;&quot;&amp;[.F536]&amp;&quot;&quot;&quot; REFFIELDS=&quot;&quot;&quot;&amp;[.G536]&amp;&quot;&quot;&quot;&quot;;&quot;&quot;)&amp;&quot; COMMENT=&quot;&quot;&quot;&amp;[.J536]&amp;&quot;&quot;&quot;/&gt;&quot;;&quot;&quot;) &amp; IF([.A536]=&quot;Campo&quot;;&quot;&lt;FIELD NAME=&quot;&quot;&quot;&amp;[.C536]&amp;&quot;&quot;&quot; &quot;&amp;[.N537]&amp;&quot; &quot;&amp;[.L536]&amp;&quot; COMMENT=&quot;&quot;&quot;&amp;[.J536]&amp;&quot;&quot;&quot;/&gt;&quot;;&quot;&quot;) &amp; IF(AND([.A536]=&quot;Campo&quot;;[.A537]=&quot;Chave&quot;);&quot;&lt;FILEDS/&gt;&quot;;&quot;&quot;) &amp; IF(AND([.A536]=&quot;Chave&quot;;[.A537]&lt;&gt;&quot;Chave&quot;);&quot;&lt;/KEYS&gt;&quot;;&quot;&quot;) &amp; IF([.B536]&lt;&gt;[.B537];&quot;&lt;/TABLE&gt;&quot;;&quot;&quot;) &amp; IF(AND([.A536]=&quot;&quot;;[.A535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37]=&quot;Chave&quot;;[.C537]&amp;ROW([.C537]);[.C537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37]&lt;&gt;[.B536];[.B537]&lt;&gt;&quot;&quot;);&quot;&lt;TABLE NAME=&quot;&quot;&quot;&amp;[.B537]&amp;&quot;&quot;&quot; COMMENT=&quot;&quot;&quot;&amp;[.K537]&amp;&quot;&quot;&quot; &quot;&amp; [.M537] &amp;&quot;&gt;&lt;FIELDS&gt;&quot;;&quot;&quot;) &amp; IF(AND([.A537]=&quot;Chave&quot;;[.A536]=&quot;Campo&quot;);&quot;&lt;KEYS&gt;&quot;;&quot;&quot;) &amp; IF([.A537]=&quot;Chave&quot;;&quot;&lt;KEY NAME=&quot;&quot;&quot;&amp;[.C537]&amp;&quot;&quot;&quot; TYPE=&quot;&quot;&quot;&amp;IF([.D537]=&quot;PK&quot;;&quot;primary&quot;;&quot;foreign&quot;)&amp;&quot;&quot;&quot; FIELDS=&quot;&quot;&quot;&amp;[.C537]&amp;&quot;&quot;&quot;&quot;&amp;IF([.D537]=&quot;FK&quot;;&quot; REFTABLE=&quot;&quot;&quot;&amp;[.F537]&amp;&quot;&quot;&quot; REFFIELDS=&quot;&quot;&quot;&amp;[.G537]&amp;&quot;&quot;&quot;&quot;;&quot;&quot;)&amp;&quot; COMMENT=&quot;&quot;&quot;&amp;[.J537]&amp;&quot;&quot;&quot;/&gt;&quot;;&quot;&quot;) &amp; IF([.A537]=&quot;Campo&quot;;&quot;&lt;FIELD NAME=&quot;&quot;&quot;&amp;[.C537]&amp;&quot;&quot;&quot; &quot;&amp;[.N538]&amp;&quot; &quot;&amp;[.L537]&amp;&quot; COMMENT=&quot;&quot;&quot;&amp;[.J537]&amp;&quot;&quot;&quot;/&gt;&quot;;&quot;&quot;) &amp; IF(AND([.A537]=&quot;Campo&quot;;[.A538]=&quot;Chave&quot;);&quot;&lt;FILEDS/&gt;&quot;;&quot;&quot;) &amp; IF(AND([.A537]=&quot;Chave&quot;;[.A538]&lt;&gt;&quot;Chave&quot;);&quot;&lt;/KEYS&gt;&quot;;&quot;&quot;) &amp; IF([.B537]&lt;&gt;[.B538];&quot;&lt;/TABLE&gt;&quot;;&quot;&quot;) &amp; IF(AND([.A537]=&quot;&quot;;[.A536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38]=&quot;Chave&quot;;[.C538]&amp;ROW([.C538]);[.C538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38]&lt;&gt;[.B537];[.B538]&lt;&gt;&quot;&quot;);&quot;&lt;TABLE NAME=&quot;&quot;&quot;&amp;[.B538]&amp;&quot;&quot;&quot; COMMENT=&quot;&quot;&quot;&amp;[.K538]&amp;&quot;&quot;&quot; &quot;&amp; [.M538] &amp;&quot;&gt;&lt;FIELDS&gt;&quot;;&quot;&quot;) &amp; IF(AND([.A538]=&quot;Chave&quot;;[.A537]=&quot;Campo&quot;);&quot;&lt;KEYS&gt;&quot;;&quot;&quot;) &amp; IF([.A538]=&quot;Chave&quot;;&quot;&lt;KEY NAME=&quot;&quot;&quot;&amp;[.C538]&amp;&quot;&quot;&quot; TYPE=&quot;&quot;&quot;&amp;IF([.D538]=&quot;PK&quot;;&quot;primary&quot;;&quot;foreign&quot;)&amp;&quot;&quot;&quot; FIELDS=&quot;&quot;&quot;&amp;[.C538]&amp;&quot;&quot;&quot;&quot;&amp;IF([.D538]=&quot;FK&quot;;&quot; REFTABLE=&quot;&quot;&quot;&amp;[.F538]&amp;&quot;&quot;&quot; REFFIELDS=&quot;&quot;&quot;&amp;[.G538]&amp;&quot;&quot;&quot;&quot;;&quot;&quot;)&amp;&quot; COMMENT=&quot;&quot;&quot;&amp;[.J538]&amp;&quot;&quot;&quot;/&gt;&quot;;&quot;&quot;) &amp; IF([.A538]=&quot;Campo&quot;;&quot;&lt;FIELD NAME=&quot;&quot;&quot;&amp;[.C538]&amp;&quot;&quot;&quot; &quot;&amp;[.N539]&amp;&quot; &quot;&amp;[.L538]&amp;&quot; COMMENT=&quot;&quot;&quot;&amp;[.J538]&amp;&quot;&quot;&quot;/&gt;&quot;;&quot;&quot;) &amp; IF(AND([.A538]=&quot;Campo&quot;;[.A539]=&quot;Chave&quot;);&quot;&lt;FILEDS/&gt;&quot;;&quot;&quot;) &amp; IF(AND([.A538]=&quot;Chave&quot;;[.A539]&lt;&gt;&quot;Chave&quot;);&quot;&lt;/KEYS&gt;&quot;;&quot;&quot;) &amp; IF([.B538]&lt;&gt;[.B539];&quot;&lt;/TABLE&gt;&quot;;&quot;&quot;) &amp; IF(AND([.A538]=&quot;&quot;;[.A537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39]=&quot;Chave&quot;;[.C539]&amp;ROW([.C539]);[.C539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39]&lt;&gt;[.B538];[.B539]&lt;&gt;&quot;&quot;);&quot;&lt;TABLE NAME=&quot;&quot;&quot;&amp;[.B539]&amp;&quot;&quot;&quot; COMMENT=&quot;&quot;&quot;&amp;[.K539]&amp;&quot;&quot;&quot; &quot;&amp; [.M539] &amp;&quot;&gt;&lt;FIELDS&gt;&quot;;&quot;&quot;) &amp; IF(AND([.A539]=&quot;Chave&quot;;[.A538]=&quot;Campo&quot;);&quot;&lt;KEYS&gt;&quot;;&quot;&quot;) &amp; IF([.A539]=&quot;Chave&quot;;&quot;&lt;KEY NAME=&quot;&quot;&quot;&amp;[.C539]&amp;&quot;&quot;&quot; TYPE=&quot;&quot;&quot;&amp;IF([.D539]=&quot;PK&quot;;&quot;primary&quot;;&quot;foreign&quot;)&amp;&quot;&quot;&quot; FIELDS=&quot;&quot;&quot;&amp;[.C539]&amp;&quot;&quot;&quot;&quot;&amp;IF([.D539]=&quot;FK&quot;;&quot; REFTABLE=&quot;&quot;&quot;&amp;[.F539]&amp;&quot;&quot;&quot; REFFIELDS=&quot;&quot;&quot;&amp;[.G539]&amp;&quot;&quot;&quot;&quot;;&quot;&quot;)&amp;&quot; COMMENT=&quot;&quot;&quot;&amp;[.J539]&amp;&quot;&quot;&quot;/&gt;&quot;;&quot;&quot;) &amp; IF([.A539]=&quot;Campo&quot;;&quot;&lt;FIELD NAME=&quot;&quot;&quot;&amp;[.C539]&amp;&quot;&quot;&quot; &quot;&amp;[.N540]&amp;&quot; &quot;&amp;[.L539]&amp;&quot; COMMENT=&quot;&quot;&quot;&amp;[.J539]&amp;&quot;&quot;&quot;/&gt;&quot;;&quot;&quot;) &amp; IF(AND([.A539]=&quot;Campo&quot;;[.A540]=&quot;Chave&quot;);&quot;&lt;FILEDS/&gt;&quot;;&quot;&quot;) &amp; IF(AND([.A539]=&quot;Chave&quot;;[.A540]&lt;&gt;&quot;Chave&quot;);&quot;&lt;/KEYS&gt;&quot;;&quot;&quot;) &amp; IF([.B539]&lt;&gt;[.B540];&quot;&lt;/TABLE&gt;&quot;;&quot;&quot;) &amp; IF(AND([.A539]=&quot;&quot;;[.A538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40]=&quot;Chave&quot;;[.C540]&amp;ROW([.C540]);[.C540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40]&lt;&gt;[.B539];[.B540]&lt;&gt;&quot;&quot;);&quot;&lt;TABLE NAME=&quot;&quot;&quot;&amp;[.B540]&amp;&quot;&quot;&quot; COMMENT=&quot;&quot;&quot;&amp;[.K540]&amp;&quot;&quot;&quot; &quot;&amp; [.M540] &amp;&quot;&gt;&lt;FIELDS&gt;&quot;;&quot;&quot;) &amp; IF(AND([.A540]=&quot;Chave&quot;;[.A539]=&quot;Campo&quot;);&quot;&lt;KEYS&gt;&quot;;&quot;&quot;) &amp; IF([.A540]=&quot;Chave&quot;;&quot;&lt;KEY NAME=&quot;&quot;&quot;&amp;[.C540]&amp;&quot;&quot;&quot; TYPE=&quot;&quot;&quot;&amp;IF([.D540]=&quot;PK&quot;;&quot;primary&quot;;&quot;foreign&quot;)&amp;&quot;&quot;&quot; FIELDS=&quot;&quot;&quot;&amp;[.C540]&amp;&quot;&quot;&quot;&quot;&amp;IF([.D540]=&quot;FK&quot;;&quot; REFTABLE=&quot;&quot;&quot;&amp;[.F540]&amp;&quot;&quot;&quot; REFFIELDS=&quot;&quot;&quot;&amp;[.G540]&amp;&quot;&quot;&quot;&quot;;&quot;&quot;)&amp;&quot; COMMENT=&quot;&quot;&quot;&amp;[.J540]&amp;&quot;&quot;&quot;/&gt;&quot;;&quot;&quot;) &amp; IF([.A540]=&quot;Campo&quot;;&quot;&lt;FIELD NAME=&quot;&quot;&quot;&amp;[.C540]&amp;&quot;&quot;&quot; &quot;&amp;[.N541]&amp;&quot; &quot;&amp;[.L540]&amp;&quot; COMMENT=&quot;&quot;&quot;&amp;[.J540]&amp;&quot;&quot;&quot;/&gt;&quot;;&quot;&quot;) &amp; IF(AND([.A540]=&quot;Campo&quot;;[.A541]=&quot;Chave&quot;);&quot;&lt;FILEDS/&gt;&quot;;&quot;&quot;) &amp; IF(AND([.A540]=&quot;Chave&quot;;[.A541]&lt;&gt;&quot;Chave&quot;);&quot;&lt;/KEYS&gt;&quot;;&quot;&quot;) &amp; IF([.B540]&lt;&gt;[.B541];&quot;&lt;/TABLE&gt;&quot;;&quot;&quot;) &amp; IF(AND([.A540]=&quot;&quot;;[.A539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41]=&quot;Chave&quot;;[.C541]&amp;ROW([.C541]);[.C541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41]&lt;&gt;[.B540];[.B541]&lt;&gt;&quot;&quot;);&quot;&lt;TABLE NAME=&quot;&quot;&quot;&amp;[.B541]&amp;&quot;&quot;&quot; COMMENT=&quot;&quot;&quot;&amp;[.K541]&amp;&quot;&quot;&quot; &quot;&amp; [.M541] &amp;&quot;&gt;&lt;FIELDS&gt;&quot;;&quot;&quot;) &amp; IF(AND([.A541]=&quot;Chave&quot;;[.A540]=&quot;Campo&quot;);&quot;&lt;KEYS&gt;&quot;;&quot;&quot;) &amp; IF([.A541]=&quot;Chave&quot;;&quot;&lt;KEY NAME=&quot;&quot;&quot;&amp;[.C541]&amp;&quot;&quot;&quot; TYPE=&quot;&quot;&quot;&amp;IF([.D541]=&quot;PK&quot;;&quot;primary&quot;;&quot;foreign&quot;)&amp;&quot;&quot;&quot; FIELDS=&quot;&quot;&quot;&amp;[.C541]&amp;&quot;&quot;&quot;&quot;&amp;IF([.D541]=&quot;FK&quot;;&quot; REFTABLE=&quot;&quot;&quot;&amp;[.F541]&amp;&quot;&quot;&quot; REFFIELDS=&quot;&quot;&quot;&amp;[.G541]&amp;&quot;&quot;&quot;&quot;;&quot;&quot;)&amp;&quot; COMMENT=&quot;&quot;&quot;&amp;[.J541]&amp;&quot;&quot;&quot;/&gt;&quot;;&quot;&quot;) &amp; IF([.A541]=&quot;Campo&quot;;&quot;&lt;FIELD NAME=&quot;&quot;&quot;&amp;[.C541]&amp;&quot;&quot;&quot; &quot;&amp;[.N542]&amp;&quot; &quot;&amp;[.L541]&amp;&quot; COMMENT=&quot;&quot;&quot;&amp;[.J541]&amp;&quot;&quot;&quot;/&gt;&quot;;&quot;&quot;) &amp; IF(AND([.A541]=&quot;Campo&quot;;[.A542]=&quot;Chave&quot;);&quot;&lt;FILEDS/&gt;&quot;;&quot;&quot;) &amp; IF(AND([.A541]=&quot;Chave&quot;;[.A542]&lt;&gt;&quot;Chave&quot;);&quot;&lt;/KEYS&gt;&quot;;&quot;&quot;) &amp; IF([.B541]&lt;&gt;[.B542];&quot;&lt;/TABLE&gt;&quot;;&quot;&quot;) &amp; IF(AND([.A541]=&quot;&quot;;[.A540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42]=&quot;Chave&quot;;[.C542]&amp;ROW([.C542]);[.C542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42]&lt;&gt;[.B541];[.B542]&lt;&gt;&quot;&quot;);&quot;&lt;TABLE NAME=&quot;&quot;&quot;&amp;[.B542]&amp;&quot;&quot;&quot; COMMENT=&quot;&quot;&quot;&amp;[.K542]&amp;&quot;&quot;&quot; &quot;&amp; [.M542] &amp;&quot;&gt;&lt;FIELDS&gt;&quot;;&quot;&quot;) &amp; IF(AND([.A542]=&quot;Chave&quot;;[.A541]=&quot;Campo&quot;);&quot;&lt;KEYS&gt;&quot;;&quot;&quot;) &amp; IF([.A542]=&quot;Chave&quot;;&quot;&lt;KEY NAME=&quot;&quot;&quot;&amp;[.C542]&amp;&quot;&quot;&quot; TYPE=&quot;&quot;&quot;&amp;IF([.D542]=&quot;PK&quot;;&quot;primary&quot;;&quot;foreign&quot;)&amp;&quot;&quot;&quot; FIELDS=&quot;&quot;&quot;&amp;[.C542]&amp;&quot;&quot;&quot;&quot;&amp;IF([.D542]=&quot;FK&quot;;&quot; REFTABLE=&quot;&quot;&quot;&amp;[.F542]&amp;&quot;&quot;&quot; REFFIELDS=&quot;&quot;&quot;&amp;[.G542]&amp;&quot;&quot;&quot;&quot;;&quot;&quot;)&amp;&quot; COMMENT=&quot;&quot;&quot;&amp;[.J542]&amp;&quot;&quot;&quot;/&gt;&quot;;&quot;&quot;) &amp; IF([.A542]=&quot;Campo&quot;;&quot;&lt;FIELD NAME=&quot;&quot;&quot;&amp;[.C542]&amp;&quot;&quot;&quot; &quot;&amp;[.N543]&amp;&quot; &quot;&amp;[.L542]&amp;&quot; COMMENT=&quot;&quot;&quot;&amp;[.J542]&amp;&quot;&quot;&quot;/&gt;&quot;;&quot;&quot;) &amp; IF(AND([.A542]=&quot;Campo&quot;;[.A543]=&quot;Chave&quot;);&quot;&lt;FILEDS/&gt;&quot;;&quot;&quot;) &amp; IF(AND([.A542]=&quot;Chave&quot;;[.A543]&lt;&gt;&quot;Chave&quot;);&quot;&lt;/KEYS&gt;&quot;;&quot;&quot;) &amp; IF([.B542]&lt;&gt;[.B543];&quot;&lt;/TABLE&gt;&quot;;&quot;&quot;) &amp; IF(AND([.A542]=&quot;&quot;;[.A541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43]=&quot;Chave&quot;;[.C543]&amp;ROW([.C543]);[.C543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43]&lt;&gt;[.B542];[.B543]&lt;&gt;&quot;&quot;);&quot;&lt;TABLE NAME=&quot;&quot;&quot;&amp;[.B543]&amp;&quot;&quot;&quot; COMMENT=&quot;&quot;&quot;&amp;[.K543]&amp;&quot;&quot;&quot; &quot;&amp; [.M543] &amp;&quot;&gt;&lt;FIELDS&gt;&quot;;&quot;&quot;) &amp; IF(AND([.A543]=&quot;Chave&quot;;[.A542]=&quot;Campo&quot;);&quot;&lt;KEYS&gt;&quot;;&quot;&quot;) &amp; IF([.A543]=&quot;Chave&quot;;&quot;&lt;KEY NAME=&quot;&quot;&quot;&amp;[.C543]&amp;&quot;&quot;&quot; TYPE=&quot;&quot;&quot;&amp;IF([.D543]=&quot;PK&quot;;&quot;primary&quot;;&quot;foreign&quot;)&amp;&quot;&quot;&quot; FIELDS=&quot;&quot;&quot;&amp;[.C543]&amp;&quot;&quot;&quot;&quot;&amp;IF([.D543]=&quot;FK&quot;;&quot; REFTABLE=&quot;&quot;&quot;&amp;[.F543]&amp;&quot;&quot;&quot; REFFIELDS=&quot;&quot;&quot;&amp;[.G543]&amp;&quot;&quot;&quot;&quot;;&quot;&quot;)&amp;&quot; COMMENT=&quot;&quot;&quot;&amp;[.J543]&amp;&quot;&quot;&quot;/&gt;&quot;;&quot;&quot;) &amp; IF([.A543]=&quot;Campo&quot;;&quot;&lt;FIELD NAME=&quot;&quot;&quot;&amp;[.C543]&amp;&quot;&quot;&quot; &quot;&amp;[.N544]&amp;&quot; &quot;&amp;[.L543]&amp;&quot; COMMENT=&quot;&quot;&quot;&amp;[.J543]&amp;&quot;&quot;&quot;/&gt;&quot;;&quot;&quot;) &amp; IF(AND([.A543]=&quot;Campo&quot;;[.A544]=&quot;Chave&quot;);&quot;&lt;FILEDS/&gt;&quot;;&quot;&quot;) &amp; IF(AND([.A543]=&quot;Chave&quot;;[.A544]&lt;&gt;&quot;Chave&quot;);&quot;&lt;/KEYS&gt;&quot;;&quot;&quot;) &amp; IF([.B543]&lt;&gt;[.B544];&quot;&lt;/TABLE&gt;&quot;;&quot;&quot;) &amp; IF(AND([.A543]=&quot;&quot;;[.A542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44]=&quot;Chave&quot;;[.C544]&amp;ROW([.C544]);[.C544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44]&lt;&gt;[.B543];[.B544]&lt;&gt;&quot;&quot;);&quot;&lt;TABLE NAME=&quot;&quot;&quot;&amp;[.B544]&amp;&quot;&quot;&quot; COMMENT=&quot;&quot;&quot;&amp;[.K544]&amp;&quot;&quot;&quot; &quot;&amp; [.M544] &amp;&quot;&gt;&lt;FIELDS&gt;&quot;;&quot;&quot;) &amp; IF(AND([.A544]=&quot;Chave&quot;;[.A543]=&quot;Campo&quot;);&quot;&lt;KEYS&gt;&quot;;&quot;&quot;) &amp; IF([.A544]=&quot;Chave&quot;;&quot;&lt;KEY NAME=&quot;&quot;&quot;&amp;[.C544]&amp;&quot;&quot;&quot; TYPE=&quot;&quot;&quot;&amp;IF([.D544]=&quot;PK&quot;;&quot;primary&quot;;&quot;foreign&quot;)&amp;&quot;&quot;&quot; FIELDS=&quot;&quot;&quot;&amp;[.C544]&amp;&quot;&quot;&quot;&quot;&amp;IF([.D544]=&quot;FK&quot;;&quot; REFTABLE=&quot;&quot;&quot;&amp;[.F544]&amp;&quot;&quot;&quot; REFFIELDS=&quot;&quot;&quot;&amp;[.G544]&amp;&quot;&quot;&quot;&quot;;&quot;&quot;)&amp;&quot; COMMENT=&quot;&quot;&quot;&amp;[.J544]&amp;&quot;&quot;&quot;/&gt;&quot;;&quot;&quot;) &amp; IF([.A544]=&quot;Campo&quot;;&quot;&lt;FIELD NAME=&quot;&quot;&quot;&amp;[.C544]&amp;&quot;&quot;&quot; &quot;&amp;[.N545]&amp;&quot; &quot;&amp;[.L544]&amp;&quot; COMMENT=&quot;&quot;&quot;&amp;[.J544]&amp;&quot;&quot;&quot;/&gt;&quot;;&quot;&quot;) &amp; IF(AND([.A544]=&quot;Campo&quot;;[.A545]=&quot;Chave&quot;);&quot;&lt;FILEDS/&gt;&quot;;&quot;&quot;) &amp; IF(AND([.A544]=&quot;Chave&quot;;[.A545]&lt;&gt;&quot;Chave&quot;);&quot;&lt;/KEYS&gt;&quot;;&quot;&quot;) &amp; IF([.B544]&lt;&gt;[.B545];&quot;&lt;/TABLE&gt;&quot;;&quot;&quot;) &amp; IF(AND([.A544]=&quot;&quot;;[.A543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45]=&quot;Chave&quot;;[.C545]&amp;ROW([.C545]);[.C545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45]&lt;&gt;[.B544];[.B545]&lt;&gt;&quot;&quot;);&quot;&lt;TABLE NAME=&quot;&quot;&quot;&amp;[.B545]&amp;&quot;&quot;&quot; COMMENT=&quot;&quot;&quot;&amp;[.K545]&amp;&quot;&quot;&quot; &quot;&amp; [.M545] &amp;&quot;&gt;&lt;FIELDS&gt;&quot;;&quot;&quot;) &amp; IF(AND([.A545]=&quot;Chave&quot;;[.A544]=&quot;Campo&quot;);&quot;&lt;KEYS&gt;&quot;;&quot;&quot;) &amp; IF([.A545]=&quot;Chave&quot;;&quot;&lt;KEY NAME=&quot;&quot;&quot;&amp;[.C545]&amp;&quot;&quot;&quot; TYPE=&quot;&quot;&quot;&amp;IF([.D545]=&quot;PK&quot;;&quot;primary&quot;;&quot;foreign&quot;)&amp;&quot;&quot;&quot; FIELDS=&quot;&quot;&quot;&amp;[.C545]&amp;&quot;&quot;&quot;&quot;&amp;IF([.D545]=&quot;FK&quot;;&quot; REFTABLE=&quot;&quot;&quot;&amp;[.F545]&amp;&quot;&quot;&quot; REFFIELDS=&quot;&quot;&quot;&amp;[.G545]&amp;&quot;&quot;&quot;&quot;;&quot;&quot;)&amp;&quot; COMMENT=&quot;&quot;&quot;&amp;[.J545]&amp;&quot;&quot;&quot;/&gt;&quot;;&quot;&quot;) &amp; IF([.A545]=&quot;Campo&quot;;&quot;&lt;FIELD NAME=&quot;&quot;&quot;&amp;[.C545]&amp;&quot;&quot;&quot; &quot;&amp;[.N546]&amp;&quot; &quot;&amp;[.L545]&amp;&quot; COMMENT=&quot;&quot;&quot;&amp;[.J545]&amp;&quot;&quot;&quot;/&gt;&quot;;&quot;&quot;) &amp; IF(AND([.A545]=&quot;Campo&quot;;[.A546]=&quot;Chave&quot;);&quot;&lt;FILEDS/&gt;&quot;;&quot;&quot;) &amp; IF(AND([.A545]=&quot;Chave&quot;;[.A546]&lt;&gt;&quot;Chave&quot;);&quot;&lt;/KEYS&gt;&quot;;&quot;&quot;) &amp; IF([.B545]&lt;&gt;[.B546];&quot;&lt;/TABLE&gt;&quot;;&quot;&quot;) &amp; IF(AND([.A545]=&quot;&quot;;[.A544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46]=&quot;Chave&quot;;[.C546]&amp;ROW([.C546]);[.C546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46]&lt;&gt;[.B545];[.B546]&lt;&gt;&quot;&quot;);&quot;&lt;TABLE NAME=&quot;&quot;&quot;&amp;[.B546]&amp;&quot;&quot;&quot; COMMENT=&quot;&quot;&quot;&amp;[.K546]&amp;&quot;&quot;&quot; &quot;&amp; [.M546] &amp;&quot;&gt;&lt;FIELDS&gt;&quot;;&quot;&quot;) &amp; IF(AND([.A546]=&quot;Chave&quot;;[.A545]=&quot;Campo&quot;);&quot;&lt;KEYS&gt;&quot;;&quot;&quot;) &amp; IF([.A546]=&quot;Chave&quot;;&quot;&lt;KEY NAME=&quot;&quot;&quot;&amp;[.C546]&amp;&quot;&quot;&quot; TYPE=&quot;&quot;&quot;&amp;IF([.D546]=&quot;PK&quot;;&quot;primary&quot;;&quot;foreign&quot;)&amp;&quot;&quot;&quot; FIELDS=&quot;&quot;&quot;&amp;[.C546]&amp;&quot;&quot;&quot;&quot;&amp;IF([.D546]=&quot;FK&quot;;&quot; REFTABLE=&quot;&quot;&quot;&amp;[.F546]&amp;&quot;&quot;&quot; REFFIELDS=&quot;&quot;&quot;&amp;[.G546]&amp;&quot;&quot;&quot;&quot;;&quot;&quot;)&amp;&quot; COMMENT=&quot;&quot;&quot;&amp;[.J546]&amp;&quot;&quot;&quot;/&gt;&quot;;&quot;&quot;) &amp; IF([.A546]=&quot;Campo&quot;;&quot;&lt;FIELD NAME=&quot;&quot;&quot;&amp;[.C546]&amp;&quot;&quot;&quot; &quot;&amp;[.N547]&amp;&quot; &quot;&amp;[.L546]&amp;&quot; COMMENT=&quot;&quot;&quot;&amp;[.J546]&amp;&quot;&quot;&quot;/&gt;&quot;;&quot;&quot;) &amp; IF(AND([.A546]=&quot;Campo&quot;;[.A547]=&quot;Chave&quot;);&quot;&lt;FILEDS/&gt;&quot;;&quot;&quot;) &amp; IF(AND([.A546]=&quot;Chave&quot;;[.A547]&lt;&gt;&quot;Chave&quot;);&quot;&lt;/KEYS&gt;&quot;;&quot;&quot;) &amp; IF([.B546]&lt;&gt;[.B547];&quot;&lt;/TABLE&gt;&quot;;&quot;&quot;) &amp; IF(AND([.A546]=&quot;&quot;;[.A545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47]=&quot;Chave&quot;;[.C547]&amp;ROW([.C547]);[.C547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47]&lt;&gt;[.B546];[.B547]&lt;&gt;&quot;&quot;);&quot;&lt;TABLE NAME=&quot;&quot;&quot;&amp;[.B547]&amp;&quot;&quot;&quot; COMMENT=&quot;&quot;&quot;&amp;[.K547]&amp;&quot;&quot;&quot; &quot;&amp; [.M547] &amp;&quot;&gt;&lt;FIELDS&gt;&quot;;&quot;&quot;) &amp; IF(AND([.A547]=&quot;Chave&quot;;[.A546]=&quot;Campo&quot;);&quot;&lt;KEYS&gt;&quot;;&quot;&quot;) &amp; IF([.A547]=&quot;Chave&quot;;&quot;&lt;KEY NAME=&quot;&quot;&quot;&amp;[.C547]&amp;&quot;&quot;&quot; TYPE=&quot;&quot;&quot;&amp;IF([.D547]=&quot;PK&quot;;&quot;primary&quot;;&quot;foreign&quot;)&amp;&quot;&quot;&quot; FIELDS=&quot;&quot;&quot;&amp;[.C547]&amp;&quot;&quot;&quot;&quot;&amp;IF([.D547]=&quot;FK&quot;;&quot; REFTABLE=&quot;&quot;&quot;&amp;[.F547]&amp;&quot;&quot;&quot; REFFIELDS=&quot;&quot;&quot;&amp;[.G547]&amp;&quot;&quot;&quot;&quot;;&quot;&quot;)&amp;&quot; COMMENT=&quot;&quot;&quot;&amp;[.J547]&amp;&quot;&quot;&quot;/&gt;&quot;;&quot;&quot;) &amp; IF([.A547]=&quot;Campo&quot;;&quot;&lt;FIELD NAME=&quot;&quot;&quot;&amp;[.C547]&amp;&quot;&quot;&quot; &quot;&amp;[.N548]&amp;&quot; &quot;&amp;[.L547]&amp;&quot; COMMENT=&quot;&quot;&quot;&amp;[.J547]&amp;&quot;&quot;&quot;/&gt;&quot;;&quot;&quot;) &amp; IF(AND([.A547]=&quot;Campo&quot;;[.A548]=&quot;Chave&quot;);&quot;&lt;FILEDS/&gt;&quot;;&quot;&quot;) &amp; IF(AND([.A547]=&quot;Chave&quot;;[.A548]&lt;&gt;&quot;Chave&quot;);&quot;&lt;/KEYS&gt;&quot;;&quot;&quot;) &amp; IF([.B547]&lt;&gt;[.B548];&quot;&lt;/TABLE&gt;&quot;;&quot;&quot;) &amp; IF(AND([.A547]=&quot;&quot;;[.A546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48]=&quot;Chave&quot;;[.C548]&amp;ROW([.C548]);[.C548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48]&lt;&gt;[.B547];[.B548]&lt;&gt;&quot;&quot;);&quot;&lt;TABLE NAME=&quot;&quot;&quot;&amp;[.B548]&amp;&quot;&quot;&quot; COMMENT=&quot;&quot;&quot;&amp;[.K548]&amp;&quot;&quot;&quot; &quot;&amp; [.M548] &amp;&quot;&gt;&lt;FIELDS&gt;&quot;;&quot;&quot;) &amp; IF(AND([.A548]=&quot;Chave&quot;;[.A547]=&quot;Campo&quot;);&quot;&lt;KEYS&gt;&quot;;&quot;&quot;) &amp; IF([.A548]=&quot;Chave&quot;;&quot;&lt;KEY NAME=&quot;&quot;&quot;&amp;[.C548]&amp;&quot;&quot;&quot; TYPE=&quot;&quot;&quot;&amp;IF([.D548]=&quot;PK&quot;;&quot;primary&quot;;&quot;foreign&quot;)&amp;&quot;&quot;&quot; FIELDS=&quot;&quot;&quot;&amp;[.C548]&amp;&quot;&quot;&quot;&quot;&amp;IF([.D548]=&quot;FK&quot;;&quot; REFTABLE=&quot;&quot;&quot;&amp;[.F548]&amp;&quot;&quot;&quot; REFFIELDS=&quot;&quot;&quot;&amp;[.G548]&amp;&quot;&quot;&quot;&quot;;&quot;&quot;)&amp;&quot; COMMENT=&quot;&quot;&quot;&amp;[.J548]&amp;&quot;&quot;&quot;/&gt;&quot;;&quot;&quot;) &amp; IF([.A548]=&quot;Campo&quot;;&quot;&lt;FIELD NAME=&quot;&quot;&quot;&amp;[.C548]&amp;&quot;&quot;&quot; &quot;&amp;[.N549]&amp;&quot; &quot;&amp;[.L548]&amp;&quot; COMMENT=&quot;&quot;&quot;&amp;[.J548]&amp;&quot;&quot;&quot;/&gt;&quot;;&quot;&quot;) &amp; IF(AND([.A548]=&quot;Campo&quot;;[.A549]=&quot;Chave&quot;);&quot;&lt;FILEDS/&gt;&quot;;&quot;&quot;) &amp; IF(AND([.A548]=&quot;Chave&quot;;[.A549]&lt;&gt;&quot;Chave&quot;);&quot;&lt;/KEYS&gt;&quot;;&quot;&quot;) &amp; IF([.B548]&lt;&gt;[.B549];&quot;&lt;/TABLE&gt;&quot;;&quot;&quot;) &amp; IF(AND([.A548]=&quot;&quot;;[.A547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49]=&quot;Chave&quot;;[.C549]&amp;ROW([.C549]);[.C549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49]&lt;&gt;[.B548];[.B549]&lt;&gt;&quot;&quot;);&quot;&lt;TABLE NAME=&quot;&quot;&quot;&amp;[.B549]&amp;&quot;&quot;&quot; COMMENT=&quot;&quot;&quot;&amp;[.K549]&amp;&quot;&quot;&quot; &quot;&amp; [.M549] &amp;&quot;&gt;&lt;FIELDS&gt;&quot;;&quot;&quot;) &amp; IF(AND([.A549]=&quot;Chave&quot;;[.A548]=&quot;Campo&quot;);&quot;&lt;KEYS&gt;&quot;;&quot;&quot;) &amp; IF([.A549]=&quot;Chave&quot;;&quot;&lt;KEY NAME=&quot;&quot;&quot;&amp;[.C549]&amp;&quot;&quot;&quot; TYPE=&quot;&quot;&quot;&amp;IF([.D549]=&quot;PK&quot;;&quot;primary&quot;;&quot;foreign&quot;)&amp;&quot;&quot;&quot; FIELDS=&quot;&quot;&quot;&amp;[.C549]&amp;&quot;&quot;&quot;&quot;&amp;IF([.D549]=&quot;FK&quot;;&quot; REFTABLE=&quot;&quot;&quot;&amp;[.F549]&amp;&quot;&quot;&quot; REFFIELDS=&quot;&quot;&quot;&amp;[.G549]&amp;&quot;&quot;&quot;&quot;;&quot;&quot;)&amp;&quot; COMMENT=&quot;&quot;&quot;&amp;[.J549]&amp;&quot;&quot;&quot;/&gt;&quot;;&quot;&quot;) &amp; IF([.A549]=&quot;Campo&quot;;&quot;&lt;FIELD NAME=&quot;&quot;&quot;&amp;[.C549]&amp;&quot;&quot;&quot; &quot;&amp;[.N550]&amp;&quot; &quot;&amp;[.L549]&amp;&quot; COMMENT=&quot;&quot;&quot;&amp;[.J549]&amp;&quot;&quot;&quot;/&gt;&quot;;&quot;&quot;) &amp; IF(AND([.A549]=&quot;Campo&quot;;[.A550]=&quot;Chave&quot;);&quot;&lt;FILEDS/&gt;&quot;;&quot;&quot;) &amp; IF(AND([.A549]=&quot;Chave&quot;;[.A550]&lt;&gt;&quot;Chave&quot;);&quot;&lt;/KEYS&gt;&quot;;&quot;&quot;) &amp; IF([.B549]&lt;&gt;[.B550];&quot;&lt;/TABLE&gt;&quot;;&quot;&quot;) &amp; IF(AND([.A549]=&quot;&quot;;[.A548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50]=&quot;Chave&quot;;[.C550]&amp;ROW([.C550]);[.C550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50]&lt;&gt;[.B549];[.B550]&lt;&gt;&quot;&quot;);&quot;&lt;TABLE NAME=&quot;&quot;&quot;&amp;[.B550]&amp;&quot;&quot;&quot; COMMENT=&quot;&quot;&quot;&amp;[.K550]&amp;&quot;&quot;&quot; &quot;&amp; [.M550] &amp;&quot;&gt;&lt;FIELDS&gt;&quot;;&quot;&quot;) &amp; IF(AND([.A550]=&quot;Chave&quot;;[.A549]=&quot;Campo&quot;);&quot;&lt;KEYS&gt;&quot;;&quot;&quot;) &amp; IF([.A550]=&quot;Chave&quot;;&quot;&lt;KEY NAME=&quot;&quot;&quot;&amp;[.C550]&amp;&quot;&quot;&quot; TYPE=&quot;&quot;&quot;&amp;IF([.D550]=&quot;PK&quot;;&quot;primary&quot;;&quot;foreign&quot;)&amp;&quot;&quot;&quot; FIELDS=&quot;&quot;&quot;&amp;[.C550]&amp;&quot;&quot;&quot;&quot;&amp;IF([.D550]=&quot;FK&quot;;&quot; REFTABLE=&quot;&quot;&quot;&amp;[.F550]&amp;&quot;&quot;&quot; REFFIELDS=&quot;&quot;&quot;&amp;[.G550]&amp;&quot;&quot;&quot;&quot;;&quot;&quot;)&amp;&quot; COMMENT=&quot;&quot;&quot;&amp;[.J550]&amp;&quot;&quot;&quot;/&gt;&quot;;&quot;&quot;) &amp; IF([.A550]=&quot;Campo&quot;;&quot;&lt;FIELD NAME=&quot;&quot;&quot;&amp;[.C550]&amp;&quot;&quot;&quot; &quot;&amp;[.N551]&amp;&quot; &quot;&amp;[.L550]&amp;&quot; COMMENT=&quot;&quot;&quot;&amp;[.J550]&amp;&quot;&quot;&quot;/&gt;&quot;;&quot;&quot;) &amp; IF(AND([.A550]=&quot;Campo&quot;;[.A551]=&quot;Chave&quot;);&quot;&lt;FILEDS/&gt;&quot;;&quot;&quot;) &amp; IF(AND([.A550]=&quot;Chave&quot;;[.A551]&lt;&gt;&quot;Chave&quot;);&quot;&lt;/KEYS&gt;&quot;;&quot;&quot;) &amp; IF([.B550]&lt;&gt;[.B551];&quot;&lt;/TABLE&gt;&quot;;&quot;&quot;) &amp; IF(AND([.A550]=&quot;&quot;;[.A549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51]=&quot;Chave&quot;;[.C551]&amp;ROW([.C551]);[.C551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51]&lt;&gt;[.B550];[.B551]&lt;&gt;&quot;&quot;);&quot;&lt;TABLE NAME=&quot;&quot;&quot;&amp;[.B551]&amp;&quot;&quot;&quot; COMMENT=&quot;&quot;&quot;&amp;[.K551]&amp;&quot;&quot;&quot; &quot;&amp; [.M551] &amp;&quot;&gt;&lt;FIELDS&gt;&quot;;&quot;&quot;) &amp; IF(AND([.A551]=&quot;Chave&quot;;[.A550]=&quot;Campo&quot;);&quot;&lt;KEYS&gt;&quot;;&quot;&quot;) &amp; IF([.A551]=&quot;Chave&quot;;&quot;&lt;KEY NAME=&quot;&quot;&quot;&amp;[.C551]&amp;&quot;&quot;&quot; TYPE=&quot;&quot;&quot;&amp;IF([.D551]=&quot;PK&quot;;&quot;primary&quot;;&quot;foreign&quot;)&amp;&quot;&quot;&quot; FIELDS=&quot;&quot;&quot;&amp;[.C551]&amp;&quot;&quot;&quot;&quot;&amp;IF([.D551]=&quot;FK&quot;;&quot; REFTABLE=&quot;&quot;&quot;&amp;[.F551]&amp;&quot;&quot;&quot; REFFIELDS=&quot;&quot;&quot;&amp;[.G551]&amp;&quot;&quot;&quot;&quot;;&quot;&quot;)&amp;&quot; COMMENT=&quot;&quot;&quot;&amp;[.J551]&amp;&quot;&quot;&quot;/&gt;&quot;;&quot;&quot;) &amp; IF([.A551]=&quot;Campo&quot;;&quot;&lt;FIELD NAME=&quot;&quot;&quot;&amp;[.C551]&amp;&quot;&quot;&quot; &quot;&amp;[.N552]&amp;&quot; &quot;&amp;[.L551]&amp;&quot; COMMENT=&quot;&quot;&quot;&amp;[.J551]&amp;&quot;&quot;&quot;/&gt;&quot;;&quot;&quot;) &amp; IF(AND([.A551]=&quot;Campo&quot;;[.A552]=&quot;Chave&quot;);&quot;&lt;FILEDS/&gt;&quot;;&quot;&quot;) &amp; IF(AND([.A551]=&quot;Chave&quot;;[.A552]&lt;&gt;&quot;Chave&quot;);&quot;&lt;/KEYS&gt;&quot;;&quot;&quot;) &amp; IF([.B551]&lt;&gt;[.B552];&quot;&lt;/TABLE&gt;&quot;;&quot;&quot;) &amp; IF(AND([.A551]=&quot;&quot;;[.A550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52]=&quot;Chave&quot;;[.C552]&amp;ROW([.C552]);[.C552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52]&lt;&gt;[.B551];[.B552]&lt;&gt;&quot;&quot;);&quot;&lt;TABLE NAME=&quot;&quot;&quot;&amp;[.B552]&amp;&quot;&quot;&quot; COMMENT=&quot;&quot;&quot;&amp;[.K552]&amp;&quot;&quot;&quot; &quot;&amp; [.M552] &amp;&quot;&gt;&lt;FIELDS&gt;&quot;;&quot;&quot;) &amp; IF(AND([.A552]=&quot;Chave&quot;;[.A551]=&quot;Campo&quot;);&quot;&lt;KEYS&gt;&quot;;&quot;&quot;) &amp; IF([.A552]=&quot;Chave&quot;;&quot;&lt;KEY NAME=&quot;&quot;&quot;&amp;[.C552]&amp;&quot;&quot;&quot; TYPE=&quot;&quot;&quot;&amp;IF([.D552]=&quot;PK&quot;;&quot;primary&quot;;&quot;foreign&quot;)&amp;&quot;&quot;&quot; FIELDS=&quot;&quot;&quot;&amp;[.C552]&amp;&quot;&quot;&quot;&quot;&amp;IF([.D552]=&quot;FK&quot;;&quot; REFTABLE=&quot;&quot;&quot;&amp;[.F552]&amp;&quot;&quot;&quot; REFFIELDS=&quot;&quot;&quot;&amp;[.G552]&amp;&quot;&quot;&quot;&quot;;&quot;&quot;)&amp;&quot; COMMENT=&quot;&quot;&quot;&amp;[.J552]&amp;&quot;&quot;&quot;/&gt;&quot;;&quot;&quot;) &amp; IF([.A552]=&quot;Campo&quot;;&quot;&lt;FIELD NAME=&quot;&quot;&quot;&amp;[.C552]&amp;&quot;&quot;&quot; &quot;&amp;[.N553]&amp;&quot; &quot;&amp;[.L552]&amp;&quot; COMMENT=&quot;&quot;&quot;&amp;[.J552]&amp;&quot;&quot;&quot;/&gt;&quot;;&quot;&quot;) &amp; IF(AND([.A552]=&quot;Campo&quot;;[.A553]=&quot;Chave&quot;);&quot;&lt;FILEDS/&gt;&quot;;&quot;&quot;) &amp; IF(AND([.A552]=&quot;Chave&quot;;[.A553]&lt;&gt;&quot;Chave&quot;);&quot;&lt;/KEYS&gt;&quot;;&quot;&quot;) &amp; IF([.B552]&lt;&gt;[.B553];&quot;&lt;/TABLE&gt;&quot;;&quot;&quot;) &amp; IF(AND([.A552]=&quot;&quot;;[.A551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53]=&quot;Chave&quot;;[.C553]&amp;ROW([.C553]);[.C553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53]&lt;&gt;[.B552];[.B553]&lt;&gt;&quot;&quot;);&quot;&lt;TABLE NAME=&quot;&quot;&quot;&amp;[.B553]&amp;&quot;&quot;&quot; COMMENT=&quot;&quot;&quot;&amp;[.K553]&amp;&quot;&quot;&quot; &quot;&amp; [.M553] &amp;&quot;&gt;&lt;FIELDS&gt;&quot;;&quot;&quot;) &amp; IF(AND([.A553]=&quot;Chave&quot;;[.A552]=&quot;Campo&quot;);&quot;&lt;KEYS&gt;&quot;;&quot;&quot;) &amp; IF([.A553]=&quot;Chave&quot;;&quot;&lt;KEY NAME=&quot;&quot;&quot;&amp;[.C553]&amp;&quot;&quot;&quot; TYPE=&quot;&quot;&quot;&amp;IF([.D553]=&quot;PK&quot;;&quot;primary&quot;;&quot;foreign&quot;)&amp;&quot;&quot;&quot; FIELDS=&quot;&quot;&quot;&amp;[.C553]&amp;&quot;&quot;&quot;&quot;&amp;IF([.D553]=&quot;FK&quot;;&quot; REFTABLE=&quot;&quot;&quot;&amp;[.F553]&amp;&quot;&quot;&quot; REFFIELDS=&quot;&quot;&quot;&amp;[.G553]&amp;&quot;&quot;&quot;&quot;;&quot;&quot;)&amp;&quot; COMMENT=&quot;&quot;&quot;&amp;[.J553]&amp;&quot;&quot;&quot;/&gt;&quot;;&quot;&quot;) &amp; IF([.A553]=&quot;Campo&quot;;&quot;&lt;FIELD NAME=&quot;&quot;&quot;&amp;[.C553]&amp;&quot;&quot;&quot; &quot;&amp;[.N554]&amp;&quot; &quot;&amp;[.L553]&amp;&quot; COMMENT=&quot;&quot;&quot;&amp;[.J553]&amp;&quot;&quot;&quot;/&gt;&quot;;&quot;&quot;) &amp; IF(AND([.A553]=&quot;Campo&quot;;[.A554]=&quot;Chave&quot;);&quot;&lt;FILEDS/&gt;&quot;;&quot;&quot;) &amp; IF(AND([.A553]=&quot;Chave&quot;;[.A554]&lt;&gt;&quot;Chave&quot;);&quot;&lt;/KEYS&gt;&quot;;&quot;&quot;) &amp; IF([.B553]&lt;&gt;[.B554];&quot;&lt;/TABLE&gt;&quot;;&quot;&quot;) &amp; IF(AND([.A553]=&quot;&quot;;[.A552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54]=&quot;Chave&quot;;[.C554]&amp;ROW([.C554]);[.C554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54]&lt;&gt;[.B553];[.B554]&lt;&gt;&quot;&quot;);&quot;&lt;TABLE NAME=&quot;&quot;&quot;&amp;[.B554]&amp;&quot;&quot;&quot; COMMENT=&quot;&quot;&quot;&amp;[.K554]&amp;&quot;&quot;&quot; &quot;&amp; [.M554] &amp;&quot;&gt;&lt;FIELDS&gt;&quot;;&quot;&quot;) &amp; IF(AND([.A554]=&quot;Chave&quot;;[.A553]=&quot;Campo&quot;);&quot;&lt;KEYS&gt;&quot;;&quot;&quot;) &amp; IF([.A554]=&quot;Chave&quot;;&quot;&lt;KEY NAME=&quot;&quot;&quot;&amp;[.C554]&amp;&quot;&quot;&quot; TYPE=&quot;&quot;&quot;&amp;IF([.D554]=&quot;PK&quot;;&quot;primary&quot;;&quot;foreign&quot;)&amp;&quot;&quot;&quot; FIELDS=&quot;&quot;&quot;&amp;[.C554]&amp;&quot;&quot;&quot;&quot;&amp;IF([.D554]=&quot;FK&quot;;&quot; REFTABLE=&quot;&quot;&quot;&amp;[.F554]&amp;&quot;&quot;&quot; REFFIELDS=&quot;&quot;&quot;&amp;[.G554]&amp;&quot;&quot;&quot;&quot;;&quot;&quot;)&amp;&quot; COMMENT=&quot;&quot;&quot;&amp;[.J554]&amp;&quot;&quot;&quot;/&gt;&quot;;&quot;&quot;) &amp; IF([.A554]=&quot;Campo&quot;;&quot;&lt;FIELD NAME=&quot;&quot;&quot;&amp;[.C554]&amp;&quot;&quot;&quot; &quot;&amp;[.N555]&amp;&quot; &quot;&amp;[.L554]&amp;&quot; COMMENT=&quot;&quot;&quot;&amp;[.J554]&amp;&quot;&quot;&quot;/&gt;&quot;;&quot;&quot;) &amp; IF(AND([.A554]=&quot;Campo&quot;;[.A555]=&quot;Chave&quot;);&quot;&lt;FILEDS/&gt;&quot;;&quot;&quot;) &amp; IF(AND([.A554]=&quot;Chave&quot;;[.A555]&lt;&gt;&quot;Chave&quot;);&quot;&lt;/KEYS&gt;&quot;;&quot;&quot;) &amp; IF([.B554]&lt;&gt;[.B555];&quot;&lt;/TABLE&gt;&quot;;&quot;&quot;) &amp; IF(AND([.A554]=&quot;&quot;;[.A553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55]=&quot;Chave&quot;;[.C555]&amp;ROW([.C555]);[.C555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55]&lt;&gt;[.B554];[.B555]&lt;&gt;&quot;&quot;);&quot;&lt;TABLE NAME=&quot;&quot;&quot;&amp;[.B555]&amp;&quot;&quot;&quot; COMMENT=&quot;&quot;&quot;&amp;[.K555]&amp;&quot;&quot;&quot; &quot;&amp; [.M555] &amp;&quot;&gt;&lt;FIELDS&gt;&quot;;&quot;&quot;) &amp; IF(AND([.A555]=&quot;Chave&quot;;[.A554]=&quot;Campo&quot;);&quot;&lt;KEYS&gt;&quot;;&quot;&quot;) &amp; IF([.A555]=&quot;Chave&quot;;&quot;&lt;KEY NAME=&quot;&quot;&quot;&amp;[.C555]&amp;&quot;&quot;&quot; TYPE=&quot;&quot;&quot;&amp;IF([.D555]=&quot;PK&quot;;&quot;primary&quot;;&quot;foreign&quot;)&amp;&quot;&quot;&quot; FIELDS=&quot;&quot;&quot;&amp;[.C555]&amp;&quot;&quot;&quot;&quot;&amp;IF([.D555]=&quot;FK&quot;;&quot; REFTABLE=&quot;&quot;&quot;&amp;[.F555]&amp;&quot;&quot;&quot; REFFIELDS=&quot;&quot;&quot;&amp;[.G555]&amp;&quot;&quot;&quot;&quot;;&quot;&quot;)&amp;&quot; COMMENT=&quot;&quot;&quot;&amp;[.J555]&amp;&quot;&quot;&quot;/&gt;&quot;;&quot;&quot;) &amp; IF([.A555]=&quot;Campo&quot;;&quot;&lt;FIELD NAME=&quot;&quot;&quot;&amp;[.C555]&amp;&quot;&quot;&quot; &quot;&amp;[.N556]&amp;&quot; &quot;&amp;[.L555]&amp;&quot; COMMENT=&quot;&quot;&quot;&amp;[.J555]&amp;&quot;&quot;&quot;/&gt;&quot;;&quot;&quot;) &amp; IF(AND([.A555]=&quot;Campo&quot;;[.A556]=&quot;Chave&quot;);&quot;&lt;FILEDS/&gt;&quot;;&quot;&quot;) &amp; IF(AND([.A555]=&quot;Chave&quot;;[.A556]&lt;&gt;&quot;Chave&quot;);&quot;&lt;/KEYS&gt;&quot;;&quot;&quot;) &amp; IF([.B555]&lt;&gt;[.B556];&quot;&lt;/TABLE&gt;&quot;;&quot;&quot;) &amp; IF(AND([.A555]=&quot;&quot;;[.A554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56]=&quot;Chave&quot;;[.C556]&amp;ROW([.C556]);[.C556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56]&lt;&gt;[.B555];[.B556]&lt;&gt;&quot;&quot;);&quot;&lt;TABLE NAME=&quot;&quot;&quot;&amp;[.B556]&amp;&quot;&quot;&quot; COMMENT=&quot;&quot;&quot;&amp;[.K556]&amp;&quot;&quot;&quot; &quot;&amp; [.M556] &amp;&quot;&gt;&lt;FIELDS&gt;&quot;;&quot;&quot;) &amp; IF(AND([.A556]=&quot;Chave&quot;;[.A555]=&quot;Campo&quot;);&quot;&lt;KEYS&gt;&quot;;&quot;&quot;) &amp; IF([.A556]=&quot;Chave&quot;;&quot;&lt;KEY NAME=&quot;&quot;&quot;&amp;[.C556]&amp;&quot;&quot;&quot; TYPE=&quot;&quot;&quot;&amp;IF([.D556]=&quot;PK&quot;;&quot;primary&quot;;&quot;foreign&quot;)&amp;&quot;&quot;&quot; FIELDS=&quot;&quot;&quot;&amp;[.C556]&amp;&quot;&quot;&quot;&quot;&amp;IF([.D556]=&quot;FK&quot;;&quot; REFTABLE=&quot;&quot;&quot;&amp;[.F556]&amp;&quot;&quot;&quot; REFFIELDS=&quot;&quot;&quot;&amp;[.G556]&amp;&quot;&quot;&quot;&quot;;&quot;&quot;)&amp;&quot; COMMENT=&quot;&quot;&quot;&amp;[.J556]&amp;&quot;&quot;&quot;/&gt;&quot;;&quot;&quot;) &amp; IF([.A556]=&quot;Campo&quot;;&quot;&lt;FIELD NAME=&quot;&quot;&quot;&amp;[.C556]&amp;&quot;&quot;&quot; &quot;&amp;[.N557]&amp;&quot; &quot;&amp;[.L556]&amp;&quot; COMMENT=&quot;&quot;&quot;&amp;[.J556]&amp;&quot;&quot;&quot;/&gt;&quot;;&quot;&quot;) &amp; IF(AND([.A556]=&quot;Campo&quot;;[.A557]=&quot;Chave&quot;);&quot;&lt;FILEDS/&gt;&quot;;&quot;&quot;) &amp; IF(AND([.A556]=&quot;Chave&quot;;[.A557]&lt;&gt;&quot;Chave&quot;);&quot;&lt;/KEYS&gt;&quot;;&quot;&quot;) &amp; IF([.B556]&lt;&gt;[.B557];&quot;&lt;/TABLE&gt;&quot;;&quot;&quot;) &amp; IF(AND([.A556]=&quot;&quot;;[.A555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57]=&quot;Chave&quot;;[.C557]&amp;ROW([.C557]);[.C557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57]&lt;&gt;[.B556];[.B557]&lt;&gt;&quot;&quot;);&quot;&lt;TABLE NAME=&quot;&quot;&quot;&amp;[.B557]&amp;&quot;&quot;&quot; COMMENT=&quot;&quot;&quot;&amp;[.K557]&amp;&quot;&quot;&quot; &quot;&amp; [.M557] &amp;&quot;&gt;&lt;FIELDS&gt;&quot;;&quot;&quot;) &amp; IF(AND([.A557]=&quot;Chave&quot;;[.A556]=&quot;Campo&quot;);&quot;&lt;KEYS&gt;&quot;;&quot;&quot;) &amp; IF([.A557]=&quot;Chave&quot;;&quot;&lt;KEY NAME=&quot;&quot;&quot;&amp;[.C557]&amp;&quot;&quot;&quot; TYPE=&quot;&quot;&quot;&amp;IF([.D557]=&quot;PK&quot;;&quot;primary&quot;;&quot;foreign&quot;)&amp;&quot;&quot;&quot; FIELDS=&quot;&quot;&quot;&amp;[.C557]&amp;&quot;&quot;&quot;&quot;&amp;IF([.D557]=&quot;FK&quot;;&quot; REFTABLE=&quot;&quot;&quot;&amp;[.F557]&amp;&quot;&quot;&quot; REFFIELDS=&quot;&quot;&quot;&amp;[.G557]&amp;&quot;&quot;&quot;&quot;;&quot;&quot;)&amp;&quot; COMMENT=&quot;&quot;&quot;&amp;[.J557]&amp;&quot;&quot;&quot;/&gt;&quot;;&quot;&quot;) &amp; IF([.A557]=&quot;Campo&quot;;&quot;&lt;FIELD NAME=&quot;&quot;&quot;&amp;[.C557]&amp;&quot;&quot;&quot; &quot;&amp;[.N558]&amp;&quot; &quot;&amp;[.L557]&amp;&quot; COMMENT=&quot;&quot;&quot;&amp;[.J557]&amp;&quot;&quot;&quot;/&gt;&quot;;&quot;&quot;) &amp; IF(AND([.A557]=&quot;Campo&quot;;[.A558]=&quot;Chave&quot;);&quot;&lt;FILEDS/&gt;&quot;;&quot;&quot;) &amp; IF(AND([.A557]=&quot;Chave&quot;;[.A558]&lt;&gt;&quot;Chave&quot;);&quot;&lt;/KEYS&gt;&quot;;&quot;&quot;) &amp; IF([.B557]&lt;&gt;[.B558];&quot;&lt;/TABLE&gt;&quot;;&quot;&quot;) &amp; IF(AND([.A557]=&quot;&quot;;[.A556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58]=&quot;Chave&quot;;[.C558]&amp;ROW([.C558]);[.C558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58]&lt;&gt;[.B557];[.B558]&lt;&gt;&quot;&quot;);&quot;&lt;TABLE NAME=&quot;&quot;&quot;&amp;[.B558]&amp;&quot;&quot;&quot; COMMENT=&quot;&quot;&quot;&amp;[.K558]&amp;&quot;&quot;&quot; &quot;&amp; [.M558] &amp;&quot;&gt;&lt;FIELDS&gt;&quot;;&quot;&quot;) &amp; IF(AND([.A558]=&quot;Chave&quot;;[.A557]=&quot;Campo&quot;);&quot;&lt;KEYS&gt;&quot;;&quot;&quot;) &amp; IF([.A558]=&quot;Chave&quot;;&quot;&lt;KEY NAME=&quot;&quot;&quot;&amp;[.C558]&amp;&quot;&quot;&quot; TYPE=&quot;&quot;&quot;&amp;IF([.D558]=&quot;PK&quot;;&quot;primary&quot;;&quot;foreign&quot;)&amp;&quot;&quot;&quot; FIELDS=&quot;&quot;&quot;&amp;[.C558]&amp;&quot;&quot;&quot;&quot;&amp;IF([.D558]=&quot;FK&quot;;&quot; REFTABLE=&quot;&quot;&quot;&amp;[.F558]&amp;&quot;&quot;&quot; REFFIELDS=&quot;&quot;&quot;&amp;[.G558]&amp;&quot;&quot;&quot;&quot;;&quot;&quot;)&amp;&quot; COMMENT=&quot;&quot;&quot;&amp;[.J558]&amp;&quot;&quot;&quot;/&gt;&quot;;&quot;&quot;) &amp; IF([.A558]=&quot;Campo&quot;;&quot;&lt;FIELD NAME=&quot;&quot;&quot;&amp;[.C558]&amp;&quot;&quot;&quot; &quot;&amp;[.N559]&amp;&quot; &quot;&amp;[.L558]&amp;&quot; COMMENT=&quot;&quot;&quot;&amp;[.J558]&amp;&quot;&quot;&quot;/&gt;&quot;;&quot;&quot;) &amp; IF(AND([.A558]=&quot;Campo&quot;;[.A559]=&quot;Chave&quot;);&quot;&lt;FILEDS/&gt;&quot;;&quot;&quot;) &amp; IF(AND([.A558]=&quot;Chave&quot;;[.A559]&lt;&gt;&quot;Chave&quot;);&quot;&lt;/KEYS&gt;&quot;;&quot;&quot;) &amp; IF([.B558]&lt;&gt;[.B559];&quot;&lt;/TABLE&gt;&quot;;&quot;&quot;) &amp; IF(AND([.A558]=&quot;&quot;;[.A557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59]=&quot;Chave&quot;;[.C559]&amp;ROW([.C559]);[.C559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59]&lt;&gt;[.B558];[.B559]&lt;&gt;&quot;&quot;);&quot;&lt;TABLE NAME=&quot;&quot;&quot;&amp;[.B559]&amp;&quot;&quot;&quot; COMMENT=&quot;&quot;&quot;&amp;[.K559]&amp;&quot;&quot;&quot; &quot;&amp; [.M559] &amp;&quot;&gt;&lt;FIELDS&gt;&quot;;&quot;&quot;) &amp; IF(AND([.A559]=&quot;Chave&quot;;[.A558]=&quot;Campo&quot;);&quot;&lt;KEYS&gt;&quot;;&quot;&quot;) &amp; IF([.A559]=&quot;Chave&quot;;&quot;&lt;KEY NAME=&quot;&quot;&quot;&amp;[.C559]&amp;&quot;&quot;&quot; TYPE=&quot;&quot;&quot;&amp;IF([.D559]=&quot;PK&quot;;&quot;primary&quot;;&quot;foreign&quot;)&amp;&quot;&quot;&quot; FIELDS=&quot;&quot;&quot;&amp;[.C559]&amp;&quot;&quot;&quot;&quot;&amp;IF([.D559]=&quot;FK&quot;;&quot; REFTABLE=&quot;&quot;&quot;&amp;[.F559]&amp;&quot;&quot;&quot; REFFIELDS=&quot;&quot;&quot;&amp;[.G559]&amp;&quot;&quot;&quot;&quot;;&quot;&quot;)&amp;&quot; COMMENT=&quot;&quot;&quot;&amp;[.J559]&amp;&quot;&quot;&quot;/&gt;&quot;;&quot;&quot;) &amp; IF([.A559]=&quot;Campo&quot;;&quot;&lt;FIELD NAME=&quot;&quot;&quot;&amp;[.C559]&amp;&quot;&quot;&quot; &quot;&amp;[.N560]&amp;&quot; &quot;&amp;[.L559]&amp;&quot; COMMENT=&quot;&quot;&quot;&amp;[.J559]&amp;&quot;&quot;&quot;/&gt;&quot;;&quot;&quot;) &amp; IF(AND([.A559]=&quot;Campo&quot;;[.A560]=&quot;Chave&quot;);&quot;&lt;FILEDS/&gt;&quot;;&quot;&quot;) &amp; IF(AND([.A559]=&quot;Chave&quot;;[.A560]&lt;&gt;&quot;Chave&quot;);&quot;&lt;/KEYS&gt;&quot;;&quot;&quot;) &amp; IF([.B559]&lt;&gt;[.B560];&quot;&lt;/TABLE&gt;&quot;;&quot;&quot;) &amp; IF(AND([.A559]=&quot;&quot;;[.A558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60]=&quot;Chave&quot;;[.C560]&amp;ROW([.C560]);[.C560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60]&lt;&gt;[.B559];[.B560]&lt;&gt;&quot;&quot;);&quot;&lt;TABLE NAME=&quot;&quot;&quot;&amp;[.B560]&amp;&quot;&quot;&quot; COMMENT=&quot;&quot;&quot;&amp;[.K560]&amp;&quot;&quot;&quot; &quot;&amp; [.M560] &amp;&quot;&gt;&lt;FIELDS&gt;&quot;;&quot;&quot;) &amp; IF(AND([.A560]=&quot;Chave&quot;;[.A559]=&quot;Campo&quot;);&quot;&lt;KEYS&gt;&quot;;&quot;&quot;) &amp; IF([.A560]=&quot;Chave&quot;;&quot;&lt;KEY NAME=&quot;&quot;&quot;&amp;[.C560]&amp;&quot;&quot;&quot; TYPE=&quot;&quot;&quot;&amp;IF([.D560]=&quot;PK&quot;;&quot;primary&quot;;&quot;foreign&quot;)&amp;&quot;&quot;&quot; FIELDS=&quot;&quot;&quot;&amp;[.C560]&amp;&quot;&quot;&quot;&quot;&amp;IF([.D560]=&quot;FK&quot;;&quot; REFTABLE=&quot;&quot;&quot;&amp;[.F560]&amp;&quot;&quot;&quot; REFFIELDS=&quot;&quot;&quot;&amp;[.G560]&amp;&quot;&quot;&quot;&quot;;&quot;&quot;)&amp;&quot; COMMENT=&quot;&quot;&quot;&amp;[.J560]&amp;&quot;&quot;&quot;/&gt;&quot;;&quot;&quot;) &amp; IF([.A560]=&quot;Campo&quot;;&quot;&lt;FIELD NAME=&quot;&quot;&quot;&amp;[.C560]&amp;&quot;&quot;&quot; &quot;&amp;[.N561]&amp;&quot; &quot;&amp;[.L560]&amp;&quot; COMMENT=&quot;&quot;&quot;&amp;[.J560]&amp;&quot;&quot;&quot;/&gt;&quot;;&quot;&quot;) &amp; IF(AND([.A560]=&quot;Campo&quot;;[.A561]=&quot;Chave&quot;);&quot;&lt;FILEDS/&gt;&quot;;&quot;&quot;) &amp; IF(AND([.A560]=&quot;Chave&quot;;[.A561]&lt;&gt;&quot;Chave&quot;);&quot;&lt;/KEYS&gt;&quot;;&quot;&quot;) &amp; IF([.B560]&lt;&gt;[.B561];&quot;&lt;/TABLE&gt;&quot;;&quot;&quot;) &amp; IF(AND([.A560]=&quot;&quot;;[.A559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61]=&quot;Chave&quot;;[.C561]&amp;ROW([.C561]);[.C561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61]&lt;&gt;[.B560];[.B561]&lt;&gt;&quot;&quot;);&quot;&lt;TABLE NAME=&quot;&quot;&quot;&amp;[.B561]&amp;&quot;&quot;&quot; COMMENT=&quot;&quot;&quot;&amp;[.K561]&amp;&quot;&quot;&quot; &quot;&amp; [.M561] &amp;&quot;&gt;&lt;FIELDS&gt;&quot;;&quot;&quot;) &amp; IF(AND([.A561]=&quot;Chave&quot;;[.A560]=&quot;Campo&quot;);&quot;&lt;KEYS&gt;&quot;;&quot;&quot;) &amp; IF([.A561]=&quot;Chave&quot;;&quot;&lt;KEY NAME=&quot;&quot;&quot;&amp;[.C561]&amp;&quot;&quot;&quot; TYPE=&quot;&quot;&quot;&amp;IF([.D561]=&quot;PK&quot;;&quot;primary&quot;;&quot;foreign&quot;)&amp;&quot;&quot;&quot; FIELDS=&quot;&quot;&quot;&amp;[.C561]&amp;&quot;&quot;&quot;&quot;&amp;IF([.D561]=&quot;FK&quot;;&quot; REFTABLE=&quot;&quot;&quot;&amp;[.F561]&amp;&quot;&quot;&quot; REFFIELDS=&quot;&quot;&quot;&amp;[.G561]&amp;&quot;&quot;&quot;&quot;;&quot;&quot;)&amp;&quot; COMMENT=&quot;&quot;&quot;&amp;[.J561]&amp;&quot;&quot;&quot;/&gt;&quot;;&quot;&quot;) &amp; IF([.A561]=&quot;Campo&quot;;&quot;&lt;FIELD NAME=&quot;&quot;&quot;&amp;[.C561]&amp;&quot;&quot;&quot; &quot;&amp;[.N562]&amp;&quot; &quot;&amp;[.L561]&amp;&quot; COMMENT=&quot;&quot;&quot;&amp;[.J561]&amp;&quot;&quot;&quot;/&gt;&quot;;&quot;&quot;) &amp; IF(AND([.A561]=&quot;Campo&quot;;[.A562]=&quot;Chave&quot;);&quot;&lt;FILEDS/&gt;&quot;;&quot;&quot;) &amp; IF(AND([.A561]=&quot;Chave&quot;;[.A562]&lt;&gt;&quot;Chave&quot;);&quot;&lt;/KEYS&gt;&quot;;&quot;&quot;) &amp; IF([.B561]&lt;&gt;[.B562];&quot;&lt;/TABLE&gt;&quot;;&quot;&quot;) &amp; IF(AND([.A561]=&quot;&quot;;[.A560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62]=&quot;Chave&quot;;[.C562]&amp;ROW([.C562]);[.C562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62]&lt;&gt;[.B561];[.B562]&lt;&gt;&quot;&quot;);&quot;&lt;TABLE NAME=&quot;&quot;&quot;&amp;[.B562]&amp;&quot;&quot;&quot; COMMENT=&quot;&quot;&quot;&amp;[.K562]&amp;&quot;&quot;&quot; &quot;&amp; [.M562] &amp;&quot;&gt;&lt;FIELDS&gt;&quot;;&quot;&quot;) &amp; IF(AND([.A562]=&quot;Chave&quot;;[.A561]=&quot;Campo&quot;);&quot;&lt;KEYS&gt;&quot;;&quot;&quot;) &amp; IF([.A562]=&quot;Chave&quot;;&quot;&lt;KEY NAME=&quot;&quot;&quot;&amp;[.C562]&amp;&quot;&quot;&quot; TYPE=&quot;&quot;&quot;&amp;IF([.D562]=&quot;PK&quot;;&quot;primary&quot;;&quot;foreign&quot;)&amp;&quot;&quot;&quot; FIELDS=&quot;&quot;&quot;&amp;[.C562]&amp;&quot;&quot;&quot;&quot;&amp;IF([.D562]=&quot;FK&quot;;&quot; REFTABLE=&quot;&quot;&quot;&amp;[.F562]&amp;&quot;&quot;&quot; REFFIELDS=&quot;&quot;&quot;&amp;[.G562]&amp;&quot;&quot;&quot;&quot;;&quot;&quot;)&amp;&quot; COMMENT=&quot;&quot;&quot;&amp;[.J562]&amp;&quot;&quot;&quot;/&gt;&quot;;&quot;&quot;) &amp; IF([.A562]=&quot;Campo&quot;;&quot;&lt;FIELD NAME=&quot;&quot;&quot;&amp;[.C562]&amp;&quot;&quot;&quot; &quot;&amp;[.N563]&amp;&quot; &quot;&amp;[.L562]&amp;&quot; COMMENT=&quot;&quot;&quot;&amp;[.J562]&amp;&quot;&quot;&quot;/&gt;&quot;;&quot;&quot;) &amp; IF(AND([.A562]=&quot;Campo&quot;;[.A563]=&quot;Chave&quot;);&quot;&lt;FILEDS/&gt;&quot;;&quot;&quot;) &amp; IF(AND([.A562]=&quot;Chave&quot;;[.A563]&lt;&gt;&quot;Chave&quot;);&quot;&lt;/KEYS&gt;&quot;;&quot;&quot;) &amp; IF([.B562]&lt;&gt;[.B563];&quot;&lt;/TABLE&gt;&quot;;&quot;&quot;) &amp; IF(AND([.A562]=&quot;&quot;;[.A561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63]=&quot;Chave&quot;;[.C563]&amp;ROW([.C563]);[.C563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63]&lt;&gt;[.B562];[.B563]&lt;&gt;&quot;&quot;);&quot;&lt;TABLE NAME=&quot;&quot;&quot;&amp;[.B563]&amp;&quot;&quot;&quot; COMMENT=&quot;&quot;&quot;&amp;[.K563]&amp;&quot;&quot;&quot; &quot;&amp; [.M563] &amp;&quot;&gt;&lt;FIELDS&gt;&quot;;&quot;&quot;) &amp; IF(AND([.A563]=&quot;Chave&quot;;[.A562]=&quot;Campo&quot;);&quot;&lt;KEYS&gt;&quot;;&quot;&quot;) &amp; IF([.A563]=&quot;Chave&quot;;&quot;&lt;KEY NAME=&quot;&quot;&quot;&amp;[.C563]&amp;&quot;&quot;&quot; TYPE=&quot;&quot;&quot;&amp;IF([.D563]=&quot;PK&quot;;&quot;primary&quot;;&quot;foreign&quot;)&amp;&quot;&quot;&quot; FIELDS=&quot;&quot;&quot;&amp;[.C563]&amp;&quot;&quot;&quot;&quot;&amp;IF([.D563]=&quot;FK&quot;;&quot; REFTABLE=&quot;&quot;&quot;&amp;[.F563]&amp;&quot;&quot;&quot; REFFIELDS=&quot;&quot;&quot;&amp;[.G563]&amp;&quot;&quot;&quot;&quot;;&quot;&quot;)&amp;&quot; COMMENT=&quot;&quot;&quot;&amp;[.J563]&amp;&quot;&quot;&quot;/&gt;&quot;;&quot;&quot;) &amp; IF([.A563]=&quot;Campo&quot;;&quot;&lt;FIELD NAME=&quot;&quot;&quot;&amp;[.C563]&amp;&quot;&quot;&quot; &quot;&amp;[.N564]&amp;&quot; &quot;&amp;[.L563]&amp;&quot; COMMENT=&quot;&quot;&quot;&amp;[.J563]&amp;&quot;&quot;&quot;/&gt;&quot;;&quot;&quot;) &amp; IF(AND([.A563]=&quot;Campo&quot;;[.A564]=&quot;Chave&quot;);&quot;&lt;FILEDS/&gt;&quot;;&quot;&quot;) &amp; IF(AND([.A563]=&quot;Chave&quot;;[.A564]&lt;&gt;&quot;Chave&quot;);&quot;&lt;/KEYS&gt;&quot;;&quot;&quot;) &amp; IF([.B563]&lt;&gt;[.B564];&quot;&lt;/TABLE&gt;&quot;;&quot;&quot;) &amp; IF(AND([.A563]=&quot;&quot;;[.A562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64]=&quot;Chave&quot;;[.C564]&amp;ROW([.C564]);[.C564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64]&lt;&gt;[.B563];[.B564]&lt;&gt;&quot;&quot;);&quot;&lt;TABLE NAME=&quot;&quot;&quot;&amp;[.B564]&amp;&quot;&quot;&quot; COMMENT=&quot;&quot;&quot;&amp;[.K564]&amp;&quot;&quot;&quot; &quot;&amp; [.M564] &amp;&quot;&gt;&lt;FIELDS&gt;&quot;;&quot;&quot;) &amp; IF(AND([.A564]=&quot;Chave&quot;;[.A563]=&quot;Campo&quot;);&quot;&lt;KEYS&gt;&quot;;&quot;&quot;) &amp; IF([.A564]=&quot;Chave&quot;;&quot;&lt;KEY NAME=&quot;&quot;&quot;&amp;[.C564]&amp;&quot;&quot;&quot; TYPE=&quot;&quot;&quot;&amp;IF([.D564]=&quot;PK&quot;;&quot;primary&quot;;&quot;foreign&quot;)&amp;&quot;&quot;&quot; FIELDS=&quot;&quot;&quot;&amp;[.C564]&amp;&quot;&quot;&quot;&quot;&amp;IF([.D564]=&quot;FK&quot;;&quot; REFTABLE=&quot;&quot;&quot;&amp;[.F564]&amp;&quot;&quot;&quot; REFFIELDS=&quot;&quot;&quot;&amp;[.G564]&amp;&quot;&quot;&quot;&quot;;&quot;&quot;)&amp;&quot; COMMENT=&quot;&quot;&quot;&amp;[.J564]&amp;&quot;&quot;&quot;/&gt;&quot;;&quot;&quot;) &amp; IF([.A564]=&quot;Campo&quot;;&quot;&lt;FIELD NAME=&quot;&quot;&quot;&amp;[.C564]&amp;&quot;&quot;&quot; &quot;&amp;[.N565]&amp;&quot; &quot;&amp;[.L564]&amp;&quot; COMMENT=&quot;&quot;&quot;&amp;[.J564]&amp;&quot;&quot;&quot;/&gt;&quot;;&quot;&quot;) &amp; IF(AND([.A564]=&quot;Campo&quot;;[.A565]=&quot;Chave&quot;);&quot;&lt;FILEDS/&gt;&quot;;&quot;&quot;) &amp; IF(AND([.A564]=&quot;Chave&quot;;[.A565]&lt;&gt;&quot;Chave&quot;);&quot;&lt;/KEYS&gt;&quot;;&quot;&quot;) &amp; IF([.B564]&lt;&gt;[.B565];&quot;&lt;/TABLE&gt;&quot;;&quot;&quot;) &amp; IF(AND([.A564]=&quot;&quot;;[.A563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65]=&quot;Chave&quot;;[.C565]&amp;ROW([.C565]);[.C565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65]&lt;&gt;[.B564];[.B565]&lt;&gt;&quot;&quot;);&quot;&lt;TABLE NAME=&quot;&quot;&quot;&amp;[.B565]&amp;&quot;&quot;&quot; COMMENT=&quot;&quot;&quot;&amp;[.K565]&amp;&quot;&quot;&quot; &quot;&amp; [.M565] &amp;&quot;&gt;&lt;FIELDS&gt;&quot;;&quot;&quot;) &amp; IF(AND([.A565]=&quot;Chave&quot;;[.A564]=&quot;Campo&quot;);&quot;&lt;KEYS&gt;&quot;;&quot;&quot;) &amp; IF([.A565]=&quot;Chave&quot;;&quot;&lt;KEY NAME=&quot;&quot;&quot;&amp;[.C565]&amp;&quot;&quot;&quot; TYPE=&quot;&quot;&quot;&amp;IF([.D565]=&quot;PK&quot;;&quot;primary&quot;;&quot;foreign&quot;)&amp;&quot;&quot;&quot; FIELDS=&quot;&quot;&quot;&amp;[.C565]&amp;&quot;&quot;&quot;&quot;&amp;IF([.D565]=&quot;FK&quot;;&quot; REFTABLE=&quot;&quot;&quot;&amp;[.F565]&amp;&quot;&quot;&quot; REFFIELDS=&quot;&quot;&quot;&amp;[.G565]&amp;&quot;&quot;&quot;&quot;;&quot;&quot;)&amp;&quot; COMMENT=&quot;&quot;&quot;&amp;[.J565]&amp;&quot;&quot;&quot;/&gt;&quot;;&quot;&quot;) &amp; IF([.A565]=&quot;Campo&quot;;&quot;&lt;FIELD NAME=&quot;&quot;&quot;&amp;[.C565]&amp;&quot;&quot;&quot; &quot;&amp;[.N566]&amp;&quot; &quot;&amp;[.L565]&amp;&quot; COMMENT=&quot;&quot;&quot;&amp;[.J565]&amp;&quot;&quot;&quot;/&gt;&quot;;&quot;&quot;) &amp; IF(AND([.A565]=&quot;Campo&quot;;[.A566]=&quot;Chave&quot;);&quot;&lt;FILEDS/&gt;&quot;;&quot;&quot;) &amp; IF(AND([.A565]=&quot;Chave&quot;;[.A566]&lt;&gt;&quot;Chave&quot;);&quot;&lt;/KEYS&gt;&quot;;&quot;&quot;) &amp; IF([.B565]&lt;&gt;[.B566];&quot;&lt;/TABLE&gt;&quot;;&quot;&quot;) &amp; IF(AND([.A565]=&quot;&quot;;[.A564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66]=&quot;Chave&quot;;[.C566]&amp;ROW([.C566]);[.C566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66]&lt;&gt;[.B565];[.B566]&lt;&gt;&quot;&quot;);&quot;&lt;TABLE NAME=&quot;&quot;&quot;&amp;[.B566]&amp;&quot;&quot;&quot; COMMENT=&quot;&quot;&quot;&amp;[.K566]&amp;&quot;&quot;&quot; &quot;&amp; [.M566] &amp;&quot;&gt;&lt;FIELDS&gt;&quot;;&quot;&quot;) &amp; IF(AND([.A566]=&quot;Chave&quot;;[.A565]=&quot;Campo&quot;);&quot;&lt;KEYS&gt;&quot;;&quot;&quot;) &amp; IF([.A566]=&quot;Chave&quot;;&quot;&lt;KEY NAME=&quot;&quot;&quot;&amp;[.C566]&amp;&quot;&quot;&quot; TYPE=&quot;&quot;&quot;&amp;IF([.D566]=&quot;PK&quot;;&quot;primary&quot;;&quot;foreign&quot;)&amp;&quot;&quot;&quot; FIELDS=&quot;&quot;&quot;&amp;[.C566]&amp;&quot;&quot;&quot;&quot;&amp;IF([.D566]=&quot;FK&quot;;&quot; REFTABLE=&quot;&quot;&quot;&amp;[.F566]&amp;&quot;&quot;&quot; REFFIELDS=&quot;&quot;&quot;&amp;[.G566]&amp;&quot;&quot;&quot;&quot;;&quot;&quot;)&amp;&quot; COMMENT=&quot;&quot;&quot;&amp;[.J566]&amp;&quot;&quot;&quot;/&gt;&quot;;&quot;&quot;) &amp; IF([.A566]=&quot;Campo&quot;;&quot;&lt;FIELD NAME=&quot;&quot;&quot;&amp;[.C566]&amp;&quot;&quot;&quot; &quot;&amp;[.N567]&amp;&quot; &quot;&amp;[.L566]&amp;&quot; COMMENT=&quot;&quot;&quot;&amp;[.J566]&amp;&quot;&quot;&quot;/&gt;&quot;;&quot;&quot;) &amp; IF(AND([.A566]=&quot;Campo&quot;;[.A567]=&quot;Chave&quot;);&quot;&lt;FILEDS/&gt;&quot;;&quot;&quot;) &amp; IF(AND([.A566]=&quot;Chave&quot;;[.A567]&lt;&gt;&quot;Chave&quot;);&quot;&lt;/KEYS&gt;&quot;;&quot;&quot;) &amp; IF([.B566]&lt;&gt;[.B567];&quot;&lt;/TABLE&gt;&quot;;&quot;&quot;) &amp; IF(AND([.A566]=&quot;&quot;;[.A565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67]=&quot;Chave&quot;;[.C567]&amp;ROW([.C567]);[.C567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67]&lt;&gt;[.B566];[.B567]&lt;&gt;&quot;&quot;);&quot;&lt;TABLE NAME=&quot;&quot;&quot;&amp;[.B567]&amp;&quot;&quot;&quot; COMMENT=&quot;&quot;&quot;&amp;[.K567]&amp;&quot;&quot;&quot; &quot;&amp; [.M567] &amp;&quot;&gt;&lt;FIELDS&gt;&quot;;&quot;&quot;) &amp; IF(AND([.A567]=&quot;Chave&quot;;[.A566]=&quot;Campo&quot;);&quot;&lt;KEYS&gt;&quot;;&quot;&quot;) &amp; IF([.A567]=&quot;Chave&quot;;&quot;&lt;KEY NAME=&quot;&quot;&quot;&amp;[.C567]&amp;&quot;&quot;&quot; TYPE=&quot;&quot;&quot;&amp;IF([.D567]=&quot;PK&quot;;&quot;primary&quot;;&quot;foreign&quot;)&amp;&quot;&quot;&quot; FIELDS=&quot;&quot;&quot;&amp;[.C567]&amp;&quot;&quot;&quot;&quot;&amp;IF([.D567]=&quot;FK&quot;;&quot; REFTABLE=&quot;&quot;&quot;&amp;[.F567]&amp;&quot;&quot;&quot; REFFIELDS=&quot;&quot;&quot;&amp;[.G567]&amp;&quot;&quot;&quot;&quot;;&quot;&quot;)&amp;&quot; COMMENT=&quot;&quot;&quot;&amp;[.J567]&amp;&quot;&quot;&quot;/&gt;&quot;;&quot;&quot;) &amp; IF([.A567]=&quot;Campo&quot;;&quot;&lt;FIELD NAME=&quot;&quot;&quot;&amp;[.C567]&amp;&quot;&quot;&quot; &quot;&amp;[.N568]&amp;&quot; &quot;&amp;[.L567]&amp;&quot; COMMENT=&quot;&quot;&quot;&amp;[.J567]&amp;&quot;&quot;&quot;/&gt;&quot;;&quot;&quot;) &amp; IF(AND([.A567]=&quot;Campo&quot;;[.A568]=&quot;Chave&quot;);&quot;&lt;FILEDS/&gt;&quot;;&quot;&quot;) &amp; IF(AND([.A567]=&quot;Chave&quot;;[.A568]&lt;&gt;&quot;Chave&quot;);&quot;&lt;/KEYS&gt;&quot;;&quot;&quot;) &amp; IF([.B567]&lt;&gt;[.B568];&quot;&lt;/TABLE&gt;&quot;;&quot;&quot;) &amp; IF(AND([.A567]=&quot;&quot;;[.A566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68]=&quot;Chave&quot;;[.C568]&amp;ROW([.C568]);[.C568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68]&lt;&gt;[.B567];[.B568]&lt;&gt;&quot;&quot;);&quot;&lt;TABLE NAME=&quot;&quot;&quot;&amp;[.B568]&amp;&quot;&quot;&quot; COMMENT=&quot;&quot;&quot;&amp;[.K568]&amp;&quot;&quot;&quot; &quot;&amp; [.M568] &amp;&quot;&gt;&lt;FIELDS&gt;&quot;;&quot;&quot;) &amp; IF(AND([.A568]=&quot;Chave&quot;;[.A567]=&quot;Campo&quot;);&quot;&lt;KEYS&gt;&quot;;&quot;&quot;) &amp; IF([.A568]=&quot;Chave&quot;;&quot;&lt;KEY NAME=&quot;&quot;&quot;&amp;[.C568]&amp;&quot;&quot;&quot; TYPE=&quot;&quot;&quot;&amp;IF([.D568]=&quot;PK&quot;;&quot;primary&quot;;&quot;foreign&quot;)&amp;&quot;&quot;&quot; FIELDS=&quot;&quot;&quot;&amp;[.C568]&amp;&quot;&quot;&quot;&quot;&amp;IF([.D568]=&quot;FK&quot;;&quot; REFTABLE=&quot;&quot;&quot;&amp;[.F568]&amp;&quot;&quot;&quot; REFFIELDS=&quot;&quot;&quot;&amp;[.G568]&amp;&quot;&quot;&quot;&quot;;&quot;&quot;)&amp;&quot; COMMENT=&quot;&quot;&quot;&amp;[.J568]&amp;&quot;&quot;&quot;/&gt;&quot;;&quot;&quot;) &amp; IF([.A568]=&quot;Campo&quot;;&quot;&lt;FIELD NAME=&quot;&quot;&quot;&amp;[.C568]&amp;&quot;&quot;&quot; &quot;&amp;[.N569]&amp;&quot; &quot;&amp;[.L568]&amp;&quot; COMMENT=&quot;&quot;&quot;&amp;[.J568]&amp;&quot;&quot;&quot;/&gt;&quot;;&quot;&quot;) &amp; IF(AND([.A568]=&quot;Campo&quot;;[.A569]=&quot;Chave&quot;);&quot;&lt;FILEDS/&gt;&quot;;&quot;&quot;) &amp; IF(AND([.A568]=&quot;Chave&quot;;[.A569]&lt;&gt;&quot;Chave&quot;);&quot;&lt;/KEYS&gt;&quot;;&quot;&quot;) &amp; IF([.B568]&lt;&gt;[.B569];&quot;&lt;/TABLE&gt;&quot;;&quot;&quot;) &amp; IF(AND([.A568]=&quot;&quot;;[.A567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69]=&quot;Chave&quot;;[.C569]&amp;ROW([.C569]);[.C569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69]&lt;&gt;[.B568];[.B569]&lt;&gt;&quot;&quot;);&quot;&lt;TABLE NAME=&quot;&quot;&quot;&amp;[.B569]&amp;&quot;&quot;&quot; COMMENT=&quot;&quot;&quot;&amp;[.K569]&amp;&quot;&quot;&quot; &quot;&amp; [.M569] &amp;&quot;&gt;&lt;FIELDS&gt;&quot;;&quot;&quot;) &amp; IF(AND([.A569]=&quot;Chave&quot;;[.A568]=&quot;Campo&quot;);&quot;&lt;KEYS&gt;&quot;;&quot;&quot;) &amp; IF([.A569]=&quot;Chave&quot;;&quot;&lt;KEY NAME=&quot;&quot;&quot;&amp;[.C569]&amp;&quot;&quot;&quot; TYPE=&quot;&quot;&quot;&amp;IF([.D569]=&quot;PK&quot;;&quot;primary&quot;;&quot;foreign&quot;)&amp;&quot;&quot;&quot; FIELDS=&quot;&quot;&quot;&amp;[.C569]&amp;&quot;&quot;&quot;&quot;&amp;IF([.D569]=&quot;FK&quot;;&quot; REFTABLE=&quot;&quot;&quot;&amp;[.F569]&amp;&quot;&quot;&quot; REFFIELDS=&quot;&quot;&quot;&amp;[.G569]&amp;&quot;&quot;&quot;&quot;;&quot;&quot;)&amp;&quot; COMMENT=&quot;&quot;&quot;&amp;[.J569]&amp;&quot;&quot;&quot;/&gt;&quot;;&quot;&quot;) &amp; IF([.A569]=&quot;Campo&quot;;&quot;&lt;FIELD NAME=&quot;&quot;&quot;&amp;[.C569]&amp;&quot;&quot;&quot; &quot;&amp;[.N570]&amp;&quot; &quot;&amp;[.L569]&amp;&quot; COMMENT=&quot;&quot;&quot;&amp;[.J569]&amp;&quot;&quot;&quot;/&gt;&quot;;&quot;&quot;) &amp; IF(AND([.A569]=&quot;Campo&quot;;[.A570]=&quot;Chave&quot;);&quot;&lt;FILEDS/&gt;&quot;;&quot;&quot;) &amp; IF(AND([.A569]=&quot;Chave&quot;;[.A570]&lt;&gt;&quot;Chave&quot;);&quot;&lt;/KEYS&gt;&quot;;&quot;&quot;) &amp; IF([.B569]&lt;&gt;[.B570];&quot;&lt;/TABLE&gt;&quot;;&quot;&quot;) &amp; IF(AND([.A569]=&quot;&quot;;[.A568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70]=&quot;Chave&quot;;[.C570]&amp;ROW([.C570]);[.C570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70]&lt;&gt;[.B569];[.B570]&lt;&gt;&quot;&quot;);&quot;&lt;TABLE NAME=&quot;&quot;&quot;&amp;[.B570]&amp;&quot;&quot;&quot; COMMENT=&quot;&quot;&quot;&amp;[.K570]&amp;&quot;&quot;&quot; &quot;&amp; [.M570] &amp;&quot;&gt;&lt;FIELDS&gt;&quot;;&quot;&quot;) &amp; IF(AND([.A570]=&quot;Chave&quot;;[.A569]=&quot;Campo&quot;);&quot;&lt;KEYS&gt;&quot;;&quot;&quot;) &amp; IF([.A570]=&quot;Chave&quot;;&quot;&lt;KEY NAME=&quot;&quot;&quot;&amp;[.C570]&amp;&quot;&quot;&quot; TYPE=&quot;&quot;&quot;&amp;IF([.D570]=&quot;PK&quot;;&quot;primary&quot;;&quot;foreign&quot;)&amp;&quot;&quot;&quot; FIELDS=&quot;&quot;&quot;&amp;[.C570]&amp;&quot;&quot;&quot;&quot;&amp;IF([.D570]=&quot;FK&quot;;&quot; REFTABLE=&quot;&quot;&quot;&amp;[.F570]&amp;&quot;&quot;&quot; REFFIELDS=&quot;&quot;&quot;&amp;[.G570]&amp;&quot;&quot;&quot;&quot;;&quot;&quot;)&amp;&quot; COMMENT=&quot;&quot;&quot;&amp;[.J570]&amp;&quot;&quot;&quot;/&gt;&quot;;&quot;&quot;) &amp; IF([.A570]=&quot;Campo&quot;;&quot;&lt;FIELD NAME=&quot;&quot;&quot;&amp;[.C570]&amp;&quot;&quot;&quot; &quot;&amp;[.N571]&amp;&quot; &quot;&amp;[.L570]&amp;&quot; COMMENT=&quot;&quot;&quot;&amp;[.J570]&amp;&quot;&quot;&quot;/&gt;&quot;;&quot;&quot;) &amp; IF(AND([.A570]=&quot;Campo&quot;;[.A571]=&quot;Chave&quot;);&quot;&lt;FILEDS/&gt;&quot;;&quot;&quot;) &amp; IF(AND([.A570]=&quot;Chave&quot;;[.A571]&lt;&gt;&quot;Chave&quot;);&quot;&lt;/KEYS&gt;&quot;;&quot;&quot;) &amp; IF([.B570]&lt;&gt;[.B571];&quot;&lt;/TABLE&gt;&quot;;&quot;&quot;) &amp; IF(AND([.A570]=&quot;&quot;;[.A569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71]=&quot;Chave&quot;;[.C571]&amp;ROW([.C571]);[.C571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71]&lt;&gt;[.B570];[.B571]&lt;&gt;&quot;&quot;);&quot;&lt;TABLE NAME=&quot;&quot;&quot;&amp;[.B571]&amp;&quot;&quot;&quot; COMMENT=&quot;&quot;&quot;&amp;[.K571]&amp;&quot;&quot;&quot; &quot;&amp; [.M571] &amp;&quot;&gt;&lt;FIELDS&gt;&quot;;&quot;&quot;) &amp; IF(AND([.A571]=&quot;Chave&quot;;[.A570]=&quot;Campo&quot;);&quot;&lt;KEYS&gt;&quot;;&quot;&quot;) &amp; IF([.A571]=&quot;Chave&quot;;&quot;&lt;KEY NAME=&quot;&quot;&quot;&amp;[.C571]&amp;&quot;&quot;&quot; TYPE=&quot;&quot;&quot;&amp;IF([.D571]=&quot;PK&quot;;&quot;primary&quot;;&quot;foreign&quot;)&amp;&quot;&quot;&quot; FIELDS=&quot;&quot;&quot;&amp;[.C571]&amp;&quot;&quot;&quot;&quot;&amp;IF([.D571]=&quot;FK&quot;;&quot; REFTABLE=&quot;&quot;&quot;&amp;[.F571]&amp;&quot;&quot;&quot; REFFIELDS=&quot;&quot;&quot;&amp;[.G571]&amp;&quot;&quot;&quot;&quot;;&quot;&quot;)&amp;&quot; COMMENT=&quot;&quot;&quot;&amp;[.J571]&amp;&quot;&quot;&quot;/&gt;&quot;;&quot;&quot;) &amp; IF([.A571]=&quot;Campo&quot;;&quot;&lt;FIELD NAME=&quot;&quot;&quot;&amp;[.C571]&amp;&quot;&quot;&quot; &quot;&amp;[.N572]&amp;&quot; &quot;&amp;[.L571]&amp;&quot; COMMENT=&quot;&quot;&quot;&amp;[.J571]&amp;&quot;&quot;&quot;/&gt;&quot;;&quot;&quot;) &amp; IF(AND([.A571]=&quot;Campo&quot;;[.A572]=&quot;Chave&quot;);&quot;&lt;FILEDS/&gt;&quot;;&quot;&quot;) &amp; IF(AND([.A571]=&quot;Chave&quot;;[.A572]&lt;&gt;&quot;Chave&quot;);&quot;&lt;/KEYS&gt;&quot;;&quot;&quot;) &amp; IF([.B571]&lt;&gt;[.B572];&quot;&lt;/TABLE&gt;&quot;;&quot;&quot;) &amp; IF(AND([.A571]=&quot;&quot;;[.A570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72]=&quot;Chave&quot;;[.C572]&amp;ROW([.C572]);[.C572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72]&lt;&gt;[.B571];[.B572]&lt;&gt;&quot;&quot;);&quot;&lt;TABLE NAME=&quot;&quot;&quot;&amp;[.B572]&amp;&quot;&quot;&quot; COMMENT=&quot;&quot;&quot;&amp;[.K572]&amp;&quot;&quot;&quot; &quot;&amp; [.M572] &amp;&quot;&gt;&lt;FIELDS&gt;&quot;;&quot;&quot;) &amp; IF(AND([.A572]=&quot;Chave&quot;;[.A571]=&quot;Campo&quot;);&quot;&lt;KEYS&gt;&quot;;&quot;&quot;) &amp; IF([.A572]=&quot;Chave&quot;;&quot;&lt;KEY NAME=&quot;&quot;&quot;&amp;[.C572]&amp;&quot;&quot;&quot; TYPE=&quot;&quot;&quot;&amp;IF([.D572]=&quot;PK&quot;;&quot;primary&quot;;&quot;foreign&quot;)&amp;&quot;&quot;&quot; FIELDS=&quot;&quot;&quot;&amp;[.C572]&amp;&quot;&quot;&quot;&quot;&amp;IF([.D572]=&quot;FK&quot;;&quot; REFTABLE=&quot;&quot;&quot;&amp;[.F572]&amp;&quot;&quot;&quot; REFFIELDS=&quot;&quot;&quot;&amp;[.G572]&amp;&quot;&quot;&quot;&quot;;&quot;&quot;)&amp;&quot; COMMENT=&quot;&quot;&quot;&amp;[.J572]&amp;&quot;&quot;&quot;/&gt;&quot;;&quot;&quot;) &amp; IF([.A572]=&quot;Campo&quot;;&quot;&lt;FIELD NAME=&quot;&quot;&quot;&amp;[.C572]&amp;&quot;&quot;&quot; &quot;&amp;[.N573]&amp;&quot; &quot;&amp;[.L572]&amp;&quot; COMMENT=&quot;&quot;&quot;&amp;[.J572]&amp;&quot;&quot;&quot;/&gt;&quot;;&quot;&quot;) &amp; IF(AND([.A572]=&quot;Campo&quot;;[.A573]=&quot;Chave&quot;);&quot;&lt;FILEDS/&gt;&quot;;&quot;&quot;) &amp; IF(AND([.A572]=&quot;Chave&quot;;[.A573]&lt;&gt;&quot;Chave&quot;);&quot;&lt;/KEYS&gt;&quot;;&quot;&quot;) &amp; IF([.B572]&lt;&gt;[.B573];&quot;&lt;/TABLE&gt;&quot;;&quot;&quot;) &amp; IF(AND([.A572]=&quot;&quot;;[.A571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73]=&quot;Chave&quot;;[.C573]&amp;ROW([.C573]);[.C573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73]&lt;&gt;[.B572];[.B573]&lt;&gt;&quot;&quot;);&quot;&lt;TABLE NAME=&quot;&quot;&quot;&amp;[.B573]&amp;&quot;&quot;&quot; COMMENT=&quot;&quot;&quot;&amp;[.K573]&amp;&quot;&quot;&quot; &quot;&amp; [.M573] &amp;&quot;&gt;&lt;FIELDS&gt;&quot;;&quot;&quot;) &amp; IF(AND([.A573]=&quot;Chave&quot;;[.A572]=&quot;Campo&quot;);&quot;&lt;KEYS&gt;&quot;;&quot;&quot;) &amp; IF([.A573]=&quot;Chave&quot;;&quot;&lt;KEY NAME=&quot;&quot;&quot;&amp;[.C573]&amp;&quot;&quot;&quot; TYPE=&quot;&quot;&quot;&amp;IF([.D573]=&quot;PK&quot;;&quot;primary&quot;;&quot;foreign&quot;)&amp;&quot;&quot;&quot; FIELDS=&quot;&quot;&quot;&amp;[.C573]&amp;&quot;&quot;&quot;&quot;&amp;IF([.D573]=&quot;FK&quot;;&quot; REFTABLE=&quot;&quot;&quot;&amp;[.F573]&amp;&quot;&quot;&quot; REFFIELDS=&quot;&quot;&quot;&amp;[.G573]&amp;&quot;&quot;&quot;&quot;;&quot;&quot;)&amp;&quot; COMMENT=&quot;&quot;&quot;&amp;[.J573]&amp;&quot;&quot;&quot;/&gt;&quot;;&quot;&quot;) &amp; IF([.A573]=&quot;Campo&quot;;&quot;&lt;FIELD NAME=&quot;&quot;&quot;&amp;[.C573]&amp;&quot;&quot;&quot; &quot;&amp;[.N574]&amp;&quot; &quot;&amp;[.L573]&amp;&quot; COMMENT=&quot;&quot;&quot;&amp;[.J573]&amp;&quot;&quot;&quot;/&gt;&quot;;&quot;&quot;) &amp; IF(AND([.A573]=&quot;Campo&quot;;[.A574]=&quot;Chave&quot;);&quot;&lt;FILEDS/&gt;&quot;;&quot;&quot;) &amp; IF(AND([.A573]=&quot;Chave&quot;;[.A574]&lt;&gt;&quot;Chave&quot;);&quot;&lt;/KEYS&gt;&quot;;&quot;&quot;) &amp; IF([.B573]&lt;&gt;[.B574];&quot;&lt;/TABLE&gt;&quot;;&quot;&quot;) &amp; IF(AND([.A573]=&quot;&quot;;[.A572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74]=&quot;Chave&quot;;[.C574]&amp;ROW([.C574]);[.C574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74]&lt;&gt;[.B573];[.B574]&lt;&gt;&quot;&quot;);&quot;&lt;TABLE NAME=&quot;&quot;&quot;&amp;[.B574]&amp;&quot;&quot;&quot; COMMENT=&quot;&quot;&quot;&amp;[.K574]&amp;&quot;&quot;&quot; &quot;&amp; [.M574] &amp;&quot;&gt;&lt;FIELDS&gt;&quot;;&quot;&quot;) &amp; IF(AND([.A574]=&quot;Chave&quot;;[.A573]=&quot;Campo&quot;);&quot;&lt;KEYS&gt;&quot;;&quot;&quot;) &amp; IF([.A574]=&quot;Chave&quot;;&quot;&lt;KEY NAME=&quot;&quot;&quot;&amp;[.C574]&amp;&quot;&quot;&quot; TYPE=&quot;&quot;&quot;&amp;IF([.D574]=&quot;PK&quot;;&quot;primary&quot;;&quot;foreign&quot;)&amp;&quot;&quot;&quot; FIELDS=&quot;&quot;&quot;&amp;[.C574]&amp;&quot;&quot;&quot;&quot;&amp;IF([.D574]=&quot;FK&quot;;&quot; REFTABLE=&quot;&quot;&quot;&amp;[.F574]&amp;&quot;&quot;&quot; REFFIELDS=&quot;&quot;&quot;&amp;[.G574]&amp;&quot;&quot;&quot;&quot;;&quot;&quot;)&amp;&quot; COMMENT=&quot;&quot;&quot;&amp;[.J574]&amp;&quot;&quot;&quot;/&gt;&quot;;&quot;&quot;) &amp; IF([.A574]=&quot;Campo&quot;;&quot;&lt;FIELD NAME=&quot;&quot;&quot;&amp;[.C574]&amp;&quot;&quot;&quot; &quot;&amp;[.N575]&amp;&quot; &quot;&amp;[.L574]&amp;&quot; COMMENT=&quot;&quot;&quot;&amp;[.J574]&amp;&quot;&quot;&quot;/&gt;&quot;;&quot;&quot;) &amp; IF(AND([.A574]=&quot;Campo&quot;;[.A575]=&quot;Chave&quot;);&quot;&lt;FILEDS/&gt;&quot;;&quot;&quot;) &amp; IF(AND([.A574]=&quot;Chave&quot;;[.A575]&lt;&gt;&quot;Chave&quot;);&quot;&lt;/KEYS&gt;&quot;;&quot;&quot;) &amp; IF([.B574]&lt;&gt;[.B575];&quot;&lt;/TABLE&gt;&quot;;&quot;&quot;) &amp; IF(AND([.A574]=&quot;&quot;;[.A573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75]=&quot;Chave&quot;;[.C575]&amp;ROW([.C575]);[.C575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75]&lt;&gt;[.B574];[.B575]&lt;&gt;&quot;&quot;);&quot;&lt;TABLE NAME=&quot;&quot;&quot;&amp;[.B575]&amp;&quot;&quot;&quot; COMMENT=&quot;&quot;&quot;&amp;[.K575]&amp;&quot;&quot;&quot; &quot;&amp; [.M575] &amp;&quot;&gt;&lt;FIELDS&gt;&quot;;&quot;&quot;) &amp; IF(AND([.A575]=&quot;Chave&quot;;[.A574]=&quot;Campo&quot;);&quot;&lt;KEYS&gt;&quot;;&quot;&quot;) &amp; IF([.A575]=&quot;Chave&quot;;&quot;&lt;KEY NAME=&quot;&quot;&quot;&amp;[.C575]&amp;&quot;&quot;&quot; TYPE=&quot;&quot;&quot;&amp;IF([.D575]=&quot;PK&quot;;&quot;primary&quot;;&quot;foreign&quot;)&amp;&quot;&quot;&quot; FIELDS=&quot;&quot;&quot;&amp;[.C575]&amp;&quot;&quot;&quot;&quot;&amp;IF([.D575]=&quot;FK&quot;;&quot; REFTABLE=&quot;&quot;&quot;&amp;[.F575]&amp;&quot;&quot;&quot; REFFIELDS=&quot;&quot;&quot;&amp;[.G575]&amp;&quot;&quot;&quot;&quot;;&quot;&quot;)&amp;&quot; COMMENT=&quot;&quot;&quot;&amp;[.J575]&amp;&quot;&quot;&quot;/&gt;&quot;;&quot;&quot;) &amp; IF([.A575]=&quot;Campo&quot;;&quot;&lt;FIELD NAME=&quot;&quot;&quot;&amp;[.C575]&amp;&quot;&quot;&quot; &quot;&amp;[.N576]&amp;&quot; &quot;&amp;[.L575]&amp;&quot; COMMENT=&quot;&quot;&quot;&amp;[.J575]&amp;&quot;&quot;&quot;/&gt;&quot;;&quot;&quot;) &amp; IF(AND([.A575]=&quot;Campo&quot;;[.A576]=&quot;Chave&quot;);&quot;&lt;FILEDS/&gt;&quot;;&quot;&quot;) &amp; IF(AND([.A575]=&quot;Chave&quot;;[.A576]&lt;&gt;&quot;Chave&quot;);&quot;&lt;/KEYS&gt;&quot;;&quot;&quot;) &amp; IF([.B575]&lt;&gt;[.B576];&quot;&lt;/TABLE&gt;&quot;;&quot;&quot;) &amp; IF(AND([.A575]=&quot;&quot;;[.A574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76]=&quot;Chave&quot;;[.C576]&amp;ROW([.C576]);[.C576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76]&lt;&gt;[.B575];[.B576]&lt;&gt;&quot;&quot;);&quot;&lt;TABLE NAME=&quot;&quot;&quot;&amp;[.B576]&amp;&quot;&quot;&quot; COMMENT=&quot;&quot;&quot;&amp;[.K576]&amp;&quot;&quot;&quot; &quot;&amp; [.M576] &amp;&quot;&gt;&lt;FIELDS&gt;&quot;;&quot;&quot;) &amp; IF(AND([.A576]=&quot;Chave&quot;;[.A575]=&quot;Campo&quot;);&quot;&lt;KEYS&gt;&quot;;&quot;&quot;) &amp; IF([.A576]=&quot;Chave&quot;;&quot;&lt;KEY NAME=&quot;&quot;&quot;&amp;[.C576]&amp;&quot;&quot;&quot; TYPE=&quot;&quot;&quot;&amp;IF([.D576]=&quot;PK&quot;;&quot;primary&quot;;&quot;foreign&quot;)&amp;&quot;&quot;&quot; FIELDS=&quot;&quot;&quot;&amp;[.C576]&amp;&quot;&quot;&quot;&quot;&amp;IF([.D576]=&quot;FK&quot;;&quot; REFTABLE=&quot;&quot;&quot;&amp;[.F576]&amp;&quot;&quot;&quot; REFFIELDS=&quot;&quot;&quot;&amp;[.G576]&amp;&quot;&quot;&quot;&quot;;&quot;&quot;)&amp;&quot; COMMENT=&quot;&quot;&quot;&amp;[.J576]&amp;&quot;&quot;&quot;/&gt;&quot;;&quot;&quot;) &amp; IF([.A576]=&quot;Campo&quot;;&quot;&lt;FIELD NAME=&quot;&quot;&quot;&amp;[.C576]&amp;&quot;&quot;&quot; &quot;&amp;[.N577]&amp;&quot; &quot;&amp;[.L576]&amp;&quot; COMMENT=&quot;&quot;&quot;&amp;[.J576]&amp;&quot;&quot;&quot;/&gt;&quot;;&quot;&quot;) &amp; IF(AND([.A576]=&quot;Campo&quot;;[.A577]=&quot;Chave&quot;);&quot;&lt;FILEDS/&gt;&quot;;&quot;&quot;) &amp; IF(AND([.A576]=&quot;Chave&quot;;[.A577]&lt;&gt;&quot;Chave&quot;);&quot;&lt;/KEYS&gt;&quot;;&quot;&quot;) &amp; IF([.B576]&lt;&gt;[.B577];&quot;&lt;/TABLE&gt;&quot;;&quot;&quot;) &amp; IF(AND([.A576]=&quot;&quot;;[.A575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77]=&quot;Chave&quot;;[.C577]&amp;ROW([.C577]);[.C577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77]&lt;&gt;[.B576];[.B577]&lt;&gt;&quot;&quot;);&quot;&lt;TABLE NAME=&quot;&quot;&quot;&amp;[.B577]&amp;&quot;&quot;&quot; COMMENT=&quot;&quot;&quot;&amp;[.K577]&amp;&quot;&quot;&quot; &quot;&amp; [.M577] &amp;&quot;&gt;&lt;FIELDS&gt;&quot;;&quot;&quot;) &amp; IF(AND([.A577]=&quot;Chave&quot;;[.A576]=&quot;Campo&quot;);&quot;&lt;KEYS&gt;&quot;;&quot;&quot;) &amp; IF([.A577]=&quot;Chave&quot;;&quot;&lt;KEY NAME=&quot;&quot;&quot;&amp;[.C577]&amp;&quot;&quot;&quot; TYPE=&quot;&quot;&quot;&amp;IF([.D577]=&quot;PK&quot;;&quot;primary&quot;;&quot;foreign&quot;)&amp;&quot;&quot;&quot; FIELDS=&quot;&quot;&quot;&amp;[.C577]&amp;&quot;&quot;&quot;&quot;&amp;IF([.D577]=&quot;FK&quot;;&quot; REFTABLE=&quot;&quot;&quot;&amp;[.F577]&amp;&quot;&quot;&quot; REFFIELDS=&quot;&quot;&quot;&amp;[.G577]&amp;&quot;&quot;&quot;&quot;;&quot;&quot;)&amp;&quot; COMMENT=&quot;&quot;&quot;&amp;[.J577]&amp;&quot;&quot;&quot;/&gt;&quot;;&quot;&quot;) &amp; IF([.A577]=&quot;Campo&quot;;&quot;&lt;FIELD NAME=&quot;&quot;&quot;&amp;[.C577]&amp;&quot;&quot;&quot; &quot;&amp;[.N578]&amp;&quot; &quot;&amp;[.L577]&amp;&quot; COMMENT=&quot;&quot;&quot;&amp;[.J577]&amp;&quot;&quot;&quot;/&gt;&quot;;&quot;&quot;) &amp; IF(AND([.A577]=&quot;Campo&quot;;[.A578]=&quot;Chave&quot;);&quot;&lt;FILEDS/&gt;&quot;;&quot;&quot;) &amp; IF(AND([.A577]=&quot;Chave&quot;;[.A578]&lt;&gt;&quot;Chave&quot;);&quot;&lt;/KEYS&gt;&quot;;&quot;&quot;) &amp; IF([.B577]&lt;&gt;[.B578];&quot;&lt;/TABLE&gt;&quot;;&quot;&quot;) &amp; IF(AND([.A577]=&quot;&quot;;[.A576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78]=&quot;Chave&quot;;[.C578]&amp;ROW([.C578]);[.C578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78]&lt;&gt;[.B577];[.B578]&lt;&gt;&quot;&quot;);&quot;&lt;TABLE NAME=&quot;&quot;&quot;&amp;[.B578]&amp;&quot;&quot;&quot; COMMENT=&quot;&quot;&quot;&amp;[.K578]&amp;&quot;&quot;&quot; &quot;&amp; [.M578] &amp;&quot;&gt;&lt;FIELDS&gt;&quot;;&quot;&quot;) &amp; IF(AND([.A578]=&quot;Chave&quot;;[.A577]=&quot;Campo&quot;);&quot;&lt;KEYS&gt;&quot;;&quot;&quot;) &amp; IF([.A578]=&quot;Chave&quot;;&quot;&lt;KEY NAME=&quot;&quot;&quot;&amp;[.C578]&amp;&quot;&quot;&quot; TYPE=&quot;&quot;&quot;&amp;IF([.D578]=&quot;PK&quot;;&quot;primary&quot;;&quot;foreign&quot;)&amp;&quot;&quot;&quot; FIELDS=&quot;&quot;&quot;&amp;[.C578]&amp;&quot;&quot;&quot;&quot;&amp;IF([.D578]=&quot;FK&quot;;&quot; REFTABLE=&quot;&quot;&quot;&amp;[.F578]&amp;&quot;&quot;&quot; REFFIELDS=&quot;&quot;&quot;&amp;[.G578]&amp;&quot;&quot;&quot;&quot;;&quot;&quot;)&amp;&quot; COMMENT=&quot;&quot;&quot;&amp;[.J578]&amp;&quot;&quot;&quot;/&gt;&quot;;&quot;&quot;) &amp; IF([.A578]=&quot;Campo&quot;;&quot;&lt;FIELD NAME=&quot;&quot;&quot;&amp;[.C578]&amp;&quot;&quot;&quot; &quot;&amp;[.N579]&amp;&quot; &quot;&amp;[.L578]&amp;&quot; COMMENT=&quot;&quot;&quot;&amp;[.J578]&amp;&quot;&quot;&quot;/&gt;&quot;;&quot;&quot;) &amp; IF(AND([.A578]=&quot;Campo&quot;;[.A579]=&quot;Chave&quot;);&quot;&lt;FILEDS/&gt;&quot;;&quot;&quot;) &amp; IF(AND([.A578]=&quot;Chave&quot;;[.A579]&lt;&gt;&quot;Chave&quot;);&quot;&lt;/KEYS&gt;&quot;;&quot;&quot;) &amp; IF([.B578]&lt;&gt;[.B579];&quot;&lt;/TABLE&gt;&quot;;&quot;&quot;) &amp; IF(AND([.A578]=&quot;&quot;;[.A577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79]=&quot;Chave&quot;;[.C579]&amp;ROW([.C579]);[.C579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79]&lt;&gt;[.B578];[.B579]&lt;&gt;&quot;&quot;);&quot;&lt;TABLE NAME=&quot;&quot;&quot;&amp;[.B579]&amp;&quot;&quot;&quot; COMMENT=&quot;&quot;&quot;&amp;[.K579]&amp;&quot;&quot;&quot; &quot;&amp; [.M579] &amp;&quot;&gt;&lt;FIELDS&gt;&quot;;&quot;&quot;) &amp; IF(AND([.A579]=&quot;Chave&quot;;[.A578]=&quot;Campo&quot;);&quot;&lt;KEYS&gt;&quot;;&quot;&quot;) &amp; IF([.A579]=&quot;Chave&quot;;&quot;&lt;KEY NAME=&quot;&quot;&quot;&amp;[.C579]&amp;&quot;&quot;&quot; TYPE=&quot;&quot;&quot;&amp;IF([.D579]=&quot;PK&quot;;&quot;primary&quot;;&quot;foreign&quot;)&amp;&quot;&quot;&quot; FIELDS=&quot;&quot;&quot;&amp;[.C579]&amp;&quot;&quot;&quot;&quot;&amp;IF([.D579]=&quot;FK&quot;;&quot; REFTABLE=&quot;&quot;&quot;&amp;[.F579]&amp;&quot;&quot;&quot; REFFIELDS=&quot;&quot;&quot;&amp;[.G579]&amp;&quot;&quot;&quot;&quot;;&quot;&quot;)&amp;&quot; COMMENT=&quot;&quot;&quot;&amp;[.J579]&amp;&quot;&quot;&quot;/&gt;&quot;;&quot;&quot;) &amp; IF([.A579]=&quot;Campo&quot;;&quot;&lt;FIELD NAME=&quot;&quot;&quot;&amp;[.C579]&amp;&quot;&quot;&quot; &quot;&amp;[.N580]&amp;&quot; &quot;&amp;[.L579]&amp;&quot; COMMENT=&quot;&quot;&quot;&amp;[.J579]&amp;&quot;&quot;&quot;/&gt;&quot;;&quot;&quot;) &amp; IF(AND([.A579]=&quot;Campo&quot;;[.A580]=&quot;Chave&quot;);&quot;&lt;FILEDS/&gt;&quot;;&quot;&quot;) &amp; IF(AND([.A579]=&quot;Chave&quot;;[.A580]&lt;&gt;&quot;Chave&quot;);&quot;&lt;/KEYS&gt;&quot;;&quot;&quot;) &amp; IF([.B579]&lt;&gt;[.B580];&quot;&lt;/TABLE&gt;&quot;;&quot;&quot;) &amp; IF(AND([.A579]=&quot;&quot;;[.A578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80]=&quot;Chave&quot;;[.C580]&amp;ROW([.C580]);[.C580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80]&lt;&gt;[.B579];[.B580]&lt;&gt;&quot;&quot;);&quot;&lt;TABLE NAME=&quot;&quot;&quot;&amp;[.B580]&amp;&quot;&quot;&quot; COMMENT=&quot;&quot;&quot;&amp;[.K580]&amp;&quot;&quot;&quot; &quot;&amp; [.M580] &amp;&quot;&gt;&lt;FIELDS&gt;&quot;;&quot;&quot;) &amp; IF(AND([.A580]=&quot;Chave&quot;;[.A579]=&quot;Campo&quot;);&quot;&lt;KEYS&gt;&quot;;&quot;&quot;) &amp; IF([.A580]=&quot;Chave&quot;;&quot;&lt;KEY NAME=&quot;&quot;&quot;&amp;[.C580]&amp;&quot;&quot;&quot; TYPE=&quot;&quot;&quot;&amp;IF([.D580]=&quot;PK&quot;;&quot;primary&quot;;&quot;foreign&quot;)&amp;&quot;&quot;&quot; FIELDS=&quot;&quot;&quot;&amp;[.C580]&amp;&quot;&quot;&quot;&quot;&amp;IF([.D580]=&quot;FK&quot;;&quot; REFTABLE=&quot;&quot;&quot;&amp;[.F580]&amp;&quot;&quot;&quot; REFFIELDS=&quot;&quot;&quot;&amp;[.G580]&amp;&quot;&quot;&quot;&quot;;&quot;&quot;)&amp;&quot; COMMENT=&quot;&quot;&quot;&amp;[.J580]&amp;&quot;&quot;&quot;/&gt;&quot;;&quot;&quot;) &amp; IF([.A580]=&quot;Campo&quot;;&quot;&lt;FIELD NAME=&quot;&quot;&quot;&amp;[.C580]&amp;&quot;&quot;&quot; &quot;&amp;[.N581]&amp;&quot; &quot;&amp;[.L580]&amp;&quot; COMMENT=&quot;&quot;&quot;&amp;[.J580]&amp;&quot;&quot;&quot;/&gt;&quot;;&quot;&quot;) &amp; IF(AND([.A580]=&quot;Campo&quot;;[.A581]=&quot;Chave&quot;);&quot;&lt;FILEDS/&gt;&quot;;&quot;&quot;) &amp; IF(AND([.A580]=&quot;Chave&quot;;[.A581]&lt;&gt;&quot;Chave&quot;);&quot;&lt;/KEYS&gt;&quot;;&quot;&quot;) &amp; IF([.B580]&lt;&gt;[.B581];&quot;&lt;/TABLE&gt;&quot;;&quot;&quot;) &amp; IF(AND([.A580]=&quot;&quot;;[.A579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81]=&quot;Chave&quot;;[.C581]&amp;ROW([.C581]);[.C581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81]&lt;&gt;[.B580];[.B581]&lt;&gt;&quot;&quot;);&quot;&lt;TABLE NAME=&quot;&quot;&quot;&amp;[.B581]&amp;&quot;&quot;&quot; COMMENT=&quot;&quot;&quot;&amp;[.K581]&amp;&quot;&quot;&quot; &quot;&amp; [.M581] &amp;&quot;&gt;&lt;FIELDS&gt;&quot;;&quot;&quot;) &amp; IF(AND([.A581]=&quot;Chave&quot;;[.A580]=&quot;Campo&quot;);&quot;&lt;KEYS&gt;&quot;;&quot;&quot;) &amp; IF([.A581]=&quot;Chave&quot;;&quot;&lt;KEY NAME=&quot;&quot;&quot;&amp;[.C581]&amp;&quot;&quot;&quot; TYPE=&quot;&quot;&quot;&amp;IF([.D581]=&quot;PK&quot;;&quot;primary&quot;;&quot;foreign&quot;)&amp;&quot;&quot;&quot; FIELDS=&quot;&quot;&quot;&amp;[.C581]&amp;&quot;&quot;&quot;&quot;&amp;IF([.D581]=&quot;FK&quot;;&quot; REFTABLE=&quot;&quot;&quot;&amp;[.F581]&amp;&quot;&quot;&quot; REFFIELDS=&quot;&quot;&quot;&amp;[.G581]&amp;&quot;&quot;&quot;&quot;;&quot;&quot;)&amp;&quot; COMMENT=&quot;&quot;&quot;&amp;[.J581]&amp;&quot;&quot;&quot;/&gt;&quot;;&quot;&quot;) &amp; IF([.A581]=&quot;Campo&quot;;&quot;&lt;FIELD NAME=&quot;&quot;&quot;&amp;[.C581]&amp;&quot;&quot;&quot; &quot;&amp;[.N582]&amp;&quot; &quot;&amp;[.L581]&amp;&quot; COMMENT=&quot;&quot;&quot;&amp;[.J581]&amp;&quot;&quot;&quot;/&gt;&quot;;&quot;&quot;) &amp; IF(AND([.A581]=&quot;Campo&quot;;[.A582]=&quot;Chave&quot;);&quot;&lt;FILEDS/&gt;&quot;;&quot;&quot;) &amp; IF(AND([.A581]=&quot;Chave&quot;;[.A582]&lt;&gt;&quot;Chave&quot;);&quot;&lt;/KEYS&gt;&quot;;&quot;&quot;) &amp; IF([.B581]&lt;&gt;[.B582];&quot;&lt;/TABLE&gt;&quot;;&quot;&quot;) &amp; IF(AND([.A581]=&quot;&quot;;[.A580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82]=&quot;Chave&quot;;[.C582]&amp;ROW([.C582]);[.C582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82]&lt;&gt;[.B581];[.B582]&lt;&gt;&quot;&quot;);&quot;&lt;TABLE NAME=&quot;&quot;&quot;&amp;[.B582]&amp;&quot;&quot;&quot; COMMENT=&quot;&quot;&quot;&amp;[.K582]&amp;&quot;&quot;&quot; &quot;&amp; [.M582] &amp;&quot;&gt;&lt;FIELDS&gt;&quot;;&quot;&quot;) &amp; IF(AND([.A582]=&quot;Chave&quot;;[.A581]=&quot;Campo&quot;);&quot;&lt;KEYS&gt;&quot;;&quot;&quot;) &amp; IF([.A582]=&quot;Chave&quot;;&quot;&lt;KEY NAME=&quot;&quot;&quot;&amp;[.C582]&amp;&quot;&quot;&quot; TYPE=&quot;&quot;&quot;&amp;IF([.D582]=&quot;PK&quot;;&quot;primary&quot;;&quot;foreign&quot;)&amp;&quot;&quot;&quot; FIELDS=&quot;&quot;&quot;&amp;[.C582]&amp;&quot;&quot;&quot;&quot;&amp;IF([.D582]=&quot;FK&quot;;&quot; REFTABLE=&quot;&quot;&quot;&amp;[.F582]&amp;&quot;&quot;&quot; REFFIELDS=&quot;&quot;&quot;&amp;[.G582]&amp;&quot;&quot;&quot;&quot;;&quot;&quot;)&amp;&quot; COMMENT=&quot;&quot;&quot;&amp;[.J582]&amp;&quot;&quot;&quot;/&gt;&quot;;&quot;&quot;) &amp; IF([.A582]=&quot;Campo&quot;;&quot;&lt;FIELD NAME=&quot;&quot;&quot;&amp;[.C582]&amp;&quot;&quot;&quot; &quot;&amp;[.N583]&amp;&quot; &quot;&amp;[.L582]&amp;&quot; COMMENT=&quot;&quot;&quot;&amp;[.J582]&amp;&quot;&quot;&quot;/&gt;&quot;;&quot;&quot;) &amp; IF(AND([.A582]=&quot;Campo&quot;;[.A583]=&quot;Chave&quot;);&quot;&lt;FILEDS/&gt;&quot;;&quot;&quot;) &amp; IF(AND([.A582]=&quot;Chave&quot;;[.A583]&lt;&gt;&quot;Chave&quot;);&quot;&lt;/KEYS&gt;&quot;;&quot;&quot;) &amp; IF([.B582]&lt;&gt;[.B583];&quot;&lt;/TABLE&gt;&quot;;&quot;&quot;) &amp; IF(AND([.A582]=&quot;&quot;;[.A581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83]=&quot;Chave&quot;;[.C583]&amp;ROW([.C583]);[.C583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83]&lt;&gt;[.B582];[.B583]&lt;&gt;&quot;&quot;);&quot;&lt;TABLE NAME=&quot;&quot;&quot;&amp;[.B583]&amp;&quot;&quot;&quot; COMMENT=&quot;&quot;&quot;&amp;[.K583]&amp;&quot;&quot;&quot; &quot;&amp; [.M583] &amp;&quot;&gt;&lt;FIELDS&gt;&quot;;&quot;&quot;) &amp; IF(AND([.A583]=&quot;Chave&quot;;[.A582]=&quot;Campo&quot;);&quot;&lt;KEYS&gt;&quot;;&quot;&quot;) &amp; IF([.A583]=&quot;Chave&quot;;&quot;&lt;KEY NAME=&quot;&quot;&quot;&amp;[.C583]&amp;&quot;&quot;&quot; TYPE=&quot;&quot;&quot;&amp;IF([.D583]=&quot;PK&quot;;&quot;primary&quot;;&quot;foreign&quot;)&amp;&quot;&quot;&quot; FIELDS=&quot;&quot;&quot;&amp;[.C583]&amp;&quot;&quot;&quot;&quot;&amp;IF([.D583]=&quot;FK&quot;;&quot; REFTABLE=&quot;&quot;&quot;&amp;[.F583]&amp;&quot;&quot;&quot; REFFIELDS=&quot;&quot;&quot;&amp;[.G583]&amp;&quot;&quot;&quot;&quot;;&quot;&quot;)&amp;&quot; COMMENT=&quot;&quot;&quot;&amp;[.J583]&amp;&quot;&quot;&quot;/&gt;&quot;;&quot;&quot;) &amp; IF([.A583]=&quot;Campo&quot;;&quot;&lt;FIELD NAME=&quot;&quot;&quot;&amp;[.C583]&amp;&quot;&quot;&quot; &quot;&amp;[.N584]&amp;&quot; &quot;&amp;[.L583]&amp;&quot; COMMENT=&quot;&quot;&quot;&amp;[.J583]&amp;&quot;&quot;&quot;/&gt;&quot;;&quot;&quot;) &amp; IF(AND([.A583]=&quot;Campo&quot;;[.A584]=&quot;Chave&quot;);&quot;&lt;FILEDS/&gt;&quot;;&quot;&quot;) &amp; IF(AND([.A583]=&quot;Chave&quot;;[.A584]&lt;&gt;&quot;Chave&quot;);&quot;&lt;/KEYS&gt;&quot;;&quot;&quot;) &amp; IF([.B583]&lt;&gt;[.B584];&quot;&lt;/TABLE&gt;&quot;;&quot;&quot;) &amp; IF(AND([.A583]=&quot;&quot;;[.A582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84]=&quot;Chave&quot;;[.C584]&amp;ROW([.C584]);[.C584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84]&lt;&gt;[.B583];[.B584]&lt;&gt;&quot;&quot;);&quot;&lt;TABLE NAME=&quot;&quot;&quot;&amp;[.B584]&amp;&quot;&quot;&quot; COMMENT=&quot;&quot;&quot;&amp;[.K584]&amp;&quot;&quot;&quot; &quot;&amp; [.M584] &amp;&quot;&gt;&lt;FIELDS&gt;&quot;;&quot;&quot;) &amp; IF(AND([.A584]=&quot;Chave&quot;;[.A583]=&quot;Campo&quot;);&quot;&lt;KEYS&gt;&quot;;&quot;&quot;) &amp; IF([.A584]=&quot;Chave&quot;;&quot;&lt;KEY NAME=&quot;&quot;&quot;&amp;[.C584]&amp;&quot;&quot;&quot; TYPE=&quot;&quot;&quot;&amp;IF([.D584]=&quot;PK&quot;;&quot;primary&quot;;&quot;foreign&quot;)&amp;&quot;&quot;&quot; FIELDS=&quot;&quot;&quot;&amp;[.C584]&amp;&quot;&quot;&quot;&quot;&amp;IF([.D584]=&quot;FK&quot;;&quot; REFTABLE=&quot;&quot;&quot;&amp;[.F584]&amp;&quot;&quot;&quot; REFFIELDS=&quot;&quot;&quot;&amp;[.G584]&amp;&quot;&quot;&quot;&quot;;&quot;&quot;)&amp;&quot; COMMENT=&quot;&quot;&quot;&amp;[.J584]&amp;&quot;&quot;&quot;/&gt;&quot;;&quot;&quot;) &amp; IF([.A584]=&quot;Campo&quot;;&quot;&lt;FIELD NAME=&quot;&quot;&quot;&amp;[.C584]&amp;&quot;&quot;&quot; &quot;&amp;[.N585]&amp;&quot; &quot;&amp;[.L584]&amp;&quot; COMMENT=&quot;&quot;&quot;&amp;[.J584]&amp;&quot;&quot;&quot;/&gt;&quot;;&quot;&quot;) &amp; IF(AND([.A584]=&quot;Campo&quot;;[.A585]=&quot;Chave&quot;);&quot;&lt;FILEDS/&gt;&quot;;&quot;&quot;) &amp; IF(AND([.A584]=&quot;Chave&quot;;[.A585]&lt;&gt;&quot;Chave&quot;);&quot;&lt;/KEYS&gt;&quot;;&quot;&quot;) &amp; IF([.B584]&lt;&gt;[.B585];&quot;&lt;/TABLE&gt;&quot;;&quot;&quot;) &amp; IF(AND([.A584]=&quot;&quot;;[.A583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85]=&quot;Chave&quot;;[.C585]&amp;ROW([.C585]);[.C585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85]&lt;&gt;[.B584];[.B585]&lt;&gt;&quot;&quot;);&quot;&lt;TABLE NAME=&quot;&quot;&quot;&amp;[.B585]&amp;&quot;&quot;&quot; COMMENT=&quot;&quot;&quot;&amp;[.K585]&amp;&quot;&quot;&quot; &quot;&amp; [.M585] &amp;&quot;&gt;&lt;FIELDS&gt;&quot;;&quot;&quot;) &amp; IF(AND([.A585]=&quot;Chave&quot;;[.A584]=&quot;Campo&quot;);&quot;&lt;KEYS&gt;&quot;;&quot;&quot;) &amp; IF([.A585]=&quot;Chave&quot;;&quot;&lt;KEY NAME=&quot;&quot;&quot;&amp;[.C585]&amp;&quot;&quot;&quot; TYPE=&quot;&quot;&quot;&amp;IF([.D585]=&quot;PK&quot;;&quot;primary&quot;;&quot;foreign&quot;)&amp;&quot;&quot;&quot; FIELDS=&quot;&quot;&quot;&amp;[.C585]&amp;&quot;&quot;&quot;&quot;&amp;IF([.D585]=&quot;FK&quot;;&quot; REFTABLE=&quot;&quot;&quot;&amp;[.F585]&amp;&quot;&quot;&quot; REFFIELDS=&quot;&quot;&quot;&amp;[.G585]&amp;&quot;&quot;&quot;&quot;;&quot;&quot;)&amp;&quot; COMMENT=&quot;&quot;&quot;&amp;[.J585]&amp;&quot;&quot;&quot;/&gt;&quot;;&quot;&quot;) &amp; IF([.A585]=&quot;Campo&quot;;&quot;&lt;FIELD NAME=&quot;&quot;&quot;&amp;[.C585]&amp;&quot;&quot;&quot; &quot;&amp;[.N586]&amp;&quot; &quot;&amp;[.L585]&amp;&quot; COMMENT=&quot;&quot;&quot;&amp;[.J585]&amp;&quot;&quot;&quot;/&gt;&quot;;&quot;&quot;) &amp; IF(AND([.A585]=&quot;Campo&quot;;[.A586]=&quot;Chave&quot;);&quot;&lt;FILEDS/&gt;&quot;;&quot;&quot;) &amp; IF(AND([.A585]=&quot;Chave&quot;;[.A586]&lt;&gt;&quot;Chave&quot;);&quot;&lt;/KEYS&gt;&quot;;&quot;&quot;) &amp; IF([.B585]&lt;&gt;[.B586];&quot;&lt;/TABLE&gt;&quot;;&quot;&quot;) &amp; IF(AND([.A585]=&quot;&quot;;[.A584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86]=&quot;Chave&quot;;[.C586]&amp;ROW([.C586]);[.C586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86]&lt;&gt;[.B585];[.B586]&lt;&gt;&quot;&quot;);&quot;&lt;TABLE NAME=&quot;&quot;&quot;&amp;[.B586]&amp;&quot;&quot;&quot; COMMENT=&quot;&quot;&quot;&amp;[.K586]&amp;&quot;&quot;&quot; &quot;&amp; [.M586] &amp;&quot;&gt;&lt;FIELDS&gt;&quot;;&quot;&quot;) &amp; IF(AND([.A586]=&quot;Chave&quot;;[.A585]=&quot;Campo&quot;);&quot;&lt;KEYS&gt;&quot;;&quot;&quot;) &amp; IF([.A586]=&quot;Chave&quot;;&quot;&lt;KEY NAME=&quot;&quot;&quot;&amp;[.C586]&amp;&quot;&quot;&quot; TYPE=&quot;&quot;&quot;&amp;IF([.D586]=&quot;PK&quot;;&quot;primary&quot;;&quot;foreign&quot;)&amp;&quot;&quot;&quot; FIELDS=&quot;&quot;&quot;&amp;[.C586]&amp;&quot;&quot;&quot;&quot;&amp;IF([.D586]=&quot;FK&quot;;&quot; REFTABLE=&quot;&quot;&quot;&amp;[.F586]&amp;&quot;&quot;&quot; REFFIELDS=&quot;&quot;&quot;&amp;[.G586]&amp;&quot;&quot;&quot;&quot;;&quot;&quot;)&amp;&quot; COMMENT=&quot;&quot;&quot;&amp;[.J586]&amp;&quot;&quot;&quot;/&gt;&quot;;&quot;&quot;) &amp; IF([.A586]=&quot;Campo&quot;;&quot;&lt;FIELD NAME=&quot;&quot;&quot;&amp;[.C586]&amp;&quot;&quot;&quot; &quot;&amp;[.N587]&amp;&quot; &quot;&amp;[.L586]&amp;&quot; COMMENT=&quot;&quot;&quot;&amp;[.J586]&amp;&quot;&quot;&quot;/&gt;&quot;;&quot;&quot;) &amp; IF(AND([.A586]=&quot;Campo&quot;;[.A587]=&quot;Chave&quot;);&quot;&lt;FILEDS/&gt;&quot;;&quot;&quot;) &amp; IF(AND([.A586]=&quot;Chave&quot;;[.A587]&lt;&gt;&quot;Chave&quot;);&quot;&lt;/KEYS&gt;&quot;;&quot;&quot;) &amp; IF([.B586]&lt;&gt;[.B587];&quot;&lt;/TABLE&gt;&quot;;&quot;&quot;) &amp; IF(AND([.A586]=&quot;&quot;;[.A585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87]=&quot;Chave&quot;;[.C587]&amp;ROW([.C587]);[.C587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87]&lt;&gt;[.B586];[.B587]&lt;&gt;&quot;&quot;);&quot;&lt;TABLE NAME=&quot;&quot;&quot;&amp;[.B587]&amp;&quot;&quot;&quot; COMMENT=&quot;&quot;&quot;&amp;[.K587]&amp;&quot;&quot;&quot; &quot;&amp; [.M587] &amp;&quot;&gt;&lt;FIELDS&gt;&quot;;&quot;&quot;) &amp; IF(AND([.A587]=&quot;Chave&quot;;[.A586]=&quot;Campo&quot;);&quot;&lt;KEYS&gt;&quot;;&quot;&quot;) &amp; IF([.A587]=&quot;Chave&quot;;&quot;&lt;KEY NAME=&quot;&quot;&quot;&amp;[.C587]&amp;&quot;&quot;&quot; TYPE=&quot;&quot;&quot;&amp;IF([.D587]=&quot;PK&quot;;&quot;primary&quot;;&quot;foreign&quot;)&amp;&quot;&quot;&quot; FIELDS=&quot;&quot;&quot;&amp;[.C587]&amp;&quot;&quot;&quot;&quot;&amp;IF([.D587]=&quot;FK&quot;;&quot; REFTABLE=&quot;&quot;&quot;&amp;[.F587]&amp;&quot;&quot;&quot; REFFIELDS=&quot;&quot;&quot;&amp;[.G587]&amp;&quot;&quot;&quot;&quot;;&quot;&quot;)&amp;&quot; COMMENT=&quot;&quot;&quot;&amp;[.J587]&amp;&quot;&quot;&quot;/&gt;&quot;;&quot;&quot;) &amp; IF([.A587]=&quot;Campo&quot;;&quot;&lt;FIELD NAME=&quot;&quot;&quot;&amp;[.C587]&amp;&quot;&quot;&quot; &quot;&amp;[.N588]&amp;&quot; &quot;&amp;[.L587]&amp;&quot; COMMENT=&quot;&quot;&quot;&amp;[.J587]&amp;&quot;&quot;&quot;/&gt;&quot;;&quot;&quot;) &amp; IF(AND([.A587]=&quot;Campo&quot;;[.A588]=&quot;Chave&quot;);&quot;&lt;FILEDS/&gt;&quot;;&quot;&quot;) &amp; IF(AND([.A587]=&quot;Chave&quot;;[.A588]&lt;&gt;&quot;Chave&quot;);&quot;&lt;/KEYS&gt;&quot;;&quot;&quot;) &amp; IF([.B587]&lt;&gt;[.B588];&quot;&lt;/TABLE&gt;&quot;;&quot;&quot;) &amp; IF(AND([.A587]=&quot;&quot;;[.A586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88]=&quot;Chave&quot;;[.C588]&amp;ROW([.C588]);[.C588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88]&lt;&gt;[.B587];[.B588]&lt;&gt;&quot;&quot;);&quot;&lt;TABLE NAME=&quot;&quot;&quot;&amp;[.B588]&amp;&quot;&quot;&quot; COMMENT=&quot;&quot;&quot;&amp;[.K588]&amp;&quot;&quot;&quot; &quot;&amp; [.M588] &amp;&quot;&gt;&lt;FIELDS&gt;&quot;;&quot;&quot;) &amp; IF(AND([.A588]=&quot;Chave&quot;;[.A587]=&quot;Campo&quot;);&quot;&lt;KEYS&gt;&quot;;&quot;&quot;) &amp; IF([.A588]=&quot;Chave&quot;;&quot;&lt;KEY NAME=&quot;&quot;&quot;&amp;[.C588]&amp;&quot;&quot;&quot; TYPE=&quot;&quot;&quot;&amp;IF([.D588]=&quot;PK&quot;;&quot;primary&quot;;&quot;foreign&quot;)&amp;&quot;&quot;&quot; FIELDS=&quot;&quot;&quot;&amp;[.C588]&amp;&quot;&quot;&quot;&quot;&amp;IF([.D588]=&quot;FK&quot;;&quot; REFTABLE=&quot;&quot;&quot;&amp;[.F588]&amp;&quot;&quot;&quot; REFFIELDS=&quot;&quot;&quot;&amp;[.G588]&amp;&quot;&quot;&quot;&quot;;&quot;&quot;)&amp;&quot; COMMENT=&quot;&quot;&quot;&amp;[.J588]&amp;&quot;&quot;&quot;/&gt;&quot;;&quot;&quot;) &amp; IF([.A588]=&quot;Campo&quot;;&quot;&lt;FIELD NAME=&quot;&quot;&quot;&amp;[.C588]&amp;&quot;&quot;&quot; &quot;&amp;[.N589]&amp;&quot; &quot;&amp;[.L588]&amp;&quot; COMMENT=&quot;&quot;&quot;&amp;[.J588]&amp;&quot;&quot;&quot;/&gt;&quot;;&quot;&quot;) &amp; IF(AND([.A588]=&quot;Campo&quot;;[.A589]=&quot;Chave&quot;);&quot;&lt;FILEDS/&gt;&quot;;&quot;&quot;) &amp; IF(AND([.A588]=&quot;Chave&quot;;[.A589]&lt;&gt;&quot;Chave&quot;);&quot;&lt;/KEYS&gt;&quot;;&quot;&quot;) &amp; IF([.B588]&lt;&gt;[.B589];&quot;&lt;/TABLE&gt;&quot;;&quot;&quot;) &amp; IF(AND([.A588]=&quot;&quot;;[.A587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89]=&quot;Chave&quot;;[.C589]&amp;ROW([.C589]);[.C589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89]&lt;&gt;[.B588];[.B589]&lt;&gt;&quot;&quot;);&quot;&lt;TABLE NAME=&quot;&quot;&quot;&amp;[.B589]&amp;&quot;&quot;&quot; COMMENT=&quot;&quot;&quot;&amp;[.K589]&amp;&quot;&quot;&quot; &quot;&amp; [.M589] &amp;&quot;&gt;&lt;FIELDS&gt;&quot;;&quot;&quot;) &amp; IF(AND([.A589]=&quot;Chave&quot;;[.A588]=&quot;Campo&quot;);&quot;&lt;KEYS&gt;&quot;;&quot;&quot;) &amp; IF([.A589]=&quot;Chave&quot;;&quot;&lt;KEY NAME=&quot;&quot;&quot;&amp;[.C589]&amp;&quot;&quot;&quot; TYPE=&quot;&quot;&quot;&amp;IF([.D589]=&quot;PK&quot;;&quot;primary&quot;;&quot;foreign&quot;)&amp;&quot;&quot;&quot; FIELDS=&quot;&quot;&quot;&amp;[.C589]&amp;&quot;&quot;&quot;&quot;&amp;IF([.D589]=&quot;FK&quot;;&quot; REFTABLE=&quot;&quot;&quot;&amp;[.F589]&amp;&quot;&quot;&quot; REFFIELDS=&quot;&quot;&quot;&amp;[.G589]&amp;&quot;&quot;&quot;&quot;;&quot;&quot;)&amp;&quot; COMMENT=&quot;&quot;&quot;&amp;[.J589]&amp;&quot;&quot;&quot;/&gt;&quot;;&quot;&quot;) &amp; IF([.A589]=&quot;Campo&quot;;&quot;&lt;FIELD NAME=&quot;&quot;&quot;&amp;[.C589]&amp;&quot;&quot;&quot; &quot;&amp;[.N590]&amp;&quot; &quot;&amp;[.L589]&amp;&quot; COMMENT=&quot;&quot;&quot;&amp;[.J589]&amp;&quot;&quot;&quot;/&gt;&quot;;&quot;&quot;) &amp; IF(AND([.A589]=&quot;Campo&quot;;[.A590]=&quot;Chave&quot;);&quot;&lt;FILEDS/&gt;&quot;;&quot;&quot;) &amp; IF(AND([.A589]=&quot;Chave&quot;;[.A590]&lt;&gt;&quot;Chave&quot;);&quot;&lt;/KEYS&gt;&quot;;&quot;&quot;) &amp; IF([.B589]&lt;&gt;[.B590];&quot;&lt;/TABLE&gt;&quot;;&quot;&quot;) &amp; IF(AND([.A589]=&quot;&quot;;[.A588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90]=&quot;Chave&quot;;[.C590]&amp;ROW([.C590]);[.C590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90]&lt;&gt;[.B589];[.B590]&lt;&gt;&quot;&quot;);&quot;&lt;TABLE NAME=&quot;&quot;&quot;&amp;[.B590]&amp;&quot;&quot;&quot; COMMENT=&quot;&quot;&quot;&amp;[.K590]&amp;&quot;&quot;&quot; &quot;&amp; [.M590] &amp;&quot;&gt;&lt;FIELDS&gt;&quot;;&quot;&quot;) &amp; IF(AND([.A590]=&quot;Chave&quot;;[.A589]=&quot;Campo&quot;);&quot;&lt;KEYS&gt;&quot;;&quot;&quot;) &amp; IF([.A590]=&quot;Chave&quot;;&quot;&lt;KEY NAME=&quot;&quot;&quot;&amp;[.C590]&amp;&quot;&quot;&quot; TYPE=&quot;&quot;&quot;&amp;IF([.D590]=&quot;PK&quot;;&quot;primary&quot;;&quot;foreign&quot;)&amp;&quot;&quot;&quot; FIELDS=&quot;&quot;&quot;&amp;[.C590]&amp;&quot;&quot;&quot;&quot;&amp;IF([.D590]=&quot;FK&quot;;&quot; REFTABLE=&quot;&quot;&quot;&amp;[.F590]&amp;&quot;&quot;&quot; REFFIELDS=&quot;&quot;&quot;&amp;[.G590]&amp;&quot;&quot;&quot;&quot;;&quot;&quot;)&amp;&quot; COMMENT=&quot;&quot;&quot;&amp;[.J590]&amp;&quot;&quot;&quot;/&gt;&quot;;&quot;&quot;) &amp; IF([.A590]=&quot;Campo&quot;;&quot;&lt;FIELD NAME=&quot;&quot;&quot;&amp;[.C590]&amp;&quot;&quot;&quot; &quot;&amp;[.N591]&amp;&quot; &quot;&amp;[.L590]&amp;&quot; COMMENT=&quot;&quot;&quot;&amp;[.J590]&amp;&quot;&quot;&quot;/&gt;&quot;;&quot;&quot;) &amp; IF(AND([.A590]=&quot;Campo&quot;;[.A591]=&quot;Chave&quot;);&quot;&lt;FILEDS/&gt;&quot;;&quot;&quot;) &amp; IF(AND([.A590]=&quot;Chave&quot;;[.A591]&lt;&gt;&quot;Chave&quot;);&quot;&lt;/KEYS&gt;&quot;;&quot;&quot;) &amp; IF([.B590]&lt;&gt;[.B591];&quot;&lt;/TABLE&gt;&quot;;&quot;&quot;) &amp; IF(AND([.A590]=&quot;&quot;;[.A589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91]=&quot;Chave&quot;;[.C591]&amp;ROW([.C591]);[.C591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91]&lt;&gt;[.B590];[.B591]&lt;&gt;&quot;&quot;);&quot;&lt;TABLE NAME=&quot;&quot;&quot;&amp;[.B591]&amp;&quot;&quot;&quot; COMMENT=&quot;&quot;&quot;&amp;[.K591]&amp;&quot;&quot;&quot; &quot;&amp; [.M591] &amp;&quot;&gt;&lt;FIELDS&gt;&quot;;&quot;&quot;) &amp; IF(AND([.A591]=&quot;Chave&quot;;[.A590]=&quot;Campo&quot;);&quot;&lt;KEYS&gt;&quot;;&quot;&quot;) &amp; IF([.A591]=&quot;Chave&quot;;&quot;&lt;KEY NAME=&quot;&quot;&quot;&amp;[.C591]&amp;&quot;&quot;&quot; TYPE=&quot;&quot;&quot;&amp;IF([.D591]=&quot;PK&quot;;&quot;primary&quot;;&quot;foreign&quot;)&amp;&quot;&quot;&quot; FIELDS=&quot;&quot;&quot;&amp;[.C591]&amp;&quot;&quot;&quot;&quot;&amp;IF([.D591]=&quot;FK&quot;;&quot; REFTABLE=&quot;&quot;&quot;&amp;[.F591]&amp;&quot;&quot;&quot; REFFIELDS=&quot;&quot;&quot;&amp;[.G591]&amp;&quot;&quot;&quot;&quot;;&quot;&quot;)&amp;&quot; COMMENT=&quot;&quot;&quot;&amp;[.J591]&amp;&quot;&quot;&quot;/&gt;&quot;;&quot;&quot;) &amp; IF([.A591]=&quot;Campo&quot;;&quot;&lt;FIELD NAME=&quot;&quot;&quot;&amp;[.C591]&amp;&quot;&quot;&quot; &quot;&amp;[.N592]&amp;&quot; &quot;&amp;[.L591]&amp;&quot; COMMENT=&quot;&quot;&quot;&amp;[.J591]&amp;&quot;&quot;&quot;/&gt;&quot;;&quot;&quot;) &amp; IF(AND([.A591]=&quot;Campo&quot;;[.A592]=&quot;Chave&quot;);&quot;&lt;FILEDS/&gt;&quot;;&quot;&quot;) &amp; IF(AND([.A591]=&quot;Chave&quot;;[.A592]&lt;&gt;&quot;Chave&quot;);&quot;&lt;/KEYS&gt;&quot;;&quot;&quot;) &amp; IF([.B591]&lt;&gt;[.B592];&quot;&lt;/TABLE&gt;&quot;;&quot;&quot;) &amp; IF(AND([.A591]=&quot;&quot;;[.A590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92]=&quot;Chave&quot;;[.C592]&amp;ROW([.C592]);[.C592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92]&lt;&gt;[.B591];[.B592]&lt;&gt;&quot;&quot;);&quot;&lt;TABLE NAME=&quot;&quot;&quot;&amp;[.B592]&amp;&quot;&quot;&quot; COMMENT=&quot;&quot;&quot;&amp;[.K592]&amp;&quot;&quot;&quot; &quot;&amp; [.M592] &amp;&quot;&gt;&lt;FIELDS&gt;&quot;;&quot;&quot;) &amp; IF(AND([.A592]=&quot;Chave&quot;;[.A591]=&quot;Campo&quot;);&quot;&lt;KEYS&gt;&quot;;&quot;&quot;) &amp; IF([.A592]=&quot;Chave&quot;;&quot;&lt;KEY NAME=&quot;&quot;&quot;&amp;[.C592]&amp;&quot;&quot;&quot; TYPE=&quot;&quot;&quot;&amp;IF([.D592]=&quot;PK&quot;;&quot;primary&quot;;&quot;foreign&quot;)&amp;&quot;&quot;&quot; FIELDS=&quot;&quot;&quot;&amp;[.C592]&amp;&quot;&quot;&quot;&quot;&amp;IF([.D592]=&quot;FK&quot;;&quot; REFTABLE=&quot;&quot;&quot;&amp;[.F592]&amp;&quot;&quot;&quot; REFFIELDS=&quot;&quot;&quot;&amp;[.G592]&amp;&quot;&quot;&quot;&quot;;&quot;&quot;)&amp;&quot; COMMENT=&quot;&quot;&quot;&amp;[.J592]&amp;&quot;&quot;&quot;/&gt;&quot;;&quot;&quot;) &amp; IF([.A592]=&quot;Campo&quot;;&quot;&lt;FIELD NAME=&quot;&quot;&quot;&amp;[.C592]&amp;&quot;&quot;&quot; &quot;&amp;[.N593]&amp;&quot; &quot;&amp;[.L592]&amp;&quot; COMMENT=&quot;&quot;&quot;&amp;[.J592]&amp;&quot;&quot;&quot;/&gt;&quot;;&quot;&quot;) &amp; IF(AND([.A592]=&quot;Campo&quot;;[.A593]=&quot;Chave&quot;);&quot;&lt;FILEDS/&gt;&quot;;&quot;&quot;) &amp; IF(AND([.A592]=&quot;Chave&quot;;[.A593]&lt;&gt;&quot;Chave&quot;);&quot;&lt;/KEYS&gt;&quot;;&quot;&quot;) &amp; IF([.B592]&lt;&gt;[.B593];&quot;&lt;/TABLE&gt;&quot;;&quot;&quot;) &amp; IF(AND([.A592]=&quot;&quot;;[.A591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93]=&quot;Chave&quot;;[.C593]&amp;ROW([.C593]);[.C593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93]&lt;&gt;[.B592];[.B593]&lt;&gt;&quot;&quot;);&quot;&lt;TABLE NAME=&quot;&quot;&quot;&amp;[.B593]&amp;&quot;&quot;&quot; COMMENT=&quot;&quot;&quot;&amp;[.K593]&amp;&quot;&quot;&quot; &quot;&amp; [.M593] &amp;&quot;&gt;&lt;FIELDS&gt;&quot;;&quot;&quot;) &amp; IF(AND([.A593]=&quot;Chave&quot;;[.A592]=&quot;Campo&quot;);&quot;&lt;KEYS&gt;&quot;;&quot;&quot;) &amp; IF([.A593]=&quot;Chave&quot;;&quot;&lt;KEY NAME=&quot;&quot;&quot;&amp;[.C593]&amp;&quot;&quot;&quot; TYPE=&quot;&quot;&quot;&amp;IF([.D593]=&quot;PK&quot;;&quot;primary&quot;;&quot;foreign&quot;)&amp;&quot;&quot;&quot; FIELDS=&quot;&quot;&quot;&amp;[.C593]&amp;&quot;&quot;&quot;&quot;&amp;IF([.D593]=&quot;FK&quot;;&quot; REFTABLE=&quot;&quot;&quot;&amp;[.F593]&amp;&quot;&quot;&quot; REFFIELDS=&quot;&quot;&quot;&amp;[.G593]&amp;&quot;&quot;&quot;&quot;;&quot;&quot;)&amp;&quot; COMMENT=&quot;&quot;&quot;&amp;[.J593]&amp;&quot;&quot;&quot;/&gt;&quot;;&quot;&quot;) &amp; IF([.A593]=&quot;Campo&quot;;&quot;&lt;FIELD NAME=&quot;&quot;&quot;&amp;[.C593]&amp;&quot;&quot;&quot; &quot;&amp;[.N594]&amp;&quot; &quot;&amp;[.L593]&amp;&quot; COMMENT=&quot;&quot;&quot;&amp;[.J593]&amp;&quot;&quot;&quot;/&gt;&quot;;&quot;&quot;) &amp; IF(AND([.A593]=&quot;Campo&quot;;[.A594]=&quot;Chave&quot;);&quot;&lt;FILEDS/&gt;&quot;;&quot;&quot;) &amp; IF(AND([.A593]=&quot;Chave&quot;;[.A594]&lt;&gt;&quot;Chave&quot;);&quot;&lt;/KEYS&gt;&quot;;&quot;&quot;) &amp; IF([.B593]&lt;&gt;[.B594];&quot;&lt;/TABLE&gt;&quot;;&quot;&quot;) &amp; IF(AND([.A593]=&quot;&quot;;[.A592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94]=&quot;Chave&quot;;[.C594]&amp;ROW([.C594]);[.C594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94]&lt;&gt;[.B593];[.B594]&lt;&gt;&quot;&quot;);&quot;&lt;TABLE NAME=&quot;&quot;&quot;&amp;[.B594]&amp;&quot;&quot;&quot; COMMENT=&quot;&quot;&quot;&amp;[.K594]&amp;&quot;&quot;&quot; &quot;&amp; [.M594] &amp;&quot;&gt;&lt;FIELDS&gt;&quot;;&quot;&quot;) &amp; IF(AND([.A594]=&quot;Chave&quot;;[.A593]=&quot;Campo&quot;);&quot;&lt;KEYS&gt;&quot;;&quot;&quot;) &amp; IF([.A594]=&quot;Chave&quot;;&quot;&lt;KEY NAME=&quot;&quot;&quot;&amp;[.C594]&amp;&quot;&quot;&quot; TYPE=&quot;&quot;&quot;&amp;IF([.D594]=&quot;PK&quot;;&quot;primary&quot;;&quot;foreign&quot;)&amp;&quot;&quot;&quot; FIELDS=&quot;&quot;&quot;&amp;[.C594]&amp;&quot;&quot;&quot;&quot;&amp;IF([.D594]=&quot;FK&quot;;&quot; REFTABLE=&quot;&quot;&quot;&amp;[.F594]&amp;&quot;&quot;&quot; REFFIELDS=&quot;&quot;&quot;&amp;[.G594]&amp;&quot;&quot;&quot;&quot;;&quot;&quot;)&amp;&quot; COMMENT=&quot;&quot;&quot;&amp;[.J594]&amp;&quot;&quot;&quot;/&gt;&quot;;&quot;&quot;) &amp; IF([.A594]=&quot;Campo&quot;;&quot;&lt;FIELD NAME=&quot;&quot;&quot;&amp;[.C594]&amp;&quot;&quot;&quot; &quot;&amp;[.N595]&amp;&quot; &quot;&amp;[.L594]&amp;&quot; COMMENT=&quot;&quot;&quot;&amp;[.J594]&amp;&quot;&quot;&quot;/&gt;&quot;;&quot;&quot;) &amp; IF(AND([.A594]=&quot;Campo&quot;;[.A595]=&quot;Chave&quot;);&quot;&lt;FILEDS/&gt;&quot;;&quot;&quot;) &amp; IF(AND([.A594]=&quot;Chave&quot;;[.A595]&lt;&gt;&quot;Chave&quot;);&quot;&lt;/KEYS&gt;&quot;;&quot;&quot;) &amp; IF([.B594]&lt;&gt;[.B595];&quot;&lt;/TABLE&gt;&quot;;&quot;&quot;) &amp; IF(AND([.A594]=&quot;&quot;;[.A593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95]=&quot;Chave&quot;;[.C595]&amp;ROW([.C595]);[.C595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95]&lt;&gt;[.B594];[.B595]&lt;&gt;&quot;&quot;);&quot;&lt;TABLE NAME=&quot;&quot;&quot;&amp;[.B595]&amp;&quot;&quot;&quot; COMMENT=&quot;&quot;&quot;&amp;[.K595]&amp;&quot;&quot;&quot; &quot;&amp; [.M595] &amp;&quot;&gt;&lt;FIELDS&gt;&quot;;&quot;&quot;) &amp; IF(AND([.A595]=&quot;Chave&quot;;[.A594]=&quot;Campo&quot;);&quot;&lt;KEYS&gt;&quot;;&quot;&quot;) &amp; IF([.A595]=&quot;Chave&quot;;&quot;&lt;KEY NAME=&quot;&quot;&quot;&amp;[.C595]&amp;&quot;&quot;&quot; TYPE=&quot;&quot;&quot;&amp;IF([.D595]=&quot;PK&quot;;&quot;primary&quot;;&quot;foreign&quot;)&amp;&quot;&quot;&quot; FIELDS=&quot;&quot;&quot;&amp;[.C595]&amp;&quot;&quot;&quot;&quot;&amp;IF([.D595]=&quot;FK&quot;;&quot; REFTABLE=&quot;&quot;&quot;&amp;[.F595]&amp;&quot;&quot;&quot; REFFIELDS=&quot;&quot;&quot;&amp;[.G595]&amp;&quot;&quot;&quot;&quot;;&quot;&quot;)&amp;&quot; COMMENT=&quot;&quot;&quot;&amp;[.J595]&amp;&quot;&quot;&quot;/&gt;&quot;;&quot;&quot;) &amp; IF([.A595]=&quot;Campo&quot;;&quot;&lt;FIELD NAME=&quot;&quot;&quot;&amp;[.C595]&amp;&quot;&quot;&quot; &quot;&amp;[.N596]&amp;&quot; &quot;&amp;[.L595]&amp;&quot; COMMENT=&quot;&quot;&quot;&amp;[.J595]&amp;&quot;&quot;&quot;/&gt;&quot;;&quot;&quot;) &amp; IF(AND([.A595]=&quot;Campo&quot;;[.A596]=&quot;Chave&quot;);&quot;&lt;FILEDS/&gt;&quot;;&quot;&quot;) &amp; IF(AND([.A595]=&quot;Chave&quot;;[.A596]&lt;&gt;&quot;Chave&quot;);&quot;&lt;/KEYS&gt;&quot;;&quot;&quot;) &amp; IF([.B595]&lt;&gt;[.B596];&quot;&lt;/TABLE&gt;&quot;;&quot;&quot;) &amp; IF(AND([.A595]=&quot;&quot;;[.A594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96]=&quot;Chave&quot;;[.C596]&amp;ROW([.C596]);[.C596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96]&lt;&gt;[.B595];[.B596]&lt;&gt;&quot;&quot;);&quot;&lt;TABLE NAME=&quot;&quot;&quot;&amp;[.B596]&amp;&quot;&quot;&quot; COMMENT=&quot;&quot;&quot;&amp;[.K596]&amp;&quot;&quot;&quot; &quot;&amp; [.M596] &amp;&quot;&gt;&lt;FIELDS&gt;&quot;;&quot;&quot;) &amp; IF(AND([.A596]=&quot;Chave&quot;;[.A595]=&quot;Campo&quot;);&quot;&lt;KEYS&gt;&quot;;&quot;&quot;) &amp; IF([.A596]=&quot;Chave&quot;;&quot;&lt;KEY NAME=&quot;&quot;&quot;&amp;[.C596]&amp;&quot;&quot;&quot; TYPE=&quot;&quot;&quot;&amp;IF([.D596]=&quot;PK&quot;;&quot;primary&quot;;&quot;foreign&quot;)&amp;&quot;&quot;&quot; FIELDS=&quot;&quot;&quot;&amp;[.C596]&amp;&quot;&quot;&quot;&quot;&amp;IF([.D596]=&quot;FK&quot;;&quot; REFTABLE=&quot;&quot;&quot;&amp;[.F596]&amp;&quot;&quot;&quot; REFFIELDS=&quot;&quot;&quot;&amp;[.G596]&amp;&quot;&quot;&quot;&quot;;&quot;&quot;)&amp;&quot; COMMENT=&quot;&quot;&quot;&amp;[.J596]&amp;&quot;&quot;&quot;/&gt;&quot;;&quot;&quot;) &amp; IF([.A596]=&quot;Campo&quot;;&quot;&lt;FIELD NAME=&quot;&quot;&quot;&amp;[.C596]&amp;&quot;&quot;&quot; &quot;&amp;[.N597]&amp;&quot; &quot;&amp;[.L596]&amp;&quot; COMMENT=&quot;&quot;&quot;&amp;[.J596]&amp;&quot;&quot;&quot;/&gt;&quot;;&quot;&quot;) &amp; IF(AND([.A596]=&quot;Campo&quot;;[.A597]=&quot;Chave&quot;);&quot;&lt;FILEDS/&gt;&quot;;&quot;&quot;) &amp; IF(AND([.A596]=&quot;Chave&quot;;[.A597]&lt;&gt;&quot;Chave&quot;);&quot;&lt;/KEYS&gt;&quot;;&quot;&quot;) &amp; IF([.B596]&lt;&gt;[.B597];&quot;&lt;/TABLE&gt;&quot;;&quot;&quot;) &amp; IF(AND([.A596]=&quot;&quot;;[.A595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97]=&quot;Chave&quot;;[.C597]&amp;ROW([.C597]);[.C597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97]&lt;&gt;[.B596];[.B597]&lt;&gt;&quot;&quot;);&quot;&lt;TABLE NAME=&quot;&quot;&quot;&amp;[.B597]&amp;&quot;&quot;&quot; COMMENT=&quot;&quot;&quot;&amp;[.K597]&amp;&quot;&quot;&quot; &quot;&amp; [.M597] &amp;&quot;&gt;&lt;FIELDS&gt;&quot;;&quot;&quot;) &amp; IF(AND([.A597]=&quot;Chave&quot;;[.A596]=&quot;Campo&quot;);&quot;&lt;KEYS&gt;&quot;;&quot;&quot;) &amp; IF([.A597]=&quot;Chave&quot;;&quot;&lt;KEY NAME=&quot;&quot;&quot;&amp;[.C597]&amp;&quot;&quot;&quot; TYPE=&quot;&quot;&quot;&amp;IF([.D597]=&quot;PK&quot;;&quot;primary&quot;;&quot;foreign&quot;)&amp;&quot;&quot;&quot; FIELDS=&quot;&quot;&quot;&amp;[.C597]&amp;&quot;&quot;&quot;&quot;&amp;IF([.D597]=&quot;FK&quot;;&quot; REFTABLE=&quot;&quot;&quot;&amp;[.F597]&amp;&quot;&quot;&quot; REFFIELDS=&quot;&quot;&quot;&amp;[.G597]&amp;&quot;&quot;&quot;&quot;;&quot;&quot;)&amp;&quot; COMMENT=&quot;&quot;&quot;&amp;[.J597]&amp;&quot;&quot;&quot;/&gt;&quot;;&quot;&quot;) &amp; IF([.A597]=&quot;Campo&quot;;&quot;&lt;FIELD NAME=&quot;&quot;&quot;&amp;[.C597]&amp;&quot;&quot;&quot; &quot;&amp;[.N598]&amp;&quot; &quot;&amp;[.L597]&amp;&quot; COMMENT=&quot;&quot;&quot;&amp;[.J597]&amp;&quot;&quot;&quot;/&gt;&quot;;&quot;&quot;) &amp; IF(AND([.A597]=&quot;Campo&quot;;[.A598]=&quot;Chave&quot;);&quot;&lt;FILEDS/&gt;&quot;;&quot;&quot;) &amp; IF(AND([.A597]=&quot;Chave&quot;;[.A598]&lt;&gt;&quot;Chave&quot;);&quot;&lt;/KEYS&gt;&quot;;&quot;&quot;) &amp; IF([.B597]&lt;&gt;[.B598];&quot;&lt;/TABLE&gt;&quot;;&quot;&quot;) &amp; IF(AND([.A597]=&quot;&quot;;[.A596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98]=&quot;Chave&quot;;[.C598]&amp;ROW([.C598]);[.C598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98]&lt;&gt;[.B597];[.B598]&lt;&gt;&quot;&quot;);&quot;&lt;TABLE NAME=&quot;&quot;&quot;&amp;[.B598]&amp;&quot;&quot;&quot; COMMENT=&quot;&quot;&quot;&amp;[.K598]&amp;&quot;&quot;&quot; &quot;&amp; [.M598] &amp;&quot;&gt;&lt;FIELDS&gt;&quot;;&quot;&quot;) &amp; IF(AND([.A598]=&quot;Chave&quot;;[.A597]=&quot;Campo&quot;);&quot;&lt;KEYS&gt;&quot;;&quot;&quot;) &amp; IF([.A598]=&quot;Chave&quot;;&quot;&lt;KEY NAME=&quot;&quot;&quot;&amp;[.C598]&amp;&quot;&quot;&quot; TYPE=&quot;&quot;&quot;&amp;IF([.D598]=&quot;PK&quot;;&quot;primary&quot;;&quot;foreign&quot;)&amp;&quot;&quot;&quot; FIELDS=&quot;&quot;&quot;&amp;[.C598]&amp;&quot;&quot;&quot;&quot;&amp;IF([.D598]=&quot;FK&quot;;&quot; REFTABLE=&quot;&quot;&quot;&amp;[.F598]&amp;&quot;&quot;&quot; REFFIELDS=&quot;&quot;&quot;&amp;[.G598]&amp;&quot;&quot;&quot;&quot;;&quot;&quot;)&amp;&quot; COMMENT=&quot;&quot;&quot;&amp;[.J598]&amp;&quot;&quot;&quot;/&gt;&quot;;&quot;&quot;) &amp; IF([.A598]=&quot;Campo&quot;;&quot;&lt;FIELD NAME=&quot;&quot;&quot;&amp;[.C598]&amp;&quot;&quot;&quot; &quot;&amp;[.N599]&amp;&quot; &quot;&amp;[.L598]&amp;&quot; COMMENT=&quot;&quot;&quot;&amp;[.J598]&amp;&quot;&quot;&quot;/&gt;&quot;;&quot;&quot;) &amp; IF(AND([.A598]=&quot;Campo&quot;;[.A599]=&quot;Chave&quot;);&quot;&lt;FILEDS/&gt;&quot;;&quot;&quot;) &amp; IF(AND([.A598]=&quot;Chave&quot;;[.A599]&lt;&gt;&quot;Chave&quot;);&quot;&lt;/KEYS&gt;&quot;;&quot;&quot;) &amp; IF([.B598]&lt;&gt;[.B599];&quot;&lt;/TABLE&gt;&quot;;&quot;&quot;) &amp; IF(AND([.A598]=&quot;&quot;;[.A597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599]=&quot;Chave&quot;;[.C599]&amp;ROW([.C599]);[.C599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599]&lt;&gt;[.B598];[.B599]&lt;&gt;&quot;&quot;);&quot;&lt;TABLE NAME=&quot;&quot;&quot;&amp;[.B599]&amp;&quot;&quot;&quot; COMMENT=&quot;&quot;&quot;&amp;[.K599]&amp;&quot;&quot;&quot; &quot;&amp; [.M599] &amp;&quot;&gt;&lt;FIELDS&gt;&quot;;&quot;&quot;) &amp; IF(AND([.A599]=&quot;Chave&quot;;[.A598]=&quot;Campo&quot;);&quot;&lt;KEYS&gt;&quot;;&quot;&quot;) &amp; IF([.A599]=&quot;Chave&quot;;&quot;&lt;KEY NAME=&quot;&quot;&quot;&amp;[.C599]&amp;&quot;&quot;&quot; TYPE=&quot;&quot;&quot;&amp;IF([.D599]=&quot;PK&quot;;&quot;primary&quot;;&quot;foreign&quot;)&amp;&quot;&quot;&quot; FIELDS=&quot;&quot;&quot;&amp;[.C599]&amp;&quot;&quot;&quot;&quot;&amp;IF([.D599]=&quot;FK&quot;;&quot; REFTABLE=&quot;&quot;&quot;&amp;[.F599]&amp;&quot;&quot;&quot; REFFIELDS=&quot;&quot;&quot;&amp;[.G599]&amp;&quot;&quot;&quot;&quot;;&quot;&quot;)&amp;&quot; COMMENT=&quot;&quot;&quot;&amp;[.J599]&amp;&quot;&quot;&quot;/&gt;&quot;;&quot;&quot;) &amp; IF([.A599]=&quot;Campo&quot;;&quot;&lt;FIELD NAME=&quot;&quot;&quot;&amp;[.C599]&amp;&quot;&quot;&quot; &quot;&amp;[.N600]&amp;&quot; &quot;&amp;[.L599]&amp;&quot; COMMENT=&quot;&quot;&quot;&amp;[.J599]&amp;&quot;&quot;&quot;/&gt;&quot;;&quot;&quot;) &amp; IF(AND([.A599]=&quot;Campo&quot;;[.A600]=&quot;Chave&quot;);&quot;&lt;FILEDS/&gt;&quot;;&quot;&quot;) &amp; IF(AND([.A599]=&quot;Chave&quot;;[.A600]&lt;&gt;&quot;Chave&quot;);&quot;&lt;/KEYS&gt;&quot;;&quot;&quot;) &amp; IF([.B599]&lt;&gt;[.B600];&quot;&lt;/TABLE&gt;&quot;;&quot;&quot;) &amp; IF(AND([.A599]=&quot;&quot;;[.A598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600]=&quot;Chave&quot;;[.C600]&amp;ROW([.C600]);[.C600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600]&lt;&gt;[.B599];[.B600]&lt;&gt;&quot;&quot;);&quot;&lt;TABLE NAME=&quot;&quot;&quot;&amp;[.B600]&amp;&quot;&quot;&quot; COMMENT=&quot;&quot;&quot;&amp;[.K600]&amp;&quot;&quot;&quot; &quot;&amp; [.M600] &amp;&quot;&gt;&lt;FIELDS&gt;&quot;;&quot;&quot;) &amp; IF(AND([.A600]=&quot;Chave&quot;;[.A599]=&quot;Campo&quot;);&quot;&lt;KEYS&gt;&quot;;&quot;&quot;) &amp; IF([.A600]=&quot;Chave&quot;;&quot;&lt;KEY NAME=&quot;&quot;&quot;&amp;[.C600]&amp;&quot;&quot;&quot; TYPE=&quot;&quot;&quot;&amp;IF([.D600]=&quot;PK&quot;;&quot;primary&quot;;&quot;foreign&quot;)&amp;&quot;&quot;&quot; FIELDS=&quot;&quot;&quot;&amp;[.C600]&amp;&quot;&quot;&quot;&quot;&amp;IF([.D600]=&quot;FK&quot;;&quot; REFTABLE=&quot;&quot;&quot;&amp;[.F600]&amp;&quot;&quot;&quot; REFFIELDS=&quot;&quot;&quot;&amp;[.G600]&amp;&quot;&quot;&quot;&quot;;&quot;&quot;)&amp;&quot; COMMENT=&quot;&quot;&quot;&amp;[.J600]&amp;&quot;&quot;&quot;/&gt;&quot;;&quot;&quot;) &amp; IF([.A600]=&quot;Campo&quot;;&quot;&lt;FIELD NAME=&quot;&quot;&quot;&amp;[.C600]&amp;&quot;&quot;&quot; &quot;&amp;[.N601]&amp;&quot; &quot;&amp;[.L600]&amp;&quot; COMMENT=&quot;&quot;&quot;&amp;[.J600]&amp;&quot;&quot;&quot;/&gt;&quot;;&quot;&quot;) &amp; IF(AND([.A600]=&quot;Campo&quot;;[.A601]=&quot;Chave&quot;);&quot;&lt;FILEDS/&gt;&quot;;&quot;&quot;) &amp; IF(AND([.A600]=&quot;Chave&quot;;[.A601]&lt;&gt;&quot;Chave&quot;);&quot;&lt;/KEYS&gt;&quot;;&quot;&quot;) &amp; IF([.B600]&lt;&gt;[.B601];&quot;&lt;/TABLE&gt;&quot;;&quot;&quot;) &amp; IF(AND([.A600]=&quot;&quot;;[.A599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601]=&quot;Chave&quot;;[.C601]&amp;ROW([.C601]);[.C601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601]&lt;&gt;[.B600];[.B601]&lt;&gt;&quot;&quot;);&quot;&lt;TABLE NAME=&quot;&quot;&quot;&amp;[.B601]&amp;&quot;&quot;&quot; COMMENT=&quot;&quot;&quot;&amp;[.K601]&amp;&quot;&quot;&quot; &quot;&amp; [.M601] &amp;&quot;&gt;&lt;FIELDS&gt;&quot;;&quot;&quot;) &amp; IF(AND([.A601]=&quot;Chave&quot;;[.A600]=&quot;Campo&quot;);&quot;&lt;KEYS&gt;&quot;;&quot;&quot;) &amp; IF([.A601]=&quot;Chave&quot;;&quot;&lt;KEY NAME=&quot;&quot;&quot;&amp;[.C601]&amp;&quot;&quot;&quot; TYPE=&quot;&quot;&quot;&amp;IF([.D601]=&quot;PK&quot;;&quot;primary&quot;;&quot;foreign&quot;)&amp;&quot;&quot;&quot; FIELDS=&quot;&quot;&quot;&amp;[.C601]&amp;&quot;&quot;&quot;&quot;&amp;IF([.D601]=&quot;FK&quot;;&quot; REFTABLE=&quot;&quot;&quot;&amp;[.F601]&amp;&quot;&quot;&quot; REFFIELDS=&quot;&quot;&quot;&amp;[.G601]&amp;&quot;&quot;&quot;&quot;;&quot;&quot;)&amp;&quot; COMMENT=&quot;&quot;&quot;&amp;[.J601]&amp;&quot;&quot;&quot;/&gt;&quot;;&quot;&quot;) &amp; IF([.A601]=&quot;Campo&quot;;&quot;&lt;FIELD NAME=&quot;&quot;&quot;&amp;[.C601]&amp;&quot;&quot;&quot; &quot;&amp;[.N602]&amp;&quot; &quot;&amp;[.L601]&amp;&quot; COMMENT=&quot;&quot;&quot;&amp;[.J601]&amp;&quot;&quot;&quot;/&gt;&quot;;&quot;&quot;) &amp; IF(AND([.A601]=&quot;Campo&quot;;[.A602]=&quot;Chave&quot;);&quot;&lt;FILEDS/&gt;&quot;;&quot;&quot;) &amp; IF(AND([.A601]=&quot;Chave&quot;;[.A602]&lt;&gt;&quot;Chave&quot;);&quot;&lt;/KEYS&gt;&quot;;&quot;&quot;) &amp; IF([.B601]&lt;&gt;[.B602];&quot;&lt;/TABLE&gt;&quot;;&quot;&quot;) &amp; IF(AND([.A601]=&quot;&quot;;[.A600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602]=&quot;Chave&quot;;[.C602]&amp;ROW([.C602]);[.C602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602]&lt;&gt;[.B601];[.B602]&lt;&gt;&quot;&quot;);&quot;&lt;TABLE NAME=&quot;&quot;&quot;&amp;[.B602]&amp;&quot;&quot;&quot; COMMENT=&quot;&quot;&quot;&amp;[.K602]&amp;&quot;&quot;&quot; &quot;&amp; [.M602] &amp;&quot;&gt;&lt;FIELDS&gt;&quot;;&quot;&quot;) &amp; IF(AND([.A602]=&quot;Chave&quot;;[.A601]=&quot;Campo&quot;);&quot;&lt;KEYS&gt;&quot;;&quot;&quot;) &amp; IF([.A602]=&quot;Chave&quot;;&quot;&lt;KEY NAME=&quot;&quot;&quot;&amp;[.C602]&amp;&quot;&quot;&quot; TYPE=&quot;&quot;&quot;&amp;IF([.D602]=&quot;PK&quot;;&quot;primary&quot;;&quot;foreign&quot;)&amp;&quot;&quot;&quot; FIELDS=&quot;&quot;&quot;&amp;[.C602]&amp;&quot;&quot;&quot;&quot;&amp;IF([.D602]=&quot;FK&quot;;&quot; REFTABLE=&quot;&quot;&quot;&amp;[.F602]&amp;&quot;&quot;&quot; REFFIELDS=&quot;&quot;&quot;&amp;[.G602]&amp;&quot;&quot;&quot;&quot;;&quot;&quot;)&amp;&quot; COMMENT=&quot;&quot;&quot;&amp;[.J602]&amp;&quot;&quot;&quot;/&gt;&quot;;&quot;&quot;) &amp; IF([.A602]=&quot;Campo&quot;;&quot;&lt;FIELD NAME=&quot;&quot;&quot;&amp;[.C602]&amp;&quot;&quot;&quot; &quot;&amp;[.N603]&amp;&quot; &quot;&amp;[.L602]&amp;&quot; COMMENT=&quot;&quot;&quot;&amp;[.J602]&amp;&quot;&quot;&quot;/&gt;&quot;;&quot;&quot;) &amp; IF(AND([.A602]=&quot;Campo&quot;;[.A603]=&quot;Chave&quot;);&quot;&lt;FILEDS/&gt;&quot;;&quot;&quot;) &amp; IF(AND([.A602]=&quot;Chave&quot;;[.A603]&lt;&gt;&quot;Chave&quot;);&quot;&lt;/KEYS&gt;&quot;;&quot;&quot;) &amp; IF([.B602]&lt;&gt;[.B603];&quot;&lt;/TABLE&gt;&quot;;&quot;&quot;) &amp; IF(AND([.A602]=&quot;&quot;;[.A601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603]=&quot;Chave&quot;;[.C603]&amp;ROW([.C603]);[.C603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603]&lt;&gt;[.B602];[.B603]&lt;&gt;&quot;&quot;);&quot;&lt;TABLE NAME=&quot;&quot;&quot;&amp;[.B603]&amp;&quot;&quot;&quot; COMMENT=&quot;&quot;&quot;&amp;[.K603]&amp;&quot;&quot;&quot; &quot;&amp; [.M603] &amp;&quot;&gt;&lt;FIELDS&gt;&quot;;&quot;&quot;) &amp; IF(AND([.A603]=&quot;Chave&quot;;[.A602]=&quot;Campo&quot;);&quot;&lt;KEYS&gt;&quot;;&quot;&quot;) &amp; IF([.A603]=&quot;Chave&quot;;&quot;&lt;KEY NAME=&quot;&quot;&quot;&amp;[.C603]&amp;&quot;&quot;&quot; TYPE=&quot;&quot;&quot;&amp;IF([.D603]=&quot;PK&quot;;&quot;primary&quot;;&quot;foreign&quot;)&amp;&quot;&quot;&quot; FIELDS=&quot;&quot;&quot;&amp;[.C603]&amp;&quot;&quot;&quot;&quot;&amp;IF([.D603]=&quot;FK&quot;;&quot; REFTABLE=&quot;&quot;&quot;&amp;[.F603]&amp;&quot;&quot;&quot; REFFIELDS=&quot;&quot;&quot;&amp;[.G603]&amp;&quot;&quot;&quot;&quot;;&quot;&quot;)&amp;&quot; COMMENT=&quot;&quot;&quot;&amp;[.J603]&amp;&quot;&quot;&quot;/&gt;&quot;;&quot;&quot;) &amp; IF([.A603]=&quot;Campo&quot;;&quot;&lt;FIELD NAME=&quot;&quot;&quot;&amp;[.C603]&amp;&quot;&quot;&quot; &quot;&amp;[.N604]&amp;&quot; &quot;&amp;[.L603]&amp;&quot; COMMENT=&quot;&quot;&quot;&amp;[.J603]&amp;&quot;&quot;&quot;/&gt;&quot;;&quot;&quot;) &amp; IF(AND([.A603]=&quot;Campo&quot;;[.A604]=&quot;Chave&quot;);&quot;&lt;FILEDS/&gt;&quot;;&quot;&quot;) &amp; IF(AND([.A603]=&quot;Chave&quot;;[.A604]&lt;&gt;&quot;Chave&quot;);&quot;&lt;/KEYS&gt;&quot;;&quot;&quot;) &amp; IF([.B603]&lt;&gt;[.B604];&quot;&lt;/TABLE&gt;&quot;;&quot;&quot;) &amp; IF(AND([.A603]=&quot;&quot;;[.A602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604]=&quot;Chave&quot;;[.C604]&amp;ROW([.C604]);[.C604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604]&lt;&gt;[.B603];[.B604]&lt;&gt;&quot;&quot;);&quot;&lt;TABLE NAME=&quot;&quot;&quot;&amp;[.B604]&amp;&quot;&quot;&quot; COMMENT=&quot;&quot;&quot;&amp;[.K604]&amp;&quot;&quot;&quot; &quot;&amp; [.M604] &amp;&quot;&gt;&lt;FIELDS&gt;&quot;;&quot;&quot;) &amp; IF(AND([.A604]=&quot;Chave&quot;;[.A603]=&quot;Campo&quot;);&quot;&lt;KEYS&gt;&quot;;&quot;&quot;) &amp; IF([.A604]=&quot;Chave&quot;;&quot;&lt;KEY NAME=&quot;&quot;&quot;&amp;[.C604]&amp;&quot;&quot;&quot; TYPE=&quot;&quot;&quot;&amp;IF([.D604]=&quot;PK&quot;;&quot;primary&quot;;&quot;foreign&quot;)&amp;&quot;&quot;&quot; FIELDS=&quot;&quot;&quot;&amp;[.C604]&amp;&quot;&quot;&quot;&quot;&amp;IF([.D604]=&quot;FK&quot;;&quot; REFTABLE=&quot;&quot;&quot;&amp;[.F604]&amp;&quot;&quot;&quot; REFFIELDS=&quot;&quot;&quot;&amp;[.G604]&amp;&quot;&quot;&quot;&quot;;&quot;&quot;)&amp;&quot; COMMENT=&quot;&quot;&quot;&amp;[.J604]&amp;&quot;&quot;&quot;/&gt;&quot;;&quot;&quot;) &amp; IF([.A604]=&quot;Campo&quot;;&quot;&lt;FIELD NAME=&quot;&quot;&quot;&amp;[.C604]&amp;&quot;&quot;&quot; &quot;&amp;[.N605]&amp;&quot; &quot;&amp;[.L604]&amp;&quot; COMMENT=&quot;&quot;&quot;&amp;[.J604]&amp;&quot;&quot;&quot;/&gt;&quot;;&quot;&quot;) &amp; IF(AND([.A604]=&quot;Campo&quot;;[.A605]=&quot;Chave&quot;);&quot;&lt;FILEDS/&gt;&quot;;&quot;&quot;) &amp; IF(AND([.A604]=&quot;Chave&quot;;[.A605]&lt;&gt;&quot;Chave&quot;);&quot;&lt;/KEYS&gt;&quot;;&quot;&quot;) &amp; IF([.B604]&lt;&gt;[.B605];&quot;&lt;/TABLE&gt;&quot;;&quot;&quot;) &amp; IF(AND([.A604]=&quot;&quot;;[.A603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605]=&quot;Chave&quot;;[.C605]&amp;ROW([.C605]);[.C605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605]&lt;&gt;[.B604];[.B605]&lt;&gt;&quot;&quot;);&quot;&lt;TABLE NAME=&quot;&quot;&quot;&amp;[.B605]&amp;&quot;&quot;&quot; COMMENT=&quot;&quot;&quot;&amp;[.K605]&amp;&quot;&quot;&quot; &quot;&amp; [.M605] &amp;&quot;&gt;&lt;FIELDS&gt;&quot;;&quot;&quot;) &amp; IF(AND([.A605]=&quot;Chave&quot;;[.A604]=&quot;Campo&quot;);&quot;&lt;KEYS&gt;&quot;;&quot;&quot;) &amp; IF([.A605]=&quot;Chave&quot;;&quot;&lt;KEY NAME=&quot;&quot;&quot;&amp;[.C605]&amp;&quot;&quot;&quot; TYPE=&quot;&quot;&quot;&amp;IF([.D605]=&quot;PK&quot;;&quot;primary&quot;;&quot;foreign&quot;)&amp;&quot;&quot;&quot; FIELDS=&quot;&quot;&quot;&amp;[.C605]&amp;&quot;&quot;&quot;&quot;&amp;IF([.D605]=&quot;FK&quot;;&quot; REFTABLE=&quot;&quot;&quot;&amp;[.F605]&amp;&quot;&quot;&quot; REFFIELDS=&quot;&quot;&quot;&amp;[.G605]&amp;&quot;&quot;&quot;&quot;;&quot;&quot;)&amp;&quot; COMMENT=&quot;&quot;&quot;&amp;[.J605]&amp;&quot;&quot;&quot;/&gt;&quot;;&quot;&quot;) &amp; IF([.A605]=&quot;Campo&quot;;&quot;&lt;FIELD NAME=&quot;&quot;&quot;&amp;[.C605]&amp;&quot;&quot;&quot; &quot;&amp;[.N606]&amp;&quot; &quot;&amp;[.L605]&amp;&quot; COMMENT=&quot;&quot;&quot;&amp;[.J605]&amp;&quot;&quot;&quot;/&gt;&quot;;&quot;&quot;) &amp; IF(AND([.A605]=&quot;Campo&quot;;[.A606]=&quot;Chave&quot;);&quot;&lt;FILEDS/&gt;&quot;;&quot;&quot;) &amp; IF(AND([.A605]=&quot;Chave&quot;;[.A606]&lt;&gt;&quot;Chave&quot;);&quot;&lt;/KEYS&gt;&quot;;&quot;&quot;) &amp; IF([.B605]&lt;&gt;[.B606];&quot;&lt;/TABLE&gt;&quot;;&quot;&quot;) &amp; IF(AND([.A605]=&quot;&quot;;[.A604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606]=&quot;Chave&quot;;[.C606]&amp;ROW([.C606]);[.C606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606]&lt;&gt;[.B605];[.B606]&lt;&gt;&quot;&quot;);&quot;&lt;TABLE NAME=&quot;&quot;&quot;&amp;[.B606]&amp;&quot;&quot;&quot; COMMENT=&quot;&quot;&quot;&amp;[.K606]&amp;&quot;&quot;&quot; &quot;&amp; [.M606] &amp;&quot;&gt;&lt;FIELDS&gt;&quot;;&quot;&quot;) &amp; IF(AND([.A606]=&quot;Chave&quot;;[.A605]=&quot;Campo&quot;);&quot;&lt;KEYS&gt;&quot;;&quot;&quot;) &amp; IF([.A606]=&quot;Chave&quot;;&quot;&lt;KEY NAME=&quot;&quot;&quot;&amp;[.C606]&amp;&quot;&quot;&quot; TYPE=&quot;&quot;&quot;&amp;IF([.D606]=&quot;PK&quot;;&quot;primary&quot;;&quot;foreign&quot;)&amp;&quot;&quot;&quot; FIELDS=&quot;&quot;&quot;&amp;[.C606]&amp;&quot;&quot;&quot;&quot;&amp;IF([.D606]=&quot;FK&quot;;&quot; REFTABLE=&quot;&quot;&quot;&amp;[.F606]&amp;&quot;&quot;&quot; REFFIELDS=&quot;&quot;&quot;&amp;[.G606]&amp;&quot;&quot;&quot;&quot;;&quot;&quot;)&amp;&quot; COMMENT=&quot;&quot;&quot;&amp;[.J606]&amp;&quot;&quot;&quot;/&gt;&quot;;&quot;&quot;) &amp; IF([.A606]=&quot;Campo&quot;;&quot;&lt;FIELD NAME=&quot;&quot;&quot;&amp;[.C606]&amp;&quot;&quot;&quot; &quot;&amp;[.N607]&amp;&quot; &quot;&amp;[.L606]&amp;&quot; COMMENT=&quot;&quot;&quot;&amp;[.J606]&amp;&quot;&quot;&quot;/&gt;&quot;;&quot;&quot;) &amp; IF(AND([.A606]=&quot;Campo&quot;;[.A607]=&quot;Chave&quot;);&quot;&lt;FILEDS/&gt;&quot;;&quot;&quot;) &amp; IF(AND([.A606]=&quot;Chave&quot;;[.A607]&lt;&gt;&quot;Chave&quot;);&quot;&lt;/KEYS&gt;&quot;;&quot;&quot;) &amp; IF([.B606]&lt;&gt;[.B607];&quot;&lt;/TABLE&gt;&quot;;&quot;&quot;) &amp; IF(AND([.A606]=&quot;&quot;;[.A605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607]=&quot;Chave&quot;;[.C607]&amp;ROW([.C607]);[.C607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607]&lt;&gt;[.B606];[.B607]&lt;&gt;&quot;&quot;);&quot;&lt;TABLE NAME=&quot;&quot;&quot;&amp;[.B607]&amp;&quot;&quot;&quot; COMMENT=&quot;&quot;&quot;&amp;[.K607]&amp;&quot;&quot;&quot; &quot;&amp; [.M607] &amp;&quot;&gt;&lt;FIELDS&gt;&quot;;&quot;&quot;) &amp; IF(AND([.A607]=&quot;Chave&quot;;[.A606]=&quot;Campo&quot;);&quot;&lt;KEYS&gt;&quot;;&quot;&quot;) &amp; IF([.A607]=&quot;Chave&quot;;&quot;&lt;KEY NAME=&quot;&quot;&quot;&amp;[.C607]&amp;&quot;&quot;&quot; TYPE=&quot;&quot;&quot;&amp;IF([.D607]=&quot;PK&quot;;&quot;primary&quot;;&quot;foreign&quot;)&amp;&quot;&quot;&quot; FIELDS=&quot;&quot;&quot;&amp;[.C607]&amp;&quot;&quot;&quot;&quot;&amp;IF([.D607]=&quot;FK&quot;;&quot; REFTABLE=&quot;&quot;&quot;&amp;[.F607]&amp;&quot;&quot;&quot; REFFIELDS=&quot;&quot;&quot;&amp;[.G607]&amp;&quot;&quot;&quot;&quot;;&quot;&quot;)&amp;&quot; COMMENT=&quot;&quot;&quot;&amp;[.J607]&amp;&quot;&quot;&quot;/&gt;&quot;;&quot;&quot;) &amp; IF([.A607]=&quot;Campo&quot;;&quot;&lt;FIELD NAME=&quot;&quot;&quot;&amp;[.C607]&amp;&quot;&quot;&quot; &quot;&amp;[.N608]&amp;&quot; &quot;&amp;[.L607]&amp;&quot; COMMENT=&quot;&quot;&quot;&amp;[.J607]&amp;&quot;&quot;&quot;/&gt;&quot;;&quot;&quot;) &amp; IF(AND([.A607]=&quot;Campo&quot;;[.A608]=&quot;Chave&quot;);&quot;&lt;FILEDS/&gt;&quot;;&quot;&quot;) &amp; IF(AND([.A607]=&quot;Chave&quot;;[.A608]&lt;&gt;&quot;Chave&quot;);&quot;&lt;/KEYS&gt;&quot;;&quot;&quot;) &amp; IF([.B607]&lt;&gt;[.B608];&quot;&lt;/TABLE&gt;&quot;;&quot;&quot;) &amp; IF(AND([.A607]=&quot;&quot;;[.A606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608]=&quot;Chave&quot;;[.C608]&amp;ROW([.C608]);[.C608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608]&lt;&gt;[.B607];[.B608]&lt;&gt;&quot;&quot;);&quot;&lt;TABLE NAME=&quot;&quot;&quot;&amp;[.B608]&amp;&quot;&quot;&quot; COMMENT=&quot;&quot;&quot;&amp;[.K608]&amp;&quot;&quot;&quot; &quot;&amp; [.M608] &amp;&quot;&gt;&lt;FIELDS&gt;&quot;;&quot;&quot;) &amp; IF(AND([.A608]=&quot;Chave&quot;;[.A607]=&quot;Campo&quot;);&quot;&lt;KEYS&gt;&quot;;&quot;&quot;) &amp; IF([.A608]=&quot;Chave&quot;;&quot;&lt;KEY NAME=&quot;&quot;&quot;&amp;[.C608]&amp;&quot;&quot;&quot; TYPE=&quot;&quot;&quot;&amp;IF([.D608]=&quot;PK&quot;;&quot;primary&quot;;&quot;foreign&quot;)&amp;&quot;&quot;&quot; FIELDS=&quot;&quot;&quot;&amp;[.C608]&amp;&quot;&quot;&quot;&quot;&amp;IF([.D608]=&quot;FK&quot;;&quot; REFTABLE=&quot;&quot;&quot;&amp;[.F608]&amp;&quot;&quot;&quot; REFFIELDS=&quot;&quot;&quot;&amp;[.G608]&amp;&quot;&quot;&quot;&quot;;&quot;&quot;)&amp;&quot; COMMENT=&quot;&quot;&quot;&amp;[.J608]&amp;&quot;&quot;&quot;/&gt;&quot;;&quot;&quot;) &amp; IF([.A608]=&quot;Campo&quot;;&quot;&lt;FIELD NAME=&quot;&quot;&quot;&amp;[.C608]&amp;&quot;&quot;&quot; &quot;&amp;[.N609]&amp;&quot; &quot;&amp;[.L608]&amp;&quot; COMMENT=&quot;&quot;&quot;&amp;[.J608]&amp;&quot;&quot;&quot;/&gt;&quot;;&quot;&quot;) &amp; IF(AND([.A608]=&quot;Campo&quot;;[.A609]=&quot;Chave&quot;);&quot;&lt;FILEDS/&gt;&quot;;&quot;&quot;) &amp; IF(AND([.A608]=&quot;Chave&quot;;[.A609]&lt;&gt;&quot;Chave&quot;);&quot;&lt;/KEYS&gt;&quot;;&quot;&quot;) &amp; IF([.B608]&lt;&gt;[.B609];&quot;&lt;/TABLE&gt;&quot;;&quot;&quot;) &amp; IF(AND([.A608]=&quot;&quot;;[.A607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609]=&quot;Chave&quot;;[.C609]&amp;ROW([.C609]);[.C609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609]&lt;&gt;[.B608];[.B609]&lt;&gt;&quot;&quot;);&quot;&lt;TABLE NAME=&quot;&quot;&quot;&amp;[.B609]&amp;&quot;&quot;&quot; COMMENT=&quot;&quot;&quot;&amp;[.K609]&amp;&quot;&quot;&quot; &quot;&amp; [.M609] &amp;&quot;&gt;&lt;FIELDS&gt;&quot;;&quot;&quot;) &amp; IF(AND([.A609]=&quot;Chave&quot;;[.A608]=&quot;Campo&quot;);&quot;&lt;KEYS&gt;&quot;;&quot;&quot;) &amp; IF([.A609]=&quot;Chave&quot;;&quot;&lt;KEY NAME=&quot;&quot;&quot;&amp;[.C609]&amp;&quot;&quot;&quot; TYPE=&quot;&quot;&quot;&amp;IF([.D609]=&quot;PK&quot;;&quot;primary&quot;;&quot;foreign&quot;)&amp;&quot;&quot;&quot; FIELDS=&quot;&quot;&quot;&amp;[.C609]&amp;&quot;&quot;&quot;&quot;&amp;IF([.D609]=&quot;FK&quot;;&quot; REFTABLE=&quot;&quot;&quot;&amp;[.F609]&amp;&quot;&quot;&quot; REFFIELDS=&quot;&quot;&quot;&amp;[.G609]&amp;&quot;&quot;&quot;&quot;;&quot;&quot;)&amp;&quot; COMMENT=&quot;&quot;&quot;&amp;[.J609]&amp;&quot;&quot;&quot;/&gt;&quot;;&quot;&quot;) &amp; IF([.A609]=&quot;Campo&quot;;&quot;&lt;FIELD NAME=&quot;&quot;&quot;&amp;[.C609]&amp;&quot;&quot;&quot; &quot;&amp;[.N610]&amp;&quot; &quot;&amp;[.L609]&amp;&quot; COMMENT=&quot;&quot;&quot;&amp;[.J609]&amp;&quot;&quot;&quot;/&gt;&quot;;&quot;&quot;) &amp; IF(AND([.A609]=&quot;Campo&quot;;[.A610]=&quot;Chave&quot;);&quot;&lt;FILEDS/&gt;&quot;;&quot;&quot;) &amp; IF(AND([.A609]=&quot;Chave&quot;;[.A610]&lt;&gt;&quot;Chave&quot;);&quot;&lt;/KEYS&gt;&quot;;&quot;&quot;) &amp; IF([.B609]&lt;&gt;[.B610];&quot;&lt;/TABLE&gt;&quot;;&quot;&quot;) &amp; IF(AND([.A609]=&quot;&quot;;[.A608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610]=&quot;Chave&quot;;[.C610]&amp;ROW([.C610]);[.C610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610]&lt;&gt;[.B609];[.B610]&lt;&gt;&quot;&quot;);&quot;&lt;TABLE NAME=&quot;&quot;&quot;&amp;[.B610]&amp;&quot;&quot;&quot; COMMENT=&quot;&quot;&quot;&amp;[.K610]&amp;&quot;&quot;&quot; &quot;&amp; [.M610] &amp;&quot;&gt;&lt;FIELDS&gt;&quot;;&quot;&quot;) &amp; IF(AND([.A610]=&quot;Chave&quot;;[.A609]=&quot;Campo&quot;);&quot;&lt;KEYS&gt;&quot;;&quot;&quot;) &amp; IF([.A610]=&quot;Chave&quot;;&quot;&lt;KEY NAME=&quot;&quot;&quot;&amp;[.C610]&amp;&quot;&quot;&quot; TYPE=&quot;&quot;&quot;&amp;IF([.D610]=&quot;PK&quot;;&quot;primary&quot;;&quot;foreign&quot;)&amp;&quot;&quot;&quot; FIELDS=&quot;&quot;&quot;&amp;[.C610]&amp;&quot;&quot;&quot;&quot;&amp;IF([.D610]=&quot;FK&quot;;&quot; REFTABLE=&quot;&quot;&quot;&amp;[.F610]&amp;&quot;&quot;&quot; REFFIELDS=&quot;&quot;&quot;&amp;[.G610]&amp;&quot;&quot;&quot;&quot;;&quot;&quot;)&amp;&quot; COMMENT=&quot;&quot;&quot;&amp;[.J610]&amp;&quot;&quot;&quot;/&gt;&quot;;&quot;&quot;) &amp; IF([.A610]=&quot;Campo&quot;;&quot;&lt;FIELD NAME=&quot;&quot;&quot;&amp;[.C610]&amp;&quot;&quot;&quot; &quot;&amp;[.N611]&amp;&quot; &quot;&amp;[.L610]&amp;&quot; COMMENT=&quot;&quot;&quot;&amp;[.J610]&amp;&quot;&quot;&quot;/&gt;&quot;;&quot;&quot;) &amp; IF(AND([.A610]=&quot;Campo&quot;;[.A611]=&quot;Chave&quot;);&quot;&lt;FILEDS/&gt;&quot;;&quot;&quot;) &amp; IF(AND([.A610]=&quot;Chave&quot;;[.A611]&lt;&gt;&quot;Chave&quot;);&quot;&lt;/KEYS&gt;&quot;;&quot;&quot;) &amp; IF([.B610]&lt;&gt;[.B611];&quot;&lt;/TABLE&gt;&quot;;&quot;&quot;) &amp; IF(AND([.A610]=&quot;&quot;;[.A609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611]=&quot;Chave&quot;;[.C611]&amp;ROW([.C611]);[.C611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611]&lt;&gt;[.B610];[.B611]&lt;&gt;&quot;&quot;);&quot;&lt;TABLE NAME=&quot;&quot;&quot;&amp;[.B611]&amp;&quot;&quot;&quot; COMMENT=&quot;&quot;&quot;&amp;[.K611]&amp;&quot;&quot;&quot; &quot;&amp; [.M611] &amp;&quot;&gt;&lt;FIELDS&gt;&quot;;&quot;&quot;) &amp; IF(AND([.A611]=&quot;Chave&quot;;[.A610]=&quot;Campo&quot;);&quot;&lt;KEYS&gt;&quot;;&quot;&quot;) &amp; IF([.A611]=&quot;Chave&quot;;&quot;&lt;KEY NAME=&quot;&quot;&quot;&amp;[.C611]&amp;&quot;&quot;&quot; TYPE=&quot;&quot;&quot;&amp;IF([.D611]=&quot;PK&quot;;&quot;primary&quot;;&quot;foreign&quot;)&amp;&quot;&quot;&quot; FIELDS=&quot;&quot;&quot;&amp;[.C611]&amp;&quot;&quot;&quot;&quot;&amp;IF([.D611]=&quot;FK&quot;;&quot; REFTABLE=&quot;&quot;&quot;&amp;[.F611]&amp;&quot;&quot;&quot; REFFIELDS=&quot;&quot;&quot;&amp;[.G611]&amp;&quot;&quot;&quot;&quot;;&quot;&quot;)&amp;&quot; COMMENT=&quot;&quot;&quot;&amp;[.J611]&amp;&quot;&quot;&quot;/&gt;&quot;;&quot;&quot;) &amp; IF([.A611]=&quot;Campo&quot;;&quot;&lt;FIELD NAME=&quot;&quot;&quot;&amp;[.C611]&amp;&quot;&quot;&quot; &quot;&amp;[.N612]&amp;&quot; &quot;&amp;[.L611]&amp;&quot; COMMENT=&quot;&quot;&quot;&amp;[.J611]&amp;&quot;&quot;&quot;/&gt;&quot;;&quot;&quot;) &amp; IF(AND([.A611]=&quot;Campo&quot;;[.A612]=&quot;Chave&quot;);&quot;&lt;FILEDS/&gt;&quot;;&quot;&quot;) &amp; IF(AND([.A611]=&quot;Chave&quot;;[.A612]&lt;&gt;&quot;Chave&quot;);&quot;&lt;/KEYS&gt;&quot;;&quot;&quot;) &amp; IF([.B611]&lt;&gt;[.B612];&quot;&lt;/TABLE&gt;&quot;;&quot;&quot;) &amp; IF(AND([.A611]=&quot;&quot;;[.A610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612]=&quot;Chave&quot;;[.C612]&amp;ROW([.C612]);[.C612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612]&lt;&gt;[.B611];[.B612]&lt;&gt;&quot;&quot;);&quot;&lt;TABLE NAME=&quot;&quot;&quot;&amp;[.B612]&amp;&quot;&quot;&quot; COMMENT=&quot;&quot;&quot;&amp;[.K612]&amp;&quot;&quot;&quot; &quot;&amp; [.M612] &amp;&quot;&gt;&lt;FIELDS&gt;&quot;;&quot;&quot;) &amp; IF(AND([.A612]=&quot;Chave&quot;;[.A611]=&quot;Campo&quot;);&quot;&lt;KEYS&gt;&quot;;&quot;&quot;) &amp; IF([.A612]=&quot;Chave&quot;;&quot;&lt;KEY NAME=&quot;&quot;&quot;&amp;[.C612]&amp;&quot;&quot;&quot; TYPE=&quot;&quot;&quot;&amp;IF([.D612]=&quot;PK&quot;;&quot;primary&quot;;&quot;foreign&quot;)&amp;&quot;&quot;&quot; FIELDS=&quot;&quot;&quot;&amp;[.C612]&amp;&quot;&quot;&quot;&quot;&amp;IF([.D612]=&quot;FK&quot;;&quot; REFTABLE=&quot;&quot;&quot;&amp;[.F612]&amp;&quot;&quot;&quot; REFFIELDS=&quot;&quot;&quot;&amp;[.G612]&amp;&quot;&quot;&quot;&quot;;&quot;&quot;)&amp;&quot; COMMENT=&quot;&quot;&quot;&amp;[.J612]&amp;&quot;&quot;&quot;/&gt;&quot;;&quot;&quot;) &amp; IF([.A612]=&quot;Campo&quot;;&quot;&lt;FIELD NAME=&quot;&quot;&quot;&amp;[.C612]&amp;&quot;&quot;&quot; &quot;&amp;[.N613]&amp;&quot; &quot;&amp;[.L612]&amp;&quot; COMMENT=&quot;&quot;&quot;&amp;[.J612]&amp;&quot;&quot;&quot;/&gt;&quot;;&quot;&quot;) &amp; IF(AND([.A612]=&quot;Campo&quot;;[.A613]=&quot;Chave&quot;);&quot;&lt;FILEDS/&gt;&quot;;&quot;&quot;) &amp; IF(AND([.A612]=&quot;Chave&quot;;[.A613]&lt;&gt;&quot;Chave&quot;);&quot;&lt;/KEYS&gt;&quot;;&quot;&quot;) &amp; IF([.B612]&lt;&gt;[.B613];&quot;&lt;/TABLE&gt;&quot;;&quot;&quot;) &amp; IF(AND([.A612]=&quot;&quot;;[.A611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A613]=&quot;Chave&quot;;[.C613]&amp;ROW([.C613]);[.C613])"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5"/>
          <table:table-cell table:formula="of:=IF(AND([.B613]&lt;&gt;[.B612];[.B613]&lt;&gt;&quot;&quot;);&quot;&lt;TABLE NAME=&quot;&quot;&quot;&amp;[.B613]&amp;&quot;&quot;&quot; COMMENT=&quot;&quot;&quot;&amp;[.K613]&amp;&quot;&quot;&quot; &quot;&amp; [.M613] &amp;&quot;&gt;&lt;FIELDS&gt;&quot;;&quot;&quot;) &amp; IF(AND([.A613]=&quot;Chave&quot;;[.A612]=&quot;Campo&quot;);&quot;&lt;KEYS&gt;&quot;;&quot;&quot;) &amp; IF([.A613]=&quot;Chave&quot;;&quot;&lt;KEY NAME=&quot;&quot;&quot;&amp;[.C613]&amp;&quot;&quot;&quot; TYPE=&quot;&quot;&quot;&amp;IF([.D613]=&quot;PK&quot;;&quot;primary&quot;;&quot;foreign&quot;)&amp;&quot;&quot;&quot; FIELDS=&quot;&quot;&quot;&amp;[.C613]&amp;&quot;&quot;&quot;&quot;&amp;IF([.D613]=&quot;FK&quot;;&quot; REFTABLE=&quot;&quot;&quot;&amp;[.F613]&amp;&quot;&quot;&quot; REFFIELDS=&quot;&quot;&quot;&amp;[.G613]&amp;&quot;&quot;&quot;&quot;;&quot;&quot;)&amp;&quot; COMMENT=&quot;&quot;&quot;&amp;[.J613]&amp;&quot;&quot;&quot;/&gt;&quot;;&quot;&quot;) &amp; IF([.A613]=&quot;Campo&quot;;&quot;&lt;FIELD NAME=&quot;&quot;&quot;&amp;[.C613]&amp;&quot;&quot;&quot; &quot;&amp;[.N614]&amp;&quot; &quot;&amp;[.L613]&amp;&quot; COMMENT=&quot;&quot;&quot;&amp;[.J613]&amp;&quot;&quot;&quot;/&gt;&quot;;&quot;&quot;) &amp; IF(AND([.A613]=&quot;Campo&quot;;[.A614]=&quot;Chave&quot;);&quot;&lt;FILEDS/&gt;&quot;;&quot;&quot;) &amp; IF(AND([.A613]=&quot;Chave&quot;;[.A614]&lt;&gt;&quot;Chave&quot;);&quot;&lt;/KEYS&gt;&quot;;&quot;&quot;) &amp; IF([.B613]&lt;&gt;[.B614];&quot;&lt;/TABLE&gt;&quot;;&quot;&quot;) &amp; IF(AND([.A613]=&quot;&quot;;[.A612]&lt;&gt;&quot;&quot;);&quot;&lt;/TABLES&gt;&lt;/XMLDB&gt;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/>
          <table:table-cell table:formula="of:=IF([.A614]=&quot;Chave&quot;;[.C614]&amp;ROW([.C614]);[.C614])" office:value-type="float" office:value="0">
            <text:p>0</text:p>
          </table:table-cell>
          <table:table-cell table:number-columns-repeated="8"/>
          <table:table-cell/>
          <table:table-cell table:number-columns-repeated="4"/>
        </table:table-row>
        <table:table-row table:style-name="ro1">
          <table:table-cell/>
          <table:table-cell/>
          <table:table-cell/>
          <table:table-cell/>
          <table:table-cell table:formula="of:=IF([.A615]=&quot;Chave&quot;;[.C615]&amp;ROW([.C615]);[.C615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16]=&quot;Chave&quot;;[.C616]&amp;ROW([.C616]);[.C616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17]=&quot;Chave&quot;;[.C617]&amp;ROW([.C617]);[.C617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18]=&quot;Chave&quot;;[.C618]&amp;ROW([.C618]);[.C618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19]=&quot;Chave&quot;;[.C619]&amp;ROW([.C619]);[.C619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20]=&quot;Chave&quot;;[.C620]&amp;ROW([.C620]);[.C620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21]=&quot;Chave&quot;;[.C621]&amp;ROW([.C621]);[.C621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22]=&quot;Chave&quot;;[.C622]&amp;ROW([.C622]);[.C622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23]=&quot;Chave&quot;;[.C623]&amp;ROW([.C623]);[.C623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24]=&quot;Chave&quot;;[.C624]&amp;ROW([.C624]);[.C624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25]=&quot;Chave&quot;;[.C625]&amp;ROW([.C625]);[.C625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26]=&quot;Chave&quot;;[.C626]&amp;ROW([.C626]);[.C626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27]=&quot;Chave&quot;;[.C627]&amp;ROW([.C627]);[.C627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28]=&quot;Chave&quot;;[.C628]&amp;ROW([.C628]);[.C628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29]=&quot;Chave&quot;;[.C629]&amp;ROW([.C629]);[.C629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30]=&quot;Chave&quot;;[.C630]&amp;ROW([.C630]);[.C630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31]=&quot;Chave&quot;;[.C631]&amp;ROW([.C631]);[.C631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32]=&quot;Chave&quot;;[.C632]&amp;ROW([.C632]);[.C632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33]=&quot;Chave&quot;;[.C633]&amp;ROW([.C633]);[.C633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34]=&quot;Chave&quot;;[.C634]&amp;ROW([.C634]);[.C634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35]=&quot;Chave&quot;;[.C635]&amp;ROW([.C635]);[.C635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36]=&quot;Chave&quot;;[.C636]&amp;ROW([.C636]);[.C636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37]=&quot;Chave&quot;;[.C637]&amp;ROW([.C637]);[.C637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38]=&quot;Chave&quot;;[.C638]&amp;ROW([.C638]);[.C638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39]=&quot;Chave&quot;;[.C639]&amp;ROW([.C639]);[.C639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40]=&quot;Chave&quot;;[.C640]&amp;ROW([.C640]);[.C640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41]=&quot;Chave&quot;;[.C641]&amp;ROW([.C641]);[.C641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42]=&quot;Chave&quot;;[.C642]&amp;ROW([.C642]);[.C642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43]=&quot;Chave&quot;;[.C643]&amp;ROW([.C643]);[.C643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44]=&quot;Chave&quot;;[.C644]&amp;ROW([.C644]);[.C644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45]=&quot;Chave&quot;;[.C645]&amp;ROW([.C645]);[.C645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46]=&quot;Chave&quot;;[.C646]&amp;ROW([.C646]);[.C646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47]=&quot;Chave&quot;;[.C647]&amp;ROW([.C647]);[.C647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48]=&quot;Chave&quot;;[.C648]&amp;ROW([.C648]);[.C648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49]=&quot;Chave&quot;;[.C649]&amp;ROW([.C649]);[.C649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50]=&quot;Chave&quot;;[.C650]&amp;ROW([.C650]);[.C650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51]=&quot;Chave&quot;;[.C651]&amp;ROW([.C651]);[.C651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52]=&quot;Chave&quot;;[.C652]&amp;ROW([.C652]);[.C652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53]=&quot;Chave&quot;;[.C653]&amp;ROW([.C653]);[.C653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54]=&quot;Chave&quot;;[.C654]&amp;ROW([.C654]);[.C654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55]=&quot;Chave&quot;;[.C655]&amp;ROW([.C655]);[.C655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56]=&quot;Chave&quot;;[.C656]&amp;ROW([.C656]);[.C656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57]=&quot;Chave&quot;;[.C657]&amp;ROW([.C657]);[.C657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58]=&quot;Chave&quot;;[.C658]&amp;ROW([.C658]);[.C658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59]=&quot;Chave&quot;;[.C659]&amp;ROW([.C659]);[.C659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60]=&quot;Chave&quot;;[.C660]&amp;ROW([.C660]);[.C660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61]=&quot;Chave&quot;;[.C661]&amp;ROW([.C661]);[.C661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62]=&quot;Chave&quot;;[.C662]&amp;ROW([.C662]);[.C662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63]=&quot;Chave&quot;;[.C663]&amp;ROW([.C663]);[.C663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64]=&quot;Chave&quot;;[.C664]&amp;ROW([.C664]);[.C664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65]=&quot;Chave&quot;;[.C665]&amp;ROW([.C665]);[.C665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66]=&quot;Chave&quot;;[.C666]&amp;ROW([.C666]);[.C666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67]=&quot;Chave&quot;;[.C667]&amp;ROW([.C667]);[.C667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68]=&quot;Chave&quot;;[.C668]&amp;ROW([.C668]);[.C668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69]=&quot;Chave&quot;;[.C669]&amp;ROW([.C669]);[.C669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70]=&quot;Chave&quot;;[.C670]&amp;ROW([.C670]);[.C670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71]=&quot;Chave&quot;;[.C671]&amp;ROW([.C671]);[.C671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72]=&quot;Chave&quot;;[.C672]&amp;ROW([.C672]);[.C672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73]=&quot;Chave&quot;;[.C673]&amp;ROW([.C673]);[.C673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74]=&quot;Chave&quot;;[.C674]&amp;ROW([.C674]);[.C674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75]=&quot;Chave&quot;;[.C675]&amp;ROW([.C675]);[.C675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76]=&quot;Chave&quot;;[.C676]&amp;ROW([.C676]);[.C676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77]=&quot;Chave&quot;;[.C677]&amp;ROW([.C677]);[.C677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78]=&quot;Chave&quot;;[.C678]&amp;ROW([.C678]);[.C678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79]=&quot;Chave&quot;;[.C679]&amp;ROW([.C679]);[.C679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80]=&quot;Chave&quot;;[.C680]&amp;ROW([.C680]);[.C680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81]=&quot;Chave&quot;;[.C681]&amp;ROW([.C681]);[.C681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82]=&quot;Chave&quot;;[.C682]&amp;ROW([.C682]);[.C682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83]=&quot;Chave&quot;;[.C683]&amp;ROW([.C683]);[.C683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84]=&quot;Chave&quot;;[.C684]&amp;ROW([.C684]);[.C684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85]=&quot;Chave&quot;;[.C685]&amp;ROW([.C685]);[.C685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86]=&quot;Chave&quot;;[.C686]&amp;ROW([.C686]);[.C686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87]=&quot;Chave&quot;;[.C687]&amp;ROW([.C687]);[.C687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88]=&quot;Chave&quot;;[.C688]&amp;ROW([.C688]);[.C688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89]=&quot;Chave&quot;;[.C689]&amp;ROW([.C689]);[.C689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90]=&quot;Chave&quot;;[.C690]&amp;ROW([.C690]);[.C690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91]=&quot;Chave&quot;;[.C691]&amp;ROW([.C691]);[.C691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92]=&quot;Chave&quot;;[.C692]&amp;ROW([.C692]);[.C692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93]=&quot;Chave&quot;;[.C693]&amp;ROW([.C693]);[.C693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94]=&quot;Chave&quot;;[.C694]&amp;ROW([.C694]);[.C694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95]=&quot;Chave&quot;;[.C695]&amp;ROW([.C695]);[.C695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96]=&quot;Chave&quot;;[.C696]&amp;ROW([.C696]);[.C696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97]=&quot;Chave&quot;;[.C697]&amp;ROW([.C697]);[.C697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98]=&quot;Chave&quot;;[.C698]&amp;ROW([.C698]);[.C698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699]=&quot;Chave&quot;;[.C699]&amp;ROW([.C699]);[.C699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00]=&quot;Chave&quot;;[.C700]&amp;ROW([.C700]);[.C700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01]=&quot;Chave&quot;;[.C701]&amp;ROW([.C701]);[.C701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02]=&quot;Chave&quot;;[.C702]&amp;ROW([.C702]);[.C702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03]=&quot;Chave&quot;;[.C703]&amp;ROW([.C703]);[.C703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04]=&quot;Chave&quot;;[.C704]&amp;ROW([.C704]);[.C704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05]=&quot;Chave&quot;;[.C705]&amp;ROW([.C705]);[.C705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06]=&quot;Chave&quot;;[.C706]&amp;ROW([.C706]);[.C706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07]=&quot;Chave&quot;;[.C707]&amp;ROW([.C707]);[.C707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08]=&quot;Chave&quot;;[.C708]&amp;ROW([.C708]);[.C708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09]=&quot;Chave&quot;;[.C709]&amp;ROW([.C709]);[.C709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10]=&quot;Chave&quot;;[.C710]&amp;ROW([.C710]);[.C710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11]=&quot;Chave&quot;;[.C711]&amp;ROW([.C711]);[.C711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12]=&quot;Chave&quot;;[.C712]&amp;ROW([.C712]);[.C712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13]=&quot;Chave&quot;;[.C713]&amp;ROW([.C713]);[.C713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14]=&quot;Chave&quot;;[.C714]&amp;ROW([.C714]);[.C714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15]=&quot;Chave&quot;;[.C715]&amp;ROW([.C715]);[.C715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16]=&quot;Chave&quot;;[.C716]&amp;ROW([.C716]);[.C716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17]=&quot;Chave&quot;;[.C717]&amp;ROW([.C717]);[.C717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18]=&quot;Chave&quot;;[.C718]&amp;ROW([.C718]);[.C718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19]=&quot;Chave&quot;;[.C719]&amp;ROW([.C719]);[.C719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20]=&quot;Chave&quot;;[.C720]&amp;ROW([.C720]);[.C720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21]=&quot;Chave&quot;;[.C721]&amp;ROW([.C721]);[.C721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22]=&quot;Chave&quot;;[.C722]&amp;ROW([.C722]);[.C722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23]=&quot;Chave&quot;;[.C723]&amp;ROW([.C723]);[.C723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24]=&quot;Chave&quot;;[.C724]&amp;ROW([.C724]);[.C724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25]=&quot;Chave&quot;;[.C725]&amp;ROW([.C725]);[.C725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26]=&quot;Chave&quot;;[.C726]&amp;ROW([.C726]);[.C726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27]=&quot;Chave&quot;;[.C727]&amp;ROW([.C727]);[.C727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28]=&quot;Chave&quot;;[.C728]&amp;ROW([.C728]);[.C728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29]=&quot;Chave&quot;;[.C729]&amp;ROW([.C729]);[.C729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30]=&quot;Chave&quot;;[.C730]&amp;ROW([.C730]);[.C730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31]=&quot;Chave&quot;;[.C731]&amp;ROW([.C731]);[.C731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32]=&quot;Chave&quot;;[.C732]&amp;ROW([.C732]);[.C732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33]=&quot;Chave&quot;;[.C733]&amp;ROW([.C733]);[.C733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34]=&quot;Chave&quot;;[.C734]&amp;ROW([.C734]);[.C734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35]=&quot;Chave&quot;;[.C735]&amp;ROW([.C735]);[.C735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36]=&quot;Chave&quot;;[.C736]&amp;ROW([.C736]);[.C736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37]=&quot;Chave&quot;;[.C737]&amp;ROW([.C737]);[.C737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38]=&quot;Chave&quot;;[.C738]&amp;ROW([.C738]);[.C738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39]=&quot;Chave&quot;;[.C739]&amp;ROW([.C739]);[.C739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40]=&quot;Chave&quot;;[.C740]&amp;ROW([.C740]);[.C740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41]=&quot;Chave&quot;;[.C741]&amp;ROW([.C741]);[.C741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42]=&quot;Chave&quot;;[.C742]&amp;ROW([.C742]);[.C742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43]=&quot;Chave&quot;;[.C743]&amp;ROW([.C743]);[.C743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44]=&quot;Chave&quot;;[.C744]&amp;ROW([.C744]);[.C744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45]=&quot;Chave&quot;;[.C745]&amp;ROW([.C745]);[.C745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46]=&quot;Chave&quot;;[.C746]&amp;ROW([.C746]);[.C746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47]=&quot;Chave&quot;;[.C747]&amp;ROW([.C747]);[.C747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48]=&quot;Chave&quot;;[.C748]&amp;ROW([.C748]);[.C748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49]=&quot;Chave&quot;;[.C749]&amp;ROW([.C749]);[.C749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50]=&quot;Chave&quot;;[.C750]&amp;ROW([.C750]);[.C750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51]=&quot;Chave&quot;;[.C751]&amp;ROW([.C751]);[.C751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52]=&quot;Chave&quot;;[.C752]&amp;ROW([.C752]);[.C752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53]=&quot;Chave&quot;;[.C753]&amp;ROW([.C753]);[.C753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54]=&quot;Chave&quot;;[.C754]&amp;ROW([.C754]);[.C754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55]=&quot;Chave&quot;;[.C755]&amp;ROW([.C755]);[.C755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56]=&quot;Chave&quot;;[.C756]&amp;ROW([.C756]);[.C756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57]=&quot;Chave&quot;;[.C757]&amp;ROW([.C757]);[.C757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58]=&quot;Chave&quot;;[.C758]&amp;ROW([.C758]);[.C758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59]=&quot;Chave&quot;;[.C759]&amp;ROW([.C759]);[.C759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60]=&quot;Chave&quot;;[.C760]&amp;ROW([.C760]);[.C760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61]=&quot;Chave&quot;;[.C761]&amp;ROW([.C761]);[.C761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62]=&quot;Chave&quot;;[.C762]&amp;ROW([.C762]);[.C762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63]=&quot;Chave&quot;;[.C763]&amp;ROW([.C763]);[.C763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64]=&quot;Chave&quot;;[.C764]&amp;ROW([.C764]);[.C764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65]=&quot;Chave&quot;;[.C765]&amp;ROW([.C765]);[.C765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66]=&quot;Chave&quot;;[.C766]&amp;ROW([.C766]);[.C766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67]=&quot;Chave&quot;;[.C767]&amp;ROW([.C767]);[.C767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68]=&quot;Chave&quot;;[.C768]&amp;ROW([.C768]);[.C768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69]=&quot;Chave&quot;;[.C769]&amp;ROW([.C769]);[.C769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70]=&quot;Chave&quot;;[.C770]&amp;ROW([.C770]);[.C770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71]=&quot;Chave&quot;;[.C771]&amp;ROW([.C771]);[.C771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72]=&quot;Chave&quot;;[.C772]&amp;ROW([.C772]);[.C772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73]=&quot;Chave&quot;;[.C773]&amp;ROW([.C773]);[.C773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74]=&quot;Chave&quot;;[.C774]&amp;ROW([.C774]);[.C774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75]=&quot;Chave&quot;;[.C775]&amp;ROW([.C775]);[.C775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76]=&quot;Chave&quot;;[.C776]&amp;ROW([.C776]);[.C776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77]=&quot;Chave&quot;;[.C777]&amp;ROW([.C777]);[.C777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78]=&quot;Chave&quot;;[.C778]&amp;ROW([.C778]);[.C778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79]=&quot;Chave&quot;;[.C779]&amp;ROW([.C779]);[.C779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80]=&quot;Chave&quot;;[.C780]&amp;ROW([.C780]);[.C780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81]=&quot;Chave&quot;;[.C781]&amp;ROW([.C781]);[.C781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82]=&quot;Chave&quot;;[.C782]&amp;ROW([.C782]);[.C782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83]=&quot;Chave&quot;;[.C783]&amp;ROW([.C783]);[.C783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84]=&quot;Chave&quot;;[.C784]&amp;ROW([.C784]);[.C784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85]=&quot;Chave&quot;;[.C785]&amp;ROW([.C785]);[.C785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86]=&quot;Chave&quot;;[.C786]&amp;ROW([.C786]);[.C786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87]=&quot;Chave&quot;;[.C787]&amp;ROW([.C787]);[.C787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88]=&quot;Chave&quot;;[.C788]&amp;ROW([.C788]);[.C788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89]=&quot;Chave&quot;;[.C789]&amp;ROW([.C789]);[.C789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90]=&quot;Chave&quot;;[.C790]&amp;ROW([.C790]);[.C790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91]=&quot;Chave&quot;;[.C791]&amp;ROW([.C791]);[.C791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92]=&quot;Chave&quot;;[.C792]&amp;ROW([.C792]);[.C792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93]=&quot;Chave&quot;;[.C793]&amp;ROW([.C793]);[.C793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94]=&quot;Chave&quot;;[.C794]&amp;ROW([.C794]);[.C794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95]=&quot;Chave&quot;;[.C795]&amp;ROW([.C795]);[.C795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96]=&quot;Chave&quot;;[.C796]&amp;ROW([.C796]);[.C796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97]=&quot;Chave&quot;;[.C797]&amp;ROW([.C797]);[.C797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98]=&quot;Chave&quot;;[.C798]&amp;ROW([.C798]);[.C798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799]=&quot;Chave&quot;;[.C799]&amp;ROW([.C799]);[.C799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00]=&quot;Chave&quot;;[.C800]&amp;ROW([.C800]);[.C800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01]=&quot;Chave&quot;;[.C801]&amp;ROW([.C801]);[.C801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02]=&quot;Chave&quot;;[.C802]&amp;ROW([.C802]);[.C802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03]=&quot;Chave&quot;;[.C803]&amp;ROW([.C803]);[.C803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04]=&quot;Chave&quot;;[.C804]&amp;ROW([.C804]);[.C804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05]=&quot;Chave&quot;;[.C805]&amp;ROW([.C805]);[.C805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06]=&quot;Chave&quot;;[.C806]&amp;ROW([.C806]);[.C806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07]=&quot;Chave&quot;;[.C807]&amp;ROW([.C807]);[.C807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08]=&quot;Chave&quot;;[.C808]&amp;ROW([.C808]);[.C808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09]=&quot;Chave&quot;;[.C809]&amp;ROW([.C809]);[.C809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10]=&quot;Chave&quot;;[.C810]&amp;ROW([.C810]);[.C810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11]=&quot;Chave&quot;;[.C811]&amp;ROW([.C811]);[.C811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12]=&quot;Chave&quot;;[.C812]&amp;ROW([.C812]);[.C812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13]=&quot;Chave&quot;;[.C813]&amp;ROW([.C813]);[.C813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14]=&quot;Chave&quot;;[.C814]&amp;ROW([.C814]);[.C814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15]=&quot;Chave&quot;;[.C815]&amp;ROW([.C815]);[.C815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16]=&quot;Chave&quot;;[.C816]&amp;ROW([.C816]);[.C816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17]=&quot;Chave&quot;;[.C817]&amp;ROW([.C817]);[.C817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18]=&quot;Chave&quot;;[.C818]&amp;ROW([.C818]);[.C818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19]=&quot;Chave&quot;;[.C819]&amp;ROW([.C819]);[.C819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20]=&quot;Chave&quot;;[.C820]&amp;ROW([.C820]);[.C820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21]=&quot;Chave&quot;;[.C821]&amp;ROW([.C821]);[.C821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22]=&quot;Chave&quot;;[.C822]&amp;ROW([.C822]);[.C822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23]=&quot;Chave&quot;;[.C823]&amp;ROW([.C823]);[.C823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24]=&quot;Chave&quot;;[.C824]&amp;ROW([.C824]);[.C824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25]=&quot;Chave&quot;;[.C825]&amp;ROW([.C825]);[.C825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26]=&quot;Chave&quot;;[.C826]&amp;ROW([.C826]);[.C826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27]=&quot;Chave&quot;;[.C827]&amp;ROW([.C827]);[.C827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28]=&quot;Chave&quot;;[.C828]&amp;ROW([.C828]);[.C828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29]=&quot;Chave&quot;;[.C829]&amp;ROW([.C829]);[.C829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30]=&quot;Chave&quot;;[.C830]&amp;ROW([.C830]);[.C830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31]=&quot;Chave&quot;;[.C831]&amp;ROW([.C831]);[.C831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32]=&quot;Chave&quot;;[.C832]&amp;ROW([.C832]);[.C832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33]=&quot;Chave&quot;;[.C833]&amp;ROW([.C833]);[.C833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34]=&quot;Chave&quot;;[.C834]&amp;ROW([.C834]);[.C834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35]=&quot;Chave&quot;;[.C835]&amp;ROW([.C835]);[.C835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36]=&quot;Chave&quot;;[.C836]&amp;ROW([.C836]);[.C836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37]=&quot;Chave&quot;;[.C837]&amp;ROW([.C837]);[.C837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38]=&quot;Chave&quot;;[.C838]&amp;ROW([.C838]);[.C838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39]=&quot;Chave&quot;;[.C839]&amp;ROW([.C839]);[.C839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40]=&quot;Chave&quot;;[.C840]&amp;ROW([.C840]);[.C840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41]=&quot;Chave&quot;;[.C841]&amp;ROW([.C841]);[.C841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42]=&quot;Chave&quot;;[.C842]&amp;ROW([.C842]);[.C842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43]=&quot;Chave&quot;;[.C843]&amp;ROW([.C843]);[.C843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44]=&quot;Chave&quot;;[.C844]&amp;ROW([.C844]);[.C844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45]=&quot;Chave&quot;;[.C845]&amp;ROW([.C845]);[.C845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46]=&quot;Chave&quot;;[.C846]&amp;ROW([.C846]);[.C846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47]=&quot;Chave&quot;;[.C847]&amp;ROW([.C847]);[.C847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48]=&quot;Chave&quot;;[.C848]&amp;ROW([.C848]);[.C848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49]=&quot;Chave&quot;;[.C849]&amp;ROW([.C849]);[.C849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50]=&quot;Chave&quot;;[.C850]&amp;ROW([.C850]);[.C850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51]=&quot;Chave&quot;;[.C851]&amp;ROW([.C851]);[.C851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52]=&quot;Chave&quot;;[.C852]&amp;ROW([.C852]);[.C852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53]=&quot;Chave&quot;;[.C853]&amp;ROW([.C853]);[.C853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54]=&quot;Chave&quot;;[.C854]&amp;ROW([.C854]);[.C854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55]=&quot;Chave&quot;;[.C855]&amp;ROW([.C855]);[.C855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56]=&quot;Chave&quot;;[.C856]&amp;ROW([.C856]);[.C856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57]=&quot;Chave&quot;;[.C857]&amp;ROW([.C857]);[.C857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58]=&quot;Chave&quot;;[.C858]&amp;ROW([.C858]);[.C858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59]=&quot;Chave&quot;;[.C859]&amp;ROW([.C859]);[.C859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60]=&quot;Chave&quot;;[.C860]&amp;ROW([.C860]);[.C860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61]=&quot;Chave&quot;;[.C861]&amp;ROW([.C861]);[.C861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62]=&quot;Chave&quot;;[.C862]&amp;ROW([.C862]);[.C862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63]=&quot;Chave&quot;;[.C863]&amp;ROW([.C863]);[.C863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64]=&quot;Chave&quot;;[.C864]&amp;ROW([.C864]);[.C864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65]=&quot;Chave&quot;;[.C865]&amp;ROW([.C865]);[.C865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66]=&quot;Chave&quot;;[.C866]&amp;ROW([.C866]);[.C866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67]=&quot;Chave&quot;;[.C867]&amp;ROW([.C867]);[.C867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68]=&quot;Chave&quot;;[.C868]&amp;ROW([.C868]);[.C868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69]=&quot;Chave&quot;;[.C869]&amp;ROW([.C869]);[.C869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70]=&quot;Chave&quot;;[.C870]&amp;ROW([.C870]);[.C870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71]=&quot;Chave&quot;;[.C871]&amp;ROW([.C871]);[.C871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72]=&quot;Chave&quot;;[.C872]&amp;ROW([.C872]);[.C872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73]=&quot;Chave&quot;;[.C873]&amp;ROW([.C873]);[.C873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74]=&quot;Chave&quot;;[.C874]&amp;ROW([.C874]);[.C874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75]=&quot;Chave&quot;;[.C875]&amp;ROW([.C875]);[.C875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76]=&quot;Chave&quot;;[.C876]&amp;ROW([.C876]);[.C876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77]=&quot;Chave&quot;;[.C877]&amp;ROW([.C877]);[.C877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78]=&quot;Chave&quot;;[.C878]&amp;ROW([.C878]);[.C878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79]=&quot;Chave&quot;;[.C879]&amp;ROW([.C879]);[.C879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80]=&quot;Chave&quot;;[.C880]&amp;ROW([.C880]);[.C880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81]=&quot;Chave&quot;;[.C881]&amp;ROW([.C881]);[.C881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82]=&quot;Chave&quot;;[.C882]&amp;ROW([.C882]);[.C882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83]=&quot;Chave&quot;;[.C883]&amp;ROW([.C883]);[.C883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84]=&quot;Chave&quot;;[.C884]&amp;ROW([.C884]);[.C884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85]=&quot;Chave&quot;;[.C885]&amp;ROW([.C885]);[.C885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86]=&quot;Chave&quot;;[.C886]&amp;ROW([.C886]);[.C886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87]=&quot;Chave&quot;;[.C887]&amp;ROW([.C887]);[.C887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88]=&quot;Chave&quot;;[.C888]&amp;ROW([.C888]);[.C888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89]=&quot;Chave&quot;;[.C889]&amp;ROW([.C889]);[.C889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90]=&quot;Chave&quot;;[.C890]&amp;ROW([.C890]);[.C890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91]=&quot;Chave&quot;;[.C891]&amp;ROW([.C891]);[.C891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92]=&quot;Chave&quot;;[.C892]&amp;ROW([.C892]);[.C892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93]=&quot;Chave&quot;;[.C893]&amp;ROW([.C893]);[.C893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94]=&quot;Chave&quot;;[.C894]&amp;ROW([.C894]);[.C894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95]=&quot;Chave&quot;;[.C895]&amp;ROW([.C895]);[.C895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96]=&quot;Chave&quot;;[.C896]&amp;ROW([.C896]);[.C896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97]=&quot;Chave&quot;;[.C897]&amp;ROW([.C897]);[.C897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98]=&quot;Chave&quot;;[.C898]&amp;ROW([.C898]);[.C898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899]=&quot;Chave&quot;;[.C899]&amp;ROW([.C899]);[.C899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900]=&quot;Chave&quot;;[.C900]&amp;ROW([.C900]);[.C900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901]=&quot;Chave&quot;;[.C901]&amp;ROW([.C901]);[.C901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902]=&quot;Chave&quot;;[.C902]&amp;ROW([.C902]);[.C902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903]=&quot;Chave&quot;;[.C903]&amp;ROW([.C903]);[.C903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904]=&quot;Chave&quot;;[.C904]&amp;ROW([.C904]);[.C904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905]=&quot;Chave&quot;;[.C905]&amp;ROW([.C905]);[.C905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906]=&quot;Chave&quot;;[.C906]&amp;ROW([.C906]);[.C906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907]=&quot;Chave&quot;;[.C907]&amp;ROW([.C907]);[.C907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908]=&quot;Chave&quot;;[.C908]&amp;ROW([.C908]);[.C908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909]=&quot;Chave&quot;;[.C909]&amp;ROW([.C909]);[.C909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910]=&quot;Chave&quot;;[.C910]&amp;ROW([.C910]);[.C910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911]=&quot;Chave&quot;;[.C911]&amp;ROW([.C911]);[.C911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912]=&quot;Chave&quot;;[.C912]&amp;ROW([.C912]);[.C912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913]=&quot;Chave&quot;;[.C913]&amp;ROW([.C913]);[.C913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914]=&quot;Chave&quot;;[.C914]&amp;ROW([.C914]);[.C914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915]=&quot;Chave&quot;;[.C915]&amp;ROW([.C915]);[.C915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916]=&quot;Chave&quot;;[.C916]&amp;ROW([.C916]);[.C916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917]=&quot;Chave&quot;;[.C917]&amp;ROW([.C917]);[.C917])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/>
          <table:table-cell/>
          <table:table-cell/>
          <table:table-cell table:formula="of:=IF([.A918]=&quot;Chave&quot;;[.C918]&amp;ROW([.C918]);[.C918])" office:value-type="float" office:value="0">
            <text:p>0</text:p>
          </table:table-cell>
          <table:table-cell table:number-columns-repeated="13"/>
        </table:table-row>
        <table:table-row table:style-name="ro1" table:number-rows-repeated="1047657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Insertdados" table:style-name="ta1">
        <table:table-column table:style-name="co28" table:default-cell-style-name="Default"/>
        <table:table-column table:style-name="co29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 office:value-type="string">
            <text:p>Migration to new tabl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INSERT INTO mdl_neon_user (id, creation_ts, name, email, contact, id_type)</text:p>
            <text:p>SELECT id, criacao_ts, nome, email, contacto, id_tipo FROM mdl_neon_user_utente;</text:p>
            <text:p/>
          </table:table-cell>
          <table:table-cell office:value-type="string">
            <text:p>Já está</text:p>
          </table:table-cell>
        </table:table-row>
        <table:table-row table:style-name="ro3">
          <table:table-cell office:value-type="string">
            <text:p>INSERT INTO mdl_neon_user_user_rel_type</text:p>
            <text:p>SELECT * FROM mdl_neon_user_tipo_rel_utente_utente;</text:p>
          </table:table-cell>
          <table:table-cell office:value-type="string">
            <text:p>Falta</text:p>
          </table:table-cell>
        </table:table-row>
        <table:table-row table:style-name="ro3">
          <table:table-cell office:value-type="string">
            <text:p>INSERT INTO mdl_neon_user_user_rel</text:p>
            <text:p>SELECT * FROM mdl_neon_user_rel_utente_utente;</text:p>
          </table:table-cell>
          <table:table-cell office:value-type="string">
            <text:p>Falta</text:p>
          </table:table-cell>
        </table:table-row>
        <table:table-row table:style-name="ro1">
          <table:table-cell/>
          <table:table-cell office:value-type="string">
            <text:p>Falt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Insere tipos de utilizador</text:p>
          </table:table-cell>
        </table:table-row>
        <table:table-row table:style-name="ro1">
          <table:table-cell table:formula="of:=&quot;INSERT INTO `&quot;&amp;MoodleDB&amp;&quot;`.`mdl_neon_person_type` (`code`, `name`, `id_external`) VALUES ('D', 'Docente', 11);&quot;" office:value-type="string" office:string-value="INSERT INTO `moodle`.`mdl_neon_person_type` (`code`, `name`, `id_external`) VALUES ('D', 'Docente', 11);">
            <text:p>INSERT INTO `moodle`.`mdl_neon_person_type` (`code`, `name`, `id_external`) VALUES ('D', 'Docente', 11);</text:p>
          </table:table-cell>
          <table:table-cell/>
        </table:table-row>
        <table:table-row table:style-name="ro1">
          <table:table-cell table:formula="of:=&quot;INSERT INTO `&quot;&amp;MoodleDB&amp;&quot;`.`mdl_neon_person_type` (`code`, `name`, `id_external`) VALUES ('ND', 'Não Docente', 12);&quot;" office:value-type="string" office:string-value="INSERT INTO `moodle`.`mdl_neon_person_type` (`code`, `name`, `id_external`) VALUES ('ND', 'Não Docente', 12);">
            <text:p>INSERT INTO `moodle`.`mdl_neon_person_type` (`code`, `name`, `id_external`) VALUES ('ND', 'Não Docente', 12);</text:p>
          </table:table-cell>
          <table:table-cell/>
        </table:table-row>
        <table:table-row table:style-name="ro1">
          <table:table-cell table:formula="of:=&quot;INSERT INTO `&quot;&amp;MoodleDB&amp;&quot;`.`mdl_neon_person_type` (`code`, `name`, `id_external`) VALUES ('EE', 'Encarregado de Educação', 13);&quot;" office:value-type="string" office:string-value="INSERT INTO `moodle`.`mdl_neon_person_type` (`code`, `name`, `id_external`) VALUES ('EE', 'Encarregado de Educação', 13);">
            <text:p>INSERT INTO `moodle`.`mdl_neon_person_type` (`code`, `name`, `id_external`) VALUES ('EE', 'Encarregado de Educação', 13);</text:p>
          </table:table-cell>
          <table:table-cell/>
        </table:table-row>
        <table:table-row table:style-name="ro1">
          <table:table-cell table:formula="of:=&quot;INSERT INTO `&quot;&amp;MoodleDB&amp;&quot;`.`mdl_neon_person_type` (`code`, `name`, `id_external`) VALUES ('A', 'Aluno', 14);&quot;" office:value-type="string" office:string-value="INSERT INTO `moodle`.`mdl_neon_person_type` (`code`, `name`, `id_external`) VALUES ('A', 'Aluno', 14);">
            <text:p>INSERT INTO `moodle`.`mdl_neon_person_type` (`code`, `name`, `id_external`) VALUES ('A', 'Aluno', 14);</text:p>
          </table:table-cell>
          <table:table-cell/>
        </table:table-row>
        <table:table-row table:style-name="ro1">
          <table:table-cell table:formula="of:=&quot;INSERT INTO `&quot;&amp;MoodleDB&amp;&quot;`.`mdl_neon_person_type` (`code`, `name`, `id_external`) VALUES ('EP', 'Entidade Pagadora', 15);&quot;" office:value-type="string" office:string-value="INSERT INTO `moodle`.`mdl_neon_person_type` (`code`, `name`, `id_external`) VALUES ('EP', 'Entidade Pagadora', 15);">
            <text:p>INSERT INTO `moodle`.`mdl_neon_person_type` (`code`, `name`, `id_external`) VALUES ('EP', 'Entidade Pagadora', 15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formula="of:=&quot;INSERT INTO `&quot;&amp;MoodleDB&amp;&quot;`.`mdl_neon_gecol_person_rel_type` (`code`, `name`, `id_external`) VALUES ('EE', 'Encarregado de Educação', 11);&quot;" office:value-type="string" office:string-value="INSERT INTO `moodle`.`mdl_neon_gecol_person_rel_type` (`code`, `name`, `id_external`) VALUES ('EE', 'Encarregado de Educação', 11);">
            <text:p>INSERT INTO `moodle`.`mdl_neon_gecol_person_rel_type` (`code`, `name`, `id_external`) VALUES ('EE', 'Encarregado de Educação', 11);</text:p>
          </table:table-cell>
          <table:table-cell/>
        </table:table-row>
        <table:table-row table:style-name="ro1">
          <table:table-cell table:formula="of:=&quot;INSERT INTO `&quot;&amp;MoodleDB&amp;&quot;`.`mdl_neon_gecol_person_rel_type` (`code`, `name`, `id_external`) VALUES ('PAI', 'Pai', 12);&quot;" office:value-type="string" office:string-value="INSERT INTO `moodle`.`mdl_neon_gecol_person_rel_type` (`code`, `name`, `id_external`) VALUES ('PAI', 'Pai', 12);">
            <text:p>INSERT INTO `moodle`.`mdl_neon_gecol_person_rel_type` (`code`, `name`, `id_external`) VALUES ('PAI', 'Pai', 12);</text:p>
          </table:table-cell>
          <table:table-cell/>
        </table:table-row>
        <table:table-row table:style-name="ro1">
          <table:table-cell table:formula="of:=&quot;INSERT INTO `&quot;&amp;MoodleDB&amp;&quot;`.`mdl_neon_gecol_person_rel_type` (`code`, `name`, `id_external`) VALUES ('MAE', 'Mãe', 13);&quot;" office:value-type="string" office:string-value="INSERT INTO `moodle`.`mdl_neon_gecol_person_rel_type` (`code`, `name`, `id_external`) VALUES ('MAE', 'Mãe', 13);">
            <text:p>INSERT INTO `moodle`.`mdl_neon_gecol_person_rel_type` (`code`, `name`, `id_external`) VALUES ('MAE', 'Mãe', 13);</text:p>
          </table:table-cell>
          <table:table-cell/>
        </table:table-row>
        <table:table-row table:style-name="ro3">
          <table:table-cell table:formula="of:=&quot;INSERT INTO `&quot;&amp;MoodleDB&amp;&quot;`.`mdl_neon_gecol_person_rel_type` (`code`, `name`, `id_external`) VALUES ('EP', 'Entidade Pagadora', 14);&quot;" office:value-type="string" office:string-value="INSERT INTO `moodle`.`mdl_neon_gecol_person_rel_type` (`code`, `name`, `id_external`) VALUES ('EP', 'Entidade Pagadora', 14);">
            <text:p>INSERT INTO `moodle`.`mdl_neon_gecol_person_rel_type` (`code`, `name`, `id_external`) VALUES ('EP', 'Entidade Pagadora', 14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formula="of:=&quot;INSERT INTO `&quot;&amp;MoodleDB&amp;&quot;`.`mdl_neon_user` (`id`, `creation_ts`, `name`, `email`, `contact`) VALUES (123, 1, 'Paulo Miguel Lopes Tavares', 'paulo.m.tavares@gmail.com', '934445555');&quot;" office:value-type="string" office:string-value="INSERT INTO `moodle`.`mdl_neon_user` (`id`, `creation_ts`, `name`, `email`, `contact`) VALUES (123, 1, 'Paulo Miguel Lopes Tavares', 'paulo.m.tavares@gmail.com', '934445555');">
            <text:p>INSERT INTO `moodle`.`mdl_neon_user` (`id`, `creation_ts`, `name`, `email`, `contact`) VALUES (123, 1, 'Paulo Miguel Lopes Tavares', 'paulo.m.tavares@gmail.com', '934445555');</text:p>
          </table:table-cell>
          <table:table-cell/>
        </table:table-row>
        <table:table-row table:style-name="ro3">
          <table:table-cell table:formula="of:=&quot;INSERT INTO `&quot;&amp;MoodleDB&amp;&quot;`.`mdl_neon_user` (`id`, `creation_ts`, `name`, `email`, `contact`) VALUES (124, 1, 'José Sebastião Feio', 'jose.feio@cscm-lx.pt', '965555555');&quot;" office:value-type="string" office:string-value="INSERT INTO `moodle`.`mdl_neon_user` (`id`, `creation_ts`, `name`, `email`, `contact`) VALUES (124, 1, 'José Sebastião Feio', 'jose.feio@cscm-lx.pt', '965555555');">
            <text:p>INSERT INTO `moodle`.`mdl_neon_user` (`id`, `creation_ts`, `name`, `email`, `contact`) VALUES (124, 1, 'José Sebastião Feio', 'jose.feio@cscm-lx.pt', '965555555');</text:p>
          </table:table-cell>
          <table:table-cell/>
        </table:table-row>
        <table:table-row table:style-name="ro3">
          <table:table-cell table:formula="of:=&quot;INSERT INTO `&quot;&amp;MoodleDB&amp;&quot;`.`mdl_neon_user` (`id`, `creation_ts`, `name`, `email`, `contact`) VALUES (1231, 1, 'Simão Afonso Tavares', 'simao.tavares@cscm-lx.pt', '');&quot;" office:value-type="string" office:string-value="INSERT INTO `moodle`.`mdl_neon_user` (`id`, `creation_ts`, `name`, `email`, `contact`) VALUES (1231, 1, 'Simão Afonso Tavares', 'simao.tavares@cscm-lx.pt', '');">
            <text:p>INSERT INTO `moodle`.`mdl_neon_user` (`id`, `creation_ts`, `name`, `email`, `contact`) VALUES (1231, 1, 'Simão Afonso Tavares', 'simao.tavares@cscm-lx.pt', '');</text:p>
          </table:table-cell>
          <table:table-cell/>
        </table:table-row>
        <table:table-row table:style-name="ro3">
          <table:table-cell table:formula="of:=&quot;INSERT INTO `&quot;&amp;MoodleDB&amp;&quot;`.`mdl_neon_user` (`id`, `creation_ts`, `name`, `email`, `contact`) VALUES (1232, 1, 'Madalena Afonso Tavares', 'madalena.tavares@cscm-lx.pt');&quot;" office:value-type="string" office:string-value="INSERT INTO `moodle`.`mdl_neon_user` (`id`, `creation_ts`, `name`, `email`, `contact`) VALUES (1232, 1, 'Madalena Afonso Tavares', 'madalena.tavares@cscm-lx.pt');">
            <text:p>INSERT INTO `moodle`.`mdl_neon_user` (`id`, `creation_ts`, `name`, `email`, `contact`) VALUES (1232, 1, 'Madalena Afonso Tavares', 'madalena.tavares@cscm-lx.pt');</text:p>
          </table:table-cell>
          <table:table-cell/>
        </table:table-row>
        <table:table-row table:style-name="ro3">
          <table:table-cell table:formula="of:=&quot;INSERT INTO `&quot;&amp;MoodleDB&amp;&quot;`.`mdl_neon_user` (`id`, `creation_ts`, `name`, `email`, `contact`) VALUES (1233, 1, 'Margarida Afonso Tavares', 'margarida.tavares@cscm-lx.pt');&quot;" office:value-type="string" office:string-value="INSERT INTO `moodle`.`mdl_neon_user` (`id`, `creation_ts`, `name`, `email`, `contact`) VALUES (1233, 1, 'Margarida Afonso Tavares', 'margarida.tavares@cscm-lx.pt');">
            <text:p>INSERT INTO `moodle`.`mdl_neon_user` (`id`, `creation_ts`, `name`, `email`, `contact`) VALUES (1233, 1, 'Margarida Afonso Tavares', 'margarida.tavares@cscm-lx.pt');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formula="of:=&quot;INSERT INTO `&quot;&amp;MoodleDB&amp;&quot;`.`mdl_neon_user_user_rel` (`id_user_a`, `id_user_b`, `id_rel_type`) VALUES (123, 1231, 1);&quot;" office:value-type="string" office:string-value="INSERT INTO `moodle`.`mdl_neon_user_user_rel` (`id_user_a`, `id_user_b`, `id_rel_type`) VALUES (123, 1231, 1);">
            <text:p>INSERT INTO `moodle`.`mdl_neon_user_user_rel` (`id_user_a`, `id_user_b`, `id_rel_type`) VALUES (123, 1231, 1);</text:p>
          </table:table-cell>
          <table:table-cell/>
        </table:table-row>
        <table:table-row table:style-name="ro1">
          <table:table-cell table:formula="of:=&quot;INSERT INTO `&quot;&amp;MoodleDB&amp;&quot;`.`mdl_neon_user_user_rel` (`id_user_a`, `id_user_b`, `id_rel_type`) VALUES (123, 1232, 1);&quot;" office:value-type="string" office:string-value="INSERT INTO `moodle`.`mdl_neon_user_user_rel` (`id_user_a`, `id_user_b`, `id_rel_type`) VALUES (123, 1232, 1);">
            <text:p>INSERT INTO `moodle`.`mdl_neon_user_user_rel` (`id_user_a`, `id_user_b`, `id_rel_type`) VALUES (123, 1232, 1);</text:p>
          </table:table-cell>
          <table:table-cell/>
        </table:table-row>
        <table:table-row table:style-name="ro1">
          <table:table-cell table:formula="of:=&quot;INSERT INTO `&quot;&amp;MoodleDB&amp;&quot;`.`mdl_neon_user_user_rel` (`id_user_a`, `id_user_b`, `id_rel_type`) VALUES (123, 1233, 1);&quot;" office:value-type="string" office:string-value="INSERT INTO `moodle`.`mdl_neon_user_user_rel` (`id_user_a`, `id_user_b`, `id_rel_type`) VALUES (123, 1233, 1);">
            <text:p>INSERT INTO `moodle`.`mdl_neon_user_user_rel` (`id_user_a`, `id_user_b`, `id_rel_type`) VALUES (123, 1233, 1);</text:p>
          </table:table-cell>
          <table:table-cell/>
        </table:table-row>
      </table:table>
      <table:table table:name="Folha8" table:style-name="ta1"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MoodleDB" table:base-cell-address="$Config.$B$3" table:cell-range-address="$Config.$B$3"/>
        <table:named-range table:name="MoodleDir" table:base-cell-address="$Insertdados.$B$2" table:cell-range-address="$Config.$B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4P0"/>
    </number:currency-style>
    <style:style style:name="Default" style:family="table-cell">
      <style:table-cell-properties style:text-align-source="fix" style:repeat-content="false" fo:wrap-option="wrap" style:vertical-align="top" style:vertical-justify="auto"/>
      <style:paragraph-properties fo:text-align="start" css3t:text-justify="auto"/>
      <style:text-properties style:font-name="Liberation Sans" style:font-name-asian="Droid Sans Fallback" style:font-name-complex="Lohit Hindi" fo:hyphenate="tru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vaTabela" style:family="table-cell" style:parent-style-name="Default">
      <style:table-cell-properties fo:background-color="#001522"/>
      <style:text-properties fo:color="#ffffff"/>
    </style:style>
    <style:style style:name="Sem_20_nome1" style:display-name="Sem nome1" style:family="table-cell" style:parent-style-name="Default">
      <style:table-cell-properties fo:background-color="#b3b3b3"/>
    </style:style>
    <style:style style:name="Sem_20_nome2" style:display-name="Sem nome2" style:family="table-cell" style:parent-style-name="Default">
      <style:table-cell-properties fo:background-color="#333333"/>
      <style:text-properties fo:color="#ffffff"/>
    </style:style>
    <style:style style:name="Sem_20_nome3" style:display-name="Sem nome3" style:family="table-cell" style:parent-style-name="Default">
      <style:table-cell-properties fo:background-color="#b3b3b3"/>
    </style:style>
    <style:style style:name="Sem_20_nome4" style:display-name="Sem nome4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2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uda </meta:initial-creator>
    <meta:creation-date>2011-03-25T14:18:36</meta:creation-date>
    <dc:date>2012-03-22T16:14:16</dc:date>
    <meta:editing-duration>P4DT4H26M9S</meta:editing-duration>
    <meta:editing-cycles>110</meta:editing-cycles>
    <meta:generator>LibreOffice/3.5$Linux_x86 LibreOffice_project/dc9775d-05ecbee-0851ad3-1586698-727bf66</meta:generator>
    <meta:document-statistic meta:table-count="8" meta:cell-count="13553" meta:object-count="0"/>
  </office:meta>
</office:document-meta>
</file>